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4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5.252cm"/>
    </style:style>
    <style:style style:name="co4" style:family="table-column">
      <style:table-column-properties fo:break-before="auto" style:column-width="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./archive_1/1744892544_2_Wide_Long/1744892544_2_Wide_Long_angle_data.json</text:p>
          </table:table-cell>
          <table:table-cell/>
          <table:table-cell office:value-type="string" calcext:value-type="string">
            <text:p>./archive_1/1744892544_2_Wide_Long/1744892544_2_Wide_Long_distance_data.json</text:p>
          </table:table-cell>
          <table:table-cell/>
          <table:table-cell office:value-type="string" calcext:value-type="string">
            <text:p>./archive_1/1744892544_2_Wide_Long/1744892544_2_Wide_Long_sound.wav</text:p>
          </table:table-cell>
        </table:table-row>
        <table:table-row table:style-name="ro1">
          <table:table-cell office:value-type="string" calcext:value-type="string">
            <text:p>./archive_1/1744902649_328_Wide_Long/1744902649_328_Wide_Long_angle_data.json</text:p>
          </table:table-cell>
          <table:table-cell/>
          <table:table-cell office:value-type="string" calcext:value-type="string">
            <text:p>./archive_1/1744902649_328_Wide_Long/1744902649_328_Wide_Long_distance_data.json</text:p>
          </table:table-cell>
          <table:table-cell/>
          <table:table-cell office:value-type="string" calcext:value-type="string">
            <text:p>./archive_1/1744902649_328_Wide_Long/1744902649_328_Wide_Long_sound.wav</text:p>
          </table:table-cell>
        </table:table-row>
        <table:table-row table:style-name="ro1">
          <table:table-cell office:value-type="string" calcext:value-type="string">
            <text:p>./archive_1/1744911011_646_Wide_Long/1744911011_646_Wide_Long_angle_data.json</text:p>
          </table:table-cell>
          <table:table-cell/>
          <table:table-cell office:value-type="string" calcext:value-type="string">
            <text:p>./archive_1/1744911011_646_Wide_Long/1744911011_646_Wide_Long_distance_data.json</text:p>
          </table:table-cell>
          <table:table-cell/>
          <table:table-cell office:value-type="string" calcext:value-type="string">
            <text:p>./archive_1/1744911011_646_Wide_Long/1744911011_646_Wide_Long_sound.wav</text:p>
          </table:table-cell>
        </table:table-row>
        <table:table-row table:style-name="ro1">
          <table:table-cell office:value-type="string" calcext:value-type="string">
            <text:p>./archive_1/1744917837_959_Wide_Long/1744917837_959_Wide_Long_angle_data.json</text:p>
          </table:table-cell>
          <table:table-cell/>
          <table:table-cell office:value-type="string" calcext:value-type="string">
            <text:p>./archive_1/1744917837_959_Wide_Long/1744917837_959_Wide_Long_distance_data.json</text:p>
          </table:table-cell>
          <table:table-cell/>
          <table:table-cell office:value-type="string" calcext:value-type="string">
            <text:p>./archive_1/1744917837_959_Wide_Long/1744917837_959_Wide_Long_sound.wav</text:p>
          </table:table-cell>
        </table:table-row>
        <table:table-row table:style-name="ro1">
          <table:table-cell office:value-type="string" calcext:value-type="string">
            <text:p>./archive_1/1745516690_269_Wide_Long/1745516690_269_Wide_Long_angle_data.json</text:p>
          </table:table-cell>
          <table:table-cell/>
          <table:table-cell office:value-type="string" calcext:value-type="string">
            <text:p>./archive_1/1745516690_269_Wide_Long/1745516690_269_Wide_Long_distance_data.json</text:p>
          </table:table-cell>
          <table:table-cell/>
          <table:table-cell office:value-type="string" calcext:value-type="string">
            <text:p>./archive_1/1745516690_269_Wide_Long/1745516690_269_Wide_Long_sound.wav</text:p>
          </table:table-cell>
        </table:table-row>
        <table:table-row table:style-name="ro1">
          <table:table-cell office:value-type="string" calcext:value-type="string">
            <text:p>./archive_1/1745520682_577_Wide_Long/1745520682_577_Wide_Long_angle_data.json</text:p>
          </table:table-cell>
          <table:table-cell/>
          <table:table-cell office:value-type="string" calcext:value-type="string">
            <text:p>./archive_1/1745520682_577_Wide_Long/1745520682_577_Wide_Long_distance_data.json</text:p>
          </table:table-cell>
          <table:table-cell/>
          <table:table-cell office:value-type="string" calcext:value-type="string">
            <text:p>./archive_1/1745520682_577_Wide_Long/1745520682_577_Wide_Long_sound.wav</text:p>
          </table:table-cell>
        </table:table-row>
        <table:table-row table:style-name="ro1">
          <table:table-cell office:value-type="string" calcext:value-type="string">
            <text:p>./archive_1/1745523012_889_Wide_Long/1745523012_889_Wide_Long_angle_data.json</text:p>
          </table:table-cell>
          <table:table-cell/>
          <table:table-cell office:value-type="string" calcext:value-type="string">
            <text:p>./archive_1/1745523012_889_Wide_Long/1745523012_889_Wide_Long_distance_data.json</text:p>
          </table:table-cell>
          <table:table-cell/>
          <table:table-cell office:value-type="string" calcext:value-type="string">
            <text:p>./archive_1/1745523012_889_Wide_Long/1745523012_889_Wide_Long_sound.wav</text:p>
          </table:table-cell>
        </table:table-row>
        <table:table-row table:style-name="ro1">
          <table:table-cell office:value-type="string" calcext:value-type="string">
            <text:p>./archive_1/1745525365_1198_Wide_Long/1745525365_1198_Wide_Long_angle_data.json</text:p>
          </table:table-cell>
          <table:table-cell/>
          <table:table-cell office:value-type="string" calcext:value-type="string">
            <text:p>./archive_1/1745525365_1198_Wide_Long/1745525365_1198_Wide_Long_distance_data.json</text:p>
          </table:table-cell>
          <table:table-cell/>
          <table:table-cell office:value-type="string" calcext:value-type="string">
            <text:p>./archive_1/1745525365_1198_Wide_Long/1745525365_1198_Wide_Long_sound.wav</text:p>
          </table:table-cell>
        </table:table-row>
        <table:table-row table:style-name="ro1">
          <table:table-cell office:value-type="string" calcext:value-type="string">
            <text:p>./archive_1/1744892581_3_Wide_Long/1744892581_3_Wide_Long_angle_data.json</text:p>
          </table:table-cell>
          <table:table-cell/>
          <table:table-cell office:value-type="string" calcext:value-type="string">
            <text:p>./archive_1/1744892581_3_Wide_Long/1744892581_3_Wide_Long_distance_data.json</text:p>
          </table:table-cell>
          <table:table-cell/>
          <table:table-cell office:value-type="string" calcext:value-type="string">
            <text:p>./archive_1/1744892581_3_Wide_Long/1744892581_3_Wide_Long_sound.wav</text:p>
          </table:table-cell>
        </table:table-row>
        <table:table-row table:style-name="ro1">
          <table:table-cell office:value-type="string" calcext:value-type="string">
            <text:p>./archive_1/1744902669_329_Wide_Long/1744902669_329_Wide_Long_angle_data.json</text:p>
          </table:table-cell>
          <table:table-cell/>
          <table:table-cell office:value-type="string" calcext:value-type="string">
            <text:p>./archive_1/1744902669_329_Wide_Long/1744902669_329_Wide_Long_distance_data.json</text:p>
          </table:table-cell>
          <table:table-cell/>
          <table:table-cell office:value-type="string" calcext:value-type="string">
            <text:p>./archive_1/1744902669_329_Wide_Long/1744902669_329_Wide_Long_sound.wav</text:p>
          </table:table-cell>
        </table:table-row>
        <table:table-row table:style-name="ro1">
          <table:table-cell office:value-type="string" calcext:value-type="string">
            <text:p>./archive_1/1744911031_647_Wide_Long/1744911031_647_Wide_Long_angle_data.json</text:p>
          </table:table-cell>
          <table:table-cell/>
          <table:table-cell office:value-type="string" calcext:value-type="string">
            <text:p>./archive_1/1744911031_647_Wide_Long/1744911031_647_Wide_Long_distance_data.json</text:p>
          </table:table-cell>
          <table:table-cell/>
          <table:table-cell office:value-type="string" calcext:value-type="string">
            <text:p>./archive_1/1744911031_647_Wide_Long/1744911031_647_Wide_Long_sound.wav</text:p>
          </table:table-cell>
        </table:table-row>
        <table:table-row table:style-name="ro1">
          <table:table-cell office:value-type="string" calcext:value-type="string">
            <text:p>./archive_1/1744917857_960_Wide_Long/1744917857_960_Wide_Long_angle_data.json</text:p>
          </table:table-cell>
          <table:table-cell/>
          <table:table-cell office:value-type="string" calcext:value-type="string">
            <text:p>./archive_1/1744917857_960_Wide_Long/1744917857_960_Wide_Long_distance_data.json</text:p>
          </table:table-cell>
          <table:table-cell/>
          <table:table-cell office:value-type="string" calcext:value-type="string">
            <text:p>./archive_1/1744917857_960_Wide_Long/1744917857_960_Wide_Long_sound.wav</text:p>
          </table:table-cell>
        </table:table-row>
        <table:table-row table:style-name="ro1">
          <table:table-cell office:value-type="string" calcext:value-type="string">
            <text:p>./archive_1/1745516698_270_Wide_Long/1745516698_270_Wide_Long_angle_data.json</text:p>
          </table:table-cell>
          <table:table-cell/>
          <table:table-cell office:value-type="string" calcext:value-type="string">
            <text:p>./archive_1/1745516698_270_Wide_Long/1745516698_270_Wide_Long_distance_data.json</text:p>
          </table:table-cell>
          <table:table-cell/>
          <table:table-cell office:value-type="string" calcext:value-type="string">
            <text:p>./archive_1/1745516698_270_Wide_Long/1745516698_270_Wide_Long_sound.wav</text:p>
          </table:table-cell>
        </table:table-row>
        <table:table-row table:style-name="ro1">
          <table:table-cell office:value-type="string" calcext:value-type="string">
            <text:p>./archive_1/1745520688_578_Wide_Long/1745520688_578_Wide_Long_angle_data.json</text:p>
          </table:table-cell>
          <table:table-cell/>
          <table:table-cell office:value-type="string" calcext:value-type="string">
            <text:p>./archive_1/1745520688_578_Wide_Long/1745520688_578_Wide_Long_distance_data.json</text:p>
          </table:table-cell>
          <table:table-cell/>
          <table:table-cell office:value-type="string" calcext:value-type="string">
            <text:p>./archive_1/1745520688_578_Wide_Long/1745520688_578_Wide_Long_sound.wav</text:p>
          </table:table-cell>
        </table:table-row>
        <table:table-row table:style-name="ro1">
          <table:table-cell office:value-type="string" calcext:value-type="string">
            <text:p>./archive_1/1745523016_890_Wide_Long/1745523016_890_Wide_Long_angle_data.json</text:p>
          </table:table-cell>
          <table:table-cell/>
          <table:table-cell office:value-type="string" calcext:value-type="string">
            <text:p>./archive_1/1745523016_890_Wide_Long/1745523016_890_Wide_Long_distance_data.json</text:p>
          </table:table-cell>
          <table:table-cell/>
          <table:table-cell office:value-type="string" calcext:value-type="string">
            <text:p>./archive_1/1745523016_890_Wide_Long/1745523016_890_Wide_Long_sound.wav</text:p>
          </table:table-cell>
        </table:table-row>
        <table:table-row table:style-name="ro1">
          <table:table-cell office:value-type="string" calcext:value-type="string">
            <text:p>./archive_1/1745525369_1199_Wide_Long/1745525369_1199_Wide_Long_angle_data.json</text:p>
          </table:table-cell>
          <table:table-cell/>
          <table:table-cell office:value-type="string" calcext:value-type="string">
            <text:p>./archive_1/1745525369_1199_Wide_Long/1745525369_1199_Wide_Long_distance_data.json</text:p>
          </table:table-cell>
          <table:table-cell/>
          <table:table-cell office:value-type="string" calcext:value-type="string">
            <text:p>./archive_1/1745525369_1199_Wide_Long/1745525369_1199_Wide_Long_sound.wav</text:p>
          </table:table-cell>
        </table:table-row>
        <table:table-row table:style-name="ro1">
          <table:table-cell office:value-type="string" calcext:value-type="string">
            <text:p>./archive_1/1744892611_4_Wide_Long/1744892611_4_Wide_Long_angle_data.json</text:p>
          </table:table-cell>
          <table:table-cell/>
          <table:table-cell office:value-type="string" calcext:value-type="string">
            <text:p>./archive_1/1744892611_4_Wide_Long/1744892611_4_Wide_Long_distance_data.json</text:p>
          </table:table-cell>
          <table:table-cell/>
          <table:table-cell office:value-type="string" calcext:value-type="string">
            <text:p>./archive_1/1744892611_4_Wide_Long/1744892611_4_Wide_Long_sound.wav</text:p>
          </table:table-cell>
        </table:table-row>
        <table:table-row table:style-name="ro1">
          <table:table-cell office:value-type="string" calcext:value-type="string">
            <text:p>./archive_1/1744902688_330_Wide_Long/1744902688_330_Wide_Long_angle_data.json</text:p>
          </table:table-cell>
          <table:table-cell/>
          <table:table-cell office:value-type="string" calcext:value-type="string">
            <text:p>./archive_1/1744902688_330_Wide_Long/1744902688_330_Wide_Long_distance_data.json</text:p>
          </table:table-cell>
          <table:table-cell/>
          <table:table-cell office:value-type="string" calcext:value-type="string">
            <text:p>./archive_1/1744902688_330_Wide_Long/1744902688_330_Wide_Long_sound.wav</text:p>
          </table:table-cell>
        </table:table-row>
        <table:table-row table:style-name="ro1">
          <table:table-cell office:value-type="string" calcext:value-type="string">
            <text:p>./archive_1/1744911050_648_Wide_Long/1744911050_648_Wide_Long_angle_data.json</text:p>
          </table:table-cell>
          <table:table-cell/>
          <table:table-cell office:value-type="string" calcext:value-type="string">
            <text:p>./archive_1/1744911050_648_Wide_Long/1744911050_648_Wide_Long_distance_data.json</text:p>
          </table:table-cell>
          <table:table-cell/>
          <table:table-cell office:value-type="string" calcext:value-type="string">
            <text:p>./archive_1/1744911050_648_Wide_Long/1744911050_648_Wide_Long_sound.wav</text:p>
          </table:table-cell>
        </table:table-row>
        <table:table-row table:style-name="ro1">
          <table:table-cell office:value-type="string" calcext:value-type="string">
            <text:p>./archive_1/1744917878_961_Wide_Long/1744917878_961_Wide_Long_angle_data.json</text:p>
          </table:table-cell>
          <table:table-cell/>
          <table:table-cell office:value-type="string" calcext:value-type="string">
            <text:p>./archive_1/1744917878_961_Wide_Long/1744917878_961_Wide_Long_distance_data.json</text:p>
          </table:table-cell>
          <table:table-cell/>
          <table:table-cell office:value-type="string" calcext:value-type="string">
            <text:p>./archive_1/1744917878_961_Wide_Long/1744917878_961_Wide_Long_sound.wav</text:p>
          </table:table-cell>
        </table:table-row>
        <table:table-row table:style-name="ro1">
          <table:table-cell office:value-type="string" calcext:value-type="string">
            <text:p>./archive_1/1745516704_271_Wide_Long/1745516704_271_Wide_Long_angle_data.json</text:p>
          </table:table-cell>
          <table:table-cell/>
          <table:table-cell office:value-type="string" calcext:value-type="string">
            <text:p>./archive_1/1745516704_271_Wide_Long/1745516704_271_Wide_Long_distance_data.json</text:p>
          </table:table-cell>
          <table:table-cell/>
          <table:table-cell office:value-type="string" calcext:value-type="string">
            <text:p>./archive_1/1745516704_271_Wide_Long/1745516704_271_Wide_Long_sound.wav</text:p>
          </table:table-cell>
        </table:table-row>
        <table:table-row table:style-name="ro1">
          <table:table-cell office:value-type="string" calcext:value-type="string">
            <text:p>./archive_1/1745520695_579_Wide_Long/1745520695_579_Wide_Long_angle_data.json</text:p>
          </table:table-cell>
          <table:table-cell/>
          <table:table-cell office:value-type="string" calcext:value-type="string">
            <text:p>./archive_1/1745520695_579_Wide_Long/1745520695_579_Wide_Long_distance_data.json</text:p>
          </table:table-cell>
          <table:table-cell/>
          <table:table-cell office:value-type="string" calcext:value-type="string">
            <text:p>./archive_1/1745520695_579_Wide_Long/1745520695_579_Wide_Long_sound.wav</text:p>
          </table:table-cell>
        </table:table-row>
        <table:table-row table:style-name="ro1">
          <table:table-cell office:value-type="string" calcext:value-type="string">
            <text:p>./archive_1/1745523021_891_Wide_Long/1745523021_891_Wide_Long_angle_data.json</text:p>
          </table:table-cell>
          <table:table-cell/>
          <table:table-cell office:value-type="string" calcext:value-type="string">
            <text:p>./archive_1/1745523021_891_Wide_Long/1745523021_891_Wide_Long_distance_data.json</text:p>
          </table:table-cell>
          <table:table-cell/>
          <table:table-cell office:value-type="string" calcext:value-type="string">
            <text:p>./archive_1/1745523021_891_Wide_Long/1745523021_891_Wide_Long_sound.wav</text:p>
          </table:table-cell>
        </table:table-row>
        <table:table-row table:style-name="ro1">
          <table:table-cell office:value-type="string" calcext:value-type="string">
            <text:p>./archive_1/1745525373_1200_Wide_Long/1745525373_1200_Wide_Long_angle_data.json</text:p>
          </table:table-cell>
          <table:table-cell/>
          <table:table-cell office:value-type="string" calcext:value-type="string">
            <text:p>./archive_1/1745525373_1200_Wide_Long/1745525373_1200_Wide_Long_distance_data.json</text:p>
          </table:table-cell>
          <table:table-cell/>
          <table:table-cell office:value-type="string" calcext:value-type="string">
            <text:p>./archive_1/1745525373_1200_Wide_Long/1745525373_1200_Wide_Long_sound.wav</text:p>
          </table:table-cell>
        </table:table-row>
        <table:table-row table:style-name="ro1">
          <table:table-cell office:value-type="string" calcext:value-type="string">
            <text:p>./archive_1/1744892639_5_Wide_Long/1744892639_5_Wide_Long_angle_data.json</text:p>
          </table:table-cell>
          <table:table-cell/>
          <table:table-cell office:value-type="string" calcext:value-type="string">
            <text:p>./archive_1/1744892639_5_Wide_Long/1744892639_5_Wide_Long_distance_data.json</text:p>
          </table:table-cell>
          <table:table-cell/>
          <table:table-cell office:value-type="string" calcext:value-type="string">
            <text:p>./archive_1/1744892639_5_Wide_Long/1744892639_5_Wide_Long_sound.wav</text:p>
          </table:table-cell>
        </table:table-row>
        <table:table-row table:style-name="ro1">
          <table:table-cell office:value-type="string" calcext:value-type="string">
            <text:p>./archive_1/1744902707_331_Wide_Long/1744902707_331_Wide_Long_angle_data.json</text:p>
          </table:table-cell>
          <table:table-cell/>
          <table:table-cell office:value-type="string" calcext:value-type="string">
            <text:p>./archive_1/1744902707_331_Wide_Long/1744902707_331_Wide_Long_distance_data.json</text:p>
          </table:table-cell>
          <table:table-cell/>
          <table:table-cell office:value-type="string" calcext:value-type="string">
            <text:p>./archive_1/1744902707_331_Wide_Long/1744902707_331_Wide_Long_sound.wav</text:p>
          </table:table-cell>
        </table:table-row>
        <table:table-row table:style-name="ro1">
          <table:table-cell office:value-type="string" calcext:value-type="string">
            <text:p>./archive_1/1744911070_649_Wide_Long/1744911070_649_Wide_Long_angle_data.json</text:p>
          </table:table-cell>
          <table:table-cell/>
          <table:table-cell office:value-type="string" calcext:value-type="string">
            <text:p>./archive_1/1744911070_649_Wide_Long/1744911070_649_Wide_Long_distance_data.json</text:p>
          </table:table-cell>
          <table:table-cell/>
          <table:table-cell office:value-type="string" calcext:value-type="string">
            <text:p>./archive_1/1744911070_649_Wide_Long/1744911070_649_Wide_Long_sound.wav</text:p>
          </table:table-cell>
        </table:table-row>
        <table:table-row table:style-name="ro1">
          <table:table-cell office:value-type="string" calcext:value-type="string">
            <text:p>./archive_1/1744917899_962_Wide_Long/1744917899_962_Wide_Long_angle_data.json</text:p>
          </table:table-cell>
          <table:table-cell/>
          <table:table-cell office:value-type="string" calcext:value-type="string">
            <text:p>./archive_1/1744917899_962_Wide_Long/1744917899_962_Wide_Long_distance_data.json</text:p>
          </table:table-cell>
          <table:table-cell/>
          <table:table-cell office:value-type="string" calcext:value-type="string">
            <text:p>./archive_1/1744917899_962_Wide_Long/1744917899_962_Wide_Long_sound.wav</text:p>
          </table:table-cell>
        </table:table-row>
        <table:table-row table:style-name="ro1">
          <table:table-cell office:value-type="string" calcext:value-type="string">
            <text:p>./archive_1/1745516709_272_Wide_Long/1745516709_272_Wide_Long_angle_data.json</text:p>
          </table:table-cell>
          <table:table-cell/>
          <table:table-cell office:value-type="string" calcext:value-type="string">
            <text:p>./archive_1/1745516709_272_Wide_Long/1745516709_272_Wide_Long_distance_data.json</text:p>
          </table:table-cell>
          <table:table-cell/>
          <table:table-cell office:value-type="string" calcext:value-type="string">
            <text:p>./archive_1/1745516709_272_Wide_Long/1745516709_272_Wide_Long_sound.wav</text:p>
          </table:table-cell>
        </table:table-row>
        <table:table-row table:style-name="ro1">
          <table:table-cell office:value-type="string" calcext:value-type="string">
            <text:p>./archive_1/1745520700_580_Wide_Long/1745520700_580_Wide_Long_angle_data.json</text:p>
          </table:table-cell>
          <table:table-cell/>
          <table:table-cell office:value-type="string" calcext:value-type="string">
            <text:p>./archive_1/1745520700_580_Wide_Long/1745520700_580_Wide_Long_distance_data.json</text:p>
          </table:table-cell>
          <table:table-cell/>
          <table:table-cell office:value-type="string" calcext:value-type="string">
            <text:p>./archive_1/1745520700_580_Wide_Long/1745520700_580_Wide_Long_sound.wav</text:p>
          </table:table-cell>
        </table:table-row>
        <table:table-row table:style-name="ro1">
          <table:table-cell office:value-type="string" calcext:value-type="string">
            <text:p>./archive_1/1745523025_892_Wide_Long/1745523025_892_Wide_Long_angle_data.json</text:p>
          </table:table-cell>
          <table:table-cell/>
          <table:table-cell office:value-type="string" calcext:value-type="string">
            <text:p>./archive_1/1745523025_892_Wide_Long/1745523025_892_Wide_Long_distance_data.json</text:p>
          </table:table-cell>
          <table:table-cell/>
          <table:table-cell office:value-type="string" calcext:value-type="string">
            <text:p>./archive_1/1745523025_892_Wide_Long/1745523025_892_Wide_Long_sound.wav</text:p>
          </table:table-cell>
        </table:table-row>
        <table:table-row table:style-name="ro1">
          <table:table-cell office:value-type="string" calcext:value-type="string">
            <text:p>./archive_1/1745525378_1201_Wide_Long/1745525378_1201_Wide_Long_angle_data.json</text:p>
          </table:table-cell>
          <table:table-cell/>
          <table:table-cell office:value-type="string" calcext:value-type="string">
            <text:p>./archive_1/1745525378_1201_Wide_Long/1745525378_1201_Wide_Long_distance_data.json</text:p>
          </table:table-cell>
          <table:table-cell/>
          <table:table-cell office:value-type="string" calcext:value-type="string">
            <text:p>./archive_1/1745525378_1201_Wide_Long/1745525378_1201_Wide_Long_sound.wav</text:p>
          </table:table-cell>
        </table:table-row>
        <table:table-row table:style-name="ro1">
          <table:table-cell office:value-type="string" calcext:value-type="string">
            <text:p>./archive_1/1744892671_6_Wide_Long/1744892671_6_Wide_Long_angle_data.json</text:p>
          </table:table-cell>
          <table:table-cell/>
          <table:table-cell office:value-type="string" calcext:value-type="string">
            <text:p>./archive_1/1744892671_6_Wide_Long/1744892671_6_Wide_Long_distance_data.json</text:p>
          </table:table-cell>
          <table:table-cell/>
          <table:table-cell office:value-type="string" calcext:value-type="string">
            <text:p>./archive_1/1744892671_6_Wide_Long/1744892671_6_Wide_Long_sound.wav</text:p>
          </table:table-cell>
        </table:table-row>
        <table:table-row table:style-name="ro1">
          <table:table-cell office:value-type="string" calcext:value-type="string">
            <text:p>./archive_1/1744902731_332_Wide_Long/1744902731_332_Wide_Long_angle_data.json</text:p>
          </table:table-cell>
          <table:table-cell/>
          <table:table-cell office:value-type="string" calcext:value-type="string">
            <text:p>./archive_1/1744902731_332_Wide_Long/1744902731_332_Wide_Long_distance_data.json</text:p>
          </table:table-cell>
          <table:table-cell/>
          <table:table-cell office:value-type="string" calcext:value-type="string">
            <text:p>./archive_1/1744902731_332_Wide_Long/1744902731_332_Wide_Long_sound.wav</text:p>
          </table:table-cell>
        </table:table-row>
        <table:table-row table:style-name="ro1">
          <table:table-cell office:value-type="string" calcext:value-type="string">
            <text:p>./archive_1/1744911089_650_Wide_Long/1744911089_650_Wide_Long_angle_data.json</text:p>
          </table:table-cell>
          <table:table-cell/>
          <table:table-cell office:value-type="string" calcext:value-type="string">
            <text:p>./archive_1/1744911089_650_Wide_Long/1744911089_650_Wide_Long_distance_data.json</text:p>
          </table:table-cell>
          <table:table-cell/>
          <table:table-cell office:value-type="string" calcext:value-type="string">
            <text:p>./archive_1/1744911089_650_Wide_Long/1744911089_650_Wide_Long_sound.wav</text:p>
          </table:table-cell>
        </table:table-row>
        <table:table-row table:style-name="ro1">
          <table:table-cell office:value-type="string" calcext:value-type="string">
            <text:p>./archive_1/1744917918_963_Wide_Long/1744917918_963_Wide_Long_angle_data.json</text:p>
          </table:table-cell>
          <table:table-cell/>
          <table:table-cell office:value-type="string" calcext:value-type="string">
            <text:p>./archive_1/1744917918_963_Wide_Long/1744917918_963_Wide_Long_distance_data.json</text:p>
          </table:table-cell>
          <table:table-cell/>
          <table:table-cell office:value-type="string" calcext:value-type="string">
            <text:p>./archive_1/1744917918_963_Wide_Long/1744917918_963_Wide_Long_sound.wav</text:p>
          </table:table-cell>
        </table:table-row>
        <table:table-row table:style-name="ro1">
          <table:table-cell office:value-type="string" calcext:value-type="string">
            <text:p>./archive_1/1745516714_273_Wide_Long/1745516714_273_Wide_Long_angle_data.json</text:p>
          </table:table-cell>
          <table:table-cell/>
          <table:table-cell office:value-type="string" calcext:value-type="string">
            <text:p>./archive_1/1745516714_273_Wide_Long/1745516714_273_Wide_Long_distance_data.json</text:p>
          </table:table-cell>
          <table:table-cell/>
          <table:table-cell office:value-type="string" calcext:value-type="string">
            <text:p>./archive_1/1745516714_273_Wide_Long/1745516714_273_Wide_Long_sound.wav</text:p>
          </table:table-cell>
        </table:table-row>
        <table:table-row table:style-name="ro1">
          <table:table-cell office:value-type="string" calcext:value-type="string">
            <text:p>./archive_1/1745520705_581_Wide_Long/1745520705_581_Wide_Long_angle_data.json</text:p>
          </table:table-cell>
          <table:table-cell/>
          <table:table-cell office:value-type="string" calcext:value-type="string">
            <text:p>./archive_1/1745520705_581_Wide_Long/1745520705_581_Wide_Long_distance_data.json</text:p>
          </table:table-cell>
          <table:table-cell/>
          <table:table-cell office:value-type="string" calcext:value-type="string">
            <text:p>./archive_1/1745520705_581_Wide_Long/1745520705_581_Wide_Long_sound.wav</text:p>
          </table:table-cell>
        </table:table-row>
        <table:table-row table:style-name="ro1">
          <table:table-cell office:value-type="string" calcext:value-type="string">
            <text:p>./archive_1/1745523030_893_Wide_Long/1745523030_893_Wide_Long_angle_data.json</text:p>
          </table:table-cell>
          <table:table-cell/>
          <table:table-cell office:value-type="string" calcext:value-type="string">
            <text:p>./archive_1/1745523030_893_Wide_Long/1745523030_893_Wide_Long_distance_data.json</text:p>
          </table:table-cell>
          <table:table-cell/>
          <table:table-cell office:value-type="string" calcext:value-type="string">
            <text:p>./archive_1/1745523030_893_Wide_Long/1745523030_893_Wide_Long_sound.wav</text:p>
          </table:table-cell>
        </table:table-row>
        <table:table-row table:style-name="ro1">
          <table:table-cell office:value-type="string" calcext:value-type="string">
            <text:p>./archive_1/1745525382_1202_Wide_Long/1745525382_1202_Wide_Long_angle_data.json</text:p>
          </table:table-cell>
          <table:table-cell/>
          <table:table-cell office:value-type="string" calcext:value-type="string">
            <text:p>./archive_1/1745525382_1202_Wide_Long/1745525382_1202_Wide_Long_distance_data.json</text:p>
          </table:table-cell>
          <table:table-cell/>
          <table:table-cell office:value-type="string" calcext:value-type="string">
            <text:p>./archive_1/1745525382_1202_Wide_Long/1745525382_1202_Wide_Long_sound.wav</text:p>
          </table:table-cell>
        </table:table-row>
        <table:table-row table:style-name="ro1">
          <table:table-cell office:value-type="string" calcext:value-type="string">
            <text:p>./archive_1/1744892736_7_Wide_Long/1744892736_7_Wide_Long_angle_data.json</text:p>
          </table:table-cell>
          <table:table-cell/>
          <table:table-cell office:value-type="string" calcext:value-type="string">
            <text:p>./archive_1/1744892736_7_Wide_Long/1744892736_7_Wide_Long_distance_data.json</text:p>
          </table:table-cell>
          <table:table-cell/>
          <table:table-cell office:value-type="string" calcext:value-type="string">
            <text:p>./archive_1/1744892736_7_Wide_Long/1744892736_7_Wide_Long_sound.wav</text:p>
          </table:table-cell>
        </table:table-row>
        <table:table-row table:style-name="ro1">
          <table:table-cell office:value-type="string" calcext:value-type="string">
            <text:p>./archive_1/1744902755_333_Wide_Long/1744902755_333_Wide_Long_angle_data.json</text:p>
          </table:table-cell>
          <table:table-cell/>
          <table:table-cell office:value-type="string" calcext:value-type="string">
            <text:p>./archive_1/1744902755_333_Wide_Long/1744902755_333_Wide_Long_distance_data.json</text:p>
          </table:table-cell>
          <table:table-cell/>
          <table:table-cell office:value-type="string" calcext:value-type="string">
            <text:p>./archive_1/1744902755_333_Wide_Long/1744902755_333_Wide_Long_sound.wav</text:p>
          </table:table-cell>
        </table:table-row>
        <table:table-row table:style-name="ro1">
          <table:table-cell office:value-type="string" calcext:value-type="string">
            <text:p>./archive_1/1744911109_651_Wide_Long/1744911109_651_Wide_Long_angle_data.json</text:p>
          </table:table-cell>
          <table:table-cell/>
          <table:table-cell office:value-type="string" calcext:value-type="string">
            <text:p>./archive_1/1744911109_651_Wide_Long/1744911109_651_Wide_Long_distance_data.json</text:p>
          </table:table-cell>
          <table:table-cell/>
          <table:table-cell office:value-type="string" calcext:value-type="string">
            <text:p>./archive_1/1744911109_651_Wide_Long/1744911109_651_Wide_Long_sound.wav</text:p>
          </table:table-cell>
        </table:table-row>
        <table:table-row table:style-name="ro1">
          <table:table-cell office:value-type="string" calcext:value-type="string">
            <text:p>./archive_1/1744917938_964_Wide_Long/1744917938_964_Wide_Long_angle_data.json</text:p>
          </table:table-cell>
          <table:table-cell/>
          <table:table-cell office:value-type="string" calcext:value-type="string">
            <text:p>./archive_1/1744917938_964_Wide_Long/1744917938_964_Wide_Long_distance_data.json</text:p>
          </table:table-cell>
          <table:table-cell/>
          <table:table-cell office:value-type="string" calcext:value-type="string">
            <text:p>./archive_1/1744917938_964_Wide_Long/1744917938_964_Wide_Long_sound.wav</text:p>
          </table:table-cell>
        </table:table-row>
        <table:table-row table:style-name="ro1">
          <table:table-cell office:value-type="string" calcext:value-type="string">
            <text:p>./archive_1/1745516719_274_Wide_Long/1745516719_274_Wide_Long_angle_data.json</text:p>
          </table:table-cell>
          <table:table-cell/>
          <table:table-cell office:value-type="string" calcext:value-type="string">
            <text:p>./archive_1/1745516719_274_Wide_Long/1745516719_274_Wide_Long_distance_data.json</text:p>
          </table:table-cell>
          <table:table-cell/>
          <table:table-cell office:value-type="string" calcext:value-type="string">
            <text:p>./archive_1/1745516719_274_Wide_Long/1745516719_274_Wide_Long_sound.wav</text:p>
          </table:table-cell>
        </table:table-row>
        <table:table-row table:style-name="ro1">
          <table:table-cell office:value-type="string" calcext:value-type="string">
            <text:p>./archive_1/1745520710_582_Wide_Long/1745520710_582_Wide_Long_angle_data.json</text:p>
          </table:table-cell>
          <table:table-cell/>
          <table:table-cell office:value-type="string" calcext:value-type="string">
            <text:p>./archive_1/1745520710_582_Wide_Long/1745520710_582_Wide_Long_distance_data.json</text:p>
          </table:table-cell>
          <table:table-cell/>
          <table:table-cell office:value-type="string" calcext:value-type="string">
            <text:p>./archive_1/1745520710_582_Wide_Long/1745520710_582_Wide_Long_sound.wav</text:p>
          </table:table-cell>
        </table:table-row>
        <table:table-row table:style-name="ro1">
          <table:table-cell office:value-type="string" calcext:value-type="string">
            <text:p>./archive_1/1745523041_894_Wide_Long/1745523041_894_Wide_Long_angle_data.json</text:p>
          </table:table-cell>
          <table:table-cell/>
          <table:table-cell office:value-type="string" calcext:value-type="string">
            <text:p>./archive_1/1745523041_894_Wide_Long/1745523041_894_Wide_Long_distance_data.json</text:p>
          </table:table-cell>
          <table:table-cell/>
          <table:table-cell office:value-type="string" calcext:value-type="string">
            <text:p>./archive_1/1745523041_894_Wide_Long/1745523041_894_Wide_Long_sound.wav</text:p>
          </table:table-cell>
        </table:table-row>
        <table:table-row table:style-name="ro1">
          <table:table-cell office:value-type="string" calcext:value-type="string">
            <text:p>./archive_1/1745525387_1203_Wide_Long/1745525387_1203_Wide_Long_angle_data.json</text:p>
          </table:table-cell>
          <table:table-cell/>
          <table:table-cell office:value-type="string" calcext:value-type="string">
            <text:p>./archive_1/1745525387_1203_Wide_Long/1745525387_1203_Wide_Long_distance_data.json</text:p>
          </table:table-cell>
          <table:table-cell/>
          <table:table-cell office:value-type="string" calcext:value-type="string">
            <text:p>./archive_1/1745525387_1203_Wide_Long/1745525387_1203_Wide_Long_sound.wav</text:p>
          </table:table-cell>
        </table:table-row>
        <table:table-row table:style-name="ro1">
          <table:table-cell office:value-type="string" calcext:value-type="string">
            <text:p>./archive_1/1744892761_8_Wide_Long/1744892761_8_Wide_Long_angle_data.json</text:p>
          </table:table-cell>
          <table:table-cell/>
          <table:table-cell office:value-type="string" calcext:value-type="string">
            <text:p>./archive_1/1744892761_8_Wide_Long/1744892761_8_Wide_Long_distance_data.json</text:p>
          </table:table-cell>
          <table:table-cell/>
          <table:table-cell office:value-type="string" calcext:value-type="string">
            <text:p>./archive_1/1744892761_8_Wide_Long/1744892761_8_Wide_Long_sound.wav</text:p>
          </table:table-cell>
        </table:table-row>
        <table:table-row table:style-name="ro1">
          <table:table-cell office:value-type="string" calcext:value-type="string">
            <text:p>./archive_1/1744902775_334_Wide_Long/1744902775_334_Wide_Long_angle_data.json</text:p>
          </table:table-cell>
          <table:table-cell/>
          <table:table-cell office:value-type="string" calcext:value-type="string">
            <text:p>./archive_1/1744902775_334_Wide_Long/1744902775_334_Wide_Long_distance_data.json</text:p>
          </table:table-cell>
          <table:table-cell/>
          <table:table-cell office:value-type="string" calcext:value-type="string">
            <text:p>./archive_1/1744902775_334_Wide_Long/1744902775_334_Wide_Long_sound.wav</text:p>
          </table:table-cell>
        </table:table-row>
        <table:table-row table:style-name="ro1">
          <table:table-cell office:value-type="string" calcext:value-type="string">
            <text:p>./archive_1/1744911130_652_Wide_Long/1744911130_652_Wide_Long_angle_data.json</text:p>
          </table:table-cell>
          <table:table-cell/>
          <table:table-cell office:value-type="string" calcext:value-type="string">
            <text:p>./archive_1/1744911130_652_Wide_Long/1744911130_652_Wide_Long_distance_data.json</text:p>
          </table:table-cell>
          <table:table-cell/>
          <table:table-cell office:value-type="string" calcext:value-type="string">
            <text:p>./archive_1/1744911130_652_Wide_Long/1744911130_652_Wide_Long_sound.wav</text:p>
          </table:table-cell>
        </table:table-row>
        <table:table-row table:style-name="ro1">
          <table:table-cell office:value-type="string" calcext:value-type="string">
            <text:p>./archive_1/1744917958_965_Wide_Long/1744917958_965_Wide_Long_angle_data.json</text:p>
          </table:table-cell>
          <table:table-cell/>
          <table:table-cell office:value-type="string" calcext:value-type="string">
            <text:p>./archive_1/1744917958_965_Wide_Long/1744917958_965_Wide_Long_distance_data.json</text:p>
          </table:table-cell>
          <table:table-cell/>
          <table:table-cell office:value-type="string" calcext:value-type="string">
            <text:p>./archive_1/1744917958_965_Wide_Long/1744917958_965_Wide_Long_sound.wav</text:p>
          </table:table-cell>
        </table:table-row>
        <table:table-row table:style-name="ro1">
          <table:table-cell office:value-type="string" calcext:value-type="string">
            <text:p>./archive_1/1745516726_275_Wide_Long/1745516726_275_Wide_Long_angle_data.json</text:p>
          </table:table-cell>
          <table:table-cell/>
          <table:table-cell office:value-type="string" calcext:value-type="string">
            <text:p>./archive_1/1745516726_275_Wide_Long/1745516726_275_Wide_Long_distance_data.json</text:p>
          </table:table-cell>
          <table:table-cell/>
          <table:table-cell office:value-type="string" calcext:value-type="string">
            <text:p>./archive_1/1745516726_275_Wide_Long/1745516726_275_Wide_Long_sound.wav</text:p>
          </table:table-cell>
        </table:table-row>
        <table:table-row table:style-name="ro1">
          <table:table-cell office:value-type="string" calcext:value-type="string">
            <text:p>./archive_1/1745520715_583_Wide_Long/1745520715_583_Wide_Long_angle_data.json</text:p>
          </table:table-cell>
          <table:table-cell/>
          <table:table-cell office:value-type="string" calcext:value-type="string">
            <text:p>./archive_1/1745520715_583_Wide_Long/1745520715_583_Wide_Long_distance_data.json</text:p>
          </table:table-cell>
          <table:table-cell/>
          <table:table-cell office:value-type="string" calcext:value-type="string">
            <text:p>./archive_1/1745520715_583_Wide_Long/1745520715_583_Wide_Long_sound.wav</text:p>
          </table:table-cell>
        </table:table-row>
        <table:table-row table:style-name="ro1">
          <table:table-cell office:value-type="string" calcext:value-type="string">
            <text:p>./archive_1/1745523046_895_Wide_Long/1745523046_895_Wide_Long_angle_data.json</text:p>
          </table:table-cell>
          <table:table-cell/>
          <table:table-cell office:value-type="string" calcext:value-type="string">
            <text:p>./archive_1/1745523046_895_Wide_Long/1745523046_895_Wide_Long_distance_data.json</text:p>
          </table:table-cell>
          <table:table-cell/>
          <table:table-cell office:value-type="string" calcext:value-type="string">
            <text:p>./archive_1/1745523046_895_Wide_Long/1745523046_895_Wide_Long_sound.wav</text:p>
          </table:table-cell>
        </table:table-row>
        <table:table-row table:style-name="ro1">
          <table:table-cell office:value-type="string" calcext:value-type="string">
            <text:p>./archive_1/1745525391_1204_Wide_Long/1745525391_1204_Wide_Long_angle_data.json</text:p>
          </table:table-cell>
          <table:table-cell/>
          <table:table-cell office:value-type="string" calcext:value-type="string">
            <text:p>./archive_1/1745525391_1204_Wide_Long/1745525391_1204_Wide_Long_distance_data.json</text:p>
          </table:table-cell>
          <table:table-cell/>
          <table:table-cell office:value-type="string" calcext:value-type="string">
            <text:p>./archive_1/1745525391_1204_Wide_Long/1745525391_1204_Wide_Long_sound.wav</text:p>
          </table:table-cell>
        </table:table-row>
        <table:table-row table:style-name="ro1">
          <table:table-cell office:value-type="string" calcext:value-type="string">
            <text:p>./archive_1/1744892788_9_Wide_Long/1744892788_9_Wide_Long_angle_data.json</text:p>
          </table:table-cell>
          <table:table-cell/>
          <table:table-cell office:value-type="string" calcext:value-type="string">
            <text:p>./archive_1/1744892788_9_Wide_Long/1744892788_9_Wide_Long_distance_data.json</text:p>
          </table:table-cell>
          <table:table-cell/>
          <table:table-cell office:value-type="string" calcext:value-type="string">
            <text:p>./archive_1/1744892788_9_Wide_Long/1744892788_9_Wide_Long_sound.wav</text:p>
          </table:table-cell>
        </table:table-row>
        <table:table-row table:style-name="ro1">
          <table:table-cell office:value-type="string" calcext:value-type="string">
            <text:p>./archive_1/1744902794_335_Wide_Long/1744902794_335_Wide_Long_angle_data.json</text:p>
          </table:table-cell>
          <table:table-cell/>
          <table:table-cell office:value-type="string" calcext:value-type="string">
            <text:p>./archive_1/1744902794_335_Wide_Long/1744902794_335_Wide_Long_distance_data.json</text:p>
          </table:table-cell>
          <table:table-cell/>
          <table:table-cell office:value-type="string" calcext:value-type="string">
            <text:p>./archive_1/1744902794_335_Wide_Long/1744902794_335_Wide_Long_sound.wav</text:p>
          </table:table-cell>
        </table:table-row>
        <table:table-row table:style-name="ro1">
          <table:table-cell office:value-type="string" calcext:value-type="string">
            <text:p>./archive_1/1744911150_653_Wide_Long/1744911150_653_Wide_Long_angle_data.json</text:p>
          </table:table-cell>
          <table:table-cell/>
          <table:table-cell office:value-type="string" calcext:value-type="string">
            <text:p>./archive_1/1744911150_653_Wide_Long/1744911150_653_Wide_Long_distance_data.json</text:p>
          </table:table-cell>
          <table:table-cell/>
          <table:table-cell office:value-type="string" calcext:value-type="string">
            <text:p>./archive_1/1744911150_653_Wide_Long/1744911150_653_Wide_Long_sound.wav</text:p>
          </table:table-cell>
        </table:table-row>
        <table:table-row table:style-name="ro1">
          <table:table-cell office:value-type="string" calcext:value-type="string">
            <text:p>./archive_1/1744917978_966_Wide_Long/1744917978_966_Wide_Long_angle_data.json</text:p>
          </table:table-cell>
          <table:table-cell/>
          <table:table-cell office:value-type="string" calcext:value-type="string">
            <text:p>./archive_1/1744917978_966_Wide_Long/1744917978_966_Wide_Long_distance_data.json</text:p>
          </table:table-cell>
          <table:table-cell/>
          <table:table-cell office:value-type="string" calcext:value-type="string">
            <text:p>./archive_1/1744917978_966_Wide_Long/1744917978_966_Wide_Long_sound.wav</text:p>
          </table:table-cell>
        </table:table-row>
        <table:table-row table:style-name="ro1">
          <table:table-cell office:value-type="string" calcext:value-type="string">
            <text:p>./archive_1/1745516954_276_Wide_Long/1745516954_276_Wide_Long_angle_data.json</text:p>
          </table:table-cell>
          <table:table-cell/>
          <table:table-cell office:value-type="string" calcext:value-type="string">
            <text:p>./archive_1/1745516954_276_Wide_Long/1745516954_276_Wide_Long_distance_data.json</text:p>
          </table:table-cell>
          <table:table-cell/>
          <table:table-cell office:value-type="string" calcext:value-type="string">
            <text:p>./archive_1/1745516954_276_Wide_Long/1745516954_276_Wide_Long_sound.wav</text:p>
          </table:table-cell>
        </table:table-row>
        <table:table-row table:style-name="ro1">
          <table:table-cell office:value-type="string" calcext:value-type="string">
            <text:p>./archive_1/1745520719_584_Wide_Long/1745520719_584_Wide_Long_angle_data.json</text:p>
          </table:table-cell>
          <table:table-cell/>
          <table:table-cell office:value-type="string" calcext:value-type="string">
            <text:p>./archive_1/1745520719_584_Wide_Long/1745520719_584_Wide_Long_distance_data.json</text:p>
          </table:table-cell>
          <table:table-cell/>
          <table:table-cell office:value-type="string" calcext:value-type="string">
            <text:p>./archive_1/1745520719_584_Wide_Long/1745520719_584_Wide_Long_sound.wav</text:p>
          </table:table-cell>
        </table:table-row>
        <table:table-row table:style-name="ro1">
          <table:table-cell office:value-type="string" calcext:value-type="string">
            <text:p>./archive_1/1745523051_896_Wide_Long/1745523051_896_Wide_Long_angle_data.json</text:p>
          </table:table-cell>
          <table:table-cell/>
          <table:table-cell office:value-type="string" calcext:value-type="string">
            <text:p>./archive_1/1745523051_896_Wide_Long/1745523051_896_Wide_Long_distance_data.json</text:p>
          </table:table-cell>
          <table:table-cell/>
          <table:table-cell office:value-type="string" calcext:value-type="string">
            <text:p>./archive_1/1745523051_896_Wide_Long/1745523051_896_Wide_Long_sound.wav</text:p>
          </table:table-cell>
        </table:table-row>
        <table:table-row table:style-name="ro1">
          <table:table-cell office:value-type="string" calcext:value-type="string">
            <text:p>./archive_1/1745525395_1205_Wide_Long/1745525395_1205_Wide_Long_angle_data.json</text:p>
          </table:table-cell>
          <table:table-cell/>
          <table:table-cell office:value-type="string" calcext:value-type="string">
            <text:p>./archive_1/1745525395_1205_Wide_Long/1745525395_1205_Wide_Long_distance_data.json</text:p>
          </table:table-cell>
          <table:table-cell/>
          <table:table-cell office:value-type="string" calcext:value-type="string">
            <text:p>./archive_1/1745525395_1205_Wide_Long/1745525395_1205_Wide_Long_sound.wav</text:p>
          </table:table-cell>
        </table:table-row>
        <table:table-row table:style-name="ro1">
          <table:table-cell office:value-type="string" calcext:value-type="string">
            <text:p>./archive_1/1744892843_11_Wide_Long/1744892843_11_Wide_Long_angle_data.json</text:p>
          </table:table-cell>
          <table:table-cell/>
          <table:table-cell office:value-type="string" calcext:value-type="string">
            <text:p>./archive_1/1744892843_11_Wide_Long/1744892843_11_Wide_Long_distance_data.json</text:p>
          </table:table-cell>
          <table:table-cell/>
          <table:table-cell office:value-type="string" calcext:value-type="string">
            <text:p>./archive_1/1744892843_11_Wide_Long/1744892843_11_Wide_Long_sound.wav</text:p>
          </table:table-cell>
        </table:table-row>
        <table:table-row table:style-name="ro1">
          <table:table-cell office:value-type="string" calcext:value-type="string">
            <text:p>./archive_1/1744902813_336_Wide_Long/1744902813_336_Wide_Long_angle_data.json</text:p>
          </table:table-cell>
          <table:table-cell/>
          <table:table-cell office:value-type="string" calcext:value-type="string">
            <text:p>./archive_1/1744902813_336_Wide_Long/1744902813_336_Wide_Long_distance_data.json</text:p>
          </table:table-cell>
          <table:table-cell/>
          <table:table-cell office:value-type="string" calcext:value-type="string">
            <text:p>./archive_1/1744902813_336_Wide_Long/1744902813_336_Wide_Long_sound.wav</text:p>
          </table:table-cell>
        </table:table-row>
        <table:table-row table:style-name="ro1">
          <table:table-cell office:value-type="string" calcext:value-type="string">
            <text:p>./archive_1/1744911173_654_Wide_Long/1744911173_654_Wide_Long_angle_data.json</text:p>
          </table:table-cell>
          <table:table-cell/>
          <table:table-cell office:value-type="string" calcext:value-type="string">
            <text:p>./archive_1/1744911173_654_Wide_Long/1744911173_654_Wide_Long_distance_data.json</text:p>
          </table:table-cell>
          <table:table-cell/>
          <table:table-cell office:value-type="string" calcext:value-type="string">
            <text:p>./archive_1/1744911173_654_Wide_Long/1744911173_654_Wide_Long_sound.wav</text:p>
          </table:table-cell>
        </table:table-row>
        <table:table-row table:style-name="ro1">
          <table:table-cell office:value-type="string" calcext:value-type="string">
            <text:p>./archive_1/1744917998_967_Wide_Long/1744917998_967_Wide_Long_angle_data.json</text:p>
          </table:table-cell>
          <table:table-cell/>
          <table:table-cell office:value-type="string" calcext:value-type="string">
            <text:p>./archive_1/1744917998_967_Wide_Long/1744917998_967_Wide_Long_distance_data.json</text:p>
          </table:table-cell>
          <table:table-cell/>
          <table:table-cell office:value-type="string" calcext:value-type="string">
            <text:p>./archive_1/1744917998_967_Wide_Long/1744917998_967_Wide_Long_sound.wav</text:p>
          </table:table-cell>
        </table:table-row>
        <table:table-row table:style-name="ro1">
          <table:table-cell office:value-type="string" calcext:value-type="string">
            <text:p>./archive_1/1745516959_277_Wide_Long/1745516959_277_Wide_Long_angle_data.json</text:p>
          </table:table-cell>
          <table:table-cell/>
          <table:table-cell office:value-type="string" calcext:value-type="string">
            <text:p>./archive_1/1745516959_277_Wide_Long/1745516959_277_Wide_Long_distance_data.json</text:p>
          </table:table-cell>
          <table:table-cell/>
          <table:table-cell office:value-type="string" calcext:value-type="string">
            <text:p>./archive_1/1745516959_277_Wide_Long/1745516959_277_Wide_Long_sound.wav</text:p>
          </table:table-cell>
        </table:table-row>
        <table:table-row table:style-name="ro1">
          <table:table-cell office:value-type="string" calcext:value-type="string">
            <text:p>./archive_1/1745520727_585_Wide_Long/1745520727_585_Wide_Long_angle_data.json</text:p>
          </table:table-cell>
          <table:table-cell/>
          <table:table-cell office:value-type="string" calcext:value-type="string">
            <text:p>./archive_1/1745520727_585_Wide_Long/1745520727_585_Wide_Long_distance_data.json</text:p>
          </table:table-cell>
          <table:table-cell/>
          <table:table-cell office:value-type="string" calcext:value-type="string">
            <text:p>./archive_1/1745520727_585_Wide_Long/1745520727_585_Wide_Long_sound.wav</text:p>
          </table:table-cell>
        </table:table-row>
        <table:table-row table:style-name="ro1">
          <table:table-cell office:value-type="string" calcext:value-type="string">
            <text:p>./archive_1/1745523056_897_Wide_Long/1745523056_897_Wide_Long_angle_data.json</text:p>
          </table:table-cell>
          <table:table-cell/>
          <table:table-cell office:value-type="string" calcext:value-type="string">
            <text:p>./archive_1/1745523056_897_Wide_Long/1745523056_897_Wide_Long_distance_data.json</text:p>
          </table:table-cell>
          <table:table-cell/>
          <table:table-cell office:value-type="string" calcext:value-type="string">
            <text:p>./archive_1/1745523056_897_Wide_Long/1745523056_897_Wide_Long_sound.wav</text:p>
          </table:table-cell>
        </table:table-row>
        <table:table-row table:style-name="ro1">
          <table:table-cell office:value-type="string" calcext:value-type="string">
            <text:p>./archive_1/1745525400_1206_Wide_Long/1745525400_1206_Wide_Long_angle_data.json</text:p>
          </table:table-cell>
          <table:table-cell/>
          <table:table-cell office:value-type="string" calcext:value-type="string">
            <text:p>./archive_1/1745525400_1206_Wide_Long/1745525400_1206_Wide_Long_distance_data.json</text:p>
          </table:table-cell>
          <table:table-cell/>
          <table:table-cell office:value-type="string" calcext:value-type="string">
            <text:p>./archive_1/1745525400_1206_Wide_Long/1745525400_1206_Wide_Long_sound.wav</text:p>
          </table:table-cell>
        </table:table-row>
        <table:table-row table:style-name="ro1">
          <table:table-cell office:value-type="string" calcext:value-type="string">
            <text:p>./archive_1/1744892868_12_Wide_Long/1744892868_12_Wide_Long_angle_data.json</text:p>
          </table:table-cell>
          <table:table-cell/>
          <table:table-cell office:value-type="string" calcext:value-type="string">
            <text:p>./archive_1/1744892868_12_Wide_Long/1744892868_12_Wide_Long_distance_data.json</text:p>
          </table:table-cell>
          <table:table-cell/>
          <table:table-cell office:value-type="string" calcext:value-type="string">
            <text:p>./archive_1/1744892868_12_Wide_Long/1744892868_12_Wide_Long_sound.wav</text:p>
          </table:table-cell>
        </table:table-row>
        <table:table-row table:style-name="ro1">
          <table:table-cell office:value-type="string" calcext:value-type="string">
            <text:p>./archive_1/1744902832_337_Wide_Long/1744902832_337_Wide_Long_angle_data.json</text:p>
          </table:table-cell>
          <table:table-cell/>
          <table:table-cell office:value-type="string" calcext:value-type="string">
            <text:p>./archive_1/1744902832_337_Wide_Long/1744902832_337_Wide_Long_distance_data.json</text:p>
          </table:table-cell>
          <table:table-cell/>
          <table:table-cell office:value-type="string" calcext:value-type="string">
            <text:p>./archive_1/1744902832_337_Wide_Long/1744902832_337_Wide_Long_sound.wav</text:p>
          </table:table-cell>
        </table:table-row>
        <table:table-row table:style-name="ro1">
          <table:table-cell office:value-type="string" calcext:value-type="string">
            <text:p>./archive_1/1744911193_655_Wide_Long/1744911193_655_Wide_Long_angle_data.json</text:p>
          </table:table-cell>
          <table:table-cell/>
          <table:table-cell office:value-type="string" calcext:value-type="string">
            <text:p>./archive_1/1744911193_655_Wide_Long/1744911193_655_Wide_Long_distance_data.json</text:p>
          </table:table-cell>
          <table:table-cell/>
          <table:table-cell office:value-type="string" calcext:value-type="string">
            <text:p>./archive_1/1744911193_655_Wide_Long/1744911193_655_Wide_Long_sound.wav</text:p>
          </table:table-cell>
        </table:table-row>
        <table:table-row table:style-name="ro1">
          <table:table-cell office:value-type="string" calcext:value-type="string">
            <text:p>./archive_1/1744918018_968_Wide_Long/1744918018_968_Wide_Long_angle_data.json</text:p>
          </table:table-cell>
          <table:table-cell/>
          <table:table-cell office:value-type="string" calcext:value-type="string">
            <text:p>./archive_1/1744918018_968_Wide_Long/1744918018_968_Wide_Long_distance_data.json</text:p>
          </table:table-cell>
          <table:table-cell/>
          <table:table-cell office:value-type="string" calcext:value-type="string">
            <text:p>./archive_1/1744918018_968_Wide_Long/1744918018_968_Wide_Long_sound.wav</text:p>
          </table:table-cell>
        </table:table-row>
        <table:table-row table:style-name="ro1">
          <table:table-cell office:value-type="string" calcext:value-type="string">
            <text:p>./archive_1/1745516969_278_Wide_Long/1745516969_278_Wide_Long_angle_data.json</text:p>
          </table:table-cell>
          <table:table-cell/>
          <table:table-cell office:value-type="string" calcext:value-type="string">
            <text:p>./archive_1/1745516969_278_Wide_Long/1745516969_278_Wide_Long_distance_data.json</text:p>
          </table:table-cell>
          <table:table-cell/>
          <table:table-cell office:value-type="string" calcext:value-type="string">
            <text:p>./archive_1/1745516969_278_Wide_Long/1745516969_278_Wide_Long_sound.wav</text:p>
          </table:table-cell>
        </table:table-row>
        <table:table-row table:style-name="ro1">
          <table:table-cell office:value-type="string" calcext:value-type="string">
            <text:p>./archive_1/1745520732_586_Wide_Long/1745520732_586_Wide_Long_angle_data.json</text:p>
          </table:table-cell>
          <table:table-cell/>
          <table:table-cell office:value-type="string" calcext:value-type="string">
            <text:p>./archive_1/1745520732_586_Wide_Long/1745520732_586_Wide_Long_distance_data.json</text:p>
          </table:table-cell>
          <table:table-cell/>
          <table:table-cell office:value-type="string" calcext:value-type="string">
            <text:p>./archive_1/1745520732_586_Wide_Long/1745520732_586_Wide_Long_sound.wav</text:p>
          </table:table-cell>
        </table:table-row>
        <table:table-row table:style-name="ro1">
          <table:table-cell office:value-type="string" calcext:value-type="string">
            <text:p>./archive_1/1745523060_898_Wide_Long/1745523060_898_Wide_Long_angle_data.json</text:p>
          </table:table-cell>
          <table:table-cell/>
          <table:table-cell office:value-type="string" calcext:value-type="string">
            <text:p>./archive_1/1745523060_898_Wide_Long/1745523060_898_Wide_Long_distance_data.json</text:p>
          </table:table-cell>
          <table:table-cell/>
          <table:table-cell office:value-type="string" calcext:value-type="string">
            <text:p>./archive_1/1745523060_898_Wide_Long/1745523060_898_Wide_Long_sound.wav</text:p>
          </table:table-cell>
        </table:table-row>
        <table:table-row table:style-name="ro1">
          <table:table-cell office:value-type="string" calcext:value-type="string">
            <text:p>./archive_1/1745525404_1207_Wide_Long/1745525404_1207_Wide_Long_angle_data.json</text:p>
          </table:table-cell>
          <table:table-cell/>
          <table:table-cell office:value-type="string" calcext:value-type="string">
            <text:p>./archive_1/1745525404_1207_Wide_Long/1745525404_1207_Wide_Long_distance_data.json</text:p>
          </table:table-cell>
          <table:table-cell/>
          <table:table-cell office:value-type="string" calcext:value-type="string">
            <text:p>./archive_1/1745525404_1207_Wide_Long/1745525404_1207_Wide_Long_sound.wav</text:p>
          </table:table-cell>
        </table:table-row>
        <table:table-row table:style-name="ro1">
          <table:table-cell office:value-type="string" calcext:value-type="string">
            <text:p>./archive_1/1744892892_13_Wide_Long/1744892892_13_Wide_Long_angle_data.json</text:p>
          </table:table-cell>
          <table:table-cell/>
          <table:table-cell office:value-type="string" calcext:value-type="string">
            <text:p>./archive_1/1744892892_13_Wide_Long/1744892892_13_Wide_Long_distance_data.json</text:p>
          </table:table-cell>
          <table:table-cell/>
          <table:table-cell office:value-type="string" calcext:value-type="string">
            <text:p>./archive_1/1744892892_13_Wide_Long/1744892892_13_Wide_Long_sound.wav</text:p>
          </table:table-cell>
        </table:table-row>
        <table:table-row table:style-name="ro1">
          <table:table-cell office:value-type="string" calcext:value-type="string">
            <text:p>./archive_1/1744902851_338_Wide_Long/1744902851_338_Wide_Long_angle_data.json</text:p>
          </table:table-cell>
          <table:table-cell/>
          <table:table-cell office:value-type="string" calcext:value-type="string">
            <text:p>./archive_1/1744902851_338_Wide_Long/1744902851_338_Wide_Long_distance_data.json</text:p>
          </table:table-cell>
          <table:table-cell/>
          <table:table-cell office:value-type="string" calcext:value-type="string">
            <text:p>./archive_1/1744902851_338_Wide_Long/1744902851_338_Wide_Long_sound.wav</text:p>
          </table:table-cell>
        </table:table-row>
        <table:table-row table:style-name="ro1">
          <table:table-cell office:value-type="string" calcext:value-type="string">
            <text:p>./archive_1/1744911213_656_Wide_Long/1744911213_656_Wide_Long_angle_data.json</text:p>
          </table:table-cell>
          <table:table-cell/>
          <table:table-cell office:value-type="string" calcext:value-type="string">
            <text:p>./archive_1/1744911213_656_Wide_Long/1744911213_656_Wide_Long_distance_data.json</text:p>
          </table:table-cell>
          <table:table-cell/>
          <table:table-cell office:value-type="string" calcext:value-type="string">
            <text:p>./archive_1/1744911213_656_Wide_Long/1744911213_656_Wide_Long_sound.wav</text:p>
          </table:table-cell>
        </table:table-row>
        <table:table-row table:style-name="ro1">
          <table:table-cell office:value-type="string" calcext:value-type="string">
            <text:p>./archive_1/1744918038_969_Wide_Long/1744918038_969_Wide_Long_angle_data.json</text:p>
          </table:table-cell>
          <table:table-cell/>
          <table:table-cell office:value-type="string" calcext:value-type="string">
            <text:p>./archive_1/1744918038_969_Wide_Long/1744918038_969_Wide_Long_distance_data.json</text:p>
          </table:table-cell>
          <table:table-cell/>
          <table:table-cell office:value-type="string" calcext:value-type="string">
            <text:p>./archive_1/1744918038_969_Wide_Long/1744918038_969_Wide_Long_sound.wav</text:p>
          </table:table-cell>
        </table:table-row>
        <table:table-row table:style-name="ro1">
          <table:table-cell office:value-type="string" calcext:value-type="string">
            <text:p>./archive_1/1745516974_279_Wide_Long/1745516974_279_Wide_Long_angle_data.json</text:p>
          </table:table-cell>
          <table:table-cell/>
          <table:table-cell office:value-type="string" calcext:value-type="string">
            <text:p>./archive_1/1745516974_279_Wide_Long/1745516974_279_Wide_Long_distance_data.json</text:p>
          </table:table-cell>
          <table:table-cell/>
          <table:table-cell office:value-type="string" calcext:value-type="string">
            <text:p>./archive_1/1745516974_279_Wide_Long/1745516974_279_Wide_Long_sound.wav</text:p>
          </table:table-cell>
        </table:table-row>
        <table:table-row table:style-name="ro1">
          <table:table-cell office:value-type="string" calcext:value-type="string">
            <text:p>./archive_1/1745520737_587_Wide_Long/1745520737_587_Wide_Long_angle_data.json</text:p>
          </table:table-cell>
          <table:table-cell/>
          <table:table-cell office:value-type="string" calcext:value-type="string">
            <text:p>./archive_1/1745520737_587_Wide_Long/1745520737_587_Wide_Long_distance_data.json</text:p>
          </table:table-cell>
          <table:table-cell/>
          <table:table-cell office:value-type="string" calcext:value-type="string">
            <text:p>./archive_1/1745520737_587_Wide_Long/1745520737_587_Wide_Long_sound.wav</text:p>
          </table:table-cell>
        </table:table-row>
        <table:table-row table:style-name="ro1">
          <table:table-cell office:value-type="string" calcext:value-type="string">
            <text:p>./archive_1/1745523065_899_Wide_Long/1745523065_899_Wide_Long_angle_data.json</text:p>
          </table:table-cell>
          <table:table-cell/>
          <table:table-cell office:value-type="string" calcext:value-type="string">
            <text:p>./archive_1/1745523065_899_Wide_Long/1745523065_899_Wide_Long_distance_data.json</text:p>
          </table:table-cell>
          <table:table-cell/>
          <table:table-cell office:value-type="string" calcext:value-type="string">
            <text:p>./archive_1/1745523065_899_Wide_Long/1745523065_899_Wide_Long_sound.wav</text:p>
          </table:table-cell>
        </table:table-row>
        <table:table-row table:style-name="ro1">
          <table:table-cell office:value-type="string" calcext:value-type="string">
            <text:p>./archive_1/1745525409_1208_Wide_Long/1745525409_1208_Wide_Long_angle_data.json</text:p>
          </table:table-cell>
          <table:table-cell/>
          <table:table-cell office:value-type="string" calcext:value-type="string">
            <text:p>./archive_1/1745525409_1208_Wide_Long/1745525409_1208_Wide_Long_distance_data.json</text:p>
          </table:table-cell>
          <table:table-cell/>
          <table:table-cell office:value-type="string" calcext:value-type="string">
            <text:p>./archive_1/1745525409_1208_Wide_Long/1745525409_1208_Wide_Long_sound.wav</text:p>
          </table:table-cell>
        </table:table-row>
        <table:table-row table:style-name="ro1">
          <table:table-cell office:value-type="string" calcext:value-type="string">
            <text:p>./archive_1/1744892918_14_Wide_Long/1744892918_14_Wide_Long_angle_data.json</text:p>
          </table:table-cell>
          <table:table-cell/>
          <table:table-cell office:value-type="string" calcext:value-type="string">
            <text:p>./archive_1/1744892918_14_Wide_Long/1744892918_14_Wide_Long_distance_data.json</text:p>
          </table:table-cell>
          <table:table-cell/>
          <table:table-cell office:value-type="string" calcext:value-type="string">
            <text:p>./archive_1/1744892918_14_Wide_Long/1744892918_14_Wide_Long_sound.wav</text:p>
          </table:table-cell>
        </table:table-row>
        <table:table-row table:style-name="ro1">
          <table:table-cell office:value-type="string" calcext:value-type="string">
            <text:p>./archive_1/1744902873_339_Wide_Long/1744902873_339_Wide_Long_angle_data.json</text:p>
          </table:table-cell>
          <table:table-cell/>
          <table:table-cell office:value-type="string" calcext:value-type="string">
            <text:p>./archive_1/1744902873_339_Wide_Long/1744902873_339_Wide_Long_distance_data.json</text:p>
          </table:table-cell>
          <table:table-cell/>
          <table:table-cell office:value-type="string" calcext:value-type="string">
            <text:p>./archive_1/1744902873_339_Wide_Long/1744902873_339_Wide_Long_sound.wav</text:p>
          </table:table-cell>
        </table:table-row>
        <table:table-row table:style-name="ro1">
          <table:table-cell office:value-type="string" calcext:value-type="string">
            <text:p>./archive_1/1744911232_657_Wide_Long/1744911232_657_Wide_Long_angle_data.json</text:p>
          </table:table-cell>
          <table:table-cell/>
          <table:table-cell office:value-type="string" calcext:value-type="string">
            <text:p>./archive_1/1744911232_657_Wide_Long/1744911232_657_Wide_Long_distance_data.json</text:p>
          </table:table-cell>
          <table:table-cell/>
          <table:table-cell office:value-type="string" calcext:value-type="string">
            <text:p>./archive_1/1744911232_657_Wide_Long/1744911232_657_Wide_Long_sound.wav</text:p>
          </table:table-cell>
        </table:table-row>
        <table:table-row table:style-name="ro1">
          <table:table-cell office:value-type="string" calcext:value-type="string">
            <text:p>./archive_1/1744918058_970_Wide_Long/1744918058_970_Wide_Long_angle_data.json</text:p>
          </table:table-cell>
          <table:table-cell/>
          <table:table-cell office:value-type="string" calcext:value-type="string">
            <text:p>./archive_1/1744918058_970_Wide_Long/1744918058_970_Wide_Long_distance_data.json</text:p>
          </table:table-cell>
          <table:table-cell/>
          <table:table-cell office:value-type="string" calcext:value-type="string">
            <text:p>./archive_1/1744918058_970_Wide_Long/1744918058_970_Wide_Long_sound.wav</text:p>
          </table:table-cell>
        </table:table-row>
        <table:table-row table:style-name="ro1">
          <table:table-cell office:value-type="string" calcext:value-type="string">
            <text:p>./archive_1/1745516978_280_Wide_Long/1745516978_280_Wide_Long_angle_data.json</text:p>
          </table:table-cell>
          <table:table-cell/>
          <table:table-cell office:value-type="string" calcext:value-type="string">
            <text:p>./archive_1/1745516978_280_Wide_Long/1745516978_280_Wide_Long_distance_data.json</text:p>
          </table:table-cell>
          <table:table-cell/>
          <table:table-cell office:value-type="string" calcext:value-type="string">
            <text:p>./archive_1/1745516978_280_Wide_Long/1745516978_280_Wide_Long_sound.wav</text:p>
          </table:table-cell>
        </table:table-row>
        <table:table-row table:style-name="ro1">
          <table:table-cell office:value-type="string" calcext:value-type="string">
            <text:p>./archive_1/1745520742_588_Wide_Long/1745520742_588_Wide_Long_angle_data.json</text:p>
          </table:table-cell>
          <table:table-cell/>
          <table:table-cell office:value-type="string" calcext:value-type="string">
            <text:p>./archive_1/1745520742_588_Wide_Long/1745520742_588_Wide_Long_distance_data.json</text:p>
          </table:table-cell>
          <table:table-cell/>
          <table:table-cell office:value-type="string" calcext:value-type="string">
            <text:p>./archive_1/1745520742_588_Wide_Long/1745520742_588_Wide_Long_sound.wav</text:p>
          </table:table-cell>
        </table:table-row>
        <table:table-row table:style-name="ro1">
          <table:table-cell office:value-type="string" calcext:value-type="string">
            <text:p>./archive_1/1745523069_900_Wide_Long/1745523069_900_Wide_Long_angle_data.json</text:p>
          </table:table-cell>
          <table:table-cell/>
          <table:table-cell office:value-type="string" calcext:value-type="string">
            <text:p>./archive_1/1745523069_900_Wide_Long/1745523069_900_Wide_Long_distance_data.json</text:p>
          </table:table-cell>
          <table:table-cell/>
          <table:table-cell office:value-type="string" calcext:value-type="string">
            <text:p>./archive_1/1745523069_900_Wide_Long/1745523069_900_Wide_Long_sound.wav</text:p>
          </table:table-cell>
        </table:table-row>
        <table:table-row table:style-name="ro1">
          <table:table-cell office:value-type="string" calcext:value-type="string">
            <text:p>./archive_1/1745525413_1209_Wide_Long/1745525413_1209_Wide_Long_angle_data.json</text:p>
          </table:table-cell>
          <table:table-cell/>
          <table:table-cell office:value-type="string" calcext:value-type="string">
            <text:p>./archive_1/1745525413_1209_Wide_Long/1745525413_1209_Wide_Long_distance_data.json</text:p>
          </table:table-cell>
          <table:table-cell/>
          <table:table-cell office:value-type="string" calcext:value-type="string">
            <text:p>./archive_1/1745525413_1209_Wide_Long/1745525413_1209_Wide_Long_sound.wav</text:p>
          </table:table-cell>
        </table:table-row>
        <table:table-row table:style-name="ro1">
          <table:table-cell office:value-type="string" calcext:value-type="string">
            <text:p>./archive_1/1744892943_15_Wide_Long/1744892943_15_Wide_Long_angle_data.json</text:p>
          </table:table-cell>
          <table:table-cell/>
          <table:table-cell office:value-type="string" calcext:value-type="string">
            <text:p>./archive_1/1744892943_15_Wide_Long/1744892943_15_Wide_Long_distance_data.json</text:p>
          </table:table-cell>
          <table:table-cell/>
          <table:table-cell office:value-type="string" calcext:value-type="string">
            <text:p>./archive_1/1744892943_15_Wide_Long/1744892943_15_Wide_Long_sound.wav</text:p>
          </table:table-cell>
        </table:table-row>
        <table:table-row table:style-name="ro1">
          <table:table-cell office:value-type="string" calcext:value-type="string">
            <text:p>./archive_1/1744902892_340_Wide_Long/1744902892_340_Wide_Long_angle_data.json</text:p>
          </table:table-cell>
          <table:table-cell/>
          <table:table-cell office:value-type="string" calcext:value-type="string">
            <text:p>./archive_1/1744902892_340_Wide_Long/1744902892_340_Wide_Long_distance_data.json</text:p>
          </table:table-cell>
          <table:table-cell/>
          <table:table-cell office:value-type="string" calcext:value-type="string">
            <text:p>./archive_1/1744902892_340_Wide_Long/1744902892_340_Wide_Long_sound.wav</text:p>
          </table:table-cell>
        </table:table-row>
        <table:table-row table:style-name="ro1">
          <table:table-cell office:value-type="string" calcext:value-type="string">
            <text:p>./archive_1/1744911252_658_Wide_Long/1744911252_658_Wide_Long_angle_data.json</text:p>
          </table:table-cell>
          <table:table-cell/>
          <table:table-cell office:value-type="string" calcext:value-type="string">
            <text:p>./archive_1/1744911252_658_Wide_Long/1744911252_658_Wide_Long_distance_data.json</text:p>
          </table:table-cell>
          <table:table-cell/>
          <table:table-cell office:value-type="string" calcext:value-type="string">
            <text:p>./archive_1/1744911252_658_Wide_Long/1744911252_658_Wide_Long_sound.wav</text:p>
          </table:table-cell>
        </table:table-row>
        <table:table-row table:style-name="ro1">
          <table:table-cell office:value-type="string" calcext:value-type="string">
            <text:p>./archive_1/1744918079_971_Wide_Long/1744918079_971_Wide_Long_angle_data.json</text:p>
          </table:table-cell>
          <table:table-cell/>
          <table:table-cell office:value-type="string" calcext:value-type="string">
            <text:p>./archive_1/1744918079_971_Wide_Long/1744918079_971_Wide_Long_distance_data.json</text:p>
          </table:table-cell>
          <table:table-cell/>
          <table:table-cell office:value-type="string" calcext:value-type="string">
            <text:p>./archive_1/1744918079_971_Wide_Long/1744918079_971_Wide_Long_sound.wav</text:p>
          </table:table-cell>
        </table:table-row>
        <table:table-row table:style-name="ro1">
          <table:table-cell office:value-type="string" calcext:value-type="string">
            <text:p>./archive_1/1745516983_281_Wide_Long/1745516983_281_Wide_Long_angle_data.json</text:p>
          </table:table-cell>
          <table:table-cell/>
          <table:table-cell office:value-type="string" calcext:value-type="string">
            <text:p>./archive_1/1745516983_281_Wide_Long/1745516983_281_Wide_Long_distance_data.json</text:p>
          </table:table-cell>
          <table:table-cell/>
          <table:table-cell office:value-type="string" calcext:value-type="string">
            <text:p>./archive_1/1745516983_281_Wide_Long/1745516983_281_Wide_Long_sound.wav</text:p>
          </table:table-cell>
        </table:table-row>
        <table:table-row table:style-name="ro1">
          <table:table-cell office:value-type="string" calcext:value-type="string">
            <text:p>./archive_1/1745520746_589_Wide_Long/1745520746_589_Wide_Long_angle_data.json</text:p>
          </table:table-cell>
          <table:table-cell/>
          <table:table-cell office:value-type="string" calcext:value-type="string">
            <text:p>./archive_1/1745520746_589_Wide_Long/1745520746_589_Wide_Long_distance_data.json</text:p>
          </table:table-cell>
          <table:table-cell/>
          <table:table-cell office:value-type="string" calcext:value-type="string">
            <text:p>./archive_1/1745520746_589_Wide_Long/1745520746_589_Wide_Long_sound.wav</text:p>
          </table:table-cell>
        </table:table-row>
        <table:table-row table:style-name="ro1">
          <table:table-cell office:value-type="string" calcext:value-type="string">
            <text:p>./archive_1/1745523245_901_Wide_Long/1745523245_901_Wide_Long_angle_data.json</text:p>
          </table:table-cell>
          <table:table-cell/>
          <table:table-cell office:value-type="string" calcext:value-type="string">
            <text:p>./archive_1/1745523245_901_Wide_Long/1745523245_901_Wide_Long_distance_data.json</text:p>
          </table:table-cell>
          <table:table-cell/>
          <table:table-cell office:value-type="string" calcext:value-type="string">
            <text:p>./archive_1/1745523245_901_Wide_Long/1745523245_901_Wide_Long_sound.wav</text:p>
          </table:table-cell>
        </table:table-row>
        <table:table-row table:style-name="ro1">
          <table:table-cell office:value-type="string" calcext:value-type="string">
            <text:p>./archive_1/1745525423_1210_Wide_Long/1745525423_1210_Wide_Long_angle_data.json</text:p>
          </table:table-cell>
          <table:table-cell/>
          <table:table-cell office:value-type="string" calcext:value-type="string">
            <text:p>./archive_1/1745525423_1210_Wide_Long/1745525423_1210_Wide_Long_distance_data.json</text:p>
          </table:table-cell>
          <table:table-cell/>
          <table:table-cell office:value-type="string" calcext:value-type="string">
            <text:p>./archive_1/1745525423_1210_Wide_Long/1745525423_1210_Wide_Long_sound.wav</text:p>
          </table:table-cell>
        </table:table-row>
        <table:table-row table:style-name="ro1">
          <table:table-cell office:value-type="string" calcext:value-type="string">
            <text:p>./archive_1/1744892968_16_Wide_Long/1744892968_16_Wide_Long_angle_data.json</text:p>
          </table:table-cell>
          <table:table-cell/>
          <table:table-cell office:value-type="string" calcext:value-type="string">
            <text:p>./archive_1/1744892968_16_Wide_Long/1744892968_16_Wide_Long_distance_data.json</text:p>
          </table:table-cell>
          <table:table-cell/>
          <table:table-cell office:value-type="string" calcext:value-type="string">
            <text:p>./archive_1/1744892968_16_Wide_Long/1744892968_16_Wide_Long_sound.wav</text:p>
          </table:table-cell>
        </table:table-row>
        <table:table-row table:style-name="ro1">
          <table:table-cell office:value-type="string" calcext:value-type="string">
            <text:p>./archive_1/1744902911_341_Wide_Long/1744902911_341_Wide_Long_angle_data.json</text:p>
          </table:table-cell>
          <table:table-cell/>
          <table:table-cell office:value-type="string" calcext:value-type="string">
            <text:p>./archive_1/1744902911_341_Wide_Long/1744902911_341_Wide_Long_distance_data.json</text:p>
          </table:table-cell>
          <table:table-cell/>
          <table:table-cell office:value-type="string" calcext:value-type="string">
            <text:p>./archive_1/1744902911_341_Wide_Long/1744902911_341_Wide_Long_sound.wav</text:p>
          </table:table-cell>
        </table:table-row>
        <table:table-row table:style-name="ro1">
          <table:table-cell office:value-type="string" calcext:value-type="string">
            <text:p>./archive_1/1744911271_659_Wide_Long/1744911271_659_Wide_Long_angle_data.json</text:p>
          </table:table-cell>
          <table:table-cell/>
          <table:table-cell office:value-type="string" calcext:value-type="string">
            <text:p>./archive_1/1744911271_659_Wide_Long/1744911271_659_Wide_Long_distance_data.json</text:p>
          </table:table-cell>
          <table:table-cell/>
          <table:table-cell office:value-type="string" calcext:value-type="string">
            <text:p>./archive_1/1744911271_659_Wide_Long/1744911271_659_Wide_Long_sound.wav</text:p>
          </table:table-cell>
        </table:table-row>
        <table:table-row table:style-name="ro1">
          <table:table-cell office:value-type="string" calcext:value-type="string">
            <text:p>./archive_1/1744918102_972_Wide_Long/1744918102_972_Wide_Long_angle_data.json</text:p>
          </table:table-cell>
          <table:table-cell/>
          <table:table-cell office:value-type="string" calcext:value-type="string">
            <text:p>./archive_1/1744918102_972_Wide_Long/1744918102_972_Wide_Long_distance_data.json</text:p>
          </table:table-cell>
          <table:table-cell/>
          <table:table-cell office:value-type="string" calcext:value-type="string">
            <text:p>./archive_1/1744918102_972_Wide_Long/1744918102_972_Wide_Long_sound.wav</text:p>
          </table:table-cell>
        </table:table-row>
        <table:table-row table:style-name="ro1">
          <table:table-cell office:value-type="string" calcext:value-type="string">
            <text:p>./archive_1/1745516990_282_Wide_Long/1745516990_282_Wide_Long_angle_data.json</text:p>
          </table:table-cell>
          <table:table-cell/>
          <table:table-cell office:value-type="string" calcext:value-type="string">
            <text:p>./archive_1/1745516990_282_Wide_Long/1745516990_282_Wide_Long_distance_data.json</text:p>
          </table:table-cell>
          <table:table-cell/>
          <table:table-cell office:value-type="string" calcext:value-type="string">
            <text:p>./archive_1/1745516990_282_Wide_Long/1745516990_282_Wide_Long_sound.wav</text:p>
          </table:table-cell>
        </table:table-row>
        <table:table-row table:style-name="ro1">
          <table:table-cell office:value-type="string" calcext:value-type="string">
            <text:p>./archive_1/1745520752_590_Wide_Long/1745520752_590_Wide_Long_angle_data.json</text:p>
          </table:table-cell>
          <table:table-cell/>
          <table:table-cell office:value-type="string" calcext:value-type="string">
            <text:p>./archive_1/1745520752_590_Wide_Long/1745520752_590_Wide_Long_distance_data.json</text:p>
          </table:table-cell>
          <table:table-cell/>
          <table:table-cell office:value-type="string" calcext:value-type="string">
            <text:p>./archive_1/1745520752_590_Wide_Long/1745520752_590_Wide_Long_sound.wav</text:p>
          </table:table-cell>
        </table:table-row>
        <table:table-row table:style-name="ro1">
          <table:table-cell office:value-type="string" calcext:value-type="string">
            <text:p>./archive_1/1745523250_902_Wide_Long/1745523250_902_Wide_Long_angle_data.json</text:p>
          </table:table-cell>
          <table:table-cell/>
          <table:table-cell office:value-type="string" calcext:value-type="string">
            <text:p>./archive_1/1745523250_902_Wide_Long/1745523250_902_Wide_Long_distance_data.json</text:p>
          </table:table-cell>
          <table:table-cell/>
          <table:table-cell office:value-type="string" calcext:value-type="string">
            <text:p>./archive_1/1745523250_902_Wide_Long/1745523250_902_Wide_Long_sound.wav</text:p>
          </table:table-cell>
        </table:table-row>
        <table:table-row table:style-name="ro1">
          <table:table-cell office:value-type="string" calcext:value-type="string">
            <text:p>./archive_1/1745525427_1211_Wide_Long/1745525427_1211_Wide_Long_angle_data.json</text:p>
          </table:table-cell>
          <table:table-cell/>
          <table:table-cell office:value-type="string" calcext:value-type="string">
            <text:p>./archive_1/1745525427_1211_Wide_Long/1745525427_1211_Wide_Long_distance_data.json</text:p>
          </table:table-cell>
          <table:table-cell/>
          <table:table-cell office:value-type="string" calcext:value-type="string">
            <text:p>./archive_1/1745525427_1211_Wide_Long/1745525427_1211_Wide_Long_sound.wav</text:p>
          </table:table-cell>
        </table:table-row>
        <table:table-row table:style-name="ro1">
          <table:table-cell office:value-type="string" calcext:value-type="string">
            <text:p>./archive_1/1744892993_17_Wide_Long/1744892993_17_Wide_Long_angle_data.json</text:p>
          </table:table-cell>
          <table:table-cell/>
          <table:table-cell office:value-type="string" calcext:value-type="string">
            <text:p>./archive_1/1744892993_17_Wide_Long/1744892993_17_Wide_Long_distance_data.json</text:p>
          </table:table-cell>
          <table:table-cell/>
          <table:table-cell office:value-type="string" calcext:value-type="string">
            <text:p>./archive_1/1744892993_17_Wide_Long/1744892993_17_Wide_Long_sound.wav</text:p>
          </table:table-cell>
        </table:table-row>
        <table:table-row table:style-name="ro1">
          <table:table-cell office:value-type="string" calcext:value-type="string">
            <text:p>./archive_1/1744902930_342_Wide_Long/1744902930_342_Wide_Long_angle_data.json</text:p>
          </table:table-cell>
          <table:table-cell/>
          <table:table-cell office:value-type="string" calcext:value-type="string">
            <text:p>./archive_1/1744902930_342_Wide_Long/1744902930_342_Wide_Long_distance_data.json</text:p>
          </table:table-cell>
          <table:table-cell/>
          <table:table-cell office:value-type="string" calcext:value-type="string">
            <text:p>./archive_1/1744902930_342_Wide_Long/1744902930_342_Wide_Long_sound.wav</text:p>
          </table:table-cell>
        </table:table-row>
        <table:table-row table:style-name="ro1">
          <table:table-cell office:value-type="string" calcext:value-type="string">
            <text:p>./archive_1/1744911290_660_Wide_Long/1744911290_660_Wide_Long_angle_data.json</text:p>
          </table:table-cell>
          <table:table-cell/>
          <table:table-cell office:value-type="string" calcext:value-type="string">
            <text:p>./archive_1/1744911290_660_Wide_Long/1744911290_660_Wide_Long_distance_data.json</text:p>
          </table:table-cell>
          <table:table-cell/>
          <table:table-cell office:value-type="string" calcext:value-type="string">
            <text:p>./archive_1/1744911290_660_Wide_Long/1744911290_660_Wide_Long_sound.wav</text:p>
          </table:table-cell>
        </table:table-row>
        <table:table-row table:style-name="ro1">
          <table:table-cell office:value-type="string" calcext:value-type="string">
            <text:p>./archive_1/1744918122_973_Wide_Long/1744918122_973_Wide_Long_angle_data.json</text:p>
          </table:table-cell>
          <table:table-cell/>
          <table:table-cell office:value-type="string" calcext:value-type="string">
            <text:p>./archive_1/1744918122_973_Wide_Long/1744918122_973_Wide_Long_distance_data.json</text:p>
          </table:table-cell>
          <table:table-cell/>
          <table:table-cell office:value-type="string" calcext:value-type="string">
            <text:p>./archive_1/1744918122_973_Wide_Long/1744918122_973_Wide_Long_sound.wav</text:p>
          </table:table-cell>
        </table:table-row>
        <table:table-row table:style-name="ro1">
          <table:table-cell office:value-type="string" calcext:value-type="string">
            <text:p>./archive_1/1745516995_283_Wide_Long/1745516995_283_Wide_Long_angle_data.json</text:p>
          </table:table-cell>
          <table:table-cell/>
          <table:table-cell office:value-type="string" calcext:value-type="string">
            <text:p>./archive_1/1745516995_283_Wide_Long/1745516995_283_Wide_Long_distance_data.json</text:p>
          </table:table-cell>
          <table:table-cell/>
          <table:table-cell office:value-type="string" calcext:value-type="string">
            <text:p>./archive_1/1745516995_283_Wide_Long/1745516995_283_Wide_Long_sound.wav</text:p>
          </table:table-cell>
        </table:table-row>
        <table:table-row table:style-name="ro1">
          <table:table-cell office:value-type="string" calcext:value-type="string">
            <text:p>./archive_1/1745520756_591_Wide_Long/1745520756_591_Wide_Long_angle_data.json</text:p>
          </table:table-cell>
          <table:table-cell/>
          <table:table-cell office:value-type="string" calcext:value-type="string">
            <text:p>./archive_1/1745520756_591_Wide_Long/1745520756_591_Wide_Long_distance_data.json</text:p>
          </table:table-cell>
          <table:table-cell/>
          <table:table-cell office:value-type="string" calcext:value-type="string">
            <text:p>./archive_1/1745520756_591_Wide_Long/1745520756_591_Wide_Long_sound.wav</text:p>
          </table:table-cell>
        </table:table-row>
        <table:table-row table:style-name="ro1">
          <table:table-cell office:value-type="string" calcext:value-type="string">
            <text:p>./archive_1/1745523254_903_Wide_Long/1745523254_903_Wide_Long_angle_data.json</text:p>
          </table:table-cell>
          <table:table-cell/>
          <table:table-cell office:value-type="string" calcext:value-type="string">
            <text:p>./archive_1/1745523254_903_Wide_Long/1745523254_903_Wide_Long_distance_data.json</text:p>
          </table:table-cell>
          <table:table-cell/>
          <table:table-cell office:value-type="string" calcext:value-type="string">
            <text:p>./archive_1/1745523254_903_Wide_Long/1745523254_903_Wide_Long_sound.wav</text:p>
          </table:table-cell>
        </table:table-row>
        <table:table-row table:style-name="ro1">
          <table:table-cell office:value-type="string" calcext:value-type="string">
            <text:p>./archive_1/1745525432_1212_Wide_Long/1745525432_1212_Wide_Long_angle_data.json</text:p>
          </table:table-cell>
          <table:table-cell/>
          <table:table-cell office:value-type="string" calcext:value-type="string">
            <text:p>./archive_1/1745525432_1212_Wide_Long/1745525432_1212_Wide_Long_distance_data.json</text:p>
          </table:table-cell>
          <table:table-cell/>
          <table:table-cell office:value-type="string" calcext:value-type="string">
            <text:p>./archive_1/1745525432_1212_Wide_Long/1745525432_1212_Wide_Long_sound.wav</text:p>
          </table:table-cell>
        </table:table-row>
        <table:table-row table:style-name="ro1">
          <table:table-cell office:value-type="string" calcext:value-type="string">
            <text:p>./archive_1/1744893018_18_Wide_Long/1744893018_18_Wide_Long_angle_data.json</text:p>
          </table:table-cell>
          <table:table-cell/>
          <table:table-cell office:value-type="string" calcext:value-type="string">
            <text:p>./archive_1/1744893018_18_Wide_Long/1744893018_18_Wide_Long_distance_data.json</text:p>
          </table:table-cell>
          <table:table-cell/>
          <table:table-cell office:value-type="string" calcext:value-type="string">
            <text:p>./archive_1/1744893018_18_Wide_Long/1744893018_18_Wide_Long_sound.wav</text:p>
          </table:table-cell>
        </table:table-row>
        <table:table-row table:style-name="ro1">
          <table:table-cell office:value-type="string" calcext:value-type="string">
            <text:p>./archive_1/1744902950_343_Wide_Long/1744902950_343_Wide_Long_angle_data.json</text:p>
          </table:table-cell>
          <table:table-cell/>
          <table:table-cell office:value-type="string" calcext:value-type="string">
            <text:p>./archive_1/1744902950_343_Wide_Long/1744902950_343_Wide_Long_distance_data.json</text:p>
          </table:table-cell>
          <table:table-cell/>
          <table:table-cell office:value-type="string" calcext:value-type="string">
            <text:p>./archive_1/1744902950_343_Wide_Long/1744902950_343_Wide_Long_sound.wav</text:p>
          </table:table-cell>
        </table:table-row>
        <table:table-row table:style-name="ro1">
          <table:table-cell office:value-type="string" calcext:value-type="string">
            <text:p>./archive_1/1744911310_661_Wide_Long/1744911310_661_Wide_Long_angle_data.json</text:p>
          </table:table-cell>
          <table:table-cell/>
          <table:table-cell office:value-type="string" calcext:value-type="string">
            <text:p>./archive_1/1744911310_661_Wide_Long/1744911310_661_Wide_Long_distance_data.json</text:p>
          </table:table-cell>
          <table:table-cell/>
          <table:table-cell office:value-type="string" calcext:value-type="string">
            <text:p>./archive_1/1744911310_661_Wide_Long/1744911310_661_Wide_Long_sound.wav</text:p>
          </table:table-cell>
        </table:table-row>
        <table:table-row table:style-name="ro1">
          <table:table-cell office:value-type="string" calcext:value-type="string">
            <text:p>./archive_1/1744918142_974_Wide_Long/1744918142_974_Wide_Long_angle_data.json</text:p>
          </table:table-cell>
          <table:table-cell/>
          <table:table-cell office:value-type="string" calcext:value-type="string">
            <text:p>./archive_1/1744918142_974_Wide_Long/1744918142_974_Wide_Long_distance_data.json</text:p>
          </table:table-cell>
          <table:table-cell/>
          <table:table-cell office:value-type="string" calcext:value-type="string">
            <text:p>./archive_1/1744918142_974_Wide_Long/1744918142_974_Wide_Long_sound.wav</text:p>
          </table:table-cell>
        </table:table-row>
        <table:table-row table:style-name="ro1">
          <table:table-cell office:value-type="string" calcext:value-type="string">
            <text:p>./archive_1/1745516999_284_Wide_Long/1745516999_284_Wide_Long_angle_data.json</text:p>
          </table:table-cell>
          <table:table-cell/>
          <table:table-cell office:value-type="string" calcext:value-type="string">
            <text:p>./archive_1/1745516999_284_Wide_Long/1745516999_284_Wide_Long_distance_data.json</text:p>
          </table:table-cell>
          <table:table-cell/>
          <table:table-cell office:value-type="string" calcext:value-type="string">
            <text:p>./archive_1/1745516999_284_Wide_Long/1745516999_284_Wide_Long_sound.wav</text:p>
          </table:table-cell>
        </table:table-row>
        <table:table-row table:style-name="ro1">
          <table:table-cell office:value-type="string" calcext:value-type="string">
            <text:p>./archive_1/1745520761_592_Wide_Long/1745520761_592_Wide_Long_angle_data.json</text:p>
          </table:table-cell>
          <table:table-cell/>
          <table:table-cell office:value-type="string" calcext:value-type="string">
            <text:p>./archive_1/1745520761_592_Wide_Long/1745520761_592_Wide_Long_distance_data.json</text:p>
          </table:table-cell>
          <table:table-cell/>
          <table:table-cell office:value-type="string" calcext:value-type="string">
            <text:p>./archive_1/1745520761_592_Wide_Long/1745520761_592_Wide_Long_sound.wav</text:p>
          </table:table-cell>
        </table:table-row>
        <table:table-row table:style-name="ro1">
          <table:table-cell office:value-type="string" calcext:value-type="string">
            <text:p>./archive_1/1745523259_904_Wide_Long/1745523259_904_Wide_Long_angle_data.json</text:p>
          </table:table-cell>
          <table:table-cell/>
          <table:table-cell office:value-type="string" calcext:value-type="string">
            <text:p>./archive_1/1745523259_904_Wide_Long/1745523259_904_Wide_Long_distance_data.json</text:p>
          </table:table-cell>
          <table:table-cell/>
          <table:table-cell office:value-type="string" calcext:value-type="string">
            <text:p>./archive_1/1745523259_904_Wide_Long/1745523259_904_Wide_Long_sound.wav</text:p>
          </table:table-cell>
        </table:table-row>
        <table:table-row table:style-name="ro1">
          <table:table-cell office:value-type="string" calcext:value-type="string">
            <text:p>./archive_1/1745525436_1213_Wide_Long/1745525436_1213_Wide_Long_angle_data.json</text:p>
          </table:table-cell>
          <table:table-cell/>
          <table:table-cell office:value-type="string" calcext:value-type="string">
            <text:p>./archive_1/1745525436_1213_Wide_Long/1745525436_1213_Wide_Long_distance_data.json</text:p>
          </table:table-cell>
          <table:table-cell/>
          <table:table-cell office:value-type="string" calcext:value-type="string">
            <text:p>./archive_1/1745525436_1213_Wide_Long/1745525436_1213_Wide_Long_sound.wav</text:p>
          </table:table-cell>
        </table:table-row>
        <table:table-row table:style-name="ro1">
          <table:table-cell office:value-type="string" calcext:value-type="string">
            <text:p>./archive_1/1744893041_19_Wide_Long/1744893041_19_Wide_Long_angle_data.json</text:p>
          </table:table-cell>
          <table:table-cell/>
          <table:table-cell office:value-type="string" calcext:value-type="string">
            <text:p>./archive_1/1744893041_19_Wide_Long/1744893041_19_Wide_Long_distance_data.json</text:p>
          </table:table-cell>
          <table:table-cell/>
          <table:table-cell office:value-type="string" calcext:value-type="string">
            <text:p>./archive_1/1744893041_19_Wide_Long/1744893041_19_Wide_Long_sound.wav</text:p>
          </table:table-cell>
        </table:table-row>
        <table:table-row table:style-name="ro1">
          <table:table-cell office:value-type="string" calcext:value-type="string">
            <text:p>./archive_1/1744902969_344_Wide_Long/1744902969_344_Wide_Long_angle_data.json</text:p>
          </table:table-cell>
          <table:table-cell/>
          <table:table-cell office:value-type="string" calcext:value-type="string">
            <text:p>./archive_1/1744902969_344_Wide_Long/1744902969_344_Wide_Long_distance_data.json</text:p>
          </table:table-cell>
          <table:table-cell/>
          <table:table-cell office:value-type="string" calcext:value-type="string">
            <text:p>./archive_1/1744902969_344_Wide_Long/1744902969_344_Wide_Long_sound.wav</text:p>
          </table:table-cell>
        </table:table-row>
        <table:table-row table:style-name="ro1">
          <table:table-cell office:value-type="string" calcext:value-type="string">
            <text:p>./archive_1/1744911329_662_Wide_Long/1744911329_662_Wide_Long_angle_data.json</text:p>
          </table:table-cell>
          <table:table-cell/>
          <table:table-cell office:value-type="string" calcext:value-type="string">
            <text:p>./archive_1/1744911329_662_Wide_Long/1744911329_662_Wide_Long_distance_data.json</text:p>
          </table:table-cell>
          <table:table-cell/>
          <table:table-cell office:value-type="string" calcext:value-type="string">
            <text:p>./archive_1/1744911329_662_Wide_Long/1744911329_662_Wide_Long_sound.wav</text:p>
          </table:table-cell>
        </table:table-row>
        <table:table-row table:style-name="ro1">
          <table:table-cell office:value-type="string" calcext:value-type="string">
            <text:p>./archive_1/1744918162_975_Wide_Long/1744918162_975_Wide_Long_angle_data.json</text:p>
          </table:table-cell>
          <table:table-cell/>
          <table:table-cell office:value-type="string" calcext:value-type="string">
            <text:p>./archive_1/1744918162_975_Wide_Long/1744918162_975_Wide_Long_distance_data.json</text:p>
          </table:table-cell>
          <table:table-cell/>
          <table:table-cell office:value-type="string" calcext:value-type="string">
            <text:p>./archive_1/1744918162_975_Wide_Long/1744918162_975_Wide_Long_sound.wav</text:p>
          </table:table-cell>
        </table:table-row>
        <table:table-row table:style-name="ro1">
          <table:table-cell office:value-type="string" calcext:value-type="string">
            <text:p>./archive_1/1745517003_285_Wide_Long/1745517003_285_Wide_Long_angle_data.json</text:p>
          </table:table-cell>
          <table:table-cell/>
          <table:table-cell office:value-type="string" calcext:value-type="string">
            <text:p>./archive_1/1745517003_285_Wide_Long/1745517003_285_Wide_Long_distance_data.json</text:p>
          </table:table-cell>
          <table:table-cell/>
          <table:table-cell office:value-type="string" calcext:value-type="string">
            <text:p>./archive_1/1745517003_285_Wide_Long/1745517003_285_Wide_Long_sound.wav</text:p>
          </table:table-cell>
        </table:table-row>
        <table:table-row table:style-name="ro1">
          <table:table-cell office:value-type="string" calcext:value-type="string">
            <text:p>./archive_1/1745520766_593_Wide_Long/1745520766_593_Wide_Long_angle_data.json</text:p>
          </table:table-cell>
          <table:table-cell/>
          <table:table-cell office:value-type="string" calcext:value-type="string">
            <text:p>./archive_1/1745520766_593_Wide_Long/1745520766_593_Wide_Long_distance_data.json</text:p>
          </table:table-cell>
          <table:table-cell/>
          <table:table-cell office:value-type="string" calcext:value-type="string">
            <text:p>./archive_1/1745520766_593_Wide_Long/1745520766_593_Wide_Long_sound.wav</text:p>
          </table:table-cell>
        </table:table-row>
        <table:table-row table:style-name="ro1">
          <table:table-cell office:value-type="string" calcext:value-type="string">
            <text:p>./archive_1/1745523263_905_Wide_Long/1745523263_905_Wide_Long_angle_data.json</text:p>
          </table:table-cell>
          <table:table-cell/>
          <table:table-cell office:value-type="string" calcext:value-type="string">
            <text:p>./archive_1/1745523263_905_Wide_Long/1745523263_905_Wide_Long_distance_data.json</text:p>
          </table:table-cell>
          <table:table-cell/>
          <table:table-cell office:value-type="string" calcext:value-type="string">
            <text:p>./archive_1/1745523263_905_Wide_Long/1745523263_905_Wide_Long_sound.wav</text:p>
          </table:table-cell>
        </table:table-row>
        <table:table-row table:style-name="ro1">
          <table:table-cell office:value-type="string" calcext:value-type="string">
            <text:p>./archive_1/1745525441_1214_Wide_Long/1745525441_1214_Wide_Long_angle_data.json</text:p>
          </table:table-cell>
          <table:table-cell/>
          <table:table-cell office:value-type="string" calcext:value-type="string">
            <text:p>./archive_1/1745525441_1214_Wide_Long/1745525441_1214_Wide_Long_distance_data.json</text:p>
          </table:table-cell>
          <table:table-cell/>
          <table:table-cell office:value-type="string" calcext:value-type="string">
            <text:p>./archive_1/1745525441_1214_Wide_Long/1745525441_1214_Wide_Long_sound.wav</text:p>
          </table:table-cell>
        </table:table-row>
        <table:table-row table:style-name="ro1">
          <table:table-cell office:value-type="string" calcext:value-type="string">
            <text:p>./archive_1/1744893064_20_Wide_Long/1744893064_20_Wide_Long_angle_data.json</text:p>
          </table:table-cell>
          <table:table-cell/>
          <table:table-cell office:value-type="string" calcext:value-type="string">
            <text:p>./archive_1/1744893064_20_Wide_Long/1744893064_20_Wide_Long_distance_data.json</text:p>
          </table:table-cell>
          <table:table-cell/>
          <table:table-cell office:value-type="string" calcext:value-type="string">
            <text:p>./archive_1/1744893064_20_Wide_Long/1744893064_20_Wide_Long_sound.wav</text:p>
          </table:table-cell>
        </table:table-row>
        <table:table-row table:style-name="ro1">
          <table:table-cell office:value-type="string" calcext:value-type="string">
            <text:p>./archive_1/1744902988_345_Wide_Long/1744902988_345_Wide_Long_angle_data.json</text:p>
          </table:table-cell>
          <table:table-cell/>
          <table:table-cell office:value-type="string" calcext:value-type="string">
            <text:p>./archive_1/1744902988_345_Wide_Long/1744902988_345_Wide_Long_distance_data.json</text:p>
          </table:table-cell>
          <table:table-cell/>
          <table:table-cell office:value-type="string" calcext:value-type="string">
            <text:p>./archive_1/1744902988_345_Wide_Long/1744902988_345_Wide_Long_sound.wav</text:p>
          </table:table-cell>
        </table:table-row>
        <table:table-row table:style-name="ro1">
          <table:table-cell office:value-type="string" calcext:value-type="string">
            <text:p>./archive_1/1744911349_663_Wide_Long/1744911349_663_Wide_Long_angle_data.json</text:p>
          </table:table-cell>
          <table:table-cell/>
          <table:table-cell office:value-type="string" calcext:value-type="string">
            <text:p>./archive_1/1744911349_663_Wide_Long/1744911349_663_Wide_Long_distance_data.json</text:p>
          </table:table-cell>
          <table:table-cell/>
          <table:table-cell office:value-type="string" calcext:value-type="string">
            <text:p>./archive_1/1744911349_663_Wide_Long/1744911349_663_Wide_Long_sound.wav</text:p>
          </table:table-cell>
        </table:table-row>
        <table:table-row table:style-name="ro1">
          <table:table-cell office:value-type="string" calcext:value-type="string">
            <text:p>./archive_1/1744918182_976_Wide_Long/1744918182_976_Wide_Long_angle_data.json</text:p>
          </table:table-cell>
          <table:table-cell/>
          <table:table-cell office:value-type="string" calcext:value-type="string">
            <text:p>./archive_1/1744918182_976_Wide_Long/1744918182_976_Wide_Long_distance_data.json</text:p>
          </table:table-cell>
          <table:table-cell/>
          <table:table-cell office:value-type="string" calcext:value-type="string">
            <text:p>./archive_1/1744918182_976_Wide_Long/1744918182_976_Wide_Long_sound.wav</text:p>
          </table:table-cell>
        </table:table-row>
        <table:table-row table:style-name="ro1">
          <table:table-cell office:value-type="string" calcext:value-type="string">
            <text:p>./archive_1/1745517008_286_Wide_Long/1745517008_286_Wide_Long_angle_data.json</text:p>
          </table:table-cell>
          <table:table-cell/>
          <table:table-cell office:value-type="string" calcext:value-type="string">
            <text:p>./archive_1/1745517008_286_Wide_Long/1745517008_286_Wide_Long_distance_data.json</text:p>
          </table:table-cell>
          <table:table-cell/>
          <table:table-cell office:value-type="string" calcext:value-type="string">
            <text:p>./archive_1/1745517008_286_Wide_Long/1745517008_286_Wide_Long_sound.wav</text:p>
          </table:table-cell>
        </table:table-row>
        <table:table-row table:style-name="ro1">
          <table:table-cell office:value-type="string" calcext:value-type="string">
            <text:p>./archive_1/1745520770_594_Wide_Long/1745520770_594_Wide_Long_angle_data.json</text:p>
          </table:table-cell>
          <table:table-cell/>
          <table:table-cell office:value-type="string" calcext:value-type="string">
            <text:p>./archive_1/1745520770_594_Wide_Long/1745520770_594_Wide_Long_distance_data.json</text:p>
          </table:table-cell>
          <table:table-cell/>
          <table:table-cell office:value-type="string" calcext:value-type="string">
            <text:p>./archive_1/1745520770_594_Wide_Long/1745520770_594_Wide_Long_sound.wav</text:p>
          </table:table-cell>
        </table:table-row>
        <table:table-row table:style-name="ro1">
          <table:table-cell office:value-type="string" calcext:value-type="string">
            <text:p>./archive_1/1745523268_906_Wide_Long/1745523268_906_Wide_Long_angle_data.json</text:p>
          </table:table-cell>
          <table:table-cell/>
          <table:table-cell office:value-type="string" calcext:value-type="string">
            <text:p>./archive_1/1745523268_906_Wide_Long/1745523268_906_Wide_Long_distance_data.json</text:p>
          </table:table-cell>
          <table:table-cell/>
          <table:table-cell office:value-type="string" calcext:value-type="string">
            <text:p>./archive_1/1745523268_906_Wide_Long/1745523268_906_Wide_Long_sound.wav</text:p>
          </table:table-cell>
        </table:table-row>
        <table:table-row table:style-name="ro1">
          <table:table-cell office:value-type="string" calcext:value-type="string">
            <text:p>./archive_1/1745525445_1215_Wide_Long/1745525445_1215_Wide_Long_angle_data.json</text:p>
          </table:table-cell>
          <table:table-cell/>
          <table:table-cell office:value-type="string" calcext:value-type="string">
            <text:p>./archive_1/1745525445_1215_Wide_Long/1745525445_1215_Wide_Long_distance_data.json</text:p>
          </table:table-cell>
          <table:table-cell/>
          <table:table-cell office:value-type="string" calcext:value-type="string">
            <text:p>./archive_1/1745525445_1215_Wide_Long/1745525445_1215_Wide_Long_sound.wav</text:p>
          </table:table-cell>
        </table:table-row>
        <table:table-row table:style-name="ro1">
          <table:table-cell office:value-type="string" calcext:value-type="string">
            <text:p>./archive_1/1744893090_21_Wide_Long/1744893090_21_Wide_Long_angle_data.json</text:p>
          </table:table-cell>
          <table:table-cell/>
          <table:table-cell office:value-type="string" calcext:value-type="string">
            <text:p>./archive_1/1744893090_21_Wide_Long/1744893090_21_Wide_Long_distance_data.json</text:p>
          </table:table-cell>
          <table:table-cell/>
          <table:table-cell office:value-type="string" calcext:value-type="string">
            <text:p>./archive_1/1744893090_21_Wide_Long/1744893090_21_Wide_Long_sound.wav</text:p>
          </table:table-cell>
        </table:table-row>
        <table:table-row table:style-name="ro1">
          <table:table-cell office:value-type="string" calcext:value-type="string">
            <text:p>./archive_1/1744903012_346_Wide_Long/1744903012_346_Wide_Long_angle_data.json</text:p>
          </table:table-cell>
          <table:table-cell/>
          <table:table-cell office:value-type="string" calcext:value-type="string">
            <text:p>./archive_1/1744903012_346_Wide_Long/1744903012_346_Wide_Long_distance_data.json</text:p>
          </table:table-cell>
          <table:table-cell/>
          <table:table-cell office:value-type="string" calcext:value-type="string">
            <text:p>./archive_1/1744903012_346_Wide_Long/1744903012_346_Wide_Long_sound.wav</text:p>
          </table:table-cell>
        </table:table-row>
        <table:table-row table:style-name="ro1">
          <table:table-cell office:value-type="string" calcext:value-type="string">
            <text:p>./archive_1/1744911368_664_Wide_Long/1744911368_664_Wide_Long_angle_data.json</text:p>
          </table:table-cell>
          <table:table-cell/>
          <table:table-cell office:value-type="string" calcext:value-type="string">
            <text:p>./archive_1/1744911368_664_Wide_Long/1744911368_664_Wide_Long_distance_data.json</text:p>
          </table:table-cell>
          <table:table-cell/>
          <table:table-cell office:value-type="string" calcext:value-type="string">
            <text:p>./archive_1/1744911368_664_Wide_Long/1744911368_664_Wide_Long_sound.wav</text:p>
          </table:table-cell>
        </table:table-row>
        <table:table-row table:style-name="ro1">
          <table:table-cell office:value-type="string" calcext:value-type="string">
            <text:p>./archive_1/1744918202_977_Wide_Long/1744918202_977_Wide_Long_angle_data.json</text:p>
          </table:table-cell>
          <table:table-cell/>
          <table:table-cell office:value-type="string" calcext:value-type="string">
            <text:p>./archive_1/1744918202_977_Wide_Long/1744918202_977_Wide_Long_distance_data.json</text:p>
          </table:table-cell>
          <table:table-cell/>
          <table:table-cell office:value-type="string" calcext:value-type="string">
            <text:p>./archive_1/1744918202_977_Wide_Long/1744918202_977_Wide_Long_sound.wav</text:p>
          </table:table-cell>
        </table:table-row>
        <table:table-row table:style-name="ro1">
          <table:table-cell office:value-type="string" calcext:value-type="string">
            <text:p>./archive_1/1745517012_287_Wide_Long/1745517012_287_Wide_Long_angle_data.json</text:p>
          </table:table-cell>
          <table:table-cell/>
          <table:table-cell office:value-type="string" calcext:value-type="string">
            <text:p>./archive_1/1745517012_287_Wide_Long/1745517012_287_Wide_Long_distance_data.json</text:p>
          </table:table-cell>
          <table:table-cell/>
          <table:table-cell office:value-type="string" calcext:value-type="string">
            <text:p>./archive_1/1745517012_287_Wide_Long/1745517012_287_Wide_Long_sound.wav</text:p>
          </table:table-cell>
        </table:table-row>
        <table:table-row table:style-name="ro1">
          <table:table-cell office:value-type="string" calcext:value-type="string">
            <text:p>./archive_1/1745520776_595_Wide_Long/1745520776_595_Wide_Long_angle_data.json</text:p>
          </table:table-cell>
          <table:table-cell/>
          <table:table-cell office:value-type="string" calcext:value-type="string">
            <text:p>./archive_1/1745520776_595_Wide_Long/1745520776_595_Wide_Long_distance_data.json</text:p>
          </table:table-cell>
          <table:table-cell/>
          <table:table-cell office:value-type="string" calcext:value-type="string">
            <text:p>./archive_1/1745520776_595_Wide_Long/1745520776_595_Wide_Long_sound.wav</text:p>
          </table:table-cell>
        </table:table-row>
        <table:table-row table:style-name="ro1">
          <table:table-cell office:value-type="string" calcext:value-type="string">
            <text:p>./archive_1/1745523272_907_Wide_Long/1745523272_907_Wide_Long_angle_data.json</text:p>
          </table:table-cell>
          <table:table-cell/>
          <table:table-cell office:value-type="string" calcext:value-type="string">
            <text:p>./archive_1/1745523272_907_Wide_Long/1745523272_907_Wide_Long_distance_data.json</text:p>
          </table:table-cell>
          <table:table-cell/>
          <table:table-cell office:value-type="string" calcext:value-type="string">
            <text:p>./archive_1/1745523272_907_Wide_Long/1745523272_907_Wide_Long_sound.wav</text:p>
          </table:table-cell>
        </table:table-row>
        <table:table-row table:style-name="ro1">
          <table:table-cell office:value-type="string" calcext:value-type="string">
            <text:p>./archive_1/1745525450_1216_Wide_Long/1745525450_1216_Wide_Long_angle_data.json</text:p>
          </table:table-cell>
          <table:table-cell/>
          <table:table-cell office:value-type="string" calcext:value-type="string">
            <text:p>./archive_1/1745525450_1216_Wide_Long/1745525450_1216_Wide_Long_distance_data.json</text:p>
          </table:table-cell>
          <table:table-cell/>
          <table:table-cell office:value-type="string" calcext:value-type="string">
            <text:p>./archive_1/1745525450_1216_Wide_Long/1745525450_1216_Wide_Long_sound.wav</text:p>
          </table:table-cell>
        </table:table-row>
        <table:table-row table:style-name="ro1">
          <table:table-cell office:value-type="string" calcext:value-type="string">
            <text:p>./archive_1/1744893126_22_Wide_Long/1744893126_22_Wide_Long_angle_data.json</text:p>
          </table:table-cell>
          <table:table-cell/>
          <table:table-cell office:value-type="string" calcext:value-type="string">
            <text:p>./archive_1/1744893126_22_Wide_Long/1744893126_22_Wide_Long_distance_data.json</text:p>
          </table:table-cell>
          <table:table-cell/>
          <table:table-cell office:value-type="string" calcext:value-type="string">
            <text:p>./archive_1/1744893126_22_Wide_Long/1744893126_22_Wide_Long_sound.wav</text:p>
          </table:table-cell>
        </table:table-row>
        <table:table-row table:style-name="ro1">
          <table:table-cell office:value-type="string" calcext:value-type="string">
            <text:p>./archive_1/1744903032_347_Wide_Long/1744903032_347_Wide_Long_angle_data.json</text:p>
          </table:table-cell>
          <table:table-cell/>
          <table:table-cell office:value-type="string" calcext:value-type="string">
            <text:p>./archive_1/1744903032_347_Wide_Long/1744903032_347_Wide_Long_distance_data.json</text:p>
          </table:table-cell>
          <table:table-cell/>
          <table:table-cell office:value-type="string" calcext:value-type="string">
            <text:p>./archive_1/1744903032_347_Wide_Long/1744903032_347_Wide_Long_sound.wav</text:p>
          </table:table-cell>
        </table:table-row>
        <table:table-row table:style-name="ro1">
          <table:table-cell office:value-type="string" calcext:value-type="string">
            <text:p>./archive_1/1744911391_665_Wide_Long/1744911391_665_Wide_Long_angle_data.json</text:p>
          </table:table-cell>
          <table:table-cell/>
          <table:table-cell office:value-type="string" calcext:value-type="string">
            <text:p>./archive_1/1744911391_665_Wide_Long/1744911391_665_Wide_Long_distance_data.json</text:p>
          </table:table-cell>
          <table:table-cell/>
          <table:table-cell office:value-type="string" calcext:value-type="string">
            <text:p>./archive_1/1744911391_665_Wide_Long/1744911391_665_Wide_Long_sound.wav</text:p>
          </table:table-cell>
        </table:table-row>
        <table:table-row table:style-name="ro1">
          <table:table-cell office:value-type="string" calcext:value-type="string">
            <text:p>./archive_1/1744918223_978_Wide_Long/1744918223_978_Wide_Long_angle_data.json</text:p>
          </table:table-cell>
          <table:table-cell/>
          <table:table-cell office:value-type="string" calcext:value-type="string">
            <text:p>./archive_1/1744918223_978_Wide_Long/1744918223_978_Wide_Long_distance_data.json</text:p>
          </table:table-cell>
          <table:table-cell/>
          <table:table-cell office:value-type="string" calcext:value-type="string">
            <text:p>./archive_1/1744918223_978_Wide_Long/1744918223_978_Wide_Long_sound.wav</text:p>
          </table:table-cell>
        </table:table-row>
        <table:table-row table:style-name="ro1">
          <table:table-cell office:value-type="string" calcext:value-type="string">
            <text:p>./archive_1/1745517017_288_Wide_Long/1745517017_288_Wide_Long_angle_data.json</text:p>
          </table:table-cell>
          <table:table-cell/>
          <table:table-cell office:value-type="string" calcext:value-type="string">
            <text:p>./archive_1/1745517017_288_Wide_Long/1745517017_288_Wide_Long_distance_data.json</text:p>
          </table:table-cell>
          <table:table-cell/>
          <table:table-cell office:value-type="string" calcext:value-type="string">
            <text:p>./archive_1/1745517017_288_Wide_Long/1745517017_288_Wide_Long_sound.wav</text:p>
          </table:table-cell>
        </table:table-row>
        <table:table-row table:style-name="ro1">
          <table:table-cell office:value-type="string" calcext:value-type="string">
            <text:p>./archive_1/1745520780_596_Wide_Long/1745520780_596_Wide_Long_angle_data.json</text:p>
          </table:table-cell>
          <table:table-cell/>
          <table:table-cell office:value-type="string" calcext:value-type="string">
            <text:p>./archive_1/1745520780_596_Wide_Long/1745520780_596_Wide_Long_distance_data.json</text:p>
          </table:table-cell>
          <table:table-cell/>
          <table:table-cell office:value-type="string" calcext:value-type="string">
            <text:p>./archive_1/1745520780_596_Wide_Long/1745520780_596_Wide_Long_sound.wav</text:p>
          </table:table-cell>
        </table:table-row>
        <table:table-row table:style-name="ro1">
          <table:table-cell office:value-type="string" calcext:value-type="string">
            <text:p>./archive_1/1745523277_908_Wide_Long/1745523277_908_Wide_Long_angle_data.json</text:p>
          </table:table-cell>
          <table:table-cell/>
          <table:table-cell office:value-type="string" calcext:value-type="string">
            <text:p>./archive_1/1745523277_908_Wide_Long/1745523277_908_Wide_Long_distance_data.json</text:p>
          </table:table-cell>
          <table:table-cell/>
          <table:table-cell office:value-type="string" calcext:value-type="string">
            <text:p>./archive_1/1745523277_908_Wide_Long/1745523277_908_Wide_Long_sound.wav</text:p>
          </table:table-cell>
        </table:table-row>
        <table:table-row table:style-name="ro1">
          <table:table-cell office:value-type="string" calcext:value-type="string">
            <text:p>./archive_1/1745525455_1217_Wide_Long/1745525455_1217_Wide_Long_angle_data.json</text:p>
          </table:table-cell>
          <table:table-cell/>
          <table:table-cell office:value-type="string" calcext:value-type="string">
            <text:p>./archive_1/1745525455_1217_Wide_Long/1745525455_1217_Wide_Long_distance_data.json</text:p>
          </table:table-cell>
          <table:table-cell/>
          <table:table-cell office:value-type="string" calcext:value-type="string">
            <text:p>./archive_1/1745525455_1217_Wide_Long/1745525455_1217_Wide_Long_sound.wav</text:p>
          </table:table-cell>
        </table:table-row>
        <table:table-row table:style-name="ro1">
          <table:table-cell office:value-type="string" calcext:value-type="string">
            <text:p>./archive_1/1744893148_23_Wide_Long/1744893148_23_Wide_Long_angle_data.json</text:p>
          </table:table-cell>
          <table:table-cell/>
          <table:table-cell office:value-type="string" calcext:value-type="string">
            <text:p>./archive_1/1744893148_23_Wide_Long/1744893148_23_Wide_Long_distance_data.json</text:p>
          </table:table-cell>
          <table:table-cell/>
          <table:table-cell office:value-type="string" calcext:value-type="string">
            <text:p>./archive_1/1744893148_23_Wide_Long/1744893148_23_Wide_Long_sound.wav</text:p>
          </table:table-cell>
        </table:table-row>
        <table:table-row table:style-name="ro1">
          <table:table-cell office:value-type="string" calcext:value-type="string">
            <text:p>./archive_1/1744903051_348_Wide_Long/1744903051_348_Wide_Long_angle_data.json</text:p>
          </table:table-cell>
          <table:table-cell/>
          <table:table-cell office:value-type="string" calcext:value-type="string">
            <text:p>./archive_1/1744903051_348_Wide_Long/1744903051_348_Wide_Long_distance_data.json</text:p>
          </table:table-cell>
          <table:table-cell/>
          <table:table-cell office:value-type="string" calcext:value-type="string">
            <text:p>./archive_1/1744903051_348_Wide_Long/1744903051_348_Wide_Long_sound.wav</text:p>
          </table:table-cell>
        </table:table-row>
        <table:table-row table:style-name="ro1">
          <table:table-cell office:value-type="string" calcext:value-type="string">
            <text:p>./archive_1/1744911413_666_Wide_Long/1744911413_666_Wide_Long_angle_data.json</text:p>
          </table:table-cell>
          <table:table-cell/>
          <table:table-cell office:value-type="string" calcext:value-type="string">
            <text:p>./archive_1/1744911413_666_Wide_Long/1744911413_666_Wide_Long_distance_data.json</text:p>
          </table:table-cell>
          <table:table-cell/>
          <table:table-cell office:value-type="string" calcext:value-type="string">
            <text:p>./archive_1/1744911413_666_Wide_Long/1744911413_666_Wide_Long_sound.wav</text:p>
          </table:table-cell>
        </table:table-row>
        <table:table-row table:style-name="ro1">
          <table:table-cell office:value-type="string" calcext:value-type="string">
            <text:p>./archive_1/1744918243_979_Wide_Long/1744918243_979_Wide_Long_angle_data.json</text:p>
          </table:table-cell>
          <table:table-cell/>
          <table:table-cell office:value-type="string" calcext:value-type="string">
            <text:p>./archive_1/1744918243_979_Wide_Long/1744918243_979_Wide_Long_distance_data.json</text:p>
          </table:table-cell>
          <table:table-cell/>
          <table:table-cell office:value-type="string" calcext:value-type="string">
            <text:p>./archive_1/1744918243_979_Wide_Long/1744918243_979_Wide_Long_sound.wav</text:p>
          </table:table-cell>
        </table:table-row>
        <table:table-row table:style-name="ro1">
          <table:table-cell office:value-type="string" calcext:value-type="string">
            <text:p>./archive_1/1745517021_289_Wide_Long/1745517021_289_Wide_Long_angle_data.json</text:p>
          </table:table-cell>
          <table:table-cell/>
          <table:table-cell office:value-type="string" calcext:value-type="string">
            <text:p>./archive_1/1745517021_289_Wide_Long/1745517021_289_Wide_Long_distance_data.json</text:p>
          </table:table-cell>
          <table:table-cell/>
          <table:table-cell office:value-type="string" calcext:value-type="string">
            <text:p>./archive_1/1745517021_289_Wide_Long/1745517021_289_Wide_Long_sound.wav</text:p>
          </table:table-cell>
        </table:table-row>
        <table:table-row table:style-name="ro1">
          <table:table-cell office:value-type="string" calcext:value-type="string">
            <text:p>./archive_1/1745520785_597_Wide_Long/1745520785_597_Wide_Long_angle_data.json</text:p>
          </table:table-cell>
          <table:table-cell/>
          <table:table-cell office:value-type="string" calcext:value-type="string">
            <text:p>./archive_1/1745520785_597_Wide_Long/1745520785_597_Wide_Long_distance_data.json</text:p>
          </table:table-cell>
          <table:table-cell/>
          <table:table-cell office:value-type="string" calcext:value-type="string">
            <text:p>./archive_1/1745520785_597_Wide_Long/1745520785_597_Wide_Long_sound.wav</text:p>
          </table:table-cell>
        </table:table-row>
        <table:table-row table:style-name="ro1">
          <table:table-cell office:value-type="string" calcext:value-type="string">
            <text:p>./archive_1/1745523282_909_Wide_Long/1745523282_909_Wide_Long_angle_data.json</text:p>
          </table:table-cell>
          <table:table-cell/>
          <table:table-cell office:value-type="string" calcext:value-type="string">
            <text:p>./archive_1/1745523282_909_Wide_Long/1745523282_909_Wide_Long_distance_data.json</text:p>
          </table:table-cell>
          <table:table-cell/>
          <table:table-cell office:value-type="string" calcext:value-type="string">
            <text:p>./archive_1/1745523282_909_Wide_Long/1745523282_909_Wide_Long_sound.wav</text:p>
          </table:table-cell>
        </table:table-row>
        <table:table-row table:style-name="ro1">
          <table:table-cell office:value-type="string" calcext:value-type="string">
            <text:p>./archive_1/1745525460_1218_Wide_Long/1745525460_1218_Wide_Long_angle_data.json</text:p>
          </table:table-cell>
          <table:table-cell/>
          <table:table-cell office:value-type="string" calcext:value-type="string">
            <text:p>./archive_1/1745525460_1218_Wide_Long/1745525460_1218_Wide_Long_distance_data.json</text:p>
          </table:table-cell>
          <table:table-cell/>
          <table:table-cell office:value-type="string" calcext:value-type="string">
            <text:p>./archive_1/1745525460_1218_Wide_Long/1745525460_1218_Wide_Long_sound.wav</text:p>
          </table:table-cell>
        </table:table-row>
        <table:table-row table:style-name="ro1">
          <table:table-cell office:value-type="string" calcext:value-type="string">
            <text:p>./archive_1/1744893173_24_Wide_Long/1744893173_24_Wide_Long_angle_data.json</text:p>
          </table:table-cell>
          <table:table-cell/>
          <table:table-cell office:value-type="string" calcext:value-type="string">
            <text:p>./archive_1/1744893173_24_Wide_Long/1744893173_24_Wide_Long_distance_data.json</text:p>
          </table:table-cell>
          <table:table-cell/>
          <table:table-cell office:value-type="string" calcext:value-type="string">
            <text:p>./archive_1/1744893173_24_Wide_Long/1744893173_24_Wide_Long_sound.wav</text:p>
          </table:table-cell>
        </table:table-row>
        <table:table-row table:style-name="ro1">
          <table:table-cell office:value-type="string" calcext:value-type="string">
            <text:p>./archive_1/1744903071_349_Wide_Long/1744903071_349_Wide_Long_angle_data.json</text:p>
          </table:table-cell>
          <table:table-cell/>
          <table:table-cell office:value-type="string" calcext:value-type="string">
            <text:p>./archive_1/1744903071_349_Wide_Long/1744903071_349_Wide_Long_distance_data.json</text:p>
          </table:table-cell>
          <table:table-cell/>
          <table:table-cell office:value-type="string" calcext:value-type="string">
            <text:p>./archive_1/1744903071_349_Wide_Long/1744903071_349_Wide_Long_sound.wav</text:p>
          </table:table-cell>
        </table:table-row>
        <table:table-row table:style-name="ro1">
          <table:table-cell office:value-type="string" calcext:value-type="string">
            <text:p>./archive_1/1744911437_667_Wide_Long/1744911437_667_Wide_Long_angle_data.json</text:p>
          </table:table-cell>
          <table:table-cell/>
          <table:table-cell office:value-type="string" calcext:value-type="string">
            <text:p>./archive_1/1744911437_667_Wide_Long/1744911437_667_Wide_Long_distance_data.json</text:p>
          </table:table-cell>
          <table:table-cell/>
          <table:table-cell office:value-type="string" calcext:value-type="string">
            <text:p>./archive_1/1744911437_667_Wide_Long/1744911437_667_Wide_Long_sound.wav</text:p>
          </table:table-cell>
        </table:table-row>
        <table:table-row table:style-name="ro1">
          <table:table-cell office:value-type="string" calcext:value-type="string">
            <text:p>./archive_1/1744918264_980_Wide_Long/1744918264_980_Wide_Long_angle_data.json</text:p>
          </table:table-cell>
          <table:table-cell/>
          <table:table-cell office:value-type="string" calcext:value-type="string">
            <text:p>./archive_1/1744918264_980_Wide_Long/1744918264_980_Wide_Long_distance_data.json</text:p>
          </table:table-cell>
          <table:table-cell/>
          <table:table-cell office:value-type="string" calcext:value-type="string">
            <text:p>./archive_1/1744918264_980_Wide_Long/1744918264_980_Wide_Long_sound.wav</text:p>
          </table:table-cell>
        </table:table-row>
        <table:table-row table:style-name="ro1">
          <table:table-cell office:value-type="string" calcext:value-type="string">
            <text:p>./archive_1/1745517036_290_Wide_Long/1745517036_290_Wide_Long_angle_data.json</text:p>
          </table:table-cell>
          <table:table-cell/>
          <table:table-cell office:value-type="string" calcext:value-type="string">
            <text:p>./archive_1/1745517036_290_Wide_Long/1745517036_290_Wide_Long_distance_data.json</text:p>
          </table:table-cell>
          <table:table-cell/>
          <table:table-cell office:value-type="string" calcext:value-type="string">
            <text:p>./archive_1/1745517036_290_Wide_Long/1745517036_290_Wide_Long_sound.wav</text:p>
          </table:table-cell>
        </table:table-row>
        <table:table-row table:style-name="ro1">
          <table:table-cell office:value-type="string" calcext:value-type="string">
            <text:p>./archive_1/1745520789_598_Wide_Long/1745520789_598_Wide_Long_angle_data.json</text:p>
          </table:table-cell>
          <table:table-cell/>
          <table:table-cell office:value-type="string" calcext:value-type="string">
            <text:p>./archive_1/1745520789_598_Wide_Long/1745520789_598_Wide_Long_distance_data.json</text:p>
          </table:table-cell>
          <table:table-cell/>
          <table:table-cell office:value-type="string" calcext:value-type="string">
            <text:p>./archive_1/1745520789_598_Wide_Long/1745520789_598_Wide_Long_sound.wav</text:p>
          </table:table-cell>
        </table:table-row>
        <table:table-row table:style-name="ro1">
          <table:table-cell office:value-type="string" calcext:value-type="string">
            <text:p>./archive_1/1745523288_910_Wide_Long/1745523288_910_Wide_Long_angle_data.json</text:p>
          </table:table-cell>
          <table:table-cell/>
          <table:table-cell office:value-type="string" calcext:value-type="string">
            <text:p>./archive_1/1745523288_910_Wide_Long/1745523288_910_Wide_Long_distance_data.json</text:p>
          </table:table-cell>
          <table:table-cell/>
          <table:table-cell office:value-type="string" calcext:value-type="string">
            <text:p>./archive_1/1745523288_910_Wide_Long/1745523288_910_Wide_Long_sound.wav</text:p>
          </table:table-cell>
        </table:table-row>
        <table:table-row table:style-name="ro1">
          <table:table-cell office:value-type="string" calcext:value-type="string">
            <text:p>./archive_1/1745525466_1219_Wide_Long/1745525466_1219_Wide_Long_angle_data.json</text:p>
          </table:table-cell>
          <table:table-cell/>
          <table:table-cell office:value-type="string" calcext:value-type="string">
            <text:p>./archive_1/1745525466_1219_Wide_Long/1745525466_1219_Wide_Long_distance_data.json</text:p>
          </table:table-cell>
          <table:table-cell/>
          <table:table-cell office:value-type="string" calcext:value-type="string">
            <text:p>./archive_1/1745525466_1219_Wide_Long/1745525466_1219_Wide_Long_sound.wav</text:p>
          </table:table-cell>
        </table:table-row>
        <table:table-row table:style-name="ro1">
          <table:table-cell office:value-type="string" calcext:value-type="string">
            <text:p>./archive_1/1744893196_25_Wide_Long/1744893196_25_Wide_Long_angle_data.json</text:p>
          </table:table-cell>
          <table:table-cell/>
          <table:table-cell office:value-type="string" calcext:value-type="string">
            <text:p>./archive_1/1744893196_25_Wide_Long/1744893196_25_Wide_Long_distance_data.json</text:p>
          </table:table-cell>
          <table:table-cell/>
          <table:table-cell office:value-type="string" calcext:value-type="string">
            <text:p>./archive_1/1744893196_25_Wide_Long/1744893196_25_Wide_Long_sound.wav</text:p>
          </table:table-cell>
        </table:table-row>
        <table:table-row table:style-name="ro1">
          <table:table-cell office:value-type="string" calcext:value-type="string">
            <text:p>./archive_1/1744903090_350_Wide_Long/1744903090_350_Wide_Long_angle_data.json</text:p>
          </table:table-cell>
          <table:table-cell/>
          <table:table-cell office:value-type="string" calcext:value-type="string">
            <text:p>./archive_1/1744903090_350_Wide_Long/1744903090_350_Wide_Long_distance_data.json</text:p>
          </table:table-cell>
          <table:table-cell/>
          <table:table-cell office:value-type="string" calcext:value-type="string">
            <text:p>./archive_1/1744903090_350_Wide_Long/1744903090_350_Wide_Long_sound.wav</text:p>
          </table:table-cell>
        </table:table-row>
        <table:table-row table:style-name="ro1">
          <table:table-cell office:value-type="string" calcext:value-type="string">
            <text:p>./archive_1/1744911481_669_Wide_Long/1744911481_669_Wide_Long_angle_data.json</text:p>
          </table:table-cell>
          <table:table-cell/>
          <table:table-cell office:value-type="string" calcext:value-type="string">
            <text:p>./archive_1/1744911481_669_Wide_Long/1744911481_669_Wide_Long_distance_data.json</text:p>
          </table:table-cell>
          <table:table-cell/>
          <table:table-cell office:value-type="string" calcext:value-type="string">
            <text:p>./archive_1/1744911481_669_Wide_Long/1744911481_669_Wide_Long_sound.wav</text:p>
          </table:table-cell>
        </table:table-row>
        <table:table-row table:style-name="ro1">
          <table:table-cell office:value-type="string" calcext:value-type="string">
            <text:p>./archive_1/1744918284_981_Wide_Long/1744918284_981_Wide_Long_angle_data.json</text:p>
          </table:table-cell>
          <table:table-cell/>
          <table:table-cell office:value-type="string" calcext:value-type="string">
            <text:p>./archive_1/1744918284_981_Wide_Long/1744918284_981_Wide_Long_distance_data.json</text:p>
          </table:table-cell>
          <table:table-cell/>
          <table:table-cell office:value-type="string" calcext:value-type="string">
            <text:p>./archive_1/1744918284_981_Wide_Long/1744918284_981_Wide_Long_sound.wav</text:p>
          </table:table-cell>
        </table:table-row>
        <table:table-row table:style-name="ro1">
          <table:table-cell office:value-type="string" calcext:value-type="string">
            <text:p>./archive_1/1745517041_291_Wide_Long/1745517041_291_Wide_Long_angle_data.json</text:p>
          </table:table-cell>
          <table:table-cell/>
          <table:table-cell office:value-type="string" calcext:value-type="string">
            <text:p>./archive_1/1745517041_291_Wide_Long/1745517041_291_Wide_Long_distance_data.json</text:p>
          </table:table-cell>
          <table:table-cell/>
          <table:table-cell office:value-type="string" calcext:value-type="string">
            <text:p>./archive_1/1745517041_291_Wide_Long/1745517041_291_Wide_Long_sound.wav</text:p>
          </table:table-cell>
        </table:table-row>
        <table:table-row table:style-name="ro1">
          <table:table-cell office:value-type="string" calcext:value-type="string">
            <text:p>./archive_1/1745520794_599_Wide_Long/1745520794_599_Wide_Long_angle_data.json</text:p>
          </table:table-cell>
          <table:table-cell/>
          <table:table-cell office:value-type="string" calcext:value-type="string">
            <text:p>./archive_1/1745520794_599_Wide_Long/1745520794_599_Wide_Long_distance_data.json</text:p>
          </table:table-cell>
          <table:table-cell/>
          <table:table-cell office:value-type="string" calcext:value-type="string">
            <text:p>./archive_1/1745520794_599_Wide_Long/1745520794_599_Wide_Long_sound.wav</text:p>
          </table:table-cell>
        </table:table-row>
        <table:table-row table:style-name="ro1">
          <table:table-cell office:value-type="string" calcext:value-type="string">
            <text:p>./archive_1/1745523302_911_Wide_Long/1745523302_911_Wide_Long_angle_data.json</text:p>
          </table:table-cell>
          <table:table-cell/>
          <table:table-cell office:value-type="string" calcext:value-type="string">
            <text:p>./archive_1/1745523302_911_Wide_Long/1745523302_911_Wide_Long_distance_data.json</text:p>
          </table:table-cell>
          <table:table-cell/>
          <table:table-cell office:value-type="string" calcext:value-type="string">
            <text:p>./archive_1/1745523302_911_Wide_Long/1745523302_911_Wide_Long_sound.wav</text:p>
          </table:table-cell>
        </table:table-row>
        <table:table-row table:style-name="ro1">
          <table:table-cell office:value-type="string" calcext:value-type="string">
            <text:p>./archive_1/1745525470_1220_Wide_Long/1745525470_1220_Wide_Long_angle_data.json</text:p>
          </table:table-cell>
          <table:table-cell/>
          <table:table-cell office:value-type="string" calcext:value-type="string">
            <text:p>./archive_1/1745525470_1220_Wide_Long/1745525470_1220_Wide_Long_distance_data.json</text:p>
          </table:table-cell>
          <table:table-cell/>
          <table:table-cell office:value-type="string" calcext:value-type="string">
            <text:p>./archive_1/1745525470_1220_Wide_Long/1745525470_1220_Wide_Long_sound.wav</text:p>
          </table:table-cell>
        </table:table-row>
        <table:table-row table:style-name="ro1">
          <table:table-cell office:value-type="string" calcext:value-type="string">
            <text:p>./archive_1/1744893223_26_Wide_Long/1744893223_26_Wide_Long_angle_data.json</text:p>
          </table:table-cell>
          <table:table-cell/>
          <table:table-cell office:value-type="string" calcext:value-type="string">
            <text:p>./archive_1/1744893223_26_Wide_Long/1744893223_26_Wide_Long_distance_data.json</text:p>
          </table:table-cell>
          <table:table-cell/>
          <table:table-cell office:value-type="string" calcext:value-type="string">
            <text:p>./archive_1/1744893223_26_Wide_Long/1744893223_26_Wide_Long_sound.wav</text:p>
          </table:table-cell>
        </table:table-row>
        <table:table-row table:style-name="ro1">
          <table:table-cell office:value-type="string" calcext:value-type="string">
            <text:p>./archive_1/1744903111_351_Wide_Long/1744903111_351_Wide_Long_angle_data.json</text:p>
          </table:table-cell>
          <table:table-cell/>
          <table:table-cell office:value-type="string" calcext:value-type="string">
            <text:p>./archive_1/1744903111_351_Wide_Long/1744903111_351_Wide_Long_distance_data.json</text:p>
          </table:table-cell>
          <table:table-cell/>
          <table:table-cell office:value-type="string" calcext:value-type="string">
            <text:p>./archive_1/1744903111_351_Wide_Long/1744903111_351_Wide_Long_sound.wav</text:p>
          </table:table-cell>
        </table:table-row>
        <table:table-row table:style-name="ro1">
          <table:table-cell office:value-type="string" calcext:value-type="string">
            <text:p>./archive_1/1744911503_670_Wide_Long/1744911503_670_Wide_Long_angle_data.json</text:p>
          </table:table-cell>
          <table:table-cell/>
          <table:table-cell office:value-type="string" calcext:value-type="string">
            <text:p>./archive_1/1744911503_670_Wide_Long/1744911503_670_Wide_Long_distance_data.json</text:p>
          </table:table-cell>
          <table:table-cell/>
          <table:table-cell office:value-type="string" calcext:value-type="string">
            <text:p>./archive_1/1744911503_670_Wide_Long/1744911503_670_Wide_Long_sound.wav</text:p>
          </table:table-cell>
        </table:table-row>
        <table:table-row table:style-name="ro1">
          <table:table-cell office:value-type="string" calcext:value-type="string">
            <text:p>./archive_1/1744918304_982_Wide_Long/1744918304_982_Wide_Long_angle_data.json</text:p>
          </table:table-cell>
          <table:table-cell/>
          <table:table-cell office:value-type="string" calcext:value-type="string">
            <text:p>./archive_1/1744918304_982_Wide_Long/1744918304_982_Wide_Long_distance_data.json</text:p>
          </table:table-cell>
          <table:table-cell/>
          <table:table-cell office:value-type="string" calcext:value-type="string">
            <text:p>./archive_1/1744918304_982_Wide_Long/1744918304_982_Wide_Long_sound.wav</text:p>
          </table:table-cell>
        </table:table-row>
        <table:table-row table:style-name="ro1">
          <table:table-cell office:value-type="string" calcext:value-type="string">
            <text:p>./archive_1/1745517046_292_Wide_Long/1745517046_292_Wide_Long_angle_data.json</text:p>
          </table:table-cell>
          <table:table-cell/>
          <table:table-cell office:value-type="string" calcext:value-type="string">
            <text:p>./archive_1/1745517046_292_Wide_Long/1745517046_292_Wide_Long_distance_data.json</text:p>
          </table:table-cell>
          <table:table-cell/>
          <table:table-cell office:value-type="string" calcext:value-type="string">
            <text:p>./archive_1/1745517046_292_Wide_Long/1745517046_292_Wide_Long_sound.wav</text:p>
          </table:table-cell>
        </table:table-row>
        <table:table-row table:style-name="ro1">
          <table:table-cell office:value-type="string" calcext:value-type="string">
            <text:p>./archive_1/1745520799_600_Wide_Long/1745520799_600_Wide_Long_angle_data.json</text:p>
          </table:table-cell>
          <table:table-cell/>
          <table:table-cell office:value-type="string" calcext:value-type="string">
            <text:p>./archive_1/1745520799_600_Wide_Long/1745520799_600_Wide_Long_distance_data.json</text:p>
          </table:table-cell>
          <table:table-cell/>
          <table:table-cell office:value-type="string" calcext:value-type="string">
            <text:p>./archive_1/1745520799_600_Wide_Long/1745520799_600_Wide_Long_sound.wav</text:p>
          </table:table-cell>
        </table:table-row>
        <table:table-row table:style-name="ro1">
          <table:table-cell office:value-type="string" calcext:value-type="string">
            <text:p>./archive_1/1745523307_912_Wide_Long/1745523307_912_Wide_Long_angle_data.json</text:p>
          </table:table-cell>
          <table:table-cell/>
          <table:table-cell office:value-type="string" calcext:value-type="string">
            <text:p>./archive_1/1745523307_912_Wide_Long/1745523307_912_Wide_Long_distance_data.json</text:p>
          </table:table-cell>
          <table:table-cell/>
          <table:table-cell office:value-type="string" calcext:value-type="string">
            <text:p>./archive_1/1745523307_912_Wide_Long/1745523307_912_Wide_Long_sound.wav</text:p>
          </table:table-cell>
        </table:table-row>
        <table:table-row table:style-name="ro1">
          <table:table-cell office:value-type="string" calcext:value-type="string">
            <text:p>./archive_1/1745525479_1221_Wide_Long/1745525479_1221_Wide_Long_angle_data.json</text:p>
          </table:table-cell>
          <table:table-cell/>
          <table:table-cell office:value-type="string" calcext:value-type="string">
            <text:p>./archive_1/1745525479_1221_Wide_Long/1745525479_1221_Wide_Long_distance_data.json</text:p>
          </table:table-cell>
          <table:table-cell/>
          <table:table-cell office:value-type="string" calcext:value-type="string">
            <text:p>./archive_1/1745525479_1221_Wide_Long/1745525479_1221_Wide_Long_sound.wav</text:p>
          </table:table-cell>
        </table:table-row>
        <table:table-row table:style-name="ro1">
          <table:table-cell office:value-type="string" calcext:value-type="string">
            <text:p>./archive_1/1744893246_27_Wide_Long/1744893246_27_Wide_Long_angle_data.json</text:p>
          </table:table-cell>
          <table:table-cell/>
          <table:table-cell office:value-type="string" calcext:value-type="string">
            <text:p>./archive_1/1744893246_27_Wide_Long/1744893246_27_Wide_Long_distance_data.json</text:p>
          </table:table-cell>
          <table:table-cell/>
          <table:table-cell office:value-type="string" calcext:value-type="string">
            <text:p>./archive_1/1744893246_27_Wide_Long/1744893246_27_Wide_Long_sound.wav</text:p>
          </table:table-cell>
        </table:table-row>
        <table:table-row table:style-name="ro1">
          <table:table-cell office:value-type="string" calcext:value-type="string">
            <text:p>./archive_1/1744903130_352_Wide_Long/1744903130_352_Wide_Long_angle_data.json</text:p>
          </table:table-cell>
          <table:table-cell/>
          <table:table-cell office:value-type="string" calcext:value-type="string">
            <text:p>./archive_1/1744903130_352_Wide_Long/1744903130_352_Wide_Long_distance_data.json</text:p>
          </table:table-cell>
          <table:table-cell/>
          <table:table-cell office:value-type="string" calcext:value-type="string">
            <text:p>./archive_1/1744903130_352_Wide_Long/1744903130_352_Wide_Long_sound.wav</text:p>
          </table:table-cell>
        </table:table-row>
        <table:table-row table:style-name="ro1">
          <table:table-cell office:value-type="string" calcext:value-type="string">
            <text:p>./archive_1/1744911526_671_Wide_Long/1744911526_671_Wide_Long_angle_data.json</text:p>
          </table:table-cell>
          <table:table-cell/>
          <table:table-cell office:value-type="string" calcext:value-type="string">
            <text:p>./archive_1/1744911526_671_Wide_Long/1744911526_671_Wide_Long_distance_data.json</text:p>
          </table:table-cell>
          <table:table-cell/>
          <table:table-cell office:value-type="string" calcext:value-type="string">
            <text:p>./archive_1/1744911526_671_Wide_Long/1744911526_671_Wide_Long_sound.wav</text:p>
          </table:table-cell>
        </table:table-row>
        <table:table-row table:style-name="ro1">
          <table:table-cell office:value-type="string" calcext:value-type="string">
            <text:p>./archive_1/1744918325_983_Wide_Long/1744918325_983_Wide_Long_angle_data.json</text:p>
          </table:table-cell>
          <table:table-cell/>
          <table:table-cell office:value-type="string" calcext:value-type="string">
            <text:p>./archive_1/1744918325_983_Wide_Long/1744918325_983_Wide_Long_distance_data.json</text:p>
          </table:table-cell>
          <table:table-cell/>
          <table:table-cell office:value-type="string" calcext:value-type="string">
            <text:p>./archive_1/1744918325_983_Wide_Long/1744918325_983_Wide_Long_sound.wav</text:p>
          </table:table-cell>
        </table:table-row>
        <table:table-row table:style-name="ro1">
          <table:table-cell office:value-type="string" calcext:value-type="string">
            <text:p>./archive_1/1745517052_293_Wide_Long/1745517052_293_Wide_Long_angle_data.json</text:p>
          </table:table-cell>
          <table:table-cell/>
          <table:table-cell office:value-type="string" calcext:value-type="string">
            <text:p>./archive_1/1745517052_293_Wide_Long/1745517052_293_Wide_Long_distance_data.json</text:p>
          </table:table-cell>
          <table:table-cell/>
          <table:table-cell office:value-type="string" calcext:value-type="string">
            <text:p>./archive_1/1745517052_293_Wide_Long/1745517052_293_Wide_Long_sound.wav</text:p>
          </table:table-cell>
        </table:table-row>
        <table:table-row table:style-name="ro1">
          <table:table-cell office:value-type="string" calcext:value-type="string">
            <text:p>./archive_1/1745520803_601_Wide_Long/1745520803_601_Wide_Long_angle_data.json</text:p>
          </table:table-cell>
          <table:table-cell/>
          <table:table-cell office:value-type="string" calcext:value-type="string">
            <text:p>./archive_1/1745520803_601_Wide_Long/1745520803_601_Wide_Long_distance_data.json</text:p>
          </table:table-cell>
          <table:table-cell/>
          <table:table-cell office:value-type="string" calcext:value-type="string">
            <text:p>./archive_1/1745520803_601_Wide_Long/1745520803_601_Wide_Long_sound.wav</text:p>
          </table:table-cell>
        </table:table-row>
        <table:table-row table:style-name="ro1">
          <table:table-cell office:value-type="string" calcext:value-type="string">
            <text:p>./archive_1/1745523311_913_Wide_Long/1745523311_913_Wide_Long_angle_data.json</text:p>
          </table:table-cell>
          <table:table-cell/>
          <table:table-cell office:value-type="string" calcext:value-type="string">
            <text:p>./archive_1/1745523311_913_Wide_Long/1745523311_913_Wide_Long_distance_data.json</text:p>
          </table:table-cell>
          <table:table-cell/>
          <table:table-cell office:value-type="string" calcext:value-type="string">
            <text:p>./archive_1/1745523311_913_Wide_Long/1745523311_913_Wide_Long_sound.wav</text:p>
          </table:table-cell>
        </table:table-row>
        <table:table-row table:style-name="ro1">
          <table:table-cell office:value-type="string" calcext:value-type="string">
            <text:p>./archive_1/1745525484_1222_Wide_Long/1745525484_1222_Wide_Long_angle_data.json</text:p>
          </table:table-cell>
          <table:table-cell/>
          <table:table-cell office:value-type="string" calcext:value-type="string">
            <text:p>./archive_1/1745525484_1222_Wide_Long/1745525484_1222_Wide_Long_distance_data.json</text:p>
          </table:table-cell>
          <table:table-cell/>
          <table:table-cell office:value-type="string" calcext:value-type="string">
            <text:p>./archive_1/1745525484_1222_Wide_Long/1745525484_1222_Wide_Long_sound.wav</text:p>
          </table:table-cell>
        </table:table-row>
        <table:table-row table:style-name="ro1">
          <table:table-cell office:value-type="string" calcext:value-type="string">
            <text:p>./archive_1/1744893270_28_Wide_Long/1744893270_28_Wide_Long_angle_data.json</text:p>
          </table:table-cell>
          <table:table-cell/>
          <table:table-cell office:value-type="string" calcext:value-type="string">
            <text:p>./archive_1/1744893270_28_Wide_Long/1744893270_28_Wide_Long_distance_data.json</text:p>
          </table:table-cell>
          <table:table-cell/>
          <table:table-cell office:value-type="string" calcext:value-type="string">
            <text:p>./archive_1/1744893270_28_Wide_Long/1744893270_28_Wide_Long_sound.wav</text:p>
          </table:table-cell>
        </table:table-row>
        <table:table-row table:style-name="ro1">
          <table:table-cell office:value-type="string" calcext:value-type="string">
            <text:p>./archive_1/1744903150_353_Wide_Long/1744903150_353_Wide_Long_angle_data.json</text:p>
          </table:table-cell>
          <table:table-cell/>
          <table:table-cell office:value-type="string" calcext:value-type="string">
            <text:p>./archive_1/1744903150_353_Wide_Long/1744903150_353_Wide_Long_distance_data.json</text:p>
          </table:table-cell>
          <table:table-cell/>
          <table:table-cell office:value-type="string" calcext:value-type="string">
            <text:p>./archive_1/1744903150_353_Wide_Long/1744903150_353_Wide_Long_sound.wav</text:p>
          </table:table-cell>
        </table:table-row>
        <table:table-row table:style-name="ro1">
          <table:table-cell office:value-type="string" calcext:value-type="string">
            <text:p>./archive_1/1744911546_672_Wide_Long/1744911546_672_Wide_Long_angle_data.json</text:p>
          </table:table-cell>
          <table:table-cell/>
          <table:table-cell office:value-type="string" calcext:value-type="string">
            <text:p>./archive_1/1744911546_672_Wide_Long/1744911546_672_Wide_Long_distance_data.json</text:p>
          </table:table-cell>
          <table:table-cell/>
          <table:table-cell office:value-type="string" calcext:value-type="string">
            <text:p>./archive_1/1744911546_672_Wide_Long/1744911546_672_Wide_Long_sound.wav</text:p>
          </table:table-cell>
        </table:table-row>
        <table:table-row table:style-name="ro1">
          <table:table-cell office:value-type="string" calcext:value-type="string">
            <text:p>./archive_1/1744918353_984_Wide_Long/1744918353_984_Wide_Long_angle_data.json</text:p>
          </table:table-cell>
          <table:table-cell/>
          <table:table-cell office:value-type="string" calcext:value-type="string">
            <text:p>./archive_1/1744918353_984_Wide_Long/1744918353_984_Wide_Long_distance_data.json</text:p>
          </table:table-cell>
          <table:table-cell/>
          <table:table-cell office:value-type="string" calcext:value-type="string">
            <text:p>./archive_1/1744918353_984_Wide_Long/1744918353_984_Wide_Long_sound.wav</text:p>
          </table:table-cell>
        </table:table-row>
        <table:table-row table:style-name="ro1">
          <table:table-cell office:value-type="string" calcext:value-type="string">
            <text:p>./archive_1/1745517099_294_Wide_Long/1745517099_294_Wide_Long_angle_data.json</text:p>
          </table:table-cell>
          <table:table-cell/>
          <table:table-cell office:value-type="string" calcext:value-type="string">
            <text:p>./archive_1/1745517099_294_Wide_Long/1745517099_294_Wide_Long_distance_data.json</text:p>
          </table:table-cell>
          <table:table-cell/>
          <table:table-cell office:value-type="string" calcext:value-type="string">
            <text:p>./archive_1/1745517099_294_Wide_Long/1745517099_294_Wide_Long_sound.wav</text:p>
          </table:table-cell>
        </table:table-row>
        <table:table-row table:style-name="ro1">
          <table:table-cell office:value-type="string" calcext:value-type="string">
            <text:p>./archive_1/1745520808_602_Wide_Long/1745520808_602_Wide_Long_angle_data.json</text:p>
          </table:table-cell>
          <table:table-cell/>
          <table:table-cell office:value-type="string" calcext:value-type="string">
            <text:p>./archive_1/1745520808_602_Wide_Long/1745520808_602_Wide_Long_distance_data.json</text:p>
          </table:table-cell>
          <table:table-cell/>
          <table:table-cell office:value-type="string" calcext:value-type="string">
            <text:p>./archive_1/1745520808_602_Wide_Long/1745520808_602_Wide_Long_sound.wav</text:p>
          </table:table-cell>
        </table:table-row>
        <table:table-row table:style-name="ro1">
          <table:table-cell office:value-type="string" calcext:value-type="string">
            <text:p>./archive_1/1745523316_914_Wide_Long/1745523316_914_Wide_Long_angle_data.json</text:p>
          </table:table-cell>
          <table:table-cell/>
          <table:table-cell office:value-type="string" calcext:value-type="string">
            <text:p>./archive_1/1745523316_914_Wide_Long/1745523316_914_Wide_Long_distance_data.json</text:p>
          </table:table-cell>
          <table:table-cell/>
          <table:table-cell office:value-type="string" calcext:value-type="string">
            <text:p>./archive_1/1745523316_914_Wide_Long/1745523316_914_Wide_Long_sound.wav</text:p>
          </table:table-cell>
        </table:table-row>
        <table:table-row table:style-name="ro1">
          <table:table-cell office:value-type="string" calcext:value-type="string">
            <text:p>./archive_1/1745525489_1223_Wide_Long/1745525489_1223_Wide_Long_angle_data.json</text:p>
          </table:table-cell>
          <table:table-cell/>
          <table:table-cell office:value-type="string" calcext:value-type="string">
            <text:p>./archive_1/1745525489_1223_Wide_Long/1745525489_1223_Wide_Long_distance_data.json</text:p>
          </table:table-cell>
          <table:table-cell/>
          <table:table-cell office:value-type="string" calcext:value-type="string">
            <text:p>./archive_1/1745525489_1223_Wide_Long/1745525489_1223_Wide_Long_sound.wav</text:p>
          </table:table-cell>
        </table:table-row>
        <table:table-row table:style-name="ro1">
          <table:table-cell office:value-type="string" calcext:value-type="string">
            <text:p>./archive_1/1744893318_30_Wide_Long/1744893318_30_Wide_Long_angle_data.json</text:p>
          </table:table-cell>
          <table:table-cell/>
          <table:table-cell office:value-type="string" calcext:value-type="string">
            <text:p>./archive_1/1744893318_30_Wide_Long/1744893318_30_Wide_Long_distance_data.json</text:p>
          </table:table-cell>
          <table:table-cell/>
          <table:table-cell office:value-type="string" calcext:value-type="string">
            <text:p>./archive_1/1744893318_30_Wide_Long/1744893318_30_Wide_Long_sound.wav</text:p>
          </table:table-cell>
        </table:table-row>
        <table:table-row table:style-name="ro1">
          <table:table-cell office:value-type="string" calcext:value-type="string">
            <text:p>./archive_1/1744903169_354_Wide_Long/1744903169_354_Wide_Long_angle_data.json</text:p>
          </table:table-cell>
          <table:table-cell/>
          <table:table-cell office:value-type="string" calcext:value-type="string">
            <text:p>./archive_1/1744903169_354_Wide_Long/1744903169_354_Wide_Long_distance_data.json</text:p>
          </table:table-cell>
          <table:table-cell/>
          <table:table-cell office:value-type="string" calcext:value-type="string">
            <text:p>./archive_1/1744903169_354_Wide_Long/1744903169_354_Wide_Long_sound.wav</text:p>
          </table:table-cell>
        </table:table-row>
        <table:table-row table:style-name="ro1">
          <table:table-cell office:value-type="string" calcext:value-type="string">
            <text:p>./archive_1/1744911565_673_Wide_Long/1744911565_673_Wide_Long_angle_data.json</text:p>
          </table:table-cell>
          <table:table-cell/>
          <table:table-cell office:value-type="string" calcext:value-type="string">
            <text:p>./archive_1/1744911565_673_Wide_Long/1744911565_673_Wide_Long_distance_data.json</text:p>
          </table:table-cell>
          <table:table-cell/>
          <table:table-cell office:value-type="string" calcext:value-type="string">
            <text:p>./archive_1/1744911565_673_Wide_Long/1744911565_673_Wide_Long_sound.wav</text:p>
          </table:table-cell>
        </table:table-row>
        <table:table-row table:style-name="ro1">
          <table:table-cell office:value-type="string" calcext:value-type="string">
            <text:p>./archive_1/1744918373_985_Wide_Long/1744918373_985_Wide_Long_angle_data.json</text:p>
          </table:table-cell>
          <table:table-cell/>
          <table:table-cell office:value-type="string" calcext:value-type="string">
            <text:p>./archive_1/1744918373_985_Wide_Long/1744918373_985_Wide_Long_distance_data.json</text:p>
          </table:table-cell>
          <table:table-cell/>
          <table:table-cell office:value-type="string" calcext:value-type="string">
            <text:p>./archive_1/1744918373_985_Wide_Long/1744918373_985_Wide_Long_sound.wav</text:p>
          </table:table-cell>
        </table:table-row>
        <table:table-row table:style-name="ro1">
          <table:table-cell office:value-type="string" calcext:value-type="string">
            <text:p>./archive_1/1745517104_295_Wide_Long/1745517104_295_Wide_Long_angle_data.json</text:p>
          </table:table-cell>
          <table:table-cell/>
          <table:table-cell office:value-type="string" calcext:value-type="string">
            <text:p>./archive_1/1745517104_295_Wide_Long/1745517104_295_Wide_Long_distance_data.json</text:p>
          </table:table-cell>
          <table:table-cell/>
          <table:table-cell office:value-type="string" calcext:value-type="string">
            <text:p>./archive_1/1745517104_295_Wide_Long/1745517104_295_Wide_Long_sound.wav</text:p>
          </table:table-cell>
        </table:table-row>
        <table:table-row table:style-name="ro1">
          <table:table-cell office:value-type="string" calcext:value-type="string">
            <text:p>./archive_1/1745520813_603_Wide_Long/1745520813_603_Wide_Long_angle_data.json</text:p>
          </table:table-cell>
          <table:table-cell/>
          <table:table-cell office:value-type="string" calcext:value-type="string">
            <text:p>./archive_1/1745520813_603_Wide_Long/1745520813_603_Wide_Long_distance_data.json</text:p>
          </table:table-cell>
          <table:table-cell/>
          <table:table-cell office:value-type="string" calcext:value-type="string">
            <text:p>./archive_1/1745520813_603_Wide_Long/1745520813_603_Wide_Long_sound.wav</text:p>
          </table:table-cell>
        </table:table-row>
        <table:table-row table:style-name="ro1">
          <table:table-cell office:value-type="string" calcext:value-type="string">
            <text:p>./archive_1/1745523320_915_Wide_Long/1745523320_915_Wide_Long_angle_data.json</text:p>
          </table:table-cell>
          <table:table-cell/>
          <table:table-cell office:value-type="string" calcext:value-type="string">
            <text:p>./archive_1/1745523320_915_Wide_Long/1745523320_915_Wide_Long_distance_data.json</text:p>
          </table:table-cell>
          <table:table-cell/>
          <table:table-cell office:value-type="string" calcext:value-type="string">
            <text:p>./archive_1/1745523320_915_Wide_Long/1745523320_915_Wide_Long_sound.wav</text:p>
          </table:table-cell>
        </table:table-row>
        <table:table-row table:style-name="ro1">
          <table:table-cell office:value-type="string" calcext:value-type="string">
            <text:p>./archive_1/1745525493_1224_Wide_Long/1745525493_1224_Wide_Long_angle_data.json</text:p>
          </table:table-cell>
          <table:table-cell/>
          <table:table-cell office:value-type="string" calcext:value-type="string">
            <text:p>./archive_1/1745525493_1224_Wide_Long/1745525493_1224_Wide_Long_distance_data.json</text:p>
          </table:table-cell>
          <table:table-cell/>
          <table:table-cell office:value-type="string" calcext:value-type="string">
            <text:p>./archive_1/1745525493_1224_Wide_Long/1745525493_1224_Wide_Long_sound.wav</text:p>
          </table:table-cell>
        </table:table-row>
        <table:table-row table:style-name="ro1">
          <table:table-cell office:value-type="string" calcext:value-type="string">
            <text:p>./archive_1/1744893346_31_Wide_Long/1744893346_31_Wide_Long_angle_data.json</text:p>
          </table:table-cell>
          <table:table-cell/>
          <table:table-cell office:value-type="string" calcext:value-type="string">
            <text:p>./archive_1/1744893346_31_Wide_Long/1744893346_31_Wide_Long_distance_data.json</text:p>
          </table:table-cell>
          <table:table-cell/>
          <table:table-cell office:value-type="string" calcext:value-type="string">
            <text:p>./archive_1/1744893346_31_Wide_Long/1744893346_31_Wide_Long_sound.wav</text:p>
          </table:table-cell>
        </table:table-row>
        <table:table-row table:style-name="ro1">
          <table:table-cell office:value-type="string" calcext:value-type="string">
            <text:p>./archive_1/1744903188_355_Wide_Long/1744903188_355_Wide_Long_angle_data.json</text:p>
          </table:table-cell>
          <table:table-cell/>
          <table:table-cell office:value-type="string" calcext:value-type="string">
            <text:p>./archive_1/1744903188_355_Wide_Long/1744903188_355_Wide_Long_distance_data.json</text:p>
          </table:table-cell>
          <table:table-cell/>
          <table:table-cell office:value-type="string" calcext:value-type="string">
            <text:p>./archive_1/1744903188_355_Wide_Long/1744903188_355_Wide_Long_sound.wav</text:p>
          </table:table-cell>
        </table:table-row>
        <table:table-row table:style-name="ro1">
          <table:table-cell office:value-type="string" calcext:value-type="string">
            <text:p>./archive_1/1744911585_674_Wide_Long/1744911585_674_Wide_Long_angle_data.json</text:p>
          </table:table-cell>
          <table:table-cell/>
          <table:table-cell office:value-type="string" calcext:value-type="string">
            <text:p>./archive_1/1744911585_674_Wide_Long/1744911585_674_Wide_Long_distance_data.json</text:p>
          </table:table-cell>
          <table:table-cell/>
          <table:table-cell office:value-type="string" calcext:value-type="string">
            <text:p>./archive_1/1744911585_674_Wide_Long/1744911585_674_Wide_Long_sound.wav</text:p>
          </table:table-cell>
        </table:table-row>
        <table:table-row table:style-name="ro1">
          <table:table-cell office:value-type="string" calcext:value-type="string">
            <text:p>./archive_1/1744918393_986_Wide_Long/1744918393_986_Wide_Long_angle_data.json</text:p>
          </table:table-cell>
          <table:table-cell/>
          <table:table-cell office:value-type="string" calcext:value-type="string">
            <text:p>./archive_1/1744918393_986_Wide_Long/1744918393_986_Wide_Long_distance_data.json</text:p>
          </table:table-cell>
          <table:table-cell/>
          <table:table-cell office:value-type="string" calcext:value-type="string">
            <text:p>./archive_1/1744918393_986_Wide_Long/1744918393_986_Wide_Long_sound.wav</text:p>
          </table:table-cell>
        </table:table-row>
        <table:table-row table:style-name="ro1">
          <table:table-cell office:value-type="string" calcext:value-type="string">
            <text:p>./archive_1/1745517109_296_Wide_Long/1745517109_296_Wide_Long_angle_data.json</text:p>
          </table:table-cell>
          <table:table-cell/>
          <table:table-cell office:value-type="string" calcext:value-type="string">
            <text:p>./archive_1/1745517109_296_Wide_Long/1745517109_296_Wide_Long_distance_data.json</text:p>
          </table:table-cell>
          <table:table-cell/>
          <table:table-cell office:value-type="string" calcext:value-type="string">
            <text:p>./archive_1/1745517109_296_Wide_Long/1745517109_296_Wide_Long_sound.wav</text:p>
          </table:table-cell>
        </table:table-row>
        <table:table-row table:style-name="ro1">
          <table:table-cell office:value-type="string" calcext:value-type="string">
            <text:p>./archive_1/1745520817_604_Wide_Long/1745520817_604_Wide_Long_angle_data.json</text:p>
          </table:table-cell>
          <table:table-cell/>
          <table:table-cell office:value-type="string" calcext:value-type="string">
            <text:p>./archive_1/1745520817_604_Wide_Long/1745520817_604_Wide_Long_distance_data.json</text:p>
          </table:table-cell>
          <table:table-cell/>
          <table:table-cell office:value-type="string" calcext:value-type="string">
            <text:p>./archive_1/1745520817_604_Wide_Long/1745520817_604_Wide_Long_sound.wav</text:p>
          </table:table-cell>
        </table:table-row>
        <table:table-row table:style-name="ro1">
          <table:table-cell office:value-type="string" calcext:value-type="string">
            <text:p>./archive_1/1745523324_916_Wide_Long/1745523324_916_Wide_Long_angle_data.json</text:p>
          </table:table-cell>
          <table:table-cell/>
          <table:table-cell office:value-type="string" calcext:value-type="string">
            <text:p>./archive_1/1745523324_916_Wide_Long/1745523324_916_Wide_Long_distance_data.json</text:p>
          </table:table-cell>
          <table:table-cell/>
          <table:table-cell office:value-type="string" calcext:value-type="string">
            <text:p>./archive_1/1745523324_916_Wide_Long/1745523324_916_Wide_Long_sound.wav</text:p>
          </table:table-cell>
        </table:table-row>
        <table:table-row table:style-name="ro1">
          <table:table-cell office:value-type="string" calcext:value-type="string">
            <text:p>./archive_1/1745525498_1225_Wide_Long/1745525498_1225_Wide_Long_angle_data.json</text:p>
          </table:table-cell>
          <table:table-cell/>
          <table:table-cell office:value-type="string" calcext:value-type="string">
            <text:p>./archive_1/1745525498_1225_Wide_Long/1745525498_1225_Wide_Long_distance_data.json</text:p>
          </table:table-cell>
          <table:table-cell/>
          <table:table-cell office:value-type="string" calcext:value-type="string">
            <text:p>./archive_1/1745525498_1225_Wide_Long/1745525498_1225_Wide_Long_sound.wav</text:p>
          </table:table-cell>
        </table:table-row>
        <table:table-row table:style-name="ro1">
          <table:table-cell office:value-type="string" calcext:value-type="string">
            <text:p>./archive_1/1744893368_32_Wide_Long/1744893368_32_Wide_Long_angle_data.json</text:p>
          </table:table-cell>
          <table:table-cell/>
          <table:table-cell office:value-type="string" calcext:value-type="string">
            <text:p>./archive_1/1744893368_32_Wide_Long/1744893368_32_Wide_Long_distance_data.json</text:p>
          </table:table-cell>
          <table:table-cell/>
          <table:table-cell office:value-type="string" calcext:value-type="string">
            <text:p>./archive_1/1744893368_32_Wide_Long/1744893368_32_Wide_Long_sound.wav</text:p>
          </table:table-cell>
        </table:table-row>
        <table:table-row table:style-name="ro1">
          <table:table-cell office:value-type="string" calcext:value-type="string">
            <text:p>./archive_1/1744903207_356_Wide_Long/1744903207_356_Wide_Long_angle_data.json</text:p>
          </table:table-cell>
          <table:table-cell/>
          <table:table-cell office:value-type="string" calcext:value-type="string">
            <text:p>./archive_1/1744903207_356_Wide_Long/1744903207_356_Wide_Long_distance_data.json</text:p>
          </table:table-cell>
          <table:table-cell/>
          <table:table-cell office:value-type="string" calcext:value-type="string">
            <text:p>./archive_1/1744903207_356_Wide_Long/1744903207_356_Wide_Long_sound.wav</text:p>
          </table:table-cell>
        </table:table-row>
        <table:table-row table:style-name="ro1">
          <table:table-cell office:value-type="string" calcext:value-type="string">
            <text:p>./archive_1/1744911604_675_Wide_Long/1744911604_675_Wide_Long_angle_data.json</text:p>
          </table:table-cell>
          <table:table-cell/>
          <table:table-cell office:value-type="string" calcext:value-type="string">
            <text:p>./archive_1/1744911604_675_Wide_Long/1744911604_675_Wide_Long_distance_data.json</text:p>
          </table:table-cell>
          <table:table-cell/>
          <table:table-cell office:value-type="string" calcext:value-type="string">
            <text:p>./archive_1/1744911604_675_Wide_Long/1744911604_675_Wide_Long_sound.wav</text:p>
          </table:table-cell>
        </table:table-row>
        <table:table-row table:style-name="ro1">
          <table:table-cell office:value-type="string" calcext:value-type="string">
            <text:p>./archive_1/1744918413_987_Wide_Long/1744918413_987_Wide_Long_angle_data.json</text:p>
          </table:table-cell>
          <table:table-cell/>
          <table:table-cell office:value-type="string" calcext:value-type="string">
            <text:p>./archive_1/1744918413_987_Wide_Long/1744918413_987_Wide_Long_distance_data.json</text:p>
          </table:table-cell>
          <table:table-cell/>
          <table:table-cell office:value-type="string" calcext:value-type="string">
            <text:p>./archive_1/1744918413_987_Wide_Long/1744918413_987_Wide_Long_sound.wav</text:p>
          </table:table-cell>
        </table:table-row>
        <table:table-row table:style-name="ro1">
          <table:table-cell office:value-type="string" calcext:value-type="string">
            <text:p>./archive_1/1745517113_297_Wide_Long/1745517113_297_Wide_Long_angle_data.json</text:p>
          </table:table-cell>
          <table:table-cell/>
          <table:table-cell office:value-type="string" calcext:value-type="string">
            <text:p>./archive_1/1745517113_297_Wide_Long/1745517113_297_Wide_Long_distance_data.json</text:p>
          </table:table-cell>
          <table:table-cell/>
          <table:table-cell office:value-type="string" calcext:value-type="string">
            <text:p>./archive_1/1745517113_297_Wide_Long/1745517113_297_Wide_Long_sound.wav</text:p>
          </table:table-cell>
        </table:table-row>
        <table:table-row table:style-name="ro1">
          <table:table-cell office:value-type="string" calcext:value-type="string">
            <text:p>./archive_1/1745520822_605_Wide_Long/1745520822_605_Wide_Long_angle_data.json</text:p>
          </table:table-cell>
          <table:table-cell/>
          <table:table-cell office:value-type="string" calcext:value-type="string">
            <text:p>./archive_1/1745520822_605_Wide_Long/1745520822_605_Wide_Long_distance_data.json</text:p>
          </table:table-cell>
          <table:table-cell/>
          <table:table-cell office:value-type="string" calcext:value-type="string">
            <text:p>./archive_1/1745520822_605_Wide_Long/1745520822_605_Wide_Long_sound.wav</text:p>
          </table:table-cell>
        </table:table-row>
        <table:table-row table:style-name="ro1">
          <table:table-cell office:value-type="string" calcext:value-type="string">
            <text:p>./archive_1/1745523329_917_Wide_Long/1745523329_917_Wide_Long_angle_data.json</text:p>
          </table:table-cell>
          <table:table-cell/>
          <table:table-cell office:value-type="string" calcext:value-type="string">
            <text:p>./archive_1/1745523329_917_Wide_Long/1745523329_917_Wide_Long_distance_data.json</text:p>
          </table:table-cell>
          <table:table-cell/>
          <table:table-cell office:value-type="string" calcext:value-type="string">
            <text:p>./archive_1/1745523329_917_Wide_Long/1745523329_917_Wide_Long_sound.wav</text:p>
          </table:table-cell>
        </table:table-row>
        <table:table-row table:style-name="ro1">
          <table:table-cell office:value-type="string" calcext:value-type="string">
            <text:p>./archive_1/1745525502_1226_Wide_Long/1745525502_1226_Wide_Long_angle_data.json</text:p>
          </table:table-cell>
          <table:table-cell/>
          <table:table-cell office:value-type="string" calcext:value-type="string">
            <text:p>./archive_1/1745525502_1226_Wide_Long/1745525502_1226_Wide_Long_distance_data.json</text:p>
          </table:table-cell>
          <table:table-cell/>
          <table:table-cell office:value-type="string" calcext:value-type="string">
            <text:p>./archive_1/1745525502_1226_Wide_Long/1745525502_1226_Wide_Long_sound.wav</text:p>
          </table:table-cell>
        </table:table-row>
        <table:table-row table:style-name="ro1">
          <table:table-cell office:value-type="string" calcext:value-type="string">
            <text:p>./archive_1/1744893392_33_Wide_Long/1744893392_33_Wide_Long_angle_data.json</text:p>
          </table:table-cell>
          <table:table-cell/>
          <table:table-cell office:value-type="string" calcext:value-type="string">
            <text:p>./archive_1/1744893392_33_Wide_Long/1744893392_33_Wide_Long_distance_data.json</text:p>
          </table:table-cell>
          <table:table-cell/>
          <table:table-cell office:value-type="string" calcext:value-type="string">
            <text:p>./archive_1/1744893392_33_Wide_Long/1744893392_33_Wide_Long_sound.wav</text:p>
          </table:table-cell>
        </table:table-row>
        <table:table-row table:style-name="ro1">
          <table:table-cell office:value-type="string" calcext:value-type="string">
            <text:p>./archive_1/1744903226_357_Wide_Long/1744903226_357_Wide_Long_angle_data.json</text:p>
          </table:table-cell>
          <table:table-cell/>
          <table:table-cell office:value-type="string" calcext:value-type="string">
            <text:p>./archive_1/1744903226_357_Wide_Long/1744903226_357_Wide_Long_distance_data.json</text:p>
          </table:table-cell>
          <table:table-cell/>
          <table:table-cell office:value-type="string" calcext:value-type="string">
            <text:p>./archive_1/1744903226_357_Wide_Long/1744903226_357_Wide_Long_sound.wav</text:p>
          </table:table-cell>
        </table:table-row>
        <table:table-row table:style-name="ro1">
          <table:table-cell office:value-type="string" calcext:value-type="string">
            <text:p>./archive_1/1744911624_676_Wide_Long/1744911624_676_Wide_Long_angle_data.json</text:p>
          </table:table-cell>
          <table:table-cell/>
          <table:table-cell office:value-type="string" calcext:value-type="string">
            <text:p>./archive_1/1744911624_676_Wide_Long/1744911624_676_Wide_Long_distance_data.json</text:p>
          </table:table-cell>
          <table:table-cell/>
          <table:table-cell office:value-type="string" calcext:value-type="string">
            <text:p>./archive_1/1744911624_676_Wide_Long/1744911624_676_Wide_Long_sound.wav</text:p>
          </table:table-cell>
        </table:table-row>
        <table:table-row table:style-name="ro1">
          <table:table-cell office:value-type="string" calcext:value-type="string">
            <text:p>./archive_1/1744918433_988_Wide_Long/1744918433_988_Wide_Long_angle_data.json</text:p>
          </table:table-cell>
          <table:table-cell/>
          <table:table-cell office:value-type="string" calcext:value-type="string">
            <text:p>./archive_1/1744918433_988_Wide_Long/1744918433_988_Wide_Long_distance_data.json</text:p>
          </table:table-cell>
          <table:table-cell/>
          <table:table-cell office:value-type="string" calcext:value-type="string">
            <text:p>./archive_1/1744918433_988_Wide_Long/1744918433_988_Wide_Long_sound.wav</text:p>
          </table:table-cell>
        </table:table-row>
        <table:table-row table:style-name="ro1">
          <table:table-cell office:value-type="string" calcext:value-type="string">
            <text:p>./archive_1/1745517118_298_Wide_Long/1745517118_298_Wide_Long_angle_data.json</text:p>
          </table:table-cell>
          <table:table-cell/>
          <table:table-cell office:value-type="string" calcext:value-type="string">
            <text:p>./archive_1/1745517118_298_Wide_Long/1745517118_298_Wide_Long_distance_data.json</text:p>
          </table:table-cell>
          <table:table-cell/>
          <table:table-cell office:value-type="string" calcext:value-type="string">
            <text:p>./archive_1/1745517118_298_Wide_Long/1745517118_298_Wide_Long_sound.wav</text:p>
          </table:table-cell>
        </table:table-row>
        <table:table-row table:style-name="ro1">
          <table:table-cell office:value-type="string" calcext:value-type="string">
            <text:p>./archive_1/1745520827_606_Wide_Long/1745520827_606_Wide_Long_angle_data.json</text:p>
          </table:table-cell>
          <table:table-cell/>
          <table:table-cell office:value-type="string" calcext:value-type="string">
            <text:p>./archive_1/1745520827_606_Wide_Long/1745520827_606_Wide_Long_distance_data.json</text:p>
          </table:table-cell>
          <table:table-cell/>
          <table:table-cell office:value-type="string" calcext:value-type="string">
            <text:p>./archive_1/1745520827_606_Wide_Long/1745520827_606_Wide_Long_sound.wav</text:p>
          </table:table-cell>
        </table:table-row>
        <table:table-row table:style-name="ro1">
          <table:table-cell office:value-type="string" calcext:value-type="string">
            <text:p>./archive_1/1745523333_918_Wide_Long/1745523333_918_Wide_Long_angle_data.json</text:p>
          </table:table-cell>
          <table:table-cell/>
          <table:table-cell office:value-type="string" calcext:value-type="string">
            <text:p>./archive_1/1745523333_918_Wide_Long/1745523333_918_Wide_Long_distance_data.json</text:p>
          </table:table-cell>
          <table:table-cell/>
          <table:table-cell office:value-type="string" calcext:value-type="string">
            <text:p>./archive_1/1745523333_918_Wide_Long/1745523333_918_Wide_Long_sound.wav</text:p>
          </table:table-cell>
        </table:table-row>
        <table:table-row table:style-name="ro1">
          <table:table-cell office:value-type="string" calcext:value-type="string">
            <text:p>./archive_1/1745525507_1227_Wide_Long/1745525507_1227_Wide_Long_angle_data.json</text:p>
          </table:table-cell>
          <table:table-cell/>
          <table:table-cell office:value-type="string" calcext:value-type="string">
            <text:p>./archive_1/1745525507_1227_Wide_Long/1745525507_1227_Wide_Long_distance_data.json</text:p>
          </table:table-cell>
          <table:table-cell/>
          <table:table-cell office:value-type="string" calcext:value-type="string">
            <text:p>./archive_1/1745525507_1227_Wide_Long/1745525507_1227_Wide_Long_sound.wav</text:p>
          </table:table-cell>
        </table:table-row>
        <table:table-row table:style-name="ro1">
          <table:table-cell office:value-type="string" calcext:value-type="string">
            <text:p>./archive_1/1744893421_34_Wide_Long/1744893421_34_Wide_Long_angle_data.json</text:p>
          </table:table-cell>
          <table:table-cell/>
          <table:table-cell office:value-type="string" calcext:value-type="string">
            <text:p>./archive_1/1744893421_34_Wide_Long/1744893421_34_Wide_Long_distance_data.json</text:p>
          </table:table-cell>
          <table:table-cell/>
          <table:table-cell office:value-type="string" calcext:value-type="string">
            <text:p>./archive_1/1744893421_34_Wide_Long/1744893421_34_Wide_Long_sound.wav</text:p>
          </table:table-cell>
        </table:table-row>
        <table:table-row table:style-name="ro1">
          <table:table-cell office:value-type="string" calcext:value-type="string">
            <text:p>./archive_1/1744903245_358_Wide_Long/1744903245_358_Wide_Long_angle_data.json</text:p>
          </table:table-cell>
          <table:table-cell/>
          <table:table-cell office:value-type="string" calcext:value-type="string">
            <text:p>./archive_1/1744903245_358_Wide_Long/1744903245_358_Wide_Long_distance_data.json</text:p>
          </table:table-cell>
          <table:table-cell/>
          <table:table-cell office:value-type="string" calcext:value-type="string">
            <text:p>./archive_1/1744903245_358_Wide_Long/1744903245_358_Wide_Long_sound.wav</text:p>
          </table:table-cell>
        </table:table-row>
        <table:table-row table:style-name="ro1">
          <table:table-cell office:value-type="string" calcext:value-type="string">
            <text:p>./archive_1/1744911643_677_Wide_Long/1744911643_677_Wide_Long_angle_data.json</text:p>
          </table:table-cell>
          <table:table-cell/>
          <table:table-cell office:value-type="string" calcext:value-type="string">
            <text:p>./archive_1/1744911643_677_Wide_Long/1744911643_677_Wide_Long_distance_data.json</text:p>
          </table:table-cell>
          <table:table-cell/>
          <table:table-cell office:value-type="string" calcext:value-type="string">
            <text:p>./archive_1/1744911643_677_Wide_Long/1744911643_677_Wide_Long_sound.wav</text:p>
          </table:table-cell>
        </table:table-row>
        <table:table-row table:style-name="ro1">
          <table:table-cell office:value-type="string" calcext:value-type="string">
            <text:p>./archive_1/1744918454_989_Wide_Long/1744918454_989_Wide_Long_angle_data.json</text:p>
          </table:table-cell>
          <table:table-cell/>
          <table:table-cell office:value-type="string" calcext:value-type="string">
            <text:p>./archive_1/1744918454_989_Wide_Long/1744918454_989_Wide_Long_distance_data.json</text:p>
          </table:table-cell>
          <table:table-cell/>
          <table:table-cell office:value-type="string" calcext:value-type="string">
            <text:p>./archive_1/1744918454_989_Wide_Long/1744918454_989_Wide_Long_sound.wav</text:p>
          </table:table-cell>
        </table:table-row>
        <table:table-row table:style-name="ro1">
          <table:table-cell office:value-type="string" calcext:value-type="string">
            <text:p>./archive_1/1745517122_299_Wide_Long/1745517122_299_Wide_Long_angle_data.json</text:p>
          </table:table-cell>
          <table:table-cell/>
          <table:table-cell office:value-type="string" calcext:value-type="string">
            <text:p>./archive_1/1745517122_299_Wide_Long/1745517122_299_Wide_Long_distance_data.json</text:p>
          </table:table-cell>
          <table:table-cell/>
          <table:table-cell office:value-type="string" calcext:value-type="string">
            <text:p>./archive_1/1745517122_299_Wide_Long/1745517122_299_Wide_Long_sound.wav</text:p>
          </table:table-cell>
        </table:table-row>
        <table:table-row table:style-name="ro1">
          <table:table-cell office:value-type="string" calcext:value-type="string">
            <text:p>./archive_1/1745520835_607_Wide_Long/1745520835_607_Wide_Long_angle_data.json</text:p>
          </table:table-cell>
          <table:table-cell/>
          <table:table-cell office:value-type="string" calcext:value-type="string">
            <text:p>./archive_1/1745520835_607_Wide_Long/1745520835_607_Wide_Long_distance_data.json</text:p>
          </table:table-cell>
          <table:table-cell/>
          <table:table-cell office:value-type="string" calcext:value-type="string">
            <text:p>./archive_1/1745520835_607_Wide_Long/1745520835_607_Wide_Long_sound.wav</text:p>
          </table:table-cell>
        </table:table-row>
        <table:table-row table:style-name="ro1">
          <table:table-cell office:value-type="string" calcext:value-type="string">
            <text:p>./archive_1/1745523337_919_Wide_Long/1745523337_919_Wide_Long_angle_data.json</text:p>
          </table:table-cell>
          <table:table-cell/>
          <table:table-cell office:value-type="string" calcext:value-type="string">
            <text:p>./archive_1/1745523337_919_Wide_Long/1745523337_919_Wide_Long_distance_data.json</text:p>
          </table:table-cell>
          <table:table-cell/>
          <table:table-cell office:value-type="string" calcext:value-type="string">
            <text:p>./archive_1/1745523337_919_Wide_Long/1745523337_919_Wide_Long_sound.wav</text:p>
          </table:table-cell>
        </table:table-row>
        <table:table-row table:style-name="ro1">
          <table:table-cell office:value-type="string" calcext:value-type="string">
            <text:p>./archive_1/1745525512_1228_Wide_Long/1745525512_1228_Wide_Long_angle_data.json</text:p>
          </table:table-cell>
          <table:table-cell/>
          <table:table-cell office:value-type="string" calcext:value-type="string">
            <text:p>./archive_1/1745525512_1228_Wide_Long/1745525512_1228_Wide_Long_distance_data.json</text:p>
          </table:table-cell>
          <table:table-cell/>
          <table:table-cell office:value-type="string" calcext:value-type="string">
            <text:p>./archive_1/1745525512_1228_Wide_Long/1745525512_1228_Wide_Long_sound.wav</text:p>
          </table:table-cell>
        </table:table-row>
        <table:table-row table:style-name="ro1">
          <table:table-cell office:value-type="string" calcext:value-type="string">
            <text:p>./archive_1/1744893445_35_Wide_Long/1744893445_35_Wide_Long_angle_data.json</text:p>
          </table:table-cell>
          <table:table-cell/>
          <table:table-cell office:value-type="string" calcext:value-type="string">
            <text:p>./archive_1/1744893445_35_Wide_Long/1744893445_35_Wide_Long_distance_data.json</text:p>
          </table:table-cell>
          <table:table-cell/>
          <table:table-cell office:value-type="string" calcext:value-type="string">
            <text:p>./archive_1/1744893445_35_Wide_Long/1744893445_35_Wide_Long_sound.wav</text:p>
          </table:table-cell>
        </table:table-row>
        <table:table-row table:style-name="ro1">
          <table:table-cell office:value-type="string" calcext:value-type="string">
            <text:p>./archive_1/1744903264_359_Wide_Long/1744903264_359_Wide_Long_angle_data.json</text:p>
          </table:table-cell>
          <table:table-cell/>
          <table:table-cell office:value-type="string" calcext:value-type="string">
            <text:p>./archive_1/1744903264_359_Wide_Long/1744903264_359_Wide_Long_distance_data.json</text:p>
          </table:table-cell>
          <table:table-cell/>
          <table:table-cell office:value-type="string" calcext:value-type="string">
            <text:p>./archive_1/1744903264_359_Wide_Long/1744903264_359_Wide_Long_sound.wav</text:p>
          </table:table-cell>
        </table:table-row>
        <table:table-row table:style-name="ro1">
          <table:table-cell office:value-type="string" calcext:value-type="string">
            <text:p>./archive_1/1744911663_678_Wide_Long/1744911663_678_Wide_Long_angle_data.json</text:p>
          </table:table-cell>
          <table:table-cell/>
          <table:table-cell office:value-type="string" calcext:value-type="string">
            <text:p>./archive_1/1744911663_678_Wide_Long/1744911663_678_Wide_Long_distance_data.json</text:p>
          </table:table-cell>
          <table:table-cell/>
          <table:table-cell office:value-type="string" calcext:value-type="string">
            <text:p>./archive_1/1744911663_678_Wide_Long/1744911663_678_Wide_Long_sound.wav</text:p>
          </table:table-cell>
        </table:table-row>
        <table:table-row table:style-name="ro1">
          <table:table-cell office:value-type="string" calcext:value-type="string">
            <text:p>./archive_1/1744918473_990_Wide_Long/1744918473_990_Wide_Long_angle_data.json</text:p>
          </table:table-cell>
          <table:table-cell/>
          <table:table-cell office:value-type="string" calcext:value-type="string">
            <text:p>./archive_1/1744918473_990_Wide_Long/1744918473_990_Wide_Long_distance_data.json</text:p>
          </table:table-cell>
          <table:table-cell/>
          <table:table-cell office:value-type="string" calcext:value-type="string">
            <text:p>./archive_1/1744918473_990_Wide_Long/1744918473_990_Wide_Long_sound.wav</text:p>
          </table:table-cell>
        </table:table-row>
        <table:table-row table:style-name="ro1">
          <table:table-cell office:value-type="string" calcext:value-type="string">
            <text:p>./archive_1/1745517144_300_Wide_Long/1745517144_300_Wide_Long_angle_data.json</text:p>
          </table:table-cell>
          <table:table-cell/>
          <table:table-cell office:value-type="string" calcext:value-type="string">
            <text:p>./archive_1/1745517144_300_Wide_Long/1745517144_300_Wide_Long_distance_data.json</text:p>
          </table:table-cell>
          <table:table-cell/>
          <table:table-cell office:value-type="string" calcext:value-type="string">
            <text:p>./archive_1/1745517144_300_Wide_Long/1745517144_300_Wide_Long_sound.wav</text:p>
          </table:table-cell>
        </table:table-row>
        <table:table-row table:style-name="ro1">
          <table:table-cell office:value-type="string" calcext:value-type="string">
            <text:p>./archive_1/1745520840_608_Wide_Long/1745520840_608_Wide_Long_angle_data.json</text:p>
          </table:table-cell>
          <table:table-cell/>
          <table:table-cell office:value-type="string" calcext:value-type="string">
            <text:p>./archive_1/1745520840_608_Wide_Long/1745520840_608_Wide_Long_distance_data.json</text:p>
          </table:table-cell>
          <table:table-cell/>
          <table:table-cell office:value-type="string" calcext:value-type="string">
            <text:p>./archive_1/1745520840_608_Wide_Long/1745520840_608_Wide_Long_sound.wav</text:p>
          </table:table-cell>
        </table:table-row>
        <table:table-row table:style-name="ro1">
          <table:table-cell office:value-type="string" calcext:value-type="string">
            <text:p>./archive_1/1745523342_920_Wide_Long/1745523342_920_Wide_Long_angle_data.json</text:p>
          </table:table-cell>
          <table:table-cell/>
          <table:table-cell office:value-type="string" calcext:value-type="string">
            <text:p>./archive_1/1745523342_920_Wide_Long/1745523342_920_Wide_Long_distance_data.json</text:p>
          </table:table-cell>
          <table:table-cell/>
          <table:table-cell office:value-type="string" calcext:value-type="string">
            <text:p>./archive_1/1745523342_920_Wide_Long/1745523342_920_Wide_Long_sound.wav</text:p>
          </table:table-cell>
        </table:table-row>
        <table:table-row table:style-name="ro1">
          <table:table-cell office:value-type="string" calcext:value-type="string">
            <text:p>./archive_1/1745525516_1229_Wide_Long/1745525516_1229_Wide_Long_angle_data.json</text:p>
          </table:table-cell>
          <table:table-cell/>
          <table:table-cell office:value-type="string" calcext:value-type="string">
            <text:p>./archive_1/1745525516_1229_Wide_Long/1745525516_1229_Wide_Long_distance_data.json</text:p>
          </table:table-cell>
          <table:table-cell/>
          <table:table-cell office:value-type="string" calcext:value-type="string">
            <text:p>./archive_1/1745525516_1229_Wide_Long/1745525516_1229_Wide_Long_sound.wav</text:p>
          </table:table-cell>
        </table:table-row>
        <table:table-row table:style-name="ro1">
          <table:table-cell office:value-type="string" calcext:value-type="string">
            <text:p>./archive_1/1744893479_36_Wide_Long/1744893479_36_Wide_Long_angle_data.json</text:p>
          </table:table-cell>
          <table:table-cell/>
          <table:table-cell office:value-type="string" calcext:value-type="string">
            <text:p>./archive_1/1744893479_36_Wide_Long/1744893479_36_Wide_Long_distance_data.json</text:p>
          </table:table-cell>
          <table:table-cell/>
          <table:table-cell office:value-type="string" calcext:value-type="string">
            <text:p>./archive_1/1744893479_36_Wide_Long/1744893479_36_Wide_Long_sound.wav</text:p>
          </table:table-cell>
        </table:table-row>
        <table:table-row table:style-name="ro1">
          <table:table-cell office:value-type="string" calcext:value-type="string">
            <text:p>./archive_1/1744903283_360_Wide_Long/1744903283_360_Wide_Long_angle_data.json</text:p>
          </table:table-cell>
          <table:table-cell/>
          <table:table-cell office:value-type="string" calcext:value-type="string">
            <text:p>./archive_1/1744903283_360_Wide_Long/1744903283_360_Wide_Long_distance_data.json</text:p>
          </table:table-cell>
          <table:table-cell/>
          <table:table-cell office:value-type="string" calcext:value-type="string">
            <text:p>./archive_1/1744903283_360_Wide_Long/1744903283_360_Wide_Long_sound.wav</text:p>
          </table:table-cell>
        </table:table-row>
        <table:table-row table:style-name="ro1">
          <table:table-cell office:value-type="string" calcext:value-type="string">
            <text:p>./archive_1/1744911682_679_Wide_Long/1744911682_679_Wide_Long_angle_data.json</text:p>
          </table:table-cell>
          <table:table-cell/>
          <table:table-cell office:value-type="string" calcext:value-type="string">
            <text:p>./archive_1/1744911682_679_Wide_Long/1744911682_679_Wide_Long_distance_data.json</text:p>
          </table:table-cell>
          <table:table-cell/>
          <table:table-cell office:value-type="string" calcext:value-type="string">
            <text:p>./archive_1/1744911682_679_Wide_Long/1744911682_679_Wide_Long_sound.wav</text:p>
          </table:table-cell>
        </table:table-row>
        <table:table-row table:style-name="ro1">
          <table:table-cell office:value-type="string" calcext:value-type="string">
            <text:p>./archive_1/1744918494_991_Wide_Long/1744918494_991_Wide_Long_angle_data.json</text:p>
          </table:table-cell>
          <table:table-cell/>
          <table:table-cell office:value-type="string" calcext:value-type="string">
            <text:p>./archive_1/1744918494_991_Wide_Long/1744918494_991_Wide_Long_distance_data.json</text:p>
          </table:table-cell>
          <table:table-cell/>
          <table:table-cell office:value-type="string" calcext:value-type="string">
            <text:p>./archive_1/1744918494_991_Wide_Long/1744918494_991_Wide_Long_sound.wav</text:p>
          </table:table-cell>
        </table:table-row>
        <table:table-row table:style-name="ro1">
          <table:table-cell office:value-type="string" calcext:value-type="string">
            <text:p>./archive_1/1745517289_301_Wide_Long/1745517289_301_Wide_Long_angle_data.json</text:p>
          </table:table-cell>
          <table:table-cell/>
          <table:table-cell office:value-type="string" calcext:value-type="string">
            <text:p>./archive_1/1745517289_301_Wide_Long/1745517289_301_Wide_Long_distance_data.json</text:p>
          </table:table-cell>
          <table:table-cell/>
          <table:table-cell office:value-type="string" calcext:value-type="string">
            <text:p>./archive_1/1745517289_301_Wide_Long/1745517289_301_Wide_Long_sound.wav</text:p>
          </table:table-cell>
        </table:table-row>
        <table:table-row table:style-name="ro1">
          <table:table-cell office:value-type="string" calcext:value-type="string">
            <text:p>./archive_1/1745520845_609_Wide_Long/1745520845_609_Wide_Long_angle_data.json</text:p>
          </table:table-cell>
          <table:table-cell/>
          <table:table-cell office:value-type="string" calcext:value-type="string">
            <text:p>./archive_1/1745520845_609_Wide_Long/1745520845_609_Wide_Long_distance_data.json</text:p>
          </table:table-cell>
          <table:table-cell/>
          <table:table-cell office:value-type="string" calcext:value-type="string">
            <text:p>./archive_1/1745520845_609_Wide_Long/1745520845_609_Wide_Long_sound.wav</text:p>
          </table:table-cell>
        </table:table-row>
        <table:table-row table:style-name="ro1">
          <table:table-cell office:value-type="string" calcext:value-type="string">
            <text:p>./archive_1/1745523348_921_Wide_Long/1745523348_921_Wide_Long_angle_data.json</text:p>
          </table:table-cell>
          <table:table-cell/>
          <table:table-cell office:value-type="string" calcext:value-type="string">
            <text:p>./archive_1/1745523348_921_Wide_Long/1745523348_921_Wide_Long_distance_data.json</text:p>
          </table:table-cell>
          <table:table-cell/>
          <table:table-cell office:value-type="string" calcext:value-type="string">
            <text:p>./archive_1/1745523348_921_Wide_Long/1745523348_921_Wide_Long_sound.wav</text:p>
          </table:table-cell>
        </table:table-row>
        <table:table-row table:style-name="ro1">
          <table:table-cell office:value-type="string" calcext:value-type="string">
            <text:p>./archive_1/1745525520_1230_Wide_Long/1745525520_1230_Wide_Long_angle_data.json</text:p>
          </table:table-cell>
          <table:table-cell/>
          <table:table-cell office:value-type="string" calcext:value-type="string">
            <text:p>./archive_1/1745525520_1230_Wide_Long/1745525520_1230_Wide_Long_distance_data.json</text:p>
          </table:table-cell>
          <table:table-cell/>
          <table:table-cell office:value-type="string" calcext:value-type="string">
            <text:p>./archive_1/1745525520_1230_Wide_Long/1745525520_1230_Wide_Long_sound.wav</text:p>
          </table:table-cell>
        </table:table-row>
        <table:table-row table:style-name="ro1">
          <table:table-cell office:value-type="string" calcext:value-type="string">
            <text:p>./archive_1/1744893504_37_Wide_Long/1744893504_37_Wide_Long_angle_data.json</text:p>
          </table:table-cell>
          <table:table-cell/>
          <table:table-cell office:value-type="string" calcext:value-type="string">
            <text:p>./archive_1/1744893504_37_Wide_Long/1744893504_37_Wide_Long_distance_data.json</text:p>
          </table:table-cell>
          <table:table-cell/>
          <table:table-cell office:value-type="string" calcext:value-type="string">
            <text:p>./archive_1/1744893504_37_Wide_Long/1744893504_37_Wide_Long_sound.wav</text:p>
          </table:table-cell>
        </table:table-row>
        <table:table-row table:style-name="ro1">
          <table:table-cell office:value-type="string" calcext:value-type="string">
            <text:p>./archive_1/1744903315_361_Wide_Long/1744903315_361_Wide_Long_angle_data.json</text:p>
          </table:table-cell>
          <table:table-cell/>
          <table:table-cell office:value-type="string" calcext:value-type="string">
            <text:p>./archive_1/1744903315_361_Wide_Long/1744903315_361_Wide_Long_distance_data.json</text:p>
          </table:table-cell>
          <table:table-cell/>
          <table:table-cell office:value-type="string" calcext:value-type="string">
            <text:p>./archive_1/1744903315_361_Wide_Long/1744903315_361_Wide_Long_sound.wav</text:p>
          </table:table-cell>
        </table:table-row>
        <table:table-row table:style-name="ro1">
          <table:table-cell office:value-type="string" calcext:value-type="string">
            <text:p>./archive_1/1744911702_680_Wide_Long/1744911702_680_Wide_Long_angle_data.json</text:p>
          </table:table-cell>
          <table:table-cell/>
          <table:table-cell office:value-type="string" calcext:value-type="string">
            <text:p>./archive_1/1744911702_680_Wide_Long/1744911702_680_Wide_Long_distance_data.json</text:p>
          </table:table-cell>
          <table:table-cell/>
          <table:table-cell office:value-type="string" calcext:value-type="string">
            <text:p>./archive_1/1744911702_680_Wide_Long/1744911702_680_Wide_Long_sound.wav</text:p>
          </table:table-cell>
        </table:table-row>
        <table:table-row table:style-name="ro1">
          <table:table-cell office:value-type="string" calcext:value-type="string">
            <text:p>./archive_1/1744918514_992_Wide_Long/1744918514_992_Wide_Long_angle_data.json</text:p>
          </table:table-cell>
          <table:table-cell/>
          <table:table-cell office:value-type="string" calcext:value-type="string">
            <text:p>./archive_1/1744918514_992_Wide_Long/1744918514_992_Wide_Long_distance_data.json</text:p>
          </table:table-cell>
          <table:table-cell/>
          <table:table-cell office:value-type="string" calcext:value-type="string">
            <text:p>./archive_1/1744918514_992_Wide_Long/1744918514_992_Wide_Long_sound.wav</text:p>
          </table:table-cell>
        </table:table-row>
        <table:table-row table:style-name="ro1">
          <table:table-cell office:value-type="string" calcext:value-type="string">
            <text:p>./archive_1/1745517296_302_Wide_Long/1745517296_302_Wide_Long_angle_data.json</text:p>
          </table:table-cell>
          <table:table-cell/>
          <table:table-cell office:value-type="string" calcext:value-type="string">
            <text:p>./archive_1/1745517296_302_Wide_Long/1745517296_302_Wide_Long_distance_data.json</text:p>
          </table:table-cell>
          <table:table-cell/>
          <table:table-cell office:value-type="string" calcext:value-type="string">
            <text:p>./archive_1/1745517296_302_Wide_Long/1745517296_302_Wide_Long_sound.wav</text:p>
          </table:table-cell>
        </table:table-row>
        <table:table-row table:style-name="ro1">
          <table:table-cell office:value-type="string" calcext:value-type="string">
            <text:p>./archive_1/1745520850_610_Wide_Long/1745520850_610_Wide_Long_angle_data.json</text:p>
          </table:table-cell>
          <table:table-cell/>
          <table:table-cell office:value-type="string" calcext:value-type="string">
            <text:p>./archive_1/1745520850_610_Wide_Long/1745520850_610_Wide_Long_distance_data.json</text:p>
          </table:table-cell>
          <table:table-cell/>
          <table:table-cell office:value-type="string" calcext:value-type="string">
            <text:p>./archive_1/1745520850_610_Wide_Long/1745520850_610_Wide_Long_sound.wav</text:p>
          </table:table-cell>
        </table:table-row>
        <table:table-row table:style-name="ro1">
          <table:table-cell office:value-type="string" calcext:value-type="string">
            <text:p>./archive_1/1745523352_922_Wide_Long/1745523352_922_Wide_Long_angle_data.json</text:p>
          </table:table-cell>
          <table:table-cell/>
          <table:table-cell office:value-type="string" calcext:value-type="string">
            <text:p>./archive_1/1745523352_922_Wide_Long/1745523352_922_Wide_Long_distance_data.json</text:p>
          </table:table-cell>
          <table:table-cell/>
          <table:table-cell office:value-type="string" calcext:value-type="string">
            <text:p>./archive_1/1745523352_922_Wide_Long/1745523352_922_Wide_Long_sound.wav</text:p>
          </table:table-cell>
        </table:table-row>
        <table:table-row table:style-name="ro1">
          <table:table-cell office:value-type="string" calcext:value-type="string">
            <text:p>./archive_1/1745525533_1231_Wide_Long/1745525533_1231_Wide_Long_angle_data.json</text:p>
          </table:table-cell>
          <table:table-cell/>
          <table:table-cell office:value-type="string" calcext:value-type="string">
            <text:p>./archive_1/1745525533_1231_Wide_Long/1745525533_1231_Wide_Long_distance_data.json</text:p>
          </table:table-cell>
          <table:table-cell/>
          <table:table-cell office:value-type="string" calcext:value-type="string">
            <text:p>./archive_1/1745525533_1231_Wide_Long/1745525533_1231_Wide_Long_sound.wav</text:p>
          </table:table-cell>
        </table:table-row>
        <table:table-row table:style-name="ro1">
          <table:table-cell office:value-type="string" calcext:value-type="string">
            <text:p>./archive_1/1744893524_38_Wide_Long/1744893524_38_Wide_Long_angle_data.json</text:p>
          </table:table-cell>
          <table:table-cell/>
          <table:table-cell office:value-type="string" calcext:value-type="string">
            <text:p>./archive_1/1744893524_38_Wide_Long/1744893524_38_Wide_Long_distance_data.json</text:p>
          </table:table-cell>
          <table:table-cell/>
          <table:table-cell office:value-type="string" calcext:value-type="string">
            <text:p>./archive_1/1744893524_38_Wide_Long/1744893524_38_Wide_Long_sound.wav</text:p>
          </table:table-cell>
        </table:table-row>
        <table:table-row table:style-name="ro1">
          <table:table-cell office:value-type="string" calcext:value-type="string">
            <text:p>./archive_1/1744903339_362_Wide_Long/1744903339_362_Wide_Long_angle_data.json</text:p>
          </table:table-cell>
          <table:table-cell/>
          <table:table-cell office:value-type="string" calcext:value-type="string">
            <text:p>./archive_1/1744903339_362_Wide_Long/1744903339_362_Wide_Long_distance_data.json</text:p>
          </table:table-cell>
          <table:table-cell/>
          <table:table-cell office:value-type="string" calcext:value-type="string">
            <text:p>./archive_1/1744903339_362_Wide_Long/1744903339_362_Wide_Long_sound.wav</text:p>
          </table:table-cell>
        </table:table-row>
        <table:table-row table:style-name="ro1">
          <table:table-cell office:value-type="string" calcext:value-type="string">
            <text:p>./archive_1/1744911723_681_Wide_Long/1744911723_681_Wide_Long_angle_data.json</text:p>
          </table:table-cell>
          <table:table-cell/>
          <table:table-cell office:value-type="string" calcext:value-type="string">
            <text:p>./archive_1/1744911723_681_Wide_Long/1744911723_681_Wide_Long_distance_data.json</text:p>
          </table:table-cell>
          <table:table-cell/>
          <table:table-cell office:value-type="string" calcext:value-type="string">
            <text:p>./archive_1/1744911723_681_Wide_Long/1744911723_681_Wide_Long_sound.wav</text:p>
          </table:table-cell>
        </table:table-row>
        <table:table-row table:style-name="ro1">
          <table:table-cell office:value-type="string" calcext:value-type="string">
            <text:p>./archive_1/1744918535_993_Wide_Long/1744918535_993_Wide_Long_angle_data.json</text:p>
          </table:table-cell>
          <table:table-cell/>
          <table:table-cell office:value-type="string" calcext:value-type="string">
            <text:p>./archive_1/1744918535_993_Wide_Long/1744918535_993_Wide_Long_distance_data.json</text:p>
          </table:table-cell>
          <table:table-cell/>
          <table:table-cell office:value-type="string" calcext:value-type="string">
            <text:p>./archive_1/1744918535_993_Wide_Long/1744918535_993_Wide_Long_sound.wav</text:p>
          </table:table-cell>
        </table:table-row>
        <table:table-row table:style-name="ro1">
          <table:table-cell office:value-type="string" calcext:value-type="string">
            <text:p>./archive_1/1745517307_303_Wide_Long/1745517307_303_Wide_Long_angle_data.json</text:p>
          </table:table-cell>
          <table:table-cell/>
          <table:table-cell office:value-type="string" calcext:value-type="string">
            <text:p>./archive_1/1745517307_303_Wide_Long/1745517307_303_Wide_Long_distance_data.json</text:p>
          </table:table-cell>
          <table:table-cell/>
          <table:table-cell office:value-type="string" calcext:value-type="string">
            <text:p>./archive_1/1745517307_303_Wide_Long/1745517307_303_Wide_Long_sound.wav</text:p>
          </table:table-cell>
        </table:table-row>
        <table:table-row table:style-name="ro1">
          <table:table-cell office:value-type="string" calcext:value-type="string">
            <text:p>./archive_1/1745520854_611_Wide_Long/1745520854_611_Wide_Long_angle_data.json</text:p>
          </table:table-cell>
          <table:table-cell/>
          <table:table-cell office:value-type="string" calcext:value-type="string">
            <text:p>./archive_1/1745520854_611_Wide_Long/1745520854_611_Wide_Long_distance_data.json</text:p>
          </table:table-cell>
          <table:table-cell/>
          <table:table-cell office:value-type="string" calcext:value-type="string">
            <text:p>./archive_1/1745520854_611_Wide_Long/1745520854_611_Wide_Long_sound.wav</text:p>
          </table:table-cell>
        </table:table-row>
        <table:table-row table:style-name="ro1">
          <table:table-cell office:value-type="string" calcext:value-type="string">
            <text:p>./archive_1/1745523357_923_Wide_Long/1745523357_923_Wide_Long_angle_data.json</text:p>
          </table:table-cell>
          <table:table-cell/>
          <table:table-cell office:value-type="string" calcext:value-type="string">
            <text:p>./archive_1/1745523357_923_Wide_Long/1745523357_923_Wide_Long_distance_data.json</text:p>
          </table:table-cell>
          <table:table-cell/>
          <table:table-cell office:value-type="string" calcext:value-type="string">
            <text:p>./archive_1/1745523357_923_Wide_Long/1745523357_923_Wide_Long_sound.wav</text:p>
          </table:table-cell>
        </table:table-row>
        <table:table-row table:style-name="ro1">
          <table:table-cell office:value-type="string" calcext:value-type="string">
            <text:p>./archive_1/1745525538_1232_Wide_Long/1745525538_1232_Wide_Long_angle_data.json</text:p>
          </table:table-cell>
          <table:table-cell/>
          <table:table-cell office:value-type="string" calcext:value-type="string">
            <text:p>./archive_1/1745525538_1232_Wide_Long/1745525538_1232_Wide_Long_distance_data.json</text:p>
          </table:table-cell>
          <table:table-cell/>
          <table:table-cell office:value-type="string" calcext:value-type="string">
            <text:p>./archive_1/1745525538_1232_Wide_Long/1745525538_1232_Wide_Long_sound.wav</text:p>
          </table:table-cell>
        </table:table-row>
        <table:table-row table:style-name="ro1">
          <table:table-cell office:value-type="string" calcext:value-type="string">
            <text:p>./archive_1/1744893610_39_Wide_Long/1744893610_39_Wide_Long_angle_data.json</text:p>
          </table:table-cell>
          <table:table-cell/>
          <table:table-cell office:value-type="string" calcext:value-type="string">
            <text:p>./archive_1/1744893610_39_Wide_Long/1744893610_39_Wide_Long_distance_data.json</text:p>
          </table:table-cell>
          <table:table-cell/>
          <table:table-cell office:value-type="string" calcext:value-type="string">
            <text:p>./archive_1/1744893610_39_Wide_Long/1744893610_39_Wide_Long_sound.wav</text:p>
          </table:table-cell>
        </table:table-row>
        <table:table-row table:style-name="ro1">
          <table:table-cell office:value-type="string" calcext:value-type="string">
            <text:p>./archive_1/1744903421_363_Wide_Long/1744903421_363_Wide_Long_angle_data.json</text:p>
          </table:table-cell>
          <table:table-cell/>
          <table:table-cell office:value-type="string" calcext:value-type="string">
            <text:p>./archive_1/1744903421_363_Wide_Long/1744903421_363_Wide_Long_distance_data.json</text:p>
          </table:table-cell>
          <table:table-cell/>
          <table:table-cell office:value-type="string" calcext:value-type="string">
            <text:p>./archive_1/1744903421_363_Wide_Long/1744903421_363_Wide_Long_sound.wav</text:p>
          </table:table-cell>
        </table:table-row>
        <table:table-row table:style-name="ro1">
          <table:table-cell office:value-type="string" calcext:value-type="string">
            <text:p>./archive_1/1744911745_682_Wide_Long/1744911745_682_Wide_Long_angle_data.json</text:p>
          </table:table-cell>
          <table:table-cell/>
          <table:table-cell office:value-type="string" calcext:value-type="string">
            <text:p>./archive_1/1744911745_682_Wide_Long/1744911745_682_Wide_Long_distance_data.json</text:p>
          </table:table-cell>
          <table:table-cell/>
          <table:table-cell office:value-type="string" calcext:value-type="string">
            <text:p>./archive_1/1744911745_682_Wide_Long/1744911745_682_Wide_Long_sound.wav</text:p>
          </table:table-cell>
        </table:table-row>
        <table:table-row table:style-name="ro1">
          <table:table-cell office:value-type="string" calcext:value-type="string">
            <text:p>./archive_1/1744918555_994_Wide_Long/1744918555_994_Wide_Long_angle_data.json</text:p>
          </table:table-cell>
          <table:table-cell/>
          <table:table-cell office:value-type="string" calcext:value-type="string">
            <text:p>./archive_1/1744918555_994_Wide_Long/1744918555_994_Wide_Long_distance_data.json</text:p>
          </table:table-cell>
          <table:table-cell/>
          <table:table-cell office:value-type="string" calcext:value-type="string">
            <text:p>./archive_1/1744918555_994_Wide_Long/1744918555_994_Wide_Long_sound.wav</text:p>
          </table:table-cell>
        </table:table-row>
        <table:table-row table:style-name="ro1">
          <table:table-cell office:value-type="string" calcext:value-type="string">
            <text:p>./archive_1/1745517313_304_Wide_Long/1745517313_304_Wide_Long_angle_data.json</text:p>
          </table:table-cell>
          <table:table-cell/>
          <table:table-cell office:value-type="string" calcext:value-type="string">
            <text:p>./archive_1/1745517313_304_Wide_Long/1745517313_304_Wide_Long_distance_data.json</text:p>
          </table:table-cell>
          <table:table-cell/>
          <table:table-cell office:value-type="string" calcext:value-type="string">
            <text:p>./archive_1/1745517313_304_Wide_Long/1745517313_304_Wide_Long_sound.wav</text:p>
          </table:table-cell>
        </table:table-row>
        <table:table-row table:style-name="ro1">
          <table:table-cell office:value-type="string" calcext:value-type="string">
            <text:p>./archive_1/1745520859_612_Wide_Long/1745520859_612_Wide_Long_angle_data.json</text:p>
          </table:table-cell>
          <table:table-cell/>
          <table:table-cell office:value-type="string" calcext:value-type="string">
            <text:p>./archive_1/1745520859_612_Wide_Long/1745520859_612_Wide_Long_distance_data.json</text:p>
          </table:table-cell>
          <table:table-cell/>
          <table:table-cell office:value-type="string" calcext:value-type="string">
            <text:p>./archive_1/1745520859_612_Wide_Long/1745520859_612_Wide_Long_sound.wav</text:p>
          </table:table-cell>
        </table:table-row>
        <table:table-row table:style-name="ro1">
          <table:table-cell office:value-type="string" calcext:value-type="string">
            <text:p>./archive_1/1745523362_924_Wide_Long/1745523362_924_Wide_Long_angle_data.json</text:p>
          </table:table-cell>
          <table:table-cell/>
          <table:table-cell office:value-type="string" calcext:value-type="string">
            <text:p>./archive_1/1745523362_924_Wide_Long/1745523362_924_Wide_Long_distance_data.json</text:p>
          </table:table-cell>
          <table:table-cell/>
          <table:table-cell office:value-type="string" calcext:value-type="string">
            <text:p>./archive_1/1745523362_924_Wide_Long/1745523362_924_Wide_Long_sound.wav</text:p>
          </table:table-cell>
        </table:table-row>
        <table:table-row table:style-name="ro1">
          <table:table-cell office:value-type="string" calcext:value-type="string">
            <text:p>./archive_1/1745525544_1233_Wide_Long/1745525544_1233_Wide_Long_angle_data.json</text:p>
          </table:table-cell>
          <table:table-cell/>
          <table:table-cell office:value-type="string" calcext:value-type="string">
            <text:p>./archive_1/1745525544_1233_Wide_Long/1745525544_1233_Wide_Long_distance_data.json</text:p>
          </table:table-cell>
          <table:table-cell/>
          <table:table-cell office:value-type="string" calcext:value-type="string">
            <text:p>./archive_1/1745525544_1233_Wide_Long/1745525544_1233_Wide_Long_sound.wav</text:p>
          </table:table-cell>
        </table:table-row>
        <table:table-row table:style-name="ro1">
          <table:table-cell office:value-type="string" calcext:value-type="string">
            <text:p>./archive_1/1744893640_40_Wide_Long/1744893640_40_Wide_Long_angle_data.json</text:p>
          </table:table-cell>
          <table:table-cell/>
          <table:table-cell office:value-type="string" calcext:value-type="string">
            <text:p>./archive_1/1744893640_40_Wide_Long/1744893640_40_Wide_Long_distance_data.json</text:p>
          </table:table-cell>
          <table:table-cell/>
          <table:table-cell office:value-type="string" calcext:value-type="string">
            <text:p>./archive_1/1744893640_40_Wide_Long/1744893640_40_Wide_Long_sound.wav</text:p>
          </table:table-cell>
        </table:table-row>
        <table:table-row table:style-name="ro1">
          <table:table-cell office:value-type="string" calcext:value-type="string">
            <text:p>./archive_1/1744903444_364_Wide_Long/1744903444_364_Wide_Long_angle_data.json</text:p>
          </table:table-cell>
          <table:table-cell/>
          <table:table-cell office:value-type="string" calcext:value-type="string">
            <text:p>./archive_1/1744903444_364_Wide_Long/1744903444_364_Wide_Long_distance_data.json</text:p>
          </table:table-cell>
          <table:table-cell/>
          <table:table-cell office:value-type="string" calcext:value-type="string">
            <text:p>./archive_1/1744903444_364_Wide_Long/1744903444_364_Wide_Long_sound.wav</text:p>
          </table:table-cell>
        </table:table-row>
        <table:table-row table:style-name="ro1">
          <table:table-cell office:value-type="string" calcext:value-type="string">
            <text:p>./archive_1/1744911765_683_Wide_Long/1744911765_683_Wide_Long_angle_data.json</text:p>
          </table:table-cell>
          <table:table-cell/>
          <table:table-cell office:value-type="string" calcext:value-type="string">
            <text:p>./archive_1/1744911765_683_Wide_Long/1744911765_683_Wide_Long_distance_data.json</text:p>
          </table:table-cell>
          <table:table-cell/>
          <table:table-cell office:value-type="string" calcext:value-type="string">
            <text:p>./archive_1/1744911765_683_Wide_Long/1744911765_683_Wide_Long_sound.wav</text:p>
          </table:table-cell>
        </table:table-row>
        <table:table-row table:style-name="ro1">
          <table:table-cell office:value-type="string" calcext:value-type="string">
            <text:p>./archive_1/1744918576_995_Wide_Long/1744918576_995_Wide_Long_angle_data.json</text:p>
          </table:table-cell>
          <table:table-cell/>
          <table:table-cell office:value-type="string" calcext:value-type="string">
            <text:p>./archive_1/1744918576_995_Wide_Long/1744918576_995_Wide_Long_distance_data.json</text:p>
          </table:table-cell>
          <table:table-cell/>
          <table:table-cell office:value-type="string" calcext:value-type="string">
            <text:p>./archive_1/1744918576_995_Wide_Long/1744918576_995_Wide_Long_sound.wav</text:p>
          </table:table-cell>
        </table:table-row>
        <table:table-row table:style-name="ro1">
          <table:table-cell office:value-type="string" calcext:value-type="string">
            <text:p>./archive_1/1745517318_305_Wide_Long/1745517318_305_Wide_Long_angle_data.json</text:p>
          </table:table-cell>
          <table:table-cell/>
          <table:table-cell office:value-type="string" calcext:value-type="string">
            <text:p>./archive_1/1745517318_305_Wide_Long/1745517318_305_Wide_Long_distance_data.json</text:p>
          </table:table-cell>
          <table:table-cell/>
          <table:table-cell office:value-type="string" calcext:value-type="string">
            <text:p>./archive_1/1745517318_305_Wide_Long/1745517318_305_Wide_Long_sound.wav</text:p>
          </table:table-cell>
        </table:table-row>
        <table:table-row table:style-name="ro1">
          <table:table-cell office:value-type="string" calcext:value-type="string">
            <text:p>./archive_1/1745520863_613_Wide_Long/1745520863_613_Wide_Long_angle_data.json</text:p>
          </table:table-cell>
          <table:table-cell/>
          <table:table-cell office:value-type="string" calcext:value-type="string">
            <text:p>./archive_1/1745520863_613_Wide_Long/1745520863_613_Wide_Long_distance_data.json</text:p>
          </table:table-cell>
          <table:table-cell/>
          <table:table-cell office:value-type="string" calcext:value-type="string">
            <text:p>./archive_1/1745520863_613_Wide_Long/1745520863_613_Wide_Long_sound.wav</text:p>
          </table:table-cell>
        </table:table-row>
        <table:table-row table:style-name="ro1">
          <table:table-cell office:value-type="string" calcext:value-type="string">
            <text:p>./archive_1/1745523366_925_Wide_Long/1745523366_925_Wide_Long_angle_data.json</text:p>
          </table:table-cell>
          <table:table-cell/>
          <table:table-cell office:value-type="string" calcext:value-type="string">
            <text:p>./archive_1/1745523366_925_Wide_Long/1745523366_925_Wide_Long_distance_data.json</text:p>
          </table:table-cell>
          <table:table-cell/>
          <table:table-cell office:value-type="string" calcext:value-type="string">
            <text:p>./archive_1/1745523366_925_Wide_Long/1745523366_925_Wide_Long_sound.wav</text:p>
          </table:table-cell>
        </table:table-row>
        <table:table-row table:style-name="ro1">
          <table:table-cell office:value-type="string" calcext:value-type="string">
            <text:p>./archive_1/1745525550_1234_Wide_Long/1745525550_1234_Wide_Long_angle_data.json</text:p>
          </table:table-cell>
          <table:table-cell/>
          <table:table-cell office:value-type="string" calcext:value-type="string">
            <text:p>./archive_1/1745525550_1234_Wide_Long/1745525550_1234_Wide_Long_distance_data.json</text:p>
          </table:table-cell>
          <table:table-cell/>
          <table:table-cell office:value-type="string" calcext:value-type="string">
            <text:p>./archive_1/1745525550_1234_Wide_Long/1745525550_1234_Wide_Long_sound.wav</text:p>
          </table:table-cell>
        </table:table-row>
        <table:table-row table:style-name="ro1">
          <table:table-cell office:value-type="string" calcext:value-type="string">
            <text:p>./archive_1/1744893662_41_Wide_Long/1744893662_41_Wide_Long_angle_data.json</text:p>
          </table:table-cell>
          <table:table-cell/>
          <table:table-cell office:value-type="string" calcext:value-type="string">
            <text:p>./archive_1/1744893662_41_Wide_Long/1744893662_41_Wide_Long_distance_data.json</text:p>
          </table:table-cell>
          <table:table-cell/>
          <table:table-cell office:value-type="string" calcext:value-type="string">
            <text:p>./archive_1/1744893662_41_Wide_Long/1744893662_41_Wide_Long_sound.wav</text:p>
          </table:table-cell>
        </table:table-row>
        <table:table-row table:style-name="ro1">
          <table:table-cell office:value-type="string" calcext:value-type="string">
            <text:p>./archive_1/1744903469_365_Wide_Long/1744903469_365_Wide_Long_angle_data.json</text:p>
          </table:table-cell>
          <table:table-cell/>
          <table:table-cell office:value-type="string" calcext:value-type="string">
            <text:p>./archive_1/1744903469_365_Wide_Long/1744903469_365_Wide_Long_distance_data.json</text:p>
          </table:table-cell>
          <table:table-cell/>
          <table:table-cell office:value-type="string" calcext:value-type="string">
            <text:p>./archive_1/1744903469_365_Wide_Long/1744903469_365_Wide_Long_sound.wav</text:p>
          </table:table-cell>
        </table:table-row>
        <table:table-row table:style-name="ro1">
          <table:table-cell office:value-type="string" calcext:value-type="string">
            <text:p>./archive_1/1744911787_684_Wide_Long/1744911787_684_Wide_Long_angle_data.json</text:p>
          </table:table-cell>
          <table:table-cell/>
          <table:table-cell office:value-type="string" calcext:value-type="string">
            <text:p>./archive_1/1744911787_684_Wide_Long/1744911787_684_Wide_Long_distance_data.json</text:p>
          </table:table-cell>
          <table:table-cell/>
          <table:table-cell office:value-type="string" calcext:value-type="string">
            <text:p>./archive_1/1744911787_684_Wide_Long/1744911787_684_Wide_Long_sound.wav</text:p>
          </table:table-cell>
        </table:table-row>
        <table:table-row table:style-name="ro1">
          <table:table-cell office:value-type="string" calcext:value-type="string">
            <text:p>./archive_1/1744918599_996_Wide_Long/1744918599_996_Wide_Long_angle_data.json</text:p>
          </table:table-cell>
          <table:table-cell/>
          <table:table-cell office:value-type="string" calcext:value-type="string">
            <text:p>./archive_1/1744918599_996_Wide_Long/1744918599_996_Wide_Long_distance_data.json</text:p>
          </table:table-cell>
          <table:table-cell/>
          <table:table-cell office:value-type="string" calcext:value-type="string">
            <text:p>./archive_1/1744918599_996_Wide_Long/1744918599_996_Wide_Long_sound.wav</text:p>
          </table:table-cell>
        </table:table-row>
        <table:table-row table:style-name="ro1">
          <table:table-cell office:value-type="string" calcext:value-type="string">
            <text:p>./archive_1/1745517323_306_Wide_Long/1745517323_306_Wide_Long_angle_data.json</text:p>
          </table:table-cell>
          <table:table-cell/>
          <table:table-cell office:value-type="string" calcext:value-type="string">
            <text:p>./archive_1/1745517323_306_Wide_Long/1745517323_306_Wide_Long_distance_data.json</text:p>
          </table:table-cell>
          <table:table-cell/>
          <table:table-cell office:value-type="string" calcext:value-type="string">
            <text:p>./archive_1/1745517323_306_Wide_Long/1745517323_306_Wide_Long_sound.wav</text:p>
          </table:table-cell>
        </table:table-row>
        <table:table-row table:style-name="ro1">
          <table:table-cell office:value-type="string" calcext:value-type="string">
            <text:p>./archive_1/1745520868_614_Wide_Long/1745520868_614_Wide_Long_angle_data.json</text:p>
          </table:table-cell>
          <table:table-cell/>
          <table:table-cell office:value-type="string" calcext:value-type="string">
            <text:p>./archive_1/1745520868_614_Wide_Long/1745520868_614_Wide_Long_distance_data.json</text:p>
          </table:table-cell>
          <table:table-cell/>
          <table:table-cell office:value-type="string" calcext:value-type="string">
            <text:p>./archive_1/1745520868_614_Wide_Long/1745520868_614_Wide_Long_sound.wav</text:p>
          </table:table-cell>
        </table:table-row>
        <table:table-row table:style-name="ro1">
          <table:table-cell office:value-type="string" calcext:value-type="string">
            <text:p>./archive_1/1745523370_926_Wide_Long/1745523370_926_Wide_Long_angle_data.json</text:p>
          </table:table-cell>
          <table:table-cell/>
          <table:table-cell office:value-type="string" calcext:value-type="string">
            <text:p>./archive_1/1745523370_926_Wide_Long/1745523370_926_Wide_Long_distance_data.json</text:p>
          </table:table-cell>
          <table:table-cell/>
          <table:table-cell office:value-type="string" calcext:value-type="string">
            <text:p>./archive_1/1745523370_926_Wide_Long/1745523370_926_Wide_Long_sound.wav</text:p>
          </table:table-cell>
        </table:table-row>
        <table:table-row table:style-name="ro1">
          <table:table-cell office:value-type="string" calcext:value-type="string">
            <text:p>./archive_1/1745525555_1235_Wide_Long/1745525555_1235_Wide_Long_angle_data.json</text:p>
          </table:table-cell>
          <table:table-cell/>
          <table:table-cell office:value-type="string" calcext:value-type="string">
            <text:p>./archive_1/1745525555_1235_Wide_Long/1745525555_1235_Wide_Long_distance_data.json</text:p>
          </table:table-cell>
          <table:table-cell/>
          <table:table-cell office:value-type="string" calcext:value-type="string">
            <text:p>./archive_1/1745525555_1235_Wide_Long/1745525555_1235_Wide_Long_sound.wav</text:p>
          </table:table-cell>
        </table:table-row>
        <table:table-row table:style-name="ro1">
          <table:table-cell office:value-type="string" calcext:value-type="string">
            <text:p>./archive_1/1744893689_42_Wide_Long/1744893689_42_Wide_Long_angle_data.json</text:p>
          </table:table-cell>
          <table:table-cell/>
          <table:table-cell office:value-type="string" calcext:value-type="string">
            <text:p>./archive_1/1744893689_42_Wide_Long/1744893689_42_Wide_Long_distance_data.json</text:p>
          </table:table-cell>
          <table:table-cell/>
          <table:table-cell office:value-type="string" calcext:value-type="string">
            <text:p>./archive_1/1744893689_42_Wide_Long/1744893689_42_Wide_Long_sound.wav</text:p>
          </table:table-cell>
        </table:table-row>
        <table:table-row table:style-name="ro1">
          <table:table-cell office:value-type="string" calcext:value-type="string">
            <text:p>./archive_1/1744904047_366_Wide_Long/1744904047_366_Wide_Long_angle_data.json</text:p>
          </table:table-cell>
          <table:table-cell/>
          <table:table-cell office:value-type="string" calcext:value-type="string">
            <text:p>./archive_1/1744904047_366_Wide_Long/1744904047_366_Wide_Long_distance_data.json</text:p>
          </table:table-cell>
          <table:table-cell/>
          <table:table-cell office:value-type="string" calcext:value-type="string">
            <text:p>./archive_1/1744904047_366_Wide_Long/1744904047_366_Wide_Long_sound.wav</text:p>
          </table:table-cell>
        </table:table-row>
        <table:table-row table:style-name="ro1">
          <table:table-cell office:value-type="string" calcext:value-type="string">
            <text:p>./archive_1/1744911808_685_Wide_Long/1744911808_685_Wide_Long_angle_data.json</text:p>
          </table:table-cell>
          <table:table-cell/>
          <table:table-cell office:value-type="string" calcext:value-type="string">
            <text:p>./archive_1/1744911808_685_Wide_Long/1744911808_685_Wide_Long_distance_data.json</text:p>
          </table:table-cell>
          <table:table-cell/>
          <table:table-cell office:value-type="string" calcext:value-type="string">
            <text:p>./archive_1/1744911808_685_Wide_Long/1744911808_685_Wide_Long_sound.wav</text:p>
          </table:table-cell>
        </table:table-row>
        <table:table-row table:style-name="ro1">
          <table:table-cell office:value-type="string" calcext:value-type="string">
            <text:p>./archive_1/1744918619_997_Wide_Long/1744918619_997_Wide_Long_angle_data.json</text:p>
          </table:table-cell>
          <table:table-cell/>
          <table:table-cell office:value-type="string" calcext:value-type="string">
            <text:p>./archive_1/1744918619_997_Wide_Long/1744918619_997_Wide_Long_distance_data.json</text:p>
          </table:table-cell>
          <table:table-cell/>
          <table:table-cell office:value-type="string" calcext:value-type="string">
            <text:p>./archive_1/1744918619_997_Wide_Long/1744918619_997_Wide_Long_sound.wav</text:p>
          </table:table-cell>
        </table:table-row>
        <table:table-row table:style-name="ro1">
          <table:table-cell office:value-type="string" calcext:value-type="string">
            <text:p>./archive_1/1745517328_307_Wide_Long/1745517328_307_Wide_Long_angle_data.json</text:p>
          </table:table-cell>
          <table:table-cell/>
          <table:table-cell office:value-type="string" calcext:value-type="string">
            <text:p>./archive_1/1745517328_307_Wide_Long/1745517328_307_Wide_Long_distance_data.json</text:p>
          </table:table-cell>
          <table:table-cell/>
          <table:table-cell office:value-type="string" calcext:value-type="string">
            <text:p>./archive_1/1745517328_307_Wide_Long/1745517328_307_Wide_Long_sound.wav</text:p>
          </table:table-cell>
        </table:table-row>
        <table:table-row table:style-name="ro1">
          <table:table-cell office:value-type="string" calcext:value-type="string">
            <text:p>./archive_1/1745520873_615_Wide_Long/1745520873_615_Wide_Long_angle_data.json</text:p>
          </table:table-cell>
          <table:table-cell/>
          <table:table-cell office:value-type="string" calcext:value-type="string">
            <text:p>./archive_1/1745520873_615_Wide_Long/1745520873_615_Wide_Long_distance_data.json</text:p>
          </table:table-cell>
          <table:table-cell/>
          <table:table-cell office:value-type="string" calcext:value-type="string">
            <text:p>./archive_1/1745520873_615_Wide_Long/1745520873_615_Wide_Long_sound.wav</text:p>
          </table:table-cell>
        </table:table-row>
        <table:table-row table:style-name="ro1">
          <table:table-cell office:value-type="string" calcext:value-type="string">
            <text:p>./archive_1/1745523379_927_Wide_Long/1745523379_927_Wide_Long_angle_data.json</text:p>
          </table:table-cell>
          <table:table-cell/>
          <table:table-cell office:value-type="string" calcext:value-type="string">
            <text:p>./archive_1/1745523379_927_Wide_Long/1745523379_927_Wide_Long_distance_data.json</text:p>
          </table:table-cell>
          <table:table-cell/>
          <table:table-cell office:value-type="string" calcext:value-type="string">
            <text:p>./archive_1/1745523379_927_Wide_Long/1745523379_927_Wide_Long_sound.wav</text:p>
          </table:table-cell>
        </table:table-row>
        <table:table-row table:style-name="ro1">
          <table:table-cell office:value-type="string" calcext:value-type="string">
            <text:p>./archive_1/1745525559_1236_Wide_Long/1745525559_1236_Wide_Long_angle_data.json</text:p>
          </table:table-cell>
          <table:table-cell/>
          <table:table-cell office:value-type="string" calcext:value-type="string">
            <text:p>./archive_1/1745525559_1236_Wide_Long/1745525559_1236_Wide_Long_distance_data.json</text:p>
          </table:table-cell>
          <table:table-cell/>
          <table:table-cell office:value-type="string" calcext:value-type="string">
            <text:p>./archive_1/1745525559_1236_Wide_Long/1745525559_1236_Wide_Long_sound.wav</text:p>
          </table:table-cell>
        </table:table-row>
        <table:table-row table:style-name="ro1">
          <table:table-cell office:value-type="string" calcext:value-type="string">
            <text:p>./archive_1/1744893719_43_Wide_Long/1744893719_43_Wide_Long_angle_data.json</text:p>
          </table:table-cell>
          <table:table-cell/>
          <table:table-cell office:value-type="string" calcext:value-type="string">
            <text:p>./archive_1/1744893719_43_Wide_Long/1744893719_43_Wide_Long_distance_data.json</text:p>
          </table:table-cell>
          <table:table-cell/>
          <table:table-cell office:value-type="string" calcext:value-type="string">
            <text:p>./archive_1/1744893719_43_Wide_Long/1744893719_43_Wide_Long_sound.wav</text:p>
          </table:table-cell>
        </table:table-row>
        <table:table-row table:style-name="ro1">
          <table:table-cell office:value-type="string" calcext:value-type="string">
            <text:p>./archive_1/1744904068_367_Wide_Long/1744904068_367_Wide_Long_angle_data.json</text:p>
          </table:table-cell>
          <table:table-cell/>
          <table:table-cell office:value-type="string" calcext:value-type="string">
            <text:p>./archive_1/1744904068_367_Wide_Long/1744904068_367_Wide_Long_distance_data.json</text:p>
          </table:table-cell>
          <table:table-cell/>
          <table:table-cell office:value-type="string" calcext:value-type="string">
            <text:p>./archive_1/1744904068_367_Wide_Long/1744904068_367_Wide_Long_sound.wav</text:p>
          </table:table-cell>
        </table:table-row>
        <table:table-row table:style-name="ro1">
          <table:table-cell office:value-type="string" calcext:value-type="string">
            <text:p>./archive_1/1744912243_687_Wide_Long/1744912243_687_Wide_Long_angle_data.json</text:p>
          </table:table-cell>
          <table:table-cell/>
          <table:table-cell office:value-type="string" calcext:value-type="string">
            <text:p>./archive_1/1744912243_687_Wide_Long/1744912243_687_Wide_Long_distance_data.json</text:p>
          </table:table-cell>
          <table:table-cell/>
          <table:table-cell office:value-type="string" calcext:value-type="string">
            <text:p>./archive_1/1744912243_687_Wide_Long/1744912243_687_Wide_Long_sound.wav</text:p>
          </table:table-cell>
        </table:table-row>
        <table:table-row table:style-name="ro1">
          <table:table-cell office:value-type="string" calcext:value-type="string">
            <text:p>./archive_1/1744918640_998_Wide_Long/1744918640_998_Wide_Long_angle_data.json</text:p>
          </table:table-cell>
          <table:table-cell/>
          <table:table-cell office:value-type="string" calcext:value-type="string">
            <text:p>./archive_1/1744918640_998_Wide_Long/1744918640_998_Wide_Long_distance_data.json</text:p>
          </table:table-cell>
          <table:table-cell/>
          <table:table-cell office:value-type="string" calcext:value-type="string">
            <text:p>./archive_1/1744918640_998_Wide_Long/1744918640_998_Wide_Long_sound.wav</text:p>
          </table:table-cell>
        </table:table-row>
        <table:table-row table:style-name="ro1">
          <table:table-cell office:value-type="string" calcext:value-type="string">
            <text:p>./archive_1/1745517332_308_Wide_Long/1745517332_308_Wide_Long_angle_data.json</text:p>
          </table:table-cell>
          <table:table-cell/>
          <table:table-cell office:value-type="string" calcext:value-type="string">
            <text:p>./archive_1/1745517332_308_Wide_Long/1745517332_308_Wide_Long_distance_data.json</text:p>
          </table:table-cell>
          <table:table-cell/>
          <table:table-cell office:value-type="string" calcext:value-type="string">
            <text:p>./archive_1/1745517332_308_Wide_Long/1745517332_308_Wide_Long_sound.wav</text:p>
          </table:table-cell>
        </table:table-row>
        <table:table-row table:style-name="ro1">
          <table:table-cell office:value-type="string" calcext:value-type="string">
            <text:p>./archive_1/1745520878_616_Wide_Long/1745520878_616_Wide_Long_angle_data.json</text:p>
          </table:table-cell>
          <table:table-cell/>
          <table:table-cell office:value-type="string" calcext:value-type="string">
            <text:p>./archive_1/1745520878_616_Wide_Long/1745520878_616_Wide_Long_distance_data.json</text:p>
          </table:table-cell>
          <table:table-cell/>
          <table:table-cell office:value-type="string" calcext:value-type="string">
            <text:p>./archive_1/1745520878_616_Wide_Long/1745520878_616_Wide_Long_sound.wav</text:p>
          </table:table-cell>
        </table:table-row>
        <table:table-row table:style-name="ro1">
          <table:table-cell office:value-type="string" calcext:value-type="string">
            <text:p>./archive_1/1745523384_928_Wide_Long/1745523384_928_Wide_Long_angle_data.json</text:p>
          </table:table-cell>
          <table:table-cell/>
          <table:table-cell office:value-type="string" calcext:value-type="string">
            <text:p>./archive_1/1745523384_928_Wide_Long/1745523384_928_Wide_Long_distance_data.json</text:p>
          </table:table-cell>
          <table:table-cell/>
          <table:table-cell office:value-type="string" calcext:value-type="string">
            <text:p>./archive_1/1745523384_928_Wide_Long/1745523384_928_Wide_Long_sound.wav</text:p>
          </table:table-cell>
        </table:table-row>
        <table:table-row table:style-name="ro1">
          <table:table-cell office:value-type="string" calcext:value-type="string">
            <text:p>./archive_1/1745525564_1237_Wide_Long/1745525564_1237_Wide_Long_angle_data.json</text:p>
          </table:table-cell>
          <table:table-cell/>
          <table:table-cell office:value-type="string" calcext:value-type="string">
            <text:p>./archive_1/1745525564_1237_Wide_Long/1745525564_1237_Wide_Long_distance_data.json</text:p>
          </table:table-cell>
          <table:table-cell/>
          <table:table-cell office:value-type="string" calcext:value-type="string">
            <text:p>./archive_1/1745525564_1237_Wide_Long/1745525564_1237_Wide_Long_sound.wav</text:p>
          </table:table-cell>
        </table:table-row>
        <table:table-row table:style-name="ro1">
          <table:table-cell office:value-type="string" calcext:value-type="string">
            <text:p>./archive_1/1744893742_44_Wide_Long/1744893742_44_Wide_Long_angle_data.json</text:p>
          </table:table-cell>
          <table:table-cell/>
          <table:table-cell office:value-type="string" calcext:value-type="string">
            <text:p>./archive_1/1744893742_44_Wide_Long/1744893742_44_Wide_Long_distance_data.json</text:p>
          </table:table-cell>
          <table:table-cell/>
          <table:table-cell office:value-type="string" calcext:value-type="string">
            <text:p>./archive_1/1744893742_44_Wide_Long/1744893742_44_Wide_Long_sound.wav</text:p>
          </table:table-cell>
        </table:table-row>
        <table:table-row table:style-name="ro1">
          <table:table-cell office:value-type="string" calcext:value-type="string">
            <text:p>./archive_1/1744904781_368_Wide_Long/1744904781_368_Wide_Long_angle_data.json</text:p>
          </table:table-cell>
          <table:table-cell/>
          <table:table-cell office:value-type="string" calcext:value-type="string">
            <text:p>./archive_1/1744904781_368_Wide_Long/1744904781_368_Wide_Long_distance_data.json</text:p>
          </table:table-cell>
          <table:table-cell/>
          <table:table-cell office:value-type="string" calcext:value-type="string">
            <text:p>./archive_1/1744904781_368_Wide_Long/1744904781_368_Wide_Long_sound.wav</text:p>
          </table:table-cell>
        </table:table-row>
        <table:table-row table:style-name="ro1">
          <table:table-cell office:value-type="string" calcext:value-type="string">
            <text:p>./archive_1/1744912264_688_Wide_Long/1744912264_688_Wide_Long_angle_data.json</text:p>
          </table:table-cell>
          <table:table-cell/>
          <table:table-cell office:value-type="string" calcext:value-type="string">
            <text:p>./archive_1/1744912264_688_Wide_Long/1744912264_688_Wide_Long_distance_data.json</text:p>
          </table:table-cell>
          <table:table-cell/>
          <table:table-cell office:value-type="string" calcext:value-type="string">
            <text:p>./archive_1/1744912264_688_Wide_Long/1744912264_688_Wide_Long_sound.wav</text:p>
          </table:table-cell>
        </table:table-row>
        <table:table-row table:style-name="ro1">
          <table:table-cell office:value-type="string" calcext:value-type="string">
            <text:p>./archive_1/1744918660_999_Wide_Long/1744918660_999_Wide_Long_angle_data.json</text:p>
          </table:table-cell>
          <table:table-cell/>
          <table:table-cell office:value-type="string" calcext:value-type="string">
            <text:p>./archive_1/1744918660_999_Wide_Long/1744918660_999_Wide_Long_distance_data.json</text:p>
          </table:table-cell>
          <table:table-cell/>
          <table:table-cell office:value-type="string" calcext:value-type="string">
            <text:p>./archive_1/1744918660_999_Wide_Long/1744918660_999_Wide_Long_sound.wav</text:p>
          </table:table-cell>
        </table:table-row>
        <table:table-row table:style-name="ro1">
          <table:table-cell office:value-type="string" calcext:value-type="string">
            <text:p>./archive_1/1745517338_309_Wide_Long/1745517338_309_Wide_Long_angle_data.json</text:p>
          </table:table-cell>
          <table:table-cell/>
          <table:table-cell office:value-type="string" calcext:value-type="string">
            <text:p>./archive_1/1745517338_309_Wide_Long/1745517338_309_Wide_Long_distance_data.json</text:p>
          </table:table-cell>
          <table:table-cell/>
          <table:table-cell office:value-type="string" calcext:value-type="string">
            <text:p>./archive_1/1745517338_309_Wide_Long/1745517338_309_Wide_Long_sound.wav</text:p>
          </table:table-cell>
        </table:table-row>
        <table:table-row table:style-name="ro1">
          <table:table-cell office:value-type="string" calcext:value-type="string">
            <text:p>./archive_1/1745520882_617_Wide_Long/1745520882_617_Wide_Long_angle_data.json</text:p>
          </table:table-cell>
          <table:table-cell/>
          <table:table-cell office:value-type="string" calcext:value-type="string">
            <text:p>./archive_1/1745520882_617_Wide_Long/1745520882_617_Wide_Long_distance_data.json</text:p>
          </table:table-cell>
          <table:table-cell/>
          <table:table-cell office:value-type="string" calcext:value-type="string">
            <text:p>./archive_1/1745520882_617_Wide_Long/1745520882_617_Wide_Long_sound.wav</text:p>
          </table:table-cell>
        </table:table-row>
        <table:table-row table:style-name="ro1">
          <table:table-cell office:value-type="string" calcext:value-type="string">
            <text:p>./archive_1/1745523388_929_Wide_Long/1745523388_929_Wide_Long_angle_data.json</text:p>
          </table:table-cell>
          <table:table-cell/>
          <table:table-cell office:value-type="string" calcext:value-type="string">
            <text:p>./archive_1/1745523388_929_Wide_Long/1745523388_929_Wide_Long_distance_data.json</text:p>
          </table:table-cell>
          <table:table-cell/>
          <table:table-cell office:value-type="string" calcext:value-type="string">
            <text:p>./archive_1/1745523388_929_Wide_Long/1745523388_929_Wide_Long_sound.wav</text:p>
          </table:table-cell>
        </table:table-row>
        <table:table-row table:style-name="ro1">
          <table:table-cell office:value-type="string" calcext:value-type="string">
            <text:p>./archive_1/1745525569_1238_Wide_Long/1745525569_1238_Wide_Long_angle_data.json</text:p>
          </table:table-cell>
          <table:table-cell/>
          <table:table-cell office:value-type="string" calcext:value-type="string">
            <text:p>./archive_1/1745525569_1238_Wide_Long/1745525569_1238_Wide_Long_distance_data.json</text:p>
          </table:table-cell>
          <table:table-cell/>
          <table:table-cell office:value-type="string" calcext:value-type="string">
            <text:p>./archive_1/1745525569_1238_Wide_Long/1745525569_1238_Wide_Long_sound.wav</text:p>
          </table:table-cell>
        </table:table-row>
        <table:table-row table:style-name="ro1">
          <table:table-cell office:value-type="string" calcext:value-type="string">
            <text:p>./archive_1/1744893765_45_Wide_Long/1744893765_45_Wide_Long_angle_data.json</text:p>
          </table:table-cell>
          <table:table-cell/>
          <table:table-cell office:value-type="string" calcext:value-type="string">
            <text:p>./archive_1/1744893765_45_Wide_Long/1744893765_45_Wide_Long_distance_data.json</text:p>
          </table:table-cell>
          <table:table-cell/>
          <table:table-cell office:value-type="string" calcext:value-type="string">
            <text:p>./archive_1/1744893765_45_Wide_Long/1744893765_45_Wide_Long_sound.wav</text:p>
          </table:table-cell>
        </table:table-row>
        <table:table-row table:style-name="ro1">
          <table:table-cell office:value-type="string" calcext:value-type="string">
            <text:p>./archive_1/1744904801_369_Wide_Long/1744904801_369_Wide_Long_angle_data.json</text:p>
          </table:table-cell>
          <table:table-cell/>
          <table:table-cell office:value-type="string" calcext:value-type="string">
            <text:p>./archive_1/1744904801_369_Wide_Long/1744904801_369_Wide_Long_distance_data.json</text:p>
          </table:table-cell>
          <table:table-cell/>
          <table:table-cell office:value-type="string" calcext:value-type="string">
            <text:p>./archive_1/1744904801_369_Wide_Long/1744904801_369_Wide_Long_sound.wav</text:p>
          </table:table-cell>
        </table:table-row>
        <table:table-row table:style-name="ro1">
          <table:table-cell office:value-type="string" calcext:value-type="string">
            <text:p>./archive_1/1744912285_689_Wide_Long/1744912285_689_Wide_Long_angle_data.json</text:p>
          </table:table-cell>
          <table:table-cell/>
          <table:table-cell office:value-type="string" calcext:value-type="string">
            <text:p>./archive_1/1744912285_689_Wide_Long/1744912285_689_Wide_Long_distance_data.json</text:p>
          </table:table-cell>
          <table:table-cell/>
          <table:table-cell office:value-type="string" calcext:value-type="string">
            <text:p>./archive_1/1744912285_689_Wide_Long/1744912285_689_Wide_Long_sound.wav</text:p>
          </table:table-cell>
        </table:table-row>
        <table:table-row table:style-name="ro1">
          <table:table-cell office:value-type="string" calcext:value-type="string">
            <text:p>./archive_1/1744918682_1000_Wide_Long/1744918682_1000_Wide_Long_angle_data.json</text:p>
          </table:table-cell>
          <table:table-cell/>
          <table:table-cell office:value-type="string" calcext:value-type="string">
            <text:p>./archive_1/1744918682_1000_Wide_Long/1744918682_1000_Wide_Long_distance_data.json</text:p>
          </table:table-cell>
          <table:table-cell/>
          <table:table-cell office:value-type="string" calcext:value-type="string">
            <text:p>./archive_1/1744918682_1000_Wide_Long/1744918682_1000_Wide_Long_sound.wav</text:p>
          </table:table-cell>
        </table:table-row>
        <table:table-row table:style-name="ro1">
          <table:table-cell office:value-type="string" calcext:value-type="string">
            <text:p>./archive_1/1745517344_310_Wide_Long/1745517344_310_Wide_Long_angle_data.json</text:p>
          </table:table-cell>
          <table:table-cell/>
          <table:table-cell office:value-type="string" calcext:value-type="string">
            <text:p>./archive_1/1745517344_310_Wide_Long/1745517344_310_Wide_Long_distance_data.json</text:p>
          </table:table-cell>
          <table:table-cell/>
          <table:table-cell office:value-type="string" calcext:value-type="string">
            <text:p>./archive_1/1745517344_310_Wide_Long/1745517344_310_Wide_Long_sound.wav</text:p>
          </table:table-cell>
        </table:table-row>
        <table:table-row table:style-name="ro1">
          <table:table-cell office:value-type="string" calcext:value-type="string">
            <text:p>./archive_1/1745520890_618_Wide_Long/1745520890_618_Wide_Long_angle_data.json</text:p>
          </table:table-cell>
          <table:table-cell/>
          <table:table-cell office:value-type="string" calcext:value-type="string">
            <text:p>./archive_1/1745520890_618_Wide_Long/1745520890_618_Wide_Long_distance_data.json</text:p>
          </table:table-cell>
          <table:table-cell/>
          <table:table-cell office:value-type="string" calcext:value-type="string">
            <text:p>./archive_1/1745520890_618_Wide_Long/1745520890_618_Wide_Long_sound.wav</text:p>
          </table:table-cell>
        </table:table-row>
        <table:table-row table:style-name="ro1">
          <table:table-cell office:value-type="string" calcext:value-type="string">
            <text:p>./archive_1/1745523392_930_Wide_Long/1745523392_930_Wide_Long_angle_data.json</text:p>
          </table:table-cell>
          <table:table-cell/>
          <table:table-cell office:value-type="string" calcext:value-type="string">
            <text:p>./archive_1/1745523392_930_Wide_Long/1745523392_930_Wide_Long_distance_data.json</text:p>
          </table:table-cell>
          <table:table-cell/>
          <table:table-cell office:value-type="string" calcext:value-type="string">
            <text:p>./archive_1/1745523392_930_Wide_Long/1745523392_930_Wide_Long_sound.wav</text:p>
          </table:table-cell>
        </table:table-row>
        <table:table-row table:style-name="ro1">
          <table:table-cell office:value-type="string" calcext:value-type="string">
            <text:p>./archive_1/1745525574_1239_Wide_Long/1745525574_1239_Wide_Long_angle_data.json</text:p>
          </table:table-cell>
          <table:table-cell/>
          <table:table-cell office:value-type="string" calcext:value-type="string">
            <text:p>./archive_1/1745525574_1239_Wide_Long/1745525574_1239_Wide_Long_distance_data.json</text:p>
          </table:table-cell>
          <table:table-cell/>
          <table:table-cell office:value-type="string" calcext:value-type="string">
            <text:p>./archive_1/1745525574_1239_Wide_Long/1745525574_1239_Wide_Long_sound.wav</text:p>
          </table:table-cell>
        </table:table-row>
        <table:table-row table:style-name="ro1">
          <table:table-cell office:value-type="string" calcext:value-type="string">
            <text:p>./archive_1/1744893793_46_Wide_Long/1744893793_46_Wide_Long_angle_data.json</text:p>
          </table:table-cell>
          <table:table-cell/>
          <table:table-cell office:value-type="string" calcext:value-type="string">
            <text:p>./archive_1/1744893793_46_Wide_Long/1744893793_46_Wide_Long_distance_data.json</text:p>
          </table:table-cell>
          <table:table-cell/>
          <table:table-cell office:value-type="string" calcext:value-type="string">
            <text:p>./archive_1/1744893793_46_Wide_Long/1744893793_46_Wide_Long_sound.wav</text:p>
          </table:table-cell>
        </table:table-row>
        <table:table-row table:style-name="ro1">
          <table:table-cell office:value-type="string" calcext:value-type="string">
            <text:p>./archive_1/1744904820_370_Wide_Long/1744904820_370_Wide_Long_angle_data.json</text:p>
          </table:table-cell>
          <table:table-cell/>
          <table:table-cell office:value-type="string" calcext:value-type="string">
            <text:p>./archive_1/1744904820_370_Wide_Long/1744904820_370_Wide_Long_distance_data.json</text:p>
          </table:table-cell>
          <table:table-cell/>
          <table:table-cell office:value-type="string" calcext:value-type="string">
            <text:p>./archive_1/1744904820_370_Wide_Long/1744904820_370_Wide_Long_sound.wav</text:p>
          </table:table-cell>
        </table:table-row>
        <table:table-row table:style-name="ro1">
          <table:table-cell office:value-type="string" calcext:value-type="string">
            <text:p>./archive_1/1744912305_690_Wide_Long/1744912305_690_Wide_Long_angle_data.json</text:p>
          </table:table-cell>
          <table:table-cell/>
          <table:table-cell office:value-type="string" calcext:value-type="string">
            <text:p>./archive_1/1744912305_690_Wide_Long/1744912305_690_Wide_Long_distance_data.json</text:p>
          </table:table-cell>
          <table:table-cell/>
          <table:table-cell office:value-type="string" calcext:value-type="string">
            <text:p>./archive_1/1744912305_690_Wide_Long/1744912305_690_Wide_Long_sound.wav</text:p>
          </table:table-cell>
        </table:table-row>
        <table:table-row table:style-name="ro1">
          <table:table-cell office:value-type="string" calcext:value-type="string">
            <text:p>./archive_1/1745513349_1_Wide_Long/1745513349_1_Wide_Long_angle_data.json</text:p>
          </table:table-cell>
          <table:table-cell/>
          <table:table-cell office:value-type="string" calcext:value-type="string">
            <text:p>./archive_1/1745513349_1_Wide_Long/1745513349_1_Wide_Long_distance_data.json</text:p>
          </table:table-cell>
          <table:table-cell/>
          <table:table-cell office:value-type="string" calcext:value-type="string">
            <text:p>./archive_1/1745513349_1_Wide_Long/1745513349_1_Wide_Long_sound.wav</text:p>
          </table:table-cell>
        </table:table-row>
        <table:table-row table:style-name="ro1">
          <table:table-cell office:value-type="string" calcext:value-type="string">
            <text:p>./archive_1/1745517361_311_Wide_Long/1745517361_311_Wide_Long_angle_data.json</text:p>
          </table:table-cell>
          <table:table-cell/>
          <table:table-cell office:value-type="string" calcext:value-type="string">
            <text:p>./archive_1/1745517361_311_Wide_Long/1745517361_311_Wide_Long_distance_data.json</text:p>
          </table:table-cell>
          <table:table-cell/>
          <table:table-cell office:value-type="string" calcext:value-type="string">
            <text:p>./archive_1/1745517361_311_Wide_Long/1745517361_311_Wide_Long_sound.wav</text:p>
          </table:table-cell>
        </table:table-row>
        <table:table-row table:style-name="ro1">
          <table:table-cell office:value-type="string" calcext:value-type="string">
            <text:p>./archive_1/1745520894_619_Wide_Long/1745520894_619_Wide_Long_angle_data.json</text:p>
          </table:table-cell>
          <table:table-cell/>
          <table:table-cell office:value-type="string" calcext:value-type="string">
            <text:p>./archive_1/1745520894_619_Wide_Long/1745520894_619_Wide_Long_distance_data.json</text:p>
          </table:table-cell>
          <table:table-cell/>
          <table:table-cell office:value-type="string" calcext:value-type="string">
            <text:p>./archive_1/1745520894_619_Wide_Long/1745520894_619_Wide_Long_sound.wav</text:p>
          </table:table-cell>
        </table:table-row>
        <table:table-row table:style-name="ro1">
          <table:table-cell office:value-type="string" calcext:value-type="string">
            <text:p>./archive_1/1745523397_931_Wide_Long/1745523397_931_Wide_Long_angle_data.json</text:p>
          </table:table-cell>
          <table:table-cell/>
          <table:table-cell office:value-type="string" calcext:value-type="string">
            <text:p>./archive_1/1745523397_931_Wide_Long/1745523397_931_Wide_Long_distance_data.json</text:p>
          </table:table-cell>
          <table:table-cell/>
          <table:table-cell office:value-type="string" calcext:value-type="string">
            <text:p>./archive_1/1745523397_931_Wide_Long/1745523397_931_Wide_Long_sound.wav</text:p>
          </table:table-cell>
        </table:table-row>
        <table:table-row table:style-name="ro1">
          <table:table-cell office:value-type="string" calcext:value-type="string">
            <text:p>./archive_1/1745525578_1240_Wide_Long/1745525578_1240_Wide_Long_angle_data.json</text:p>
          </table:table-cell>
          <table:table-cell/>
          <table:table-cell office:value-type="string" calcext:value-type="string">
            <text:p>./archive_1/1745525578_1240_Wide_Long/1745525578_1240_Wide_Long_distance_data.json</text:p>
          </table:table-cell>
          <table:table-cell/>
          <table:table-cell office:value-type="string" calcext:value-type="string">
            <text:p>./archive_1/1745525578_1240_Wide_Long/1745525578_1240_Wide_Long_sound.wav</text:p>
          </table:table-cell>
        </table:table-row>
        <table:table-row table:style-name="ro1">
          <table:table-cell office:value-type="string" calcext:value-type="string">
            <text:p>./archive_1/1744893817_47_Wide_Long/1744893817_47_Wide_Long_angle_data.json</text:p>
          </table:table-cell>
          <table:table-cell/>
          <table:table-cell office:value-type="string" calcext:value-type="string">
            <text:p>./archive_1/1744893817_47_Wide_Long/1744893817_47_Wide_Long_distance_data.json</text:p>
          </table:table-cell>
          <table:table-cell/>
          <table:table-cell office:value-type="string" calcext:value-type="string">
            <text:p>./archive_1/1744893817_47_Wide_Long/1744893817_47_Wide_Long_sound.wav</text:p>
          </table:table-cell>
        </table:table-row>
        <table:table-row table:style-name="ro1">
          <table:table-cell office:value-type="string" calcext:value-type="string">
            <text:p>./archive_1/1744904840_371_Wide_Long/1744904840_371_Wide_Long_angle_data.json</text:p>
          </table:table-cell>
          <table:table-cell/>
          <table:table-cell office:value-type="string" calcext:value-type="string">
            <text:p>./archive_1/1744904840_371_Wide_Long/1744904840_371_Wide_Long_distance_data.json</text:p>
          </table:table-cell>
          <table:table-cell/>
          <table:table-cell office:value-type="string" calcext:value-type="string">
            <text:p>./archive_1/1744904840_371_Wide_Long/1744904840_371_Wide_Long_sound.wav</text:p>
          </table:table-cell>
        </table:table-row>
        <table:table-row table:style-name="ro1">
          <table:table-cell office:value-type="string" calcext:value-type="string">
            <text:p>./archive_1/1744912324_691_Wide_Long/1744912324_691_Wide_Long_angle_data.json</text:p>
          </table:table-cell>
          <table:table-cell/>
          <table:table-cell office:value-type="string" calcext:value-type="string">
            <text:p>./archive_1/1744912324_691_Wide_Long/1744912324_691_Wide_Long_distance_data.json</text:p>
          </table:table-cell>
          <table:table-cell/>
          <table:table-cell office:value-type="string" calcext:value-type="string">
            <text:p>./archive_1/1744912324_691_Wide_Long/1744912324_691_Wide_Long_sound.wav</text:p>
          </table:table-cell>
        </table:table-row>
        <table:table-row table:style-name="ro1">
          <table:table-cell office:value-type="string" calcext:value-type="string">
            <text:p>./archive_1/1745513358_2_Wide_Long/1745513358_2_Wide_Long_angle_data.json</text:p>
          </table:table-cell>
          <table:table-cell/>
          <table:table-cell office:value-type="string" calcext:value-type="string">
            <text:p>./archive_1/1745513358_2_Wide_Long/1745513358_2_Wide_Long_distance_data.json</text:p>
          </table:table-cell>
          <table:table-cell/>
          <table:table-cell office:value-type="string" calcext:value-type="string">
            <text:p>./archive_1/1745513358_2_Wide_Long/1745513358_2_Wide_Long_sound.wav</text:p>
          </table:table-cell>
        </table:table-row>
        <table:table-row table:style-name="ro1">
          <table:table-cell office:value-type="string" calcext:value-type="string">
            <text:p>./archive_1/1745517369_312_Wide_Long/1745517369_312_Wide_Long_angle_data.json</text:p>
          </table:table-cell>
          <table:table-cell/>
          <table:table-cell office:value-type="string" calcext:value-type="string">
            <text:p>./archive_1/1745517369_312_Wide_Long/1745517369_312_Wide_Long_distance_data.json</text:p>
          </table:table-cell>
          <table:table-cell/>
          <table:table-cell office:value-type="string" calcext:value-type="string">
            <text:p>./archive_1/1745517369_312_Wide_Long/1745517369_312_Wide_Long_sound.wav</text:p>
          </table:table-cell>
        </table:table-row>
        <table:table-row table:style-name="ro1">
          <table:table-cell office:value-type="string" calcext:value-type="string">
            <text:p>./archive_1/1745520899_620_Wide_Long/1745520899_620_Wide_Long_angle_data.json</text:p>
          </table:table-cell>
          <table:table-cell/>
          <table:table-cell office:value-type="string" calcext:value-type="string">
            <text:p>./archive_1/1745520899_620_Wide_Long/1745520899_620_Wide_Long_distance_data.json</text:p>
          </table:table-cell>
          <table:table-cell/>
          <table:table-cell office:value-type="string" calcext:value-type="string">
            <text:p>./archive_1/1745520899_620_Wide_Long/1745520899_620_Wide_Long_sound.wav</text:p>
          </table:table-cell>
        </table:table-row>
        <table:table-row table:style-name="ro1">
          <table:table-cell office:value-type="string" calcext:value-type="string">
            <text:p>./archive_1/1745523401_932_Wide_Long/1745523401_932_Wide_Long_angle_data.json</text:p>
          </table:table-cell>
          <table:table-cell/>
          <table:table-cell office:value-type="string" calcext:value-type="string">
            <text:p>./archive_1/1745523401_932_Wide_Long/1745523401_932_Wide_Long_distance_data.json</text:p>
          </table:table-cell>
          <table:table-cell/>
          <table:table-cell office:value-type="string" calcext:value-type="string">
            <text:p>./archive_1/1745523401_932_Wide_Long/1745523401_932_Wide_Long_sound.wav</text:p>
          </table:table-cell>
        </table:table-row>
        <table:table-row table:style-name="ro1">
          <table:table-cell office:value-type="string" calcext:value-type="string">
            <text:p>./archive_1/1745525583_1241_Wide_Long/1745525583_1241_Wide_Long_angle_data.json</text:p>
          </table:table-cell>
          <table:table-cell/>
          <table:table-cell office:value-type="string" calcext:value-type="string">
            <text:p>./archive_1/1745525583_1241_Wide_Long/1745525583_1241_Wide_Long_distance_data.json</text:p>
          </table:table-cell>
          <table:table-cell/>
          <table:table-cell office:value-type="string" calcext:value-type="string">
            <text:p>./archive_1/1745525583_1241_Wide_Long/1745525583_1241_Wide_Long_sound.wav</text:p>
          </table:table-cell>
        </table:table-row>
        <table:table-row table:style-name="ro1">
          <table:table-cell office:value-type="string" calcext:value-type="string">
            <text:p>./archive_1/1744893847_48_Wide_Long/1744893847_48_Wide_Long_angle_data.json</text:p>
          </table:table-cell>
          <table:table-cell/>
          <table:table-cell office:value-type="string" calcext:value-type="string">
            <text:p>./archive_1/1744893847_48_Wide_Long/1744893847_48_Wide_Long_distance_data.json</text:p>
          </table:table-cell>
          <table:table-cell/>
          <table:table-cell office:value-type="string" calcext:value-type="string">
            <text:p>./archive_1/1744893847_48_Wide_Long/1744893847_48_Wide_Long_sound.wav</text:p>
          </table:table-cell>
        </table:table-row>
        <table:table-row table:style-name="ro1">
          <table:table-cell office:value-type="string" calcext:value-type="string">
            <text:p>./archive_1/1744904861_372_Wide_Long/1744904861_372_Wide_Long_angle_data.json</text:p>
          </table:table-cell>
          <table:table-cell/>
          <table:table-cell office:value-type="string" calcext:value-type="string">
            <text:p>./archive_1/1744904861_372_Wide_Long/1744904861_372_Wide_Long_distance_data.json</text:p>
          </table:table-cell>
          <table:table-cell/>
          <table:table-cell office:value-type="string" calcext:value-type="string">
            <text:p>./archive_1/1744904861_372_Wide_Long/1744904861_372_Wide_Long_sound.wav</text:p>
          </table:table-cell>
        </table:table-row>
        <table:table-row table:style-name="ro1">
          <table:table-cell office:value-type="string" calcext:value-type="string">
            <text:p>./archive_1/1744912343_692_Wide_Long/1744912343_692_Wide_Long_angle_data.json</text:p>
          </table:table-cell>
          <table:table-cell/>
          <table:table-cell office:value-type="string" calcext:value-type="string">
            <text:p>./archive_1/1744912343_692_Wide_Long/1744912343_692_Wide_Long_distance_data.json</text:p>
          </table:table-cell>
          <table:table-cell/>
          <table:table-cell office:value-type="string" calcext:value-type="string">
            <text:p>./archive_1/1744912343_692_Wide_Long/1744912343_692_Wide_Long_sound.wav</text:p>
          </table:table-cell>
        </table:table-row>
        <table:table-row table:style-name="ro1">
          <table:table-cell office:value-type="string" calcext:value-type="string">
            <text:p>./archive_1/1745513362_3_Wide_Long/1745513362_3_Wide_Long_angle_data.json</text:p>
          </table:table-cell>
          <table:table-cell/>
          <table:table-cell office:value-type="string" calcext:value-type="string">
            <text:p>./archive_1/1745513362_3_Wide_Long/1745513362_3_Wide_Long_distance_data.json</text:p>
          </table:table-cell>
          <table:table-cell/>
          <table:table-cell office:value-type="string" calcext:value-type="string">
            <text:p>./archive_1/1745513362_3_Wide_Long/1745513362_3_Wide_Long_sound.wav</text:p>
          </table:table-cell>
        </table:table-row>
        <table:table-row table:style-name="ro1">
          <table:table-cell office:value-type="string" calcext:value-type="string">
            <text:p>./archive_1/1745517374_313_Wide_Long/1745517374_313_Wide_Long_angle_data.json</text:p>
          </table:table-cell>
          <table:table-cell/>
          <table:table-cell office:value-type="string" calcext:value-type="string">
            <text:p>./archive_1/1745517374_313_Wide_Long/1745517374_313_Wide_Long_distance_data.json</text:p>
          </table:table-cell>
          <table:table-cell/>
          <table:table-cell office:value-type="string" calcext:value-type="string">
            <text:p>./archive_1/1745517374_313_Wide_Long/1745517374_313_Wide_Long_sound.wav</text:p>
          </table:table-cell>
        </table:table-row>
        <table:table-row table:style-name="ro1">
          <table:table-cell office:value-type="string" calcext:value-type="string">
            <text:p>./archive_1/1745520903_621_Wide_Long/1745520903_621_Wide_Long_angle_data.json</text:p>
          </table:table-cell>
          <table:table-cell/>
          <table:table-cell office:value-type="string" calcext:value-type="string">
            <text:p>./archive_1/1745520903_621_Wide_Long/1745520903_621_Wide_Long_distance_data.json</text:p>
          </table:table-cell>
          <table:table-cell/>
          <table:table-cell office:value-type="string" calcext:value-type="string">
            <text:p>./archive_1/1745520903_621_Wide_Long/1745520903_621_Wide_Long_sound.wav</text:p>
          </table:table-cell>
        </table:table-row>
        <table:table-row table:style-name="ro1">
          <table:table-cell office:value-type="string" calcext:value-type="string">
            <text:p>./archive_1/1745523406_933_Wide_Long/1745523406_933_Wide_Long_angle_data.json</text:p>
          </table:table-cell>
          <table:table-cell/>
          <table:table-cell office:value-type="string" calcext:value-type="string">
            <text:p>./archive_1/1745523406_933_Wide_Long/1745523406_933_Wide_Long_distance_data.json</text:p>
          </table:table-cell>
          <table:table-cell/>
          <table:table-cell office:value-type="string" calcext:value-type="string">
            <text:p>./archive_1/1745523406_933_Wide_Long/1745523406_933_Wide_Long_sound.wav</text:p>
          </table:table-cell>
        </table:table-row>
        <table:table-row table:style-name="ro1">
          <table:table-cell office:value-type="string" calcext:value-type="string">
            <text:p>./archive_1/1745525594_1242_Wide_Long/1745525594_1242_Wide_Long_angle_data.json</text:p>
          </table:table-cell>
          <table:table-cell/>
          <table:table-cell office:value-type="string" calcext:value-type="string">
            <text:p>./archive_1/1745525594_1242_Wide_Long/1745525594_1242_Wide_Long_distance_data.json</text:p>
          </table:table-cell>
          <table:table-cell/>
          <table:table-cell office:value-type="string" calcext:value-type="string">
            <text:p>./archive_1/1745525594_1242_Wide_Long/1745525594_1242_Wide_Long_sound.wav</text:p>
          </table:table-cell>
        </table:table-row>
        <table:table-row table:style-name="ro1">
          <table:table-cell office:value-type="string" calcext:value-type="string">
            <text:p>./archive_1/1744893874_49_Wide_Long/1744893874_49_Wide_Long_angle_data.json</text:p>
          </table:table-cell>
          <table:table-cell/>
          <table:table-cell office:value-type="string" calcext:value-type="string">
            <text:p>./archive_1/1744893874_49_Wide_Long/1744893874_49_Wide_Long_distance_data.json</text:p>
          </table:table-cell>
          <table:table-cell/>
          <table:table-cell office:value-type="string" calcext:value-type="string">
            <text:p>./archive_1/1744893874_49_Wide_Long/1744893874_49_Wide_Long_sound.wav</text:p>
          </table:table-cell>
        </table:table-row>
        <table:table-row table:style-name="ro1">
          <table:table-cell office:value-type="string" calcext:value-type="string">
            <text:p>./archive_1/1744904880_373_Wide_Long/1744904880_373_Wide_Long_angle_data.json</text:p>
          </table:table-cell>
          <table:table-cell/>
          <table:table-cell office:value-type="string" calcext:value-type="string">
            <text:p>./archive_1/1744904880_373_Wide_Long/1744904880_373_Wide_Long_distance_data.json</text:p>
          </table:table-cell>
          <table:table-cell/>
          <table:table-cell office:value-type="string" calcext:value-type="string">
            <text:p>./archive_1/1744904880_373_Wide_Long/1744904880_373_Wide_Long_sound.wav</text:p>
          </table:table-cell>
        </table:table-row>
        <table:table-row table:style-name="ro1">
          <table:table-cell office:value-type="string" calcext:value-type="string">
            <text:p>./archive_1/1744912363_693_Wide_Long/1744912363_693_Wide_Long_angle_data.json</text:p>
          </table:table-cell>
          <table:table-cell/>
          <table:table-cell office:value-type="string" calcext:value-type="string">
            <text:p>./archive_1/1744912363_693_Wide_Long/1744912363_693_Wide_Long_distance_data.json</text:p>
          </table:table-cell>
          <table:table-cell/>
          <table:table-cell office:value-type="string" calcext:value-type="string">
            <text:p>./archive_1/1744912363_693_Wide_Long/1744912363_693_Wide_Long_sound.wav</text:p>
          </table:table-cell>
        </table:table-row>
        <table:table-row table:style-name="ro1">
          <table:table-cell office:value-type="string" calcext:value-type="string">
            <text:p>./archive_1/1745513367_4_Wide_Long/1745513367_4_Wide_Long_angle_data.json</text:p>
          </table:table-cell>
          <table:table-cell/>
          <table:table-cell office:value-type="string" calcext:value-type="string">
            <text:p>./archive_1/1745513367_4_Wide_Long/1745513367_4_Wide_Long_distance_data.json</text:p>
          </table:table-cell>
          <table:table-cell/>
          <table:table-cell office:value-type="string" calcext:value-type="string">
            <text:p>./archive_1/1745513367_4_Wide_Long/1745513367_4_Wide_Long_sound.wav</text:p>
          </table:table-cell>
        </table:table-row>
        <table:table-row table:style-name="ro1">
          <table:table-cell office:value-type="string" calcext:value-type="string">
            <text:p>./archive_1/1745517380_314_Wide_Long/1745517380_314_Wide_Long_angle_data.json</text:p>
          </table:table-cell>
          <table:table-cell/>
          <table:table-cell office:value-type="string" calcext:value-type="string">
            <text:p>./archive_1/1745517380_314_Wide_Long/1745517380_314_Wide_Long_distance_data.json</text:p>
          </table:table-cell>
          <table:table-cell/>
          <table:table-cell office:value-type="string" calcext:value-type="string">
            <text:p>./archive_1/1745517380_314_Wide_Long/1745517380_314_Wide_Long_sound.wav</text:p>
          </table:table-cell>
        </table:table-row>
        <table:table-row table:style-name="ro1">
          <table:table-cell office:value-type="string" calcext:value-type="string">
            <text:p>./archive_1/1745520909_622_Wide_Long/1745520909_622_Wide_Long_angle_data.json</text:p>
          </table:table-cell>
          <table:table-cell/>
          <table:table-cell office:value-type="string" calcext:value-type="string">
            <text:p>./archive_1/1745520909_622_Wide_Long/1745520909_622_Wide_Long_distance_data.json</text:p>
          </table:table-cell>
          <table:table-cell/>
          <table:table-cell office:value-type="string" calcext:value-type="string">
            <text:p>./archive_1/1745520909_622_Wide_Long/1745520909_622_Wide_Long_sound.wav</text:p>
          </table:table-cell>
        </table:table-row>
        <table:table-row table:style-name="ro1">
          <table:table-cell office:value-type="string" calcext:value-type="string">
            <text:p>./archive_1/1745523410_934_Wide_Long/1745523410_934_Wide_Long_angle_data.json</text:p>
          </table:table-cell>
          <table:table-cell/>
          <table:table-cell office:value-type="string" calcext:value-type="string">
            <text:p>./archive_1/1745523410_934_Wide_Long/1745523410_934_Wide_Long_distance_data.json</text:p>
          </table:table-cell>
          <table:table-cell/>
          <table:table-cell office:value-type="string" calcext:value-type="string">
            <text:p>./archive_1/1745523410_934_Wide_Long/1745523410_934_Wide_Long_sound.wav</text:p>
          </table:table-cell>
        </table:table-row>
        <table:table-row table:style-name="ro1">
          <table:table-cell office:value-type="string" calcext:value-type="string">
            <text:p>./archive_1/1745525669_1243_Wide_Long/1745525669_1243_Wide_Long_angle_data.json</text:p>
          </table:table-cell>
          <table:table-cell/>
          <table:table-cell office:value-type="string" calcext:value-type="string">
            <text:p>./archive_1/1745525669_1243_Wide_Long/1745525669_1243_Wide_Long_distance_data.json</text:p>
          </table:table-cell>
          <table:table-cell/>
          <table:table-cell office:value-type="string" calcext:value-type="string">
            <text:p>./archive_1/1745525669_1243_Wide_Long/1745525669_1243_Wide_Long_sound.wav</text:p>
          </table:table-cell>
        </table:table-row>
        <table:table-row table:style-name="ro1">
          <table:table-cell office:value-type="string" calcext:value-type="string">
            <text:p>./archive_1/1744893926_51_Wide_Long/1744893926_51_Wide_Long_angle_data.json</text:p>
          </table:table-cell>
          <table:table-cell/>
          <table:table-cell office:value-type="string" calcext:value-type="string">
            <text:p>./archive_1/1744893926_51_Wide_Long/1744893926_51_Wide_Long_distance_data.json</text:p>
          </table:table-cell>
          <table:table-cell/>
          <table:table-cell office:value-type="string" calcext:value-type="string">
            <text:p>./archive_1/1744893926_51_Wide_Long/1744893926_51_Wide_Long_sound.wav</text:p>
          </table:table-cell>
        </table:table-row>
        <table:table-row table:style-name="ro1">
          <table:table-cell office:value-type="string" calcext:value-type="string">
            <text:p>./archive_1/1744904899_374_Wide_Long/1744904899_374_Wide_Long_angle_data.json</text:p>
          </table:table-cell>
          <table:table-cell/>
          <table:table-cell office:value-type="string" calcext:value-type="string">
            <text:p>./archive_1/1744904899_374_Wide_Long/1744904899_374_Wide_Long_distance_data.json</text:p>
          </table:table-cell>
          <table:table-cell/>
          <table:table-cell office:value-type="string" calcext:value-type="string">
            <text:p>./archive_1/1744904899_374_Wide_Long/1744904899_374_Wide_Long_sound.wav</text:p>
          </table:table-cell>
        </table:table-row>
        <table:table-row table:style-name="ro1">
          <table:table-cell office:value-type="string" calcext:value-type="string">
            <text:p>./archive_1/1744912384_694_Wide_Long/1744912384_694_Wide_Long_angle_data.json</text:p>
          </table:table-cell>
          <table:table-cell/>
          <table:table-cell office:value-type="string" calcext:value-type="string">
            <text:p>./archive_1/1744912384_694_Wide_Long/1744912384_694_Wide_Long_distance_data.json</text:p>
          </table:table-cell>
          <table:table-cell/>
          <table:table-cell office:value-type="string" calcext:value-type="string">
            <text:p>./archive_1/1744912384_694_Wide_Long/1744912384_694_Wide_Long_sound.wav</text:p>
          </table:table-cell>
        </table:table-row>
        <table:table-row table:style-name="ro1">
          <table:table-cell office:value-type="string" calcext:value-type="string">
            <text:p>./archive_1/1745513375_5_Wide_Long/1745513375_5_Wide_Long_angle_data.json</text:p>
          </table:table-cell>
          <table:table-cell/>
          <table:table-cell office:value-type="string" calcext:value-type="string">
            <text:p>./archive_1/1745513375_5_Wide_Long/1745513375_5_Wide_Long_distance_data.json</text:p>
          </table:table-cell>
          <table:table-cell/>
          <table:table-cell office:value-type="string" calcext:value-type="string">
            <text:p>./archive_1/1745513375_5_Wide_Long/1745513375_5_Wide_Long_sound.wav</text:p>
          </table:table-cell>
        </table:table-row>
        <table:table-row table:style-name="ro1">
          <table:table-cell office:value-type="string" calcext:value-type="string">
            <text:p>./archive_1/1745517384_315_Wide_Long/1745517384_315_Wide_Long_angle_data.json</text:p>
          </table:table-cell>
          <table:table-cell/>
          <table:table-cell office:value-type="string" calcext:value-type="string">
            <text:p>./archive_1/1745517384_315_Wide_Long/1745517384_315_Wide_Long_distance_data.json</text:p>
          </table:table-cell>
          <table:table-cell/>
          <table:table-cell office:value-type="string" calcext:value-type="string">
            <text:p>./archive_1/1745517384_315_Wide_Long/1745517384_315_Wide_Long_sound.wav</text:p>
          </table:table-cell>
        </table:table-row>
        <table:table-row table:style-name="ro1">
          <table:table-cell office:value-type="string" calcext:value-type="string">
            <text:p>./archive_1/1745520913_623_Wide_Long/1745520913_623_Wide_Long_angle_data.json</text:p>
          </table:table-cell>
          <table:table-cell/>
          <table:table-cell office:value-type="string" calcext:value-type="string">
            <text:p>./archive_1/1745520913_623_Wide_Long/1745520913_623_Wide_Long_distance_data.json</text:p>
          </table:table-cell>
          <table:table-cell/>
          <table:table-cell office:value-type="string" calcext:value-type="string">
            <text:p>./archive_1/1745520913_623_Wide_Long/1745520913_623_Wide_Long_sound.wav</text:p>
          </table:table-cell>
        </table:table-row>
        <table:table-row table:style-name="ro1">
          <table:table-cell office:value-type="string" calcext:value-type="string">
            <text:p>./archive_1/1745523415_935_Wide_Long/1745523415_935_Wide_Long_angle_data.json</text:p>
          </table:table-cell>
          <table:table-cell/>
          <table:table-cell office:value-type="string" calcext:value-type="string">
            <text:p>./archive_1/1745523415_935_Wide_Long/1745523415_935_Wide_Long_distance_data.json</text:p>
          </table:table-cell>
          <table:table-cell/>
          <table:table-cell office:value-type="string" calcext:value-type="string">
            <text:p>./archive_1/1745523415_935_Wide_Long/1745523415_935_Wide_Long_sound.wav</text:p>
          </table:table-cell>
        </table:table-row>
        <table:table-row table:style-name="ro1">
          <table:table-cell office:value-type="string" calcext:value-type="string">
            <text:p>./archive_1/1745525674_1244_Wide_Long/1745525674_1244_Wide_Long_angle_data.json</text:p>
          </table:table-cell>
          <table:table-cell/>
          <table:table-cell office:value-type="string" calcext:value-type="string">
            <text:p>./archive_1/1745525674_1244_Wide_Long/1745525674_1244_Wide_Long_distance_data.json</text:p>
          </table:table-cell>
          <table:table-cell/>
          <table:table-cell office:value-type="string" calcext:value-type="string">
            <text:p>./archive_1/1745525674_1244_Wide_Long/1745525674_1244_Wide_Long_sound.wav</text:p>
          </table:table-cell>
        </table:table-row>
        <table:table-row table:style-name="ro1">
          <table:table-cell office:value-type="string" calcext:value-type="string">
            <text:p>./archive_1/1744893954_52_Wide_Long/1744893954_52_Wide_Long_angle_data.json</text:p>
          </table:table-cell>
          <table:table-cell/>
          <table:table-cell office:value-type="string" calcext:value-type="string">
            <text:p>./archive_1/1744893954_52_Wide_Long/1744893954_52_Wide_Long_distance_data.json</text:p>
          </table:table-cell>
          <table:table-cell/>
          <table:table-cell office:value-type="string" calcext:value-type="string">
            <text:p>./archive_1/1744893954_52_Wide_Long/1744893954_52_Wide_Long_sound.wav</text:p>
          </table:table-cell>
        </table:table-row>
        <table:table-row table:style-name="ro1">
          <table:table-cell office:value-type="string" calcext:value-type="string">
            <text:p>./archive_1/1744904918_375_Wide_Long/1744904918_375_Wide_Long_angle_data.json</text:p>
          </table:table-cell>
          <table:table-cell/>
          <table:table-cell office:value-type="string" calcext:value-type="string">
            <text:p>./archive_1/1744904918_375_Wide_Long/1744904918_375_Wide_Long_distance_data.json</text:p>
          </table:table-cell>
          <table:table-cell/>
          <table:table-cell office:value-type="string" calcext:value-type="string">
            <text:p>./archive_1/1744904918_375_Wide_Long/1744904918_375_Wide_Long_sound.wav</text:p>
          </table:table-cell>
        </table:table-row>
        <table:table-row table:style-name="ro1">
          <table:table-cell office:value-type="string" calcext:value-type="string">
            <text:p>./archive_1/1744912407_695_Wide_Long/1744912407_695_Wide_Long_angle_data.json</text:p>
          </table:table-cell>
          <table:table-cell/>
          <table:table-cell office:value-type="string" calcext:value-type="string">
            <text:p>./archive_1/1744912407_695_Wide_Long/1744912407_695_Wide_Long_distance_data.json</text:p>
          </table:table-cell>
          <table:table-cell/>
          <table:table-cell office:value-type="string" calcext:value-type="string">
            <text:p>./archive_1/1744912407_695_Wide_Long/1744912407_695_Wide_Long_sound.wav</text:p>
          </table:table-cell>
        </table:table-row>
        <table:table-row table:style-name="ro1">
          <table:table-cell office:value-type="string" calcext:value-type="string">
            <text:p>./archive_1/1745513382_6_Wide_Long/1745513382_6_Wide_Long_angle_data.json</text:p>
          </table:table-cell>
          <table:table-cell/>
          <table:table-cell office:value-type="string" calcext:value-type="string">
            <text:p>./archive_1/1745513382_6_Wide_Long/1745513382_6_Wide_Long_distance_data.json</text:p>
          </table:table-cell>
          <table:table-cell/>
          <table:table-cell office:value-type="string" calcext:value-type="string">
            <text:p>./archive_1/1745513382_6_Wide_Long/1745513382_6_Wide_Long_sound.wav</text:p>
          </table:table-cell>
        </table:table-row>
        <table:table-row table:style-name="ro1">
          <table:table-cell office:value-type="string" calcext:value-type="string">
            <text:p>./archive_1/1745517389_316_Wide_Long/1745517389_316_Wide_Long_angle_data.json</text:p>
          </table:table-cell>
          <table:table-cell/>
          <table:table-cell office:value-type="string" calcext:value-type="string">
            <text:p>./archive_1/1745517389_316_Wide_Long/1745517389_316_Wide_Long_distance_data.json</text:p>
          </table:table-cell>
          <table:table-cell/>
          <table:table-cell office:value-type="string" calcext:value-type="string">
            <text:p>./archive_1/1745517389_316_Wide_Long/1745517389_316_Wide_Long_sound.wav</text:p>
          </table:table-cell>
        </table:table-row>
        <table:table-row table:style-name="ro1">
          <table:table-cell office:value-type="string" calcext:value-type="string">
            <text:p>./archive_1/1745520920_624_Wide_Long/1745520920_624_Wide_Long_angle_data.json</text:p>
          </table:table-cell>
          <table:table-cell/>
          <table:table-cell office:value-type="string" calcext:value-type="string">
            <text:p>./archive_1/1745520920_624_Wide_Long/1745520920_624_Wide_Long_distance_data.json</text:p>
          </table:table-cell>
          <table:table-cell/>
          <table:table-cell office:value-type="string" calcext:value-type="string">
            <text:p>./archive_1/1745520920_624_Wide_Long/1745520920_624_Wide_Long_sound.wav</text:p>
          </table:table-cell>
        </table:table-row>
        <table:table-row table:style-name="ro1">
          <table:table-cell office:value-type="string" calcext:value-type="string">
            <text:p>./archive_1/1745523419_936_Wide_Long/1745523419_936_Wide_Long_angle_data.json</text:p>
          </table:table-cell>
          <table:table-cell/>
          <table:table-cell office:value-type="string" calcext:value-type="string">
            <text:p>./archive_1/1745523419_936_Wide_Long/1745523419_936_Wide_Long_distance_data.json</text:p>
          </table:table-cell>
          <table:table-cell/>
          <table:table-cell office:value-type="string" calcext:value-type="string">
            <text:p>./archive_1/1745523419_936_Wide_Long/1745523419_936_Wide_Long_sound.wav</text:p>
          </table:table-cell>
        </table:table-row>
        <table:table-row table:style-name="ro1">
          <table:table-cell office:value-type="string" calcext:value-type="string">
            <text:p>./archive_1/1745525678_1245_Wide_Long/1745525678_1245_Wide_Long_angle_data.json</text:p>
          </table:table-cell>
          <table:table-cell/>
          <table:table-cell office:value-type="string" calcext:value-type="string">
            <text:p>./archive_1/1745525678_1245_Wide_Long/1745525678_1245_Wide_Long_distance_data.json</text:p>
          </table:table-cell>
          <table:table-cell/>
          <table:table-cell office:value-type="string" calcext:value-type="string">
            <text:p>./archive_1/1745525678_1245_Wide_Long/1745525678_1245_Wide_Long_sound.wav</text:p>
          </table:table-cell>
        </table:table-row>
        <table:table-row table:style-name="ro1">
          <table:table-cell office:value-type="string" calcext:value-type="string">
            <text:p>./archive_1/1744894002_54_Wide_Long/1744894002_54_Wide_Long_angle_data.json</text:p>
          </table:table-cell>
          <table:table-cell/>
          <table:table-cell office:value-type="string" calcext:value-type="string">
            <text:p>./archive_1/1744894002_54_Wide_Long/1744894002_54_Wide_Long_distance_data.json</text:p>
          </table:table-cell>
          <table:table-cell/>
          <table:table-cell office:value-type="string" calcext:value-type="string">
            <text:p>./archive_1/1744894002_54_Wide_Long/1744894002_54_Wide_Long_sound.wav</text:p>
          </table:table-cell>
        </table:table-row>
        <table:table-row table:style-name="ro1">
          <table:table-cell office:value-type="string" calcext:value-type="string">
            <text:p>./archive_1/1744904937_376_Wide_Long/1744904937_376_Wide_Long_angle_data.json</text:p>
          </table:table-cell>
          <table:table-cell/>
          <table:table-cell office:value-type="string" calcext:value-type="string">
            <text:p>./archive_1/1744904937_376_Wide_Long/1744904937_376_Wide_Long_distance_data.json</text:p>
          </table:table-cell>
          <table:table-cell/>
          <table:table-cell office:value-type="string" calcext:value-type="string">
            <text:p>./archive_1/1744904937_376_Wide_Long/1744904937_376_Wide_Long_sound.wav</text:p>
          </table:table-cell>
        </table:table-row>
        <table:table-row table:style-name="ro1">
          <table:table-cell office:value-type="string" calcext:value-type="string">
            <text:p>./archive_1/1744912426_696_Wide_Long/1744912426_696_Wide_Long_angle_data.json</text:p>
          </table:table-cell>
          <table:table-cell/>
          <table:table-cell office:value-type="string" calcext:value-type="string">
            <text:p>./archive_1/1744912426_696_Wide_Long/1744912426_696_Wide_Long_distance_data.json</text:p>
          </table:table-cell>
          <table:table-cell/>
          <table:table-cell office:value-type="string" calcext:value-type="string">
            <text:p>./archive_1/1744912426_696_Wide_Long/1744912426_696_Wide_Long_sound.wav</text:p>
          </table:table-cell>
        </table:table-row>
        <table:table-row table:style-name="ro1">
          <table:table-cell office:value-type="string" calcext:value-type="string">
            <text:p>./archive_1/1745513388_7_Wide_Long/1745513388_7_Wide_Long_angle_data.json</text:p>
          </table:table-cell>
          <table:table-cell/>
          <table:table-cell office:value-type="string" calcext:value-type="string">
            <text:p>./archive_1/1745513388_7_Wide_Long/1745513388_7_Wide_Long_distance_data.json</text:p>
          </table:table-cell>
          <table:table-cell/>
          <table:table-cell office:value-type="string" calcext:value-type="string">
            <text:p>./archive_1/1745513388_7_Wide_Long/1745513388_7_Wide_Long_sound.wav</text:p>
          </table:table-cell>
        </table:table-row>
        <table:table-row table:style-name="ro1">
          <table:table-cell office:value-type="string" calcext:value-type="string">
            <text:p>./archive_1/1745517393_317_Wide_Long/1745517393_317_Wide_Long_angle_data.json</text:p>
          </table:table-cell>
          <table:table-cell/>
          <table:table-cell office:value-type="string" calcext:value-type="string">
            <text:p>./archive_1/1745517393_317_Wide_Long/1745517393_317_Wide_Long_distance_data.json</text:p>
          </table:table-cell>
          <table:table-cell/>
          <table:table-cell office:value-type="string" calcext:value-type="string">
            <text:p>./archive_1/1745517393_317_Wide_Long/1745517393_317_Wide_Long_sound.wav</text:p>
          </table:table-cell>
        </table:table-row>
        <table:table-row table:style-name="ro1">
          <table:table-cell office:value-type="string" calcext:value-type="string">
            <text:p>./archive_1/1745520925_625_Wide_Long/1745520925_625_Wide_Long_angle_data.json</text:p>
          </table:table-cell>
          <table:table-cell/>
          <table:table-cell office:value-type="string" calcext:value-type="string">
            <text:p>./archive_1/1745520925_625_Wide_Long/1745520925_625_Wide_Long_distance_data.json</text:p>
          </table:table-cell>
          <table:table-cell/>
          <table:table-cell office:value-type="string" calcext:value-type="string">
            <text:p>./archive_1/1745520925_625_Wide_Long/1745520925_625_Wide_Long_sound.wav</text:p>
          </table:table-cell>
        </table:table-row>
        <table:table-row table:style-name="ro1">
          <table:table-cell office:value-type="string" calcext:value-type="string">
            <text:p>./archive_1/1745523424_937_Wide_Long/1745523424_937_Wide_Long_angle_data.json</text:p>
          </table:table-cell>
          <table:table-cell/>
          <table:table-cell office:value-type="string" calcext:value-type="string">
            <text:p>./archive_1/1745523424_937_Wide_Long/1745523424_937_Wide_Long_distance_data.json</text:p>
          </table:table-cell>
          <table:table-cell/>
          <table:table-cell office:value-type="string" calcext:value-type="string">
            <text:p>./archive_1/1745523424_937_Wide_Long/1745523424_937_Wide_Long_sound.wav</text:p>
          </table:table-cell>
        </table:table-row>
        <table:table-row table:style-name="ro1">
          <table:table-cell office:value-type="string" calcext:value-type="string">
            <text:p>./archive_1/1745525683_1246_Wide_Long/1745525683_1246_Wide_Long_angle_data.json</text:p>
          </table:table-cell>
          <table:table-cell/>
          <table:table-cell office:value-type="string" calcext:value-type="string">
            <text:p>./archive_1/1745525683_1246_Wide_Long/1745525683_1246_Wide_Long_distance_data.json</text:p>
          </table:table-cell>
          <table:table-cell/>
          <table:table-cell office:value-type="string" calcext:value-type="string">
            <text:p>./archive_1/1745525683_1246_Wide_Long/1745525683_1246_Wide_Long_sound.wav</text:p>
          </table:table-cell>
        </table:table-row>
        <table:table-row table:style-name="ro1">
          <table:table-cell office:value-type="string" calcext:value-type="string">
            <text:p>./archive_1/1744894033_55_Wide_Long/1744894033_55_Wide_Long_angle_data.json</text:p>
          </table:table-cell>
          <table:table-cell/>
          <table:table-cell office:value-type="string" calcext:value-type="string">
            <text:p>./archive_1/1744894033_55_Wide_Long/1744894033_55_Wide_Long_distance_data.json</text:p>
          </table:table-cell>
          <table:table-cell/>
          <table:table-cell office:value-type="string" calcext:value-type="string">
            <text:p>./archive_1/1744894033_55_Wide_Long/1744894033_55_Wide_Long_sound.wav</text:p>
          </table:table-cell>
        </table:table-row>
        <table:table-row table:style-name="ro1">
          <table:table-cell office:value-type="string" calcext:value-type="string">
            <text:p>./archive_1/1744904956_377_Wide_Long/1744904956_377_Wide_Long_angle_data.json</text:p>
          </table:table-cell>
          <table:table-cell/>
          <table:table-cell office:value-type="string" calcext:value-type="string">
            <text:p>./archive_1/1744904956_377_Wide_Long/1744904956_377_Wide_Long_distance_data.json</text:p>
          </table:table-cell>
          <table:table-cell/>
          <table:table-cell office:value-type="string" calcext:value-type="string">
            <text:p>./archive_1/1744904956_377_Wide_Long/1744904956_377_Wide_Long_sound.wav</text:p>
          </table:table-cell>
        </table:table-row>
        <table:table-row table:style-name="ro1">
          <table:table-cell office:value-type="string" calcext:value-type="string">
            <text:p>./archive_1/1744912474_698_Wide_Long/1744912474_698_Wide_Long_angle_data.json</text:p>
          </table:table-cell>
          <table:table-cell/>
          <table:table-cell office:value-type="string" calcext:value-type="string">
            <text:p>./archive_1/1744912474_698_Wide_Long/1744912474_698_Wide_Long_distance_data.json</text:p>
          </table:table-cell>
          <table:table-cell/>
          <table:table-cell office:value-type="string" calcext:value-type="string">
            <text:p>./archive_1/1744912474_698_Wide_Long/1744912474_698_Wide_Long_sound.wav</text:p>
          </table:table-cell>
        </table:table-row>
        <table:table-row table:style-name="ro1">
          <table:table-cell office:value-type="string" calcext:value-type="string">
            <text:p>./archive_1/1745513392_8_Wide_Long/1745513392_8_Wide_Long_angle_data.json</text:p>
          </table:table-cell>
          <table:table-cell/>
          <table:table-cell office:value-type="string" calcext:value-type="string">
            <text:p>./archive_1/1745513392_8_Wide_Long/1745513392_8_Wide_Long_distance_data.json</text:p>
          </table:table-cell>
          <table:table-cell/>
          <table:table-cell office:value-type="string" calcext:value-type="string">
            <text:p>./archive_1/1745513392_8_Wide_Long/1745513392_8_Wide_Long_sound.wav</text:p>
          </table:table-cell>
        </table:table-row>
        <table:table-row table:style-name="ro1">
          <table:table-cell office:value-type="string" calcext:value-type="string">
            <text:p>./archive_1/1745517398_318_Wide_Long/1745517398_318_Wide_Long_angle_data.json</text:p>
          </table:table-cell>
          <table:table-cell/>
          <table:table-cell office:value-type="string" calcext:value-type="string">
            <text:p>./archive_1/1745517398_318_Wide_Long/1745517398_318_Wide_Long_distance_data.json</text:p>
          </table:table-cell>
          <table:table-cell/>
          <table:table-cell office:value-type="string" calcext:value-type="string">
            <text:p>./archive_1/1745517398_318_Wide_Long/1745517398_318_Wide_Long_sound.wav</text:p>
          </table:table-cell>
        </table:table-row>
        <table:table-row table:style-name="ro1">
          <table:table-cell office:value-type="string" calcext:value-type="string">
            <text:p>./archive_1/1745520930_626_Wide_Long/1745520930_626_Wide_Long_angle_data.json</text:p>
          </table:table-cell>
          <table:table-cell/>
          <table:table-cell office:value-type="string" calcext:value-type="string">
            <text:p>./archive_1/1745520930_626_Wide_Long/1745520930_626_Wide_Long_distance_data.json</text:p>
          </table:table-cell>
          <table:table-cell/>
          <table:table-cell office:value-type="string" calcext:value-type="string">
            <text:p>./archive_1/1745520930_626_Wide_Long/1745520930_626_Wide_Long_sound.wav</text:p>
          </table:table-cell>
        </table:table-row>
        <table:table-row table:style-name="ro1">
          <table:table-cell office:value-type="string" calcext:value-type="string">
            <text:p>./archive_1/1745523429_938_Wide_Long/1745523429_938_Wide_Long_angle_data.json</text:p>
          </table:table-cell>
          <table:table-cell/>
          <table:table-cell office:value-type="string" calcext:value-type="string">
            <text:p>./archive_1/1745523429_938_Wide_Long/1745523429_938_Wide_Long_distance_data.json</text:p>
          </table:table-cell>
          <table:table-cell/>
          <table:table-cell office:value-type="string" calcext:value-type="string">
            <text:p>./archive_1/1745523429_938_Wide_Long/1745523429_938_Wide_Long_sound.wav</text:p>
          </table:table-cell>
        </table:table-row>
        <table:table-row table:style-name="ro1">
          <table:table-cell office:value-type="string" calcext:value-type="string">
            <text:p>./archive_1/1745525711_1247_Wide_Long/1745525711_1247_Wide_Long_angle_data.json</text:p>
          </table:table-cell>
          <table:table-cell/>
          <table:table-cell office:value-type="string" calcext:value-type="string">
            <text:p>./archive_1/1745525711_1247_Wide_Long/1745525711_1247_Wide_Long_distance_data.json</text:p>
          </table:table-cell>
          <table:table-cell/>
          <table:table-cell office:value-type="string" calcext:value-type="string">
            <text:p>./archive_1/1745525711_1247_Wide_Long/1745525711_1247_Wide_Long_sound.wav</text:p>
          </table:table-cell>
        </table:table-row>
        <table:table-row table:style-name="ro1">
          <table:table-cell office:value-type="string" calcext:value-type="string">
            <text:p>./archive_1/1744894057_56_Wide_Long/1744894057_56_Wide_Long_angle_data.json</text:p>
          </table:table-cell>
          <table:table-cell/>
          <table:table-cell office:value-type="string" calcext:value-type="string">
            <text:p>./archive_1/1744894057_56_Wide_Long/1744894057_56_Wide_Long_distance_data.json</text:p>
          </table:table-cell>
          <table:table-cell/>
          <table:table-cell office:value-type="string" calcext:value-type="string">
            <text:p>./archive_1/1744894057_56_Wide_Long/1744894057_56_Wide_Long_sound.wav</text:p>
          </table:table-cell>
        </table:table-row>
        <table:table-row table:style-name="ro1">
          <table:table-cell office:value-type="string" calcext:value-type="string">
            <text:p>./archive_1/1744904976_378_Wide_Long/1744904976_378_Wide_Long_angle_data.json</text:p>
          </table:table-cell>
          <table:table-cell/>
          <table:table-cell office:value-type="string" calcext:value-type="string">
            <text:p>./archive_1/1744904976_378_Wide_Long/1744904976_378_Wide_Long_distance_data.json</text:p>
          </table:table-cell>
          <table:table-cell/>
          <table:table-cell office:value-type="string" calcext:value-type="string">
            <text:p>./archive_1/1744904976_378_Wide_Long/1744904976_378_Wide_Long_sound.wav</text:p>
          </table:table-cell>
        </table:table-row>
        <table:table-row table:style-name="ro1">
          <table:table-cell office:value-type="string" calcext:value-type="string">
            <text:p>./archive_1/1744912494_699_Wide_Long/1744912494_699_Wide_Long_angle_data.json</text:p>
          </table:table-cell>
          <table:table-cell/>
          <table:table-cell office:value-type="string" calcext:value-type="string">
            <text:p>./archive_1/1744912494_699_Wide_Long/1744912494_699_Wide_Long_distance_data.json</text:p>
          </table:table-cell>
          <table:table-cell/>
          <table:table-cell office:value-type="string" calcext:value-type="string">
            <text:p>./archive_1/1744912494_699_Wide_Long/1744912494_699_Wide_Long_sound.wav</text:p>
          </table:table-cell>
        </table:table-row>
        <table:table-row table:style-name="ro1">
          <table:table-cell office:value-type="string" calcext:value-type="string">
            <text:p>./archive_1/1745513397_9_Wide_Long/1745513397_9_Wide_Long_angle_data.json</text:p>
          </table:table-cell>
          <table:table-cell/>
          <table:table-cell office:value-type="string" calcext:value-type="string">
            <text:p>./archive_1/1745513397_9_Wide_Long/1745513397_9_Wide_Long_distance_data.json</text:p>
          </table:table-cell>
          <table:table-cell/>
          <table:table-cell office:value-type="string" calcext:value-type="string">
            <text:p>./archive_1/1745513397_9_Wide_Long/1745513397_9_Wide_Long_sound.wav</text:p>
          </table:table-cell>
        </table:table-row>
        <table:table-row table:style-name="ro1">
          <table:table-cell office:value-type="string" calcext:value-type="string">
            <text:p>./archive_1/1745517476_319_Wide_Long/1745517476_319_Wide_Long_angle_data.json</text:p>
          </table:table-cell>
          <table:table-cell/>
          <table:table-cell office:value-type="string" calcext:value-type="string">
            <text:p>./archive_1/1745517476_319_Wide_Long/1745517476_319_Wide_Long_distance_data.json</text:p>
          </table:table-cell>
          <table:table-cell/>
          <table:table-cell office:value-type="string" calcext:value-type="string">
            <text:p>./archive_1/1745517476_319_Wide_Long/1745517476_319_Wide_Long_sound.wav</text:p>
          </table:table-cell>
        </table:table-row>
        <table:table-row table:style-name="ro1">
          <table:table-cell office:value-type="string" calcext:value-type="string">
            <text:p>./archive_1/1745520935_627_Wide_Long/1745520935_627_Wide_Long_angle_data.json</text:p>
          </table:table-cell>
          <table:table-cell/>
          <table:table-cell office:value-type="string" calcext:value-type="string">
            <text:p>./archive_1/1745520935_627_Wide_Long/1745520935_627_Wide_Long_distance_data.json</text:p>
          </table:table-cell>
          <table:table-cell/>
          <table:table-cell office:value-type="string" calcext:value-type="string">
            <text:p>./archive_1/1745520935_627_Wide_Long/1745520935_627_Wide_Long_sound.wav</text:p>
          </table:table-cell>
        </table:table-row>
        <table:table-row table:style-name="ro1">
          <table:table-cell office:value-type="string" calcext:value-type="string">
            <text:p>./archive_1/1745523434_939_Wide_Long/1745523434_939_Wide_Long_angle_data.json</text:p>
          </table:table-cell>
          <table:table-cell/>
          <table:table-cell office:value-type="string" calcext:value-type="string">
            <text:p>./archive_1/1745523434_939_Wide_Long/1745523434_939_Wide_Long_distance_data.json</text:p>
          </table:table-cell>
          <table:table-cell/>
          <table:table-cell office:value-type="string" calcext:value-type="string">
            <text:p>./archive_1/1745523434_939_Wide_Long/1745523434_939_Wide_Long_sound.wav</text:p>
          </table:table-cell>
        </table:table-row>
        <table:table-row table:style-name="ro1">
          <table:table-cell office:value-type="string" calcext:value-type="string">
            <text:p>./archive_1/1745525734_1249_Wide_Long/1745525734_1249_Wide_Long_angle_data.json</text:p>
          </table:table-cell>
          <table:table-cell/>
          <table:table-cell office:value-type="string" calcext:value-type="string">
            <text:p>./archive_1/1745525734_1249_Wide_Long/1745525734_1249_Wide_Long_distance_data.json</text:p>
          </table:table-cell>
          <table:table-cell/>
          <table:table-cell office:value-type="string" calcext:value-type="string">
            <text:p>./archive_1/1745525734_1249_Wide_Long/1745525734_1249_Wide_Long_sound.wav</text:p>
          </table:table-cell>
        </table:table-row>
        <table:table-row table:style-name="ro1">
          <table:table-cell office:value-type="string" calcext:value-type="string">
            <text:p>./archive_1/1744894090_57_Wide_Long/1744894090_57_Wide_Long_angle_data.json</text:p>
          </table:table-cell>
          <table:table-cell/>
          <table:table-cell office:value-type="string" calcext:value-type="string">
            <text:p>./archive_1/1744894090_57_Wide_Long/1744894090_57_Wide_Long_distance_data.json</text:p>
          </table:table-cell>
          <table:table-cell/>
          <table:table-cell office:value-type="string" calcext:value-type="string">
            <text:p>./archive_1/1744894090_57_Wide_Long/1744894090_57_Wide_Long_sound.wav</text:p>
          </table:table-cell>
        </table:table-row>
        <table:table-row table:style-name="ro1">
          <table:table-cell office:value-type="string" calcext:value-type="string">
            <text:p>./archive_1/1744904995_379_Wide_Long/1744904995_379_Wide_Long_angle_data.json</text:p>
          </table:table-cell>
          <table:table-cell/>
          <table:table-cell office:value-type="string" calcext:value-type="string">
            <text:p>./archive_1/1744904995_379_Wide_Long/1744904995_379_Wide_Long_distance_data.json</text:p>
          </table:table-cell>
          <table:table-cell/>
          <table:table-cell office:value-type="string" calcext:value-type="string">
            <text:p>./archive_1/1744904995_379_Wide_Long/1744904995_379_Wide_Long_sound.wav</text:p>
          </table:table-cell>
        </table:table-row>
        <table:table-row table:style-name="ro1">
          <table:table-cell office:value-type="string" calcext:value-type="string">
            <text:p>./archive_1/1744912514_700_Wide_Long/1744912514_700_Wide_Long_angle_data.json</text:p>
          </table:table-cell>
          <table:table-cell/>
          <table:table-cell office:value-type="string" calcext:value-type="string">
            <text:p>./archive_1/1744912514_700_Wide_Long/1744912514_700_Wide_Long_distance_data.json</text:p>
          </table:table-cell>
          <table:table-cell/>
          <table:table-cell office:value-type="string" calcext:value-type="string">
            <text:p>./archive_1/1744912514_700_Wide_Long/1744912514_700_Wide_Long_sound.wav</text:p>
          </table:table-cell>
        </table:table-row>
        <table:table-row table:style-name="ro1">
          <table:table-cell office:value-type="string" calcext:value-type="string">
            <text:p>./archive_1/1745513404_10_Wide_Long/1745513404_10_Wide_Long_angle_data.json</text:p>
          </table:table-cell>
          <table:table-cell/>
          <table:table-cell office:value-type="string" calcext:value-type="string">
            <text:p>./archive_1/1745513404_10_Wide_Long/1745513404_10_Wide_Long_distance_data.json</text:p>
          </table:table-cell>
          <table:table-cell/>
          <table:table-cell office:value-type="string" calcext:value-type="string">
            <text:p>./archive_1/1745513404_10_Wide_Long/1745513404_10_Wide_Long_sound.wav</text:p>
          </table:table-cell>
        </table:table-row>
        <table:table-row table:style-name="ro1">
          <table:table-cell office:value-type="string" calcext:value-type="string">
            <text:p>./archive_1/1745517481_320_Wide_Long/1745517481_320_Wide_Long_angle_data.json</text:p>
          </table:table-cell>
          <table:table-cell/>
          <table:table-cell office:value-type="string" calcext:value-type="string">
            <text:p>./archive_1/1745517481_320_Wide_Long/1745517481_320_Wide_Long_distance_data.json</text:p>
          </table:table-cell>
          <table:table-cell/>
          <table:table-cell office:value-type="string" calcext:value-type="string">
            <text:p>./archive_1/1745517481_320_Wide_Long/1745517481_320_Wide_Long_sound.wav</text:p>
          </table:table-cell>
        </table:table-row>
        <table:table-row table:style-name="ro1">
          <table:table-cell office:value-type="string" calcext:value-type="string">
            <text:p>./archive_1/1745520940_628_Wide_Long/1745520940_628_Wide_Long_angle_data.json</text:p>
          </table:table-cell>
          <table:table-cell/>
          <table:table-cell office:value-type="string" calcext:value-type="string">
            <text:p>./archive_1/1745520940_628_Wide_Long/1745520940_628_Wide_Long_distance_data.json</text:p>
          </table:table-cell>
          <table:table-cell/>
          <table:table-cell office:value-type="string" calcext:value-type="string">
            <text:p>./archive_1/1745520940_628_Wide_Long/1745520940_628_Wide_Long_sound.wav</text:p>
          </table:table-cell>
        </table:table-row>
        <table:table-row table:style-name="ro1">
          <table:table-cell office:value-type="string" calcext:value-type="string">
            <text:p>./archive_1/1745523443_940_Wide_Long/1745523443_940_Wide_Long_angle_data.json</text:p>
          </table:table-cell>
          <table:table-cell/>
          <table:table-cell office:value-type="string" calcext:value-type="string">
            <text:p>./archive_1/1745523443_940_Wide_Long/1745523443_940_Wide_Long_distance_data.json</text:p>
          </table:table-cell>
          <table:table-cell/>
          <table:table-cell office:value-type="string" calcext:value-type="string">
            <text:p>./archive_1/1745523443_940_Wide_Long/1745523443_940_Wide_Long_sound.wav</text:p>
          </table:table-cell>
        </table:table-row>
        <table:table-row table:style-name="ro1">
          <table:table-cell office:value-type="string" calcext:value-type="string">
            <text:p>./archive_1/1745525739_1250_Wide_Long/1745525739_1250_Wide_Long_angle_data.json</text:p>
          </table:table-cell>
          <table:table-cell/>
          <table:table-cell office:value-type="string" calcext:value-type="string">
            <text:p>./archive_1/1745525739_1250_Wide_Long/1745525739_1250_Wide_Long_distance_data.json</text:p>
          </table:table-cell>
          <table:table-cell/>
          <table:table-cell office:value-type="string" calcext:value-type="string">
            <text:p>./archive_1/1745525739_1250_Wide_Long/1745525739_1250_Wide_Long_sound.wav</text:p>
          </table:table-cell>
        </table:table-row>
        <table:table-row table:style-name="ro1">
          <table:table-cell office:value-type="string" calcext:value-type="string">
            <text:p>./archive_1/1744894118_58_Wide_Long/1744894118_58_Wide_Long_angle_data.json</text:p>
          </table:table-cell>
          <table:table-cell/>
          <table:table-cell office:value-type="string" calcext:value-type="string">
            <text:p>./archive_1/1744894118_58_Wide_Long/1744894118_58_Wide_Long_distance_data.json</text:p>
          </table:table-cell>
          <table:table-cell/>
          <table:table-cell office:value-type="string" calcext:value-type="string">
            <text:p>./archive_1/1744894118_58_Wide_Long/1744894118_58_Wide_Long_sound.wav</text:p>
          </table:table-cell>
        </table:table-row>
        <table:table-row table:style-name="ro1">
          <table:table-cell office:value-type="string" calcext:value-type="string">
            <text:p>./archive_1/1744905014_380_Wide_Long/1744905014_380_Wide_Long_angle_data.json</text:p>
          </table:table-cell>
          <table:table-cell/>
          <table:table-cell office:value-type="string" calcext:value-type="string">
            <text:p>./archive_1/1744905014_380_Wide_Long/1744905014_380_Wide_Long_distance_data.json</text:p>
          </table:table-cell>
          <table:table-cell/>
          <table:table-cell office:value-type="string" calcext:value-type="string">
            <text:p>./archive_1/1744905014_380_Wide_Long/1744905014_380_Wide_Long_sound.wav</text:p>
          </table:table-cell>
        </table:table-row>
        <table:table-row table:style-name="ro1">
          <table:table-cell office:value-type="string" calcext:value-type="string">
            <text:p>./archive_1/1744912534_701_Wide_Long/1744912534_701_Wide_Long_angle_data.json</text:p>
          </table:table-cell>
          <table:table-cell/>
          <table:table-cell office:value-type="string" calcext:value-type="string">
            <text:p>./archive_1/1744912534_701_Wide_Long/1744912534_701_Wide_Long_distance_data.json</text:p>
          </table:table-cell>
          <table:table-cell/>
          <table:table-cell office:value-type="string" calcext:value-type="string">
            <text:p>./archive_1/1744912534_701_Wide_Long/1744912534_701_Wide_Long_sound.wav</text:p>
          </table:table-cell>
        </table:table-row>
        <table:table-row table:style-name="ro1">
          <table:table-cell office:value-type="string" calcext:value-type="string">
            <text:p>./archive_1/1745513416_11_Wide_Long/1745513416_11_Wide_Long_angle_data.json</text:p>
          </table:table-cell>
          <table:table-cell/>
          <table:table-cell office:value-type="string" calcext:value-type="string">
            <text:p>./archive_1/1745513416_11_Wide_Long/1745513416_11_Wide_Long_distance_data.json</text:p>
          </table:table-cell>
          <table:table-cell/>
          <table:table-cell office:value-type="string" calcext:value-type="string">
            <text:p>./archive_1/1745513416_11_Wide_Long/1745513416_11_Wide_Long_sound.wav</text:p>
          </table:table-cell>
        </table:table-row>
        <table:table-row table:style-name="ro1">
          <table:table-cell office:value-type="string" calcext:value-type="string">
            <text:p>./archive_1/1745517485_321_Wide_Long/1745517485_321_Wide_Long_angle_data.json</text:p>
          </table:table-cell>
          <table:table-cell/>
          <table:table-cell office:value-type="string" calcext:value-type="string">
            <text:p>./archive_1/1745517485_321_Wide_Long/1745517485_321_Wide_Long_distance_data.json</text:p>
          </table:table-cell>
          <table:table-cell/>
          <table:table-cell office:value-type="string" calcext:value-type="string">
            <text:p>./archive_1/1745517485_321_Wide_Long/1745517485_321_Wide_Long_sound.wav</text:p>
          </table:table-cell>
        </table:table-row>
        <table:table-row table:style-name="ro1">
          <table:table-cell office:value-type="string" calcext:value-type="string">
            <text:p>./archive_1/1745520945_629_Wide_Long/1745520945_629_Wide_Long_angle_data.json</text:p>
          </table:table-cell>
          <table:table-cell/>
          <table:table-cell office:value-type="string" calcext:value-type="string">
            <text:p>./archive_1/1745520945_629_Wide_Long/1745520945_629_Wide_Long_distance_data.json</text:p>
          </table:table-cell>
          <table:table-cell/>
          <table:table-cell office:value-type="string" calcext:value-type="string">
            <text:p>./archive_1/1745520945_629_Wide_Long/1745520945_629_Wide_Long_sound.wav</text:p>
          </table:table-cell>
        </table:table-row>
        <table:table-row table:style-name="ro1">
          <table:table-cell office:value-type="string" calcext:value-type="string">
            <text:p>./archive_1/1745523447_941_Wide_Long/1745523447_941_Wide_Long_angle_data.json</text:p>
          </table:table-cell>
          <table:table-cell/>
          <table:table-cell office:value-type="string" calcext:value-type="string">
            <text:p>./archive_1/1745523447_941_Wide_Long/1745523447_941_Wide_Long_distance_data.json</text:p>
          </table:table-cell>
          <table:table-cell/>
          <table:table-cell office:value-type="string" calcext:value-type="string">
            <text:p>./archive_1/1745523447_941_Wide_Long/1745523447_941_Wide_Long_sound.wav</text:p>
          </table:table-cell>
        </table:table-row>
        <table:table-row table:style-name="ro1">
          <table:table-cell office:value-type="string" calcext:value-type="string">
            <text:p>./archive_1/1745525744_1251_Wide_Long/1745525744_1251_Wide_Long_angle_data.json</text:p>
          </table:table-cell>
          <table:table-cell/>
          <table:table-cell office:value-type="string" calcext:value-type="string">
            <text:p>./archive_1/1745525744_1251_Wide_Long/1745525744_1251_Wide_Long_distance_data.json</text:p>
          </table:table-cell>
          <table:table-cell/>
          <table:table-cell office:value-type="string" calcext:value-type="string">
            <text:p>./archive_1/1745525744_1251_Wide_Long/1745525744_1251_Wide_Long_sound.wav</text:p>
          </table:table-cell>
        </table:table-row>
        <table:table-row table:style-name="ro1">
          <table:table-cell office:value-type="string" calcext:value-type="string">
            <text:p>./archive_1/1744894145_59_Wide_Long/1744894145_59_Wide_Long_angle_data.json</text:p>
          </table:table-cell>
          <table:table-cell/>
          <table:table-cell office:value-type="string" calcext:value-type="string">
            <text:p>./archive_1/1744894145_59_Wide_Long/1744894145_59_Wide_Long_distance_data.json</text:p>
          </table:table-cell>
          <table:table-cell/>
          <table:table-cell office:value-type="string" calcext:value-type="string">
            <text:p>./archive_1/1744894145_59_Wide_Long/1744894145_59_Wide_Long_sound.wav</text:p>
          </table:table-cell>
        </table:table-row>
        <table:table-row table:style-name="ro1">
          <table:table-cell office:value-type="string" calcext:value-type="string">
            <text:p>./archive_1/1744905037_381_Wide_Long/1744905037_381_Wide_Long_angle_data.json</text:p>
          </table:table-cell>
          <table:table-cell/>
          <table:table-cell office:value-type="string" calcext:value-type="string">
            <text:p>./archive_1/1744905037_381_Wide_Long/1744905037_381_Wide_Long_distance_data.json</text:p>
          </table:table-cell>
          <table:table-cell/>
          <table:table-cell office:value-type="string" calcext:value-type="string">
            <text:p>./archive_1/1744905037_381_Wide_Long/1744905037_381_Wide_Long_sound.wav</text:p>
          </table:table-cell>
        </table:table-row>
        <table:table-row table:style-name="ro1">
          <table:table-cell office:value-type="string" calcext:value-type="string">
            <text:p>./archive_1/1744912554_702_Wide_Long/1744912554_702_Wide_Long_angle_data.json</text:p>
          </table:table-cell>
          <table:table-cell/>
          <table:table-cell office:value-type="string" calcext:value-type="string">
            <text:p>./archive_1/1744912554_702_Wide_Long/1744912554_702_Wide_Long_distance_data.json</text:p>
          </table:table-cell>
          <table:table-cell/>
          <table:table-cell office:value-type="string" calcext:value-type="string">
            <text:p>./archive_1/1744912554_702_Wide_Long/1744912554_702_Wide_Long_sound.wav</text:p>
          </table:table-cell>
        </table:table-row>
        <table:table-row table:style-name="ro1">
          <table:table-cell office:value-type="string" calcext:value-type="string">
            <text:p>./archive_1/1745513421_12_Wide_Long/1745513421_12_Wide_Long_angle_data.json</text:p>
          </table:table-cell>
          <table:table-cell/>
          <table:table-cell office:value-type="string" calcext:value-type="string">
            <text:p>./archive_1/1745513421_12_Wide_Long/1745513421_12_Wide_Long_distance_data.json</text:p>
          </table:table-cell>
          <table:table-cell/>
          <table:table-cell office:value-type="string" calcext:value-type="string">
            <text:p>./archive_1/1745513421_12_Wide_Long/1745513421_12_Wide_Long_sound.wav</text:p>
          </table:table-cell>
        </table:table-row>
        <table:table-row table:style-name="ro1">
          <table:table-cell office:value-type="string" calcext:value-type="string">
            <text:p>./archive_1/1745517489_322_Wide_Long/1745517489_322_Wide_Long_angle_data.json</text:p>
          </table:table-cell>
          <table:table-cell/>
          <table:table-cell office:value-type="string" calcext:value-type="string">
            <text:p>./archive_1/1745517489_322_Wide_Long/1745517489_322_Wide_Long_distance_data.json</text:p>
          </table:table-cell>
          <table:table-cell/>
          <table:table-cell office:value-type="string" calcext:value-type="string">
            <text:p>./archive_1/1745517489_322_Wide_Long/1745517489_322_Wide_Long_sound.wav</text:p>
          </table:table-cell>
        </table:table-row>
        <table:table-row table:style-name="ro1">
          <table:table-cell office:value-type="string" calcext:value-type="string">
            <text:p>./archive_1/1745521144_630_Wide_Long/1745521144_630_Wide_Long_angle_data.json</text:p>
          </table:table-cell>
          <table:table-cell/>
          <table:table-cell office:value-type="string" calcext:value-type="string">
            <text:p>./archive_1/1745521144_630_Wide_Long/1745521144_630_Wide_Long_distance_data.json</text:p>
          </table:table-cell>
          <table:table-cell/>
          <table:table-cell office:value-type="string" calcext:value-type="string">
            <text:p>./archive_1/1745521144_630_Wide_Long/1745521144_630_Wide_Long_sound.wav</text:p>
          </table:table-cell>
        </table:table-row>
        <table:table-row table:style-name="ro1">
          <table:table-cell office:value-type="string" calcext:value-type="string">
            <text:p>./archive_1/1745523452_942_Wide_Long/1745523452_942_Wide_Long_angle_data.json</text:p>
          </table:table-cell>
          <table:table-cell/>
          <table:table-cell office:value-type="string" calcext:value-type="string">
            <text:p>./archive_1/1745523452_942_Wide_Long/1745523452_942_Wide_Long_distance_data.json</text:p>
          </table:table-cell>
          <table:table-cell/>
          <table:table-cell office:value-type="string" calcext:value-type="string">
            <text:p>./archive_1/1745523452_942_Wide_Long/1745523452_942_Wide_Long_sound.wav</text:p>
          </table:table-cell>
        </table:table-row>
        <table:table-row table:style-name="ro1">
          <table:table-cell office:value-type="string" calcext:value-type="string">
            <text:p>./archive_1/1745525748_1252_Wide_Long/1745525748_1252_Wide_Long_angle_data.json</text:p>
          </table:table-cell>
          <table:table-cell/>
          <table:table-cell office:value-type="string" calcext:value-type="string">
            <text:p>./archive_1/1745525748_1252_Wide_Long/1745525748_1252_Wide_Long_distance_data.json</text:p>
          </table:table-cell>
          <table:table-cell/>
          <table:table-cell office:value-type="string" calcext:value-type="string">
            <text:p>./archive_1/1745525748_1252_Wide_Long/1745525748_1252_Wide_Long_sound.wav</text:p>
          </table:table-cell>
        </table:table-row>
        <table:table-row table:style-name="ro1">
          <table:table-cell office:value-type="string" calcext:value-type="string">
            <text:p>./archive_1/1744894172_60_Wide_Long/1744894172_60_Wide_Long_angle_data.json</text:p>
          </table:table-cell>
          <table:table-cell/>
          <table:table-cell office:value-type="string" calcext:value-type="string">
            <text:p>./archive_1/1744894172_60_Wide_Long/1744894172_60_Wide_Long_distance_data.json</text:p>
          </table:table-cell>
          <table:table-cell/>
          <table:table-cell office:value-type="string" calcext:value-type="string">
            <text:p>./archive_1/1744894172_60_Wide_Long/1744894172_60_Wide_Long_sound.wav</text:p>
          </table:table-cell>
        </table:table-row>
        <table:table-row table:style-name="ro1">
          <table:table-cell office:value-type="string" calcext:value-type="string">
            <text:p>./archive_1/1744905057_382_Wide_Long/1744905057_382_Wide_Long_angle_data.json</text:p>
          </table:table-cell>
          <table:table-cell/>
          <table:table-cell office:value-type="string" calcext:value-type="string">
            <text:p>./archive_1/1744905057_382_Wide_Long/1744905057_382_Wide_Long_distance_data.json</text:p>
          </table:table-cell>
          <table:table-cell/>
          <table:table-cell office:value-type="string" calcext:value-type="string">
            <text:p>./archive_1/1744905057_382_Wide_Long/1744905057_382_Wide_Long_sound.wav</text:p>
          </table:table-cell>
        </table:table-row>
        <table:table-row table:style-name="ro1">
          <table:table-cell office:value-type="string" calcext:value-type="string">
            <text:p>./archive_1/1744912574_703_Wide_Long/1744912574_703_Wide_Long_angle_data.json</text:p>
          </table:table-cell>
          <table:table-cell/>
          <table:table-cell office:value-type="string" calcext:value-type="string">
            <text:p>./archive_1/1744912574_703_Wide_Long/1744912574_703_Wide_Long_distance_data.json</text:p>
          </table:table-cell>
          <table:table-cell/>
          <table:table-cell office:value-type="string" calcext:value-type="string">
            <text:p>./archive_1/1744912574_703_Wide_Long/1744912574_703_Wide_Long_sound.wav</text:p>
          </table:table-cell>
        </table:table-row>
        <table:table-row table:style-name="ro1">
          <table:table-cell office:value-type="string" calcext:value-type="string">
            <text:p>./archive_1/1745513425_13_Wide_Long/1745513425_13_Wide_Long_angle_data.json</text:p>
          </table:table-cell>
          <table:table-cell/>
          <table:table-cell office:value-type="string" calcext:value-type="string">
            <text:p>./archive_1/1745513425_13_Wide_Long/1745513425_13_Wide_Long_distance_data.json</text:p>
          </table:table-cell>
          <table:table-cell/>
          <table:table-cell office:value-type="string" calcext:value-type="string">
            <text:p>./archive_1/1745513425_13_Wide_Long/1745513425_13_Wide_Long_sound.wav</text:p>
          </table:table-cell>
        </table:table-row>
        <table:table-row table:style-name="ro1">
          <table:table-cell office:value-type="string" calcext:value-type="string">
            <text:p>./archive_1/1745517494_323_Wide_Long/1745517494_323_Wide_Long_angle_data.json</text:p>
          </table:table-cell>
          <table:table-cell/>
          <table:table-cell office:value-type="string" calcext:value-type="string">
            <text:p>./archive_1/1745517494_323_Wide_Long/1745517494_323_Wide_Long_distance_data.json</text:p>
          </table:table-cell>
          <table:table-cell/>
          <table:table-cell office:value-type="string" calcext:value-type="string">
            <text:p>./archive_1/1745517494_323_Wide_Long/1745517494_323_Wide_Long_sound.wav</text:p>
          </table:table-cell>
        </table:table-row>
        <table:table-row table:style-name="ro1">
          <table:table-cell office:value-type="string" calcext:value-type="string">
            <text:p>./archive_1/1745521155_631_Wide_Long/1745521155_631_Wide_Long_angle_data.json</text:p>
          </table:table-cell>
          <table:table-cell/>
          <table:table-cell office:value-type="string" calcext:value-type="string">
            <text:p>./archive_1/1745521155_631_Wide_Long/1745521155_631_Wide_Long_distance_data.json</text:p>
          </table:table-cell>
          <table:table-cell/>
          <table:table-cell office:value-type="string" calcext:value-type="string">
            <text:p>./archive_1/1745521155_631_Wide_Long/1745521155_631_Wide_Long_sound.wav</text:p>
          </table:table-cell>
        </table:table-row>
        <table:table-row table:style-name="ro1">
          <table:table-cell office:value-type="string" calcext:value-type="string">
            <text:p>./archive_1/1745523456_943_Wide_Long/1745523456_943_Wide_Long_angle_data.json</text:p>
          </table:table-cell>
          <table:table-cell/>
          <table:table-cell office:value-type="string" calcext:value-type="string">
            <text:p>./archive_1/1745523456_943_Wide_Long/1745523456_943_Wide_Long_distance_data.json</text:p>
          </table:table-cell>
          <table:table-cell/>
          <table:table-cell office:value-type="string" calcext:value-type="string">
            <text:p>./archive_1/1745523456_943_Wide_Long/1745523456_943_Wide_Long_sound.wav</text:p>
          </table:table-cell>
        </table:table-row>
        <table:table-row table:style-name="ro1">
          <table:table-cell office:value-type="string" calcext:value-type="string">
            <text:p>./archive_1/1745525753_1253_Wide_Long/1745525753_1253_Wide_Long_angle_data.json</text:p>
          </table:table-cell>
          <table:table-cell/>
          <table:table-cell office:value-type="string" calcext:value-type="string">
            <text:p>./archive_1/1745525753_1253_Wide_Long/1745525753_1253_Wide_Long_distance_data.json</text:p>
          </table:table-cell>
          <table:table-cell/>
          <table:table-cell office:value-type="string" calcext:value-type="string">
            <text:p>./archive_1/1745525753_1253_Wide_Long/1745525753_1253_Wide_Long_sound.wav</text:p>
          </table:table-cell>
        </table:table-row>
        <table:table-row table:style-name="ro1">
          <table:table-cell office:value-type="string" calcext:value-type="string">
            <text:p>./archive_1/1744894195_61_Wide_Long/1744894195_61_Wide_Long_angle_data.json</text:p>
          </table:table-cell>
          <table:table-cell/>
          <table:table-cell office:value-type="string" calcext:value-type="string">
            <text:p>./archive_1/1744894195_61_Wide_Long/1744894195_61_Wide_Long_distance_data.json</text:p>
          </table:table-cell>
          <table:table-cell/>
          <table:table-cell office:value-type="string" calcext:value-type="string">
            <text:p>./archive_1/1744894195_61_Wide_Long/1744894195_61_Wide_Long_sound.wav</text:p>
          </table:table-cell>
        </table:table-row>
        <table:table-row table:style-name="ro1">
          <table:table-cell office:value-type="string" calcext:value-type="string">
            <text:p>./archive_1/1744905076_383_Wide_Long/1744905076_383_Wide_Long_angle_data.json</text:p>
          </table:table-cell>
          <table:table-cell/>
          <table:table-cell office:value-type="string" calcext:value-type="string">
            <text:p>./archive_1/1744905076_383_Wide_Long/1744905076_383_Wide_Long_distance_data.json</text:p>
          </table:table-cell>
          <table:table-cell/>
          <table:table-cell office:value-type="string" calcext:value-type="string">
            <text:p>./archive_1/1744905076_383_Wide_Long/1744905076_383_Wide_Long_sound.wav</text:p>
          </table:table-cell>
        </table:table-row>
        <table:table-row table:style-name="ro1">
          <table:table-cell office:value-type="string" calcext:value-type="string">
            <text:p>./archive_1/1744912593_704_Wide_Long/1744912593_704_Wide_Long_angle_data.json</text:p>
          </table:table-cell>
          <table:table-cell/>
          <table:table-cell office:value-type="string" calcext:value-type="string">
            <text:p>./archive_1/1744912593_704_Wide_Long/1744912593_704_Wide_Long_distance_data.json</text:p>
          </table:table-cell>
          <table:table-cell/>
          <table:table-cell office:value-type="string" calcext:value-type="string">
            <text:p>./archive_1/1744912593_704_Wide_Long/1744912593_704_Wide_Long_sound.wav</text:p>
          </table:table-cell>
        </table:table-row>
        <table:table-row table:style-name="ro1">
          <table:table-cell office:value-type="string" calcext:value-type="string">
            <text:p>./archive_1/1745513429_14_Wide_Long/1745513429_14_Wide_Long_angle_data.json</text:p>
          </table:table-cell>
          <table:table-cell/>
          <table:table-cell office:value-type="string" calcext:value-type="string">
            <text:p>./archive_1/1745513429_14_Wide_Long/1745513429_14_Wide_Long_distance_data.json</text:p>
          </table:table-cell>
          <table:table-cell/>
          <table:table-cell office:value-type="string" calcext:value-type="string">
            <text:p>./archive_1/1745513429_14_Wide_Long/1745513429_14_Wide_Long_sound.wav</text:p>
          </table:table-cell>
        </table:table-row>
        <table:table-row table:style-name="ro1">
          <table:table-cell office:value-type="string" calcext:value-type="string">
            <text:p>./archive_1/1745517498_324_Wide_Long/1745517498_324_Wide_Long_angle_data.json</text:p>
          </table:table-cell>
          <table:table-cell/>
          <table:table-cell office:value-type="string" calcext:value-type="string">
            <text:p>./archive_1/1745517498_324_Wide_Long/1745517498_324_Wide_Long_distance_data.json</text:p>
          </table:table-cell>
          <table:table-cell/>
          <table:table-cell office:value-type="string" calcext:value-type="string">
            <text:p>./archive_1/1745517498_324_Wide_Long/1745517498_324_Wide_Long_sound.wav</text:p>
          </table:table-cell>
        </table:table-row>
        <table:table-row table:style-name="ro1">
          <table:table-cell office:value-type="string" calcext:value-type="string">
            <text:p>./archive_1/1745521160_632_Wide_Long/1745521160_632_Wide_Long_angle_data.json</text:p>
          </table:table-cell>
          <table:table-cell/>
          <table:table-cell office:value-type="string" calcext:value-type="string">
            <text:p>./archive_1/1745521160_632_Wide_Long/1745521160_632_Wide_Long_distance_data.json</text:p>
          </table:table-cell>
          <table:table-cell/>
          <table:table-cell office:value-type="string" calcext:value-type="string">
            <text:p>./archive_1/1745521160_632_Wide_Long/1745521160_632_Wide_Long_sound.wav</text:p>
          </table:table-cell>
        </table:table-row>
        <table:table-row table:style-name="ro1">
          <table:table-cell office:value-type="string" calcext:value-type="string">
            <text:p>./archive_1/1745523461_944_Wide_Long/1745523461_944_Wide_Long_angle_data.json</text:p>
          </table:table-cell>
          <table:table-cell/>
          <table:table-cell office:value-type="string" calcext:value-type="string">
            <text:p>./archive_1/1745523461_944_Wide_Long/1745523461_944_Wide_Long_distance_data.json</text:p>
          </table:table-cell>
          <table:table-cell/>
          <table:table-cell office:value-type="string" calcext:value-type="string">
            <text:p>./archive_1/1745523461_944_Wide_Long/1745523461_944_Wide_Long_sound.wav</text:p>
          </table:table-cell>
        </table:table-row>
        <table:table-row table:style-name="ro1">
          <table:table-cell office:value-type="string" calcext:value-type="string">
            <text:p>./archive_1/1745525758_1254_Wide_Long/1745525758_1254_Wide_Long_angle_data.json</text:p>
          </table:table-cell>
          <table:table-cell/>
          <table:table-cell office:value-type="string" calcext:value-type="string">
            <text:p>./archive_1/1745525758_1254_Wide_Long/1745525758_1254_Wide_Long_distance_data.json</text:p>
          </table:table-cell>
          <table:table-cell/>
          <table:table-cell office:value-type="string" calcext:value-type="string">
            <text:p>./archive_1/1745525758_1254_Wide_Long/1745525758_1254_Wide_Long_sound.wav</text:p>
          </table:table-cell>
        </table:table-row>
        <table:table-row table:style-name="ro1">
          <table:table-cell office:value-type="string" calcext:value-type="string">
            <text:p>./archive_1/1744894222_62_Wide_Long/1744894222_62_Wide_Long_angle_data.json</text:p>
          </table:table-cell>
          <table:table-cell/>
          <table:table-cell office:value-type="string" calcext:value-type="string">
            <text:p>./archive_1/1744894222_62_Wide_Long/1744894222_62_Wide_Long_distance_data.json</text:p>
          </table:table-cell>
          <table:table-cell/>
          <table:table-cell office:value-type="string" calcext:value-type="string">
            <text:p>./archive_1/1744894222_62_Wide_Long/1744894222_62_Wide_Long_sound.wav</text:p>
          </table:table-cell>
        </table:table-row>
        <table:table-row table:style-name="ro1">
          <table:table-cell office:value-type="string" calcext:value-type="string">
            <text:p>./archive_1/1744905095_384_Wide_Long/1744905095_384_Wide_Long_angle_data.json</text:p>
          </table:table-cell>
          <table:table-cell/>
          <table:table-cell office:value-type="string" calcext:value-type="string">
            <text:p>./archive_1/1744905095_384_Wide_Long/1744905095_384_Wide_Long_distance_data.json</text:p>
          </table:table-cell>
          <table:table-cell/>
          <table:table-cell office:value-type="string" calcext:value-type="string">
            <text:p>./archive_1/1744905095_384_Wide_Long/1744905095_384_Wide_Long_sound.wav</text:p>
          </table:table-cell>
        </table:table-row>
        <table:table-row table:style-name="ro1">
          <table:table-cell office:value-type="string" calcext:value-type="string">
            <text:p>./archive_1/1744912613_705_Wide_Long/1744912613_705_Wide_Long_angle_data.json</text:p>
          </table:table-cell>
          <table:table-cell/>
          <table:table-cell office:value-type="string" calcext:value-type="string">
            <text:p>./archive_1/1744912613_705_Wide_Long/1744912613_705_Wide_Long_distance_data.json</text:p>
          </table:table-cell>
          <table:table-cell/>
          <table:table-cell office:value-type="string" calcext:value-type="string">
            <text:p>./archive_1/1744912613_705_Wide_Long/1744912613_705_Wide_Long_sound.wav</text:p>
          </table:table-cell>
        </table:table-row>
        <table:table-row table:style-name="ro1">
          <table:table-cell office:value-type="string" calcext:value-type="string">
            <text:p>./archive_1/1745513434_15_Wide_Long/1745513434_15_Wide_Long_angle_data.json</text:p>
          </table:table-cell>
          <table:table-cell/>
          <table:table-cell office:value-type="string" calcext:value-type="string">
            <text:p>./archive_1/1745513434_15_Wide_Long/1745513434_15_Wide_Long_distance_data.json</text:p>
          </table:table-cell>
          <table:table-cell/>
          <table:table-cell office:value-type="string" calcext:value-type="string">
            <text:p>./archive_1/1745513434_15_Wide_Long/1745513434_15_Wide_Long_sound.wav</text:p>
          </table:table-cell>
        </table:table-row>
        <table:table-row table:style-name="ro1">
          <table:table-cell office:value-type="string" calcext:value-type="string">
            <text:p>./archive_1/1745517503_325_Wide_Long/1745517503_325_Wide_Long_angle_data.json</text:p>
          </table:table-cell>
          <table:table-cell/>
          <table:table-cell office:value-type="string" calcext:value-type="string">
            <text:p>./archive_1/1745517503_325_Wide_Long/1745517503_325_Wide_Long_distance_data.json</text:p>
          </table:table-cell>
          <table:table-cell/>
          <table:table-cell office:value-type="string" calcext:value-type="string">
            <text:p>./archive_1/1745517503_325_Wide_Long/1745517503_325_Wide_Long_sound.wav</text:p>
          </table:table-cell>
        </table:table-row>
        <table:table-row table:style-name="ro1">
          <table:table-cell office:value-type="string" calcext:value-type="string">
            <text:p>./archive_1/1745521165_633_Wide_Long/1745521165_633_Wide_Long_angle_data.json</text:p>
          </table:table-cell>
          <table:table-cell/>
          <table:table-cell office:value-type="string" calcext:value-type="string">
            <text:p>./archive_1/1745521165_633_Wide_Long/1745521165_633_Wide_Long_distance_data.json</text:p>
          </table:table-cell>
          <table:table-cell/>
          <table:table-cell office:value-type="string" calcext:value-type="string">
            <text:p>./archive_1/1745521165_633_Wide_Long/1745521165_633_Wide_Long_sound.wav</text:p>
          </table:table-cell>
        </table:table-row>
        <table:table-row table:style-name="ro1">
          <table:table-cell office:value-type="string" calcext:value-type="string">
            <text:p>./archive_1/1745523465_945_Wide_Long/1745523465_945_Wide_Long_angle_data.json</text:p>
          </table:table-cell>
          <table:table-cell/>
          <table:table-cell office:value-type="string" calcext:value-type="string">
            <text:p>./archive_1/1745523465_945_Wide_Long/1745523465_945_Wide_Long_distance_data.json</text:p>
          </table:table-cell>
          <table:table-cell/>
          <table:table-cell office:value-type="string" calcext:value-type="string">
            <text:p>./archive_1/1745523465_945_Wide_Long/1745523465_945_Wide_Long_sound.wav</text:p>
          </table:table-cell>
        </table:table-row>
        <table:table-row table:style-name="ro1">
          <table:table-cell office:value-type="string" calcext:value-type="string">
            <text:p>./archive_1/1745525766_1255_Wide_Long/1745525766_1255_Wide_Long_angle_data.json</text:p>
          </table:table-cell>
          <table:table-cell/>
          <table:table-cell office:value-type="string" calcext:value-type="string">
            <text:p>./archive_1/1745525766_1255_Wide_Long/1745525766_1255_Wide_Long_distance_data.json</text:p>
          </table:table-cell>
          <table:table-cell/>
          <table:table-cell office:value-type="string" calcext:value-type="string">
            <text:p>./archive_1/1745525766_1255_Wide_Long/1745525766_1255_Wide_Long_sound.wav</text:p>
          </table:table-cell>
        </table:table-row>
        <table:table-row table:style-name="ro1">
          <table:table-cell office:value-type="string" calcext:value-type="string">
            <text:p>./archive_1/1744895021_63_Wide_Long/1744895021_63_Wide_Long_angle_data.json</text:p>
          </table:table-cell>
          <table:table-cell/>
          <table:table-cell office:value-type="string" calcext:value-type="string">
            <text:p>./archive_1/1744895021_63_Wide_Long/1744895021_63_Wide_Long_distance_data.json</text:p>
          </table:table-cell>
          <table:table-cell/>
          <table:table-cell office:value-type="string" calcext:value-type="string">
            <text:p>./archive_1/1744895021_63_Wide_Long/1744895021_63_Wide_Long_sound.wav</text:p>
          </table:table-cell>
        </table:table-row>
        <table:table-row table:style-name="ro1">
          <table:table-cell office:value-type="string" calcext:value-type="string">
            <text:p>./archive_1/1744905114_385_Wide_Long/1744905114_385_Wide_Long_angle_data.json</text:p>
          </table:table-cell>
          <table:table-cell/>
          <table:table-cell office:value-type="string" calcext:value-type="string">
            <text:p>./archive_1/1744905114_385_Wide_Long/1744905114_385_Wide_Long_distance_data.json</text:p>
          </table:table-cell>
          <table:table-cell/>
          <table:table-cell office:value-type="string" calcext:value-type="string">
            <text:p>./archive_1/1744905114_385_Wide_Long/1744905114_385_Wide_Long_sound.wav</text:p>
          </table:table-cell>
        </table:table-row>
        <table:table-row table:style-name="ro1">
          <table:table-cell office:value-type="string" calcext:value-type="string">
            <text:p>./archive_1/1744912632_706_Wide_Long/1744912632_706_Wide_Long_angle_data.json</text:p>
          </table:table-cell>
          <table:table-cell/>
          <table:table-cell office:value-type="string" calcext:value-type="string">
            <text:p>./archive_1/1744912632_706_Wide_Long/1744912632_706_Wide_Long_distance_data.json</text:p>
          </table:table-cell>
          <table:table-cell/>
          <table:table-cell office:value-type="string" calcext:value-type="string">
            <text:p>./archive_1/1744912632_706_Wide_Long/1744912632_706_Wide_Long_sound.wav</text:p>
          </table:table-cell>
        </table:table-row>
        <table:table-row table:style-name="ro1">
          <table:table-cell office:value-type="string" calcext:value-type="string">
            <text:p>./archive_1/1745513438_16_Wide_Long/1745513438_16_Wide_Long_angle_data.json</text:p>
          </table:table-cell>
          <table:table-cell/>
          <table:table-cell office:value-type="string" calcext:value-type="string">
            <text:p>./archive_1/1745513438_16_Wide_Long/1745513438_16_Wide_Long_distance_data.json</text:p>
          </table:table-cell>
          <table:table-cell/>
          <table:table-cell office:value-type="string" calcext:value-type="string">
            <text:p>./archive_1/1745513438_16_Wide_Long/1745513438_16_Wide_Long_sound.wav</text:p>
          </table:table-cell>
        </table:table-row>
        <table:table-row table:style-name="ro1">
          <table:table-cell office:value-type="string" calcext:value-type="string">
            <text:p>./archive_1/1745517507_326_Wide_Long/1745517507_326_Wide_Long_angle_data.json</text:p>
          </table:table-cell>
          <table:table-cell/>
          <table:table-cell office:value-type="string" calcext:value-type="string">
            <text:p>./archive_1/1745517507_326_Wide_Long/1745517507_326_Wide_Long_distance_data.json</text:p>
          </table:table-cell>
          <table:table-cell/>
          <table:table-cell office:value-type="string" calcext:value-type="string">
            <text:p>./archive_1/1745517507_326_Wide_Long/1745517507_326_Wide_Long_sound.wav</text:p>
          </table:table-cell>
        </table:table-row>
        <table:table-row table:style-name="ro1">
          <table:table-cell office:value-type="string" calcext:value-type="string">
            <text:p>./archive_1/1745521170_634_Wide_Long/1745521170_634_Wide_Long_angle_data.json</text:p>
          </table:table-cell>
          <table:table-cell/>
          <table:table-cell office:value-type="string" calcext:value-type="string">
            <text:p>./archive_1/1745521170_634_Wide_Long/1745521170_634_Wide_Long_distance_data.json</text:p>
          </table:table-cell>
          <table:table-cell/>
          <table:table-cell office:value-type="string" calcext:value-type="string">
            <text:p>./archive_1/1745521170_634_Wide_Long/1745521170_634_Wide_Long_sound.wav</text:p>
          </table:table-cell>
        </table:table-row>
        <table:table-row table:style-name="ro1">
          <table:table-cell office:value-type="string" calcext:value-type="string">
            <text:p>./archive_1/1745523469_946_Wide_Long/1745523469_946_Wide_Long_angle_data.json</text:p>
          </table:table-cell>
          <table:table-cell/>
          <table:table-cell office:value-type="string" calcext:value-type="string">
            <text:p>./archive_1/1745523469_946_Wide_Long/1745523469_946_Wide_Long_distance_data.json</text:p>
          </table:table-cell>
          <table:table-cell/>
          <table:table-cell office:value-type="string" calcext:value-type="string">
            <text:p>./archive_1/1745523469_946_Wide_Long/1745523469_946_Wide_Long_sound.wav</text:p>
          </table:table-cell>
        </table:table-row>
        <table:table-row table:style-name="ro1">
          <table:table-cell office:value-type="string" calcext:value-type="string">
            <text:p>./archive_1/1745525772_1256_Wide_Long/1745525772_1256_Wide_Long_angle_data.json</text:p>
          </table:table-cell>
          <table:table-cell/>
          <table:table-cell office:value-type="string" calcext:value-type="string">
            <text:p>./archive_1/1745525772_1256_Wide_Long/1745525772_1256_Wide_Long_distance_data.json</text:p>
          </table:table-cell>
          <table:table-cell/>
          <table:table-cell office:value-type="string" calcext:value-type="string">
            <text:p>./archive_1/1745525772_1256_Wide_Long/1745525772_1256_Wide_Long_sound.wav</text:p>
          </table:table-cell>
        </table:table-row>
        <table:table-row table:style-name="ro1">
          <table:table-cell office:value-type="string" calcext:value-type="string">
            <text:p>./archive_1/1744895040_64_Wide_Long/1744895040_64_Wide_Long_angle_data.json</text:p>
          </table:table-cell>
          <table:table-cell/>
          <table:table-cell office:value-type="string" calcext:value-type="string">
            <text:p>./archive_1/1744895040_64_Wide_Long/1744895040_64_Wide_Long_distance_data.json</text:p>
          </table:table-cell>
          <table:table-cell/>
          <table:table-cell office:value-type="string" calcext:value-type="string">
            <text:p>./archive_1/1744895040_64_Wide_Long/1744895040_64_Wide_Long_sound.wav</text:p>
          </table:table-cell>
        </table:table-row>
        <table:table-row table:style-name="ro1">
          <table:table-cell office:value-type="string" calcext:value-type="string">
            <text:p>./archive_1/1744905133_386_Wide_Long/1744905133_386_Wide_Long_angle_data.json</text:p>
          </table:table-cell>
          <table:table-cell/>
          <table:table-cell office:value-type="string" calcext:value-type="string">
            <text:p>./archive_1/1744905133_386_Wide_Long/1744905133_386_Wide_Long_distance_data.json</text:p>
          </table:table-cell>
          <table:table-cell/>
          <table:table-cell office:value-type="string" calcext:value-type="string">
            <text:p>./archive_1/1744905133_386_Wide_Long/1744905133_386_Wide_Long_sound.wav</text:p>
          </table:table-cell>
        </table:table-row>
        <table:table-row table:style-name="ro1">
          <table:table-cell office:value-type="string" calcext:value-type="string">
            <text:p>./archive_1/1744912652_707_Wide_Long/1744912652_707_Wide_Long_angle_data.json</text:p>
          </table:table-cell>
          <table:table-cell/>
          <table:table-cell office:value-type="string" calcext:value-type="string">
            <text:p>./archive_1/1744912652_707_Wide_Long/1744912652_707_Wide_Long_distance_data.json</text:p>
          </table:table-cell>
          <table:table-cell/>
          <table:table-cell office:value-type="string" calcext:value-type="string">
            <text:p>./archive_1/1744912652_707_Wide_Long/1744912652_707_Wide_Long_sound.wav</text:p>
          </table:table-cell>
        </table:table-row>
        <table:table-row table:style-name="ro1">
          <table:table-cell office:value-type="string" calcext:value-type="string">
            <text:p>./archive_1/1745513443_17_Wide_Long/1745513443_17_Wide_Long_angle_data.json</text:p>
          </table:table-cell>
          <table:table-cell/>
          <table:table-cell office:value-type="string" calcext:value-type="string">
            <text:p>./archive_1/1745513443_17_Wide_Long/1745513443_17_Wide_Long_distance_data.json</text:p>
          </table:table-cell>
          <table:table-cell/>
          <table:table-cell office:value-type="string" calcext:value-type="string">
            <text:p>./archive_1/1745513443_17_Wide_Long/1745513443_17_Wide_Long_sound.wav</text:p>
          </table:table-cell>
        </table:table-row>
        <table:table-row table:style-name="ro1">
          <table:table-cell office:value-type="string" calcext:value-type="string">
            <text:p>./archive_1/1745517511_327_Wide_Long/1745517511_327_Wide_Long_angle_data.json</text:p>
          </table:table-cell>
          <table:table-cell/>
          <table:table-cell office:value-type="string" calcext:value-type="string">
            <text:p>./archive_1/1745517511_327_Wide_Long/1745517511_327_Wide_Long_distance_data.json</text:p>
          </table:table-cell>
          <table:table-cell/>
          <table:table-cell office:value-type="string" calcext:value-type="string">
            <text:p>./archive_1/1745517511_327_Wide_Long/1745517511_327_Wide_Long_sound.wav</text:p>
          </table:table-cell>
        </table:table-row>
        <table:table-row table:style-name="ro1">
          <table:table-cell office:value-type="string" calcext:value-type="string">
            <text:p>./archive_1/1745521174_635_Wide_Long/1745521174_635_Wide_Long_angle_data.json</text:p>
          </table:table-cell>
          <table:table-cell/>
          <table:table-cell office:value-type="string" calcext:value-type="string">
            <text:p>./archive_1/1745521174_635_Wide_Long/1745521174_635_Wide_Long_distance_data.json</text:p>
          </table:table-cell>
          <table:table-cell/>
          <table:table-cell office:value-type="string" calcext:value-type="string">
            <text:p>./archive_1/1745521174_635_Wide_Long/1745521174_635_Wide_Long_sound.wav</text:p>
          </table:table-cell>
        </table:table-row>
        <table:table-row table:style-name="ro1">
          <table:table-cell office:value-type="string" calcext:value-type="string">
            <text:p>./archive_1/1745523473_947_Wide_Long/1745523473_947_Wide_Long_angle_data.json</text:p>
          </table:table-cell>
          <table:table-cell/>
          <table:table-cell office:value-type="string" calcext:value-type="string">
            <text:p>./archive_1/1745523473_947_Wide_Long/1745523473_947_Wide_Long_distance_data.json</text:p>
          </table:table-cell>
          <table:table-cell/>
          <table:table-cell office:value-type="string" calcext:value-type="string">
            <text:p>./archive_1/1745523473_947_Wide_Long/1745523473_947_Wide_Long_sound.wav</text:p>
          </table:table-cell>
        </table:table-row>
        <table:table-row table:style-name="ro1">
          <table:table-cell office:value-type="string" calcext:value-type="string">
            <text:p>./archive_1/1745525777_1257_Wide_Long/1745525777_1257_Wide_Long_angle_data.json</text:p>
          </table:table-cell>
          <table:table-cell/>
          <table:table-cell office:value-type="string" calcext:value-type="string">
            <text:p>./archive_1/1745525777_1257_Wide_Long/1745525777_1257_Wide_Long_distance_data.json</text:p>
          </table:table-cell>
          <table:table-cell/>
          <table:table-cell office:value-type="string" calcext:value-type="string">
            <text:p>./archive_1/1745525777_1257_Wide_Long/1745525777_1257_Wide_Long_sound.wav</text:p>
          </table:table-cell>
        </table:table-row>
        <table:table-row table:style-name="ro1">
          <table:table-cell office:value-type="string" calcext:value-type="string">
            <text:p>./archive_1/1744895058_65_Wide_Long/1744895058_65_Wide_Long_angle_data.json</text:p>
          </table:table-cell>
          <table:table-cell/>
          <table:table-cell office:value-type="string" calcext:value-type="string">
            <text:p>./archive_1/1744895058_65_Wide_Long/1744895058_65_Wide_Long_distance_data.json</text:p>
          </table:table-cell>
          <table:table-cell/>
          <table:table-cell office:value-type="string" calcext:value-type="string">
            <text:p>./archive_1/1744895058_65_Wide_Long/1744895058_65_Wide_Long_sound.wav</text:p>
          </table:table-cell>
        </table:table-row>
        <table:table-row table:style-name="ro1">
          <table:table-cell office:value-type="string" calcext:value-type="string">
            <text:p>./archive_1/1744905152_387_Wide_Long/1744905152_387_Wide_Long_angle_data.json</text:p>
          </table:table-cell>
          <table:table-cell/>
          <table:table-cell office:value-type="string" calcext:value-type="string">
            <text:p>./archive_1/1744905152_387_Wide_Long/1744905152_387_Wide_Long_distance_data.json</text:p>
          </table:table-cell>
          <table:table-cell/>
          <table:table-cell office:value-type="string" calcext:value-type="string">
            <text:p>./archive_1/1744905152_387_Wide_Long/1744905152_387_Wide_Long_sound.wav</text:p>
          </table:table-cell>
        </table:table-row>
        <table:table-row table:style-name="ro1">
          <table:table-cell office:value-type="string" calcext:value-type="string">
            <text:p>./archive_1/1744912678_708_Wide_Long/1744912678_708_Wide_Long_angle_data.json</text:p>
          </table:table-cell>
          <table:table-cell/>
          <table:table-cell office:value-type="string" calcext:value-type="string">
            <text:p>./archive_1/1744912678_708_Wide_Long/1744912678_708_Wide_Long_distance_data.json</text:p>
          </table:table-cell>
          <table:table-cell/>
          <table:table-cell office:value-type="string" calcext:value-type="string">
            <text:p>./archive_1/1744912678_708_Wide_Long/1744912678_708_Wide_Long_sound.wav</text:p>
          </table:table-cell>
        </table:table-row>
        <table:table-row table:style-name="ro1">
          <table:table-cell office:value-type="string" calcext:value-type="string">
            <text:p>./archive_1/1745513448_18_Wide_Long/1745513448_18_Wide_Long_angle_data.json</text:p>
          </table:table-cell>
          <table:table-cell/>
          <table:table-cell office:value-type="string" calcext:value-type="string">
            <text:p>./archive_1/1745513448_18_Wide_Long/1745513448_18_Wide_Long_distance_data.json</text:p>
          </table:table-cell>
          <table:table-cell/>
          <table:table-cell office:value-type="string" calcext:value-type="string">
            <text:p>./archive_1/1745513448_18_Wide_Long/1745513448_18_Wide_Long_sound.wav</text:p>
          </table:table-cell>
        </table:table-row>
        <table:table-row table:style-name="ro1">
          <table:table-cell office:value-type="string" calcext:value-type="string">
            <text:p>./archive_1/1745517561_328_Wide_Long/1745517561_328_Wide_Long_angle_data.json</text:p>
          </table:table-cell>
          <table:table-cell/>
          <table:table-cell office:value-type="string" calcext:value-type="string">
            <text:p>./archive_1/1745517561_328_Wide_Long/1745517561_328_Wide_Long_distance_data.json</text:p>
          </table:table-cell>
          <table:table-cell/>
          <table:table-cell office:value-type="string" calcext:value-type="string">
            <text:p>./archive_1/1745517561_328_Wide_Long/1745517561_328_Wide_Long_sound.wav</text:p>
          </table:table-cell>
        </table:table-row>
        <table:table-row table:style-name="ro1">
          <table:table-cell office:value-type="string" calcext:value-type="string">
            <text:p>./archive_1/1745521178_636_Wide_Long/1745521178_636_Wide_Long_angle_data.json</text:p>
          </table:table-cell>
          <table:table-cell/>
          <table:table-cell office:value-type="string" calcext:value-type="string">
            <text:p>./archive_1/1745521178_636_Wide_Long/1745521178_636_Wide_Long_distance_data.json</text:p>
          </table:table-cell>
          <table:table-cell/>
          <table:table-cell office:value-type="string" calcext:value-type="string">
            <text:p>./archive_1/1745521178_636_Wide_Long/1745521178_636_Wide_Long_sound.wav</text:p>
          </table:table-cell>
        </table:table-row>
        <table:table-row table:style-name="ro1">
          <table:table-cell office:value-type="string" calcext:value-type="string">
            <text:p>./archive_1/1745523477_948_Wide_Long/1745523477_948_Wide_Long_angle_data.json</text:p>
          </table:table-cell>
          <table:table-cell/>
          <table:table-cell office:value-type="string" calcext:value-type="string">
            <text:p>./archive_1/1745523477_948_Wide_Long/1745523477_948_Wide_Long_distance_data.json</text:p>
          </table:table-cell>
          <table:table-cell/>
          <table:table-cell office:value-type="string" calcext:value-type="string">
            <text:p>./archive_1/1745523477_948_Wide_Long/1745523477_948_Wide_Long_sound.wav</text:p>
          </table:table-cell>
        </table:table-row>
        <table:table-row table:style-name="ro1">
          <table:table-cell office:value-type="string" calcext:value-type="string">
            <text:p>./archive_1/1745525782_1258_Wide_Long/1745525782_1258_Wide_Long_angle_data.json</text:p>
          </table:table-cell>
          <table:table-cell/>
          <table:table-cell office:value-type="string" calcext:value-type="string">
            <text:p>./archive_1/1745525782_1258_Wide_Long/1745525782_1258_Wide_Long_distance_data.json</text:p>
          </table:table-cell>
          <table:table-cell/>
          <table:table-cell office:value-type="string" calcext:value-type="string">
            <text:p>./archive_1/1745525782_1258_Wide_Long/1745525782_1258_Wide_Long_sound.wav</text:p>
          </table:table-cell>
        </table:table-row>
        <table:table-row table:style-name="ro1">
          <table:table-cell office:value-type="string" calcext:value-type="string">
            <text:p>./archive_1/1744895077_66_Wide_Long/1744895077_66_Wide_Long_angle_data.json</text:p>
          </table:table-cell>
          <table:table-cell/>
          <table:table-cell office:value-type="string" calcext:value-type="string">
            <text:p>./archive_1/1744895077_66_Wide_Long/1744895077_66_Wide_Long_distance_data.json</text:p>
          </table:table-cell>
          <table:table-cell/>
          <table:table-cell office:value-type="string" calcext:value-type="string">
            <text:p>./archive_1/1744895077_66_Wide_Long/1744895077_66_Wide_Long_sound.wav</text:p>
          </table:table-cell>
        </table:table-row>
        <table:table-row table:style-name="ro1">
          <table:table-cell office:value-type="string" calcext:value-type="string">
            <text:p>./archive_1/1744905171_388_Wide_Long/1744905171_388_Wide_Long_angle_data.json</text:p>
          </table:table-cell>
          <table:table-cell/>
          <table:table-cell office:value-type="string" calcext:value-type="string">
            <text:p>./archive_1/1744905171_388_Wide_Long/1744905171_388_Wide_Long_distance_data.json</text:p>
          </table:table-cell>
          <table:table-cell/>
          <table:table-cell office:value-type="string" calcext:value-type="string">
            <text:p>./archive_1/1744905171_388_Wide_Long/1744905171_388_Wide_Long_sound.wav</text:p>
          </table:table-cell>
        </table:table-row>
        <table:table-row table:style-name="ro1">
          <table:table-cell office:value-type="string" calcext:value-type="string">
            <text:p>./archive_1/1744912698_709_Wide_Long/1744912698_709_Wide_Long_angle_data.json</text:p>
          </table:table-cell>
          <table:table-cell/>
          <table:table-cell office:value-type="string" calcext:value-type="string">
            <text:p>./archive_1/1744912698_709_Wide_Long/1744912698_709_Wide_Long_distance_data.json</text:p>
          </table:table-cell>
          <table:table-cell/>
          <table:table-cell office:value-type="string" calcext:value-type="string">
            <text:p>./archive_1/1744912698_709_Wide_Long/1744912698_709_Wide_Long_sound.wav</text:p>
          </table:table-cell>
        </table:table-row>
        <table:table-row table:style-name="ro1">
          <table:table-cell office:value-type="string" calcext:value-type="string">
            <text:p>./archive_1/1745513452_19_Wide_Long/1745513452_19_Wide_Long_angle_data.json</text:p>
          </table:table-cell>
          <table:table-cell/>
          <table:table-cell office:value-type="string" calcext:value-type="string">
            <text:p>./archive_1/1745513452_19_Wide_Long/1745513452_19_Wide_Long_distance_data.json</text:p>
          </table:table-cell>
          <table:table-cell/>
          <table:table-cell office:value-type="string" calcext:value-type="string">
            <text:p>./archive_1/1745513452_19_Wide_Long/1745513452_19_Wide_Long_sound.wav</text:p>
          </table:table-cell>
        </table:table-row>
        <table:table-row table:style-name="ro1">
          <table:table-cell office:value-type="string" calcext:value-type="string">
            <text:p>./archive_1/1745517566_329_Wide_Long/1745517566_329_Wide_Long_angle_data.json</text:p>
          </table:table-cell>
          <table:table-cell/>
          <table:table-cell office:value-type="string" calcext:value-type="string">
            <text:p>./archive_1/1745517566_329_Wide_Long/1745517566_329_Wide_Long_distance_data.json</text:p>
          </table:table-cell>
          <table:table-cell/>
          <table:table-cell office:value-type="string" calcext:value-type="string">
            <text:p>./archive_1/1745517566_329_Wide_Long/1745517566_329_Wide_Long_sound.wav</text:p>
          </table:table-cell>
        </table:table-row>
        <table:table-row table:style-name="ro1">
          <table:table-cell office:value-type="string" calcext:value-type="string">
            <text:p>./archive_1/1745521182_637_Wide_Long/1745521182_637_Wide_Long_angle_data.json</text:p>
          </table:table-cell>
          <table:table-cell/>
          <table:table-cell office:value-type="string" calcext:value-type="string">
            <text:p>./archive_1/1745521182_637_Wide_Long/1745521182_637_Wide_Long_distance_data.json</text:p>
          </table:table-cell>
          <table:table-cell/>
          <table:table-cell office:value-type="string" calcext:value-type="string">
            <text:p>./archive_1/1745521182_637_Wide_Long/1745521182_637_Wide_Long_sound.wav</text:p>
          </table:table-cell>
        </table:table-row>
        <table:table-row table:style-name="ro1">
          <table:table-cell office:value-type="string" calcext:value-type="string">
            <text:p>./archive_1/1745523482_949_Wide_Long/1745523482_949_Wide_Long_angle_data.json</text:p>
          </table:table-cell>
          <table:table-cell/>
          <table:table-cell office:value-type="string" calcext:value-type="string">
            <text:p>./archive_1/1745523482_949_Wide_Long/1745523482_949_Wide_Long_distance_data.json</text:p>
          </table:table-cell>
          <table:table-cell/>
          <table:table-cell office:value-type="string" calcext:value-type="string">
            <text:p>./archive_1/1745523482_949_Wide_Long/1745523482_949_Wide_Long_sound.wav</text:p>
          </table:table-cell>
        </table:table-row>
        <table:table-row table:style-name="ro1">
          <table:table-cell office:value-type="string" calcext:value-type="string">
            <text:p>./archive_1/1745525787_1259_Wide_Long/1745525787_1259_Wide_Long_angle_data.json</text:p>
          </table:table-cell>
          <table:table-cell/>
          <table:table-cell office:value-type="string" calcext:value-type="string">
            <text:p>./archive_1/1745525787_1259_Wide_Long/1745525787_1259_Wide_Long_distance_data.json</text:p>
          </table:table-cell>
          <table:table-cell/>
          <table:table-cell office:value-type="string" calcext:value-type="string">
            <text:p>./archive_1/1745525787_1259_Wide_Long/1745525787_1259_Wide_Long_sound.wav</text:p>
          </table:table-cell>
        </table:table-row>
        <table:table-row table:style-name="ro1">
          <table:table-cell office:value-type="string" calcext:value-type="string">
            <text:p>./archive_1/1744895095_67_Wide_Long/1744895095_67_Wide_Long_angle_data.json</text:p>
          </table:table-cell>
          <table:table-cell/>
          <table:table-cell office:value-type="string" calcext:value-type="string">
            <text:p>./archive_1/1744895095_67_Wide_Long/1744895095_67_Wide_Long_distance_data.json</text:p>
          </table:table-cell>
          <table:table-cell/>
          <table:table-cell office:value-type="string" calcext:value-type="string">
            <text:p>./archive_1/1744895095_67_Wide_Long/1744895095_67_Wide_Long_sound.wav</text:p>
          </table:table-cell>
        </table:table-row>
        <table:table-row table:style-name="ro1">
          <table:table-cell office:value-type="string" calcext:value-type="string">
            <text:p>./archive_1/1744905191_389_Wide_Long/1744905191_389_Wide_Long_angle_data.json</text:p>
          </table:table-cell>
          <table:table-cell/>
          <table:table-cell office:value-type="string" calcext:value-type="string">
            <text:p>./archive_1/1744905191_389_Wide_Long/1744905191_389_Wide_Long_distance_data.json</text:p>
          </table:table-cell>
          <table:table-cell/>
          <table:table-cell office:value-type="string" calcext:value-type="string">
            <text:p>./archive_1/1744905191_389_Wide_Long/1744905191_389_Wide_Long_sound.wav</text:p>
          </table:table-cell>
        </table:table-row>
        <table:table-row table:style-name="ro1">
          <table:table-cell office:value-type="string" calcext:value-type="string">
            <text:p>./archive_1/1744912718_710_Wide_Long/1744912718_710_Wide_Long_angle_data.json</text:p>
          </table:table-cell>
          <table:table-cell/>
          <table:table-cell office:value-type="string" calcext:value-type="string">
            <text:p>./archive_1/1744912718_710_Wide_Long/1744912718_710_Wide_Long_distance_data.json</text:p>
          </table:table-cell>
          <table:table-cell/>
          <table:table-cell office:value-type="string" calcext:value-type="string">
            <text:p>./archive_1/1744912718_710_Wide_Long/1744912718_710_Wide_Long_sound.wav</text:p>
          </table:table-cell>
        </table:table-row>
        <table:table-row table:style-name="ro1">
          <table:table-cell office:value-type="string" calcext:value-type="string">
            <text:p>./archive_1/1745513456_20_Wide_Long/1745513456_20_Wide_Long_angle_data.json</text:p>
          </table:table-cell>
          <table:table-cell/>
          <table:table-cell office:value-type="string" calcext:value-type="string">
            <text:p>./archive_1/1745513456_20_Wide_Long/1745513456_20_Wide_Long_distance_data.json</text:p>
          </table:table-cell>
          <table:table-cell/>
          <table:table-cell office:value-type="string" calcext:value-type="string">
            <text:p>./archive_1/1745513456_20_Wide_Long/1745513456_20_Wide_Long_sound.wav</text:p>
          </table:table-cell>
        </table:table-row>
        <table:table-row table:style-name="ro1">
          <table:table-cell office:value-type="string" calcext:value-type="string">
            <text:p>./archive_1/1745517570_330_Wide_Long/1745517570_330_Wide_Long_angle_data.json</text:p>
          </table:table-cell>
          <table:table-cell/>
          <table:table-cell office:value-type="string" calcext:value-type="string">
            <text:p>./archive_1/1745517570_330_Wide_Long/1745517570_330_Wide_Long_distance_data.json</text:p>
          </table:table-cell>
          <table:table-cell/>
          <table:table-cell office:value-type="string" calcext:value-type="string">
            <text:p>./archive_1/1745517570_330_Wide_Long/1745517570_330_Wide_Long_sound.wav</text:p>
          </table:table-cell>
        </table:table-row>
        <table:table-row table:style-name="ro1">
          <table:table-cell office:value-type="string" calcext:value-type="string">
            <text:p>./archive_1/1745521186_638_Wide_Long/1745521186_638_Wide_Long_angle_data.json</text:p>
          </table:table-cell>
          <table:table-cell/>
          <table:table-cell office:value-type="string" calcext:value-type="string">
            <text:p>./archive_1/1745521186_638_Wide_Long/1745521186_638_Wide_Long_distance_data.json</text:p>
          </table:table-cell>
          <table:table-cell/>
          <table:table-cell office:value-type="string" calcext:value-type="string">
            <text:p>./archive_1/1745521186_638_Wide_Long/1745521186_638_Wide_Long_sound.wav</text:p>
          </table:table-cell>
        </table:table-row>
        <table:table-row table:style-name="ro1">
          <table:table-cell office:value-type="string" calcext:value-type="string">
            <text:p>./archive_1/1745523488_950_Wide_Long/1745523488_950_Wide_Long_angle_data.json</text:p>
          </table:table-cell>
          <table:table-cell/>
          <table:table-cell office:value-type="string" calcext:value-type="string">
            <text:p>./archive_1/1745523488_950_Wide_Long/1745523488_950_Wide_Long_distance_data.json</text:p>
          </table:table-cell>
          <table:table-cell/>
          <table:table-cell office:value-type="string" calcext:value-type="string">
            <text:p>./archive_1/1745523488_950_Wide_Long/1745523488_950_Wide_Long_sound.wav</text:p>
          </table:table-cell>
        </table:table-row>
        <table:table-row table:style-name="ro1">
          <table:table-cell office:value-type="string" calcext:value-type="string">
            <text:p>./archive_1/1745525791_1260_Wide_Long/1745525791_1260_Wide_Long_angle_data.json</text:p>
          </table:table-cell>
          <table:table-cell/>
          <table:table-cell office:value-type="string" calcext:value-type="string">
            <text:p>./archive_1/1745525791_1260_Wide_Long/1745525791_1260_Wide_Long_distance_data.json</text:p>
          </table:table-cell>
          <table:table-cell/>
          <table:table-cell office:value-type="string" calcext:value-type="string">
            <text:p>./archive_1/1745525791_1260_Wide_Long/1745525791_1260_Wide_Long_sound.wav</text:p>
          </table:table-cell>
        </table:table-row>
        <table:table-row table:style-name="ro1">
          <table:table-cell office:value-type="string" calcext:value-type="string">
            <text:p>./archive_1/1744895117_68_Wide_Long/1744895117_68_Wide_Long_angle_data.json</text:p>
          </table:table-cell>
          <table:table-cell/>
          <table:table-cell office:value-type="string" calcext:value-type="string">
            <text:p>./archive_1/1744895117_68_Wide_Long/1744895117_68_Wide_Long_distance_data.json</text:p>
          </table:table-cell>
          <table:table-cell/>
          <table:table-cell office:value-type="string" calcext:value-type="string">
            <text:p>./archive_1/1744895117_68_Wide_Long/1744895117_68_Wide_Long_sound.wav</text:p>
          </table:table-cell>
        </table:table-row>
        <table:table-row table:style-name="ro1">
          <table:table-cell office:value-type="string" calcext:value-type="string">
            <text:p>./archive_1/1744905210_390_Wide_Long/1744905210_390_Wide_Long_angle_data.json</text:p>
          </table:table-cell>
          <table:table-cell/>
          <table:table-cell office:value-type="string" calcext:value-type="string">
            <text:p>./archive_1/1744905210_390_Wide_Long/1744905210_390_Wide_Long_distance_data.json</text:p>
          </table:table-cell>
          <table:table-cell/>
          <table:table-cell office:value-type="string" calcext:value-type="string">
            <text:p>./archive_1/1744905210_390_Wide_Long/1744905210_390_Wide_Long_sound.wav</text:p>
          </table:table-cell>
        </table:table-row>
        <table:table-row table:style-name="ro1">
          <table:table-cell office:value-type="string" calcext:value-type="string">
            <text:p>./archive_1/1744912737_711_Wide_Long/1744912737_711_Wide_Long_angle_data.json</text:p>
          </table:table-cell>
          <table:table-cell/>
          <table:table-cell office:value-type="string" calcext:value-type="string">
            <text:p>./archive_1/1744912737_711_Wide_Long/1744912737_711_Wide_Long_distance_data.json</text:p>
          </table:table-cell>
          <table:table-cell/>
          <table:table-cell office:value-type="string" calcext:value-type="string">
            <text:p>./archive_1/1744912737_711_Wide_Long/1744912737_711_Wide_Long_sound.wav</text:p>
          </table:table-cell>
        </table:table-row>
        <table:table-row table:style-name="ro1">
          <table:table-cell office:value-type="string" calcext:value-type="string">
            <text:p>./archive_1/1745513460_21_Wide_Long/1745513460_21_Wide_Long_angle_data.json</text:p>
          </table:table-cell>
          <table:table-cell/>
          <table:table-cell office:value-type="string" calcext:value-type="string">
            <text:p>./archive_1/1745513460_21_Wide_Long/1745513460_21_Wide_Long_distance_data.json</text:p>
          </table:table-cell>
          <table:table-cell/>
          <table:table-cell office:value-type="string" calcext:value-type="string">
            <text:p>./archive_1/1745513460_21_Wide_Long/1745513460_21_Wide_Long_sound.wav</text:p>
          </table:table-cell>
        </table:table-row>
        <table:table-row table:style-name="ro1">
          <table:table-cell office:value-type="string" calcext:value-type="string">
            <text:p>./archive_1/1745517574_331_Wide_Long/1745517574_331_Wide_Long_angle_data.json</text:p>
          </table:table-cell>
          <table:table-cell/>
          <table:table-cell office:value-type="string" calcext:value-type="string">
            <text:p>./archive_1/1745517574_331_Wide_Long/1745517574_331_Wide_Long_distance_data.json</text:p>
          </table:table-cell>
          <table:table-cell/>
          <table:table-cell office:value-type="string" calcext:value-type="string">
            <text:p>./archive_1/1745517574_331_Wide_Long/1745517574_331_Wide_Long_sound.wav</text:p>
          </table:table-cell>
        </table:table-row>
        <table:table-row table:style-name="ro1">
          <table:table-cell office:value-type="string" calcext:value-type="string">
            <text:p>./archive_1/1745521190_639_Wide_Long/1745521190_639_Wide_Long_angle_data.json</text:p>
          </table:table-cell>
          <table:table-cell/>
          <table:table-cell office:value-type="string" calcext:value-type="string">
            <text:p>./archive_1/1745521190_639_Wide_Long/1745521190_639_Wide_Long_distance_data.json</text:p>
          </table:table-cell>
          <table:table-cell/>
          <table:table-cell office:value-type="string" calcext:value-type="string">
            <text:p>./archive_1/1745521190_639_Wide_Long/1745521190_639_Wide_Long_sound.wav</text:p>
          </table:table-cell>
        </table:table-row>
        <table:table-row table:style-name="ro1">
          <table:table-cell office:value-type="string" calcext:value-type="string">
            <text:p>./archive_1/1745523492_951_Wide_Long/1745523492_951_Wide_Long_angle_data.json</text:p>
          </table:table-cell>
          <table:table-cell/>
          <table:table-cell office:value-type="string" calcext:value-type="string">
            <text:p>./archive_1/1745523492_951_Wide_Long/1745523492_951_Wide_Long_distance_data.json</text:p>
          </table:table-cell>
          <table:table-cell/>
          <table:table-cell office:value-type="string" calcext:value-type="string">
            <text:p>./archive_1/1745523492_951_Wide_Long/1745523492_951_Wide_Long_sound.wav</text:p>
          </table:table-cell>
        </table:table-row>
        <table:table-row table:style-name="ro1">
          <table:table-cell office:value-type="string" calcext:value-type="string">
            <text:p>./archive_1/1745525796_1261_Wide_Long/1745525796_1261_Wide_Long_angle_data.json</text:p>
          </table:table-cell>
          <table:table-cell/>
          <table:table-cell office:value-type="string" calcext:value-type="string">
            <text:p>./archive_1/1745525796_1261_Wide_Long/1745525796_1261_Wide_Long_distance_data.json</text:p>
          </table:table-cell>
          <table:table-cell/>
          <table:table-cell office:value-type="string" calcext:value-type="string">
            <text:p>./archive_1/1745525796_1261_Wide_Long/1745525796_1261_Wide_Long_sound.wav</text:p>
          </table:table-cell>
        </table:table-row>
        <table:table-row table:style-name="ro1">
          <table:table-cell office:value-type="string" calcext:value-type="string">
            <text:p>./archive_1/1744895160_70_Wide_Long/1744895160_70_Wide_Long_angle_data.json</text:p>
          </table:table-cell>
          <table:table-cell/>
          <table:table-cell office:value-type="string" calcext:value-type="string">
            <text:p>./archive_1/1744895160_70_Wide_Long/1744895160_70_Wide_Long_distance_data.json</text:p>
          </table:table-cell>
          <table:table-cell/>
          <table:table-cell office:value-type="string" calcext:value-type="string">
            <text:p>./archive_1/1744895160_70_Wide_Long/1744895160_70_Wide_Long_sound.wav</text:p>
          </table:table-cell>
        </table:table-row>
        <table:table-row table:style-name="ro1">
          <table:table-cell office:value-type="string" calcext:value-type="string">
            <text:p>./archive_1/1744905230_391_Wide_Long/1744905230_391_Wide_Long_angle_data.json</text:p>
          </table:table-cell>
          <table:table-cell/>
          <table:table-cell office:value-type="string" calcext:value-type="string">
            <text:p>./archive_1/1744905230_391_Wide_Long/1744905230_391_Wide_Long_distance_data.json</text:p>
          </table:table-cell>
          <table:table-cell/>
          <table:table-cell office:value-type="string" calcext:value-type="string">
            <text:p>./archive_1/1744905230_391_Wide_Long/1744905230_391_Wide_Long_sound.wav</text:p>
          </table:table-cell>
        </table:table-row>
        <table:table-row table:style-name="ro1">
          <table:table-cell office:value-type="string" calcext:value-type="string">
            <text:p>./archive_1/1744912757_712_Wide_Long/1744912757_712_Wide_Long_angle_data.json</text:p>
          </table:table-cell>
          <table:table-cell/>
          <table:table-cell office:value-type="string" calcext:value-type="string">
            <text:p>./archive_1/1744912757_712_Wide_Long/1744912757_712_Wide_Long_distance_data.json</text:p>
          </table:table-cell>
          <table:table-cell/>
          <table:table-cell office:value-type="string" calcext:value-type="string">
            <text:p>./archive_1/1744912757_712_Wide_Long/1744912757_712_Wide_Long_sound.wav</text:p>
          </table:table-cell>
        </table:table-row>
        <table:table-row table:style-name="ro1">
          <table:table-cell office:value-type="string" calcext:value-type="string">
            <text:p>./archive_1/1745513465_22_Wide_Long/1745513465_22_Wide_Long_angle_data.json</text:p>
          </table:table-cell>
          <table:table-cell/>
          <table:table-cell office:value-type="string" calcext:value-type="string">
            <text:p>./archive_1/1745513465_22_Wide_Long/1745513465_22_Wide_Long_distance_data.json</text:p>
          </table:table-cell>
          <table:table-cell/>
          <table:table-cell office:value-type="string" calcext:value-type="string">
            <text:p>./archive_1/1745513465_22_Wide_Long/1745513465_22_Wide_Long_sound.wav</text:p>
          </table:table-cell>
        </table:table-row>
        <table:table-row table:style-name="ro1">
          <table:table-cell office:value-type="string" calcext:value-type="string">
            <text:p>./archive_1/1745517579_332_Wide_Long/1745517579_332_Wide_Long_angle_data.json</text:p>
          </table:table-cell>
          <table:table-cell/>
          <table:table-cell office:value-type="string" calcext:value-type="string">
            <text:p>./archive_1/1745517579_332_Wide_Long/1745517579_332_Wide_Long_distance_data.json</text:p>
          </table:table-cell>
          <table:table-cell/>
          <table:table-cell office:value-type="string" calcext:value-type="string">
            <text:p>./archive_1/1745517579_332_Wide_Long/1745517579_332_Wide_Long_sound.wav</text:p>
          </table:table-cell>
        </table:table-row>
        <table:table-row table:style-name="ro1">
          <table:table-cell office:value-type="string" calcext:value-type="string">
            <text:p>./archive_1/1745521193_640_Wide_Long/1745521193_640_Wide_Long_angle_data.json</text:p>
          </table:table-cell>
          <table:table-cell/>
          <table:table-cell office:value-type="string" calcext:value-type="string">
            <text:p>./archive_1/1745521193_640_Wide_Long/1745521193_640_Wide_Long_distance_data.json</text:p>
          </table:table-cell>
          <table:table-cell/>
          <table:table-cell office:value-type="string" calcext:value-type="string">
            <text:p>./archive_1/1745521193_640_Wide_Long/1745521193_640_Wide_Long_sound.wav</text:p>
          </table:table-cell>
        </table:table-row>
        <table:table-row table:style-name="ro1">
          <table:table-cell office:value-type="string" calcext:value-type="string">
            <text:p>./archive_1/1745523497_952_Wide_Long/1745523497_952_Wide_Long_angle_data.json</text:p>
          </table:table-cell>
          <table:table-cell/>
          <table:table-cell office:value-type="string" calcext:value-type="string">
            <text:p>./archive_1/1745523497_952_Wide_Long/1745523497_952_Wide_Long_distance_data.json</text:p>
          </table:table-cell>
          <table:table-cell/>
          <table:table-cell office:value-type="string" calcext:value-type="string">
            <text:p>./archive_1/1745523497_952_Wide_Long/1745523497_952_Wide_Long_sound.wav</text:p>
          </table:table-cell>
        </table:table-row>
        <table:table-row table:style-name="ro1">
          <table:table-cell office:value-type="string" calcext:value-type="string">
            <text:p>./archive_1/1745525801_1262_Wide_Long/1745525801_1262_Wide_Long_angle_data.json</text:p>
          </table:table-cell>
          <table:table-cell/>
          <table:table-cell office:value-type="string" calcext:value-type="string">
            <text:p>./archive_1/1745525801_1262_Wide_Long/1745525801_1262_Wide_Long_distance_data.json</text:p>
          </table:table-cell>
          <table:table-cell/>
          <table:table-cell office:value-type="string" calcext:value-type="string">
            <text:p>./archive_1/1745525801_1262_Wide_Long/1745525801_1262_Wide_Long_sound.wav</text:p>
          </table:table-cell>
        </table:table-row>
        <table:table-row table:style-name="ro1">
          <table:table-cell office:value-type="string" calcext:value-type="string">
            <text:p>./archive_1/1744895182_71_Wide_Long/1744895182_71_Wide_Long_angle_data.json</text:p>
          </table:table-cell>
          <table:table-cell/>
          <table:table-cell office:value-type="string" calcext:value-type="string">
            <text:p>./archive_1/1744895182_71_Wide_Long/1744895182_71_Wide_Long_distance_data.json</text:p>
          </table:table-cell>
          <table:table-cell/>
          <table:table-cell office:value-type="string" calcext:value-type="string">
            <text:p>./archive_1/1744895182_71_Wide_Long/1744895182_71_Wide_Long_sound.wav</text:p>
          </table:table-cell>
        </table:table-row>
        <table:table-row table:style-name="ro1">
          <table:table-cell office:value-type="string" calcext:value-type="string">
            <text:p>./archive_1/1744905249_392_Wide_Long/1744905249_392_Wide_Long_angle_data.json</text:p>
          </table:table-cell>
          <table:table-cell/>
          <table:table-cell office:value-type="string" calcext:value-type="string">
            <text:p>./archive_1/1744905249_392_Wide_Long/1744905249_392_Wide_Long_distance_data.json</text:p>
          </table:table-cell>
          <table:table-cell/>
          <table:table-cell office:value-type="string" calcext:value-type="string">
            <text:p>./archive_1/1744905249_392_Wide_Long/1744905249_392_Wide_Long_sound.wav</text:p>
          </table:table-cell>
        </table:table-row>
        <table:table-row table:style-name="ro1">
          <table:table-cell office:value-type="string" calcext:value-type="string">
            <text:p>./archive_1/1744912800_714_Wide_Long/1744912800_714_Wide_Long_angle_data.json</text:p>
          </table:table-cell>
          <table:table-cell/>
          <table:table-cell office:value-type="string" calcext:value-type="string">
            <text:p>./archive_1/1744912800_714_Wide_Long/1744912800_714_Wide_Long_distance_data.json</text:p>
          </table:table-cell>
          <table:table-cell/>
          <table:table-cell office:value-type="string" calcext:value-type="string">
            <text:p>./archive_1/1744912800_714_Wide_Long/1744912800_714_Wide_Long_sound.wav</text:p>
          </table:table-cell>
        </table:table-row>
        <table:table-row table:style-name="ro1">
          <table:table-cell office:value-type="string" calcext:value-type="string">
            <text:p>./archive_1/1745513469_23_Wide_Long/1745513469_23_Wide_Long_angle_data.json</text:p>
          </table:table-cell>
          <table:table-cell/>
          <table:table-cell office:value-type="string" calcext:value-type="string">
            <text:p>./archive_1/1745513469_23_Wide_Long/1745513469_23_Wide_Long_distance_data.json</text:p>
          </table:table-cell>
          <table:table-cell/>
          <table:table-cell office:value-type="string" calcext:value-type="string">
            <text:p>./archive_1/1745513469_23_Wide_Long/1745513469_23_Wide_Long_sound.wav</text:p>
          </table:table-cell>
        </table:table-row>
        <table:table-row table:style-name="ro1">
          <table:table-cell office:value-type="string" calcext:value-type="string">
            <text:p>./archive_1/1745517583_333_Wide_Long/1745517583_333_Wide_Long_angle_data.json</text:p>
          </table:table-cell>
          <table:table-cell/>
          <table:table-cell office:value-type="string" calcext:value-type="string">
            <text:p>./archive_1/1745517583_333_Wide_Long/1745517583_333_Wide_Long_distance_data.json</text:p>
          </table:table-cell>
          <table:table-cell/>
          <table:table-cell office:value-type="string" calcext:value-type="string">
            <text:p>./archive_1/1745517583_333_Wide_Long/1745517583_333_Wide_Long_sound.wav</text:p>
          </table:table-cell>
        </table:table-row>
        <table:table-row table:style-name="ro1">
          <table:table-cell office:value-type="string" calcext:value-type="string">
            <text:p>./archive_1/1745521197_641_Wide_Long/1745521197_641_Wide_Long_angle_data.json</text:p>
          </table:table-cell>
          <table:table-cell/>
          <table:table-cell office:value-type="string" calcext:value-type="string">
            <text:p>./archive_1/1745521197_641_Wide_Long/1745521197_641_Wide_Long_distance_data.json</text:p>
          </table:table-cell>
          <table:table-cell/>
          <table:table-cell office:value-type="string" calcext:value-type="string">
            <text:p>./archive_1/1745521197_641_Wide_Long/1745521197_641_Wide_Long_sound.wav</text:p>
          </table:table-cell>
        </table:table-row>
        <table:table-row table:style-name="ro1">
          <table:table-cell office:value-type="string" calcext:value-type="string">
            <text:p>./archive_1/1745523505_953_Wide_Long/1745523505_953_Wide_Long_angle_data.json</text:p>
          </table:table-cell>
          <table:table-cell/>
          <table:table-cell office:value-type="string" calcext:value-type="string">
            <text:p>./archive_1/1745523505_953_Wide_Long/1745523505_953_Wide_Long_distance_data.json</text:p>
          </table:table-cell>
          <table:table-cell/>
          <table:table-cell office:value-type="string" calcext:value-type="string">
            <text:p>./archive_1/1745523505_953_Wide_Long/1745523505_953_Wide_Long_sound.wav</text:p>
          </table:table-cell>
        </table:table-row>
        <table:table-row table:style-name="ro1">
          <table:table-cell office:value-type="string" calcext:value-type="string">
            <text:p>./archive_1/1745525805_1263_Wide_Long/1745525805_1263_Wide_Long_angle_data.json</text:p>
          </table:table-cell>
          <table:table-cell/>
          <table:table-cell office:value-type="string" calcext:value-type="string">
            <text:p>./archive_1/1745525805_1263_Wide_Long/1745525805_1263_Wide_Long_distance_data.json</text:p>
          </table:table-cell>
          <table:table-cell/>
          <table:table-cell office:value-type="string" calcext:value-type="string">
            <text:p>./archive_1/1745525805_1263_Wide_Long/1745525805_1263_Wide_Long_sound.wav</text:p>
          </table:table-cell>
        </table:table-row>
        <table:table-row table:style-name="ro1">
          <table:table-cell office:value-type="string" calcext:value-type="string">
            <text:p>./archive_1/1744895201_72_Wide_Long/1744895201_72_Wide_Long_angle_data.json</text:p>
          </table:table-cell>
          <table:table-cell/>
          <table:table-cell office:value-type="string" calcext:value-type="string">
            <text:p>./archive_1/1744895201_72_Wide_Long/1744895201_72_Wide_Long_distance_data.json</text:p>
          </table:table-cell>
          <table:table-cell/>
          <table:table-cell office:value-type="string" calcext:value-type="string">
            <text:p>./archive_1/1744895201_72_Wide_Long/1744895201_72_Wide_Long_sound.wav</text:p>
          </table:table-cell>
        </table:table-row>
        <table:table-row table:style-name="ro1">
          <table:table-cell office:value-type="string" calcext:value-type="string">
            <text:p>./archive_1/1744905268_393_Wide_Long/1744905268_393_Wide_Long_angle_data.json</text:p>
          </table:table-cell>
          <table:table-cell/>
          <table:table-cell office:value-type="string" calcext:value-type="string">
            <text:p>./archive_1/1744905268_393_Wide_Long/1744905268_393_Wide_Long_distance_data.json</text:p>
          </table:table-cell>
          <table:table-cell/>
          <table:table-cell office:value-type="string" calcext:value-type="string">
            <text:p>./archive_1/1744905268_393_Wide_Long/1744905268_393_Wide_Long_sound.wav</text:p>
          </table:table-cell>
        </table:table-row>
        <table:table-row table:style-name="ro1">
          <table:table-cell office:value-type="string" calcext:value-type="string">
            <text:p>./archive_1/1744912823_715_Wide_Long/1744912823_715_Wide_Long_angle_data.json</text:p>
          </table:table-cell>
          <table:table-cell/>
          <table:table-cell office:value-type="string" calcext:value-type="string">
            <text:p>./archive_1/1744912823_715_Wide_Long/1744912823_715_Wide_Long_distance_data.json</text:p>
          </table:table-cell>
          <table:table-cell/>
          <table:table-cell office:value-type="string" calcext:value-type="string">
            <text:p>./archive_1/1744912823_715_Wide_Long/1744912823_715_Wide_Long_sound.wav</text:p>
          </table:table-cell>
        </table:table-row>
        <table:table-row table:style-name="ro1">
          <table:table-cell office:value-type="string" calcext:value-type="string">
            <text:p>./archive_1/1745513474_24_Wide_Long/1745513474_24_Wide_Long_angle_data.json</text:p>
          </table:table-cell>
          <table:table-cell/>
          <table:table-cell office:value-type="string" calcext:value-type="string">
            <text:p>./archive_1/1745513474_24_Wide_Long/1745513474_24_Wide_Long_distance_data.json</text:p>
          </table:table-cell>
          <table:table-cell/>
          <table:table-cell office:value-type="string" calcext:value-type="string">
            <text:p>./archive_1/1745513474_24_Wide_Long/1745513474_24_Wide_Long_sound.wav</text:p>
          </table:table-cell>
        </table:table-row>
        <table:table-row table:style-name="ro1">
          <table:table-cell office:value-type="string" calcext:value-type="string">
            <text:p>./archive_1/1745517650_334_Wide_Long/1745517650_334_Wide_Long_angle_data.json</text:p>
          </table:table-cell>
          <table:table-cell/>
          <table:table-cell office:value-type="string" calcext:value-type="string">
            <text:p>./archive_1/1745517650_334_Wide_Long/1745517650_334_Wide_Long_distance_data.json</text:p>
          </table:table-cell>
          <table:table-cell/>
          <table:table-cell office:value-type="string" calcext:value-type="string">
            <text:p>./archive_1/1745517650_334_Wide_Long/1745517650_334_Wide_Long_sound.wav</text:p>
          </table:table-cell>
        </table:table-row>
        <table:table-row table:style-name="ro1">
          <table:table-cell office:value-type="string" calcext:value-type="string">
            <text:p>./archive_1/1745521201_642_Wide_Long/1745521201_642_Wide_Long_angle_data.json</text:p>
          </table:table-cell>
          <table:table-cell/>
          <table:table-cell office:value-type="string" calcext:value-type="string">
            <text:p>./archive_1/1745521201_642_Wide_Long/1745521201_642_Wide_Long_distance_data.json</text:p>
          </table:table-cell>
          <table:table-cell/>
          <table:table-cell office:value-type="string" calcext:value-type="string">
            <text:p>./archive_1/1745521201_642_Wide_Long/1745521201_642_Wide_Long_sound.wav</text:p>
          </table:table-cell>
        </table:table-row>
        <table:table-row table:style-name="ro1">
          <table:table-cell office:value-type="string" calcext:value-type="string">
            <text:p>./archive_1/1745523510_954_Wide_Long/1745523510_954_Wide_Long_angle_data.json</text:p>
          </table:table-cell>
          <table:table-cell/>
          <table:table-cell office:value-type="string" calcext:value-type="string">
            <text:p>./archive_1/1745523510_954_Wide_Long/1745523510_954_Wide_Long_distance_data.json</text:p>
          </table:table-cell>
          <table:table-cell/>
          <table:table-cell office:value-type="string" calcext:value-type="string">
            <text:p>./archive_1/1745523510_954_Wide_Long/1745523510_954_Wide_Long_sound.wav</text:p>
          </table:table-cell>
        </table:table-row>
        <table:table-row table:style-name="ro1">
          <table:table-cell office:value-type="string" calcext:value-type="string">
            <text:p>./archive_1/1745525810_1264_Wide_Long/1745525810_1264_Wide_Long_angle_data.json</text:p>
          </table:table-cell>
          <table:table-cell/>
          <table:table-cell office:value-type="string" calcext:value-type="string">
            <text:p>./archive_1/1745525810_1264_Wide_Long/1745525810_1264_Wide_Long_distance_data.json</text:p>
          </table:table-cell>
          <table:table-cell/>
          <table:table-cell office:value-type="string" calcext:value-type="string">
            <text:p>./archive_1/1745525810_1264_Wide_Long/1745525810_1264_Wide_Long_sound.wav</text:p>
          </table:table-cell>
        </table:table-row>
        <table:table-row table:style-name="ro1">
          <table:table-cell office:value-type="string" calcext:value-type="string">
            <text:p>./archive_1/1744895218_73_Wide_Long/1744895218_73_Wide_Long_angle_data.json</text:p>
          </table:table-cell>
          <table:table-cell/>
          <table:table-cell office:value-type="string" calcext:value-type="string">
            <text:p>./archive_1/1744895218_73_Wide_Long/1744895218_73_Wide_Long_distance_data.json</text:p>
          </table:table-cell>
          <table:table-cell/>
          <table:table-cell office:value-type="string" calcext:value-type="string">
            <text:p>./archive_1/1744895218_73_Wide_Long/1744895218_73_Wide_Long_sound.wav</text:p>
          </table:table-cell>
        </table:table-row>
        <table:table-row table:style-name="ro1">
          <table:table-cell office:value-type="string" calcext:value-type="string">
            <text:p>./archive_1/1744905288_394_Wide_Long/1744905288_394_Wide_Long_angle_data.json</text:p>
          </table:table-cell>
          <table:table-cell/>
          <table:table-cell office:value-type="string" calcext:value-type="string">
            <text:p>./archive_1/1744905288_394_Wide_Long/1744905288_394_Wide_Long_distance_data.json</text:p>
          </table:table-cell>
          <table:table-cell/>
          <table:table-cell office:value-type="string" calcext:value-type="string">
            <text:p>./archive_1/1744905288_394_Wide_Long/1744905288_394_Wide_Long_sound.wav</text:p>
          </table:table-cell>
        </table:table-row>
        <table:table-row table:style-name="ro1">
          <table:table-cell office:value-type="string" calcext:value-type="string">
            <text:p>./archive_1/1744912842_716_Wide_Long/1744912842_716_Wide_Long_angle_data.json</text:p>
          </table:table-cell>
          <table:table-cell/>
          <table:table-cell office:value-type="string" calcext:value-type="string">
            <text:p>./archive_1/1744912842_716_Wide_Long/1744912842_716_Wide_Long_distance_data.json</text:p>
          </table:table-cell>
          <table:table-cell/>
          <table:table-cell office:value-type="string" calcext:value-type="string">
            <text:p>./archive_1/1744912842_716_Wide_Long/1744912842_716_Wide_Long_sound.wav</text:p>
          </table:table-cell>
        </table:table-row>
        <table:table-row table:style-name="ro1">
          <table:table-cell office:value-type="string" calcext:value-type="string">
            <text:p>./archive_1/1745513478_25_Wide_Long/1745513478_25_Wide_Long_angle_data.json</text:p>
          </table:table-cell>
          <table:table-cell/>
          <table:table-cell office:value-type="string" calcext:value-type="string">
            <text:p>./archive_1/1745513478_25_Wide_Long/1745513478_25_Wide_Long_distance_data.json</text:p>
          </table:table-cell>
          <table:table-cell/>
          <table:table-cell office:value-type="string" calcext:value-type="string">
            <text:p>./archive_1/1745513478_25_Wide_Long/1745513478_25_Wide_Long_sound.wav</text:p>
          </table:table-cell>
        </table:table-row>
        <table:table-row table:style-name="ro1">
          <table:table-cell office:value-type="string" calcext:value-type="string">
            <text:p>./archive_1/1745517655_335_Wide_Long/1745517655_335_Wide_Long_angle_data.json</text:p>
          </table:table-cell>
          <table:table-cell/>
          <table:table-cell office:value-type="string" calcext:value-type="string">
            <text:p>./archive_1/1745517655_335_Wide_Long/1745517655_335_Wide_Long_distance_data.json</text:p>
          </table:table-cell>
          <table:table-cell/>
          <table:table-cell office:value-type="string" calcext:value-type="string">
            <text:p>./archive_1/1745517655_335_Wide_Long/1745517655_335_Wide_Long_sound.wav</text:p>
          </table:table-cell>
        </table:table-row>
        <table:table-row table:style-name="ro1">
          <table:table-cell office:value-type="string" calcext:value-type="string">
            <text:p>./archive_1/1745521205_643_Wide_Long/1745521205_643_Wide_Long_angle_data.json</text:p>
          </table:table-cell>
          <table:table-cell/>
          <table:table-cell office:value-type="string" calcext:value-type="string">
            <text:p>./archive_1/1745521205_643_Wide_Long/1745521205_643_Wide_Long_distance_data.json</text:p>
          </table:table-cell>
          <table:table-cell/>
          <table:table-cell office:value-type="string" calcext:value-type="string">
            <text:p>./archive_1/1745521205_643_Wide_Long/1745521205_643_Wide_Long_sound.wav</text:p>
          </table:table-cell>
        </table:table-row>
        <table:table-row table:style-name="ro1">
          <table:table-cell office:value-type="string" calcext:value-type="string">
            <text:p>./archive_1/1745523514_955_Wide_Long/1745523514_955_Wide_Long_angle_data.json</text:p>
          </table:table-cell>
          <table:table-cell/>
          <table:table-cell office:value-type="string" calcext:value-type="string">
            <text:p>./archive_1/1745523514_955_Wide_Long/1745523514_955_Wide_Long_distance_data.json</text:p>
          </table:table-cell>
          <table:table-cell/>
          <table:table-cell office:value-type="string" calcext:value-type="string">
            <text:p>./archive_1/1745523514_955_Wide_Long/1745523514_955_Wide_Long_sound.wav</text:p>
          </table:table-cell>
        </table:table-row>
        <table:table-row table:style-name="ro1">
          <table:table-cell office:value-type="string" calcext:value-type="string">
            <text:p>./archive_1/1745525815_1265_Wide_Long/1745525815_1265_Wide_Long_angle_data.json</text:p>
          </table:table-cell>
          <table:table-cell/>
          <table:table-cell office:value-type="string" calcext:value-type="string">
            <text:p>./archive_1/1745525815_1265_Wide_Long/1745525815_1265_Wide_Long_distance_data.json</text:p>
          </table:table-cell>
          <table:table-cell/>
          <table:table-cell office:value-type="string" calcext:value-type="string">
            <text:p>./archive_1/1745525815_1265_Wide_Long/1745525815_1265_Wide_Long_sound.wav</text:p>
          </table:table-cell>
        </table:table-row>
        <table:table-row table:style-name="ro1">
          <table:table-cell office:value-type="string" calcext:value-type="string">
            <text:p>./archive_1/1744895236_74_Wide_Long/1744895236_74_Wide_Long_angle_data.json</text:p>
          </table:table-cell>
          <table:table-cell/>
          <table:table-cell office:value-type="string" calcext:value-type="string">
            <text:p>./archive_1/1744895236_74_Wide_Long/1744895236_74_Wide_Long_distance_data.json</text:p>
          </table:table-cell>
          <table:table-cell/>
          <table:table-cell office:value-type="string" calcext:value-type="string">
            <text:p>./archive_1/1744895236_74_Wide_Long/1744895236_74_Wide_Long_sound.wav</text:p>
          </table:table-cell>
        </table:table-row>
        <table:table-row table:style-name="ro1">
          <table:table-cell office:value-type="string" calcext:value-type="string">
            <text:p>./archive_1/1744905307_395_Wide_Long/1744905307_395_Wide_Long_angle_data.json</text:p>
          </table:table-cell>
          <table:table-cell/>
          <table:table-cell office:value-type="string" calcext:value-type="string">
            <text:p>./archive_1/1744905307_395_Wide_Long/1744905307_395_Wide_Long_distance_data.json</text:p>
          </table:table-cell>
          <table:table-cell/>
          <table:table-cell office:value-type="string" calcext:value-type="string">
            <text:p>./archive_1/1744905307_395_Wide_Long/1744905307_395_Wide_Long_sound.wav</text:p>
          </table:table-cell>
        </table:table-row>
        <table:table-row table:style-name="ro1">
          <table:table-cell office:value-type="string" calcext:value-type="string">
            <text:p>./archive_1/1744912862_717_Wide_Long/1744912862_717_Wide_Long_angle_data.json</text:p>
          </table:table-cell>
          <table:table-cell/>
          <table:table-cell office:value-type="string" calcext:value-type="string">
            <text:p>./archive_1/1744912862_717_Wide_Long/1744912862_717_Wide_Long_distance_data.json</text:p>
          </table:table-cell>
          <table:table-cell/>
          <table:table-cell office:value-type="string" calcext:value-type="string">
            <text:p>./archive_1/1744912862_717_Wide_Long/1744912862_717_Wide_Long_sound.wav</text:p>
          </table:table-cell>
        </table:table-row>
        <table:table-row table:style-name="ro1">
          <table:table-cell office:value-type="string" calcext:value-type="string">
            <text:p>./archive_1/1745513482_26_Wide_Long/1745513482_26_Wide_Long_angle_data.json</text:p>
          </table:table-cell>
          <table:table-cell/>
          <table:table-cell office:value-type="string" calcext:value-type="string">
            <text:p>./archive_1/1745513482_26_Wide_Long/1745513482_26_Wide_Long_distance_data.json</text:p>
          </table:table-cell>
          <table:table-cell/>
          <table:table-cell office:value-type="string" calcext:value-type="string">
            <text:p>./archive_1/1745513482_26_Wide_Long/1745513482_26_Wide_Long_sound.wav</text:p>
          </table:table-cell>
        </table:table-row>
        <table:table-row table:style-name="ro1">
          <table:table-cell office:value-type="string" calcext:value-type="string">
            <text:p>./archive_1/1745517660_336_Wide_Long/1745517660_336_Wide_Long_angle_data.json</text:p>
          </table:table-cell>
          <table:table-cell/>
          <table:table-cell office:value-type="string" calcext:value-type="string">
            <text:p>./archive_1/1745517660_336_Wide_Long/1745517660_336_Wide_Long_distance_data.json</text:p>
          </table:table-cell>
          <table:table-cell/>
          <table:table-cell office:value-type="string" calcext:value-type="string">
            <text:p>./archive_1/1745517660_336_Wide_Long/1745517660_336_Wide_Long_sound.wav</text:p>
          </table:table-cell>
        </table:table-row>
        <table:table-row table:style-name="ro1">
          <table:table-cell office:value-type="string" calcext:value-type="string">
            <text:p>./archive_1/1745521210_644_Wide_Long/1745521210_644_Wide_Long_angle_data.json</text:p>
          </table:table-cell>
          <table:table-cell/>
          <table:table-cell office:value-type="string" calcext:value-type="string">
            <text:p>./archive_1/1745521210_644_Wide_Long/1745521210_644_Wide_Long_distance_data.json</text:p>
          </table:table-cell>
          <table:table-cell/>
          <table:table-cell office:value-type="string" calcext:value-type="string">
            <text:p>./archive_1/1745521210_644_Wide_Long/1745521210_644_Wide_Long_sound.wav</text:p>
          </table:table-cell>
        </table:table-row>
        <table:table-row table:style-name="ro1">
          <table:table-cell office:value-type="string" calcext:value-type="string">
            <text:p>./archive_1/1745523519_956_Wide_Long/1745523519_956_Wide_Long_angle_data.json</text:p>
          </table:table-cell>
          <table:table-cell/>
          <table:table-cell office:value-type="string" calcext:value-type="string">
            <text:p>./archive_1/1745523519_956_Wide_Long/1745523519_956_Wide_Long_distance_data.json</text:p>
          </table:table-cell>
          <table:table-cell/>
          <table:table-cell office:value-type="string" calcext:value-type="string">
            <text:p>./archive_1/1745523519_956_Wide_Long/1745523519_956_Wide_Long_sound.wav</text:p>
          </table:table-cell>
        </table:table-row>
        <table:table-row table:style-name="ro1">
          <table:table-cell office:value-type="string" calcext:value-type="string">
            <text:p>./archive_1/1745525820_1266_Wide_Long/1745525820_1266_Wide_Long_angle_data.json</text:p>
          </table:table-cell>
          <table:table-cell/>
          <table:table-cell office:value-type="string" calcext:value-type="string">
            <text:p>./archive_1/1745525820_1266_Wide_Long/1745525820_1266_Wide_Long_distance_data.json</text:p>
          </table:table-cell>
          <table:table-cell/>
          <table:table-cell office:value-type="string" calcext:value-type="string">
            <text:p>./archive_1/1745525820_1266_Wide_Long/1745525820_1266_Wide_Long_sound.wav</text:p>
          </table:table-cell>
        </table:table-row>
        <table:table-row table:style-name="ro1">
          <table:table-cell office:value-type="string" calcext:value-type="string">
            <text:p>./archive_1/1744895254_75_Wide_Long/1744895254_75_Wide_Long_angle_data.json</text:p>
          </table:table-cell>
          <table:table-cell/>
          <table:table-cell office:value-type="string" calcext:value-type="string">
            <text:p>./archive_1/1744895254_75_Wide_Long/1744895254_75_Wide_Long_distance_data.json</text:p>
          </table:table-cell>
          <table:table-cell/>
          <table:table-cell office:value-type="string" calcext:value-type="string">
            <text:p>./archive_1/1744895254_75_Wide_Long/1744895254_75_Wide_Long_sound.wav</text:p>
          </table:table-cell>
        </table:table-row>
        <table:table-row table:style-name="ro1">
          <table:table-cell office:value-type="string" calcext:value-type="string">
            <text:p>./archive_1/1744905377_397_Wide_Long/1744905377_397_Wide_Long_angle_data.json</text:p>
          </table:table-cell>
          <table:table-cell/>
          <table:table-cell office:value-type="string" calcext:value-type="string">
            <text:p>./archive_1/1744905377_397_Wide_Long/1744905377_397_Wide_Long_distance_data.json</text:p>
          </table:table-cell>
          <table:table-cell/>
          <table:table-cell office:value-type="string" calcext:value-type="string">
            <text:p>./archive_1/1744905377_397_Wide_Long/1744905377_397_Wide_Long_sound.wav</text:p>
          </table:table-cell>
        </table:table-row>
        <table:table-row table:style-name="ro1">
          <table:table-cell office:value-type="string" calcext:value-type="string">
            <text:p>./archive_1/1744912881_718_Wide_Long/1744912881_718_Wide_Long_angle_data.json</text:p>
          </table:table-cell>
          <table:table-cell/>
          <table:table-cell office:value-type="string" calcext:value-type="string">
            <text:p>./archive_1/1744912881_718_Wide_Long/1744912881_718_Wide_Long_distance_data.json</text:p>
          </table:table-cell>
          <table:table-cell/>
          <table:table-cell office:value-type="string" calcext:value-type="string">
            <text:p>./archive_1/1744912881_718_Wide_Long/1744912881_718_Wide_Long_sound.wav</text:p>
          </table:table-cell>
        </table:table-row>
        <table:table-row table:style-name="ro1">
          <table:table-cell office:value-type="string" calcext:value-type="string">
            <text:p>./archive_1/1745513487_27_Wide_Long/1745513487_27_Wide_Long_angle_data.json</text:p>
          </table:table-cell>
          <table:table-cell/>
          <table:table-cell office:value-type="string" calcext:value-type="string">
            <text:p>./archive_1/1745513487_27_Wide_Long/1745513487_27_Wide_Long_distance_data.json</text:p>
          </table:table-cell>
          <table:table-cell/>
          <table:table-cell office:value-type="string" calcext:value-type="string">
            <text:p>./archive_1/1745513487_27_Wide_Long/1745513487_27_Wide_Long_sound.wav</text:p>
          </table:table-cell>
        </table:table-row>
        <table:table-row table:style-name="ro1">
          <table:table-cell office:value-type="string" calcext:value-type="string">
            <text:p>./archive_1/1745517664_337_Wide_Long/1745517664_337_Wide_Long_angle_data.json</text:p>
          </table:table-cell>
          <table:table-cell/>
          <table:table-cell office:value-type="string" calcext:value-type="string">
            <text:p>./archive_1/1745517664_337_Wide_Long/1745517664_337_Wide_Long_distance_data.json</text:p>
          </table:table-cell>
          <table:table-cell/>
          <table:table-cell office:value-type="string" calcext:value-type="string">
            <text:p>./archive_1/1745517664_337_Wide_Long/1745517664_337_Wide_Long_sound.wav</text:p>
          </table:table-cell>
        </table:table-row>
        <table:table-row table:style-name="ro1">
          <table:table-cell office:value-type="string" calcext:value-type="string">
            <text:p>./archive_1/1745521214_645_Wide_Long/1745521214_645_Wide_Long_angle_data.json</text:p>
          </table:table-cell>
          <table:table-cell/>
          <table:table-cell office:value-type="string" calcext:value-type="string">
            <text:p>./archive_1/1745521214_645_Wide_Long/1745521214_645_Wide_Long_distance_data.json</text:p>
          </table:table-cell>
          <table:table-cell/>
          <table:table-cell office:value-type="string" calcext:value-type="string">
            <text:p>./archive_1/1745521214_645_Wide_Long/1745521214_645_Wide_Long_sound.wav</text:p>
          </table:table-cell>
        </table:table-row>
        <table:table-row table:style-name="ro1">
          <table:table-cell office:value-type="string" calcext:value-type="string">
            <text:p>./archive_1/1745523523_957_Wide_Long/1745523523_957_Wide_Long_angle_data.json</text:p>
          </table:table-cell>
          <table:table-cell/>
          <table:table-cell office:value-type="string" calcext:value-type="string">
            <text:p>./archive_1/1745523523_957_Wide_Long/1745523523_957_Wide_Long_distance_data.json</text:p>
          </table:table-cell>
          <table:table-cell/>
          <table:table-cell office:value-type="string" calcext:value-type="string">
            <text:p>./archive_1/1745523523_957_Wide_Long/1745523523_957_Wide_Long_sound.wav</text:p>
          </table:table-cell>
        </table:table-row>
        <table:table-row table:style-name="ro1">
          <table:table-cell office:value-type="string" calcext:value-type="string">
            <text:p>./archive_1/1745525828_1267_Wide_Long/1745525828_1267_Wide_Long_angle_data.json</text:p>
          </table:table-cell>
          <table:table-cell/>
          <table:table-cell office:value-type="string" calcext:value-type="string">
            <text:p>./archive_1/1745525828_1267_Wide_Long/1745525828_1267_Wide_Long_distance_data.json</text:p>
          </table:table-cell>
          <table:table-cell/>
          <table:table-cell office:value-type="string" calcext:value-type="string">
            <text:p>./archive_1/1745525828_1267_Wide_Long/1745525828_1267_Wide_Long_sound.wav</text:p>
          </table:table-cell>
        </table:table-row>
        <table:table-row table:style-name="ro1">
          <table:table-cell office:value-type="string" calcext:value-type="string">
            <text:p>./archive_1/1744895273_76_Wide_Long/1744895273_76_Wide_Long_angle_data.json</text:p>
          </table:table-cell>
          <table:table-cell/>
          <table:table-cell office:value-type="string" calcext:value-type="string">
            <text:p>./archive_1/1744895273_76_Wide_Long/1744895273_76_Wide_Long_distance_data.json</text:p>
          </table:table-cell>
          <table:table-cell/>
          <table:table-cell office:value-type="string" calcext:value-type="string">
            <text:p>./archive_1/1744895273_76_Wide_Long/1744895273_76_Wide_Long_sound.wav</text:p>
          </table:table-cell>
        </table:table-row>
        <table:table-row table:style-name="ro1">
          <table:table-cell office:value-type="string" calcext:value-type="string">
            <text:p>./archive_1/1744905397_398_Wide_Long/1744905397_398_Wide_Long_angle_data.json</text:p>
          </table:table-cell>
          <table:table-cell/>
          <table:table-cell office:value-type="string" calcext:value-type="string">
            <text:p>./archive_1/1744905397_398_Wide_Long/1744905397_398_Wide_Long_distance_data.json</text:p>
          </table:table-cell>
          <table:table-cell/>
          <table:table-cell office:value-type="string" calcext:value-type="string">
            <text:p>./archive_1/1744905397_398_Wide_Long/1744905397_398_Wide_Long_sound.wav</text:p>
          </table:table-cell>
        </table:table-row>
        <table:table-row table:style-name="ro1">
          <table:table-cell office:value-type="string" calcext:value-type="string">
            <text:p>./archive_1/1744912900_719_Wide_Long/1744912900_719_Wide_Long_angle_data.json</text:p>
          </table:table-cell>
          <table:table-cell/>
          <table:table-cell office:value-type="string" calcext:value-type="string">
            <text:p>./archive_1/1744912900_719_Wide_Long/1744912900_719_Wide_Long_distance_data.json</text:p>
          </table:table-cell>
          <table:table-cell/>
          <table:table-cell office:value-type="string" calcext:value-type="string">
            <text:p>./archive_1/1744912900_719_Wide_Long/1744912900_719_Wide_Long_sound.wav</text:p>
          </table:table-cell>
        </table:table-row>
        <table:table-row table:style-name="ro1">
          <table:table-cell office:value-type="string" calcext:value-type="string">
            <text:p>./archive_1/1745513491_28_Wide_Long/1745513491_28_Wide_Long_angle_data.json</text:p>
          </table:table-cell>
          <table:table-cell/>
          <table:table-cell office:value-type="string" calcext:value-type="string">
            <text:p>./archive_1/1745513491_28_Wide_Long/1745513491_28_Wide_Long_distance_data.json</text:p>
          </table:table-cell>
          <table:table-cell/>
          <table:table-cell office:value-type="string" calcext:value-type="string">
            <text:p>./archive_1/1745513491_28_Wide_Long/1745513491_28_Wide_Long_sound.wav</text:p>
          </table:table-cell>
        </table:table-row>
        <table:table-row table:style-name="ro1">
          <table:table-cell office:value-type="string" calcext:value-type="string">
            <text:p>./archive_1/1745517668_338_Wide_Long/1745517668_338_Wide_Long_angle_data.json</text:p>
          </table:table-cell>
          <table:table-cell/>
          <table:table-cell office:value-type="string" calcext:value-type="string">
            <text:p>./archive_1/1745517668_338_Wide_Long/1745517668_338_Wide_Long_distance_data.json</text:p>
          </table:table-cell>
          <table:table-cell/>
          <table:table-cell office:value-type="string" calcext:value-type="string">
            <text:p>./archive_1/1745517668_338_Wide_Long/1745517668_338_Wide_Long_sound.wav</text:p>
          </table:table-cell>
        </table:table-row>
        <table:table-row table:style-name="ro1">
          <table:table-cell office:value-type="string" calcext:value-type="string">
            <text:p>./archive_1/1745521226_646_Wide_Long/1745521226_646_Wide_Long_angle_data.json</text:p>
          </table:table-cell>
          <table:table-cell/>
          <table:table-cell office:value-type="string" calcext:value-type="string">
            <text:p>./archive_1/1745521226_646_Wide_Long/1745521226_646_Wide_Long_distance_data.json</text:p>
          </table:table-cell>
          <table:table-cell/>
          <table:table-cell office:value-type="string" calcext:value-type="string">
            <text:p>./archive_1/1745521226_646_Wide_Long/1745521226_646_Wide_Long_sound.wav</text:p>
          </table:table-cell>
        </table:table-row>
        <table:table-row table:style-name="ro1">
          <table:table-cell office:value-type="string" calcext:value-type="string">
            <text:p>./archive_1/1745523528_958_Wide_Long/1745523528_958_Wide_Long_angle_data.json</text:p>
          </table:table-cell>
          <table:table-cell/>
          <table:table-cell office:value-type="string" calcext:value-type="string">
            <text:p>./archive_1/1745523528_958_Wide_Long/1745523528_958_Wide_Long_distance_data.json</text:p>
          </table:table-cell>
          <table:table-cell/>
          <table:table-cell office:value-type="string" calcext:value-type="string">
            <text:p>./archive_1/1745523528_958_Wide_Long/1745523528_958_Wide_Long_sound.wav</text:p>
          </table:table-cell>
        </table:table-row>
        <table:table-row table:style-name="ro1">
          <table:table-cell office:value-type="string" calcext:value-type="string">
            <text:p>./archive_1/1745525833_1268_Wide_Long/1745525833_1268_Wide_Long_angle_data.json</text:p>
          </table:table-cell>
          <table:table-cell/>
          <table:table-cell office:value-type="string" calcext:value-type="string">
            <text:p>./archive_1/1745525833_1268_Wide_Long/1745525833_1268_Wide_Long_distance_data.json</text:p>
          </table:table-cell>
          <table:table-cell/>
          <table:table-cell office:value-type="string" calcext:value-type="string">
            <text:p>./archive_1/1745525833_1268_Wide_Long/1745525833_1268_Wide_Long_sound.wav</text:p>
          </table:table-cell>
        </table:table-row>
        <table:table-row table:style-name="ro1">
          <table:table-cell office:value-type="string" calcext:value-type="string">
            <text:p>./archive_1/1744895291_77_Wide_Long/1744895291_77_Wide_Long_angle_data.json</text:p>
          </table:table-cell>
          <table:table-cell/>
          <table:table-cell office:value-type="string" calcext:value-type="string">
            <text:p>./archive_1/1744895291_77_Wide_Long/1744895291_77_Wide_Long_distance_data.json</text:p>
          </table:table-cell>
          <table:table-cell/>
          <table:table-cell office:value-type="string" calcext:value-type="string">
            <text:p>./archive_1/1744895291_77_Wide_Long/1744895291_77_Wide_Long_sound.wav</text:p>
          </table:table-cell>
        </table:table-row>
        <table:table-row table:style-name="ro1">
          <table:table-cell office:value-type="string" calcext:value-type="string">
            <text:p>./archive_1/1744905416_399_Wide_Long/1744905416_399_Wide_Long_angle_data.json</text:p>
          </table:table-cell>
          <table:table-cell/>
          <table:table-cell office:value-type="string" calcext:value-type="string">
            <text:p>./archive_1/1744905416_399_Wide_Long/1744905416_399_Wide_Long_distance_data.json</text:p>
          </table:table-cell>
          <table:table-cell/>
          <table:table-cell office:value-type="string" calcext:value-type="string">
            <text:p>./archive_1/1744905416_399_Wide_Long/1744905416_399_Wide_Long_sound.wav</text:p>
          </table:table-cell>
        </table:table-row>
        <table:table-row table:style-name="ro1">
          <table:table-cell office:value-type="string" calcext:value-type="string">
            <text:p>./archive_1/1744912920_720_Wide_Long/1744912920_720_Wide_Long_angle_data.json</text:p>
          </table:table-cell>
          <table:table-cell/>
          <table:table-cell office:value-type="string" calcext:value-type="string">
            <text:p>./archive_1/1744912920_720_Wide_Long/1744912920_720_Wide_Long_distance_data.json</text:p>
          </table:table-cell>
          <table:table-cell/>
          <table:table-cell office:value-type="string" calcext:value-type="string">
            <text:p>./archive_1/1744912920_720_Wide_Long/1744912920_720_Wide_Long_sound.wav</text:p>
          </table:table-cell>
        </table:table-row>
        <table:table-row table:style-name="ro1">
          <table:table-cell office:value-type="string" calcext:value-type="string">
            <text:p>./archive_1/1745513496_29_Wide_Long/1745513496_29_Wide_Long_angle_data.json</text:p>
          </table:table-cell>
          <table:table-cell/>
          <table:table-cell office:value-type="string" calcext:value-type="string">
            <text:p>./archive_1/1745513496_29_Wide_Long/1745513496_29_Wide_Long_distance_data.json</text:p>
          </table:table-cell>
          <table:table-cell/>
          <table:table-cell office:value-type="string" calcext:value-type="string">
            <text:p>./archive_1/1745513496_29_Wide_Long/1745513496_29_Wide_Long_sound.wav</text:p>
          </table:table-cell>
        </table:table-row>
        <table:table-row table:style-name="ro1">
          <table:table-cell office:value-type="string" calcext:value-type="string">
            <text:p>./archive_1/1745517672_339_Wide_Long/1745517672_339_Wide_Long_angle_data.json</text:p>
          </table:table-cell>
          <table:table-cell/>
          <table:table-cell office:value-type="string" calcext:value-type="string">
            <text:p>./archive_1/1745517672_339_Wide_Long/1745517672_339_Wide_Long_distance_data.json</text:p>
          </table:table-cell>
          <table:table-cell/>
          <table:table-cell office:value-type="string" calcext:value-type="string">
            <text:p>./archive_1/1745517672_339_Wide_Long/1745517672_339_Wide_Long_sound.wav</text:p>
          </table:table-cell>
        </table:table-row>
        <table:table-row table:style-name="ro1">
          <table:table-cell office:value-type="string" calcext:value-type="string">
            <text:p>./archive_1/1745521230_647_Wide_Long/1745521230_647_Wide_Long_angle_data.json</text:p>
          </table:table-cell>
          <table:table-cell/>
          <table:table-cell office:value-type="string" calcext:value-type="string">
            <text:p>./archive_1/1745521230_647_Wide_Long/1745521230_647_Wide_Long_distance_data.json</text:p>
          </table:table-cell>
          <table:table-cell/>
          <table:table-cell office:value-type="string" calcext:value-type="string">
            <text:p>./archive_1/1745521230_647_Wide_Long/1745521230_647_Wide_Long_sound.wav</text:p>
          </table:table-cell>
        </table:table-row>
        <table:table-row table:style-name="ro1">
          <table:table-cell office:value-type="string" calcext:value-type="string">
            <text:p>./archive_1/1745523533_959_Wide_Long/1745523533_959_Wide_Long_angle_data.json</text:p>
          </table:table-cell>
          <table:table-cell/>
          <table:table-cell office:value-type="string" calcext:value-type="string">
            <text:p>./archive_1/1745523533_959_Wide_Long/1745523533_959_Wide_Long_distance_data.json</text:p>
          </table:table-cell>
          <table:table-cell/>
          <table:table-cell office:value-type="string" calcext:value-type="string">
            <text:p>./archive_1/1745523533_959_Wide_Long/1745523533_959_Wide_Long_sound.wav</text:p>
          </table:table-cell>
        </table:table-row>
        <table:table-row table:style-name="ro1">
          <table:table-cell office:value-type="string" calcext:value-type="string">
            <text:p>./archive_1/1745525837_1269_Wide_Long/1745525837_1269_Wide_Long_angle_data.json</text:p>
          </table:table-cell>
          <table:table-cell/>
          <table:table-cell office:value-type="string" calcext:value-type="string">
            <text:p>./archive_1/1745525837_1269_Wide_Long/1745525837_1269_Wide_Long_distance_data.json</text:p>
          </table:table-cell>
          <table:table-cell/>
          <table:table-cell office:value-type="string" calcext:value-type="string">
            <text:p>./archive_1/1745525837_1269_Wide_Long/1745525837_1269_Wide_Long_sound.wav</text:p>
          </table:table-cell>
        </table:table-row>
        <table:table-row table:style-name="ro1">
          <table:table-cell office:value-type="string" calcext:value-type="string">
            <text:p>./archive_1/1744895309_78_Wide_Long/1744895309_78_Wide_Long_angle_data.json</text:p>
          </table:table-cell>
          <table:table-cell/>
          <table:table-cell office:value-type="string" calcext:value-type="string">
            <text:p>./archive_1/1744895309_78_Wide_Long/1744895309_78_Wide_Long_distance_data.json</text:p>
          </table:table-cell>
          <table:table-cell/>
          <table:table-cell office:value-type="string" calcext:value-type="string">
            <text:p>./archive_1/1744895309_78_Wide_Long/1744895309_78_Wide_Long_sound.wav</text:p>
          </table:table-cell>
        </table:table-row>
        <table:table-row table:style-name="ro1">
          <table:table-cell office:value-type="string" calcext:value-type="string">
            <text:p>./archive_1/1744905435_400_Wide_Long/1744905435_400_Wide_Long_angle_data.json</text:p>
          </table:table-cell>
          <table:table-cell/>
          <table:table-cell office:value-type="string" calcext:value-type="string">
            <text:p>./archive_1/1744905435_400_Wide_Long/1744905435_400_Wide_Long_distance_data.json</text:p>
          </table:table-cell>
          <table:table-cell/>
          <table:table-cell office:value-type="string" calcext:value-type="string">
            <text:p>./archive_1/1744905435_400_Wide_Long/1744905435_400_Wide_Long_sound.wav</text:p>
          </table:table-cell>
        </table:table-row>
        <table:table-row table:style-name="ro1">
          <table:table-cell office:value-type="string" calcext:value-type="string">
            <text:p>./archive_1/1744912940_721_Wide_Long/1744912940_721_Wide_Long_angle_data.json</text:p>
          </table:table-cell>
          <table:table-cell/>
          <table:table-cell office:value-type="string" calcext:value-type="string">
            <text:p>./archive_1/1744912940_721_Wide_Long/1744912940_721_Wide_Long_distance_data.json</text:p>
          </table:table-cell>
          <table:table-cell/>
          <table:table-cell office:value-type="string" calcext:value-type="string">
            <text:p>./archive_1/1744912940_721_Wide_Long/1744912940_721_Wide_Long_sound.wav</text:p>
          </table:table-cell>
        </table:table-row>
        <table:table-row table:style-name="ro1">
          <table:table-cell office:value-type="string" calcext:value-type="string">
            <text:p>./archive_1/1745513502_30_Wide_Long/1745513502_30_Wide_Long_angle_data.json</text:p>
          </table:table-cell>
          <table:table-cell/>
          <table:table-cell office:value-type="string" calcext:value-type="string">
            <text:p>./archive_1/1745513502_30_Wide_Long/1745513502_30_Wide_Long_distance_data.json</text:p>
          </table:table-cell>
          <table:table-cell/>
          <table:table-cell office:value-type="string" calcext:value-type="string">
            <text:p>./archive_1/1745513502_30_Wide_Long/1745513502_30_Wide_Long_sound.wav</text:p>
          </table:table-cell>
        </table:table-row>
        <table:table-row table:style-name="ro1">
          <table:table-cell office:value-type="string" calcext:value-type="string">
            <text:p>./archive_1/1745517683_340_Wide_Long/1745517683_340_Wide_Long_angle_data.json</text:p>
          </table:table-cell>
          <table:table-cell/>
          <table:table-cell office:value-type="string" calcext:value-type="string">
            <text:p>./archive_1/1745517683_340_Wide_Long/1745517683_340_Wide_Long_distance_data.json</text:p>
          </table:table-cell>
          <table:table-cell/>
          <table:table-cell office:value-type="string" calcext:value-type="string">
            <text:p>./archive_1/1745517683_340_Wide_Long/1745517683_340_Wide_Long_sound.wav</text:p>
          </table:table-cell>
        </table:table-row>
        <table:table-row table:style-name="ro1">
          <table:table-cell office:value-type="string" calcext:value-type="string">
            <text:p>./archive_1/1745521234_648_Wide_Long/1745521234_648_Wide_Long_angle_data.json</text:p>
          </table:table-cell>
          <table:table-cell/>
          <table:table-cell office:value-type="string" calcext:value-type="string">
            <text:p>./archive_1/1745521234_648_Wide_Long/1745521234_648_Wide_Long_distance_data.json</text:p>
          </table:table-cell>
          <table:table-cell/>
          <table:table-cell office:value-type="string" calcext:value-type="string">
            <text:p>./archive_1/1745521234_648_Wide_Long/1745521234_648_Wide_Long_sound.wav</text:p>
          </table:table-cell>
        </table:table-row>
        <table:table-row table:style-name="ro1">
          <table:table-cell office:value-type="string" calcext:value-type="string">
            <text:p>./archive_1/1745523538_960_Wide_Long/1745523538_960_Wide_Long_angle_data.json</text:p>
          </table:table-cell>
          <table:table-cell/>
          <table:table-cell office:value-type="string" calcext:value-type="string">
            <text:p>./archive_1/1745523538_960_Wide_Long/1745523538_960_Wide_Long_distance_data.json</text:p>
          </table:table-cell>
          <table:table-cell/>
          <table:table-cell office:value-type="string" calcext:value-type="string">
            <text:p>./archive_1/1745523538_960_Wide_Long/1745523538_960_Wide_Long_sound.wav</text:p>
          </table:table-cell>
        </table:table-row>
        <table:table-row table:style-name="ro1">
          <table:table-cell office:value-type="string" calcext:value-type="string">
            <text:p>./archive_1/1745525842_1270_Wide_Long/1745525842_1270_Wide_Long_angle_data.json</text:p>
          </table:table-cell>
          <table:table-cell/>
          <table:table-cell office:value-type="string" calcext:value-type="string">
            <text:p>./archive_1/1745525842_1270_Wide_Long/1745525842_1270_Wide_Long_distance_data.json</text:p>
          </table:table-cell>
          <table:table-cell/>
          <table:table-cell office:value-type="string" calcext:value-type="string">
            <text:p>./archive_1/1745525842_1270_Wide_Long/1745525842_1270_Wide_Long_sound.wav</text:p>
          </table:table-cell>
        </table:table-row>
        <table:table-row table:style-name="ro1">
          <table:table-cell office:value-type="string" calcext:value-type="string">
            <text:p>./archive_1/1744895329_79_Wide_Long/1744895329_79_Wide_Long_angle_data.json</text:p>
          </table:table-cell>
          <table:table-cell/>
          <table:table-cell office:value-type="string" calcext:value-type="string">
            <text:p>./archive_1/1744895329_79_Wide_Long/1744895329_79_Wide_Long_distance_data.json</text:p>
          </table:table-cell>
          <table:table-cell/>
          <table:table-cell office:value-type="string" calcext:value-type="string">
            <text:p>./archive_1/1744895329_79_Wide_Long/1744895329_79_Wide_Long_sound.wav</text:p>
          </table:table-cell>
        </table:table-row>
        <table:table-row table:style-name="ro1">
          <table:table-cell office:value-type="string" calcext:value-type="string">
            <text:p>./archive_1/1744905454_401_Wide_Long/1744905454_401_Wide_Long_angle_data.json</text:p>
          </table:table-cell>
          <table:table-cell/>
          <table:table-cell office:value-type="string" calcext:value-type="string">
            <text:p>./archive_1/1744905454_401_Wide_Long/1744905454_401_Wide_Long_distance_data.json</text:p>
          </table:table-cell>
          <table:table-cell/>
          <table:table-cell office:value-type="string" calcext:value-type="string">
            <text:p>./archive_1/1744905454_401_Wide_Long/1744905454_401_Wide_Long_sound.wav</text:p>
          </table:table-cell>
        </table:table-row>
        <table:table-row table:style-name="ro1">
          <table:table-cell office:value-type="string" calcext:value-type="string">
            <text:p>./archive_1/1744912960_722_Wide_Long/1744912960_722_Wide_Long_angle_data.json</text:p>
          </table:table-cell>
          <table:table-cell/>
          <table:table-cell office:value-type="string" calcext:value-type="string">
            <text:p>./archive_1/1744912960_722_Wide_Long/1744912960_722_Wide_Long_distance_data.json</text:p>
          </table:table-cell>
          <table:table-cell/>
          <table:table-cell office:value-type="string" calcext:value-type="string">
            <text:p>./archive_1/1744912960_722_Wide_Long/1744912960_722_Wide_Long_sound.wav</text:p>
          </table:table-cell>
        </table:table-row>
        <table:table-row table:style-name="ro1">
          <table:table-cell office:value-type="string" calcext:value-type="string">
            <text:p>./archive_1/1745513509_31_Wide_Long/1745513509_31_Wide_Long_angle_data.json</text:p>
          </table:table-cell>
          <table:table-cell/>
          <table:table-cell office:value-type="string" calcext:value-type="string">
            <text:p>./archive_1/1745513509_31_Wide_Long/1745513509_31_Wide_Long_distance_data.json</text:p>
          </table:table-cell>
          <table:table-cell/>
          <table:table-cell office:value-type="string" calcext:value-type="string">
            <text:p>./archive_1/1745513509_31_Wide_Long/1745513509_31_Wide_Long_sound.wav</text:p>
          </table:table-cell>
        </table:table-row>
        <table:table-row table:style-name="ro1">
          <table:table-cell office:value-type="string" calcext:value-type="string">
            <text:p>./archive_1/1745517756_341_Wide_Long/1745517756_341_Wide_Long_angle_data.json</text:p>
          </table:table-cell>
          <table:table-cell/>
          <table:table-cell office:value-type="string" calcext:value-type="string">
            <text:p>./archive_1/1745517756_341_Wide_Long/1745517756_341_Wide_Long_distance_data.json</text:p>
          </table:table-cell>
          <table:table-cell/>
          <table:table-cell office:value-type="string" calcext:value-type="string">
            <text:p>./archive_1/1745517756_341_Wide_Long/1745517756_341_Wide_Long_sound.wav</text:p>
          </table:table-cell>
        </table:table-row>
        <table:table-row table:style-name="ro1">
          <table:table-cell office:value-type="string" calcext:value-type="string">
            <text:p>./archive_1/1745521239_649_Wide_Long/1745521239_649_Wide_Long_angle_data.json</text:p>
          </table:table-cell>
          <table:table-cell/>
          <table:table-cell office:value-type="string" calcext:value-type="string">
            <text:p>./archive_1/1745521239_649_Wide_Long/1745521239_649_Wide_Long_distance_data.json</text:p>
          </table:table-cell>
          <table:table-cell/>
          <table:table-cell office:value-type="string" calcext:value-type="string">
            <text:p>./archive_1/1745521239_649_Wide_Long/1745521239_649_Wide_Long_sound.wav</text:p>
          </table:table-cell>
        </table:table-row>
        <table:table-row table:style-name="ro1">
          <table:table-cell office:value-type="string" calcext:value-type="string">
            <text:p>./archive_1/1745523543_961_Wide_Long/1745523543_961_Wide_Long_angle_data.json</text:p>
          </table:table-cell>
          <table:table-cell/>
          <table:table-cell office:value-type="string" calcext:value-type="string">
            <text:p>./archive_1/1745523543_961_Wide_Long/1745523543_961_Wide_Long_distance_data.json</text:p>
          </table:table-cell>
          <table:table-cell/>
          <table:table-cell office:value-type="string" calcext:value-type="string">
            <text:p>./archive_1/1745523543_961_Wide_Long/1745523543_961_Wide_Long_sound.wav</text:p>
          </table:table-cell>
        </table:table-row>
        <table:table-row table:style-name="ro1">
          <table:table-cell office:value-type="string" calcext:value-type="string">
            <text:p>./archive_1/1745525846_1271_Wide_Long/1745525846_1271_Wide_Long_angle_data.json</text:p>
          </table:table-cell>
          <table:table-cell/>
          <table:table-cell office:value-type="string" calcext:value-type="string">
            <text:p>./archive_1/1745525846_1271_Wide_Long/1745525846_1271_Wide_Long_distance_data.json</text:p>
          </table:table-cell>
          <table:table-cell/>
          <table:table-cell office:value-type="string" calcext:value-type="string">
            <text:p>./archive_1/1745525846_1271_Wide_Long/1745525846_1271_Wide_Long_sound.wav</text:p>
          </table:table-cell>
        </table:table-row>
        <table:table-row table:style-name="ro1">
          <table:table-cell office:value-type="string" calcext:value-type="string">
            <text:p>./archive_1/1744895348_80_Wide_Long/1744895348_80_Wide_Long_angle_data.json</text:p>
          </table:table-cell>
          <table:table-cell/>
          <table:table-cell office:value-type="string" calcext:value-type="string">
            <text:p>./archive_1/1744895348_80_Wide_Long/1744895348_80_Wide_Long_distance_data.json</text:p>
          </table:table-cell>
          <table:table-cell/>
          <table:table-cell office:value-type="string" calcext:value-type="string">
            <text:p>./archive_1/1744895348_80_Wide_Long/1744895348_80_Wide_Long_sound.wav</text:p>
          </table:table-cell>
        </table:table-row>
        <table:table-row table:style-name="ro1">
          <table:table-cell office:value-type="string" calcext:value-type="string">
            <text:p>./archive_1/1744905473_402_Wide_Long/1744905473_402_Wide_Long_angle_data.json</text:p>
          </table:table-cell>
          <table:table-cell/>
          <table:table-cell office:value-type="string" calcext:value-type="string">
            <text:p>./archive_1/1744905473_402_Wide_Long/1744905473_402_Wide_Long_distance_data.json</text:p>
          </table:table-cell>
          <table:table-cell/>
          <table:table-cell office:value-type="string" calcext:value-type="string">
            <text:p>./archive_1/1744905473_402_Wide_Long/1744905473_402_Wide_Long_sound.wav</text:p>
          </table:table-cell>
        </table:table-row>
        <table:table-row table:style-name="ro1">
          <table:table-cell office:value-type="string" calcext:value-type="string">
            <text:p>./archive_1/1744912979_723_Wide_Long/1744912979_723_Wide_Long_angle_data.json</text:p>
          </table:table-cell>
          <table:table-cell/>
          <table:table-cell office:value-type="string" calcext:value-type="string">
            <text:p>./archive_1/1744912979_723_Wide_Long/1744912979_723_Wide_Long_distance_data.json</text:p>
          </table:table-cell>
          <table:table-cell/>
          <table:table-cell office:value-type="string" calcext:value-type="string">
            <text:p>./archive_1/1744912979_723_Wide_Long/1744912979_723_Wide_Long_sound.wav</text:p>
          </table:table-cell>
        </table:table-row>
        <table:table-row table:style-name="ro1">
          <table:table-cell office:value-type="string" calcext:value-type="string">
            <text:p>./archive_1/1745513515_32_Wide_Long/1745513515_32_Wide_Long_angle_data.json</text:p>
          </table:table-cell>
          <table:table-cell/>
          <table:table-cell office:value-type="string" calcext:value-type="string">
            <text:p>./archive_1/1745513515_32_Wide_Long/1745513515_32_Wide_Long_distance_data.json</text:p>
          </table:table-cell>
          <table:table-cell/>
          <table:table-cell office:value-type="string" calcext:value-type="string">
            <text:p>./archive_1/1745513515_32_Wide_Long/1745513515_32_Wide_Long_sound.wav</text:p>
          </table:table-cell>
        </table:table-row>
        <table:table-row table:style-name="ro1">
          <table:table-cell office:value-type="string" calcext:value-type="string">
            <text:p>./archive_1/1745517761_342_Wide_Long/1745517761_342_Wide_Long_angle_data.json</text:p>
          </table:table-cell>
          <table:table-cell/>
          <table:table-cell office:value-type="string" calcext:value-type="string">
            <text:p>./archive_1/1745517761_342_Wide_Long/1745517761_342_Wide_Long_distance_data.json</text:p>
          </table:table-cell>
          <table:table-cell/>
          <table:table-cell office:value-type="string" calcext:value-type="string">
            <text:p>./archive_1/1745517761_342_Wide_Long/1745517761_342_Wide_Long_sound.wav</text:p>
          </table:table-cell>
        </table:table-row>
        <table:table-row table:style-name="ro1">
          <table:table-cell office:value-type="string" calcext:value-type="string">
            <text:p>./archive_1/1745521244_650_Wide_Long/1745521244_650_Wide_Long_angle_data.json</text:p>
          </table:table-cell>
          <table:table-cell/>
          <table:table-cell office:value-type="string" calcext:value-type="string">
            <text:p>./archive_1/1745521244_650_Wide_Long/1745521244_650_Wide_Long_distance_data.json</text:p>
          </table:table-cell>
          <table:table-cell/>
          <table:table-cell office:value-type="string" calcext:value-type="string">
            <text:p>./archive_1/1745521244_650_Wide_Long/1745521244_650_Wide_Long_sound.wav</text:p>
          </table:table-cell>
        </table:table-row>
        <table:table-row table:style-name="ro1">
          <table:table-cell office:value-type="string" calcext:value-type="string">
            <text:p>./archive_1/1745523547_962_Wide_Long/1745523547_962_Wide_Long_angle_data.json</text:p>
          </table:table-cell>
          <table:table-cell/>
          <table:table-cell office:value-type="string" calcext:value-type="string">
            <text:p>./archive_1/1745523547_962_Wide_Long/1745523547_962_Wide_Long_distance_data.json</text:p>
          </table:table-cell>
          <table:table-cell/>
          <table:table-cell office:value-type="string" calcext:value-type="string">
            <text:p>./archive_1/1745523547_962_Wide_Long/1745523547_962_Wide_Long_sound.wav</text:p>
          </table:table-cell>
        </table:table-row>
        <table:table-row table:style-name="ro1">
          <table:table-cell office:value-type="string" calcext:value-type="string">
            <text:p>./archive_1/1745525851_1272_Wide_Long/1745525851_1272_Wide_Long_angle_data.json</text:p>
          </table:table-cell>
          <table:table-cell/>
          <table:table-cell office:value-type="string" calcext:value-type="string">
            <text:p>./archive_1/1745525851_1272_Wide_Long/1745525851_1272_Wide_Long_distance_data.json</text:p>
          </table:table-cell>
          <table:table-cell/>
          <table:table-cell office:value-type="string" calcext:value-type="string">
            <text:p>./archive_1/1745525851_1272_Wide_Long/1745525851_1272_Wide_Long_sound.wav</text:p>
          </table:table-cell>
        </table:table-row>
        <table:table-row table:style-name="ro1">
          <table:table-cell office:value-type="string" calcext:value-type="string">
            <text:p>./archive_1/1744895366_81_Wide_Long/1744895366_81_Wide_Long_angle_data.json</text:p>
          </table:table-cell>
          <table:table-cell/>
          <table:table-cell office:value-type="string" calcext:value-type="string">
            <text:p>./archive_1/1744895366_81_Wide_Long/1744895366_81_Wide_Long_distance_data.json</text:p>
          </table:table-cell>
          <table:table-cell/>
          <table:table-cell office:value-type="string" calcext:value-type="string">
            <text:p>./archive_1/1744895366_81_Wide_Long/1744895366_81_Wide_Long_sound.wav</text:p>
          </table:table-cell>
        </table:table-row>
        <table:table-row table:style-name="ro1">
          <table:table-cell office:value-type="string" calcext:value-type="string">
            <text:p>./archive_1/1744905492_403_Wide_Long/1744905492_403_Wide_Long_angle_data.json</text:p>
          </table:table-cell>
          <table:table-cell/>
          <table:table-cell office:value-type="string" calcext:value-type="string">
            <text:p>./archive_1/1744905492_403_Wide_Long/1744905492_403_Wide_Long_distance_data.json</text:p>
          </table:table-cell>
          <table:table-cell/>
          <table:table-cell office:value-type="string" calcext:value-type="string">
            <text:p>./archive_1/1744905492_403_Wide_Long/1744905492_403_Wide_Long_sound.wav</text:p>
          </table:table-cell>
        </table:table-row>
        <table:table-row table:style-name="ro1">
          <table:table-cell office:value-type="string" calcext:value-type="string">
            <text:p>./archive_1/1744913001_724_Wide_Long/1744913001_724_Wide_Long_angle_data.json</text:p>
          </table:table-cell>
          <table:table-cell/>
          <table:table-cell office:value-type="string" calcext:value-type="string">
            <text:p>./archive_1/1744913001_724_Wide_Long/1744913001_724_Wide_Long_distance_data.json</text:p>
          </table:table-cell>
          <table:table-cell/>
          <table:table-cell office:value-type="string" calcext:value-type="string">
            <text:p>./archive_1/1744913001_724_Wide_Long/1744913001_724_Wide_Long_sound.wav</text:p>
          </table:table-cell>
        </table:table-row>
        <table:table-row table:style-name="ro1">
          <table:table-cell office:value-type="string" calcext:value-type="string">
            <text:p>./archive_1/1745513520_33_Wide_Long/1745513520_33_Wide_Long_angle_data.json</text:p>
          </table:table-cell>
          <table:table-cell/>
          <table:table-cell office:value-type="string" calcext:value-type="string">
            <text:p>./archive_1/1745513520_33_Wide_Long/1745513520_33_Wide_Long_distance_data.json</text:p>
          </table:table-cell>
          <table:table-cell/>
          <table:table-cell office:value-type="string" calcext:value-type="string">
            <text:p>./archive_1/1745513520_33_Wide_Long/1745513520_33_Wide_Long_sound.wav</text:p>
          </table:table-cell>
        </table:table-row>
        <table:table-row table:style-name="ro1">
          <table:table-cell office:value-type="string" calcext:value-type="string">
            <text:p>./archive_1/1745517765_343_Wide_Long/1745517765_343_Wide_Long_angle_data.json</text:p>
          </table:table-cell>
          <table:table-cell/>
          <table:table-cell office:value-type="string" calcext:value-type="string">
            <text:p>./archive_1/1745517765_343_Wide_Long/1745517765_343_Wide_Long_distance_data.json</text:p>
          </table:table-cell>
          <table:table-cell/>
          <table:table-cell office:value-type="string" calcext:value-type="string">
            <text:p>./archive_1/1745517765_343_Wide_Long/1745517765_343_Wide_Long_sound.wav</text:p>
          </table:table-cell>
        </table:table-row>
        <table:table-row table:style-name="ro1">
          <table:table-cell office:value-type="string" calcext:value-type="string">
            <text:p>./archive_1/1745521248_651_Wide_Long/1745521248_651_Wide_Long_angle_data.json</text:p>
          </table:table-cell>
          <table:table-cell/>
          <table:table-cell office:value-type="string" calcext:value-type="string">
            <text:p>./archive_1/1745521248_651_Wide_Long/1745521248_651_Wide_Long_distance_data.json</text:p>
          </table:table-cell>
          <table:table-cell/>
          <table:table-cell office:value-type="string" calcext:value-type="string">
            <text:p>./archive_1/1745521248_651_Wide_Long/1745521248_651_Wide_Long_sound.wav</text:p>
          </table:table-cell>
        </table:table-row>
        <table:table-row table:style-name="ro1">
          <table:table-cell office:value-type="string" calcext:value-type="string">
            <text:p>./archive_1/1745523552_963_Wide_Long/1745523552_963_Wide_Long_angle_data.json</text:p>
          </table:table-cell>
          <table:table-cell/>
          <table:table-cell office:value-type="string" calcext:value-type="string">
            <text:p>./archive_1/1745523552_963_Wide_Long/1745523552_963_Wide_Long_distance_data.json</text:p>
          </table:table-cell>
          <table:table-cell/>
          <table:table-cell office:value-type="string" calcext:value-type="string">
            <text:p>./archive_1/1745523552_963_Wide_Long/1745523552_963_Wide_Long_sound.wav</text:p>
          </table:table-cell>
        </table:table-row>
        <table:table-row table:style-name="ro1">
          <table:table-cell office:value-type="string" calcext:value-type="string">
            <text:p>./archive_1/1745525855_1273_Wide_Long/1745525855_1273_Wide_Long_angle_data.json</text:p>
          </table:table-cell>
          <table:table-cell/>
          <table:table-cell office:value-type="string" calcext:value-type="string">
            <text:p>./archive_1/1745525855_1273_Wide_Long/1745525855_1273_Wide_Long_distance_data.json</text:p>
          </table:table-cell>
          <table:table-cell/>
          <table:table-cell office:value-type="string" calcext:value-type="string">
            <text:p>./archive_1/1745525855_1273_Wide_Long/1745525855_1273_Wide_Long_sound.wav</text:p>
          </table:table-cell>
        </table:table-row>
        <table:table-row table:style-name="ro1">
          <table:table-cell office:value-type="string" calcext:value-type="string">
            <text:p>./archive_1/1744895384_82_Wide_Long/1744895384_82_Wide_Long_angle_data.json</text:p>
          </table:table-cell>
          <table:table-cell/>
          <table:table-cell office:value-type="string" calcext:value-type="string">
            <text:p>./archive_1/1744895384_82_Wide_Long/1744895384_82_Wide_Long_distance_data.json</text:p>
          </table:table-cell>
          <table:table-cell/>
          <table:table-cell office:value-type="string" calcext:value-type="string">
            <text:p>./archive_1/1744895384_82_Wide_Long/1744895384_82_Wide_Long_sound.wav</text:p>
          </table:table-cell>
        </table:table-row>
        <table:table-row table:style-name="ro1">
          <table:table-cell office:value-type="string" calcext:value-type="string">
            <text:p>./archive_1/1744905511_404_Wide_Long/1744905511_404_Wide_Long_angle_data.json</text:p>
          </table:table-cell>
          <table:table-cell/>
          <table:table-cell office:value-type="string" calcext:value-type="string">
            <text:p>./archive_1/1744905511_404_Wide_Long/1744905511_404_Wide_Long_distance_data.json</text:p>
          </table:table-cell>
          <table:table-cell/>
          <table:table-cell office:value-type="string" calcext:value-type="string">
            <text:p>./archive_1/1744905511_404_Wide_Long/1744905511_404_Wide_Long_sound.wav</text:p>
          </table:table-cell>
        </table:table-row>
        <table:table-row table:style-name="ro1">
          <table:table-cell office:value-type="string" calcext:value-type="string">
            <text:p>./archive_1/1744913020_725_Wide_Long/1744913020_725_Wide_Long_angle_data.json</text:p>
          </table:table-cell>
          <table:table-cell/>
          <table:table-cell office:value-type="string" calcext:value-type="string">
            <text:p>./archive_1/1744913020_725_Wide_Long/1744913020_725_Wide_Long_distance_data.json</text:p>
          </table:table-cell>
          <table:table-cell/>
          <table:table-cell office:value-type="string" calcext:value-type="string">
            <text:p>./archive_1/1744913020_725_Wide_Long/1744913020_725_Wide_Long_sound.wav</text:p>
          </table:table-cell>
        </table:table-row>
        <table:table-row table:style-name="ro1">
          <table:table-cell office:value-type="string" calcext:value-type="string">
            <text:p>./archive_1/1745513530_34_Wide_Long/1745513530_34_Wide_Long_angle_data.json</text:p>
          </table:table-cell>
          <table:table-cell/>
          <table:table-cell office:value-type="string" calcext:value-type="string">
            <text:p>./archive_1/1745513530_34_Wide_Long/1745513530_34_Wide_Long_distance_data.json</text:p>
          </table:table-cell>
          <table:table-cell/>
          <table:table-cell office:value-type="string" calcext:value-type="string">
            <text:p>./archive_1/1745513530_34_Wide_Long/1745513530_34_Wide_Long_sound.wav</text:p>
          </table:table-cell>
        </table:table-row>
        <table:table-row table:style-name="ro1">
          <table:table-cell office:value-type="string" calcext:value-type="string">
            <text:p>./archive_1/1745517769_344_Wide_Long/1745517769_344_Wide_Long_angle_data.json</text:p>
          </table:table-cell>
          <table:table-cell/>
          <table:table-cell office:value-type="string" calcext:value-type="string">
            <text:p>./archive_1/1745517769_344_Wide_Long/1745517769_344_Wide_Long_distance_data.json</text:p>
          </table:table-cell>
          <table:table-cell/>
          <table:table-cell office:value-type="string" calcext:value-type="string">
            <text:p>./archive_1/1745517769_344_Wide_Long/1745517769_344_Wide_Long_sound.wav</text:p>
          </table:table-cell>
        </table:table-row>
        <table:table-row table:style-name="ro1">
          <table:table-cell office:value-type="string" calcext:value-type="string">
            <text:p>./archive_1/1745521252_652_Wide_Long/1745521252_652_Wide_Long_angle_data.json</text:p>
          </table:table-cell>
          <table:table-cell/>
          <table:table-cell office:value-type="string" calcext:value-type="string">
            <text:p>./archive_1/1745521252_652_Wide_Long/1745521252_652_Wide_Long_distance_data.json</text:p>
          </table:table-cell>
          <table:table-cell/>
          <table:table-cell office:value-type="string" calcext:value-type="string">
            <text:p>./archive_1/1745521252_652_Wide_Long/1745521252_652_Wide_Long_sound.wav</text:p>
          </table:table-cell>
        </table:table-row>
        <table:table-row table:style-name="ro1">
          <table:table-cell office:value-type="string" calcext:value-type="string">
            <text:p>./archive_1/1745523557_964_Wide_Long/1745523557_964_Wide_Long_angle_data.json</text:p>
          </table:table-cell>
          <table:table-cell/>
          <table:table-cell office:value-type="string" calcext:value-type="string">
            <text:p>./archive_1/1745523557_964_Wide_Long/1745523557_964_Wide_Long_distance_data.json</text:p>
          </table:table-cell>
          <table:table-cell/>
          <table:table-cell office:value-type="string" calcext:value-type="string">
            <text:p>./archive_1/1745523557_964_Wide_Long/1745523557_964_Wide_Long_sound.wav</text:p>
          </table:table-cell>
        </table:table-row>
        <table:table-row table:style-name="ro1">
          <table:table-cell office:value-type="string" calcext:value-type="string">
            <text:p>./archive_1/1745525860_1274_Wide_Long/1745525860_1274_Wide_Long_angle_data.json</text:p>
          </table:table-cell>
          <table:table-cell/>
          <table:table-cell office:value-type="string" calcext:value-type="string">
            <text:p>./archive_1/1745525860_1274_Wide_Long/1745525860_1274_Wide_Long_distance_data.json</text:p>
          </table:table-cell>
          <table:table-cell/>
          <table:table-cell office:value-type="string" calcext:value-type="string">
            <text:p>./archive_1/1745525860_1274_Wide_Long/1745525860_1274_Wide_Long_sound.wav</text:p>
          </table:table-cell>
        </table:table-row>
        <table:table-row table:style-name="ro1">
          <table:table-cell office:value-type="string" calcext:value-type="string">
            <text:p>./archive_1/1744895402_83_Wide_Long/1744895402_83_Wide_Long_angle_data.json</text:p>
          </table:table-cell>
          <table:table-cell/>
          <table:table-cell office:value-type="string" calcext:value-type="string">
            <text:p>./archive_1/1744895402_83_Wide_Long/1744895402_83_Wide_Long_distance_data.json</text:p>
          </table:table-cell>
          <table:table-cell/>
          <table:table-cell office:value-type="string" calcext:value-type="string">
            <text:p>./archive_1/1744895402_83_Wide_Long/1744895402_83_Wide_Long_sound.wav</text:p>
          </table:table-cell>
        </table:table-row>
        <table:table-row table:style-name="ro1">
          <table:table-cell office:value-type="string" calcext:value-type="string">
            <text:p>./archive_1/1744905531_405_Wide_Long/1744905531_405_Wide_Long_angle_data.json</text:p>
          </table:table-cell>
          <table:table-cell/>
          <table:table-cell office:value-type="string" calcext:value-type="string">
            <text:p>./archive_1/1744905531_405_Wide_Long/1744905531_405_Wide_Long_distance_data.json</text:p>
          </table:table-cell>
          <table:table-cell/>
          <table:table-cell office:value-type="string" calcext:value-type="string">
            <text:p>./archive_1/1744905531_405_Wide_Long/1744905531_405_Wide_Long_sound.wav</text:p>
          </table:table-cell>
        </table:table-row>
        <table:table-row table:style-name="ro1">
          <table:table-cell office:value-type="string" calcext:value-type="string">
            <text:p>./archive_1/1744913041_726_Wide_Long/1744913041_726_Wide_Long_angle_data.json</text:p>
          </table:table-cell>
          <table:table-cell/>
          <table:table-cell office:value-type="string" calcext:value-type="string">
            <text:p>./archive_1/1744913041_726_Wide_Long/1744913041_726_Wide_Long_distance_data.json</text:p>
          </table:table-cell>
          <table:table-cell/>
          <table:table-cell office:value-type="string" calcext:value-type="string">
            <text:p>./archive_1/1744913041_726_Wide_Long/1744913041_726_Wide_Long_sound.wav</text:p>
          </table:table-cell>
        </table:table-row>
        <table:table-row table:style-name="ro1">
          <table:table-cell office:value-type="string" calcext:value-type="string">
            <text:p>./archive_1/1745513562_35_Wide_Long/1745513562_35_Wide_Long_angle_data.json</text:p>
          </table:table-cell>
          <table:table-cell/>
          <table:table-cell office:value-type="string" calcext:value-type="string">
            <text:p>./archive_1/1745513562_35_Wide_Long/1745513562_35_Wide_Long_distance_data.json</text:p>
          </table:table-cell>
          <table:table-cell/>
          <table:table-cell office:value-type="string" calcext:value-type="string">
            <text:p>./archive_1/1745513562_35_Wide_Long/1745513562_35_Wide_Long_sound.wav</text:p>
          </table:table-cell>
        </table:table-row>
        <table:table-row table:style-name="ro1">
          <table:table-cell office:value-type="string" calcext:value-type="string">
            <text:p>./archive_1/1745517773_345_Wide_Long/1745517773_345_Wide_Long_angle_data.json</text:p>
          </table:table-cell>
          <table:table-cell/>
          <table:table-cell office:value-type="string" calcext:value-type="string">
            <text:p>./archive_1/1745517773_345_Wide_Long/1745517773_345_Wide_Long_distance_data.json</text:p>
          </table:table-cell>
          <table:table-cell/>
          <table:table-cell office:value-type="string" calcext:value-type="string">
            <text:p>./archive_1/1745517773_345_Wide_Long/1745517773_345_Wide_Long_sound.wav</text:p>
          </table:table-cell>
        </table:table-row>
        <table:table-row table:style-name="ro1">
          <table:table-cell office:value-type="string" calcext:value-type="string">
            <text:p>./archive_1/1745521257_653_Wide_Long/1745521257_653_Wide_Long_angle_data.json</text:p>
          </table:table-cell>
          <table:table-cell/>
          <table:table-cell office:value-type="string" calcext:value-type="string">
            <text:p>./archive_1/1745521257_653_Wide_Long/1745521257_653_Wide_Long_distance_data.json</text:p>
          </table:table-cell>
          <table:table-cell/>
          <table:table-cell office:value-type="string" calcext:value-type="string">
            <text:p>./archive_1/1745521257_653_Wide_Long/1745521257_653_Wide_Long_sound.wav</text:p>
          </table:table-cell>
        </table:table-row>
        <table:table-row table:style-name="ro1">
          <table:table-cell office:value-type="string" calcext:value-type="string">
            <text:p>./archive_1/1745523567_965_Wide_Long/1745523567_965_Wide_Long_angle_data.json</text:p>
          </table:table-cell>
          <table:table-cell/>
          <table:table-cell office:value-type="string" calcext:value-type="string">
            <text:p>./archive_1/1745523567_965_Wide_Long/1745523567_965_Wide_Long_distance_data.json</text:p>
          </table:table-cell>
          <table:table-cell/>
          <table:table-cell office:value-type="string" calcext:value-type="string">
            <text:p>./archive_1/1745523567_965_Wide_Long/1745523567_965_Wide_Long_sound.wav</text:p>
          </table:table-cell>
        </table:table-row>
        <table:table-row table:style-name="ro1">
          <table:table-cell office:value-type="string" calcext:value-type="string">
            <text:p>./archive_1/1745525864_1275_Wide_Long/1745525864_1275_Wide_Long_angle_data.json</text:p>
          </table:table-cell>
          <table:table-cell/>
          <table:table-cell office:value-type="string" calcext:value-type="string">
            <text:p>./archive_1/1745525864_1275_Wide_Long/1745525864_1275_Wide_Long_distance_data.json</text:p>
          </table:table-cell>
          <table:table-cell/>
          <table:table-cell office:value-type="string" calcext:value-type="string">
            <text:p>./archive_1/1745525864_1275_Wide_Long/1745525864_1275_Wide_Long_sound.wav</text:p>
          </table:table-cell>
        </table:table-row>
        <table:table-row table:style-name="ro1">
          <table:table-cell office:value-type="string" calcext:value-type="string">
            <text:p>./archive_1/1744895420_84_Wide_Long/1744895420_84_Wide_Long_angle_data.json</text:p>
          </table:table-cell>
          <table:table-cell/>
          <table:table-cell office:value-type="string" calcext:value-type="string">
            <text:p>./archive_1/1744895420_84_Wide_Long/1744895420_84_Wide_Long_distance_data.json</text:p>
          </table:table-cell>
          <table:table-cell/>
          <table:table-cell office:value-type="string" calcext:value-type="string">
            <text:p>./archive_1/1744895420_84_Wide_Long/1744895420_84_Wide_Long_sound.wav</text:p>
          </table:table-cell>
        </table:table-row>
        <table:table-row table:style-name="ro1">
          <table:table-cell office:value-type="string" calcext:value-type="string">
            <text:p>./archive_1/1744905550_406_Wide_Long/1744905550_406_Wide_Long_angle_data.json</text:p>
          </table:table-cell>
          <table:table-cell/>
          <table:table-cell office:value-type="string" calcext:value-type="string">
            <text:p>./archive_1/1744905550_406_Wide_Long/1744905550_406_Wide_Long_distance_data.json</text:p>
          </table:table-cell>
          <table:table-cell/>
          <table:table-cell office:value-type="string" calcext:value-type="string">
            <text:p>./archive_1/1744905550_406_Wide_Long/1744905550_406_Wide_Long_sound.wav</text:p>
          </table:table-cell>
        </table:table-row>
        <table:table-row table:style-name="ro1">
          <table:table-cell office:value-type="string" calcext:value-type="string">
            <text:p>./archive_1/1744913060_727_Wide_Long/1744913060_727_Wide_Long_angle_data.json</text:p>
          </table:table-cell>
          <table:table-cell/>
          <table:table-cell office:value-type="string" calcext:value-type="string">
            <text:p>./archive_1/1744913060_727_Wide_Long/1744913060_727_Wide_Long_distance_data.json</text:p>
          </table:table-cell>
          <table:table-cell/>
          <table:table-cell office:value-type="string" calcext:value-type="string">
            <text:p>./archive_1/1744913060_727_Wide_Long/1744913060_727_Wide_Long_sound.wav</text:p>
          </table:table-cell>
        </table:table-row>
        <table:table-row table:style-name="ro1">
          <table:table-cell office:value-type="string" calcext:value-type="string">
            <text:p>./archive_1/1745513650_36_Wide_Long/1745513650_36_Wide_Long_angle_data.json</text:p>
          </table:table-cell>
          <table:table-cell/>
          <table:table-cell office:value-type="string" calcext:value-type="string">
            <text:p>./archive_1/1745513650_36_Wide_Long/1745513650_36_Wide_Long_distance_data.json</text:p>
          </table:table-cell>
          <table:table-cell/>
          <table:table-cell office:value-type="string" calcext:value-type="string">
            <text:p>./archive_1/1745513650_36_Wide_Long/1745513650_36_Wide_Long_sound.wav</text:p>
          </table:table-cell>
        </table:table-row>
        <table:table-row table:style-name="ro1">
          <table:table-cell office:value-type="string" calcext:value-type="string">
            <text:p>./archive_1/1745517778_346_Wide_Long/1745517778_346_Wide_Long_angle_data.json</text:p>
          </table:table-cell>
          <table:table-cell/>
          <table:table-cell office:value-type="string" calcext:value-type="string">
            <text:p>./archive_1/1745517778_346_Wide_Long/1745517778_346_Wide_Long_distance_data.json</text:p>
          </table:table-cell>
          <table:table-cell/>
          <table:table-cell office:value-type="string" calcext:value-type="string">
            <text:p>./archive_1/1745517778_346_Wide_Long/1745517778_346_Wide_Long_sound.wav</text:p>
          </table:table-cell>
        </table:table-row>
        <table:table-row table:style-name="ro1">
          <table:table-cell office:value-type="string" calcext:value-type="string">
            <text:p>./archive_1/1745521262_654_Wide_Long/1745521262_654_Wide_Long_angle_data.json</text:p>
          </table:table-cell>
          <table:table-cell/>
          <table:table-cell office:value-type="string" calcext:value-type="string">
            <text:p>./archive_1/1745521262_654_Wide_Long/1745521262_654_Wide_Long_distance_data.json</text:p>
          </table:table-cell>
          <table:table-cell/>
          <table:table-cell office:value-type="string" calcext:value-type="string">
            <text:p>./archive_1/1745521262_654_Wide_Long/1745521262_654_Wide_Long_sound.wav</text:p>
          </table:table-cell>
        </table:table-row>
        <table:table-row table:style-name="ro1">
          <table:table-cell office:value-type="string" calcext:value-type="string">
            <text:p>./archive_1/1745523571_966_Wide_Long/1745523571_966_Wide_Long_angle_data.json</text:p>
          </table:table-cell>
          <table:table-cell/>
          <table:table-cell office:value-type="string" calcext:value-type="string">
            <text:p>./archive_1/1745523571_966_Wide_Long/1745523571_966_Wide_Long_distance_data.json</text:p>
          </table:table-cell>
          <table:table-cell/>
          <table:table-cell office:value-type="string" calcext:value-type="string">
            <text:p>./archive_1/1745523571_966_Wide_Long/1745523571_966_Wide_Long_sound.wav</text:p>
          </table:table-cell>
        </table:table-row>
        <table:table-row table:style-name="ro1">
          <table:table-cell office:value-type="string" calcext:value-type="string">
            <text:p>./archive_1/1745525869_1276_Wide_Long/1745525869_1276_Wide_Long_angle_data.json</text:p>
          </table:table-cell>
          <table:table-cell/>
          <table:table-cell office:value-type="string" calcext:value-type="string">
            <text:p>./archive_1/1745525869_1276_Wide_Long/1745525869_1276_Wide_Long_distance_data.json</text:p>
          </table:table-cell>
          <table:table-cell/>
          <table:table-cell office:value-type="string" calcext:value-type="string">
            <text:p>./archive_1/1745525869_1276_Wide_Long/1745525869_1276_Wide_Long_sound.wav</text:p>
          </table:table-cell>
        </table:table-row>
        <table:table-row table:style-name="ro1">
          <table:table-cell office:value-type="string" calcext:value-type="string">
            <text:p>./archive_1/1744895439_85_Wide_Long/1744895439_85_Wide_Long_angle_data.json</text:p>
          </table:table-cell>
          <table:table-cell/>
          <table:table-cell office:value-type="string" calcext:value-type="string">
            <text:p>./archive_1/1744895439_85_Wide_Long/1744895439_85_Wide_Long_distance_data.json</text:p>
          </table:table-cell>
          <table:table-cell/>
          <table:table-cell office:value-type="string" calcext:value-type="string">
            <text:p>./archive_1/1744895439_85_Wide_Long/1744895439_85_Wide_Long_sound.wav</text:p>
          </table:table-cell>
        </table:table-row>
        <table:table-row table:style-name="ro1">
          <table:table-cell office:value-type="string" calcext:value-type="string">
            <text:p>./archive_1/1744905569_407_Wide_Long/1744905569_407_Wide_Long_angle_data.json</text:p>
          </table:table-cell>
          <table:table-cell/>
          <table:table-cell office:value-type="string" calcext:value-type="string">
            <text:p>./archive_1/1744905569_407_Wide_Long/1744905569_407_Wide_Long_distance_data.json</text:p>
          </table:table-cell>
          <table:table-cell/>
          <table:table-cell office:value-type="string" calcext:value-type="string">
            <text:p>./archive_1/1744905569_407_Wide_Long/1744905569_407_Wide_Long_sound.wav</text:p>
          </table:table-cell>
        </table:table-row>
        <table:table-row table:style-name="ro1">
          <table:table-cell office:value-type="string" calcext:value-type="string">
            <text:p>./archive_1/1744913079_728_Wide_Long/1744913079_728_Wide_Long_angle_data.json</text:p>
          </table:table-cell>
          <table:table-cell/>
          <table:table-cell office:value-type="string" calcext:value-type="string">
            <text:p>./archive_1/1744913079_728_Wide_Long/1744913079_728_Wide_Long_distance_data.json</text:p>
          </table:table-cell>
          <table:table-cell/>
          <table:table-cell office:value-type="string" calcext:value-type="string">
            <text:p>./archive_1/1744913079_728_Wide_Long/1744913079_728_Wide_Long_sound.wav</text:p>
          </table:table-cell>
        </table:table-row>
        <table:table-row table:style-name="ro1">
          <table:table-cell office:value-type="string" calcext:value-type="string">
            <text:p>./archive_1/1745513664_37_Wide_Long/1745513664_37_Wide_Long_angle_data.json</text:p>
          </table:table-cell>
          <table:table-cell/>
          <table:table-cell office:value-type="string" calcext:value-type="string">
            <text:p>./archive_1/1745513664_37_Wide_Long/1745513664_37_Wide_Long_distance_data.json</text:p>
          </table:table-cell>
          <table:table-cell/>
          <table:table-cell office:value-type="string" calcext:value-type="string">
            <text:p>./archive_1/1745513664_37_Wide_Long/1745513664_37_Wide_Long_sound.wav</text:p>
          </table:table-cell>
        </table:table-row>
        <table:table-row table:style-name="ro1">
          <table:table-cell office:value-type="string" calcext:value-type="string">
            <text:p>./archive_1/1745517792_347_Wide_Long/1745517792_347_Wide_Long_angle_data.json</text:p>
          </table:table-cell>
          <table:table-cell/>
          <table:table-cell office:value-type="string" calcext:value-type="string">
            <text:p>./archive_1/1745517792_347_Wide_Long/1745517792_347_Wide_Long_distance_data.json</text:p>
          </table:table-cell>
          <table:table-cell/>
          <table:table-cell office:value-type="string" calcext:value-type="string">
            <text:p>./archive_1/1745517792_347_Wide_Long/1745517792_347_Wide_Long_sound.wav</text:p>
          </table:table-cell>
        </table:table-row>
        <table:table-row table:style-name="ro1">
          <table:table-cell office:value-type="string" calcext:value-type="string">
            <text:p>./archive_1/1745521266_655_Wide_Long/1745521266_655_Wide_Long_angle_data.json</text:p>
          </table:table-cell>
          <table:table-cell/>
          <table:table-cell office:value-type="string" calcext:value-type="string">
            <text:p>./archive_1/1745521266_655_Wide_Long/1745521266_655_Wide_Long_distance_data.json</text:p>
          </table:table-cell>
          <table:table-cell/>
          <table:table-cell office:value-type="string" calcext:value-type="string">
            <text:p>./archive_1/1745521266_655_Wide_Long/1745521266_655_Wide_Long_sound.wav</text:p>
          </table:table-cell>
        </table:table-row>
        <table:table-row table:style-name="ro1">
          <table:table-cell office:value-type="string" calcext:value-type="string">
            <text:p>./archive_1/1745523580_967_Wide_Long/1745523580_967_Wide_Long_angle_data.json</text:p>
          </table:table-cell>
          <table:table-cell/>
          <table:table-cell office:value-type="string" calcext:value-type="string">
            <text:p>./archive_1/1745523580_967_Wide_Long/1745523580_967_Wide_Long_distance_data.json</text:p>
          </table:table-cell>
          <table:table-cell/>
          <table:table-cell office:value-type="string" calcext:value-type="string">
            <text:p>./archive_1/1745523580_967_Wide_Long/1745523580_967_Wide_Long_sound.wav</text:p>
          </table:table-cell>
        </table:table-row>
        <table:table-row table:style-name="ro1">
          <table:table-cell office:value-type="string" calcext:value-type="string">
            <text:p>./archive_1/1745525874_1277_Wide_Long/1745525874_1277_Wide_Long_angle_data.json</text:p>
          </table:table-cell>
          <table:table-cell/>
          <table:table-cell office:value-type="string" calcext:value-type="string">
            <text:p>./archive_1/1745525874_1277_Wide_Long/1745525874_1277_Wide_Long_distance_data.json</text:p>
          </table:table-cell>
          <table:table-cell/>
          <table:table-cell office:value-type="string" calcext:value-type="string">
            <text:p>./archive_1/1745525874_1277_Wide_Long/1745525874_1277_Wide_Long_sound.wav</text:p>
          </table:table-cell>
        </table:table-row>
        <table:table-row table:style-name="ro1">
          <table:table-cell office:value-type="string" calcext:value-type="string">
            <text:p>./archive_1/1744895458_86_Wide_Long/1744895458_86_Wide_Long_angle_data.json</text:p>
          </table:table-cell>
          <table:table-cell/>
          <table:table-cell office:value-type="string" calcext:value-type="string">
            <text:p>./archive_1/1744895458_86_Wide_Long/1744895458_86_Wide_Long_distance_data.json</text:p>
          </table:table-cell>
          <table:table-cell/>
          <table:table-cell office:value-type="string" calcext:value-type="string">
            <text:p>./archive_1/1744895458_86_Wide_Long/1744895458_86_Wide_Long_sound.wav</text:p>
          </table:table-cell>
        </table:table-row>
        <table:table-row table:style-name="ro1">
          <table:table-cell office:value-type="string" calcext:value-type="string">
            <text:p>./archive_1/1744905589_408_Wide_Long/1744905589_408_Wide_Long_angle_data.json</text:p>
          </table:table-cell>
          <table:table-cell/>
          <table:table-cell office:value-type="string" calcext:value-type="string">
            <text:p>./archive_1/1744905589_408_Wide_Long/1744905589_408_Wide_Long_distance_data.json</text:p>
          </table:table-cell>
          <table:table-cell/>
          <table:table-cell office:value-type="string" calcext:value-type="string">
            <text:p>./archive_1/1744905589_408_Wide_Long/1744905589_408_Wide_Long_sound.wav</text:p>
          </table:table-cell>
        </table:table-row>
        <table:table-row table:style-name="ro1">
          <table:table-cell office:value-type="string" calcext:value-type="string">
            <text:p>./archive_1/1744913099_729_Wide_Long/1744913099_729_Wide_Long_angle_data.json</text:p>
          </table:table-cell>
          <table:table-cell/>
          <table:table-cell office:value-type="string" calcext:value-type="string">
            <text:p>./archive_1/1744913099_729_Wide_Long/1744913099_729_Wide_Long_distance_data.json</text:p>
          </table:table-cell>
          <table:table-cell/>
          <table:table-cell office:value-type="string" calcext:value-type="string">
            <text:p>./archive_1/1744913099_729_Wide_Long/1744913099_729_Wide_Long_sound.wav</text:p>
          </table:table-cell>
        </table:table-row>
        <table:table-row table:style-name="ro1">
          <table:table-cell office:value-type="string" calcext:value-type="string">
            <text:p>./archive_1/1745513709_38_Wide_Long/1745513709_38_Wide_Long_angle_data.json</text:p>
          </table:table-cell>
          <table:table-cell/>
          <table:table-cell office:value-type="string" calcext:value-type="string">
            <text:p>./archive_1/1745513709_38_Wide_Long/1745513709_38_Wide_Long_distance_data.json</text:p>
          </table:table-cell>
          <table:table-cell/>
          <table:table-cell office:value-type="string" calcext:value-type="string">
            <text:p>./archive_1/1745513709_38_Wide_Long/1745513709_38_Wide_Long_sound.wav</text:p>
          </table:table-cell>
        </table:table-row>
        <table:table-row table:style-name="ro1">
          <table:table-cell office:value-type="string" calcext:value-type="string">
            <text:p>./archive_1/1745517802_348_Wide_Long/1745517802_348_Wide_Long_angle_data.json</text:p>
          </table:table-cell>
          <table:table-cell/>
          <table:table-cell office:value-type="string" calcext:value-type="string">
            <text:p>./archive_1/1745517802_348_Wide_Long/1745517802_348_Wide_Long_distance_data.json</text:p>
          </table:table-cell>
          <table:table-cell/>
          <table:table-cell office:value-type="string" calcext:value-type="string">
            <text:p>./archive_1/1745517802_348_Wide_Long/1745517802_348_Wide_Long_sound.wav</text:p>
          </table:table-cell>
        </table:table-row>
        <table:table-row table:style-name="ro1">
          <table:table-cell office:value-type="string" calcext:value-type="string">
            <text:p>./archive_1/1745521271_656_Wide_Long/1745521271_656_Wide_Long_angle_data.json</text:p>
          </table:table-cell>
          <table:table-cell/>
          <table:table-cell office:value-type="string" calcext:value-type="string">
            <text:p>./archive_1/1745521271_656_Wide_Long/1745521271_656_Wide_Long_distance_data.json</text:p>
          </table:table-cell>
          <table:table-cell/>
          <table:table-cell office:value-type="string" calcext:value-type="string">
            <text:p>./archive_1/1745521271_656_Wide_Long/1745521271_656_Wide_Long_sound.wav</text:p>
          </table:table-cell>
        </table:table-row>
        <table:table-row table:style-name="ro1">
          <table:table-cell office:value-type="string" calcext:value-type="string">
            <text:p>./archive_1/1745523585_968_Wide_Long/1745523585_968_Wide_Long_angle_data.json</text:p>
          </table:table-cell>
          <table:table-cell/>
          <table:table-cell office:value-type="string" calcext:value-type="string">
            <text:p>./archive_1/1745523585_968_Wide_Long/1745523585_968_Wide_Long_distance_data.json</text:p>
          </table:table-cell>
          <table:table-cell/>
          <table:table-cell office:value-type="string" calcext:value-type="string">
            <text:p>./archive_1/1745523585_968_Wide_Long/1745523585_968_Wide_Long_sound.wav</text:p>
          </table:table-cell>
        </table:table-row>
        <table:table-row table:style-name="ro1">
          <table:table-cell office:value-type="string" calcext:value-type="string">
            <text:p>./archive_1/1745525881_1278_Wide_Long/1745525881_1278_Wide_Long_angle_data.json</text:p>
          </table:table-cell>
          <table:table-cell/>
          <table:table-cell office:value-type="string" calcext:value-type="string">
            <text:p>./archive_1/1745525881_1278_Wide_Long/1745525881_1278_Wide_Long_distance_data.json</text:p>
          </table:table-cell>
          <table:table-cell/>
          <table:table-cell office:value-type="string" calcext:value-type="string">
            <text:p>./archive_1/1745525881_1278_Wide_Long/1745525881_1278_Wide_Long_sound.wav</text:p>
          </table:table-cell>
        </table:table-row>
        <table:table-row table:style-name="ro1">
          <table:table-cell office:value-type="string" calcext:value-type="string">
            <text:p>./archive_1/1744895477_87_Wide_Long/1744895477_87_Wide_Long_angle_data.json</text:p>
          </table:table-cell>
          <table:table-cell/>
          <table:table-cell office:value-type="string" calcext:value-type="string">
            <text:p>./archive_1/1744895477_87_Wide_Long/1744895477_87_Wide_Long_distance_data.json</text:p>
          </table:table-cell>
          <table:table-cell/>
          <table:table-cell office:value-type="string" calcext:value-type="string">
            <text:p>./archive_1/1744895477_87_Wide_Long/1744895477_87_Wide_Long_sound.wav</text:p>
          </table:table-cell>
        </table:table-row>
        <table:table-row table:style-name="ro1">
          <table:table-cell office:value-type="string" calcext:value-type="string">
            <text:p>./archive_1/1744905608_409_Wide_Long/1744905608_409_Wide_Long_angle_data.json</text:p>
          </table:table-cell>
          <table:table-cell/>
          <table:table-cell office:value-type="string" calcext:value-type="string">
            <text:p>./archive_1/1744905608_409_Wide_Long/1744905608_409_Wide_Long_distance_data.json</text:p>
          </table:table-cell>
          <table:table-cell/>
          <table:table-cell office:value-type="string" calcext:value-type="string">
            <text:p>./archive_1/1744905608_409_Wide_Long/1744905608_409_Wide_Long_sound.wav</text:p>
          </table:table-cell>
        </table:table-row>
        <table:table-row table:style-name="ro1">
          <table:table-cell office:value-type="string" calcext:value-type="string">
            <text:p>./archive_1/1744913119_730_Wide_Long/1744913119_730_Wide_Long_angle_data.json</text:p>
          </table:table-cell>
          <table:table-cell/>
          <table:table-cell office:value-type="string" calcext:value-type="string">
            <text:p>./archive_1/1744913119_730_Wide_Long/1744913119_730_Wide_Long_distance_data.json</text:p>
          </table:table-cell>
          <table:table-cell/>
          <table:table-cell office:value-type="string" calcext:value-type="string">
            <text:p>./archive_1/1744913119_730_Wide_Long/1744913119_730_Wide_Long_sound.wav</text:p>
          </table:table-cell>
        </table:table-row>
        <table:table-row table:style-name="ro1">
          <table:table-cell office:value-type="string" calcext:value-type="string">
            <text:p>./archive_1/1745513721_39_Wide_Long/1745513721_39_Wide_Long_angle_data.json</text:p>
          </table:table-cell>
          <table:table-cell/>
          <table:table-cell office:value-type="string" calcext:value-type="string">
            <text:p>./archive_1/1745513721_39_Wide_Long/1745513721_39_Wide_Long_distance_data.json</text:p>
          </table:table-cell>
          <table:table-cell/>
          <table:table-cell office:value-type="string" calcext:value-type="string">
            <text:p>./archive_1/1745513721_39_Wide_Long/1745513721_39_Wide_Long_sound.wav</text:p>
          </table:table-cell>
        </table:table-row>
        <table:table-row table:style-name="ro1">
          <table:table-cell office:value-type="string" calcext:value-type="string">
            <text:p>./archive_1/1745517806_349_Wide_Long/1745517806_349_Wide_Long_angle_data.json</text:p>
          </table:table-cell>
          <table:table-cell/>
          <table:table-cell office:value-type="string" calcext:value-type="string">
            <text:p>./archive_1/1745517806_349_Wide_Long/1745517806_349_Wide_Long_distance_data.json</text:p>
          </table:table-cell>
          <table:table-cell/>
          <table:table-cell office:value-type="string" calcext:value-type="string">
            <text:p>./archive_1/1745517806_349_Wide_Long/1745517806_349_Wide_Long_sound.wav</text:p>
          </table:table-cell>
        </table:table-row>
        <table:table-row table:style-name="ro1">
          <table:table-cell office:value-type="string" calcext:value-type="string">
            <text:p>./archive_1/1745521295_657_Wide_Long/1745521295_657_Wide_Long_angle_data.json</text:p>
          </table:table-cell>
          <table:table-cell/>
          <table:table-cell office:value-type="string" calcext:value-type="string">
            <text:p>./archive_1/1745521295_657_Wide_Long/1745521295_657_Wide_Long_distance_data.json</text:p>
          </table:table-cell>
          <table:table-cell/>
          <table:table-cell office:value-type="string" calcext:value-type="string">
            <text:p>./archive_1/1745521295_657_Wide_Long/1745521295_657_Wide_Long_sound.wav</text:p>
          </table:table-cell>
        </table:table-row>
        <table:table-row table:style-name="ro1">
          <table:table-cell office:value-type="string" calcext:value-type="string">
            <text:p>./archive_1/1745523592_969_Wide_Long/1745523592_969_Wide_Long_angle_data.json</text:p>
          </table:table-cell>
          <table:table-cell/>
          <table:table-cell office:value-type="string" calcext:value-type="string">
            <text:p>./archive_1/1745523592_969_Wide_Long/1745523592_969_Wide_Long_distance_data.json</text:p>
          </table:table-cell>
          <table:table-cell/>
          <table:table-cell office:value-type="string" calcext:value-type="string">
            <text:p>./archive_1/1745523592_969_Wide_Long/1745523592_969_Wide_Long_sound.wav</text:p>
          </table:table-cell>
        </table:table-row>
        <table:table-row table:style-name="ro1">
          <table:table-cell office:value-type="string" calcext:value-type="string">
            <text:p>./archive_1/1745525886_1279_Wide_Long/1745525886_1279_Wide_Long_angle_data.json</text:p>
          </table:table-cell>
          <table:table-cell/>
          <table:table-cell office:value-type="string" calcext:value-type="string">
            <text:p>./archive_1/1745525886_1279_Wide_Long/1745525886_1279_Wide_Long_distance_data.json</text:p>
          </table:table-cell>
          <table:table-cell/>
          <table:table-cell office:value-type="string" calcext:value-type="string">
            <text:p>./archive_1/1745525886_1279_Wide_Long/1745525886_1279_Wide_Long_sound.wav</text:p>
          </table:table-cell>
        </table:table-row>
        <table:table-row table:style-name="ro1">
          <table:table-cell office:value-type="string" calcext:value-type="string">
            <text:p>./archive_1/1744895495_88_Wide_Long/1744895495_88_Wide_Long_angle_data.json</text:p>
          </table:table-cell>
          <table:table-cell/>
          <table:table-cell office:value-type="string" calcext:value-type="string">
            <text:p>./archive_1/1744895495_88_Wide_Long/1744895495_88_Wide_Long_distance_data.json</text:p>
          </table:table-cell>
          <table:table-cell/>
          <table:table-cell office:value-type="string" calcext:value-type="string">
            <text:p>./archive_1/1744895495_88_Wide_Long/1744895495_88_Wide_Long_sound.wav</text:p>
          </table:table-cell>
        </table:table-row>
        <table:table-row table:style-name="ro1">
          <table:table-cell office:value-type="string" calcext:value-type="string">
            <text:p>./archive_1/1744905632_410_Wide_Long/1744905632_410_Wide_Long_angle_data.json</text:p>
          </table:table-cell>
          <table:table-cell/>
          <table:table-cell office:value-type="string" calcext:value-type="string">
            <text:p>./archive_1/1744905632_410_Wide_Long/1744905632_410_Wide_Long_distance_data.json</text:p>
          </table:table-cell>
          <table:table-cell/>
          <table:table-cell office:value-type="string" calcext:value-type="string">
            <text:p>./archive_1/1744905632_410_Wide_Long/1744905632_410_Wide_Long_sound.wav</text:p>
          </table:table-cell>
        </table:table-row>
        <table:table-row table:style-name="ro1">
          <table:table-cell office:value-type="string" calcext:value-type="string">
            <text:p>./archive_1/1744913138_731_Wide_Long/1744913138_731_Wide_Long_angle_data.json</text:p>
          </table:table-cell>
          <table:table-cell/>
          <table:table-cell office:value-type="string" calcext:value-type="string">
            <text:p>./archive_1/1744913138_731_Wide_Long/1744913138_731_Wide_Long_distance_data.json</text:p>
          </table:table-cell>
          <table:table-cell/>
          <table:table-cell office:value-type="string" calcext:value-type="string">
            <text:p>./archive_1/1744913138_731_Wide_Long/1744913138_731_Wide_Long_sound.wav</text:p>
          </table:table-cell>
        </table:table-row>
        <table:table-row table:style-name="ro1">
          <table:table-cell office:value-type="string" calcext:value-type="string">
            <text:p>./archive_1/1745513725_40_Wide_Long/1745513725_40_Wide_Long_angle_data.json</text:p>
          </table:table-cell>
          <table:table-cell/>
          <table:table-cell office:value-type="string" calcext:value-type="string">
            <text:p>./archive_1/1745513725_40_Wide_Long/1745513725_40_Wide_Long_distance_data.json</text:p>
          </table:table-cell>
          <table:table-cell/>
          <table:table-cell office:value-type="string" calcext:value-type="string">
            <text:p>./archive_1/1745513725_40_Wide_Long/1745513725_40_Wide_Long_sound.wav</text:p>
          </table:table-cell>
        </table:table-row>
        <table:table-row table:style-name="ro1">
          <table:table-cell office:value-type="string" calcext:value-type="string">
            <text:p>./archive_1/1745517810_350_Wide_Long/1745517810_350_Wide_Long_angle_data.json</text:p>
          </table:table-cell>
          <table:table-cell/>
          <table:table-cell office:value-type="string" calcext:value-type="string">
            <text:p>./archive_1/1745517810_350_Wide_Long/1745517810_350_Wide_Long_distance_data.json</text:p>
          </table:table-cell>
          <table:table-cell/>
          <table:table-cell office:value-type="string" calcext:value-type="string">
            <text:p>./archive_1/1745517810_350_Wide_Long/1745517810_350_Wide_Long_sound.wav</text:p>
          </table:table-cell>
        </table:table-row>
        <table:table-row table:style-name="ro1">
          <table:table-cell office:value-type="string" calcext:value-type="string">
            <text:p>./archive_1/1745521300_658_Wide_Long/1745521300_658_Wide_Long_angle_data.json</text:p>
          </table:table-cell>
          <table:table-cell/>
          <table:table-cell office:value-type="string" calcext:value-type="string">
            <text:p>./archive_1/1745521300_658_Wide_Long/1745521300_658_Wide_Long_distance_data.json</text:p>
          </table:table-cell>
          <table:table-cell/>
          <table:table-cell office:value-type="string" calcext:value-type="string">
            <text:p>./archive_1/1745521300_658_Wide_Long/1745521300_658_Wide_Long_sound.wav</text:p>
          </table:table-cell>
        </table:table-row>
        <table:table-row table:style-name="ro1">
          <table:table-cell office:value-type="string" calcext:value-type="string">
            <text:p>./archive_1/1745523596_970_Wide_Long/1745523596_970_Wide_Long_angle_data.json</text:p>
          </table:table-cell>
          <table:table-cell/>
          <table:table-cell office:value-type="string" calcext:value-type="string">
            <text:p>./archive_1/1745523596_970_Wide_Long/1745523596_970_Wide_Long_distance_data.json</text:p>
          </table:table-cell>
          <table:table-cell/>
          <table:table-cell office:value-type="string" calcext:value-type="string">
            <text:p>./archive_1/1745523596_970_Wide_Long/1745523596_970_Wide_Long_sound.wav</text:p>
          </table:table-cell>
        </table:table-row>
        <table:table-row table:style-name="ro1">
          <table:table-cell office:value-type="string" calcext:value-type="string">
            <text:p>./archive_1/1745525891_1280_Wide_Long/1745525891_1280_Wide_Long_angle_data.json</text:p>
          </table:table-cell>
          <table:table-cell/>
          <table:table-cell office:value-type="string" calcext:value-type="string">
            <text:p>./archive_1/1745525891_1280_Wide_Long/1745525891_1280_Wide_Long_distance_data.json</text:p>
          </table:table-cell>
          <table:table-cell/>
          <table:table-cell office:value-type="string" calcext:value-type="string">
            <text:p>./archive_1/1745525891_1280_Wide_Long/1745525891_1280_Wide_Long_sound.wav</text:p>
          </table:table-cell>
        </table:table-row>
        <table:table-row table:style-name="ro1">
          <table:table-cell office:value-type="string" calcext:value-type="string">
            <text:p>./archive_1/1744895513_89_Wide_Long/1744895513_89_Wide_Long_angle_data.json</text:p>
          </table:table-cell>
          <table:table-cell/>
          <table:table-cell office:value-type="string" calcext:value-type="string">
            <text:p>./archive_1/1744895513_89_Wide_Long/1744895513_89_Wide_Long_distance_data.json</text:p>
          </table:table-cell>
          <table:table-cell/>
          <table:table-cell office:value-type="string" calcext:value-type="string">
            <text:p>./archive_1/1744895513_89_Wide_Long/1744895513_89_Wide_Long_sound.wav</text:p>
          </table:table-cell>
        </table:table-row>
        <table:table-row table:style-name="ro1">
          <table:table-cell office:value-type="string" calcext:value-type="string">
            <text:p>./archive_1/1744905653_411_Wide_Long/1744905653_411_Wide_Long_angle_data.json</text:p>
          </table:table-cell>
          <table:table-cell/>
          <table:table-cell office:value-type="string" calcext:value-type="string">
            <text:p>./archive_1/1744905653_411_Wide_Long/1744905653_411_Wide_Long_distance_data.json</text:p>
          </table:table-cell>
          <table:table-cell/>
          <table:table-cell office:value-type="string" calcext:value-type="string">
            <text:p>./archive_1/1744905653_411_Wide_Long/1744905653_411_Wide_Long_sound.wav</text:p>
          </table:table-cell>
        </table:table-row>
        <table:table-row table:style-name="ro1">
          <table:table-cell office:value-type="string" calcext:value-type="string">
            <text:p>./archive_1/1744913158_732_Wide_Long/1744913158_732_Wide_Long_angle_data.json</text:p>
          </table:table-cell>
          <table:table-cell/>
          <table:table-cell office:value-type="string" calcext:value-type="string">
            <text:p>./archive_1/1744913158_732_Wide_Long/1744913158_732_Wide_Long_distance_data.json</text:p>
          </table:table-cell>
          <table:table-cell/>
          <table:table-cell office:value-type="string" calcext:value-type="string">
            <text:p>./archive_1/1744913158_732_Wide_Long/1744913158_732_Wide_Long_sound.wav</text:p>
          </table:table-cell>
        </table:table-row>
        <table:table-row table:style-name="ro1">
          <table:table-cell office:value-type="string" calcext:value-type="string">
            <text:p>./archive_1/1745513730_41_Wide_Long/1745513730_41_Wide_Long_angle_data.json</text:p>
          </table:table-cell>
          <table:table-cell/>
          <table:table-cell office:value-type="string" calcext:value-type="string">
            <text:p>./archive_1/1745513730_41_Wide_Long/1745513730_41_Wide_Long_distance_data.json</text:p>
          </table:table-cell>
          <table:table-cell/>
          <table:table-cell office:value-type="string" calcext:value-type="string">
            <text:p>./archive_1/1745513730_41_Wide_Long/1745513730_41_Wide_Long_sound.wav</text:p>
          </table:table-cell>
        </table:table-row>
        <table:table-row table:style-name="ro1">
          <table:table-cell office:value-type="string" calcext:value-type="string">
            <text:p>./archive_1/1745517815_351_Wide_Long/1745517815_351_Wide_Long_angle_data.json</text:p>
          </table:table-cell>
          <table:table-cell/>
          <table:table-cell office:value-type="string" calcext:value-type="string">
            <text:p>./archive_1/1745517815_351_Wide_Long/1745517815_351_Wide_Long_distance_data.json</text:p>
          </table:table-cell>
          <table:table-cell/>
          <table:table-cell office:value-type="string" calcext:value-type="string">
            <text:p>./archive_1/1745517815_351_Wide_Long/1745517815_351_Wide_Long_sound.wav</text:p>
          </table:table-cell>
        </table:table-row>
        <table:table-row table:style-name="ro1">
          <table:table-cell office:value-type="string" calcext:value-type="string">
            <text:p>./archive_1/1745521307_659_Wide_Long/1745521307_659_Wide_Long_angle_data.json</text:p>
          </table:table-cell>
          <table:table-cell/>
          <table:table-cell office:value-type="string" calcext:value-type="string">
            <text:p>./archive_1/1745521307_659_Wide_Long/1745521307_659_Wide_Long_distance_data.json</text:p>
          </table:table-cell>
          <table:table-cell/>
          <table:table-cell office:value-type="string" calcext:value-type="string">
            <text:p>./archive_1/1745521307_659_Wide_Long/1745521307_659_Wide_Long_sound.wav</text:p>
          </table:table-cell>
        </table:table-row>
        <table:table-row table:style-name="ro1">
          <table:table-cell office:value-type="string" calcext:value-type="string">
            <text:p>./archive_1/1745523601_971_Wide_Long/1745523601_971_Wide_Long_angle_data.json</text:p>
          </table:table-cell>
          <table:table-cell/>
          <table:table-cell office:value-type="string" calcext:value-type="string">
            <text:p>./archive_1/1745523601_971_Wide_Long/1745523601_971_Wide_Long_distance_data.json</text:p>
          </table:table-cell>
          <table:table-cell/>
          <table:table-cell office:value-type="string" calcext:value-type="string">
            <text:p>./archive_1/1745523601_971_Wide_Long/1745523601_971_Wide_Long_sound.wav</text:p>
          </table:table-cell>
        </table:table-row>
        <table:table-row table:style-name="ro1">
          <table:table-cell office:value-type="string" calcext:value-type="string">
            <text:p>./archive_1/1745525896_1281_Wide_Long/1745525896_1281_Wide_Long_angle_data.json</text:p>
          </table:table-cell>
          <table:table-cell/>
          <table:table-cell office:value-type="string" calcext:value-type="string">
            <text:p>./archive_1/1745525896_1281_Wide_Long/1745525896_1281_Wide_Long_distance_data.json</text:p>
          </table:table-cell>
          <table:table-cell/>
          <table:table-cell office:value-type="string" calcext:value-type="string">
            <text:p>./archive_1/1745525896_1281_Wide_Long/1745525896_1281_Wide_Long_sound.wav</text:p>
          </table:table-cell>
        </table:table-row>
        <table:table-row table:style-name="ro1">
          <table:table-cell office:value-type="string" calcext:value-type="string">
            <text:p>./archive_1/1744895532_90_Wide_Long/1744895532_90_Wide_Long_angle_data.json</text:p>
          </table:table-cell>
          <table:table-cell/>
          <table:table-cell office:value-type="string" calcext:value-type="string">
            <text:p>./archive_1/1744895532_90_Wide_Long/1744895532_90_Wide_Long_distance_data.json</text:p>
          </table:table-cell>
          <table:table-cell/>
          <table:table-cell office:value-type="string" calcext:value-type="string">
            <text:p>./archive_1/1744895532_90_Wide_Long/1744895532_90_Wide_Long_sound.wav</text:p>
          </table:table-cell>
        </table:table-row>
        <table:table-row table:style-name="ro1">
          <table:table-cell office:value-type="string" calcext:value-type="string">
            <text:p>./archive_1/1744905672_412_Wide_Long/1744905672_412_Wide_Long_angle_data.json</text:p>
          </table:table-cell>
          <table:table-cell/>
          <table:table-cell office:value-type="string" calcext:value-type="string">
            <text:p>./archive_1/1744905672_412_Wide_Long/1744905672_412_Wide_Long_distance_data.json</text:p>
          </table:table-cell>
          <table:table-cell/>
          <table:table-cell office:value-type="string" calcext:value-type="string">
            <text:p>./archive_1/1744905672_412_Wide_Long/1744905672_412_Wide_Long_sound.wav</text:p>
          </table:table-cell>
        </table:table-row>
        <table:table-row table:style-name="ro1">
          <table:table-cell office:value-type="string" calcext:value-type="string">
            <text:p>./archive_1/1744913178_733_Wide_Long/1744913178_733_Wide_Long_angle_data.json</text:p>
          </table:table-cell>
          <table:table-cell/>
          <table:table-cell office:value-type="string" calcext:value-type="string">
            <text:p>./archive_1/1744913178_733_Wide_Long/1744913178_733_Wide_Long_distance_data.json</text:p>
          </table:table-cell>
          <table:table-cell/>
          <table:table-cell office:value-type="string" calcext:value-type="string">
            <text:p>./archive_1/1744913178_733_Wide_Long/1744913178_733_Wide_Long_sound.wav</text:p>
          </table:table-cell>
        </table:table-row>
        <table:table-row table:style-name="ro1">
          <table:table-cell office:value-type="string" calcext:value-type="string">
            <text:p>./archive_1/1745513735_42_Wide_Long/1745513735_42_Wide_Long_angle_data.json</text:p>
          </table:table-cell>
          <table:table-cell/>
          <table:table-cell office:value-type="string" calcext:value-type="string">
            <text:p>./archive_1/1745513735_42_Wide_Long/1745513735_42_Wide_Long_distance_data.json</text:p>
          </table:table-cell>
          <table:table-cell/>
          <table:table-cell office:value-type="string" calcext:value-type="string">
            <text:p>./archive_1/1745513735_42_Wide_Long/1745513735_42_Wide_Long_sound.wav</text:p>
          </table:table-cell>
        </table:table-row>
        <table:table-row table:style-name="ro1">
          <table:table-cell office:value-type="string" calcext:value-type="string">
            <text:p>./archive_1/1745517819_352_Wide_Long/1745517819_352_Wide_Long_angle_data.json</text:p>
          </table:table-cell>
          <table:table-cell/>
          <table:table-cell office:value-type="string" calcext:value-type="string">
            <text:p>./archive_1/1745517819_352_Wide_Long/1745517819_352_Wide_Long_distance_data.json</text:p>
          </table:table-cell>
          <table:table-cell/>
          <table:table-cell office:value-type="string" calcext:value-type="string">
            <text:p>./archive_1/1745517819_352_Wide_Long/1745517819_352_Wide_Long_sound.wav</text:p>
          </table:table-cell>
        </table:table-row>
        <table:table-row table:style-name="ro1">
          <table:table-cell office:value-type="string" calcext:value-type="string">
            <text:p>./archive_1/1745521311_660_Wide_Long/1745521311_660_Wide_Long_angle_data.json</text:p>
          </table:table-cell>
          <table:table-cell/>
          <table:table-cell office:value-type="string" calcext:value-type="string">
            <text:p>./archive_1/1745521311_660_Wide_Long/1745521311_660_Wide_Long_distance_data.json</text:p>
          </table:table-cell>
          <table:table-cell/>
          <table:table-cell office:value-type="string" calcext:value-type="string">
            <text:p>./archive_1/1745521311_660_Wide_Long/1745521311_660_Wide_Long_sound.wav</text:p>
          </table:table-cell>
        </table:table-row>
        <table:table-row table:style-name="ro1">
          <table:table-cell office:value-type="string" calcext:value-type="string">
            <text:p>./archive_1/1745523605_972_Wide_Long/1745523605_972_Wide_Long_angle_data.json</text:p>
          </table:table-cell>
          <table:table-cell/>
          <table:table-cell office:value-type="string" calcext:value-type="string">
            <text:p>./archive_1/1745523605_972_Wide_Long/1745523605_972_Wide_Long_distance_data.json</text:p>
          </table:table-cell>
          <table:table-cell/>
          <table:table-cell office:value-type="string" calcext:value-type="string">
            <text:p>./archive_1/1745523605_972_Wide_Long/1745523605_972_Wide_Long_sound.wav</text:p>
          </table:table-cell>
        </table:table-row>
        <table:table-row table:style-name="ro1">
          <table:table-cell office:value-type="string" calcext:value-type="string">
            <text:p>./archive_1/1745525901_1282_Wide_Long/1745525901_1282_Wide_Long_angle_data.json</text:p>
          </table:table-cell>
          <table:table-cell/>
          <table:table-cell office:value-type="string" calcext:value-type="string">
            <text:p>./archive_1/1745525901_1282_Wide_Long/1745525901_1282_Wide_Long_distance_data.json</text:p>
          </table:table-cell>
          <table:table-cell/>
          <table:table-cell office:value-type="string" calcext:value-type="string">
            <text:p>./archive_1/1745525901_1282_Wide_Long/1745525901_1282_Wide_Long_sound.wav</text:p>
          </table:table-cell>
        </table:table-row>
        <table:table-row table:style-name="ro1">
          <table:table-cell office:value-type="string" calcext:value-type="string">
            <text:p>./archive_1/1744895550_91_Wide_Long/1744895550_91_Wide_Long_angle_data.json</text:p>
          </table:table-cell>
          <table:table-cell/>
          <table:table-cell office:value-type="string" calcext:value-type="string">
            <text:p>./archive_1/1744895550_91_Wide_Long/1744895550_91_Wide_Long_distance_data.json</text:p>
          </table:table-cell>
          <table:table-cell/>
          <table:table-cell office:value-type="string" calcext:value-type="string">
            <text:p>./archive_1/1744895550_91_Wide_Long/1744895550_91_Wide_Long_sound.wav</text:p>
          </table:table-cell>
        </table:table-row>
        <table:table-row table:style-name="ro1">
          <table:table-cell office:value-type="string" calcext:value-type="string">
            <text:p>./archive_1/1744905692_413_Wide_Long/1744905692_413_Wide_Long_angle_data.json</text:p>
          </table:table-cell>
          <table:table-cell/>
          <table:table-cell office:value-type="string" calcext:value-type="string">
            <text:p>./archive_1/1744905692_413_Wide_Long/1744905692_413_Wide_Long_distance_data.json</text:p>
          </table:table-cell>
          <table:table-cell/>
          <table:table-cell office:value-type="string" calcext:value-type="string">
            <text:p>./archive_1/1744905692_413_Wide_Long/1744905692_413_Wide_Long_sound.wav</text:p>
          </table:table-cell>
        </table:table-row>
        <table:table-row table:style-name="ro1">
          <table:table-cell office:value-type="string" calcext:value-type="string">
            <text:p>./archive_1/1744913198_734_Wide_Long/1744913198_734_Wide_Long_angle_data.json</text:p>
          </table:table-cell>
          <table:table-cell/>
          <table:table-cell office:value-type="string" calcext:value-type="string">
            <text:p>./archive_1/1744913198_734_Wide_Long/1744913198_734_Wide_Long_distance_data.json</text:p>
          </table:table-cell>
          <table:table-cell/>
          <table:table-cell office:value-type="string" calcext:value-type="string">
            <text:p>./archive_1/1744913198_734_Wide_Long/1744913198_734_Wide_Long_sound.wav</text:p>
          </table:table-cell>
        </table:table-row>
        <table:table-row table:style-name="ro1">
          <table:table-cell office:value-type="string" calcext:value-type="string">
            <text:p>./archive_1/1745513739_43_Wide_Long/1745513739_43_Wide_Long_angle_data.json</text:p>
          </table:table-cell>
          <table:table-cell/>
          <table:table-cell office:value-type="string" calcext:value-type="string">
            <text:p>./archive_1/1745513739_43_Wide_Long/1745513739_43_Wide_Long_distance_data.json</text:p>
          </table:table-cell>
          <table:table-cell/>
          <table:table-cell office:value-type="string" calcext:value-type="string">
            <text:p>./archive_1/1745513739_43_Wide_Long/1745513739_43_Wide_Long_sound.wav</text:p>
          </table:table-cell>
        </table:table-row>
        <table:table-row table:style-name="ro1">
          <table:table-cell office:value-type="string" calcext:value-type="string">
            <text:p>./archive_1/1745517828_353_Wide_Long/1745517828_353_Wide_Long_angle_data.json</text:p>
          </table:table-cell>
          <table:table-cell/>
          <table:table-cell office:value-type="string" calcext:value-type="string">
            <text:p>./archive_1/1745517828_353_Wide_Long/1745517828_353_Wide_Long_distance_data.json</text:p>
          </table:table-cell>
          <table:table-cell/>
          <table:table-cell office:value-type="string" calcext:value-type="string">
            <text:p>./archive_1/1745517828_353_Wide_Long/1745517828_353_Wide_Long_sound.wav</text:p>
          </table:table-cell>
        </table:table-row>
        <table:table-row table:style-name="ro1">
          <table:table-cell office:value-type="string" calcext:value-type="string">
            <text:p>./archive_1/1745521315_661_Wide_Long/1745521315_661_Wide_Long_angle_data.json</text:p>
          </table:table-cell>
          <table:table-cell/>
          <table:table-cell office:value-type="string" calcext:value-type="string">
            <text:p>./archive_1/1745521315_661_Wide_Long/1745521315_661_Wide_Long_distance_data.json</text:p>
          </table:table-cell>
          <table:table-cell/>
          <table:table-cell office:value-type="string" calcext:value-type="string">
            <text:p>./archive_1/1745521315_661_Wide_Long/1745521315_661_Wide_Long_sound.wav</text:p>
          </table:table-cell>
        </table:table-row>
        <table:table-row table:style-name="ro1">
          <table:table-cell office:value-type="string" calcext:value-type="string">
            <text:p>./archive_1/1745523610_973_Wide_Long/1745523610_973_Wide_Long_angle_data.json</text:p>
          </table:table-cell>
          <table:table-cell/>
          <table:table-cell office:value-type="string" calcext:value-type="string">
            <text:p>./archive_1/1745523610_973_Wide_Long/1745523610_973_Wide_Long_distance_data.json</text:p>
          </table:table-cell>
          <table:table-cell/>
          <table:table-cell office:value-type="string" calcext:value-type="string">
            <text:p>./archive_1/1745523610_973_Wide_Long/1745523610_973_Wide_Long_sound.wav</text:p>
          </table:table-cell>
        </table:table-row>
        <table:table-row table:style-name="ro1">
          <table:table-cell office:value-type="string" calcext:value-type="string">
            <text:p>./archive_1/1745525905_1283_Wide_Long/1745525905_1283_Wide_Long_angle_data.json</text:p>
          </table:table-cell>
          <table:table-cell/>
          <table:table-cell office:value-type="string" calcext:value-type="string">
            <text:p>./archive_1/1745525905_1283_Wide_Long/1745525905_1283_Wide_Long_distance_data.json</text:p>
          </table:table-cell>
          <table:table-cell/>
          <table:table-cell office:value-type="string" calcext:value-type="string">
            <text:p>./archive_1/1745525905_1283_Wide_Long/1745525905_1283_Wide_Long_sound.wav</text:p>
          </table:table-cell>
        </table:table-row>
        <table:table-row table:style-name="ro1">
          <table:table-cell office:value-type="string" calcext:value-type="string">
            <text:p>./archive_1/1744895569_92_Wide_Long/1744895569_92_Wide_Long_angle_data.json</text:p>
          </table:table-cell>
          <table:table-cell/>
          <table:table-cell office:value-type="string" calcext:value-type="string">
            <text:p>./archive_1/1744895569_92_Wide_Long/1744895569_92_Wide_Long_distance_data.json</text:p>
          </table:table-cell>
          <table:table-cell/>
          <table:table-cell office:value-type="string" calcext:value-type="string">
            <text:p>./archive_1/1744895569_92_Wide_Long/1744895569_92_Wide_Long_sound.wav</text:p>
          </table:table-cell>
        </table:table-row>
        <table:table-row table:style-name="ro1">
          <table:table-cell office:value-type="string" calcext:value-type="string">
            <text:p>./archive_1/1744905716_414_Wide_Long/1744905716_414_Wide_Long_angle_data.json</text:p>
          </table:table-cell>
          <table:table-cell/>
          <table:table-cell office:value-type="string" calcext:value-type="string">
            <text:p>./archive_1/1744905716_414_Wide_Long/1744905716_414_Wide_Long_distance_data.json</text:p>
          </table:table-cell>
          <table:table-cell/>
          <table:table-cell office:value-type="string" calcext:value-type="string">
            <text:p>./archive_1/1744905716_414_Wide_Long/1744905716_414_Wide_Long_sound.wav</text:p>
          </table:table-cell>
        </table:table-row>
        <table:table-row table:style-name="ro1">
          <table:table-cell office:value-type="string" calcext:value-type="string">
            <text:p>./archive_1/1744913219_735_Wide_Long/1744913219_735_Wide_Long_angle_data.json</text:p>
          </table:table-cell>
          <table:table-cell/>
          <table:table-cell office:value-type="string" calcext:value-type="string">
            <text:p>./archive_1/1744913219_735_Wide_Long/1744913219_735_Wide_Long_distance_data.json</text:p>
          </table:table-cell>
          <table:table-cell/>
          <table:table-cell office:value-type="string" calcext:value-type="string">
            <text:p>./archive_1/1744913219_735_Wide_Long/1744913219_735_Wide_Long_sound.wav</text:p>
          </table:table-cell>
        </table:table-row>
        <table:table-row table:style-name="ro1">
          <table:table-cell office:value-type="string" calcext:value-type="string">
            <text:p>./archive_1/1745513744_44_Wide_Long/1745513744_44_Wide_Long_angle_data.json</text:p>
          </table:table-cell>
          <table:table-cell/>
          <table:table-cell office:value-type="string" calcext:value-type="string">
            <text:p>./archive_1/1745513744_44_Wide_Long/1745513744_44_Wide_Long_distance_data.json</text:p>
          </table:table-cell>
          <table:table-cell/>
          <table:table-cell office:value-type="string" calcext:value-type="string">
            <text:p>./archive_1/1745513744_44_Wide_Long/1745513744_44_Wide_Long_sound.wav</text:p>
          </table:table-cell>
        </table:table-row>
        <table:table-row table:style-name="ro1">
          <table:table-cell office:value-type="string" calcext:value-type="string">
            <text:p>./archive_1/1745517921_354_Wide_Long/1745517921_354_Wide_Long_angle_data.json</text:p>
          </table:table-cell>
          <table:table-cell/>
          <table:table-cell office:value-type="string" calcext:value-type="string">
            <text:p>./archive_1/1745517921_354_Wide_Long/1745517921_354_Wide_Long_distance_data.json</text:p>
          </table:table-cell>
          <table:table-cell/>
          <table:table-cell office:value-type="string" calcext:value-type="string">
            <text:p>./archive_1/1745517921_354_Wide_Long/1745517921_354_Wide_Long_sound.wav</text:p>
          </table:table-cell>
        </table:table-row>
        <table:table-row table:style-name="ro1">
          <table:table-cell office:value-type="string" calcext:value-type="string">
            <text:p>./archive_1/1745521319_662_Wide_Long/1745521319_662_Wide_Long_angle_data.json</text:p>
          </table:table-cell>
          <table:table-cell/>
          <table:table-cell office:value-type="string" calcext:value-type="string">
            <text:p>./archive_1/1745521319_662_Wide_Long/1745521319_662_Wide_Long_distance_data.json</text:p>
          </table:table-cell>
          <table:table-cell/>
          <table:table-cell office:value-type="string" calcext:value-type="string">
            <text:p>./archive_1/1745521319_662_Wide_Long/1745521319_662_Wide_Long_sound.wav</text:p>
          </table:table-cell>
        </table:table-row>
        <table:table-row table:style-name="ro1">
          <table:table-cell office:value-type="string" calcext:value-type="string">
            <text:p>./archive_1/1745523614_974_Wide_Long/1745523614_974_Wide_Long_angle_data.json</text:p>
          </table:table-cell>
          <table:table-cell/>
          <table:table-cell office:value-type="string" calcext:value-type="string">
            <text:p>./archive_1/1745523614_974_Wide_Long/1745523614_974_Wide_Long_distance_data.json</text:p>
          </table:table-cell>
          <table:table-cell/>
          <table:table-cell office:value-type="string" calcext:value-type="string">
            <text:p>./archive_1/1745523614_974_Wide_Long/1745523614_974_Wide_Long_sound.wav</text:p>
          </table:table-cell>
        </table:table-row>
        <table:table-row table:style-name="ro1">
          <table:table-cell office:value-type="string" calcext:value-type="string">
            <text:p>./archive_1/1745525910_1284_Wide_Long/1745525910_1284_Wide_Long_angle_data.json</text:p>
          </table:table-cell>
          <table:table-cell/>
          <table:table-cell office:value-type="string" calcext:value-type="string">
            <text:p>./archive_1/1745525910_1284_Wide_Long/1745525910_1284_Wide_Long_distance_data.json</text:p>
          </table:table-cell>
          <table:table-cell/>
          <table:table-cell office:value-type="string" calcext:value-type="string">
            <text:p>./archive_1/1745525910_1284_Wide_Long/1745525910_1284_Wide_Long_sound.wav</text:p>
          </table:table-cell>
        </table:table-row>
        <table:table-row table:style-name="ro1">
          <table:table-cell office:value-type="string" calcext:value-type="string">
            <text:p>./archive_1/1744895587_93_Wide_Long/1744895587_93_Wide_Long_angle_data.json</text:p>
          </table:table-cell>
          <table:table-cell/>
          <table:table-cell office:value-type="string" calcext:value-type="string">
            <text:p>./archive_1/1744895587_93_Wide_Long/1744895587_93_Wide_Long_distance_data.json</text:p>
          </table:table-cell>
          <table:table-cell/>
          <table:table-cell office:value-type="string" calcext:value-type="string">
            <text:p>./archive_1/1744895587_93_Wide_Long/1744895587_93_Wide_Long_sound.wav</text:p>
          </table:table-cell>
        </table:table-row>
        <table:table-row table:style-name="ro1">
          <table:table-cell office:value-type="string" calcext:value-type="string">
            <text:p>./archive_1/1744905735_415_Wide_Long/1744905735_415_Wide_Long_angle_data.json</text:p>
          </table:table-cell>
          <table:table-cell/>
          <table:table-cell office:value-type="string" calcext:value-type="string">
            <text:p>./archive_1/1744905735_415_Wide_Long/1744905735_415_Wide_Long_distance_data.json</text:p>
          </table:table-cell>
          <table:table-cell/>
          <table:table-cell office:value-type="string" calcext:value-type="string">
            <text:p>./archive_1/1744905735_415_Wide_Long/1744905735_415_Wide_Long_sound.wav</text:p>
          </table:table-cell>
        </table:table-row>
        <table:table-row table:style-name="ro1">
          <table:table-cell office:value-type="string" calcext:value-type="string">
            <text:p>./archive_1/1744913243_736_Wide_Long/1744913243_736_Wide_Long_angle_data.json</text:p>
          </table:table-cell>
          <table:table-cell/>
          <table:table-cell office:value-type="string" calcext:value-type="string">
            <text:p>./archive_1/1744913243_736_Wide_Long/1744913243_736_Wide_Long_distance_data.json</text:p>
          </table:table-cell>
          <table:table-cell/>
          <table:table-cell office:value-type="string" calcext:value-type="string">
            <text:p>./archive_1/1744913243_736_Wide_Long/1744913243_736_Wide_Long_sound.wav</text:p>
          </table:table-cell>
        </table:table-row>
        <table:table-row table:style-name="ro1">
          <table:table-cell office:value-type="string" calcext:value-type="string">
            <text:p>./archive_1/1745513749_45_Wide_Long/1745513749_45_Wide_Long_angle_data.json</text:p>
          </table:table-cell>
          <table:table-cell/>
          <table:table-cell office:value-type="string" calcext:value-type="string">
            <text:p>./archive_1/1745513749_45_Wide_Long/1745513749_45_Wide_Long_distance_data.json</text:p>
          </table:table-cell>
          <table:table-cell/>
          <table:table-cell office:value-type="string" calcext:value-type="string">
            <text:p>./archive_1/1745513749_45_Wide_Long/1745513749_45_Wide_Long_sound.wav</text:p>
          </table:table-cell>
        </table:table-row>
        <table:table-row table:style-name="ro1">
          <table:table-cell office:value-type="string" calcext:value-type="string">
            <text:p>./archive_1/1745517926_355_Wide_Long/1745517926_355_Wide_Long_angle_data.json</text:p>
          </table:table-cell>
          <table:table-cell/>
          <table:table-cell office:value-type="string" calcext:value-type="string">
            <text:p>./archive_1/1745517926_355_Wide_Long/1745517926_355_Wide_Long_distance_data.json</text:p>
          </table:table-cell>
          <table:table-cell/>
          <table:table-cell office:value-type="string" calcext:value-type="string">
            <text:p>./archive_1/1745517926_355_Wide_Long/1745517926_355_Wide_Long_sound.wav</text:p>
          </table:table-cell>
        </table:table-row>
        <table:table-row table:style-name="ro1">
          <table:table-cell office:value-type="string" calcext:value-type="string">
            <text:p>./archive_1/1745521323_663_Wide_Long/1745521323_663_Wide_Long_angle_data.json</text:p>
          </table:table-cell>
          <table:table-cell/>
          <table:table-cell office:value-type="string" calcext:value-type="string">
            <text:p>./archive_1/1745521323_663_Wide_Long/1745521323_663_Wide_Long_distance_data.json</text:p>
          </table:table-cell>
          <table:table-cell/>
          <table:table-cell office:value-type="string" calcext:value-type="string">
            <text:p>./archive_1/1745521323_663_Wide_Long/1745521323_663_Wide_Long_sound.wav</text:p>
          </table:table-cell>
        </table:table-row>
        <table:table-row table:style-name="ro1">
          <table:table-cell office:value-type="string" calcext:value-type="string">
            <text:p>./archive_1/1745523619_975_Wide_Long/1745523619_975_Wide_Long_angle_data.json</text:p>
          </table:table-cell>
          <table:table-cell/>
          <table:table-cell office:value-type="string" calcext:value-type="string">
            <text:p>./archive_1/1745523619_975_Wide_Long/1745523619_975_Wide_Long_distance_data.json</text:p>
          </table:table-cell>
          <table:table-cell/>
          <table:table-cell office:value-type="string" calcext:value-type="string">
            <text:p>./archive_1/1745523619_975_Wide_Long/1745523619_975_Wide_Long_sound.wav</text:p>
          </table:table-cell>
        </table:table-row>
        <table:table-row table:style-name="ro1">
          <table:table-cell office:value-type="string" calcext:value-type="string">
            <text:p>./archive_1/1745525914_1285_Wide_Long/1745525914_1285_Wide_Long_angle_data.json</text:p>
          </table:table-cell>
          <table:table-cell/>
          <table:table-cell office:value-type="string" calcext:value-type="string">
            <text:p>./archive_1/1745525914_1285_Wide_Long/1745525914_1285_Wide_Long_distance_data.json</text:p>
          </table:table-cell>
          <table:table-cell/>
          <table:table-cell office:value-type="string" calcext:value-type="string">
            <text:p>./archive_1/1745525914_1285_Wide_Long/1745525914_1285_Wide_Long_sound.wav</text:p>
          </table:table-cell>
        </table:table-row>
        <table:table-row table:style-name="ro1">
          <table:table-cell office:value-type="string" calcext:value-type="string">
            <text:p>./archive_1/1744895606_94_Wide_Long/1744895606_94_Wide_Long_angle_data.json</text:p>
          </table:table-cell>
          <table:table-cell/>
          <table:table-cell office:value-type="string" calcext:value-type="string">
            <text:p>./archive_1/1744895606_94_Wide_Long/1744895606_94_Wide_Long_distance_data.json</text:p>
          </table:table-cell>
          <table:table-cell/>
          <table:table-cell office:value-type="string" calcext:value-type="string">
            <text:p>./archive_1/1744895606_94_Wide_Long/1744895606_94_Wide_Long_sound.wav</text:p>
          </table:table-cell>
        </table:table-row>
        <table:table-row table:style-name="ro1">
          <table:table-cell office:value-type="string" calcext:value-type="string">
            <text:p>./archive_1/1744905755_416_Wide_Long/1744905755_416_Wide_Long_angle_data.json</text:p>
          </table:table-cell>
          <table:table-cell/>
          <table:table-cell office:value-type="string" calcext:value-type="string">
            <text:p>./archive_1/1744905755_416_Wide_Long/1744905755_416_Wide_Long_distance_data.json</text:p>
          </table:table-cell>
          <table:table-cell/>
          <table:table-cell office:value-type="string" calcext:value-type="string">
            <text:p>./archive_1/1744905755_416_Wide_Long/1744905755_416_Wide_Long_sound.wav</text:p>
          </table:table-cell>
        </table:table-row>
        <table:table-row table:style-name="ro1">
          <table:table-cell office:value-type="string" calcext:value-type="string">
            <text:p>./archive_1/1744913264_737_Wide_Long/1744913264_737_Wide_Long_angle_data.json</text:p>
          </table:table-cell>
          <table:table-cell/>
          <table:table-cell office:value-type="string" calcext:value-type="string">
            <text:p>./archive_1/1744913264_737_Wide_Long/1744913264_737_Wide_Long_distance_data.json</text:p>
          </table:table-cell>
          <table:table-cell/>
          <table:table-cell office:value-type="string" calcext:value-type="string">
            <text:p>./archive_1/1744913264_737_Wide_Long/1744913264_737_Wide_Long_sound.wav</text:p>
          </table:table-cell>
        </table:table-row>
        <table:table-row table:style-name="ro1">
          <table:table-cell office:value-type="string" calcext:value-type="string">
            <text:p>./archive_1/1745513753_46_Wide_Long/1745513753_46_Wide_Long_angle_data.json</text:p>
          </table:table-cell>
          <table:table-cell/>
          <table:table-cell office:value-type="string" calcext:value-type="string">
            <text:p>./archive_1/1745513753_46_Wide_Long/1745513753_46_Wide_Long_distance_data.json</text:p>
          </table:table-cell>
          <table:table-cell/>
          <table:table-cell office:value-type="string" calcext:value-type="string">
            <text:p>./archive_1/1745513753_46_Wide_Long/1745513753_46_Wide_Long_sound.wav</text:p>
          </table:table-cell>
        </table:table-row>
        <table:table-row table:style-name="ro1">
          <table:table-cell office:value-type="string" calcext:value-type="string">
            <text:p>./archive_1/1745517947_356_Wide_Long/1745517947_356_Wide_Long_angle_data.json</text:p>
          </table:table-cell>
          <table:table-cell/>
          <table:table-cell office:value-type="string" calcext:value-type="string">
            <text:p>./archive_1/1745517947_356_Wide_Long/1745517947_356_Wide_Long_distance_data.json</text:p>
          </table:table-cell>
          <table:table-cell/>
          <table:table-cell office:value-type="string" calcext:value-type="string">
            <text:p>./archive_1/1745517947_356_Wide_Long/1745517947_356_Wide_Long_sound.wav</text:p>
          </table:table-cell>
        </table:table-row>
        <table:table-row table:style-name="ro1">
          <table:table-cell office:value-type="string" calcext:value-type="string">
            <text:p>./archive_1/1745521328_664_Wide_Long/1745521328_664_Wide_Long_angle_data.json</text:p>
          </table:table-cell>
          <table:table-cell/>
          <table:table-cell office:value-type="string" calcext:value-type="string">
            <text:p>./archive_1/1745521328_664_Wide_Long/1745521328_664_Wide_Long_distance_data.json</text:p>
          </table:table-cell>
          <table:table-cell/>
          <table:table-cell office:value-type="string" calcext:value-type="string">
            <text:p>./archive_1/1745521328_664_Wide_Long/1745521328_664_Wide_Long_sound.wav</text:p>
          </table:table-cell>
        </table:table-row>
        <table:table-row table:style-name="ro1">
          <table:table-cell office:value-type="string" calcext:value-type="string">
            <text:p>./archive_1/1745523631_976_Wide_Long/1745523631_976_Wide_Long_angle_data.json</text:p>
          </table:table-cell>
          <table:table-cell/>
          <table:table-cell office:value-type="string" calcext:value-type="string">
            <text:p>./archive_1/1745523631_976_Wide_Long/1745523631_976_Wide_Long_distance_data.json</text:p>
          </table:table-cell>
          <table:table-cell/>
          <table:table-cell office:value-type="string" calcext:value-type="string">
            <text:p>./archive_1/1745523631_976_Wide_Long/1745523631_976_Wide_Long_sound.wav</text:p>
          </table:table-cell>
        </table:table-row>
        <table:table-row table:style-name="ro1">
          <table:table-cell office:value-type="string" calcext:value-type="string">
            <text:p>./archive_1/1745525923_1286_Wide_Long/1745525923_1286_Wide_Long_angle_data.json</text:p>
          </table:table-cell>
          <table:table-cell/>
          <table:table-cell office:value-type="string" calcext:value-type="string">
            <text:p>./archive_1/1745525923_1286_Wide_Long/1745525923_1286_Wide_Long_distance_data.json</text:p>
          </table:table-cell>
          <table:table-cell/>
          <table:table-cell office:value-type="string" calcext:value-type="string">
            <text:p>./archive_1/1745525923_1286_Wide_Long/1745525923_1286_Wide_Long_sound.wav</text:p>
          </table:table-cell>
        </table:table-row>
        <table:table-row table:style-name="ro1">
          <table:table-cell office:value-type="string" calcext:value-type="string">
            <text:p>./archive_1/1744895625_95_Wide_Long/1744895625_95_Wide_Long_angle_data.json</text:p>
          </table:table-cell>
          <table:table-cell/>
          <table:table-cell office:value-type="string" calcext:value-type="string">
            <text:p>./archive_1/1744895625_95_Wide_Long/1744895625_95_Wide_Long_distance_data.json</text:p>
          </table:table-cell>
          <table:table-cell/>
          <table:table-cell office:value-type="string" calcext:value-type="string">
            <text:p>./archive_1/1744895625_95_Wide_Long/1744895625_95_Wide_Long_sound.wav</text:p>
          </table:table-cell>
        </table:table-row>
        <table:table-row table:style-name="ro1">
          <table:table-cell office:value-type="string" calcext:value-type="string">
            <text:p>./archive_1/1744905774_417_Wide_Long/1744905774_417_Wide_Long_angle_data.json</text:p>
          </table:table-cell>
          <table:table-cell/>
          <table:table-cell office:value-type="string" calcext:value-type="string">
            <text:p>./archive_1/1744905774_417_Wide_Long/1744905774_417_Wide_Long_distance_data.json</text:p>
          </table:table-cell>
          <table:table-cell/>
          <table:table-cell office:value-type="string" calcext:value-type="string">
            <text:p>./archive_1/1744905774_417_Wide_Long/1744905774_417_Wide_Long_sound.wav</text:p>
          </table:table-cell>
        </table:table-row>
        <table:table-row table:style-name="ro1">
          <table:table-cell office:value-type="string" calcext:value-type="string">
            <text:p>./archive_1/1744913284_738_Wide_Long/1744913284_738_Wide_Long_angle_data.json</text:p>
          </table:table-cell>
          <table:table-cell/>
          <table:table-cell office:value-type="string" calcext:value-type="string">
            <text:p>./archive_1/1744913284_738_Wide_Long/1744913284_738_Wide_Long_distance_data.json</text:p>
          </table:table-cell>
          <table:table-cell/>
          <table:table-cell office:value-type="string" calcext:value-type="string">
            <text:p>./archive_1/1744913284_738_Wide_Long/1744913284_738_Wide_Long_sound.wav</text:p>
          </table:table-cell>
        </table:table-row>
        <table:table-row table:style-name="ro1">
          <table:table-cell office:value-type="string" calcext:value-type="string">
            <text:p>./archive_1/1745513758_47_Wide_Long/1745513758_47_Wide_Long_angle_data.json</text:p>
          </table:table-cell>
          <table:table-cell/>
          <table:table-cell office:value-type="string" calcext:value-type="string">
            <text:p>./archive_1/1745513758_47_Wide_Long/1745513758_47_Wide_Long_distance_data.json</text:p>
          </table:table-cell>
          <table:table-cell/>
          <table:table-cell office:value-type="string" calcext:value-type="string">
            <text:p>./archive_1/1745513758_47_Wide_Long/1745513758_47_Wide_Long_sound.wav</text:p>
          </table:table-cell>
        </table:table-row>
        <table:table-row table:style-name="ro1">
          <table:table-cell office:value-type="string" calcext:value-type="string">
            <text:p>./archive_1/1745517952_357_Wide_Long/1745517952_357_Wide_Long_angle_data.json</text:p>
          </table:table-cell>
          <table:table-cell/>
          <table:table-cell office:value-type="string" calcext:value-type="string">
            <text:p>./archive_1/1745517952_357_Wide_Long/1745517952_357_Wide_Long_distance_data.json</text:p>
          </table:table-cell>
          <table:table-cell/>
          <table:table-cell office:value-type="string" calcext:value-type="string">
            <text:p>./archive_1/1745517952_357_Wide_Long/1745517952_357_Wide_Long_sound.wav</text:p>
          </table:table-cell>
        </table:table-row>
        <table:table-row table:style-name="ro1">
          <table:table-cell office:value-type="string" calcext:value-type="string">
            <text:p>./archive_1/1745521332_665_Wide_Long/1745521332_665_Wide_Long_angle_data.json</text:p>
          </table:table-cell>
          <table:table-cell/>
          <table:table-cell office:value-type="string" calcext:value-type="string">
            <text:p>./archive_1/1745521332_665_Wide_Long/1745521332_665_Wide_Long_distance_data.json</text:p>
          </table:table-cell>
          <table:table-cell/>
          <table:table-cell office:value-type="string" calcext:value-type="string">
            <text:p>./archive_1/1745521332_665_Wide_Long/1745521332_665_Wide_Long_sound.wav</text:p>
          </table:table-cell>
        </table:table-row>
        <table:table-row table:style-name="ro1">
          <table:table-cell office:value-type="string" calcext:value-type="string">
            <text:p>./archive_1/1745523636_977_Wide_Long/1745523636_977_Wide_Long_angle_data.json</text:p>
          </table:table-cell>
          <table:table-cell/>
          <table:table-cell office:value-type="string" calcext:value-type="string">
            <text:p>./archive_1/1745523636_977_Wide_Long/1745523636_977_Wide_Long_distance_data.json</text:p>
          </table:table-cell>
          <table:table-cell/>
          <table:table-cell office:value-type="string" calcext:value-type="string">
            <text:p>./archive_1/1745523636_977_Wide_Long/1745523636_977_Wide_Long_sound.wav</text:p>
          </table:table-cell>
        </table:table-row>
        <table:table-row table:style-name="ro1">
          <table:table-cell office:value-type="string" calcext:value-type="string">
            <text:p>./archive_1/1745525928_1287_Wide_Long/1745525928_1287_Wide_Long_angle_data.json</text:p>
          </table:table-cell>
          <table:table-cell/>
          <table:table-cell office:value-type="string" calcext:value-type="string">
            <text:p>./archive_1/1745525928_1287_Wide_Long/1745525928_1287_Wide_Long_distance_data.json</text:p>
          </table:table-cell>
          <table:table-cell/>
          <table:table-cell office:value-type="string" calcext:value-type="string">
            <text:p>./archive_1/1745525928_1287_Wide_Long/1745525928_1287_Wide_Long_sound.wav</text:p>
          </table:table-cell>
        </table:table-row>
        <table:table-row table:style-name="ro1">
          <table:table-cell office:value-type="string" calcext:value-type="string">
            <text:p>./archive_1/1744895645_96_Wide_Long/1744895645_96_Wide_Long_angle_data.json</text:p>
          </table:table-cell>
          <table:table-cell/>
          <table:table-cell office:value-type="string" calcext:value-type="string">
            <text:p>./archive_1/1744895645_96_Wide_Long/1744895645_96_Wide_Long_distance_data.json</text:p>
          </table:table-cell>
          <table:table-cell/>
          <table:table-cell office:value-type="string" calcext:value-type="string">
            <text:p>./archive_1/1744895645_96_Wide_Long/1744895645_96_Wide_Long_sound.wav</text:p>
          </table:table-cell>
        </table:table-row>
        <table:table-row table:style-name="ro1">
          <table:table-cell office:value-type="string" calcext:value-type="string">
            <text:p>./archive_1/1744905794_418_Wide_Long/1744905794_418_Wide_Long_angle_data.json</text:p>
          </table:table-cell>
          <table:table-cell/>
          <table:table-cell office:value-type="string" calcext:value-type="string">
            <text:p>./archive_1/1744905794_418_Wide_Long/1744905794_418_Wide_Long_distance_data.json</text:p>
          </table:table-cell>
          <table:table-cell/>
          <table:table-cell office:value-type="string" calcext:value-type="string">
            <text:p>./archive_1/1744905794_418_Wide_Long/1744905794_418_Wide_Long_sound.wav</text:p>
          </table:table-cell>
        </table:table-row>
        <table:table-row table:style-name="ro1">
          <table:table-cell office:value-type="string" calcext:value-type="string">
            <text:p>./archive_1/1744913304_739_Wide_Long/1744913304_739_Wide_Long_angle_data.json</text:p>
          </table:table-cell>
          <table:table-cell/>
          <table:table-cell office:value-type="string" calcext:value-type="string">
            <text:p>./archive_1/1744913304_739_Wide_Long/1744913304_739_Wide_Long_distance_data.json</text:p>
          </table:table-cell>
          <table:table-cell/>
          <table:table-cell office:value-type="string" calcext:value-type="string">
            <text:p>./archive_1/1744913304_739_Wide_Long/1744913304_739_Wide_Long_sound.wav</text:p>
          </table:table-cell>
        </table:table-row>
        <table:table-row table:style-name="ro1">
          <table:table-cell office:value-type="string" calcext:value-type="string">
            <text:p>./archive_1/1745513762_48_Wide_Long/1745513762_48_Wide_Long_angle_data.json</text:p>
          </table:table-cell>
          <table:table-cell/>
          <table:table-cell office:value-type="string" calcext:value-type="string">
            <text:p>./archive_1/1745513762_48_Wide_Long/1745513762_48_Wide_Long_distance_data.json</text:p>
          </table:table-cell>
          <table:table-cell/>
          <table:table-cell office:value-type="string" calcext:value-type="string">
            <text:p>./archive_1/1745513762_48_Wide_Long/1745513762_48_Wide_Long_sound.wav</text:p>
          </table:table-cell>
        </table:table-row>
        <table:table-row table:style-name="ro1">
          <table:table-cell office:value-type="string" calcext:value-type="string">
            <text:p>./archive_1/1745517956_358_Wide_Long/1745517956_358_Wide_Long_angle_data.json</text:p>
          </table:table-cell>
          <table:table-cell/>
          <table:table-cell office:value-type="string" calcext:value-type="string">
            <text:p>./archive_1/1745517956_358_Wide_Long/1745517956_358_Wide_Long_distance_data.json</text:p>
          </table:table-cell>
          <table:table-cell/>
          <table:table-cell office:value-type="string" calcext:value-type="string">
            <text:p>./archive_1/1745517956_358_Wide_Long/1745517956_358_Wide_Long_sound.wav</text:p>
          </table:table-cell>
        </table:table-row>
        <table:table-row table:style-name="ro1">
          <table:table-cell office:value-type="string" calcext:value-type="string">
            <text:p>./archive_1/1745521336_666_Wide_Long/1745521336_666_Wide_Long_angle_data.json</text:p>
          </table:table-cell>
          <table:table-cell/>
          <table:table-cell office:value-type="string" calcext:value-type="string">
            <text:p>./archive_1/1745521336_666_Wide_Long/1745521336_666_Wide_Long_distance_data.json</text:p>
          </table:table-cell>
          <table:table-cell/>
          <table:table-cell office:value-type="string" calcext:value-type="string">
            <text:p>./archive_1/1745521336_666_Wide_Long/1745521336_666_Wide_Long_sound.wav</text:p>
          </table:table-cell>
        </table:table-row>
        <table:table-row table:style-name="ro1">
          <table:table-cell office:value-type="string" calcext:value-type="string">
            <text:p>./archive_1/1745523641_978_Wide_Long/1745523641_978_Wide_Long_angle_data.json</text:p>
          </table:table-cell>
          <table:table-cell/>
          <table:table-cell office:value-type="string" calcext:value-type="string">
            <text:p>./archive_1/1745523641_978_Wide_Long/1745523641_978_Wide_Long_distance_data.json</text:p>
          </table:table-cell>
          <table:table-cell/>
          <table:table-cell office:value-type="string" calcext:value-type="string">
            <text:p>./archive_1/1745523641_978_Wide_Long/1745523641_978_Wide_Long_sound.wav</text:p>
          </table:table-cell>
        </table:table-row>
        <table:table-row table:style-name="ro1">
          <table:table-cell office:value-type="string" calcext:value-type="string">
            <text:p>./archive_1/1745525933_1288_Wide_Long/1745525933_1288_Wide_Long_angle_data.json</text:p>
          </table:table-cell>
          <table:table-cell/>
          <table:table-cell office:value-type="string" calcext:value-type="string">
            <text:p>./archive_1/1745525933_1288_Wide_Long/1745525933_1288_Wide_Long_distance_data.json</text:p>
          </table:table-cell>
          <table:table-cell/>
          <table:table-cell office:value-type="string" calcext:value-type="string">
            <text:p>./archive_1/1745525933_1288_Wide_Long/1745525933_1288_Wide_Long_sound.wav</text:p>
          </table:table-cell>
        </table:table-row>
        <table:table-row table:style-name="ro1">
          <table:table-cell office:value-type="string" calcext:value-type="string">
            <text:p>./archive_1/1744895769_98_Wide_Long/1744895769_98_Wide_Long_angle_data.json</text:p>
          </table:table-cell>
          <table:table-cell/>
          <table:table-cell office:value-type="string" calcext:value-type="string">
            <text:p>./archive_1/1744895769_98_Wide_Long/1744895769_98_Wide_Long_distance_data.json</text:p>
          </table:table-cell>
          <table:table-cell/>
          <table:table-cell office:value-type="string" calcext:value-type="string">
            <text:p>./archive_1/1744895769_98_Wide_Long/1744895769_98_Wide_Long_sound.wav</text:p>
          </table:table-cell>
        </table:table-row>
        <table:table-row table:style-name="ro1">
          <table:table-cell office:value-type="string" calcext:value-type="string">
            <text:p>./archive_1/1744905814_419_Wide_Long/1744905814_419_Wide_Long_angle_data.json</text:p>
          </table:table-cell>
          <table:table-cell/>
          <table:table-cell office:value-type="string" calcext:value-type="string">
            <text:p>./archive_1/1744905814_419_Wide_Long/1744905814_419_Wide_Long_distance_data.json</text:p>
          </table:table-cell>
          <table:table-cell/>
          <table:table-cell office:value-type="string" calcext:value-type="string">
            <text:p>./archive_1/1744905814_419_Wide_Long/1744905814_419_Wide_Long_sound.wav</text:p>
          </table:table-cell>
        </table:table-row>
        <table:table-row table:style-name="ro1">
          <table:table-cell office:value-type="string" calcext:value-type="string">
            <text:p>./archive_1/1744913324_740_Wide_Long/1744913324_740_Wide_Long_angle_data.json</text:p>
          </table:table-cell>
          <table:table-cell/>
          <table:table-cell office:value-type="string" calcext:value-type="string">
            <text:p>./archive_1/1744913324_740_Wide_Long/1744913324_740_Wide_Long_distance_data.json</text:p>
          </table:table-cell>
          <table:table-cell/>
          <table:table-cell office:value-type="string" calcext:value-type="string">
            <text:p>./archive_1/1744913324_740_Wide_Long/1744913324_740_Wide_Long_sound.wav</text:p>
          </table:table-cell>
        </table:table-row>
        <table:table-row table:style-name="ro1">
          <table:table-cell office:value-type="string" calcext:value-type="string">
            <text:p>./archive_1/1745513767_49_Wide_Long/1745513767_49_Wide_Long_angle_data.json</text:p>
          </table:table-cell>
          <table:table-cell/>
          <table:table-cell office:value-type="string" calcext:value-type="string">
            <text:p>./archive_1/1745513767_49_Wide_Long/1745513767_49_Wide_Long_distance_data.json</text:p>
          </table:table-cell>
          <table:table-cell/>
          <table:table-cell office:value-type="string" calcext:value-type="string">
            <text:p>./archive_1/1745513767_49_Wide_Long/1745513767_49_Wide_Long_sound.wav</text:p>
          </table:table-cell>
        </table:table-row>
        <table:table-row table:style-name="ro1">
          <table:table-cell office:value-type="string" calcext:value-type="string">
            <text:p>./archive_1/1745517964_359_Wide_Long/1745517964_359_Wide_Long_angle_data.json</text:p>
          </table:table-cell>
          <table:table-cell/>
          <table:table-cell office:value-type="string" calcext:value-type="string">
            <text:p>./archive_1/1745517964_359_Wide_Long/1745517964_359_Wide_Long_distance_data.json</text:p>
          </table:table-cell>
          <table:table-cell/>
          <table:table-cell office:value-type="string" calcext:value-type="string">
            <text:p>./archive_1/1745517964_359_Wide_Long/1745517964_359_Wide_Long_sound.wav</text:p>
          </table:table-cell>
        </table:table-row>
        <table:table-row table:style-name="ro1">
          <table:table-cell office:value-type="string" calcext:value-type="string">
            <text:p>./archive_1/1745521340_667_Wide_Long/1745521340_667_Wide_Long_angle_data.json</text:p>
          </table:table-cell>
          <table:table-cell/>
          <table:table-cell office:value-type="string" calcext:value-type="string">
            <text:p>./archive_1/1745521340_667_Wide_Long/1745521340_667_Wide_Long_distance_data.json</text:p>
          </table:table-cell>
          <table:table-cell/>
          <table:table-cell office:value-type="string" calcext:value-type="string">
            <text:p>./archive_1/1745521340_667_Wide_Long/1745521340_667_Wide_Long_sound.wav</text:p>
          </table:table-cell>
        </table:table-row>
        <table:table-row table:style-name="ro1">
          <table:table-cell office:value-type="string" calcext:value-type="string">
            <text:p>./archive_1/1745523646_979_Wide_Long/1745523646_979_Wide_Long_angle_data.json</text:p>
          </table:table-cell>
          <table:table-cell/>
          <table:table-cell office:value-type="string" calcext:value-type="string">
            <text:p>./archive_1/1745523646_979_Wide_Long/1745523646_979_Wide_Long_distance_data.json</text:p>
          </table:table-cell>
          <table:table-cell/>
          <table:table-cell office:value-type="string" calcext:value-type="string">
            <text:p>./archive_1/1745523646_979_Wide_Long/1745523646_979_Wide_Long_sound.wav</text:p>
          </table:table-cell>
        </table:table-row>
        <table:table-row table:style-name="ro1">
          <table:table-cell office:value-type="string" calcext:value-type="string">
            <text:p>./archive_1/1745525938_1289_Wide_Long/1745525938_1289_Wide_Long_angle_data.json</text:p>
          </table:table-cell>
          <table:table-cell/>
          <table:table-cell office:value-type="string" calcext:value-type="string">
            <text:p>./archive_1/1745525938_1289_Wide_Long/1745525938_1289_Wide_Long_distance_data.json</text:p>
          </table:table-cell>
          <table:table-cell/>
          <table:table-cell office:value-type="string" calcext:value-type="string">
            <text:p>./archive_1/1745525938_1289_Wide_Long/1745525938_1289_Wide_Long_sound.wav</text:p>
          </table:table-cell>
        </table:table-row>
        <table:table-row table:style-name="ro1">
          <table:table-cell office:value-type="string" calcext:value-type="string">
            <text:p>./archive_1/1744895789_99_Wide_Long/1744895789_99_Wide_Long_angle_data.json</text:p>
          </table:table-cell>
          <table:table-cell/>
          <table:table-cell office:value-type="string" calcext:value-type="string">
            <text:p>./archive_1/1744895789_99_Wide_Long/1744895789_99_Wide_Long_distance_data.json</text:p>
          </table:table-cell>
          <table:table-cell/>
          <table:table-cell office:value-type="string" calcext:value-type="string">
            <text:p>./archive_1/1744895789_99_Wide_Long/1744895789_99_Wide_Long_sound.wav</text:p>
          </table:table-cell>
        </table:table-row>
        <table:table-row table:style-name="ro1">
          <table:table-cell office:value-type="string" calcext:value-type="string">
            <text:p>./archive_1/1744905834_420_Wide_Long/1744905834_420_Wide_Long_angle_data.json</text:p>
          </table:table-cell>
          <table:table-cell/>
          <table:table-cell office:value-type="string" calcext:value-type="string">
            <text:p>./archive_1/1744905834_420_Wide_Long/1744905834_420_Wide_Long_distance_data.json</text:p>
          </table:table-cell>
          <table:table-cell/>
          <table:table-cell office:value-type="string" calcext:value-type="string">
            <text:p>./archive_1/1744905834_420_Wide_Long/1744905834_420_Wide_Long_sound.wav</text:p>
          </table:table-cell>
        </table:table-row>
        <table:table-row table:style-name="ro1">
          <table:table-cell office:value-type="string" calcext:value-type="string">
            <text:p>./archive_1/1744913345_741_Wide_Long/1744913345_741_Wide_Long_angle_data.json</text:p>
          </table:table-cell>
          <table:table-cell/>
          <table:table-cell office:value-type="string" calcext:value-type="string">
            <text:p>./archive_1/1744913345_741_Wide_Long/1744913345_741_Wide_Long_distance_data.json</text:p>
          </table:table-cell>
          <table:table-cell/>
          <table:table-cell office:value-type="string" calcext:value-type="string">
            <text:p>./archive_1/1744913345_741_Wide_Long/1744913345_741_Wide_Long_sound.wav</text:p>
          </table:table-cell>
        </table:table-row>
        <table:table-row table:style-name="ro1">
          <table:table-cell office:value-type="string" calcext:value-type="string">
            <text:p>./archive_1/1745513776_50_Wide_Long/1745513776_50_Wide_Long_angle_data.json</text:p>
          </table:table-cell>
          <table:table-cell/>
          <table:table-cell office:value-type="string" calcext:value-type="string">
            <text:p>./archive_1/1745513776_50_Wide_Long/1745513776_50_Wide_Long_distance_data.json</text:p>
          </table:table-cell>
          <table:table-cell/>
          <table:table-cell office:value-type="string" calcext:value-type="string">
            <text:p>./archive_1/1745513776_50_Wide_Long/1745513776_50_Wide_Long_sound.wav</text:p>
          </table:table-cell>
        </table:table-row>
        <table:table-row table:style-name="ro1">
          <table:table-cell office:value-type="string" calcext:value-type="string">
            <text:p>./archive_1/1745517969_360_Wide_Long/1745517969_360_Wide_Long_angle_data.json</text:p>
          </table:table-cell>
          <table:table-cell/>
          <table:table-cell office:value-type="string" calcext:value-type="string">
            <text:p>./archive_1/1745517969_360_Wide_Long/1745517969_360_Wide_Long_distance_data.json</text:p>
          </table:table-cell>
          <table:table-cell/>
          <table:table-cell office:value-type="string" calcext:value-type="string">
            <text:p>./archive_1/1745517969_360_Wide_Long/1745517969_360_Wide_Long_sound.wav</text:p>
          </table:table-cell>
        </table:table-row>
        <table:table-row table:style-name="ro1">
          <table:table-cell office:value-type="string" calcext:value-type="string">
            <text:p>./archive_1/1745521344_668_Wide_Long/1745521344_668_Wide_Long_angle_data.json</text:p>
          </table:table-cell>
          <table:table-cell/>
          <table:table-cell office:value-type="string" calcext:value-type="string">
            <text:p>./archive_1/1745521344_668_Wide_Long/1745521344_668_Wide_Long_distance_data.json</text:p>
          </table:table-cell>
          <table:table-cell/>
          <table:table-cell office:value-type="string" calcext:value-type="string">
            <text:p>./archive_1/1745521344_668_Wide_Long/1745521344_668_Wide_Long_sound.wav</text:p>
          </table:table-cell>
        </table:table-row>
        <table:table-row table:style-name="ro1">
          <table:table-cell office:value-type="string" calcext:value-type="string">
            <text:p>./archive_1/1745523651_980_Wide_Long/1745523651_980_Wide_Long_angle_data.json</text:p>
          </table:table-cell>
          <table:table-cell/>
          <table:table-cell office:value-type="string" calcext:value-type="string">
            <text:p>./archive_1/1745523651_980_Wide_Long/1745523651_980_Wide_Long_distance_data.json</text:p>
          </table:table-cell>
          <table:table-cell/>
          <table:table-cell office:value-type="string" calcext:value-type="string">
            <text:p>./archive_1/1745523651_980_Wide_Long/1745523651_980_Wide_Long_sound.wav</text:p>
          </table:table-cell>
        </table:table-row>
        <table:table-row table:style-name="ro1">
          <table:table-cell office:value-type="string" calcext:value-type="string">
            <text:p>./archive_1/1745525943_1290_Wide_Long/1745525943_1290_Wide_Long_angle_data.json</text:p>
          </table:table-cell>
          <table:table-cell/>
          <table:table-cell office:value-type="string" calcext:value-type="string">
            <text:p>./archive_1/1745525943_1290_Wide_Long/1745525943_1290_Wide_Long_distance_data.json</text:p>
          </table:table-cell>
          <table:table-cell/>
          <table:table-cell office:value-type="string" calcext:value-type="string">
            <text:p>./archive_1/1745525943_1290_Wide_Long/1745525943_1290_Wide_Long_sound.wav</text:p>
          </table:table-cell>
        </table:table-row>
        <table:table-row table:style-name="ro1">
          <table:table-cell office:value-type="string" calcext:value-type="string">
            <text:p>./archive_1/1744895808_100_Wide_Long/1744895808_100_Wide_Long_angle_data.json</text:p>
          </table:table-cell>
          <table:table-cell/>
          <table:table-cell office:value-type="string" calcext:value-type="string">
            <text:p>./archive_1/1744895808_100_Wide_Long/1744895808_100_Wide_Long_distance_data.json</text:p>
          </table:table-cell>
          <table:table-cell/>
          <table:table-cell office:value-type="string" calcext:value-type="string">
            <text:p>./archive_1/1744895808_100_Wide_Long/1744895808_100_Wide_Long_sound.wav</text:p>
          </table:table-cell>
        </table:table-row>
        <table:table-row table:style-name="ro1">
          <table:table-cell office:value-type="string" calcext:value-type="string">
            <text:p>./archive_1/1744905853_421_Wide_Long/1744905853_421_Wide_Long_angle_data.json</text:p>
          </table:table-cell>
          <table:table-cell/>
          <table:table-cell office:value-type="string" calcext:value-type="string">
            <text:p>./archive_1/1744905853_421_Wide_Long/1744905853_421_Wide_Long_distance_data.json</text:p>
          </table:table-cell>
          <table:table-cell/>
          <table:table-cell office:value-type="string" calcext:value-type="string">
            <text:p>./archive_1/1744905853_421_Wide_Long/1744905853_421_Wide_Long_sound.wav</text:p>
          </table:table-cell>
        </table:table-row>
        <table:table-row table:style-name="ro1">
          <table:table-cell office:value-type="string" calcext:value-type="string">
            <text:p>./archive_1/1744913364_742_Wide_Long/1744913364_742_Wide_Long_angle_data.json</text:p>
          </table:table-cell>
          <table:table-cell/>
          <table:table-cell office:value-type="string" calcext:value-type="string">
            <text:p>./archive_1/1744913364_742_Wide_Long/1744913364_742_Wide_Long_distance_data.json</text:p>
          </table:table-cell>
          <table:table-cell/>
          <table:table-cell office:value-type="string" calcext:value-type="string">
            <text:p>./archive_1/1744913364_742_Wide_Long/1744913364_742_Wide_Long_sound.wav</text:p>
          </table:table-cell>
        </table:table-row>
        <table:table-row table:style-name="ro1">
          <table:table-cell office:value-type="string" calcext:value-type="string">
            <text:p>./archive_1/1745513781_51_Wide_Long/1745513781_51_Wide_Long_angle_data.json</text:p>
          </table:table-cell>
          <table:table-cell/>
          <table:table-cell office:value-type="string" calcext:value-type="string">
            <text:p>./archive_1/1745513781_51_Wide_Long/1745513781_51_Wide_Long_distance_data.json</text:p>
          </table:table-cell>
          <table:table-cell/>
          <table:table-cell office:value-type="string" calcext:value-type="string">
            <text:p>./archive_1/1745513781_51_Wide_Long/1745513781_51_Wide_Long_sound.wav</text:p>
          </table:table-cell>
        </table:table-row>
        <table:table-row table:style-name="ro1">
          <table:table-cell office:value-type="string" calcext:value-type="string">
            <text:p>./archive_1/1745517974_361_Wide_Long/1745517974_361_Wide_Long_angle_data.json</text:p>
          </table:table-cell>
          <table:table-cell/>
          <table:table-cell office:value-type="string" calcext:value-type="string">
            <text:p>./archive_1/1745517974_361_Wide_Long/1745517974_361_Wide_Long_distance_data.json</text:p>
          </table:table-cell>
          <table:table-cell/>
          <table:table-cell office:value-type="string" calcext:value-type="string">
            <text:p>./archive_1/1745517974_361_Wide_Long/1745517974_361_Wide_Long_sound.wav</text:p>
          </table:table-cell>
        </table:table-row>
        <table:table-row table:style-name="ro1">
          <table:table-cell office:value-type="string" calcext:value-type="string">
            <text:p>./archive_1/1745521348_669_Wide_Long/1745521348_669_Wide_Long_angle_data.json</text:p>
          </table:table-cell>
          <table:table-cell/>
          <table:table-cell office:value-type="string" calcext:value-type="string">
            <text:p>./archive_1/1745521348_669_Wide_Long/1745521348_669_Wide_Long_distance_data.json</text:p>
          </table:table-cell>
          <table:table-cell/>
          <table:table-cell office:value-type="string" calcext:value-type="string">
            <text:p>./archive_1/1745521348_669_Wide_Long/1745521348_669_Wide_Long_sound.wav</text:p>
          </table:table-cell>
        </table:table-row>
        <table:table-row table:style-name="ro1">
          <table:table-cell office:value-type="string" calcext:value-type="string">
            <text:p>./archive_1/1745523655_981_Wide_Long/1745523655_981_Wide_Long_angle_data.json</text:p>
          </table:table-cell>
          <table:table-cell/>
          <table:table-cell office:value-type="string" calcext:value-type="string">
            <text:p>./archive_1/1745523655_981_Wide_Long/1745523655_981_Wide_Long_distance_data.json</text:p>
          </table:table-cell>
          <table:table-cell/>
          <table:table-cell office:value-type="string" calcext:value-type="string">
            <text:p>./archive_1/1745523655_981_Wide_Long/1745523655_981_Wide_Long_sound.wav</text:p>
          </table:table-cell>
        </table:table-row>
        <table:table-row table:style-name="ro1">
          <table:table-cell office:value-type="string" calcext:value-type="string">
            <text:p>./archive_1/1745525948_1291_Wide_Long/1745525948_1291_Wide_Long_angle_data.json</text:p>
          </table:table-cell>
          <table:table-cell/>
          <table:table-cell office:value-type="string" calcext:value-type="string">
            <text:p>./archive_1/1745525948_1291_Wide_Long/1745525948_1291_Wide_Long_distance_data.json</text:p>
          </table:table-cell>
          <table:table-cell/>
          <table:table-cell office:value-type="string" calcext:value-type="string">
            <text:p>./archive_1/1745525948_1291_Wide_Long/1745525948_1291_Wide_Long_sound.wav</text:p>
          </table:table-cell>
        </table:table-row>
        <table:table-row table:style-name="ro1">
          <table:table-cell office:value-type="string" calcext:value-type="string">
            <text:p>./archive_1/1744896149_101_Wide_Long/1744896149_101_Wide_Long_angle_data.json</text:p>
          </table:table-cell>
          <table:table-cell/>
          <table:table-cell office:value-type="string" calcext:value-type="string">
            <text:p>./archive_1/1744896149_101_Wide_Long/1744896149_101_Wide_Long_distance_data.json</text:p>
          </table:table-cell>
          <table:table-cell/>
          <table:table-cell office:value-type="string" calcext:value-type="string">
            <text:p>./archive_1/1744896149_101_Wide_Long/1744896149_101_Wide_Long_sound.wav</text:p>
          </table:table-cell>
        </table:table-row>
        <table:table-row table:style-name="ro1">
          <table:table-cell office:value-type="string" calcext:value-type="string">
            <text:p>./archive_1/1744905874_422_Wide_Long/1744905874_422_Wide_Long_angle_data.json</text:p>
          </table:table-cell>
          <table:table-cell/>
          <table:table-cell office:value-type="string" calcext:value-type="string">
            <text:p>./archive_1/1744905874_422_Wide_Long/1744905874_422_Wide_Long_distance_data.json</text:p>
          </table:table-cell>
          <table:table-cell/>
          <table:table-cell office:value-type="string" calcext:value-type="string">
            <text:p>./archive_1/1744905874_422_Wide_Long/1744905874_422_Wide_Long_sound.wav</text:p>
          </table:table-cell>
        </table:table-row>
        <table:table-row table:style-name="ro1">
          <table:table-cell office:value-type="string" calcext:value-type="string">
            <text:p>./archive_1/1744913384_743_Wide_Long/1744913384_743_Wide_Long_angle_data.json</text:p>
          </table:table-cell>
          <table:table-cell/>
          <table:table-cell office:value-type="string" calcext:value-type="string">
            <text:p>./archive_1/1744913384_743_Wide_Long/1744913384_743_Wide_Long_distance_data.json</text:p>
          </table:table-cell>
          <table:table-cell/>
          <table:table-cell office:value-type="string" calcext:value-type="string">
            <text:p>./archive_1/1744913384_743_Wide_Long/1744913384_743_Wide_Long_sound.wav</text:p>
          </table:table-cell>
        </table:table-row>
        <table:table-row table:style-name="ro1">
          <table:table-cell office:value-type="string" calcext:value-type="string">
            <text:p>./archive_1/1745513786_52_Wide_Long/1745513786_52_Wide_Long_angle_data.json</text:p>
          </table:table-cell>
          <table:table-cell/>
          <table:table-cell office:value-type="string" calcext:value-type="string">
            <text:p>./archive_1/1745513786_52_Wide_Long/1745513786_52_Wide_Long_distance_data.json</text:p>
          </table:table-cell>
          <table:table-cell/>
          <table:table-cell office:value-type="string" calcext:value-type="string">
            <text:p>./archive_1/1745513786_52_Wide_Long/1745513786_52_Wide_Long_sound.wav</text:p>
          </table:table-cell>
        </table:table-row>
        <table:table-row table:style-name="ro1">
          <table:table-cell office:value-type="string" calcext:value-type="string">
            <text:p>./archive_1/1745518036_362_Wide_Long/1745518036_362_Wide_Long_angle_data.json</text:p>
          </table:table-cell>
          <table:table-cell/>
          <table:table-cell office:value-type="string" calcext:value-type="string">
            <text:p>./archive_1/1745518036_362_Wide_Long/1745518036_362_Wide_Long_distance_data.json</text:p>
          </table:table-cell>
          <table:table-cell/>
          <table:table-cell office:value-type="string" calcext:value-type="string">
            <text:p>./archive_1/1745518036_362_Wide_Long/1745518036_362_Wide_Long_sound.wav</text:p>
          </table:table-cell>
        </table:table-row>
        <table:table-row table:style-name="ro1">
          <table:table-cell office:value-type="string" calcext:value-type="string">
            <text:p>./archive_1/1745521352_670_Wide_Long/1745521352_670_Wide_Long_angle_data.json</text:p>
          </table:table-cell>
          <table:table-cell/>
          <table:table-cell office:value-type="string" calcext:value-type="string">
            <text:p>./archive_1/1745521352_670_Wide_Long/1745521352_670_Wide_Long_distance_data.json</text:p>
          </table:table-cell>
          <table:table-cell/>
          <table:table-cell office:value-type="string" calcext:value-type="string">
            <text:p>./archive_1/1745521352_670_Wide_Long/1745521352_670_Wide_Long_sound.wav</text:p>
          </table:table-cell>
        </table:table-row>
        <table:table-row table:style-name="ro1">
          <table:table-cell office:value-type="string" calcext:value-type="string">
            <text:p>./archive_1/1745523660_982_Wide_Long/1745523660_982_Wide_Long_angle_data.json</text:p>
          </table:table-cell>
          <table:table-cell/>
          <table:table-cell office:value-type="string" calcext:value-type="string">
            <text:p>./archive_1/1745523660_982_Wide_Long/1745523660_982_Wide_Long_distance_data.json</text:p>
          </table:table-cell>
          <table:table-cell/>
          <table:table-cell office:value-type="string" calcext:value-type="string">
            <text:p>./archive_1/1745523660_982_Wide_Long/1745523660_982_Wide_Long_sound.wav</text:p>
          </table:table-cell>
        </table:table-row>
        <table:table-row table:style-name="ro1">
          <table:table-cell office:value-type="string" calcext:value-type="string">
            <text:p>./archive_1/1745525953_1292_Wide_Long/1745525953_1292_Wide_Long_angle_data.json</text:p>
          </table:table-cell>
          <table:table-cell/>
          <table:table-cell office:value-type="string" calcext:value-type="string">
            <text:p>./archive_1/1745525953_1292_Wide_Long/1745525953_1292_Wide_Long_distance_data.json</text:p>
          </table:table-cell>
          <table:table-cell/>
          <table:table-cell office:value-type="string" calcext:value-type="string">
            <text:p>./archive_1/1745525953_1292_Wide_Long/1745525953_1292_Wide_Long_sound.wav</text:p>
          </table:table-cell>
        </table:table-row>
        <table:table-row table:style-name="ro1">
          <table:table-cell office:value-type="string" calcext:value-type="string">
            <text:p>./archive_1/1744896175_102_Wide_Long/1744896175_102_Wide_Long_angle_data.json</text:p>
          </table:table-cell>
          <table:table-cell/>
          <table:table-cell office:value-type="string" calcext:value-type="string">
            <text:p>./archive_1/1744896175_102_Wide_Long/1744896175_102_Wide_Long_distance_data.json</text:p>
          </table:table-cell>
          <table:table-cell/>
          <table:table-cell office:value-type="string" calcext:value-type="string">
            <text:p>./archive_1/1744896175_102_Wide_Long/1744896175_102_Wide_Long_sound.wav</text:p>
          </table:table-cell>
        </table:table-row>
        <table:table-row table:style-name="ro1">
          <table:table-cell office:value-type="string" calcext:value-type="string">
            <text:p>./archive_1/1744905893_423_Wide_Long/1744905893_423_Wide_Long_angle_data.json</text:p>
          </table:table-cell>
          <table:table-cell/>
          <table:table-cell office:value-type="string" calcext:value-type="string">
            <text:p>./archive_1/1744905893_423_Wide_Long/1744905893_423_Wide_Long_distance_data.json</text:p>
          </table:table-cell>
          <table:table-cell/>
          <table:table-cell office:value-type="string" calcext:value-type="string">
            <text:p>./archive_1/1744905893_423_Wide_Long/1744905893_423_Wide_Long_sound.wav</text:p>
          </table:table-cell>
        </table:table-row>
        <table:table-row table:style-name="ro1">
          <table:table-cell office:value-type="string" calcext:value-type="string">
            <text:p>./archive_1/1744913405_744_Wide_Long/1744913405_744_Wide_Long_angle_data.json</text:p>
          </table:table-cell>
          <table:table-cell/>
          <table:table-cell office:value-type="string" calcext:value-type="string">
            <text:p>./archive_1/1744913405_744_Wide_Long/1744913405_744_Wide_Long_distance_data.json</text:p>
          </table:table-cell>
          <table:table-cell/>
          <table:table-cell office:value-type="string" calcext:value-type="string">
            <text:p>./archive_1/1744913405_744_Wide_Long/1744913405_744_Wide_Long_sound.wav</text:p>
          </table:table-cell>
        </table:table-row>
        <table:table-row table:style-name="ro1">
          <table:table-cell office:value-type="string" calcext:value-type="string">
            <text:p>./archive_1/1745513792_53_Wide_Long/1745513792_53_Wide_Long_angle_data.json</text:p>
          </table:table-cell>
          <table:table-cell/>
          <table:table-cell office:value-type="string" calcext:value-type="string">
            <text:p>./archive_1/1745513792_53_Wide_Long/1745513792_53_Wide_Long_distance_data.json</text:p>
          </table:table-cell>
          <table:table-cell/>
          <table:table-cell office:value-type="string" calcext:value-type="string">
            <text:p>./archive_1/1745513792_53_Wide_Long/1745513792_53_Wide_Long_sound.wav</text:p>
          </table:table-cell>
        </table:table-row>
        <table:table-row table:style-name="ro1">
          <table:table-cell office:value-type="string" calcext:value-type="string">
            <text:p>./archive_1/1745518040_363_Wide_Long/1745518040_363_Wide_Long_angle_data.json</text:p>
          </table:table-cell>
          <table:table-cell/>
          <table:table-cell office:value-type="string" calcext:value-type="string">
            <text:p>./archive_1/1745518040_363_Wide_Long/1745518040_363_Wide_Long_distance_data.json</text:p>
          </table:table-cell>
          <table:table-cell/>
          <table:table-cell office:value-type="string" calcext:value-type="string">
            <text:p>./archive_1/1745518040_363_Wide_Long/1745518040_363_Wide_Long_sound.wav</text:p>
          </table:table-cell>
        </table:table-row>
        <table:table-row table:style-name="ro1">
          <table:table-cell office:value-type="string" calcext:value-type="string">
            <text:p>./archive_1/1745521357_671_Wide_Long/1745521357_671_Wide_Long_angle_data.json</text:p>
          </table:table-cell>
          <table:table-cell/>
          <table:table-cell office:value-type="string" calcext:value-type="string">
            <text:p>./archive_1/1745521357_671_Wide_Long/1745521357_671_Wide_Long_distance_data.json</text:p>
          </table:table-cell>
          <table:table-cell/>
          <table:table-cell office:value-type="string" calcext:value-type="string">
            <text:p>./archive_1/1745521357_671_Wide_Long/1745521357_671_Wide_Long_sound.wav</text:p>
          </table:table-cell>
        </table:table-row>
        <table:table-row table:style-name="ro1">
          <table:table-cell office:value-type="string" calcext:value-type="string">
            <text:p>./archive_1/1745523665_983_Wide_Long/1745523665_983_Wide_Long_angle_data.json</text:p>
          </table:table-cell>
          <table:table-cell/>
          <table:table-cell office:value-type="string" calcext:value-type="string">
            <text:p>./archive_1/1745523665_983_Wide_Long/1745523665_983_Wide_Long_distance_data.json</text:p>
          </table:table-cell>
          <table:table-cell/>
          <table:table-cell office:value-type="string" calcext:value-type="string">
            <text:p>./archive_1/1745523665_983_Wide_Long/1745523665_983_Wide_Long_sound.wav</text:p>
          </table:table-cell>
        </table:table-row>
        <table:table-row table:style-name="ro1">
          <table:table-cell office:value-type="string" calcext:value-type="string">
            <text:p>./archive_1/1745525957_1293_Wide_Long/1745525957_1293_Wide_Long_angle_data.json</text:p>
          </table:table-cell>
          <table:table-cell/>
          <table:table-cell office:value-type="string" calcext:value-type="string">
            <text:p>./archive_1/1745525957_1293_Wide_Long/1745525957_1293_Wide_Long_distance_data.json</text:p>
          </table:table-cell>
          <table:table-cell/>
          <table:table-cell office:value-type="string" calcext:value-type="string">
            <text:p>./archive_1/1745525957_1293_Wide_Long/1745525957_1293_Wide_Long_sound.wav</text:p>
          </table:table-cell>
        </table:table-row>
        <table:table-row table:style-name="ro1">
          <table:table-cell office:value-type="string" calcext:value-type="string">
            <text:p>./archive_1/1744896212_103_Wide_Long/1744896212_103_Wide_Long_angle_data.json</text:p>
          </table:table-cell>
          <table:table-cell/>
          <table:table-cell office:value-type="string" calcext:value-type="string">
            <text:p>./archive_1/1744896212_103_Wide_Long/1744896212_103_Wide_Long_distance_data.json</text:p>
          </table:table-cell>
          <table:table-cell/>
          <table:table-cell office:value-type="string" calcext:value-type="string">
            <text:p>./archive_1/1744896212_103_Wide_Long/1744896212_103_Wide_Long_sound.wav</text:p>
          </table:table-cell>
        </table:table-row>
        <table:table-row table:style-name="ro1">
          <table:table-cell office:value-type="string" calcext:value-type="string">
            <text:p>./archive_1/1744905913_424_Wide_Long/1744905913_424_Wide_Long_angle_data.json</text:p>
          </table:table-cell>
          <table:table-cell/>
          <table:table-cell office:value-type="string" calcext:value-type="string">
            <text:p>./archive_1/1744905913_424_Wide_Long/1744905913_424_Wide_Long_distance_data.json</text:p>
          </table:table-cell>
          <table:table-cell/>
          <table:table-cell office:value-type="string" calcext:value-type="string">
            <text:p>./archive_1/1744905913_424_Wide_Long/1744905913_424_Wide_Long_sound.wav</text:p>
          </table:table-cell>
        </table:table-row>
        <table:table-row table:style-name="ro1">
          <table:table-cell office:value-type="string" calcext:value-type="string">
            <text:p>./archive_1/1744913425_745_Wide_Long/1744913425_745_Wide_Long_angle_data.json</text:p>
          </table:table-cell>
          <table:table-cell/>
          <table:table-cell office:value-type="string" calcext:value-type="string">
            <text:p>./archive_1/1744913425_745_Wide_Long/1744913425_745_Wide_Long_distance_data.json</text:p>
          </table:table-cell>
          <table:table-cell/>
          <table:table-cell office:value-type="string" calcext:value-type="string">
            <text:p>./archive_1/1744913425_745_Wide_Long/1744913425_745_Wide_Long_sound.wav</text:p>
          </table:table-cell>
        </table:table-row>
        <table:table-row table:style-name="ro1">
          <table:table-cell office:value-type="string" calcext:value-type="string">
            <text:p>./archive_1/1745513799_54_Wide_Long/1745513799_54_Wide_Long_angle_data.json</text:p>
          </table:table-cell>
          <table:table-cell/>
          <table:table-cell office:value-type="string" calcext:value-type="string">
            <text:p>./archive_1/1745513799_54_Wide_Long/1745513799_54_Wide_Long_distance_data.json</text:p>
          </table:table-cell>
          <table:table-cell/>
          <table:table-cell office:value-type="string" calcext:value-type="string">
            <text:p>./archive_1/1745513799_54_Wide_Long/1745513799_54_Wide_Long_sound.wav</text:p>
          </table:table-cell>
        </table:table-row>
        <table:table-row table:style-name="ro1">
          <table:table-cell office:value-type="string" calcext:value-type="string">
            <text:p>./archive_1/1745518044_364_Wide_Long/1745518044_364_Wide_Long_angle_data.json</text:p>
          </table:table-cell>
          <table:table-cell/>
          <table:table-cell office:value-type="string" calcext:value-type="string">
            <text:p>./archive_1/1745518044_364_Wide_Long/1745518044_364_Wide_Long_distance_data.json</text:p>
          </table:table-cell>
          <table:table-cell/>
          <table:table-cell office:value-type="string" calcext:value-type="string">
            <text:p>./archive_1/1745518044_364_Wide_Long/1745518044_364_Wide_Long_sound.wav</text:p>
          </table:table-cell>
        </table:table-row>
        <table:table-row table:style-name="ro1">
          <table:table-cell office:value-type="string" calcext:value-type="string">
            <text:p>./archive_1/1745521361_672_Wide_Long/1745521361_672_Wide_Long_angle_data.json</text:p>
          </table:table-cell>
          <table:table-cell/>
          <table:table-cell office:value-type="string" calcext:value-type="string">
            <text:p>./archive_1/1745521361_672_Wide_Long/1745521361_672_Wide_Long_distance_data.json</text:p>
          </table:table-cell>
          <table:table-cell/>
          <table:table-cell office:value-type="string" calcext:value-type="string">
            <text:p>./archive_1/1745521361_672_Wide_Long/1745521361_672_Wide_Long_sound.wav</text:p>
          </table:table-cell>
        </table:table-row>
        <table:table-row table:style-name="ro1">
          <table:table-cell office:value-type="string" calcext:value-type="string">
            <text:p>./archive_1/1745523669_984_Wide_Long/1745523669_984_Wide_Long_angle_data.json</text:p>
          </table:table-cell>
          <table:table-cell/>
          <table:table-cell office:value-type="string" calcext:value-type="string">
            <text:p>./archive_1/1745523669_984_Wide_Long/1745523669_984_Wide_Long_distance_data.json</text:p>
          </table:table-cell>
          <table:table-cell/>
          <table:table-cell office:value-type="string" calcext:value-type="string">
            <text:p>./archive_1/1745523669_984_Wide_Long/1745523669_984_Wide_Long_sound.wav</text:p>
          </table:table-cell>
        </table:table-row>
        <table:table-row table:style-name="ro1">
          <table:table-cell office:value-type="string" calcext:value-type="string">
            <text:p>./archive_1/1745525962_1294_Wide_Long/1745525962_1294_Wide_Long_angle_data.json</text:p>
          </table:table-cell>
          <table:table-cell/>
          <table:table-cell office:value-type="string" calcext:value-type="string">
            <text:p>./archive_1/1745525962_1294_Wide_Long/1745525962_1294_Wide_Long_distance_data.json</text:p>
          </table:table-cell>
          <table:table-cell/>
          <table:table-cell office:value-type="string" calcext:value-type="string">
            <text:p>./archive_1/1745525962_1294_Wide_Long/1745525962_1294_Wide_Long_sound.wav</text:p>
          </table:table-cell>
        </table:table-row>
        <table:table-row table:style-name="ro1">
          <table:table-cell office:value-type="string" calcext:value-type="string">
            <text:p>./archive_1/1744896231_104_Wide_Long/1744896231_104_Wide_Long_angle_data.json</text:p>
          </table:table-cell>
          <table:table-cell/>
          <table:table-cell office:value-type="string" calcext:value-type="string">
            <text:p>./archive_1/1744896231_104_Wide_Long/1744896231_104_Wide_Long_distance_data.json</text:p>
          </table:table-cell>
          <table:table-cell/>
          <table:table-cell office:value-type="string" calcext:value-type="string">
            <text:p>./archive_1/1744896231_104_Wide_Long/1744896231_104_Wide_Long_sound.wav</text:p>
          </table:table-cell>
        </table:table-row>
        <table:table-row table:style-name="ro1">
          <table:table-cell office:value-type="string" calcext:value-type="string">
            <text:p>./archive_1/1744905937_425_Wide_Long/1744905937_425_Wide_Long_angle_data.json</text:p>
          </table:table-cell>
          <table:table-cell/>
          <table:table-cell office:value-type="string" calcext:value-type="string">
            <text:p>./archive_1/1744905937_425_Wide_Long/1744905937_425_Wide_Long_distance_data.json</text:p>
          </table:table-cell>
          <table:table-cell/>
          <table:table-cell office:value-type="string" calcext:value-type="string">
            <text:p>./archive_1/1744905937_425_Wide_Long/1744905937_425_Wide_Long_sound.wav</text:p>
          </table:table-cell>
        </table:table-row>
        <table:table-row table:style-name="ro1">
          <table:table-cell office:value-type="string" calcext:value-type="string">
            <text:p>./archive_1/1744913444_746_Wide_Long/1744913444_746_Wide_Long_angle_data.json</text:p>
          </table:table-cell>
          <table:table-cell/>
          <table:table-cell office:value-type="string" calcext:value-type="string">
            <text:p>./archive_1/1744913444_746_Wide_Long/1744913444_746_Wide_Long_distance_data.json</text:p>
          </table:table-cell>
          <table:table-cell/>
          <table:table-cell office:value-type="string" calcext:value-type="string">
            <text:p>./archive_1/1744913444_746_Wide_Long/1744913444_746_Wide_Long_sound.wav</text:p>
          </table:table-cell>
        </table:table-row>
        <table:table-row table:style-name="ro1">
          <table:table-cell office:value-type="string" calcext:value-type="string">
            <text:p>./archive_1/1745513804_55_Wide_Long/1745513804_55_Wide_Long_angle_data.json</text:p>
          </table:table-cell>
          <table:table-cell/>
          <table:table-cell office:value-type="string" calcext:value-type="string">
            <text:p>./archive_1/1745513804_55_Wide_Long/1745513804_55_Wide_Long_distance_data.json</text:p>
          </table:table-cell>
          <table:table-cell/>
          <table:table-cell office:value-type="string" calcext:value-type="string">
            <text:p>./archive_1/1745513804_55_Wide_Long/1745513804_55_Wide_Long_sound.wav</text:p>
          </table:table-cell>
        </table:table-row>
        <table:table-row table:style-name="ro1">
          <table:table-cell office:value-type="string" calcext:value-type="string">
            <text:p>./archive_1/1745518049_365_Wide_Long/1745518049_365_Wide_Long_angle_data.json</text:p>
          </table:table-cell>
          <table:table-cell/>
          <table:table-cell office:value-type="string" calcext:value-type="string">
            <text:p>./archive_1/1745518049_365_Wide_Long/1745518049_365_Wide_Long_distance_data.json</text:p>
          </table:table-cell>
          <table:table-cell/>
          <table:table-cell office:value-type="string" calcext:value-type="string">
            <text:p>./archive_1/1745518049_365_Wide_Long/1745518049_365_Wide_Long_sound.wav</text:p>
          </table:table-cell>
        </table:table-row>
        <table:table-row table:style-name="ro1">
          <table:table-cell office:value-type="string" calcext:value-type="string">
            <text:p>./archive_1/1745521368_673_Wide_Long/1745521368_673_Wide_Long_angle_data.json</text:p>
          </table:table-cell>
          <table:table-cell/>
          <table:table-cell office:value-type="string" calcext:value-type="string">
            <text:p>./archive_1/1745521368_673_Wide_Long/1745521368_673_Wide_Long_distance_data.json</text:p>
          </table:table-cell>
          <table:table-cell/>
          <table:table-cell office:value-type="string" calcext:value-type="string">
            <text:p>./archive_1/1745521368_673_Wide_Long/1745521368_673_Wide_Long_sound.wav</text:p>
          </table:table-cell>
        </table:table-row>
        <table:table-row table:style-name="ro1">
          <table:table-cell office:value-type="string" calcext:value-type="string">
            <text:p>./archive_1/1745523674_985_Wide_Long/1745523674_985_Wide_Long_angle_data.json</text:p>
          </table:table-cell>
          <table:table-cell/>
          <table:table-cell office:value-type="string" calcext:value-type="string">
            <text:p>./archive_1/1745523674_985_Wide_Long/1745523674_985_Wide_Long_distance_data.json</text:p>
          </table:table-cell>
          <table:table-cell/>
          <table:table-cell office:value-type="string" calcext:value-type="string">
            <text:p>./archive_1/1745523674_985_Wide_Long/1745523674_985_Wide_Long_sound.wav</text:p>
          </table:table-cell>
        </table:table-row>
        <table:table-row table:style-name="ro1">
          <table:table-cell office:value-type="string" calcext:value-type="string">
            <text:p>./archive_1/1745525966_1295_Wide_Long/1745525966_1295_Wide_Long_angle_data.json</text:p>
          </table:table-cell>
          <table:table-cell/>
          <table:table-cell office:value-type="string" calcext:value-type="string">
            <text:p>./archive_1/1745525966_1295_Wide_Long/1745525966_1295_Wide_Long_distance_data.json</text:p>
          </table:table-cell>
          <table:table-cell/>
          <table:table-cell office:value-type="string" calcext:value-type="string">
            <text:p>./archive_1/1745525966_1295_Wide_Long/1745525966_1295_Wide_Long_sound.wav</text:p>
          </table:table-cell>
        </table:table-row>
        <table:table-row table:style-name="ro1">
          <table:table-cell office:value-type="string" calcext:value-type="string">
            <text:p>./archive_1/1744896251_105_Wide_Long/1744896251_105_Wide_Long_angle_data.json</text:p>
          </table:table-cell>
          <table:table-cell/>
          <table:table-cell office:value-type="string" calcext:value-type="string">
            <text:p>./archive_1/1744896251_105_Wide_Long/1744896251_105_Wide_Long_distance_data.json</text:p>
          </table:table-cell>
          <table:table-cell/>
          <table:table-cell office:value-type="string" calcext:value-type="string">
            <text:p>./archive_1/1744896251_105_Wide_Long/1744896251_105_Wide_Long_sound.wav</text:p>
          </table:table-cell>
        </table:table-row>
        <table:table-row table:style-name="ro1">
          <table:table-cell office:value-type="string" calcext:value-type="string">
            <text:p>./archive_1/1744905957_426_Wide_Long/1744905957_426_Wide_Long_angle_data.json</text:p>
          </table:table-cell>
          <table:table-cell/>
          <table:table-cell office:value-type="string" calcext:value-type="string">
            <text:p>./archive_1/1744905957_426_Wide_Long/1744905957_426_Wide_Long_distance_data.json</text:p>
          </table:table-cell>
          <table:table-cell/>
          <table:table-cell office:value-type="string" calcext:value-type="string">
            <text:p>./archive_1/1744905957_426_Wide_Long/1744905957_426_Wide_Long_sound.wav</text:p>
          </table:table-cell>
        </table:table-row>
        <table:table-row table:style-name="ro1">
          <table:table-cell office:value-type="string" calcext:value-type="string">
            <text:p>./archive_1/1744913467_747_Wide_Long/1744913467_747_Wide_Long_angle_data.json</text:p>
          </table:table-cell>
          <table:table-cell/>
          <table:table-cell office:value-type="string" calcext:value-type="string">
            <text:p>./archive_1/1744913467_747_Wide_Long/1744913467_747_Wide_Long_distance_data.json</text:p>
          </table:table-cell>
          <table:table-cell/>
          <table:table-cell office:value-type="string" calcext:value-type="string">
            <text:p>./archive_1/1744913467_747_Wide_Long/1744913467_747_Wide_Long_sound.wav</text:p>
          </table:table-cell>
        </table:table-row>
        <table:table-row table:style-name="ro1">
          <table:table-cell office:value-type="string" calcext:value-type="string">
            <text:p>./archive_1/1745513810_56_Wide_Long/1745513810_56_Wide_Long_angle_data.json</text:p>
          </table:table-cell>
          <table:table-cell/>
          <table:table-cell office:value-type="string" calcext:value-type="string">
            <text:p>./archive_1/1745513810_56_Wide_Long/1745513810_56_Wide_Long_distance_data.json</text:p>
          </table:table-cell>
          <table:table-cell/>
          <table:table-cell office:value-type="string" calcext:value-type="string">
            <text:p>./archive_1/1745513810_56_Wide_Long/1745513810_56_Wide_Long_sound.wav</text:p>
          </table:table-cell>
        </table:table-row>
        <table:table-row table:style-name="ro1">
          <table:table-cell office:value-type="string" calcext:value-type="string">
            <text:p>./archive_1/1745518054_366_Wide_Long/1745518054_366_Wide_Long_angle_data.json</text:p>
          </table:table-cell>
          <table:table-cell/>
          <table:table-cell office:value-type="string" calcext:value-type="string">
            <text:p>./archive_1/1745518054_366_Wide_Long/1745518054_366_Wide_Long_distance_data.json</text:p>
          </table:table-cell>
          <table:table-cell/>
          <table:table-cell office:value-type="string" calcext:value-type="string">
            <text:p>./archive_1/1745518054_366_Wide_Long/1745518054_366_Wide_Long_sound.wav</text:p>
          </table:table-cell>
        </table:table-row>
        <table:table-row table:style-name="ro1">
          <table:table-cell office:value-type="string" calcext:value-type="string">
            <text:p>./archive_1/1745521372_674_Wide_Long/1745521372_674_Wide_Long_angle_data.json</text:p>
          </table:table-cell>
          <table:table-cell/>
          <table:table-cell office:value-type="string" calcext:value-type="string">
            <text:p>./archive_1/1745521372_674_Wide_Long/1745521372_674_Wide_Long_distance_data.json</text:p>
          </table:table-cell>
          <table:table-cell/>
          <table:table-cell office:value-type="string" calcext:value-type="string">
            <text:p>./archive_1/1745521372_674_Wide_Long/1745521372_674_Wide_Long_sound.wav</text:p>
          </table:table-cell>
        </table:table-row>
        <table:table-row table:style-name="ro1">
          <table:table-cell office:value-type="string" calcext:value-type="string">
            <text:p>./archive_1/1745523684_986_Wide_Long/1745523684_986_Wide_Long_angle_data.json</text:p>
          </table:table-cell>
          <table:table-cell/>
          <table:table-cell office:value-type="string" calcext:value-type="string">
            <text:p>./archive_1/1745523684_986_Wide_Long/1745523684_986_Wide_Long_distance_data.json</text:p>
          </table:table-cell>
          <table:table-cell/>
          <table:table-cell office:value-type="string" calcext:value-type="string">
            <text:p>./archive_1/1745523684_986_Wide_Long/1745523684_986_Wide_Long_sound.wav</text:p>
          </table:table-cell>
        </table:table-row>
        <table:table-row table:style-name="ro1">
          <table:table-cell office:value-type="string" calcext:value-type="string">
            <text:p>./archive_1/1745525974_1296_Wide_Long/1745525974_1296_Wide_Long_angle_data.json</text:p>
          </table:table-cell>
          <table:table-cell/>
          <table:table-cell office:value-type="string" calcext:value-type="string">
            <text:p>./archive_1/1745525974_1296_Wide_Long/1745525974_1296_Wide_Long_distance_data.json</text:p>
          </table:table-cell>
          <table:table-cell/>
          <table:table-cell office:value-type="string" calcext:value-type="string">
            <text:p>./archive_1/1745525974_1296_Wide_Long/1745525974_1296_Wide_Long_sound.wav</text:p>
          </table:table-cell>
        </table:table-row>
        <table:table-row table:style-name="ro1">
          <table:table-cell office:value-type="string" calcext:value-type="string">
            <text:p>./archive_1/1744896270_106_Wide_Long/1744896270_106_Wide_Long_angle_data.json</text:p>
          </table:table-cell>
          <table:table-cell/>
          <table:table-cell office:value-type="string" calcext:value-type="string">
            <text:p>./archive_1/1744896270_106_Wide_Long/1744896270_106_Wide_Long_distance_data.json</text:p>
          </table:table-cell>
          <table:table-cell/>
          <table:table-cell office:value-type="string" calcext:value-type="string">
            <text:p>./archive_1/1744896270_106_Wide_Long/1744896270_106_Wide_Long_sound.wav</text:p>
          </table:table-cell>
        </table:table-row>
        <table:table-row table:style-name="ro1">
          <table:table-cell office:value-type="string" calcext:value-type="string">
            <text:p>./archive_1/1744905984_427_Wide_Long/1744905984_427_Wide_Long_angle_data.json</text:p>
          </table:table-cell>
          <table:table-cell/>
          <table:table-cell office:value-type="string" calcext:value-type="string">
            <text:p>./archive_1/1744905984_427_Wide_Long/1744905984_427_Wide_Long_distance_data.json</text:p>
          </table:table-cell>
          <table:table-cell/>
          <table:table-cell office:value-type="string" calcext:value-type="string">
            <text:p>./archive_1/1744905984_427_Wide_Long/1744905984_427_Wide_Long_sound.wav</text:p>
          </table:table-cell>
        </table:table-row>
        <table:table-row table:style-name="ro1">
          <table:table-cell office:value-type="string" calcext:value-type="string">
            <text:p>./archive_1/1744913487_748_Wide_Long/1744913487_748_Wide_Long_angle_data.json</text:p>
          </table:table-cell>
          <table:table-cell/>
          <table:table-cell office:value-type="string" calcext:value-type="string">
            <text:p>./archive_1/1744913487_748_Wide_Long/1744913487_748_Wide_Long_distance_data.json</text:p>
          </table:table-cell>
          <table:table-cell/>
          <table:table-cell office:value-type="string" calcext:value-type="string">
            <text:p>./archive_1/1744913487_748_Wide_Long/1744913487_748_Wide_Long_sound.wav</text:p>
          </table:table-cell>
        </table:table-row>
        <table:table-row table:style-name="ro1">
          <table:table-cell office:value-type="string" calcext:value-type="string">
            <text:p>./archive_1/1745513816_57_Wide_Long/1745513816_57_Wide_Long_angle_data.json</text:p>
          </table:table-cell>
          <table:table-cell/>
          <table:table-cell office:value-type="string" calcext:value-type="string">
            <text:p>./archive_1/1745513816_57_Wide_Long/1745513816_57_Wide_Long_distance_data.json</text:p>
          </table:table-cell>
          <table:table-cell/>
          <table:table-cell office:value-type="string" calcext:value-type="string">
            <text:p>./archive_1/1745513816_57_Wide_Long/1745513816_57_Wide_Long_sound.wav</text:p>
          </table:table-cell>
        </table:table-row>
        <table:table-row table:style-name="ro1">
          <table:table-cell office:value-type="string" calcext:value-type="string">
            <text:p>./archive_1/1745518060_367_Wide_Long/1745518060_367_Wide_Long_angle_data.json</text:p>
          </table:table-cell>
          <table:table-cell/>
          <table:table-cell office:value-type="string" calcext:value-type="string">
            <text:p>./archive_1/1745518060_367_Wide_Long/1745518060_367_Wide_Long_distance_data.json</text:p>
          </table:table-cell>
          <table:table-cell/>
          <table:table-cell office:value-type="string" calcext:value-type="string">
            <text:p>./archive_1/1745518060_367_Wide_Long/1745518060_367_Wide_Long_sound.wav</text:p>
          </table:table-cell>
        </table:table-row>
        <table:table-row table:style-name="ro1">
          <table:table-cell office:value-type="string" calcext:value-type="string">
            <text:p>./archive_1/1745521376_675_Wide_Long/1745521376_675_Wide_Long_angle_data.json</text:p>
          </table:table-cell>
          <table:table-cell/>
          <table:table-cell office:value-type="string" calcext:value-type="string">
            <text:p>./archive_1/1745521376_675_Wide_Long/1745521376_675_Wide_Long_distance_data.json</text:p>
          </table:table-cell>
          <table:table-cell/>
          <table:table-cell office:value-type="string" calcext:value-type="string">
            <text:p>./archive_1/1745521376_675_Wide_Long/1745521376_675_Wide_Long_sound.wav</text:p>
          </table:table-cell>
        </table:table-row>
        <table:table-row table:style-name="ro1">
          <table:table-cell office:value-type="string" calcext:value-type="string">
            <text:p>./archive_1/1745523688_987_Wide_Long/1745523688_987_Wide_Long_angle_data.json</text:p>
          </table:table-cell>
          <table:table-cell/>
          <table:table-cell office:value-type="string" calcext:value-type="string">
            <text:p>./archive_1/1745523688_987_Wide_Long/1745523688_987_Wide_Long_distance_data.json</text:p>
          </table:table-cell>
          <table:table-cell/>
          <table:table-cell office:value-type="string" calcext:value-type="string">
            <text:p>./archive_1/1745523688_987_Wide_Long/1745523688_987_Wide_Long_sound.wav</text:p>
          </table:table-cell>
        </table:table-row>
        <table:table-row table:style-name="ro1">
          <table:table-cell office:value-type="string" calcext:value-type="string">
            <text:p>./archive_1/1745525979_1297_Wide_Long/1745525979_1297_Wide_Long_angle_data.json</text:p>
          </table:table-cell>
          <table:table-cell/>
          <table:table-cell office:value-type="string" calcext:value-type="string">
            <text:p>./archive_1/1745525979_1297_Wide_Long/1745525979_1297_Wide_Long_distance_data.json</text:p>
          </table:table-cell>
          <table:table-cell/>
          <table:table-cell office:value-type="string" calcext:value-type="string">
            <text:p>./archive_1/1745525979_1297_Wide_Long/1745525979_1297_Wide_Long_sound.wav</text:p>
          </table:table-cell>
        </table:table-row>
        <table:table-row table:style-name="ro1">
          <table:table-cell office:value-type="string" calcext:value-type="string">
            <text:p>./archive_1/1744896290_107_Wide_Long/1744896290_107_Wide_Long_angle_data.json</text:p>
          </table:table-cell>
          <table:table-cell/>
          <table:table-cell office:value-type="string" calcext:value-type="string">
            <text:p>./archive_1/1744896290_107_Wide_Long/1744896290_107_Wide_Long_distance_data.json</text:p>
          </table:table-cell>
          <table:table-cell/>
          <table:table-cell office:value-type="string" calcext:value-type="string">
            <text:p>./archive_1/1744896290_107_Wide_Long/1744896290_107_Wide_Long_sound.wav</text:p>
          </table:table-cell>
        </table:table-row>
        <table:table-row table:style-name="ro1">
          <table:table-cell office:value-type="string" calcext:value-type="string">
            <text:p>./archive_1/1744906004_428_Wide_Long/1744906004_428_Wide_Long_angle_data.json</text:p>
          </table:table-cell>
          <table:table-cell/>
          <table:table-cell office:value-type="string" calcext:value-type="string">
            <text:p>./archive_1/1744906004_428_Wide_Long/1744906004_428_Wide_Long_distance_data.json</text:p>
          </table:table-cell>
          <table:table-cell/>
          <table:table-cell office:value-type="string" calcext:value-type="string">
            <text:p>./archive_1/1744906004_428_Wide_Long/1744906004_428_Wide_Long_sound.wav</text:p>
          </table:table-cell>
        </table:table-row>
        <table:table-row table:style-name="ro1">
          <table:table-cell office:value-type="string" calcext:value-type="string">
            <text:p>./archive_1/1744913506_749_Wide_Long/1744913506_749_Wide_Long_angle_data.json</text:p>
          </table:table-cell>
          <table:table-cell/>
          <table:table-cell office:value-type="string" calcext:value-type="string">
            <text:p>./archive_1/1744913506_749_Wide_Long/1744913506_749_Wide_Long_distance_data.json</text:p>
          </table:table-cell>
          <table:table-cell/>
          <table:table-cell office:value-type="string" calcext:value-type="string">
            <text:p>./archive_1/1744913506_749_Wide_Long/1744913506_749_Wide_Long_sound.wav</text:p>
          </table:table-cell>
        </table:table-row>
        <table:table-row table:style-name="ro1">
          <table:table-cell office:value-type="string" calcext:value-type="string">
            <text:p>./archive_1/1745513822_58_Wide_Long/1745513822_58_Wide_Long_angle_data.json</text:p>
          </table:table-cell>
          <table:table-cell/>
          <table:table-cell office:value-type="string" calcext:value-type="string">
            <text:p>./archive_1/1745513822_58_Wide_Long/1745513822_58_Wide_Long_distance_data.json</text:p>
          </table:table-cell>
          <table:table-cell/>
          <table:table-cell office:value-type="string" calcext:value-type="string">
            <text:p>./archive_1/1745513822_58_Wide_Long/1745513822_58_Wide_Long_sound.wav</text:p>
          </table:table-cell>
        </table:table-row>
        <table:table-row table:style-name="ro1">
          <table:table-cell office:value-type="string" calcext:value-type="string">
            <text:p>./archive_1/1745518104_368_Wide_Long/1745518104_368_Wide_Long_angle_data.json</text:p>
          </table:table-cell>
          <table:table-cell/>
          <table:table-cell office:value-type="string" calcext:value-type="string">
            <text:p>./archive_1/1745518104_368_Wide_Long/1745518104_368_Wide_Long_distance_data.json</text:p>
          </table:table-cell>
          <table:table-cell/>
          <table:table-cell office:value-type="string" calcext:value-type="string">
            <text:p>./archive_1/1745518104_368_Wide_Long/1745518104_368_Wide_Long_sound.wav</text:p>
          </table:table-cell>
        </table:table-row>
        <table:table-row table:style-name="ro1">
          <table:table-cell office:value-type="string" calcext:value-type="string">
            <text:p>./archive_1/1745521381_676_Wide_Long/1745521381_676_Wide_Long_angle_data.json</text:p>
          </table:table-cell>
          <table:table-cell/>
          <table:table-cell office:value-type="string" calcext:value-type="string">
            <text:p>./archive_1/1745521381_676_Wide_Long/1745521381_676_Wide_Long_distance_data.json</text:p>
          </table:table-cell>
          <table:table-cell/>
          <table:table-cell office:value-type="string" calcext:value-type="string">
            <text:p>./archive_1/1745521381_676_Wide_Long/1745521381_676_Wide_Long_sound.wav</text:p>
          </table:table-cell>
        </table:table-row>
        <table:table-row table:style-name="ro1">
          <table:table-cell office:value-type="string" calcext:value-type="string">
            <text:p>./archive_1/1745523692_988_Wide_Long/1745523692_988_Wide_Long_angle_data.json</text:p>
          </table:table-cell>
          <table:table-cell/>
          <table:table-cell office:value-type="string" calcext:value-type="string">
            <text:p>./archive_1/1745523692_988_Wide_Long/1745523692_988_Wide_Long_distance_data.json</text:p>
          </table:table-cell>
          <table:table-cell/>
          <table:table-cell office:value-type="string" calcext:value-type="string">
            <text:p>./archive_1/1745523692_988_Wide_Long/1745523692_988_Wide_Long_sound.wav</text:p>
          </table:table-cell>
        </table:table-row>
        <table:table-row table:style-name="ro1">
          <table:table-cell office:value-type="string" calcext:value-type="string">
            <text:p>./archive_1/1745525983_1298_Wide_Long/1745525983_1298_Wide_Long_angle_data.json</text:p>
          </table:table-cell>
          <table:table-cell/>
          <table:table-cell office:value-type="string" calcext:value-type="string">
            <text:p>./archive_1/1745525983_1298_Wide_Long/1745525983_1298_Wide_Long_distance_data.json</text:p>
          </table:table-cell>
          <table:table-cell/>
          <table:table-cell office:value-type="string" calcext:value-type="string">
            <text:p>./archive_1/1745525983_1298_Wide_Long/1745525983_1298_Wide_Long_sound.wav</text:p>
          </table:table-cell>
        </table:table-row>
        <table:table-row table:style-name="ro1">
          <table:table-cell office:value-type="string" calcext:value-type="string">
            <text:p>./archive_1/1744896309_108_Wide_Long/1744896309_108_Wide_Long_angle_data.json</text:p>
          </table:table-cell>
          <table:table-cell/>
          <table:table-cell office:value-type="string" calcext:value-type="string">
            <text:p>./archive_1/1744896309_108_Wide_Long/1744896309_108_Wide_Long_distance_data.json</text:p>
          </table:table-cell>
          <table:table-cell/>
          <table:table-cell office:value-type="string" calcext:value-type="string">
            <text:p>./archive_1/1744896309_108_Wide_Long/1744896309_108_Wide_Long_sound.wav</text:p>
          </table:table-cell>
        </table:table-row>
        <table:table-row table:style-name="ro1">
          <table:table-cell office:value-type="string" calcext:value-type="string">
            <text:p>./archive_1/1744906023_429_Wide_Long/1744906023_429_Wide_Long_angle_data.json</text:p>
          </table:table-cell>
          <table:table-cell/>
          <table:table-cell office:value-type="string" calcext:value-type="string">
            <text:p>./archive_1/1744906023_429_Wide_Long/1744906023_429_Wide_Long_distance_data.json</text:p>
          </table:table-cell>
          <table:table-cell/>
          <table:table-cell office:value-type="string" calcext:value-type="string">
            <text:p>./archive_1/1744906023_429_Wide_Long/1744906023_429_Wide_Long_sound.wav</text:p>
          </table:table-cell>
        </table:table-row>
        <table:table-row table:style-name="ro1">
          <table:table-cell office:value-type="string" calcext:value-type="string">
            <text:p>./archive_1/1744913526_750_Wide_Long/1744913526_750_Wide_Long_angle_data.json</text:p>
          </table:table-cell>
          <table:table-cell/>
          <table:table-cell office:value-type="string" calcext:value-type="string">
            <text:p>./archive_1/1744913526_750_Wide_Long/1744913526_750_Wide_Long_distance_data.json</text:p>
          </table:table-cell>
          <table:table-cell/>
          <table:table-cell office:value-type="string" calcext:value-type="string">
            <text:p>./archive_1/1744913526_750_Wide_Long/1744913526_750_Wide_Long_sound.wav</text:p>
          </table:table-cell>
        </table:table-row>
        <table:table-row table:style-name="ro1">
          <table:table-cell office:value-type="string" calcext:value-type="string">
            <text:p>./archive_1/1745513831_59_Wide_Long/1745513831_59_Wide_Long_angle_data.json</text:p>
          </table:table-cell>
          <table:table-cell/>
          <table:table-cell office:value-type="string" calcext:value-type="string">
            <text:p>./archive_1/1745513831_59_Wide_Long/1745513831_59_Wide_Long_distance_data.json</text:p>
          </table:table-cell>
          <table:table-cell/>
          <table:table-cell office:value-type="string" calcext:value-type="string">
            <text:p>./archive_1/1745513831_59_Wide_Long/1745513831_59_Wide_Long_sound.wav</text:p>
          </table:table-cell>
        </table:table-row>
        <table:table-row table:style-name="ro1">
          <table:table-cell office:value-type="string" calcext:value-type="string">
            <text:p>./archive_1/1745518111_369_Wide_Long/1745518111_369_Wide_Long_angle_data.json</text:p>
          </table:table-cell>
          <table:table-cell/>
          <table:table-cell office:value-type="string" calcext:value-type="string">
            <text:p>./archive_1/1745518111_369_Wide_Long/1745518111_369_Wide_Long_distance_data.json</text:p>
          </table:table-cell>
          <table:table-cell/>
          <table:table-cell office:value-type="string" calcext:value-type="string">
            <text:p>./archive_1/1745518111_369_Wide_Long/1745518111_369_Wide_Long_sound.wav</text:p>
          </table:table-cell>
        </table:table-row>
        <table:table-row table:style-name="ro1">
          <table:table-cell office:value-type="string" calcext:value-type="string">
            <text:p>./archive_1/1745521385_677_Wide_Long/1745521385_677_Wide_Long_angle_data.json</text:p>
          </table:table-cell>
          <table:table-cell/>
          <table:table-cell office:value-type="string" calcext:value-type="string">
            <text:p>./archive_1/1745521385_677_Wide_Long/1745521385_677_Wide_Long_distance_data.json</text:p>
          </table:table-cell>
          <table:table-cell/>
          <table:table-cell office:value-type="string" calcext:value-type="string">
            <text:p>./archive_1/1745521385_677_Wide_Long/1745521385_677_Wide_Long_sound.wav</text:p>
          </table:table-cell>
        </table:table-row>
        <table:table-row table:style-name="ro1">
          <table:table-cell office:value-type="string" calcext:value-type="string">
            <text:p>./archive_1/1745523697_989_Wide_Long/1745523697_989_Wide_Long_angle_data.json</text:p>
          </table:table-cell>
          <table:table-cell/>
          <table:table-cell office:value-type="string" calcext:value-type="string">
            <text:p>./archive_1/1745523697_989_Wide_Long/1745523697_989_Wide_Long_distance_data.json</text:p>
          </table:table-cell>
          <table:table-cell/>
          <table:table-cell office:value-type="string" calcext:value-type="string">
            <text:p>./archive_1/1745523697_989_Wide_Long/1745523697_989_Wide_Long_sound.wav</text:p>
          </table:table-cell>
        </table:table-row>
        <table:table-row table:style-name="ro1">
          <table:table-cell office:value-type="string" calcext:value-type="string">
            <text:p>./archive_1/1745525988_1299_Wide_Long/1745525988_1299_Wide_Long_angle_data.json</text:p>
          </table:table-cell>
          <table:table-cell/>
          <table:table-cell office:value-type="string" calcext:value-type="string">
            <text:p>./archive_1/1745525988_1299_Wide_Long/1745525988_1299_Wide_Long_distance_data.json</text:p>
          </table:table-cell>
          <table:table-cell/>
          <table:table-cell office:value-type="string" calcext:value-type="string">
            <text:p>./archive_1/1745525988_1299_Wide_Long/1745525988_1299_Wide_Long_sound.wav</text:p>
          </table:table-cell>
        </table:table-row>
        <table:table-row table:style-name="ro1">
          <table:table-cell office:value-type="string" calcext:value-type="string">
            <text:p>./archive_1/1744896328_109_Wide_Long/1744896328_109_Wide_Long_angle_data.json</text:p>
          </table:table-cell>
          <table:table-cell/>
          <table:table-cell office:value-type="string" calcext:value-type="string">
            <text:p>./archive_1/1744896328_109_Wide_Long/1744896328_109_Wide_Long_distance_data.json</text:p>
          </table:table-cell>
          <table:table-cell/>
          <table:table-cell office:value-type="string" calcext:value-type="string">
            <text:p>./archive_1/1744896328_109_Wide_Long/1744896328_109_Wide_Long_sound.wav</text:p>
          </table:table-cell>
        </table:table-row>
        <table:table-row table:style-name="ro1">
          <table:table-cell office:value-type="string" calcext:value-type="string">
            <text:p>./archive_1/1744906042_430_Wide_Long/1744906042_430_Wide_Long_angle_data.json</text:p>
          </table:table-cell>
          <table:table-cell/>
          <table:table-cell office:value-type="string" calcext:value-type="string">
            <text:p>./archive_1/1744906042_430_Wide_Long/1744906042_430_Wide_Long_distance_data.json</text:p>
          </table:table-cell>
          <table:table-cell/>
          <table:table-cell office:value-type="string" calcext:value-type="string">
            <text:p>./archive_1/1744906042_430_Wide_Long/1744906042_430_Wide_Long_sound.wav</text:p>
          </table:table-cell>
        </table:table-row>
        <table:table-row table:style-name="ro1">
          <table:table-cell office:value-type="string" calcext:value-type="string">
            <text:p>./archive_1/1744913546_751_Wide_Long/1744913546_751_Wide_Long_angle_data.json</text:p>
          </table:table-cell>
          <table:table-cell/>
          <table:table-cell office:value-type="string" calcext:value-type="string">
            <text:p>./archive_1/1744913546_751_Wide_Long/1744913546_751_Wide_Long_distance_data.json</text:p>
          </table:table-cell>
          <table:table-cell/>
          <table:table-cell office:value-type="string" calcext:value-type="string">
            <text:p>./archive_1/1744913546_751_Wide_Long/1744913546_751_Wide_Long_sound.wav</text:p>
          </table:table-cell>
        </table:table-row>
        <table:table-row table:style-name="ro1">
          <table:table-cell office:value-type="string" calcext:value-type="string">
            <text:p>./archive_1/1745513843_60_Wide_Long/1745513843_60_Wide_Long_angle_data.json</text:p>
          </table:table-cell>
          <table:table-cell/>
          <table:table-cell office:value-type="string" calcext:value-type="string">
            <text:p>./archive_1/1745513843_60_Wide_Long/1745513843_60_Wide_Long_distance_data.json</text:p>
          </table:table-cell>
          <table:table-cell/>
          <table:table-cell office:value-type="string" calcext:value-type="string">
            <text:p>./archive_1/1745513843_60_Wide_Long/1745513843_60_Wide_Long_sound.wav</text:p>
          </table:table-cell>
        </table:table-row>
        <table:table-row table:style-name="ro1">
          <table:table-cell office:value-type="string" calcext:value-type="string">
            <text:p>./archive_1/1745518115_370_Wide_Long/1745518115_370_Wide_Long_angle_data.json</text:p>
          </table:table-cell>
          <table:table-cell/>
          <table:table-cell office:value-type="string" calcext:value-type="string">
            <text:p>./archive_1/1745518115_370_Wide_Long/1745518115_370_Wide_Long_distance_data.json</text:p>
          </table:table-cell>
          <table:table-cell/>
          <table:table-cell office:value-type="string" calcext:value-type="string">
            <text:p>./archive_1/1745518115_370_Wide_Long/1745518115_370_Wide_Long_sound.wav</text:p>
          </table:table-cell>
        </table:table-row>
        <table:table-row table:style-name="ro1">
          <table:table-cell office:value-type="string" calcext:value-type="string">
            <text:p>./archive_1/1745521390_678_Wide_Long/1745521390_678_Wide_Long_angle_data.json</text:p>
          </table:table-cell>
          <table:table-cell/>
          <table:table-cell office:value-type="string" calcext:value-type="string">
            <text:p>./archive_1/1745521390_678_Wide_Long/1745521390_678_Wide_Long_distance_data.json</text:p>
          </table:table-cell>
          <table:table-cell/>
          <table:table-cell office:value-type="string" calcext:value-type="string">
            <text:p>./archive_1/1745521390_678_Wide_Long/1745521390_678_Wide_Long_sound.wav</text:p>
          </table:table-cell>
        </table:table-row>
        <table:table-row table:style-name="ro1">
          <table:table-cell office:value-type="string" calcext:value-type="string">
            <text:p>./archive_1/1745523702_990_Wide_Long/1745523702_990_Wide_Long_angle_data.json</text:p>
          </table:table-cell>
          <table:table-cell/>
          <table:table-cell office:value-type="string" calcext:value-type="string">
            <text:p>./archive_1/1745523702_990_Wide_Long/1745523702_990_Wide_Long_distance_data.json</text:p>
          </table:table-cell>
          <table:table-cell/>
          <table:table-cell office:value-type="string" calcext:value-type="string">
            <text:p>./archive_1/1745523702_990_Wide_Long/1745523702_990_Wide_Long_sound.wav</text:p>
          </table:table-cell>
        </table:table-row>
        <table:table-row table:style-name="ro1">
          <table:table-cell office:value-type="string" calcext:value-type="string">
            <text:p>./archive_1/1745525994_1300_Wide_Long/1745525994_1300_Wide_Long_angle_data.json</text:p>
          </table:table-cell>
          <table:table-cell/>
          <table:table-cell office:value-type="string" calcext:value-type="string">
            <text:p>./archive_1/1745525994_1300_Wide_Long/1745525994_1300_Wide_Long_distance_data.json</text:p>
          </table:table-cell>
          <table:table-cell/>
          <table:table-cell office:value-type="string" calcext:value-type="string">
            <text:p>./archive_1/1745525994_1300_Wide_Long/1745525994_1300_Wide_Long_sound.wav</text:p>
          </table:table-cell>
        </table:table-row>
        <table:table-row table:style-name="ro1">
          <table:table-cell office:value-type="string" calcext:value-type="string">
            <text:p>./archive_1/1744896346_110_Wide_Long/1744896346_110_Wide_Long_angle_data.json</text:p>
          </table:table-cell>
          <table:table-cell/>
          <table:table-cell office:value-type="string" calcext:value-type="string">
            <text:p>./archive_1/1744896346_110_Wide_Long/1744896346_110_Wide_Long_distance_data.json</text:p>
          </table:table-cell>
          <table:table-cell/>
          <table:table-cell office:value-type="string" calcext:value-type="string">
            <text:p>./archive_1/1744896346_110_Wide_Long/1744896346_110_Wide_Long_sound.wav</text:p>
          </table:table-cell>
        </table:table-row>
        <table:table-row table:style-name="ro1">
          <table:table-cell office:value-type="string" calcext:value-type="string">
            <text:p>./archive_1/1744906062_431_Wide_Long/1744906062_431_Wide_Long_angle_data.json</text:p>
          </table:table-cell>
          <table:table-cell/>
          <table:table-cell office:value-type="string" calcext:value-type="string">
            <text:p>./archive_1/1744906062_431_Wide_Long/1744906062_431_Wide_Long_distance_data.json</text:p>
          </table:table-cell>
          <table:table-cell/>
          <table:table-cell office:value-type="string" calcext:value-type="string">
            <text:p>./archive_1/1744906062_431_Wide_Long/1744906062_431_Wide_Long_sound.wav</text:p>
          </table:table-cell>
        </table:table-row>
        <table:table-row table:style-name="ro1">
          <table:table-cell office:value-type="string" calcext:value-type="string">
            <text:p>./archive_1/1744913585_752_Wide_Long/1744913585_752_Wide_Long_angle_data.json</text:p>
          </table:table-cell>
          <table:table-cell/>
          <table:table-cell office:value-type="string" calcext:value-type="string">
            <text:p>./archive_1/1744913585_752_Wide_Long/1744913585_752_Wide_Long_distance_data.json</text:p>
          </table:table-cell>
          <table:table-cell/>
          <table:table-cell office:value-type="string" calcext:value-type="string">
            <text:p>./archive_1/1744913585_752_Wide_Long/1744913585_752_Wide_Long_sound.wav</text:p>
          </table:table-cell>
        </table:table-row>
        <table:table-row table:style-name="ro1">
          <table:table-cell office:value-type="string" calcext:value-type="string">
            <text:p>./archive_1/1745513848_61_Wide_Long/1745513848_61_Wide_Long_angle_data.json</text:p>
          </table:table-cell>
          <table:table-cell/>
          <table:table-cell office:value-type="string" calcext:value-type="string">
            <text:p>./archive_1/1745513848_61_Wide_Long/1745513848_61_Wide_Long_distance_data.json</text:p>
          </table:table-cell>
          <table:table-cell/>
          <table:table-cell office:value-type="string" calcext:value-type="string">
            <text:p>./archive_1/1745513848_61_Wide_Long/1745513848_61_Wide_Long_sound.wav</text:p>
          </table:table-cell>
        </table:table-row>
        <table:table-row table:style-name="ro1">
          <table:table-cell office:value-type="string" calcext:value-type="string">
            <text:p>./archive_1/1745518119_371_Wide_Long/1745518119_371_Wide_Long_angle_data.json</text:p>
          </table:table-cell>
          <table:table-cell/>
          <table:table-cell office:value-type="string" calcext:value-type="string">
            <text:p>./archive_1/1745518119_371_Wide_Long/1745518119_371_Wide_Long_distance_data.json</text:p>
          </table:table-cell>
          <table:table-cell/>
          <table:table-cell office:value-type="string" calcext:value-type="string">
            <text:p>./archive_1/1745518119_371_Wide_Long/1745518119_371_Wide_Long_sound.wav</text:p>
          </table:table-cell>
        </table:table-row>
        <table:table-row table:style-name="ro1">
          <table:table-cell office:value-type="string" calcext:value-type="string">
            <text:p>./archive_1/1745521393_679_Wide_Long/1745521393_679_Wide_Long_angle_data.json</text:p>
          </table:table-cell>
          <table:table-cell/>
          <table:table-cell office:value-type="string" calcext:value-type="string">
            <text:p>./archive_1/1745521393_679_Wide_Long/1745521393_679_Wide_Long_distance_data.json</text:p>
          </table:table-cell>
          <table:table-cell/>
          <table:table-cell office:value-type="string" calcext:value-type="string">
            <text:p>./archive_1/1745521393_679_Wide_Long/1745521393_679_Wide_Long_sound.wav</text:p>
          </table:table-cell>
        </table:table-row>
        <table:table-row table:style-name="ro1">
          <table:table-cell office:value-type="string" calcext:value-type="string">
            <text:p>./archive_1/1745523706_991_Wide_Long/1745523706_991_Wide_Long_angle_data.json</text:p>
          </table:table-cell>
          <table:table-cell/>
          <table:table-cell office:value-type="string" calcext:value-type="string">
            <text:p>./archive_1/1745523706_991_Wide_Long/1745523706_991_Wide_Long_distance_data.json</text:p>
          </table:table-cell>
          <table:table-cell/>
          <table:table-cell office:value-type="string" calcext:value-type="string">
            <text:p>./archive_1/1745523706_991_Wide_Long/1745523706_991_Wide_Long_sound.wav</text:p>
          </table:table-cell>
        </table:table-row>
        <table:table-row table:style-name="ro1">
          <table:table-cell office:value-type="string" calcext:value-type="string">
            <text:p>./archive_1/1745525998_1301_Wide_Long/1745525998_1301_Wide_Long_angle_data.json</text:p>
          </table:table-cell>
          <table:table-cell/>
          <table:table-cell office:value-type="string" calcext:value-type="string">
            <text:p>./archive_1/1745525998_1301_Wide_Long/1745525998_1301_Wide_Long_distance_data.json</text:p>
          </table:table-cell>
          <table:table-cell/>
          <table:table-cell office:value-type="string" calcext:value-type="string">
            <text:p>./archive_1/1745525998_1301_Wide_Long/1745525998_1301_Wide_Long_sound.wav</text:p>
          </table:table-cell>
        </table:table-row>
        <table:table-row table:style-name="ro1">
          <table:table-cell office:value-type="string" calcext:value-type="string">
            <text:p>./archive_1/1744896365_111_Wide_Long/1744896365_111_Wide_Long_angle_data.json</text:p>
          </table:table-cell>
          <table:table-cell/>
          <table:table-cell office:value-type="string" calcext:value-type="string">
            <text:p>./archive_1/1744896365_111_Wide_Long/1744896365_111_Wide_Long_distance_data.json</text:p>
          </table:table-cell>
          <table:table-cell/>
          <table:table-cell office:value-type="string" calcext:value-type="string">
            <text:p>./archive_1/1744896365_111_Wide_Long/1744896365_111_Wide_Long_sound.wav</text:p>
          </table:table-cell>
        </table:table-row>
        <table:table-row table:style-name="ro1">
          <table:table-cell office:value-type="string" calcext:value-type="string">
            <text:p>./archive_1/1744906085_432_Wide_Long/1744906085_432_Wide_Long_angle_data.json</text:p>
          </table:table-cell>
          <table:table-cell/>
          <table:table-cell office:value-type="string" calcext:value-type="string">
            <text:p>./archive_1/1744906085_432_Wide_Long/1744906085_432_Wide_Long_distance_data.json</text:p>
          </table:table-cell>
          <table:table-cell/>
          <table:table-cell office:value-type="string" calcext:value-type="string">
            <text:p>./archive_1/1744906085_432_Wide_Long/1744906085_432_Wide_Long_sound.wav</text:p>
          </table:table-cell>
        </table:table-row>
        <table:table-row table:style-name="ro1">
          <table:table-cell office:value-type="string" calcext:value-type="string">
            <text:p>./archive_1/1744913605_753_Wide_Long/1744913605_753_Wide_Long_angle_data.json</text:p>
          </table:table-cell>
          <table:table-cell/>
          <table:table-cell office:value-type="string" calcext:value-type="string">
            <text:p>./archive_1/1744913605_753_Wide_Long/1744913605_753_Wide_Long_distance_data.json</text:p>
          </table:table-cell>
          <table:table-cell/>
          <table:table-cell office:value-type="string" calcext:value-type="string">
            <text:p>./archive_1/1744913605_753_Wide_Long/1744913605_753_Wide_Long_sound.wav</text:p>
          </table:table-cell>
        </table:table-row>
        <table:table-row table:style-name="ro1">
          <table:table-cell office:value-type="string" calcext:value-type="string">
            <text:p>./archive_1/1745513857_62_Wide_Long/1745513857_62_Wide_Long_angle_data.json</text:p>
          </table:table-cell>
          <table:table-cell/>
          <table:table-cell office:value-type="string" calcext:value-type="string">
            <text:p>./archive_1/1745513857_62_Wide_Long/1745513857_62_Wide_Long_distance_data.json</text:p>
          </table:table-cell>
          <table:table-cell/>
          <table:table-cell office:value-type="string" calcext:value-type="string">
            <text:p>./archive_1/1745513857_62_Wide_Long/1745513857_62_Wide_Long_sound.wav</text:p>
          </table:table-cell>
        </table:table-row>
        <table:table-row table:style-name="ro1">
          <table:table-cell office:value-type="string" calcext:value-type="string">
            <text:p>./archive_1/1745518124_372_Wide_Long/1745518124_372_Wide_Long_angle_data.json</text:p>
          </table:table-cell>
          <table:table-cell/>
          <table:table-cell office:value-type="string" calcext:value-type="string">
            <text:p>./archive_1/1745518124_372_Wide_Long/1745518124_372_Wide_Long_distance_data.json</text:p>
          </table:table-cell>
          <table:table-cell/>
          <table:table-cell office:value-type="string" calcext:value-type="string">
            <text:p>./archive_1/1745518124_372_Wide_Long/1745518124_372_Wide_Long_sound.wav</text:p>
          </table:table-cell>
        </table:table-row>
        <table:table-row table:style-name="ro1">
          <table:table-cell office:value-type="string" calcext:value-type="string">
            <text:p>./archive_1/1745521397_680_Wide_Long/1745521397_680_Wide_Long_angle_data.json</text:p>
          </table:table-cell>
          <table:table-cell/>
          <table:table-cell office:value-type="string" calcext:value-type="string">
            <text:p>./archive_1/1745521397_680_Wide_Long/1745521397_680_Wide_Long_distance_data.json</text:p>
          </table:table-cell>
          <table:table-cell/>
          <table:table-cell office:value-type="string" calcext:value-type="string">
            <text:p>./archive_1/1745521397_680_Wide_Long/1745521397_680_Wide_Long_sound.wav</text:p>
          </table:table-cell>
        </table:table-row>
        <table:table-row table:style-name="ro1">
          <table:table-cell office:value-type="string" calcext:value-type="string">
            <text:p>./archive_1/1745523711_992_Wide_Long/1745523711_992_Wide_Long_angle_data.json</text:p>
          </table:table-cell>
          <table:table-cell/>
          <table:table-cell office:value-type="string" calcext:value-type="string">
            <text:p>./archive_1/1745523711_992_Wide_Long/1745523711_992_Wide_Long_distance_data.json</text:p>
          </table:table-cell>
          <table:table-cell/>
          <table:table-cell office:value-type="string" calcext:value-type="string">
            <text:p>./archive_1/1745523711_992_Wide_Long/1745523711_992_Wide_Long_sound.wav</text:p>
          </table:table-cell>
        </table:table-row>
        <table:table-row table:style-name="ro1">
          <table:table-cell office:value-type="string" calcext:value-type="string">
            <text:p>./archive_1/1745526003_1302_Wide_Long/1745526003_1302_Wide_Long_angle_data.json</text:p>
          </table:table-cell>
          <table:table-cell/>
          <table:table-cell office:value-type="string" calcext:value-type="string">
            <text:p>./archive_1/1745526003_1302_Wide_Long/1745526003_1302_Wide_Long_distance_data.json</text:p>
          </table:table-cell>
          <table:table-cell/>
          <table:table-cell office:value-type="string" calcext:value-type="string">
            <text:p>./archive_1/1745526003_1302_Wide_Long/1745526003_1302_Wide_Long_sound.wav</text:p>
          </table:table-cell>
        </table:table-row>
        <table:table-row table:style-name="ro1">
          <table:table-cell office:value-type="string" calcext:value-type="string">
            <text:p>./archive_1/1744896384_112_Wide_Long/1744896384_112_Wide_Long_angle_data.json</text:p>
          </table:table-cell>
          <table:table-cell/>
          <table:table-cell office:value-type="string" calcext:value-type="string">
            <text:p>./archive_1/1744896384_112_Wide_Long/1744896384_112_Wide_Long_distance_data.json</text:p>
          </table:table-cell>
          <table:table-cell/>
          <table:table-cell office:value-type="string" calcext:value-type="string">
            <text:p>./archive_1/1744896384_112_Wide_Long/1744896384_112_Wide_Long_sound.wav</text:p>
          </table:table-cell>
        </table:table-row>
        <table:table-row table:style-name="ro1">
          <table:table-cell office:value-type="string" calcext:value-type="string">
            <text:p>./archive_1/1744906105_433_Wide_Long/1744906105_433_Wide_Long_angle_data.json</text:p>
          </table:table-cell>
          <table:table-cell/>
          <table:table-cell office:value-type="string" calcext:value-type="string">
            <text:p>./archive_1/1744906105_433_Wide_Long/1744906105_433_Wide_Long_distance_data.json</text:p>
          </table:table-cell>
          <table:table-cell/>
          <table:table-cell office:value-type="string" calcext:value-type="string">
            <text:p>./archive_1/1744906105_433_Wide_Long/1744906105_433_Wide_Long_sound.wav</text:p>
          </table:table-cell>
        </table:table-row>
        <table:table-row table:style-name="ro1">
          <table:table-cell office:value-type="string" calcext:value-type="string">
            <text:p>./archive_1/1744913625_754_Wide_Long/1744913625_754_Wide_Long_angle_data.json</text:p>
          </table:table-cell>
          <table:table-cell/>
          <table:table-cell office:value-type="string" calcext:value-type="string">
            <text:p>./archive_1/1744913625_754_Wide_Long/1744913625_754_Wide_Long_distance_data.json</text:p>
          </table:table-cell>
          <table:table-cell/>
          <table:table-cell office:value-type="string" calcext:value-type="string">
            <text:p>./archive_1/1744913625_754_Wide_Long/1744913625_754_Wide_Long_sound.wav</text:p>
          </table:table-cell>
        </table:table-row>
        <table:table-row table:style-name="ro1">
          <table:table-cell office:value-type="string" calcext:value-type="string">
            <text:p>./archive_1/1745513983_64_Wide_Long/1745513983_64_Wide_Long_angle_data.json</text:p>
          </table:table-cell>
          <table:table-cell/>
          <table:table-cell office:value-type="string" calcext:value-type="string">
            <text:p>./archive_1/1745513983_64_Wide_Long/1745513983_64_Wide_Long_distance_data.json</text:p>
          </table:table-cell>
          <table:table-cell/>
          <table:table-cell office:value-type="string" calcext:value-type="string">
            <text:p>./archive_1/1745513983_64_Wide_Long/1745513983_64_Wide_Long_sound.wav</text:p>
          </table:table-cell>
        </table:table-row>
        <table:table-row table:style-name="ro1">
          <table:table-cell office:value-type="string" calcext:value-type="string">
            <text:p>./archive_1/1745518129_373_Wide_Long/1745518129_373_Wide_Long_angle_data.json</text:p>
          </table:table-cell>
          <table:table-cell/>
          <table:table-cell office:value-type="string" calcext:value-type="string">
            <text:p>./archive_1/1745518129_373_Wide_Long/1745518129_373_Wide_Long_distance_data.json</text:p>
          </table:table-cell>
          <table:table-cell/>
          <table:table-cell office:value-type="string" calcext:value-type="string">
            <text:p>./archive_1/1745518129_373_Wide_Long/1745518129_373_Wide_Long_sound.wav</text:p>
          </table:table-cell>
        </table:table-row>
        <table:table-row table:style-name="ro1">
          <table:table-cell office:value-type="string" calcext:value-type="string">
            <text:p>./archive_1/1745521402_681_Wide_Long/1745521402_681_Wide_Long_angle_data.json</text:p>
          </table:table-cell>
          <table:table-cell/>
          <table:table-cell office:value-type="string" calcext:value-type="string">
            <text:p>./archive_1/1745521402_681_Wide_Long/1745521402_681_Wide_Long_distance_data.json</text:p>
          </table:table-cell>
          <table:table-cell/>
          <table:table-cell office:value-type="string" calcext:value-type="string">
            <text:p>./archive_1/1745521402_681_Wide_Long/1745521402_681_Wide_Long_sound.wav</text:p>
          </table:table-cell>
        </table:table-row>
        <table:table-row table:style-name="ro1">
          <table:table-cell office:value-type="string" calcext:value-type="string">
            <text:p>./archive_1/1745523715_993_Wide_Long/1745523715_993_Wide_Long_angle_data.json</text:p>
          </table:table-cell>
          <table:table-cell/>
          <table:table-cell office:value-type="string" calcext:value-type="string">
            <text:p>./archive_1/1745523715_993_Wide_Long/1745523715_993_Wide_Long_distance_data.json</text:p>
          </table:table-cell>
          <table:table-cell/>
          <table:table-cell office:value-type="string" calcext:value-type="string">
            <text:p>./archive_1/1745523715_993_Wide_Long/1745523715_993_Wide_Long_sound.wav</text:p>
          </table:table-cell>
        </table:table-row>
        <table:table-row table:style-name="ro1">
          <table:table-cell office:value-type="string" calcext:value-type="string">
            <text:p>./archive_1/1745526007_1303_Wide_Long/1745526007_1303_Wide_Long_angle_data.json</text:p>
          </table:table-cell>
          <table:table-cell/>
          <table:table-cell office:value-type="string" calcext:value-type="string">
            <text:p>./archive_1/1745526007_1303_Wide_Long/1745526007_1303_Wide_Long_distance_data.json</text:p>
          </table:table-cell>
          <table:table-cell/>
          <table:table-cell office:value-type="string" calcext:value-type="string">
            <text:p>./archive_1/1745526007_1303_Wide_Long/1745526007_1303_Wide_Long_sound.wav</text:p>
          </table:table-cell>
        </table:table-row>
        <table:table-row table:style-name="ro1">
          <table:table-cell office:value-type="string" calcext:value-type="string">
            <text:p>./archive_1/1744896403_113_Wide_Long/1744896403_113_Wide_Long_angle_data.json</text:p>
          </table:table-cell>
          <table:table-cell/>
          <table:table-cell office:value-type="string" calcext:value-type="string">
            <text:p>./archive_1/1744896403_113_Wide_Long/1744896403_113_Wide_Long_distance_data.json</text:p>
          </table:table-cell>
          <table:table-cell/>
          <table:table-cell office:value-type="string" calcext:value-type="string">
            <text:p>./archive_1/1744896403_113_Wide_Long/1744896403_113_Wide_Long_sound.wav</text:p>
          </table:table-cell>
        </table:table-row>
        <table:table-row table:style-name="ro1">
          <table:table-cell office:value-type="string" calcext:value-type="string">
            <text:p>./archive_1/1744906125_434_Wide_Long/1744906125_434_Wide_Long_angle_data.json</text:p>
          </table:table-cell>
          <table:table-cell/>
          <table:table-cell office:value-type="string" calcext:value-type="string">
            <text:p>./archive_1/1744906125_434_Wide_Long/1744906125_434_Wide_Long_distance_data.json</text:p>
          </table:table-cell>
          <table:table-cell/>
          <table:table-cell office:value-type="string" calcext:value-type="string">
            <text:p>./archive_1/1744906125_434_Wide_Long/1744906125_434_Wide_Long_sound.wav</text:p>
          </table:table-cell>
        </table:table-row>
        <table:table-row table:style-name="ro1">
          <table:table-cell office:value-type="string" calcext:value-type="string">
            <text:p>./archive_1/1744913645_755_Wide_Long/1744913645_755_Wide_Long_angle_data.json</text:p>
          </table:table-cell>
          <table:table-cell/>
          <table:table-cell office:value-type="string" calcext:value-type="string">
            <text:p>./archive_1/1744913645_755_Wide_Long/1744913645_755_Wide_Long_distance_data.json</text:p>
          </table:table-cell>
          <table:table-cell/>
          <table:table-cell office:value-type="string" calcext:value-type="string">
            <text:p>./archive_1/1744913645_755_Wide_Long/1744913645_755_Wide_Long_sound.wav</text:p>
          </table:table-cell>
        </table:table-row>
        <table:table-row table:style-name="ro1">
          <table:table-cell office:value-type="string" calcext:value-type="string">
            <text:p>./archive_1/1745513989_65_Wide_Long/1745513989_65_Wide_Long_angle_data.json</text:p>
          </table:table-cell>
          <table:table-cell/>
          <table:table-cell office:value-type="string" calcext:value-type="string">
            <text:p>./archive_1/1745513989_65_Wide_Long/1745513989_65_Wide_Long_distance_data.json</text:p>
          </table:table-cell>
          <table:table-cell/>
          <table:table-cell office:value-type="string" calcext:value-type="string">
            <text:p>./archive_1/1745513989_65_Wide_Long/1745513989_65_Wide_Long_sound.wav</text:p>
          </table:table-cell>
        </table:table-row>
        <table:table-row table:style-name="ro1">
          <table:table-cell office:value-type="string" calcext:value-type="string">
            <text:p>./archive_1/1745518355_374_Wide_Long/1745518355_374_Wide_Long_angle_data.json</text:p>
          </table:table-cell>
          <table:table-cell/>
          <table:table-cell office:value-type="string" calcext:value-type="string">
            <text:p>./archive_1/1745518355_374_Wide_Long/1745518355_374_Wide_Long_distance_data.json</text:p>
          </table:table-cell>
          <table:table-cell/>
          <table:table-cell office:value-type="string" calcext:value-type="string">
            <text:p>./archive_1/1745518355_374_Wide_Long/1745518355_374_Wide_Long_sound.wav</text:p>
          </table:table-cell>
        </table:table-row>
        <table:table-row table:style-name="ro1">
          <table:table-cell office:value-type="string" calcext:value-type="string">
            <text:p>./archive_1/1745521406_682_Wide_Long/1745521406_682_Wide_Long_angle_data.json</text:p>
          </table:table-cell>
          <table:table-cell/>
          <table:table-cell office:value-type="string" calcext:value-type="string">
            <text:p>./archive_1/1745521406_682_Wide_Long/1745521406_682_Wide_Long_distance_data.json</text:p>
          </table:table-cell>
          <table:table-cell/>
          <table:table-cell office:value-type="string" calcext:value-type="string">
            <text:p>./archive_1/1745521406_682_Wide_Long/1745521406_682_Wide_Long_sound.wav</text:p>
          </table:table-cell>
        </table:table-row>
        <table:table-row table:style-name="ro1">
          <table:table-cell office:value-type="string" calcext:value-type="string">
            <text:p>./archive_1/1745523719_994_Wide_Long/1745523719_994_Wide_Long_angle_data.json</text:p>
          </table:table-cell>
          <table:table-cell/>
          <table:table-cell office:value-type="string" calcext:value-type="string">
            <text:p>./archive_1/1745523719_994_Wide_Long/1745523719_994_Wide_Long_distance_data.json</text:p>
          </table:table-cell>
          <table:table-cell/>
          <table:table-cell office:value-type="string" calcext:value-type="string">
            <text:p>./archive_1/1745523719_994_Wide_Long/1745523719_994_Wide_Long_sound.wav</text:p>
          </table:table-cell>
        </table:table-row>
        <table:table-row table:style-name="ro1">
          <table:table-cell office:value-type="string" calcext:value-type="string">
            <text:p>./archive_1/1745526012_1304_Wide_Long/1745526012_1304_Wide_Long_angle_data.json</text:p>
          </table:table-cell>
          <table:table-cell/>
          <table:table-cell office:value-type="string" calcext:value-type="string">
            <text:p>./archive_1/1745526012_1304_Wide_Long/1745526012_1304_Wide_Long_distance_data.json</text:p>
          </table:table-cell>
          <table:table-cell/>
          <table:table-cell office:value-type="string" calcext:value-type="string">
            <text:p>./archive_1/1745526012_1304_Wide_Long/1745526012_1304_Wide_Long_sound.wav</text:p>
          </table:table-cell>
        </table:table-row>
        <table:table-row table:style-name="ro1">
          <table:table-cell office:value-type="string" calcext:value-type="string">
            <text:p>./archive_1/1744896452_115_Wide_Long/1744896452_115_Wide_Long_angle_data.json</text:p>
          </table:table-cell>
          <table:table-cell/>
          <table:table-cell office:value-type="string" calcext:value-type="string">
            <text:p>./archive_1/1744896452_115_Wide_Long/1744896452_115_Wide_Long_distance_data.json</text:p>
          </table:table-cell>
          <table:table-cell/>
          <table:table-cell office:value-type="string" calcext:value-type="string">
            <text:p>./archive_1/1744896452_115_Wide_Long/1744896452_115_Wide_Long_sound.wav</text:p>
          </table:table-cell>
        </table:table-row>
        <table:table-row table:style-name="ro1">
          <table:table-cell office:value-type="string" calcext:value-type="string">
            <text:p>./archive_1/1744906145_435_Wide_Long/1744906145_435_Wide_Long_angle_data.json</text:p>
          </table:table-cell>
          <table:table-cell/>
          <table:table-cell office:value-type="string" calcext:value-type="string">
            <text:p>./archive_1/1744906145_435_Wide_Long/1744906145_435_Wide_Long_distance_data.json</text:p>
          </table:table-cell>
          <table:table-cell/>
          <table:table-cell office:value-type="string" calcext:value-type="string">
            <text:p>./archive_1/1744906145_435_Wide_Long/1744906145_435_Wide_Long_sound.wav</text:p>
          </table:table-cell>
        </table:table-row>
        <table:table-row table:style-name="ro1">
          <table:table-cell office:value-type="string" calcext:value-type="string">
            <text:p>./archive_1/1744913666_756_Wide_Long/1744913666_756_Wide_Long_angle_data.json</text:p>
          </table:table-cell>
          <table:table-cell/>
          <table:table-cell office:value-type="string" calcext:value-type="string">
            <text:p>./archive_1/1744913666_756_Wide_Long/1744913666_756_Wide_Long_distance_data.json</text:p>
          </table:table-cell>
          <table:table-cell/>
          <table:table-cell office:value-type="string" calcext:value-type="string">
            <text:p>./archive_1/1744913666_756_Wide_Long/1744913666_756_Wide_Long_sound.wav</text:p>
          </table:table-cell>
        </table:table-row>
        <table:table-row table:style-name="ro1">
          <table:table-cell office:value-type="string" calcext:value-type="string">
            <text:p>./archive_1/1745513994_66_Wide_Long/1745513994_66_Wide_Long_angle_data.json</text:p>
          </table:table-cell>
          <table:table-cell/>
          <table:table-cell office:value-type="string" calcext:value-type="string">
            <text:p>./archive_1/1745513994_66_Wide_Long/1745513994_66_Wide_Long_distance_data.json</text:p>
          </table:table-cell>
          <table:table-cell/>
          <table:table-cell office:value-type="string" calcext:value-type="string">
            <text:p>./archive_1/1745513994_66_Wide_Long/1745513994_66_Wide_Long_sound.wav</text:p>
          </table:table-cell>
        </table:table-row>
        <table:table-row table:style-name="ro1">
          <table:table-cell office:value-type="string" calcext:value-type="string">
            <text:p>./archive_1/1745518366_375_Wide_Long/1745518366_375_Wide_Long_angle_data.json</text:p>
          </table:table-cell>
          <table:table-cell/>
          <table:table-cell office:value-type="string" calcext:value-type="string">
            <text:p>./archive_1/1745518366_375_Wide_Long/1745518366_375_Wide_Long_distance_data.json</text:p>
          </table:table-cell>
          <table:table-cell/>
          <table:table-cell office:value-type="string" calcext:value-type="string">
            <text:p>./archive_1/1745518366_375_Wide_Long/1745518366_375_Wide_Long_sound.wav</text:p>
          </table:table-cell>
        </table:table-row>
        <table:table-row table:style-name="ro1">
          <table:table-cell office:value-type="string" calcext:value-type="string">
            <text:p>./archive_1/1745521412_683_Wide_Long/1745521412_683_Wide_Long_angle_data.json</text:p>
          </table:table-cell>
          <table:table-cell/>
          <table:table-cell office:value-type="string" calcext:value-type="string">
            <text:p>./archive_1/1745521412_683_Wide_Long/1745521412_683_Wide_Long_distance_data.json</text:p>
          </table:table-cell>
          <table:table-cell/>
          <table:table-cell office:value-type="string" calcext:value-type="string">
            <text:p>./archive_1/1745521412_683_Wide_Long/1745521412_683_Wide_Long_sound.wav</text:p>
          </table:table-cell>
        </table:table-row>
        <table:table-row table:style-name="ro1">
          <table:table-cell office:value-type="string" calcext:value-type="string">
            <text:p>./archive_1/1745523724_995_Wide_Long/1745523724_995_Wide_Long_angle_data.json</text:p>
          </table:table-cell>
          <table:table-cell/>
          <table:table-cell office:value-type="string" calcext:value-type="string">
            <text:p>./archive_1/1745523724_995_Wide_Long/1745523724_995_Wide_Long_distance_data.json</text:p>
          </table:table-cell>
          <table:table-cell/>
          <table:table-cell office:value-type="string" calcext:value-type="string">
            <text:p>./archive_1/1745523724_995_Wide_Long/1745523724_995_Wide_Long_sound.wav</text:p>
          </table:table-cell>
        </table:table-row>
        <table:table-row table:style-name="ro1">
          <table:table-cell office:value-type="string" calcext:value-type="string">
            <text:p>./archive_1/1745526017_1305_Wide_Long/1745526017_1305_Wide_Long_angle_data.json</text:p>
          </table:table-cell>
          <table:table-cell/>
          <table:table-cell office:value-type="string" calcext:value-type="string">
            <text:p>./archive_1/1745526017_1305_Wide_Long/1745526017_1305_Wide_Long_distance_data.json</text:p>
          </table:table-cell>
          <table:table-cell/>
          <table:table-cell office:value-type="string" calcext:value-type="string">
            <text:p>./archive_1/1745526017_1305_Wide_Long/1745526017_1305_Wide_Long_sound.wav</text:p>
          </table:table-cell>
        </table:table-row>
        <table:table-row table:style-name="ro1">
          <table:table-cell office:value-type="string" calcext:value-type="string">
            <text:p>./archive_1/1744896536_116_Wide_Long/1744896536_116_Wide_Long_angle_data.json</text:p>
          </table:table-cell>
          <table:table-cell/>
          <table:table-cell office:value-type="string" calcext:value-type="string">
            <text:p>./archive_1/1744896536_116_Wide_Long/1744896536_116_Wide_Long_distance_data.json</text:p>
          </table:table-cell>
          <table:table-cell/>
          <table:table-cell office:value-type="string" calcext:value-type="string">
            <text:p>./archive_1/1744896536_116_Wide_Long/1744896536_116_Wide_Long_sound.wav</text:p>
          </table:table-cell>
        </table:table-row>
        <table:table-row table:style-name="ro1">
          <table:table-cell office:value-type="string" calcext:value-type="string">
            <text:p>./archive_1/1744906169_436_Wide_Long/1744906169_436_Wide_Long_angle_data.json</text:p>
          </table:table-cell>
          <table:table-cell/>
          <table:table-cell office:value-type="string" calcext:value-type="string">
            <text:p>./archive_1/1744906169_436_Wide_Long/1744906169_436_Wide_Long_distance_data.json</text:p>
          </table:table-cell>
          <table:table-cell/>
          <table:table-cell office:value-type="string" calcext:value-type="string">
            <text:p>./archive_1/1744906169_436_Wide_Long/1744906169_436_Wide_Long_sound.wav</text:p>
          </table:table-cell>
        </table:table-row>
        <table:table-row table:style-name="ro1">
          <table:table-cell office:value-type="string" calcext:value-type="string">
            <text:p>./archive_1/1744913686_757_Wide_Long/1744913686_757_Wide_Long_angle_data.json</text:p>
          </table:table-cell>
          <table:table-cell/>
          <table:table-cell office:value-type="string" calcext:value-type="string">
            <text:p>./archive_1/1744913686_757_Wide_Long/1744913686_757_Wide_Long_distance_data.json</text:p>
          </table:table-cell>
          <table:table-cell/>
          <table:table-cell office:value-type="string" calcext:value-type="string">
            <text:p>./archive_1/1744913686_757_Wide_Long/1744913686_757_Wide_Long_sound.wav</text:p>
          </table:table-cell>
        </table:table-row>
        <table:table-row table:style-name="ro1">
          <table:table-cell office:value-type="string" calcext:value-type="string">
            <text:p>./archive_1/1745513999_67_Wide_Long/1745513999_67_Wide_Long_angle_data.json</text:p>
          </table:table-cell>
          <table:table-cell/>
          <table:table-cell office:value-type="string" calcext:value-type="string">
            <text:p>./archive_1/1745513999_67_Wide_Long/1745513999_67_Wide_Long_distance_data.json</text:p>
          </table:table-cell>
          <table:table-cell/>
          <table:table-cell office:value-type="string" calcext:value-type="string">
            <text:p>./archive_1/1745513999_67_Wide_Long/1745513999_67_Wide_Long_sound.wav</text:p>
          </table:table-cell>
        </table:table-row>
        <table:table-row table:style-name="ro1">
          <table:table-cell office:value-type="string" calcext:value-type="string">
            <text:p>./archive_1/1745518371_376_Wide_Long/1745518371_376_Wide_Long_angle_data.json</text:p>
          </table:table-cell>
          <table:table-cell/>
          <table:table-cell office:value-type="string" calcext:value-type="string">
            <text:p>./archive_1/1745518371_376_Wide_Long/1745518371_376_Wide_Long_distance_data.json</text:p>
          </table:table-cell>
          <table:table-cell/>
          <table:table-cell office:value-type="string" calcext:value-type="string">
            <text:p>./archive_1/1745518371_376_Wide_Long/1745518371_376_Wide_Long_sound.wav</text:p>
          </table:table-cell>
        </table:table-row>
        <table:table-row table:style-name="ro1">
          <table:table-cell office:value-type="string" calcext:value-type="string">
            <text:p>./archive_1/1745521416_684_Wide_Long/1745521416_684_Wide_Long_angle_data.json</text:p>
          </table:table-cell>
          <table:table-cell/>
          <table:table-cell office:value-type="string" calcext:value-type="string">
            <text:p>./archive_1/1745521416_684_Wide_Long/1745521416_684_Wide_Long_distance_data.json</text:p>
          </table:table-cell>
          <table:table-cell/>
          <table:table-cell office:value-type="string" calcext:value-type="string">
            <text:p>./archive_1/1745521416_684_Wide_Long/1745521416_684_Wide_Long_sound.wav</text:p>
          </table:table-cell>
        </table:table-row>
        <table:table-row table:style-name="ro1">
          <table:table-cell office:value-type="string" calcext:value-type="string">
            <text:p>./archive_1/1745523777_996_Wide_Long/1745523777_996_Wide_Long_angle_data.json</text:p>
          </table:table-cell>
          <table:table-cell/>
          <table:table-cell office:value-type="string" calcext:value-type="string">
            <text:p>./archive_1/1745523777_996_Wide_Long/1745523777_996_Wide_Long_distance_data.json</text:p>
          </table:table-cell>
          <table:table-cell/>
          <table:table-cell office:value-type="string" calcext:value-type="string">
            <text:p>./archive_1/1745523777_996_Wide_Long/1745523777_996_Wide_Long_sound.wav</text:p>
          </table:table-cell>
        </table:table-row>
        <table:table-row table:style-name="ro1">
          <table:table-cell office:value-type="string" calcext:value-type="string">
            <text:p>./archive_1/1745526022_1306_Wide_Long/1745526022_1306_Wide_Long_angle_data.json</text:p>
          </table:table-cell>
          <table:table-cell/>
          <table:table-cell office:value-type="string" calcext:value-type="string">
            <text:p>./archive_1/1745526022_1306_Wide_Long/1745526022_1306_Wide_Long_distance_data.json</text:p>
          </table:table-cell>
          <table:table-cell/>
          <table:table-cell office:value-type="string" calcext:value-type="string">
            <text:p>./archive_1/1745526022_1306_Wide_Long/1745526022_1306_Wide_Long_sound.wav</text:p>
          </table:table-cell>
        </table:table-row>
        <table:table-row table:style-name="ro1">
          <table:table-cell office:value-type="string" calcext:value-type="string">
            <text:p>./archive_1/1744896555_117_Wide_Long/1744896555_117_Wide_Long_angle_data.json</text:p>
          </table:table-cell>
          <table:table-cell/>
          <table:table-cell office:value-type="string" calcext:value-type="string">
            <text:p>./archive_1/1744896555_117_Wide_Long/1744896555_117_Wide_Long_distance_data.json</text:p>
          </table:table-cell>
          <table:table-cell/>
          <table:table-cell office:value-type="string" calcext:value-type="string">
            <text:p>./archive_1/1744896555_117_Wide_Long/1744896555_117_Wide_Long_sound.wav</text:p>
          </table:table-cell>
        </table:table-row>
        <table:table-row table:style-name="ro1">
          <table:table-cell office:value-type="string" calcext:value-type="string">
            <text:p>./archive_1/1744906189_437_Wide_Long/1744906189_437_Wide_Long_angle_data.json</text:p>
          </table:table-cell>
          <table:table-cell/>
          <table:table-cell office:value-type="string" calcext:value-type="string">
            <text:p>./archive_1/1744906189_437_Wide_Long/1744906189_437_Wide_Long_distance_data.json</text:p>
          </table:table-cell>
          <table:table-cell/>
          <table:table-cell office:value-type="string" calcext:value-type="string">
            <text:p>./archive_1/1744906189_437_Wide_Long/1744906189_437_Wide_Long_sound.wav</text:p>
          </table:table-cell>
        </table:table-row>
        <table:table-row table:style-name="ro1">
          <table:table-cell office:value-type="string" calcext:value-type="string">
            <text:p>./archive_1/1744913706_758_Wide_Long/1744913706_758_Wide_Long_angle_data.json</text:p>
          </table:table-cell>
          <table:table-cell/>
          <table:table-cell office:value-type="string" calcext:value-type="string">
            <text:p>./archive_1/1744913706_758_Wide_Long/1744913706_758_Wide_Long_distance_data.json</text:p>
          </table:table-cell>
          <table:table-cell/>
          <table:table-cell office:value-type="string" calcext:value-type="string">
            <text:p>./archive_1/1744913706_758_Wide_Long/1744913706_758_Wide_Long_sound.wav</text:p>
          </table:table-cell>
        </table:table-row>
        <table:table-row table:style-name="ro1">
          <table:table-cell office:value-type="string" calcext:value-type="string">
            <text:p>./archive_1/1745514003_68_Wide_Long/1745514003_68_Wide_Long_angle_data.json</text:p>
          </table:table-cell>
          <table:table-cell/>
          <table:table-cell office:value-type="string" calcext:value-type="string">
            <text:p>./archive_1/1745514003_68_Wide_Long/1745514003_68_Wide_Long_distance_data.json</text:p>
          </table:table-cell>
          <table:table-cell/>
          <table:table-cell office:value-type="string" calcext:value-type="string">
            <text:p>./archive_1/1745514003_68_Wide_Long/1745514003_68_Wide_Long_sound.wav</text:p>
          </table:table-cell>
        </table:table-row>
        <table:table-row table:style-name="ro1">
          <table:table-cell office:value-type="string" calcext:value-type="string">
            <text:p>./archive_1/1745518375_377_Wide_Long/1745518375_377_Wide_Long_angle_data.json</text:p>
          </table:table-cell>
          <table:table-cell/>
          <table:table-cell office:value-type="string" calcext:value-type="string">
            <text:p>./archive_1/1745518375_377_Wide_Long/1745518375_377_Wide_Long_distance_data.json</text:p>
          </table:table-cell>
          <table:table-cell/>
          <table:table-cell office:value-type="string" calcext:value-type="string">
            <text:p>./archive_1/1745518375_377_Wide_Long/1745518375_377_Wide_Long_sound.wav</text:p>
          </table:table-cell>
        </table:table-row>
        <table:table-row table:style-name="ro1">
          <table:table-cell office:value-type="string" calcext:value-type="string">
            <text:p>./archive_1/1745521420_685_Wide_Long/1745521420_685_Wide_Long_angle_data.json</text:p>
          </table:table-cell>
          <table:table-cell/>
          <table:table-cell office:value-type="string" calcext:value-type="string">
            <text:p>./archive_1/1745521420_685_Wide_Long/1745521420_685_Wide_Long_distance_data.json</text:p>
          </table:table-cell>
          <table:table-cell/>
          <table:table-cell office:value-type="string" calcext:value-type="string">
            <text:p>./archive_1/1745521420_685_Wide_Long/1745521420_685_Wide_Long_sound.wav</text:p>
          </table:table-cell>
        </table:table-row>
        <table:table-row table:style-name="ro1">
          <table:table-cell office:value-type="string" calcext:value-type="string">
            <text:p>./archive_1/1745523784_997_Wide_Long/1745523784_997_Wide_Long_angle_data.json</text:p>
          </table:table-cell>
          <table:table-cell/>
          <table:table-cell office:value-type="string" calcext:value-type="string">
            <text:p>./archive_1/1745523784_997_Wide_Long/1745523784_997_Wide_Long_distance_data.json</text:p>
          </table:table-cell>
          <table:table-cell/>
          <table:table-cell office:value-type="string" calcext:value-type="string">
            <text:p>./archive_1/1745523784_997_Wide_Long/1745523784_997_Wide_Long_sound.wav</text:p>
          </table:table-cell>
        </table:table-row>
        <table:table-row table:style-name="ro1">
          <table:table-cell office:value-type="string" calcext:value-type="string">
            <text:p>./archive_1/1745526029_1307_Wide_Long/1745526029_1307_Wide_Long_angle_data.json</text:p>
          </table:table-cell>
          <table:table-cell/>
          <table:table-cell office:value-type="string" calcext:value-type="string">
            <text:p>./archive_1/1745526029_1307_Wide_Long/1745526029_1307_Wide_Long_distance_data.json</text:p>
          </table:table-cell>
          <table:table-cell/>
          <table:table-cell office:value-type="string" calcext:value-type="string">
            <text:p>./archive_1/1745526029_1307_Wide_Long/1745526029_1307_Wide_Long_sound.wav</text:p>
          </table:table-cell>
        </table:table-row>
        <table:table-row table:style-name="ro1">
          <table:table-cell office:value-type="string" calcext:value-type="string">
            <text:p>./archive_1/1744896574_118_Wide_Long/1744896574_118_Wide_Long_angle_data.json</text:p>
          </table:table-cell>
          <table:table-cell/>
          <table:table-cell office:value-type="string" calcext:value-type="string">
            <text:p>./archive_1/1744896574_118_Wide_Long/1744896574_118_Wide_Long_distance_data.json</text:p>
          </table:table-cell>
          <table:table-cell/>
          <table:table-cell office:value-type="string" calcext:value-type="string">
            <text:p>./archive_1/1744896574_118_Wide_Long/1744896574_118_Wide_Long_sound.wav</text:p>
          </table:table-cell>
        </table:table-row>
        <table:table-row table:style-name="ro1">
          <table:table-cell office:value-type="string" calcext:value-type="string">
            <text:p>./archive_1/1744906209_438_Wide_Long/1744906209_438_Wide_Long_angle_data.json</text:p>
          </table:table-cell>
          <table:table-cell/>
          <table:table-cell office:value-type="string" calcext:value-type="string">
            <text:p>./archive_1/1744906209_438_Wide_Long/1744906209_438_Wide_Long_distance_data.json</text:p>
          </table:table-cell>
          <table:table-cell/>
          <table:table-cell office:value-type="string" calcext:value-type="string">
            <text:p>./archive_1/1744906209_438_Wide_Long/1744906209_438_Wide_Long_sound.wav</text:p>
          </table:table-cell>
        </table:table-row>
        <table:table-row table:style-name="ro1">
          <table:table-cell office:value-type="string" calcext:value-type="string">
            <text:p>./archive_1/1744913726_759_Wide_Long/1744913726_759_Wide_Long_angle_data.json</text:p>
          </table:table-cell>
          <table:table-cell/>
          <table:table-cell office:value-type="string" calcext:value-type="string">
            <text:p>./archive_1/1744913726_759_Wide_Long/1744913726_759_Wide_Long_distance_data.json</text:p>
          </table:table-cell>
          <table:table-cell/>
          <table:table-cell office:value-type="string" calcext:value-type="string">
            <text:p>./archive_1/1744913726_759_Wide_Long/1744913726_759_Wide_Long_sound.wav</text:p>
          </table:table-cell>
        </table:table-row>
        <table:table-row table:style-name="ro1">
          <table:table-cell office:value-type="string" calcext:value-type="string">
            <text:p>./archive_1/1745514008_69_Wide_Long/1745514008_69_Wide_Long_angle_data.json</text:p>
          </table:table-cell>
          <table:table-cell/>
          <table:table-cell office:value-type="string" calcext:value-type="string">
            <text:p>./archive_1/1745514008_69_Wide_Long/1745514008_69_Wide_Long_distance_data.json</text:p>
          </table:table-cell>
          <table:table-cell/>
          <table:table-cell office:value-type="string" calcext:value-type="string">
            <text:p>./archive_1/1745514008_69_Wide_Long/1745514008_69_Wide_Long_sound.wav</text:p>
          </table:table-cell>
        </table:table-row>
        <table:table-row table:style-name="ro1">
          <table:table-cell office:value-type="string" calcext:value-type="string">
            <text:p>./archive_1/1745518379_378_Wide_Long/1745518379_378_Wide_Long_angle_data.json</text:p>
          </table:table-cell>
          <table:table-cell/>
          <table:table-cell office:value-type="string" calcext:value-type="string">
            <text:p>./archive_1/1745518379_378_Wide_Long/1745518379_378_Wide_Long_distance_data.json</text:p>
          </table:table-cell>
          <table:table-cell/>
          <table:table-cell office:value-type="string" calcext:value-type="string">
            <text:p>./archive_1/1745518379_378_Wide_Long/1745518379_378_Wide_Long_sound.wav</text:p>
          </table:table-cell>
        </table:table-row>
        <table:table-row table:style-name="ro1">
          <table:table-cell office:value-type="string" calcext:value-type="string">
            <text:p>./archive_1/1745521424_686_Wide_Long/1745521424_686_Wide_Long_angle_data.json</text:p>
          </table:table-cell>
          <table:table-cell/>
          <table:table-cell office:value-type="string" calcext:value-type="string">
            <text:p>./archive_1/1745521424_686_Wide_Long/1745521424_686_Wide_Long_distance_data.json</text:p>
          </table:table-cell>
          <table:table-cell/>
          <table:table-cell office:value-type="string" calcext:value-type="string">
            <text:p>./archive_1/1745521424_686_Wide_Long/1745521424_686_Wide_Long_sound.wav</text:p>
          </table:table-cell>
        </table:table-row>
        <table:table-row table:style-name="ro1">
          <table:table-cell office:value-type="string" calcext:value-type="string">
            <text:p>./archive_1/1745523788_998_Wide_Long/1745523788_998_Wide_Long_angle_data.json</text:p>
          </table:table-cell>
          <table:table-cell/>
          <table:table-cell office:value-type="string" calcext:value-type="string">
            <text:p>./archive_1/1745523788_998_Wide_Long/1745523788_998_Wide_Long_distance_data.json</text:p>
          </table:table-cell>
          <table:table-cell/>
          <table:table-cell office:value-type="string" calcext:value-type="string">
            <text:p>./archive_1/1745523788_998_Wide_Long/1745523788_998_Wide_Long_sound.wav</text:p>
          </table:table-cell>
        </table:table-row>
        <table:table-row table:style-name="ro1">
          <table:table-cell office:value-type="string" calcext:value-type="string">
            <text:p>./archive_1/1745526034_1308_Wide_Long/1745526034_1308_Wide_Long_angle_data.json</text:p>
          </table:table-cell>
          <table:table-cell/>
          <table:table-cell office:value-type="string" calcext:value-type="string">
            <text:p>./archive_1/1745526034_1308_Wide_Long/1745526034_1308_Wide_Long_distance_data.json</text:p>
          </table:table-cell>
          <table:table-cell/>
          <table:table-cell office:value-type="string" calcext:value-type="string">
            <text:p>./archive_1/1745526034_1308_Wide_Long/1745526034_1308_Wide_Long_sound.wav</text:p>
          </table:table-cell>
        </table:table-row>
        <table:table-row table:style-name="ro1">
          <table:table-cell office:value-type="string" calcext:value-type="string">
            <text:p>./archive_1/1744896592_119_Wide_Long/1744896592_119_Wide_Long_angle_data.json</text:p>
          </table:table-cell>
          <table:table-cell/>
          <table:table-cell office:value-type="string" calcext:value-type="string">
            <text:p>./archive_1/1744896592_119_Wide_Long/1744896592_119_Wide_Long_distance_data.json</text:p>
          </table:table-cell>
          <table:table-cell/>
          <table:table-cell office:value-type="string" calcext:value-type="string">
            <text:p>./archive_1/1744896592_119_Wide_Long/1744896592_119_Wide_Long_sound.wav</text:p>
          </table:table-cell>
        </table:table-row>
        <table:table-row table:style-name="ro1">
          <table:table-cell office:value-type="string" calcext:value-type="string">
            <text:p>./archive_1/1744906229_439_Wide_Long/1744906229_439_Wide_Long_angle_data.json</text:p>
          </table:table-cell>
          <table:table-cell/>
          <table:table-cell office:value-type="string" calcext:value-type="string">
            <text:p>./archive_1/1744906229_439_Wide_Long/1744906229_439_Wide_Long_distance_data.json</text:p>
          </table:table-cell>
          <table:table-cell/>
          <table:table-cell office:value-type="string" calcext:value-type="string">
            <text:p>./archive_1/1744906229_439_Wide_Long/1744906229_439_Wide_Long_sound.wav</text:p>
          </table:table-cell>
        </table:table-row>
        <table:table-row table:style-name="ro1">
          <table:table-cell office:value-type="string" calcext:value-type="string">
            <text:p>./archive_1/1744913747_760_Wide_Long/1744913747_760_Wide_Long_angle_data.json</text:p>
          </table:table-cell>
          <table:table-cell/>
          <table:table-cell office:value-type="string" calcext:value-type="string">
            <text:p>./archive_1/1744913747_760_Wide_Long/1744913747_760_Wide_Long_distance_data.json</text:p>
          </table:table-cell>
          <table:table-cell/>
          <table:table-cell office:value-type="string" calcext:value-type="string">
            <text:p>./archive_1/1744913747_760_Wide_Long/1744913747_760_Wide_Long_sound.wav</text:p>
          </table:table-cell>
        </table:table-row>
        <table:table-row table:style-name="ro1">
          <table:table-cell office:value-type="string" calcext:value-type="string">
            <text:p>./archive_1/1745514013_70_Wide_Long/1745514013_70_Wide_Long_angle_data.json</text:p>
          </table:table-cell>
          <table:table-cell/>
          <table:table-cell office:value-type="string" calcext:value-type="string">
            <text:p>./archive_1/1745514013_70_Wide_Long/1745514013_70_Wide_Long_distance_data.json</text:p>
          </table:table-cell>
          <table:table-cell/>
          <table:table-cell office:value-type="string" calcext:value-type="string">
            <text:p>./archive_1/1745514013_70_Wide_Long/1745514013_70_Wide_Long_sound.wav</text:p>
          </table:table-cell>
        </table:table-row>
        <table:table-row table:style-name="ro1">
          <table:table-cell office:value-type="string" calcext:value-type="string">
            <text:p>./archive_1/1745518384_379_Wide_Long/1745518384_379_Wide_Long_angle_data.json</text:p>
          </table:table-cell>
          <table:table-cell/>
          <table:table-cell office:value-type="string" calcext:value-type="string">
            <text:p>./archive_1/1745518384_379_Wide_Long/1745518384_379_Wide_Long_distance_data.json</text:p>
          </table:table-cell>
          <table:table-cell/>
          <table:table-cell office:value-type="string" calcext:value-type="string">
            <text:p>./archive_1/1745518384_379_Wide_Long/1745518384_379_Wide_Long_sound.wav</text:p>
          </table:table-cell>
        </table:table-row>
        <table:table-row table:style-name="ro1">
          <table:table-cell office:value-type="string" calcext:value-type="string">
            <text:p>./archive_1/1745521428_687_Wide_Long/1745521428_687_Wide_Long_angle_data.json</text:p>
          </table:table-cell>
          <table:table-cell/>
          <table:table-cell office:value-type="string" calcext:value-type="string">
            <text:p>./archive_1/1745521428_687_Wide_Long/1745521428_687_Wide_Long_distance_data.json</text:p>
          </table:table-cell>
          <table:table-cell/>
          <table:table-cell office:value-type="string" calcext:value-type="string">
            <text:p>./archive_1/1745521428_687_Wide_Long/1745521428_687_Wide_Long_sound.wav</text:p>
          </table:table-cell>
        </table:table-row>
        <table:table-row table:style-name="ro1">
          <table:table-cell office:value-type="string" calcext:value-type="string">
            <text:p>./archive_1/1745523793_999_Wide_Long/1745523793_999_Wide_Long_angle_data.json</text:p>
          </table:table-cell>
          <table:table-cell/>
          <table:table-cell office:value-type="string" calcext:value-type="string">
            <text:p>./archive_1/1745523793_999_Wide_Long/1745523793_999_Wide_Long_distance_data.json</text:p>
          </table:table-cell>
          <table:table-cell/>
          <table:table-cell office:value-type="string" calcext:value-type="string">
            <text:p>./archive_1/1745523793_999_Wide_Long/1745523793_999_Wide_Long_sound.wav</text:p>
          </table:table-cell>
        </table:table-row>
        <table:table-row table:style-name="ro1">
          <table:table-cell office:value-type="string" calcext:value-type="string">
            <text:p>./archive_1/1745526039_1309_Wide_Long/1745526039_1309_Wide_Long_angle_data.json</text:p>
          </table:table-cell>
          <table:table-cell/>
          <table:table-cell office:value-type="string" calcext:value-type="string">
            <text:p>./archive_1/1745526039_1309_Wide_Long/1745526039_1309_Wide_Long_distance_data.json</text:p>
          </table:table-cell>
          <table:table-cell/>
          <table:table-cell office:value-type="string" calcext:value-type="string">
            <text:p>./archive_1/1745526039_1309_Wide_Long/1745526039_1309_Wide_Long_sound.wav</text:p>
          </table:table-cell>
        </table:table-row>
        <table:table-row table:style-name="ro1">
          <table:table-cell office:value-type="string" calcext:value-type="string">
            <text:p>./archive_1/1744896611_120_Wide_Long/1744896611_120_Wide_Long_angle_data.json</text:p>
          </table:table-cell>
          <table:table-cell/>
          <table:table-cell office:value-type="string" calcext:value-type="string">
            <text:p>./archive_1/1744896611_120_Wide_Long/1744896611_120_Wide_Long_distance_data.json</text:p>
          </table:table-cell>
          <table:table-cell/>
          <table:table-cell office:value-type="string" calcext:value-type="string">
            <text:p>./archive_1/1744896611_120_Wide_Long/1744896611_120_Wide_Long_sound.wav</text:p>
          </table:table-cell>
        </table:table-row>
        <table:table-row table:style-name="ro1">
          <table:table-cell office:value-type="string" calcext:value-type="string">
            <text:p>./archive_1/1744906248_440_Wide_Long/1744906248_440_Wide_Long_angle_data.json</text:p>
          </table:table-cell>
          <table:table-cell/>
          <table:table-cell office:value-type="string" calcext:value-type="string">
            <text:p>./archive_1/1744906248_440_Wide_Long/1744906248_440_Wide_Long_distance_data.json</text:p>
          </table:table-cell>
          <table:table-cell/>
          <table:table-cell office:value-type="string" calcext:value-type="string">
            <text:p>./archive_1/1744906248_440_Wide_Long/1744906248_440_Wide_Long_sound.wav</text:p>
          </table:table-cell>
        </table:table-row>
        <table:table-row table:style-name="ro1">
          <table:table-cell office:value-type="string" calcext:value-type="string">
            <text:p>./archive_1/1744913772_761_Wide_Long/1744913772_761_Wide_Long_angle_data.json</text:p>
          </table:table-cell>
          <table:table-cell/>
          <table:table-cell office:value-type="string" calcext:value-type="string">
            <text:p>./archive_1/1744913772_761_Wide_Long/1744913772_761_Wide_Long_distance_data.json</text:p>
          </table:table-cell>
          <table:table-cell/>
          <table:table-cell office:value-type="string" calcext:value-type="string">
            <text:p>./archive_1/1744913772_761_Wide_Long/1744913772_761_Wide_Long_sound.wav</text:p>
          </table:table-cell>
        </table:table-row>
        <table:table-row table:style-name="ro1">
          <table:table-cell office:value-type="string" calcext:value-type="string">
            <text:p>./archive_1/1745514019_71_Wide_Long/1745514019_71_Wide_Long_angle_data.json</text:p>
          </table:table-cell>
          <table:table-cell/>
          <table:table-cell office:value-type="string" calcext:value-type="string">
            <text:p>./archive_1/1745514019_71_Wide_Long/1745514019_71_Wide_Long_distance_data.json</text:p>
          </table:table-cell>
          <table:table-cell/>
          <table:table-cell office:value-type="string" calcext:value-type="string">
            <text:p>./archive_1/1745514019_71_Wide_Long/1745514019_71_Wide_Long_sound.wav</text:p>
          </table:table-cell>
        </table:table-row>
        <table:table-row table:style-name="ro1">
          <table:table-cell office:value-type="string" calcext:value-type="string">
            <text:p>./archive_1/1745518388_380_Wide_Long/1745518388_380_Wide_Long_angle_data.json</text:p>
          </table:table-cell>
          <table:table-cell/>
          <table:table-cell office:value-type="string" calcext:value-type="string">
            <text:p>./archive_1/1745518388_380_Wide_Long/1745518388_380_Wide_Long_distance_data.json</text:p>
          </table:table-cell>
          <table:table-cell/>
          <table:table-cell office:value-type="string" calcext:value-type="string">
            <text:p>./archive_1/1745518388_380_Wide_Long/1745518388_380_Wide_Long_sound.wav</text:p>
          </table:table-cell>
        </table:table-row>
        <table:table-row table:style-name="ro1">
          <table:table-cell office:value-type="string" calcext:value-type="string">
            <text:p>./archive_1/1745521433_688_Wide_Long/1745521433_688_Wide_Long_angle_data.json</text:p>
          </table:table-cell>
          <table:table-cell/>
          <table:table-cell office:value-type="string" calcext:value-type="string">
            <text:p>./archive_1/1745521433_688_Wide_Long/1745521433_688_Wide_Long_distance_data.json</text:p>
          </table:table-cell>
          <table:table-cell/>
          <table:table-cell office:value-type="string" calcext:value-type="string">
            <text:p>./archive_1/1745521433_688_Wide_Long/1745521433_688_Wide_Long_sound.wav</text:p>
          </table:table-cell>
        </table:table-row>
        <table:table-row table:style-name="ro1">
          <table:table-cell office:value-type="string" calcext:value-type="string">
            <text:p>./archive_1/1745523797_1000_Wide_Long/1745523797_1000_Wide_Long_angle_data.json</text:p>
          </table:table-cell>
          <table:table-cell/>
          <table:table-cell office:value-type="string" calcext:value-type="string">
            <text:p>./archive_1/1745523797_1000_Wide_Long/1745523797_1000_Wide_Long_distance_data.json</text:p>
          </table:table-cell>
          <table:table-cell/>
          <table:table-cell office:value-type="string" calcext:value-type="string">
            <text:p>./archive_1/1745523797_1000_Wide_Long/1745523797_1000_Wide_Long_sound.wav</text:p>
          </table:table-cell>
        </table:table-row>
        <table:table-row table:style-name="ro1">
          <table:table-cell office:value-type="string" calcext:value-type="string">
            <text:p>./archive_1/1745526044_1310_Wide_Long/1745526044_1310_Wide_Long_angle_data.json</text:p>
          </table:table-cell>
          <table:table-cell/>
          <table:table-cell office:value-type="string" calcext:value-type="string">
            <text:p>./archive_1/1745526044_1310_Wide_Long/1745526044_1310_Wide_Long_distance_data.json</text:p>
          </table:table-cell>
          <table:table-cell/>
          <table:table-cell office:value-type="string" calcext:value-type="string">
            <text:p>./archive_1/1745526044_1310_Wide_Long/1745526044_1310_Wide_Long_sound.wav</text:p>
          </table:table-cell>
        </table:table-row>
        <table:table-row table:style-name="ro1">
          <table:table-cell office:value-type="string" calcext:value-type="string">
            <text:p>./archive_1/1744896630_121_Wide_Long/1744896630_121_Wide_Long_angle_data.json</text:p>
          </table:table-cell>
          <table:table-cell/>
          <table:table-cell office:value-type="string" calcext:value-type="string">
            <text:p>./archive_1/1744896630_121_Wide_Long/1744896630_121_Wide_Long_distance_data.json</text:p>
          </table:table-cell>
          <table:table-cell/>
          <table:table-cell office:value-type="string" calcext:value-type="string">
            <text:p>./archive_1/1744896630_121_Wide_Long/1744896630_121_Wide_Long_sound.wav</text:p>
          </table:table-cell>
        </table:table-row>
        <table:table-row table:style-name="ro1">
          <table:table-cell office:value-type="string" calcext:value-type="string">
            <text:p>./archive_1/1744906291_442_Wide_Long/1744906291_442_Wide_Long_angle_data.json</text:p>
          </table:table-cell>
          <table:table-cell/>
          <table:table-cell office:value-type="string" calcext:value-type="string">
            <text:p>./archive_1/1744906291_442_Wide_Long/1744906291_442_Wide_Long_distance_data.json</text:p>
          </table:table-cell>
          <table:table-cell/>
          <table:table-cell office:value-type="string" calcext:value-type="string">
            <text:p>./archive_1/1744906291_442_Wide_Long/1744906291_442_Wide_Long_sound.wav</text:p>
          </table:table-cell>
        </table:table-row>
        <table:table-row table:style-name="ro1">
          <table:table-cell office:value-type="string" calcext:value-type="string">
            <text:p>./archive_1/1744913792_762_Wide_Long/1744913792_762_Wide_Long_angle_data.json</text:p>
          </table:table-cell>
          <table:table-cell/>
          <table:table-cell office:value-type="string" calcext:value-type="string">
            <text:p>./archive_1/1744913792_762_Wide_Long/1744913792_762_Wide_Long_distance_data.json</text:p>
          </table:table-cell>
          <table:table-cell/>
          <table:table-cell office:value-type="string" calcext:value-type="string">
            <text:p>./archive_1/1744913792_762_Wide_Long/1744913792_762_Wide_Long_sound.wav</text:p>
          </table:table-cell>
        </table:table-row>
        <table:table-row table:style-name="ro1">
          <table:table-cell office:value-type="string" calcext:value-type="string">
            <text:p>./archive_1/1745514023_72_Wide_Long/1745514023_72_Wide_Long_angle_data.json</text:p>
          </table:table-cell>
          <table:table-cell/>
          <table:table-cell office:value-type="string" calcext:value-type="string">
            <text:p>./archive_1/1745514023_72_Wide_Long/1745514023_72_Wide_Long_distance_data.json</text:p>
          </table:table-cell>
          <table:table-cell/>
          <table:table-cell office:value-type="string" calcext:value-type="string">
            <text:p>./archive_1/1745514023_72_Wide_Long/1745514023_72_Wide_Long_sound.wav</text:p>
          </table:table-cell>
        </table:table-row>
        <table:table-row table:style-name="ro1">
          <table:table-cell office:value-type="string" calcext:value-type="string">
            <text:p>./archive_1/1745518392_381_Wide_Long/1745518392_381_Wide_Long_angle_data.json</text:p>
          </table:table-cell>
          <table:table-cell/>
          <table:table-cell office:value-type="string" calcext:value-type="string">
            <text:p>./archive_1/1745518392_381_Wide_Long/1745518392_381_Wide_Long_distance_data.json</text:p>
          </table:table-cell>
          <table:table-cell/>
          <table:table-cell office:value-type="string" calcext:value-type="string">
            <text:p>./archive_1/1745518392_381_Wide_Long/1745518392_381_Wide_Long_sound.wav</text:p>
          </table:table-cell>
        </table:table-row>
        <table:table-row table:style-name="ro1">
          <table:table-cell office:value-type="string" calcext:value-type="string">
            <text:p>./archive_1/1745521437_689_Wide_Long/1745521437_689_Wide_Long_angle_data.json</text:p>
          </table:table-cell>
          <table:table-cell/>
          <table:table-cell office:value-type="string" calcext:value-type="string">
            <text:p>./archive_1/1745521437_689_Wide_Long/1745521437_689_Wide_Long_distance_data.json</text:p>
          </table:table-cell>
          <table:table-cell/>
          <table:table-cell office:value-type="string" calcext:value-type="string">
            <text:p>./archive_1/1745521437_689_Wide_Long/1745521437_689_Wide_Long_sound.wav</text:p>
          </table:table-cell>
        </table:table-row>
        <table:table-row table:style-name="ro1">
          <table:table-cell office:value-type="string" calcext:value-type="string">
            <text:p>./archive_1/1745523801_1001_Wide_Long/1745523801_1001_Wide_Long_angle_data.json</text:p>
          </table:table-cell>
          <table:table-cell/>
          <table:table-cell office:value-type="string" calcext:value-type="string">
            <text:p>./archive_1/1745523801_1001_Wide_Long/1745523801_1001_Wide_Long_distance_data.json</text:p>
          </table:table-cell>
          <table:table-cell/>
          <table:table-cell office:value-type="string" calcext:value-type="string">
            <text:p>./archive_1/1745523801_1001_Wide_Long/1745523801_1001_Wide_Long_sound.wav</text:p>
          </table:table-cell>
        </table:table-row>
        <table:table-row table:style-name="ro1">
          <table:table-cell office:value-type="string" calcext:value-type="string">
            <text:p>./archive_1/1745526048_1311_Wide_Long/1745526048_1311_Wide_Long_angle_data.json</text:p>
          </table:table-cell>
          <table:table-cell/>
          <table:table-cell office:value-type="string" calcext:value-type="string">
            <text:p>./archive_1/1745526048_1311_Wide_Long/1745526048_1311_Wide_Long_distance_data.json</text:p>
          </table:table-cell>
          <table:table-cell/>
          <table:table-cell office:value-type="string" calcext:value-type="string">
            <text:p>./archive_1/1745526048_1311_Wide_Long/1745526048_1311_Wide_Long_sound.wav</text:p>
          </table:table-cell>
        </table:table-row>
        <table:table-row table:style-name="ro1">
          <table:table-cell office:value-type="string" calcext:value-type="string">
            <text:p>./archive_1/1744896669_122_Wide_Long/1744896669_122_Wide_Long_angle_data.json</text:p>
          </table:table-cell>
          <table:table-cell/>
          <table:table-cell office:value-type="string" calcext:value-type="string">
            <text:p>./archive_1/1744896669_122_Wide_Long/1744896669_122_Wide_Long_distance_data.json</text:p>
          </table:table-cell>
          <table:table-cell/>
          <table:table-cell office:value-type="string" calcext:value-type="string">
            <text:p>./archive_1/1744896669_122_Wide_Long/1744896669_122_Wide_Long_sound.wav</text:p>
          </table:table-cell>
        </table:table-row>
        <table:table-row table:style-name="ro1">
          <table:table-cell office:value-type="string" calcext:value-type="string">
            <text:p>./archive_1/1744906313_443_Wide_Long/1744906313_443_Wide_Long_angle_data.json</text:p>
          </table:table-cell>
          <table:table-cell/>
          <table:table-cell office:value-type="string" calcext:value-type="string">
            <text:p>./archive_1/1744906313_443_Wide_Long/1744906313_443_Wide_Long_distance_data.json</text:p>
          </table:table-cell>
          <table:table-cell/>
          <table:table-cell office:value-type="string" calcext:value-type="string">
            <text:p>./archive_1/1744906313_443_Wide_Long/1744906313_443_Wide_Long_sound.wav</text:p>
          </table:table-cell>
        </table:table-row>
        <table:table-row table:style-name="ro1">
          <table:table-cell office:value-type="string" calcext:value-type="string">
            <text:p>./archive_1/1744913811_763_Wide_Long/1744913811_763_Wide_Long_angle_data.json</text:p>
          </table:table-cell>
          <table:table-cell/>
          <table:table-cell office:value-type="string" calcext:value-type="string">
            <text:p>./archive_1/1744913811_763_Wide_Long/1744913811_763_Wide_Long_distance_data.json</text:p>
          </table:table-cell>
          <table:table-cell/>
          <table:table-cell office:value-type="string" calcext:value-type="string">
            <text:p>./archive_1/1744913811_763_Wide_Long/1744913811_763_Wide_Long_sound.wav</text:p>
          </table:table-cell>
        </table:table-row>
        <table:table-row table:style-name="ro1">
          <table:table-cell office:value-type="string" calcext:value-type="string">
            <text:p>./archive_1/1745514029_73_Wide_Long/1745514029_73_Wide_Long_angle_data.json</text:p>
          </table:table-cell>
          <table:table-cell/>
          <table:table-cell office:value-type="string" calcext:value-type="string">
            <text:p>./archive_1/1745514029_73_Wide_Long/1745514029_73_Wide_Long_distance_data.json</text:p>
          </table:table-cell>
          <table:table-cell/>
          <table:table-cell office:value-type="string" calcext:value-type="string">
            <text:p>./archive_1/1745514029_73_Wide_Long/1745514029_73_Wide_Long_sound.wav</text:p>
          </table:table-cell>
        </table:table-row>
        <table:table-row table:style-name="ro1">
          <table:table-cell office:value-type="string" calcext:value-type="string">
            <text:p>./archive_1/1745518396_382_Wide_Long/1745518396_382_Wide_Long_angle_data.json</text:p>
          </table:table-cell>
          <table:table-cell/>
          <table:table-cell office:value-type="string" calcext:value-type="string">
            <text:p>./archive_1/1745518396_382_Wide_Long/1745518396_382_Wide_Long_distance_data.json</text:p>
          </table:table-cell>
          <table:table-cell/>
          <table:table-cell office:value-type="string" calcext:value-type="string">
            <text:p>./archive_1/1745518396_382_Wide_Long/1745518396_382_Wide_Long_sound.wav</text:p>
          </table:table-cell>
        </table:table-row>
        <table:table-row table:style-name="ro1">
          <table:table-cell office:value-type="string" calcext:value-type="string">
            <text:p>./archive_1/1745521441_690_Wide_Long/1745521441_690_Wide_Long_angle_data.json</text:p>
          </table:table-cell>
          <table:table-cell/>
          <table:table-cell office:value-type="string" calcext:value-type="string">
            <text:p>./archive_1/1745521441_690_Wide_Long/1745521441_690_Wide_Long_distance_data.json</text:p>
          </table:table-cell>
          <table:table-cell/>
          <table:table-cell office:value-type="string" calcext:value-type="string">
            <text:p>./archive_1/1745521441_690_Wide_Long/1745521441_690_Wide_Long_sound.wav</text:p>
          </table:table-cell>
        </table:table-row>
        <table:table-row table:style-name="ro1">
          <table:table-cell office:value-type="string" calcext:value-type="string">
            <text:p>./archive_1/1745523806_1002_Wide_Long/1745523806_1002_Wide_Long_angle_data.json</text:p>
          </table:table-cell>
          <table:table-cell/>
          <table:table-cell office:value-type="string" calcext:value-type="string">
            <text:p>./archive_1/1745523806_1002_Wide_Long/1745523806_1002_Wide_Long_distance_data.json</text:p>
          </table:table-cell>
          <table:table-cell/>
          <table:table-cell office:value-type="string" calcext:value-type="string">
            <text:p>./archive_1/1745523806_1002_Wide_Long/1745523806_1002_Wide_Long_sound.wav</text:p>
          </table:table-cell>
        </table:table-row>
        <table:table-row table:style-name="ro1">
          <table:table-cell office:value-type="string" calcext:value-type="string">
            <text:p>./archive_1/1745526053_1312_Wide_Long/1745526053_1312_Wide_Long_angle_data.json</text:p>
          </table:table-cell>
          <table:table-cell/>
          <table:table-cell office:value-type="string" calcext:value-type="string">
            <text:p>./archive_1/1745526053_1312_Wide_Long/1745526053_1312_Wide_Long_distance_data.json</text:p>
          </table:table-cell>
          <table:table-cell/>
          <table:table-cell office:value-type="string" calcext:value-type="string">
            <text:p>./archive_1/1745526053_1312_Wide_Long/1745526053_1312_Wide_Long_sound.wav</text:p>
          </table:table-cell>
        </table:table-row>
        <table:table-row table:style-name="ro1">
          <table:table-cell office:value-type="string" calcext:value-type="string">
            <text:p>./archive_1/1744896732_123_Wide_Long/1744896732_123_Wide_Long_angle_data.json</text:p>
          </table:table-cell>
          <table:table-cell/>
          <table:table-cell office:value-type="string" calcext:value-type="string">
            <text:p>./archive_1/1744896732_123_Wide_Long/1744896732_123_Wide_Long_distance_data.json</text:p>
          </table:table-cell>
          <table:table-cell/>
          <table:table-cell office:value-type="string" calcext:value-type="string">
            <text:p>./archive_1/1744896732_123_Wide_Long/1744896732_123_Wide_Long_sound.wav</text:p>
          </table:table-cell>
        </table:table-row>
        <table:table-row table:style-name="ro1">
          <table:table-cell office:value-type="string" calcext:value-type="string">
            <text:p>./archive_1/1744906334_444_Wide_Long/1744906334_444_Wide_Long_angle_data.json</text:p>
          </table:table-cell>
          <table:table-cell/>
          <table:table-cell office:value-type="string" calcext:value-type="string">
            <text:p>./archive_1/1744906334_444_Wide_Long/1744906334_444_Wide_Long_distance_data.json</text:p>
          </table:table-cell>
          <table:table-cell/>
          <table:table-cell office:value-type="string" calcext:value-type="string">
            <text:p>./archive_1/1744906334_444_Wide_Long/1744906334_444_Wide_Long_sound.wav</text:p>
          </table:table-cell>
        </table:table-row>
        <table:table-row table:style-name="ro1">
          <table:table-cell office:value-type="string" calcext:value-type="string">
            <text:p>./archive_1/1744913831_764_Wide_Long/1744913831_764_Wide_Long_angle_data.json</text:p>
          </table:table-cell>
          <table:table-cell/>
          <table:table-cell office:value-type="string" calcext:value-type="string">
            <text:p>./archive_1/1744913831_764_Wide_Long/1744913831_764_Wide_Long_distance_data.json</text:p>
          </table:table-cell>
          <table:table-cell/>
          <table:table-cell office:value-type="string" calcext:value-type="string">
            <text:p>./archive_1/1744913831_764_Wide_Long/1744913831_764_Wide_Long_sound.wav</text:p>
          </table:table-cell>
        </table:table-row>
        <table:table-row table:style-name="ro1">
          <table:table-cell office:value-type="string" calcext:value-type="string">
            <text:p>./archive_1/1745514033_74_Wide_Long/1745514033_74_Wide_Long_angle_data.json</text:p>
          </table:table-cell>
          <table:table-cell/>
          <table:table-cell office:value-type="string" calcext:value-type="string">
            <text:p>./archive_1/1745514033_74_Wide_Long/1745514033_74_Wide_Long_distance_data.json</text:p>
          </table:table-cell>
          <table:table-cell/>
          <table:table-cell office:value-type="string" calcext:value-type="string">
            <text:p>./archive_1/1745514033_74_Wide_Long/1745514033_74_Wide_Long_sound.wav</text:p>
          </table:table-cell>
        </table:table-row>
        <table:table-row table:style-name="ro1">
          <table:table-cell office:value-type="string" calcext:value-type="string">
            <text:p>./archive_1/1745518401_383_Wide_Long/1745518401_383_Wide_Long_angle_data.json</text:p>
          </table:table-cell>
          <table:table-cell/>
          <table:table-cell office:value-type="string" calcext:value-type="string">
            <text:p>./archive_1/1745518401_383_Wide_Long/1745518401_383_Wide_Long_distance_data.json</text:p>
          </table:table-cell>
          <table:table-cell/>
          <table:table-cell office:value-type="string" calcext:value-type="string">
            <text:p>./archive_1/1745518401_383_Wide_Long/1745518401_383_Wide_Long_sound.wav</text:p>
          </table:table-cell>
        </table:table-row>
        <table:table-row table:style-name="ro1">
          <table:table-cell office:value-type="string" calcext:value-type="string">
            <text:p>./archive_1/1745521445_691_Wide_Long/1745521445_691_Wide_Long_angle_data.json</text:p>
          </table:table-cell>
          <table:table-cell/>
          <table:table-cell office:value-type="string" calcext:value-type="string">
            <text:p>./archive_1/1745521445_691_Wide_Long/1745521445_691_Wide_Long_distance_data.json</text:p>
          </table:table-cell>
          <table:table-cell/>
          <table:table-cell office:value-type="string" calcext:value-type="string">
            <text:p>./archive_1/1745521445_691_Wide_Long/1745521445_691_Wide_Long_sound.wav</text:p>
          </table:table-cell>
        </table:table-row>
        <table:table-row table:style-name="ro1">
          <table:table-cell office:value-type="string" calcext:value-type="string">
            <text:p>./archive_1/1745523810_1003_Wide_Long/1745523810_1003_Wide_Long_angle_data.json</text:p>
          </table:table-cell>
          <table:table-cell/>
          <table:table-cell office:value-type="string" calcext:value-type="string">
            <text:p>./archive_1/1745523810_1003_Wide_Long/1745523810_1003_Wide_Long_distance_data.json</text:p>
          </table:table-cell>
          <table:table-cell/>
          <table:table-cell office:value-type="string" calcext:value-type="string">
            <text:p>./archive_1/1745523810_1003_Wide_Long/1745523810_1003_Wide_Long_sound.wav</text:p>
          </table:table-cell>
        </table:table-row>
        <table:table-row table:style-name="ro1">
          <table:table-cell office:value-type="string" calcext:value-type="string">
            <text:p>./archive_1/1745526057_1313_Wide_Long/1745526057_1313_Wide_Long_angle_data.json</text:p>
          </table:table-cell>
          <table:table-cell/>
          <table:table-cell office:value-type="string" calcext:value-type="string">
            <text:p>./archive_1/1745526057_1313_Wide_Long/1745526057_1313_Wide_Long_distance_data.json</text:p>
          </table:table-cell>
          <table:table-cell/>
          <table:table-cell office:value-type="string" calcext:value-type="string">
            <text:p>./archive_1/1745526057_1313_Wide_Long/1745526057_1313_Wide_Long_sound.wav</text:p>
          </table:table-cell>
        </table:table-row>
        <table:table-row table:style-name="ro1">
          <table:table-cell office:value-type="string" calcext:value-type="string">
            <text:p>./archive_1/1744896779_124_Wide_Long/1744896779_124_Wide_Long_angle_data.json</text:p>
          </table:table-cell>
          <table:table-cell/>
          <table:table-cell office:value-type="string" calcext:value-type="string">
            <text:p>./archive_1/1744896779_124_Wide_Long/1744896779_124_Wide_Long_distance_data.json</text:p>
          </table:table-cell>
          <table:table-cell/>
          <table:table-cell office:value-type="string" calcext:value-type="string">
            <text:p>./archive_1/1744896779_124_Wide_Long/1744896779_124_Wide_Long_sound.wav</text:p>
          </table:table-cell>
        </table:table-row>
        <table:table-row table:style-name="ro1">
          <table:table-cell office:value-type="string" calcext:value-type="string">
            <text:p>./archive_1/1744906354_445_Wide_Long/1744906354_445_Wide_Long_angle_data.json</text:p>
          </table:table-cell>
          <table:table-cell/>
          <table:table-cell office:value-type="string" calcext:value-type="string">
            <text:p>./archive_1/1744906354_445_Wide_Long/1744906354_445_Wide_Long_distance_data.json</text:p>
          </table:table-cell>
          <table:table-cell/>
          <table:table-cell office:value-type="string" calcext:value-type="string">
            <text:p>./archive_1/1744906354_445_Wide_Long/1744906354_445_Wide_Long_sound.wav</text:p>
          </table:table-cell>
        </table:table-row>
        <table:table-row table:style-name="ro1">
          <table:table-cell office:value-type="string" calcext:value-type="string">
            <text:p>./archive_1/1744913851_765_Wide_Long/1744913851_765_Wide_Long_angle_data.json</text:p>
          </table:table-cell>
          <table:table-cell/>
          <table:table-cell office:value-type="string" calcext:value-type="string">
            <text:p>./archive_1/1744913851_765_Wide_Long/1744913851_765_Wide_Long_distance_data.json</text:p>
          </table:table-cell>
          <table:table-cell/>
          <table:table-cell office:value-type="string" calcext:value-type="string">
            <text:p>./archive_1/1744913851_765_Wide_Long/1744913851_765_Wide_Long_sound.wav</text:p>
          </table:table-cell>
        </table:table-row>
        <table:table-row table:style-name="ro1">
          <table:table-cell office:value-type="string" calcext:value-type="string">
            <text:p>./archive_1/1745514039_75_Wide_Long/1745514039_75_Wide_Long_angle_data.json</text:p>
          </table:table-cell>
          <table:table-cell/>
          <table:table-cell office:value-type="string" calcext:value-type="string">
            <text:p>./archive_1/1745514039_75_Wide_Long/1745514039_75_Wide_Long_distance_data.json</text:p>
          </table:table-cell>
          <table:table-cell/>
          <table:table-cell office:value-type="string" calcext:value-type="string">
            <text:p>./archive_1/1745514039_75_Wide_Long/1745514039_75_Wide_Long_sound.wav</text:p>
          </table:table-cell>
        </table:table-row>
        <table:table-row table:style-name="ro1">
          <table:table-cell office:value-type="string" calcext:value-type="string">
            <text:p>./archive_1/1745518417_384_Wide_Long/1745518417_384_Wide_Long_angle_data.json</text:p>
          </table:table-cell>
          <table:table-cell/>
          <table:table-cell office:value-type="string" calcext:value-type="string">
            <text:p>./archive_1/1745518417_384_Wide_Long/1745518417_384_Wide_Long_distance_data.json</text:p>
          </table:table-cell>
          <table:table-cell/>
          <table:table-cell office:value-type="string" calcext:value-type="string">
            <text:p>./archive_1/1745518417_384_Wide_Long/1745518417_384_Wide_Long_sound.wav</text:p>
          </table:table-cell>
        </table:table-row>
        <table:table-row table:style-name="ro1">
          <table:table-cell office:value-type="string" calcext:value-type="string">
            <text:p>./archive_1/1745521450_692_Wide_Long/1745521450_692_Wide_Long_angle_data.json</text:p>
          </table:table-cell>
          <table:table-cell/>
          <table:table-cell office:value-type="string" calcext:value-type="string">
            <text:p>./archive_1/1745521450_692_Wide_Long/1745521450_692_Wide_Long_distance_data.json</text:p>
          </table:table-cell>
          <table:table-cell/>
          <table:table-cell office:value-type="string" calcext:value-type="string">
            <text:p>./archive_1/1745521450_692_Wide_Long/1745521450_692_Wide_Long_sound.wav</text:p>
          </table:table-cell>
        </table:table-row>
        <table:table-row table:style-name="ro1">
          <table:table-cell office:value-type="string" calcext:value-type="string">
            <text:p>./archive_1/1745523814_1004_Wide_Long/1745523814_1004_Wide_Long_angle_data.json</text:p>
          </table:table-cell>
          <table:table-cell/>
          <table:table-cell office:value-type="string" calcext:value-type="string">
            <text:p>./archive_1/1745523814_1004_Wide_Long/1745523814_1004_Wide_Long_distance_data.json</text:p>
          </table:table-cell>
          <table:table-cell/>
          <table:table-cell office:value-type="string" calcext:value-type="string">
            <text:p>./archive_1/1745523814_1004_Wide_Long/1745523814_1004_Wide_Long_sound.wav</text:p>
          </table:table-cell>
        </table:table-row>
        <table:table-row table:style-name="ro1">
          <table:table-cell office:value-type="string" calcext:value-type="string">
            <text:p>./archive_1/1745526062_1314_Wide_Long/1745526062_1314_Wide_Long_angle_data.json</text:p>
          </table:table-cell>
          <table:table-cell/>
          <table:table-cell office:value-type="string" calcext:value-type="string">
            <text:p>./archive_1/1745526062_1314_Wide_Long/1745526062_1314_Wide_Long_distance_data.json</text:p>
          </table:table-cell>
          <table:table-cell/>
          <table:table-cell office:value-type="string" calcext:value-type="string">
            <text:p>./archive_1/1745526062_1314_Wide_Long/1745526062_1314_Wide_Long_sound.wav</text:p>
          </table:table-cell>
        </table:table-row>
        <table:table-row table:style-name="ro1">
          <table:table-cell office:value-type="string" calcext:value-type="string">
            <text:p>./archive_1/1744896806_125_Wide_Long/1744896806_125_Wide_Long_angle_data.json</text:p>
          </table:table-cell>
          <table:table-cell/>
          <table:table-cell office:value-type="string" calcext:value-type="string">
            <text:p>./archive_1/1744896806_125_Wide_Long/1744896806_125_Wide_Long_distance_data.json</text:p>
          </table:table-cell>
          <table:table-cell/>
          <table:table-cell office:value-type="string" calcext:value-type="string">
            <text:p>./archive_1/1744896806_125_Wide_Long/1744896806_125_Wide_Long_sound.wav</text:p>
          </table:table-cell>
        </table:table-row>
        <table:table-row table:style-name="ro1">
          <table:table-cell office:value-type="string" calcext:value-type="string">
            <text:p>./archive_1/1744906384_446_Wide_Long/1744906384_446_Wide_Long_angle_data.json</text:p>
          </table:table-cell>
          <table:table-cell/>
          <table:table-cell office:value-type="string" calcext:value-type="string">
            <text:p>./archive_1/1744906384_446_Wide_Long/1744906384_446_Wide_Long_distance_data.json</text:p>
          </table:table-cell>
          <table:table-cell/>
          <table:table-cell office:value-type="string" calcext:value-type="string">
            <text:p>./archive_1/1744906384_446_Wide_Long/1744906384_446_Wide_Long_sound.wav</text:p>
          </table:table-cell>
        </table:table-row>
        <table:table-row table:style-name="ro1">
          <table:table-cell office:value-type="string" calcext:value-type="string">
            <text:p>./archive_1/1744913870_766_Wide_Long/1744913870_766_Wide_Long_angle_data.json</text:p>
          </table:table-cell>
          <table:table-cell/>
          <table:table-cell office:value-type="string" calcext:value-type="string">
            <text:p>./archive_1/1744913870_766_Wide_Long/1744913870_766_Wide_Long_distance_data.json</text:p>
          </table:table-cell>
          <table:table-cell/>
          <table:table-cell office:value-type="string" calcext:value-type="string">
            <text:p>./archive_1/1744913870_766_Wide_Long/1744913870_766_Wide_Long_sound.wav</text:p>
          </table:table-cell>
        </table:table-row>
        <table:table-row table:style-name="ro1">
          <table:table-cell office:value-type="string" calcext:value-type="string">
            <text:p>./archive_1/1745514048_76_Wide_Long/1745514048_76_Wide_Long_angle_data.json</text:p>
          </table:table-cell>
          <table:table-cell/>
          <table:table-cell office:value-type="string" calcext:value-type="string">
            <text:p>./archive_1/1745514048_76_Wide_Long/1745514048_76_Wide_Long_distance_data.json</text:p>
          </table:table-cell>
          <table:table-cell/>
          <table:table-cell office:value-type="string" calcext:value-type="string">
            <text:p>./archive_1/1745514048_76_Wide_Long/1745514048_76_Wide_Long_sound.wav</text:p>
          </table:table-cell>
        </table:table-row>
        <table:table-row table:style-name="ro1">
          <table:table-cell office:value-type="string" calcext:value-type="string">
            <text:p>./archive_1/1745518422_385_Wide_Long/1745518422_385_Wide_Long_angle_data.json</text:p>
          </table:table-cell>
          <table:table-cell/>
          <table:table-cell office:value-type="string" calcext:value-type="string">
            <text:p>./archive_1/1745518422_385_Wide_Long/1745518422_385_Wide_Long_distance_data.json</text:p>
          </table:table-cell>
          <table:table-cell/>
          <table:table-cell office:value-type="string" calcext:value-type="string">
            <text:p>./archive_1/1745518422_385_Wide_Long/1745518422_385_Wide_Long_sound.wav</text:p>
          </table:table-cell>
        </table:table-row>
        <table:table-row table:style-name="ro1">
          <table:table-cell office:value-type="string" calcext:value-type="string">
            <text:p>./archive_1/1745521453_693_Wide_Long/1745521453_693_Wide_Long_angle_data.json</text:p>
          </table:table-cell>
          <table:table-cell/>
          <table:table-cell office:value-type="string" calcext:value-type="string">
            <text:p>./archive_1/1745521453_693_Wide_Long/1745521453_693_Wide_Long_distance_data.json</text:p>
          </table:table-cell>
          <table:table-cell/>
          <table:table-cell office:value-type="string" calcext:value-type="string">
            <text:p>./archive_1/1745521453_693_Wide_Long/1745521453_693_Wide_Long_sound.wav</text:p>
          </table:table-cell>
        </table:table-row>
        <table:table-row table:style-name="ro1">
          <table:table-cell office:value-type="string" calcext:value-type="string">
            <text:p>./archive_1/1745523819_1005_Wide_Long/1745523819_1005_Wide_Long_angle_data.json</text:p>
          </table:table-cell>
          <table:table-cell/>
          <table:table-cell office:value-type="string" calcext:value-type="string">
            <text:p>./archive_1/1745523819_1005_Wide_Long/1745523819_1005_Wide_Long_distance_data.json</text:p>
          </table:table-cell>
          <table:table-cell/>
          <table:table-cell office:value-type="string" calcext:value-type="string">
            <text:p>./archive_1/1745523819_1005_Wide_Long/1745523819_1005_Wide_Long_sound.wav</text:p>
          </table:table-cell>
        </table:table-row>
        <table:table-row table:style-name="ro1">
          <table:table-cell office:value-type="string" calcext:value-type="string">
            <text:p>./archive_1/1745526067_1315_Wide_Long/1745526067_1315_Wide_Long_angle_data.json</text:p>
          </table:table-cell>
          <table:table-cell/>
          <table:table-cell office:value-type="string" calcext:value-type="string">
            <text:p>./archive_1/1745526067_1315_Wide_Long/1745526067_1315_Wide_Long_distance_data.json</text:p>
          </table:table-cell>
          <table:table-cell/>
          <table:table-cell office:value-type="string" calcext:value-type="string">
            <text:p>./archive_1/1745526067_1315_Wide_Long/1745526067_1315_Wide_Long_sound.wav</text:p>
          </table:table-cell>
        </table:table-row>
        <table:table-row table:style-name="ro1">
          <table:table-cell office:value-type="string" calcext:value-type="string">
            <text:p>./archive_1/1744896825_126_Wide_Long/1744896825_126_Wide_Long_angle_data.json</text:p>
          </table:table-cell>
          <table:table-cell/>
          <table:table-cell office:value-type="string" calcext:value-type="string">
            <text:p>./archive_1/1744896825_126_Wide_Long/1744896825_126_Wide_Long_distance_data.json</text:p>
          </table:table-cell>
          <table:table-cell/>
          <table:table-cell office:value-type="string" calcext:value-type="string">
            <text:p>./archive_1/1744896825_126_Wide_Long/1744896825_126_Wide_Long_sound.wav</text:p>
          </table:table-cell>
        </table:table-row>
        <table:table-row table:style-name="ro1">
          <table:table-cell office:value-type="string" calcext:value-type="string">
            <text:p>./archive_1/1744906405_447_Wide_Long/1744906405_447_Wide_Long_angle_data.json</text:p>
          </table:table-cell>
          <table:table-cell/>
          <table:table-cell office:value-type="string" calcext:value-type="string">
            <text:p>./archive_1/1744906405_447_Wide_Long/1744906405_447_Wide_Long_distance_data.json</text:p>
          </table:table-cell>
          <table:table-cell/>
          <table:table-cell office:value-type="string" calcext:value-type="string">
            <text:p>./archive_1/1744906405_447_Wide_Long/1744906405_447_Wide_Long_sound.wav</text:p>
          </table:table-cell>
        </table:table-row>
        <table:table-row table:style-name="ro1">
          <table:table-cell office:value-type="string" calcext:value-type="string">
            <text:p>./archive_1/1744913891_767_Wide_Long/1744913891_767_Wide_Long_angle_data.json</text:p>
          </table:table-cell>
          <table:table-cell/>
          <table:table-cell office:value-type="string" calcext:value-type="string">
            <text:p>./archive_1/1744913891_767_Wide_Long/1744913891_767_Wide_Long_distance_data.json</text:p>
          </table:table-cell>
          <table:table-cell/>
          <table:table-cell office:value-type="string" calcext:value-type="string">
            <text:p>./archive_1/1744913891_767_Wide_Long/1744913891_767_Wide_Long_sound.wav</text:p>
          </table:table-cell>
        </table:table-row>
        <table:table-row table:style-name="ro1">
          <table:table-cell office:value-type="string" calcext:value-type="string">
            <text:p>./archive_1/1745514054_77_Wide_Long/1745514054_77_Wide_Long_angle_data.json</text:p>
          </table:table-cell>
          <table:table-cell/>
          <table:table-cell office:value-type="string" calcext:value-type="string">
            <text:p>./archive_1/1745514054_77_Wide_Long/1745514054_77_Wide_Long_distance_data.json</text:p>
          </table:table-cell>
          <table:table-cell/>
          <table:table-cell office:value-type="string" calcext:value-type="string">
            <text:p>./archive_1/1745514054_77_Wide_Long/1745514054_77_Wide_Long_sound.wav</text:p>
          </table:table-cell>
        </table:table-row>
        <table:table-row table:style-name="ro1">
          <table:table-cell office:value-type="string" calcext:value-type="string">
            <text:p>./archive_1/1745518426_386_Wide_Long/1745518426_386_Wide_Long_angle_data.json</text:p>
          </table:table-cell>
          <table:table-cell/>
          <table:table-cell office:value-type="string" calcext:value-type="string">
            <text:p>./archive_1/1745518426_386_Wide_Long/1745518426_386_Wide_Long_distance_data.json</text:p>
          </table:table-cell>
          <table:table-cell/>
          <table:table-cell office:value-type="string" calcext:value-type="string">
            <text:p>./archive_1/1745518426_386_Wide_Long/1745518426_386_Wide_Long_sound.wav</text:p>
          </table:table-cell>
        </table:table-row>
        <table:table-row table:style-name="ro1">
          <table:table-cell office:value-type="string" calcext:value-type="string">
            <text:p>./archive_1/1745521457_694_Wide_Long/1745521457_694_Wide_Long_angle_data.json</text:p>
          </table:table-cell>
          <table:table-cell/>
          <table:table-cell office:value-type="string" calcext:value-type="string">
            <text:p>./archive_1/1745521457_694_Wide_Long/1745521457_694_Wide_Long_distance_data.json</text:p>
          </table:table-cell>
          <table:table-cell/>
          <table:table-cell office:value-type="string" calcext:value-type="string">
            <text:p>./archive_1/1745521457_694_Wide_Long/1745521457_694_Wide_Long_sound.wav</text:p>
          </table:table-cell>
        </table:table-row>
        <table:table-row table:style-name="ro1">
          <table:table-cell office:value-type="string" calcext:value-type="string">
            <text:p>./archive_1/1745523823_1006_Wide_Long/1745523823_1006_Wide_Long_angle_data.json</text:p>
          </table:table-cell>
          <table:table-cell/>
          <table:table-cell office:value-type="string" calcext:value-type="string">
            <text:p>./archive_1/1745523823_1006_Wide_Long/1745523823_1006_Wide_Long_distance_data.json</text:p>
          </table:table-cell>
          <table:table-cell/>
          <table:table-cell office:value-type="string" calcext:value-type="string">
            <text:p>./archive_1/1745523823_1006_Wide_Long/1745523823_1006_Wide_Long_sound.wav</text:p>
          </table:table-cell>
        </table:table-row>
        <table:table-row table:style-name="ro1">
          <table:table-cell office:value-type="string" calcext:value-type="string">
            <text:p>./archive_1/1745526071_1316_Wide_Long/1745526071_1316_Wide_Long_angle_data.json</text:p>
          </table:table-cell>
          <table:table-cell/>
          <table:table-cell office:value-type="string" calcext:value-type="string">
            <text:p>./archive_1/1745526071_1316_Wide_Long/1745526071_1316_Wide_Long_distance_data.json</text:p>
          </table:table-cell>
          <table:table-cell/>
          <table:table-cell office:value-type="string" calcext:value-type="string">
            <text:p>./archive_1/1745526071_1316_Wide_Long/1745526071_1316_Wide_Long_sound.wav</text:p>
          </table:table-cell>
        </table:table-row>
        <table:table-row table:style-name="ro1">
          <table:table-cell office:value-type="string" calcext:value-type="string">
            <text:p>./archive_1/1744896844_127_Wide_Long/1744896844_127_Wide_Long_angle_data.json</text:p>
          </table:table-cell>
          <table:table-cell/>
          <table:table-cell office:value-type="string" calcext:value-type="string">
            <text:p>./archive_1/1744896844_127_Wide_Long/1744896844_127_Wide_Long_distance_data.json</text:p>
          </table:table-cell>
          <table:table-cell/>
          <table:table-cell office:value-type="string" calcext:value-type="string">
            <text:p>./archive_1/1744896844_127_Wide_Long/1744896844_127_Wide_Long_sound.wav</text:p>
          </table:table-cell>
        </table:table-row>
        <table:table-row table:style-name="ro1">
          <table:table-cell office:value-type="string" calcext:value-type="string">
            <text:p>./archive_1/1744906425_448_Wide_Long/1744906425_448_Wide_Long_angle_data.json</text:p>
          </table:table-cell>
          <table:table-cell/>
          <table:table-cell office:value-type="string" calcext:value-type="string">
            <text:p>./archive_1/1744906425_448_Wide_Long/1744906425_448_Wide_Long_distance_data.json</text:p>
          </table:table-cell>
          <table:table-cell/>
          <table:table-cell office:value-type="string" calcext:value-type="string">
            <text:p>./archive_1/1744906425_448_Wide_Long/1744906425_448_Wide_Long_sound.wav</text:p>
          </table:table-cell>
        </table:table-row>
        <table:table-row table:style-name="ro1">
          <table:table-cell office:value-type="string" calcext:value-type="string">
            <text:p>./archive_1/1744913911_768_Wide_Long/1744913911_768_Wide_Long_angle_data.json</text:p>
          </table:table-cell>
          <table:table-cell/>
          <table:table-cell office:value-type="string" calcext:value-type="string">
            <text:p>./archive_1/1744913911_768_Wide_Long/1744913911_768_Wide_Long_distance_data.json</text:p>
          </table:table-cell>
          <table:table-cell/>
          <table:table-cell office:value-type="string" calcext:value-type="string">
            <text:p>./archive_1/1744913911_768_Wide_Long/1744913911_768_Wide_Long_sound.wav</text:p>
          </table:table-cell>
        </table:table-row>
        <table:table-row table:style-name="ro1">
          <table:table-cell office:value-type="string" calcext:value-type="string">
            <text:p>./archive_1/1745514093_78_Wide_Long/1745514093_78_Wide_Long_angle_data.json</text:p>
          </table:table-cell>
          <table:table-cell/>
          <table:table-cell office:value-type="string" calcext:value-type="string">
            <text:p>./archive_1/1745514093_78_Wide_Long/1745514093_78_Wide_Long_distance_data.json</text:p>
          </table:table-cell>
          <table:table-cell/>
          <table:table-cell office:value-type="string" calcext:value-type="string">
            <text:p>./archive_1/1745514093_78_Wide_Long/1745514093_78_Wide_Long_sound.wav</text:p>
          </table:table-cell>
        </table:table-row>
        <table:table-row table:style-name="ro1">
          <table:table-cell office:value-type="string" calcext:value-type="string">
            <text:p>./archive_1/1745518431_387_Wide_Long/1745518431_387_Wide_Long_angle_data.json</text:p>
          </table:table-cell>
          <table:table-cell/>
          <table:table-cell office:value-type="string" calcext:value-type="string">
            <text:p>./archive_1/1745518431_387_Wide_Long/1745518431_387_Wide_Long_distance_data.json</text:p>
          </table:table-cell>
          <table:table-cell/>
          <table:table-cell office:value-type="string" calcext:value-type="string">
            <text:p>./archive_1/1745518431_387_Wide_Long/1745518431_387_Wide_Long_sound.wav</text:p>
          </table:table-cell>
        </table:table-row>
        <table:table-row table:style-name="ro1">
          <table:table-cell office:value-type="string" calcext:value-type="string">
            <text:p>./archive_1/1745521462_695_Wide_Long/1745521462_695_Wide_Long_angle_data.json</text:p>
          </table:table-cell>
          <table:table-cell/>
          <table:table-cell office:value-type="string" calcext:value-type="string">
            <text:p>./archive_1/1745521462_695_Wide_Long/1745521462_695_Wide_Long_distance_data.json</text:p>
          </table:table-cell>
          <table:table-cell/>
          <table:table-cell office:value-type="string" calcext:value-type="string">
            <text:p>./archive_1/1745521462_695_Wide_Long/1745521462_695_Wide_Long_sound.wav</text:p>
          </table:table-cell>
        </table:table-row>
        <table:table-row table:style-name="ro1">
          <table:table-cell office:value-type="string" calcext:value-type="string">
            <text:p>./archive_1/1745523827_1007_Wide_Long/1745523827_1007_Wide_Long_angle_data.json</text:p>
          </table:table-cell>
          <table:table-cell/>
          <table:table-cell office:value-type="string" calcext:value-type="string">
            <text:p>./archive_1/1745523827_1007_Wide_Long/1745523827_1007_Wide_Long_distance_data.json</text:p>
          </table:table-cell>
          <table:table-cell/>
          <table:table-cell office:value-type="string" calcext:value-type="string">
            <text:p>./archive_1/1745523827_1007_Wide_Long/1745523827_1007_Wide_Long_sound.wav</text:p>
          </table:table-cell>
        </table:table-row>
        <table:table-row table:style-name="ro1">
          <table:table-cell office:value-type="string" calcext:value-type="string">
            <text:p>./archive_1/1745526076_1317_Wide_Long/1745526076_1317_Wide_Long_angle_data.json</text:p>
          </table:table-cell>
          <table:table-cell/>
          <table:table-cell office:value-type="string" calcext:value-type="string">
            <text:p>./archive_1/1745526076_1317_Wide_Long/1745526076_1317_Wide_Long_distance_data.json</text:p>
          </table:table-cell>
          <table:table-cell/>
          <table:table-cell office:value-type="string" calcext:value-type="string">
            <text:p>./archive_1/1745526076_1317_Wide_Long/1745526076_1317_Wide_Long_sound.wav</text:p>
          </table:table-cell>
        </table:table-row>
        <table:table-row table:style-name="ro1">
          <table:table-cell office:value-type="string" calcext:value-type="string">
            <text:p>./archive_1/1744897581_130_Wide_Long/1744897581_130_Wide_Long_angle_data.json</text:p>
          </table:table-cell>
          <table:table-cell/>
          <table:table-cell office:value-type="string" calcext:value-type="string">
            <text:p>./archive_1/1744897581_130_Wide_Long/1744897581_130_Wide_Long_distance_data.json</text:p>
          </table:table-cell>
          <table:table-cell/>
          <table:table-cell office:value-type="string" calcext:value-type="string">
            <text:p>./archive_1/1744897581_130_Wide_Long/1744897581_130_Wide_Long_sound.wav</text:p>
          </table:table-cell>
        </table:table-row>
        <table:table-row table:style-name="ro1">
          <table:table-cell office:value-type="string" calcext:value-type="string">
            <text:p>./archive_1/1744906444_449_Wide_Long/1744906444_449_Wide_Long_angle_data.json</text:p>
          </table:table-cell>
          <table:table-cell/>
          <table:table-cell office:value-type="string" calcext:value-type="string">
            <text:p>./archive_1/1744906444_449_Wide_Long/1744906444_449_Wide_Long_distance_data.json</text:p>
          </table:table-cell>
          <table:table-cell/>
          <table:table-cell office:value-type="string" calcext:value-type="string">
            <text:p>./archive_1/1744906444_449_Wide_Long/1744906444_449_Wide_Long_sound.wav</text:p>
          </table:table-cell>
        </table:table-row>
        <table:table-row table:style-name="ro1">
          <table:table-cell office:value-type="string" calcext:value-type="string">
            <text:p>./archive_1/1744913932_769_Wide_Long/1744913932_769_Wide_Long_angle_data.json</text:p>
          </table:table-cell>
          <table:table-cell/>
          <table:table-cell office:value-type="string" calcext:value-type="string">
            <text:p>./archive_1/1744913932_769_Wide_Long/1744913932_769_Wide_Long_distance_data.json</text:p>
          </table:table-cell>
          <table:table-cell/>
          <table:table-cell office:value-type="string" calcext:value-type="string">
            <text:p>./archive_1/1744913932_769_Wide_Long/1744913932_769_Wide_Long_sound.wav</text:p>
          </table:table-cell>
        </table:table-row>
        <table:table-row table:style-name="ro1">
          <table:table-cell office:value-type="string" calcext:value-type="string">
            <text:p>./archive_1/1745514098_79_Wide_Long/1745514098_79_Wide_Long_angle_data.json</text:p>
          </table:table-cell>
          <table:table-cell/>
          <table:table-cell office:value-type="string" calcext:value-type="string">
            <text:p>./archive_1/1745514098_79_Wide_Long/1745514098_79_Wide_Long_distance_data.json</text:p>
          </table:table-cell>
          <table:table-cell/>
          <table:table-cell office:value-type="string" calcext:value-type="string">
            <text:p>./archive_1/1745514098_79_Wide_Long/1745514098_79_Wide_Long_sound.wav</text:p>
          </table:table-cell>
        </table:table-row>
        <table:table-row table:style-name="ro1">
          <table:table-cell office:value-type="string" calcext:value-type="string">
            <text:p>./archive_1/1745518437_388_Wide_Long/1745518437_388_Wide_Long_angle_data.json</text:p>
          </table:table-cell>
          <table:table-cell/>
          <table:table-cell office:value-type="string" calcext:value-type="string">
            <text:p>./archive_1/1745518437_388_Wide_Long/1745518437_388_Wide_Long_distance_data.json</text:p>
          </table:table-cell>
          <table:table-cell/>
          <table:table-cell office:value-type="string" calcext:value-type="string">
            <text:p>./archive_1/1745518437_388_Wide_Long/1745518437_388_Wide_Long_sound.wav</text:p>
          </table:table-cell>
        </table:table-row>
        <table:table-row table:style-name="ro1">
          <table:table-cell office:value-type="string" calcext:value-type="string">
            <text:p>./archive_1/1745521466_696_Wide_Long/1745521466_696_Wide_Long_angle_data.json</text:p>
          </table:table-cell>
          <table:table-cell/>
          <table:table-cell office:value-type="string" calcext:value-type="string">
            <text:p>./archive_1/1745521466_696_Wide_Long/1745521466_696_Wide_Long_distance_data.json</text:p>
          </table:table-cell>
          <table:table-cell/>
          <table:table-cell office:value-type="string" calcext:value-type="string">
            <text:p>./archive_1/1745521466_696_Wide_Long/1745521466_696_Wide_Long_sound.wav</text:p>
          </table:table-cell>
        </table:table-row>
        <table:table-row table:style-name="ro1">
          <table:table-cell office:value-type="string" calcext:value-type="string">
            <text:p>./archive_1/1745523832_1008_Wide_Long/1745523832_1008_Wide_Long_angle_data.json</text:p>
          </table:table-cell>
          <table:table-cell/>
          <table:table-cell office:value-type="string" calcext:value-type="string">
            <text:p>./archive_1/1745523832_1008_Wide_Long/1745523832_1008_Wide_Long_distance_data.json</text:p>
          </table:table-cell>
          <table:table-cell/>
          <table:table-cell office:value-type="string" calcext:value-type="string">
            <text:p>./archive_1/1745523832_1008_Wide_Long/1745523832_1008_Wide_Long_sound.wav</text:p>
          </table:table-cell>
        </table:table-row>
        <table:table-row table:style-name="ro1">
          <table:table-cell office:value-type="string" calcext:value-type="string">
            <text:p>./archive_1/1745526093_1318_Wide_Long/1745526093_1318_Wide_Long_angle_data.json</text:p>
          </table:table-cell>
          <table:table-cell/>
          <table:table-cell office:value-type="string" calcext:value-type="string">
            <text:p>./archive_1/1745526093_1318_Wide_Long/1745526093_1318_Wide_Long_distance_data.json</text:p>
          </table:table-cell>
          <table:table-cell/>
          <table:table-cell office:value-type="string" calcext:value-type="string">
            <text:p>./archive_1/1745526093_1318_Wide_Long/1745526093_1318_Wide_Long_sound.wav</text:p>
          </table:table-cell>
        </table:table-row>
        <table:table-row table:style-name="ro1">
          <table:table-cell office:value-type="string" calcext:value-type="string">
            <text:p>./archive_1/1744897609_131_Wide_Long/1744897609_131_Wide_Long_angle_data.json</text:p>
          </table:table-cell>
          <table:table-cell/>
          <table:table-cell office:value-type="string" calcext:value-type="string">
            <text:p>./archive_1/1744897609_131_Wide_Long/1744897609_131_Wide_Long_distance_data.json</text:p>
          </table:table-cell>
          <table:table-cell/>
          <table:table-cell office:value-type="string" calcext:value-type="string">
            <text:p>./archive_1/1744897609_131_Wide_Long/1744897609_131_Wide_Long_sound.wav</text:p>
          </table:table-cell>
        </table:table-row>
        <table:table-row table:style-name="ro1">
          <table:table-cell office:value-type="string" calcext:value-type="string">
            <text:p>./archive_1/1744906464_450_Wide_Long/1744906464_450_Wide_Long_angle_data.json</text:p>
          </table:table-cell>
          <table:table-cell/>
          <table:table-cell office:value-type="string" calcext:value-type="string">
            <text:p>./archive_1/1744906464_450_Wide_Long/1744906464_450_Wide_Long_distance_data.json</text:p>
          </table:table-cell>
          <table:table-cell/>
          <table:table-cell office:value-type="string" calcext:value-type="string">
            <text:p>./archive_1/1744906464_450_Wide_Long/1744906464_450_Wide_Long_sound.wav</text:p>
          </table:table-cell>
        </table:table-row>
        <table:table-row table:style-name="ro1">
          <table:table-cell office:value-type="string" calcext:value-type="string">
            <text:p>./archive_1/1744913952_770_Wide_Long/1744913952_770_Wide_Long_angle_data.json</text:p>
          </table:table-cell>
          <table:table-cell/>
          <table:table-cell office:value-type="string" calcext:value-type="string">
            <text:p>./archive_1/1744913952_770_Wide_Long/1744913952_770_Wide_Long_distance_data.json</text:p>
          </table:table-cell>
          <table:table-cell/>
          <table:table-cell office:value-type="string" calcext:value-type="string">
            <text:p>./archive_1/1744913952_770_Wide_Long/1744913952_770_Wide_Long_sound.wav</text:p>
          </table:table-cell>
        </table:table-row>
        <table:table-row table:style-name="ro1">
          <table:table-cell office:value-type="string" calcext:value-type="string">
            <text:p>./archive_1/1745514103_80_Wide_Long/1745514103_80_Wide_Long_angle_data.json</text:p>
          </table:table-cell>
          <table:table-cell/>
          <table:table-cell office:value-type="string" calcext:value-type="string">
            <text:p>./archive_1/1745514103_80_Wide_Long/1745514103_80_Wide_Long_distance_data.json</text:p>
          </table:table-cell>
          <table:table-cell/>
          <table:table-cell office:value-type="string" calcext:value-type="string">
            <text:p>./archive_1/1745514103_80_Wide_Long/1745514103_80_Wide_Long_sound.wav</text:p>
          </table:table-cell>
        </table:table-row>
        <table:table-row table:style-name="ro1">
          <table:table-cell office:value-type="string" calcext:value-type="string">
            <text:p>./archive_1/1745518517_389_Wide_Long/1745518517_389_Wide_Long_angle_data.json</text:p>
          </table:table-cell>
          <table:table-cell/>
          <table:table-cell office:value-type="string" calcext:value-type="string">
            <text:p>./archive_1/1745518517_389_Wide_Long/1745518517_389_Wide_Long_distance_data.json</text:p>
          </table:table-cell>
          <table:table-cell/>
          <table:table-cell office:value-type="string" calcext:value-type="string">
            <text:p>./archive_1/1745518517_389_Wide_Long/1745518517_389_Wide_Long_sound.wav</text:p>
          </table:table-cell>
        </table:table-row>
        <table:table-row table:style-name="ro1">
          <table:table-cell office:value-type="string" calcext:value-type="string">
            <text:p>./archive_1/1745521471_697_Wide_Long/1745521471_697_Wide_Long_angle_data.json</text:p>
          </table:table-cell>
          <table:table-cell/>
          <table:table-cell office:value-type="string" calcext:value-type="string">
            <text:p>./archive_1/1745521471_697_Wide_Long/1745521471_697_Wide_Long_distance_data.json</text:p>
          </table:table-cell>
          <table:table-cell/>
          <table:table-cell office:value-type="string" calcext:value-type="string">
            <text:p>./archive_1/1745521471_697_Wide_Long/1745521471_697_Wide_Long_sound.wav</text:p>
          </table:table-cell>
        </table:table-row>
        <table:table-row table:style-name="ro1">
          <table:table-cell office:value-type="string" calcext:value-type="string">
            <text:p>./archive_1/1745523836_1009_Wide_Long/1745523836_1009_Wide_Long_angle_data.json</text:p>
          </table:table-cell>
          <table:table-cell/>
          <table:table-cell office:value-type="string" calcext:value-type="string">
            <text:p>./archive_1/1745523836_1009_Wide_Long/1745523836_1009_Wide_Long_distance_data.json</text:p>
          </table:table-cell>
          <table:table-cell/>
          <table:table-cell office:value-type="string" calcext:value-type="string">
            <text:p>./archive_1/1745523836_1009_Wide_Long/1745523836_1009_Wide_Long_sound.wav</text:p>
          </table:table-cell>
        </table:table-row>
        <table:table-row table:style-name="ro1">
          <table:table-cell office:value-type="string" calcext:value-type="string">
            <text:p>./archive_1/1745526097_1319_Wide_Long/1745526097_1319_Wide_Long_angle_data.json</text:p>
          </table:table-cell>
          <table:table-cell/>
          <table:table-cell office:value-type="string" calcext:value-type="string">
            <text:p>./archive_1/1745526097_1319_Wide_Long/1745526097_1319_Wide_Long_distance_data.json</text:p>
          </table:table-cell>
          <table:table-cell/>
          <table:table-cell office:value-type="string" calcext:value-type="string">
            <text:p>./archive_1/1745526097_1319_Wide_Long/1745526097_1319_Wide_Long_sound.wav</text:p>
          </table:table-cell>
        </table:table-row>
        <table:table-row table:style-name="ro1">
          <table:table-cell office:value-type="string" calcext:value-type="string">
            <text:p>./archive_1/1744897630_132_Wide_Long/1744897630_132_Wide_Long_angle_data.json</text:p>
          </table:table-cell>
          <table:table-cell/>
          <table:table-cell office:value-type="string" calcext:value-type="string">
            <text:p>./archive_1/1744897630_132_Wide_Long/1744897630_132_Wide_Long_distance_data.json</text:p>
          </table:table-cell>
          <table:table-cell/>
          <table:table-cell office:value-type="string" calcext:value-type="string">
            <text:p>./archive_1/1744897630_132_Wide_Long/1744897630_132_Wide_Long_sound.wav</text:p>
          </table:table-cell>
        </table:table-row>
        <table:table-row table:style-name="ro1">
          <table:table-cell office:value-type="string" calcext:value-type="string">
            <text:p>./archive_1/1744906483_451_Wide_Long/1744906483_451_Wide_Long_angle_data.json</text:p>
          </table:table-cell>
          <table:table-cell/>
          <table:table-cell office:value-type="string" calcext:value-type="string">
            <text:p>./archive_1/1744906483_451_Wide_Long/1744906483_451_Wide_Long_distance_data.json</text:p>
          </table:table-cell>
          <table:table-cell/>
          <table:table-cell office:value-type="string" calcext:value-type="string">
            <text:p>./archive_1/1744906483_451_Wide_Long/1744906483_451_Wide_Long_sound.wav</text:p>
          </table:table-cell>
        </table:table-row>
        <table:table-row table:style-name="ro1">
          <table:table-cell office:value-type="string" calcext:value-type="string">
            <text:p>./archive_1/1744913972_771_Wide_Long/1744913972_771_Wide_Long_angle_data.json</text:p>
          </table:table-cell>
          <table:table-cell/>
          <table:table-cell office:value-type="string" calcext:value-type="string">
            <text:p>./archive_1/1744913972_771_Wide_Long/1744913972_771_Wide_Long_distance_data.json</text:p>
          </table:table-cell>
          <table:table-cell/>
          <table:table-cell office:value-type="string" calcext:value-type="string">
            <text:p>./archive_1/1744913972_771_Wide_Long/1744913972_771_Wide_Long_sound.wav</text:p>
          </table:table-cell>
        </table:table-row>
        <table:table-row table:style-name="ro1">
          <table:table-cell office:value-type="string" calcext:value-type="string">
            <text:p>./archive_1/1745514108_81_Wide_Long/1745514108_81_Wide_Long_angle_data.json</text:p>
          </table:table-cell>
          <table:table-cell/>
          <table:table-cell office:value-type="string" calcext:value-type="string">
            <text:p>./archive_1/1745514108_81_Wide_Long/1745514108_81_Wide_Long_distance_data.json</text:p>
          </table:table-cell>
          <table:table-cell/>
          <table:table-cell office:value-type="string" calcext:value-type="string">
            <text:p>./archive_1/1745514108_81_Wide_Long/1745514108_81_Wide_Long_sound.wav</text:p>
          </table:table-cell>
        </table:table-row>
        <table:table-row table:style-name="ro1">
          <table:table-cell office:value-type="string" calcext:value-type="string">
            <text:p>./archive_1/1745518521_390_Wide_Long/1745518521_390_Wide_Long_angle_data.json</text:p>
          </table:table-cell>
          <table:table-cell/>
          <table:table-cell office:value-type="string" calcext:value-type="string">
            <text:p>./archive_1/1745518521_390_Wide_Long/1745518521_390_Wide_Long_distance_data.json</text:p>
          </table:table-cell>
          <table:table-cell/>
          <table:table-cell office:value-type="string" calcext:value-type="string">
            <text:p>./archive_1/1745518521_390_Wide_Long/1745518521_390_Wide_Long_sound.wav</text:p>
          </table:table-cell>
        </table:table-row>
        <table:table-row table:style-name="ro1">
          <table:table-cell office:value-type="string" calcext:value-type="string">
            <text:p>./archive_1/1745521475_698_Wide_Long/1745521475_698_Wide_Long_angle_data.json</text:p>
          </table:table-cell>
          <table:table-cell/>
          <table:table-cell office:value-type="string" calcext:value-type="string">
            <text:p>./archive_1/1745521475_698_Wide_Long/1745521475_698_Wide_Long_distance_data.json</text:p>
          </table:table-cell>
          <table:table-cell/>
          <table:table-cell office:value-type="string" calcext:value-type="string">
            <text:p>./archive_1/1745521475_698_Wide_Long/1745521475_698_Wide_Long_sound.wav</text:p>
          </table:table-cell>
        </table:table-row>
        <table:table-row table:style-name="ro1">
          <table:table-cell office:value-type="string" calcext:value-type="string">
            <text:p>./archive_1/1745523840_1010_Wide_Long/1745523840_1010_Wide_Long_angle_data.json</text:p>
          </table:table-cell>
          <table:table-cell/>
          <table:table-cell office:value-type="string" calcext:value-type="string">
            <text:p>./archive_1/1745523840_1010_Wide_Long/1745523840_1010_Wide_Long_distance_data.json</text:p>
          </table:table-cell>
          <table:table-cell/>
          <table:table-cell office:value-type="string" calcext:value-type="string">
            <text:p>./archive_1/1745523840_1010_Wide_Long/1745523840_1010_Wide_Long_sound.wav</text:p>
          </table:table-cell>
        </table:table-row>
        <table:table-row table:style-name="ro1">
          <table:table-cell office:value-type="string" calcext:value-type="string">
            <text:p>./archive_1/1745526102_1320_Wide_Long/1745526102_1320_Wide_Long_angle_data.json</text:p>
          </table:table-cell>
          <table:table-cell/>
          <table:table-cell office:value-type="string" calcext:value-type="string">
            <text:p>./archive_1/1745526102_1320_Wide_Long/1745526102_1320_Wide_Long_distance_data.json</text:p>
          </table:table-cell>
          <table:table-cell/>
          <table:table-cell office:value-type="string" calcext:value-type="string">
            <text:p>./archive_1/1745526102_1320_Wide_Long/1745526102_1320_Wide_Long_sound.wav</text:p>
          </table:table-cell>
        </table:table-row>
        <table:table-row table:style-name="ro1">
          <table:table-cell office:value-type="string" calcext:value-type="string">
            <text:p>./archive_1/1744897649_133_Wide_Long/1744897649_133_Wide_Long_angle_data.json</text:p>
          </table:table-cell>
          <table:table-cell/>
          <table:table-cell office:value-type="string" calcext:value-type="string">
            <text:p>./archive_1/1744897649_133_Wide_Long/1744897649_133_Wide_Long_distance_data.json</text:p>
          </table:table-cell>
          <table:table-cell/>
          <table:table-cell office:value-type="string" calcext:value-type="string">
            <text:p>./archive_1/1744897649_133_Wide_Long/1744897649_133_Wide_Long_sound.wav</text:p>
          </table:table-cell>
        </table:table-row>
        <table:table-row table:style-name="ro1">
          <table:table-cell office:value-type="string" calcext:value-type="string">
            <text:p>./archive_1/1744906503_452_Wide_Long/1744906503_452_Wide_Long_angle_data.json</text:p>
          </table:table-cell>
          <table:table-cell/>
          <table:table-cell office:value-type="string" calcext:value-type="string">
            <text:p>./archive_1/1744906503_452_Wide_Long/1744906503_452_Wide_Long_distance_data.json</text:p>
          </table:table-cell>
          <table:table-cell/>
          <table:table-cell office:value-type="string" calcext:value-type="string">
            <text:p>./archive_1/1744906503_452_Wide_Long/1744906503_452_Wide_Long_sound.wav</text:p>
          </table:table-cell>
        </table:table-row>
        <table:table-row table:style-name="ro1">
          <table:table-cell office:value-type="string" calcext:value-type="string">
            <text:p>./archive_1/1744913992_772_Wide_Long/1744913992_772_Wide_Long_angle_data.json</text:p>
          </table:table-cell>
          <table:table-cell/>
          <table:table-cell office:value-type="string" calcext:value-type="string">
            <text:p>./archive_1/1744913992_772_Wide_Long/1744913992_772_Wide_Long_distance_data.json</text:p>
          </table:table-cell>
          <table:table-cell/>
          <table:table-cell office:value-type="string" calcext:value-type="string">
            <text:p>./archive_1/1744913992_772_Wide_Long/1744913992_772_Wide_Long_sound.wav</text:p>
          </table:table-cell>
        </table:table-row>
        <table:table-row table:style-name="ro1">
          <table:table-cell office:value-type="string" calcext:value-type="string">
            <text:p>./archive_1/1745514119_82_Wide_Long/1745514119_82_Wide_Long_angle_data.json</text:p>
          </table:table-cell>
          <table:table-cell/>
          <table:table-cell office:value-type="string" calcext:value-type="string">
            <text:p>./archive_1/1745514119_82_Wide_Long/1745514119_82_Wide_Long_distance_data.json</text:p>
          </table:table-cell>
          <table:table-cell/>
          <table:table-cell office:value-type="string" calcext:value-type="string">
            <text:p>./archive_1/1745514119_82_Wide_Long/1745514119_82_Wide_Long_sound.wav</text:p>
          </table:table-cell>
        </table:table-row>
        <table:table-row table:style-name="ro1">
          <table:table-cell office:value-type="string" calcext:value-type="string">
            <text:p>./archive_1/1745518525_391_Wide_Long/1745518525_391_Wide_Long_angle_data.json</text:p>
          </table:table-cell>
          <table:table-cell/>
          <table:table-cell office:value-type="string" calcext:value-type="string">
            <text:p>./archive_1/1745518525_391_Wide_Long/1745518525_391_Wide_Long_distance_data.json</text:p>
          </table:table-cell>
          <table:table-cell/>
          <table:table-cell office:value-type="string" calcext:value-type="string">
            <text:p>./archive_1/1745518525_391_Wide_Long/1745518525_391_Wide_Long_sound.wav</text:p>
          </table:table-cell>
        </table:table-row>
        <table:table-row table:style-name="ro1">
          <table:table-cell office:value-type="string" calcext:value-type="string">
            <text:p>./archive_1/1745521482_699_Wide_Long/1745521482_699_Wide_Long_angle_data.json</text:p>
          </table:table-cell>
          <table:table-cell/>
          <table:table-cell office:value-type="string" calcext:value-type="string">
            <text:p>./archive_1/1745521482_699_Wide_Long/1745521482_699_Wide_Long_distance_data.json</text:p>
          </table:table-cell>
          <table:table-cell/>
          <table:table-cell office:value-type="string" calcext:value-type="string">
            <text:p>./archive_1/1745521482_699_Wide_Long/1745521482_699_Wide_Long_sound.wav</text:p>
          </table:table-cell>
        </table:table-row>
        <table:table-row table:style-name="ro1">
          <table:table-cell office:value-type="string" calcext:value-type="string">
            <text:p>./archive_1/1745523845_1011_Wide_Long/1745523845_1011_Wide_Long_angle_data.json</text:p>
          </table:table-cell>
          <table:table-cell/>
          <table:table-cell office:value-type="string" calcext:value-type="string">
            <text:p>./archive_1/1745523845_1011_Wide_Long/1745523845_1011_Wide_Long_distance_data.json</text:p>
          </table:table-cell>
          <table:table-cell/>
          <table:table-cell office:value-type="string" calcext:value-type="string">
            <text:p>./archive_1/1745523845_1011_Wide_Long/1745523845_1011_Wide_Long_sound.wav</text:p>
          </table:table-cell>
        </table:table-row>
        <table:table-row table:style-name="ro1">
          <table:table-cell office:value-type="string" calcext:value-type="string">
            <text:p>./archive_1/1745526106_1321_Wide_Long/1745526106_1321_Wide_Long_angle_data.json</text:p>
          </table:table-cell>
          <table:table-cell/>
          <table:table-cell office:value-type="string" calcext:value-type="string">
            <text:p>./archive_1/1745526106_1321_Wide_Long/1745526106_1321_Wide_Long_distance_data.json</text:p>
          </table:table-cell>
          <table:table-cell/>
          <table:table-cell office:value-type="string" calcext:value-type="string">
            <text:p>./archive_1/1745526106_1321_Wide_Long/1745526106_1321_Wide_Long_sound.wav</text:p>
          </table:table-cell>
        </table:table-row>
        <table:table-row table:style-name="ro1">
          <table:table-cell office:value-type="string" calcext:value-type="string">
            <text:p>./archive_1/1744897671_134_Wide_Long/1744897671_134_Wide_Long_angle_data.json</text:p>
          </table:table-cell>
          <table:table-cell/>
          <table:table-cell office:value-type="string" calcext:value-type="string">
            <text:p>./archive_1/1744897671_134_Wide_Long/1744897671_134_Wide_Long_distance_data.json</text:p>
          </table:table-cell>
          <table:table-cell/>
          <table:table-cell office:value-type="string" calcext:value-type="string">
            <text:p>./archive_1/1744897671_134_Wide_Long/1744897671_134_Wide_Long_sound.wav</text:p>
          </table:table-cell>
        </table:table-row>
        <table:table-row table:style-name="ro1">
          <table:table-cell office:value-type="string" calcext:value-type="string">
            <text:p>./archive_1/1744906522_453_Wide_Long/1744906522_453_Wide_Long_angle_data.json</text:p>
          </table:table-cell>
          <table:table-cell/>
          <table:table-cell office:value-type="string" calcext:value-type="string">
            <text:p>./archive_1/1744906522_453_Wide_Long/1744906522_453_Wide_Long_distance_data.json</text:p>
          </table:table-cell>
          <table:table-cell/>
          <table:table-cell office:value-type="string" calcext:value-type="string">
            <text:p>./archive_1/1744906522_453_Wide_Long/1744906522_453_Wide_Long_sound.wav</text:p>
          </table:table-cell>
        </table:table-row>
        <table:table-row table:style-name="ro1">
          <table:table-cell office:value-type="string" calcext:value-type="string">
            <text:p>./archive_1/1744914011_773_Wide_Long/1744914011_773_Wide_Long_angle_data.json</text:p>
          </table:table-cell>
          <table:table-cell/>
          <table:table-cell office:value-type="string" calcext:value-type="string">
            <text:p>./archive_1/1744914011_773_Wide_Long/1744914011_773_Wide_Long_distance_data.json</text:p>
          </table:table-cell>
          <table:table-cell/>
          <table:table-cell office:value-type="string" calcext:value-type="string">
            <text:p>./archive_1/1744914011_773_Wide_Long/1744914011_773_Wide_Long_sound.wav</text:p>
          </table:table-cell>
        </table:table-row>
        <table:table-row table:style-name="ro1">
          <table:table-cell office:value-type="string" calcext:value-type="string">
            <text:p>./archive_1/1745514126_83_Wide_Long/1745514126_83_Wide_Long_angle_data.json</text:p>
          </table:table-cell>
          <table:table-cell/>
          <table:table-cell office:value-type="string" calcext:value-type="string">
            <text:p>./archive_1/1745514126_83_Wide_Long/1745514126_83_Wide_Long_distance_data.json</text:p>
          </table:table-cell>
          <table:table-cell/>
          <table:table-cell office:value-type="string" calcext:value-type="string">
            <text:p>./archive_1/1745514126_83_Wide_Long/1745514126_83_Wide_Long_sound.wav</text:p>
          </table:table-cell>
        </table:table-row>
        <table:table-row table:style-name="ro1">
          <table:table-cell office:value-type="string" calcext:value-type="string">
            <text:p>./archive_1/1745518529_392_Wide_Long/1745518529_392_Wide_Long_angle_data.json</text:p>
          </table:table-cell>
          <table:table-cell/>
          <table:table-cell office:value-type="string" calcext:value-type="string">
            <text:p>./archive_1/1745518529_392_Wide_Long/1745518529_392_Wide_Long_distance_data.json</text:p>
          </table:table-cell>
          <table:table-cell/>
          <table:table-cell office:value-type="string" calcext:value-type="string">
            <text:p>./archive_1/1745518529_392_Wide_Long/1745518529_392_Wide_Long_sound.wav</text:p>
          </table:table-cell>
        </table:table-row>
        <table:table-row table:style-name="ro1">
          <table:table-cell office:value-type="string" calcext:value-type="string">
            <text:p>./archive_1/1745521486_700_Wide_Long/1745521486_700_Wide_Long_angle_data.json</text:p>
          </table:table-cell>
          <table:table-cell/>
          <table:table-cell office:value-type="string" calcext:value-type="string">
            <text:p>./archive_1/1745521486_700_Wide_Long/1745521486_700_Wide_Long_distance_data.json</text:p>
          </table:table-cell>
          <table:table-cell/>
          <table:table-cell office:value-type="string" calcext:value-type="string">
            <text:p>./archive_1/1745521486_700_Wide_Long/1745521486_700_Wide_Long_sound.wav</text:p>
          </table:table-cell>
        </table:table-row>
        <table:table-row table:style-name="ro1">
          <table:table-cell office:value-type="string" calcext:value-type="string">
            <text:p>./archive_1/1745523862_1012_Wide_Long/1745523862_1012_Wide_Long_angle_data.json</text:p>
          </table:table-cell>
          <table:table-cell/>
          <table:table-cell office:value-type="string" calcext:value-type="string">
            <text:p>./archive_1/1745523862_1012_Wide_Long/1745523862_1012_Wide_Long_distance_data.json</text:p>
          </table:table-cell>
          <table:table-cell/>
          <table:table-cell office:value-type="string" calcext:value-type="string">
            <text:p>./archive_1/1745523862_1012_Wide_Long/1745523862_1012_Wide_Long_sound.wav</text:p>
          </table:table-cell>
        </table:table-row>
        <table:table-row table:style-name="ro1">
          <table:table-cell office:value-type="string" calcext:value-type="string">
            <text:p>./archive_1/1745526111_1322_Wide_Long/1745526111_1322_Wide_Long_angle_data.json</text:p>
          </table:table-cell>
          <table:table-cell/>
          <table:table-cell office:value-type="string" calcext:value-type="string">
            <text:p>./archive_1/1745526111_1322_Wide_Long/1745526111_1322_Wide_Long_distance_data.json</text:p>
          </table:table-cell>
          <table:table-cell/>
          <table:table-cell office:value-type="string" calcext:value-type="string">
            <text:p>./archive_1/1745526111_1322_Wide_Long/1745526111_1322_Wide_Long_sound.wav</text:p>
          </table:table-cell>
        </table:table-row>
        <table:table-row table:style-name="ro1">
          <table:table-cell office:value-type="string" calcext:value-type="string">
            <text:p>./archive_1/1744897697_135_Wide_Long/1744897697_135_Wide_Long_angle_data.json</text:p>
          </table:table-cell>
          <table:table-cell/>
          <table:table-cell office:value-type="string" calcext:value-type="string">
            <text:p>./archive_1/1744897697_135_Wide_Long/1744897697_135_Wide_Long_distance_data.json</text:p>
          </table:table-cell>
          <table:table-cell/>
          <table:table-cell office:value-type="string" calcext:value-type="string">
            <text:p>./archive_1/1744897697_135_Wide_Long/1744897697_135_Wide_Long_sound.wav</text:p>
          </table:table-cell>
        </table:table-row>
        <table:table-row table:style-name="ro1">
          <table:table-cell office:value-type="string" calcext:value-type="string">
            <text:p>./archive_1/1744906542_454_Wide_Long/1744906542_454_Wide_Long_angle_data.json</text:p>
          </table:table-cell>
          <table:table-cell/>
          <table:table-cell office:value-type="string" calcext:value-type="string">
            <text:p>./archive_1/1744906542_454_Wide_Long/1744906542_454_Wide_Long_distance_data.json</text:p>
          </table:table-cell>
          <table:table-cell/>
          <table:table-cell office:value-type="string" calcext:value-type="string">
            <text:p>./archive_1/1744906542_454_Wide_Long/1744906542_454_Wide_Long_sound.wav</text:p>
          </table:table-cell>
        </table:table-row>
        <table:table-row table:style-name="ro1">
          <table:table-cell office:value-type="string" calcext:value-type="string">
            <text:p>./archive_1/1744914031_774_Wide_Long/1744914031_774_Wide_Long_angle_data.json</text:p>
          </table:table-cell>
          <table:table-cell/>
          <table:table-cell office:value-type="string" calcext:value-type="string">
            <text:p>./archive_1/1744914031_774_Wide_Long/1744914031_774_Wide_Long_distance_data.json</text:p>
          </table:table-cell>
          <table:table-cell/>
          <table:table-cell office:value-type="string" calcext:value-type="string">
            <text:p>./archive_1/1744914031_774_Wide_Long/1744914031_774_Wide_Long_sound.wav</text:p>
          </table:table-cell>
        </table:table-row>
        <table:table-row table:style-name="ro1">
          <table:table-cell office:value-type="string" calcext:value-type="string">
            <text:p>./archive_1/1745514131_84_Wide_Long/1745514131_84_Wide_Long_angle_data.json</text:p>
          </table:table-cell>
          <table:table-cell/>
          <table:table-cell office:value-type="string" calcext:value-type="string">
            <text:p>./archive_1/1745514131_84_Wide_Long/1745514131_84_Wide_Long_distance_data.json</text:p>
          </table:table-cell>
          <table:table-cell/>
          <table:table-cell office:value-type="string" calcext:value-type="string">
            <text:p>./archive_1/1745514131_84_Wide_Long/1745514131_84_Wide_Long_sound.wav</text:p>
          </table:table-cell>
        </table:table-row>
        <table:table-row table:style-name="ro1">
          <table:table-cell office:value-type="string" calcext:value-type="string">
            <text:p>./archive_1/1745518533_393_Wide_Long/1745518533_393_Wide_Long_angle_data.json</text:p>
          </table:table-cell>
          <table:table-cell/>
          <table:table-cell office:value-type="string" calcext:value-type="string">
            <text:p>./archive_1/1745518533_393_Wide_Long/1745518533_393_Wide_Long_distance_data.json</text:p>
          </table:table-cell>
          <table:table-cell/>
          <table:table-cell office:value-type="string" calcext:value-type="string">
            <text:p>./archive_1/1745518533_393_Wide_Long/1745518533_393_Wide_Long_sound.wav</text:p>
          </table:table-cell>
        </table:table-row>
        <table:table-row table:style-name="ro1">
          <table:table-cell office:value-type="string" calcext:value-type="string">
            <text:p>./archive_1/1745521529_704_Wide_Long/1745521529_704_Wide_Long_angle_data.json</text:p>
          </table:table-cell>
          <table:table-cell/>
          <table:table-cell office:value-type="string" calcext:value-type="string">
            <text:p>./archive_1/1745521529_704_Wide_Long/1745521529_704_Wide_Long_distance_data.json</text:p>
          </table:table-cell>
          <table:table-cell/>
          <table:table-cell office:value-type="string" calcext:value-type="string">
            <text:p>./archive_1/1745521529_704_Wide_Long/1745521529_704_Wide_Long_sound.wav</text:p>
          </table:table-cell>
        </table:table-row>
        <table:table-row table:style-name="ro1">
          <table:table-cell office:value-type="string" calcext:value-type="string">
            <text:p>./archive_1/1745523867_1013_Wide_Long/1745523867_1013_Wide_Long_angle_data.json</text:p>
          </table:table-cell>
          <table:table-cell/>
          <table:table-cell office:value-type="string" calcext:value-type="string">
            <text:p>./archive_1/1745523867_1013_Wide_Long/1745523867_1013_Wide_Long_distance_data.json</text:p>
          </table:table-cell>
          <table:table-cell/>
          <table:table-cell office:value-type="string" calcext:value-type="string">
            <text:p>./archive_1/1745523867_1013_Wide_Long/1745523867_1013_Wide_Long_sound.wav</text:p>
          </table:table-cell>
        </table:table-row>
        <table:table-row table:style-name="ro1">
          <table:table-cell office:value-type="string" calcext:value-type="string">
            <text:p>./archive_1/1745526115_1323_Wide_Long/1745526115_1323_Wide_Long_angle_data.json</text:p>
          </table:table-cell>
          <table:table-cell/>
          <table:table-cell office:value-type="string" calcext:value-type="string">
            <text:p>./archive_1/1745526115_1323_Wide_Long/1745526115_1323_Wide_Long_distance_data.json</text:p>
          </table:table-cell>
          <table:table-cell/>
          <table:table-cell office:value-type="string" calcext:value-type="string">
            <text:p>./archive_1/1745526115_1323_Wide_Long/1745526115_1323_Wide_Long_sound.wav</text:p>
          </table:table-cell>
        </table:table-row>
        <table:table-row table:style-name="ro1">
          <table:table-cell office:value-type="string" calcext:value-type="string">
            <text:p>./archive_1/1744897719_136_Wide_Long/1744897719_136_Wide_Long_angle_data.json</text:p>
          </table:table-cell>
          <table:table-cell/>
          <table:table-cell office:value-type="string" calcext:value-type="string">
            <text:p>./archive_1/1744897719_136_Wide_Long/1744897719_136_Wide_Long_distance_data.json</text:p>
          </table:table-cell>
          <table:table-cell/>
          <table:table-cell office:value-type="string" calcext:value-type="string">
            <text:p>./archive_1/1744897719_136_Wide_Long/1744897719_136_Wide_Long_sound.wav</text:p>
          </table:table-cell>
        </table:table-row>
        <table:table-row table:style-name="ro1">
          <table:table-cell office:value-type="string" calcext:value-type="string">
            <text:p>./archive_1/1744906562_455_Wide_Long/1744906562_455_Wide_Long_angle_data.json</text:p>
          </table:table-cell>
          <table:table-cell/>
          <table:table-cell office:value-type="string" calcext:value-type="string">
            <text:p>./archive_1/1744906562_455_Wide_Long/1744906562_455_Wide_Long_distance_data.json</text:p>
          </table:table-cell>
          <table:table-cell/>
          <table:table-cell office:value-type="string" calcext:value-type="string">
            <text:p>./archive_1/1744906562_455_Wide_Long/1744906562_455_Wide_Long_sound.wav</text:p>
          </table:table-cell>
        </table:table-row>
        <table:table-row table:style-name="ro1">
          <table:table-cell office:value-type="string" calcext:value-type="string">
            <text:p>./archive_1/1744914050_775_Wide_Long/1744914050_775_Wide_Long_angle_data.json</text:p>
          </table:table-cell>
          <table:table-cell/>
          <table:table-cell office:value-type="string" calcext:value-type="string">
            <text:p>./archive_1/1744914050_775_Wide_Long/1744914050_775_Wide_Long_distance_data.json</text:p>
          </table:table-cell>
          <table:table-cell/>
          <table:table-cell office:value-type="string" calcext:value-type="string">
            <text:p>./archive_1/1744914050_775_Wide_Long/1744914050_775_Wide_Long_sound.wav</text:p>
          </table:table-cell>
        </table:table-row>
        <table:table-row table:style-name="ro1">
          <table:table-cell office:value-type="string" calcext:value-type="string">
            <text:p>./archive_1/1745514148_85_Wide_Long/1745514148_85_Wide_Long_angle_data.json</text:p>
          </table:table-cell>
          <table:table-cell/>
          <table:table-cell office:value-type="string" calcext:value-type="string">
            <text:p>./archive_1/1745514148_85_Wide_Long/1745514148_85_Wide_Long_distance_data.json</text:p>
          </table:table-cell>
          <table:table-cell/>
          <table:table-cell office:value-type="string" calcext:value-type="string">
            <text:p>./archive_1/1745514148_85_Wide_Long/1745514148_85_Wide_Long_sound.wav</text:p>
          </table:table-cell>
        </table:table-row>
        <table:table-row table:style-name="ro1">
          <table:table-cell office:value-type="string" calcext:value-type="string">
            <text:p>./archive_1/1745518537_394_Wide_Long/1745518537_394_Wide_Long_angle_data.json</text:p>
          </table:table-cell>
          <table:table-cell/>
          <table:table-cell office:value-type="string" calcext:value-type="string">
            <text:p>./archive_1/1745518537_394_Wide_Long/1745518537_394_Wide_Long_distance_data.json</text:p>
          </table:table-cell>
          <table:table-cell/>
          <table:table-cell office:value-type="string" calcext:value-type="string">
            <text:p>./archive_1/1745518537_394_Wide_Long/1745518537_394_Wide_Long_sound.wav</text:p>
          </table:table-cell>
        </table:table-row>
        <table:table-row table:style-name="ro1">
          <table:table-cell office:value-type="string" calcext:value-type="string">
            <text:p>./archive_1/1745522007_706_Wide_Long/1745522007_706_Wide_Long_angle_data.json</text:p>
          </table:table-cell>
          <table:table-cell/>
          <table:table-cell office:value-type="string" calcext:value-type="string">
            <text:p>./archive_1/1745522007_706_Wide_Long/1745522007_706_Wide_Long_distance_data.json</text:p>
          </table:table-cell>
          <table:table-cell/>
          <table:table-cell office:value-type="string" calcext:value-type="string">
            <text:p>./archive_1/1745522007_706_Wide_Long/1745522007_706_Wide_Long_sound.wav</text:p>
          </table:table-cell>
        </table:table-row>
        <table:table-row table:style-name="ro1">
          <table:table-cell office:value-type="string" calcext:value-type="string">
            <text:p>./archive_1/1745523871_1014_Wide_Long/1745523871_1014_Wide_Long_angle_data.json</text:p>
          </table:table-cell>
          <table:table-cell/>
          <table:table-cell office:value-type="string" calcext:value-type="string">
            <text:p>./archive_1/1745523871_1014_Wide_Long/1745523871_1014_Wide_Long_distance_data.json</text:p>
          </table:table-cell>
          <table:table-cell/>
          <table:table-cell office:value-type="string" calcext:value-type="string">
            <text:p>./archive_1/1745523871_1014_Wide_Long/1745523871_1014_Wide_Long_sound.wav</text:p>
          </table:table-cell>
        </table:table-row>
        <table:table-row table:style-name="ro1">
          <table:table-cell office:value-type="string" calcext:value-type="string">
            <text:p>./archive_1/1745526120_1324_Wide_Long/1745526120_1324_Wide_Long_angle_data.json</text:p>
          </table:table-cell>
          <table:table-cell/>
          <table:table-cell office:value-type="string" calcext:value-type="string">
            <text:p>./archive_1/1745526120_1324_Wide_Long/1745526120_1324_Wide_Long_distance_data.json</text:p>
          </table:table-cell>
          <table:table-cell/>
          <table:table-cell office:value-type="string" calcext:value-type="string">
            <text:p>./archive_1/1745526120_1324_Wide_Long/1745526120_1324_Wide_Long_sound.wav</text:p>
          </table:table-cell>
        </table:table-row>
        <table:table-row table:style-name="ro1">
          <table:table-cell office:value-type="string" calcext:value-type="string">
            <text:p>./archive_1/1744897738_137_Wide_Long/1744897738_137_Wide_Long_angle_data.json</text:p>
          </table:table-cell>
          <table:table-cell/>
          <table:table-cell office:value-type="string" calcext:value-type="string">
            <text:p>./archive_1/1744897738_137_Wide_Long/1744897738_137_Wide_Long_distance_data.json</text:p>
          </table:table-cell>
          <table:table-cell/>
          <table:table-cell office:value-type="string" calcext:value-type="string">
            <text:p>./archive_1/1744897738_137_Wide_Long/1744897738_137_Wide_Long_sound.wav</text:p>
          </table:table-cell>
        </table:table-row>
        <table:table-row table:style-name="ro1">
          <table:table-cell office:value-type="string" calcext:value-type="string">
            <text:p>./archive_1/1744906582_456_Wide_Long/1744906582_456_Wide_Long_angle_data.json</text:p>
          </table:table-cell>
          <table:table-cell/>
          <table:table-cell office:value-type="string" calcext:value-type="string">
            <text:p>./archive_1/1744906582_456_Wide_Long/1744906582_456_Wide_Long_distance_data.json</text:p>
          </table:table-cell>
          <table:table-cell/>
          <table:table-cell office:value-type="string" calcext:value-type="string">
            <text:p>./archive_1/1744906582_456_Wide_Long/1744906582_456_Wide_Long_sound.wav</text:p>
          </table:table-cell>
        </table:table-row>
        <table:table-row table:style-name="ro1">
          <table:table-cell office:value-type="string" calcext:value-type="string">
            <text:p>./archive_1/1744914070_776_Wide_Long/1744914070_776_Wide_Long_angle_data.json</text:p>
          </table:table-cell>
          <table:table-cell/>
          <table:table-cell office:value-type="string" calcext:value-type="string">
            <text:p>./archive_1/1744914070_776_Wide_Long/1744914070_776_Wide_Long_distance_data.json</text:p>
          </table:table-cell>
          <table:table-cell/>
          <table:table-cell office:value-type="string" calcext:value-type="string">
            <text:p>./archive_1/1744914070_776_Wide_Long/1744914070_776_Wide_Long_sound.wav</text:p>
          </table:table-cell>
        </table:table-row>
        <table:table-row table:style-name="ro1">
          <table:table-cell office:value-type="string" calcext:value-type="string">
            <text:p>./archive_1/1745514160_86_Wide_Long/1745514160_86_Wide_Long_angle_data.json</text:p>
          </table:table-cell>
          <table:table-cell/>
          <table:table-cell office:value-type="string" calcext:value-type="string">
            <text:p>./archive_1/1745514160_86_Wide_Long/1745514160_86_Wide_Long_distance_data.json</text:p>
          </table:table-cell>
          <table:table-cell/>
          <table:table-cell office:value-type="string" calcext:value-type="string">
            <text:p>./archive_1/1745514160_86_Wide_Long/1745514160_86_Wide_Long_sound.wav</text:p>
          </table:table-cell>
        </table:table-row>
        <table:table-row table:style-name="ro1">
          <table:table-cell office:value-type="string" calcext:value-type="string">
            <text:p>./archive_1/1745518542_395_Wide_Long/1745518542_395_Wide_Long_angle_data.json</text:p>
          </table:table-cell>
          <table:table-cell/>
          <table:table-cell office:value-type="string" calcext:value-type="string">
            <text:p>./archive_1/1745518542_395_Wide_Long/1745518542_395_Wide_Long_distance_data.json</text:p>
          </table:table-cell>
          <table:table-cell/>
          <table:table-cell office:value-type="string" calcext:value-type="string">
            <text:p>./archive_1/1745518542_395_Wide_Long/1745518542_395_Wide_Long_sound.wav</text:p>
          </table:table-cell>
        </table:table-row>
        <table:table-row table:style-name="ro1">
          <table:table-cell office:value-type="string" calcext:value-type="string">
            <text:p>./archive_1/1745522012_707_Wide_Long/1745522012_707_Wide_Long_angle_data.json</text:p>
          </table:table-cell>
          <table:table-cell/>
          <table:table-cell office:value-type="string" calcext:value-type="string">
            <text:p>./archive_1/1745522012_707_Wide_Long/1745522012_707_Wide_Long_distance_data.json</text:p>
          </table:table-cell>
          <table:table-cell/>
          <table:table-cell office:value-type="string" calcext:value-type="string">
            <text:p>./archive_1/1745522012_707_Wide_Long/1745522012_707_Wide_Long_sound.wav</text:p>
          </table:table-cell>
        </table:table-row>
        <table:table-row table:style-name="ro1">
          <table:table-cell office:value-type="string" calcext:value-type="string">
            <text:p>./archive_1/1745523876_1015_Wide_Long/1745523876_1015_Wide_Long_angle_data.json</text:p>
          </table:table-cell>
          <table:table-cell/>
          <table:table-cell office:value-type="string" calcext:value-type="string">
            <text:p>./archive_1/1745523876_1015_Wide_Long/1745523876_1015_Wide_Long_distance_data.json</text:p>
          </table:table-cell>
          <table:table-cell/>
          <table:table-cell office:value-type="string" calcext:value-type="string">
            <text:p>./archive_1/1745523876_1015_Wide_Long/1745523876_1015_Wide_Long_sound.wav</text:p>
          </table:table-cell>
        </table:table-row>
        <table:table-row table:style-name="ro1">
          <table:table-cell office:value-type="string" calcext:value-type="string">
            <text:p>./archive_1/1745526126_1325_Wide_Long/1745526126_1325_Wide_Long_angle_data.json</text:p>
          </table:table-cell>
          <table:table-cell/>
          <table:table-cell office:value-type="string" calcext:value-type="string">
            <text:p>./archive_1/1745526126_1325_Wide_Long/1745526126_1325_Wide_Long_distance_data.json</text:p>
          </table:table-cell>
          <table:table-cell/>
          <table:table-cell office:value-type="string" calcext:value-type="string">
            <text:p>./archive_1/1745526126_1325_Wide_Long/1745526126_1325_Wide_Long_sound.wav</text:p>
          </table:table-cell>
        </table:table-row>
        <table:table-row table:style-name="ro1">
          <table:table-cell office:value-type="string" calcext:value-type="string">
            <text:p>./archive_1/1744897756_138_Wide_Long/1744897756_138_Wide_Long_angle_data.json</text:p>
          </table:table-cell>
          <table:table-cell/>
          <table:table-cell office:value-type="string" calcext:value-type="string">
            <text:p>./archive_1/1744897756_138_Wide_Long/1744897756_138_Wide_Long_distance_data.json</text:p>
          </table:table-cell>
          <table:table-cell/>
          <table:table-cell office:value-type="string" calcext:value-type="string">
            <text:p>./archive_1/1744897756_138_Wide_Long/1744897756_138_Wide_Long_sound.wav</text:p>
          </table:table-cell>
        </table:table-row>
        <table:table-row table:style-name="ro1">
          <table:table-cell office:value-type="string" calcext:value-type="string">
            <text:p>./archive_1/1744906601_457_Wide_Long/1744906601_457_Wide_Long_angle_data.json</text:p>
          </table:table-cell>
          <table:table-cell/>
          <table:table-cell office:value-type="string" calcext:value-type="string">
            <text:p>./archive_1/1744906601_457_Wide_Long/1744906601_457_Wide_Long_distance_data.json</text:p>
          </table:table-cell>
          <table:table-cell/>
          <table:table-cell office:value-type="string" calcext:value-type="string">
            <text:p>./archive_1/1744906601_457_Wide_Long/1744906601_457_Wide_Long_sound.wav</text:p>
          </table:table-cell>
        </table:table-row>
        <table:table-row table:style-name="ro1">
          <table:table-cell office:value-type="string" calcext:value-type="string">
            <text:p>./archive_1/1744914090_777_Wide_Long/1744914090_777_Wide_Long_angle_data.json</text:p>
          </table:table-cell>
          <table:table-cell/>
          <table:table-cell office:value-type="string" calcext:value-type="string">
            <text:p>./archive_1/1744914090_777_Wide_Long/1744914090_777_Wide_Long_distance_data.json</text:p>
          </table:table-cell>
          <table:table-cell/>
          <table:table-cell office:value-type="string" calcext:value-type="string">
            <text:p>./archive_1/1744914090_777_Wide_Long/1744914090_777_Wide_Long_sound.wav</text:p>
          </table:table-cell>
        </table:table-row>
        <table:table-row table:style-name="ro1">
          <table:table-cell office:value-type="string" calcext:value-type="string">
            <text:p>./archive_1/1745514167_87_Wide_Long/1745514167_87_Wide_Long_angle_data.json</text:p>
          </table:table-cell>
          <table:table-cell/>
          <table:table-cell office:value-type="string" calcext:value-type="string">
            <text:p>./archive_1/1745514167_87_Wide_Long/1745514167_87_Wide_Long_distance_data.json</text:p>
          </table:table-cell>
          <table:table-cell/>
          <table:table-cell office:value-type="string" calcext:value-type="string">
            <text:p>./archive_1/1745514167_87_Wide_Long/1745514167_87_Wide_Long_sound.wav</text:p>
          </table:table-cell>
        </table:table-row>
        <table:table-row table:style-name="ro1">
          <table:table-cell office:value-type="string" calcext:value-type="string">
            <text:p>./archive_1/1745518548_396_Wide_Long/1745518548_396_Wide_Long_angle_data.json</text:p>
          </table:table-cell>
          <table:table-cell/>
          <table:table-cell office:value-type="string" calcext:value-type="string">
            <text:p>./archive_1/1745518548_396_Wide_Long/1745518548_396_Wide_Long_distance_data.json</text:p>
          </table:table-cell>
          <table:table-cell/>
          <table:table-cell office:value-type="string" calcext:value-type="string">
            <text:p>./archive_1/1745518548_396_Wide_Long/1745518548_396_Wide_Long_sound.wav</text:p>
          </table:table-cell>
        </table:table-row>
        <table:table-row table:style-name="ro1">
          <table:table-cell office:value-type="string" calcext:value-type="string">
            <text:p>./archive_1/1745522016_708_Wide_Long/1745522016_708_Wide_Long_angle_data.json</text:p>
          </table:table-cell>
          <table:table-cell/>
          <table:table-cell office:value-type="string" calcext:value-type="string">
            <text:p>./archive_1/1745522016_708_Wide_Long/1745522016_708_Wide_Long_distance_data.json</text:p>
          </table:table-cell>
          <table:table-cell/>
          <table:table-cell office:value-type="string" calcext:value-type="string">
            <text:p>./archive_1/1745522016_708_Wide_Long/1745522016_708_Wide_Long_sound.wav</text:p>
          </table:table-cell>
        </table:table-row>
        <table:table-row table:style-name="ro1">
          <table:table-cell office:value-type="string" calcext:value-type="string">
            <text:p>./archive_1/1745523881_1016_Wide_Long/1745523881_1016_Wide_Long_angle_data.json</text:p>
          </table:table-cell>
          <table:table-cell/>
          <table:table-cell office:value-type="string" calcext:value-type="string">
            <text:p>./archive_1/1745523881_1016_Wide_Long/1745523881_1016_Wide_Long_distance_data.json</text:p>
          </table:table-cell>
          <table:table-cell/>
          <table:table-cell office:value-type="string" calcext:value-type="string">
            <text:p>./archive_1/1745523881_1016_Wide_Long/1745523881_1016_Wide_Long_sound.wav</text:p>
          </table:table-cell>
        </table:table-row>
        <table:table-row table:style-name="ro1">
          <table:table-cell office:value-type="string" calcext:value-type="string">
            <text:p>./archive_1/1745526130_1326_Wide_Long/1745526130_1326_Wide_Long_angle_data.json</text:p>
          </table:table-cell>
          <table:table-cell/>
          <table:table-cell office:value-type="string" calcext:value-type="string">
            <text:p>./archive_1/1745526130_1326_Wide_Long/1745526130_1326_Wide_Long_distance_data.json</text:p>
          </table:table-cell>
          <table:table-cell/>
          <table:table-cell office:value-type="string" calcext:value-type="string">
            <text:p>./archive_1/1745526130_1326_Wide_Long/1745526130_1326_Wide_Long_sound.wav</text:p>
          </table:table-cell>
        </table:table-row>
        <table:table-row table:style-name="ro1">
          <table:table-cell office:value-type="string" calcext:value-type="string">
            <text:p>./archive_1/1744897775_139_Wide_Long/1744897775_139_Wide_Long_angle_data.json</text:p>
          </table:table-cell>
          <table:table-cell/>
          <table:table-cell office:value-type="string" calcext:value-type="string">
            <text:p>./archive_1/1744897775_139_Wide_Long/1744897775_139_Wide_Long_distance_data.json</text:p>
          </table:table-cell>
          <table:table-cell/>
          <table:table-cell office:value-type="string" calcext:value-type="string">
            <text:p>./archive_1/1744897775_139_Wide_Long/1744897775_139_Wide_Long_sound.wav</text:p>
          </table:table-cell>
        </table:table-row>
        <table:table-row table:style-name="ro1">
          <table:table-cell office:value-type="string" calcext:value-type="string">
            <text:p>./archive_1/1744906621_458_Wide_Long/1744906621_458_Wide_Long_angle_data.json</text:p>
          </table:table-cell>
          <table:table-cell/>
          <table:table-cell office:value-type="string" calcext:value-type="string">
            <text:p>./archive_1/1744906621_458_Wide_Long/1744906621_458_Wide_Long_distance_data.json</text:p>
          </table:table-cell>
          <table:table-cell/>
          <table:table-cell office:value-type="string" calcext:value-type="string">
            <text:p>./archive_1/1744906621_458_Wide_Long/1744906621_458_Wide_Long_sound.wav</text:p>
          </table:table-cell>
        </table:table-row>
        <table:table-row table:style-name="ro1">
          <table:table-cell office:value-type="string" calcext:value-type="string">
            <text:p>./archive_1/1744914113_778_Wide_Long/1744914113_778_Wide_Long_angle_data.json</text:p>
          </table:table-cell>
          <table:table-cell/>
          <table:table-cell office:value-type="string" calcext:value-type="string">
            <text:p>./archive_1/1744914113_778_Wide_Long/1744914113_778_Wide_Long_distance_data.json</text:p>
          </table:table-cell>
          <table:table-cell/>
          <table:table-cell office:value-type="string" calcext:value-type="string">
            <text:p>./archive_1/1744914113_778_Wide_Long/1744914113_778_Wide_Long_sound.wav</text:p>
          </table:table-cell>
        </table:table-row>
        <table:table-row table:style-name="ro1">
          <table:table-cell office:value-type="string" calcext:value-type="string">
            <text:p>./archive_1/1745514172_88_Wide_Long/1745514172_88_Wide_Long_angle_data.json</text:p>
          </table:table-cell>
          <table:table-cell/>
          <table:table-cell office:value-type="string" calcext:value-type="string">
            <text:p>./archive_1/1745514172_88_Wide_Long/1745514172_88_Wide_Long_distance_data.json</text:p>
          </table:table-cell>
          <table:table-cell/>
          <table:table-cell office:value-type="string" calcext:value-type="string">
            <text:p>./archive_1/1745514172_88_Wide_Long/1745514172_88_Wide_Long_sound.wav</text:p>
          </table:table-cell>
        </table:table-row>
        <table:table-row table:style-name="ro1">
          <table:table-cell office:value-type="string" calcext:value-type="string">
            <text:p>./archive_1/1745518552_397_Wide_Long/1745518552_397_Wide_Long_angle_data.json</text:p>
          </table:table-cell>
          <table:table-cell/>
          <table:table-cell office:value-type="string" calcext:value-type="string">
            <text:p>./archive_1/1745518552_397_Wide_Long/1745518552_397_Wide_Long_distance_data.json</text:p>
          </table:table-cell>
          <table:table-cell/>
          <table:table-cell office:value-type="string" calcext:value-type="string">
            <text:p>./archive_1/1745518552_397_Wide_Long/1745518552_397_Wide_Long_sound.wav</text:p>
          </table:table-cell>
        </table:table-row>
        <table:table-row table:style-name="ro1">
          <table:table-cell office:value-type="string" calcext:value-type="string">
            <text:p>./archive_1/1745522021_709_Wide_Long/1745522021_709_Wide_Long_angle_data.json</text:p>
          </table:table-cell>
          <table:table-cell/>
          <table:table-cell office:value-type="string" calcext:value-type="string">
            <text:p>./archive_1/1745522021_709_Wide_Long/1745522021_709_Wide_Long_distance_data.json</text:p>
          </table:table-cell>
          <table:table-cell/>
          <table:table-cell office:value-type="string" calcext:value-type="string">
            <text:p>./archive_1/1745522021_709_Wide_Long/1745522021_709_Wide_Long_sound.wav</text:p>
          </table:table-cell>
        </table:table-row>
        <table:table-row table:style-name="ro1">
          <table:table-cell office:value-type="string" calcext:value-type="string">
            <text:p>./archive_1/1745523886_1017_Wide_Long/1745523886_1017_Wide_Long_angle_data.json</text:p>
          </table:table-cell>
          <table:table-cell/>
          <table:table-cell office:value-type="string" calcext:value-type="string">
            <text:p>./archive_1/1745523886_1017_Wide_Long/1745523886_1017_Wide_Long_distance_data.json</text:p>
          </table:table-cell>
          <table:table-cell/>
          <table:table-cell office:value-type="string" calcext:value-type="string">
            <text:p>./archive_1/1745523886_1017_Wide_Long/1745523886_1017_Wide_Long_sound.wav</text:p>
          </table:table-cell>
        </table:table-row>
        <table:table-row table:style-name="ro1">
          <table:table-cell office:value-type="string" calcext:value-type="string">
            <text:p>./archive_1/1745526135_1327_Wide_Long/1745526135_1327_Wide_Long_angle_data.json</text:p>
          </table:table-cell>
          <table:table-cell/>
          <table:table-cell office:value-type="string" calcext:value-type="string">
            <text:p>./archive_1/1745526135_1327_Wide_Long/1745526135_1327_Wide_Long_distance_data.json</text:p>
          </table:table-cell>
          <table:table-cell/>
          <table:table-cell office:value-type="string" calcext:value-type="string">
            <text:p>./archive_1/1745526135_1327_Wide_Long/1745526135_1327_Wide_Long_sound.wav</text:p>
          </table:table-cell>
        </table:table-row>
        <table:table-row table:style-name="ro1">
          <table:table-cell office:value-type="string" calcext:value-type="string">
            <text:p>./archive_1/1744897793_140_Wide_Long/1744897793_140_Wide_Long_angle_data.json</text:p>
          </table:table-cell>
          <table:table-cell/>
          <table:table-cell office:value-type="string" calcext:value-type="string">
            <text:p>./archive_1/1744897793_140_Wide_Long/1744897793_140_Wide_Long_distance_data.json</text:p>
          </table:table-cell>
          <table:table-cell/>
          <table:table-cell office:value-type="string" calcext:value-type="string">
            <text:p>./archive_1/1744897793_140_Wide_Long/1744897793_140_Wide_Long_sound.wav</text:p>
          </table:table-cell>
        </table:table-row>
        <table:table-row table:style-name="ro1">
          <table:table-cell office:value-type="string" calcext:value-type="string">
            <text:p>./archive_1/1744906644_459_Wide_Long/1744906644_459_Wide_Long_angle_data.json</text:p>
          </table:table-cell>
          <table:table-cell/>
          <table:table-cell office:value-type="string" calcext:value-type="string">
            <text:p>./archive_1/1744906644_459_Wide_Long/1744906644_459_Wide_Long_distance_data.json</text:p>
          </table:table-cell>
          <table:table-cell/>
          <table:table-cell office:value-type="string" calcext:value-type="string">
            <text:p>./archive_1/1744906644_459_Wide_Long/1744906644_459_Wide_Long_sound.wav</text:p>
          </table:table-cell>
        </table:table-row>
        <table:table-row table:style-name="ro1">
          <table:table-cell office:value-type="string" calcext:value-type="string">
            <text:p>./archive_1/1744914133_779_Wide_Long/1744914133_779_Wide_Long_angle_data.json</text:p>
          </table:table-cell>
          <table:table-cell/>
          <table:table-cell office:value-type="string" calcext:value-type="string">
            <text:p>./archive_1/1744914133_779_Wide_Long/1744914133_779_Wide_Long_distance_data.json</text:p>
          </table:table-cell>
          <table:table-cell/>
          <table:table-cell office:value-type="string" calcext:value-type="string">
            <text:p>./archive_1/1744914133_779_Wide_Long/1744914133_779_Wide_Long_sound.wav</text:p>
          </table:table-cell>
        </table:table-row>
        <table:table-row table:style-name="ro1">
          <table:table-cell office:value-type="string" calcext:value-type="string">
            <text:p>./archive_1/1745514178_89_Wide_Long/1745514178_89_Wide_Long_angle_data.json</text:p>
          </table:table-cell>
          <table:table-cell/>
          <table:table-cell office:value-type="string" calcext:value-type="string">
            <text:p>./archive_1/1745514178_89_Wide_Long/1745514178_89_Wide_Long_distance_data.json</text:p>
          </table:table-cell>
          <table:table-cell/>
          <table:table-cell office:value-type="string" calcext:value-type="string">
            <text:p>./archive_1/1745514178_89_Wide_Long/1745514178_89_Wide_Long_sound.wav</text:p>
          </table:table-cell>
        </table:table-row>
        <table:table-row table:style-name="ro1">
          <table:table-cell office:value-type="string" calcext:value-type="string">
            <text:p>./archive_1/1745518601_398_Wide_Long/1745518601_398_Wide_Long_angle_data.json</text:p>
          </table:table-cell>
          <table:table-cell/>
          <table:table-cell office:value-type="string" calcext:value-type="string">
            <text:p>./archive_1/1745518601_398_Wide_Long/1745518601_398_Wide_Long_distance_data.json</text:p>
          </table:table-cell>
          <table:table-cell/>
          <table:table-cell office:value-type="string" calcext:value-type="string">
            <text:p>./archive_1/1745518601_398_Wide_Long/1745518601_398_Wide_Long_sound.wav</text:p>
          </table:table-cell>
        </table:table-row>
        <table:table-row table:style-name="ro1">
          <table:table-cell office:value-type="string" calcext:value-type="string">
            <text:p>./archive_1/1745522025_710_Wide_Long/1745522025_710_Wide_Long_angle_data.json</text:p>
          </table:table-cell>
          <table:table-cell/>
          <table:table-cell office:value-type="string" calcext:value-type="string">
            <text:p>./archive_1/1745522025_710_Wide_Long/1745522025_710_Wide_Long_distance_data.json</text:p>
          </table:table-cell>
          <table:table-cell/>
          <table:table-cell office:value-type="string" calcext:value-type="string">
            <text:p>./archive_1/1745522025_710_Wide_Long/1745522025_710_Wide_Long_sound.wav</text:p>
          </table:table-cell>
        </table:table-row>
        <table:table-row table:style-name="ro1">
          <table:table-cell office:value-type="string" calcext:value-type="string">
            <text:p>./archive_1/1745523891_1018_Wide_Long/1745523891_1018_Wide_Long_angle_data.json</text:p>
          </table:table-cell>
          <table:table-cell/>
          <table:table-cell office:value-type="string" calcext:value-type="string">
            <text:p>./archive_1/1745523891_1018_Wide_Long/1745523891_1018_Wide_Long_distance_data.json</text:p>
          </table:table-cell>
          <table:table-cell/>
          <table:table-cell office:value-type="string" calcext:value-type="string">
            <text:p>./archive_1/1745523891_1018_Wide_Long/1745523891_1018_Wide_Long_sound.wav</text:p>
          </table:table-cell>
        </table:table-row>
        <table:table-row table:style-name="ro1">
          <table:table-cell office:value-type="string" calcext:value-type="string">
            <text:p>./archive_1/1745526139_1328_Wide_Long/1745526139_1328_Wide_Long_angle_data.json</text:p>
          </table:table-cell>
          <table:table-cell/>
          <table:table-cell office:value-type="string" calcext:value-type="string">
            <text:p>./archive_1/1745526139_1328_Wide_Long/1745526139_1328_Wide_Long_distance_data.json</text:p>
          </table:table-cell>
          <table:table-cell/>
          <table:table-cell office:value-type="string" calcext:value-type="string">
            <text:p>./archive_1/1745526139_1328_Wide_Long/1745526139_1328_Wide_Long_sound.wav</text:p>
          </table:table-cell>
        </table:table-row>
        <table:table-row table:style-name="ro1">
          <table:table-cell office:value-type="string" calcext:value-type="string">
            <text:p>./archive_1/1744897811_141_Wide_Long/1744897811_141_Wide_Long_angle_data.json</text:p>
          </table:table-cell>
          <table:table-cell/>
          <table:table-cell office:value-type="string" calcext:value-type="string">
            <text:p>./archive_1/1744897811_141_Wide_Long/1744897811_141_Wide_Long_distance_data.json</text:p>
          </table:table-cell>
          <table:table-cell/>
          <table:table-cell office:value-type="string" calcext:value-type="string">
            <text:p>./archive_1/1744897811_141_Wide_Long/1744897811_141_Wide_Long_sound.wav</text:p>
          </table:table-cell>
        </table:table-row>
        <table:table-row table:style-name="ro1">
          <table:table-cell office:value-type="string" calcext:value-type="string">
            <text:p>./archive_1/1744906665_460_Wide_Long/1744906665_460_Wide_Long_angle_data.json</text:p>
          </table:table-cell>
          <table:table-cell/>
          <table:table-cell office:value-type="string" calcext:value-type="string">
            <text:p>./archive_1/1744906665_460_Wide_Long/1744906665_460_Wide_Long_distance_data.json</text:p>
          </table:table-cell>
          <table:table-cell/>
          <table:table-cell office:value-type="string" calcext:value-type="string">
            <text:p>./archive_1/1744906665_460_Wide_Long/1744906665_460_Wide_Long_sound.wav</text:p>
          </table:table-cell>
        </table:table-row>
        <table:table-row table:style-name="ro1">
          <table:table-cell office:value-type="string" calcext:value-type="string">
            <text:p>./archive_1/1744914153_780_Wide_Long/1744914153_780_Wide_Long_angle_data.json</text:p>
          </table:table-cell>
          <table:table-cell/>
          <table:table-cell office:value-type="string" calcext:value-type="string">
            <text:p>./archive_1/1744914153_780_Wide_Long/1744914153_780_Wide_Long_distance_data.json</text:p>
          </table:table-cell>
          <table:table-cell/>
          <table:table-cell office:value-type="string" calcext:value-type="string">
            <text:p>./archive_1/1744914153_780_Wide_Long/1744914153_780_Wide_Long_sound.wav</text:p>
          </table:table-cell>
        </table:table-row>
        <table:table-row table:style-name="ro1">
          <table:table-cell office:value-type="string" calcext:value-type="string">
            <text:p>./archive_1/1745514184_90_Wide_Long/1745514184_90_Wide_Long_angle_data.json</text:p>
          </table:table-cell>
          <table:table-cell/>
          <table:table-cell office:value-type="string" calcext:value-type="string">
            <text:p>./archive_1/1745514184_90_Wide_Long/1745514184_90_Wide_Long_distance_data.json</text:p>
          </table:table-cell>
          <table:table-cell/>
          <table:table-cell office:value-type="string" calcext:value-type="string">
            <text:p>./archive_1/1745514184_90_Wide_Long/1745514184_90_Wide_Long_sound.wav</text:p>
          </table:table-cell>
        </table:table-row>
        <table:table-row table:style-name="ro1">
          <table:table-cell office:value-type="string" calcext:value-type="string">
            <text:p>./archive_1/1745518607_399_Wide_Long/1745518607_399_Wide_Long_angle_data.json</text:p>
          </table:table-cell>
          <table:table-cell/>
          <table:table-cell office:value-type="string" calcext:value-type="string">
            <text:p>./archive_1/1745518607_399_Wide_Long/1745518607_399_Wide_Long_distance_data.json</text:p>
          </table:table-cell>
          <table:table-cell/>
          <table:table-cell office:value-type="string" calcext:value-type="string">
            <text:p>./archive_1/1745518607_399_Wide_Long/1745518607_399_Wide_Long_sound.wav</text:p>
          </table:table-cell>
        </table:table-row>
        <table:table-row table:style-name="ro1">
          <table:table-cell office:value-type="string" calcext:value-type="string">
            <text:p>./archive_1/1745522030_711_Wide_Long/1745522030_711_Wide_Long_angle_data.json</text:p>
          </table:table-cell>
          <table:table-cell/>
          <table:table-cell office:value-type="string" calcext:value-type="string">
            <text:p>./archive_1/1745522030_711_Wide_Long/1745522030_711_Wide_Long_distance_data.json</text:p>
          </table:table-cell>
          <table:table-cell/>
          <table:table-cell office:value-type="string" calcext:value-type="string">
            <text:p>./archive_1/1745522030_711_Wide_Long/1745522030_711_Wide_Long_sound.wav</text:p>
          </table:table-cell>
        </table:table-row>
        <table:table-row table:style-name="ro1">
          <table:table-cell office:value-type="string" calcext:value-type="string">
            <text:p>./archive_1/1745523895_1019_Wide_Long/1745523895_1019_Wide_Long_angle_data.json</text:p>
          </table:table-cell>
          <table:table-cell/>
          <table:table-cell office:value-type="string" calcext:value-type="string">
            <text:p>./archive_1/1745523895_1019_Wide_Long/1745523895_1019_Wide_Long_distance_data.json</text:p>
          </table:table-cell>
          <table:table-cell/>
          <table:table-cell office:value-type="string" calcext:value-type="string">
            <text:p>./archive_1/1745523895_1019_Wide_Long/1745523895_1019_Wide_Long_sound.wav</text:p>
          </table:table-cell>
        </table:table-row>
        <table:table-row table:style-name="ro1">
          <table:table-cell office:value-type="string" calcext:value-type="string">
            <text:p>./archive_1/1745526144_1329_Wide_Long/1745526144_1329_Wide_Long_angle_data.json</text:p>
          </table:table-cell>
          <table:table-cell/>
          <table:table-cell office:value-type="string" calcext:value-type="string">
            <text:p>./archive_1/1745526144_1329_Wide_Long/1745526144_1329_Wide_Long_distance_data.json</text:p>
          </table:table-cell>
          <table:table-cell/>
          <table:table-cell office:value-type="string" calcext:value-type="string">
            <text:p>./archive_1/1745526144_1329_Wide_Long/1745526144_1329_Wide_Long_sound.wav</text:p>
          </table:table-cell>
        </table:table-row>
        <table:table-row table:style-name="ro1">
          <table:table-cell office:value-type="string" calcext:value-type="string">
            <text:p>./archive_1/1744897830_142_Wide_Long/1744897830_142_Wide_Long_angle_data.json</text:p>
          </table:table-cell>
          <table:table-cell/>
          <table:table-cell office:value-type="string" calcext:value-type="string">
            <text:p>./archive_1/1744897830_142_Wide_Long/1744897830_142_Wide_Long_distance_data.json</text:p>
          </table:table-cell>
          <table:table-cell/>
          <table:table-cell office:value-type="string" calcext:value-type="string">
            <text:p>./archive_1/1744897830_142_Wide_Long/1744897830_142_Wide_Long_sound.wav</text:p>
          </table:table-cell>
        </table:table-row>
        <table:table-row table:style-name="ro1">
          <table:table-cell office:value-type="string" calcext:value-type="string">
            <text:p>./archive_1/1744906685_461_Wide_Long/1744906685_461_Wide_Long_angle_data.json</text:p>
          </table:table-cell>
          <table:table-cell/>
          <table:table-cell office:value-type="string" calcext:value-type="string">
            <text:p>./archive_1/1744906685_461_Wide_Long/1744906685_461_Wide_Long_distance_data.json</text:p>
          </table:table-cell>
          <table:table-cell/>
          <table:table-cell office:value-type="string" calcext:value-type="string">
            <text:p>./archive_1/1744906685_461_Wide_Long/1744906685_461_Wide_Long_sound.wav</text:p>
          </table:table-cell>
        </table:table-row>
        <table:table-row table:style-name="ro1">
          <table:table-cell office:value-type="string" calcext:value-type="string">
            <text:p>./archive_1/1744914172_781_Wide_Long/1744914172_781_Wide_Long_angle_data.json</text:p>
          </table:table-cell>
          <table:table-cell/>
          <table:table-cell office:value-type="string" calcext:value-type="string">
            <text:p>./archive_1/1744914172_781_Wide_Long/1744914172_781_Wide_Long_distance_data.json</text:p>
          </table:table-cell>
          <table:table-cell/>
          <table:table-cell office:value-type="string" calcext:value-type="string">
            <text:p>./archive_1/1744914172_781_Wide_Long/1744914172_781_Wide_Long_sound.wav</text:p>
          </table:table-cell>
        </table:table-row>
        <table:table-row table:style-name="ro1">
          <table:table-cell office:value-type="string" calcext:value-type="string">
            <text:p>./archive_1/1745514190_91_Wide_Long/1745514190_91_Wide_Long_angle_data.json</text:p>
          </table:table-cell>
          <table:table-cell/>
          <table:table-cell office:value-type="string" calcext:value-type="string">
            <text:p>./archive_1/1745514190_91_Wide_Long/1745514190_91_Wide_Long_distance_data.json</text:p>
          </table:table-cell>
          <table:table-cell/>
          <table:table-cell office:value-type="string" calcext:value-type="string">
            <text:p>./archive_1/1745514190_91_Wide_Long/1745514190_91_Wide_Long_sound.wav</text:p>
          </table:table-cell>
        </table:table-row>
        <table:table-row table:style-name="ro1">
          <table:table-cell office:value-type="string" calcext:value-type="string">
            <text:p>./archive_1/1745518611_400_Wide_Long/1745518611_400_Wide_Long_angle_data.json</text:p>
          </table:table-cell>
          <table:table-cell/>
          <table:table-cell office:value-type="string" calcext:value-type="string">
            <text:p>./archive_1/1745518611_400_Wide_Long/1745518611_400_Wide_Long_distance_data.json</text:p>
          </table:table-cell>
          <table:table-cell/>
          <table:table-cell office:value-type="string" calcext:value-type="string">
            <text:p>./archive_1/1745518611_400_Wide_Long/1745518611_400_Wide_Long_sound.wav</text:p>
          </table:table-cell>
        </table:table-row>
        <table:table-row table:style-name="ro1">
          <table:table-cell office:value-type="string" calcext:value-type="string">
            <text:p>./archive_1/1745522035_712_Wide_Long/1745522035_712_Wide_Long_angle_data.json</text:p>
          </table:table-cell>
          <table:table-cell/>
          <table:table-cell office:value-type="string" calcext:value-type="string">
            <text:p>./archive_1/1745522035_712_Wide_Long/1745522035_712_Wide_Long_distance_data.json</text:p>
          </table:table-cell>
          <table:table-cell/>
          <table:table-cell office:value-type="string" calcext:value-type="string">
            <text:p>./archive_1/1745522035_712_Wide_Long/1745522035_712_Wide_Long_sound.wav</text:p>
          </table:table-cell>
        </table:table-row>
        <table:table-row table:style-name="ro1">
          <table:table-cell office:value-type="string" calcext:value-type="string">
            <text:p>./archive_1/1745523899_1020_Wide_Long/1745523899_1020_Wide_Long_angle_data.json</text:p>
          </table:table-cell>
          <table:table-cell/>
          <table:table-cell office:value-type="string" calcext:value-type="string">
            <text:p>./archive_1/1745523899_1020_Wide_Long/1745523899_1020_Wide_Long_distance_data.json</text:p>
          </table:table-cell>
          <table:table-cell/>
          <table:table-cell office:value-type="string" calcext:value-type="string">
            <text:p>./archive_1/1745523899_1020_Wide_Long/1745523899_1020_Wide_Long_sound.wav</text:p>
          </table:table-cell>
        </table:table-row>
        <table:table-row table:style-name="ro1">
          <table:table-cell office:value-type="string" calcext:value-type="string">
            <text:p>./archive_1/1745526149_1330_Wide_Long/1745526149_1330_Wide_Long_angle_data.json</text:p>
          </table:table-cell>
          <table:table-cell/>
          <table:table-cell office:value-type="string" calcext:value-type="string">
            <text:p>./archive_1/1745526149_1330_Wide_Long/1745526149_1330_Wide_Long_distance_data.json</text:p>
          </table:table-cell>
          <table:table-cell/>
          <table:table-cell office:value-type="string" calcext:value-type="string">
            <text:p>./archive_1/1745526149_1330_Wide_Long/1745526149_1330_Wide_Long_sound.wav</text:p>
          </table:table-cell>
        </table:table-row>
        <table:table-row table:style-name="ro1">
          <table:table-cell office:value-type="string" calcext:value-type="string">
            <text:p>./archive_1/1744897849_143_Wide_Long/1744897849_143_Wide_Long_angle_data.json</text:p>
          </table:table-cell>
          <table:table-cell/>
          <table:table-cell office:value-type="string" calcext:value-type="string">
            <text:p>./archive_1/1744897849_143_Wide_Long/1744897849_143_Wide_Long_distance_data.json</text:p>
          </table:table-cell>
          <table:table-cell/>
          <table:table-cell office:value-type="string" calcext:value-type="string">
            <text:p>./archive_1/1744897849_143_Wide_Long/1744897849_143_Wide_Long_sound.wav</text:p>
          </table:table-cell>
        </table:table-row>
        <table:table-row table:style-name="ro1">
          <table:table-cell office:value-type="string" calcext:value-type="string">
            <text:p>./archive_1/1744906706_462_Wide_Long/1744906706_462_Wide_Long_angle_data.json</text:p>
          </table:table-cell>
          <table:table-cell/>
          <table:table-cell office:value-type="string" calcext:value-type="string">
            <text:p>./archive_1/1744906706_462_Wide_Long/1744906706_462_Wide_Long_distance_data.json</text:p>
          </table:table-cell>
          <table:table-cell/>
          <table:table-cell office:value-type="string" calcext:value-type="string">
            <text:p>./archive_1/1744906706_462_Wide_Long/1744906706_462_Wide_Long_sound.wav</text:p>
          </table:table-cell>
        </table:table-row>
        <table:table-row table:style-name="ro1">
          <table:table-cell office:value-type="string" calcext:value-type="string">
            <text:p>./archive_1/1744914192_782_Wide_Long/1744914192_782_Wide_Long_angle_data.json</text:p>
          </table:table-cell>
          <table:table-cell/>
          <table:table-cell office:value-type="string" calcext:value-type="string">
            <text:p>./archive_1/1744914192_782_Wide_Long/1744914192_782_Wide_Long_distance_data.json</text:p>
          </table:table-cell>
          <table:table-cell/>
          <table:table-cell office:value-type="string" calcext:value-type="string">
            <text:p>./archive_1/1744914192_782_Wide_Long/1744914192_782_Wide_Long_sound.wav</text:p>
          </table:table-cell>
        </table:table-row>
        <table:table-row table:style-name="ro1">
          <table:table-cell office:value-type="string" calcext:value-type="string">
            <text:p>./archive_1/1745514196_92_Wide_Long/1745514196_92_Wide_Long_angle_data.json</text:p>
          </table:table-cell>
          <table:table-cell/>
          <table:table-cell office:value-type="string" calcext:value-type="string">
            <text:p>./archive_1/1745514196_92_Wide_Long/1745514196_92_Wide_Long_distance_data.json</text:p>
          </table:table-cell>
          <table:table-cell/>
          <table:table-cell office:value-type="string" calcext:value-type="string">
            <text:p>./archive_1/1745514196_92_Wide_Long/1745514196_92_Wide_Long_sound.wav</text:p>
          </table:table-cell>
        </table:table-row>
        <table:table-row table:style-name="ro1">
          <table:table-cell office:value-type="string" calcext:value-type="string">
            <text:p>./archive_1/1745518671_401_Wide_Long/1745518671_401_Wide_Long_angle_data.json</text:p>
          </table:table-cell>
          <table:table-cell/>
          <table:table-cell office:value-type="string" calcext:value-type="string">
            <text:p>./archive_1/1745518671_401_Wide_Long/1745518671_401_Wide_Long_distance_data.json</text:p>
          </table:table-cell>
          <table:table-cell/>
          <table:table-cell office:value-type="string" calcext:value-type="string">
            <text:p>./archive_1/1745518671_401_Wide_Long/1745518671_401_Wide_Long_sound.wav</text:p>
          </table:table-cell>
        </table:table-row>
        <table:table-row table:style-name="ro1">
          <table:table-cell office:value-type="string" calcext:value-type="string">
            <text:p>./archive_1/1745522039_713_Wide_Long/1745522039_713_Wide_Long_angle_data.json</text:p>
          </table:table-cell>
          <table:table-cell/>
          <table:table-cell office:value-type="string" calcext:value-type="string">
            <text:p>./archive_1/1745522039_713_Wide_Long/1745522039_713_Wide_Long_distance_data.json</text:p>
          </table:table-cell>
          <table:table-cell/>
          <table:table-cell office:value-type="string" calcext:value-type="string">
            <text:p>./archive_1/1745522039_713_Wide_Long/1745522039_713_Wide_Long_sound.wav</text:p>
          </table:table-cell>
        </table:table-row>
        <table:table-row table:style-name="ro1">
          <table:table-cell office:value-type="string" calcext:value-type="string">
            <text:p>./archive_1/1745523904_1021_Wide_Long/1745523904_1021_Wide_Long_angle_data.json</text:p>
          </table:table-cell>
          <table:table-cell/>
          <table:table-cell office:value-type="string" calcext:value-type="string">
            <text:p>./archive_1/1745523904_1021_Wide_Long/1745523904_1021_Wide_Long_distance_data.json</text:p>
          </table:table-cell>
          <table:table-cell/>
          <table:table-cell office:value-type="string" calcext:value-type="string">
            <text:p>./archive_1/1745523904_1021_Wide_Long/1745523904_1021_Wide_Long_sound.wav</text:p>
          </table:table-cell>
        </table:table-row>
        <table:table-row table:style-name="ro1">
          <table:table-cell office:value-type="string" calcext:value-type="string">
            <text:p>./archive_1/1745526155_1331_Wide_Long/1745526155_1331_Wide_Long_angle_data.json</text:p>
          </table:table-cell>
          <table:table-cell/>
          <table:table-cell office:value-type="string" calcext:value-type="string">
            <text:p>./archive_1/1745526155_1331_Wide_Long/1745526155_1331_Wide_Long_distance_data.json</text:p>
          </table:table-cell>
          <table:table-cell/>
          <table:table-cell office:value-type="string" calcext:value-type="string">
            <text:p>./archive_1/1745526155_1331_Wide_Long/1745526155_1331_Wide_Long_sound.wav</text:p>
          </table:table-cell>
        </table:table-row>
        <table:table-row table:style-name="ro1">
          <table:table-cell office:value-type="string" calcext:value-type="string">
            <text:p>./archive_1/1744897867_144_Wide_Long/1744897867_144_Wide_Long_angle_data.json</text:p>
          </table:table-cell>
          <table:table-cell/>
          <table:table-cell office:value-type="string" calcext:value-type="string">
            <text:p>./archive_1/1744897867_144_Wide_Long/1744897867_144_Wide_Long_distance_data.json</text:p>
          </table:table-cell>
          <table:table-cell/>
          <table:table-cell office:value-type="string" calcext:value-type="string">
            <text:p>./archive_1/1744897867_144_Wide_Long/1744897867_144_Wide_Long_sound.wav</text:p>
          </table:table-cell>
        </table:table-row>
        <table:table-row table:style-name="ro1">
          <table:table-cell office:value-type="string" calcext:value-type="string">
            <text:p>./archive_1/1744906725_463_Wide_Long/1744906725_463_Wide_Long_angle_data.json</text:p>
          </table:table-cell>
          <table:table-cell/>
          <table:table-cell office:value-type="string" calcext:value-type="string">
            <text:p>./archive_1/1744906725_463_Wide_Long/1744906725_463_Wide_Long_distance_data.json</text:p>
          </table:table-cell>
          <table:table-cell/>
          <table:table-cell office:value-type="string" calcext:value-type="string">
            <text:p>./archive_1/1744906725_463_Wide_Long/1744906725_463_Wide_Long_sound.wav</text:p>
          </table:table-cell>
        </table:table-row>
        <table:table-row table:style-name="ro1">
          <table:table-cell office:value-type="string" calcext:value-type="string">
            <text:p>./archive_1/1744914212_783_Wide_Long/1744914212_783_Wide_Long_angle_data.json</text:p>
          </table:table-cell>
          <table:table-cell/>
          <table:table-cell office:value-type="string" calcext:value-type="string">
            <text:p>./archive_1/1744914212_783_Wide_Long/1744914212_783_Wide_Long_distance_data.json</text:p>
          </table:table-cell>
          <table:table-cell/>
          <table:table-cell office:value-type="string" calcext:value-type="string">
            <text:p>./archive_1/1744914212_783_Wide_Long/1744914212_783_Wide_Long_sound.wav</text:p>
          </table:table-cell>
        </table:table-row>
        <table:table-row table:style-name="ro1">
          <table:table-cell office:value-type="string" calcext:value-type="string">
            <text:p>./archive_1/1745514208_93_Wide_Long/1745514208_93_Wide_Long_angle_data.json</text:p>
          </table:table-cell>
          <table:table-cell/>
          <table:table-cell office:value-type="string" calcext:value-type="string">
            <text:p>./archive_1/1745514208_93_Wide_Long/1745514208_93_Wide_Long_distance_data.json</text:p>
          </table:table-cell>
          <table:table-cell/>
          <table:table-cell office:value-type="string" calcext:value-type="string">
            <text:p>./archive_1/1745514208_93_Wide_Long/1745514208_93_Wide_Long_sound.wav</text:p>
          </table:table-cell>
        </table:table-row>
        <table:table-row table:style-name="ro1">
          <table:table-cell office:value-type="string" calcext:value-type="string">
            <text:p>./archive_1/1745518677_402_Wide_Long/1745518677_402_Wide_Long_angle_data.json</text:p>
          </table:table-cell>
          <table:table-cell/>
          <table:table-cell office:value-type="string" calcext:value-type="string">
            <text:p>./archive_1/1745518677_402_Wide_Long/1745518677_402_Wide_Long_distance_data.json</text:p>
          </table:table-cell>
          <table:table-cell/>
          <table:table-cell office:value-type="string" calcext:value-type="string">
            <text:p>./archive_1/1745518677_402_Wide_Long/1745518677_402_Wide_Long_sound.wav</text:p>
          </table:table-cell>
        </table:table-row>
        <table:table-row table:style-name="ro1">
          <table:table-cell office:value-type="string" calcext:value-type="string">
            <text:p>./archive_1/1745522044_714_Wide_Long/1745522044_714_Wide_Long_angle_data.json</text:p>
          </table:table-cell>
          <table:table-cell/>
          <table:table-cell office:value-type="string" calcext:value-type="string">
            <text:p>./archive_1/1745522044_714_Wide_Long/1745522044_714_Wide_Long_distance_data.json</text:p>
          </table:table-cell>
          <table:table-cell/>
          <table:table-cell office:value-type="string" calcext:value-type="string">
            <text:p>./archive_1/1745522044_714_Wide_Long/1745522044_714_Wide_Long_sound.wav</text:p>
          </table:table-cell>
        </table:table-row>
        <table:table-row table:style-name="ro1">
          <table:table-cell office:value-type="string" calcext:value-type="string">
            <text:p>./archive_1/1745523909_1022_Wide_Long/1745523909_1022_Wide_Long_angle_data.json</text:p>
          </table:table-cell>
          <table:table-cell/>
          <table:table-cell office:value-type="string" calcext:value-type="string">
            <text:p>./archive_1/1745523909_1022_Wide_Long/1745523909_1022_Wide_Long_distance_data.json</text:p>
          </table:table-cell>
          <table:table-cell/>
          <table:table-cell office:value-type="string" calcext:value-type="string">
            <text:p>./archive_1/1745523909_1022_Wide_Long/1745523909_1022_Wide_Long_sound.wav</text:p>
          </table:table-cell>
        </table:table-row>
        <table:table-row table:style-name="ro1">
          <table:table-cell office:value-type="string" calcext:value-type="string">
            <text:p>./archive_1/1745526172_1332_Wide_Long/1745526172_1332_Wide_Long_angle_data.json</text:p>
          </table:table-cell>
          <table:table-cell/>
          <table:table-cell office:value-type="string" calcext:value-type="string">
            <text:p>./archive_1/1745526172_1332_Wide_Long/1745526172_1332_Wide_Long_distance_data.json</text:p>
          </table:table-cell>
          <table:table-cell/>
          <table:table-cell office:value-type="string" calcext:value-type="string">
            <text:p>./archive_1/1745526172_1332_Wide_Long/1745526172_1332_Wide_Long_sound.wav</text:p>
          </table:table-cell>
        </table:table-row>
        <table:table-row table:style-name="ro1">
          <table:table-cell office:value-type="string" calcext:value-type="string">
            <text:p>./archive_1/1744897886_145_Wide_Long/1744897886_145_Wide_Long_angle_data.json</text:p>
          </table:table-cell>
          <table:table-cell/>
          <table:table-cell office:value-type="string" calcext:value-type="string">
            <text:p>./archive_1/1744897886_145_Wide_Long/1744897886_145_Wide_Long_distance_data.json</text:p>
          </table:table-cell>
          <table:table-cell/>
          <table:table-cell office:value-type="string" calcext:value-type="string">
            <text:p>./archive_1/1744897886_145_Wide_Long/1744897886_145_Wide_Long_sound.wav</text:p>
          </table:table-cell>
        </table:table-row>
        <table:table-row table:style-name="ro1">
          <table:table-cell office:value-type="string" calcext:value-type="string">
            <text:p>./archive_1/1744906745_464_Wide_Long/1744906745_464_Wide_Long_angle_data.json</text:p>
          </table:table-cell>
          <table:table-cell/>
          <table:table-cell office:value-type="string" calcext:value-type="string">
            <text:p>./archive_1/1744906745_464_Wide_Long/1744906745_464_Wide_Long_distance_data.json</text:p>
          </table:table-cell>
          <table:table-cell/>
          <table:table-cell office:value-type="string" calcext:value-type="string">
            <text:p>./archive_1/1744906745_464_Wide_Long/1744906745_464_Wide_Long_sound.wav</text:p>
          </table:table-cell>
        </table:table-row>
        <table:table-row table:style-name="ro1">
          <table:table-cell office:value-type="string" calcext:value-type="string">
            <text:p>./archive_1/1744914231_784_Wide_Long/1744914231_784_Wide_Long_angle_data.json</text:p>
          </table:table-cell>
          <table:table-cell/>
          <table:table-cell office:value-type="string" calcext:value-type="string">
            <text:p>./archive_1/1744914231_784_Wide_Long/1744914231_784_Wide_Long_distance_data.json</text:p>
          </table:table-cell>
          <table:table-cell/>
          <table:table-cell office:value-type="string" calcext:value-type="string">
            <text:p>./archive_1/1744914231_784_Wide_Long/1744914231_784_Wide_Long_sound.wav</text:p>
          </table:table-cell>
        </table:table-row>
        <table:table-row table:style-name="ro1">
          <table:table-cell office:value-type="string" calcext:value-type="string">
            <text:p>./archive_1/1745514224_94_Wide_Long/1745514224_94_Wide_Long_angle_data.json</text:p>
          </table:table-cell>
          <table:table-cell/>
          <table:table-cell office:value-type="string" calcext:value-type="string">
            <text:p>./archive_1/1745514224_94_Wide_Long/1745514224_94_Wide_Long_distance_data.json</text:p>
          </table:table-cell>
          <table:table-cell/>
          <table:table-cell office:value-type="string" calcext:value-type="string">
            <text:p>./archive_1/1745514224_94_Wide_Long/1745514224_94_Wide_Long_sound.wav</text:p>
          </table:table-cell>
        </table:table-row>
        <table:table-row table:style-name="ro1">
          <table:table-cell office:value-type="string" calcext:value-type="string">
            <text:p>./archive_1/1745518682_403_Wide_Long/1745518682_403_Wide_Long_angle_data.json</text:p>
          </table:table-cell>
          <table:table-cell/>
          <table:table-cell office:value-type="string" calcext:value-type="string">
            <text:p>./archive_1/1745518682_403_Wide_Long/1745518682_403_Wide_Long_distance_data.json</text:p>
          </table:table-cell>
          <table:table-cell/>
          <table:table-cell office:value-type="string" calcext:value-type="string">
            <text:p>./archive_1/1745518682_403_Wide_Long/1745518682_403_Wide_Long_sound.wav</text:p>
          </table:table-cell>
        </table:table-row>
        <table:table-row table:style-name="ro1">
          <table:table-cell office:value-type="string" calcext:value-type="string">
            <text:p>./archive_1/1745522048_715_Wide_Long/1745522048_715_Wide_Long_angle_data.json</text:p>
          </table:table-cell>
          <table:table-cell/>
          <table:table-cell office:value-type="string" calcext:value-type="string">
            <text:p>./archive_1/1745522048_715_Wide_Long/1745522048_715_Wide_Long_distance_data.json</text:p>
          </table:table-cell>
          <table:table-cell/>
          <table:table-cell office:value-type="string" calcext:value-type="string">
            <text:p>./archive_1/1745522048_715_Wide_Long/1745522048_715_Wide_Long_sound.wav</text:p>
          </table:table-cell>
        </table:table-row>
        <table:table-row table:style-name="ro1">
          <table:table-cell office:value-type="string" calcext:value-type="string">
            <text:p>./archive_1/1745523914_1023_Wide_Long/1745523914_1023_Wide_Long_angle_data.json</text:p>
          </table:table-cell>
          <table:table-cell/>
          <table:table-cell office:value-type="string" calcext:value-type="string">
            <text:p>./archive_1/1745523914_1023_Wide_Long/1745523914_1023_Wide_Long_distance_data.json</text:p>
          </table:table-cell>
          <table:table-cell/>
          <table:table-cell office:value-type="string" calcext:value-type="string">
            <text:p>./archive_1/1745523914_1023_Wide_Long/1745523914_1023_Wide_Long_sound.wav</text:p>
          </table:table-cell>
        </table:table-row>
        <table:table-row table:style-name="ro1">
          <table:table-cell office:value-type="string" calcext:value-type="string">
            <text:p>./archive_1/1745526177_1333_Wide_Long/1745526177_1333_Wide_Long_angle_data.json</text:p>
          </table:table-cell>
          <table:table-cell/>
          <table:table-cell office:value-type="string" calcext:value-type="string">
            <text:p>./archive_1/1745526177_1333_Wide_Long/1745526177_1333_Wide_Long_distance_data.json</text:p>
          </table:table-cell>
          <table:table-cell/>
          <table:table-cell office:value-type="string" calcext:value-type="string">
            <text:p>./archive_1/1745526177_1333_Wide_Long/1745526177_1333_Wide_Long_sound.wav</text:p>
          </table:table-cell>
        </table:table-row>
        <table:table-row table:style-name="ro1">
          <table:table-cell office:value-type="string" calcext:value-type="string">
            <text:p>./archive_1/1744897905_146_Wide_Long/1744897905_146_Wide_Long_angle_data.json</text:p>
          </table:table-cell>
          <table:table-cell/>
          <table:table-cell office:value-type="string" calcext:value-type="string">
            <text:p>./archive_1/1744897905_146_Wide_Long/1744897905_146_Wide_Long_distance_data.json</text:p>
          </table:table-cell>
          <table:table-cell/>
          <table:table-cell office:value-type="string" calcext:value-type="string">
            <text:p>./archive_1/1744897905_146_Wide_Long/1744897905_146_Wide_Long_sound.wav</text:p>
          </table:table-cell>
        </table:table-row>
        <table:table-row table:style-name="ro1">
          <table:table-cell office:value-type="string" calcext:value-type="string">
            <text:p>./archive_1/1744907207_466_Wide_Long/1744907207_466_Wide_Long_angle_data.json</text:p>
          </table:table-cell>
          <table:table-cell/>
          <table:table-cell office:value-type="string" calcext:value-type="string">
            <text:p>./archive_1/1744907207_466_Wide_Long/1744907207_466_Wide_Long_distance_data.json</text:p>
          </table:table-cell>
          <table:table-cell/>
          <table:table-cell office:value-type="string" calcext:value-type="string">
            <text:p>./archive_1/1744907207_466_Wide_Long/1744907207_466_Wide_Long_sound.wav</text:p>
          </table:table-cell>
        </table:table-row>
        <table:table-row table:style-name="ro1">
          <table:table-cell office:value-type="string" calcext:value-type="string">
            <text:p>./archive_1/1744914251_785_Wide_Long/1744914251_785_Wide_Long_angle_data.json</text:p>
          </table:table-cell>
          <table:table-cell/>
          <table:table-cell office:value-type="string" calcext:value-type="string">
            <text:p>./archive_1/1744914251_785_Wide_Long/1744914251_785_Wide_Long_distance_data.json</text:p>
          </table:table-cell>
          <table:table-cell/>
          <table:table-cell office:value-type="string" calcext:value-type="string">
            <text:p>./archive_1/1744914251_785_Wide_Long/1744914251_785_Wide_Long_sound.wav</text:p>
          </table:table-cell>
        </table:table-row>
        <table:table-row table:style-name="ro1">
          <table:table-cell office:value-type="string" calcext:value-type="string">
            <text:p>./archive_1/1745514230_95_Wide_Long/1745514230_95_Wide_Long_angle_data.json</text:p>
          </table:table-cell>
          <table:table-cell/>
          <table:table-cell office:value-type="string" calcext:value-type="string">
            <text:p>./archive_1/1745514230_95_Wide_Long/1745514230_95_Wide_Long_distance_data.json</text:p>
          </table:table-cell>
          <table:table-cell/>
          <table:table-cell office:value-type="string" calcext:value-type="string">
            <text:p>./archive_1/1745514230_95_Wide_Long/1745514230_95_Wide_Long_sound.wav</text:p>
          </table:table-cell>
        </table:table-row>
        <table:table-row table:style-name="ro1">
          <table:table-cell office:value-type="string" calcext:value-type="string">
            <text:p>./archive_1/1745518688_404_Wide_Long/1745518688_404_Wide_Long_angle_data.json</text:p>
          </table:table-cell>
          <table:table-cell/>
          <table:table-cell office:value-type="string" calcext:value-type="string">
            <text:p>./archive_1/1745518688_404_Wide_Long/1745518688_404_Wide_Long_distance_data.json</text:p>
          </table:table-cell>
          <table:table-cell/>
          <table:table-cell office:value-type="string" calcext:value-type="string">
            <text:p>./archive_1/1745518688_404_Wide_Long/1745518688_404_Wide_Long_sound.wav</text:p>
          </table:table-cell>
        </table:table-row>
        <table:table-row table:style-name="ro1">
          <table:table-cell office:value-type="string" calcext:value-type="string">
            <text:p>./archive_1/1745522053_716_Wide_Long/1745522053_716_Wide_Long_angle_data.json</text:p>
          </table:table-cell>
          <table:table-cell/>
          <table:table-cell office:value-type="string" calcext:value-type="string">
            <text:p>./archive_1/1745522053_716_Wide_Long/1745522053_716_Wide_Long_distance_data.json</text:p>
          </table:table-cell>
          <table:table-cell/>
          <table:table-cell office:value-type="string" calcext:value-type="string">
            <text:p>./archive_1/1745522053_716_Wide_Long/1745522053_716_Wide_Long_sound.wav</text:p>
          </table:table-cell>
        </table:table-row>
        <table:table-row table:style-name="ro1">
          <table:table-cell office:value-type="string" calcext:value-type="string">
            <text:p>./archive_1/1745523918_1024_Wide_Long/1745523918_1024_Wide_Long_angle_data.json</text:p>
          </table:table-cell>
          <table:table-cell/>
          <table:table-cell office:value-type="string" calcext:value-type="string">
            <text:p>./archive_1/1745523918_1024_Wide_Long/1745523918_1024_Wide_Long_distance_data.json</text:p>
          </table:table-cell>
          <table:table-cell/>
          <table:table-cell office:value-type="string" calcext:value-type="string">
            <text:p>./archive_1/1745523918_1024_Wide_Long/1745523918_1024_Wide_Long_sound.wav</text:p>
          </table:table-cell>
        </table:table-row>
        <table:table-row table:style-name="ro1">
          <table:table-cell office:value-type="string" calcext:value-type="string">
            <text:p>./archive_1/1745526181_1334_Wide_Long/1745526181_1334_Wide_Long_angle_data.json</text:p>
          </table:table-cell>
          <table:table-cell/>
          <table:table-cell office:value-type="string" calcext:value-type="string">
            <text:p>./archive_1/1745526181_1334_Wide_Long/1745526181_1334_Wide_Long_distance_data.json</text:p>
          </table:table-cell>
          <table:table-cell/>
          <table:table-cell office:value-type="string" calcext:value-type="string">
            <text:p>./archive_1/1745526181_1334_Wide_Long/1745526181_1334_Wide_Long_sound.wav</text:p>
          </table:table-cell>
        </table:table-row>
        <table:table-row table:style-name="ro1">
          <table:table-cell office:value-type="string" calcext:value-type="string">
            <text:p>./archive_1/1744897924_147_Wide_Long/1744897924_147_Wide_Long_angle_data.json</text:p>
          </table:table-cell>
          <table:table-cell/>
          <table:table-cell office:value-type="string" calcext:value-type="string">
            <text:p>./archive_1/1744897924_147_Wide_Long/1744897924_147_Wide_Long_distance_data.json</text:p>
          </table:table-cell>
          <table:table-cell/>
          <table:table-cell office:value-type="string" calcext:value-type="string">
            <text:p>./archive_1/1744897924_147_Wide_Long/1744897924_147_Wide_Long_sound.wav</text:p>
          </table:table-cell>
        </table:table-row>
        <table:table-row table:style-name="ro1">
          <table:table-cell office:value-type="string" calcext:value-type="string">
            <text:p>./archive_1/1744907228_467_Wide_Long/1744907228_467_Wide_Long_angle_data.json</text:p>
          </table:table-cell>
          <table:table-cell/>
          <table:table-cell office:value-type="string" calcext:value-type="string">
            <text:p>./archive_1/1744907228_467_Wide_Long/1744907228_467_Wide_Long_distance_data.json</text:p>
          </table:table-cell>
          <table:table-cell/>
          <table:table-cell office:value-type="string" calcext:value-type="string">
            <text:p>./archive_1/1744907228_467_Wide_Long/1744907228_467_Wide_Long_sound.wav</text:p>
          </table:table-cell>
        </table:table-row>
        <table:table-row table:style-name="ro1">
          <table:table-cell office:value-type="string" calcext:value-type="string">
            <text:p>./archive_1/1744914271_786_Wide_Long/1744914271_786_Wide_Long_angle_data.json</text:p>
          </table:table-cell>
          <table:table-cell/>
          <table:table-cell office:value-type="string" calcext:value-type="string">
            <text:p>./archive_1/1744914271_786_Wide_Long/1744914271_786_Wide_Long_distance_data.json</text:p>
          </table:table-cell>
          <table:table-cell/>
          <table:table-cell office:value-type="string" calcext:value-type="string">
            <text:p>./archive_1/1744914271_786_Wide_Long/1744914271_786_Wide_Long_sound.wav</text:p>
          </table:table-cell>
        </table:table-row>
        <table:table-row table:style-name="ro1">
          <table:table-cell office:value-type="string" calcext:value-type="string">
            <text:p>./archive_1/1745514236_96_Wide_Long/1745514236_96_Wide_Long_angle_data.json</text:p>
          </table:table-cell>
          <table:table-cell/>
          <table:table-cell office:value-type="string" calcext:value-type="string">
            <text:p>./archive_1/1745514236_96_Wide_Long/1745514236_96_Wide_Long_distance_data.json</text:p>
          </table:table-cell>
          <table:table-cell/>
          <table:table-cell office:value-type="string" calcext:value-type="string">
            <text:p>./archive_1/1745514236_96_Wide_Long/1745514236_96_Wide_Long_sound.wav</text:p>
          </table:table-cell>
        </table:table-row>
        <table:table-row table:style-name="ro1">
          <table:table-cell office:value-type="string" calcext:value-type="string">
            <text:p>./archive_1/1745518694_405_Wide_Long/1745518694_405_Wide_Long_angle_data.json</text:p>
          </table:table-cell>
          <table:table-cell/>
          <table:table-cell office:value-type="string" calcext:value-type="string">
            <text:p>./archive_1/1745518694_405_Wide_Long/1745518694_405_Wide_Long_distance_data.json</text:p>
          </table:table-cell>
          <table:table-cell/>
          <table:table-cell office:value-type="string" calcext:value-type="string">
            <text:p>./archive_1/1745518694_405_Wide_Long/1745518694_405_Wide_Long_sound.wav</text:p>
          </table:table-cell>
        </table:table-row>
        <table:table-row table:style-name="ro1">
          <table:table-cell office:value-type="string" calcext:value-type="string">
            <text:p>./archive_1/1745522057_717_Wide_Long/1745522057_717_Wide_Long_angle_data.json</text:p>
          </table:table-cell>
          <table:table-cell/>
          <table:table-cell office:value-type="string" calcext:value-type="string">
            <text:p>./archive_1/1745522057_717_Wide_Long/1745522057_717_Wide_Long_distance_data.json</text:p>
          </table:table-cell>
          <table:table-cell/>
          <table:table-cell office:value-type="string" calcext:value-type="string">
            <text:p>./archive_1/1745522057_717_Wide_Long/1745522057_717_Wide_Long_sound.wav</text:p>
          </table:table-cell>
        </table:table-row>
        <table:table-row table:style-name="ro1">
          <table:table-cell office:value-type="string" calcext:value-type="string">
            <text:p>./archive_1/1745523924_1025_Wide_Long/1745523924_1025_Wide_Long_angle_data.json</text:p>
          </table:table-cell>
          <table:table-cell/>
          <table:table-cell office:value-type="string" calcext:value-type="string">
            <text:p>./archive_1/1745523924_1025_Wide_Long/1745523924_1025_Wide_Long_distance_data.json</text:p>
          </table:table-cell>
          <table:table-cell/>
          <table:table-cell office:value-type="string" calcext:value-type="string">
            <text:p>./archive_1/1745523924_1025_Wide_Long/1745523924_1025_Wide_Long_sound.wav</text:p>
          </table:table-cell>
        </table:table-row>
        <table:table-row table:style-name="ro1">
          <table:table-cell office:value-type="string" calcext:value-type="string">
            <text:p>./archive_1/1745526186_1335_Wide_Long/1745526186_1335_Wide_Long_angle_data.json</text:p>
          </table:table-cell>
          <table:table-cell/>
          <table:table-cell office:value-type="string" calcext:value-type="string">
            <text:p>./archive_1/1745526186_1335_Wide_Long/1745526186_1335_Wide_Long_distance_data.json</text:p>
          </table:table-cell>
          <table:table-cell/>
          <table:table-cell office:value-type="string" calcext:value-type="string">
            <text:p>./archive_1/1745526186_1335_Wide_Long/1745526186_1335_Wide_Long_sound.wav</text:p>
          </table:table-cell>
        </table:table-row>
        <table:table-row table:style-name="ro1">
          <table:table-cell office:value-type="string" calcext:value-type="string">
            <text:p>./archive_1/1744897942_148_Wide_Long/1744897942_148_Wide_Long_angle_data.json</text:p>
          </table:table-cell>
          <table:table-cell/>
          <table:table-cell office:value-type="string" calcext:value-type="string">
            <text:p>./archive_1/1744897942_148_Wide_Long/1744897942_148_Wide_Long_distance_data.json</text:p>
          </table:table-cell>
          <table:table-cell/>
          <table:table-cell office:value-type="string" calcext:value-type="string">
            <text:p>./archive_1/1744897942_148_Wide_Long/1744897942_148_Wide_Long_sound.wav</text:p>
          </table:table-cell>
        </table:table-row>
        <table:table-row table:style-name="ro1">
          <table:table-cell office:value-type="string" calcext:value-type="string">
            <text:p>./archive_1/1744907249_468_Wide_Long/1744907249_468_Wide_Long_angle_data.json</text:p>
          </table:table-cell>
          <table:table-cell/>
          <table:table-cell office:value-type="string" calcext:value-type="string">
            <text:p>./archive_1/1744907249_468_Wide_Long/1744907249_468_Wide_Long_distance_data.json</text:p>
          </table:table-cell>
          <table:table-cell/>
          <table:table-cell office:value-type="string" calcext:value-type="string">
            <text:p>./archive_1/1744907249_468_Wide_Long/1744907249_468_Wide_Long_sound.wav</text:p>
          </table:table-cell>
        </table:table-row>
        <table:table-row table:style-name="ro1">
          <table:table-cell office:value-type="string" calcext:value-type="string">
            <text:p>./archive_1/1744914290_787_Wide_Long/1744914290_787_Wide_Long_angle_data.json</text:p>
          </table:table-cell>
          <table:table-cell/>
          <table:table-cell office:value-type="string" calcext:value-type="string">
            <text:p>./archive_1/1744914290_787_Wide_Long/1744914290_787_Wide_Long_distance_data.json</text:p>
          </table:table-cell>
          <table:table-cell/>
          <table:table-cell office:value-type="string" calcext:value-type="string">
            <text:p>./archive_1/1744914290_787_Wide_Long/1744914290_787_Wide_Long_sound.wav</text:p>
          </table:table-cell>
        </table:table-row>
        <table:table-row table:style-name="ro1">
          <table:table-cell office:value-type="string" calcext:value-type="string">
            <text:p>./archive_1/1745514243_97_Wide_Long/1745514243_97_Wide_Long_angle_data.json</text:p>
          </table:table-cell>
          <table:table-cell/>
          <table:table-cell office:value-type="string" calcext:value-type="string">
            <text:p>./archive_1/1745514243_97_Wide_Long/1745514243_97_Wide_Long_distance_data.json</text:p>
          </table:table-cell>
          <table:table-cell/>
          <table:table-cell office:value-type="string" calcext:value-type="string">
            <text:p>./archive_1/1745514243_97_Wide_Long/1745514243_97_Wide_Long_sound.wav</text:p>
          </table:table-cell>
        </table:table-row>
        <table:table-row table:style-name="ro1">
          <table:table-cell office:value-type="string" calcext:value-type="string">
            <text:p>./archive_1/1745518814_406_Wide_Long/1745518814_406_Wide_Long_angle_data.json</text:p>
          </table:table-cell>
          <table:table-cell/>
          <table:table-cell office:value-type="string" calcext:value-type="string">
            <text:p>./archive_1/1745518814_406_Wide_Long/1745518814_406_Wide_Long_distance_data.json</text:p>
          </table:table-cell>
          <table:table-cell/>
          <table:table-cell office:value-type="string" calcext:value-type="string">
            <text:p>./archive_1/1745518814_406_Wide_Long/1745518814_406_Wide_Long_sound.wav</text:p>
          </table:table-cell>
        </table:table-row>
        <table:table-row table:style-name="ro1">
          <table:table-cell office:value-type="string" calcext:value-type="string">
            <text:p>./archive_1/1745522062_718_Wide_Long/1745522062_718_Wide_Long_angle_data.json</text:p>
          </table:table-cell>
          <table:table-cell/>
          <table:table-cell office:value-type="string" calcext:value-type="string">
            <text:p>./archive_1/1745522062_718_Wide_Long/1745522062_718_Wide_Long_distance_data.json</text:p>
          </table:table-cell>
          <table:table-cell/>
          <table:table-cell office:value-type="string" calcext:value-type="string">
            <text:p>./archive_1/1745522062_718_Wide_Long/1745522062_718_Wide_Long_sound.wav</text:p>
          </table:table-cell>
        </table:table-row>
        <table:table-row table:style-name="ro1">
          <table:table-cell office:value-type="string" calcext:value-type="string">
            <text:p>./archive_1/1745523930_1026_Wide_Long/1745523930_1026_Wide_Long_angle_data.json</text:p>
          </table:table-cell>
          <table:table-cell/>
          <table:table-cell office:value-type="string" calcext:value-type="string">
            <text:p>./archive_1/1745523930_1026_Wide_Long/1745523930_1026_Wide_Long_distance_data.json</text:p>
          </table:table-cell>
          <table:table-cell/>
          <table:table-cell office:value-type="string" calcext:value-type="string">
            <text:p>./archive_1/1745523930_1026_Wide_Long/1745523930_1026_Wide_Long_sound.wav</text:p>
          </table:table-cell>
        </table:table-row>
        <table:table-row table:style-name="ro1">
          <table:table-cell office:value-type="string" calcext:value-type="string">
            <text:p>./archive_1/1745526191_1336_Wide_Long/1745526191_1336_Wide_Long_angle_data.json</text:p>
          </table:table-cell>
          <table:table-cell/>
          <table:table-cell office:value-type="string" calcext:value-type="string">
            <text:p>./archive_1/1745526191_1336_Wide_Long/1745526191_1336_Wide_Long_distance_data.json</text:p>
          </table:table-cell>
          <table:table-cell/>
          <table:table-cell office:value-type="string" calcext:value-type="string">
            <text:p>./archive_1/1745526191_1336_Wide_Long/1745526191_1336_Wide_Long_sound.wav</text:p>
          </table:table-cell>
        </table:table-row>
        <table:table-row table:style-name="ro1">
          <table:table-cell office:value-type="string" calcext:value-type="string">
            <text:p>./archive_1/1744897997_150_Wide_Long/1744897997_150_Wide_Long_angle_data.json</text:p>
          </table:table-cell>
          <table:table-cell/>
          <table:table-cell office:value-type="string" calcext:value-type="string">
            <text:p>./archive_1/1744897997_150_Wide_Long/1744897997_150_Wide_Long_distance_data.json</text:p>
          </table:table-cell>
          <table:table-cell/>
          <table:table-cell office:value-type="string" calcext:value-type="string">
            <text:p>./archive_1/1744897997_150_Wide_Long/1744897997_150_Wide_Long_sound.wav</text:p>
          </table:table-cell>
        </table:table-row>
        <table:table-row table:style-name="ro1">
          <table:table-cell office:value-type="string" calcext:value-type="string">
            <text:p>./archive_1/1744907268_469_Wide_Long/1744907268_469_Wide_Long_angle_data.json</text:p>
          </table:table-cell>
          <table:table-cell/>
          <table:table-cell office:value-type="string" calcext:value-type="string">
            <text:p>./archive_1/1744907268_469_Wide_Long/1744907268_469_Wide_Long_distance_data.json</text:p>
          </table:table-cell>
          <table:table-cell/>
          <table:table-cell office:value-type="string" calcext:value-type="string">
            <text:p>./archive_1/1744907268_469_Wide_Long/1744907268_469_Wide_Long_sound.wav</text:p>
          </table:table-cell>
        </table:table-row>
        <table:table-row table:style-name="ro1">
          <table:table-cell office:value-type="string" calcext:value-type="string">
            <text:p>./archive_1/1744914310_788_Wide_Long/1744914310_788_Wide_Long_angle_data.json</text:p>
          </table:table-cell>
          <table:table-cell/>
          <table:table-cell office:value-type="string" calcext:value-type="string">
            <text:p>./archive_1/1744914310_788_Wide_Long/1744914310_788_Wide_Long_distance_data.json</text:p>
          </table:table-cell>
          <table:table-cell/>
          <table:table-cell office:value-type="string" calcext:value-type="string">
            <text:p>./archive_1/1744914310_788_Wide_Long/1744914310_788_Wide_Long_sound.wav</text:p>
          </table:table-cell>
        </table:table-row>
        <table:table-row table:style-name="ro1">
          <table:table-cell office:value-type="string" calcext:value-type="string">
            <text:p>./archive_1/1745514249_98_Wide_Long/1745514249_98_Wide_Long_angle_data.json</text:p>
          </table:table-cell>
          <table:table-cell/>
          <table:table-cell office:value-type="string" calcext:value-type="string">
            <text:p>./archive_1/1745514249_98_Wide_Long/1745514249_98_Wide_Long_distance_data.json</text:p>
          </table:table-cell>
          <table:table-cell/>
          <table:table-cell office:value-type="string" calcext:value-type="string">
            <text:p>./archive_1/1745514249_98_Wide_Long/1745514249_98_Wide_Long_sound.wav</text:p>
          </table:table-cell>
        </table:table-row>
        <table:table-row table:style-name="ro1">
          <table:table-cell office:value-type="string" calcext:value-type="string">
            <text:p>./archive_1/1745518818_407_Wide_Long/1745518818_407_Wide_Long_angle_data.json</text:p>
          </table:table-cell>
          <table:table-cell/>
          <table:table-cell office:value-type="string" calcext:value-type="string">
            <text:p>./archive_1/1745518818_407_Wide_Long/1745518818_407_Wide_Long_distance_data.json</text:p>
          </table:table-cell>
          <table:table-cell/>
          <table:table-cell office:value-type="string" calcext:value-type="string">
            <text:p>./archive_1/1745518818_407_Wide_Long/1745518818_407_Wide_Long_sound.wav</text:p>
          </table:table-cell>
        </table:table-row>
        <table:table-row table:style-name="ro1">
          <table:table-cell office:value-type="string" calcext:value-type="string">
            <text:p>./archive_1/1745522066_719_Wide_Long/1745522066_719_Wide_Long_angle_data.json</text:p>
          </table:table-cell>
          <table:table-cell/>
          <table:table-cell office:value-type="string" calcext:value-type="string">
            <text:p>./archive_1/1745522066_719_Wide_Long/1745522066_719_Wide_Long_distance_data.json</text:p>
          </table:table-cell>
          <table:table-cell/>
          <table:table-cell office:value-type="string" calcext:value-type="string">
            <text:p>./archive_1/1745522066_719_Wide_Long/1745522066_719_Wide_Long_sound.wav</text:p>
          </table:table-cell>
        </table:table-row>
        <table:table-row table:style-name="ro1">
          <table:table-cell office:value-type="string" calcext:value-type="string">
            <text:p>./archive_1/1745523947_1027_Wide_Long/1745523947_1027_Wide_Long_angle_data.json</text:p>
          </table:table-cell>
          <table:table-cell/>
          <table:table-cell office:value-type="string" calcext:value-type="string">
            <text:p>./archive_1/1745523947_1027_Wide_Long/1745523947_1027_Wide_Long_distance_data.json</text:p>
          </table:table-cell>
          <table:table-cell/>
          <table:table-cell office:value-type="string" calcext:value-type="string">
            <text:p>./archive_1/1745523947_1027_Wide_Long/1745523947_1027_Wide_Long_sound.wav</text:p>
          </table:table-cell>
        </table:table-row>
        <table:table-row table:style-name="ro1">
          <table:table-cell office:value-type="string" calcext:value-type="string">
            <text:p>./archive_1/1745526195_1337_Wide_Long/1745526195_1337_Wide_Long_angle_data.json</text:p>
          </table:table-cell>
          <table:table-cell/>
          <table:table-cell office:value-type="string" calcext:value-type="string">
            <text:p>./archive_1/1745526195_1337_Wide_Long/1745526195_1337_Wide_Long_distance_data.json</text:p>
          </table:table-cell>
          <table:table-cell/>
          <table:table-cell office:value-type="string" calcext:value-type="string">
            <text:p>./archive_1/1745526195_1337_Wide_Long/1745526195_1337_Wide_Long_sound.wav</text:p>
          </table:table-cell>
        </table:table-row>
        <table:table-row table:style-name="ro1">
          <table:table-cell office:value-type="string" calcext:value-type="string">
            <text:p>./archive_1/1744898016_151_Wide_Long/1744898016_151_Wide_Long_angle_data.json</text:p>
          </table:table-cell>
          <table:table-cell/>
          <table:table-cell office:value-type="string" calcext:value-type="string">
            <text:p>./archive_1/1744898016_151_Wide_Long/1744898016_151_Wide_Long_distance_data.json</text:p>
          </table:table-cell>
          <table:table-cell/>
          <table:table-cell office:value-type="string" calcext:value-type="string">
            <text:p>./archive_1/1744898016_151_Wide_Long/1744898016_151_Wide_Long_sound.wav</text:p>
          </table:table-cell>
        </table:table-row>
        <table:table-row table:style-name="ro1">
          <table:table-cell office:value-type="string" calcext:value-type="string">
            <text:p>./archive_1/1744907288_470_Wide_Long/1744907288_470_Wide_Long_angle_data.json</text:p>
          </table:table-cell>
          <table:table-cell/>
          <table:table-cell office:value-type="string" calcext:value-type="string">
            <text:p>./archive_1/1744907288_470_Wide_Long/1744907288_470_Wide_Long_distance_data.json</text:p>
          </table:table-cell>
          <table:table-cell/>
          <table:table-cell office:value-type="string" calcext:value-type="string">
            <text:p>./archive_1/1744907288_470_Wide_Long/1744907288_470_Wide_Long_sound.wav</text:p>
          </table:table-cell>
        </table:table-row>
        <table:table-row table:style-name="ro1">
          <table:table-cell office:value-type="string" calcext:value-type="string">
            <text:p>./archive_1/1744914331_789_Wide_Long/1744914331_789_Wide_Long_angle_data.json</text:p>
          </table:table-cell>
          <table:table-cell/>
          <table:table-cell office:value-type="string" calcext:value-type="string">
            <text:p>./archive_1/1744914331_789_Wide_Long/1744914331_789_Wide_Long_distance_data.json</text:p>
          </table:table-cell>
          <table:table-cell/>
          <table:table-cell office:value-type="string" calcext:value-type="string">
            <text:p>./archive_1/1744914331_789_Wide_Long/1744914331_789_Wide_Long_sound.wav</text:p>
          </table:table-cell>
        </table:table-row>
        <table:table-row table:style-name="ro1">
          <table:table-cell office:value-type="string" calcext:value-type="string">
            <text:p>./archive_1/1745514256_99_Wide_Long/1745514256_99_Wide_Long_angle_data.json</text:p>
          </table:table-cell>
          <table:table-cell/>
          <table:table-cell office:value-type="string" calcext:value-type="string">
            <text:p>./archive_1/1745514256_99_Wide_Long/1745514256_99_Wide_Long_distance_data.json</text:p>
          </table:table-cell>
          <table:table-cell/>
          <table:table-cell office:value-type="string" calcext:value-type="string">
            <text:p>./archive_1/1745514256_99_Wide_Long/1745514256_99_Wide_Long_sound.wav</text:p>
          </table:table-cell>
        </table:table-row>
        <table:table-row table:style-name="ro1">
          <table:table-cell office:value-type="string" calcext:value-type="string">
            <text:p>./archive_1/1745518823_408_Wide_Long/1745518823_408_Wide_Long_angle_data.json</text:p>
          </table:table-cell>
          <table:table-cell/>
          <table:table-cell office:value-type="string" calcext:value-type="string">
            <text:p>./archive_1/1745518823_408_Wide_Long/1745518823_408_Wide_Long_distance_data.json</text:p>
          </table:table-cell>
          <table:table-cell/>
          <table:table-cell office:value-type="string" calcext:value-type="string">
            <text:p>./archive_1/1745518823_408_Wide_Long/1745518823_408_Wide_Long_sound.wav</text:p>
          </table:table-cell>
        </table:table-row>
        <table:table-row table:style-name="ro1">
          <table:table-cell office:value-type="string" calcext:value-type="string">
            <text:p>./archive_1/1745522098_720_Wide_Long/1745522098_720_Wide_Long_angle_data.json</text:p>
          </table:table-cell>
          <table:table-cell/>
          <table:table-cell office:value-type="string" calcext:value-type="string">
            <text:p>./archive_1/1745522098_720_Wide_Long/1745522098_720_Wide_Long_distance_data.json</text:p>
          </table:table-cell>
          <table:table-cell/>
          <table:table-cell office:value-type="string" calcext:value-type="string">
            <text:p>./archive_1/1745522098_720_Wide_Long/1745522098_720_Wide_Long_sound.wav</text:p>
          </table:table-cell>
        </table:table-row>
        <table:table-row table:style-name="ro1">
          <table:table-cell office:value-type="string" calcext:value-type="string">
            <text:p>./archive_1/1745523952_1028_Wide_Long/1745523952_1028_Wide_Long_angle_data.json</text:p>
          </table:table-cell>
          <table:table-cell/>
          <table:table-cell office:value-type="string" calcext:value-type="string">
            <text:p>./archive_1/1745523952_1028_Wide_Long/1745523952_1028_Wide_Long_distance_data.json</text:p>
          </table:table-cell>
          <table:table-cell/>
          <table:table-cell office:value-type="string" calcext:value-type="string">
            <text:p>./archive_1/1745523952_1028_Wide_Long/1745523952_1028_Wide_Long_sound.wav</text:p>
          </table:table-cell>
        </table:table-row>
        <table:table-row table:style-name="ro1">
          <table:table-cell office:value-type="string" calcext:value-type="string">
            <text:p>./archive_1/1745526200_1338_Wide_Long/1745526200_1338_Wide_Long_angle_data.json</text:p>
          </table:table-cell>
          <table:table-cell/>
          <table:table-cell office:value-type="string" calcext:value-type="string">
            <text:p>./archive_1/1745526200_1338_Wide_Long/1745526200_1338_Wide_Long_distance_data.json</text:p>
          </table:table-cell>
          <table:table-cell/>
          <table:table-cell office:value-type="string" calcext:value-type="string">
            <text:p>./archive_1/1745526200_1338_Wide_Long/1745526200_1338_Wide_Long_sound.wav</text:p>
          </table:table-cell>
        </table:table-row>
        <table:table-row table:style-name="ro1">
          <table:table-cell office:value-type="string" calcext:value-type="string">
            <text:p>./archive_1/1744898035_152_Wide_Long/1744898035_152_Wide_Long_angle_data.json</text:p>
          </table:table-cell>
          <table:table-cell/>
          <table:table-cell office:value-type="string" calcext:value-type="string">
            <text:p>./archive_1/1744898035_152_Wide_Long/1744898035_152_Wide_Long_distance_data.json</text:p>
          </table:table-cell>
          <table:table-cell/>
          <table:table-cell office:value-type="string" calcext:value-type="string">
            <text:p>./archive_1/1744898035_152_Wide_Long/1744898035_152_Wide_Long_sound.wav</text:p>
          </table:table-cell>
        </table:table-row>
        <table:table-row table:style-name="ro1">
          <table:table-cell office:value-type="string" calcext:value-type="string">
            <text:p>./archive_1/1744907307_471_Wide_Long/1744907307_471_Wide_Long_angle_data.json</text:p>
          </table:table-cell>
          <table:table-cell/>
          <table:table-cell office:value-type="string" calcext:value-type="string">
            <text:p>./archive_1/1744907307_471_Wide_Long/1744907307_471_Wide_Long_distance_data.json</text:p>
          </table:table-cell>
          <table:table-cell/>
          <table:table-cell office:value-type="string" calcext:value-type="string">
            <text:p>./archive_1/1744907307_471_Wide_Long/1744907307_471_Wide_Long_sound.wav</text:p>
          </table:table-cell>
        </table:table-row>
        <table:table-row table:style-name="ro1">
          <table:table-cell office:value-type="string" calcext:value-type="string">
            <text:p>./archive_1/1744914350_790_Wide_Long/1744914350_790_Wide_Long_angle_data.json</text:p>
          </table:table-cell>
          <table:table-cell/>
          <table:table-cell office:value-type="string" calcext:value-type="string">
            <text:p>./archive_1/1744914350_790_Wide_Long/1744914350_790_Wide_Long_distance_data.json</text:p>
          </table:table-cell>
          <table:table-cell/>
          <table:table-cell office:value-type="string" calcext:value-type="string">
            <text:p>./archive_1/1744914350_790_Wide_Long/1744914350_790_Wide_Long_sound.wav</text:p>
          </table:table-cell>
        </table:table-row>
        <table:table-row table:style-name="ro1">
          <table:table-cell office:value-type="string" calcext:value-type="string">
            <text:p>./archive_1/1745514264_100_Wide_Long/1745514264_100_Wide_Long_angle_data.json</text:p>
          </table:table-cell>
          <table:table-cell/>
          <table:table-cell office:value-type="string" calcext:value-type="string">
            <text:p>./archive_1/1745514264_100_Wide_Long/1745514264_100_Wide_Long_distance_data.json</text:p>
          </table:table-cell>
          <table:table-cell/>
          <table:table-cell office:value-type="string" calcext:value-type="string">
            <text:p>./archive_1/1745514264_100_Wide_Long/1745514264_100_Wide_Long_sound.wav</text:p>
          </table:table-cell>
        </table:table-row>
        <table:table-row table:style-name="ro1">
          <table:table-cell office:value-type="string" calcext:value-type="string">
            <text:p>./archive_1/1745518827_409_Wide_Long/1745518827_409_Wide_Long_angle_data.json</text:p>
          </table:table-cell>
          <table:table-cell/>
          <table:table-cell office:value-type="string" calcext:value-type="string">
            <text:p>./archive_1/1745518827_409_Wide_Long/1745518827_409_Wide_Long_distance_data.json</text:p>
          </table:table-cell>
          <table:table-cell/>
          <table:table-cell office:value-type="string" calcext:value-type="string">
            <text:p>./archive_1/1745518827_409_Wide_Long/1745518827_409_Wide_Long_sound.wav</text:p>
          </table:table-cell>
        </table:table-row>
        <table:table-row table:style-name="ro1">
          <table:table-cell office:value-type="string" calcext:value-type="string">
            <text:p>./archive_1/1745522103_721_Wide_Long/1745522103_721_Wide_Long_angle_data.json</text:p>
          </table:table-cell>
          <table:table-cell/>
          <table:table-cell office:value-type="string" calcext:value-type="string">
            <text:p>./archive_1/1745522103_721_Wide_Long/1745522103_721_Wide_Long_distance_data.json</text:p>
          </table:table-cell>
          <table:table-cell/>
          <table:table-cell office:value-type="string" calcext:value-type="string">
            <text:p>./archive_1/1745522103_721_Wide_Long/1745522103_721_Wide_Long_sound.wav</text:p>
          </table:table-cell>
        </table:table-row>
        <table:table-row table:style-name="ro1">
          <table:table-cell office:value-type="string" calcext:value-type="string">
            <text:p>./archive_1/1745523956_1029_Wide_Long/1745523956_1029_Wide_Long_angle_data.json</text:p>
          </table:table-cell>
          <table:table-cell/>
          <table:table-cell office:value-type="string" calcext:value-type="string">
            <text:p>./archive_1/1745523956_1029_Wide_Long/1745523956_1029_Wide_Long_distance_data.json</text:p>
          </table:table-cell>
          <table:table-cell/>
          <table:table-cell office:value-type="string" calcext:value-type="string">
            <text:p>./archive_1/1745523956_1029_Wide_Long/1745523956_1029_Wide_Long_sound.wav</text:p>
          </table:table-cell>
        </table:table-row>
        <table:table-row table:style-name="ro1">
          <table:table-cell office:value-type="string" calcext:value-type="string">
            <text:p>./archive_1/1745526204_1339_Wide_Long/1745526204_1339_Wide_Long_angle_data.json</text:p>
          </table:table-cell>
          <table:table-cell/>
          <table:table-cell office:value-type="string" calcext:value-type="string">
            <text:p>./archive_1/1745526204_1339_Wide_Long/1745526204_1339_Wide_Long_distance_data.json</text:p>
          </table:table-cell>
          <table:table-cell/>
          <table:table-cell office:value-type="string" calcext:value-type="string">
            <text:p>./archive_1/1745526204_1339_Wide_Long/1745526204_1339_Wide_Long_sound.wav</text:p>
          </table:table-cell>
        </table:table-row>
        <table:table-row table:style-name="ro1">
          <table:table-cell office:value-type="string" calcext:value-type="string">
            <text:p>./archive_1/1744898053_153_Wide_Long/1744898053_153_Wide_Long_angle_data.json</text:p>
          </table:table-cell>
          <table:table-cell/>
          <table:table-cell office:value-type="string" calcext:value-type="string">
            <text:p>./archive_1/1744898053_153_Wide_Long/1744898053_153_Wide_Long_distance_data.json</text:p>
          </table:table-cell>
          <table:table-cell/>
          <table:table-cell office:value-type="string" calcext:value-type="string">
            <text:p>./archive_1/1744898053_153_Wide_Long/1744898053_153_Wide_Long_sound.wav</text:p>
          </table:table-cell>
        </table:table-row>
        <table:table-row table:style-name="ro1">
          <table:table-cell office:value-type="string" calcext:value-type="string">
            <text:p>./archive_1/1744907351_473_Wide_Long/1744907351_473_Wide_Long_angle_data.json</text:p>
          </table:table-cell>
          <table:table-cell/>
          <table:table-cell office:value-type="string" calcext:value-type="string">
            <text:p>./archive_1/1744907351_473_Wide_Long/1744907351_473_Wide_Long_distance_data.json</text:p>
          </table:table-cell>
          <table:table-cell/>
          <table:table-cell office:value-type="string" calcext:value-type="string">
            <text:p>./archive_1/1744907351_473_Wide_Long/1744907351_473_Wide_Long_sound.wav</text:p>
          </table:table-cell>
        </table:table-row>
        <table:table-row table:style-name="ro1">
          <table:table-cell office:value-type="string" calcext:value-type="string">
            <text:p>./archive_1/1744914370_791_Wide_Long/1744914370_791_Wide_Long_angle_data.json</text:p>
          </table:table-cell>
          <table:table-cell/>
          <table:table-cell office:value-type="string" calcext:value-type="string">
            <text:p>./archive_1/1744914370_791_Wide_Long/1744914370_791_Wide_Long_distance_data.json</text:p>
          </table:table-cell>
          <table:table-cell/>
          <table:table-cell office:value-type="string" calcext:value-type="string">
            <text:p>./archive_1/1744914370_791_Wide_Long/1744914370_791_Wide_Long_sound.wav</text:p>
          </table:table-cell>
        </table:table-row>
        <table:table-row table:style-name="ro1">
          <table:table-cell office:value-type="string" calcext:value-type="string">
            <text:p>./archive_1/1745514274_101_Wide_Long/1745514274_101_Wide_Long_angle_data.json</text:p>
          </table:table-cell>
          <table:table-cell/>
          <table:table-cell office:value-type="string" calcext:value-type="string">
            <text:p>./archive_1/1745514274_101_Wide_Long/1745514274_101_Wide_Long_distance_data.json</text:p>
          </table:table-cell>
          <table:table-cell/>
          <table:table-cell office:value-type="string" calcext:value-type="string">
            <text:p>./archive_1/1745514274_101_Wide_Long/1745514274_101_Wide_Long_sound.wav</text:p>
          </table:table-cell>
        </table:table-row>
        <table:table-row table:style-name="ro1">
          <table:table-cell office:value-type="string" calcext:value-type="string">
            <text:p>./archive_1/1745518832_410_Wide_Long/1745518832_410_Wide_Long_angle_data.json</text:p>
          </table:table-cell>
          <table:table-cell/>
          <table:table-cell office:value-type="string" calcext:value-type="string">
            <text:p>./archive_1/1745518832_410_Wide_Long/1745518832_410_Wide_Long_distance_data.json</text:p>
          </table:table-cell>
          <table:table-cell/>
          <table:table-cell office:value-type="string" calcext:value-type="string">
            <text:p>./archive_1/1745518832_410_Wide_Long/1745518832_410_Wide_Long_sound.wav</text:p>
          </table:table-cell>
        </table:table-row>
        <table:table-row table:style-name="ro1">
          <table:table-cell office:value-type="string" calcext:value-type="string">
            <text:p>./archive_1/1745522107_722_Wide_Long/1745522107_722_Wide_Long_angle_data.json</text:p>
          </table:table-cell>
          <table:table-cell/>
          <table:table-cell office:value-type="string" calcext:value-type="string">
            <text:p>./archive_1/1745522107_722_Wide_Long/1745522107_722_Wide_Long_distance_data.json</text:p>
          </table:table-cell>
          <table:table-cell/>
          <table:table-cell office:value-type="string" calcext:value-type="string">
            <text:p>./archive_1/1745522107_722_Wide_Long/1745522107_722_Wide_Long_sound.wav</text:p>
          </table:table-cell>
        </table:table-row>
        <table:table-row table:style-name="ro1">
          <table:table-cell office:value-type="string" calcext:value-type="string">
            <text:p>./archive_1/1745523961_1030_Wide_Long/1745523961_1030_Wide_Long_angle_data.json</text:p>
          </table:table-cell>
          <table:table-cell/>
          <table:table-cell office:value-type="string" calcext:value-type="string">
            <text:p>./archive_1/1745523961_1030_Wide_Long/1745523961_1030_Wide_Long_distance_data.json</text:p>
          </table:table-cell>
          <table:table-cell/>
          <table:table-cell office:value-type="string" calcext:value-type="string">
            <text:p>./archive_1/1745523961_1030_Wide_Long/1745523961_1030_Wide_Long_sound.wav</text:p>
          </table:table-cell>
        </table:table-row>
        <table:table-row table:style-name="ro1">
          <table:table-cell office:value-type="string" calcext:value-type="string">
            <text:p>./archive_1/1745526209_1340_Wide_Long/1745526209_1340_Wide_Long_angle_data.json</text:p>
          </table:table-cell>
          <table:table-cell/>
          <table:table-cell office:value-type="string" calcext:value-type="string">
            <text:p>./archive_1/1745526209_1340_Wide_Long/1745526209_1340_Wide_Long_distance_data.json</text:p>
          </table:table-cell>
          <table:table-cell/>
          <table:table-cell office:value-type="string" calcext:value-type="string">
            <text:p>./archive_1/1745526209_1340_Wide_Long/1745526209_1340_Wide_Long_sound.wav</text:p>
          </table:table-cell>
        </table:table-row>
        <table:table-row table:style-name="ro1">
          <table:table-cell office:value-type="string" calcext:value-type="string">
            <text:p>./archive_1/1744898073_154_Wide_Long/1744898073_154_Wide_Long_angle_data.json</text:p>
          </table:table-cell>
          <table:table-cell/>
          <table:table-cell office:value-type="string" calcext:value-type="string">
            <text:p>./archive_1/1744898073_154_Wide_Long/1744898073_154_Wide_Long_distance_data.json</text:p>
          </table:table-cell>
          <table:table-cell/>
          <table:table-cell office:value-type="string" calcext:value-type="string">
            <text:p>./archive_1/1744898073_154_Wide_Long/1744898073_154_Wide_Long_sound.wav</text:p>
          </table:table-cell>
        </table:table-row>
        <table:table-row table:style-name="ro1">
          <table:table-cell office:value-type="string" calcext:value-type="string">
            <text:p>./archive_1/1744907372_474_Wide_Long/1744907372_474_Wide_Long_angle_data.json</text:p>
          </table:table-cell>
          <table:table-cell/>
          <table:table-cell office:value-type="string" calcext:value-type="string">
            <text:p>./archive_1/1744907372_474_Wide_Long/1744907372_474_Wide_Long_distance_data.json</text:p>
          </table:table-cell>
          <table:table-cell/>
          <table:table-cell office:value-type="string" calcext:value-type="string">
            <text:p>./archive_1/1744907372_474_Wide_Long/1744907372_474_Wide_Long_sound.wav</text:p>
          </table:table-cell>
        </table:table-row>
        <table:table-row table:style-name="ro1">
          <table:table-cell office:value-type="string" calcext:value-type="string">
            <text:p>./archive_1/1744914390_792_Wide_Long/1744914390_792_Wide_Long_angle_data.json</text:p>
          </table:table-cell>
          <table:table-cell/>
          <table:table-cell office:value-type="string" calcext:value-type="string">
            <text:p>./archive_1/1744914390_792_Wide_Long/1744914390_792_Wide_Long_distance_data.json</text:p>
          </table:table-cell>
          <table:table-cell/>
          <table:table-cell office:value-type="string" calcext:value-type="string">
            <text:p>./archive_1/1744914390_792_Wide_Long/1744914390_792_Wide_Long_sound.wav</text:p>
          </table:table-cell>
        </table:table-row>
        <table:table-row table:style-name="ro1">
          <table:table-cell office:value-type="string" calcext:value-type="string">
            <text:p>./archive_1/1745514300_102_Wide_Long/1745514300_102_Wide_Long_angle_data.json</text:p>
          </table:table-cell>
          <table:table-cell/>
          <table:table-cell office:value-type="string" calcext:value-type="string">
            <text:p>./archive_1/1745514300_102_Wide_Long/1745514300_102_Wide_Long_distance_data.json</text:p>
          </table:table-cell>
          <table:table-cell/>
          <table:table-cell office:value-type="string" calcext:value-type="string">
            <text:p>./archive_1/1745514300_102_Wide_Long/1745514300_102_Wide_Long_sound.wav</text:p>
          </table:table-cell>
        </table:table-row>
        <table:table-row table:style-name="ro1">
          <table:table-cell office:value-type="string" calcext:value-type="string">
            <text:p>./archive_1/1745518836_411_Wide_Long/1745518836_411_Wide_Long_angle_data.json</text:p>
          </table:table-cell>
          <table:table-cell/>
          <table:table-cell office:value-type="string" calcext:value-type="string">
            <text:p>./archive_1/1745518836_411_Wide_Long/1745518836_411_Wide_Long_distance_data.json</text:p>
          </table:table-cell>
          <table:table-cell/>
          <table:table-cell office:value-type="string" calcext:value-type="string">
            <text:p>./archive_1/1745518836_411_Wide_Long/1745518836_411_Wide_Long_sound.wav</text:p>
          </table:table-cell>
        </table:table-row>
        <table:table-row table:style-name="ro1">
          <table:table-cell office:value-type="string" calcext:value-type="string">
            <text:p>./archive_1/1745522112_723_Wide_Long/1745522112_723_Wide_Long_angle_data.json</text:p>
          </table:table-cell>
          <table:table-cell/>
          <table:table-cell office:value-type="string" calcext:value-type="string">
            <text:p>./archive_1/1745522112_723_Wide_Long/1745522112_723_Wide_Long_distance_data.json</text:p>
          </table:table-cell>
          <table:table-cell/>
          <table:table-cell office:value-type="string" calcext:value-type="string">
            <text:p>./archive_1/1745522112_723_Wide_Long/1745522112_723_Wide_Long_sound.wav</text:p>
          </table:table-cell>
        </table:table-row>
        <table:table-row table:style-name="ro1">
          <table:table-cell office:value-type="string" calcext:value-type="string">
            <text:p>./archive_1/1745523978_1031_Wide_Long/1745523978_1031_Wide_Long_angle_data.json</text:p>
          </table:table-cell>
          <table:table-cell/>
          <table:table-cell office:value-type="string" calcext:value-type="string">
            <text:p>./archive_1/1745523978_1031_Wide_Long/1745523978_1031_Wide_Long_distance_data.json</text:p>
          </table:table-cell>
          <table:table-cell/>
          <table:table-cell office:value-type="string" calcext:value-type="string">
            <text:p>./archive_1/1745523978_1031_Wide_Long/1745523978_1031_Wide_Long_sound.wav</text:p>
          </table:table-cell>
        </table:table-row>
        <table:table-row table:style-name="ro1">
          <table:table-cell office:value-type="string" calcext:value-type="string">
            <text:p>./archive_1/1745526214_1341_Wide_Long/1745526214_1341_Wide_Long_angle_data.json</text:p>
          </table:table-cell>
          <table:table-cell/>
          <table:table-cell office:value-type="string" calcext:value-type="string">
            <text:p>./archive_1/1745526214_1341_Wide_Long/1745526214_1341_Wide_Long_distance_data.json</text:p>
          </table:table-cell>
          <table:table-cell/>
          <table:table-cell office:value-type="string" calcext:value-type="string">
            <text:p>./archive_1/1745526214_1341_Wide_Long/1745526214_1341_Wide_Long_sound.wav</text:p>
          </table:table-cell>
        </table:table-row>
        <table:table-row table:style-name="ro1">
          <table:table-cell office:value-type="string" calcext:value-type="string">
            <text:p>./archive_1/1744898095_155_Wide_Long/1744898095_155_Wide_Long_angle_data.json</text:p>
          </table:table-cell>
          <table:table-cell/>
          <table:table-cell office:value-type="string" calcext:value-type="string">
            <text:p>./archive_1/1744898095_155_Wide_Long/1744898095_155_Wide_Long_distance_data.json</text:p>
          </table:table-cell>
          <table:table-cell/>
          <table:table-cell office:value-type="string" calcext:value-type="string">
            <text:p>./archive_1/1744898095_155_Wide_Long/1744898095_155_Wide_Long_sound.wav</text:p>
          </table:table-cell>
        </table:table-row>
        <table:table-row table:style-name="ro1">
          <table:table-cell office:value-type="string" calcext:value-type="string">
            <text:p>./archive_1/1744907394_475_Wide_Long/1744907394_475_Wide_Long_angle_data.json</text:p>
          </table:table-cell>
          <table:table-cell/>
          <table:table-cell office:value-type="string" calcext:value-type="string">
            <text:p>./archive_1/1744907394_475_Wide_Long/1744907394_475_Wide_Long_distance_data.json</text:p>
          </table:table-cell>
          <table:table-cell/>
          <table:table-cell office:value-type="string" calcext:value-type="string">
            <text:p>./archive_1/1744907394_475_Wide_Long/1744907394_475_Wide_Long_sound.wav</text:p>
          </table:table-cell>
        </table:table-row>
        <table:table-row table:style-name="ro1">
          <table:table-cell office:value-type="string" calcext:value-type="string">
            <text:p>./archive_1/1744914410_793_Wide_Long/1744914410_793_Wide_Long_angle_data.json</text:p>
          </table:table-cell>
          <table:table-cell/>
          <table:table-cell office:value-type="string" calcext:value-type="string">
            <text:p>./archive_1/1744914410_793_Wide_Long/1744914410_793_Wide_Long_distance_data.json</text:p>
          </table:table-cell>
          <table:table-cell/>
          <table:table-cell office:value-type="string" calcext:value-type="string">
            <text:p>./archive_1/1744914410_793_Wide_Long/1744914410_793_Wide_Long_sound.wav</text:p>
          </table:table-cell>
        </table:table-row>
        <table:table-row table:style-name="ro1">
          <table:table-cell office:value-type="string" calcext:value-type="string">
            <text:p>./archive_1/1745514306_103_Wide_Long/1745514306_103_Wide_Long_angle_data.json</text:p>
          </table:table-cell>
          <table:table-cell/>
          <table:table-cell office:value-type="string" calcext:value-type="string">
            <text:p>./archive_1/1745514306_103_Wide_Long/1745514306_103_Wide_Long_distance_data.json</text:p>
          </table:table-cell>
          <table:table-cell/>
          <table:table-cell office:value-type="string" calcext:value-type="string">
            <text:p>./archive_1/1745514306_103_Wide_Long/1745514306_103_Wide_Long_sound.wav</text:p>
          </table:table-cell>
        </table:table-row>
        <table:table-row table:style-name="ro1">
          <table:table-cell office:value-type="string" calcext:value-type="string">
            <text:p>./archive_1/1745518841_412_Wide_Long/1745518841_412_Wide_Long_angle_data.json</text:p>
          </table:table-cell>
          <table:table-cell/>
          <table:table-cell office:value-type="string" calcext:value-type="string">
            <text:p>./archive_1/1745518841_412_Wide_Long/1745518841_412_Wide_Long_distance_data.json</text:p>
          </table:table-cell>
          <table:table-cell/>
          <table:table-cell office:value-type="string" calcext:value-type="string">
            <text:p>./archive_1/1745518841_412_Wide_Long/1745518841_412_Wide_Long_sound.wav</text:p>
          </table:table-cell>
        </table:table-row>
        <table:table-row table:style-name="ro1">
          <table:table-cell office:value-type="string" calcext:value-type="string">
            <text:p>./archive_1/1745522119_724_Wide_Long/1745522119_724_Wide_Long_angle_data.json</text:p>
          </table:table-cell>
          <table:table-cell/>
          <table:table-cell office:value-type="string" calcext:value-type="string">
            <text:p>./archive_1/1745522119_724_Wide_Long/1745522119_724_Wide_Long_distance_data.json</text:p>
          </table:table-cell>
          <table:table-cell/>
          <table:table-cell office:value-type="string" calcext:value-type="string">
            <text:p>./archive_1/1745522119_724_Wide_Long/1745522119_724_Wide_Long_sound.wav</text:p>
          </table:table-cell>
        </table:table-row>
        <table:table-row table:style-name="ro1">
          <table:table-cell office:value-type="string" calcext:value-type="string">
            <text:p>./archive_1/1745523983_1032_Wide_Long/1745523983_1032_Wide_Long_angle_data.json</text:p>
          </table:table-cell>
          <table:table-cell/>
          <table:table-cell office:value-type="string" calcext:value-type="string">
            <text:p>./archive_1/1745523983_1032_Wide_Long/1745523983_1032_Wide_Long_distance_data.json</text:p>
          </table:table-cell>
          <table:table-cell/>
          <table:table-cell office:value-type="string" calcext:value-type="string">
            <text:p>./archive_1/1745523983_1032_Wide_Long/1745523983_1032_Wide_Long_sound.wav</text:p>
          </table:table-cell>
        </table:table-row>
        <table:table-row table:style-name="ro1">
          <table:table-cell office:value-type="string" calcext:value-type="string">
            <text:p>./archive_1/1745526218_1342_Wide_Long/1745526218_1342_Wide_Long_angle_data.json</text:p>
          </table:table-cell>
          <table:table-cell/>
          <table:table-cell office:value-type="string" calcext:value-type="string">
            <text:p>./archive_1/1745526218_1342_Wide_Long/1745526218_1342_Wide_Long_distance_data.json</text:p>
          </table:table-cell>
          <table:table-cell/>
          <table:table-cell office:value-type="string" calcext:value-type="string">
            <text:p>./archive_1/1745526218_1342_Wide_Long/1745526218_1342_Wide_Long_sound.wav</text:p>
          </table:table-cell>
        </table:table-row>
        <table:table-row table:style-name="ro1">
          <table:table-cell office:value-type="string" calcext:value-type="string">
            <text:p>./archive_1/1744898113_156_Wide_Long/1744898113_156_Wide_Long_angle_data.json</text:p>
          </table:table-cell>
          <table:table-cell/>
          <table:table-cell office:value-type="string" calcext:value-type="string">
            <text:p>./archive_1/1744898113_156_Wide_Long/1744898113_156_Wide_Long_distance_data.json</text:p>
          </table:table-cell>
          <table:table-cell/>
          <table:table-cell office:value-type="string" calcext:value-type="string">
            <text:p>./archive_1/1744898113_156_Wide_Long/1744898113_156_Wide_Long_sound.wav</text:p>
          </table:table-cell>
        </table:table-row>
        <table:table-row table:style-name="ro1">
          <table:table-cell office:value-type="string" calcext:value-type="string">
            <text:p>./archive_1/1744907414_476_Wide_Long/1744907414_476_Wide_Long_angle_data.json</text:p>
          </table:table-cell>
          <table:table-cell/>
          <table:table-cell office:value-type="string" calcext:value-type="string">
            <text:p>./archive_1/1744907414_476_Wide_Long/1744907414_476_Wide_Long_distance_data.json</text:p>
          </table:table-cell>
          <table:table-cell/>
          <table:table-cell office:value-type="string" calcext:value-type="string">
            <text:p>./archive_1/1744907414_476_Wide_Long/1744907414_476_Wide_Long_sound.wav</text:p>
          </table:table-cell>
        </table:table-row>
        <table:table-row table:style-name="ro1">
          <table:table-cell office:value-type="string" calcext:value-type="string">
            <text:p>./archive_1/1744914430_794_Wide_Long/1744914430_794_Wide_Long_angle_data.json</text:p>
          </table:table-cell>
          <table:table-cell/>
          <table:table-cell office:value-type="string" calcext:value-type="string">
            <text:p>./archive_1/1744914430_794_Wide_Long/1744914430_794_Wide_Long_distance_data.json</text:p>
          </table:table-cell>
          <table:table-cell/>
          <table:table-cell office:value-type="string" calcext:value-type="string">
            <text:p>./archive_1/1744914430_794_Wide_Long/1744914430_794_Wide_Long_sound.wav</text:p>
          </table:table-cell>
        </table:table-row>
        <table:table-row table:style-name="ro1">
          <table:table-cell office:value-type="string" calcext:value-type="string">
            <text:p>./archive_1/1745514313_104_Wide_Long/1745514313_104_Wide_Long_angle_data.json</text:p>
          </table:table-cell>
          <table:table-cell/>
          <table:table-cell office:value-type="string" calcext:value-type="string">
            <text:p>./archive_1/1745514313_104_Wide_Long/1745514313_104_Wide_Long_distance_data.json</text:p>
          </table:table-cell>
          <table:table-cell/>
          <table:table-cell office:value-type="string" calcext:value-type="string">
            <text:p>./archive_1/1745514313_104_Wide_Long/1745514313_104_Wide_Long_sound.wav</text:p>
          </table:table-cell>
        </table:table-row>
        <table:table-row table:style-name="ro1">
          <table:table-cell office:value-type="string" calcext:value-type="string">
            <text:p>./archive_1/1745518854_413_Wide_Long/1745518854_413_Wide_Long_angle_data.json</text:p>
          </table:table-cell>
          <table:table-cell/>
          <table:table-cell office:value-type="string" calcext:value-type="string">
            <text:p>./archive_1/1745518854_413_Wide_Long/1745518854_413_Wide_Long_distance_data.json</text:p>
          </table:table-cell>
          <table:table-cell/>
          <table:table-cell office:value-type="string" calcext:value-type="string">
            <text:p>./archive_1/1745518854_413_Wide_Long/1745518854_413_Wide_Long_sound.wav</text:p>
          </table:table-cell>
        </table:table-row>
        <table:table-row table:style-name="ro1">
          <table:table-cell office:value-type="string" calcext:value-type="string">
            <text:p>./archive_1/1745522131_725_Wide_Long/1745522131_725_Wide_Long_angle_data.json</text:p>
          </table:table-cell>
          <table:table-cell/>
          <table:table-cell office:value-type="string" calcext:value-type="string">
            <text:p>./archive_1/1745522131_725_Wide_Long/1745522131_725_Wide_Long_distance_data.json</text:p>
          </table:table-cell>
          <table:table-cell/>
          <table:table-cell office:value-type="string" calcext:value-type="string">
            <text:p>./archive_1/1745522131_725_Wide_Long/1745522131_725_Wide_Long_sound.wav</text:p>
          </table:table-cell>
        </table:table-row>
        <table:table-row table:style-name="ro1">
          <table:table-cell office:value-type="string" calcext:value-type="string">
            <text:p>./archive_1/1745523987_1033_Wide_Long/1745523987_1033_Wide_Long_angle_data.json</text:p>
          </table:table-cell>
          <table:table-cell/>
          <table:table-cell office:value-type="string" calcext:value-type="string">
            <text:p>./archive_1/1745523987_1033_Wide_Long/1745523987_1033_Wide_Long_distance_data.json</text:p>
          </table:table-cell>
          <table:table-cell/>
          <table:table-cell office:value-type="string" calcext:value-type="string">
            <text:p>./archive_1/1745523987_1033_Wide_Long/1745523987_1033_Wide_Long_sound.wav</text:p>
          </table:table-cell>
        </table:table-row>
        <table:table-row table:style-name="ro1">
          <table:table-cell office:value-type="string" calcext:value-type="string">
            <text:p>./archive_1/1745526222_1343_Wide_Long/1745526222_1343_Wide_Long_angle_data.json</text:p>
          </table:table-cell>
          <table:table-cell/>
          <table:table-cell office:value-type="string" calcext:value-type="string">
            <text:p>./archive_1/1745526222_1343_Wide_Long/1745526222_1343_Wide_Long_distance_data.json</text:p>
          </table:table-cell>
          <table:table-cell/>
          <table:table-cell office:value-type="string" calcext:value-type="string">
            <text:p>./archive_1/1745526222_1343_Wide_Long/1745526222_1343_Wide_Long_sound.wav</text:p>
          </table:table-cell>
        </table:table-row>
        <table:table-row table:style-name="ro1">
          <table:table-cell office:value-type="string" calcext:value-type="string">
            <text:p>./archive_1/1744898157_158_Wide_Long/1744898157_158_Wide_Long_angle_data.json</text:p>
          </table:table-cell>
          <table:table-cell/>
          <table:table-cell office:value-type="string" calcext:value-type="string">
            <text:p>./archive_1/1744898157_158_Wide_Long/1744898157_158_Wide_Long_distance_data.json</text:p>
          </table:table-cell>
          <table:table-cell/>
          <table:table-cell office:value-type="string" calcext:value-type="string">
            <text:p>./archive_1/1744898157_158_Wide_Long/1744898157_158_Wide_Long_sound.wav</text:p>
          </table:table-cell>
        </table:table-row>
        <table:table-row table:style-name="ro1">
          <table:table-cell office:value-type="string" calcext:value-type="string">
            <text:p>./archive_1/1744907462_478_Wide_Long/1744907462_478_Wide_Long_angle_data.json</text:p>
          </table:table-cell>
          <table:table-cell/>
          <table:table-cell office:value-type="string" calcext:value-type="string">
            <text:p>./archive_1/1744907462_478_Wide_Long/1744907462_478_Wide_Long_distance_data.json</text:p>
          </table:table-cell>
          <table:table-cell/>
          <table:table-cell office:value-type="string" calcext:value-type="string">
            <text:p>./archive_1/1744907462_478_Wide_Long/1744907462_478_Wide_Long_sound.wav</text:p>
          </table:table-cell>
        </table:table-row>
        <table:table-row table:style-name="ro1">
          <table:table-cell office:value-type="string" calcext:value-type="string">
            <text:p>./archive_1/1744914455_795_Wide_Long/1744914455_795_Wide_Long_angle_data.json</text:p>
          </table:table-cell>
          <table:table-cell/>
          <table:table-cell office:value-type="string" calcext:value-type="string">
            <text:p>./archive_1/1744914455_795_Wide_Long/1744914455_795_Wide_Long_distance_data.json</text:p>
          </table:table-cell>
          <table:table-cell/>
          <table:table-cell office:value-type="string" calcext:value-type="string">
            <text:p>./archive_1/1744914455_795_Wide_Long/1744914455_795_Wide_Long_sound.wav</text:p>
          </table:table-cell>
        </table:table-row>
        <table:table-row table:style-name="ro1">
          <table:table-cell office:value-type="string" calcext:value-type="string">
            <text:p>./archive_1/1745514320_105_Wide_Long/1745514320_105_Wide_Long_angle_data.json</text:p>
          </table:table-cell>
          <table:table-cell/>
          <table:table-cell office:value-type="string" calcext:value-type="string">
            <text:p>./archive_1/1745514320_105_Wide_Long/1745514320_105_Wide_Long_distance_data.json</text:p>
          </table:table-cell>
          <table:table-cell/>
          <table:table-cell office:value-type="string" calcext:value-type="string">
            <text:p>./archive_1/1745514320_105_Wide_Long/1745514320_105_Wide_Long_sound.wav</text:p>
          </table:table-cell>
        </table:table-row>
        <table:table-row table:style-name="ro1">
          <table:table-cell office:value-type="string" calcext:value-type="string">
            <text:p>./archive_1/1745518893_414_Wide_Long/1745518893_414_Wide_Long_angle_data.json</text:p>
          </table:table-cell>
          <table:table-cell/>
          <table:table-cell office:value-type="string" calcext:value-type="string">
            <text:p>./archive_1/1745518893_414_Wide_Long/1745518893_414_Wide_Long_distance_data.json</text:p>
          </table:table-cell>
          <table:table-cell/>
          <table:table-cell office:value-type="string" calcext:value-type="string">
            <text:p>./archive_1/1745518893_414_Wide_Long/1745518893_414_Wide_Long_sound.wav</text:p>
          </table:table-cell>
        </table:table-row>
        <table:table-row table:style-name="ro1">
          <table:table-cell office:value-type="string" calcext:value-type="string">
            <text:p>./archive_1/1745522136_726_Wide_Long/1745522136_726_Wide_Long_angle_data.json</text:p>
          </table:table-cell>
          <table:table-cell/>
          <table:table-cell office:value-type="string" calcext:value-type="string">
            <text:p>./archive_1/1745522136_726_Wide_Long/1745522136_726_Wide_Long_distance_data.json</text:p>
          </table:table-cell>
          <table:table-cell/>
          <table:table-cell office:value-type="string" calcext:value-type="string">
            <text:p>./archive_1/1745522136_726_Wide_Long/1745522136_726_Wide_Long_sound.wav</text:p>
          </table:table-cell>
        </table:table-row>
        <table:table-row table:style-name="ro1">
          <table:table-cell office:value-type="string" calcext:value-type="string">
            <text:p>./archive_1/1745523992_1034_Wide_Long/1745523992_1034_Wide_Long_angle_data.json</text:p>
          </table:table-cell>
          <table:table-cell/>
          <table:table-cell office:value-type="string" calcext:value-type="string">
            <text:p>./archive_1/1745523992_1034_Wide_Long/1745523992_1034_Wide_Long_distance_data.json</text:p>
          </table:table-cell>
          <table:table-cell/>
          <table:table-cell office:value-type="string" calcext:value-type="string">
            <text:p>./archive_1/1745523992_1034_Wide_Long/1745523992_1034_Wide_Long_sound.wav</text:p>
          </table:table-cell>
        </table:table-row>
        <table:table-row table:style-name="ro1">
          <table:table-cell office:value-type="string" calcext:value-type="string">
            <text:p>./archive_1/1745526238_1344_Wide_Long/1745526238_1344_Wide_Long_angle_data.json</text:p>
          </table:table-cell>
          <table:table-cell/>
          <table:table-cell office:value-type="string" calcext:value-type="string">
            <text:p>./archive_1/1745526238_1344_Wide_Long/1745526238_1344_Wide_Long_distance_data.json</text:p>
          </table:table-cell>
          <table:table-cell/>
          <table:table-cell office:value-type="string" calcext:value-type="string">
            <text:p>./archive_1/1745526238_1344_Wide_Long/1745526238_1344_Wide_Long_sound.wav</text:p>
          </table:table-cell>
        </table:table-row>
        <table:table-row table:style-name="ro1">
          <table:table-cell office:value-type="string" calcext:value-type="string">
            <text:p>./archive_1/1744898176_159_Wide_Long/1744898176_159_Wide_Long_angle_data.json</text:p>
          </table:table-cell>
          <table:table-cell/>
          <table:table-cell office:value-type="string" calcext:value-type="string">
            <text:p>./archive_1/1744898176_159_Wide_Long/1744898176_159_Wide_Long_distance_data.json</text:p>
          </table:table-cell>
          <table:table-cell/>
          <table:table-cell office:value-type="string" calcext:value-type="string">
            <text:p>./archive_1/1744898176_159_Wide_Long/1744898176_159_Wide_Long_sound.wav</text:p>
          </table:table-cell>
        </table:table-row>
        <table:table-row table:style-name="ro1">
          <table:table-cell office:value-type="string" calcext:value-type="string">
            <text:p>./archive_1/1744907482_479_Wide_Long/1744907482_479_Wide_Long_angle_data.json</text:p>
          </table:table-cell>
          <table:table-cell/>
          <table:table-cell office:value-type="string" calcext:value-type="string">
            <text:p>./archive_1/1744907482_479_Wide_Long/1744907482_479_Wide_Long_distance_data.json</text:p>
          </table:table-cell>
          <table:table-cell/>
          <table:table-cell office:value-type="string" calcext:value-type="string">
            <text:p>./archive_1/1744907482_479_Wide_Long/1744907482_479_Wide_Long_sound.wav</text:p>
          </table:table-cell>
        </table:table-row>
        <table:table-row table:style-name="ro1">
          <table:table-cell office:value-type="string" calcext:value-type="string">
            <text:p>./archive_1/1744914475_796_Wide_Long/1744914475_796_Wide_Long_angle_data.json</text:p>
          </table:table-cell>
          <table:table-cell/>
          <table:table-cell office:value-type="string" calcext:value-type="string">
            <text:p>./archive_1/1744914475_796_Wide_Long/1744914475_796_Wide_Long_distance_data.json</text:p>
          </table:table-cell>
          <table:table-cell/>
          <table:table-cell office:value-type="string" calcext:value-type="string">
            <text:p>./archive_1/1744914475_796_Wide_Long/1744914475_796_Wide_Long_sound.wav</text:p>
          </table:table-cell>
        </table:table-row>
        <table:table-row table:style-name="ro1">
          <table:table-cell office:value-type="string" calcext:value-type="string">
            <text:p>./archive_1/1745514327_106_Wide_Long/1745514327_106_Wide_Long_angle_data.json</text:p>
          </table:table-cell>
          <table:table-cell/>
          <table:table-cell office:value-type="string" calcext:value-type="string">
            <text:p>./archive_1/1745514327_106_Wide_Long/1745514327_106_Wide_Long_distance_data.json</text:p>
          </table:table-cell>
          <table:table-cell/>
          <table:table-cell office:value-type="string" calcext:value-type="string">
            <text:p>./archive_1/1745514327_106_Wide_Long/1745514327_106_Wide_Long_sound.wav</text:p>
          </table:table-cell>
        </table:table-row>
        <table:table-row table:style-name="ro1">
          <table:table-cell office:value-type="string" calcext:value-type="string">
            <text:p>./archive_1/1745518898_415_Wide_Long/1745518898_415_Wide_Long_angle_data.json</text:p>
          </table:table-cell>
          <table:table-cell/>
          <table:table-cell office:value-type="string" calcext:value-type="string">
            <text:p>./archive_1/1745518898_415_Wide_Long/1745518898_415_Wide_Long_distance_data.json</text:p>
          </table:table-cell>
          <table:table-cell/>
          <table:table-cell office:value-type="string" calcext:value-type="string">
            <text:p>./archive_1/1745518898_415_Wide_Long/1745518898_415_Wide_Long_sound.wav</text:p>
          </table:table-cell>
        </table:table-row>
        <table:table-row table:style-name="ro1">
          <table:table-cell office:value-type="string" calcext:value-type="string">
            <text:p>./archive_1/1745522141_727_Wide_Long/1745522141_727_Wide_Long_angle_data.json</text:p>
          </table:table-cell>
          <table:table-cell/>
          <table:table-cell office:value-type="string" calcext:value-type="string">
            <text:p>./archive_1/1745522141_727_Wide_Long/1745522141_727_Wide_Long_distance_data.json</text:p>
          </table:table-cell>
          <table:table-cell/>
          <table:table-cell office:value-type="string" calcext:value-type="string">
            <text:p>./archive_1/1745522141_727_Wide_Long/1745522141_727_Wide_Long_sound.wav</text:p>
          </table:table-cell>
        </table:table-row>
        <table:table-row table:style-name="ro1">
          <table:table-cell office:value-type="string" calcext:value-type="string">
            <text:p>./archive_1/1745523996_1035_Wide_Long/1745523996_1035_Wide_Long_angle_data.json</text:p>
          </table:table-cell>
          <table:table-cell/>
          <table:table-cell office:value-type="string" calcext:value-type="string">
            <text:p>./archive_1/1745523996_1035_Wide_Long/1745523996_1035_Wide_Long_distance_data.json</text:p>
          </table:table-cell>
          <table:table-cell/>
          <table:table-cell office:value-type="string" calcext:value-type="string">
            <text:p>./archive_1/1745523996_1035_Wide_Long/1745523996_1035_Wide_Long_sound.wav</text:p>
          </table:table-cell>
        </table:table-row>
        <table:table-row table:style-name="ro1">
          <table:table-cell office:value-type="string" calcext:value-type="string">
            <text:p>./archive_1/1745526243_1345_Wide_Long/1745526243_1345_Wide_Long_angle_data.json</text:p>
          </table:table-cell>
          <table:table-cell/>
          <table:table-cell office:value-type="string" calcext:value-type="string">
            <text:p>./archive_1/1745526243_1345_Wide_Long/1745526243_1345_Wide_Long_distance_data.json</text:p>
          </table:table-cell>
          <table:table-cell/>
          <table:table-cell office:value-type="string" calcext:value-type="string">
            <text:p>./archive_1/1745526243_1345_Wide_Long/1745526243_1345_Wide_Long_sound.wav</text:p>
          </table:table-cell>
        </table:table-row>
        <table:table-row table:style-name="ro1">
          <table:table-cell office:value-type="string" calcext:value-type="string">
            <text:p>./archive_1/1744898195_160_Wide_Long/1744898195_160_Wide_Long_angle_data.json</text:p>
          </table:table-cell>
          <table:table-cell/>
          <table:table-cell office:value-type="string" calcext:value-type="string">
            <text:p>./archive_1/1744898195_160_Wide_Long/1744898195_160_Wide_Long_distance_data.json</text:p>
          </table:table-cell>
          <table:table-cell/>
          <table:table-cell office:value-type="string" calcext:value-type="string">
            <text:p>./archive_1/1744898195_160_Wide_Long/1744898195_160_Wide_Long_sound.wav</text:p>
          </table:table-cell>
        </table:table-row>
        <table:table-row table:style-name="ro1">
          <table:table-cell office:value-type="string" calcext:value-type="string">
            <text:p>./archive_1/1744907501_480_Wide_Long/1744907501_480_Wide_Long_angle_data.json</text:p>
          </table:table-cell>
          <table:table-cell/>
          <table:table-cell office:value-type="string" calcext:value-type="string">
            <text:p>./archive_1/1744907501_480_Wide_Long/1744907501_480_Wide_Long_distance_data.json</text:p>
          </table:table-cell>
          <table:table-cell/>
          <table:table-cell office:value-type="string" calcext:value-type="string">
            <text:p>./archive_1/1744907501_480_Wide_Long/1744907501_480_Wide_Long_sound.wav</text:p>
          </table:table-cell>
        </table:table-row>
        <table:table-row table:style-name="ro1">
          <table:table-cell office:value-type="string" calcext:value-type="string">
            <text:p>./archive_1/1744914495_797_Wide_Long/1744914495_797_Wide_Long_angle_data.json</text:p>
          </table:table-cell>
          <table:table-cell/>
          <table:table-cell office:value-type="string" calcext:value-type="string">
            <text:p>./archive_1/1744914495_797_Wide_Long/1744914495_797_Wide_Long_distance_data.json</text:p>
          </table:table-cell>
          <table:table-cell/>
          <table:table-cell office:value-type="string" calcext:value-type="string">
            <text:p>./archive_1/1744914495_797_Wide_Long/1744914495_797_Wide_Long_sound.wav</text:p>
          </table:table-cell>
        </table:table-row>
        <table:table-row table:style-name="ro1">
          <table:table-cell office:value-type="string" calcext:value-type="string">
            <text:p>./archive_1/1745514339_107_Wide_Long/1745514339_107_Wide_Long_angle_data.json</text:p>
          </table:table-cell>
          <table:table-cell/>
          <table:table-cell office:value-type="string" calcext:value-type="string">
            <text:p>./archive_1/1745514339_107_Wide_Long/1745514339_107_Wide_Long_distance_data.json</text:p>
          </table:table-cell>
          <table:table-cell/>
          <table:table-cell office:value-type="string" calcext:value-type="string">
            <text:p>./archive_1/1745514339_107_Wide_Long/1745514339_107_Wide_Long_sound.wav</text:p>
          </table:table-cell>
        </table:table-row>
        <table:table-row table:style-name="ro1">
          <table:table-cell office:value-type="string" calcext:value-type="string">
            <text:p>./archive_1/1745518903_416_Wide_Long/1745518903_416_Wide_Long_angle_data.json</text:p>
          </table:table-cell>
          <table:table-cell/>
          <table:table-cell office:value-type="string" calcext:value-type="string">
            <text:p>./archive_1/1745518903_416_Wide_Long/1745518903_416_Wide_Long_distance_data.json</text:p>
          </table:table-cell>
          <table:table-cell/>
          <table:table-cell office:value-type="string" calcext:value-type="string">
            <text:p>./archive_1/1745518903_416_Wide_Long/1745518903_416_Wide_Long_sound.wav</text:p>
          </table:table-cell>
        </table:table-row>
        <table:table-row table:style-name="ro1">
          <table:table-cell office:value-type="string" calcext:value-type="string">
            <text:p>./archive_1/1745522145_728_Wide_Long/1745522145_728_Wide_Long_angle_data.json</text:p>
          </table:table-cell>
          <table:table-cell/>
          <table:table-cell office:value-type="string" calcext:value-type="string">
            <text:p>./archive_1/1745522145_728_Wide_Long/1745522145_728_Wide_Long_distance_data.json</text:p>
          </table:table-cell>
          <table:table-cell/>
          <table:table-cell office:value-type="string" calcext:value-type="string">
            <text:p>./archive_1/1745522145_728_Wide_Long/1745522145_728_Wide_Long_sound.wav</text:p>
          </table:table-cell>
        </table:table-row>
        <table:table-row table:style-name="ro1">
          <table:table-cell office:value-type="string" calcext:value-type="string">
            <text:p>./archive_1/1745524002_1036_Wide_Long/1745524002_1036_Wide_Long_angle_data.json</text:p>
          </table:table-cell>
          <table:table-cell/>
          <table:table-cell office:value-type="string" calcext:value-type="string">
            <text:p>./archive_1/1745524002_1036_Wide_Long/1745524002_1036_Wide_Long_distance_data.json</text:p>
          </table:table-cell>
          <table:table-cell/>
          <table:table-cell office:value-type="string" calcext:value-type="string">
            <text:p>./archive_1/1745524002_1036_Wide_Long/1745524002_1036_Wide_Long_sound.wav</text:p>
          </table:table-cell>
        </table:table-row>
        <table:table-row table:style-name="ro1">
          <table:table-cell office:value-type="string" calcext:value-type="string">
            <text:p>./archive_1/1745526248_1346_Wide_Long/1745526248_1346_Wide_Long_angle_data.json</text:p>
          </table:table-cell>
          <table:table-cell/>
          <table:table-cell office:value-type="string" calcext:value-type="string">
            <text:p>./archive_1/1745526248_1346_Wide_Long/1745526248_1346_Wide_Long_distance_data.json</text:p>
          </table:table-cell>
          <table:table-cell/>
          <table:table-cell office:value-type="string" calcext:value-type="string">
            <text:p>./archive_1/1745526248_1346_Wide_Long/1745526248_1346_Wide_Long_sound.wav</text:p>
          </table:table-cell>
        </table:table-row>
        <table:table-row table:style-name="ro1">
          <table:table-cell office:value-type="string" calcext:value-type="string">
            <text:p>./archive_1/1744898213_161_Wide_Long/1744898213_161_Wide_Long_angle_data.json</text:p>
          </table:table-cell>
          <table:table-cell/>
          <table:table-cell office:value-type="string" calcext:value-type="string">
            <text:p>./archive_1/1744898213_161_Wide_Long/1744898213_161_Wide_Long_distance_data.json</text:p>
          </table:table-cell>
          <table:table-cell/>
          <table:table-cell office:value-type="string" calcext:value-type="string">
            <text:p>./archive_1/1744898213_161_Wide_Long/1744898213_161_Wide_Long_sound.wav</text:p>
          </table:table-cell>
        </table:table-row>
        <table:table-row table:style-name="ro1">
          <table:table-cell office:value-type="string" calcext:value-type="string">
            <text:p>./archive_1/1744907521_481_Wide_Long/1744907521_481_Wide_Long_angle_data.json</text:p>
          </table:table-cell>
          <table:table-cell/>
          <table:table-cell office:value-type="string" calcext:value-type="string">
            <text:p>./archive_1/1744907521_481_Wide_Long/1744907521_481_Wide_Long_distance_data.json</text:p>
          </table:table-cell>
          <table:table-cell/>
          <table:table-cell office:value-type="string" calcext:value-type="string">
            <text:p>./archive_1/1744907521_481_Wide_Long/1744907521_481_Wide_Long_sound.wav</text:p>
          </table:table-cell>
        </table:table-row>
        <table:table-row table:style-name="ro1">
          <table:table-cell office:value-type="string" calcext:value-type="string">
            <text:p>./archive_1/1744914515_798_Wide_Long/1744914515_798_Wide_Long_angle_data.json</text:p>
          </table:table-cell>
          <table:table-cell/>
          <table:table-cell office:value-type="string" calcext:value-type="string">
            <text:p>./archive_1/1744914515_798_Wide_Long/1744914515_798_Wide_Long_distance_data.json</text:p>
          </table:table-cell>
          <table:table-cell/>
          <table:table-cell office:value-type="string" calcext:value-type="string">
            <text:p>./archive_1/1744914515_798_Wide_Long/1744914515_798_Wide_Long_sound.wav</text:p>
          </table:table-cell>
        </table:table-row>
        <table:table-row table:style-name="ro1">
          <table:table-cell office:value-type="string" calcext:value-type="string">
            <text:p>./archive_1/1745514351_108_Wide_Long/1745514351_108_Wide_Long_angle_data.json</text:p>
          </table:table-cell>
          <table:table-cell/>
          <table:table-cell office:value-type="string" calcext:value-type="string">
            <text:p>./archive_1/1745514351_108_Wide_Long/1745514351_108_Wide_Long_distance_data.json</text:p>
          </table:table-cell>
          <table:table-cell/>
          <table:table-cell office:value-type="string" calcext:value-type="string">
            <text:p>./archive_1/1745514351_108_Wide_Long/1745514351_108_Wide_Long_sound.wav</text:p>
          </table:table-cell>
        </table:table-row>
        <table:table-row table:style-name="ro1">
          <table:table-cell office:value-type="string" calcext:value-type="string">
            <text:p>./archive_1/1745518907_417_Wide_Long/1745518907_417_Wide_Long_angle_data.json</text:p>
          </table:table-cell>
          <table:table-cell/>
          <table:table-cell office:value-type="string" calcext:value-type="string">
            <text:p>./archive_1/1745518907_417_Wide_Long/1745518907_417_Wide_Long_distance_data.json</text:p>
          </table:table-cell>
          <table:table-cell/>
          <table:table-cell office:value-type="string" calcext:value-type="string">
            <text:p>./archive_1/1745518907_417_Wide_Long/1745518907_417_Wide_Long_sound.wav</text:p>
          </table:table-cell>
        </table:table-row>
        <table:table-row table:style-name="ro1">
          <table:table-cell office:value-type="string" calcext:value-type="string">
            <text:p>./archive_1/1745522149_729_Wide_Long/1745522149_729_Wide_Long_angle_data.json</text:p>
          </table:table-cell>
          <table:table-cell/>
          <table:table-cell office:value-type="string" calcext:value-type="string">
            <text:p>./archive_1/1745522149_729_Wide_Long/1745522149_729_Wide_Long_distance_data.json</text:p>
          </table:table-cell>
          <table:table-cell/>
          <table:table-cell office:value-type="string" calcext:value-type="string">
            <text:p>./archive_1/1745522149_729_Wide_Long/1745522149_729_Wide_Long_sound.wav</text:p>
          </table:table-cell>
        </table:table-row>
        <table:table-row table:style-name="ro1">
          <table:table-cell office:value-type="string" calcext:value-type="string">
            <text:p>./archive_1/1745524007_1037_Wide_Long/1745524007_1037_Wide_Long_angle_data.json</text:p>
          </table:table-cell>
          <table:table-cell/>
          <table:table-cell office:value-type="string" calcext:value-type="string">
            <text:p>./archive_1/1745524007_1037_Wide_Long/1745524007_1037_Wide_Long_distance_data.json</text:p>
          </table:table-cell>
          <table:table-cell/>
          <table:table-cell office:value-type="string" calcext:value-type="string">
            <text:p>./archive_1/1745524007_1037_Wide_Long/1745524007_1037_Wide_Long_sound.wav</text:p>
          </table:table-cell>
        </table:table-row>
        <table:table-row table:style-name="ro1">
          <table:table-cell office:value-type="string" calcext:value-type="string">
            <text:p>./archive_1/1745526253_1347_Wide_Long/1745526253_1347_Wide_Long_angle_data.json</text:p>
          </table:table-cell>
          <table:table-cell/>
          <table:table-cell office:value-type="string" calcext:value-type="string">
            <text:p>./archive_1/1745526253_1347_Wide_Long/1745526253_1347_Wide_Long_distance_data.json</text:p>
          </table:table-cell>
          <table:table-cell/>
          <table:table-cell office:value-type="string" calcext:value-type="string">
            <text:p>./archive_1/1745526253_1347_Wide_Long/1745526253_1347_Wide_Long_sound.wav</text:p>
          </table:table-cell>
        </table:table-row>
        <table:table-row table:style-name="ro1">
          <table:table-cell office:value-type="string" calcext:value-type="string">
            <text:p>./archive_1/1744898232_162_Wide_Long/1744898232_162_Wide_Long_angle_data.json</text:p>
          </table:table-cell>
          <table:table-cell/>
          <table:table-cell office:value-type="string" calcext:value-type="string">
            <text:p>./archive_1/1744898232_162_Wide_Long/1744898232_162_Wide_Long_distance_data.json</text:p>
          </table:table-cell>
          <table:table-cell/>
          <table:table-cell office:value-type="string" calcext:value-type="string">
            <text:p>./archive_1/1744898232_162_Wide_Long/1744898232_162_Wide_Long_sound.wav</text:p>
          </table:table-cell>
        </table:table-row>
        <table:table-row table:style-name="ro1">
          <table:table-cell office:value-type="string" calcext:value-type="string">
            <text:p>./archive_1/1744907541_482_Wide_Long/1744907541_482_Wide_Long_angle_data.json</text:p>
          </table:table-cell>
          <table:table-cell/>
          <table:table-cell office:value-type="string" calcext:value-type="string">
            <text:p>./archive_1/1744907541_482_Wide_Long/1744907541_482_Wide_Long_distance_data.json</text:p>
          </table:table-cell>
          <table:table-cell/>
          <table:table-cell office:value-type="string" calcext:value-type="string">
            <text:p>./archive_1/1744907541_482_Wide_Long/1744907541_482_Wide_Long_sound.wav</text:p>
          </table:table-cell>
        </table:table-row>
        <table:table-row table:style-name="ro1">
          <table:table-cell office:value-type="string" calcext:value-type="string">
            <text:p>./archive_1/1744914535_799_Wide_Long/1744914535_799_Wide_Long_angle_data.json</text:p>
          </table:table-cell>
          <table:table-cell/>
          <table:table-cell office:value-type="string" calcext:value-type="string">
            <text:p>./archive_1/1744914535_799_Wide_Long/1744914535_799_Wide_Long_distance_data.json</text:p>
          </table:table-cell>
          <table:table-cell/>
          <table:table-cell office:value-type="string" calcext:value-type="string">
            <text:p>./archive_1/1744914535_799_Wide_Long/1744914535_799_Wide_Long_sound.wav</text:p>
          </table:table-cell>
        </table:table-row>
        <table:table-row table:style-name="ro1">
          <table:table-cell office:value-type="string" calcext:value-type="string">
            <text:p>./archive_1/1745514362_109_Wide_Long/1745514362_109_Wide_Long_angle_data.json</text:p>
          </table:table-cell>
          <table:table-cell/>
          <table:table-cell office:value-type="string" calcext:value-type="string">
            <text:p>./archive_1/1745514362_109_Wide_Long/1745514362_109_Wide_Long_distance_data.json</text:p>
          </table:table-cell>
          <table:table-cell/>
          <table:table-cell office:value-type="string" calcext:value-type="string">
            <text:p>./archive_1/1745514362_109_Wide_Long/1745514362_109_Wide_Long_sound.wav</text:p>
          </table:table-cell>
        </table:table-row>
        <table:table-row table:style-name="ro1">
          <table:table-cell office:value-type="string" calcext:value-type="string">
            <text:p>./archive_1/1745518911_418_Wide_Long/1745518911_418_Wide_Long_angle_data.json</text:p>
          </table:table-cell>
          <table:table-cell/>
          <table:table-cell office:value-type="string" calcext:value-type="string">
            <text:p>./archive_1/1745518911_418_Wide_Long/1745518911_418_Wide_Long_distance_data.json</text:p>
          </table:table-cell>
          <table:table-cell/>
          <table:table-cell office:value-type="string" calcext:value-type="string">
            <text:p>./archive_1/1745518911_418_Wide_Long/1745518911_418_Wide_Long_sound.wav</text:p>
          </table:table-cell>
        </table:table-row>
        <table:table-row table:style-name="ro1">
          <table:table-cell office:value-type="string" calcext:value-type="string">
            <text:p>./archive_1/1745522155_730_Wide_Long/1745522155_730_Wide_Long_angle_data.json</text:p>
          </table:table-cell>
          <table:table-cell/>
          <table:table-cell office:value-type="string" calcext:value-type="string">
            <text:p>./archive_1/1745522155_730_Wide_Long/1745522155_730_Wide_Long_distance_data.json</text:p>
          </table:table-cell>
          <table:table-cell/>
          <table:table-cell office:value-type="string" calcext:value-type="string">
            <text:p>./archive_1/1745522155_730_Wide_Long/1745522155_730_Wide_Long_sound.wav</text:p>
          </table:table-cell>
        </table:table-row>
        <table:table-row table:style-name="ro1">
          <table:table-cell office:value-type="string" calcext:value-type="string">
            <text:p>./archive_1/1745524011_1038_Wide_Long/1745524011_1038_Wide_Long_angle_data.json</text:p>
          </table:table-cell>
          <table:table-cell/>
          <table:table-cell office:value-type="string" calcext:value-type="string">
            <text:p>./archive_1/1745524011_1038_Wide_Long/1745524011_1038_Wide_Long_distance_data.json</text:p>
          </table:table-cell>
          <table:table-cell/>
          <table:table-cell office:value-type="string" calcext:value-type="string">
            <text:p>./archive_1/1745524011_1038_Wide_Long/1745524011_1038_Wide_Long_sound.wav</text:p>
          </table:table-cell>
        </table:table-row>
        <table:table-row table:style-name="ro1">
          <table:table-cell office:value-type="string" calcext:value-type="string">
            <text:p>./archive_1/1745526257_1348_Wide_Long/1745526257_1348_Wide_Long_angle_data.json</text:p>
          </table:table-cell>
          <table:table-cell/>
          <table:table-cell office:value-type="string" calcext:value-type="string">
            <text:p>./archive_1/1745526257_1348_Wide_Long/1745526257_1348_Wide_Long_distance_data.json</text:p>
          </table:table-cell>
          <table:table-cell/>
          <table:table-cell office:value-type="string" calcext:value-type="string">
            <text:p>./archive_1/1745526257_1348_Wide_Long/1745526257_1348_Wide_Long_sound.wav</text:p>
          </table:table-cell>
        </table:table-row>
        <table:table-row table:style-name="ro1">
          <table:table-cell office:value-type="string" calcext:value-type="string">
            <text:p>./archive_1/1744898251_163_Wide_Long/1744898251_163_Wide_Long_angle_data.json</text:p>
          </table:table-cell>
          <table:table-cell/>
          <table:table-cell office:value-type="string" calcext:value-type="string">
            <text:p>./archive_1/1744898251_163_Wide_Long/1744898251_163_Wide_Long_distance_data.json</text:p>
          </table:table-cell>
          <table:table-cell/>
          <table:table-cell office:value-type="string" calcext:value-type="string">
            <text:p>./archive_1/1744898251_163_Wide_Long/1744898251_163_Wide_Long_sound.wav</text:p>
          </table:table-cell>
        </table:table-row>
        <table:table-row table:style-name="ro1">
          <table:table-cell office:value-type="string" calcext:value-type="string">
            <text:p>./archive_1/1744907561_483_Wide_Long/1744907561_483_Wide_Long_angle_data.json</text:p>
          </table:table-cell>
          <table:table-cell/>
          <table:table-cell office:value-type="string" calcext:value-type="string">
            <text:p>./archive_1/1744907561_483_Wide_Long/1744907561_483_Wide_Long_distance_data.json</text:p>
          </table:table-cell>
          <table:table-cell/>
          <table:table-cell office:value-type="string" calcext:value-type="string">
            <text:p>./archive_1/1744907561_483_Wide_Long/1744907561_483_Wide_Long_sound.wav</text:p>
          </table:table-cell>
        </table:table-row>
        <table:table-row table:style-name="ro1">
          <table:table-cell office:value-type="string" calcext:value-type="string">
            <text:p>./archive_1/1744914555_800_Wide_Long/1744914555_800_Wide_Long_angle_data.json</text:p>
          </table:table-cell>
          <table:table-cell/>
          <table:table-cell office:value-type="string" calcext:value-type="string">
            <text:p>./archive_1/1744914555_800_Wide_Long/1744914555_800_Wide_Long_distance_data.json</text:p>
          </table:table-cell>
          <table:table-cell/>
          <table:table-cell office:value-type="string" calcext:value-type="string">
            <text:p>./archive_1/1744914555_800_Wide_Long/1744914555_800_Wide_Long_sound.wav</text:p>
          </table:table-cell>
        </table:table-row>
        <table:table-row table:style-name="ro1">
          <table:table-cell office:value-type="string" calcext:value-type="string">
            <text:p>./archive_1/1745514374_110_Wide_Long/1745514374_110_Wide_Long_angle_data.json</text:p>
          </table:table-cell>
          <table:table-cell/>
          <table:table-cell office:value-type="string" calcext:value-type="string">
            <text:p>./archive_1/1745514374_110_Wide_Long/1745514374_110_Wide_Long_distance_data.json</text:p>
          </table:table-cell>
          <table:table-cell/>
          <table:table-cell office:value-type="string" calcext:value-type="string">
            <text:p>./archive_1/1745514374_110_Wide_Long/1745514374_110_Wide_Long_sound.wav</text:p>
          </table:table-cell>
        </table:table-row>
        <table:table-row table:style-name="ro1">
          <table:table-cell office:value-type="string" calcext:value-type="string">
            <text:p>./archive_1/1745518915_419_Wide_Long/1745518915_419_Wide_Long_angle_data.json</text:p>
          </table:table-cell>
          <table:table-cell/>
          <table:table-cell office:value-type="string" calcext:value-type="string">
            <text:p>./archive_1/1745518915_419_Wide_Long/1745518915_419_Wide_Long_distance_data.json</text:p>
          </table:table-cell>
          <table:table-cell/>
          <table:table-cell office:value-type="string" calcext:value-type="string">
            <text:p>./archive_1/1745518915_419_Wide_Long/1745518915_419_Wide_Long_sound.wav</text:p>
          </table:table-cell>
        </table:table-row>
        <table:table-row table:style-name="ro1">
          <table:table-cell office:value-type="string" calcext:value-type="string">
            <text:p>./archive_1/1745522160_731_Wide_Long/1745522160_731_Wide_Long_angle_data.json</text:p>
          </table:table-cell>
          <table:table-cell/>
          <table:table-cell office:value-type="string" calcext:value-type="string">
            <text:p>./archive_1/1745522160_731_Wide_Long/1745522160_731_Wide_Long_distance_data.json</text:p>
          </table:table-cell>
          <table:table-cell/>
          <table:table-cell office:value-type="string" calcext:value-type="string">
            <text:p>./archive_1/1745522160_731_Wide_Long/1745522160_731_Wide_Long_sound.wav</text:p>
          </table:table-cell>
        </table:table-row>
        <table:table-row table:style-name="ro1">
          <table:table-cell office:value-type="string" calcext:value-type="string">
            <text:p>./archive_1/1745524016_1039_Wide_Long/1745524016_1039_Wide_Long_angle_data.json</text:p>
          </table:table-cell>
          <table:table-cell/>
          <table:table-cell office:value-type="string" calcext:value-type="string">
            <text:p>./archive_1/1745524016_1039_Wide_Long/1745524016_1039_Wide_Long_distance_data.json</text:p>
          </table:table-cell>
          <table:table-cell/>
          <table:table-cell office:value-type="string" calcext:value-type="string">
            <text:p>./archive_1/1745524016_1039_Wide_Long/1745524016_1039_Wide_Long_sound.wav</text:p>
          </table:table-cell>
        </table:table-row>
        <table:table-row table:style-name="ro1">
          <table:table-cell office:value-type="string" calcext:value-type="string">
            <text:p>./archive_1/1745526262_1349_Wide_Long/1745526262_1349_Wide_Long_angle_data.json</text:p>
          </table:table-cell>
          <table:table-cell/>
          <table:table-cell office:value-type="string" calcext:value-type="string">
            <text:p>./archive_1/1745526262_1349_Wide_Long/1745526262_1349_Wide_Long_distance_data.json</text:p>
          </table:table-cell>
          <table:table-cell/>
          <table:table-cell office:value-type="string" calcext:value-type="string">
            <text:p>./archive_1/1745526262_1349_Wide_Long/1745526262_1349_Wide_Long_sound.wav</text:p>
          </table:table-cell>
        </table:table-row>
        <table:table-row table:style-name="ro1">
          <table:table-cell office:value-type="string" calcext:value-type="string">
            <text:p>./archive_1/1744898270_164_Wide_Long/1744898270_164_Wide_Long_angle_data.json</text:p>
          </table:table-cell>
          <table:table-cell/>
          <table:table-cell office:value-type="string" calcext:value-type="string">
            <text:p>./archive_1/1744898270_164_Wide_Long/1744898270_164_Wide_Long_distance_data.json</text:p>
          </table:table-cell>
          <table:table-cell/>
          <table:table-cell office:value-type="string" calcext:value-type="string">
            <text:p>./archive_1/1744898270_164_Wide_Long/1744898270_164_Wide_Long_sound.wav</text:p>
          </table:table-cell>
        </table:table-row>
        <table:table-row table:style-name="ro1">
          <table:table-cell office:value-type="string" calcext:value-type="string">
            <text:p>./archive_1/1744907581_484_Wide_Long/1744907581_484_Wide_Long_angle_data.json</text:p>
          </table:table-cell>
          <table:table-cell/>
          <table:table-cell office:value-type="string" calcext:value-type="string">
            <text:p>./archive_1/1744907581_484_Wide_Long/1744907581_484_Wide_Long_distance_data.json</text:p>
          </table:table-cell>
          <table:table-cell/>
          <table:table-cell office:value-type="string" calcext:value-type="string">
            <text:p>./archive_1/1744907581_484_Wide_Long/1744907581_484_Wide_Long_sound.wav</text:p>
          </table:table-cell>
        </table:table-row>
        <table:table-row table:style-name="ro1">
          <table:table-cell office:value-type="string" calcext:value-type="string">
            <text:p>./archive_1/1744914574_801_Wide_Long/1744914574_801_Wide_Long_angle_data.json</text:p>
          </table:table-cell>
          <table:table-cell/>
          <table:table-cell office:value-type="string" calcext:value-type="string">
            <text:p>./archive_1/1744914574_801_Wide_Long/1744914574_801_Wide_Long_distance_data.json</text:p>
          </table:table-cell>
          <table:table-cell/>
          <table:table-cell office:value-type="string" calcext:value-type="string">
            <text:p>./archive_1/1744914574_801_Wide_Long/1744914574_801_Wide_Long_sound.wav</text:p>
          </table:table-cell>
        </table:table-row>
        <table:table-row table:style-name="ro1">
          <table:table-cell office:value-type="string" calcext:value-type="string">
            <text:p>./archive_1/1745514385_111_Wide_Long/1745514385_111_Wide_Long_angle_data.json</text:p>
          </table:table-cell>
          <table:table-cell/>
          <table:table-cell office:value-type="string" calcext:value-type="string">
            <text:p>./archive_1/1745514385_111_Wide_Long/1745514385_111_Wide_Long_distance_data.json</text:p>
          </table:table-cell>
          <table:table-cell/>
          <table:table-cell office:value-type="string" calcext:value-type="string">
            <text:p>./archive_1/1745514385_111_Wide_Long/1745514385_111_Wide_Long_sound.wav</text:p>
          </table:table-cell>
        </table:table-row>
        <table:table-row table:style-name="ro1">
          <table:table-cell office:value-type="string" calcext:value-type="string">
            <text:p>./archive_1/1745518920_420_Wide_Long/1745518920_420_Wide_Long_angle_data.json</text:p>
          </table:table-cell>
          <table:table-cell/>
          <table:table-cell office:value-type="string" calcext:value-type="string">
            <text:p>./archive_1/1745518920_420_Wide_Long/1745518920_420_Wide_Long_distance_data.json</text:p>
          </table:table-cell>
          <table:table-cell/>
          <table:table-cell office:value-type="string" calcext:value-type="string">
            <text:p>./archive_1/1745518920_420_Wide_Long/1745518920_420_Wide_Long_sound.wav</text:p>
          </table:table-cell>
        </table:table-row>
        <table:table-row table:style-name="ro1">
          <table:table-cell office:value-type="string" calcext:value-type="string">
            <text:p>./archive_1/1745522164_732_Wide_Long/1745522164_732_Wide_Long_angle_data.json</text:p>
          </table:table-cell>
          <table:table-cell/>
          <table:table-cell office:value-type="string" calcext:value-type="string">
            <text:p>./archive_1/1745522164_732_Wide_Long/1745522164_732_Wide_Long_distance_data.json</text:p>
          </table:table-cell>
          <table:table-cell/>
          <table:table-cell office:value-type="string" calcext:value-type="string">
            <text:p>./archive_1/1745522164_732_Wide_Long/1745522164_732_Wide_Long_sound.wav</text:p>
          </table:table-cell>
        </table:table-row>
        <table:table-row table:style-name="ro1">
          <table:table-cell office:value-type="string" calcext:value-type="string">
            <text:p>./archive_1/1745524020_1040_Wide_Long/1745524020_1040_Wide_Long_angle_data.json</text:p>
          </table:table-cell>
          <table:table-cell/>
          <table:table-cell office:value-type="string" calcext:value-type="string">
            <text:p>./archive_1/1745524020_1040_Wide_Long/1745524020_1040_Wide_Long_distance_data.json</text:p>
          </table:table-cell>
          <table:table-cell/>
          <table:table-cell office:value-type="string" calcext:value-type="string">
            <text:p>./archive_1/1745524020_1040_Wide_Long/1745524020_1040_Wide_Long_sound.wav</text:p>
          </table:table-cell>
        </table:table-row>
        <table:table-row table:style-name="ro1">
          <table:table-cell office:value-type="string" calcext:value-type="string">
            <text:p>./archive_1/1745526266_1350_Wide_Long/1745526266_1350_Wide_Long_angle_data.json</text:p>
          </table:table-cell>
          <table:table-cell/>
          <table:table-cell office:value-type="string" calcext:value-type="string">
            <text:p>./archive_1/1745526266_1350_Wide_Long/1745526266_1350_Wide_Long_distance_data.json</text:p>
          </table:table-cell>
          <table:table-cell/>
          <table:table-cell office:value-type="string" calcext:value-type="string">
            <text:p>./archive_1/1745526266_1350_Wide_Long/1745526266_1350_Wide_Long_sound.wav</text:p>
          </table:table-cell>
        </table:table-row>
        <table:table-row table:style-name="ro1">
          <table:table-cell office:value-type="string" calcext:value-type="string">
            <text:p>./archive_1/1744898289_165_Wide_Long/1744898289_165_Wide_Long_angle_data.json</text:p>
          </table:table-cell>
          <table:table-cell/>
          <table:table-cell office:value-type="string" calcext:value-type="string">
            <text:p>./archive_1/1744898289_165_Wide_Long/1744898289_165_Wide_Long_distance_data.json</text:p>
          </table:table-cell>
          <table:table-cell/>
          <table:table-cell office:value-type="string" calcext:value-type="string">
            <text:p>./archive_1/1744898289_165_Wide_Long/1744898289_165_Wide_Long_sound.wav</text:p>
          </table:table-cell>
        </table:table-row>
        <table:table-row table:style-name="ro1">
          <table:table-cell office:value-type="string" calcext:value-type="string">
            <text:p>./archive_1/1744907601_485_Wide_Long/1744907601_485_Wide_Long_angle_data.json</text:p>
          </table:table-cell>
          <table:table-cell/>
          <table:table-cell office:value-type="string" calcext:value-type="string">
            <text:p>./archive_1/1744907601_485_Wide_Long/1744907601_485_Wide_Long_distance_data.json</text:p>
          </table:table-cell>
          <table:table-cell/>
          <table:table-cell office:value-type="string" calcext:value-type="string">
            <text:p>./archive_1/1744907601_485_Wide_Long/1744907601_485_Wide_Long_sound.wav</text:p>
          </table:table-cell>
        </table:table-row>
        <table:table-row table:style-name="ro1">
          <table:table-cell office:value-type="string" calcext:value-type="string">
            <text:p>./archive_1/1744914604_802_Wide_Long/1744914604_802_Wide_Long_angle_data.json</text:p>
          </table:table-cell>
          <table:table-cell/>
          <table:table-cell office:value-type="string" calcext:value-type="string">
            <text:p>./archive_1/1744914604_802_Wide_Long/1744914604_802_Wide_Long_distance_data.json</text:p>
          </table:table-cell>
          <table:table-cell/>
          <table:table-cell office:value-type="string" calcext:value-type="string">
            <text:p>./archive_1/1744914604_802_Wide_Long/1744914604_802_Wide_Long_sound.wav</text:p>
          </table:table-cell>
        </table:table-row>
        <table:table-row table:style-name="ro1">
          <table:table-cell office:value-type="string" calcext:value-type="string">
            <text:p>./archive_1/1745514391_112_Wide_Long/1745514391_112_Wide_Long_angle_data.json</text:p>
          </table:table-cell>
          <table:table-cell/>
          <table:table-cell office:value-type="string" calcext:value-type="string">
            <text:p>./archive_1/1745514391_112_Wide_Long/1745514391_112_Wide_Long_distance_data.json</text:p>
          </table:table-cell>
          <table:table-cell/>
          <table:table-cell office:value-type="string" calcext:value-type="string">
            <text:p>./archive_1/1745514391_112_Wide_Long/1745514391_112_Wide_Long_sound.wav</text:p>
          </table:table-cell>
        </table:table-row>
        <table:table-row table:style-name="ro1">
          <table:table-cell office:value-type="string" calcext:value-type="string">
            <text:p>./archive_1/1745518924_421_Wide_Long/1745518924_421_Wide_Long_angle_data.json</text:p>
          </table:table-cell>
          <table:table-cell/>
          <table:table-cell office:value-type="string" calcext:value-type="string">
            <text:p>./archive_1/1745518924_421_Wide_Long/1745518924_421_Wide_Long_distance_data.json</text:p>
          </table:table-cell>
          <table:table-cell/>
          <table:table-cell office:value-type="string" calcext:value-type="string">
            <text:p>./archive_1/1745518924_421_Wide_Long/1745518924_421_Wide_Long_sound.wav</text:p>
          </table:table-cell>
        </table:table-row>
        <table:table-row table:style-name="ro1">
          <table:table-cell office:value-type="string" calcext:value-type="string">
            <text:p>./archive_1/1745522169_733_Wide_Long/1745522169_733_Wide_Long_angle_data.json</text:p>
          </table:table-cell>
          <table:table-cell/>
          <table:table-cell office:value-type="string" calcext:value-type="string">
            <text:p>./archive_1/1745522169_733_Wide_Long/1745522169_733_Wide_Long_distance_data.json</text:p>
          </table:table-cell>
          <table:table-cell/>
          <table:table-cell office:value-type="string" calcext:value-type="string">
            <text:p>./archive_1/1745522169_733_Wide_Long/1745522169_733_Wide_Long_sound.wav</text:p>
          </table:table-cell>
        </table:table-row>
        <table:table-row table:style-name="ro1">
          <table:table-cell office:value-type="string" calcext:value-type="string">
            <text:p>./archive_1/1745524025_1041_Wide_Long/1745524025_1041_Wide_Long_angle_data.json</text:p>
          </table:table-cell>
          <table:table-cell/>
          <table:table-cell office:value-type="string" calcext:value-type="string">
            <text:p>./archive_1/1745524025_1041_Wide_Long/1745524025_1041_Wide_Long_distance_data.json</text:p>
          </table:table-cell>
          <table:table-cell/>
          <table:table-cell office:value-type="string" calcext:value-type="string">
            <text:p>./archive_1/1745524025_1041_Wide_Long/1745524025_1041_Wide_Long_sound.wav</text:p>
          </table:table-cell>
        </table:table-row>
        <table:table-row table:style-name="ro1">
          <table:table-cell office:value-type="string" calcext:value-type="string">
            <text:p>./archive_1/1745526270_1351_Wide_Long/1745526270_1351_Wide_Long_angle_data.json</text:p>
          </table:table-cell>
          <table:table-cell/>
          <table:table-cell office:value-type="string" calcext:value-type="string">
            <text:p>./archive_1/1745526270_1351_Wide_Long/1745526270_1351_Wide_Long_distance_data.json</text:p>
          </table:table-cell>
          <table:table-cell/>
          <table:table-cell office:value-type="string" calcext:value-type="string">
            <text:p>./archive_1/1745526270_1351_Wide_Long/1745526270_1351_Wide_Long_sound.wav</text:p>
          </table:table-cell>
        </table:table-row>
        <table:table-row table:style-name="ro1">
          <table:table-cell office:value-type="string" calcext:value-type="string">
            <text:p>./archive_1/1744898307_166_Wide_Long/1744898307_166_Wide_Long_angle_data.json</text:p>
          </table:table-cell>
          <table:table-cell/>
          <table:table-cell office:value-type="string" calcext:value-type="string">
            <text:p>./archive_1/1744898307_166_Wide_Long/1744898307_166_Wide_Long_distance_data.json</text:p>
          </table:table-cell>
          <table:table-cell/>
          <table:table-cell office:value-type="string" calcext:value-type="string">
            <text:p>./archive_1/1744898307_166_Wide_Long/1744898307_166_Wide_Long_sound.wav</text:p>
          </table:table-cell>
        </table:table-row>
        <table:table-row table:style-name="ro1">
          <table:table-cell office:value-type="string" calcext:value-type="string">
            <text:p>./archive_1/1744907620_486_Wide_Long/1744907620_486_Wide_Long_angle_data.json</text:p>
          </table:table-cell>
          <table:table-cell/>
          <table:table-cell office:value-type="string" calcext:value-type="string">
            <text:p>./archive_1/1744907620_486_Wide_Long/1744907620_486_Wide_Long_distance_data.json</text:p>
          </table:table-cell>
          <table:table-cell/>
          <table:table-cell office:value-type="string" calcext:value-type="string">
            <text:p>./archive_1/1744907620_486_Wide_Long/1744907620_486_Wide_Long_sound.wav</text:p>
          </table:table-cell>
        </table:table-row>
        <table:table-row table:style-name="ro1">
          <table:table-cell office:value-type="string" calcext:value-type="string">
            <text:p>./archive_1/1744914624_803_Wide_Long/1744914624_803_Wide_Long_angle_data.json</text:p>
          </table:table-cell>
          <table:table-cell/>
          <table:table-cell office:value-type="string" calcext:value-type="string">
            <text:p>./archive_1/1744914624_803_Wide_Long/1744914624_803_Wide_Long_distance_data.json</text:p>
          </table:table-cell>
          <table:table-cell/>
          <table:table-cell office:value-type="string" calcext:value-type="string">
            <text:p>./archive_1/1744914624_803_Wide_Long/1744914624_803_Wide_Long_sound.wav</text:p>
          </table:table-cell>
        </table:table-row>
        <table:table-row table:style-name="ro1">
          <table:table-cell office:value-type="string" calcext:value-type="string">
            <text:p>./archive_1/1745514399_113_Wide_Long/1745514399_113_Wide_Long_angle_data.json</text:p>
          </table:table-cell>
          <table:table-cell/>
          <table:table-cell office:value-type="string" calcext:value-type="string">
            <text:p>./archive_1/1745514399_113_Wide_Long/1745514399_113_Wide_Long_distance_data.json</text:p>
          </table:table-cell>
          <table:table-cell/>
          <table:table-cell office:value-type="string" calcext:value-type="string">
            <text:p>./archive_1/1745514399_113_Wide_Long/1745514399_113_Wide_Long_sound.wav</text:p>
          </table:table-cell>
        </table:table-row>
        <table:table-row table:style-name="ro1">
          <table:table-cell office:value-type="string" calcext:value-type="string">
            <text:p>./archive_1/1745518929_422_Wide_Long/1745518929_422_Wide_Long_angle_data.json</text:p>
          </table:table-cell>
          <table:table-cell/>
          <table:table-cell office:value-type="string" calcext:value-type="string">
            <text:p>./archive_1/1745518929_422_Wide_Long/1745518929_422_Wide_Long_distance_data.json</text:p>
          </table:table-cell>
          <table:table-cell/>
          <table:table-cell office:value-type="string" calcext:value-type="string">
            <text:p>./archive_1/1745518929_422_Wide_Long/1745518929_422_Wide_Long_sound.wav</text:p>
          </table:table-cell>
        </table:table-row>
        <table:table-row table:style-name="ro1">
          <table:table-cell office:value-type="string" calcext:value-type="string">
            <text:p>./archive_1/1745522173_734_Wide_Long/1745522173_734_Wide_Long_angle_data.json</text:p>
          </table:table-cell>
          <table:table-cell/>
          <table:table-cell office:value-type="string" calcext:value-type="string">
            <text:p>./archive_1/1745522173_734_Wide_Long/1745522173_734_Wide_Long_distance_data.json</text:p>
          </table:table-cell>
          <table:table-cell/>
          <table:table-cell office:value-type="string" calcext:value-type="string">
            <text:p>./archive_1/1745522173_734_Wide_Long/1745522173_734_Wide_Long_sound.wav</text:p>
          </table:table-cell>
        </table:table-row>
        <table:table-row table:style-name="ro1">
          <table:table-cell office:value-type="string" calcext:value-type="string">
            <text:p>./archive_1/1745524029_1042_Wide_Long/1745524029_1042_Wide_Long_angle_data.json</text:p>
          </table:table-cell>
          <table:table-cell/>
          <table:table-cell office:value-type="string" calcext:value-type="string">
            <text:p>./archive_1/1745524029_1042_Wide_Long/1745524029_1042_Wide_Long_distance_data.json</text:p>
          </table:table-cell>
          <table:table-cell/>
          <table:table-cell office:value-type="string" calcext:value-type="string">
            <text:p>./archive_1/1745524029_1042_Wide_Long/1745524029_1042_Wide_Long_sound.wav</text:p>
          </table:table-cell>
        </table:table-row>
        <table:table-row table:style-name="ro1">
          <table:table-cell office:value-type="string" calcext:value-type="string">
            <text:p>./archive_1/1745526275_1352_Wide_Long/1745526275_1352_Wide_Long_angle_data.json</text:p>
          </table:table-cell>
          <table:table-cell/>
          <table:table-cell office:value-type="string" calcext:value-type="string">
            <text:p>./archive_1/1745526275_1352_Wide_Long/1745526275_1352_Wide_Long_distance_data.json</text:p>
          </table:table-cell>
          <table:table-cell/>
          <table:table-cell office:value-type="string" calcext:value-type="string">
            <text:p>./archive_1/1745526275_1352_Wide_Long/1745526275_1352_Wide_Long_sound.wav</text:p>
          </table:table-cell>
        </table:table-row>
        <table:table-row table:style-name="ro1">
          <table:table-cell office:value-type="string" calcext:value-type="string">
            <text:p>./archive_1/1744898327_167_Wide_Long/1744898327_167_Wide_Long_angle_data.json</text:p>
          </table:table-cell>
          <table:table-cell/>
          <table:table-cell office:value-type="string" calcext:value-type="string">
            <text:p>./archive_1/1744898327_167_Wide_Long/1744898327_167_Wide_Long_distance_data.json</text:p>
          </table:table-cell>
          <table:table-cell/>
          <table:table-cell office:value-type="string" calcext:value-type="string">
            <text:p>./archive_1/1744898327_167_Wide_Long/1744898327_167_Wide_Long_sound.wav</text:p>
          </table:table-cell>
        </table:table-row>
        <table:table-row table:style-name="ro1">
          <table:table-cell office:value-type="string" calcext:value-type="string">
            <text:p>./archive_1/1744907640_487_Wide_Long/1744907640_487_Wide_Long_angle_data.json</text:p>
          </table:table-cell>
          <table:table-cell/>
          <table:table-cell office:value-type="string" calcext:value-type="string">
            <text:p>./archive_1/1744907640_487_Wide_Long/1744907640_487_Wide_Long_distance_data.json</text:p>
          </table:table-cell>
          <table:table-cell/>
          <table:table-cell office:value-type="string" calcext:value-type="string">
            <text:p>./archive_1/1744907640_487_Wide_Long/1744907640_487_Wide_Long_sound.wav</text:p>
          </table:table-cell>
        </table:table-row>
        <table:table-row table:style-name="ro1">
          <table:table-cell office:value-type="string" calcext:value-type="string">
            <text:p>./archive_1/1744914643_804_Wide_Long/1744914643_804_Wide_Long_angle_data.json</text:p>
          </table:table-cell>
          <table:table-cell/>
          <table:table-cell office:value-type="string" calcext:value-type="string">
            <text:p>./archive_1/1744914643_804_Wide_Long/1744914643_804_Wide_Long_distance_data.json</text:p>
          </table:table-cell>
          <table:table-cell/>
          <table:table-cell office:value-type="string" calcext:value-type="string">
            <text:p>./archive_1/1744914643_804_Wide_Long/1744914643_804_Wide_Long_sound.wav</text:p>
          </table:table-cell>
        </table:table-row>
        <table:table-row table:style-name="ro1">
          <table:table-cell office:value-type="string" calcext:value-type="string">
            <text:p>./archive_1/1745514410_114_Wide_Long/1745514410_114_Wide_Long_angle_data.json</text:p>
          </table:table-cell>
          <table:table-cell/>
          <table:table-cell office:value-type="string" calcext:value-type="string">
            <text:p>./archive_1/1745514410_114_Wide_Long/1745514410_114_Wide_Long_distance_data.json</text:p>
          </table:table-cell>
          <table:table-cell/>
          <table:table-cell office:value-type="string" calcext:value-type="string">
            <text:p>./archive_1/1745514410_114_Wide_Long/1745514410_114_Wide_Long_sound.wav</text:p>
          </table:table-cell>
        </table:table-row>
        <table:table-row table:style-name="ro1">
          <table:table-cell office:value-type="string" calcext:value-type="string">
            <text:p>./archive_1/1745518969_423_Wide_Long/1745518969_423_Wide_Long_angle_data.json</text:p>
          </table:table-cell>
          <table:table-cell/>
          <table:table-cell office:value-type="string" calcext:value-type="string">
            <text:p>./archive_1/1745518969_423_Wide_Long/1745518969_423_Wide_Long_distance_data.json</text:p>
          </table:table-cell>
          <table:table-cell/>
          <table:table-cell office:value-type="string" calcext:value-type="string">
            <text:p>./archive_1/1745518969_423_Wide_Long/1745518969_423_Wide_Long_sound.wav</text:p>
          </table:table-cell>
        </table:table-row>
        <table:table-row table:style-name="ro1">
          <table:table-cell office:value-type="string" calcext:value-type="string">
            <text:p>./archive_1/1745522178_735_Wide_Long/1745522178_735_Wide_Long_angle_data.json</text:p>
          </table:table-cell>
          <table:table-cell/>
          <table:table-cell office:value-type="string" calcext:value-type="string">
            <text:p>./archive_1/1745522178_735_Wide_Long/1745522178_735_Wide_Long_distance_data.json</text:p>
          </table:table-cell>
          <table:table-cell/>
          <table:table-cell office:value-type="string" calcext:value-type="string">
            <text:p>./archive_1/1745522178_735_Wide_Long/1745522178_735_Wide_Long_sound.wav</text:p>
          </table:table-cell>
        </table:table-row>
        <table:table-row table:style-name="ro1">
          <table:table-cell office:value-type="string" calcext:value-type="string">
            <text:p>./archive_1/1745524034_1043_Wide_Long/1745524034_1043_Wide_Long_angle_data.json</text:p>
          </table:table-cell>
          <table:table-cell/>
          <table:table-cell office:value-type="string" calcext:value-type="string">
            <text:p>./archive_1/1745524034_1043_Wide_Long/1745524034_1043_Wide_Long_distance_data.json</text:p>
          </table:table-cell>
          <table:table-cell/>
          <table:table-cell office:value-type="string" calcext:value-type="string">
            <text:p>./archive_1/1745524034_1043_Wide_Long/1745524034_1043_Wide_Long_sound.wav</text:p>
          </table:table-cell>
        </table:table-row>
        <table:table-row table:style-name="ro1">
          <table:table-cell office:value-type="string" calcext:value-type="string">
            <text:p>./archive_1/1745526279_1353_Wide_Long/1745526279_1353_Wide_Long_angle_data.json</text:p>
          </table:table-cell>
          <table:table-cell/>
          <table:table-cell office:value-type="string" calcext:value-type="string">
            <text:p>./archive_1/1745526279_1353_Wide_Long/1745526279_1353_Wide_Long_distance_data.json</text:p>
          </table:table-cell>
          <table:table-cell/>
          <table:table-cell office:value-type="string" calcext:value-type="string">
            <text:p>./archive_1/1745526279_1353_Wide_Long/1745526279_1353_Wide_Long_sound.wav</text:p>
          </table:table-cell>
        </table:table-row>
        <table:table-row table:style-name="ro1">
          <table:table-cell office:value-type="string" calcext:value-type="string">
            <text:p>./archive_1/1744898345_168_Wide_Long/1744898345_168_Wide_Long_angle_data.json</text:p>
          </table:table-cell>
          <table:table-cell/>
          <table:table-cell office:value-type="string" calcext:value-type="string">
            <text:p>./archive_1/1744898345_168_Wide_Long/1744898345_168_Wide_Long_distance_data.json</text:p>
          </table:table-cell>
          <table:table-cell/>
          <table:table-cell office:value-type="string" calcext:value-type="string">
            <text:p>./archive_1/1744898345_168_Wide_Long/1744898345_168_Wide_Long_sound.wav</text:p>
          </table:table-cell>
        </table:table-row>
        <table:table-row table:style-name="ro1">
          <table:table-cell office:value-type="string" calcext:value-type="string">
            <text:p>./archive_1/1744907668_488_Wide_Long/1744907668_488_Wide_Long_angle_data.json</text:p>
          </table:table-cell>
          <table:table-cell/>
          <table:table-cell office:value-type="string" calcext:value-type="string">
            <text:p>./archive_1/1744907668_488_Wide_Long/1744907668_488_Wide_Long_distance_data.json</text:p>
          </table:table-cell>
          <table:table-cell/>
          <table:table-cell office:value-type="string" calcext:value-type="string">
            <text:p>./archive_1/1744907668_488_Wide_Long/1744907668_488_Wide_Long_sound.wav</text:p>
          </table:table-cell>
        </table:table-row>
        <table:table-row table:style-name="ro1">
          <table:table-cell office:value-type="string" calcext:value-type="string">
            <text:p>./archive_1/1744914663_805_Wide_Long/1744914663_805_Wide_Long_angle_data.json</text:p>
          </table:table-cell>
          <table:table-cell/>
          <table:table-cell office:value-type="string" calcext:value-type="string">
            <text:p>./archive_1/1744914663_805_Wide_Long/1744914663_805_Wide_Long_distance_data.json</text:p>
          </table:table-cell>
          <table:table-cell/>
          <table:table-cell office:value-type="string" calcext:value-type="string">
            <text:p>./archive_1/1744914663_805_Wide_Long/1744914663_805_Wide_Long_sound.wav</text:p>
          </table:table-cell>
        </table:table-row>
        <table:table-row table:style-name="ro1">
          <table:table-cell office:value-type="string" calcext:value-type="string">
            <text:p>./archive_1/1745514491_115_Wide_Long/1745514491_115_Wide_Long_angle_data.json</text:p>
          </table:table-cell>
          <table:table-cell/>
          <table:table-cell office:value-type="string" calcext:value-type="string">
            <text:p>./archive_1/1745514491_115_Wide_Long/1745514491_115_Wide_Long_distance_data.json</text:p>
          </table:table-cell>
          <table:table-cell/>
          <table:table-cell office:value-type="string" calcext:value-type="string">
            <text:p>./archive_1/1745514491_115_Wide_Long/1745514491_115_Wide_Long_sound.wav</text:p>
          </table:table-cell>
        </table:table-row>
        <table:table-row table:style-name="ro1">
          <table:table-cell office:value-type="string" calcext:value-type="string">
            <text:p>./archive_1/1745518973_424_Wide_Long/1745518973_424_Wide_Long_angle_data.json</text:p>
          </table:table-cell>
          <table:table-cell/>
          <table:table-cell office:value-type="string" calcext:value-type="string">
            <text:p>./archive_1/1745518973_424_Wide_Long/1745518973_424_Wide_Long_distance_data.json</text:p>
          </table:table-cell>
          <table:table-cell/>
          <table:table-cell office:value-type="string" calcext:value-type="string">
            <text:p>./archive_1/1745518973_424_Wide_Long/1745518973_424_Wide_Long_sound.wav</text:p>
          </table:table-cell>
        </table:table-row>
        <table:table-row table:style-name="ro1">
          <table:table-cell office:value-type="string" calcext:value-type="string">
            <text:p>./archive_1/1745522182_736_Wide_Long/1745522182_736_Wide_Long_angle_data.json</text:p>
          </table:table-cell>
          <table:table-cell/>
          <table:table-cell office:value-type="string" calcext:value-type="string">
            <text:p>./archive_1/1745522182_736_Wide_Long/1745522182_736_Wide_Long_distance_data.json</text:p>
          </table:table-cell>
          <table:table-cell/>
          <table:table-cell office:value-type="string" calcext:value-type="string">
            <text:p>./archive_1/1745522182_736_Wide_Long/1745522182_736_Wide_Long_sound.wav</text:p>
          </table:table-cell>
        </table:table-row>
        <table:table-row table:style-name="ro1">
          <table:table-cell office:value-type="string" calcext:value-type="string">
            <text:p>./archive_1/1745524043_1044_Wide_Long/1745524043_1044_Wide_Long_angle_data.json</text:p>
          </table:table-cell>
          <table:table-cell/>
          <table:table-cell office:value-type="string" calcext:value-type="string">
            <text:p>./archive_1/1745524043_1044_Wide_Long/1745524043_1044_Wide_Long_distance_data.json</text:p>
          </table:table-cell>
          <table:table-cell/>
          <table:table-cell office:value-type="string" calcext:value-type="string">
            <text:p>./archive_1/1745524043_1044_Wide_Long/1745524043_1044_Wide_Long_sound.wav</text:p>
          </table:table-cell>
        </table:table-row>
        <table:table-row table:style-name="ro1">
          <table:table-cell office:value-type="string" calcext:value-type="string">
            <text:p>./archive_1/1745526284_1354_Wide_Long/1745526284_1354_Wide_Long_angle_data.json</text:p>
          </table:table-cell>
          <table:table-cell/>
          <table:table-cell office:value-type="string" calcext:value-type="string">
            <text:p>./archive_1/1745526284_1354_Wide_Long/1745526284_1354_Wide_Long_distance_data.json</text:p>
          </table:table-cell>
          <table:table-cell/>
          <table:table-cell office:value-type="string" calcext:value-type="string">
            <text:p>./archive_1/1745526284_1354_Wide_Long/1745526284_1354_Wide_Long_sound.wav</text:p>
          </table:table-cell>
        </table:table-row>
        <table:table-row table:style-name="ro1">
          <table:table-cell office:value-type="string" calcext:value-type="string">
            <text:p>./archive_1/1744898363_169_Wide_Long/1744898363_169_Wide_Long_angle_data.json</text:p>
          </table:table-cell>
          <table:table-cell/>
          <table:table-cell office:value-type="string" calcext:value-type="string">
            <text:p>./archive_1/1744898363_169_Wide_Long/1744898363_169_Wide_Long_distance_data.json</text:p>
          </table:table-cell>
          <table:table-cell/>
          <table:table-cell office:value-type="string" calcext:value-type="string">
            <text:p>./archive_1/1744898363_169_Wide_Long/1744898363_169_Wide_Long_sound.wav</text:p>
          </table:table-cell>
        </table:table-row>
        <table:table-row table:style-name="ro1">
          <table:table-cell office:value-type="string" calcext:value-type="string">
            <text:p>./archive_1/1744907688_489_Wide_Long/1744907688_489_Wide_Long_angle_data.json</text:p>
          </table:table-cell>
          <table:table-cell/>
          <table:table-cell office:value-type="string" calcext:value-type="string">
            <text:p>./archive_1/1744907688_489_Wide_Long/1744907688_489_Wide_Long_distance_data.json</text:p>
          </table:table-cell>
          <table:table-cell/>
          <table:table-cell office:value-type="string" calcext:value-type="string">
            <text:p>./archive_1/1744907688_489_Wide_Long/1744907688_489_Wide_Long_sound.wav</text:p>
          </table:table-cell>
        </table:table-row>
        <table:table-row table:style-name="ro1">
          <table:table-cell office:value-type="string" calcext:value-type="string">
            <text:p>./archive_1/1744914683_806_Wide_Long/1744914683_806_Wide_Long_angle_data.json</text:p>
          </table:table-cell>
          <table:table-cell/>
          <table:table-cell office:value-type="string" calcext:value-type="string">
            <text:p>./archive_1/1744914683_806_Wide_Long/1744914683_806_Wide_Long_distance_data.json</text:p>
          </table:table-cell>
          <table:table-cell/>
          <table:table-cell office:value-type="string" calcext:value-type="string">
            <text:p>./archive_1/1744914683_806_Wide_Long/1744914683_806_Wide_Long_sound.wav</text:p>
          </table:table-cell>
        </table:table-row>
        <table:table-row table:style-name="ro1">
          <table:table-cell office:value-type="string" calcext:value-type="string">
            <text:p>./archive_1/1745514498_116_Wide_Long/1745514498_116_Wide_Long_angle_data.json</text:p>
          </table:table-cell>
          <table:table-cell/>
          <table:table-cell office:value-type="string" calcext:value-type="string">
            <text:p>./archive_1/1745514498_116_Wide_Long/1745514498_116_Wide_Long_distance_data.json</text:p>
          </table:table-cell>
          <table:table-cell/>
          <table:table-cell office:value-type="string" calcext:value-type="string">
            <text:p>./archive_1/1745514498_116_Wide_Long/1745514498_116_Wide_Long_sound.wav</text:p>
          </table:table-cell>
        </table:table-row>
        <table:table-row table:style-name="ro1">
          <table:table-cell office:value-type="string" calcext:value-type="string">
            <text:p>./archive_1/1745518980_425_Wide_Long/1745518980_425_Wide_Long_angle_data.json</text:p>
          </table:table-cell>
          <table:table-cell/>
          <table:table-cell office:value-type="string" calcext:value-type="string">
            <text:p>./archive_1/1745518980_425_Wide_Long/1745518980_425_Wide_Long_distance_data.json</text:p>
          </table:table-cell>
          <table:table-cell/>
          <table:table-cell office:value-type="string" calcext:value-type="string">
            <text:p>./archive_1/1745518980_425_Wide_Long/1745518980_425_Wide_Long_sound.wav</text:p>
          </table:table-cell>
        </table:table-row>
        <table:table-row table:style-name="ro1">
          <table:table-cell office:value-type="string" calcext:value-type="string">
            <text:p>./archive_1/1745522190_737_Wide_Long/1745522190_737_Wide_Long_angle_data.json</text:p>
          </table:table-cell>
          <table:table-cell/>
          <table:table-cell office:value-type="string" calcext:value-type="string">
            <text:p>./archive_1/1745522190_737_Wide_Long/1745522190_737_Wide_Long_distance_data.json</text:p>
          </table:table-cell>
          <table:table-cell/>
          <table:table-cell office:value-type="string" calcext:value-type="string">
            <text:p>./archive_1/1745522190_737_Wide_Long/1745522190_737_Wide_Long_sound.wav</text:p>
          </table:table-cell>
        </table:table-row>
        <table:table-row table:style-name="ro1">
          <table:table-cell office:value-type="string" calcext:value-type="string">
            <text:p>./archive_1/1745524047_1045_Wide_Long/1745524047_1045_Wide_Long_angle_data.json</text:p>
          </table:table-cell>
          <table:table-cell/>
          <table:table-cell office:value-type="string" calcext:value-type="string">
            <text:p>./archive_1/1745524047_1045_Wide_Long/1745524047_1045_Wide_Long_distance_data.json</text:p>
          </table:table-cell>
          <table:table-cell/>
          <table:table-cell office:value-type="string" calcext:value-type="string">
            <text:p>./archive_1/1745524047_1045_Wide_Long/1745524047_1045_Wide_Long_sound.wav</text:p>
          </table:table-cell>
        </table:table-row>
        <table:table-row table:style-name="ro1">
          <table:table-cell office:value-type="string" calcext:value-type="string">
            <text:p>./archive_1/1745526290_1355_Wide_Long/1745526290_1355_Wide_Long_angle_data.json</text:p>
          </table:table-cell>
          <table:table-cell/>
          <table:table-cell office:value-type="string" calcext:value-type="string">
            <text:p>./archive_1/1745526290_1355_Wide_Long/1745526290_1355_Wide_Long_distance_data.json</text:p>
          </table:table-cell>
          <table:table-cell/>
          <table:table-cell office:value-type="string" calcext:value-type="string">
            <text:p>./archive_1/1745526290_1355_Wide_Long/1745526290_1355_Wide_Long_sound.wav</text:p>
          </table:table-cell>
        </table:table-row>
        <table:table-row table:style-name="ro1">
          <table:table-cell office:value-type="string" calcext:value-type="string">
            <text:p>./archive_1/1744898382_170_Wide_Long/1744898382_170_Wide_Long_angle_data.json</text:p>
          </table:table-cell>
          <table:table-cell/>
          <table:table-cell office:value-type="string" calcext:value-type="string">
            <text:p>./archive_1/1744898382_170_Wide_Long/1744898382_170_Wide_Long_distance_data.json</text:p>
          </table:table-cell>
          <table:table-cell/>
          <table:table-cell office:value-type="string" calcext:value-type="string">
            <text:p>./archive_1/1744898382_170_Wide_Long/1744898382_170_Wide_Long_sound.wav</text:p>
          </table:table-cell>
        </table:table-row>
        <table:table-row table:style-name="ro1">
          <table:table-cell office:value-type="string" calcext:value-type="string">
            <text:p>./archive_1/1744907707_490_Wide_Long/1744907707_490_Wide_Long_angle_data.json</text:p>
          </table:table-cell>
          <table:table-cell/>
          <table:table-cell office:value-type="string" calcext:value-type="string">
            <text:p>./archive_1/1744907707_490_Wide_Long/1744907707_490_Wide_Long_distance_data.json</text:p>
          </table:table-cell>
          <table:table-cell/>
          <table:table-cell office:value-type="string" calcext:value-type="string">
            <text:p>./archive_1/1744907707_490_Wide_Long/1744907707_490_Wide_Long_sound.wav</text:p>
          </table:table-cell>
        </table:table-row>
        <table:table-row table:style-name="ro1">
          <table:table-cell office:value-type="string" calcext:value-type="string">
            <text:p>./archive_1/1744914703_807_Wide_Long/1744914703_807_Wide_Long_angle_data.json</text:p>
          </table:table-cell>
          <table:table-cell/>
          <table:table-cell office:value-type="string" calcext:value-type="string">
            <text:p>./archive_1/1744914703_807_Wide_Long/1744914703_807_Wide_Long_distance_data.json</text:p>
          </table:table-cell>
          <table:table-cell/>
          <table:table-cell office:value-type="string" calcext:value-type="string">
            <text:p>./archive_1/1744914703_807_Wide_Long/1744914703_807_Wide_Long_sound.wav</text:p>
          </table:table-cell>
        </table:table-row>
        <table:table-row table:style-name="ro1">
          <table:table-cell office:value-type="string" calcext:value-type="string">
            <text:p>./archive_1/1745514505_117_Wide_Long/1745514505_117_Wide_Long_angle_data.json</text:p>
          </table:table-cell>
          <table:table-cell/>
          <table:table-cell office:value-type="string" calcext:value-type="string">
            <text:p>./archive_1/1745514505_117_Wide_Long/1745514505_117_Wide_Long_distance_data.json</text:p>
          </table:table-cell>
          <table:table-cell/>
          <table:table-cell office:value-type="string" calcext:value-type="string">
            <text:p>./archive_1/1745514505_117_Wide_Long/1745514505_117_Wide_Long_sound.wav</text:p>
          </table:table-cell>
        </table:table-row>
        <table:table-row table:style-name="ro1">
          <table:table-cell office:value-type="string" calcext:value-type="string">
            <text:p>./archive_1/1745518984_426_Wide_Long/1745518984_426_Wide_Long_angle_data.json</text:p>
          </table:table-cell>
          <table:table-cell/>
          <table:table-cell office:value-type="string" calcext:value-type="string">
            <text:p>./archive_1/1745518984_426_Wide_Long/1745518984_426_Wide_Long_distance_data.json</text:p>
          </table:table-cell>
          <table:table-cell/>
          <table:table-cell office:value-type="string" calcext:value-type="string">
            <text:p>./archive_1/1745518984_426_Wide_Long/1745518984_426_Wide_Long_sound.wav</text:p>
          </table:table-cell>
        </table:table-row>
        <table:table-row table:style-name="ro1">
          <table:table-cell office:value-type="string" calcext:value-type="string">
            <text:p>./archive_1/1745522195_738_Wide_Long/1745522195_738_Wide_Long_angle_data.json</text:p>
          </table:table-cell>
          <table:table-cell/>
          <table:table-cell office:value-type="string" calcext:value-type="string">
            <text:p>./archive_1/1745522195_738_Wide_Long/1745522195_738_Wide_Long_distance_data.json</text:p>
          </table:table-cell>
          <table:table-cell/>
          <table:table-cell office:value-type="string" calcext:value-type="string">
            <text:p>./archive_1/1745522195_738_Wide_Long/1745522195_738_Wide_Long_sound.wav</text:p>
          </table:table-cell>
        </table:table-row>
        <table:table-row table:style-name="ro1">
          <table:table-cell office:value-type="string" calcext:value-type="string">
            <text:p>./archive_1/1745524051_1046_Wide_Long/1745524051_1046_Wide_Long_angle_data.json</text:p>
          </table:table-cell>
          <table:table-cell/>
          <table:table-cell office:value-type="string" calcext:value-type="string">
            <text:p>./archive_1/1745524051_1046_Wide_Long/1745524051_1046_Wide_Long_distance_data.json</text:p>
          </table:table-cell>
          <table:table-cell/>
          <table:table-cell office:value-type="string" calcext:value-type="string">
            <text:p>./archive_1/1745524051_1046_Wide_Long/1745524051_1046_Wide_Long_sound.wav</text:p>
          </table:table-cell>
        </table:table-row>
        <table:table-row table:style-name="ro1">
          <table:table-cell office:value-type="string" calcext:value-type="string">
            <text:p>./archive_1/1745526394_1356_Wide_Long/1745526394_1356_Wide_Long_angle_data.json</text:p>
          </table:table-cell>
          <table:table-cell/>
          <table:table-cell office:value-type="string" calcext:value-type="string">
            <text:p>./archive_1/1745526394_1356_Wide_Long/1745526394_1356_Wide_Long_distance_data.json</text:p>
          </table:table-cell>
          <table:table-cell/>
          <table:table-cell office:value-type="string" calcext:value-type="string">
            <text:p>./archive_1/1745526394_1356_Wide_Long/1745526394_1356_Wide_Long_sound.wav</text:p>
          </table:table-cell>
        </table:table-row>
        <table:table-row table:style-name="ro1">
          <table:table-cell office:value-type="string" calcext:value-type="string">
            <text:p>./archive_1/1744898400_171_Wide_Long/1744898400_171_Wide_Long_angle_data.json</text:p>
          </table:table-cell>
          <table:table-cell/>
          <table:table-cell office:value-type="string" calcext:value-type="string">
            <text:p>./archive_1/1744898400_171_Wide_Long/1744898400_171_Wide_Long_distance_data.json</text:p>
          </table:table-cell>
          <table:table-cell/>
          <table:table-cell office:value-type="string" calcext:value-type="string">
            <text:p>./archive_1/1744898400_171_Wide_Long/1744898400_171_Wide_Long_sound.wav</text:p>
          </table:table-cell>
        </table:table-row>
        <table:table-row table:style-name="ro1">
          <table:table-cell office:value-type="string" calcext:value-type="string">
            <text:p>./archive_1/1744907727_491_Wide_Long/1744907727_491_Wide_Long_angle_data.json</text:p>
          </table:table-cell>
          <table:table-cell/>
          <table:table-cell office:value-type="string" calcext:value-type="string">
            <text:p>./archive_1/1744907727_491_Wide_Long/1744907727_491_Wide_Long_distance_data.json</text:p>
          </table:table-cell>
          <table:table-cell/>
          <table:table-cell office:value-type="string" calcext:value-type="string">
            <text:p>./archive_1/1744907727_491_Wide_Long/1744907727_491_Wide_Long_sound.wav</text:p>
          </table:table-cell>
        </table:table-row>
        <table:table-row table:style-name="ro1">
          <table:table-cell office:value-type="string" calcext:value-type="string">
            <text:p>./archive_1/1744914725_808_Wide_Long/1744914725_808_Wide_Long_angle_data.json</text:p>
          </table:table-cell>
          <table:table-cell/>
          <table:table-cell office:value-type="string" calcext:value-type="string">
            <text:p>./archive_1/1744914725_808_Wide_Long/1744914725_808_Wide_Long_distance_data.json</text:p>
          </table:table-cell>
          <table:table-cell/>
          <table:table-cell office:value-type="string" calcext:value-type="string">
            <text:p>./archive_1/1744914725_808_Wide_Long/1744914725_808_Wide_Long_sound.wav</text:p>
          </table:table-cell>
        </table:table-row>
        <table:table-row table:style-name="ro1">
          <table:table-cell office:value-type="string" calcext:value-type="string">
            <text:p>./archive_1/1745514512_118_Wide_Long/1745514512_118_Wide_Long_angle_data.json</text:p>
          </table:table-cell>
          <table:table-cell/>
          <table:table-cell office:value-type="string" calcext:value-type="string">
            <text:p>./archive_1/1745514512_118_Wide_Long/1745514512_118_Wide_Long_distance_data.json</text:p>
          </table:table-cell>
          <table:table-cell/>
          <table:table-cell office:value-type="string" calcext:value-type="string">
            <text:p>./archive_1/1745514512_118_Wide_Long/1745514512_118_Wide_Long_sound.wav</text:p>
          </table:table-cell>
        </table:table-row>
        <table:table-row table:style-name="ro1">
          <table:table-cell office:value-type="string" calcext:value-type="string">
            <text:p>./archive_1/1745519521_427_Wide_Long/1745519521_427_Wide_Long_angle_data.json</text:p>
          </table:table-cell>
          <table:table-cell/>
          <table:table-cell office:value-type="string" calcext:value-type="string">
            <text:p>./archive_1/1745519521_427_Wide_Long/1745519521_427_Wide_Long_distance_data.json</text:p>
          </table:table-cell>
          <table:table-cell/>
          <table:table-cell office:value-type="string" calcext:value-type="string">
            <text:p>./archive_1/1745519521_427_Wide_Long/1745519521_427_Wide_Long_sound.wav</text:p>
          </table:table-cell>
        </table:table-row>
        <table:table-row table:style-name="ro1">
          <table:table-cell office:value-type="string" calcext:value-type="string">
            <text:p>./archive_1/1745522200_739_Wide_Long/1745522200_739_Wide_Long_angle_data.json</text:p>
          </table:table-cell>
          <table:table-cell/>
          <table:table-cell office:value-type="string" calcext:value-type="string">
            <text:p>./archive_1/1745522200_739_Wide_Long/1745522200_739_Wide_Long_distance_data.json</text:p>
          </table:table-cell>
          <table:table-cell/>
          <table:table-cell office:value-type="string" calcext:value-type="string">
            <text:p>./archive_1/1745522200_739_Wide_Long/1745522200_739_Wide_Long_sound.wav</text:p>
          </table:table-cell>
        </table:table-row>
        <table:table-row table:style-name="ro1">
          <table:table-cell office:value-type="string" calcext:value-type="string">
            <text:p>./archive_1/1745524056_1047_Wide_Long/1745524056_1047_Wide_Long_angle_data.json</text:p>
          </table:table-cell>
          <table:table-cell/>
          <table:table-cell office:value-type="string" calcext:value-type="string">
            <text:p>./archive_1/1745524056_1047_Wide_Long/1745524056_1047_Wide_Long_distance_data.json</text:p>
          </table:table-cell>
          <table:table-cell/>
          <table:table-cell office:value-type="string" calcext:value-type="string">
            <text:p>./archive_1/1745524056_1047_Wide_Long/1745524056_1047_Wide_Long_sound.wav</text:p>
          </table:table-cell>
        </table:table-row>
        <table:table-row table:style-name="ro1">
          <table:table-cell office:value-type="string" calcext:value-type="string">
            <text:p>./archive_1/1745526399_1357_Wide_Long/1745526399_1357_Wide_Long_angle_data.json</text:p>
          </table:table-cell>
          <table:table-cell/>
          <table:table-cell office:value-type="string" calcext:value-type="string">
            <text:p>./archive_1/1745526399_1357_Wide_Long/1745526399_1357_Wide_Long_distance_data.json</text:p>
          </table:table-cell>
          <table:table-cell/>
          <table:table-cell office:value-type="string" calcext:value-type="string">
            <text:p>./archive_1/1745526399_1357_Wide_Long/1745526399_1357_Wide_Long_sound.wav</text:p>
          </table:table-cell>
        </table:table-row>
        <table:table-row table:style-name="ro1">
          <table:table-cell office:value-type="string" calcext:value-type="string">
            <text:p>./archive_1/1744898419_172_Wide_Long/1744898419_172_Wide_Long_angle_data.json</text:p>
          </table:table-cell>
          <table:table-cell/>
          <table:table-cell office:value-type="string" calcext:value-type="string">
            <text:p>./archive_1/1744898419_172_Wide_Long/1744898419_172_Wide_Long_distance_data.json</text:p>
          </table:table-cell>
          <table:table-cell/>
          <table:table-cell office:value-type="string" calcext:value-type="string">
            <text:p>./archive_1/1744898419_172_Wide_Long/1744898419_172_Wide_Long_sound.wav</text:p>
          </table:table-cell>
        </table:table-row>
        <table:table-row table:style-name="ro1">
          <table:table-cell office:value-type="string" calcext:value-type="string">
            <text:p>./archive_1/1744907747_492_Wide_Long/1744907747_492_Wide_Long_angle_data.json</text:p>
          </table:table-cell>
          <table:table-cell/>
          <table:table-cell office:value-type="string" calcext:value-type="string">
            <text:p>./archive_1/1744907747_492_Wide_Long/1744907747_492_Wide_Long_distance_data.json</text:p>
          </table:table-cell>
          <table:table-cell/>
          <table:table-cell office:value-type="string" calcext:value-type="string">
            <text:p>./archive_1/1744907747_492_Wide_Long/1744907747_492_Wide_Long_sound.wav</text:p>
          </table:table-cell>
        </table:table-row>
        <table:table-row table:style-name="ro1">
          <table:table-cell office:value-type="string" calcext:value-type="string">
            <text:p>./archive_1/1744914745_809_Wide_Long/1744914745_809_Wide_Long_angle_data.json</text:p>
          </table:table-cell>
          <table:table-cell/>
          <table:table-cell office:value-type="string" calcext:value-type="string">
            <text:p>./archive_1/1744914745_809_Wide_Long/1744914745_809_Wide_Long_distance_data.json</text:p>
          </table:table-cell>
          <table:table-cell/>
          <table:table-cell office:value-type="string" calcext:value-type="string">
            <text:p>./archive_1/1744914745_809_Wide_Long/1744914745_809_Wide_Long_sound.wav</text:p>
          </table:table-cell>
        </table:table-row>
        <table:table-row table:style-name="ro1">
          <table:table-cell office:value-type="string" calcext:value-type="string">
            <text:p>./archive_1/1745514634_119_Wide_Long/1745514634_119_Wide_Long_angle_data.json</text:p>
          </table:table-cell>
          <table:table-cell/>
          <table:table-cell office:value-type="string" calcext:value-type="string">
            <text:p>./archive_1/1745514634_119_Wide_Long/1745514634_119_Wide_Long_distance_data.json</text:p>
          </table:table-cell>
          <table:table-cell/>
          <table:table-cell office:value-type="string" calcext:value-type="string">
            <text:p>./archive_1/1745514634_119_Wide_Long/1745514634_119_Wide_Long_sound.wav</text:p>
          </table:table-cell>
        </table:table-row>
        <table:table-row table:style-name="ro1">
          <table:table-cell office:value-type="string" calcext:value-type="string">
            <text:p>./archive_1/1745519542_428_Wide_Long/1745519542_428_Wide_Long_angle_data.json</text:p>
          </table:table-cell>
          <table:table-cell/>
          <table:table-cell office:value-type="string" calcext:value-type="string">
            <text:p>./archive_1/1745519542_428_Wide_Long/1745519542_428_Wide_Long_distance_data.json</text:p>
          </table:table-cell>
          <table:table-cell/>
          <table:table-cell office:value-type="string" calcext:value-type="string">
            <text:p>./archive_1/1745519542_428_Wide_Long/1745519542_428_Wide_Long_sound.wav</text:p>
          </table:table-cell>
        </table:table-row>
        <table:table-row table:style-name="ro1">
          <table:table-cell office:value-type="string" calcext:value-type="string">
            <text:p>./archive_1/1745522205_740_Wide_Long/1745522205_740_Wide_Long_angle_data.json</text:p>
          </table:table-cell>
          <table:table-cell/>
          <table:table-cell office:value-type="string" calcext:value-type="string">
            <text:p>./archive_1/1745522205_740_Wide_Long/1745522205_740_Wide_Long_distance_data.json</text:p>
          </table:table-cell>
          <table:table-cell/>
          <table:table-cell office:value-type="string" calcext:value-type="string">
            <text:p>./archive_1/1745522205_740_Wide_Long/1745522205_740_Wide_Long_sound.wav</text:p>
          </table:table-cell>
        </table:table-row>
        <table:table-row table:style-name="ro1">
          <table:table-cell office:value-type="string" calcext:value-type="string">
            <text:p>./archive_1/1745524060_1048_Wide_Long/1745524060_1048_Wide_Long_angle_data.json</text:p>
          </table:table-cell>
          <table:table-cell/>
          <table:table-cell office:value-type="string" calcext:value-type="string">
            <text:p>./archive_1/1745524060_1048_Wide_Long/1745524060_1048_Wide_Long_distance_data.json</text:p>
          </table:table-cell>
          <table:table-cell/>
          <table:table-cell office:value-type="string" calcext:value-type="string">
            <text:p>./archive_1/1745524060_1048_Wide_Long/1745524060_1048_Wide_Long_sound.wav</text:p>
          </table:table-cell>
        </table:table-row>
        <table:table-row table:style-name="ro1">
          <table:table-cell office:value-type="string" calcext:value-type="string">
            <text:p>./archive_1/1745526403_1358_Wide_Long/1745526403_1358_Wide_Long_angle_data.json</text:p>
          </table:table-cell>
          <table:table-cell/>
          <table:table-cell office:value-type="string" calcext:value-type="string">
            <text:p>./archive_1/1745526403_1358_Wide_Long/1745526403_1358_Wide_Long_distance_data.json</text:p>
          </table:table-cell>
          <table:table-cell/>
          <table:table-cell office:value-type="string" calcext:value-type="string">
            <text:p>./archive_1/1745526403_1358_Wide_Long/1745526403_1358_Wide_Long_sound.wav</text:p>
          </table:table-cell>
        </table:table-row>
        <table:table-row table:style-name="ro1">
          <table:table-cell office:value-type="string" calcext:value-type="string">
            <text:p>./archive_1/1744898438_173_Wide_Long/1744898438_173_Wide_Long_angle_data.json</text:p>
          </table:table-cell>
          <table:table-cell/>
          <table:table-cell office:value-type="string" calcext:value-type="string">
            <text:p>./archive_1/1744898438_173_Wide_Long/1744898438_173_Wide_Long_distance_data.json</text:p>
          </table:table-cell>
          <table:table-cell/>
          <table:table-cell office:value-type="string" calcext:value-type="string">
            <text:p>./archive_1/1744898438_173_Wide_Long/1744898438_173_Wide_Long_sound.wav</text:p>
          </table:table-cell>
        </table:table-row>
        <table:table-row table:style-name="ro1">
          <table:table-cell office:value-type="string" calcext:value-type="string">
            <text:p>./archive_1/1744907767_493_Wide_Long/1744907767_493_Wide_Long_angle_data.json</text:p>
          </table:table-cell>
          <table:table-cell/>
          <table:table-cell office:value-type="string" calcext:value-type="string">
            <text:p>./archive_1/1744907767_493_Wide_Long/1744907767_493_Wide_Long_distance_data.json</text:p>
          </table:table-cell>
          <table:table-cell/>
          <table:table-cell office:value-type="string" calcext:value-type="string">
            <text:p>./archive_1/1744907767_493_Wide_Long/1744907767_493_Wide_Long_sound.wav</text:p>
          </table:table-cell>
        </table:table-row>
        <table:table-row table:style-name="ro1">
          <table:table-cell office:value-type="string" calcext:value-type="string">
            <text:p>./archive_1/1744914765_810_Wide_Long/1744914765_810_Wide_Long_angle_data.json</text:p>
          </table:table-cell>
          <table:table-cell/>
          <table:table-cell office:value-type="string" calcext:value-type="string">
            <text:p>./archive_1/1744914765_810_Wide_Long/1744914765_810_Wide_Long_distance_data.json</text:p>
          </table:table-cell>
          <table:table-cell/>
          <table:table-cell office:value-type="string" calcext:value-type="string">
            <text:p>./archive_1/1744914765_810_Wide_Long/1744914765_810_Wide_Long_sound.wav</text:p>
          </table:table-cell>
        </table:table-row>
        <table:table-row table:style-name="ro1">
          <table:table-cell office:value-type="string" calcext:value-type="string">
            <text:p>./archive_1/1745514644_120_Wide_Long/1745514644_120_Wide_Long_angle_data.json</text:p>
          </table:table-cell>
          <table:table-cell/>
          <table:table-cell office:value-type="string" calcext:value-type="string">
            <text:p>./archive_1/1745514644_120_Wide_Long/1745514644_120_Wide_Long_distance_data.json</text:p>
          </table:table-cell>
          <table:table-cell/>
          <table:table-cell office:value-type="string" calcext:value-type="string">
            <text:p>./archive_1/1745514644_120_Wide_Long/1745514644_120_Wide_Long_sound.wav</text:p>
          </table:table-cell>
        </table:table-row>
        <table:table-row table:style-name="ro1">
          <table:table-cell office:value-type="string" calcext:value-type="string">
            <text:p>./archive_1/1745519547_429_Wide_Long/1745519547_429_Wide_Long_angle_data.json</text:p>
          </table:table-cell>
          <table:table-cell/>
          <table:table-cell office:value-type="string" calcext:value-type="string">
            <text:p>./archive_1/1745519547_429_Wide_Long/1745519547_429_Wide_Long_distance_data.json</text:p>
          </table:table-cell>
          <table:table-cell/>
          <table:table-cell office:value-type="string" calcext:value-type="string">
            <text:p>./archive_1/1745519547_429_Wide_Long/1745519547_429_Wide_Long_sound.wav</text:p>
          </table:table-cell>
        </table:table-row>
        <table:table-row table:style-name="ro1">
          <table:table-cell office:value-type="string" calcext:value-type="string">
            <text:p>./archive_1/1745522209_741_Wide_Long/1745522209_741_Wide_Long_angle_data.json</text:p>
          </table:table-cell>
          <table:table-cell/>
          <table:table-cell office:value-type="string" calcext:value-type="string">
            <text:p>./archive_1/1745522209_741_Wide_Long/1745522209_741_Wide_Long_distance_data.json</text:p>
          </table:table-cell>
          <table:table-cell/>
          <table:table-cell office:value-type="string" calcext:value-type="string">
            <text:p>./archive_1/1745522209_741_Wide_Long/1745522209_741_Wide_Long_sound.wav</text:p>
          </table:table-cell>
        </table:table-row>
        <table:table-row table:style-name="ro1">
          <table:table-cell office:value-type="string" calcext:value-type="string">
            <text:p>./archive_1/1745524064_1049_Wide_Long/1745524064_1049_Wide_Long_angle_data.json</text:p>
          </table:table-cell>
          <table:table-cell/>
          <table:table-cell office:value-type="string" calcext:value-type="string">
            <text:p>./archive_1/1745524064_1049_Wide_Long/1745524064_1049_Wide_Long_distance_data.json</text:p>
          </table:table-cell>
          <table:table-cell/>
          <table:table-cell office:value-type="string" calcext:value-type="string">
            <text:p>./archive_1/1745524064_1049_Wide_Long/1745524064_1049_Wide_Long_sound.wav</text:p>
          </table:table-cell>
        </table:table-row>
        <table:table-row table:style-name="ro1">
          <table:table-cell office:value-type="string" calcext:value-type="string">
            <text:p>./archive_1/1745526408_1359_Wide_Long/1745526408_1359_Wide_Long_angle_data.json</text:p>
          </table:table-cell>
          <table:table-cell/>
          <table:table-cell office:value-type="string" calcext:value-type="string">
            <text:p>./archive_1/1745526408_1359_Wide_Long/1745526408_1359_Wide_Long_distance_data.json</text:p>
          </table:table-cell>
          <table:table-cell/>
          <table:table-cell office:value-type="string" calcext:value-type="string">
            <text:p>./archive_1/1745526408_1359_Wide_Long/1745526408_1359_Wide_Long_sound.wav</text:p>
          </table:table-cell>
        </table:table-row>
        <table:table-row table:style-name="ro1">
          <table:table-cell office:value-type="string" calcext:value-type="string">
            <text:p>./archive_1/1744898456_174_Wide_Long/1744898456_174_Wide_Long_angle_data.json</text:p>
          </table:table-cell>
          <table:table-cell/>
          <table:table-cell office:value-type="string" calcext:value-type="string">
            <text:p>./archive_1/1744898456_174_Wide_Long/1744898456_174_Wide_Long_distance_data.json</text:p>
          </table:table-cell>
          <table:table-cell/>
          <table:table-cell office:value-type="string" calcext:value-type="string">
            <text:p>./archive_1/1744898456_174_Wide_Long/1744898456_174_Wide_Long_sound.wav</text:p>
          </table:table-cell>
        </table:table-row>
        <table:table-row table:style-name="ro1">
          <table:table-cell office:value-type="string" calcext:value-type="string">
            <text:p>./archive_1/1744907787_494_Wide_Long/1744907787_494_Wide_Long_angle_data.json</text:p>
          </table:table-cell>
          <table:table-cell/>
          <table:table-cell office:value-type="string" calcext:value-type="string">
            <text:p>./archive_1/1744907787_494_Wide_Long/1744907787_494_Wide_Long_distance_data.json</text:p>
          </table:table-cell>
          <table:table-cell/>
          <table:table-cell office:value-type="string" calcext:value-type="string">
            <text:p>./archive_1/1744907787_494_Wide_Long/1744907787_494_Wide_Long_sound.wav</text:p>
          </table:table-cell>
        </table:table-row>
        <table:table-row table:style-name="ro1">
          <table:table-cell office:value-type="string" calcext:value-type="string">
            <text:p>./archive_1/1744914785_811_Wide_Long/1744914785_811_Wide_Long_angle_data.json</text:p>
          </table:table-cell>
          <table:table-cell/>
          <table:table-cell office:value-type="string" calcext:value-type="string">
            <text:p>./archive_1/1744914785_811_Wide_Long/1744914785_811_Wide_Long_distance_data.json</text:p>
          </table:table-cell>
          <table:table-cell/>
          <table:table-cell office:value-type="string" calcext:value-type="string">
            <text:p>./archive_1/1744914785_811_Wide_Long/1744914785_811_Wide_Long_sound.wav</text:p>
          </table:table-cell>
        </table:table-row>
        <table:table-row table:style-name="ro1">
          <table:table-cell office:value-type="string" calcext:value-type="string">
            <text:p>./archive_1/1745514649_121_Wide_Long/1745514649_121_Wide_Long_angle_data.json</text:p>
          </table:table-cell>
          <table:table-cell/>
          <table:table-cell office:value-type="string" calcext:value-type="string">
            <text:p>./archive_1/1745514649_121_Wide_Long/1745514649_121_Wide_Long_distance_data.json</text:p>
          </table:table-cell>
          <table:table-cell/>
          <table:table-cell office:value-type="string" calcext:value-type="string">
            <text:p>./archive_1/1745514649_121_Wide_Long/1745514649_121_Wide_Long_sound.wav</text:p>
          </table:table-cell>
        </table:table-row>
        <table:table-row table:style-name="ro1">
          <table:table-cell office:value-type="string" calcext:value-type="string">
            <text:p>./archive_1/1745519552_430_Wide_Long/1745519552_430_Wide_Long_angle_data.json</text:p>
          </table:table-cell>
          <table:table-cell/>
          <table:table-cell office:value-type="string" calcext:value-type="string">
            <text:p>./archive_1/1745519552_430_Wide_Long/1745519552_430_Wide_Long_distance_data.json</text:p>
          </table:table-cell>
          <table:table-cell/>
          <table:table-cell office:value-type="string" calcext:value-type="string">
            <text:p>./archive_1/1745519552_430_Wide_Long/1745519552_430_Wide_Long_sound.wav</text:p>
          </table:table-cell>
        </table:table-row>
        <table:table-row table:style-name="ro1">
          <table:table-cell office:value-type="string" calcext:value-type="string">
            <text:p>./archive_1/1745522214_742_Wide_Long/1745522214_742_Wide_Long_angle_data.json</text:p>
          </table:table-cell>
          <table:table-cell/>
          <table:table-cell office:value-type="string" calcext:value-type="string">
            <text:p>./archive_1/1745522214_742_Wide_Long/1745522214_742_Wide_Long_distance_data.json</text:p>
          </table:table-cell>
          <table:table-cell/>
          <table:table-cell office:value-type="string" calcext:value-type="string">
            <text:p>./archive_1/1745522214_742_Wide_Long/1745522214_742_Wide_Long_sound.wav</text:p>
          </table:table-cell>
        </table:table-row>
        <table:table-row table:style-name="ro1">
          <table:table-cell office:value-type="string" calcext:value-type="string">
            <text:p>./archive_1/1745524069_1050_Wide_Long/1745524069_1050_Wide_Long_angle_data.json</text:p>
          </table:table-cell>
          <table:table-cell/>
          <table:table-cell office:value-type="string" calcext:value-type="string">
            <text:p>./archive_1/1745524069_1050_Wide_Long/1745524069_1050_Wide_Long_distance_data.json</text:p>
          </table:table-cell>
          <table:table-cell/>
          <table:table-cell office:value-type="string" calcext:value-type="string">
            <text:p>./archive_1/1745524069_1050_Wide_Long/1745524069_1050_Wide_Long_sound.wav</text:p>
          </table:table-cell>
        </table:table-row>
        <table:table-row table:style-name="ro1">
          <table:table-cell office:value-type="string" calcext:value-type="string">
            <text:p>./archive_1/1745526413_1360_Wide_Long/1745526413_1360_Wide_Long_angle_data.json</text:p>
          </table:table-cell>
          <table:table-cell/>
          <table:table-cell office:value-type="string" calcext:value-type="string">
            <text:p>./archive_1/1745526413_1360_Wide_Long/1745526413_1360_Wide_Long_distance_data.json</text:p>
          </table:table-cell>
          <table:table-cell/>
          <table:table-cell office:value-type="string" calcext:value-type="string">
            <text:p>./archive_1/1745526413_1360_Wide_Long/1745526413_1360_Wide_Long_sound.wav</text:p>
          </table:table-cell>
        </table:table-row>
        <table:table-row table:style-name="ro1">
          <table:table-cell office:value-type="string" calcext:value-type="string">
            <text:p>./archive_1/1744898475_175_Wide_Long/1744898475_175_Wide_Long_angle_data.json</text:p>
          </table:table-cell>
          <table:table-cell/>
          <table:table-cell office:value-type="string" calcext:value-type="string">
            <text:p>./archive_1/1744898475_175_Wide_Long/1744898475_175_Wide_Long_distance_data.json</text:p>
          </table:table-cell>
          <table:table-cell/>
          <table:table-cell office:value-type="string" calcext:value-type="string">
            <text:p>./archive_1/1744898475_175_Wide_Long/1744898475_175_Wide_Long_sound.wav</text:p>
          </table:table-cell>
        </table:table-row>
        <table:table-row table:style-name="ro1">
          <table:table-cell office:value-type="string" calcext:value-type="string">
            <text:p>./archive_1/1744907806_495_Wide_Long/1744907806_495_Wide_Long_angle_data.json</text:p>
          </table:table-cell>
          <table:table-cell/>
          <table:table-cell office:value-type="string" calcext:value-type="string">
            <text:p>./archive_1/1744907806_495_Wide_Long/1744907806_495_Wide_Long_distance_data.json</text:p>
          </table:table-cell>
          <table:table-cell/>
          <table:table-cell office:value-type="string" calcext:value-type="string">
            <text:p>./archive_1/1744907806_495_Wide_Long/1744907806_495_Wide_Long_sound.wav</text:p>
          </table:table-cell>
        </table:table-row>
        <table:table-row table:style-name="ro1">
          <table:table-cell office:value-type="string" calcext:value-type="string">
            <text:p>./archive_1/1744914809_812_Wide_Long/1744914809_812_Wide_Long_angle_data.json</text:p>
          </table:table-cell>
          <table:table-cell/>
          <table:table-cell office:value-type="string" calcext:value-type="string">
            <text:p>./archive_1/1744914809_812_Wide_Long/1744914809_812_Wide_Long_distance_data.json</text:p>
          </table:table-cell>
          <table:table-cell/>
          <table:table-cell office:value-type="string" calcext:value-type="string">
            <text:p>./archive_1/1744914809_812_Wide_Long/1744914809_812_Wide_Long_sound.wav</text:p>
          </table:table-cell>
        </table:table-row>
        <table:table-row table:style-name="ro1">
          <table:table-cell office:value-type="string" calcext:value-type="string">
            <text:p>./archive_1/1745514653_122_Wide_Long/1745514653_122_Wide_Long_angle_data.json</text:p>
          </table:table-cell>
          <table:table-cell/>
          <table:table-cell office:value-type="string" calcext:value-type="string">
            <text:p>./archive_1/1745514653_122_Wide_Long/1745514653_122_Wide_Long_distance_data.json</text:p>
          </table:table-cell>
          <table:table-cell/>
          <table:table-cell office:value-type="string" calcext:value-type="string">
            <text:p>./archive_1/1745514653_122_Wide_Long/1745514653_122_Wide_Long_sound.wav</text:p>
          </table:table-cell>
        </table:table-row>
        <table:table-row table:style-name="ro1">
          <table:table-cell office:value-type="string" calcext:value-type="string">
            <text:p>./archive_1/1745519556_431_Wide_Long/1745519556_431_Wide_Long_angle_data.json</text:p>
          </table:table-cell>
          <table:table-cell/>
          <table:table-cell office:value-type="string" calcext:value-type="string">
            <text:p>./archive_1/1745519556_431_Wide_Long/1745519556_431_Wide_Long_distance_data.json</text:p>
          </table:table-cell>
          <table:table-cell/>
          <table:table-cell office:value-type="string" calcext:value-type="string">
            <text:p>./archive_1/1745519556_431_Wide_Long/1745519556_431_Wide_Long_sound.wav</text:p>
          </table:table-cell>
        </table:table-row>
        <table:table-row table:style-name="ro1">
          <table:table-cell office:value-type="string" calcext:value-type="string">
            <text:p>./archive_1/1745522218_743_Wide_Long/1745522218_743_Wide_Long_angle_data.json</text:p>
          </table:table-cell>
          <table:table-cell/>
          <table:table-cell office:value-type="string" calcext:value-type="string">
            <text:p>./archive_1/1745522218_743_Wide_Long/1745522218_743_Wide_Long_distance_data.json</text:p>
          </table:table-cell>
          <table:table-cell/>
          <table:table-cell office:value-type="string" calcext:value-type="string">
            <text:p>./archive_1/1745522218_743_Wide_Long/1745522218_743_Wide_Long_sound.wav</text:p>
          </table:table-cell>
        </table:table-row>
        <table:table-row table:style-name="ro1">
          <table:table-cell office:value-type="string" calcext:value-type="string">
            <text:p>./archive_1/1745524073_1051_Wide_Long/1745524073_1051_Wide_Long_angle_data.json</text:p>
          </table:table-cell>
          <table:table-cell/>
          <table:table-cell office:value-type="string" calcext:value-type="string">
            <text:p>./archive_1/1745524073_1051_Wide_Long/1745524073_1051_Wide_Long_distance_data.json</text:p>
          </table:table-cell>
          <table:table-cell/>
          <table:table-cell office:value-type="string" calcext:value-type="string">
            <text:p>./archive_1/1745524073_1051_Wide_Long/1745524073_1051_Wide_Long_sound.wav</text:p>
          </table:table-cell>
        </table:table-row>
        <table:table-row table:style-name="ro1">
          <table:table-cell office:value-type="string" calcext:value-type="string">
            <text:p>./archive_1/1745526417_1361_Wide_Long/1745526417_1361_Wide_Long_angle_data.json</text:p>
          </table:table-cell>
          <table:table-cell/>
          <table:table-cell office:value-type="string" calcext:value-type="string">
            <text:p>./archive_1/1745526417_1361_Wide_Long/1745526417_1361_Wide_Long_distance_data.json</text:p>
          </table:table-cell>
          <table:table-cell/>
          <table:table-cell office:value-type="string" calcext:value-type="string">
            <text:p>./archive_1/1745526417_1361_Wide_Long/1745526417_1361_Wide_Long_sound.wav</text:p>
          </table:table-cell>
        </table:table-row>
        <table:table-row table:style-name="ro1">
          <table:table-cell office:value-type="string" calcext:value-type="string">
            <text:p>./archive_1/1744898493_176_Wide_Long/1744898493_176_Wide_Long_angle_data.json</text:p>
          </table:table-cell>
          <table:table-cell/>
          <table:table-cell office:value-type="string" calcext:value-type="string">
            <text:p>./archive_1/1744898493_176_Wide_Long/1744898493_176_Wide_Long_distance_data.json</text:p>
          </table:table-cell>
          <table:table-cell/>
          <table:table-cell office:value-type="string" calcext:value-type="string">
            <text:p>./archive_1/1744898493_176_Wide_Long/1744898493_176_Wide_Long_sound.wav</text:p>
          </table:table-cell>
        </table:table-row>
        <table:table-row table:style-name="ro1">
          <table:table-cell office:value-type="string" calcext:value-type="string">
            <text:p>./archive_1/1744907827_496_Wide_Long/1744907827_496_Wide_Long_angle_data.json</text:p>
          </table:table-cell>
          <table:table-cell/>
          <table:table-cell office:value-type="string" calcext:value-type="string">
            <text:p>./archive_1/1744907827_496_Wide_Long/1744907827_496_Wide_Long_distance_data.json</text:p>
          </table:table-cell>
          <table:table-cell/>
          <table:table-cell office:value-type="string" calcext:value-type="string">
            <text:p>./archive_1/1744907827_496_Wide_Long/1744907827_496_Wide_Long_sound.wav</text:p>
          </table:table-cell>
        </table:table-row>
        <table:table-row table:style-name="ro1">
          <table:table-cell office:value-type="string" calcext:value-type="string">
            <text:p>./archive_1/1744914831_813_Wide_Long/1744914831_813_Wide_Long_angle_data.json</text:p>
          </table:table-cell>
          <table:table-cell/>
          <table:table-cell office:value-type="string" calcext:value-type="string">
            <text:p>./archive_1/1744914831_813_Wide_Long/1744914831_813_Wide_Long_distance_data.json</text:p>
          </table:table-cell>
          <table:table-cell/>
          <table:table-cell office:value-type="string" calcext:value-type="string">
            <text:p>./archive_1/1744914831_813_Wide_Long/1744914831_813_Wide_Long_sound.wav</text:p>
          </table:table-cell>
        </table:table-row>
        <table:table-row table:style-name="ro1">
          <table:table-cell office:value-type="string" calcext:value-type="string">
            <text:p>./archive_1/1745514658_123_Wide_Long/1745514658_123_Wide_Long_angle_data.json</text:p>
          </table:table-cell>
          <table:table-cell/>
          <table:table-cell office:value-type="string" calcext:value-type="string">
            <text:p>./archive_1/1745514658_123_Wide_Long/1745514658_123_Wide_Long_distance_data.json</text:p>
          </table:table-cell>
          <table:table-cell/>
          <table:table-cell office:value-type="string" calcext:value-type="string">
            <text:p>./archive_1/1745514658_123_Wide_Long/1745514658_123_Wide_Long_sound.wav</text:p>
          </table:table-cell>
        </table:table-row>
        <table:table-row table:style-name="ro1">
          <table:table-cell office:value-type="string" calcext:value-type="string">
            <text:p>./archive_1/1745519561_432_Wide_Long/1745519561_432_Wide_Long_angle_data.json</text:p>
          </table:table-cell>
          <table:table-cell/>
          <table:table-cell office:value-type="string" calcext:value-type="string">
            <text:p>./archive_1/1745519561_432_Wide_Long/1745519561_432_Wide_Long_distance_data.json</text:p>
          </table:table-cell>
          <table:table-cell/>
          <table:table-cell office:value-type="string" calcext:value-type="string">
            <text:p>./archive_1/1745519561_432_Wide_Long/1745519561_432_Wide_Long_sound.wav</text:p>
          </table:table-cell>
        </table:table-row>
        <table:table-row table:style-name="ro1">
          <table:table-cell office:value-type="string" calcext:value-type="string">
            <text:p>./archive_1/1745522222_744_Wide_Long/1745522222_744_Wide_Long_angle_data.json</text:p>
          </table:table-cell>
          <table:table-cell/>
          <table:table-cell office:value-type="string" calcext:value-type="string">
            <text:p>./archive_1/1745522222_744_Wide_Long/1745522222_744_Wide_Long_distance_data.json</text:p>
          </table:table-cell>
          <table:table-cell/>
          <table:table-cell office:value-type="string" calcext:value-type="string">
            <text:p>./archive_1/1745522222_744_Wide_Long/1745522222_744_Wide_Long_sound.wav</text:p>
          </table:table-cell>
        </table:table-row>
        <table:table-row table:style-name="ro1">
          <table:table-cell office:value-type="string" calcext:value-type="string">
            <text:p>./archive_1/1745524077_1052_Wide_Long/1745524077_1052_Wide_Long_angle_data.json</text:p>
          </table:table-cell>
          <table:table-cell/>
          <table:table-cell office:value-type="string" calcext:value-type="string">
            <text:p>./archive_1/1745524077_1052_Wide_Long/1745524077_1052_Wide_Long_distance_data.json</text:p>
          </table:table-cell>
          <table:table-cell/>
          <table:table-cell office:value-type="string" calcext:value-type="string">
            <text:p>./archive_1/1745524077_1052_Wide_Long/1745524077_1052_Wide_Long_sound.wav</text:p>
          </table:table-cell>
        </table:table-row>
        <table:table-row table:style-name="ro1">
          <table:table-cell office:value-type="string" calcext:value-type="string">
            <text:p>./archive_1/1745526422_1362_Wide_Long/1745526422_1362_Wide_Long_angle_data.json</text:p>
          </table:table-cell>
          <table:table-cell/>
          <table:table-cell office:value-type="string" calcext:value-type="string">
            <text:p>./archive_1/1745526422_1362_Wide_Long/1745526422_1362_Wide_Long_distance_data.json</text:p>
          </table:table-cell>
          <table:table-cell/>
          <table:table-cell office:value-type="string" calcext:value-type="string">
            <text:p>./archive_1/1745526422_1362_Wide_Long/1745526422_1362_Wide_Long_sound.wav</text:p>
          </table:table-cell>
        </table:table-row>
        <table:table-row table:style-name="ro1">
          <table:table-cell office:value-type="string" calcext:value-type="string">
            <text:p>./archive_1/1744898511_177_Wide_Long/1744898511_177_Wide_Long_angle_data.json</text:p>
          </table:table-cell>
          <table:table-cell/>
          <table:table-cell office:value-type="string" calcext:value-type="string">
            <text:p>./archive_1/1744898511_177_Wide_Long/1744898511_177_Wide_Long_distance_data.json</text:p>
          </table:table-cell>
          <table:table-cell/>
          <table:table-cell office:value-type="string" calcext:value-type="string">
            <text:p>./archive_1/1744898511_177_Wide_Long/1744898511_177_Wide_Long_sound.wav</text:p>
          </table:table-cell>
        </table:table-row>
        <table:table-row table:style-name="ro1">
          <table:table-cell office:value-type="string" calcext:value-type="string">
            <text:p>./archive_1/1744907847_497_Wide_Long/1744907847_497_Wide_Long_angle_data.json</text:p>
          </table:table-cell>
          <table:table-cell/>
          <table:table-cell office:value-type="string" calcext:value-type="string">
            <text:p>./archive_1/1744907847_497_Wide_Long/1744907847_497_Wide_Long_distance_data.json</text:p>
          </table:table-cell>
          <table:table-cell/>
          <table:table-cell office:value-type="string" calcext:value-type="string">
            <text:p>./archive_1/1744907847_497_Wide_Long/1744907847_497_Wide_Long_sound.wav</text:p>
          </table:table-cell>
        </table:table-row>
        <table:table-row table:style-name="ro1">
          <table:table-cell office:value-type="string" calcext:value-type="string">
            <text:p>./archive_1/1744914852_814_Wide_Long/1744914852_814_Wide_Long_angle_data.json</text:p>
          </table:table-cell>
          <table:table-cell/>
          <table:table-cell office:value-type="string" calcext:value-type="string">
            <text:p>./archive_1/1744914852_814_Wide_Long/1744914852_814_Wide_Long_distance_data.json</text:p>
          </table:table-cell>
          <table:table-cell/>
          <table:table-cell office:value-type="string" calcext:value-type="string">
            <text:p>./archive_1/1744914852_814_Wide_Long/1744914852_814_Wide_Long_sound.wav</text:p>
          </table:table-cell>
        </table:table-row>
        <table:table-row table:style-name="ro1">
          <table:table-cell office:value-type="string" calcext:value-type="string">
            <text:p>./archive_1/1745514665_124_Wide_Long/1745514665_124_Wide_Long_angle_data.json</text:p>
          </table:table-cell>
          <table:table-cell/>
          <table:table-cell office:value-type="string" calcext:value-type="string">
            <text:p>./archive_1/1745514665_124_Wide_Long/1745514665_124_Wide_Long_distance_data.json</text:p>
          </table:table-cell>
          <table:table-cell/>
          <table:table-cell office:value-type="string" calcext:value-type="string">
            <text:p>./archive_1/1745514665_124_Wide_Long/1745514665_124_Wide_Long_sound.wav</text:p>
          </table:table-cell>
        </table:table-row>
        <table:table-row table:style-name="ro1">
          <table:table-cell office:value-type="string" calcext:value-type="string">
            <text:p>./archive_1/1745519569_433_Wide_Long/1745519569_433_Wide_Long_angle_data.json</text:p>
          </table:table-cell>
          <table:table-cell/>
          <table:table-cell office:value-type="string" calcext:value-type="string">
            <text:p>./archive_1/1745519569_433_Wide_Long/1745519569_433_Wide_Long_distance_data.json</text:p>
          </table:table-cell>
          <table:table-cell/>
          <table:table-cell office:value-type="string" calcext:value-type="string">
            <text:p>./archive_1/1745519569_433_Wide_Long/1745519569_433_Wide_Long_sound.wav</text:p>
          </table:table-cell>
        </table:table-row>
        <table:table-row table:style-name="ro1">
          <table:table-cell office:value-type="string" calcext:value-type="string">
            <text:p>./archive_1/1745522227_745_Wide_Long/1745522227_745_Wide_Long_angle_data.json</text:p>
          </table:table-cell>
          <table:table-cell/>
          <table:table-cell office:value-type="string" calcext:value-type="string">
            <text:p>./archive_1/1745522227_745_Wide_Long/1745522227_745_Wide_Long_distance_data.json</text:p>
          </table:table-cell>
          <table:table-cell/>
          <table:table-cell office:value-type="string" calcext:value-type="string">
            <text:p>./archive_1/1745522227_745_Wide_Long/1745522227_745_Wide_Long_sound.wav</text:p>
          </table:table-cell>
        </table:table-row>
        <table:table-row table:style-name="ro1">
          <table:table-cell office:value-type="string" calcext:value-type="string">
            <text:p>./archive_1/1745524081_1053_Wide_Long/1745524081_1053_Wide_Long_angle_data.json</text:p>
          </table:table-cell>
          <table:table-cell/>
          <table:table-cell office:value-type="string" calcext:value-type="string">
            <text:p>./archive_1/1745524081_1053_Wide_Long/1745524081_1053_Wide_Long_distance_data.json</text:p>
          </table:table-cell>
          <table:table-cell/>
          <table:table-cell office:value-type="string" calcext:value-type="string">
            <text:p>./archive_1/1745524081_1053_Wide_Long/1745524081_1053_Wide_Long_sound.wav</text:p>
          </table:table-cell>
        </table:table-row>
        <table:table-row table:style-name="ro1">
          <table:table-cell office:value-type="string" calcext:value-type="string">
            <text:p>./archive_1/1745526428_1363_Wide_Long/1745526428_1363_Wide_Long_angle_data.json</text:p>
          </table:table-cell>
          <table:table-cell/>
          <table:table-cell office:value-type="string" calcext:value-type="string">
            <text:p>./archive_1/1745526428_1363_Wide_Long/1745526428_1363_Wide_Long_distance_data.json</text:p>
          </table:table-cell>
          <table:table-cell/>
          <table:table-cell office:value-type="string" calcext:value-type="string">
            <text:p>./archive_1/1745526428_1363_Wide_Long/1745526428_1363_Wide_Long_sound.wav</text:p>
          </table:table-cell>
        </table:table-row>
        <table:table-row table:style-name="ro1">
          <table:table-cell office:value-type="string" calcext:value-type="string">
            <text:p>./archive_1/1744898532_178_Wide_Long/1744898532_178_Wide_Long_angle_data.json</text:p>
          </table:table-cell>
          <table:table-cell/>
          <table:table-cell office:value-type="string" calcext:value-type="string">
            <text:p>./archive_1/1744898532_178_Wide_Long/1744898532_178_Wide_Long_distance_data.json</text:p>
          </table:table-cell>
          <table:table-cell/>
          <table:table-cell office:value-type="string" calcext:value-type="string">
            <text:p>./archive_1/1744898532_178_Wide_Long/1744898532_178_Wide_Long_sound.wav</text:p>
          </table:table-cell>
        </table:table-row>
        <table:table-row table:style-name="ro1">
          <table:table-cell office:value-type="string" calcext:value-type="string">
            <text:p>./archive_1/1744907866_498_Wide_Long/1744907866_498_Wide_Long_angle_data.json</text:p>
          </table:table-cell>
          <table:table-cell/>
          <table:table-cell office:value-type="string" calcext:value-type="string">
            <text:p>./archive_1/1744907866_498_Wide_Long/1744907866_498_Wide_Long_distance_data.json</text:p>
          </table:table-cell>
          <table:table-cell/>
          <table:table-cell office:value-type="string" calcext:value-type="string">
            <text:p>./archive_1/1744907866_498_Wide_Long/1744907866_498_Wide_Long_sound.wav</text:p>
          </table:table-cell>
        </table:table-row>
        <table:table-row table:style-name="ro1">
          <table:table-cell office:value-type="string" calcext:value-type="string">
            <text:p>./archive_1/1744914873_815_Wide_Long/1744914873_815_Wide_Long_angle_data.json</text:p>
          </table:table-cell>
          <table:table-cell/>
          <table:table-cell office:value-type="string" calcext:value-type="string">
            <text:p>./archive_1/1744914873_815_Wide_Long/1744914873_815_Wide_Long_distance_data.json</text:p>
          </table:table-cell>
          <table:table-cell/>
          <table:table-cell office:value-type="string" calcext:value-type="string">
            <text:p>./archive_1/1744914873_815_Wide_Long/1744914873_815_Wide_Long_sound.wav</text:p>
          </table:table-cell>
        </table:table-row>
        <table:table-row table:style-name="ro1">
          <table:table-cell office:value-type="string" calcext:value-type="string">
            <text:p>./archive_1/1745514670_125_Wide_Long/1745514670_125_Wide_Long_angle_data.json</text:p>
          </table:table-cell>
          <table:table-cell/>
          <table:table-cell office:value-type="string" calcext:value-type="string">
            <text:p>./archive_1/1745514670_125_Wide_Long/1745514670_125_Wide_Long_distance_data.json</text:p>
          </table:table-cell>
          <table:table-cell/>
          <table:table-cell office:value-type="string" calcext:value-type="string">
            <text:p>./archive_1/1745514670_125_Wide_Long/1745514670_125_Wide_Long_sound.wav</text:p>
          </table:table-cell>
        </table:table-row>
        <table:table-row table:style-name="ro1">
          <table:table-cell office:value-type="string" calcext:value-type="string">
            <text:p>./archive_1/1745519574_434_Wide_Long/1745519574_434_Wide_Long_angle_data.json</text:p>
          </table:table-cell>
          <table:table-cell/>
          <table:table-cell office:value-type="string" calcext:value-type="string">
            <text:p>./archive_1/1745519574_434_Wide_Long/1745519574_434_Wide_Long_distance_data.json</text:p>
          </table:table-cell>
          <table:table-cell/>
          <table:table-cell office:value-type="string" calcext:value-type="string">
            <text:p>./archive_1/1745519574_434_Wide_Long/1745519574_434_Wide_Long_sound.wav</text:p>
          </table:table-cell>
        </table:table-row>
        <table:table-row table:style-name="ro1">
          <table:table-cell office:value-type="string" calcext:value-type="string">
            <text:p>./archive_1/1745522232_746_Wide_Long/1745522232_746_Wide_Long_angle_data.json</text:p>
          </table:table-cell>
          <table:table-cell/>
          <table:table-cell office:value-type="string" calcext:value-type="string">
            <text:p>./archive_1/1745522232_746_Wide_Long/1745522232_746_Wide_Long_distance_data.json</text:p>
          </table:table-cell>
          <table:table-cell/>
          <table:table-cell office:value-type="string" calcext:value-type="string">
            <text:p>./archive_1/1745522232_746_Wide_Long/1745522232_746_Wide_Long_sound.wav</text:p>
          </table:table-cell>
        </table:table-row>
        <table:table-row table:style-name="ro1">
          <table:table-cell office:value-type="string" calcext:value-type="string">
            <text:p>./archive_1/1745524085_1054_Wide_Long/1745524085_1054_Wide_Long_angle_data.json</text:p>
          </table:table-cell>
          <table:table-cell/>
          <table:table-cell office:value-type="string" calcext:value-type="string">
            <text:p>./archive_1/1745524085_1054_Wide_Long/1745524085_1054_Wide_Long_distance_data.json</text:p>
          </table:table-cell>
          <table:table-cell/>
          <table:table-cell office:value-type="string" calcext:value-type="string">
            <text:p>./archive_1/1745524085_1054_Wide_Long/1745524085_1054_Wide_Long_sound.wav</text:p>
          </table:table-cell>
        </table:table-row>
        <table:table-row table:style-name="ro1">
          <table:table-cell office:value-type="string" calcext:value-type="string">
            <text:p>./archive_1/1745526432_1364_Wide_Long/1745526432_1364_Wide_Long_angle_data.json</text:p>
          </table:table-cell>
          <table:table-cell/>
          <table:table-cell office:value-type="string" calcext:value-type="string">
            <text:p>./archive_1/1745526432_1364_Wide_Long/1745526432_1364_Wide_Long_distance_data.json</text:p>
          </table:table-cell>
          <table:table-cell/>
          <table:table-cell office:value-type="string" calcext:value-type="string">
            <text:p>./archive_1/1745526432_1364_Wide_Long/1745526432_1364_Wide_Long_sound.wav</text:p>
          </table:table-cell>
        </table:table-row>
        <table:table-row table:style-name="ro1">
          <table:table-cell office:value-type="string" calcext:value-type="string">
            <text:p>./archive_1/1744898554_179_Wide_Long/1744898554_179_Wide_Long_angle_data.json</text:p>
          </table:table-cell>
          <table:table-cell/>
          <table:table-cell office:value-type="string" calcext:value-type="string">
            <text:p>./archive_1/1744898554_179_Wide_Long/1744898554_179_Wide_Long_distance_data.json</text:p>
          </table:table-cell>
          <table:table-cell/>
          <table:table-cell office:value-type="string" calcext:value-type="string">
            <text:p>./archive_1/1744898554_179_Wide_Long/1744898554_179_Wide_Long_sound.wav</text:p>
          </table:table-cell>
        </table:table-row>
        <table:table-row table:style-name="ro1">
          <table:table-cell office:value-type="string" calcext:value-type="string">
            <text:p>./archive_1/1744907886_499_Wide_Long/1744907886_499_Wide_Long_angle_data.json</text:p>
          </table:table-cell>
          <table:table-cell/>
          <table:table-cell office:value-type="string" calcext:value-type="string">
            <text:p>./archive_1/1744907886_499_Wide_Long/1744907886_499_Wide_Long_distance_data.json</text:p>
          </table:table-cell>
          <table:table-cell/>
          <table:table-cell office:value-type="string" calcext:value-type="string">
            <text:p>./archive_1/1744907886_499_Wide_Long/1744907886_499_Wide_Long_sound.wav</text:p>
          </table:table-cell>
        </table:table-row>
        <table:table-row table:style-name="ro1">
          <table:table-cell office:value-type="string" calcext:value-type="string">
            <text:p>./archive_1/1744914893_816_Wide_Long/1744914893_816_Wide_Long_angle_data.json</text:p>
          </table:table-cell>
          <table:table-cell/>
          <table:table-cell office:value-type="string" calcext:value-type="string">
            <text:p>./archive_1/1744914893_816_Wide_Long/1744914893_816_Wide_Long_distance_data.json</text:p>
          </table:table-cell>
          <table:table-cell/>
          <table:table-cell office:value-type="string" calcext:value-type="string">
            <text:p>./archive_1/1744914893_816_Wide_Long/1744914893_816_Wide_Long_sound.wav</text:p>
          </table:table-cell>
        </table:table-row>
        <table:table-row table:style-name="ro1">
          <table:table-cell office:value-type="string" calcext:value-type="string">
            <text:p>./archive_1/1745514674_126_Wide_Long/1745514674_126_Wide_Long_angle_data.json</text:p>
          </table:table-cell>
          <table:table-cell/>
          <table:table-cell office:value-type="string" calcext:value-type="string">
            <text:p>./archive_1/1745514674_126_Wide_Long/1745514674_126_Wide_Long_distance_data.json</text:p>
          </table:table-cell>
          <table:table-cell/>
          <table:table-cell office:value-type="string" calcext:value-type="string">
            <text:p>./archive_1/1745514674_126_Wide_Long/1745514674_126_Wide_Long_sound.wav</text:p>
          </table:table-cell>
        </table:table-row>
        <table:table-row table:style-name="ro1">
          <table:table-cell office:value-type="string" calcext:value-type="string">
            <text:p>./archive_1/1745519579_435_Wide_Long/1745519579_435_Wide_Long_angle_data.json</text:p>
          </table:table-cell>
          <table:table-cell/>
          <table:table-cell office:value-type="string" calcext:value-type="string">
            <text:p>./archive_1/1745519579_435_Wide_Long/1745519579_435_Wide_Long_distance_data.json</text:p>
          </table:table-cell>
          <table:table-cell/>
          <table:table-cell office:value-type="string" calcext:value-type="string">
            <text:p>./archive_1/1745519579_435_Wide_Long/1745519579_435_Wide_Long_sound.wav</text:p>
          </table:table-cell>
        </table:table-row>
        <table:table-row table:style-name="ro1">
          <table:table-cell office:value-type="string" calcext:value-type="string">
            <text:p>./archive_1/1745522236_747_Wide_Long/1745522236_747_Wide_Long_angle_data.json</text:p>
          </table:table-cell>
          <table:table-cell/>
          <table:table-cell office:value-type="string" calcext:value-type="string">
            <text:p>./archive_1/1745522236_747_Wide_Long/1745522236_747_Wide_Long_distance_data.json</text:p>
          </table:table-cell>
          <table:table-cell/>
          <table:table-cell office:value-type="string" calcext:value-type="string">
            <text:p>./archive_1/1745522236_747_Wide_Long/1745522236_747_Wide_Long_sound.wav</text:p>
          </table:table-cell>
        </table:table-row>
        <table:table-row table:style-name="ro1">
          <table:table-cell office:value-type="string" calcext:value-type="string">
            <text:p>./archive_1/1745524090_1055_Wide_Long/1745524090_1055_Wide_Long_angle_data.json</text:p>
          </table:table-cell>
          <table:table-cell/>
          <table:table-cell office:value-type="string" calcext:value-type="string">
            <text:p>./archive_1/1745524090_1055_Wide_Long/1745524090_1055_Wide_Long_distance_data.json</text:p>
          </table:table-cell>
          <table:table-cell/>
          <table:table-cell office:value-type="string" calcext:value-type="string">
            <text:p>./archive_1/1745524090_1055_Wide_Long/1745524090_1055_Wide_Long_sound.wav</text:p>
          </table:table-cell>
        </table:table-row>
        <table:table-row table:style-name="ro1">
          <table:table-cell office:value-type="string" calcext:value-type="string">
            <text:p>./archive_1/1745526437_1365_Wide_Long/1745526437_1365_Wide_Long_angle_data.json</text:p>
          </table:table-cell>
          <table:table-cell/>
          <table:table-cell office:value-type="string" calcext:value-type="string">
            <text:p>./archive_1/1745526437_1365_Wide_Long/1745526437_1365_Wide_Long_distance_data.json</text:p>
          </table:table-cell>
          <table:table-cell/>
          <table:table-cell office:value-type="string" calcext:value-type="string">
            <text:p>./archive_1/1745526437_1365_Wide_Long/1745526437_1365_Wide_Long_sound.wav</text:p>
          </table:table-cell>
        </table:table-row>
        <table:table-row table:style-name="ro1">
          <table:table-cell office:value-type="string" calcext:value-type="string">
            <text:p>./archive_1/1744898573_180_Wide_Long/1744898573_180_Wide_Long_angle_data.json</text:p>
          </table:table-cell>
          <table:table-cell/>
          <table:table-cell office:value-type="string" calcext:value-type="string">
            <text:p>./archive_1/1744898573_180_Wide_Long/1744898573_180_Wide_Long_distance_data.json</text:p>
          </table:table-cell>
          <table:table-cell/>
          <table:table-cell office:value-type="string" calcext:value-type="string">
            <text:p>./archive_1/1744898573_180_Wide_Long/1744898573_180_Wide_Long_sound.wav</text:p>
          </table:table-cell>
        </table:table-row>
        <table:table-row table:style-name="ro1">
          <table:table-cell office:value-type="string" calcext:value-type="string">
            <text:p>./archive_1/1744907906_500_Wide_Long/1744907906_500_Wide_Long_angle_data.json</text:p>
          </table:table-cell>
          <table:table-cell/>
          <table:table-cell office:value-type="string" calcext:value-type="string">
            <text:p>./archive_1/1744907906_500_Wide_Long/1744907906_500_Wide_Long_distance_data.json</text:p>
          </table:table-cell>
          <table:table-cell/>
          <table:table-cell office:value-type="string" calcext:value-type="string">
            <text:p>./archive_1/1744907906_500_Wide_Long/1744907906_500_Wide_Long_sound.wav</text:p>
          </table:table-cell>
        </table:table-row>
        <table:table-row table:style-name="ro1">
          <table:table-cell office:value-type="string" calcext:value-type="string">
            <text:p>./archive_1/1744914913_817_Wide_Long/1744914913_817_Wide_Long_angle_data.json</text:p>
          </table:table-cell>
          <table:table-cell/>
          <table:table-cell office:value-type="string" calcext:value-type="string">
            <text:p>./archive_1/1744914913_817_Wide_Long/1744914913_817_Wide_Long_distance_data.json</text:p>
          </table:table-cell>
          <table:table-cell/>
          <table:table-cell office:value-type="string" calcext:value-type="string">
            <text:p>./archive_1/1744914913_817_Wide_Long/1744914913_817_Wide_Long_sound.wav</text:p>
          </table:table-cell>
        </table:table-row>
        <table:table-row table:style-name="ro1">
          <table:table-cell office:value-type="string" calcext:value-type="string">
            <text:p>./archive_1/1745514678_127_Wide_Long/1745514678_127_Wide_Long_angle_data.json</text:p>
          </table:table-cell>
          <table:table-cell/>
          <table:table-cell office:value-type="string" calcext:value-type="string">
            <text:p>./archive_1/1745514678_127_Wide_Long/1745514678_127_Wide_Long_distance_data.json</text:p>
          </table:table-cell>
          <table:table-cell/>
          <table:table-cell office:value-type="string" calcext:value-type="string">
            <text:p>./archive_1/1745514678_127_Wide_Long/1745514678_127_Wide_Long_sound.wav</text:p>
          </table:table-cell>
        </table:table-row>
        <table:table-row table:style-name="ro1">
          <table:table-cell office:value-type="string" calcext:value-type="string">
            <text:p>./archive_1/1745519584_436_Wide_Long/1745519584_436_Wide_Long_angle_data.json</text:p>
          </table:table-cell>
          <table:table-cell/>
          <table:table-cell office:value-type="string" calcext:value-type="string">
            <text:p>./archive_1/1745519584_436_Wide_Long/1745519584_436_Wide_Long_distance_data.json</text:p>
          </table:table-cell>
          <table:table-cell/>
          <table:table-cell office:value-type="string" calcext:value-type="string">
            <text:p>./archive_1/1745519584_436_Wide_Long/1745519584_436_Wide_Long_sound.wav</text:p>
          </table:table-cell>
        </table:table-row>
        <table:table-row table:style-name="ro1">
          <table:table-cell office:value-type="string" calcext:value-type="string">
            <text:p>./archive_1/1745522241_748_Wide_Long/1745522241_748_Wide_Long_angle_data.json</text:p>
          </table:table-cell>
          <table:table-cell/>
          <table:table-cell office:value-type="string" calcext:value-type="string">
            <text:p>./archive_1/1745522241_748_Wide_Long/1745522241_748_Wide_Long_distance_data.json</text:p>
          </table:table-cell>
          <table:table-cell/>
          <table:table-cell office:value-type="string" calcext:value-type="string">
            <text:p>./archive_1/1745522241_748_Wide_Long/1745522241_748_Wide_Long_sound.wav</text:p>
          </table:table-cell>
        </table:table-row>
        <table:table-row table:style-name="ro1">
          <table:table-cell office:value-type="string" calcext:value-type="string">
            <text:p>./archive_1/1745524103_1056_Wide_Long/1745524103_1056_Wide_Long_angle_data.json</text:p>
          </table:table-cell>
          <table:table-cell/>
          <table:table-cell office:value-type="string" calcext:value-type="string">
            <text:p>./archive_1/1745524103_1056_Wide_Long/1745524103_1056_Wide_Long_distance_data.json</text:p>
          </table:table-cell>
          <table:table-cell/>
          <table:table-cell office:value-type="string" calcext:value-type="string">
            <text:p>./archive_1/1745524103_1056_Wide_Long/1745524103_1056_Wide_Long_sound.wav</text:p>
          </table:table-cell>
        </table:table-row>
        <table:table-row table:style-name="ro1">
          <table:table-cell office:value-type="string" calcext:value-type="string">
            <text:p>./archive_1/1745526454_1366_Wide_Long/1745526454_1366_Wide_Long_angle_data.json</text:p>
          </table:table-cell>
          <table:table-cell/>
          <table:table-cell office:value-type="string" calcext:value-type="string">
            <text:p>./archive_1/1745526454_1366_Wide_Long/1745526454_1366_Wide_Long_distance_data.json</text:p>
          </table:table-cell>
          <table:table-cell/>
          <table:table-cell office:value-type="string" calcext:value-type="string">
            <text:p>./archive_1/1745526454_1366_Wide_Long/1745526454_1366_Wide_Long_sound.wav</text:p>
          </table:table-cell>
        </table:table-row>
        <table:table-row table:style-name="ro1">
          <table:table-cell office:value-type="string" calcext:value-type="string">
            <text:p>./archive_1/1744898624_182_Wide_Long/1744898624_182_Wide_Long_angle_data.json</text:p>
          </table:table-cell>
          <table:table-cell/>
          <table:table-cell office:value-type="string" calcext:value-type="string">
            <text:p>./archive_1/1744898624_182_Wide_Long/1744898624_182_Wide_Long_distance_data.json</text:p>
          </table:table-cell>
          <table:table-cell/>
          <table:table-cell office:value-type="string" calcext:value-type="string">
            <text:p>./archive_1/1744898624_182_Wide_Long/1744898624_182_Wide_Long_sound.wav</text:p>
          </table:table-cell>
        </table:table-row>
        <table:table-row table:style-name="ro1">
          <table:table-cell office:value-type="string" calcext:value-type="string">
            <text:p>./archive_1/1744907930_501_Wide_Long/1744907930_501_Wide_Long_angle_data.json</text:p>
          </table:table-cell>
          <table:table-cell/>
          <table:table-cell office:value-type="string" calcext:value-type="string">
            <text:p>./archive_1/1744907930_501_Wide_Long/1744907930_501_Wide_Long_distance_data.json</text:p>
          </table:table-cell>
          <table:table-cell/>
          <table:table-cell office:value-type="string" calcext:value-type="string">
            <text:p>./archive_1/1744907930_501_Wide_Long/1744907930_501_Wide_Long_sound.wav</text:p>
          </table:table-cell>
        </table:table-row>
        <table:table-row table:style-name="ro1">
          <table:table-cell office:value-type="string" calcext:value-type="string">
            <text:p>./archive_1/1744914932_818_Wide_Long/1744914932_818_Wide_Long_angle_data.json</text:p>
          </table:table-cell>
          <table:table-cell/>
          <table:table-cell office:value-type="string" calcext:value-type="string">
            <text:p>./archive_1/1744914932_818_Wide_Long/1744914932_818_Wide_Long_distance_data.json</text:p>
          </table:table-cell>
          <table:table-cell/>
          <table:table-cell office:value-type="string" calcext:value-type="string">
            <text:p>./archive_1/1744914932_818_Wide_Long/1744914932_818_Wide_Long_sound.wav</text:p>
          </table:table-cell>
        </table:table-row>
        <table:table-row table:style-name="ro1">
          <table:table-cell office:value-type="string" calcext:value-type="string">
            <text:p>./archive_1/1745514684_128_Wide_Long/1745514684_128_Wide_Long_angle_data.json</text:p>
          </table:table-cell>
          <table:table-cell/>
          <table:table-cell office:value-type="string" calcext:value-type="string">
            <text:p>./archive_1/1745514684_128_Wide_Long/1745514684_128_Wide_Long_distance_data.json</text:p>
          </table:table-cell>
          <table:table-cell/>
          <table:table-cell office:value-type="string" calcext:value-type="string">
            <text:p>./archive_1/1745514684_128_Wide_Long/1745514684_128_Wide_Long_sound.wav</text:p>
          </table:table-cell>
        </table:table-row>
        <table:table-row table:style-name="ro1">
          <table:table-cell office:value-type="string" calcext:value-type="string">
            <text:p>./archive_1/1745519589_437_Wide_Long/1745519589_437_Wide_Long_angle_data.json</text:p>
          </table:table-cell>
          <table:table-cell/>
          <table:table-cell office:value-type="string" calcext:value-type="string">
            <text:p>./archive_1/1745519589_437_Wide_Long/1745519589_437_Wide_Long_distance_data.json</text:p>
          </table:table-cell>
          <table:table-cell/>
          <table:table-cell office:value-type="string" calcext:value-type="string">
            <text:p>./archive_1/1745519589_437_Wide_Long/1745519589_437_Wide_Long_sound.wav</text:p>
          </table:table-cell>
        </table:table-row>
        <table:table-row table:style-name="ro1">
          <table:table-cell office:value-type="string" calcext:value-type="string">
            <text:p>./archive_1/1745522245_749_Wide_Long/1745522245_749_Wide_Long_angle_data.json</text:p>
          </table:table-cell>
          <table:table-cell/>
          <table:table-cell office:value-type="string" calcext:value-type="string">
            <text:p>./archive_1/1745522245_749_Wide_Long/1745522245_749_Wide_Long_distance_data.json</text:p>
          </table:table-cell>
          <table:table-cell/>
          <table:table-cell office:value-type="string" calcext:value-type="string">
            <text:p>./archive_1/1745522245_749_Wide_Long/1745522245_749_Wide_Long_sound.wav</text:p>
          </table:table-cell>
        </table:table-row>
        <table:table-row table:style-name="ro1">
          <table:table-cell office:value-type="string" calcext:value-type="string">
            <text:p>./archive_1/1745524109_1057_Wide_Long/1745524109_1057_Wide_Long_angle_data.json</text:p>
          </table:table-cell>
          <table:table-cell/>
          <table:table-cell office:value-type="string" calcext:value-type="string">
            <text:p>./archive_1/1745524109_1057_Wide_Long/1745524109_1057_Wide_Long_distance_data.json</text:p>
          </table:table-cell>
          <table:table-cell/>
          <table:table-cell office:value-type="string" calcext:value-type="string">
            <text:p>./archive_1/1745524109_1057_Wide_Long/1745524109_1057_Wide_Long_sound.wav</text:p>
          </table:table-cell>
        </table:table-row>
        <table:table-row table:style-name="ro1">
          <table:table-cell office:value-type="string" calcext:value-type="string">
            <text:p>./archive_1/1745526461_1367_Wide_Long/1745526461_1367_Wide_Long_angle_data.json</text:p>
          </table:table-cell>
          <table:table-cell/>
          <table:table-cell office:value-type="string" calcext:value-type="string">
            <text:p>./archive_1/1745526461_1367_Wide_Long/1745526461_1367_Wide_Long_distance_data.json</text:p>
          </table:table-cell>
          <table:table-cell/>
          <table:table-cell office:value-type="string" calcext:value-type="string">
            <text:p>./archive_1/1745526461_1367_Wide_Long/1745526461_1367_Wide_Long_sound.wav</text:p>
          </table:table-cell>
        </table:table-row>
        <table:table-row table:style-name="ro1">
          <table:table-cell office:value-type="string" calcext:value-type="string">
            <text:p>./archive_1/1744898646_183_Wide_Long/1744898646_183_Wide_Long_angle_data.json</text:p>
          </table:table-cell>
          <table:table-cell/>
          <table:table-cell office:value-type="string" calcext:value-type="string">
            <text:p>./archive_1/1744898646_183_Wide_Long/1744898646_183_Wide_Long_distance_data.json</text:p>
          </table:table-cell>
          <table:table-cell/>
          <table:table-cell office:value-type="string" calcext:value-type="string">
            <text:p>./archive_1/1744898646_183_Wide_Long/1744898646_183_Wide_Long_sound.wav</text:p>
          </table:table-cell>
        </table:table-row>
        <table:table-row table:style-name="ro1">
          <table:table-cell office:value-type="string" calcext:value-type="string">
            <text:p>./archive_1/1744907974_503_Wide_Long/1744907974_503_Wide_Long_angle_data.json</text:p>
          </table:table-cell>
          <table:table-cell/>
          <table:table-cell office:value-type="string" calcext:value-type="string">
            <text:p>./archive_1/1744907974_503_Wide_Long/1744907974_503_Wide_Long_distance_data.json</text:p>
          </table:table-cell>
          <table:table-cell/>
          <table:table-cell office:value-type="string" calcext:value-type="string">
            <text:p>./archive_1/1744907974_503_Wide_Long/1744907974_503_Wide_Long_sound.wav</text:p>
          </table:table-cell>
        </table:table-row>
        <table:table-row table:style-name="ro1">
          <table:table-cell office:value-type="string" calcext:value-type="string">
            <text:p>./archive_1/1744914952_819_Wide_Long/1744914952_819_Wide_Long_angle_data.json</text:p>
          </table:table-cell>
          <table:table-cell/>
          <table:table-cell office:value-type="string" calcext:value-type="string">
            <text:p>./archive_1/1744914952_819_Wide_Long/1744914952_819_Wide_Long_distance_data.json</text:p>
          </table:table-cell>
          <table:table-cell/>
          <table:table-cell office:value-type="string" calcext:value-type="string">
            <text:p>./archive_1/1744914952_819_Wide_Long/1744914952_819_Wide_Long_sound.wav</text:p>
          </table:table-cell>
        </table:table-row>
        <table:table-row table:style-name="ro1">
          <table:table-cell office:value-type="string" calcext:value-type="string">
            <text:p>./archive_1/1745514692_129_Wide_Long/1745514692_129_Wide_Long_angle_data.json</text:p>
          </table:table-cell>
          <table:table-cell/>
          <table:table-cell office:value-type="string" calcext:value-type="string">
            <text:p>./archive_1/1745514692_129_Wide_Long/1745514692_129_Wide_Long_distance_data.json</text:p>
          </table:table-cell>
          <table:table-cell/>
          <table:table-cell office:value-type="string" calcext:value-type="string">
            <text:p>./archive_1/1745514692_129_Wide_Long/1745514692_129_Wide_Long_sound.wav</text:p>
          </table:table-cell>
        </table:table-row>
        <table:table-row table:style-name="ro1">
          <table:table-cell office:value-type="string" calcext:value-type="string">
            <text:p>./archive_1/1745519593_438_Wide_Long/1745519593_438_Wide_Long_angle_data.json</text:p>
          </table:table-cell>
          <table:table-cell/>
          <table:table-cell office:value-type="string" calcext:value-type="string">
            <text:p>./archive_1/1745519593_438_Wide_Long/1745519593_438_Wide_Long_distance_data.json</text:p>
          </table:table-cell>
          <table:table-cell/>
          <table:table-cell office:value-type="string" calcext:value-type="string">
            <text:p>./archive_1/1745519593_438_Wide_Long/1745519593_438_Wide_Long_sound.wav</text:p>
          </table:table-cell>
        </table:table-row>
        <table:table-row table:style-name="ro1">
          <table:table-cell office:value-type="string" calcext:value-type="string">
            <text:p>./archive_1/1745522249_750_Wide_Long/1745522249_750_Wide_Long_angle_data.json</text:p>
          </table:table-cell>
          <table:table-cell/>
          <table:table-cell office:value-type="string" calcext:value-type="string">
            <text:p>./archive_1/1745522249_750_Wide_Long/1745522249_750_Wide_Long_distance_data.json</text:p>
          </table:table-cell>
          <table:table-cell/>
          <table:table-cell office:value-type="string" calcext:value-type="string">
            <text:p>./archive_1/1745522249_750_Wide_Long/1745522249_750_Wide_Long_sound.wav</text:p>
          </table:table-cell>
        </table:table-row>
        <table:table-row table:style-name="ro1">
          <table:table-cell office:value-type="string" calcext:value-type="string">
            <text:p>./archive_1/1745524115_1058_Wide_Long/1745524115_1058_Wide_Long_angle_data.json</text:p>
          </table:table-cell>
          <table:table-cell/>
          <table:table-cell office:value-type="string" calcext:value-type="string">
            <text:p>./archive_1/1745524115_1058_Wide_Long/1745524115_1058_Wide_Long_distance_data.json</text:p>
          </table:table-cell>
          <table:table-cell/>
          <table:table-cell office:value-type="string" calcext:value-type="string">
            <text:p>./archive_1/1745524115_1058_Wide_Long/1745524115_1058_Wide_Long_sound.wav</text:p>
          </table:table-cell>
        </table:table-row>
        <table:table-row table:style-name="ro1">
          <table:table-cell office:value-type="string" calcext:value-type="string">
            <text:p>./archive_1/1745526466_1368_Wide_Long/1745526466_1368_Wide_Long_angle_data.json</text:p>
          </table:table-cell>
          <table:table-cell/>
          <table:table-cell office:value-type="string" calcext:value-type="string">
            <text:p>./archive_1/1745526466_1368_Wide_Long/1745526466_1368_Wide_Long_distance_data.json</text:p>
          </table:table-cell>
          <table:table-cell/>
          <table:table-cell office:value-type="string" calcext:value-type="string">
            <text:p>./archive_1/1745526466_1368_Wide_Long/1745526466_1368_Wide_Long_sound.wav</text:p>
          </table:table-cell>
        </table:table-row>
        <table:table-row table:style-name="ro1">
          <table:table-cell office:value-type="string" calcext:value-type="string">
            <text:p>./archive_1/1744898667_184_Wide_Long/1744898667_184_Wide_Long_angle_data.json</text:p>
          </table:table-cell>
          <table:table-cell/>
          <table:table-cell office:value-type="string" calcext:value-type="string">
            <text:p>./archive_1/1744898667_184_Wide_Long/1744898667_184_Wide_Long_distance_data.json</text:p>
          </table:table-cell>
          <table:table-cell/>
          <table:table-cell office:value-type="string" calcext:value-type="string">
            <text:p>./archive_1/1744898667_184_Wide_Long/1744898667_184_Wide_Long_sound.wav</text:p>
          </table:table-cell>
        </table:table-row>
        <table:table-row table:style-name="ro1">
          <table:table-cell office:value-type="string" calcext:value-type="string">
            <text:p>./archive_1/1744907993_504_Wide_Long/1744907993_504_Wide_Long_angle_data.json</text:p>
          </table:table-cell>
          <table:table-cell/>
          <table:table-cell office:value-type="string" calcext:value-type="string">
            <text:p>./archive_1/1744907993_504_Wide_Long/1744907993_504_Wide_Long_distance_data.json</text:p>
          </table:table-cell>
          <table:table-cell/>
          <table:table-cell office:value-type="string" calcext:value-type="string">
            <text:p>./archive_1/1744907993_504_Wide_Long/1744907993_504_Wide_Long_sound.wav</text:p>
          </table:table-cell>
        </table:table-row>
        <table:table-row table:style-name="ro1">
          <table:table-cell office:value-type="string" calcext:value-type="string">
            <text:p>./archive_1/1744914976_820_Wide_Long/1744914976_820_Wide_Long_angle_data.json</text:p>
          </table:table-cell>
          <table:table-cell/>
          <table:table-cell office:value-type="string" calcext:value-type="string">
            <text:p>./archive_1/1744914976_820_Wide_Long/1744914976_820_Wide_Long_distance_data.json</text:p>
          </table:table-cell>
          <table:table-cell/>
          <table:table-cell office:value-type="string" calcext:value-type="string">
            <text:p>./archive_1/1744914976_820_Wide_Long/1744914976_820_Wide_Long_sound.wav</text:p>
          </table:table-cell>
        </table:table-row>
        <table:table-row table:style-name="ro1">
          <table:table-cell office:value-type="string" calcext:value-type="string">
            <text:p>./archive_1/1745514709_130_Wide_Long/1745514709_130_Wide_Long_angle_data.json</text:p>
          </table:table-cell>
          <table:table-cell/>
          <table:table-cell office:value-type="string" calcext:value-type="string">
            <text:p>./archive_1/1745514709_130_Wide_Long/1745514709_130_Wide_Long_distance_data.json</text:p>
          </table:table-cell>
          <table:table-cell/>
          <table:table-cell office:value-type="string" calcext:value-type="string">
            <text:p>./archive_1/1745514709_130_Wide_Long/1745514709_130_Wide_Long_sound.wav</text:p>
          </table:table-cell>
        </table:table-row>
        <table:table-row table:style-name="ro1">
          <table:table-cell office:value-type="string" calcext:value-type="string">
            <text:p>./archive_1/1745519598_439_Wide_Long/1745519598_439_Wide_Long_angle_data.json</text:p>
          </table:table-cell>
          <table:table-cell/>
          <table:table-cell office:value-type="string" calcext:value-type="string">
            <text:p>./archive_1/1745519598_439_Wide_Long/1745519598_439_Wide_Long_distance_data.json</text:p>
          </table:table-cell>
          <table:table-cell/>
          <table:table-cell office:value-type="string" calcext:value-type="string">
            <text:p>./archive_1/1745519598_439_Wide_Long/1745519598_439_Wide_Long_sound.wav</text:p>
          </table:table-cell>
        </table:table-row>
        <table:table-row table:style-name="ro1">
          <table:table-cell office:value-type="string" calcext:value-type="string">
            <text:p>./archive_1/1745522254_751_Wide_Long/1745522254_751_Wide_Long_angle_data.json</text:p>
          </table:table-cell>
          <table:table-cell/>
          <table:table-cell office:value-type="string" calcext:value-type="string">
            <text:p>./archive_1/1745522254_751_Wide_Long/1745522254_751_Wide_Long_distance_data.json</text:p>
          </table:table-cell>
          <table:table-cell/>
          <table:table-cell office:value-type="string" calcext:value-type="string">
            <text:p>./archive_1/1745522254_751_Wide_Long/1745522254_751_Wide_Long_sound.wav</text:p>
          </table:table-cell>
        </table:table-row>
        <table:table-row table:style-name="ro1">
          <table:table-cell office:value-type="string" calcext:value-type="string">
            <text:p>./archive_1/1745524119_1059_Wide_Long/1745524119_1059_Wide_Long_angle_data.json</text:p>
          </table:table-cell>
          <table:table-cell/>
          <table:table-cell office:value-type="string" calcext:value-type="string">
            <text:p>./archive_1/1745524119_1059_Wide_Long/1745524119_1059_Wide_Long_distance_data.json</text:p>
          </table:table-cell>
          <table:table-cell/>
          <table:table-cell office:value-type="string" calcext:value-type="string">
            <text:p>./archive_1/1745524119_1059_Wide_Long/1745524119_1059_Wide_Long_sound.wav</text:p>
          </table:table-cell>
        </table:table-row>
        <table:table-row table:style-name="ro1">
          <table:table-cell office:value-type="string" calcext:value-type="string">
            <text:p>./archive_1/1745526471_1369_Wide_Long/1745526471_1369_Wide_Long_angle_data.json</text:p>
          </table:table-cell>
          <table:table-cell/>
          <table:table-cell office:value-type="string" calcext:value-type="string">
            <text:p>./archive_1/1745526471_1369_Wide_Long/1745526471_1369_Wide_Long_distance_data.json</text:p>
          </table:table-cell>
          <table:table-cell/>
          <table:table-cell office:value-type="string" calcext:value-type="string">
            <text:p>./archive_1/1745526471_1369_Wide_Long/1745526471_1369_Wide_Long_sound.wav</text:p>
          </table:table-cell>
        </table:table-row>
        <table:table-row table:style-name="ro1">
          <table:table-cell office:value-type="string" calcext:value-type="string">
            <text:p>./archive_1/1744898685_185_Wide_Long/1744898685_185_Wide_Long_angle_data.json</text:p>
          </table:table-cell>
          <table:table-cell/>
          <table:table-cell office:value-type="string" calcext:value-type="string">
            <text:p>./archive_1/1744898685_185_Wide_Long/1744898685_185_Wide_Long_distance_data.json</text:p>
          </table:table-cell>
          <table:table-cell/>
          <table:table-cell office:value-type="string" calcext:value-type="string">
            <text:p>./archive_1/1744898685_185_Wide_Long/1744898685_185_Wide_Long_sound.wav</text:p>
          </table:table-cell>
        </table:table-row>
        <table:table-row table:style-name="ro1">
          <table:table-cell office:value-type="string" calcext:value-type="string">
            <text:p>./archive_1/1744908011_505_Wide_Long/1744908011_505_Wide_Long_angle_data.json</text:p>
          </table:table-cell>
          <table:table-cell/>
          <table:table-cell office:value-type="string" calcext:value-type="string">
            <text:p>./archive_1/1744908011_505_Wide_Long/1744908011_505_Wide_Long_distance_data.json</text:p>
          </table:table-cell>
          <table:table-cell/>
          <table:table-cell office:value-type="string" calcext:value-type="string">
            <text:p>./archive_1/1744908011_505_Wide_Long/1744908011_505_Wide_Long_sound.wav</text:p>
          </table:table-cell>
        </table:table-row>
        <table:table-row table:style-name="ro1">
          <table:table-cell office:value-type="string" calcext:value-type="string">
            <text:p>./archive_1/1744914997_821_Wide_Long/1744914997_821_Wide_Long_angle_data.json</text:p>
          </table:table-cell>
          <table:table-cell/>
          <table:table-cell office:value-type="string" calcext:value-type="string">
            <text:p>./archive_1/1744914997_821_Wide_Long/1744914997_821_Wide_Long_distance_data.json</text:p>
          </table:table-cell>
          <table:table-cell/>
          <table:table-cell office:value-type="string" calcext:value-type="string">
            <text:p>./archive_1/1744914997_821_Wide_Long/1744914997_821_Wide_Long_sound.wav</text:p>
          </table:table-cell>
        </table:table-row>
        <table:table-row table:style-name="ro1">
          <table:table-cell office:value-type="string" calcext:value-type="string">
            <text:p>./archive_1/1745514716_131_Wide_Long/1745514716_131_Wide_Long_angle_data.json</text:p>
          </table:table-cell>
          <table:table-cell/>
          <table:table-cell office:value-type="string" calcext:value-type="string">
            <text:p>./archive_1/1745514716_131_Wide_Long/1745514716_131_Wide_Long_distance_data.json</text:p>
          </table:table-cell>
          <table:table-cell/>
          <table:table-cell office:value-type="string" calcext:value-type="string">
            <text:p>./archive_1/1745514716_131_Wide_Long/1745514716_131_Wide_Long_sound.wav</text:p>
          </table:table-cell>
        </table:table-row>
        <table:table-row table:style-name="ro1">
          <table:table-cell office:value-type="string" calcext:value-type="string">
            <text:p>./archive_1/1745519602_440_Wide_Long/1745519602_440_Wide_Long_angle_data.json</text:p>
          </table:table-cell>
          <table:table-cell/>
          <table:table-cell office:value-type="string" calcext:value-type="string">
            <text:p>./archive_1/1745519602_440_Wide_Long/1745519602_440_Wide_Long_distance_data.json</text:p>
          </table:table-cell>
          <table:table-cell/>
          <table:table-cell office:value-type="string" calcext:value-type="string">
            <text:p>./archive_1/1745519602_440_Wide_Long/1745519602_440_Wide_Long_sound.wav</text:p>
          </table:table-cell>
        </table:table-row>
        <table:table-row table:style-name="ro1">
          <table:table-cell office:value-type="string" calcext:value-type="string">
            <text:p>./archive_1/1745522261_752_Wide_Long/1745522261_752_Wide_Long_angle_data.json</text:p>
          </table:table-cell>
          <table:table-cell/>
          <table:table-cell office:value-type="string" calcext:value-type="string">
            <text:p>./archive_1/1745522261_752_Wide_Long/1745522261_752_Wide_Long_distance_data.json</text:p>
          </table:table-cell>
          <table:table-cell/>
          <table:table-cell office:value-type="string" calcext:value-type="string">
            <text:p>./archive_1/1745522261_752_Wide_Long/1745522261_752_Wide_Long_sound.wav</text:p>
          </table:table-cell>
        </table:table-row>
        <table:table-row table:style-name="ro1">
          <table:table-cell office:value-type="string" calcext:value-type="string">
            <text:p>./archive_1/1745524124_1060_Wide_Long/1745524124_1060_Wide_Long_angle_data.json</text:p>
          </table:table-cell>
          <table:table-cell/>
          <table:table-cell office:value-type="string" calcext:value-type="string">
            <text:p>./archive_1/1745524124_1060_Wide_Long/1745524124_1060_Wide_Long_distance_data.json</text:p>
          </table:table-cell>
          <table:table-cell/>
          <table:table-cell office:value-type="string" calcext:value-type="string">
            <text:p>./archive_1/1745524124_1060_Wide_Long/1745524124_1060_Wide_Long_sound.wav</text:p>
          </table:table-cell>
        </table:table-row>
        <table:table-row table:style-name="ro1">
          <table:table-cell office:value-type="string" calcext:value-type="string">
            <text:p>./archive_1/1745526475_1370_Wide_Long/1745526475_1370_Wide_Long_angle_data.json</text:p>
          </table:table-cell>
          <table:table-cell/>
          <table:table-cell office:value-type="string" calcext:value-type="string">
            <text:p>./archive_1/1745526475_1370_Wide_Long/1745526475_1370_Wide_Long_distance_data.json</text:p>
          </table:table-cell>
          <table:table-cell/>
          <table:table-cell office:value-type="string" calcext:value-type="string">
            <text:p>./archive_1/1745526475_1370_Wide_Long/1745526475_1370_Wide_Long_sound.wav</text:p>
          </table:table-cell>
        </table:table-row>
        <table:table-row table:style-name="ro1">
          <table:table-cell office:value-type="string" calcext:value-type="string">
            <text:p>./archive_1/1744898704_186_Wide_Long/1744898704_186_Wide_Long_angle_data.json</text:p>
          </table:table-cell>
          <table:table-cell/>
          <table:table-cell office:value-type="string" calcext:value-type="string">
            <text:p>./archive_1/1744898704_186_Wide_Long/1744898704_186_Wide_Long_distance_data.json</text:p>
          </table:table-cell>
          <table:table-cell/>
          <table:table-cell office:value-type="string" calcext:value-type="string">
            <text:p>./archive_1/1744898704_186_Wide_Long/1744898704_186_Wide_Long_sound.wav</text:p>
          </table:table-cell>
        </table:table-row>
        <table:table-row table:style-name="ro1">
          <table:table-cell office:value-type="string" calcext:value-type="string">
            <text:p>./archive_1/1744908031_506_Wide_Long/1744908031_506_Wide_Long_angle_data.json</text:p>
          </table:table-cell>
          <table:table-cell/>
          <table:table-cell office:value-type="string" calcext:value-type="string">
            <text:p>./archive_1/1744908031_506_Wide_Long/1744908031_506_Wide_Long_distance_data.json</text:p>
          </table:table-cell>
          <table:table-cell/>
          <table:table-cell office:value-type="string" calcext:value-type="string">
            <text:p>./archive_1/1744908031_506_Wide_Long/1744908031_506_Wide_Long_sound.wav</text:p>
          </table:table-cell>
        </table:table-row>
        <table:table-row table:style-name="ro1">
          <table:table-cell office:value-type="string" calcext:value-type="string">
            <text:p>./archive_1/1744915017_822_Wide_Long/1744915017_822_Wide_Long_angle_data.json</text:p>
          </table:table-cell>
          <table:table-cell/>
          <table:table-cell office:value-type="string" calcext:value-type="string">
            <text:p>./archive_1/1744915017_822_Wide_Long/1744915017_822_Wide_Long_distance_data.json</text:p>
          </table:table-cell>
          <table:table-cell/>
          <table:table-cell office:value-type="string" calcext:value-type="string">
            <text:p>./archive_1/1744915017_822_Wide_Long/1744915017_822_Wide_Long_sound.wav</text:p>
          </table:table-cell>
        </table:table-row>
        <table:table-row table:style-name="ro1">
          <table:table-cell office:value-type="string" calcext:value-type="string">
            <text:p>./archive_1/1745514747_132_Wide_Long/1745514747_132_Wide_Long_angle_data.json</text:p>
          </table:table-cell>
          <table:table-cell/>
          <table:table-cell office:value-type="string" calcext:value-type="string">
            <text:p>./archive_1/1745514747_132_Wide_Long/1745514747_132_Wide_Long_distance_data.json</text:p>
          </table:table-cell>
          <table:table-cell/>
          <table:table-cell office:value-type="string" calcext:value-type="string">
            <text:p>./archive_1/1745514747_132_Wide_Long/1745514747_132_Wide_Long_sound.wav</text:p>
          </table:table-cell>
        </table:table-row>
        <table:table-row table:style-name="ro1">
          <table:table-cell office:value-type="string" calcext:value-type="string">
            <text:p>./archive_1/1745519607_441_Wide_Long/1745519607_441_Wide_Long_angle_data.json</text:p>
          </table:table-cell>
          <table:table-cell/>
          <table:table-cell office:value-type="string" calcext:value-type="string">
            <text:p>./archive_1/1745519607_441_Wide_Long/1745519607_441_Wide_Long_distance_data.json</text:p>
          </table:table-cell>
          <table:table-cell/>
          <table:table-cell office:value-type="string" calcext:value-type="string">
            <text:p>./archive_1/1745519607_441_Wide_Long/1745519607_441_Wide_Long_sound.wav</text:p>
          </table:table-cell>
        </table:table-row>
        <table:table-row table:style-name="ro1">
          <table:table-cell office:value-type="string" calcext:value-type="string">
            <text:p>./archive_1/1745522265_753_Wide_Long/1745522265_753_Wide_Long_angle_data.json</text:p>
          </table:table-cell>
          <table:table-cell/>
          <table:table-cell office:value-type="string" calcext:value-type="string">
            <text:p>./archive_1/1745522265_753_Wide_Long/1745522265_753_Wide_Long_distance_data.json</text:p>
          </table:table-cell>
          <table:table-cell/>
          <table:table-cell office:value-type="string" calcext:value-type="string">
            <text:p>./archive_1/1745522265_753_Wide_Long/1745522265_753_Wide_Long_sound.wav</text:p>
          </table:table-cell>
        </table:table-row>
        <table:table-row table:style-name="ro1">
          <table:table-cell office:value-type="string" calcext:value-type="string">
            <text:p>./archive_1/1745524128_1061_Wide_Long/1745524128_1061_Wide_Long_angle_data.json</text:p>
          </table:table-cell>
          <table:table-cell/>
          <table:table-cell office:value-type="string" calcext:value-type="string">
            <text:p>./archive_1/1745524128_1061_Wide_Long/1745524128_1061_Wide_Long_distance_data.json</text:p>
          </table:table-cell>
          <table:table-cell/>
          <table:table-cell office:value-type="string" calcext:value-type="string">
            <text:p>./archive_1/1745524128_1061_Wide_Long/1745524128_1061_Wide_Long_sound.wav</text:p>
          </table:table-cell>
        </table:table-row>
        <table:table-row table:style-name="ro1">
          <table:table-cell office:value-type="string" calcext:value-type="string">
            <text:p>./archive_1/1745526479_1371_Wide_Long/1745526479_1371_Wide_Long_angle_data.json</text:p>
          </table:table-cell>
          <table:table-cell/>
          <table:table-cell office:value-type="string" calcext:value-type="string">
            <text:p>./archive_1/1745526479_1371_Wide_Long/1745526479_1371_Wide_Long_distance_data.json</text:p>
          </table:table-cell>
          <table:table-cell/>
          <table:table-cell office:value-type="string" calcext:value-type="string">
            <text:p>./archive_1/1745526479_1371_Wide_Long/1745526479_1371_Wide_Long_sound.wav</text:p>
          </table:table-cell>
        </table:table-row>
        <table:table-row table:style-name="ro1">
          <table:table-cell office:value-type="string" calcext:value-type="string">
            <text:p>./archive_1/1744898722_187_Wide_Long/1744898722_187_Wide_Long_angle_data.json</text:p>
          </table:table-cell>
          <table:table-cell/>
          <table:table-cell office:value-type="string" calcext:value-type="string">
            <text:p>./archive_1/1744898722_187_Wide_Long/1744898722_187_Wide_Long_distance_data.json</text:p>
          </table:table-cell>
          <table:table-cell/>
          <table:table-cell office:value-type="string" calcext:value-type="string">
            <text:p>./archive_1/1744898722_187_Wide_Long/1744898722_187_Wide_Long_sound.wav</text:p>
          </table:table-cell>
        </table:table-row>
        <table:table-row table:style-name="ro1">
          <table:table-cell office:value-type="string" calcext:value-type="string">
            <text:p>./archive_1/1744908050_507_Wide_Long/1744908050_507_Wide_Long_angle_data.json</text:p>
          </table:table-cell>
          <table:table-cell/>
          <table:table-cell office:value-type="string" calcext:value-type="string">
            <text:p>./archive_1/1744908050_507_Wide_Long/1744908050_507_Wide_Long_distance_data.json</text:p>
          </table:table-cell>
          <table:table-cell/>
          <table:table-cell office:value-type="string" calcext:value-type="string">
            <text:p>./archive_1/1744908050_507_Wide_Long/1744908050_507_Wide_Long_sound.wav</text:p>
          </table:table-cell>
        </table:table-row>
        <table:table-row table:style-name="ro1">
          <table:table-cell office:value-type="string" calcext:value-type="string">
            <text:p>./archive_1/1744915036_823_Wide_Long/1744915036_823_Wide_Long_angle_data.json</text:p>
          </table:table-cell>
          <table:table-cell/>
          <table:table-cell office:value-type="string" calcext:value-type="string">
            <text:p>./archive_1/1744915036_823_Wide_Long/1744915036_823_Wide_Long_distance_data.json</text:p>
          </table:table-cell>
          <table:table-cell/>
          <table:table-cell office:value-type="string" calcext:value-type="string">
            <text:p>./archive_1/1744915036_823_Wide_Long/1744915036_823_Wide_Long_sound.wav</text:p>
          </table:table-cell>
        </table:table-row>
        <table:table-row table:style-name="ro1">
          <table:table-cell office:value-type="string" calcext:value-type="string">
            <text:p>./archive_1/1745514871_133_Wide_Long/1745514871_133_Wide_Long_angle_data.json</text:p>
          </table:table-cell>
          <table:table-cell/>
          <table:table-cell office:value-type="string" calcext:value-type="string">
            <text:p>./archive_1/1745514871_133_Wide_Long/1745514871_133_Wide_Long_distance_data.json</text:p>
          </table:table-cell>
          <table:table-cell/>
          <table:table-cell office:value-type="string" calcext:value-type="string">
            <text:p>./archive_1/1745514871_133_Wide_Long/1745514871_133_Wide_Long_sound.wav</text:p>
          </table:table-cell>
        </table:table-row>
        <table:table-row table:style-name="ro1">
          <table:table-cell office:value-type="string" calcext:value-type="string">
            <text:p>./archive_1/1745519611_442_Wide_Long/1745519611_442_Wide_Long_angle_data.json</text:p>
          </table:table-cell>
          <table:table-cell/>
          <table:table-cell office:value-type="string" calcext:value-type="string">
            <text:p>./archive_1/1745519611_442_Wide_Long/1745519611_442_Wide_Long_distance_data.json</text:p>
          </table:table-cell>
          <table:table-cell/>
          <table:table-cell office:value-type="string" calcext:value-type="string">
            <text:p>./archive_1/1745519611_442_Wide_Long/1745519611_442_Wide_Long_sound.wav</text:p>
          </table:table-cell>
        </table:table-row>
        <table:table-row table:style-name="ro1">
          <table:table-cell office:value-type="string" calcext:value-type="string">
            <text:p>./archive_1/1745522270_754_Wide_Long/1745522270_754_Wide_Long_angle_data.json</text:p>
          </table:table-cell>
          <table:table-cell/>
          <table:table-cell office:value-type="string" calcext:value-type="string">
            <text:p>./archive_1/1745522270_754_Wide_Long/1745522270_754_Wide_Long_distance_data.json</text:p>
          </table:table-cell>
          <table:table-cell/>
          <table:table-cell office:value-type="string" calcext:value-type="string">
            <text:p>./archive_1/1745522270_754_Wide_Long/1745522270_754_Wide_Long_sound.wav</text:p>
          </table:table-cell>
        </table:table-row>
        <table:table-row table:style-name="ro1">
          <table:table-cell office:value-type="string" calcext:value-type="string">
            <text:p>./archive_1/1745524133_1062_Wide_Long/1745524133_1062_Wide_Long_angle_data.json</text:p>
          </table:table-cell>
          <table:table-cell/>
          <table:table-cell office:value-type="string" calcext:value-type="string">
            <text:p>./archive_1/1745524133_1062_Wide_Long/1745524133_1062_Wide_Long_distance_data.json</text:p>
          </table:table-cell>
          <table:table-cell/>
          <table:table-cell office:value-type="string" calcext:value-type="string">
            <text:p>./archive_1/1745524133_1062_Wide_Long/1745524133_1062_Wide_Long_sound.wav</text:p>
          </table:table-cell>
        </table:table-row>
        <table:table-row table:style-name="ro1">
          <table:table-cell office:value-type="string" calcext:value-type="string">
            <text:p>./archive_1/1745526484_1372_Wide_Long/1745526484_1372_Wide_Long_angle_data.json</text:p>
          </table:table-cell>
          <table:table-cell/>
          <table:table-cell office:value-type="string" calcext:value-type="string">
            <text:p>./archive_1/1745526484_1372_Wide_Long/1745526484_1372_Wide_Long_distance_data.json</text:p>
          </table:table-cell>
          <table:table-cell/>
          <table:table-cell office:value-type="string" calcext:value-type="string">
            <text:p>./archive_1/1745526484_1372_Wide_Long/1745526484_1372_Wide_Long_sound.wav</text:p>
          </table:table-cell>
        </table:table-row>
        <table:table-row table:style-name="ro1">
          <table:table-cell office:value-type="string" calcext:value-type="string">
            <text:p>./archive_1/1744898741_188_Wide_Long/1744898741_188_Wide_Long_angle_data.json</text:p>
          </table:table-cell>
          <table:table-cell/>
          <table:table-cell office:value-type="string" calcext:value-type="string">
            <text:p>./archive_1/1744898741_188_Wide_Long/1744898741_188_Wide_Long_distance_data.json</text:p>
          </table:table-cell>
          <table:table-cell/>
          <table:table-cell office:value-type="string" calcext:value-type="string">
            <text:p>./archive_1/1744898741_188_Wide_Long/1744898741_188_Wide_Long_sound.wav</text:p>
          </table:table-cell>
        </table:table-row>
        <table:table-row table:style-name="ro1">
          <table:table-cell office:value-type="string" calcext:value-type="string">
            <text:p>./archive_1/1744908069_508_Wide_Long/1744908069_508_Wide_Long_angle_data.json</text:p>
          </table:table-cell>
          <table:table-cell/>
          <table:table-cell office:value-type="string" calcext:value-type="string">
            <text:p>./archive_1/1744908069_508_Wide_Long/1744908069_508_Wide_Long_distance_data.json</text:p>
          </table:table-cell>
          <table:table-cell/>
          <table:table-cell office:value-type="string" calcext:value-type="string">
            <text:p>./archive_1/1744908069_508_Wide_Long/1744908069_508_Wide_Long_sound.wav</text:p>
          </table:table-cell>
        </table:table-row>
        <table:table-row table:style-name="ro1">
          <table:table-cell office:value-type="string" calcext:value-type="string">
            <text:p>./archive_1/1744915057_824_Wide_Long/1744915057_824_Wide_Long_angle_data.json</text:p>
          </table:table-cell>
          <table:table-cell/>
          <table:table-cell office:value-type="string" calcext:value-type="string">
            <text:p>./archive_1/1744915057_824_Wide_Long/1744915057_824_Wide_Long_distance_data.json</text:p>
          </table:table-cell>
          <table:table-cell/>
          <table:table-cell office:value-type="string" calcext:value-type="string">
            <text:p>./archive_1/1744915057_824_Wide_Long/1744915057_824_Wide_Long_sound.wav</text:p>
          </table:table-cell>
        </table:table-row>
        <table:table-row table:style-name="ro1">
          <table:table-cell office:value-type="string" calcext:value-type="string">
            <text:p>./archive_1/1745514902_134_Wide_Long/1745514902_134_Wide_Long_angle_data.json</text:p>
          </table:table-cell>
          <table:table-cell/>
          <table:table-cell office:value-type="string" calcext:value-type="string">
            <text:p>./archive_1/1745514902_134_Wide_Long/1745514902_134_Wide_Long_distance_data.json</text:p>
          </table:table-cell>
          <table:table-cell/>
          <table:table-cell office:value-type="string" calcext:value-type="string">
            <text:p>./archive_1/1745514902_134_Wide_Long/1745514902_134_Wide_Long_sound.wav</text:p>
          </table:table-cell>
        </table:table-row>
        <table:table-row table:style-name="ro1">
          <table:table-cell office:value-type="string" calcext:value-type="string">
            <text:p>./archive_1/1745519639_443_Wide_Long/1745519639_443_Wide_Long_angle_data.json</text:p>
          </table:table-cell>
          <table:table-cell/>
          <table:table-cell office:value-type="string" calcext:value-type="string">
            <text:p>./archive_1/1745519639_443_Wide_Long/1745519639_443_Wide_Long_distance_data.json</text:p>
          </table:table-cell>
          <table:table-cell/>
          <table:table-cell office:value-type="string" calcext:value-type="string">
            <text:p>./archive_1/1745519639_443_Wide_Long/1745519639_443_Wide_Long_sound.wav</text:p>
          </table:table-cell>
        </table:table-row>
        <table:table-row table:style-name="ro1">
          <table:table-cell office:value-type="string" calcext:value-type="string">
            <text:p>./archive_1/1745522275_755_Wide_Long/1745522275_755_Wide_Long_angle_data.json</text:p>
          </table:table-cell>
          <table:table-cell/>
          <table:table-cell office:value-type="string" calcext:value-type="string">
            <text:p>./archive_1/1745522275_755_Wide_Long/1745522275_755_Wide_Long_distance_data.json</text:p>
          </table:table-cell>
          <table:table-cell/>
          <table:table-cell office:value-type="string" calcext:value-type="string">
            <text:p>./archive_1/1745522275_755_Wide_Long/1745522275_755_Wide_Long_sound.wav</text:p>
          </table:table-cell>
        </table:table-row>
        <table:table-row table:style-name="ro1">
          <table:table-cell office:value-type="string" calcext:value-type="string">
            <text:p>./archive_1/1745524138_1063_Wide_Long/1745524138_1063_Wide_Long_angle_data.json</text:p>
          </table:table-cell>
          <table:table-cell/>
          <table:table-cell office:value-type="string" calcext:value-type="string">
            <text:p>./archive_1/1745524138_1063_Wide_Long/1745524138_1063_Wide_Long_distance_data.json</text:p>
          </table:table-cell>
          <table:table-cell/>
          <table:table-cell office:value-type="string" calcext:value-type="string">
            <text:p>./archive_1/1745524138_1063_Wide_Long/1745524138_1063_Wide_Long_sound.wav</text:p>
          </table:table-cell>
        </table:table-row>
        <table:table-row table:style-name="ro1">
          <table:table-cell office:value-type="string" calcext:value-type="string">
            <text:p>./archive_1/1745526488_1373_Wide_Long/1745526488_1373_Wide_Long_angle_data.json</text:p>
          </table:table-cell>
          <table:table-cell/>
          <table:table-cell office:value-type="string" calcext:value-type="string">
            <text:p>./archive_1/1745526488_1373_Wide_Long/1745526488_1373_Wide_Long_distance_data.json</text:p>
          </table:table-cell>
          <table:table-cell/>
          <table:table-cell office:value-type="string" calcext:value-type="string">
            <text:p>./archive_1/1745526488_1373_Wide_Long/1745526488_1373_Wide_Long_sound.wav</text:p>
          </table:table-cell>
        </table:table-row>
        <table:table-row table:style-name="ro1">
          <table:table-cell office:value-type="string" calcext:value-type="string">
            <text:p>./archive_1/1744898760_189_Wide_Long/1744898760_189_Wide_Long_angle_data.json</text:p>
          </table:table-cell>
          <table:table-cell/>
          <table:table-cell office:value-type="string" calcext:value-type="string">
            <text:p>./archive_1/1744898760_189_Wide_Long/1744898760_189_Wide_Long_distance_data.json</text:p>
          </table:table-cell>
          <table:table-cell/>
          <table:table-cell office:value-type="string" calcext:value-type="string">
            <text:p>./archive_1/1744898760_189_Wide_Long/1744898760_189_Wide_Long_sound.wav</text:p>
          </table:table-cell>
        </table:table-row>
        <table:table-row table:style-name="ro1">
          <table:table-cell office:value-type="string" calcext:value-type="string">
            <text:p>./archive_1/1744908089_509_Wide_Long/1744908089_509_Wide_Long_angle_data.json</text:p>
          </table:table-cell>
          <table:table-cell/>
          <table:table-cell office:value-type="string" calcext:value-type="string">
            <text:p>./archive_1/1744908089_509_Wide_Long/1744908089_509_Wide_Long_distance_data.json</text:p>
          </table:table-cell>
          <table:table-cell/>
          <table:table-cell office:value-type="string" calcext:value-type="string">
            <text:p>./archive_1/1744908089_509_Wide_Long/1744908089_509_Wide_Long_sound.wav</text:p>
          </table:table-cell>
        </table:table-row>
        <table:table-row table:style-name="ro1">
          <table:table-cell office:value-type="string" calcext:value-type="string">
            <text:p>./archive_1/1744915077_825_Wide_Long/1744915077_825_Wide_Long_angle_data.json</text:p>
          </table:table-cell>
          <table:table-cell/>
          <table:table-cell office:value-type="string" calcext:value-type="string">
            <text:p>./archive_1/1744915077_825_Wide_Long/1744915077_825_Wide_Long_distance_data.json</text:p>
          </table:table-cell>
          <table:table-cell/>
          <table:table-cell office:value-type="string" calcext:value-type="string">
            <text:p>./archive_1/1744915077_825_Wide_Long/1744915077_825_Wide_Long_sound.wav</text:p>
          </table:table-cell>
        </table:table-row>
        <table:table-row table:style-name="ro1">
          <table:table-cell office:value-type="string" calcext:value-type="string">
            <text:p>./archive_1/1745514907_135_Wide_Long/1745514907_135_Wide_Long_angle_data.json</text:p>
          </table:table-cell>
          <table:table-cell/>
          <table:table-cell office:value-type="string" calcext:value-type="string">
            <text:p>./archive_1/1745514907_135_Wide_Long/1745514907_135_Wide_Long_distance_data.json</text:p>
          </table:table-cell>
          <table:table-cell/>
          <table:table-cell office:value-type="string" calcext:value-type="string">
            <text:p>./archive_1/1745514907_135_Wide_Long/1745514907_135_Wide_Long_sound.wav</text:p>
          </table:table-cell>
        </table:table-row>
        <table:table-row table:style-name="ro1">
          <table:table-cell office:value-type="string" calcext:value-type="string">
            <text:p>./archive_1/1745519645_444_Wide_Long/1745519645_444_Wide_Long_angle_data.json</text:p>
          </table:table-cell>
          <table:table-cell/>
          <table:table-cell office:value-type="string" calcext:value-type="string">
            <text:p>./archive_1/1745519645_444_Wide_Long/1745519645_444_Wide_Long_distance_data.json</text:p>
          </table:table-cell>
          <table:table-cell/>
          <table:table-cell office:value-type="string" calcext:value-type="string">
            <text:p>./archive_1/1745519645_444_Wide_Long/1745519645_444_Wide_Long_sound.wav</text:p>
          </table:table-cell>
        </table:table-row>
        <table:table-row table:style-name="ro1">
          <table:table-cell office:value-type="string" calcext:value-type="string">
            <text:p>./archive_1/1745522279_756_Wide_Long/1745522279_756_Wide_Long_angle_data.json</text:p>
          </table:table-cell>
          <table:table-cell/>
          <table:table-cell office:value-type="string" calcext:value-type="string">
            <text:p>./archive_1/1745522279_756_Wide_Long/1745522279_756_Wide_Long_distance_data.json</text:p>
          </table:table-cell>
          <table:table-cell/>
          <table:table-cell office:value-type="string" calcext:value-type="string">
            <text:p>./archive_1/1745522279_756_Wide_Long/1745522279_756_Wide_Long_sound.wav</text:p>
          </table:table-cell>
        </table:table-row>
        <table:table-row table:style-name="ro1">
          <table:table-cell office:value-type="string" calcext:value-type="string">
            <text:p>./archive_1/1745524143_1064_Wide_Long/1745524143_1064_Wide_Long_angle_data.json</text:p>
          </table:table-cell>
          <table:table-cell/>
          <table:table-cell office:value-type="string" calcext:value-type="string">
            <text:p>./archive_1/1745524143_1064_Wide_Long/1745524143_1064_Wide_Long_distance_data.json</text:p>
          </table:table-cell>
          <table:table-cell/>
          <table:table-cell office:value-type="string" calcext:value-type="string">
            <text:p>./archive_1/1745524143_1064_Wide_Long/1745524143_1064_Wide_Long_sound.wav</text:p>
          </table:table-cell>
        </table:table-row>
        <table:table-row table:style-name="ro1">
          <table:table-cell office:value-type="string" calcext:value-type="string">
            <text:p>./archive_1/1745526493_1374_Wide_Long/1745526493_1374_Wide_Long_angle_data.json</text:p>
          </table:table-cell>
          <table:table-cell/>
          <table:table-cell office:value-type="string" calcext:value-type="string">
            <text:p>./archive_1/1745526493_1374_Wide_Long/1745526493_1374_Wide_Long_distance_data.json</text:p>
          </table:table-cell>
          <table:table-cell/>
          <table:table-cell office:value-type="string" calcext:value-type="string">
            <text:p>./archive_1/1745526493_1374_Wide_Long/1745526493_1374_Wide_Long_sound.wav</text:p>
          </table:table-cell>
        </table:table-row>
        <table:table-row table:style-name="ro1">
          <table:table-cell office:value-type="string" calcext:value-type="string">
            <text:p>./archive_1/1744898779_190_Wide_Long/1744898779_190_Wide_Long_angle_data.json</text:p>
          </table:table-cell>
          <table:table-cell/>
          <table:table-cell office:value-type="string" calcext:value-type="string">
            <text:p>./archive_1/1744898779_190_Wide_Long/1744898779_190_Wide_Long_distance_data.json</text:p>
          </table:table-cell>
          <table:table-cell/>
          <table:table-cell office:value-type="string" calcext:value-type="string">
            <text:p>./archive_1/1744898779_190_Wide_Long/1744898779_190_Wide_Long_sound.wav</text:p>
          </table:table-cell>
        </table:table-row>
        <table:table-row table:style-name="ro1">
          <table:table-cell office:value-type="string" calcext:value-type="string">
            <text:p>./archive_1/1744908109_510_Wide_Long/1744908109_510_Wide_Long_angle_data.json</text:p>
          </table:table-cell>
          <table:table-cell/>
          <table:table-cell office:value-type="string" calcext:value-type="string">
            <text:p>./archive_1/1744908109_510_Wide_Long/1744908109_510_Wide_Long_distance_data.json</text:p>
          </table:table-cell>
          <table:table-cell/>
          <table:table-cell office:value-type="string" calcext:value-type="string">
            <text:p>./archive_1/1744908109_510_Wide_Long/1744908109_510_Wide_Long_sound.wav</text:p>
          </table:table-cell>
        </table:table-row>
        <table:table-row table:style-name="ro1">
          <table:table-cell office:value-type="string" calcext:value-type="string">
            <text:p>./archive_1/1744915097_826_Wide_Long/1744915097_826_Wide_Long_angle_data.json</text:p>
          </table:table-cell>
          <table:table-cell/>
          <table:table-cell office:value-type="string" calcext:value-type="string">
            <text:p>./archive_1/1744915097_826_Wide_Long/1744915097_826_Wide_Long_distance_data.json</text:p>
          </table:table-cell>
          <table:table-cell/>
          <table:table-cell office:value-type="string" calcext:value-type="string">
            <text:p>./archive_1/1744915097_826_Wide_Long/1744915097_826_Wide_Long_sound.wav</text:p>
          </table:table-cell>
        </table:table-row>
        <table:table-row table:style-name="ro1">
          <table:table-cell office:value-type="string" calcext:value-type="string">
            <text:p>./archive_1/1745514911_136_Wide_Long/1745514911_136_Wide_Long_angle_data.json</text:p>
          </table:table-cell>
          <table:table-cell/>
          <table:table-cell office:value-type="string" calcext:value-type="string">
            <text:p>./archive_1/1745514911_136_Wide_Long/1745514911_136_Wide_Long_distance_data.json</text:p>
          </table:table-cell>
          <table:table-cell/>
          <table:table-cell office:value-type="string" calcext:value-type="string">
            <text:p>./archive_1/1745514911_136_Wide_Long/1745514911_136_Wide_Long_sound.wav</text:p>
          </table:table-cell>
        </table:table-row>
        <table:table-row table:style-name="ro1">
          <table:table-cell office:value-type="string" calcext:value-type="string">
            <text:p>./archive_1/1745519650_445_Wide_Long/1745519650_445_Wide_Long_angle_data.json</text:p>
          </table:table-cell>
          <table:table-cell/>
          <table:table-cell office:value-type="string" calcext:value-type="string">
            <text:p>./archive_1/1745519650_445_Wide_Long/1745519650_445_Wide_Long_distance_data.json</text:p>
          </table:table-cell>
          <table:table-cell/>
          <table:table-cell office:value-type="string" calcext:value-type="string">
            <text:p>./archive_1/1745519650_445_Wide_Long/1745519650_445_Wide_Long_sound.wav</text:p>
          </table:table-cell>
        </table:table-row>
        <table:table-row table:style-name="ro1">
          <table:table-cell office:value-type="string" calcext:value-type="string">
            <text:p>./archive_1/1745522284_757_Wide_Long/1745522284_757_Wide_Long_angle_data.json</text:p>
          </table:table-cell>
          <table:table-cell/>
          <table:table-cell office:value-type="string" calcext:value-type="string">
            <text:p>./archive_1/1745522284_757_Wide_Long/1745522284_757_Wide_Long_distance_data.json</text:p>
          </table:table-cell>
          <table:table-cell/>
          <table:table-cell office:value-type="string" calcext:value-type="string">
            <text:p>./archive_1/1745522284_757_Wide_Long/1745522284_757_Wide_Long_sound.wav</text:p>
          </table:table-cell>
        </table:table-row>
        <table:table-row table:style-name="ro1">
          <table:table-cell office:value-type="string" calcext:value-type="string">
            <text:p>./archive_1/1745524147_1065_Wide_Long/1745524147_1065_Wide_Long_angle_data.json</text:p>
          </table:table-cell>
          <table:table-cell/>
          <table:table-cell office:value-type="string" calcext:value-type="string">
            <text:p>./archive_1/1745524147_1065_Wide_Long/1745524147_1065_Wide_Long_distance_data.json</text:p>
          </table:table-cell>
          <table:table-cell/>
          <table:table-cell office:value-type="string" calcext:value-type="string">
            <text:p>./archive_1/1745524147_1065_Wide_Long/1745524147_1065_Wide_Long_sound.wav</text:p>
          </table:table-cell>
        </table:table-row>
        <table:table-row table:style-name="ro1">
          <table:table-cell office:value-type="string" calcext:value-type="string">
            <text:p>./archive_1/1745526498_1375_Wide_Long/1745526498_1375_Wide_Long_angle_data.json</text:p>
          </table:table-cell>
          <table:table-cell/>
          <table:table-cell office:value-type="string" calcext:value-type="string">
            <text:p>./archive_1/1745526498_1375_Wide_Long/1745526498_1375_Wide_Long_distance_data.json</text:p>
          </table:table-cell>
          <table:table-cell/>
          <table:table-cell office:value-type="string" calcext:value-type="string">
            <text:p>./archive_1/1745526498_1375_Wide_Long/1745526498_1375_Wide_Long_sound.wav</text:p>
          </table:table-cell>
        </table:table-row>
        <table:table-row table:style-name="ro1">
          <table:table-cell office:value-type="string" calcext:value-type="string">
            <text:p>./archive_1/1744898798_191_Wide_Long/1744898798_191_Wide_Long_angle_data.json</text:p>
          </table:table-cell>
          <table:table-cell/>
          <table:table-cell office:value-type="string" calcext:value-type="string">
            <text:p>./archive_1/1744898798_191_Wide_Long/1744898798_191_Wide_Long_distance_data.json</text:p>
          </table:table-cell>
          <table:table-cell/>
          <table:table-cell office:value-type="string" calcext:value-type="string">
            <text:p>./archive_1/1744898798_191_Wide_Long/1744898798_191_Wide_Long_sound.wav</text:p>
          </table:table-cell>
        </table:table-row>
        <table:table-row table:style-name="ro1">
          <table:table-cell office:value-type="string" calcext:value-type="string">
            <text:p>./archive_1/1744908128_511_Wide_Long/1744908128_511_Wide_Long_angle_data.json</text:p>
          </table:table-cell>
          <table:table-cell/>
          <table:table-cell office:value-type="string" calcext:value-type="string">
            <text:p>./archive_1/1744908128_511_Wide_Long/1744908128_511_Wide_Long_distance_data.json</text:p>
          </table:table-cell>
          <table:table-cell/>
          <table:table-cell office:value-type="string" calcext:value-type="string">
            <text:p>./archive_1/1744908128_511_Wide_Long/1744908128_511_Wide_Long_sound.wav</text:p>
          </table:table-cell>
        </table:table-row>
        <table:table-row table:style-name="ro1">
          <table:table-cell office:value-type="string" calcext:value-type="string">
            <text:p>./archive_1/1744915117_827_Wide_Long/1744915117_827_Wide_Long_angle_data.json</text:p>
          </table:table-cell>
          <table:table-cell/>
          <table:table-cell office:value-type="string" calcext:value-type="string">
            <text:p>./archive_1/1744915117_827_Wide_Long/1744915117_827_Wide_Long_distance_data.json</text:p>
          </table:table-cell>
          <table:table-cell/>
          <table:table-cell office:value-type="string" calcext:value-type="string">
            <text:p>./archive_1/1744915117_827_Wide_Long/1744915117_827_Wide_Long_sound.wav</text:p>
          </table:table-cell>
        </table:table-row>
        <table:table-row table:style-name="ro1">
          <table:table-cell office:value-type="string" calcext:value-type="string">
            <text:p>./archive_1/1745514916_137_Wide_Long/1745514916_137_Wide_Long_angle_data.json</text:p>
          </table:table-cell>
          <table:table-cell/>
          <table:table-cell office:value-type="string" calcext:value-type="string">
            <text:p>./archive_1/1745514916_137_Wide_Long/1745514916_137_Wide_Long_distance_data.json</text:p>
          </table:table-cell>
          <table:table-cell/>
          <table:table-cell office:value-type="string" calcext:value-type="string">
            <text:p>./archive_1/1745514916_137_Wide_Long/1745514916_137_Wide_Long_sound.wav</text:p>
          </table:table-cell>
        </table:table-row>
        <table:table-row table:style-name="ro1">
          <table:table-cell office:value-type="string" calcext:value-type="string">
            <text:p>./archive_1/1745519654_446_Wide_Long/1745519654_446_Wide_Long_angle_data.json</text:p>
          </table:table-cell>
          <table:table-cell/>
          <table:table-cell office:value-type="string" calcext:value-type="string">
            <text:p>./archive_1/1745519654_446_Wide_Long/1745519654_446_Wide_Long_distance_data.json</text:p>
          </table:table-cell>
          <table:table-cell/>
          <table:table-cell office:value-type="string" calcext:value-type="string">
            <text:p>./archive_1/1745519654_446_Wide_Long/1745519654_446_Wide_Long_sound.wav</text:p>
          </table:table-cell>
        </table:table-row>
        <table:table-row table:style-name="ro1">
          <table:table-cell office:value-type="string" calcext:value-type="string">
            <text:p>./archive_1/1745522296_758_Wide_Long/1745522296_758_Wide_Long_angle_data.json</text:p>
          </table:table-cell>
          <table:table-cell/>
          <table:table-cell office:value-type="string" calcext:value-type="string">
            <text:p>./archive_1/1745522296_758_Wide_Long/1745522296_758_Wide_Long_distance_data.json</text:p>
          </table:table-cell>
          <table:table-cell/>
          <table:table-cell office:value-type="string" calcext:value-type="string">
            <text:p>./archive_1/1745522296_758_Wide_Long/1745522296_758_Wide_Long_sound.wav</text:p>
          </table:table-cell>
        </table:table-row>
        <table:table-row table:style-name="ro1">
          <table:table-cell office:value-type="string" calcext:value-type="string">
            <text:p>./archive_1/1745524152_1066_Wide_Long/1745524152_1066_Wide_Long_angle_data.json</text:p>
          </table:table-cell>
          <table:table-cell/>
          <table:table-cell office:value-type="string" calcext:value-type="string">
            <text:p>./archive_1/1745524152_1066_Wide_Long/1745524152_1066_Wide_Long_distance_data.json</text:p>
          </table:table-cell>
          <table:table-cell/>
          <table:table-cell office:value-type="string" calcext:value-type="string">
            <text:p>./archive_1/1745524152_1066_Wide_Long/1745524152_1066_Wide_Long_sound.wav</text:p>
          </table:table-cell>
        </table:table-row>
        <table:table-row table:style-name="ro1">
          <table:table-cell office:value-type="string" calcext:value-type="string">
            <text:p>./archive_1/1745526509_1376_Wide_Long/1745526509_1376_Wide_Long_angle_data.json</text:p>
          </table:table-cell>
          <table:table-cell/>
          <table:table-cell office:value-type="string" calcext:value-type="string">
            <text:p>./archive_1/1745526509_1376_Wide_Long/1745526509_1376_Wide_Long_distance_data.json</text:p>
          </table:table-cell>
          <table:table-cell/>
          <table:table-cell office:value-type="string" calcext:value-type="string">
            <text:p>./archive_1/1745526509_1376_Wide_Long/1745526509_1376_Wide_Long_sound.wav</text:p>
          </table:table-cell>
        </table:table-row>
        <table:table-row table:style-name="ro1">
          <table:table-cell office:value-type="string" calcext:value-type="string">
            <text:p>./archive_1/1744898816_192_Wide_Long/1744898816_192_Wide_Long_angle_data.json</text:p>
          </table:table-cell>
          <table:table-cell/>
          <table:table-cell office:value-type="string" calcext:value-type="string">
            <text:p>./archive_1/1744898816_192_Wide_Long/1744898816_192_Wide_Long_distance_data.json</text:p>
          </table:table-cell>
          <table:table-cell/>
          <table:table-cell office:value-type="string" calcext:value-type="string">
            <text:p>./archive_1/1744898816_192_Wide_Long/1744898816_192_Wide_Long_sound.wav</text:p>
          </table:table-cell>
        </table:table-row>
        <table:table-row table:style-name="ro1">
          <table:table-cell office:value-type="string" calcext:value-type="string">
            <text:p>./archive_1/1744908147_512_Wide_Long/1744908147_512_Wide_Long_angle_data.json</text:p>
          </table:table-cell>
          <table:table-cell/>
          <table:table-cell office:value-type="string" calcext:value-type="string">
            <text:p>./archive_1/1744908147_512_Wide_Long/1744908147_512_Wide_Long_distance_data.json</text:p>
          </table:table-cell>
          <table:table-cell/>
          <table:table-cell office:value-type="string" calcext:value-type="string">
            <text:p>./archive_1/1744908147_512_Wide_Long/1744908147_512_Wide_Long_sound.wav</text:p>
          </table:table-cell>
        </table:table-row>
        <table:table-row table:style-name="ro1">
          <table:table-cell office:value-type="string" calcext:value-type="string">
            <text:p>./archive_1/1744915137_828_Wide_Long/1744915137_828_Wide_Long_angle_data.json</text:p>
          </table:table-cell>
          <table:table-cell/>
          <table:table-cell office:value-type="string" calcext:value-type="string">
            <text:p>./archive_1/1744915137_828_Wide_Long/1744915137_828_Wide_Long_distance_data.json</text:p>
          </table:table-cell>
          <table:table-cell/>
          <table:table-cell office:value-type="string" calcext:value-type="string">
            <text:p>./archive_1/1744915137_828_Wide_Long/1744915137_828_Wide_Long_sound.wav</text:p>
          </table:table-cell>
        </table:table-row>
        <table:table-row table:style-name="ro1">
          <table:table-cell office:value-type="string" calcext:value-type="string">
            <text:p>./archive_1/1745514921_138_Wide_Long/1745514921_138_Wide_Long_angle_data.json</text:p>
          </table:table-cell>
          <table:table-cell/>
          <table:table-cell office:value-type="string" calcext:value-type="string">
            <text:p>./archive_1/1745514921_138_Wide_Long/1745514921_138_Wide_Long_distance_data.json</text:p>
          </table:table-cell>
          <table:table-cell/>
          <table:table-cell office:value-type="string" calcext:value-type="string">
            <text:p>./archive_1/1745514921_138_Wide_Long/1745514921_138_Wide_Long_sound.wav</text:p>
          </table:table-cell>
        </table:table-row>
        <table:table-row table:style-name="ro1">
          <table:table-cell office:value-type="string" calcext:value-type="string">
            <text:p>./archive_1/1745519659_447_Wide_Long/1745519659_447_Wide_Long_angle_data.json</text:p>
          </table:table-cell>
          <table:table-cell/>
          <table:table-cell office:value-type="string" calcext:value-type="string">
            <text:p>./archive_1/1745519659_447_Wide_Long/1745519659_447_Wide_Long_distance_data.json</text:p>
          </table:table-cell>
          <table:table-cell/>
          <table:table-cell office:value-type="string" calcext:value-type="string">
            <text:p>./archive_1/1745519659_447_Wide_Long/1745519659_447_Wide_Long_sound.wav</text:p>
          </table:table-cell>
        </table:table-row>
        <table:table-row table:style-name="ro1">
          <table:table-cell office:value-type="string" calcext:value-type="string">
            <text:p>./archive_1/1745522301_759_Wide_Long/1745522301_759_Wide_Long_angle_data.json</text:p>
          </table:table-cell>
          <table:table-cell/>
          <table:table-cell office:value-type="string" calcext:value-type="string">
            <text:p>./archive_1/1745522301_759_Wide_Long/1745522301_759_Wide_Long_distance_data.json</text:p>
          </table:table-cell>
          <table:table-cell/>
          <table:table-cell office:value-type="string" calcext:value-type="string">
            <text:p>./archive_1/1745522301_759_Wide_Long/1745522301_759_Wide_Long_sound.wav</text:p>
          </table:table-cell>
        </table:table-row>
        <table:table-row table:style-name="ro1">
          <table:table-cell office:value-type="string" calcext:value-type="string">
            <text:p>./archive_1/1745524156_1067_Wide_Long/1745524156_1067_Wide_Long_angle_data.json</text:p>
          </table:table-cell>
          <table:table-cell/>
          <table:table-cell office:value-type="string" calcext:value-type="string">
            <text:p>./archive_1/1745524156_1067_Wide_Long/1745524156_1067_Wide_Long_distance_data.json</text:p>
          </table:table-cell>
          <table:table-cell/>
          <table:table-cell office:value-type="string" calcext:value-type="string">
            <text:p>./archive_1/1745524156_1067_Wide_Long/1745524156_1067_Wide_Long_sound.wav</text:p>
          </table:table-cell>
        </table:table-row>
        <table:table-row table:style-name="ro1">
          <table:table-cell office:value-type="string" calcext:value-type="string">
            <text:p>./archive_1/1745526513_1377_Wide_Long/1745526513_1377_Wide_Long_angle_data.json</text:p>
          </table:table-cell>
          <table:table-cell/>
          <table:table-cell office:value-type="string" calcext:value-type="string">
            <text:p>./archive_1/1745526513_1377_Wide_Long/1745526513_1377_Wide_Long_distance_data.json</text:p>
          </table:table-cell>
          <table:table-cell/>
          <table:table-cell office:value-type="string" calcext:value-type="string">
            <text:p>./archive_1/1745526513_1377_Wide_Long/1745526513_1377_Wide_Long_sound.wav</text:p>
          </table:table-cell>
        </table:table-row>
        <table:table-row table:style-name="ro1">
          <table:table-cell office:value-type="string" calcext:value-type="string">
            <text:p>./archive_1/1744898835_193_Wide_Long/1744898835_193_Wide_Long_angle_data.json</text:p>
          </table:table-cell>
          <table:table-cell/>
          <table:table-cell office:value-type="string" calcext:value-type="string">
            <text:p>./archive_1/1744898835_193_Wide_Long/1744898835_193_Wide_Long_distance_data.json</text:p>
          </table:table-cell>
          <table:table-cell/>
          <table:table-cell office:value-type="string" calcext:value-type="string">
            <text:p>./archive_1/1744898835_193_Wide_Long/1744898835_193_Wide_Long_sound.wav</text:p>
          </table:table-cell>
        </table:table-row>
        <table:table-row table:style-name="ro1">
          <table:table-cell office:value-type="string" calcext:value-type="string">
            <text:p>./archive_1/1744908166_513_Wide_Long/1744908166_513_Wide_Long_angle_data.json</text:p>
          </table:table-cell>
          <table:table-cell/>
          <table:table-cell office:value-type="string" calcext:value-type="string">
            <text:p>./archive_1/1744908166_513_Wide_Long/1744908166_513_Wide_Long_distance_data.json</text:p>
          </table:table-cell>
          <table:table-cell/>
          <table:table-cell office:value-type="string" calcext:value-type="string">
            <text:p>./archive_1/1744908166_513_Wide_Long/1744908166_513_Wide_Long_sound.wav</text:p>
          </table:table-cell>
        </table:table-row>
        <table:table-row table:style-name="ro1">
          <table:table-cell office:value-type="string" calcext:value-type="string">
            <text:p>./archive_1/1744915158_829_Wide_Long/1744915158_829_Wide_Long_angle_data.json</text:p>
          </table:table-cell>
          <table:table-cell/>
          <table:table-cell office:value-type="string" calcext:value-type="string">
            <text:p>./archive_1/1744915158_829_Wide_Long/1744915158_829_Wide_Long_distance_data.json</text:p>
          </table:table-cell>
          <table:table-cell/>
          <table:table-cell office:value-type="string" calcext:value-type="string">
            <text:p>./archive_1/1744915158_829_Wide_Long/1744915158_829_Wide_Long_sound.wav</text:p>
          </table:table-cell>
        </table:table-row>
        <table:table-row table:style-name="ro1">
          <table:table-cell office:value-type="string" calcext:value-type="string">
            <text:p>./archive_1/1745514925_139_Wide_Long/1745514925_139_Wide_Long_angle_data.json</text:p>
          </table:table-cell>
          <table:table-cell/>
          <table:table-cell office:value-type="string" calcext:value-type="string">
            <text:p>./archive_1/1745514925_139_Wide_Long/1745514925_139_Wide_Long_distance_data.json</text:p>
          </table:table-cell>
          <table:table-cell/>
          <table:table-cell office:value-type="string" calcext:value-type="string">
            <text:p>./archive_1/1745514925_139_Wide_Long/1745514925_139_Wide_Long_sound.wav</text:p>
          </table:table-cell>
        </table:table-row>
        <table:table-row table:style-name="ro1">
          <table:table-cell office:value-type="string" calcext:value-type="string">
            <text:p>./archive_1/1745519664_448_Wide_Long/1745519664_448_Wide_Long_angle_data.json</text:p>
          </table:table-cell>
          <table:table-cell/>
          <table:table-cell office:value-type="string" calcext:value-type="string">
            <text:p>./archive_1/1745519664_448_Wide_Long/1745519664_448_Wide_Long_distance_data.json</text:p>
          </table:table-cell>
          <table:table-cell/>
          <table:table-cell office:value-type="string" calcext:value-type="string">
            <text:p>./archive_1/1745519664_448_Wide_Long/1745519664_448_Wide_Long_sound.wav</text:p>
          </table:table-cell>
        </table:table-row>
        <table:table-row table:style-name="ro1">
          <table:table-cell office:value-type="string" calcext:value-type="string">
            <text:p>./archive_1/1745522305_760_Wide_Long/1745522305_760_Wide_Long_angle_data.json</text:p>
          </table:table-cell>
          <table:table-cell/>
          <table:table-cell office:value-type="string" calcext:value-type="string">
            <text:p>./archive_1/1745522305_760_Wide_Long/1745522305_760_Wide_Long_distance_data.json</text:p>
          </table:table-cell>
          <table:table-cell/>
          <table:table-cell office:value-type="string" calcext:value-type="string">
            <text:p>./archive_1/1745522305_760_Wide_Long/1745522305_760_Wide_Long_sound.wav</text:p>
          </table:table-cell>
        </table:table-row>
        <table:table-row table:style-name="ro1">
          <table:table-cell office:value-type="string" calcext:value-type="string">
            <text:p>./archive_1/1745524160_1068_Wide_Long/1745524160_1068_Wide_Long_angle_data.json</text:p>
          </table:table-cell>
          <table:table-cell/>
          <table:table-cell office:value-type="string" calcext:value-type="string">
            <text:p>./archive_1/1745524160_1068_Wide_Long/1745524160_1068_Wide_Long_distance_data.json</text:p>
          </table:table-cell>
          <table:table-cell/>
          <table:table-cell office:value-type="string" calcext:value-type="string">
            <text:p>./archive_1/1745524160_1068_Wide_Long/1745524160_1068_Wide_Long_sound.wav</text:p>
          </table:table-cell>
        </table:table-row>
        <table:table-row table:style-name="ro1">
          <table:table-cell office:value-type="string" calcext:value-type="string">
            <text:p>./archive_1/1745526519_1378_Wide_Long/1745526519_1378_Wide_Long_angle_data.json</text:p>
          </table:table-cell>
          <table:table-cell/>
          <table:table-cell office:value-type="string" calcext:value-type="string">
            <text:p>./archive_1/1745526519_1378_Wide_Long/1745526519_1378_Wide_Long_distance_data.json</text:p>
          </table:table-cell>
          <table:table-cell/>
          <table:table-cell office:value-type="string" calcext:value-type="string">
            <text:p>./archive_1/1745526519_1378_Wide_Long/1745526519_1378_Wide_Long_sound.wav</text:p>
          </table:table-cell>
        </table:table-row>
        <table:table-row table:style-name="ro1">
          <table:table-cell office:value-type="string" calcext:value-type="string">
            <text:p>./archive_1/1744898854_194_Wide_Long/1744898854_194_Wide_Long_angle_data.json</text:p>
          </table:table-cell>
          <table:table-cell/>
          <table:table-cell office:value-type="string" calcext:value-type="string">
            <text:p>./archive_1/1744898854_194_Wide_Long/1744898854_194_Wide_Long_distance_data.json</text:p>
          </table:table-cell>
          <table:table-cell/>
          <table:table-cell office:value-type="string" calcext:value-type="string">
            <text:p>./archive_1/1744898854_194_Wide_Long/1744898854_194_Wide_Long_sound.wav</text:p>
          </table:table-cell>
        </table:table-row>
        <table:table-row table:style-name="ro1">
          <table:table-cell office:value-type="string" calcext:value-type="string">
            <text:p>./archive_1/1744908186_514_Wide_Long/1744908186_514_Wide_Long_angle_data.json</text:p>
          </table:table-cell>
          <table:table-cell/>
          <table:table-cell office:value-type="string" calcext:value-type="string">
            <text:p>./archive_1/1744908186_514_Wide_Long/1744908186_514_Wide_Long_distance_data.json</text:p>
          </table:table-cell>
          <table:table-cell/>
          <table:table-cell office:value-type="string" calcext:value-type="string">
            <text:p>./archive_1/1744908186_514_Wide_Long/1744908186_514_Wide_Long_sound.wav</text:p>
          </table:table-cell>
        </table:table-row>
        <table:table-row table:style-name="ro1">
          <table:table-cell office:value-type="string" calcext:value-type="string">
            <text:p>./archive_1/1744915177_830_Wide_Long/1744915177_830_Wide_Long_angle_data.json</text:p>
          </table:table-cell>
          <table:table-cell/>
          <table:table-cell office:value-type="string" calcext:value-type="string">
            <text:p>./archive_1/1744915177_830_Wide_Long/1744915177_830_Wide_Long_distance_data.json</text:p>
          </table:table-cell>
          <table:table-cell/>
          <table:table-cell office:value-type="string" calcext:value-type="string">
            <text:p>./archive_1/1744915177_830_Wide_Long/1744915177_830_Wide_Long_sound.wav</text:p>
          </table:table-cell>
        </table:table-row>
        <table:table-row table:style-name="ro1">
          <table:table-cell office:value-type="string" calcext:value-type="string">
            <text:p>./archive_1/1745514931_140_Wide_Long/1745514931_140_Wide_Long_angle_data.json</text:p>
          </table:table-cell>
          <table:table-cell/>
          <table:table-cell office:value-type="string" calcext:value-type="string">
            <text:p>./archive_1/1745514931_140_Wide_Long/1745514931_140_Wide_Long_distance_data.json</text:p>
          </table:table-cell>
          <table:table-cell/>
          <table:table-cell office:value-type="string" calcext:value-type="string">
            <text:p>./archive_1/1745514931_140_Wide_Long/1745514931_140_Wide_Long_sound.wav</text:p>
          </table:table-cell>
        </table:table-row>
        <table:table-row table:style-name="ro1">
          <table:table-cell office:value-type="string" calcext:value-type="string">
            <text:p>./archive_1/1745519689_449_Wide_Long/1745519689_449_Wide_Long_angle_data.json</text:p>
          </table:table-cell>
          <table:table-cell/>
          <table:table-cell office:value-type="string" calcext:value-type="string">
            <text:p>./archive_1/1745519689_449_Wide_Long/1745519689_449_Wide_Long_distance_data.json</text:p>
          </table:table-cell>
          <table:table-cell/>
          <table:table-cell office:value-type="string" calcext:value-type="string">
            <text:p>./archive_1/1745519689_449_Wide_Long/1745519689_449_Wide_Long_sound.wav</text:p>
          </table:table-cell>
        </table:table-row>
        <table:table-row table:style-name="ro1">
          <table:table-cell office:value-type="string" calcext:value-type="string">
            <text:p>./archive_1/1745522310_761_Wide_Long/1745522310_761_Wide_Long_angle_data.json</text:p>
          </table:table-cell>
          <table:table-cell/>
          <table:table-cell office:value-type="string" calcext:value-type="string">
            <text:p>./archive_1/1745522310_761_Wide_Long/1745522310_761_Wide_Long_distance_data.json</text:p>
          </table:table-cell>
          <table:table-cell/>
          <table:table-cell office:value-type="string" calcext:value-type="string">
            <text:p>./archive_1/1745522310_761_Wide_Long/1745522310_761_Wide_Long_sound.wav</text:p>
          </table:table-cell>
        </table:table-row>
        <table:table-row table:style-name="ro1">
          <table:table-cell office:value-type="string" calcext:value-type="string">
            <text:p>./archive_1/1745524165_1069_Wide_Long/1745524165_1069_Wide_Long_angle_data.json</text:p>
          </table:table-cell>
          <table:table-cell/>
          <table:table-cell office:value-type="string" calcext:value-type="string">
            <text:p>./archive_1/1745524165_1069_Wide_Long/1745524165_1069_Wide_Long_distance_data.json</text:p>
          </table:table-cell>
          <table:table-cell/>
          <table:table-cell office:value-type="string" calcext:value-type="string">
            <text:p>./archive_1/1745524165_1069_Wide_Long/1745524165_1069_Wide_Long_sound.wav</text:p>
          </table:table-cell>
        </table:table-row>
        <table:table-row table:style-name="ro1">
          <table:table-cell office:value-type="string" calcext:value-type="string">
            <text:p>./archive_1/1745526523_1379_Wide_Long/1745526523_1379_Wide_Long_angle_data.json</text:p>
          </table:table-cell>
          <table:table-cell/>
          <table:table-cell office:value-type="string" calcext:value-type="string">
            <text:p>./archive_1/1745526523_1379_Wide_Long/1745526523_1379_Wide_Long_distance_data.json</text:p>
          </table:table-cell>
          <table:table-cell/>
          <table:table-cell office:value-type="string" calcext:value-type="string">
            <text:p>./archive_1/1745526523_1379_Wide_Long/1745526523_1379_Wide_Long_sound.wav</text:p>
          </table:table-cell>
        </table:table-row>
        <table:table-row table:style-name="ro1">
          <table:table-cell office:value-type="string" calcext:value-type="string">
            <text:p>./archive_1/1744898872_195_Wide_Long/1744898872_195_Wide_Long_angle_data.json</text:p>
          </table:table-cell>
          <table:table-cell/>
          <table:table-cell office:value-type="string" calcext:value-type="string">
            <text:p>./archive_1/1744898872_195_Wide_Long/1744898872_195_Wide_Long_distance_data.json</text:p>
          </table:table-cell>
          <table:table-cell/>
          <table:table-cell office:value-type="string" calcext:value-type="string">
            <text:p>./archive_1/1744898872_195_Wide_Long/1744898872_195_Wide_Long_sound.wav</text:p>
          </table:table-cell>
        </table:table-row>
        <table:table-row table:style-name="ro1">
          <table:table-cell office:value-type="string" calcext:value-type="string">
            <text:p>./archive_1/1744908205_515_Wide_Long/1744908205_515_Wide_Long_angle_data.json</text:p>
          </table:table-cell>
          <table:table-cell/>
          <table:table-cell office:value-type="string" calcext:value-type="string">
            <text:p>./archive_1/1744908205_515_Wide_Long/1744908205_515_Wide_Long_distance_data.json</text:p>
          </table:table-cell>
          <table:table-cell/>
          <table:table-cell office:value-type="string" calcext:value-type="string">
            <text:p>./archive_1/1744908205_515_Wide_Long/1744908205_515_Wide_Long_sound.wav</text:p>
          </table:table-cell>
        </table:table-row>
        <table:table-row table:style-name="ro1">
          <table:table-cell office:value-type="string" calcext:value-type="string">
            <text:p>./archive_1/1744915197_831_Wide_Long/1744915197_831_Wide_Long_angle_data.json</text:p>
          </table:table-cell>
          <table:table-cell/>
          <table:table-cell office:value-type="string" calcext:value-type="string">
            <text:p>./archive_1/1744915197_831_Wide_Long/1744915197_831_Wide_Long_distance_data.json</text:p>
          </table:table-cell>
          <table:table-cell/>
          <table:table-cell office:value-type="string" calcext:value-type="string">
            <text:p>./archive_1/1744915197_831_Wide_Long/1744915197_831_Wide_Long_sound.wav</text:p>
          </table:table-cell>
        </table:table-row>
        <table:table-row table:style-name="ro1">
          <table:table-cell office:value-type="string" calcext:value-type="string">
            <text:p>./archive_1/1745514937_141_Wide_Long/1745514937_141_Wide_Long_angle_data.json</text:p>
          </table:table-cell>
          <table:table-cell/>
          <table:table-cell office:value-type="string" calcext:value-type="string">
            <text:p>./archive_1/1745514937_141_Wide_Long/1745514937_141_Wide_Long_distance_data.json</text:p>
          </table:table-cell>
          <table:table-cell/>
          <table:table-cell office:value-type="string" calcext:value-type="string">
            <text:p>./archive_1/1745514937_141_Wide_Long/1745514937_141_Wide_Long_sound.wav</text:p>
          </table:table-cell>
        </table:table-row>
        <table:table-row table:style-name="ro1">
          <table:table-cell office:value-type="string" calcext:value-type="string">
            <text:p>./archive_1/1745519694_450_Wide_Long/1745519694_450_Wide_Long_angle_data.json</text:p>
          </table:table-cell>
          <table:table-cell/>
          <table:table-cell office:value-type="string" calcext:value-type="string">
            <text:p>./archive_1/1745519694_450_Wide_Long/1745519694_450_Wide_Long_distance_data.json</text:p>
          </table:table-cell>
          <table:table-cell/>
          <table:table-cell office:value-type="string" calcext:value-type="string">
            <text:p>./archive_1/1745519694_450_Wide_Long/1745519694_450_Wide_Long_sound.wav</text:p>
          </table:table-cell>
        </table:table-row>
        <table:table-row table:style-name="ro1">
          <table:table-cell office:value-type="string" calcext:value-type="string">
            <text:p>./archive_1/1745522314_762_Wide_Long/1745522314_762_Wide_Long_angle_data.json</text:p>
          </table:table-cell>
          <table:table-cell/>
          <table:table-cell office:value-type="string" calcext:value-type="string">
            <text:p>./archive_1/1745522314_762_Wide_Long/1745522314_762_Wide_Long_distance_data.json</text:p>
          </table:table-cell>
          <table:table-cell/>
          <table:table-cell office:value-type="string" calcext:value-type="string">
            <text:p>./archive_1/1745522314_762_Wide_Long/1745522314_762_Wide_Long_sound.wav</text:p>
          </table:table-cell>
        </table:table-row>
        <table:table-row table:style-name="ro1">
          <table:table-cell office:value-type="string" calcext:value-type="string">
            <text:p>./archive_1/1745524170_1070_Wide_Long/1745524170_1070_Wide_Long_angle_data.json</text:p>
          </table:table-cell>
          <table:table-cell/>
          <table:table-cell office:value-type="string" calcext:value-type="string">
            <text:p>./archive_1/1745524170_1070_Wide_Long/1745524170_1070_Wide_Long_distance_data.json</text:p>
          </table:table-cell>
          <table:table-cell/>
          <table:table-cell office:value-type="string" calcext:value-type="string">
            <text:p>./archive_1/1745524170_1070_Wide_Long/1745524170_1070_Wide_Long_sound.wav</text:p>
          </table:table-cell>
        </table:table-row>
        <table:table-row table:style-name="ro1">
          <table:table-cell office:value-type="string" calcext:value-type="string">
            <text:p>./archive_1/1745526528_1380_Wide_Long/1745526528_1380_Wide_Long_angle_data.json</text:p>
          </table:table-cell>
          <table:table-cell/>
          <table:table-cell office:value-type="string" calcext:value-type="string">
            <text:p>./archive_1/1745526528_1380_Wide_Long/1745526528_1380_Wide_Long_distance_data.json</text:p>
          </table:table-cell>
          <table:table-cell/>
          <table:table-cell office:value-type="string" calcext:value-type="string">
            <text:p>./archive_1/1745526528_1380_Wide_Long/1745526528_1380_Wide_Long_sound.wav</text:p>
          </table:table-cell>
        </table:table-row>
        <table:table-row table:style-name="ro1">
          <table:table-cell office:value-type="string" calcext:value-type="string">
            <text:p>./archive_1/1744898893_196_Wide_Long/1744898893_196_Wide_Long_angle_data.json</text:p>
          </table:table-cell>
          <table:table-cell/>
          <table:table-cell office:value-type="string" calcext:value-type="string">
            <text:p>./archive_1/1744898893_196_Wide_Long/1744898893_196_Wide_Long_distance_data.json</text:p>
          </table:table-cell>
          <table:table-cell/>
          <table:table-cell office:value-type="string" calcext:value-type="string">
            <text:p>./archive_1/1744898893_196_Wide_Long/1744898893_196_Wide_Long_sound.wav</text:p>
          </table:table-cell>
        </table:table-row>
        <table:table-row table:style-name="ro1">
          <table:table-cell office:value-type="string" calcext:value-type="string">
            <text:p>./archive_1/1744908224_516_Wide_Long/1744908224_516_Wide_Long_angle_data.json</text:p>
          </table:table-cell>
          <table:table-cell/>
          <table:table-cell office:value-type="string" calcext:value-type="string">
            <text:p>./archive_1/1744908224_516_Wide_Long/1744908224_516_Wide_Long_distance_data.json</text:p>
          </table:table-cell>
          <table:table-cell/>
          <table:table-cell office:value-type="string" calcext:value-type="string">
            <text:p>./archive_1/1744908224_516_Wide_Long/1744908224_516_Wide_Long_sound.wav</text:p>
          </table:table-cell>
        </table:table-row>
        <table:table-row table:style-name="ro1">
          <table:table-cell office:value-type="string" calcext:value-type="string">
            <text:p>./archive_1/1744915229_832_Wide_Long/1744915229_832_Wide_Long_angle_data.json</text:p>
          </table:table-cell>
          <table:table-cell/>
          <table:table-cell office:value-type="string" calcext:value-type="string">
            <text:p>./archive_1/1744915229_832_Wide_Long/1744915229_832_Wide_Long_distance_data.json</text:p>
          </table:table-cell>
          <table:table-cell/>
          <table:table-cell office:value-type="string" calcext:value-type="string">
            <text:p>./archive_1/1744915229_832_Wide_Long/1744915229_832_Wide_Long_sound.wav</text:p>
          </table:table-cell>
        </table:table-row>
        <table:table-row table:style-name="ro1">
          <table:table-cell office:value-type="string" calcext:value-type="string">
            <text:p>./archive_1/1745514943_142_Wide_Long/1745514943_142_Wide_Long_angle_data.json</text:p>
          </table:table-cell>
          <table:table-cell/>
          <table:table-cell office:value-type="string" calcext:value-type="string">
            <text:p>./archive_1/1745514943_142_Wide_Long/1745514943_142_Wide_Long_distance_data.json</text:p>
          </table:table-cell>
          <table:table-cell/>
          <table:table-cell office:value-type="string" calcext:value-type="string">
            <text:p>./archive_1/1745514943_142_Wide_Long/1745514943_142_Wide_Long_sound.wav</text:p>
          </table:table-cell>
        </table:table-row>
        <table:table-row table:style-name="ro1">
          <table:table-cell office:value-type="string" calcext:value-type="string">
            <text:p>./archive_1/1745519699_451_Wide_Long/1745519699_451_Wide_Long_angle_data.json</text:p>
          </table:table-cell>
          <table:table-cell/>
          <table:table-cell office:value-type="string" calcext:value-type="string">
            <text:p>./archive_1/1745519699_451_Wide_Long/1745519699_451_Wide_Long_distance_data.json</text:p>
          </table:table-cell>
          <table:table-cell/>
          <table:table-cell office:value-type="string" calcext:value-type="string">
            <text:p>./archive_1/1745519699_451_Wide_Long/1745519699_451_Wide_Long_sound.wav</text:p>
          </table:table-cell>
        </table:table-row>
        <table:table-row table:style-name="ro1">
          <table:table-cell office:value-type="string" calcext:value-type="string">
            <text:p>./archive_1/1745522319_763_Wide_Long/1745522319_763_Wide_Long_angle_data.json</text:p>
          </table:table-cell>
          <table:table-cell/>
          <table:table-cell office:value-type="string" calcext:value-type="string">
            <text:p>./archive_1/1745522319_763_Wide_Long/1745522319_763_Wide_Long_distance_data.json</text:p>
          </table:table-cell>
          <table:table-cell/>
          <table:table-cell office:value-type="string" calcext:value-type="string">
            <text:p>./archive_1/1745522319_763_Wide_Long/1745522319_763_Wide_Long_sound.wav</text:p>
          </table:table-cell>
        </table:table-row>
        <table:table-row table:style-name="ro1">
          <table:table-cell office:value-type="string" calcext:value-type="string">
            <text:p>./archive_1/1745524183_1071_Wide_Long/1745524183_1071_Wide_Long_angle_data.json</text:p>
          </table:table-cell>
          <table:table-cell/>
          <table:table-cell office:value-type="string" calcext:value-type="string">
            <text:p>./archive_1/1745524183_1071_Wide_Long/1745524183_1071_Wide_Long_distance_data.json</text:p>
          </table:table-cell>
          <table:table-cell/>
          <table:table-cell office:value-type="string" calcext:value-type="string">
            <text:p>./archive_1/1745524183_1071_Wide_Long/1745524183_1071_Wide_Long_sound.wav</text:p>
          </table:table-cell>
        </table:table-row>
        <table:table-row table:style-name="ro1">
          <table:table-cell office:value-type="string" calcext:value-type="string">
            <text:p>./archive_1/1745526532_1381_Wide_Long/1745526532_1381_Wide_Long_angle_data.json</text:p>
          </table:table-cell>
          <table:table-cell/>
          <table:table-cell office:value-type="string" calcext:value-type="string">
            <text:p>./archive_1/1745526532_1381_Wide_Long/1745526532_1381_Wide_Long_distance_data.json</text:p>
          </table:table-cell>
          <table:table-cell/>
          <table:table-cell office:value-type="string" calcext:value-type="string">
            <text:p>./archive_1/1745526532_1381_Wide_Long/1745526532_1381_Wide_Long_sound.wav</text:p>
          </table:table-cell>
        </table:table-row>
        <table:table-row table:style-name="ro1">
          <table:table-cell office:value-type="string" calcext:value-type="string">
            <text:p>./archive_1/1744898913_197_Wide_Long/1744898913_197_Wide_Long_angle_data.json</text:p>
          </table:table-cell>
          <table:table-cell/>
          <table:table-cell office:value-type="string" calcext:value-type="string">
            <text:p>./archive_1/1744898913_197_Wide_Long/1744898913_197_Wide_Long_distance_data.json</text:p>
          </table:table-cell>
          <table:table-cell/>
          <table:table-cell office:value-type="string" calcext:value-type="string">
            <text:p>./archive_1/1744898913_197_Wide_Long/1744898913_197_Wide_Long_sound.wav</text:p>
          </table:table-cell>
        </table:table-row>
        <table:table-row table:style-name="ro1">
          <table:table-cell office:value-type="string" calcext:value-type="string">
            <text:p>./archive_1/1744908243_517_Wide_Long/1744908243_517_Wide_Long_angle_data.json</text:p>
          </table:table-cell>
          <table:table-cell/>
          <table:table-cell office:value-type="string" calcext:value-type="string">
            <text:p>./archive_1/1744908243_517_Wide_Long/1744908243_517_Wide_Long_distance_data.json</text:p>
          </table:table-cell>
          <table:table-cell/>
          <table:table-cell office:value-type="string" calcext:value-type="string">
            <text:p>./archive_1/1744908243_517_Wide_Long/1744908243_517_Wide_Long_sound.wav</text:p>
          </table:table-cell>
        </table:table-row>
        <table:table-row table:style-name="ro1">
          <table:table-cell office:value-type="string" calcext:value-type="string">
            <text:p>./archive_1/1744915249_833_Wide_Long/1744915249_833_Wide_Long_angle_data.json</text:p>
          </table:table-cell>
          <table:table-cell/>
          <table:table-cell office:value-type="string" calcext:value-type="string">
            <text:p>./archive_1/1744915249_833_Wide_Long/1744915249_833_Wide_Long_distance_data.json</text:p>
          </table:table-cell>
          <table:table-cell/>
          <table:table-cell office:value-type="string" calcext:value-type="string">
            <text:p>./archive_1/1744915249_833_Wide_Long/1744915249_833_Wide_Long_sound.wav</text:p>
          </table:table-cell>
        </table:table-row>
        <table:table-row table:style-name="ro1">
          <table:table-cell office:value-type="string" calcext:value-type="string">
            <text:p>./archive_1/1745514954_143_Wide_Long/1745514954_143_Wide_Long_angle_data.json</text:p>
          </table:table-cell>
          <table:table-cell/>
          <table:table-cell office:value-type="string" calcext:value-type="string">
            <text:p>./archive_1/1745514954_143_Wide_Long/1745514954_143_Wide_Long_distance_data.json</text:p>
          </table:table-cell>
          <table:table-cell/>
          <table:table-cell office:value-type="string" calcext:value-type="string">
            <text:p>./archive_1/1745514954_143_Wide_Long/1745514954_143_Wide_Long_sound.wav</text:p>
          </table:table-cell>
        </table:table-row>
        <table:table-row table:style-name="ro1">
          <table:table-cell office:value-type="string" calcext:value-type="string">
            <text:p>./archive_1/1745519704_452_Wide_Long/1745519704_452_Wide_Long_angle_data.json</text:p>
          </table:table-cell>
          <table:table-cell/>
          <table:table-cell office:value-type="string" calcext:value-type="string">
            <text:p>./archive_1/1745519704_452_Wide_Long/1745519704_452_Wide_Long_distance_data.json</text:p>
          </table:table-cell>
          <table:table-cell/>
          <table:table-cell office:value-type="string" calcext:value-type="string">
            <text:p>./archive_1/1745519704_452_Wide_Long/1745519704_452_Wide_Long_sound.wav</text:p>
          </table:table-cell>
        </table:table-row>
        <table:table-row table:style-name="ro1">
          <table:table-cell office:value-type="string" calcext:value-type="string">
            <text:p>./archive_1/1745522324_764_Wide_Long/1745522324_764_Wide_Long_angle_data.json</text:p>
          </table:table-cell>
          <table:table-cell/>
          <table:table-cell office:value-type="string" calcext:value-type="string">
            <text:p>./archive_1/1745522324_764_Wide_Long/1745522324_764_Wide_Long_distance_data.json</text:p>
          </table:table-cell>
          <table:table-cell/>
          <table:table-cell office:value-type="string" calcext:value-type="string">
            <text:p>./archive_1/1745522324_764_Wide_Long/1745522324_764_Wide_Long_sound.wav</text:p>
          </table:table-cell>
        </table:table-row>
        <table:table-row table:style-name="ro1">
          <table:table-cell office:value-type="string" calcext:value-type="string">
            <text:p>./archive_1/1745524215_1072_Wide_Long/1745524215_1072_Wide_Long_angle_data.json</text:p>
          </table:table-cell>
          <table:table-cell/>
          <table:table-cell office:value-type="string" calcext:value-type="string">
            <text:p>./archive_1/1745524215_1072_Wide_Long/1745524215_1072_Wide_Long_distance_data.json</text:p>
          </table:table-cell>
          <table:table-cell/>
          <table:table-cell office:value-type="string" calcext:value-type="string">
            <text:p>./archive_1/1745524215_1072_Wide_Long/1745524215_1072_Wide_Long_sound.wav</text:p>
          </table:table-cell>
        </table:table-row>
        <table:table-row table:style-name="ro1">
          <table:table-cell office:value-type="string" calcext:value-type="string">
            <text:p>./archive_1/1745526537_1382_Wide_Long/1745526537_1382_Wide_Long_angle_data.json</text:p>
          </table:table-cell>
          <table:table-cell/>
          <table:table-cell office:value-type="string" calcext:value-type="string">
            <text:p>./archive_1/1745526537_1382_Wide_Long/1745526537_1382_Wide_Long_distance_data.json</text:p>
          </table:table-cell>
          <table:table-cell/>
          <table:table-cell office:value-type="string" calcext:value-type="string">
            <text:p>./archive_1/1745526537_1382_Wide_Long/1745526537_1382_Wide_Long_sound.wav</text:p>
          </table:table-cell>
        </table:table-row>
        <table:table-row table:style-name="ro1">
          <table:table-cell office:value-type="string" calcext:value-type="string">
            <text:p>./archive_1/1744898932_198_Wide_Long/1744898932_198_Wide_Long_angle_data.json</text:p>
          </table:table-cell>
          <table:table-cell/>
          <table:table-cell office:value-type="string" calcext:value-type="string">
            <text:p>./archive_1/1744898932_198_Wide_Long/1744898932_198_Wide_Long_distance_data.json</text:p>
          </table:table-cell>
          <table:table-cell/>
          <table:table-cell office:value-type="string" calcext:value-type="string">
            <text:p>./archive_1/1744898932_198_Wide_Long/1744898932_198_Wide_Long_sound.wav</text:p>
          </table:table-cell>
        </table:table-row>
        <table:table-row table:style-name="ro1">
          <table:table-cell office:value-type="string" calcext:value-type="string">
            <text:p>./archive_1/1744908262_518_Wide_Long/1744908262_518_Wide_Long_angle_data.json</text:p>
          </table:table-cell>
          <table:table-cell/>
          <table:table-cell office:value-type="string" calcext:value-type="string">
            <text:p>./archive_1/1744908262_518_Wide_Long/1744908262_518_Wide_Long_distance_data.json</text:p>
          </table:table-cell>
          <table:table-cell/>
          <table:table-cell office:value-type="string" calcext:value-type="string">
            <text:p>./archive_1/1744908262_518_Wide_Long/1744908262_518_Wide_Long_sound.wav</text:p>
          </table:table-cell>
        </table:table-row>
        <table:table-row table:style-name="ro1">
          <table:table-cell office:value-type="string" calcext:value-type="string">
            <text:p>./archive_1/1744915268_834_Wide_Long/1744915268_834_Wide_Long_angle_data.json</text:p>
          </table:table-cell>
          <table:table-cell/>
          <table:table-cell office:value-type="string" calcext:value-type="string">
            <text:p>./archive_1/1744915268_834_Wide_Long/1744915268_834_Wide_Long_distance_data.json</text:p>
          </table:table-cell>
          <table:table-cell/>
          <table:table-cell office:value-type="string" calcext:value-type="string">
            <text:p>./archive_1/1744915268_834_Wide_Long/1744915268_834_Wide_Long_sound.wav</text:p>
          </table:table-cell>
        </table:table-row>
        <table:table-row table:style-name="ro1">
          <table:table-cell office:value-type="string" calcext:value-type="string">
            <text:p>./archive_1/1745514959_144_Wide_Long/1745514959_144_Wide_Long_angle_data.json</text:p>
          </table:table-cell>
          <table:table-cell/>
          <table:table-cell office:value-type="string" calcext:value-type="string">
            <text:p>./archive_1/1745514959_144_Wide_Long/1745514959_144_Wide_Long_distance_data.json</text:p>
          </table:table-cell>
          <table:table-cell/>
          <table:table-cell office:value-type="string" calcext:value-type="string">
            <text:p>./archive_1/1745514959_144_Wide_Long/1745514959_144_Wide_Long_sound.wav</text:p>
          </table:table-cell>
        </table:table-row>
        <table:table-row table:style-name="ro1">
          <table:table-cell office:value-type="string" calcext:value-type="string">
            <text:p>./archive_1/1745519709_453_Wide_Long/1745519709_453_Wide_Long_angle_data.json</text:p>
          </table:table-cell>
          <table:table-cell/>
          <table:table-cell office:value-type="string" calcext:value-type="string">
            <text:p>./archive_1/1745519709_453_Wide_Long/1745519709_453_Wide_Long_distance_data.json</text:p>
          </table:table-cell>
          <table:table-cell/>
          <table:table-cell office:value-type="string" calcext:value-type="string">
            <text:p>./archive_1/1745519709_453_Wide_Long/1745519709_453_Wide_Long_sound.wav</text:p>
          </table:table-cell>
        </table:table-row>
        <table:table-row table:style-name="ro1">
          <table:table-cell office:value-type="string" calcext:value-type="string">
            <text:p>./archive_1/1745522334_765_Wide_Long/1745522334_765_Wide_Long_angle_data.json</text:p>
          </table:table-cell>
          <table:table-cell/>
          <table:table-cell office:value-type="string" calcext:value-type="string">
            <text:p>./archive_1/1745522334_765_Wide_Long/1745522334_765_Wide_Long_distance_data.json</text:p>
          </table:table-cell>
          <table:table-cell/>
          <table:table-cell office:value-type="string" calcext:value-type="string">
            <text:p>./archive_1/1745522334_765_Wide_Long/1745522334_765_Wide_Long_sound.wav</text:p>
          </table:table-cell>
        </table:table-row>
        <table:table-row table:style-name="ro1">
          <table:table-cell office:value-type="string" calcext:value-type="string">
            <text:p>./archive_1/1745524223_1073_Wide_Long/1745524223_1073_Wide_Long_angle_data.json</text:p>
          </table:table-cell>
          <table:table-cell/>
          <table:table-cell office:value-type="string" calcext:value-type="string">
            <text:p>./archive_1/1745524223_1073_Wide_Long/1745524223_1073_Wide_Long_distance_data.json</text:p>
          </table:table-cell>
          <table:table-cell/>
          <table:table-cell office:value-type="string" calcext:value-type="string">
            <text:p>./archive_1/1745524223_1073_Wide_Long/1745524223_1073_Wide_Long_sound.wav</text:p>
          </table:table-cell>
        </table:table-row>
        <table:table-row table:style-name="ro1">
          <table:table-cell office:value-type="string" calcext:value-type="string">
            <text:p>./archive_1/1745526541_1383_Wide_Long/1745526541_1383_Wide_Long_angle_data.json</text:p>
          </table:table-cell>
          <table:table-cell/>
          <table:table-cell office:value-type="string" calcext:value-type="string">
            <text:p>./archive_1/1745526541_1383_Wide_Long/1745526541_1383_Wide_Long_distance_data.json</text:p>
          </table:table-cell>
          <table:table-cell/>
          <table:table-cell office:value-type="string" calcext:value-type="string">
            <text:p>./archive_1/1745526541_1383_Wide_Long/1745526541_1383_Wide_Long_sound.wav</text:p>
          </table:table-cell>
        </table:table-row>
        <table:table-row table:style-name="ro1">
          <table:table-cell office:value-type="string" calcext:value-type="string">
            <text:p>./archive_1/1744900084_201_Wide_Long/1744900084_201_Wide_Long_angle_data.json</text:p>
          </table:table-cell>
          <table:table-cell/>
          <table:table-cell office:value-type="string" calcext:value-type="string">
            <text:p>./archive_1/1744900084_201_Wide_Long/1744900084_201_Wide_Long_distance_data.json</text:p>
          </table:table-cell>
          <table:table-cell/>
          <table:table-cell office:value-type="string" calcext:value-type="string">
            <text:p>./archive_1/1744900084_201_Wide_Long/1744900084_201_Wide_Long_sound.wav</text:p>
          </table:table-cell>
        </table:table-row>
        <table:table-row table:style-name="ro1">
          <table:table-cell office:value-type="string" calcext:value-type="string">
            <text:p>./archive_1/1744908282_519_Wide_Long/1744908282_519_Wide_Long_angle_data.json</text:p>
          </table:table-cell>
          <table:table-cell/>
          <table:table-cell office:value-type="string" calcext:value-type="string">
            <text:p>./archive_1/1744908282_519_Wide_Long/1744908282_519_Wide_Long_distance_data.json</text:p>
          </table:table-cell>
          <table:table-cell/>
          <table:table-cell office:value-type="string" calcext:value-type="string">
            <text:p>./archive_1/1744908282_519_Wide_Long/1744908282_519_Wide_Long_sound.wav</text:p>
          </table:table-cell>
        </table:table-row>
        <table:table-row table:style-name="ro1">
          <table:table-cell office:value-type="string" calcext:value-type="string">
            <text:p>./archive_1/1744915288_835_Wide_Long/1744915288_835_Wide_Long_angle_data.json</text:p>
          </table:table-cell>
          <table:table-cell/>
          <table:table-cell office:value-type="string" calcext:value-type="string">
            <text:p>./archive_1/1744915288_835_Wide_Long/1744915288_835_Wide_Long_distance_data.json</text:p>
          </table:table-cell>
          <table:table-cell/>
          <table:table-cell office:value-type="string" calcext:value-type="string">
            <text:p>./archive_1/1744915288_835_Wide_Long/1744915288_835_Wide_Long_sound.wav</text:p>
          </table:table-cell>
        </table:table-row>
        <table:table-row table:style-name="ro1">
          <table:table-cell office:value-type="string" calcext:value-type="string">
            <text:p>./archive_1/1745514963_145_Wide_Long/1745514963_145_Wide_Long_angle_data.json</text:p>
          </table:table-cell>
          <table:table-cell/>
          <table:table-cell office:value-type="string" calcext:value-type="string">
            <text:p>./archive_1/1745514963_145_Wide_Long/1745514963_145_Wide_Long_distance_data.json</text:p>
          </table:table-cell>
          <table:table-cell/>
          <table:table-cell office:value-type="string" calcext:value-type="string">
            <text:p>./archive_1/1745514963_145_Wide_Long/1745514963_145_Wide_Long_sound.wav</text:p>
          </table:table-cell>
        </table:table-row>
        <table:table-row table:style-name="ro1">
          <table:table-cell office:value-type="string" calcext:value-type="string">
            <text:p>./archive_1/1745519713_454_Wide_Long/1745519713_454_Wide_Long_angle_data.json</text:p>
          </table:table-cell>
          <table:table-cell/>
          <table:table-cell office:value-type="string" calcext:value-type="string">
            <text:p>./archive_1/1745519713_454_Wide_Long/1745519713_454_Wide_Long_distance_data.json</text:p>
          </table:table-cell>
          <table:table-cell/>
          <table:table-cell office:value-type="string" calcext:value-type="string">
            <text:p>./archive_1/1745519713_454_Wide_Long/1745519713_454_Wide_Long_sound.wav</text:p>
          </table:table-cell>
        </table:table-row>
        <table:table-row table:style-name="ro1">
          <table:table-cell office:value-type="string" calcext:value-type="string">
            <text:p>./archive_1/1745522339_766_Wide_Long/1745522339_766_Wide_Long_angle_data.json</text:p>
          </table:table-cell>
          <table:table-cell/>
          <table:table-cell office:value-type="string" calcext:value-type="string">
            <text:p>./archive_1/1745522339_766_Wide_Long/1745522339_766_Wide_Long_distance_data.json</text:p>
          </table:table-cell>
          <table:table-cell/>
          <table:table-cell office:value-type="string" calcext:value-type="string">
            <text:p>./archive_1/1745522339_766_Wide_Long/1745522339_766_Wide_Long_sound.wav</text:p>
          </table:table-cell>
        </table:table-row>
        <table:table-row table:style-name="ro1">
          <table:table-cell office:value-type="string" calcext:value-type="string">
            <text:p>./archive_1/1745524228_1074_Wide_Long/1745524228_1074_Wide_Long_angle_data.json</text:p>
          </table:table-cell>
          <table:table-cell/>
          <table:table-cell office:value-type="string" calcext:value-type="string">
            <text:p>./archive_1/1745524228_1074_Wide_Long/1745524228_1074_Wide_Long_distance_data.json</text:p>
          </table:table-cell>
          <table:table-cell/>
          <table:table-cell office:value-type="string" calcext:value-type="string">
            <text:p>./archive_1/1745524228_1074_Wide_Long/1745524228_1074_Wide_Long_sound.wav</text:p>
          </table:table-cell>
        </table:table-row>
        <table:table-row table:style-name="ro1">
          <table:table-cell office:value-type="string" calcext:value-type="string">
            <text:p>./archive_1/1745526546_1384_Wide_Long/1745526546_1384_Wide_Long_angle_data.json</text:p>
          </table:table-cell>
          <table:table-cell/>
          <table:table-cell office:value-type="string" calcext:value-type="string">
            <text:p>./archive_1/1745526546_1384_Wide_Long/1745526546_1384_Wide_Long_distance_data.json</text:p>
          </table:table-cell>
          <table:table-cell/>
          <table:table-cell office:value-type="string" calcext:value-type="string">
            <text:p>./archive_1/1745526546_1384_Wide_Long/1745526546_1384_Wide_Long_sound.wav</text:p>
          </table:table-cell>
        </table:table-row>
        <table:table-row table:style-name="ro1">
          <table:table-cell office:value-type="string" calcext:value-type="string">
            <text:p>./archive_1/1744900105_202_Wide_Long/1744900105_202_Wide_Long_angle_data.json</text:p>
          </table:table-cell>
          <table:table-cell/>
          <table:table-cell office:value-type="string" calcext:value-type="string">
            <text:p>./archive_1/1744900105_202_Wide_Long/1744900105_202_Wide_Long_distance_data.json</text:p>
          </table:table-cell>
          <table:table-cell/>
          <table:table-cell office:value-type="string" calcext:value-type="string">
            <text:p>./archive_1/1744900105_202_Wide_Long/1744900105_202_Wide_Long_sound.wav</text:p>
          </table:table-cell>
        </table:table-row>
        <table:table-row table:style-name="ro1">
          <table:table-cell office:value-type="string" calcext:value-type="string">
            <text:p>./archive_1/1744908301_520_Wide_Long/1744908301_520_Wide_Long_angle_data.json</text:p>
          </table:table-cell>
          <table:table-cell/>
          <table:table-cell office:value-type="string" calcext:value-type="string">
            <text:p>./archive_1/1744908301_520_Wide_Long/1744908301_520_Wide_Long_distance_data.json</text:p>
          </table:table-cell>
          <table:table-cell/>
          <table:table-cell office:value-type="string" calcext:value-type="string">
            <text:p>./archive_1/1744908301_520_Wide_Long/1744908301_520_Wide_Long_sound.wav</text:p>
          </table:table-cell>
        </table:table-row>
        <table:table-row table:style-name="ro1">
          <table:table-cell office:value-type="string" calcext:value-type="string">
            <text:p>./archive_1/1744915307_836_Wide_Long/1744915307_836_Wide_Long_angle_data.json</text:p>
          </table:table-cell>
          <table:table-cell/>
          <table:table-cell office:value-type="string" calcext:value-type="string">
            <text:p>./archive_1/1744915307_836_Wide_Long/1744915307_836_Wide_Long_distance_data.json</text:p>
          </table:table-cell>
          <table:table-cell/>
          <table:table-cell office:value-type="string" calcext:value-type="string">
            <text:p>./archive_1/1744915307_836_Wide_Long/1744915307_836_Wide_Long_sound.wav</text:p>
          </table:table-cell>
        </table:table-row>
        <table:table-row table:style-name="ro1">
          <table:table-cell office:value-type="string" calcext:value-type="string">
            <text:p>./archive_1/1745514967_146_Wide_Long/1745514967_146_Wide_Long_angle_data.json</text:p>
          </table:table-cell>
          <table:table-cell/>
          <table:table-cell office:value-type="string" calcext:value-type="string">
            <text:p>./archive_1/1745514967_146_Wide_Long/1745514967_146_Wide_Long_distance_data.json</text:p>
          </table:table-cell>
          <table:table-cell/>
          <table:table-cell office:value-type="string" calcext:value-type="string">
            <text:p>./archive_1/1745514967_146_Wide_Long/1745514967_146_Wide_Long_sound.wav</text:p>
          </table:table-cell>
        </table:table-row>
        <table:table-row table:style-name="ro1">
          <table:table-cell office:value-type="string" calcext:value-type="string">
            <text:p>./archive_1/1745519720_455_Wide_Long/1745519720_455_Wide_Long_angle_data.json</text:p>
          </table:table-cell>
          <table:table-cell/>
          <table:table-cell office:value-type="string" calcext:value-type="string">
            <text:p>./archive_1/1745519720_455_Wide_Long/1745519720_455_Wide_Long_distance_data.json</text:p>
          </table:table-cell>
          <table:table-cell/>
          <table:table-cell office:value-type="string" calcext:value-type="string">
            <text:p>./archive_1/1745519720_455_Wide_Long/1745519720_455_Wide_Long_sound.wav</text:p>
          </table:table-cell>
        </table:table-row>
        <table:table-row table:style-name="ro1">
          <table:table-cell office:value-type="string" calcext:value-type="string">
            <text:p>./archive_1/1745522343_767_Wide_Long/1745522343_767_Wide_Long_angle_data.json</text:p>
          </table:table-cell>
          <table:table-cell/>
          <table:table-cell office:value-type="string" calcext:value-type="string">
            <text:p>./archive_1/1745522343_767_Wide_Long/1745522343_767_Wide_Long_distance_data.json</text:p>
          </table:table-cell>
          <table:table-cell/>
          <table:table-cell office:value-type="string" calcext:value-type="string">
            <text:p>./archive_1/1745522343_767_Wide_Long/1745522343_767_Wide_Long_sound.wav</text:p>
          </table:table-cell>
        </table:table-row>
        <table:table-row table:style-name="ro1">
          <table:table-cell office:value-type="string" calcext:value-type="string">
            <text:p>./archive_1/1745524232_1075_Wide_Long/1745524232_1075_Wide_Long_angle_data.json</text:p>
          </table:table-cell>
          <table:table-cell/>
          <table:table-cell office:value-type="string" calcext:value-type="string">
            <text:p>./archive_1/1745524232_1075_Wide_Long/1745524232_1075_Wide_Long_distance_data.json</text:p>
          </table:table-cell>
          <table:table-cell/>
          <table:table-cell office:value-type="string" calcext:value-type="string">
            <text:p>./archive_1/1745524232_1075_Wide_Long/1745524232_1075_Wide_Long_sound.wav</text:p>
          </table:table-cell>
        </table:table-row>
        <table:table-row table:style-name="ro1">
          <table:table-cell office:value-type="string" calcext:value-type="string">
            <text:p>./archive_1/1745526551_1385_Wide_Long/1745526551_1385_Wide_Long_angle_data.json</text:p>
          </table:table-cell>
          <table:table-cell/>
          <table:table-cell office:value-type="string" calcext:value-type="string">
            <text:p>./archive_1/1745526551_1385_Wide_Long/1745526551_1385_Wide_Long_distance_data.json</text:p>
          </table:table-cell>
          <table:table-cell/>
          <table:table-cell office:value-type="string" calcext:value-type="string">
            <text:p>./archive_1/1745526551_1385_Wide_Long/1745526551_1385_Wide_Long_sound.wav</text:p>
          </table:table-cell>
        </table:table-row>
        <table:table-row table:style-name="ro1">
          <table:table-cell office:value-type="string" calcext:value-type="string">
            <text:p>./archive_1/1744900123_203_Wide_Long/1744900123_203_Wide_Long_angle_data.json</text:p>
          </table:table-cell>
          <table:table-cell/>
          <table:table-cell office:value-type="string" calcext:value-type="string">
            <text:p>./archive_1/1744900123_203_Wide_Long/1744900123_203_Wide_Long_distance_data.json</text:p>
          </table:table-cell>
          <table:table-cell/>
          <table:table-cell office:value-type="string" calcext:value-type="string">
            <text:p>./archive_1/1744900123_203_Wide_Long/1744900123_203_Wide_Long_sound.wav</text:p>
          </table:table-cell>
        </table:table-row>
        <table:table-row table:style-name="ro1">
          <table:table-cell office:value-type="string" calcext:value-type="string">
            <text:p>./archive_1/1744908320_521_Wide_Long/1744908320_521_Wide_Long_angle_data.json</text:p>
          </table:table-cell>
          <table:table-cell/>
          <table:table-cell office:value-type="string" calcext:value-type="string">
            <text:p>./archive_1/1744908320_521_Wide_Long/1744908320_521_Wide_Long_distance_data.json</text:p>
          </table:table-cell>
          <table:table-cell/>
          <table:table-cell office:value-type="string" calcext:value-type="string">
            <text:p>./archive_1/1744908320_521_Wide_Long/1744908320_521_Wide_Long_sound.wav</text:p>
          </table:table-cell>
        </table:table-row>
        <table:table-row table:style-name="ro1">
          <table:table-cell office:value-type="string" calcext:value-type="string">
            <text:p>./archive_1/1744915327_837_Wide_Long/1744915327_837_Wide_Long_angle_data.json</text:p>
          </table:table-cell>
          <table:table-cell/>
          <table:table-cell office:value-type="string" calcext:value-type="string">
            <text:p>./archive_1/1744915327_837_Wide_Long/1744915327_837_Wide_Long_distance_data.json</text:p>
          </table:table-cell>
          <table:table-cell/>
          <table:table-cell office:value-type="string" calcext:value-type="string">
            <text:p>./archive_1/1744915327_837_Wide_Long/1744915327_837_Wide_Long_sound.wav</text:p>
          </table:table-cell>
        </table:table-row>
        <table:table-row table:style-name="ro1">
          <table:table-cell office:value-type="string" calcext:value-type="string">
            <text:p>./archive_1/1745514972_147_Wide_Long/1745514972_147_Wide_Long_angle_data.json</text:p>
          </table:table-cell>
          <table:table-cell/>
          <table:table-cell office:value-type="string" calcext:value-type="string">
            <text:p>./archive_1/1745514972_147_Wide_Long/1745514972_147_Wide_Long_distance_data.json</text:p>
          </table:table-cell>
          <table:table-cell/>
          <table:table-cell office:value-type="string" calcext:value-type="string">
            <text:p>./archive_1/1745514972_147_Wide_Long/1745514972_147_Wide_Long_sound.wav</text:p>
          </table:table-cell>
        </table:table-row>
        <table:table-row table:style-name="ro1">
          <table:table-cell office:value-type="string" calcext:value-type="string">
            <text:p>./archive_1/1745519725_456_Wide_Long/1745519725_456_Wide_Long_angle_data.json</text:p>
          </table:table-cell>
          <table:table-cell/>
          <table:table-cell office:value-type="string" calcext:value-type="string">
            <text:p>./archive_1/1745519725_456_Wide_Long/1745519725_456_Wide_Long_distance_data.json</text:p>
          </table:table-cell>
          <table:table-cell/>
          <table:table-cell office:value-type="string" calcext:value-type="string">
            <text:p>./archive_1/1745519725_456_Wide_Long/1745519725_456_Wide_Long_sound.wav</text:p>
          </table:table-cell>
        </table:table-row>
        <table:table-row table:style-name="ro1">
          <table:table-cell office:value-type="string" calcext:value-type="string">
            <text:p>./archive_1/1745522348_768_Wide_Long/1745522348_768_Wide_Long_angle_data.json</text:p>
          </table:table-cell>
          <table:table-cell/>
          <table:table-cell office:value-type="string" calcext:value-type="string">
            <text:p>./archive_1/1745522348_768_Wide_Long/1745522348_768_Wide_Long_distance_data.json</text:p>
          </table:table-cell>
          <table:table-cell/>
          <table:table-cell office:value-type="string" calcext:value-type="string">
            <text:p>./archive_1/1745522348_768_Wide_Long/1745522348_768_Wide_Long_sound.wav</text:p>
          </table:table-cell>
        </table:table-row>
        <table:table-row table:style-name="ro1">
          <table:table-cell office:value-type="string" calcext:value-type="string">
            <text:p>./archive_1/1745524237_1076_Wide_Long/1745524237_1076_Wide_Long_angle_data.json</text:p>
          </table:table-cell>
          <table:table-cell/>
          <table:table-cell office:value-type="string" calcext:value-type="string">
            <text:p>./archive_1/1745524237_1076_Wide_Long/1745524237_1076_Wide_Long_distance_data.json</text:p>
          </table:table-cell>
          <table:table-cell/>
          <table:table-cell office:value-type="string" calcext:value-type="string">
            <text:p>./archive_1/1745524237_1076_Wide_Long/1745524237_1076_Wide_Long_sound.wav</text:p>
          </table:table-cell>
        </table:table-row>
        <table:table-row table:style-name="ro1">
          <table:table-cell office:value-type="string" calcext:value-type="string">
            <text:p>./archive_1/1745526556_1386_Wide_Long/1745526556_1386_Wide_Long_angle_data.json</text:p>
          </table:table-cell>
          <table:table-cell/>
          <table:table-cell office:value-type="string" calcext:value-type="string">
            <text:p>./archive_1/1745526556_1386_Wide_Long/1745526556_1386_Wide_Long_distance_data.json</text:p>
          </table:table-cell>
          <table:table-cell/>
          <table:table-cell office:value-type="string" calcext:value-type="string">
            <text:p>./archive_1/1745526556_1386_Wide_Long/1745526556_1386_Wide_Long_sound.wav</text:p>
          </table:table-cell>
        </table:table-row>
        <table:table-row table:style-name="ro1">
          <table:table-cell office:value-type="string" calcext:value-type="string">
            <text:p>./archive_1/1744900142_204_Wide_Long/1744900142_204_Wide_Long_angle_data.json</text:p>
          </table:table-cell>
          <table:table-cell/>
          <table:table-cell office:value-type="string" calcext:value-type="string">
            <text:p>./archive_1/1744900142_204_Wide_Long/1744900142_204_Wide_Long_distance_data.json</text:p>
          </table:table-cell>
          <table:table-cell/>
          <table:table-cell office:value-type="string" calcext:value-type="string">
            <text:p>./archive_1/1744900142_204_Wide_Long/1744900142_204_Wide_Long_sound.wav</text:p>
          </table:table-cell>
        </table:table-row>
        <table:table-row table:style-name="ro1">
          <table:table-cell office:value-type="string" calcext:value-type="string">
            <text:p>./archive_1/1744908359_523_Wide_Long/1744908359_523_Wide_Long_angle_data.json</text:p>
          </table:table-cell>
          <table:table-cell/>
          <table:table-cell office:value-type="string" calcext:value-type="string">
            <text:p>./archive_1/1744908359_523_Wide_Long/1744908359_523_Wide_Long_distance_data.json</text:p>
          </table:table-cell>
          <table:table-cell/>
          <table:table-cell office:value-type="string" calcext:value-type="string">
            <text:p>./archive_1/1744908359_523_Wide_Long/1744908359_523_Wide_Long_sound.wav</text:p>
          </table:table-cell>
        </table:table-row>
        <table:table-row table:style-name="ro1">
          <table:table-cell office:value-type="string" calcext:value-type="string">
            <text:p>./archive_1/1744915347_838_Wide_Long/1744915347_838_Wide_Long_angle_data.json</text:p>
          </table:table-cell>
          <table:table-cell/>
          <table:table-cell office:value-type="string" calcext:value-type="string">
            <text:p>./archive_1/1744915347_838_Wide_Long/1744915347_838_Wide_Long_distance_data.json</text:p>
          </table:table-cell>
          <table:table-cell/>
          <table:table-cell office:value-type="string" calcext:value-type="string">
            <text:p>./archive_1/1744915347_838_Wide_Long/1744915347_838_Wide_Long_sound.wav</text:p>
          </table:table-cell>
        </table:table-row>
        <table:table-row table:style-name="ro1">
          <table:table-cell office:value-type="string" calcext:value-type="string">
            <text:p>./archive_1/1745514977_148_Wide_Long/1745514977_148_Wide_Long_angle_data.json</text:p>
          </table:table-cell>
          <table:table-cell/>
          <table:table-cell office:value-type="string" calcext:value-type="string">
            <text:p>./archive_1/1745514977_148_Wide_Long/1745514977_148_Wide_Long_distance_data.json</text:p>
          </table:table-cell>
          <table:table-cell/>
          <table:table-cell office:value-type="string" calcext:value-type="string">
            <text:p>./archive_1/1745514977_148_Wide_Long/1745514977_148_Wide_Long_sound.wav</text:p>
          </table:table-cell>
        </table:table-row>
        <table:table-row table:style-name="ro1">
          <table:table-cell office:value-type="string" calcext:value-type="string">
            <text:p>./archive_1/1745519730_457_Wide_Long/1745519730_457_Wide_Long_angle_data.json</text:p>
          </table:table-cell>
          <table:table-cell/>
          <table:table-cell office:value-type="string" calcext:value-type="string">
            <text:p>./archive_1/1745519730_457_Wide_Long/1745519730_457_Wide_Long_distance_data.json</text:p>
          </table:table-cell>
          <table:table-cell/>
          <table:table-cell office:value-type="string" calcext:value-type="string">
            <text:p>./archive_1/1745519730_457_Wide_Long/1745519730_457_Wide_Long_sound.wav</text:p>
          </table:table-cell>
        </table:table-row>
        <table:table-row table:style-name="ro1">
          <table:table-cell office:value-type="string" calcext:value-type="string">
            <text:p>./archive_1/1745522353_769_Wide_Long/1745522353_769_Wide_Long_angle_data.json</text:p>
          </table:table-cell>
          <table:table-cell/>
          <table:table-cell office:value-type="string" calcext:value-type="string">
            <text:p>./archive_1/1745522353_769_Wide_Long/1745522353_769_Wide_Long_distance_data.json</text:p>
          </table:table-cell>
          <table:table-cell/>
          <table:table-cell office:value-type="string" calcext:value-type="string">
            <text:p>./archive_1/1745522353_769_Wide_Long/1745522353_769_Wide_Long_sound.wav</text:p>
          </table:table-cell>
        </table:table-row>
        <table:table-row table:style-name="ro1">
          <table:table-cell office:value-type="string" calcext:value-type="string">
            <text:p>./archive_1/1745524241_1077_Wide_Long/1745524241_1077_Wide_Long_angle_data.json</text:p>
          </table:table-cell>
          <table:table-cell/>
          <table:table-cell office:value-type="string" calcext:value-type="string">
            <text:p>./archive_1/1745524241_1077_Wide_Long/1745524241_1077_Wide_Long_distance_data.json</text:p>
          </table:table-cell>
          <table:table-cell/>
          <table:table-cell office:value-type="string" calcext:value-type="string">
            <text:p>./archive_1/1745524241_1077_Wide_Long/1745524241_1077_Wide_Long_sound.wav</text:p>
          </table:table-cell>
        </table:table-row>
        <table:table-row table:style-name="ro1">
          <table:table-cell office:value-type="string" calcext:value-type="string">
            <text:p>./archive_1/1745526560_1387_Wide_Long/1745526560_1387_Wide_Long_angle_data.json</text:p>
          </table:table-cell>
          <table:table-cell/>
          <table:table-cell office:value-type="string" calcext:value-type="string">
            <text:p>./archive_1/1745526560_1387_Wide_Long/1745526560_1387_Wide_Long_distance_data.json</text:p>
          </table:table-cell>
          <table:table-cell/>
          <table:table-cell office:value-type="string" calcext:value-type="string">
            <text:p>./archive_1/1745526560_1387_Wide_Long/1745526560_1387_Wide_Long_sound.wav</text:p>
          </table:table-cell>
        </table:table-row>
        <table:table-row table:style-name="ro1">
          <table:table-cell office:value-type="string" calcext:value-type="string">
            <text:p>./archive_1/1744900161_205_Wide_Long/1744900161_205_Wide_Long_angle_data.json</text:p>
          </table:table-cell>
          <table:table-cell/>
          <table:table-cell office:value-type="string" calcext:value-type="string">
            <text:p>./archive_1/1744900161_205_Wide_Long/1744900161_205_Wide_Long_distance_data.json</text:p>
          </table:table-cell>
          <table:table-cell/>
          <table:table-cell office:value-type="string" calcext:value-type="string">
            <text:p>./archive_1/1744900161_205_Wide_Long/1744900161_205_Wide_Long_sound.wav</text:p>
          </table:table-cell>
        </table:table-row>
        <table:table-row table:style-name="ro1">
          <table:table-cell office:value-type="string" calcext:value-type="string">
            <text:p>./archive_1/1744908383_524_Wide_Long/1744908383_524_Wide_Long_angle_data.json</text:p>
          </table:table-cell>
          <table:table-cell/>
          <table:table-cell office:value-type="string" calcext:value-type="string">
            <text:p>./archive_1/1744908383_524_Wide_Long/1744908383_524_Wide_Long_distance_data.json</text:p>
          </table:table-cell>
          <table:table-cell/>
          <table:table-cell office:value-type="string" calcext:value-type="string">
            <text:p>./archive_1/1744908383_524_Wide_Long/1744908383_524_Wide_Long_sound.wav</text:p>
          </table:table-cell>
        </table:table-row>
        <table:table-row table:style-name="ro1">
          <table:table-cell office:value-type="string" calcext:value-type="string">
            <text:p>./archive_1/1744915367_839_Wide_Long/1744915367_839_Wide_Long_angle_data.json</text:p>
          </table:table-cell>
          <table:table-cell/>
          <table:table-cell office:value-type="string" calcext:value-type="string">
            <text:p>./archive_1/1744915367_839_Wide_Long/1744915367_839_Wide_Long_distance_data.json</text:p>
          </table:table-cell>
          <table:table-cell/>
          <table:table-cell office:value-type="string" calcext:value-type="string">
            <text:p>./archive_1/1744915367_839_Wide_Long/1744915367_839_Wide_Long_sound.wav</text:p>
          </table:table-cell>
        </table:table-row>
        <table:table-row table:style-name="ro1">
          <table:table-cell office:value-type="string" calcext:value-type="string">
            <text:p>./archive_1/1745514982_149_Wide_Long/1745514982_149_Wide_Long_angle_data.json</text:p>
          </table:table-cell>
          <table:table-cell/>
          <table:table-cell office:value-type="string" calcext:value-type="string">
            <text:p>./archive_1/1745514982_149_Wide_Long/1745514982_149_Wide_Long_distance_data.json</text:p>
          </table:table-cell>
          <table:table-cell/>
          <table:table-cell office:value-type="string" calcext:value-type="string">
            <text:p>./archive_1/1745514982_149_Wide_Long/1745514982_149_Wide_Long_sound.wav</text:p>
          </table:table-cell>
        </table:table-row>
        <table:table-row table:style-name="ro1">
          <table:table-cell office:value-type="string" calcext:value-type="string">
            <text:p>./archive_1/1745519735_458_Wide_Long/1745519735_458_Wide_Long_angle_data.json</text:p>
          </table:table-cell>
          <table:table-cell/>
          <table:table-cell office:value-type="string" calcext:value-type="string">
            <text:p>./archive_1/1745519735_458_Wide_Long/1745519735_458_Wide_Long_distance_data.json</text:p>
          </table:table-cell>
          <table:table-cell/>
          <table:table-cell office:value-type="string" calcext:value-type="string">
            <text:p>./archive_1/1745519735_458_Wide_Long/1745519735_458_Wide_Long_sound.wav</text:p>
          </table:table-cell>
        </table:table-row>
        <table:table-row table:style-name="ro1">
          <table:table-cell office:value-type="string" calcext:value-type="string">
            <text:p>./archive_1/1745522357_770_Wide_Long/1745522357_770_Wide_Long_angle_data.json</text:p>
          </table:table-cell>
          <table:table-cell/>
          <table:table-cell office:value-type="string" calcext:value-type="string">
            <text:p>./archive_1/1745522357_770_Wide_Long/1745522357_770_Wide_Long_distance_data.json</text:p>
          </table:table-cell>
          <table:table-cell/>
          <table:table-cell office:value-type="string" calcext:value-type="string">
            <text:p>./archive_1/1745522357_770_Wide_Long/1745522357_770_Wide_Long_sound.wav</text:p>
          </table:table-cell>
        </table:table-row>
        <table:table-row table:style-name="ro1">
          <table:table-cell office:value-type="string" calcext:value-type="string">
            <text:p>./archive_1/1745524245_1078_Wide_Long/1745524245_1078_Wide_Long_angle_data.json</text:p>
          </table:table-cell>
          <table:table-cell/>
          <table:table-cell office:value-type="string" calcext:value-type="string">
            <text:p>./archive_1/1745524245_1078_Wide_Long/1745524245_1078_Wide_Long_distance_data.json</text:p>
          </table:table-cell>
          <table:table-cell/>
          <table:table-cell office:value-type="string" calcext:value-type="string">
            <text:p>./archive_1/1745524245_1078_Wide_Long/1745524245_1078_Wide_Long_sound.wav</text:p>
          </table:table-cell>
        </table:table-row>
        <table:table-row table:style-name="ro1">
          <table:table-cell office:value-type="string" calcext:value-type="string">
            <text:p>./archive_1/1745526565_1388_Wide_Long/1745526565_1388_Wide_Long_angle_data.json</text:p>
          </table:table-cell>
          <table:table-cell/>
          <table:table-cell office:value-type="string" calcext:value-type="string">
            <text:p>./archive_1/1745526565_1388_Wide_Long/1745526565_1388_Wide_Long_distance_data.json</text:p>
          </table:table-cell>
          <table:table-cell/>
          <table:table-cell office:value-type="string" calcext:value-type="string">
            <text:p>./archive_1/1745526565_1388_Wide_Long/1745526565_1388_Wide_Long_sound.wav</text:p>
          </table:table-cell>
        </table:table-row>
        <table:table-row table:style-name="ro1">
          <table:table-cell office:value-type="string" calcext:value-type="string">
            <text:p>./archive_1/1744900182_206_Wide_Long/1744900182_206_Wide_Long_angle_data.json</text:p>
          </table:table-cell>
          <table:table-cell/>
          <table:table-cell office:value-type="string" calcext:value-type="string">
            <text:p>./archive_1/1744900182_206_Wide_Long/1744900182_206_Wide_Long_distance_data.json</text:p>
          </table:table-cell>
          <table:table-cell/>
          <table:table-cell office:value-type="string" calcext:value-type="string">
            <text:p>./archive_1/1744900182_206_Wide_Long/1744900182_206_Wide_Long_sound.wav</text:p>
          </table:table-cell>
        </table:table-row>
        <table:table-row table:style-name="ro1">
          <table:table-cell office:value-type="string" calcext:value-type="string">
            <text:p>./archive_1/1744908403_525_Wide_Long/1744908403_525_Wide_Long_angle_data.json</text:p>
          </table:table-cell>
          <table:table-cell/>
          <table:table-cell office:value-type="string" calcext:value-type="string">
            <text:p>./archive_1/1744908403_525_Wide_Long/1744908403_525_Wide_Long_distance_data.json</text:p>
          </table:table-cell>
          <table:table-cell/>
          <table:table-cell office:value-type="string" calcext:value-type="string">
            <text:p>./archive_1/1744908403_525_Wide_Long/1744908403_525_Wide_Long_sound.wav</text:p>
          </table:table-cell>
        </table:table-row>
        <table:table-row table:style-name="ro1">
          <table:table-cell office:value-type="string" calcext:value-type="string">
            <text:p>./archive_1/1744915386_840_Wide_Long/1744915386_840_Wide_Long_angle_data.json</text:p>
          </table:table-cell>
          <table:table-cell/>
          <table:table-cell office:value-type="string" calcext:value-type="string">
            <text:p>./archive_1/1744915386_840_Wide_Long/1744915386_840_Wide_Long_distance_data.json</text:p>
          </table:table-cell>
          <table:table-cell/>
          <table:table-cell office:value-type="string" calcext:value-type="string">
            <text:p>./archive_1/1744915386_840_Wide_Long/1744915386_840_Wide_Long_sound.wav</text:p>
          </table:table-cell>
        </table:table-row>
        <table:table-row table:style-name="ro1">
          <table:table-cell office:value-type="string" calcext:value-type="string">
            <text:p>./archive_1/1745514989_150_Wide_Long/1745514989_150_Wide_Long_angle_data.json</text:p>
          </table:table-cell>
          <table:table-cell/>
          <table:table-cell office:value-type="string" calcext:value-type="string">
            <text:p>./archive_1/1745514989_150_Wide_Long/1745514989_150_Wide_Long_distance_data.json</text:p>
          </table:table-cell>
          <table:table-cell/>
          <table:table-cell office:value-type="string" calcext:value-type="string">
            <text:p>./archive_1/1745514989_150_Wide_Long/1745514989_150_Wide_Long_sound.wav</text:p>
          </table:table-cell>
        </table:table-row>
        <table:table-row table:style-name="ro1">
          <table:table-cell office:value-type="string" calcext:value-type="string">
            <text:p>./archive_1/1745519739_459_Wide_Long/1745519739_459_Wide_Long_angle_data.json</text:p>
          </table:table-cell>
          <table:table-cell/>
          <table:table-cell office:value-type="string" calcext:value-type="string">
            <text:p>./archive_1/1745519739_459_Wide_Long/1745519739_459_Wide_Long_distance_data.json</text:p>
          </table:table-cell>
          <table:table-cell/>
          <table:table-cell office:value-type="string" calcext:value-type="string">
            <text:p>./archive_1/1745519739_459_Wide_Long/1745519739_459_Wide_Long_sound.wav</text:p>
          </table:table-cell>
        </table:table-row>
        <table:table-row table:style-name="ro1">
          <table:table-cell office:value-type="string" calcext:value-type="string">
            <text:p>./archive_1/1745522362_771_Wide_Long/1745522362_771_Wide_Long_angle_data.json</text:p>
          </table:table-cell>
          <table:table-cell/>
          <table:table-cell office:value-type="string" calcext:value-type="string">
            <text:p>./archive_1/1745522362_771_Wide_Long/1745522362_771_Wide_Long_distance_data.json</text:p>
          </table:table-cell>
          <table:table-cell/>
          <table:table-cell office:value-type="string" calcext:value-type="string">
            <text:p>./archive_1/1745522362_771_Wide_Long/1745522362_771_Wide_Long_sound.wav</text:p>
          </table:table-cell>
        </table:table-row>
        <table:table-row table:style-name="ro1">
          <table:table-cell office:value-type="string" calcext:value-type="string">
            <text:p>./archive_1/1745524250_1079_Wide_Long/1745524250_1079_Wide_Long_angle_data.json</text:p>
          </table:table-cell>
          <table:table-cell/>
          <table:table-cell office:value-type="string" calcext:value-type="string">
            <text:p>./archive_1/1745524250_1079_Wide_Long/1745524250_1079_Wide_Long_distance_data.json</text:p>
          </table:table-cell>
          <table:table-cell/>
          <table:table-cell office:value-type="string" calcext:value-type="string">
            <text:p>./archive_1/1745524250_1079_Wide_Long/1745524250_1079_Wide_Long_sound.wav</text:p>
          </table:table-cell>
        </table:table-row>
        <table:table-row table:style-name="ro1">
          <table:table-cell office:value-type="string" calcext:value-type="string">
            <text:p>./archive_1/1745526578_1389_Wide_Long/1745526578_1389_Wide_Long_angle_data.json</text:p>
          </table:table-cell>
          <table:table-cell/>
          <table:table-cell office:value-type="string" calcext:value-type="string">
            <text:p>./archive_1/1745526578_1389_Wide_Long/1745526578_1389_Wide_Long_distance_data.json</text:p>
          </table:table-cell>
          <table:table-cell/>
          <table:table-cell office:value-type="string" calcext:value-type="string">
            <text:p>./archive_1/1745526578_1389_Wide_Long/1745526578_1389_Wide_Long_sound.wav</text:p>
          </table:table-cell>
        </table:table-row>
        <table:table-row table:style-name="ro1">
          <table:table-cell office:value-type="string" calcext:value-type="string">
            <text:p>./archive_1/1744900202_207_Wide_Long/1744900202_207_Wide_Long_angle_data.json</text:p>
          </table:table-cell>
          <table:table-cell/>
          <table:table-cell office:value-type="string" calcext:value-type="string">
            <text:p>./archive_1/1744900202_207_Wide_Long/1744900202_207_Wide_Long_distance_data.json</text:p>
          </table:table-cell>
          <table:table-cell/>
          <table:table-cell office:value-type="string" calcext:value-type="string">
            <text:p>./archive_1/1744900202_207_Wide_Long/1744900202_207_Wide_Long_sound.wav</text:p>
          </table:table-cell>
        </table:table-row>
        <table:table-row table:style-name="ro1">
          <table:table-cell office:value-type="string" calcext:value-type="string">
            <text:p>./archive_1/1744908422_526_Wide_Long/1744908422_526_Wide_Long_angle_data.json</text:p>
          </table:table-cell>
          <table:table-cell/>
          <table:table-cell office:value-type="string" calcext:value-type="string">
            <text:p>./archive_1/1744908422_526_Wide_Long/1744908422_526_Wide_Long_distance_data.json</text:p>
          </table:table-cell>
          <table:table-cell/>
          <table:table-cell office:value-type="string" calcext:value-type="string">
            <text:p>./archive_1/1744908422_526_Wide_Long/1744908422_526_Wide_Long_sound.wav</text:p>
          </table:table-cell>
        </table:table-row>
        <table:table-row table:style-name="ro1">
          <table:table-cell office:value-type="string" calcext:value-type="string">
            <text:p>./archive_1/1744915406_841_Wide_Long/1744915406_841_Wide_Long_angle_data.json</text:p>
          </table:table-cell>
          <table:table-cell/>
          <table:table-cell office:value-type="string" calcext:value-type="string">
            <text:p>./archive_1/1744915406_841_Wide_Long/1744915406_841_Wide_Long_distance_data.json</text:p>
          </table:table-cell>
          <table:table-cell/>
          <table:table-cell office:value-type="string" calcext:value-type="string">
            <text:p>./archive_1/1744915406_841_Wide_Long/1744915406_841_Wide_Long_sound.wav</text:p>
          </table:table-cell>
        </table:table-row>
        <table:table-row table:style-name="ro1">
          <table:table-cell office:value-type="string" calcext:value-type="string">
            <text:p>./archive_1/1745515033_151_Wide_Long/1745515033_151_Wide_Long_angle_data.json</text:p>
          </table:table-cell>
          <table:table-cell/>
          <table:table-cell office:value-type="string" calcext:value-type="string">
            <text:p>./archive_1/1745515033_151_Wide_Long/1745515033_151_Wide_Long_distance_data.json</text:p>
          </table:table-cell>
          <table:table-cell/>
          <table:table-cell office:value-type="string" calcext:value-type="string">
            <text:p>./archive_1/1745515033_151_Wide_Long/1745515033_151_Wide_Long_sound.wav</text:p>
          </table:table-cell>
        </table:table-row>
        <table:table-row table:style-name="ro1">
          <table:table-cell office:value-type="string" calcext:value-type="string">
            <text:p>./archive_1/1745519744_460_Wide_Long/1745519744_460_Wide_Long_angle_data.json</text:p>
          </table:table-cell>
          <table:table-cell/>
          <table:table-cell office:value-type="string" calcext:value-type="string">
            <text:p>./archive_1/1745519744_460_Wide_Long/1745519744_460_Wide_Long_distance_data.json</text:p>
          </table:table-cell>
          <table:table-cell/>
          <table:table-cell office:value-type="string" calcext:value-type="string">
            <text:p>./archive_1/1745519744_460_Wide_Long/1745519744_460_Wide_Long_sound.wav</text:p>
          </table:table-cell>
        </table:table-row>
        <table:table-row table:style-name="ro1">
          <table:table-cell office:value-type="string" calcext:value-type="string">
            <text:p>./archive_1/1745522366_772_Wide_Long/1745522366_772_Wide_Long_angle_data.json</text:p>
          </table:table-cell>
          <table:table-cell/>
          <table:table-cell office:value-type="string" calcext:value-type="string">
            <text:p>./archive_1/1745522366_772_Wide_Long/1745522366_772_Wide_Long_distance_data.json</text:p>
          </table:table-cell>
          <table:table-cell/>
          <table:table-cell office:value-type="string" calcext:value-type="string">
            <text:p>./archive_1/1745522366_772_Wide_Long/1745522366_772_Wide_Long_sound.wav</text:p>
          </table:table-cell>
        </table:table-row>
        <table:table-row table:style-name="ro1">
          <table:table-cell office:value-type="string" calcext:value-type="string">
            <text:p>./archive_1/1745524255_1080_Wide_Long/1745524255_1080_Wide_Long_angle_data.json</text:p>
          </table:table-cell>
          <table:table-cell/>
          <table:table-cell office:value-type="string" calcext:value-type="string">
            <text:p>./archive_1/1745524255_1080_Wide_Long/1745524255_1080_Wide_Long_distance_data.json</text:p>
          </table:table-cell>
          <table:table-cell/>
          <table:table-cell office:value-type="string" calcext:value-type="string">
            <text:p>./archive_1/1745524255_1080_Wide_Long/1745524255_1080_Wide_Long_sound.wav</text:p>
          </table:table-cell>
        </table:table-row>
        <table:table-row table:style-name="ro1">
          <table:table-cell office:value-type="string" calcext:value-type="string">
            <text:p>./archive_1/1745526583_1390_Wide_Long/1745526583_1390_Wide_Long_angle_data.json</text:p>
          </table:table-cell>
          <table:table-cell/>
          <table:table-cell office:value-type="string" calcext:value-type="string">
            <text:p>./archive_1/1745526583_1390_Wide_Long/1745526583_1390_Wide_Long_distance_data.json</text:p>
          </table:table-cell>
          <table:table-cell/>
          <table:table-cell office:value-type="string" calcext:value-type="string">
            <text:p>./archive_1/1745526583_1390_Wide_Long/1745526583_1390_Wide_Long_sound.wav</text:p>
          </table:table-cell>
        </table:table-row>
        <table:table-row table:style-name="ro1">
          <table:table-cell office:value-type="string" calcext:value-type="string">
            <text:p>./archive_1/1744900220_208_Wide_Long/1744900220_208_Wide_Long_angle_data.json</text:p>
          </table:table-cell>
          <table:table-cell/>
          <table:table-cell office:value-type="string" calcext:value-type="string">
            <text:p>./archive_1/1744900220_208_Wide_Long/1744900220_208_Wide_Long_distance_data.json</text:p>
          </table:table-cell>
          <table:table-cell/>
          <table:table-cell office:value-type="string" calcext:value-type="string">
            <text:p>./archive_1/1744900220_208_Wide_Long/1744900220_208_Wide_Long_sound.wav</text:p>
          </table:table-cell>
        </table:table-row>
        <table:table-row table:style-name="ro1">
          <table:table-cell office:value-type="string" calcext:value-type="string">
            <text:p>./archive_1/1744908468_528_Wide_Long/1744908468_528_Wide_Long_angle_data.json</text:p>
          </table:table-cell>
          <table:table-cell/>
          <table:table-cell office:value-type="string" calcext:value-type="string">
            <text:p>./archive_1/1744908468_528_Wide_Long/1744908468_528_Wide_Long_distance_data.json</text:p>
          </table:table-cell>
          <table:table-cell/>
          <table:table-cell office:value-type="string" calcext:value-type="string">
            <text:p>./archive_1/1744908468_528_Wide_Long/1744908468_528_Wide_Long_sound.wav</text:p>
          </table:table-cell>
        </table:table-row>
        <table:table-row table:style-name="ro1">
          <table:table-cell office:value-type="string" calcext:value-type="string">
            <text:p>./archive_1/1744915427_842_Wide_Long/1744915427_842_Wide_Long_angle_data.json</text:p>
          </table:table-cell>
          <table:table-cell/>
          <table:table-cell office:value-type="string" calcext:value-type="string">
            <text:p>./archive_1/1744915427_842_Wide_Long/1744915427_842_Wide_Long_distance_data.json</text:p>
          </table:table-cell>
          <table:table-cell/>
          <table:table-cell office:value-type="string" calcext:value-type="string">
            <text:p>./archive_1/1744915427_842_Wide_Long/1744915427_842_Wide_Long_sound.wav</text:p>
          </table:table-cell>
        </table:table-row>
        <table:table-row table:style-name="ro1">
          <table:table-cell office:value-type="string" calcext:value-type="string">
            <text:p>./archive_1/1745515043_152_Wide_Long/1745515043_152_Wide_Long_angle_data.json</text:p>
          </table:table-cell>
          <table:table-cell/>
          <table:table-cell office:value-type="string" calcext:value-type="string">
            <text:p>./archive_1/1745515043_152_Wide_Long/1745515043_152_Wide_Long_distance_data.json</text:p>
          </table:table-cell>
          <table:table-cell/>
          <table:table-cell office:value-type="string" calcext:value-type="string">
            <text:p>./archive_1/1745515043_152_Wide_Long/1745515043_152_Wide_Long_sound.wav</text:p>
          </table:table-cell>
        </table:table-row>
        <table:table-row table:style-name="ro1">
          <table:table-cell office:value-type="string" calcext:value-type="string">
            <text:p>./archive_1/1745519749_461_Wide_Long/1745519749_461_Wide_Long_angle_data.json</text:p>
          </table:table-cell>
          <table:table-cell/>
          <table:table-cell office:value-type="string" calcext:value-type="string">
            <text:p>./archive_1/1745519749_461_Wide_Long/1745519749_461_Wide_Long_distance_data.json</text:p>
          </table:table-cell>
          <table:table-cell/>
          <table:table-cell office:value-type="string" calcext:value-type="string">
            <text:p>./archive_1/1745519749_461_Wide_Long/1745519749_461_Wide_Long_sound.wav</text:p>
          </table:table-cell>
        </table:table-row>
        <table:table-row table:style-name="ro1">
          <table:table-cell office:value-type="string" calcext:value-type="string">
            <text:p>./archive_1/1745522370_773_Wide_Long/1745522370_773_Wide_Long_angle_data.json</text:p>
          </table:table-cell>
          <table:table-cell/>
          <table:table-cell office:value-type="string" calcext:value-type="string">
            <text:p>./archive_1/1745522370_773_Wide_Long/1745522370_773_Wide_Long_distance_data.json</text:p>
          </table:table-cell>
          <table:table-cell/>
          <table:table-cell office:value-type="string" calcext:value-type="string">
            <text:p>./archive_1/1745522370_773_Wide_Long/1745522370_773_Wide_Long_sound.wav</text:p>
          </table:table-cell>
        </table:table-row>
        <table:table-row table:style-name="ro1">
          <table:table-cell office:value-type="string" calcext:value-type="string">
            <text:p>./archive_1/1745524259_1081_Wide_Long/1745524259_1081_Wide_Long_angle_data.json</text:p>
          </table:table-cell>
          <table:table-cell/>
          <table:table-cell office:value-type="string" calcext:value-type="string">
            <text:p>./archive_1/1745524259_1081_Wide_Long/1745524259_1081_Wide_Long_distance_data.json</text:p>
          </table:table-cell>
          <table:table-cell/>
          <table:table-cell office:value-type="string" calcext:value-type="string">
            <text:p>./archive_1/1745524259_1081_Wide_Long/1745524259_1081_Wide_Long_sound.wav</text:p>
          </table:table-cell>
        </table:table-row>
        <table:table-row table:style-name="ro1">
          <table:table-cell office:value-type="string" calcext:value-type="string">
            <text:p>./archive_1/1745526587_1391_Wide_Long/1745526587_1391_Wide_Long_angle_data.json</text:p>
          </table:table-cell>
          <table:table-cell/>
          <table:table-cell office:value-type="string" calcext:value-type="string">
            <text:p>./archive_1/1745526587_1391_Wide_Long/1745526587_1391_Wide_Long_distance_data.json</text:p>
          </table:table-cell>
          <table:table-cell/>
          <table:table-cell office:value-type="string" calcext:value-type="string">
            <text:p>./archive_1/1745526587_1391_Wide_Long/1745526587_1391_Wide_Long_sound.wav</text:p>
          </table:table-cell>
        </table:table-row>
        <table:table-row table:style-name="ro1">
          <table:table-cell office:value-type="string" calcext:value-type="string">
            <text:p>./archive_1/1744900239_209_Wide_Long/1744900239_209_Wide_Long_angle_data.json</text:p>
          </table:table-cell>
          <table:table-cell/>
          <table:table-cell office:value-type="string" calcext:value-type="string">
            <text:p>./archive_1/1744900239_209_Wide_Long/1744900239_209_Wide_Long_distance_data.json</text:p>
          </table:table-cell>
          <table:table-cell/>
          <table:table-cell office:value-type="string" calcext:value-type="string">
            <text:p>./archive_1/1744900239_209_Wide_Long/1744900239_209_Wide_Long_sound.wav</text:p>
          </table:table-cell>
        </table:table-row>
        <table:table-row table:style-name="ro1">
          <table:table-cell office:value-type="string" calcext:value-type="string">
            <text:p>./archive_1/1744908491_529_Wide_Long/1744908491_529_Wide_Long_angle_data.json</text:p>
          </table:table-cell>
          <table:table-cell/>
          <table:table-cell office:value-type="string" calcext:value-type="string">
            <text:p>./archive_1/1744908491_529_Wide_Long/1744908491_529_Wide_Long_distance_data.json</text:p>
          </table:table-cell>
          <table:table-cell/>
          <table:table-cell office:value-type="string" calcext:value-type="string">
            <text:p>./archive_1/1744908491_529_Wide_Long/1744908491_529_Wide_Long_sound.wav</text:p>
          </table:table-cell>
        </table:table-row>
        <table:table-row table:style-name="ro1">
          <table:table-cell office:value-type="string" calcext:value-type="string">
            <text:p>./archive_1/1744915446_843_Wide_Long/1744915446_843_Wide_Long_angle_data.json</text:p>
          </table:table-cell>
          <table:table-cell/>
          <table:table-cell office:value-type="string" calcext:value-type="string">
            <text:p>./archive_1/1744915446_843_Wide_Long/1744915446_843_Wide_Long_distance_data.json</text:p>
          </table:table-cell>
          <table:table-cell/>
          <table:table-cell office:value-type="string" calcext:value-type="string">
            <text:p>./archive_1/1744915446_843_Wide_Long/1744915446_843_Wide_Long_sound.wav</text:p>
          </table:table-cell>
        </table:table-row>
        <table:table-row table:style-name="ro1">
          <table:table-cell office:value-type="string" calcext:value-type="string">
            <text:p>./archive_1/1745515051_153_Wide_Long/1745515051_153_Wide_Long_angle_data.json</text:p>
          </table:table-cell>
          <table:table-cell/>
          <table:table-cell office:value-type="string" calcext:value-type="string">
            <text:p>./archive_1/1745515051_153_Wide_Long/1745515051_153_Wide_Long_distance_data.json</text:p>
          </table:table-cell>
          <table:table-cell/>
          <table:table-cell office:value-type="string" calcext:value-type="string">
            <text:p>./archive_1/1745515051_153_Wide_Long/1745515051_153_Wide_Long_sound.wav</text:p>
          </table:table-cell>
        </table:table-row>
        <table:table-row table:style-name="ro1">
          <table:table-cell office:value-type="string" calcext:value-type="string">
            <text:p>./archive_1/1745519754_462_Wide_Long/1745519754_462_Wide_Long_angle_data.json</text:p>
          </table:table-cell>
          <table:table-cell/>
          <table:table-cell office:value-type="string" calcext:value-type="string">
            <text:p>./archive_1/1745519754_462_Wide_Long/1745519754_462_Wide_Long_distance_data.json</text:p>
          </table:table-cell>
          <table:table-cell/>
          <table:table-cell office:value-type="string" calcext:value-type="string">
            <text:p>./archive_1/1745519754_462_Wide_Long/1745519754_462_Wide_Long_sound.wav</text:p>
          </table:table-cell>
        </table:table-row>
        <table:table-row table:style-name="ro1">
          <table:table-cell office:value-type="string" calcext:value-type="string">
            <text:p>./archive_1/1745522375_774_Wide_Long/1745522375_774_Wide_Long_angle_data.json</text:p>
          </table:table-cell>
          <table:table-cell/>
          <table:table-cell office:value-type="string" calcext:value-type="string">
            <text:p>./archive_1/1745522375_774_Wide_Long/1745522375_774_Wide_Long_distance_data.json</text:p>
          </table:table-cell>
          <table:table-cell/>
          <table:table-cell office:value-type="string" calcext:value-type="string">
            <text:p>./archive_1/1745522375_774_Wide_Long/1745522375_774_Wide_Long_sound.wav</text:p>
          </table:table-cell>
        </table:table-row>
        <table:table-row table:style-name="ro1">
          <table:table-cell office:value-type="string" calcext:value-type="string">
            <text:p>./archive_1/1745524264_1082_Wide_Long/1745524264_1082_Wide_Long_angle_data.json</text:p>
          </table:table-cell>
          <table:table-cell/>
          <table:table-cell office:value-type="string" calcext:value-type="string">
            <text:p>./archive_1/1745524264_1082_Wide_Long/1745524264_1082_Wide_Long_distance_data.json</text:p>
          </table:table-cell>
          <table:table-cell/>
          <table:table-cell office:value-type="string" calcext:value-type="string">
            <text:p>./archive_1/1745524264_1082_Wide_Long/1745524264_1082_Wide_Long_sound.wav</text:p>
          </table:table-cell>
        </table:table-row>
        <table:table-row table:style-name="ro1">
          <table:table-cell office:value-type="string" calcext:value-type="string">
            <text:p>./archive_1/1745526591_1392_Wide_Long/1745526591_1392_Wide_Long_angle_data.json</text:p>
          </table:table-cell>
          <table:table-cell/>
          <table:table-cell office:value-type="string" calcext:value-type="string">
            <text:p>./archive_1/1745526591_1392_Wide_Long/1745526591_1392_Wide_Long_distance_data.json</text:p>
          </table:table-cell>
          <table:table-cell/>
          <table:table-cell office:value-type="string" calcext:value-type="string">
            <text:p>./archive_1/1745526591_1392_Wide_Long/1745526591_1392_Wide_Long_sound.wav</text:p>
          </table:table-cell>
        </table:table-row>
        <table:table-row table:style-name="ro1">
          <table:table-cell office:value-type="string" calcext:value-type="string">
            <text:p>./archive_1/1744900258_210_Wide_Long/1744900258_210_Wide_Long_angle_data.json</text:p>
          </table:table-cell>
          <table:table-cell/>
          <table:table-cell office:value-type="string" calcext:value-type="string">
            <text:p>./archive_1/1744900258_210_Wide_Long/1744900258_210_Wide_Long_distance_data.json</text:p>
          </table:table-cell>
          <table:table-cell/>
          <table:table-cell office:value-type="string" calcext:value-type="string">
            <text:p>./archive_1/1744900258_210_Wide_Long/1744900258_210_Wide_Long_sound.wav</text:p>
          </table:table-cell>
        </table:table-row>
        <table:table-row table:style-name="ro1">
          <table:table-cell office:value-type="string" calcext:value-type="string">
            <text:p>./archive_1/1744908511_530_Wide_Long/1744908511_530_Wide_Long_angle_data.json</text:p>
          </table:table-cell>
          <table:table-cell/>
          <table:table-cell office:value-type="string" calcext:value-type="string">
            <text:p>./archive_1/1744908511_530_Wide_Long/1744908511_530_Wide_Long_distance_data.json</text:p>
          </table:table-cell>
          <table:table-cell/>
          <table:table-cell office:value-type="string" calcext:value-type="string">
            <text:p>./archive_1/1744908511_530_Wide_Long/1744908511_530_Wide_Long_sound.wav</text:p>
          </table:table-cell>
        </table:table-row>
        <table:table-row table:style-name="ro1">
          <table:table-cell office:value-type="string" calcext:value-type="string">
            <text:p>./archive_1/1744915466_844_Wide_Long/1744915466_844_Wide_Long_angle_data.json</text:p>
          </table:table-cell>
          <table:table-cell/>
          <table:table-cell office:value-type="string" calcext:value-type="string">
            <text:p>./archive_1/1744915466_844_Wide_Long/1744915466_844_Wide_Long_distance_data.json</text:p>
          </table:table-cell>
          <table:table-cell/>
          <table:table-cell office:value-type="string" calcext:value-type="string">
            <text:p>./archive_1/1744915466_844_Wide_Long/1744915466_844_Wide_Long_sound.wav</text:p>
          </table:table-cell>
        </table:table-row>
        <table:table-row table:style-name="ro1">
          <table:table-cell office:value-type="string" calcext:value-type="string">
            <text:p>./archive_1/1745515061_154_Wide_Long/1745515061_154_Wide_Long_angle_data.json</text:p>
          </table:table-cell>
          <table:table-cell/>
          <table:table-cell office:value-type="string" calcext:value-type="string">
            <text:p>./archive_1/1745515061_154_Wide_Long/1745515061_154_Wide_Long_distance_data.json</text:p>
          </table:table-cell>
          <table:table-cell/>
          <table:table-cell office:value-type="string" calcext:value-type="string">
            <text:p>./archive_1/1745515061_154_Wide_Long/1745515061_154_Wide_Long_sound.wav</text:p>
          </table:table-cell>
        </table:table-row>
        <table:table-row table:style-name="ro1">
          <table:table-cell office:value-type="string" calcext:value-type="string">
            <text:p>./archive_1/1745519758_463_Wide_Long/1745519758_463_Wide_Long_angle_data.json</text:p>
          </table:table-cell>
          <table:table-cell/>
          <table:table-cell office:value-type="string" calcext:value-type="string">
            <text:p>./archive_1/1745519758_463_Wide_Long/1745519758_463_Wide_Long_distance_data.json</text:p>
          </table:table-cell>
          <table:table-cell/>
          <table:table-cell office:value-type="string" calcext:value-type="string">
            <text:p>./archive_1/1745519758_463_Wide_Long/1745519758_463_Wide_Long_sound.wav</text:p>
          </table:table-cell>
        </table:table-row>
        <table:table-row table:style-name="ro1">
          <table:table-cell office:value-type="string" calcext:value-type="string">
            <text:p>./archive_1/1745522380_775_Wide_Long/1745522380_775_Wide_Long_angle_data.json</text:p>
          </table:table-cell>
          <table:table-cell/>
          <table:table-cell office:value-type="string" calcext:value-type="string">
            <text:p>./archive_1/1745522380_775_Wide_Long/1745522380_775_Wide_Long_distance_data.json</text:p>
          </table:table-cell>
          <table:table-cell/>
          <table:table-cell office:value-type="string" calcext:value-type="string">
            <text:p>./archive_1/1745522380_775_Wide_Long/1745522380_775_Wide_Long_sound.wav</text:p>
          </table:table-cell>
        </table:table-row>
        <table:table-row table:style-name="ro1">
          <table:table-cell office:value-type="string" calcext:value-type="string">
            <text:p>./archive_1/1745524268_1083_Wide_Long/1745524268_1083_Wide_Long_angle_data.json</text:p>
          </table:table-cell>
          <table:table-cell/>
          <table:table-cell office:value-type="string" calcext:value-type="string">
            <text:p>./archive_1/1745524268_1083_Wide_Long/1745524268_1083_Wide_Long_distance_data.json</text:p>
          </table:table-cell>
          <table:table-cell/>
          <table:table-cell office:value-type="string" calcext:value-type="string">
            <text:p>./archive_1/1745524268_1083_Wide_Long/1745524268_1083_Wide_Long_sound.wav</text:p>
          </table:table-cell>
        </table:table-row>
        <table:table-row table:style-name="ro1">
          <table:table-cell office:value-type="string" calcext:value-type="string">
            <text:p>./archive_1/1745526600_1393_Wide_Long/1745526600_1393_Wide_Long_angle_data.json</text:p>
          </table:table-cell>
          <table:table-cell/>
          <table:table-cell office:value-type="string" calcext:value-type="string">
            <text:p>./archive_1/1745526600_1393_Wide_Long/1745526600_1393_Wide_Long_distance_data.json</text:p>
          </table:table-cell>
          <table:table-cell/>
          <table:table-cell office:value-type="string" calcext:value-type="string">
            <text:p>./archive_1/1745526600_1393_Wide_Long/1745526600_1393_Wide_Long_sound.wav</text:p>
          </table:table-cell>
        </table:table-row>
        <table:table-row table:style-name="ro1">
          <table:table-cell office:value-type="string" calcext:value-type="string">
            <text:p>./archive_1/1744900277_211_Wide_Long/1744900277_211_Wide_Long_angle_data.json</text:p>
          </table:table-cell>
          <table:table-cell/>
          <table:table-cell office:value-type="string" calcext:value-type="string">
            <text:p>./archive_1/1744900277_211_Wide_Long/1744900277_211_Wide_Long_distance_data.json</text:p>
          </table:table-cell>
          <table:table-cell/>
          <table:table-cell office:value-type="string" calcext:value-type="string">
            <text:p>./archive_1/1744900277_211_Wide_Long/1744900277_211_Wide_Long_sound.wav</text:p>
          </table:table-cell>
        </table:table-row>
        <table:table-row table:style-name="ro1">
          <table:table-cell office:value-type="string" calcext:value-type="string">
            <text:p>./archive_1/1744908530_531_Wide_Long/1744908530_531_Wide_Long_angle_data.json</text:p>
          </table:table-cell>
          <table:table-cell/>
          <table:table-cell office:value-type="string" calcext:value-type="string">
            <text:p>./archive_1/1744908530_531_Wide_Long/1744908530_531_Wide_Long_distance_data.json</text:p>
          </table:table-cell>
          <table:table-cell/>
          <table:table-cell office:value-type="string" calcext:value-type="string">
            <text:p>./archive_1/1744908530_531_Wide_Long/1744908530_531_Wide_Long_sound.wav</text:p>
          </table:table-cell>
        </table:table-row>
        <table:table-row table:style-name="ro1">
          <table:table-cell office:value-type="string" calcext:value-type="string">
            <text:p>./archive_1/1744915486_845_Wide_Long/1744915486_845_Wide_Long_angle_data.json</text:p>
          </table:table-cell>
          <table:table-cell/>
          <table:table-cell office:value-type="string" calcext:value-type="string">
            <text:p>./archive_1/1744915486_845_Wide_Long/1744915486_845_Wide_Long_distance_data.json</text:p>
          </table:table-cell>
          <table:table-cell/>
          <table:table-cell office:value-type="string" calcext:value-type="string">
            <text:p>./archive_1/1744915486_845_Wide_Long/1744915486_845_Wide_Long_sound.wav</text:p>
          </table:table-cell>
        </table:table-row>
        <table:table-row table:style-name="ro1">
          <table:table-cell office:value-type="string" calcext:value-type="string">
            <text:p>./archive_1/1745515068_155_Wide_Long/1745515068_155_Wide_Long_angle_data.json</text:p>
          </table:table-cell>
          <table:table-cell/>
          <table:table-cell office:value-type="string" calcext:value-type="string">
            <text:p>./archive_1/1745515068_155_Wide_Long/1745515068_155_Wide_Long_distance_data.json</text:p>
          </table:table-cell>
          <table:table-cell/>
          <table:table-cell office:value-type="string" calcext:value-type="string">
            <text:p>./archive_1/1745515068_155_Wide_Long/1745515068_155_Wide_Long_sound.wav</text:p>
          </table:table-cell>
        </table:table-row>
        <table:table-row table:style-name="ro1">
          <table:table-cell office:value-type="string" calcext:value-type="string">
            <text:p>./archive_1/1745519764_464_Wide_Long/1745519764_464_Wide_Long_angle_data.json</text:p>
          </table:table-cell>
          <table:table-cell/>
          <table:table-cell office:value-type="string" calcext:value-type="string">
            <text:p>./archive_1/1745519764_464_Wide_Long/1745519764_464_Wide_Long_distance_data.json</text:p>
          </table:table-cell>
          <table:table-cell/>
          <table:table-cell office:value-type="string" calcext:value-type="string">
            <text:p>./archive_1/1745519764_464_Wide_Long/1745519764_464_Wide_Long_sound.wav</text:p>
          </table:table-cell>
        </table:table-row>
        <table:table-row table:style-name="ro1">
          <table:table-cell office:value-type="string" calcext:value-type="string">
            <text:p>./archive_1/1745522384_776_Wide_Long/1745522384_776_Wide_Long_angle_data.json</text:p>
          </table:table-cell>
          <table:table-cell/>
          <table:table-cell office:value-type="string" calcext:value-type="string">
            <text:p>./archive_1/1745522384_776_Wide_Long/1745522384_776_Wide_Long_distance_data.json</text:p>
          </table:table-cell>
          <table:table-cell/>
          <table:table-cell office:value-type="string" calcext:value-type="string">
            <text:p>./archive_1/1745522384_776_Wide_Long/1745522384_776_Wide_Long_sound.wav</text:p>
          </table:table-cell>
        </table:table-row>
        <table:table-row table:style-name="ro1">
          <table:table-cell office:value-type="string" calcext:value-type="string">
            <text:p>./archive_1/1745524273_1084_Wide_Long/1745524273_1084_Wide_Long_angle_data.json</text:p>
          </table:table-cell>
          <table:table-cell/>
          <table:table-cell office:value-type="string" calcext:value-type="string">
            <text:p>./archive_1/1745524273_1084_Wide_Long/1745524273_1084_Wide_Long_distance_data.json</text:p>
          </table:table-cell>
          <table:table-cell/>
          <table:table-cell office:value-type="string" calcext:value-type="string">
            <text:p>./archive_1/1745524273_1084_Wide_Long/1745524273_1084_Wide_Long_sound.wav</text:p>
          </table:table-cell>
        </table:table-row>
        <table:table-row table:style-name="ro1">
          <table:table-cell office:value-type="string" calcext:value-type="string">
            <text:p>./archive_1/1745526605_1394_Wide_Long/1745526605_1394_Wide_Long_angle_data.json</text:p>
          </table:table-cell>
          <table:table-cell/>
          <table:table-cell office:value-type="string" calcext:value-type="string">
            <text:p>./archive_1/1745526605_1394_Wide_Long/1745526605_1394_Wide_Long_distance_data.json</text:p>
          </table:table-cell>
          <table:table-cell/>
          <table:table-cell office:value-type="string" calcext:value-type="string">
            <text:p>./archive_1/1745526605_1394_Wide_Long/1745526605_1394_Wide_Long_sound.wav</text:p>
          </table:table-cell>
        </table:table-row>
        <table:table-row table:style-name="ro1">
          <table:table-cell office:value-type="string" calcext:value-type="string">
            <text:p>./archive_1/1744900299_212_Wide_Long/1744900299_212_Wide_Long_angle_data.json</text:p>
          </table:table-cell>
          <table:table-cell/>
          <table:table-cell office:value-type="string" calcext:value-type="string">
            <text:p>./archive_1/1744900299_212_Wide_Long/1744900299_212_Wide_Long_distance_data.json</text:p>
          </table:table-cell>
          <table:table-cell/>
          <table:table-cell office:value-type="string" calcext:value-type="string">
            <text:p>./archive_1/1744900299_212_Wide_Long/1744900299_212_Wide_Long_sound.wav</text:p>
          </table:table-cell>
        </table:table-row>
        <table:table-row table:style-name="ro1">
          <table:table-cell office:value-type="string" calcext:value-type="string">
            <text:p>./archive_1/1744908571_532_Wide_Long/1744908571_532_Wide_Long_angle_data.json</text:p>
          </table:table-cell>
          <table:table-cell/>
          <table:table-cell office:value-type="string" calcext:value-type="string">
            <text:p>./archive_1/1744908571_532_Wide_Long/1744908571_532_Wide_Long_distance_data.json</text:p>
          </table:table-cell>
          <table:table-cell/>
          <table:table-cell office:value-type="string" calcext:value-type="string">
            <text:p>./archive_1/1744908571_532_Wide_Long/1744908571_532_Wide_Long_sound.wav</text:p>
          </table:table-cell>
        </table:table-row>
        <table:table-row table:style-name="ro1">
          <table:table-cell office:value-type="string" calcext:value-type="string">
            <text:p>./archive_1/1744915505_846_Wide_Long/1744915505_846_Wide_Long_angle_data.json</text:p>
          </table:table-cell>
          <table:table-cell/>
          <table:table-cell office:value-type="string" calcext:value-type="string">
            <text:p>./archive_1/1744915505_846_Wide_Long/1744915505_846_Wide_Long_distance_data.json</text:p>
          </table:table-cell>
          <table:table-cell/>
          <table:table-cell office:value-type="string" calcext:value-type="string">
            <text:p>./archive_1/1744915505_846_Wide_Long/1744915505_846_Wide_Long_sound.wav</text:p>
          </table:table-cell>
        </table:table-row>
        <table:table-row table:style-name="ro1">
          <table:table-cell office:value-type="string" calcext:value-type="string">
            <text:p>./archive_1/1745515078_156_Wide_Long/1745515078_156_Wide_Long_angle_data.json</text:p>
          </table:table-cell>
          <table:table-cell/>
          <table:table-cell office:value-type="string" calcext:value-type="string">
            <text:p>./archive_1/1745515078_156_Wide_Long/1745515078_156_Wide_Long_distance_data.json</text:p>
          </table:table-cell>
          <table:table-cell/>
          <table:table-cell office:value-type="string" calcext:value-type="string">
            <text:p>./archive_1/1745515078_156_Wide_Long/1745515078_156_Wide_Long_sound.wav</text:p>
          </table:table-cell>
        </table:table-row>
        <table:table-row table:style-name="ro1">
          <table:table-cell office:value-type="string" calcext:value-type="string">
            <text:p>./archive_1/1745519773_465_Wide_Long/1745519773_465_Wide_Long_angle_data.json</text:p>
          </table:table-cell>
          <table:table-cell/>
          <table:table-cell office:value-type="string" calcext:value-type="string">
            <text:p>./archive_1/1745519773_465_Wide_Long/1745519773_465_Wide_Long_distance_data.json</text:p>
          </table:table-cell>
          <table:table-cell/>
          <table:table-cell office:value-type="string" calcext:value-type="string">
            <text:p>./archive_1/1745519773_465_Wide_Long/1745519773_465_Wide_Long_sound.wav</text:p>
          </table:table-cell>
        </table:table-row>
        <table:table-row table:style-name="ro1">
          <table:table-cell office:value-type="string" calcext:value-type="string">
            <text:p>./archive_1/1745522389_777_Wide_Long/1745522389_777_Wide_Long_angle_data.json</text:p>
          </table:table-cell>
          <table:table-cell/>
          <table:table-cell office:value-type="string" calcext:value-type="string">
            <text:p>./archive_1/1745522389_777_Wide_Long/1745522389_777_Wide_Long_distance_data.json</text:p>
          </table:table-cell>
          <table:table-cell/>
          <table:table-cell office:value-type="string" calcext:value-type="string">
            <text:p>./archive_1/1745522389_777_Wide_Long/1745522389_777_Wide_Long_sound.wav</text:p>
          </table:table-cell>
        </table:table-row>
        <table:table-row table:style-name="ro1">
          <table:table-cell office:value-type="string" calcext:value-type="string">
            <text:p>./archive_1/1745524278_1085_Wide_Long/1745524278_1085_Wide_Long_angle_data.json</text:p>
          </table:table-cell>
          <table:table-cell/>
          <table:table-cell office:value-type="string" calcext:value-type="string">
            <text:p>./archive_1/1745524278_1085_Wide_Long/1745524278_1085_Wide_Long_distance_data.json</text:p>
          </table:table-cell>
          <table:table-cell/>
          <table:table-cell office:value-type="string" calcext:value-type="string">
            <text:p>./archive_1/1745524278_1085_Wide_Long/1745524278_1085_Wide_Long_sound.wav</text:p>
          </table:table-cell>
        </table:table-row>
        <table:table-row table:style-name="ro1">
          <table:table-cell office:value-type="string" calcext:value-type="string">
            <text:p>./archive_1/1745526610_1395_Wide_Long/1745526610_1395_Wide_Long_angle_data.json</text:p>
          </table:table-cell>
          <table:table-cell/>
          <table:table-cell office:value-type="string" calcext:value-type="string">
            <text:p>./archive_1/1745526610_1395_Wide_Long/1745526610_1395_Wide_Long_distance_data.json</text:p>
          </table:table-cell>
          <table:table-cell/>
          <table:table-cell office:value-type="string" calcext:value-type="string">
            <text:p>./archive_1/1745526610_1395_Wide_Long/1745526610_1395_Wide_Long_sound.wav</text:p>
          </table:table-cell>
        </table:table-row>
        <table:table-row table:style-name="ro1">
          <table:table-cell office:value-type="string" calcext:value-type="string">
            <text:p>./archive_1/1744900319_213_Wide_Long/1744900319_213_Wide_Long_angle_data.json</text:p>
          </table:table-cell>
          <table:table-cell/>
          <table:table-cell office:value-type="string" calcext:value-type="string">
            <text:p>./archive_1/1744900319_213_Wide_Long/1744900319_213_Wide_Long_distance_data.json</text:p>
          </table:table-cell>
          <table:table-cell/>
          <table:table-cell office:value-type="string" calcext:value-type="string">
            <text:p>./archive_1/1744900319_213_Wide_Long/1744900319_213_Wide_Long_sound.wav</text:p>
          </table:table-cell>
        </table:table-row>
        <table:table-row table:style-name="ro1">
          <table:table-cell office:value-type="string" calcext:value-type="string">
            <text:p>./archive_1/1744908590_533_Wide_Long/1744908590_533_Wide_Long_angle_data.json</text:p>
          </table:table-cell>
          <table:table-cell/>
          <table:table-cell office:value-type="string" calcext:value-type="string">
            <text:p>./archive_1/1744908590_533_Wide_Long/1744908590_533_Wide_Long_distance_data.json</text:p>
          </table:table-cell>
          <table:table-cell/>
          <table:table-cell office:value-type="string" calcext:value-type="string">
            <text:p>./archive_1/1744908590_533_Wide_Long/1744908590_533_Wide_Long_sound.wav</text:p>
          </table:table-cell>
        </table:table-row>
        <table:table-row table:style-name="ro1">
          <table:table-cell office:value-type="string" calcext:value-type="string">
            <text:p>./archive_1/1744915525_847_Wide_Long/1744915525_847_Wide_Long_angle_data.json</text:p>
          </table:table-cell>
          <table:table-cell/>
          <table:table-cell office:value-type="string" calcext:value-type="string">
            <text:p>./archive_1/1744915525_847_Wide_Long/1744915525_847_Wide_Long_distance_data.json</text:p>
          </table:table-cell>
          <table:table-cell/>
          <table:table-cell office:value-type="string" calcext:value-type="string">
            <text:p>./archive_1/1744915525_847_Wide_Long/1744915525_847_Wide_Long_sound.wav</text:p>
          </table:table-cell>
        </table:table-row>
        <table:table-row table:style-name="ro1">
          <table:table-cell office:value-type="string" calcext:value-type="string">
            <text:p>./archive_1/1745515105_157_Wide_Long/1745515105_157_Wide_Long_angle_data.json</text:p>
          </table:table-cell>
          <table:table-cell/>
          <table:table-cell office:value-type="string" calcext:value-type="string">
            <text:p>./archive_1/1745515105_157_Wide_Long/1745515105_157_Wide_Long_distance_data.json</text:p>
          </table:table-cell>
          <table:table-cell/>
          <table:table-cell office:value-type="string" calcext:value-type="string">
            <text:p>./archive_1/1745515105_157_Wide_Long/1745515105_157_Wide_Long_sound.wav</text:p>
          </table:table-cell>
        </table:table-row>
        <table:table-row table:style-name="ro1">
          <table:table-cell office:value-type="string" calcext:value-type="string">
            <text:p>./archive_1/1745519777_466_Wide_Long/1745519777_466_Wide_Long_angle_data.json</text:p>
          </table:table-cell>
          <table:table-cell/>
          <table:table-cell office:value-type="string" calcext:value-type="string">
            <text:p>./archive_1/1745519777_466_Wide_Long/1745519777_466_Wide_Long_distance_data.json</text:p>
          </table:table-cell>
          <table:table-cell/>
          <table:table-cell office:value-type="string" calcext:value-type="string">
            <text:p>./archive_1/1745519777_466_Wide_Long/1745519777_466_Wide_Long_sound.wav</text:p>
          </table:table-cell>
        </table:table-row>
        <table:table-row table:style-name="ro1">
          <table:table-cell office:value-type="string" calcext:value-type="string">
            <text:p>./archive_1/1745522393_778_Wide_Long/1745522393_778_Wide_Long_angle_data.json</text:p>
          </table:table-cell>
          <table:table-cell/>
          <table:table-cell office:value-type="string" calcext:value-type="string">
            <text:p>./archive_1/1745522393_778_Wide_Long/1745522393_778_Wide_Long_distance_data.json</text:p>
          </table:table-cell>
          <table:table-cell/>
          <table:table-cell office:value-type="string" calcext:value-type="string">
            <text:p>./archive_1/1745522393_778_Wide_Long/1745522393_778_Wide_Long_sound.wav</text:p>
          </table:table-cell>
        </table:table-row>
        <table:table-row table:style-name="ro1">
          <table:table-cell office:value-type="string" calcext:value-type="string">
            <text:p>./archive_1/1745524282_1086_Wide_Long/1745524282_1086_Wide_Long_angle_data.json</text:p>
          </table:table-cell>
          <table:table-cell/>
          <table:table-cell office:value-type="string" calcext:value-type="string">
            <text:p>./archive_1/1745524282_1086_Wide_Long/1745524282_1086_Wide_Long_distance_data.json</text:p>
          </table:table-cell>
          <table:table-cell/>
          <table:table-cell office:value-type="string" calcext:value-type="string">
            <text:p>./archive_1/1745524282_1086_Wide_Long/1745524282_1086_Wide_Long_sound.wav</text:p>
          </table:table-cell>
        </table:table-row>
        <table:table-row table:style-name="ro1">
          <table:table-cell office:value-type="string" calcext:value-type="string">
            <text:p>./archive_1/1745526614_1396_Wide_Long/1745526614_1396_Wide_Long_angle_data.json</text:p>
          </table:table-cell>
          <table:table-cell/>
          <table:table-cell office:value-type="string" calcext:value-type="string">
            <text:p>./archive_1/1745526614_1396_Wide_Long/1745526614_1396_Wide_Long_distance_data.json</text:p>
          </table:table-cell>
          <table:table-cell/>
          <table:table-cell office:value-type="string" calcext:value-type="string">
            <text:p>./archive_1/1745526614_1396_Wide_Long/1745526614_1396_Wide_Long_sound.wav</text:p>
          </table:table-cell>
        </table:table-row>
        <table:table-row table:style-name="ro1">
          <table:table-cell office:value-type="string" calcext:value-type="string">
            <text:p>./archive_1/1744900337_214_Wide_Long/1744900337_214_Wide_Long_angle_data.json</text:p>
          </table:table-cell>
          <table:table-cell/>
          <table:table-cell office:value-type="string" calcext:value-type="string">
            <text:p>./archive_1/1744900337_214_Wide_Long/1744900337_214_Wide_Long_distance_data.json</text:p>
          </table:table-cell>
          <table:table-cell/>
          <table:table-cell office:value-type="string" calcext:value-type="string">
            <text:p>./archive_1/1744900337_214_Wide_Long/1744900337_214_Wide_Long_sound.wav</text:p>
          </table:table-cell>
        </table:table-row>
        <table:table-row table:style-name="ro1">
          <table:table-cell office:value-type="string" calcext:value-type="string">
            <text:p>./archive_1/1744908609_534_Wide_Long/1744908609_534_Wide_Long_angle_data.json</text:p>
          </table:table-cell>
          <table:table-cell/>
          <table:table-cell office:value-type="string" calcext:value-type="string">
            <text:p>./archive_1/1744908609_534_Wide_Long/1744908609_534_Wide_Long_distance_data.json</text:p>
          </table:table-cell>
          <table:table-cell/>
          <table:table-cell office:value-type="string" calcext:value-type="string">
            <text:p>./archive_1/1744908609_534_Wide_Long/1744908609_534_Wide_Long_sound.wav</text:p>
          </table:table-cell>
        </table:table-row>
        <table:table-row table:style-name="ro1">
          <table:table-cell office:value-type="string" calcext:value-type="string">
            <text:p>./archive_1/1744915560_848_Wide_Long/1744915560_848_Wide_Long_angle_data.json</text:p>
          </table:table-cell>
          <table:table-cell/>
          <table:table-cell office:value-type="string" calcext:value-type="string">
            <text:p>./archive_1/1744915560_848_Wide_Long/1744915560_848_Wide_Long_distance_data.json</text:p>
          </table:table-cell>
          <table:table-cell/>
          <table:table-cell office:value-type="string" calcext:value-type="string">
            <text:p>./archive_1/1744915560_848_Wide_Long/1744915560_848_Wide_Long_sound.wav</text:p>
          </table:table-cell>
        </table:table-row>
        <table:table-row table:style-name="ro1">
          <table:table-cell office:value-type="string" calcext:value-type="string">
            <text:p>./archive_1/1745515131_158_Wide_Long/1745515131_158_Wide_Long_angle_data.json</text:p>
          </table:table-cell>
          <table:table-cell/>
          <table:table-cell office:value-type="string" calcext:value-type="string">
            <text:p>./archive_1/1745515131_158_Wide_Long/1745515131_158_Wide_Long_distance_data.json</text:p>
          </table:table-cell>
          <table:table-cell/>
          <table:table-cell office:value-type="string" calcext:value-type="string">
            <text:p>./archive_1/1745515131_158_Wide_Long/1745515131_158_Wide_Long_sound.wav</text:p>
          </table:table-cell>
        </table:table-row>
        <table:table-row table:style-name="ro1">
          <table:table-cell office:value-type="string" calcext:value-type="string">
            <text:p>./archive_1/1745519782_467_Wide_Long/1745519782_467_Wide_Long_angle_data.json</text:p>
          </table:table-cell>
          <table:table-cell/>
          <table:table-cell office:value-type="string" calcext:value-type="string">
            <text:p>./archive_1/1745519782_467_Wide_Long/1745519782_467_Wide_Long_distance_data.json</text:p>
          </table:table-cell>
          <table:table-cell/>
          <table:table-cell office:value-type="string" calcext:value-type="string">
            <text:p>./archive_1/1745519782_467_Wide_Long/1745519782_467_Wide_Long_sound.wav</text:p>
          </table:table-cell>
        </table:table-row>
        <table:table-row table:style-name="ro1">
          <table:table-cell office:value-type="string" calcext:value-type="string">
            <text:p>./archive_1/1745522401_779_Wide_Long/1745522401_779_Wide_Long_angle_data.json</text:p>
          </table:table-cell>
          <table:table-cell/>
          <table:table-cell office:value-type="string" calcext:value-type="string">
            <text:p>./archive_1/1745522401_779_Wide_Long/1745522401_779_Wide_Long_distance_data.json</text:p>
          </table:table-cell>
          <table:table-cell/>
          <table:table-cell office:value-type="string" calcext:value-type="string">
            <text:p>./archive_1/1745522401_779_Wide_Long/1745522401_779_Wide_Long_sound.wav</text:p>
          </table:table-cell>
        </table:table-row>
        <table:table-row table:style-name="ro1">
          <table:table-cell office:value-type="string" calcext:value-type="string">
            <text:p>./archive_1/1745524287_1087_Wide_Long/1745524287_1087_Wide_Long_angle_data.json</text:p>
          </table:table-cell>
          <table:table-cell/>
          <table:table-cell office:value-type="string" calcext:value-type="string">
            <text:p>./archive_1/1745524287_1087_Wide_Long/1745524287_1087_Wide_Long_distance_data.json</text:p>
          </table:table-cell>
          <table:table-cell/>
          <table:table-cell office:value-type="string" calcext:value-type="string">
            <text:p>./archive_1/1745524287_1087_Wide_Long/1745524287_1087_Wide_Long_sound.wav</text:p>
          </table:table-cell>
        </table:table-row>
        <table:table-row table:style-name="ro1">
          <table:table-cell office:value-type="string" calcext:value-type="string">
            <text:p>./archive_1/1745526618_1397_Wide_Long/1745526618_1397_Wide_Long_angle_data.json</text:p>
          </table:table-cell>
          <table:table-cell/>
          <table:table-cell office:value-type="string" calcext:value-type="string">
            <text:p>./archive_1/1745526618_1397_Wide_Long/1745526618_1397_Wide_Long_distance_data.json</text:p>
          </table:table-cell>
          <table:table-cell/>
          <table:table-cell office:value-type="string" calcext:value-type="string">
            <text:p>./archive_1/1745526618_1397_Wide_Long/1745526618_1397_Wide_Long_sound.wav</text:p>
          </table:table-cell>
        </table:table-row>
        <table:table-row table:style-name="ro1">
          <table:table-cell office:value-type="string" calcext:value-type="string">
            <text:p>./archive_1/1744900356_215_Wide_Long/1744900356_215_Wide_Long_angle_data.json</text:p>
          </table:table-cell>
          <table:table-cell/>
          <table:table-cell office:value-type="string" calcext:value-type="string">
            <text:p>./archive_1/1744900356_215_Wide_Long/1744900356_215_Wide_Long_distance_data.json</text:p>
          </table:table-cell>
          <table:table-cell/>
          <table:table-cell office:value-type="string" calcext:value-type="string">
            <text:p>./archive_1/1744900356_215_Wide_Long/1744900356_215_Wide_Long_sound.wav</text:p>
          </table:table-cell>
        </table:table-row>
        <table:table-row table:style-name="ro1">
          <table:table-cell office:value-type="string" calcext:value-type="string">
            <text:p>./archive_1/1744908628_535_Wide_Long/1744908628_535_Wide_Long_angle_data.json</text:p>
          </table:table-cell>
          <table:table-cell/>
          <table:table-cell office:value-type="string" calcext:value-type="string">
            <text:p>./archive_1/1744908628_535_Wide_Long/1744908628_535_Wide_Long_distance_data.json</text:p>
          </table:table-cell>
          <table:table-cell/>
          <table:table-cell office:value-type="string" calcext:value-type="string">
            <text:p>./archive_1/1744908628_535_Wide_Long/1744908628_535_Wide_Long_sound.wav</text:p>
          </table:table-cell>
        </table:table-row>
        <table:table-row table:style-name="ro1">
          <table:table-cell office:value-type="string" calcext:value-type="string">
            <text:p>./archive_1/1744915580_849_Wide_Long/1744915580_849_Wide_Long_angle_data.json</text:p>
          </table:table-cell>
          <table:table-cell/>
          <table:table-cell office:value-type="string" calcext:value-type="string">
            <text:p>./archive_1/1744915580_849_Wide_Long/1744915580_849_Wide_Long_distance_data.json</text:p>
          </table:table-cell>
          <table:table-cell/>
          <table:table-cell office:value-type="string" calcext:value-type="string">
            <text:p>./archive_1/1744915580_849_Wide_Long/1744915580_849_Wide_Long_sound.wav</text:p>
          </table:table-cell>
        </table:table-row>
        <table:table-row table:style-name="ro1">
          <table:table-cell office:value-type="string" calcext:value-type="string">
            <text:p>./archive_1/1745515139_159_Wide_Long/1745515139_159_Wide_Long_angle_data.json</text:p>
          </table:table-cell>
          <table:table-cell/>
          <table:table-cell office:value-type="string" calcext:value-type="string">
            <text:p>./archive_1/1745515139_159_Wide_Long/1745515139_159_Wide_Long_distance_data.json</text:p>
          </table:table-cell>
          <table:table-cell/>
          <table:table-cell office:value-type="string" calcext:value-type="string">
            <text:p>./archive_1/1745515139_159_Wide_Long/1745515139_159_Wide_Long_sound.wav</text:p>
          </table:table-cell>
        </table:table-row>
        <table:table-row table:style-name="ro1">
          <table:table-cell office:value-type="string" calcext:value-type="string">
            <text:p>./archive_1/1745519786_468_Wide_Long/1745519786_468_Wide_Long_angle_data.json</text:p>
          </table:table-cell>
          <table:table-cell/>
          <table:table-cell office:value-type="string" calcext:value-type="string">
            <text:p>./archive_1/1745519786_468_Wide_Long/1745519786_468_Wide_Long_distance_data.json</text:p>
          </table:table-cell>
          <table:table-cell/>
          <table:table-cell office:value-type="string" calcext:value-type="string">
            <text:p>./archive_1/1745519786_468_Wide_Long/1745519786_468_Wide_Long_sound.wav</text:p>
          </table:table-cell>
        </table:table-row>
        <table:table-row table:style-name="ro1">
          <table:table-cell office:value-type="string" calcext:value-type="string">
            <text:p>./archive_1/1745522405_780_Wide_Long/1745522405_780_Wide_Long_angle_data.json</text:p>
          </table:table-cell>
          <table:table-cell/>
          <table:table-cell office:value-type="string" calcext:value-type="string">
            <text:p>./archive_1/1745522405_780_Wide_Long/1745522405_780_Wide_Long_distance_data.json</text:p>
          </table:table-cell>
          <table:table-cell/>
          <table:table-cell office:value-type="string" calcext:value-type="string">
            <text:p>./archive_1/1745522405_780_Wide_Long/1745522405_780_Wide_Long_sound.wav</text:p>
          </table:table-cell>
        </table:table-row>
        <table:table-row table:style-name="ro1">
          <table:table-cell office:value-type="string" calcext:value-type="string">
            <text:p>./archive_1/1745524302_1088_Wide_Long/1745524302_1088_Wide_Long_angle_data.json</text:p>
          </table:table-cell>
          <table:table-cell/>
          <table:table-cell office:value-type="string" calcext:value-type="string">
            <text:p>./archive_1/1745524302_1088_Wide_Long/1745524302_1088_Wide_Long_distance_data.json</text:p>
          </table:table-cell>
          <table:table-cell/>
          <table:table-cell office:value-type="string" calcext:value-type="string">
            <text:p>./archive_1/1745524302_1088_Wide_Long/1745524302_1088_Wide_Long_sound.wav</text:p>
          </table:table-cell>
        </table:table-row>
        <table:table-row table:style-name="ro1">
          <table:table-cell office:value-type="string" calcext:value-type="string">
            <text:p>./archive_1/1745526623_1398_Wide_Long/1745526623_1398_Wide_Long_angle_data.json</text:p>
          </table:table-cell>
          <table:table-cell/>
          <table:table-cell office:value-type="string" calcext:value-type="string">
            <text:p>./archive_1/1745526623_1398_Wide_Long/1745526623_1398_Wide_Long_distance_data.json</text:p>
          </table:table-cell>
          <table:table-cell/>
          <table:table-cell office:value-type="string" calcext:value-type="string">
            <text:p>./archive_1/1745526623_1398_Wide_Long/1745526623_1398_Wide_Long_sound.wav</text:p>
          </table:table-cell>
        </table:table-row>
        <table:table-row table:style-name="ro1">
          <table:table-cell office:value-type="string" calcext:value-type="string">
            <text:p>./archive_1/1744900375_216_Wide_Long/1744900375_216_Wide_Long_angle_data.json</text:p>
          </table:table-cell>
          <table:table-cell/>
          <table:table-cell office:value-type="string" calcext:value-type="string">
            <text:p>./archive_1/1744900375_216_Wide_Long/1744900375_216_Wide_Long_distance_data.json</text:p>
          </table:table-cell>
          <table:table-cell/>
          <table:table-cell office:value-type="string" calcext:value-type="string">
            <text:p>./archive_1/1744900375_216_Wide_Long/1744900375_216_Wide_Long_sound.wav</text:p>
          </table:table-cell>
        </table:table-row>
        <table:table-row table:style-name="ro1">
          <table:table-cell office:value-type="string" calcext:value-type="string">
            <text:p>./archive_1/1744908647_536_Wide_Long/1744908647_536_Wide_Long_angle_data.json</text:p>
          </table:table-cell>
          <table:table-cell/>
          <table:table-cell office:value-type="string" calcext:value-type="string">
            <text:p>./archive_1/1744908647_536_Wide_Long/1744908647_536_Wide_Long_distance_data.json</text:p>
          </table:table-cell>
          <table:table-cell/>
          <table:table-cell office:value-type="string" calcext:value-type="string">
            <text:p>./archive_1/1744908647_536_Wide_Long/1744908647_536_Wide_Long_sound.wav</text:p>
          </table:table-cell>
        </table:table-row>
        <table:table-row table:style-name="ro1">
          <table:table-cell office:value-type="string" calcext:value-type="string">
            <text:p>./archive_1/1744915600_850_Wide_Long/1744915600_850_Wide_Long_angle_data.json</text:p>
          </table:table-cell>
          <table:table-cell/>
          <table:table-cell office:value-type="string" calcext:value-type="string">
            <text:p>./archive_1/1744915600_850_Wide_Long/1744915600_850_Wide_Long_distance_data.json</text:p>
          </table:table-cell>
          <table:table-cell/>
          <table:table-cell office:value-type="string" calcext:value-type="string">
            <text:p>./archive_1/1744915600_850_Wide_Long/1744915600_850_Wide_Long_sound.wav</text:p>
          </table:table-cell>
        </table:table-row>
        <table:table-row table:style-name="ro1">
          <table:table-cell office:value-type="string" calcext:value-type="string">
            <text:p>./archive_1/1745515149_160_Wide_Long/1745515149_160_Wide_Long_angle_data.json</text:p>
          </table:table-cell>
          <table:table-cell/>
          <table:table-cell office:value-type="string" calcext:value-type="string">
            <text:p>./archive_1/1745515149_160_Wide_Long/1745515149_160_Wide_Long_distance_data.json</text:p>
          </table:table-cell>
          <table:table-cell/>
          <table:table-cell office:value-type="string" calcext:value-type="string">
            <text:p>./archive_1/1745515149_160_Wide_Long/1745515149_160_Wide_Long_sound.wav</text:p>
          </table:table-cell>
        </table:table-row>
        <table:table-row table:style-name="ro1">
          <table:table-cell office:value-type="string" calcext:value-type="string">
            <text:p>./archive_1/1745519791_469_Wide_Long/1745519791_469_Wide_Long_angle_data.json</text:p>
          </table:table-cell>
          <table:table-cell/>
          <table:table-cell office:value-type="string" calcext:value-type="string">
            <text:p>./archive_1/1745519791_469_Wide_Long/1745519791_469_Wide_Long_distance_data.json</text:p>
          </table:table-cell>
          <table:table-cell/>
          <table:table-cell office:value-type="string" calcext:value-type="string">
            <text:p>./archive_1/1745519791_469_Wide_Long/1745519791_469_Wide_Long_sound.wav</text:p>
          </table:table-cell>
        </table:table-row>
        <table:table-row table:style-name="ro1">
          <table:table-cell office:value-type="string" calcext:value-type="string">
            <text:p>./archive_1/1745522410_781_Wide_Long/1745522410_781_Wide_Long_angle_data.json</text:p>
          </table:table-cell>
          <table:table-cell/>
          <table:table-cell office:value-type="string" calcext:value-type="string">
            <text:p>./archive_1/1745522410_781_Wide_Long/1745522410_781_Wide_Long_distance_data.json</text:p>
          </table:table-cell>
          <table:table-cell/>
          <table:table-cell office:value-type="string" calcext:value-type="string">
            <text:p>./archive_1/1745522410_781_Wide_Long/1745522410_781_Wide_Long_sound.wav</text:p>
          </table:table-cell>
        </table:table-row>
        <table:table-row table:style-name="ro1">
          <table:table-cell office:value-type="string" calcext:value-type="string">
            <text:p>./archive_1/1745524316_1089_Wide_Long/1745524316_1089_Wide_Long_angle_data.json</text:p>
          </table:table-cell>
          <table:table-cell/>
          <table:table-cell office:value-type="string" calcext:value-type="string">
            <text:p>./archive_1/1745524316_1089_Wide_Long/1745524316_1089_Wide_Long_distance_data.json</text:p>
          </table:table-cell>
          <table:table-cell/>
          <table:table-cell office:value-type="string" calcext:value-type="string">
            <text:p>./archive_1/1745524316_1089_Wide_Long/1745524316_1089_Wide_Long_sound.wav</text:p>
          </table:table-cell>
        </table:table-row>
        <table:table-row table:style-name="ro1">
          <table:table-cell office:value-type="string" calcext:value-type="string">
            <text:p>./archive_1/1745526627_1399_Wide_Long/1745526627_1399_Wide_Long_angle_data.json</text:p>
          </table:table-cell>
          <table:table-cell/>
          <table:table-cell office:value-type="string" calcext:value-type="string">
            <text:p>./archive_1/1745526627_1399_Wide_Long/1745526627_1399_Wide_Long_distance_data.json</text:p>
          </table:table-cell>
          <table:table-cell/>
          <table:table-cell office:value-type="string" calcext:value-type="string">
            <text:p>./archive_1/1745526627_1399_Wide_Long/1745526627_1399_Wide_Long_sound.wav</text:p>
          </table:table-cell>
        </table:table-row>
        <table:table-row table:style-name="ro1">
          <table:table-cell office:value-type="string" calcext:value-type="string">
            <text:p>./archive_1/1744900394_217_Wide_Long/1744900394_217_Wide_Long_angle_data.json</text:p>
          </table:table-cell>
          <table:table-cell/>
          <table:table-cell office:value-type="string" calcext:value-type="string">
            <text:p>./archive_1/1744900394_217_Wide_Long/1744900394_217_Wide_Long_distance_data.json</text:p>
          </table:table-cell>
          <table:table-cell/>
          <table:table-cell office:value-type="string" calcext:value-type="string">
            <text:p>./archive_1/1744900394_217_Wide_Long/1744900394_217_Wide_Long_sound.wav</text:p>
          </table:table-cell>
        </table:table-row>
        <table:table-row table:style-name="ro1">
          <table:table-cell office:value-type="string" calcext:value-type="string">
            <text:p>./archive_1/1744908666_537_Wide_Long/1744908666_537_Wide_Long_angle_data.json</text:p>
          </table:table-cell>
          <table:table-cell/>
          <table:table-cell office:value-type="string" calcext:value-type="string">
            <text:p>./archive_1/1744908666_537_Wide_Long/1744908666_537_Wide_Long_distance_data.json</text:p>
          </table:table-cell>
          <table:table-cell/>
          <table:table-cell office:value-type="string" calcext:value-type="string">
            <text:p>./archive_1/1744908666_537_Wide_Long/1744908666_537_Wide_Long_sound.wav</text:p>
          </table:table-cell>
        </table:table-row>
        <table:table-row table:style-name="ro1">
          <table:table-cell office:value-type="string" calcext:value-type="string">
            <text:p>./archive_1/1744915620_851_Wide_Long/1744915620_851_Wide_Long_angle_data.json</text:p>
          </table:table-cell>
          <table:table-cell/>
          <table:table-cell office:value-type="string" calcext:value-type="string">
            <text:p>./archive_1/1744915620_851_Wide_Long/1744915620_851_Wide_Long_distance_data.json</text:p>
          </table:table-cell>
          <table:table-cell/>
          <table:table-cell office:value-type="string" calcext:value-type="string">
            <text:p>./archive_1/1744915620_851_Wide_Long/1744915620_851_Wide_Long_sound.wav</text:p>
          </table:table-cell>
        </table:table-row>
        <table:table-row table:style-name="ro1">
          <table:table-cell office:value-type="string" calcext:value-type="string">
            <text:p>./archive_1/1745515157_161_Wide_Long/1745515157_161_Wide_Long_angle_data.json</text:p>
          </table:table-cell>
          <table:table-cell/>
          <table:table-cell office:value-type="string" calcext:value-type="string">
            <text:p>./archive_1/1745515157_161_Wide_Long/1745515157_161_Wide_Long_distance_data.json</text:p>
          </table:table-cell>
          <table:table-cell/>
          <table:table-cell office:value-type="string" calcext:value-type="string">
            <text:p>./archive_1/1745515157_161_Wide_Long/1745515157_161_Wide_Long_sound.wav</text:p>
          </table:table-cell>
        </table:table-row>
        <table:table-row table:style-name="ro1">
          <table:table-cell office:value-type="string" calcext:value-type="string">
            <text:p>./archive_1/1745519797_470_Wide_Long/1745519797_470_Wide_Long_angle_data.json</text:p>
          </table:table-cell>
          <table:table-cell/>
          <table:table-cell office:value-type="string" calcext:value-type="string">
            <text:p>./archive_1/1745519797_470_Wide_Long/1745519797_470_Wide_Long_distance_data.json</text:p>
          </table:table-cell>
          <table:table-cell/>
          <table:table-cell office:value-type="string" calcext:value-type="string">
            <text:p>./archive_1/1745519797_470_Wide_Long/1745519797_470_Wide_Long_sound.wav</text:p>
          </table:table-cell>
        </table:table-row>
        <table:table-row table:style-name="ro1">
          <table:table-cell office:value-type="string" calcext:value-type="string">
            <text:p>./archive_1/1745522414_782_Wide_Long/1745522414_782_Wide_Long_angle_data.json</text:p>
          </table:table-cell>
          <table:table-cell/>
          <table:table-cell office:value-type="string" calcext:value-type="string">
            <text:p>./archive_1/1745522414_782_Wide_Long/1745522414_782_Wide_Long_distance_data.json</text:p>
          </table:table-cell>
          <table:table-cell/>
          <table:table-cell office:value-type="string" calcext:value-type="string">
            <text:p>./archive_1/1745522414_782_Wide_Long/1745522414_782_Wide_Long_sound.wav</text:p>
          </table:table-cell>
        </table:table-row>
        <table:table-row table:style-name="ro1">
          <table:table-cell office:value-type="string" calcext:value-type="string">
            <text:p>./archive_1/1745524320_1090_Wide_Long/1745524320_1090_Wide_Long_angle_data.json</text:p>
          </table:table-cell>
          <table:table-cell/>
          <table:table-cell office:value-type="string" calcext:value-type="string">
            <text:p>./archive_1/1745524320_1090_Wide_Long/1745524320_1090_Wide_Long_distance_data.json</text:p>
          </table:table-cell>
          <table:table-cell/>
          <table:table-cell office:value-type="string" calcext:value-type="string">
            <text:p>./archive_1/1745524320_1090_Wide_Long/1745524320_1090_Wide_Long_sound.wav</text:p>
          </table:table-cell>
        </table:table-row>
        <table:table-row table:style-name="ro1">
          <table:table-cell office:value-type="string" calcext:value-type="string">
            <text:p>./archive_1/1745526632_1400_Wide_Long/1745526632_1400_Wide_Long_angle_data.json</text:p>
          </table:table-cell>
          <table:table-cell/>
          <table:table-cell office:value-type="string" calcext:value-type="string">
            <text:p>./archive_1/1745526632_1400_Wide_Long/1745526632_1400_Wide_Long_distance_data.json</text:p>
          </table:table-cell>
          <table:table-cell/>
          <table:table-cell office:value-type="string" calcext:value-type="string">
            <text:p>./archive_1/1745526632_1400_Wide_Long/1745526632_1400_Wide_Long_sound.wav</text:p>
          </table:table-cell>
        </table:table-row>
        <table:table-row table:style-name="ro1">
          <table:table-cell office:value-type="string" calcext:value-type="string">
            <text:p>./archive_1/1744900413_218_Wide_Long/1744900413_218_Wide_Long_angle_data.json</text:p>
          </table:table-cell>
          <table:table-cell/>
          <table:table-cell office:value-type="string" calcext:value-type="string">
            <text:p>./archive_1/1744900413_218_Wide_Long/1744900413_218_Wide_Long_distance_data.json</text:p>
          </table:table-cell>
          <table:table-cell/>
          <table:table-cell office:value-type="string" calcext:value-type="string">
            <text:p>./archive_1/1744900413_218_Wide_Long/1744900413_218_Wide_Long_sound.wav</text:p>
          </table:table-cell>
        </table:table-row>
        <table:table-row table:style-name="ro1">
          <table:table-cell office:value-type="string" calcext:value-type="string">
            <text:p>./archive_1/1744908711_539_Wide_Long/1744908711_539_Wide_Long_angle_data.json</text:p>
          </table:table-cell>
          <table:table-cell/>
          <table:table-cell office:value-type="string" calcext:value-type="string">
            <text:p>./archive_1/1744908711_539_Wide_Long/1744908711_539_Wide_Long_distance_data.json</text:p>
          </table:table-cell>
          <table:table-cell/>
          <table:table-cell office:value-type="string" calcext:value-type="string">
            <text:p>./archive_1/1744908711_539_Wide_Long/1744908711_539_Wide_Long_sound.wav</text:p>
          </table:table-cell>
        </table:table-row>
        <table:table-row table:style-name="ro1">
          <table:table-cell office:value-type="string" calcext:value-type="string">
            <text:p>./archive_1/1744915640_852_Wide_Long/1744915640_852_Wide_Long_angle_data.json</text:p>
          </table:table-cell>
          <table:table-cell/>
          <table:table-cell office:value-type="string" calcext:value-type="string">
            <text:p>./archive_1/1744915640_852_Wide_Long/1744915640_852_Wide_Long_distance_data.json</text:p>
          </table:table-cell>
          <table:table-cell/>
          <table:table-cell office:value-type="string" calcext:value-type="string">
            <text:p>./archive_1/1744915640_852_Wide_Long/1744915640_852_Wide_Long_sound.wav</text:p>
          </table:table-cell>
        </table:table-row>
        <table:table-row table:style-name="ro1">
          <table:table-cell office:value-type="string" calcext:value-type="string">
            <text:p>./archive_1/1745515168_162_Wide_Long/1745515168_162_Wide_Long_angle_data.json</text:p>
          </table:table-cell>
          <table:table-cell/>
          <table:table-cell office:value-type="string" calcext:value-type="string">
            <text:p>./archive_1/1745515168_162_Wide_Long/1745515168_162_Wide_Long_distance_data.json</text:p>
          </table:table-cell>
          <table:table-cell/>
          <table:table-cell office:value-type="string" calcext:value-type="string">
            <text:p>./archive_1/1745515168_162_Wide_Long/1745515168_162_Wide_Long_sound.wav</text:p>
          </table:table-cell>
        </table:table-row>
        <table:table-row table:style-name="ro1">
          <table:table-cell office:value-type="string" calcext:value-type="string">
            <text:p>./archive_1/1745519802_471_Wide_Long/1745519802_471_Wide_Long_angle_data.json</text:p>
          </table:table-cell>
          <table:table-cell/>
          <table:table-cell office:value-type="string" calcext:value-type="string">
            <text:p>./archive_1/1745519802_471_Wide_Long/1745519802_471_Wide_Long_distance_data.json</text:p>
          </table:table-cell>
          <table:table-cell/>
          <table:table-cell office:value-type="string" calcext:value-type="string">
            <text:p>./archive_1/1745519802_471_Wide_Long/1745519802_471_Wide_Long_sound.wav</text:p>
          </table:table-cell>
        </table:table-row>
        <table:table-row table:style-name="ro1">
          <table:table-cell office:value-type="string" calcext:value-type="string">
            <text:p>./archive_1/1745522419_783_Wide_Long/1745522419_783_Wide_Long_angle_data.json</text:p>
          </table:table-cell>
          <table:table-cell/>
          <table:table-cell office:value-type="string" calcext:value-type="string">
            <text:p>./archive_1/1745522419_783_Wide_Long/1745522419_783_Wide_Long_distance_data.json</text:p>
          </table:table-cell>
          <table:table-cell/>
          <table:table-cell office:value-type="string" calcext:value-type="string">
            <text:p>./archive_1/1745522419_783_Wide_Long/1745522419_783_Wide_Long_sound.wav</text:p>
          </table:table-cell>
        </table:table-row>
        <table:table-row table:style-name="ro1">
          <table:table-cell office:value-type="string" calcext:value-type="string">
            <text:p>./archive_1/1745524325_1091_Wide_Long/1745524325_1091_Wide_Long_angle_data.json</text:p>
          </table:table-cell>
          <table:table-cell/>
          <table:table-cell office:value-type="string" calcext:value-type="string">
            <text:p>./archive_1/1745524325_1091_Wide_Long/1745524325_1091_Wide_Long_distance_data.json</text:p>
          </table:table-cell>
          <table:table-cell/>
          <table:table-cell office:value-type="string" calcext:value-type="string">
            <text:p>./archive_1/1745524325_1091_Wide_Long/1745524325_1091_Wide_Long_sound.wav</text:p>
          </table:table-cell>
        </table:table-row>
        <table:table-row table:style-name="ro1">
          <table:table-cell office:value-type="string" calcext:value-type="string">
            <text:p>./archive_1/1745526649_1401_Wide_Long/1745526649_1401_Wide_Long_angle_data.json</text:p>
          </table:table-cell>
          <table:table-cell/>
          <table:table-cell office:value-type="string" calcext:value-type="string">
            <text:p>./archive_1/1745526649_1401_Wide_Long/1745526649_1401_Wide_Long_distance_data.json</text:p>
          </table:table-cell>
          <table:table-cell/>
          <table:table-cell office:value-type="string" calcext:value-type="string">
            <text:p>./archive_1/1745526649_1401_Wide_Long/1745526649_1401_Wide_Long_sound.wav</text:p>
          </table:table-cell>
        </table:table-row>
        <table:table-row table:style-name="ro1">
          <table:table-cell office:value-type="string" calcext:value-type="string">
            <text:p>./archive_1/1744900431_219_Wide_Long/1744900431_219_Wide_Long_angle_data.json</text:p>
          </table:table-cell>
          <table:table-cell/>
          <table:table-cell office:value-type="string" calcext:value-type="string">
            <text:p>./archive_1/1744900431_219_Wide_Long/1744900431_219_Wide_Long_distance_data.json</text:p>
          </table:table-cell>
          <table:table-cell/>
          <table:table-cell office:value-type="string" calcext:value-type="string">
            <text:p>./archive_1/1744900431_219_Wide_Long/1744900431_219_Wide_Long_sound.wav</text:p>
          </table:table-cell>
        </table:table-row>
        <table:table-row table:style-name="ro1">
          <table:table-cell office:value-type="string" calcext:value-type="string">
            <text:p>./archive_1/1744908733_540_Wide_Long/1744908733_540_Wide_Long_angle_data.json</text:p>
          </table:table-cell>
          <table:table-cell/>
          <table:table-cell office:value-type="string" calcext:value-type="string">
            <text:p>./archive_1/1744908733_540_Wide_Long/1744908733_540_Wide_Long_distance_data.json</text:p>
          </table:table-cell>
          <table:table-cell/>
          <table:table-cell office:value-type="string" calcext:value-type="string">
            <text:p>./archive_1/1744908733_540_Wide_Long/1744908733_540_Wide_Long_sound.wav</text:p>
          </table:table-cell>
        </table:table-row>
        <table:table-row table:style-name="ro1">
          <table:table-cell office:value-type="string" calcext:value-type="string">
            <text:p>./archive_1/1744915660_853_Wide_Long/1744915660_853_Wide_Long_angle_data.json</text:p>
          </table:table-cell>
          <table:table-cell/>
          <table:table-cell office:value-type="string" calcext:value-type="string">
            <text:p>./archive_1/1744915660_853_Wide_Long/1744915660_853_Wide_Long_distance_data.json</text:p>
          </table:table-cell>
          <table:table-cell/>
          <table:table-cell office:value-type="string" calcext:value-type="string">
            <text:p>./archive_1/1744915660_853_Wide_Long/1744915660_853_Wide_Long_sound.wav</text:p>
          </table:table-cell>
        </table:table-row>
        <table:table-row table:style-name="ro1">
          <table:table-cell office:value-type="string" calcext:value-type="string">
            <text:p>./archive_1/1745515211_163_Wide_Long/1745515211_163_Wide_Long_angle_data.json</text:p>
          </table:table-cell>
          <table:table-cell/>
          <table:table-cell office:value-type="string" calcext:value-type="string">
            <text:p>./archive_1/1745515211_163_Wide_Long/1745515211_163_Wide_Long_distance_data.json</text:p>
          </table:table-cell>
          <table:table-cell/>
          <table:table-cell office:value-type="string" calcext:value-type="string">
            <text:p>./archive_1/1745515211_163_Wide_Long/1745515211_163_Wide_Long_sound.wav</text:p>
          </table:table-cell>
        </table:table-row>
        <table:table-row table:style-name="ro1">
          <table:table-cell office:value-type="string" calcext:value-type="string">
            <text:p>./archive_1/1745519806_472_Wide_Long/1745519806_472_Wide_Long_angle_data.json</text:p>
          </table:table-cell>
          <table:table-cell/>
          <table:table-cell office:value-type="string" calcext:value-type="string">
            <text:p>./archive_1/1745519806_472_Wide_Long/1745519806_472_Wide_Long_distance_data.json</text:p>
          </table:table-cell>
          <table:table-cell/>
          <table:table-cell office:value-type="string" calcext:value-type="string">
            <text:p>./archive_1/1745519806_472_Wide_Long/1745519806_472_Wide_Long_sound.wav</text:p>
          </table:table-cell>
        </table:table-row>
        <table:table-row table:style-name="ro1">
          <table:table-cell office:value-type="string" calcext:value-type="string">
            <text:p>./archive_1/1745522423_784_Wide_Long/1745522423_784_Wide_Long_angle_data.json</text:p>
          </table:table-cell>
          <table:table-cell/>
          <table:table-cell office:value-type="string" calcext:value-type="string">
            <text:p>./archive_1/1745522423_784_Wide_Long/1745522423_784_Wide_Long_distance_data.json</text:p>
          </table:table-cell>
          <table:table-cell/>
          <table:table-cell office:value-type="string" calcext:value-type="string">
            <text:p>./archive_1/1745522423_784_Wide_Long/1745522423_784_Wide_Long_sound.wav</text:p>
          </table:table-cell>
        </table:table-row>
        <table:table-row table:style-name="ro1">
          <table:table-cell office:value-type="string" calcext:value-type="string">
            <text:p>./archive_1/1745524329_1092_Wide_Long/1745524329_1092_Wide_Long_angle_data.json</text:p>
          </table:table-cell>
          <table:table-cell/>
          <table:table-cell office:value-type="string" calcext:value-type="string">
            <text:p>./archive_1/1745524329_1092_Wide_Long/1745524329_1092_Wide_Long_distance_data.json</text:p>
          </table:table-cell>
          <table:table-cell/>
          <table:table-cell office:value-type="string" calcext:value-type="string">
            <text:p>./archive_1/1745524329_1092_Wide_Long/1745524329_1092_Wide_Long_sound.wav</text:p>
          </table:table-cell>
        </table:table-row>
        <table:table-row table:style-name="ro1">
          <table:table-cell office:value-type="string" calcext:value-type="string">
            <text:p>./archive_1/1745526654_1402_Wide_Long/1745526654_1402_Wide_Long_angle_data.json</text:p>
          </table:table-cell>
          <table:table-cell/>
          <table:table-cell office:value-type="string" calcext:value-type="string">
            <text:p>./archive_1/1745526654_1402_Wide_Long/1745526654_1402_Wide_Long_distance_data.json</text:p>
          </table:table-cell>
          <table:table-cell/>
          <table:table-cell office:value-type="string" calcext:value-type="string">
            <text:p>./archive_1/1745526654_1402_Wide_Long/1745526654_1402_Wide_Long_sound.wav</text:p>
          </table:table-cell>
        </table:table-row>
        <table:table-row table:style-name="ro1">
          <table:table-cell office:value-type="string" calcext:value-type="string">
            <text:p>./archive_1/1744900450_220_Wide_Long/1744900450_220_Wide_Long_angle_data.json</text:p>
          </table:table-cell>
          <table:table-cell/>
          <table:table-cell office:value-type="string" calcext:value-type="string">
            <text:p>./archive_1/1744900450_220_Wide_Long/1744900450_220_Wide_Long_distance_data.json</text:p>
          </table:table-cell>
          <table:table-cell/>
          <table:table-cell office:value-type="string" calcext:value-type="string">
            <text:p>./archive_1/1744900450_220_Wide_Long/1744900450_220_Wide_Long_sound.wav</text:p>
          </table:table-cell>
        </table:table-row>
        <table:table-row table:style-name="ro1">
          <table:table-cell office:value-type="string" calcext:value-type="string">
            <text:p>./archive_1/1744908753_541_Wide_Long/1744908753_541_Wide_Long_angle_data.json</text:p>
          </table:table-cell>
          <table:table-cell/>
          <table:table-cell office:value-type="string" calcext:value-type="string">
            <text:p>./archive_1/1744908753_541_Wide_Long/1744908753_541_Wide_Long_distance_data.json</text:p>
          </table:table-cell>
          <table:table-cell/>
          <table:table-cell office:value-type="string" calcext:value-type="string">
            <text:p>./archive_1/1744908753_541_Wide_Long/1744908753_541_Wide_Long_sound.wav</text:p>
          </table:table-cell>
        </table:table-row>
        <table:table-row table:style-name="ro1">
          <table:table-cell office:value-type="string" calcext:value-type="string">
            <text:p>./archive_1/1744915680_854_Wide_Long/1744915680_854_Wide_Long_angle_data.json</text:p>
          </table:table-cell>
          <table:table-cell/>
          <table:table-cell office:value-type="string" calcext:value-type="string">
            <text:p>./archive_1/1744915680_854_Wide_Long/1744915680_854_Wide_Long_distance_data.json</text:p>
          </table:table-cell>
          <table:table-cell/>
          <table:table-cell office:value-type="string" calcext:value-type="string">
            <text:p>./archive_1/1744915680_854_Wide_Long/1744915680_854_Wide_Long_sound.wav</text:p>
          </table:table-cell>
        </table:table-row>
        <table:table-row table:style-name="ro1">
          <table:table-cell office:value-type="string" calcext:value-type="string">
            <text:p>./archive_1/1745515219_164_Wide_Long/1745515219_164_Wide_Long_angle_data.json</text:p>
          </table:table-cell>
          <table:table-cell/>
          <table:table-cell office:value-type="string" calcext:value-type="string">
            <text:p>./archive_1/1745515219_164_Wide_Long/1745515219_164_Wide_Long_distance_data.json</text:p>
          </table:table-cell>
          <table:table-cell/>
          <table:table-cell office:value-type="string" calcext:value-type="string">
            <text:p>./archive_1/1745515219_164_Wide_Long/1745515219_164_Wide_Long_sound.wav</text:p>
          </table:table-cell>
        </table:table-row>
        <table:table-row table:style-name="ro1">
          <table:table-cell office:value-type="string" calcext:value-type="string">
            <text:p>./archive_1/1745519811_473_Wide_Long/1745519811_473_Wide_Long_angle_data.json</text:p>
          </table:table-cell>
          <table:table-cell/>
          <table:table-cell office:value-type="string" calcext:value-type="string">
            <text:p>./archive_1/1745519811_473_Wide_Long/1745519811_473_Wide_Long_distance_data.json</text:p>
          </table:table-cell>
          <table:table-cell/>
          <table:table-cell office:value-type="string" calcext:value-type="string">
            <text:p>./archive_1/1745519811_473_Wide_Long/1745519811_473_Wide_Long_sound.wav</text:p>
          </table:table-cell>
        </table:table-row>
        <table:table-row table:style-name="ro1">
          <table:table-cell office:value-type="string" calcext:value-type="string">
            <text:p>./archive_1/1745522427_785_Wide_Long/1745522427_785_Wide_Long_angle_data.json</text:p>
          </table:table-cell>
          <table:table-cell/>
          <table:table-cell office:value-type="string" calcext:value-type="string">
            <text:p>./archive_1/1745522427_785_Wide_Long/1745522427_785_Wide_Long_distance_data.json</text:p>
          </table:table-cell>
          <table:table-cell/>
          <table:table-cell office:value-type="string" calcext:value-type="string">
            <text:p>./archive_1/1745522427_785_Wide_Long/1745522427_785_Wide_Long_sound.wav</text:p>
          </table:table-cell>
        </table:table-row>
        <table:table-row table:style-name="ro1">
          <table:table-cell office:value-type="string" calcext:value-type="string">
            <text:p>./archive_1/1745524335_1093_Wide_Long/1745524335_1093_Wide_Long_angle_data.json</text:p>
          </table:table-cell>
          <table:table-cell/>
          <table:table-cell office:value-type="string" calcext:value-type="string">
            <text:p>./archive_1/1745524335_1093_Wide_Long/1745524335_1093_Wide_Long_distance_data.json</text:p>
          </table:table-cell>
          <table:table-cell/>
          <table:table-cell office:value-type="string" calcext:value-type="string">
            <text:p>./archive_1/1745524335_1093_Wide_Long/1745524335_1093_Wide_Long_sound.wav</text:p>
          </table:table-cell>
        </table:table-row>
        <table:table-row table:style-name="ro1">
          <table:table-cell office:value-type="string" calcext:value-type="string">
            <text:p>./archive_1/1745526658_1403_Wide_Long/1745526658_1403_Wide_Long_angle_data.json</text:p>
          </table:table-cell>
          <table:table-cell/>
          <table:table-cell office:value-type="string" calcext:value-type="string">
            <text:p>./archive_1/1745526658_1403_Wide_Long/1745526658_1403_Wide_Long_distance_data.json</text:p>
          </table:table-cell>
          <table:table-cell/>
          <table:table-cell office:value-type="string" calcext:value-type="string">
            <text:p>./archive_1/1745526658_1403_Wide_Long/1745526658_1403_Wide_Long_sound.wav</text:p>
          </table:table-cell>
        </table:table-row>
        <table:table-row table:style-name="ro1">
          <table:table-cell office:value-type="string" calcext:value-type="string">
            <text:p>./archive_1/1744900468_221_Wide_Long/1744900468_221_Wide_Long_angle_data.json</text:p>
          </table:table-cell>
          <table:table-cell/>
          <table:table-cell office:value-type="string" calcext:value-type="string">
            <text:p>./archive_1/1744900468_221_Wide_Long/1744900468_221_Wide_Long_distance_data.json</text:p>
          </table:table-cell>
          <table:table-cell/>
          <table:table-cell office:value-type="string" calcext:value-type="string">
            <text:p>./archive_1/1744900468_221_Wide_Long/1744900468_221_Wide_Long_sound.wav</text:p>
          </table:table-cell>
        </table:table-row>
        <table:table-row table:style-name="ro1">
          <table:table-cell office:value-type="string" calcext:value-type="string">
            <text:p>./archive_1/1744908772_542_Wide_Long/1744908772_542_Wide_Long_angle_data.json</text:p>
          </table:table-cell>
          <table:table-cell/>
          <table:table-cell office:value-type="string" calcext:value-type="string">
            <text:p>./archive_1/1744908772_542_Wide_Long/1744908772_542_Wide_Long_distance_data.json</text:p>
          </table:table-cell>
          <table:table-cell/>
          <table:table-cell office:value-type="string" calcext:value-type="string">
            <text:p>./archive_1/1744908772_542_Wide_Long/1744908772_542_Wide_Long_sound.wav</text:p>
          </table:table-cell>
        </table:table-row>
        <table:table-row table:style-name="ro1">
          <table:table-cell office:value-type="string" calcext:value-type="string">
            <text:p>./archive_1/1744915700_855_Wide_Long/1744915700_855_Wide_Long_angle_data.json</text:p>
          </table:table-cell>
          <table:table-cell/>
          <table:table-cell office:value-type="string" calcext:value-type="string">
            <text:p>./archive_1/1744915700_855_Wide_Long/1744915700_855_Wide_Long_distance_data.json</text:p>
          </table:table-cell>
          <table:table-cell/>
          <table:table-cell office:value-type="string" calcext:value-type="string">
            <text:p>./archive_1/1744915700_855_Wide_Long/1744915700_855_Wide_Long_sound.wav</text:p>
          </table:table-cell>
        </table:table-row>
        <table:table-row table:style-name="ro1">
          <table:table-cell office:value-type="string" calcext:value-type="string">
            <text:p>./archive_1/1745515234_165_Wide_Long/1745515234_165_Wide_Long_angle_data.json</text:p>
          </table:table-cell>
          <table:table-cell/>
          <table:table-cell office:value-type="string" calcext:value-type="string">
            <text:p>./archive_1/1745515234_165_Wide_Long/1745515234_165_Wide_Long_distance_data.json</text:p>
          </table:table-cell>
          <table:table-cell/>
          <table:table-cell office:value-type="string" calcext:value-type="string">
            <text:p>./archive_1/1745515234_165_Wide_Long/1745515234_165_Wide_Long_sound.wav</text:p>
          </table:table-cell>
        </table:table-row>
        <table:table-row table:style-name="ro1">
          <table:table-cell office:value-type="string" calcext:value-type="string">
            <text:p>./archive_1/1745519816_474_Wide_Long/1745519816_474_Wide_Long_angle_data.json</text:p>
          </table:table-cell>
          <table:table-cell/>
          <table:table-cell office:value-type="string" calcext:value-type="string">
            <text:p>./archive_1/1745519816_474_Wide_Long/1745519816_474_Wide_Long_distance_data.json</text:p>
          </table:table-cell>
          <table:table-cell/>
          <table:table-cell office:value-type="string" calcext:value-type="string">
            <text:p>./archive_1/1745519816_474_Wide_Long/1745519816_474_Wide_Long_sound.wav</text:p>
          </table:table-cell>
        </table:table-row>
        <table:table-row table:style-name="ro1">
          <table:table-cell office:value-type="string" calcext:value-type="string">
            <text:p>./archive_1/1745522432_786_Wide_Long/1745522432_786_Wide_Long_angle_data.json</text:p>
          </table:table-cell>
          <table:table-cell/>
          <table:table-cell office:value-type="string" calcext:value-type="string">
            <text:p>./archive_1/1745522432_786_Wide_Long/1745522432_786_Wide_Long_distance_data.json</text:p>
          </table:table-cell>
          <table:table-cell/>
          <table:table-cell office:value-type="string" calcext:value-type="string">
            <text:p>./archive_1/1745522432_786_Wide_Long/1745522432_786_Wide_Long_sound.wav</text:p>
          </table:table-cell>
        </table:table-row>
        <table:table-row table:style-name="ro1">
          <table:table-cell office:value-type="string" calcext:value-type="string">
            <text:p>./archive_1/1745524339_1094_Wide_Long/1745524339_1094_Wide_Long_angle_data.json</text:p>
          </table:table-cell>
          <table:table-cell/>
          <table:table-cell office:value-type="string" calcext:value-type="string">
            <text:p>./archive_1/1745524339_1094_Wide_Long/1745524339_1094_Wide_Long_distance_data.json</text:p>
          </table:table-cell>
          <table:table-cell/>
          <table:table-cell office:value-type="string" calcext:value-type="string">
            <text:p>./archive_1/1745524339_1094_Wide_Long/1745524339_1094_Wide_Long_sound.wav</text:p>
          </table:table-cell>
        </table:table-row>
        <table:table-row table:style-name="ro1">
          <table:table-cell office:value-type="string" calcext:value-type="string">
            <text:p>./archive_1/1745526662_1404_Wide_Long/1745526662_1404_Wide_Long_angle_data.json</text:p>
          </table:table-cell>
          <table:table-cell/>
          <table:table-cell office:value-type="string" calcext:value-type="string">
            <text:p>./archive_1/1745526662_1404_Wide_Long/1745526662_1404_Wide_Long_distance_data.json</text:p>
          </table:table-cell>
          <table:table-cell/>
          <table:table-cell office:value-type="string" calcext:value-type="string">
            <text:p>./archive_1/1745526662_1404_Wide_Long/1745526662_1404_Wide_Long_sound.wav</text:p>
          </table:table-cell>
        </table:table-row>
        <table:table-row table:style-name="ro1">
          <table:table-cell office:value-type="string" calcext:value-type="string">
            <text:p>./archive_1/1744900487_222_Wide_Long/1744900487_222_Wide_Long_angle_data.json</text:p>
          </table:table-cell>
          <table:table-cell/>
          <table:table-cell office:value-type="string" calcext:value-type="string">
            <text:p>./archive_1/1744900487_222_Wide_Long/1744900487_222_Wide_Long_distance_data.json</text:p>
          </table:table-cell>
          <table:table-cell/>
          <table:table-cell office:value-type="string" calcext:value-type="string">
            <text:p>./archive_1/1744900487_222_Wide_Long/1744900487_222_Wide_Long_sound.wav</text:p>
          </table:table-cell>
        </table:table-row>
        <table:table-row table:style-name="ro1">
          <table:table-cell office:value-type="string" calcext:value-type="string">
            <text:p>./archive_1/1744908792_543_Wide_Long/1744908792_543_Wide_Long_angle_data.json</text:p>
          </table:table-cell>
          <table:table-cell/>
          <table:table-cell office:value-type="string" calcext:value-type="string">
            <text:p>./archive_1/1744908792_543_Wide_Long/1744908792_543_Wide_Long_distance_data.json</text:p>
          </table:table-cell>
          <table:table-cell/>
          <table:table-cell office:value-type="string" calcext:value-type="string">
            <text:p>./archive_1/1744908792_543_Wide_Long/1744908792_543_Wide_Long_sound.wav</text:p>
          </table:table-cell>
        </table:table-row>
        <table:table-row table:style-name="ro1">
          <table:table-cell office:value-type="string" calcext:value-type="string">
            <text:p>./archive_1/1744915719_856_Wide_Long/1744915719_856_Wide_Long_angle_data.json</text:p>
          </table:table-cell>
          <table:table-cell/>
          <table:table-cell office:value-type="string" calcext:value-type="string">
            <text:p>./archive_1/1744915719_856_Wide_Long/1744915719_856_Wide_Long_distance_data.json</text:p>
          </table:table-cell>
          <table:table-cell/>
          <table:table-cell office:value-type="string" calcext:value-type="string">
            <text:p>./archive_1/1744915719_856_Wide_Long/1744915719_856_Wide_Long_sound.wav</text:p>
          </table:table-cell>
        </table:table-row>
        <table:table-row table:style-name="ro1">
          <table:table-cell office:value-type="string" calcext:value-type="string">
            <text:p>./archive_1/1745515240_166_Wide_Long/1745515240_166_Wide_Long_angle_data.json</text:p>
          </table:table-cell>
          <table:table-cell/>
          <table:table-cell office:value-type="string" calcext:value-type="string">
            <text:p>./archive_1/1745515240_166_Wide_Long/1745515240_166_Wide_Long_distance_data.json</text:p>
          </table:table-cell>
          <table:table-cell/>
          <table:table-cell office:value-type="string" calcext:value-type="string">
            <text:p>./archive_1/1745515240_166_Wide_Long/1745515240_166_Wide_Long_sound.wav</text:p>
          </table:table-cell>
        </table:table-row>
        <table:table-row table:style-name="ro1">
          <table:table-cell office:value-type="string" calcext:value-type="string">
            <text:p>./archive_1/1745519825_475_Wide_Long/1745519825_475_Wide_Long_angle_data.json</text:p>
          </table:table-cell>
          <table:table-cell/>
          <table:table-cell office:value-type="string" calcext:value-type="string">
            <text:p>./archive_1/1745519825_475_Wide_Long/1745519825_475_Wide_Long_distance_data.json</text:p>
          </table:table-cell>
          <table:table-cell/>
          <table:table-cell office:value-type="string" calcext:value-type="string">
            <text:p>./archive_1/1745519825_475_Wide_Long/1745519825_475_Wide_Long_sound.wav</text:p>
          </table:table-cell>
        </table:table-row>
        <table:table-row table:style-name="ro1">
          <table:table-cell office:value-type="string" calcext:value-type="string">
            <text:p>./archive_1/1745522436_787_Wide_Long/1745522436_787_Wide_Long_angle_data.json</text:p>
          </table:table-cell>
          <table:table-cell/>
          <table:table-cell office:value-type="string" calcext:value-type="string">
            <text:p>./archive_1/1745522436_787_Wide_Long/1745522436_787_Wide_Long_distance_data.json</text:p>
          </table:table-cell>
          <table:table-cell/>
          <table:table-cell office:value-type="string" calcext:value-type="string">
            <text:p>./archive_1/1745522436_787_Wide_Long/1745522436_787_Wide_Long_sound.wav</text:p>
          </table:table-cell>
        </table:table-row>
        <table:table-row table:style-name="ro1">
          <table:table-cell office:value-type="string" calcext:value-type="string">
            <text:p>./archive_1/1745524344_1095_Wide_Long/1745524344_1095_Wide_Long_angle_data.json</text:p>
          </table:table-cell>
          <table:table-cell/>
          <table:table-cell office:value-type="string" calcext:value-type="string">
            <text:p>./archive_1/1745524344_1095_Wide_Long/1745524344_1095_Wide_Long_distance_data.json</text:p>
          </table:table-cell>
          <table:table-cell/>
          <table:table-cell office:value-type="string" calcext:value-type="string">
            <text:p>./archive_1/1745524344_1095_Wide_Long/1745524344_1095_Wide_Long_sound.wav</text:p>
          </table:table-cell>
        </table:table-row>
        <table:table-row table:style-name="ro1">
          <table:table-cell office:value-type="string" calcext:value-type="string">
            <text:p>./archive_1/1745526666_1405_Wide_Long/1745526666_1405_Wide_Long_angle_data.json</text:p>
          </table:table-cell>
          <table:table-cell/>
          <table:table-cell office:value-type="string" calcext:value-type="string">
            <text:p>./archive_1/1745526666_1405_Wide_Long/1745526666_1405_Wide_Long_distance_data.json</text:p>
          </table:table-cell>
          <table:table-cell/>
          <table:table-cell office:value-type="string" calcext:value-type="string">
            <text:p>./archive_1/1745526666_1405_Wide_Long/1745526666_1405_Wide_Long_sound.wav</text:p>
          </table:table-cell>
        </table:table-row>
        <table:table-row table:style-name="ro1">
          <table:table-cell office:value-type="string" calcext:value-type="string">
            <text:p>./archive_1/1744900507_223_Wide_Long/1744900507_223_Wide_Long_angle_data.json</text:p>
          </table:table-cell>
          <table:table-cell/>
          <table:table-cell office:value-type="string" calcext:value-type="string">
            <text:p>./archive_1/1744900507_223_Wide_Long/1744900507_223_Wide_Long_distance_data.json</text:p>
          </table:table-cell>
          <table:table-cell/>
          <table:table-cell office:value-type="string" calcext:value-type="string">
            <text:p>./archive_1/1744900507_223_Wide_Long/1744900507_223_Wide_Long_sound.wav</text:p>
          </table:table-cell>
        </table:table-row>
        <table:table-row table:style-name="ro1">
          <table:table-cell office:value-type="string" calcext:value-type="string">
            <text:p>./archive_1/1744908811_544_Wide_Long/1744908811_544_Wide_Long_angle_data.json</text:p>
          </table:table-cell>
          <table:table-cell/>
          <table:table-cell office:value-type="string" calcext:value-type="string">
            <text:p>./archive_1/1744908811_544_Wide_Long/1744908811_544_Wide_Long_distance_data.json</text:p>
          </table:table-cell>
          <table:table-cell/>
          <table:table-cell office:value-type="string" calcext:value-type="string">
            <text:p>./archive_1/1744908811_544_Wide_Long/1744908811_544_Wide_Long_sound.wav</text:p>
          </table:table-cell>
        </table:table-row>
        <table:table-row table:style-name="ro1">
          <table:table-cell office:value-type="string" calcext:value-type="string">
            <text:p>./archive_1/1744915739_857_Wide_Long/1744915739_857_Wide_Long_angle_data.json</text:p>
          </table:table-cell>
          <table:table-cell/>
          <table:table-cell office:value-type="string" calcext:value-type="string">
            <text:p>./archive_1/1744915739_857_Wide_Long/1744915739_857_Wide_Long_distance_data.json</text:p>
          </table:table-cell>
          <table:table-cell/>
          <table:table-cell office:value-type="string" calcext:value-type="string">
            <text:p>./archive_1/1744915739_857_Wide_Long/1744915739_857_Wide_Long_sound.wav</text:p>
          </table:table-cell>
        </table:table-row>
        <table:table-row table:style-name="ro1">
          <table:table-cell office:value-type="string" calcext:value-type="string">
            <text:p>./archive_1/1745515247_167_Wide_Long/1745515247_167_Wide_Long_angle_data.json</text:p>
          </table:table-cell>
          <table:table-cell/>
          <table:table-cell office:value-type="string" calcext:value-type="string">
            <text:p>./archive_1/1745515247_167_Wide_Long/1745515247_167_Wide_Long_distance_data.json</text:p>
          </table:table-cell>
          <table:table-cell/>
          <table:table-cell office:value-type="string" calcext:value-type="string">
            <text:p>./archive_1/1745515247_167_Wide_Long/1745515247_167_Wide_Long_sound.wav</text:p>
          </table:table-cell>
        </table:table-row>
        <table:table-row table:style-name="ro1">
          <table:table-cell office:value-type="string" calcext:value-type="string">
            <text:p>./archive_1/1745519831_476_Wide_Long/1745519831_476_Wide_Long_angle_data.json</text:p>
          </table:table-cell>
          <table:table-cell/>
          <table:table-cell office:value-type="string" calcext:value-type="string">
            <text:p>./archive_1/1745519831_476_Wide_Long/1745519831_476_Wide_Long_distance_data.json</text:p>
          </table:table-cell>
          <table:table-cell/>
          <table:table-cell office:value-type="string" calcext:value-type="string">
            <text:p>./archive_1/1745519831_476_Wide_Long/1745519831_476_Wide_Long_sound.wav</text:p>
          </table:table-cell>
        </table:table-row>
        <table:table-row table:style-name="ro1">
          <table:table-cell office:value-type="string" calcext:value-type="string">
            <text:p>./archive_1/1745522441_788_Wide_Long/1745522441_788_Wide_Long_angle_data.json</text:p>
          </table:table-cell>
          <table:table-cell/>
          <table:table-cell office:value-type="string" calcext:value-type="string">
            <text:p>./archive_1/1745522441_788_Wide_Long/1745522441_788_Wide_Long_distance_data.json</text:p>
          </table:table-cell>
          <table:table-cell/>
          <table:table-cell office:value-type="string" calcext:value-type="string">
            <text:p>./archive_1/1745522441_788_Wide_Long/1745522441_788_Wide_Long_sound.wav</text:p>
          </table:table-cell>
        </table:table-row>
        <table:table-row table:style-name="ro1">
          <table:table-cell office:value-type="string" calcext:value-type="string">
            <text:p>./archive_1/1745524348_1096_Wide_Long/1745524348_1096_Wide_Long_angle_data.json</text:p>
          </table:table-cell>
          <table:table-cell/>
          <table:table-cell office:value-type="string" calcext:value-type="string">
            <text:p>./archive_1/1745524348_1096_Wide_Long/1745524348_1096_Wide_Long_distance_data.json</text:p>
          </table:table-cell>
          <table:table-cell/>
          <table:table-cell office:value-type="string" calcext:value-type="string">
            <text:p>./archive_1/1745524348_1096_Wide_Long/1745524348_1096_Wide_Long_sound.wav</text:p>
          </table:table-cell>
        </table:table-row>
        <table:table-row table:style-name="ro1">
          <table:table-cell office:value-type="string" calcext:value-type="string">
            <text:p>./archive_1/1745526671_1406_Wide_Long/1745526671_1406_Wide_Long_angle_data.json</text:p>
          </table:table-cell>
          <table:table-cell/>
          <table:table-cell office:value-type="string" calcext:value-type="string">
            <text:p>./archive_1/1745526671_1406_Wide_Long/1745526671_1406_Wide_Long_distance_data.json</text:p>
          </table:table-cell>
          <table:table-cell/>
          <table:table-cell office:value-type="string" calcext:value-type="string">
            <text:p>./archive_1/1745526671_1406_Wide_Long/1745526671_1406_Wide_Long_sound.wav</text:p>
          </table:table-cell>
        </table:table-row>
        <table:table-row table:style-name="ro1">
          <table:table-cell office:value-type="string" calcext:value-type="string">
            <text:p>./archive_1/1744900526_224_Wide_Long/1744900526_224_Wide_Long_angle_data.json</text:p>
          </table:table-cell>
          <table:table-cell/>
          <table:table-cell office:value-type="string" calcext:value-type="string">
            <text:p>./archive_1/1744900526_224_Wide_Long/1744900526_224_Wide_Long_distance_data.json</text:p>
          </table:table-cell>
          <table:table-cell/>
          <table:table-cell office:value-type="string" calcext:value-type="string">
            <text:p>./archive_1/1744900526_224_Wide_Long/1744900526_224_Wide_Long_sound.wav</text:p>
          </table:table-cell>
        </table:table-row>
        <table:table-row table:style-name="ro1">
          <table:table-cell office:value-type="string" calcext:value-type="string">
            <text:p>./archive_1/1744908830_545_Wide_Long/1744908830_545_Wide_Long_angle_data.json</text:p>
          </table:table-cell>
          <table:table-cell/>
          <table:table-cell office:value-type="string" calcext:value-type="string">
            <text:p>./archive_1/1744908830_545_Wide_Long/1744908830_545_Wide_Long_distance_data.json</text:p>
          </table:table-cell>
          <table:table-cell/>
          <table:table-cell office:value-type="string" calcext:value-type="string">
            <text:p>./archive_1/1744908830_545_Wide_Long/1744908830_545_Wide_Long_sound.wav</text:p>
          </table:table-cell>
        </table:table-row>
        <table:table-row table:style-name="ro1">
          <table:table-cell office:value-type="string" calcext:value-type="string">
            <text:p>./archive_1/1744915759_858_Wide_Long/1744915759_858_Wide_Long_angle_data.json</text:p>
          </table:table-cell>
          <table:table-cell/>
          <table:table-cell office:value-type="string" calcext:value-type="string">
            <text:p>./archive_1/1744915759_858_Wide_Long/1744915759_858_Wide_Long_distance_data.json</text:p>
          </table:table-cell>
          <table:table-cell/>
          <table:table-cell office:value-type="string" calcext:value-type="string">
            <text:p>./archive_1/1744915759_858_Wide_Long/1744915759_858_Wide_Long_sound.wav</text:p>
          </table:table-cell>
        </table:table-row>
        <table:table-row table:style-name="ro1">
          <table:table-cell office:value-type="string" calcext:value-type="string">
            <text:p>./archive_1/1745515253_168_Wide_Long/1745515253_168_Wide_Long_angle_data.json</text:p>
          </table:table-cell>
          <table:table-cell/>
          <table:table-cell office:value-type="string" calcext:value-type="string">
            <text:p>./archive_1/1745515253_168_Wide_Long/1745515253_168_Wide_Long_distance_data.json</text:p>
          </table:table-cell>
          <table:table-cell/>
          <table:table-cell office:value-type="string" calcext:value-type="string">
            <text:p>./archive_1/1745515253_168_Wide_Long/1745515253_168_Wide_Long_sound.wav</text:p>
          </table:table-cell>
        </table:table-row>
        <table:table-row table:style-name="ro1">
          <table:table-cell office:value-type="string" calcext:value-type="string">
            <text:p>./archive_1/1745519835_477_Wide_Long/1745519835_477_Wide_Long_angle_data.json</text:p>
          </table:table-cell>
          <table:table-cell/>
          <table:table-cell office:value-type="string" calcext:value-type="string">
            <text:p>./archive_1/1745519835_477_Wide_Long/1745519835_477_Wide_Long_distance_data.json</text:p>
          </table:table-cell>
          <table:table-cell/>
          <table:table-cell office:value-type="string" calcext:value-type="string">
            <text:p>./archive_1/1745519835_477_Wide_Long/1745519835_477_Wide_Long_sound.wav</text:p>
          </table:table-cell>
        </table:table-row>
        <table:table-row table:style-name="ro1">
          <table:table-cell office:value-type="string" calcext:value-type="string">
            <text:p>./archive_1/1745522445_789_Wide_Long/1745522445_789_Wide_Long_angle_data.json</text:p>
          </table:table-cell>
          <table:table-cell/>
          <table:table-cell office:value-type="string" calcext:value-type="string">
            <text:p>./archive_1/1745522445_789_Wide_Long/1745522445_789_Wide_Long_distance_data.json</text:p>
          </table:table-cell>
          <table:table-cell/>
          <table:table-cell office:value-type="string" calcext:value-type="string">
            <text:p>./archive_1/1745522445_789_Wide_Long/1745522445_789_Wide_Long_sound.wav</text:p>
          </table:table-cell>
        </table:table-row>
        <table:table-row table:style-name="ro1">
          <table:table-cell office:value-type="string" calcext:value-type="string">
            <text:p>./archive_1/1745524353_1097_Wide_Long/1745524353_1097_Wide_Long_angle_data.json</text:p>
          </table:table-cell>
          <table:table-cell/>
          <table:table-cell office:value-type="string" calcext:value-type="string">
            <text:p>./archive_1/1745524353_1097_Wide_Long/1745524353_1097_Wide_Long_distance_data.json</text:p>
          </table:table-cell>
          <table:table-cell/>
          <table:table-cell office:value-type="string" calcext:value-type="string">
            <text:p>./archive_1/1745524353_1097_Wide_Long/1745524353_1097_Wide_Long_sound.wav</text:p>
          </table:table-cell>
        </table:table-row>
        <table:table-row table:style-name="ro1">
          <table:table-cell office:value-type="string" calcext:value-type="string">
            <text:p>./archive_1/1745526675_1407_Wide_Long/1745526675_1407_Wide_Long_angle_data.json</text:p>
          </table:table-cell>
          <table:table-cell/>
          <table:table-cell office:value-type="string" calcext:value-type="string">
            <text:p>./archive_1/1745526675_1407_Wide_Long/1745526675_1407_Wide_Long_distance_data.json</text:p>
          </table:table-cell>
          <table:table-cell/>
          <table:table-cell office:value-type="string" calcext:value-type="string">
            <text:p>./archive_1/1745526675_1407_Wide_Long/1745526675_1407_Wide_Long_sound.wav</text:p>
          </table:table-cell>
        </table:table-row>
        <table:table-row table:style-name="ro1">
          <table:table-cell office:value-type="string" calcext:value-type="string">
            <text:p>./archive_1/1744900544_225_Wide_Long/1744900544_225_Wide_Long_angle_data.json</text:p>
          </table:table-cell>
          <table:table-cell/>
          <table:table-cell office:value-type="string" calcext:value-type="string">
            <text:p>./archive_1/1744900544_225_Wide_Long/1744900544_225_Wide_Long_distance_data.json</text:p>
          </table:table-cell>
          <table:table-cell/>
          <table:table-cell office:value-type="string" calcext:value-type="string">
            <text:p>./archive_1/1744900544_225_Wide_Long/1744900544_225_Wide_Long_sound.wav</text:p>
          </table:table-cell>
        </table:table-row>
        <table:table-row table:style-name="ro1">
          <table:table-cell office:value-type="string" calcext:value-type="string">
            <text:p>./archive_1/1744908849_546_Wide_Long/1744908849_546_Wide_Long_angle_data.json</text:p>
          </table:table-cell>
          <table:table-cell/>
          <table:table-cell office:value-type="string" calcext:value-type="string">
            <text:p>./archive_1/1744908849_546_Wide_Long/1744908849_546_Wide_Long_distance_data.json</text:p>
          </table:table-cell>
          <table:table-cell/>
          <table:table-cell office:value-type="string" calcext:value-type="string">
            <text:p>./archive_1/1744908849_546_Wide_Long/1744908849_546_Wide_Long_sound.wav</text:p>
          </table:table-cell>
        </table:table-row>
        <table:table-row table:style-name="ro1">
          <table:table-cell office:value-type="string" calcext:value-type="string">
            <text:p>./archive_1/1744915780_859_Wide_Long/1744915780_859_Wide_Long_angle_data.json</text:p>
          </table:table-cell>
          <table:table-cell/>
          <table:table-cell office:value-type="string" calcext:value-type="string">
            <text:p>./archive_1/1744915780_859_Wide_Long/1744915780_859_Wide_Long_distance_data.json</text:p>
          </table:table-cell>
          <table:table-cell/>
          <table:table-cell office:value-type="string" calcext:value-type="string">
            <text:p>./archive_1/1744915780_859_Wide_Long/1744915780_859_Wide_Long_sound.wav</text:p>
          </table:table-cell>
        </table:table-row>
        <table:table-row table:style-name="ro1">
          <table:table-cell office:value-type="string" calcext:value-type="string">
            <text:p>./archive_1/1745515258_169_Wide_Long/1745515258_169_Wide_Long_angle_data.json</text:p>
          </table:table-cell>
          <table:table-cell/>
          <table:table-cell office:value-type="string" calcext:value-type="string">
            <text:p>./archive_1/1745515258_169_Wide_Long/1745515258_169_Wide_Long_distance_data.json</text:p>
          </table:table-cell>
          <table:table-cell/>
          <table:table-cell office:value-type="string" calcext:value-type="string">
            <text:p>./archive_1/1745515258_169_Wide_Long/1745515258_169_Wide_Long_sound.wav</text:p>
          </table:table-cell>
        </table:table-row>
        <table:table-row table:style-name="ro1">
          <table:table-cell office:value-type="string" calcext:value-type="string">
            <text:p>./archive_1/1745519840_478_Wide_Long/1745519840_478_Wide_Long_angle_data.json</text:p>
          </table:table-cell>
          <table:table-cell/>
          <table:table-cell office:value-type="string" calcext:value-type="string">
            <text:p>./archive_1/1745519840_478_Wide_Long/1745519840_478_Wide_Long_distance_data.json</text:p>
          </table:table-cell>
          <table:table-cell/>
          <table:table-cell office:value-type="string" calcext:value-type="string">
            <text:p>./archive_1/1745519840_478_Wide_Long/1745519840_478_Wide_Long_sound.wav</text:p>
          </table:table-cell>
        </table:table-row>
        <table:table-row table:style-name="ro1">
          <table:table-cell office:value-type="string" calcext:value-type="string">
            <text:p>./archive_1/1745522452_790_Wide_Long/1745522452_790_Wide_Long_angle_data.json</text:p>
          </table:table-cell>
          <table:table-cell/>
          <table:table-cell office:value-type="string" calcext:value-type="string">
            <text:p>./archive_1/1745522452_790_Wide_Long/1745522452_790_Wide_Long_distance_data.json</text:p>
          </table:table-cell>
          <table:table-cell/>
          <table:table-cell office:value-type="string" calcext:value-type="string">
            <text:p>./archive_1/1745522452_790_Wide_Long/1745522452_790_Wide_Long_sound.wav</text:p>
          </table:table-cell>
        </table:table-row>
        <table:table-row table:style-name="ro1">
          <table:table-cell office:value-type="string" calcext:value-type="string">
            <text:p>./archive_1/1745524358_1098_Wide_Long/1745524358_1098_Wide_Long_angle_data.json</text:p>
          </table:table-cell>
          <table:table-cell/>
          <table:table-cell office:value-type="string" calcext:value-type="string">
            <text:p>./archive_1/1745524358_1098_Wide_Long/1745524358_1098_Wide_Long_distance_data.json</text:p>
          </table:table-cell>
          <table:table-cell/>
          <table:table-cell office:value-type="string" calcext:value-type="string">
            <text:p>./archive_1/1745524358_1098_Wide_Long/1745524358_1098_Wide_Long_sound.wav</text:p>
          </table:table-cell>
        </table:table-row>
        <table:table-row table:style-name="ro1">
          <table:table-cell office:value-type="string" calcext:value-type="string">
            <text:p>./archive_1/1745526680_1408_Wide_Long/1745526680_1408_Wide_Long_angle_data.json</text:p>
          </table:table-cell>
          <table:table-cell/>
          <table:table-cell office:value-type="string" calcext:value-type="string">
            <text:p>./archive_1/1745526680_1408_Wide_Long/1745526680_1408_Wide_Long_distance_data.json</text:p>
          </table:table-cell>
          <table:table-cell/>
          <table:table-cell office:value-type="string" calcext:value-type="string">
            <text:p>./archive_1/1745526680_1408_Wide_Long/1745526680_1408_Wide_Long_sound.wav</text:p>
          </table:table-cell>
        </table:table-row>
        <table:table-row table:style-name="ro1">
          <table:table-cell office:value-type="string" calcext:value-type="string">
            <text:p>./archive_1/1744900563_226_Wide_Long/1744900563_226_Wide_Long_angle_data.json</text:p>
          </table:table-cell>
          <table:table-cell/>
          <table:table-cell office:value-type="string" calcext:value-type="string">
            <text:p>./archive_1/1744900563_226_Wide_Long/1744900563_226_Wide_Long_distance_data.json</text:p>
          </table:table-cell>
          <table:table-cell/>
          <table:table-cell office:value-type="string" calcext:value-type="string">
            <text:p>./archive_1/1744900563_226_Wide_Long/1744900563_226_Wide_Long_sound.wav</text:p>
          </table:table-cell>
        </table:table-row>
        <table:table-row table:style-name="ro1">
          <table:table-cell office:value-type="string" calcext:value-type="string">
            <text:p>./archive_1/1744908868_547_Wide_Long/1744908868_547_Wide_Long_angle_data.json</text:p>
          </table:table-cell>
          <table:table-cell/>
          <table:table-cell office:value-type="string" calcext:value-type="string">
            <text:p>./archive_1/1744908868_547_Wide_Long/1744908868_547_Wide_Long_distance_data.json</text:p>
          </table:table-cell>
          <table:table-cell/>
          <table:table-cell office:value-type="string" calcext:value-type="string">
            <text:p>./archive_1/1744908868_547_Wide_Long/1744908868_547_Wide_Long_sound.wav</text:p>
          </table:table-cell>
        </table:table-row>
        <table:table-row table:style-name="ro1">
          <table:table-cell office:value-type="string" calcext:value-type="string">
            <text:p>./archive_1/1744915800_860_Wide_Long/1744915800_860_Wide_Long_angle_data.json</text:p>
          </table:table-cell>
          <table:table-cell/>
          <table:table-cell office:value-type="string" calcext:value-type="string">
            <text:p>./archive_1/1744915800_860_Wide_Long/1744915800_860_Wide_Long_distance_data.json</text:p>
          </table:table-cell>
          <table:table-cell/>
          <table:table-cell office:value-type="string" calcext:value-type="string">
            <text:p>./archive_1/1744915800_860_Wide_Long/1744915800_860_Wide_Long_sound.wav</text:p>
          </table:table-cell>
        </table:table-row>
        <table:table-row table:style-name="ro1">
          <table:table-cell office:value-type="string" calcext:value-type="string">
            <text:p>./archive_1/1745515268_170_Wide_Long/1745515268_170_Wide_Long_angle_data.json</text:p>
          </table:table-cell>
          <table:table-cell/>
          <table:table-cell office:value-type="string" calcext:value-type="string">
            <text:p>./archive_1/1745515268_170_Wide_Long/1745515268_170_Wide_Long_distance_data.json</text:p>
          </table:table-cell>
          <table:table-cell/>
          <table:table-cell office:value-type="string" calcext:value-type="string">
            <text:p>./archive_1/1745515268_170_Wide_Long/1745515268_170_Wide_Long_sound.wav</text:p>
          </table:table-cell>
        </table:table-row>
        <table:table-row table:style-name="ro1">
          <table:table-cell office:value-type="string" calcext:value-type="string">
            <text:p>./archive_1/1745519845_479_Wide_Long/1745519845_479_Wide_Long_angle_data.json</text:p>
          </table:table-cell>
          <table:table-cell/>
          <table:table-cell office:value-type="string" calcext:value-type="string">
            <text:p>./archive_1/1745519845_479_Wide_Long/1745519845_479_Wide_Long_distance_data.json</text:p>
          </table:table-cell>
          <table:table-cell/>
          <table:table-cell office:value-type="string" calcext:value-type="string">
            <text:p>./archive_1/1745519845_479_Wide_Long/1745519845_479_Wide_Long_sound.wav</text:p>
          </table:table-cell>
        </table:table-row>
        <table:table-row table:style-name="ro1">
          <table:table-cell office:value-type="string" calcext:value-type="string">
            <text:p>./archive_1/1745522457_791_Wide_Long/1745522457_791_Wide_Long_angle_data.json</text:p>
          </table:table-cell>
          <table:table-cell/>
          <table:table-cell office:value-type="string" calcext:value-type="string">
            <text:p>./archive_1/1745522457_791_Wide_Long/1745522457_791_Wide_Long_distance_data.json</text:p>
          </table:table-cell>
          <table:table-cell/>
          <table:table-cell office:value-type="string" calcext:value-type="string">
            <text:p>./archive_1/1745522457_791_Wide_Long/1745522457_791_Wide_Long_sound.wav</text:p>
          </table:table-cell>
        </table:table-row>
        <table:table-row table:style-name="ro1">
          <table:table-cell office:value-type="string" calcext:value-type="string">
            <text:p>./archive_1/1745524363_1099_Wide_Long/1745524363_1099_Wide_Long_angle_data.json</text:p>
          </table:table-cell>
          <table:table-cell/>
          <table:table-cell office:value-type="string" calcext:value-type="string">
            <text:p>./archive_1/1745524363_1099_Wide_Long/1745524363_1099_Wide_Long_distance_data.json</text:p>
          </table:table-cell>
          <table:table-cell/>
          <table:table-cell office:value-type="string" calcext:value-type="string">
            <text:p>./archive_1/1745524363_1099_Wide_Long/1745524363_1099_Wide_Long_sound.wav</text:p>
          </table:table-cell>
        </table:table-row>
        <table:table-row table:style-name="ro1">
          <table:table-cell office:value-type="string" calcext:value-type="string">
            <text:p>./archive_1/1745526684_1409_Wide_Long/1745526684_1409_Wide_Long_angle_data.json</text:p>
          </table:table-cell>
          <table:table-cell/>
          <table:table-cell office:value-type="string" calcext:value-type="string">
            <text:p>./archive_1/1745526684_1409_Wide_Long/1745526684_1409_Wide_Long_distance_data.json</text:p>
          </table:table-cell>
          <table:table-cell/>
          <table:table-cell office:value-type="string" calcext:value-type="string">
            <text:p>./archive_1/1745526684_1409_Wide_Long/1745526684_1409_Wide_Long_sound.wav</text:p>
          </table:table-cell>
        </table:table-row>
        <table:table-row table:style-name="ro1">
          <table:table-cell office:value-type="string" calcext:value-type="string">
            <text:p>./archive_1/1744900583_227_Wide_Long/1744900583_227_Wide_Long_angle_data.json</text:p>
          </table:table-cell>
          <table:table-cell/>
          <table:table-cell office:value-type="string" calcext:value-type="string">
            <text:p>./archive_1/1744900583_227_Wide_Long/1744900583_227_Wide_Long_distance_data.json</text:p>
          </table:table-cell>
          <table:table-cell/>
          <table:table-cell office:value-type="string" calcext:value-type="string">
            <text:p>./archive_1/1744900583_227_Wide_Long/1744900583_227_Wide_Long_sound.wav</text:p>
          </table:table-cell>
        </table:table-row>
        <table:table-row table:style-name="ro1">
          <table:table-cell office:value-type="string" calcext:value-type="string">
            <text:p>./archive_1/1744908887_548_Wide_Long/1744908887_548_Wide_Long_angle_data.json</text:p>
          </table:table-cell>
          <table:table-cell/>
          <table:table-cell office:value-type="string" calcext:value-type="string">
            <text:p>./archive_1/1744908887_548_Wide_Long/1744908887_548_Wide_Long_distance_data.json</text:p>
          </table:table-cell>
          <table:table-cell/>
          <table:table-cell office:value-type="string" calcext:value-type="string">
            <text:p>./archive_1/1744908887_548_Wide_Long/1744908887_548_Wide_Long_sound.wav</text:p>
          </table:table-cell>
        </table:table-row>
        <table:table-row table:style-name="ro1">
          <table:table-cell office:value-type="string" calcext:value-type="string">
            <text:p>./archive_1/1744915820_861_Wide_Long/1744915820_861_Wide_Long_angle_data.json</text:p>
          </table:table-cell>
          <table:table-cell/>
          <table:table-cell office:value-type="string" calcext:value-type="string">
            <text:p>./archive_1/1744915820_861_Wide_Long/1744915820_861_Wide_Long_distance_data.json</text:p>
          </table:table-cell>
          <table:table-cell/>
          <table:table-cell office:value-type="string" calcext:value-type="string">
            <text:p>./archive_1/1744915820_861_Wide_Long/1744915820_861_Wide_Long_sound.wav</text:p>
          </table:table-cell>
        </table:table-row>
        <table:table-row table:style-name="ro1">
          <table:table-cell office:value-type="string" calcext:value-type="string">
            <text:p>./archive_1/1745515294_171_Wide_Long/1745515294_171_Wide_Long_angle_data.json</text:p>
          </table:table-cell>
          <table:table-cell/>
          <table:table-cell office:value-type="string" calcext:value-type="string">
            <text:p>./archive_1/1745515294_171_Wide_Long/1745515294_171_Wide_Long_distance_data.json</text:p>
          </table:table-cell>
          <table:table-cell/>
          <table:table-cell office:value-type="string" calcext:value-type="string">
            <text:p>./archive_1/1745515294_171_Wide_Long/1745515294_171_Wide_Long_sound.wav</text:p>
          </table:table-cell>
        </table:table-row>
        <table:table-row table:style-name="ro1">
          <table:table-cell office:value-type="string" calcext:value-type="string">
            <text:p>./archive_1/1745519849_480_Wide_Long/1745519849_480_Wide_Long_angle_data.json</text:p>
          </table:table-cell>
          <table:table-cell/>
          <table:table-cell office:value-type="string" calcext:value-type="string">
            <text:p>./archive_1/1745519849_480_Wide_Long/1745519849_480_Wide_Long_distance_data.json</text:p>
          </table:table-cell>
          <table:table-cell/>
          <table:table-cell office:value-type="string" calcext:value-type="string">
            <text:p>./archive_1/1745519849_480_Wide_Long/1745519849_480_Wide_Long_sound.wav</text:p>
          </table:table-cell>
        </table:table-row>
        <table:table-row table:style-name="ro1">
          <table:table-cell office:value-type="string" calcext:value-type="string">
            <text:p>./archive_1/1745522461_792_Wide_Long/1745522461_792_Wide_Long_angle_data.json</text:p>
          </table:table-cell>
          <table:table-cell/>
          <table:table-cell office:value-type="string" calcext:value-type="string">
            <text:p>./archive_1/1745522461_792_Wide_Long/1745522461_792_Wide_Long_distance_data.json</text:p>
          </table:table-cell>
          <table:table-cell/>
          <table:table-cell office:value-type="string" calcext:value-type="string">
            <text:p>./archive_1/1745522461_792_Wide_Long/1745522461_792_Wide_Long_sound.wav</text:p>
          </table:table-cell>
        </table:table-row>
        <table:table-row table:style-name="ro1">
          <table:table-cell office:value-type="string" calcext:value-type="string">
            <text:p>./archive_1/1745524367_1100_Wide_Long/1745524367_1100_Wide_Long_angle_data.json</text:p>
          </table:table-cell>
          <table:table-cell/>
          <table:table-cell office:value-type="string" calcext:value-type="string">
            <text:p>./archive_1/1745524367_1100_Wide_Long/1745524367_1100_Wide_Long_distance_data.json</text:p>
          </table:table-cell>
          <table:table-cell/>
          <table:table-cell office:value-type="string" calcext:value-type="string">
            <text:p>./archive_1/1745524367_1100_Wide_Long/1745524367_1100_Wide_Long_sound.wav</text:p>
          </table:table-cell>
        </table:table-row>
        <table:table-row table:style-name="ro1">
          <table:table-cell office:value-type="string" calcext:value-type="string">
            <text:p>./archive_1/1745526688_1410_Wide_Long/1745526688_1410_Wide_Long_angle_data.json</text:p>
          </table:table-cell>
          <table:table-cell/>
          <table:table-cell office:value-type="string" calcext:value-type="string">
            <text:p>./archive_1/1745526688_1410_Wide_Long/1745526688_1410_Wide_Long_distance_data.json</text:p>
          </table:table-cell>
          <table:table-cell/>
          <table:table-cell office:value-type="string" calcext:value-type="string">
            <text:p>./archive_1/1745526688_1410_Wide_Long/1745526688_1410_Wide_Long_sound.wav</text:p>
          </table:table-cell>
        </table:table-row>
        <table:table-row table:style-name="ro1">
          <table:table-cell office:value-type="string" calcext:value-type="string">
            <text:p>./archive_1/1744900605_228_Wide_Long/1744900605_228_Wide_Long_angle_data.json</text:p>
          </table:table-cell>
          <table:table-cell/>
          <table:table-cell office:value-type="string" calcext:value-type="string">
            <text:p>./archive_1/1744900605_228_Wide_Long/1744900605_228_Wide_Long_distance_data.json</text:p>
          </table:table-cell>
          <table:table-cell/>
          <table:table-cell office:value-type="string" calcext:value-type="string">
            <text:p>./archive_1/1744900605_228_Wide_Long/1744900605_228_Wide_Long_sound.wav</text:p>
          </table:table-cell>
        </table:table-row>
        <table:table-row table:style-name="ro1">
          <table:table-cell office:value-type="string" calcext:value-type="string">
            <text:p>./archive_1/1744908906_549_Wide_Long/1744908906_549_Wide_Long_angle_data.json</text:p>
          </table:table-cell>
          <table:table-cell/>
          <table:table-cell office:value-type="string" calcext:value-type="string">
            <text:p>./archive_1/1744908906_549_Wide_Long/1744908906_549_Wide_Long_distance_data.json</text:p>
          </table:table-cell>
          <table:table-cell/>
          <table:table-cell office:value-type="string" calcext:value-type="string">
            <text:p>./archive_1/1744908906_549_Wide_Long/1744908906_549_Wide_Long_sound.wav</text:p>
          </table:table-cell>
        </table:table-row>
        <table:table-row table:style-name="ro1">
          <table:table-cell office:value-type="string" calcext:value-type="string">
            <text:p>./archive_1/1744915842_862_Wide_Long/1744915842_862_Wide_Long_angle_data.json</text:p>
          </table:table-cell>
          <table:table-cell/>
          <table:table-cell office:value-type="string" calcext:value-type="string">
            <text:p>./archive_1/1744915842_862_Wide_Long/1744915842_862_Wide_Long_distance_data.json</text:p>
          </table:table-cell>
          <table:table-cell/>
          <table:table-cell office:value-type="string" calcext:value-type="string">
            <text:p>./archive_1/1744915842_862_Wide_Long/1744915842_862_Wide_Long_sound.wav</text:p>
          </table:table-cell>
        </table:table-row>
        <table:table-row table:style-name="ro1">
          <table:table-cell office:value-type="string" calcext:value-type="string">
            <text:p>./archive_1/1745515335_172_Wide_Long/1745515335_172_Wide_Long_angle_data.json</text:p>
          </table:table-cell>
          <table:table-cell/>
          <table:table-cell office:value-type="string" calcext:value-type="string">
            <text:p>./archive_1/1745515335_172_Wide_Long/1745515335_172_Wide_Long_distance_data.json</text:p>
          </table:table-cell>
          <table:table-cell/>
          <table:table-cell office:value-type="string" calcext:value-type="string">
            <text:p>./archive_1/1745515335_172_Wide_Long/1745515335_172_Wide_Long_sound.wav</text:p>
          </table:table-cell>
        </table:table-row>
        <table:table-row table:style-name="ro1">
          <table:table-cell office:value-type="string" calcext:value-type="string">
            <text:p>./archive_1/1745519854_481_Wide_Long/1745519854_481_Wide_Long_angle_data.json</text:p>
          </table:table-cell>
          <table:table-cell/>
          <table:table-cell office:value-type="string" calcext:value-type="string">
            <text:p>./archive_1/1745519854_481_Wide_Long/1745519854_481_Wide_Long_distance_data.json</text:p>
          </table:table-cell>
          <table:table-cell/>
          <table:table-cell office:value-type="string" calcext:value-type="string">
            <text:p>./archive_1/1745519854_481_Wide_Long/1745519854_481_Wide_Long_sound.wav</text:p>
          </table:table-cell>
        </table:table-row>
        <table:table-row table:style-name="ro1">
          <table:table-cell office:value-type="string" calcext:value-type="string">
            <text:p>./archive_1/1745522466_793_Wide_Long/1745522466_793_Wide_Long_angle_data.json</text:p>
          </table:table-cell>
          <table:table-cell/>
          <table:table-cell office:value-type="string" calcext:value-type="string">
            <text:p>./archive_1/1745522466_793_Wide_Long/1745522466_793_Wide_Long_distance_data.json</text:p>
          </table:table-cell>
          <table:table-cell/>
          <table:table-cell office:value-type="string" calcext:value-type="string">
            <text:p>./archive_1/1745522466_793_Wide_Long/1745522466_793_Wide_Long_sound.wav</text:p>
          </table:table-cell>
        </table:table-row>
        <table:table-row table:style-name="ro1">
          <table:table-cell office:value-type="string" calcext:value-type="string">
            <text:p>./archive_1/1745524392_1101_Wide_Long/1745524392_1101_Wide_Long_angle_data.json</text:p>
          </table:table-cell>
          <table:table-cell/>
          <table:table-cell office:value-type="string" calcext:value-type="string">
            <text:p>./archive_1/1745524392_1101_Wide_Long/1745524392_1101_Wide_Long_distance_data.json</text:p>
          </table:table-cell>
          <table:table-cell/>
          <table:table-cell office:value-type="string" calcext:value-type="string">
            <text:p>./archive_1/1745524392_1101_Wide_Long/1745524392_1101_Wide_Long_sound.wav</text:p>
          </table:table-cell>
        </table:table-row>
        <table:table-row table:style-name="ro1">
          <table:table-cell office:value-type="string" calcext:value-type="string">
            <text:p>./archive_1/1745526693_1411_Wide_Long/1745526693_1411_Wide_Long_angle_data.json</text:p>
          </table:table-cell>
          <table:table-cell/>
          <table:table-cell office:value-type="string" calcext:value-type="string">
            <text:p>./archive_1/1745526693_1411_Wide_Long/1745526693_1411_Wide_Long_distance_data.json</text:p>
          </table:table-cell>
          <table:table-cell/>
          <table:table-cell office:value-type="string" calcext:value-type="string">
            <text:p>./archive_1/1745526693_1411_Wide_Long/1745526693_1411_Wide_Long_sound.wav</text:p>
          </table:table-cell>
        </table:table-row>
        <table:table-row table:style-name="ro1">
          <table:table-cell office:value-type="string" calcext:value-type="string">
            <text:p>./archive_1/1744900625_229_Wide_Long/1744900625_229_Wide_Long_angle_data.json</text:p>
          </table:table-cell>
          <table:table-cell/>
          <table:table-cell office:value-type="string" calcext:value-type="string">
            <text:p>./archive_1/1744900625_229_Wide_Long/1744900625_229_Wide_Long_distance_data.json</text:p>
          </table:table-cell>
          <table:table-cell/>
          <table:table-cell office:value-type="string" calcext:value-type="string">
            <text:p>./archive_1/1744900625_229_Wide_Long/1744900625_229_Wide_Long_sound.wav</text:p>
          </table:table-cell>
        </table:table-row>
        <table:table-row table:style-name="ro1">
          <table:table-cell office:value-type="string" calcext:value-type="string">
            <text:p>./archive_1/1744908929_550_Wide_Long/1744908929_550_Wide_Long_angle_data.json</text:p>
          </table:table-cell>
          <table:table-cell/>
          <table:table-cell office:value-type="string" calcext:value-type="string">
            <text:p>./archive_1/1744908929_550_Wide_Long/1744908929_550_Wide_Long_distance_data.json</text:p>
          </table:table-cell>
          <table:table-cell/>
          <table:table-cell office:value-type="string" calcext:value-type="string">
            <text:p>./archive_1/1744908929_550_Wide_Long/1744908929_550_Wide_Long_sound.wav</text:p>
          </table:table-cell>
        </table:table-row>
        <table:table-row table:style-name="ro1">
          <table:table-cell office:value-type="string" calcext:value-type="string">
            <text:p>./archive_1/1744915863_863_Wide_Long/1744915863_863_Wide_Long_angle_data.json</text:p>
          </table:table-cell>
          <table:table-cell/>
          <table:table-cell office:value-type="string" calcext:value-type="string">
            <text:p>./archive_1/1744915863_863_Wide_Long/1744915863_863_Wide_Long_distance_data.json</text:p>
          </table:table-cell>
          <table:table-cell/>
          <table:table-cell office:value-type="string" calcext:value-type="string">
            <text:p>./archive_1/1744915863_863_Wide_Long/1744915863_863_Wide_Long_sound.wav</text:p>
          </table:table-cell>
        </table:table-row>
        <table:table-row table:style-name="ro1">
          <table:table-cell office:value-type="string" calcext:value-type="string">
            <text:p>./archive_1/1745515349_173_Wide_Long/1745515349_173_Wide_Long_angle_data.json</text:p>
          </table:table-cell>
          <table:table-cell/>
          <table:table-cell office:value-type="string" calcext:value-type="string">
            <text:p>./archive_1/1745515349_173_Wide_Long/1745515349_173_Wide_Long_distance_data.json</text:p>
          </table:table-cell>
          <table:table-cell/>
          <table:table-cell office:value-type="string" calcext:value-type="string">
            <text:p>./archive_1/1745515349_173_Wide_Long/1745515349_173_Wide_Long_sound.wav</text:p>
          </table:table-cell>
        </table:table-row>
        <table:table-row table:style-name="ro1">
          <table:table-cell office:value-type="string" calcext:value-type="string">
            <text:p>./archive_1/1745519858_482_Wide_Long/1745519858_482_Wide_Long_angle_data.json</text:p>
          </table:table-cell>
          <table:table-cell/>
          <table:table-cell office:value-type="string" calcext:value-type="string">
            <text:p>./archive_1/1745519858_482_Wide_Long/1745519858_482_Wide_Long_distance_data.json</text:p>
          </table:table-cell>
          <table:table-cell/>
          <table:table-cell office:value-type="string" calcext:value-type="string">
            <text:p>./archive_1/1745519858_482_Wide_Long/1745519858_482_Wide_Long_sound.wav</text:p>
          </table:table-cell>
        </table:table-row>
        <table:table-row table:style-name="ro1">
          <table:table-cell office:value-type="string" calcext:value-type="string">
            <text:p>./archive_1/1745522470_794_Wide_Long/1745522470_794_Wide_Long_angle_data.json</text:p>
          </table:table-cell>
          <table:table-cell/>
          <table:table-cell office:value-type="string" calcext:value-type="string">
            <text:p>./archive_1/1745522470_794_Wide_Long/1745522470_794_Wide_Long_distance_data.json</text:p>
          </table:table-cell>
          <table:table-cell/>
          <table:table-cell office:value-type="string" calcext:value-type="string">
            <text:p>./archive_1/1745522470_794_Wide_Long/1745522470_794_Wide_Long_sound.wav</text:p>
          </table:table-cell>
        </table:table-row>
        <table:table-row table:style-name="ro1">
          <table:table-cell office:value-type="string" calcext:value-type="string">
            <text:p>./archive_1/1745524397_1102_Wide_Long/1745524397_1102_Wide_Long_angle_data.json</text:p>
          </table:table-cell>
          <table:table-cell/>
          <table:table-cell office:value-type="string" calcext:value-type="string">
            <text:p>./archive_1/1745524397_1102_Wide_Long/1745524397_1102_Wide_Long_distance_data.json</text:p>
          </table:table-cell>
          <table:table-cell/>
          <table:table-cell office:value-type="string" calcext:value-type="string">
            <text:p>./archive_1/1745524397_1102_Wide_Long/1745524397_1102_Wide_Long_sound.wav</text:p>
          </table:table-cell>
        </table:table-row>
        <table:table-row table:style-name="ro1">
          <table:table-cell office:value-type="string" calcext:value-type="string">
            <text:p>./archive_1/1745526698_1412_Wide_Long/1745526698_1412_Wide_Long_angle_data.json</text:p>
          </table:table-cell>
          <table:table-cell/>
          <table:table-cell office:value-type="string" calcext:value-type="string">
            <text:p>./archive_1/1745526698_1412_Wide_Long/1745526698_1412_Wide_Long_distance_data.json</text:p>
          </table:table-cell>
          <table:table-cell/>
          <table:table-cell office:value-type="string" calcext:value-type="string">
            <text:p>./archive_1/1745526698_1412_Wide_Long/1745526698_1412_Wide_Long_sound.wav</text:p>
          </table:table-cell>
        </table:table-row>
        <table:table-row table:style-name="ro1">
          <table:table-cell office:value-type="string" calcext:value-type="string">
            <text:p>./archive_1/1744900644_230_Wide_Long/1744900644_230_Wide_Long_angle_data.json</text:p>
          </table:table-cell>
          <table:table-cell/>
          <table:table-cell office:value-type="string" calcext:value-type="string">
            <text:p>./archive_1/1744900644_230_Wide_Long/1744900644_230_Wide_Long_distance_data.json</text:p>
          </table:table-cell>
          <table:table-cell/>
          <table:table-cell office:value-type="string" calcext:value-type="string">
            <text:p>./archive_1/1744900644_230_Wide_Long/1744900644_230_Wide_Long_sound.wav</text:p>
          </table:table-cell>
        </table:table-row>
        <table:table-row table:style-name="ro1">
          <table:table-cell office:value-type="string" calcext:value-type="string">
            <text:p>./archive_1/1744908953_551_Wide_Long/1744908953_551_Wide_Long_angle_data.json</text:p>
          </table:table-cell>
          <table:table-cell/>
          <table:table-cell office:value-type="string" calcext:value-type="string">
            <text:p>./archive_1/1744908953_551_Wide_Long/1744908953_551_Wide_Long_distance_data.json</text:p>
          </table:table-cell>
          <table:table-cell/>
          <table:table-cell office:value-type="string" calcext:value-type="string">
            <text:p>./archive_1/1744908953_551_Wide_Long/1744908953_551_Wide_Long_sound.wav</text:p>
          </table:table-cell>
        </table:table-row>
        <table:table-row table:style-name="ro1">
          <table:table-cell office:value-type="string" calcext:value-type="string">
            <text:p>./archive_1/1744915883_864_Wide_Long/1744915883_864_Wide_Long_angle_data.json</text:p>
          </table:table-cell>
          <table:table-cell/>
          <table:table-cell office:value-type="string" calcext:value-type="string">
            <text:p>./archive_1/1744915883_864_Wide_Long/1744915883_864_Wide_Long_distance_data.json</text:p>
          </table:table-cell>
          <table:table-cell/>
          <table:table-cell office:value-type="string" calcext:value-type="string">
            <text:p>./archive_1/1744915883_864_Wide_Long/1744915883_864_Wide_Long_sound.wav</text:p>
          </table:table-cell>
        </table:table-row>
        <table:table-row table:style-name="ro1">
          <table:table-cell office:value-type="string" calcext:value-type="string">
            <text:p>./archive_1/1745515356_174_Wide_Long/1745515356_174_Wide_Long_angle_data.json</text:p>
          </table:table-cell>
          <table:table-cell/>
          <table:table-cell office:value-type="string" calcext:value-type="string">
            <text:p>./archive_1/1745515356_174_Wide_Long/1745515356_174_Wide_Long_distance_data.json</text:p>
          </table:table-cell>
          <table:table-cell/>
          <table:table-cell office:value-type="string" calcext:value-type="string">
            <text:p>./archive_1/1745515356_174_Wide_Long/1745515356_174_Wide_Long_sound.wav</text:p>
          </table:table-cell>
        </table:table-row>
        <table:table-row table:style-name="ro1">
          <table:table-cell office:value-type="string" calcext:value-type="string">
            <text:p>./archive_1/1745519864_483_Wide_Long/1745519864_483_Wide_Long_angle_data.json</text:p>
          </table:table-cell>
          <table:table-cell/>
          <table:table-cell office:value-type="string" calcext:value-type="string">
            <text:p>./archive_1/1745519864_483_Wide_Long/1745519864_483_Wide_Long_distance_data.json</text:p>
          </table:table-cell>
          <table:table-cell/>
          <table:table-cell office:value-type="string" calcext:value-type="string">
            <text:p>./archive_1/1745519864_483_Wide_Long/1745519864_483_Wide_Long_sound.wav</text:p>
          </table:table-cell>
        </table:table-row>
        <table:table-row table:style-name="ro1">
          <table:table-cell office:value-type="string" calcext:value-type="string">
            <text:p>./archive_1/1745522475_795_Wide_Long/1745522475_795_Wide_Long_angle_data.json</text:p>
          </table:table-cell>
          <table:table-cell/>
          <table:table-cell office:value-type="string" calcext:value-type="string">
            <text:p>./archive_1/1745522475_795_Wide_Long/1745522475_795_Wide_Long_distance_data.json</text:p>
          </table:table-cell>
          <table:table-cell/>
          <table:table-cell office:value-type="string" calcext:value-type="string">
            <text:p>./archive_1/1745522475_795_Wide_Long/1745522475_795_Wide_Long_sound.wav</text:p>
          </table:table-cell>
        </table:table-row>
        <table:table-row table:style-name="ro1">
          <table:table-cell office:value-type="string" calcext:value-type="string">
            <text:p>./archive_1/1745524402_1103_Wide_Long/1745524402_1103_Wide_Long_angle_data.json</text:p>
          </table:table-cell>
          <table:table-cell/>
          <table:table-cell office:value-type="string" calcext:value-type="string">
            <text:p>./archive_1/1745524402_1103_Wide_Long/1745524402_1103_Wide_Long_distance_data.json</text:p>
          </table:table-cell>
          <table:table-cell/>
          <table:table-cell office:value-type="string" calcext:value-type="string">
            <text:p>./archive_1/1745524402_1103_Wide_Long/1745524402_1103_Wide_Long_sound.wav</text:p>
          </table:table-cell>
        </table:table-row>
        <table:table-row table:style-name="ro1">
          <table:table-cell office:value-type="string" calcext:value-type="string">
            <text:p>./archive_1/1745526702_1413_Wide_Long/1745526702_1413_Wide_Long_angle_data.json</text:p>
          </table:table-cell>
          <table:table-cell/>
          <table:table-cell office:value-type="string" calcext:value-type="string">
            <text:p>./archive_1/1745526702_1413_Wide_Long/1745526702_1413_Wide_Long_distance_data.json</text:p>
          </table:table-cell>
          <table:table-cell/>
          <table:table-cell office:value-type="string" calcext:value-type="string">
            <text:p>./archive_1/1745526702_1413_Wide_Long/1745526702_1413_Wide_Long_sound.wav</text:p>
          </table:table-cell>
        </table:table-row>
        <table:table-row table:style-name="ro1">
          <table:table-cell office:value-type="string" calcext:value-type="string">
            <text:p>./archive_1/1744900663_231_Wide_Long/1744900663_231_Wide_Long_angle_data.json</text:p>
          </table:table-cell>
          <table:table-cell/>
          <table:table-cell office:value-type="string" calcext:value-type="string">
            <text:p>./archive_1/1744900663_231_Wide_Long/1744900663_231_Wide_Long_distance_data.json</text:p>
          </table:table-cell>
          <table:table-cell/>
          <table:table-cell office:value-type="string" calcext:value-type="string">
            <text:p>./archive_1/1744900663_231_Wide_Long/1744900663_231_Wide_Long_sound.wav</text:p>
          </table:table-cell>
        </table:table-row>
        <table:table-row table:style-name="ro1">
          <table:table-cell office:value-type="string" calcext:value-type="string">
            <text:p>./archive_1/1744908973_552_Wide_Long/1744908973_552_Wide_Long_angle_data.json</text:p>
          </table:table-cell>
          <table:table-cell/>
          <table:table-cell office:value-type="string" calcext:value-type="string">
            <text:p>./archive_1/1744908973_552_Wide_Long/1744908973_552_Wide_Long_distance_data.json</text:p>
          </table:table-cell>
          <table:table-cell/>
          <table:table-cell office:value-type="string" calcext:value-type="string">
            <text:p>./archive_1/1744908973_552_Wide_Long/1744908973_552_Wide_Long_sound.wav</text:p>
          </table:table-cell>
        </table:table-row>
        <table:table-row table:style-name="ro1">
          <table:table-cell office:value-type="string" calcext:value-type="string">
            <text:p>./archive_1/1744915903_865_Wide_Long/1744915903_865_Wide_Long_angle_data.json</text:p>
          </table:table-cell>
          <table:table-cell/>
          <table:table-cell office:value-type="string" calcext:value-type="string">
            <text:p>./archive_1/1744915903_865_Wide_Long/1744915903_865_Wide_Long_distance_data.json</text:p>
          </table:table-cell>
          <table:table-cell/>
          <table:table-cell office:value-type="string" calcext:value-type="string">
            <text:p>./archive_1/1744915903_865_Wide_Long/1744915903_865_Wide_Long_sound.wav</text:p>
          </table:table-cell>
        </table:table-row>
        <table:table-row table:style-name="ro1">
          <table:table-cell office:value-type="string" calcext:value-type="string">
            <text:p>./archive_1/1745515361_175_Wide_Long/1745515361_175_Wide_Long_angle_data.json</text:p>
          </table:table-cell>
          <table:table-cell/>
          <table:table-cell office:value-type="string" calcext:value-type="string">
            <text:p>./archive_1/1745515361_175_Wide_Long/1745515361_175_Wide_Long_distance_data.json</text:p>
          </table:table-cell>
          <table:table-cell/>
          <table:table-cell office:value-type="string" calcext:value-type="string">
            <text:p>./archive_1/1745515361_175_Wide_Long/1745515361_175_Wide_Long_sound.wav</text:p>
          </table:table-cell>
        </table:table-row>
        <table:table-row table:style-name="ro1">
          <table:table-cell office:value-type="string" calcext:value-type="string">
            <text:p>./archive_1/1745519872_484_Wide_Long/1745519872_484_Wide_Long_angle_data.json</text:p>
          </table:table-cell>
          <table:table-cell/>
          <table:table-cell office:value-type="string" calcext:value-type="string">
            <text:p>./archive_1/1745519872_484_Wide_Long/1745519872_484_Wide_Long_distance_data.json</text:p>
          </table:table-cell>
          <table:table-cell/>
          <table:table-cell office:value-type="string" calcext:value-type="string">
            <text:p>./archive_1/1745519872_484_Wide_Long/1745519872_484_Wide_Long_sound.wav</text:p>
          </table:table-cell>
        </table:table-row>
        <table:table-row table:style-name="ro1">
          <table:table-cell office:value-type="string" calcext:value-type="string">
            <text:p>./archive_1/1745522479_796_Wide_Long/1745522479_796_Wide_Long_angle_data.json</text:p>
          </table:table-cell>
          <table:table-cell/>
          <table:table-cell office:value-type="string" calcext:value-type="string">
            <text:p>./archive_1/1745522479_796_Wide_Long/1745522479_796_Wide_Long_distance_data.json</text:p>
          </table:table-cell>
          <table:table-cell/>
          <table:table-cell office:value-type="string" calcext:value-type="string">
            <text:p>./archive_1/1745522479_796_Wide_Long/1745522479_796_Wide_Long_sound.wav</text:p>
          </table:table-cell>
        </table:table-row>
        <table:table-row table:style-name="ro1">
          <table:table-cell office:value-type="string" calcext:value-type="string">
            <text:p>./archive_1/1745524406_1104_Wide_Long/1745524406_1104_Wide_Long_angle_data.json</text:p>
          </table:table-cell>
          <table:table-cell/>
          <table:table-cell office:value-type="string" calcext:value-type="string">
            <text:p>./archive_1/1745524406_1104_Wide_Long/1745524406_1104_Wide_Long_distance_data.json</text:p>
          </table:table-cell>
          <table:table-cell/>
          <table:table-cell office:value-type="string" calcext:value-type="string">
            <text:p>./archive_1/1745524406_1104_Wide_Long/1745524406_1104_Wide_Long_sound.wav</text:p>
          </table:table-cell>
        </table:table-row>
        <table:table-row table:style-name="ro1">
          <table:table-cell office:value-type="string" calcext:value-type="string">
            <text:p>./archive_1/1745526707_1414_Wide_Long/1745526707_1414_Wide_Long_angle_data.json</text:p>
          </table:table-cell>
          <table:table-cell/>
          <table:table-cell office:value-type="string" calcext:value-type="string">
            <text:p>./archive_1/1745526707_1414_Wide_Long/1745526707_1414_Wide_Long_distance_data.json</text:p>
          </table:table-cell>
          <table:table-cell/>
          <table:table-cell office:value-type="string" calcext:value-type="string">
            <text:p>./archive_1/1745526707_1414_Wide_Long/1745526707_1414_Wide_Long_sound.wav</text:p>
          </table:table-cell>
        </table:table-row>
        <table:table-row table:style-name="ro1">
          <table:table-cell office:value-type="string" calcext:value-type="string">
            <text:p>./archive_1/1744900681_232_Wide_Long/1744900681_232_Wide_Long_angle_data.json</text:p>
          </table:table-cell>
          <table:table-cell/>
          <table:table-cell office:value-type="string" calcext:value-type="string">
            <text:p>./archive_1/1744900681_232_Wide_Long/1744900681_232_Wide_Long_distance_data.json</text:p>
          </table:table-cell>
          <table:table-cell/>
          <table:table-cell office:value-type="string" calcext:value-type="string">
            <text:p>./archive_1/1744900681_232_Wide_Long/1744900681_232_Wide_Long_sound.wav</text:p>
          </table:table-cell>
        </table:table-row>
        <table:table-row table:style-name="ro1">
          <table:table-cell office:value-type="string" calcext:value-type="string">
            <text:p>./archive_1/1744908993_553_Wide_Long/1744908993_553_Wide_Long_angle_data.json</text:p>
          </table:table-cell>
          <table:table-cell/>
          <table:table-cell office:value-type="string" calcext:value-type="string">
            <text:p>./archive_1/1744908993_553_Wide_Long/1744908993_553_Wide_Long_distance_data.json</text:p>
          </table:table-cell>
          <table:table-cell/>
          <table:table-cell office:value-type="string" calcext:value-type="string">
            <text:p>./archive_1/1744908993_553_Wide_Long/1744908993_553_Wide_Long_sound.wav</text:p>
          </table:table-cell>
        </table:table-row>
        <table:table-row table:style-name="ro1">
          <table:table-cell office:value-type="string" calcext:value-type="string">
            <text:p>./archive_1/1744915924_866_Wide_Long/1744915924_866_Wide_Long_angle_data.json</text:p>
          </table:table-cell>
          <table:table-cell/>
          <table:table-cell office:value-type="string" calcext:value-type="string">
            <text:p>./archive_1/1744915924_866_Wide_Long/1744915924_866_Wide_Long_distance_data.json</text:p>
          </table:table-cell>
          <table:table-cell/>
          <table:table-cell office:value-type="string" calcext:value-type="string">
            <text:p>./archive_1/1744915924_866_Wide_Long/1744915924_866_Wide_Long_sound.wav</text:p>
          </table:table-cell>
        </table:table-row>
        <table:table-row table:style-name="ro1">
          <table:table-cell office:value-type="string" calcext:value-type="string">
            <text:p>./archive_1/1745515366_176_Wide_Long/1745515366_176_Wide_Long_angle_data.json</text:p>
          </table:table-cell>
          <table:table-cell/>
          <table:table-cell office:value-type="string" calcext:value-type="string">
            <text:p>./archive_1/1745515366_176_Wide_Long/1745515366_176_Wide_Long_distance_data.json</text:p>
          </table:table-cell>
          <table:table-cell/>
          <table:table-cell office:value-type="string" calcext:value-type="string">
            <text:p>./archive_1/1745515366_176_Wide_Long/1745515366_176_Wide_Long_sound.wav</text:p>
          </table:table-cell>
        </table:table-row>
        <table:table-row table:style-name="ro1">
          <table:table-cell office:value-type="string" calcext:value-type="string">
            <text:p>./archive_1/1745519878_485_Wide_Long/1745519878_485_Wide_Long_angle_data.json</text:p>
          </table:table-cell>
          <table:table-cell/>
          <table:table-cell office:value-type="string" calcext:value-type="string">
            <text:p>./archive_1/1745519878_485_Wide_Long/1745519878_485_Wide_Long_distance_data.json</text:p>
          </table:table-cell>
          <table:table-cell/>
          <table:table-cell office:value-type="string" calcext:value-type="string">
            <text:p>./archive_1/1745519878_485_Wide_Long/1745519878_485_Wide_Long_sound.wav</text:p>
          </table:table-cell>
        </table:table-row>
        <table:table-row table:style-name="ro1">
          <table:table-cell office:value-type="string" calcext:value-type="string">
            <text:p>./archive_1/1745522484_797_Wide_Long/1745522484_797_Wide_Long_angle_data.json</text:p>
          </table:table-cell>
          <table:table-cell/>
          <table:table-cell office:value-type="string" calcext:value-type="string">
            <text:p>./archive_1/1745522484_797_Wide_Long/1745522484_797_Wide_Long_distance_data.json</text:p>
          </table:table-cell>
          <table:table-cell/>
          <table:table-cell office:value-type="string" calcext:value-type="string">
            <text:p>./archive_1/1745522484_797_Wide_Long/1745522484_797_Wide_Long_sound.wav</text:p>
          </table:table-cell>
        </table:table-row>
        <table:table-row table:style-name="ro1">
          <table:table-cell office:value-type="string" calcext:value-type="string">
            <text:p>./archive_1/1745524410_1105_Wide_Long/1745524410_1105_Wide_Long_angle_data.json</text:p>
          </table:table-cell>
          <table:table-cell/>
          <table:table-cell office:value-type="string" calcext:value-type="string">
            <text:p>./archive_1/1745524410_1105_Wide_Long/1745524410_1105_Wide_Long_distance_data.json</text:p>
          </table:table-cell>
          <table:table-cell/>
          <table:table-cell office:value-type="string" calcext:value-type="string">
            <text:p>./archive_1/1745524410_1105_Wide_Long/1745524410_1105_Wide_Long_sound.wav</text:p>
          </table:table-cell>
        </table:table-row>
        <table:table-row table:style-name="ro1">
          <table:table-cell office:value-type="string" calcext:value-type="string">
            <text:p>./archive_1/1745526712_1415_Wide_Long/1745526712_1415_Wide_Long_angle_data.json</text:p>
          </table:table-cell>
          <table:table-cell/>
          <table:table-cell office:value-type="string" calcext:value-type="string">
            <text:p>./archive_1/1745526712_1415_Wide_Long/1745526712_1415_Wide_Long_distance_data.json</text:p>
          </table:table-cell>
          <table:table-cell/>
          <table:table-cell office:value-type="string" calcext:value-type="string">
            <text:p>./archive_1/1745526712_1415_Wide_Long/1745526712_1415_Wide_Long_sound.wav</text:p>
          </table:table-cell>
        </table:table-row>
        <table:table-row table:style-name="ro1">
          <table:table-cell office:value-type="string" calcext:value-type="string">
            <text:p>./archive_1/1744900700_233_Wide_Long/1744900700_233_Wide_Long_angle_data.json</text:p>
          </table:table-cell>
          <table:table-cell/>
          <table:table-cell office:value-type="string" calcext:value-type="string">
            <text:p>./archive_1/1744900700_233_Wide_Long/1744900700_233_Wide_Long_distance_data.json</text:p>
          </table:table-cell>
          <table:table-cell/>
          <table:table-cell office:value-type="string" calcext:value-type="string">
            <text:p>./archive_1/1744900700_233_Wide_Long/1744900700_233_Wide_Long_sound.wav</text:p>
          </table:table-cell>
        </table:table-row>
        <table:table-row table:style-name="ro1">
          <table:table-cell office:value-type="string" calcext:value-type="string">
            <text:p>./archive_1/1744909014_554_Wide_Long/1744909014_554_Wide_Long_angle_data.json</text:p>
          </table:table-cell>
          <table:table-cell/>
          <table:table-cell office:value-type="string" calcext:value-type="string">
            <text:p>./archive_1/1744909014_554_Wide_Long/1744909014_554_Wide_Long_distance_data.json</text:p>
          </table:table-cell>
          <table:table-cell/>
          <table:table-cell office:value-type="string" calcext:value-type="string">
            <text:p>./archive_1/1744909014_554_Wide_Long/1744909014_554_Wide_Long_sound.wav</text:p>
          </table:table-cell>
        </table:table-row>
        <table:table-row table:style-name="ro1">
          <table:table-cell office:value-type="string" calcext:value-type="string">
            <text:p>./archive_1/1744915943_867_Wide_Long/1744915943_867_Wide_Long_angle_data.json</text:p>
          </table:table-cell>
          <table:table-cell/>
          <table:table-cell office:value-type="string" calcext:value-type="string">
            <text:p>./archive_1/1744915943_867_Wide_Long/1744915943_867_Wide_Long_distance_data.json</text:p>
          </table:table-cell>
          <table:table-cell/>
          <table:table-cell office:value-type="string" calcext:value-type="string">
            <text:p>./archive_1/1744915943_867_Wide_Long/1744915943_867_Wide_Long_sound.wav</text:p>
          </table:table-cell>
        </table:table-row>
        <table:table-row table:style-name="ro1">
          <table:table-cell office:value-type="string" calcext:value-type="string">
            <text:p>./archive_1/1745515371_177_Wide_Long/1745515371_177_Wide_Long_angle_data.json</text:p>
          </table:table-cell>
          <table:table-cell/>
          <table:table-cell office:value-type="string" calcext:value-type="string">
            <text:p>./archive_1/1745515371_177_Wide_Long/1745515371_177_Wide_Long_distance_data.json</text:p>
          </table:table-cell>
          <table:table-cell/>
          <table:table-cell office:value-type="string" calcext:value-type="string">
            <text:p>./archive_1/1745515371_177_Wide_Long/1745515371_177_Wide_Long_sound.wav</text:p>
          </table:table-cell>
        </table:table-row>
        <table:table-row table:style-name="ro1">
          <table:table-cell office:value-type="string" calcext:value-type="string">
            <text:p>./archive_1/1745519883_486_Wide_Long/1745519883_486_Wide_Long_angle_data.json</text:p>
          </table:table-cell>
          <table:table-cell/>
          <table:table-cell office:value-type="string" calcext:value-type="string">
            <text:p>./archive_1/1745519883_486_Wide_Long/1745519883_486_Wide_Long_distance_data.json</text:p>
          </table:table-cell>
          <table:table-cell/>
          <table:table-cell office:value-type="string" calcext:value-type="string">
            <text:p>./archive_1/1745519883_486_Wide_Long/1745519883_486_Wide_Long_sound.wav</text:p>
          </table:table-cell>
        </table:table-row>
        <table:table-row table:style-name="ro1">
          <table:table-cell office:value-type="string" calcext:value-type="string">
            <text:p>./archive_1/1745522488_798_Wide_Long/1745522488_798_Wide_Long_angle_data.json</text:p>
          </table:table-cell>
          <table:table-cell/>
          <table:table-cell office:value-type="string" calcext:value-type="string">
            <text:p>./archive_1/1745522488_798_Wide_Long/1745522488_798_Wide_Long_distance_data.json</text:p>
          </table:table-cell>
          <table:table-cell/>
          <table:table-cell office:value-type="string" calcext:value-type="string">
            <text:p>./archive_1/1745522488_798_Wide_Long/1745522488_798_Wide_Long_sound.wav</text:p>
          </table:table-cell>
        </table:table-row>
        <table:table-row table:style-name="ro1">
          <table:table-cell office:value-type="string" calcext:value-type="string">
            <text:p>./archive_1/1745524415_1106_Wide_Long/1745524415_1106_Wide_Long_angle_data.json</text:p>
          </table:table-cell>
          <table:table-cell/>
          <table:table-cell office:value-type="string" calcext:value-type="string">
            <text:p>./archive_1/1745524415_1106_Wide_Long/1745524415_1106_Wide_Long_distance_data.json</text:p>
          </table:table-cell>
          <table:table-cell/>
          <table:table-cell office:value-type="string" calcext:value-type="string">
            <text:p>./archive_1/1745524415_1106_Wide_Long/1745524415_1106_Wide_Long_sound.wav</text:p>
          </table:table-cell>
        </table:table-row>
        <table:table-row table:style-name="ro1">
          <table:table-cell office:value-type="string" calcext:value-type="string">
            <text:p>./archive_1/1745526717_1416_Wide_Long/1745526717_1416_Wide_Long_angle_data.json</text:p>
          </table:table-cell>
          <table:table-cell/>
          <table:table-cell office:value-type="string" calcext:value-type="string">
            <text:p>./archive_1/1745526717_1416_Wide_Long/1745526717_1416_Wide_Long_distance_data.json</text:p>
          </table:table-cell>
          <table:table-cell/>
          <table:table-cell office:value-type="string" calcext:value-type="string">
            <text:p>./archive_1/1745526717_1416_Wide_Long/1745526717_1416_Wide_Long_sound.wav</text:p>
          </table:table-cell>
        </table:table-row>
        <table:table-row table:style-name="ro1">
          <table:table-cell office:value-type="string" calcext:value-type="string">
            <text:p>./archive_1/1744900747_235_Wide_Long/1744900747_235_Wide_Long_angle_data.json</text:p>
          </table:table-cell>
          <table:table-cell/>
          <table:table-cell office:value-type="string" calcext:value-type="string">
            <text:p>./archive_1/1744900747_235_Wide_Long/1744900747_235_Wide_Long_distance_data.json</text:p>
          </table:table-cell>
          <table:table-cell/>
          <table:table-cell office:value-type="string" calcext:value-type="string">
            <text:p>./archive_1/1744900747_235_Wide_Long/1744900747_235_Wide_Long_sound.wav</text:p>
          </table:table-cell>
        </table:table-row>
        <table:table-row table:style-name="ro1">
          <table:table-cell office:value-type="string" calcext:value-type="string">
            <text:p>./archive_1/1744909033_555_Wide_Long/1744909033_555_Wide_Long_angle_data.json</text:p>
          </table:table-cell>
          <table:table-cell/>
          <table:table-cell office:value-type="string" calcext:value-type="string">
            <text:p>./archive_1/1744909033_555_Wide_Long/1744909033_555_Wide_Long_distance_data.json</text:p>
          </table:table-cell>
          <table:table-cell/>
          <table:table-cell office:value-type="string" calcext:value-type="string">
            <text:p>./archive_1/1744909033_555_Wide_Long/1744909033_555_Wide_Long_sound.wav</text:p>
          </table:table-cell>
        </table:table-row>
        <table:table-row table:style-name="ro1">
          <table:table-cell office:value-type="string" calcext:value-type="string">
            <text:p>./archive_1/1744915963_868_Wide_Long/1744915963_868_Wide_Long_angle_data.json</text:p>
          </table:table-cell>
          <table:table-cell/>
          <table:table-cell office:value-type="string" calcext:value-type="string">
            <text:p>./archive_1/1744915963_868_Wide_Long/1744915963_868_Wide_Long_distance_data.json</text:p>
          </table:table-cell>
          <table:table-cell/>
          <table:table-cell office:value-type="string" calcext:value-type="string">
            <text:p>./archive_1/1744915963_868_Wide_Long/1744915963_868_Wide_Long_sound.wav</text:p>
          </table:table-cell>
        </table:table-row>
        <table:table-row table:style-name="ro1">
          <table:table-cell office:value-type="string" calcext:value-type="string">
            <text:p>./archive_1/1745515377_178_Wide_Long/1745515377_178_Wide_Long_angle_data.json</text:p>
          </table:table-cell>
          <table:table-cell/>
          <table:table-cell office:value-type="string" calcext:value-type="string">
            <text:p>./archive_1/1745515377_178_Wide_Long/1745515377_178_Wide_Long_distance_data.json</text:p>
          </table:table-cell>
          <table:table-cell/>
          <table:table-cell office:value-type="string" calcext:value-type="string">
            <text:p>./archive_1/1745515377_178_Wide_Long/1745515377_178_Wide_Long_sound.wav</text:p>
          </table:table-cell>
        </table:table-row>
        <table:table-row table:style-name="ro1">
          <table:table-cell office:value-type="string" calcext:value-type="string">
            <text:p>./archive_1/1745519888_487_Wide_Long/1745519888_487_Wide_Long_angle_data.json</text:p>
          </table:table-cell>
          <table:table-cell/>
          <table:table-cell office:value-type="string" calcext:value-type="string">
            <text:p>./archive_1/1745519888_487_Wide_Long/1745519888_487_Wide_Long_distance_data.json</text:p>
          </table:table-cell>
          <table:table-cell/>
          <table:table-cell office:value-type="string" calcext:value-type="string">
            <text:p>./archive_1/1745519888_487_Wide_Long/1745519888_487_Wide_Long_sound.wav</text:p>
          </table:table-cell>
        </table:table-row>
        <table:table-row table:style-name="ro1">
          <table:table-cell office:value-type="string" calcext:value-type="string">
            <text:p>./archive_1/1745522493_799_Wide_Long/1745522493_799_Wide_Long_angle_data.json</text:p>
          </table:table-cell>
          <table:table-cell/>
          <table:table-cell office:value-type="string" calcext:value-type="string">
            <text:p>./archive_1/1745522493_799_Wide_Long/1745522493_799_Wide_Long_distance_data.json</text:p>
          </table:table-cell>
          <table:table-cell/>
          <table:table-cell office:value-type="string" calcext:value-type="string">
            <text:p>./archive_1/1745522493_799_Wide_Long/1745522493_799_Wide_Long_sound.wav</text:p>
          </table:table-cell>
        </table:table-row>
        <table:table-row table:style-name="ro1">
          <table:table-cell office:value-type="string" calcext:value-type="string">
            <text:p>./archive_1/1745524419_1107_Wide_Long/1745524419_1107_Wide_Long_angle_data.json</text:p>
          </table:table-cell>
          <table:table-cell/>
          <table:table-cell office:value-type="string" calcext:value-type="string">
            <text:p>./archive_1/1745524419_1107_Wide_Long/1745524419_1107_Wide_Long_distance_data.json</text:p>
          </table:table-cell>
          <table:table-cell/>
          <table:table-cell office:value-type="string" calcext:value-type="string">
            <text:p>./archive_1/1745524419_1107_Wide_Long/1745524419_1107_Wide_Long_sound.wav</text:p>
          </table:table-cell>
        </table:table-row>
        <table:table-row table:style-name="ro1">
          <table:table-cell office:value-type="string" calcext:value-type="string">
            <text:p>./archive_1/1745526721_1417_Wide_Long/1745526721_1417_Wide_Long_angle_data.json</text:p>
          </table:table-cell>
          <table:table-cell/>
          <table:table-cell office:value-type="string" calcext:value-type="string">
            <text:p>./archive_1/1745526721_1417_Wide_Long/1745526721_1417_Wide_Long_distance_data.json</text:p>
          </table:table-cell>
          <table:table-cell/>
          <table:table-cell office:value-type="string" calcext:value-type="string">
            <text:p>./archive_1/1745526721_1417_Wide_Long/1745526721_1417_Wide_Long_sound.wav</text:p>
          </table:table-cell>
        </table:table-row>
        <table:table-row table:style-name="ro1">
          <table:table-cell office:value-type="string" calcext:value-type="string">
            <text:p>./archive_1/1744900770_236_Wide_Long/1744900770_236_Wide_Long_angle_data.json</text:p>
          </table:table-cell>
          <table:table-cell/>
          <table:table-cell office:value-type="string" calcext:value-type="string">
            <text:p>./archive_1/1744900770_236_Wide_Long/1744900770_236_Wide_Long_distance_data.json</text:p>
          </table:table-cell>
          <table:table-cell/>
          <table:table-cell office:value-type="string" calcext:value-type="string">
            <text:p>./archive_1/1744900770_236_Wide_Long/1744900770_236_Wide_Long_sound.wav</text:p>
          </table:table-cell>
        </table:table-row>
        <table:table-row table:style-name="ro1">
          <table:table-cell office:value-type="string" calcext:value-type="string">
            <text:p>./archive_1/1744909052_556_Wide_Long/1744909052_556_Wide_Long_angle_data.json</text:p>
          </table:table-cell>
          <table:table-cell/>
          <table:table-cell office:value-type="string" calcext:value-type="string">
            <text:p>./archive_1/1744909052_556_Wide_Long/1744909052_556_Wide_Long_distance_data.json</text:p>
          </table:table-cell>
          <table:table-cell/>
          <table:table-cell office:value-type="string" calcext:value-type="string">
            <text:p>./archive_1/1744909052_556_Wide_Long/1744909052_556_Wide_Long_sound.wav</text:p>
          </table:table-cell>
        </table:table-row>
        <table:table-row table:style-name="ro1">
          <table:table-cell office:value-type="string" calcext:value-type="string">
            <text:p>./archive_1/1744915984_869_Wide_Long/1744915984_869_Wide_Long_angle_data.json</text:p>
          </table:table-cell>
          <table:table-cell/>
          <table:table-cell office:value-type="string" calcext:value-type="string">
            <text:p>./archive_1/1744915984_869_Wide_Long/1744915984_869_Wide_Long_distance_data.json</text:p>
          </table:table-cell>
          <table:table-cell/>
          <table:table-cell office:value-type="string" calcext:value-type="string">
            <text:p>./archive_1/1744915984_869_Wide_Long/1744915984_869_Wide_Long_sound.wav</text:p>
          </table:table-cell>
        </table:table-row>
        <table:table-row table:style-name="ro1">
          <table:table-cell office:value-type="string" calcext:value-type="string">
            <text:p>./archive_1/1745515394_179_Wide_Long/1745515394_179_Wide_Long_angle_data.json</text:p>
          </table:table-cell>
          <table:table-cell/>
          <table:table-cell office:value-type="string" calcext:value-type="string">
            <text:p>./archive_1/1745515394_179_Wide_Long/1745515394_179_Wide_Long_distance_data.json</text:p>
          </table:table-cell>
          <table:table-cell/>
          <table:table-cell office:value-type="string" calcext:value-type="string">
            <text:p>./archive_1/1745515394_179_Wide_Long/1745515394_179_Wide_Long_sound.wav</text:p>
          </table:table-cell>
        </table:table-row>
        <table:table-row table:style-name="ro1">
          <table:table-cell office:value-type="string" calcext:value-type="string">
            <text:p>./archive_1/1745519893_488_Wide_Long/1745519893_488_Wide_Long_angle_data.json</text:p>
          </table:table-cell>
          <table:table-cell/>
          <table:table-cell office:value-type="string" calcext:value-type="string">
            <text:p>./archive_1/1745519893_488_Wide_Long/1745519893_488_Wide_Long_distance_data.json</text:p>
          </table:table-cell>
          <table:table-cell/>
          <table:table-cell office:value-type="string" calcext:value-type="string">
            <text:p>./archive_1/1745519893_488_Wide_Long/1745519893_488_Wide_Long_sound.wav</text:p>
          </table:table-cell>
        </table:table-row>
        <table:table-row table:style-name="ro1">
          <table:table-cell office:value-type="string" calcext:value-type="string">
            <text:p>./archive_1/1745522498_800_Wide_Long/1745522498_800_Wide_Long_angle_data.json</text:p>
          </table:table-cell>
          <table:table-cell/>
          <table:table-cell office:value-type="string" calcext:value-type="string">
            <text:p>./archive_1/1745522498_800_Wide_Long/1745522498_800_Wide_Long_distance_data.json</text:p>
          </table:table-cell>
          <table:table-cell/>
          <table:table-cell office:value-type="string" calcext:value-type="string">
            <text:p>./archive_1/1745522498_800_Wide_Long/1745522498_800_Wide_Long_sound.wav</text:p>
          </table:table-cell>
        </table:table-row>
        <table:table-row table:style-name="ro1">
          <table:table-cell office:value-type="string" calcext:value-type="string">
            <text:p>./archive_1/1745524423_1108_Wide_Long/1745524423_1108_Wide_Long_angle_data.json</text:p>
          </table:table-cell>
          <table:table-cell/>
          <table:table-cell office:value-type="string" calcext:value-type="string">
            <text:p>./archive_1/1745524423_1108_Wide_Long/1745524423_1108_Wide_Long_distance_data.json</text:p>
          </table:table-cell>
          <table:table-cell/>
          <table:table-cell office:value-type="string" calcext:value-type="string">
            <text:p>./archive_1/1745524423_1108_Wide_Long/1745524423_1108_Wide_Long_sound.wav</text:p>
          </table:table-cell>
        </table:table-row>
        <table:table-row table:style-name="ro1">
          <table:table-cell office:value-type="string" calcext:value-type="string">
            <text:p>./archive_1/1745526726_1418_Wide_Long/1745526726_1418_Wide_Long_angle_data.json</text:p>
          </table:table-cell>
          <table:table-cell/>
          <table:table-cell office:value-type="string" calcext:value-type="string">
            <text:p>./archive_1/1745526726_1418_Wide_Long/1745526726_1418_Wide_Long_distance_data.json</text:p>
          </table:table-cell>
          <table:table-cell/>
          <table:table-cell office:value-type="string" calcext:value-type="string">
            <text:p>./archive_1/1745526726_1418_Wide_Long/1745526726_1418_Wide_Long_sound.wav</text:p>
          </table:table-cell>
        </table:table-row>
        <table:table-row table:style-name="ro1">
          <table:table-cell office:value-type="string" calcext:value-type="string">
            <text:p>./archive_1/1744900789_237_Wide_Long/1744900789_237_Wide_Long_angle_data.json</text:p>
          </table:table-cell>
          <table:table-cell/>
          <table:table-cell office:value-type="string" calcext:value-type="string">
            <text:p>./archive_1/1744900789_237_Wide_Long/1744900789_237_Wide_Long_distance_data.json</text:p>
          </table:table-cell>
          <table:table-cell/>
          <table:table-cell office:value-type="string" calcext:value-type="string">
            <text:p>./archive_1/1744900789_237_Wide_Long/1744900789_237_Wide_Long_sound.wav</text:p>
          </table:table-cell>
        </table:table-row>
        <table:table-row table:style-name="ro1">
          <table:table-cell office:value-type="string" calcext:value-type="string">
            <text:p>./archive_1/1744909072_557_Wide_Long/1744909072_557_Wide_Long_angle_data.json</text:p>
          </table:table-cell>
          <table:table-cell/>
          <table:table-cell office:value-type="string" calcext:value-type="string">
            <text:p>./archive_1/1744909072_557_Wide_Long/1744909072_557_Wide_Long_distance_data.json</text:p>
          </table:table-cell>
          <table:table-cell/>
          <table:table-cell office:value-type="string" calcext:value-type="string">
            <text:p>./archive_1/1744909072_557_Wide_Long/1744909072_557_Wide_Long_sound.wav</text:p>
          </table:table-cell>
        </table:table-row>
        <table:table-row table:style-name="ro1">
          <table:table-cell office:value-type="string" calcext:value-type="string">
            <text:p>./archive_1/1744916004_870_Wide_Long/1744916004_870_Wide_Long_angle_data.json</text:p>
          </table:table-cell>
          <table:table-cell/>
          <table:table-cell office:value-type="string" calcext:value-type="string">
            <text:p>./archive_1/1744916004_870_Wide_Long/1744916004_870_Wide_Long_distance_data.json</text:p>
          </table:table-cell>
          <table:table-cell/>
          <table:table-cell office:value-type="string" calcext:value-type="string">
            <text:p>./archive_1/1744916004_870_Wide_Long/1744916004_870_Wide_Long_sound.wav</text:p>
          </table:table-cell>
        </table:table-row>
        <table:table-row table:style-name="ro1">
          <table:table-cell office:value-type="string" calcext:value-type="string">
            <text:p>./archive_1/1745515558_180_Wide_Long/1745515558_180_Wide_Long_angle_data.json</text:p>
          </table:table-cell>
          <table:table-cell/>
          <table:table-cell office:value-type="string" calcext:value-type="string">
            <text:p>./archive_1/1745515558_180_Wide_Long/1745515558_180_Wide_Long_distance_data.json</text:p>
          </table:table-cell>
          <table:table-cell/>
          <table:table-cell office:value-type="string" calcext:value-type="string">
            <text:p>./archive_1/1745515558_180_Wide_Long/1745515558_180_Wide_Long_sound.wav</text:p>
          </table:table-cell>
        </table:table-row>
        <table:table-row table:style-name="ro1">
          <table:table-cell office:value-type="string" calcext:value-type="string">
            <text:p>./archive_1/1745519898_489_Wide_Long/1745519898_489_Wide_Long_angle_data.json</text:p>
          </table:table-cell>
          <table:table-cell/>
          <table:table-cell office:value-type="string" calcext:value-type="string">
            <text:p>./archive_1/1745519898_489_Wide_Long/1745519898_489_Wide_Long_distance_data.json</text:p>
          </table:table-cell>
          <table:table-cell/>
          <table:table-cell office:value-type="string" calcext:value-type="string">
            <text:p>./archive_1/1745519898_489_Wide_Long/1745519898_489_Wide_Long_sound.wav</text:p>
          </table:table-cell>
        </table:table-row>
        <table:table-row table:style-name="ro1">
          <table:table-cell office:value-type="string" calcext:value-type="string">
            <text:p>./archive_1/1745522503_801_Wide_Long/1745522503_801_Wide_Long_angle_data.json</text:p>
          </table:table-cell>
          <table:table-cell/>
          <table:table-cell office:value-type="string" calcext:value-type="string">
            <text:p>./archive_1/1745522503_801_Wide_Long/1745522503_801_Wide_Long_distance_data.json</text:p>
          </table:table-cell>
          <table:table-cell/>
          <table:table-cell office:value-type="string" calcext:value-type="string">
            <text:p>./archive_1/1745522503_801_Wide_Long/1745522503_801_Wide_Long_sound.wav</text:p>
          </table:table-cell>
        </table:table-row>
        <table:table-row table:style-name="ro1">
          <table:table-cell office:value-type="string" calcext:value-type="string">
            <text:p>./archive_1/1745524428_1109_Wide_Long/1745524428_1109_Wide_Long_angle_data.json</text:p>
          </table:table-cell>
          <table:table-cell/>
          <table:table-cell office:value-type="string" calcext:value-type="string">
            <text:p>./archive_1/1745524428_1109_Wide_Long/1745524428_1109_Wide_Long_distance_data.json</text:p>
          </table:table-cell>
          <table:table-cell/>
          <table:table-cell office:value-type="string" calcext:value-type="string">
            <text:p>./archive_1/1745524428_1109_Wide_Long/1745524428_1109_Wide_Long_sound.wav</text:p>
          </table:table-cell>
        </table:table-row>
        <table:table-row table:style-name="ro1">
          <table:table-cell office:value-type="string" calcext:value-type="string">
            <text:p>./archive_1/1745526730_1419_Wide_Long/1745526730_1419_Wide_Long_angle_data.json</text:p>
          </table:table-cell>
          <table:table-cell/>
          <table:table-cell office:value-type="string" calcext:value-type="string">
            <text:p>./archive_1/1745526730_1419_Wide_Long/1745526730_1419_Wide_Long_distance_data.json</text:p>
          </table:table-cell>
          <table:table-cell/>
          <table:table-cell office:value-type="string" calcext:value-type="string">
            <text:p>./archive_1/1745526730_1419_Wide_Long/1745526730_1419_Wide_Long_sound.wav</text:p>
          </table:table-cell>
        </table:table-row>
        <table:table-row table:style-name="ro1">
          <table:table-cell office:value-type="string" calcext:value-type="string">
            <text:p>./archive_1/1744900808_238_Wide_Long/1744900808_238_Wide_Long_angle_data.json</text:p>
          </table:table-cell>
          <table:table-cell/>
          <table:table-cell office:value-type="string" calcext:value-type="string">
            <text:p>./archive_1/1744900808_238_Wide_Long/1744900808_238_Wide_Long_distance_data.json</text:p>
          </table:table-cell>
          <table:table-cell/>
          <table:table-cell office:value-type="string" calcext:value-type="string">
            <text:p>./archive_1/1744900808_238_Wide_Long/1744900808_238_Wide_Long_sound.wav</text:p>
          </table:table-cell>
        </table:table-row>
        <table:table-row table:style-name="ro1">
          <table:table-cell office:value-type="string" calcext:value-type="string">
            <text:p>./archive_1/1744909091_558_Wide_Long/1744909091_558_Wide_Long_angle_data.json</text:p>
          </table:table-cell>
          <table:table-cell/>
          <table:table-cell office:value-type="string" calcext:value-type="string">
            <text:p>./archive_1/1744909091_558_Wide_Long/1744909091_558_Wide_Long_distance_data.json</text:p>
          </table:table-cell>
          <table:table-cell/>
          <table:table-cell office:value-type="string" calcext:value-type="string">
            <text:p>./archive_1/1744909091_558_Wide_Long/1744909091_558_Wide_Long_sound.wav</text:p>
          </table:table-cell>
        </table:table-row>
        <table:table-row table:style-name="ro1">
          <table:table-cell office:value-type="string" calcext:value-type="string">
            <text:p>./archive_1/1744916024_871_Wide_Long/1744916024_871_Wide_Long_angle_data.json</text:p>
          </table:table-cell>
          <table:table-cell/>
          <table:table-cell office:value-type="string" calcext:value-type="string">
            <text:p>./archive_1/1744916024_871_Wide_Long/1744916024_871_Wide_Long_distance_data.json</text:p>
          </table:table-cell>
          <table:table-cell/>
          <table:table-cell office:value-type="string" calcext:value-type="string">
            <text:p>./archive_1/1744916024_871_Wide_Long/1744916024_871_Wide_Long_sound.wav</text:p>
          </table:table-cell>
        </table:table-row>
        <table:table-row table:style-name="ro1">
          <table:table-cell office:value-type="string" calcext:value-type="string">
            <text:p>./archive_1/1745515570_181_Wide_Long/1745515570_181_Wide_Long_angle_data.json</text:p>
          </table:table-cell>
          <table:table-cell/>
          <table:table-cell office:value-type="string" calcext:value-type="string">
            <text:p>./archive_1/1745515570_181_Wide_Long/1745515570_181_Wide_Long_distance_data.json</text:p>
          </table:table-cell>
          <table:table-cell/>
          <table:table-cell office:value-type="string" calcext:value-type="string">
            <text:p>./archive_1/1745515570_181_Wide_Long/1745515570_181_Wide_Long_sound.wav</text:p>
          </table:table-cell>
        </table:table-row>
        <table:table-row table:style-name="ro1">
          <table:table-cell office:value-type="string" calcext:value-type="string">
            <text:p>./archive_1/1745519903_490_Wide_Long/1745519903_490_Wide_Long_angle_data.json</text:p>
          </table:table-cell>
          <table:table-cell/>
          <table:table-cell office:value-type="string" calcext:value-type="string">
            <text:p>./archive_1/1745519903_490_Wide_Long/1745519903_490_Wide_Long_distance_data.json</text:p>
          </table:table-cell>
          <table:table-cell/>
          <table:table-cell office:value-type="string" calcext:value-type="string">
            <text:p>./archive_1/1745519903_490_Wide_Long/1745519903_490_Wide_Long_sound.wav</text:p>
          </table:table-cell>
        </table:table-row>
        <table:table-row table:style-name="ro1">
          <table:table-cell office:value-type="string" calcext:value-type="string">
            <text:p>./archive_1/1745522507_802_Wide_Long/1745522507_802_Wide_Long_angle_data.json</text:p>
          </table:table-cell>
          <table:table-cell/>
          <table:table-cell office:value-type="string" calcext:value-type="string">
            <text:p>./archive_1/1745522507_802_Wide_Long/1745522507_802_Wide_Long_distance_data.json</text:p>
          </table:table-cell>
          <table:table-cell/>
          <table:table-cell office:value-type="string" calcext:value-type="string">
            <text:p>./archive_1/1745522507_802_Wide_Long/1745522507_802_Wide_Long_sound.wav</text:p>
          </table:table-cell>
        </table:table-row>
        <table:table-row table:style-name="ro1">
          <table:table-cell office:value-type="string" calcext:value-type="string">
            <text:p>./archive_1/1745524432_1110_Wide_Long/1745524432_1110_Wide_Long_angle_data.json</text:p>
          </table:table-cell>
          <table:table-cell/>
          <table:table-cell office:value-type="string" calcext:value-type="string">
            <text:p>./archive_1/1745524432_1110_Wide_Long/1745524432_1110_Wide_Long_distance_data.json</text:p>
          </table:table-cell>
          <table:table-cell/>
          <table:table-cell office:value-type="string" calcext:value-type="string">
            <text:p>./archive_1/1745524432_1110_Wide_Long/1745524432_1110_Wide_Long_sound.wav</text:p>
          </table:table-cell>
        </table:table-row>
        <table:table-row table:style-name="ro1">
          <table:table-cell office:value-type="string" calcext:value-type="string">
            <text:p>./archive_1/1745526734_1420_Wide_Long/1745526734_1420_Wide_Long_angle_data.json</text:p>
          </table:table-cell>
          <table:table-cell/>
          <table:table-cell office:value-type="string" calcext:value-type="string">
            <text:p>./archive_1/1745526734_1420_Wide_Long/1745526734_1420_Wide_Long_distance_data.json</text:p>
          </table:table-cell>
          <table:table-cell/>
          <table:table-cell office:value-type="string" calcext:value-type="string">
            <text:p>./archive_1/1745526734_1420_Wide_Long/1745526734_1420_Wide_Long_sound.wav</text:p>
          </table:table-cell>
        </table:table-row>
        <table:table-row table:style-name="ro1">
          <table:table-cell office:value-type="string" calcext:value-type="string">
            <text:p>./archive_1/1744900827_239_Wide_Long/1744900827_239_Wide_Long_angle_data.json</text:p>
          </table:table-cell>
          <table:table-cell/>
          <table:table-cell office:value-type="string" calcext:value-type="string">
            <text:p>./archive_1/1744900827_239_Wide_Long/1744900827_239_Wide_Long_distance_data.json</text:p>
          </table:table-cell>
          <table:table-cell/>
          <table:table-cell office:value-type="string" calcext:value-type="string">
            <text:p>./archive_1/1744900827_239_Wide_Long/1744900827_239_Wide_Long_sound.wav</text:p>
          </table:table-cell>
        </table:table-row>
        <table:table-row table:style-name="ro1">
          <table:table-cell office:value-type="string" calcext:value-type="string">
            <text:p>./archive_1/1744909110_559_Wide_Long/1744909110_559_Wide_Long_angle_data.json</text:p>
          </table:table-cell>
          <table:table-cell/>
          <table:table-cell office:value-type="string" calcext:value-type="string">
            <text:p>./archive_1/1744909110_559_Wide_Long/1744909110_559_Wide_Long_distance_data.json</text:p>
          </table:table-cell>
          <table:table-cell/>
          <table:table-cell office:value-type="string" calcext:value-type="string">
            <text:p>./archive_1/1744909110_559_Wide_Long/1744909110_559_Wide_Long_sound.wav</text:p>
          </table:table-cell>
        </table:table-row>
        <table:table-row table:style-name="ro1">
          <table:table-cell office:value-type="string" calcext:value-type="string">
            <text:p>./archive_1/1744916043_872_Wide_Long/1744916043_872_Wide_Long_angle_data.json</text:p>
          </table:table-cell>
          <table:table-cell/>
          <table:table-cell office:value-type="string" calcext:value-type="string">
            <text:p>./archive_1/1744916043_872_Wide_Long/1744916043_872_Wide_Long_distance_data.json</text:p>
          </table:table-cell>
          <table:table-cell/>
          <table:table-cell office:value-type="string" calcext:value-type="string">
            <text:p>./archive_1/1744916043_872_Wide_Long/1744916043_872_Wide_Long_sound.wav</text:p>
          </table:table-cell>
        </table:table-row>
        <table:table-row table:style-name="ro1">
          <table:table-cell office:value-type="string" calcext:value-type="string">
            <text:p>./archive_1/1745515576_182_Wide_Long/1745515576_182_Wide_Long_angle_data.json</text:p>
          </table:table-cell>
          <table:table-cell/>
          <table:table-cell office:value-type="string" calcext:value-type="string">
            <text:p>./archive_1/1745515576_182_Wide_Long/1745515576_182_Wide_Long_distance_data.json</text:p>
          </table:table-cell>
          <table:table-cell/>
          <table:table-cell office:value-type="string" calcext:value-type="string">
            <text:p>./archive_1/1745515576_182_Wide_Long/1745515576_182_Wide_Long_sound.wav</text:p>
          </table:table-cell>
        </table:table-row>
        <table:table-row table:style-name="ro1">
          <table:table-cell office:value-type="string" calcext:value-type="string">
            <text:p>./archive_1/1745519907_491_Wide_Long/1745519907_491_Wide_Long_angle_data.json</text:p>
          </table:table-cell>
          <table:table-cell/>
          <table:table-cell office:value-type="string" calcext:value-type="string">
            <text:p>./archive_1/1745519907_491_Wide_Long/1745519907_491_Wide_Long_distance_data.json</text:p>
          </table:table-cell>
          <table:table-cell/>
          <table:table-cell office:value-type="string" calcext:value-type="string">
            <text:p>./archive_1/1745519907_491_Wide_Long/1745519907_491_Wide_Long_sound.wav</text:p>
          </table:table-cell>
        </table:table-row>
        <table:table-row table:style-name="ro1">
          <table:table-cell office:value-type="string" calcext:value-type="string">
            <text:p>./archive_1/1745522512_803_Wide_Long/1745522512_803_Wide_Long_angle_data.json</text:p>
          </table:table-cell>
          <table:table-cell/>
          <table:table-cell office:value-type="string" calcext:value-type="string">
            <text:p>./archive_1/1745522512_803_Wide_Long/1745522512_803_Wide_Long_distance_data.json</text:p>
          </table:table-cell>
          <table:table-cell/>
          <table:table-cell office:value-type="string" calcext:value-type="string">
            <text:p>./archive_1/1745522512_803_Wide_Long/1745522512_803_Wide_Long_sound.wav</text:p>
          </table:table-cell>
        </table:table-row>
        <table:table-row table:style-name="ro1">
          <table:table-cell office:value-type="string" calcext:value-type="string">
            <text:p>./archive_1/1745524437_1111_Wide_Long/1745524437_1111_Wide_Long_angle_data.json</text:p>
          </table:table-cell>
          <table:table-cell/>
          <table:table-cell office:value-type="string" calcext:value-type="string">
            <text:p>./archive_1/1745524437_1111_Wide_Long/1745524437_1111_Wide_Long_distance_data.json</text:p>
          </table:table-cell>
          <table:table-cell/>
          <table:table-cell office:value-type="string" calcext:value-type="string">
            <text:p>./archive_1/1745524437_1111_Wide_Long/1745524437_1111_Wide_Long_sound.wav</text:p>
          </table:table-cell>
        </table:table-row>
        <table:table-row table:style-name="ro1">
          <table:table-cell office:value-type="string" calcext:value-type="string">
            <text:p>./archive_1/1745526739_1421_Wide_Long/1745526739_1421_Wide_Long_angle_data.json</text:p>
          </table:table-cell>
          <table:table-cell/>
          <table:table-cell office:value-type="string" calcext:value-type="string">
            <text:p>./archive_1/1745526739_1421_Wide_Long/1745526739_1421_Wide_Long_distance_data.json</text:p>
          </table:table-cell>
          <table:table-cell/>
          <table:table-cell office:value-type="string" calcext:value-type="string">
            <text:p>./archive_1/1745526739_1421_Wide_Long/1745526739_1421_Wide_Long_sound.wav</text:p>
          </table:table-cell>
        </table:table-row>
        <table:table-row table:style-name="ro1">
          <table:table-cell office:value-type="string" calcext:value-type="string">
            <text:p>./archive_1/1744900846_240_Wide_Long/1744900846_240_Wide_Long_angle_data.json</text:p>
          </table:table-cell>
          <table:table-cell/>
          <table:table-cell office:value-type="string" calcext:value-type="string">
            <text:p>./archive_1/1744900846_240_Wide_Long/1744900846_240_Wide_Long_distance_data.json</text:p>
          </table:table-cell>
          <table:table-cell/>
          <table:table-cell office:value-type="string" calcext:value-type="string">
            <text:p>./archive_1/1744900846_240_Wide_Long/1744900846_240_Wide_Long_sound.wav</text:p>
          </table:table-cell>
        </table:table-row>
        <table:table-row table:style-name="ro1">
          <table:table-cell office:value-type="string" calcext:value-type="string">
            <text:p>./archive_1/1744909129_560_Wide_Long/1744909129_560_Wide_Long_angle_data.json</text:p>
          </table:table-cell>
          <table:table-cell/>
          <table:table-cell office:value-type="string" calcext:value-type="string">
            <text:p>./archive_1/1744909129_560_Wide_Long/1744909129_560_Wide_Long_distance_data.json</text:p>
          </table:table-cell>
          <table:table-cell/>
          <table:table-cell office:value-type="string" calcext:value-type="string">
            <text:p>./archive_1/1744909129_560_Wide_Long/1744909129_560_Wide_Long_sound.wav</text:p>
          </table:table-cell>
        </table:table-row>
        <table:table-row table:style-name="ro1">
          <table:table-cell office:value-type="string" calcext:value-type="string">
            <text:p>./archive_1/1744916063_873_Wide_Long/1744916063_873_Wide_Long_angle_data.json</text:p>
          </table:table-cell>
          <table:table-cell/>
          <table:table-cell office:value-type="string" calcext:value-type="string">
            <text:p>./archive_1/1744916063_873_Wide_Long/1744916063_873_Wide_Long_distance_data.json</text:p>
          </table:table-cell>
          <table:table-cell/>
          <table:table-cell office:value-type="string" calcext:value-type="string">
            <text:p>./archive_1/1744916063_873_Wide_Long/1744916063_873_Wide_Long_sound.wav</text:p>
          </table:table-cell>
        </table:table-row>
        <table:table-row table:style-name="ro1">
          <table:table-cell office:value-type="string" calcext:value-type="string">
            <text:p>./archive_1/1745515580_183_Wide_Long/1745515580_183_Wide_Long_angle_data.json</text:p>
          </table:table-cell>
          <table:table-cell/>
          <table:table-cell office:value-type="string" calcext:value-type="string">
            <text:p>./archive_1/1745515580_183_Wide_Long/1745515580_183_Wide_Long_distance_data.json</text:p>
          </table:table-cell>
          <table:table-cell/>
          <table:table-cell office:value-type="string" calcext:value-type="string">
            <text:p>./archive_1/1745515580_183_Wide_Long/1745515580_183_Wide_Long_sound.wav</text:p>
          </table:table-cell>
        </table:table-row>
        <table:table-row table:style-name="ro1">
          <table:table-cell office:value-type="string" calcext:value-type="string">
            <text:p>./archive_1/1745519912_492_Wide_Long/1745519912_492_Wide_Long_angle_data.json</text:p>
          </table:table-cell>
          <table:table-cell/>
          <table:table-cell office:value-type="string" calcext:value-type="string">
            <text:p>./archive_1/1745519912_492_Wide_Long/1745519912_492_Wide_Long_distance_data.json</text:p>
          </table:table-cell>
          <table:table-cell/>
          <table:table-cell office:value-type="string" calcext:value-type="string">
            <text:p>./archive_1/1745519912_492_Wide_Long/1745519912_492_Wide_Long_sound.wav</text:p>
          </table:table-cell>
        </table:table-row>
        <table:table-row table:style-name="ro1">
          <table:table-cell office:value-type="string" calcext:value-type="string">
            <text:p>./archive_1/1745522517_804_Wide_Long/1745522517_804_Wide_Long_angle_data.json</text:p>
          </table:table-cell>
          <table:table-cell/>
          <table:table-cell office:value-type="string" calcext:value-type="string">
            <text:p>./archive_1/1745522517_804_Wide_Long/1745522517_804_Wide_Long_distance_data.json</text:p>
          </table:table-cell>
          <table:table-cell/>
          <table:table-cell office:value-type="string" calcext:value-type="string">
            <text:p>./archive_1/1745522517_804_Wide_Long/1745522517_804_Wide_Long_sound.wav</text:p>
          </table:table-cell>
        </table:table-row>
        <table:table-row table:style-name="ro1">
          <table:table-cell office:value-type="string" calcext:value-type="string">
            <text:p>./archive_1/1745524441_1112_Wide_Long/1745524441_1112_Wide_Long_angle_data.json</text:p>
          </table:table-cell>
          <table:table-cell/>
          <table:table-cell office:value-type="string" calcext:value-type="string">
            <text:p>./archive_1/1745524441_1112_Wide_Long/1745524441_1112_Wide_Long_distance_data.json</text:p>
          </table:table-cell>
          <table:table-cell/>
          <table:table-cell office:value-type="string" calcext:value-type="string">
            <text:p>./archive_1/1745524441_1112_Wide_Long/1745524441_1112_Wide_Long_sound.wav</text:p>
          </table:table-cell>
        </table:table-row>
        <table:table-row table:style-name="ro1">
          <table:table-cell office:value-type="string" calcext:value-type="string">
            <text:p>./archive_1/1745526743_1422_Wide_Long/1745526743_1422_Wide_Long_angle_data.json</text:p>
          </table:table-cell>
          <table:table-cell/>
          <table:table-cell office:value-type="string" calcext:value-type="string">
            <text:p>./archive_1/1745526743_1422_Wide_Long/1745526743_1422_Wide_Long_distance_data.json</text:p>
          </table:table-cell>
          <table:table-cell/>
          <table:table-cell office:value-type="string" calcext:value-type="string">
            <text:p>./archive_1/1745526743_1422_Wide_Long/1745526743_1422_Wide_Long_sound.wav</text:p>
          </table:table-cell>
        </table:table-row>
        <table:table-row table:style-name="ro1">
          <table:table-cell office:value-type="string" calcext:value-type="string">
            <text:p>./archive_1/1744900865_241_Wide_Long/1744900865_241_Wide_Long_angle_data.json</text:p>
          </table:table-cell>
          <table:table-cell/>
          <table:table-cell office:value-type="string" calcext:value-type="string">
            <text:p>./archive_1/1744900865_241_Wide_Long/1744900865_241_Wide_Long_distance_data.json</text:p>
          </table:table-cell>
          <table:table-cell/>
          <table:table-cell office:value-type="string" calcext:value-type="string">
            <text:p>./archive_1/1744900865_241_Wide_Long/1744900865_241_Wide_Long_sound.wav</text:p>
          </table:table-cell>
        </table:table-row>
        <table:table-row table:style-name="ro1">
          <table:table-cell office:value-type="string" calcext:value-type="string">
            <text:p>./archive_1/1744909148_561_Wide_Long/1744909148_561_Wide_Long_angle_data.json</text:p>
          </table:table-cell>
          <table:table-cell/>
          <table:table-cell office:value-type="string" calcext:value-type="string">
            <text:p>./archive_1/1744909148_561_Wide_Long/1744909148_561_Wide_Long_distance_data.json</text:p>
          </table:table-cell>
          <table:table-cell/>
          <table:table-cell office:value-type="string" calcext:value-type="string">
            <text:p>./archive_1/1744909148_561_Wide_Long/1744909148_561_Wide_Long_sound.wav</text:p>
          </table:table-cell>
        </table:table-row>
        <table:table-row table:style-name="ro1">
          <table:table-cell office:value-type="string" calcext:value-type="string">
            <text:p>./archive_1/1744916085_874_Wide_Long/1744916085_874_Wide_Long_angle_data.json</text:p>
          </table:table-cell>
          <table:table-cell/>
          <table:table-cell office:value-type="string" calcext:value-type="string">
            <text:p>./archive_1/1744916085_874_Wide_Long/1744916085_874_Wide_Long_distance_data.json</text:p>
          </table:table-cell>
          <table:table-cell/>
          <table:table-cell office:value-type="string" calcext:value-type="string">
            <text:p>./archive_1/1744916085_874_Wide_Long/1744916085_874_Wide_Long_sound.wav</text:p>
          </table:table-cell>
        </table:table-row>
        <table:table-row table:style-name="ro1">
          <table:table-cell office:value-type="string" calcext:value-type="string">
            <text:p>./archive_1/1745515585_184_Wide_Long/1745515585_184_Wide_Long_angle_data.json</text:p>
          </table:table-cell>
          <table:table-cell/>
          <table:table-cell office:value-type="string" calcext:value-type="string">
            <text:p>./archive_1/1745515585_184_Wide_Long/1745515585_184_Wide_Long_distance_data.json</text:p>
          </table:table-cell>
          <table:table-cell/>
          <table:table-cell office:value-type="string" calcext:value-type="string">
            <text:p>./archive_1/1745515585_184_Wide_Long/1745515585_184_Wide_Long_sound.wav</text:p>
          </table:table-cell>
        </table:table-row>
        <table:table-row table:style-name="ro1">
          <table:table-cell office:value-type="string" calcext:value-type="string">
            <text:p>./archive_1/1745519922_493_Wide_Long/1745519922_493_Wide_Long_angle_data.json</text:p>
          </table:table-cell>
          <table:table-cell/>
          <table:table-cell office:value-type="string" calcext:value-type="string">
            <text:p>./archive_1/1745519922_493_Wide_Long/1745519922_493_Wide_Long_distance_data.json</text:p>
          </table:table-cell>
          <table:table-cell/>
          <table:table-cell office:value-type="string" calcext:value-type="string">
            <text:p>./archive_1/1745519922_493_Wide_Long/1745519922_493_Wide_Long_sound.wav</text:p>
          </table:table-cell>
        </table:table-row>
        <table:table-row table:style-name="ro1">
          <table:table-cell office:value-type="string" calcext:value-type="string">
            <text:p>./archive_1/1745522521_805_Wide_Long/1745522521_805_Wide_Long_angle_data.json</text:p>
          </table:table-cell>
          <table:table-cell/>
          <table:table-cell office:value-type="string" calcext:value-type="string">
            <text:p>./archive_1/1745522521_805_Wide_Long/1745522521_805_Wide_Long_distance_data.json</text:p>
          </table:table-cell>
          <table:table-cell/>
          <table:table-cell office:value-type="string" calcext:value-type="string">
            <text:p>./archive_1/1745522521_805_Wide_Long/1745522521_805_Wide_Long_sound.wav</text:p>
          </table:table-cell>
        </table:table-row>
        <table:table-row table:style-name="ro1">
          <table:table-cell office:value-type="string" calcext:value-type="string">
            <text:p>./archive_1/1745524446_1113_Wide_Long/1745524446_1113_Wide_Long_angle_data.json</text:p>
          </table:table-cell>
          <table:table-cell/>
          <table:table-cell office:value-type="string" calcext:value-type="string">
            <text:p>./archive_1/1745524446_1113_Wide_Long/1745524446_1113_Wide_Long_distance_data.json</text:p>
          </table:table-cell>
          <table:table-cell/>
          <table:table-cell office:value-type="string" calcext:value-type="string">
            <text:p>./archive_1/1745524446_1113_Wide_Long/1745524446_1113_Wide_Long_sound.wav</text:p>
          </table:table-cell>
        </table:table-row>
        <table:table-row table:style-name="ro1">
          <table:table-cell office:value-type="string" calcext:value-type="string">
            <text:p>./archive_1/1745526748_1423_Wide_Long/1745526748_1423_Wide_Long_angle_data.json</text:p>
          </table:table-cell>
          <table:table-cell/>
          <table:table-cell office:value-type="string" calcext:value-type="string">
            <text:p>./archive_1/1745526748_1423_Wide_Long/1745526748_1423_Wide_Long_distance_data.json</text:p>
          </table:table-cell>
          <table:table-cell/>
          <table:table-cell office:value-type="string" calcext:value-type="string">
            <text:p>./archive_1/1745526748_1423_Wide_Long/1745526748_1423_Wide_Long_sound.wav</text:p>
          </table:table-cell>
        </table:table-row>
        <table:table-row table:style-name="ro1">
          <table:table-cell office:value-type="string" calcext:value-type="string">
            <text:p>./archive_1/1744900886_242_Wide_Long/1744900886_242_Wide_Long_angle_data.json</text:p>
          </table:table-cell>
          <table:table-cell/>
          <table:table-cell office:value-type="string" calcext:value-type="string">
            <text:p>./archive_1/1744900886_242_Wide_Long/1744900886_242_Wide_Long_distance_data.json</text:p>
          </table:table-cell>
          <table:table-cell/>
          <table:table-cell office:value-type="string" calcext:value-type="string">
            <text:p>./archive_1/1744900886_242_Wide_Long/1744900886_242_Wide_Long_sound.wav</text:p>
          </table:table-cell>
        </table:table-row>
        <table:table-row table:style-name="ro1">
          <table:table-cell office:value-type="string" calcext:value-type="string">
            <text:p>./archive_1/1744909168_562_Wide_Long/1744909168_562_Wide_Long_angle_data.json</text:p>
          </table:table-cell>
          <table:table-cell/>
          <table:table-cell office:value-type="string" calcext:value-type="string">
            <text:p>./archive_1/1744909168_562_Wide_Long/1744909168_562_Wide_Long_distance_data.json</text:p>
          </table:table-cell>
          <table:table-cell/>
          <table:table-cell office:value-type="string" calcext:value-type="string">
            <text:p>./archive_1/1744909168_562_Wide_Long/1744909168_562_Wide_Long_sound.wav</text:p>
          </table:table-cell>
        </table:table-row>
        <table:table-row table:style-name="ro1">
          <table:table-cell office:value-type="string" calcext:value-type="string">
            <text:p>./archive_1/1744916105_875_Wide_Long/1744916105_875_Wide_Long_angle_data.json</text:p>
          </table:table-cell>
          <table:table-cell/>
          <table:table-cell office:value-type="string" calcext:value-type="string">
            <text:p>./archive_1/1744916105_875_Wide_Long/1744916105_875_Wide_Long_distance_data.json</text:p>
          </table:table-cell>
          <table:table-cell/>
          <table:table-cell office:value-type="string" calcext:value-type="string">
            <text:p>./archive_1/1744916105_875_Wide_Long/1744916105_875_Wide_Long_sound.wav</text:p>
          </table:table-cell>
        </table:table-row>
        <table:table-row table:style-name="ro1">
          <table:table-cell office:value-type="string" calcext:value-type="string">
            <text:p>./archive_1/1745515589_185_Wide_Long/1745515589_185_Wide_Long_angle_data.json</text:p>
          </table:table-cell>
          <table:table-cell/>
          <table:table-cell office:value-type="string" calcext:value-type="string">
            <text:p>./archive_1/1745515589_185_Wide_Long/1745515589_185_Wide_Long_distance_data.json</text:p>
          </table:table-cell>
          <table:table-cell/>
          <table:table-cell office:value-type="string" calcext:value-type="string">
            <text:p>./archive_1/1745515589_185_Wide_Long/1745515589_185_Wide_Long_sound.wav</text:p>
          </table:table-cell>
        </table:table-row>
        <table:table-row table:style-name="ro1">
          <table:table-cell office:value-type="string" calcext:value-type="string">
            <text:p>./archive_1/1745519927_494_Wide_Long/1745519927_494_Wide_Long_angle_data.json</text:p>
          </table:table-cell>
          <table:table-cell/>
          <table:table-cell office:value-type="string" calcext:value-type="string">
            <text:p>./archive_1/1745519927_494_Wide_Long/1745519927_494_Wide_Long_distance_data.json</text:p>
          </table:table-cell>
          <table:table-cell/>
          <table:table-cell office:value-type="string" calcext:value-type="string">
            <text:p>./archive_1/1745519927_494_Wide_Long/1745519927_494_Wide_Long_sound.wav</text:p>
          </table:table-cell>
        </table:table-row>
        <table:table-row table:style-name="ro1">
          <table:table-cell office:value-type="string" calcext:value-type="string">
            <text:p>./archive_1/1745522527_806_Wide_Long/1745522527_806_Wide_Long_angle_data.json</text:p>
          </table:table-cell>
          <table:table-cell/>
          <table:table-cell office:value-type="string" calcext:value-type="string">
            <text:p>./archive_1/1745522527_806_Wide_Long/1745522527_806_Wide_Long_distance_data.json</text:p>
          </table:table-cell>
          <table:table-cell/>
          <table:table-cell office:value-type="string" calcext:value-type="string">
            <text:p>./archive_1/1745522527_806_Wide_Long/1745522527_806_Wide_Long_sound.wav</text:p>
          </table:table-cell>
        </table:table-row>
        <table:table-row table:style-name="ro1">
          <table:table-cell office:value-type="string" calcext:value-type="string">
            <text:p>./archive_1/1745524450_1114_Wide_Long/1745524450_1114_Wide_Long_angle_data.json</text:p>
          </table:table-cell>
          <table:table-cell/>
          <table:table-cell office:value-type="string" calcext:value-type="string">
            <text:p>./archive_1/1745524450_1114_Wide_Long/1745524450_1114_Wide_Long_distance_data.json</text:p>
          </table:table-cell>
          <table:table-cell/>
          <table:table-cell office:value-type="string" calcext:value-type="string">
            <text:p>./archive_1/1745524450_1114_Wide_Long/1745524450_1114_Wide_Long_sound.wav</text:p>
          </table:table-cell>
        </table:table-row>
        <table:table-row table:style-name="ro1">
          <table:table-cell office:value-type="string" calcext:value-type="string">
            <text:p>./archive_1/1745526752_1424_Wide_Long/1745526752_1424_Wide_Long_angle_data.json</text:p>
          </table:table-cell>
          <table:table-cell/>
          <table:table-cell office:value-type="string" calcext:value-type="string">
            <text:p>./archive_1/1745526752_1424_Wide_Long/1745526752_1424_Wide_Long_distance_data.json</text:p>
          </table:table-cell>
          <table:table-cell/>
          <table:table-cell office:value-type="string" calcext:value-type="string">
            <text:p>./archive_1/1745526752_1424_Wide_Long/1745526752_1424_Wide_Long_sound.wav</text:p>
          </table:table-cell>
        </table:table-row>
        <table:table-row table:style-name="ro1">
          <table:table-cell office:value-type="string" calcext:value-type="string">
            <text:p>./archive_1/1744900904_243_Wide_Long/1744900904_243_Wide_Long_angle_data.json</text:p>
          </table:table-cell>
          <table:table-cell/>
          <table:table-cell office:value-type="string" calcext:value-type="string">
            <text:p>./archive_1/1744900904_243_Wide_Long/1744900904_243_Wide_Long_distance_data.json</text:p>
          </table:table-cell>
          <table:table-cell/>
          <table:table-cell office:value-type="string" calcext:value-type="string">
            <text:p>./archive_1/1744900904_243_Wide_Long/1744900904_243_Wide_Long_sound.wav</text:p>
          </table:table-cell>
        </table:table-row>
        <table:table-row table:style-name="ro1">
          <table:table-cell office:value-type="string" calcext:value-type="string">
            <text:p>./archive_1/1744909187_563_Wide_Long/1744909187_563_Wide_Long_angle_data.json</text:p>
          </table:table-cell>
          <table:table-cell/>
          <table:table-cell office:value-type="string" calcext:value-type="string">
            <text:p>./archive_1/1744909187_563_Wide_Long/1744909187_563_Wide_Long_distance_data.json</text:p>
          </table:table-cell>
          <table:table-cell/>
          <table:table-cell office:value-type="string" calcext:value-type="string">
            <text:p>./archive_1/1744909187_563_Wide_Long/1744909187_563_Wide_Long_sound.wav</text:p>
          </table:table-cell>
        </table:table-row>
        <table:table-row table:style-name="ro1">
          <table:table-cell office:value-type="string" calcext:value-type="string">
            <text:p>./archive_1/1744916145_877_Wide_Long/1744916145_877_Wide_Long_angle_data.json</text:p>
          </table:table-cell>
          <table:table-cell/>
          <table:table-cell office:value-type="string" calcext:value-type="string">
            <text:p>./archive_1/1744916145_877_Wide_Long/1744916145_877_Wide_Long_distance_data.json</text:p>
          </table:table-cell>
          <table:table-cell/>
          <table:table-cell office:value-type="string" calcext:value-type="string">
            <text:p>./archive_1/1744916145_877_Wide_Long/1744916145_877_Wide_Long_sound.wav</text:p>
          </table:table-cell>
        </table:table-row>
        <table:table-row table:style-name="ro1">
          <table:table-cell office:value-type="string" calcext:value-type="string">
            <text:p>./archive_1/1745515594_186_Wide_Long/1745515594_186_Wide_Long_angle_data.json</text:p>
          </table:table-cell>
          <table:table-cell/>
          <table:table-cell office:value-type="string" calcext:value-type="string">
            <text:p>./archive_1/1745515594_186_Wide_Long/1745515594_186_Wide_Long_distance_data.json</text:p>
          </table:table-cell>
          <table:table-cell/>
          <table:table-cell office:value-type="string" calcext:value-type="string">
            <text:p>./archive_1/1745515594_186_Wide_Long/1745515594_186_Wide_Long_sound.wav</text:p>
          </table:table-cell>
        </table:table-row>
        <table:table-row table:style-name="ro1">
          <table:table-cell office:value-type="string" calcext:value-type="string">
            <text:p>./archive_1/1745520080_495_Wide_Long/1745520080_495_Wide_Long_angle_data.json</text:p>
          </table:table-cell>
          <table:table-cell/>
          <table:table-cell office:value-type="string" calcext:value-type="string">
            <text:p>./archive_1/1745520080_495_Wide_Long/1745520080_495_Wide_Long_distance_data.json</text:p>
          </table:table-cell>
          <table:table-cell/>
          <table:table-cell office:value-type="string" calcext:value-type="string">
            <text:p>./archive_1/1745520080_495_Wide_Long/1745520080_495_Wide_Long_sound.wav</text:p>
          </table:table-cell>
        </table:table-row>
        <table:table-row table:style-name="ro1">
          <table:table-cell office:value-type="string" calcext:value-type="string">
            <text:p>./archive_1/1745522532_807_Wide_Long/1745522532_807_Wide_Long_angle_data.json</text:p>
          </table:table-cell>
          <table:table-cell/>
          <table:table-cell office:value-type="string" calcext:value-type="string">
            <text:p>./archive_1/1745522532_807_Wide_Long/1745522532_807_Wide_Long_distance_data.json</text:p>
          </table:table-cell>
          <table:table-cell/>
          <table:table-cell office:value-type="string" calcext:value-type="string">
            <text:p>./archive_1/1745522532_807_Wide_Long/1745522532_807_Wide_Long_sound.wav</text:p>
          </table:table-cell>
        </table:table-row>
        <table:table-row table:style-name="ro1">
          <table:table-cell office:value-type="string" calcext:value-type="string">
            <text:p>./archive_1/1745524455_1115_Wide_Long/1745524455_1115_Wide_Long_angle_data.json</text:p>
          </table:table-cell>
          <table:table-cell/>
          <table:table-cell office:value-type="string" calcext:value-type="string">
            <text:p>./archive_1/1745524455_1115_Wide_Long/1745524455_1115_Wide_Long_distance_data.json</text:p>
          </table:table-cell>
          <table:table-cell/>
          <table:table-cell office:value-type="string" calcext:value-type="string">
            <text:p>./archive_1/1745524455_1115_Wide_Long/1745524455_1115_Wide_Long_sound.wav</text:p>
          </table:table-cell>
        </table:table-row>
        <table:table-row table:style-name="ro1">
          <table:table-cell office:value-type="string" calcext:value-type="string">
            <text:p>./archive_1/1745526757_1425_Wide_Long/1745526757_1425_Wide_Long_angle_data.json</text:p>
          </table:table-cell>
          <table:table-cell/>
          <table:table-cell office:value-type="string" calcext:value-type="string">
            <text:p>./archive_1/1745526757_1425_Wide_Long/1745526757_1425_Wide_Long_distance_data.json</text:p>
          </table:table-cell>
          <table:table-cell/>
          <table:table-cell office:value-type="string" calcext:value-type="string">
            <text:p>./archive_1/1745526757_1425_Wide_Long/1745526757_1425_Wide_Long_sound.wav</text:p>
          </table:table-cell>
        </table:table-row>
        <table:table-row table:style-name="ro1">
          <table:table-cell office:value-type="string" calcext:value-type="string">
            <text:p>./archive_1/1744900923_244_Wide_Long/1744900923_244_Wide_Long_angle_data.json</text:p>
          </table:table-cell>
          <table:table-cell/>
          <table:table-cell office:value-type="string" calcext:value-type="string">
            <text:p>./archive_1/1744900923_244_Wide_Long/1744900923_244_Wide_Long_distance_data.json</text:p>
          </table:table-cell>
          <table:table-cell/>
          <table:table-cell office:value-type="string" calcext:value-type="string">
            <text:p>./archive_1/1744900923_244_Wide_Long/1744900923_244_Wide_Long_sound.wav</text:p>
          </table:table-cell>
        </table:table-row>
        <table:table-row table:style-name="ro1">
          <table:table-cell office:value-type="string" calcext:value-type="string">
            <text:p>./archive_1/1744909206_564_Wide_Long/1744909206_564_Wide_Long_angle_data.json</text:p>
          </table:table-cell>
          <table:table-cell/>
          <table:table-cell office:value-type="string" calcext:value-type="string">
            <text:p>./archive_1/1744909206_564_Wide_Long/1744909206_564_Wide_Long_distance_data.json</text:p>
          </table:table-cell>
          <table:table-cell/>
          <table:table-cell office:value-type="string" calcext:value-type="string">
            <text:p>./archive_1/1744909206_564_Wide_Long/1744909206_564_Wide_Long_sound.wav</text:p>
          </table:table-cell>
        </table:table-row>
        <table:table-row table:style-name="ro1">
          <table:table-cell office:value-type="string" calcext:value-type="string">
            <text:p>./archive_1/1744916165_878_Wide_Long/1744916165_878_Wide_Long_angle_data.json</text:p>
          </table:table-cell>
          <table:table-cell/>
          <table:table-cell office:value-type="string" calcext:value-type="string">
            <text:p>./archive_1/1744916165_878_Wide_Long/1744916165_878_Wide_Long_distance_data.json</text:p>
          </table:table-cell>
          <table:table-cell/>
          <table:table-cell office:value-type="string" calcext:value-type="string">
            <text:p>./archive_1/1744916165_878_Wide_Long/1744916165_878_Wide_Long_sound.wav</text:p>
          </table:table-cell>
        </table:table-row>
        <table:table-row table:style-name="ro1">
          <table:table-cell office:value-type="string" calcext:value-type="string">
            <text:p>./archive_1/1745515598_187_Wide_Long/1745515598_187_Wide_Long_angle_data.json</text:p>
          </table:table-cell>
          <table:table-cell/>
          <table:table-cell office:value-type="string" calcext:value-type="string">
            <text:p>./archive_1/1745515598_187_Wide_Long/1745515598_187_Wide_Long_distance_data.json</text:p>
          </table:table-cell>
          <table:table-cell/>
          <table:table-cell office:value-type="string" calcext:value-type="string">
            <text:p>./archive_1/1745515598_187_Wide_Long/1745515598_187_Wide_Long_sound.wav</text:p>
          </table:table-cell>
        </table:table-row>
        <table:table-row table:style-name="ro1">
          <table:table-cell office:value-type="string" calcext:value-type="string">
            <text:p>./archive_1/1745520086_496_Wide_Long/1745520086_496_Wide_Long_angle_data.json</text:p>
          </table:table-cell>
          <table:table-cell/>
          <table:table-cell office:value-type="string" calcext:value-type="string">
            <text:p>./archive_1/1745520086_496_Wide_Long/1745520086_496_Wide_Long_distance_data.json</text:p>
          </table:table-cell>
          <table:table-cell/>
          <table:table-cell office:value-type="string" calcext:value-type="string">
            <text:p>./archive_1/1745520086_496_Wide_Long/1745520086_496_Wide_Long_sound.wav</text:p>
          </table:table-cell>
        </table:table-row>
        <table:table-row table:style-name="ro1">
          <table:table-cell office:value-type="string" calcext:value-type="string">
            <text:p>./archive_1/1745522536_808_Wide_Long/1745522536_808_Wide_Long_angle_data.json</text:p>
          </table:table-cell>
          <table:table-cell/>
          <table:table-cell office:value-type="string" calcext:value-type="string">
            <text:p>./archive_1/1745522536_808_Wide_Long/1745522536_808_Wide_Long_distance_data.json</text:p>
          </table:table-cell>
          <table:table-cell/>
          <table:table-cell office:value-type="string" calcext:value-type="string">
            <text:p>./archive_1/1745522536_808_Wide_Long/1745522536_808_Wide_Long_sound.wav</text:p>
          </table:table-cell>
        </table:table-row>
        <table:table-row table:style-name="ro1">
          <table:table-cell office:value-type="string" calcext:value-type="string">
            <text:p>./archive_1/1745524459_1116_Wide_Long/1745524459_1116_Wide_Long_angle_data.json</text:p>
          </table:table-cell>
          <table:table-cell/>
          <table:table-cell office:value-type="string" calcext:value-type="string">
            <text:p>./archive_1/1745524459_1116_Wide_Long/1745524459_1116_Wide_Long_distance_data.json</text:p>
          </table:table-cell>
          <table:table-cell/>
          <table:table-cell office:value-type="string" calcext:value-type="string">
            <text:p>./archive_1/1745524459_1116_Wide_Long/1745524459_1116_Wide_Long_sound.wav</text:p>
          </table:table-cell>
        </table:table-row>
        <table:table-row table:style-name="ro1">
          <table:table-cell office:value-type="string" calcext:value-type="string">
            <text:p>./archive_1/1745526761_1426_Wide_Long/1745526761_1426_Wide_Long_angle_data.json</text:p>
          </table:table-cell>
          <table:table-cell/>
          <table:table-cell office:value-type="string" calcext:value-type="string">
            <text:p>./archive_1/1745526761_1426_Wide_Long/1745526761_1426_Wide_Long_distance_data.json</text:p>
          </table:table-cell>
          <table:table-cell/>
          <table:table-cell office:value-type="string" calcext:value-type="string">
            <text:p>./archive_1/1745526761_1426_Wide_Long/1745526761_1426_Wide_Long_sound.wav</text:p>
          </table:table-cell>
        </table:table-row>
        <table:table-row table:style-name="ro1">
          <table:table-cell office:value-type="string" calcext:value-type="string">
            <text:p>./archive_1/1744900956_245_Wide_Long/1744900956_245_Wide_Long_angle_data.json</text:p>
          </table:table-cell>
          <table:table-cell/>
          <table:table-cell office:value-type="string" calcext:value-type="string">
            <text:p>./archive_1/1744900956_245_Wide_Long/1744900956_245_Wide_Long_distance_data.json</text:p>
          </table:table-cell>
          <table:table-cell/>
          <table:table-cell office:value-type="string" calcext:value-type="string">
            <text:p>./archive_1/1744900956_245_Wide_Long/1744900956_245_Wide_Long_sound.wav</text:p>
          </table:table-cell>
        </table:table-row>
        <table:table-row table:style-name="ro1">
          <table:table-cell office:value-type="string" calcext:value-type="string">
            <text:p>./archive_1/1744909227_565_Wide_Long/1744909227_565_Wide_Long_angle_data.json</text:p>
          </table:table-cell>
          <table:table-cell/>
          <table:table-cell office:value-type="string" calcext:value-type="string">
            <text:p>./archive_1/1744909227_565_Wide_Long/1744909227_565_Wide_Long_distance_data.json</text:p>
          </table:table-cell>
          <table:table-cell/>
          <table:table-cell office:value-type="string" calcext:value-type="string">
            <text:p>./archive_1/1744909227_565_Wide_Long/1744909227_565_Wide_Long_sound.wav</text:p>
          </table:table-cell>
        </table:table-row>
        <table:table-row table:style-name="ro1">
          <table:table-cell office:value-type="string" calcext:value-type="string">
            <text:p>./archive_1/1744916190_879_Wide_Long/1744916190_879_Wide_Long_angle_data.json</text:p>
          </table:table-cell>
          <table:table-cell/>
          <table:table-cell office:value-type="string" calcext:value-type="string">
            <text:p>./archive_1/1744916190_879_Wide_Long/1744916190_879_Wide_Long_distance_data.json</text:p>
          </table:table-cell>
          <table:table-cell/>
          <table:table-cell office:value-type="string" calcext:value-type="string">
            <text:p>./archive_1/1744916190_879_Wide_Long/1744916190_879_Wide_Long_sound.wav</text:p>
          </table:table-cell>
        </table:table-row>
        <table:table-row table:style-name="ro1">
          <table:table-cell office:value-type="string" calcext:value-type="string">
            <text:p>./archive_1/1745515603_188_Wide_Long/1745515603_188_Wide_Long_angle_data.json</text:p>
          </table:table-cell>
          <table:table-cell/>
          <table:table-cell office:value-type="string" calcext:value-type="string">
            <text:p>./archive_1/1745515603_188_Wide_Long/1745515603_188_Wide_Long_distance_data.json</text:p>
          </table:table-cell>
          <table:table-cell/>
          <table:table-cell office:value-type="string" calcext:value-type="string">
            <text:p>./archive_1/1745515603_188_Wide_Long/1745515603_188_Wide_Long_sound.wav</text:p>
          </table:table-cell>
        </table:table-row>
        <table:table-row table:style-name="ro1">
          <table:table-cell office:value-type="string" calcext:value-type="string">
            <text:p>./archive_1/1745520091_497_Wide_Long/1745520091_497_Wide_Long_angle_data.json</text:p>
          </table:table-cell>
          <table:table-cell/>
          <table:table-cell office:value-type="string" calcext:value-type="string">
            <text:p>./archive_1/1745520091_497_Wide_Long/1745520091_497_Wide_Long_distance_data.json</text:p>
          </table:table-cell>
          <table:table-cell/>
          <table:table-cell office:value-type="string" calcext:value-type="string">
            <text:p>./archive_1/1745520091_497_Wide_Long/1745520091_497_Wide_Long_sound.wav</text:p>
          </table:table-cell>
        </table:table-row>
        <table:table-row table:style-name="ro1">
          <table:table-cell office:value-type="string" calcext:value-type="string">
            <text:p>./archive_1/1745522541_809_Wide_Long/1745522541_809_Wide_Long_angle_data.json</text:p>
          </table:table-cell>
          <table:table-cell/>
          <table:table-cell office:value-type="string" calcext:value-type="string">
            <text:p>./archive_1/1745522541_809_Wide_Long/1745522541_809_Wide_Long_distance_data.json</text:p>
          </table:table-cell>
          <table:table-cell/>
          <table:table-cell office:value-type="string" calcext:value-type="string">
            <text:p>./archive_1/1745522541_809_Wide_Long/1745522541_809_Wide_Long_sound.wav</text:p>
          </table:table-cell>
        </table:table-row>
        <table:table-row table:style-name="ro1">
          <table:table-cell office:value-type="string" calcext:value-type="string">
            <text:p>./archive_1/1745524463_1117_Wide_Long/1745524463_1117_Wide_Long_angle_data.json</text:p>
          </table:table-cell>
          <table:table-cell/>
          <table:table-cell office:value-type="string" calcext:value-type="string">
            <text:p>./archive_1/1745524463_1117_Wide_Long/1745524463_1117_Wide_Long_distance_data.json</text:p>
          </table:table-cell>
          <table:table-cell/>
          <table:table-cell office:value-type="string" calcext:value-type="string">
            <text:p>./archive_1/1745524463_1117_Wide_Long/1745524463_1117_Wide_Long_sound.wav</text:p>
          </table:table-cell>
        </table:table-row>
        <table:table-row table:style-name="ro1">
          <table:table-cell office:value-type="string" calcext:value-type="string">
            <text:p>./archive_1/1745526765_1427_Wide_Long/1745526765_1427_Wide_Long_angle_data.json</text:p>
          </table:table-cell>
          <table:table-cell/>
          <table:table-cell office:value-type="string" calcext:value-type="string">
            <text:p>./archive_1/1745526765_1427_Wide_Long/1745526765_1427_Wide_Long_distance_data.json</text:p>
          </table:table-cell>
          <table:table-cell/>
          <table:table-cell office:value-type="string" calcext:value-type="string">
            <text:p>./archive_1/1745526765_1427_Wide_Long/1745526765_1427_Wide_Long_sound.wav</text:p>
          </table:table-cell>
        </table:table-row>
        <table:table-row table:style-name="ro1">
          <table:table-cell office:value-type="string" calcext:value-type="string">
            <text:p>./archive_1/1744900976_246_Wide_Long/1744900976_246_Wide_Long_angle_data.json</text:p>
          </table:table-cell>
          <table:table-cell/>
          <table:table-cell office:value-type="string" calcext:value-type="string">
            <text:p>./archive_1/1744900976_246_Wide_Long/1744900976_246_Wide_Long_distance_data.json</text:p>
          </table:table-cell>
          <table:table-cell/>
          <table:table-cell office:value-type="string" calcext:value-type="string">
            <text:p>./archive_1/1744900976_246_Wide_Long/1744900976_246_Wide_Long_sound.wav</text:p>
          </table:table-cell>
        </table:table-row>
        <table:table-row table:style-name="ro1">
          <table:table-cell office:value-type="string" calcext:value-type="string">
            <text:p>./archive_1/1744909247_566_Wide_Long/1744909247_566_Wide_Long_angle_data.json</text:p>
          </table:table-cell>
          <table:table-cell/>
          <table:table-cell office:value-type="string" calcext:value-type="string">
            <text:p>./archive_1/1744909247_566_Wide_Long/1744909247_566_Wide_Long_distance_data.json</text:p>
          </table:table-cell>
          <table:table-cell/>
          <table:table-cell office:value-type="string" calcext:value-type="string">
            <text:p>./archive_1/1744909247_566_Wide_Long/1744909247_566_Wide_Long_sound.wav</text:p>
          </table:table-cell>
        </table:table-row>
        <table:table-row table:style-name="ro1">
          <table:table-cell office:value-type="string" calcext:value-type="string">
            <text:p>./archive_1/1744916212_880_Wide_Long/1744916212_880_Wide_Long_angle_data.json</text:p>
          </table:table-cell>
          <table:table-cell/>
          <table:table-cell office:value-type="string" calcext:value-type="string">
            <text:p>./archive_1/1744916212_880_Wide_Long/1744916212_880_Wide_Long_distance_data.json</text:p>
          </table:table-cell>
          <table:table-cell/>
          <table:table-cell office:value-type="string" calcext:value-type="string">
            <text:p>./archive_1/1744916212_880_Wide_Long/1744916212_880_Wide_Long_sound.wav</text:p>
          </table:table-cell>
        </table:table-row>
        <table:table-row table:style-name="ro1">
          <table:table-cell office:value-type="string" calcext:value-type="string">
            <text:p>./archive_1/1745515607_189_Wide_Long/1745515607_189_Wide_Long_angle_data.json</text:p>
          </table:table-cell>
          <table:table-cell/>
          <table:table-cell office:value-type="string" calcext:value-type="string">
            <text:p>./archive_1/1745515607_189_Wide_Long/1745515607_189_Wide_Long_distance_data.json</text:p>
          </table:table-cell>
          <table:table-cell/>
          <table:table-cell office:value-type="string" calcext:value-type="string">
            <text:p>./archive_1/1745515607_189_Wide_Long/1745515607_189_Wide_Long_sound.wav</text:p>
          </table:table-cell>
        </table:table-row>
        <table:table-row table:style-name="ro1">
          <table:table-cell office:value-type="string" calcext:value-type="string">
            <text:p>./archive_1/1745520110_498_Wide_Long/1745520110_498_Wide_Long_angle_data.json</text:p>
          </table:table-cell>
          <table:table-cell/>
          <table:table-cell office:value-type="string" calcext:value-type="string">
            <text:p>./archive_1/1745520110_498_Wide_Long/1745520110_498_Wide_Long_distance_data.json</text:p>
          </table:table-cell>
          <table:table-cell/>
          <table:table-cell office:value-type="string" calcext:value-type="string">
            <text:p>./archive_1/1745520110_498_Wide_Long/1745520110_498_Wide_Long_sound.wav</text:p>
          </table:table-cell>
        </table:table-row>
        <table:table-row table:style-name="ro1">
          <table:table-cell office:value-type="string" calcext:value-type="string">
            <text:p>./archive_1/1745522545_810_Wide_Long/1745522545_810_Wide_Long_angle_data.json</text:p>
          </table:table-cell>
          <table:table-cell/>
          <table:table-cell office:value-type="string" calcext:value-type="string">
            <text:p>./archive_1/1745522545_810_Wide_Long/1745522545_810_Wide_Long_distance_data.json</text:p>
          </table:table-cell>
          <table:table-cell/>
          <table:table-cell office:value-type="string" calcext:value-type="string">
            <text:p>./archive_1/1745522545_810_Wide_Long/1745522545_810_Wide_Long_sound.wav</text:p>
          </table:table-cell>
        </table:table-row>
        <table:table-row table:style-name="ro1">
          <table:table-cell office:value-type="string" calcext:value-type="string">
            <text:p>./archive_1/1745524468_1118_Wide_Long/1745524468_1118_Wide_Long_angle_data.json</text:p>
          </table:table-cell>
          <table:table-cell/>
          <table:table-cell office:value-type="string" calcext:value-type="string">
            <text:p>./archive_1/1745524468_1118_Wide_Long/1745524468_1118_Wide_Long_distance_data.json</text:p>
          </table:table-cell>
          <table:table-cell/>
          <table:table-cell office:value-type="string" calcext:value-type="string">
            <text:p>./archive_1/1745524468_1118_Wide_Long/1745524468_1118_Wide_Long_sound.wav</text:p>
          </table:table-cell>
        </table:table-row>
        <table:table-row table:style-name="ro1">
          <table:table-cell office:value-type="string" calcext:value-type="string">
            <text:p>./archive_1/1745526770_1428_Wide_Long/1745526770_1428_Wide_Long_angle_data.json</text:p>
          </table:table-cell>
          <table:table-cell/>
          <table:table-cell office:value-type="string" calcext:value-type="string">
            <text:p>./archive_1/1745526770_1428_Wide_Long/1745526770_1428_Wide_Long_distance_data.json</text:p>
          </table:table-cell>
          <table:table-cell/>
          <table:table-cell office:value-type="string" calcext:value-type="string">
            <text:p>./archive_1/1745526770_1428_Wide_Long/1745526770_1428_Wide_Long_sound.wav</text:p>
          </table:table-cell>
        </table:table-row>
        <table:table-row table:style-name="ro1">
          <table:table-cell office:value-type="string" calcext:value-type="string">
            <text:p>./archive_1/1744900995_247_Wide_Long/1744900995_247_Wide_Long_angle_data.json</text:p>
          </table:table-cell>
          <table:table-cell/>
          <table:table-cell office:value-type="string" calcext:value-type="string">
            <text:p>./archive_1/1744900995_247_Wide_Long/1744900995_247_Wide_Long_distance_data.json</text:p>
          </table:table-cell>
          <table:table-cell/>
          <table:table-cell office:value-type="string" calcext:value-type="string">
            <text:p>./archive_1/1744900995_247_Wide_Long/1744900995_247_Wide_Long_sound.wav</text:p>
          </table:table-cell>
        </table:table-row>
        <table:table-row table:style-name="ro1">
          <table:table-cell office:value-type="string" calcext:value-type="string">
            <text:p>./archive_1/1744909266_567_Wide_Long/1744909266_567_Wide_Long_angle_data.json</text:p>
          </table:table-cell>
          <table:table-cell/>
          <table:table-cell office:value-type="string" calcext:value-type="string">
            <text:p>./archive_1/1744909266_567_Wide_Long/1744909266_567_Wide_Long_distance_data.json</text:p>
          </table:table-cell>
          <table:table-cell/>
          <table:table-cell office:value-type="string" calcext:value-type="string">
            <text:p>./archive_1/1744909266_567_Wide_Long/1744909266_567_Wide_Long_sound.wav</text:p>
          </table:table-cell>
        </table:table-row>
        <table:table-row table:style-name="ro1">
          <table:table-cell office:value-type="string" calcext:value-type="string">
            <text:p>./archive_1/1744916232_881_Wide_Long/1744916232_881_Wide_Long_angle_data.json</text:p>
          </table:table-cell>
          <table:table-cell/>
          <table:table-cell office:value-type="string" calcext:value-type="string">
            <text:p>./archive_1/1744916232_881_Wide_Long/1744916232_881_Wide_Long_distance_data.json</text:p>
          </table:table-cell>
          <table:table-cell/>
          <table:table-cell office:value-type="string" calcext:value-type="string">
            <text:p>./archive_1/1744916232_881_Wide_Long/1744916232_881_Wide_Long_sound.wav</text:p>
          </table:table-cell>
        </table:table-row>
        <table:table-row table:style-name="ro1">
          <table:table-cell office:value-type="string" calcext:value-type="string">
            <text:p>./archive_1/1745515612_190_Wide_Long/1745515612_190_Wide_Long_angle_data.json</text:p>
          </table:table-cell>
          <table:table-cell/>
          <table:table-cell office:value-type="string" calcext:value-type="string">
            <text:p>./archive_1/1745515612_190_Wide_Long/1745515612_190_Wide_Long_distance_data.json</text:p>
          </table:table-cell>
          <table:table-cell/>
          <table:table-cell office:value-type="string" calcext:value-type="string">
            <text:p>./archive_1/1745515612_190_Wide_Long/1745515612_190_Wide_Long_sound.wav</text:p>
          </table:table-cell>
        </table:table-row>
        <table:table-row table:style-name="ro1">
          <table:table-cell office:value-type="string" calcext:value-type="string">
            <text:p>./archive_1/1745520115_499_Wide_Long/1745520115_499_Wide_Long_angle_data.json</text:p>
          </table:table-cell>
          <table:table-cell/>
          <table:table-cell office:value-type="string" calcext:value-type="string">
            <text:p>./archive_1/1745520115_499_Wide_Long/1745520115_499_Wide_Long_distance_data.json</text:p>
          </table:table-cell>
          <table:table-cell/>
          <table:table-cell office:value-type="string" calcext:value-type="string">
            <text:p>./archive_1/1745520115_499_Wide_Long/1745520115_499_Wide_Long_sound.wav</text:p>
          </table:table-cell>
        </table:table-row>
        <table:table-row table:style-name="ro1">
          <table:table-cell office:value-type="string" calcext:value-type="string">
            <text:p>./archive_1/1745522550_811_Wide_Long/1745522550_811_Wide_Long_angle_data.json</text:p>
          </table:table-cell>
          <table:table-cell/>
          <table:table-cell office:value-type="string" calcext:value-type="string">
            <text:p>./archive_1/1745522550_811_Wide_Long/1745522550_811_Wide_Long_distance_data.json</text:p>
          </table:table-cell>
          <table:table-cell/>
          <table:table-cell office:value-type="string" calcext:value-type="string">
            <text:p>./archive_1/1745522550_811_Wide_Long/1745522550_811_Wide_Long_sound.wav</text:p>
          </table:table-cell>
        </table:table-row>
        <table:table-row table:style-name="ro1">
          <table:table-cell office:value-type="string" calcext:value-type="string">
            <text:p>./archive_1/1745524501_1119_Wide_Long/1745524501_1119_Wide_Long_angle_data.json</text:p>
          </table:table-cell>
          <table:table-cell/>
          <table:table-cell office:value-type="string" calcext:value-type="string">
            <text:p>./archive_1/1745524501_1119_Wide_Long/1745524501_1119_Wide_Long_distance_data.json</text:p>
          </table:table-cell>
          <table:table-cell/>
          <table:table-cell office:value-type="string" calcext:value-type="string">
            <text:p>./archive_1/1745524501_1119_Wide_Long/1745524501_1119_Wide_Long_sound.wav</text:p>
          </table:table-cell>
        </table:table-row>
        <table:table-row table:style-name="ro1">
          <table:table-cell office:value-type="string" calcext:value-type="string">
            <text:p>./archive_1/1745526775_1429_Wide_Long/1745526775_1429_Wide_Long_angle_data.json</text:p>
          </table:table-cell>
          <table:table-cell/>
          <table:table-cell office:value-type="string" calcext:value-type="string">
            <text:p>./archive_1/1745526775_1429_Wide_Long/1745526775_1429_Wide_Long_distance_data.json</text:p>
          </table:table-cell>
          <table:table-cell/>
          <table:table-cell office:value-type="string" calcext:value-type="string">
            <text:p>./archive_1/1745526775_1429_Wide_Long/1745526775_1429_Wide_Long_sound.wav</text:p>
          </table:table-cell>
        </table:table-row>
        <table:table-row table:style-name="ro1">
          <table:table-cell office:value-type="string" calcext:value-type="string">
            <text:p>./archive_1/1744901015_248_Wide_Long/1744901015_248_Wide_Long_angle_data.json</text:p>
          </table:table-cell>
          <table:table-cell/>
          <table:table-cell office:value-type="string" calcext:value-type="string">
            <text:p>./archive_1/1744901015_248_Wide_Long/1744901015_248_Wide_Long_distance_data.json</text:p>
          </table:table-cell>
          <table:table-cell/>
          <table:table-cell office:value-type="string" calcext:value-type="string">
            <text:p>./archive_1/1744901015_248_Wide_Long/1744901015_248_Wide_Long_sound.wav</text:p>
          </table:table-cell>
        </table:table-row>
        <table:table-row table:style-name="ro1">
          <table:table-cell office:value-type="string" calcext:value-type="string">
            <text:p>./archive_1/1744909285_568_Wide_Long/1744909285_568_Wide_Long_angle_data.json</text:p>
          </table:table-cell>
          <table:table-cell/>
          <table:table-cell office:value-type="string" calcext:value-type="string">
            <text:p>./archive_1/1744909285_568_Wide_Long/1744909285_568_Wide_Long_distance_data.json</text:p>
          </table:table-cell>
          <table:table-cell/>
          <table:table-cell office:value-type="string" calcext:value-type="string">
            <text:p>./archive_1/1744909285_568_Wide_Long/1744909285_568_Wide_Long_sound.wav</text:p>
          </table:table-cell>
        </table:table-row>
        <table:table-row table:style-name="ro1">
          <table:table-cell office:value-type="string" calcext:value-type="string">
            <text:p>./archive_1/1744916252_882_Wide_Long/1744916252_882_Wide_Long_angle_data.json</text:p>
          </table:table-cell>
          <table:table-cell/>
          <table:table-cell office:value-type="string" calcext:value-type="string">
            <text:p>./archive_1/1744916252_882_Wide_Long/1744916252_882_Wide_Long_distance_data.json</text:p>
          </table:table-cell>
          <table:table-cell/>
          <table:table-cell office:value-type="string" calcext:value-type="string">
            <text:p>./archive_1/1744916252_882_Wide_Long/1744916252_882_Wide_Long_sound.wav</text:p>
          </table:table-cell>
        </table:table-row>
        <table:table-row table:style-name="ro1">
          <table:table-cell office:value-type="string" calcext:value-type="string">
            <text:p>./archive_1/1745515617_191_Wide_Long/1745515617_191_Wide_Long_angle_data.json</text:p>
          </table:table-cell>
          <table:table-cell/>
          <table:table-cell office:value-type="string" calcext:value-type="string">
            <text:p>./archive_1/1745515617_191_Wide_Long/1745515617_191_Wide_Long_distance_data.json</text:p>
          </table:table-cell>
          <table:table-cell/>
          <table:table-cell office:value-type="string" calcext:value-type="string">
            <text:p>./archive_1/1745515617_191_Wide_Long/1745515617_191_Wide_Long_sound.wav</text:p>
          </table:table-cell>
        </table:table-row>
        <table:table-row table:style-name="ro1">
          <table:table-cell office:value-type="string" calcext:value-type="string">
            <text:p>./archive_1/1745520119_500_Wide_Long/1745520119_500_Wide_Long_angle_data.json</text:p>
          </table:table-cell>
          <table:table-cell/>
          <table:table-cell office:value-type="string" calcext:value-type="string">
            <text:p>./archive_1/1745520119_500_Wide_Long/1745520119_500_Wide_Long_distance_data.json</text:p>
          </table:table-cell>
          <table:table-cell/>
          <table:table-cell office:value-type="string" calcext:value-type="string">
            <text:p>./archive_1/1745520119_500_Wide_Long/1745520119_500_Wide_Long_sound.wav</text:p>
          </table:table-cell>
        </table:table-row>
        <table:table-row table:style-name="ro1">
          <table:table-cell office:value-type="string" calcext:value-type="string">
            <text:p>./archive_1/1745522554_812_Wide_Long/1745522554_812_Wide_Long_angle_data.json</text:p>
          </table:table-cell>
          <table:table-cell/>
          <table:table-cell office:value-type="string" calcext:value-type="string">
            <text:p>./archive_1/1745522554_812_Wide_Long/1745522554_812_Wide_Long_distance_data.json</text:p>
          </table:table-cell>
          <table:table-cell/>
          <table:table-cell office:value-type="string" calcext:value-type="string">
            <text:p>./archive_1/1745522554_812_Wide_Long/1745522554_812_Wide_Long_sound.wav</text:p>
          </table:table-cell>
        </table:table-row>
        <table:table-row table:style-name="ro1">
          <table:table-cell office:value-type="string" calcext:value-type="string">
            <text:p>./archive_1/1745524506_1120_Wide_Long/1745524506_1120_Wide_Long_angle_data.json</text:p>
          </table:table-cell>
          <table:table-cell/>
          <table:table-cell office:value-type="string" calcext:value-type="string">
            <text:p>./archive_1/1745524506_1120_Wide_Long/1745524506_1120_Wide_Long_distance_data.json</text:p>
          </table:table-cell>
          <table:table-cell/>
          <table:table-cell office:value-type="string" calcext:value-type="string">
            <text:p>./archive_1/1745524506_1120_Wide_Long/1745524506_1120_Wide_Long_sound.wav</text:p>
          </table:table-cell>
        </table:table-row>
        <table:table-row table:style-name="ro1">
          <table:table-cell office:value-type="string" calcext:value-type="string">
            <text:p>./archive_1/1745526784_1430_Wide_Long/1745526784_1430_Wide_Long_angle_data.json</text:p>
          </table:table-cell>
          <table:table-cell/>
          <table:table-cell office:value-type="string" calcext:value-type="string">
            <text:p>./archive_1/1745526784_1430_Wide_Long/1745526784_1430_Wide_Long_distance_data.json</text:p>
          </table:table-cell>
          <table:table-cell/>
          <table:table-cell office:value-type="string" calcext:value-type="string">
            <text:p>./archive_1/1745526784_1430_Wide_Long/1745526784_1430_Wide_Long_sound.wav</text:p>
          </table:table-cell>
        </table:table-row>
        <table:table-row table:style-name="ro1">
          <table:table-cell office:value-type="string" calcext:value-type="string">
            <text:p>./archive_1/1744901035_249_Wide_Long/1744901035_249_Wide_Long_angle_data.json</text:p>
          </table:table-cell>
          <table:table-cell/>
          <table:table-cell office:value-type="string" calcext:value-type="string">
            <text:p>./archive_1/1744901035_249_Wide_Long/1744901035_249_Wide_Long_distance_data.json</text:p>
          </table:table-cell>
          <table:table-cell/>
          <table:table-cell office:value-type="string" calcext:value-type="string">
            <text:p>./archive_1/1744901035_249_Wide_Long/1744901035_249_Wide_Long_sound.wav</text:p>
          </table:table-cell>
        </table:table-row>
        <table:table-row table:style-name="ro1">
          <table:table-cell office:value-type="string" calcext:value-type="string">
            <text:p>./archive_1/1744909307_569_Wide_Long/1744909307_569_Wide_Long_angle_data.json</text:p>
          </table:table-cell>
          <table:table-cell/>
          <table:table-cell office:value-type="string" calcext:value-type="string">
            <text:p>./archive_1/1744909307_569_Wide_Long/1744909307_569_Wide_Long_distance_data.json</text:p>
          </table:table-cell>
          <table:table-cell/>
          <table:table-cell office:value-type="string" calcext:value-type="string">
            <text:p>./archive_1/1744909307_569_Wide_Long/1744909307_569_Wide_Long_sound.wav</text:p>
          </table:table-cell>
        </table:table-row>
        <table:table-row table:style-name="ro1">
          <table:table-cell office:value-type="string" calcext:value-type="string">
            <text:p>./archive_1/1744916271_883_Wide_Long/1744916271_883_Wide_Long_angle_data.json</text:p>
          </table:table-cell>
          <table:table-cell/>
          <table:table-cell office:value-type="string" calcext:value-type="string">
            <text:p>./archive_1/1744916271_883_Wide_Long/1744916271_883_Wide_Long_distance_data.json</text:p>
          </table:table-cell>
          <table:table-cell/>
          <table:table-cell office:value-type="string" calcext:value-type="string">
            <text:p>./archive_1/1744916271_883_Wide_Long/1744916271_883_Wide_Long_sound.wav</text:p>
          </table:table-cell>
        </table:table-row>
        <table:table-row table:style-name="ro1">
          <table:table-cell office:value-type="string" calcext:value-type="string">
            <text:p>./archive_1/1745515629_192_Wide_Long/1745515629_192_Wide_Long_angle_data.json</text:p>
          </table:table-cell>
          <table:table-cell/>
          <table:table-cell office:value-type="string" calcext:value-type="string">
            <text:p>./archive_1/1745515629_192_Wide_Long/1745515629_192_Wide_Long_distance_data.json</text:p>
          </table:table-cell>
          <table:table-cell/>
          <table:table-cell office:value-type="string" calcext:value-type="string">
            <text:p>./archive_1/1745515629_192_Wide_Long/1745515629_192_Wide_Long_sound.wav</text:p>
          </table:table-cell>
        </table:table-row>
        <table:table-row table:style-name="ro1">
          <table:table-cell office:value-type="string" calcext:value-type="string">
            <text:p>./archive_1/1745520124_501_Wide_Long/1745520124_501_Wide_Long_angle_data.json</text:p>
          </table:table-cell>
          <table:table-cell/>
          <table:table-cell office:value-type="string" calcext:value-type="string">
            <text:p>./archive_1/1745520124_501_Wide_Long/1745520124_501_Wide_Long_distance_data.json</text:p>
          </table:table-cell>
          <table:table-cell/>
          <table:table-cell office:value-type="string" calcext:value-type="string">
            <text:p>./archive_1/1745520124_501_Wide_Long/1745520124_501_Wide_Long_sound.wav</text:p>
          </table:table-cell>
        </table:table-row>
        <table:table-row table:style-name="ro1">
          <table:table-cell office:value-type="string" calcext:value-type="string">
            <text:p>./archive_1/1745522559_813_Wide_Long/1745522559_813_Wide_Long_angle_data.json</text:p>
          </table:table-cell>
          <table:table-cell/>
          <table:table-cell office:value-type="string" calcext:value-type="string">
            <text:p>./archive_1/1745522559_813_Wide_Long/1745522559_813_Wide_Long_distance_data.json</text:p>
          </table:table-cell>
          <table:table-cell/>
          <table:table-cell office:value-type="string" calcext:value-type="string">
            <text:p>./archive_1/1745522559_813_Wide_Long/1745522559_813_Wide_Long_sound.wav</text:p>
          </table:table-cell>
        </table:table-row>
        <table:table-row table:style-name="ro1">
          <table:table-cell office:value-type="string" calcext:value-type="string">
            <text:p>./archive_1/1745524510_1121_Wide_Long/1745524510_1121_Wide_Long_angle_data.json</text:p>
          </table:table-cell>
          <table:table-cell/>
          <table:table-cell office:value-type="string" calcext:value-type="string">
            <text:p>./archive_1/1745524510_1121_Wide_Long/1745524510_1121_Wide_Long_distance_data.json</text:p>
          </table:table-cell>
          <table:table-cell/>
          <table:table-cell office:value-type="string" calcext:value-type="string">
            <text:p>./archive_1/1745524510_1121_Wide_Long/1745524510_1121_Wide_Long_sound.wav</text:p>
          </table:table-cell>
        </table:table-row>
        <table:table-row table:style-name="ro1">
          <table:table-cell office:value-type="string" calcext:value-type="string">
            <text:p>./archive_1/1745526789_1431_Wide_Long/1745526789_1431_Wide_Long_angle_data.json</text:p>
          </table:table-cell>
          <table:table-cell/>
          <table:table-cell office:value-type="string" calcext:value-type="string">
            <text:p>./archive_1/1745526789_1431_Wide_Long/1745526789_1431_Wide_Long_distance_data.json</text:p>
          </table:table-cell>
          <table:table-cell/>
          <table:table-cell office:value-type="string" calcext:value-type="string">
            <text:p>./archive_1/1745526789_1431_Wide_Long/1745526789_1431_Wide_Long_sound.wav</text:p>
          </table:table-cell>
        </table:table-row>
        <table:table-row table:style-name="ro1">
          <table:table-cell office:value-type="string" calcext:value-type="string">
            <text:p>./archive_1/1744901082_251_Wide_Long/1744901082_251_Wide_Long_angle_data.json</text:p>
          </table:table-cell>
          <table:table-cell/>
          <table:table-cell office:value-type="string" calcext:value-type="string">
            <text:p>./archive_1/1744901082_251_Wide_Long/1744901082_251_Wide_Long_distance_data.json</text:p>
          </table:table-cell>
          <table:table-cell/>
          <table:table-cell office:value-type="string" calcext:value-type="string">
            <text:p>./archive_1/1744901082_251_Wide_Long/1744901082_251_Wide_Long_sound.wav</text:p>
          </table:table-cell>
        </table:table-row>
        <table:table-row table:style-name="ro1">
          <table:table-cell office:value-type="string" calcext:value-type="string">
            <text:p>./archive_1/1744909326_570_Wide_Long/1744909326_570_Wide_Long_angle_data.json</text:p>
          </table:table-cell>
          <table:table-cell/>
          <table:table-cell office:value-type="string" calcext:value-type="string">
            <text:p>./archive_1/1744909326_570_Wide_Long/1744909326_570_Wide_Long_distance_data.json</text:p>
          </table:table-cell>
          <table:table-cell/>
          <table:table-cell office:value-type="string" calcext:value-type="string">
            <text:p>./archive_1/1744909326_570_Wide_Long/1744909326_570_Wide_Long_sound.wav</text:p>
          </table:table-cell>
        </table:table-row>
        <table:table-row table:style-name="ro1">
          <table:table-cell office:value-type="string" calcext:value-type="string">
            <text:p>./archive_1/1744916291_884_Wide_Long/1744916291_884_Wide_Long_angle_data.json</text:p>
          </table:table-cell>
          <table:table-cell/>
          <table:table-cell office:value-type="string" calcext:value-type="string">
            <text:p>./archive_1/1744916291_884_Wide_Long/1744916291_884_Wide_Long_distance_data.json</text:p>
          </table:table-cell>
          <table:table-cell/>
          <table:table-cell office:value-type="string" calcext:value-type="string">
            <text:p>./archive_1/1744916291_884_Wide_Long/1744916291_884_Wide_Long_sound.wav</text:p>
          </table:table-cell>
        </table:table-row>
        <table:table-row table:style-name="ro1">
          <table:table-cell office:value-type="string" calcext:value-type="string">
            <text:p>./archive_1/1745515634_193_Wide_Long/1745515634_193_Wide_Long_angle_data.json</text:p>
          </table:table-cell>
          <table:table-cell/>
          <table:table-cell office:value-type="string" calcext:value-type="string">
            <text:p>./archive_1/1745515634_193_Wide_Long/1745515634_193_Wide_Long_distance_data.json</text:p>
          </table:table-cell>
          <table:table-cell/>
          <table:table-cell office:value-type="string" calcext:value-type="string">
            <text:p>./archive_1/1745515634_193_Wide_Long/1745515634_193_Wide_Long_sound.wav</text:p>
          </table:table-cell>
        </table:table-row>
        <table:table-row table:style-name="ro1">
          <table:table-cell office:value-type="string" calcext:value-type="string">
            <text:p>./archive_1/1745520128_502_Wide_Long/1745520128_502_Wide_Long_angle_data.json</text:p>
          </table:table-cell>
          <table:table-cell/>
          <table:table-cell office:value-type="string" calcext:value-type="string">
            <text:p>./archive_1/1745520128_502_Wide_Long/1745520128_502_Wide_Long_distance_data.json</text:p>
          </table:table-cell>
          <table:table-cell/>
          <table:table-cell office:value-type="string" calcext:value-type="string">
            <text:p>./archive_1/1745520128_502_Wide_Long/1745520128_502_Wide_Long_sound.wav</text:p>
          </table:table-cell>
        </table:table-row>
        <table:table-row table:style-name="ro1">
          <table:table-cell office:value-type="string" calcext:value-type="string">
            <text:p>./archive_1/1745522563_814_Wide_Long/1745522563_814_Wide_Long_angle_data.json</text:p>
          </table:table-cell>
          <table:table-cell/>
          <table:table-cell office:value-type="string" calcext:value-type="string">
            <text:p>./archive_1/1745522563_814_Wide_Long/1745522563_814_Wide_Long_distance_data.json</text:p>
          </table:table-cell>
          <table:table-cell/>
          <table:table-cell office:value-type="string" calcext:value-type="string">
            <text:p>./archive_1/1745522563_814_Wide_Long/1745522563_814_Wide_Long_sound.wav</text:p>
          </table:table-cell>
        </table:table-row>
        <table:table-row table:style-name="ro1">
          <table:table-cell office:value-type="string" calcext:value-type="string">
            <text:p>./archive_1/1745524515_1122_Wide_Long/1745524515_1122_Wide_Long_angle_data.json</text:p>
          </table:table-cell>
          <table:table-cell/>
          <table:table-cell office:value-type="string" calcext:value-type="string">
            <text:p>./archive_1/1745524515_1122_Wide_Long/1745524515_1122_Wide_Long_distance_data.json</text:p>
          </table:table-cell>
          <table:table-cell/>
          <table:table-cell office:value-type="string" calcext:value-type="string">
            <text:p>./archive_1/1745524515_1122_Wide_Long/1745524515_1122_Wide_Long_sound.wav</text:p>
          </table:table-cell>
        </table:table-row>
        <table:table-row table:style-name="ro1">
          <table:table-cell office:value-type="string" calcext:value-type="string">
            <text:p>./archive_1/1745526793_1432_Wide_Long/1745526793_1432_Wide_Long_angle_data.json</text:p>
          </table:table-cell>
          <table:table-cell/>
          <table:table-cell office:value-type="string" calcext:value-type="string">
            <text:p>./archive_1/1745526793_1432_Wide_Long/1745526793_1432_Wide_Long_distance_data.json</text:p>
          </table:table-cell>
          <table:table-cell/>
          <table:table-cell office:value-type="string" calcext:value-type="string">
            <text:p>./archive_1/1745526793_1432_Wide_Long/1745526793_1432_Wide_Long_sound.wav</text:p>
          </table:table-cell>
        </table:table-row>
        <table:table-row table:style-name="ro1">
          <table:table-cell office:value-type="string" calcext:value-type="string">
            <text:p>./archive_1/1744901111_252_Wide_Long/1744901111_252_Wide_Long_angle_data.json</text:p>
          </table:table-cell>
          <table:table-cell/>
          <table:table-cell office:value-type="string" calcext:value-type="string">
            <text:p>./archive_1/1744901111_252_Wide_Long/1744901111_252_Wide_Long_distance_data.json</text:p>
          </table:table-cell>
          <table:table-cell/>
          <table:table-cell office:value-type="string" calcext:value-type="string">
            <text:p>./archive_1/1744901111_252_Wide_Long/1744901111_252_Wide_Long_sound.wav</text:p>
          </table:table-cell>
        </table:table-row>
        <table:table-row table:style-name="ro1">
          <table:table-cell office:value-type="string" calcext:value-type="string">
            <text:p>./archive_1/1744909346_571_Wide_Long/1744909346_571_Wide_Long_angle_data.json</text:p>
          </table:table-cell>
          <table:table-cell/>
          <table:table-cell office:value-type="string" calcext:value-type="string">
            <text:p>./archive_1/1744909346_571_Wide_Long/1744909346_571_Wide_Long_distance_data.json</text:p>
          </table:table-cell>
          <table:table-cell/>
          <table:table-cell office:value-type="string" calcext:value-type="string">
            <text:p>./archive_1/1744909346_571_Wide_Long/1744909346_571_Wide_Long_sound.wav</text:p>
          </table:table-cell>
        </table:table-row>
        <table:table-row table:style-name="ro1">
          <table:table-cell office:value-type="string" calcext:value-type="string">
            <text:p>./archive_1/1744916311_885_Wide_Long/1744916311_885_Wide_Long_angle_data.json</text:p>
          </table:table-cell>
          <table:table-cell/>
          <table:table-cell office:value-type="string" calcext:value-type="string">
            <text:p>./archive_1/1744916311_885_Wide_Long/1744916311_885_Wide_Long_distance_data.json</text:p>
          </table:table-cell>
          <table:table-cell/>
          <table:table-cell office:value-type="string" calcext:value-type="string">
            <text:p>./archive_1/1744916311_885_Wide_Long/1744916311_885_Wide_Long_sound.wav</text:p>
          </table:table-cell>
        </table:table-row>
        <table:table-row table:style-name="ro1">
          <table:table-cell office:value-type="string" calcext:value-type="string">
            <text:p>./archive_1/1745515640_194_Wide_Long/1745515640_194_Wide_Long_angle_data.json</text:p>
          </table:table-cell>
          <table:table-cell/>
          <table:table-cell office:value-type="string" calcext:value-type="string">
            <text:p>./archive_1/1745515640_194_Wide_Long/1745515640_194_Wide_Long_distance_data.json</text:p>
          </table:table-cell>
          <table:table-cell/>
          <table:table-cell office:value-type="string" calcext:value-type="string">
            <text:p>./archive_1/1745515640_194_Wide_Long/1745515640_194_Wide_Long_sound.wav</text:p>
          </table:table-cell>
        </table:table-row>
        <table:table-row table:style-name="ro1">
          <table:table-cell office:value-type="string" calcext:value-type="string">
            <text:p>./archive_1/1745520150_503_Wide_Long/1745520150_503_Wide_Long_angle_data.json</text:p>
          </table:table-cell>
          <table:table-cell/>
          <table:table-cell office:value-type="string" calcext:value-type="string">
            <text:p>./archive_1/1745520150_503_Wide_Long/1745520150_503_Wide_Long_distance_data.json</text:p>
          </table:table-cell>
          <table:table-cell/>
          <table:table-cell office:value-type="string" calcext:value-type="string">
            <text:p>./archive_1/1745520150_503_Wide_Long/1745520150_503_Wide_Long_sound.wav</text:p>
          </table:table-cell>
        </table:table-row>
        <table:table-row table:style-name="ro1">
          <table:table-cell office:value-type="string" calcext:value-type="string">
            <text:p>./archive_1/1745522568_815_Wide_Long/1745522568_815_Wide_Long_angle_data.json</text:p>
          </table:table-cell>
          <table:table-cell/>
          <table:table-cell office:value-type="string" calcext:value-type="string">
            <text:p>./archive_1/1745522568_815_Wide_Long/1745522568_815_Wide_Long_distance_data.json</text:p>
          </table:table-cell>
          <table:table-cell/>
          <table:table-cell office:value-type="string" calcext:value-type="string">
            <text:p>./archive_1/1745522568_815_Wide_Long/1745522568_815_Wide_Long_sound.wav</text:p>
          </table:table-cell>
        </table:table-row>
        <table:table-row table:style-name="ro1">
          <table:table-cell office:value-type="string" calcext:value-type="string">
            <text:p>./archive_1/1745524519_1123_Wide_Long/1745524519_1123_Wide_Long_angle_data.json</text:p>
          </table:table-cell>
          <table:table-cell/>
          <table:table-cell office:value-type="string" calcext:value-type="string">
            <text:p>./archive_1/1745524519_1123_Wide_Long/1745524519_1123_Wide_Long_distance_data.json</text:p>
          </table:table-cell>
          <table:table-cell/>
          <table:table-cell office:value-type="string" calcext:value-type="string">
            <text:p>./archive_1/1745524519_1123_Wide_Long/1745524519_1123_Wide_Long_sound.wav</text:p>
          </table:table-cell>
        </table:table-row>
        <table:table-row table:style-name="ro1">
          <table:table-cell office:value-type="string" calcext:value-type="string">
            <text:p>./archive_1/1745526798_1433_Wide_Long/1745526798_1433_Wide_Long_angle_data.json</text:p>
          </table:table-cell>
          <table:table-cell/>
          <table:table-cell office:value-type="string" calcext:value-type="string">
            <text:p>./archive_1/1745526798_1433_Wide_Long/1745526798_1433_Wide_Long_distance_data.json</text:p>
          </table:table-cell>
          <table:table-cell/>
          <table:table-cell office:value-type="string" calcext:value-type="string">
            <text:p>./archive_1/1745526798_1433_Wide_Long/1745526798_1433_Wide_Long_sound.wav</text:p>
          </table:table-cell>
        </table:table-row>
        <table:table-row table:style-name="ro1">
          <table:table-cell office:value-type="string" calcext:value-type="string">
            <text:p>./archive_1/1744901133_253_Wide_Long/1744901133_253_Wide_Long_angle_data.json</text:p>
          </table:table-cell>
          <table:table-cell/>
          <table:table-cell office:value-type="string" calcext:value-type="string">
            <text:p>./archive_1/1744901133_253_Wide_Long/1744901133_253_Wide_Long_distance_data.json</text:p>
          </table:table-cell>
          <table:table-cell/>
          <table:table-cell office:value-type="string" calcext:value-type="string">
            <text:p>./archive_1/1744901133_253_Wide_Long/1744901133_253_Wide_Long_sound.wav</text:p>
          </table:table-cell>
        </table:table-row>
        <table:table-row table:style-name="ro1">
          <table:table-cell office:value-type="string" calcext:value-type="string">
            <text:p>./archive_1/1744909365_572_Wide_Long/1744909365_572_Wide_Long_angle_data.json</text:p>
          </table:table-cell>
          <table:table-cell/>
          <table:table-cell office:value-type="string" calcext:value-type="string">
            <text:p>./archive_1/1744909365_572_Wide_Long/1744909365_572_Wide_Long_distance_data.json</text:p>
          </table:table-cell>
          <table:table-cell/>
          <table:table-cell office:value-type="string" calcext:value-type="string">
            <text:p>./archive_1/1744909365_572_Wide_Long/1744909365_572_Wide_Long_sound.wav</text:p>
          </table:table-cell>
        </table:table-row>
        <table:table-row table:style-name="ro1">
          <table:table-cell office:value-type="string" calcext:value-type="string">
            <text:p>./archive_1/1744916331_886_Wide_Long/1744916331_886_Wide_Long_angle_data.json</text:p>
          </table:table-cell>
          <table:table-cell/>
          <table:table-cell office:value-type="string" calcext:value-type="string">
            <text:p>./archive_1/1744916331_886_Wide_Long/1744916331_886_Wide_Long_distance_data.json</text:p>
          </table:table-cell>
          <table:table-cell/>
          <table:table-cell office:value-type="string" calcext:value-type="string">
            <text:p>./archive_1/1744916331_886_Wide_Long/1744916331_886_Wide_Long_sound.wav</text:p>
          </table:table-cell>
        </table:table-row>
        <table:table-row table:style-name="ro1">
          <table:table-cell office:value-type="string" calcext:value-type="string">
            <text:p>./archive_1/1745515668_195_Wide_Long/1745515668_195_Wide_Long_angle_data.json</text:p>
          </table:table-cell>
          <table:table-cell/>
          <table:table-cell office:value-type="string" calcext:value-type="string">
            <text:p>./archive_1/1745515668_195_Wide_Long/1745515668_195_Wide_Long_distance_data.json</text:p>
          </table:table-cell>
          <table:table-cell/>
          <table:table-cell office:value-type="string" calcext:value-type="string">
            <text:p>./archive_1/1745515668_195_Wide_Long/1745515668_195_Wide_Long_sound.wav</text:p>
          </table:table-cell>
        </table:table-row>
        <table:table-row table:style-name="ro1">
          <table:table-cell office:value-type="string" calcext:value-type="string">
            <text:p>./archive_1/1745520158_504_Wide_Long/1745520158_504_Wide_Long_angle_data.json</text:p>
          </table:table-cell>
          <table:table-cell/>
          <table:table-cell office:value-type="string" calcext:value-type="string">
            <text:p>./archive_1/1745520158_504_Wide_Long/1745520158_504_Wide_Long_distance_data.json</text:p>
          </table:table-cell>
          <table:table-cell/>
          <table:table-cell office:value-type="string" calcext:value-type="string">
            <text:p>./archive_1/1745520158_504_Wide_Long/1745520158_504_Wide_Long_sound.wav</text:p>
          </table:table-cell>
        </table:table-row>
        <table:table-row table:style-name="ro1">
          <table:table-cell office:value-type="string" calcext:value-type="string">
            <text:p>./archive_1/1745522573_816_Wide_Long/1745522573_816_Wide_Long_angle_data.json</text:p>
          </table:table-cell>
          <table:table-cell/>
          <table:table-cell office:value-type="string" calcext:value-type="string">
            <text:p>./archive_1/1745522573_816_Wide_Long/1745522573_816_Wide_Long_distance_data.json</text:p>
          </table:table-cell>
          <table:table-cell/>
          <table:table-cell office:value-type="string" calcext:value-type="string">
            <text:p>./archive_1/1745522573_816_Wide_Long/1745522573_816_Wide_Long_sound.wav</text:p>
          </table:table-cell>
        </table:table-row>
        <table:table-row table:style-name="ro1">
          <table:table-cell office:value-type="string" calcext:value-type="string">
            <text:p>./archive_1/1745524524_1124_Wide_Long/1745524524_1124_Wide_Long_angle_data.json</text:p>
          </table:table-cell>
          <table:table-cell/>
          <table:table-cell office:value-type="string" calcext:value-type="string">
            <text:p>./archive_1/1745524524_1124_Wide_Long/1745524524_1124_Wide_Long_distance_data.json</text:p>
          </table:table-cell>
          <table:table-cell/>
          <table:table-cell office:value-type="string" calcext:value-type="string">
            <text:p>./archive_1/1745524524_1124_Wide_Long/1745524524_1124_Wide_Long_sound.wav</text:p>
          </table:table-cell>
        </table:table-row>
        <table:table-row table:style-name="ro1">
          <table:table-cell office:value-type="string" calcext:value-type="string">
            <text:p>./archive_1/1745526802_1434_Wide_Long/1745526802_1434_Wide_Long_angle_data.json</text:p>
          </table:table-cell>
          <table:table-cell/>
          <table:table-cell office:value-type="string" calcext:value-type="string">
            <text:p>./archive_1/1745526802_1434_Wide_Long/1745526802_1434_Wide_Long_distance_data.json</text:p>
          </table:table-cell>
          <table:table-cell/>
          <table:table-cell office:value-type="string" calcext:value-type="string">
            <text:p>./archive_1/1745526802_1434_Wide_Long/1745526802_1434_Wide_Long_sound.wav</text:p>
          </table:table-cell>
        </table:table-row>
        <table:table-row table:style-name="ro1">
          <table:table-cell office:value-type="string" calcext:value-type="string">
            <text:p>./archive_1/1744901177_254_Wide_Long/1744901177_254_Wide_Long_angle_data.json</text:p>
          </table:table-cell>
          <table:table-cell/>
          <table:table-cell office:value-type="string" calcext:value-type="string">
            <text:p>./archive_1/1744901177_254_Wide_Long/1744901177_254_Wide_Long_distance_data.json</text:p>
          </table:table-cell>
          <table:table-cell/>
          <table:table-cell office:value-type="string" calcext:value-type="string">
            <text:p>./archive_1/1744901177_254_Wide_Long/1744901177_254_Wide_Long_sound.wav</text:p>
          </table:table-cell>
        </table:table-row>
        <table:table-row table:style-name="ro1">
          <table:table-cell office:value-type="string" calcext:value-type="string">
            <text:p>./archive_1/1744909385_573_Wide_Long/1744909385_573_Wide_Long_angle_data.json</text:p>
          </table:table-cell>
          <table:table-cell/>
          <table:table-cell office:value-type="string" calcext:value-type="string">
            <text:p>./archive_1/1744909385_573_Wide_Long/1744909385_573_Wide_Long_distance_data.json</text:p>
          </table:table-cell>
          <table:table-cell/>
          <table:table-cell office:value-type="string" calcext:value-type="string">
            <text:p>./archive_1/1744909385_573_Wide_Long/1744909385_573_Wide_Long_sound.wav</text:p>
          </table:table-cell>
        </table:table-row>
        <table:table-row table:style-name="ro1">
          <table:table-cell office:value-type="string" calcext:value-type="string">
            <text:p>./archive_1/1744916350_887_Wide_Long/1744916350_887_Wide_Long_angle_data.json</text:p>
          </table:table-cell>
          <table:table-cell/>
          <table:table-cell office:value-type="string" calcext:value-type="string">
            <text:p>./archive_1/1744916350_887_Wide_Long/1744916350_887_Wide_Long_distance_data.json</text:p>
          </table:table-cell>
          <table:table-cell/>
          <table:table-cell office:value-type="string" calcext:value-type="string">
            <text:p>./archive_1/1744916350_887_Wide_Long/1744916350_887_Wide_Long_sound.wav</text:p>
          </table:table-cell>
        </table:table-row>
        <table:table-row table:style-name="ro1">
          <table:table-cell office:value-type="string" calcext:value-type="string">
            <text:p>./archive_1/1745515697_196_Wide_Long/1745515697_196_Wide_Long_angle_data.json</text:p>
          </table:table-cell>
          <table:table-cell/>
          <table:table-cell office:value-type="string" calcext:value-type="string">
            <text:p>./archive_1/1745515697_196_Wide_Long/1745515697_196_Wide_Long_distance_data.json</text:p>
          </table:table-cell>
          <table:table-cell/>
          <table:table-cell office:value-type="string" calcext:value-type="string">
            <text:p>./archive_1/1745515697_196_Wide_Long/1745515697_196_Wide_Long_sound.wav</text:p>
          </table:table-cell>
        </table:table-row>
        <table:table-row table:style-name="ro1">
          <table:table-cell office:value-type="string" calcext:value-type="string">
            <text:p>./archive_1/1745520163_505_Wide_Long/1745520163_505_Wide_Long_angle_data.json</text:p>
          </table:table-cell>
          <table:table-cell/>
          <table:table-cell office:value-type="string" calcext:value-type="string">
            <text:p>./archive_1/1745520163_505_Wide_Long/1745520163_505_Wide_Long_distance_data.json</text:p>
          </table:table-cell>
          <table:table-cell/>
          <table:table-cell office:value-type="string" calcext:value-type="string">
            <text:p>./archive_1/1745520163_505_Wide_Long/1745520163_505_Wide_Long_sound.wav</text:p>
          </table:table-cell>
        </table:table-row>
        <table:table-row table:style-name="ro1">
          <table:table-cell office:value-type="string" calcext:value-type="string">
            <text:p>./archive_1/1745522577_817_Wide_Long/1745522577_817_Wide_Long_angle_data.json</text:p>
          </table:table-cell>
          <table:table-cell/>
          <table:table-cell office:value-type="string" calcext:value-type="string">
            <text:p>./archive_1/1745522577_817_Wide_Long/1745522577_817_Wide_Long_distance_data.json</text:p>
          </table:table-cell>
          <table:table-cell/>
          <table:table-cell office:value-type="string" calcext:value-type="string">
            <text:p>./archive_1/1745522577_817_Wide_Long/1745522577_817_Wide_Long_sound.wav</text:p>
          </table:table-cell>
        </table:table-row>
        <table:table-row table:style-name="ro1">
          <table:table-cell office:value-type="string" calcext:value-type="string">
            <text:p>./archive_1/1745524529_1125_Wide_Long/1745524529_1125_Wide_Long_angle_data.json</text:p>
          </table:table-cell>
          <table:table-cell/>
          <table:table-cell office:value-type="string" calcext:value-type="string">
            <text:p>./archive_1/1745524529_1125_Wide_Long/1745524529_1125_Wide_Long_distance_data.json</text:p>
          </table:table-cell>
          <table:table-cell/>
          <table:table-cell office:value-type="string" calcext:value-type="string">
            <text:p>./archive_1/1745524529_1125_Wide_Long/1745524529_1125_Wide_Long_sound.wav</text:p>
          </table:table-cell>
        </table:table-row>
        <table:table-row table:style-name="ro1">
          <table:table-cell office:value-type="string" calcext:value-type="string">
            <text:p>./archive_1/1745526806_1435_Wide_Long/1745526806_1435_Wide_Long_angle_data.json</text:p>
          </table:table-cell>
          <table:table-cell/>
          <table:table-cell office:value-type="string" calcext:value-type="string">
            <text:p>./archive_1/1745526806_1435_Wide_Long/1745526806_1435_Wide_Long_distance_data.json</text:p>
          </table:table-cell>
          <table:table-cell/>
          <table:table-cell office:value-type="string" calcext:value-type="string">
            <text:p>./archive_1/1745526806_1435_Wide_Long/1745526806_1435_Wide_Long_sound.wav</text:p>
          </table:table-cell>
        </table:table-row>
        <table:table-row table:style-name="ro1">
          <table:table-cell office:value-type="string" calcext:value-type="string">
            <text:p>./archive_1/1744901197_255_Wide_Long/1744901197_255_Wide_Long_angle_data.json</text:p>
          </table:table-cell>
          <table:table-cell/>
          <table:table-cell office:value-type="string" calcext:value-type="string">
            <text:p>./archive_1/1744901197_255_Wide_Long/1744901197_255_Wide_Long_distance_data.json</text:p>
          </table:table-cell>
          <table:table-cell/>
          <table:table-cell office:value-type="string" calcext:value-type="string">
            <text:p>./archive_1/1744901197_255_Wide_Long/1744901197_255_Wide_Long_sound.wav</text:p>
          </table:table-cell>
        </table:table-row>
        <table:table-row table:style-name="ro1">
          <table:table-cell office:value-type="string" calcext:value-type="string">
            <text:p>./archive_1/1744909404_574_Wide_Long/1744909404_574_Wide_Long_angle_data.json</text:p>
          </table:table-cell>
          <table:table-cell/>
          <table:table-cell office:value-type="string" calcext:value-type="string">
            <text:p>./archive_1/1744909404_574_Wide_Long/1744909404_574_Wide_Long_distance_data.json</text:p>
          </table:table-cell>
          <table:table-cell/>
          <table:table-cell office:value-type="string" calcext:value-type="string">
            <text:p>./archive_1/1744909404_574_Wide_Long/1744909404_574_Wide_Long_sound.wav</text:p>
          </table:table-cell>
        </table:table-row>
        <table:table-row table:style-name="ro1">
          <table:table-cell office:value-type="string" calcext:value-type="string">
            <text:p>./archive_1/1744916375_888_Wide_Long/1744916375_888_Wide_Long_angle_data.json</text:p>
          </table:table-cell>
          <table:table-cell/>
          <table:table-cell office:value-type="string" calcext:value-type="string">
            <text:p>./archive_1/1744916375_888_Wide_Long/1744916375_888_Wide_Long_distance_data.json</text:p>
          </table:table-cell>
          <table:table-cell/>
          <table:table-cell office:value-type="string" calcext:value-type="string">
            <text:p>./archive_1/1744916375_888_Wide_Long/1744916375_888_Wide_Long_sound.wav</text:p>
          </table:table-cell>
        </table:table-row>
        <table:table-row table:style-name="ro1">
          <table:table-cell office:value-type="string" calcext:value-type="string">
            <text:p>./archive_1/1745515701_197_Wide_Long/1745515701_197_Wide_Long_angle_data.json</text:p>
          </table:table-cell>
          <table:table-cell/>
          <table:table-cell office:value-type="string" calcext:value-type="string">
            <text:p>./archive_1/1745515701_197_Wide_Long/1745515701_197_Wide_Long_distance_data.json</text:p>
          </table:table-cell>
          <table:table-cell/>
          <table:table-cell office:value-type="string" calcext:value-type="string">
            <text:p>./archive_1/1745515701_197_Wide_Long/1745515701_197_Wide_Long_sound.wav</text:p>
          </table:table-cell>
        </table:table-row>
        <table:table-row table:style-name="ro1">
          <table:table-cell office:value-type="string" calcext:value-type="string">
            <text:p>./archive_1/1745520168_506_Wide_Long/1745520168_506_Wide_Long_angle_data.json</text:p>
          </table:table-cell>
          <table:table-cell/>
          <table:table-cell office:value-type="string" calcext:value-type="string">
            <text:p>./archive_1/1745520168_506_Wide_Long/1745520168_506_Wide_Long_distance_data.json</text:p>
          </table:table-cell>
          <table:table-cell/>
          <table:table-cell office:value-type="string" calcext:value-type="string">
            <text:p>./archive_1/1745520168_506_Wide_Long/1745520168_506_Wide_Long_sound.wav</text:p>
          </table:table-cell>
        </table:table-row>
        <table:table-row table:style-name="ro1">
          <table:table-cell office:value-type="string" calcext:value-type="string">
            <text:p>./archive_1/1745522582_818_Wide_Long/1745522582_818_Wide_Long_angle_data.json</text:p>
          </table:table-cell>
          <table:table-cell/>
          <table:table-cell office:value-type="string" calcext:value-type="string">
            <text:p>./archive_1/1745522582_818_Wide_Long/1745522582_818_Wide_Long_distance_data.json</text:p>
          </table:table-cell>
          <table:table-cell/>
          <table:table-cell office:value-type="string" calcext:value-type="string">
            <text:p>./archive_1/1745522582_818_Wide_Long/1745522582_818_Wide_Long_sound.wav</text:p>
          </table:table-cell>
        </table:table-row>
        <table:table-row table:style-name="ro1">
          <table:table-cell office:value-type="string" calcext:value-type="string">
            <text:p>./archive_1/1745524533_1126_Wide_Long/1745524533_1126_Wide_Long_angle_data.json</text:p>
          </table:table-cell>
          <table:table-cell/>
          <table:table-cell office:value-type="string" calcext:value-type="string">
            <text:p>./archive_1/1745524533_1126_Wide_Long/1745524533_1126_Wide_Long_distance_data.json</text:p>
          </table:table-cell>
          <table:table-cell/>
          <table:table-cell office:value-type="string" calcext:value-type="string">
            <text:p>./archive_1/1745524533_1126_Wide_Long/1745524533_1126_Wide_Long_sound.wav</text:p>
          </table:table-cell>
        </table:table-row>
        <table:table-row table:style-name="ro1">
          <table:table-cell office:value-type="string" calcext:value-type="string">
            <text:p>./archive_1/1745526811_1436_Wide_Long/1745526811_1436_Wide_Long_angle_data.json</text:p>
          </table:table-cell>
          <table:table-cell/>
          <table:table-cell office:value-type="string" calcext:value-type="string">
            <text:p>./archive_1/1745526811_1436_Wide_Long/1745526811_1436_Wide_Long_distance_data.json</text:p>
          </table:table-cell>
          <table:table-cell/>
          <table:table-cell office:value-type="string" calcext:value-type="string">
            <text:p>./archive_1/1745526811_1436_Wide_Long/1745526811_1436_Wide_Long_sound.wav</text:p>
          </table:table-cell>
        </table:table-row>
        <table:table-row table:style-name="ro1">
          <table:table-cell office:value-type="string" calcext:value-type="string">
            <text:p>./archive_1/1744901216_256_Wide_Long/1744901216_256_Wide_Long_angle_data.json</text:p>
          </table:table-cell>
          <table:table-cell/>
          <table:table-cell office:value-type="string" calcext:value-type="string">
            <text:p>./archive_1/1744901216_256_Wide_Long/1744901216_256_Wide_Long_distance_data.json</text:p>
          </table:table-cell>
          <table:table-cell/>
          <table:table-cell office:value-type="string" calcext:value-type="string">
            <text:p>./archive_1/1744901216_256_Wide_Long/1744901216_256_Wide_Long_sound.wav</text:p>
          </table:table-cell>
        </table:table-row>
        <table:table-row table:style-name="ro1">
          <table:table-cell office:value-type="string" calcext:value-type="string">
            <text:p>./archive_1/1744909424_575_Wide_Long/1744909424_575_Wide_Long_angle_data.json</text:p>
          </table:table-cell>
          <table:table-cell/>
          <table:table-cell office:value-type="string" calcext:value-type="string">
            <text:p>./archive_1/1744909424_575_Wide_Long/1744909424_575_Wide_Long_distance_data.json</text:p>
          </table:table-cell>
          <table:table-cell/>
          <table:table-cell office:value-type="string" calcext:value-type="string">
            <text:p>./archive_1/1744909424_575_Wide_Long/1744909424_575_Wide_Long_sound.wav</text:p>
          </table:table-cell>
        </table:table-row>
        <table:table-row table:style-name="ro1">
          <table:table-cell office:value-type="string" calcext:value-type="string">
            <text:p>./archive_1/1744916395_889_Wide_Long/1744916395_889_Wide_Long_angle_data.json</text:p>
          </table:table-cell>
          <table:table-cell/>
          <table:table-cell office:value-type="string" calcext:value-type="string">
            <text:p>./archive_1/1744916395_889_Wide_Long/1744916395_889_Wide_Long_distance_data.json</text:p>
          </table:table-cell>
          <table:table-cell/>
          <table:table-cell office:value-type="string" calcext:value-type="string">
            <text:p>./archive_1/1744916395_889_Wide_Long/1744916395_889_Wide_Long_sound.wav</text:p>
          </table:table-cell>
        </table:table-row>
        <table:table-row table:style-name="ro1">
          <table:table-cell office:value-type="string" calcext:value-type="string">
            <text:p>./archive_1/1745515707_198_Wide_Long/1745515707_198_Wide_Long_angle_data.json</text:p>
          </table:table-cell>
          <table:table-cell/>
          <table:table-cell office:value-type="string" calcext:value-type="string">
            <text:p>./archive_1/1745515707_198_Wide_Long/1745515707_198_Wide_Long_distance_data.json</text:p>
          </table:table-cell>
          <table:table-cell/>
          <table:table-cell office:value-type="string" calcext:value-type="string">
            <text:p>./archive_1/1745515707_198_Wide_Long/1745515707_198_Wide_Long_sound.wav</text:p>
          </table:table-cell>
        </table:table-row>
        <table:table-row table:style-name="ro1">
          <table:table-cell office:value-type="string" calcext:value-type="string">
            <text:p>./archive_1/1745520173_507_Wide_Long/1745520173_507_Wide_Long_angle_data.json</text:p>
          </table:table-cell>
          <table:table-cell/>
          <table:table-cell office:value-type="string" calcext:value-type="string">
            <text:p>./archive_1/1745520173_507_Wide_Long/1745520173_507_Wide_Long_distance_data.json</text:p>
          </table:table-cell>
          <table:table-cell/>
          <table:table-cell office:value-type="string" calcext:value-type="string">
            <text:p>./archive_1/1745520173_507_Wide_Long/1745520173_507_Wide_Long_sound.wav</text:p>
          </table:table-cell>
        </table:table-row>
        <table:table-row table:style-name="ro1">
          <table:table-cell office:value-type="string" calcext:value-type="string">
            <text:p>./archive_1/1745522588_819_Wide_Long/1745522588_819_Wide_Long_angle_data.json</text:p>
          </table:table-cell>
          <table:table-cell/>
          <table:table-cell office:value-type="string" calcext:value-type="string">
            <text:p>./archive_1/1745522588_819_Wide_Long/1745522588_819_Wide_Long_distance_data.json</text:p>
          </table:table-cell>
          <table:table-cell/>
          <table:table-cell office:value-type="string" calcext:value-type="string">
            <text:p>./archive_1/1745522588_819_Wide_Long/1745522588_819_Wide_Long_sound.wav</text:p>
          </table:table-cell>
        </table:table-row>
        <table:table-row table:style-name="ro1">
          <table:table-cell office:value-type="string" calcext:value-type="string">
            <text:p>./archive_1/1745524538_1127_Wide_Long/1745524538_1127_Wide_Long_angle_data.json</text:p>
          </table:table-cell>
          <table:table-cell/>
          <table:table-cell office:value-type="string" calcext:value-type="string">
            <text:p>./archive_1/1745524538_1127_Wide_Long/1745524538_1127_Wide_Long_distance_data.json</text:p>
          </table:table-cell>
          <table:table-cell/>
          <table:table-cell office:value-type="string" calcext:value-type="string">
            <text:p>./archive_1/1745524538_1127_Wide_Long/1745524538_1127_Wide_Long_sound.wav</text:p>
          </table:table-cell>
        </table:table-row>
        <table:table-row table:style-name="ro1">
          <table:table-cell office:value-type="string" calcext:value-type="string">
            <text:p>./archive_1/1745526816_1437_Wide_Long/1745526816_1437_Wide_Long_angle_data.json</text:p>
          </table:table-cell>
          <table:table-cell/>
          <table:table-cell office:value-type="string" calcext:value-type="string">
            <text:p>./archive_1/1745526816_1437_Wide_Long/1745526816_1437_Wide_Long_distance_data.json</text:p>
          </table:table-cell>
          <table:table-cell/>
          <table:table-cell office:value-type="string" calcext:value-type="string">
            <text:p>./archive_1/1745526816_1437_Wide_Long/1745526816_1437_Wide_Long_sound.wav</text:p>
          </table:table-cell>
        </table:table-row>
        <table:table-row table:style-name="ro1">
          <table:table-cell office:value-type="string" calcext:value-type="string">
            <text:p>./archive_1/1744901236_257_Wide_Long/1744901236_257_Wide_Long_angle_data.json</text:p>
          </table:table-cell>
          <table:table-cell/>
          <table:table-cell office:value-type="string" calcext:value-type="string">
            <text:p>./archive_1/1744901236_257_Wide_Long/1744901236_257_Wide_Long_distance_data.json</text:p>
          </table:table-cell>
          <table:table-cell/>
          <table:table-cell office:value-type="string" calcext:value-type="string">
            <text:p>./archive_1/1744901236_257_Wide_Long/1744901236_257_Wide_Long_sound.wav</text:p>
          </table:table-cell>
        </table:table-row>
        <table:table-row table:style-name="ro1">
          <table:table-cell office:value-type="string" calcext:value-type="string">
            <text:p>./archive_1/1744909443_576_Wide_Long/1744909443_576_Wide_Long_angle_data.json</text:p>
          </table:table-cell>
          <table:table-cell/>
          <table:table-cell office:value-type="string" calcext:value-type="string">
            <text:p>./archive_1/1744909443_576_Wide_Long/1744909443_576_Wide_Long_distance_data.json</text:p>
          </table:table-cell>
          <table:table-cell/>
          <table:table-cell office:value-type="string" calcext:value-type="string">
            <text:p>./archive_1/1744909443_576_Wide_Long/1744909443_576_Wide_Long_sound.wav</text:p>
          </table:table-cell>
        </table:table-row>
        <table:table-row table:style-name="ro1">
          <table:table-cell office:value-type="string" calcext:value-type="string">
            <text:p>./archive_1/1744916415_890_Wide_Long/1744916415_890_Wide_Long_angle_data.json</text:p>
          </table:table-cell>
          <table:table-cell/>
          <table:table-cell office:value-type="string" calcext:value-type="string">
            <text:p>./archive_1/1744916415_890_Wide_Long/1744916415_890_Wide_Long_distance_data.json</text:p>
          </table:table-cell>
          <table:table-cell/>
          <table:table-cell office:value-type="string" calcext:value-type="string">
            <text:p>./archive_1/1744916415_890_Wide_Long/1744916415_890_Wide_Long_sound.wav</text:p>
          </table:table-cell>
        </table:table-row>
        <table:table-row table:style-name="ro1">
          <table:table-cell office:value-type="string" calcext:value-type="string">
            <text:p>./archive_1/1745515749_199_Wide_Long/1745515749_199_Wide_Long_angle_data.json</text:p>
          </table:table-cell>
          <table:table-cell/>
          <table:table-cell office:value-type="string" calcext:value-type="string">
            <text:p>./archive_1/1745515749_199_Wide_Long/1745515749_199_Wide_Long_distance_data.json</text:p>
          </table:table-cell>
          <table:table-cell/>
          <table:table-cell office:value-type="string" calcext:value-type="string">
            <text:p>./archive_1/1745515749_199_Wide_Long/1745515749_199_Wide_Long_sound.wav</text:p>
          </table:table-cell>
        </table:table-row>
        <table:table-row table:style-name="ro1">
          <table:table-cell office:value-type="string" calcext:value-type="string">
            <text:p>./archive_1/1745520178_508_Wide_Long/1745520178_508_Wide_Long_angle_data.json</text:p>
          </table:table-cell>
          <table:table-cell/>
          <table:table-cell office:value-type="string" calcext:value-type="string">
            <text:p>./archive_1/1745520178_508_Wide_Long/1745520178_508_Wide_Long_distance_data.json</text:p>
          </table:table-cell>
          <table:table-cell/>
          <table:table-cell office:value-type="string" calcext:value-type="string">
            <text:p>./archive_1/1745520178_508_Wide_Long/1745520178_508_Wide_Long_sound.wav</text:p>
          </table:table-cell>
        </table:table-row>
        <table:table-row table:style-name="ro1">
          <table:table-cell office:value-type="string" calcext:value-type="string">
            <text:p>./archive_1/1745522592_820_Wide_Long/1745522592_820_Wide_Long_angle_data.json</text:p>
          </table:table-cell>
          <table:table-cell/>
          <table:table-cell office:value-type="string" calcext:value-type="string">
            <text:p>./archive_1/1745522592_820_Wide_Long/1745522592_820_Wide_Long_distance_data.json</text:p>
          </table:table-cell>
          <table:table-cell/>
          <table:table-cell office:value-type="string" calcext:value-type="string">
            <text:p>./archive_1/1745522592_820_Wide_Long/1745522592_820_Wide_Long_sound.wav</text:p>
          </table:table-cell>
        </table:table-row>
        <table:table-row table:style-name="ro1">
          <table:table-cell office:value-type="string" calcext:value-type="string">
            <text:p>./archive_1/1745524543_1128_Wide_Long/1745524543_1128_Wide_Long_angle_data.json</text:p>
          </table:table-cell>
          <table:table-cell/>
          <table:table-cell office:value-type="string" calcext:value-type="string">
            <text:p>./archive_1/1745524543_1128_Wide_Long/1745524543_1128_Wide_Long_distance_data.json</text:p>
          </table:table-cell>
          <table:table-cell/>
          <table:table-cell office:value-type="string" calcext:value-type="string">
            <text:p>./archive_1/1745524543_1128_Wide_Long/1745524543_1128_Wide_Long_sound.wav</text:p>
          </table:table-cell>
        </table:table-row>
        <table:table-row table:style-name="ro1">
          <table:table-cell office:value-type="string" calcext:value-type="string">
            <text:p>./archive_1/1745526821_1438_Wide_Long/1745526821_1438_Wide_Long_angle_data.json</text:p>
          </table:table-cell>
          <table:table-cell/>
          <table:table-cell office:value-type="string" calcext:value-type="string">
            <text:p>./archive_1/1745526821_1438_Wide_Long/1745526821_1438_Wide_Long_distance_data.json</text:p>
          </table:table-cell>
          <table:table-cell/>
          <table:table-cell office:value-type="string" calcext:value-type="string">
            <text:p>./archive_1/1745526821_1438_Wide_Long/1745526821_1438_Wide_Long_sound.wav</text:p>
          </table:table-cell>
        </table:table-row>
        <table:table-row table:style-name="ro1">
          <table:table-cell office:value-type="string" calcext:value-type="string">
            <text:p>./archive_1/1744901256_258_Wide_Long/1744901256_258_Wide_Long_angle_data.json</text:p>
          </table:table-cell>
          <table:table-cell/>
          <table:table-cell office:value-type="string" calcext:value-type="string">
            <text:p>./archive_1/1744901256_258_Wide_Long/1744901256_258_Wide_Long_distance_data.json</text:p>
          </table:table-cell>
          <table:table-cell/>
          <table:table-cell office:value-type="string" calcext:value-type="string">
            <text:p>./archive_1/1744901256_258_Wide_Long/1744901256_258_Wide_Long_sound.wav</text:p>
          </table:table-cell>
        </table:table-row>
        <table:table-row table:style-name="ro1">
          <table:table-cell office:value-type="string" calcext:value-type="string">
            <text:p>./archive_1/1744909463_577_Wide_Long/1744909463_577_Wide_Long_angle_data.json</text:p>
          </table:table-cell>
          <table:table-cell/>
          <table:table-cell office:value-type="string" calcext:value-type="string">
            <text:p>./archive_1/1744909463_577_Wide_Long/1744909463_577_Wide_Long_distance_data.json</text:p>
          </table:table-cell>
          <table:table-cell/>
          <table:table-cell office:value-type="string" calcext:value-type="string">
            <text:p>./archive_1/1744909463_577_Wide_Long/1744909463_577_Wide_Long_sound.wav</text:p>
          </table:table-cell>
        </table:table-row>
        <table:table-row table:style-name="ro1">
          <table:table-cell office:value-type="string" calcext:value-type="string">
            <text:p>./archive_1/1744916434_891_Wide_Long/1744916434_891_Wide_Long_angle_data.json</text:p>
          </table:table-cell>
          <table:table-cell/>
          <table:table-cell office:value-type="string" calcext:value-type="string">
            <text:p>./archive_1/1744916434_891_Wide_Long/1744916434_891_Wide_Long_distance_data.json</text:p>
          </table:table-cell>
          <table:table-cell/>
          <table:table-cell office:value-type="string" calcext:value-type="string">
            <text:p>./archive_1/1744916434_891_Wide_Long/1744916434_891_Wide_Long_sound.wav</text:p>
          </table:table-cell>
        </table:table-row>
        <table:table-row table:style-name="ro1">
          <table:table-cell office:value-type="string" calcext:value-type="string">
            <text:p>./archive_1/1745515754_200_Wide_Long/1745515754_200_Wide_Long_angle_data.json</text:p>
          </table:table-cell>
          <table:table-cell/>
          <table:table-cell office:value-type="string" calcext:value-type="string">
            <text:p>./archive_1/1745515754_200_Wide_Long/1745515754_200_Wide_Long_distance_data.json</text:p>
          </table:table-cell>
          <table:table-cell/>
          <table:table-cell office:value-type="string" calcext:value-type="string">
            <text:p>./archive_1/1745515754_200_Wide_Long/1745515754_200_Wide_Long_sound.wav</text:p>
          </table:table-cell>
        </table:table-row>
        <table:table-row table:style-name="ro1">
          <table:table-cell office:value-type="string" calcext:value-type="string">
            <text:p>./archive_1/1745520182_509_Wide_Long/1745520182_509_Wide_Long_angle_data.json</text:p>
          </table:table-cell>
          <table:table-cell/>
          <table:table-cell office:value-type="string" calcext:value-type="string">
            <text:p>./archive_1/1745520182_509_Wide_Long/1745520182_509_Wide_Long_distance_data.json</text:p>
          </table:table-cell>
          <table:table-cell/>
          <table:table-cell office:value-type="string" calcext:value-type="string">
            <text:p>./archive_1/1745520182_509_Wide_Long/1745520182_509_Wide_Long_sound.wav</text:p>
          </table:table-cell>
        </table:table-row>
        <table:table-row table:style-name="ro1">
          <table:table-cell office:value-type="string" calcext:value-type="string">
            <text:p>./archive_1/1745522597_821_Wide_Long/1745522597_821_Wide_Long_angle_data.json</text:p>
          </table:table-cell>
          <table:table-cell/>
          <table:table-cell office:value-type="string" calcext:value-type="string">
            <text:p>./archive_1/1745522597_821_Wide_Long/1745522597_821_Wide_Long_distance_data.json</text:p>
          </table:table-cell>
          <table:table-cell/>
          <table:table-cell office:value-type="string" calcext:value-type="string">
            <text:p>./archive_1/1745522597_821_Wide_Long/1745522597_821_Wide_Long_sound.wav</text:p>
          </table:table-cell>
        </table:table-row>
        <table:table-row table:style-name="ro1">
          <table:table-cell office:value-type="string" calcext:value-type="string">
            <text:p>./archive_1/1745524547_1129_Wide_Long/1745524547_1129_Wide_Long_angle_data.json</text:p>
          </table:table-cell>
          <table:table-cell/>
          <table:table-cell office:value-type="string" calcext:value-type="string">
            <text:p>./archive_1/1745524547_1129_Wide_Long/1745524547_1129_Wide_Long_distance_data.json</text:p>
          </table:table-cell>
          <table:table-cell/>
          <table:table-cell office:value-type="string" calcext:value-type="string">
            <text:p>./archive_1/1745524547_1129_Wide_Long/1745524547_1129_Wide_Long_sound.wav</text:p>
          </table:table-cell>
        </table:table-row>
        <table:table-row table:style-name="ro1">
          <table:table-cell office:value-type="string" calcext:value-type="string">
            <text:p>./archive_1/1745526826_1439_Wide_Long/1745526826_1439_Wide_Long_angle_data.json</text:p>
          </table:table-cell>
          <table:table-cell/>
          <table:table-cell office:value-type="string" calcext:value-type="string">
            <text:p>./archive_1/1745526826_1439_Wide_Long/1745526826_1439_Wide_Long_distance_data.json</text:p>
          </table:table-cell>
          <table:table-cell/>
          <table:table-cell office:value-type="string" calcext:value-type="string">
            <text:p>./archive_1/1745526826_1439_Wide_Long/1745526826_1439_Wide_Long_sound.wav</text:p>
          </table:table-cell>
        </table:table-row>
        <table:table-row table:style-name="ro1">
          <table:table-cell office:value-type="string" calcext:value-type="string">
            <text:p>./archive_1/1744901275_259_Wide_Long/1744901275_259_Wide_Long_angle_data.json</text:p>
          </table:table-cell>
          <table:table-cell/>
          <table:table-cell office:value-type="string" calcext:value-type="string">
            <text:p>./archive_1/1744901275_259_Wide_Long/1744901275_259_Wide_Long_distance_data.json</text:p>
          </table:table-cell>
          <table:table-cell/>
          <table:table-cell office:value-type="string" calcext:value-type="string">
            <text:p>./archive_1/1744901275_259_Wide_Long/1744901275_259_Wide_Long_sound.wav</text:p>
          </table:table-cell>
        </table:table-row>
        <table:table-row table:style-name="ro1">
          <table:table-cell office:value-type="string" calcext:value-type="string">
            <text:p>./archive_1/1744909482_578_Wide_Long/1744909482_578_Wide_Long_angle_data.json</text:p>
          </table:table-cell>
          <table:table-cell/>
          <table:table-cell office:value-type="string" calcext:value-type="string">
            <text:p>./archive_1/1744909482_578_Wide_Long/1744909482_578_Wide_Long_distance_data.json</text:p>
          </table:table-cell>
          <table:table-cell/>
          <table:table-cell office:value-type="string" calcext:value-type="string">
            <text:p>./archive_1/1744909482_578_Wide_Long/1744909482_578_Wide_Long_sound.wav</text:p>
          </table:table-cell>
        </table:table-row>
        <table:table-row table:style-name="ro1">
          <table:table-cell office:value-type="string" calcext:value-type="string">
            <text:p>./archive_1/1744916454_892_Wide_Long/1744916454_892_Wide_Long_angle_data.json</text:p>
          </table:table-cell>
          <table:table-cell/>
          <table:table-cell office:value-type="string" calcext:value-type="string">
            <text:p>./archive_1/1744916454_892_Wide_Long/1744916454_892_Wide_Long_distance_data.json</text:p>
          </table:table-cell>
          <table:table-cell/>
          <table:table-cell office:value-type="string" calcext:value-type="string">
            <text:p>./archive_1/1744916454_892_Wide_Long/1744916454_892_Wide_Long_sound.wav</text:p>
          </table:table-cell>
        </table:table-row>
        <table:table-row table:style-name="ro1">
          <table:table-cell office:value-type="string" calcext:value-type="string">
            <text:p>./archive_1/1745515758_201_Wide_Long/1745515758_201_Wide_Long_angle_data.json</text:p>
          </table:table-cell>
          <table:table-cell/>
          <table:table-cell office:value-type="string" calcext:value-type="string">
            <text:p>./archive_1/1745515758_201_Wide_Long/1745515758_201_Wide_Long_distance_data.json</text:p>
          </table:table-cell>
          <table:table-cell/>
          <table:table-cell office:value-type="string" calcext:value-type="string">
            <text:p>./archive_1/1745515758_201_Wide_Long/1745515758_201_Wide_Long_sound.wav</text:p>
          </table:table-cell>
        </table:table-row>
        <table:table-row table:style-name="ro1">
          <table:table-cell office:value-type="string" calcext:value-type="string">
            <text:p>./archive_1/1745520190_510_Wide_Long/1745520190_510_Wide_Long_angle_data.json</text:p>
          </table:table-cell>
          <table:table-cell/>
          <table:table-cell office:value-type="string" calcext:value-type="string">
            <text:p>./archive_1/1745520190_510_Wide_Long/1745520190_510_Wide_Long_distance_data.json</text:p>
          </table:table-cell>
          <table:table-cell/>
          <table:table-cell office:value-type="string" calcext:value-type="string">
            <text:p>./archive_1/1745520190_510_Wide_Long/1745520190_510_Wide_Long_sound.wav</text:p>
          </table:table-cell>
        </table:table-row>
        <table:table-row table:style-name="ro1">
          <table:table-cell office:value-type="string" calcext:value-type="string">
            <text:p>./archive_1/1745522608_822_Wide_Long/1745522608_822_Wide_Long_angle_data.json</text:p>
          </table:table-cell>
          <table:table-cell/>
          <table:table-cell office:value-type="string" calcext:value-type="string">
            <text:p>./archive_1/1745522608_822_Wide_Long/1745522608_822_Wide_Long_distance_data.json</text:p>
          </table:table-cell>
          <table:table-cell/>
          <table:table-cell office:value-type="string" calcext:value-type="string">
            <text:p>./archive_1/1745522608_822_Wide_Long/1745522608_822_Wide_Long_sound.wav</text:p>
          </table:table-cell>
        </table:table-row>
        <table:table-row table:style-name="ro1">
          <table:table-cell office:value-type="string" calcext:value-type="string">
            <text:p>./archive_1/1745524551_1130_Wide_Long/1745524551_1130_Wide_Long_angle_data.json</text:p>
          </table:table-cell>
          <table:table-cell/>
          <table:table-cell office:value-type="string" calcext:value-type="string">
            <text:p>./archive_1/1745524551_1130_Wide_Long/1745524551_1130_Wide_Long_distance_data.json</text:p>
          </table:table-cell>
          <table:table-cell/>
          <table:table-cell office:value-type="string" calcext:value-type="string">
            <text:p>./archive_1/1745524551_1130_Wide_Long/1745524551_1130_Wide_Long_sound.wav</text:p>
          </table:table-cell>
        </table:table-row>
        <table:table-row table:style-name="ro1">
          <table:table-cell office:value-type="string" calcext:value-type="string">
            <text:p>./archive_1/1745526832_1440_Wide_Long/1745526832_1440_Wide_Long_angle_data.json</text:p>
          </table:table-cell>
          <table:table-cell/>
          <table:table-cell office:value-type="string" calcext:value-type="string">
            <text:p>./archive_1/1745526832_1440_Wide_Long/1745526832_1440_Wide_Long_distance_data.json</text:p>
          </table:table-cell>
          <table:table-cell/>
          <table:table-cell office:value-type="string" calcext:value-type="string">
            <text:p>./archive_1/1745526832_1440_Wide_Long/1745526832_1440_Wide_Long_sound.wav</text:p>
          </table:table-cell>
        </table:table-row>
        <table:table-row table:style-name="ro1">
          <table:table-cell office:value-type="string" calcext:value-type="string">
            <text:p>./archive_1/1744901294_260_Wide_Long/1744901294_260_Wide_Long_angle_data.json</text:p>
          </table:table-cell>
          <table:table-cell/>
          <table:table-cell office:value-type="string" calcext:value-type="string">
            <text:p>./archive_1/1744901294_260_Wide_Long/1744901294_260_Wide_Long_distance_data.json</text:p>
          </table:table-cell>
          <table:table-cell/>
          <table:table-cell office:value-type="string" calcext:value-type="string">
            <text:p>./archive_1/1744901294_260_Wide_Long/1744901294_260_Wide_Long_sound.wav</text:p>
          </table:table-cell>
        </table:table-row>
        <table:table-row table:style-name="ro1">
          <table:table-cell office:value-type="string" calcext:value-type="string">
            <text:p>./archive_1/1744909504_579_Wide_Long/1744909504_579_Wide_Long_angle_data.json</text:p>
          </table:table-cell>
          <table:table-cell/>
          <table:table-cell office:value-type="string" calcext:value-type="string">
            <text:p>./archive_1/1744909504_579_Wide_Long/1744909504_579_Wide_Long_distance_data.json</text:p>
          </table:table-cell>
          <table:table-cell/>
          <table:table-cell office:value-type="string" calcext:value-type="string">
            <text:p>./archive_1/1744909504_579_Wide_Long/1744909504_579_Wide_Long_sound.wav</text:p>
          </table:table-cell>
        </table:table-row>
        <table:table-row table:style-name="ro1">
          <table:table-cell office:value-type="string" calcext:value-type="string">
            <text:p>./archive_1/1744916474_893_Wide_Long/1744916474_893_Wide_Long_angle_data.json</text:p>
          </table:table-cell>
          <table:table-cell/>
          <table:table-cell office:value-type="string" calcext:value-type="string">
            <text:p>./archive_1/1744916474_893_Wide_Long/1744916474_893_Wide_Long_distance_data.json</text:p>
          </table:table-cell>
          <table:table-cell/>
          <table:table-cell office:value-type="string" calcext:value-type="string">
            <text:p>./archive_1/1744916474_893_Wide_Long/1744916474_893_Wide_Long_sound.wav</text:p>
          </table:table-cell>
        </table:table-row>
        <table:table-row table:style-name="ro1">
          <table:table-cell office:value-type="string" calcext:value-type="string">
            <text:p>./archive_1/1745515763_202_Wide_Long/1745515763_202_Wide_Long_angle_data.json</text:p>
          </table:table-cell>
          <table:table-cell/>
          <table:table-cell office:value-type="string" calcext:value-type="string">
            <text:p>./archive_1/1745515763_202_Wide_Long/1745515763_202_Wide_Long_distance_data.json</text:p>
          </table:table-cell>
          <table:table-cell/>
          <table:table-cell office:value-type="string" calcext:value-type="string">
            <text:p>./archive_1/1745515763_202_Wide_Long/1745515763_202_Wide_Long_sound.wav</text:p>
          </table:table-cell>
        </table:table-row>
        <table:table-row table:style-name="ro1">
          <table:table-cell office:value-type="string" calcext:value-type="string">
            <text:p>./archive_1/1745520195_511_Wide_Long/1745520195_511_Wide_Long_angle_data.json</text:p>
          </table:table-cell>
          <table:table-cell/>
          <table:table-cell office:value-type="string" calcext:value-type="string">
            <text:p>./archive_1/1745520195_511_Wide_Long/1745520195_511_Wide_Long_distance_data.json</text:p>
          </table:table-cell>
          <table:table-cell/>
          <table:table-cell office:value-type="string" calcext:value-type="string">
            <text:p>./archive_1/1745520195_511_Wide_Long/1745520195_511_Wide_Long_sound.wav</text:p>
          </table:table-cell>
        </table:table-row>
        <table:table-row table:style-name="ro1">
          <table:table-cell office:value-type="string" calcext:value-type="string">
            <text:p>./archive_1/1745522613_823_Wide_Long/1745522613_823_Wide_Long_angle_data.json</text:p>
          </table:table-cell>
          <table:table-cell/>
          <table:table-cell office:value-type="string" calcext:value-type="string">
            <text:p>./archive_1/1745522613_823_Wide_Long/1745522613_823_Wide_Long_distance_data.json</text:p>
          </table:table-cell>
          <table:table-cell/>
          <table:table-cell office:value-type="string" calcext:value-type="string">
            <text:p>./archive_1/1745522613_823_Wide_Long/1745522613_823_Wide_Long_sound.wav</text:p>
          </table:table-cell>
        </table:table-row>
        <table:table-row table:style-name="ro1">
          <table:table-cell office:value-type="string" calcext:value-type="string">
            <text:p>./archive_1/1745524556_1131_Wide_Long/1745524556_1131_Wide_Long_angle_data.json</text:p>
          </table:table-cell>
          <table:table-cell/>
          <table:table-cell office:value-type="string" calcext:value-type="string">
            <text:p>./archive_1/1745524556_1131_Wide_Long/1745524556_1131_Wide_Long_distance_data.json</text:p>
          </table:table-cell>
          <table:table-cell/>
          <table:table-cell office:value-type="string" calcext:value-type="string">
            <text:p>./archive_1/1745524556_1131_Wide_Long/1745524556_1131_Wide_Long_sound.wav</text:p>
          </table:table-cell>
        </table:table-row>
        <table:table-row table:style-name="ro1">
          <table:table-cell office:value-type="string" calcext:value-type="string">
            <text:p>./archive_1/1745526842_1441_Wide_Long/1745526842_1441_Wide_Long_angle_data.json</text:p>
          </table:table-cell>
          <table:table-cell/>
          <table:table-cell office:value-type="string" calcext:value-type="string">
            <text:p>./archive_1/1745526842_1441_Wide_Long/1745526842_1441_Wide_Long_distance_data.json</text:p>
          </table:table-cell>
          <table:table-cell/>
          <table:table-cell office:value-type="string" calcext:value-type="string">
            <text:p>./archive_1/1745526842_1441_Wide_Long/1745526842_1441_Wide_Long_sound.wav</text:p>
          </table:table-cell>
        </table:table-row>
        <table:table-row table:style-name="ro1">
          <table:table-cell office:value-type="string" calcext:value-type="string">
            <text:p>./archive_1/1744901313_261_Wide_Long/1744901313_261_Wide_Long_angle_data.json</text:p>
          </table:table-cell>
          <table:table-cell/>
          <table:table-cell office:value-type="string" calcext:value-type="string">
            <text:p>./archive_1/1744901313_261_Wide_Long/1744901313_261_Wide_Long_distance_data.json</text:p>
          </table:table-cell>
          <table:table-cell/>
          <table:table-cell office:value-type="string" calcext:value-type="string">
            <text:p>./archive_1/1744901313_261_Wide_Long/1744901313_261_Wide_Long_sound.wav</text:p>
          </table:table-cell>
        </table:table-row>
        <table:table-row table:style-name="ro1">
          <table:table-cell office:value-type="string" calcext:value-type="string">
            <text:p>./archive_1/1744909524_580_Wide_Long/1744909524_580_Wide_Long_angle_data.json</text:p>
          </table:table-cell>
          <table:table-cell/>
          <table:table-cell office:value-type="string" calcext:value-type="string">
            <text:p>./archive_1/1744909524_580_Wide_Long/1744909524_580_Wide_Long_distance_data.json</text:p>
          </table:table-cell>
          <table:table-cell/>
          <table:table-cell office:value-type="string" calcext:value-type="string">
            <text:p>./archive_1/1744909524_580_Wide_Long/1744909524_580_Wide_Long_sound.wav</text:p>
          </table:table-cell>
        </table:table-row>
        <table:table-row table:style-name="ro1">
          <table:table-cell office:value-type="string" calcext:value-type="string">
            <text:p>./archive_1/1744916494_894_Wide_Long/1744916494_894_Wide_Long_angle_data.json</text:p>
          </table:table-cell>
          <table:table-cell/>
          <table:table-cell office:value-type="string" calcext:value-type="string">
            <text:p>./archive_1/1744916494_894_Wide_Long/1744916494_894_Wide_Long_distance_data.json</text:p>
          </table:table-cell>
          <table:table-cell/>
          <table:table-cell office:value-type="string" calcext:value-type="string">
            <text:p>./archive_1/1744916494_894_Wide_Long/1744916494_894_Wide_Long_sound.wav</text:p>
          </table:table-cell>
        </table:table-row>
        <table:table-row table:style-name="ro1">
          <table:table-cell office:value-type="string" calcext:value-type="string">
            <text:p>./archive_1/1745515846_204_Wide_Long/1745515846_204_Wide_Long_angle_data.json</text:p>
          </table:table-cell>
          <table:table-cell/>
          <table:table-cell office:value-type="string" calcext:value-type="string">
            <text:p>./archive_1/1745515846_204_Wide_Long/1745515846_204_Wide_Long_distance_data.json</text:p>
          </table:table-cell>
          <table:table-cell/>
          <table:table-cell office:value-type="string" calcext:value-type="string">
            <text:p>./archive_1/1745515846_204_Wide_Long/1745515846_204_Wide_Long_sound.wav</text:p>
          </table:table-cell>
        </table:table-row>
        <table:table-row table:style-name="ro1">
          <table:table-cell office:value-type="string" calcext:value-type="string">
            <text:p>./archive_1/1745520199_512_Wide_Long/1745520199_512_Wide_Long_angle_data.json</text:p>
          </table:table-cell>
          <table:table-cell/>
          <table:table-cell office:value-type="string" calcext:value-type="string">
            <text:p>./archive_1/1745520199_512_Wide_Long/1745520199_512_Wide_Long_distance_data.json</text:p>
          </table:table-cell>
          <table:table-cell/>
          <table:table-cell office:value-type="string" calcext:value-type="string">
            <text:p>./archive_1/1745520199_512_Wide_Long/1745520199_512_Wide_Long_sound.wav</text:p>
          </table:table-cell>
        </table:table-row>
        <table:table-row table:style-name="ro1">
          <table:table-cell office:value-type="string" calcext:value-type="string">
            <text:p>./archive_1/1745522618_824_Wide_Long/1745522618_824_Wide_Long_angle_data.json</text:p>
          </table:table-cell>
          <table:table-cell/>
          <table:table-cell office:value-type="string" calcext:value-type="string">
            <text:p>./archive_1/1745522618_824_Wide_Long/1745522618_824_Wide_Long_distance_data.json</text:p>
          </table:table-cell>
          <table:table-cell/>
          <table:table-cell office:value-type="string" calcext:value-type="string">
            <text:p>./archive_1/1745522618_824_Wide_Long/1745522618_824_Wide_Long_sound.wav</text:p>
          </table:table-cell>
        </table:table-row>
        <table:table-row table:style-name="ro1">
          <table:table-cell office:value-type="string" calcext:value-type="string">
            <text:p>./archive_1/1745524561_1132_Wide_Long/1745524561_1132_Wide_Long_angle_data.json</text:p>
          </table:table-cell>
          <table:table-cell/>
          <table:table-cell office:value-type="string" calcext:value-type="string">
            <text:p>./archive_1/1745524561_1132_Wide_Long/1745524561_1132_Wide_Long_distance_data.json</text:p>
          </table:table-cell>
          <table:table-cell/>
          <table:table-cell office:value-type="string" calcext:value-type="string">
            <text:p>./archive_1/1745524561_1132_Wide_Long/1745524561_1132_Wide_Long_sound.wav</text:p>
          </table:table-cell>
        </table:table-row>
        <table:table-row table:style-name="ro1">
          <table:table-cell office:value-type="string" calcext:value-type="string">
            <text:p>./archive_1/1745526847_1442_Wide_Long/1745526847_1442_Wide_Long_angle_data.json</text:p>
          </table:table-cell>
          <table:table-cell/>
          <table:table-cell office:value-type="string" calcext:value-type="string">
            <text:p>./archive_1/1745526847_1442_Wide_Long/1745526847_1442_Wide_Long_distance_data.json</text:p>
          </table:table-cell>
          <table:table-cell/>
          <table:table-cell office:value-type="string" calcext:value-type="string">
            <text:p>./archive_1/1745526847_1442_Wide_Long/1745526847_1442_Wide_Long_sound.wav</text:p>
          </table:table-cell>
        </table:table-row>
        <table:table-row table:style-name="ro1">
          <table:table-cell office:value-type="string" calcext:value-type="string">
            <text:p>./archive_1/1744901332_262_Wide_Long/1744901332_262_Wide_Long_angle_data.json</text:p>
          </table:table-cell>
          <table:table-cell/>
          <table:table-cell office:value-type="string" calcext:value-type="string">
            <text:p>./archive_1/1744901332_262_Wide_Long/1744901332_262_Wide_Long_distance_data.json</text:p>
          </table:table-cell>
          <table:table-cell/>
          <table:table-cell office:value-type="string" calcext:value-type="string">
            <text:p>./archive_1/1744901332_262_Wide_Long/1744901332_262_Wide_Long_sound.wav</text:p>
          </table:table-cell>
        </table:table-row>
        <table:table-row table:style-name="ro1">
          <table:table-cell office:value-type="string" calcext:value-type="string">
            <text:p>./archive_1/1744909544_581_Wide_Long/1744909544_581_Wide_Long_angle_data.json</text:p>
          </table:table-cell>
          <table:table-cell/>
          <table:table-cell office:value-type="string" calcext:value-type="string">
            <text:p>./archive_1/1744909544_581_Wide_Long/1744909544_581_Wide_Long_distance_data.json</text:p>
          </table:table-cell>
          <table:table-cell/>
          <table:table-cell office:value-type="string" calcext:value-type="string">
            <text:p>./archive_1/1744909544_581_Wide_Long/1744909544_581_Wide_Long_sound.wav</text:p>
          </table:table-cell>
        </table:table-row>
        <table:table-row table:style-name="ro1">
          <table:table-cell office:value-type="string" calcext:value-type="string">
            <text:p>./archive_1/1744916514_895_Wide_Long/1744916514_895_Wide_Long_angle_data.json</text:p>
          </table:table-cell>
          <table:table-cell/>
          <table:table-cell office:value-type="string" calcext:value-type="string">
            <text:p>./archive_1/1744916514_895_Wide_Long/1744916514_895_Wide_Long_distance_data.json</text:p>
          </table:table-cell>
          <table:table-cell/>
          <table:table-cell office:value-type="string" calcext:value-type="string">
            <text:p>./archive_1/1744916514_895_Wide_Long/1744916514_895_Wide_Long_sound.wav</text:p>
          </table:table-cell>
        </table:table-row>
        <table:table-row table:style-name="ro1">
          <table:table-cell office:value-type="string" calcext:value-type="string">
            <text:p>./archive_1/1745515854_205_Wide_Long/1745515854_205_Wide_Long_angle_data.json</text:p>
          </table:table-cell>
          <table:table-cell/>
          <table:table-cell office:value-type="string" calcext:value-type="string">
            <text:p>./archive_1/1745515854_205_Wide_Long/1745515854_205_Wide_Long_distance_data.json</text:p>
          </table:table-cell>
          <table:table-cell/>
          <table:table-cell office:value-type="string" calcext:value-type="string">
            <text:p>./archive_1/1745515854_205_Wide_Long/1745515854_205_Wide_Long_sound.wav</text:p>
          </table:table-cell>
        </table:table-row>
        <table:table-row table:style-name="ro1">
          <table:table-cell office:value-type="string" calcext:value-type="string">
            <text:p>./archive_1/1745520204_513_Wide_Long/1745520204_513_Wide_Long_angle_data.json</text:p>
          </table:table-cell>
          <table:table-cell/>
          <table:table-cell office:value-type="string" calcext:value-type="string">
            <text:p>./archive_1/1745520204_513_Wide_Long/1745520204_513_Wide_Long_distance_data.json</text:p>
          </table:table-cell>
          <table:table-cell/>
          <table:table-cell office:value-type="string" calcext:value-type="string">
            <text:p>./archive_1/1745520204_513_Wide_Long/1745520204_513_Wide_Long_sound.wav</text:p>
          </table:table-cell>
        </table:table-row>
        <table:table-row table:style-name="ro1">
          <table:table-cell office:value-type="string" calcext:value-type="string">
            <text:p>./archive_1/1745522623_825_Wide_Long/1745522623_825_Wide_Long_angle_data.json</text:p>
          </table:table-cell>
          <table:table-cell/>
          <table:table-cell office:value-type="string" calcext:value-type="string">
            <text:p>./archive_1/1745522623_825_Wide_Long/1745522623_825_Wide_Long_distance_data.json</text:p>
          </table:table-cell>
          <table:table-cell/>
          <table:table-cell office:value-type="string" calcext:value-type="string">
            <text:p>./archive_1/1745522623_825_Wide_Long/1745522623_825_Wide_Long_sound.wav</text:p>
          </table:table-cell>
        </table:table-row>
        <table:table-row table:style-name="ro1">
          <table:table-cell office:value-type="string" calcext:value-type="string">
            <text:p>./archive_1/1745524565_1133_Wide_Long/1745524565_1133_Wide_Long_angle_data.json</text:p>
          </table:table-cell>
          <table:table-cell/>
          <table:table-cell office:value-type="string" calcext:value-type="string">
            <text:p>./archive_1/1745524565_1133_Wide_Long/1745524565_1133_Wide_Long_distance_data.json</text:p>
          </table:table-cell>
          <table:table-cell/>
          <table:table-cell office:value-type="string" calcext:value-type="string">
            <text:p>./archive_1/1745524565_1133_Wide_Long/1745524565_1133_Wide_Long_sound.wav</text:p>
          </table:table-cell>
        </table:table-row>
        <table:table-row table:style-name="ro1">
          <table:table-cell office:value-type="string" calcext:value-type="string">
            <text:p>./archive_1/1745526852_1443_Wide_Long/1745526852_1443_Wide_Long_angle_data.json</text:p>
          </table:table-cell>
          <table:table-cell/>
          <table:table-cell office:value-type="string" calcext:value-type="string">
            <text:p>./archive_1/1745526852_1443_Wide_Long/1745526852_1443_Wide_Long_distance_data.json</text:p>
          </table:table-cell>
          <table:table-cell/>
          <table:table-cell office:value-type="string" calcext:value-type="string">
            <text:p>./archive_1/1745526852_1443_Wide_Long/1745526852_1443_Wide_Long_sound.wav</text:p>
          </table:table-cell>
        </table:table-row>
        <table:table-row table:style-name="ro1">
          <table:table-cell office:value-type="string" calcext:value-type="string">
            <text:p>./archive_1/1744901375_264_Wide_Long/1744901375_264_Wide_Long_angle_data.json</text:p>
          </table:table-cell>
          <table:table-cell/>
          <table:table-cell office:value-type="string" calcext:value-type="string">
            <text:p>./archive_1/1744901375_264_Wide_Long/1744901375_264_Wide_Long_distance_data.json</text:p>
          </table:table-cell>
          <table:table-cell/>
          <table:table-cell office:value-type="string" calcext:value-type="string">
            <text:p>./archive_1/1744901375_264_Wide_Long/1744901375_264_Wide_Long_sound.wav</text:p>
          </table:table-cell>
        </table:table-row>
        <table:table-row table:style-name="ro1">
          <table:table-cell office:value-type="string" calcext:value-type="string">
            <text:p>./archive_1/1744909564_582_Wide_Long/1744909564_582_Wide_Long_angle_data.json</text:p>
          </table:table-cell>
          <table:table-cell/>
          <table:table-cell office:value-type="string" calcext:value-type="string">
            <text:p>./archive_1/1744909564_582_Wide_Long/1744909564_582_Wide_Long_distance_data.json</text:p>
          </table:table-cell>
          <table:table-cell/>
          <table:table-cell office:value-type="string" calcext:value-type="string">
            <text:p>./archive_1/1744909564_582_Wide_Long/1744909564_582_Wide_Long_sound.wav</text:p>
          </table:table-cell>
        </table:table-row>
        <table:table-row table:style-name="ro1">
          <table:table-cell office:value-type="string" calcext:value-type="string">
            <text:p>./archive_1/1744916534_896_Wide_Long/1744916534_896_Wide_Long_angle_data.json</text:p>
          </table:table-cell>
          <table:table-cell/>
          <table:table-cell office:value-type="string" calcext:value-type="string">
            <text:p>./archive_1/1744916534_896_Wide_Long/1744916534_896_Wide_Long_distance_data.json</text:p>
          </table:table-cell>
          <table:table-cell/>
          <table:table-cell office:value-type="string" calcext:value-type="string">
            <text:p>./archive_1/1744916534_896_Wide_Long/1744916534_896_Wide_Long_sound.wav</text:p>
          </table:table-cell>
        </table:table-row>
        <table:table-row table:style-name="ro1">
          <table:table-cell office:value-type="string" calcext:value-type="string">
            <text:p>./archive_1/1745515859_206_Wide_Long/1745515859_206_Wide_Long_angle_data.json</text:p>
          </table:table-cell>
          <table:table-cell/>
          <table:table-cell office:value-type="string" calcext:value-type="string">
            <text:p>./archive_1/1745515859_206_Wide_Long/1745515859_206_Wide_Long_distance_data.json</text:p>
          </table:table-cell>
          <table:table-cell/>
          <table:table-cell office:value-type="string" calcext:value-type="string">
            <text:p>./archive_1/1745515859_206_Wide_Long/1745515859_206_Wide_Long_sound.wav</text:p>
          </table:table-cell>
        </table:table-row>
        <table:table-row table:style-name="ro1">
          <table:table-cell office:value-type="string" calcext:value-type="string">
            <text:p>./archive_1/1745520208_514_Wide_Long/1745520208_514_Wide_Long_angle_data.json</text:p>
          </table:table-cell>
          <table:table-cell/>
          <table:table-cell office:value-type="string" calcext:value-type="string">
            <text:p>./archive_1/1745520208_514_Wide_Long/1745520208_514_Wide_Long_distance_data.json</text:p>
          </table:table-cell>
          <table:table-cell/>
          <table:table-cell office:value-type="string" calcext:value-type="string">
            <text:p>./archive_1/1745520208_514_Wide_Long/1745520208_514_Wide_Long_sound.wav</text:p>
          </table:table-cell>
        </table:table-row>
        <table:table-row table:style-name="ro1">
          <table:table-cell office:value-type="string" calcext:value-type="string">
            <text:p>./archive_1/1745522628_826_Wide_Long/1745522628_826_Wide_Long_angle_data.json</text:p>
          </table:table-cell>
          <table:table-cell/>
          <table:table-cell office:value-type="string" calcext:value-type="string">
            <text:p>./archive_1/1745522628_826_Wide_Long/1745522628_826_Wide_Long_distance_data.json</text:p>
          </table:table-cell>
          <table:table-cell/>
          <table:table-cell office:value-type="string" calcext:value-type="string">
            <text:p>./archive_1/1745522628_826_Wide_Long/1745522628_826_Wide_Long_sound.wav</text:p>
          </table:table-cell>
        </table:table-row>
        <table:table-row table:style-name="ro1">
          <table:table-cell office:value-type="string" calcext:value-type="string">
            <text:p>./archive_1/1745524898_1134_Wide_Long/1745524898_1134_Wide_Long_angle_data.json</text:p>
          </table:table-cell>
          <table:table-cell/>
          <table:table-cell office:value-type="string" calcext:value-type="string">
            <text:p>./archive_1/1745524898_1134_Wide_Long/1745524898_1134_Wide_Long_distance_data.json</text:p>
          </table:table-cell>
          <table:table-cell/>
          <table:table-cell office:value-type="string" calcext:value-type="string">
            <text:p>./archive_1/1745524898_1134_Wide_Long/1745524898_1134_Wide_Long_sound.wav</text:p>
          </table:table-cell>
        </table:table-row>
        <table:table-row table:style-name="ro1">
          <table:table-cell office:value-type="string" calcext:value-type="string">
            <text:p>./archive_1/1745526857_1444_Wide_Long/1745526857_1444_Wide_Long_angle_data.json</text:p>
          </table:table-cell>
          <table:table-cell/>
          <table:table-cell office:value-type="string" calcext:value-type="string">
            <text:p>./archive_1/1745526857_1444_Wide_Long/1745526857_1444_Wide_Long_distance_data.json</text:p>
          </table:table-cell>
          <table:table-cell/>
          <table:table-cell office:value-type="string" calcext:value-type="string">
            <text:p>./archive_1/1745526857_1444_Wide_Long/1745526857_1444_Wide_Long_sound.wav</text:p>
          </table:table-cell>
        </table:table-row>
        <table:table-row table:style-name="ro1">
          <table:table-cell office:value-type="string" calcext:value-type="string">
            <text:p>./archive_1/1744901397_265_Wide_Long/1744901397_265_Wide_Long_angle_data.json</text:p>
          </table:table-cell>
          <table:table-cell/>
          <table:table-cell office:value-type="string" calcext:value-type="string">
            <text:p>./archive_1/1744901397_265_Wide_Long/1744901397_265_Wide_Long_distance_data.json</text:p>
          </table:table-cell>
          <table:table-cell/>
          <table:table-cell office:value-type="string" calcext:value-type="string">
            <text:p>./archive_1/1744901397_265_Wide_Long/1744901397_265_Wide_Long_sound.wav</text:p>
          </table:table-cell>
        </table:table-row>
        <table:table-row table:style-name="ro1">
          <table:table-cell office:value-type="string" calcext:value-type="string">
            <text:p>./archive_1/1744909583_583_Wide_Long/1744909583_583_Wide_Long_angle_data.json</text:p>
          </table:table-cell>
          <table:table-cell/>
          <table:table-cell office:value-type="string" calcext:value-type="string">
            <text:p>./archive_1/1744909583_583_Wide_Long/1744909583_583_Wide_Long_distance_data.json</text:p>
          </table:table-cell>
          <table:table-cell/>
          <table:table-cell office:value-type="string" calcext:value-type="string">
            <text:p>./archive_1/1744909583_583_Wide_Long/1744909583_583_Wide_Long_sound.wav</text:p>
          </table:table-cell>
        </table:table-row>
        <table:table-row table:style-name="ro1">
          <table:table-cell office:value-type="string" calcext:value-type="string">
            <text:p>./archive_1/1744916553_897_Wide_Long/1744916553_897_Wide_Long_angle_data.json</text:p>
          </table:table-cell>
          <table:table-cell/>
          <table:table-cell office:value-type="string" calcext:value-type="string">
            <text:p>./archive_1/1744916553_897_Wide_Long/1744916553_897_Wide_Long_distance_data.json</text:p>
          </table:table-cell>
          <table:table-cell/>
          <table:table-cell office:value-type="string" calcext:value-type="string">
            <text:p>./archive_1/1744916553_897_Wide_Long/1744916553_897_Wide_Long_sound.wav</text:p>
          </table:table-cell>
        </table:table-row>
        <table:table-row table:style-name="ro1">
          <table:table-cell office:value-type="string" calcext:value-type="string">
            <text:p>./archive_1/1745515863_207_Wide_Long/1745515863_207_Wide_Long_angle_data.json</text:p>
          </table:table-cell>
          <table:table-cell/>
          <table:table-cell office:value-type="string" calcext:value-type="string">
            <text:p>./archive_1/1745515863_207_Wide_Long/1745515863_207_Wide_Long_distance_data.json</text:p>
          </table:table-cell>
          <table:table-cell/>
          <table:table-cell office:value-type="string" calcext:value-type="string">
            <text:p>./archive_1/1745515863_207_Wide_Long/1745515863_207_Wide_Long_sound.wav</text:p>
          </table:table-cell>
        </table:table-row>
        <table:table-row table:style-name="ro1">
          <table:table-cell office:value-type="string" calcext:value-type="string">
            <text:p>./archive_1/1745520213_515_Wide_Long/1745520213_515_Wide_Long_angle_data.json</text:p>
          </table:table-cell>
          <table:table-cell/>
          <table:table-cell office:value-type="string" calcext:value-type="string">
            <text:p>./archive_1/1745520213_515_Wide_Long/1745520213_515_Wide_Long_distance_data.json</text:p>
          </table:table-cell>
          <table:table-cell/>
          <table:table-cell office:value-type="string" calcext:value-type="string">
            <text:p>./archive_1/1745520213_515_Wide_Long/1745520213_515_Wide_Long_sound.wav</text:p>
          </table:table-cell>
        </table:table-row>
        <table:table-row table:style-name="ro1">
          <table:table-cell office:value-type="string" calcext:value-type="string">
            <text:p>./archive_1/1745522632_827_Wide_Long/1745522632_827_Wide_Long_angle_data.json</text:p>
          </table:table-cell>
          <table:table-cell/>
          <table:table-cell office:value-type="string" calcext:value-type="string">
            <text:p>./archive_1/1745522632_827_Wide_Long/1745522632_827_Wide_Long_distance_data.json</text:p>
          </table:table-cell>
          <table:table-cell/>
          <table:table-cell office:value-type="string" calcext:value-type="string">
            <text:p>./archive_1/1745522632_827_Wide_Long/1745522632_827_Wide_Long_sound.wav</text:p>
          </table:table-cell>
        </table:table-row>
        <table:table-row table:style-name="ro1">
          <table:table-cell office:value-type="string" calcext:value-type="string">
            <text:p>./archive_1/1745524902_1135_Wide_Long/1745524902_1135_Wide_Long_angle_data.json</text:p>
          </table:table-cell>
          <table:table-cell/>
          <table:table-cell office:value-type="string" calcext:value-type="string">
            <text:p>./archive_1/1745524902_1135_Wide_Long/1745524902_1135_Wide_Long_distance_data.json</text:p>
          </table:table-cell>
          <table:table-cell/>
          <table:table-cell office:value-type="string" calcext:value-type="string">
            <text:p>./archive_1/1745524902_1135_Wide_Long/1745524902_1135_Wide_Long_sound.wav</text:p>
          </table:table-cell>
        </table:table-row>
        <table:table-row table:style-name="ro1">
          <table:table-cell office:value-type="string" calcext:value-type="string">
            <text:p>./archive_1/1745526864_1445_Wide_Long/1745526864_1445_Wide_Long_angle_data.json</text:p>
          </table:table-cell>
          <table:table-cell/>
          <table:table-cell office:value-type="string" calcext:value-type="string">
            <text:p>./archive_1/1745526864_1445_Wide_Long/1745526864_1445_Wide_Long_distance_data.json</text:p>
          </table:table-cell>
          <table:table-cell/>
          <table:table-cell office:value-type="string" calcext:value-type="string">
            <text:p>./archive_1/1745526864_1445_Wide_Long/1745526864_1445_Wide_Long_sound.wav</text:p>
          </table:table-cell>
        </table:table-row>
        <table:table-row table:style-name="ro1">
          <table:table-cell office:value-type="string" calcext:value-type="string">
            <text:p>./archive_1/1744901417_266_Wide_Long/1744901417_266_Wide_Long_angle_data.json</text:p>
          </table:table-cell>
          <table:table-cell/>
          <table:table-cell office:value-type="string" calcext:value-type="string">
            <text:p>./archive_1/1744901417_266_Wide_Long/1744901417_266_Wide_Long_distance_data.json</text:p>
          </table:table-cell>
          <table:table-cell/>
          <table:table-cell office:value-type="string" calcext:value-type="string">
            <text:p>./archive_1/1744901417_266_Wide_Long/1744901417_266_Wide_Long_sound.wav</text:p>
          </table:table-cell>
        </table:table-row>
        <table:table-row table:style-name="ro1">
          <table:table-cell office:value-type="string" calcext:value-type="string">
            <text:p>./archive_1/1744909603_584_Wide_Long/1744909603_584_Wide_Long_angle_data.json</text:p>
          </table:table-cell>
          <table:table-cell/>
          <table:table-cell office:value-type="string" calcext:value-type="string">
            <text:p>./archive_1/1744909603_584_Wide_Long/1744909603_584_Wide_Long_distance_data.json</text:p>
          </table:table-cell>
          <table:table-cell/>
          <table:table-cell office:value-type="string" calcext:value-type="string">
            <text:p>./archive_1/1744909603_584_Wide_Long/1744909603_584_Wide_Long_sound.wav</text:p>
          </table:table-cell>
        </table:table-row>
        <table:table-row table:style-name="ro1">
          <table:table-cell office:value-type="string" calcext:value-type="string">
            <text:p>./archive_1/1744916573_898_Wide_Long/1744916573_898_Wide_Long_angle_data.json</text:p>
          </table:table-cell>
          <table:table-cell/>
          <table:table-cell office:value-type="string" calcext:value-type="string">
            <text:p>./archive_1/1744916573_898_Wide_Long/1744916573_898_Wide_Long_distance_data.json</text:p>
          </table:table-cell>
          <table:table-cell/>
          <table:table-cell office:value-type="string" calcext:value-type="string">
            <text:p>./archive_1/1744916573_898_Wide_Long/1744916573_898_Wide_Long_sound.wav</text:p>
          </table:table-cell>
        </table:table-row>
        <table:table-row table:style-name="ro1">
          <table:table-cell office:value-type="string" calcext:value-type="string">
            <text:p>./archive_1/1745515867_208_Wide_Long/1745515867_208_Wide_Long_angle_data.json</text:p>
          </table:table-cell>
          <table:table-cell/>
          <table:table-cell office:value-type="string" calcext:value-type="string">
            <text:p>./archive_1/1745515867_208_Wide_Long/1745515867_208_Wide_Long_distance_data.json</text:p>
          </table:table-cell>
          <table:table-cell/>
          <table:table-cell office:value-type="string" calcext:value-type="string">
            <text:p>./archive_1/1745515867_208_Wide_Long/1745515867_208_Wide_Long_sound.wav</text:p>
          </table:table-cell>
        </table:table-row>
        <table:table-row table:style-name="ro1">
          <table:table-cell office:value-type="string" calcext:value-type="string">
            <text:p>./archive_1/1745520217_516_Wide_Long/1745520217_516_Wide_Long_angle_data.json</text:p>
          </table:table-cell>
          <table:table-cell/>
          <table:table-cell office:value-type="string" calcext:value-type="string">
            <text:p>./archive_1/1745520217_516_Wide_Long/1745520217_516_Wide_Long_distance_data.json</text:p>
          </table:table-cell>
          <table:table-cell/>
          <table:table-cell office:value-type="string" calcext:value-type="string">
            <text:p>./archive_1/1745520217_516_Wide_Long/1745520217_516_Wide_Long_sound.wav</text:p>
          </table:table-cell>
        </table:table-row>
        <table:table-row table:style-name="ro1">
          <table:table-cell office:value-type="string" calcext:value-type="string">
            <text:p>./archive_1/1745522637_828_Wide_Long/1745522637_828_Wide_Long_angle_data.json</text:p>
          </table:table-cell>
          <table:table-cell/>
          <table:table-cell office:value-type="string" calcext:value-type="string">
            <text:p>./archive_1/1745522637_828_Wide_Long/1745522637_828_Wide_Long_distance_data.json</text:p>
          </table:table-cell>
          <table:table-cell/>
          <table:table-cell office:value-type="string" calcext:value-type="string">
            <text:p>./archive_1/1745522637_828_Wide_Long/1745522637_828_Wide_Long_sound.wav</text:p>
          </table:table-cell>
        </table:table-row>
        <table:table-row table:style-name="ro1">
          <table:table-cell office:value-type="string" calcext:value-type="string">
            <text:p>./archive_1/1745524908_1136_Wide_Long/1745524908_1136_Wide_Long_angle_data.json</text:p>
          </table:table-cell>
          <table:table-cell/>
          <table:table-cell office:value-type="string" calcext:value-type="string">
            <text:p>./archive_1/1745524908_1136_Wide_Long/1745524908_1136_Wide_Long_distance_data.json</text:p>
          </table:table-cell>
          <table:table-cell/>
          <table:table-cell office:value-type="string" calcext:value-type="string">
            <text:p>./archive_1/1745524908_1136_Wide_Long/1745524908_1136_Wide_Long_sound.wav</text:p>
          </table:table-cell>
        </table:table-row>
        <table:table-row table:style-name="ro1">
          <table:table-cell office:value-type="string" calcext:value-type="string">
            <text:p>./archive_1/1745526870_1446_Wide_Long/1745526870_1446_Wide_Long_angle_data.json</text:p>
          </table:table-cell>
          <table:table-cell/>
          <table:table-cell office:value-type="string" calcext:value-type="string">
            <text:p>./archive_1/1745526870_1446_Wide_Long/1745526870_1446_Wide_Long_distance_data.json</text:p>
          </table:table-cell>
          <table:table-cell/>
          <table:table-cell office:value-type="string" calcext:value-type="string">
            <text:p>./archive_1/1745526870_1446_Wide_Long/1745526870_1446_Wide_Long_sound.wav</text:p>
          </table:table-cell>
        </table:table-row>
        <table:table-row table:style-name="ro1">
          <table:table-cell office:value-type="string" calcext:value-type="string">
            <text:p>./archive_1/1744901436_267_Wide_Long/1744901436_267_Wide_Long_angle_data.json</text:p>
          </table:table-cell>
          <table:table-cell/>
          <table:table-cell office:value-type="string" calcext:value-type="string">
            <text:p>./archive_1/1744901436_267_Wide_Long/1744901436_267_Wide_Long_distance_data.json</text:p>
          </table:table-cell>
          <table:table-cell/>
          <table:table-cell office:value-type="string" calcext:value-type="string">
            <text:p>./archive_1/1744901436_267_Wide_Long/1744901436_267_Wide_Long_sound.wav</text:p>
          </table:table-cell>
        </table:table-row>
        <table:table-row table:style-name="ro1">
          <table:table-cell office:value-type="string" calcext:value-type="string">
            <text:p>./archive_1/1744909623_585_Wide_Long/1744909623_585_Wide_Long_angle_data.json</text:p>
          </table:table-cell>
          <table:table-cell/>
          <table:table-cell office:value-type="string" calcext:value-type="string">
            <text:p>./archive_1/1744909623_585_Wide_Long/1744909623_585_Wide_Long_distance_data.json</text:p>
          </table:table-cell>
          <table:table-cell/>
          <table:table-cell office:value-type="string" calcext:value-type="string">
            <text:p>./archive_1/1744909623_585_Wide_Long/1744909623_585_Wide_Long_sound.wav</text:p>
          </table:table-cell>
        </table:table-row>
        <table:table-row table:style-name="ro1">
          <table:table-cell office:value-type="string" calcext:value-type="string">
            <text:p>./archive_1/1744916593_899_Wide_Long/1744916593_899_Wide_Long_angle_data.json</text:p>
          </table:table-cell>
          <table:table-cell/>
          <table:table-cell office:value-type="string" calcext:value-type="string">
            <text:p>./archive_1/1744916593_899_Wide_Long/1744916593_899_Wide_Long_distance_data.json</text:p>
          </table:table-cell>
          <table:table-cell/>
          <table:table-cell office:value-type="string" calcext:value-type="string">
            <text:p>./archive_1/1744916593_899_Wide_Long/1744916593_899_Wide_Long_sound.wav</text:p>
          </table:table-cell>
        </table:table-row>
        <table:table-row table:style-name="ro1">
          <table:table-cell office:value-type="string" calcext:value-type="string">
            <text:p>./archive_1/1745515872_209_Wide_Long/1745515872_209_Wide_Long_angle_data.json</text:p>
          </table:table-cell>
          <table:table-cell/>
          <table:table-cell office:value-type="string" calcext:value-type="string">
            <text:p>./archive_1/1745515872_209_Wide_Long/1745515872_209_Wide_Long_distance_data.json</text:p>
          </table:table-cell>
          <table:table-cell/>
          <table:table-cell office:value-type="string" calcext:value-type="string">
            <text:p>./archive_1/1745515872_209_Wide_Long/1745515872_209_Wide_Long_sound.wav</text:p>
          </table:table-cell>
        </table:table-row>
        <table:table-row table:style-name="ro1">
          <table:table-cell office:value-type="string" calcext:value-type="string">
            <text:p>./archive_1/1745520222_517_Wide_Long/1745520222_517_Wide_Long_angle_data.json</text:p>
          </table:table-cell>
          <table:table-cell/>
          <table:table-cell office:value-type="string" calcext:value-type="string">
            <text:p>./archive_1/1745520222_517_Wide_Long/1745520222_517_Wide_Long_distance_data.json</text:p>
          </table:table-cell>
          <table:table-cell/>
          <table:table-cell office:value-type="string" calcext:value-type="string">
            <text:p>./archive_1/1745520222_517_Wide_Long/1745520222_517_Wide_Long_sound.wav</text:p>
          </table:table-cell>
        </table:table-row>
        <table:table-row table:style-name="ro1">
          <table:table-cell office:value-type="string" calcext:value-type="string">
            <text:p>./archive_1/1745522641_829_Wide_Long/1745522641_829_Wide_Long_angle_data.json</text:p>
          </table:table-cell>
          <table:table-cell/>
          <table:table-cell office:value-type="string" calcext:value-type="string">
            <text:p>./archive_1/1745522641_829_Wide_Long/1745522641_829_Wide_Long_distance_data.json</text:p>
          </table:table-cell>
          <table:table-cell/>
          <table:table-cell office:value-type="string" calcext:value-type="string">
            <text:p>./archive_1/1745522641_829_Wide_Long/1745522641_829_Wide_Long_sound.wav</text:p>
          </table:table-cell>
        </table:table-row>
        <table:table-row table:style-name="ro1">
          <table:table-cell office:value-type="string" calcext:value-type="string">
            <text:p>./archive_1/1745524913_1137_Wide_Long/1745524913_1137_Wide_Long_angle_data.json</text:p>
          </table:table-cell>
          <table:table-cell/>
          <table:table-cell office:value-type="string" calcext:value-type="string">
            <text:p>./archive_1/1745524913_1137_Wide_Long/1745524913_1137_Wide_Long_distance_data.json</text:p>
          </table:table-cell>
          <table:table-cell/>
          <table:table-cell office:value-type="string" calcext:value-type="string">
            <text:p>./archive_1/1745524913_1137_Wide_Long/1745524913_1137_Wide_Long_sound.wav</text:p>
          </table:table-cell>
        </table:table-row>
        <table:table-row table:style-name="ro1">
          <table:table-cell office:value-type="string" calcext:value-type="string">
            <text:p>./archive_1/1745526874_1447_Wide_Long/1745526874_1447_Wide_Long_angle_data.json</text:p>
          </table:table-cell>
          <table:table-cell/>
          <table:table-cell office:value-type="string" calcext:value-type="string">
            <text:p>./archive_1/1745526874_1447_Wide_Long/1745526874_1447_Wide_Long_distance_data.json</text:p>
          </table:table-cell>
          <table:table-cell/>
          <table:table-cell office:value-type="string" calcext:value-type="string">
            <text:p>./archive_1/1745526874_1447_Wide_Long/1745526874_1447_Wide_Long_sound.wav</text:p>
          </table:table-cell>
        </table:table-row>
        <table:table-row table:style-name="ro1">
          <table:table-cell office:value-type="string" calcext:value-type="string">
            <text:p>./archive_1/1744901456_268_Wide_Long/1744901456_268_Wide_Long_angle_data.json</text:p>
          </table:table-cell>
          <table:table-cell/>
          <table:table-cell office:value-type="string" calcext:value-type="string">
            <text:p>./archive_1/1744901456_268_Wide_Long/1744901456_268_Wide_Long_distance_data.json</text:p>
          </table:table-cell>
          <table:table-cell/>
          <table:table-cell office:value-type="string" calcext:value-type="string">
            <text:p>./archive_1/1744901456_268_Wide_Long/1744901456_268_Wide_Long_sound.wav</text:p>
          </table:table-cell>
        </table:table-row>
        <table:table-row table:style-name="ro1">
          <table:table-cell office:value-type="string" calcext:value-type="string">
            <text:p>./archive_1/1744909642_586_Wide_Long/1744909642_586_Wide_Long_angle_data.json</text:p>
          </table:table-cell>
          <table:table-cell/>
          <table:table-cell office:value-type="string" calcext:value-type="string">
            <text:p>./archive_1/1744909642_586_Wide_Long/1744909642_586_Wide_Long_distance_data.json</text:p>
          </table:table-cell>
          <table:table-cell/>
          <table:table-cell office:value-type="string" calcext:value-type="string">
            <text:p>./archive_1/1744909642_586_Wide_Long/1744909642_586_Wide_Long_sound.wav</text:p>
          </table:table-cell>
        </table:table-row>
        <table:table-row table:style-name="ro1">
          <table:table-cell office:value-type="string" calcext:value-type="string">
            <text:p>./archive_1/1744916613_900_Wide_Long/1744916613_900_Wide_Long_angle_data.json</text:p>
          </table:table-cell>
          <table:table-cell/>
          <table:table-cell office:value-type="string" calcext:value-type="string">
            <text:p>./archive_1/1744916613_900_Wide_Long/1744916613_900_Wide_Long_distance_data.json</text:p>
          </table:table-cell>
          <table:table-cell/>
          <table:table-cell office:value-type="string" calcext:value-type="string">
            <text:p>./archive_1/1744916613_900_Wide_Long/1744916613_900_Wide_Long_sound.wav</text:p>
          </table:table-cell>
        </table:table-row>
        <table:table-row table:style-name="ro1">
          <table:table-cell office:value-type="string" calcext:value-type="string">
            <text:p>./archive_1/1745515876_210_Wide_Long/1745515876_210_Wide_Long_angle_data.json</text:p>
          </table:table-cell>
          <table:table-cell/>
          <table:table-cell office:value-type="string" calcext:value-type="string">
            <text:p>./archive_1/1745515876_210_Wide_Long/1745515876_210_Wide_Long_distance_data.json</text:p>
          </table:table-cell>
          <table:table-cell/>
          <table:table-cell office:value-type="string" calcext:value-type="string">
            <text:p>./archive_1/1745515876_210_Wide_Long/1745515876_210_Wide_Long_sound.wav</text:p>
          </table:table-cell>
        </table:table-row>
        <table:table-row table:style-name="ro1">
          <table:table-cell office:value-type="string" calcext:value-type="string">
            <text:p>./archive_1/1745520227_518_Wide_Long/1745520227_518_Wide_Long_angle_data.json</text:p>
          </table:table-cell>
          <table:table-cell/>
          <table:table-cell office:value-type="string" calcext:value-type="string">
            <text:p>./archive_1/1745520227_518_Wide_Long/1745520227_518_Wide_Long_distance_data.json</text:p>
          </table:table-cell>
          <table:table-cell/>
          <table:table-cell office:value-type="string" calcext:value-type="string">
            <text:p>./archive_1/1745520227_518_Wide_Long/1745520227_518_Wide_Long_sound.wav</text:p>
          </table:table-cell>
        </table:table-row>
        <table:table-row table:style-name="ro1">
          <table:table-cell office:value-type="string" calcext:value-type="string">
            <text:p>./archive_1/1745522646_830_Wide_Long/1745522646_830_Wide_Long_angle_data.json</text:p>
          </table:table-cell>
          <table:table-cell/>
          <table:table-cell office:value-type="string" calcext:value-type="string">
            <text:p>./archive_1/1745522646_830_Wide_Long/1745522646_830_Wide_Long_distance_data.json</text:p>
          </table:table-cell>
          <table:table-cell/>
          <table:table-cell office:value-type="string" calcext:value-type="string">
            <text:p>./archive_1/1745522646_830_Wide_Long/1745522646_830_Wide_Long_sound.wav</text:p>
          </table:table-cell>
        </table:table-row>
        <table:table-row table:style-name="ro1">
          <table:table-cell office:value-type="string" calcext:value-type="string">
            <text:p>./archive_1/1745524917_1138_Wide_Long/1745524917_1138_Wide_Long_angle_data.json</text:p>
          </table:table-cell>
          <table:table-cell/>
          <table:table-cell office:value-type="string" calcext:value-type="string">
            <text:p>./archive_1/1745524917_1138_Wide_Long/1745524917_1138_Wide_Long_distance_data.json</text:p>
          </table:table-cell>
          <table:table-cell/>
          <table:table-cell office:value-type="string" calcext:value-type="string">
            <text:p>./archive_1/1745524917_1138_Wide_Long/1745524917_1138_Wide_Long_sound.wav</text:p>
          </table:table-cell>
        </table:table-row>
        <table:table-row table:style-name="ro1">
          <table:table-cell office:value-type="string" calcext:value-type="string">
            <text:p>./archive_1/1745526878_1448_Wide_Long/1745526878_1448_Wide_Long_angle_data.json</text:p>
          </table:table-cell>
          <table:table-cell/>
          <table:table-cell office:value-type="string" calcext:value-type="string">
            <text:p>./archive_1/1745526878_1448_Wide_Long/1745526878_1448_Wide_Long_distance_data.json</text:p>
          </table:table-cell>
          <table:table-cell/>
          <table:table-cell office:value-type="string" calcext:value-type="string">
            <text:p>./archive_1/1745526878_1448_Wide_Long/1745526878_1448_Wide_Long_sound.wav</text:p>
          </table:table-cell>
        </table:table-row>
        <table:table-row table:style-name="ro1">
          <table:table-cell office:value-type="string" calcext:value-type="string">
            <text:p>./archive_1/1744901477_269_Wide_Long/1744901477_269_Wide_Long_angle_data.json</text:p>
          </table:table-cell>
          <table:table-cell/>
          <table:table-cell office:value-type="string" calcext:value-type="string">
            <text:p>./archive_1/1744901477_269_Wide_Long/1744901477_269_Wide_Long_distance_data.json</text:p>
          </table:table-cell>
          <table:table-cell/>
          <table:table-cell office:value-type="string" calcext:value-type="string">
            <text:p>./archive_1/1744901477_269_Wide_Long/1744901477_269_Wide_Long_sound.wav</text:p>
          </table:table-cell>
        </table:table-row>
        <table:table-row table:style-name="ro1">
          <table:table-cell office:value-type="string" calcext:value-type="string">
            <text:p>./archive_1/1744909662_587_Wide_Long/1744909662_587_Wide_Long_angle_data.json</text:p>
          </table:table-cell>
          <table:table-cell/>
          <table:table-cell office:value-type="string" calcext:value-type="string">
            <text:p>./archive_1/1744909662_587_Wide_Long/1744909662_587_Wide_Long_distance_data.json</text:p>
          </table:table-cell>
          <table:table-cell/>
          <table:table-cell office:value-type="string" calcext:value-type="string">
            <text:p>./archive_1/1744909662_587_Wide_Long/1744909662_587_Wide_Long_sound.wav</text:p>
          </table:table-cell>
        </table:table-row>
        <table:table-row table:style-name="ro1">
          <table:table-cell office:value-type="string" calcext:value-type="string">
            <text:p>./archive_1/1744916633_901_Wide_Long/1744916633_901_Wide_Long_angle_data.json</text:p>
          </table:table-cell>
          <table:table-cell/>
          <table:table-cell office:value-type="string" calcext:value-type="string">
            <text:p>./archive_1/1744916633_901_Wide_Long/1744916633_901_Wide_Long_distance_data.json</text:p>
          </table:table-cell>
          <table:table-cell/>
          <table:table-cell office:value-type="string" calcext:value-type="string">
            <text:p>./archive_1/1744916633_901_Wide_Long/1744916633_901_Wide_Long_sound.wav</text:p>
          </table:table-cell>
        </table:table-row>
        <table:table-row table:style-name="ro1">
          <table:table-cell office:value-type="string" calcext:value-type="string">
            <text:p>./archive_1/1745515881_211_Wide_Long/1745515881_211_Wide_Long_angle_data.json</text:p>
          </table:table-cell>
          <table:table-cell/>
          <table:table-cell office:value-type="string" calcext:value-type="string">
            <text:p>./archive_1/1745515881_211_Wide_Long/1745515881_211_Wide_Long_distance_data.json</text:p>
          </table:table-cell>
          <table:table-cell/>
          <table:table-cell office:value-type="string" calcext:value-type="string">
            <text:p>./archive_1/1745515881_211_Wide_Long/1745515881_211_Wide_Long_sound.wav</text:p>
          </table:table-cell>
        </table:table-row>
        <table:table-row table:style-name="ro1">
          <table:table-cell office:value-type="string" calcext:value-type="string">
            <text:p>./archive_1/1745520231_519_Wide_Long/1745520231_519_Wide_Long_angle_data.json</text:p>
          </table:table-cell>
          <table:table-cell/>
          <table:table-cell office:value-type="string" calcext:value-type="string">
            <text:p>./archive_1/1745520231_519_Wide_Long/1745520231_519_Wide_Long_distance_data.json</text:p>
          </table:table-cell>
          <table:table-cell/>
          <table:table-cell office:value-type="string" calcext:value-type="string">
            <text:p>./archive_1/1745520231_519_Wide_Long/1745520231_519_Wide_Long_sound.wav</text:p>
          </table:table-cell>
        </table:table-row>
        <table:table-row table:style-name="ro1">
          <table:table-cell office:value-type="string" calcext:value-type="string">
            <text:p>./archive_1/1745522650_831_Wide_Long/1745522650_831_Wide_Long_angle_data.json</text:p>
          </table:table-cell>
          <table:table-cell/>
          <table:table-cell office:value-type="string" calcext:value-type="string">
            <text:p>./archive_1/1745522650_831_Wide_Long/1745522650_831_Wide_Long_distance_data.json</text:p>
          </table:table-cell>
          <table:table-cell/>
          <table:table-cell office:value-type="string" calcext:value-type="string">
            <text:p>./archive_1/1745522650_831_Wide_Long/1745522650_831_Wide_Long_sound.wav</text:p>
          </table:table-cell>
        </table:table-row>
        <table:table-row table:style-name="ro1">
          <table:table-cell office:value-type="string" calcext:value-type="string">
            <text:p>./archive_1/1745524921_1139_Wide_Long/1745524921_1139_Wide_Long_angle_data.json</text:p>
          </table:table-cell>
          <table:table-cell/>
          <table:table-cell office:value-type="string" calcext:value-type="string">
            <text:p>./archive_1/1745524921_1139_Wide_Long/1745524921_1139_Wide_Long_distance_data.json</text:p>
          </table:table-cell>
          <table:table-cell/>
          <table:table-cell office:value-type="string" calcext:value-type="string">
            <text:p>./archive_1/1745524921_1139_Wide_Long/1745524921_1139_Wide_Long_sound.wav</text:p>
          </table:table-cell>
        </table:table-row>
        <table:table-row table:style-name="ro1">
          <table:table-cell office:value-type="string" calcext:value-type="string">
            <text:p>./archive_1/1745526883_1449_Wide_Long/1745526883_1449_Wide_Long_angle_data.json</text:p>
          </table:table-cell>
          <table:table-cell/>
          <table:table-cell office:value-type="string" calcext:value-type="string">
            <text:p>./archive_1/1745526883_1449_Wide_Long/1745526883_1449_Wide_Long_distance_data.json</text:p>
          </table:table-cell>
          <table:table-cell/>
          <table:table-cell office:value-type="string" calcext:value-type="string">
            <text:p>./archive_1/1745526883_1449_Wide_Long/1745526883_1449_Wide_Long_sound.wav</text:p>
          </table:table-cell>
        </table:table-row>
        <table:table-row table:style-name="ro1">
          <table:table-cell office:value-type="string" calcext:value-type="string">
            <text:p>./archive_1/1744901498_270_Wide_Long/1744901498_270_Wide_Long_angle_data.json</text:p>
          </table:table-cell>
          <table:table-cell/>
          <table:table-cell office:value-type="string" calcext:value-type="string">
            <text:p>./archive_1/1744901498_270_Wide_Long/1744901498_270_Wide_Long_distance_data.json</text:p>
          </table:table-cell>
          <table:table-cell/>
          <table:table-cell office:value-type="string" calcext:value-type="string">
            <text:p>./archive_1/1744901498_270_Wide_Long/1744901498_270_Wide_Long_sound.wav</text:p>
          </table:table-cell>
        </table:table-row>
        <table:table-row table:style-name="ro1">
          <table:table-cell office:value-type="string" calcext:value-type="string">
            <text:p>./archive_1/1744909681_588_Wide_Long/1744909681_588_Wide_Long_angle_data.json</text:p>
          </table:table-cell>
          <table:table-cell/>
          <table:table-cell office:value-type="string" calcext:value-type="string">
            <text:p>./archive_1/1744909681_588_Wide_Long/1744909681_588_Wide_Long_distance_data.json</text:p>
          </table:table-cell>
          <table:table-cell/>
          <table:table-cell office:value-type="string" calcext:value-type="string">
            <text:p>./archive_1/1744909681_588_Wide_Long/1744909681_588_Wide_Long_sound.wav</text:p>
          </table:table-cell>
        </table:table-row>
        <table:table-row table:style-name="ro1">
          <table:table-cell office:value-type="string" calcext:value-type="string">
            <text:p>./archive_1/1744916655_902_Wide_Long/1744916655_902_Wide_Long_angle_data.json</text:p>
          </table:table-cell>
          <table:table-cell/>
          <table:table-cell office:value-type="string" calcext:value-type="string">
            <text:p>./archive_1/1744916655_902_Wide_Long/1744916655_902_Wide_Long_distance_data.json</text:p>
          </table:table-cell>
          <table:table-cell/>
          <table:table-cell office:value-type="string" calcext:value-type="string">
            <text:p>./archive_1/1744916655_902_Wide_Long/1744916655_902_Wide_Long_sound.wav</text:p>
          </table:table-cell>
        </table:table-row>
        <table:table-row table:style-name="ro1">
          <table:table-cell office:value-type="string" calcext:value-type="string">
            <text:p>./archive_1/1745515885_212_Wide_Long/1745515885_212_Wide_Long_angle_data.json</text:p>
          </table:table-cell>
          <table:table-cell/>
          <table:table-cell office:value-type="string" calcext:value-type="string">
            <text:p>./archive_1/1745515885_212_Wide_Long/1745515885_212_Wide_Long_distance_data.json</text:p>
          </table:table-cell>
          <table:table-cell/>
          <table:table-cell office:value-type="string" calcext:value-type="string">
            <text:p>./archive_1/1745515885_212_Wide_Long/1745515885_212_Wide_Long_sound.wav</text:p>
          </table:table-cell>
        </table:table-row>
        <table:table-row table:style-name="ro1">
          <table:table-cell office:value-type="string" calcext:value-type="string">
            <text:p>./archive_1/1745520237_520_Wide_Long/1745520237_520_Wide_Long_angle_data.json</text:p>
          </table:table-cell>
          <table:table-cell/>
          <table:table-cell office:value-type="string" calcext:value-type="string">
            <text:p>./archive_1/1745520237_520_Wide_Long/1745520237_520_Wide_Long_distance_data.json</text:p>
          </table:table-cell>
          <table:table-cell/>
          <table:table-cell office:value-type="string" calcext:value-type="string">
            <text:p>./archive_1/1745520237_520_Wide_Long/1745520237_520_Wide_Long_sound.wav</text:p>
          </table:table-cell>
        </table:table-row>
        <table:table-row table:style-name="ro1">
          <table:table-cell office:value-type="string" calcext:value-type="string">
            <text:p>./archive_1/1745522656_832_Wide_Long/1745522656_832_Wide_Long_angle_data.json</text:p>
          </table:table-cell>
          <table:table-cell/>
          <table:table-cell office:value-type="string" calcext:value-type="string">
            <text:p>./archive_1/1745522656_832_Wide_Long/1745522656_832_Wide_Long_distance_data.json</text:p>
          </table:table-cell>
          <table:table-cell/>
          <table:table-cell office:value-type="string" calcext:value-type="string">
            <text:p>./archive_1/1745522656_832_Wide_Long/1745522656_832_Wide_Long_sound.wav</text:p>
          </table:table-cell>
        </table:table-row>
        <table:table-row table:style-name="ro1">
          <table:table-cell office:value-type="string" calcext:value-type="string">
            <text:p>./archive_1/1745524925_1140_Wide_Long/1745524925_1140_Wide_Long_angle_data.json</text:p>
          </table:table-cell>
          <table:table-cell/>
          <table:table-cell office:value-type="string" calcext:value-type="string">
            <text:p>./archive_1/1745524925_1140_Wide_Long/1745524925_1140_Wide_Long_distance_data.json</text:p>
          </table:table-cell>
          <table:table-cell/>
          <table:table-cell office:value-type="string" calcext:value-type="string">
            <text:p>./archive_1/1745524925_1140_Wide_Long/1745524925_1140_Wide_Long_sound.wav</text:p>
          </table:table-cell>
        </table:table-row>
        <table:table-row table:style-name="ro1">
          <table:table-cell office:value-type="string" calcext:value-type="string">
            <text:p>./archive_1/1745526887_1450_Wide_Long/1745526887_1450_Wide_Long_angle_data.json</text:p>
          </table:table-cell>
          <table:table-cell/>
          <table:table-cell office:value-type="string" calcext:value-type="string">
            <text:p>./archive_1/1745526887_1450_Wide_Long/1745526887_1450_Wide_Long_distance_data.json</text:p>
          </table:table-cell>
          <table:table-cell/>
          <table:table-cell office:value-type="string" calcext:value-type="string">
            <text:p>./archive_1/1745526887_1450_Wide_Long/1745526887_1450_Wide_Long_sound.wav</text:p>
          </table:table-cell>
        </table:table-row>
        <table:table-row table:style-name="ro1">
          <table:table-cell office:value-type="string" calcext:value-type="string">
            <text:p>./archive_1/1744901516_271_Wide_Long/1744901516_271_Wide_Long_angle_data.json</text:p>
          </table:table-cell>
          <table:table-cell/>
          <table:table-cell office:value-type="string" calcext:value-type="string">
            <text:p>./archive_1/1744901516_271_Wide_Long/1744901516_271_Wide_Long_distance_data.json</text:p>
          </table:table-cell>
          <table:table-cell/>
          <table:table-cell office:value-type="string" calcext:value-type="string">
            <text:p>./archive_1/1744901516_271_Wide_Long/1744901516_271_Wide_Long_sound.wav</text:p>
          </table:table-cell>
        </table:table-row>
        <table:table-row table:style-name="ro1">
          <table:table-cell office:value-type="string" calcext:value-type="string">
            <text:p>./archive_1/1744909700_589_Wide_Long/1744909700_589_Wide_Long_angle_data.json</text:p>
          </table:table-cell>
          <table:table-cell/>
          <table:table-cell office:value-type="string" calcext:value-type="string">
            <text:p>./archive_1/1744909700_589_Wide_Long/1744909700_589_Wide_Long_distance_data.json</text:p>
          </table:table-cell>
          <table:table-cell/>
          <table:table-cell office:value-type="string" calcext:value-type="string">
            <text:p>./archive_1/1744909700_589_Wide_Long/1744909700_589_Wide_Long_sound.wav</text:p>
          </table:table-cell>
        </table:table-row>
        <table:table-row table:style-name="ro1">
          <table:table-cell office:value-type="string" calcext:value-type="string">
            <text:p>./archive_1/1744916675_903_Wide_Long/1744916675_903_Wide_Long_angle_data.json</text:p>
          </table:table-cell>
          <table:table-cell/>
          <table:table-cell office:value-type="string" calcext:value-type="string">
            <text:p>./archive_1/1744916675_903_Wide_Long/1744916675_903_Wide_Long_distance_data.json</text:p>
          </table:table-cell>
          <table:table-cell/>
          <table:table-cell office:value-type="string" calcext:value-type="string">
            <text:p>./archive_1/1744916675_903_Wide_Long/1744916675_903_Wide_Long_sound.wav</text:p>
          </table:table-cell>
        </table:table-row>
        <table:table-row table:style-name="ro1">
          <table:table-cell office:value-type="string" calcext:value-type="string">
            <text:p>./archive_1/1745515890_213_Wide_Long/1745515890_213_Wide_Long_angle_data.json</text:p>
          </table:table-cell>
          <table:table-cell/>
          <table:table-cell office:value-type="string" calcext:value-type="string">
            <text:p>./archive_1/1745515890_213_Wide_Long/1745515890_213_Wide_Long_distance_data.json</text:p>
          </table:table-cell>
          <table:table-cell/>
          <table:table-cell office:value-type="string" calcext:value-type="string">
            <text:p>./archive_1/1745515890_213_Wide_Long/1745515890_213_Wide_Long_sound.wav</text:p>
          </table:table-cell>
        </table:table-row>
        <table:table-row table:style-name="ro1">
          <table:table-cell office:value-type="string" calcext:value-type="string">
            <text:p>./archive_1/1745520289_521_Wide_Long/1745520289_521_Wide_Long_angle_data.json</text:p>
          </table:table-cell>
          <table:table-cell/>
          <table:table-cell office:value-type="string" calcext:value-type="string">
            <text:p>./archive_1/1745520289_521_Wide_Long/1745520289_521_Wide_Long_distance_data.json</text:p>
          </table:table-cell>
          <table:table-cell/>
          <table:table-cell office:value-type="string" calcext:value-type="string">
            <text:p>./archive_1/1745520289_521_Wide_Long/1745520289_521_Wide_Long_sound.wav</text:p>
          </table:table-cell>
        </table:table-row>
        <table:table-row table:style-name="ro1">
          <table:table-cell office:value-type="string" calcext:value-type="string">
            <text:p>./archive_1/1745522675_833_Wide_Long/1745522675_833_Wide_Long_angle_data.json</text:p>
          </table:table-cell>
          <table:table-cell/>
          <table:table-cell office:value-type="string" calcext:value-type="string">
            <text:p>./archive_1/1745522675_833_Wide_Long/1745522675_833_Wide_Long_distance_data.json</text:p>
          </table:table-cell>
          <table:table-cell/>
          <table:table-cell office:value-type="string" calcext:value-type="string">
            <text:p>./archive_1/1745522675_833_Wide_Long/1745522675_833_Wide_Long_sound.wav</text:p>
          </table:table-cell>
        </table:table-row>
        <table:table-row table:style-name="ro1">
          <table:table-cell office:value-type="string" calcext:value-type="string">
            <text:p>./archive_1/1745524930_1141_Wide_Long/1745524930_1141_Wide_Long_angle_data.json</text:p>
          </table:table-cell>
          <table:table-cell/>
          <table:table-cell office:value-type="string" calcext:value-type="string">
            <text:p>./archive_1/1745524930_1141_Wide_Long/1745524930_1141_Wide_Long_distance_data.json</text:p>
          </table:table-cell>
          <table:table-cell/>
          <table:table-cell office:value-type="string" calcext:value-type="string">
            <text:p>./archive_1/1745524930_1141_Wide_Long/1745524930_1141_Wide_Long_sound.wav</text:p>
          </table:table-cell>
        </table:table-row>
        <table:table-row table:style-name="ro1">
          <table:table-cell office:value-type="string" calcext:value-type="string">
            <text:p>./archive_1/1745526891_1451_Wide_Long/1745526891_1451_Wide_Long_angle_data.json</text:p>
          </table:table-cell>
          <table:table-cell/>
          <table:table-cell office:value-type="string" calcext:value-type="string">
            <text:p>./archive_1/1745526891_1451_Wide_Long/1745526891_1451_Wide_Long_distance_data.json</text:p>
          </table:table-cell>
          <table:table-cell/>
          <table:table-cell office:value-type="string" calcext:value-type="string">
            <text:p>./archive_1/1745526891_1451_Wide_Long/1745526891_1451_Wide_Long_sound.wav</text:p>
          </table:table-cell>
        </table:table-row>
        <table:table-row table:style-name="ro1">
          <table:table-cell office:value-type="string" calcext:value-type="string">
            <text:p>./archive_1/1744901536_272_Wide_Long/1744901536_272_Wide_Long_angle_data.json</text:p>
          </table:table-cell>
          <table:table-cell/>
          <table:table-cell office:value-type="string" calcext:value-type="string">
            <text:p>./archive_1/1744901536_272_Wide_Long/1744901536_272_Wide_Long_distance_data.json</text:p>
          </table:table-cell>
          <table:table-cell/>
          <table:table-cell office:value-type="string" calcext:value-type="string">
            <text:p>./archive_1/1744901536_272_Wide_Long/1744901536_272_Wide_Long_sound.wav</text:p>
          </table:table-cell>
        </table:table-row>
        <table:table-row table:style-name="ro1">
          <table:table-cell office:value-type="string" calcext:value-type="string">
            <text:p>./archive_1/1744909719_590_Wide_Long/1744909719_590_Wide_Long_angle_data.json</text:p>
          </table:table-cell>
          <table:table-cell/>
          <table:table-cell office:value-type="string" calcext:value-type="string">
            <text:p>./archive_1/1744909719_590_Wide_Long/1744909719_590_Wide_Long_distance_data.json</text:p>
          </table:table-cell>
          <table:table-cell/>
          <table:table-cell office:value-type="string" calcext:value-type="string">
            <text:p>./archive_1/1744909719_590_Wide_Long/1744909719_590_Wide_Long_sound.wav</text:p>
          </table:table-cell>
        </table:table-row>
        <table:table-row table:style-name="ro1">
          <table:table-cell office:value-type="string" calcext:value-type="string">
            <text:p>./archive_1/1744916694_904_Wide_Long/1744916694_904_Wide_Long_angle_data.json</text:p>
          </table:table-cell>
          <table:table-cell/>
          <table:table-cell office:value-type="string" calcext:value-type="string">
            <text:p>./archive_1/1744916694_904_Wide_Long/1744916694_904_Wide_Long_distance_data.json</text:p>
          </table:table-cell>
          <table:table-cell/>
          <table:table-cell office:value-type="string" calcext:value-type="string">
            <text:p>./archive_1/1744916694_904_Wide_Long/1744916694_904_Wide_Long_sound.wav</text:p>
          </table:table-cell>
        </table:table-row>
        <table:table-row table:style-name="ro1">
          <table:table-cell office:value-type="string" calcext:value-type="string">
            <text:p>./archive_1/1745515901_214_Wide_Long/1745515901_214_Wide_Long_angle_data.json</text:p>
          </table:table-cell>
          <table:table-cell/>
          <table:table-cell office:value-type="string" calcext:value-type="string">
            <text:p>./archive_1/1745515901_214_Wide_Long/1745515901_214_Wide_Long_distance_data.json</text:p>
          </table:table-cell>
          <table:table-cell/>
          <table:table-cell office:value-type="string" calcext:value-type="string">
            <text:p>./archive_1/1745515901_214_Wide_Long/1745515901_214_Wide_Long_sound.wav</text:p>
          </table:table-cell>
        </table:table-row>
        <table:table-row table:style-name="ro1">
          <table:table-cell office:value-type="string" calcext:value-type="string">
            <text:p>./archive_1/1745520293_522_Wide_Long/1745520293_522_Wide_Long_angle_data.json</text:p>
          </table:table-cell>
          <table:table-cell/>
          <table:table-cell office:value-type="string" calcext:value-type="string">
            <text:p>./archive_1/1745520293_522_Wide_Long/1745520293_522_Wide_Long_distance_data.json</text:p>
          </table:table-cell>
          <table:table-cell/>
          <table:table-cell office:value-type="string" calcext:value-type="string">
            <text:p>./archive_1/1745520293_522_Wide_Long/1745520293_522_Wide_Long_sound.wav</text:p>
          </table:table-cell>
        </table:table-row>
        <table:table-row table:style-name="ro1">
          <table:table-cell office:value-type="string" calcext:value-type="string">
            <text:p>./archive_1/1745522680_834_Wide_Long/1745522680_834_Wide_Long_angle_data.json</text:p>
          </table:table-cell>
          <table:table-cell/>
          <table:table-cell office:value-type="string" calcext:value-type="string">
            <text:p>./archive_1/1745522680_834_Wide_Long/1745522680_834_Wide_Long_distance_data.json</text:p>
          </table:table-cell>
          <table:table-cell/>
          <table:table-cell office:value-type="string" calcext:value-type="string">
            <text:p>./archive_1/1745522680_834_Wide_Long/1745522680_834_Wide_Long_sound.wav</text:p>
          </table:table-cell>
        </table:table-row>
        <table:table-row table:style-name="ro1">
          <table:table-cell office:value-type="string" calcext:value-type="string">
            <text:p>./archive_1/1745524934_1142_Wide_Long/1745524934_1142_Wide_Long_angle_data.json</text:p>
          </table:table-cell>
          <table:table-cell/>
          <table:table-cell office:value-type="string" calcext:value-type="string">
            <text:p>./archive_1/1745524934_1142_Wide_Long/1745524934_1142_Wide_Long_distance_data.json</text:p>
          </table:table-cell>
          <table:table-cell/>
          <table:table-cell office:value-type="string" calcext:value-type="string">
            <text:p>./archive_1/1745524934_1142_Wide_Long/1745524934_1142_Wide_Long_sound.wav</text:p>
          </table:table-cell>
        </table:table-row>
        <table:table-row table:style-name="ro1">
          <table:table-cell office:value-type="string" calcext:value-type="string">
            <text:p>./archive_1/1745526895_1452_Wide_Long/1745526895_1452_Wide_Long_angle_data.json</text:p>
          </table:table-cell>
          <table:table-cell/>
          <table:table-cell office:value-type="string" calcext:value-type="string">
            <text:p>./archive_1/1745526895_1452_Wide_Long/1745526895_1452_Wide_Long_distance_data.json</text:p>
          </table:table-cell>
          <table:table-cell/>
          <table:table-cell office:value-type="string" calcext:value-type="string">
            <text:p>./archive_1/1745526895_1452_Wide_Long/1745526895_1452_Wide_Long_sound.wav</text:p>
          </table:table-cell>
        </table:table-row>
        <table:table-row table:style-name="ro1">
          <table:table-cell office:value-type="string" calcext:value-type="string">
            <text:p>./archive_1/1744901554_273_Wide_Long/1744901554_273_Wide_Long_angle_data.json</text:p>
          </table:table-cell>
          <table:table-cell/>
          <table:table-cell office:value-type="string" calcext:value-type="string">
            <text:p>./archive_1/1744901554_273_Wide_Long/1744901554_273_Wide_Long_distance_data.json</text:p>
          </table:table-cell>
          <table:table-cell/>
          <table:table-cell office:value-type="string" calcext:value-type="string">
            <text:p>./archive_1/1744901554_273_Wide_Long/1744901554_273_Wide_Long_sound.wav</text:p>
          </table:table-cell>
        </table:table-row>
        <table:table-row table:style-name="ro1">
          <table:table-cell office:value-type="string" calcext:value-type="string">
            <text:p>./archive_1/1744909738_591_Wide_Long/1744909738_591_Wide_Long_angle_data.json</text:p>
          </table:table-cell>
          <table:table-cell/>
          <table:table-cell office:value-type="string" calcext:value-type="string">
            <text:p>./archive_1/1744909738_591_Wide_Long/1744909738_591_Wide_Long_distance_data.json</text:p>
          </table:table-cell>
          <table:table-cell/>
          <table:table-cell office:value-type="string" calcext:value-type="string">
            <text:p>./archive_1/1744909738_591_Wide_Long/1744909738_591_Wide_Long_sound.wav</text:p>
          </table:table-cell>
        </table:table-row>
        <table:table-row table:style-name="ro1">
          <table:table-cell office:value-type="string" calcext:value-type="string">
            <text:p>./archive_1/1744916714_905_Wide_Long/1744916714_905_Wide_Long_angle_data.json</text:p>
          </table:table-cell>
          <table:table-cell/>
          <table:table-cell office:value-type="string" calcext:value-type="string">
            <text:p>./archive_1/1744916714_905_Wide_Long/1744916714_905_Wide_Long_distance_data.json</text:p>
          </table:table-cell>
          <table:table-cell/>
          <table:table-cell office:value-type="string" calcext:value-type="string">
            <text:p>./archive_1/1744916714_905_Wide_Long/1744916714_905_Wide_Long_sound.wav</text:p>
          </table:table-cell>
        </table:table-row>
        <table:table-row table:style-name="ro1">
          <table:table-cell office:value-type="string" calcext:value-type="string">
            <text:p>./archive_1/1745515927_215_Wide_Long/1745515927_215_Wide_Long_angle_data.json</text:p>
          </table:table-cell>
          <table:table-cell/>
          <table:table-cell office:value-type="string" calcext:value-type="string">
            <text:p>./archive_1/1745515927_215_Wide_Long/1745515927_215_Wide_Long_distance_data.json</text:p>
          </table:table-cell>
          <table:table-cell/>
          <table:table-cell office:value-type="string" calcext:value-type="string">
            <text:p>./archive_1/1745515927_215_Wide_Long/1745515927_215_Wide_Long_sound.wav</text:p>
          </table:table-cell>
        </table:table-row>
        <table:table-row table:style-name="ro1">
          <table:table-cell office:value-type="string" calcext:value-type="string">
            <text:p>./archive_1/1745520298_523_Wide_Long/1745520298_523_Wide_Long_angle_data.json</text:p>
          </table:table-cell>
          <table:table-cell/>
          <table:table-cell office:value-type="string" calcext:value-type="string">
            <text:p>./archive_1/1745520298_523_Wide_Long/1745520298_523_Wide_Long_distance_data.json</text:p>
          </table:table-cell>
          <table:table-cell/>
          <table:table-cell office:value-type="string" calcext:value-type="string">
            <text:p>./archive_1/1745520298_523_Wide_Long/1745520298_523_Wide_Long_sound.wav</text:p>
          </table:table-cell>
        </table:table-row>
        <table:table-row table:style-name="ro1">
          <table:table-cell office:value-type="string" calcext:value-type="string">
            <text:p>./archive_1/1745522685_835_Wide_Long/1745522685_835_Wide_Long_angle_data.json</text:p>
          </table:table-cell>
          <table:table-cell/>
          <table:table-cell office:value-type="string" calcext:value-type="string">
            <text:p>./archive_1/1745522685_835_Wide_Long/1745522685_835_Wide_Long_distance_data.json</text:p>
          </table:table-cell>
          <table:table-cell/>
          <table:table-cell office:value-type="string" calcext:value-type="string">
            <text:p>./archive_1/1745522685_835_Wide_Long/1745522685_835_Wide_Long_sound.wav</text:p>
          </table:table-cell>
        </table:table-row>
        <table:table-row table:style-name="ro1">
          <table:table-cell office:value-type="string" calcext:value-type="string">
            <text:p>./archive_1/1745524938_1143_Wide_Long/1745524938_1143_Wide_Long_angle_data.json</text:p>
          </table:table-cell>
          <table:table-cell/>
          <table:table-cell office:value-type="string" calcext:value-type="string">
            <text:p>./archive_1/1745524938_1143_Wide_Long/1745524938_1143_Wide_Long_distance_data.json</text:p>
          </table:table-cell>
          <table:table-cell/>
          <table:table-cell office:value-type="string" calcext:value-type="string">
            <text:p>./archive_1/1745524938_1143_Wide_Long/1745524938_1143_Wide_Long_sound.wav</text:p>
          </table:table-cell>
        </table:table-row>
        <table:table-row table:style-name="ro1">
          <table:table-cell office:value-type="string" calcext:value-type="string">
            <text:p>./archive_1/1745526899_1453_Wide_Long/1745526899_1453_Wide_Long_angle_data.json</text:p>
          </table:table-cell>
          <table:table-cell/>
          <table:table-cell office:value-type="string" calcext:value-type="string">
            <text:p>./archive_1/1745526899_1453_Wide_Long/1745526899_1453_Wide_Long_distance_data.json</text:p>
          </table:table-cell>
          <table:table-cell/>
          <table:table-cell office:value-type="string" calcext:value-type="string">
            <text:p>./archive_1/1745526899_1453_Wide_Long/1745526899_1453_Wide_Long_sound.wav</text:p>
          </table:table-cell>
        </table:table-row>
        <table:table-row table:style-name="ro1">
          <table:table-cell office:value-type="string" calcext:value-type="string">
            <text:p>./archive_1/1744901573_274_Wide_Long/1744901573_274_Wide_Long_angle_data.json</text:p>
          </table:table-cell>
          <table:table-cell/>
          <table:table-cell office:value-type="string" calcext:value-type="string">
            <text:p>./archive_1/1744901573_274_Wide_Long/1744901573_274_Wide_Long_distance_data.json</text:p>
          </table:table-cell>
          <table:table-cell/>
          <table:table-cell office:value-type="string" calcext:value-type="string">
            <text:p>./archive_1/1744901573_274_Wide_Long/1744901573_274_Wide_Long_sound.wav</text:p>
          </table:table-cell>
        </table:table-row>
        <table:table-row table:style-name="ro1">
          <table:table-cell office:value-type="string" calcext:value-type="string">
            <text:p>./archive_1/1744909761_592_Wide_Long/1744909761_592_Wide_Long_angle_data.json</text:p>
          </table:table-cell>
          <table:table-cell/>
          <table:table-cell office:value-type="string" calcext:value-type="string">
            <text:p>./archive_1/1744909761_592_Wide_Long/1744909761_592_Wide_Long_distance_data.json</text:p>
          </table:table-cell>
          <table:table-cell/>
          <table:table-cell office:value-type="string" calcext:value-type="string">
            <text:p>./archive_1/1744909761_592_Wide_Long/1744909761_592_Wide_Long_sound.wav</text:p>
          </table:table-cell>
        </table:table-row>
        <table:table-row table:style-name="ro1">
          <table:table-cell office:value-type="string" calcext:value-type="string">
            <text:p>./archive_1/1744916736_906_Wide_Long/1744916736_906_Wide_Long_angle_data.json</text:p>
          </table:table-cell>
          <table:table-cell/>
          <table:table-cell office:value-type="string" calcext:value-type="string">
            <text:p>./archive_1/1744916736_906_Wide_Long/1744916736_906_Wide_Long_distance_data.json</text:p>
          </table:table-cell>
          <table:table-cell/>
          <table:table-cell office:value-type="string" calcext:value-type="string">
            <text:p>./archive_1/1744916736_906_Wide_Long/1744916736_906_Wide_Long_sound.wav</text:p>
          </table:table-cell>
        </table:table-row>
        <table:table-row table:style-name="ro1">
          <table:table-cell office:value-type="string" calcext:value-type="string">
            <text:p>./archive_1/1745515967_216_Wide_Long/1745515967_216_Wide_Long_angle_data.json</text:p>
          </table:table-cell>
          <table:table-cell/>
          <table:table-cell office:value-type="string" calcext:value-type="string">
            <text:p>./archive_1/1745515967_216_Wide_Long/1745515967_216_Wide_Long_distance_data.json</text:p>
          </table:table-cell>
          <table:table-cell/>
          <table:table-cell office:value-type="string" calcext:value-type="string">
            <text:p>./archive_1/1745515967_216_Wide_Long/1745515967_216_Wide_Long_sound.wav</text:p>
          </table:table-cell>
        </table:table-row>
        <table:table-row table:style-name="ro1">
          <table:table-cell office:value-type="string" calcext:value-type="string">
            <text:p>./archive_1/1745520303_524_Wide_Long/1745520303_524_Wide_Long_angle_data.json</text:p>
          </table:table-cell>
          <table:table-cell/>
          <table:table-cell office:value-type="string" calcext:value-type="string">
            <text:p>./archive_1/1745520303_524_Wide_Long/1745520303_524_Wide_Long_distance_data.json</text:p>
          </table:table-cell>
          <table:table-cell/>
          <table:table-cell office:value-type="string" calcext:value-type="string">
            <text:p>./archive_1/1745520303_524_Wide_Long/1745520303_524_Wide_Long_sound.wav</text:p>
          </table:table-cell>
        </table:table-row>
        <table:table-row table:style-name="ro1">
          <table:table-cell office:value-type="string" calcext:value-type="string">
            <text:p>./archive_1/1745522689_836_Wide_Long/1745522689_836_Wide_Long_angle_data.json</text:p>
          </table:table-cell>
          <table:table-cell/>
          <table:table-cell office:value-type="string" calcext:value-type="string">
            <text:p>./archive_1/1745522689_836_Wide_Long/1745522689_836_Wide_Long_distance_data.json</text:p>
          </table:table-cell>
          <table:table-cell/>
          <table:table-cell office:value-type="string" calcext:value-type="string">
            <text:p>./archive_1/1745522689_836_Wide_Long/1745522689_836_Wide_Long_sound.wav</text:p>
          </table:table-cell>
        </table:table-row>
        <table:table-row table:style-name="ro1">
          <table:table-cell office:value-type="string" calcext:value-type="string">
            <text:p>./archive_1/1745524943_1144_Wide_Long/1745524943_1144_Wide_Long_angle_data.json</text:p>
          </table:table-cell>
          <table:table-cell/>
          <table:table-cell office:value-type="string" calcext:value-type="string">
            <text:p>./archive_1/1745524943_1144_Wide_Long/1745524943_1144_Wide_Long_distance_data.json</text:p>
          </table:table-cell>
          <table:table-cell/>
          <table:table-cell office:value-type="string" calcext:value-type="string">
            <text:p>./archive_1/1745524943_1144_Wide_Long/1745524943_1144_Wide_Long_sound.wav</text:p>
          </table:table-cell>
        </table:table-row>
        <table:table-row table:style-name="ro1">
          <table:table-cell office:value-type="string" calcext:value-type="string">
            <text:p>./archive_1/1745526904_1454_Wide_Long/1745526904_1454_Wide_Long_angle_data.json</text:p>
          </table:table-cell>
          <table:table-cell/>
          <table:table-cell office:value-type="string" calcext:value-type="string">
            <text:p>./archive_1/1745526904_1454_Wide_Long/1745526904_1454_Wide_Long_distance_data.json</text:p>
          </table:table-cell>
          <table:table-cell/>
          <table:table-cell office:value-type="string" calcext:value-type="string">
            <text:p>./archive_1/1745526904_1454_Wide_Long/1745526904_1454_Wide_Long_sound.wav</text:p>
          </table:table-cell>
        </table:table-row>
        <table:table-row table:style-name="ro1">
          <table:table-cell office:value-type="string" calcext:value-type="string">
            <text:p>./archive_1/1744901592_275_Wide_Long/1744901592_275_Wide_Long_angle_data.json</text:p>
          </table:table-cell>
          <table:table-cell/>
          <table:table-cell office:value-type="string" calcext:value-type="string">
            <text:p>./archive_1/1744901592_275_Wide_Long/1744901592_275_Wide_Long_distance_data.json</text:p>
          </table:table-cell>
          <table:table-cell/>
          <table:table-cell office:value-type="string" calcext:value-type="string">
            <text:p>./archive_1/1744901592_275_Wide_Long/1744901592_275_Wide_Long_sound.wav</text:p>
          </table:table-cell>
        </table:table-row>
        <table:table-row table:style-name="ro1">
          <table:table-cell office:value-type="string" calcext:value-type="string">
            <text:p>./archive_1/1744909781_593_Wide_Long/1744909781_593_Wide_Long_angle_data.json</text:p>
          </table:table-cell>
          <table:table-cell/>
          <table:table-cell office:value-type="string" calcext:value-type="string">
            <text:p>./archive_1/1744909781_593_Wide_Long/1744909781_593_Wide_Long_distance_data.json</text:p>
          </table:table-cell>
          <table:table-cell/>
          <table:table-cell office:value-type="string" calcext:value-type="string">
            <text:p>./archive_1/1744909781_593_Wide_Long/1744909781_593_Wide_Long_sound.wav</text:p>
          </table:table-cell>
        </table:table-row>
        <table:table-row table:style-name="ro1">
          <table:table-cell office:value-type="string" calcext:value-type="string">
            <text:p>./archive_1/1744916756_907_Wide_Long/1744916756_907_Wide_Long_angle_data.json</text:p>
          </table:table-cell>
          <table:table-cell/>
          <table:table-cell office:value-type="string" calcext:value-type="string">
            <text:p>./archive_1/1744916756_907_Wide_Long/1744916756_907_Wide_Long_distance_data.json</text:p>
          </table:table-cell>
          <table:table-cell/>
          <table:table-cell office:value-type="string" calcext:value-type="string">
            <text:p>./archive_1/1744916756_907_Wide_Long/1744916756_907_Wide_Long_sound.wav</text:p>
          </table:table-cell>
        </table:table-row>
        <table:table-row table:style-name="ro1">
          <table:table-cell office:value-type="string" calcext:value-type="string">
            <text:p>./archive_1/1745515976_217_Wide_Long/1745515976_217_Wide_Long_angle_data.json</text:p>
          </table:table-cell>
          <table:table-cell/>
          <table:table-cell office:value-type="string" calcext:value-type="string">
            <text:p>./archive_1/1745515976_217_Wide_Long/1745515976_217_Wide_Long_distance_data.json</text:p>
          </table:table-cell>
          <table:table-cell/>
          <table:table-cell office:value-type="string" calcext:value-type="string">
            <text:p>./archive_1/1745515976_217_Wide_Long/1745515976_217_Wide_Long_sound.wav</text:p>
          </table:table-cell>
        </table:table-row>
        <table:table-row table:style-name="ro1">
          <table:table-cell office:value-type="string" calcext:value-type="string">
            <text:p>./archive_1/1745520308_525_Wide_Long/1745520308_525_Wide_Long_angle_data.json</text:p>
          </table:table-cell>
          <table:table-cell/>
          <table:table-cell office:value-type="string" calcext:value-type="string">
            <text:p>./archive_1/1745520308_525_Wide_Long/1745520308_525_Wide_Long_distance_data.json</text:p>
          </table:table-cell>
          <table:table-cell/>
          <table:table-cell office:value-type="string" calcext:value-type="string">
            <text:p>./archive_1/1745520308_525_Wide_Long/1745520308_525_Wide_Long_sound.wav</text:p>
          </table:table-cell>
        </table:table-row>
        <table:table-row table:style-name="ro1">
          <table:table-cell office:value-type="string" calcext:value-type="string">
            <text:p>./archive_1/1745522693_837_Wide_Long/1745522693_837_Wide_Long_angle_data.json</text:p>
          </table:table-cell>
          <table:table-cell/>
          <table:table-cell office:value-type="string" calcext:value-type="string">
            <text:p>./archive_1/1745522693_837_Wide_Long/1745522693_837_Wide_Long_distance_data.json</text:p>
          </table:table-cell>
          <table:table-cell/>
          <table:table-cell office:value-type="string" calcext:value-type="string">
            <text:p>./archive_1/1745522693_837_Wide_Long/1745522693_837_Wide_Long_sound.wav</text:p>
          </table:table-cell>
        </table:table-row>
        <table:table-row table:style-name="ro1">
          <table:table-cell office:value-type="string" calcext:value-type="string">
            <text:p>./archive_1/1745524947_1145_Wide_Long/1745524947_1145_Wide_Long_angle_data.json</text:p>
          </table:table-cell>
          <table:table-cell/>
          <table:table-cell office:value-type="string" calcext:value-type="string">
            <text:p>./archive_1/1745524947_1145_Wide_Long/1745524947_1145_Wide_Long_distance_data.json</text:p>
          </table:table-cell>
          <table:table-cell/>
          <table:table-cell office:value-type="string" calcext:value-type="string">
            <text:p>./archive_1/1745524947_1145_Wide_Long/1745524947_1145_Wide_Long_sound.wav</text:p>
          </table:table-cell>
        </table:table-row>
        <table:table-row table:style-name="ro1">
          <table:table-cell office:value-type="string" calcext:value-type="string">
            <text:p>./archive_1/1745526908_1455_Wide_Long/1745526908_1455_Wide_Long_angle_data.json</text:p>
          </table:table-cell>
          <table:table-cell/>
          <table:table-cell office:value-type="string" calcext:value-type="string">
            <text:p>./archive_1/1745526908_1455_Wide_Long/1745526908_1455_Wide_Long_distance_data.json</text:p>
          </table:table-cell>
          <table:table-cell/>
          <table:table-cell office:value-type="string" calcext:value-type="string">
            <text:p>./archive_1/1745526908_1455_Wide_Long/1745526908_1455_Wide_Long_sound.wav</text:p>
          </table:table-cell>
        </table:table-row>
        <table:table-row table:style-name="ro1">
          <table:table-cell office:value-type="string" calcext:value-type="string">
            <text:p>./archive_1/1744901611_276_Wide_Long/1744901611_276_Wide_Long_angle_data.json</text:p>
          </table:table-cell>
          <table:table-cell/>
          <table:table-cell office:value-type="string" calcext:value-type="string">
            <text:p>./archive_1/1744901611_276_Wide_Long/1744901611_276_Wide_Long_distance_data.json</text:p>
          </table:table-cell>
          <table:table-cell/>
          <table:table-cell office:value-type="string" calcext:value-type="string">
            <text:p>./archive_1/1744901611_276_Wide_Long/1744901611_276_Wide_Long_sound.wav</text:p>
          </table:table-cell>
        </table:table-row>
        <table:table-row table:style-name="ro1">
          <table:table-cell office:value-type="string" calcext:value-type="string">
            <text:p>./archive_1/1744909800_594_Wide_Long/1744909800_594_Wide_Long_angle_data.json</text:p>
          </table:table-cell>
          <table:table-cell/>
          <table:table-cell office:value-type="string" calcext:value-type="string">
            <text:p>./archive_1/1744909800_594_Wide_Long/1744909800_594_Wide_Long_distance_data.json</text:p>
          </table:table-cell>
          <table:table-cell/>
          <table:table-cell office:value-type="string" calcext:value-type="string">
            <text:p>./archive_1/1744909800_594_Wide_Long/1744909800_594_Wide_Long_sound.wav</text:p>
          </table:table-cell>
        </table:table-row>
        <table:table-row table:style-name="ro1">
          <table:table-cell office:value-type="string" calcext:value-type="string">
            <text:p>./archive_1/1744916776_908_Wide_Long/1744916776_908_Wide_Long_angle_data.json</text:p>
          </table:table-cell>
          <table:table-cell/>
          <table:table-cell office:value-type="string" calcext:value-type="string">
            <text:p>./archive_1/1744916776_908_Wide_Long/1744916776_908_Wide_Long_distance_data.json</text:p>
          </table:table-cell>
          <table:table-cell/>
          <table:table-cell office:value-type="string" calcext:value-type="string">
            <text:p>./archive_1/1744916776_908_Wide_Long/1744916776_908_Wide_Long_sound.wav</text:p>
          </table:table-cell>
        </table:table-row>
        <table:table-row table:style-name="ro1">
          <table:table-cell office:value-type="string" calcext:value-type="string">
            <text:p>./archive_1/1745516005_218_Wide_Long/1745516005_218_Wide_Long_angle_data.json</text:p>
          </table:table-cell>
          <table:table-cell/>
          <table:table-cell office:value-type="string" calcext:value-type="string">
            <text:p>./archive_1/1745516005_218_Wide_Long/1745516005_218_Wide_Long_distance_data.json</text:p>
          </table:table-cell>
          <table:table-cell/>
          <table:table-cell office:value-type="string" calcext:value-type="string">
            <text:p>./archive_1/1745516005_218_Wide_Long/1745516005_218_Wide_Long_sound.wav</text:p>
          </table:table-cell>
        </table:table-row>
        <table:table-row table:style-name="ro1">
          <table:table-cell office:value-type="string" calcext:value-type="string">
            <text:p>./archive_1/1745520312_526_Wide_Long/1745520312_526_Wide_Long_angle_data.json</text:p>
          </table:table-cell>
          <table:table-cell/>
          <table:table-cell office:value-type="string" calcext:value-type="string">
            <text:p>./archive_1/1745520312_526_Wide_Long/1745520312_526_Wide_Long_distance_data.json</text:p>
          </table:table-cell>
          <table:table-cell/>
          <table:table-cell office:value-type="string" calcext:value-type="string">
            <text:p>./archive_1/1745520312_526_Wide_Long/1745520312_526_Wide_Long_sound.wav</text:p>
          </table:table-cell>
        </table:table-row>
        <table:table-row table:style-name="ro1">
          <table:table-cell office:value-type="string" calcext:value-type="string">
            <text:p>./archive_1/1745522699_838_Wide_Long/1745522699_838_Wide_Long_angle_data.json</text:p>
          </table:table-cell>
          <table:table-cell/>
          <table:table-cell office:value-type="string" calcext:value-type="string">
            <text:p>./archive_1/1745522699_838_Wide_Long/1745522699_838_Wide_Long_distance_data.json</text:p>
          </table:table-cell>
          <table:table-cell/>
          <table:table-cell office:value-type="string" calcext:value-type="string">
            <text:p>./archive_1/1745522699_838_Wide_Long/1745522699_838_Wide_Long_sound.wav</text:p>
          </table:table-cell>
        </table:table-row>
        <table:table-row table:style-name="ro1">
          <table:table-cell office:value-type="string" calcext:value-type="string">
            <text:p>./archive_1/1745524953_1146_Wide_Long/1745524953_1146_Wide_Long_angle_data.json</text:p>
          </table:table-cell>
          <table:table-cell/>
          <table:table-cell office:value-type="string" calcext:value-type="string">
            <text:p>./archive_1/1745524953_1146_Wide_Long/1745524953_1146_Wide_Long_distance_data.json</text:p>
          </table:table-cell>
          <table:table-cell/>
          <table:table-cell office:value-type="string" calcext:value-type="string">
            <text:p>./archive_1/1745524953_1146_Wide_Long/1745524953_1146_Wide_Long_sound.wav</text:p>
          </table:table-cell>
        </table:table-row>
        <table:table-row table:style-name="ro1">
          <table:table-cell office:value-type="string" calcext:value-type="string">
            <text:p>./archive_1/1745526912_1456_Wide_Long/1745526912_1456_Wide_Long_angle_data.json</text:p>
          </table:table-cell>
          <table:table-cell/>
          <table:table-cell office:value-type="string" calcext:value-type="string">
            <text:p>./archive_1/1745526912_1456_Wide_Long/1745526912_1456_Wide_Long_distance_data.json</text:p>
          </table:table-cell>
          <table:table-cell/>
          <table:table-cell office:value-type="string" calcext:value-type="string">
            <text:p>./archive_1/1745526912_1456_Wide_Long/1745526912_1456_Wide_Long_sound.wav</text:p>
          </table:table-cell>
        </table:table-row>
        <table:table-row table:style-name="ro1">
          <table:table-cell office:value-type="string" calcext:value-type="string">
            <text:p>./archive_1/1744901631_277_Wide_Long/1744901631_277_Wide_Long_angle_data.json</text:p>
          </table:table-cell>
          <table:table-cell/>
          <table:table-cell office:value-type="string" calcext:value-type="string">
            <text:p>./archive_1/1744901631_277_Wide_Long/1744901631_277_Wide_Long_distance_data.json</text:p>
          </table:table-cell>
          <table:table-cell/>
          <table:table-cell office:value-type="string" calcext:value-type="string">
            <text:p>./archive_1/1744901631_277_Wide_Long/1744901631_277_Wide_Long_sound.wav</text:p>
          </table:table-cell>
        </table:table-row>
        <table:table-row table:style-name="ro1">
          <table:table-cell office:value-type="string" calcext:value-type="string">
            <text:p>./archive_1/1744909819_595_Wide_Long/1744909819_595_Wide_Long_angle_data.json</text:p>
          </table:table-cell>
          <table:table-cell/>
          <table:table-cell office:value-type="string" calcext:value-type="string">
            <text:p>./archive_1/1744909819_595_Wide_Long/1744909819_595_Wide_Long_distance_data.json</text:p>
          </table:table-cell>
          <table:table-cell/>
          <table:table-cell office:value-type="string" calcext:value-type="string">
            <text:p>./archive_1/1744909819_595_Wide_Long/1744909819_595_Wide_Long_sound.wav</text:p>
          </table:table-cell>
        </table:table-row>
        <table:table-row table:style-name="ro1">
          <table:table-cell office:value-type="string" calcext:value-type="string">
            <text:p>./archive_1/1744916796_909_Wide_Long/1744916796_909_Wide_Long_angle_data.json</text:p>
          </table:table-cell>
          <table:table-cell/>
          <table:table-cell office:value-type="string" calcext:value-type="string">
            <text:p>./archive_1/1744916796_909_Wide_Long/1744916796_909_Wide_Long_distance_data.json</text:p>
          </table:table-cell>
          <table:table-cell/>
          <table:table-cell office:value-type="string" calcext:value-type="string">
            <text:p>./archive_1/1744916796_909_Wide_Long/1744916796_909_Wide_Long_sound.wav</text:p>
          </table:table-cell>
        </table:table-row>
        <table:table-row table:style-name="ro1">
          <table:table-cell office:value-type="string" calcext:value-type="string">
            <text:p>./archive_1/1745516011_219_Wide_Long/1745516011_219_Wide_Long_angle_data.json</text:p>
          </table:table-cell>
          <table:table-cell/>
          <table:table-cell office:value-type="string" calcext:value-type="string">
            <text:p>./archive_1/1745516011_219_Wide_Long/1745516011_219_Wide_Long_distance_data.json</text:p>
          </table:table-cell>
          <table:table-cell/>
          <table:table-cell office:value-type="string" calcext:value-type="string">
            <text:p>./archive_1/1745516011_219_Wide_Long/1745516011_219_Wide_Long_sound.wav</text:p>
          </table:table-cell>
        </table:table-row>
        <table:table-row table:style-name="ro1">
          <table:table-cell office:value-type="string" calcext:value-type="string">
            <text:p>./archive_1/1745520317_527_Wide_Long/1745520317_527_Wide_Long_angle_data.json</text:p>
          </table:table-cell>
          <table:table-cell/>
          <table:table-cell office:value-type="string" calcext:value-type="string">
            <text:p>./archive_1/1745520317_527_Wide_Long/1745520317_527_Wide_Long_distance_data.json</text:p>
          </table:table-cell>
          <table:table-cell/>
          <table:table-cell office:value-type="string" calcext:value-type="string">
            <text:p>./archive_1/1745520317_527_Wide_Long/1745520317_527_Wide_Long_sound.wav</text:p>
          </table:table-cell>
        </table:table-row>
        <table:table-row table:style-name="ro1">
          <table:table-cell office:value-type="string" calcext:value-type="string">
            <text:p>./archive_1/1745522726_839_Wide_Long/1745522726_839_Wide_Long_angle_data.json</text:p>
          </table:table-cell>
          <table:table-cell/>
          <table:table-cell office:value-type="string" calcext:value-type="string">
            <text:p>./archive_1/1745522726_839_Wide_Long/1745522726_839_Wide_Long_distance_data.json</text:p>
          </table:table-cell>
          <table:table-cell/>
          <table:table-cell office:value-type="string" calcext:value-type="string">
            <text:p>./archive_1/1745522726_839_Wide_Long/1745522726_839_Wide_Long_sound.wav</text:p>
          </table:table-cell>
        </table:table-row>
        <table:table-row table:style-name="ro1">
          <table:table-cell office:value-type="string" calcext:value-type="string">
            <text:p>./archive_1/1745525096_1147_Wide_Long/1745525096_1147_Wide_Long_angle_data.json</text:p>
          </table:table-cell>
          <table:table-cell/>
          <table:table-cell office:value-type="string" calcext:value-type="string">
            <text:p>./archive_1/1745525096_1147_Wide_Long/1745525096_1147_Wide_Long_distance_data.json</text:p>
          </table:table-cell>
          <table:table-cell/>
          <table:table-cell office:value-type="string" calcext:value-type="string">
            <text:p>./archive_1/1745525096_1147_Wide_Long/1745525096_1147_Wide_Long_sound.wav</text:p>
          </table:table-cell>
        </table:table-row>
        <table:table-row table:style-name="ro1">
          <table:table-cell office:value-type="string" calcext:value-type="string">
            <text:p>./archive_1/1745526923_1457_Wide_Long/1745526923_1457_Wide_Long_angle_data.json</text:p>
          </table:table-cell>
          <table:table-cell/>
          <table:table-cell office:value-type="string" calcext:value-type="string">
            <text:p>./archive_1/1745526923_1457_Wide_Long/1745526923_1457_Wide_Long_distance_data.json</text:p>
          </table:table-cell>
          <table:table-cell/>
          <table:table-cell office:value-type="string" calcext:value-type="string">
            <text:p>./archive_1/1745526923_1457_Wide_Long/1745526923_1457_Wide_Long_sound.wav</text:p>
          </table:table-cell>
        </table:table-row>
        <table:table-row table:style-name="ro1">
          <table:table-cell office:value-type="string" calcext:value-type="string">
            <text:p>./archive_1/1744901649_278_Wide_Long/1744901649_278_Wide_Long_angle_data.json</text:p>
          </table:table-cell>
          <table:table-cell/>
          <table:table-cell office:value-type="string" calcext:value-type="string">
            <text:p>./archive_1/1744901649_278_Wide_Long/1744901649_278_Wide_Long_distance_data.json</text:p>
          </table:table-cell>
          <table:table-cell/>
          <table:table-cell office:value-type="string" calcext:value-type="string">
            <text:p>./archive_1/1744901649_278_Wide_Long/1744901649_278_Wide_Long_sound.wav</text:p>
          </table:table-cell>
        </table:table-row>
        <table:table-row table:style-name="ro1">
          <table:table-cell office:value-type="string" calcext:value-type="string">
            <text:p>./archive_1/1744909839_596_Wide_Long/1744909839_596_Wide_Long_angle_data.json</text:p>
          </table:table-cell>
          <table:table-cell/>
          <table:table-cell office:value-type="string" calcext:value-type="string">
            <text:p>./archive_1/1744909839_596_Wide_Long/1744909839_596_Wide_Long_distance_data.json</text:p>
          </table:table-cell>
          <table:table-cell/>
          <table:table-cell office:value-type="string" calcext:value-type="string">
            <text:p>./archive_1/1744909839_596_Wide_Long/1744909839_596_Wide_Long_sound.wav</text:p>
          </table:table-cell>
        </table:table-row>
        <table:table-row table:style-name="ro1">
          <table:table-cell office:value-type="string" calcext:value-type="string">
            <text:p>./archive_1/1744916816_910_Wide_Long/1744916816_910_Wide_Long_angle_data.json</text:p>
          </table:table-cell>
          <table:table-cell/>
          <table:table-cell office:value-type="string" calcext:value-type="string">
            <text:p>./archive_1/1744916816_910_Wide_Long/1744916816_910_Wide_Long_distance_data.json</text:p>
          </table:table-cell>
          <table:table-cell/>
          <table:table-cell office:value-type="string" calcext:value-type="string">
            <text:p>./archive_1/1744916816_910_Wide_Long/1744916816_910_Wide_Long_sound.wav</text:p>
          </table:table-cell>
        </table:table-row>
        <table:table-row table:style-name="ro1">
          <table:table-cell office:value-type="string" calcext:value-type="string">
            <text:p>./archive_1/1745516015_220_Wide_Long/1745516015_220_Wide_Long_angle_data.json</text:p>
          </table:table-cell>
          <table:table-cell/>
          <table:table-cell office:value-type="string" calcext:value-type="string">
            <text:p>./archive_1/1745516015_220_Wide_Long/1745516015_220_Wide_Long_distance_data.json</text:p>
          </table:table-cell>
          <table:table-cell/>
          <table:table-cell office:value-type="string" calcext:value-type="string">
            <text:p>./archive_1/1745516015_220_Wide_Long/1745516015_220_Wide_Long_sound.wav</text:p>
          </table:table-cell>
        </table:table-row>
        <table:table-row table:style-name="ro1">
          <table:table-cell office:value-type="string" calcext:value-type="string">
            <text:p>./archive_1/1745520321_528_Wide_Long/1745520321_528_Wide_Long_angle_data.json</text:p>
          </table:table-cell>
          <table:table-cell/>
          <table:table-cell office:value-type="string" calcext:value-type="string">
            <text:p>./archive_1/1745520321_528_Wide_Long/1745520321_528_Wide_Long_distance_data.json</text:p>
          </table:table-cell>
          <table:table-cell/>
          <table:table-cell office:value-type="string" calcext:value-type="string">
            <text:p>./archive_1/1745520321_528_Wide_Long/1745520321_528_Wide_Long_sound.wav</text:p>
          </table:table-cell>
        </table:table-row>
        <table:table-row table:style-name="ro1">
          <table:table-cell office:value-type="string" calcext:value-type="string">
            <text:p>./archive_1/1745522732_840_Wide_Long/1745522732_840_Wide_Long_angle_data.json</text:p>
          </table:table-cell>
          <table:table-cell/>
          <table:table-cell office:value-type="string" calcext:value-type="string">
            <text:p>./archive_1/1745522732_840_Wide_Long/1745522732_840_Wide_Long_distance_data.json</text:p>
          </table:table-cell>
          <table:table-cell/>
          <table:table-cell office:value-type="string" calcext:value-type="string">
            <text:p>./archive_1/1745522732_840_Wide_Long/1745522732_840_Wide_Long_sound.wav</text:p>
          </table:table-cell>
        </table:table-row>
        <table:table-row table:style-name="ro1">
          <table:table-cell office:value-type="string" calcext:value-type="string">
            <text:p>./archive_1/1745525101_1148_Wide_Long/1745525101_1148_Wide_Long_angle_data.json</text:p>
          </table:table-cell>
          <table:table-cell/>
          <table:table-cell office:value-type="string" calcext:value-type="string">
            <text:p>./archive_1/1745525101_1148_Wide_Long/1745525101_1148_Wide_Long_distance_data.json</text:p>
          </table:table-cell>
          <table:table-cell/>
          <table:table-cell office:value-type="string" calcext:value-type="string">
            <text:p>./archive_1/1745525101_1148_Wide_Long/1745525101_1148_Wide_Long_sound.wav</text:p>
          </table:table-cell>
        </table:table-row>
        <table:table-row table:style-name="ro1">
          <table:table-cell office:value-type="string" calcext:value-type="string">
            <text:p>./archive_1/1745526927_1458_Wide_Long/1745526927_1458_Wide_Long_angle_data.json</text:p>
          </table:table-cell>
          <table:table-cell/>
          <table:table-cell office:value-type="string" calcext:value-type="string">
            <text:p>./archive_1/1745526927_1458_Wide_Long/1745526927_1458_Wide_Long_distance_data.json</text:p>
          </table:table-cell>
          <table:table-cell/>
          <table:table-cell office:value-type="string" calcext:value-type="string">
            <text:p>./archive_1/1745526927_1458_Wide_Long/1745526927_1458_Wide_Long_sound.wav</text:p>
          </table:table-cell>
        </table:table-row>
        <table:table-row table:style-name="ro1">
          <table:table-cell office:value-type="string" calcext:value-type="string">
            <text:p>./archive_1/1744901669_279_Wide_Long/1744901669_279_Wide_Long_angle_data.json</text:p>
          </table:table-cell>
          <table:table-cell/>
          <table:table-cell office:value-type="string" calcext:value-type="string">
            <text:p>./archive_1/1744901669_279_Wide_Long/1744901669_279_Wide_Long_distance_data.json</text:p>
          </table:table-cell>
          <table:table-cell/>
          <table:table-cell office:value-type="string" calcext:value-type="string">
            <text:p>./archive_1/1744901669_279_Wide_Long/1744901669_279_Wide_Long_sound.wav</text:p>
          </table:table-cell>
        </table:table-row>
        <table:table-row table:style-name="ro1">
          <table:table-cell office:value-type="string" calcext:value-type="string">
            <text:p>./archive_1/1744909859_597_Wide_Long/1744909859_597_Wide_Long_angle_data.json</text:p>
          </table:table-cell>
          <table:table-cell/>
          <table:table-cell office:value-type="string" calcext:value-type="string">
            <text:p>./archive_1/1744909859_597_Wide_Long/1744909859_597_Wide_Long_distance_data.json</text:p>
          </table:table-cell>
          <table:table-cell/>
          <table:table-cell office:value-type="string" calcext:value-type="string">
            <text:p>./archive_1/1744909859_597_Wide_Long/1744909859_597_Wide_Long_sound.wav</text:p>
          </table:table-cell>
        </table:table-row>
        <table:table-row table:style-name="ro1">
          <table:table-cell office:value-type="string" calcext:value-type="string">
            <text:p>./archive_1/1744916836_911_Wide_Long/1744916836_911_Wide_Long_angle_data.json</text:p>
          </table:table-cell>
          <table:table-cell/>
          <table:table-cell office:value-type="string" calcext:value-type="string">
            <text:p>./archive_1/1744916836_911_Wide_Long/1744916836_911_Wide_Long_distance_data.json</text:p>
          </table:table-cell>
          <table:table-cell/>
          <table:table-cell office:value-type="string" calcext:value-type="string">
            <text:p>./archive_1/1744916836_911_Wide_Long/1744916836_911_Wide_Long_sound.wav</text:p>
          </table:table-cell>
        </table:table-row>
        <table:table-row table:style-name="ro1">
          <table:table-cell office:value-type="string" calcext:value-type="string">
            <text:p>./archive_1/1745516021_221_Wide_Long/1745516021_221_Wide_Long_angle_data.json</text:p>
          </table:table-cell>
          <table:table-cell/>
          <table:table-cell office:value-type="string" calcext:value-type="string">
            <text:p>./archive_1/1745516021_221_Wide_Long/1745516021_221_Wide_Long_distance_data.json</text:p>
          </table:table-cell>
          <table:table-cell/>
          <table:table-cell office:value-type="string" calcext:value-type="string">
            <text:p>./archive_1/1745516021_221_Wide_Long/1745516021_221_Wide_Long_sound.wav</text:p>
          </table:table-cell>
        </table:table-row>
        <table:table-row table:style-name="ro1">
          <table:table-cell office:value-type="string" calcext:value-type="string">
            <text:p>./archive_1/1745520326_529_Wide_Long/1745520326_529_Wide_Long_angle_data.json</text:p>
          </table:table-cell>
          <table:table-cell/>
          <table:table-cell office:value-type="string" calcext:value-type="string">
            <text:p>./archive_1/1745520326_529_Wide_Long/1745520326_529_Wide_Long_distance_data.json</text:p>
          </table:table-cell>
          <table:table-cell/>
          <table:table-cell office:value-type="string" calcext:value-type="string">
            <text:p>./archive_1/1745520326_529_Wide_Long/1745520326_529_Wide_Long_sound.wav</text:p>
          </table:table-cell>
        </table:table-row>
        <table:table-row table:style-name="ro1">
          <table:table-cell office:value-type="string" calcext:value-type="string">
            <text:p>./archive_1/1745522737_841_Wide_Long/1745522737_841_Wide_Long_angle_data.json</text:p>
          </table:table-cell>
          <table:table-cell/>
          <table:table-cell office:value-type="string" calcext:value-type="string">
            <text:p>./archive_1/1745522737_841_Wide_Long/1745522737_841_Wide_Long_distance_data.json</text:p>
          </table:table-cell>
          <table:table-cell/>
          <table:table-cell office:value-type="string" calcext:value-type="string">
            <text:p>./archive_1/1745522737_841_Wide_Long/1745522737_841_Wide_Long_sound.wav</text:p>
          </table:table-cell>
        </table:table-row>
        <table:table-row table:style-name="ro1">
          <table:table-cell office:value-type="string" calcext:value-type="string">
            <text:p>./archive_1/1745525106_1149_Wide_Long/1745525106_1149_Wide_Long_angle_data.json</text:p>
          </table:table-cell>
          <table:table-cell/>
          <table:table-cell office:value-type="string" calcext:value-type="string">
            <text:p>./archive_1/1745525106_1149_Wide_Long/1745525106_1149_Wide_Long_distance_data.json</text:p>
          </table:table-cell>
          <table:table-cell/>
          <table:table-cell office:value-type="string" calcext:value-type="string">
            <text:p>./archive_1/1745525106_1149_Wide_Long/1745525106_1149_Wide_Long_sound.wav</text:p>
          </table:table-cell>
        </table:table-row>
        <table:table-row table:style-name="ro1">
          <table:table-cell office:value-type="string" calcext:value-type="string">
            <text:p>./archive_1/1745526932_1459_Wide_Long/1745526932_1459_Wide_Long_angle_data.json</text:p>
          </table:table-cell>
          <table:table-cell/>
          <table:table-cell office:value-type="string" calcext:value-type="string">
            <text:p>./archive_1/1745526932_1459_Wide_Long/1745526932_1459_Wide_Long_distance_data.json</text:p>
          </table:table-cell>
          <table:table-cell/>
          <table:table-cell office:value-type="string" calcext:value-type="string">
            <text:p>./archive_1/1745526932_1459_Wide_Long/1745526932_1459_Wide_Long_sound.wav</text:p>
          </table:table-cell>
        </table:table-row>
        <table:table-row table:style-name="ro1">
          <table:table-cell office:value-type="string" calcext:value-type="string">
            <text:p>./archive_1/1744901688_280_Wide_Long/1744901688_280_Wide_Long_angle_data.json</text:p>
          </table:table-cell>
          <table:table-cell/>
          <table:table-cell office:value-type="string" calcext:value-type="string">
            <text:p>./archive_1/1744901688_280_Wide_Long/1744901688_280_Wide_Long_distance_data.json</text:p>
          </table:table-cell>
          <table:table-cell/>
          <table:table-cell office:value-type="string" calcext:value-type="string">
            <text:p>./archive_1/1744901688_280_Wide_Long/1744901688_280_Wide_Long_sound.wav</text:p>
          </table:table-cell>
        </table:table-row>
        <table:table-row table:style-name="ro1">
          <table:table-cell office:value-type="string" calcext:value-type="string">
            <text:p>./archive_1/1744909879_598_Wide_Long/1744909879_598_Wide_Long_angle_data.json</text:p>
          </table:table-cell>
          <table:table-cell/>
          <table:table-cell office:value-type="string" calcext:value-type="string">
            <text:p>./archive_1/1744909879_598_Wide_Long/1744909879_598_Wide_Long_distance_data.json</text:p>
          </table:table-cell>
          <table:table-cell/>
          <table:table-cell office:value-type="string" calcext:value-type="string">
            <text:p>./archive_1/1744909879_598_Wide_Long/1744909879_598_Wide_Long_sound.wav</text:p>
          </table:table-cell>
        </table:table-row>
        <table:table-row table:style-name="ro1">
          <table:table-cell office:value-type="string" calcext:value-type="string">
            <text:p>./archive_1/1744916856_912_Wide_Long/1744916856_912_Wide_Long_angle_data.json</text:p>
          </table:table-cell>
          <table:table-cell/>
          <table:table-cell office:value-type="string" calcext:value-type="string">
            <text:p>./archive_1/1744916856_912_Wide_Long/1744916856_912_Wide_Long_distance_data.json</text:p>
          </table:table-cell>
          <table:table-cell/>
          <table:table-cell office:value-type="string" calcext:value-type="string">
            <text:p>./archive_1/1744916856_912_Wide_Long/1744916856_912_Wide_Long_sound.wav</text:p>
          </table:table-cell>
        </table:table-row>
        <table:table-row table:style-name="ro1">
          <table:table-cell office:value-type="string" calcext:value-type="string">
            <text:p>./archive_1/1745516029_222_Wide_Long/1745516029_222_Wide_Long_angle_data.json</text:p>
          </table:table-cell>
          <table:table-cell/>
          <table:table-cell office:value-type="string" calcext:value-type="string">
            <text:p>./archive_1/1745516029_222_Wide_Long/1745516029_222_Wide_Long_distance_data.json</text:p>
          </table:table-cell>
          <table:table-cell/>
          <table:table-cell office:value-type="string" calcext:value-type="string">
            <text:p>./archive_1/1745516029_222_Wide_Long/1745516029_222_Wide_Long_sound.wav</text:p>
          </table:table-cell>
        </table:table-row>
        <table:table-row table:style-name="ro1">
          <table:table-cell office:value-type="string" calcext:value-type="string">
            <text:p>./archive_1/1745520330_530_Wide_Long/1745520330_530_Wide_Long_angle_data.json</text:p>
          </table:table-cell>
          <table:table-cell/>
          <table:table-cell office:value-type="string" calcext:value-type="string">
            <text:p>./archive_1/1745520330_530_Wide_Long/1745520330_530_Wide_Long_distance_data.json</text:p>
          </table:table-cell>
          <table:table-cell/>
          <table:table-cell office:value-type="string" calcext:value-type="string">
            <text:p>./archive_1/1745520330_530_Wide_Long/1745520330_530_Wide_Long_sound.wav</text:p>
          </table:table-cell>
        </table:table-row>
        <table:table-row table:style-name="ro1">
          <table:table-cell office:value-type="string" calcext:value-type="string">
            <text:p>./archive_1/1745522741_842_Wide_Long/1745522741_842_Wide_Long_angle_data.json</text:p>
          </table:table-cell>
          <table:table-cell/>
          <table:table-cell office:value-type="string" calcext:value-type="string">
            <text:p>./archive_1/1745522741_842_Wide_Long/1745522741_842_Wide_Long_distance_data.json</text:p>
          </table:table-cell>
          <table:table-cell/>
          <table:table-cell office:value-type="string" calcext:value-type="string">
            <text:p>./archive_1/1745522741_842_Wide_Long/1745522741_842_Wide_Long_sound.wav</text:p>
          </table:table-cell>
        </table:table-row>
        <table:table-row table:style-name="ro1">
          <table:table-cell office:value-type="string" calcext:value-type="string">
            <text:p>./archive_1/1745525110_1150_Wide_Long/1745525110_1150_Wide_Long_angle_data.json</text:p>
          </table:table-cell>
          <table:table-cell/>
          <table:table-cell office:value-type="string" calcext:value-type="string">
            <text:p>./archive_1/1745525110_1150_Wide_Long/1745525110_1150_Wide_Long_distance_data.json</text:p>
          </table:table-cell>
          <table:table-cell/>
          <table:table-cell office:value-type="string" calcext:value-type="string">
            <text:p>./archive_1/1745525110_1150_Wide_Long/1745525110_1150_Wide_Long_sound.wav</text:p>
          </table:table-cell>
        </table:table-row>
        <table:table-row table:style-name="ro1">
          <table:table-cell office:value-type="string" calcext:value-type="string">
            <text:p>./archive_1/1745526936_1460_Wide_Long/1745526936_1460_Wide_Long_angle_data.json</text:p>
          </table:table-cell>
          <table:table-cell/>
          <table:table-cell office:value-type="string" calcext:value-type="string">
            <text:p>./archive_1/1745526936_1460_Wide_Long/1745526936_1460_Wide_Long_distance_data.json</text:p>
          </table:table-cell>
          <table:table-cell/>
          <table:table-cell office:value-type="string" calcext:value-type="string">
            <text:p>./archive_1/1745526936_1460_Wide_Long/1745526936_1460_Wide_Long_sound.wav</text:p>
          </table:table-cell>
        </table:table-row>
        <table:table-row table:style-name="ro1">
          <table:table-cell office:value-type="string" calcext:value-type="string">
            <text:p>./archive_1/1744901707_281_Wide_Long/1744901707_281_Wide_Long_angle_data.json</text:p>
          </table:table-cell>
          <table:table-cell/>
          <table:table-cell office:value-type="string" calcext:value-type="string">
            <text:p>./archive_1/1744901707_281_Wide_Long/1744901707_281_Wide_Long_distance_data.json</text:p>
          </table:table-cell>
          <table:table-cell/>
          <table:table-cell office:value-type="string" calcext:value-type="string">
            <text:p>./archive_1/1744901707_281_Wide_Long/1744901707_281_Wide_Long_sound.wav</text:p>
          </table:table-cell>
        </table:table-row>
        <table:table-row table:style-name="ro1">
          <table:table-cell office:value-type="string" calcext:value-type="string">
            <text:p>./archive_1/1744909899_599_Wide_Long/1744909899_599_Wide_Long_angle_data.json</text:p>
          </table:table-cell>
          <table:table-cell/>
          <table:table-cell office:value-type="string" calcext:value-type="string">
            <text:p>./archive_1/1744909899_599_Wide_Long/1744909899_599_Wide_Long_distance_data.json</text:p>
          </table:table-cell>
          <table:table-cell/>
          <table:table-cell office:value-type="string" calcext:value-type="string">
            <text:p>./archive_1/1744909899_599_Wide_Long/1744909899_599_Wide_Long_sound.wav</text:p>
          </table:table-cell>
        </table:table-row>
        <table:table-row table:style-name="ro1">
          <table:table-cell office:value-type="string" calcext:value-type="string">
            <text:p>./archive_1/1744916876_913_Wide_Long/1744916876_913_Wide_Long_angle_data.json</text:p>
          </table:table-cell>
          <table:table-cell/>
          <table:table-cell office:value-type="string" calcext:value-type="string">
            <text:p>./archive_1/1744916876_913_Wide_Long/1744916876_913_Wide_Long_distance_data.json</text:p>
          </table:table-cell>
          <table:table-cell/>
          <table:table-cell office:value-type="string" calcext:value-type="string">
            <text:p>./archive_1/1744916876_913_Wide_Long/1744916876_913_Wide_Long_sound.wav</text:p>
          </table:table-cell>
        </table:table-row>
        <table:table-row table:style-name="ro1">
          <table:table-cell office:value-type="string" calcext:value-type="string">
            <text:p>./archive_1/1745516089_223_Wide_Long/1745516089_223_Wide_Long_angle_data.json</text:p>
          </table:table-cell>
          <table:table-cell/>
          <table:table-cell office:value-type="string" calcext:value-type="string">
            <text:p>./archive_1/1745516089_223_Wide_Long/1745516089_223_Wide_Long_distance_data.json</text:p>
          </table:table-cell>
          <table:table-cell/>
          <table:table-cell office:value-type="string" calcext:value-type="string">
            <text:p>./archive_1/1745516089_223_Wide_Long/1745516089_223_Wide_Long_sound.wav</text:p>
          </table:table-cell>
        </table:table-row>
        <table:table-row table:style-name="ro1">
          <table:table-cell office:value-type="string" calcext:value-type="string">
            <text:p>./archive_1/1745520336_531_Wide_Long/1745520336_531_Wide_Long_angle_data.json</text:p>
          </table:table-cell>
          <table:table-cell/>
          <table:table-cell office:value-type="string" calcext:value-type="string">
            <text:p>./archive_1/1745520336_531_Wide_Long/1745520336_531_Wide_Long_distance_data.json</text:p>
          </table:table-cell>
          <table:table-cell/>
          <table:table-cell office:value-type="string" calcext:value-type="string">
            <text:p>./archive_1/1745520336_531_Wide_Long/1745520336_531_Wide_Long_sound.wav</text:p>
          </table:table-cell>
        </table:table-row>
        <table:table-row table:style-name="ro1">
          <table:table-cell office:value-type="string" calcext:value-type="string">
            <text:p>./archive_1/1745522747_843_Wide_Long/1745522747_843_Wide_Long_angle_data.json</text:p>
          </table:table-cell>
          <table:table-cell/>
          <table:table-cell office:value-type="string" calcext:value-type="string">
            <text:p>./archive_1/1745522747_843_Wide_Long/1745522747_843_Wide_Long_distance_data.json</text:p>
          </table:table-cell>
          <table:table-cell/>
          <table:table-cell office:value-type="string" calcext:value-type="string">
            <text:p>./archive_1/1745522747_843_Wide_Long/1745522747_843_Wide_Long_sound.wav</text:p>
          </table:table-cell>
        </table:table-row>
        <table:table-row table:style-name="ro1">
          <table:table-cell office:value-type="string" calcext:value-type="string">
            <text:p>./archive_1/1745525114_1151_Wide_Long/1745525114_1151_Wide_Long_angle_data.json</text:p>
          </table:table-cell>
          <table:table-cell/>
          <table:table-cell office:value-type="string" calcext:value-type="string">
            <text:p>./archive_1/1745525114_1151_Wide_Long/1745525114_1151_Wide_Long_distance_data.json</text:p>
          </table:table-cell>
          <table:table-cell/>
          <table:table-cell office:value-type="string" calcext:value-type="string">
            <text:p>./archive_1/1745525114_1151_Wide_Long/1745525114_1151_Wide_Long_sound.wav</text:p>
          </table:table-cell>
        </table:table-row>
        <table:table-row table:style-name="ro1">
          <table:table-cell office:value-type="string" calcext:value-type="string">
            <text:p>./archive_1/1745526941_1461_Wide_Long/1745526941_1461_Wide_Long_angle_data.json</text:p>
          </table:table-cell>
          <table:table-cell/>
          <table:table-cell office:value-type="string" calcext:value-type="string">
            <text:p>./archive_1/1745526941_1461_Wide_Long/1745526941_1461_Wide_Long_distance_data.json</text:p>
          </table:table-cell>
          <table:table-cell/>
          <table:table-cell office:value-type="string" calcext:value-type="string">
            <text:p>./archive_1/1745526941_1461_Wide_Long/1745526941_1461_Wide_Long_sound.wav</text:p>
          </table:table-cell>
        </table:table-row>
        <table:table-row table:style-name="ro1">
          <table:table-cell office:value-type="string" calcext:value-type="string">
            <text:p>./archive_1/1744901727_282_Wide_Long/1744901727_282_Wide_Long_angle_data.json</text:p>
          </table:table-cell>
          <table:table-cell/>
          <table:table-cell office:value-type="string" calcext:value-type="string">
            <text:p>./archive_1/1744901727_282_Wide_Long/1744901727_282_Wide_Long_distance_data.json</text:p>
          </table:table-cell>
          <table:table-cell/>
          <table:table-cell office:value-type="string" calcext:value-type="string">
            <text:p>./archive_1/1744901727_282_Wide_Long/1744901727_282_Wide_Long_sound.wav</text:p>
          </table:table-cell>
        </table:table-row>
        <table:table-row table:style-name="ro1">
          <table:table-cell office:value-type="string" calcext:value-type="string">
            <text:p>./archive_1/1744909919_600_Wide_Long/1744909919_600_Wide_Long_angle_data.json</text:p>
          </table:table-cell>
          <table:table-cell/>
          <table:table-cell office:value-type="string" calcext:value-type="string">
            <text:p>./archive_1/1744909919_600_Wide_Long/1744909919_600_Wide_Long_distance_data.json</text:p>
          </table:table-cell>
          <table:table-cell/>
          <table:table-cell office:value-type="string" calcext:value-type="string">
            <text:p>./archive_1/1744909919_600_Wide_Long/1744909919_600_Wide_Long_sound.wav</text:p>
          </table:table-cell>
        </table:table-row>
        <table:table-row table:style-name="ro1">
          <table:table-cell office:value-type="string" calcext:value-type="string">
            <text:p>./archive_1/1744916895_914_Wide_Long/1744916895_914_Wide_Long_angle_data.json</text:p>
          </table:table-cell>
          <table:table-cell/>
          <table:table-cell office:value-type="string" calcext:value-type="string">
            <text:p>./archive_1/1744916895_914_Wide_Long/1744916895_914_Wide_Long_distance_data.json</text:p>
          </table:table-cell>
          <table:table-cell/>
          <table:table-cell office:value-type="string" calcext:value-type="string">
            <text:p>./archive_1/1744916895_914_Wide_Long/1744916895_914_Wide_Long_sound.wav</text:p>
          </table:table-cell>
        </table:table-row>
        <table:table-row table:style-name="ro1">
          <table:table-cell office:value-type="string" calcext:value-type="string">
            <text:p>./archive_1/1745516094_224_Wide_Long/1745516094_224_Wide_Long_angle_data.json</text:p>
          </table:table-cell>
          <table:table-cell/>
          <table:table-cell office:value-type="string" calcext:value-type="string">
            <text:p>./archive_1/1745516094_224_Wide_Long/1745516094_224_Wide_Long_distance_data.json</text:p>
          </table:table-cell>
          <table:table-cell/>
          <table:table-cell office:value-type="string" calcext:value-type="string">
            <text:p>./archive_1/1745516094_224_Wide_Long/1745516094_224_Wide_Long_sound.wav</text:p>
          </table:table-cell>
        </table:table-row>
        <table:table-row table:style-name="ro1">
          <table:table-cell office:value-type="string" calcext:value-type="string">
            <text:p>./archive_1/1745520343_532_Wide_Long/1745520343_532_Wide_Long_angle_data.json</text:p>
          </table:table-cell>
          <table:table-cell/>
          <table:table-cell office:value-type="string" calcext:value-type="string">
            <text:p>./archive_1/1745520343_532_Wide_Long/1745520343_532_Wide_Long_distance_data.json</text:p>
          </table:table-cell>
          <table:table-cell/>
          <table:table-cell office:value-type="string" calcext:value-type="string">
            <text:p>./archive_1/1745520343_532_Wide_Long/1745520343_532_Wide_Long_sound.wav</text:p>
          </table:table-cell>
        </table:table-row>
        <table:table-row table:style-name="ro1">
          <table:table-cell office:value-type="string" calcext:value-type="string">
            <text:p>./archive_1/1745522751_844_Wide_Long/1745522751_844_Wide_Long_angle_data.json</text:p>
          </table:table-cell>
          <table:table-cell/>
          <table:table-cell office:value-type="string" calcext:value-type="string">
            <text:p>./archive_1/1745522751_844_Wide_Long/1745522751_844_Wide_Long_distance_data.json</text:p>
          </table:table-cell>
          <table:table-cell/>
          <table:table-cell office:value-type="string" calcext:value-type="string">
            <text:p>./archive_1/1745522751_844_Wide_Long/1745522751_844_Wide_Long_sound.wav</text:p>
          </table:table-cell>
        </table:table-row>
        <table:table-row table:style-name="ro1">
          <table:table-cell office:value-type="string" calcext:value-type="string">
            <text:p>./archive_1/1745525119_1152_Wide_Long/1745525119_1152_Wide_Long_angle_data.json</text:p>
          </table:table-cell>
          <table:table-cell/>
          <table:table-cell office:value-type="string" calcext:value-type="string">
            <text:p>./archive_1/1745525119_1152_Wide_Long/1745525119_1152_Wide_Long_distance_data.json</text:p>
          </table:table-cell>
          <table:table-cell/>
          <table:table-cell office:value-type="string" calcext:value-type="string">
            <text:p>./archive_1/1745525119_1152_Wide_Long/1745525119_1152_Wide_Long_sound.wav</text:p>
          </table:table-cell>
        </table:table-row>
        <table:table-row table:style-name="ro1">
          <table:table-cell office:value-type="string" calcext:value-type="string">
            <text:p>./archive_1/1745526945_1462_Wide_Long/1745526945_1462_Wide_Long_angle_data.json</text:p>
          </table:table-cell>
          <table:table-cell/>
          <table:table-cell office:value-type="string" calcext:value-type="string">
            <text:p>./archive_1/1745526945_1462_Wide_Long/1745526945_1462_Wide_Long_distance_data.json</text:p>
          </table:table-cell>
          <table:table-cell/>
          <table:table-cell office:value-type="string" calcext:value-type="string">
            <text:p>./archive_1/1745526945_1462_Wide_Long/1745526945_1462_Wide_Long_sound.wav</text:p>
          </table:table-cell>
        </table:table-row>
        <table:table-row table:style-name="ro1">
          <table:table-cell office:value-type="string" calcext:value-type="string">
            <text:p>./archive_1/1744901772_284_Wide_Long/1744901772_284_Wide_Long_angle_data.json</text:p>
          </table:table-cell>
          <table:table-cell/>
          <table:table-cell office:value-type="string" calcext:value-type="string">
            <text:p>./archive_1/1744901772_284_Wide_Long/1744901772_284_Wide_Long_distance_data.json</text:p>
          </table:table-cell>
          <table:table-cell/>
          <table:table-cell office:value-type="string" calcext:value-type="string">
            <text:p>./archive_1/1744901772_284_Wide_Long/1744901772_284_Wide_Long_sound.wav</text:p>
          </table:table-cell>
        </table:table-row>
        <table:table-row table:style-name="ro1">
          <table:table-cell office:value-type="string" calcext:value-type="string">
            <text:p>./archive_1/1744910122_601_Wide_Long/1744910122_601_Wide_Long_angle_data.json</text:p>
          </table:table-cell>
          <table:table-cell/>
          <table:table-cell office:value-type="string" calcext:value-type="string">
            <text:p>./archive_1/1744910122_601_Wide_Long/1744910122_601_Wide_Long_distance_data.json</text:p>
          </table:table-cell>
          <table:table-cell/>
          <table:table-cell office:value-type="string" calcext:value-type="string">
            <text:p>./archive_1/1744910122_601_Wide_Long/1744910122_601_Wide_Long_sound.wav</text:p>
          </table:table-cell>
        </table:table-row>
        <table:table-row table:style-name="ro1">
          <table:table-cell office:value-type="string" calcext:value-type="string">
            <text:p>./archive_1/1744916916_915_Wide_Long/1744916916_915_Wide_Long_angle_data.json</text:p>
          </table:table-cell>
          <table:table-cell/>
          <table:table-cell office:value-type="string" calcext:value-type="string">
            <text:p>./archive_1/1744916916_915_Wide_Long/1744916916_915_Wide_Long_distance_data.json</text:p>
          </table:table-cell>
          <table:table-cell/>
          <table:table-cell office:value-type="string" calcext:value-type="string">
            <text:p>./archive_1/1744916916_915_Wide_Long/1744916916_915_Wide_Long_sound.wav</text:p>
          </table:table-cell>
        </table:table-row>
        <table:table-row table:style-name="ro1">
          <table:table-cell office:value-type="string" calcext:value-type="string">
            <text:p>./archive_1/1745516099_225_Wide_Long/1745516099_225_Wide_Long_angle_data.json</text:p>
          </table:table-cell>
          <table:table-cell/>
          <table:table-cell office:value-type="string" calcext:value-type="string">
            <text:p>./archive_1/1745516099_225_Wide_Long/1745516099_225_Wide_Long_distance_data.json</text:p>
          </table:table-cell>
          <table:table-cell/>
          <table:table-cell office:value-type="string" calcext:value-type="string">
            <text:p>./archive_1/1745516099_225_Wide_Long/1745516099_225_Wide_Long_sound.wav</text:p>
          </table:table-cell>
        </table:table-row>
        <table:table-row table:style-name="ro1">
          <table:table-cell office:value-type="string" calcext:value-type="string">
            <text:p>./archive_1/1745520348_533_Wide_Long/1745520348_533_Wide_Long_angle_data.json</text:p>
          </table:table-cell>
          <table:table-cell/>
          <table:table-cell office:value-type="string" calcext:value-type="string">
            <text:p>./archive_1/1745520348_533_Wide_Long/1745520348_533_Wide_Long_distance_data.json</text:p>
          </table:table-cell>
          <table:table-cell/>
          <table:table-cell office:value-type="string" calcext:value-type="string">
            <text:p>./archive_1/1745520348_533_Wide_Long/1745520348_533_Wide_Long_sound.wav</text:p>
          </table:table-cell>
        </table:table-row>
        <table:table-row table:style-name="ro1">
          <table:table-cell office:value-type="string" calcext:value-type="string">
            <text:p>./archive_1/1745522755_845_Wide_Long/1745522755_845_Wide_Long_angle_data.json</text:p>
          </table:table-cell>
          <table:table-cell/>
          <table:table-cell office:value-type="string" calcext:value-type="string">
            <text:p>./archive_1/1745522755_845_Wide_Long/1745522755_845_Wide_Long_distance_data.json</text:p>
          </table:table-cell>
          <table:table-cell/>
          <table:table-cell office:value-type="string" calcext:value-type="string">
            <text:p>./archive_1/1745522755_845_Wide_Long/1745522755_845_Wide_Long_sound.wav</text:p>
          </table:table-cell>
        </table:table-row>
        <table:table-row table:style-name="ro1">
          <table:table-cell office:value-type="string" calcext:value-type="string">
            <text:p>./archive_1/1745525123_1153_Wide_Long/1745525123_1153_Wide_Long_angle_data.json</text:p>
          </table:table-cell>
          <table:table-cell/>
          <table:table-cell office:value-type="string" calcext:value-type="string">
            <text:p>./archive_1/1745525123_1153_Wide_Long/1745525123_1153_Wide_Long_distance_data.json</text:p>
          </table:table-cell>
          <table:table-cell/>
          <table:table-cell office:value-type="string" calcext:value-type="string">
            <text:p>./archive_1/1745525123_1153_Wide_Long/1745525123_1153_Wide_Long_sound.wav</text:p>
          </table:table-cell>
        </table:table-row>
        <table:table-row table:style-name="ro1">
          <table:table-cell office:value-type="string" calcext:value-type="string">
            <text:p>./archive_1/1745526950_1463_Wide_Long/1745526950_1463_Wide_Long_angle_data.json</text:p>
          </table:table-cell>
          <table:table-cell/>
          <table:table-cell office:value-type="string" calcext:value-type="string">
            <text:p>./archive_1/1745526950_1463_Wide_Long/1745526950_1463_Wide_Long_distance_data.json</text:p>
          </table:table-cell>
          <table:table-cell/>
          <table:table-cell office:value-type="string" calcext:value-type="string">
            <text:p>./archive_1/1745526950_1463_Wide_Long/1745526950_1463_Wide_Long_sound.wav</text:p>
          </table:table-cell>
        </table:table-row>
        <table:table-row table:style-name="ro1">
          <table:table-cell office:value-type="string" calcext:value-type="string">
            <text:p>./archive_1/1744901793_285_Wide_Long/1744901793_285_Wide_Long_angle_data.json</text:p>
          </table:table-cell>
          <table:table-cell/>
          <table:table-cell office:value-type="string" calcext:value-type="string">
            <text:p>./archive_1/1744901793_285_Wide_Long/1744901793_285_Wide_Long_distance_data.json</text:p>
          </table:table-cell>
          <table:table-cell/>
          <table:table-cell office:value-type="string" calcext:value-type="string">
            <text:p>./archive_1/1744901793_285_Wide_Long/1744901793_285_Wide_Long_sound.wav</text:p>
          </table:table-cell>
        </table:table-row>
        <table:table-row table:style-name="ro1">
          <table:table-cell office:value-type="string" calcext:value-type="string">
            <text:p>./archive_1/1744910141_602_Wide_Long/1744910141_602_Wide_Long_angle_data.json</text:p>
          </table:table-cell>
          <table:table-cell/>
          <table:table-cell office:value-type="string" calcext:value-type="string">
            <text:p>./archive_1/1744910141_602_Wide_Long/1744910141_602_Wide_Long_distance_data.json</text:p>
          </table:table-cell>
          <table:table-cell/>
          <table:table-cell office:value-type="string" calcext:value-type="string">
            <text:p>./archive_1/1744910141_602_Wide_Long/1744910141_602_Wide_Long_sound.wav</text:p>
          </table:table-cell>
        </table:table-row>
        <table:table-row table:style-name="ro1">
          <table:table-cell office:value-type="string" calcext:value-type="string">
            <text:p>./archive_1/1744916936_916_Wide_Long/1744916936_916_Wide_Long_angle_data.json</text:p>
          </table:table-cell>
          <table:table-cell/>
          <table:table-cell office:value-type="string" calcext:value-type="string">
            <text:p>./archive_1/1744916936_916_Wide_Long/1744916936_916_Wide_Long_distance_data.json</text:p>
          </table:table-cell>
          <table:table-cell/>
          <table:table-cell office:value-type="string" calcext:value-type="string">
            <text:p>./archive_1/1744916936_916_Wide_Long/1744916936_916_Wide_Long_sound.wav</text:p>
          </table:table-cell>
        </table:table-row>
        <table:table-row table:style-name="ro1">
          <table:table-cell office:value-type="string" calcext:value-type="string">
            <text:p>./archive_1/1745516110_226_Wide_Long/1745516110_226_Wide_Long_angle_data.json</text:p>
          </table:table-cell>
          <table:table-cell/>
          <table:table-cell office:value-type="string" calcext:value-type="string">
            <text:p>./archive_1/1745516110_226_Wide_Long/1745516110_226_Wide_Long_distance_data.json</text:p>
          </table:table-cell>
          <table:table-cell/>
          <table:table-cell office:value-type="string" calcext:value-type="string">
            <text:p>./archive_1/1745516110_226_Wide_Long/1745516110_226_Wide_Long_sound.wav</text:p>
          </table:table-cell>
        </table:table-row>
        <table:table-row table:style-name="ro1">
          <table:table-cell office:value-type="string" calcext:value-type="string">
            <text:p>./archive_1/1745520352_534_Wide_Long/1745520352_534_Wide_Long_angle_data.json</text:p>
          </table:table-cell>
          <table:table-cell/>
          <table:table-cell office:value-type="string" calcext:value-type="string">
            <text:p>./archive_1/1745520352_534_Wide_Long/1745520352_534_Wide_Long_distance_data.json</text:p>
          </table:table-cell>
          <table:table-cell/>
          <table:table-cell office:value-type="string" calcext:value-type="string">
            <text:p>./archive_1/1745520352_534_Wide_Long/1745520352_534_Wide_Long_sound.wav</text:p>
          </table:table-cell>
        </table:table-row>
        <table:table-row table:style-name="ro1">
          <table:table-cell office:value-type="string" calcext:value-type="string">
            <text:p>./archive_1/1745522760_846_Wide_Long/1745522760_846_Wide_Long_angle_data.json</text:p>
          </table:table-cell>
          <table:table-cell/>
          <table:table-cell office:value-type="string" calcext:value-type="string">
            <text:p>./archive_1/1745522760_846_Wide_Long/1745522760_846_Wide_Long_distance_data.json</text:p>
          </table:table-cell>
          <table:table-cell/>
          <table:table-cell office:value-type="string" calcext:value-type="string">
            <text:p>./archive_1/1745522760_846_Wide_Long/1745522760_846_Wide_Long_sound.wav</text:p>
          </table:table-cell>
        </table:table-row>
        <table:table-row table:style-name="ro1">
          <table:table-cell office:value-type="string" calcext:value-type="string">
            <text:p>./archive_1/1745525128_1154_Wide_Long/1745525128_1154_Wide_Long_angle_data.json</text:p>
          </table:table-cell>
          <table:table-cell/>
          <table:table-cell office:value-type="string" calcext:value-type="string">
            <text:p>./archive_1/1745525128_1154_Wide_Long/1745525128_1154_Wide_Long_distance_data.json</text:p>
          </table:table-cell>
          <table:table-cell/>
          <table:table-cell office:value-type="string" calcext:value-type="string">
            <text:p>./archive_1/1745525128_1154_Wide_Long/1745525128_1154_Wide_Long_sound.wav</text:p>
          </table:table-cell>
        </table:table-row>
        <table:table-row table:style-name="ro1">
          <table:table-cell office:value-type="string" calcext:value-type="string">
            <text:p>./archive_1/1745526954_1464_Wide_Long/1745526954_1464_Wide_Long_angle_data.json</text:p>
          </table:table-cell>
          <table:table-cell/>
          <table:table-cell office:value-type="string" calcext:value-type="string">
            <text:p>./archive_1/1745526954_1464_Wide_Long/1745526954_1464_Wide_Long_distance_data.json</text:p>
          </table:table-cell>
          <table:table-cell/>
          <table:table-cell office:value-type="string" calcext:value-type="string">
            <text:p>./archive_1/1745526954_1464_Wide_Long/1745526954_1464_Wide_Long_sound.wav</text:p>
          </table:table-cell>
        </table:table-row>
        <table:table-row table:style-name="ro1">
          <table:table-cell office:value-type="string" calcext:value-type="string">
            <text:p>./archive_1/1744901812_286_Wide_Long/1744901812_286_Wide_Long_angle_data.json</text:p>
          </table:table-cell>
          <table:table-cell/>
          <table:table-cell office:value-type="string" calcext:value-type="string">
            <text:p>./archive_1/1744901812_286_Wide_Long/1744901812_286_Wide_Long_distance_data.json</text:p>
          </table:table-cell>
          <table:table-cell/>
          <table:table-cell office:value-type="string" calcext:value-type="string">
            <text:p>./archive_1/1744901812_286_Wide_Long/1744901812_286_Wide_Long_sound.wav</text:p>
          </table:table-cell>
        </table:table-row>
        <table:table-row table:style-name="ro1">
          <table:table-cell office:value-type="string" calcext:value-type="string">
            <text:p>./archive_1/1744910161_603_Wide_Long/1744910161_603_Wide_Long_angle_data.json</text:p>
          </table:table-cell>
          <table:table-cell/>
          <table:table-cell office:value-type="string" calcext:value-type="string">
            <text:p>./archive_1/1744910161_603_Wide_Long/1744910161_603_Wide_Long_distance_data.json</text:p>
          </table:table-cell>
          <table:table-cell/>
          <table:table-cell office:value-type="string" calcext:value-type="string">
            <text:p>./archive_1/1744910161_603_Wide_Long/1744910161_603_Wide_Long_sound.wav</text:p>
          </table:table-cell>
        </table:table-row>
        <table:table-row table:style-name="ro1">
          <table:table-cell office:value-type="string" calcext:value-type="string">
            <text:p>./archive_1/1744916958_917_Wide_Long/1744916958_917_Wide_Long_angle_data.json</text:p>
          </table:table-cell>
          <table:table-cell/>
          <table:table-cell office:value-type="string" calcext:value-type="string">
            <text:p>./archive_1/1744916958_917_Wide_Long/1744916958_917_Wide_Long_distance_data.json</text:p>
          </table:table-cell>
          <table:table-cell/>
          <table:table-cell office:value-type="string" calcext:value-type="string">
            <text:p>./archive_1/1744916958_917_Wide_Long/1744916958_917_Wide_Long_sound.wav</text:p>
          </table:table-cell>
        </table:table-row>
        <table:table-row table:style-name="ro1">
          <table:table-cell office:value-type="string" calcext:value-type="string">
            <text:p>./archive_1/1745516116_227_Wide_Long/1745516116_227_Wide_Long_angle_data.json</text:p>
          </table:table-cell>
          <table:table-cell/>
          <table:table-cell office:value-type="string" calcext:value-type="string">
            <text:p>./archive_1/1745516116_227_Wide_Long/1745516116_227_Wide_Long_distance_data.json</text:p>
          </table:table-cell>
          <table:table-cell/>
          <table:table-cell office:value-type="string" calcext:value-type="string">
            <text:p>./archive_1/1745516116_227_Wide_Long/1745516116_227_Wide_Long_sound.wav</text:p>
          </table:table-cell>
        </table:table-row>
        <table:table-row table:style-name="ro1">
          <table:table-cell office:value-type="string" calcext:value-type="string">
            <text:p>./archive_1/1745520357_535_Wide_Long/1745520357_535_Wide_Long_angle_data.json</text:p>
          </table:table-cell>
          <table:table-cell/>
          <table:table-cell office:value-type="string" calcext:value-type="string">
            <text:p>./archive_1/1745520357_535_Wide_Long/1745520357_535_Wide_Long_distance_data.json</text:p>
          </table:table-cell>
          <table:table-cell/>
          <table:table-cell office:value-type="string" calcext:value-type="string">
            <text:p>./archive_1/1745520357_535_Wide_Long/1745520357_535_Wide_Long_sound.wav</text:p>
          </table:table-cell>
        </table:table-row>
        <table:table-row table:style-name="ro1">
          <table:table-cell office:value-type="string" calcext:value-type="string">
            <text:p>./archive_1/1745522765_847_Wide_Long/1745522765_847_Wide_Long_angle_data.json</text:p>
          </table:table-cell>
          <table:table-cell/>
          <table:table-cell office:value-type="string" calcext:value-type="string">
            <text:p>./archive_1/1745522765_847_Wide_Long/1745522765_847_Wide_Long_distance_data.json</text:p>
          </table:table-cell>
          <table:table-cell/>
          <table:table-cell office:value-type="string" calcext:value-type="string">
            <text:p>./archive_1/1745522765_847_Wide_Long/1745522765_847_Wide_Long_sound.wav</text:p>
          </table:table-cell>
        </table:table-row>
        <table:table-row table:style-name="ro1">
          <table:table-cell office:value-type="string" calcext:value-type="string">
            <text:p>./archive_1/1745525133_1155_Wide_Long/1745525133_1155_Wide_Long_angle_data.json</text:p>
          </table:table-cell>
          <table:table-cell/>
          <table:table-cell office:value-type="string" calcext:value-type="string">
            <text:p>./archive_1/1745525133_1155_Wide_Long/1745525133_1155_Wide_Long_distance_data.json</text:p>
          </table:table-cell>
          <table:table-cell/>
          <table:table-cell office:value-type="string" calcext:value-type="string">
            <text:p>./archive_1/1745525133_1155_Wide_Long/1745525133_1155_Wide_Long_sound.wav</text:p>
          </table:table-cell>
        </table:table-row>
        <table:table-row table:style-name="ro1">
          <table:table-cell office:value-type="string" calcext:value-type="string">
            <text:p>./archive_1/1745526958_1465_Wide_Long/1745526958_1465_Wide_Long_angle_data.json</text:p>
          </table:table-cell>
          <table:table-cell/>
          <table:table-cell office:value-type="string" calcext:value-type="string">
            <text:p>./archive_1/1745526958_1465_Wide_Long/1745526958_1465_Wide_Long_distance_data.json</text:p>
          </table:table-cell>
          <table:table-cell/>
          <table:table-cell office:value-type="string" calcext:value-type="string">
            <text:p>./archive_1/1745526958_1465_Wide_Long/1745526958_1465_Wide_Long_sound.wav</text:p>
          </table:table-cell>
        </table:table-row>
        <table:table-row table:style-name="ro1">
          <table:table-cell office:value-type="string" calcext:value-type="string">
            <text:p>./archive_1/1744901831_287_Wide_Long/1744901831_287_Wide_Long_angle_data.json</text:p>
          </table:table-cell>
          <table:table-cell/>
          <table:table-cell office:value-type="string" calcext:value-type="string">
            <text:p>./archive_1/1744901831_287_Wide_Long/1744901831_287_Wide_Long_distance_data.json</text:p>
          </table:table-cell>
          <table:table-cell/>
          <table:table-cell office:value-type="string" calcext:value-type="string">
            <text:p>./archive_1/1744901831_287_Wide_Long/1744901831_287_Wide_Long_sound.wav</text:p>
          </table:table-cell>
        </table:table-row>
        <table:table-row table:style-name="ro1">
          <table:table-cell office:value-type="string" calcext:value-type="string">
            <text:p>./archive_1/1744910180_604_Wide_Long/1744910180_604_Wide_Long_angle_data.json</text:p>
          </table:table-cell>
          <table:table-cell/>
          <table:table-cell office:value-type="string" calcext:value-type="string">
            <text:p>./archive_1/1744910180_604_Wide_Long/1744910180_604_Wide_Long_distance_data.json</text:p>
          </table:table-cell>
          <table:table-cell/>
          <table:table-cell office:value-type="string" calcext:value-type="string">
            <text:p>./archive_1/1744910180_604_Wide_Long/1744910180_604_Wide_Long_sound.wav</text:p>
          </table:table-cell>
        </table:table-row>
        <table:table-row table:style-name="ro1">
          <table:table-cell office:value-type="string" calcext:value-type="string">
            <text:p>./archive_1/1744916979_918_Wide_Long/1744916979_918_Wide_Long_angle_data.json</text:p>
          </table:table-cell>
          <table:table-cell/>
          <table:table-cell office:value-type="string" calcext:value-type="string">
            <text:p>./archive_1/1744916979_918_Wide_Long/1744916979_918_Wide_Long_distance_data.json</text:p>
          </table:table-cell>
          <table:table-cell/>
          <table:table-cell office:value-type="string" calcext:value-type="string">
            <text:p>./archive_1/1744916979_918_Wide_Long/1744916979_918_Wide_Long_sound.wav</text:p>
          </table:table-cell>
        </table:table-row>
        <table:table-row table:style-name="ro1">
          <table:table-cell office:value-type="string" calcext:value-type="string">
            <text:p>./archive_1/1745516121_228_Wide_Long/1745516121_228_Wide_Long_angle_data.json</text:p>
          </table:table-cell>
          <table:table-cell/>
          <table:table-cell office:value-type="string" calcext:value-type="string">
            <text:p>./archive_1/1745516121_228_Wide_Long/1745516121_228_Wide_Long_distance_data.json</text:p>
          </table:table-cell>
          <table:table-cell/>
          <table:table-cell office:value-type="string" calcext:value-type="string">
            <text:p>./archive_1/1745516121_228_Wide_Long/1745516121_228_Wide_Long_sound.wav</text:p>
          </table:table-cell>
        </table:table-row>
        <table:table-row table:style-name="ro1">
          <table:table-cell office:value-type="string" calcext:value-type="string">
            <text:p>./archive_1/1745520361_536_Wide_Long/1745520361_536_Wide_Long_angle_data.json</text:p>
          </table:table-cell>
          <table:table-cell/>
          <table:table-cell office:value-type="string" calcext:value-type="string">
            <text:p>./archive_1/1745520361_536_Wide_Long/1745520361_536_Wide_Long_distance_data.json</text:p>
          </table:table-cell>
          <table:table-cell/>
          <table:table-cell office:value-type="string" calcext:value-type="string">
            <text:p>./archive_1/1745520361_536_Wide_Long/1745520361_536_Wide_Long_sound.wav</text:p>
          </table:table-cell>
        </table:table-row>
        <table:table-row table:style-name="ro1">
          <table:table-cell office:value-type="string" calcext:value-type="string">
            <text:p>./archive_1/1745522770_848_Wide_Long/1745522770_848_Wide_Long_angle_data.json</text:p>
          </table:table-cell>
          <table:table-cell/>
          <table:table-cell office:value-type="string" calcext:value-type="string">
            <text:p>./archive_1/1745522770_848_Wide_Long/1745522770_848_Wide_Long_distance_data.json</text:p>
          </table:table-cell>
          <table:table-cell/>
          <table:table-cell office:value-type="string" calcext:value-type="string">
            <text:p>./archive_1/1745522770_848_Wide_Long/1745522770_848_Wide_Long_sound.wav</text:p>
          </table:table-cell>
        </table:table-row>
        <table:table-row table:style-name="ro1">
          <table:table-cell office:value-type="string" calcext:value-type="string">
            <text:p>./archive_1/1745525138_1156_Wide_Long/1745525138_1156_Wide_Long_angle_data.json</text:p>
          </table:table-cell>
          <table:table-cell/>
          <table:table-cell office:value-type="string" calcext:value-type="string">
            <text:p>./archive_1/1745525138_1156_Wide_Long/1745525138_1156_Wide_Long_distance_data.json</text:p>
          </table:table-cell>
          <table:table-cell/>
          <table:table-cell office:value-type="string" calcext:value-type="string">
            <text:p>./archive_1/1745525138_1156_Wide_Long/1745525138_1156_Wide_Long_sound.wav</text:p>
          </table:table-cell>
        </table:table-row>
        <table:table-row table:style-name="ro1">
          <table:table-cell office:value-type="string" calcext:value-type="string">
            <text:p>./archive_1/1745526963_1466_Wide_Long/1745526963_1466_Wide_Long_angle_data.json</text:p>
          </table:table-cell>
          <table:table-cell/>
          <table:table-cell office:value-type="string" calcext:value-type="string">
            <text:p>./archive_1/1745526963_1466_Wide_Long/1745526963_1466_Wide_Long_distance_data.json</text:p>
          </table:table-cell>
          <table:table-cell/>
          <table:table-cell office:value-type="string" calcext:value-type="string">
            <text:p>./archive_1/1745526963_1466_Wide_Long/1745526963_1466_Wide_Long_sound.wav</text:p>
          </table:table-cell>
        </table:table-row>
        <table:table-row table:style-name="ro1">
          <table:table-cell office:value-type="string" calcext:value-type="string">
            <text:p>./archive_1/1744901852_288_Wide_Long/1744901852_288_Wide_Long_angle_data.json</text:p>
          </table:table-cell>
          <table:table-cell/>
          <table:table-cell office:value-type="string" calcext:value-type="string">
            <text:p>./archive_1/1744901852_288_Wide_Long/1744901852_288_Wide_Long_distance_data.json</text:p>
          </table:table-cell>
          <table:table-cell/>
          <table:table-cell office:value-type="string" calcext:value-type="string">
            <text:p>./archive_1/1744901852_288_Wide_Long/1744901852_288_Wide_Long_sound.wav</text:p>
          </table:table-cell>
        </table:table-row>
        <table:table-row table:style-name="ro1">
          <table:table-cell office:value-type="string" calcext:value-type="string">
            <text:p>./archive_1/1744910199_605_Wide_Long/1744910199_605_Wide_Long_angle_data.json</text:p>
          </table:table-cell>
          <table:table-cell/>
          <table:table-cell office:value-type="string" calcext:value-type="string">
            <text:p>./archive_1/1744910199_605_Wide_Long/1744910199_605_Wide_Long_distance_data.json</text:p>
          </table:table-cell>
          <table:table-cell/>
          <table:table-cell office:value-type="string" calcext:value-type="string">
            <text:p>./archive_1/1744910199_605_Wide_Long/1744910199_605_Wide_Long_sound.wav</text:p>
          </table:table-cell>
        </table:table-row>
        <table:table-row table:style-name="ro1">
          <table:table-cell office:value-type="string" calcext:value-type="string">
            <text:p>./archive_1/1744916998_919_Wide_Long/1744916998_919_Wide_Long_angle_data.json</text:p>
          </table:table-cell>
          <table:table-cell/>
          <table:table-cell office:value-type="string" calcext:value-type="string">
            <text:p>./archive_1/1744916998_919_Wide_Long/1744916998_919_Wide_Long_distance_data.json</text:p>
          </table:table-cell>
          <table:table-cell/>
          <table:table-cell office:value-type="string" calcext:value-type="string">
            <text:p>./archive_1/1744916998_919_Wide_Long/1744916998_919_Wide_Long_sound.wav</text:p>
          </table:table-cell>
        </table:table-row>
        <table:table-row table:style-name="ro1">
          <table:table-cell office:value-type="string" calcext:value-type="string">
            <text:p>./archive_1/1745516135_229_Wide_Long/1745516135_229_Wide_Long_angle_data.json</text:p>
          </table:table-cell>
          <table:table-cell/>
          <table:table-cell office:value-type="string" calcext:value-type="string">
            <text:p>./archive_1/1745516135_229_Wide_Long/1745516135_229_Wide_Long_distance_data.json</text:p>
          </table:table-cell>
          <table:table-cell/>
          <table:table-cell office:value-type="string" calcext:value-type="string">
            <text:p>./archive_1/1745516135_229_Wide_Long/1745516135_229_Wide_Long_sound.wav</text:p>
          </table:table-cell>
        </table:table-row>
        <table:table-row table:style-name="ro1">
          <table:table-cell office:value-type="string" calcext:value-type="string">
            <text:p>./archive_1/1745520366_537_Wide_Long/1745520366_537_Wide_Long_angle_data.json</text:p>
          </table:table-cell>
          <table:table-cell/>
          <table:table-cell office:value-type="string" calcext:value-type="string">
            <text:p>./archive_1/1745520366_537_Wide_Long/1745520366_537_Wide_Long_distance_data.json</text:p>
          </table:table-cell>
          <table:table-cell/>
          <table:table-cell office:value-type="string" calcext:value-type="string">
            <text:p>./archive_1/1745520366_537_Wide_Long/1745520366_537_Wide_Long_sound.wav</text:p>
          </table:table-cell>
        </table:table-row>
        <table:table-row table:style-name="ro1">
          <table:table-cell office:value-type="string" calcext:value-type="string">
            <text:p>./archive_1/1745522775_849_Wide_Long/1745522775_849_Wide_Long_angle_data.json</text:p>
          </table:table-cell>
          <table:table-cell/>
          <table:table-cell office:value-type="string" calcext:value-type="string">
            <text:p>./archive_1/1745522775_849_Wide_Long/1745522775_849_Wide_Long_distance_data.json</text:p>
          </table:table-cell>
          <table:table-cell/>
          <table:table-cell office:value-type="string" calcext:value-type="string">
            <text:p>./archive_1/1745522775_849_Wide_Long/1745522775_849_Wide_Long_sound.wav</text:p>
          </table:table-cell>
        </table:table-row>
        <table:table-row table:style-name="ro1">
          <table:table-cell office:value-type="string" calcext:value-type="string">
            <text:p>./archive_1/1745525142_1157_Wide_Long/1745525142_1157_Wide_Long_angle_data.json</text:p>
          </table:table-cell>
          <table:table-cell/>
          <table:table-cell office:value-type="string" calcext:value-type="string">
            <text:p>./archive_1/1745525142_1157_Wide_Long/1745525142_1157_Wide_Long_distance_data.json</text:p>
          </table:table-cell>
          <table:table-cell/>
          <table:table-cell office:value-type="string" calcext:value-type="string">
            <text:p>./archive_1/1745525142_1157_Wide_Long/1745525142_1157_Wide_Long_sound.wav</text:p>
          </table:table-cell>
        </table:table-row>
        <table:table-row table:style-name="ro1">
          <table:table-cell office:value-type="string" calcext:value-type="string">
            <text:p>./archive_1/1745526968_1467_Wide_Long/1745526968_1467_Wide_Long_angle_data.json</text:p>
          </table:table-cell>
          <table:table-cell/>
          <table:table-cell office:value-type="string" calcext:value-type="string">
            <text:p>./archive_1/1745526968_1467_Wide_Long/1745526968_1467_Wide_Long_distance_data.json</text:p>
          </table:table-cell>
          <table:table-cell/>
          <table:table-cell office:value-type="string" calcext:value-type="string">
            <text:p>./archive_1/1745526968_1467_Wide_Long/1745526968_1467_Wide_Long_sound.wav</text:p>
          </table:table-cell>
        </table:table-row>
        <table:table-row table:style-name="ro1">
          <table:table-cell office:value-type="string" calcext:value-type="string">
            <text:p>./archive_1/1744901873_289_Wide_Long/1744901873_289_Wide_Long_angle_data.json</text:p>
          </table:table-cell>
          <table:table-cell/>
          <table:table-cell office:value-type="string" calcext:value-type="string">
            <text:p>./archive_1/1744901873_289_Wide_Long/1744901873_289_Wide_Long_distance_data.json</text:p>
          </table:table-cell>
          <table:table-cell/>
          <table:table-cell office:value-type="string" calcext:value-type="string">
            <text:p>./archive_1/1744901873_289_Wide_Long/1744901873_289_Wide_Long_sound.wav</text:p>
          </table:table-cell>
        </table:table-row>
        <table:table-row table:style-name="ro1">
          <table:table-cell office:value-type="string" calcext:value-type="string">
            <text:p>./archive_1/1744910219_606_Wide_Long/1744910219_606_Wide_Long_angle_data.json</text:p>
          </table:table-cell>
          <table:table-cell/>
          <table:table-cell office:value-type="string" calcext:value-type="string">
            <text:p>./archive_1/1744910219_606_Wide_Long/1744910219_606_Wide_Long_distance_data.json</text:p>
          </table:table-cell>
          <table:table-cell/>
          <table:table-cell office:value-type="string" calcext:value-type="string">
            <text:p>./archive_1/1744910219_606_Wide_Long/1744910219_606_Wide_Long_sound.wav</text:p>
          </table:table-cell>
        </table:table-row>
        <table:table-row table:style-name="ro1">
          <table:table-cell office:value-type="string" calcext:value-type="string">
            <text:p>./archive_1/1744917019_920_Wide_Long/1744917019_920_Wide_Long_angle_data.json</text:p>
          </table:table-cell>
          <table:table-cell/>
          <table:table-cell office:value-type="string" calcext:value-type="string">
            <text:p>./archive_1/1744917019_920_Wide_Long/1744917019_920_Wide_Long_distance_data.json</text:p>
          </table:table-cell>
          <table:table-cell/>
          <table:table-cell office:value-type="string" calcext:value-type="string">
            <text:p>./archive_1/1744917019_920_Wide_Long/1744917019_920_Wide_Long_sound.wav</text:p>
          </table:table-cell>
        </table:table-row>
        <table:table-row table:style-name="ro1">
          <table:table-cell office:value-type="string" calcext:value-type="string">
            <text:p>./archive_1/1745516170_230_Wide_Long/1745516170_230_Wide_Long_angle_data.json</text:p>
          </table:table-cell>
          <table:table-cell/>
          <table:table-cell office:value-type="string" calcext:value-type="string">
            <text:p>./archive_1/1745516170_230_Wide_Long/1745516170_230_Wide_Long_distance_data.json</text:p>
          </table:table-cell>
          <table:table-cell/>
          <table:table-cell office:value-type="string" calcext:value-type="string">
            <text:p>./archive_1/1745516170_230_Wide_Long/1745516170_230_Wide_Long_sound.wav</text:p>
          </table:table-cell>
        </table:table-row>
        <table:table-row table:style-name="ro1">
          <table:table-cell office:value-type="string" calcext:value-type="string">
            <text:p>./archive_1/1745520371_538_Wide_Long/1745520371_538_Wide_Long_angle_data.json</text:p>
          </table:table-cell>
          <table:table-cell/>
          <table:table-cell office:value-type="string" calcext:value-type="string">
            <text:p>./archive_1/1745520371_538_Wide_Long/1745520371_538_Wide_Long_distance_data.json</text:p>
          </table:table-cell>
          <table:table-cell/>
          <table:table-cell office:value-type="string" calcext:value-type="string">
            <text:p>./archive_1/1745520371_538_Wide_Long/1745520371_538_Wide_Long_sound.wav</text:p>
          </table:table-cell>
        </table:table-row>
        <table:table-row table:style-name="ro1">
          <table:table-cell office:value-type="string" calcext:value-type="string">
            <text:p>./archive_1/1745522783_850_Wide_Long/1745522783_850_Wide_Long_angle_data.json</text:p>
          </table:table-cell>
          <table:table-cell/>
          <table:table-cell office:value-type="string" calcext:value-type="string">
            <text:p>./archive_1/1745522783_850_Wide_Long/1745522783_850_Wide_Long_distance_data.json</text:p>
          </table:table-cell>
          <table:table-cell/>
          <table:table-cell office:value-type="string" calcext:value-type="string">
            <text:p>./archive_1/1745522783_850_Wide_Long/1745522783_850_Wide_Long_sound.wav</text:p>
          </table:table-cell>
        </table:table-row>
        <table:table-row table:style-name="ro1">
          <table:table-cell office:value-type="string" calcext:value-type="string">
            <text:p>./archive_1/1745525147_1158_Wide_Long/1745525147_1158_Wide_Long_angle_data.json</text:p>
          </table:table-cell>
          <table:table-cell/>
          <table:table-cell office:value-type="string" calcext:value-type="string">
            <text:p>./archive_1/1745525147_1158_Wide_Long/1745525147_1158_Wide_Long_distance_data.json</text:p>
          </table:table-cell>
          <table:table-cell/>
          <table:table-cell office:value-type="string" calcext:value-type="string">
            <text:p>./archive_1/1745525147_1158_Wide_Long/1745525147_1158_Wide_Long_sound.wav</text:p>
          </table:table-cell>
        </table:table-row>
        <table:table-row table:style-name="ro1">
          <table:table-cell office:value-type="string" calcext:value-type="string">
            <text:p>./archive_1/1745526973_1468_Wide_Long/1745526973_1468_Wide_Long_angle_data.json</text:p>
          </table:table-cell>
          <table:table-cell/>
          <table:table-cell office:value-type="string" calcext:value-type="string">
            <text:p>./archive_1/1745526973_1468_Wide_Long/1745526973_1468_Wide_Long_distance_data.json</text:p>
          </table:table-cell>
          <table:table-cell/>
          <table:table-cell office:value-type="string" calcext:value-type="string">
            <text:p>./archive_1/1745526973_1468_Wide_Long/1745526973_1468_Wide_Long_sound.wav</text:p>
          </table:table-cell>
        </table:table-row>
        <table:table-row table:style-name="ro1">
          <table:table-cell office:value-type="string" calcext:value-type="string">
            <text:p>./archive_1/1744901894_290_Wide_Long/1744901894_290_Wide_Long_angle_data.json</text:p>
          </table:table-cell>
          <table:table-cell/>
          <table:table-cell office:value-type="string" calcext:value-type="string">
            <text:p>./archive_1/1744901894_290_Wide_Long/1744901894_290_Wide_Long_distance_data.json</text:p>
          </table:table-cell>
          <table:table-cell/>
          <table:table-cell office:value-type="string" calcext:value-type="string">
            <text:p>./archive_1/1744901894_290_Wide_Long/1744901894_290_Wide_Long_sound.wav</text:p>
          </table:table-cell>
        </table:table-row>
        <table:table-row table:style-name="ro1">
          <table:table-cell office:value-type="string" calcext:value-type="string">
            <text:p>./archive_1/1744910240_607_Wide_Long/1744910240_607_Wide_Long_angle_data.json</text:p>
          </table:table-cell>
          <table:table-cell/>
          <table:table-cell office:value-type="string" calcext:value-type="string">
            <text:p>./archive_1/1744910240_607_Wide_Long/1744910240_607_Wide_Long_distance_data.json</text:p>
          </table:table-cell>
          <table:table-cell/>
          <table:table-cell office:value-type="string" calcext:value-type="string">
            <text:p>./archive_1/1744910240_607_Wide_Long/1744910240_607_Wide_Long_sound.wav</text:p>
          </table:table-cell>
        </table:table-row>
        <table:table-row table:style-name="ro1">
          <table:table-cell office:value-type="string" calcext:value-type="string">
            <text:p>./archive_1/1744917039_921_Wide_Long/1744917039_921_Wide_Long_angle_data.json</text:p>
          </table:table-cell>
          <table:table-cell/>
          <table:table-cell office:value-type="string" calcext:value-type="string">
            <text:p>./archive_1/1744917039_921_Wide_Long/1744917039_921_Wide_Long_distance_data.json</text:p>
          </table:table-cell>
          <table:table-cell/>
          <table:table-cell office:value-type="string" calcext:value-type="string">
            <text:p>./archive_1/1744917039_921_Wide_Long/1744917039_921_Wide_Long_sound.wav</text:p>
          </table:table-cell>
        </table:table-row>
        <table:table-row table:style-name="ro1">
          <table:table-cell office:value-type="string" calcext:value-type="string">
            <text:p>./archive_1/1745516181_231_Wide_Long/1745516181_231_Wide_Long_angle_data.json</text:p>
          </table:table-cell>
          <table:table-cell/>
          <table:table-cell office:value-type="string" calcext:value-type="string">
            <text:p>./archive_1/1745516181_231_Wide_Long/1745516181_231_Wide_Long_distance_data.json</text:p>
          </table:table-cell>
          <table:table-cell/>
          <table:table-cell office:value-type="string" calcext:value-type="string">
            <text:p>./archive_1/1745516181_231_Wide_Long/1745516181_231_Wide_Long_sound.wav</text:p>
          </table:table-cell>
        </table:table-row>
        <table:table-row table:style-name="ro1">
          <table:table-cell office:value-type="string" calcext:value-type="string">
            <text:p>./archive_1/1745520375_539_Wide_Long/1745520375_539_Wide_Long_angle_data.json</text:p>
          </table:table-cell>
          <table:table-cell/>
          <table:table-cell office:value-type="string" calcext:value-type="string">
            <text:p>./archive_1/1745520375_539_Wide_Long/1745520375_539_Wide_Long_distance_data.json</text:p>
          </table:table-cell>
          <table:table-cell/>
          <table:table-cell office:value-type="string" calcext:value-type="string">
            <text:p>./archive_1/1745520375_539_Wide_Long/1745520375_539_Wide_Long_sound.wav</text:p>
          </table:table-cell>
        </table:table-row>
        <table:table-row table:style-name="ro1">
          <table:table-cell office:value-type="string" calcext:value-type="string">
            <text:p>./archive_1/1745522787_851_Wide_Long/1745522787_851_Wide_Long_angle_data.json</text:p>
          </table:table-cell>
          <table:table-cell/>
          <table:table-cell office:value-type="string" calcext:value-type="string">
            <text:p>./archive_1/1745522787_851_Wide_Long/1745522787_851_Wide_Long_distance_data.json</text:p>
          </table:table-cell>
          <table:table-cell/>
          <table:table-cell office:value-type="string" calcext:value-type="string">
            <text:p>./archive_1/1745522787_851_Wide_Long/1745522787_851_Wide_Long_sound.wav</text:p>
          </table:table-cell>
        </table:table-row>
        <table:table-row table:style-name="ro1">
          <table:table-cell office:value-type="string" calcext:value-type="string">
            <text:p>./archive_1/1745525153_1159_Wide_Long/1745525153_1159_Wide_Long_angle_data.json</text:p>
          </table:table-cell>
          <table:table-cell/>
          <table:table-cell office:value-type="string" calcext:value-type="string">
            <text:p>./archive_1/1745525153_1159_Wide_Long/1745525153_1159_Wide_Long_distance_data.json</text:p>
          </table:table-cell>
          <table:table-cell/>
          <table:table-cell office:value-type="string" calcext:value-type="string">
            <text:p>./archive_1/1745525153_1159_Wide_Long/1745525153_1159_Wide_Long_sound.wav</text:p>
          </table:table-cell>
        </table:table-row>
        <table:table-row table:style-name="ro1">
          <table:table-cell office:value-type="string" calcext:value-type="string">
            <text:p>./archive_1/1745526979_1469_Wide_Long/1745526979_1469_Wide_Long_angle_data.json</text:p>
          </table:table-cell>
          <table:table-cell/>
          <table:table-cell office:value-type="string" calcext:value-type="string">
            <text:p>./archive_1/1745526979_1469_Wide_Long/1745526979_1469_Wide_Long_distance_data.json</text:p>
          </table:table-cell>
          <table:table-cell/>
          <table:table-cell office:value-type="string" calcext:value-type="string">
            <text:p>./archive_1/1745526979_1469_Wide_Long/1745526979_1469_Wide_Long_sound.wav</text:p>
          </table:table-cell>
        </table:table-row>
        <table:table-row table:style-name="ro1">
          <table:table-cell office:value-type="string" calcext:value-type="string">
            <text:p>./archive_1/1744901914_291_Wide_Long/1744901914_291_Wide_Long_angle_data.json</text:p>
          </table:table-cell>
          <table:table-cell/>
          <table:table-cell office:value-type="string" calcext:value-type="string">
            <text:p>./archive_1/1744901914_291_Wide_Long/1744901914_291_Wide_Long_distance_data.json</text:p>
          </table:table-cell>
          <table:table-cell/>
          <table:table-cell office:value-type="string" calcext:value-type="string">
            <text:p>./archive_1/1744901914_291_Wide_Long/1744901914_291_Wide_Long_sound.wav</text:p>
          </table:table-cell>
        </table:table-row>
        <table:table-row table:style-name="ro1">
          <table:table-cell office:value-type="string" calcext:value-type="string">
            <text:p>./archive_1/1744910260_608_Wide_Long/1744910260_608_Wide_Long_angle_data.json</text:p>
          </table:table-cell>
          <table:table-cell/>
          <table:table-cell office:value-type="string" calcext:value-type="string">
            <text:p>./archive_1/1744910260_608_Wide_Long/1744910260_608_Wide_Long_distance_data.json</text:p>
          </table:table-cell>
          <table:table-cell/>
          <table:table-cell office:value-type="string" calcext:value-type="string">
            <text:p>./archive_1/1744910260_608_Wide_Long/1744910260_608_Wide_Long_sound.wav</text:p>
          </table:table-cell>
        </table:table-row>
        <table:table-row table:style-name="ro1">
          <table:table-cell office:value-type="string" calcext:value-type="string">
            <text:p>./archive_1/1744917059_922_Wide_Long/1744917059_922_Wide_Long_angle_data.json</text:p>
          </table:table-cell>
          <table:table-cell/>
          <table:table-cell office:value-type="string" calcext:value-type="string">
            <text:p>./archive_1/1744917059_922_Wide_Long/1744917059_922_Wide_Long_distance_data.json</text:p>
          </table:table-cell>
          <table:table-cell/>
          <table:table-cell office:value-type="string" calcext:value-type="string">
            <text:p>./archive_1/1744917059_922_Wide_Long/1744917059_922_Wide_Long_sound.wav</text:p>
          </table:table-cell>
        </table:table-row>
        <table:table-row table:style-name="ro1">
          <table:table-cell office:value-type="string" calcext:value-type="string">
            <text:p>./archive_1/1745516194_232_Wide_Long/1745516194_232_Wide_Long_angle_data.json</text:p>
          </table:table-cell>
          <table:table-cell/>
          <table:table-cell office:value-type="string" calcext:value-type="string">
            <text:p>./archive_1/1745516194_232_Wide_Long/1745516194_232_Wide_Long_distance_data.json</text:p>
          </table:table-cell>
          <table:table-cell/>
          <table:table-cell office:value-type="string" calcext:value-type="string">
            <text:p>./archive_1/1745516194_232_Wide_Long/1745516194_232_Wide_Long_sound.wav</text:p>
          </table:table-cell>
        </table:table-row>
        <table:table-row table:style-name="ro1">
          <table:table-cell office:value-type="string" calcext:value-type="string">
            <text:p>./archive_1/1745520380_540_Wide_Long/1745520380_540_Wide_Long_angle_data.json</text:p>
          </table:table-cell>
          <table:table-cell/>
          <table:table-cell office:value-type="string" calcext:value-type="string">
            <text:p>./archive_1/1745520380_540_Wide_Long/1745520380_540_Wide_Long_distance_data.json</text:p>
          </table:table-cell>
          <table:table-cell/>
          <table:table-cell office:value-type="string" calcext:value-type="string">
            <text:p>./archive_1/1745520380_540_Wide_Long/1745520380_540_Wide_Long_sound.wav</text:p>
          </table:table-cell>
        </table:table-row>
        <table:table-row table:style-name="ro1">
          <table:table-cell office:value-type="string" calcext:value-type="string">
            <text:p>./archive_1/1745522792_852_Wide_Long/1745522792_852_Wide_Long_angle_data.json</text:p>
          </table:table-cell>
          <table:table-cell/>
          <table:table-cell office:value-type="string" calcext:value-type="string">
            <text:p>./archive_1/1745522792_852_Wide_Long/1745522792_852_Wide_Long_distance_data.json</text:p>
          </table:table-cell>
          <table:table-cell/>
          <table:table-cell office:value-type="string" calcext:value-type="string">
            <text:p>./archive_1/1745522792_852_Wide_Long/1745522792_852_Wide_Long_sound.wav</text:p>
          </table:table-cell>
        </table:table-row>
        <table:table-row table:style-name="ro1">
          <table:table-cell office:value-type="string" calcext:value-type="string">
            <text:p>./archive_1/1745525166_1160_Wide_Long/1745525166_1160_Wide_Long_angle_data.json</text:p>
          </table:table-cell>
          <table:table-cell/>
          <table:table-cell office:value-type="string" calcext:value-type="string">
            <text:p>./archive_1/1745525166_1160_Wide_Long/1745525166_1160_Wide_Long_distance_data.json</text:p>
          </table:table-cell>
          <table:table-cell/>
          <table:table-cell office:value-type="string" calcext:value-type="string">
            <text:p>./archive_1/1745525166_1160_Wide_Long/1745525166_1160_Wide_Long_sound.wav</text:p>
          </table:table-cell>
        </table:table-row>
        <table:table-row table:style-name="ro1">
          <table:table-cell office:value-type="string" calcext:value-type="string">
            <text:p>./archive_1/1745526983_1470_Wide_Long/1745526983_1470_Wide_Long_angle_data.json</text:p>
          </table:table-cell>
          <table:table-cell/>
          <table:table-cell office:value-type="string" calcext:value-type="string">
            <text:p>./archive_1/1745526983_1470_Wide_Long/1745526983_1470_Wide_Long_distance_data.json</text:p>
          </table:table-cell>
          <table:table-cell/>
          <table:table-cell office:value-type="string" calcext:value-type="string">
            <text:p>./archive_1/1745526983_1470_Wide_Long/1745526983_1470_Wide_Long_sound.wav</text:p>
          </table:table-cell>
        </table:table-row>
        <table:table-row table:style-name="ro1">
          <table:table-cell office:value-type="string" calcext:value-type="string">
            <text:p>./archive_1/1744901934_292_Wide_Long/1744901934_292_Wide_Long_angle_data.json</text:p>
          </table:table-cell>
          <table:table-cell/>
          <table:table-cell office:value-type="string" calcext:value-type="string">
            <text:p>./archive_1/1744901934_292_Wide_Long/1744901934_292_Wide_Long_distance_data.json</text:p>
          </table:table-cell>
          <table:table-cell/>
          <table:table-cell office:value-type="string" calcext:value-type="string">
            <text:p>./archive_1/1744901934_292_Wide_Long/1744901934_292_Wide_Long_sound.wav</text:p>
          </table:table-cell>
        </table:table-row>
        <table:table-row table:style-name="ro1">
          <table:table-cell office:value-type="string" calcext:value-type="string">
            <text:p>./archive_1/1744910279_609_Wide_Long/1744910279_609_Wide_Long_angle_data.json</text:p>
          </table:table-cell>
          <table:table-cell/>
          <table:table-cell office:value-type="string" calcext:value-type="string">
            <text:p>./archive_1/1744910279_609_Wide_Long/1744910279_609_Wide_Long_distance_data.json</text:p>
          </table:table-cell>
          <table:table-cell/>
          <table:table-cell office:value-type="string" calcext:value-type="string">
            <text:p>./archive_1/1744910279_609_Wide_Long/1744910279_609_Wide_Long_sound.wav</text:p>
          </table:table-cell>
        </table:table-row>
        <table:table-row table:style-name="ro1">
          <table:table-cell office:value-type="string" calcext:value-type="string">
            <text:p>./archive_1/1744917079_923_Wide_Long/1744917079_923_Wide_Long_angle_data.json</text:p>
          </table:table-cell>
          <table:table-cell/>
          <table:table-cell office:value-type="string" calcext:value-type="string">
            <text:p>./archive_1/1744917079_923_Wide_Long/1744917079_923_Wide_Long_distance_data.json</text:p>
          </table:table-cell>
          <table:table-cell/>
          <table:table-cell office:value-type="string" calcext:value-type="string">
            <text:p>./archive_1/1744917079_923_Wide_Long/1744917079_923_Wide_Long_sound.wav</text:p>
          </table:table-cell>
        </table:table-row>
        <table:table-row table:style-name="ro1">
          <table:table-cell office:value-type="string" calcext:value-type="string">
            <text:p>./archive_1/1745516200_233_Wide_Long/1745516200_233_Wide_Long_angle_data.json</text:p>
          </table:table-cell>
          <table:table-cell/>
          <table:table-cell office:value-type="string" calcext:value-type="string">
            <text:p>./archive_1/1745516200_233_Wide_Long/1745516200_233_Wide_Long_distance_data.json</text:p>
          </table:table-cell>
          <table:table-cell/>
          <table:table-cell office:value-type="string" calcext:value-type="string">
            <text:p>./archive_1/1745516200_233_Wide_Long/1745516200_233_Wide_Long_sound.wav</text:p>
          </table:table-cell>
        </table:table-row>
        <table:table-row table:style-name="ro1">
          <table:table-cell office:value-type="string" calcext:value-type="string">
            <text:p>./archive_1/1745520384_541_Wide_Long/1745520384_541_Wide_Long_angle_data.json</text:p>
          </table:table-cell>
          <table:table-cell/>
          <table:table-cell office:value-type="string" calcext:value-type="string">
            <text:p>./archive_1/1745520384_541_Wide_Long/1745520384_541_Wide_Long_distance_data.json</text:p>
          </table:table-cell>
          <table:table-cell/>
          <table:table-cell office:value-type="string" calcext:value-type="string">
            <text:p>./archive_1/1745520384_541_Wide_Long/1745520384_541_Wide_Long_sound.wav</text:p>
          </table:table-cell>
        </table:table-row>
        <table:table-row table:style-name="ro1">
          <table:table-cell office:value-type="string" calcext:value-type="string">
            <text:p>./archive_1/1745522796_853_Wide_Long/1745522796_853_Wide_Long_angle_data.json</text:p>
          </table:table-cell>
          <table:table-cell/>
          <table:table-cell office:value-type="string" calcext:value-type="string">
            <text:p>./archive_1/1745522796_853_Wide_Long/1745522796_853_Wide_Long_distance_data.json</text:p>
          </table:table-cell>
          <table:table-cell/>
          <table:table-cell office:value-type="string" calcext:value-type="string">
            <text:p>./archive_1/1745522796_853_Wide_Long/1745522796_853_Wide_Long_sound.wav</text:p>
          </table:table-cell>
        </table:table-row>
        <table:table-row table:style-name="ro1">
          <table:table-cell office:value-type="string" calcext:value-type="string">
            <text:p>./archive_1/1745525171_1161_Wide_Long/1745525171_1161_Wide_Long_angle_data.json</text:p>
          </table:table-cell>
          <table:table-cell/>
          <table:table-cell office:value-type="string" calcext:value-type="string">
            <text:p>./archive_1/1745525171_1161_Wide_Long/1745525171_1161_Wide_Long_distance_data.json</text:p>
          </table:table-cell>
          <table:table-cell/>
          <table:table-cell office:value-type="string" calcext:value-type="string">
            <text:p>./archive_1/1745525171_1161_Wide_Long/1745525171_1161_Wide_Long_sound.wav</text:p>
          </table:table-cell>
        </table:table-row>
        <table:table-row table:style-name="ro1">
          <table:table-cell office:value-type="string" calcext:value-type="string">
            <text:p>./archive_1/1745526987_1471_Wide_Long/1745526987_1471_Wide_Long_angle_data.json</text:p>
          </table:table-cell>
          <table:table-cell/>
          <table:table-cell office:value-type="string" calcext:value-type="string">
            <text:p>./archive_1/1745526987_1471_Wide_Long/1745526987_1471_Wide_Long_distance_data.json</text:p>
          </table:table-cell>
          <table:table-cell/>
          <table:table-cell office:value-type="string" calcext:value-type="string">
            <text:p>./archive_1/1745526987_1471_Wide_Long/1745526987_1471_Wide_Long_sound.wav</text:p>
          </table:table-cell>
        </table:table-row>
        <table:table-row table:style-name="ro1">
          <table:table-cell office:value-type="string" calcext:value-type="string">
            <text:p>./archive_1/1744901953_293_Wide_Long/1744901953_293_Wide_Long_angle_data.json</text:p>
          </table:table-cell>
          <table:table-cell/>
          <table:table-cell office:value-type="string" calcext:value-type="string">
            <text:p>./archive_1/1744901953_293_Wide_Long/1744901953_293_Wide_Long_distance_data.json</text:p>
          </table:table-cell>
          <table:table-cell/>
          <table:table-cell office:value-type="string" calcext:value-type="string">
            <text:p>./archive_1/1744901953_293_Wide_Long/1744901953_293_Wide_Long_sound.wav</text:p>
          </table:table-cell>
        </table:table-row>
        <table:table-row table:style-name="ro1">
          <table:table-cell office:value-type="string" calcext:value-type="string">
            <text:p>./archive_1/1744910299_610_Wide_Long/1744910299_610_Wide_Long_angle_data.json</text:p>
          </table:table-cell>
          <table:table-cell/>
          <table:table-cell office:value-type="string" calcext:value-type="string">
            <text:p>./archive_1/1744910299_610_Wide_Long/1744910299_610_Wide_Long_distance_data.json</text:p>
          </table:table-cell>
          <table:table-cell/>
          <table:table-cell office:value-type="string" calcext:value-type="string">
            <text:p>./archive_1/1744910299_610_Wide_Long/1744910299_610_Wide_Long_sound.wav</text:p>
          </table:table-cell>
        </table:table-row>
        <table:table-row table:style-name="ro1">
          <table:table-cell office:value-type="string" calcext:value-type="string">
            <text:p>./archive_1/1744917099_924_Wide_Long/1744917099_924_Wide_Long_angle_data.json</text:p>
          </table:table-cell>
          <table:table-cell/>
          <table:table-cell office:value-type="string" calcext:value-type="string">
            <text:p>./archive_1/1744917099_924_Wide_Long/1744917099_924_Wide_Long_distance_data.json</text:p>
          </table:table-cell>
          <table:table-cell/>
          <table:table-cell office:value-type="string" calcext:value-type="string">
            <text:p>./archive_1/1744917099_924_Wide_Long/1744917099_924_Wide_Long_sound.wav</text:p>
          </table:table-cell>
        </table:table-row>
        <table:table-row table:style-name="ro1">
          <table:table-cell office:value-type="string" calcext:value-type="string">
            <text:p>./archive_1/1745516204_234_Wide_Long/1745516204_234_Wide_Long_angle_data.json</text:p>
          </table:table-cell>
          <table:table-cell/>
          <table:table-cell office:value-type="string" calcext:value-type="string">
            <text:p>./archive_1/1745516204_234_Wide_Long/1745516204_234_Wide_Long_distance_data.json</text:p>
          </table:table-cell>
          <table:table-cell/>
          <table:table-cell office:value-type="string" calcext:value-type="string">
            <text:p>./archive_1/1745516204_234_Wide_Long/1745516204_234_Wide_Long_sound.wav</text:p>
          </table:table-cell>
        </table:table-row>
        <table:table-row table:style-name="ro1">
          <table:table-cell office:value-type="string" calcext:value-type="string">
            <text:p>./archive_1/1745520389_542_Wide_Long/1745520389_542_Wide_Long_angle_data.json</text:p>
          </table:table-cell>
          <table:table-cell/>
          <table:table-cell office:value-type="string" calcext:value-type="string">
            <text:p>./archive_1/1745520389_542_Wide_Long/1745520389_542_Wide_Long_distance_data.json</text:p>
          </table:table-cell>
          <table:table-cell/>
          <table:table-cell office:value-type="string" calcext:value-type="string">
            <text:p>./archive_1/1745520389_542_Wide_Long/1745520389_542_Wide_Long_sound.wav</text:p>
          </table:table-cell>
        </table:table-row>
        <table:table-row table:style-name="ro1">
          <table:table-cell office:value-type="string" calcext:value-type="string">
            <text:p>./archive_1/1745522800_854_Wide_Long/1745522800_854_Wide_Long_angle_data.json</text:p>
          </table:table-cell>
          <table:table-cell/>
          <table:table-cell office:value-type="string" calcext:value-type="string">
            <text:p>./archive_1/1745522800_854_Wide_Long/1745522800_854_Wide_Long_distance_data.json</text:p>
          </table:table-cell>
          <table:table-cell/>
          <table:table-cell office:value-type="string" calcext:value-type="string">
            <text:p>./archive_1/1745522800_854_Wide_Long/1745522800_854_Wide_Long_sound.wav</text:p>
          </table:table-cell>
        </table:table-row>
        <table:table-row table:style-name="ro1">
          <table:table-cell office:value-type="string" calcext:value-type="string">
            <text:p>./archive_1/1745525176_1162_Wide_Long/1745525176_1162_Wide_Long_angle_data.json</text:p>
          </table:table-cell>
          <table:table-cell/>
          <table:table-cell office:value-type="string" calcext:value-type="string">
            <text:p>./archive_1/1745525176_1162_Wide_Long/1745525176_1162_Wide_Long_distance_data.json</text:p>
          </table:table-cell>
          <table:table-cell/>
          <table:table-cell office:value-type="string" calcext:value-type="string">
            <text:p>./archive_1/1745525176_1162_Wide_Long/1745525176_1162_Wide_Long_sound.wav</text:p>
          </table:table-cell>
        </table:table-row>
        <table:table-row table:style-name="ro1">
          <table:table-cell office:value-type="string" calcext:value-type="string">
            <text:p>./archive_1/1745526992_1472_Wide_Long/1745526992_1472_Wide_Long_angle_data.json</text:p>
          </table:table-cell>
          <table:table-cell/>
          <table:table-cell office:value-type="string" calcext:value-type="string">
            <text:p>./archive_1/1745526992_1472_Wide_Long/1745526992_1472_Wide_Long_distance_data.json</text:p>
          </table:table-cell>
          <table:table-cell/>
          <table:table-cell office:value-type="string" calcext:value-type="string">
            <text:p>./archive_1/1745526992_1472_Wide_Long/1745526992_1472_Wide_Long_sound.wav</text:p>
          </table:table-cell>
        </table:table-row>
        <table:table-row table:style-name="ro1">
          <table:table-cell office:value-type="string" calcext:value-type="string">
            <text:p>./archive_1/1744901973_294_Wide_Long/1744901973_294_Wide_Long_angle_data.json</text:p>
          </table:table-cell>
          <table:table-cell/>
          <table:table-cell office:value-type="string" calcext:value-type="string">
            <text:p>./archive_1/1744901973_294_Wide_Long/1744901973_294_Wide_Long_distance_data.json</text:p>
          </table:table-cell>
          <table:table-cell/>
          <table:table-cell office:value-type="string" calcext:value-type="string">
            <text:p>./archive_1/1744901973_294_Wide_Long/1744901973_294_Wide_Long_sound.wav</text:p>
          </table:table-cell>
        </table:table-row>
        <table:table-row table:style-name="ro1">
          <table:table-cell office:value-type="string" calcext:value-type="string">
            <text:p>./archive_1/1744910319_611_Wide_Long/1744910319_611_Wide_Long_angle_data.json</text:p>
          </table:table-cell>
          <table:table-cell/>
          <table:table-cell office:value-type="string" calcext:value-type="string">
            <text:p>./archive_1/1744910319_611_Wide_Long/1744910319_611_Wide_Long_distance_data.json</text:p>
          </table:table-cell>
          <table:table-cell/>
          <table:table-cell office:value-type="string" calcext:value-type="string">
            <text:p>./archive_1/1744910319_611_Wide_Long/1744910319_611_Wide_Long_sound.wav</text:p>
          </table:table-cell>
        </table:table-row>
        <table:table-row table:style-name="ro1">
          <table:table-cell office:value-type="string" calcext:value-type="string">
            <text:p>./archive_1/1744917118_925_Wide_Long/1744917118_925_Wide_Long_angle_data.json</text:p>
          </table:table-cell>
          <table:table-cell/>
          <table:table-cell office:value-type="string" calcext:value-type="string">
            <text:p>./archive_1/1744917118_925_Wide_Long/1744917118_925_Wide_Long_distance_data.json</text:p>
          </table:table-cell>
          <table:table-cell/>
          <table:table-cell office:value-type="string" calcext:value-type="string">
            <text:p>./archive_1/1744917118_925_Wide_Long/1744917118_925_Wide_Long_sound.wav</text:p>
          </table:table-cell>
        </table:table-row>
        <table:table-row table:style-name="ro1">
          <table:table-cell office:value-type="string" calcext:value-type="string">
            <text:p>./archive_1/1745516209_235_Wide_Long/1745516209_235_Wide_Long_angle_data.json</text:p>
          </table:table-cell>
          <table:table-cell/>
          <table:table-cell office:value-type="string" calcext:value-type="string">
            <text:p>./archive_1/1745516209_235_Wide_Long/1745516209_235_Wide_Long_distance_data.json</text:p>
          </table:table-cell>
          <table:table-cell/>
          <table:table-cell office:value-type="string" calcext:value-type="string">
            <text:p>./archive_1/1745516209_235_Wide_Long/1745516209_235_Wide_Long_sound.wav</text:p>
          </table:table-cell>
        </table:table-row>
        <table:table-row table:style-name="ro1">
          <table:table-cell office:value-type="string" calcext:value-type="string">
            <text:p>./archive_1/1745520394_543_Wide_Long/1745520394_543_Wide_Long_angle_data.json</text:p>
          </table:table-cell>
          <table:table-cell/>
          <table:table-cell office:value-type="string" calcext:value-type="string">
            <text:p>./archive_1/1745520394_543_Wide_Long/1745520394_543_Wide_Long_distance_data.json</text:p>
          </table:table-cell>
          <table:table-cell/>
          <table:table-cell office:value-type="string" calcext:value-type="string">
            <text:p>./archive_1/1745520394_543_Wide_Long/1745520394_543_Wide_Long_sound.wav</text:p>
          </table:table-cell>
        </table:table-row>
        <table:table-row table:style-name="ro1">
          <table:table-cell office:value-type="string" calcext:value-type="string">
            <text:p>./archive_1/1745522805_855_Wide_Long/1745522805_855_Wide_Long_angle_data.json</text:p>
          </table:table-cell>
          <table:table-cell/>
          <table:table-cell office:value-type="string" calcext:value-type="string">
            <text:p>./archive_1/1745522805_855_Wide_Long/1745522805_855_Wide_Long_distance_data.json</text:p>
          </table:table-cell>
          <table:table-cell/>
          <table:table-cell office:value-type="string" calcext:value-type="string">
            <text:p>./archive_1/1745522805_855_Wide_Long/1745522805_855_Wide_Long_sound.wav</text:p>
          </table:table-cell>
        </table:table-row>
        <table:table-row table:style-name="ro1">
          <table:table-cell office:value-type="string" calcext:value-type="string">
            <text:p>./archive_1/1745525180_1163_Wide_Long/1745525180_1163_Wide_Long_angle_data.json</text:p>
          </table:table-cell>
          <table:table-cell/>
          <table:table-cell office:value-type="string" calcext:value-type="string">
            <text:p>./archive_1/1745525180_1163_Wide_Long/1745525180_1163_Wide_Long_distance_data.json</text:p>
          </table:table-cell>
          <table:table-cell/>
          <table:table-cell office:value-type="string" calcext:value-type="string">
            <text:p>./archive_1/1745525180_1163_Wide_Long/1745525180_1163_Wide_Long_sound.wav</text:p>
          </table:table-cell>
        </table:table-row>
        <table:table-row table:style-name="ro1">
          <table:table-cell office:value-type="string" calcext:value-type="string">
            <text:p>./archive_1/1745526996_1473_Wide_Long/1745526996_1473_Wide_Long_angle_data.json</text:p>
          </table:table-cell>
          <table:table-cell/>
          <table:table-cell office:value-type="string" calcext:value-type="string">
            <text:p>./archive_1/1745526996_1473_Wide_Long/1745526996_1473_Wide_Long_distance_data.json</text:p>
          </table:table-cell>
          <table:table-cell/>
          <table:table-cell office:value-type="string" calcext:value-type="string">
            <text:p>./archive_1/1745526996_1473_Wide_Long/1745526996_1473_Wide_Long_sound.wav</text:p>
          </table:table-cell>
        </table:table-row>
        <table:table-row table:style-name="ro1">
          <table:table-cell office:value-type="string" calcext:value-type="string">
            <text:p>./archive_1/1744901992_295_Wide_Long/1744901992_295_Wide_Long_angle_data.json</text:p>
          </table:table-cell>
          <table:table-cell/>
          <table:table-cell office:value-type="string" calcext:value-type="string">
            <text:p>./archive_1/1744901992_295_Wide_Long/1744901992_295_Wide_Long_distance_data.json</text:p>
          </table:table-cell>
          <table:table-cell/>
          <table:table-cell office:value-type="string" calcext:value-type="string">
            <text:p>./archive_1/1744901992_295_Wide_Long/1744901992_295_Wide_Long_sound.wav</text:p>
          </table:table-cell>
        </table:table-row>
        <table:table-row table:style-name="ro1">
          <table:table-cell office:value-type="string" calcext:value-type="string">
            <text:p>./archive_1/1744910338_612_Wide_Long/1744910338_612_Wide_Long_angle_data.json</text:p>
          </table:table-cell>
          <table:table-cell/>
          <table:table-cell office:value-type="string" calcext:value-type="string">
            <text:p>./archive_1/1744910338_612_Wide_Long/1744910338_612_Wide_Long_distance_data.json</text:p>
          </table:table-cell>
          <table:table-cell/>
          <table:table-cell office:value-type="string" calcext:value-type="string">
            <text:p>./archive_1/1744910338_612_Wide_Long/1744910338_612_Wide_Long_sound.wav</text:p>
          </table:table-cell>
        </table:table-row>
        <table:table-row table:style-name="ro1">
          <table:table-cell office:value-type="string" calcext:value-type="string">
            <text:p>./archive_1/1744917138_926_Wide_Long/1744917138_926_Wide_Long_angle_data.json</text:p>
          </table:table-cell>
          <table:table-cell/>
          <table:table-cell office:value-type="string" calcext:value-type="string">
            <text:p>./archive_1/1744917138_926_Wide_Long/1744917138_926_Wide_Long_distance_data.json</text:p>
          </table:table-cell>
          <table:table-cell/>
          <table:table-cell office:value-type="string" calcext:value-type="string">
            <text:p>./archive_1/1744917138_926_Wide_Long/1744917138_926_Wide_Long_sound.wav</text:p>
          </table:table-cell>
        </table:table-row>
        <table:table-row table:style-name="ro1">
          <table:table-cell office:value-type="string" calcext:value-type="string">
            <text:p>./archive_1/1745516218_236_Wide_Long/1745516218_236_Wide_Long_angle_data.json</text:p>
          </table:table-cell>
          <table:table-cell/>
          <table:table-cell office:value-type="string" calcext:value-type="string">
            <text:p>./archive_1/1745516218_236_Wide_Long/1745516218_236_Wide_Long_distance_data.json</text:p>
          </table:table-cell>
          <table:table-cell/>
          <table:table-cell office:value-type="string" calcext:value-type="string">
            <text:p>./archive_1/1745516218_236_Wide_Long/1745516218_236_Wide_Long_sound.wav</text:p>
          </table:table-cell>
        </table:table-row>
        <table:table-row table:style-name="ro1">
          <table:table-cell office:value-type="string" calcext:value-type="string">
            <text:p>./archive_1/1745520407_544_Wide_Long/1745520407_544_Wide_Long_angle_data.json</text:p>
          </table:table-cell>
          <table:table-cell/>
          <table:table-cell office:value-type="string" calcext:value-type="string">
            <text:p>./archive_1/1745520407_544_Wide_Long/1745520407_544_Wide_Long_distance_data.json</text:p>
          </table:table-cell>
          <table:table-cell/>
          <table:table-cell office:value-type="string" calcext:value-type="string">
            <text:p>./archive_1/1745520407_544_Wide_Long/1745520407_544_Wide_Long_sound.wav</text:p>
          </table:table-cell>
        </table:table-row>
        <table:table-row table:style-name="ro1">
          <table:table-cell office:value-type="string" calcext:value-type="string">
            <text:p>./archive_1/1745522809_856_Wide_Long/1745522809_856_Wide_Long_angle_data.json</text:p>
          </table:table-cell>
          <table:table-cell/>
          <table:table-cell office:value-type="string" calcext:value-type="string">
            <text:p>./archive_1/1745522809_856_Wide_Long/1745522809_856_Wide_Long_distance_data.json</text:p>
          </table:table-cell>
          <table:table-cell/>
          <table:table-cell office:value-type="string" calcext:value-type="string">
            <text:p>./archive_1/1745522809_856_Wide_Long/1745522809_856_Wide_Long_sound.wav</text:p>
          </table:table-cell>
        </table:table-row>
        <table:table-row table:style-name="ro1">
          <table:table-cell office:value-type="string" calcext:value-type="string">
            <text:p>./archive_1/1745525185_1164_Wide_Long/1745525185_1164_Wide_Long_angle_data.json</text:p>
          </table:table-cell>
          <table:table-cell/>
          <table:table-cell office:value-type="string" calcext:value-type="string">
            <text:p>./archive_1/1745525185_1164_Wide_Long/1745525185_1164_Wide_Long_distance_data.json</text:p>
          </table:table-cell>
          <table:table-cell/>
          <table:table-cell office:value-type="string" calcext:value-type="string">
            <text:p>./archive_1/1745525185_1164_Wide_Long/1745525185_1164_Wide_Long_sound.wav</text:p>
          </table:table-cell>
        </table:table-row>
        <table:table-row table:style-name="ro1">
          <table:table-cell office:value-type="string" calcext:value-type="string">
            <text:p>./archive_1/1745527001_1474_Wide_Long/1745527001_1474_Wide_Long_angle_data.json</text:p>
          </table:table-cell>
          <table:table-cell/>
          <table:table-cell office:value-type="string" calcext:value-type="string">
            <text:p>./archive_1/1745527001_1474_Wide_Long/1745527001_1474_Wide_Long_distance_data.json</text:p>
          </table:table-cell>
          <table:table-cell/>
          <table:table-cell office:value-type="string" calcext:value-type="string">
            <text:p>./archive_1/1745527001_1474_Wide_Long/1745527001_1474_Wide_Long_sound.wav</text:p>
          </table:table-cell>
        </table:table-row>
        <table:table-row table:style-name="ro1">
          <table:table-cell office:value-type="string" calcext:value-type="string">
            <text:p>./archive_1/1744902012_296_Wide_Long/1744902012_296_Wide_Long_angle_data.json</text:p>
          </table:table-cell>
          <table:table-cell/>
          <table:table-cell office:value-type="string" calcext:value-type="string">
            <text:p>./archive_1/1744902012_296_Wide_Long/1744902012_296_Wide_Long_distance_data.json</text:p>
          </table:table-cell>
          <table:table-cell/>
          <table:table-cell office:value-type="string" calcext:value-type="string">
            <text:p>./archive_1/1744902012_296_Wide_Long/1744902012_296_Wide_Long_sound.wav</text:p>
          </table:table-cell>
        </table:table-row>
        <table:table-row table:style-name="ro1">
          <table:table-cell office:value-type="string" calcext:value-type="string">
            <text:p>./archive_1/1744910357_613_Wide_Long/1744910357_613_Wide_Long_angle_data.json</text:p>
          </table:table-cell>
          <table:table-cell/>
          <table:table-cell office:value-type="string" calcext:value-type="string">
            <text:p>./archive_1/1744910357_613_Wide_Long/1744910357_613_Wide_Long_distance_data.json</text:p>
          </table:table-cell>
          <table:table-cell/>
          <table:table-cell office:value-type="string" calcext:value-type="string">
            <text:p>./archive_1/1744910357_613_Wide_Long/1744910357_613_Wide_Long_sound.wav</text:p>
          </table:table-cell>
        </table:table-row>
        <table:table-row table:style-name="ro1">
          <table:table-cell office:value-type="string" calcext:value-type="string">
            <text:p>./archive_1/1744917172_927_Wide_Long/1744917172_927_Wide_Long_angle_data.json</text:p>
          </table:table-cell>
          <table:table-cell/>
          <table:table-cell office:value-type="string" calcext:value-type="string">
            <text:p>./archive_1/1744917172_927_Wide_Long/1744917172_927_Wide_Long_distance_data.json</text:p>
          </table:table-cell>
          <table:table-cell/>
          <table:table-cell office:value-type="string" calcext:value-type="string">
            <text:p>./archive_1/1744917172_927_Wide_Long/1744917172_927_Wide_Long_sound.wav</text:p>
          </table:table-cell>
        </table:table-row>
        <table:table-row table:style-name="ro1">
          <table:table-cell office:value-type="string" calcext:value-type="string">
            <text:p>./archive_1/1745516249_237_Wide_Long/1745516249_237_Wide_Long_angle_data.json</text:p>
          </table:table-cell>
          <table:table-cell/>
          <table:table-cell office:value-type="string" calcext:value-type="string">
            <text:p>./archive_1/1745516249_237_Wide_Long/1745516249_237_Wide_Long_distance_data.json</text:p>
          </table:table-cell>
          <table:table-cell/>
          <table:table-cell office:value-type="string" calcext:value-type="string">
            <text:p>./archive_1/1745516249_237_Wide_Long/1745516249_237_Wide_Long_sound.wav</text:p>
          </table:table-cell>
        </table:table-row>
        <table:table-row table:style-name="ro1">
          <table:table-cell office:value-type="string" calcext:value-type="string">
            <text:p>./archive_1/1745520413_545_Wide_Long/1745520413_545_Wide_Long_angle_data.json</text:p>
          </table:table-cell>
          <table:table-cell/>
          <table:table-cell office:value-type="string" calcext:value-type="string">
            <text:p>./archive_1/1745520413_545_Wide_Long/1745520413_545_Wide_Long_distance_data.json</text:p>
          </table:table-cell>
          <table:table-cell/>
          <table:table-cell office:value-type="string" calcext:value-type="string">
            <text:p>./archive_1/1745520413_545_Wide_Long/1745520413_545_Wide_Long_sound.wav</text:p>
          </table:table-cell>
        </table:table-row>
        <table:table-row table:style-name="ro1">
          <table:table-cell office:value-type="string" calcext:value-type="string">
            <text:p>./archive_1/1745522813_857_Wide_Long/1745522813_857_Wide_Long_angle_data.json</text:p>
          </table:table-cell>
          <table:table-cell/>
          <table:table-cell office:value-type="string" calcext:value-type="string">
            <text:p>./archive_1/1745522813_857_Wide_Long/1745522813_857_Wide_Long_distance_data.json</text:p>
          </table:table-cell>
          <table:table-cell/>
          <table:table-cell office:value-type="string" calcext:value-type="string">
            <text:p>./archive_1/1745522813_857_Wide_Long/1745522813_857_Wide_Long_sound.wav</text:p>
          </table:table-cell>
        </table:table-row>
        <table:table-row table:style-name="ro1">
          <table:table-cell office:value-type="string" calcext:value-type="string">
            <text:p>./archive_1/1745525190_1165_Wide_Long/1745525190_1165_Wide_Long_angle_data.json</text:p>
          </table:table-cell>
          <table:table-cell/>
          <table:table-cell office:value-type="string" calcext:value-type="string">
            <text:p>./archive_1/1745525190_1165_Wide_Long/1745525190_1165_Wide_Long_distance_data.json</text:p>
          </table:table-cell>
          <table:table-cell/>
          <table:table-cell office:value-type="string" calcext:value-type="string">
            <text:p>./archive_1/1745525190_1165_Wide_Long/1745525190_1165_Wide_Long_sound.wav</text:p>
          </table:table-cell>
        </table:table-row>
        <table:table-row table:style-name="ro1">
          <table:table-cell office:value-type="string" calcext:value-type="string">
            <text:p>./archive_1/1745527005_1475_Wide_Long/1745527005_1475_Wide_Long_angle_data.json</text:p>
          </table:table-cell>
          <table:table-cell/>
          <table:table-cell office:value-type="string" calcext:value-type="string">
            <text:p>./archive_1/1745527005_1475_Wide_Long/1745527005_1475_Wide_Long_distance_data.json</text:p>
          </table:table-cell>
          <table:table-cell/>
          <table:table-cell office:value-type="string" calcext:value-type="string">
            <text:p>./archive_1/1745527005_1475_Wide_Long/1745527005_1475_Wide_Long_sound.wav</text:p>
          </table:table-cell>
        </table:table-row>
        <table:table-row table:style-name="ro1">
          <table:table-cell office:value-type="string" calcext:value-type="string">
            <text:p>./archive_1/1744902031_297_Wide_Long/1744902031_297_Wide_Long_angle_data.json</text:p>
          </table:table-cell>
          <table:table-cell/>
          <table:table-cell office:value-type="string" calcext:value-type="string">
            <text:p>./archive_1/1744902031_297_Wide_Long/1744902031_297_Wide_Long_distance_data.json</text:p>
          </table:table-cell>
          <table:table-cell/>
          <table:table-cell office:value-type="string" calcext:value-type="string">
            <text:p>./archive_1/1744902031_297_Wide_Long/1744902031_297_Wide_Long_sound.wav</text:p>
          </table:table-cell>
        </table:table-row>
        <table:table-row table:style-name="ro1">
          <table:table-cell office:value-type="string" calcext:value-type="string">
            <text:p>./archive_1/1744910376_614_Wide_Long/1744910376_614_Wide_Long_angle_data.json</text:p>
          </table:table-cell>
          <table:table-cell/>
          <table:table-cell office:value-type="string" calcext:value-type="string">
            <text:p>./archive_1/1744910376_614_Wide_Long/1744910376_614_Wide_Long_distance_data.json</text:p>
          </table:table-cell>
          <table:table-cell/>
          <table:table-cell office:value-type="string" calcext:value-type="string">
            <text:p>./archive_1/1744910376_614_Wide_Long/1744910376_614_Wide_Long_sound.wav</text:p>
          </table:table-cell>
        </table:table-row>
        <table:table-row table:style-name="ro1">
          <table:table-cell office:value-type="string" calcext:value-type="string">
            <text:p>./archive_1/1744917194_928_Wide_Long/1744917194_928_Wide_Long_angle_data.json</text:p>
          </table:table-cell>
          <table:table-cell/>
          <table:table-cell office:value-type="string" calcext:value-type="string">
            <text:p>./archive_1/1744917194_928_Wide_Long/1744917194_928_Wide_Long_distance_data.json</text:p>
          </table:table-cell>
          <table:table-cell/>
          <table:table-cell office:value-type="string" calcext:value-type="string">
            <text:p>./archive_1/1744917194_928_Wide_Long/1744917194_928_Wide_Long_sound.wav</text:p>
          </table:table-cell>
        </table:table-row>
        <table:table-row table:style-name="ro1">
          <table:table-cell office:value-type="string" calcext:value-type="string">
            <text:p>./archive_1/1745516351_238_Wide_Long/1745516351_238_Wide_Long_angle_data.json</text:p>
          </table:table-cell>
          <table:table-cell/>
          <table:table-cell office:value-type="string" calcext:value-type="string">
            <text:p>./archive_1/1745516351_238_Wide_Long/1745516351_238_Wide_Long_distance_data.json</text:p>
          </table:table-cell>
          <table:table-cell/>
          <table:table-cell office:value-type="string" calcext:value-type="string">
            <text:p>./archive_1/1745516351_238_Wide_Long/1745516351_238_Wide_Long_sound.wav</text:p>
          </table:table-cell>
        </table:table-row>
        <table:table-row table:style-name="ro1">
          <table:table-cell office:value-type="string" calcext:value-type="string">
            <text:p>./archive_1/1745520418_546_Wide_Long/1745520418_546_Wide_Long_angle_data.json</text:p>
          </table:table-cell>
          <table:table-cell/>
          <table:table-cell office:value-type="string" calcext:value-type="string">
            <text:p>./archive_1/1745520418_546_Wide_Long/1745520418_546_Wide_Long_distance_data.json</text:p>
          </table:table-cell>
          <table:table-cell/>
          <table:table-cell office:value-type="string" calcext:value-type="string">
            <text:p>./archive_1/1745520418_546_Wide_Long/1745520418_546_Wide_Long_sound.wav</text:p>
          </table:table-cell>
        </table:table-row>
        <table:table-row table:style-name="ro1">
          <table:table-cell office:value-type="string" calcext:value-type="string">
            <text:p>./archive_1/1745522818_858_Wide_Long/1745522818_858_Wide_Long_angle_data.json</text:p>
          </table:table-cell>
          <table:table-cell/>
          <table:table-cell office:value-type="string" calcext:value-type="string">
            <text:p>./archive_1/1745522818_858_Wide_Long/1745522818_858_Wide_Long_distance_data.json</text:p>
          </table:table-cell>
          <table:table-cell/>
          <table:table-cell office:value-type="string" calcext:value-type="string">
            <text:p>./archive_1/1745522818_858_Wide_Long/1745522818_858_Wide_Long_sound.wav</text:p>
          </table:table-cell>
        </table:table-row>
        <table:table-row table:style-name="ro1">
          <table:table-cell office:value-type="string" calcext:value-type="string">
            <text:p>./archive_1/1745525195_1166_Wide_Long/1745525195_1166_Wide_Long_angle_data.json</text:p>
          </table:table-cell>
          <table:table-cell/>
          <table:table-cell office:value-type="string" calcext:value-type="string">
            <text:p>./archive_1/1745525195_1166_Wide_Long/1745525195_1166_Wide_Long_distance_data.json</text:p>
          </table:table-cell>
          <table:table-cell/>
          <table:table-cell office:value-type="string" calcext:value-type="string">
            <text:p>./archive_1/1745525195_1166_Wide_Long/1745525195_1166_Wide_Long_sound.wav</text:p>
          </table:table-cell>
        </table:table-row>
        <table:table-row table:style-name="ro1">
          <table:table-cell office:value-type="string" calcext:value-type="string">
            <text:p>./archive_1/1745527010_1476_Wide_Long/1745527010_1476_Wide_Long_angle_data.json</text:p>
          </table:table-cell>
          <table:table-cell/>
          <table:table-cell office:value-type="string" calcext:value-type="string">
            <text:p>./archive_1/1745527010_1476_Wide_Long/1745527010_1476_Wide_Long_distance_data.json</text:p>
          </table:table-cell>
          <table:table-cell/>
          <table:table-cell office:value-type="string" calcext:value-type="string">
            <text:p>./archive_1/1745527010_1476_Wide_Long/1745527010_1476_Wide_Long_sound.wav</text:p>
          </table:table-cell>
        </table:table-row>
        <table:table-row table:style-name="ro1">
          <table:table-cell office:value-type="string" calcext:value-type="string">
            <text:p>./archive_1/1744902050_298_Wide_Long/1744902050_298_Wide_Long_angle_data.json</text:p>
          </table:table-cell>
          <table:table-cell/>
          <table:table-cell office:value-type="string" calcext:value-type="string">
            <text:p>./archive_1/1744902050_298_Wide_Long/1744902050_298_Wide_Long_distance_data.json</text:p>
          </table:table-cell>
          <table:table-cell/>
          <table:table-cell office:value-type="string" calcext:value-type="string">
            <text:p>./archive_1/1744902050_298_Wide_Long/1744902050_298_Wide_Long_sound.wav</text:p>
          </table:table-cell>
        </table:table-row>
        <table:table-row table:style-name="ro1">
          <table:table-cell office:value-type="string" calcext:value-type="string">
            <text:p>./archive_1/1744910395_615_Wide_Long/1744910395_615_Wide_Long_angle_data.json</text:p>
          </table:table-cell>
          <table:table-cell/>
          <table:table-cell office:value-type="string" calcext:value-type="string">
            <text:p>./archive_1/1744910395_615_Wide_Long/1744910395_615_Wide_Long_distance_data.json</text:p>
          </table:table-cell>
          <table:table-cell/>
          <table:table-cell office:value-type="string" calcext:value-type="string">
            <text:p>./archive_1/1744910395_615_Wide_Long/1744910395_615_Wide_Long_sound.wav</text:p>
          </table:table-cell>
        </table:table-row>
        <table:table-row table:style-name="ro1">
          <table:table-cell office:value-type="string" calcext:value-type="string">
            <text:p>./archive_1/1744917214_929_Wide_Long/1744917214_929_Wide_Long_angle_data.json</text:p>
          </table:table-cell>
          <table:table-cell/>
          <table:table-cell office:value-type="string" calcext:value-type="string">
            <text:p>./archive_1/1744917214_929_Wide_Long/1744917214_929_Wide_Long_distance_data.json</text:p>
          </table:table-cell>
          <table:table-cell/>
          <table:table-cell office:value-type="string" calcext:value-type="string">
            <text:p>./archive_1/1744917214_929_Wide_Long/1744917214_929_Wide_Long_sound.wav</text:p>
          </table:table-cell>
        </table:table-row>
        <table:table-row table:style-name="ro1">
          <table:table-cell office:value-type="string" calcext:value-type="string">
            <text:p>./archive_1/1745516356_239_Wide_Long/1745516356_239_Wide_Long_angle_data.json</text:p>
          </table:table-cell>
          <table:table-cell/>
          <table:table-cell office:value-type="string" calcext:value-type="string">
            <text:p>./archive_1/1745516356_239_Wide_Long/1745516356_239_Wide_Long_distance_data.json</text:p>
          </table:table-cell>
          <table:table-cell/>
          <table:table-cell office:value-type="string" calcext:value-type="string">
            <text:p>./archive_1/1745516356_239_Wide_Long/1745516356_239_Wide_Long_sound.wav</text:p>
          </table:table-cell>
        </table:table-row>
        <table:table-row table:style-name="ro1">
          <table:table-cell office:value-type="string" calcext:value-type="string">
            <text:p>./archive_1/1745520422_547_Wide_Long/1745520422_547_Wide_Long_angle_data.json</text:p>
          </table:table-cell>
          <table:table-cell/>
          <table:table-cell office:value-type="string" calcext:value-type="string">
            <text:p>./archive_1/1745520422_547_Wide_Long/1745520422_547_Wide_Long_distance_data.json</text:p>
          </table:table-cell>
          <table:table-cell/>
          <table:table-cell office:value-type="string" calcext:value-type="string">
            <text:p>./archive_1/1745520422_547_Wide_Long/1745520422_547_Wide_Long_sound.wav</text:p>
          </table:table-cell>
        </table:table-row>
        <table:table-row table:style-name="ro1">
          <table:table-cell office:value-type="string" calcext:value-type="string">
            <text:p>./archive_1/1745522822_859_Wide_Long/1745522822_859_Wide_Long_angle_data.json</text:p>
          </table:table-cell>
          <table:table-cell/>
          <table:table-cell office:value-type="string" calcext:value-type="string">
            <text:p>./archive_1/1745522822_859_Wide_Long/1745522822_859_Wide_Long_distance_data.json</text:p>
          </table:table-cell>
          <table:table-cell/>
          <table:table-cell office:value-type="string" calcext:value-type="string">
            <text:p>./archive_1/1745522822_859_Wide_Long/1745522822_859_Wide_Long_sound.wav</text:p>
          </table:table-cell>
        </table:table-row>
        <table:table-row table:style-name="ro1">
          <table:table-cell office:value-type="string" calcext:value-type="string">
            <text:p>./archive_1/1745525200_1167_Wide_Long/1745525200_1167_Wide_Long_angle_data.json</text:p>
          </table:table-cell>
          <table:table-cell/>
          <table:table-cell office:value-type="string" calcext:value-type="string">
            <text:p>./archive_1/1745525200_1167_Wide_Long/1745525200_1167_Wide_Long_distance_data.json</text:p>
          </table:table-cell>
          <table:table-cell/>
          <table:table-cell office:value-type="string" calcext:value-type="string">
            <text:p>./archive_1/1745525200_1167_Wide_Long/1745525200_1167_Wide_Long_sound.wav</text:p>
          </table:table-cell>
        </table:table-row>
        <table:table-row table:style-name="ro1">
          <table:table-cell office:value-type="string" calcext:value-type="string">
            <text:p>./archive_1/1745527015_1477_Wide_Long/1745527015_1477_Wide_Long_angle_data.json</text:p>
          </table:table-cell>
          <table:table-cell/>
          <table:table-cell office:value-type="string" calcext:value-type="string">
            <text:p>./archive_1/1745527015_1477_Wide_Long/1745527015_1477_Wide_Long_distance_data.json</text:p>
          </table:table-cell>
          <table:table-cell/>
          <table:table-cell office:value-type="string" calcext:value-type="string">
            <text:p>./archive_1/1745527015_1477_Wide_Long/1745527015_1477_Wide_Long_sound.wav</text:p>
          </table:table-cell>
        </table:table-row>
        <table:table-row table:style-name="ro1">
          <table:table-cell office:value-type="string" calcext:value-type="string">
            <text:p>./archive_1/1744902069_299_Wide_Long/1744902069_299_Wide_Long_angle_data.json</text:p>
          </table:table-cell>
          <table:table-cell/>
          <table:table-cell office:value-type="string" calcext:value-type="string">
            <text:p>./archive_1/1744902069_299_Wide_Long/1744902069_299_Wide_Long_distance_data.json</text:p>
          </table:table-cell>
          <table:table-cell/>
          <table:table-cell office:value-type="string" calcext:value-type="string">
            <text:p>./archive_1/1744902069_299_Wide_Long/1744902069_299_Wide_Long_sound.wav</text:p>
          </table:table-cell>
        </table:table-row>
        <table:table-row table:style-name="ro1">
          <table:table-cell office:value-type="string" calcext:value-type="string">
            <text:p>./archive_1/1744910421_616_Wide_Long/1744910421_616_Wide_Long_angle_data.json</text:p>
          </table:table-cell>
          <table:table-cell/>
          <table:table-cell office:value-type="string" calcext:value-type="string">
            <text:p>./archive_1/1744910421_616_Wide_Long/1744910421_616_Wide_Long_distance_data.json</text:p>
          </table:table-cell>
          <table:table-cell/>
          <table:table-cell office:value-type="string" calcext:value-type="string">
            <text:p>./archive_1/1744910421_616_Wide_Long/1744910421_616_Wide_Long_sound.wav</text:p>
          </table:table-cell>
        </table:table-row>
        <table:table-row table:style-name="ro1">
          <table:table-cell office:value-type="string" calcext:value-type="string">
            <text:p>./archive_1/1744917234_930_Wide_Long/1744917234_930_Wide_Long_angle_data.json</text:p>
          </table:table-cell>
          <table:table-cell/>
          <table:table-cell office:value-type="string" calcext:value-type="string">
            <text:p>./archive_1/1744917234_930_Wide_Long/1744917234_930_Wide_Long_distance_data.json</text:p>
          </table:table-cell>
          <table:table-cell/>
          <table:table-cell office:value-type="string" calcext:value-type="string">
            <text:p>./archive_1/1744917234_930_Wide_Long/1744917234_930_Wide_Long_sound.wav</text:p>
          </table:table-cell>
        </table:table-row>
        <table:table-row table:style-name="ro1">
          <table:table-cell office:value-type="string" calcext:value-type="string">
            <text:p>./archive_1/1745516361_240_Wide_Long/1745516361_240_Wide_Long_angle_data.json</text:p>
          </table:table-cell>
          <table:table-cell/>
          <table:table-cell office:value-type="string" calcext:value-type="string">
            <text:p>./archive_1/1745516361_240_Wide_Long/1745516361_240_Wide_Long_distance_data.json</text:p>
          </table:table-cell>
          <table:table-cell/>
          <table:table-cell office:value-type="string" calcext:value-type="string">
            <text:p>./archive_1/1745516361_240_Wide_Long/1745516361_240_Wide_Long_sound.wav</text:p>
          </table:table-cell>
        </table:table-row>
        <table:table-row table:style-name="ro1">
          <table:table-cell office:value-type="string" calcext:value-type="string">
            <text:p>./archive_1/1745520427_548_Wide_Long/1745520427_548_Wide_Long_angle_data.json</text:p>
          </table:table-cell>
          <table:table-cell/>
          <table:table-cell office:value-type="string" calcext:value-type="string">
            <text:p>./archive_1/1745520427_548_Wide_Long/1745520427_548_Wide_Long_distance_data.json</text:p>
          </table:table-cell>
          <table:table-cell/>
          <table:table-cell office:value-type="string" calcext:value-type="string">
            <text:p>./archive_1/1745520427_548_Wide_Long/1745520427_548_Wide_Long_sound.wav</text:p>
          </table:table-cell>
        </table:table-row>
        <table:table-row table:style-name="ro1">
          <table:table-cell office:value-type="string" calcext:value-type="string">
            <text:p>./archive_1/1745522827_860_Wide_Long/1745522827_860_Wide_Long_angle_data.json</text:p>
          </table:table-cell>
          <table:table-cell/>
          <table:table-cell office:value-type="string" calcext:value-type="string">
            <text:p>./archive_1/1745522827_860_Wide_Long/1745522827_860_Wide_Long_distance_data.json</text:p>
          </table:table-cell>
          <table:table-cell/>
          <table:table-cell office:value-type="string" calcext:value-type="string">
            <text:p>./archive_1/1745522827_860_Wide_Long/1745522827_860_Wide_Long_sound.wav</text:p>
          </table:table-cell>
        </table:table-row>
        <table:table-row table:style-name="ro1">
          <table:table-cell office:value-type="string" calcext:value-type="string">
            <text:p>./archive_1/1745525205_1168_Wide_Long/1745525205_1168_Wide_Long_angle_data.json</text:p>
          </table:table-cell>
          <table:table-cell/>
          <table:table-cell office:value-type="string" calcext:value-type="string">
            <text:p>./archive_1/1745525205_1168_Wide_Long/1745525205_1168_Wide_Long_distance_data.json</text:p>
          </table:table-cell>
          <table:table-cell/>
          <table:table-cell office:value-type="string" calcext:value-type="string">
            <text:p>./archive_1/1745525205_1168_Wide_Long/1745525205_1168_Wide_Long_sound.wav</text:p>
          </table:table-cell>
        </table:table-row>
        <table:table-row table:style-name="ro1">
          <table:table-cell office:value-type="string" calcext:value-type="string">
            <text:p>./archive_1/1745527020_1478_Wide_Long/1745527020_1478_Wide_Long_angle_data.json</text:p>
          </table:table-cell>
          <table:table-cell/>
          <table:table-cell office:value-type="string" calcext:value-type="string">
            <text:p>./archive_1/1745527020_1478_Wide_Long/1745527020_1478_Wide_Long_distance_data.json</text:p>
          </table:table-cell>
          <table:table-cell/>
          <table:table-cell office:value-type="string" calcext:value-type="string">
            <text:p>./archive_1/1745527020_1478_Wide_Long/1745527020_1478_Wide_Long_sound.wav</text:p>
          </table:table-cell>
        </table:table-row>
        <table:table-row table:style-name="ro1">
          <table:table-cell office:value-type="string" calcext:value-type="string">
            <text:p>./archive_1/1744902089_300_Wide_Long/1744902089_300_Wide_Long_angle_data.json</text:p>
          </table:table-cell>
          <table:table-cell/>
          <table:table-cell office:value-type="string" calcext:value-type="string">
            <text:p>./archive_1/1744902089_300_Wide_Long/1744902089_300_Wide_Long_distance_data.json</text:p>
          </table:table-cell>
          <table:table-cell/>
          <table:table-cell office:value-type="string" calcext:value-type="string">
            <text:p>./archive_1/1744902089_300_Wide_Long/1744902089_300_Wide_Long_sound.wav</text:p>
          </table:table-cell>
        </table:table-row>
        <table:table-row table:style-name="ro1">
          <table:table-cell office:value-type="string" calcext:value-type="string">
            <text:p>./archive_1/1744910440_617_Wide_Long/1744910440_617_Wide_Long_angle_data.json</text:p>
          </table:table-cell>
          <table:table-cell/>
          <table:table-cell office:value-type="string" calcext:value-type="string">
            <text:p>./archive_1/1744910440_617_Wide_Long/1744910440_617_Wide_Long_distance_data.json</text:p>
          </table:table-cell>
          <table:table-cell/>
          <table:table-cell office:value-type="string" calcext:value-type="string">
            <text:p>./archive_1/1744910440_617_Wide_Long/1744910440_617_Wide_Long_sound.wav</text:p>
          </table:table-cell>
        </table:table-row>
        <table:table-row table:style-name="ro1">
          <table:table-cell office:value-type="string" calcext:value-type="string">
            <text:p>./archive_1/1744917254_931_Wide_Long/1744917254_931_Wide_Long_angle_data.json</text:p>
          </table:table-cell>
          <table:table-cell/>
          <table:table-cell office:value-type="string" calcext:value-type="string">
            <text:p>./archive_1/1744917254_931_Wide_Long/1744917254_931_Wide_Long_distance_data.json</text:p>
          </table:table-cell>
          <table:table-cell/>
          <table:table-cell office:value-type="string" calcext:value-type="string">
            <text:p>./archive_1/1744917254_931_Wide_Long/1744917254_931_Wide_Long_sound.wav</text:p>
          </table:table-cell>
        </table:table-row>
        <table:table-row table:style-name="ro1">
          <table:table-cell office:value-type="string" calcext:value-type="string">
            <text:p>./archive_1/1745516365_241_Wide_Long/1745516365_241_Wide_Long_angle_data.json</text:p>
          </table:table-cell>
          <table:table-cell/>
          <table:table-cell office:value-type="string" calcext:value-type="string">
            <text:p>./archive_1/1745516365_241_Wide_Long/1745516365_241_Wide_Long_distance_data.json</text:p>
          </table:table-cell>
          <table:table-cell/>
          <table:table-cell office:value-type="string" calcext:value-type="string">
            <text:p>./archive_1/1745516365_241_Wide_Long/1745516365_241_Wide_Long_sound.wav</text:p>
          </table:table-cell>
        </table:table-row>
        <table:table-row table:style-name="ro1">
          <table:table-cell office:value-type="string" calcext:value-type="string">
            <text:p>./archive_1/1745520431_549_Wide_Long/1745520431_549_Wide_Long_angle_data.json</text:p>
          </table:table-cell>
          <table:table-cell/>
          <table:table-cell office:value-type="string" calcext:value-type="string">
            <text:p>./archive_1/1745520431_549_Wide_Long/1745520431_549_Wide_Long_distance_data.json</text:p>
          </table:table-cell>
          <table:table-cell/>
          <table:table-cell office:value-type="string" calcext:value-type="string">
            <text:p>./archive_1/1745520431_549_Wide_Long/1745520431_549_Wide_Long_sound.wav</text:p>
          </table:table-cell>
        </table:table-row>
        <table:table-row table:style-name="ro1">
          <table:table-cell office:value-type="string" calcext:value-type="string">
            <text:p>./archive_1/1745522832_861_Wide_Long/1745522832_861_Wide_Long_angle_data.json</text:p>
          </table:table-cell>
          <table:table-cell/>
          <table:table-cell office:value-type="string" calcext:value-type="string">
            <text:p>./archive_1/1745522832_861_Wide_Long/1745522832_861_Wide_Long_distance_data.json</text:p>
          </table:table-cell>
          <table:table-cell/>
          <table:table-cell office:value-type="string" calcext:value-type="string">
            <text:p>./archive_1/1745522832_861_Wide_Long/1745522832_861_Wide_Long_sound.wav</text:p>
          </table:table-cell>
        </table:table-row>
        <table:table-row table:style-name="ro1">
          <table:table-cell office:value-type="string" calcext:value-type="string">
            <text:p>./archive_1/1745525210_1169_Wide_Long/1745525210_1169_Wide_Long_angle_data.json</text:p>
          </table:table-cell>
          <table:table-cell/>
          <table:table-cell office:value-type="string" calcext:value-type="string">
            <text:p>./archive_1/1745525210_1169_Wide_Long/1745525210_1169_Wide_Long_distance_data.json</text:p>
          </table:table-cell>
          <table:table-cell/>
          <table:table-cell office:value-type="string" calcext:value-type="string">
            <text:p>./archive_1/1745525210_1169_Wide_Long/1745525210_1169_Wide_Long_sound.wav</text:p>
          </table:table-cell>
        </table:table-row>
        <table:table-row table:style-name="ro1">
          <table:table-cell office:value-type="string" calcext:value-type="string">
            <text:p>./archive_1/1745527025_1479_Wide_Long/1745527025_1479_Wide_Long_angle_data.json</text:p>
          </table:table-cell>
          <table:table-cell/>
          <table:table-cell office:value-type="string" calcext:value-type="string">
            <text:p>./archive_1/1745527025_1479_Wide_Long/1745527025_1479_Wide_Long_distance_data.json</text:p>
          </table:table-cell>
          <table:table-cell/>
          <table:table-cell office:value-type="string" calcext:value-type="string">
            <text:p>./archive_1/1745527025_1479_Wide_Long/1745527025_1479_Wide_Long_sound.wav</text:p>
          </table:table-cell>
        </table:table-row>
        <table:table-row table:style-name="ro1">
          <table:table-cell office:value-type="string" calcext:value-type="string">
            <text:p>./archive_1/1744902108_301_Wide_Long/1744902108_301_Wide_Long_angle_data.json</text:p>
          </table:table-cell>
          <table:table-cell/>
          <table:table-cell office:value-type="string" calcext:value-type="string">
            <text:p>./archive_1/1744902108_301_Wide_Long/1744902108_301_Wide_Long_distance_data.json</text:p>
          </table:table-cell>
          <table:table-cell/>
          <table:table-cell office:value-type="string" calcext:value-type="string">
            <text:p>./archive_1/1744902108_301_Wide_Long/1744902108_301_Wide_Long_sound.wav</text:p>
          </table:table-cell>
        </table:table-row>
        <table:table-row table:style-name="ro1">
          <table:table-cell office:value-type="string" calcext:value-type="string">
            <text:p>./archive_1/1744910459_618_Wide_Long/1744910459_618_Wide_Long_angle_data.json</text:p>
          </table:table-cell>
          <table:table-cell/>
          <table:table-cell office:value-type="string" calcext:value-type="string">
            <text:p>./archive_1/1744910459_618_Wide_Long/1744910459_618_Wide_Long_distance_data.json</text:p>
          </table:table-cell>
          <table:table-cell/>
          <table:table-cell office:value-type="string" calcext:value-type="string">
            <text:p>./archive_1/1744910459_618_Wide_Long/1744910459_618_Wide_Long_sound.wav</text:p>
          </table:table-cell>
        </table:table-row>
        <table:table-row table:style-name="ro1">
          <table:table-cell office:value-type="string" calcext:value-type="string">
            <text:p>./archive_1/1744917278_932_Wide_Long/1744917278_932_Wide_Long_angle_data.json</text:p>
          </table:table-cell>
          <table:table-cell/>
          <table:table-cell office:value-type="string" calcext:value-type="string">
            <text:p>./archive_1/1744917278_932_Wide_Long/1744917278_932_Wide_Long_distance_data.json</text:p>
          </table:table-cell>
          <table:table-cell/>
          <table:table-cell office:value-type="string" calcext:value-type="string">
            <text:p>./archive_1/1744917278_932_Wide_Long/1744917278_932_Wide_Long_sound.wav</text:p>
          </table:table-cell>
        </table:table-row>
        <table:table-row table:style-name="ro1">
          <table:table-cell office:value-type="string" calcext:value-type="string">
            <text:p>./archive_1/1745516370_242_Wide_Long/1745516370_242_Wide_Long_angle_data.json</text:p>
          </table:table-cell>
          <table:table-cell/>
          <table:table-cell office:value-type="string" calcext:value-type="string">
            <text:p>./archive_1/1745516370_242_Wide_Long/1745516370_242_Wide_Long_distance_data.json</text:p>
          </table:table-cell>
          <table:table-cell/>
          <table:table-cell office:value-type="string" calcext:value-type="string">
            <text:p>./archive_1/1745516370_242_Wide_Long/1745516370_242_Wide_Long_sound.wav</text:p>
          </table:table-cell>
        </table:table-row>
        <table:table-row table:style-name="ro1">
          <table:table-cell office:value-type="string" calcext:value-type="string">
            <text:p>./archive_1/1745520442_550_Wide_Long/1745520442_550_Wide_Long_angle_data.json</text:p>
          </table:table-cell>
          <table:table-cell/>
          <table:table-cell office:value-type="string" calcext:value-type="string">
            <text:p>./archive_1/1745520442_550_Wide_Long/1745520442_550_Wide_Long_distance_data.json</text:p>
          </table:table-cell>
          <table:table-cell/>
          <table:table-cell office:value-type="string" calcext:value-type="string">
            <text:p>./archive_1/1745520442_550_Wide_Long/1745520442_550_Wide_Long_sound.wav</text:p>
          </table:table-cell>
        </table:table-row>
        <table:table-row table:style-name="ro1">
          <table:table-cell office:value-type="string" calcext:value-type="string">
            <text:p>./archive_1/1745522837_862_Wide_Long/1745522837_862_Wide_Long_angle_data.json</text:p>
          </table:table-cell>
          <table:table-cell/>
          <table:table-cell office:value-type="string" calcext:value-type="string">
            <text:p>./archive_1/1745522837_862_Wide_Long/1745522837_862_Wide_Long_distance_data.json</text:p>
          </table:table-cell>
          <table:table-cell/>
          <table:table-cell office:value-type="string" calcext:value-type="string">
            <text:p>./archive_1/1745522837_862_Wide_Long/1745522837_862_Wide_Long_sound.wav</text:p>
          </table:table-cell>
        </table:table-row>
        <table:table-row table:style-name="ro1">
          <table:table-cell office:value-type="string" calcext:value-type="string">
            <text:p>./archive_1/1745525215_1170_Wide_Long/1745525215_1170_Wide_Long_angle_data.json</text:p>
          </table:table-cell>
          <table:table-cell/>
          <table:table-cell office:value-type="string" calcext:value-type="string">
            <text:p>./archive_1/1745525215_1170_Wide_Long/1745525215_1170_Wide_Long_distance_data.json</text:p>
          </table:table-cell>
          <table:table-cell/>
          <table:table-cell office:value-type="string" calcext:value-type="string">
            <text:p>./archive_1/1745525215_1170_Wide_Long/1745525215_1170_Wide_Long_sound.wav</text:p>
          </table:table-cell>
        </table:table-row>
        <table:table-row table:style-name="ro1">
          <table:table-cell office:value-type="string" calcext:value-type="string">
            <text:p>./archive_1/1745527030_1480_Wide_Long/1745527030_1480_Wide_Long_angle_data.json</text:p>
          </table:table-cell>
          <table:table-cell/>
          <table:table-cell office:value-type="string" calcext:value-type="string">
            <text:p>./archive_1/1745527030_1480_Wide_Long/1745527030_1480_Wide_Long_distance_data.json</text:p>
          </table:table-cell>
          <table:table-cell/>
          <table:table-cell office:value-type="string" calcext:value-type="string">
            <text:p>./archive_1/1745527030_1480_Wide_Long/1745527030_1480_Wide_Long_sound.wav</text:p>
          </table:table-cell>
        </table:table-row>
        <table:table-row table:style-name="ro1">
          <table:table-cell office:value-type="string" calcext:value-type="string">
            <text:p>./archive_1/1744902127_302_Wide_Long/1744902127_302_Wide_Long_angle_data.json</text:p>
          </table:table-cell>
          <table:table-cell/>
          <table:table-cell office:value-type="string" calcext:value-type="string">
            <text:p>./archive_1/1744902127_302_Wide_Long/1744902127_302_Wide_Long_distance_data.json</text:p>
          </table:table-cell>
          <table:table-cell/>
          <table:table-cell office:value-type="string" calcext:value-type="string">
            <text:p>./archive_1/1744902127_302_Wide_Long/1744902127_302_Wide_Long_sound.wav</text:p>
          </table:table-cell>
        </table:table-row>
        <table:table-row table:style-name="ro1">
          <table:table-cell office:value-type="string" calcext:value-type="string">
            <text:p>./archive_1/1744910478_619_Wide_Long/1744910478_619_Wide_Long_angle_data.json</text:p>
          </table:table-cell>
          <table:table-cell/>
          <table:table-cell office:value-type="string" calcext:value-type="string">
            <text:p>./archive_1/1744910478_619_Wide_Long/1744910478_619_Wide_Long_distance_data.json</text:p>
          </table:table-cell>
          <table:table-cell/>
          <table:table-cell office:value-type="string" calcext:value-type="string">
            <text:p>./archive_1/1744910478_619_Wide_Long/1744910478_619_Wide_Long_sound.wav</text:p>
          </table:table-cell>
        </table:table-row>
        <table:table-row table:style-name="ro1">
          <table:table-cell office:value-type="string" calcext:value-type="string">
            <text:p>./archive_1/1744917298_933_Wide_Long/1744917298_933_Wide_Long_angle_data.json</text:p>
          </table:table-cell>
          <table:table-cell/>
          <table:table-cell office:value-type="string" calcext:value-type="string">
            <text:p>./archive_1/1744917298_933_Wide_Long/1744917298_933_Wide_Long_distance_data.json</text:p>
          </table:table-cell>
          <table:table-cell/>
          <table:table-cell office:value-type="string" calcext:value-type="string">
            <text:p>./archive_1/1744917298_933_Wide_Long/1744917298_933_Wide_Long_sound.wav</text:p>
          </table:table-cell>
        </table:table-row>
        <table:table-row table:style-name="ro1">
          <table:table-cell office:value-type="string" calcext:value-type="string">
            <text:p>./archive_1/1745516374_243_Wide_Long/1745516374_243_Wide_Long_angle_data.json</text:p>
          </table:table-cell>
          <table:table-cell/>
          <table:table-cell office:value-type="string" calcext:value-type="string">
            <text:p>./archive_1/1745516374_243_Wide_Long/1745516374_243_Wide_Long_distance_data.json</text:p>
          </table:table-cell>
          <table:table-cell/>
          <table:table-cell office:value-type="string" calcext:value-type="string">
            <text:p>./archive_1/1745516374_243_Wide_Long/1745516374_243_Wide_Long_sound.wav</text:p>
          </table:table-cell>
        </table:table-row>
        <table:table-row table:style-name="ro1">
          <table:table-cell office:value-type="string" calcext:value-type="string">
            <text:p>./archive_1/1745520448_551_Wide_Long/1745520448_551_Wide_Long_angle_data.json</text:p>
          </table:table-cell>
          <table:table-cell/>
          <table:table-cell office:value-type="string" calcext:value-type="string">
            <text:p>./archive_1/1745520448_551_Wide_Long/1745520448_551_Wide_Long_distance_data.json</text:p>
          </table:table-cell>
          <table:table-cell/>
          <table:table-cell office:value-type="string" calcext:value-type="string">
            <text:p>./archive_1/1745520448_551_Wide_Long/1745520448_551_Wide_Long_sound.wav</text:p>
          </table:table-cell>
        </table:table-row>
        <table:table-row table:style-name="ro1">
          <table:table-cell office:value-type="string" calcext:value-type="string">
            <text:p>./archive_1/1745522842_863_Wide_Long/1745522842_863_Wide_Long_angle_data.json</text:p>
          </table:table-cell>
          <table:table-cell/>
          <table:table-cell office:value-type="string" calcext:value-type="string">
            <text:p>./archive_1/1745522842_863_Wide_Long/1745522842_863_Wide_Long_distance_data.json</text:p>
          </table:table-cell>
          <table:table-cell/>
          <table:table-cell office:value-type="string" calcext:value-type="string">
            <text:p>./archive_1/1745522842_863_Wide_Long/1745522842_863_Wide_Long_sound.wav</text:p>
          </table:table-cell>
        </table:table-row>
        <table:table-row table:style-name="ro1">
          <table:table-cell office:value-type="string" calcext:value-type="string">
            <text:p>./archive_1/1745525222_1171_Wide_Long/1745525222_1171_Wide_Long_angle_data.json</text:p>
          </table:table-cell>
          <table:table-cell/>
          <table:table-cell office:value-type="string" calcext:value-type="string">
            <text:p>./archive_1/1745525222_1171_Wide_Long/1745525222_1171_Wide_Long_distance_data.json</text:p>
          </table:table-cell>
          <table:table-cell/>
          <table:table-cell office:value-type="string" calcext:value-type="string">
            <text:p>./archive_1/1745525222_1171_Wide_Long/1745525222_1171_Wide_Long_sound.wav</text:p>
          </table:table-cell>
        </table:table-row>
        <table:table-row table:style-name="ro1">
          <table:table-cell office:value-type="string" calcext:value-type="string">
            <text:p>./archive_1/1745527036_1481_Wide_Long/1745527036_1481_Wide_Long_angle_data.json</text:p>
          </table:table-cell>
          <table:table-cell/>
          <table:table-cell office:value-type="string" calcext:value-type="string">
            <text:p>./archive_1/1745527036_1481_Wide_Long/1745527036_1481_Wide_Long_distance_data.json</text:p>
          </table:table-cell>
          <table:table-cell/>
          <table:table-cell office:value-type="string" calcext:value-type="string">
            <text:p>./archive_1/1745527036_1481_Wide_Long/1745527036_1481_Wide_Long_sound.wav</text:p>
          </table:table-cell>
        </table:table-row>
        <table:table-row table:style-name="ro1">
          <table:table-cell office:value-type="string" calcext:value-type="string">
            <text:p>./archive_1/1744902148_303_Wide_Long/1744902148_303_Wide_Long_angle_data.json</text:p>
          </table:table-cell>
          <table:table-cell/>
          <table:table-cell office:value-type="string" calcext:value-type="string">
            <text:p>./archive_1/1744902148_303_Wide_Long/1744902148_303_Wide_Long_distance_data.json</text:p>
          </table:table-cell>
          <table:table-cell/>
          <table:table-cell office:value-type="string" calcext:value-type="string">
            <text:p>./archive_1/1744902148_303_Wide_Long/1744902148_303_Wide_Long_sound.wav</text:p>
          </table:table-cell>
        </table:table-row>
        <table:table-row table:style-name="ro1">
          <table:table-cell office:value-type="string" calcext:value-type="string">
            <text:p>./archive_1/1744910498_620_Wide_Long/1744910498_620_Wide_Long_angle_data.json</text:p>
          </table:table-cell>
          <table:table-cell/>
          <table:table-cell office:value-type="string" calcext:value-type="string">
            <text:p>./archive_1/1744910498_620_Wide_Long/1744910498_620_Wide_Long_distance_data.json</text:p>
          </table:table-cell>
          <table:table-cell/>
          <table:table-cell office:value-type="string" calcext:value-type="string">
            <text:p>./archive_1/1744910498_620_Wide_Long/1744910498_620_Wide_Long_sound.wav</text:p>
          </table:table-cell>
        </table:table-row>
        <table:table-row table:style-name="ro1">
          <table:table-cell office:value-type="string" calcext:value-type="string">
            <text:p>./archive_1/1744917318_934_Wide_Long/1744917318_934_Wide_Long_angle_data.json</text:p>
          </table:table-cell>
          <table:table-cell/>
          <table:table-cell office:value-type="string" calcext:value-type="string">
            <text:p>./archive_1/1744917318_934_Wide_Long/1744917318_934_Wide_Long_distance_data.json</text:p>
          </table:table-cell>
          <table:table-cell/>
          <table:table-cell office:value-type="string" calcext:value-type="string">
            <text:p>./archive_1/1744917318_934_Wide_Long/1744917318_934_Wide_Long_sound.wav</text:p>
          </table:table-cell>
        </table:table-row>
        <table:table-row table:style-name="ro1">
          <table:table-cell office:value-type="string" calcext:value-type="string">
            <text:p>./archive_1/1745516379_244_Wide_Long/1745516379_244_Wide_Long_angle_data.json</text:p>
          </table:table-cell>
          <table:table-cell/>
          <table:table-cell office:value-type="string" calcext:value-type="string">
            <text:p>./archive_1/1745516379_244_Wide_Long/1745516379_244_Wide_Long_distance_data.json</text:p>
          </table:table-cell>
          <table:table-cell/>
          <table:table-cell office:value-type="string" calcext:value-type="string">
            <text:p>./archive_1/1745516379_244_Wide_Long/1745516379_244_Wide_Long_sound.wav</text:p>
          </table:table-cell>
        </table:table-row>
        <table:table-row table:style-name="ro1">
          <table:table-cell office:value-type="string" calcext:value-type="string">
            <text:p>./archive_1/1745520452_552_Wide_Long/1745520452_552_Wide_Long_angle_data.json</text:p>
          </table:table-cell>
          <table:table-cell/>
          <table:table-cell office:value-type="string" calcext:value-type="string">
            <text:p>./archive_1/1745520452_552_Wide_Long/1745520452_552_Wide_Long_distance_data.json</text:p>
          </table:table-cell>
          <table:table-cell/>
          <table:table-cell office:value-type="string" calcext:value-type="string">
            <text:p>./archive_1/1745520452_552_Wide_Long/1745520452_552_Wide_Long_sound.wav</text:p>
          </table:table-cell>
        </table:table-row>
        <table:table-row table:style-name="ro1">
          <table:table-cell office:value-type="string" calcext:value-type="string">
            <text:p>./archive_1/1745522847_864_Wide_Long/1745522847_864_Wide_Long_angle_data.json</text:p>
          </table:table-cell>
          <table:table-cell/>
          <table:table-cell office:value-type="string" calcext:value-type="string">
            <text:p>./archive_1/1745522847_864_Wide_Long/1745522847_864_Wide_Long_distance_data.json</text:p>
          </table:table-cell>
          <table:table-cell/>
          <table:table-cell office:value-type="string" calcext:value-type="string">
            <text:p>./archive_1/1745522847_864_Wide_Long/1745522847_864_Wide_Long_sound.wav</text:p>
          </table:table-cell>
        </table:table-row>
        <table:table-row table:style-name="ro1">
          <table:table-cell office:value-type="string" calcext:value-type="string">
            <text:p>./archive_1/1745525226_1172_Wide_Long/1745525226_1172_Wide_Long_angle_data.json</text:p>
          </table:table-cell>
          <table:table-cell/>
          <table:table-cell office:value-type="string" calcext:value-type="string">
            <text:p>./archive_1/1745525226_1172_Wide_Long/1745525226_1172_Wide_Long_distance_data.json</text:p>
          </table:table-cell>
          <table:table-cell/>
          <table:table-cell office:value-type="string" calcext:value-type="string">
            <text:p>./archive_1/1745525226_1172_Wide_Long/1745525226_1172_Wide_Long_sound.wav</text:p>
          </table:table-cell>
        </table:table-row>
        <table:table-row table:style-name="ro1">
          <table:table-cell office:value-type="string" calcext:value-type="string">
            <text:p>./archive_1/1745527041_1482_Wide_Long/1745527041_1482_Wide_Long_angle_data.json</text:p>
          </table:table-cell>
          <table:table-cell/>
          <table:table-cell office:value-type="string" calcext:value-type="string">
            <text:p>./archive_1/1745527041_1482_Wide_Long/1745527041_1482_Wide_Long_distance_data.json</text:p>
          </table:table-cell>
          <table:table-cell/>
          <table:table-cell office:value-type="string" calcext:value-type="string">
            <text:p>./archive_1/1745527041_1482_Wide_Long/1745527041_1482_Wide_Long_sound.wav</text:p>
          </table:table-cell>
        </table:table-row>
        <table:table-row table:style-name="ro1">
          <table:table-cell office:value-type="string" calcext:value-type="string">
            <text:p>./archive_1/1744902168_304_Wide_Long/1744902168_304_Wide_Long_angle_data.json</text:p>
          </table:table-cell>
          <table:table-cell/>
          <table:table-cell office:value-type="string" calcext:value-type="string">
            <text:p>./archive_1/1744902168_304_Wide_Long/1744902168_304_Wide_Long_distance_data.json</text:p>
          </table:table-cell>
          <table:table-cell/>
          <table:table-cell office:value-type="string" calcext:value-type="string">
            <text:p>./archive_1/1744902168_304_Wide_Long/1744902168_304_Wide_Long_sound.wav</text:p>
          </table:table-cell>
        </table:table-row>
        <table:table-row table:style-name="ro1">
          <table:table-cell office:value-type="string" calcext:value-type="string">
            <text:p>./archive_1/1744910517_621_Wide_Long/1744910517_621_Wide_Long_angle_data.json</text:p>
          </table:table-cell>
          <table:table-cell/>
          <table:table-cell office:value-type="string" calcext:value-type="string">
            <text:p>./archive_1/1744910517_621_Wide_Long/1744910517_621_Wide_Long_distance_data.json</text:p>
          </table:table-cell>
          <table:table-cell/>
          <table:table-cell office:value-type="string" calcext:value-type="string">
            <text:p>./archive_1/1744910517_621_Wide_Long/1744910517_621_Wide_Long_sound.wav</text:p>
          </table:table-cell>
        </table:table-row>
        <table:table-row table:style-name="ro1">
          <table:table-cell office:value-type="string" calcext:value-type="string">
            <text:p>./archive_1/1744917338_935_Wide_Long/1744917338_935_Wide_Long_angle_data.json</text:p>
          </table:table-cell>
          <table:table-cell/>
          <table:table-cell office:value-type="string" calcext:value-type="string">
            <text:p>./archive_1/1744917338_935_Wide_Long/1744917338_935_Wide_Long_distance_data.json</text:p>
          </table:table-cell>
          <table:table-cell/>
          <table:table-cell office:value-type="string" calcext:value-type="string">
            <text:p>./archive_1/1744917338_935_Wide_Long/1744917338_935_Wide_Long_sound.wav</text:p>
          </table:table-cell>
        </table:table-row>
        <table:table-row table:style-name="ro1">
          <table:table-cell office:value-type="string" calcext:value-type="string">
            <text:p>./archive_1/1745516384_245_Wide_Long/1745516384_245_Wide_Long_angle_data.json</text:p>
          </table:table-cell>
          <table:table-cell/>
          <table:table-cell office:value-type="string" calcext:value-type="string">
            <text:p>./archive_1/1745516384_245_Wide_Long/1745516384_245_Wide_Long_distance_data.json</text:p>
          </table:table-cell>
          <table:table-cell/>
          <table:table-cell office:value-type="string" calcext:value-type="string">
            <text:p>./archive_1/1745516384_245_Wide_Long/1745516384_245_Wide_Long_sound.wav</text:p>
          </table:table-cell>
        </table:table-row>
        <table:table-row table:style-name="ro1">
          <table:table-cell office:value-type="string" calcext:value-type="string">
            <text:p>./archive_1/1745520456_553_Wide_Long/1745520456_553_Wide_Long_angle_data.json</text:p>
          </table:table-cell>
          <table:table-cell/>
          <table:table-cell office:value-type="string" calcext:value-type="string">
            <text:p>./archive_1/1745520456_553_Wide_Long/1745520456_553_Wide_Long_distance_data.json</text:p>
          </table:table-cell>
          <table:table-cell/>
          <table:table-cell office:value-type="string" calcext:value-type="string">
            <text:p>./archive_1/1745520456_553_Wide_Long/1745520456_553_Wide_Long_sound.wav</text:p>
          </table:table-cell>
        </table:table-row>
        <table:table-row table:style-name="ro1">
          <table:table-cell office:value-type="string" calcext:value-type="string">
            <text:p>./archive_1/1745522852_865_Wide_Long/1745522852_865_Wide_Long_angle_data.json</text:p>
          </table:table-cell>
          <table:table-cell/>
          <table:table-cell office:value-type="string" calcext:value-type="string">
            <text:p>./archive_1/1745522852_865_Wide_Long/1745522852_865_Wide_Long_distance_data.json</text:p>
          </table:table-cell>
          <table:table-cell/>
          <table:table-cell office:value-type="string" calcext:value-type="string">
            <text:p>./archive_1/1745522852_865_Wide_Long/1745522852_865_Wide_Long_sound.wav</text:p>
          </table:table-cell>
        </table:table-row>
        <table:table-row table:style-name="ro1">
          <table:table-cell office:value-type="string" calcext:value-type="string">
            <text:p>./archive_1/1745525230_1173_Wide_Long/1745525230_1173_Wide_Long_angle_data.json</text:p>
          </table:table-cell>
          <table:table-cell/>
          <table:table-cell office:value-type="string" calcext:value-type="string">
            <text:p>./archive_1/1745525230_1173_Wide_Long/1745525230_1173_Wide_Long_distance_data.json</text:p>
          </table:table-cell>
          <table:table-cell/>
          <table:table-cell office:value-type="string" calcext:value-type="string">
            <text:p>./archive_1/1745525230_1173_Wide_Long/1745525230_1173_Wide_Long_sound.wav</text:p>
          </table:table-cell>
        </table:table-row>
        <table:table-row table:style-name="ro1">
          <table:table-cell office:value-type="string" calcext:value-type="string">
            <text:p>./archive_1/1745527045_1483_Wide_Long/1745527045_1483_Wide_Long_angle_data.json</text:p>
          </table:table-cell>
          <table:table-cell/>
          <table:table-cell office:value-type="string" calcext:value-type="string">
            <text:p>./archive_1/1745527045_1483_Wide_Long/1745527045_1483_Wide_Long_distance_data.json</text:p>
          </table:table-cell>
          <table:table-cell/>
          <table:table-cell office:value-type="string" calcext:value-type="string">
            <text:p>./archive_1/1745527045_1483_Wide_Long/1745527045_1483_Wide_Long_sound.wav</text:p>
          </table:table-cell>
        </table:table-row>
        <table:table-row table:style-name="ro1">
          <table:table-cell office:value-type="string" calcext:value-type="string">
            <text:p>./archive_1/1744902188_305_Wide_Long/1744902188_305_Wide_Long_angle_data.json</text:p>
          </table:table-cell>
          <table:table-cell/>
          <table:table-cell office:value-type="string" calcext:value-type="string">
            <text:p>./archive_1/1744902188_305_Wide_Long/1744902188_305_Wide_Long_distance_data.json</text:p>
          </table:table-cell>
          <table:table-cell/>
          <table:table-cell office:value-type="string" calcext:value-type="string">
            <text:p>./archive_1/1744902188_305_Wide_Long/1744902188_305_Wide_Long_sound.wav</text:p>
          </table:table-cell>
        </table:table-row>
        <table:table-row table:style-name="ro1">
          <table:table-cell office:value-type="string" calcext:value-type="string">
            <text:p>./archive_1/1744910537_622_Wide_Long/1744910537_622_Wide_Long_angle_data.json</text:p>
          </table:table-cell>
          <table:table-cell/>
          <table:table-cell office:value-type="string" calcext:value-type="string">
            <text:p>./archive_1/1744910537_622_Wide_Long/1744910537_622_Wide_Long_distance_data.json</text:p>
          </table:table-cell>
          <table:table-cell/>
          <table:table-cell office:value-type="string" calcext:value-type="string">
            <text:p>./archive_1/1744910537_622_Wide_Long/1744910537_622_Wide_Long_sound.wav</text:p>
          </table:table-cell>
        </table:table-row>
        <table:table-row table:style-name="ro1">
          <table:table-cell office:value-type="string" calcext:value-type="string">
            <text:p>./archive_1/1744917358_936_Wide_Long/1744917358_936_Wide_Long_angle_data.json</text:p>
          </table:table-cell>
          <table:table-cell/>
          <table:table-cell office:value-type="string" calcext:value-type="string">
            <text:p>./archive_1/1744917358_936_Wide_Long/1744917358_936_Wide_Long_distance_data.json</text:p>
          </table:table-cell>
          <table:table-cell/>
          <table:table-cell office:value-type="string" calcext:value-type="string">
            <text:p>./archive_1/1744917358_936_Wide_Long/1744917358_936_Wide_Long_sound.wav</text:p>
          </table:table-cell>
        </table:table-row>
        <table:table-row table:style-name="ro1">
          <table:table-cell office:value-type="string" calcext:value-type="string">
            <text:p>./archive_1/1745516388_246_Wide_Long/1745516388_246_Wide_Long_angle_data.json</text:p>
          </table:table-cell>
          <table:table-cell/>
          <table:table-cell office:value-type="string" calcext:value-type="string">
            <text:p>./archive_1/1745516388_246_Wide_Long/1745516388_246_Wide_Long_distance_data.json</text:p>
          </table:table-cell>
          <table:table-cell/>
          <table:table-cell office:value-type="string" calcext:value-type="string">
            <text:p>./archive_1/1745516388_246_Wide_Long/1745516388_246_Wide_Long_sound.wav</text:p>
          </table:table-cell>
        </table:table-row>
        <table:table-row table:style-name="ro1">
          <table:table-cell office:value-type="string" calcext:value-type="string">
            <text:p>./archive_1/1745520461_554_Wide_Long/1745520461_554_Wide_Long_angle_data.json</text:p>
          </table:table-cell>
          <table:table-cell/>
          <table:table-cell office:value-type="string" calcext:value-type="string">
            <text:p>./archive_1/1745520461_554_Wide_Long/1745520461_554_Wide_Long_distance_data.json</text:p>
          </table:table-cell>
          <table:table-cell/>
          <table:table-cell office:value-type="string" calcext:value-type="string">
            <text:p>./archive_1/1745520461_554_Wide_Long/1745520461_554_Wide_Long_sound.wav</text:p>
          </table:table-cell>
        </table:table-row>
        <table:table-row table:style-name="ro1">
          <table:table-cell office:value-type="string" calcext:value-type="string">
            <text:p>./archive_1/1745522859_866_Wide_Long/1745522859_866_Wide_Long_angle_data.json</text:p>
          </table:table-cell>
          <table:table-cell/>
          <table:table-cell office:value-type="string" calcext:value-type="string">
            <text:p>./archive_1/1745522859_866_Wide_Long/1745522859_866_Wide_Long_distance_data.json</text:p>
          </table:table-cell>
          <table:table-cell/>
          <table:table-cell office:value-type="string" calcext:value-type="string">
            <text:p>./archive_1/1745522859_866_Wide_Long/1745522859_866_Wide_Long_sound.wav</text:p>
          </table:table-cell>
        </table:table-row>
        <table:table-row table:style-name="ro1">
          <table:table-cell office:value-type="string" calcext:value-type="string">
            <text:p>./archive_1/1745525235_1174_Wide_Long/1745525235_1174_Wide_Long_angle_data.json</text:p>
          </table:table-cell>
          <table:table-cell/>
          <table:table-cell office:value-type="string" calcext:value-type="string">
            <text:p>./archive_1/1745525235_1174_Wide_Long/1745525235_1174_Wide_Long_distance_data.json</text:p>
          </table:table-cell>
          <table:table-cell/>
          <table:table-cell office:value-type="string" calcext:value-type="string">
            <text:p>./archive_1/1745525235_1174_Wide_Long/1745525235_1174_Wide_Long_sound.wav</text:p>
          </table:table-cell>
        </table:table-row>
        <table:table-row table:style-name="ro1">
          <table:table-cell office:value-type="string" calcext:value-type="string">
            <text:p>./archive_1/1745527050_1484_Wide_Long/1745527050_1484_Wide_Long_angle_data.json</text:p>
          </table:table-cell>
          <table:table-cell/>
          <table:table-cell office:value-type="string" calcext:value-type="string">
            <text:p>./archive_1/1745527050_1484_Wide_Long/1745527050_1484_Wide_Long_distance_data.json</text:p>
          </table:table-cell>
          <table:table-cell/>
          <table:table-cell office:value-type="string" calcext:value-type="string">
            <text:p>./archive_1/1745527050_1484_Wide_Long/1745527050_1484_Wide_Long_sound.wav</text:p>
          </table:table-cell>
        </table:table-row>
        <table:table-row table:style-name="ro1">
          <table:table-cell office:value-type="string" calcext:value-type="string">
            <text:p>./archive_1/1744902207_306_Wide_Long/1744902207_306_Wide_Long_angle_data.json</text:p>
          </table:table-cell>
          <table:table-cell/>
          <table:table-cell office:value-type="string" calcext:value-type="string">
            <text:p>./archive_1/1744902207_306_Wide_Long/1744902207_306_Wide_Long_distance_data.json</text:p>
          </table:table-cell>
          <table:table-cell/>
          <table:table-cell office:value-type="string" calcext:value-type="string">
            <text:p>./archive_1/1744902207_306_Wide_Long/1744902207_306_Wide_Long_sound.wav</text:p>
          </table:table-cell>
        </table:table-row>
        <table:table-row table:style-name="ro1">
          <table:table-cell office:value-type="string" calcext:value-type="string">
            <text:p>./archive_1/1744910556_623_Wide_Long/1744910556_623_Wide_Long_angle_data.json</text:p>
          </table:table-cell>
          <table:table-cell/>
          <table:table-cell office:value-type="string" calcext:value-type="string">
            <text:p>./archive_1/1744910556_623_Wide_Long/1744910556_623_Wide_Long_distance_data.json</text:p>
          </table:table-cell>
          <table:table-cell/>
          <table:table-cell office:value-type="string" calcext:value-type="string">
            <text:p>./archive_1/1744910556_623_Wide_Long/1744910556_623_Wide_Long_sound.wav</text:p>
          </table:table-cell>
        </table:table-row>
        <table:table-row table:style-name="ro1">
          <table:table-cell office:value-type="string" calcext:value-type="string">
            <text:p>./archive_1/1744917378_937_Wide_Long/1744917378_937_Wide_Long_angle_data.json</text:p>
          </table:table-cell>
          <table:table-cell/>
          <table:table-cell office:value-type="string" calcext:value-type="string">
            <text:p>./archive_1/1744917378_937_Wide_Long/1744917378_937_Wide_Long_distance_data.json</text:p>
          </table:table-cell>
          <table:table-cell/>
          <table:table-cell office:value-type="string" calcext:value-type="string">
            <text:p>./archive_1/1744917378_937_Wide_Long/1744917378_937_Wide_Long_sound.wav</text:p>
          </table:table-cell>
        </table:table-row>
        <table:table-row table:style-name="ro1">
          <table:table-cell office:value-type="string" calcext:value-type="string">
            <text:p>./archive_1/1745516393_247_Wide_Long/1745516393_247_Wide_Long_angle_data.json</text:p>
          </table:table-cell>
          <table:table-cell/>
          <table:table-cell office:value-type="string" calcext:value-type="string">
            <text:p>./archive_1/1745516393_247_Wide_Long/1745516393_247_Wide_Long_distance_data.json</text:p>
          </table:table-cell>
          <table:table-cell/>
          <table:table-cell office:value-type="string" calcext:value-type="string">
            <text:p>./archive_1/1745516393_247_Wide_Long/1745516393_247_Wide_Long_sound.wav</text:p>
          </table:table-cell>
        </table:table-row>
        <table:table-row table:style-name="ro1">
          <table:table-cell office:value-type="string" calcext:value-type="string">
            <text:p>./archive_1/1745520465_555_Wide_Long/1745520465_555_Wide_Long_angle_data.json</text:p>
          </table:table-cell>
          <table:table-cell/>
          <table:table-cell office:value-type="string" calcext:value-type="string">
            <text:p>./archive_1/1745520465_555_Wide_Long/1745520465_555_Wide_Long_distance_data.json</text:p>
          </table:table-cell>
          <table:table-cell/>
          <table:table-cell office:value-type="string" calcext:value-type="string">
            <text:p>./archive_1/1745520465_555_Wide_Long/1745520465_555_Wide_Long_sound.wav</text:p>
          </table:table-cell>
        </table:table-row>
        <table:table-row table:style-name="ro1">
          <table:table-cell office:value-type="string" calcext:value-type="string">
            <text:p>./archive_1/1745522863_867_Wide_Long/1745522863_867_Wide_Long_angle_data.json</text:p>
          </table:table-cell>
          <table:table-cell/>
          <table:table-cell office:value-type="string" calcext:value-type="string">
            <text:p>./archive_1/1745522863_867_Wide_Long/1745522863_867_Wide_Long_distance_data.json</text:p>
          </table:table-cell>
          <table:table-cell/>
          <table:table-cell office:value-type="string" calcext:value-type="string">
            <text:p>./archive_1/1745522863_867_Wide_Long/1745522863_867_Wide_Long_sound.wav</text:p>
          </table:table-cell>
        </table:table-row>
        <table:table-row table:style-name="ro1">
          <table:table-cell office:value-type="string" calcext:value-type="string">
            <text:p>./archive_1/1745525239_1175_Wide_Long/1745525239_1175_Wide_Long_angle_data.json</text:p>
          </table:table-cell>
          <table:table-cell/>
          <table:table-cell office:value-type="string" calcext:value-type="string">
            <text:p>./archive_1/1745525239_1175_Wide_Long/1745525239_1175_Wide_Long_distance_data.json</text:p>
          </table:table-cell>
          <table:table-cell/>
          <table:table-cell office:value-type="string" calcext:value-type="string">
            <text:p>./archive_1/1745525239_1175_Wide_Long/1745525239_1175_Wide_Long_sound.wav</text:p>
          </table:table-cell>
        </table:table-row>
        <table:table-row table:style-name="ro1">
          <table:table-cell office:value-type="string" calcext:value-type="string">
            <text:p>./archive_1/1745527055_1485_Wide_Long/1745527055_1485_Wide_Long_angle_data.json</text:p>
          </table:table-cell>
          <table:table-cell/>
          <table:table-cell office:value-type="string" calcext:value-type="string">
            <text:p>./archive_1/1745527055_1485_Wide_Long/1745527055_1485_Wide_Long_distance_data.json</text:p>
          </table:table-cell>
          <table:table-cell/>
          <table:table-cell office:value-type="string" calcext:value-type="string">
            <text:p>./archive_1/1745527055_1485_Wide_Long/1745527055_1485_Wide_Long_sound.wav</text:p>
          </table:table-cell>
        </table:table-row>
        <table:table-row table:style-name="ro1">
          <table:table-cell office:value-type="string" calcext:value-type="string">
            <text:p>./archive_1/1744902227_307_Wide_Long/1744902227_307_Wide_Long_angle_data.json</text:p>
          </table:table-cell>
          <table:table-cell/>
          <table:table-cell office:value-type="string" calcext:value-type="string">
            <text:p>./archive_1/1744902227_307_Wide_Long/1744902227_307_Wide_Long_distance_data.json</text:p>
          </table:table-cell>
          <table:table-cell/>
          <table:table-cell office:value-type="string" calcext:value-type="string">
            <text:p>./archive_1/1744902227_307_Wide_Long/1744902227_307_Wide_Long_sound.wav</text:p>
          </table:table-cell>
        </table:table-row>
        <table:table-row table:style-name="ro1">
          <table:table-cell office:value-type="string" calcext:value-type="string">
            <text:p>./archive_1/1744910576_624_Wide_Long/1744910576_624_Wide_Long_angle_data.json</text:p>
          </table:table-cell>
          <table:table-cell/>
          <table:table-cell office:value-type="string" calcext:value-type="string">
            <text:p>./archive_1/1744910576_624_Wide_Long/1744910576_624_Wide_Long_distance_data.json</text:p>
          </table:table-cell>
          <table:table-cell/>
          <table:table-cell office:value-type="string" calcext:value-type="string">
            <text:p>./archive_1/1744910576_624_Wide_Long/1744910576_624_Wide_Long_sound.wav</text:p>
          </table:table-cell>
        </table:table-row>
        <table:table-row table:style-name="ro1">
          <table:table-cell office:value-type="string" calcext:value-type="string">
            <text:p>./archive_1/1744917398_938_Wide_Long/1744917398_938_Wide_Long_angle_data.json</text:p>
          </table:table-cell>
          <table:table-cell/>
          <table:table-cell office:value-type="string" calcext:value-type="string">
            <text:p>./archive_1/1744917398_938_Wide_Long/1744917398_938_Wide_Long_distance_data.json</text:p>
          </table:table-cell>
          <table:table-cell/>
          <table:table-cell office:value-type="string" calcext:value-type="string">
            <text:p>./archive_1/1744917398_938_Wide_Long/1744917398_938_Wide_Long_sound.wav</text:p>
          </table:table-cell>
        </table:table-row>
        <table:table-row table:style-name="ro1">
          <table:table-cell office:value-type="string" calcext:value-type="string">
            <text:p>./archive_1/1745516398_248_Wide_Long/1745516398_248_Wide_Long_angle_data.json</text:p>
          </table:table-cell>
          <table:table-cell/>
          <table:table-cell office:value-type="string" calcext:value-type="string">
            <text:p>./archive_1/1745516398_248_Wide_Long/1745516398_248_Wide_Long_distance_data.json</text:p>
          </table:table-cell>
          <table:table-cell/>
          <table:table-cell office:value-type="string" calcext:value-type="string">
            <text:p>./archive_1/1745516398_248_Wide_Long/1745516398_248_Wide_Long_sound.wav</text:p>
          </table:table-cell>
        </table:table-row>
        <table:table-row table:style-name="ro1">
          <table:table-cell office:value-type="string" calcext:value-type="string">
            <text:p>./archive_1/1745520471_556_Wide_Long/1745520471_556_Wide_Long_angle_data.json</text:p>
          </table:table-cell>
          <table:table-cell/>
          <table:table-cell office:value-type="string" calcext:value-type="string">
            <text:p>./archive_1/1745520471_556_Wide_Long/1745520471_556_Wide_Long_distance_data.json</text:p>
          </table:table-cell>
          <table:table-cell/>
          <table:table-cell office:value-type="string" calcext:value-type="string">
            <text:p>./archive_1/1745520471_556_Wide_Long/1745520471_556_Wide_Long_sound.wav</text:p>
          </table:table-cell>
        </table:table-row>
        <table:table-row table:style-name="ro1">
          <table:table-cell office:value-type="string" calcext:value-type="string">
            <text:p>./archive_1/1745522867_868_Wide_Long/1745522867_868_Wide_Long_angle_data.json</text:p>
          </table:table-cell>
          <table:table-cell/>
          <table:table-cell office:value-type="string" calcext:value-type="string">
            <text:p>./archive_1/1745522867_868_Wide_Long/1745522867_868_Wide_Long_distance_data.json</text:p>
          </table:table-cell>
          <table:table-cell/>
          <table:table-cell office:value-type="string" calcext:value-type="string">
            <text:p>./archive_1/1745522867_868_Wide_Long/1745522867_868_Wide_Long_sound.wav</text:p>
          </table:table-cell>
        </table:table-row>
        <table:table-row table:style-name="ro1">
          <table:table-cell office:value-type="string" calcext:value-type="string">
            <text:p>./archive_1/1745525244_1176_Wide_Long/1745525244_1176_Wide_Long_angle_data.json</text:p>
          </table:table-cell>
          <table:table-cell/>
          <table:table-cell office:value-type="string" calcext:value-type="string">
            <text:p>./archive_1/1745525244_1176_Wide_Long/1745525244_1176_Wide_Long_distance_data.json</text:p>
          </table:table-cell>
          <table:table-cell/>
          <table:table-cell office:value-type="string" calcext:value-type="string">
            <text:p>./archive_1/1745525244_1176_Wide_Long/1745525244_1176_Wide_Long_sound.wav</text:p>
          </table:table-cell>
        </table:table-row>
        <table:table-row table:style-name="ro1">
          <table:table-cell office:value-type="string" calcext:value-type="string">
            <text:p>./archive_1/1745527060_1486_Wide_Long/1745527060_1486_Wide_Long_angle_data.json</text:p>
          </table:table-cell>
          <table:table-cell/>
          <table:table-cell office:value-type="string" calcext:value-type="string">
            <text:p>./archive_1/1745527060_1486_Wide_Long/1745527060_1486_Wide_Long_distance_data.json</text:p>
          </table:table-cell>
          <table:table-cell/>
          <table:table-cell office:value-type="string" calcext:value-type="string">
            <text:p>./archive_1/1745527060_1486_Wide_Long/1745527060_1486_Wide_Long_sound.wav</text:p>
          </table:table-cell>
        </table:table-row>
        <table:table-row table:style-name="ro1">
          <table:table-cell office:value-type="string" calcext:value-type="string">
            <text:p>./archive_1/1744902246_308_Wide_Long/1744902246_308_Wide_Long_angle_data.json</text:p>
          </table:table-cell>
          <table:table-cell/>
          <table:table-cell office:value-type="string" calcext:value-type="string">
            <text:p>./archive_1/1744902246_308_Wide_Long/1744902246_308_Wide_Long_distance_data.json</text:p>
          </table:table-cell>
          <table:table-cell/>
          <table:table-cell office:value-type="string" calcext:value-type="string">
            <text:p>./archive_1/1744902246_308_Wide_Long/1744902246_308_Wide_Long_sound.wav</text:p>
          </table:table-cell>
        </table:table-row>
        <table:table-row table:style-name="ro1">
          <table:table-cell office:value-type="string" calcext:value-type="string">
            <text:p>./archive_1/1744910595_625_Wide_Long/1744910595_625_Wide_Long_angle_data.json</text:p>
          </table:table-cell>
          <table:table-cell/>
          <table:table-cell office:value-type="string" calcext:value-type="string">
            <text:p>./archive_1/1744910595_625_Wide_Long/1744910595_625_Wide_Long_distance_data.json</text:p>
          </table:table-cell>
          <table:table-cell/>
          <table:table-cell office:value-type="string" calcext:value-type="string">
            <text:p>./archive_1/1744910595_625_Wide_Long/1744910595_625_Wide_Long_sound.wav</text:p>
          </table:table-cell>
        </table:table-row>
        <table:table-row table:style-name="ro1">
          <table:table-cell office:value-type="string" calcext:value-type="string">
            <text:p>./archive_1/1744917428_939_Wide_Long/1744917428_939_Wide_Long_angle_data.json</text:p>
          </table:table-cell>
          <table:table-cell/>
          <table:table-cell office:value-type="string" calcext:value-type="string">
            <text:p>./archive_1/1744917428_939_Wide_Long/1744917428_939_Wide_Long_distance_data.json</text:p>
          </table:table-cell>
          <table:table-cell/>
          <table:table-cell office:value-type="string" calcext:value-type="string">
            <text:p>./archive_1/1744917428_939_Wide_Long/1744917428_939_Wide_Long_sound.wav</text:p>
          </table:table-cell>
        </table:table-row>
        <table:table-row table:style-name="ro1">
          <table:table-cell office:value-type="string" calcext:value-type="string">
            <text:p>./archive_1/1745516402_249_Wide_Long/1745516402_249_Wide_Long_angle_data.json</text:p>
          </table:table-cell>
          <table:table-cell/>
          <table:table-cell office:value-type="string" calcext:value-type="string">
            <text:p>./archive_1/1745516402_249_Wide_Long/1745516402_249_Wide_Long_distance_data.json</text:p>
          </table:table-cell>
          <table:table-cell/>
          <table:table-cell office:value-type="string" calcext:value-type="string">
            <text:p>./archive_1/1745516402_249_Wide_Long/1745516402_249_Wide_Long_sound.wav</text:p>
          </table:table-cell>
        </table:table-row>
        <table:table-row table:style-name="ro1">
          <table:table-cell office:value-type="string" calcext:value-type="string">
            <text:p>./archive_1/1745520476_557_Wide_Long/1745520476_557_Wide_Long_angle_data.json</text:p>
          </table:table-cell>
          <table:table-cell/>
          <table:table-cell office:value-type="string" calcext:value-type="string">
            <text:p>./archive_1/1745520476_557_Wide_Long/1745520476_557_Wide_Long_distance_data.json</text:p>
          </table:table-cell>
          <table:table-cell/>
          <table:table-cell office:value-type="string" calcext:value-type="string">
            <text:p>./archive_1/1745520476_557_Wide_Long/1745520476_557_Wide_Long_sound.wav</text:p>
          </table:table-cell>
        </table:table-row>
        <table:table-row table:style-name="ro1">
          <table:table-cell office:value-type="string" calcext:value-type="string">
            <text:p>./archive_1/1745522872_869_Wide_Long/1745522872_869_Wide_Long_angle_data.json</text:p>
          </table:table-cell>
          <table:table-cell/>
          <table:table-cell office:value-type="string" calcext:value-type="string">
            <text:p>./archive_1/1745522872_869_Wide_Long/1745522872_869_Wide_Long_distance_data.json</text:p>
          </table:table-cell>
          <table:table-cell/>
          <table:table-cell office:value-type="string" calcext:value-type="string">
            <text:p>./archive_1/1745522872_869_Wide_Long/1745522872_869_Wide_Long_sound.wav</text:p>
          </table:table-cell>
        </table:table-row>
        <table:table-row table:style-name="ro1">
          <table:table-cell office:value-type="string" calcext:value-type="string">
            <text:p>./archive_1/1745525248_1177_Wide_Long/1745525248_1177_Wide_Long_angle_data.json</text:p>
          </table:table-cell>
          <table:table-cell/>
          <table:table-cell office:value-type="string" calcext:value-type="string">
            <text:p>./archive_1/1745525248_1177_Wide_Long/1745525248_1177_Wide_Long_distance_data.json</text:p>
          </table:table-cell>
          <table:table-cell/>
          <table:table-cell office:value-type="string" calcext:value-type="string">
            <text:p>./archive_1/1745525248_1177_Wide_Long/1745525248_1177_Wide_Long_sound.wav</text:p>
          </table:table-cell>
        </table:table-row>
        <table:table-row table:style-name="ro1">
          <table:table-cell office:value-type="string" calcext:value-type="string">
            <text:p>./archive_1/1745527065_1487_Wide_Long/1745527065_1487_Wide_Long_angle_data.json</text:p>
          </table:table-cell>
          <table:table-cell/>
          <table:table-cell office:value-type="string" calcext:value-type="string">
            <text:p>./archive_1/1745527065_1487_Wide_Long/1745527065_1487_Wide_Long_distance_data.json</text:p>
          </table:table-cell>
          <table:table-cell/>
          <table:table-cell office:value-type="string" calcext:value-type="string">
            <text:p>./archive_1/1745527065_1487_Wide_Long/1745527065_1487_Wide_Long_sound.wav</text:p>
          </table:table-cell>
        </table:table-row>
        <table:table-row table:style-name="ro1">
          <table:table-cell office:value-type="string" calcext:value-type="string">
            <text:p>./archive_1/1744902266_309_Wide_Long/1744902266_309_Wide_Long_angle_data.json</text:p>
          </table:table-cell>
          <table:table-cell/>
          <table:table-cell office:value-type="string" calcext:value-type="string">
            <text:p>./archive_1/1744902266_309_Wide_Long/1744902266_309_Wide_Long_distance_data.json</text:p>
          </table:table-cell>
          <table:table-cell/>
          <table:table-cell office:value-type="string" calcext:value-type="string">
            <text:p>./archive_1/1744902266_309_Wide_Long/1744902266_309_Wide_Long_sound.wav</text:p>
          </table:table-cell>
        </table:table-row>
        <table:table-row table:style-name="ro1">
          <table:table-cell office:value-type="string" calcext:value-type="string">
            <text:p>./archive_1/1744910614_626_Wide_Long/1744910614_626_Wide_Long_angle_data.json</text:p>
          </table:table-cell>
          <table:table-cell/>
          <table:table-cell office:value-type="string" calcext:value-type="string">
            <text:p>./archive_1/1744910614_626_Wide_Long/1744910614_626_Wide_Long_distance_data.json</text:p>
          </table:table-cell>
          <table:table-cell/>
          <table:table-cell office:value-type="string" calcext:value-type="string">
            <text:p>./archive_1/1744910614_626_Wide_Long/1744910614_626_Wide_Long_sound.wav</text:p>
          </table:table-cell>
        </table:table-row>
        <table:table-row table:style-name="ro1">
          <table:table-cell office:value-type="string" calcext:value-type="string">
            <text:p>./archive_1/1744917449_940_Wide_Long/1744917449_940_Wide_Long_angle_data.json</text:p>
          </table:table-cell>
          <table:table-cell/>
          <table:table-cell office:value-type="string" calcext:value-type="string">
            <text:p>./archive_1/1744917449_940_Wide_Long/1744917449_940_Wide_Long_distance_data.json</text:p>
          </table:table-cell>
          <table:table-cell/>
          <table:table-cell office:value-type="string" calcext:value-type="string">
            <text:p>./archive_1/1744917449_940_Wide_Long/1744917449_940_Wide_Long_sound.wav</text:p>
          </table:table-cell>
        </table:table-row>
        <table:table-row table:style-name="ro1">
          <table:table-cell office:value-type="string" calcext:value-type="string">
            <text:p>./archive_1/1745516409_250_Wide_Long/1745516409_250_Wide_Long_angle_data.json</text:p>
          </table:table-cell>
          <table:table-cell/>
          <table:table-cell office:value-type="string" calcext:value-type="string">
            <text:p>./archive_1/1745516409_250_Wide_Long/1745516409_250_Wide_Long_distance_data.json</text:p>
          </table:table-cell>
          <table:table-cell/>
          <table:table-cell office:value-type="string" calcext:value-type="string">
            <text:p>./archive_1/1745516409_250_Wide_Long/1745516409_250_Wide_Long_sound.wav</text:p>
          </table:table-cell>
        </table:table-row>
        <table:table-row table:style-name="ro1">
          <table:table-cell office:value-type="string" calcext:value-type="string">
            <text:p>./archive_1/1745520481_558_Wide_Long/1745520481_558_Wide_Long_angle_data.json</text:p>
          </table:table-cell>
          <table:table-cell/>
          <table:table-cell office:value-type="string" calcext:value-type="string">
            <text:p>./archive_1/1745520481_558_Wide_Long/1745520481_558_Wide_Long_distance_data.json</text:p>
          </table:table-cell>
          <table:table-cell/>
          <table:table-cell office:value-type="string" calcext:value-type="string">
            <text:p>./archive_1/1745520481_558_Wide_Long/1745520481_558_Wide_Long_sound.wav</text:p>
          </table:table-cell>
        </table:table-row>
        <table:table-row table:style-name="ro1">
          <table:table-cell office:value-type="string" calcext:value-type="string">
            <text:p>./archive_1/1745522877_870_Wide_Long/1745522877_870_Wide_Long_angle_data.json</text:p>
          </table:table-cell>
          <table:table-cell/>
          <table:table-cell office:value-type="string" calcext:value-type="string">
            <text:p>./archive_1/1745522877_870_Wide_Long/1745522877_870_Wide_Long_distance_data.json</text:p>
          </table:table-cell>
          <table:table-cell/>
          <table:table-cell office:value-type="string" calcext:value-type="string">
            <text:p>./archive_1/1745522877_870_Wide_Long/1745522877_870_Wide_Long_sound.wav</text:p>
          </table:table-cell>
        </table:table-row>
        <table:table-row table:style-name="ro1">
          <table:table-cell office:value-type="string" calcext:value-type="string">
            <text:p>./archive_1/1745525253_1178_Wide_Long/1745525253_1178_Wide_Long_angle_data.json</text:p>
          </table:table-cell>
          <table:table-cell/>
          <table:table-cell office:value-type="string" calcext:value-type="string">
            <text:p>./archive_1/1745525253_1178_Wide_Long/1745525253_1178_Wide_Long_distance_data.json</text:p>
          </table:table-cell>
          <table:table-cell/>
          <table:table-cell office:value-type="string" calcext:value-type="string">
            <text:p>./archive_1/1745525253_1178_Wide_Long/1745525253_1178_Wide_Long_sound.wav</text:p>
          </table:table-cell>
        </table:table-row>
        <table:table-row table:style-name="ro1">
          <table:table-cell office:value-type="string" calcext:value-type="string">
            <text:p>./archive_1/1745527070_1488_Wide_Long/1745527070_1488_Wide_Long_angle_data.json</text:p>
          </table:table-cell>
          <table:table-cell/>
          <table:table-cell office:value-type="string" calcext:value-type="string">
            <text:p>./archive_1/1745527070_1488_Wide_Long/1745527070_1488_Wide_Long_distance_data.json</text:p>
          </table:table-cell>
          <table:table-cell/>
          <table:table-cell office:value-type="string" calcext:value-type="string">
            <text:p>./archive_1/1745527070_1488_Wide_Long/1745527070_1488_Wide_Long_sound.wav</text:p>
          </table:table-cell>
        </table:table-row>
        <table:table-row table:style-name="ro1">
          <table:table-cell office:value-type="string" calcext:value-type="string">
            <text:p>./archive_1/1744902285_310_Wide_Long/1744902285_310_Wide_Long_angle_data.json</text:p>
          </table:table-cell>
          <table:table-cell/>
          <table:table-cell office:value-type="string" calcext:value-type="string">
            <text:p>./archive_1/1744902285_310_Wide_Long/1744902285_310_Wide_Long_distance_data.json</text:p>
          </table:table-cell>
          <table:table-cell/>
          <table:table-cell office:value-type="string" calcext:value-type="string">
            <text:p>./archive_1/1744902285_310_Wide_Long/1744902285_310_Wide_Long_sound.wav</text:p>
          </table:table-cell>
        </table:table-row>
        <table:table-row table:style-name="ro1">
          <table:table-cell office:value-type="string" calcext:value-type="string">
            <text:p>./archive_1/1744910634_627_Wide_Long/1744910634_627_Wide_Long_angle_data.json</text:p>
          </table:table-cell>
          <table:table-cell/>
          <table:table-cell office:value-type="string" calcext:value-type="string">
            <text:p>./archive_1/1744910634_627_Wide_Long/1744910634_627_Wide_Long_distance_data.json</text:p>
          </table:table-cell>
          <table:table-cell/>
          <table:table-cell office:value-type="string" calcext:value-type="string">
            <text:p>./archive_1/1744910634_627_Wide_Long/1744910634_627_Wide_Long_sound.wav</text:p>
          </table:table-cell>
        </table:table-row>
        <table:table-row table:style-name="ro1">
          <table:table-cell office:value-type="string" calcext:value-type="string">
            <text:p>./archive_1/1744917469_941_Wide_Long/1744917469_941_Wide_Long_angle_data.json</text:p>
          </table:table-cell>
          <table:table-cell/>
          <table:table-cell office:value-type="string" calcext:value-type="string">
            <text:p>./archive_1/1744917469_941_Wide_Long/1744917469_941_Wide_Long_distance_data.json</text:p>
          </table:table-cell>
          <table:table-cell/>
          <table:table-cell office:value-type="string" calcext:value-type="string">
            <text:p>./archive_1/1744917469_941_Wide_Long/1744917469_941_Wide_Long_sound.wav</text:p>
          </table:table-cell>
        </table:table-row>
        <table:table-row table:style-name="ro1">
          <table:table-cell office:value-type="string" calcext:value-type="string">
            <text:p>./archive_1/1745516424_251_Wide_Long/1745516424_251_Wide_Long_angle_data.json</text:p>
          </table:table-cell>
          <table:table-cell/>
          <table:table-cell office:value-type="string" calcext:value-type="string">
            <text:p>./archive_1/1745516424_251_Wide_Long/1745516424_251_Wide_Long_distance_data.json</text:p>
          </table:table-cell>
          <table:table-cell/>
          <table:table-cell office:value-type="string" calcext:value-type="string">
            <text:p>./archive_1/1745516424_251_Wide_Long/1745516424_251_Wide_Long_sound.wav</text:p>
          </table:table-cell>
        </table:table-row>
        <table:table-row table:style-name="ro1">
          <table:table-cell office:value-type="string" calcext:value-type="string">
            <text:p>./archive_1/1745520486_559_Wide_Long/1745520486_559_Wide_Long_angle_data.json</text:p>
          </table:table-cell>
          <table:table-cell/>
          <table:table-cell office:value-type="string" calcext:value-type="string">
            <text:p>./archive_1/1745520486_559_Wide_Long/1745520486_559_Wide_Long_distance_data.json</text:p>
          </table:table-cell>
          <table:table-cell/>
          <table:table-cell office:value-type="string" calcext:value-type="string">
            <text:p>./archive_1/1745520486_559_Wide_Long/1745520486_559_Wide_Long_sound.wav</text:p>
          </table:table-cell>
        </table:table-row>
        <table:table-row table:style-name="ro1">
          <table:table-cell office:value-type="string" calcext:value-type="string">
            <text:p>./archive_1/1745522881_871_Wide_Long/1745522881_871_Wide_Long_angle_data.json</text:p>
          </table:table-cell>
          <table:table-cell/>
          <table:table-cell office:value-type="string" calcext:value-type="string">
            <text:p>./archive_1/1745522881_871_Wide_Long/1745522881_871_Wide_Long_distance_data.json</text:p>
          </table:table-cell>
          <table:table-cell/>
          <table:table-cell office:value-type="string" calcext:value-type="string">
            <text:p>./archive_1/1745522881_871_Wide_Long/1745522881_871_Wide_Long_sound.wav</text:p>
          </table:table-cell>
        </table:table-row>
        <table:table-row table:style-name="ro1">
          <table:table-cell office:value-type="string" calcext:value-type="string">
            <text:p>./archive_1/1745525257_1179_Wide_Long/1745525257_1179_Wide_Long_angle_data.json</text:p>
          </table:table-cell>
          <table:table-cell/>
          <table:table-cell office:value-type="string" calcext:value-type="string">
            <text:p>./archive_1/1745525257_1179_Wide_Long/1745525257_1179_Wide_Long_distance_data.json</text:p>
          </table:table-cell>
          <table:table-cell/>
          <table:table-cell office:value-type="string" calcext:value-type="string">
            <text:p>./archive_1/1745525257_1179_Wide_Long/1745525257_1179_Wide_Long_sound.wav</text:p>
          </table:table-cell>
        </table:table-row>
        <table:table-row table:style-name="ro1">
          <table:table-cell office:value-type="string" calcext:value-type="string">
            <text:p>./archive_1/1745527075_1489_Wide_Long/1745527075_1489_Wide_Long_angle_data.json</text:p>
          </table:table-cell>
          <table:table-cell/>
          <table:table-cell office:value-type="string" calcext:value-type="string">
            <text:p>./archive_1/1745527075_1489_Wide_Long/1745527075_1489_Wide_Long_distance_data.json</text:p>
          </table:table-cell>
          <table:table-cell/>
          <table:table-cell office:value-type="string" calcext:value-type="string">
            <text:p>./archive_1/1745527075_1489_Wide_Long/1745527075_1489_Wide_Long_sound.wav</text:p>
          </table:table-cell>
        </table:table-row>
        <table:table-row table:style-name="ro1">
          <table:table-cell office:value-type="string" calcext:value-type="string">
            <text:p>./archive_1/1744902304_311_Wide_Long/1744902304_311_Wide_Long_angle_data.json</text:p>
          </table:table-cell>
          <table:table-cell/>
          <table:table-cell office:value-type="string" calcext:value-type="string">
            <text:p>./archive_1/1744902304_311_Wide_Long/1744902304_311_Wide_Long_distance_data.json</text:p>
          </table:table-cell>
          <table:table-cell/>
          <table:table-cell office:value-type="string" calcext:value-type="string">
            <text:p>./archive_1/1744902304_311_Wide_Long/1744902304_311_Wide_Long_sound.wav</text:p>
          </table:table-cell>
        </table:table-row>
        <table:table-row table:style-name="ro1">
          <table:table-cell office:value-type="string" calcext:value-type="string">
            <text:p>./archive_1/1744910654_628_Wide_Long/1744910654_628_Wide_Long_angle_data.json</text:p>
          </table:table-cell>
          <table:table-cell/>
          <table:table-cell office:value-type="string" calcext:value-type="string">
            <text:p>./archive_1/1744910654_628_Wide_Long/1744910654_628_Wide_Long_distance_data.json</text:p>
          </table:table-cell>
          <table:table-cell/>
          <table:table-cell office:value-type="string" calcext:value-type="string">
            <text:p>./archive_1/1744910654_628_Wide_Long/1744910654_628_Wide_Long_sound.wav</text:p>
          </table:table-cell>
        </table:table-row>
        <table:table-row table:style-name="ro1">
          <table:table-cell office:value-type="string" calcext:value-type="string">
            <text:p>./archive_1/1744917489_942_Wide_Long/1744917489_942_Wide_Long_angle_data.json</text:p>
          </table:table-cell>
          <table:table-cell/>
          <table:table-cell office:value-type="string" calcext:value-type="string">
            <text:p>./archive_1/1744917489_942_Wide_Long/1744917489_942_Wide_Long_distance_data.json</text:p>
          </table:table-cell>
          <table:table-cell/>
          <table:table-cell office:value-type="string" calcext:value-type="string">
            <text:p>./archive_1/1744917489_942_Wide_Long/1744917489_942_Wide_Long_sound.wav</text:p>
          </table:table-cell>
        </table:table-row>
        <table:table-row table:style-name="ro1">
          <table:table-cell office:value-type="string" calcext:value-type="string">
            <text:p>./archive_1/1745516472_252_Wide_Long/1745516472_252_Wide_Long_angle_data.json</text:p>
          </table:table-cell>
          <table:table-cell/>
          <table:table-cell office:value-type="string" calcext:value-type="string">
            <text:p>./archive_1/1745516472_252_Wide_Long/1745516472_252_Wide_Long_distance_data.json</text:p>
          </table:table-cell>
          <table:table-cell/>
          <table:table-cell office:value-type="string" calcext:value-type="string">
            <text:p>./archive_1/1745516472_252_Wide_Long/1745516472_252_Wide_Long_sound.wav</text:p>
          </table:table-cell>
        </table:table-row>
        <table:table-row table:style-name="ro1">
          <table:table-cell office:value-type="string" calcext:value-type="string">
            <text:p>./archive_1/1745520506_560_Wide_Long/1745520506_560_Wide_Long_angle_data.json</text:p>
          </table:table-cell>
          <table:table-cell/>
          <table:table-cell office:value-type="string" calcext:value-type="string">
            <text:p>./archive_1/1745520506_560_Wide_Long/1745520506_560_Wide_Long_distance_data.json</text:p>
          </table:table-cell>
          <table:table-cell/>
          <table:table-cell office:value-type="string" calcext:value-type="string">
            <text:p>./archive_1/1745520506_560_Wide_Long/1745520506_560_Wide_Long_sound.wav</text:p>
          </table:table-cell>
        </table:table-row>
        <table:table-row table:style-name="ro1">
          <table:table-cell office:value-type="string" calcext:value-type="string">
            <text:p>./archive_1/1745522886_872_Wide_Long/1745522886_872_Wide_Long_angle_data.json</text:p>
          </table:table-cell>
          <table:table-cell/>
          <table:table-cell office:value-type="string" calcext:value-type="string">
            <text:p>./archive_1/1745522886_872_Wide_Long/1745522886_872_Wide_Long_distance_data.json</text:p>
          </table:table-cell>
          <table:table-cell/>
          <table:table-cell office:value-type="string" calcext:value-type="string">
            <text:p>./archive_1/1745522886_872_Wide_Long/1745522886_872_Wide_Long_sound.wav</text:p>
          </table:table-cell>
        </table:table-row>
        <table:table-row table:style-name="ro1">
          <table:table-cell office:value-type="string" calcext:value-type="string">
            <text:p>./archive_1/1745525262_1180_Wide_Long/1745525262_1180_Wide_Long_angle_data.json</text:p>
          </table:table-cell>
          <table:table-cell/>
          <table:table-cell office:value-type="string" calcext:value-type="string">
            <text:p>./archive_1/1745525262_1180_Wide_Long/1745525262_1180_Wide_Long_distance_data.json</text:p>
          </table:table-cell>
          <table:table-cell/>
          <table:table-cell office:value-type="string" calcext:value-type="string">
            <text:p>./archive_1/1745525262_1180_Wide_Long/1745525262_1180_Wide_Long_sound.wav</text:p>
          </table:table-cell>
        </table:table-row>
        <table:table-row table:style-name="ro1">
          <table:table-cell office:value-type="string" calcext:value-type="string">
            <text:p>./archive_1/1745527080_1490_Wide_Long/1745527080_1490_Wide_Long_angle_data.json</text:p>
          </table:table-cell>
          <table:table-cell/>
          <table:table-cell office:value-type="string" calcext:value-type="string">
            <text:p>./archive_1/1745527080_1490_Wide_Long/1745527080_1490_Wide_Long_distance_data.json</text:p>
          </table:table-cell>
          <table:table-cell/>
          <table:table-cell office:value-type="string" calcext:value-type="string">
            <text:p>./archive_1/1745527080_1490_Wide_Long/1745527080_1490_Wide_Long_sound.wav</text:p>
          </table:table-cell>
        </table:table-row>
        <table:table-row table:style-name="ro1">
          <table:table-cell office:value-type="string" calcext:value-type="string">
            <text:p>./archive_1/1744902324_312_Wide_Long/1744902324_312_Wide_Long_angle_data.json</text:p>
          </table:table-cell>
          <table:table-cell/>
          <table:table-cell office:value-type="string" calcext:value-type="string">
            <text:p>./archive_1/1744902324_312_Wide_Long/1744902324_312_Wide_Long_distance_data.json</text:p>
          </table:table-cell>
          <table:table-cell/>
          <table:table-cell office:value-type="string" calcext:value-type="string">
            <text:p>./archive_1/1744902324_312_Wide_Long/1744902324_312_Wide_Long_sound.wav</text:p>
          </table:table-cell>
        </table:table-row>
        <table:table-row table:style-name="ro1">
          <table:table-cell office:value-type="string" calcext:value-type="string">
            <text:p>./archive_1/1744910673_629_Wide_Long/1744910673_629_Wide_Long_angle_data.json</text:p>
          </table:table-cell>
          <table:table-cell/>
          <table:table-cell office:value-type="string" calcext:value-type="string">
            <text:p>./archive_1/1744910673_629_Wide_Long/1744910673_629_Wide_Long_distance_data.json</text:p>
          </table:table-cell>
          <table:table-cell/>
          <table:table-cell office:value-type="string" calcext:value-type="string">
            <text:p>./archive_1/1744910673_629_Wide_Long/1744910673_629_Wide_Long_sound.wav</text:p>
          </table:table-cell>
        </table:table-row>
        <table:table-row table:style-name="ro1">
          <table:table-cell office:value-type="string" calcext:value-type="string">
            <text:p>./archive_1/1744917509_943_Wide_Long/1744917509_943_Wide_Long_angle_data.json</text:p>
          </table:table-cell>
          <table:table-cell/>
          <table:table-cell office:value-type="string" calcext:value-type="string">
            <text:p>./archive_1/1744917509_943_Wide_Long/1744917509_943_Wide_Long_distance_data.json</text:p>
          </table:table-cell>
          <table:table-cell/>
          <table:table-cell office:value-type="string" calcext:value-type="string">
            <text:p>./archive_1/1744917509_943_Wide_Long/1744917509_943_Wide_Long_sound.wav</text:p>
          </table:table-cell>
        </table:table-row>
        <table:table-row table:style-name="ro1">
          <table:table-cell office:value-type="string" calcext:value-type="string">
            <text:p>./archive_1/1745516480_253_Wide_Long/1745516480_253_Wide_Long_angle_data.json</text:p>
          </table:table-cell>
          <table:table-cell/>
          <table:table-cell office:value-type="string" calcext:value-type="string">
            <text:p>./archive_1/1745516480_253_Wide_Long/1745516480_253_Wide_Long_distance_data.json</text:p>
          </table:table-cell>
          <table:table-cell/>
          <table:table-cell office:value-type="string" calcext:value-type="string">
            <text:p>./archive_1/1745516480_253_Wide_Long/1745516480_253_Wide_Long_sound.wav</text:p>
          </table:table-cell>
        </table:table-row>
        <table:table-row table:style-name="ro1">
          <table:table-cell office:value-type="string" calcext:value-type="string">
            <text:p>./archive_1/1745520513_561_Wide_Long/1745520513_561_Wide_Long_angle_data.json</text:p>
          </table:table-cell>
          <table:table-cell/>
          <table:table-cell office:value-type="string" calcext:value-type="string">
            <text:p>./archive_1/1745520513_561_Wide_Long/1745520513_561_Wide_Long_distance_data.json</text:p>
          </table:table-cell>
          <table:table-cell/>
          <table:table-cell office:value-type="string" calcext:value-type="string">
            <text:p>./archive_1/1745520513_561_Wide_Long/1745520513_561_Wide_Long_sound.wav</text:p>
          </table:table-cell>
        </table:table-row>
        <table:table-row table:style-name="ro1">
          <table:table-cell office:value-type="string" calcext:value-type="string">
            <text:p>./archive_1/1745522890_873_Wide_Long/1745522890_873_Wide_Long_angle_data.json</text:p>
          </table:table-cell>
          <table:table-cell/>
          <table:table-cell office:value-type="string" calcext:value-type="string">
            <text:p>./archive_1/1745522890_873_Wide_Long/1745522890_873_Wide_Long_distance_data.json</text:p>
          </table:table-cell>
          <table:table-cell/>
          <table:table-cell office:value-type="string" calcext:value-type="string">
            <text:p>./archive_1/1745522890_873_Wide_Long/1745522890_873_Wide_Long_sound.wav</text:p>
          </table:table-cell>
        </table:table-row>
        <table:table-row table:style-name="ro1">
          <table:table-cell office:value-type="string" calcext:value-type="string">
            <text:p>./archive_1/1745525268_1181_Wide_Long/1745525268_1181_Wide_Long_angle_data.json</text:p>
          </table:table-cell>
          <table:table-cell/>
          <table:table-cell office:value-type="string" calcext:value-type="string">
            <text:p>./archive_1/1745525268_1181_Wide_Long/1745525268_1181_Wide_Long_distance_data.json</text:p>
          </table:table-cell>
          <table:table-cell/>
          <table:table-cell office:value-type="string" calcext:value-type="string">
            <text:p>./archive_1/1745525268_1181_Wide_Long/1745525268_1181_Wide_Long_sound.wav</text:p>
          </table:table-cell>
        </table:table-row>
        <table:table-row table:style-name="ro1">
          <table:table-cell office:value-type="string" calcext:value-type="string">
            <text:p>./archive_1/1745527084_1491_Wide_Long/1745527084_1491_Wide_Long_angle_data.json</text:p>
          </table:table-cell>
          <table:table-cell/>
          <table:table-cell office:value-type="string" calcext:value-type="string">
            <text:p>./archive_1/1745527084_1491_Wide_Long/1745527084_1491_Wide_Long_distance_data.json</text:p>
          </table:table-cell>
          <table:table-cell/>
          <table:table-cell office:value-type="string" calcext:value-type="string">
            <text:p>./archive_1/1745527084_1491_Wide_Long/1745527084_1491_Wide_Long_sound.wav</text:p>
          </table:table-cell>
        </table:table-row>
        <table:table-row table:style-name="ro1">
          <table:table-cell office:value-type="string" calcext:value-type="string">
            <text:p>./archive_1/1744902343_313_Wide_Long/1744902343_313_Wide_Long_angle_data.json</text:p>
          </table:table-cell>
          <table:table-cell/>
          <table:table-cell office:value-type="string" calcext:value-type="string">
            <text:p>./archive_1/1744902343_313_Wide_Long/1744902343_313_Wide_Long_distance_data.json</text:p>
          </table:table-cell>
          <table:table-cell/>
          <table:table-cell office:value-type="string" calcext:value-type="string">
            <text:p>./archive_1/1744902343_313_Wide_Long/1744902343_313_Wide_Long_sound.wav</text:p>
          </table:table-cell>
        </table:table-row>
        <table:table-row table:style-name="ro1">
          <table:table-cell office:value-type="string" calcext:value-type="string">
            <text:p>./archive_1/1744910692_630_Wide_Long/1744910692_630_Wide_Long_angle_data.json</text:p>
          </table:table-cell>
          <table:table-cell/>
          <table:table-cell office:value-type="string" calcext:value-type="string">
            <text:p>./archive_1/1744910692_630_Wide_Long/1744910692_630_Wide_Long_distance_data.json</text:p>
          </table:table-cell>
          <table:table-cell/>
          <table:table-cell office:value-type="string" calcext:value-type="string">
            <text:p>./archive_1/1744910692_630_Wide_Long/1744910692_630_Wide_Long_sound.wav</text:p>
          </table:table-cell>
        </table:table-row>
        <table:table-row table:style-name="ro1">
          <table:table-cell office:value-type="string" calcext:value-type="string">
            <text:p>./archive_1/1744917530_944_Wide_Long/1744917530_944_Wide_Long_angle_data.json</text:p>
          </table:table-cell>
          <table:table-cell/>
          <table:table-cell office:value-type="string" calcext:value-type="string">
            <text:p>./archive_1/1744917530_944_Wide_Long/1744917530_944_Wide_Long_distance_data.json</text:p>
          </table:table-cell>
          <table:table-cell/>
          <table:table-cell office:value-type="string" calcext:value-type="string">
            <text:p>./archive_1/1744917530_944_Wide_Long/1744917530_944_Wide_Long_sound.wav</text:p>
          </table:table-cell>
        </table:table-row>
        <table:table-row table:style-name="ro1">
          <table:table-cell office:value-type="string" calcext:value-type="string">
            <text:p>./archive_1/1745516501_254_Wide_Long/1745516501_254_Wide_Long_angle_data.json</text:p>
          </table:table-cell>
          <table:table-cell/>
          <table:table-cell office:value-type="string" calcext:value-type="string">
            <text:p>./archive_1/1745516501_254_Wide_Long/1745516501_254_Wide_Long_distance_data.json</text:p>
          </table:table-cell>
          <table:table-cell/>
          <table:table-cell office:value-type="string" calcext:value-type="string">
            <text:p>./archive_1/1745516501_254_Wide_Long/1745516501_254_Wide_Long_sound.wav</text:p>
          </table:table-cell>
        </table:table-row>
        <table:table-row table:style-name="ro1">
          <table:table-cell office:value-type="string" calcext:value-type="string">
            <text:p>./archive_1/1745520519_562_Wide_Long/1745520519_562_Wide_Long_angle_data.json</text:p>
          </table:table-cell>
          <table:table-cell/>
          <table:table-cell office:value-type="string" calcext:value-type="string">
            <text:p>./archive_1/1745520519_562_Wide_Long/1745520519_562_Wide_Long_distance_data.json</text:p>
          </table:table-cell>
          <table:table-cell/>
          <table:table-cell office:value-type="string" calcext:value-type="string">
            <text:p>./archive_1/1745520519_562_Wide_Long/1745520519_562_Wide_Long_sound.wav</text:p>
          </table:table-cell>
        </table:table-row>
        <table:table-row table:style-name="ro1">
          <table:table-cell office:value-type="string" calcext:value-type="string">
            <text:p>./archive_1/1745522896_874_Wide_Long/1745522896_874_Wide_Long_angle_data.json</text:p>
          </table:table-cell>
          <table:table-cell/>
          <table:table-cell office:value-type="string" calcext:value-type="string">
            <text:p>./archive_1/1745522896_874_Wide_Long/1745522896_874_Wide_Long_distance_data.json</text:p>
          </table:table-cell>
          <table:table-cell/>
          <table:table-cell office:value-type="string" calcext:value-type="string">
            <text:p>./archive_1/1745522896_874_Wide_Long/1745522896_874_Wide_Long_sound.wav</text:p>
          </table:table-cell>
        </table:table-row>
        <table:table-row table:style-name="ro1">
          <table:table-cell office:value-type="string" calcext:value-type="string">
            <text:p>./archive_1/1745525272_1182_Wide_Long/1745525272_1182_Wide_Long_angle_data.json</text:p>
          </table:table-cell>
          <table:table-cell/>
          <table:table-cell office:value-type="string" calcext:value-type="string">
            <text:p>./archive_1/1745525272_1182_Wide_Long/1745525272_1182_Wide_Long_distance_data.json</text:p>
          </table:table-cell>
          <table:table-cell/>
          <table:table-cell office:value-type="string" calcext:value-type="string">
            <text:p>./archive_1/1745525272_1182_Wide_Long/1745525272_1182_Wide_Long_sound.wav</text:p>
          </table:table-cell>
        </table:table-row>
        <table:table-row table:style-name="ro1">
          <table:table-cell office:value-type="string" calcext:value-type="string">
            <text:p>./archive_1/1745527089_1492_Wide_Long/1745527089_1492_Wide_Long_angle_data.json</text:p>
          </table:table-cell>
          <table:table-cell/>
          <table:table-cell office:value-type="string" calcext:value-type="string">
            <text:p>./archive_1/1745527089_1492_Wide_Long/1745527089_1492_Wide_Long_distance_data.json</text:p>
          </table:table-cell>
          <table:table-cell/>
          <table:table-cell office:value-type="string" calcext:value-type="string">
            <text:p>./archive_1/1745527089_1492_Wide_Long/1745527089_1492_Wide_Long_sound.wav</text:p>
          </table:table-cell>
        </table:table-row>
        <table:table-row table:style-name="ro1">
          <table:table-cell office:value-type="string" calcext:value-type="string">
            <text:p>./archive_1/1744902362_314_Wide_Long/1744902362_314_Wide_Long_angle_data.json</text:p>
          </table:table-cell>
          <table:table-cell/>
          <table:table-cell office:value-type="string" calcext:value-type="string">
            <text:p>./archive_1/1744902362_314_Wide_Long/1744902362_314_Wide_Long_distance_data.json</text:p>
          </table:table-cell>
          <table:table-cell/>
          <table:table-cell office:value-type="string" calcext:value-type="string">
            <text:p>./archive_1/1744902362_314_Wide_Long/1744902362_314_Wide_Long_sound.wav</text:p>
          </table:table-cell>
        </table:table-row>
        <table:table-row table:style-name="ro1">
          <table:table-cell office:value-type="string" calcext:value-type="string">
            <text:p>./archive_1/1744910711_631_Wide_Long/1744910711_631_Wide_Long_angle_data.json</text:p>
          </table:table-cell>
          <table:table-cell/>
          <table:table-cell office:value-type="string" calcext:value-type="string">
            <text:p>./archive_1/1744910711_631_Wide_Long/1744910711_631_Wide_Long_distance_data.json</text:p>
          </table:table-cell>
          <table:table-cell/>
          <table:table-cell office:value-type="string" calcext:value-type="string">
            <text:p>./archive_1/1744910711_631_Wide_Long/1744910711_631_Wide_Long_sound.wav</text:p>
          </table:table-cell>
        </table:table-row>
        <table:table-row table:style-name="ro1">
          <table:table-cell office:value-type="string" calcext:value-type="string">
            <text:p>./archive_1/1744917550_945_Wide_Long/1744917550_945_Wide_Long_angle_data.json</text:p>
          </table:table-cell>
          <table:table-cell/>
          <table:table-cell office:value-type="string" calcext:value-type="string">
            <text:p>./archive_1/1744917550_945_Wide_Long/1744917550_945_Wide_Long_distance_data.json</text:p>
          </table:table-cell>
          <table:table-cell/>
          <table:table-cell office:value-type="string" calcext:value-type="string">
            <text:p>./archive_1/1744917550_945_Wide_Long/1744917550_945_Wide_Long_sound.wav</text:p>
          </table:table-cell>
        </table:table-row>
        <table:table-row table:style-name="ro1">
          <table:table-cell office:value-type="string" calcext:value-type="string">
            <text:p>./archive_1/1745516507_255_Wide_Long/1745516507_255_Wide_Long_angle_data.json</text:p>
          </table:table-cell>
          <table:table-cell/>
          <table:table-cell office:value-type="string" calcext:value-type="string">
            <text:p>./archive_1/1745516507_255_Wide_Long/1745516507_255_Wide_Long_distance_data.json</text:p>
          </table:table-cell>
          <table:table-cell/>
          <table:table-cell office:value-type="string" calcext:value-type="string">
            <text:p>./archive_1/1745516507_255_Wide_Long/1745516507_255_Wide_Long_sound.wav</text:p>
          </table:table-cell>
        </table:table-row>
        <table:table-row table:style-name="ro1">
          <table:table-cell office:value-type="string" calcext:value-type="string">
            <text:p>./archive_1/1745520524_563_Wide_Long/1745520524_563_Wide_Long_angle_data.json</text:p>
          </table:table-cell>
          <table:table-cell/>
          <table:table-cell office:value-type="string" calcext:value-type="string">
            <text:p>./archive_1/1745520524_563_Wide_Long/1745520524_563_Wide_Long_distance_data.json</text:p>
          </table:table-cell>
          <table:table-cell/>
          <table:table-cell office:value-type="string" calcext:value-type="string">
            <text:p>./archive_1/1745520524_563_Wide_Long/1745520524_563_Wide_Long_sound.wav</text:p>
          </table:table-cell>
        </table:table-row>
        <table:table-row table:style-name="ro1">
          <table:table-cell office:value-type="string" calcext:value-type="string">
            <text:p>./archive_1/1745522900_875_Wide_Long/1745522900_875_Wide_Long_angle_data.json</text:p>
          </table:table-cell>
          <table:table-cell/>
          <table:table-cell office:value-type="string" calcext:value-type="string">
            <text:p>./archive_1/1745522900_875_Wide_Long/1745522900_875_Wide_Long_distance_data.json</text:p>
          </table:table-cell>
          <table:table-cell/>
          <table:table-cell office:value-type="string" calcext:value-type="string">
            <text:p>./archive_1/1745522900_875_Wide_Long/1745522900_875_Wide_Long_sound.wav</text:p>
          </table:table-cell>
        </table:table-row>
        <table:table-row table:style-name="ro1">
          <table:table-cell office:value-type="string" calcext:value-type="string">
            <text:p>./archive_1/1745525277_1183_Wide_Long/1745525277_1183_Wide_Long_angle_data.json</text:p>
          </table:table-cell>
          <table:table-cell/>
          <table:table-cell office:value-type="string" calcext:value-type="string">
            <text:p>./archive_1/1745525277_1183_Wide_Long/1745525277_1183_Wide_Long_distance_data.json</text:p>
          </table:table-cell>
          <table:table-cell/>
          <table:table-cell office:value-type="string" calcext:value-type="string">
            <text:p>./archive_1/1745525277_1183_Wide_Long/1745525277_1183_Wide_Long_sound.wav</text:p>
          </table:table-cell>
        </table:table-row>
        <table:table-row table:style-name="ro1">
          <table:table-cell office:value-type="string" calcext:value-type="string">
            <text:p>./archive_1/1745527094_1493_Wide_Long/1745527094_1493_Wide_Long_angle_data.json</text:p>
          </table:table-cell>
          <table:table-cell/>
          <table:table-cell office:value-type="string" calcext:value-type="string">
            <text:p>./archive_1/1745527094_1493_Wide_Long/1745527094_1493_Wide_Long_distance_data.json</text:p>
          </table:table-cell>
          <table:table-cell/>
          <table:table-cell office:value-type="string" calcext:value-type="string">
            <text:p>./archive_1/1745527094_1493_Wide_Long/1745527094_1493_Wide_Long_sound.wav</text:p>
          </table:table-cell>
        </table:table-row>
        <table:table-row table:style-name="ro1">
          <table:table-cell office:value-type="string" calcext:value-type="string">
            <text:p>./archive_1/1744902389_315_Wide_Long/1744902389_315_Wide_Long_angle_data.json</text:p>
          </table:table-cell>
          <table:table-cell/>
          <table:table-cell office:value-type="string" calcext:value-type="string">
            <text:p>./archive_1/1744902389_315_Wide_Long/1744902389_315_Wide_Long_distance_data.json</text:p>
          </table:table-cell>
          <table:table-cell/>
          <table:table-cell office:value-type="string" calcext:value-type="string">
            <text:p>./archive_1/1744902389_315_Wide_Long/1744902389_315_Wide_Long_sound.wav</text:p>
          </table:table-cell>
        </table:table-row>
        <table:table-row table:style-name="ro1">
          <table:table-cell office:value-type="string" calcext:value-type="string">
            <text:p>./archive_1/1744910731_632_Wide_Long/1744910731_632_Wide_Long_angle_data.json</text:p>
          </table:table-cell>
          <table:table-cell/>
          <table:table-cell office:value-type="string" calcext:value-type="string">
            <text:p>./archive_1/1744910731_632_Wide_Long/1744910731_632_Wide_Long_distance_data.json</text:p>
          </table:table-cell>
          <table:table-cell/>
          <table:table-cell office:value-type="string" calcext:value-type="string">
            <text:p>./archive_1/1744910731_632_Wide_Long/1744910731_632_Wide_Long_sound.wav</text:p>
          </table:table-cell>
        </table:table-row>
        <table:table-row table:style-name="ro1">
          <table:table-cell office:value-type="string" calcext:value-type="string">
            <text:p>./archive_1/1744917570_946_Wide_Long/1744917570_946_Wide_Long_angle_data.json</text:p>
          </table:table-cell>
          <table:table-cell/>
          <table:table-cell office:value-type="string" calcext:value-type="string">
            <text:p>./archive_1/1744917570_946_Wide_Long/1744917570_946_Wide_Long_distance_data.json</text:p>
          </table:table-cell>
          <table:table-cell/>
          <table:table-cell office:value-type="string" calcext:value-type="string">
            <text:p>./archive_1/1744917570_946_Wide_Long/1744917570_946_Wide_Long_sound.wav</text:p>
          </table:table-cell>
        </table:table-row>
        <table:table-row table:style-name="ro1">
          <table:table-cell office:value-type="string" calcext:value-type="string">
            <text:p>./archive_1/1745516514_256_Wide_Long/1745516514_256_Wide_Long_angle_data.json</text:p>
          </table:table-cell>
          <table:table-cell/>
          <table:table-cell office:value-type="string" calcext:value-type="string">
            <text:p>./archive_1/1745516514_256_Wide_Long/1745516514_256_Wide_Long_distance_data.json</text:p>
          </table:table-cell>
          <table:table-cell/>
          <table:table-cell office:value-type="string" calcext:value-type="string">
            <text:p>./archive_1/1745516514_256_Wide_Long/1745516514_256_Wide_Long_sound.wav</text:p>
          </table:table-cell>
        </table:table-row>
        <table:table-row table:style-name="ro1">
          <table:table-cell office:value-type="string" calcext:value-type="string">
            <text:p>./archive_1/1745520578_564_Wide_Long/1745520578_564_Wide_Long_angle_data.json</text:p>
          </table:table-cell>
          <table:table-cell/>
          <table:table-cell office:value-type="string" calcext:value-type="string">
            <text:p>./archive_1/1745520578_564_Wide_Long/1745520578_564_Wide_Long_distance_data.json</text:p>
          </table:table-cell>
          <table:table-cell/>
          <table:table-cell office:value-type="string" calcext:value-type="string">
            <text:p>./archive_1/1745520578_564_Wide_Long/1745520578_564_Wide_Long_sound.wav</text:p>
          </table:table-cell>
        </table:table-row>
        <table:table-row table:style-name="ro1">
          <table:table-cell office:value-type="string" calcext:value-type="string">
            <text:p>./archive_1/1745522905_876_Wide_Long/1745522905_876_Wide_Long_angle_data.json</text:p>
          </table:table-cell>
          <table:table-cell/>
          <table:table-cell office:value-type="string" calcext:value-type="string">
            <text:p>./archive_1/1745522905_876_Wide_Long/1745522905_876_Wide_Long_distance_data.json</text:p>
          </table:table-cell>
          <table:table-cell/>
          <table:table-cell office:value-type="string" calcext:value-type="string">
            <text:p>./archive_1/1745522905_876_Wide_Long/1745522905_876_Wide_Long_sound.wav</text:p>
          </table:table-cell>
        </table:table-row>
        <table:table-row table:style-name="ro1">
          <table:table-cell office:value-type="string" calcext:value-type="string">
            <text:p>./archive_1/1745525281_1184_Wide_Long/1745525281_1184_Wide_Long_angle_data.json</text:p>
          </table:table-cell>
          <table:table-cell/>
          <table:table-cell office:value-type="string" calcext:value-type="string">
            <text:p>./archive_1/1745525281_1184_Wide_Long/1745525281_1184_Wide_Long_distance_data.json</text:p>
          </table:table-cell>
          <table:table-cell/>
          <table:table-cell office:value-type="string" calcext:value-type="string">
            <text:p>./archive_1/1745525281_1184_Wide_Long/1745525281_1184_Wide_Long_sound.wav</text:p>
          </table:table-cell>
        </table:table-row>
        <table:table-row table:style-name="ro1">
          <table:table-cell office:value-type="string" calcext:value-type="string">
            <text:p>./archive_1/1745527099_1494_Wide_Long/1745527099_1494_Wide_Long_angle_data.json</text:p>
          </table:table-cell>
          <table:table-cell/>
          <table:table-cell office:value-type="string" calcext:value-type="string">
            <text:p>./archive_1/1745527099_1494_Wide_Long/1745527099_1494_Wide_Long_distance_data.json</text:p>
          </table:table-cell>
          <table:table-cell/>
          <table:table-cell office:value-type="string" calcext:value-type="string">
            <text:p>./archive_1/1745527099_1494_Wide_Long/1745527099_1494_Wide_Long_sound.wav</text:p>
          </table:table-cell>
        </table:table-row>
        <table:table-row table:style-name="ro1">
          <table:table-cell office:value-type="string" calcext:value-type="string">
            <text:p>./archive_1/1744902408_316_Wide_Long/1744902408_316_Wide_Long_angle_data.json</text:p>
          </table:table-cell>
          <table:table-cell/>
          <table:table-cell office:value-type="string" calcext:value-type="string">
            <text:p>./archive_1/1744902408_316_Wide_Long/1744902408_316_Wide_Long_distance_data.json</text:p>
          </table:table-cell>
          <table:table-cell/>
          <table:table-cell office:value-type="string" calcext:value-type="string">
            <text:p>./archive_1/1744902408_316_Wide_Long/1744902408_316_Wide_Long_sound.wav</text:p>
          </table:table-cell>
        </table:table-row>
        <table:table-row table:style-name="ro1">
          <table:table-cell office:value-type="string" calcext:value-type="string">
            <text:p>./archive_1/1744910750_633_Wide_Long/1744910750_633_Wide_Long_angle_data.json</text:p>
          </table:table-cell>
          <table:table-cell/>
          <table:table-cell office:value-type="string" calcext:value-type="string">
            <text:p>./archive_1/1744910750_633_Wide_Long/1744910750_633_Wide_Long_distance_data.json</text:p>
          </table:table-cell>
          <table:table-cell/>
          <table:table-cell office:value-type="string" calcext:value-type="string">
            <text:p>./archive_1/1744910750_633_Wide_Long/1744910750_633_Wide_Long_sound.wav</text:p>
          </table:table-cell>
        </table:table-row>
        <table:table-row table:style-name="ro1">
          <table:table-cell office:value-type="string" calcext:value-type="string">
            <text:p>./archive_1/1744917591_947_Wide_Long/1744917591_947_Wide_Long_angle_data.json</text:p>
          </table:table-cell>
          <table:table-cell/>
          <table:table-cell office:value-type="string" calcext:value-type="string">
            <text:p>./archive_1/1744917591_947_Wide_Long/1744917591_947_Wide_Long_distance_data.json</text:p>
          </table:table-cell>
          <table:table-cell/>
          <table:table-cell office:value-type="string" calcext:value-type="string">
            <text:p>./archive_1/1744917591_947_Wide_Long/1744917591_947_Wide_Long_sound.wav</text:p>
          </table:table-cell>
        </table:table-row>
        <table:table-row table:style-name="ro1">
          <table:table-cell office:value-type="string" calcext:value-type="string">
            <text:p>./archive_1/1745516529_257_Wide_Long/1745516529_257_Wide_Long_angle_data.json</text:p>
          </table:table-cell>
          <table:table-cell/>
          <table:table-cell office:value-type="string" calcext:value-type="string">
            <text:p>./archive_1/1745516529_257_Wide_Long/1745516529_257_Wide_Long_distance_data.json</text:p>
          </table:table-cell>
          <table:table-cell/>
          <table:table-cell office:value-type="string" calcext:value-type="string">
            <text:p>./archive_1/1745516529_257_Wide_Long/1745516529_257_Wide_Long_sound.wav</text:p>
          </table:table-cell>
        </table:table-row>
        <table:table-row table:style-name="ro1">
          <table:table-cell office:value-type="string" calcext:value-type="string">
            <text:p>./archive_1/1745520584_565_Wide_Long/1745520584_565_Wide_Long_angle_data.json</text:p>
          </table:table-cell>
          <table:table-cell/>
          <table:table-cell office:value-type="string" calcext:value-type="string">
            <text:p>./archive_1/1745520584_565_Wide_Long/1745520584_565_Wide_Long_distance_data.json</text:p>
          </table:table-cell>
          <table:table-cell/>
          <table:table-cell office:value-type="string" calcext:value-type="string">
            <text:p>./archive_1/1745520584_565_Wide_Long/1745520584_565_Wide_Long_sound.wav</text:p>
          </table:table-cell>
        </table:table-row>
        <table:table-row table:style-name="ro1">
          <table:table-cell office:value-type="string" calcext:value-type="string">
            <text:p>./archive_1/1745522910_877_Wide_Long/1745522910_877_Wide_Long_angle_data.json</text:p>
          </table:table-cell>
          <table:table-cell/>
          <table:table-cell office:value-type="string" calcext:value-type="string">
            <text:p>./archive_1/1745522910_877_Wide_Long/1745522910_877_Wide_Long_distance_data.json</text:p>
          </table:table-cell>
          <table:table-cell/>
          <table:table-cell office:value-type="string" calcext:value-type="string">
            <text:p>./archive_1/1745522910_877_Wide_Long/1745522910_877_Wide_Long_sound.wav</text:p>
          </table:table-cell>
        </table:table-row>
        <table:table-row table:style-name="ro1">
          <table:table-cell office:value-type="string" calcext:value-type="string">
            <text:p>./archive_1/1745525285_1185_Wide_Long/1745525285_1185_Wide_Long_angle_data.json</text:p>
          </table:table-cell>
          <table:table-cell/>
          <table:table-cell office:value-type="string" calcext:value-type="string">
            <text:p>./archive_1/1745525285_1185_Wide_Long/1745525285_1185_Wide_Long_distance_data.json</text:p>
          </table:table-cell>
          <table:table-cell/>
          <table:table-cell office:value-type="string" calcext:value-type="string">
            <text:p>./archive_1/1745525285_1185_Wide_Long/1745525285_1185_Wide_Long_sound.wav</text:p>
          </table:table-cell>
        </table:table-row>
        <table:table-row table:style-name="ro1">
          <table:table-cell office:value-type="string" calcext:value-type="string">
            <text:p>./archive_1/1745527104_1495_Wide_Long/1745527104_1495_Wide_Long_angle_data.json</text:p>
          </table:table-cell>
          <table:table-cell/>
          <table:table-cell office:value-type="string" calcext:value-type="string">
            <text:p>./archive_1/1745527104_1495_Wide_Long/1745527104_1495_Wide_Long_distance_data.json</text:p>
          </table:table-cell>
          <table:table-cell/>
          <table:table-cell office:value-type="string" calcext:value-type="string">
            <text:p>./archive_1/1745527104_1495_Wide_Long/1745527104_1495_Wide_Long_sound.wav</text:p>
          </table:table-cell>
        </table:table-row>
        <table:table-row table:style-name="ro1">
          <table:table-cell office:value-type="string" calcext:value-type="string">
            <text:p>./archive_1/1744902427_317_Wide_Long/1744902427_317_Wide_Long_angle_data.json</text:p>
          </table:table-cell>
          <table:table-cell/>
          <table:table-cell office:value-type="string" calcext:value-type="string">
            <text:p>./archive_1/1744902427_317_Wide_Long/1744902427_317_Wide_Long_distance_data.json</text:p>
          </table:table-cell>
          <table:table-cell/>
          <table:table-cell office:value-type="string" calcext:value-type="string">
            <text:p>./archive_1/1744902427_317_Wide_Long/1744902427_317_Wide_Long_sound.wav</text:p>
          </table:table-cell>
        </table:table-row>
        <table:table-row table:style-name="ro1">
          <table:table-cell office:value-type="string" calcext:value-type="string">
            <text:p>./archive_1/1744910772_634_Wide_Long/1744910772_634_Wide_Long_angle_data.json</text:p>
          </table:table-cell>
          <table:table-cell/>
          <table:table-cell office:value-type="string" calcext:value-type="string">
            <text:p>./archive_1/1744910772_634_Wide_Long/1744910772_634_Wide_Long_distance_data.json</text:p>
          </table:table-cell>
          <table:table-cell/>
          <table:table-cell office:value-type="string" calcext:value-type="string">
            <text:p>./archive_1/1744910772_634_Wide_Long/1744910772_634_Wide_Long_sound.wav</text:p>
          </table:table-cell>
        </table:table-row>
        <table:table-row table:style-name="ro1">
          <table:table-cell office:value-type="string" calcext:value-type="string">
            <text:p>./archive_1/1744917610_948_Wide_Long/1744917610_948_Wide_Long_angle_data.json</text:p>
          </table:table-cell>
          <table:table-cell/>
          <table:table-cell office:value-type="string" calcext:value-type="string">
            <text:p>./archive_1/1744917610_948_Wide_Long/1744917610_948_Wide_Long_distance_data.json</text:p>
          </table:table-cell>
          <table:table-cell/>
          <table:table-cell office:value-type="string" calcext:value-type="string">
            <text:p>./archive_1/1744917610_948_Wide_Long/1744917610_948_Wide_Long_sound.wav</text:p>
          </table:table-cell>
        </table:table-row>
        <table:table-row table:style-name="ro1">
          <table:table-cell office:value-type="string" calcext:value-type="string">
            <text:p>./archive_1/1745516555_258_Wide_Long/1745516555_258_Wide_Long_angle_data.json</text:p>
          </table:table-cell>
          <table:table-cell/>
          <table:table-cell office:value-type="string" calcext:value-type="string">
            <text:p>./archive_1/1745516555_258_Wide_Long/1745516555_258_Wide_Long_distance_data.json</text:p>
          </table:table-cell>
          <table:table-cell/>
          <table:table-cell office:value-type="string" calcext:value-type="string">
            <text:p>./archive_1/1745516555_258_Wide_Long/1745516555_258_Wide_Long_sound.wav</text:p>
          </table:table-cell>
        </table:table-row>
        <table:table-row table:style-name="ro1">
          <table:table-cell office:value-type="string" calcext:value-type="string">
            <text:p>./archive_1/1745520589_566_Wide_Long/1745520589_566_Wide_Long_angle_data.json</text:p>
          </table:table-cell>
          <table:table-cell/>
          <table:table-cell office:value-type="string" calcext:value-type="string">
            <text:p>./archive_1/1745520589_566_Wide_Long/1745520589_566_Wide_Long_distance_data.json</text:p>
          </table:table-cell>
          <table:table-cell/>
          <table:table-cell office:value-type="string" calcext:value-type="string">
            <text:p>./archive_1/1745520589_566_Wide_Long/1745520589_566_Wide_Long_sound.wav</text:p>
          </table:table-cell>
        </table:table-row>
        <table:table-row table:style-name="ro1">
          <table:table-cell office:value-type="string" calcext:value-type="string">
            <text:p>./archive_1/1745522914_878_Wide_Long/1745522914_878_Wide_Long_angle_data.json</text:p>
          </table:table-cell>
          <table:table-cell/>
          <table:table-cell office:value-type="string" calcext:value-type="string">
            <text:p>./archive_1/1745522914_878_Wide_Long/1745522914_878_Wide_Long_distance_data.json</text:p>
          </table:table-cell>
          <table:table-cell/>
          <table:table-cell office:value-type="string" calcext:value-type="string">
            <text:p>./archive_1/1745522914_878_Wide_Long/1745522914_878_Wide_Long_sound.wav</text:p>
          </table:table-cell>
        </table:table-row>
        <table:table-row table:style-name="ro1">
          <table:table-cell office:value-type="string" calcext:value-type="string">
            <text:p>./archive_1/1745525289_1186_Wide_Long/1745525289_1186_Wide_Long_angle_data.json</text:p>
          </table:table-cell>
          <table:table-cell/>
          <table:table-cell office:value-type="string" calcext:value-type="string">
            <text:p>./archive_1/1745525289_1186_Wide_Long/1745525289_1186_Wide_Long_distance_data.json</text:p>
          </table:table-cell>
          <table:table-cell/>
          <table:table-cell office:value-type="string" calcext:value-type="string">
            <text:p>./archive_1/1745525289_1186_Wide_Long/1745525289_1186_Wide_Long_sound.wav</text:p>
          </table:table-cell>
        </table:table-row>
        <table:table-row table:style-name="ro1">
          <table:table-cell office:value-type="string" calcext:value-type="string">
            <text:p>./archive_1/1745527108_1496_Wide_Long/1745527108_1496_Wide_Long_angle_data.json</text:p>
          </table:table-cell>
          <table:table-cell/>
          <table:table-cell office:value-type="string" calcext:value-type="string">
            <text:p>./archive_1/1745527108_1496_Wide_Long/1745527108_1496_Wide_Long_distance_data.json</text:p>
          </table:table-cell>
          <table:table-cell/>
          <table:table-cell office:value-type="string" calcext:value-type="string">
            <text:p>./archive_1/1745527108_1496_Wide_Long/1745527108_1496_Wide_Long_sound.wav</text:p>
          </table:table-cell>
        </table:table-row>
        <table:table-row table:style-name="ro1">
          <table:table-cell office:value-type="string" calcext:value-type="string">
            <text:p>./archive_1/1744902447_318_Wide_Long/1744902447_318_Wide_Long_angle_data.json</text:p>
          </table:table-cell>
          <table:table-cell/>
          <table:table-cell office:value-type="string" calcext:value-type="string">
            <text:p>./archive_1/1744902447_318_Wide_Long/1744902447_318_Wide_Long_distance_data.json</text:p>
          </table:table-cell>
          <table:table-cell/>
          <table:table-cell office:value-type="string" calcext:value-type="string">
            <text:p>./archive_1/1744902447_318_Wide_Long/1744902447_318_Wide_Long_sound.wav</text:p>
          </table:table-cell>
        </table:table-row>
        <table:table-row table:style-name="ro1">
          <table:table-cell office:value-type="string" calcext:value-type="string">
            <text:p>./archive_1/1744910792_635_Wide_Long/1744910792_635_Wide_Long_angle_data.json</text:p>
          </table:table-cell>
          <table:table-cell/>
          <table:table-cell office:value-type="string" calcext:value-type="string">
            <text:p>./archive_1/1744910792_635_Wide_Long/1744910792_635_Wide_Long_distance_data.json</text:p>
          </table:table-cell>
          <table:table-cell/>
          <table:table-cell office:value-type="string" calcext:value-type="string">
            <text:p>./archive_1/1744910792_635_Wide_Long/1744910792_635_Wide_Long_sound.wav</text:p>
          </table:table-cell>
        </table:table-row>
        <table:table-row table:style-name="ro1">
          <table:table-cell office:value-type="string" calcext:value-type="string">
            <text:p>./archive_1/1744917630_949_Wide_Long/1744917630_949_Wide_Long_angle_data.json</text:p>
          </table:table-cell>
          <table:table-cell/>
          <table:table-cell office:value-type="string" calcext:value-type="string">
            <text:p>./archive_1/1744917630_949_Wide_Long/1744917630_949_Wide_Long_distance_data.json</text:p>
          </table:table-cell>
          <table:table-cell/>
          <table:table-cell office:value-type="string" calcext:value-type="string">
            <text:p>./archive_1/1744917630_949_Wide_Long/1744917630_949_Wide_Long_sound.wav</text:p>
          </table:table-cell>
        </table:table-row>
        <table:table-row table:style-name="ro1">
          <table:table-cell office:value-type="string" calcext:value-type="string">
            <text:p>./archive_1/1745516562_259_Wide_Long/1745516562_259_Wide_Long_angle_data.json</text:p>
          </table:table-cell>
          <table:table-cell/>
          <table:table-cell office:value-type="string" calcext:value-type="string">
            <text:p>./archive_1/1745516562_259_Wide_Long/1745516562_259_Wide_Long_distance_data.json</text:p>
          </table:table-cell>
          <table:table-cell/>
          <table:table-cell office:value-type="string" calcext:value-type="string">
            <text:p>./archive_1/1745516562_259_Wide_Long/1745516562_259_Wide_Long_sound.wav</text:p>
          </table:table-cell>
        </table:table-row>
        <table:table-row table:style-name="ro1">
          <table:table-cell office:value-type="string" calcext:value-type="string">
            <text:p>./archive_1/1745520593_567_Wide_Long/1745520593_567_Wide_Long_angle_data.json</text:p>
          </table:table-cell>
          <table:table-cell/>
          <table:table-cell office:value-type="string" calcext:value-type="string">
            <text:p>./archive_1/1745520593_567_Wide_Long/1745520593_567_Wide_Long_distance_data.json</text:p>
          </table:table-cell>
          <table:table-cell/>
          <table:table-cell office:value-type="string" calcext:value-type="string">
            <text:p>./archive_1/1745520593_567_Wide_Long/1745520593_567_Wide_Long_sound.wav</text:p>
          </table:table-cell>
        </table:table-row>
        <table:table-row table:style-name="ro1">
          <table:table-cell office:value-type="string" calcext:value-type="string">
            <text:p>./archive_1/1745522942_879_Wide_Long/1745522942_879_Wide_Long_angle_data.json</text:p>
          </table:table-cell>
          <table:table-cell/>
          <table:table-cell office:value-type="string" calcext:value-type="string">
            <text:p>./archive_1/1745522942_879_Wide_Long/1745522942_879_Wide_Long_distance_data.json</text:p>
          </table:table-cell>
          <table:table-cell/>
          <table:table-cell office:value-type="string" calcext:value-type="string">
            <text:p>./archive_1/1745522942_879_Wide_Long/1745522942_879_Wide_Long_sound.wav</text:p>
          </table:table-cell>
        </table:table-row>
        <table:table-row table:style-name="ro1">
          <table:table-cell office:value-type="string" calcext:value-type="string">
            <text:p>./archive_1/1745525294_1187_Wide_Long/1745525294_1187_Wide_Long_angle_data.json</text:p>
          </table:table-cell>
          <table:table-cell/>
          <table:table-cell office:value-type="string" calcext:value-type="string">
            <text:p>./archive_1/1745525294_1187_Wide_Long/1745525294_1187_Wide_Long_distance_data.json</text:p>
          </table:table-cell>
          <table:table-cell/>
          <table:table-cell office:value-type="string" calcext:value-type="string">
            <text:p>./archive_1/1745525294_1187_Wide_Long/1745525294_1187_Wide_Long_sound.wav</text:p>
          </table:table-cell>
        </table:table-row>
        <table:table-row table:style-name="ro1">
          <table:table-cell office:value-type="string" calcext:value-type="string">
            <text:p>./archive_1/1745527112_1497_Wide_Long/1745527112_1497_Wide_Long_angle_data.json</text:p>
          </table:table-cell>
          <table:table-cell/>
          <table:table-cell office:value-type="string" calcext:value-type="string">
            <text:p>./archive_1/1745527112_1497_Wide_Long/1745527112_1497_Wide_Long_distance_data.json</text:p>
          </table:table-cell>
          <table:table-cell/>
          <table:table-cell office:value-type="string" calcext:value-type="string">
            <text:p>./archive_1/1745527112_1497_Wide_Long/1745527112_1497_Wide_Long_sound.wav</text:p>
          </table:table-cell>
        </table:table-row>
        <table:table-row table:style-name="ro1">
          <table:table-cell office:value-type="string" calcext:value-type="string">
            <text:p>./archive_1/1744902467_319_Wide_Long/1744902467_319_Wide_Long_angle_data.json</text:p>
          </table:table-cell>
          <table:table-cell/>
          <table:table-cell office:value-type="string" calcext:value-type="string">
            <text:p>./archive_1/1744902467_319_Wide_Long/1744902467_319_Wide_Long_distance_data.json</text:p>
          </table:table-cell>
          <table:table-cell/>
          <table:table-cell office:value-type="string" calcext:value-type="string">
            <text:p>./archive_1/1744902467_319_Wide_Long/1744902467_319_Wide_Long_sound.wav</text:p>
          </table:table-cell>
        </table:table-row>
        <table:table-row table:style-name="ro1">
          <table:table-cell office:value-type="string" calcext:value-type="string">
            <text:p>./archive_1/1744910811_636_Wide_Long/1744910811_636_Wide_Long_angle_data.json</text:p>
          </table:table-cell>
          <table:table-cell/>
          <table:table-cell office:value-type="string" calcext:value-type="string">
            <text:p>./archive_1/1744910811_636_Wide_Long/1744910811_636_Wide_Long_distance_data.json</text:p>
          </table:table-cell>
          <table:table-cell/>
          <table:table-cell office:value-type="string" calcext:value-type="string">
            <text:p>./archive_1/1744910811_636_Wide_Long/1744910811_636_Wide_Long_sound.wav</text:p>
          </table:table-cell>
        </table:table-row>
        <table:table-row table:style-name="ro1">
          <table:table-cell office:value-type="string" calcext:value-type="string">
            <text:p>./archive_1/1744917650_950_Wide_Long/1744917650_950_Wide_Long_angle_data.json</text:p>
          </table:table-cell>
          <table:table-cell/>
          <table:table-cell office:value-type="string" calcext:value-type="string">
            <text:p>./archive_1/1744917650_950_Wide_Long/1744917650_950_Wide_Long_distance_data.json</text:p>
          </table:table-cell>
          <table:table-cell/>
          <table:table-cell office:value-type="string" calcext:value-type="string">
            <text:p>./archive_1/1744917650_950_Wide_Long/1744917650_950_Wide_Long_sound.wav</text:p>
          </table:table-cell>
        </table:table-row>
        <table:table-row table:style-name="ro1">
          <table:table-cell office:value-type="string" calcext:value-type="string">
            <text:p>./archive_1/1745516568_260_Wide_Long/1745516568_260_Wide_Long_angle_data.json</text:p>
          </table:table-cell>
          <table:table-cell/>
          <table:table-cell office:value-type="string" calcext:value-type="string">
            <text:p>./archive_1/1745516568_260_Wide_Long/1745516568_260_Wide_Long_distance_data.json</text:p>
          </table:table-cell>
          <table:table-cell/>
          <table:table-cell office:value-type="string" calcext:value-type="string">
            <text:p>./archive_1/1745516568_260_Wide_Long/1745516568_260_Wide_Long_sound.wav</text:p>
          </table:table-cell>
        </table:table-row>
        <table:table-row table:style-name="ro1">
          <table:table-cell office:value-type="string" calcext:value-type="string">
            <text:p>./archive_1/1745520598_568_Wide_Long/1745520598_568_Wide_Long_angle_data.json</text:p>
          </table:table-cell>
          <table:table-cell/>
          <table:table-cell office:value-type="string" calcext:value-type="string">
            <text:p>./archive_1/1745520598_568_Wide_Long/1745520598_568_Wide_Long_distance_data.json</text:p>
          </table:table-cell>
          <table:table-cell/>
          <table:table-cell office:value-type="string" calcext:value-type="string">
            <text:p>./archive_1/1745520598_568_Wide_Long/1745520598_568_Wide_Long_sound.wav</text:p>
          </table:table-cell>
        </table:table-row>
        <table:table-row table:style-name="ro1">
          <table:table-cell office:value-type="string" calcext:value-type="string">
            <text:p>./archive_1/1745522947_880_Wide_Long/1745522947_880_Wide_Long_angle_data.json</text:p>
          </table:table-cell>
          <table:table-cell/>
          <table:table-cell office:value-type="string" calcext:value-type="string">
            <text:p>./archive_1/1745522947_880_Wide_Long/1745522947_880_Wide_Long_distance_data.json</text:p>
          </table:table-cell>
          <table:table-cell/>
          <table:table-cell office:value-type="string" calcext:value-type="string">
            <text:p>./archive_1/1745522947_880_Wide_Long/1745522947_880_Wide_Long_sound.wav</text:p>
          </table:table-cell>
        </table:table-row>
        <table:table-row table:style-name="ro1">
          <table:table-cell office:value-type="string" calcext:value-type="string">
            <text:p>./archive_1/1745525298_1188_Wide_Long/1745525298_1188_Wide_Long_angle_data.json</text:p>
          </table:table-cell>
          <table:table-cell/>
          <table:table-cell office:value-type="string" calcext:value-type="string">
            <text:p>./archive_1/1745525298_1188_Wide_Long/1745525298_1188_Wide_Long_distance_data.json</text:p>
          </table:table-cell>
          <table:table-cell/>
          <table:table-cell office:value-type="string" calcext:value-type="string">
            <text:p>./archive_1/1745525298_1188_Wide_Long/1745525298_1188_Wide_Long_sound.wav</text:p>
          </table:table-cell>
        </table:table-row>
        <table:table-row table:style-name="ro1">
          <table:table-cell office:value-type="string" calcext:value-type="string">
            <text:p>./archive_1/1745527116_1498_Wide_Long/1745527116_1498_Wide_Long_angle_data.json</text:p>
          </table:table-cell>
          <table:table-cell/>
          <table:table-cell office:value-type="string" calcext:value-type="string">
            <text:p>./archive_1/1745527116_1498_Wide_Long/1745527116_1498_Wide_Long_distance_data.json</text:p>
          </table:table-cell>
          <table:table-cell/>
          <table:table-cell office:value-type="string" calcext:value-type="string">
            <text:p>./archive_1/1745527116_1498_Wide_Long/1745527116_1498_Wide_Long_sound.wav</text:p>
          </table:table-cell>
        </table:table-row>
        <table:table-row table:style-name="ro1">
          <table:table-cell office:value-type="string" calcext:value-type="string">
            <text:p>./archive_1/1744902487_320_Wide_Long/1744902487_320_Wide_Long_angle_data.json</text:p>
          </table:table-cell>
          <table:table-cell/>
          <table:table-cell office:value-type="string" calcext:value-type="string">
            <text:p>./archive_1/1744902487_320_Wide_Long/1744902487_320_Wide_Long_distance_data.json</text:p>
          </table:table-cell>
          <table:table-cell/>
          <table:table-cell office:value-type="string" calcext:value-type="string">
            <text:p>./archive_1/1744902487_320_Wide_Long/1744902487_320_Wide_Long_sound.wav</text:p>
          </table:table-cell>
        </table:table-row>
        <table:table-row table:style-name="ro1">
          <table:table-cell office:value-type="string" calcext:value-type="string">
            <text:p>./archive_1/1744910831_637_Wide_Long/1744910831_637_Wide_Long_angle_data.json</text:p>
          </table:table-cell>
          <table:table-cell/>
          <table:table-cell office:value-type="string" calcext:value-type="string">
            <text:p>./archive_1/1744910831_637_Wide_Long/1744910831_637_Wide_Long_distance_data.json</text:p>
          </table:table-cell>
          <table:table-cell/>
          <table:table-cell office:value-type="string" calcext:value-type="string">
            <text:p>./archive_1/1744910831_637_Wide_Long/1744910831_637_Wide_Long_sound.wav</text:p>
          </table:table-cell>
        </table:table-row>
        <table:table-row table:style-name="ro1">
          <table:table-cell office:value-type="string" calcext:value-type="string">
            <text:p>./archive_1/1744917673_951_Wide_Long/1744917673_951_Wide_Long_angle_data.json</text:p>
          </table:table-cell>
          <table:table-cell/>
          <table:table-cell office:value-type="string" calcext:value-type="string">
            <text:p>./archive_1/1744917673_951_Wide_Long/1744917673_951_Wide_Long_distance_data.json</text:p>
          </table:table-cell>
          <table:table-cell/>
          <table:table-cell office:value-type="string" calcext:value-type="string">
            <text:p>./archive_1/1744917673_951_Wide_Long/1744917673_951_Wide_Long_sound.wav</text:p>
          </table:table-cell>
        </table:table-row>
        <table:table-row table:style-name="ro1">
          <table:table-cell office:value-type="string" calcext:value-type="string">
            <text:p>./archive_1/1745516573_261_Wide_Long/1745516573_261_Wide_Long_angle_data.json</text:p>
          </table:table-cell>
          <table:table-cell/>
          <table:table-cell office:value-type="string" calcext:value-type="string">
            <text:p>./archive_1/1745516573_261_Wide_Long/1745516573_261_Wide_Long_distance_data.json</text:p>
          </table:table-cell>
          <table:table-cell/>
          <table:table-cell office:value-type="string" calcext:value-type="string">
            <text:p>./archive_1/1745516573_261_Wide_Long/1745516573_261_Wide_Long_sound.wav</text:p>
          </table:table-cell>
        </table:table-row>
        <table:table-row table:style-name="ro1">
          <table:table-cell office:value-type="string" calcext:value-type="string">
            <text:p>./archive_1/1745520602_569_Wide_Long/1745520602_569_Wide_Long_angle_data.json</text:p>
          </table:table-cell>
          <table:table-cell/>
          <table:table-cell office:value-type="string" calcext:value-type="string">
            <text:p>./archive_1/1745520602_569_Wide_Long/1745520602_569_Wide_Long_distance_data.json</text:p>
          </table:table-cell>
          <table:table-cell/>
          <table:table-cell office:value-type="string" calcext:value-type="string">
            <text:p>./archive_1/1745520602_569_Wide_Long/1745520602_569_Wide_Long_sound.wav</text:p>
          </table:table-cell>
        </table:table-row>
        <table:table-row table:style-name="ro1">
          <table:table-cell office:value-type="string" calcext:value-type="string">
            <text:p>./archive_1/1745522952_881_Wide_Long/1745522952_881_Wide_Long_angle_data.json</text:p>
          </table:table-cell>
          <table:table-cell/>
          <table:table-cell office:value-type="string" calcext:value-type="string">
            <text:p>./archive_1/1745522952_881_Wide_Long/1745522952_881_Wide_Long_distance_data.json</text:p>
          </table:table-cell>
          <table:table-cell/>
          <table:table-cell office:value-type="string" calcext:value-type="string">
            <text:p>./archive_1/1745522952_881_Wide_Long/1745522952_881_Wide_Long_sound.wav</text:p>
          </table:table-cell>
        </table:table-row>
        <table:table-row table:style-name="ro1">
          <table:table-cell office:value-type="string" calcext:value-type="string">
            <text:p>./archive_1/1745525303_1189_Wide_Long/1745525303_1189_Wide_Long_angle_data.json</text:p>
          </table:table-cell>
          <table:table-cell/>
          <table:table-cell office:value-type="string" calcext:value-type="string">
            <text:p>./archive_1/1745525303_1189_Wide_Long/1745525303_1189_Wide_Long_distance_data.json</text:p>
          </table:table-cell>
          <table:table-cell/>
          <table:table-cell office:value-type="string" calcext:value-type="string">
            <text:p>./archive_1/1745525303_1189_Wide_Long/1745525303_1189_Wide_Long_sound.wav</text:p>
          </table:table-cell>
        </table:table-row>
        <table:table-row table:style-name="ro1">
          <table:table-cell office:value-type="string" calcext:value-type="string">
            <text:p>./archive_1/1745527121_1499_Wide_Long/1745527121_1499_Wide_Long_angle_data.json</text:p>
          </table:table-cell>
          <table:table-cell/>
          <table:table-cell office:value-type="string" calcext:value-type="string">
            <text:p>./archive_1/1745527121_1499_Wide_Long/1745527121_1499_Wide_Long_distance_data.json</text:p>
          </table:table-cell>
          <table:table-cell/>
          <table:table-cell office:value-type="string" calcext:value-type="string">
            <text:p>./archive_1/1745527121_1499_Wide_Long/1745527121_1499_Wide_Long_sound.wav</text:p>
          </table:table-cell>
        </table:table-row>
        <table:table-row table:style-name="ro1">
          <table:table-cell office:value-type="string" calcext:value-type="string">
            <text:p>./archive_1/1744902507_321_Wide_Long/1744902507_321_Wide_Long_angle_data.json</text:p>
          </table:table-cell>
          <table:table-cell/>
          <table:table-cell office:value-type="string" calcext:value-type="string">
            <text:p>./archive_1/1744902507_321_Wide_Long/1744902507_321_Wide_Long_distance_data.json</text:p>
          </table:table-cell>
          <table:table-cell/>
          <table:table-cell office:value-type="string" calcext:value-type="string">
            <text:p>./archive_1/1744902507_321_Wide_Long/1744902507_321_Wide_Long_sound.wav</text:p>
          </table:table-cell>
        </table:table-row>
        <table:table-row table:style-name="ro1">
          <table:table-cell office:value-type="string" calcext:value-type="string">
            <text:p>./archive_1/1744910850_638_Wide_Long/1744910850_638_Wide_Long_angle_data.json</text:p>
          </table:table-cell>
          <table:table-cell/>
          <table:table-cell office:value-type="string" calcext:value-type="string">
            <text:p>./archive_1/1744910850_638_Wide_Long/1744910850_638_Wide_Long_distance_data.json</text:p>
          </table:table-cell>
          <table:table-cell/>
          <table:table-cell office:value-type="string" calcext:value-type="string">
            <text:p>./archive_1/1744910850_638_Wide_Long/1744910850_638_Wide_Long_sound.wav</text:p>
          </table:table-cell>
        </table:table-row>
        <table:table-row table:style-name="ro1">
          <table:table-cell office:value-type="string" calcext:value-type="string">
            <text:p>./archive_1/1744917693_952_Wide_Long/1744917693_952_Wide_Long_angle_data.json</text:p>
          </table:table-cell>
          <table:table-cell/>
          <table:table-cell office:value-type="string" calcext:value-type="string">
            <text:p>./archive_1/1744917693_952_Wide_Long/1744917693_952_Wide_Long_distance_data.json</text:p>
          </table:table-cell>
          <table:table-cell/>
          <table:table-cell office:value-type="string" calcext:value-type="string">
            <text:p>./archive_1/1744917693_952_Wide_Long/1744917693_952_Wide_Long_sound.wav</text:p>
          </table:table-cell>
        </table:table-row>
        <table:table-row table:style-name="ro1">
          <table:table-cell office:value-type="string" calcext:value-type="string">
            <text:p>./archive_1/1745516579_262_Wide_Long/1745516579_262_Wide_Long_angle_data.json</text:p>
          </table:table-cell>
          <table:table-cell/>
          <table:table-cell office:value-type="string" calcext:value-type="string">
            <text:p>./archive_1/1745516579_262_Wide_Long/1745516579_262_Wide_Long_distance_data.json</text:p>
          </table:table-cell>
          <table:table-cell/>
          <table:table-cell office:value-type="string" calcext:value-type="string">
            <text:p>./archive_1/1745516579_262_Wide_Long/1745516579_262_Wide_Long_sound.wav</text:p>
          </table:table-cell>
        </table:table-row>
        <table:table-row table:style-name="ro1">
          <table:table-cell office:value-type="string" calcext:value-type="string">
            <text:p>./archive_1/1745520607_570_Wide_Long/1745520607_570_Wide_Long_angle_data.json</text:p>
          </table:table-cell>
          <table:table-cell/>
          <table:table-cell office:value-type="string" calcext:value-type="string">
            <text:p>./archive_1/1745520607_570_Wide_Long/1745520607_570_Wide_Long_distance_data.json</text:p>
          </table:table-cell>
          <table:table-cell/>
          <table:table-cell office:value-type="string" calcext:value-type="string">
            <text:p>./archive_1/1745520607_570_Wide_Long/1745520607_570_Wide_Long_sound.wav</text:p>
          </table:table-cell>
        </table:table-row>
        <table:table-row table:style-name="ro1">
          <table:table-cell office:value-type="string" calcext:value-type="string">
            <text:p>./archive_1/1745522956_882_Wide_Long/1745522956_882_Wide_Long_angle_data.json</text:p>
          </table:table-cell>
          <table:table-cell/>
          <table:table-cell office:value-type="string" calcext:value-type="string">
            <text:p>./archive_1/1745522956_882_Wide_Long/1745522956_882_Wide_Long_distance_data.json</text:p>
          </table:table-cell>
          <table:table-cell/>
          <table:table-cell office:value-type="string" calcext:value-type="string">
            <text:p>./archive_1/1745522956_882_Wide_Long/1745522956_882_Wide_Long_sound.wav</text:p>
          </table:table-cell>
        </table:table-row>
        <table:table-row table:style-name="ro1">
          <table:table-cell office:value-type="string" calcext:value-type="string">
            <text:p>./archive_1/1745525307_1190_Wide_Long/1745525307_1190_Wide_Long_angle_data.json</text:p>
          </table:table-cell>
          <table:table-cell/>
          <table:table-cell office:value-type="string" calcext:value-type="string">
            <text:p>./archive_1/1745525307_1190_Wide_Long/1745525307_1190_Wide_Long_distance_data.json</text:p>
          </table:table-cell>
          <table:table-cell/>
          <table:table-cell office:value-type="string" calcext:value-type="string">
            <text:p>./archive_1/1745525307_1190_Wide_Long/1745525307_1190_Wide_Long_sound.wav</text:p>
          </table:table-cell>
        </table:table-row>
        <table:table-row table:style-name="ro1">
          <table:table-cell office:value-type="string" calcext:value-type="string">
            <text:p>./archive_1/1745527125_1500_Wide_Long/1745527125_1500_Wide_Long_angle_data.json</text:p>
          </table:table-cell>
          <table:table-cell/>
          <table:table-cell office:value-type="string" calcext:value-type="string">
            <text:p>./archive_1/1745527125_1500_Wide_Long/1745527125_1500_Wide_Long_distance_data.json</text:p>
          </table:table-cell>
          <table:table-cell/>
          <table:table-cell office:value-type="string" calcext:value-type="string">
            <text:p>./archive_1/1745527125_1500_Wide_Long/1745527125_1500_Wide_Long_sound.wav</text:p>
          </table:table-cell>
        </table:table-row>
        <table:table-row table:style-name="ro1">
          <table:table-cell office:value-type="string" calcext:value-type="string">
            <text:p>./archive_1/1744902527_322_Wide_Long/1744902527_322_Wide_Long_angle_data.json</text:p>
          </table:table-cell>
          <table:table-cell/>
          <table:table-cell office:value-type="string" calcext:value-type="string">
            <text:p>./archive_1/1744902527_322_Wide_Long/1744902527_322_Wide_Long_distance_data.json</text:p>
          </table:table-cell>
          <table:table-cell/>
          <table:table-cell office:value-type="string" calcext:value-type="string">
            <text:p>./archive_1/1744902527_322_Wide_Long/1744902527_322_Wide_Long_sound.wav</text:p>
          </table:table-cell>
        </table:table-row>
        <table:table-row table:style-name="ro1">
          <table:table-cell office:value-type="string" calcext:value-type="string">
            <text:p>./archive_1/1744910870_639_Wide_Long/1744910870_639_Wide_Long_angle_data.json</text:p>
          </table:table-cell>
          <table:table-cell/>
          <table:table-cell office:value-type="string" calcext:value-type="string">
            <text:p>./archive_1/1744910870_639_Wide_Long/1744910870_639_Wide_Long_distance_data.json</text:p>
          </table:table-cell>
          <table:table-cell/>
          <table:table-cell office:value-type="string" calcext:value-type="string">
            <text:p>./archive_1/1744910870_639_Wide_Long/1744910870_639_Wide_Long_sound.wav</text:p>
          </table:table-cell>
        </table:table-row>
        <table:table-row table:style-name="ro1">
          <table:table-cell office:value-type="string" calcext:value-type="string">
            <text:p>./archive_1/1744917713_953_Wide_Long/1744917713_953_Wide_Long_angle_data.json</text:p>
          </table:table-cell>
          <table:table-cell/>
          <table:table-cell office:value-type="string" calcext:value-type="string">
            <text:p>./archive_1/1744917713_953_Wide_Long/1744917713_953_Wide_Long_distance_data.json</text:p>
          </table:table-cell>
          <table:table-cell/>
          <table:table-cell office:value-type="string" calcext:value-type="string">
            <text:p>./archive_1/1744917713_953_Wide_Long/1744917713_953_Wide_Long_sound.wav</text:p>
          </table:table-cell>
        </table:table-row>
        <table:table-row table:style-name="ro1">
          <table:table-cell office:value-type="string" calcext:value-type="string">
            <text:p>./archive_1/1745516587_263_Wide_Long/1745516587_263_Wide_Long_angle_data.json</text:p>
          </table:table-cell>
          <table:table-cell/>
          <table:table-cell office:value-type="string" calcext:value-type="string">
            <text:p>./archive_1/1745516587_263_Wide_Long/1745516587_263_Wide_Long_distance_data.json</text:p>
          </table:table-cell>
          <table:table-cell/>
          <table:table-cell office:value-type="string" calcext:value-type="string">
            <text:p>./archive_1/1745516587_263_Wide_Long/1745516587_263_Wide_Long_sound.wav</text:p>
          </table:table-cell>
        </table:table-row>
        <table:table-row table:style-name="ro1">
          <table:table-cell office:value-type="string" calcext:value-type="string">
            <text:p>./archive_1/1745520613_571_Wide_Long/1745520613_571_Wide_Long_angle_data.json</text:p>
          </table:table-cell>
          <table:table-cell/>
          <table:table-cell office:value-type="string" calcext:value-type="string">
            <text:p>./archive_1/1745520613_571_Wide_Long/1745520613_571_Wide_Long_distance_data.json</text:p>
          </table:table-cell>
          <table:table-cell/>
          <table:table-cell office:value-type="string" calcext:value-type="string">
            <text:p>./archive_1/1745520613_571_Wide_Long/1745520613_571_Wide_Long_sound.wav</text:p>
          </table:table-cell>
        </table:table-row>
        <table:table-row table:style-name="ro1">
          <table:table-cell office:value-type="string" calcext:value-type="string">
            <text:p>./archive_1/1745522960_883_Wide_Long/1745522960_883_Wide_Long_angle_data.json</text:p>
          </table:table-cell>
          <table:table-cell/>
          <table:table-cell office:value-type="string" calcext:value-type="string">
            <text:p>./archive_1/1745522960_883_Wide_Long/1745522960_883_Wide_Long_distance_data.json</text:p>
          </table:table-cell>
          <table:table-cell/>
          <table:table-cell office:value-type="string" calcext:value-type="string">
            <text:p>./archive_1/1745522960_883_Wide_Long/1745522960_883_Wide_Long_sound.wav</text:p>
          </table:table-cell>
        </table:table-row>
        <table:table-row table:style-name="ro1">
          <table:table-cell office:value-type="string" calcext:value-type="string">
            <text:p>./archive_1/1745525311_1191_Wide_Long/1745525311_1191_Wide_Long_angle_data.json</text:p>
          </table:table-cell>
          <table:table-cell/>
          <table:table-cell office:value-type="string" calcext:value-type="string">
            <text:p>./archive_1/1745525311_1191_Wide_Long/1745525311_1191_Wide_Long_distance_data.json</text:p>
          </table:table-cell>
          <table:table-cell/>
          <table:table-cell office:value-type="string" calcext:value-type="string">
            <text:p>./archive_1/1745525311_1191_Wide_Long/1745525311_1191_Wide_Long_sound.wav</text:p>
          </table:table-cell>
        </table:table-row>
        <table:table-row table:style-name="ro1">
          <table:table-cell office:value-type="string" calcext:value-type="string">
            <text:p>./archive_1/1744902546_323_Wide_Long/1744902546_323_Wide_Long_angle_data.json</text:p>
          </table:table-cell>
          <table:table-cell/>
          <table:table-cell office:value-type="string" calcext:value-type="string">
            <text:p>./archive_1/1744902546_323_Wide_Long/1744902546_323_Wide_Long_distance_data.json</text:p>
          </table:table-cell>
          <table:table-cell/>
          <table:table-cell office:value-type="string" calcext:value-type="string">
            <text:p>./archive_1/1744902546_323_Wide_Long/1744902546_323_Wide_Long_sound.wav</text:p>
          </table:table-cell>
        </table:table-row>
        <table:table-row table:style-name="ro1">
          <table:table-cell office:value-type="string" calcext:value-type="string">
            <text:p>./archive_1/1744910889_640_Wide_Long/1744910889_640_Wide_Long_angle_data.json</text:p>
          </table:table-cell>
          <table:table-cell/>
          <table:table-cell office:value-type="string" calcext:value-type="string">
            <text:p>./archive_1/1744910889_640_Wide_Long/1744910889_640_Wide_Long_distance_data.json</text:p>
          </table:table-cell>
          <table:table-cell/>
          <table:table-cell office:value-type="string" calcext:value-type="string">
            <text:p>./archive_1/1744910889_640_Wide_Long/1744910889_640_Wide_Long_sound.wav</text:p>
          </table:table-cell>
        </table:table-row>
        <table:table-row table:style-name="ro1">
          <table:table-cell office:value-type="string" calcext:value-type="string">
            <text:p>./archive_1/1744917734_954_Wide_Long/1744917734_954_Wide_Long_angle_data.json</text:p>
          </table:table-cell>
          <table:table-cell/>
          <table:table-cell office:value-type="string" calcext:value-type="string">
            <text:p>./archive_1/1744917734_954_Wide_Long/1744917734_954_Wide_Long_distance_data.json</text:p>
          </table:table-cell>
          <table:table-cell/>
          <table:table-cell office:value-type="string" calcext:value-type="string">
            <text:p>./archive_1/1744917734_954_Wide_Long/1744917734_954_Wide_Long_sound.wav</text:p>
          </table:table-cell>
        </table:table-row>
        <table:table-row table:style-name="ro1">
          <table:table-cell office:value-type="string" calcext:value-type="string">
            <text:p>./archive_1/1745516594_264_Wide_Long/1745516594_264_Wide_Long_angle_data.json</text:p>
          </table:table-cell>
          <table:table-cell/>
          <table:table-cell office:value-type="string" calcext:value-type="string">
            <text:p>./archive_1/1745516594_264_Wide_Long/1745516594_264_Wide_Long_distance_data.json</text:p>
          </table:table-cell>
          <table:table-cell/>
          <table:table-cell office:value-type="string" calcext:value-type="string">
            <text:p>./archive_1/1745516594_264_Wide_Long/1745516594_264_Wide_Long_sound.wav</text:p>
          </table:table-cell>
        </table:table-row>
        <table:table-row table:style-name="ro1">
          <table:table-cell office:value-type="string" calcext:value-type="string">
            <text:p>./archive_1/1745520618_572_Wide_Long/1745520618_572_Wide_Long_angle_data.json</text:p>
          </table:table-cell>
          <table:table-cell/>
          <table:table-cell office:value-type="string" calcext:value-type="string">
            <text:p>./archive_1/1745520618_572_Wide_Long/1745520618_572_Wide_Long_distance_data.json</text:p>
          </table:table-cell>
          <table:table-cell/>
          <table:table-cell office:value-type="string" calcext:value-type="string">
            <text:p>./archive_1/1745520618_572_Wide_Long/1745520618_572_Wide_Long_sound.wav</text:p>
          </table:table-cell>
        </table:table-row>
        <table:table-row table:style-name="ro1">
          <table:table-cell office:value-type="string" calcext:value-type="string">
            <text:p>./archive_1/1745522965_884_Wide_Long/1745522965_884_Wide_Long_angle_data.json</text:p>
          </table:table-cell>
          <table:table-cell/>
          <table:table-cell office:value-type="string" calcext:value-type="string">
            <text:p>./archive_1/1745522965_884_Wide_Long/1745522965_884_Wide_Long_distance_data.json</text:p>
          </table:table-cell>
          <table:table-cell/>
          <table:table-cell office:value-type="string" calcext:value-type="string">
            <text:p>./archive_1/1745522965_884_Wide_Long/1745522965_884_Wide_Long_sound.wav</text:p>
          </table:table-cell>
        </table:table-row>
        <table:table-row table:style-name="ro1">
          <table:table-cell office:value-type="string" calcext:value-type="string">
            <text:p>./archive_1/1745525316_1192_Wide_Long/1745525316_1192_Wide_Long_angle_data.json</text:p>
          </table:table-cell>
          <table:table-cell/>
          <table:table-cell office:value-type="string" calcext:value-type="string">
            <text:p>./archive_1/1745525316_1192_Wide_Long/1745525316_1192_Wide_Long_distance_data.json</text:p>
          </table:table-cell>
          <table:table-cell/>
          <table:table-cell office:value-type="string" calcext:value-type="string">
            <text:p>./archive_1/1745525316_1192_Wide_Long/1745525316_1192_Wide_Long_sound.wav</text:p>
          </table:table-cell>
        </table:table-row>
        <table:table-row table:style-name="ro1">
          <table:table-cell office:value-type="string" calcext:value-type="string">
            <text:p>./archive_1/1744902565_324_Wide_Long/1744902565_324_Wide_Long_angle_data.json</text:p>
          </table:table-cell>
          <table:table-cell/>
          <table:table-cell office:value-type="string" calcext:value-type="string">
            <text:p>./archive_1/1744902565_324_Wide_Long/1744902565_324_Wide_Long_distance_data.json</text:p>
          </table:table-cell>
          <table:table-cell/>
          <table:table-cell office:value-type="string" calcext:value-type="string">
            <text:p>./archive_1/1744902565_324_Wide_Long/1744902565_324_Wide_Long_sound.wav</text:p>
          </table:table-cell>
        </table:table-row>
        <table:table-row table:style-name="ro1">
          <table:table-cell office:value-type="string" calcext:value-type="string">
            <text:p>./archive_1/1744910908_641_Wide_Long/1744910908_641_Wide_Long_angle_data.json</text:p>
          </table:table-cell>
          <table:table-cell/>
          <table:table-cell office:value-type="string" calcext:value-type="string">
            <text:p>./archive_1/1744910908_641_Wide_Long/1744910908_641_Wide_Long_distance_data.json</text:p>
          </table:table-cell>
          <table:table-cell/>
          <table:table-cell office:value-type="string" calcext:value-type="string">
            <text:p>./archive_1/1744910908_641_Wide_Long/1744910908_641_Wide_Long_sound.wav</text:p>
          </table:table-cell>
        </table:table-row>
        <table:table-row table:style-name="ro1">
          <table:table-cell office:value-type="string" calcext:value-type="string">
            <text:p>./archive_1/1744917755_955_Wide_Long/1744917755_955_Wide_Long_angle_data.json</text:p>
          </table:table-cell>
          <table:table-cell/>
          <table:table-cell office:value-type="string" calcext:value-type="string">
            <text:p>./archive_1/1744917755_955_Wide_Long/1744917755_955_Wide_Long_distance_data.json</text:p>
          </table:table-cell>
          <table:table-cell/>
          <table:table-cell office:value-type="string" calcext:value-type="string">
            <text:p>./archive_1/1744917755_955_Wide_Long/1744917755_955_Wide_Long_sound.wav</text:p>
          </table:table-cell>
        </table:table-row>
        <table:table-row table:style-name="ro1">
          <table:table-cell office:value-type="string" calcext:value-type="string">
            <text:p>./archive_1/1745516600_265_Wide_Long/1745516600_265_Wide_Long_angle_data.json</text:p>
          </table:table-cell>
          <table:table-cell/>
          <table:table-cell office:value-type="string" calcext:value-type="string">
            <text:p>./archive_1/1745516600_265_Wide_Long/1745516600_265_Wide_Long_distance_data.json</text:p>
          </table:table-cell>
          <table:table-cell/>
          <table:table-cell office:value-type="string" calcext:value-type="string">
            <text:p>./archive_1/1745516600_265_Wide_Long/1745516600_265_Wide_Long_sound.wav</text:p>
          </table:table-cell>
        </table:table-row>
        <table:table-row table:style-name="ro1">
          <table:table-cell office:value-type="string" calcext:value-type="string">
            <text:p>./archive_1/1745520662_573_Wide_Long/1745520662_573_Wide_Long_angle_data.json</text:p>
          </table:table-cell>
          <table:table-cell/>
          <table:table-cell office:value-type="string" calcext:value-type="string">
            <text:p>./archive_1/1745520662_573_Wide_Long/1745520662_573_Wide_Long_distance_data.json</text:p>
          </table:table-cell>
          <table:table-cell/>
          <table:table-cell office:value-type="string" calcext:value-type="string">
            <text:p>./archive_1/1745520662_573_Wide_Long/1745520662_573_Wide_Long_sound.wav</text:p>
          </table:table-cell>
        </table:table-row>
        <table:table-row table:style-name="ro1">
          <table:table-cell office:value-type="string" calcext:value-type="string">
            <text:p>./archive_1/1745522969_885_Wide_Long/1745522969_885_Wide_Long_angle_data.json</text:p>
          </table:table-cell>
          <table:table-cell/>
          <table:table-cell office:value-type="string" calcext:value-type="string">
            <text:p>./archive_1/1745522969_885_Wide_Long/1745522969_885_Wide_Long_distance_data.json</text:p>
          </table:table-cell>
          <table:table-cell/>
          <table:table-cell office:value-type="string" calcext:value-type="string">
            <text:p>./archive_1/1745522969_885_Wide_Long/1745522969_885_Wide_Long_sound.wav</text:p>
          </table:table-cell>
        </table:table-row>
        <table:table-row table:style-name="ro1">
          <table:table-cell office:value-type="string" calcext:value-type="string">
            <text:p>./archive_1/1745525321_1193_Wide_Long/1745525321_1193_Wide_Long_angle_data.json</text:p>
          </table:table-cell>
          <table:table-cell/>
          <table:table-cell office:value-type="string" calcext:value-type="string">
            <text:p>./archive_1/1745525321_1193_Wide_Long/1745525321_1193_Wide_Long_distance_data.json</text:p>
          </table:table-cell>
          <table:table-cell/>
          <table:table-cell office:value-type="string" calcext:value-type="string">
            <text:p>./archive_1/1745525321_1193_Wide_Long/1745525321_1193_Wide_Long_sound.wav</text:p>
          </table:table-cell>
        </table:table-row>
        <table:table-row table:style-name="ro1">
          <table:table-cell office:value-type="string" calcext:value-type="string">
            <text:p>./archive_1/1744902585_325_Wide_Long/1744902585_325_Wide_Long_angle_data.json</text:p>
          </table:table-cell>
          <table:table-cell/>
          <table:table-cell office:value-type="string" calcext:value-type="string">
            <text:p>./archive_1/1744902585_325_Wide_Long/1744902585_325_Wide_Long_distance_data.json</text:p>
          </table:table-cell>
          <table:table-cell/>
          <table:table-cell office:value-type="string" calcext:value-type="string">
            <text:p>./archive_1/1744902585_325_Wide_Long/1744902585_325_Wide_Long_sound.wav</text:p>
          </table:table-cell>
        </table:table-row>
        <table:table-row table:style-name="ro1">
          <table:table-cell office:value-type="string" calcext:value-type="string">
            <text:p>./archive_1/1744910928_642_Wide_Long/1744910928_642_Wide_Long_angle_data.json</text:p>
          </table:table-cell>
          <table:table-cell/>
          <table:table-cell office:value-type="string" calcext:value-type="string">
            <text:p>./archive_1/1744910928_642_Wide_Long/1744910928_642_Wide_Long_distance_data.json</text:p>
          </table:table-cell>
          <table:table-cell/>
          <table:table-cell office:value-type="string" calcext:value-type="string">
            <text:p>./archive_1/1744910928_642_Wide_Long/1744910928_642_Wide_Long_sound.wav</text:p>
          </table:table-cell>
        </table:table-row>
        <table:table-row table:style-name="ro1">
          <table:table-cell office:value-type="string" calcext:value-type="string">
            <text:p>./archive_1/1744917776_956_Wide_Long/1744917776_956_Wide_Long_angle_data.json</text:p>
          </table:table-cell>
          <table:table-cell/>
          <table:table-cell office:value-type="string" calcext:value-type="string">
            <text:p>./archive_1/1744917776_956_Wide_Long/1744917776_956_Wide_Long_distance_data.json</text:p>
          </table:table-cell>
          <table:table-cell/>
          <table:table-cell office:value-type="string" calcext:value-type="string">
            <text:p>./archive_1/1744917776_956_Wide_Long/1744917776_956_Wide_Long_sound.wav</text:p>
          </table:table-cell>
        </table:table-row>
        <table:table-row table:style-name="ro1">
          <table:table-cell office:value-type="string" calcext:value-type="string">
            <text:p>./archive_1/1745516632_266_Wide_Long/1745516632_266_Wide_Long_angle_data.json</text:p>
          </table:table-cell>
          <table:table-cell/>
          <table:table-cell office:value-type="string" calcext:value-type="string">
            <text:p>./archive_1/1745516632_266_Wide_Long/1745516632_266_Wide_Long_distance_data.json</text:p>
          </table:table-cell>
          <table:table-cell/>
          <table:table-cell office:value-type="string" calcext:value-type="string">
            <text:p>./archive_1/1745516632_266_Wide_Long/1745516632_266_Wide_Long_sound.wav</text:p>
          </table:table-cell>
        </table:table-row>
        <table:table-row table:style-name="ro1">
          <table:table-cell office:value-type="string" calcext:value-type="string">
            <text:p>./archive_1/1745520667_574_Wide_Long/1745520667_574_Wide_Long_angle_data.json</text:p>
          </table:table-cell>
          <table:table-cell/>
          <table:table-cell office:value-type="string" calcext:value-type="string">
            <text:p>./archive_1/1745520667_574_Wide_Long/1745520667_574_Wide_Long_distance_data.json</text:p>
          </table:table-cell>
          <table:table-cell/>
          <table:table-cell office:value-type="string" calcext:value-type="string">
            <text:p>./archive_1/1745520667_574_Wide_Long/1745520667_574_Wide_Long_sound.wav</text:p>
          </table:table-cell>
        </table:table-row>
        <table:table-row table:style-name="ro1">
          <table:table-cell office:value-type="string" calcext:value-type="string">
            <text:p>./archive_1/1745522974_886_Wide_Long/1745522974_886_Wide_Long_angle_data.json</text:p>
          </table:table-cell>
          <table:table-cell/>
          <table:table-cell office:value-type="string" calcext:value-type="string">
            <text:p>./archive_1/1745522974_886_Wide_Long/1745522974_886_Wide_Long_distance_data.json</text:p>
          </table:table-cell>
          <table:table-cell/>
          <table:table-cell office:value-type="string" calcext:value-type="string">
            <text:p>./archive_1/1745522974_886_Wide_Long/1745522974_886_Wide_Long_sound.wav</text:p>
          </table:table-cell>
        </table:table-row>
        <table:table-row table:style-name="ro1">
          <table:table-cell office:value-type="string" calcext:value-type="string">
            <text:p>./archive_1/1745525326_1194_Wide_Long/1745525326_1194_Wide_Long_angle_data.json</text:p>
          </table:table-cell>
          <table:table-cell/>
          <table:table-cell office:value-type="string" calcext:value-type="string">
            <text:p>./archive_1/1745525326_1194_Wide_Long/1745525326_1194_Wide_Long_distance_data.json</text:p>
          </table:table-cell>
          <table:table-cell/>
          <table:table-cell office:value-type="string" calcext:value-type="string">
            <text:p>./archive_1/1745525326_1194_Wide_Long/1745525326_1194_Wide_Long_sound.wav</text:p>
          </table:table-cell>
        </table:table-row>
        <table:table-row table:style-name="ro1">
          <table:table-cell office:value-type="string" calcext:value-type="string">
            <text:p>./archive_1/1744902604_326_Wide_Long/1744902604_326_Wide_Long_angle_data.json</text:p>
          </table:table-cell>
          <table:table-cell/>
          <table:table-cell office:value-type="string" calcext:value-type="string">
            <text:p>./archive_1/1744902604_326_Wide_Long/1744902604_326_Wide_Long_distance_data.json</text:p>
          </table:table-cell>
          <table:table-cell/>
          <table:table-cell office:value-type="string" calcext:value-type="string">
            <text:p>./archive_1/1744902604_326_Wide_Long/1744902604_326_Wide_Long_sound.wav</text:p>
          </table:table-cell>
        </table:table-row>
        <table:table-row table:style-name="ro1">
          <table:table-cell office:value-type="string" calcext:value-type="string">
            <text:p>./archive_1/1744910947_643_Wide_Long/1744910947_643_Wide_Long_angle_data.json</text:p>
          </table:table-cell>
          <table:table-cell/>
          <table:table-cell office:value-type="string" calcext:value-type="string">
            <text:p>./archive_1/1744910947_643_Wide_Long/1744910947_643_Wide_Long_distance_data.json</text:p>
          </table:table-cell>
          <table:table-cell/>
          <table:table-cell office:value-type="string" calcext:value-type="string">
            <text:p>./archive_1/1744910947_643_Wide_Long/1744910947_643_Wide_Long_sound.wav</text:p>
          </table:table-cell>
        </table:table-row>
        <table:table-row table:style-name="ro1">
          <table:table-cell office:value-type="string" calcext:value-type="string">
            <text:p>./archive_1/1744917796_957_Wide_Long/1744917796_957_Wide_Long_angle_data.json</text:p>
          </table:table-cell>
          <table:table-cell/>
          <table:table-cell office:value-type="string" calcext:value-type="string">
            <text:p>./archive_1/1744917796_957_Wide_Long/1744917796_957_Wide_Long_distance_data.json</text:p>
          </table:table-cell>
          <table:table-cell/>
          <table:table-cell office:value-type="string" calcext:value-type="string">
            <text:p>./archive_1/1744917796_957_Wide_Long/1744917796_957_Wide_Long_sound.wav</text:p>
          </table:table-cell>
        </table:table-row>
        <table:table-row table:style-name="ro1">
          <table:table-cell office:value-type="string" calcext:value-type="string">
            <text:p>./archive_1/1745516662_267_Wide_Long/1745516662_267_Wide_Long_angle_data.json</text:p>
          </table:table-cell>
          <table:table-cell/>
          <table:table-cell office:value-type="string" calcext:value-type="string">
            <text:p>./archive_1/1745516662_267_Wide_Long/1745516662_267_Wide_Long_distance_data.json</text:p>
          </table:table-cell>
          <table:table-cell/>
          <table:table-cell office:value-type="string" calcext:value-type="string">
            <text:p>./archive_1/1745516662_267_Wide_Long/1745516662_267_Wide_Long_sound.wav</text:p>
          </table:table-cell>
        </table:table-row>
        <table:table-row table:style-name="ro1">
          <table:table-cell office:value-type="string" calcext:value-type="string">
            <text:p>./archive_1/1745520671_575_Wide_Long/1745520671_575_Wide_Long_angle_data.json</text:p>
          </table:table-cell>
          <table:table-cell/>
          <table:table-cell office:value-type="string" calcext:value-type="string">
            <text:p>./archive_1/1745520671_575_Wide_Long/1745520671_575_Wide_Long_distance_data.json</text:p>
          </table:table-cell>
          <table:table-cell/>
          <table:table-cell office:value-type="string" calcext:value-type="string">
            <text:p>./archive_1/1745520671_575_Wide_Long/1745520671_575_Wide_Long_sound.wav</text:p>
          </table:table-cell>
        </table:table-row>
        <table:table-row table:style-name="ro1">
          <table:table-cell office:value-type="string" calcext:value-type="string">
            <text:p>./archive_1/1745522979_887_Wide_Long/1745522979_887_Wide_Long_angle_data.json</text:p>
          </table:table-cell>
          <table:table-cell/>
          <table:table-cell office:value-type="string" calcext:value-type="string">
            <text:p>./archive_1/1745522979_887_Wide_Long/1745522979_887_Wide_Long_distance_data.json</text:p>
          </table:table-cell>
          <table:table-cell/>
          <table:table-cell office:value-type="string" calcext:value-type="string">
            <text:p>./archive_1/1745522979_887_Wide_Long/1745522979_887_Wide_Long_sound.wav</text:p>
          </table:table-cell>
        </table:table-row>
        <table:table-row table:style-name="ro1">
          <table:table-cell office:value-type="string" calcext:value-type="string">
            <text:p>./archive_1/1745525334_1195_Wide_Long/1745525334_1195_Wide_Long_angle_data.json</text:p>
          </table:table-cell>
          <table:table-cell/>
          <table:table-cell office:value-type="string" calcext:value-type="string">
            <text:p>./archive_1/1745525334_1195_Wide_Long/1745525334_1195_Wide_Long_distance_data.json</text:p>
          </table:table-cell>
          <table:table-cell/>
          <table:table-cell office:value-type="string" calcext:value-type="string">
            <text:p>./archive_1/1745525334_1195_Wide_Long/1745525334_1195_Wide_Long_sound.wav</text:p>
          </table:table-cell>
        </table:table-row>
        <table:table-row table:style-name="ro1">
          <table:table-cell office:value-type="string" calcext:value-type="string">
            <text:p>./archive_1/1744902623_327_Wide_Long/1744902623_327_Wide_Long_angle_data.json</text:p>
          </table:table-cell>
          <table:table-cell/>
          <table:table-cell office:value-type="string" calcext:value-type="string">
            <text:p>./archive_1/1744902623_327_Wide_Long/1744902623_327_Wide_Long_distance_data.json</text:p>
          </table:table-cell>
          <table:table-cell/>
          <table:table-cell office:value-type="string" calcext:value-type="string">
            <text:p>./archive_1/1744902623_327_Wide_Long/1744902623_327_Wide_Long_sound.wav</text:p>
          </table:table-cell>
        </table:table-row>
        <table:table-row table:style-name="ro1">
          <table:table-cell office:value-type="string" calcext:value-type="string">
            <text:p>./archive_1/1744910966_644_Wide_Long/1744910966_644_Wide_Long_angle_data.json</text:p>
          </table:table-cell>
          <table:table-cell/>
          <table:table-cell office:value-type="string" calcext:value-type="string">
            <text:p>./archive_1/1744910966_644_Wide_Long/1744910966_644_Wide_Long_distance_data.json</text:p>
          </table:table-cell>
          <table:table-cell/>
          <table:table-cell office:value-type="string" calcext:value-type="string">
            <text:p>./archive_1/1744910966_644_Wide_Long/1744910966_644_Wide_Long_sound.wav</text:p>
          </table:table-cell>
        </table:table-row>
        <table:table-row table:style-name="ro1">
          <table:table-cell office:value-type="string" calcext:value-type="string">
            <text:p>./archive_1/1744917817_958_Wide_Long/1744917817_958_Wide_Long_angle_data.json</text:p>
          </table:table-cell>
          <table:table-cell/>
          <table:table-cell office:value-type="string" calcext:value-type="string">
            <text:p>./archive_1/1744917817_958_Wide_Long/1744917817_958_Wide_Long_distance_data.json</text:p>
          </table:table-cell>
          <table:table-cell/>
          <table:table-cell office:value-type="string" calcext:value-type="string">
            <text:p>./archive_1/1744917817_958_Wide_Long/1744917817_958_Wide_Long_sound.wav</text:p>
          </table:table-cell>
        </table:table-row>
        <table:table-row table:style-name="ro1">
          <table:table-cell office:value-type="string" calcext:value-type="string">
            <text:p>./archive_1/1745516684_268_Wide_Long/1745516684_268_Wide_Long_angle_data.json</text:p>
          </table:table-cell>
          <table:table-cell/>
          <table:table-cell office:value-type="string" calcext:value-type="string">
            <text:p>./archive_1/1745516684_268_Wide_Long/1745516684_268_Wide_Long_distance_data.json</text:p>
          </table:table-cell>
          <table:table-cell/>
          <table:table-cell office:value-type="string" calcext:value-type="string">
            <text:p>./archive_1/1745516684_268_Wide_Long/1745516684_268_Wide_Long_sound.wav</text:p>
          </table:table-cell>
        </table:table-row>
        <table:table-row table:style-name="ro1">
          <table:table-cell office:value-type="string" calcext:value-type="string">
            <text:p>./archive_1/1745520677_576_Wide_Long/1745520677_576_Wide_Long_angle_data.json</text:p>
          </table:table-cell>
          <table:table-cell/>
          <table:table-cell office:value-type="string" calcext:value-type="string">
            <text:p>./archive_1/1745520677_576_Wide_Long/1745520677_576_Wide_Long_distance_data.json</text:p>
          </table:table-cell>
          <table:table-cell/>
          <table:table-cell office:value-type="string" calcext:value-type="string">
            <text:p>./archive_1/1745520677_576_Wide_Long/1745520677_576_Wide_Long_sound.wav</text:p>
          </table:table-cell>
        </table:table-row>
        <table:table-row table:style-name="ro1">
          <table:table-cell office:value-type="string" calcext:value-type="string">
            <text:p>./archive_1/1745522984_888_Wide_Long/1745522984_888_Wide_Long_angle_data.json</text:p>
          </table:table-cell>
          <table:table-cell/>
          <table:table-cell office:value-type="string" calcext:value-type="string">
            <text:p>./archive_1/1745522984_888_Wide_Long/1745522984_888_Wide_Long_distance_data.json</text:p>
          </table:table-cell>
          <table:table-cell/>
          <table:table-cell office:value-type="string" calcext:value-type="string">
            <text:p>./archive_1/1745522984_888_Wide_Long/1745522984_888_Wide_Long_sound.wav</text:p>
          </table:table-cell>
        </table:table-row>
        <table:table-row table:style-name="ro1">
          <table:table-cell office:value-type="string" calcext:value-type="string">
            <text:p>./archive_1/1745525360_1197_Wide_Long/1745525360_1197_Wide_Long_angle_data.json</text:p>
          </table:table-cell>
          <table:table-cell/>
          <table:table-cell office:value-type="string" calcext:value-type="string">
            <text:p>./archive_1/1745525360_1197_Wide_Long/1745525360_1197_Wide_Long_distance_data.json</text:p>
          </table:table-cell>
          <table:table-cell/>
          <table:table-cell office:value-type="string" calcext:value-type="string">
            <text:p>./archive_1/1745525360_1197_Wide_Long/1745525360_1197_Wide_Long_sound.wav</text:p>
          </table:table-cell>
        </table:table-row>
        <table:table-row table:style-name="ro1">
          <table:table-cell office:value-type="string" calcext:value-type="string">
            <text:p>./archive_1/_angle_data.json</text:p>
          </table:table-cell>
          <table:table-cell/>
          <table:table-cell office:value-type="string" calcext:value-type="string">
            <text:p>./archive_1/_distance_data.json</text:p>
          </table:table-cell>
          <table:table-cell/>
          <table:table-cell office:value-type="string" calcext:value-type="string">
            <text:p>./archive_1/_sound.wav</text:p>
          </table:table-cell>
        </table:table-row>
        <table:table-row table:style-name="ro1">
          <table:table-cell office:value-type="string" calcext:value-type="string">
            <text:p>./archive_1/1744892544_2_Wide_Long1744892544_2_Wide_Long_angle_data.json</text:p>
          </table:table-cell>
          <table:table-cell/>
          <table:table-cell office:value-type="string" calcext:value-type="string">
            <text:p>./archive_1/1744892544_2_Wide_Long1744892544_2_Wide_Long_distance_data.json</text:p>
          </table:table-cell>
          <table:table-cell/>
          <table:table-cell office:value-type="string" calcext:value-type="string">
            <text:p>./archive_1/1744892544_2_Wide_Long1744892544_2_Wide_Long_sound.wav</text:p>
          </table:table-cell>
        </table:table-row>
        <table:table-row table:style-name="ro1">
          <table:table-cell office:value-type="string" calcext:value-type="string">
            <text:p>./archive_1/1744902649_328_Wide_Long1744902649_328_Wide_Long_angle_data.json</text:p>
          </table:table-cell>
          <table:table-cell/>
          <table:table-cell office:value-type="string" calcext:value-type="string">
            <text:p>./archive_1/1744902649_328_Wide_Long1744902649_328_Wide_Long_distance_data.json</text:p>
          </table:table-cell>
          <table:table-cell/>
          <table:table-cell office:value-type="string" calcext:value-type="string">
            <text:p>./archive_1/1744902649_328_Wide_Long1744902649_328_Wide_Long_sound.wav</text:p>
          </table:table-cell>
        </table:table-row>
        <table:table-row table:style-name="ro1">
          <table:table-cell office:value-type="string" calcext:value-type="string">
            <text:p>./archive_1/1744911011_646_Wide_Long1744911011_646_Wide_Long_angle_data.json</text:p>
          </table:table-cell>
          <table:table-cell/>
          <table:table-cell office:value-type="string" calcext:value-type="string">
            <text:p>./archive_1/1744911011_646_Wide_Long1744911011_646_Wide_Long_distance_data.json</text:p>
          </table:table-cell>
          <table:table-cell/>
          <table:table-cell office:value-type="string" calcext:value-type="string">
            <text:p>./archive_1/1744911011_646_Wide_Long1744911011_646_Wide_Long_sound.wav</text:p>
          </table:table-cell>
        </table:table-row>
        <table:table-row table:style-name="ro1">
          <table:table-cell office:value-type="string" calcext:value-type="string">
            <text:p>./archive_1/1744917837_959_Wide_Long1744917837_959_Wide_Long_angle_data.json</text:p>
          </table:table-cell>
          <table:table-cell/>
          <table:table-cell office:value-type="string" calcext:value-type="string">
            <text:p>./archive_1/1744917837_959_Wide_Long1744917837_959_Wide_Long_distance_data.json</text:p>
          </table:table-cell>
          <table:table-cell/>
          <table:table-cell office:value-type="string" calcext:value-type="string">
            <text:p>./archive_1/1744917837_959_Wide_Long1744917837_959_Wide_Long_sound.wav</text:p>
          </table:table-cell>
        </table:table-row>
        <table:table-row table:style-name="ro1">
          <table:table-cell office:value-type="string" calcext:value-type="string">
            <text:p>./archive_1/1745516690_269_Wide_Long1745516690_269_Wide_Long_angle_data.json</text:p>
          </table:table-cell>
          <table:table-cell/>
          <table:table-cell office:value-type="string" calcext:value-type="string">
            <text:p>./archive_1/1745516690_269_Wide_Long1745516690_269_Wide_Long_distance_data.json</text:p>
          </table:table-cell>
          <table:table-cell/>
          <table:table-cell office:value-type="string" calcext:value-type="string">
            <text:p>./archive_1/1745516690_269_Wide_Long1745516690_269_Wide_Long_sound.wav</text:p>
          </table:table-cell>
        </table:table-row>
        <table:table-row table:style-name="ro1">
          <table:table-cell office:value-type="string" calcext:value-type="string">
            <text:p>./archive_1/1745520682_577_Wide_Long1745520682_577_Wide_Long_angle_data.json</text:p>
          </table:table-cell>
          <table:table-cell/>
          <table:table-cell office:value-type="string" calcext:value-type="string">
            <text:p>./archive_1/1745520682_577_Wide_Long1745520682_577_Wide_Long_distance_data.json</text:p>
          </table:table-cell>
          <table:table-cell/>
          <table:table-cell office:value-type="string" calcext:value-type="string">
            <text:p>./archive_1/1745520682_577_Wide_Long1745520682_577_Wide_Long_sound.wav</text:p>
          </table:table-cell>
        </table:table-row>
        <table:table-row table:style-name="ro1">
          <table:table-cell office:value-type="string" calcext:value-type="string">
            <text:p>./archive_1/1745523012_889_Wide_Long1745523012_889_Wide_Long_angle_data.json</text:p>
          </table:table-cell>
          <table:table-cell/>
          <table:table-cell office:value-type="string" calcext:value-type="string">
            <text:p>./archive_1/1745523012_889_Wide_Long1745523012_889_Wide_Long_distance_data.json</text:p>
          </table:table-cell>
          <table:table-cell/>
          <table:table-cell office:value-type="string" calcext:value-type="string">
            <text:p>./archive_1/1745523012_889_Wide_Long1745523012_889_Wide_Long_sound.wav</text:p>
          </table:table-cell>
        </table:table-row>
        <table:table-row table:style-name="ro1">
          <table:table-cell office:value-type="string" calcext:value-type="string">
            <text:p>./archive_1/1745525365_1198_Wide_Long1745525365_1198_Wide_Long_angle_data.json</text:p>
          </table:table-cell>
          <table:table-cell/>
          <table:table-cell office:value-type="string" calcext:value-type="string">
            <text:p>./archive_1/1745525365_1198_Wide_Long1745525365_1198_Wide_Long_distance_data.json</text:p>
          </table:table-cell>
          <table:table-cell/>
          <table:table-cell office:value-type="string" calcext:value-type="string">
            <text:p>./archive_1/1745525365_1198_Wide_Long1745525365_1198_Wide_Long_sound.wav</text:p>
          </table:table-cell>
        </table:table-row>
        <table:table-row table:style-name="ro1">
          <table:table-cell office:value-type="string" calcext:value-type="string">
            <text:p>./archive_1/1744892581_3_Wide_Long1744892581_3_Wide_Long_angle_data.json</text:p>
          </table:table-cell>
          <table:table-cell/>
          <table:table-cell office:value-type="string" calcext:value-type="string">
            <text:p>./archive_1/1744892581_3_Wide_Long1744892581_3_Wide_Long_distance_data.json</text:p>
          </table:table-cell>
          <table:table-cell/>
          <table:table-cell office:value-type="string" calcext:value-type="string">
            <text:p>./archive_1/1744892581_3_Wide_Long1744892581_3_Wide_Long_sound.wav</text:p>
          </table:table-cell>
        </table:table-row>
        <table:table-row table:style-name="ro1">
          <table:table-cell office:value-type="string" calcext:value-type="string">
            <text:p>./archive_1/1744902669_329_Wide_Long1744902669_329_Wide_Long_angle_data.json</text:p>
          </table:table-cell>
          <table:table-cell/>
          <table:table-cell office:value-type="string" calcext:value-type="string">
            <text:p>./archive_1/1744902669_329_Wide_Long1744902669_329_Wide_Long_distance_data.json</text:p>
          </table:table-cell>
          <table:table-cell/>
          <table:table-cell office:value-type="string" calcext:value-type="string">
            <text:p>./archive_1/1744902669_329_Wide_Long1744902669_329_Wide_Long_sound.wav</text:p>
          </table:table-cell>
        </table:table-row>
        <table:table-row table:style-name="ro1">
          <table:table-cell office:value-type="string" calcext:value-type="string">
            <text:p>./archive_1/1744911031_647_Wide_Long1744911031_647_Wide_Long_angle_data.json</text:p>
          </table:table-cell>
          <table:table-cell/>
          <table:table-cell office:value-type="string" calcext:value-type="string">
            <text:p>./archive_1/1744911031_647_Wide_Long1744911031_647_Wide_Long_distance_data.json</text:p>
          </table:table-cell>
          <table:table-cell/>
          <table:table-cell office:value-type="string" calcext:value-type="string">
            <text:p>./archive_1/1744911031_647_Wide_Long1744911031_647_Wide_Long_sound.wav</text:p>
          </table:table-cell>
        </table:table-row>
        <table:table-row table:style-name="ro1">
          <table:table-cell office:value-type="string" calcext:value-type="string">
            <text:p>./archive_1/1744917857_960_Wide_Long1744917857_960_Wide_Long_angle_data.json</text:p>
          </table:table-cell>
          <table:table-cell/>
          <table:table-cell office:value-type="string" calcext:value-type="string">
            <text:p>./archive_1/1744917857_960_Wide_Long1744917857_960_Wide_Long_distance_data.json</text:p>
          </table:table-cell>
          <table:table-cell/>
          <table:table-cell office:value-type="string" calcext:value-type="string">
            <text:p>./archive_1/1744917857_960_Wide_Long1744917857_960_Wide_Long_sound.wav</text:p>
          </table:table-cell>
        </table:table-row>
        <table:table-row table:style-name="ro1">
          <table:table-cell office:value-type="string" calcext:value-type="string">
            <text:p>./archive_1/1745516698_270_Wide_Long1745516698_270_Wide_Long_angle_data.json</text:p>
          </table:table-cell>
          <table:table-cell/>
          <table:table-cell office:value-type="string" calcext:value-type="string">
            <text:p>./archive_1/1745516698_270_Wide_Long1745516698_270_Wide_Long_distance_data.json</text:p>
          </table:table-cell>
          <table:table-cell/>
          <table:table-cell office:value-type="string" calcext:value-type="string">
            <text:p>./archive_1/1745516698_270_Wide_Long1745516698_270_Wide_Long_sound.wav</text:p>
          </table:table-cell>
        </table:table-row>
        <table:table-row table:style-name="ro1">
          <table:table-cell office:value-type="string" calcext:value-type="string">
            <text:p>./archive_1/1745520688_578_Wide_Long1745520688_578_Wide_Long_angle_data.json</text:p>
          </table:table-cell>
          <table:table-cell/>
          <table:table-cell office:value-type="string" calcext:value-type="string">
            <text:p>./archive_1/1745520688_578_Wide_Long1745520688_578_Wide_Long_distance_data.json</text:p>
          </table:table-cell>
          <table:table-cell/>
          <table:table-cell office:value-type="string" calcext:value-type="string">
            <text:p>./archive_1/1745520688_578_Wide_Long1745520688_578_Wide_Long_sound.wav</text:p>
          </table:table-cell>
        </table:table-row>
        <table:table-row table:style-name="ro1">
          <table:table-cell office:value-type="string" calcext:value-type="string">
            <text:p>./archive_1/1745523016_890_Wide_Long1745523016_890_Wide_Long_angle_data.json</text:p>
          </table:table-cell>
          <table:table-cell/>
          <table:table-cell office:value-type="string" calcext:value-type="string">
            <text:p>./archive_1/1745523016_890_Wide_Long1745523016_890_Wide_Long_distance_data.json</text:p>
          </table:table-cell>
          <table:table-cell/>
          <table:table-cell office:value-type="string" calcext:value-type="string">
            <text:p>./archive_1/1745523016_890_Wide_Long1745523016_890_Wide_Long_sound.wav</text:p>
          </table:table-cell>
        </table:table-row>
        <table:table-row table:style-name="ro1">
          <table:table-cell office:value-type="string" calcext:value-type="string">
            <text:p>./archive_1/1745525369_1199_Wide_Long1745525369_1199_Wide_Long_angle_data.json</text:p>
          </table:table-cell>
          <table:table-cell/>
          <table:table-cell office:value-type="string" calcext:value-type="string">
            <text:p>./archive_1/1745525369_1199_Wide_Long1745525369_1199_Wide_Long_distance_data.json</text:p>
          </table:table-cell>
          <table:table-cell/>
          <table:table-cell office:value-type="string" calcext:value-type="string">
            <text:p>./archive_1/1745525369_1199_Wide_Long1745525369_1199_Wide_Long_sound.wav</text:p>
          </table:table-cell>
        </table:table-row>
        <table:table-row table:style-name="ro1">
          <table:table-cell office:value-type="string" calcext:value-type="string">
            <text:p>./archive_1/1744892611_4_Wide_Long1744892611_4_Wide_Long_angle_data.json</text:p>
          </table:table-cell>
          <table:table-cell/>
          <table:table-cell office:value-type="string" calcext:value-type="string">
            <text:p>./archive_1/1744892611_4_Wide_Long1744892611_4_Wide_Long_distance_data.json</text:p>
          </table:table-cell>
          <table:table-cell/>
          <table:table-cell office:value-type="string" calcext:value-type="string">
            <text:p>./archive_1/1744892611_4_Wide_Long1744892611_4_Wide_Long_sound.wav</text:p>
          </table:table-cell>
        </table:table-row>
        <table:table-row table:style-name="ro1">
          <table:table-cell office:value-type="string" calcext:value-type="string">
            <text:p>./archive_1/1744902688_330_Wide_Long1744902688_330_Wide_Long_angle_data.json</text:p>
          </table:table-cell>
          <table:table-cell/>
          <table:table-cell office:value-type="string" calcext:value-type="string">
            <text:p>./archive_1/1744902688_330_Wide_Long1744902688_330_Wide_Long_distance_data.json</text:p>
          </table:table-cell>
          <table:table-cell/>
          <table:table-cell office:value-type="string" calcext:value-type="string">
            <text:p>./archive_1/1744902688_330_Wide_Long1744902688_330_Wide_Long_sound.wav</text:p>
          </table:table-cell>
        </table:table-row>
        <table:table-row table:style-name="ro1">
          <table:table-cell office:value-type="string" calcext:value-type="string">
            <text:p>./archive_1/1744911050_648_Wide_Long1744911050_648_Wide_Long_angle_data.json</text:p>
          </table:table-cell>
          <table:table-cell/>
          <table:table-cell office:value-type="string" calcext:value-type="string">
            <text:p>./archive_1/1744911050_648_Wide_Long1744911050_648_Wide_Long_distance_data.json</text:p>
          </table:table-cell>
          <table:table-cell/>
          <table:table-cell office:value-type="string" calcext:value-type="string">
            <text:p>./archive_1/1744911050_648_Wide_Long1744911050_648_Wide_Long_sound.wav</text:p>
          </table:table-cell>
        </table:table-row>
        <table:table-row table:style-name="ro1">
          <table:table-cell office:value-type="string" calcext:value-type="string">
            <text:p>./archive_1/1744917878_961_Wide_Long1744917878_961_Wide_Long_angle_data.json</text:p>
          </table:table-cell>
          <table:table-cell/>
          <table:table-cell office:value-type="string" calcext:value-type="string">
            <text:p>./archive_1/1744917878_961_Wide_Long1744917878_961_Wide_Long_distance_data.json</text:p>
          </table:table-cell>
          <table:table-cell/>
          <table:table-cell office:value-type="string" calcext:value-type="string">
            <text:p>./archive_1/1744917878_961_Wide_Long1744917878_961_Wide_Long_sound.wav</text:p>
          </table:table-cell>
        </table:table-row>
        <table:table-row table:style-name="ro1">
          <table:table-cell office:value-type="string" calcext:value-type="string">
            <text:p>./archive_1/1745516704_271_Wide_Long1745516704_271_Wide_Long_angle_data.json</text:p>
          </table:table-cell>
          <table:table-cell/>
          <table:table-cell office:value-type="string" calcext:value-type="string">
            <text:p>./archive_1/1745516704_271_Wide_Long1745516704_271_Wide_Long_distance_data.json</text:p>
          </table:table-cell>
          <table:table-cell/>
          <table:table-cell office:value-type="string" calcext:value-type="string">
            <text:p>./archive_1/1745516704_271_Wide_Long1745516704_271_Wide_Long_sound.wav</text:p>
          </table:table-cell>
        </table:table-row>
        <table:table-row table:style-name="ro1">
          <table:table-cell office:value-type="string" calcext:value-type="string">
            <text:p>./archive_1/1745520695_579_Wide_Long1745520695_579_Wide_Long_angle_data.json</text:p>
          </table:table-cell>
          <table:table-cell/>
          <table:table-cell office:value-type="string" calcext:value-type="string">
            <text:p>./archive_1/1745520695_579_Wide_Long1745520695_579_Wide_Long_distance_data.json</text:p>
          </table:table-cell>
          <table:table-cell/>
          <table:table-cell office:value-type="string" calcext:value-type="string">
            <text:p>./archive_1/1745520695_579_Wide_Long1745520695_579_Wide_Long_sound.wav</text:p>
          </table:table-cell>
        </table:table-row>
        <table:table-row table:style-name="ro1">
          <table:table-cell office:value-type="string" calcext:value-type="string">
            <text:p>./archive_1/1745523021_891_Wide_Long1745523021_891_Wide_Long_angle_data.json</text:p>
          </table:table-cell>
          <table:table-cell/>
          <table:table-cell office:value-type="string" calcext:value-type="string">
            <text:p>./archive_1/1745523021_891_Wide_Long1745523021_891_Wide_Long_distance_data.json</text:p>
          </table:table-cell>
          <table:table-cell/>
          <table:table-cell office:value-type="string" calcext:value-type="string">
            <text:p>./archive_1/1745523021_891_Wide_Long1745523021_891_Wide_Long_sound.wav</text:p>
          </table:table-cell>
        </table:table-row>
        <table:table-row table:style-name="ro1">
          <table:table-cell office:value-type="string" calcext:value-type="string">
            <text:p>./archive_1/1745525373_1200_Wide_Long1745525373_1200_Wide_Long_angle_data.json</text:p>
          </table:table-cell>
          <table:table-cell/>
          <table:table-cell office:value-type="string" calcext:value-type="string">
            <text:p>./archive_1/1745525373_1200_Wide_Long1745525373_1200_Wide_Long_distance_data.json</text:p>
          </table:table-cell>
          <table:table-cell/>
          <table:table-cell office:value-type="string" calcext:value-type="string">
            <text:p>./archive_1/1745525373_1200_Wide_Long1745525373_1200_Wide_Long_sound.wav</text:p>
          </table:table-cell>
        </table:table-row>
        <table:table-row table:style-name="ro1">
          <table:table-cell office:value-type="string" calcext:value-type="string">
            <text:p>./archive_1/1744892639_5_Wide_Long1744892639_5_Wide_Long_angle_data.json</text:p>
          </table:table-cell>
          <table:table-cell/>
          <table:table-cell office:value-type="string" calcext:value-type="string">
            <text:p>./archive_1/1744892639_5_Wide_Long1744892639_5_Wide_Long_distance_data.json</text:p>
          </table:table-cell>
          <table:table-cell/>
          <table:table-cell office:value-type="string" calcext:value-type="string">
            <text:p>./archive_1/1744892639_5_Wide_Long1744892639_5_Wide_Long_sound.wav</text:p>
          </table:table-cell>
        </table:table-row>
        <table:table-row table:style-name="ro1">
          <table:table-cell office:value-type="string" calcext:value-type="string">
            <text:p>./archive_1/1744902707_331_Wide_Long1744902707_331_Wide_Long_angle_data.json</text:p>
          </table:table-cell>
          <table:table-cell/>
          <table:table-cell office:value-type="string" calcext:value-type="string">
            <text:p>./archive_1/1744902707_331_Wide_Long1744902707_331_Wide_Long_distance_data.json</text:p>
          </table:table-cell>
          <table:table-cell/>
          <table:table-cell office:value-type="string" calcext:value-type="string">
            <text:p>./archive_1/1744902707_331_Wide_Long1744902707_331_Wide_Long_sound.wav</text:p>
          </table:table-cell>
        </table:table-row>
        <table:table-row table:style-name="ro1">
          <table:table-cell office:value-type="string" calcext:value-type="string">
            <text:p>./archive_1/1744911070_649_Wide_Long1744911070_649_Wide_Long_angle_data.json</text:p>
          </table:table-cell>
          <table:table-cell/>
          <table:table-cell office:value-type="string" calcext:value-type="string">
            <text:p>./archive_1/1744911070_649_Wide_Long1744911070_649_Wide_Long_distance_data.json</text:p>
          </table:table-cell>
          <table:table-cell/>
          <table:table-cell office:value-type="string" calcext:value-type="string">
            <text:p>./archive_1/1744911070_649_Wide_Long1744911070_649_Wide_Long_sound.wav</text:p>
          </table:table-cell>
        </table:table-row>
        <table:table-row table:style-name="ro1">
          <table:table-cell office:value-type="string" calcext:value-type="string">
            <text:p>./archive_1/1744917899_962_Wide_Long1744917899_962_Wide_Long_angle_data.json</text:p>
          </table:table-cell>
          <table:table-cell/>
          <table:table-cell office:value-type="string" calcext:value-type="string">
            <text:p>./archive_1/1744917899_962_Wide_Long1744917899_962_Wide_Long_distance_data.json</text:p>
          </table:table-cell>
          <table:table-cell/>
          <table:table-cell office:value-type="string" calcext:value-type="string">
            <text:p>./archive_1/1744917899_962_Wide_Long1744917899_962_Wide_Long_sound.wav</text:p>
          </table:table-cell>
        </table:table-row>
        <table:table-row table:style-name="ro1">
          <table:table-cell office:value-type="string" calcext:value-type="string">
            <text:p>./archive_1/1745516709_272_Wide_Long1745516709_272_Wide_Long_angle_data.json</text:p>
          </table:table-cell>
          <table:table-cell/>
          <table:table-cell office:value-type="string" calcext:value-type="string">
            <text:p>./archive_1/1745516709_272_Wide_Long1745516709_272_Wide_Long_distance_data.json</text:p>
          </table:table-cell>
          <table:table-cell/>
          <table:table-cell office:value-type="string" calcext:value-type="string">
            <text:p>./archive_1/1745516709_272_Wide_Long1745516709_272_Wide_Long_sound.wav</text:p>
          </table:table-cell>
        </table:table-row>
        <table:table-row table:style-name="ro1">
          <table:table-cell office:value-type="string" calcext:value-type="string">
            <text:p>./archive_1/1745520700_580_Wide_Long1745520700_580_Wide_Long_angle_data.json</text:p>
          </table:table-cell>
          <table:table-cell/>
          <table:table-cell office:value-type="string" calcext:value-type="string">
            <text:p>./archive_1/1745520700_580_Wide_Long1745520700_580_Wide_Long_distance_data.json</text:p>
          </table:table-cell>
          <table:table-cell/>
          <table:table-cell office:value-type="string" calcext:value-type="string">
            <text:p>./archive_1/1745520700_580_Wide_Long1745520700_580_Wide_Long_sound.wav</text:p>
          </table:table-cell>
        </table:table-row>
        <table:table-row table:style-name="ro1">
          <table:table-cell office:value-type="string" calcext:value-type="string">
            <text:p>./archive_1/1745523025_892_Wide_Long1745523025_892_Wide_Long_angle_data.json</text:p>
          </table:table-cell>
          <table:table-cell/>
          <table:table-cell office:value-type="string" calcext:value-type="string">
            <text:p>./archive_1/1745523025_892_Wide_Long1745523025_892_Wide_Long_distance_data.json</text:p>
          </table:table-cell>
          <table:table-cell/>
          <table:table-cell office:value-type="string" calcext:value-type="string">
            <text:p>./archive_1/1745523025_892_Wide_Long1745523025_892_Wide_Long_sound.wav</text:p>
          </table:table-cell>
        </table:table-row>
        <table:table-row table:style-name="ro1">
          <table:table-cell office:value-type="string" calcext:value-type="string">
            <text:p>./archive_1/1745525378_1201_Wide_Long1745525378_1201_Wide_Long_angle_data.json</text:p>
          </table:table-cell>
          <table:table-cell/>
          <table:table-cell office:value-type="string" calcext:value-type="string">
            <text:p>./archive_1/1745525378_1201_Wide_Long1745525378_1201_Wide_Long_distance_data.json</text:p>
          </table:table-cell>
          <table:table-cell/>
          <table:table-cell office:value-type="string" calcext:value-type="string">
            <text:p>./archive_1/1745525378_1201_Wide_Long1745525378_1201_Wide_Long_sound.wav</text:p>
          </table:table-cell>
        </table:table-row>
        <table:table-row table:style-name="ro1">
          <table:table-cell office:value-type="string" calcext:value-type="string">
            <text:p>./archive_1/1744892671_6_Wide_Long1744892671_6_Wide_Long_angle_data.json</text:p>
          </table:table-cell>
          <table:table-cell/>
          <table:table-cell office:value-type="string" calcext:value-type="string">
            <text:p>./archive_1/1744892671_6_Wide_Long1744892671_6_Wide_Long_distance_data.json</text:p>
          </table:table-cell>
          <table:table-cell/>
          <table:table-cell office:value-type="string" calcext:value-type="string">
            <text:p>./archive_1/1744892671_6_Wide_Long1744892671_6_Wide_Long_sound.wav</text:p>
          </table:table-cell>
        </table:table-row>
        <table:table-row table:style-name="ro1">
          <table:table-cell office:value-type="string" calcext:value-type="string">
            <text:p>./archive_1/1744902731_332_Wide_Long1744902731_332_Wide_Long_angle_data.json</text:p>
          </table:table-cell>
          <table:table-cell/>
          <table:table-cell office:value-type="string" calcext:value-type="string">
            <text:p>./archive_1/1744902731_332_Wide_Long1744902731_332_Wide_Long_distance_data.json</text:p>
          </table:table-cell>
          <table:table-cell/>
          <table:table-cell office:value-type="string" calcext:value-type="string">
            <text:p>./archive_1/1744902731_332_Wide_Long1744902731_332_Wide_Long_sound.wav</text:p>
          </table:table-cell>
        </table:table-row>
        <table:table-row table:style-name="ro1">
          <table:table-cell office:value-type="string" calcext:value-type="string">
            <text:p>./archive_1/1744911089_650_Wide_Long1744911089_650_Wide_Long_angle_data.json</text:p>
          </table:table-cell>
          <table:table-cell/>
          <table:table-cell office:value-type="string" calcext:value-type="string">
            <text:p>./archive_1/1744911089_650_Wide_Long1744911089_650_Wide_Long_distance_data.json</text:p>
          </table:table-cell>
          <table:table-cell/>
          <table:table-cell office:value-type="string" calcext:value-type="string">
            <text:p>./archive_1/1744911089_650_Wide_Long1744911089_650_Wide_Long_sound.wav</text:p>
          </table:table-cell>
        </table:table-row>
        <table:table-row table:style-name="ro1">
          <table:table-cell office:value-type="string" calcext:value-type="string">
            <text:p>./archive_1/1744917918_963_Wide_Long1744917918_963_Wide_Long_angle_data.json</text:p>
          </table:table-cell>
          <table:table-cell/>
          <table:table-cell office:value-type="string" calcext:value-type="string">
            <text:p>./archive_1/1744917918_963_Wide_Long1744917918_963_Wide_Long_distance_data.json</text:p>
          </table:table-cell>
          <table:table-cell/>
          <table:table-cell office:value-type="string" calcext:value-type="string">
            <text:p>./archive_1/1744917918_963_Wide_Long1744917918_963_Wide_Long_sound.wav</text:p>
          </table:table-cell>
        </table:table-row>
        <table:table-row table:style-name="ro1">
          <table:table-cell office:value-type="string" calcext:value-type="string">
            <text:p>./archive_1/1745516714_273_Wide_Long1745516714_273_Wide_Long_angle_data.json</text:p>
          </table:table-cell>
          <table:table-cell/>
          <table:table-cell office:value-type="string" calcext:value-type="string">
            <text:p>./archive_1/1745516714_273_Wide_Long1745516714_273_Wide_Long_distance_data.json</text:p>
          </table:table-cell>
          <table:table-cell/>
          <table:table-cell office:value-type="string" calcext:value-type="string">
            <text:p>./archive_1/1745516714_273_Wide_Long1745516714_273_Wide_Long_sound.wav</text:p>
          </table:table-cell>
        </table:table-row>
        <table:table-row table:style-name="ro1">
          <table:table-cell office:value-type="string" calcext:value-type="string">
            <text:p>./archive_1/1745520705_581_Wide_Long1745520705_581_Wide_Long_angle_data.json</text:p>
          </table:table-cell>
          <table:table-cell/>
          <table:table-cell office:value-type="string" calcext:value-type="string">
            <text:p>./archive_1/1745520705_581_Wide_Long1745520705_581_Wide_Long_distance_data.json</text:p>
          </table:table-cell>
          <table:table-cell/>
          <table:table-cell office:value-type="string" calcext:value-type="string">
            <text:p>./archive_1/1745520705_581_Wide_Long1745520705_581_Wide_Long_sound.wav</text:p>
          </table:table-cell>
        </table:table-row>
        <table:table-row table:style-name="ro1">
          <table:table-cell office:value-type="string" calcext:value-type="string">
            <text:p>./archive_1/1745523030_893_Wide_Long1745523030_893_Wide_Long_angle_data.json</text:p>
          </table:table-cell>
          <table:table-cell/>
          <table:table-cell office:value-type="string" calcext:value-type="string">
            <text:p>./archive_1/1745523030_893_Wide_Long1745523030_893_Wide_Long_distance_data.json</text:p>
          </table:table-cell>
          <table:table-cell/>
          <table:table-cell office:value-type="string" calcext:value-type="string">
            <text:p>./archive_1/1745523030_893_Wide_Long1745523030_893_Wide_Long_sound.wav</text:p>
          </table:table-cell>
        </table:table-row>
        <table:table-row table:style-name="ro1">
          <table:table-cell office:value-type="string" calcext:value-type="string">
            <text:p>./archive_1/1745525382_1202_Wide_Long1745525382_1202_Wide_Long_angle_data.json</text:p>
          </table:table-cell>
          <table:table-cell/>
          <table:table-cell office:value-type="string" calcext:value-type="string">
            <text:p>./archive_1/1745525382_1202_Wide_Long1745525382_1202_Wide_Long_distance_data.json</text:p>
          </table:table-cell>
          <table:table-cell/>
          <table:table-cell office:value-type="string" calcext:value-type="string">
            <text:p>./archive_1/1745525382_1202_Wide_Long1745525382_1202_Wide_Long_sound.wav</text:p>
          </table:table-cell>
        </table:table-row>
        <table:table-row table:style-name="ro1">
          <table:table-cell office:value-type="string" calcext:value-type="string">
            <text:p>./archive_1/1744892736_7_Wide_Long1744892736_7_Wide_Long_angle_data.json</text:p>
          </table:table-cell>
          <table:table-cell/>
          <table:table-cell office:value-type="string" calcext:value-type="string">
            <text:p>./archive_1/1744892736_7_Wide_Long1744892736_7_Wide_Long_distance_data.json</text:p>
          </table:table-cell>
          <table:table-cell/>
          <table:table-cell office:value-type="string" calcext:value-type="string">
            <text:p>./archive_1/1744892736_7_Wide_Long1744892736_7_Wide_Long_sound.wav</text:p>
          </table:table-cell>
        </table:table-row>
        <table:table-row table:style-name="ro1">
          <table:table-cell office:value-type="string" calcext:value-type="string">
            <text:p>./archive_1/1744902755_333_Wide_Long1744902755_333_Wide_Long_angle_data.json</text:p>
          </table:table-cell>
          <table:table-cell/>
          <table:table-cell office:value-type="string" calcext:value-type="string">
            <text:p>./archive_1/1744902755_333_Wide_Long1744902755_333_Wide_Long_distance_data.json</text:p>
          </table:table-cell>
          <table:table-cell/>
          <table:table-cell office:value-type="string" calcext:value-type="string">
            <text:p>./archive_1/1744902755_333_Wide_Long1744902755_333_Wide_Long_sound.wav</text:p>
          </table:table-cell>
        </table:table-row>
        <table:table-row table:style-name="ro1">
          <table:table-cell office:value-type="string" calcext:value-type="string">
            <text:p>./archive_1/1744911109_651_Wide_Long1744911109_651_Wide_Long_angle_data.json</text:p>
          </table:table-cell>
          <table:table-cell/>
          <table:table-cell office:value-type="string" calcext:value-type="string">
            <text:p>./archive_1/1744911109_651_Wide_Long1744911109_651_Wide_Long_distance_data.json</text:p>
          </table:table-cell>
          <table:table-cell/>
          <table:table-cell office:value-type="string" calcext:value-type="string">
            <text:p>./archive_1/1744911109_651_Wide_Long1744911109_651_Wide_Long_sound.wav</text:p>
          </table:table-cell>
        </table:table-row>
        <table:table-row table:style-name="ro1">
          <table:table-cell office:value-type="string" calcext:value-type="string">
            <text:p>./archive_1/1744917938_964_Wide_Long1744917938_964_Wide_Long_angle_data.json</text:p>
          </table:table-cell>
          <table:table-cell/>
          <table:table-cell office:value-type="string" calcext:value-type="string">
            <text:p>./archive_1/1744917938_964_Wide_Long1744917938_964_Wide_Long_distance_data.json</text:p>
          </table:table-cell>
          <table:table-cell/>
          <table:table-cell office:value-type="string" calcext:value-type="string">
            <text:p>./archive_1/1744917938_964_Wide_Long1744917938_964_Wide_Long_sound.wav</text:p>
          </table:table-cell>
        </table:table-row>
        <table:table-row table:style-name="ro1">
          <table:table-cell office:value-type="string" calcext:value-type="string">
            <text:p>./archive_1/1745516719_274_Wide_Long1745516719_274_Wide_Long_angle_data.json</text:p>
          </table:table-cell>
          <table:table-cell/>
          <table:table-cell office:value-type="string" calcext:value-type="string">
            <text:p>./archive_1/1745516719_274_Wide_Long1745516719_274_Wide_Long_distance_data.json</text:p>
          </table:table-cell>
          <table:table-cell/>
          <table:table-cell office:value-type="string" calcext:value-type="string">
            <text:p>./archive_1/1745516719_274_Wide_Long1745516719_274_Wide_Long_sound.wav</text:p>
          </table:table-cell>
        </table:table-row>
        <table:table-row table:style-name="ro1">
          <table:table-cell office:value-type="string" calcext:value-type="string">
            <text:p>./archive_1/1745520710_582_Wide_Long1745520710_582_Wide_Long_angle_data.json</text:p>
          </table:table-cell>
          <table:table-cell/>
          <table:table-cell office:value-type="string" calcext:value-type="string">
            <text:p>./archive_1/1745520710_582_Wide_Long1745520710_582_Wide_Long_distance_data.json</text:p>
          </table:table-cell>
          <table:table-cell/>
          <table:table-cell office:value-type="string" calcext:value-type="string">
            <text:p>./archive_1/1745520710_582_Wide_Long1745520710_582_Wide_Long_sound.wav</text:p>
          </table:table-cell>
        </table:table-row>
        <table:table-row table:style-name="ro1">
          <table:table-cell office:value-type="string" calcext:value-type="string">
            <text:p>./archive_1/1745523041_894_Wide_Long1745523041_894_Wide_Long_angle_data.json</text:p>
          </table:table-cell>
          <table:table-cell/>
          <table:table-cell office:value-type="string" calcext:value-type="string">
            <text:p>./archive_1/1745523041_894_Wide_Long1745523041_894_Wide_Long_distance_data.json</text:p>
          </table:table-cell>
          <table:table-cell/>
          <table:table-cell office:value-type="string" calcext:value-type="string">
            <text:p>./archive_1/1745523041_894_Wide_Long1745523041_894_Wide_Long_sound.wav</text:p>
          </table:table-cell>
        </table:table-row>
        <table:table-row table:style-name="ro1">
          <table:table-cell office:value-type="string" calcext:value-type="string">
            <text:p>./archive_1/1745525387_1203_Wide_Long1745525387_1203_Wide_Long_angle_data.json</text:p>
          </table:table-cell>
          <table:table-cell/>
          <table:table-cell office:value-type="string" calcext:value-type="string">
            <text:p>./archive_1/1745525387_1203_Wide_Long1745525387_1203_Wide_Long_distance_data.json</text:p>
          </table:table-cell>
          <table:table-cell/>
          <table:table-cell office:value-type="string" calcext:value-type="string">
            <text:p>./archive_1/1745525387_1203_Wide_Long1745525387_1203_Wide_Long_sound.wav</text:p>
          </table:table-cell>
        </table:table-row>
        <table:table-row table:style-name="ro1">
          <table:table-cell office:value-type="string" calcext:value-type="string">
            <text:p>./archive_1/1744892761_8_Wide_Long1744892761_8_Wide_Long_angle_data.json</text:p>
          </table:table-cell>
          <table:table-cell/>
          <table:table-cell office:value-type="string" calcext:value-type="string">
            <text:p>./archive_1/1744892761_8_Wide_Long1744892761_8_Wide_Long_distance_data.json</text:p>
          </table:table-cell>
          <table:table-cell/>
          <table:table-cell office:value-type="string" calcext:value-type="string">
            <text:p>./archive_1/1744892761_8_Wide_Long1744892761_8_Wide_Long_sound.wav</text:p>
          </table:table-cell>
        </table:table-row>
        <table:table-row table:style-name="ro1">
          <table:table-cell office:value-type="string" calcext:value-type="string">
            <text:p>./archive_1/1744902775_334_Wide_Long1744902775_334_Wide_Long_angle_data.json</text:p>
          </table:table-cell>
          <table:table-cell/>
          <table:table-cell office:value-type="string" calcext:value-type="string">
            <text:p>./archive_1/1744902775_334_Wide_Long1744902775_334_Wide_Long_distance_data.json</text:p>
          </table:table-cell>
          <table:table-cell/>
          <table:table-cell office:value-type="string" calcext:value-type="string">
            <text:p>./archive_1/1744902775_334_Wide_Long1744902775_334_Wide_Long_sound.wav</text:p>
          </table:table-cell>
        </table:table-row>
        <table:table-row table:style-name="ro1">
          <table:table-cell office:value-type="string" calcext:value-type="string">
            <text:p>./archive_1/1744911130_652_Wide_Long1744911130_652_Wide_Long_angle_data.json</text:p>
          </table:table-cell>
          <table:table-cell/>
          <table:table-cell office:value-type="string" calcext:value-type="string">
            <text:p>./archive_1/1744911130_652_Wide_Long1744911130_652_Wide_Long_distance_data.json</text:p>
          </table:table-cell>
          <table:table-cell/>
          <table:table-cell office:value-type="string" calcext:value-type="string">
            <text:p>./archive_1/1744911130_652_Wide_Long1744911130_652_Wide_Long_sound.wav</text:p>
          </table:table-cell>
        </table:table-row>
        <table:table-row table:style-name="ro1">
          <table:table-cell office:value-type="string" calcext:value-type="string">
            <text:p>./archive_1/1744917958_965_Wide_Long1744917958_965_Wide_Long_angle_data.json</text:p>
          </table:table-cell>
          <table:table-cell/>
          <table:table-cell office:value-type="string" calcext:value-type="string">
            <text:p>./archive_1/1744917958_965_Wide_Long1744917958_965_Wide_Long_distance_data.json</text:p>
          </table:table-cell>
          <table:table-cell/>
          <table:table-cell office:value-type="string" calcext:value-type="string">
            <text:p>./archive_1/1744917958_965_Wide_Long1744917958_965_Wide_Long_sound.wav</text:p>
          </table:table-cell>
        </table:table-row>
        <table:table-row table:style-name="ro1">
          <table:table-cell office:value-type="string" calcext:value-type="string">
            <text:p>./archive_1/1745516726_275_Wide_Long1745516726_275_Wide_Long_angle_data.json</text:p>
          </table:table-cell>
          <table:table-cell/>
          <table:table-cell office:value-type="string" calcext:value-type="string">
            <text:p>./archive_1/1745516726_275_Wide_Long1745516726_275_Wide_Long_distance_data.json</text:p>
          </table:table-cell>
          <table:table-cell/>
          <table:table-cell office:value-type="string" calcext:value-type="string">
            <text:p>./archive_1/1745516726_275_Wide_Long1745516726_275_Wide_Long_sound.wav</text:p>
          </table:table-cell>
        </table:table-row>
        <table:table-row table:style-name="ro1">
          <table:table-cell office:value-type="string" calcext:value-type="string">
            <text:p>./archive_1/1745520715_583_Wide_Long1745520715_583_Wide_Long_angle_data.json</text:p>
          </table:table-cell>
          <table:table-cell/>
          <table:table-cell office:value-type="string" calcext:value-type="string">
            <text:p>./archive_1/1745520715_583_Wide_Long1745520715_583_Wide_Long_distance_data.json</text:p>
          </table:table-cell>
          <table:table-cell/>
          <table:table-cell office:value-type="string" calcext:value-type="string">
            <text:p>./archive_1/1745520715_583_Wide_Long1745520715_583_Wide_Long_sound.wav</text:p>
          </table:table-cell>
        </table:table-row>
        <table:table-row table:style-name="ro1">
          <table:table-cell office:value-type="string" calcext:value-type="string">
            <text:p>./archive_1/1745523046_895_Wide_Long1745523046_895_Wide_Long_angle_data.json</text:p>
          </table:table-cell>
          <table:table-cell/>
          <table:table-cell office:value-type="string" calcext:value-type="string">
            <text:p>./archive_1/1745523046_895_Wide_Long1745523046_895_Wide_Long_distance_data.json</text:p>
          </table:table-cell>
          <table:table-cell/>
          <table:table-cell office:value-type="string" calcext:value-type="string">
            <text:p>./archive_1/1745523046_895_Wide_Long1745523046_895_Wide_Long_sound.wav</text:p>
          </table:table-cell>
        </table:table-row>
        <table:table-row table:style-name="ro1">
          <table:table-cell office:value-type="string" calcext:value-type="string">
            <text:p>./archive_1/1745525391_1204_Wide_Long1745525391_1204_Wide_Long_angle_data.json</text:p>
          </table:table-cell>
          <table:table-cell/>
          <table:table-cell office:value-type="string" calcext:value-type="string">
            <text:p>./archive_1/1745525391_1204_Wide_Long1745525391_1204_Wide_Long_distance_data.json</text:p>
          </table:table-cell>
          <table:table-cell/>
          <table:table-cell office:value-type="string" calcext:value-type="string">
            <text:p>./archive_1/1745525391_1204_Wide_Long1745525391_1204_Wide_Long_sound.wav</text:p>
          </table:table-cell>
        </table:table-row>
        <table:table-row table:style-name="ro1">
          <table:table-cell office:value-type="string" calcext:value-type="string">
            <text:p>./archive_1/1744892788_9_Wide_Long1744892788_9_Wide_Long_angle_data.json</text:p>
          </table:table-cell>
          <table:table-cell/>
          <table:table-cell office:value-type="string" calcext:value-type="string">
            <text:p>./archive_1/1744892788_9_Wide_Long1744892788_9_Wide_Long_distance_data.json</text:p>
          </table:table-cell>
          <table:table-cell/>
          <table:table-cell office:value-type="string" calcext:value-type="string">
            <text:p>./archive_1/1744892788_9_Wide_Long1744892788_9_Wide_Long_sound.wav</text:p>
          </table:table-cell>
        </table:table-row>
        <table:table-row table:style-name="ro1">
          <table:table-cell office:value-type="string" calcext:value-type="string">
            <text:p>./archive_1/1744902794_335_Wide_Long1744902794_335_Wide_Long_angle_data.json</text:p>
          </table:table-cell>
          <table:table-cell/>
          <table:table-cell office:value-type="string" calcext:value-type="string">
            <text:p>./archive_1/1744902794_335_Wide_Long1744902794_335_Wide_Long_distance_data.json</text:p>
          </table:table-cell>
          <table:table-cell/>
          <table:table-cell office:value-type="string" calcext:value-type="string">
            <text:p>./archive_1/1744902794_335_Wide_Long1744902794_335_Wide_Long_sound.wav</text:p>
          </table:table-cell>
        </table:table-row>
        <table:table-row table:style-name="ro1">
          <table:table-cell office:value-type="string" calcext:value-type="string">
            <text:p>./archive_1/1744911150_653_Wide_Long1744911150_653_Wide_Long_angle_data.json</text:p>
          </table:table-cell>
          <table:table-cell/>
          <table:table-cell office:value-type="string" calcext:value-type="string">
            <text:p>./archive_1/1744911150_653_Wide_Long1744911150_653_Wide_Long_distance_data.json</text:p>
          </table:table-cell>
          <table:table-cell/>
          <table:table-cell office:value-type="string" calcext:value-type="string">
            <text:p>./archive_1/1744911150_653_Wide_Long1744911150_653_Wide_Long_sound.wav</text:p>
          </table:table-cell>
        </table:table-row>
        <table:table-row table:style-name="ro1">
          <table:table-cell office:value-type="string" calcext:value-type="string">
            <text:p>./archive_1/1744917978_966_Wide_Long1744917978_966_Wide_Long_angle_data.json</text:p>
          </table:table-cell>
          <table:table-cell/>
          <table:table-cell office:value-type="string" calcext:value-type="string">
            <text:p>./archive_1/1744917978_966_Wide_Long1744917978_966_Wide_Long_distance_data.json</text:p>
          </table:table-cell>
          <table:table-cell/>
          <table:table-cell office:value-type="string" calcext:value-type="string">
            <text:p>./archive_1/1744917978_966_Wide_Long1744917978_966_Wide_Long_sound.wav</text:p>
          </table:table-cell>
        </table:table-row>
        <table:table-row table:style-name="ro1">
          <table:table-cell office:value-type="string" calcext:value-type="string">
            <text:p>./archive_1/1745516954_276_Wide_Long1745516954_276_Wide_Long_angle_data.json</text:p>
          </table:table-cell>
          <table:table-cell/>
          <table:table-cell office:value-type="string" calcext:value-type="string">
            <text:p>./archive_1/1745516954_276_Wide_Long1745516954_276_Wide_Long_distance_data.json</text:p>
          </table:table-cell>
          <table:table-cell/>
          <table:table-cell office:value-type="string" calcext:value-type="string">
            <text:p>./archive_1/1745516954_276_Wide_Long1745516954_276_Wide_Long_sound.wav</text:p>
          </table:table-cell>
        </table:table-row>
        <table:table-row table:style-name="ro1">
          <table:table-cell office:value-type="string" calcext:value-type="string">
            <text:p>./archive_1/1745520719_584_Wide_Long1745520719_584_Wide_Long_angle_data.json</text:p>
          </table:table-cell>
          <table:table-cell/>
          <table:table-cell office:value-type="string" calcext:value-type="string">
            <text:p>./archive_1/1745520719_584_Wide_Long1745520719_584_Wide_Long_distance_data.json</text:p>
          </table:table-cell>
          <table:table-cell/>
          <table:table-cell office:value-type="string" calcext:value-type="string">
            <text:p>./archive_1/1745520719_584_Wide_Long1745520719_584_Wide_Long_sound.wav</text:p>
          </table:table-cell>
        </table:table-row>
        <table:table-row table:style-name="ro1">
          <table:table-cell office:value-type="string" calcext:value-type="string">
            <text:p>./archive_1/1745523051_896_Wide_Long1745523051_896_Wide_Long_angle_data.json</text:p>
          </table:table-cell>
          <table:table-cell/>
          <table:table-cell office:value-type="string" calcext:value-type="string">
            <text:p>./archive_1/1745523051_896_Wide_Long1745523051_896_Wide_Long_distance_data.json</text:p>
          </table:table-cell>
          <table:table-cell/>
          <table:table-cell office:value-type="string" calcext:value-type="string">
            <text:p>./archive_1/1745523051_896_Wide_Long1745523051_896_Wide_Long_sound.wav</text:p>
          </table:table-cell>
        </table:table-row>
        <table:table-row table:style-name="ro1">
          <table:table-cell office:value-type="string" calcext:value-type="string">
            <text:p>./archive_1/1745525395_1205_Wide_Long1745525395_1205_Wide_Long_angle_data.json</text:p>
          </table:table-cell>
          <table:table-cell/>
          <table:table-cell office:value-type="string" calcext:value-type="string">
            <text:p>./archive_1/1745525395_1205_Wide_Long1745525395_1205_Wide_Long_distance_data.json</text:p>
          </table:table-cell>
          <table:table-cell/>
          <table:table-cell office:value-type="string" calcext:value-type="string">
            <text:p>./archive_1/1745525395_1205_Wide_Long1745525395_1205_Wide_Long_sound.wav</text:p>
          </table:table-cell>
        </table:table-row>
        <table:table-row table:style-name="ro1">
          <table:table-cell office:value-type="string" calcext:value-type="string">
            <text:p>./archive_1/1744892843_11_Wide_Long1744892843_11_Wide_Long_angle_data.json</text:p>
          </table:table-cell>
          <table:table-cell/>
          <table:table-cell office:value-type="string" calcext:value-type="string">
            <text:p>./archive_1/1744892843_11_Wide_Long1744892843_11_Wide_Long_distance_data.json</text:p>
          </table:table-cell>
          <table:table-cell/>
          <table:table-cell office:value-type="string" calcext:value-type="string">
            <text:p>./archive_1/1744892843_11_Wide_Long1744892843_11_Wide_Long_sound.wav</text:p>
          </table:table-cell>
        </table:table-row>
        <table:table-row table:style-name="ro1">
          <table:table-cell office:value-type="string" calcext:value-type="string">
            <text:p>./archive_1/1744902813_336_Wide_Long1744902813_336_Wide_Long_angle_data.json</text:p>
          </table:table-cell>
          <table:table-cell/>
          <table:table-cell office:value-type="string" calcext:value-type="string">
            <text:p>./archive_1/1744902813_336_Wide_Long1744902813_336_Wide_Long_distance_data.json</text:p>
          </table:table-cell>
          <table:table-cell/>
          <table:table-cell office:value-type="string" calcext:value-type="string">
            <text:p>./archive_1/1744902813_336_Wide_Long1744902813_336_Wide_Long_sound.wav</text:p>
          </table:table-cell>
        </table:table-row>
        <table:table-row table:style-name="ro1">
          <table:table-cell office:value-type="string" calcext:value-type="string">
            <text:p>./archive_1/1744911173_654_Wide_Long1744911173_654_Wide_Long_angle_data.json</text:p>
          </table:table-cell>
          <table:table-cell/>
          <table:table-cell office:value-type="string" calcext:value-type="string">
            <text:p>./archive_1/1744911173_654_Wide_Long1744911173_654_Wide_Long_distance_data.json</text:p>
          </table:table-cell>
          <table:table-cell/>
          <table:table-cell office:value-type="string" calcext:value-type="string">
            <text:p>./archive_1/1744911173_654_Wide_Long1744911173_654_Wide_Long_sound.wav</text:p>
          </table:table-cell>
        </table:table-row>
        <table:table-row table:style-name="ro1">
          <table:table-cell office:value-type="string" calcext:value-type="string">
            <text:p>./archive_1/1744917998_967_Wide_Long1744917998_967_Wide_Long_angle_data.json</text:p>
          </table:table-cell>
          <table:table-cell/>
          <table:table-cell office:value-type="string" calcext:value-type="string">
            <text:p>./archive_1/1744917998_967_Wide_Long1744917998_967_Wide_Long_distance_data.json</text:p>
          </table:table-cell>
          <table:table-cell/>
          <table:table-cell office:value-type="string" calcext:value-type="string">
            <text:p>./archive_1/1744917998_967_Wide_Long1744917998_967_Wide_Long_sound.wav</text:p>
          </table:table-cell>
        </table:table-row>
        <table:table-row table:style-name="ro1">
          <table:table-cell office:value-type="string" calcext:value-type="string">
            <text:p>./archive_1/1745516959_277_Wide_Long1745516959_277_Wide_Long_angle_data.json</text:p>
          </table:table-cell>
          <table:table-cell/>
          <table:table-cell office:value-type="string" calcext:value-type="string">
            <text:p>./archive_1/1745516959_277_Wide_Long1745516959_277_Wide_Long_distance_data.json</text:p>
          </table:table-cell>
          <table:table-cell/>
          <table:table-cell office:value-type="string" calcext:value-type="string">
            <text:p>./archive_1/1745516959_277_Wide_Long1745516959_277_Wide_Long_sound.wav</text:p>
          </table:table-cell>
        </table:table-row>
        <table:table-row table:style-name="ro1">
          <table:table-cell office:value-type="string" calcext:value-type="string">
            <text:p>./archive_1/1745520727_585_Wide_Long1745520727_585_Wide_Long_angle_data.json</text:p>
          </table:table-cell>
          <table:table-cell/>
          <table:table-cell office:value-type="string" calcext:value-type="string">
            <text:p>./archive_1/1745520727_585_Wide_Long1745520727_585_Wide_Long_distance_data.json</text:p>
          </table:table-cell>
          <table:table-cell/>
          <table:table-cell office:value-type="string" calcext:value-type="string">
            <text:p>./archive_1/1745520727_585_Wide_Long1745520727_585_Wide_Long_sound.wav</text:p>
          </table:table-cell>
        </table:table-row>
        <table:table-row table:style-name="ro1">
          <table:table-cell office:value-type="string" calcext:value-type="string">
            <text:p>./archive_1/1745523056_897_Wide_Long1745523056_897_Wide_Long_angle_data.json</text:p>
          </table:table-cell>
          <table:table-cell/>
          <table:table-cell office:value-type="string" calcext:value-type="string">
            <text:p>./archive_1/1745523056_897_Wide_Long1745523056_897_Wide_Long_distance_data.json</text:p>
          </table:table-cell>
          <table:table-cell/>
          <table:table-cell office:value-type="string" calcext:value-type="string">
            <text:p>./archive_1/1745523056_897_Wide_Long1745523056_897_Wide_Long_sound.wav</text:p>
          </table:table-cell>
        </table:table-row>
        <table:table-row table:style-name="ro1">
          <table:table-cell office:value-type="string" calcext:value-type="string">
            <text:p>./archive_1/1745525400_1206_Wide_Long1745525400_1206_Wide_Long_angle_data.json</text:p>
          </table:table-cell>
          <table:table-cell/>
          <table:table-cell office:value-type="string" calcext:value-type="string">
            <text:p>./archive_1/1745525400_1206_Wide_Long1745525400_1206_Wide_Long_distance_data.json</text:p>
          </table:table-cell>
          <table:table-cell/>
          <table:table-cell office:value-type="string" calcext:value-type="string">
            <text:p>./archive_1/1745525400_1206_Wide_Long1745525400_1206_Wide_Long_sound.wav</text:p>
          </table:table-cell>
        </table:table-row>
        <table:table-row table:style-name="ro1">
          <table:table-cell office:value-type="string" calcext:value-type="string">
            <text:p>./archive_1/1744892868_12_Wide_Long1744892868_12_Wide_Long_angle_data.json</text:p>
          </table:table-cell>
          <table:table-cell/>
          <table:table-cell office:value-type="string" calcext:value-type="string">
            <text:p>./archive_1/1744892868_12_Wide_Long1744892868_12_Wide_Long_distance_data.json</text:p>
          </table:table-cell>
          <table:table-cell/>
          <table:table-cell office:value-type="string" calcext:value-type="string">
            <text:p>./archive_1/1744892868_12_Wide_Long1744892868_12_Wide_Long_sound.wav</text:p>
          </table:table-cell>
        </table:table-row>
        <table:table-row table:style-name="ro1">
          <table:table-cell office:value-type="string" calcext:value-type="string">
            <text:p>./archive_1/1744902832_337_Wide_Long1744902832_337_Wide_Long_angle_data.json</text:p>
          </table:table-cell>
          <table:table-cell/>
          <table:table-cell office:value-type="string" calcext:value-type="string">
            <text:p>./archive_1/1744902832_337_Wide_Long1744902832_337_Wide_Long_distance_data.json</text:p>
          </table:table-cell>
          <table:table-cell/>
          <table:table-cell office:value-type="string" calcext:value-type="string">
            <text:p>./archive_1/1744902832_337_Wide_Long1744902832_337_Wide_Long_sound.wav</text:p>
          </table:table-cell>
        </table:table-row>
        <table:table-row table:style-name="ro1">
          <table:table-cell office:value-type="string" calcext:value-type="string">
            <text:p>./archive_1/1744911193_655_Wide_Long1744911193_655_Wide_Long_angle_data.json</text:p>
          </table:table-cell>
          <table:table-cell/>
          <table:table-cell office:value-type="string" calcext:value-type="string">
            <text:p>./archive_1/1744911193_655_Wide_Long1744911193_655_Wide_Long_distance_data.json</text:p>
          </table:table-cell>
          <table:table-cell/>
          <table:table-cell office:value-type="string" calcext:value-type="string">
            <text:p>./archive_1/1744911193_655_Wide_Long1744911193_655_Wide_Long_sound.wav</text:p>
          </table:table-cell>
        </table:table-row>
        <table:table-row table:style-name="ro1">
          <table:table-cell office:value-type="string" calcext:value-type="string">
            <text:p>./archive_1/1744918018_968_Wide_Long1744918018_968_Wide_Long_angle_data.json</text:p>
          </table:table-cell>
          <table:table-cell/>
          <table:table-cell office:value-type="string" calcext:value-type="string">
            <text:p>./archive_1/1744918018_968_Wide_Long1744918018_968_Wide_Long_distance_data.json</text:p>
          </table:table-cell>
          <table:table-cell/>
          <table:table-cell office:value-type="string" calcext:value-type="string">
            <text:p>./archive_1/1744918018_968_Wide_Long1744918018_968_Wide_Long_sound.wav</text:p>
          </table:table-cell>
        </table:table-row>
        <table:table-row table:style-name="ro1">
          <table:table-cell office:value-type="string" calcext:value-type="string">
            <text:p>./archive_1/1745516969_278_Wide_Long1745516969_278_Wide_Long_angle_data.json</text:p>
          </table:table-cell>
          <table:table-cell/>
          <table:table-cell office:value-type="string" calcext:value-type="string">
            <text:p>./archive_1/1745516969_278_Wide_Long1745516969_278_Wide_Long_distance_data.json</text:p>
          </table:table-cell>
          <table:table-cell/>
          <table:table-cell office:value-type="string" calcext:value-type="string">
            <text:p>./archive_1/1745516969_278_Wide_Long1745516969_278_Wide_Long_sound.wav</text:p>
          </table:table-cell>
        </table:table-row>
        <table:table-row table:style-name="ro1">
          <table:table-cell office:value-type="string" calcext:value-type="string">
            <text:p>./archive_1/1745520732_586_Wide_Long1745520732_586_Wide_Long_angle_data.json</text:p>
          </table:table-cell>
          <table:table-cell/>
          <table:table-cell office:value-type="string" calcext:value-type="string">
            <text:p>./archive_1/1745520732_586_Wide_Long1745520732_586_Wide_Long_distance_data.json</text:p>
          </table:table-cell>
          <table:table-cell/>
          <table:table-cell office:value-type="string" calcext:value-type="string">
            <text:p>./archive_1/1745520732_586_Wide_Long1745520732_586_Wide_Long_sound.wav</text:p>
          </table:table-cell>
        </table:table-row>
        <table:table-row table:style-name="ro1">
          <table:table-cell office:value-type="string" calcext:value-type="string">
            <text:p>./archive_1/1745523060_898_Wide_Long1745523060_898_Wide_Long_angle_data.json</text:p>
          </table:table-cell>
          <table:table-cell/>
          <table:table-cell office:value-type="string" calcext:value-type="string">
            <text:p>./archive_1/1745523060_898_Wide_Long1745523060_898_Wide_Long_distance_data.json</text:p>
          </table:table-cell>
          <table:table-cell/>
          <table:table-cell office:value-type="string" calcext:value-type="string">
            <text:p>./archive_1/1745523060_898_Wide_Long1745523060_898_Wide_Long_sound.wav</text:p>
          </table:table-cell>
        </table:table-row>
        <table:table-row table:style-name="ro1">
          <table:table-cell office:value-type="string" calcext:value-type="string">
            <text:p>./archive_1/1745525404_1207_Wide_Long1745525404_1207_Wide_Long_angle_data.json</text:p>
          </table:table-cell>
          <table:table-cell/>
          <table:table-cell office:value-type="string" calcext:value-type="string">
            <text:p>./archive_1/1745525404_1207_Wide_Long1745525404_1207_Wide_Long_distance_data.json</text:p>
          </table:table-cell>
          <table:table-cell/>
          <table:table-cell office:value-type="string" calcext:value-type="string">
            <text:p>./archive_1/1745525404_1207_Wide_Long1745525404_1207_Wide_Long_sound.wav</text:p>
          </table:table-cell>
        </table:table-row>
        <table:table-row table:style-name="ro1">
          <table:table-cell office:value-type="string" calcext:value-type="string">
            <text:p>./archive_1/1744892892_13_Wide_Long1744892892_13_Wide_Long_angle_data.json</text:p>
          </table:table-cell>
          <table:table-cell/>
          <table:table-cell office:value-type="string" calcext:value-type="string">
            <text:p>./archive_1/1744892892_13_Wide_Long1744892892_13_Wide_Long_distance_data.json</text:p>
          </table:table-cell>
          <table:table-cell/>
          <table:table-cell office:value-type="string" calcext:value-type="string">
            <text:p>./archive_1/1744892892_13_Wide_Long1744892892_13_Wide_Long_sound.wav</text:p>
          </table:table-cell>
        </table:table-row>
        <table:table-row table:style-name="ro1">
          <table:table-cell office:value-type="string" calcext:value-type="string">
            <text:p>./archive_1/1744902851_338_Wide_Long1744902851_338_Wide_Long_angle_data.json</text:p>
          </table:table-cell>
          <table:table-cell/>
          <table:table-cell office:value-type="string" calcext:value-type="string">
            <text:p>./archive_1/1744902851_338_Wide_Long1744902851_338_Wide_Long_distance_data.json</text:p>
          </table:table-cell>
          <table:table-cell/>
          <table:table-cell office:value-type="string" calcext:value-type="string">
            <text:p>./archive_1/1744902851_338_Wide_Long1744902851_338_Wide_Long_sound.wav</text:p>
          </table:table-cell>
        </table:table-row>
        <table:table-row table:style-name="ro1">
          <table:table-cell office:value-type="string" calcext:value-type="string">
            <text:p>./archive_1/1744911213_656_Wide_Long1744911213_656_Wide_Long_angle_data.json</text:p>
          </table:table-cell>
          <table:table-cell/>
          <table:table-cell office:value-type="string" calcext:value-type="string">
            <text:p>./archive_1/1744911213_656_Wide_Long1744911213_656_Wide_Long_distance_data.json</text:p>
          </table:table-cell>
          <table:table-cell/>
          <table:table-cell office:value-type="string" calcext:value-type="string">
            <text:p>./archive_1/1744911213_656_Wide_Long1744911213_656_Wide_Long_sound.wav</text:p>
          </table:table-cell>
        </table:table-row>
        <table:table-row table:style-name="ro1">
          <table:table-cell office:value-type="string" calcext:value-type="string">
            <text:p>./archive_1/1744918038_969_Wide_Long1744918038_969_Wide_Long_angle_data.json</text:p>
          </table:table-cell>
          <table:table-cell/>
          <table:table-cell office:value-type="string" calcext:value-type="string">
            <text:p>./archive_1/1744918038_969_Wide_Long1744918038_969_Wide_Long_distance_data.json</text:p>
          </table:table-cell>
          <table:table-cell/>
          <table:table-cell office:value-type="string" calcext:value-type="string">
            <text:p>./archive_1/1744918038_969_Wide_Long1744918038_969_Wide_Long_sound.wav</text:p>
          </table:table-cell>
        </table:table-row>
        <table:table-row table:style-name="ro1">
          <table:table-cell office:value-type="string" calcext:value-type="string">
            <text:p>./archive_1/1745516974_279_Wide_Long1745516974_279_Wide_Long_angle_data.json</text:p>
          </table:table-cell>
          <table:table-cell/>
          <table:table-cell office:value-type="string" calcext:value-type="string">
            <text:p>./archive_1/1745516974_279_Wide_Long1745516974_279_Wide_Long_distance_data.json</text:p>
          </table:table-cell>
          <table:table-cell/>
          <table:table-cell office:value-type="string" calcext:value-type="string">
            <text:p>./archive_1/1745516974_279_Wide_Long1745516974_279_Wide_Long_sound.wav</text:p>
          </table:table-cell>
        </table:table-row>
        <table:table-row table:style-name="ro1">
          <table:table-cell office:value-type="string" calcext:value-type="string">
            <text:p>./archive_1/1745520737_587_Wide_Long1745520737_587_Wide_Long_angle_data.json</text:p>
          </table:table-cell>
          <table:table-cell/>
          <table:table-cell office:value-type="string" calcext:value-type="string">
            <text:p>./archive_1/1745520737_587_Wide_Long1745520737_587_Wide_Long_distance_data.json</text:p>
          </table:table-cell>
          <table:table-cell/>
          <table:table-cell office:value-type="string" calcext:value-type="string">
            <text:p>./archive_1/1745520737_587_Wide_Long1745520737_587_Wide_Long_sound.wav</text:p>
          </table:table-cell>
        </table:table-row>
        <table:table-row table:style-name="ro1">
          <table:table-cell office:value-type="string" calcext:value-type="string">
            <text:p>./archive_1/1745523065_899_Wide_Long1745523065_899_Wide_Long_angle_data.json</text:p>
          </table:table-cell>
          <table:table-cell/>
          <table:table-cell office:value-type="string" calcext:value-type="string">
            <text:p>./archive_1/1745523065_899_Wide_Long1745523065_899_Wide_Long_distance_data.json</text:p>
          </table:table-cell>
          <table:table-cell/>
          <table:table-cell office:value-type="string" calcext:value-type="string">
            <text:p>./archive_1/1745523065_899_Wide_Long1745523065_899_Wide_Long_sound.wav</text:p>
          </table:table-cell>
        </table:table-row>
        <table:table-row table:style-name="ro1">
          <table:table-cell office:value-type="string" calcext:value-type="string">
            <text:p>./archive_1/1745525409_1208_Wide_Long1745525409_1208_Wide_Long_angle_data.json</text:p>
          </table:table-cell>
          <table:table-cell/>
          <table:table-cell office:value-type="string" calcext:value-type="string">
            <text:p>./archive_1/1745525409_1208_Wide_Long1745525409_1208_Wide_Long_distance_data.json</text:p>
          </table:table-cell>
          <table:table-cell/>
          <table:table-cell office:value-type="string" calcext:value-type="string">
            <text:p>./archive_1/1745525409_1208_Wide_Long1745525409_1208_Wide_Long_sound.wav</text:p>
          </table:table-cell>
        </table:table-row>
        <table:table-row table:style-name="ro1">
          <table:table-cell office:value-type="string" calcext:value-type="string">
            <text:p>./archive_1/1744892918_14_Wide_Long1744892918_14_Wide_Long_angle_data.json</text:p>
          </table:table-cell>
          <table:table-cell/>
          <table:table-cell office:value-type="string" calcext:value-type="string">
            <text:p>./archive_1/1744892918_14_Wide_Long1744892918_14_Wide_Long_distance_data.json</text:p>
          </table:table-cell>
          <table:table-cell/>
          <table:table-cell office:value-type="string" calcext:value-type="string">
            <text:p>./archive_1/1744892918_14_Wide_Long1744892918_14_Wide_Long_sound.wav</text:p>
          </table:table-cell>
        </table:table-row>
        <table:table-row table:style-name="ro1">
          <table:table-cell office:value-type="string" calcext:value-type="string">
            <text:p>./archive_1/1744902873_339_Wide_Long1744902873_339_Wide_Long_angle_data.json</text:p>
          </table:table-cell>
          <table:table-cell/>
          <table:table-cell office:value-type="string" calcext:value-type="string">
            <text:p>./archive_1/1744902873_339_Wide_Long1744902873_339_Wide_Long_distance_data.json</text:p>
          </table:table-cell>
          <table:table-cell/>
          <table:table-cell office:value-type="string" calcext:value-type="string">
            <text:p>./archive_1/1744902873_339_Wide_Long1744902873_339_Wide_Long_sound.wav</text:p>
          </table:table-cell>
        </table:table-row>
        <table:table-row table:style-name="ro1">
          <table:table-cell office:value-type="string" calcext:value-type="string">
            <text:p>./archive_1/1744911232_657_Wide_Long1744911232_657_Wide_Long_angle_data.json</text:p>
          </table:table-cell>
          <table:table-cell/>
          <table:table-cell office:value-type="string" calcext:value-type="string">
            <text:p>./archive_1/1744911232_657_Wide_Long1744911232_657_Wide_Long_distance_data.json</text:p>
          </table:table-cell>
          <table:table-cell/>
          <table:table-cell office:value-type="string" calcext:value-type="string">
            <text:p>./archive_1/1744911232_657_Wide_Long1744911232_657_Wide_Long_sound.wav</text:p>
          </table:table-cell>
        </table:table-row>
        <table:table-row table:style-name="ro1">
          <table:table-cell office:value-type="string" calcext:value-type="string">
            <text:p>./archive_1/1744918058_970_Wide_Long1744918058_970_Wide_Long_angle_data.json</text:p>
          </table:table-cell>
          <table:table-cell/>
          <table:table-cell office:value-type="string" calcext:value-type="string">
            <text:p>./archive_1/1744918058_970_Wide_Long1744918058_970_Wide_Long_distance_data.json</text:p>
          </table:table-cell>
          <table:table-cell/>
          <table:table-cell office:value-type="string" calcext:value-type="string">
            <text:p>./archive_1/1744918058_970_Wide_Long1744918058_970_Wide_Long_sound.wav</text:p>
          </table:table-cell>
        </table:table-row>
        <table:table-row table:style-name="ro1">
          <table:table-cell office:value-type="string" calcext:value-type="string">
            <text:p>./archive_1/1745516978_280_Wide_Long1745516978_280_Wide_Long_angle_data.json</text:p>
          </table:table-cell>
          <table:table-cell/>
          <table:table-cell office:value-type="string" calcext:value-type="string">
            <text:p>./archive_1/1745516978_280_Wide_Long1745516978_280_Wide_Long_distance_data.json</text:p>
          </table:table-cell>
          <table:table-cell/>
          <table:table-cell office:value-type="string" calcext:value-type="string">
            <text:p>./archive_1/1745516978_280_Wide_Long1745516978_280_Wide_Long_sound.wav</text:p>
          </table:table-cell>
        </table:table-row>
        <table:table-row table:style-name="ro1">
          <table:table-cell office:value-type="string" calcext:value-type="string">
            <text:p>./archive_1/1745520742_588_Wide_Long1745520742_588_Wide_Long_angle_data.json</text:p>
          </table:table-cell>
          <table:table-cell/>
          <table:table-cell office:value-type="string" calcext:value-type="string">
            <text:p>./archive_1/1745520742_588_Wide_Long1745520742_588_Wide_Long_distance_data.json</text:p>
          </table:table-cell>
          <table:table-cell/>
          <table:table-cell office:value-type="string" calcext:value-type="string">
            <text:p>./archive_1/1745520742_588_Wide_Long1745520742_588_Wide_Long_sound.wav</text:p>
          </table:table-cell>
        </table:table-row>
        <table:table-row table:style-name="ro1">
          <table:table-cell office:value-type="string" calcext:value-type="string">
            <text:p>./archive_1/1745523069_900_Wide_Long1745523069_900_Wide_Long_angle_data.json</text:p>
          </table:table-cell>
          <table:table-cell/>
          <table:table-cell office:value-type="string" calcext:value-type="string">
            <text:p>./archive_1/1745523069_900_Wide_Long1745523069_900_Wide_Long_distance_data.json</text:p>
          </table:table-cell>
          <table:table-cell/>
          <table:table-cell office:value-type="string" calcext:value-type="string">
            <text:p>./archive_1/1745523069_900_Wide_Long1745523069_900_Wide_Long_sound.wav</text:p>
          </table:table-cell>
        </table:table-row>
        <table:table-row table:style-name="ro1">
          <table:table-cell office:value-type="string" calcext:value-type="string">
            <text:p>./archive_1/1745525413_1209_Wide_Long1745525413_1209_Wide_Long_angle_data.json</text:p>
          </table:table-cell>
          <table:table-cell/>
          <table:table-cell office:value-type="string" calcext:value-type="string">
            <text:p>./archive_1/1745525413_1209_Wide_Long1745525413_1209_Wide_Long_distance_data.json</text:p>
          </table:table-cell>
          <table:table-cell/>
          <table:table-cell office:value-type="string" calcext:value-type="string">
            <text:p>./archive_1/1745525413_1209_Wide_Long1745525413_1209_Wide_Long_sound.wav</text:p>
          </table:table-cell>
        </table:table-row>
        <table:table-row table:style-name="ro1">
          <table:table-cell office:value-type="string" calcext:value-type="string">
            <text:p>./archive_1/1744892943_15_Wide_Long1744892943_15_Wide_Long_angle_data.json</text:p>
          </table:table-cell>
          <table:table-cell/>
          <table:table-cell office:value-type="string" calcext:value-type="string">
            <text:p>./archive_1/1744892943_15_Wide_Long1744892943_15_Wide_Long_distance_data.json</text:p>
          </table:table-cell>
          <table:table-cell/>
          <table:table-cell office:value-type="string" calcext:value-type="string">
            <text:p>./archive_1/1744892943_15_Wide_Long1744892943_15_Wide_Long_sound.wav</text:p>
          </table:table-cell>
        </table:table-row>
        <table:table-row table:style-name="ro1">
          <table:table-cell office:value-type="string" calcext:value-type="string">
            <text:p>./archive_1/1744902892_340_Wide_Long1744902892_340_Wide_Long_angle_data.json</text:p>
          </table:table-cell>
          <table:table-cell/>
          <table:table-cell office:value-type="string" calcext:value-type="string">
            <text:p>./archive_1/1744902892_340_Wide_Long1744902892_340_Wide_Long_distance_data.json</text:p>
          </table:table-cell>
          <table:table-cell/>
          <table:table-cell office:value-type="string" calcext:value-type="string">
            <text:p>./archive_1/1744902892_340_Wide_Long1744902892_340_Wide_Long_sound.wav</text:p>
          </table:table-cell>
        </table:table-row>
        <table:table-row table:style-name="ro1">
          <table:table-cell office:value-type="string" calcext:value-type="string">
            <text:p>./archive_1/1744911252_658_Wide_Long1744911252_658_Wide_Long_angle_data.json</text:p>
          </table:table-cell>
          <table:table-cell/>
          <table:table-cell office:value-type="string" calcext:value-type="string">
            <text:p>./archive_1/1744911252_658_Wide_Long1744911252_658_Wide_Long_distance_data.json</text:p>
          </table:table-cell>
          <table:table-cell/>
          <table:table-cell office:value-type="string" calcext:value-type="string">
            <text:p>./archive_1/1744911252_658_Wide_Long1744911252_658_Wide_Long_sound.wav</text:p>
          </table:table-cell>
        </table:table-row>
        <table:table-row table:style-name="ro1">
          <table:table-cell office:value-type="string" calcext:value-type="string">
            <text:p>./archive_1/1744918079_971_Wide_Long1744918079_971_Wide_Long_angle_data.json</text:p>
          </table:table-cell>
          <table:table-cell/>
          <table:table-cell office:value-type="string" calcext:value-type="string">
            <text:p>./archive_1/1744918079_971_Wide_Long1744918079_971_Wide_Long_distance_data.json</text:p>
          </table:table-cell>
          <table:table-cell/>
          <table:table-cell office:value-type="string" calcext:value-type="string">
            <text:p>./archive_1/1744918079_971_Wide_Long1744918079_971_Wide_Long_sound.wav</text:p>
          </table:table-cell>
        </table:table-row>
        <table:table-row table:style-name="ro1">
          <table:table-cell office:value-type="string" calcext:value-type="string">
            <text:p>./archive_1/1745516983_281_Wide_Long1745516983_281_Wide_Long_angle_data.json</text:p>
          </table:table-cell>
          <table:table-cell/>
          <table:table-cell office:value-type="string" calcext:value-type="string">
            <text:p>./archive_1/1745516983_281_Wide_Long1745516983_281_Wide_Long_distance_data.json</text:p>
          </table:table-cell>
          <table:table-cell/>
          <table:table-cell office:value-type="string" calcext:value-type="string">
            <text:p>./archive_1/1745516983_281_Wide_Long1745516983_281_Wide_Long_sound.wav</text:p>
          </table:table-cell>
        </table:table-row>
        <table:table-row table:style-name="ro1">
          <table:table-cell office:value-type="string" calcext:value-type="string">
            <text:p>./archive_1/1745520746_589_Wide_Long1745520746_589_Wide_Long_angle_data.json</text:p>
          </table:table-cell>
          <table:table-cell/>
          <table:table-cell office:value-type="string" calcext:value-type="string">
            <text:p>./archive_1/1745520746_589_Wide_Long1745520746_589_Wide_Long_distance_data.json</text:p>
          </table:table-cell>
          <table:table-cell/>
          <table:table-cell office:value-type="string" calcext:value-type="string">
            <text:p>./archive_1/1745520746_589_Wide_Long1745520746_589_Wide_Long_sound.wav</text:p>
          </table:table-cell>
        </table:table-row>
        <table:table-row table:style-name="ro1">
          <table:table-cell office:value-type="string" calcext:value-type="string">
            <text:p>./archive_1/1745523245_901_Wide_Long1745523245_901_Wide_Long_angle_data.json</text:p>
          </table:table-cell>
          <table:table-cell/>
          <table:table-cell office:value-type="string" calcext:value-type="string">
            <text:p>./archive_1/1745523245_901_Wide_Long1745523245_901_Wide_Long_distance_data.json</text:p>
          </table:table-cell>
          <table:table-cell/>
          <table:table-cell office:value-type="string" calcext:value-type="string">
            <text:p>./archive_1/1745523245_901_Wide_Long1745523245_901_Wide_Long_sound.wav</text:p>
          </table:table-cell>
        </table:table-row>
        <table:table-row table:style-name="ro1">
          <table:table-cell office:value-type="string" calcext:value-type="string">
            <text:p>./archive_1/1745525423_1210_Wide_Long1745525423_1210_Wide_Long_angle_data.json</text:p>
          </table:table-cell>
          <table:table-cell/>
          <table:table-cell office:value-type="string" calcext:value-type="string">
            <text:p>./archive_1/1745525423_1210_Wide_Long1745525423_1210_Wide_Long_distance_data.json</text:p>
          </table:table-cell>
          <table:table-cell/>
          <table:table-cell office:value-type="string" calcext:value-type="string">
            <text:p>./archive_1/1745525423_1210_Wide_Long1745525423_1210_Wide_Long_sound.wav</text:p>
          </table:table-cell>
        </table:table-row>
        <table:table-row table:style-name="ro1">
          <table:table-cell office:value-type="string" calcext:value-type="string">
            <text:p>./archive_1/1744892968_16_Wide_Long1744892968_16_Wide_Long_angle_data.json</text:p>
          </table:table-cell>
          <table:table-cell/>
          <table:table-cell office:value-type="string" calcext:value-type="string">
            <text:p>./archive_1/1744892968_16_Wide_Long1744892968_16_Wide_Long_distance_data.json</text:p>
          </table:table-cell>
          <table:table-cell/>
          <table:table-cell office:value-type="string" calcext:value-type="string">
            <text:p>./archive_1/1744892968_16_Wide_Long1744892968_16_Wide_Long_sound.wav</text:p>
          </table:table-cell>
        </table:table-row>
        <table:table-row table:style-name="ro1">
          <table:table-cell office:value-type="string" calcext:value-type="string">
            <text:p>./archive_1/1744902911_341_Wide_Long1744902911_341_Wide_Long_angle_data.json</text:p>
          </table:table-cell>
          <table:table-cell/>
          <table:table-cell office:value-type="string" calcext:value-type="string">
            <text:p>./archive_1/1744902911_341_Wide_Long1744902911_341_Wide_Long_distance_data.json</text:p>
          </table:table-cell>
          <table:table-cell/>
          <table:table-cell office:value-type="string" calcext:value-type="string">
            <text:p>./archive_1/1744902911_341_Wide_Long1744902911_341_Wide_Long_sound.wav</text:p>
          </table:table-cell>
        </table:table-row>
        <table:table-row table:style-name="ro1">
          <table:table-cell office:value-type="string" calcext:value-type="string">
            <text:p>./archive_1/1744911271_659_Wide_Long1744911271_659_Wide_Long_angle_data.json</text:p>
          </table:table-cell>
          <table:table-cell/>
          <table:table-cell office:value-type="string" calcext:value-type="string">
            <text:p>./archive_1/1744911271_659_Wide_Long1744911271_659_Wide_Long_distance_data.json</text:p>
          </table:table-cell>
          <table:table-cell/>
          <table:table-cell office:value-type="string" calcext:value-type="string">
            <text:p>./archive_1/1744911271_659_Wide_Long1744911271_659_Wide_Long_sound.wav</text:p>
          </table:table-cell>
        </table:table-row>
        <table:table-row table:style-name="ro1">
          <table:table-cell office:value-type="string" calcext:value-type="string">
            <text:p>./archive_1/1744918102_972_Wide_Long1744918102_972_Wide_Long_angle_data.json</text:p>
          </table:table-cell>
          <table:table-cell/>
          <table:table-cell office:value-type="string" calcext:value-type="string">
            <text:p>./archive_1/1744918102_972_Wide_Long1744918102_972_Wide_Long_distance_data.json</text:p>
          </table:table-cell>
          <table:table-cell/>
          <table:table-cell office:value-type="string" calcext:value-type="string">
            <text:p>./archive_1/1744918102_972_Wide_Long1744918102_972_Wide_Long_sound.wav</text:p>
          </table:table-cell>
        </table:table-row>
        <table:table-row table:style-name="ro1">
          <table:table-cell office:value-type="string" calcext:value-type="string">
            <text:p>./archive_1/1745516990_282_Wide_Long1745516990_282_Wide_Long_angle_data.json</text:p>
          </table:table-cell>
          <table:table-cell/>
          <table:table-cell office:value-type="string" calcext:value-type="string">
            <text:p>./archive_1/1745516990_282_Wide_Long1745516990_282_Wide_Long_distance_data.json</text:p>
          </table:table-cell>
          <table:table-cell/>
          <table:table-cell office:value-type="string" calcext:value-type="string">
            <text:p>./archive_1/1745516990_282_Wide_Long1745516990_282_Wide_Long_sound.wav</text:p>
          </table:table-cell>
        </table:table-row>
        <table:table-row table:style-name="ro1">
          <table:table-cell office:value-type="string" calcext:value-type="string">
            <text:p>./archive_1/1745520752_590_Wide_Long1745520752_590_Wide_Long_angle_data.json</text:p>
          </table:table-cell>
          <table:table-cell/>
          <table:table-cell office:value-type="string" calcext:value-type="string">
            <text:p>./archive_1/1745520752_590_Wide_Long1745520752_590_Wide_Long_distance_data.json</text:p>
          </table:table-cell>
          <table:table-cell/>
          <table:table-cell office:value-type="string" calcext:value-type="string">
            <text:p>./archive_1/1745520752_590_Wide_Long1745520752_590_Wide_Long_sound.wav</text:p>
          </table:table-cell>
        </table:table-row>
        <table:table-row table:style-name="ro1">
          <table:table-cell office:value-type="string" calcext:value-type="string">
            <text:p>./archive_1/1745523250_902_Wide_Long1745523250_902_Wide_Long_angle_data.json</text:p>
          </table:table-cell>
          <table:table-cell/>
          <table:table-cell office:value-type="string" calcext:value-type="string">
            <text:p>./archive_1/1745523250_902_Wide_Long1745523250_902_Wide_Long_distance_data.json</text:p>
          </table:table-cell>
          <table:table-cell/>
          <table:table-cell office:value-type="string" calcext:value-type="string">
            <text:p>./archive_1/1745523250_902_Wide_Long1745523250_902_Wide_Long_sound.wav</text:p>
          </table:table-cell>
        </table:table-row>
        <table:table-row table:style-name="ro1">
          <table:table-cell office:value-type="string" calcext:value-type="string">
            <text:p>./archive_1/1745525427_1211_Wide_Long1745525427_1211_Wide_Long_angle_data.json</text:p>
          </table:table-cell>
          <table:table-cell/>
          <table:table-cell office:value-type="string" calcext:value-type="string">
            <text:p>./archive_1/1745525427_1211_Wide_Long1745525427_1211_Wide_Long_distance_data.json</text:p>
          </table:table-cell>
          <table:table-cell/>
          <table:table-cell office:value-type="string" calcext:value-type="string">
            <text:p>./archive_1/1745525427_1211_Wide_Long1745525427_1211_Wide_Long_sound.wav</text:p>
          </table:table-cell>
        </table:table-row>
        <table:table-row table:style-name="ro1">
          <table:table-cell office:value-type="string" calcext:value-type="string">
            <text:p>./archive_1/1744892993_17_Wide_Long1744892993_17_Wide_Long_angle_data.json</text:p>
          </table:table-cell>
          <table:table-cell/>
          <table:table-cell office:value-type="string" calcext:value-type="string">
            <text:p>./archive_1/1744892993_17_Wide_Long1744892993_17_Wide_Long_distance_data.json</text:p>
          </table:table-cell>
          <table:table-cell/>
          <table:table-cell office:value-type="string" calcext:value-type="string">
            <text:p>./archive_1/1744892993_17_Wide_Long1744892993_17_Wide_Long_sound.wav</text:p>
          </table:table-cell>
        </table:table-row>
        <table:table-row table:style-name="ro1">
          <table:table-cell office:value-type="string" calcext:value-type="string">
            <text:p>./archive_1/1744902930_342_Wide_Long1744902930_342_Wide_Long_angle_data.json</text:p>
          </table:table-cell>
          <table:table-cell/>
          <table:table-cell office:value-type="string" calcext:value-type="string">
            <text:p>./archive_1/1744902930_342_Wide_Long1744902930_342_Wide_Long_distance_data.json</text:p>
          </table:table-cell>
          <table:table-cell/>
          <table:table-cell office:value-type="string" calcext:value-type="string">
            <text:p>./archive_1/1744902930_342_Wide_Long1744902930_342_Wide_Long_sound.wav</text:p>
          </table:table-cell>
        </table:table-row>
        <table:table-row table:style-name="ro1">
          <table:table-cell office:value-type="string" calcext:value-type="string">
            <text:p>./archive_1/1744911290_660_Wide_Long1744911290_660_Wide_Long_angle_data.json</text:p>
          </table:table-cell>
          <table:table-cell/>
          <table:table-cell office:value-type="string" calcext:value-type="string">
            <text:p>./archive_1/1744911290_660_Wide_Long1744911290_660_Wide_Long_distance_data.json</text:p>
          </table:table-cell>
          <table:table-cell/>
          <table:table-cell office:value-type="string" calcext:value-type="string">
            <text:p>./archive_1/1744911290_660_Wide_Long1744911290_660_Wide_Long_sound.wav</text:p>
          </table:table-cell>
        </table:table-row>
        <table:table-row table:style-name="ro1">
          <table:table-cell office:value-type="string" calcext:value-type="string">
            <text:p>./archive_1/1744918122_973_Wide_Long1744918122_973_Wide_Long_angle_data.json</text:p>
          </table:table-cell>
          <table:table-cell/>
          <table:table-cell office:value-type="string" calcext:value-type="string">
            <text:p>./archive_1/1744918122_973_Wide_Long1744918122_973_Wide_Long_distance_data.json</text:p>
          </table:table-cell>
          <table:table-cell/>
          <table:table-cell office:value-type="string" calcext:value-type="string">
            <text:p>./archive_1/1744918122_973_Wide_Long1744918122_973_Wide_Long_sound.wav</text:p>
          </table:table-cell>
        </table:table-row>
        <table:table-row table:style-name="ro1">
          <table:table-cell office:value-type="string" calcext:value-type="string">
            <text:p>./archive_1/1745516995_283_Wide_Long1745516995_283_Wide_Long_angle_data.json</text:p>
          </table:table-cell>
          <table:table-cell/>
          <table:table-cell office:value-type="string" calcext:value-type="string">
            <text:p>./archive_1/1745516995_283_Wide_Long1745516995_283_Wide_Long_distance_data.json</text:p>
          </table:table-cell>
          <table:table-cell/>
          <table:table-cell office:value-type="string" calcext:value-type="string">
            <text:p>./archive_1/1745516995_283_Wide_Long1745516995_283_Wide_Long_sound.wav</text:p>
          </table:table-cell>
        </table:table-row>
        <table:table-row table:style-name="ro1">
          <table:table-cell office:value-type="string" calcext:value-type="string">
            <text:p>./archive_1/1745520756_591_Wide_Long1745520756_591_Wide_Long_angle_data.json</text:p>
          </table:table-cell>
          <table:table-cell/>
          <table:table-cell office:value-type="string" calcext:value-type="string">
            <text:p>./archive_1/1745520756_591_Wide_Long1745520756_591_Wide_Long_distance_data.json</text:p>
          </table:table-cell>
          <table:table-cell/>
          <table:table-cell office:value-type="string" calcext:value-type="string">
            <text:p>./archive_1/1745520756_591_Wide_Long1745520756_591_Wide_Long_sound.wav</text:p>
          </table:table-cell>
        </table:table-row>
        <table:table-row table:style-name="ro1">
          <table:table-cell office:value-type="string" calcext:value-type="string">
            <text:p>./archive_1/1745523254_903_Wide_Long1745523254_903_Wide_Long_angle_data.json</text:p>
          </table:table-cell>
          <table:table-cell/>
          <table:table-cell office:value-type="string" calcext:value-type="string">
            <text:p>./archive_1/1745523254_903_Wide_Long1745523254_903_Wide_Long_distance_data.json</text:p>
          </table:table-cell>
          <table:table-cell/>
          <table:table-cell office:value-type="string" calcext:value-type="string">
            <text:p>./archive_1/1745523254_903_Wide_Long1745523254_903_Wide_Long_sound.wav</text:p>
          </table:table-cell>
        </table:table-row>
        <table:table-row table:style-name="ro1">
          <table:table-cell office:value-type="string" calcext:value-type="string">
            <text:p>./archive_1/1745525432_1212_Wide_Long1745525432_1212_Wide_Long_angle_data.json</text:p>
          </table:table-cell>
          <table:table-cell/>
          <table:table-cell office:value-type="string" calcext:value-type="string">
            <text:p>./archive_1/1745525432_1212_Wide_Long1745525432_1212_Wide_Long_distance_data.json</text:p>
          </table:table-cell>
          <table:table-cell/>
          <table:table-cell office:value-type="string" calcext:value-type="string">
            <text:p>./archive_1/1745525432_1212_Wide_Long1745525432_1212_Wide_Long_sound.wav</text:p>
          </table:table-cell>
        </table:table-row>
        <table:table-row table:style-name="ro1">
          <table:table-cell office:value-type="string" calcext:value-type="string">
            <text:p>./archive_1/1744893018_18_Wide_Long1744893018_18_Wide_Long_angle_data.json</text:p>
          </table:table-cell>
          <table:table-cell/>
          <table:table-cell office:value-type="string" calcext:value-type="string">
            <text:p>./archive_1/1744893018_18_Wide_Long1744893018_18_Wide_Long_distance_data.json</text:p>
          </table:table-cell>
          <table:table-cell/>
          <table:table-cell office:value-type="string" calcext:value-type="string">
            <text:p>./archive_1/1744893018_18_Wide_Long1744893018_18_Wide_Long_sound.wav</text:p>
          </table:table-cell>
        </table:table-row>
        <table:table-row table:style-name="ro1">
          <table:table-cell office:value-type="string" calcext:value-type="string">
            <text:p>./archive_1/1744902950_343_Wide_Long1744902950_343_Wide_Long_angle_data.json</text:p>
          </table:table-cell>
          <table:table-cell/>
          <table:table-cell office:value-type="string" calcext:value-type="string">
            <text:p>./archive_1/1744902950_343_Wide_Long1744902950_343_Wide_Long_distance_data.json</text:p>
          </table:table-cell>
          <table:table-cell/>
          <table:table-cell office:value-type="string" calcext:value-type="string">
            <text:p>./archive_1/1744902950_343_Wide_Long1744902950_343_Wide_Long_sound.wav</text:p>
          </table:table-cell>
        </table:table-row>
        <table:table-row table:style-name="ro1">
          <table:table-cell office:value-type="string" calcext:value-type="string">
            <text:p>./archive_1/1744911310_661_Wide_Long1744911310_661_Wide_Long_angle_data.json</text:p>
          </table:table-cell>
          <table:table-cell/>
          <table:table-cell office:value-type="string" calcext:value-type="string">
            <text:p>./archive_1/1744911310_661_Wide_Long1744911310_661_Wide_Long_distance_data.json</text:p>
          </table:table-cell>
          <table:table-cell/>
          <table:table-cell office:value-type="string" calcext:value-type="string">
            <text:p>./archive_1/1744911310_661_Wide_Long1744911310_661_Wide_Long_sound.wav</text:p>
          </table:table-cell>
        </table:table-row>
        <table:table-row table:style-name="ro1">
          <table:table-cell office:value-type="string" calcext:value-type="string">
            <text:p>./archive_1/1744918142_974_Wide_Long1744918142_974_Wide_Long_angle_data.json</text:p>
          </table:table-cell>
          <table:table-cell/>
          <table:table-cell office:value-type="string" calcext:value-type="string">
            <text:p>./archive_1/1744918142_974_Wide_Long1744918142_974_Wide_Long_distance_data.json</text:p>
          </table:table-cell>
          <table:table-cell/>
          <table:table-cell office:value-type="string" calcext:value-type="string">
            <text:p>./archive_1/1744918142_974_Wide_Long1744918142_974_Wide_Long_sound.wav</text:p>
          </table:table-cell>
        </table:table-row>
        <table:table-row table:style-name="ro1">
          <table:table-cell office:value-type="string" calcext:value-type="string">
            <text:p>./archive_1/1745516999_284_Wide_Long1745516999_284_Wide_Long_angle_data.json</text:p>
          </table:table-cell>
          <table:table-cell/>
          <table:table-cell office:value-type="string" calcext:value-type="string">
            <text:p>./archive_1/1745516999_284_Wide_Long1745516999_284_Wide_Long_distance_data.json</text:p>
          </table:table-cell>
          <table:table-cell/>
          <table:table-cell office:value-type="string" calcext:value-type="string">
            <text:p>./archive_1/1745516999_284_Wide_Long1745516999_284_Wide_Long_sound.wav</text:p>
          </table:table-cell>
        </table:table-row>
        <table:table-row table:style-name="ro1">
          <table:table-cell office:value-type="string" calcext:value-type="string">
            <text:p>./archive_1/1745520761_592_Wide_Long1745520761_592_Wide_Long_angle_data.json</text:p>
          </table:table-cell>
          <table:table-cell/>
          <table:table-cell office:value-type="string" calcext:value-type="string">
            <text:p>./archive_1/1745520761_592_Wide_Long1745520761_592_Wide_Long_distance_data.json</text:p>
          </table:table-cell>
          <table:table-cell/>
          <table:table-cell office:value-type="string" calcext:value-type="string">
            <text:p>./archive_1/1745520761_592_Wide_Long1745520761_592_Wide_Long_sound.wav</text:p>
          </table:table-cell>
        </table:table-row>
        <table:table-row table:style-name="ro1">
          <table:table-cell office:value-type="string" calcext:value-type="string">
            <text:p>./archive_1/1745523259_904_Wide_Long1745523259_904_Wide_Long_angle_data.json</text:p>
          </table:table-cell>
          <table:table-cell/>
          <table:table-cell office:value-type="string" calcext:value-type="string">
            <text:p>./archive_1/1745523259_904_Wide_Long1745523259_904_Wide_Long_distance_data.json</text:p>
          </table:table-cell>
          <table:table-cell/>
          <table:table-cell office:value-type="string" calcext:value-type="string">
            <text:p>./archive_1/1745523259_904_Wide_Long1745523259_904_Wide_Long_sound.wav</text:p>
          </table:table-cell>
        </table:table-row>
        <table:table-row table:style-name="ro1">
          <table:table-cell office:value-type="string" calcext:value-type="string">
            <text:p>./archive_1/1745525436_1213_Wide_Long1745525436_1213_Wide_Long_angle_data.json</text:p>
          </table:table-cell>
          <table:table-cell/>
          <table:table-cell office:value-type="string" calcext:value-type="string">
            <text:p>./archive_1/1745525436_1213_Wide_Long1745525436_1213_Wide_Long_distance_data.json</text:p>
          </table:table-cell>
          <table:table-cell/>
          <table:table-cell office:value-type="string" calcext:value-type="string">
            <text:p>./archive_1/1745525436_1213_Wide_Long1745525436_1213_Wide_Long_sound.wav</text:p>
          </table:table-cell>
        </table:table-row>
        <table:table-row table:style-name="ro1">
          <table:table-cell office:value-type="string" calcext:value-type="string">
            <text:p>./archive_1/1744893041_19_Wide_Long1744893041_19_Wide_Long_angle_data.json</text:p>
          </table:table-cell>
          <table:table-cell/>
          <table:table-cell office:value-type="string" calcext:value-type="string">
            <text:p>./archive_1/1744893041_19_Wide_Long1744893041_19_Wide_Long_distance_data.json</text:p>
          </table:table-cell>
          <table:table-cell/>
          <table:table-cell office:value-type="string" calcext:value-type="string">
            <text:p>./archive_1/1744893041_19_Wide_Long1744893041_19_Wide_Long_sound.wav</text:p>
          </table:table-cell>
        </table:table-row>
        <table:table-row table:style-name="ro1">
          <table:table-cell office:value-type="string" calcext:value-type="string">
            <text:p>./archive_1/1744902969_344_Wide_Long1744902969_344_Wide_Long_angle_data.json</text:p>
          </table:table-cell>
          <table:table-cell/>
          <table:table-cell office:value-type="string" calcext:value-type="string">
            <text:p>./archive_1/1744902969_344_Wide_Long1744902969_344_Wide_Long_distance_data.json</text:p>
          </table:table-cell>
          <table:table-cell/>
          <table:table-cell office:value-type="string" calcext:value-type="string">
            <text:p>./archive_1/1744902969_344_Wide_Long1744902969_344_Wide_Long_sound.wav</text:p>
          </table:table-cell>
        </table:table-row>
        <table:table-row table:style-name="ro1">
          <table:table-cell office:value-type="string" calcext:value-type="string">
            <text:p>./archive_1/1744911329_662_Wide_Long1744911329_662_Wide_Long_angle_data.json</text:p>
          </table:table-cell>
          <table:table-cell/>
          <table:table-cell office:value-type="string" calcext:value-type="string">
            <text:p>./archive_1/1744911329_662_Wide_Long1744911329_662_Wide_Long_distance_data.json</text:p>
          </table:table-cell>
          <table:table-cell/>
          <table:table-cell office:value-type="string" calcext:value-type="string">
            <text:p>./archive_1/1744911329_662_Wide_Long1744911329_662_Wide_Long_sound.wav</text:p>
          </table:table-cell>
        </table:table-row>
        <table:table-row table:style-name="ro1">
          <table:table-cell office:value-type="string" calcext:value-type="string">
            <text:p>./archive_1/1744918162_975_Wide_Long1744918162_975_Wide_Long_angle_data.json</text:p>
          </table:table-cell>
          <table:table-cell/>
          <table:table-cell office:value-type="string" calcext:value-type="string">
            <text:p>./archive_1/1744918162_975_Wide_Long1744918162_975_Wide_Long_distance_data.json</text:p>
          </table:table-cell>
          <table:table-cell/>
          <table:table-cell office:value-type="string" calcext:value-type="string">
            <text:p>./archive_1/1744918162_975_Wide_Long1744918162_975_Wide_Long_sound.wav</text:p>
          </table:table-cell>
        </table:table-row>
        <table:table-row table:style-name="ro1">
          <table:table-cell office:value-type="string" calcext:value-type="string">
            <text:p>./archive_1/1745517003_285_Wide_Long1745517003_285_Wide_Long_angle_data.json</text:p>
          </table:table-cell>
          <table:table-cell/>
          <table:table-cell office:value-type="string" calcext:value-type="string">
            <text:p>./archive_1/1745517003_285_Wide_Long1745517003_285_Wide_Long_distance_data.json</text:p>
          </table:table-cell>
          <table:table-cell/>
          <table:table-cell office:value-type="string" calcext:value-type="string">
            <text:p>./archive_1/1745517003_285_Wide_Long1745517003_285_Wide_Long_sound.wav</text:p>
          </table:table-cell>
        </table:table-row>
        <table:table-row table:style-name="ro1">
          <table:table-cell office:value-type="string" calcext:value-type="string">
            <text:p>./archive_1/1745520766_593_Wide_Long1745520766_593_Wide_Long_angle_data.json</text:p>
          </table:table-cell>
          <table:table-cell/>
          <table:table-cell office:value-type="string" calcext:value-type="string">
            <text:p>./archive_1/1745520766_593_Wide_Long1745520766_593_Wide_Long_distance_data.json</text:p>
          </table:table-cell>
          <table:table-cell/>
          <table:table-cell office:value-type="string" calcext:value-type="string">
            <text:p>./archive_1/1745520766_593_Wide_Long1745520766_593_Wide_Long_sound.wav</text:p>
          </table:table-cell>
        </table:table-row>
        <table:table-row table:style-name="ro1">
          <table:table-cell office:value-type="string" calcext:value-type="string">
            <text:p>./archive_1/1745523263_905_Wide_Long1745523263_905_Wide_Long_angle_data.json</text:p>
          </table:table-cell>
          <table:table-cell/>
          <table:table-cell office:value-type="string" calcext:value-type="string">
            <text:p>./archive_1/1745523263_905_Wide_Long1745523263_905_Wide_Long_distance_data.json</text:p>
          </table:table-cell>
          <table:table-cell/>
          <table:table-cell office:value-type="string" calcext:value-type="string">
            <text:p>./archive_1/1745523263_905_Wide_Long1745523263_905_Wide_Long_sound.wav</text:p>
          </table:table-cell>
        </table:table-row>
        <table:table-row table:style-name="ro1">
          <table:table-cell office:value-type="string" calcext:value-type="string">
            <text:p>./archive_1/1745525441_1214_Wide_Long1745525441_1214_Wide_Long_angle_data.json</text:p>
          </table:table-cell>
          <table:table-cell/>
          <table:table-cell office:value-type="string" calcext:value-type="string">
            <text:p>./archive_1/1745525441_1214_Wide_Long1745525441_1214_Wide_Long_distance_data.json</text:p>
          </table:table-cell>
          <table:table-cell/>
          <table:table-cell office:value-type="string" calcext:value-type="string">
            <text:p>./archive_1/1745525441_1214_Wide_Long1745525441_1214_Wide_Long_sound.wav</text:p>
          </table:table-cell>
        </table:table-row>
        <table:table-row table:style-name="ro1">
          <table:table-cell office:value-type="string" calcext:value-type="string">
            <text:p>./archive_1/1744893064_20_Wide_Long1744893064_20_Wide_Long_angle_data.json</text:p>
          </table:table-cell>
          <table:table-cell/>
          <table:table-cell office:value-type="string" calcext:value-type="string">
            <text:p>./archive_1/1744893064_20_Wide_Long1744893064_20_Wide_Long_distance_data.json</text:p>
          </table:table-cell>
          <table:table-cell/>
          <table:table-cell office:value-type="string" calcext:value-type="string">
            <text:p>./archive_1/1744893064_20_Wide_Long1744893064_20_Wide_Long_sound.wav</text:p>
          </table:table-cell>
        </table:table-row>
        <table:table-row table:style-name="ro1">
          <table:table-cell office:value-type="string" calcext:value-type="string">
            <text:p>./archive_1/1744902988_345_Wide_Long1744902988_345_Wide_Long_angle_data.json</text:p>
          </table:table-cell>
          <table:table-cell/>
          <table:table-cell office:value-type="string" calcext:value-type="string">
            <text:p>./archive_1/1744902988_345_Wide_Long1744902988_345_Wide_Long_distance_data.json</text:p>
          </table:table-cell>
          <table:table-cell/>
          <table:table-cell office:value-type="string" calcext:value-type="string">
            <text:p>./archive_1/1744902988_345_Wide_Long1744902988_345_Wide_Long_sound.wav</text:p>
          </table:table-cell>
        </table:table-row>
        <table:table-row table:style-name="ro1">
          <table:table-cell office:value-type="string" calcext:value-type="string">
            <text:p>./archive_1/1744911349_663_Wide_Long1744911349_663_Wide_Long_angle_data.json</text:p>
          </table:table-cell>
          <table:table-cell/>
          <table:table-cell office:value-type="string" calcext:value-type="string">
            <text:p>./archive_1/1744911349_663_Wide_Long1744911349_663_Wide_Long_distance_data.json</text:p>
          </table:table-cell>
          <table:table-cell/>
          <table:table-cell office:value-type="string" calcext:value-type="string">
            <text:p>./archive_1/1744911349_663_Wide_Long1744911349_663_Wide_Long_sound.wav</text:p>
          </table:table-cell>
        </table:table-row>
        <table:table-row table:style-name="ro1">
          <table:table-cell office:value-type="string" calcext:value-type="string">
            <text:p>./archive_1/1744918182_976_Wide_Long1744918182_976_Wide_Long_angle_data.json</text:p>
          </table:table-cell>
          <table:table-cell/>
          <table:table-cell office:value-type="string" calcext:value-type="string">
            <text:p>./archive_1/1744918182_976_Wide_Long1744918182_976_Wide_Long_distance_data.json</text:p>
          </table:table-cell>
          <table:table-cell/>
          <table:table-cell office:value-type="string" calcext:value-type="string">
            <text:p>./archive_1/1744918182_976_Wide_Long1744918182_976_Wide_Long_sound.wav</text:p>
          </table:table-cell>
        </table:table-row>
        <table:table-row table:style-name="ro1">
          <table:table-cell office:value-type="string" calcext:value-type="string">
            <text:p>./archive_1/1745517008_286_Wide_Long1745517008_286_Wide_Long_angle_data.json</text:p>
          </table:table-cell>
          <table:table-cell/>
          <table:table-cell office:value-type="string" calcext:value-type="string">
            <text:p>./archive_1/1745517008_286_Wide_Long1745517008_286_Wide_Long_distance_data.json</text:p>
          </table:table-cell>
          <table:table-cell/>
          <table:table-cell office:value-type="string" calcext:value-type="string">
            <text:p>./archive_1/1745517008_286_Wide_Long1745517008_286_Wide_Long_sound.wav</text:p>
          </table:table-cell>
        </table:table-row>
        <table:table-row table:style-name="ro1">
          <table:table-cell office:value-type="string" calcext:value-type="string">
            <text:p>./archive_1/1745520770_594_Wide_Long1745520770_594_Wide_Long_angle_data.json</text:p>
          </table:table-cell>
          <table:table-cell/>
          <table:table-cell office:value-type="string" calcext:value-type="string">
            <text:p>./archive_1/1745520770_594_Wide_Long1745520770_594_Wide_Long_distance_data.json</text:p>
          </table:table-cell>
          <table:table-cell/>
          <table:table-cell office:value-type="string" calcext:value-type="string">
            <text:p>./archive_1/1745520770_594_Wide_Long1745520770_594_Wide_Long_sound.wav</text:p>
          </table:table-cell>
        </table:table-row>
        <table:table-row table:style-name="ro1">
          <table:table-cell office:value-type="string" calcext:value-type="string">
            <text:p>./archive_1/1745523268_906_Wide_Long1745523268_906_Wide_Long_angle_data.json</text:p>
          </table:table-cell>
          <table:table-cell/>
          <table:table-cell office:value-type="string" calcext:value-type="string">
            <text:p>./archive_1/1745523268_906_Wide_Long1745523268_906_Wide_Long_distance_data.json</text:p>
          </table:table-cell>
          <table:table-cell/>
          <table:table-cell office:value-type="string" calcext:value-type="string">
            <text:p>./archive_1/1745523268_906_Wide_Long1745523268_906_Wide_Long_sound.wav</text:p>
          </table:table-cell>
        </table:table-row>
        <table:table-row table:style-name="ro1">
          <table:table-cell office:value-type="string" calcext:value-type="string">
            <text:p>./archive_1/1745525445_1215_Wide_Long1745525445_1215_Wide_Long_angle_data.json</text:p>
          </table:table-cell>
          <table:table-cell/>
          <table:table-cell office:value-type="string" calcext:value-type="string">
            <text:p>./archive_1/1745525445_1215_Wide_Long1745525445_1215_Wide_Long_distance_data.json</text:p>
          </table:table-cell>
          <table:table-cell/>
          <table:table-cell office:value-type="string" calcext:value-type="string">
            <text:p>./archive_1/1745525445_1215_Wide_Long1745525445_1215_Wide_Long_sound.wav</text:p>
          </table:table-cell>
        </table:table-row>
        <table:table-row table:style-name="ro1">
          <table:table-cell office:value-type="string" calcext:value-type="string">
            <text:p>./archive_1/1744893090_21_Wide_Long1744893090_21_Wide_Long_angle_data.json</text:p>
          </table:table-cell>
          <table:table-cell/>
          <table:table-cell office:value-type="string" calcext:value-type="string">
            <text:p>./archive_1/1744893090_21_Wide_Long1744893090_21_Wide_Long_distance_data.json</text:p>
          </table:table-cell>
          <table:table-cell/>
          <table:table-cell office:value-type="string" calcext:value-type="string">
            <text:p>./archive_1/1744893090_21_Wide_Long1744893090_21_Wide_Long_sound.wav</text:p>
          </table:table-cell>
        </table:table-row>
        <table:table-row table:style-name="ro1">
          <table:table-cell office:value-type="string" calcext:value-type="string">
            <text:p>./archive_1/1744903012_346_Wide_Long1744903012_346_Wide_Long_angle_data.json</text:p>
          </table:table-cell>
          <table:table-cell/>
          <table:table-cell office:value-type="string" calcext:value-type="string">
            <text:p>./archive_1/1744903012_346_Wide_Long1744903012_346_Wide_Long_distance_data.json</text:p>
          </table:table-cell>
          <table:table-cell/>
          <table:table-cell office:value-type="string" calcext:value-type="string">
            <text:p>./archive_1/1744903012_346_Wide_Long1744903012_346_Wide_Long_sound.wav</text:p>
          </table:table-cell>
        </table:table-row>
        <table:table-row table:style-name="ro1">
          <table:table-cell office:value-type="string" calcext:value-type="string">
            <text:p>./archive_1/1744911368_664_Wide_Long1744911368_664_Wide_Long_angle_data.json</text:p>
          </table:table-cell>
          <table:table-cell/>
          <table:table-cell office:value-type="string" calcext:value-type="string">
            <text:p>./archive_1/1744911368_664_Wide_Long1744911368_664_Wide_Long_distance_data.json</text:p>
          </table:table-cell>
          <table:table-cell/>
          <table:table-cell office:value-type="string" calcext:value-type="string">
            <text:p>./archive_1/1744911368_664_Wide_Long1744911368_664_Wide_Long_sound.wav</text:p>
          </table:table-cell>
        </table:table-row>
        <table:table-row table:style-name="ro1">
          <table:table-cell office:value-type="string" calcext:value-type="string">
            <text:p>./archive_1/1744918202_977_Wide_Long1744918202_977_Wide_Long_angle_data.json</text:p>
          </table:table-cell>
          <table:table-cell/>
          <table:table-cell office:value-type="string" calcext:value-type="string">
            <text:p>./archive_1/1744918202_977_Wide_Long1744918202_977_Wide_Long_distance_data.json</text:p>
          </table:table-cell>
          <table:table-cell/>
          <table:table-cell office:value-type="string" calcext:value-type="string">
            <text:p>./archive_1/1744918202_977_Wide_Long1744918202_977_Wide_Long_sound.wav</text:p>
          </table:table-cell>
        </table:table-row>
        <table:table-row table:style-name="ro1">
          <table:table-cell office:value-type="string" calcext:value-type="string">
            <text:p>./archive_1/1745517012_287_Wide_Long1745517012_287_Wide_Long_angle_data.json</text:p>
          </table:table-cell>
          <table:table-cell/>
          <table:table-cell office:value-type="string" calcext:value-type="string">
            <text:p>./archive_1/1745517012_287_Wide_Long1745517012_287_Wide_Long_distance_data.json</text:p>
          </table:table-cell>
          <table:table-cell/>
          <table:table-cell office:value-type="string" calcext:value-type="string">
            <text:p>./archive_1/1745517012_287_Wide_Long1745517012_287_Wide_Long_sound.wav</text:p>
          </table:table-cell>
        </table:table-row>
        <table:table-row table:style-name="ro1">
          <table:table-cell office:value-type="string" calcext:value-type="string">
            <text:p>./archive_1/1745520776_595_Wide_Long1745520776_595_Wide_Long_angle_data.json</text:p>
          </table:table-cell>
          <table:table-cell/>
          <table:table-cell office:value-type="string" calcext:value-type="string">
            <text:p>./archive_1/1745520776_595_Wide_Long1745520776_595_Wide_Long_distance_data.json</text:p>
          </table:table-cell>
          <table:table-cell/>
          <table:table-cell office:value-type="string" calcext:value-type="string">
            <text:p>./archive_1/1745520776_595_Wide_Long1745520776_595_Wide_Long_sound.wav</text:p>
          </table:table-cell>
        </table:table-row>
        <table:table-row table:style-name="ro1">
          <table:table-cell office:value-type="string" calcext:value-type="string">
            <text:p>./archive_1/1745523272_907_Wide_Long1745523272_907_Wide_Long_angle_data.json</text:p>
          </table:table-cell>
          <table:table-cell/>
          <table:table-cell office:value-type="string" calcext:value-type="string">
            <text:p>./archive_1/1745523272_907_Wide_Long1745523272_907_Wide_Long_distance_data.json</text:p>
          </table:table-cell>
          <table:table-cell/>
          <table:table-cell office:value-type="string" calcext:value-type="string">
            <text:p>./archive_1/1745523272_907_Wide_Long1745523272_907_Wide_Long_sound.wav</text:p>
          </table:table-cell>
        </table:table-row>
        <table:table-row table:style-name="ro1">
          <table:table-cell office:value-type="string" calcext:value-type="string">
            <text:p>./archive_1/1745525450_1216_Wide_Long1745525450_1216_Wide_Long_angle_data.json</text:p>
          </table:table-cell>
          <table:table-cell/>
          <table:table-cell office:value-type="string" calcext:value-type="string">
            <text:p>./archive_1/1745525450_1216_Wide_Long1745525450_1216_Wide_Long_distance_data.json</text:p>
          </table:table-cell>
          <table:table-cell/>
          <table:table-cell office:value-type="string" calcext:value-type="string">
            <text:p>./archive_1/1745525450_1216_Wide_Long1745525450_1216_Wide_Long_sound.wav</text:p>
          </table:table-cell>
        </table:table-row>
        <table:table-row table:style-name="ro1">
          <table:table-cell office:value-type="string" calcext:value-type="string">
            <text:p>./archive_1/1744893126_22_Wide_Long1744893126_22_Wide_Long_angle_data.json</text:p>
          </table:table-cell>
          <table:table-cell/>
          <table:table-cell office:value-type="string" calcext:value-type="string">
            <text:p>./archive_1/1744893126_22_Wide_Long1744893126_22_Wide_Long_distance_data.json</text:p>
          </table:table-cell>
          <table:table-cell/>
          <table:table-cell office:value-type="string" calcext:value-type="string">
            <text:p>./archive_1/1744893126_22_Wide_Long1744893126_22_Wide_Long_sound.wav</text:p>
          </table:table-cell>
        </table:table-row>
        <table:table-row table:style-name="ro1">
          <table:table-cell office:value-type="string" calcext:value-type="string">
            <text:p>./archive_1/1744903032_347_Wide_Long1744903032_347_Wide_Long_angle_data.json</text:p>
          </table:table-cell>
          <table:table-cell/>
          <table:table-cell office:value-type="string" calcext:value-type="string">
            <text:p>./archive_1/1744903032_347_Wide_Long1744903032_347_Wide_Long_distance_data.json</text:p>
          </table:table-cell>
          <table:table-cell/>
          <table:table-cell office:value-type="string" calcext:value-type="string">
            <text:p>./archive_1/1744903032_347_Wide_Long1744903032_347_Wide_Long_sound.wav</text:p>
          </table:table-cell>
        </table:table-row>
        <table:table-row table:style-name="ro1">
          <table:table-cell office:value-type="string" calcext:value-type="string">
            <text:p>./archive_1/1744911391_665_Wide_Long1744911391_665_Wide_Long_angle_data.json</text:p>
          </table:table-cell>
          <table:table-cell/>
          <table:table-cell office:value-type="string" calcext:value-type="string">
            <text:p>./archive_1/1744911391_665_Wide_Long1744911391_665_Wide_Long_distance_data.json</text:p>
          </table:table-cell>
          <table:table-cell/>
          <table:table-cell office:value-type="string" calcext:value-type="string">
            <text:p>./archive_1/1744911391_665_Wide_Long1744911391_665_Wide_Long_sound.wav</text:p>
          </table:table-cell>
        </table:table-row>
        <table:table-row table:style-name="ro1">
          <table:table-cell office:value-type="string" calcext:value-type="string">
            <text:p>./archive_1/1744918223_978_Wide_Long1744918223_978_Wide_Long_angle_data.json</text:p>
          </table:table-cell>
          <table:table-cell/>
          <table:table-cell office:value-type="string" calcext:value-type="string">
            <text:p>./archive_1/1744918223_978_Wide_Long1744918223_978_Wide_Long_distance_data.json</text:p>
          </table:table-cell>
          <table:table-cell/>
          <table:table-cell office:value-type="string" calcext:value-type="string">
            <text:p>./archive_1/1744918223_978_Wide_Long1744918223_978_Wide_Long_sound.wav</text:p>
          </table:table-cell>
        </table:table-row>
        <table:table-row table:style-name="ro1">
          <table:table-cell office:value-type="string" calcext:value-type="string">
            <text:p>./archive_1/1745517017_288_Wide_Long1745517017_288_Wide_Long_angle_data.json</text:p>
          </table:table-cell>
          <table:table-cell/>
          <table:table-cell office:value-type="string" calcext:value-type="string">
            <text:p>./archive_1/1745517017_288_Wide_Long1745517017_288_Wide_Long_distance_data.json</text:p>
          </table:table-cell>
          <table:table-cell/>
          <table:table-cell office:value-type="string" calcext:value-type="string">
            <text:p>./archive_1/1745517017_288_Wide_Long1745517017_288_Wide_Long_sound.wav</text:p>
          </table:table-cell>
        </table:table-row>
        <table:table-row table:style-name="ro1">
          <table:table-cell office:value-type="string" calcext:value-type="string">
            <text:p>./archive_1/1745520780_596_Wide_Long1745520780_596_Wide_Long_angle_data.json</text:p>
          </table:table-cell>
          <table:table-cell/>
          <table:table-cell office:value-type="string" calcext:value-type="string">
            <text:p>./archive_1/1745520780_596_Wide_Long1745520780_596_Wide_Long_distance_data.json</text:p>
          </table:table-cell>
          <table:table-cell/>
          <table:table-cell office:value-type="string" calcext:value-type="string">
            <text:p>./archive_1/1745520780_596_Wide_Long1745520780_596_Wide_Long_sound.wav</text:p>
          </table:table-cell>
        </table:table-row>
        <table:table-row table:style-name="ro1">
          <table:table-cell office:value-type="string" calcext:value-type="string">
            <text:p>./archive_1/1745523277_908_Wide_Long1745523277_908_Wide_Long_angle_data.json</text:p>
          </table:table-cell>
          <table:table-cell/>
          <table:table-cell office:value-type="string" calcext:value-type="string">
            <text:p>./archive_1/1745523277_908_Wide_Long1745523277_908_Wide_Long_distance_data.json</text:p>
          </table:table-cell>
          <table:table-cell/>
          <table:table-cell office:value-type="string" calcext:value-type="string">
            <text:p>./archive_1/1745523277_908_Wide_Long1745523277_908_Wide_Long_sound.wav</text:p>
          </table:table-cell>
        </table:table-row>
        <table:table-row table:style-name="ro1">
          <table:table-cell office:value-type="string" calcext:value-type="string">
            <text:p>./archive_1/1745525455_1217_Wide_Long1745525455_1217_Wide_Long_angle_data.json</text:p>
          </table:table-cell>
          <table:table-cell/>
          <table:table-cell office:value-type="string" calcext:value-type="string">
            <text:p>./archive_1/1745525455_1217_Wide_Long1745525455_1217_Wide_Long_distance_data.json</text:p>
          </table:table-cell>
          <table:table-cell/>
          <table:table-cell office:value-type="string" calcext:value-type="string">
            <text:p>./archive_1/1745525455_1217_Wide_Long1745525455_1217_Wide_Long_sound.wav</text:p>
          </table:table-cell>
        </table:table-row>
        <table:table-row table:style-name="ro1">
          <table:table-cell office:value-type="string" calcext:value-type="string">
            <text:p>./archive_1/1744893148_23_Wide_Long1744893148_23_Wide_Long_angle_data.json</text:p>
          </table:table-cell>
          <table:table-cell/>
          <table:table-cell office:value-type="string" calcext:value-type="string">
            <text:p>./archive_1/1744893148_23_Wide_Long1744893148_23_Wide_Long_distance_data.json</text:p>
          </table:table-cell>
          <table:table-cell/>
          <table:table-cell office:value-type="string" calcext:value-type="string">
            <text:p>./archive_1/1744893148_23_Wide_Long1744893148_23_Wide_Long_sound.wav</text:p>
          </table:table-cell>
        </table:table-row>
        <table:table-row table:style-name="ro1">
          <table:table-cell office:value-type="string" calcext:value-type="string">
            <text:p>./archive_1/1744903051_348_Wide_Long1744903051_348_Wide_Long_angle_data.json</text:p>
          </table:table-cell>
          <table:table-cell/>
          <table:table-cell office:value-type="string" calcext:value-type="string">
            <text:p>./archive_1/1744903051_348_Wide_Long1744903051_348_Wide_Long_distance_data.json</text:p>
          </table:table-cell>
          <table:table-cell/>
          <table:table-cell office:value-type="string" calcext:value-type="string">
            <text:p>./archive_1/1744903051_348_Wide_Long1744903051_348_Wide_Long_sound.wav</text:p>
          </table:table-cell>
        </table:table-row>
        <table:table-row table:style-name="ro1">
          <table:table-cell office:value-type="string" calcext:value-type="string">
            <text:p>./archive_1/1744911413_666_Wide_Long1744911413_666_Wide_Long_angle_data.json</text:p>
          </table:table-cell>
          <table:table-cell/>
          <table:table-cell office:value-type="string" calcext:value-type="string">
            <text:p>./archive_1/1744911413_666_Wide_Long1744911413_666_Wide_Long_distance_data.json</text:p>
          </table:table-cell>
          <table:table-cell/>
          <table:table-cell office:value-type="string" calcext:value-type="string">
            <text:p>./archive_1/1744911413_666_Wide_Long1744911413_666_Wide_Long_sound.wav</text:p>
          </table:table-cell>
        </table:table-row>
        <table:table-row table:style-name="ro1">
          <table:table-cell office:value-type="string" calcext:value-type="string">
            <text:p>./archive_1/1744918243_979_Wide_Long1744918243_979_Wide_Long_angle_data.json</text:p>
          </table:table-cell>
          <table:table-cell/>
          <table:table-cell office:value-type="string" calcext:value-type="string">
            <text:p>./archive_1/1744918243_979_Wide_Long1744918243_979_Wide_Long_distance_data.json</text:p>
          </table:table-cell>
          <table:table-cell/>
          <table:table-cell office:value-type="string" calcext:value-type="string">
            <text:p>./archive_1/1744918243_979_Wide_Long1744918243_979_Wide_Long_sound.wav</text:p>
          </table:table-cell>
        </table:table-row>
        <table:table-row table:style-name="ro1">
          <table:table-cell office:value-type="string" calcext:value-type="string">
            <text:p>./archive_1/1745517021_289_Wide_Long1745517021_289_Wide_Long_angle_data.json</text:p>
          </table:table-cell>
          <table:table-cell/>
          <table:table-cell office:value-type="string" calcext:value-type="string">
            <text:p>./archive_1/1745517021_289_Wide_Long1745517021_289_Wide_Long_distance_data.json</text:p>
          </table:table-cell>
          <table:table-cell/>
          <table:table-cell office:value-type="string" calcext:value-type="string">
            <text:p>./archive_1/1745517021_289_Wide_Long1745517021_289_Wide_Long_sound.wav</text:p>
          </table:table-cell>
        </table:table-row>
        <table:table-row table:style-name="ro1">
          <table:table-cell office:value-type="string" calcext:value-type="string">
            <text:p>./archive_1/1745520785_597_Wide_Long1745520785_597_Wide_Long_angle_data.json</text:p>
          </table:table-cell>
          <table:table-cell/>
          <table:table-cell office:value-type="string" calcext:value-type="string">
            <text:p>./archive_1/1745520785_597_Wide_Long1745520785_597_Wide_Long_distance_data.json</text:p>
          </table:table-cell>
          <table:table-cell/>
          <table:table-cell office:value-type="string" calcext:value-type="string">
            <text:p>./archive_1/1745520785_597_Wide_Long1745520785_597_Wide_Long_sound.wav</text:p>
          </table:table-cell>
        </table:table-row>
        <table:table-row table:style-name="ro1">
          <table:table-cell office:value-type="string" calcext:value-type="string">
            <text:p>./archive_1/1745523282_909_Wide_Long1745523282_909_Wide_Long_angle_data.json</text:p>
          </table:table-cell>
          <table:table-cell/>
          <table:table-cell office:value-type="string" calcext:value-type="string">
            <text:p>./archive_1/1745523282_909_Wide_Long1745523282_909_Wide_Long_distance_data.json</text:p>
          </table:table-cell>
          <table:table-cell/>
          <table:table-cell office:value-type="string" calcext:value-type="string">
            <text:p>./archive_1/1745523282_909_Wide_Long1745523282_909_Wide_Long_sound.wav</text:p>
          </table:table-cell>
        </table:table-row>
        <table:table-row table:style-name="ro1">
          <table:table-cell office:value-type="string" calcext:value-type="string">
            <text:p>./archive_1/1745525460_1218_Wide_Long1745525460_1218_Wide_Long_angle_data.json</text:p>
          </table:table-cell>
          <table:table-cell/>
          <table:table-cell office:value-type="string" calcext:value-type="string">
            <text:p>./archive_1/1745525460_1218_Wide_Long1745525460_1218_Wide_Long_distance_data.json</text:p>
          </table:table-cell>
          <table:table-cell/>
          <table:table-cell office:value-type="string" calcext:value-type="string">
            <text:p>./archive_1/1745525460_1218_Wide_Long1745525460_1218_Wide_Long_sound.wav</text:p>
          </table:table-cell>
        </table:table-row>
        <table:table-row table:style-name="ro1">
          <table:table-cell office:value-type="string" calcext:value-type="string">
            <text:p>./archive_1/1744893173_24_Wide_Long1744893173_24_Wide_Long_angle_data.json</text:p>
          </table:table-cell>
          <table:table-cell/>
          <table:table-cell office:value-type="string" calcext:value-type="string">
            <text:p>./archive_1/1744893173_24_Wide_Long1744893173_24_Wide_Long_distance_data.json</text:p>
          </table:table-cell>
          <table:table-cell/>
          <table:table-cell office:value-type="string" calcext:value-type="string">
            <text:p>./archive_1/1744893173_24_Wide_Long1744893173_24_Wide_Long_sound.wav</text:p>
          </table:table-cell>
        </table:table-row>
        <table:table-row table:style-name="ro1">
          <table:table-cell office:value-type="string" calcext:value-type="string">
            <text:p>./archive_1/1744903071_349_Wide_Long1744903071_349_Wide_Long_angle_data.json</text:p>
          </table:table-cell>
          <table:table-cell/>
          <table:table-cell office:value-type="string" calcext:value-type="string">
            <text:p>./archive_1/1744903071_349_Wide_Long1744903071_349_Wide_Long_distance_data.json</text:p>
          </table:table-cell>
          <table:table-cell/>
          <table:table-cell office:value-type="string" calcext:value-type="string">
            <text:p>./archive_1/1744903071_349_Wide_Long1744903071_349_Wide_Long_sound.wav</text:p>
          </table:table-cell>
        </table:table-row>
        <table:table-row table:style-name="ro1">
          <table:table-cell office:value-type="string" calcext:value-type="string">
            <text:p>./archive_1/1744911437_667_Wide_Long1744911437_667_Wide_Long_angle_data.json</text:p>
          </table:table-cell>
          <table:table-cell/>
          <table:table-cell office:value-type="string" calcext:value-type="string">
            <text:p>./archive_1/1744911437_667_Wide_Long1744911437_667_Wide_Long_distance_data.json</text:p>
          </table:table-cell>
          <table:table-cell/>
          <table:table-cell office:value-type="string" calcext:value-type="string">
            <text:p>./archive_1/1744911437_667_Wide_Long1744911437_667_Wide_Long_sound.wav</text:p>
          </table:table-cell>
        </table:table-row>
        <table:table-row table:style-name="ro1">
          <table:table-cell office:value-type="string" calcext:value-type="string">
            <text:p>./archive_1/1744918264_980_Wide_Long1744918264_980_Wide_Long_angle_data.json</text:p>
          </table:table-cell>
          <table:table-cell/>
          <table:table-cell office:value-type="string" calcext:value-type="string">
            <text:p>./archive_1/1744918264_980_Wide_Long1744918264_980_Wide_Long_distance_data.json</text:p>
          </table:table-cell>
          <table:table-cell/>
          <table:table-cell office:value-type="string" calcext:value-type="string">
            <text:p>./archive_1/1744918264_980_Wide_Long1744918264_980_Wide_Long_sound.wav</text:p>
          </table:table-cell>
        </table:table-row>
        <table:table-row table:style-name="ro1">
          <table:table-cell office:value-type="string" calcext:value-type="string">
            <text:p>./archive_1/1745517036_290_Wide_Long1745517036_290_Wide_Long_angle_data.json</text:p>
          </table:table-cell>
          <table:table-cell/>
          <table:table-cell office:value-type="string" calcext:value-type="string">
            <text:p>./archive_1/1745517036_290_Wide_Long1745517036_290_Wide_Long_distance_data.json</text:p>
          </table:table-cell>
          <table:table-cell/>
          <table:table-cell office:value-type="string" calcext:value-type="string">
            <text:p>./archive_1/1745517036_290_Wide_Long1745517036_290_Wide_Long_sound.wav</text:p>
          </table:table-cell>
        </table:table-row>
        <table:table-row table:style-name="ro1">
          <table:table-cell office:value-type="string" calcext:value-type="string">
            <text:p>./archive_1/1745520789_598_Wide_Long1745520789_598_Wide_Long_angle_data.json</text:p>
          </table:table-cell>
          <table:table-cell/>
          <table:table-cell office:value-type="string" calcext:value-type="string">
            <text:p>./archive_1/1745520789_598_Wide_Long1745520789_598_Wide_Long_distance_data.json</text:p>
          </table:table-cell>
          <table:table-cell/>
          <table:table-cell office:value-type="string" calcext:value-type="string">
            <text:p>./archive_1/1745520789_598_Wide_Long1745520789_598_Wide_Long_sound.wav</text:p>
          </table:table-cell>
        </table:table-row>
        <table:table-row table:style-name="ro1">
          <table:table-cell office:value-type="string" calcext:value-type="string">
            <text:p>./archive_1/1745523288_910_Wide_Long1745523288_910_Wide_Long_angle_data.json</text:p>
          </table:table-cell>
          <table:table-cell/>
          <table:table-cell office:value-type="string" calcext:value-type="string">
            <text:p>./archive_1/1745523288_910_Wide_Long1745523288_910_Wide_Long_distance_data.json</text:p>
          </table:table-cell>
          <table:table-cell/>
          <table:table-cell office:value-type="string" calcext:value-type="string">
            <text:p>./archive_1/1745523288_910_Wide_Long1745523288_910_Wide_Long_sound.wav</text:p>
          </table:table-cell>
        </table:table-row>
        <table:table-row table:style-name="ro1">
          <table:table-cell office:value-type="string" calcext:value-type="string">
            <text:p>./archive_1/1745525466_1219_Wide_Long1745525466_1219_Wide_Long_angle_data.json</text:p>
          </table:table-cell>
          <table:table-cell/>
          <table:table-cell office:value-type="string" calcext:value-type="string">
            <text:p>./archive_1/1745525466_1219_Wide_Long1745525466_1219_Wide_Long_distance_data.json</text:p>
          </table:table-cell>
          <table:table-cell/>
          <table:table-cell office:value-type="string" calcext:value-type="string">
            <text:p>./archive_1/1745525466_1219_Wide_Long1745525466_1219_Wide_Long_sound.wav</text:p>
          </table:table-cell>
        </table:table-row>
        <table:table-row table:style-name="ro1">
          <table:table-cell office:value-type="string" calcext:value-type="string">
            <text:p>./archive_1/1744893196_25_Wide_Long1744893196_25_Wide_Long_angle_data.json</text:p>
          </table:table-cell>
          <table:table-cell/>
          <table:table-cell office:value-type="string" calcext:value-type="string">
            <text:p>./archive_1/1744893196_25_Wide_Long1744893196_25_Wide_Long_distance_data.json</text:p>
          </table:table-cell>
          <table:table-cell/>
          <table:table-cell office:value-type="string" calcext:value-type="string">
            <text:p>./archive_1/1744893196_25_Wide_Long1744893196_25_Wide_Long_sound.wav</text:p>
          </table:table-cell>
        </table:table-row>
        <table:table-row table:style-name="ro1">
          <table:table-cell office:value-type="string" calcext:value-type="string">
            <text:p>./archive_1/1744903090_350_Wide_Long1744903090_350_Wide_Long_angle_data.json</text:p>
          </table:table-cell>
          <table:table-cell/>
          <table:table-cell office:value-type="string" calcext:value-type="string">
            <text:p>./archive_1/1744903090_350_Wide_Long1744903090_350_Wide_Long_distance_data.json</text:p>
          </table:table-cell>
          <table:table-cell/>
          <table:table-cell office:value-type="string" calcext:value-type="string">
            <text:p>./archive_1/1744903090_350_Wide_Long1744903090_350_Wide_Long_sound.wav</text:p>
          </table:table-cell>
        </table:table-row>
        <table:table-row table:style-name="ro1">
          <table:table-cell office:value-type="string" calcext:value-type="string">
            <text:p>./archive_1/1744911481_669_Wide_Long1744911481_669_Wide_Long_angle_data.json</text:p>
          </table:table-cell>
          <table:table-cell/>
          <table:table-cell office:value-type="string" calcext:value-type="string">
            <text:p>./archive_1/1744911481_669_Wide_Long1744911481_669_Wide_Long_distance_data.json</text:p>
          </table:table-cell>
          <table:table-cell/>
          <table:table-cell office:value-type="string" calcext:value-type="string">
            <text:p>./archive_1/1744911481_669_Wide_Long1744911481_669_Wide_Long_sound.wav</text:p>
          </table:table-cell>
        </table:table-row>
        <table:table-row table:style-name="ro1">
          <table:table-cell office:value-type="string" calcext:value-type="string">
            <text:p>./archive_1/1744918284_981_Wide_Long1744918284_981_Wide_Long_angle_data.json</text:p>
          </table:table-cell>
          <table:table-cell/>
          <table:table-cell office:value-type="string" calcext:value-type="string">
            <text:p>./archive_1/1744918284_981_Wide_Long1744918284_981_Wide_Long_distance_data.json</text:p>
          </table:table-cell>
          <table:table-cell/>
          <table:table-cell office:value-type="string" calcext:value-type="string">
            <text:p>./archive_1/1744918284_981_Wide_Long1744918284_981_Wide_Long_sound.wav</text:p>
          </table:table-cell>
        </table:table-row>
        <table:table-row table:style-name="ro1">
          <table:table-cell office:value-type="string" calcext:value-type="string">
            <text:p>./archive_1/1745517041_291_Wide_Long1745517041_291_Wide_Long_angle_data.json</text:p>
          </table:table-cell>
          <table:table-cell/>
          <table:table-cell office:value-type="string" calcext:value-type="string">
            <text:p>./archive_1/1745517041_291_Wide_Long1745517041_291_Wide_Long_distance_data.json</text:p>
          </table:table-cell>
          <table:table-cell/>
          <table:table-cell office:value-type="string" calcext:value-type="string">
            <text:p>./archive_1/1745517041_291_Wide_Long1745517041_291_Wide_Long_sound.wav</text:p>
          </table:table-cell>
        </table:table-row>
        <table:table-row table:style-name="ro1">
          <table:table-cell office:value-type="string" calcext:value-type="string">
            <text:p>./archive_1/1745520794_599_Wide_Long1745520794_599_Wide_Long_angle_data.json</text:p>
          </table:table-cell>
          <table:table-cell/>
          <table:table-cell office:value-type="string" calcext:value-type="string">
            <text:p>./archive_1/1745520794_599_Wide_Long1745520794_599_Wide_Long_distance_data.json</text:p>
          </table:table-cell>
          <table:table-cell/>
          <table:table-cell office:value-type="string" calcext:value-type="string">
            <text:p>./archive_1/1745520794_599_Wide_Long1745520794_599_Wide_Long_sound.wav</text:p>
          </table:table-cell>
        </table:table-row>
        <table:table-row table:style-name="ro1">
          <table:table-cell office:value-type="string" calcext:value-type="string">
            <text:p>./archive_1/1745523302_911_Wide_Long1745523302_911_Wide_Long_angle_data.json</text:p>
          </table:table-cell>
          <table:table-cell/>
          <table:table-cell office:value-type="string" calcext:value-type="string">
            <text:p>./archive_1/1745523302_911_Wide_Long1745523302_911_Wide_Long_distance_data.json</text:p>
          </table:table-cell>
          <table:table-cell/>
          <table:table-cell office:value-type="string" calcext:value-type="string">
            <text:p>./archive_1/1745523302_911_Wide_Long1745523302_911_Wide_Long_sound.wav</text:p>
          </table:table-cell>
        </table:table-row>
        <table:table-row table:style-name="ro1">
          <table:table-cell office:value-type="string" calcext:value-type="string">
            <text:p>./archive_1/1745525470_1220_Wide_Long1745525470_1220_Wide_Long_angle_data.json</text:p>
          </table:table-cell>
          <table:table-cell/>
          <table:table-cell office:value-type="string" calcext:value-type="string">
            <text:p>./archive_1/1745525470_1220_Wide_Long1745525470_1220_Wide_Long_distance_data.json</text:p>
          </table:table-cell>
          <table:table-cell/>
          <table:table-cell office:value-type="string" calcext:value-type="string">
            <text:p>./archive_1/1745525470_1220_Wide_Long1745525470_1220_Wide_Long_sound.wav</text:p>
          </table:table-cell>
        </table:table-row>
        <table:table-row table:style-name="ro1">
          <table:table-cell office:value-type="string" calcext:value-type="string">
            <text:p>./archive_1/1744893223_26_Wide_Long1744893223_26_Wide_Long_angle_data.json</text:p>
          </table:table-cell>
          <table:table-cell/>
          <table:table-cell office:value-type="string" calcext:value-type="string">
            <text:p>./archive_1/1744893223_26_Wide_Long1744893223_26_Wide_Long_distance_data.json</text:p>
          </table:table-cell>
          <table:table-cell/>
          <table:table-cell office:value-type="string" calcext:value-type="string">
            <text:p>./archive_1/1744893223_26_Wide_Long1744893223_26_Wide_Long_sound.wav</text:p>
          </table:table-cell>
        </table:table-row>
        <table:table-row table:style-name="ro1">
          <table:table-cell office:value-type="string" calcext:value-type="string">
            <text:p>./archive_1/1744903111_351_Wide_Long1744903111_351_Wide_Long_angle_data.json</text:p>
          </table:table-cell>
          <table:table-cell/>
          <table:table-cell office:value-type="string" calcext:value-type="string">
            <text:p>./archive_1/1744903111_351_Wide_Long1744903111_351_Wide_Long_distance_data.json</text:p>
          </table:table-cell>
          <table:table-cell/>
          <table:table-cell office:value-type="string" calcext:value-type="string">
            <text:p>./archive_1/1744903111_351_Wide_Long1744903111_351_Wide_Long_sound.wav</text:p>
          </table:table-cell>
        </table:table-row>
        <table:table-row table:style-name="ro1">
          <table:table-cell office:value-type="string" calcext:value-type="string">
            <text:p>./archive_1/1744911503_670_Wide_Long1744911503_670_Wide_Long_angle_data.json</text:p>
          </table:table-cell>
          <table:table-cell/>
          <table:table-cell office:value-type="string" calcext:value-type="string">
            <text:p>./archive_1/1744911503_670_Wide_Long1744911503_670_Wide_Long_distance_data.json</text:p>
          </table:table-cell>
          <table:table-cell/>
          <table:table-cell office:value-type="string" calcext:value-type="string">
            <text:p>./archive_1/1744911503_670_Wide_Long1744911503_670_Wide_Long_sound.wav</text:p>
          </table:table-cell>
        </table:table-row>
        <table:table-row table:style-name="ro1">
          <table:table-cell office:value-type="string" calcext:value-type="string">
            <text:p>./archive_1/1744918304_982_Wide_Long1744918304_982_Wide_Long_angle_data.json</text:p>
          </table:table-cell>
          <table:table-cell/>
          <table:table-cell office:value-type="string" calcext:value-type="string">
            <text:p>./archive_1/1744918304_982_Wide_Long1744918304_982_Wide_Long_distance_data.json</text:p>
          </table:table-cell>
          <table:table-cell/>
          <table:table-cell office:value-type="string" calcext:value-type="string">
            <text:p>./archive_1/1744918304_982_Wide_Long1744918304_982_Wide_Long_sound.wav</text:p>
          </table:table-cell>
        </table:table-row>
        <table:table-row table:style-name="ro1">
          <table:table-cell office:value-type="string" calcext:value-type="string">
            <text:p>./archive_1/1745517046_292_Wide_Long1745517046_292_Wide_Long_angle_data.json</text:p>
          </table:table-cell>
          <table:table-cell/>
          <table:table-cell office:value-type="string" calcext:value-type="string">
            <text:p>./archive_1/1745517046_292_Wide_Long1745517046_292_Wide_Long_distance_data.json</text:p>
          </table:table-cell>
          <table:table-cell/>
          <table:table-cell office:value-type="string" calcext:value-type="string">
            <text:p>./archive_1/1745517046_292_Wide_Long1745517046_292_Wide_Long_sound.wav</text:p>
          </table:table-cell>
        </table:table-row>
        <table:table-row table:style-name="ro1">
          <table:table-cell office:value-type="string" calcext:value-type="string">
            <text:p>./archive_1/1745520799_600_Wide_Long1745520799_600_Wide_Long_angle_data.json</text:p>
          </table:table-cell>
          <table:table-cell/>
          <table:table-cell office:value-type="string" calcext:value-type="string">
            <text:p>./archive_1/1745520799_600_Wide_Long1745520799_600_Wide_Long_distance_data.json</text:p>
          </table:table-cell>
          <table:table-cell/>
          <table:table-cell office:value-type="string" calcext:value-type="string">
            <text:p>./archive_1/1745520799_600_Wide_Long1745520799_600_Wide_Long_sound.wav</text:p>
          </table:table-cell>
        </table:table-row>
        <table:table-row table:style-name="ro1">
          <table:table-cell office:value-type="string" calcext:value-type="string">
            <text:p>./archive_1/1745523307_912_Wide_Long1745523307_912_Wide_Long_angle_data.json</text:p>
          </table:table-cell>
          <table:table-cell/>
          <table:table-cell office:value-type="string" calcext:value-type="string">
            <text:p>./archive_1/1745523307_912_Wide_Long1745523307_912_Wide_Long_distance_data.json</text:p>
          </table:table-cell>
          <table:table-cell/>
          <table:table-cell office:value-type="string" calcext:value-type="string">
            <text:p>./archive_1/1745523307_912_Wide_Long1745523307_912_Wide_Long_sound.wav</text:p>
          </table:table-cell>
        </table:table-row>
        <table:table-row table:style-name="ro1">
          <table:table-cell office:value-type="string" calcext:value-type="string">
            <text:p>./archive_1/1745525479_1221_Wide_Long1745525479_1221_Wide_Long_angle_data.json</text:p>
          </table:table-cell>
          <table:table-cell/>
          <table:table-cell office:value-type="string" calcext:value-type="string">
            <text:p>./archive_1/1745525479_1221_Wide_Long1745525479_1221_Wide_Long_distance_data.json</text:p>
          </table:table-cell>
          <table:table-cell/>
          <table:table-cell office:value-type="string" calcext:value-type="string">
            <text:p>./archive_1/1745525479_1221_Wide_Long1745525479_1221_Wide_Long_sound.wav</text:p>
          </table:table-cell>
        </table:table-row>
        <table:table-row table:style-name="ro1">
          <table:table-cell office:value-type="string" calcext:value-type="string">
            <text:p>./archive_1/1744893246_27_Wide_Long1744893246_27_Wide_Long_angle_data.json</text:p>
          </table:table-cell>
          <table:table-cell/>
          <table:table-cell office:value-type="string" calcext:value-type="string">
            <text:p>./archive_1/1744893246_27_Wide_Long1744893246_27_Wide_Long_distance_data.json</text:p>
          </table:table-cell>
          <table:table-cell/>
          <table:table-cell office:value-type="string" calcext:value-type="string">
            <text:p>./archive_1/1744893246_27_Wide_Long1744893246_27_Wide_Long_sound.wav</text:p>
          </table:table-cell>
        </table:table-row>
        <table:table-row table:style-name="ro1">
          <table:table-cell office:value-type="string" calcext:value-type="string">
            <text:p>./archive_1/1744903130_352_Wide_Long1744903130_352_Wide_Long_angle_data.json</text:p>
          </table:table-cell>
          <table:table-cell/>
          <table:table-cell office:value-type="string" calcext:value-type="string">
            <text:p>./archive_1/1744903130_352_Wide_Long1744903130_352_Wide_Long_distance_data.json</text:p>
          </table:table-cell>
          <table:table-cell/>
          <table:table-cell office:value-type="string" calcext:value-type="string">
            <text:p>./archive_1/1744903130_352_Wide_Long1744903130_352_Wide_Long_sound.wav</text:p>
          </table:table-cell>
        </table:table-row>
        <table:table-row table:style-name="ro1">
          <table:table-cell office:value-type="string" calcext:value-type="string">
            <text:p>./archive_1/1744911526_671_Wide_Long1744911526_671_Wide_Long_angle_data.json</text:p>
          </table:table-cell>
          <table:table-cell/>
          <table:table-cell office:value-type="string" calcext:value-type="string">
            <text:p>./archive_1/1744911526_671_Wide_Long1744911526_671_Wide_Long_distance_data.json</text:p>
          </table:table-cell>
          <table:table-cell/>
          <table:table-cell office:value-type="string" calcext:value-type="string">
            <text:p>./archive_1/1744911526_671_Wide_Long1744911526_671_Wide_Long_sound.wav</text:p>
          </table:table-cell>
        </table:table-row>
        <table:table-row table:style-name="ro1">
          <table:table-cell office:value-type="string" calcext:value-type="string">
            <text:p>./archive_1/1744918325_983_Wide_Long1744918325_983_Wide_Long_angle_data.json</text:p>
          </table:table-cell>
          <table:table-cell/>
          <table:table-cell office:value-type="string" calcext:value-type="string">
            <text:p>./archive_1/1744918325_983_Wide_Long1744918325_983_Wide_Long_distance_data.json</text:p>
          </table:table-cell>
          <table:table-cell/>
          <table:table-cell office:value-type="string" calcext:value-type="string">
            <text:p>./archive_1/1744918325_983_Wide_Long1744918325_983_Wide_Long_sound.wav</text:p>
          </table:table-cell>
        </table:table-row>
        <table:table-row table:style-name="ro1">
          <table:table-cell office:value-type="string" calcext:value-type="string">
            <text:p>./archive_1/1745517052_293_Wide_Long1745517052_293_Wide_Long_angle_data.json</text:p>
          </table:table-cell>
          <table:table-cell/>
          <table:table-cell office:value-type="string" calcext:value-type="string">
            <text:p>./archive_1/1745517052_293_Wide_Long1745517052_293_Wide_Long_distance_data.json</text:p>
          </table:table-cell>
          <table:table-cell/>
          <table:table-cell office:value-type="string" calcext:value-type="string">
            <text:p>./archive_1/1745517052_293_Wide_Long1745517052_293_Wide_Long_sound.wav</text:p>
          </table:table-cell>
        </table:table-row>
        <table:table-row table:style-name="ro1">
          <table:table-cell office:value-type="string" calcext:value-type="string">
            <text:p>./archive_1/1745520803_601_Wide_Long1745520803_601_Wide_Long_angle_data.json</text:p>
          </table:table-cell>
          <table:table-cell/>
          <table:table-cell office:value-type="string" calcext:value-type="string">
            <text:p>./archive_1/1745520803_601_Wide_Long1745520803_601_Wide_Long_distance_data.json</text:p>
          </table:table-cell>
          <table:table-cell/>
          <table:table-cell office:value-type="string" calcext:value-type="string">
            <text:p>./archive_1/1745520803_601_Wide_Long1745520803_601_Wide_Long_sound.wav</text:p>
          </table:table-cell>
        </table:table-row>
        <table:table-row table:style-name="ro1">
          <table:table-cell office:value-type="string" calcext:value-type="string">
            <text:p>./archive_1/1745523311_913_Wide_Long1745523311_913_Wide_Long_angle_data.json</text:p>
          </table:table-cell>
          <table:table-cell/>
          <table:table-cell office:value-type="string" calcext:value-type="string">
            <text:p>./archive_1/1745523311_913_Wide_Long1745523311_913_Wide_Long_distance_data.json</text:p>
          </table:table-cell>
          <table:table-cell/>
          <table:table-cell office:value-type="string" calcext:value-type="string">
            <text:p>./archive_1/1745523311_913_Wide_Long1745523311_913_Wide_Long_sound.wav</text:p>
          </table:table-cell>
        </table:table-row>
        <table:table-row table:style-name="ro1">
          <table:table-cell office:value-type="string" calcext:value-type="string">
            <text:p>./archive_1/1745525484_1222_Wide_Long1745525484_1222_Wide_Long_angle_data.json</text:p>
          </table:table-cell>
          <table:table-cell/>
          <table:table-cell office:value-type="string" calcext:value-type="string">
            <text:p>./archive_1/1745525484_1222_Wide_Long1745525484_1222_Wide_Long_distance_data.json</text:p>
          </table:table-cell>
          <table:table-cell/>
          <table:table-cell office:value-type="string" calcext:value-type="string">
            <text:p>./archive_1/1745525484_1222_Wide_Long1745525484_1222_Wide_Long_sound.wav</text:p>
          </table:table-cell>
        </table:table-row>
        <table:table-row table:style-name="ro1">
          <table:table-cell office:value-type="string" calcext:value-type="string">
            <text:p>./archive_1/1744893270_28_Wide_Long1744893270_28_Wide_Long_angle_data.json</text:p>
          </table:table-cell>
          <table:table-cell/>
          <table:table-cell office:value-type="string" calcext:value-type="string">
            <text:p>./archive_1/1744893270_28_Wide_Long1744893270_28_Wide_Long_distance_data.json</text:p>
          </table:table-cell>
          <table:table-cell/>
          <table:table-cell office:value-type="string" calcext:value-type="string">
            <text:p>./archive_1/1744893270_28_Wide_Long1744893270_28_Wide_Long_sound.wav</text:p>
          </table:table-cell>
        </table:table-row>
        <table:table-row table:style-name="ro1">
          <table:table-cell office:value-type="string" calcext:value-type="string">
            <text:p>./archive_1/1744903150_353_Wide_Long1744903150_353_Wide_Long_angle_data.json</text:p>
          </table:table-cell>
          <table:table-cell/>
          <table:table-cell office:value-type="string" calcext:value-type="string">
            <text:p>./archive_1/1744903150_353_Wide_Long1744903150_353_Wide_Long_distance_data.json</text:p>
          </table:table-cell>
          <table:table-cell/>
          <table:table-cell office:value-type="string" calcext:value-type="string">
            <text:p>./archive_1/1744903150_353_Wide_Long1744903150_353_Wide_Long_sound.wav</text:p>
          </table:table-cell>
        </table:table-row>
        <table:table-row table:style-name="ro1">
          <table:table-cell office:value-type="string" calcext:value-type="string">
            <text:p>./archive_1/1744911546_672_Wide_Long1744911546_672_Wide_Long_angle_data.json</text:p>
          </table:table-cell>
          <table:table-cell/>
          <table:table-cell office:value-type="string" calcext:value-type="string">
            <text:p>./archive_1/1744911546_672_Wide_Long1744911546_672_Wide_Long_distance_data.json</text:p>
          </table:table-cell>
          <table:table-cell/>
          <table:table-cell office:value-type="string" calcext:value-type="string">
            <text:p>./archive_1/1744911546_672_Wide_Long1744911546_672_Wide_Long_sound.wav</text:p>
          </table:table-cell>
        </table:table-row>
        <table:table-row table:style-name="ro1">
          <table:table-cell office:value-type="string" calcext:value-type="string">
            <text:p>./archive_1/1744918353_984_Wide_Long1744918353_984_Wide_Long_angle_data.json</text:p>
          </table:table-cell>
          <table:table-cell/>
          <table:table-cell office:value-type="string" calcext:value-type="string">
            <text:p>./archive_1/1744918353_984_Wide_Long1744918353_984_Wide_Long_distance_data.json</text:p>
          </table:table-cell>
          <table:table-cell/>
          <table:table-cell office:value-type="string" calcext:value-type="string">
            <text:p>./archive_1/1744918353_984_Wide_Long1744918353_984_Wide_Long_sound.wav</text:p>
          </table:table-cell>
        </table:table-row>
        <table:table-row table:style-name="ro1">
          <table:table-cell office:value-type="string" calcext:value-type="string">
            <text:p>./archive_1/1745517099_294_Wide_Long1745517099_294_Wide_Long_angle_data.json</text:p>
          </table:table-cell>
          <table:table-cell/>
          <table:table-cell office:value-type="string" calcext:value-type="string">
            <text:p>./archive_1/1745517099_294_Wide_Long1745517099_294_Wide_Long_distance_data.json</text:p>
          </table:table-cell>
          <table:table-cell/>
          <table:table-cell office:value-type="string" calcext:value-type="string">
            <text:p>./archive_1/1745517099_294_Wide_Long1745517099_294_Wide_Long_sound.wav</text:p>
          </table:table-cell>
        </table:table-row>
        <table:table-row table:style-name="ro1">
          <table:table-cell office:value-type="string" calcext:value-type="string">
            <text:p>./archive_1/1745520808_602_Wide_Long1745520808_602_Wide_Long_angle_data.json</text:p>
          </table:table-cell>
          <table:table-cell/>
          <table:table-cell office:value-type="string" calcext:value-type="string">
            <text:p>./archive_1/1745520808_602_Wide_Long1745520808_602_Wide_Long_distance_data.json</text:p>
          </table:table-cell>
          <table:table-cell/>
          <table:table-cell office:value-type="string" calcext:value-type="string">
            <text:p>./archive_1/1745520808_602_Wide_Long1745520808_602_Wide_Long_sound.wav</text:p>
          </table:table-cell>
        </table:table-row>
        <table:table-row table:style-name="ro1">
          <table:table-cell office:value-type="string" calcext:value-type="string">
            <text:p>./archive_1/1745523316_914_Wide_Long1745523316_914_Wide_Long_angle_data.json</text:p>
          </table:table-cell>
          <table:table-cell/>
          <table:table-cell office:value-type="string" calcext:value-type="string">
            <text:p>./archive_1/1745523316_914_Wide_Long1745523316_914_Wide_Long_distance_data.json</text:p>
          </table:table-cell>
          <table:table-cell/>
          <table:table-cell office:value-type="string" calcext:value-type="string">
            <text:p>./archive_1/1745523316_914_Wide_Long1745523316_914_Wide_Long_sound.wav</text:p>
          </table:table-cell>
        </table:table-row>
        <table:table-row table:style-name="ro1">
          <table:table-cell office:value-type="string" calcext:value-type="string">
            <text:p>./archive_1/1745525489_1223_Wide_Long1745525489_1223_Wide_Long_angle_data.json</text:p>
          </table:table-cell>
          <table:table-cell/>
          <table:table-cell office:value-type="string" calcext:value-type="string">
            <text:p>./archive_1/1745525489_1223_Wide_Long1745525489_1223_Wide_Long_distance_data.json</text:p>
          </table:table-cell>
          <table:table-cell/>
          <table:table-cell office:value-type="string" calcext:value-type="string">
            <text:p>./archive_1/1745525489_1223_Wide_Long1745525489_1223_Wide_Long_sound.wav</text:p>
          </table:table-cell>
        </table:table-row>
        <table:table-row table:style-name="ro1">
          <table:table-cell office:value-type="string" calcext:value-type="string">
            <text:p>./archive_1/1744893318_30_Wide_Long1744893318_30_Wide_Long_angle_data.json</text:p>
          </table:table-cell>
          <table:table-cell/>
          <table:table-cell office:value-type="string" calcext:value-type="string">
            <text:p>./archive_1/1744893318_30_Wide_Long1744893318_30_Wide_Long_distance_data.json</text:p>
          </table:table-cell>
          <table:table-cell/>
          <table:table-cell office:value-type="string" calcext:value-type="string">
            <text:p>./archive_1/1744893318_30_Wide_Long1744893318_30_Wide_Long_sound.wav</text:p>
          </table:table-cell>
        </table:table-row>
        <table:table-row table:style-name="ro1">
          <table:table-cell office:value-type="string" calcext:value-type="string">
            <text:p>./archive_1/1744903169_354_Wide_Long1744903169_354_Wide_Long_angle_data.json</text:p>
          </table:table-cell>
          <table:table-cell/>
          <table:table-cell office:value-type="string" calcext:value-type="string">
            <text:p>./archive_1/1744903169_354_Wide_Long1744903169_354_Wide_Long_distance_data.json</text:p>
          </table:table-cell>
          <table:table-cell/>
          <table:table-cell office:value-type="string" calcext:value-type="string">
            <text:p>./archive_1/1744903169_354_Wide_Long1744903169_354_Wide_Long_sound.wav</text:p>
          </table:table-cell>
        </table:table-row>
        <table:table-row table:style-name="ro1">
          <table:table-cell office:value-type="string" calcext:value-type="string">
            <text:p>./archive_1/1744911565_673_Wide_Long1744911565_673_Wide_Long_angle_data.json</text:p>
          </table:table-cell>
          <table:table-cell/>
          <table:table-cell office:value-type="string" calcext:value-type="string">
            <text:p>./archive_1/1744911565_673_Wide_Long1744911565_673_Wide_Long_distance_data.json</text:p>
          </table:table-cell>
          <table:table-cell/>
          <table:table-cell office:value-type="string" calcext:value-type="string">
            <text:p>./archive_1/1744911565_673_Wide_Long1744911565_673_Wide_Long_sound.wav</text:p>
          </table:table-cell>
        </table:table-row>
        <table:table-row table:style-name="ro1">
          <table:table-cell office:value-type="string" calcext:value-type="string">
            <text:p>./archive_1/1744918373_985_Wide_Long1744918373_985_Wide_Long_angle_data.json</text:p>
          </table:table-cell>
          <table:table-cell/>
          <table:table-cell office:value-type="string" calcext:value-type="string">
            <text:p>./archive_1/1744918373_985_Wide_Long1744918373_985_Wide_Long_distance_data.json</text:p>
          </table:table-cell>
          <table:table-cell/>
          <table:table-cell office:value-type="string" calcext:value-type="string">
            <text:p>./archive_1/1744918373_985_Wide_Long1744918373_985_Wide_Long_sound.wav</text:p>
          </table:table-cell>
        </table:table-row>
        <table:table-row table:style-name="ro1">
          <table:table-cell office:value-type="string" calcext:value-type="string">
            <text:p>./archive_1/1745517104_295_Wide_Long1745517104_295_Wide_Long_angle_data.json</text:p>
          </table:table-cell>
          <table:table-cell/>
          <table:table-cell office:value-type="string" calcext:value-type="string">
            <text:p>./archive_1/1745517104_295_Wide_Long1745517104_295_Wide_Long_distance_data.json</text:p>
          </table:table-cell>
          <table:table-cell/>
          <table:table-cell office:value-type="string" calcext:value-type="string">
            <text:p>./archive_1/1745517104_295_Wide_Long1745517104_295_Wide_Long_sound.wav</text:p>
          </table:table-cell>
        </table:table-row>
        <table:table-row table:style-name="ro1">
          <table:table-cell office:value-type="string" calcext:value-type="string">
            <text:p>./archive_1/1745520813_603_Wide_Long1745520813_603_Wide_Long_angle_data.json</text:p>
          </table:table-cell>
          <table:table-cell/>
          <table:table-cell office:value-type="string" calcext:value-type="string">
            <text:p>./archive_1/1745520813_603_Wide_Long1745520813_603_Wide_Long_distance_data.json</text:p>
          </table:table-cell>
          <table:table-cell/>
          <table:table-cell office:value-type="string" calcext:value-type="string">
            <text:p>./archive_1/1745520813_603_Wide_Long1745520813_603_Wide_Long_sound.wav</text:p>
          </table:table-cell>
        </table:table-row>
        <table:table-row table:style-name="ro1">
          <table:table-cell office:value-type="string" calcext:value-type="string">
            <text:p>./archive_1/1745523320_915_Wide_Long1745523320_915_Wide_Long_angle_data.json</text:p>
          </table:table-cell>
          <table:table-cell/>
          <table:table-cell office:value-type="string" calcext:value-type="string">
            <text:p>./archive_1/1745523320_915_Wide_Long1745523320_915_Wide_Long_distance_data.json</text:p>
          </table:table-cell>
          <table:table-cell/>
          <table:table-cell office:value-type="string" calcext:value-type="string">
            <text:p>./archive_1/1745523320_915_Wide_Long1745523320_915_Wide_Long_sound.wav</text:p>
          </table:table-cell>
        </table:table-row>
        <table:table-row table:style-name="ro1">
          <table:table-cell office:value-type="string" calcext:value-type="string">
            <text:p>./archive_1/1745525493_1224_Wide_Long1745525493_1224_Wide_Long_angle_data.json</text:p>
          </table:table-cell>
          <table:table-cell/>
          <table:table-cell office:value-type="string" calcext:value-type="string">
            <text:p>./archive_1/1745525493_1224_Wide_Long1745525493_1224_Wide_Long_distance_data.json</text:p>
          </table:table-cell>
          <table:table-cell/>
          <table:table-cell office:value-type="string" calcext:value-type="string">
            <text:p>./archive_1/1745525493_1224_Wide_Long1745525493_1224_Wide_Long_sound.wav</text:p>
          </table:table-cell>
        </table:table-row>
        <table:table-row table:style-name="ro1">
          <table:table-cell office:value-type="string" calcext:value-type="string">
            <text:p>./archive_1/1744893346_31_Wide_Long1744893346_31_Wide_Long_angle_data.json</text:p>
          </table:table-cell>
          <table:table-cell/>
          <table:table-cell office:value-type="string" calcext:value-type="string">
            <text:p>./archive_1/1744893346_31_Wide_Long1744893346_31_Wide_Long_distance_data.json</text:p>
          </table:table-cell>
          <table:table-cell/>
          <table:table-cell office:value-type="string" calcext:value-type="string">
            <text:p>./archive_1/1744893346_31_Wide_Long1744893346_31_Wide_Long_sound.wav</text:p>
          </table:table-cell>
        </table:table-row>
        <table:table-row table:style-name="ro1">
          <table:table-cell office:value-type="string" calcext:value-type="string">
            <text:p>./archive_1/1744903188_355_Wide_Long1744903188_355_Wide_Long_angle_data.json</text:p>
          </table:table-cell>
          <table:table-cell/>
          <table:table-cell office:value-type="string" calcext:value-type="string">
            <text:p>./archive_1/1744903188_355_Wide_Long1744903188_355_Wide_Long_distance_data.json</text:p>
          </table:table-cell>
          <table:table-cell/>
          <table:table-cell office:value-type="string" calcext:value-type="string">
            <text:p>./archive_1/1744903188_355_Wide_Long1744903188_355_Wide_Long_sound.wav</text:p>
          </table:table-cell>
        </table:table-row>
        <table:table-row table:style-name="ro1">
          <table:table-cell office:value-type="string" calcext:value-type="string">
            <text:p>./archive_1/1744911585_674_Wide_Long1744911585_674_Wide_Long_angle_data.json</text:p>
          </table:table-cell>
          <table:table-cell/>
          <table:table-cell office:value-type="string" calcext:value-type="string">
            <text:p>./archive_1/1744911585_674_Wide_Long1744911585_674_Wide_Long_distance_data.json</text:p>
          </table:table-cell>
          <table:table-cell/>
          <table:table-cell office:value-type="string" calcext:value-type="string">
            <text:p>./archive_1/1744911585_674_Wide_Long1744911585_674_Wide_Long_sound.wav</text:p>
          </table:table-cell>
        </table:table-row>
        <table:table-row table:style-name="ro1">
          <table:table-cell office:value-type="string" calcext:value-type="string">
            <text:p>./archive_1/1744918393_986_Wide_Long1744918393_986_Wide_Long_angle_data.json</text:p>
          </table:table-cell>
          <table:table-cell/>
          <table:table-cell office:value-type="string" calcext:value-type="string">
            <text:p>./archive_1/1744918393_986_Wide_Long1744918393_986_Wide_Long_distance_data.json</text:p>
          </table:table-cell>
          <table:table-cell/>
          <table:table-cell office:value-type="string" calcext:value-type="string">
            <text:p>./archive_1/1744918393_986_Wide_Long1744918393_986_Wide_Long_sound.wav</text:p>
          </table:table-cell>
        </table:table-row>
        <table:table-row table:style-name="ro1">
          <table:table-cell office:value-type="string" calcext:value-type="string">
            <text:p>./archive_1/1745517109_296_Wide_Long1745517109_296_Wide_Long_angle_data.json</text:p>
          </table:table-cell>
          <table:table-cell/>
          <table:table-cell office:value-type="string" calcext:value-type="string">
            <text:p>./archive_1/1745517109_296_Wide_Long1745517109_296_Wide_Long_distance_data.json</text:p>
          </table:table-cell>
          <table:table-cell/>
          <table:table-cell office:value-type="string" calcext:value-type="string">
            <text:p>./archive_1/1745517109_296_Wide_Long1745517109_296_Wide_Long_sound.wav</text:p>
          </table:table-cell>
        </table:table-row>
        <table:table-row table:style-name="ro1">
          <table:table-cell office:value-type="string" calcext:value-type="string">
            <text:p>./archive_1/1745520817_604_Wide_Long1745520817_604_Wide_Long_angle_data.json</text:p>
          </table:table-cell>
          <table:table-cell/>
          <table:table-cell office:value-type="string" calcext:value-type="string">
            <text:p>./archive_1/1745520817_604_Wide_Long1745520817_604_Wide_Long_distance_data.json</text:p>
          </table:table-cell>
          <table:table-cell/>
          <table:table-cell office:value-type="string" calcext:value-type="string">
            <text:p>./archive_1/1745520817_604_Wide_Long1745520817_604_Wide_Long_sound.wav</text:p>
          </table:table-cell>
        </table:table-row>
        <table:table-row table:style-name="ro1">
          <table:table-cell office:value-type="string" calcext:value-type="string">
            <text:p>./archive_1/1745523324_916_Wide_Long1745523324_916_Wide_Long_angle_data.json</text:p>
          </table:table-cell>
          <table:table-cell/>
          <table:table-cell office:value-type="string" calcext:value-type="string">
            <text:p>./archive_1/1745523324_916_Wide_Long1745523324_916_Wide_Long_distance_data.json</text:p>
          </table:table-cell>
          <table:table-cell/>
          <table:table-cell office:value-type="string" calcext:value-type="string">
            <text:p>./archive_1/1745523324_916_Wide_Long1745523324_916_Wide_Long_sound.wav</text:p>
          </table:table-cell>
        </table:table-row>
        <table:table-row table:style-name="ro1">
          <table:table-cell office:value-type="string" calcext:value-type="string">
            <text:p>./archive_1/1745525498_1225_Wide_Long1745525498_1225_Wide_Long_angle_data.json</text:p>
          </table:table-cell>
          <table:table-cell/>
          <table:table-cell office:value-type="string" calcext:value-type="string">
            <text:p>./archive_1/1745525498_1225_Wide_Long1745525498_1225_Wide_Long_distance_data.json</text:p>
          </table:table-cell>
          <table:table-cell/>
          <table:table-cell office:value-type="string" calcext:value-type="string">
            <text:p>./archive_1/1745525498_1225_Wide_Long1745525498_1225_Wide_Long_sound.wav</text:p>
          </table:table-cell>
        </table:table-row>
        <table:table-row table:style-name="ro1">
          <table:table-cell office:value-type="string" calcext:value-type="string">
            <text:p>./archive_1/1744893368_32_Wide_Long1744893368_32_Wide_Long_angle_data.json</text:p>
          </table:table-cell>
          <table:table-cell/>
          <table:table-cell office:value-type="string" calcext:value-type="string">
            <text:p>./archive_1/1744893368_32_Wide_Long1744893368_32_Wide_Long_distance_data.json</text:p>
          </table:table-cell>
          <table:table-cell/>
          <table:table-cell office:value-type="string" calcext:value-type="string">
            <text:p>./archive_1/1744893368_32_Wide_Long1744893368_32_Wide_Long_sound.wav</text:p>
          </table:table-cell>
        </table:table-row>
        <table:table-row table:style-name="ro1">
          <table:table-cell office:value-type="string" calcext:value-type="string">
            <text:p>./archive_1/1744903207_356_Wide_Long1744903207_356_Wide_Long_angle_data.json</text:p>
          </table:table-cell>
          <table:table-cell/>
          <table:table-cell office:value-type="string" calcext:value-type="string">
            <text:p>./archive_1/1744903207_356_Wide_Long1744903207_356_Wide_Long_distance_data.json</text:p>
          </table:table-cell>
          <table:table-cell/>
          <table:table-cell office:value-type="string" calcext:value-type="string">
            <text:p>./archive_1/1744903207_356_Wide_Long1744903207_356_Wide_Long_sound.wav</text:p>
          </table:table-cell>
        </table:table-row>
        <table:table-row table:style-name="ro1">
          <table:table-cell office:value-type="string" calcext:value-type="string">
            <text:p>./archive_1/1744911604_675_Wide_Long1744911604_675_Wide_Long_angle_data.json</text:p>
          </table:table-cell>
          <table:table-cell/>
          <table:table-cell office:value-type="string" calcext:value-type="string">
            <text:p>./archive_1/1744911604_675_Wide_Long1744911604_675_Wide_Long_distance_data.json</text:p>
          </table:table-cell>
          <table:table-cell/>
          <table:table-cell office:value-type="string" calcext:value-type="string">
            <text:p>./archive_1/1744911604_675_Wide_Long1744911604_675_Wide_Long_sound.wav</text:p>
          </table:table-cell>
        </table:table-row>
        <table:table-row table:style-name="ro1">
          <table:table-cell office:value-type="string" calcext:value-type="string">
            <text:p>./archive_1/1744918413_987_Wide_Long1744918413_987_Wide_Long_angle_data.json</text:p>
          </table:table-cell>
          <table:table-cell/>
          <table:table-cell office:value-type="string" calcext:value-type="string">
            <text:p>./archive_1/1744918413_987_Wide_Long1744918413_987_Wide_Long_distance_data.json</text:p>
          </table:table-cell>
          <table:table-cell/>
          <table:table-cell office:value-type="string" calcext:value-type="string">
            <text:p>./archive_1/1744918413_987_Wide_Long1744918413_987_Wide_Long_sound.wav</text:p>
          </table:table-cell>
        </table:table-row>
        <table:table-row table:style-name="ro1">
          <table:table-cell office:value-type="string" calcext:value-type="string">
            <text:p>./archive_1/1745517113_297_Wide_Long1745517113_297_Wide_Long_angle_data.json</text:p>
          </table:table-cell>
          <table:table-cell/>
          <table:table-cell office:value-type="string" calcext:value-type="string">
            <text:p>./archive_1/1745517113_297_Wide_Long1745517113_297_Wide_Long_distance_data.json</text:p>
          </table:table-cell>
          <table:table-cell/>
          <table:table-cell office:value-type="string" calcext:value-type="string">
            <text:p>./archive_1/1745517113_297_Wide_Long1745517113_297_Wide_Long_sound.wav</text:p>
          </table:table-cell>
        </table:table-row>
        <table:table-row table:style-name="ro1">
          <table:table-cell office:value-type="string" calcext:value-type="string">
            <text:p>./archive_1/1745520822_605_Wide_Long1745520822_605_Wide_Long_angle_data.json</text:p>
          </table:table-cell>
          <table:table-cell/>
          <table:table-cell office:value-type="string" calcext:value-type="string">
            <text:p>./archive_1/1745520822_605_Wide_Long1745520822_605_Wide_Long_distance_data.json</text:p>
          </table:table-cell>
          <table:table-cell/>
          <table:table-cell office:value-type="string" calcext:value-type="string">
            <text:p>./archive_1/1745520822_605_Wide_Long1745520822_605_Wide_Long_sound.wav</text:p>
          </table:table-cell>
        </table:table-row>
        <table:table-row table:style-name="ro1">
          <table:table-cell office:value-type="string" calcext:value-type="string">
            <text:p>./archive_1/1745523329_917_Wide_Long1745523329_917_Wide_Long_angle_data.json</text:p>
          </table:table-cell>
          <table:table-cell/>
          <table:table-cell office:value-type="string" calcext:value-type="string">
            <text:p>./archive_1/1745523329_917_Wide_Long1745523329_917_Wide_Long_distance_data.json</text:p>
          </table:table-cell>
          <table:table-cell/>
          <table:table-cell office:value-type="string" calcext:value-type="string">
            <text:p>./archive_1/1745523329_917_Wide_Long1745523329_917_Wide_Long_sound.wav</text:p>
          </table:table-cell>
        </table:table-row>
        <table:table-row table:style-name="ro1">
          <table:table-cell office:value-type="string" calcext:value-type="string">
            <text:p>./archive_1/1745525502_1226_Wide_Long1745525502_1226_Wide_Long_angle_data.json</text:p>
          </table:table-cell>
          <table:table-cell/>
          <table:table-cell office:value-type="string" calcext:value-type="string">
            <text:p>./archive_1/1745525502_1226_Wide_Long1745525502_1226_Wide_Long_distance_data.json</text:p>
          </table:table-cell>
          <table:table-cell/>
          <table:table-cell office:value-type="string" calcext:value-type="string">
            <text:p>./archive_1/1745525502_1226_Wide_Long1745525502_1226_Wide_Long_sound.wav</text:p>
          </table:table-cell>
        </table:table-row>
        <table:table-row table:style-name="ro1">
          <table:table-cell office:value-type="string" calcext:value-type="string">
            <text:p>./archive_1/1744893392_33_Wide_Long1744893392_33_Wide_Long_angle_data.json</text:p>
          </table:table-cell>
          <table:table-cell/>
          <table:table-cell office:value-type="string" calcext:value-type="string">
            <text:p>./archive_1/1744893392_33_Wide_Long1744893392_33_Wide_Long_distance_data.json</text:p>
          </table:table-cell>
          <table:table-cell/>
          <table:table-cell office:value-type="string" calcext:value-type="string">
            <text:p>./archive_1/1744893392_33_Wide_Long1744893392_33_Wide_Long_sound.wav</text:p>
          </table:table-cell>
        </table:table-row>
        <table:table-row table:style-name="ro1">
          <table:table-cell office:value-type="string" calcext:value-type="string">
            <text:p>./archive_1/1744903226_357_Wide_Long1744903226_357_Wide_Long_angle_data.json</text:p>
          </table:table-cell>
          <table:table-cell/>
          <table:table-cell office:value-type="string" calcext:value-type="string">
            <text:p>./archive_1/1744903226_357_Wide_Long1744903226_357_Wide_Long_distance_data.json</text:p>
          </table:table-cell>
          <table:table-cell/>
          <table:table-cell office:value-type="string" calcext:value-type="string">
            <text:p>./archive_1/1744903226_357_Wide_Long1744903226_357_Wide_Long_sound.wav</text:p>
          </table:table-cell>
        </table:table-row>
        <table:table-row table:style-name="ro1">
          <table:table-cell office:value-type="string" calcext:value-type="string">
            <text:p>./archive_1/1744911624_676_Wide_Long1744911624_676_Wide_Long_angle_data.json</text:p>
          </table:table-cell>
          <table:table-cell/>
          <table:table-cell office:value-type="string" calcext:value-type="string">
            <text:p>./archive_1/1744911624_676_Wide_Long1744911624_676_Wide_Long_distance_data.json</text:p>
          </table:table-cell>
          <table:table-cell/>
          <table:table-cell office:value-type="string" calcext:value-type="string">
            <text:p>./archive_1/1744911624_676_Wide_Long1744911624_676_Wide_Long_sound.wav</text:p>
          </table:table-cell>
        </table:table-row>
        <table:table-row table:style-name="ro1">
          <table:table-cell office:value-type="string" calcext:value-type="string">
            <text:p>./archive_1/1744918433_988_Wide_Long1744918433_988_Wide_Long_angle_data.json</text:p>
          </table:table-cell>
          <table:table-cell/>
          <table:table-cell office:value-type="string" calcext:value-type="string">
            <text:p>./archive_1/1744918433_988_Wide_Long1744918433_988_Wide_Long_distance_data.json</text:p>
          </table:table-cell>
          <table:table-cell/>
          <table:table-cell office:value-type="string" calcext:value-type="string">
            <text:p>./archive_1/1744918433_988_Wide_Long1744918433_988_Wide_Long_sound.wav</text:p>
          </table:table-cell>
        </table:table-row>
        <table:table-row table:style-name="ro1">
          <table:table-cell office:value-type="string" calcext:value-type="string">
            <text:p>./archive_1/1745517118_298_Wide_Long1745517118_298_Wide_Long_angle_data.json</text:p>
          </table:table-cell>
          <table:table-cell/>
          <table:table-cell office:value-type="string" calcext:value-type="string">
            <text:p>./archive_1/1745517118_298_Wide_Long1745517118_298_Wide_Long_distance_data.json</text:p>
          </table:table-cell>
          <table:table-cell/>
          <table:table-cell office:value-type="string" calcext:value-type="string">
            <text:p>./archive_1/1745517118_298_Wide_Long1745517118_298_Wide_Long_sound.wav</text:p>
          </table:table-cell>
        </table:table-row>
        <table:table-row table:style-name="ro1">
          <table:table-cell office:value-type="string" calcext:value-type="string">
            <text:p>./archive_1/1745520827_606_Wide_Long1745520827_606_Wide_Long_angle_data.json</text:p>
          </table:table-cell>
          <table:table-cell/>
          <table:table-cell office:value-type="string" calcext:value-type="string">
            <text:p>./archive_1/1745520827_606_Wide_Long1745520827_606_Wide_Long_distance_data.json</text:p>
          </table:table-cell>
          <table:table-cell/>
          <table:table-cell office:value-type="string" calcext:value-type="string">
            <text:p>./archive_1/1745520827_606_Wide_Long1745520827_606_Wide_Long_sound.wav</text:p>
          </table:table-cell>
        </table:table-row>
        <table:table-row table:style-name="ro1">
          <table:table-cell office:value-type="string" calcext:value-type="string">
            <text:p>./archive_1/1745523333_918_Wide_Long1745523333_918_Wide_Long_angle_data.json</text:p>
          </table:table-cell>
          <table:table-cell/>
          <table:table-cell office:value-type="string" calcext:value-type="string">
            <text:p>./archive_1/1745523333_918_Wide_Long1745523333_918_Wide_Long_distance_data.json</text:p>
          </table:table-cell>
          <table:table-cell/>
          <table:table-cell office:value-type="string" calcext:value-type="string">
            <text:p>./archive_1/1745523333_918_Wide_Long1745523333_918_Wide_Long_sound.wav</text:p>
          </table:table-cell>
        </table:table-row>
        <table:table-row table:style-name="ro1">
          <table:table-cell office:value-type="string" calcext:value-type="string">
            <text:p>./archive_1/1745525507_1227_Wide_Long1745525507_1227_Wide_Long_angle_data.json</text:p>
          </table:table-cell>
          <table:table-cell/>
          <table:table-cell office:value-type="string" calcext:value-type="string">
            <text:p>./archive_1/1745525507_1227_Wide_Long1745525507_1227_Wide_Long_distance_data.json</text:p>
          </table:table-cell>
          <table:table-cell/>
          <table:table-cell office:value-type="string" calcext:value-type="string">
            <text:p>./archive_1/1745525507_1227_Wide_Long1745525507_1227_Wide_Long_sound.wav</text:p>
          </table:table-cell>
        </table:table-row>
        <table:table-row table:style-name="ro1">
          <table:table-cell office:value-type="string" calcext:value-type="string">
            <text:p>./archive_1/1744893421_34_Wide_Long1744893421_34_Wide_Long_angle_data.json</text:p>
          </table:table-cell>
          <table:table-cell/>
          <table:table-cell office:value-type="string" calcext:value-type="string">
            <text:p>./archive_1/1744893421_34_Wide_Long1744893421_34_Wide_Long_distance_data.json</text:p>
          </table:table-cell>
          <table:table-cell/>
          <table:table-cell office:value-type="string" calcext:value-type="string">
            <text:p>./archive_1/1744893421_34_Wide_Long1744893421_34_Wide_Long_sound.wav</text:p>
          </table:table-cell>
        </table:table-row>
        <table:table-row table:style-name="ro1">
          <table:table-cell office:value-type="string" calcext:value-type="string">
            <text:p>./archive_1/1744903245_358_Wide_Long1744903245_358_Wide_Long_angle_data.json</text:p>
          </table:table-cell>
          <table:table-cell/>
          <table:table-cell office:value-type="string" calcext:value-type="string">
            <text:p>./archive_1/1744903245_358_Wide_Long1744903245_358_Wide_Long_distance_data.json</text:p>
          </table:table-cell>
          <table:table-cell/>
          <table:table-cell office:value-type="string" calcext:value-type="string">
            <text:p>./archive_1/1744903245_358_Wide_Long1744903245_358_Wide_Long_sound.wav</text:p>
          </table:table-cell>
        </table:table-row>
        <table:table-row table:style-name="ro1">
          <table:table-cell office:value-type="string" calcext:value-type="string">
            <text:p>./archive_1/1744911643_677_Wide_Long1744911643_677_Wide_Long_angle_data.json</text:p>
          </table:table-cell>
          <table:table-cell/>
          <table:table-cell office:value-type="string" calcext:value-type="string">
            <text:p>./archive_1/1744911643_677_Wide_Long1744911643_677_Wide_Long_distance_data.json</text:p>
          </table:table-cell>
          <table:table-cell/>
          <table:table-cell office:value-type="string" calcext:value-type="string">
            <text:p>./archive_1/1744911643_677_Wide_Long1744911643_677_Wide_Long_sound.wav</text:p>
          </table:table-cell>
        </table:table-row>
        <table:table-row table:style-name="ro1">
          <table:table-cell office:value-type="string" calcext:value-type="string">
            <text:p>./archive_1/1744918454_989_Wide_Long1744918454_989_Wide_Long_angle_data.json</text:p>
          </table:table-cell>
          <table:table-cell/>
          <table:table-cell office:value-type="string" calcext:value-type="string">
            <text:p>./archive_1/1744918454_989_Wide_Long1744918454_989_Wide_Long_distance_data.json</text:p>
          </table:table-cell>
          <table:table-cell/>
          <table:table-cell office:value-type="string" calcext:value-type="string">
            <text:p>./archive_1/1744918454_989_Wide_Long1744918454_989_Wide_Long_sound.wav</text:p>
          </table:table-cell>
        </table:table-row>
        <table:table-row table:style-name="ro1">
          <table:table-cell office:value-type="string" calcext:value-type="string">
            <text:p>./archive_1/1745517122_299_Wide_Long1745517122_299_Wide_Long_angle_data.json</text:p>
          </table:table-cell>
          <table:table-cell/>
          <table:table-cell office:value-type="string" calcext:value-type="string">
            <text:p>./archive_1/1745517122_299_Wide_Long1745517122_299_Wide_Long_distance_data.json</text:p>
          </table:table-cell>
          <table:table-cell/>
          <table:table-cell office:value-type="string" calcext:value-type="string">
            <text:p>./archive_1/1745517122_299_Wide_Long1745517122_299_Wide_Long_sound.wav</text:p>
          </table:table-cell>
        </table:table-row>
        <table:table-row table:style-name="ro1">
          <table:table-cell office:value-type="string" calcext:value-type="string">
            <text:p>./archive_1/1745520835_607_Wide_Long1745520835_607_Wide_Long_angle_data.json</text:p>
          </table:table-cell>
          <table:table-cell/>
          <table:table-cell office:value-type="string" calcext:value-type="string">
            <text:p>./archive_1/1745520835_607_Wide_Long1745520835_607_Wide_Long_distance_data.json</text:p>
          </table:table-cell>
          <table:table-cell/>
          <table:table-cell office:value-type="string" calcext:value-type="string">
            <text:p>./archive_1/1745520835_607_Wide_Long1745520835_607_Wide_Long_sound.wav</text:p>
          </table:table-cell>
        </table:table-row>
        <table:table-row table:style-name="ro1">
          <table:table-cell office:value-type="string" calcext:value-type="string">
            <text:p>./archive_1/1745523337_919_Wide_Long1745523337_919_Wide_Long_angle_data.json</text:p>
          </table:table-cell>
          <table:table-cell/>
          <table:table-cell office:value-type="string" calcext:value-type="string">
            <text:p>./archive_1/1745523337_919_Wide_Long1745523337_919_Wide_Long_distance_data.json</text:p>
          </table:table-cell>
          <table:table-cell/>
          <table:table-cell office:value-type="string" calcext:value-type="string">
            <text:p>./archive_1/1745523337_919_Wide_Long1745523337_919_Wide_Long_sound.wav</text:p>
          </table:table-cell>
        </table:table-row>
        <table:table-row table:style-name="ro1">
          <table:table-cell office:value-type="string" calcext:value-type="string">
            <text:p>./archive_1/1745525512_1228_Wide_Long1745525512_1228_Wide_Long_angle_data.json</text:p>
          </table:table-cell>
          <table:table-cell/>
          <table:table-cell office:value-type="string" calcext:value-type="string">
            <text:p>./archive_1/1745525512_1228_Wide_Long1745525512_1228_Wide_Long_distance_data.json</text:p>
          </table:table-cell>
          <table:table-cell/>
          <table:table-cell office:value-type="string" calcext:value-type="string">
            <text:p>./archive_1/1745525512_1228_Wide_Long1745525512_1228_Wide_Long_sound.wav</text:p>
          </table:table-cell>
        </table:table-row>
        <table:table-row table:style-name="ro1">
          <table:table-cell office:value-type="string" calcext:value-type="string">
            <text:p>./archive_1/1744893445_35_Wide_Long1744893445_35_Wide_Long_angle_data.json</text:p>
          </table:table-cell>
          <table:table-cell/>
          <table:table-cell office:value-type="string" calcext:value-type="string">
            <text:p>./archive_1/1744893445_35_Wide_Long1744893445_35_Wide_Long_distance_data.json</text:p>
          </table:table-cell>
          <table:table-cell/>
          <table:table-cell office:value-type="string" calcext:value-type="string">
            <text:p>./archive_1/1744893445_35_Wide_Long1744893445_35_Wide_Long_sound.wav</text:p>
          </table:table-cell>
        </table:table-row>
        <table:table-row table:style-name="ro1">
          <table:table-cell office:value-type="string" calcext:value-type="string">
            <text:p>./archive_1/1744903264_359_Wide_Long1744903264_359_Wide_Long_angle_data.json</text:p>
          </table:table-cell>
          <table:table-cell/>
          <table:table-cell office:value-type="string" calcext:value-type="string">
            <text:p>./archive_1/1744903264_359_Wide_Long1744903264_359_Wide_Long_distance_data.json</text:p>
          </table:table-cell>
          <table:table-cell/>
          <table:table-cell office:value-type="string" calcext:value-type="string">
            <text:p>./archive_1/1744903264_359_Wide_Long1744903264_359_Wide_Long_sound.wav</text:p>
          </table:table-cell>
        </table:table-row>
        <table:table-row table:style-name="ro1">
          <table:table-cell office:value-type="string" calcext:value-type="string">
            <text:p>./archive_1/1744911663_678_Wide_Long1744911663_678_Wide_Long_angle_data.json</text:p>
          </table:table-cell>
          <table:table-cell/>
          <table:table-cell office:value-type="string" calcext:value-type="string">
            <text:p>./archive_1/1744911663_678_Wide_Long1744911663_678_Wide_Long_distance_data.json</text:p>
          </table:table-cell>
          <table:table-cell/>
          <table:table-cell office:value-type="string" calcext:value-type="string">
            <text:p>./archive_1/1744911663_678_Wide_Long1744911663_678_Wide_Long_sound.wav</text:p>
          </table:table-cell>
        </table:table-row>
        <table:table-row table:style-name="ro1">
          <table:table-cell office:value-type="string" calcext:value-type="string">
            <text:p>./archive_1/1744918473_990_Wide_Long1744918473_990_Wide_Long_angle_data.json</text:p>
          </table:table-cell>
          <table:table-cell/>
          <table:table-cell office:value-type="string" calcext:value-type="string">
            <text:p>./archive_1/1744918473_990_Wide_Long1744918473_990_Wide_Long_distance_data.json</text:p>
          </table:table-cell>
          <table:table-cell/>
          <table:table-cell office:value-type="string" calcext:value-type="string">
            <text:p>./archive_1/1744918473_990_Wide_Long1744918473_990_Wide_Long_sound.wav</text:p>
          </table:table-cell>
        </table:table-row>
        <table:table-row table:style-name="ro1">
          <table:table-cell office:value-type="string" calcext:value-type="string">
            <text:p>./archive_1/1745517144_300_Wide_Long1745517144_300_Wide_Long_angle_data.json</text:p>
          </table:table-cell>
          <table:table-cell/>
          <table:table-cell office:value-type="string" calcext:value-type="string">
            <text:p>./archive_1/1745517144_300_Wide_Long1745517144_300_Wide_Long_distance_data.json</text:p>
          </table:table-cell>
          <table:table-cell/>
          <table:table-cell office:value-type="string" calcext:value-type="string">
            <text:p>./archive_1/1745517144_300_Wide_Long1745517144_300_Wide_Long_sound.wav</text:p>
          </table:table-cell>
        </table:table-row>
        <table:table-row table:style-name="ro1">
          <table:table-cell office:value-type="string" calcext:value-type="string">
            <text:p>./archive_1/1745520840_608_Wide_Long1745520840_608_Wide_Long_angle_data.json</text:p>
          </table:table-cell>
          <table:table-cell/>
          <table:table-cell office:value-type="string" calcext:value-type="string">
            <text:p>./archive_1/1745520840_608_Wide_Long1745520840_608_Wide_Long_distance_data.json</text:p>
          </table:table-cell>
          <table:table-cell/>
          <table:table-cell office:value-type="string" calcext:value-type="string">
            <text:p>./archive_1/1745520840_608_Wide_Long1745520840_608_Wide_Long_sound.wav</text:p>
          </table:table-cell>
        </table:table-row>
        <table:table-row table:style-name="ro1">
          <table:table-cell office:value-type="string" calcext:value-type="string">
            <text:p>./archive_1/1745523342_920_Wide_Long1745523342_920_Wide_Long_angle_data.json</text:p>
          </table:table-cell>
          <table:table-cell/>
          <table:table-cell office:value-type="string" calcext:value-type="string">
            <text:p>./archive_1/1745523342_920_Wide_Long1745523342_920_Wide_Long_distance_data.json</text:p>
          </table:table-cell>
          <table:table-cell/>
          <table:table-cell office:value-type="string" calcext:value-type="string">
            <text:p>./archive_1/1745523342_920_Wide_Long1745523342_920_Wide_Long_sound.wav</text:p>
          </table:table-cell>
        </table:table-row>
        <table:table-row table:style-name="ro1">
          <table:table-cell office:value-type="string" calcext:value-type="string">
            <text:p>./archive_1/1745525516_1229_Wide_Long1745525516_1229_Wide_Long_angle_data.json</text:p>
          </table:table-cell>
          <table:table-cell/>
          <table:table-cell office:value-type="string" calcext:value-type="string">
            <text:p>./archive_1/1745525516_1229_Wide_Long1745525516_1229_Wide_Long_distance_data.json</text:p>
          </table:table-cell>
          <table:table-cell/>
          <table:table-cell office:value-type="string" calcext:value-type="string">
            <text:p>./archive_1/1745525516_1229_Wide_Long1745525516_1229_Wide_Long_sound.wav</text:p>
          </table:table-cell>
        </table:table-row>
        <table:table-row table:style-name="ro1">
          <table:table-cell office:value-type="string" calcext:value-type="string">
            <text:p>./archive_1/1744893479_36_Wide_Long1744893479_36_Wide_Long_angle_data.json</text:p>
          </table:table-cell>
          <table:table-cell/>
          <table:table-cell office:value-type="string" calcext:value-type="string">
            <text:p>./archive_1/1744893479_36_Wide_Long1744893479_36_Wide_Long_distance_data.json</text:p>
          </table:table-cell>
          <table:table-cell/>
          <table:table-cell office:value-type="string" calcext:value-type="string">
            <text:p>./archive_1/1744893479_36_Wide_Long1744893479_36_Wide_Long_sound.wav</text:p>
          </table:table-cell>
        </table:table-row>
        <table:table-row table:style-name="ro1">
          <table:table-cell office:value-type="string" calcext:value-type="string">
            <text:p>./archive_1/1744903283_360_Wide_Long1744903283_360_Wide_Long_angle_data.json</text:p>
          </table:table-cell>
          <table:table-cell/>
          <table:table-cell office:value-type="string" calcext:value-type="string">
            <text:p>./archive_1/1744903283_360_Wide_Long1744903283_360_Wide_Long_distance_data.json</text:p>
          </table:table-cell>
          <table:table-cell/>
          <table:table-cell office:value-type="string" calcext:value-type="string">
            <text:p>./archive_1/1744903283_360_Wide_Long1744903283_360_Wide_Long_sound.wav</text:p>
          </table:table-cell>
        </table:table-row>
        <table:table-row table:style-name="ro1">
          <table:table-cell office:value-type="string" calcext:value-type="string">
            <text:p>./archive_1/1744911682_679_Wide_Long1744911682_679_Wide_Long_angle_data.json</text:p>
          </table:table-cell>
          <table:table-cell/>
          <table:table-cell office:value-type="string" calcext:value-type="string">
            <text:p>./archive_1/1744911682_679_Wide_Long1744911682_679_Wide_Long_distance_data.json</text:p>
          </table:table-cell>
          <table:table-cell/>
          <table:table-cell office:value-type="string" calcext:value-type="string">
            <text:p>./archive_1/1744911682_679_Wide_Long1744911682_679_Wide_Long_sound.wav</text:p>
          </table:table-cell>
        </table:table-row>
        <table:table-row table:style-name="ro1">
          <table:table-cell office:value-type="string" calcext:value-type="string">
            <text:p>./archive_1/1744918494_991_Wide_Long1744918494_991_Wide_Long_angle_data.json</text:p>
          </table:table-cell>
          <table:table-cell/>
          <table:table-cell office:value-type="string" calcext:value-type="string">
            <text:p>./archive_1/1744918494_991_Wide_Long1744918494_991_Wide_Long_distance_data.json</text:p>
          </table:table-cell>
          <table:table-cell/>
          <table:table-cell office:value-type="string" calcext:value-type="string">
            <text:p>./archive_1/1744918494_991_Wide_Long1744918494_991_Wide_Long_sound.wav</text:p>
          </table:table-cell>
        </table:table-row>
        <table:table-row table:style-name="ro1">
          <table:table-cell office:value-type="string" calcext:value-type="string">
            <text:p>./archive_1/1745517289_301_Wide_Long1745517289_301_Wide_Long_angle_data.json</text:p>
          </table:table-cell>
          <table:table-cell/>
          <table:table-cell office:value-type="string" calcext:value-type="string">
            <text:p>./archive_1/1745517289_301_Wide_Long1745517289_301_Wide_Long_distance_data.json</text:p>
          </table:table-cell>
          <table:table-cell/>
          <table:table-cell office:value-type="string" calcext:value-type="string">
            <text:p>./archive_1/1745517289_301_Wide_Long1745517289_301_Wide_Long_sound.wav</text:p>
          </table:table-cell>
        </table:table-row>
        <table:table-row table:style-name="ro1">
          <table:table-cell office:value-type="string" calcext:value-type="string">
            <text:p>./archive_1/1745520845_609_Wide_Long1745520845_609_Wide_Long_angle_data.json</text:p>
          </table:table-cell>
          <table:table-cell/>
          <table:table-cell office:value-type="string" calcext:value-type="string">
            <text:p>./archive_1/1745520845_609_Wide_Long1745520845_609_Wide_Long_distance_data.json</text:p>
          </table:table-cell>
          <table:table-cell/>
          <table:table-cell office:value-type="string" calcext:value-type="string">
            <text:p>./archive_1/1745520845_609_Wide_Long1745520845_609_Wide_Long_sound.wav</text:p>
          </table:table-cell>
        </table:table-row>
        <table:table-row table:style-name="ro1">
          <table:table-cell office:value-type="string" calcext:value-type="string">
            <text:p>./archive_1/1745523348_921_Wide_Long1745523348_921_Wide_Long_angle_data.json</text:p>
          </table:table-cell>
          <table:table-cell/>
          <table:table-cell office:value-type="string" calcext:value-type="string">
            <text:p>./archive_1/1745523348_921_Wide_Long1745523348_921_Wide_Long_distance_data.json</text:p>
          </table:table-cell>
          <table:table-cell/>
          <table:table-cell office:value-type="string" calcext:value-type="string">
            <text:p>./archive_1/1745523348_921_Wide_Long1745523348_921_Wide_Long_sound.wav</text:p>
          </table:table-cell>
        </table:table-row>
        <table:table-row table:style-name="ro1">
          <table:table-cell office:value-type="string" calcext:value-type="string">
            <text:p>./archive_1/1745525520_1230_Wide_Long1745525520_1230_Wide_Long_angle_data.json</text:p>
          </table:table-cell>
          <table:table-cell/>
          <table:table-cell office:value-type="string" calcext:value-type="string">
            <text:p>./archive_1/1745525520_1230_Wide_Long1745525520_1230_Wide_Long_distance_data.json</text:p>
          </table:table-cell>
          <table:table-cell/>
          <table:table-cell office:value-type="string" calcext:value-type="string">
            <text:p>./archive_1/1745525520_1230_Wide_Long1745525520_1230_Wide_Long_sound.wav</text:p>
          </table:table-cell>
        </table:table-row>
        <table:table-row table:style-name="ro1">
          <table:table-cell office:value-type="string" calcext:value-type="string">
            <text:p>./archive_1/1744893504_37_Wide_Long1744893504_37_Wide_Long_angle_data.json</text:p>
          </table:table-cell>
          <table:table-cell/>
          <table:table-cell office:value-type="string" calcext:value-type="string">
            <text:p>./archive_1/1744893504_37_Wide_Long1744893504_37_Wide_Long_distance_data.json</text:p>
          </table:table-cell>
          <table:table-cell/>
          <table:table-cell office:value-type="string" calcext:value-type="string">
            <text:p>./archive_1/1744893504_37_Wide_Long1744893504_37_Wide_Long_sound.wav</text:p>
          </table:table-cell>
        </table:table-row>
        <table:table-row table:style-name="ro1">
          <table:table-cell office:value-type="string" calcext:value-type="string">
            <text:p>./archive_1/1744903315_361_Wide_Long1744903315_361_Wide_Long_angle_data.json</text:p>
          </table:table-cell>
          <table:table-cell/>
          <table:table-cell office:value-type="string" calcext:value-type="string">
            <text:p>./archive_1/1744903315_361_Wide_Long1744903315_361_Wide_Long_distance_data.json</text:p>
          </table:table-cell>
          <table:table-cell/>
          <table:table-cell office:value-type="string" calcext:value-type="string">
            <text:p>./archive_1/1744903315_361_Wide_Long1744903315_361_Wide_Long_sound.wav</text:p>
          </table:table-cell>
        </table:table-row>
        <table:table-row table:style-name="ro1">
          <table:table-cell office:value-type="string" calcext:value-type="string">
            <text:p>./archive_1/1744911702_680_Wide_Long1744911702_680_Wide_Long_angle_data.json</text:p>
          </table:table-cell>
          <table:table-cell/>
          <table:table-cell office:value-type="string" calcext:value-type="string">
            <text:p>./archive_1/1744911702_680_Wide_Long1744911702_680_Wide_Long_distance_data.json</text:p>
          </table:table-cell>
          <table:table-cell/>
          <table:table-cell office:value-type="string" calcext:value-type="string">
            <text:p>./archive_1/1744911702_680_Wide_Long1744911702_680_Wide_Long_sound.wav</text:p>
          </table:table-cell>
        </table:table-row>
        <table:table-row table:style-name="ro1">
          <table:table-cell office:value-type="string" calcext:value-type="string">
            <text:p>./archive_1/1744918514_992_Wide_Long1744918514_992_Wide_Long_angle_data.json</text:p>
          </table:table-cell>
          <table:table-cell/>
          <table:table-cell office:value-type="string" calcext:value-type="string">
            <text:p>./archive_1/1744918514_992_Wide_Long1744918514_992_Wide_Long_distance_data.json</text:p>
          </table:table-cell>
          <table:table-cell/>
          <table:table-cell office:value-type="string" calcext:value-type="string">
            <text:p>./archive_1/1744918514_992_Wide_Long1744918514_992_Wide_Long_sound.wav</text:p>
          </table:table-cell>
        </table:table-row>
        <table:table-row table:style-name="ro1">
          <table:table-cell office:value-type="string" calcext:value-type="string">
            <text:p>./archive_1/1745517296_302_Wide_Long1745517296_302_Wide_Long_angle_data.json</text:p>
          </table:table-cell>
          <table:table-cell/>
          <table:table-cell office:value-type="string" calcext:value-type="string">
            <text:p>./archive_1/1745517296_302_Wide_Long1745517296_302_Wide_Long_distance_data.json</text:p>
          </table:table-cell>
          <table:table-cell/>
          <table:table-cell office:value-type="string" calcext:value-type="string">
            <text:p>./archive_1/1745517296_302_Wide_Long1745517296_302_Wide_Long_sound.wav</text:p>
          </table:table-cell>
        </table:table-row>
        <table:table-row table:style-name="ro1">
          <table:table-cell office:value-type="string" calcext:value-type="string">
            <text:p>./archive_1/1745520850_610_Wide_Long1745520850_610_Wide_Long_angle_data.json</text:p>
          </table:table-cell>
          <table:table-cell/>
          <table:table-cell office:value-type="string" calcext:value-type="string">
            <text:p>./archive_1/1745520850_610_Wide_Long1745520850_610_Wide_Long_distance_data.json</text:p>
          </table:table-cell>
          <table:table-cell/>
          <table:table-cell office:value-type="string" calcext:value-type="string">
            <text:p>./archive_1/1745520850_610_Wide_Long1745520850_610_Wide_Long_sound.wav</text:p>
          </table:table-cell>
        </table:table-row>
        <table:table-row table:style-name="ro1">
          <table:table-cell office:value-type="string" calcext:value-type="string">
            <text:p>./archive_1/1745523352_922_Wide_Long1745523352_922_Wide_Long_angle_data.json</text:p>
          </table:table-cell>
          <table:table-cell/>
          <table:table-cell office:value-type="string" calcext:value-type="string">
            <text:p>./archive_1/1745523352_922_Wide_Long1745523352_922_Wide_Long_distance_data.json</text:p>
          </table:table-cell>
          <table:table-cell/>
          <table:table-cell office:value-type="string" calcext:value-type="string">
            <text:p>./archive_1/1745523352_922_Wide_Long1745523352_922_Wide_Long_sound.wav</text:p>
          </table:table-cell>
        </table:table-row>
        <table:table-row table:style-name="ro1">
          <table:table-cell office:value-type="string" calcext:value-type="string">
            <text:p>./archive_1/1745525533_1231_Wide_Long1745525533_1231_Wide_Long_angle_data.json</text:p>
          </table:table-cell>
          <table:table-cell/>
          <table:table-cell office:value-type="string" calcext:value-type="string">
            <text:p>./archive_1/1745525533_1231_Wide_Long1745525533_1231_Wide_Long_distance_data.json</text:p>
          </table:table-cell>
          <table:table-cell/>
          <table:table-cell office:value-type="string" calcext:value-type="string">
            <text:p>./archive_1/1745525533_1231_Wide_Long1745525533_1231_Wide_Long_sound.wav</text:p>
          </table:table-cell>
        </table:table-row>
        <table:table-row table:style-name="ro1">
          <table:table-cell office:value-type="string" calcext:value-type="string">
            <text:p>./archive_1/1744893524_38_Wide_Long1744893524_38_Wide_Long_angle_data.json</text:p>
          </table:table-cell>
          <table:table-cell/>
          <table:table-cell office:value-type="string" calcext:value-type="string">
            <text:p>./archive_1/1744893524_38_Wide_Long1744893524_38_Wide_Long_distance_data.json</text:p>
          </table:table-cell>
          <table:table-cell/>
          <table:table-cell office:value-type="string" calcext:value-type="string">
            <text:p>./archive_1/1744893524_38_Wide_Long1744893524_38_Wide_Long_sound.wav</text:p>
          </table:table-cell>
        </table:table-row>
        <table:table-row table:style-name="ro1">
          <table:table-cell office:value-type="string" calcext:value-type="string">
            <text:p>./archive_1/1744903339_362_Wide_Long1744903339_362_Wide_Long_angle_data.json</text:p>
          </table:table-cell>
          <table:table-cell/>
          <table:table-cell office:value-type="string" calcext:value-type="string">
            <text:p>./archive_1/1744903339_362_Wide_Long1744903339_362_Wide_Long_distance_data.json</text:p>
          </table:table-cell>
          <table:table-cell/>
          <table:table-cell office:value-type="string" calcext:value-type="string">
            <text:p>./archive_1/1744903339_362_Wide_Long1744903339_362_Wide_Long_sound.wav</text:p>
          </table:table-cell>
        </table:table-row>
        <table:table-row table:style-name="ro1">
          <table:table-cell office:value-type="string" calcext:value-type="string">
            <text:p>./archive_1/1744911723_681_Wide_Long1744911723_681_Wide_Long_angle_data.json</text:p>
          </table:table-cell>
          <table:table-cell/>
          <table:table-cell office:value-type="string" calcext:value-type="string">
            <text:p>./archive_1/1744911723_681_Wide_Long1744911723_681_Wide_Long_distance_data.json</text:p>
          </table:table-cell>
          <table:table-cell/>
          <table:table-cell office:value-type="string" calcext:value-type="string">
            <text:p>./archive_1/1744911723_681_Wide_Long1744911723_681_Wide_Long_sound.wav</text:p>
          </table:table-cell>
        </table:table-row>
        <table:table-row table:style-name="ro1">
          <table:table-cell office:value-type="string" calcext:value-type="string">
            <text:p>./archive_1/1744918535_993_Wide_Long1744918535_993_Wide_Long_angle_data.json</text:p>
          </table:table-cell>
          <table:table-cell/>
          <table:table-cell office:value-type="string" calcext:value-type="string">
            <text:p>./archive_1/1744918535_993_Wide_Long1744918535_993_Wide_Long_distance_data.json</text:p>
          </table:table-cell>
          <table:table-cell/>
          <table:table-cell office:value-type="string" calcext:value-type="string">
            <text:p>./archive_1/1744918535_993_Wide_Long1744918535_993_Wide_Long_sound.wav</text:p>
          </table:table-cell>
        </table:table-row>
        <table:table-row table:style-name="ro1">
          <table:table-cell office:value-type="string" calcext:value-type="string">
            <text:p>./archive_1/1745517307_303_Wide_Long1745517307_303_Wide_Long_angle_data.json</text:p>
          </table:table-cell>
          <table:table-cell/>
          <table:table-cell office:value-type="string" calcext:value-type="string">
            <text:p>./archive_1/1745517307_303_Wide_Long1745517307_303_Wide_Long_distance_data.json</text:p>
          </table:table-cell>
          <table:table-cell/>
          <table:table-cell office:value-type="string" calcext:value-type="string">
            <text:p>./archive_1/1745517307_303_Wide_Long1745517307_303_Wide_Long_sound.wav</text:p>
          </table:table-cell>
        </table:table-row>
        <table:table-row table:style-name="ro1">
          <table:table-cell office:value-type="string" calcext:value-type="string">
            <text:p>./archive_1/1745520854_611_Wide_Long1745520854_611_Wide_Long_angle_data.json</text:p>
          </table:table-cell>
          <table:table-cell/>
          <table:table-cell office:value-type="string" calcext:value-type="string">
            <text:p>./archive_1/1745520854_611_Wide_Long1745520854_611_Wide_Long_distance_data.json</text:p>
          </table:table-cell>
          <table:table-cell/>
          <table:table-cell office:value-type="string" calcext:value-type="string">
            <text:p>./archive_1/1745520854_611_Wide_Long1745520854_611_Wide_Long_sound.wav</text:p>
          </table:table-cell>
        </table:table-row>
        <table:table-row table:style-name="ro1">
          <table:table-cell office:value-type="string" calcext:value-type="string">
            <text:p>./archive_1/1745523357_923_Wide_Long1745523357_923_Wide_Long_angle_data.json</text:p>
          </table:table-cell>
          <table:table-cell/>
          <table:table-cell office:value-type="string" calcext:value-type="string">
            <text:p>./archive_1/1745523357_923_Wide_Long1745523357_923_Wide_Long_distance_data.json</text:p>
          </table:table-cell>
          <table:table-cell/>
          <table:table-cell office:value-type="string" calcext:value-type="string">
            <text:p>./archive_1/1745523357_923_Wide_Long1745523357_923_Wide_Long_sound.wav</text:p>
          </table:table-cell>
        </table:table-row>
        <table:table-row table:style-name="ro1">
          <table:table-cell office:value-type="string" calcext:value-type="string">
            <text:p>./archive_1/1745525538_1232_Wide_Long1745525538_1232_Wide_Long_angle_data.json</text:p>
          </table:table-cell>
          <table:table-cell/>
          <table:table-cell office:value-type="string" calcext:value-type="string">
            <text:p>./archive_1/1745525538_1232_Wide_Long1745525538_1232_Wide_Long_distance_data.json</text:p>
          </table:table-cell>
          <table:table-cell/>
          <table:table-cell office:value-type="string" calcext:value-type="string">
            <text:p>./archive_1/1745525538_1232_Wide_Long1745525538_1232_Wide_Long_sound.wav</text:p>
          </table:table-cell>
        </table:table-row>
        <table:table-row table:style-name="ro1">
          <table:table-cell office:value-type="string" calcext:value-type="string">
            <text:p>./archive_1/1744893610_39_Wide_Long1744893610_39_Wide_Long_angle_data.json</text:p>
          </table:table-cell>
          <table:table-cell/>
          <table:table-cell office:value-type="string" calcext:value-type="string">
            <text:p>./archive_1/1744893610_39_Wide_Long1744893610_39_Wide_Long_distance_data.json</text:p>
          </table:table-cell>
          <table:table-cell/>
          <table:table-cell office:value-type="string" calcext:value-type="string">
            <text:p>./archive_1/1744893610_39_Wide_Long1744893610_39_Wide_Long_sound.wav</text:p>
          </table:table-cell>
        </table:table-row>
        <table:table-row table:style-name="ro1">
          <table:table-cell office:value-type="string" calcext:value-type="string">
            <text:p>./archive_1/1744903421_363_Wide_Long1744903421_363_Wide_Long_angle_data.json</text:p>
          </table:table-cell>
          <table:table-cell/>
          <table:table-cell office:value-type="string" calcext:value-type="string">
            <text:p>./archive_1/1744903421_363_Wide_Long1744903421_363_Wide_Long_distance_data.json</text:p>
          </table:table-cell>
          <table:table-cell/>
          <table:table-cell office:value-type="string" calcext:value-type="string">
            <text:p>./archive_1/1744903421_363_Wide_Long1744903421_363_Wide_Long_sound.wav</text:p>
          </table:table-cell>
        </table:table-row>
        <table:table-row table:style-name="ro1">
          <table:table-cell office:value-type="string" calcext:value-type="string">
            <text:p>./archive_1/1744911745_682_Wide_Long1744911745_682_Wide_Long_angle_data.json</text:p>
          </table:table-cell>
          <table:table-cell/>
          <table:table-cell office:value-type="string" calcext:value-type="string">
            <text:p>./archive_1/1744911745_682_Wide_Long1744911745_682_Wide_Long_distance_data.json</text:p>
          </table:table-cell>
          <table:table-cell/>
          <table:table-cell office:value-type="string" calcext:value-type="string">
            <text:p>./archive_1/1744911745_682_Wide_Long1744911745_682_Wide_Long_sound.wav</text:p>
          </table:table-cell>
        </table:table-row>
        <table:table-row table:style-name="ro1">
          <table:table-cell office:value-type="string" calcext:value-type="string">
            <text:p>./archive_1/1744918555_994_Wide_Long1744918555_994_Wide_Long_angle_data.json</text:p>
          </table:table-cell>
          <table:table-cell/>
          <table:table-cell office:value-type="string" calcext:value-type="string">
            <text:p>./archive_1/1744918555_994_Wide_Long1744918555_994_Wide_Long_distance_data.json</text:p>
          </table:table-cell>
          <table:table-cell/>
          <table:table-cell office:value-type="string" calcext:value-type="string">
            <text:p>./archive_1/1744918555_994_Wide_Long1744918555_994_Wide_Long_sound.wav</text:p>
          </table:table-cell>
        </table:table-row>
        <table:table-row table:style-name="ro1">
          <table:table-cell office:value-type="string" calcext:value-type="string">
            <text:p>./archive_1/1745517313_304_Wide_Long1745517313_304_Wide_Long_angle_data.json</text:p>
          </table:table-cell>
          <table:table-cell/>
          <table:table-cell office:value-type="string" calcext:value-type="string">
            <text:p>./archive_1/1745517313_304_Wide_Long1745517313_304_Wide_Long_distance_data.json</text:p>
          </table:table-cell>
          <table:table-cell/>
          <table:table-cell office:value-type="string" calcext:value-type="string">
            <text:p>./archive_1/1745517313_304_Wide_Long1745517313_304_Wide_Long_sound.wav</text:p>
          </table:table-cell>
        </table:table-row>
        <table:table-row table:style-name="ro1">
          <table:table-cell office:value-type="string" calcext:value-type="string">
            <text:p>./archive_1/1745520859_612_Wide_Long1745520859_612_Wide_Long_angle_data.json</text:p>
          </table:table-cell>
          <table:table-cell/>
          <table:table-cell office:value-type="string" calcext:value-type="string">
            <text:p>./archive_1/1745520859_612_Wide_Long1745520859_612_Wide_Long_distance_data.json</text:p>
          </table:table-cell>
          <table:table-cell/>
          <table:table-cell office:value-type="string" calcext:value-type="string">
            <text:p>./archive_1/1745520859_612_Wide_Long1745520859_612_Wide_Long_sound.wav</text:p>
          </table:table-cell>
        </table:table-row>
        <table:table-row table:style-name="ro1">
          <table:table-cell office:value-type="string" calcext:value-type="string">
            <text:p>./archive_1/1745523362_924_Wide_Long1745523362_924_Wide_Long_angle_data.json</text:p>
          </table:table-cell>
          <table:table-cell/>
          <table:table-cell office:value-type="string" calcext:value-type="string">
            <text:p>./archive_1/1745523362_924_Wide_Long1745523362_924_Wide_Long_distance_data.json</text:p>
          </table:table-cell>
          <table:table-cell/>
          <table:table-cell office:value-type="string" calcext:value-type="string">
            <text:p>./archive_1/1745523362_924_Wide_Long1745523362_924_Wide_Long_sound.wav</text:p>
          </table:table-cell>
        </table:table-row>
        <table:table-row table:style-name="ro1">
          <table:table-cell office:value-type="string" calcext:value-type="string">
            <text:p>./archive_1/1745525544_1233_Wide_Long1745525544_1233_Wide_Long_angle_data.json</text:p>
          </table:table-cell>
          <table:table-cell/>
          <table:table-cell office:value-type="string" calcext:value-type="string">
            <text:p>./archive_1/1745525544_1233_Wide_Long1745525544_1233_Wide_Long_distance_data.json</text:p>
          </table:table-cell>
          <table:table-cell/>
          <table:table-cell office:value-type="string" calcext:value-type="string">
            <text:p>./archive_1/1745525544_1233_Wide_Long1745525544_1233_Wide_Long_sound.wav</text:p>
          </table:table-cell>
        </table:table-row>
        <table:table-row table:style-name="ro1">
          <table:table-cell office:value-type="string" calcext:value-type="string">
            <text:p>./archive_1/1744893640_40_Wide_Long1744893640_40_Wide_Long_angle_data.json</text:p>
          </table:table-cell>
          <table:table-cell/>
          <table:table-cell office:value-type="string" calcext:value-type="string">
            <text:p>./archive_1/1744893640_40_Wide_Long1744893640_40_Wide_Long_distance_data.json</text:p>
          </table:table-cell>
          <table:table-cell/>
          <table:table-cell office:value-type="string" calcext:value-type="string">
            <text:p>./archive_1/1744893640_40_Wide_Long1744893640_40_Wide_Long_sound.wav</text:p>
          </table:table-cell>
        </table:table-row>
        <table:table-row table:style-name="ro1">
          <table:table-cell office:value-type="string" calcext:value-type="string">
            <text:p>./archive_1/1744903444_364_Wide_Long1744903444_364_Wide_Long_angle_data.json</text:p>
          </table:table-cell>
          <table:table-cell/>
          <table:table-cell office:value-type="string" calcext:value-type="string">
            <text:p>./archive_1/1744903444_364_Wide_Long1744903444_364_Wide_Long_distance_data.json</text:p>
          </table:table-cell>
          <table:table-cell/>
          <table:table-cell office:value-type="string" calcext:value-type="string">
            <text:p>./archive_1/1744903444_364_Wide_Long1744903444_364_Wide_Long_sound.wav</text:p>
          </table:table-cell>
        </table:table-row>
        <table:table-row table:style-name="ro1">
          <table:table-cell office:value-type="string" calcext:value-type="string">
            <text:p>./archive_1/1744911765_683_Wide_Long1744911765_683_Wide_Long_angle_data.json</text:p>
          </table:table-cell>
          <table:table-cell/>
          <table:table-cell office:value-type="string" calcext:value-type="string">
            <text:p>./archive_1/1744911765_683_Wide_Long1744911765_683_Wide_Long_distance_data.json</text:p>
          </table:table-cell>
          <table:table-cell/>
          <table:table-cell office:value-type="string" calcext:value-type="string">
            <text:p>./archive_1/1744911765_683_Wide_Long1744911765_683_Wide_Long_sound.wav</text:p>
          </table:table-cell>
        </table:table-row>
        <table:table-row table:style-name="ro1">
          <table:table-cell office:value-type="string" calcext:value-type="string">
            <text:p>./archive_1/1744918576_995_Wide_Long1744918576_995_Wide_Long_angle_data.json</text:p>
          </table:table-cell>
          <table:table-cell/>
          <table:table-cell office:value-type="string" calcext:value-type="string">
            <text:p>./archive_1/1744918576_995_Wide_Long1744918576_995_Wide_Long_distance_data.json</text:p>
          </table:table-cell>
          <table:table-cell/>
          <table:table-cell office:value-type="string" calcext:value-type="string">
            <text:p>./archive_1/1744918576_995_Wide_Long1744918576_995_Wide_Long_sound.wav</text:p>
          </table:table-cell>
        </table:table-row>
        <table:table-row table:style-name="ro1">
          <table:table-cell office:value-type="string" calcext:value-type="string">
            <text:p>./archive_1/1745517318_305_Wide_Long1745517318_305_Wide_Long_angle_data.json</text:p>
          </table:table-cell>
          <table:table-cell/>
          <table:table-cell office:value-type="string" calcext:value-type="string">
            <text:p>./archive_1/1745517318_305_Wide_Long1745517318_305_Wide_Long_distance_data.json</text:p>
          </table:table-cell>
          <table:table-cell/>
          <table:table-cell office:value-type="string" calcext:value-type="string">
            <text:p>./archive_1/1745517318_305_Wide_Long1745517318_305_Wide_Long_sound.wav</text:p>
          </table:table-cell>
        </table:table-row>
        <table:table-row table:style-name="ro1">
          <table:table-cell office:value-type="string" calcext:value-type="string">
            <text:p>./archive_1/1745520863_613_Wide_Long1745520863_613_Wide_Long_angle_data.json</text:p>
          </table:table-cell>
          <table:table-cell/>
          <table:table-cell office:value-type="string" calcext:value-type="string">
            <text:p>./archive_1/1745520863_613_Wide_Long1745520863_613_Wide_Long_distance_data.json</text:p>
          </table:table-cell>
          <table:table-cell/>
          <table:table-cell office:value-type="string" calcext:value-type="string">
            <text:p>./archive_1/1745520863_613_Wide_Long1745520863_613_Wide_Long_sound.wav</text:p>
          </table:table-cell>
        </table:table-row>
        <table:table-row table:style-name="ro1">
          <table:table-cell office:value-type="string" calcext:value-type="string">
            <text:p>./archive_1/1745523366_925_Wide_Long1745523366_925_Wide_Long_angle_data.json</text:p>
          </table:table-cell>
          <table:table-cell/>
          <table:table-cell office:value-type="string" calcext:value-type="string">
            <text:p>./archive_1/1745523366_925_Wide_Long1745523366_925_Wide_Long_distance_data.json</text:p>
          </table:table-cell>
          <table:table-cell/>
          <table:table-cell office:value-type="string" calcext:value-type="string">
            <text:p>./archive_1/1745523366_925_Wide_Long1745523366_925_Wide_Long_sound.wav</text:p>
          </table:table-cell>
        </table:table-row>
        <table:table-row table:style-name="ro1">
          <table:table-cell office:value-type="string" calcext:value-type="string">
            <text:p>./archive_1/1745525550_1234_Wide_Long1745525550_1234_Wide_Long_angle_data.json</text:p>
          </table:table-cell>
          <table:table-cell/>
          <table:table-cell office:value-type="string" calcext:value-type="string">
            <text:p>./archive_1/1745525550_1234_Wide_Long1745525550_1234_Wide_Long_distance_data.json</text:p>
          </table:table-cell>
          <table:table-cell/>
          <table:table-cell office:value-type="string" calcext:value-type="string">
            <text:p>./archive_1/1745525550_1234_Wide_Long1745525550_1234_Wide_Long_sound.wav</text:p>
          </table:table-cell>
        </table:table-row>
        <table:table-row table:style-name="ro1">
          <table:table-cell office:value-type="string" calcext:value-type="string">
            <text:p>./archive_1/1744893662_41_Wide_Long1744893662_41_Wide_Long_angle_data.json</text:p>
          </table:table-cell>
          <table:table-cell/>
          <table:table-cell office:value-type="string" calcext:value-type="string">
            <text:p>./archive_1/1744893662_41_Wide_Long1744893662_41_Wide_Long_distance_data.json</text:p>
          </table:table-cell>
          <table:table-cell/>
          <table:table-cell office:value-type="string" calcext:value-type="string">
            <text:p>./archive_1/1744893662_41_Wide_Long1744893662_41_Wide_Long_sound.wav</text:p>
          </table:table-cell>
        </table:table-row>
        <table:table-row table:style-name="ro1">
          <table:table-cell office:value-type="string" calcext:value-type="string">
            <text:p>./archive_1/1744903469_365_Wide_Long1744903469_365_Wide_Long_angle_data.json</text:p>
          </table:table-cell>
          <table:table-cell/>
          <table:table-cell office:value-type="string" calcext:value-type="string">
            <text:p>./archive_1/1744903469_365_Wide_Long1744903469_365_Wide_Long_distance_data.json</text:p>
          </table:table-cell>
          <table:table-cell/>
          <table:table-cell office:value-type="string" calcext:value-type="string">
            <text:p>./archive_1/1744903469_365_Wide_Long1744903469_365_Wide_Long_sound.wav</text:p>
          </table:table-cell>
        </table:table-row>
        <table:table-row table:style-name="ro1">
          <table:table-cell office:value-type="string" calcext:value-type="string">
            <text:p>./archive_1/1744911787_684_Wide_Long1744911787_684_Wide_Long_angle_data.json</text:p>
          </table:table-cell>
          <table:table-cell/>
          <table:table-cell office:value-type="string" calcext:value-type="string">
            <text:p>./archive_1/1744911787_684_Wide_Long1744911787_684_Wide_Long_distance_data.json</text:p>
          </table:table-cell>
          <table:table-cell/>
          <table:table-cell office:value-type="string" calcext:value-type="string">
            <text:p>./archive_1/1744911787_684_Wide_Long1744911787_684_Wide_Long_sound.wav</text:p>
          </table:table-cell>
        </table:table-row>
        <table:table-row table:style-name="ro1">
          <table:table-cell office:value-type="string" calcext:value-type="string">
            <text:p>./archive_1/1744918599_996_Wide_Long1744918599_996_Wide_Long_angle_data.json</text:p>
          </table:table-cell>
          <table:table-cell/>
          <table:table-cell office:value-type="string" calcext:value-type="string">
            <text:p>./archive_1/1744918599_996_Wide_Long1744918599_996_Wide_Long_distance_data.json</text:p>
          </table:table-cell>
          <table:table-cell/>
          <table:table-cell office:value-type="string" calcext:value-type="string">
            <text:p>./archive_1/1744918599_996_Wide_Long1744918599_996_Wide_Long_sound.wav</text:p>
          </table:table-cell>
        </table:table-row>
        <table:table-row table:style-name="ro1">
          <table:table-cell office:value-type="string" calcext:value-type="string">
            <text:p>./archive_1/1745517323_306_Wide_Long1745517323_306_Wide_Long_angle_data.json</text:p>
          </table:table-cell>
          <table:table-cell/>
          <table:table-cell office:value-type="string" calcext:value-type="string">
            <text:p>./archive_1/1745517323_306_Wide_Long1745517323_306_Wide_Long_distance_data.json</text:p>
          </table:table-cell>
          <table:table-cell/>
          <table:table-cell office:value-type="string" calcext:value-type="string">
            <text:p>./archive_1/1745517323_306_Wide_Long1745517323_306_Wide_Long_sound.wav</text:p>
          </table:table-cell>
        </table:table-row>
        <table:table-row table:style-name="ro1">
          <table:table-cell office:value-type="string" calcext:value-type="string">
            <text:p>./archive_1/1745520868_614_Wide_Long1745520868_614_Wide_Long_angle_data.json</text:p>
          </table:table-cell>
          <table:table-cell/>
          <table:table-cell office:value-type="string" calcext:value-type="string">
            <text:p>./archive_1/1745520868_614_Wide_Long1745520868_614_Wide_Long_distance_data.json</text:p>
          </table:table-cell>
          <table:table-cell/>
          <table:table-cell office:value-type="string" calcext:value-type="string">
            <text:p>./archive_1/1745520868_614_Wide_Long1745520868_614_Wide_Long_sound.wav</text:p>
          </table:table-cell>
        </table:table-row>
        <table:table-row table:style-name="ro1">
          <table:table-cell office:value-type="string" calcext:value-type="string">
            <text:p>./archive_1/1745523370_926_Wide_Long1745523370_926_Wide_Long_angle_data.json</text:p>
          </table:table-cell>
          <table:table-cell/>
          <table:table-cell office:value-type="string" calcext:value-type="string">
            <text:p>./archive_1/1745523370_926_Wide_Long1745523370_926_Wide_Long_distance_data.json</text:p>
          </table:table-cell>
          <table:table-cell/>
          <table:table-cell office:value-type="string" calcext:value-type="string">
            <text:p>./archive_1/1745523370_926_Wide_Long1745523370_926_Wide_Long_sound.wav</text:p>
          </table:table-cell>
        </table:table-row>
        <table:table-row table:style-name="ro1">
          <table:table-cell office:value-type="string" calcext:value-type="string">
            <text:p>./archive_1/1745525555_1235_Wide_Long1745525555_1235_Wide_Long_angle_data.json</text:p>
          </table:table-cell>
          <table:table-cell/>
          <table:table-cell office:value-type="string" calcext:value-type="string">
            <text:p>./archive_1/1745525555_1235_Wide_Long1745525555_1235_Wide_Long_distance_data.json</text:p>
          </table:table-cell>
          <table:table-cell/>
          <table:table-cell office:value-type="string" calcext:value-type="string">
            <text:p>./archive_1/1745525555_1235_Wide_Long1745525555_1235_Wide_Long_sound.wav</text:p>
          </table:table-cell>
        </table:table-row>
        <table:table-row table:style-name="ro1">
          <table:table-cell office:value-type="string" calcext:value-type="string">
            <text:p>./archive_1/1744893689_42_Wide_Long1744893689_42_Wide_Long_angle_data.json</text:p>
          </table:table-cell>
          <table:table-cell/>
          <table:table-cell office:value-type="string" calcext:value-type="string">
            <text:p>./archive_1/1744893689_42_Wide_Long1744893689_42_Wide_Long_distance_data.json</text:p>
          </table:table-cell>
          <table:table-cell/>
          <table:table-cell office:value-type="string" calcext:value-type="string">
            <text:p>./archive_1/1744893689_42_Wide_Long1744893689_42_Wide_Long_sound.wav</text:p>
          </table:table-cell>
        </table:table-row>
        <table:table-row table:style-name="ro1">
          <table:table-cell office:value-type="string" calcext:value-type="string">
            <text:p>./archive_1/1744904047_366_Wide_Long1744904047_366_Wide_Long_angle_data.json</text:p>
          </table:table-cell>
          <table:table-cell/>
          <table:table-cell office:value-type="string" calcext:value-type="string">
            <text:p>./archive_1/1744904047_366_Wide_Long1744904047_366_Wide_Long_distance_data.json</text:p>
          </table:table-cell>
          <table:table-cell/>
          <table:table-cell office:value-type="string" calcext:value-type="string">
            <text:p>./archive_1/1744904047_366_Wide_Long1744904047_366_Wide_Long_sound.wav</text:p>
          </table:table-cell>
        </table:table-row>
        <table:table-row table:style-name="ro1">
          <table:table-cell office:value-type="string" calcext:value-type="string">
            <text:p>./archive_1/1744911808_685_Wide_Long1744911808_685_Wide_Long_angle_data.json</text:p>
          </table:table-cell>
          <table:table-cell/>
          <table:table-cell office:value-type="string" calcext:value-type="string">
            <text:p>./archive_1/1744911808_685_Wide_Long1744911808_685_Wide_Long_distance_data.json</text:p>
          </table:table-cell>
          <table:table-cell/>
          <table:table-cell office:value-type="string" calcext:value-type="string">
            <text:p>./archive_1/1744911808_685_Wide_Long1744911808_685_Wide_Long_sound.wav</text:p>
          </table:table-cell>
        </table:table-row>
        <table:table-row table:style-name="ro1">
          <table:table-cell office:value-type="string" calcext:value-type="string">
            <text:p>./archive_1/1744918619_997_Wide_Long1744918619_997_Wide_Long_angle_data.json</text:p>
          </table:table-cell>
          <table:table-cell/>
          <table:table-cell office:value-type="string" calcext:value-type="string">
            <text:p>./archive_1/1744918619_997_Wide_Long1744918619_997_Wide_Long_distance_data.json</text:p>
          </table:table-cell>
          <table:table-cell/>
          <table:table-cell office:value-type="string" calcext:value-type="string">
            <text:p>./archive_1/1744918619_997_Wide_Long1744918619_997_Wide_Long_sound.wav</text:p>
          </table:table-cell>
        </table:table-row>
        <table:table-row table:style-name="ro1">
          <table:table-cell office:value-type="string" calcext:value-type="string">
            <text:p>./archive_1/1745517328_307_Wide_Long1745517328_307_Wide_Long_angle_data.json</text:p>
          </table:table-cell>
          <table:table-cell/>
          <table:table-cell office:value-type="string" calcext:value-type="string">
            <text:p>./archive_1/1745517328_307_Wide_Long1745517328_307_Wide_Long_distance_data.json</text:p>
          </table:table-cell>
          <table:table-cell/>
          <table:table-cell office:value-type="string" calcext:value-type="string">
            <text:p>./archive_1/1745517328_307_Wide_Long1745517328_307_Wide_Long_sound.wav</text:p>
          </table:table-cell>
        </table:table-row>
        <table:table-row table:style-name="ro1">
          <table:table-cell office:value-type="string" calcext:value-type="string">
            <text:p>./archive_1/1745520873_615_Wide_Long1745520873_615_Wide_Long_angle_data.json</text:p>
          </table:table-cell>
          <table:table-cell/>
          <table:table-cell office:value-type="string" calcext:value-type="string">
            <text:p>./archive_1/1745520873_615_Wide_Long1745520873_615_Wide_Long_distance_data.json</text:p>
          </table:table-cell>
          <table:table-cell/>
          <table:table-cell office:value-type="string" calcext:value-type="string">
            <text:p>./archive_1/1745520873_615_Wide_Long1745520873_615_Wide_Long_sound.wav</text:p>
          </table:table-cell>
        </table:table-row>
        <table:table-row table:style-name="ro1">
          <table:table-cell office:value-type="string" calcext:value-type="string">
            <text:p>./archive_1/1745523379_927_Wide_Long1745523379_927_Wide_Long_angle_data.json</text:p>
          </table:table-cell>
          <table:table-cell/>
          <table:table-cell office:value-type="string" calcext:value-type="string">
            <text:p>./archive_1/1745523379_927_Wide_Long1745523379_927_Wide_Long_distance_data.json</text:p>
          </table:table-cell>
          <table:table-cell/>
          <table:table-cell office:value-type="string" calcext:value-type="string">
            <text:p>./archive_1/1745523379_927_Wide_Long1745523379_927_Wide_Long_sound.wav</text:p>
          </table:table-cell>
        </table:table-row>
        <table:table-row table:style-name="ro1">
          <table:table-cell office:value-type="string" calcext:value-type="string">
            <text:p>./archive_1/1745525559_1236_Wide_Long1745525559_1236_Wide_Long_angle_data.json</text:p>
          </table:table-cell>
          <table:table-cell/>
          <table:table-cell office:value-type="string" calcext:value-type="string">
            <text:p>./archive_1/1745525559_1236_Wide_Long1745525559_1236_Wide_Long_distance_data.json</text:p>
          </table:table-cell>
          <table:table-cell/>
          <table:table-cell office:value-type="string" calcext:value-type="string">
            <text:p>./archive_1/1745525559_1236_Wide_Long1745525559_1236_Wide_Long_sound.wav</text:p>
          </table:table-cell>
        </table:table-row>
        <table:table-row table:style-name="ro1">
          <table:table-cell office:value-type="string" calcext:value-type="string">
            <text:p>./archive_1/1744893719_43_Wide_Long1744893719_43_Wide_Long_angle_data.json</text:p>
          </table:table-cell>
          <table:table-cell/>
          <table:table-cell office:value-type="string" calcext:value-type="string">
            <text:p>./archive_1/1744893719_43_Wide_Long1744893719_43_Wide_Long_distance_data.json</text:p>
          </table:table-cell>
          <table:table-cell/>
          <table:table-cell office:value-type="string" calcext:value-type="string">
            <text:p>./archive_1/1744893719_43_Wide_Long1744893719_43_Wide_Long_sound.wav</text:p>
          </table:table-cell>
        </table:table-row>
        <table:table-row table:style-name="ro1">
          <table:table-cell office:value-type="string" calcext:value-type="string">
            <text:p>./archive_1/1744904068_367_Wide_Long1744904068_367_Wide_Long_angle_data.json</text:p>
          </table:table-cell>
          <table:table-cell/>
          <table:table-cell office:value-type="string" calcext:value-type="string">
            <text:p>./archive_1/1744904068_367_Wide_Long1744904068_367_Wide_Long_distance_data.json</text:p>
          </table:table-cell>
          <table:table-cell/>
          <table:table-cell office:value-type="string" calcext:value-type="string">
            <text:p>./archive_1/1744904068_367_Wide_Long1744904068_367_Wide_Long_sound.wav</text:p>
          </table:table-cell>
        </table:table-row>
        <table:table-row table:style-name="ro1">
          <table:table-cell office:value-type="string" calcext:value-type="string">
            <text:p>./archive_1/1744912243_687_Wide_Long1744912243_687_Wide_Long_angle_data.json</text:p>
          </table:table-cell>
          <table:table-cell/>
          <table:table-cell office:value-type="string" calcext:value-type="string">
            <text:p>./archive_1/1744912243_687_Wide_Long1744912243_687_Wide_Long_distance_data.json</text:p>
          </table:table-cell>
          <table:table-cell/>
          <table:table-cell office:value-type="string" calcext:value-type="string">
            <text:p>./archive_1/1744912243_687_Wide_Long1744912243_687_Wide_Long_sound.wav</text:p>
          </table:table-cell>
        </table:table-row>
        <table:table-row table:style-name="ro1">
          <table:table-cell office:value-type="string" calcext:value-type="string">
            <text:p>./archive_1/1744918640_998_Wide_Long1744918640_998_Wide_Long_angle_data.json</text:p>
          </table:table-cell>
          <table:table-cell/>
          <table:table-cell office:value-type="string" calcext:value-type="string">
            <text:p>./archive_1/1744918640_998_Wide_Long1744918640_998_Wide_Long_distance_data.json</text:p>
          </table:table-cell>
          <table:table-cell/>
          <table:table-cell office:value-type="string" calcext:value-type="string">
            <text:p>./archive_1/1744918640_998_Wide_Long1744918640_998_Wide_Long_sound.wav</text:p>
          </table:table-cell>
        </table:table-row>
        <table:table-row table:style-name="ro1">
          <table:table-cell office:value-type="string" calcext:value-type="string">
            <text:p>./archive_1/1745517332_308_Wide_Long1745517332_308_Wide_Long_angle_data.json</text:p>
          </table:table-cell>
          <table:table-cell/>
          <table:table-cell office:value-type="string" calcext:value-type="string">
            <text:p>./archive_1/1745517332_308_Wide_Long1745517332_308_Wide_Long_distance_data.json</text:p>
          </table:table-cell>
          <table:table-cell/>
          <table:table-cell office:value-type="string" calcext:value-type="string">
            <text:p>./archive_1/1745517332_308_Wide_Long1745517332_308_Wide_Long_sound.wav</text:p>
          </table:table-cell>
        </table:table-row>
        <table:table-row table:style-name="ro1">
          <table:table-cell office:value-type="string" calcext:value-type="string">
            <text:p>./archive_1/1745520878_616_Wide_Long1745520878_616_Wide_Long_angle_data.json</text:p>
          </table:table-cell>
          <table:table-cell/>
          <table:table-cell office:value-type="string" calcext:value-type="string">
            <text:p>./archive_1/1745520878_616_Wide_Long1745520878_616_Wide_Long_distance_data.json</text:p>
          </table:table-cell>
          <table:table-cell/>
          <table:table-cell office:value-type="string" calcext:value-type="string">
            <text:p>./archive_1/1745520878_616_Wide_Long1745520878_616_Wide_Long_sound.wav</text:p>
          </table:table-cell>
        </table:table-row>
        <table:table-row table:style-name="ro1">
          <table:table-cell office:value-type="string" calcext:value-type="string">
            <text:p>./archive_1/1745523384_928_Wide_Long1745523384_928_Wide_Long_angle_data.json</text:p>
          </table:table-cell>
          <table:table-cell/>
          <table:table-cell office:value-type="string" calcext:value-type="string">
            <text:p>./archive_1/1745523384_928_Wide_Long1745523384_928_Wide_Long_distance_data.json</text:p>
          </table:table-cell>
          <table:table-cell/>
          <table:table-cell office:value-type="string" calcext:value-type="string">
            <text:p>./archive_1/1745523384_928_Wide_Long1745523384_928_Wide_Long_sound.wav</text:p>
          </table:table-cell>
        </table:table-row>
        <table:table-row table:style-name="ro1">
          <table:table-cell office:value-type="string" calcext:value-type="string">
            <text:p>./archive_1/1745525564_1237_Wide_Long1745525564_1237_Wide_Long_angle_data.json</text:p>
          </table:table-cell>
          <table:table-cell/>
          <table:table-cell office:value-type="string" calcext:value-type="string">
            <text:p>./archive_1/1745525564_1237_Wide_Long1745525564_1237_Wide_Long_distance_data.json</text:p>
          </table:table-cell>
          <table:table-cell/>
          <table:table-cell office:value-type="string" calcext:value-type="string">
            <text:p>./archive_1/1745525564_1237_Wide_Long1745525564_1237_Wide_Long_sound.wav</text:p>
          </table:table-cell>
        </table:table-row>
        <table:table-row table:style-name="ro1">
          <table:table-cell office:value-type="string" calcext:value-type="string">
            <text:p>./archive_1/1744893742_44_Wide_Long1744893742_44_Wide_Long_angle_data.json</text:p>
          </table:table-cell>
          <table:table-cell/>
          <table:table-cell office:value-type="string" calcext:value-type="string">
            <text:p>./archive_1/1744893742_44_Wide_Long1744893742_44_Wide_Long_distance_data.json</text:p>
          </table:table-cell>
          <table:table-cell/>
          <table:table-cell office:value-type="string" calcext:value-type="string">
            <text:p>./archive_1/1744893742_44_Wide_Long1744893742_44_Wide_Long_sound.wav</text:p>
          </table:table-cell>
        </table:table-row>
        <table:table-row table:style-name="ro1">
          <table:table-cell office:value-type="string" calcext:value-type="string">
            <text:p>./archive_1/1744904781_368_Wide_Long1744904781_368_Wide_Long_angle_data.json</text:p>
          </table:table-cell>
          <table:table-cell/>
          <table:table-cell office:value-type="string" calcext:value-type="string">
            <text:p>./archive_1/1744904781_368_Wide_Long1744904781_368_Wide_Long_distance_data.json</text:p>
          </table:table-cell>
          <table:table-cell/>
          <table:table-cell office:value-type="string" calcext:value-type="string">
            <text:p>./archive_1/1744904781_368_Wide_Long1744904781_368_Wide_Long_sound.wav</text:p>
          </table:table-cell>
        </table:table-row>
        <table:table-row table:style-name="ro1">
          <table:table-cell office:value-type="string" calcext:value-type="string">
            <text:p>./archive_1/1744912264_688_Wide_Long1744912264_688_Wide_Long_angle_data.json</text:p>
          </table:table-cell>
          <table:table-cell/>
          <table:table-cell office:value-type="string" calcext:value-type="string">
            <text:p>./archive_1/1744912264_688_Wide_Long1744912264_688_Wide_Long_distance_data.json</text:p>
          </table:table-cell>
          <table:table-cell/>
          <table:table-cell office:value-type="string" calcext:value-type="string">
            <text:p>./archive_1/1744912264_688_Wide_Long1744912264_688_Wide_Long_sound.wav</text:p>
          </table:table-cell>
        </table:table-row>
        <table:table-row table:style-name="ro1">
          <table:table-cell office:value-type="string" calcext:value-type="string">
            <text:p>./archive_1/1744918660_999_Wide_Long1744918660_999_Wide_Long_angle_data.json</text:p>
          </table:table-cell>
          <table:table-cell/>
          <table:table-cell office:value-type="string" calcext:value-type="string">
            <text:p>./archive_1/1744918660_999_Wide_Long1744918660_999_Wide_Long_distance_data.json</text:p>
          </table:table-cell>
          <table:table-cell/>
          <table:table-cell office:value-type="string" calcext:value-type="string">
            <text:p>./archive_1/1744918660_999_Wide_Long1744918660_999_Wide_Long_sound.wav</text:p>
          </table:table-cell>
        </table:table-row>
        <table:table-row table:style-name="ro1">
          <table:table-cell office:value-type="string" calcext:value-type="string">
            <text:p>./archive_1/1745517338_309_Wide_Long1745517338_309_Wide_Long_angle_data.json</text:p>
          </table:table-cell>
          <table:table-cell/>
          <table:table-cell office:value-type="string" calcext:value-type="string">
            <text:p>./archive_1/1745517338_309_Wide_Long1745517338_309_Wide_Long_distance_data.json</text:p>
          </table:table-cell>
          <table:table-cell/>
          <table:table-cell office:value-type="string" calcext:value-type="string">
            <text:p>./archive_1/1745517338_309_Wide_Long1745517338_309_Wide_Long_sound.wav</text:p>
          </table:table-cell>
        </table:table-row>
        <table:table-row table:style-name="ro1">
          <table:table-cell office:value-type="string" calcext:value-type="string">
            <text:p>./archive_1/1745520882_617_Wide_Long1745520882_617_Wide_Long_angle_data.json</text:p>
          </table:table-cell>
          <table:table-cell/>
          <table:table-cell office:value-type="string" calcext:value-type="string">
            <text:p>./archive_1/1745520882_617_Wide_Long1745520882_617_Wide_Long_distance_data.json</text:p>
          </table:table-cell>
          <table:table-cell/>
          <table:table-cell office:value-type="string" calcext:value-type="string">
            <text:p>./archive_1/1745520882_617_Wide_Long1745520882_617_Wide_Long_sound.wav</text:p>
          </table:table-cell>
        </table:table-row>
        <table:table-row table:style-name="ro1">
          <table:table-cell office:value-type="string" calcext:value-type="string">
            <text:p>./archive_1/1745523388_929_Wide_Long1745523388_929_Wide_Long_angle_data.json</text:p>
          </table:table-cell>
          <table:table-cell/>
          <table:table-cell office:value-type="string" calcext:value-type="string">
            <text:p>./archive_1/1745523388_929_Wide_Long1745523388_929_Wide_Long_distance_data.json</text:p>
          </table:table-cell>
          <table:table-cell/>
          <table:table-cell office:value-type="string" calcext:value-type="string">
            <text:p>./archive_1/1745523388_929_Wide_Long1745523388_929_Wide_Long_sound.wav</text:p>
          </table:table-cell>
        </table:table-row>
        <table:table-row table:style-name="ro1">
          <table:table-cell office:value-type="string" calcext:value-type="string">
            <text:p>./archive_1/1745525569_1238_Wide_Long1745525569_1238_Wide_Long_angle_data.json</text:p>
          </table:table-cell>
          <table:table-cell/>
          <table:table-cell office:value-type="string" calcext:value-type="string">
            <text:p>./archive_1/1745525569_1238_Wide_Long1745525569_1238_Wide_Long_distance_data.json</text:p>
          </table:table-cell>
          <table:table-cell/>
          <table:table-cell office:value-type="string" calcext:value-type="string">
            <text:p>./archive_1/1745525569_1238_Wide_Long1745525569_1238_Wide_Long_sound.wav</text:p>
          </table:table-cell>
        </table:table-row>
        <table:table-row table:style-name="ro1">
          <table:table-cell office:value-type="string" calcext:value-type="string">
            <text:p>./archive_1/1744893765_45_Wide_Long1744893765_45_Wide_Long_angle_data.json</text:p>
          </table:table-cell>
          <table:table-cell/>
          <table:table-cell office:value-type="string" calcext:value-type="string">
            <text:p>./archive_1/1744893765_45_Wide_Long1744893765_45_Wide_Long_distance_data.json</text:p>
          </table:table-cell>
          <table:table-cell/>
          <table:table-cell office:value-type="string" calcext:value-type="string">
            <text:p>./archive_1/1744893765_45_Wide_Long1744893765_45_Wide_Long_sound.wav</text:p>
          </table:table-cell>
        </table:table-row>
        <table:table-row table:style-name="ro1">
          <table:table-cell office:value-type="string" calcext:value-type="string">
            <text:p>./archive_1/1744904801_369_Wide_Long1744904801_369_Wide_Long_angle_data.json</text:p>
          </table:table-cell>
          <table:table-cell/>
          <table:table-cell office:value-type="string" calcext:value-type="string">
            <text:p>./archive_1/1744904801_369_Wide_Long1744904801_369_Wide_Long_distance_data.json</text:p>
          </table:table-cell>
          <table:table-cell/>
          <table:table-cell office:value-type="string" calcext:value-type="string">
            <text:p>./archive_1/1744904801_369_Wide_Long1744904801_369_Wide_Long_sound.wav</text:p>
          </table:table-cell>
        </table:table-row>
        <table:table-row table:style-name="ro1">
          <table:table-cell office:value-type="string" calcext:value-type="string">
            <text:p>./archive_1/1744912285_689_Wide_Long1744912285_689_Wide_Long_angle_data.json</text:p>
          </table:table-cell>
          <table:table-cell/>
          <table:table-cell office:value-type="string" calcext:value-type="string">
            <text:p>./archive_1/1744912285_689_Wide_Long1744912285_689_Wide_Long_distance_data.json</text:p>
          </table:table-cell>
          <table:table-cell/>
          <table:table-cell office:value-type="string" calcext:value-type="string">
            <text:p>./archive_1/1744912285_689_Wide_Long1744912285_689_Wide_Long_sound.wav</text:p>
          </table:table-cell>
        </table:table-row>
        <table:table-row table:style-name="ro1">
          <table:table-cell office:value-type="string" calcext:value-type="string">
            <text:p>./archive_1/1744918682_1000_Wide_Long1744918682_1000_Wide_Long_angle_data.json</text:p>
          </table:table-cell>
          <table:table-cell/>
          <table:table-cell office:value-type="string" calcext:value-type="string">
            <text:p>./archive_1/1744918682_1000_Wide_Long1744918682_1000_Wide_Long_distance_data.json</text:p>
          </table:table-cell>
          <table:table-cell/>
          <table:table-cell office:value-type="string" calcext:value-type="string">
            <text:p>./archive_1/1744918682_1000_Wide_Long1744918682_1000_Wide_Long_sound.wav</text:p>
          </table:table-cell>
        </table:table-row>
        <table:table-row table:style-name="ro1">
          <table:table-cell office:value-type="string" calcext:value-type="string">
            <text:p>./archive_1/1745517344_310_Wide_Long1745517344_310_Wide_Long_angle_data.json</text:p>
          </table:table-cell>
          <table:table-cell/>
          <table:table-cell office:value-type="string" calcext:value-type="string">
            <text:p>./archive_1/1745517344_310_Wide_Long1745517344_310_Wide_Long_distance_data.json</text:p>
          </table:table-cell>
          <table:table-cell/>
          <table:table-cell office:value-type="string" calcext:value-type="string">
            <text:p>./archive_1/1745517344_310_Wide_Long1745517344_310_Wide_Long_sound.wav</text:p>
          </table:table-cell>
        </table:table-row>
        <table:table-row table:style-name="ro1">
          <table:table-cell office:value-type="string" calcext:value-type="string">
            <text:p>./archive_1/1745520890_618_Wide_Long1745520890_618_Wide_Long_angle_data.json</text:p>
          </table:table-cell>
          <table:table-cell/>
          <table:table-cell office:value-type="string" calcext:value-type="string">
            <text:p>./archive_1/1745520890_618_Wide_Long1745520890_618_Wide_Long_distance_data.json</text:p>
          </table:table-cell>
          <table:table-cell/>
          <table:table-cell office:value-type="string" calcext:value-type="string">
            <text:p>./archive_1/1745520890_618_Wide_Long1745520890_618_Wide_Long_sound.wav</text:p>
          </table:table-cell>
        </table:table-row>
        <table:table-row table:style-name="ro1">
          <table:table-cell office:value-type="string" calcext:value-type="string">
            <text:p>./archive_1/1745523392_930_Wide_Long1745523392_930_Wide_Long_angle_data.json</text:p>
          </table:table-cell>
          <table:table-cell/>
          <table:table-cell office:value-type="string" calcext:value-type="string">
            <text:p>./archive_1/1745523392_930_Wide_Long1745523392_930_Wide_Long_distance_data.json</text:p>
          </table:table-cell>
          <table:table-cell/>
          <table:table-cell office:value-type="string" calcext:value-type="string">
            <text:p>./archive_1/1745523392_930_Wide_Long1745523392_930_Wide_Long_sound.wav</text:p>
          </table:table-cell>
        </table:table-row>
        <table:table-row table:style-name="ro1">
          <table:table-cell office:value-type="string" calcext:value-type="string">
            <text:p>./archive_1/1745525574_1239_Wide_Long1745525574_1239_Wide_Long_angle_data.json</text:p>
          </table:table-cell>
          <table:table-cell/>
          <table:table-cell office:value-type="string" calcext:value-type="string">
            <text:p>./archive_1/1745525574_1239_Wide_Long1745525574_1239_Wide_Long_distance_data.json</text:p>
          </table:table-cell>
          <table:table-cell/>
          <table:table-cell office:value-type="string" calcext:value-type="string">
            <text:p>./archive_1/1745525574_1239_Wide_Long1745525574_1239_Wide_Long_sound.wav</text:p>
          </table:table-cell>
        </table:table-row>
        <table:table-row table:style-name="ro1">
          <table:table-cell office:value-type="string" calcext:value-type="string">
            <text:p>./archive_1/1744893793_46_Wide_Long1744893793_46_Wide_Long_angle_data.json</text:p>
          </table:table-cell>
          <table:table-cell/>
          <table:table-cell office:value-type="string" calcext:value-type="string">
            <text:p>./archive_1/1744893793_46_Wide_Long1744893793_46_Wide_Long_distance_data.json</text:p>
          </table:table-cell>
          <table:table-cell/>
          <table:table-cell office:value-type="string" calcext:value-type="string">
            <text:p>./archive_1/1744893793_46_Wide_Long1744893793_46_Wide_Long_sound.wav</text:p>
          </table:table-cell>
        </table:table-row>
        <table:table-row table:style-name="ro1">
          <table:table-cell office:value-type="string" calcext:value-type="string">
            <text:p>./archive_1/1744904820_370_Wide_Long1744904820_370_Wide_Long_angle_data.json</text:p>
          </table:table-cell>
          <table:table-cell/>
          <table:table-cell office:value-type="string" calcext:value-type="string">
            <text:p>./archive_1/1744904820_370_Wide_Long1744904820_370_Wide_Long_distance_data.json</text:p>
          </table:table-cell>
          <table:table-cell/>
          <table:table-cell office:value-type="string" calcext:value-type="string">
            <text:p>./archive_1/1744904820_370_Wide_Long1744904820_370_Wide_Long_sound.wav</text:p>
          </table:table-cell>
        </table:table-row>
        <table:table-row table:style-name="ro1">
          <table:table-cell office:value-type="string" calcext:value-type="string">
            <text:p>./archive_1/1744912305_690_Wide_Long1744912305_690_Wide_Long_angle_data.json</text:p>
          </table:table-cell>
          <table:table-cell/>
          <table:table-cell office:value-type="string" calcext:value-type="string">
            <text:p>./archive_1/1744912305_690_Wide_Long1744912305_690_Wide_Long_distance_data.json</text:p>
          </table:table-cell>
          <table:table-cell/>
          <table:table-cell office:value-type="string" calcext:value-type="string">
            <text:p>./archive_1/1744912305_690_Wide_Long1744912305_690_Wide_Long_sound.wav</text:p>
          </table:table-cell>
        </table:table-row>
        <table:table-row table:style-name="ro1">
          <table:table-cell office:value-type="string" calcext:value-type="string">
            <text:p>./archive_1/1745513349_1_Wide_Long1745513349_1_Wide_Long_angle_data.json</text:p>
          </table:table-cell>
          <table:table-cell/>
          <table:table-cell office:value-type="string" calcext:value-type="string">
            <text:p>./archive_1/1745513349_1_Wide_Long1745513349_1_Wide_Long_distance_data.json</text:p>
          </table:table-cell>
          <table:table-cell/>
          <table:table-cell office:value-type="string" calcext:value-type="string">
            <text:p>./archive_1/1745513349_1_Wide_Long1745513349_1_Wide_Long_sound.wav</text:p>
          </table:table-cell>
        </table:table-row>
        <table:table-row table:style-name="ro1">
          <table:table-cell office:value-type="string" calcext:value-type="string">
            <text:p>./archive_1/1745517361_311_Wide_Long1745517361_311_Wide_Long_angle_data.json</text:p>
          </table:table-cell>
          <table:table-cell/>
          <table:table-cell office:value-type="string" calcext:value-type="string">
            <text:p>./archive_1/1745517361_311_Wide_Long1745517361_311_Wide_Long_distance_data.json</text:p>
          </table:table-cell>
          <table:table-cell/>
          <table:table-cell office:value-type="string" calcext:value-type="string">
            <text:p>./archive_1/1745517361_311_Wide_Long1745517361_311_Wide_Long_sound.wav</text:p>
          </table:table-cell>
        </table:table-row>
        <table:table-row table:style-name="ro1">
          <table:table-cell office:value-type="string" calcext:value-type="string">
            <text:p>./archive_1/1745520894_619_Wide_Long1745520894_619_Wide_Long_angle_data.json</text:p>
          </table:table-cell>
          <table:table-cell/>
          <table:table-cell office:value-type="string" calcext:value-type="string">
            <text:p>./archive_1/1745520894_619_Wide_Long1745520894_619_Wide_Long_distance_data.json</text:p>
          </table:table-cell>
          <table:table-cell/>
          <table:table-cell office:value-type="string" calcext:value-type="string">
            <text:p>./archive_1/1745520894_619_Wide_Long1745520894_619_Wide_Long_sound.wav</text:p>
          </table:table-cell>
        </table:table-row>
        <table:table-row table:style-name="ro1">
          <table:table-cell office:value-type="string" calcext:value-type="string">
            <text:p>./archive_1/1745523397_931_Wide_Long1745523397_931_Wide_Long_angle_data.json</text:p>
          </table:table-cell>
          <table:table-cell/>
          <table:table-cell office:value-type="string" calcext:value-type="string">
            <text:p>./archive_1/1745523397_931_Wide_Long1745523397_931_Wide_Long_distance_data.json</text:p>
          </table:table-cell>
          <table:table-cell/>
          <table:table-cell office:value-type="string" calcext:value-type="string">
            <text:p>./archive_1/1745523397_931_Wide_Long1745523397_931_Wide_Long_sound.wav</text:p>
          </table:table-cell>
        </table:table-row>
        <table:table-row table:style-name="ro1">
          <table:table-cell office:value-type="string" calcext:value-type="string">
            <text:p>./archive_1/1745525578_1240_Wide_Long1745525578_1240_Wide_Long_angle_data.json</text:p>
          </table:table-cell>
          <table:table-cell/>
          <table:table-cell office:value-type="string" calcext:value-type="string">
            <text:p>./archive_1/1745525578_1240_Wide_Long1745525578_1240_Wide_Long_distance_data.json</text:p>
          </table:table-cell>
          <table:table-cell/>
          <table:table-cell office:value-type="string" calcext:value-type="string">
            <text:p>./archive_1/1745525578_1240_Wide_Long1745525578_1240_Wide_Long_sound.wav</text:p>
          </table:table-cell>
        </table:table-row>
        <table:table-row table:style-name="ro1">
          <table:table-cell office:value-type="string" calcext:value-type="string">
            <text:p>./archive_1/1744893817_47_Wide_Long1744893817_47_Wide_Long_angle_data.json</text:p>
          </table:table-cell>
          <table:table-cell/>
          <table:table-cell office:value-type="string" calcext:value-type="string">
            <text:p>./archive_1/1744893817_47_Wide_Long1744893817_47_Wide_Long_distance_data.json</text:p>
          </table:table-cell>
          <table:table-cell/>
          <table:table-cell office:value-type="string" calcext:value-type="string">
            <text:p>./archive_1/1744893817_47_Wide_Long1744893817_47_Wide_Long_sound.wav</text:p>
          </table:table-cell>
        </table:table-row>
        <table:table-row table:style-name="ro1">
          <table:table-cell office:value-type="string" calcext:value-type="string">
            <text:p>./archive_1/1744904840_371_Wide_Long1744904840_371_Wide_Long_angle_data.json</text:p>
          </table:table-cell>
          <table:table-cell/>
          <table:table-cell office:value-type="string" calcext:value-type="string">
            <text:p>./archive_1/1744904840_371_Wide_Long1744904840_371_Wide_Long_distance_data.json</text:p>
          </table:table-cell>
          <table:table-cell/>
          <table:table-cell office:value-type="string" calcext:value-type="string">
            <text:p>./archive_1/1744904840_371_Wide_Long1744904840_371_Wide_Long_sound.wav</text:p>
          </table:table-cell>
        </table:table-row>
        <table:table-row table:style-name="ro1">
          <table:table-cell office:value-type="string" calcext:value-type="string">
            <text:p>./archive_1/1744912324_691_Wide_Long1744912324_691_Wide_Long_angle_data.json</text:p>
          </table:table-cell>
          <table:table-cell/>
          <table:table-cell office:value-type="string" calcext:value-type="string">
            <text:p>./archive_1/1744912324_691_Wide_Long1744912324_691_Wide_Long_distance_data.json</text:p>
          </table:table-cell>
          <table:table-cell/>
          <table:table-cell office:value-type="string" calcext:value-type="string">
            <text:p>./archive_1/1744912324_691_Wide_Long1744912324_691_Wide_Long_sound.wav</text:p>
          </table:table-cell>
        </table:table-row>
        <table:table-row table:style-name="ro1">
          <table:table-cell office:value-type="string" calcext:value-type="string">
            <text:p>./archive_1/1745513358_2_Wide_Long1745513358_2_Wide_Long_angle_data.json</text:p>
          </table:table-cell>
          <table:table-cell/>
          <table:table-cell office:value-type="string" calcext:value-type="string">
            <text:p>./archive_1/1745513358_2_Wide_Long1745513358_2_Wide_Long_distance_data.json</text:p>
          </table:table-cell>
          <table:table-cell/>
          <table:table-cell office:value-type="string" calcext:value-type="string">
            <text:p>./archive_1/1745513358_2_Wide_Long1745513358_2_Wide_Long_sound.wav</text:p>
          </table:table-cell>
        </table:table-row>
        <table:table-row table:style-name="ro1">
          <table:table-cell office:value-type="string" calcext:value-type="string">
            <text:p>./archive_1/1745517369_312_Wide_Long1745517369_312_Wide_Long_angle_data.json</text:p>
          </table:table-cell>
          <table:table-cell/>
          <table:table-cell office:value-type="string" calcext:value-type="string">
            <text:p>./archive_1/1745517369_312_Wide_Long1745517369_312_Wide_Long_distance_data.json</text:p>
          </table:table-cell>
          <table:table-cell/>
          <table:table-cell office:value-type="string" calcext:value-type="string">
            <text:p>./archive_1/1745517369_312_Wide_Long1745517369_312_Wide_Long_sound.wav</text:p>
          </table:table-cell>
        </table:table-row>
        <table:table-row table:style-name="ro1">
          <table:table-cell office:value-type="string" calcext:value-type="string">
            <text:p>./archive_1/1745520899_620_Wide_Long1745520899_620_Wide_Long_angle_data.json</text:p>
          </table:table-cell>
          <table:table-cell/>
          <table:table-cell office:value-type="string" calcext:value-type="string">
            <text:p>./archive_1/1745520899_620_Wide_Long1745520899_620_Wide_Long_distance_data.json</text:p>
          </table:table-cell>
          <table:table-cell/>
          <table:table-cell office:value-type="string" calcext:value-type="string">
            <text:p>./archive_1/1745520899_620_Wide_Long1745520899_620_Wide_Long_sound.wav</text:p>
          </table:table-cell>
        </table:table-row>
        <table:table-row table:style-name="ro1">
          <table:table-cell office:value-type="string" calcext:value-type="string">
            <text:p>./archive_1/1745523401_932_Wide_Long1745523401_932_Wide_Long_angle_data.json</text:p>
          </table:table-cell>
          <table:table-cell/>
          <table:table-cell office:value-type="string" calcext:value-type="string">
            <text:p>./archive_1/1745523401_932_Wide_Long1745523401_932_Wide_Long_distance_data.json</text:p>
          </table:table-cell>
          <table:table-cell/>
          <table:table-cell office:value-type="string" calcext:value-type="string">
            <text:p>./archive_1/1745523401_932_Wide_Long1745523401_932_Wide_Long_sound.wav</text:p>
          </table:table-cell>
        </table:table-row>
        <table:table-row table:style-name="ro1">
          <table:table-cell office:value-type="string" calcext:value-type="string">
            <text:p>./archive_1/1745525583_1241_Wide_Long1745525583_1241_Wide_Long_angle_data.json</text:p>
          </table:table-cell>
          <table:table-cell/>
          <table:table-cell office:value-type="string" calcext:value-type="string">
            <text:p>./archive_1/1745525583_1241_Wide_Long1745525583_1241_Wide_Long_distance_data.json</text:p>
          </table:table-cell>
          <table:table-cell/>
          <table:table-cell office:value-type="string" calcext:value-type="string">
            <text:p>./archive_1/1745525583_1241_Wide_Long1745525583_1241_Wide_Long_sound.wav</text:p>
          </table:table-cell>
        </table:table-row>
        <table:table-row table:style-name="ro1">
          <table:table-cell office:value-type="string" calcext:value-type="string">
            <text:p>./archive_1/1744893847_48_Wide_Long1744893847_48_Wide_Long_angle_data.json</text:p>
          </table:table-cell>
          <table:table-cell/>
          <table:table-cell office:value-type="string" calcext:value-type="string">
            <text:p>./archive_1/1744893847_48_Wide_Long1744893847_48_Wide_Long_distance_data.json</text:p>
          </table:table-cell>
          <table:table-cell/>
          <table:table-cell office:value-type="string" calcext:value-type="string">
            <text:p>./archive_1/1744893847_48_Wide_Long1744893847_48_Wide_Long_sound.wav</text:p>
          </table:table-cell>
        </table:table-row>
        <table:table-row table:style-name="ro1">
          <table:table-cell office:value-type="string" calcext:value-type="string">
            <text:p>./archive_1/1744904861_372_Wide_Long1744904861_372_Wide_Long_angle_data.json</text:p>
          </table:table-cell>
          <table:table-cell/>
          <table:table-cell office:value-type="string" calcext:value-type="string">
            <text:p>./archive_1/1744904861_372_Wide_Long1744904861_372_Wide_Long_distance_data.json</text:p>
          </table:table-cell>
          <table:table-cell/>
          <table:table-cell office:value-type="string" calcext:value-type="string">
            <text:p>./archive_1/1744904861_372_Wide_Long1744904861_372_Wide_Long_sound.wav</text:p>
          </table:table-cell>
        </table:table-row>
        <table:table-row table:style-name="ro1">
          <table:table-cell office:value-type="string" calcext:value-type="string">
            <text:p>./archive_1/1744912343_692_Wide_Long1744912343_692_Wide_Long_angle_data.json</text:p>
          </table:table-cell>
          <table:table-cell/>
          <table:table-cell office:value-type="string" calcext:value-type="string">
            <text:p>./archive_1/1744912343_692_Wide_Long1744912343_692_Wide_Long_distance_data.json</text:p>
          </table:table-cell>
          <table:table-cell/>
          <table:table-cell office:value-type="string" calcext:value-type="string">
            <text:p>./archive_1/1744912343_692_Wide_Long1744912343_692_Wide_Long_sound.wav</text:p>
          </table:table-cell>
        </table:table-row>
        <table:table-row table:style-name="ro1">
          <table:table-cell office:value-type="string" calcext:value-type="string">
            <text:p>./archive_1/1745513362_3_Wide_Long1745513362_3_Wide_Long_angle_data.json</text:p>
          </table:table-cell>
          <table:table-cell/>
          <table:table-cell office:value-type="string" calcext:value-type="string">
            <text:p>./archive_1/1745513362_3_Wide_Long1745513362_3_Wide_Long_distance_data.json</text:p>
          </table:table-cell>
          <table:table-cell/>
          <table:table-cell office:value-type="string" calcext:value-type="string">
            <text:p>./archive_1/1745513362_3_Wide_Long1745513362_3_Wide_Long_sound.wav</text:p>
          </table:table-cell>
        </table:table-row>
        <table:table-row table:style-name="ro1">
          <table:table-cell office:value-type="string" calcext:value-type="string">
            <text:p>./archive_1/1745517374_313_Wide_Long1745517374_313_Wide_Long_angle_data.json</text:p>
          </table:table-cell>
          <table:table-cell/>
          <table:table-cell office:value-type="string" calcext:value-type="string">
            <text:p>./archive_1/1745517374_313_Wide_Long1745517374_313_Wide_Long_distance_data.json</text:p>
          </table:table-cell>
          <table:table-cell/>
          <table:table-cell office:value-type="string" calcext:value-type="string">
            <text:p>./archive_1/1745517374_313_Wide_Long1745517374_313_Wide_Long_sound.wav</text:p>
          </table:table-cell>
        </table:table-row>
        <table:table-row table:style-name="ro1">
          <table:table-cell office:value-type="string" calcext:value-type="string">
            <text:p>./archive_1/1745520903_621_Wide_Long1745520903_621_Wide_Long_angle_data.json</text:p>
          </table:table-cell>
          <table:table-cell/>
          <table:table-cell office:value-type="string" calcext:value-type="string">
            <text:p>./archive_1/1745520903_621_Wide_Long1745520903_621_Wide_Long_distance_data.json</text:p>
          </table:table-cell>
          <table:table-cell/>
          <table:table-cell office:value-type="string" calcext:value-type="string">
            <text:p>./archive_1/1745520903_621_Wide_Long1745520903_621_Wide_Long_sound.wav</text:p>
          </table:table-cell>
        </table:table-row>
        <table:table-row table:style-name="ro1">
          <table:table-cell office:value-type="string" calcext:value-type="string">
            <text:p>./archive_1/1745523406_933_Wide_Long1745523406_933_Wide_Long_angle_data.json</text:p>
          </table:table-cell>
          <table:table-cell/>
          <table:table-cell office:value-type="string" calcext:value-type="string">
            <text:p>./archive_1/1745523406_933_Wide_Long1745523406_933_Wide_Long_distance_data.json</text:p>
          </table:table-cell>
          <table:table-cell/>
          <table:table-cell office:value-type="string" calcext:value-type="string">
            <text:p>./archive_1/1745523406_933_Wide_Long1745523406_933_Wide_Long_sound.wav</text:p>
          </table:table-cell>
        </table:table-row>
        <table:table-row table:style-name="ro1">
          <table:table-cell office:value-type="string" calcext:value-type="string">
            <text:p>./archive_1/1745525594_1242_Wide_Long1745525594_1242_Wide_Long_angle_data.json</text:p>
          </table:table-cell>
          <table:table-cell/>
          <table:table-cell office:value-type="string" calcext:value-type="string">
            <text:p>./archive_1/1745525594_1242_Wide_Long1745525594_1242_Wide_Long_distance_data.json</text:p>
          </table:table-cell>
          <table:table-cell/>
          <table:table-cell office:value-type="string" calcext:value-type="string">
            <text:p>./archive_1/1745525594_1242_Wide_Long1745525594_1242_Wide_Long_sound.wav</text:p>
          </table:table-cell>
        </table:table-row>
        <table:table-row table:style-name="ro1">
          <table:table-cell office:value-type="string" calcext:value-type="string">
            <text:p>./archive_1/1744893874_49_Wide_Long1744893874_49_Wide_Long_angle_data.json</text:p>
          </table:table-cell>
          <table:table-cell/>
          <table:table-cell office:value-type="string" calcext:value-type="string">
            <text:p>./archive_1/1744893874_49_Wide_Long1744893874_49_Wide_Long_distance_data.json</text:p>
          </table:table-cell>
          <table:table-cell/>
          <table:table-cell office:value-type="string" calcext:value-type="string">
            <text:p>./archive_1/1744893874_49_Wide_Long1744893874_49_Wide_Long_sound.wav</text:p>
          </table:table-cell>
        </table:table-row>
        <table:table-row table:style-name="ro1">
          <table:table-cell office:value-type="string" calcext:value-type="string">
            <text:p>./archive_1/1744904880_373_Wide_Long1744904880_373_Wide_Long_angle_data.json</text:p>
          </table:table-cell>
          <table:table-cell/>
          <table:table-cell office:value-type="string" calcext:value-type="string">
            <text:p>./archive_1/1744904880_373_Wide_Long1744904880_373_Wide_Long_distance_data.json</text:p>
          </table:table-cell>
          <table:table-cell/>
          <table:table-cell office:value-type="string" calcext:value-type="string">
            <text:p>./archive_1/1744904880_373_Wide_Long1744904880_373_Wide_Long_sound.wav</text:p>
          </table:table-cell>
        </table:table-row>
        <table:table-row table:style-name="ro1">
          <table:table-cell office:value-type="string" calcext:value-type="string">
            <text:p>./archive_1/1744912363_693_Wide_Long1744912363_693_Wide_Long_angle_data.json</text:p>
          </table:table-cell>
          <table:table-cell/>
          <table:table-cell office:value-type="string" calcext:value-type="string">
            <text:p>./archive_1/1744912363_693_Wide_Long1744912363_693_Wide_Long_distance_data.json</text:p>
          </table:table-cell>
          <table:table-cell/>
          <table:table-cell office:value-type="string" calcext:value-type="string">
            <text:p>./archive_1/1744912363_693_Wide_Long1744912363_693_Wide_Long_sound.wav</text:p>
          </table:table-cell>
        </table:table-row>
        <table:table-row table:style-name="ro1">
          <table:table-cell office:value-type="string" calcext:value-type="string">
            <text:p>./archive_1/1745513367_4_Wide_Long1745513367_4_Wide_Long_angle_data.json</text:p>
          </table:table-cell>
          <table:table-cell/>
          <table:table-cell office:value-type="string" calcext:value-type="string">
            <text:p>./archive_1/1745513367_4_Wide_Long1745513367_4_Wide_Long_distance_data.json</text:p>
          </table:table-cell>
          <table:table-cell/>
          <table:table-cell office:value-type="string" calcext:value-type="string">
            <text:p>./archive_1/1745513367_4_Wide_Long1745513367_4_Wide_Long_sound.wav</text:p>
          </table:table-cell>
        </table:table-row>
        <table:table-row table:style-name="ro1">
          <table:table-cell office:value-type="string" calcext:value-type="string">
            <text:p>./archive_1/1745517380_314_Wide_Long1745517380_314_Wide_Long_angle_data.json</text:p>
          </table:table-cell>
          <table:table-cell/>
          <table:table-cell office:value-type="string" calcext:value-type="string">
            <text:p>./archive_1/1745517380_314_Wide_Long1745517380_314_Wide_Long_distance_data.json</text:p>
          </table:table-cell>
          <table:table-cell/>
          <table:table-cell office:value-type="string" calcext:value-type="string">
            <text:p>./archive_1/1745517380_314_Wide_Long1745517380_314_Wide_Long_sound.wav</text:p>
          </table:table-cell>
        </table:table-row>
        <table:table-row table:style-name="ro1">
          <table:table-cell office:value-type="string" calcext:value-type="string">
            <text:p>./archive_1/1745520909_622_Wide_Long1745520909_622_Wide_Long_angle_data.json</text:p>
          </table:table-cell>
          <table:table-cell/>
          <table:table-cell office:value-type="string" calcext:value-type="string">
            <text:p>./archive_1/1745520909_622_Wide_Long1745520909_622_Wide_Long_distance_data.json</text:p>
          </table:table-cell>
          <table:table-cell/>
          <table:table-cell office:value-type="string" calcext:value-type="string">
            <text:p>./archive_1/1745520909_622_Wide_Long1745520909_622_Wide_Long_sound.wav</text:p>
          </table:table-cell>
        </table:table-row>
        <table:table-row table:style-name="ro1">
          <table:table-cell office:value-type="string" calcext:value-type="string">
            <text:p>./archive_1/1745523410_934_Wide_Long1745523410_934_Wide_Long_angle_data.json</text:p>
          </table:table-cell>
          <table:table-cell/>
          <table:table-cell office:value-type="string" calcext:value-type="string">
            <text:p>./archive_1/1745523410_934_Wide_Long1745523410_934_Wide_Long_distance_data.json</text:p>
          </table:table-cell>
          <table:table-cell/>
          <table:table-cell office:value-type="string" calcext:value-type="string">
            <text:p>./archive_1/1745523410_934_Wide_Long1745523410_934_Wide_Long_sound.wav</text:p>
          </table:table-cell>
        </table:table-row>
        <table:table-row table:style-name="ro1">
          <table:table-cell office:value-type="string" calcext:value-type="string">
            <text:p>./archive_1/1745525669_1243_Wide_Long1745525669_1243_Wide_Long_angle_data.json</text:p>
          </table:table-cell>
          <table:table-cell/>
          <table:table-cell office:value-type="string" calcext:value-type="string">
            <text:p>./archive_1/1745525669_1243_Wide_Long1745525669_1243_Wide_Long_distance_data.json</text:p>
          </table:table-cell>
          <table:table-cell/>
          <table:table-cell office:value-type="string" calcext:value-type="string">
            <text:p>./archive_1/1745525669_1243_Wide_Long1745525669_1243_Wide_Long_sound.wav</text:p>
          </table:table-cell>
        </table:table-row>
        <table:table-row table:style-name="ro1">
          <table:table-cell office:value-type="string" calcext:value-type="string">
            <text:p>./archive_1/1744893926_51_Wide_Long1744893926_51_Wide_Long_angle_data.json</text:p>
          </table:table-cell>
          <table:table-cell/>
          <table:table-cell office:value-type="string" calcext:value-type="string">
            <text:p>./archive_1/1744893926_51_Wide_Long1744893926_51_Wide_Long_distance_data.json</text:p>
          </table:table-cell>
          <table:table-cell/>
          <table:table-cell office:value-type="string" calcext:value-type="string">
            <text:p>./archive_1/1744893926_51_Wide_Long1744893926_51_Wide_Long_sound.wav</text:p>
          </table:table-cell>
        </table:table-row>
        <table:table-row table:style-name="ro1">
          <table:table-cell office:value-type="string" calcext:value-type="string">
            <text:p>./archive_1/1744904899_374_Wide_Long1744904899_374_Wide_Long_angle_data.json</text:p>
          </table:table-cell>
          <table:table-cell/>
          <table:table-cell office:value-type="string" calcext:value-type="string">
            <text:p>./archive_1/1744904899_374_Wide_Long1744904899_374_Wide_Long_distance_data.json</text:p>
          </table:table-cell>
          <table:table-cell/>
          <table:table-cell office:value-type="string" calcext:value-type="string">
            <text:p>./archive_1/1744904899_374_Wide_Long1744904899_374_Wide_Long_sound.wav</text:p>
          </table:table-cell>
        </table:table-row>
        <table:table-row table:style-name="ro1">
          <table:table-cell office:value-type="string" calcext:value-type="string">
            <text:p>./archive_1/1744912384_694_Wide_Long1744912384_694_Wide_Long_angle_data.json</text:p>
          </table:table-cell>
          <table:table-cell/>
          <table:table-cell office:value-type="string" calcext:value-type="string">
            <text:p>./archive_1/1744912384_694_Wide_Long1744912384_694_Wide_Long_distance_data.json</text:p>
          </table:table-cell>
          <table:table-cell/>
          <table:table-cell office:value-type="string" calcext:value-type="string">
            <text:p>./archive_1/1744912384_694_Wide_Long1744912384_694_Wide_Long_sound.wav</text:p>
          </table:table-cell>
        </table:table-row>
        <table:table-row table:style-name="ro1">
          <table:table-cell office:value-type="string" calcext:value-type="string">
            <text:p>./archive_1/1745513375_5_Wide_Long1745513375_5_Wide_Long_angle_data.json</text:p>
          </table:table-cell>
          <table:table-cell/>
          <table:table-cell office:value-type="string" calcext:value-type="string">
            <text:p>./archive_1/1745513375_5_Wide_Long1745513375_5_Wide_Long_distance_data.json</text:p>
          </table:table-cell>
          <table:table-cell/>
          <table:table-cell office:value-type="string" calcext:value-type="string">
            <text:p>./archive_1/1745513375_5_Wide_Long1745513375_5_Wide_Long_sound.wav</text:p>
          </table:table-cell>
        </table:table-row>
        <table:table-row table:style-name="ro1">
          <table:table-cell office:value-type="string" calcext:value-type="string">
            <text:p>./archive_1/1745517384_315_Wide_Long1745517384_315_Wide_Long_angle_data.json</text:p>
          </table:table-cell>
          <table:table-cell/>
          <table:table-cell office:value-type="string" calcext:value-type="string">
            <text:p>./archive_1/1745517384_315_Wide_Long1745517384_315_Wide_Long_distance_data.json</text:p>
          </table:table-cell>
          <table:table-cell/>
          <table:table-cell office:value-type="string" calcext:value-type="string">
            <text:p>./archive_1/1745517384_315_Wide_Long1745517384_315_Wide_Long_sound.wav</text:p>
          </table:table-cell>
        </table:table-row>
        <table:table-row table:style-name="ro1">
          <table:table-cell office:value-type="string" calcext:value-type="string">
            <text:p>./archive_1/1745520913_623_Wide_Long1745520913_623_Wide_Long_angle_data.json</text:p>
          </table:table-cell>
          <table:table-cell/>
          <table:table-cell office:value-type="string" calcext:value-type="string">
            <text:p>./archive_1/1745520913_623_Wide_Long1745520913_623_Wide_Long_distance_data.json</text:p>
          </table:table-cell>
          <table:table-cell/>
          <table:table-cell office:value-type="string" calcext:value-type="string">
            <text:p>./archive_1/1745520913_623_Wide_Long1745520913_623_Wide_Long_sound.wav</text:p>
          </table:table-cell>
        </table:table-row>
        <table:table-row table:style-name="ro1">
          <table:table-cell office:value-type="string" calcext:value-type="string">
            <text:p>./archive_1/1745523415_935_Wide_Long1745523415_935_Wide_Long_angle_data.json</text:p>
          </table:table-cell>
          <table:table-cell/>
          <table:table-cell office:value-type="string" calcext:value-type="string">
            <text:p>./archive_1/1745523415_935_Wide_Long1745523415_935_Wide_Long_distance_data.json</text:p>
          </table:table-cell>
          <table:table-cell/>
          <table:table-cell office:value-type="string" calcext:value-type="string">
            <text:p>./archive_1/1745523415_935_Wide_Long1745523415_935_Wide_Long_sound.wav</text:p>
          </table:table-cell>
        </table:table-row>
        <table:table-row table:style-name="ro1">
          <table:table-cell office:value-type="string" calcext:value-type="string">
            <text:p>./archive_1/1745525674_1244_Wide_Long1745525674_1244_Wide_Long_angle_data.json</text:p>
          </table:table-cell>
          <table:table-cell/>
          <table:table-cell office:value-type="string" calcext:value-type="string">
            <text:p>./archive_1/1745525674_1244_Wide_Long1745525674_1244_Wide_Long_distance_data.json</text:p>
          </table:table-cell>
          <table:table-cell/>
          <table:table-cell office:value-type="string" calcext:value-type="string">
            <text:p>./archive_1/1745525674_1244_Wide_Long1745525674_1244_Wide_Long_sound.wav</text:p>
          </table:table-cell>
        </table:table-row>
        <table:table-row table:style-name="ro1">
          <table:table-cell office:value-type="string" calcext:value-type="string">
            <text:p>./archive_1/1744893954_52_Wide_Long1744893954_52_Wide_Long_angle_data.json</text:p>
          </table:table-cell>
          <table:table-cell/>
          <table:table-cell office:value-type="string" calcext:value-type="string">
            <text:p>./archive_1/1744893954_52_Wide_Long1744893954_52_Wide_Long_distance_data.json</text:p>
          </table:table-cell>
          <table:table-cell/>
          <table:table-cell office:value-type="string" calcext:value-type="string">
            <text:p>./archive_1/1744893954_52_Wide_Long1744893954_52_Wide_Long_sound.wav</text:p>
          </table:table-cell>
        </table:table-row>
        <table:table-row table:style-name="ro1">
          <table:table-cell office:value-type="string" calcext:value-type="string">
            <text:p>./archive_1/1744904918_375_Wide_Long1744904918_375_Wide_Long_angle_data.json</text:p>
          </table:table-cell>
          <table:table-cell/>
          <table:table-cell office:value-type="string" calcext:value-type="string">
            <text:p>./archive_1/1744904918_375_Wide_Long1744904918_375_Wide_Long_distance_data.json</text:p>
          </table:table-cell>
          <table:table-cell/>
          <table:table-cell office:value-type="string" calcext:value-type="string">
            <text:p>./archive_1/1744904918_375_Wide_Long1744904918_375_Wide_Long_sound.wav</text:p>
          </table:table-cell>
        </table:table-row>
        <table:table-row table:style-name="ro1">
          <table:table-cell office:value-type="string" calcext:value-type="string">
            <text:p>./archive_1/1744912407_695_Wide_Long1744912407_695_Wide_Long_angle_data.json</text:p>
          </table:table-cell>
          <table:table-cell/>
          <table:table-cell office:value-type="string" calcext:value-type="string">
            <text:p>./archive_1/1744912407_695_Wide_Long1744912407_695_Wide_Long_distance_data.json</text:p>
          </table:table-cell>
          <table:table-cell/>
          <table:table-cell office:value-type="string" calcext:value-type="string">
            <text:p>./archive_1/1744912407_695_Wide_Long1744912407_695_Wide_Long_sound.wav</text:p>
          </table:table-cell>
        </table:table-row>
        <table:table-row table:style-name="ro1">
          <table:table-cell office:value-type="string" calcext:value-type="string">
            <text:p>./archive_1/1745513382_6_Wide_Long1745513382_6_Wide_Long_angle_data.json</text:p>
          </table:table-cell>
          <table:table-cell/>
          <table:table-cell office:value-type="string" calcext:value-type="string">
            <text:p>./archive_1/1745513382_6_Wide_Long1745513382_6_Wide_Long_distance_data.json</text:p>
          </table:table-cell>
          <table:table-cell/>
          <table:table-cell office:value-type="string" calcext:value-type="string">
            <text:p>./archive_1/1745513382_6_Wide_Long1745513382_6_Wide_Long_sound.wav</text:p>
          </table:table-cell>
        </table:table-row>
        <table:table-row table:style-name="ro1">
          <table:table-cell office:value-type="string" calcext:value-type="string">
            <text:p>./archive_1/1745517389_316_Wide_Long1745517389_316_Wide_Long_angle_data.json</text:p>
          </table:table-cell>
          <table:table-cell/>
          <table:table-cell office:value-type="string" calcext:value-type="string">
            <text:p>./archive_1/1745517389_316_Wide_Long1745517389_316_Wide_Long_distance_data.json</text:p>
          </table:table-cell>
          <table:table-cell/>
          <table:table-cell office:value-type="string" calcext:value-type="string">
            <text:p>./archive_1/1745517389_316_Wide_Long1745517389_316_Wide_Long_sound.wav</text:p>
          </table:table-cell>
        </table:table-row>
        <table:table-row table:style-name="ro1">
          <table:table-cell office:value-type="string" calcext:value-type="string">
            <text:p>./archive_1/1745520920_624_Wide_Long1745520920_624_Wide_Long_angle_data.json</text:p>
          </table:table-cell>
          <table:table-cell/>
          <table:table-cell office:value-type="string" calcext:value-type="string">
            <text:p>./archive_1/1745520920_624_Wide_Long1745520920_624_Wide_Long_distance_data.json</text:p>
          </table:table-cell>
          <table:table-cell/>
          <table:table-cell office:value-type="string" calcext:value-type="string">
            <text:p>./archive_1/1745520920_624_Wide_Long1745520920_624_Wide_Long_sound.wav</text:p>
          </table:table-cell>
        </table:table-row>
        <table:table-row table:style-name="ro1">
          <table:table-cell office:value-type="string" calcext:value-type="string">
            <text:p>./archive_1/1745523419_936_Wide_Long1745523419_936_Wide_Long_angle_data.json</text:p>
          </table:table-cell>
          <table:table-cell/>
          <table:table-cell office:value-type="string" calcext:value-type="string">
            <text:p>./archive_1/1745523419_936_Wide_Long1745523419_936_Wide_Long_distance_data.json</text:p>
          </table:table-cell>
          <table:table-cell/>
          <table:table-cell office:value-type="string" calcext:value-type="string">
            <text:p>./archive_1/1745523419_936_Wide_Long1745523419_936_Wide_Long_sound.wav</text:p>
          </table:table-cell>
        </table:table-row>
        <table:table-row table:style-name="ro1">
          <table:table-cell office:value-type="string" calcext:value-type="string">
            <text:p>./archive_1/1745525678_1245_Wide_Long1745525678_1245_Wide_Long_angle_data.json</text:p>
          </table:table-cell>
          <table:table-cell/>
          <table:table-cell office:value-type="string" calcext:value-type="string">
            <text:p>./archive_1/1745525678_1245_Wide_Long1745525678_1245_Wide_Long_distance_data.json</text:p>
          </table:table-cell>
          <table:table-cell/>
          <table:table-cell office:value-type="string" calcext:value-type="string">
            <text:p>./archive_1/1745525678_1245_Wide_Long1745525678_1245_Wide_Long_sound.wav</text:p>
          </table:table-cell>
        </table:table-row>
        <table:table-row table:style-name="ro1">
          <table:table-cell office:value-type="string" calcext:value-type="string">
            <text:p>./archive_1/1744894002_54_Wide_Long1744894002_54_Wide_Long_angle_data.json</text:p>
          </table:table-cell>
          <table:table-cell/>
          <table:table-cell office:value-type="string" calcext:value-type="string">
            <text:p>./archive_1/1744894002_54_Wide_Long1744894002_54_Wide_Long_distance_data.json</text:p>
          </table:table-cell>
          <table:table-cell/>
          <table:table-cell office:value-type="string" calcext:value-type="string">
            <text:p>./archive_1/1744894002_54_Wide_Long1744894002_54_Wide_Long_sound.wav</text:p>
          </table:table-cell>
        </table:table-row>
        <table:table-row table:style-name="ro1">
          <table:table-cell office:value-type="string" calcext:value-type="string">
            <text:p>./archive_1/1744904937_376_Wide_Long1744904937_376_Wide_Long_angle_data.json</text:p>
          </table:table-cell>
          <table:table-cell/>
          <table:table-cell office:value-type="string" calcext:value-type="string">
            <text:p>./archive_1/1744904937_376_Wide_Long1744904937_376_Wide_Long_distance_data.json</text:p>
          </table:table-cell>
          <table:table-cell/>
          <table:table-cell office:value-type="string" calcext:value-type="string">
            <text:p>./archive_1/1744904937_376_Wide_Long1744904937_376_Wide_Long_sound.wav</text:p>
          </table:table-cell>
        </table:table-row>
        <table:table-row table:style-name="ro1">
          <table:table-cell office:value-type="string" calcext:value-type="string">
            <text:p>./archive_1/1744912426_696_Wide_Long1744912426_696_Wide_Long_angle_data.json</text:p>
          </table:table-cell>
          <table:table-cell/>
          <table:table-cell office:value-type="string" calcext:value-type="string">
            <text:p>./archive_1/1744912426_696_Wide_Long1744912426_696_Wide_Long_distance_data.json</text:p>
          </table:table-cell>
          <table:table-cell/>
          <table:table-cell office:value-type="string" calcext:value-type="string">
            <text:p>./archive_1/1744912426_696_Wide_Long1744912426_696_Wide_Long_sound.wav</text:p>
          </table:table-cell>
        </table:table-row>
        <table:table-row table:style-name="ro1">
          <table:table-cell office:value-type="string" calcext:value-type="string">
            <text:p>./archive_1/1745513388_7_Wide_Long1745513388_7_Wide_Long_angle_data.json</text:p>
          </table:table-cell>
          <table:table-cell/>
          <table:table-cell office:value-type="string" calcext:value-type="string">
            <text:p>./archive_1/1745513388_7_Wide_Long1745513388_7_Wide_Long_distance_data.json</text:p>
          </table:table-cell>
          <table:table-cell/>
          <table:table-cell office:value-type="string" calcext:value-type="string">
            <text:p>./archive_1/1745513388_7_Wide_Long1745513388_7_Wide_Long_sound.wav</text:p>
          </table:table-cell>
        </table:table-row>
        <table:table-row table:style-name="ro1">
          <table:table-cell office:value-type="string" calcext:value-type="string">
            <text:p>./archive_1/1745517393_317_Wide_Long1745517393_317_Wide_Long_angle_data.json</text:p>
          </table:table-cell>
          <table:table-cell/>
          <table:table-cell office:value-type="string" calcext:value-type="string">
            <text:p>./archive_1/1745517393_317_Wide_Long1745517393_317_Wide_Long_distance_data.json</text:p>
          </table:table-cell>
          <table:table-cell/>
          <table:table-cell office:value-type="string" calcext:value-type="string">
            <text:p>./archive_1/1745517393_317_Wide_Long1745517393_317_Wide_Long_sound.wav</text:p>
          </table:table-cell>
        </table:table-row>
        <table:table-row table:style-name="ro1">
          <table:table-cell office:value-type="string" calcext:value-type="string">
            <text:p>./archive_1/1745520925_625_Wide_Long1745520925_625_Wide_Long_angle_data.json</text:p>
          </table:table-cell>
          <table:table-cell/>
          <table:table-cell office:value-type="string" calcext:value-type="string">
            <text:p>./archive_1/1745520925_625_Wide_Long1745520925_625_Wide_Long_distance_data.json</text:p>
          </table:table-cell>
          <table:table-cell/>
          <table:table-cell office:value-type="string" calcext:value-type="string">
            <text:p>./archive_1/1745520925_625_Wide_Long1745520925_625_Wide_Long_sound.wav</text:p>
          </table:table-cell>
        </table:table-row>
        <table:table-row table:style-name="ro1">
          <table:table-cell office:value-type="string" calcext:value-type="string">
            <text:p>./archive_1/1745523424_937_Wide_Long1745523424_937_Wide_Long_angle_data.json</text:p>
          </table:table-cell>
          <table:table-cell/>
          <table:table-cell office:value-type="string" calcext:value-type="string">
            <text:p>./archive_1/1745523424_937_Wide_Long1745523424_937_Wide_Long_distance_data.json</text:p>
          </table:table-cell>
          <table:table-cell/>
          <table:table-cell office:value-type="string" calcext:value-type="string">
            <text:p>./archive_1/1745523424_937_Wide_Long1745523424_937_Wide_Long_sound.wav</text:p>
          </table:table-cell>
        </table:table-row>
        <table:table-row table:style-name="ro1">
          <table:table-cell office:value-type="string" calcext:value-type="string">
            <text:p>./archive_1/1745525683_1246_Wide_Long1745525683_1246_Wide_Long_angle_data.json</text:p>
          </table:table-cell>
          <table:table-cell/>
          <table:table-cell office:value-type="string" calcext:value-type="string">
            <text:p>./archive_1/1745525683_1246_Wide_Long1745525683_1246_Wide_Long_distance_data.json</text:p>
          </table:table-cell>
          <table:table-cell/>
          <table:table-cell office:value-type="string" calcext:value-type="string">
            <text:p>./archive_1/1745525683_1246_Wide_Long1745525683_1246_Wide_Long_sound.wav</text:p>
          </table:table-cell>
        </table:table-row>
        <table:table-row table:style-name="ro1">
          <table:table-cell office:value-type="string" calcext:value-type="string">
            <text:p>./archive_1/1744894033_55_Wide_Long1744894033_55_Wide_Long_angle_data.json</text:p>
          </table:table-cell>
          <table:table-cell/>
          <table:table-cell office:value-type="string" calcext:value-type="string">
            <text:p>./archive_1/1744894033_55_Wide_Long1744894033_55_Wide_Long_distance_data.json</text:p>
          </table:table-cell>
          <table:table-cell/>
          <table:table-cell office:value-type="string" calcext:value-type="string">
            <text:p>./archive_1/1744894033_55_Wide_Long1744894033_55_Wide_Long_sound.wav</text:p>
          </table:table-cell>
        </table:table-row>
        <table:table-row table:style-name="ro1">
          <table:table-cell office:value-type="string" calcext:value-type="string">
            <text:p>./archive_1/1744904956_377_Wide_Long1744904956_377_Wide_Long_angle_data.json</text:p>
          </table:table-cell>
          <table:table-cell/>
          <table:table-cell office:value-type="string" calcext:value-type="string">
            <text:p>./archive_1/1744904956_377_Wide_Long1744904956_377_Wide_Long_distance_data.json</text:p>
          </table:table-cell>
          <table:table-cell/>
          <table:table-cell office:value-type="string" calcext:value-type="string">
            <text:p>./archive_1/1744904956_377_Wide_Long1744904956_377_Wide_Long_sound.wav</text:p>
          </table:table-cell>
        </table:table-row>
        <table:table-row table:style-name="ro1">
          <table:table-cell office:value-type="string" calcext:value-type="string">
            <text:p>./archive_1/1744912474_698_Wide_Long1744912474_698_Wide_Long_angle_data.json</text:p>
          </table:table-cell>
          <table:table-cell/>
          <table:table-cell office:value-type="string" calcext:value-type="string">
            <text:p>./archive_1/1744912474_698_Wide_Long1744912474_698_Wide_Long_distance_data.json</text:p>
          </table:table-cell>
          <table:table-cell/>
          <table:table-cell office:value-type="string" calcext:value-type="string">
            <text:p>./archive_1/1744912474_698_Wide_Long1744912474_698_Wide_Long_sound.wav</text:p>
          </table:table-cell>
        </table:table-row>
        <table:table-row table:style-name="ro1">
          <table:table-cell office:value-type="string" calcext:value-type="string">
            <text:p>./archive_1/1745513392_8_Wide_Long1745513392_8_Wide_Long_angle_data.json</text:p>
          </table:table-cell>
          <table:table-cell/>
          <table:table-cell office:value-type="string" calcext:value-type="string">
            <text:p>./archive_1/1745513392_8_Wide_Long1745513392_8_Wide_Long_distance_data.json</text:p>
          </table:table-cell>
          <table:table-cell/>
          <table:table-cell office:value-type="string" calcext:value-type="string">
            <text:p>./archive_1/1745513392_8_Wide_Long1745513392_8_Wide_Long_sound.wav</text:p>
          </table:table-cell>
        </table:table-row>
        <table:table-row table:style-name="ro1">
          <table:table-cell office:value-type="string" calcext:value-type="string">
            <text:p>./archive_1/1745517398_318_Wide_Long1745517398_318_Wide_Long_angle_data.json</text:p>
          </table:table-cell>
          <table:table-cell/>
          <table:table-cell office:value-type="string" calcext:value-type="string">
            <text:p>./archive_1/1745517398_318_Wide_Long1745517398_318_Wide_Long_distance_data.json</text:p>
          </table:table-cell>
          <table:table-cell/>
          <table:table-cell office:value-type="string" calcext:value-type="string">
            <text:p>./archive_1/1745517398_318_Wide_Long1745517398_318_Wide_Long_sound.wav</text:p>
          </table:table-cell>
        </table:table-row>
        <table:table-row table:style-name="ro1">
          <table:table-cell office:value-type="string" calcext:value-type="string">
            <text:p>./archive_1/1745520930_626_Wide_Long1745520930_626_Wide_Long_angle_data.json</text:p>
          </table:table-cell>
          <table:table-cell/>
          <table:table-cell office:value-type="string" calcext:value-type="string">
            <text:p>./archive_1/1745520930_626_Wide_Long1745520930_626_Wide_Long_distance_data.json</text:p>
          </table:table-cell>
          <table:table-cell/>
          <table:table-cell office:value-type="string" calcext:value-type="string">
            <text:p>./archive_1/1745520930_626_Wide_Long1745520930_626_Wide_Long_sound.wav</text:p>
          </table:table-cell>
        </table:table-row>
        <table:table-row table:style-name="ro1">
          <table:table-cell office:value-type="string" calcext:value-type="string">
            <text:p>./archive_1/1745523429_938_Wide_Long1745523429_938_Wide_Long_angle_data.json</text:p>
          </table:table-cell>
          <table:table-cell/>
          <table:table-cell office:value-type="string" calcext:value-type="string">
            <text:p>./archive_1/1745523429_938_Wide_Long1745523429_938_Wide_Long_distance_data.json</text:p>
          </table:table-cell>
          <table:table-cell/>
          <table:table-cell office:value-type="string" calcext:value-type="string">
            <text:p>./archive_1/1745523429_938_Wide_Long1745523429_938_Wide_Long_sound.wav</text:p>
          </table:table-cell>
        </table:table-row>
        <table:table-row table:style-name="ro1">
          <table:table-cell office:value-type="string" calcext:value-type="string">
            <text:p>./archive_1/1745525711_1247_Wide_Long1745525711_1247_Wide_Long_angle_data.json</text:p>
          </table:table-cell>
          <table:table-cell/>
          <table:table-cell office:value-type="string" calcext:value-type="string">
            <text:p>./archive_1/1745525711_1247_Wide_Long1745525711_1247_Wide_Long_distance_data.json</text:p>
          </table:table-cell>
          <table:table-cell/>
          <table:table-cell office:value-type="string" calcext:value-type="string">
            <text:p>./archive_1/1745525711_1247_Wide_Long1745525711_1247_Wide_Long_sound.wav</text:p>
          </table:table-cell>
        </table:table-row>
        <table:table-row table:style-name="ro1">
          <table:table-cell office:value-type="string" calcext:value-type="string">
            <text:p>./archive_1/1744894057_56_Wide_Long1744894057_56_Wide_Long_angle_data.json</text:p>
          </table:table-cell>
          <table:table-cell/>
          <table:table-cell office:value-type="string" calcext:value-type="string">
            <text:p>./archive_1/1744894057_56_Wide_Long1744894057_56_Wide_Long_distance_data.json</text:p>
          </table:table-cell>
          <table:table-cell/>
          <table:table-cell office:value-type="string" calcext:value-type="string">
            <text:p>./archive_1/1744894057_56_Wide_Long1744894057_56_Wide_Long_sound.wav</text:p>
          </table:table-cell>
        </table:table-row>
        <table:table-row table:style-name="ro1">
          <table:table-cell office:value-type="string" calcext:value-type="string">
            <text:p>./archive_1/1744904976_378_Wide_Long1744904976_378_Wide_Long_angle_data.json</text:p>
          </table:table-cell>
          <table:table-cell/>
          <table:table-cell office:value-type="string" calcext:value-type="string">
            <text:p>./archive_1/1744904976_378_Wide_Long1744904976_378_Wide_Long_distance_data.json</text:p>
          </table:table-cell>
          <table:table-cell/>
          <table:table-cell office:value-type="string" calcext:value-type="string">
            <text:p>./archive_1/1744904976_378_Wide_Long1744904976_378_Wide_Long_sound.wav</text:p>
          </table:table-cell>
        </table:table-row>
        <table:table-row table:style-name="ro1">
          <table:table-cell office:value-type="string" calcext:value-type="string">
            <text:p>./archive_1/1744912494_699_Wide_Long1744912494_699_Wide_Long_angle_data.json</text:p>
          </table:table-cell>
          <table:table-cell/>
          <table:table-cell office:value-type="string" calcext:value-type="string">
            <text:p>./archive_1/1744912494_699_Wide_Long1744912494_699_Wide_Long_distance_data.json</text:p>
          </table:table-cell>
          <table:table-cell/>
          <table:table-cell office:value-type="string" calcext:value-type="string">
            <text:p>./archive_1/1744912494_699_Wide_Long1744912494_699_Wide_Long_sound.wav</text:p>
          </table:table-cell>
        </table:table-row>
        <table:table-row table:style-name="ro1">
          <table:table-cell office:value-type="string" calcext:value-type="string">
            <text:p>./archive_1/1745513397_9_Wide_Long1745513397_9_Wide_Long_angle_data.json</text:p>
          </table:table-cell>
          <table:table-cell/>
          <table:table-cell office:value-type="string" calcext:value-type="string">
            <text:p>./archive_1/1745513397_9_Wide_Long1745513397_9_Wide_Long_distance_data.json</text:p>
          </table:table-cell>
          <table:table-cell/>
          <table:table-cell office:value-type="string" calcext:value-type="string">
            <text:p>./archive_1/1745513397_9_Wide_Long1745513397_9_Wide_Long_sound.wav</text:p>
          </table:table-cell>
        </table:table-row>
        <table:table-row table:style-name="ro1">
          <table:table-cell office:value-type="string" calcext:value-type="string">
            <text:p>./archive_1/1745517476_319_Wide_Long1745517476_319_Wide_Long_angle_data.json</text:p>
          </table:table-cell>
          <table:table-cell/>
          <table:table-cell office:value-type="string" calcext:value-type="string">
            <text:p>./archive_1/1745517476_319_Wide_Long1745517476_319_Wide_Long_distance_data.json</text:p>
          </table:table-cell>
          <table:table-cell/>
          <table:table-cell office:value-type="string" calcext:value-type="string">
            <text:p>./archive_1/1745517476_319_Wide_Long1745517476_319_Wide_Long_sound.wav</text:p>
          </table:table-cell>
        </table:table-row>
        <table:table-row table:style-name="ro1">
          <table:table-cell office:value-type="string" calcext:value-type="string">
            <text:p>./archive_1/1745520935_627_Wide_Long1745520935_627_Wide_Long_angle_data.json</text:p>
          </table:table-cell>
          <table:table-cell/>
          <table:table-cell office:value-type="string" calcext:value-type="string">
            <text:p>./archive_1/1745520935_627_Wide_Long1745520935_627_Wide_Long_distance_data.json</text:p>
          </table:table-cell>
          <table:table-cell/>
          <table:table-cell office:value-type="string" calcext:value-type="string">
            <text:p>./archive_1/1745520935_627_Wide_Long1745520935_627_Wide_Long_sound.wav</text:p>
          </table:table-cell>
        </table:table-row>
        <table:table-row table:style-name="ro1">
          <table:table-cell office:value-type="string" calcext:value-type="string">
            <text:p>./archive_1/1745523434_939_Wide_Long1745523434_939_Wide_Long_angle_data.json</text:p>
          </table:table-cell>
          <table:table-cell/>
          <table:table-cell office:value-type="string" calcext:value-type="string">
            <text:p>./archive_1/1745523434_939_Wide_Long1745523434_939_Wide_Long_distance_data.json</text:p>
          </table:table-cell>
          <table:table-cell/>
          <table:table-cell office:value-type="string" calcext:value-type="string">
            <text:p>./archive_1/1745523434_939_Wide_Long1745523434_939_Wide_Long_sound.wav</text:p>
          </table:table-cell>
        </table:table-row>
        <table:table-row table:style-name="ro1">
          <table:table-cell office:value-type="string" calcext:value-type="string">
            <text:p>./archive_1/1745525734_1249_Wide_Long1745525734_1249_Wide_Long_angle_data.json</text:p>
          </table:table-cell>
          <table:table-cell/>
          <table:table-cell office:value-type="string" calcext:value-type="string">
            <text:p>./archive_1/1745525734_1249_Wide_Long1745525734_1249_Wide_Long_distance_data.json</text:p>
          </table:table-cell>
          <table:table-cell/>
          <table:table-cell office:value-type="string" calcext:value-type="string">
            <text:p>./archive_1/1745525734_1249_Wide_Long1745525734_1249_Wide_Long_sound.wav</text:p>
          </table:table-cell>
        </table:table-row>
        <table:table-row table:style-name="ro1">
          <table:table-cell office:value-type="string" calcext:value-type="string">
            <text:p>./archive_1/1744894090_57_Wide_Long1744894090_57_Wide_Long_angle_data.json</text:p>
          </table:table-cell>
          <table:table-cell/>
          <table:table-cell office:value-type="string" calcext:value-type="string">
            <text:p>./archive_1/1744894090_57_Wide_Long1744894090_57_Wide_Long_distance_data.json</text:p>
          </table:table-cell>
          <table:table-cell/>
          <table:table-cell office:value-type="string" calcext:value-type="string">
            <text:p>./archive_1/1744894090_57_Wide_Long1744894090_57_Wide_Long_sound.wav</text:p>
          </table:table-cell>
        </table:table-row>
        <table:table-row table:style-name="ro1">
          <table:table-cell office:value-type="string" calcext:value-type="string">
            <text:p>./archive_1/1744904995_379_Wide_Long1744904995_379_Wide_Long_angle_data.json</text:p>
          </table:table-cell>
          <table:table-cell/>
          <table:table-cell office:value-type="string" calcext:value-type="string">
            <text:p>./archive_1/1744904995_379_Wide_Long1744904995_379_Wide_Long_distance_data.json</text:p>
          </table:table-cell>
          <table:table-cell/>
          <table:table-cell office:value-type="string" calcext:value-type="string">
            <text:p>./archive_1/1744904995_379_Wide_Long1744904995_379_Wide_Long_sound.wav</text:p>
          </table:table-cell>
        </table:table-row>
        <table:table-row table:style-name="ro1">
          <table:table-cell office:value-type="string" calcext:value-type="string">
            <text:p>./archive_1/1744912514_700_Wide_Long1744912514_700_Wide_Long_angle_data.json</text:p>
          </table:table-cell>
          <table:table-cell/>
          <table:table-cell office:value-type="string" calcext:value-type="string">
            <text:p>./archive_1/1744912514_700_Wide_Long1744912514_700_Wide_Long_distance_data.json</text:p>
          </table:table-cell>
          <table:table-cell/>
          <table:table-cell office:value-type="string" calcext:value-type="string">
            <text:p>./archive_1/1744912514_700_Wide_Long1744912514_700_Wide_Long_sound.wav</text:p>
          </table:table-cell>
        </table:table-row>
        <table:table-row table:style-name="ro1">
          <table:table-cell office:value-type="string" calcext:value-type="string">
            <text:p>./archive_1/1745513404_10_Wide_Long1745513404_10_Wide_Long_angle_data.json</text:p>
          </table:table-cell>
          <table:table-cell/>
          <table:table-cell office:value-type="string" calcext:value-type="string">
            <text:p>./archive_1/1745513404_10_Wide_Long1745513404_10_Wide_Long_distance_data.json</text:p>
          </table:table-cell>
          <table:table-cell/>
          <table:table-cell office:value-type="string" calcext:value-type="string">
            <text:p>./archive_1/1745513404_10_Wide_Long1745513404_10_Wide_Long_sound.wav</text:p>
          </table:table-cell>
        </table:table-row>
        <table:table-row table:style-name="ro1">
          <table:table-cell office:value-type="string" calcext:value-type="string">
            <text:p>./archive_1/1745517481_320_Wide_Long1745517481_320_Wide_Long_angle_data.json</text:p>
          </table:table-cell>
          <table:table-cell/>
          <table:table-cell office:value-type="string" calcext:value-type="string">
            <text:p>./archive_1/1745517481_320_Wide_Long1745517481_320_Wide_Long_distance_data.json</text:p>
          </table:table-cell>
          <table:table-cell/>
          <table:table-cell office:value-type="string" calcext:value-type="string">
            <text:p>./archive_1/1745517481_320_Wide_Long1745517481_320_Wide_Long_sound.wav</text:p>
          </table:table-cell>
        </table:table-row>
        <table:table-row table:style-name="ro1">
          <table:table-cell office:value-type="string" calcext:value-type="string">
            <text:p>./archive_1/1745520940_628_Wide_Long1745520940_628_Wide_Long_angle_data.json</text:p>
          </table:table-cell>
          <table:table-cell/>
          <table:table-cell office:value-type="string" calcext:value-type="string">
            <text:p>./archive_1/1745520940_628_Wide_Long1745520940_628_Wide_Long_distance_data.json</text:p>
          </table:table-cell>
          <table:table-cell/>
          <table:table-cell office:value-type="string" calcext:value-type="string">
            <text:p>./archive_1/1745520940_628_Wide_Long1745520940_628_Wide_Long_sound.wav</text:p>
          </table:table-cell>
        </table:table-row>
        <table:table-row table:style-name="ro1">
          <table:table-cell office:value-type="string" calcext:value-type="string">
            <text:p>./archive_1/1745523443_940_Wide_Long1745523443_940_Wide_Long_angle_data.json</text:p>
          </table:table-cell>
          <table:table-cell/>
          <table:table-cell office:value-type="string" calcext:value-type="string">
            <text:p>./archive_1/1745523443_940_Wide_Long1745523443_940_Wide_Long_distance_data.json</text:p>
          </table:table-cell>
          <table:table-cell/>
          <table:table-cell office:value-type="string" calcext:value-type="string">
            <text:p>./archive_1/1745523443_940_Wide_Long1745523443_940_Wide_Long_sound.wav</text:p>
          </table:table-cell>
        </table:table-row>
        <table:table-row table:style-name="ro1">
          <table:table-cell office:value-type="string" calcext:value-type="string">
            <text:p>./archive_1/1745525739_1250_Wide_Long1745525739_1250_Wide_Long_angle_data.json</text:p>
          </table:table-cell>
          <table:table-cell/>
          <table:table-cell office:value-type="string" calcext:value-type="string">
            <text:p>./archive_1/1745525739_1250_Wide_Long1745525739_1250_Wide_Long_distance_data.json</text:p>
          </table:table-cell>
          <table:table-cell/>
          <table:table-cell office:value-type="string" calcext:value-type="string">
            <text:p>./archive_1/1745525739_1250_Wide_Long1745525739_1250_Wide_Long_sound.wav</text:p>
          </table:table-cell>
        </table:table-row>
        <table:table-row table:style-name="ro1">
          <table:table-cell office:value-type="string" calcext:value-type="string">
            <text:p>./archive_1/1744894118_58_Wide_Long1744894118_58_Wide_Long_angle_data.json</text:p>
          </table:table-cell>
          <table:table-cell/>
          <table:table-cell office:value-type="string" calcext:value-type="string">
            <text:p>./archive_1/1744894118_58_Wide_Long1744894118_58_Wide_Long_distance_data.json</text:p>
          </table:table-cell>
          <table:table-cell/>
          <table:table-cell office:value-type="string" calcext:value-type="string">
            <text:p>./archive_1/1744894118_58_Wide_Long1744894118_58_Wide_Long_sound.wav</text:p>
          </table:table-cell>
        </table:table-row>
        <table:table-row table:style-name="ro1">
          <table:table-cell office:value-type="string" calcext:value-type="string">
            <text:p>./archive_1/1744905014_380_Wide_Long1744905014_380_Wide_Long_angle_data.json</text:p>
          </table:table-cell>
          <table:table-cell/>
          <table:table-cell office:value-type="string" calcext:value-type="string">
            <text:p>./archive_1/1744905014_380_Wide_Long1744905014_380_Wide_Long_distance_data.json</text:p>
          </table:table-cell>
          <table:table-cell/>
          <table:table-cell office:value-type="string" calcext:value-type="string">
            <text:p>./archive_1/1744905014_380_Wide_Long1744905014_380_Wide_Long_sound.wav</text:p>
          </table:table-cell>
        </table:table-row>
        <table:table-row table:style-name="ro1">
          <table:table-cell office:value-type="string" calcext:value-type="string">
            <text:p>./archive_1/1744912534_701_Wide_Long1744912534_701_Wide_Long_angle_data.json</text:p>
          </table:table-cell>
          <table:table-cell/>
          <table:table-cell office:value-type="string" calcext:value-type="string">
            <text:p>./archive_1/1744912534_701_Wide_Long1744912534_701_Wide_Long_distance_data.json</text:p>
          </table:table-cell>
          <table:table-cell/>
          <table:table-cell office:value-type="string" calcext:value-type="string">
            <text:p>./archive_1/1744912534_701_Wide_Long1744912534_701_Wide_Long_sound.wav</text:p>
          </table:table-cell>
        </table:table-row>
        <table:table-row table:style-name="ro1">
          <table:table-cell office:value-type="string" calcext:value-type="string">
            <text:p>./archive_1/1745513416_11_Wide_Long1745513416_11_Wide_Long_angle_data.json</text:p>
          </table:table-cell>
          <table:table-cell/>
          <table:table-cell office:value-type="string" calcext:value-type="string">
            <text:p>./archive_1/1745513416_11_Wide_Long1745513416_11_Wide_Long_distance_data.json</text:p>
          </table:table-cell>
          <table:table-cell/>
          <table:table-cell office:value-type="string" calcext:value-type="string">
            <text:p>./archive_1/1745513416_11_Wide_Long1745513416_11_Wide_Long_sound.wav</text:p>
          </table:table-cell>
        </table:table-row>
        <table:table-row table:style-name="ro1">
          <table:table-cell office:value-type="string" calcext:value-type="string">
            <text:p>./archive_1/1745517485_321_Wide_Long1745517485_321_Wide_Long_angle_data.json</text:p>
          </table:table-cell>
          <table:table-cell/>
          <table:table-cell office:value-type="string" calcext:value-type="string">
            <text:p>./archive_1/1745517485_321_Wide_Long1745517485_321_Wide_Long_distance_data.json</text:p>
          </table:table-cell>
          <table:table-cell/>
          <table:table-cell office:value-type="string" calcext:value-type="string">
            <text:p>./archive_1/1745517485_321_Wide_Long1745517485_321_Wide_Long_sound.wav</text:p>
          </table:table-cell>
        </table:table-row>
        <table:table-row table:style-name="ro1">
          <table:table-cell office:value-type="string" calcext:value-type="string">
            <text:p>./archive_1/1745520945_629_Wide_Long1745520945_629_Wide_Long_angle_data.json</text:p>
          </table:table-cell>
          <table:table-cell/>
          <table:table-cell office:value-type="string" calcext:value-type="string">
            <text:p>./archive_1/1745520945_629_Wide_Long1745520945_629_Wide_Long_distance_data.json</text:p>
          </table:table-cell>
          <table:table-cell/>
          <table:table-cell office:value-type="string" calcext:value-type="string">
            <text:p>./archive_1/1745520945_629_Wide_Long1745520945_629_Wide_Long_sound.wav</text:p>
          </table:table-cell>
        </table:table-row>
        <table:table-row table:style-name="ro1">
          <table:table-cell office:value-type="string" calcext:value-type="string">
            <text:p>./archive_1/1745523447_941_Wide_Long1745523447_941_Wide_Long_angle_data.json</text:p>
          </table:table-cell>
          <table:table-cell/>
          <table:table-cell office:value-type="string" calcext:value-type="string">
            <text:p>./archive_1/1745523447_941_Wide_Long1745523447_941_Wide_Long_distance_data.json</text:p>
          </table:table-cell>
          <table:table-cell/>
          <table:table-cell office:value-type="string" calcext:value-type="string">
            <text:p>./archive_1/1745523447_941_Wide_Long1745523447_941_Wide_Long_sound.wav</text:p>
          </table:table-cell>
        </table:table-row>
        <table:table-row table:style-name="ro1">
          <table:table-cell office:value-type="string" calcext:value-type="string">
            <text:p>./archive_1/1745525744_1251_Wide_Long1745525744_1251_Wide_Long_angle_data.json</text:p>
          </table:table-cell>
          <table:table-cell/>
          <table:table-cell office:value-type="string" calcext:value-type="string">
            <text:p>./archive_1/1745525744_1251_Wide_Long1745525744_1251_Wide_Long_distance_data.json</text:p>
          </table:table-cell>
          <table:table-cell/>
          <table:table-cell office:value-type="string" calcext:value-type="string">
            <text:p>./archive_1/1745525744_1251_Wide_Long1745525744_1251_Wide_Long_sound.wav</text:p>
          </table:table-cell>
        </table:table-row>
        <table:table-row table:style-name="ro1">
          <table:table-cell office:value-type="string" calcext:value-type="string">
            <text:p>./archive_1/1744894145_59_Wide_Long1744894145_59_Wide_Long_angle_data.json</text:p>
          </table:table-cell>
          <table:table-cell/>
          <table:table-cell office:value-type="string" calcext:value-type="string">
            <text:p>./archive_1/1744894145_59_Wide_Long1744894145_59_Wide_Long_distance_data.json</text:p>
          </table:table-cell>
          <table:table-cell/>
          <table:table-cell office:value-type="string" calcext:value-type="string">
            <text:p>./archive_1/1744894145_59_Wide_Long1744894145_59_Wide_Long_sound.wav</text:p>
          </table:table-cell>
        </table:table-row>
        <table:table-row table:style-name="ro1">
          <table:table-cell office:value-type="string" calcext:value-type="string">
            <text:p>./archive_1/1744905037_381_Wide_Long1744905037_381_Wide_Long_angle_data.json</text:p>
          </table:table-cell>
          <table:table-cell/>
          <table:table-cell office:value-type="string" calcext:value-type="string">
            <text:p>./archive_1/1744905037_381_Wide_Long1744905037_381_Wide_Long_distance_data.json</text:p>
          </table:table-cell>
          <table:table-cell/>
          <table:table-cell office:value-type="string" calcext:value-type="string">
            <text:p>./archive_1/1744905037_381_Wide_Long1744905037_381_Wide_Long_sound.wav</text:p>
          </table:table-cell>
        </table:table-row>
        <table:table-row table:style-name="ro1">
          <table:table-cell office:value-type="string" calcext:value-type="string">
            <text:p>./archive_1/1744912554_702_Wide_Long1744912554_702_Wide_Long_angle_data.json</text:p>
          </table:table-cell>
          <table:table-cell/>
          <table:table-cell office:value-type="string" calcext:value-type="string">
            <text:p>./archive_1/1744912554_702_Wide_Long1744912554_702_Wide_Long_distance_data.json</text:p>
          </table:table-cell>
          <table:table-cell/>
          <table:table-cell office:value-type="string" calcext:value-type="string">
            <text:p>./archive_1/1744912554_702_Wide_Long1744912554_702_Wide_Long_sound.wav</text:p>
          </table:table-cell>
        </table:table-row>
        <table:table-row table:style-name="ro1">
          <table:table-cell office:value-type="string" calcext:value-type="string">
            <text:p>./archive_1/1745513421_12_Wide_Long1745513421_12_Wide_Long_angle_data.json</text:p>
          </table:table-cell>
          <table:table-cell/>
          <table:table-cell office:value-type="string" calcext:value-type="string">
            <text:p>./archive_1/1745513421_12_Wide_Long1745513421_12_Wide_Long_distance_data.json</text:p>
          </table:table-cell>
          <table:table-cell/>
          <table:table-cell office:value-type="string" calcext:value-type="string">
            <text:p>./archive_1/1745513421_12_Wide_Long1745513421_12_Wide_Long_sound.wav</text:p>
          </table:table-cell>
        </table:table-row>
        <table:table-row table:style-name="ro1">
          <table:table-cell office:value-type="string" calcext:value-type="string">
            <text:p>./archive_1/1745517489_322_Wide_Long1745517489_322_Wide_Long_angle_data.json</text:p>
          </table:table-cell>
          <table:table-cell/>
          <table:table-cell office:value-type="string" calcext:value-type="string">
            <text:p>./archive_1/1745517489_322_Wide_Long1745517489_322_Wide_Long_distance_data.json</text:p>
          </table:table-cell>
          <table:table-cell/>
          <table:table-cell office:value-type="string" calcext:value-type="string">
            <text:p>./archive_1/1745517489_322_Wide_Long1745517489_322_Wide_Long_sound.wav</text:p>
          </table:table-cell>
        </table:table-row>
        <table:table-row table:style-name="ro1">
          <table:table-cell office:value-type="string" calcext:value-type="string">
            <text:p>./archive_1/1745521144_630_Wide_Long1745521144_630_Wide_Long_angle_data.json</text:p>
          </table:table-cell>
          <table:table-cell/>
          <table:table-cell office:value-type="string" calcext:value-type="string">
            <text:p>./archive_1/1745521144_630_Wide_Long1745521144_630_Wide_Long_distance_data.json</text:p>
          </table:table-cell>
          <table:table-cell/>
          <table:table-cell office:value-type="string" calcext:value-type="string">
            <text:p>./archive_1/1745521144_630_Wide_Long1745521144_630_Wide_Long_sound.wav</text:p>
          </table:table-cell>
        </table:table-row>
        <table:table-row table:style-name="ro1">
          <table:table-cell office:value-type="string" calcext:value-type="string">
            <text:p>./archive_1/1745523452_942_Wide_Long1745523452_942_Wide_Long_angle_data.json</text:p>
          </table:table-cell>
          <table:table-cell/>
          <table:table-cell office:value-type="string" calcext:value-type="string">
            <text:p>./archive_1/1745523452_942_Wide_Long1745523452_942_Wide_Long_distance_data.json</text:p>
          </table:table-cell>
          <table:table-cell/>
          <table:table-cell office:value-type="string" calcext:value-type="string">
            <text:p>./archive_1/1745523452_942_Wide_Long1745523452_942_Wide_Long_sound.wav</text:p>
          </table:table-cell>
        </table:table-row>
        <table:table-row table:style-name="ro1">
          <table:table-cell office:value-type="string" calcext:value-type="string">
            <text:p>./archive_1/1745525748_1252_Wide_Long1745525748_1252_Wide_Long_angle_data.json</text:p>
          </table:table-cell>
          <table:table-cell/>
          <table:table-cell office:value-type="string" calcext:value-type="string">
            <text:p>./archive_1/1745525748_1252_Wide_Long1745525748_1252_Wide_Long_distance_data.json</text:p>
          </table:table-cell>
          <table:table-cell/>
          <table:table-cell office:value-type="string" calcext:value-type="string">
            <text:p>./archive_1/1745525748_1252_Wide_Long1745525748_1252_Wide_Long_sound.wav</text:p>
          </table:table-cell>
        </table:table-row>
        <table:table-row table:style-name="ro1">
          <table:table-cell office:value-type="string" calcext:value-type="string">
            <text:p>./archive_1/1744894172_60_Wide_Long1744894172_60_Wide_Long_angle_data.json</text:p>
          </table:table-cell>
          <table:table-cell/>
          <table:table-cell office:value-type="string" calcext:value-type="string">
            <text:p>./archive_1/1744894172_60_Wide_Long1744894172_60_Wide_Long_distance_data.json</text:p>
          </table:table-cell>
          <table:table-cell/>
          <table:table-cell office:value-type="string" calcext:value-type="string">
            <text:p>./archive_1/1744894172_60_Wide_Long1744894172_60_Wide_Long_sound.wav</text:p>
          </table:table-cell>
        </table:table-row>
        <table:table-row table:style-name="ro1">
          <table:table-cell office:value-type="string" calcext:value-type="string">
            <text:p>./archive_1/1744905057_382_Wide_Long1744905057_382_Wide_Long_angle_data.json</text:p>
          </table:table-cell>
          <table:table-cell/>
          <table:table-cell office:value-type="string" calcext:value-type="string">
            <text:p>./archive_1/1744905057_382_Wide_Long1744905057_382_Wide_Long_distance_data.json</text:p>
          </table:table-cell>
          <table:table-cell/>
          <table:table-cell office:value-type="string" calcext:value-type="string">
            <text:p>./archive_1/1744905057_382_Wide_Long1744905057_382_Wide_Long_sound.wav</text:p>
          </table:table-cell>
        </table:table-row>
        <table:table-row table:style-name="ro1">
          <table:table-cell office:value-type="string" calcext:value-type="string">
            <text:p>./archive_1/1744912574_703_Wide_Long1744912574_703_Wide_Long_angle_data.json</text:p>
          </table:table-cell>
          <table:table-cell/>
          <table:table-cell office:value-type="string" calcext:value-type="string">
            <text:p>./archive_1/1744912574_703_Wide_Long1744912574_703_Wide_Long_distance_data.json</text:p>
          </table:table-cell>
          <table:table-cell/>
          <table:table-cell office:value-type="string" calcext:value-type="string">
            <text:p>./archive_1/1744912574_703_Wide_Long1744912574_703_Wide_Long_sound.wav</text:p>
          </table:table-cell>
        </table:table-row>
        <table:table-row table:style-name="ro1">
          <table:table-cell office:value-type="string" calcext:value-type="string">
            <text:p>./archive_1/1745513425_13_Wide_Long1745513425_13_Wide_Long_angle_data.json</text:p>
          </table:table-cell>
          <table:table-cell/>
          <table:table-cell office:value-type="string" calcext:value-type="string">
            <text:p>./archive_1/1745513425_13_Wide_Long1745513425_13_Wide_Long_distance_data.json</text:p>
          </table:table-cell>
          <table:table-cell/>
          <table:table-cell office:value-type="string" calcext:value-type="string">
            <text:p>./archive_1/1745513425_13_Wide_Long1745513425_13_Wide_Long_sound.wav</text:p>
          </table:table-cell>
        </table:table-row>
        <table:table-row table:style-name="ro1">
          <table:table-cell office:value-type="string" calcext:value-type="string">
            <text:p>./archive_1/1745517494_323_Wide_Long1745517494_323_Wide_Long_angle_data.json</text:p>
          </table:table-cell>
          <table:table-cell/>
          <table:table-cell office:value-type="string" calcext:value-type="string">
            <text:p>./archive_1/1745517494_323_Wide_Long1745517494_323_Wide_Long_distance_data.json</text:p>
          </table:table-cell>
          <table:table-cell/>
          <table:table-cell office:value-type="string" calcext:value-type="string">
            <text:p>./archive_1/1745517494_323_Wide_Long1745517494_323_Wide_Long_sound.wav</text:p>
          </table:table-cell>
        </table:table-row>
        <table:table-row table:style-name="ro1">
          <table:table-cell office:value-type="string" calcext:value-type="string">
            <text:p>./archive_1/1745521155_631_Wide_Long1745521155_631_Wide_Long_angle_data.json</text:p>
          </table:table-cell>
          <table:table-cell/>
          <table:table-cell office:value-type="string" calcext:value-type="string">
            <text:p>./archive_1/1745521155_631_Wide_Long1745521155_631_Wide_Long_distance_data.json</text:p>
          </table:table-cell>
          <table:table-cell/>
          <table:table-cell office:value-type="string" calcext:value-type="string">
            <text:p>./archive_1/1745521155_631_Wide_Long1745521155_631_Wide_Long_sound.wav</text:p>
          </table:table-cell>
        </table:table-row>
        <table:table-row table:style-name="ro1">
          <table:table-cell office:value-type="string" calcext:value-type="string">
            <text:p>./archive_1/1745523456_943_Wide_Long1745523456_943_Wide_Long_angle_data.json</text:p>
          </table:table-cell>
          <table:table-cell/>
          <table:table-cell office:value-type="string" calcext:value-type="string">
            <text:p>./archive_1/1745523456_943_Wide_Long1745523456_943_Wide_Long_distance_data.json</text:p>
          </table:table-cell>
          <table:table-cell/>
          <table:table-cell office:value-type="string" calcext:value-type="string">
            <text:p>./archive_1/1745523456_943_Wide_Long1745523456_943_Wide_Long_sound.wav</text:p>
          </table:table-cell>
        </table:table-row>
        <table:table-row table:style-name="ro1">
          <table:table-cell office:value-type="string" calcext:value-type="string">
            <text:p>./archive_1/1745525753_1253_Wide_Long1745525753_1253_Wide_Long_angle_data.json</text:p>
          </table:table-cell>
          <table:table-cell/>
          <table:table-cell office:value-type="string" calcext:value-type="string">
            <text:p>./archive_1/1745525753_1253_Wide_Long1745525753_1253_Wide_Long_distance_data.json</text:p>
          </table:table-cell>
          <table:table-cell/>
          <table:table-cell office:value-type="string" calcext:value-type="string">
            <text:p>./archive_1/1745525753_1253_Wide_Long1745525753_1253_Wide_Long_sound.wav</text:p>
          </table:table-cell>
        </table:table-row>
        <table:table-row table:style-name="ro1">
          <table:table-cell office:value-type="string" calcext:value-type="string">
            <text:p>./archive_1/1744894195_61_Wide_Long1744894195_61_Wide_Long_angle_data.json</text:p>
          </table:table-cell>
          <table:table-cell/>
          <table:table-cell office:value-type="string" calcext:value-type="string">
            <text:p>./archive_1/1744894195_61_Wide_Long1744894195_61_Wide_Long_distance_data.json</text:p>
          </table:table-cell>
          <table:table-cell/>
          <table:table-cell office:value-type="string" calcext:value-type="string">
            <text:p>./archive_1/1744894195_61_Wide_Long1744894195_61_Wide_Long_sound.wav</text:p>
          </table:table-cell>
        </table:table-row>
        <table:table-row table:style-name="ro1">
          <table:table-cell office:value-type="string" calcext:value-type="string">
            <text:p>./archive_1/1744905076_383_Wide_Long1744905076_383_Wide_Long_angle_data.json</text:p>
          </table:table-cell>
          <table:table-cell/>
          <table:table-cell office:value-type="string" calcext:value-type="string">
            <text:p>./archive_1/1744905076_383_Wide_Long1744905076_383_Wide_Long_distance_data.json</text:p>
          </table:table-cell>
          <table:table-cell/>
          <table:table-cell office:value-type="string" calcext:value-type="string">
            <text:p>./archive_1/1744905076_383_Wide_Long1744905076_383_Wide_Long_sound.wav</text:p>
          </table:table-cell>
        </table:table-row>
        <table:table-row table:style-name="ro1">
          <table:table-cell office:value-type="string" calcext:value-type="string">
            <text:p>./archive_1/1744912593_704_Wide_Long1744912593_704_Wide_Long_angle_data.json</text:p>
          </table:table-cell>
          <table:table-cell/>
          <table:table-cell office:value-type="string" calcext:value-type="string">
            <text:p>./archive_1/1744912593_704_Wide_Long1744912593_704_Wide_Long_distance_data.json</text:p>
          </table:table-cell>
          <table:table-cell/>
          <table:table-cell office:value-type="string" calcext:value-type="string">
            <text:p>./archive_1/1744912593_704_Wide_Long1744912593_704_Wide_Long_sound.wav</text:p>
          </table:table-cell>
        </table:table-row>
        <table:table-row table:style-name="ro1">
          <table:table-cell office:value-type="string" calcext:value-type="string">
            <text:p>./archive_1/1745513429_14_Wide_Long1745513429_14_Wide_Long_angle_data.json</text:p>
          </table:table-cell>
          <table:table-cell/>
          <table:table-cell office:value-type="string" calcext:value-type="string">
            <text:p>./archive_1/1745513429_14_Wide_Long1745513429_14_Wide_Long_distance_data.json</text:p>
          </table:table-cell>
          <table:table-cell/>
          <table:table-cell office:value-type="string" calcext:value-type="string">
            <text:p>./archive_1/1745513429_14_Wide_Long1745513429_14_Wide_Long_sound.wav</text:p>
          </table:table-cell>
        </table:table-row>
        <table:table-row table:style-name="ro1">
          <table:table-cell office:value-type="string" calcext:value-type="string">
            <text:p>./archive_1/1745517498_324_Wide_Long1745517498_324_Wide_Long_angle_data.json</text:p>
          </table:table-cell>
          <table:table-cell/>
          <table:table-cell office:value-type="string" calcext:value-type="string">
            <text:p>./archive_1/1745517498_324_Wide_Long1745517498_324_Wide_Long_distance_data.json</text:p>
          </table:table-cell>
          <table:table-cell/>
          <table:table-cell office:value-type="string" calcext:value-type="string">
            <text:p>./archive_1/1745517498_324_Wide_Long1745517498_324_Wide_Long_sound.wav</text:p>
          </table:table-cell>
        </table:table-row>
        <table:table-row table:style-name="ro1">
          <table:table-cell office:value-type="string" calcext:value-type="string">
            <text:p>./archive_1/1745521160_632_Wide_Long1745521160_632_Wide_Long_angle_data.json</text:p>
          </table:table-cell>
          <table:table-cell/>
          <table:table-cell office:value-type="string" calcext:value-type="string">
            <text:p>./archive_1/1745521160_632_Wide_Long1745521160_632_Wide_Long_distance_data.json</text:p>
          </table:table-cell>
          <table:table-cell/>
          <table:table-cell office:value-type="string" calcext:value-type="string">
            <text:p>./archive_1/1745521160_632_Wide_Long1745521160_632_Wide_Long_sound.wav</text:p>
          </table:table-cell>
        </table:table-row>
        <table:table-row table:style-name="ro1">
          <table:table-cell office:value-type="string" calcext:value-type="string">
            <text:p>./archive_1/1745523461_944_Wide_Long1745523461_944_Wide_Long_angle_data.json</text:p>
          </table:table-cell>
          <table:table-cell/>
          <table:table-cell office:value-type="string" calcext:value-type="string">
            <text:p>./archive_1/1745523461_944_Wide_Long1745523461_944_Wide_Long_distance_data.json</text:p>
          </table:table-cell>
          <table:table-cell/>
          <table:table-cell office:value-type="string" calcext:value-type="string">
            <text:p>./archive_1/1745523461_944_Wide_Long1745523461_944_Wide_Long_sound.wav</text:p>
          </table:table-cell>
        </table:table-row>
        <table:table-row table:style-name="ro1">
          <table:table-cell office:value-type="string" calcext:value-type="string">
            <text:p>./archive_1/1745525758_1254_Wide_Long1745525758_1254_Wide_Long_angle_data.json</text:p>
          </table:table-cell>
          <table:table-cell/>
          <table:table-cell office:value-type="string" calcext:value-type="string">
            <text:p>./archive_1/1745525758_1254_Wide_Long1745525758_1254_Wide_Long_distance_data.json</text:p>
          </table:table-cell>
          <table:table-cell/>
          <table:table-cell office:value-type="string" calcext:value-type="string">
            <text:p>./archive_1/1745525758_1254_Wide_Long1745525758_1254_Wide_Long_sound.wav</text:p>
          </table:table-cell>
        </table:table-row>
        <table:table-row table:style-name="ro1">
          <table:table-cell office:value-type="string" calcext:value-type="string">
            <text:p>./archive_1/1744894222_62_Wide_Long1744894222_62_Wide_Long_angle_data.json</text:p>
          </table:table-cell>
          <table:table-cell/>
          <table:table-cell office:value-type="string" calcext:value-type="string">
            <text:p>./archive_1/1744894222_62_Wide_Long1744894222_62_Wide_Long_distance_data.json</text:p>
          </table:table-cell>
          <table:table-cell/>
          <table:table-cell office:value-type="string" calcext:value-type="string">
            <text:p>./archive_1/1744894222_62_Wide_Long1744894222_62_Wide_Long_sound.wav</text:p>
          </table:table-cell>
        </table:table-row>
        <table:table-row table:style-name="ro1">
          <table:table-cell office:value-type="string" calcext:value-type="string">
            <text:p>./archive_1/1744905095_384_Wide_Long1744905095_384_Wide_Long_angle_data.json</text:p>
          </table:table-cell>
          <table:table-cell/>
          <table:table-cell office:value-type="string" calcext:value-type="string">
            <text:p>./archive_1/1744905095_384_Wide_Long1744905095_384_Wide_Long_distance_data.json</text:p>
          </table:table-cell>
          <table:table-cell/>
          <table:table-cell office:value-type="string" calcext:value-type="string">
            <text:p>./archive_1/1744905095_384_Wide_Long1744905095_384_Wide_Long_sound.wav</text:p>
          </table:table-cell>
        </table:table-row>
        <table:table-row table:style-name="ro1">
          <table:table-cell office:value-type="string" calcext:value-type="string">
            <text:p>./archive_1/1744912613_705_Wide_Long1744912613_705_Wide_Long_angle_data.json</text:p>
          </table:table-cell>
          <table:table-cell/>
          <table:table-cell office:value-type="string" calcext:value-type="string">
            <text:p>./archive_1/1744912613_705_Wide_Long1744912613_705_Wide_Long_distance_data.json</text:p>
          </table:table-cell>
          <table:table-cell/>
          <table:table-cell office:value-type="string" calcext:value-type="string">
            <text:p>./archive_1/1744912613_705_Wide_Long1744912613_705_Wide_Long_sound.wav</text:p>
          </table:table-cell>
        </table:table-row>
        <table:table-row table:style-name="ro1">
          <table:table-cell office:value-type="string" calcext:value-type="string">
            <text:p>./archive_1/1745513434_15_Wide_Long1745513434_15_Wide_Long_angle_data.json</text:p>
          </table:table-cell>
          <table:table-cell/>
          <table:table-cell office:value-type="string" calcext:value-type="string">
            <text:p>./archive_1/1745513434_15_Wide_Long1745513434_15_Wide_Long_distance_data.json</text:p>
          </table:table-cell>
          <table:table-cell/>
          <table:table-cell office:value-type="string" calcext:value-type="string">
            <text:p>./archive_1/1745513434_15_Wide_Long1745513434_15_Wide_Long_sound.wav</text:p>
          </table:table-cell>
        </table:table-row>
        <table:table-row table:style-name="ro1">
          <table:table-cell office:value-type="string" calcext:value-type="string">
            <text:p>./archive_1/1745517503_325_Wide_Long1745517503_325_Wide_Long_angle_data.json</text:p>
          </table:table-cell>
          <table:table-cell/>
          <table:table-cell office:value-type="string" calcext:value-type="string">
            <text:p>./archive_1/1745517503_325_Wide_Long1745517503_325_Wide_Long_distance_data.json</text:p>
          </table:table-cell>
          <table:table-cell/>
          <table:table-cell office:value-type="string" calcext:value-type="string">
            <text:p>./archive_1/1745517503_325_Wide_Long1745517503_325_Wide_Long_sound.wav</text:p>
          </table:table-cell>
        </table:table-row>
        <table:table-row table:style-name="ro1">
          <table:table-cell office:value-type="string" calcext:value-type="string">
            <text:p>./archive_1/1745521165_633_Wide_Long1745521165_633_Wide_Long_angle_data.json</text:p>
          </table:table-cell>
          <table:table-cell/>
          <table:table-cell office:value-type="string" calcext:value-type="string">
            <text:p>./archive_1/1745521165_633_Wide_Long1745521165_633_Wide_Long_distance_data.json</text:p>
          </table:table-cell>
          <table:table-cell/>
          <table:table-cell office:value-type="string" calcext:value-type="string">
            <text:p>./archive_1/1745521165_633_Wide_Long1745521165_633_Wide_Long_sound.wav</text:p>
          </table:table-cell>
        </table:table-row>
        <table:table-row table:style-name="ro1">
          <table:table-cell office:value-type="string" calcext:value-type="string">
            <text:p>./archive_1/1745523465_945_Wide_Long1745523465_945_Wide_Long_angle_data.json</text:p>
          </table:table-cell>
          <table:table-cell/>
          <table:table-cell office:value-type="string" calcext:value-type="string">
            <text:p>./archive_1/1745523465_945_Wide_Long1745523465_945_Wide_Long_distance_data.json</text:p>
          </table:table-cell>
          <table:table-cell/>
          <table:table-cell office:value-type="string" calcext:value-type="string">
            <text:p>./archive_1/1745523465_945_Wide_Long1745523465_945_Wide_Long_sound.wav</text:p>
          </table:table-cell>
        </table:table-row>
        <table:table-row table:style-name="ro1">
          <table:table-cell office:value-type="string" calcext:value-type="string">
            <text:p>./archive_1/1745525766_1255_Wide_Long1745525766_1255_Wide_Long_angle_data.json</text:p>
          </table:table-cell>
          <table:table-cell/>
          <table:table-cell office:value-type="string" calcext:value-type="string">
            <text:p>./archive_1/1745525766_1255_Wide_Long1745525766_1255_Wide_Long_distance_data.json</text:p>
          </table:table-cell>
          <table:table-cell/>
          <table:table-cell office:value-type="string" calcext:value-type="string">
            <text:p>./archive_1/1745525766_1255_Wide_Long1745525766_1255_Wide_Long_sound.wav</text:p>
          </table:table-cell>
        </table:table-row>
        <table:table-row table:style-name="ro1">
          <table:table-cell office:value-type="string" calcext:value-type="string">
            <text:p>./archive_1/1744895021_63_Wide_Long1744895021_63_Wide_Long_angle_data.json</text:p>
          </table:table-cell>
          <table:table-cell/>
          <table:table-cell office:value-type="string" calcext:value-type="string">
            <text:p>./archive_1/1744895021_63_Wide_Long1744895021_63_Wide_Long_distance_data.json</text:p>
          </table:table-cell>
          <table:table-cell/>
          <table:table-cell office:value-type="string" calcext:value-type="string">
            <text:p>./archive_1/1744895021_63_Wide_Long1744895021_63_Wide_Long_sound.wav</text:p>
          </table:table-cell>
        </table:table-row>
        <table:table-row table:style-name="ro1">
          <table:table-cell office:value-type="string" calcext:value-type="string">
            <text:p>./archive_1/1744905114_385_Wide_Long1744905114_385_Wide_Long_angle_data.json</text:p>
          </table:table-cell>
          <table:table-cell/>
          <table:table-cell office:value-type="string" calcext:value-type="string">
            <text:p>./archive_1/1744905114_385_Wide_Long1744905114_385_Wide_Long_distance_data.json</text:p>
          </table:table-cell>
          <table:table-cell/>
          <table:table-cell office:value-type="string" calcext:value-type="string">
            <text:p>./archive_1/1744905114_385_Wide_Long1744905114_385_Wide_Long_sound.wav</text:p>
          </table:table-cell>
        </table:table-row>
        <table:table-row table:style-name="ro1">
          <table:table-cell office:value-type="string" calcext:value-type="string">
            <text:p>./archive_1/1744912632_706_Wide_Long1744912632_706_Wide_Long_angle_data.json</text:p>
          </table:table-cell>
          <table:table-cell/>
          <table:table-cell office:value-type="string" calcext:value-type="string">
            <text:p>./archive_1/1744912632_706_Wide_Long1744912632_706_Wide_Long_distance_data.json</text:p>
          </table:table-cell>
          <table:table-cell/>
          <table:table-cell office:value-type="string" calcext:value-type="string">
            <text:p>./archive_1/1744912632_706_Wide_Long1744912632_706_Wide_Long_sound.wav</text:p>
          </table:table-cell>
        </table:table-row>
        <table:table-row table:style-name="ro1">
          <table:table-cell office:value-type="string" calcext:value-type="string">
            <text:p>./archive_1/1745513438_16_Wide_Long1745513438_16_Wide_Long_angle_data.json</text:p>
          </table:table-cell>
          <table:table-cell/>
          <table:table-cell office:value-type="string" calcext:value-type="string">
            <text:p>./archive_1/1745513438_16_Wide_Long1745513438_16_Wide_Long_distance_data.json</text:p>
          </table:table-cell>
          <table:table-cell/>
          <table:table-cell office:value-type="string" calcext:value-type="string">
            <text:p>./archive_1/1745513438_16_Wide_Long1745513438_16_Wide_Long_sound.wav</text:p>
          </table:table-cell>
        </table:table-row>
        <table:table-row table:style-name="ro1">
          <table:table-cell office:value-type="string" calcext:value-type="string">
            <text:p>./archive_1/1745517507_326_Wide_Long1745517507_326_Wide_Long_angle_data.json</text:p>
          </table:table-cell>
          <table:table-cell/>
          <table:table-cell office:value-type="string" calcext:value-type="string">
            <text:p>./archive_1/1745517507_326_Wide_Long1745517507_326_Wide_Long_distance_data.json</text:p>
          </table:table-cell>
          <table:table-cell/>
          <table:table-cell office:value-type="string" calcext:value-type="string">
            <text:p>./archive_1/1745517507_326_Wide_Long1745517507_326_Wide_Long_sound.wav</text:p>
          </table:table-cell>
        </table:table-row>
        <table:table-row table:style-name="ro1">
          <table:table-cell office:value-type="string" calcext:value-type="string">
            <text:p>./archive_1/1745521170_634_Wide_Long1745521170_634_Wide_Long_angle_data.json</text:p>
          </table:table-cell>
          <table:table-cell/>
          <table:table-cell office:value-type="string" calcext:value-type="string">
            <text:p>./archive_1/1745521170_634_Wide_Long1745521170_634_Wide_Long_distance_data.json</text:p>
          </table:table-cell>
          <table:table-cell/>
          <table:table-cell office:value-type="string" calcext:value-type="string">
            <text:p>./archive_1/1745521170_634_Wide_Long1745521170_634_Wide_Long_sound.wav</text:p>
          </table:table-cell>
        </table:table-row>
        <table:table-row table:style-name="ro1">
          <table:table-cell office:value-type="string" calcext:value-type="string">
            <text:p>./archive_1/1745523469_946_Wide_Long1745523469_946_Wide_Long_angle_data.json</text:p>
          </table:table-cell>
          <table:table-cell/>
          <table:table-cell office:value-type="string" calcext:value-type="string">
            <text:p>./archive_1/1745523469_946_Wide_Long1745523469_946_Wide_Long_distance_data.json</text:p>
          </table:table-cell>
          <table:table-cell/>
          <table:table-cell office:value-type="string" calcext:value-type="string">
            <text:p>./archive_1/1745523469_946_Wide_Long1745523469_946_Wide_Long_sound.wav</text:p>
          </table:table-cell>
        </table:table-row>
        <table:table-row table:style-name="ro1">
          <table:table-cell office:value-type="string" calcext:value-type="string">
            <text:p>./archive_1/1745525772_1256_Wide_Long1745525772_1256_Wide_Long_angle_data.json</text:p>
          </table:table-cell>
          <table:table-cell/>
          <table:table-cell office:value-type="string" calcext:value-type="string">
            <text:p>./archive_1/1745525772_1256_Wide_Long1745525772_1256_Wide_Long_distance_data.json</text:p>
          </table:table-cell>
          <table:table-cell/>
          <table:table-cell office:value-type="string" calcext:value-type="string">
            <text:p>./archive_1/1745525772_1256_Wide_Long1745525772_1256_Wide_Long_sound.wav</text:p>
          </table:table-cell>
        </table:table-row>
        <table:table-row table:style-name="ro1">
          <table:table-cell office:value-type="string" calcext:value-type="string">
            <text:p>./archive_1/1744895040_64_Wide_Long1744895040_64_Wide_Long_angle_data.json</text:p>
          </table:table-cell>
          <table:table-cell/>
          <table:table-cell office:value-type="string" calcext:value-type="string">
            <text:p>./archive_1/1744895040_64_Wide_Long1744895040_64_Wide_Long_distance_data.json</text:p>
          </table:table-cell>
          <table:table-cell/>
          <table:table-cell office:value-type="string" calcext:value-type="string">
            <text:p>./archive_1/1744895040_64_Wide_Long1744895040_64_Wide_Long_sound.wav</text:p>
          </table:table-cell>
        </table:table-row>
        <table:table-row table:style-name="ro1">
          <table:table-cell office:value-type="string" calcext:value-type="string">
            <text:p>./archive_1/1744905133_386_Wide_Long1744905133_386_Wide_Long_angle_data.json</text:p>
          </table:table-cell>
          <table:table-cell/>
          <table:table-cell office:value-type="string" calcext:value-type="string">
            <text:p>./archive_1/1744905133_386_Wide_Long1744905133_386_Wide_Long_distance_data.json</text:p>
          </table:table-cell>
          <table:table-cell/>
          <table:table-cell office:value-type="string" calcext:value-type="string">
            <text:p>./archive_1/1744905133_386_Wide_Long1744905133_386_Wide_Long_sound.wav</text:p>
          </table:table-cell>
        </table:table-row>
        <table:table-row table:style-name="ro1">
          <table:table-cell office:value-type="string" calcext:value-type="string">
            <text:p>./archive_1/1744912652_707_Wide_Long1744912652_707_Wide_Long_angle_data.json</text:p>
          </table:table-cell>
          <table:table-cell/>
          <table:table-cell office:value-type="string" calcext:value-type="string">
            <text:p>./archive_1/1744912652_707_Wide_Long1744912652_707_Wide_Long_distance_data.json</text:p>
          </table:table-cell>
          <table:table-cell/>
          <table:table-cell office:value-type="string" calcext:value-type="string">
            <text:p>./archive_1/1744912652_707_Wide_Long1744912652_707_Wide_Long_sound.wav</text:p>
          </table:table-cell>
        </table:table-row>
        <table:table-row table:style-name="ro1">
          <table:table-cell office:value-type="string" calcext:value-type="string">
            <text:p>./archive_1/1745513443_17_Wide_Long1745513443_17_Wide_Long_angle_data.json</text:p>
          </table:table-cell>
          <table:table-cell/>
          <table:table-cell office:value-type="string" calcext:value-type="string">
            <text:p>./archive_1/1745513443_17_Wide_Long1745513443_17_Wide_Long_distance_data.json</text:p>
          </table:table-cell>
          <table:table-cell/>
          <table:table-cell office:value-type="string" calcext:value-type="string">
            <text:p>./archive_1/1745513443_17_Wide_Long1745513443_17_Wide_Long_sound.wav</text:p>
          </table:table-cell>
        </table:table-row>
        <table:table-row table:style-name="ro1">
          <table:table-cell office:value-type="string" calcext:value-type="string">
            <text:p>./archive_1/1745517511_327_Wide_Long1745517511_327_Wide_Long_angle_data.json</text:p>
          </table:table-cell>
          <table:table-cell/>
          <table:table-cell office:value-type="string" calcext:value-type="string">
            <text:p>./archive_1/1745517511_327_Wide_Long1745517511_327_Wide_Long_distance_data.json</text:p>
          </table:table-cell>
          <table:table-cell/>
          <table:table-cell office:value-type="string" calcext:value-type="string">
            <text:p>./archive_1/1745517511_327_Wide_Long1745517511_327_Wide_Long_sound.wav</text:p>
          </table:table-cell>
        </table:table-row>
        <table:table-row table:style-name="ro1">
          <table:table-cell office:value-type="string" calcext:value-type="string">
            <text:p>./archive_1/1745521174_635_Wide_Long1745521174_635_Wide_Long_angle_data.json</text:p>
          </table:table-cell>
          <table:table-cell/>
          <table:table-cell office:value-type="string" calcext:value-type="string">
            <text:p>./archive_1/1745521174_635_Wide_Long1745521174_635_Wide_Long_distance_data.json</text:p>
          </table:table-cell>
          <table:table-cell/>
          <table:table-cell office:value-type="string" calcext:value-type="string">
            <text:p>./archive_1/1745521174_635_Wide_Long1745521174_635_Wide_Long_sound.wav</text:p>
          </table:table-cell>
        </table:table-row>
        <table:table-row table:style-name="ro1">
          <table:table-cell office:value-type="string" calcext:value-type="string">
            <text:p>./archive_1/1745523473_947_Wide_Long1745523473_947_Wide_Long_angle_data.json</text:p>
          </table:table-cell>
          <table:table-cell/>
          <table:table-cell office:value-type="string" calcext:value-type="string">
            <text:p>./archive_1/1745523473_947_Wide_Long1745523473_947_Wide_Long_distance_data.json</text:p>
          </table:table-cell>
          <table:table-cell/>
          <table:table-cell office:value-type="string" calcext:value-type="string">
            <text:p>./archive_1/1745523473_947_Wide_Long1745523473_947_Wide_Long_sound.wav</text:p>
          </table:table-cell>
        </table:table-row>
        <table:table-row table:style-name="ro1">
          <table:table-cell office:value-type="string" calcext:value-type="string">
            <text:p>./archive_1/1745525777_1257_Wide_Long1745525777_1257_Wide_Long_angle_data.json</text:p>
          </table:table-cell>
          <table:table-cell/>
          <table:table-cell office:value-type="string" calcext:value-type="string">
            <text:p>./archive_1/1745525777_1257_Wide_Long1745525777_1257_Wide_Long_distance_data.json</text:p>
          </table:table-cell>
          <table:table-cell/>
          <table:table-cell office:value-type="string" calcext:value-type="string">
            <text:p>./archive_1/1745525777_1257_Wide_Long1745525777_1257_Wide_Long_sound.wav</text:p>
          </table:table-cell>
        </table:table-row>
        <table:table-row table:style-name="ro1">
          <table:table-cell office:value-type="string" calcext:value-type="string">
            <text:p>./archive_1/1744895058_65_Wide_Long1744895058_65_Wide_Long_angle_data.json</text:p>
          </table:table-cell>
          <table:table-cell/>
          <table:table-cell office:value-type="string" calcext:value-type="string">
            <text:p>./archive_1/1744895058_65_Wide_Long1744895058_65_Wide_Long_distance_data.json</text:p>
          </table:table-cell>
          <table:table-cell/>
          <table:table-cell office:value-type="string" calcext:value-type="string">
            <text:p>./archive_1/1744895058_65_Wide_Long1744895058_65_Wide_Long_sound.wav</text:p>
          </table:table-cell>
        </table:table-row>
        <table:table-row table:style-name="ro1">
          <table:table-cell office:value-type="string" calcext:value-type="string">
            <text:p>./archive_1/1744905152_387_Wide_Long1744905152_387_Wide_Long_angle_data.json</text:p>
          </table:table-cell>
          <table:table-cell/>
          <table:table-cell office:value-type="string" calcext:value-type="string">
            <text:p>./archive_1/1744905152_387_Wide_Long1744905152_387_Wide_Long_distance_data.json</text:p>
          </table:table-cell>
          <table:table-cell/>
          <table:table-cell office:value-type="string" calcext:value-type="string">
            <text:p>./archive_1/1744905152_387_Wide_Long1744905152_387_Wide_Long_sound.wav</text:p>
          </table:table-cell>
        </table:table-row>
        <table:table-row table:style-name="ro1">
          <table:table-cell office:value-type="string" calcext:value-type="string">
            <text:p>./archive_1/1744912678_708_Wide_Long1744912678_708_Wide_Long_angle_data.json</text:p>
          </table:table-cell>
          <table:table-cell/>
          <table:table-cell office:value-type="string" calcext:value-type="string">
            <text:p>./archive_1/1744912678_708_Wide_Long1744912678_708_Wide_Long_distance_data.json</text:p>
          </table:table-cell>
          <table:table-cell/>
          <table:table-cell office:value-type="string" calcext:value-type="string">
            <text:p>./archive_1/1744912678_708_Wide_Long1744912678_708_Wide_Long_sound.wav</text:p>
          </table:table-cell>
        </table:table-row>
        <table:table-row table:style-name="ro1">
          <table:table-cell office:value-type="string" calcext:value-type="string">
            <text:p>./archive_1/1745513448_18_Wide_Long1745513448_18_Wide_Long_angle_data.json</text:p>
          </table:table-cell>
          <table:table-cell/>
          <table:table-cell office:value-type="string" calcext:value-type="string">
            <text:p>./archive_1/1745513448_18_Wide_Long1745513448_18_Wide_Long_distance_data.json</text:p>
          </table:table-cell>
          <table:table-cell/>
          <table:table-cell office:value-type="string" calcext:value-type="string">
            <text:p>./archive_1/1745513448_18_Wide_Long1745513448_18_Wide_Long_sound.wav</text:p>
          </table:table-cell>
        </table:table-row>
        <table:table-row table:style-name="ro1">
          <table:table-cell office:value-type="string" calcext:value-type="string">
            <text:p>./archive_1/1745517561_328_Wide_Long1745517561_328_Wide_Long_angle_data.json</text:p>
          </table:table-cell>
          <table:table-cell/>
          <table:table-cell office:value-type="string" calcext:value-type="string">
            <text:p>./archive_1/1745517561_328_Wide_Long1745517561_328_Wide_Long_distance_data.json</text:p>
          </table:table-cell>
          <table:table-cell/>
          <table:table-cell office:value-type="string" calcext:value-type="string">
            <text:p>./archive_1/1745517561_328_Wide_Long1745517561_328_Wide_Long_sound.wav</text:p>
          </table:table-cell>
        </table:table-row>
        <table:table-row table:style-name="ro1">
          <table:table-cell office:value-type="string" calcext:value-type="string">
            <text:p>./archive_1/1745521178_636_Wide_Long1745521178_636_Wide_Long_angle_data.json</text:p>
          </table:table-cell>
          <table:table-cell/>
          <table:table-cell office:value-type="string" calcext:value-type="string">
            <text:p>./archive_1/1745521178_636_Wide_Long1745521178_636_Wide_Long_distance_data.json</text:p>
          </table:table-cell>
          <table:table-cell/>
          <table:table-cell office:value-type="string" calcext:value-type="string">
            <text:p>./archive_1/1745521178_636_Wide_Long1745521178_636_Wide_Long_sound.wav</text:p>
          </table:table-cell>
        </table:table-row>
        <table:table-row table:style-name="ro1">
          <table:table-cell office:value-type="string" calcext:value-type="string">
            <text:p>./archive_1/1745523477_948_Wide_Long1745523477_948_Wide_Long_angle_data.json</text:p>
          </table:table-cell>
          <table:table-cell/>
          <table:table-cell office:value-type="string" calcext:value-type="string">
            <text:p>./archive_1/1745523477_948_Wide_Long1745523477_948_Wide_Long_distance_data.json</text:p>
          </table:table-cell>
          <table:table-cell/>
          <table:table-cell office:value-type="string" calcext:value-type="string">
            <text:p>./archive_1/1745523477_948_Wide_Long1745523477_948_Wide_Long_sound.wav</text:p>
          </table:table-cell>
        </table:table-row>
        <table:table-row table:style-name="ro1">
          <table:table-cell office:value-type="string" calcext:value-type="string">
            <text:p>./archive_1/1745525782_1258_Wide_Long1745525782_1258_Wide_Long_angle_data.json</text:p>
          </table:table-cell>
          <table:table-cell/>
          <table:table-cell office:value-type="string" calcext:value-type="string">
            <text:p>./archive_1/1745525782_1258_Wide_Long1745525782_1258_Wide_Long_distance_data.json</text:p>
          </table:table-cell>
          <table:table-cell/>
          <table:table-cell office:value-type="string" calcext:value-type="string">
            <text:p>./archive_1/1745525782_1258_Wide_Long1745525782_1258_Wide_Long_sound.wav</text:p>
          </table:table-cell>
        </table:table-row>
        <table:table-row table:style-name="ro1">
          <table:table-cell office:value-type="string" calcext:value-type="string">
            <text:p>./archive_1/1744895077_66_Wide_Long1744895077_66_Wide_Long_angle_data.json</text:p>
          </table:table-cell>
          <table:table-cell/>
          <table:table-cell office:value-type="string" calcext:value-type="string">
            <text:p>./archive_1/1744895077_66_Wide_Long1744895077_66_Wide_Long_distance_data.json</text:p>
          </table:table-cell>
          <table:table-cell/>
          <table:table-cell office:value-type="string" calcext:value-type="string">
            <text:p>./archive_1/1744895077_66_Wide_Long1744895077_66_Wide_Long_sound.wav</text:p>
          </table:table-cell>
        </table:table-row>
        <table:table-row table:style-name="ro1">
          <table:table-cell office:value-type="string" calcext:value-type="string">
            <text:p>./archive_1/1744905171_388_Wide_Long1744905171_388_Wide_Long_angle_data.json</text:p>
          </table:table-cell>
          <table:table-cell/>
          <table:table-cell office:value-type="string" calcext:value-type="string">
            <text:p>./archive_1/1744905171_388_Wide_Long1744905171_388_Wide_Long_distance_data.json</text:p>
          </table:table-cell>
          <table:table-cell/>
          <table:table-cell office:value-type="string" calcext:value-type="string">
            <text:p>./archive_1/1744905171_388_Wide_Long1744905171_388_Wide_Long_sound.wav</text:p>
          </table:table-cell>
        </table:table-row>
        <table:table-row table:style-name="ro1">
          <table:table-cell office:value-type="string" calcext:value-type="string">
            <text:p>./archive_1/1744912698_709_Wide_Long1744912698_709_Wide_Long_angle_data.json</text:p>
          </table:table-cell>
          <table:table-cell/>
          <table:table-cell office:value-type="string" calcext:value-type="string">
            <text:p>./archive_1/1744912698_709_Wide_Long1744912698_709_Wide_Long_distance_data.json</text:p>
          </table:table-cell>
          <table:table-cell/>
          <table:table-cell office:value-type="string" calcext:value-type="string">
            <text:p>./archive_1/1744912698_709_Wide_Long1744912698_709_Wide_Long_sound.wav</text:p>
          </table:table-cell>
        </table:table-row>
        <table:table-row table:style-name="ro1">
          <table:table-cell office:value-type="string" calcext:value-type="string">
            <text:p>./archive_1/1745513452_19_Wide_Long1745513452_19_Wide_Long_angle_data.json</text:p>
          </table:table-cell>
          <table:table-cell/>
          <table:table-cell office:value-type="string" calcext:value-type="string">
            <text:p>./archive_1/1745513452_19_Wide_Long1745513452_19_Wide_Long_distance_data.json</text:p>
          </table:table-cell>
          <table:table-cell/>
          <table:table-cell office:value-type="string" calcext:value-type="string">
            <text:p>./archive_1/1745513452_19_Wide_Long1745513452_19_Wide_Long_sound.wav</text:p>
          </table:table-cell>
        </table:table-row>
        <table:table-row table:style-name="ro1">
          <table:table-cell office:value-type="string" calcext:value-type="string">
            <text:p>./archive_1/1745517566_329_Wide_Long1745517566_329_Wide_Long_angle_data.json</text:p>
          </table:table-cell>
          <table:table-cell/>
          <table:table-cell office:value-type="string" calcext:value-type="string">
            <text:p>./archive_1/1745517566_329_Wide_Long1745517566_329_Wide_Long_distance_data.json</text:p>
          </table:table-cell>
          <table:table-cell/>
          <table:table-cell office:value-type="string" calcext:value-type="string">
            <text:p>./archive_1/1745517566_329_Wide_Long1745517566_329_Wide_Long_sound.wav</text:p>
          </table:table-cell>
        </table:table-row>
        <table:table-row table:style-name="ro1">
          <table:table-cell office:value-type="string" calcext:value-type="string">
            <text:p>./archive_1/1745521182_637_Wide_Long1745521182_637_Wide_Long_angle_data.json</text:p>
          </table:table-cell>
          <table:table-cell/>
          <table:table-cell office:value-type="string" calcext:value-type="string">
            <text:p>./archive_1/1745521182_637_Wide_Long1745521182_637_Wide_Long_distance_data.json</text:p>
          </table:table-cell>
          <table:table-cell/>
          <table:table-cell office:value-type="string" calcext:value-type="string">
            <text:p>./archive_1/1745521182_637_Wide_Long1745521182_637_Wide_Long_sound.wav</text:p>
          </table:table-cell>
        </table:table-row>
        <table:table-row table:style-name="ro1">
          <table:table-cell office:value-type="string" calcext:value-type="string">
            <text:p>./archive_1/1745523482_949_Wide_Long1745523482_949_Wide_Long_angle_data.json</text:p>
          </table:table-cell>
          <table:table-cell/>
          <table:table-cell office:value-type="string" calcext:value-type="string">
            <text:p>./archive_1/1745523482_949_Wide_Long1745523482_949_Wide_Long_distance_data.json</text:p>
          </table:table-cell>
          <table:table-cell/>
          <table:table-cell office:value-type="string" calcext:value-type="string">
            <text:p>./archive_1/1745523482_949_Wide_Long1745523482_949_Wide_Long_sound.wav</text:p>
          </table:table-cell>
        </table:table-row>
        <table:table-row table:style-name="ro1">
          <table:table-cell office:value-type="string" calcext:value-type="string">
            <text:p>./archive_1/1745525787_1259_Wide_Long1745525787_1259_Wide_Long_angle_data.json</text:p>
          </table:table-cell>
          <table:table-cell/>
          <table:table-cell office:value-type="string" calcext:value-type="string">
            <text:p>./archive_1/1745525787_1259_Wide_Long1745525787_1259_Wide_Long_distance_data.json</text:p>
          </table:table-cell>
          <table:table-cell/>
          <table:table-cell office:value-type="string" calcext:value-type="string">
            <text:p>./archive_1/1745525787_1259_Wide_Long1745525787_1259_Wide_Long_sound.wav</text:p>
          </table:table-cell>
        </table:table-row>
        <table:table-row table:style-name="ro1">
          <table:table-cell office:value-type="string" calcext:value-type="string">
            <text:p>./archive_1/1744895095_67_Wide_Long1744895095_67_Wide_Long_angle_data.json</text:p>
          </table:table-cell>
          <table:table-cell/>
          <table:table-cell office:value-type="string" calcext:value-type="string">
            <text:p>./archive_1/1744895095_67_Wide_Long1744895095_67_Wide_Long_distance_data.json</text:p>
          </table:table-cell>
          <table:table-cell/>
          <table:table-cell office:value-type="string" calcext:value-type="string">
            <text:p>./archive_1/1744895095_67_Wide_Long1744895095_67_Wide_Long_sound.wav</text:p>
          </table:table-cell>
        </table:table-row>
        <table:table-row table:style-name="ro1">
          <table:table-cell office:value-type="string" calcext:value-type="string">
            <text:p>./archive_1/1744905191_389_Wide_Long1744905191_389_Wide_Long_angle_data.json</text:p>
          </table:table-cell>
          <table:table-cell/>
          <table:table-cell office:value-type="string" calcext:value-type="string">
            <text:p>./archive_1/1744905191_389_Wide_Long1744905191_389_Wide_Long_distance_data.json</text:p>
          </table:table-cell>
          <table:table-cell/>
          <table:table-cell office:value-type="string" calcext:value-type="string">
            <text:p>./archive_1/1744905191_389_Wide_Long1744905191_389_Wide_Long_sound.wav</text:p>
          </table:table-cell>
        </table:table-row>
        <table:table-row table:style-name="ro1">
          <table:table-cell office:value-type="string" calcext:value-type="string">
            <text:p>./archive_1/1744912718_710_Wide_Long1744912718_710_Wide_Long_angle_data.json</text:p>
          </table:table-cell>
          <table:table-cell/>
          <table:table-cell office:value-type="string" calcext:value-type="string">
            <text:p>./archive_1/1744912718_710_Wide_Long1744912718_710_Wide_Long_distance_data.json</text:p>
          </table:table-cell>
          <table:table-cell/>
          <table:table-cell office:value-type="string" calcext:value-type="string">
            <text:p>./archive_1/1744912718_710_Wide_Long1744912718_710_Wide_Long_sound.wav</text:p>
          </table:table-cell>
        </table:table-row>
        <table:table-row table:style-name="ro1">
          <table:table-cell office:value-type="string" calcext:value-type="string">
            <text:p>./archive_1/1745513456_20_Wide_Long1745513456_20_Wide_Long_angle_data.json</text:p>
          </table:table-cell>
          <table:table-cell/>
          <table:table-cell office:value-type="string" calcext:value-type="string">
            <text:p>./archive_1/1745513456_20_Wide_Long1745513456_20_Wide_Long_distance_data.json</text:p>
          </table:table-cell>
          <table:table-cell/>
          <table:table-cell office:value-type="string" calcext:value-type="string">
            <text:p>./archive_1/1745513456_20_Wide_Long1745513456_20_Wide_Long_sound.wav</text:p>
          </table:table-cell>
        </table:table-row>
        <table:table-row table:style-name="ro1">
          <table:table-cell office:value-type="string" calcext:value-type="string">
            <text:p>./archive_1/1745517570_330_Wide_Long1745517570_330_Wide_Long_angle_data.json</text:p>
          </table:table-cell>
          <table:table-cell/>
          <table:table-cell office:value-type="string" calcext:value-type="string">
            <text:p>./archive_1/1745517570_330_Wide_Long1745517570_330_Wide_Long_distance_data.json</text:p>
          </table:table-cell>
          <table:table-cell/>
          <table:table-cell office:value-type="string" calcext:value-type="string">
            <text:p>./archive_1/1745517570_330_Wide_Long1745517570_330_Wide_Long_sound.wav</text:p>
          </table:table-cell>
        </table:table-row>
        <table:table-row table:style-name="ro1">
          <table:table-cell office:value-type="string" calcext:value-type="string">
            <text:p>./archive_1/1745521186_638_Wide_Long1745521186_638_Wide_Long_angle_data.json</text:p>
          </table:table-cell>
          <table:table-cell/>
          <table:table-cell office:value-type="string" calcext:value-type="string">
            <text:p>./archive_1/1745521186_638_Wide_Long1745521186_638_Wide_Long_distance_data.json</text:p>
          </table:table-cell>
          <table:table-cell/>
          <table:table-cell office:value-type="string" calcext:value-type="string">
            <text:p>./archive_1/1745521186_638_Wide_Long1745521186_638_Wide_Long_sound.wav</text:p>
          </table:table-cell>
        </table:table-row>
        <table:table-row table:style-name="ro1">
          <table:table-cell office:value-type="string" calcext:value-type="string">
            <text:p>./archive_1/1745523488_950_Wide_Long1745523488_950_Wide_Long_angle_data.json</text:p>
          </table:table-cell>
          <table:table-cell/>
          <table:table-cell office:value-type="string" calcext:value-type="string">
            <text:p>./archive_1/1745523488_950_Wide_Long1745523488_950_Wide_Long_distance_data.json</text:p>
          </table:table-cell>
          <table:table-cell/>
          <table:table-cell office:value-type="string" calcext:value-type="string">
            <text:p>./archive_1/1745523488_950_Wide_Long1745523488_950_Wide_Long_sound.wav</text:p>
          </table:table-cell>
        </table:table-row>
        <table:table-row table:style-name="ro1">
          <table:table-cell office:value-type="string" calcext:value-type="string">
            <text:p>./archive_1/1745525791_1260_Wide_Long1745525791_1260_Wide_Long_angle_data.json</text:p>
          </table:table-cell>
          <table:table-cell/>
          <table:table-cell office:value-type="string" calcext:value-type="string">
            <text:p>./archive_1/1745525791_1260_Wide_Long1745525791_1260_Wide_Long_distance_data.json</text:p>
          </table:table-cell>
          <table:table-cell/>
          <table:table-cell office:value-type="string" calcext:value-type="string">
            <text:p>./archive_1/1745525791_1260_Wide_Long1745525791_1260_Wide_Long_sound.wav</text:p>
          </table:table-cell>
        </table:table-row>
        <table:table-row table:style-name="ro1">
          <table:table-cell office:value-type="string" calcext:value-type="string">
            <text:p>./archive_1/1744895117_68_Wide_Long1744895117_68_Wide_Long_angle_data.json</text:p>
          </table:table-cell>
          <table:table-cell/>
          <table:table-cell office:value-type="string" calcext:value-type="string">
            <text:p>./archive_1/1744895117_68_Wide_Long1744895117_68_Wide_Long_distance_data.json</text:p>
          </table:table-cell>
          <table:table-cell/>
          <table:table-cell office:value-type="string" calcext:value-type="string">
            <text:p>./archive_1/1744895117_68_Wide_Long1744895117_68_Wide_Long_sound.wav</text:p>
          </table:table-cell>
        </table:table-row>
        <table:table-row table:style-name="ro1">
          <table:table-cell office:value-type="string" calcext:value-type="string">
            <text:p>./archive_1/1744905210_390_Wide_Long1744905210_390_Wide_Long_angle_data.json</text:p>
          </table:table-cell>
          <table:table-cell/>
          <table:table-cell office:value-type="string" calcext:value-type="string">
            <text:p>./archive_1/1744905210_390_Wide_Long1744905210_390_Wide_Long_distance_data.json</text:p>
          </table:table-cell>
          <table:table-cell/>
          <table:table-cell office:value-type="string" calcext:value-type="string">
            <text:p>./archive_1/1744905210_390_Wide_Long1744905210_390_Wide_Long_sound.wav</text:p>
          </table:table-cell>
        </table:table-row>
        <table:table-row table:style-name="ro1">
          <table:table-cell office:value-type="string" calcext:value-type="string">
            <text:p>./archive_1/1744912737_711_Wide_Long1744912737_711_Wide_Long_angle_data.json</text:p>
          </table:table-cell>
          <table:table-cell/>
          <table:table-cell office:value-type="string" calcext:value-type="string">
            <text:p>./archive_1/1744912737_711_Wide_Long1744912737_711_Wide_Long_distance_data.json</text:p>
          </table:table-cell>
          <table:table-cell/>
          <table:table-cell office:value-type="string" calcext:value-type="string">
            <text:p>./archive_1/1744912737_711_Wide_Long1744912737_711_Wide_Long_sound.wav</text:p>
          </table:table-cell>
        </table:table-row>
        <table:table-row table:style-name="ro1">
          <table:table-cell office:value-type="string" calcext:value-type="string">
            <text:p>./archive_1/1745513460_21_Wide_Long1745513460_21_Wide_Long_angle_data.json</text:p>
          </table:table-cell>
          <table:table-cell/>
          <table:table-cell office:value-type="string" calcext:value-type="string">
            <text:p>./archive_1/1745513460_21_Wide_Long1745513460_21_Wide_Long_distance_data.json</text:p>
          </table:table-cell>
          <table:table-cell/>
          <table:table-cell office:value-type="string" calcext:value-type="string">
            <text:p>./archive_1/1745513460_21_Wide_Long1745513460_21_Wide_Long_sound.wav</text:p>
          </table:table-cell>
        </table:table-row>
        <table:table-row table:style-name="ro1">
          <table:table-cell office:value-type="string" calcext:value-type="string">
            <text:p>./archive_1/1745517574_331_Wide_Long1745517574_331_Wide_Long_angle_data.json</text:p>
          </table:table-cell>
          <table:table-cell/>
          <table:table-cell office:value-type="string" calcext:value-type="string">
            <text:p>./archive_1/1745517574_331_Wide_Long1745517574_331_Wide_Long_distance_data.json</text:p>
          </table:table-cell>
          <table:table-cell/>
          <table:table-cell office:value-type="string" calcext:value-type="string">
            <text:p>./archive_1/1745517574_331_Wide_Long1745517574_331_Wide_Long_sound.wav</text:p>
          </table:table-cell>
        </table:table-row>
        <table:table-row table:style-name="ro1">
          <table:table-cell office:value-type="string" calcext:value-type="string">
            <text:p>./archive_1/1745521190_639_Wide_Long1745521190_639_Wide_Long_angle_data.json</text:p>
          </table:table-cell>
          <table:table-cell/>
          <table:table-cell office:value-type="string" calcext:value-type="string">
            <text:p>./archive_1/1745521190_639_Wide_Long1745521190_639_Wide_Long_distance_data.json</text:p>
          </table:table-cell>
          <table:table-cell/>
          <table:table-cell office:value-type="string" calcext:value-type="string">
            <text:p>./archive_1/1745521190_639_Wide_Long1745521190_639_Wide_Long_sound.wav</text:p>
          </table:table-cell>
        </table:table-row>
        <table:table-row table:style-name="ro1">
          <table:table-cell office:value-type="string" calcext:value-type="string">
            <text:p>./archive_1/1745523492_951_Wide_Long1745523492_951_Wide_Long_angle_data.json</text:p>
          </table:table-cell>
          <table:table-cell/>
          <table:table-cell office:value-type="string" calcext:value-type="string">
            <text:p>./archive_1/1745523492_951_Wide_Long1745523492_951_Wide_Long_distance_data.json</text:p>
          </table:table-cell>
          <table:table-cell/>
          <table:table-cell office:value-type="string" calcext:value-type="string">
            <text:p>./archive_1/1745523492_951_Wide_Long1745523492_951_Wide_Long_sound.wav</text:p>
          </table:table-cell>
        </table:table-row>
        <table:table-row table:style-name="ro1">
          <table:table-cell office:value-type="string" calcext:value-type="string">
            <text:p>./archive_1/1745525796_1261_Wide_Long1745525796_1261_Wide_Long_angle_data.json</text:p>
          </table:table-cell>
          <table:table-cell/>
          <table:table-cell office:value-type="string" calcext:value-type="string">
            <text:p>./archive_1/1745525796_1261_Wide_Long1745525796_1261_Wide_Long_distance_data.json</text:p>
          </table:table-cell>
          <table:table-cell/>
          <table:table-cell office:value-type="string" calcext:value-type="string">
            <text:p>./archive_1/1745525796_1261_Wide_Long1745525796_1261_Wide_Long_sound.wav</text:p>
          </table:table-cell>
        </table:table-row>
        <table:table-row table:style-name="ro1">
          <table:table-cell office:value-type="string" calcext:value-type="string">
            <text:p>./archive_1/1744895160_70_Wide_Long1744895160_70_Wide_Long_angle_data.json</text:p>
          </table:table-cell>
          <table:table-cell/>
          <table:table-cell office:value-type="string" calcext:value-type="string">
            <text:p>./archive_1/1744895160_70_Wide_Long1744895160_70_Wide_Long_distance_data.json</text:p>
          </table:table-cell>
          <table:table-cell/>
          <table:table-cell office:value-type="string" calcext:value-type="string">
            <text:p>./archive_1/1744895160_70_Wide_Long1744895160_70_Wide_Long_sound.wav</text:p>
          </table:table-cell>
        </table:table-row>
        <table:table-row table:style-name="ro1">
          <table:table-cell office:value-type="string" calcext:value-type="string">
            <text:p>./archive_1/1744905230_391_Wide_Long1744905230_391_Wide_Long_angle_data.json</text:p>
          </table:table-cell>
          <table:table-cell/>
          <table:table-cell office:value-type="string" calcext:value-type="string">
            <text:p>./archive_1/1744905230_391_Wide_Long1744905230_391_Wide_Long_distance_data.json</text:p>
          </table:table-cell>
          <table:table-cell/>
          <table:table-cell office:value-type="string" calcext:value-type="string">
            <text:p>./archive_1/1744905230_391_Wide_Long1744905230_391_Wide_Long_sound.wav</text:p>
          </table:table-cell>
        </table:table-row>
        <table:table-row table:style-name="ro1">
          <table:table-cell office:value-type="string" calcext:value-type="string">
            <text:p>./archive_1/1744912757_712_Wide_Long1744912757_712_Wide_Long_angle_data.json</text:p>
          </table:table-cell>
          <table:table-cell/>
          <table:table-cell office:value-type="string" calcext:value-type="string">
            <text:p>./archive_1/1744912757_712_Wide_Long1744912757_712_Wide_Long_distance_data.json</text:p>
          </table:table-cell>
          <table:table-cell/>
          <table:table-cell office:value-type="string" calcext:value-type="string">
            <text:p>./archive_1/1744912757_712_Wide_Long1744912757_712_Wide_Long_sound.wav</text:p>
          </table:table-cell>
        </table:table-row>
        <table:table-row table:style-name="ro1">
          <table:table-cell office:value-type="string" calcext:value-type="string">
            <text:p>./archive_1/1745513465_22_Wide_Long1745513465_22_Wide_Long_angle_data.json</text:p>
          </table:table-cell>
          <table:table-cell/>
          <table:table-cell office:value-type="string" calcext:value-type="string">
            <text:p>./archive_1/1745513465_22_Wide_Long1745513465_22_Wide_Long_distance_data.json</text:p>
          </table:table-cell>
          <table:table-cell/>
          <table:table-cell office:value-type="string" calcext:value-type="string">
            <text:p>./archive_1/1745513465_22_Wide_Long1745513465_22_Wide_Long_sound.wav</text:p>
          </table:table-cell>
        </table:table-row>
        <table:table-row table:style-name="ro1">
          <table:table-cell office:value-type="string" calcext:value-type="string">
            <text:p>./archive_1/1745517579_332_Wide_Long1745517579_332_Wide_Long_angle_data.json</text:p>
          </table:table-cell>
          <table:table-cell/>
          <table:table-cell office:value-type="string" calcext:value-type="string">
            <text:p>./archive_1/1745517579_332_Wide_Long1745517579_332_Wide_Long_distance_data.json</text:p>
          </table:table-cell>
          <table:table-cell/>
          <table:table-cell office:value-type="string" calcext:value-type="string">
            <text:p>./archive_1/1745517579_332_Wide_Long1745517579_332_Wide_Long_sound.wav</text:p>
          </table:table-cell>
        </table:table-row>
        <table:table-row table:style-name="ro1">
          <table:table-cell office:value-type="string" calcext:value-type="string">
            <text:p>./archive_1/1745521193_640_Wide_Long1745521193_640_Wide_Long_angle_data.json</text:p>
          </table:table-cell>
          <table:table-cell/>
          <table:table-cell office:value-type="string" calcext:value-type="string">
            <text:p>./archive_1/1745521193_640_Wide_Long1745521193_640_Wide_Long_distance_data.json</text:p>
          </table:table-cell>
          <table:table-cell/>
          <table:table-cell office:value-type="string" calcext:value-type="string">
            <text:p>./archive_1/1745521193_640_Wide_Long1745521193_640_Wide_Long_sound.wav</text:p>
          </table:table-cell>
        </table:table-row>
        <table:table-row table:style-name="ro1">
          <table:table-cell office:value-type="string" calcext:value-type="string">
            <text:p>./archive_1/1745523497_952_Wide_Long1745523497_952_Wide_Long_angle_data.json</text:p>
          </table:table-cell>
          <table:table-cell/>
          <table:table-cell office:value-type="string" calcext:value-type="string">
            <text:p>./archive_1/1745523497_952_Wide_Long1745523497_952_Wide_Long_distance_data.json</text:p>
          </table:table-cell>
          <table:table-cell/>
          <table:table-cell office:value-type="string" calcext:value-type="string">
            <text:p>./archive_1/1745523497_952_Wide_Long1745523497_952_Wide_Long_sound.wav</text:p>
          </table:table-cell>
        </table:table-row>
        <table:table-row table:style-name="ro1">
          <table:table-cell office:value-type="string" calcext:value-type="string">
            <text:p>./archive_1/1745525801_1262_Wide_Long1745525801_1262_Wide_Long_angle_data.json</text:p>
          </table:table-cell>
          <table:table-cell/>
          <table:table-cell office:value-type="string" calcext:value-type="string">
            <text:p>./archive_1/1745525801_1262_Wide_Long1745525801_1262_Wide_Long_distance_data.json</text:p>
          </table:table-cell>
          <table:table-cell/>
          <table:table-cell office:value-type="string" calcext:value-type="string">
            <text:p>./archive_1/1745525801_1262_Wide_Long1745525801_1262_Wide_Long_sound.wav</text:p>
          </table:table-cell>
        </table:table-row>
        <table:table-row table:style-name="ro1">
          <table:table-cell office:value-type="string" calcext:value-type="string">
            <text:p>./archive_1/1744895182_71_Wide_Long1744895182_71_Wide_Long_angle_data.json</text:p>
          </table:table-cell>
          <table:table-cell/>
          <table:table-cell office:value-type="string" calcext:value-type="string">
            <text:p>./archive_1/1744895182_71_Wide_Long1744895182_71_Wide_Long_distance_data.json</text:p>
          </table:table-cell>
          <table:table-cell/>
          <table:table-cell office:value-type="string" calcext:value-type="string">
            <text:p>./archive_1/1744895182_71_Wide_Long1744895182_71_Wide_Long_sound.wav</text:p>
          </table:table-cell>
        </table:table-row>
        <table:table-row table:style-name="ro1">
          <table:table-cell office:value-type="string" calcext:value-type="string">
            <text:p>./archive_1/1744905249_392_Wide_Long1744905249_392_Wide_Long_angle_data.json</text:p>
          </table:table-cell>
          <table:table-cell/>
          <table:table-cell office:value-type="string" calcext:value-type="string">
            <text:p>./archive_1/1744905249_392_Wide_Long1744905249_392_Wide_Long_distance_data.json</text:p>
          </table:table-cell>
          <table:table-cell/>
          <table:table-cell office:value-type="string" calcext:value-type="string">
            <text:p>./archive_1/1744905249_392_Wide_Long1744905249_392_Wide_Long_sound.wav</text:p>
          </table:table-cell>
        </table:table-row>
        <table:table-row table:style-name="ro1">
          <table:table-cell office:value-type="string" calcext:value-type="string">
            <text:p>./archive_1/1744912800_714_Wide_Long1744912800_714_Wide_Long_angle_data.json</text:p>
          </table:table-cell>
          <table:table-cell/>
          <table:table-cell office:value-type="string" calcext:value-type="string">
            <text:p>./archive_1/1744912800_714_Wide_Long1744912800_714_Wide_Long_distance_data.json</text:p>
          </table:table-cell>
          <table:table-cell/>
          <table:table-cell office:value-type="string" calcext:value-type="string">
            <text:p>./archive_1/1744912800_714_Wide_Long1744912800_714_Wide_Long_sound.wav</text:p>
          </table:table-cell>
        </table:table-row>
        <table:table-row table:style-name="ro1">
          <table:table-cell office:value-type="string" calcext:value-type="string">
            <text:p>./archive_1/1745513469_23_Wide_Long1745513469_23_Wide_Long_angle_data.json</text:p>
          </table:table-cell>
          <table:table-cell/>
          <table:table-cell office:value-type="string" calcext:value-type="string">
            <text:p>./archive_1/1745513469_23_Wide_Long1745513469_23_Wide_Long_distance_data.json</text:p>
          </table:table-cell>
          <table:table-cell/>
          <table:table-cell office:value-type="string" calcext:value-type="string">
            <text:p>./archive_1/1745513469_23_Wide_Long1745513469_23_Wide_Long_sound.wav</text:p>
          </table:table-cell>
        </table:table-row>
        <table:table-row table:style-name="ro1">
          <table:table-cell office:value-type="string" calcext:value-type="string">
            <text:p>./archive_1/1745517583_333_Wide_Long1745517583_333_Wide_Long_angle_data.json</text:p>
          </table:table-cell>
          <table:table-cell/>
          <table:table-cell office:value-type="string" calcext:value-type="string">
            <text:p>./archive_1/1745517583_333_Wide_Long1745517583_333_Wide_Long_distance_data.json</text:p>
          </table:table-cell>
          <table:table-cell/>
          <table:table-cell office:value-type="string" calcext:value-type="string">
            <text:p>./archive_1/1745517583_333_Wide_Long1745517583_333_Wide_Long_sound.wav</text:p>
          </table:table-cell>
        </table:table-row>
        <table:table-row table:style-name="ro1">
          <table:table-cell office:value-type="string" calcext:value-type="string">
            <text:p>./archive_1/1745521197_641_Wide_Long1745521197_641_Wide_Long_angle_data.json</text:p>
          </table:table-cell>
          <table:table-cell/>
          <table:table-cell office:value-type="string" calcext:value-type="string">
            <text:p>./archive_1/1745521197_641_Wide_Long1745521197_641_Wide_Long_distance_data.json</text:p>
          </table:table-cell>
          <table:table-cell/>
          <table:table-cell office:value-type="string" calcext:value-type="string">
            <text:p>./archive_1/1745521197_641_Wide_Long1745521197_641_Wide_Long_sound.wav</text:p>
          </table:table-cell>
        </table:table-row>
        <table:table-row table:style-name="ro1">
          <table:table-cell office:value-type="string" calcext:value-type="string">
            <text:p>./archive_1/1745523505_953_Wide_Long1745523505_953_Wide_Long_angle_data.json</text:p>
          </table:table-cell>
          <table:table-cell/>
          <table:table-cell office:value-type="string" calcext:value-type="string">
            <text:p>./archive_1/1745523505_953_Wide_Long1745523505_953_Wide_Long_distance_data.json</text:p>
          </table:table-cell>
          <table:table-cell/>
          <table:table-cell office:value-type="string" calcext:value-type="string">
            <text:p>./archive_1/1745523505_953_Wide_Long1745523505_953_Wide_Long_sound.wav</text:p>
          </table:table-cell>
        </table:table-row>
        <table:table-row table:style-name="ro1">
          <table:table-cell office:value-type="string" calcext:value-type="string">
            <text:p>./archive_1/1745525805_1263_Wide_Long1745525805_1263_Wide_Long_angle_data.json</text:p>
          </table:table-cell>
          <table:table-cell/>
          <table:table-cell office:value-type="string" calcext:value-type="string">
            <text:p>./archive_1/1745525805_1263_Wide_Long1745525805_1263_Wide_Long_distance_data.json</text:p>
          </table:table-cell>
          <table:table-cell/>
          <table:table-cell office:value-type="string" calcext:value-type="string">
            <text:p>./archive_1/1745525805_1263_Wide_Long1745525805_1263_Wide_Long_sound.wav</text:p>
          </table:table-cell>
        </table:table-row>
        <table:table-row table:style-name="ro1">
          <table:table-cell office:value-type="string" calcext:value-type="string">
            <text:p>./archive_1/1744895201_72_Wide_Long1744895201_72_Wide_Long_angle_data.json</text:p>
          </table:table-cell>
          <table:table-cell/>
          <table:table-cell office:value-type="string" calcext:value-type="string">
            <text:p>./archive_1/1744895201_72_Wide_Long1744895201_72_Wide_Long_distance_data.json</text:p>
          </table:table-cell>
          <table:table-cell/>
          <table:table-cell office:value-type="string" calcext:value-type="string">
            <text:p>./archive_1/1744895201_72_Wide_Long1744895201_72_Wide_Long_sound.wav</text:p>
          </table:table-cell>
        </table:table-row>
        <table:table-row table:style-name="ro1">
          <table:table-cell office:value-type="string" calcext:value-type="string">
            <text:p>./archive_1/1744905268_393_Wide_Long1744905268_393_Wide_Long_angle_data.json</text:p>
          </table:table-cell>
          <table:table-cell/>
          <table:table-cell office:value-type="string" calcext:value-type="string">
            <text:p>./archive_1/1744905268_393_Wide_Long1744905268_393_Wide_Long_distance_data.json</text:p>
          </table:table-cell>
          <table:table-cell/>
          <table:table-cell office:value-type="string" calcext:value-type="string">
            <text:p>./archive_1/1744905268_393_Wide_Long1744905268_393_Wide_Long_sound.wav</text:p>
          </table:table-cell>
        </table:table-row>
        <table:table-row table:style-name="ro1">
          <table:table-cell office:value-type="string" calcext:value-type="string">
            <text:p>./archive_1/1744912823_715_Wide_Long1744912823_715_Wide_Long_angle_data.json</text:p>
          </table:table-cell>
          <table:table-cell/>
          <table:table-cell office:value-type="string" calcext:value-type="string">
            <text:p>./archive_1/1744912823_715_Wide_Long1744912823_715_Wide_Long_distance_data.json</text:p>
          </table:table-cell>
          <table:table-cell/>
          <table:table-cell office:value-type="string" calcext:value-type="string">
            <text:p>./archive_1/1744912823_715_Wide_Long1744912823_715_Wide_Long_sound.wav</text:p>
          </table:table-cell>
        </table:table-row>
        <table:table-row table:style-name="ro1">
          <table:table-cell office:value-type="string" calcext:value-type="string">
            <text:p>./archive_1/1745513474_24_Wide_Long1745513474_24_Wide_Long_angle_data.json</text:p>
          </table:table-cell>
          <table:table-cell/>
          <table:table-cell office:value-type="string" calcext:value-type="string">
            <text:p>./archive_1/1745513474_24_Wide_Long1745513474_24_Wide_Long_distance_data.json</text:p>
          </table:table-cell>
          <table:table-cell/>
          <table:table-cell office:value-type="string" calcext:value-type="string">
            <text:p>./archive_1/1745513474_24_Wide_Long1745513474_24_Wide_Long_sound.wav</text:p>
          </table:table-cell>
        </table:table-row>
        <table:table-row table:style-name="ro1">
          <table:table-cell office:value-type="string" calcext:value-type="string">
            <text:p>./archive_1/1745517650_334_Wide_Long1745517650_334_Wide_Long_angle_data.json</text:p>
          </table:table-cell>
          <table:table-cell/>
          <table:table-cell office:value-type="string" calcext:value-type="string">
            <text:p>./archive_1/1745517650_334_Wide_Long1745517650_334_Wide_Long_distance_data.json</text:p>
          </table:table-cell>
          <table:table-cell/>
          <table:table-cell office:value-type="string" calcext:value-type="string">
            <text:p>./archive_1/1745517650_334_Wide_Long1745517650_334_Wide_Long_sound.wav</text:p>
          </table:table-cell>
        </table:table-row>
        <table:table-row table:style-name="ro1">
          <table:table-cell office:value-type="string" calcext:value-type="string">
            <text:p>./archive_1/1745521201_642_Wide_Long1745521201_642_Wide_Long_angle_data.json</text:p>
          </table:table-cell>
          <table:table-cell/>
          <table:table-cell office:value-type="string" calcext:value-type="string">
            <text:p>./archive_1/1745521201_642_Wide_Long1745521201_642_Wide_Long_distance_data.json</text:p>
          </table:table-cell>
          <table:table-cell/>
          <table:table-cell office:value-type="string" calcext:value-type="string">
            <text:p>./archive_1/1745521201_642_Wide_Long1745521201_642_Wide_Long_sound.wav</text:p>
          </table:table-cell>
        </table:table-row>
        <table:table-row table:style-name="ro1">
          <table:table-cell office:value-type="string" calcext:value-type="string">
            <text:p>./archive_1/1745523510_954_Wide_Long1745523510_954_Wide_Long_angle_data.json</text:p>
          </table:table-cell>
          <table:table-cell/>
          <table:table-cell office:value-type="string" calcext:value-type="string">
            <text:p>./archive_1/1745523510_954_Wide_Long1745523510_954_Wide_Long_distance_data.json</text:p>
          </table:table-cell>
          <table:table-cell/>
          <table:table-cell office:value-type="string" calcext:value-type="string">
            <text:p>./archive_1/1745523510_954_Wide_Long1745523510_954_Wide_Long_sound.wav</text:p>
          </table:table-cell>
        </table:table-row>
        <table:table-row table:style-name="ro1">
          <table:table-cell office:value-type="string" calcext:value-type="string">
            <text:p>./archive_1/1745525810_1264_Wide_Long1745525810_1264_Wide_Long_angle_data.json</text:p>
          </table:table-cell>
          <table:table-cell/>
          <table:table-cell office:value-type="string" calcext:value-type="string">
            <text:p>./archive_1/1745525810_1264_Wide_Long1745525810_1264_Wide_Long_distance_data.json</text:p>
          </table:table-cell>
          <table:table-cell/>
          <table:table-cell office:value-type="string" calcext:value-type="string">
            <text:p>./archive_1/1745525810_1264_Wide_Long1745525810_1264_Wide_Long_sound.wav</text:p>
          </table:table-cell>
        </table:table-row>
        <table:table-row table:style-name="ro1">
          <table:table-cell office:value-type="string" calcext:value-type="string">
            <text:p>./archive_1/1744895218_73_Wide_Long1744895218_73_Wide_Long_angle_data.json</text:p>
          </table:table-cell>
          <table:table-cell/>
          <table:table-cell office:value-type="string" calcext:value-type="string">
            <text:p>./archive_1/1744895218_73_Wide_Long1744895218_73_Wide_Long_distance_data.json</text:p>
          </table:table-cell>
          <table:table-cell/>
          <table:table-cell office:value-type="string" calcext:value-type="string">
            <text:p>./archive_1/1744895218_73_Wide_Long1744895218_73_Wide_Long_sound.wav</text:p>
          </table:table-cell>
        </table:table-row>
        <table:table-row table:style-name="ro1">
          <table:table-cell office:value-type="string" calcext:value-type="string">
            <text:p>./archive_1/1744905288_394_Wide_Long1744905288_394_Wide_Long_angle_data.json</text:p>
          </table:table-cell>
          <table:table-cell/>
          <table:table-cell office:value-type="string" calcext:value-type="string">
            <text:p>./archive_1/1744905288_394_Wide_Long1744905288_394_Wide_Long_distance_data.json</text:p>
          </table:table-cell>
          <table:table-cell/>
          <table:table-cell office:value-type="string" calcext:value-type="string">
            <text:p>./archive_1/1744905288_394_Wide_Long1744905288_394_Wide_Long_sound.wav</text:p>
          </table:table-cell>
        </table:table-row>
        <table:table-row table:style-name="ro1">
          <table:table-cell office:value-type="string" calcext:value-type="string">
            <text:p>./archive_1/1744912842_716_Wide_Long1744912842_716_Wide_Long_angle_data.json</text:p>
          </table:table-cell>
          <table:table-cell/>
          <table:table-cell office:value-type="string" calcext:value-type="string">
            <text:p>./archive_1/1744912842_716_Wide_Long1744912842_716_Wide_Long_distance_data.json</text:p>
          </table:table-cell>
          <table:table-cell/>
          <table:table-cell office:value-type="string" calcext:value-type="string">
            <text:p>./archive_1/1744912842_716_Wide_Long1744912842_716_Wide_Long_sound.wav</text:p>
          </table:table-cell>
        </table:table-row>
        <table:table-row table:style-name="ro1">
          <table:table-cell office:value-type="string" calcext:value-type="string">
            <text:p>./archive_1/1745513478_25_Wide_Long1745513478_25_Wide_Long_angle_data.json</text:p>
          </table:table-cell>
          <table:table-cell/>
          <table:table-cell office:value-type="string" calcext:value-type="string">
            <text:p>./archive_1/1745513478_25_Wide_Long1745513478_25_Wide_Long_distance_data.json</text:p>
          </table:table-cell>
          <table:table-cell/>
          <table:table-cell office:value-type="string" calcext:value-type="string">
            <text:p>./archive_1/1745513478_25_Wide_Long1745513478_25_Wide_Long_sound.wav</text:p>
          </table:table-cell>
        </table:table-row>
        <table:table-row table:style-name="ro1">
          <table:table-cell office:value-type="string" calcext:value-type="string">
            <text:p>./archive_1/1745517655_335_Wide_Long1745517655_335_Wide_Long_angle_data.json</text:p>
          </table:table-cell>
          <table:table-cell/>
          <table:table-cell office:value-type="string" calcext:value-type="string">
            <text:p>./archive_1/1745517655_335_Wide_Long1745517655_335_Wide_Long_distance_data.json</text:p>
          </table:table-cell>
          <table:table-cell/>
          <table:table-cell office:value-type="string" calcext:value-type="string">
            <text:p>./archive_1/1745517655_335_Wide_Long1745517655_335_Wide_Long_sound.wav</text:p>
          </table:table-cell>
        </table:table-row>
        <table:table-row table:style-name="ro1">
          <table:table-cell office:value-type="string" calcext:value-type="string">
            <text:p>./archive_1/1745521205_643_Wide_Long1745521205_643_Wide_Long_angle_data.json</text:p>
          </table:table-cell>
          <table:table-cell/>
          <table:table-cell office:value-type="string" calcext:value-type="string">
            <text:p>./archive_1/1745521205_643_Wide_Long1745521205_643_Wide_Long_distance_data.json</text:p>
          </table:table-cell>
          <table:table-cell/>
          <table:table-cell office:value-type="string" calcext:value-type="string">
            <text:p>./archive_1/1745521205_643_Wide_Long1745521205_643_Wide_Long_sound.wav</text:p>
          </table:table-cell>
        </table:table-row>
        <table:table-row table:style-name="ro1">
          <table:table-cell office:value-type="string" calcext:value-type="string">
            <text:p>./archive_1/1745523514_955_Wide_Long1745523514_955_Wide_Long_angle_data.json</text:p>
          </table:table-cell>
          <table:table-cell/>
          <table:table-cell office:value-type="string" calcext:value-type="string">
            <text:p>./archive_1/1745523514_955_Wide_Long1745523514_955_Wide_Long_distance_data.json</text:p>
          </table:table-cell>
          <table:table-cell/>
          <table:table-cell office:value-type="string" calcext:value-type="string">
            <text:p>./archive_1/1745523514_955_Wide_Long1745523514_955_Wide_Long_sound.wav</text:p>
          </table:table-cell>
        </table:table-row>
        <table:table-row table:style-name="ro1">
          <table:table-cell office:value-type="string" calcext:value-type="string">
            <text:p>./archive_1/1745525815_1265_Wide_Long1745525815_1265_Wide_Long_angle_data.json</text:p>
          </table:table-cell>
          <table:table-cell/>
          <table:table-cell office:value-type="string" calcext:value-type="string">
            <text:p>./archive_1/1745525815_1265_Wide_Long1745525815_1265_Wide_Long_distance_data.json</text:p>
          </table:table-cell>
          <table:table-cell/>
          <table:table-cell office:value-type="string" calcext:value-type="string">
            <text:p>./archive_1/1745525815_1265_Wide_Long1745525815_1265_Wide_Long_sound.wav</text:p>
          </table:table-cell>
        </table:table-row>
        <table:table-row table:style-name="ro1">
          <table:table-cell office:value-type="string" calcext:value-type="string">
            <text:p>./archive_1/1744895236_74_Wide_Long1744895236_74_Wide_Long_angle_data.json</text:p>
          </table:table-cell>
          <table:table-cell/>
          <table:table-cell office:value-type="string" calcext:value-type="string">
            <text:p>./archive_1/1744895236_74_Wide_Long1744895236_74_Wide_Long_distance_data.json</text:p>
          </table:table-cell>
          <table:table-cell/>
          <table:table-cell office:value-type="string" calcext:value-type="string">
            <text:p>./archive_1/1744895236_74_Wide_Long1744895236_74_Wide_Long_sound.wav</text:p>
          </table:table-cell>
        </table:table-row>
        <table:table-row table:style-name="ro1">
          <table:table-cell office:value-type="string" calcext:value-type="string">
            <text:p>./archive_1/1744905307_395_Wide_Long1744905307_395_Wide_Long_angle_data.json</text:p>
          </table:table-cell>
          <table:table-cell/>
          <table:table-cell office:value-type="string" calcext:value-type="string">
            <text:p>./archive_1/1744905307_395_Wide_Long1744905307_395_Wide_Long_distance_data.json</text:p>
          </table:table-cell>
          <table:table-cell/>
          <table:table-cell office:value-type="string" calcext:value-type="string">
            <text:p>./archive_1/1744905307_395_Wide_Long1744905307_395_Wide_Long_sound.wav</text:p>
          </table:table-cell>
        </table:table-row>
        <table:table-row table:style-name="ro1">
          <table:table-cell office:value-type="string" calcext:value-type="string">
            <text:p>./archive_1/1744912862_717_Wide_Long1744912862_717_Wide_Long_angle_data.json</text:p>
          </table:table-cell>
          <table:table-cell/>
          <table:table-cell office:value-type="string" calcext:value-type="string">
            <text:p>./archive_1/1744912862_717_Wide_Long1744912862_717_Wide_Long_distance_data.json</text:p>
          </table:table-cell>
          <table:table-cell/>
          <table:table-cell office:value-type="string" calcext:value-type="string">
            <text:p>./archive_1/1744912862_717_Wide_Long1744912862_717_Wide_Long_sound.wav</text:p>
          </table:table-cell>
        </table:table-row>
        <table:table-row table:style-name="ro1">
          <table:table-cell office:value-type="string" calcext:value-type="string">
            <text:p>./archive_1/1745513482_26_Wide_Long1745513482_26_Wide_Long_angle_data.json</text:p>
          </table:table-cell>
          <table:table-cell/>
          <table:table-cell office:value-type="string" calcext:value-type="string">
            <text:p>./archive_1/1745513482_26_Wide_Long1745513482_26_Wide_Long_distance_data.json</text:p>
          </table:table-cell>
          <table:table-cell/>
          <table:table-cell office:value-type="string" calcext:value-type="string">
            <text:p>./archive_1/1745513482_26_Wide_Long1745513482_26_Wide_Long_sound.wav</text:p>
          </table:table-cell>
        </table:table-row>
        <table:table-row table:style-name="ro1">
          <table:table-cell office:value-type="string" calcext:value-type="string">
            <text:p>./archive_1/1745517660_336_Wide_Long1745517660_336_Wide_Long_angle_data.json</text:p>
          </table:table-cell>
          <table:table-cell/>
          <table:table-cell office:value-type="string" calcext:value-type="string">
            <text:p>./archive_1/1745517660_336_Wide_Long1745517660_336_Wide_Long_distance_data.json</text:p>
          </table:table-cell>
          <table:table-cell/>
          <table:table-cell office:value-type="string" calcext:value-type="string">
            <text:p>./archive_1/1745517660_336_Wide_Long1745517660_336_Wide_Long_sound.wav</text:p>
          </table:table-cell>
        </table:table-row>
        <table:table-row table:style-name="ro1">
          <table:table-cell office:value-type="string" calcext:value-type="string">
            <text:p>./archive_1/1745521210_644_Wide_Long1745521210_644_Wide_Long_angle_data.json</text:p>
          </table:table-cell>
          <table:table-cell/>
          <table:table-cell office:value-type="string" calcext:value-type="string">
            <text:p>./archive_1/1745521210_644_Wide_Long1745521210_644_Wide_Long_distance_data.json</text:p>
          </table:table-cell>
          <table:table-cell/>
          <table:table-cell office:value-type="string" calcext:value-type="string">
            <text:p>./archive_1/1745521210_644_Wide_Long1745521210_644_Wide_Long_sound.wav</text:p>
          </table:table-cell>
        </table:table-row>
        <table:table-row table:style-name="ro1">
          <table:table-cell office:value-type="string" calcext:value-type="string">
            <text:p>./archive_1/1745523519_956_Wide_Long1745523519_956_Wide_Long_angle_data.json</text:p>
          </table:table-cell>
          <table:table-cell/>
          <table:table-cell office:value-type="string" calcext:value-type="string">
            <text:p>./archive_1/1745523519_956_Wide_Long1745523519_956_Wide_Long_distance_data.json</text:p>
          </table:table-cell>
          <table:table-cell/>
          <table:table-cell office:value-type="string" calcext:value-type="string">
            <text:p>./archive_1/1745523519_956_Wide_Long1745523519_956_Wide_Long_sound.wav</text:p>
          </table:table-cell>
        </table:table-row>
        <table:table-row table:style-name="ro1">
          <table:table-cell office:value-type="string" calcext:value-type="string">
            <text:p>./archive_1/1745525820_1266_Wide_Long1745525820_1266_Wide_Long_angle_data.json</text:p>
          </table:table-cell>
          <table:table-cell/>
          <table:table-cell office:value-type="string" calcext:value-type="string">
            <text:p>./archive_1/1745525820_1266_Wide_Long1745525820_1266_Wide_Long_distance_data.json</text:p>
          </table:table-cell>
          <table:table-cell/>
          <table:table-cell office:value-type="string" calcext:value-type="string">
            <text:p>./archive_1/1745525820_1266_Wide_Long1745525820_1266_Wide_Long_sound.wav</text:p>
          </table:table-cell>
        </table:table-row>
        <table:table-row table:style-name="ro1">
          <table:table-cell office:value-type="string" calcext:value-type="string">
            <text:p>./archive_1/1744895254_75_Wide_Long1744895254_75_Wide_Long_angle_data.json</text:p>
          </table:table-cell>
          <table:table-cell/>
          <table:table-cell office:value-type="string" calcext:value-type="string">
            <text:p>./archive_1/1744895254_75_Wide_Long1744895254_75_Wide_Long_distance_data.json</text:p>
          </table:table-cell>
          <table:table-cell/>
          <table:table-cell office:value-type="string" calcext:value-type="string">
            <text:p>./archive_1/1744895254_75_Wide_Long1744895254_75_Wide_Long_sound.wav</text:p>
          </table:table-cell>
        </table:table-row>
        <table:table-row table:style-name="ro1">
          <table:table-cell office:value-type="string" calcext:value-type="string">
            <text:p>./archive_1/1744905377_397_Wide_Long1744905377_397_Wide_Long_angle_data.json</text:p>
          </table:table-cell>
          <table:table-cell/>
          <table:table-cell office:value-type="string" calcext:value-type="string">
            <text:p>./archive_1/1744905377_397_Wide_Long1744905377_397_Wide_Long_distance_data.json</text:p>
          </table:table-cell>
          <table:table-cell/>
          <table:table-cell office:value-type="string" calcext:value-type="string">
            <text:p>./archive_1/1744905377_397_Wide_Long1744905377_397_Wide_Long_sound.wav</text:p>
          </table:table-cell>
        </table:table-row>
        <table:table-row table:style-name="ro1">
          <table:table-cell office:value-type="string" calcext:value-type="string">
            <text:p>./archive_1/1744912881_718_Wide_Long1744912881_718_Wide_Long_angle_data.json</text:p>
          </table:table-cell>
          <table:table-cell/>
          <table:table-cell office:value-type="string" calcext:value-type="string">
            <text:p>./archive_1/1744912881_718_Wide_Long1744912881_718_Wide_Long_distance_data.json</text:p>
          </table:table-cell>
          <table:table-cell/>
          <table:table-cell office:value-type="string" calcext:value-type="string">
            <text:p>./archive_1/1744912881_718_Wide_Long1744912881_718_Wide_Long_sound.wav</text:p>
          </table:table-cell>
        </table:table-row>
        <table:table-row table:style-name="ro1">
          <table:table-cell office:value-type="string" calcext:value-type="string">
            <text:p>./archive_1/1745513487_27_Wide_Long1745513487_27_Wide_Long_angle_data.json</text:p>
          </table:table-cell>
          <table:table-cell/>
          <table:table-cell office:value-type="string" calcext:value-type="string">
            <text:p>./archive_1/1745513487_27_Wide_Long1745513487_27_Wide_Long_distance_data.json</text:p>
          </table:table-cell>
          <table:table-cell/>
          <table:table-cell office:value-type="string" calcext:value-type="string">
            <text:p>./archive_1/1745513487_27_Wide_Long1745513487_27_Wide_Long_sound.wav</text:p>
          </table:table-cell>
        </table:table-row>
        <table:table-row table:style-name="ro1">
          <table:table-cell office:value-type="string" calcext:value-type="string">
            <text:p>./archive_1/1745517664_337_Wide_Long1745517664_337_Wide_Long_angle_data.json</text:p>
          </table:table-cell>
          <table:table-cell/>
          <table:table-cell office:value-type="string" calcext:value-type="string">
            <text:p>./archive_1/1745517664_337_Wide_Long1745517664_337_Wide_Long_distance_data.json</text:p>
          </table:table-cell>
          <table:table-cell/>
          <table:table-cell office:value-type="string" calcext:value-type="string">
            <text:p>./archive_1/1745517664_337_Wide_Long1745517664_337_Wide_Long_sound.wav</text:p>
          </table:table-cell>
        </table:table-row>
        <table:table-row table:style-name="ro1">
          <table:table-cell office:value-type="string" calcext:value-type="string">
            <text:p>./archive_1/1745521214_645_Wide_Long1745521214_645_Wide_Long_angle_data.json</text:p>
          </table:table-cell>
          <table:table-cell/>
          <table:table-cell office:value-type="string" calcext:value-type="string">
            <text:p>./archive_1/1745521214_645_Wide_Long1745521214_645_Wide_Long_distance_data.json</text:p>
          </table:table-cell>
          <table:table-cell/>
          <table:table-cell office:value-type="string" calcext:value-type="string">
            <text:p>./archive_1/1745521214_645_Wide_Long1745521214_645_Wide_Long_sound.wav</text:p>
          </table:table-cell>
        </table:table-row>
        <table:table-row table:style-name="ro1">
          <table:table-cell office:value-type="string" calcext:value-type="string">
            <text:p>./archive_1/1745523523_957_Wide_Long1745523523_957_Wide_Long_angle_data.json</text:p>
          </table:table-cell>
          <table:table-cell/>
          <table:table-cell office:value-type="string" calcext:value-type="string">
            <text:p>./archive_1/1745523523_957_Wide_Long1745523523_957_Wide_Long_distance_data.json</text:p>
          </table:table-cell>
          <table:table-cell/>
          <table:table-cell office:value-type="string" calcext:value-type="string">
            <text:p>./archive_1/1745523523_957_Wide_Long1745523523_957_Wide_Long_sound.wav</text:p>
          </table:table-cell>
        </table:table-row>
        <table:table-row table:style-name="ro1">
          <table:table-cell office:value-type="string" calcext:value-type="string">
            <text:p>./archive_1/1745525828_1267_Wide_Long1745525828_1267_Wide_Long_angle_data.json</text:p>
          </table:table-cell>
          <table:table-cell/>
          <table:table-cell office:value-type="string" calcext:value-type="string">
            <text:p>./archive_1/1745525828_1267_Wide_Long1745525828_1267_Wide_Long_distance_data.json</text:p>
          </table:table-cell>
          <table:table-cell/>
          <table:table-cell office:value-type="string" calcext:value-type="string">
            <text:p>./archive_1/1745525828_1267_Wide_Long1745525828_1267_Wide_Long_sound.wav</text:p>
          </table:table-cell>
        </table:table-row>
        <table:table-row table:style-name="ro1">
          <table:table-cell office:value-type="string" calcext:value-type="string">
            <text:p>./archive_1/1744895273_76_Wide_Long1744895273_76_Wide_Long_angle_data.json</text:p>
          </table:table-cell>
          <table:table-cell/>
          <table:table-cell office:value-type="string" calcext:value-type="string">
            <text:p>./archive_1/1744895273_76_Wide_Long1744895273_76_Wide_Long_distance_data.json</text:p>
          </table:table-cell>
          <table:table-cell/>
          <table:table-cell office:value-type="string" calcext:value-type="string">
            <text:p>./archive_1/1744895273_76_Wide_Long1744895273_76_Wide_Long_sound.wav</text:p>
          </table:table-cell>
        </table:table-row>
        <table:table-row table:style-name="ro1">
          <table:table-cell office:value-type="string" calcext:value-type="string">
            <text:p>./archive_1/1744905397_398_Wide_Long1744905397_398_Wide_Long_angle_data.json</text:p>
          </table:table-cell>
          <table:table-cell/>
          <table:table-cell office:value-type="string" calcext:value-type="string">
            <text:p>./archive_1/1744905397_398_Wide_Long1744905397_398_Wide_Long_distance_data.json</text:p>
          </table:table-cell>
          <table:table-cell/>
          <table:table-cell office:value-type="string" calcext:value-type="string">
            <text:p>./archive_1/1744905397_398_Wide_Long1744905397_398_Wide_Long_sound.wav</text:p>
          </table:table-cell>
        </table:table-row>
        <table:table-row table:style-name="ro1">
          <table:table-cell office:value-type="string" calcext:value-type="string">
            <text:p>./archive_1/1744912900_719_Wide_Long1744912900_719_Wide_Long_angle_data.json</text:p>
          </table:table-cell>
          <table:table-cell/>
          <table:table-cell office:value-type="string" calcext:value-type="string">
            <text:p>./archive_1/1744912900_719_Wide_Long1744912900_719_Wide_Long_distance_data.json</text:p>
          </table:table-cell>
          <table:table-cell/>
          <table:table-cell office:value-type="string" calcext:value-type="string">
            <text:p>./archive_1/1744912900_719_Wide_Long1744912900_719_Wide_Long_sound.wav</text:p>
          </table:table-cell>
        </table:table-row>
        <table:table-row table:style-name="ro1">
          <table:table-cell office:value-type="string" calcext:value-type="string">
            <text:p>./archive_1/1745513491_28_Wide_Long1745513491_28_Wide_Long_angle_data.json</text:p>
          </table:table-cell>
          <table:table-cell/>
          <table:table-cell office:value-type="string" calcext:value-type="string">
            <text:p>./archive_1/1745513491_28_Wide_Long1745513491_28_Wide_Long_distance_data.json</text:p>
          </table:table-cell>
          <table:table-cell/>
          <table:table-cell office:value-type="string" calcext:value-type="string">
            <text:p>./archive_1/1745513491_28_Wide_Long1745513491_28_Wide_Long_sound.wav</text:p>
          </table:table-cell>
        </table:table-row>
        <table:table-row table:style-name="ro1">
          <table:table-cell office:value-type="string" calcext:value-type="string">
            <text:p>./archive_1/1745517668_338_Wide_Long1745517668_338_Wide_Long_angle_data.json</text:p>
          </table:table-cell>
          <table:table-cell/>
          <table:table-cell office:value-type="string" calcext:value-type="string">
            <text:p>./archive_1/1745517668_338_Wide_Long1745517668_338_Wide_Long_distance_data.json</text:p>
          </table:table-cell>
          <table:table-cell/>
          <table:table-cell office:value-type="string" calcext:value-type="string">
            <text:p>./archive_1/1745517668_338_Wide_Long1745517668_338_Wide_Long_sound.wav</text:p>
          </table:table-cell>
        </table:table-row>
        <table:table-row table:style-name="ro1">
          <table:table-cell office:value-type="string" calcext:value-type="string">
            <text:p>./archive_1/1745521226_646_Wide_Long1745521226_646_Wide_Long_angle_data.json</text:p>
          </table:table-cell>
          <table:table-cell/>
          <table:table-cell office:value-type="string" calcext:value-type="string">
            <text:p>./archive_1/1745521226_646_Wide_Long1745521226_646_Wide_Long_distance_data.json</text:p>
          </table:table-cell>
          <table:table-cell/>
          <table:table-cell office:value-type="string" calcext:value-type="string">
            <text:p>./archive_1/1745521226_646_Wide_Long1745521226_646_Wide_Long_sound.wav</text:p>
          </table:table-cell>
        </table:table-row>
        <table:table-row table:style-name="ro1">
          <table:table-cell office:value-type="string" calcext:value-type="string">
            <text:p>./archive_1/1745523528_958_Wide_Long1745523528_958_Wide_Long_angle_data.json</text:p>
          </table:table-cell>
          <table:table-cell/>
          <table:table-cell office:value-type="string" calcext:value-type="string">
            <text:p>./archive_1/1745523528_958_Wide_Long1745523528_958_Wide_Long_distance_data.json</text:p>
          </table:table-cell>
          <table:table-cell/>
          <table:table-cell office:value-type="string" calcext:value-type="string">
            <text:p>./archive_1/1745523528_958_Wide_Long1745523528_958_Wide_Long_sound.wav</text:p>
          </table:table-cell>
        </table:table-row>
        <table:table-row table:style-name="ro1">
          <table:table-cell office:value-type="string" calcext:value-type="string">
            <text:p>./archive_1/1745525833_1268_Wide_Long1745525833_1268_Wide_Long_angle_data.json</text:p>
          </table:table-cell>
          <table:table-cell/>
          <table:table-cell office:value-type="string" calcext:value-type="string">
            <text:p>./archive_1/1745525833_1268_Wide_Long1745525833_1268_Wide_Long_distance_data.json</text:p>
          </table:table-cell>
          <table:table-cell/>
          <table:table-cell office:value-type="string" calcext:value-type="string">
            <text:p>./archive_1/1745525833_1268_Wide_Long1745525833_1268_Wide_Long_sound.wav</text:p>
          </table:table-cell>
        </table:table-row>
        <table:table-row table:style-name="ro1">
          <table:table-cell office:value-type="string" calcext:value-type="string">
            <text:p>./archive_1/1744895291_77_Wide_Long1744895291_77_Wide_Long_angle_data.json</text:p>
          </table:table-cell>
          <table:table-cell/>
          <table:table-cell office:value-type="string" calcext:value-type="string">
            <text:p>./archive_1/1744895291_77_Wide_Long1744895291_77_Wide_Long_distance_data.json</text:p>
          </table:table-cell>
          <table:table-cell/>
          <table:table-cell office:value-type="string" calcext:value-type="string">
            <text:p>./archive_1/1744895291_77_Wide_Long1744895291_77_Wide_Long_sound.wav</text:p>
          </table:table-cell>
        </table:table-row>
        <table:table-row table:style-name="ro1">
          <table:table-cell office:value-type="string" calcext:value-type="string">
            <text:p>./archive_1/1744905416_399_Wide_Long1744905416_399_Wide_Long_angle_data.json</text:p>
          </table:table-cell>
          <table:table-cell/>
          <table:table-cell office:value-type="string" calcext:value-type="string">
            <text:p>./archive_1/1744905416_399_Wide_Long1744905416_399_Wide_Long_distance_data.json</text:p>
          </table:table-cell>
          <table:table-cell/>
          <table:table-cell office:value-type="string" calcext:value-type="string">
            <text:p>./archive_1/1744905416_399_Wide_Long1744905416_399_Wide_Long_sound.wav</text:p>
          </table:table-cell>
        </table:table-row>
        <table:table-row table:style-name="ro1">
          <table:table-cell office:value-type="string" calcext:value-type="string">
            <text:p>./archive_1/1744912920_720_Wide_Long1744912920_720_Wide_Long_angle_data.json</text:p>
          </table:table-cell>
          <table:table-cell/>
          <table:table-cell office:value-type="string" calcext:value-type="string">
            <text:p>./archive_1/1744912920_720_Wide_Long1744912920_720_Wide_Long_distance_data.json</text:p>
          </table:table-cell>
          <table:table-cell/>
          <table:table-cell office:value-type="string" calcext:value-type="string">
            <text:p>./archive_1/1744912920_720_Wide_Long1744912920_720_Wide_Long_sound.wav</text:p>
          </table:table-cell>
        </table:table-row>
        <table:table-row table:style-name="ro1">
          <table:table-cell office:value-type="string" calcext:value-type="string">
            <text:p>./archive_1/1745513496_29_Wide_Long1745513496_29_Wide_Long_angle_data.json</text:p>
          </table:table-cell>
          <table:table-cell/>
          <table:table-cell office:value-type="string" calcext:value-type="string">
            <text:p>./archive_1/1745513496_29_Wide_Long1745513496_29_Wide_Long_distance_data.json</text:p>
          </table:table-cell>
          <table:table-cell/>
          <table:table-cell office:value-type="string" calcext:value-type="string">
            <text:p>./archive_1/1745513496_29_Wide_Long1745513496_29_Wide_Long_sound.wav</text:p>
          </table:table-cell>
        </table:table-row>
        <table:table-row table:style-name="ro1">
          <table:table-cell office:value-type="string" calcext:value-type="string">
            <text:p>./archive_1/1745517672_339_Wide_Long1745517672_339_Wide_Long_angle_data.json</text:p>
          </table:table-cell>
          <table:table-cell/>
          <table:table-cell office:value-type="string" calcext:value-type="string">
            <text:p>./archive_1/1745517672_339_Wide_Long1745517672_339_Wide_Long_distance_data.json</text:p>
          </table:table-cell>
          <table:table-cell/>
          <table:table-cell office:value-type="string" calcext:value-type="string">
            <text:p>./archive_1/1745517672_339_Wide_Long1745517672_339_Wide_Long_sound.wav</text:p>
          </table:table-cell>
        </table:table-row>
        <table:table-row table:style-name="ro1">
          <table:table-cell office:value-type="string" calcext:value-type="string">
            <text:p>./archive_1/1745521230_647_Wide_Long1745521230_647_Wide_Long_angle_data.json</text:p>
          </table:table-cell>
          <table:table-cell/>
          <table:table-cell office:value-type="string" calcext:value-type="string">
            <text:p>./archive_1/1745521230_647_Wide_Long1745521230_647_Wide_Long_distance_data.json</text:p>
          </table:table-cell>
          <table:table-cell/>
          <table:table-cell office:value-type="string" calcext:value-type="string">
            <text:p>./archive_1/1745521230_647_Wide_Long1745521230_647_Wide_Long_sound.wav</text:p>
          </table:table-cell>
        </table:table-row>
        <table:table-row table:style-name="ro1">
          <table:table-cell office:value-type="string" calcext:value-type="string">
            <text:p>./archive_1/1745523533_959_Wide_Long1745523533_959_Wide_Long_angle_data.json</text:p>
          </table:table-cell>
          <table:table-cell/>
          <table:table-cell office:value-type="string" calcext:value-type="string">
            <text:p>./archive_1/1745523533_959_Wide_Long1745523533_959_Wide_Long_distance_data.json</text:p>
          </table:table-cell>
          <table:table-cell/>
          <table:table-cell office:value-type="string" calcext:value-type="string">
            <text:p>./archive_1/1745523533_959_Wide_Long1745523533_959_Wide_Long_sound.wav</text:p>
          </table:table-cell>
        </table:table-row>
        <table:table-row table:style-name="ro1">
          <table:table-cell office:value-type="string" calcext:value-type="string">
            <text:p>./archive_1/1745525837_1269_Wide_Long1745525837_1269_Wide_Long_angle_data.json</text:p>
          </table:table-cell>
          <table:table-cell/>
          <table:table-cell office:value-type="string" calcext:value-type="string">
            <text:p>./archive_1/1745525837_1269_Wide_Long1745525837_1269_Wide_Long_distance_data.json</text:p>
          </table:table-cell>
          <table:table-cell/>
          <table:table-cell office:value-type="string" calcext:value-type="string">
            <text:p>./archive_1/1745525837_1269_Wide_Long1745525837_1269_Wide_Long_sound.wav</text:p>
          </table:table-cell>
        </table:table-row>
        <table:table-row table:style-name="ro1">
          <table:table-cell office:value-type="string" calcext:value-type="string">
            <text:p>./archive_1/1744895309_78_Wide_Long1744895309_78_Wide_Long_angle_data.json</text:p>
          </table:table-cell>
          <table:table-cell/>
          <table:table-cell office:value-type="string" calcext:value-type="string">
            <text:p>./archive_1/1744895309_78_Wide_Long1744895309_78_Wide_Long_distance_data.json</text:p>
          </table:table-cell>
          <table:table-cell/>
          <table:table-cell office:value-type="string" calcext:value-type="string">
            <text:p>./archive_1/1744895309_78_Wide_Long1744895309_78_Wide_Long_sound.wav</text:p>
          </table:table-cell>
        </table:table-row>
        <table:table-row table:style-name="ro1">
          <table:table-cell office:value-type="string" calcext:value-type="string">
            <text:p>./archive_1/1744905435_400_Wide_Long1744905435_400_Wide_Long_angle_data.json</text:p>
          </table:table-cell>
          <table:table-cell/>
          <table:table-cell office:value-type="string" calcext:value-type="string">
            <text:p>./archive_1/1744905435_400_Wide_Long1744905435_400_Wide_Long_distance_data.json</text:p>
          </table:table-cell>
          <table:table-cell/>
          <table:table-cell office:value-type="string" calcext:value-type="string">
            <text:p>./archive_1/1744905435_400_Wide_Long1744905435_400_Wide_Long_sound.wav</text:p>
          </table:table-cell>
        </table:table-row>
        <table:table-row table:style-name="ro1">
          <table:table-cell office:value-type="string" calcext:value-type="string">
            <text:p>./archive_1/1744912940_721_Wide_Long1744912940_721_Wide_Long_angle_data.json</text:p>
          </table:table-cell>
          <table:table-cell/>
          <table:table-cell office:value-type="string" calcext:value-type="string">
            <text:p>./archive_1/1744912940_721_Wide_Long1744912940_721_Wide_Long_distance_data.json</text:p>
          </table:table-cell>
          <table:table-cell/>
          <table:table-cell office:value-type="string" calcext:value-type="string">
            <text:p>./archive_1/1744912940_721_Wide_Long1744912940_721_Wide_Long_sound.wav</text:p>
          </table:table-cell>
        </table:table-row>
        <table:table-row table:style-name="ro1">
          <table:table-cell office:value-type="string" calcext:value-type="string">
            <text:p>./archive_1/1745513502_30_Wide_Long1745513502_30_Wide_Long_angle_data.json</text:p>
          </table:table-cell>
          <table:table-cell/>
          <table:table-cell office:value-type="string" calcext:value-type="string">
            <text:p>./archive_1/1745513502_30_Wide_Long1745513502_30_Wide_Long_distance_data.json</text:p>
          </table:table-cell>
          <table:table-cell/>
          <table:table-cell office:value-type="string" calcext:value-type="string">
            <text:p>./archive_1/1745513502_30_Wide_Long1745513502_30_Wide_Long_sound.wav</text:p>
          </table:table-cell>
        </table:table-row>
        <table:table-row table:style-name="ro1">
          <table:table-cell office:value-type="string" calcext:value-type="string">
            <text:p>./archive_1/1745517683_340_Wide_Long1745517683_340_Wide_Long_angle_data.json</text:p>
          </table:table-cell>
          <table:table-cell/>
          <table:table-cell office:value-type="string" calcext:value-type="string">
            <text:p>./archive_1/1745517683_340_Wide_Long1745517683_340_Wide_Long_distance_data.json</text:p>
          </table:table-cell>
          <table:table-cell/>
          <table:table-cell office:value-type="string" calcext:value-type="string">
            <text:p>./archive_1/1745517683_340_Wide_Long1745517683_340_Wide_Long_sound.wav</text:p>
          </table:table-cell>
        </table:table-row>
        <table:table-row table:style-name="ro1">
          <table:table-cell office:value-type="string" calcext:value-type="string">
            <text:p>./archive_1/1745521234_648_Wide_Long1745521234_648_Wide_Long_angle_data.json</text:p>
          </table:table-cell>
          <table:table-cell/>
          <table:table-cell office:value-type="string" calcext:value-type="string">
            <text:p>./archive_1/1745521234_648_Wide_Long1745521234_648_Wide_Long_distance_data.json</text:p>
          </table:table-cell>
          <table:table-cell/>
          <table:table-cell office:value-type="string" calcext:value-type="string">
            <text:p>./archive_1/1745521234_648_Wide_Long1745521234_648_Wide_Long_sound.wav</text:p>
          </table:table-cell>
        </table:table-row>
        <table:table-row table:style-name="ro1">
          <table:table-cell office:value-type="string" calcext:value-type="string">
            <text:p>./archive_1/1745523538_960_Wide_Long1745523538_960_Wide_Long_angle_data.json</text:p>
          </table:table-cell>
          <table:table-cell/>
          <table:table-cell office:value-type="string" calcext:value-type="string">
            <text:p>./archive_1/1745523538_960_Wide_Long1745523538_960_Wide_Long_distance_data.json</text:p>
          </table:table-cell>
          <table:table-cell/>
          <table:table-cell office:value-type="string" calcext:value-type="string">
            <text:p>./archive_1/1745523538_960_Wide_Long1745523538_960_Wide_Long_sound.wav</text:p>
          </table:table-cell>
        </table:table-row>
        <table:table-row table:style-name="ro1">
          <table:table-cell office:value-type="string" calcext:value-type="string">
            <text:p>./archive_1/1745525842_1270_Wide_Long1745525842_1270_Wide_Long_angle_data.json</text:p>
          </table:table-cell>
          <table:table-cell/>
          <table:table-cell office:value-type="string" calcext:value-type="string">
            <text:p>./archive_1/1745525842_1270_Wide_Long1745525842_1270_Wide_Long_distance_data.json</text:p>
          </table:table-cell>
          <table:table-cell/>
          <table:table-cell office:value-type="string" calcext:value-type="string">
            <text:p>./archive_1/1745525842_1270_Wide_Long1745525842_1270_Wide_Long_sound.wav</text:p>
          </table:table-cell>
        </table:table-row>
        <table:table-row table:style-name="ro1">
          <table:table-cell office:value-type="string" calcext:value-type="string">
            <text:p>./archive_1/1744895329_79_Wide_Long1744895329_79_Wide_Long_angle_data.json</text:p>
          </table:table-cell>
          <table:table-cell/>
          <table:table-cell office:value-type="string" calcext:value-type="string">
            <text:p>./archive_1/1744895329_79_Wide_Long1744895329_79_Wide_Long_distance_data.json</text:p>
          </table:table-cell>
          <table:table-cell/>
          <table:table-cell office:value-type="string" calcext:value-type="string">
            <text:p>./archive_1/1744895329_79_Wide_Long1744895329_79_Wide_Long_sound.wav</text:p>
          </table:table-cell>
        </table:table-row>
        <table:table-row table:style-name="ro1">
          <table:table-cell office:value-type="string" calcext:value-type="string">
            <text:p>./archive_1/1744905454_401_Wide_Long1744905454_401_Wide_Long_angle_data.json</text:p>
          </table:table-cell>
          <table:table-cell/>
          <table:table-cell office:value-type="string" calcext:value-type="string">
            <text:p>./archive_1/1744905454_401_Wide_Long1744905454_401_Wide_Long_distance_data.json</text:p>
          </table:table-cell>
          <table:table-cell/>
          <table:table-cell office:value-type="string" calcext:value-type="string">
            <text:p>./archive_1/1744905454_401_Wide_Long1744905454_401_Wide_Long_sound.wav</text:p>
          </table:table-cell>
        </table:table-row>
        <table:table-row table:style-name="ro1">
          <table:table-cell office:value-type="string" calcext:value-type="string">
            <text:p>./archive_1/1744912960_722_Wide_Long1744912960_722_Wide_Long_angle_data.json</text:p>
          </table:table-cell>
          <table:table-cell/>
          <table:table-cell office:value-type="string" calcext:value-type="string">
            <text:p>./archive_1/1744912960_722_Wide_Long1744912960_722_Wide_Long_distance_data.json</text:p>
          </table:table-cell>
          <table:table-cell/>
          <table:table-cell office:value-type="string" calcext:value-type="string">
            <text:p>./archive_1/1744912960_722_Wide_Long1744912960_722_Wide_Long_sound.wav</text:p>
          </table:table-cell>
        </table:table-row>
        <table:table-row table:style-name="ro1">
          <table:table-cell office:value-type="string" calcext:value-type="string">
            <text:p>./archive_1/1745513509_31_Wide_Long1745513509_31_Wide_Long_angle_data.json</text:p>
          </table:table-cell>
          <table:table-cell/>
          <table:table-cell office:value-type="string" calcext:value-type="string">
            <text:p>./archive_1/1745513509_31_Wide_Long1745513509_31_Wide_Long_distance_data.json</text:p>
          </table:table-cell>
          <table:table-cell/>
          <table:table-cell office:value-type="string" calcext:value-type="string">
            <text:p>./archive_1/1745513509_31_Wide_Long1745513509_31_Wide_Long_sound.wav</text:p>
          </table:table-cell>
        </table:table-row>
        <table:table-row table:style-name="ro1">
          <table:table-cell office:value-type="string" calcext:value-type="string">
            <text:p>./archive_1/1745517756_341_Wide_Long1745517756_341_Wide_Long_angle_data.json</text:p>
          </table:table-cell>
          <table:table-cell/>
          <table:table-cell office:value-type="string" calcext:value-type="string">
            <text:p>./archive_1/1745517756_341_Wide_Long1745517756_341_Wide_Long_distance_data.json</text:p>
          </table:table-cell>
          <table:table-cell/>
          <table:table-cell office:value-type="string" calcext:value-type="string">
            <text:p>./archive_1/1745517756_341_Wide_Long1745517756_341_Wide_Long_sound.wav</text:p>
          </table:table-cell>
        </table:table-row>
        <table:table-row table:style-name="ro1">
          <table:table-cell office:value-type="string" calcext:value-type="string">
            <text:p>./archive_1/1745521239_649_Wide_Long1745521239_649_Wide_Long_angle_data.json</text:p>
          </table:table-cell>
          <table:table-cell/>
          <table:table-cell office:value-type="string" calcext:value-type="string">
            <text:p>./archive_1/1745521239_649_Wide_Long1745521239_649_Wide_Long_distance_data.json</text:p>
          </table:table-cell>
          <table:table-cell/>
          <table:table-cell office:value-type="string" calcext:value-type="string">
            <text:p>./archive_1/1745521239_649_Wide_Long1745521239_649_Wide_Long_sound.wav</text:p>
          </table:table-cell>
        </table:table-row>
        <table:table-row table:style-name="ro1">
          <table:table-cell office:value-type="string" calcext:value-type="string">
            <text:p>./archive_1/1745523543_961_Wide_Long1745523543_961_Wide_Long_angle_data.json</text:p>
          </table:table-cell>
          <table:table-cell/>
          <table:table-cell office:value-type="string" calcext:value-type="string">
            <text:p>./archive_1/1745523543_961_Wide_Long1745523543_961_Wide_Long_distance_data.json</text:p>
          </table:table-cell>
          <table:table-cell/>
          <table:table-cell office:value-type="string" calcext:value-type="string">
            <text:p>./archive_1/1745523543_961_Wide_Long1745523543_961_Wide_Long_sound.wav</text:p>
          </table:table-cell>
        </table:table-row>
        <table:table-row table:style-name="ro1">
          <table:table-cell office:value-type="string" calcext:value-type="string">
            <text:p>./archive_1/1745525846_1271_Wide_Long1745525846_1271_Wide_Long_angle_data.json</text:p>
          </table:table-cell>
          <table:table-cell/>
          <table:table-cell office:value-type="string" calcext:value-type="string">
            <text:p>./archive_1/1745525846_1271_Wide_Long1745525846_1271_Wide_Long_distance_data.json</text:p>
          </table:table-cell>
          <table:table-cell/>
          <table:table-cell office:value-type="string" calcext:value-type="string">
            <text:p>./archive_1/1745525846_1271_Wide_Long1745525846_1271_Wide_Long_sound.wav</text:p>
          </table:table-cell>
        </table:table-row>
        <table:table-row table:style-name="ro1">
          <table:table-cell office:value-type="string" calcext:value-type="string">
            <text:p>./archive_1/1744895348_80_Wide_Long1744895348_80_Wide_Long_angle_data.json</text:p>
          </table:table-cell>
          <table:table-cell/>
          <table:table-cell office:value-type="string" calcext:value-type="string">
            <text:p>./archive_1/1744895348_80_Wide_Long1744895348_80_Wide_Long_distance_data.json</text:p>
          </table:table-cell>
          <table:table-cell/>
          <table:table-cell office:value-type="string" calcext:value-type="string">
            <text:p>./archive_1/1744895348_80_Wide_Long1744895348_80_Wide_Long_sound.wav</text:p>
          </table:table-cell>
        </table:table-row>
        <table:table-row table:style-name="ro1">
          <table:table-cell office:value-type="string" calcext:value-type="string">
            <text:p>./archive_1/1744905473_402_Wide_Long1744905473_402_Wide_Long_angle_data.json</text:p>
          </table:table-cell>
          <table:table-cell/>
          <table:table-cell office:value-type="string" calcext:value-type="string">
            <text:p>./archive_1/1744905473_402_Wide_Long1744905473_402_Wide_Long_distance_data.json</text:p>
          </table:table-cell>
          <table:table-cell/>
          <table:table-cell office:value-type="string" calcext:value-type="string">
            <text:p>./archive_1/1744905473_402_Wide_Long1744905473_402_Wide_Long_sound.wav</text:p>
          </table:table-cell>
        </table:table-row>
        <table:table-row table:style-name="ro1">
          <table:table-cell office:value-type="string" calcext:value-type="string">
            <text:p>./archive_1/1744912979_723_Wide_Long1744912979_723_Wide_Long_angle_data.json</text:p>
          </table:table-cell>
          <table:table-cell/>
          <table:table-cell office:value-type="string" calcext:value-type="string">
            <text:p>./archive_1/1744912979_723_Wide_Long1744912979_723_Wide_Long_distance_data.json</text:p>
          </table:table-cell>
          <table:table-cell/>
          <table:table-cell office:value-type="string" calcext:value-type="string">
            <text:p>./archive_1/1744912979_723_Wide_Long1744912979_723_Wide_Long_sound.wav</text:p>
          </table:table-cell>
        </table:table-row>
        <table:table-row table:style-name="ro1">
          <table:table-cell office:value-type="string" calcext:value-type="string">
            <text:p>./archive_1/1745513515_32_Wide_Long1745513515_32_Wide_Long_angle_data.json</text:p>
          </table:table-cell>
          <table:table-cell/>
          <table:table-cell office:value-type="string" calcext:value-type="string">
            <text:p>./archive_1/1745513515_32_Wide_Long1745513515_32_Wide_Long_distance_data.json</text:p>
          </table:table-cell>
          <table:table-cell/>
          <table:table-cell office:value-type="string" calcext:value-type="string">
            <text:p>./archive_1/1745513515_32_Wide_Long1745513515_32_Wide_Long_sound.wav</text:p>
          </table:table-cell>
        </table:table-row>
        <table:table-row table:style-name="ro1">
          <table:table-cell office:value-type="string" calcext:value-type="string">
            <text:p>./archive_1/1745517761_342_Wide_Long1745517761_342_Wide_Long_angle_data.json</text:p>
          </table:table-cell>
          <table:table-cell/>
          <table:table-cell office:value-type="string" calcext:value-type="string">
            <text:p>./archive_1/1745517761_342_Wide_Long1745517761_342_Wide_Long_distance_data.json</text:p>
          </table:table-cell>
          <table:table-cell/>
          <table:table-cell office:value-type="string" calcext:value-type="string">
            <text:p>./archive_1/1745517761_342_Wide_Long1745517761_342_Wide_Long_sound.wav</text:p>
          </table:table-cell>
        </table:table-row>
        <table:table-row table:style-name="ro1">
          <table:table-cell office:value-type="string" calcext:value-type="string">
            <text:p>./archive_1/1745521244_650_Wide_Long1745521244_650_Wide_Long_angle_data.json</text:p>
          </table:table-cell>
          <table:table-cell/>
          <table:table-cell office:value-type="string" calcext:value-type="string">
            <text:p>./archive_1/1745521244_650_Wide_Long1745521244_650_Wide_Long_distance_data.json</text:p>
          </table:table-cell>
          <table:table-cell/>
          <table:table-cell office:value-type="string" calcext:value-type="string">
            <text:p>./archive_1/1745521244_650_Wide_Long1745521244_650_Wide_Long_sound.wav</text:p>
          </table:table-cell>
        </table:table-row>
        <table:table-row table:style-name="ro1">
          <table:table-cell office:value-type="string" calcext:value-type="string">
            <text:p>./archive_1/1745523547_962_Wide_Long1745523547_962_Wide_Long_angle_data.json</text:p>
          </table:table-cell>
          <table:table-cell/>
          <table:table-cell office:value-type="string" calcext:value-type="string">
            <text:p>./archive_1/1745523547_962_Wide_Long1745523547_962_Wide_Long_distance_data.json</text:p>
          </table:table-cell>
          <table:table-cell/>
          <table:table-cell office:value-type="string" calcext:value-type="string">
            <text:p>./archive_1/1745523547_962_Wide_Long1745523547_962_Wide_Long_sound.wav</text:p>
          </table:table-cell>
        </table:table-row>
        <table:table-row table:style-name="ro1">
          <table:table-cell office:value-type="string" calcext:value-type="string">
            <text:p>./archive_1/1745525851_1272_Wide_Long1745525851_1272_Wide_Long_angle_data.json</text:p>
          </table:table-cell>
          <table:table-cell/>
          <table:table-cell office:value-type="string" calcext:value-type="string">
            <text:p>./archive_1/1745525851_1272_Wide_Long1745525851_1272_Wide_Long_distance_data.json</text:p>
          </table:table-cell>
          <table:table-cell/>
          <table:table-cell office:value-type="string" calcext:value-type="string">
            <text:p>./archive_1/1745525851_1272_Wide_Long1745525851_1272_Wide_Long_sound.wav</text:p>
          </table:table-cell>
        </table:table-row>
        <table:table-row table:style-name="ro1">
          <table:table-cell office:value-type="string" calcext:value-type="string">
            <text:p>./archive_1/1744895366_81_Wide_Long1744895366_81_Wide_Long_angle_data.json</text:p>
          </table:table-cell>
          <table:table-cell/>
          <table:table-cell office:value-type="string" calcext:value-type="string">
            <text:p>./archive_1/1744895366_81_Wide_Long1744895366_81_Wide_Long_distance_data.json</text:p>
          </table:table-cell>
          <table:table-cell/>
          <table:table-cell office:value-type="string" calcext:value-type="string">
            <text:p>./archive_1/1744895366_81_Wide_Long1744895366_81_Wide_Long_sound.wav</text:p>
          </table:table-cell>
        </table:table-row>
        <table:table-row table:style-name="ro1">
          <table:table-cell office:value-type="string" calcext:value-type="string">
            <text:p>./archive_1/1744905492_403_Wide_Long1744905492_403_Wide_Long_angle_data.json</text:p>
          </table:table-cell>
          <table:table-cell/>
          <table:table-cell office:value-type="string" calcext:value-type="string">
            <text:p>./archive_1/1744905492_403_Wide_Long1744905492_403_Wide_Long_distance_data.json</text:p>
          </table:table-cell>
          <table:table-cell/>
          <table:table-cell office:value-type="string" calcext:value-type="string">
            <text:p>./archive_1/1744905492_403_Wide_Long1744905492_403_Wide_Long_sound.wav</text:p>
          </table:table-cell>
        </table:table-row>
        <table:table-row table:style-name="ro1">
          <table:table-cell office:value-type="string" calcext:value-type="string">
            <text:p>./archive_1/1744913001_724_Wide_Long1744913001_724_Wide_Long_angle_data.json</text:p>
          </table:table-cell>
          <table:table-cell/>
          <table:table-cell office:value-type="string" calcext:value-type="string">
            <text:p>./archive_1/1744913001_724_Wide_Long1744913001_724_Wide_Long_distance_data.json</text:p>
          </table:table-cell>
          <table:table-cell/>
          <table:table-cell office:value-type="string" calcext:value-type="string">
            <text:p>./archive_1/1744913001_724_Wide_Long1744913001_724_Wide_Long_sound.wav</text:p>
          </table:table-cell>
        </table:table-row>
        <table:table-row table:style-name="ro1">
          <table:table-cell office:value-type="string" calcext:value-type="string">
            <text:p>./archive_1/1745513520_33_Wide_Long1745513520_33_Wide_Long_angle_data.json</text:p>
          </table:table-cell>
          <table:table-cell/>
          <table:table-cell office:value-type="string" calcext:value-type="string">
            <text:p>./archive_1/1745513520_33_Wide_Long1745513520_33_Wide_Long_distance_data.json</text:p>
          </table:table-cell>
          <table:table-cell/>
          <table:table-cell office:value-type="string" calcext:value-type="string">
            <text:p>./archive_1/1745513520_33_Wide_Long1745513520_33_Wide_Long_sound.wav</text:p>
          </table:table-cell>
        </table:table-row>
        <table:table-row table:style-name="ro1">
          <table:table-cell office:value-type="string" calcext:value-type="string">
            <text:p>./archive_1/1745517765_343_Wide_Long1745517765_343_Wide_Long_angle_data.json</text:p>
          </table:table-cell>
          <table:table-cell/>
          <table:table-cell office:value-type="string" calcext:value-type="string">
            <text:p>./archive_1/1745517765_343_Wide_Long1745517765_343_Wide_Long_distance_data.json</text:p>
          </table:table-cell>
          <table:table-cell/>
          <table:table-cell office:value-type="string" calcext:value-type="string">
            <text:p>./archive_1/1745517765_343_Wide_Long1745517765_343_Wide_Long_sound.wav</text:p>
          </table:table-cell>
        </table:table-row>
        <table:table-row table:style-name="ro1">
          <table:table-cell office:value-type="string" calcext:value-type="string">
            <text:p>./archive_1/1745521248_651_Wide_Long1745521248_651_Wide_Long_angle_data.json</text:p>
          </table:table-cell>
          <table:table-cell/>
          <table:table-cell office:value-type="string" calcext:value-type="string">
            <text:p>./archive_1/1745521248_651_Wide_Long1745521248_651_Wide_Long_distance_data.json</text:p>
          </table:table-cell>
          <table:table-cell/>
          <table:table-cell office:value-type="string" calcext:value-type="string">
            <text:p>./archive_1/1745521248_651_Wide_Long1745521248_651_Wide_Long_sound.wav</text:p>
          </table:table-cell>
        </table:table-row>
        <table:table-row table:style-name="ro1">
          <table:table-cell office:value-type="string" calcext:value-type="string">
            <text:p>./archive_1/1745523552_963_Wide_Long1745523552_963_Wide_Long_angle_data.json</text:p>
          </table:table-cell>
          <table:table-cell/>
          <table:table-cell office:value-type="string" calcext:value-type="string">
            <text:p>./archive_1/1745523552_963_Wide_Long1745523552_963_Wide_Long_distance_data.json</text:p>
          </table:table-cell>
          <table:table-cell/>
          <table:table-cell office:value-type="string" calcext:value-type="string">
            <text:p>./archive_1/1745523552_963_Wide_Long1745523552_963_Wide_Long_sound.wav</text:p>
          </table:table-cell>
        </table:table-row>
        <table:table-row table:style-name="ro1">
          <table:table-cell office:value-type="string" calcext:value-type="string">
            <text:p>./archive_1/1745525855_1273_Wide_Long1745525855_1273_Wide_Long_angle_data.json</text:p>
          </table:table-cell>
          <table:table-cell/>
          <table:table-cell office:value-type="string" calcext:value-type="string">
            <text:p>./archive_1/1745525855_1273_Wide_Long1745525855_1273_Wide_Long_distance_data.json</text:p>
          </table:table-cell>
          <table:table-cell/>
          <table:table-cell office:value-type="string" calcext:value-type="string">
            <text:p>./archive_1/1745525855_1273_Wide_Long1745525855_1273_Wide_Long_sound.wav</text:p>
          </table:table-cell>
        </table:table-row>
        <table:table-row table:style-name="ro1">
          <table:table-cell office:value-type="string" calcext:value-type="string">
            <text:p>./archive_1/1744895384_82_Wide_Long1744895384_82_Wide_Long_angle_data.json</text:p>
          </table:table-cell>
          <table:table-cell/>
          <table:table-cell office:value-type="string" calcext:value-type="string">
            <text:p>./archive_1/1744895384_82_Wide_Long1744895384_82_Wide_Long_distance_data.json</text:p>
          </table:table-cell>
          <table:table-cell/>
          <table:table-cell office:value-type="string" calcext:value-type="string">
            <text:p>./archive_1/1744895384_82_Wide_Long1744895384_82_Wide_Long_sound.wav</text:p>
          </table:table-cell>
        </table:table-row>
        <table:table-row table:style-name="ro1">
          <table:table-cell office:value-type="string" calcext:value-type="string">
            <text:p>./archive_1/1744905511_404_Wide_Long1744905511_404_Wide_Long_angle_data.json</text:p>
          </table:table-cell>
          <table:table-cell/>
          <table:table-cell office:value-type="string" calcext:value-type="string">
            <text:p>./archive_1/1744905511_404_Wide_Long1744905511_404_Wide_Long_distance_data.json</text:p>
          </table:table-cell>
          <table:table-cell/>
          <table:table-cell office:value-type="string" calcext:value-type="string">
            <text:p>./archive_1/1744905511_404_Wide_Long1744905511_404_Wide_Long_sound.wav</text:p>
          </table:table-cell>
        </table:table-row>
        <table:table-row table:style-name="ro1">
          <table:table-cell office:value-type="string" calcext:value-type="string">
            <text:p>./archive_1/1744913020_725_Wide_Long1744913020_725_Wide_Long_angle_data.json</text:p>
          </table:table-cell>
          <table:table-cell/>
          <table:table-cell office:value-type="string" calcext:value-type="string">
            <text:p>./archive_1/1744913020_725_Wide_Long1744913020_725_Wide_Long_distance_data.json</text:p>
          </table:table-cell>
          <table:table-cell/>
          <table:table-cell office:value-type="string" calcext:value-type="string">
            <text:p>./archive_1/1744913020_725_Wide_Long1744913020_725_Wide_Long_sound.wav</text:p>
          </table:table-cell>
        </table:table-row>
        <table:table-row table:style-name="ro1">
          <table:table-cell office:value-type="string" calcext:value-type="string">
            <text:p>./archive_1/1745513530_34_Wide_Long1745513530_34_Wide_Long_angle_data.json</text:p>
          </table:table-cell>
          <table:table-cell/>
          <table:table-cell office:value-type="string" calcext:value-type="string">
            <text:p>./archive_1/1745513530_34_Wide_Long1745513530_34_Wide_Long_distance_data.json</text:p>
          </table:table-cell>
          <table:table-cell/>
          <table:table-cell office:value-type="string" calcext:value-type="string">
            <text:p>./archive_1/1745513530_34_Wide_Long1745513530_34_Wide_Long_sound.wav</text:p>
          </table:table-cell>
        </table:table-row>
        <table:table-row table:style-name="ro1">
          <table:table-cell office:value-type="string" calcext:value-type="string">
            <text:p>./archive_1/1745517769_344_Wide_Long1745517769_344_Wide_Long_angle_data.json</text:p>
          </table:table-cell>
          <table:table-cell/>
          <table:table-cell office:value-type="string" calcext:value-type="string">
            <text:p>./archive_1/1745517769_344_Wide_Long1745517769_344_Wide_Long_distance_data.json</text:p>
          </table:table-cell>
          <table:table-cell/>
          <table:table-cell office:value-type="string" calcext:value-type="string">
            <text:p>./archive_1/1745517769_344_Wide_Long1745517769_344_Wide_Long_sound.wav</text:p>
          </table:table-cell>
        </table:table-row>
        <table:table-row table:style-name="ro1">
          <table:table-cell office:value-type="string" calcext:value-type="string">
            <text:p>./archive_1/1745521252_652_Wide_Long1745521252_652_Wide_Long_angle_data.json</text:p>
          </table:table-cell>
          <table:table-cell/>
          <table:table-cell office:value-type="string" calcext:value-type="string">
            <text:p>./archive_1/1745521252_652_Wide_Long1745521252_652_Wide_Long_distance_data.json</text:p>
          </table:table-cell>
          <table:table-cell/>
          <table:table-cell office:value-type="string" calcext:value-type="string">
            <text:p>./archive_1/1745521252_652_Wide_Long1745521252_652_Wide_Long_sound.wav</text:p>
          </table:table-cell>
        </table:table-row>
        <table:table-row table:style-name="ro1">
          <table:table-cell office:value-type="string" calcext:value-type="string">
            <text:p>./archive_1/1745523557_964_Wide_Long1745523557_964_Wide_Long_angle_data.json</text:p>
          </table:table-cell>
          <table:table-cell/>
          <table:table-cell office:value-type="string" calcext:value-type="string">
            <text:p>./archive_1/1745523557_964_Wide_Long1745523557_964_Wide_Long_distance_data.json</text:p>
          </table:table-cell>
          <table:table-cell/>
          <table:table-cell office:value-type="string" calcext:value-type="string">
            <text:p>./archive_1/1745523557_964_Wide_Long1745523557_964_Wide_Long_sound.wav</text:p>
          </table:table-cell>
        </table:table-row>
        <table:table-row table:style-name="ro1">
          <table:table-cell office:value-type="string" calcext:value-type="string">
            <text:p>./archive_1/1745525860_1274_Wide_Long1745525860_1274_Wide_Long_angle_data.json</text:p>
          </table:table-cell>
          <table:table-cell/>
          <table:table-cell office:value-type="string" calcext:value-type="string">
            <text:p>./archive_1/1745525860_1274_Wide_Long1745525860_1274_Wide_Long_distance_data.json</text:p>
          </table:table-cell>
          <table:table-cell/>
          <table:table-cell office:value-type="string" calcext:value-type="string">
            <text:p>./archive_1/1745525860_1274_Wide_Long1745525860_1274_Wide_Long_sound.wav</text:p>
          </table:table-cell>
        </table:table-row>
        <table:table-row table:style-name="ro1">
          <table:table-cell office:value-type="string" calcext:value-type="string">
            <text:p>./archive_1/1744895402_83_Wide_Long1744895402_83_Wide_Long_angle_data.json</text:p>
          </table:table-cell>
          <table:table-cell/>
          <table:table-cell office:value-type="string" calcext:value-type="string">
            <text:p>./archive_1/1744895402_83_Wide_Long1744895402_83_Wide_Long_distance_data.json</text:p>
          </table:table-cell>
          <table:table-cell/>
          <table:table-cell office:value-type="string" calcext:value-type="string">
            <text:p>./archive_1/1744895402_83_Wide_Long1744895402_83_Wide_Long_sound.wav</text:p>
          </table:table-cell>
        </table:table-row>
        <table:table-row table:style-name="ro1">
          <table:table-cell office:value-type="string" calcext:value-type="string">
            <text:p>./archive_1/1744905531_405_Wide_Long1744905531_405_Wide_Long_angle_data.json</text:p>
          </table:table-cell>
          <table:table-cell/>
          <table:table-cell office:value-type="string" calcext:value-type="string">
            <text:p>./archive_1/1744905531_405_Wide_Long1744905531_405_Wide_Long_distance_data.json</text:p>
          </table:table-cell>
          <table:table-cell/>
          <table:table-cell office:value-type="string" calcext:value-type="string">
            <text:p>./archive_1/1744905531_405_Wide_Long1744905531_405_Wide_Long_sound.wav</text:p>
          </table:table-cell>
        </table:table-row>
        <table:table-row table:style-name="ro1">
          <table:table-cell office:value-type="string" calcext:value-type="string">
            <text:p>./archive_1/1744913041_726_Wide_Long1744913041_726_Wide_Long_angle_data.json</text:p>
          </table:table-cell>
          <table:table-cell/>
          <table:table-cell office:value-type="string" calcext:value-type="string">
            <text:p>./archive_1/1744913041_726_Wide_Long1744913041_726_Wide_Long_distance_data.json</text:p>
          </table:table-cell>
          <table:table-cell/>
          <table:table-cell office:value-type="string" calcext:value-type="string">
            <text:p>./archive_1/1744913041_726_Wide_Long1744913041_726_Wide_Long_sound.wav</text:p>
          </table:table-cell>
        </table:table-row>
        <table:table-row table:style-name="ro1">
          <table:table-cell office:value-type="string" calcext:value-type="string">
            <text:p>./archive_1/1745513562_35_Wide_Long1745513562_35_Wide_Long_angle_data.json</text:p>
          </table:table-cell>
          <table:table-cell/>
          <table:table-cell office:value-type="string" calcext:value-type="string">
            <text:p>./archive_1/1745513562_35_Wide_Long1745513562_35_Wide_Long_distance_data.json</text:p>
          </table:table-cell>
          <table:table-cell/>
          <table:table-cell office:value-type="string" calcext:value-type="string">
            <text:p>./archive_1/1745513562_35_Wide_Long1745513562_35_Wide_Long_sound.wav</text:p>
          </table:table-cell>
        </table:table-row>
        <table:table-row table:style-name="ro1">
          <table:table-cell office:value-type="string" calcext:value-type="string">
            <text:p>./archive_1/1745517773_345_Wide_Long1745517773_345_Wide_Long_angle_data.json</text:p>
          </table:table-cell>
          <table:table-cell/>
          <table:table-cell office:value-type="string" calcext:value-type="string">
            <text:p>./archive_1/1745517773_345_Wide_Long1745517773_345_Wide_Long_distance_data.json</text:p>
          </table:table-cell>
          <table:table-cell/>
          <table:table-cell office:value-type="string" calcext:value-type="string">
            <text:p>./archive_1/1745517773_345_Wide_Long1745517773_345_Wide_Long_sound.wav</text:p>
          </table:table-cell>
        </table:table-row>
        <table:table-row table:style-name="ro1">
          <table:table-cell office:value-type="string" calcext:value-type="string">
            <text:p>./archive_1/1745521257_653_Wide_Long1745521257_653_Wide_Long_angle_data.json</text:p>
          </table:table-cell>
          <table:table-cell/>
          <table:table-cell office:value-type="string" calcext:value-type="string">
            <text:p>./archive_1/1745521257_653_Wide_Long1745521257_653_Wide_Long_distance_data.json</text:p>
          </table:table-cell>
          <table:table-cell/>
          <table:table-cell office:value-type="string" calcext:value-type="string">
            <text:p>./archive_1/1745521257_653_Wide_Long1745521257_653_Wide_Long_sound.wav</text:p>
          </table:table-cell>
        </table:table-row>
        <table:table-row table:style-name="ro1">
          <table:table-cell office:value-type="string" calcext:value-type="string">
            <text:p>./archive_1/1745523567_965_Wide_Long1745523567_965_Wide_Long_angle_data.json</text:p>
          </table:table-cell>
          <table:table-cell/>
          <table:table-cell office:value-type="string" calcext:value-type="string">
            <text:p>./archive_1/1745523567_965_Wide_Long1745523567_965_Wide_Long_distance_data.json</text:p>
          </table:table-cell>
          <table:table-cell/>
          <table:table-cell office:value-type="string" calcext:value-type="string">
            <text:p>./archive_1/1745523567_965_Wide_Long1745523567_965_Wide_Long_sound.wav</text:p>
          </table:table-cell>
        </table:table-row>
        <table:table-row table:style-name="ro1">
          <table:table-cell office:value-type="string" calcext:value-type="string">
            <text:p>./archive_1/1745525864_1275_Wide_Long1745525864_1275_Wide_Long_angle_data.json</text:p>
          </table:table-cell>
          <table:table-cell/>
          <table:table-cell office:value-type="string" calcext:value-type="string">
            <text:p>./archive_1/1745525864_1275_Wide_Long1745525864_1275_Wide_Long_distance_data.json</text:p>
          </table:table-cell>
          <table:table-cell/>
          <table:table-cell office:value-type="string" calcext:value-type="string">
            <text:p>./archive_1/1745525864_1275_Wide_Long1745525864_1275_Wide_Long_sound.wav</text:p>
          </table:table-cell>
        </table:table-row>
        <table:table-row table:style-name="ro1">
          <table:table-cell office:value-type="string" calcext:value-type="string">
            <text:p>./archive_1/1744895420_84_Wide_Long1744895420_84_Wide_Long_angle_data.json</text:p>
          </table:table-cell>
          <table:table-cell/>
          <table:table-cell office:value-type="string" calcext:value-type="string">
            <text:p>./archive_1/1744895420_84_Wide_Long1744895420_84_Wide_Long_distance_data.json</text:p>
          </table:table-cell>
          <table:table-cell/>
          <table:table-cell office:value-type="string" calcext:value-type="string">
            <text:p>./archive_1/1744895420_84_Wide_Long1744895420_84_Wide_Long_sound.wav</text:p>
          </table:table-cell>
        </table:table-row>
        <table:table-row table:style-name="ro1">
          <table:table-cell office:value-type="string" calcext:value-type="string">
            <text:p>./archive_1/1744905550_406_Wide_Long1744905550_406_Wide_Long_angle_data.json</text:p>
          </table:table-cell>
          <table:table-cell/>
          <table:table-cell office:value-type="string" calcext:value-type="string">
            <text:p>./archive_1/1744905550_406_Wide_Long1744905550_406_Wide_Long_distance_data.json</text:p>
          </table:table-cell>
          <table:table-cell/>
          <table:table-cell office:value-type="string" calcext:value-type="string">
            <text:p>./archive_1/1744905550_406_Wide_Long1744905550_406_Wide_Long_sound.wav</text:p>
          </table:table-cell>
        </table:table-row>
        <table:table-row table:style-name="ro1">
          <table:table-cell office:value-type="string" calcext:value-type="string">
            <text:p>./archive_1/1744913060_727_Wide_Long1744913060_727_Wide_Long_angle_data.json</text:p>
          </table:table-cell>
          <table:table-cell/>
          <table:table-cell office:value-type="string" calcext:value-type="string">
            <text:p>./archive_1/1744913060_727_Wide_Long1744913060_727_Wide_Long_distance_data.json</text:p>
          </table:table-cell>
          <table:table-cell/>
          <table:table-cell office:value-type="string" calcext:value-type="string">
            <text:p>./archive_1/1744913060_727_Wide_Long1744913060_727_Wide_Long_sound.wav</text:p>
          </table:table-cell>
        </table:table-row>
        <table:table-row table:style-name="ro1">
          <table:table-cell office:value-type="string" calcext:value-type="string">
            <text:p>./archive_1/1745513650_36_Wide_Long1745513650_36_Wide_Long_angle_data.json</text:p>
          </table:table-cell>
          <table:table-cell/>
          <table:table-cell office:value-type="string" calcext:value-type="string">
            <text:p>./archive_1/1745513650_36_Wide_Long1745513650_36_Wide_Long_distance_data.json</text:p>
          </table:table-cell>
          <table:table-cell/>
          <table:table-cell office:value-type="string" calcext:value-type="string">
            <text:p>./archive_1/1745513650_36_Wide_Long1745513650_36_Wide_Long_sound.wav</text:p>
          </table:table-cell>
        </table:table-row>
        <table:table-row table:style-name="ro1">
          <table:table-cell office:value-type="string" calcext:value-type="string">
            <text:p>./archive_1/1745517778_346_Wide_Long1745517778_346_Wide_Long_angle_data.json</text:p>
          </table:table-cell>
          <table:table-cell/>
          <table:table-cell office:value-type="string" calcext:value-type="string">
            <text:p>./archive_1/1745517778_346_Wide_Long1745517778_346_Wide_Long_distance_data.json</text:p>
          </table:table-cell>
          <table:table-cell/>
          <table:table-cell office:value-type="string" calcext:value-type="string">
            <text:p>./archive_1/1745517778_346_Wide_Long1745517778_346_Wide_Long_sound.wav</text:p>
          </table:table-cell>
        </table:table-row>
        <table:table-row table:style-name="ro1">
          <table:table-cell office:value-type="string" calcext:value-type="string">
            <text:p>./archive_1/1745521262_654_Wide_Long1745521262_654_Wide_Long_angle_data.json</text:p>
          </table:table-cell>
          <table:table-cell/>
          <table:table-cell office:value-type="string" calcext:value-type="string">
            <text:p>./archive_1/1745521262_654_Wide_Long1745521262_654_Wide_Long_distance_data.json</text:p>
          </table:table-cell>
          <table:table-cell/>
          <table:table-cell office:value-type="string" calcext:value-type="string">
            <text:p>./archive_1/1745521262_654_Wide_Long1745521262_654_Wide_Long_sound.wav</text:p>
          </table:table-cell>
        </table:table-row>
        <table:table-row table:style-name="ro1">
          <table:table-cell office:value-type="string" calcext:value-type="string">
            <text:p>./archive_1/1745523571_966_Wide_Long1745523571_966_Wide_Long_angle_data.json</text:p>
          </table:table-cell>
          <table:table-cell/>
          <table:table-cell office:value-type="string" calcext:value-type="string">
            <text:p>./archive_1/1745523571_966_Wide_Long1745523571_966_Wide_Long_distance_data.json</text:p>
          </table:table-cell>
          <table:table-cell/>
          <table:table-cell office:value-type="string" calcext:value-type="string">
            <text:p>./archive_1/1745523571_966_Wide_Long1745523571_966_Wide_Long_sound.wav</text:p>
          </table:table-cell>
        </table:table-row>
        <table:table-row table:style-name="ro1">
          <table:table-cell office:value-type="string" calcext:value-type="string">
            <text:p>./archive_1/1745525869_1276_Wide_Long1745525869_1276_Wide_Long_angle_data.json</text:p>
          </table:table-cell>
          <table:table-cell/>
          <table:table-cell office:value-type="string" calcext:value-type="string">
            <text:p>./archive_1/1745525869_1276_Wide_Long1745525869_1276_Wide_Long_distance_data.json</text:p>
          </table:table-cell>
          <table:table-cell/>
          <table:table-cell office:value-type="string" calcext:value-type="string">
            <text:p>./archive_1/1745525869_1276_Wide_Long1745525869_1276_Wide_Long_sound.wav</text:p>
          </table:table-cell>
        </table:table-row>
        <table:table-row table:style-name="ro1">
          <table:table-cell office:value-type="string" calcext:value-type="string">
            <text:p>./archive_1/1744895439_85_Wide_Long1744895439_85_Wide_Long_angle_data.json</text:p>
          </table:table-cell>
          <table:table-cell/>
          <table:table-cell office:value-type="string" calcext:value-type="string">
            <text:p>./archive_1/1744895439_85_Wide_Long1744895439_85_Wide_Long_distance_data.json</text:p>
          </table:table-cell>
          <table:table-cell/>
          <table:table-cell office:value-type="string" calcext:value-type="string">
            <text:p>./archive_1/1744895439_85_Wide_Long1744895439_85_Wide_Long_sound.wav</text:p>
          </table:table-cell>
        </table:table-row>
        <table:table-row table:style-name="ro1">
          <table:table-cell office:value-type="string" calcext:value-type="string">
            <text:p>./archive_1/1744905569_407_Wide_Long1744905569_407_Wide_Long_angle_data.json</text:p>
          </table:table-cell>
          <table:table-cell/>
          <table:table-cell office:value-type="string" calcext:value-type="string">
            <text:p>./archive_1/1744905569_407_Wide_Long1744905569_407_Wide_Long_distance_data.json</text:p>
          </table:table-cell>
          <table:table-cell/>
          <table:table-cell office:value-type="string" calcext:value-type="string">
            <text:p>./archive_1/1744905569_407_Wide_Long1744905569_407_Wide_Long_sound.wav</text:p>
          </table:table-cell>
        </table:table-row>
        <table:table-row table:style-name="ro1">
          <table:table-cell office:value-type="string" calcext:value-type="string">
            <text:p>./archive_1/1744913079_728_Wide_Long1744913079_728_Wide_Long_angle_data.json</text:p>
          </table:table-cell>
          <table:table-cell/>
          <table:table-cell office:value-type="string" calcext:value-type="string">
            <text:p>./archive_1/1744913079_728_Wide_Long1744913079_728_Wide_Long_distance_data.json</text:p>
          </table:table-cell>
          <table:table-cell/>
          <table:table-cell office:value-type="string" calcext:value-type="string">
            <text:p>./archive_1/1744913079_728_Wide_Long1744913079_728_Wide_Long_sound.wav</text:p>
          </table:table-cell>
        </table:table-row>
        <table:table-row table:style-name="ro1">
          <table:table-cell office:value-type="string" calcext:value-type="string">
            <text:p>./archive_1/1745513664_37_Wide_Long1745513664_37_Wide_Long_angle_data.json</text:p>
          </table:table-cell>
          <table:table-cell/>
          <table:table-cell office:value-type="string" calcext:value-type="string">
            <text:p>./archive_1/1745513664_37_Wide_Long1745513664_37_Wide_Long_distance_data.json</text:p>
          </table:table-cell>
          <table:table-cell/>
          <table:table-cell office:value-type="string" calcext:value-type="string">
            <text:p>./archive_1/1745513664_37_Wide_Long1745513664_37_Wide_Long_sound.wav</text:p>
          </table:table-cell>
        </table:table-row>
        <table:table-row table:style-name="ro1">
          <table:table-cell office:value-type="string" calcext:value-type="string">
            <text:p>./archive_1/1745517792_347_Wide_Long1745517792_347_Wide_Long_angle_data.json</text:p>
          </table:table-cell>
          <table:table-cell/>
          <table:table-cell office:value-type="string" calcext:value-type="string">
            <text:p>./archive_1/1745517792_347_Wide_Long1745517792_347_Wide_Long_distance_data.json</text:p>
          </table:table-cell>
          <table:table-cell/>
          <table:table-cell office:value-type="string" calcext:value-type="string">
            <text:p>./archive_1/1745517792_347_Wide_Long1745517792_347_Wide_Long_sound.wav</text:p>
          </table:table-cell>
        </table:table-row>
        <table:table-row table:style-name="ro1">
          <table:table-cell office:value-type="string" calcext:value-type="string">
            <text:p>./archive_1/1745521266_655_Wide_Long1745521266_655_Wide_Long_angle_data.json</text:p>
          </table:table-cell>
          <table:table-cell/>
          <table:table-cell office:value-type="string" calcext:value-type="string">
            <text:p>./archive_1/1745521266_655_Wide_Long1745521266_655_Wide_Long_distance_data.json</text:p>
          </table:table-cell>
          <table:table-cell/>
          <table:table-cell office:value-type="string" calcext:value-type="string">
            <text:p>./archive_1/1745521266_655_Wide_Long1745521266_655_Wide_Long_sound.wav</text:p>
          </table:table-cell>
        </table:table-row>
        <table:table-row table:style-name="ro1">
          <table:table-cell office:value-type="string" calcext:value-type="string">
            <text:p>./archive_1/1745523580_967_Wide_Long1745523580_967_Wide_Long_angle_data.json</text:p>
          </table:table-cell>
          <table:table-cell/>
          <table:table-cell office:value-type="string" calcext:value-type="string">
            <text:p>./archive_1/1745523580_967_Wide_Long1745523580_967_Wide_Long_distance_data.json</text:p>
          </table:table-cell>
          <table:table-cell/>
          <table:table-cell office:value-type="string" calcext:value-type="string">
            <text:p>./archive_1/1745523580_967_Wide_Long1745523580_967_Wide_Long_sound.wav</text:p>
          </table:table-cell>
        </table:table-row>
        <table:table-row table:style-name="ro1">
          <table:table-cell office:value-type="string" calcext:value-type="string">
            <text:p>./archive_1/1745525874_1277_Wide_Long1745525874_1277_Wide_Long_angle_data.json</text:p>
          </table:table-cell>
          <table:table-cell/>
          <table:table-cell office:value-type="string" calcext:value-type="string">
            <text:p>./archive_1/1745525874_1277_Wide_Long1745525874_1277_Wide_Long_distance_data.json</text:p>
          </table:table-cell>
          <table:table-cell/>
          <table:table-cell office:value-type="string" calcext:value-type="string">
            <text:p>./archive_1/1745525874_1277_Wide_Long1745525874_1277_Wide_Long_sound.wav</text:p>
          </table:table-cell>
        </table:table-row>
        <table:table-row table:style-name="ro1">
          <table:table-cell office:value-type="string" calcext:value-type="string">
            <text:p>./archive_1/1744895458_86_Wide_Long1744895458_86_Wide_Long_angle_data.json</text:p>
          </table:table-cell>
          <table:table-cell/>
          <table:table-cell office:value-type="string" calcext:value-type="string">
            <text:p>./archive_1/1744895458_86_Wide_Long1744895458_86_Wide_Long_distance_data.json</text:p>
          </table:table-cell>
          <table:table-cell/>
          <table:table-cell office:value-type="string" calcext:value-type="string">
            <text:p>./archive_1/1744895458_86_Wide_Long1744895458_86_Wide_Long_sound.wav</text:p>
          </table:table-cell>
        </table:table-row>
        <table:table-row table:style-name="ro1">
          <table:table-cell office:value-type="string" calcext:value-type="string">
            <text:p>./archive_1/1744905589_408_Wide_Long1744905589_408_Wide_Long_angle_data.json</text:p>
          </table:table-cell>
          <table:table-cell/>
          <table:table-cell office:value-type="string" calcext:value-type="string">
            <text:p>./archive_1/1744905589_408_Wide_Long1744905589_408_Wide_Long_distance_data.json</text:p>
          </table:table-cell>
          <table:table-cell/>
          <table:table-cell office:value-type="string" calcext:value-type="string">
            <text:p>./archive_1/1744905589_408_Wide_Long1744905589_408_Wide_Long_sound.wav</text:p>
          </table:table-cell>
        </table:table-row>
        <table:table-row table:style-name="ro1">
          <table:table-cell office:value-type="string" calcext:value-type="string">
            <text:p>./archive_1/1744913099_729_Wide_Long1744913099_729_Wide_Long_angle_data.json</text:p>
          </table:table-cell>
          <table:table-cell/>
          <table:table-cell office:value-type="string" calcext:value-type="string">
            <text:p>./archive_1/1744913099_729_Wide_Long1744913099_729_Wide_Long_distance_data.json</text:p>
          </table:table-cell>
          <table:table-cell/>
          <table:table-cell office:value-type="string" calcext:value-type="string">
            <text:p>./archive_1/1744913099_729_Wide_Long1744913099_729_Wide_Long_sound.wav</text:p>
          </table:table-cell>
        </table:table-row>
        <table:table-row table:style-name="ro1">
          <table:table-cell office:value-type="string" calcext:value-type="string">
            <text:p>./archive_1/1745513709_38_Wide_Long1745513709_38_Wide_Long_angle_data.json</text:p>
          </table:table-cell>
          <table:table-cell/>
          <table:table-cell office:value-type="string" calcext:value-type="string">
            <text:p>./archive_1/1745513709_38_Wide_Long1745513709_38_Wide_Long_distance_data.json</text:p>
          </table:table-cell>
          <table:table-cell/>
          <table:table-cell office:value-type="string" calcext:value-type="string">
            <text:p>./archive_1/1745513709_38_Wide_Long1745513709_38_Wide_Long_sound.wav</text:p>
          </table:table-cell>
        </table:table-row>
        <table:table-row table:style-name="ro1">
          <table:table-cell office:value-type="string" calcext:value-type="string">
            <text:p>./archive_1/1745517802_348_Wide_Long1745517802_348_Wide_Long_angle_data.json</text:p>
          </table:table-cell>
          <table:table-cell/>
          <table:table-cell office:value-type="string" calcext:value-type="string">
            <text:p>./archive_1/1745517802_348_Wide_Long1745517802_348_Wide_Long_distance_data.json</text:p>
          </table:table-cell>
          <table:table-cell/>
          <table:table-cell office:value-type="string" calcext:value-type="string">
            <text:p>./archive_1/1745517802_348_Wide_Long1745517802_348_Wide_Long_sound.wav</text:p>
          </table:table-cell>
        </table:table-row>
        <table:table-row table:style-name="ro1">
          <table:table-cell office:value-type="string" calcext:value-type="string">
            <text:p>./archive_1/1745521271_656_Wide_Long1745521271_656_Wide_Long_angle_data.json</text:p>
          </table:table-cell>
          <table:table-cell/>
          <table:table-cell office:value-type="string" calcext:value-type="string">
            <text:p>./archive_1/1745521271_656_Wide_Long1745521271_656_Wide_Long_distance_data.json</text:p>
          </table:table-cell>
          <table:table-cell/>
          <table:table-cell office:value-type="string" calcext:value-type="string">
            <text:p>./archive_1/1745521271_656_Wide_Long1745521271_656_Wide_Long_sound.wav</text:p>
          </table:table-cell>
        </table:table-row>
        <table:table-row table:style-name="ro1">
          <table:table-cell office:value-type="string" calcext:value-type="string">
            <text:p>./archive_1/1745523585_968_Wide_Long1745523585_968_Wide_Long_angle_data.json</text:p>
          </table:table-cell>
          <table:table-cell/>
          <table:table-cell office:value-type="string" calcext:value-type="string">
            <text:p>./archive_1/1745523585_968_Wide_Long1745523585_968_Wide_Long_distance_data.json</text:p>
          </table:table-cell>
          <table:table-cell/>
          <table:table-cell office:value-type="string" calcext:value-type="string">
            <text:p>./archive_1/1745523585_968_Wide_Long1745523585_968_Wide_Long_sound.wav</text:p>
          </table:table-cell>
        </table:table-row>
        <table:table-row table:style-name="ro1">
          <table:table-cell office:value-type="string" calcext:value-type="string">
            <text:p>./archive_1/1745525881_1278_Wide_Long1745525881_1278_Wide_Long_angle_data.json</text:p>
          </table:table-cell>
          <table:table-cell/>
          <table:table-cell office:value-type="string" calcext:value-type="string">
            <text:p>./archive_1/1745525881_1278_Wide_Long1745525881_1278_Wide_Long_distance_data.json</text:p>
          </table:table-cell>
          <table:table-cell/>
          <table:table-cell office:value-type="string" calcext:value-type="string">
            <text:p>./archive_1/1745525881_1278_Wide_Long1745525881_1278_Wide_Long_sound.wav</text:p>
          </table:table-cell>
        </table:table-row>
        <table:table-row table:style-name="ro1">
          <table:table-cell office:value-type="string" calcext:value-type="string">
            <text:p>./archive_1/1744895477_87_Wide_Long1744895477_87_Wide_Long_angle_data.json</text:p>
          </table:table-cell>
          <table:table-cell/>
          <table:table-cell office:value-type="string" calcext:value-type="string">
            <text:p>./archive_1/1744895477_87_Wide_Long1744895477_87_Wide_Long_distance_data.json</text:p>
          </table:table-cell>
          <table:table-cell/>
          <table:table-cell office:value-type="string" calcext:value-type="string">
            <text:p>./archive_1/1744895477_87_Wide_Long1744895477_87_Wide_Long_sound.wav</text:p>
          </table:table-cell>
        </table:table-row>
        <table:table-row table:style-name="ro1">
          <table:table-cell office:value-type="string" calcext:value-type="string">
            <text:p>./archive_1/1744905608_409_Wide_Long1744905608_409_Wide_Long_angle_data.json</text:p>
          </table:table-cell>
          <table:table-cell/>
          <table:table-cell office:value-type="string" calcext:value-type="string">
            <text:p>./archive_1/1744905608_409_Wide_Long1744905608_409_Wide_Long_distance_data.json</text:p>
          </table:table-cell>
          <table:table-cell/>
          <table:table-cell office:value-type="string" calcext:value-type="string">
            <text:p>./archive_1/1744905608_409_Wide_Long1744905608_409_Wide_Long_sound.wav</text:p>
          </table:table-cell>
        </table:table-row>
        <table:table-row table:style-name="ro1">
          <table:table-cell office:value-type="string" calcext:value-type="string">
            <text:p>./archive_1/1744913119_730_Wide_Long1744913119_730_Wide_Long_angle_data.json</text:p>
          </table:table-cell>
          <table:table-cell/>
          <table:table-cell office:value-type="string" calcext:value-type="string">
            <text:p>./archive_1/1744913119_730_Wide_Long1744913119_730_Wide_Long_distance_data.json</text:p>
          </table:table-cell>
          <table:table-cell/>
          <table:table-cell office:value-type="string" calcext:value-type="string">
            <text:p>./archive_1/1744913119_730_Wide_Long1744913119_730_Wide_Long_sound.wav</text:p>
          </table:table-cell>
        </table:table-row>
        <table:table-row table:style-name="ro1">
          <table:table-cell office:value-type="string" calcext:value-type="string">
            <text:p>./archive_1/1745513721_39_Wide_Long1745513721_39_Wide_Long_angle_data.json</text:p>
          </table:table-cell>
          <table:table-cell/>
          <table:table-cell office:value-type="string" calcext:value-type="string">
            <text:p>./archive_1/1745513721_39_Wide_Long1745513721_39_Wide_Long_distance_data.json</text:p>
          </table:table-cell>
          <table:table-cell/>
          <table:table-cell office:value-type="string" calcext:value-type="string">
            <text:p>./archive_1/1745513721_39_Wide_Long1745513721_39_Wide_Long_sound.wav</text:p>
          </table:table-cell>
        </table:table-row>
        <table:table-row table:style-name="ro1">
          <table:table-cell office:value-type="string" calcext:value-type="string">
            <text:p>./archive_1/1745517806_349_Wide_Long1745517806_349_Wide_Long_angle_data.json</text:p>
          </table:table-cell>
          <table:table-cell/>
          <table:table-cell office:value-type="string" calcext:value-type="string">
            <text:p>./archive_1/1745517806_349_Wide_Long1745517806_349_Wide_Long_distance_data.json</text:p>
          </table:table-cell>
          <table:table-cell/>
          <table:table-cell office:value-type="string" calcext:value-type="string">
            <text:p>./archive_1/1745517806_349_Wide_Long1745517806_349_Wide_Long_sound.wav</text:p>
          </table:table-cell>
        </table:table-row>
        <table:table-row table:style-name="ro1">
          <table:table-cell office:value-type="string" calcext:value-type="string">
            <text:p>./archive_1/1745521295_657_Wide_Long1745521295_657_Wide_Long_angle_data.json</text:p>
          </table:table-cell>
          <table:table-cell/>
          <table:table-cell office:value-type="string" calcext:value-type="string">
            <text:p>./archive_1/1745521295_657_Wide_Long1745521295_657_Wide_Long_distance_data.json</text:p>
          </table:table-cell>
          <table:table-cell/>
          <table:table-cell office:value-type="string" calcext:value-type="string">
            <text:p>./archive_1/1745521295_657_Wide_Long1745521295_657_Wide_Long_sound.wav</text:p>
          </table:table-cell>
        </table:table-row>
        <table:table-row table:style-name="ro1">
          <table:table-cell office:value-type="string" calcext:value-type="string">
            <text:p>./archive_1/1745523592_969_Wide_Long1745523592_969_Wide_Long_angle_data.json</text:p>
          </table:table-cell>
          <table:table-cell/>
          <table:table-cell office:value-type="string" calcext:value-type="string">
            <text:p>./archive_1/1745523592_969_Wide_Long1745523592_969_Wide_Long_distance_data.json</text:p>
          </table:table-cell>
          <table:table-cell/>
          <table:table-cell office:value-type="string" calcext:value-type="string">
            <text:p>./archive_1/1745523592_969_Wide_Long1745523592_969_Wide_Long_sound.wav</text:p>
          </table:table-cell>
        </table:table-row>
        <table:table-row table:style-name="ro1">
          <table:table-cell office:value-type="string" calcext:value-type="string">
            <text:p>./archive_1/1745525886_1279_Wide_Long1745525886_1279_Wide_Long_angle_data.json</text:p>
          </table:table-cell>
          <table:table-cell/>
          <table:table-cell office:value-type="string" calcext:value-type="string">
            <text:p>./archive_1/1745525886_1279_Wide_Long1745525886_1279_Wide_Long_distance_data.json</text:p>
          </table:table-cell>
          <table:table-cell/>
          <table:table-cell office:value-type="string" calcext:value-type="string">
            <text:p>./archive_1/1745525886_1279_Wide_Long1745525886_1279_Wide_Long_sound.wav</text:p>
          </table:table-cell>
        </table:table-row>
        <table:table-row table:style-name="ro1">
          <table:table-cell office:value-type="string" calcext:value-type="string">
            <text:p>./archive_1/1744895495_88_Wide_Long1744895495_88_Wide_Long_angle_data.json</text:p>
          </table:table-cell>
          <table:table-cell/>
          <table:table-cell office:value-type="string" calcext:value-type="string">
            <text:p>./archive_1/1744895495_88_Wide_Long1744895495_88_Wide_Long_distance_data.json</text:p>
          </table:table-cell>
          <table:table-cell/>
          <table:table-cell office:value-type="string" calcext:value-type="string">
            <text:p>./archive_1/1744895495_88_Wide_Long1744895495_88_Wide_Long_sound.wav</text:p>
          </table:table-cell>
        </table:table-row>
        <table:table-row table:style-name="ro1">
          <table:table-cell office:value-type="string" calcext:value-type="string">
            <text:p>./archive_1/1744905632_410_Wide_Long1744905632_410_Wide_Long_angle_data.json</text:p>
          </table:table-cell>
          <table:table-cell/>
          <table:table-cell office:value-type="string" calcext:value-type="string">
            <text:p>./archive_1/1744905632_410_Wide_Long1744905632_410_Wide_Long_distance_data.json</text:p>
          </table:table-cell>
          <table:table-cell/>
          <table:table-cell office:value-type="string" calcext:value-type="string">
            <text:p>./archive_1/1744905632_410_Wide_Long1744905632_410_Wide_Long_sound.wav</text:p>
          </table:table-cell>
        </table:table-row>
        <table:table-row table:style-name="ro1">
          <table:table-cell office:value-type="string" calcext:value-type="string">
            <text:p>./archive_1/1744913138_731_Wide_Long1744913138_731_Wide_Long_angle_data.json</text:p>
          </table:table-cell>
          <table:table-cell/>
          <table:table-cell office:value-type="string" calcext:value-type="string">
            <text:p>./archive_1/1744913138_731_Wide_Long1744913138_731_Wide_Long_distance_data.json</text:p>
          </table:table-cell>
          <table:table-cell/>
          <table:table-cell office:value-type="string" calcext:value-type="string">
            <text:p>./archive_1/1744913138_731_Wide_Long1744913138_731_Wide_Long_sound.wav</text:p>
          </table:table-cell>
        </table:table-row>
        <table:table-row table:style-name="ro1">
          <table:table-cell office:value-type="string" calcext:value-type="string">
            <text:p>./archive_1/1745513725_40_Wide_Long1745513725_40_Wide_Long_angle_data.json</text:p>
          </table:table-cell>
          <table:table-cell/>
          <table:table-cell office:value-type="string" calcext:value-type="string">
            <text:p>./archive_1/1745513725_40_Wide_Long1745513725_40_Wide_Long_distance_data.json</text:p>
          </table:table-cell>
          <table:table-cell/>
          <table:table-cell office:value-type="string" calcext:value-type="string">
            <text:p>./archive_1/1745513725_40_Wide_Long1745513725_40_Wide_Long_sound.wav</text:p>
          </table:table-cell>
        </table:table-row>
        <table:table-row table:style-name="ro1">
          <table:table-cell office:value-type="string" calcext:value-type="string">
            <text:p>./archive_1/1745517810_350_Wide_Long1745517810_350_Wide_Long_angle_data.json</text:p>
          </table:table-cell>
          <table:table-cell/>
          <table:table-cell office:value-type="string" calcext:value-type="string">
            <text:p>./archive_1/1745517810_350_Wide_Long1745517810_350_Wide_Long_distance_data.json</text:p>
          </table:table-cell>
          <table:table-cell/>
          <table:table-cell office:value-type="string" calcext:value-type="string">
            <text:p>./archive_1/1745517810_350_Wide_Long1745517810_350_Wide_Long_sound.wav</text:p>
          </table:table-cell>
        </table:table-row>
        <table:table-row table:style-name="ro1">
          <table:table-cell office:value-type="string" calcext:value-type="string">
            <text:p>./archive_1/1745521300_658_Wide_Long1745521300_658_Wide_Long_angle_data.json</text:p>
          </table:table-cell>
          <table:table-cell/>
          <table:table-cell office:value-type="string" calcext:value-type="string">
            <text:p>./archive_1/1745521300_658_Wide_Long1745521300_658_Wide_Long_distance_data.json</text:p>
          </table:table-cell>
          <table:table-cell/>
          <table:table-cell office:value-type="string" calcext:value-type="string">
            <text:p>./archive_1/1745521300_658_Wide_Long1745521300_658_Wide_Long_sound.wav</text:p>
          </table:table-cell>
        </table:table-row>
        <table:table-row table:style-name="ro1">
          <table:table-cell office:value-type="string" calcext:value-type="string">
            <text:p>./archive_1/1745523596_970_Wide_Long1745523596_970_Wide_Long_angle_data.json</text:p>
          </table:table-cell>
          <table:table-cell/>
          <table:table-cell office:value-type="string" calcext:value-type="string">
            <text:p>./archive_1/1745523596_970_Wide_Long1745523596_970_Wide_Long_distance_data.json</text:p>
          </table:table-cell>
          <table:table-cell/>
          <table:table-cell office:value-type="string" calcext:value-type="string">
            <text:p>./archive_1/1745523596_970_Wide_Long1745523596_970_Wide_Long_sound.wav</text:p>
          </table:table-cell>
        </table:table-row>
        <table:table-row table:style-name="ro1">
          <table:table-cell office:value-type="string" calcext:value-type="string">
            <text:p>./archive_1/1745525891_1280_Wide_Long1745525891_1280_Wide_Long_angle_data.json</text:p>
          </table:table-cell>
          <table:table-cell/>
          <table:table-cell office:value-type="string" calcext:value-type="string">
            <text:p>./archive_1/1745525891_1280_Wide_Long1745525891_1280_Wide_Long_distance_data.json</text:p>
          </table:table-cell>
          <table:table-cell/>
          <table:table-cell office:value-type="string" calcext:value-type="string">
            <text:p>./archive_1/1745525891_1280_Wide_Long1745525891_1280_Wide_Long_sound.wav</text:p>
          </table:table-cell>
        </table:table-row>
        <table:table-row table:style-name="ro1">
          <table:table-cell office:value-type="string" calcext:value-type="string">
            <text:p>./archive_1/1744895513_89_Wide_Long1744895513_89_Wide_Long_angle_data.json</text:p>
          </table:table-cell>
          <table:table-cell/>
          <table:table-cell office:value-type="string" calcext:value-type="string">
            <text:p>./archive_1/1744895513_89_Wide_Long1744895513_89_Wide_Long_distance_data.json</text:p>
          </table:table-cell>
          <table:table-cell/>
          <table:table-cell office:value-type="string" calcext:value-type="string">
            <text:p>./archive_1/1744895513_89_Wide_Long1744895513_89_Wide_Long_sound.wav</text:p>
          </table:table-cell>
        </table:table-row>
        <table:table-row table:style-name="ro1">
          <table:table-cell office:value-type="string" calcext:value-type="string">
            <text:p>./archive_1/1744905653_411_Wide_Long1744905653_411_Wide_Long_angle_data.json</text:p>
          </table:table-cell>
          <table:table-cell/>
          <table:table-cell office:value-type="string" calcext:value-type="string">
            <text:p>./archive_1/1744905653_411_Wide_Long1744905653_411_Wide_Long_distance_data.json</text:p>
          </table:table-cell>
          <table:table-cell/>
          <table:table-cell office:value-type="string" calcext:value-type="string">
            <text:p>./archive_1/1744905653_411_Wide_Long1744905653_411_Wide_Long_sound.wav</text:p>
          </table:table-cell>
        </table:table-row>
        <table:table-row table:style-name="ro1">
          <table:table-cell office:value-type="string" calcext:value-type="string">
            <text:p>./archive_1/1744913158_732_Wide_Long1744913158_732_Wide_Long_angle_data.json</text:p>
          </table:table-cell>
          <table:table-cell/>
          <table:table-cell office:value-type="string" calcext:value-type="string">
            <text:p>./archive_1/1744913158_732_Wide_Long1744913158_732_Wide_Long_distance_data.json</text:p>
          </table:table-cell>
          <table:table-cell/>
          <table:table-cell office:value-type="string" calcext:value-type="string">
            <text:p>./archive_1/1744913158_732_Wide_Long1744913158_732_Wide_Long_sound.wav</text:p>
          </table:table-cell>
        </table:table-row>
        <table:table-row table:style-name="ro1">
          <table:table-cell office:value-type="string" calcext:value-type="string">
            <text:p>./archive_1/1745513730_41_Wide_Long1745513730_41_Wide_Long_angle_data.json</text:p>
          </table:table-cell>
          <table:table-cell/>
          <table:table-cell office:value-type="string" calcext:value-type="string">
            <text:p>./archive_1/1745513730_41_Wide_Long1745513730_41_Wide_Long_distance_data.json</text:p>
          </table:table-cell>
          <table:table-cell/>
          <table:table-cell office:value-type="string" calcext:value-type="string">
            <text:p>./archive_1/1745513730_41_Wide_Long1745513730_41_Wide_Long_sound.wav</text:p>
          </table:table-cell>
        </table:table-row>
        <table:table-row table:style-name="ro1">
          <table:table-cell office:value-type="string" calcext:value-type="string">
            <text:p>./archive_1/1745517815_351_Wide_Long1745517815_351_Wide_Long_angle_data.json</text:p>
          </table:table-cell>
          <table:table-cell/>
          <table:table-cell office:value-type="string" calcext:value-type="string">
            <text:p>./archive_1/1745517815_351_Wide_Long1745517815_351_Wide_Long_distance_data.json</text:p>
          </table:table-cell>
          <table:table-cell/>
          <table:table-cell office:value-type="string" calcext:value-type="string">
            <text:p>./archive_1/1745517815_351_Wide_Long1745517815_351_Wide_Long_sound.wav</text:p>
          </table:table-cell>
        </table:table-row>
        <table:table-row table:style-name="ro1">
          <table:table-cell office:value-type="string" calcext:value-type="string">
            <text:p>./archive_1/1745521307_659_Wide_Long1745521307_659_Wide_Long_angle_data.json</text:p>
          </table:table-cell>
          <table:table-cell/>
          <table:table-cell office:value-type="string" calcext:value-type="string">
            <text:p>./archive_1/1745521307_659_Wide_Long1745521307_659_Wide_Long_distance_data.json</text:p>
          </table:table-cell>
          <table:table-cell/>
          <table:table-cell office:value-type="string" calcext:value-type="string">
            <text:p>./archive_1/1745521307_659_Wide_Long1745521307_659_Wide_Long_sound.wav</text:p>
          </table:table-cell>
        </table:table-row>
        <table:table-row table:style-name="ro1">
          <table:table-cell office:value-type="string" calcext:value-type="string">
            <text:p>./archive_1/1745523601_971_Wide_Long1745523601_971_Wide_Long_angle_data.json</text:p>
          </table:table-cell>
          <table:table-cell/>
          <table:table-cell office:value-type="string" calcext:value-type="string">
            <text:p>./archive_1/1745523601_971_Wide_Long1745523601_971_Wide_Long_distance_data.json</text:p>
          </table:table-cell>
          <table:table-cell/>
          <table:table-cell office:value-type="string" calcext:value-type="string">
            <text:p>./archive_1/1745523601_971_Wide_Long1745523601_971_Wide_Long_sound.wav</text:p>
          </table:table-cell>
        </table:table-row>
        <table:table-row table:style-name="ro1">
          <table:table-cell office:value-type="string" calcext:value-type="string">
            <text:p>./archive_1/1745525896_1281_Wide_Long1745525896_1281_Wide_Long_angle_data.json</text:p>
          </table:table-cell>
          <table:table-cell/>
          <table:table-cell office:value-type="string" calcext:value-type="string">
            <text:p>./archive_1/1745525896_1281_Wide_Long1745525896_1281_Wide_Long_distance_data.json</text:p>
          </table:table-cell>
          <table:table-cell/>
          <table:table-cell office:value-type="string" calcext:value-type="string">
            <text:p>./archive_1/1745525896_1281_Wide_Long1745525896_1281_Wide_Long_sound.wav</text:p>
          </table:table-cell>
        </table:table-row>
        <table:table-row table:style-name="ro1">
          <table:table-cell office:value-type="string" calcext:value-type="string">
            <text:p>./archive_1/1744895532_90_Wide_Long1744895532_90_Wide_Long_angle_data.json</text:p>
          </table:table-cell>
          <table:table-cell/>
          <table:table-cell office:value-type="string" calcext:value-type="string">
            <text:p>./archive_1/1744895532_90_Wide_Long1744895532_90_Wide_Long_distance_data.json</text:p>
          </table:table-cell>
          <table:table-cell/>
          <table:table-cell office:value-type="string" calcext:value-type="string">
            <text:p>./archive_1/1744895532_90_Wide_Long1744895532_90_Wide_Long_sound.wav</text:p>
          </table:table-cell>
        </table:table-row>
        <table:table-row table:style-name="ro1">
          <table:table-cell office:value-type="string" calcext:value-type="string">
            <text:p>./archive_1/1744905672_412_Wide_Long1744905672_412_Wide_Long_angle_data.json</text:p>
          </table:table-cell>
          <table:table-cell/>
          <table:table-cell office:value-type="string" calcext:value-type="string">
            <text:p>./archive_1/1744905672_412_Wide_Long1744905672_412_Wide_Long_distance_data.json</text:p>
          </table:table-cell>
          <table:table-cell/>
          <table:table-cell office:value-type="string" calcext:value-type="string">
            <text:p>./archive_1/1744905672_412_Wide_Long1744905672_412_Wide_Long_sound.wav</text:p>
          </table:table-cell>
        </table:table-row>
        <table:table-row table:style-name="ro1">
          <table:table-cell office:value-type="string" calcext:value-type="string">
            <text:p>./archive_1/1744913178_733_Wide_Long1744913178_733_Wide_Long_angle_data.json</text:p>
          </table:table-cell>
          <table:table-cell/>
          <table:table-cell office:value-type="string" calcext:value-type="string">
            <text:p>./archive_1/1744913178_733_Wide_Long1744913178_733_Wide_Long_distance_data.json</text:p>
          </table:table-cell>
          <table:table-cell/>
          <table:table-cell office:value-type="string" calcext:value-type="string">
            <text:p>./archive_1/1744913178_733_Wide_Long1744913178_733_Wide_Long_sound.wav</text:p>
          </table:table-cell>
        </table:table-row>
        <table:table-row table:style-name="ro1">
          <table:table-cell office:value-type="string" calcext:value-type="string">
            <text:p>./archive_1/1745513735_42_Wide_Long1745513735_42_Wide_Long_angle_data.json</text:p>
          </table:table-cell>
          <table:table-cell/>
          <table:table-cell office:value-type="string" calcext:value-type="string">
            <text:p>./archive_1/1745513735_42_Wide_Long1745513735_42_Wide_Long_distance_data.json</text:p>
          </table:table-cell>
          <table:table-cell/>
          <table:table-cell office:value-type="string" calcext:value-type="string">
            <text:p>./archive_1/1745513735_42_Wide_Long1745513735_42_Wide_Long_sound.wav</text:p>
          </table:table-cell>
        </table:table-row>
        <table:table-row table:style-name="ro1">
          <table:table-cell office:value-type="string" calcext:value-type="string">
            <text:p>./archive_1/1745517819_352_Wide_Long1745517819_352_Wide_Long_angle_data.json</text:p>
          </table:table-cell>
          <table:table-cell/>
          <table:table-cell office:value-type="string" calcext:value-type="string">
            <text:p>./archive_1/1745517819_352_Wide_Long1745517819_352_Wide_Long_distance_data.json</text:p>
          </table:table-cell>
          <table:table-cell/>
          <table:table-cell office:value-type="string" calcext:value-type="string">
            <text:p>./archive_1/1745517819_352_Wide_Long1745517819_352_Wide_Long_sound.wav</text:p>
          </table:table-cell>
        </table:table-row>
        <table:table-row table:style-name="ro1">
          <table:table-cell office:value-type="string" calcext:value-type="string">
            <text:p>./archive_1/1745521311_660_Wide_Long1745521311_660_Wide_Long_angle_data.json</text:p>
          </table:table-cell>
          <table:table-cell/>
          <table:table-cell office:value-type="string" calcext:value-type="string">
            <text:p>./archive_1/1745521311_660_Wide_Long1745521311_660_Wide_Long_distance_data.json</text:p>
          </table:table-cell>
          <table:table-cell/>
          <table:table-cell office:value-type="string" calcext:value-type="string">
            <text:p>./archive_1/1745521311_660_Wide_Long1745521311_660_Wide_Long_sound.wav</text:p>
          </table:table-cell>
        </table:table-row>
        <table:table-row table:style-name="ro1">
          <table:table-cell office:value-type="string" calcext:value-type="string">
            <text:p>./archive_1/1745523605_972_Wide_Long1745523605_972_Wide_Long_angle_data.json</text:p>
          </table:table-cell>
          <table:table-cell/>
          <table:table-cell office:value-type="string" calcext:value-type="string">
            <text:p>./archive_1/1745523605_972_Wide_Long1745523605_972_Wide_Long_distance_data.json</text:p>
          </table:table-cell>
          <table:table-cell/>
          <table:table-cell office:value-type="string" calcext:value-type="string">
            <text:p>./archive_1/1745523605_972_Wide_Long1745523605_972_Wide_Long_sound.wav</text:p>
          </table:table-cell>
        </table:table-row>
        <table:table-row table:style-name="ro1">
          <table:table-cell office:value-type="string" calcext:value-type="string">
            <text:p>./archive_1/1745525901_1282_Wide_Long1745525901_1282_Wide_Long_angle_data.json</text:p>
          </table:table-cell>
          <table:table-cell/>
          <table:table-cell office:value-type="string" calcext:value-type="string">
            <text:p>./archive_1/1745525901_1282_Wide_Long1745525901_1282_Wide_Long_distance_data.json</text:p>
          </table:table-cell>
          <table:table-cell/>
          <table:table-cell office:value-type="string" calcext:value-type="string">
            <text:p>./archive_1/1745525901_1282_Wide_Long1745525901_1282_Wide_Long_sound.wav</text:p>
          </table:table-cell>
        </table:table-row>
        <table:table-row table:style-name="ro1">
          <table:table-cell office:value-type="string" calcext:value-type="string">
            <text:p>./archive_1/1744895550_91_Wide_Long1744895550_91_Wide_Long_angle_data.json</text:p>
          </table:table-cell>
          <table:table-cell/>
          <table:table-cell office:value-type="string" calcext:value-type="string">
            <text:p>./archive_1/1744895550_91_Wide_Long1744895550_91_Wide_Long_distance_data.json</text:p>
          </table:table-cell>
          <table:table-cell/>
          <table:table-cell office:value-type="string" calcext:value-type="string">
            <text:p>./archive_1/1744895550_91_Wide_Long1744895550_91_Wide_Long_sound.wav</text:p>
          </table:table-cell>
        </table:table-row>
        <table:table-row table:style-name="ro1">
          <table:table-cell office:value-type="string" calcext:value-type="string">
            <text:p>./archive_1/1744905692_413_Wide_Long1744905692_413_Wide_Long_angle_data.json</text:p>
          </table:table-cell>
          <table:table-cell/>
          <table:table-cell office:value-type="string" calcext:value-type="string">
            <text:p>./archive_1/1744905692_413_Wide_Long1744905692_413_Wide_Long_distance_data.json</text:p>
          </table:table-cell>
          <table:table-cell/>
          <table:table-cell office:value-type="string" calcext:value-type="string">
            <text:p>./archive_1/1744905692_413_Wide_Long1744905692_413_Wide_Long_sound.wav</text:p>
          </table:table-cell>
        </table:table-row>
        <table:table-row table:style-name="ro1">
          <table:table-cell office:value-type="string" calcext:value-type="string">
            <text:p>./archive_1/1744913198_734_Wide_Long1744913198_734_Wide_Long_angle_data.json</text:p>
          </table:table-cell>
          <table:table-cell/>
          <table:table-cell office:value-type="string" calcext:value-type="string">
            <text:p>./archive_1/1744913198_734_Wide_Long1744913198_734_Wide_Long_distance_data.json</text:p>
          </table:table-cell>
          <table:table-cell/>
          <table:table-cell office:value-type="string" calcext:value-type="string">
            <text:p>./archive_1/1744913198_734_Wide_Long1744913198_734_Wide_Long_sound.wav</text:p>
          </table:table-cell>
        </table:table-row>
        <table:table-row table:style-name="ro1">
          <table:table-cell office:value-type="string" calcext:value-type="string">
            <text:p>./archive_1/1745513739_43_Wide_Long1745513739_43_Wide_Long_angle_data.json</text:p>
          </table:table-cell>
          <table:table-cell/>
          <table:table-cell office:value-type="string" calcext:value-type="string">
            <text:p>./archive_1/1745513739_43_Wide_Long1745513739_43_Wide_Long_distance_data.json</text:p>
          </table:table-cell>
          <table:table-cell/>
          <table:table-cell office:value-type="string" calcext:value-type="string">
            <text:p>./archive_1/1745513739_43_Wide_Long1745513739_43_Wide_Long_sound.wav</text:p>
          </table:table-cell>
        </table:table-row>
        <table:table-row table:style-name="ro1">
          <table:table-cell office:value-type="string" calcext:value-type="string">
            <text:p>./archive_1/1745517828_353_Wide_Long1745517828_353_Wide_Long_angle_data.json</text:p>
          </table:table-cell>
          <table:table-cell/>
          <table:table-cell office:value-type="string" calcext:value-type="string">
            <text:p>./archive_1/1745517828_353_Wide_Long1745517828_353_Wide_Long_distance_data.json</text:p>
          </table:table-cell>
          <table:table-cell/>
          <table:table-cell office:value-type="string" calcext:value-type="string">
            <text:p>./archive_1/1745517828_353_Wide_Long1745517828_353_Wide_Long_sound.wav</text:p>
          </table:table-cell>
        </table:table-row>
        <table:table-row table:style-name="ro1">
          <table:table-cell office:value-type="string" calcext:value-type="string">
            <text:p>./archive_1/1745521315_661_Wide_Long1745521315_661_Wide_Long_angle_data.json</text:p>
          </table:table-cell>
          <table:table-cell/>
          <table:table-cell office:value-type="string" calcext:value-type="string">
            <text:p>./archive_1/1745521315_661_Wide_Long1745521315_661_Wide_Long_distance_data.json</text:p>
          </table:table-cell>
          <table:table-cell/>
          <table:table-cell office:value-type="string" calcext:value-type="string">
            <text:p>./archive_1/1745521315_661_Wide_Long1745521315_661_Wide_Long_sound.wav</text:p>
          </table:table-cell>
        </table:table-row>
        <table:table-row table:style-name="ro1">
          <table:table-cell office:value-type="string" calcext:value-type="string">
            <text:p>./archive_1/1745523610_973_Wide_Long1745523610_973_Wide_Long_angle_data.json</text:p>
          </table:table-cell>
          <table:table-cell/>
          <table:table-cell office:value-type="string" calcext:value-type="string">
            <text:p>./archive_1/1745523610_973_Wide_Long1745523610_973_Wide_Long_distance_data.json</text:p>
          </table:table-cell>
          <table:table-cell/>
          <table:table-cell office:value-type="string" calcext:value-type="string">
            <text:p>./archive_1/1745523610_973_Wide_Long1745523610_973_Wide_Long_sound.wav</text:p>
          </table:table-cell>
        </table:table-row>
        <table:table-row table:style-name="ro1">
          <table:table-cell office:value-type="string" calcext:value-type="string">
            <text:p>./archive_1/1745525905_1283_Wide_Long1745525905_1283_Wide_Long_angle_data.json</text:p>
          </table:table-cell>
          <table:table-cell/>
          <table:table-cell office:value-type="string" calcext:value-type="string">
            <text:p>./archive_1/1745525905_1283_Wide_Long1745525905_1283_Wide_Long_distance_data.json</text:p>
          </table:table-cell>
          <table:table-cell/>
          <table:table-cell office:value-type="string" calcext:value-type="string">
            <text:p>./archive_1/1745525905_1283_Wide_Long1745525905_1283_Wide_Long_sound.wav</text:p>
          </table:table-cell>
        </table:table-row>
        <table:table-row table:style-name="ro1">
          <table:table-cell office:value-type="string" calcext:value-type="string">
            <text:p>./archive_1/1744895569_92_Wide_Long1744895569_92_Wide_Long_angle_data.json</text:p>
          </table:table-cell>
          <table:table-cell/>
          <table:table-cell office:value-type="string" calcext:value-type="string">
            <text:p>./archive_1/1744895569_92_Wide_Long1744895569_92_Wide_Long_distance_data.json</text:p>
          </table:table-cell>
          <table:table-cell/>
          <table:table-cell office:value-type="string" calcext:value-type="string">
            <text:p>./archive_1/1744895569_92_Wide_Long1744895569_92_Wide_Long_sound.wav</text:p>
          </table:table-cell>
        </table:table-row>
        <table:table-row table:style-name="ro1">
          <table:table-cell office:value-type="string" calcext:value-type="string">
            <text:p>./archive_1/1744905716_414_Wide_Long1744905716_414_Wide_Long_angle_data.json</text:p>
          </table:table-cell>
          <table:table-cell/>
          <table:table-cell office:value-type="string" calcext:value-type="string">
            <text:p>./archive_1/1744905716_414_Wide_Long1744905716_414_Wide_Long_distance_data.json</text:p>
          </table:table-cell>
          <table:table-cell/>
          <table:table-cell office:value-type="string" calcext:value-type="string">
            <text:p>./archive_1/1744905716_414_Wide_Long1744905716_414_Wide_Long_sound.wav</text:p>
          </table:table-cell>
        </table:table-row>
        <table:table-row table:style-name="ro1">
          <table:table-cell office:value-type="string" calcext:value-type="string">
            <text:p>./archive_1/1744913219_735_Wide_Long1744913219_735_Wide_Long_angle_data.json</text:p>
          </table:table-cell>
          <table:table-cell/>
          <table:table-cell office:value-type="string" calcext:value-type="string">
            <text:p>./archive_1/1744913219_735_Wide_Long1744913219_735_Wide_Long_distance_data.json</text:p>
          </table:table-cell>
          <table:table-cell/>
          <table:table-cell office:value-type="string" calcext:value-type="string">
            <text:p>./archive_1/1744913219_735_Wide_Long1744913219_735_Wide_Long_sound.wav</text:p>
          </table:table-cell>
        </table:table-row>
        <table:table-row table:style-name="ro1">
          <table:table-cell office:value-type="string" calcext:value-type="string">
            <text:p>./archive_1/1745513744_44_Wide_Long1745513744_44_Wide_Long_angle_data.json</text:p>
          </table:table-cell>
          <table:table-cell/>
          <table:table-cell office:value-type="string" calcext:value-type="string">
            <text:p>./archive_1/1745513744_44_Wide_Long1745513744_44_Wide_Long_distance_data.json</text:p>
          </table:table-cell>
          <table:table-cell/>
          <table:table-cell office:value-type="string" calcext:value-type="string">
            <text:p>./archive_1/1745513744_44_Wide_Long1745513744_44_Wide_Long_sound.wav</text:p>
          </table:table-cell>
        </table:table-row>
        <table:table-row table:style-name="ro1">
          <table:table-cell office:value-type="string" calcext:value-type="string">
            <text:p>./archive_1/1745517921_354_Wide_Long1745517921_354_Wide_Long_angle_data.json</text:p>
          </table:table-cell>
          <table:table-cell/>
          <table:table-cell office:value-type="string" calcext:value-type="string">
            <text:p>./archive_1/1745517921_354_Wide_Long1745517921_354_Wide_Long_distance_data.json</text:p>
          </table:table-cell>
          <table:table-cell/>
          <table:table-cell office:value-type="string" calcext:value-type="string">
            <text:p>./archive_1/1745517921_354_Wide_Long1745517921_354_Wide_Long_sound.wav</text:p>
          </table:table-cell>
        </table:table-row>
        <table:table-row table:style-name="ro1">
          <table:table-cell office:value-type="string" calcext:value-type="string">
            <text:p>./archive_1/1745521319_662_Wide_Long1745521319_662_Wide_Long_angle_data.json</text:p>
          </table:table-cell>
          <table:table-cell/>
          <table:table-cell office:value-type="string" calcext:value-type="string">
            <text:p>./archive_1/1745521319_662_Wide_Long1745521319_662_Wide_Long_distance_data.json</text:p>
          </table:table-cell>
          <table:table-cell/>
          <table:table-cell office:value-type="string" calcext:value-type="string">
            <text:p>./archive_1/1745521319_662_Wide_Long1745521319_662_Wide_Long_sound.wav</text:p>
          </table:table-cell>
        </table:table-row>
        <table:table-row table:style-name="ro1">
          <table:table-cell office:value-type="string" calcext:value-type="string">
            <text:p>./archive_1/1745523614_974_Wide_Long1745523614_974_Wide_Long_angle_data.json</text:p>
          </table:table-cell>
          <table:table-cell/>
          <table:table-cell office:value-type="string" calcext:value-type="string">
            <text:p>./archive_1/1745523614_974_Wide_Long1745523614_974_Wide_Long_distance_data.json</text:p>
          </table:table-cell>
          <table:table-cell/>
          <table:table-cell office:value-type="string" calcext:value-type="string">
            <text:p>./archive_1/1745523614_974_Wide_Long1745523614_974_Wide_Long_sound.wav</text:p>
          </table:table-cell>
        </table:table-row>
        <table:table-row table:style-name="ro1">
          <table:table-cell office:value-type="string" calcext:value-type="string">
            <text:p>./archive_1/1745525910_1284_Wide_Long1745525910_1284_Wide_Long_angle_data.json</text:p>
          </table:table-cell>
          <table:table-cell/>
          <table:table-cell office:value-type="string" calcext:value-type="string">
            <text:p>./archive_1/1745525910_1284_Wide_Long1745525910_1284_Wide_Long_distance_data.json</text:p>
          </table:table-cell>
          <table:table-cell/>
          <table:table-cell office:value-type="string" calcext:value-type="string">
            <text:p>./archive_1/1745525910_1284_Wide_Long1745525910_1284_Wide_Long_sound.wav</text:p>
          </table:table-cell>
        </table:table-row>
        <table:table-row table:style-name="ro1">
          <table:table-cell office:value-type="string" calcext:value-type="string">
            <text:p>./archive_1/1744895587_93_Wide_Long1744895587_93_Wide_Long_angle_data.json</text:p>
          </table:table-cell>
          <table:table-cell/>
          <table:table-cell office:value-type="string" calcext:value-type="string">
            <text:p>./archive_1/1744895587_93_Wide_Long1744895587_93_Wide_Long_distance_data.json</text:p>
          </table:table-cell>
          <table:table-cell/>
          <table:table-cell office:value-type="string" calcext:value-type="string">
            <text:p>./archive_1/1744895587_93_Wide_Long1744895587_93_Wide_Long_sound.wav</text:p>
          </table:table-cell>
        </table:table-row>
        <table:table-row table:style-name="ro1">
          <table:table-cell office:value-type="string" calcext:value-type="string">
            <text:p>./archive_1/1744905735_415_Wide_Long1744905735_415_Wide_Long_angle_data.json</text:p>
          </table:table-cell>
          <table:table-cell/>
          <table:table-cell office:value-type="string" calcext:value-type="string">
            <text:p>./archive_1/1744905735_415_Wide_Long1744905735_415_Wide_Long_distance_data.json</text:p>
          </table:table-cell>
          <table:table-cell/>
          <table:table-cell office:value-type="string" calcext:value-type="string">
            <text:p>./archive_1/1744905735_415_Wide_Long1744905735_415_Wide_Long_sound.wav</text:p>
          </table:table-cell>
        </table:table-row>
        <table:table-row table:style-name="ro1">
          <table:table-cell office:value-type="string" calcext:value-type="string">
            <text:p>./archive_1/1744913243_736_Wide_Long1744913243_736_Wide_Long_angle_data.json</text:p>
          </table:table-cell>
          <table:table-cell/>
          <table:table-cell office:value-type="string" calcext:value-type="string">
            <text:p>./archive_1/1744913243_736_Wide_Long1744913243_736_Wide_Long_distance_data.json</text:p>
          </table:table-cell>
          <table:table-cell/>
          <table:table-cell office:value-type="string" calcext:value-type="string">
            <text:p>./archive_1/1744913243_736_Wide_Long1744913243_736_Wide_Long_sound.wav</text:p>
          </table:table-cell>
        </table:table-row>
        <table:table-row table:style-name="ro1">
          <table:table-cell office:value-type="string" calcext:value-type="string">
            <text:p>./archive_1/1745513749_45_Wide_Long1745513749_45_Wide_Long_angle_data.json</text:p>
          </table:table-cell>
          <table:table-cell/>
          <table:table-cell office:value-type="string" calcext:value-type="string">
            <text:p>./archive_1/1745513749_45_Wide_Long1745513749_45_Wide_Long_distance_data.json</text:p>
          </table:table-cell>
          <table:table-cell/>
          <table:table-cell office:value-type="string" calcext:value-type="string">
            <text:p>./archive_1/1745513749_45_Wide_Long1745513749_45_Wide_Long_sound.wav</text:p>
          </table:table-cell>
        </table:table-row>
        <table:table-row table:style-name="ro1">
          <table:table-cell office:value-type="string" calcext:value-type="string">
            <text:p>./archive_1/1745517926_355_Wide_Long1745517926_355_Wide_Long_angle_data.json</text:p>
          </table:table-cell>
          <table:table-cell/>
          <table:table-cell office:value-type="string" calcext:value-type="string">
            <text:p>./archive_1/1745517926_355_Wide_Long1745517926_355_Wide_Long_distance_data.json</text:p>
          </table:table-cell>
          <table:table-cell/>
          <table:table-cell office:value-type="string" calcext:value-type="string">
            <text:p>./archive_1/1745517926_355_Wide_Long1745517926_355_Wide_Long_sound.wav</text:p>
          </table:table-cell>
        </table:table-row>
        <table:table-row table:style-name="ro1">
          <table:table-cell office:value-type="string" calcext:value-type="string">
            <text:p>./archive_1/1745521323_663_Wide_Long1745521323_663_Wide_Long_angle_data.json</text:p>
          </table:table-cell>
          <table:table-cell/>
          <table:table-cell office:value-type="string" calcext:value-type="string">
            <text:p>./archive_1/1745521323_663_Wide_Long1745521323_663_Wide_Long_distance_data.json</text:p>
          </table:table-cell>
          <table:table-cell/>
          <table:table-cell office:value-type="string" calcext:value-type="string">
            <text:p>./archive_1/1745521323_663_Wide_Long1745521323_663_Wide_Long_sound.wav</text:p>
          </table:table-cell>
        </table:table-row>
        <table:table-row table:style-name="ro1">
          <table:table-cell office:value-type="string" calcext:value-type="string">
            <text:p>./archive_1/1745523619_975_Wide_Long1745523619_975_Wide_Long_angle_data.json</text:p>
          </table:table-cell>
          <table:table-cell/>
          <table:table-cell office:value-type="string" calcext:value-type="string">
            <text:p>./archive_1/1745523619_975_Wide_Long1745523619_975_Wide_Long_distance_data.json</text:p>
          </table:table-cell>
          <table:table-cell/>
          <table:table-cell office:value-type="string" calcext:value-type="string">
            <text:p>./archive_1/1745523619_975_Wide_Long1745523619_975_Wide_Long_sound.wav</text:p>
          </table:table-cell>
        </table:table-row>
        <table:table-row table:style-name="ro1">
          <table:table-cell office:value-type="string" calcext:value-type="string">
            <text:p>./archive_1/1745525914_1285_Wide_Long1745525914_1285_Wide_Long_angle_data.json</text:p>
          </table:table-cell>
          <table:table-cell/>
          <table:table-cell office:value-type="string" calcext:value-type="string">
            <text:p>./archive_1/1745525914_1285_Wide_Long1745525914_1285_Wide_Long_distance_data.json</text:p>
          </table:table-cell>
          <table:table-cell/>
          <table:table-cell office:value-type="string" calcext:value-type="string">
            <text:p>./archive_1/1745525914_1285_Wide_Long1745525914_1285_Wide_Long_sound.wav</text:p>
          </table:table-cell>
        </table:table-row>
        <table:table-row table:style-name="ro1">
          <table:table-cell office:value-type="string" calcext:value-type="string">
            <text:p>./archive_1/1744895606_94_Wide_Long1744895606_94_Wide_Long_angle_data.json</text:p>
          </table:table-cell>
          <table:table-cell/>
          <table:table-cell office:value-type="string" calcext:value-type="string">
            <text:p>./archive_1/1744895606_94_Wide_Long1744895606_94_Wide_Long_distance_data.json</text:p>
          </table:table-cell>
          <table:table-cell/>
          <table:table-cell office:value-type="string" calcext:value-type="string">
            <text:p>./archive_1/1744895606_94_Wide_Long1744895606_94_Wide_Long_sound.wav</text:p>
          </table:table-cell>
        </table:table-row>
        <table:table-row table:style-name="ro1">
          <table:table-cell office:value-type="string" calcext:value-type="string">
            <text:p>./archive_1/1744905755_416_Wide_Long1744905755_416_Wide_Long_angle_data.json</text:p>
          </table:table-cell>
          <table:table-cell/>
          <table:table-cell office:value-type="string" calcext:value-type="string">
            <text:p>./archive_1/1744905755_416_Wide_Long1744905755_416_Wide_Long_distance_data.json</text:p>
          </table:table-cell>
          <table:table-cell/>
          <table:table-cell office:value-type="string" calcext:value-type="string">
            <text:p>./archive_1/1744905755_416_Wide_Long1744905755_416_Wide_Long_sound.wav</text:p>
          </table:table-cell>
        </table:table-row>
        <table:table-row table:style-name="ro1">
          <table:table-cell office:value-type="string" calcext:value-type="string">
            <text:p>./archive_1/1744913264_737_Wide_Long1744913264_737_Wide_Long_angle_data.json</text:p>
          </table:table-cell>
          <table:table-cell/>
          <table:table-cell office:value-type="string" calcext:value-type="string">
            <text:p>./archive_1/1744913264_737_Wide_Long1744913264_737_Wide_Long_distance_data.json</text:p>
          </table:table-cell>
          <table:table-cell/>
          <table:table-cell office:value-type="string" calcext:value-type="string">
            <text:p>./archive_1/1744913264_737_Wide_Long1744913264_737_Wide_Long_sound.wav</text:p>
          </table:table-cell>
        </table:table-row>
        <table:table-row table:style-name="ro1">
          <table:table-cell office:value-type="string" calcext:value-type="string">
            <text:p>./archive_1/1745513753_46_Wide_Long1745513753_46_Wide_Long_angle_data.json</text:p>
          </table:table-cell>
          <table:table-cell/>
          <table:table-cell office:value-type="string" calcext:value-type="string">
            <text:p>./archive_1/1745513753_46_Wide_Long1745513753_46_Wide_Long_distance_data.json</text:p>
          </table:table-cell>
          <table:table-cell/>
          <table:table-cell office:value-type="string" calcext:value-type="string">
            <text:p>./archive_1/1745513753_46_Wide_Long1745513753_46_Wide_Long_sound.wav</text:p>
          </table:table-cell>
        </table:table-row>
        <table:table-row table:style-name="ro1">
          <table:table-cell office:value-type="string" calcext:value-type="string">
            <text:p>./archive_1/1745517947_356_Wide_Long1745517947_356_Wide_Long_angle_data.json</text:p>
          </table:table-cell>
          <table:table-cell/>
          <table:table-cell office:value-type="string" calcext:value-type="string">
            <text:p>./archive_1/1745517947_356_Wide_Long1745517947_356_Wide_Long_distance_data.json</text:p>
          </table:table-cell>
          <table:table-cell/>
          <table:table-cell office:value-type="string" calcext:value-type="string">
            <text:p>./archive_1/1745517947_356_Wide_Long1745517947_356_Wide_Long_sound.wav</text:p>
          </table:table-cell>
        </table:table-row>
        <table:table-row table:style-name="ro1">
          <table:table-cell office:value-type="string" calcext:value-type="string">
            <text:p>./archive_1/1745521328_664_Wide_Long1745521328_664_Wide_Long_angle_data.json</text:p>
          </table:table-cell>
          <table:table-cell/>
          <table:table-cell office:value-type="string" calcext:value-type="string">
            <text:p>./archive_1/1745521328_664_Wide_Long1745521328_664_Wide_Long_distance_data.json</text:p>
          </table:table-cell>
          <table:table-cell/>
          <table:table-cell office:value-type="string" calcext:value-type="string">
            <text:p>./archive_1/1745521328_664_Wide_Long1745521328_664_Wide_Long_sound.wav</text:p>
          </table:table-cell>
        </table:table-row>
        <table:table-row table:style-name="ro1">
          <table:table-cell office:value-type="string" calcext:value-type="string">
            <text:p>./archive_1/1745523631_976_Wide_Long1745523631_976_Wide_Long_angle_data.json</text:p>
          </table:table-cell>
          <table:table-cell/>
          <table:table-cell office:value-type="string" calcext:value-type="string">
            <text:p>./archive_1/1745523631_976_Wide_Long1745523631_976_Wide_Long_distance_data.json</text:p>
          </table:table-cell>
          <table:table-cell/>
          <table:table-cell office:value-type="string" calcext:value-type="string">
            <text:p>./archive_1/1745523631_976_Wide_Long1745523631_976_Wide_Long_sound.wav</text:p>
          </table:table-cell>
        </table:table-row>
        <table:table-row table:style-name="ro1">
          <table:table-cell office:value-type="string" calcext:value-type="string">
            <text:p>./archive_1/1745525923_1286_Wide_Long1745525923_1286_Wide_Long_angle_data.json</text:p>
          </table:table-cell>
          <table:table-cell/>
          <table:table-cell office:value-type="string" calcext:value-type="string">
            <text:p>./archive_1/1745525923_1286_Wide_Long1745525923_1286_Wide_Long_distance_data.json</text:p>
          </table:table-cell>
          <table:table-cell/>
          <table:table-cell office:value-type="string" calcext:value-type="string">
            <text:p>./archive_1/1745525923_1286_Wide_Long1745525923_1286_Wide_Long_sound.wav</text:p>
          </table:table-cell>
        </table:table-row>
        <table:table-row table:style-name="ro1">
          <table:table-cell office:value-type="string" calcext:value-type="string">
            <text:p>./archive_1/1744895625_95_Wide_Long1744895625_95_Wide_Long_angle_data.json</text:p>
          </table:table-cell>
          <table:table-cell/>
          <table:table-cell office:value-type="string" calcext:value-type="string">
            <text:p>./archive_1/1744895625_95_Wide_Long1744895625_95_Wide_Long_distance_data.json</text:p>
          </table:table-cell>
          <table:table-cell/>
          <table:table-cell office:value-type="string" calcext:value-type="string">
            <text:p>./archive_1/1744895625_95_Wide_Long1744895625_95_Wide_Long_sound.wav</text:p>
          </table:table-cell>
        </table:table-row>
        <table:table-row table:style-name="ro1">
          <table:table-cell office:value-type="string" calcext:value-type="string">
            <text:p>./archive_1/1744905774_417_Wide_Long1744905774_417_Wide_Long_angle_data.json</text:p>
          </table:table-cell>
          <table:table-cell/>
          <table:table-cell office:value-type="string" calcext:value-type="string">
            <text:p>./archive_1/1744905774_417_Wide_Long1744905774_417_Wide_Long_distance_data.json</text:p>
          </table:table-cell>
          <table:table-cell/>
          <table:table-cell office:value-type="string" calcext:value-type="string">
            <text:p>./archive_1/1744905774_417_Wide_Long1744905774_417_Wide_Long_sound.wav</text:p>
          </table:table-cell>
        </table:table-row>
        <table:table-row table:style-name="ro1">
          <table:table-cell office:value-type="string" calcext:value-type="string">
            <text:p>./archive_1/1744913284_738_Wide_Long1744913284_738_Wide_Long_angle_data.json</text:p>
          </table:table-cell>
          <table:table-cell/>
          <table:table-cell office:value-type="string" calcext:value-type="string">
            <text:p>./archive_1/1744913284_738_Wide_Long1744913284_738_Wide_Long_distance_data.json</text:p>
          </table:table-cell>
          <table:table-cell/>
          <table:table-cell office:value-type="string" calcext:value-type="string">
            <text:p>./archive_1/1744913284_738_Wide_Long1744913284_738_Wide_Long_sound.wav</text:p>
          </table:table-cell>
        </table:table-row>
        <table:table-row table:style-name="ro1">
          <table:table-cell office:value-type="string" calcext:value-type="string">
            <text:p>./archive_1/1745513758_47_Wide_Long1745513758_47_Wide_Long_angle_data.json</text:p>
          </table:table-cell>
          <table:table-cell/>
          <table:table-cell office:value-type="string" calcext:value-type="string">
            <text:p>./archive_1/1745513758_47_Wide_Long1745513758_47_Wide_Long_distance_data.json</text:p>
          </table:table-cell>
          <table:table-cell/>
          <table:table-cell office:value-type="string" calcext:value-type="string">
            <text:p>./archive_1/1745513758_47_Wide_Long1745513758_47_Wide_Long_sound.wav</text:p>
          </table:table-cell>
        </table:table-row>
        <table:table-row table:style-name="ro1">
          <table:table-cell office:value-type="string" calcext:value-type="string">
            <text:p>./archive_1/1745517952_357_Wide_Long1745517952_357_Wide_Long_angle_data.json</text:p>
          </table:table-cell>
          <table:table-cell/>
          <table:table-cell office:value-type="string" calcext:value-type="string">
            <text:p>./archive_1/1745517952_357_Wide_Long1745517952_357_Wide_Long_distance_data.json</text:p>
          </table:table-cell>
          <table:table-cell/>
          <table:table-cell office:value-type="string" calcext:value-type="string">
            <text:p>./archive_1/1745517952_357_Wide_Long1745517952_357_Wide_Long_sound.wav</text:p>
          </table:table-cell>
        </table:table-row>
        <table:table-row table:style-name="ro1">
          <table:table-cell office:value-type="string" calcext:value-type="string">
            <text:p>./archive_1/1745521332_665_Wide_Long1745521332_665_Wide_Long_angle_data.json</text:p>
          </table:table-cell>
          <table:table-cell/>
          <table:table-cell office:value-type="string" calcext:value-type="string">
            <text:p>./archive_1/1745521332_665_Wide_Long1745521332_665_Wide_Long_distance_data.json</text:p>
          </table:table-cell>
          <table:table-cell/>
          <table:table-cell office:value-type="string" calcext:value-type="string">
            <text:p>./archive_1/1745521332_665_Wide_Long1745521332_665_Wide_Long_sound.wav</text:p>
          </table:table-cell>
        </table:table-row>
        <table:table-row table:style-name="ro1">
          <table:table-cell office:value-type="string" calcext:value-type="string">
            <text:p>./archive_1/1745523636_977_Wide_Long1745523636_977_Wide_Long_angle_data.json</text:p>
          </table:table-cell>
          <table:table-cell/>
          <table:table-cell office:value-type="string" calcext:value-type="string">
            <text:p>./archive_1/1745523636_977_Wide_Long1745523636_977_Wide_Long_distance_data.json</text:p>
          </table:table-cell>
          <table:table-cell/>
          <table:table-cell office:value-type="string" calcext:value-type="string">
            <text:p>./archive_1/1745523636_977_Wide_Long1745523636_977_Wide_Long_sound.wav</text:p>
          </table:table-cell>
        </table:table-row>
        <table:table-row table:style-name="ro1">
          <table:table-cell office:value-type="string" calcext:value-type="string">
            <text:p>./archive_1/1745525928_1287_Wide_Long1745525928_1287_Wide_Long_angle_data.json</text:p>
          </table:table-cell>
          <table:table-cell/>
          <table:table-cell office:value-type="string" calcext:value-type="string">
            <text:p>./archive_1/1745525928_1287_Wide_Long1745525928_1287_Wide_Long_distance_data.json</text:p>
          </table:table-cell>
          <table:table-cell/>
          <table:table-cell office:value-type="string" calcext:value-type="string">
            <text:p>./archive_1/1745525928_1287_Wide_Long1745525928_1287_Wide_Long_sound.wav</text:p>
          </table:table-cell>
        </table:table-row>
        <table:table-row table:style-name="ro1">
          <table:table-cell office:value-type="string" calcext:value-type="string">
            <text:p>./archive_1/1744895645_96_Wide_Long1744895645_96_Wide_Long_angle_data.json</text:p>
          </table:table-cell>
          <table:table-cell/>
          <table:table-cell office:value-type="string" calcext:value-type="string">
            <text:p>./archive_1/1744895645_96_Wide_Long1744895645_96_Wide_Long_distance_data.json</text:p>
          </table:table-cell>
          <table:table-cell/>
          <table:table-cell office:value-type="string" calcext:value-type="string">
            <text:p>./archive_1/1744895645_96_Wide_Long1744895645_96_Wide_Long_sound.wav</text:p>
          </table:table-cell>
        </table:table-row>
        <table:table-row table:style-name="ro1">
          <table:table-cell office:value-type="string" calcext:value-type="string">
            <text:p>./archive_1/1744905794_418_Wide_Long1744905794_418_Wide_Long_angle_data.json</text:p>
          </table:table-cell>
          <table:table-cell/>
          <table:table-cell office:value-type="string" calcext:value-type="string">
            <text:p>./archive_1/1744905794_418_Wide_Long1744905794_418_Wide_Long_distance_data.json</text:p>
          </table:table-cell>
          <table:table-cell/>
          <table:table-cell office:value-type="string" calcext:value-type="string">
            <text:p>./archive_1/1744905794_418_Wide_Long1744905794_418_Wide_Long_sound.wav</text:p>
          </table:table-cell>
        </table:table-row>
        <table:table-row table:style-name="ro1">
          <table:table-cell office:value-type="string" calcext:value-type="string">
            <text:p>./archive_1/1744913304_739_Wide_Long1744913304_739_Wide_Long_angle_data.json</text:p>
          </table:table-cell>
          <table:table-cell/>
          <table:table-cell office:value-type="string" calcext:value-type="string">
            <text:p>./archive_1/1744913304_739_Wide_Long1744913304_739_Wide_Long_distance_data.json</text:p>
          </table:table-cell>
          <table:table-cell/>
          <table:table-cell office:value-type="string" calcext:value-type="string">
            <text:p>./archive_1/1744913304_739_Wide_Long1744913304_739_Wide_Long_sound.wav</text:p>
          </table:table-cell>
        </table:table-row>
        <table:table-row table:style-name="ro1">
          <table:table-cell office:value-type="string" calcext:value-type="string">
            <text:p>./archive_1/1745513762_48_Wide_Long1745513762_48_Wide_Long_angle_data.json</text:p>
          </table:table-cell>
          <table:table-cell/>
          <table:table-cell office:value-type="string" calcext:value-type="string">
            <text:p>./archive_1/1745513762_48_Wide_Long1745513762_48_Wide_Long_distance_data.json</text:p>
          </table:table-cell>
          <table:table-cell/>
          <table:table-cell office:value-type="string" calcext:value-type="string">
            <text:p>./archive_1/1745513762_48_Wide_Long1745513762_48_Wide_Long_sound.wav</text:p>
          </table:table-cell>
        </table:table-row>
        <table:table-row table:style-name="ro1">
          <table:table-cell office:value-type="string" calcext:value-type="string">
            <text:p>./archive_1/1745517956_358_Wide_Long1745517956_358_Wide_Long_angle_data.json</text:p>
          </table:table-cell>
          <table:table-cell/>
          <table:table-cell office:value-type="string" calcext:value-type="string">
            <text:p>./archive_1/1745517956_358_Wide_Long1745517956_358_Wide_Long_distance_data.json</text:p>
          </table:table-cell>
          <table:table-cell/>
          <table:table-cell office:value-type="string" calcext:value-type="string">
            <text:p>./archive_1/1745517956_358_Wide_Long1745517956_358_Wide_Long_sound.wav</text:p>
          </table:table-cell>
        </table:table-row>
        <table:table-row table:style-name="ro1">
          <table:table-cell office:value-type="string" calcext:value-type="string">
            <text:p>./archive_1/1745521336_666_Wide_Long1745521336_666_Wide_Long_angle_data.json</text:p>
          </table:table-cell>
          <table:table-cell/>
          <table:table-cell office:value-type="string" calcext:value-type="string">
            <text:p>./archive_1/1745521336_666_Wide_Long1745521336_666_Wide_Long_distance_data.json</text:p>
          </table:table-cell>
          <table:table-cell/>
          <table:table-cell office:value-type="string" calcext:value-type="string">
            <text:p>./archive_1/1745521336_666_Wide_Long1745521336_666_Wide_Long_sound.wav</text:p>
          </table:table-cell>
        </table:table-row>
        <table:table-row table:style-name="ro1">
          <table:table-cell office:value-type="string" calcext:value-type="string">
            <text:p>./archive_1/1745523641_978_Wide_Long1745523641_978_Wide_Long_angle_data.json</text:p>
          </table:table-cell>
          <table:table-cell/>
          <table:table-cell office:value-type="string" calcext:value-type="string">
            <text:p>./archive_1/1745523641_978_Wide_Long1745523641_978_Wide_Long_distance_data.json</text:p>
          </table:table-cell>
          <table:table-cell/>
          <table:table-cell office:value-type="string" calcext:value-type="string">
            <text:p>./archive_1/1745523641_978_Wide_Long1745523641_978_Wide_Long_sound.wav</text:p>
          </table:table-cell>
        </table:table-row>
        <table:table-row table:style-name="ro1">
          <table:table-cell office:value-type="string" calcext:value-type="string">
            <text:p>./archive_1/1745525933_1288_Wide_Long1745525933_1288_Wide_Long_angle_data.json</text:p>
          </table:table-cell>
          <table:table-cell/>
          <table:table-cell office:value-type="string" calcext:value-type="string">
            <text:p>./archive_1/1745525933_1288_Wide_Long1745525933_1288_Wide_Long_distance_data.json</text:p>
          </table:table-cell>
          <table:table-cell/>
          <table:table-cell office:value-type="string" calcext:value-type="string">
            <text:p>./archive_1/1745525933_1288_Wide_Long1745525933_1288_Wide_Long_sound.wav</text:p>
          </table:table-cell>
        </table:table-row>
        <table:table-row table:style-name="ro1">
          <table:table-cell office:value-type="string" calcext:value-type="string">
            <text:p>./archive_1/1744895769_98_Wide_Long1744895769_98_Wide_Long_angle_data.json</text:p>
          </table:table-cell>
          <table:table-cell/>
          <table:table-cell office:value-type="string" calcext:value-type="string">
            <text:p>./archive_1/1744895769_98_Wide_Long1744895769_98_Wide_Long_distance_data.json</text:p>
          </table:table-cell>
          <table:table-cell/>
          <table:table-cell office:value-type="string" calcext:value-type="string">
            <text:p>./archive_1/1744895769_98_Wide_Long1744895769_98_Wide_Long_sound.wav</text:p>
          </table:table-cell>
        </table:table-row>
        <table:table-row table:style-name="ro1">
          <table:table-cell office:value-type="string" calcext:value-type="string">
            <text:p>./archive_1/1744905814_419_Wide_Long1744905814_419_Wide_Long_angle_data.json</text:p>
          </table:table-cell>
          <table:table-cell/>
          <table:table-cell office:value-type="string" calcext:value-type="string">
            <text:p>./archive_1/1744905814_419_Wide_Long1744905814_419_Wide_Long_distance_data.json</text:p>
          </table:table-cell>
          <table:table-cell/>
          <table:table-cell office:value-type="string" calcext:value-type="string">
            <text:p>./archive_1/1744905814_419_Wide_Long1744905814_419_Wide_Long_sound.wav</text:p>
          </table:table-cell>
        </table:table-row>
        <table:table-row table:style-name="ro1">
          <table:table-cell office:value-type="string" calcext:value-type="string">
            <text:p>./archive_1/1744913324_740_Wide_Long1744913324_740_Wide_Long_angle_data.json</text:p>
          </table:table-cell>
          <table:table-cell/>
          <table:table-cell office:value-type="string" calcext:value-type="string">
            <text:p>./archive_1/1744913324_740_Wide_Long1744913324_740_Wide_Long_distance_data.json</text:p>
          </table:table-cell>
          <table:table-cell/>
          <table:table-cell office:value-type="string" calcext:value-type="string">
            <text:p>./archive_1/1744913324_740_Wide_Long1744913324_740_Wide_Long_sound.wav</text:p>
          </table:table-cell>
        </table:table-row>
        <table:table-row table:style-name="ro1">
          <table:table-cell office:value-type="string" calcext:value-type="string">
            <text:p>./archive_1/1745513767_49_Wide_Long1745513767_49_Wide_Long_angle_data.json</text:p>
          </table:table-cell>
          <table:table-cell/>
          <table:table-cell office:value-type="string" calcext:value-type="string">
            <text:p>./archive_1/1745513767_49_Wide_Long1745513767_49_Wide_Long_distance_data.json</text:p>
          </table:table-cell>
          <table:table-cell/>
          <table:table-cell office:value-type="string" calcext:value-type="string">
            <text:p>./archive_1/1745513767_49_Wide_Long1745513767_49_Wide_Long_sound.wav</text:p>
          </table:table-cell>
        </table:table-row>
        <table:table-row table:style-name="ro1">
          <table:table-cell office:value-type="string" calcext:value-type="string">
            <text:p>./archive_1/1745517964_359_Wide_Long1745517964_359_Wide_Long_angle_data.json</text:p>
          </table:table-cell>
          <table:table-cell/>
          <table:table-cell office:value-type="string" calcext:value-type="string">
            <text:p>./archive_1/1745517964_359_Wide_Long1745517964_359_Wide_Long_distance_data.json</text:p>
          </table:table-cell>
          <table:table-cell/>
          <table:table-cell office:value-type="string" calcext:value-type="string">
            <text:p>./archive_1/1745517964_359_Wide_Long1745517964_359_Wide_Long_sound.wav</text:p>
          </table:table-cell>
        </table:table-row>
        <table:table-row table:style-name="ro1">
          <table:table-cell office:value-type="string" calcext:value-type="string">
            <text:p>./archive_1/1745521340_667_Wide_Long1745521340_667_Wide_Long_angle_data.json</text:p>
          </table:table-cell>
          <table:table-cell/>
          <table:table-cell office:value-type="string" calcext:value-type="string">
            <text:p>./archive_1/1745521340_667_Wide_Long1745521340_667_Wide_Long_distance_data.json</text:p>
          </table:table-cell>
          <table:table-cell/>
          <table:table-cell office:value-type="string" calcext:value-type="string">
            <text:p>./archive_1/1745521340_667_Wide_Long1745521340_667_Wide_Long_sound.wav</text:p>
          </table:table-cell>
        </table:table-row>
        <table:table-row table:style-name="ro1">
          <table:table-cell office:value-type="string" calcext:value-type="string">
            <text:p>./archive_1/1745523646_979_Wide_Long1745523646_979_Wide_Long_angle_data.json</text:p>
          </table:table-cell>
          <table:table-cell/>
          <table:table-cell office:value-type="string" calcext:value-type="string">
            <text:p>./archive_1/1745523646_979_Wide_Long1745523646_979_Wide_Long_distance_data.json</text:p>
          </table:table-cell>
          <table:table-cell/>
          <table:table-cell office:value-type="string" calcext:value-type="string">
            <text:p>./archive_1/1745523646_979_Wide_Long1745523646_979_Wide_Long_sound.wav</text:p>
          </table:table-cell>
        </table:table-row>
        <table:table-row table:style-name="ro1">
          <table:table-cell office:value-type="string" calcext:value-type="string">
            <text:p>./archive_1/1745525938_1289_Wide_Long1745525938_1289_Wide_Long_angle_data.json</text:p>
          </table:table-cell>
          <table:table-cell/>
          <table:table-cell office:value-type="string" calcext:value-type="string">
            <text:p>./archive_1/1745525938_1289_Wide_Long1745525938_1289_Wide_Long_distance_data.json</text:p>
          </table:table-cell>
          <table:table-cell/>
          <table:table-cell office:value-type="string" calcext:value-type="string">
            <text:p>./archive_1/1745525938_1289_Wide_Long1745525938_1289_Wide_Long_sound.wav</text:p>
          </table:table-cell>
        </table:table-row>
        <table:table-row table:style-name="ro1">
          <table:table-cell office:value-type="string" calcext:value-type="string">
            <text:p>./archive_1/1744895789_99_Wide_Long1744895789_99_Wide_Long_angle_data.json</text:p>
          </table:table-cell>
          <table:table-cell/>
          <table:table-cell office:value-type="string" calcext:value-type="string">
            <text:p>./archive_1/1744895789_99_Wide_Long1744895789_99_Wide_Long_distance_data.json</text:p>
          </table:table-cell>
          <table:table-cell/>
          <table:table-cell office:value-type="string" calcext:value-type="string">
            <text:p>./archive_1/1744895789_99_Wide_Long1744895789_99_Wide_Long_sound.wav</text:p>
          </table:table-cell>
        </table:table-row>
        <table:table-row table:style-name="ro1">
          <table:table-cell office:value-type="string" calcext:value-type="string">
            <text:p>./archive_1/1744905834_420_Wide_Long1744905834_420_Wide_Long_angle_data.json</text:p>
          </table:table-cell>
          <table:table-cell/>
          <table:table-cell office:value-type="string" calcext:value-type="string">
            <text:p>./archive_1/1744905834_420_Wide_Long1744905834_420_Wide_Long_distance_data.json</text:p>
          </table:table-cell>
          <table:table-cell/>
          <table:table-cell office:value-type="string" calcext:value-type="string">
            <text:p>./archive_1/1744905834_420_Wide_Long1744905834_420_Wide_Long_sound.wav</text:p>
          </table:table-cell>
        </table:table-row>
        <table:table-row table:style-name="ro1">
          <table:table-cell office:value-type="string" calcext:value-type="string">
            <text:p>./archive_1/1744913345_741_Wide_Long1744913345_741_Wide_Long_angle_data.json</text:p>
          </table:table-cell>
          <table:table-cell/>
          <table:table-cell office:value-type="string" calcext:value-type="string">
            <text:p>./archive_1/1744913345_741_Wide_Long1744913345_741_Wide_Long_distance_data.json</text:p>
          </table:table-cell>
          <table:table-cell/>
          <table:table-cell office:value-type="string" calcext:value-type="string">
            <text:p>./archive_1/1744913345_741_Wide_Long1744913345_741_Wide_Long_sound.wav</text:p>
          </table:table-cell>
        </table:table-row>
        <table:table-row table:style-name="ro1">
          <table:table-cell office:value-type="string" calcext:value-type="string">
            <text:p>./archive_1/1745513776_50_Wide_Long1745513776_50_Wide_Long_angle_data.json</text:p>
          </table:table-cell>
          <table:table-cell/>
          <table:table-cell office:value-type="string" calcext:value-type="string">
            <text:p>./archive_1/1745513776_50_Wide_Long1745513776_50_Wide_Long_distance_data.json</text:p>
          </table:table-cell>
          <table:table-cell/>
          <table:table-cell office:value-type="string" calcext:value-type="string">
            <text:p>./archive_1/1745513776_50_Wide_Long1745513776_50_Wide_Long_sound.wav</text:p>
          </table:table-cell>
        </table:table-row>
        <table:table-row table:style-name="ro1">
          <table:table-cell office:value-type="string" calcext:value-type="string">
            <text:p>./archive_1/1745517969_360_Wide_Long1745517969_360_Wide_Long_angle_data.json</text:p>
          </table:table-cell>
          <table:table-cell/>
          <table:table-cell office:value-type="string" calcext:value-type="string">
            <text:p>./archive_1/1745517969_360_Wide_Long1745517969_360_Wide_Long_distance_data.json</text:p>
          </table:table-cell>
          <table:table-cell/>
          <table:table-cell office:value-type="string" calcext:value-type="string">
            <text:p>./archive_1/1745517969_360_Wide_Long1745517969_360_Wide_Long_sound.wav</text:p>
          </table:table-cell>
        </table:table-row>
        <table:table-row table:style-name="ro1">
          <table:table-cell office:value-type="string" calcext:value-type="string">
            <text:p>./archive_1/1745521344_668_Wide_Long1745521344_668_Wide_Long_angle_data.json</text:p>
          </table:table-cell>
          <table:table-cell/>
          <table:table-cell office:value-type="string" calcext:value-type="string">
            <text:p>./archive_1/1745521344_668_Wide_Long1745521344_668_Wide_Long_distance_data.json</text:p>
          </table:table-cell>
          <table:table-cell/>
          <table:table-cell office:value-type="string" calcext:value-type="string">
            <text:p>./archive_1/1745521344_668_Wide_Long1745521344_668_Wide_Long_sound.wav</text:p>
          </table:table-cell>
        </table:table-row>
        <table:table-row table:style-name="ro1">
          <table:table-cell office:value-type="string" calcext:value-type="string">
            <text:p>./archive_1/1745523651_980_Wide_Long1745523651_980_Wide_Long_angle_data.json</text:p>
          </table:table-cell>
          <table:table-cell/>
          <table:table-cell office:value-type="string" calcext:value-type="string">
            <text:p>./archive_1/1745523651_980_Wide_Long1745523651_980_Wide_Long_distance_data.json</text:p>
          </table:table-cell>
          <table:table-cell/>
          <table:table-cell office:value-type="string" calcext:value-type="string">
            <text:p>./archive_1/1745523651_980_Wide_Long1745523651_980_Wide_Long_sound.wav</text:p>
          </table:table-cell>
        </table:table-row>
        <table:table-row table:style-name="ro1">
          <table:table-cell office:value-type="string" calcext:value-type="string">
            <text:p>./archive_1/1745525943_1290_Wide_Long1745525943_1290_Wide_Long_angle_data.json</text:p>
          </table:table-cell>
          <table:table-cell/>
          <table:table-cell office:value-type="string" calcext:value-type="string">
            <text:p>./archive_1/1745525943_1290_Wide_Long1745525943_1290_Wide_Long_distance_data.json</text:p>
          </table:table-cell>
          <table:table-cell/>
          <table:table-cell office:value-type="string" calcext:value-type="string">
            <text:p>./archive_1/1745525943_1290_Wide_Long1745525943_1290_Wide_Long_sound.wav</text:p>
          </table:table-cell>
        </table:table-row>
        <table:table-row table:style-name="ro1">
          <table:table-cell office:value-type="string" calcext:value-type="string">
            <text:p>./archive_1/1744895808_100_Wide_Long1744895808_100_Wide_Long_angle_data.json</text:p>
          </table:table-cell>
          <table:table-cell/>
          <table:table-cell office:value-type="string" calcext:value-type="string">
            <text:p>./archive_1/1744895808_100_Wide_Long1744895808_100_Wide_Long_distance_data.json</text:p>
          </table:table-cell>
          <table:table-cell/>
          <table:table-cell office:value-type="string" calcext:value-type="string">
            <text:p>./archive_1/1744895808_100_Wide_Long1744895808_100_Wide_Long_sound.wav</text:p>
          </table:table-cell>
        </table:table-row>
        <table:table-row table:style-name="ro1">
          <table:table-cell office:value-type="string" calcext:value-type="string">
            <text:p>./archive_1/1744905853_421_Wide_Long1744905853_421_Wide_Long_angle_data.json</text:p>
          </table:table-cell>
          <table:table-cell/>
          <table:table-cell office:value-type="string" calcext:value-type="string">
            <text:p>./archive_1/1744905853_421_Wide_Long1744905853_421_Wide_Long_distance_data.json</text:p>
          </table:table-cell>
          <table:table-cell/>
          <table:table-cell office:value-type="string" calcext:value-type="string">
            <text:p>./archive_1/1744905853_421_Wide_Long1744905853_421_Wide_Long_sound.wav</text:p>
          </table:table-cell>
        </table:table-row>
        <table:table-row table:style-name="ro1">
          <table:table-cell office:value-type="string" calcext:value-type="string">
            <text:p>./archive_1/1744913364_742_Wide_Long1744913364_742_Wide_Long_angle_data.json</text:p>
          </table:table-cell>
          <table:table-cell/>
          <table:table-cell office:value-type="string" calcext:value-type="string">
            <text:p>./archive_1/1744913364_742_Wide_Long1744913364_742_Wide_Long_distance_data.json</text:p>
          </table:table-cell>
          <table:table-cell/>
          <table:table-cell office:value-type="string" calcext:value-type="string">
            <text:p>./archive_1/1744913364_742_Wide_Long1744913364_742_Wide_Long_sound.wav</text:p>
          </table:table-cell>
        </table:table-row>
        <table:table-row table:style-name="ro1">
          <table:table-cell office:value-type="string" calcext:value-type="string">
            <text:p>./archive_1/1745513781_51_Wide_Long1745513781_51_Wide_Long_angle_data.json</text:p>
          </table:table-cell>
          <table:table-cell/>
          <table:table-cell office:value-type="string" calcext:value-type="string">
            <text:p>./archive_1/1745513781_51_Wide_Long1745513781_51_Wide_Long_distance_data.json</text:p>
          </table:table-cell>
          <table:table-cell/>
          <table:table-cell office:value-type="string" calcext:value-type="string">
            <text:p>./archive_1/1745513781_51_Wide_Long1745513781_51_Wide_Long_sound.wav</text:p>
          </table:table-cell>
        </table:table-row>
        <table:table-row table:style-name="ro1">
          <table:table-cell office:value-type="string" calcext:value-type="string">
            <text:p>./archive_1/1745517974_361_Wide_Long1745517974_361_Wide_Long_angle_data.json</text:p>
          </table:table-cell>
          <table:table-cell/>
          <table:table-cell office:value-type="string" calcext:value-type="string">
            <text:p>./archive_1/1745517974_361_Wide_Long1745517974_361_Wide_Long_distance_data.json</text:p>
          </table:table-cell>
          <table:table-cell/>
          <table:table-cell office:value-type="string" calcext:value-type="string">
            <text:p>./archive_1/1745517974_361_Wide_Long1745517974_361_Wide_Long_sound.wav</text:p>
          </table:table-cell>
        </table:table-row>
        <table:table-row table:style-name="ro1">
          <table:table-cell office:value-type="string" calcext:value-type="string">
            <text:p>./archive_1/1745521348_669_Wide_Long1745521348_669_Wide_Long_angle_data.json</text:p>
          </table:table-cell>
          <table:table-cell/>
          <table:table-cell office:value-type="string" calcext:value-type="string">
            <text:p>./archive_1/1745521348_669_Wide_Long1745521348_669_Wide_Long_distance_data.json</text:p>
          </table:table-cell>
          <table:table-cell/>
          <table:table-cell office:value-type="string" calcext:value-type="string">
            <text:p>./archive_1/1745521348_669_Wide_Long1745521348_669_Wide_Long_sound.wav</text:p>
          </table:table-cell>
        </table:table-row>
        <table:table-row table:style-name="ro1">
          <table:table-cell office:value-type="string" calcext:value-type="string">
            <text:p>./archive_1/1745523655_981_Wide_Long1745523655_981_Wide_Long_angle_data.json</text:p>
          </table:table-cell>
          <table:table-cell/>
          <table:table-cell office:value-type="string" calcext:value-type="string">
            <text:p>./archive_1/1745523655_981_Wide_Long1745523655_981_Wide_Long_distance_data.json</text:p>
          </table:table-cell>
          <table:table-cell/>
          <table:table-cell office:value-type="string" calcext:value-type="string">
            <text:p>./archive_1/1745523655_981_Wide_Long1745523655_981_Wide_Long_sound.wav</text:p>
          </table:table-cell>
        </table:table-row>
        <table:table-row table:style-name="ro1">
          <table:table-cell office:value-type="string" calcext:value-type="string">
            <text:p>./archive_1/1745525948_1291_Wide_Long1745525948_1291_Wide_Long_angle_data.json</text:p>
          </table:table-cell>
          <table:table-cell/>
          <table:table-cell office:value-type="string" calcext:value-type="string">
            <text:p>./archive_1/1745525948_1291_Wide_Long1745525948_1291_Wide_Long_distance_data.json</text:p>
          </table:table-cell>
          <table:table-cell/>
          <table:table-cell office:value-type="string" calcext:value-type="string">
            <text:p>./archive_1/1745525948_1291_Wide_Long1745525948_1291_Wide_Long_sound.wav</text:p>
          </table:table-cell>
        </table:table-row>
        <table:table-row table:style-name="ro1">
          <table:table-cell office:value-type="string" calcext:value-type="string">
            <text:p>./archive_1/1744896149_101_Wide_Long1744896149_101_Wide_Long_angle_data.json</text:p>
          </table:table-cell>
          <table:table-cell/>
          <table:table-cell office:value-type="string" calcext:value-type="string">
            <text:p>./archive_1/1744896149_101_Wide_Long1744896149_101_Wide_Long_distance_data.json</text:p>
          </table:table-cell>
          <table:table-cell/>
          <table:table-cell office:value-type="string" calcext:value-type="string">
            <text:p>./archive_1/1744896149_101_Wide_Long1744896149_101_Wide_Long_sound.wav</text:p>
          </table:table-cell>
        </table:table-row>
        <table:table-row table:style-name="ro1">
          <table:table-cell office:value-type="string" calcext:value-type="string">
            <text:p>./archive_1/1744905874_422_Wide_Long1744905874_422_Wide_Long_angle_data.json</text:p>
          </table:table-cell>
          <table:table-cell/>
          <table:table-cell office:value-type="string" calcext:value-type="string">
            <text:p>./archive_1/1744905874_422_Wide_Long1744905874_422_Wide_Long_distance_data.json</text:p>
          </table:table-cell>
          <table:table-cell/>
          <table:table-cell office:value-type="string" calcext:value-type="string">
            <text:p>./archive_1/1744905874_422_Wide_Long1744905874_422_Wide_Long_sound.wav</text:p>
          </table:table-cell>
        </table:table-row>
        <table:table-row table:style-name="ro1">
          <table:table-cell office:value-type="string" calcext:value-type="string">
            <text:p>./archive_1/1744913384_743_Wide_Long1744913384_743_Wide_Long_angle_data.json</text:p>
          </table:table-cell>
          <table:table-cell/>
          <table:table-cell office:value-type="string" calcext:value-type="string">
            <text:p>./archive_1/1744913384_743_Wide_Long1744913384_743_Wide_Long_distance_data.json</text:p>
          </table:table-cell>
          <table:table-cell/>
          <table:table-cell office:value-type="string" calcext:value-type="string">
            <text:p>./archive_1/1744913384_743_Wide_Long1744913384_743_Wide_Long_sound.wav</text:p>
          </table:table-cell>
        </table:table-row>
        <table:table-row table:style-name="ro1">
          <table:table-cell office:value-type="string" calcext:value-type="string">
            <text:p>./archive_1/1745513786_52_Wide_Long1745513786_52_Wide_Long_angle_data.json</text:p>
          </table:table-cell>
          <table:table-cell/>
          <table:table-cell office:value-type="string" calcext:value-type="string">
            <text:p>./archive_1/1745513786_52_Wide_Long1745513786_52_Wide_Long_distance_data.json</text:p>
          </table:table-cell>
          <table:table-cell/>
          <table:table-cell office:value-type="string" calcext:value-type="string">
            <text:p>./archive_1/1745513786_52_Wide_Long1745513786_52_Wide_Long_sound.wav</text:p>
          </table:table-cell>
        </table:table-row>
        <table:table-row table:style-name="ro1">
          <table:table-cell office:value-type="string" calcext:value-type="string">
            <text:p>./archive_1/1745518036_362_Wide_Long1745518036_362_Wide_Long_angle_data.json</text:p>
          </table:table-cell>
          <table:table-cell/>
          <table:table-cell office:value-type="string" calcext:value-type="string">
            <text:p>./archive_1/1745518036_362_Wide_Long1745518036_362_Wide_Long_distance_data.json</text:p>
          </table:table-cell>
          <table:table-cell/>
          <table:table-cell office:value-type="string" calcext:value-type="string">
            <text:p>./archive_1/1745518036_362_Wide_Long1745518036_362_Wide_Long_sound.wav</text:p>
          </table:table-cell>
        </table:table-row>
        <table:table-row table:style-name="ro1">
          <table:table-cell office:value-type="string" calcext:value-type="string">
            <text:p>./archive_1/1745521352_670_Wide_Long1745521352_670_Wide_Long_angle_data.json</text:p>
          </table:table-cell>
          <table:table-cell/>
          <table:table-cell office:value-type="string" calcext:value-type="string">
            <text:p>./archive_1/1745521352_670_Wide_Long1745521352_670_Wide_Long_distance_data.json</text:p>
          </table:table-cell>
          <table:table-cell/>
          <table:table-cell office:value-type="string" calcext:value-type="string">
            <text:p>./archive_1/1745521352_670_Wide_Long1745521352_670_Wide_Long_sound.wav</text:p>
          </table:table-cell>
        </table:table-row>
        <table:table-row table:style-name="ro1">
          <table:table-cell office:value-type="string" calcext:value-type="string">
            <text:p>./archive_1/1745523660_982_Wide_Long1745523660_982_Wide_Long_angle_data.json</text:p>
          </table:table-cell>
          <table:table-cell/>
          <table:table-cell office:value-type="string" calcext:value-type="string">
            <text:p>./archive_1/1745523660_982_Wide_Long1745523660_982_Wide_Long_distance_data.json</text:p>
          </table:table-cell>
          <table:table-cell/>
          <table:table-cell office:value-type="string" calcext:value-type="string">
            <text:p>./archive_1/1745523660_982_Wide_Long1745523660_982_Wide_Long_sound.wav</text:p>
          </table:table-cell>
        </table:table-row>
        <table:table-row table:style-name="ro1">
          <table:table-cell office:value-type="string" calcext:value-type="string">
            <text:p>./archive_1/1745525953_1292_Wide_Long1745525953_1292_Wide_Long_angle_data.json</text:p>
          </table:table-cell>
          <table:table-cell/>
          <table:table-cell office:value-type="string" calcext:value-type="string">
            <text:p>./archive_1/1745525953_1292_Wide_Long1745525953_1292_Wide_Long_distance_data.json</text:p>
          </table:table-cell>
          <table:table-cell/>
          <table:table-cell office:value-type="string" calcext:value-type="string">
            <text:p>./archive_1/1745525953_1292_Wide_Long1745525953_1292_Wide_Long_sound.wav</text:p>
          </table:table-cell>
        </table:table-row>
        <table:table-row table:style-name="ro1">
          <table:table-cell office:value-type="string" calcext:value-type="string">
            <text:p>./archive_1/1744896175_102_Wide_Long1744896175_102_Wide_Long_angle_data.json</text:p>
          </table:table-cell>
          <table:table-cell/>
          <table:table-cell office:value-type="string" calcext:value-type="string">
            <text:p>./archive_1/1744896175_102_Wide_Long1744896175_102_Wide_Long_distance_data.json</text:p>
          </table:table-cell>
          <table:table-cell/>
          <table:table-cell office:value-type="string" calcext:value-type="string">
            <text:p>./archive_1/1744896175_102_Wide_Long1744896175_102_Wide_Long_sound.wav</text:p>
          </table:table-cell>
        </table:table-row>
        <table:table-row table:style-name="ro1">
          <table:table-cell office:value-type="string" calcext:value-type="string">
            <text:p>./archive_1/1744905893_423_Wide_Long1744905893_423_Wide_Long_angle_data.json</text:p>
          </table:table-cell>
          <table:table-cell/>
          <table:table-cell office:value-type="string" calcext:value-type="string">
            <text:p>./archive_1/1744905893_423_Wide_Long1744905893_423_Wide_Long_distance_data.json</text:p>
          </table:table-cell>
          <table:table-cell/>
          <table:table-cell office:value-type="string" calcext:value-type="string">
            <text:p>./archive_1/1744905893_423_Wide_Long1744905893_423_Wide_Long_sound.wav</text:p>
          </table:table-cell>
        </table:table-row>
        <table:table-row table:style-name="ro1">
          <table:table-cell office:value-type="string" calcext:value-type="string">
            <text:p>./archive_1/1744913405_744_Wide_Long1744913405_744_Wide_Long_angle_data.json</text:p>
          </table:table-cell>
          <table:table-cell/>
          <table:table-cell office:value-type="string" calcext:value-type="string">
            <text:p>./archive_1/1744913405_744_Wide_Long1744913405_744_Wide_Long_distance_data.json</text:p>
          </table:table-cell>
          <table:table-cell/>
          <table:table-cell office:value-type="string" calcext:value-type="string">
            <text:p>./archive_1/1744913405_744_Wide_Long1744913405_744_Wide_Long_sound.wav</text:p>
          </table:table-cell>
        </table:table-row>
        <table:table-row table:style-name="ro1">
          <table:table-cell office:value-type="string" calcext:value-type="string">
            <text:p>./archive_1/1745513792_53_Wide_Long1745513792_53_Wide_Long_angle_data.json</text:p>
          </table:table-cell>
          <table:table-cell/>
          <table:table-cell office:value-type="string" calcext:value-type="string">
            <text:p>./archive_1/1745513792_53_Wide_Long1745513792_53_Wide_Long_distance_data.json</text:p>
          </table:table-cell>
          <table:table-cell/>
          <table:table-cell office:value-type="string" calcext:value-type="string">
            <text:p>./archive_1/1745513792_53_Wide_Long1745513792_53_Wide_Long_sound.wav</text:p>
          </table:table-cell>
        </table:table-row>
        <table:table-row table:style-name="ro1">
          <table:table-cell office:value-type="string" calcext:value-type="string">
            <text:p>./archive_1/1745518040_363_Wide_Long1745518040_363_Wide_Long_angle_data.json</text:p>
          </table:table-cell>
          <table:table-cell/>
          <table:table-cell office:value-type="string" calcext:value-type="string">
            <text:p>./archive_1/1745518040_363_Wide_Long1745518040_363_Wide_Long_distance_data.json</text:p>
          </table:table-cell>
          <table:table-cell/>
          <table:table-cell office:value-type="string" calcext:value-type="string">
            <text:p>./archive_1/1745518040_363_Wide_Long1745518040_363_Wide_Long_sound.wav</text:p>
          </table:table-cell>
        </table:table-row>
        <table:table-row table:style-name="ro1">
          <table:table-cell office:value-type="string" calcext:value-type="string">
            <text:p>./archive_1/1745521357_671_Wide_Long1745521357_671_Wide_Long_angle_data.json</text:p>
          </table:table-cell>
          <table:table-cell/>
          <table:table-cell office:value-type="string" calcext:value-type="string">
            <text:p>./archive_1/1745521357_671_Wide_Long1745521357_671_Wide_Long_distance_data.json</text:p>
          </table:table-cell>
          <table:table-cell/>
          <table:table-cell office:value-type="string" calcext:value-type="string">
            <text:p>./archive_1/1745521357_671_Wide_Long1745521357_671_Wide_Long_sound.wav</text:p>
          </table:table-cell>
        </table:table-row>
        <table:table-row table:style-name="ro1">
          <table:table-cell office:value-type="string" calcext:value-type="string">
            <text:p>./archive_1/1745523665_983_Wide_Long1745523665_983_Wide_Long_angle_data.json</text:p>
          </table:table-cell>
          <table:table-cell/>
          <table:table-cell office:value-type="string" calcext:value-type="string">
            <text:p>./archive_1/1745523665_983_Wide_Long1745523665_983_Wide_Long_distance_data.json</text:p>
          </table:table-cell>
          <table:table-cell/>
          <table:table-cell office:value-type="string" calcext:value-type="string">
            <text:p>./archive_1/1745523665_983_Wide_Long1745523665_983_Wide_Long_sound.wav</text:p>
          </table:table-cell>
        </table:table-row>
        <table:table-row table:style-name="ro1">
          <table:table-cell office:value-type="string" calcext:value-type="string">
            <text:p>./archive_1/1745525957_1293_Wide_Long1745525957_1293_Wide_Long_angle_data.json</text:p>
          </table:table-cell>
          <table:table-cell/>
          <table:table-cell office:value-type="string" calcext:value-type="string">
            <text:p>./archive_1/1745525957_1293_Wide_Long1745525957_1293_Wide_Long_distance_data.json</text:p>
          </table:table-cell>
          <table:table-cell/>
          <table:table-cell office:value-type="string" calcext:value-type="string">
            <text:p>./archive_1/1745525957_1293_Wide_Long1745525957_1293_Wide_Long_sound.wav</text:p>
          </table:table-cell>
        </table:table-row>
        <table:table-row table:style-name="ro1">
          <table:table-cell office:value-type="string" calcext:value-type="string">
            <text:p>./archive_1/1744896212_103_Wide_Long1744896212_103_Wide_Long_angle_data.json</text:p>
          </table:table-cell>
          <table:table-cell/>
          <table:table-cell office:value-type="string" calcext:value-type="string">
            <text:p>./archive_1/1744896212_103_Wide_Long1744896212_103_Wide_Long_distance_data.json</text:p>
          </table:table-cell>
          <table:table-cell/>
          <table:table-cell office:value-type="string" calcext:value-type="string">
            <text:p>./archive_1/1744896212_103_Wide_Long1744896212_103_Wide_Long_sound.wav</text:p>
          </table:table-cell>
        </table:table-row>
        <table:table-row table:style-name="ro1">
          <table:table-cell office:value-type="string" calcext:value-type="string">
            <text:p>./archive_1/1744905913_424_Wide_Long1744905913_424_Wide_Long_angle_data.json</text:p>
          </table:table-cell>
          <table:table-cell/>
          <table:table-cell office:value-type="string" calcext:value-type="string">
            <text:p>./archive_1/1744905913_424_Wide_Long1744905913_424_Wide_Long_distance_data.json</text:p>
          </table:table-cell>
          <table:table-cell/>
          <table:table-cell office:value-type="string" calcext:value-type="string">
            <text:p>./archive_1/1744905913_424_Wide_Long1744905913_424_Wide_Long_sound.wav</text:p>
          </table:table-cell>
        </table:table-row>
        <table:table-row table:style-name="ro1">
          <table:table-cell office:value-type="string" calcext:value-type="string">
            <text:p>./archive_1/1744913425_745_Wide_Long1744913425_745_Wide_Long_angle_data.json</text:p>
          </table:table-cell>
          <table:table-cell/>
          <table:table-cell office:value-type="string" calcext:value-type="string">
            <text:p>./archive_1/1744913425_745_Wide_Long1744913425_745_Wide_Long_distance_data.json</text:p>
          </table:table-cell>
          <table:table-cell/>
          <table:table-cell office:value-type="string" calcext:value-type="string">
            <text:p>./archive_1/1744913425_745_Wide_Long1744913425_745_Wide_Long_sound.wav</text:p>
          </table:table-cell>
        </table:table-row>
        <table:table-row table:style-name="ro1">
          <table:table-cell office:value-type="string" calcext:value-type="string">
            <text:p>./archive_1/1745513799_54_Wide_Long1745513799_54_Wide_Long_angle_data.json</text:p>
          </table:table-cell>
          <table:table-cell/>
          <table:table-cell office:value-type="string" calcext:value-type="string">
            <text:p>./archive_1/1745513799_54_Wide_Long1745513799_54_Wide_Long_distance_data.json</text:p>
          </table:table-cell>
          <table:table-cell/>
          <table:table-cell office:value-type="string" calcext:value-type="string">
            <text:p>./archive_1/1745513799_54_Wide_Long1745513799_54_Wide_Long_sound.wav</text:p>
          </table:table-cell>
        </table:table-row>
        <table:table-row table:style-name="ro1">
          <table:table-cell office:value-type="string" calcext:value-type="string">
            <text:p>./archive_1/1745518044_364_Wide_Long1745518044_364_Wide_Long_angle_data.json</text:p>
          </table:table-cell>
          <table:table-cell/>
          <table:table-cell office:value-type="string" calcext:value-type="string">
            <text:p>./archive_1/1745518044_364_Wide_Long1745518044_364_Wide_Long_distance_data.json</text:p>
          </table:table-cell>
          <table:table-cell/>
          <table:table-cell office:value-type="string" calcext:value-type="string">
            <text:p>./archive_1/1745518044_364_Wide_Long1745518044_364_Wide_Long_sound.wav</text:p>
          </table:table-cell>
        </table:table-row>
        <table:table-row table:style-name="ro1">
          <table:table-cell office:value-type="string" calcext:value-type="string">
            <text:p>./archive_1/1745521361_672_Wide_Long1745521361_672_Wide_Long_angle_data.json</text:p>
          </table:table-cell>
          <table:table-cell/>
          <table:table-cell office:value-type="string" calcext:value-type="string">
            <text:p>./archive_1/1745521361_672_Wide_Long1745521361_672_Wide_Long_distance_data.json</text:p>
          </table:table-cell>
          <table:table-cell/>
          <table:table-cell office:value-type="string" calcext:value-type="string">
            <text:p>./archive_1/1745521361_672_Wide_Long1745521361_672_Wide_Long_sound.wav</text:p>
          </table:table-cell>
        </table:table-row>
        <table:table-row table:style-name="ro1">
          <table:table-cell office:value-type="string" calcext:value-type="string">
            <text:p>./archive_1/1745523669_984_Wide_Long1745523669_984_Wide_Long_angle_data.json</text:p>
          </table:table-cell>
          <table:table-cell/>
          <table:table-cell office:value-type="string" calcext:value-type="string">
            <text:p>./archive_1/1745523669_984_Wide_Long1745523669_984_Wide_Long_distance_data.json</text:p>
          </table:table-cell>
          <table:table-cell/>
          <table:table-cell office:value-type="string" calcext:value-type="string">
            <text:p>./archive_1/1745523669_984_Wide_Long1745523669_984_Wide_Long_sound.wav</text:p>
          </table:table-cell>
        </table:table-row>
        <table:table-row table:style-name="ro1">
          <table:table-cell office:value-type="string" calcext:value-type="string">
            <text:p>./archive_1/1745525962_1294_Wide_Long1745525962_1294_Wide_Long_angle_data.json</text:p>
          </table:table-cell>
          <table:table-cell/>
          <table:table-cell office:value-type="string" calcext:value-type="string">
            <text:p>./archive_1/1745525962_1294_Wide_Long1745525962_1294_Wide_Long_distance_data.json</text:p>
          </table:table-cell>
          <table:table-cell/>
          <table:table-cell office:value-type="string" calcext:value-type="string">
            <text:p>./archive_1/1745525962_1294_Wide_Long1745525962_1294_Wide_Long_sound.wav</text:p>
          </table:table-cell>
        </table:table-row>
        <table:table-row table:style-name="ro1">
          <table:table-cell office:value-type="string" calcext:value-type="string">
            <text:p>./archive_1/1744896231_104_Wide_Long1744896231_104_Wide_Long_angle_data.json</text:p>
          </table:table-cell>
          <table:table-cell/>
          <table:table-cell office:value-type="string" calcext:value-type="string">
            <text:p>./archive_1/1744896231_104_Wide_Long1744896231_104_Wide_Long_distance_data.json</text:p>
          </table:table-cell>
          <table:table-cell/>
          <table:table-cell office:value-type="string" calcext:value-type="string">
            <text:p>./archive_1/1744896231_104_Wide_Long1744896231_104_Wide_Long_sound.wav</text:p>
          </table:table-cell>
        </table:table-row>
        <table:table-row table:style-name="ro1">
          <table:table-cell office:value-type="string" calcext:value-type="string">
            <text:p>./archive_1/1744905937_425_Wide_Long1744905937_425_Wide_Long_angle_data.json</text:p>
          </table:table-cell>
          <table:table-cell/>
          <table:table-cell office:value-type="string" calcext:value-type="string">
            <text:p>./archive_1/1744905937_425_Wide_Long1744905937_425_Wide_Long_distance_data.json</text:p>
          </table:table-cell>
          <table:table-cell/>
          <table:table-cell office:value-type="string" calcext:value-type="string">
            <text:p>./archive_1/1744905937_425_Wide_Long1744905937_425_Wide_Long_sound.wav</text:p>
          </table:table-cell>
        </table:table-row>
        <table:table-row table:style-name="ro1">
          <table:table-cell office:value-type="string" calcext:value-type="string">
            <text:p>./archive_1/1744913444_746_Wide_Long1744913444_746_Wide_Long_angle_data.json</text:p>
          </table:table-cell>
          <table:table-cell/>
          <table:table-cell office:value-type="string" calcext:value-type="string">
            <text:p>./archive_1/1744913444_746_Wide_Long1744913444_746_Wide_Long_distance_data.json</text:p>
          </table:table-cell>
          <table:table-cell/>
          <table:table-cell office:value-type="string" calcext:value-type="string">
            <text:p>./archive_1/1744913444_746_Wide_Long1744913444_746_Wide_Long_sound.wav</text:p>
          </table:table-cell>
        </table:table-row>
        <table:table-row table:style-name="ro1">
          <table:table-cell office:value-type="string" calcext:value-type="string">
            <text:p>./archive_1/1745513804_55_Wide_Long1745513804_55_Wide_Long_angle_data.json</text:p>
          </table:table-cell>
          <table:table-cell/>
          <table:table-cell office:value-type="string" calcext:value-type="string">
            <text:p>./archive_1/1745513804_55_Wide_Long1745513804_55_Wide_Long_distance_data.json</text:p>
          </table:table-cell>
          <table:table-cell/>
          <table:table-cell office:value-type="string" calcext:value-type="string">
            <text:p>./archive_1/1745513804_55_Wide_Long1745513804_55_Wide_Long_sound.wav</text:p>
          </table:table-cell>
        </table:table-row>
        <table:table-row table:style-name="ro1">
          <table:table-cell office:value-type="string" calcext:value-type="string">
            <text:p>./archive_1/1745518049_365_Wide_Long1745518049_365_Wide_Long_angle_data.json</text:p>
          </table:table-cell>
          <table:table-cell/>
          <table:table-cell office:value-type="string" calcext:value-type="string">
            <text:p>./archive_1/1745518049_365_Wide_Long1745518049_365_Wide_Long_distance_data.json</text:p>
          </table:table-cell>
          <table:table-cell/>
          <table:table-cell office:value-type="string" calcext:value-type="string">
            <text:p>./archive_1/1745518049_365_Wide_Long1745518049_365_Wide_Long_sound.wav</text:p>
          </table:table-cell>
        </table:table-row>
        <table:table-row table:style-name="ro1">
          <table:table-cell office:value-type="string" calcext:value-type="string">
            <text:p>./archive_1/1745521368_673_Wide_Long1745521368_673_Wide_Long_angle_data.json</text:p>
          </table:table-cell>
          <table:table-cell/>
          <table:table-cell office:value-type="string" calcext:value-type="string">
            <text:p>./archive_1/1745521368_673_Wide_Long1745521368_673_Wide_Long_distance_data.json</text:p>
          </table:table-cell>
          <table:table-cell/>
          <table:table-cell office:value-type="string" calcext:value-type="string">
            <text:p>./archive_1/1745521368_673_Wide_Long1745521368_673_Wide_Long_sound.wav</text:p>
          </table:table-cell>
        </table:table-row>
        <table:table-row table:style-name="ro1">
          <table:table-cell office:value-type="string" calcext:value-type="string">
            <text:p>./archive_1/1745523674_985_Wide_Long1745523674_985_Wide_Long_angle_data.json</text:p>
          </table:table-cell>
          <table:table-cell/>
          <table:table-cell office:value-type="string" calcext:value-type="string">
            <text:p>./archive_1/1745523674_985_Wide_Long1745523674_985_Wide_Long_distance_data.json</text:p>
          </table:table-cell>
          <table:table-cell/>
          <table:table-cell office:value-type="string" calcext:value-type="string">
            <text:p>./archive_1/1745523674_985_Wide_Long1745523674_985_Wide_Long_sound.wav</text:p>
          </table:table-cell>
        </table:table-row>
        <table:table-row table:style-name="ro1">
          <table:table-cell office:value-type="string" calcext:value-type="string">
            <text:p>./archive_1/1745525966_1295_Wide_Long1745525966_1295_Wide_Long_angle_data.json</text:p>
          </table:table-cell>
          <table:table-cell/>
          <table:table-cell office:value-type="string" calcext:value-type="string">
            <text:p>./archive_1/1745525966_1295_Wide_Long1745525966_1295_Wide_Long_distance_data.json</text:p>
          </table:table-cell>
          <table:table-cell/>
          <table:table-cell office:value-type="string" calcext:value-type="string">
            <text:p>./archive_1/1745525966_1295_Wide_Long1745525966_1295_Wide_Long_sound.wav</text:p>
          </table:table-cell>
        </table:table-row>
        <table:table-row table:style-name="ro1">
          <table:table-cell office:value-type="string" calcext:value-type="string">
            <text:p>./archive_1/1744896251_105_Wide_Long1744896251_105_Wide_Long_angle_data.json</text:p>
          </table:table-cell>
          <table:table-cell/>
          <table:table-cell office:value-type="string" calcext:value-type="string">
            <text:p>./archive_1/1744896251_105_Wide_Long1744896251_105_Wide_Long_distance_data.json</text:p>
          </table:table-cell>
          <table:table-cell/>
          <table:table-cell office:value-type="string" calcext:value-type="string">
            <text:p>./archive_1/1744896251_105_Wide_Long1744896251_105_Wide_Long_sound.wav</text:p>
          </table:table-cell>
        </table:table-row>
        <table:table-row table:style-name="ro1">
          <table:table-cell office:value-type="string" calcext:value-type="string">
            <text:p>./archive_1/1744905957_426_Wide_Long1744905957_426_Wide_Long_angle_data.json</text:p>
          </table:table-cell>
          <table:table-cell/>
          <table:table-cell office:value-type="string" calcext:value-type="string">
            <text:p>./archive_1/1744905957_426_Wide_Long1744905957_426_Wide_Long_distance_data.json</text:p>
          </table:table-cell>
          <table:table-cell/>
          <table:table-cell office:value-type="string" calcext:value-type="string">
            <text:p>./archive_1/1744905957_426_Wide_Long1744905957_426_Wide_Long_sound.wav</text:p>
          </table:table-cell>
        </table:table-row>
        <table:table-row table:style-name="ro1">
          <table:table-cell office:value-type="string" calcext:value-type="string">
            <text:p>./archive_1/1744913467_747_Wide_Long1744913467_747_Wide_Long_angle_data.json</text:p>
          </table:table-cell>
          <table:table-cell/>
          <table:table-cell office:value-type="string" calcext:value-type="string">
            <text:p>./archive_1/1744913467_747_Wide_Long1744913467_747_Wide_Long_distance_data.json</text:p>
          </table:table-cell>
          <table:table-cell/>
          <table:table-cell office:value-type="string" calcext:value-type="string">
            <text:p>./archive_1/1744913467_747_Wide_Long1744913467_747_Wide_Long_sound.wav</text:p>
          </table:table-cell>
        </table:table-row>
        <table:table-row table:style-name="ro1">
          <table:table-cell office:value-type="string" calcext:value-type="string">
            <text:p>./archive_1/1745513810_56_Wide_Long1745513810_56_Wide_Long_angle_data.json</text:p>
          </table:table-cell>
          <table:table-cell/>
          <table:table-cell office:value-type="string" calcext:value-type="string">
            <text:p>./archive_1/1745513810_56_Wide_Long1745513810_56_Wide_Long_distance_data.json</text:p>
          </table:table-cell>
          <table:table-cell/>
          <table:table-cell office:value-type="string" calcext:value-type="string">
            <text:p>./archive_1/1745513810_56_Wide_Long1745513810_56_Wide_Long_sound.wav</text:p>
          </table:table-cell>
        </table:table-row>
        <table:table-row table:style-name="ro1">
          <table:table-cell office:value-type="string" calcext:value-type="string">
            <text:p>./archive_1/1745518054_366_Wide_Long1745518054_366_Wide_Long_angle_data.json</text:p>
          </table:table-cell>
          <table:table-cell/>
          <table:table-cell office:value-type="string" calcext:value-type="string">
            <text:p>./archive_1/1745518054_366_Wide_Long1745518054_366_Wide_Long_distance_data.json</text:p>
          </table:table-cell>
          <table:table-cell/>
          <table:table-cell office:value-type="string" calcext:value-type="string">
            <text:p>./archive_1/1745518054_366_Wide_Long1745518054_366_Wide_Long_sound.wav</text:p>
          </table:table-cell>
        </table:table-row>
        <table:table-row table:style-name="ro1">
          <table:table-cell office:value-type="string" calcext:value-type="string">
            <text:p>./archive_1/1745521372_674_Wide_Long1745521372_674_Wide_Long_angle_data.json</text:p>
          </table:table-cell>
          <table:table-cell/>
          <table:table-cell office:value-type="string" calcext:value-type="string">
            <text:p>./archive_1/1745521372_674_Wide_Long1745521372_674_Wide_Long_distance_data.json</text:p>
          </table:table-cell>
          <table:table-cell/>
          <table:table-cell office:value-type="string" calcext:value-type="string">
            <text:p>./archive_1/1745521372_674_Wide_Long1745521372_674_Wide_Long_sound.wav</text:p>
          </table:table-cell>
        </table:table-row>
        <table:table-row table:style-name="ro1">
          <table:table-cell office:value-type="string" calcext:value-type="string">
            <text:p>./archive_1/1745523684_986_Wide_Long1745523684_986_Wide_Long_angle_data.json</text:p>
          </table:table-cell>
          <table:table-cell/>
          <table:table-cell office:value-type="string" calcext:value-type="string">
            <text:p>./archive_1/1745523684_986_Wide_Long1745523684_986_Wide_Long_distance_data.json</text:p>
          </table:table-cell>
          <table:table-cell/>
          <table:table-cell office:value-type="string" calcext:value-type="string">
            <text:p>./archive_1/1745523684_986_Wide_Long1745523684_986_Wide_Long_sound.wav</text:p>
          </table:table-cell>
        </table:table-row>
        <table:table-row table:style-name="ro1">
          <table:table-cell office:value-type="string" calcext:value-type="string">
            <text:p>./archive_1/1745525974_1296_Wide_Long1745525974_1296_Wide_Long_angle_data.json</text:p>
          </table:table-cell>
          <table:table-cell/>
          <table:table-cell office:value-type="string" calcext:value-type="string">
            <text:p>./archive_1/1745525974_1296_Wide_Long1745525974_1296_Wide_Long_distance_data.json</text:p>
          </table:table-cell>
          <table:table-cell/>
          <table:table-cell office:value-type="string" calcext:value-type="string">
            <text:p>./archive_1/1745525974_1296_Wide_Long1745525974_1296_Wide_Long_sound.wav</text:p>
          </table:table-cell>
        </table:table-row>
        <table:table-row table:style-name="ro1">
          <table:table-cell office:value-type="string" calcext:value-type="string">
            <text:p>./archive_1/1744896270_106_Wide_Long1744896270_106_Wide_Long_angle_data.json</text:p>
          </table:table-cell>
          <table:table-cell/>
          <table:table-cell office:value-type="string" calcext:value-type="string">
            <text:p>./archive_1/1744896270_106_Wide_Long1744896270_106_Wide_Long_distance_data.json</text:p>
          </table:table-cell>
          <table:table-cell/>
          <table:table-cell office:value-type="string" calcext:value-type="string">
            <text:p>./archive_1/1744896270_106_Wide_Long1744896270_106_Wide_Long_sound.wav</text:p>
          </table:table-cell>
        </table:table-row>
        <table:table-row table:style-name="ro1">
          <table:table-cell office:value-type="string" calcext:value-type="string">
            <text:p>./archive_1/1744905984_427_Wide_Long1744905984_427_Wide_Long_angle_data.json</text:p>
          </table:table-cell>
          <table:table-cell/>
          <table:table-cell office:value-type="string" calcext:value-type="string">
            <text:p>./archive_1/1744905984_427_Wide_Long1744905984_427_Wide_Long_distance_data.json</text:p>
          </table:table-cell>
          <table:table-cell/>
          <table:table-cell office:value-type="string" calcext:value-type="string">
            <text:p>./archive_1/1744905984_427_Wide_Long1744905984_427_Wide_Long_sound.wav</text:p>
          </table:table-cell>
        </table:table-row>
        <table:table-row table:style-name="ro1">
          <table:table-cell office:value-type="string" calcext:value-type="string">
            <text:p>./archive_1/1744913487_748_Wide_Long1744913487_748_Wide_Long_angle_data.json</text:p>
          </table:table-cell>
          <table:table-cell/>
          <table:table-cell office:value-type="string" calcext:value-type="string">
            <text:p>./archive_1/1744913487_748_Wide_Long1744913487_748_Wide_Long_distance_data.json</text:p>
          </table:table-cell>
          <table:table-cell/>
          <table:table-cell office:value-type="string" calcext:value-type="string">
            <text:p>./archive_1/1744913487_748_Wide_Long1744913487_748_Wide_Long_sound.wav</text:p>
          </table:table-cell>
        </table:table-row>
        <table:table-row table:style-name="ro1">
          <table:table-cell office:value-type="string" calcext:value-type="string">
            <text:p>./archive_1/1745513816_57_Wide_Long1745513816_57_Wide_Long_angle_data.json</text:p>
          </table:table-cell>
          <table:table-cell/>
          <table:table-cell office:value-type="string" calcext:value-type="string">
            <text:p>./archive_1/1745513816_57_Wide_Long1745513816_57_Wide_Long_distance_data.json</text:p>
          </table:table-cell>
          <table:table-cell/>
          <table:table-cell office:value-type="string" calcext:value-type="string">
            <text:p>./archive_1/1745513816_57_Wide_Long1745513816_57_Wide_Long_sound.wav</text:p>
          </table:table-cell>
        </table:table-row>
        <table:table-row table:style-name="ro1">
          <table:table-cell office:value-type="string" calcext:value-type="string">
            <text:p>./archive_1/1745518060_367_Wide_Long1745518060_367_Wide_Long_angle_data.json</text:p>
          </table:table-cell>
          <table:table-cell/>
          <table:table-cell office:value-type="string" calcext:value-type="string">
            <text:p>./archive_1/1745518060_367_Wide_Long1745518060_367_Wide_Long_distance_data.json</text:p>
          </table:table-cell>
          <table:table-cell/>
          <table:table-cell office:value-type="string" calcext:value-type="string">
            <text:p>./archive_1/1745518060_367_Wide_Long1745518060_367_Wide_Long_sound.wav</text:p>
          </table:table-cell>
        </table:table-row>
        <table:table-row table:style-name="ro1">
          <table:table-cell office:value-type="string" calcext:value-type="string">
            <text:p>./archive_1/1745521376_675_Wide_Long1745521376_675_Wide_Long_angle_data.json</text:p>
          </table:table-cell>
          <table:table-cell/>
          <table:table-cell office:value-type="string" calcext:value-type="string">
            <text:p>./archive_1/1745521376_675_Wide_Long1745521376_675_Wide_Long_distance_data.json</text:p>
          </table:table-cell>
          <table:table-cell/>
          <table:table-cell office:value-type="string" calcext:value-type="string">
            <text:p>./archive_1/1745521376_675_Wide_Long1745521376_675_Wide_Long_sound.wav</text:p>
          </table:table-cell>
        </table:table-row>
        <table:table-row table:style-name="ro1">
          <table:table-cell office:value-type="string" calcext:value-type="string">
            <text:p>./archive_1/1745523688_987_Wide_Long1745523688_987_Wide_Long_angle_data.json</text:p>
          </table:table-cell>
          <table:table-cell/>
          <table:table-cell office:value-type="string" calcext:value-type="string">
            <text:p>./archive_1/1745523688_987_Wide_Long1745523688_987_Wide_Long_distance_data.json</text:p>
          </table:table-cell>
          <table:table-cell/>
          <table:table-cell office:value-type="string" calcext:value-type="string">
            <text:p>./archive_1/1745523688_987_Wide_Long1745523688_987_Wide_Long_sound.wav</text:p>
          </table:table-cell>
        </table:table-row>
        <table:table-row table:style-name="ro1">
          <table:table-cell office:value-type="string" calcext:value-type="string">
            <text:p>./archive_1/1745525979_1297_Wide_Long1745525979_1297_Wide_Long_angle_data.json</text:p>
          </table:table-cell>
          <table:table-cell/>
          <table:table-cell office:value-type="string" calcext:value-type="string">
            <text:p>./archive_1/1745525979_1297_Wide_Long1745525979_1297_Wide_Long_distance_data.json</text:p>
          </table:table-cell>
          <table:table-cell/>
          <table:table-cell office:value-type="string" calcext:value-type="string">
            <text:p>./archive_1/1745525979_1297_Wide_Long1745525979_1297_Wide_Long_sound.wav</text:p>
          </table:table-cell>
        </table:table-row>
        <table:table-row table:style-name="ro1">
          <table:table-cell office:value-type="string" calcext:value-type="string">
            <text:p>./archive_1/1744896290_107_Wide_Long1744896290_107_Wide_Long_angle_data.json</text:p>
          </table:table-cell>
          <table:table-cell/>
          <table:table-cell office:value-type="string" calcext:value-type="string">
            <text:p>./archive_1/1744896290_107_Wide_Long1744896290_107_Wide_Long_distance_data.json</text:p>
          </table:table-cell>
          <table:table-cell/>
          <table:table-cell office:value-type="string" calcext:value-type="string">
            <text:p>./archive_1/1744896290_107_Wide_Long1744896290_107_Wide_Long_sound.wav</text:p>
          </table:table-cell>
        </table:table-row>
        <table:table-row table:style-name="ro1">
          <table:table-cell office:value-type="string" calcext:value-type="string">
            <text:p>./archive_1/1744906004_428_Wide_Long1744906004_428_Wide_Long_angle_data.json</text:p>
          </table:table-cell>
          <table:table-cell/>
          <table:table-cell office:value-type="string" calcext:value-type="string">
            <text:p>./archive_1/1744906004_428_Wide_Long1744906004_428_Wide_Long_distance_data.json</text:p>
          </table:table-cell>
          <table:table-cell/>
          <table:table-cell office:value-type="string" calcext:value-type="string">
            <text:p>./archive_1/1744906004_428_Wide_Long1744906004_428_Wide_Long_sound.wav</text:p>
          </table:table-cell>
        </table:table-row>
        <table:table-row table:style-name="ro1">
          <table:table-cell office:value-type="string" calcext:value-type="string">
            <text:p>./archive_1/1744913506_749_Wide_Long1744913506_749_Wide_Long_angle_data.json</text:p>
          </table:table-cell>
          <table:table-cell/>
          <table:table-cell office:value-type="string" calcext:value-type="string">
            <text:p>./archive_1/1744913506_749_Wide_Long1744913506_749_Wide_Long_distance_data.json</text:p>
          </table:table-cell>
          <table:table-cell/>
          <table:table-cell office:value-type="string" calcext:value-type="string">
            <text:p>./archive_1/1744913506_749_Wide_Long1744913506_749_Wide_Long_sound.wav</text:p>
          </table:table-cell>
        </table:table-row>
        <table:table-row table:style-name="ro1">
          <table:table-cell office:value-type="string" calcext:value-type="string">
            <text:p>./archive_1/1745513822_58_Wide_Long1745513822_58_Wide_Long_angle_data.json</text:p>
          </table:table-cell>
          <table:table-cell/>
          <table:table-cell office:value-type="string" calcext:value-type="string">
            <text:p>./archive_1/1745513822_58_Wide_Long1745513822_58_Wide_Long_distance_data.json</text:p>
          </table:table-cell>
          <table:table-cell/>
          <table:table-cell office:value-type="string" calcext:value-type="string">
            <text:p>./archive_1/1745513822_58_Wide_Long1745513822_58_Wide_Long_sound.wav</text:p>
          </table:table-cell>
        </table:table-row>
        <table:table-row table:style-name="ro1">
          <table:table-cell office:value-type="string" calcext:value-type="string">
            <text:p>./archive_1/1745518104_368_Wide_Long1745518104_368_Wide_Long_angle_data.json</text:p>
          </table:table-cell>
          <table:table-cell/>
          <table:table-cell office:value-type="string" calcext:value-type="string">
            <text:p>./archive_1/1745518104_368_Wide_Long1745518104_368_Wide_Long_distance_data.json</text:p>
          </table:table-cell>
          <table:table-cell/>
          <table:table-cell office:value-type="string" calcext:value-type="string">
            <text:p>./archive_1/1745518104_368_Wide_Long1745518104_368_Wide_Long_sound.wav</text:p>
          </table:table-cell>
        </table:table-row>
        <table:table-row table:style-name="ro1">
          <table:table-cell office:value-type="string" calcext:value-type="string">
            <text:p>./archive_1/1745521381_676_Wide_Long1745521381_676_Wide_Long_angle_data.json</text:p>
          </table:table-cell>
          <table:table-cell/>
          <table:table-cell office:value-type="string" calcext:value-type="string">
            <text:p>./archive_1/1745521381_676_Wide_Long1745521381_676_Wide_Long_distance_data.json</text:p>
          </table:table-cell>
          <table:table-cell/>
          <table:table-cell office:value-type="string" calcext:value-type="string">
            <text:p>./archive_1/1745521381_676_Wide_Long1745521381_676_Wide_Long_sound.wav</text:p>
          </table:table-cell>
        </table:table-row>
        <table:table-row table:style-name="ro1">
          <table:table-cell office:value-type="string" calcext:value-type="string">
            <text:p>./archive_1/1745523692_988_Wide_Long1745523692_988_Wide_Long_angle_data.json</text:p>
          </table:table-cell>
          <table:table-cell/>
          <table:table-cell office:value-type="string" calcext:value-type="string">
            <text:p>./archive_1/1745523692_988_Wide_Long1745523692_988_Wide_Long_distance_data.json</text:p>
          </table:table-cell>
          <table:table-cell/>
          <table:table-cell office:value-type="string" calcext:value-type="string">
            <text:p>./archive_1/1745523692_988_Wide_Long1745523692_988_Wide_Long_sound.wav</text:p>
          </table:table-cell>
        </table:table-row>
        <table:table-row table:style-name="ro1">
          <table:table-cell office:value-type="string" calcext:value-type="string">
            <text:p>./archive_1/1745525983_1298_Wide_Long1745525983_1298_Wide_Long_angle_data.json</text:p>
          </table:table-cell>
          <table:table-cell/>
          <table:table-cell office:value-type="string" calcext:value-type="string">
            <text:p>./archive_1/1745525983_1298_Wide_Long1745525983_1298_Wide_Long_distance_data.json</text:p>
          </table:table-cell>
          <table:table-cell/>
          <table:table-cell office:value-type="string" calcext:value-type="string">
            <text:p>./archive_1/1745525983_1298_Wide_Long1745525983_1298_Wide_Long_sound.wav</text:p>
          </table:table-cell>
        </table:table-row>
        <table:table-row table:style-name="ro1">
          <table:table-cell office:value-type="string" calcext:value-type="string">
            <text:p>./archive_1/1744896309_108_Wide_Long1744896309_108_Wide_Long_angle_data.json</text:p>
          </table:table-cell>
          <table:table-cell/>
          <table:table-cell office:value-type="string" calcext:value-type="string">
            <text:p>./archive_1/1744896309_108_Wide_Long1744896309_108_Wide_Long_distance_data.json</text:p>
          </table:table-cell>
          <table:table-cell/>
          <table:table-cell office:value-type="string" calcext:value-type="string">
            <text:p>./archive_1/1744896309_108_Wide_Long1744896309_108_Wide_Long_sound.wav</text:p>
          </table:table-cell>
        </table:table-row>
        <table:table-row table:style-name="ro1">
          <table:table-cell office:value-type="string" calcext:value-type="string">
            <text:p>./archive_1/1744906023_429_Wide_Long1744906023_429_Wide_Long_angle_data.json</text:p>
          </table:table-cell>
          <table:table-cell/>
          <table:table-cell office:value-type="string" calcext:value-type="string">
            <text:p>./archive_1/1744906023_429_Wide_Long1744906023_429_Wide_Long_distance_data.json</text:p>
          </table:table-cell>
          <table:table-cell/>
          <table:table-cell office:value-type="string" calcext:value-type="string">
            <text:p>./archive_1/1744906023_429_Wide_Long1744906023_429_Wide_Long_sound.wav</text:p>
          </table:table-cell>
        </table:table-row>
        <table:table-row table:style-name="ro1">
          <table:table-cell office:value-type="string" calcext:value-type="string">
            <text:p>./archive_1/1744913526_750_Wide_Long1744913526_750_Wide_Long_angle_data.json</text:p>
          </table:table-cell>
          <table:table-cell/>
          <table:table-cell office:value-type="string" calcext:value-type="string">
            <text:p>./archive_1/1744913526_750_Wide_Long1744913526_750_Wide_Long_distance_data.json</text:p>
          </table:table-cell>
          <table:table-cell/>
          <table:table-cell office:value-type="string" calcext:value-type="string">
            <text:p>./archive_1/1744913526_750_Wide_Long1744913526_750_Wide_Long_sound.wav</text:p>
          </table:table-cell>
        </table:table-row>
        <table:table-row table:style-name="ro1">
          <table:table-cell office:value-type="string" calcext:value-type="string">
            <text:p>./archive_1/1745513831_59_Wide_Long1745513831_59_Wide_Long_angle_data.json</text:p>
          </table:table-cell>
          <table:table-cell/>
          <table:table-cell office:value-type="string" calcext:value-type="string">
            <text:p>./archive_1/1745513831_59_Wide_Long1745513831_59_Wide_Long_distance_data.json</text:p>
          </table:table-cell>
          <table:table-cell/>
          <table:table-cell office:value-type="string" calcext:value-type="string">
            <text:p>./archive_1/1745513831_59_Wide_Long1745513831_59_Wide_Long_sound.wav</text:p>
          </table:table-cell>
        </table:table-row>
        <table:table-row table:style-name="ro1">
          <table:table-cell office:value-type="string" calcext:value-type="string">
            <text:p>./archive_1/1745518111_369_Wide_Long1745518111_369_Wide_Long_angle_data.json</text:p>
          </table:table-cell>
          <table:table-cell/>
          <table:table-cell office:value-type="string" calcext:value-type="string">
            <text:p>./archive_1/1745518111_369_Wide_Long1745518111_369_Wide_Long_distance_data.json</text:p>
          </table:table-cell>
          <table:table-cell/>
          <table:table-cell office:value-type="string" calcext:value-type="string">
            <text:p>./archive_1/1745518111_369_Wide_Long1745518111_369_Wide_Long_sound.wav</text:p>
          </table:table-cell>
        </table:table-row>
        <table:table-row table:style-name="ro1">
          <table:table-cell office:value-type="string" calcext:value-type="string">
            <text:p>./archive_1/1745521385_677_Wide_Long1745521385_677_Wide_Long_angle_data.json</text:p>
          </table:table-cell>
          <table:table-cell/>
          <table:table-cell office:value-type="string" calcext:value-type="string">
            <text:p>./archive_1/1745521385_677_Wide_Long1745521385_677_Wide_Long_distance_data.json</text:p>
          </table:table-cell>
          <table:table-cell/>
          <table:table-cell office:value-type="string" calcext:value-type="string">
            <text:p>./archive_1/1745521385_677_Wide_Long1745521385_677_Wide_Long_sound.wav</text:p>
          </table:table-cell>
        </table:table-row>
        <table:table-row table:style-name="ro1">
          <table:table-cell office:value-type="string" calcext:value-type="string">
            <text:p>./archive_1/1745523697_989_Wide_Long1745523697_989_Wide_Long_angle_data.json</text:p>
          </table:table-cell>
          <table:table-cell/>
          <table:table-cell office:value-type="string" calcext:value-type="string">
            <text:p>./archive_1/1745523697_989_Wide_Long1745523697_989_Wide_Long_distance_data.json</text:p>
          </table:table-cell>
          <table:table-cell/>
          <table:table-cell office:value-type="string" calcext:value-type="string">
            <text:p>./archive_1/1745523697_989_Wide_Long1745523697_989_Wide_Long_sound.wav</text:p>
          </table:table-cell>
        </table:table-row>
        <table:table-row table:style-name="ro1">
          <table:table-cell office:value-type="string" calcext:value-type="string">
            <text:p>./archive_1/1745525988_1299_Wide_Long1745525988_1299_Wide_Long_angle_data.json</text:p>
          </table:table-cell>
          <table:table-cell/>
          <table:table-cell office:value-type="string" calcext:value-type="string">
            <text:p>./archive_1/1745525988_1299_Wide_Long1745525988_1299_Wide_Long_distance_data.json</text:p>
          </table:table-cell>
          <table:table-cell/>
          <table:table-cell office:value-type="string" calcext:value-type="string">
            <text:p>./archive_1/1745525988_1299_Wide_Long1745525988_1299_Wide_Long_sound.wav</text:p>
          </table:table-cell>
        </table:table-row>
        <table:table-row table:style-name="ro1">
          <table:table-cell office:value-type="string" calcext:value-type="string">
            <text:p>./archive_1/1744896328_109_Wide_Long1744896328_109_Wide_Long_angle_data.json</text:p>
          </table:table-cell>
          <table:table-cell/>
          <table:table-cell office:value-type="string" calcext:value-type="string">
            <text:p>./archive_1/1744896328_109_Wide_Long1744896328_109_Wide_Long_distance_data.json</text:p>
          </table:table-cell>
          <table:table-cell/>
          <table:table-cell office:value-type="string" calcext:value-type="string">
            <text:p>./archive_1/1744896328_109_Wide_Long1744896328_109_Wide_Long_sound.wav</text:p>
          </table:table-cell>
        </table:table-row>
        <table:table-row table:style-name="ro1">
          <table:table-cell office:value-type="string" calcext:value-type="string">
            <text:p>./archive_1/1744906042_430_Wide_Long1744906042_430_Wide_Long_angle_data.json</text:p>
          </table:table-cell>
          <table:table-cell/>
          <table:table-cell office:value-type="string" calcext:value-type="string">
            <text:p>./archive_1/1744906042_430_Wide_Long1744906042_430_Wide_Long_distance_data.json</text:p>
          </table:table-cell>
          <table:table-cell/>
          <table:table-cell office:value-type="string" calcext:value-type="string">
            <text:p>./archive_1/1744906042_430_Wide_Long1744906042_430_Wide_Long_sound.wav</text:p>
          </table:table-cell>
        </table:table-row>
        <table:table-row table:style-name="ro1">
          <table:table-cell office:value-type="string" calcext:value-type="string">
            <text:p>./archive_1/1744913546_751_Wide_Long1744913546_751_Wide_Long_angle_data.json</text:p>
          </table:table-cell>
          <table:table-cell/>
          <table:table-cell office:value-type="string" calcext:value-type="string">
            <text:p>./archive_1/1744913546_751_Wide_Long1744913546_751_Wide_Long_distance_data.json</text:p>
          </table:table-cell>
          <table:table-cell/>
          <table:table-cell office:value-type="string" calcext:value-type="string">
            <text:p>./archive_1/1744913546_751_Wide_Long1744913546_751_Wide_Long_sound.wav</text:p>
          </table:table-cell>
        </table:table-row>
        <table:table-row table:style-name="ro1">
          <table:table-cell office:value-type="string" calcext:value-type="string">
            <text:p>./archive_1/1745513843_60_Wide_Long1745513843_60_Wide_Long_angle_data.json</text:p>
          </table:table-cell>
          <table:table-cell/>
          <table:table-cell office:value-type="string" calcext:value-type="string">
            <text:p>./archive_1/1745513843_60_Wide_Long1745513843_60_Wide_Long_distance_data.json</text:p>
          </table:table-cell>
          <table:table-cell/>
          <table:table-cell office:value-type="string" calcext:value-type="string">
            <text:p>./archive_1/1745513843_60_Wide_Long1745513843_60_Wide_Long_sound.wav</text:p>
          </table:table-cell>
        </table:table-row>
        <table:table-row table:style-name="ro1">
          <table:table-cell office:value-type="string" calcext:value-type="string">
            <text:p>./archive_1/1745518115_370_Wide_Long1745518115_370_Wide_Long_angle_data.json</text:p>
          </table:table-cell>
          <table:table-cell/>
          <table:table-cell office:value-type="string" calcext:value-type="string">
            <text:p>./archive_1/1745518115_370_Wide_Long1745518115_370_Wide_Long_distance_data.json</text:p>
          </table:table-cell>
          <table:table-cell/>
          <table:table-cell office:value-type="string" calcext:value-type="string">
            <text:p>./archive_1/1745518115_370_Wide_Long1745518115_370_Wide_Long_sound.wav</text:p>
          </table:table-cell>
        </table:table-row>
        <table:table-row table:style-name="ro1">
          <table:table-cell office:value-type="string" calcext:value-type="string">
            <text:p>./archive_1/1745521390_678_Wide_Long1745521390_678_Wide_Long_angle_data.json</text:p>
          </table:table-cell>
          <table:table-cell/>
          <table:table-cell office:value-type="string" calcext:value-type="string">
            <text:p>./archive_1/1745521390_678_Wide_Long1745521390_678_Wide_Long_distance_data.json</text:p>
          </table:table-cell>
          <table:table-cell/>
          <table:table-cell office:value-type="string" calcext:value-type="string">
            <text:p>./archive_1/1745521390_678_Wide_Long1745521390_678_Wide_Long_sound.wav</text:p>
          </table:table-cell>
        </table:table-row>
        <table:table-row table:style-name="ro1">
          <table:table-cell office:value-type="string" calcext:value-type="string">
            <text:p>./archive_1/1745523702_990_Wide_Long1745523702_990_Wide_Long_angle_data.json</text:p>
          </table:table-cell>
          <table:table-cell/>
          <table:table-cell office:value-type="string" calcext:value-type="string">
            <text:p>./archive_1/1745523702_990_Wide_Long1745523702_990_Wide_Long_distance_data.json</text:p>
          </table:table-cell>
          <table:table-cell/>
          <table:table-cell office:value-type="string" calcext:value-type="string">
            <text:p>./archive_1/1745523702_990_Wide_Long1745523702_990_Wide_Long_sound.wav</text:p>
          </table:table-cell>
        </table:table-row>
        <table:table-row table:style-name="ro1">
          <table:table-cell office:value-type="string" calcext:value-type="string">
            <text:p>./archive_1/1745525994_1300_Wide_Long1745525994_1300_Wide_Long_angle_data.json</text:p>
          </table:table-cell>
          <table:table-cell/>
          <table:table-cell office:value-type="string" calcext:value-type="string">
            <text:p>./archive_1/1745525994_1300_Wide_Long1745525994_1300_Wide_Long_distance_data.json</text:p>
          </table:table-cell>
          <table:table-cell/>
          <table:table-cell office:value-type="string" calcext:value-type="string">
            <text:p>./archive_1/1745525994_1300_Wide_Long1745525994_1300_Wide_Long_sound.wav</text:p>
          </table:table-cell>
        </table:table-row>
        <table:table-row table:style-name="ro1">
          <table:table-cell office:value-type="string" calcext:value-type="string">
            <text:p>./archive_1/1744896346_110_Wide_Long1744896346_110_Wide_Long_angle_data.json</text:p>
          </table:table-cell>
          <table:table-cell/>
          <table:table-cell office:value-type="string" calcext:value-type="string">
            <text:p>./archive_1/1744896346_110_Wide_Long1744896346_110_Wide_Long_distance_data.json</text:p>
          </table:table-cell>
          <table:table-cell/>
          <table:table-cell office:value-type="string" calcext:value-type="string">
            <text:p>./archive_1/1744896346_110_Wide_Long1744896346_110_Wide_Long_sound.wav</text:p>
          </table:table-cell>
        </table:table-row>
        <table:table-row table:style-name="ro1">
          <table:table-cell office:value-type="string" calcext:value-type="string">
            <text:p>./archive_1/1744906062_431_Wide_Long1744906062_431_Wide_Long_angle_data.json</text:p>
          </table:table-cell>
          <table:table-cell/>
          <table:table-cell office:value-type="string" calcext:value-type="string">
            <text:p>./archive_1/1744906062_431_Wide_Long1744906062_431_Wide_Long_distance_data.json</text:p>
          </table:table-cell>
          <table:table-cell/>
          <table:table-cell office:value-type="string" calcext:value-type="string">
            <text:p>./archive_1/1744906062_431_Wide_Long1744906062_431_Wide_Long_sound.wav</text:p>
          </table:table-cell>
        </table:table-row>
        <table:table-row table:style-name="ro1">
          <table:table-cell office:value-type="string" calcext:value-type="string">
            <text:p>./archive_1/1744913585_752_Wide_Long1744913585_752_Wide_Long_angle_data.json</text:p>
          </table:table-cell>
          <table:table-cell/>
          <table:table-cell office:value-type="string" calcext:value-type="string">
            <text:p>./archive_1/1744913585_752_Wide_Long1744913585_752_Wide_Long_distance_data.json</text:p>
          </table:table-cell>
          <table:table-cell/>
          <table:table-cell office:value-type="string" calcext:value-type="string">
            <text:p>./archive_1/1744913585_752_Wide_Long1744913585_752_Wide_Long_sound.wav</text:p>
          </table:table-cell>
        </table:table-row>
        <table:table-row table:style-name="ro1">
          <table:table-cell office:value-type="string" calcext:value-type="string">
            <text:p>./archive_1/1745513848_61_Wide_Long1745513848_61_Wide_Long_angle_data.json</text:p>
          </table:table-cell>
          <table:table-cell/>
          <table:table-cell office:value-type="string" calcext:value-type="string">
            <text:p>./archive_1/1745513848_61_Wide_Long1745513848_61_Wide_Long_distance_data.json</text:p>
          </table:table-cell>
          <table:table-cell/>
          <table:table-cell office:value-type="string" calcext:value-type="string">
            <text:p>./archive_1/1745513848_61_Wide_Long1745513848_61_Wide_Long_sound.wav</text:p>
          </table:table-cell>
        </table:table-row>
        <table:table-row table:style-name="ro1">
          <table:table-cell office:value-type="string" calcext:value-type="string">
            <text:p>./archive_1/1745518119_371_Wide_Long1745518119_371_Wide_Long_angle_data.json</text:p>
          </table:table-cell>
          <table:table-cell/>
          <table:table-cell office:value-type="string" calcext:value-type="string">
            <text:p>./archive_1/1745518119_371_Wide_Long1745518119_371_Wide_Long_distance_data.json</text:p>
          </table:table-cell>
          <table:table-cell/>
          <table:table-cell office:value-type="string" calcext:value-type="string">
            <text:p>./archive_1/1745518119_371_Wide_Long1745518119_371_Wide_Long_sound.wav</text:p>
          </table:table-cell>
        </table:table-row>
        <table:table-row table:style-name="ro1">
          <table:table-cell office:value-type="string" calcext:value-type="string">
            <text:p>./archive_1/1745521393_679_Wide_Long1745521393_679_Wide_Long_angle_data.json</text:p>
          </table:table-cell>
          <table:table-cell/>
          <table:table-cell office:value-type="string" calcext:value-type="string">
            <text:p>./archive_1/1745521393_679_Wide_Long1745521393_679_Wide_Long_distance_data.json</text:p>
          </table:table-cell>
          <table:table-cell/>
          <table:table-cell office:value-type="string" calcext:value-type="string">
            <text:p>./archive_1/1745521393_679_Wide_Long1745521393_679_Wide_Long_sound.wav</text:p>
          </table:table-cell>
        </table:table-row>
        <table:table-row table:style-name="ro1">
          <table:table-cell office:value-type="string" calcext:value-type="string">
            <text:p>./archive_1/1745523706_991_Wide_Long1745523706_991_Wide_Long_angle_data.json</text:p>
          </table:table-cell>
          <table:table-cell/>
          <table:table-cell office:value-type="string" calcext:value-type="string">
            <text:p>./archive_1/1745523706_991_Wide_Long1745523706_991_Wide_Long_distance_data.json</text:p>
          </table:table-cell>
          <table:table-cell/>
          <table:table-cell office:value-type="string" calcext:value-type="string">
            <text:p>./archive_1/1745523706_991_Wide_Long1745523706_991_Wide_Long_sound.wav</text:p>
          </table:table-cell>
        </table:table-row>
        <table:table-row table:style-name="ro1">
          <table:table-cell office:value-type="string" calcext:value-type="string">
            <text:p>./archive_1/1745525998_1301_Wide_Long1745525998_1301_Wide_Long_angle_data.json</text:p>
          </table:table-cell>
          <table:table-cell/>
          <table:table-cell office:value-type="string" calcext:value-type="string">
            <text:p>./archive_1/1745525998_1301_Wide_Long1745525998_1301_Wide_Long_distance_data.json</text:p>
          </table:table-cell>
          <table:table-cell/>
          <table:table-cell office:value-type="string" calcext:value-type="string">
            <text:p>./archive_1/1745525998_1301_Wide_Long1745525998_1301_Wide_Long_sound.wav</text:p>
          </table:table-cell>
        </table:table-row>
        <table:table-row table:style-name="ro1">
          <table:table-cell office:value-type="string" calcext:value-type="string">
            <text:p>./archive_1/1744896365_111_Wide_Long1744896365_111_Wide_Long_angle_data.json</text:p>
          </table:table-cell>
          <table:table-cell/>
          <table:table-cell office:value-type="string" calcext:value-type="string">
            <text:p>./archive_1/1744896365_111_Wide_Long1744896365_111_Wide_Long_distance_data.json</text:p>
          </table:table-cell>
          <table:table-cell/>
          <table:table-cell office:value-type="string" calcext:value-type="string">
            <text:p>./archive_1/1744896365_111_Wide_Long1744896365_111_Wide_Long_sound.wav</text:p>
          </table:table-cell>
        </table:table-row>
        <table:table-row table:style-name="ro1">
          <table:table-cell office:value-type="string" calcext:value-type="string">
            <text:p>./archive_1/1744906085_432_Wide_Long1744906085_432_Wide_Long_angle_data.json</text:p>
          </table:table-cell>
          <table:table-cell/>
          <table:table-cell office:value-type="string" calcext:value-type="string">
            <text:p>./archive_1/1744906085_432_Wide_Long1744906085_432_Wide_Long_distance_data.json</text:p>
          </table:table-cell>
          <table:table-cell/>
          <table:table-cell office:value-type="string" calcext:value-type="string">
            <text:p>./archive_1/1744906085_432_Wide_Long1744906085_432_Wide_Long_sound.wav</text:p>
          </table:table-cell>
        </table:table-row>
        <table:table-row table:style-name="ro1">
          <table:table-cell office:value-type="string" calcext:value-type="string">
            <text:p>./archive_1/1744913605_753_Wide_Long1744913605_753_Wide_Long_angle_data.json</text:p>
          </table:table-cell>
          <table:table-cell/>
          <table:table-cell office:value-type="string" calcext:value-type="string">
            <text:p>./archive_1/1744913605_753_Wide_Long1744913605_753_Wide_Long_distance_data.json</text:p>
          </table:table-cell>
          <table:table-cell/>
          <table:table-cell office:value-type="string" calcext:value-type="string">
            <text:p>./archive_1/1744913605_753_Wide_Long1744913605_753_Wide_Long_sound.wav</text:p>
          </table:table-cell>
        </table:table-row>
        <table:table-row table:style-name="ro1">
          <table:table-cell office:value-type="string" calcext:value-type="string">
            <text:p>./archive_1/1745513857_62_Wide_Long1745513857_62_Wide_Long_angle_data.json</text:p>
          </table:table-cell>
          <table:table-cell/>
          <table:table-cell office:value-type="string" calcext:value-type="string">
            <text:p>./archive_1/1745513857_62_Wide_Long1745513857_62_Wide_Long_distance_data.json</text:p>
          </table:table-cell>
          <table:table-cell/>
          <table:table-cell office:value-type="string" calcext:value-type="string">
            <text:p>./archive_1/1745513857_62_Wide_Long1745513857_62_Wide_Long_sound.wav</text:p>
          </table:table-cell>
        </table:table-row>
        <table:table-row table:style-name="ro1">
          <table:table-cell office:value-type="string" calcext:value-type="string">
            <text:p>./archive_1/1745518124_372_Wide_Long1745518124_372_Wide_Long_angle_data.json</text:p>
          </table:table-cell>
          <table:table-cell/>
          <table:table-cell office:value-type="string" calcext:value-type="string">
            <text:p>./archive_1/1745518124_372_Wide_Long1745518124_372_Wide_Long_distance_data.json</text:p>
          </table:table-cell>
          <table:table-cell/>
          <table:table-cell office:value-type="string" calcext:value-type="string">
            <text:p>./archive_1/1745518124_372_Wide_Long1745518124_372_Wide_Long_sound.wav</text:p>
          </table:table-cell>
        </table:table-row>
        <table:table-row table:style-name="ro1">
          <table:table-cell office:value-type="string" calcext:value-type="string">
            <text:p>./archive_1/1745521397_680_Wide_Long1745521397_680_Wide_Long_angle_data.json</text:p>
          </table:table-cell>
          <table:table-cell/>
          <table:table-cell office:value-type="string" calcext:value-type="string">
            <text:p>./archive_1/1745521397_680_Wide_Long1745521397_680_Wide_Long_distance_data.json</text:p>
          </table:table-cell>
          <table:table-cell/>
          <table:table-cell office:value-type="string" calcext:value-type="string">
            <text:p>./archive_1/1745521397_680_Wide_Long1745521397_680_Wide_Long_sound.wav</text:p>
          </table:table-cell>
        </table:table-row>
        <table:table-row table:style-name="ro1">
          <table:table-cell office:value-type="string" calcext:value-type="string">
            <text:p>./archive_1/1745523711_992_Wide_Long1745523711_992_Wide_Long_angle_data.json</text:p>
          </table:table-cell>
          <table:table-cell/>
          <table:table-cell office:value-type="string" calcext:value-type="string">
            <text:p>./archive_1/1745523711_992_Wide_Long1745523711_992_Wide_Long_distance_data.json</text:p>
          </table:table-cell>
          <table:table-cell/>
          <table:table-cell office:value-type="string" calcext:value-type="string">
            <text:p>./archive_1/1745523711_992_Wide_Long1745523711_992_Wide_Long_sound.wav</text:p>
          </table:table-cell>
        </table:table-row>
        <table:table-row table:style-name="ro1">
          <table:table-cell office:value-type="string" calcext:value-type="string">
            <text:p>./archive_1/1745526003_1302_Wide_Long1745526003_1302_Wide_Long_angle_data.json</text:p>
          </table:table-cell>
          <table:table-cell/>
          <table:table-cell office:value-type="string" calcext:value-type="string">
            <text:p>./archive_1/1745526003_1302_Wide_Long1745526003_1302_Wide_Long_distance_data.json</text:p>
          </table:table-cell>
          <table:table-cell/>
          <table:table-cell office:value-type="string" calcext:value-type="string">
            <text:p>./archive_1/1745526003_1302_Wide_Long1745526003_1302_Wide_Long_sound.wav</text:p>
          </table:table-cell>
        </table:table-row>
        <table:table-row table:style-name="ro1">
          <table:table-cell office:value-type="string" calcext:value-type="string">
            <text:p>./archive_1/1744896384_112_Wide_Long1744896384_112_Wide_Long_angle_data.json</text:p>
          </table:table-cell>
          <table:table-cell/>
          <table:table-cell office:value-type="string" calcext:value-type="string">
            <text:p>./archive_1/1744896384_112_Wide_Long1744896384_112_Wide_Long_distance_data.json</text:p>
          </table:table-cell>
          <table:table-cell/>
          <table:table-cell office:value-type="string" calcext:value-type="string">
            <text:p>./archive_1/1744896384_112_Wide_Long1744896384_112_Wide_Long_sound.wav</text:p>
          </table:table-cell>
        </table:table-row>
        <table:table-row table:style-name="ro1">
          <table:table-cell office:value-type="string" calcext:value-type="string">
            <text:p>./archive_1/1744906105_433_Wide_Long1744906105_433_Wide_Long_angle_data.json</text:p>
          </table:table-cell>
          <table:table-cell/>
          <table:table-cell office:value-type="string" calcext:value-type="string">
            <text:p>./archive_1/1744906105_433_Wide_Long1744906105_433_Wide_Long_distance_data.json</text:p>
          </table:table-cell>
          <table:table-cell/>
          <table:table-cell office:value-type="string" calcext:value-type="string">
            <text:p>./archive_1/1744906105_433_Wide_Long1744906105_433_Wide_Long_sound.wav</text:p>
          </table:table-cell>
        </table:table-row>
        <table:table-row table:style-name="ro1">
          <table:table-cell office:value-type="string" calcext:value-type="string">
            <text:p>./archive_1/1744913625_754_Wide_Long1744913625_754_Wide_Long_angle_data.json</text:p>
          </table:table-cell>
          <table:table-cell/>
          <table:table-cell office:value-type="string" calcext:value-type="string">
            <text:p>./archive_1/1744913625_754_Wide_Long1744913625_754_Wide_Long_distance_data.json</text:p>
          </table:table-cell>
          <table:table-cell/>
          <table:table-cell office:value-type="string" calcext:value-type="string">
            <text:p>./archive_1/1744913625_754_Wide_Long1744913625_754_Wide_Long_sound.wav</text:p>
          </table:table-cell>
        </table:table-row>
        <table:table-row table:style-name="ro1">
          <table:table-cell office:value-type="string" calcext:value-type="string">
            <text:p>./archive_1/1745513983_64_Wide_Long1745513983_64_Wide_Long_angle_data.json</text:p>
          </table:table-cell>
          <table:table-cell/>
          <table:table-cell office:value-type="string" calcext:value-type="string">
            <text:p>./archive_1/1745513983_64_Wide_Long1745513983_64_Wide_Long_distance_data.json</text:p>
          </table:table-cell>
          <table:table-cell/>
          <table:table-cell office:value-type="string" calcext:value-type="string">
            <text:p>./archive_1/1745513983_64_Wide_Long1745513983_64_Wide_Long_sound.wav</text:p>
          </table:table-cell>
        </table:table-row>
        <table:table-row table:style-name="ro1">
          <table:table-cell office:value-type="string" calcext:value-type="string">
            <text:p>./archive_1/1745518129_373_Wide_Long1745518129_373_Wide_Long_angle_data.json</text:p>
          </table:table-cell>
          <table:table-cell/>
          <table:table-cell office:value-type="string" calcext:value-type="string">
            <text:p>./archive_1/1745518129_373_Wide_Long1745518129_373_Wide_Long_distance_data.json</text:p>
          </table:table-cell>
          <table:table-cell/>
          <table:table-cell office:value-type="string" calcext:value-type="string">
            <text:p>./archive_1/1745518129_373_Wide_Long1745518129_373_Wide_Long_sound.wav</text:p>
          </table:table-cell>
        </table:table-row>
        <table:table-row table:style-name="ro1">
          <table:table-cell office:value-type="string" calcext:value-type="string">
            <text:p>./archive_1/1745521402_681_Wide_Long1745521402_681_Wide_Long_angle_data.json</text:p>
          </table:table-cell>
          <table:table-cell/>
          <table:table-cell office:value-type="string" calcext:value-type="string">
            <text:p>./archive_1/1745521402_681_Wide_Long1745521402_681_Wide_Long_distance_data.json</text:p>
          </table:table-cell>
          <table:table-cell/>
          <table:table-cell office:value-type="string" calcext:value-type="string">
            <text:p>./archive_1/1745521402_681_Wide_Long1745521402_681_Wide_Long_sound.wav</text:p>
          </table:table-cell>
        </table:table-row>
        <table:table-row table:style-name="ro1">
          <table:table-cell office:value-type="string" calcext:value-type="string">
            <text:p>./archive_1/1745523715_993_Wide_Long1745523715_993_Wide_Long_angle_data.json</text:p>
          </table:table-cell>
          <table:table-cell/>
          <table:table-cell office:value-type="string" calcext:value-type="string">
            <text:p>./archive_1/1745523715_993_Wide_Long1745523715_993_Wide_Long_distance_data.json</text:p>
          </table:table-cell>
          <table:table-cell/>
          <table:table-cell office:value-type="string" calcext:value-type="string">
            <text:p>./archive_1/1745523715_993_Wide_Long1745523715_993_Wide_Long_sound.wav</text:p>
          </table:table-cell>
        </table:table-row>
        <table:table-row table:style-name="ro1">
          <table:table-cell office:value-type="string" calcext:value-type="string">
            <text:p>./archive_1/1745526007_1303_Wide_Long1745526007_1303_Wide_Long_angle_data.json</text:p>
          </table:table-cell>
          <table:table-cell/>
          <table:table-cell office:value-type="string" calcext:value-type="string">
            <text:p>./archive_1/1745526007_1303_Wide_Long1745526007_1303_Wide_Long_distance_data.json</text:p>
          </table:table-cell>
          <table:table-cell/>
          <table:table-cell office:value-type="string" calcext:value-type="string">
            <text:p>./archive_1/1745526007_1303_Wide_Long1745526007_1303_Wide_Long_sound.wav</text:p>
          </table:table-cell>
        </table:table-row>
        <table:table-row table:style-name="ro1">
          <table:table-cell office:value-type="string" calcext:value-type="string">
            <text:p>./archive_1/1744896403_113_Wide_Long1744896403_113_Wide_Long_angle_data.json</text:p>
          </table:table-cell>
          <table:table-cell/>
          <table:table-cell office:value-type="string" calcext:value-type="string">
            <text:p>./archive_1/1744896403_113_Wide_Long1744896403_113_Wide_Long_distance_data.json</text:p>
          </table:table-cell>
          <table:table-cell/>
          <table:table-cell office:value-type="string" calcext:value-type="string">
            <text:p>./archive_1/1744896403_113_Wide_Long1744896403_113_Wide_Long_sound.wav</text:p>
          </table:table-cell>
        </table:table-row>
        <table:table-row table:style-name="ro1">
          <table:table-cell office:value-type="string" calcext:value-type="string">
            <text:p>./archive_1/1744906125_434_Wide_Long1744906125_434_Wide_Long_angle_data.json</text:p>
          </table:table-cell>
          <table:table-cell/>
          <table:table-cell office:value-type="string" calcext:value-type="string">
            <text:p>./archive_1/1744906125_434_Wide_Long1744906125_434_Wide_Long_distance_data.json</text:p>
          </table:table-cell>
          <table:table-cell/>
          <table:table-cell office:value-type="string" calcext:value-type="string">
            <text:p>./archive_1/1744906125_434_Wide_Long1744906125_434_Wide_Long_sound.wav</text:p>
          </table:table-cell>
        </table:table-row>
        <table:table-row table:style-name="ro1">
          <table:table-cell office:value-type="string" calcext:value-type="string">
            <text:p>./archive_1/1744913645_755_Wide_Long1744913645_755_Wide_Long_angle_data.json</text:p>
          </table:table-cell>
          <table:table-cell/>
          <table:table-cell office:value-type="string" calcext:value-type="string">
            <text:p>./archive_1/1744913645_755_Wide_Long1744913645_755_Wide_Long_distance_data.json</text:p>
          </table:table-cell>
          <table:table-cell/>
          <table:table-cell office:value-type="string" calcext:value-type="string">
            <text:p>./archive_1/1744913645_755_Wide_Long1744913645_755_Wide_Long_sound.wav</text:p>
          </table:table-cell>
        </table:table-row>
        <table:table-row table:style-name="ro1">
          <table:table-cell office:value-type="string" calcext:value-type="string">
            <text:p>./archive_1/1745513989_65_Wide_Long1745513989_65_Wide_Long_angle_data.json</text:p>
          </table:table-cell>
          <table:table-cell/>
          <table:table-cell office:value-type="string" calcext:value-type="string">
            <text:p>./archive_1/1745513989_65_Wide_Long1745513989_65_Wide_Long_distance_data.json</text:p>
          </table:table-cell>
          <table:table-cell/>
          <table:table-cell office:value-type="string" calcext:value-type="string">
            <text:p>./archive_1/1745513989_65_Wide_Long1745513989_65_Wide_Long_sound.wav</text:p>
          </table:table-cell>
        </table:table-row>
        <table:table-row table:style-name="ro1">
          <table:table-cell office:value-type="string" calcext:value-type="string">
            <text:p>./archive_1/1745518355_374_Wide_Long1745518355_374_Wide_Long_angle_data.json</text:p>
          </table:table-cell>
          <table:table-cell/>
          <table:table-cell office:value-type="string" calcext:value-type="string">
            <text:p>./archive_1/1745518355_374_Wide_Long1745518355_374_Wide_Long_distance_data.json</text:p>
          </table:table-cell>
          <table:table-cell/>
          <table:table-cell office:value-type="string" calcext:value-type="string">
            <text:p>./archive_1/1745518355_374_Wide_Long1745518355_374_Wide_Long_sound.wav</text:p>
          </table:table-cell>
        </table:table-row>
        <table:table-row table:style-name="ro1">
          <table:table-cell office:value-type="string" calcext:value-type="string">
            <text:p>./archive_1/1745521406_682_Wide_Long1745521406_682_Wide_Long_angle_data.json</text:p>
          </table:table-cell>
          <table:table-cell/>
          <table:table-cell office:value-type="string" calcext:value-type="string">
            <text:p>./archive_1/1745521406_682_Wide_Long1745521406_682_Wide_Long_distance_data.json</text:p>
          </table:table-cell>
          <table:table-cell/>
          <table:table-cell office:value-type="string" calcext:value-type="string">
            <text:p>./archive_1/1745521406_682_Wide_Long1745521406_682_Wide_Long_sound.wav</text:p>
          </table:table-cell>
        </table:table-row>
        <table:table-row table:style-name="ro1">
          <table:table-cell office:value-type="string" calcext:value-type="string">
            <text:p>./archive_1/1745523719_994_Wide_Long1745523719_994_Wide_Long_angle_data.json</text:p>
          </table:table-cell>
          <table:table-cell/>
          <table:table-cell office:value-type="string" calcext:value-type="string">
            <text:p>./archive_1/1745523719_994_Wide_Long1745523719_994_Wide_Long_distance_data.json</text:p>
          </table:table-cell>
          <table:table-cell/>
          <table:table-cell office:value-type="string" calcext:value-type="string">
            <text:p>./archive_1/1745523719_994_Wide_Long1745523719_994_Wide_Long_sound.wav</text:p>
          </table:table-cell>
        </table:table-row>
        <table:table-row table:style-name="ro1">
          <table:table-cell office:value-type="string" calcext:value-type="string">
            <text:p>./archive_1/1745526012_1304_Wide_Long1745526012_1304_Wide_Long_angle_data.json</text:p>
          </table:table-cell>
          <table:table-cell/>
          <table:table-cell office:value-type="string" calcext:value-type="string">
            <text:p>./archive_1/1745526012_1304_Wide_Long1745526012_1304_Wide_Long_distance_data.json</text:p>
          </table:table-cell>
          <table:table-cell/>
          <table:table-cell office:value-type="string" calcext:value-type="string">
            <text:p>./archive_1/1745526012_1304_Wide_Long1745526012_1304_Wide_Long_sound.wav</text:p>
          </table:table-cell>
        </table:table-row>
        <table:table-row table:style-name="ro1">
          <table:table-cell office:value-type="string" calcext:value-type="string">
            <text:p>./archive_1/1744896452_115_Wide_Long1744896452_115_Wide_Long_angle_data.json</text:p>
          </table:table-cell>
          <table:table-cell/>
          <table:table-cell office:value-type="string" calcext:value-type="string">
            <text:p>./archive_1/1744896452_115_Wide_Long1744896452_115_Wide_Long_distance_data.json</text:p>
          </table:table-cell>
          <table:table-cell/>
          <table:table-cell office:value-type="string" calcext:value-type="string">
            <text:p>./archive_1/1744896452_115_Wide_Long1744896452_115_Wide_Long_sound.wav</text:p>
          </table:table-cell>
        </table:table-row>
        <table:table-row table:style-name="ro1">
          <table:table-cell office:value-type="string" calcext:value-type="string">
            <text:p>./archive_1/1744906145_435_Wide_Long1744906145_435_Wide_Long_angle_data.json</text:p>
          </table:table-cell>
          <table:table-cell/>
          <table:table-cell office:value-type="string" calcext:value-type="string">
            <text:p>./archive_1/1744906145_435_Wide_Long1744906145_435_Wide_Long_distance_data.json</text:p>
          </table:table-cell>
          <table:table-cell/>
          <table:table-cell office:value-type="string" calcext:value-type="string">
            <text:p>./archive_1/1744906145_435_Wide_Long1744906145_435_Wide_Long_sound.wav</text:p>
          </table:table-cell>
        </table:table-row>
        <table:table-row table:style-name="ro1">
          <table:table-cell office:value-type="string" calcext:value-type="string">
            <text:p>./archive_1/1744913666_756_Wide_Long1744913666_756_Wide_Long_angle_data.json</text:p>
          </table:table-cell>
          <table:table-cell/>
          <table:table-cell office:value-type="string" calcext:value-type="string">
            <text:p>./archive_1/1744913666_756_Wide_Long1744913666_756_Wide_Long_distance_data.json</text:p>
          </table:table-cell>
          <table:table-cell/>
          <table:table-cell office:value-type="string" calcext:value-type="string">
            <text:p>./archive_1/1744913666_756_Wide_Long1744913666_756_Wide_Long_sound.wav</text:p>
          </table:table-cell>
        </table:table-row>
        <table:table-row table:style-name="ro1">
          <table:table-cell office:value-type="string" calcext:value-type="string">
            <text:p>./archive_1/1745513994_66_Wide_Long1745513994_66_Wide_Long_angle_data.json</text:p>
          </table:table-cell>
          <table:table-cell/>
          <table:table-cell office:value-type="string" calcext:value-type="string">
            <text:p>./archive_1/1745513994_66_Wide_Long1745513994_66_Wide_Long_distance_data.json</text:p>
          </table:table-cell>
          <table:table-cell/>
          <table:table-cell office:value-type="string" calcext:value-type="string">
            <text:p>./archive_1/1745513994_66_Wide_Long1745513994_66_Wide_Long_sound.wav</text:p>
          </table:table-cell>
        </table:table-row>
        <table:table-row table:style-name="ro1">
          <table:table-cell office:value-type="string" calcext:value-type="string">
            <text:p>./archive_1/1745518366_375_Wide_Long1745518366_375_Wide_Long_angle_data.json</text:p>
          </table:table-cell>
          <table:table-cell/>
          <table:table-cell office:value-type="string" calcext:value-type="string">
            <text:p>./archive_1/1745518366_375_Wide_Long1745518366_375_Wide_Long_distance_data.json</text:p>
          </table:table-cell>
          <table:table-cell/>
          <table:table-cell office:value-type="string" calcext:value-type="string">
            <text:p>./archive_1/1745518366_375_Wide_Long1745518366_375_Wide_Long_sound.wav</text:p>
          </table:table-cell>
        </table:table-row>
        <table:table-row table:style-name="ro1">
          <table:table-cell office:value-type="string" calcext:value-type="string">
            <text:p>./archive_1/1745521412_683_Wide_Long1745521412_683_Wide_Long_angle_data.json</text:p>
          </table:table-cell>
          <table:table-cell/>
          <table:table-cell office:value-type="string" calcext:value-type="string">
            <text:p>./archive_1/1745521412_683_Wide_Long1745521412_683_Wide_Long_distance_data.json</text:p>
          </table:table-cell>
          <table:table-cell/>
          <table:table-cell office:value-type="string" calcext:value-type="string">
            <text:p>./archive_1/1745521412_683_Wide_Long1745521412_683_Wide_Long_sound.wav</text:p>
          </table:table-cell>
        </table:table-row>
        <table:table-row table:style-name="ro1">
          <table:table-cell office:value-type="string" calcext:value-type="string">
            <text:p>./archive_1/1745523724_995_Wide_Long1745523724_995_Wide_Long_angle_data.json</text:p>
          </table:table-cell>
          <table:table-cell/>
          <table:table-cell office:value-type="string" calcext:value-type="string">
            <text:p>./archive_1/1745523724_995_Wide_Long1745523724_995_Wide_Long_distance_data.json</text:p>
          </table:table-cell>
          <table:table-cell/>
          <table:table-cell office:value-type="string" calcext:value-type="string">
            <text:p>./archive_1/1745523724_995_Wide_Long1745523724_995_Wide_Long_sound.wav</text:p>
          </table:table-cell>
        </table:table-row>
        <table:table-row table:style-name="ro1">
          <table:table-cell office:value-type="string" calcext:value-type="string">
            <text:p>./archive_1/1745526017_1305_Wide_Long1745526017_1305_Wide_Long_angle_data.json</text:p>
          </table:table-cell>
          <table:table-cell/>
          <table:table-cell office:value-type="string" calcext:value-type="string">
            <text:p>./archive_1/1745526017_1305_Wide_Long1745526017_1305_Wide_Long_distance_data.json</text:p>
          </table:table-cell>
          <table:table-cell/>
          <table:table-cell office:value-type="string" calcext:value-type="string">
            <text:p>./archive_1/1745526017_1305_Wide_Long1745526017_1305_Wide_Long_sound.wav</text:p>
          </table:table-cell>
        </table:table-row>
        <table:table-row table:style-name="ro1">
          <table:table-cell office:value-type="string" calcext:value-type="string">
            <text:p>./archive_1/1744896536_116_Wide_Long1744896536_116_Wide_Long_angle_data.json</text:p>
          </table:table-cell>
          <table:table-cell/>
          <table:table-cell office:value-type="string" calcext:value-type="string">
            <text:p>./archive_1/1744896536_116_Wide_Long1744896536_116_Wide_Long_distance_data.json</text:p>
          </table:table-cell>
          <table:table-cell/>
          <table:table-cell office:value-type="string" calcext:value-type="string">
            <text:p>./archive_1/1744896536_116_Wide_Long1744896536_116_Wide_Long_sound.wav</text:p>
          </table:table-cell>
        </table:table-row>
        <table:table-row table:style-name="ro1">
          <table:table-cell office:value-type="string" calcext:value-type="string">
            <text:p>./archive_1/1744906169_436_Wide_Long1744906169_436_Wide_Long_angle_data.json</text:p>
          </table:table-cell>
          <table:table-cell/>
          <table:table-cell office:value-type="string" calcext:value-type="string">
            <text:p>./archive_1/1744906169_436_Wide_Long1744906169_436_Wide_Long_distance_data.json</text:p>
          </table:table-cell>
          <table:table-cell/>
          <table:table-cell office:value-type="string" calcext:value-type="string">
            <text:p>./archive_1/1744906169_436_Wide_Long1744906169_436_Wide_Long_sound.wav</text:p>
          </table:table-cell>
        </table:table-row>
        <table:table-row table:style-name="ro1">
          <table:table-cell office:value-type="string" calcext:value-type="string">
            <text:p>./archive_1/1744913686_757_Wide_Long1744913686_757_Wide_Long_angle_data.json</text:p>
          </table:table-cell>
          <table:table-cell/>
          <table:table-cell office:value-type="string" calcext:value-type="string">
            <text:p>./archive_1/1744913686_757_Wide_Long1744913686_757_Wide_Long_distance_data.json</text:p>
          </table:table-cell>
          <table:table-cell/>
          <table:table-cell office:value-type="string" calcext:value-type="string">
            <text:p>./archive_1/1744913686_757_Wide_Long1744913686_757_Wide_Long_sound.wav</text:p>
          </table:table-cell>
        </table:table-row>
        <table:table-row table:style-name="ro1">
          <table:table-cell office:value-type="string" calcext:value-type="string">
            <text:p>./archive_1/1745513999_67_Wide_Long1745513999_67_Wide_Long_angle_data.json</text:p>
          </table:table-cell>
          <table:table-cell/>
          <table:table-cell office:value-type="string" calcext:value-type="string">
            <text:p>./archive_1/1745513999_67_Wide_Long1745513999_67_Wide_Long_distance_data.json</text:p>
          </table:table-cell>
          <table:table-cell/>
          <table:table-cell office:value-type="string" calcext:value-type="string">
            <text:p>./archive_1/1745513999_67_Wide_Long1745513999_67_Wide_Long_sound.wav</text:p>
          </table:table-cell>
        </table:table-row>
        <table:table-row table:style-name="ro1">
          <table:table-cell office:value-type="string" calcext:value-type="string">
            <text:p>./archive_1/1745518371_376_Wide_Long1745518371_376_Wide_Long_angle_data.json</text:p>
          </table:table-cell>
          <table:table-cell/>
          <table:table-cell office:value-type="string" calcext:value-type="string">
            <text:p>./archive_1/1745518371_376_Wide_Long1745518371_376_Wide_Long_distance_data.json</text:p>
          </table:table-cell>
          <table:table-cell/>
          <table:table-cell office:value-type="string" calcext:value-type="string">
            <text:p>./archive_1/1745518371_376_Wide_Long1745518371_376_Wide_Long_sound.wav</text:p>
          </table:table-cell>
        </table:table-row>
        <table:table-row table:style-name="ro1">
          <table:table-cell office:value-type="string" calcext:value-type="string">
            <text:p>./archive_1/1745521416_684_Wide_Long1745521416_684_Wide_Long_angle_data.json</text:p>
          </table:table-cell>
          <table:table-cell/>
          <table:table-cell office:value-type="string" calcext:value-type="string">
            <text:p>./archive_1/1745521416_684_Wide_Long1745521416_684_Wide_Long_distance_data.json</text:p>
          </table:table-cell>
          <table:table-cell/>
          <table:table-cell office:value-type="string" calcext:value-type="string">
            <text:p>./archive_1/1745521416_684_Wide_Long1745521416_684_Wide_Long_sound.wav</text:p>
          </table:table-cell>
        </table:table-row>
        <table:table-row table:style-name="ro1">
          <table:table-cell office:value-type="string" calcext:value-type="string">
            <text:p>./archive_1/1745523777_996_Wide_Long1745523777_996_Wide_Long_angle_data.json</text:p>
          </table:table-cell>
          <table:table-cell/>
          <table:table-cell office:value-type="string" calcext:value-type="string">
            <text:p>./archive_1/1745523777_996_Wide_Long1745523777_996_Wide_Long_distance_data.json</text:p>
          </table:table-cell>
          <table:table-cell/>
          <table:table-cell office:value-type="string" calcext:value-type="string">
            <text:p>./archive_1/1745523777_996_Wide_Long1745523777_996_Wide_Long_sound.wav</text:p>
          </table:table-cell>
        </table:table-row>
        <table:table-row table:style-name="ro1">
          <table:table-cell office:value-type="string" calcext:value-type="string">
            <text:p>./archive_1/1745526022_1306_Wide_Long1745526022_1306_Wide_Long_angle_data.json</text:p>
          </table:table-cell>
          <table:table-cell/>
          <table:table-cell office:value-type="string" calcext:value-type="string">
            <text:p>./archive_1/1745526022_1306_Wide_Long1745526022_1306_Wide_Long_distance_data.json</text:p>
          </table:table-cell>
          <table:table-cell/>
          <table:table-cell office:value-type="string" calcext:value-type="string">
            <text:p>./archive_1/1745526022_1306_Wide_Long1745526022_1306_Wide_Long_sound.wav</text:p>
          </table:table-cell>
        </table:table-row>
        <table:table-row table:style-name="ro1">
          <table:table-cell office:value-type="string" calcext:value-type="string">
            <text:p>./archive_1/1744896555_117_Wide_Long1744896555_117_Wide_Long_angle_data.json</text:p>
          </table:table-cell>
          <table:table-cell/>
          <table:table-cell office:value-type="string" calcext:value-type="string">
            <text:p>./archive_1/1744896555_117_Wide_Long1744896555_117_Wide_Long_distance_data.json</text:p>
          </table:table-cell>
          <table:table-cell/>
          <table:table-cell office:value-type="string" calcext:value-type="string">
            <text:p>./archive_1/1744896555_117_Wide_Long1744896555_117_Wide_Long_sound.wav</text:p>
          </table:table-cell>
        </table:table-row>
        <table:table-row table:style-name="ro1">
          <table:table-cell office:value-type="string" calcext:value-type="string">
            <text:p>./archive_1/1744906189_437_Wide_Long1744906189_437_Wide_Long_angle_data.json</text:p>
          </table:table-cell>
          <table:table-cell/>
          <table:table-cell office:value-type="string" calcext:value-type="string">
            <text:p>./archive_1/1744906189_437_Wide_Long1744906189_437_Wide_Long_distance_data.json</text:p>
          </table:table-cell>
          <table:table-cell/>
          <table:table-cell office:value-type="string" calcext:value-type="string">
            <text:p>./archive_1/1744906189_437_Wide_Long1744906189_437_Wide_Long_sound.wav</text:p>
          </table:table-cell>
        </table:table-row>
        <table:table-row table:style-name="ro1">
          <table:table-cell office:value-type="string" calcext:value-type="string">
            <text:p>./archive_1/1744913706_758_Wide_Long1744913706_758_Wide_Long_angle_data.json</text:p>
          </table:table-cell>
          <table:table-cell/>
          <table:table-cell office:value-type="string" calcext:value-type="string">
            <text:p>./archive_1/1744913706_758_Wide_Long1744913706_758_Wide_Long_distance_data.json</text:p>
          </table:table-cell>
          <table:table-cell/>
          <table:table-cell office:value-type="string" calcext:value-type="string">
            <text:p>./archive_1/1744913706_758_Wide_Long1744913706_758_Wide_Long_sound.wav</text:p>
          </table:table-cell>
        </table:table-row>
        <table:table-row table:style-name="ro1">
          <table:table-cell office:value-type="string" calcext:value-type="string">
            <text:p>./archive_1/1745514003_68_Wide_Long1745514003_68_Wide_Long_angle_data.json</text:p>
          </table:table-cell>
          <table:table-cell/>
          <table:table-cell office:value-type="string" calcext:value-type="string">
            <text:p>./archive_1/1745514003_68_Wide_Long1745514003_68_Wide_Long_distance_data.json</text:p>
          </table:table-cell>
          <table:table-cell/>
          <table:table-cell office:value-type="string" calcext:value-type="string">
            <text:p>./archive_1/1745514003_68_Wide_Long1745514003_68_Wide_Long_sound.wav</text:p>
          </table:table-cell>
        </table:table-row>
        <table:table-row table:style-name="ro1">
          <table:table-cell office:value-type="string" calcext:value-type="string">
            <text:p>./archive_1/1745518375_377_Wide_Long1745518375_377_Wide_Long_angle_data.json</text:p>
          </table:table-cell>
          <table:table-cell/>
          <table:table-cell office:value-type="string" calcext:value-type="string">
            <text:p>./archive_1/1745518375_377_Wide_Long1745518375_377_Wide_Long_distance_data.json</text:p>
          </table:table-cell>
          <table:table-cell/>
          <table:table-cell office:value-type="string" calcext:value-type="string">
            <text:p>./archive_1/1745518375_377_Wide_Long1745518375_377_Wide_Long_sound.wav</text:p>
          </table:table-cell>
        </table:table-row>
        <table:table-row table:style-name="ro1">
          <table:table-cell office:value-type="string" calcext:value-type="string">
            <text:p>./archive_1/1745521420_685_Wide_Long1745521420_685_Wide_Long_angle_data.json</text:p>
          </table:table-cell>
          <table:table-cell/>
          <table:table-cell office:value-type="string" calcext:value-type="string">
            <text:p>./archive_1/1745521420_685_Wide_Long1745521420_685_Wide_Long_distance_data.json</text:p>
          </table:table-cell>
          <table:table-cell/>
          <table:table-cell office:value-type="string" calcext:value-type="string">
            <text:p>./archive_1/1745521420_685_Wide_Long1745521420_685_Wide_Long_sound.wav</text:p>
          </table:table-cell>
        </table:table-row>
        <table:table-row table:style-name="ro1">
          <table:table-cell office:value-type="string" calcext:value-type="string">
            <text:p>./archive_1/1745523784_997_Wide_Long1745523784_997_Wide_Long_angle_data.json</text:p>
          </table:table-cell>
          <table:table-cell/>
          <table:table-cell office:value-type="string" calcext:value-type="string">
            <text:p>./archive_1/1745523784_997_Wide_Long1745523784_997_Wide_Long_distance_data.json</text:p>
          </table:table-cell>
          <table:table-cell/>
          <table:table-cell office:value-type="string" calcext:value-type="string">
            <text:p>./archive_1/1745523784_997_Wide_Long1745523784_997_Wide_Long_sound.wav</text:p>
          </table:table-cell>
        </table:table-row>
        <table:table-row table:style-name="ro1">
          <table:table-cell office:value-type="string" calcext:value-type="string">
            <text:p>./archive_1/1745526029_1307_Wide_Long1745526029_1307_Wide_Long_angle_data.json</text:p>
          </table:table-cell>
          <table:table-cell/>
          <table:table-cell office:value-type="string" calcext:value-type="string">
            <text:p>./archive_1/1745526029_1307_Wide_Long1745526029_1307_Wide_Long_distance_data.json</text:p>
          </table:table-cell>
          <table:table-cell/>
          <table:table-cell office:value-type="string" calcext:value-type="string">
            <text:p>./archive_1/1745526029_1307_Wide_Long1745526029_1307_Wide_Long_sound.wav</text:p>
          </table:table-cell>
        </table:table-row>
        <table:table-row table:style-name="ro1">
          <table:table-cell office:value-type="string" calcext:value-type="string">
            <text:p>./archive_1/1744896574_118_Wide_Long1744896574_118_Wide_Long_angle_data.json</text:p>
          </table:table-cell>
          <table:table-cell/>
          <table:table-cell office:value-type="string" calcext:value-type="string">
            <text:p>./archive_1/1744896574_118_Wide_Long1744896574_118_Wide_Long_distance_data.json</text:p>
          </table:table-cell>
          <table:table-cell/>
          <table:table-cell office:value-type="string" calcext:value-type="string">
            <text:p>./archive_1/1744896574_118_Wide_Long1744896574_118_Wide_Long_sound.wav</text:p>
          </table:table-cell>
        </table:table-row>
        <table:table-row table:style-name="ro1">
          <table:table-cell office:value-type="string" calcext:value-type="string">
            <text:p>./archive_1/1744906209_438_Wide_Long1744906209_438_Wide_Long_angle_data.json</text:p>
          </table:table-cell>
          <table:table-cell/>
          <table:table-cell office:value-type="string" calcext:value-type="string">
            <text:p>./archive_1/1744906209_438_Wide_Long1744906209_438_Wide_Long_distance_data.json</text:p>
          </table:table-cell>
          <table:table-cell/>
          <table:table-cell office:value-type="string" calcext:value-type="string">
            <text:p>./archive_1/1744906209_438_Wide_Long1744906209_438_Wide_Long_sound.wav</text:p>
          </table:table-cell>
        </table:table-row>
        <table:table-row table:style-name="ro1">
          <table:table-cell office:value-type="string" calcext:value-type="string">
            <text:p>./archive_1/1744913726_759_Wide_Long1744913726_759_Wide_Long_angle_data.json</text:p>
          </table:table-cell>
          <table:table-cell/>
          <table:table-cell office:value-type="string" calcext:value-type="string">
            <text:p>./archive_1/1744913726_759_Wide_Long1744913726_759_Wide_Long_distance_data.json</text:p>
          </table:table-cell>
          <table:table-cell/>
          <table:table-cell office:value-type="string" calcext:value-type="string">
            <text:p>./archive_1/1744913726_759_Wide_Long1744913726_759_Wide_Long_sound.wav</text:p>
          </table:table-cell>
        </table:table-row>
        <table:table-row table:style-name="ro1">
          <table:table-cell office:value-type="string" calcext:value-type="string">
            <text:p>./archive_1/1745514008_69_Wide_Long1745514008_69_Wide_Long_angle_data.json</text:p>
          </table:table-cell>
          <table:table-cell/>
          <table:table-cell office:value-type="string" calcext:value-type="string">
            <text:p>./archive_1/1745514008_69_Wide_Long1745514008_69_Wide_Long_distance_data.json</text:p>
          </table:table-cell>
          <table:table-cell/>
          <table:table-cell office:value-type="string" calcext:value-type="string">
            <text:p>./archive_1/1745514008_69_Wide_Long1745514008_69_Wide_Long_sound.wav</text:p>
          </table:table-cell>
        </table:table-row>
        <table:table-row table:style-name="ro1">
          <table:table-cell office:value-type="string" calcext:value-type="string">
            <text:p>./archive_1/1745518379_378_Wide_Long1745518379_378_Wide_Long_angle_data.json</text:p>
          </table:table-cell>
          <table:table-cell/>
          <table:table-cell office:value-type="string" calcext:value-type="string">
            <text:p>./archive_1/1745518379_378_Wide_Long1745518379_378_Wide_Long_distance_data.json</text:p>
          </table:table-cell>
          <table:table-cell/>
          <table:table-cell office:value-type="string" calcext:value-type="string">
            <text:p>./archive_1/1745518379_378_Wide_Long1745518379_378_Wide_Long_sound.wav</text:p>
          </table:table-cell>
        </table:table-row>
        <table:table-row table:style-name="ro1">
          <table:table-cell office:value-type="string" calcext:value-type="string">
            <text:p>./archive_1/1745521424_686_Wide_Long1745521424_686_Wide_Long_angle_data.json</text:p>
          </table:table-cell>
          <table:table-cell/>
          <table:table-cell office:value-type="string" calcext:value-type="string">
            <text:p>./archive_1/1745521424_686_Wide_Long1745521424_686_Wide_Long_distance_data.json</text:p>
          </table:table-cell>
          <table:table-cell/>
          <table:table-cell office:value-type="string" calcext:value-type="string">
            <text:p>./archive_1/1745521424_686_Wide_Long1745521424_686_Wide_Long_sound.wav</text:p>
          </table:table-cell>
        </table:table-row>
        <table:table-row table:style-name="ro1">
          <table:table-cell office:value-type="string" calcext:value-type="string">
            <text:p>./archive_1/1745523788_998_Wide_Long1745523788_998_Wide_Long_angle_data.json</text:p>
          </table:table-cell>
          <table:table-cell/>
          <table:table-cell office:value-type="string" calcext:value-type="string">
            <text:p>./archive_1/1745523788_998_Wide_Long1745523788_998_Wide_Long_distance_data.json</text:p>
          </table:table-cell>
          <table:table-cell/>
          <table:table-cell office:value-type="string" calcext:value-type="string">
            <text:p>./archive_1/1745523788_998_Wide_Long1745523788_998_Wide_Long_sound.wav</text:p>
          </table:table-cell>
        </table:table-row>
        <table:table-row table:style-name="ro1">
          <table:table-cell office:value-type="string" calcext:value-type="string">
            <text:p>./archive_1/1745526034_1308_Wide_Long1745526034_1308_Wide_Long_angle_data.json</text:p>
          </table:table-cell>
          <table:table-cell/>
          <table:table-cell office:value-type="string" calcext:value-type="string">
            <text:p>./archive_1/1745526034_1308_Wide_Long1745526034_1308_Wide_Long_distance_data.json</text:p>
          </table:table-cell>
          <table:table-cell/>
          <table:table-cell office:value-type="string" calcext:value-type="string">
            <text:p>./archive_1/1745526034_1308_Wide_Long1745526034_1308_Wide_Long_sound.wav</text:p>
          </table:table-cell>
        </table:table-row>
        <table:table-row table:style-name="ro1">
          <table:table-cell office:value-type="string" calcext:value-type="string">
            <text:p>./archive_1/1744896592_119_Wide_Long1744896592_119_Wide_Long_angle_data.json</text:p>
          </table:table-cell>
          <table:table-cell/>
          <table:table-cell office:value-type="string" calcext:value-type="string">
            <text:p>./archive_1/1744896592_119_Wide_Long1744896592_119_Wide_Long_distance_data.json</text:p>
          </table:table-cell>
          <table:table-cell/>
          <table:table-cell office:value-type="string" calcext:value-type="string">
            <text:p>./archive_1/1744896592_119_Wide_Long1744896592_119_Wide_Long_sound.wav</text:p>
          </table:table-cell>
        </table:table-row>
        <table:table-row table:style-name="ro1">
          <table:table-cell office:value-type="string" calcext:value-type="string">
            <text:p>./archive_1/1744906229_439_Wide_Long1744906229_439_Wide_Long_angle_data.json</text:p>
          </table:table-cell>
          <table:table-cell/>
          <table:table-cell office:value-type="string" calcext:value-type="string">
            <text:p>./archive_1/1744906229_439_Wide_Long1744906229_439_Wide_Long_distance_data.json</text:p>
          </table:table-cell>
          <table:table-cell/>
          <table:table-cell office:value-type="string" calcext:value-type="string">
            <text:p>./archive_1/1744906229_439_Wide_Long1744906229_439_Wide_Long_sound.wav</text:p>
          </table:table-cell>
        </table:table-row>
        <table:table-row table:style-name="ro1">
          <table:table-cell office:value-type="string" calcext:value-type="string">
            <text:p>./archive_1/1744913747_760_Wide_Long1744913747_760_Wide_Long_angle_data.json</text:p>
          </table:table-cell>
          <table:table-cell/>
          <table:table-cell office:value-type="string" calcext:value-type="string">
            <text:p>./archive_1/1744913747_760_Wide_Long1744913747_760_Wide_Long_distance_data.json</text:p>
          </table:table-cell>
          <table:table-cell/>
          <table:table-cell office:value-type="string" calcext:value-type="string">
            <text:p>./archive_1/1744913747_760_Wide_Long1744913747_760_Wide_Long_sound.wav</text:p>
          </table:table-cell>
        </table:table-row>
        <table:table-row table:style-name="ro1">
          <table:table-cell office:value-type="string" calcext:value-type="string">
            <text:p>./archive_1/1745514013_70_Wide_Long1745514013_70_Wide_Long_angle_data.json</text:p>
          </table:table-cell>
          <table:table-cell/>
          <table:table-cell office:value-type="string" calcext:value-type="string">
            <text:p>./archive_1/1745514013_70_Wide_Long1745514013_70_Wide_Long_distance_data.json</text:p>
          </table:table-cell>
          <table:table-cell/>
          <table:table-cell office:value-type="string" calcext:value-type="string">
            <text:p>./archive_1/1745514013_70_Wide_Long1745514013_70_Wide_Long_sound.wav</text:p>
          </table:table-cell>
        </table:table-row>
        <table:table-row table:style-name="ro1">
          <table:table-cell office:value-type="string" calcext:value-type="string">
            <text:p>./archive_1/1745518384_379_Wide_Long1745518384_379_Wide_Long_angle_data.json</text:p>
          </table:table-cell>
          <table:table-cell/>
          <table:table-cell office:value-type="string" calcext:value-type="string">
            <text:p>./archive_1/1745518384_379_Wide_Long1745518384_379_Wide_Long_distance_data.json</text:p>
          </table:table-cell>
          <table:table-cell/>
          <table:table-cell office:value-type="string" calcext:value-type="string">
            <text:p>./archive_1/1745518384_379_Wide_Long1745518384_379_Wide_Long_sound.wav</text:p>
          </table:table-cell>
        </table:table-row>
        <table:table-row table:style-name="ro1">
          <table:table-cell office:value-type="string" calcext:value-type="string">
            <text:p>./archive_1/1745521428_687_Wide_Long1745521428_687_Wide_Long_angle_data.json</text:p>
          </table:table-cell>
          <table:table-cell/>
          <table:table-cell office:value-type="string" calcext:value-type="string">
            <text:p>./archive_1/1745521428_687_Wide_Long1745521428_687_Wide_Long_distance_data.json</text:p>
          </table:table-cell>
          <table:table-cell/>
          <table:table-cell office:value-type="string" calcext:value-type="string">
            <text:p>./archive_1/1745521428_687_Wide_Long1745521428_687_Wide_Long_sound.wav</text:p>
          </table:table-cell>
        </table:table-row>
        <table:table-row table:style-name="ro1">
          <table:table-cell office:value-type="string" calcext:value-type="string">
            <text:p>./archive_1/1745523793_999_Wide_Long1745523793_999_Wide_Long_angle_data.json</text:p>
          </table:table-cell>
          <table:table-cell/>
          <table:table-cell office:value-type="string" calcext:value-type="string">
            <text:p>./archive_1/1745523793_999_Wide_Long1745523793_999_Wide_Long_distance_data.json</text:p>
          </table:table-cell>
          <table:table-cell/>
          <table:table-cell office:value-type="string" calcext:value-type="string">
            <text:p>./archive_1/1745523793_999_Wide_Long1745523793_999_Wide_Long_sound.wav</text:p>
          </table:table-cell>
        </table:table-row>
        <table:table-row table:style-name="ro1">
          <table:table-cell office:value-type="string" calcext:value-type="string">
            <text:p>./archive_1/1745526039_1309_Wide_Long1745526039_1309_Wide_Long_angle_data.json</text:p>
          </table:table-cell>
          <table:table-cell/>
          <table:table-cell office:value-type="string" calcext:value-type="string">
            <text:p>./archive_1/1745526039_1309_Wide_Long1745526039_1309_Wide_Long_distance_data.json</text:p>
          </table:table-cell>
          <table:table-cell/>
          <table:table-cell office:value-type="string" calcext:value-type="string">
            <text:p>./archive_1/1745526039_1309_Wide_Long1745526039_1309_Wide_Long_sound.wav</text:p>
          </table:table-cell>
        </table:table-row>
        <table:table-row table:style-name="ro1">
          <table:table-cell office:value-type="string" calcext:value-type="string">
            <text:p>./archive_1/1744896611_120_Wide_Long1744896611_120_Wide_Long_angle_data.json</text:p>
          </table:table-cell>
          <table:table-cell/>
          <table:table-cell office:value-type="string" calcext:value-type="string">
            <text:p>./archive_1/1744896611_120_Wide_Long1744896611_120_Wide_Long_distance_data.json</text:p>
          </table:table-cell>
          <table:table-cell/>
          <table:table-cell office:value-type="string" calcext:value-type="string">
            <text:p>./archive_1/1744896611_120_Wide_Long1744896611_120_Wide_Long_sound.wav</text:p>
          </table:table-cell>
        </table:table-row>
        <table:table-row table:style-name="ro1">
          <table:table-cell office:value-type="string" calcext:value-type="string">
            <text:p>./archive_1/1744906248_440_Wide_Long1744906248_440_Wide_Long_angle_data.json</text:p>
          </table:table-cell>
          <table:table-cell/>
          <table:table-cell office:value-type="string" calcext:value-type="string">
            <text:p>./archive_1/1744906248_440_Wide_Long1744906248_440_Wide_Long_distance_data.json</text:p>
          </table:table-cell>
          <table:table-cell/>
          <table:table-cell office:value-type="string" calcext:value-type="string">
            <text:p>./archive_1/1744906248_440_Wide_Long1744906248_440_Wide_Long_sound.wav</text:p>
          </table:table-cell>
        </table:table-row>
        <table:table-row table:style-name="ro1">
          <table:table-cell office:value-type="string" calcext:value-type="string">
            <text:p>./archive_1/1744913772_761_Wide_Long1744913772_761_Wide_Long_angle_data.json</text:p>
          </table:table-cell>
          <table:table-cell/>
          <table:table-cell office:value-type="string" calcext:value-type="string">
            <text:p>./archive_1/1744913772_761_Wide_Long1744913772_761_Wide_Long_distance_data.json</text:p>
          </table:table-cell>
          <table:table-cell/>
          <table:table-cell office:value-type="string" calcext:value-type="string">
            <text:p>./archive_1/1744913772_761_Wide_Long1744913772_761_Wide_Long_sound.wav</text:p>
          </table:table-cell>
        </table:table-row>
        <table:table-row table:style-name="ro1">
          <table:table-cell office:value-type="string" calcext:value-type="string">
            <text:p>./archive_1/1745514019_71_Wide_Long1745514019_71_Wide_Long_angle_data.json</text:p>
          </table:table-cell>
          <table:table-cell/>
          <table:table-cell office:value-type="string" calcext:value-type="string">
            <text:p>./archive_1/1745514019_71_Wide_Long1745514019_71_Wide_Long_distance_data.json</text:p>
          </table:table-cell>
          <table:table-cell/>
          <table:table-cell office:value-type="string" calcext:value-type="string">
            <text:p>./archive_1/1745514019_71_Wide_Long1745514019_71_Wide_Long_sound.wav</text:p>
          </table:table-cell>
        </table:table-row>
        <table:table-row table:style-name="ro1">
          <table:table-cell office:value-type="string" calcext:value-type="string">
            <text:p>./archive_1/1745518388_380_Wide_Long1745518388_380_Wide_Long_angle_data.json</text:p>
          </table:table-cell>
          <table:table-cell/>
          <table:table-cell office:value-type="string" calcext:value-type="string">
            <text:p>./archive_1/1745518388_380_Wide_Long1745518388_380_Wide_Long_distance_data.json</text:p>
          </table:table-cell>
          <table:table-cell/>
          <table:table-cell office:value-type="string" calcext:value-type="string">
            <text:p>./archive_1/1745518388_380_Wide_Long1745518388_380_Wide_Long_sound.wav</text:p>
          </table:table-cell>
        </table:table-row>
        <table:table-row table:style-name="ro1">
          <table:table-cell office:value-type="string" calcext:value-type="string">
            <text:p>./archive_1/1745521433_688_Wide_Long1745521433_688_Wide_Long_angle_data.json</text:p>
          </table:table-cell>
          <table:table-cell/>
          <table:table-cell office:value-type="string" calcext:value-type="string">
            <text:p>./archive_1/1745521433_688_Wide_Long1745521433_688_Wide_Long_distance_data.json</text:p>
          </table:table-cell>
          <table:table-cell/>
          <table:table-cell office:value-type="string" calcext:value-type="string">
            <text:p>./archive_1/1745521433_688_Wide_Long1745521433_688_Wide_Long_sound.wav</text:p>
          </table:table-cell>
        </table:table-row>
        <table:table-row table:style-name="ro1">
          <table:table-cell office:value-type="string" calcext:value-type="string">
            <text:p>./archive_1/1745523797_1000_Wide_Long1745523797_1000_Wide_Long_angle_data.json</text:p>
          </table:table-cell>
          <table:table-cell/>
          <table:table-cell office:value-type="string" calcext:value-type="string">
            <text:p>./archive_1/1745523797_1000_Wide_Long1745523797_1000_Wide_Long_distance_data.json</text:p>
          </table:table-cell>
          <table:table-cell/>
          <table:table-cell office:value-type="string" calcext:value-type="string">
            <text:p>./archive_1/1745523797_1000_Wide_Long1745523797_1000_Wide_Long_sound.wav</text:p>
          </table:table-cell>
        </table:table-row>
        <table:table-row table:style-name="ro1">
          <table:table-cell office:value-type="string" calcext:value-type="string">
            <text:p>./archive_1/1745526044_1310_Wide_Long1745526044_1310_Wide_Long_angle_data.json</text:p>
          </table:table-cell>
          <table:table-cell/>
          <table:table-cell office:value-type="string" calcext:value-type="string">
            <text:p>./archive_1/1745526044_1310_Wide_Long1745526044_1310_Wide_Long_distance_data.json</text:p>
          </table:table-cell>
          <table:table-cell/>
          <table:table-cell office:value-type="string" calcext:value-type="string">
            <text:p>./archive_1/1745526044_1310_Wide_Long1745526044_1310_Wide_Long_sound.wav</text:p>
          </table:table-cell>
        </table:table-row>
        <table:table-row table:style-name="ro1">
          <table:table-cell office:value-type="string" calcext:value-type="string">
            <text:p>./archive_1/1744896630_121_Wide_Long1744896630_121_Wide_Long_angle_data.json</text:p>
          </table:table-cell>
          <table:table-cell/>
          <table:table-cell office:value-type="string" calcext:value-type="string">
            <text:p>./archive_1/1744896630_121_Wide_Long1744896630_121_Wide_Long_distance_data.json</text:p>
          </table:table-cell>
          <table:table-cell/>
          <table:table-cell office:value-type="string" calcext:value-type="string">
            <text:p>./archive_1/1744896630_121_Wide_Long1744896630_121_Wide_Long_sound.wav</text:p>
          </table:table-cell>
        </table:table-row>
        <table:table-row table:style-name="ro1">
          <table:table-cell office:value-type="string" calcext:value-type="string">
            <text:p>./archive_1/1744906291_442_Wide_Long1744906291_442_Wide_Long_angle_data.json</text:p>
          </table:table-cell>
          <table:table-cell/>
          <table:table-cell office:value-type="string" calcext:value-type="string">
            <text:p>./archive_1/1744906291_442_Wide_Long1744906291_442_Wide_Long_distance_data.json</text:p>
          </table:table-cell>
          <table:table-cell/>
          <table:table-cell office:value-type="string" calcext:value-type="string">
            <text:p>./archive_1/1744906291_442_Wide_Long1744906291_442_Wide_Long_sound.wav</text:p>
          </table:table-cell>
        </table:table-row>
        <table:table-row table:style-name="ro1">
          <table:table-cell office:value-type="string" calcext:value-type="string">
            <text:p>./archive_1/1744913792_762_Wide_Long1744913792_762_Wide_Long_angle_data.json</text:p>
          </table:table-cell>
          <table:table-cell/>
          <table:table-cell office:value-type="string" calcext:value-type="string">
            <text:p>./archive_1/1744913792_762_Wide_Long1744913792_762_Wide_Long_distance_data.json</text:p>
          </table:table-cell>
          <table:table-cell/>
          <table:table-cell office:value-type="string" calcext:value-type="string">
            <text:p>./archive_1/1744913792_762_Wide_Long1744913792_762_Wide_Long_sound.wav</text:p>
          </table:table-cell>
        </table:table-row>
        <table:table-row table:style-name="ro1">
          <table:table-cell office:value-type="string" calcext:value-type="string">
            <text:p>./archive_1/1745514023_72_Wide_Long1745514023_72_Wide_Long_angle_data.json</text:p>
          </table:table-cell>
          <table:table-cell/>
          <table:table-cell office:value-type="string" calcext:value-type="string">
            <text:p>./archive_1/1745514023_72_Wide_Long1745514023_72_Wide_Long_distance_data.json</text:p>
          </table:table-cell>
          <table:table-cell/>
          <table:table-cell office:value-type="string" calcext:value-type="string">
            <text:p>./archive_1/1745514023_72_Wide_Long1745514023_72_Wide_Long_sound.wav</text:p>
          </table:table-cell>
        </table:table-row>
        <table:table-row table:style-name="ro1">
          <table:table-cell office:value-type="string" calcext:value-type="string">
            <text:p>./archive_1/1745518392_381_Wide_Long1745518392_381_Wide_Long_angle_data.json</text:p>
          </table:table-cell>
          <table:table-cell/>
          <table:table-cell office:value-type="string" calcext:value-type="string">
            <text:p>./archive_1/1745518392_381_Wide_Long1745518392_381_Wide_Long_distance_data.json</text:p>
          </table:table-cell>
          <table:table-cell/>
          <table:table-cell office:value-type="string" calcext:value-type="string">
            <text:p>./archive_1/1745518392_381_Wide_Long1745518392_381_Wide_Long_sound.wav</text:p>
          </table:table-cell>
        </table:table-row>
        <table:table-row table:style-name="ro1">
          <table:table-cell office:value-type="string" calcext:value-type="string">
            <text:p>./archive_1/1745521437_689_Wide_Long1745521437_689_Wide_Long_angle_data.json</text:p>
          </table:table-cell>
          <table:table-cell/>
          <table:table-cell office:value-type="string" calcext:value-type="string">
            <text:p>./archive_1/1745521437_689_Wide_Long1745521437_689_Wide_Long_distance_data.json</text:p>
          </table:table-cell>
          <table:table-cell/>
          <table:table-cell office:value-type="string" calcext:value-type="string">
            <text:p>./archive_1/1745521437_689_Wide_Long1745521437_689_Wide_Long_sound.wav</text:p>
          </table:table-cell>
        </table:table-row>
        <table:table-row table:style-name="ro1">
          <table:table-cell office:value-type="string" calcext:value-type="string">
            <text:p>./archive_1/1745523801_1001_Wide_Long1745523801_1001_Wide_Long_angle_data.json</text:p>
          </table:table-cell>
          <table:table-cell/>
          <table:table-cell office:value-type="string" calcext:value-type="string">
            <text:p>./archive_1/1745523801_1001_Wide_Long1745523801_1001_Wide_Long_distance_data.json</text:p>
          </table:table-cell>
          <table:table-cell/>
          <table:table-cell office:value-type="string" calcext:value-type="string">
            <text:p>./archive_1/1745523801_1001_Wide_Long1745523801_1001_Wide_Long_sound.wav</text:p>
          </table:table-cell>
        </table:table-row>
        <table:table-row table:style-name="ro1">
          <table:table-cell office:value-type="string" calcext:value-type="string">
            <text:p>./archive_1/1745526048_1311_Wide_Long1745526048_1311_Wide_Long_angle_data.json</text:p>
          </table:table-cell>
          <table:table-cell/>
          <table:table-cell office:value-type="string" calcext:value-type="string">
            <text:p>./archive_1/1745526048_1311_Wide_Long1745526048_1311_Wide_Long_distance_data.json</text:p>
          </table:table-cell>
          <table:table-cell/>
          <table:table-cell office:value-type="string" calcext:value-type="string">
            <text:p>./archive_1/1745526048_1311_Wide_Long1745526048_1311_Wide_Long_sound.wav</text:p>
          </table:table-cell>
        </table:table-row>
        <table:table-row table:style-name="ro1">
          <table:table-cell office:value-type="string" calcext:value-type="string">
            <text:p>./archive_1/1744896669_122_Wide_Long1744896669_122_Wide_Long_angle_data.json</text:p>
          </table:table-cell>
          <table:table-cell/>
          <table:table-cell office:value-type="string" calcext:value-type="string">
            <text:p>./archive_1/1744896669_122_Wide_Long1744896669_122_Wide_Long_distance_data.json</text:p>
          </table:table-cell>
          <table:table-cell/>
          <table:table-cell office:value-type="string" calcext:value-type="string">
            <text:p>./archive_1/1744896669_122_Wide_Long1744896669_122_Wide_Long_sound.wav</text:p>
          </table:table-cell>
        </table:table-row>
        <table:table-row table:style-name="ro1">
          <table:table-cell office:value-type="string" calcext:value-type="string">
            <text:p>./archive_1/1744906313_443_Wide_Long1744906313_443_Wide_Long_angle_data.json</text:p>
          </table:table-cell>
          <table:table-cell/>
          <table:table-cell office:value-type="string" calcext:value-type="string">
            <text:p>./archive_1/1744906313_443_Wide_Long1744906313_443_Wide_Long_distance_data.json</text:p>
          </table:table-cell>
          <table:table-cell/>
          <table:table-cell office:value-type="string" calcext:value-type="string">
            <text:p>./archive_1/1744906313_443_Wide_Long1744906313_443_Wide_Long_sound.wav</text:p>
          </table:table-cell>
        </table:table-row>
        <table:table-row table:style-name="ro1">
          <table:table-cell office:value-type="string" calcext:value-type="string">
            <text:p>./archive_1/1744913811_763_Wide_Long1744913811_763_Wide_Long_angle_data.json</text:p>
          </table:table-cell>
          <table:table-cell/>
          <table:table-cell office:value-type="string" calcext:value-type="string">
            <text:p>./archive_1/1744913811_763_Wide_Long1744913811_763_Wide_Long_distance_data.json</text:p>
          </table:table-cell>
          <table:table-cell/>
          <table:table-cell office:value-type="string" calcext:value-type="string">
            <text:p>./archive_1/1744913811_763_Wide_Long1744913811_763_Wide_Long_sound.wav</text:p>
          </table:table-cell>
        </table:table-row>
        <table:table-row table:style-name="ro1">
          <table:table-cell office:value-type="string" calcext:value-type="string">
            <text:p>./archive_1/1745514029_73_Wide_Long1745514029_73_Wide_Long_angle_data.json</text:p>
          </table:table-cell>
          <table:table-cell/>
          <table:table-cell office:value-type="string" calcext:value-type="string">
            <text:p>./archive_1/1745514029_73_Wide_Long1745514029_73_Wide_Long_distance_data.json</text:p>
          </table:table-cell>
          <table:table-cell/>
          <table:table-cell office:value-type="string" calcext:value-type="string">
            <text:p>./archive_1/1745514029_73_Wide_Long1745514029_73_Wide_Long_sound.wav</text:p>
          </table:table-cell>
        </table:table-row>
        <table:table-row table:style-name="ro1">
          <table:table-cell office:value-type="string" calcext:value-type="string">
            <text:p>./archive_1/1745518396_382_Wide_Long1745518396_382_Wide_Long_angle_data.json</text:p>
          </table:table-cell>
          <table:table-cell/>
          <table:table-cell office:value-type="string" calcext:value-type="string">
            <text:p>./archive_1/1745518396_382_Wide_Long1745518396_382_Wide_Long_distance_data.json</text:p>
          </table:table-cell>
          <table:table-cell/>
          <table:table-cell office:value-type="string" calcext:value-type="string">
            <text:p>./archive_1/1745518396_382_Wide_Long1745518396_382_Wide_Long_sound.wav</text:p>
          </table:table-cell>
        </table:table-row>
        <table:table-row table:style-name="ro1">
          <table:table-cell office:value-type="string" calcext:value-type="string">
            <text:p>./archive_1/1745521441_690_Wide_Long1745521441_690_Wide_Long_angle_data.json</text:p>
          </table:table-cell>
          <table:table-cell/>
          <table:table-cell office:value-type="string" calcext:value-type="string">
            <text:p>./archive_1/1745521441_690_Wide_Long1745521441_690_Wide_Long_distance_data.json</text:p>
          </table:table-cell>
          <table:table-cell/>
          <table:table-cell office:value-type="string" calcext:value-type="string">
            <text:p>./archive_1/1745521441_690_Wide_Long1745521441_690_Wide_Long_sound.wav</text:p>
          </table:table-cell>
        </table:table-row>
        <table:table-row table:style-name="ro1">
          <table:table-cell office:value-type="string" calcext:value-type="string">
            <text:p>./archive_1/1745523806_1002_Wide_Long1745523806_1002_Wide_Long_angle_data.json</text:p>
          </table:table-cell>
          <table:table-cell/>
          <table:table-cell office:value-type="string" calcext:value-type="string">
            <text:p>./archive_1/1745523806_1002_Wide_Long1745523806_1002_Wide_Long_distance_data.json</text:p>
          </table:table-cell>
          <table:table-cell/>
          <table:table-cell office:value-type="string" calcext:value-type="string">
            <text:p>./archive_1/1745523806_1002_Wide_Long1745523806_1002_Wide_Long_sound.wav</text:p>
          </table:table-cell>
        </table:table-row>
        <table:table-row table:style-name="ro1">
          <table:table-cell office:value-type="string" calcext:value-type="string">
            <text:p>./archive_1/1745526053_1312_Wide_Long1745526053_1312_Wide_Long_angle_data.json</text:p>
          </table:table-cell>
          <table:table-cell/>
          <table:table-cell office:value-type="string" calcext:value-type="string">
            <text:p>./archive_1/1745526053_1312_Wide_Long1745526053_1312_Wide_Long_distance_data.json</text:p>
          </table:table-cell>
          <table:table-cell/>
          <table:table-cell office:value-type="string" calcext:value-type="string">
            <text:p>./archive_1/1745526053_1312_Wide_Long1745526053_1312_Wide_Long_sound.wav</text:p>
          </table:table-cell>
        </table:table-row>
        <table:table-row table:style-name="ro1">
          <table:table-cell office:value-type="string" calcext:value-type="string">
            <text:p>./archive_1/1744896732_123_Wide_Long1744896732_123_Wide_Long_angle_data.json</text:p>
          </table:table-cell>
          <table:table-cell/>
          <table:table-cell office:value-type="string" calcext:value-type="string">
            <text:p>./archive_1/1744896732_123_Wide_Long1744896732_123_Wide_Long_distance_data.json</text:p>
          </table:table-cell>
          <table:table-cell/>
          <table:table-cell office:value-type="string" calcext:value-type="string">
            <text:p>./archive_1/1744896732_123_Wide_Long1744896732_123_Wide_Long_sound.wav</text:p>
          </table:table-cell>
        </table:table-row>
        <table:table-row table:style-name="ro1">
          <table:table-cell office:value-type="string" calcext:value-type="string">
            <text:p>./archive_1/1744906334_444_Wide_Long1744906334_444_Wide_Long_angle_data.json</text:p>
          </table:table-cell>
          <table:table-cell/>
          <table:table-cell office:value-type="string" calcext:value-type="string">
            <text:p>./archive_1/1744906334_444_Wide_Long1744906334_444_Wide_Long_distance_data.json</text:p>
          </table:table-cell>
          <table:table-cell/>
          <table:table-cell office:value-type="string" calcext:value-type="string">
            <text:p>./archive_1/1744906334_444_Wide_Long1744906334_444_Wide_Long_sound.wav</text:p>
          </table:table-cell>
        </table:table-row>
        <table:table-row table:style-name="ro1">
          <table:table-cell office:value-type="string" calcext:value-type="string">
            <text:p>./archive_1/1744913831_764_Wide_Long1744913831_764_Wide_Long_angle_data.json</text:p>
          </table:table-cell>
          <table:table-cell/>
          <table:table-cell office:value-type="string" calcext:value-type="string">
            <text:p>./archive_1/1744913831_764_Wide_Long1744913831_764_Wide_Long_distance_data.json</text:p>
          </table:table-cell>
          <table:table-cell/>
          <table:table-cell office:value-type="string" calcext:value-type="string">
            <text:p>./archive_1/1744913831_764_Wide_Long1744913831_764_Wide_Long_sound.wav</text:p>
          </table:table-cell>
        </table:table-row>
        <table:table-row table:style-name="ro1">
          <table:table-cell office:value-type="string" calcext:value-type="string">
            <text:p>./archive_1/1745514033_74_Wide_Long1745514033_74_Wide_Long_angle_data.json</text:p>
          </table:table-cell>
          <table:table-cell/>
          <table:table-cell office:value-type="string" calcext:value-type="string">
            <text:p>./archive_1/1745514033_74_Wide_Long1745514033_74_Wide_Long_distance_data.json</text:p>
          </table:table-cell>
          <table:table-cell/>
          <table:table-cell office:value-type="string" calcext:value-type="string">
            <text:p>./archive_1/1745514033_74_Wide_Long1745514033_74_Wide_Long_sound.wav</text:p>
          </table:table-cell>
        </table:table-row>
        <table:table-row table:style-name="ro1">
          <table:table-cell office:value-type="string" calcext:value-type="string">
            <text:p>./archive_1/1745518401_383_Wide_Long1745518401_383_Wide_Long_angle_data.json</text:p>
          </table:table-cell>
          <table:table-cell/>
          <table:table-cell office:value-type="string" calcext:value-type="string">
            <text:p>./archive_1/1745518401_383_Wide_Long1745518401_383_Wide_Long_distance_data.json</text:p>
          </table:table-cell>
          <table:table-cell/>
          <table:table-cell office:value-type="string" calcext:value-type="string">
            <text:p>./archive_1/1745518401_383_Wide_Long1745518401_383_Wide_Long_sound.wav</text:p>
          </table:table-cell>
        </table:table-row>
        <table:table-row table:style-name="ro1">
          <table:table-cell office:value-type="string" calcext:value-type="string">
            <text:p>./archive_1/1745521445_691_Wide_Long1745521445_691_Wide_Long_angle_data.json</text:p>
          </table:table-cell>
          <table:table-cell/>
          <table:table-cell office:value-type="string" calcext:value-type="string">
            <text:p>./archive_1/1745521445_691_Wide_Long1745521445_691_Wide_Long_distance_data.json</text:p>
          </table:table-cell>
          <table:table-cell/>
          <table:table-cell office:value-type="string" calcext:value-type="string">
            <text:p>./archive_1/1745521445_691_Wide_Long1745521445_691_Wide_Long_sound.wav</text:p>
          </table:table-cell>
        </table:table-row>
        <table:table-row table:style-name="ro1">
          <table:table-cell office:value-type="string" calcext:value-type="string">
            <text:p>./archive_1/1745523810_1003_Wide_Long1745523810_1003_Wide_Long_angle_data.json</text:p>
          </table:table-cell>
          <table:table-cell/>
          <table:table-cell office:value-type="string" calcext:value-type="string">
            <text:p>./archive_1/1745523810_1003_Wide_Long1745523810_1003_Wide_Long_distance_data.json</text:p>
          </table:table-cell>
          <table:table-cell/>
          <table:table-cell office:value-type="string" calcext:value-type="string">
            <text:p>./archive_1/1745523810_1003_Wide_Long1745523810_1003_Wide_Long_sound.wav</text:p>
          </table:table-cell>
        </table:table-row>
        <table:table-row table:style-name="ro1">
          <table:table-cell office:value-type="string" calcext:value-type="string">
            <text:p>./archive_1/1745526057_1313_Wide_Long1745526057_1313_Wide_Long_angle_data.json</text:p>
          </table:table-cell>
          <table:table-cell/>
          <table:table-cell office:value-type="string" calcext:value-type="string">
            <text:p>./archive_1/1745526057_1313_Wide_Long1745526057_1313_Wide_Long_distance_data.json</text:p>
          </table:table-cell>
          <table:table-cell/>
          <table:table-cell office:value-type="string" calcext:value-type="string">
            <text:p>./archive_1/1745526057_1313_Wide_Long1745526057_1313_Wide_Long_sound.wav</text:p>
          </table:table-cell>
        </table:table-row>
        <table:table-row table:style-name="ro1">
          <table:table-cell office:value-type="string" calcext:value-type="string">
            <text:p>./archive_1/1744896779_124_Wide_Long1744896779_124_Wide_Long_angle_data.json</text:p>
          </table:table-cell>
          <table:table-cell/>
          <table:table-cell office:value-type="string" calcext:value-type="string">
            <text:p>./archive_1/1744896779_124_Wide_Long1744896779_124_Wide_Long_distance_data.json</text:p>
          </table:table-cell>
          <table:table-cell/>
          <table:table-cell office:value-type="string" calcext:value-type="string">
            <text:p>./archive_1/1744896779_124_Wide_Long1744896779_124_Wide_Long_sound.wav</text:p>
          </table:table-cell>
        </table:table-row>
        <table:table-row table:style-name="ro1">
          <table:table-cell office:value-type="string" calcext:value-type="string">
            <text:p>./archive_1/1744906354_445_Wide_Long1744906354_445_Wide_Long_angle_data.json</text:p>
          </table:table-cell>
          <table:table-cell/>
          <table:table-cell office:value-type="string" calcext:value-type="string">
            <text:p>./archive_1/1744906354_445_Wide_Long1744906354_445_Wide_Long_distance_data.json</text:p>
          </table:table-cell>
          <table:table-cell/>
          <table:table-cell office:value-type="string" calcext:value-type="string">
            <text:p>./archive_1/1744906354_445_Wide_Long1744906354_445_Wide_Long_sound.wav</text:p>
          </table:table-cell>
        </table:table-row>
        <table:table-row table:style-name="ro1">
          <table:table-cell office:value-type="string" calcext:value-type="string">
            <text:p>./archive_1/1744913851_765_Wide_Long1744913851_765_Wide_Long_angle_data.json</text:p>
          </table:table-cell>
          <table:table-cell/>
          <table:table-cell office:value-type="string" calcext:value-type="string">
            <text:p>./archive_1/1744913851_765_Wide_Long1744913851_765_Wide_Long_distance_data.json</text:p>
          </table:table-cell>
          <table:table-cell/>
          <table:table-cell office:value-type="string" calcext:value-type="string">
            <text:p>./archive_1/1744913851_765_Wide_Long1744913851_765_Wide_Long_sound.wav</text:p>
          </table:table-cell>
        </table:table-row>
        <table:table-row table:style-name="ro1">
          <table:table-cell office:value-type="string" calcext:value-type="string">
            <text:p>./archive_1/1745514039_75_Wide_Long1745514039_75_Wide_Long_angle_data.json</text:p>
          </table:table-cell>
          <table:table-cell/>
          <table:table-cell office:value-type="string" calcext:value-type="string">
            <text:p>./archive_1/1745514039_75_Wide_Long1745514039_75_Wide_Long_distance_data.json</text:p>
          </table:table-cell>
          <table:table-cell/>
          <table:table-cell office:value-type="string" calcext:value-type="string">
            <text:p>./archive_1/1745514039_75_Wide_Long1745514039_75_Wide_Long_sound.wav</text:p>
          </table:table-cell>
        </table:table-row>
        <table:table-row table:style-name="ro1">
          <table:table-cell office:value-type="string" calcext:value-type="string">
            <text:p>./archive_1/1745518417_384_Wide_Long1745518417_384_Wide_Long_angle_data.json</text:p>
          </table:table-cell>
          <table:table-cell/>
          <table:table-cell office:value-type="string" calcext:value-type="string">
            <text:p>./archive_1/1745518417_384_Wide_Long1745518417_384_Wide_Long_distance_data.json</text:p>
          </table:table-cell>
          <table:table-cell/>
          <table:table-cell office:value-type="string" calcext:value-type="string">
            <text:p>./archive_1/1745518417_384_Wide_Long1745518417_384_Wide_Long_sound.wav</text:p>
          </table:table-cell>
        </table:table-row>
        <table:table-row table:style-name="ro1">
          <table:table-cell office:value-type="string" calcext:value-type="string">
            <text:p>./archive_1/1745521450_692_Wide_Long1745521450_692_Wide_Long_angle_data.json</text:p>
          </table:table-cell>
          <table:table-cell/>
          <table:table-cell office:value-type="string" calcext:value-type="string">
            <text:p>./archive_1/1745521450_692_Wide_Long1745521450_692_Wide_Long_distance_data.json</text:p>
          </table:table-cell>
          <table:table-cell/>
          <table:table-cell office:value-type="string" calcext:value-type="string">
            <text:p>./archive_1/1745521450_692_Wide_Long1745521450_692_Wide_Long_sound.wav</text:p>
          </table:table-cell>
        </table:table-row>
        <table:table-row table:style-name="ro1">
          <table:table-cell office:value-type="string" calcext:value-type="string">
            <text:p>./archive_1/1745523814_1004_Wide_Long1745523814_1004_Wide_Long_angle_data.json</text:p>
          </table:table-cell>
          <table:table-cell/>
          <table:table-cell office:value-type="string" calcext:value-type="string">
            <text:p>./archive_1/1745523814_1004_Wide_Long1745523814_1004_Wide_Long_distance_data.json</text:p>
          </table:table-cell>
          <table:table-cell/>
          <table:table-cell office:value-type="string" calcext:value-type="string">
            <text:p>./archive_1/1745523814_1004_Wide_Long1745523814_1004_Wide_Long_sound.wav</text:p>
          </table:table-cell>
        </table:table-row>
        <table:table-row table:style-name="ro1">
          <table:table-cell office:value-type="string" calcext:value-type="string">
            <text:p>./archive_1/1745526062_1314_Wide_Long1745526062_1314_Wide_Long_angle_data.json</text:p>
          </table:table-cell>
          <table:table-cell/>
          <table:table-cell office:value-type="string" calcext:value-type="string">
            <text:p>./archive_1/1745526062_1314_Wide_Long1745526062_1314_Wide_Long_distance_data.json</text:p>
          </table:table-cell>
          <table:table-cell/>
          <table:table-cell office:value-type="string" calcext:value-type="string">
            <text:p>./archive_1/1745526062_1314_Wide_Long1745526062_1314_Wide_Long_sound.wav</text:p>
          </table:table-cell>
        </table:table-row>
        <table:table-row table:style-name="ro1">
          <table:table-cell office:value-type="string" calcext:value-type="string">
            <text:p>./archive_1/1744896806_125_Wide_Long1744896806_125_Wide_Long_angle_data.json</text:p>
          </table:table-cell>
          <table:table-cell/>
          <table:table-cell office:value-type="string" calcext:value-type="string">
            <text:p>./archive_1/1744896806_125_Wide_Long1744896806_125_Wide_Long_distance_data.json</text:p>
          </table:table-cell>
          <table:table-cell/>
          <table:table-cell office:value-type="string" calcext:value-type="string">
            <text:p>./archive_1/1744896806_125_Wide_Long1744896806_125_Wide_Long_sound.wav</text:p>
          </table:table-cell>
        </table:table-row>
        <table:table-row table:style-name="ro1">
          <table:table-cell office:value-type="string" calcext:value-type="string">
            <text:p>./archive_1/1744906384_446_Wide_Long1744906384_446_Wide_Long_angle_data.json</text:p>
          </table:table-cell>
          <table:table-cell/>
          <table:table-cell office:value-type="string" calcext:value-type="string">
            <text:p>./archive_1/1744906384_446_Wide_Long1744906384_446_Wide_Long_distance_data.json</text:p>
          </table:table-cell>
          <table:table-cell/>
          <table:table-cell office:value-type="string" calcext:value-type="string">
            <text:p>./archive_1/1744906384_446_Wide_Long1744906384_446_Wide_Long_sound.wav</text:p>
          </table:table-cell>
        </table:table-row>
        <table:table-row table:style-name="ro1">
          <table:table-cell office:value-type="string" calcext:value-type="string">
            <text:p>./archive_1/1744913870_766_Wide_Long1744913870_766_Wide_Long_angle_data.json</text:p>
          </table:table-cell>
          <table:table-cell/>
          <table:table-cell office:value-type="string" calcext:value-type="string">
            <text:p>./archive_1/1744913870_766_Wide_Long1744913870_766_Wide_Long_distance_data.json</text:p>
          </table:table-cell>
          <table:table-cell/>
          <table:table-cell office:value-type="string" calcext:value-type="string">
            <text:p>./archive_1/1744913870_766_Wide_Long1744913870_766_Wide_Long_sound.wav</text:p>
          </table:table-cell>
        </table:table-row>
        <table:table-row table:style-name="ro1">
          <table:table-cell office:value-type="string" calcext:value-type="string">
            <text:p>./archive_1/1745514048_76_Wide_Long1745514048_76_Wide_Long_angle_data.json</text:p>
          </table:table-cell>
          <table:table-cell/>
          <table:table-cell office:value-type="string" calcext:value-type="string">
            <text:p>./archive_1/1745514048_76_Wide_Long1745514048_76_Wide_Long_distance_data.json</text:p>
          </table:table-cell>
          <table:table-cell/>
          <table:table-cell office:value-type="string" calcext:value-type="string">
            <text:p>./archive_1/1745514048_76_Wide_Long1745514048_76_Wide_Long_sound.wav</text:p>
          </table:table-cell>
        </table:table-row>
        <table:table-row table:style-name="ro1">
          <table:table-cell office:value-type="string" calcext:value-type="string">
            <text:p>./archive_1/1745518422_385_Wide_Long1745518422_385_Wide_Long_angle_data.json</text:p>
          </table:table-cell>
          <table:table-cell/>
          <table:table-cell office:value-type="string" calcext:value-type="string">
            <text:p>./archive_1/1745518422_385_Wide_Long1745518422_385_Wide_Long_distance_data.json</text:p>
          </table:table-cell>
          <table:table-cell/>
          <table:table-cell office:value-type="string" calcext:value-type="string">
            <text:p>./archive_1/1745518422_385_Wide_Long1745518422_385_Wide_Long_sound.wav</text:p>
          </table:table-cell>
        </table:table-row>
        <table:table-row table:style-name="ro1">
          <table:table-cell office:value-type="string" calcext:value-type="string">
            <text:p>./archive_1/1745521453_693_Wide_Long1745521453_693_Wide_Long_angle_data.json</text:p>
          </table:table-cell>
          <table:table-cell/>
          <table:table-cell office:value-type="string" calcext:value-type="string">
            <text:p>./archive_1/1745521453_693_Wide_Long1745521453_693_Wide_Long_distance_data.json</text:p>
          </table:table-cell>
          <table:table-cell/>
          <table:table-cell office:value-type="string" calcext:value-type="string">
            <text:p>./archive_1/1745521453_693_Wide_Long1745521453_693_Wide_Long_sound.wav</text:p>
          </table:table-cell>
        </table:table-row>
        <table:table-row table:style-name="ro1">
          <table:table-cell office:value-type="string" calcext:value-type="string">
            <text:p>./archive_1/1745523819_1005_Wide_Long1745523819_1005_Wide_Long_angle_data.json</text:p>
          </table:table-cell>
          <table:table-cell/>
          <table:table-cell office:value-type="string" calcext:value-type="string">
            <text:p>./archive_1/1745523819_1005_Wide_Long1745523819_1005_Wide_Long_distance_data.json</text:p>
          </table:table-cell>
          <table:table-cell/>
          <table:table-cell office:value-type="string" calcext:value-type="string">
            <text:p>./archive_1/1745523819_1005_Wide_Long1745523819_1005_Wide_Long_sound.wav</text:p>
          </table:table-cell>
        </table:table-row>
        <table:table-row table:style-name="ro1">
          <table:table-cell office:value-type="string" calcext:value-type="string">
            <text:p>./archive_1/1745526067_1315_Wide_Long1745526067_1315_Wide_Long_angle_data.json</text:p>
          </table:table-cell>
          <table:table-cell/>
          <table:table-cell office:value-type="string" calcext:value-type="string">
            <text:p>./archive_1/1745526067_1315_Wide_Long1745526067_1315_Wide_Long_distance_data.json</text:p>
          </table:table-cell>
          <table:table-cell/>
          <table:table-cell office:value-type="string" calcext:value-type="string">
            <text:p>./archive_1/1745526067_1315_Wide_Long1745526067_1315_Wide_Long_sound.wav</text:p>
          </table:table-cell>
        </table:table-row>
        <table:table-row table:style-name="ro1">
          <table:table-cell office:value-type="string" calcext:value-type="string">
            <text:p>./archive_1/1744896825_126_Wide_Long1744896825_126_Wide_Long_angle_data.json</text:p>
          </table:table-cell>
          <table:table-cell/>
          <table:table-cell office:value-type="string" calcext:value-type="string">
            <text:p>./archive_1/1744896825_126_Wide_Long1744896825_126_Wide_Long_distance_data.json</text:p>
          </table:table-cell>
          <table:table-cell/>
          <table:table-cell office:value-type="string" calcext:value-type="string">
            <text:p>./archive_1/1744896825_126_Wide_Long1744896825_126_Wide_Long_sound.wav</text:p>
          </table:table-cell>
        </table:table-row>
        <table:table-row table:style-name="ro1">
          <table:table-cell office:value-type="string" calcext:value-type="string">
            <text:p>./archive_1/1744906405_447_Wide_Long1744906405_447_Wide_Long_angle_data.json</text:p>
          </table:table-cell>
          <table:table-cell/>
          <table:table-cell office:value-type="string" calcext:value-type="string">
            <text:p>./archive_1/1744906405_447_Wide_Long1744906405_447_Wide_Long_distance_data.json</text:p>
          </table:table-cell>
          <table:table-cell/>
          <table:table-cell office:value-type="string" calcext:value-type="string">
            <text:p>./archive_1/1744906405_447_Wide_Long1744906405_447_Wide_Long_sound.wav</text:p>
          </table:table-cell>
        </table:table-row>
        <table:table-row table:style-name="ro1">
          <table:table-cell office:value-type="string" calcext:value-type="string">
            <text:p>./archive_1/1744913891_767_Wide_Long1744913891_767_Wide_Long_angle_data.json</text:p>
          </table:table-cell>
          <table:table-cell/>
          <table:table-cell office:value-type="string" calcext:value-type="string">
            <text:p>./archive_1/1744913891_767_Wide_Long1744913891_767_Wide_Long_distance_data.json</text:p>
          </table:table-cell>
          <table:table-cell/>
          <table:table-cell office:value-type="string" calcext:value-type="string">
            <text:p>./archive_1/1744913891_767_Wide_Long1744913891_767_Wide_Long_sound.wav</text:p>
          </table:table-cell>
        </table:table-row>
        <table:table-row table:style-name="ro1">
          <table:table-cell office:value-type="string" calcext:value-type="string">
            <text:p>./archive_1/1745514054_77_Wide_Long1745514054_77_Wide_Long_angle_data.json</text:p>
          </table:table-cell>
          <table:table-cell/>
          <table:table-cell office:value-type="string" calcext:value-type="string">
            <text:p>./archive_1/1745514054_77_Wide_Long1745514054_77_Wide_Long_distance_data.json</text:p>
          </table:table-cell>
          <table:table-cell/>
          <table:table-cell office:value-type="string" calcext:value-type="string">
            <text:p>./archive_1/1745514054_77_Wide_Long1745514054_77_Wide_Long_sound.wav</text:p>
          </table:table-cell>
        </table:table-row>
        <table:table-row table:style-name="ro1">
          <table:table-cell office:value-type="string" calcext:value-type="string">
            <text:p>./archive_1/1745518426_386_Wide_Long1745518426_386_Wide_Long_angle_data.json</text:p>
          </table:table-cell>
          <table:table-cell/>
          <table:table-cell office:value-type="string" calcext:value-type="string">
            <text:p>./archive_1/1745518426_386_Wide_Long1745518426_386_Wide_Long_distance_data.json</text:p>
          </table:table-cell>
          <table:table-cell/>
          <table:table-cell office:value-type="string" calcext:value-type="string">
            <text:p>./archive_1/1745518426_386_Wide_Long1745518426_386_Wide_Long_sound.wav</text:p>
          </table:table-cell>
        </table:table-row>
        <table:table-row table:style-name="ro1">
          <table:table-cell office:value-type="string" calcext:value-type="string">
            <text:p>./archive_1/1745521457_694_Wide_Long1745521457_694_Wide_Long_angle_data.json</text:p>
          </table:table-cell>
          <table:table-cell/>
          <table:table-cell office:value-type="string" calcext:value-type="string">
            <text:p>./archive_1/1745521457_694_Wide_Long1745521457_694_Wide_Long_distance_data.json</text:p>
          </table:table-cell>
          <table:table-cell/>
          <table:table-cell office:value-type="string" calcext:value-type="string">
            <text:p>./archive_1/1745521457_694_Wide_Long1745521457_694_Wide_Long_sound.wav</text:p>
          </table:table-cell>
        </table:table-row>
        <table:table-row table:style-name="ro1">
          <table:table-cell office:value-type="string" calcext:value-type="string">
            <text:p>./archive_1/1745523823_1006_Wide_Long1745523823_1006_Wide_Long_angle_data.json</text:p>
          </table:table-cell>
          <table:table-cell/>
          <table:table-cell office:value-type="string" calcext:value-type="string">
            <text:p>./archive_1/1745523823_1006_Wide_Long1745523823_1006_Wide_Long_distance_data.json</text:p>
          </table:table-cell>
          <table:table-cell/>
          <table:table-cell office:value-type="string" calcext:value-type="string">
            <text:p>./archive_1/1745523823_1006_Wide_Long1745523823_1006_Wide_Long_sound.wav</text:p>
          </table:table-cell>
        </table:table-row>
        <table:table-row table:style-name="ro1">
          <table:table-cell office:value-type="string" calcext:value-type="string">
            <text:p>./archive_1/1745526071_1316_Wide_Long1745526071_1316_Wide_Long_angle_data.json</text:p>
          </table:table-cell>
          <table:table-cell/>
          <table:table-cell office:value-type="string" calcext:value-type="string">
            <text:p>./archive_1/1745526071_1316_Wide_Long1745526071_1316_Wide_Long_distance_data.json</text:p>
          </table:table-cell>
          <table:table-cell/>
          <table:table-cell office:value-type="string" calcext:value-type="string">
            <text:p>./archive_1/1745526071_1316_Wide_Long1745526071_1316_Wide_Long_sound.wav</text:p>
          </table:table-cell>
        </table:table-row>
        <table:table-row table:style-name="ro1">
          <table:table-cell office:value-type="string" calcext:value-type="string">
            <text:p>./archive_1/1744896844_127_Wide_Long1744896844_127_Wide_Long_angle_data.json</text:p>
          </table:table-cell>
          <table:table-cell/>
          <table:table-cell office:value-type="string" calcext:value-type="string">
            <text:p>./archive_1/1744896844_127_Wide_Long1744896844_127_Wide_Long_distance_data.json</text:p>
          </table:table-cell>
          <table:table-cell/>
          <table:table-cell office:value-type="string" calcext:value-type="string">
            <text:p>./archive_1/1744896844_127_Wide_Long1744896844_127_Wide_Long_sound.wav</text:p>
          </table:table-cell>
        </table:table-row>
        <table:table-row table:style-name="ro1">
          <table:table-cell office:value-type="string" calcext:value-type="string">
            <text:p>./archive_1/1744906425_448_Wide_Long1744906425_448_Wide_Long_angle_data.json</text:p>
          </table:table-cell>
          <table:table-cell/>
          <table:table-cell office:value-type="string" calcext:value-type="string">
            <text:p>./archive_1/1744906425_448_Wide_Long1744906425_448_Wide_Long_distance_data.json</text:p>
          </table:table-cell>
          <table:table-cell/>
          <table:table-cell office:value-type="string" calcext:value-type="string">
            <text:p>./archive_1/1744906425_448_Wide_Long1744906425_448_Wide_Long_sound.wav</text:p>
          </table:table-cell>
        </table:table-row>
        <table:table-row table:style-name="ro1">
          <table:table-cell office:value-type="string" calcext:value-type="string">
            <text:p>./archive_1/1744913911_768_Wide_Long1744913911_768_Wide_Long_angle_data.json</text:p>
          </table:table-cell>
          <table:table-cell/>
          <table:table-cell office:value-type="string" calcext:value-type="string">
            <text:p>./archive_1/1744913911_768_Wide_Long1744913911_768_Wide_Long_distance_data.json</text:p>
          </table:table-cell>
          <table:table-cell/>
          <table:table-cell office:value-type="string" calcext:value-type="string">
            <text:p>./archive_1/1744913911_768_Wide_Long1744913911_768_Wide_Long_sound.wav</text:p>
          </table:table-cell>
        </table:table-row>
        <table:table-row table:style-name="ro1">
          <table:table-cell office:value-type="string" calcext:value-type="string">
            <text:p>./archive_1/1745514093_78_Wide_Long1745514093_78_Wide_Long_angle_data.json</text:p>
          </table:table-cell>
          <table:table-cell/>
          <table:table-cell office:value-type="string" calcext:value-type="string">
            <text:p>./archive_1/1745514093_78_Wide_Long1745514093_78_Wide_Long_distance_data.json</text:p>
          </table:table-cell>
          <table:table-cell/>
          <table:table-cell office:value-type="string" calcext:value-type="string">
            <text:p>./archive_1/1745514093_78_Wide_Long1745514093_78_Wide_Long_sound.wav</text:p>
          </table:table-cell>
        </table:table-row>
        <table:table-row table:style-name="ro1">
          <table:table-cell office:value-type="string" calcext:value-type="string">
            <text:p>./archive_1/1745518431_387_Wide_Long1745518431_387_Wide_Long_angle_data.json</text:p>
          </table:table-cell>
          <table:table-cell/>
          <table:table-cell office:value-type="string" calcext:value-type="string">
            <text:p>./archive_1/1745518431_387_Wide_Long1745518431_387_Wide_Long_distance_data.json</text:p>
          </table:table-cell>
          <table:table-cell/>
          <table:table-cell office:value-type="string" calcext:value-type="string">
            <text:p>./archive_1/1745518431_387_Wide_Long1745518431_387_Wide_Long_sound.wav</text:p>
          </table:table-cell>
        </table:table-row>
        <table:table-row table:style-name="ro1">
          <table:table-cell office:value-type="string" calcext:value-type="string">
            <text:p>./archive_1/1745521462_695_Wide_Long1745521462_695_Wide_Long_angle_data.json</text:p>
          </table:table-cell>
          <table:table-cell/>
          <table:table-cell office:value-type="string" calcext:value-type="string">
            <text:p>./archive_1/1745521462_695_Wide_Long1745521462_695_Wide_Long_distance_data.json</text:p>
          </table:table-cell>
          <table:table-cell/>
          <table:table-cell office:value-type="string" calcext:value-type="string">
            <text:p>./archive_1/1745521462_695_Wide_Long1745521462_695_Wide_Long_sound.wav</text:p>
          </table:table-cell>
        </table:table-row>
        <table:table-row table:style-name="ro1">
          <table:table-cell office:value-type="string" calcext:value-type="string">
            <text:p>./archive_1/1745523827_1007_Wide_Long1745523827_1007_Wide_Long_angle_data.json</text:p>
          </table:table-cell>
          <table:table-cell/>
          <table:table-cell office:value-type="string" calcext:value-type="string">
            <text:p>./archive_1/1745523827_1007_Wide_Long1745523827_1007_Wide_Long_distance_data.json</text:p>
          </table:table-cell>
          <table:table-cell/>
          <table:table-cell office:value-type="string" calcext:value-type="string">
            <text:p>./archive_1/1745523827_1007_Wide_Long1745523827_1007_Wide_Long_sound.wav</text:p>
          </table:table-cell>
        </table:table-row>
        <table:table-row table:style-name="ro1">
          <table:table-cell office:value-type="string" calcext:value-type="string">
            <text:p>./archive_1/1745526076_1317_Wide_Long1745526076_1317_Wide_Long_angle_data.json</text:p>
          </table:table-cell>
          <table:table-cell/>
          <table:table-cell office:value-type="string" calcext:value-type="string">
            <text:p>./archive_1/1745526076_1317_Wide_Long1745526076_1317_Wide_Long_distance_data.json</text:p>
          </table:table-cell>
          <table:table-cell/>
          <table:table-cell office:value-type="string" calcext:value-type="string">
            <text:p>./archive_1/1745526076_1317_Wide_Long1745526076_1317_Wide_Long_sound.wav</text:p>
          </table:table-cell>
        </table:table-row>
        <table:table-row table:style-name="ro1">
          <table:table-cell office:value-type="string" calcext:value-type="string">
            <text:p>./archive_1/1744897581_130_Wide_Long1744897581_130_Wide_Long_angle_data.json</text:p>
          </table:table-cell>
          <table:table-cell/>
          <table:table-cell office:value-type="string" calcext:value-type="string">
            <text:p>./archive_1/1744897581_130_Wide_Long1744897581_130_Wide_Long_distance_data.json</text:p>
          </table:table-cell>
          <table:table-cell/>
          <table:table-cell office:value-type="string" calcext:value-type="string">
            <text:p>./archive_1/1744897581_130_Wide_Long1744897581_130_Wide_Long_sound.wav</text:p>
          </table:table-cell>
        </table:table-row>
        <table:table-row table:style-name="ro1">
          <table:table-cell office:value-type="string" calcext:value-type="string">
            <text:p>./archive_1/1744906444_449_Wide_Long1744906444_449_Wide_Long_angle_data.json</text:p>
          </table:table-cell>
          <table:table-cell/>
          <table:table-cell office:value-type="string" calcext:value-type="string">
            <text:p>./archive_1/1744906444_449_Wide_Long1744906444_449_Wide_Long_distance_data.json</text:p>
          </table:table-cell>
          <table:table-cell/>
          <table:table-cell office:value-type="string" calcext:value-type="string">
            <text:p>./archive_1/1744906444_449_Wide_Long1744906444_449_Wide_Long_sound.wav</text:p>
          </table:table-cell>
        </table:table-row>
        <table:table-row table:style-name="ro1">
          <table:table-cell office:value-type="string" calcext:value-type="string">
            <text:p>./archive_1/1744913932_769_Wide_Long1744913932_769_Wide_Long_angle_data.json</text:p>
          </table:table-cell>
          <table:table-cell/>
          <table:table-cell office:value-type="string" calcext:value-type="string">
            <text:p>./archive_1/1744913932_769_Wide_Long1744913932_769_Wide_Long_distance_data.json</text:p>
          </table:table-cell>
          <table:table-cell/>
          <table:table-cell office:value-type="string" calcext:value-type="string">
            <text:p>./archive_1/1744913932_769_Wide_Long1744913932_769_Wide_Long_sound.wav</text:p>
          </table:table-cell>
        </table:table-row>
        <table:table-row table:style-name="ro1">
          <table:table-cell office:value-type="string" calcext:value-type="string">
            <text:p>./archive_1/1745514098_79_Wide_Long1745514098_79_Wide_Long_angle_data.json</text:p>
          </table:table-cell>
          <table:table-cell/>
          <table:table-cell office:value-type="string" calcext:value-type="string">
            <text:p>./archive_1/1745514098_79_Wide_Long1745514098_79_Wide_Long_distance_data.json</text:p>
          </table:table-cell>
          <table:table-cell/>
          <table:table-cell office:value-type="string" calcext:value-type="string">
            <text:p>./archive_1/1745514098_79_Wide_Long1745514098_79_Wide_Long_sound.wav</text:p>
          </table:table-cell>
        </table:table-row>
        <table:table-row table:style-name="ro1">
          <table:table-cell office:value-type="string" calcext:value-type="string">
            <text:p>./archive_1/1745518437_388_Wide_Long1745518437_388_Wide_Long_angle_data.json</text:p>
          </table:table-cell>
          <table:table-cell/>
          <table:table-cell office:value-type="string" calcext:value-type="string">
            <text:p>./archive_1/1745518437_388_Wide_Long1745518437_388_Wide_Long_distance_data.json</text:p>
          </table:table-cell>
          <table:table-cell/>
          <table:table-cell office:value-type="string" calcext:value-type="string">
            <text:p>./archive_1/1745518437_388_Wide_Long1745518437_388_Wide_Long_sound.wav</text:p>
          </table:table-cell>
        </table:table-row>
        <table:table-row table:style-name="ro1">
          <table:table-cell office:value-type="string" calcext:value-type="string">
            <text:p>./archive_1/1745521466_696_Wide_Long1745521466_696_Wide_Long_angle_data.json</text:p>
          </table:table-cell>
          <table:table-cell/>
          <table:table-cell office:value-type="string" calcext:value-type="string">
            <text:p>./archive_1/1745521466_696_Wide_Long1745521466_696_Wide_Long_distance_data.json</text:p>
          </table:table-cell>
          <table:table-cell/>
          <table:table-cell office:value-type="string" calcext:value-type="string">
            <text:p>./archive_1/1745521466_696_Wide_Long1745521466_696_Wide_Long_sound.wav</text:p>
          </table:table-cell>
        </table:table-row>
        <table:table-row table:style-name="ro1">
          <table:table-cell office:value-type="string" calcext:value-type="string">
            <text:p>./archive_1/1745523832_1008_Wide_Long1745523832_1008_Wide_Long_angle_data.json</text:p>
          </table:table-cell>
          <table:table-cell/>
          <table:table-cell office:value-type="string" calcext:value-type="string">
            <text:p>./archive_1/1745523832_1008_Wide_Long1745523832_1008_Wide_Long_distance_data.json</text:p>
          </table:table-cell>
          <table:table-cell/>
          <table:table-cell office:value-type="string" calcext:value-type="string">
            <text:p>./archive_1/1745523832_1008_Wide_Long1745523832_1008_Wide_Long_sound.wav</text:p>
          </table:table-cell>
        </table:table-row>
        <table:table-row table:style-name="ro1">
          <table:table-cell office:value-type="string" calcext:value-type="string">
            <text:p>./archive_1/1745526093_1318_Wide_Long1745526093_1318_Wide_Long_angle_data.json</text:p>
          </table:table-cell>
          <table:table-cell/>
          <table:table-cell office:value-type="string" calcext:value-type="string">
            <text:p>./archive_1/1745526093_1318_Wide_Long1745526093_1318_Wide_Long_distance_data.json</text:p>
          </table:table-cell>
          <table:table-cell/>
          <table:table-cell office:value-type="string" calcext:value-type="string">
            <text:p>./archive_1/1745526093_1318_Wide_Long1745526093_1318_Wide_Long_sound.wav</text:p>
          </table:table-cell>
        </table:table-row>
        <table:table-row table:style-name="ro1">
          <table:table-cell office:value-type="string" calcext:value-type="string">
            <text:p>./archive_1/1744897609_131_Wide_Long1744897609_131_Wide_Long_angle_data.json</text:p>
          </table:table-cell>
          <table:table-cell/>
          <table:table-cell office:value-type="string" calcext:value-type="string">
            <text:p>./archive_1/1744897609_131_Wide_Long1744897609_131_Wide_Long_distance_data.json</text:p>
          </table:table-cell>
          <table:table-cell/>
          <table:table-cell office:value-type="string" calcext:value-type="string">
            <text:p>./archive_1/1744897609_131_Wide_Long1744897609_131_Wide_Long_sound.wav</text:p>
          </table:table-cell>
        </table:table-row>
        <table:table-row table:style-name="ro1">
          <table:table-cell office:value-type="string" calcext:value-type="string">
            <text:p>./archive_1/1744906464_450_Wide_Long1744906464_450_Wide_Long_angle_data.json</text:p>
          </table:table-cell>
          <table:table-cell/>
          <table:table-cell office:value-type="string" calcext:value-type="string">
            <text:p>./archive_1/1744906464_450_Wide_Long1744906464_450_Wide_Long_distance_data.json</text:p>
          </table:table-cell>
          <table:table-cell/>
          <table:table-cell office:value-type="string" calcext:value-type="string">
            <text:p>./archive_1/1744906464_450_Wide_Long1744906464_450_Wide_Long_sound.wav</text:p>
          </table:table-cell>
        </table:table-row>
        <table:table-row table:style-name="ro1">
          <table:table-cell office:value-type="string" calcext:value-type="string">
            <text:p>./archive_1/1744913952_770_Wide_Long1744913952_770_Wide_Long_angle_data.json</text:p>
          </table:table-cell>
          <table:table-cell/>
          <table:table-cell office:value-type="string" calcext:value-type="string">
            <text:p>./archive_1/1744913952_770_Wide_Long1744913952_770_Wide_Long_distance_data.json</text:p>
          </table:table-cell>
          <table:table-cell/>
          <table:table-cell office:value-type="string" calcext:value-type="string">
            <text:p>./archive_1/1744913952_770_Wide_Long1744913952_770_Wide_Long_sound.wav</text:p>
          </table:table-cell>
        </table:table-row>
        <table:table-row table:style-name="ro1">
          <table:table-cell office:value-type="string" calcext:value-type="string">
            <text:p>./archive_1/1745514103_80_Wide_Long1745514103_80_Wide_Long_angle_data.json</text:p>
          </table:table-cell>
          <table:table-cell/>
          <table:table-cell office:value-type="string" calcext:value-type="string">
            <text:p>./archive_1/1745514103_80_Wide_Long1745514103_80_Wide_Long_distance_data.json</text:p>
          </table:table-cell>
          <table:table-cell/>
          <table:table-cell office:value-type="string" calcext:value-type="string">
            <text:p>./archive_1/1745514103_80_Wide_Long1745514103_80_Wide_Long_sound.wav</text:p>
          </table:table-cell>
        </table:table-row>
        <table:table-row table:style-name="ro1">
          <table:table-cell office:value-type="string" calcext:value-type="string">
            <text:p>./archive_1/1745518517_389_Wide_Long1745518517_389_Wide_Long_angle_data.json</text:p>
          </table:table-cell>
          <table:table-cell/>
          <table:table-cell office:value-type="string" calcext:value-type="string">
            <text:p>./archive_1/1745518517_389_Wide_Long1745518517_389_Wide_Long_distance_data.json</text:p>
          </table:table-cell>
          <table:table-cell/>
          <table:table-cell office:value-type="string" calcext:value-type="string">
            <text:p>./archive_1/1745518517_389_Wide_Long1745518517_389_Wide_Long_sound.wav</text:p>
          </table:table-cell>
        </table:table-row>
        <table:table-row table:style-name="ro1">
          <table:table-cell office:value-type="string" calcext:value-type="string">
            <text:p>./archive_1/1745521471_697_Wide_Long1745521471_697_Wide_Long_angle_data.json</text:p>
          </table:table-cell>
          <table:table-cell/>
          <table:table-cell office:value-type="string" calcext:value-type="string">
            <text:p>./archive_1/1745521471_697_Wide_Long1745521471_697_Wide_Long_distance_data.json</text:p>
          </table:table-cell>
          <table:table-cell/>
          <table:table-cell office:value-type="string" calcext:value-type="string">
            <text:p>./archive_1/1745521471_697_Wide_Long1745521471_697_Wide_Long_sound.wav</text:p>
          </table:table-cell>
        </table:table-row>
        <table:table-row table:style-name="ro1">
          <table:table-cell office:value-type="string" calcext:value-type="string">
            <text:p>./archive_1/1745523836_1009_Wide_Long1745523836_1009_Wide_Long_angle_data.json</text:p>
          </table:table-cell>
          <table:table-cell/>
          <table:table-cell office:value-type="string" calcext:value-type="string">
            <text:p>./archive_1/1745523836_1009_Wide_Long1745523836_1009_Wide_Long_distance_data.json</text:p>
          </table:table-cell>
          <table:table-cell/>
          <table:table-cell office:value-type="string" calcext:value-type="string">
            <text:p>./archive_1/1745523836_1009_Wide_Long1745523836_1009_Wide_Long_sound.wav</text:p>
          </table:table-cell>
        </table:table-row>
        <table:table-row table:style-name="ro1">
          <table:table-cell office:value-type="string" calcext:value-type="string">
            <text:p>./archive_1/1745526097_1319_Wide_Long1745526097_1319_Wide_Long_angle_data.json</text:p>
          </table:table-cell>
          <table:table-cell/>
          <table:table-cell office:value-type="string" calcext:value-type="string">
            <text:p>./archive_1/1745526097_1319_Wide_Long1745526097_1319_Wide_Long_distance_data.json</text:p>
          </table:table-cell>
          <table:table-cell/>
          <table:table-cell office:value-type="string" calcext:value-type="string">
            <text:p>./archive_1/1745526097_1319_Wide_Long1745526097_1319_Wide_Long_sound.wav</text:p>
          </table:table-cell>
        </table:table-row>
        <table:table-row table:style-name="ro1">
          <table:table-cell office:value-type="string" calcext:value-type="string">
            <text:p>./archive_1/1744897630_132_Wide_Long1744897630_132_Wide_Long_angle_data.json</text:p>
          </table:table-cell>
          <table:table-cell/>
          <table:table-cell office:value-type="string" calcext:value-type="string">
            <text:p>./archive_1/1744897630_132_Wide_Long1744897630_132_Wide_Long_distance_data.json</text:p>
          </table:table-cell>
          <table:table-cell/>
          <table:table-cell office:value-type="string" calcext:value-type="string">
            <text:p>./archive_1/1744897630_132_Wide_Long1744897630_132_Wide_Long_sound.wav</text:p>
          </table:table-cell>
        </table:table-row>
        <table:table-row table:style-name="ro1">
          <table:table-cell office:value-type="string" calcext:value-type="string">
            <text:p>./archive_1/1744906483_451_Wide_Long1744906483_451_Wide_Long_angle_data.json</text:p>
          </table:table-cell>
          <table:table-cell/>
          <table:table-cell office:value-type="string" calcext:value-type="string">
            <text:p>./archive_1/1744906483_451_Wide_Long1744906483_451_Wide_Long_distance_data.json</text:p>
          </table:table-cell>
          <table:table-cell/>
          <table:table-cell office:value-type="string" calcext:value-type="string">
            <text:p>./archive_1/1744906483_451_Wide_Long1744906483_451_Wide_Long_sound.wav</text:p>
          </table:table-cell>
        </table:table-row>
        <table:table-row table:style-name="ro1">
          <table:table-cell office:value-type="string" calcext:value-type="string">
            <text:p>./archive_1/1744913972_771_Wide_Long1744913972_771_Wide_Long_angle_data.json</text:p>
          </table:table-cell>
          <table:table-cell/>
          <table:table-cell office:value-type="string" calcext:value-type="string">
            <text:p>./archive_1/1744913972_771_Wide_Long1744913972_771_Wide_Long_distance_data.json</text:p>
          </table:table-cell>
          <table:table-cell/>
          <table:table-cell office:value-type="string" calcext:value-type="string">
            <text:p>./archive_1/1744913972_771_Wide_Long1744913972_771_Wide_Long_sound.wav</text:p>
          </table:table-cell>
        </table:table-row>
        <table:table-row table:style-name="ro1">
          <table:table-cell office:value-type="string" calcext:value-type="string">
            <text:p>./archive_1/1745514108_81_Wide_Long1745514108_81_Wide_Long_angle_data.json</text:p>
          </table:table-cell>
          <table:table-cell/>
          <table:table-cell office:value-type="string" calcext:value-type="string">
            <text:p>./archive_1/1745514108_81_Wide_Long1745514108_81_Wide_Long_distance_data.json</text:p>
          </table:table-cell>
          <table:table-cell/>
          <table:table-cell office:value-type="string" calcext:value-type="string">
            <text:p>./archive_1/1745514108_81_Wide_Long1745514108_81_Wide_Long_sound.wav</text:p>
          </table:table-cell>
        </table:table-row>
        <table:table-row table:style-name="ro1">
          <table:table-cell office:value-type="string" calcext:value-type="string">
            <text:p>./archive_1/1745518521_390_Wide_Long1745518521_390_Wide_Long_angle_data.json</text:p>
          </table:table-cell>
          <table:table-cell/>
          <table:table-cell office:value-type="string" calcext:value-type="string">
            <text:p>./archive_1/1745518521_390_Wide_Long1745518521_390_Wide_Long_distance_data.json</text:p>
          </table:table-cell>
          <table:table-cell/>
          <table:table-cell office:value-type="string" calcext:value-type="string">
            <text:p>./archive_1/1745518521_390_Wide_Long1745518521_390_Wide_Long_sound.wav</text:p>
          </table:table-cell>
        </table:table-row>
        <table:table-row table:style-name="ro1">
          <table:table-cell office:value-type="string" calcext:value-type="string">
            <text:p>./archive_1/1745521475_698_Wide_Long1745521475_698_Wide_Long_angle_data.json</text:p>
          </table:table-cell>
          <table:table-cell/>
          <table:table-cell office:value-type="string" calcext:value-type="string">
            <text:p>./archive_1/1745521475_698_Wide_Long1745521475_698_Wide_Long_distance_data.json</text:p>
          </table:table-cell>
          <table:table-cell/>
          <table:table-cell office:value-type="string" calcext:value-type="string">
            <text:p>./archive_1/1745521475_698_Wide_Long1745521475_698_Wide_Long_sound.wav</text:p>
          </table:table-cell>
        </table:table-row>
        <table:table-row table:style-name="ro1">
          <table:table-cell office:value-type="string" calcext:value-type="string">
            <text:p>./archive_1/1745523840_1010_Wide_Long1745523840_1010_Wide_Long_angle_data.json</text:p>
          </table:table-cell>
          <table:table-cell/>
          <table:table-cell office:value-type="string" calcext:value-type="string">
            <text:p>./archive_1/1745523840_1010_Wide_Long1745523840_1010_Wide_Long_distance_data.json</text:p>
          </table:table-cell>
          <table:table-cell/>
          <table:table-cell office:value-type="string" calcext:value-type="string">
            <text:p>./archive_1/1745523840_1010_Wide_Long1745523840_1010_Wide_Long_sound.wav</text:p>
          </table:table-cell>
        </table:table-row>
        <table:table-row table:style-name="ro1">
          <table:table-cell office:value-type="string" calcext:value-type="string">
            <text:p>./archive_1/1745526102_1320_Wide_Long1745526102_1320_Wide_Long_angle_data.json</text:p>
          </table:table-cell>
          <table:table-cell/>
          <table:table-cell office:value-type="string" calcext:value-type="string">
            <text:p>./archive_1/1745526102_1320_Wide_Long1745526102_1320_Wide_Long_distance_data.json</text:p>
          </table:table-cell>
          <table:table-cell/>
          <table:table-cell office:value-type="string" calcext:value-type="string">
            <text:p>./archive_1/1745526102_1320_Wide_Long1745526102_1320_Wide_Long_sound.wav</text:p>
          </table:table-cell>
        </table:table-row>
        <table:table-row table:style-name="ro1">
          <table:table-cell office:value-type="string" calcext:value-type="string">
            <text:p>./archive_1/1744897649_133_Wide_Long1744897649_133_Wide_Long_angle_data.json</text:p>
          </table:table-cell>
          <table:table-cell/>
          <table:table-cell office:value-type="string" calcext:value-type="string">
            <text:p>./archive_1/1744897649_133_Wide_Long1744897649_133_Wide_Long_distance_data.json</text:p>
          </table:table-cell>
          <table:table-cell/>
          <table:table-cell office:value-type="string" calcext:value-type="string">
            <text:p>./archive_1/1744897649_133_Wide_Long1744897649_133_Wide_Long_sound.wav</text:p>
          </table:table-cell>
        </table:table-row>
        <table:table-row table:style-name="ro1">
          <table:table-cell office:value-type="string" calcext:value-type="string">
            <text:p>./archive_1/1744906503_452_Wide_Long1744906503_452_Wide_Long_angle_data.json</text:p>
          </table:table-cell>
          <table:table-cell/>
          <table:table-cell office:value-type="string" calcext:value-type="string">
            <text:p>./archive_1/1744906503_452_Wide_Long1744906503_452_Wide_Long_distance_data.json</text:p>
          </table:table-cell>
          <table:table-cell/>
          <table:table-cell office:value-type="string" calcext:value-type="string">
            <text:p>./archive_1/1744906503_452_Wide_Long1744906503_452_Wide_Long_sound.wav</text:p>
          </table:table-cell>
        </table:table-row>
        <table:table-row table:style-name="ro1">
          <table:table-cell office:value-type="string" calcext:value-type="string">
            <text:p>./archive_1/1744913992_772_Wide_Long1744913992_772_Wide_Long_angle_data.json</text:p>
          </table:table-cell>
          <table:table-cell/>
          <table:table-cell office:value-type="string" calcext:value-type="string">
            <text:p>./archive_1/1744913992_772_Wide_Long1744913992_772_Wide_Long_distance_data.json</text:p>
          </table:table-cell>
          <table:table-cell/>
          <table:table-cell office:value-type="string" calcext:value-type="string">
            <text:p>./archive_1/1744913992_772_Wide_Long1744913992_772_Wide_Long_sound.wav</text:p>
          </table:table-cell>
        </table:table-row>
        <table:table-row table:style-name="ro1">
          <table:table-cell office:value-type="string" calcext:value-type="string">
            <text:p>./archive_1/1745514119_82_Wide_Long1745514119_82_Wide_Long_angle_data.json</text:p>
          </table:table-cell>
          <table:table-cell/>
          <table:table-cell office:value-type="string" calcext:value-type="string">
            <text:p>./archive_1/1745514119_82_Wide_Long1745514119_82_Wide_Long_distance_data.json</text:p>
          </table:table-cell>
          <table:table-cell/>
          <table:table-cell office:value-type="string" calcext:value-type="string">
            <text:p>./archive_1/1745514119_82_Wide_Long1745514119_82_Wide_Long_sound.wav</text:p>
          </table:table-cell>
        </table:table-row>
        <table:table-row table:style-name="ro1">
          <table:table-cell office:value-type="string" calcext:value-type="string">
            <text:p>./archive_1/1745518525_391_Wide_Long1745518525_391_Wide_Long_angle_data.json</text:p>
          </table:table-cell>
          <table:table-cell/>
          <table:table-cell office:value-type="string" calcext:value-type="string">
            <text:p>./archive_1/1745518525_391_Wide_Long1745518525_391_Wide_Long_distance_data.json</text:p>
          </table:table-cell>
          <table:table-cell/>
          <table:table-cell office:value-type="string" calcext:value-type="string">
            <text:p>./archive_1/1745518525_391_Wide_Long1745518525_391_Wide_Long_sound.wav</text:p>
          </table:table-cell>
        </table:table-row>
        <table:table-row table:style-name="ro1">
          <table:table-cell office:value-type="string" calcext:value-type="string">
            <text:p>./archive_1/1745521482_699_Wide_Long1745521482_699_Wide_Long_angle_data.json</text:p>
          </table:table-cell>
          <table:table-cell/>
          <table:table-cell office:value-type="string" calcext:value-type="string">
            <text:p>./archive_1/1745521482_699_Wide_Long1745521482_699_Wide_Long_distance_data.json</text:p>
          </table:table-cell>
          <table:table-cell/>
          <table:table-cell office:value-type="string" calcext:value-type="string">
            <text:p>./archive_1/1745521482_699_Wide_Long1745521482_699_Wide_Long_sound.wav</text:p>
          </table:table-cell>
        </table:table-row>
        <table:table-row table:style-name="ro1">
          <table:table-cell office:value-type="string" calcext:value-type="string">
            <text:p>./archive_1/1745523845_1011_Wide_Long1745523845_1011_Wide_Long_angle_data.json</text:p>
          </table:table-cell>
          <table:table-cell/>
          <table:table-cell office:value-type="string" calcext:value-type="string">
            <text:p>./archive_1/1745523845_1011_Wide_Long1745523845_1011_Wide_Long_distance_data.json</text:p>
          </table:table-cell>
          <table:table-cell/>
          <table:table-cell office:value-type="string" calcext:value-type="string">
            <text:p>./archive_1/1745523845_1011_Wide_Long1745523845_1011_Wide_Long_sound.wav</text:p>
          </table:table-cell>
        </table:table-row>
        <table:table-row table:style-name="ro1">
          <table:table-cell office:value-type="string" calcext:value-type="string">
            <text:p>./archive_1/1745526106_1321_Wide_Long1745526106_1321_Wide_Long_angle_data.json</text:p>
          </table:table-cell>
          <table:table-cell/>
          <table:table-cell office:value-type="string" calcext:value-type="string">
            <text:p>./archive_1/1745526106_1321_Wide_Long1745526106_1321_Wide_Long_distance_data.json</text:p>
          </table:table-cell>
          <table:table-cell/>
          <table:table-cell office:value-type="string" calcext:value-type="string">
            <text:p>./archive_1/1745526106_1321_Wide_Long1745526106_1321_Wide_Long_sound.wav</text:p>
          </table:table-cell>
        </table:table-row>
        <table:table-row table:style-name="ro1">
          <table:table-cell office:value-type="string" calcext:value-type="string">
            <text:p>./archive_1/1744897671_134_Wide_Long1744897671_134_Wide_Long_angle_data.json</text:p>
          </table:table-cell>
          <table:table-cell/>
          <table:table-cell office:value-type="string" calcext:value-type="string">
            <text:p>./archive_1/1744897671_134_Wide_Long1744897671_134_Wide_Long_distance_data.json</text:p>
          </table:table-cell>
          <table:table-cell/>
          <table:table-cell office:value-type="string" calcext:value-type="string">
            <text:p>./archive_1/1744897671_134_Wide_Long1744897671_134_Wide_Long_sound.wav</text:p>
          </table:table-cell>
        </table:table-row>
        <table:table-row table:style-name="ro1">
          <table:table-cell office:value-type="string" calcext:value-type="string">
            <text:p>./archive_1/1744906522_453_Wide_Long1744906522_453_Wide_Long_angle_data.json</text:p>
          </table:table-cell>
          <table:table-cell/>
          <table:table-cell office:value-type="string" calcext:value-type="string">
            <text:p>./archive_1/1744906522_453_Wide_Long1744906522_453_Wide_Long_distance_data.json</text:p>
          </table:table-cell>
          <table:table-cell/>
          <table:table-cell office:value-type="string" calcext:value-type="string">
            <text:p>./archive_1/1744906522_453_Wide_Long1744906522_453_Wide_Long_sound.wav</text:p>
          </table:table-cell>
        </table:table-row>
        <table:table-row table:style-name="ro1">
          <table:table-cell office:value-type="string" calcext:value-type="string">
            <text:p>./archive_1/1744914011_773_Wide_Long1744914011_773_Wide_Long_angle_data.json</text:p>
          </table:table-cell>
          <table:table-cell/>
          <table:table-cell office:value-type="string" calcext:value-type="string">
            <text:p>./archive_1/1744914011_773_Wide_Long1744914011_773_Wide_Long_distance_data.json</text:p>
          </table:table-cell>
          <table:table-cell/>
          <table:table-cell office:value-type="string" calcext:value-type="string">
            <text:p>./archive_1/1744914011_773_Wide_Long1744914011_773_Wide_Long_sound.wav</text:p>
          </table:table-cell>
        </table:table-row>
        <table:table-row table:style-name="ro1">
          <table:table-cell office:value-type="string" calcext:value-type="string">
            <text:p>./archive_1/1745514126_83_Wide_Long1745514126_83_Wide_Long_angle_data.json</text:p>
          </table:table-cell>
          <table:table-cell/>
          <table:table-cell office:value-type="string" calcext:value-type="string">
            <text:p>./archive_1/1745514126_83_Wide_Long1745514126_83_Wide_Long_distance_data.json</text:p>
          </table:table-cell>
          <table:table-cell/>
          <table:table-cell office:value-type="string" calcext:value-type="string">
            <text:p>./archive_1/1745514126_83_Wide_Long1745514126_83_Wide_Long_sound.wav</text:p>
          </table:table-cell>
        </table:table-row>
        <table:table-row table:style-name="ro1">
          <table:table-cell office:value-type="string" calcext:value-type="string">
            <text:p>./archive_1/1745518529_392_Wide_Long1745518529_392_Wide_Long_angle_data.json</text:p>
          </table:table-cell>
          <table:table-cell/>
          <table:table-cell office:value-type="string" calcext:value-type="string">
            <text:p>./archive_1/1745518529_392_Wide_Long1745518529_392_Wide_Long_distance_data.json</text:p>
          </table:table-cell>
          <table:table-cell/>
          <table:table-cell office:value-type="string" calcext:value-type="string">
            <text:p>./archive_1/1745518529_392_Wide_Long1745518529_392_Wide_Long_sound.wav</text:p>
          </table:table-cell>
        </table:table-row>
        <table:table-row table:style-name="ro1">
          <table:table-cell office:value-type="string" calcext:value-type="string">
            <text:p>./archive_1/1745521486_700_Wide_Long1745521486_700_Wide_Long_angle_data.json</text:p>
          </table:table-cell>
          <table:table-cell/>
          <table:table-cell office:value-type="string" calcext:value-type="string">
            <text:p>./archive_1/1745521486_700_Wide_Long1745521486_700_Wide_Long_distance_data.json</text:p>
          </table:table-cell>
          <table:table-cell/>
          <table:table-cell office:value-type="string" calcext:value-type="string">
            <text:p>./archive_1/1745521486_700_Wide_Long1745521486_700_Wide_Long_sound.wav</text:p>
          </table:table-cell>
        </table:table-row>
        <table:table-row table:style-name="ro1">
          <table:table-cell office:value-type="string" calcext:value-type="string">
            <text:p>./archive_1/1745523862_1012_Wide_Long1745523862_1012_Wide_Long_angle_data.json</text:p>
          </table:table-cell>
          <table:table-cell/>
          <table:table-cell office:value-type="string" calcext:value-type="string">
            <text:p>./archive_1/1745523862_1012_Wide_Long1745523862_1012_Wide_Long_distance_data.json</text:p>
          </table:table-cell>
          <table:table-cell/>
          <table:table-cell office:value-type="string" calcext:value-type="string">
            <text:p>./archive_1/1745523862_1012_Wide_Long1745523862_1012_Wide_Long_sound.wav</text:p>
          </table:table-cell>
        </table:table-row>
        <table:table-row table:style-name="ro1">
          <table:table-cell office:value-type="string" calcext:value-type="string">
            <text:p>./archive_1/1745526111_1322_Wide_Long1745526111_1322_Wide_Long_angle_data.json</text:p>
          </table:table-cell>
          <table:table-cell/>
          <table:table-cell office:value-type="string" calcext:value-type="string">
            <text:p>./archive_1/1745526111_1322_Wide_Long1745526111_1322_Wide_Long_distance_data.json</text:p>
          </table:table-cell>
          <table:table-cell/>
          <table:table-cell office:value-type="string" calcext:value-type="string">
            <text:p>./archive_1/1745526111_1322_Wide_Long1745526111_1322_Wide_Long_sound.wav</text:p>
          </table:table-cell>
        </table:table-row>
        <table:table-row table:style-name="ro1">
          <table:table-cell office:value-type="string" calcext:value-type="string">
            <text:p>./archive_1/1744897697_135_Wide_Long1744897697_135_Wide_Long_angle_data.json</text:p>
          </table:table-cell>
          <table:table-cell/>
          <table:table-cell office:value-type="string" calcext:value-type="string">
            <text:p>./archive_1/1744897697_135_Wide_Long1744897697_135_Wide_Long_distance_data.json</text:p>
          </table:table-cell>
          <table:table-cell/>
          <table:table-cell office:value-type="string" calcext:value-type="string">
            <text:p>./archive_1/1744897697_135_Wide_Long1744897697_135_Wide_Long_sound.wav</text:p>
          </table:table-cell>
        </table:table-row>
        <table:table-row table:style-name="ro1">
          <table:table-cell office:value-type="string" calcext:value-type="string">
            <text:p>./archive_1/1744906542_454_Wide_Long1744906542_454_Wide_Long_angle_data.json</text:p>
          </table:table-cell>
          <table:table-cell/>
          <table:table-cell office:value-type="string" calcext:value-type="string">
            <text:p>./archive_1/1744906542_454_Wide_Long1744906542_454_Wide_Long_distance_data.json</text:p>
          </table:table-cell>
          <table:table-cell/>
          <table:table-cell office:value-type="string" calcext:value-type="string">
            <text:p>./archive_1/1744906542_454_Wide_Long1744906542_454_Wide_Long_sound.wav</text:p>
          </table:table-cell>
        </table:table-row>
        <table:table-row table:style-name="ro1">
          <table:table-cell office:value-type="string" calcext:value-type="string">
            <text:p>./archive_1/1744914031_774_Wide_Long1744914031_774_Wide_Long_angle_data.json</text:p>
          </table:table-cell>
          <table:table-cell/>
          <table:table-cell office:value-type="string" calcext:value-type="string">
            <text:p>./archive_1/1744914031_774_Wide_Long1744914031_774_Wide_Long_distance_data.json</text:p>
          </table:table-cell>
          <table:table-cell/>
          <table:table-cell office:value-type="string" calcext:value-type="string">
            <text:p>./archive_1/1744914031_774_Wide_Long1744914031_774_Wide_Long_sound.wav</text:p>
          </table:table-cell>
        </table:table-row>
        <table:table-row table:style-name="ro1">
          <table:table-cell office:value-type="string" calcext:value-type="string">
            <text:p>./archive_1/1745514131_84_Wide_Long1745514131_84_Wide_Long_angle_data.json</text:p>
          </table:table-cell>
          <table:table-cell/>
          <table:table-cell office:value-type="string" calcext:value-type="string">
            <text:p>./archive_1/1745514131_84_Wide_Long1745514131_84_Wide_Long_distance_data.json</text:p>
          </table:table-cell>
          <table:table-cell/>
          <table:table-cell office:value-type="string" calcext:value-type="string">
            <text:p>./archive_1/1745514131_84_Wide_Long1745514131_84_Wide_Long_sound.wav</text:p>
          </table:table-cell>
        </table:table-row>
        <table:table-row table:style-name="ro1">
          <table:table-cell office:value-type="string" calcext:value-type="string">
            <text:p>./archive_1/1745518533_393_Wide_Long1745518533_393_Wide_Long_angle_data.json</text:p>
          </table:table-cell>
          <table:table-cell/>
          <table:table-cell office:value-type="string" calcext:value-type="string">
            <text:p>./archive_1/1745518533_393_Wide_Long1745518533_393_Wide_Long_distance_data.json</text:p>
          </table:table-cell>
          <table:table-cell/>
          <table:table-cell office:value-type="string" calcext:value-type="string">
            <text:p>./archive_1/1745518533_393_Wide_Long1745518533_393_Wide_Long_sound.wav</text:p>
          </table:table-cell>
        </table:table-row>
        <table:table-row table:style-name="ro1">
          <table:table-cell office:value-type="string" calcext:value-type="string">
            <text:p>./archive_1/1745521529_704_Wide_Long1745521529_704_Wide_Long_angle_data.json</text:p>
          </table:table-cell>
          <table:table-cell/>
          <table:table-cell office:value-type="string" calcext:value-type="string">
            <text:p>./archive_1/1745521529_704_Wide_Long1745521529_704_Wide_Long_distance_data.json</text:p>
          </table:table-cell>
          <table:table-cell/>
          <table:table-cell office:value-type="string" calcext:value-type="string">
            <text:p>./archive_1/1745521529_704_Wide_Long1745521529_704_Wide_Long_sound.wav</text:p>
          </table:table-cell>
        </table:table-row>
        <table:table-row table:style-name="ro1">
          <table:table-cell office:value-type="string" calcext:value-type="string">
            <text:p>./archive_1/1745523867_1013_Wide_Long1745523867_1013_Wide_Long_angle_data.json</text:p>
          </table:table-cell>
          <table:table-cell/>
          <table:table-cell office:value-type="string" calcext:value-type="string">
            <text:p>./archive_1/1745523867_1013_Wide_Long1745523867_1013_Wide_Long_distance_data.json</text:p>
          </table:table-cell>
          <table:table-cell/>
          <table:table-cell office:value-type="string" calcext:value-type="string">
            <text:p>./archive_1/1745523867_1013_Wide_Long1745523867_1013_Wide_Long_sound.wav</text:p>
          </table:table-cell>
        </table:table-row>
        <table:table-row table:style-name="ro1">
          <table:table-cell office:value-type="string" calcext:value-type="string">
            <text:p>./archive_1/1745526115_1323_Wide_Long1745526115_1323_Wide_Long_angle_data.json</text:p>
          </table:table-cell>
          <table:table-cell/>
          <table:table-cell office:value-type="string" calcext:value-type="string">
            <text:p>./archive_1/1745526115_1323_Wide_Long1745526115_1323_Wide_Long_distance_data.json</text:p>
          </table:table-cell>
          <table:table-cell/>
          <table:table-cell office:value-type="string" calcext:value-type="string">
            <text:p>./archive_1/1745526115_1323_Wide_Long1745526115_1323_Wide_Long_sound.wav</text:p>
          </table:table-cell>
        </table:table-row>
        <table:table-row table:style-name="ro1">
          <table:table-cell office:value-type="string" calcext:value-type="string">
            <text:p>./archive_1/1744897719_136_Wide_Long1744897719_136_Wide_Long_angle_data.json</text:p>
          </table:table-cell>
          <table:table-cell/>
          <table:table-cell office:value-type="string" calcext:value-type="string">
            <text:p>./archive_1/1744897719_136_Wide_Long1744897719_136_Wide_Long_distance_data.json</text:p>
          </table:table-cell>
          <table:table-cell/>
          <table:table-cell office:value-type="string" calcext:value-type="string">
            <text:p>./archive_1/1744897719_136_Wide_Long1744897719_136_Wide_Long_sound.wav</text:p>
          </table:table-cell>
        </table:table-row>
        <table:table-row table:style-name="ro1">
          <table:table-cell office:value-type="string" calcext:value-type="string">
            <text:p>./archive_1/1744906562_455_Wide_Long1744906562_455_Wide_Long_angle_data.json</text:p>
          </table:table-cell>
          <table:table-cell/>
          <table:table-cell office:value-type="string" calcext:value-type="string">
            <text:p>./archive_1/1744906562_455_Wide_Long1744906562_455_Wide_Long_distance_data.json</text:p>
          </table:table-cell>
          <table:table-cell/>
          <table:table-cell office:value-type="string" calcext:value-type="string">
            <text:p>./archive_1/1744906562_455_Wide_Long1744906562_455_Wide_Long_sound.wav</text:p>
          </table:table-cell>
        </table:table-row>
        <table:table-row table:style-name="ro1">
          <table:table-cell office:value-type="string" calcext:value-type="string">
            <text:p>./archive_1/1744914050_775_Wide_Long1744914050_775_Wide_Long_angle_data.json</text:p>
          </table:table-cell>
          <table:table-cell/>
          <table:table-cell office:value-type="string" calcext:value-type="string">
            <text:p>./archive_1/1744914050_775_Wide_Long1744914050_775_Wide_Long_distance_data.json</text:p>
          </table:table-cell>
          <table:table-cell/>
          <table:table-cell office:value-type="string" calcext:value-type="string">
            <text:p>./archive_1/1744914050_775_Wide_Long1744914050_775_Wide_Long_sound.wav</text:p>
          </table:table-cell>
        </table:table-row>
        <table:table-row table:style-name="ro1">
          <table:table-cell office:value-type="string" calcext:value-type="string">
            <text:p>./archive_1/1745514148_85_Wide_Long1745514148_85_Wide_Long_angle_data.json</text:p>
          </table:table-cell>
          <table:table-cell/>
          <table:table-cell office:value-type="string" calcext:value-type="string">
            <text:p>./archive_1/1745514148_85_Wide_Long1745514148_85_Wide_Long_distance_data.json</text:p>
          </table:table-cell>
          <table:table-cell/>
          <table:table-cell office:value-type="string" calcext:value-type="string">
            <text:p>./archive_1/1745514148_85_Wide_Long1745514148_85_Wide_Long_sound.wav</text:p>
          </table:table-cell>
        </table:table-row>
        <table:table-row table:style-name="ro1">
          <table:table-cell office:value-type="string" calcext:value-type="string">
            <text:p>./archive_1/1745518537_394_Wide_Long1745518537_394_Wide_Long_angle_data.json</text:p>
          </table:table-cell>
          <table:table-cell/>
          <table:table-cell office:value-type="string" calcext:value-type="string">
            <text:p>./archive_1/1745518537_394_Wide_Long1745518537_394_Wide_Long_distance_data.json</text:p>
          </table:table-cell>
          <table:table-cell/>
          <table:table-cell office:value-type="string" calcext:value-type="string">
            <text:p>./archive_1/1745518537_394_Wide_Long1745518537_394_Wide_Long_sound.wav</text:p>
          </table:table-cell>
        </table:table-row>
        <table:table-row table:style-name="ro1">
          <table:table-cell office:value-type="string" calcext:value-type="string">
            <text:p>./archive_1/1745522007_706_Wide_Long1745522007_706_Wide_Long_angle_data.json</text:p>
          </table:table-cell>
          <table:table-cell/>
          <table:table-cell office:value-type="string" calcext:value-type="string">
            <text:p>./archive_1/1745522007_706_Wide_Long1745522007_706_Wide_Long_distance_data.json</text:p>
          </table:table-cell>
          <table:table-cell/>
          <table:table-cell office:value-type="string" calcext:value-type="string">
            <text:p>./archive_1/1745522007_706_Wide_Long1745522007_706_Wide_Long_sound.wav</text:p>
          </table:table-cell>
        </table:table-row>
        <table:table-row table:style-name="ro1">
          <table:table-cell office:value-type="string" calcext:value-type="string">
            <text:p>./archive_1/1745523871_1014_Wide_Long1745523871_1014_Wide_Long_angle_data.json</text:p>
          </table:table-cell>
          <table:table-cell/>
          <table:table-cell office:value-type="string" calcext:value-type="string">
            <text:p>./archive_1/1745523871_1014_Wide_Long1745523871_1014_Wide_Long_distance_data.json</text:p>
          </table:table-cell>
          <table:table-cell/>
          <table:table-cell office:value-type="string" calcext:value-type="string">
            <text:p>./archive_1/1745523871_1014_Wide_Long1745523871_1014_Wide_Long_sound.wav</text:p>
          </table:table-cell>
        </table:table-row>
        <table:table-row table:style-name="ro1">
          <table:table-cell office:value-type="string" calcext:value-type="string">
            <text:p>./archive_1/1745526120_1324_Wide_Long1745526120_1324_Wide_Long_angle_data.json</text:p>
          </table:table-cell>
          <table:table-cell/>
          <table:table-cell office:value-type="string" calcext:value-type="string">
            <text:p>./archive_1/1745526120_1324_Wide_Long1745526120_1324_Wide_Long_distance_data.json</text:p>
          </table:table-cell>
          <table:table-cell/>
          <table:table-cell office:value-type="string" calcext:value-type="string">
            <text:p>./archive_1/1745526120_1324_Wide_Long1745526120_1324_Wide_Long_sound.wav</text:p>
          </table:table-cell>
        </table:table-row>
        <table:table-row table:style-name="ro1">
          <table:table-cell office:value-type="string" calcext:value-type="string">
            <text:p>./archive_1/1744897738_137_Wide_Long1744897738_137_Wide_Long_angle_data.json</text:p>
          </table:table-cell>
          <table:table-cell/>
          <table:table-cell office:value-type="string" calcext:value-type="string">
            <text:p>./archive_1/1744897738_137_Wide_Long1744897738_137_Wide_Long_distance_data.json</text:p>
          </table:table-cell>
          <table:table-cell/>
          <table:table-cell office:value-type="string" calcext:value-type="string">
            <text:p>./archive_1/1744897738_137_Wide_Long1744897738_137_Wide_Long_sound.wav</text:p>
          </table:table-cell>
        </table:table-row>
        <table:table-row table:style-name="ro1">
          <table:table-cell office:value-type="string" calcext:value-type="string">
            <text:p>./archive_1/1744906582_456_Wide_Long1744906582_456_Wide_Long_angle_data.json</text:p>
          </table:table-cell>
          <table:table-cell/>
          <table:table-cell office:value-type="string" calcext:value-type="string">
            <text:p>./archive_1/1744906582_456_Wide_Long1744906582_456_Wide_Long_distance_data.json</text:p>
          </table:table-cell>
          <table:table-cell/>
          <table:table-cell office:value-type="string" calcext:value-type="string">
            <text:p>./archive_1/1744906582_456_Wide_Long1744906582_456_Wide_Long_sound.wav</text:p>
          </table:table-cell>
        </table:table-row>
        <table:table-row table:style-name="ro1">
          <table:table-cell office:value-type="string" calcext:value-type="string">
            <text:p>./archive_1/1744914070_776_Wide_Long1744914070_776_Wide_Long_angle_data.json</text:p>
          </table:table-cell>
          <table:table-cell/>
          <table:table-cell office:value-type="string" calcext:value-type="string">
            <text:p>./archive_1/1744914070_776_Wide_Long1744914070_776_Wide_Long_distance_data.json</text:p>
          </table:table-cell>
          <table:table-cell/>
          <table:table-cell office:value-type="string" calcext:value-type="string">
            <text:p>./archive_1/1744914070_776_Wide_Long1744914070_776_Wide_Long_sound.wav</text:p>
          </table:table-cell>
        </table:table-row>
        <table:table-row table:style-name="ro1">
          <table:table-cell office:value-type="string" calcext:value-type="string">
            <text:p>./archive_1/1745514160_86_Wide_Long1745514160_86_Wide_Long_angle_data.json</text:p>
          </table:table-cell>
          <table:table-cell/>
          <table:table-cell office:value-type="string" calcext:value-type="string">
            <text:p>./archive_1/1745514160_86_Wide_Long1745514160_86_Wide_Long_distance_data.json</text:p>
          </table:table-cell>
          <table:table-cell/>
          <table:table-cell office:value-type="string" calcext:value-type="string">
            <text:p>./archive_1/1745514160_86_Wide_Long1745514160_86_Wide_Long_sound.wav</text:p>
          </table:table-cell>
        </table:table-row>
        <table:table-row table:style-name="ro1">
          <table:table-cell office:value-type="string" calcext:value-type="string">
            <text:p>./archive_1/1745518542_395_Wide_Long1745518542_395_Wide_Long_angle_data.json</text:p>
          </table:table-cell>
          <table:table-cell/>
          <table:table-cell office:value-type="string" calcext:value-type="string">
            <text:p>./archive_1/1745518542_395_Wide_Long1745518542_395_Wide_Long_distance_data.json</text:p>
          </table:table-cell>
          <table:table-cell/>
          <table:table-cell office:value-type="string" calcext:value-type="string">
            <text:p>./archive_1/1745518542_395_Wide_Long1745518542_395_Wide_Long_sound.wav</text:p>
          </table:table-cell>
        </table:table-row>
        <table:table-row table:style-name="ro1">
          <table:table-cell office:value-type="string" calcext:value-type="string">
            <text:p>./archive_1/1745522012_707_Wide_Long1745522012_707_Wide_Long_angle_data.json</text:p>
          </table:table-cell>
          <table:table-cell/>
          <table:table-cell office:value-type="string" calcext:value-type="string">
            <text:p>./archive_1/1745522012_707_Wide_Long1745522012_707_Wide_Long_distance_data.json</text:p>
          </table:table-cell>
          <table:table-cell/>
          <table:table-cell office:value-type="string" calcext:value-type="string">
            <text:p>./archive_1/1745522012_707_Wide_Long1745522012_707_Wide_Long_sound.wav</text:p>
          </table:table-cell>
        </table:table-row>
        <table:table-row table:style-name="ro1">
          <table:table-cell office:value-type="string" calcext:value-type="string">
            <text:p>./archive_1/1745523876_1015_Wide_Long1745523876_1015_Wide_Long_angle_data.json</text:p>
          </table:table-cell>
          <table:table-cell/>
          <table:table-cell office:value-type="string" calcext:value-type="string">
            <text:p>./archive_1/1745523876_1015_Wide_Long1745523876_1015_Wide_Long_distance_data.json</text:p>
          </table:table-cell>
          <table:table-cell/>
          <table:table-cell office:value-type="string" calcext:value-type="string">
            <text:p>./archive_1/1745523876_1015_Wide_Long1745523876_1015_Wide_Long_sound.wav</text:p>
          </table:table-cell>
        </table:table-row>
        <table:table-row table:style-name="ro1">
          <table:table-cell office:value-type="string" calcext:value-type="string">
            <text:p>./archive_1/1745526126_1325_Wide_Long1745526126_1325_Wide_Long_angle_data.json</text:p>
          </table:table-cell>
          <table:table-cell/>
          <table:table-cell office:value-type="string" calcext:value-type="string">
            <text:p>./archive_1/1745526126_1325_Wide_Long1745526126_1325_Wide_Long_distance_data.json</text:p>
          </table:table-cell>
          <table:table-cell/>
          <table:table-cell office:value-type="string" calcext:value-type="string">
            <text:p>./archive_1/1745526126_1325_Wide_Long1745526126_1325_Wide_Long_sound.wav</text:p>
          </table:table-cell>
        </table:table-row>
        <table:table-row table:style-name="ro1">
          <table:table-cell office:value-type="string" calcext:value-type="string">
            <text:p>./archive_1/1744897756_138_Wide_Long1744897756_138_Wide_Long_angle_data.json</text:p>
          </table:table-cell>
          <table:table-cell/>
          <table:table-cell office:value-type="string" calcext:value-type="string">
            <text:p>./archive_1/1744897756_138_Wide_Long1744897756_138_Wide_Long_distance_data.json</text:p>
          </table:table-cell>
          <table:table-cell/>
          <table:table-cell office:value-type="string" calcext:value-type="string">
            <text:p>./archive_1/1744897756_138_Wide_Long1744897756_138_Wide_Long_sound.wav</text:p>
          </table:table-cell>
        </table:table-row>
        <table:table-row table:style-name="ro1">
          <table:table-cell office:value-type="string" calcext:value-type="string">
            <text:p>./archive_1/1744906601_457_Wide_Long1744906601_457_Wide_Long_angle_data.json</text:p>
          </table:table-cell>
          <table:table-cell/>
          <table:table-cell office:value-type="string" calcext:value-type="string">
            <text:p>./archive_1/1744906601_457_Wide_Long1744906601_457_Wide_Long_distance_data.json</text:p>
          </table:table-cell>
          <table:table-cell/>
          <table:table-cell office:value-type="string" calcext:value-type="string">
            <text:p>./archive_1/1744906601_457_Wide_Long1744906601_457_Wide_Long_sound.wav</text:p>
          </table:table-cell>
        </table:table-row>
        <table:table-row table:style-name="ro1">
          <table:table-cell office:value-type="string" calcext:value-type="string">
            <text:p>./archive_1/1744914090_777_Wide_Long1744914090_777_Wide_Long_angle_data.json</text:p>
          </table:table-cell>
          <table:table-cell/>
          <table:table-cell office:value-type="string" calcext:value-type="string">
            <text:p>./archive_1/1744914090_777_Wide_Long1744914090_777_Wide_Long_distance_data.json</text:p>
          </table:table-cell>
          <table:table-cell/>
          <table:table-cell office:value-type="string" calcext:value-type="string">
            <text:p>./archive_1/1744914090_777_Wide_Long1744914090_777_Wide_Long_sound.wav</text:p>
          </table:table-cell>
        </table:table-row>
        <table:table-row table:style-name="ro1">
          <table:table-cell office:value-type="string" calcext:value-type="string">
            <text:p>./archive_1/1745514167_87_Wide_Long1745514167_87_Wide_Long_angle_data.json</text:p>
          </table:table-cell>
          <table:table-cell/>
          <table:table-cell office:value-type="string" calcext:value-type="string">
            <text:p>./archive_1/1745514167_87_Wide_Long1745514167_87_Wide_Long_distance_data.json</text:p>
          </table:table-cell>
          <table:table-cell/>
          <table:table-cell office:value-type="string" calcext:value-type="string">
            <text:p>./archive_1/1745514167_87_Wide_Long1745514167_87_Wide_Long_sound.wav</text:p>
          </table:table-cell>
        </table:table-row>
        <table:table-row table:style-name="ro1">
          <table:table-cell office:value-type="string" calcext:value-type="string">
            <text:p>./archive_1/1745518548_396_Wide_Long1745518548_396_Wide_Long_angle_data.json</text:p>
          </table:table-cell>
          <table:table-cell/>
          <table:table-cell office:value-type="string" calcext:value-type="string">
            <text:p>./archive_1/1745518548_396_Wide_Long1745518548_396_Wide_Long_distance_data.json</text:p>
          </table:table-cell>
          <table:table-cell/>
          <table:table-cell office:value-type="string" calcext:value-type="string">
            <text:p>./archive_1/1745518548_396_Wide_Long1745518548_396_Wide_Long_sound.wav</text:p>
          </table:table-cell>
        </table:table-row>
        <table:table-row table:style-name="ro1">
          <table:table-cell office:value-type="string" calcext:value-type="string">
            <text:p>./archive_1/1745522016_708_Wide_Long1745522016_708_Wide_Long_angle_data.json</text:p>
          </table:table-cell>
          <table:table-cell/>
          <table:table-cell office:value-type="string" calcext:value-type="string">
            <text:p>./archive_1/1745522016_708_Wide_Long1745522016_708_Wide_Long_distance_data.json</text:p>
          </table:table-cell>
          <table:table-cell/>
          <table:table-cell office:value-type="string" calcext:value-type="string">
            <text:p>./archive_1/1745522016_708_Wide_Long1745522016_708_Wide_Long_sound.wav</text:p>
          </table:table-cell>
        </table:table-row>
        <table:table-row table:style-name="ro1">
          <table:table-cell office:value-type="string" calcext:value-type="string">
            <text:p>./archive_1/1745523881_1016_Wide_Long1745523881_1016_Wide_Long_angle_data.json</text:p>
          </table:table-cell>
          <table:table-cell/>
          <table:table-cell office:value-type="string" calcext:value-type="string">
            <text:p>./archive_1/1745523881_1016_Wide_Long1745523881_1016_Wide_Long_distance_data.json</text:p>
          </table:table-cell>
          <table:table-cell/>
          <table:table-cell office:value-type="string" calcext:value-type="string">
            <text:p>./archive_1/1745523881_1016_Wide_Long1745523881_1016_Wide_Long_sound.wav</text:p>
          </table:table-cell>
        </table:table-row>
        <table:table-row table:style-name="ro1">
          <table:table-cell office:value-type="string" calcext:value-type="string">
            <text:p>./archive_1/1745526130_1326_Wide_Long1745526130_1326_Wide_Long_angle_data.json</text:p>
          </table:table-cell>
          <table:table-cell/>
          <table:table-cell office:value-type="string" calcext:value-type="string">
            <text:p>./archive_1/1745526130_1326_Wide_Long1745526130_1326_Wide_Long_distance_data.json</text:p>
          </table:table-cell>
          <table:table-cell/>
          <table:table-cell office:value-type="string" calcext:value-type="string">
            <text:p>./archive_1/1745526130_1326_Wide_Long1745526130_1326_Wide_Long_sound.wav</text:p>
          </table:table-cell>
        </table:table-row>
        <table:table-row table:style-name="ro1">
          <table:table-cell office:value-type="string" calcext:value-type="string">
            <text:p>./archive_1/1744897775_139_Wide_Long1744897775_139_Wide_Long_angle_data.json</text:p>
          </table:table-cell>
          <table:table-cell/>
          <table:table-cell office:value-type="string" calcext:value-type="string">
            <text:p>./archive_1/1744897775_139_Wide_Long1744897775_139_Wide_Long_distance_data.json</text:p>
          </table:table-cell>
          <table:table-cell/>
          <table:table-cell office:value-type="string" calcext:value-type="string">
            <text:p>./archive_1/1744897775_139_Wide_Long1744897775_139_Wide_Long_sound.wav</text:p>
          </table:table-cell>
        </table:table-row>
        <table:table-row table:style-name="ro1">
          <table:table-cell office:value-type="string" calcext:value-type="string">
            <text:p>./archive_1/1744906621_458_Wide_Long1744906621_458_Wide_Long_angle_data.json</text:p>
          </table:table-cell>
          <table:table-cell/>
          <table:table-cell office:value-type="string" calcext:value-type="string">
            <text:p>./archive_1/1744906621_458_Wide_Long1744906621_458_Wide_Long_distance_data.json</text:p>
          </table:table-cell>
          <table:table-cell/>
          <table:table-cell office:value-type="string" calcext:value-type="string">
            <text:p>./archive_1/1744906621_458_Wide_Long1744906621_458_Wide_Long_sound.wav</text:p>
          </table:table-cell>
        </table:table-row>
        <table:table-row table:style-name="ro1">
          <table:table-cell office:value-type="string" calcext:value-type="string">
            <text:p>./archive_1/1744914113_778_Wide_Long1744914113_778_Wide_Long_angle_data.json</text:p>
          </table:table-cell>
          <table:table-cell/>
          <table:table-cell office:value-type="string" calcext:value-type="string">
            <text:p>./archive_1/1744914113_778_Wide_Long1744914113_778_Wide_Long_distance_data.json</text:p>
          </table:table-cell>
          <table:table-cell/>
          <table:table-cell office:value-type="string" calcext:value-type="string">
            <text:p>./archive_1/1744914113_778_Wide_Long1744914113_778_Wide_Long_sound.wav</text:p>
          </table:table-cell>
        </table:table-row>
        <table:table-row table:style-name="ro1">
          <table:table-cell office:value-type="string" calcext:value-type="string">
            <text:p>./archive_1/1745514172_88_Wide_Long1745514172_88_Wide_Long_angle_data.json</text:p>
          </table:table-cell>
          <table:table-cell/>
          <table:table-cell office:value-type="string" calcext:value-type="string">
            <text:p>./archive_1/1745514172_88_Wide_Long1745514172_88_Wide_Long_distance_data.json</text:p>
          </table:table-cell>
          <table:table-cell/>
          <table:table-cell office:value-type="string" calcext:value-type="string">
            <text:p>./archive_1/1745514172_88_Wide_Long1745514172_88_Wide_Long_sound.wav</text:p>
          </table:table-cell>
        </table:table-row>
        <table:table-row table:style-name="ro1">
          <table:table-cell office:value-type="string" calcext:value-type="string">
            <text:p>./archive_1/1745518552_397_Wide_Long1745518552_397_Wide_Long_angle_data.json</text:p>
          </table:table-cell>
          <table:table-cell/>
          <table:table-cell office:value-type="string" calcext:value-type="string">
            <text:p>./archive_1/1745518552_397_Wide_Long1745518552_397_Wide_Long_distance_data.json</text:p>
          </table:table-cell>
          <table:table-cell/>
          <table:table-cell office:value-type="string" calcext:value-type="string">
            <text:p>./archive_1/1745518552_397_Wide_Long1745518552_397_Wide_Long_sound.wav</text:p>
          </table:table-cell>
        </table:table-row>
        <table:table-row table:style-name="ro1">
          <table:table-cell office:value-type="string" calcext:value-type="string">
            <text:p>./archive_1/1745522021_709_Wide_Long1745522021_709_Wide_Long_angle_data.json</text:p>
          </table:table-cell>
          <table:table-cell/>
          <table:table-cell office:value-type="string" calcext:value-type="string">
            <text:p>./archive_1/1745522021_709_Wide_Long1745522021_709_Wide_Long_distance_data.json</text:p>
          </table:table-cell>
          <table:table-cell/>
          <table:table-cell office:value-type="string" calcext:value-type="string">
            <text:p>./archive_1/1745522021_709_Wide_Long1745522021_709_Wide_Long_sound.wav</text:p>
          </table:table-cell>
        </table:table-row>
        <table:table-row table:style-name="ro1">
          <table:table-cell office:value-type="string" calcext:value-type="string">
            <text:p>./archive_1/1745523886_1017_Wide_Long1745523886_1017_Wide_Long_angle_data.json</text:p>
          </table:table-cell>
          <table:table-cell/>
          <table:table-cell office:value-type="string" calcext:value-type="string">
            <text:p>./archive_1/1745523886_1017_Wide_Long1745523886_1017_Wide_Long_distance_data.json</text:p>
          </table:table-cell>
          <table:table-cell/>
          <table:table-cell office:value-type="string" calcext:value-type="string">
            <text:p>./archive_1/1745523886_1017_Wide_Long1745523886_1017_Wide_Long_sound.wav</text:p>
          </table:table-cell>
        </table:table-row>
        <table:table-row table:style-name="ro1">
          <table:table-cell office:value-type="string" calcext:value-type="string">
            <text:p>./archive_1/1745526135_1327_Wide_Long1745526135_1327_Wide_Long_angle_data.json</text:p>
          </table:table-cell>
          <table:table-cell/>
          <table:table-cell office:value-type="string" calcext:value-type="string">
            <text:p>./archive_1/1745526135_1327_Wide_Long1745526135_1327_Wide_Long_distance_data.json</text:p>
          </table:table-cell>
          <table:table-cell/>
          <table:table-cell office:value-type="string" calcext:value-type="string">
            <text:p>./archive_1/1745526135_1327_Wide_Long1745526135_1327_Wide_Long_sound.wav</text:p>
          </table:table-cell>
        </table:table-row>
        <table:table-row table:style-name="ro1">
          <table:table-cell office:value-type="string" calcext:value-type="string">
            <text:p>./archive_1/1744897793_140_Wide_Long1744897793_140_Wide_Long_angle_data.json</text:p>
          </table:table-cell>
          <table:table-cell/>
          <table:table-cell office:value-type="string" calcext:value-type="string">
            <text:p>./archive_1/1744897793_140_Wide_Long1744897793_140_Wide_Long_distance_data.json</text:p>
          </table:table-cell>
          <table:table-cell/>
          <table:table-cell office:value-type="string" calcext:value-type="string">
            <text:p>./archive_1/1744897793_140_Wide_Long1744897793_140_Wide_Long_sound.wav</text:p>
          </table:table-cell>
        </table:table-row>
        <table:table-row table:style-name="ro1">
          <table:table-cell office:value-type="string" calcext:value-type="string">
            <text:p>./archive_1/1744906644_459_Wide_Long1744906644_459_Wide_Long_angle_data.json</text:p>
          </table:table-cell>
          <table:table-cell/>
          <table:table-cell office:value-type="string" calcext:value-type="string">
            <text:p>./archive_1/1744906644_459_Wide_Long1744906644_459_Wide_Long_distance_data.json</text:p>
          </table:table-cell>
          <table:table-cell/>
          <table:table-cell office:value-type="string" calcext:value-type="string">
            <text:p>./archive_1/1744906644_459_Wide_Long1744906644_459_Wide_Long_sound.wav</text:p>
          </table:table-cell>
        </table:table-row>
        <table:table-row table:style-name="ro1">
          <table:table-cell office:value-type="string" calcext:value-type="string">
            <text:p>./archive_1/1744914133_779_Wide_Long1744914133_779_Wide_Long_angle_data.json</text:p>
          </table:table-cell>
          <table:table-cell/>
          <table:table-cell office:value-type="string" calcext:value-type="string">
            <text:p>./archive_1/1744914133_779_Wide_Long1744914133_779_Wide_Long_distance_data.json</text:p>
          </table:table-cell>
          <table:table-cell/>
          <table:table-cell office:value-type="string" calcext:value-type="string">
            <text:p>./archive_1/1744914133_779_Wide_Long1744914133_779_Wide_Long_sound.wav</text:p>
          </table:table-cell>
        </table:table-row>
        <table:table-row table:style-name="ro1">
          <table:table-cell office:value-type="string" calcext:value-type="string">
            <text:p>./archive_1/1745514178_89_Wide_Long1745514178_89_Wide_Long_angle_data.json</text:p>
          </table:table-cell>
          <table:table-cell/>
          <table:table-cell office:value-type="string" calcext:value-type="string">
            <text:p>./archive_1/1745514178_89_Wide_Long1745514178_89_Wide_Long_distance_data.json</text:p>
          </table:table-cell>
          <table:table-cell/>
          <table:table-cell office:value-type="string" calcext:value-type="string">
            <text:p>./archive_1/1745514178_89_Wide_Long1745514178_89_Wide_Long_sound.wav</text:p>
          </table:table-cell>
        </table:table-row>
        <table:table-row table:style-name="ro1">
          <table:table-cell office:value-type="string" calcext:value-type="string">
            <text:p>./archive_1/1745518601_398_Wide_Long1745518601_398_Wide_Long_angle_data.json</text:p>
          </table:table-cell>
          <table:table-cell/>
          <table:table-cell office:value-type="string" calcext:value-type="string">
            <text:p>./archive_1/1745518601_398_Wide_Long1745518601_398_Wide_Long_distance_data.json</text:p>
          </table:table-cell>
          <table:table-cell/>
          <table:table-cell office:value-type="string" calcext:value-type="string">
            <text:p>./archive_1/1745518601_398_Wide_Long1745518601_398_Wide_Long_sound.wav</text:p>
          </table:table-cell>
        </table:table-row>
        <table:table-row table:style-name="ro1">
          <table:table-cell office:value-type="string" calcext:value-type="string">
            <text:p>./archive_1/1745522025_710_Wide_Long1745522025_710_Wide_Long_angle_data.json</text:p>
          </table:table-cell>
          <table:table-cell/>
          <table:table-cell office:value-type="string" calcext:value-type="string">
            <text:p>./archive_1/1745522025_710_Wide_Long1745522025_710_Wide_Long_distance_data.json</text:p>
          </table:table-cell>
          <table:table-cell/>
          <table:table-cell office:value-type="string" calcext:value-type="string">
            <text:p>./archive_1/1745522025_710_Wide_Long1745522025_710_Wide_Long_sound.wav</text:p>
          </table:table-cell>
        </table:table-row>
        <table:table-row table:style-name="ro1">
          <table:table-cell office:value-type="string" calcext:value-type="string">
            <text:p>./archive_1/1745523891_1018_Wide_Long1745523891_1018_Wide_Long_angle_data.json</text:p>
          </table:table-cell>
          <table:table-cell/>
          <table:table-cell office:value-type="string" calcext:value-type="string">
            <text:p>./archive_1/1745523891_1018_Wide_Long1745523891_1018_Wide_Long_distance_data.json</text:p>
          </table:table-cell>
          <table:table-cell/>
          <table:table-cell office:value-type="string" calcext:value-type="string">
            <text:p>./archive_1/1745523891_1018_Wide_Long1745523891_1018_Wide_Long_sound.wav</text:p>
          </table:table-cell>
        </table:table-row>
        <table:table-row table:style-name="ro1">
          <table:table-cell office:value-type="string" calcext:value-type="string">
            <text:p>./archive_1/1745526139_1328_Wide_Long1745526139_1328_Wide_Long_angle_data.json</text:p>
          </table:table-cell>
          <table:table-cell/>
          <table:table-cell office:value-type="string" calcext:value-type="string">
            <text:p>./archive_1/1745526139_1328_Wide_Long1745526139_1328_Wide_Long_distance_data.json</text:p>
          </table:table-cell>
          <table:table-cell/>
          <table:table-cell office:value-type="string" calcext:value-type="string">
            <text:p>./archive_1/1745526139_1328_Wide_Long1745526139_1328_Wide_Long_sound.wav</text:p>
          </table:table-cell>
        </table:table-row>
        <table:table-row table:style-name="ro1">
          <table:table-cell office:value-type="string" calcext:value-type="string">
            <text:p>./archive_1/1744897811_141_Wide_Long1744897811_141_Wide_Long_angle_data.json</text:p>
          </table:table-cell>
          <table:table-cell/>
          <table:table-cell office:value-type="string" calcext:value-type="string">
            <text:p>./archive_1/1744897811_141_Wide_Long1744897811_141_Wide_Long_distance_data.json</text:p>
          </table:table-cell>
          <table:table-cell/>
          <table:table-cell office:value-type="string" calcext:value-type="string">
            <text:p>./archive_1/1744897811_141_Wide_Long1744897811_141_Wide_Long_sound.wav</text:p>
          </table:table-cell>
        </table:table-row>
        <table:table-row table:style-name="ro1">
          <table:table-cell office:value-type="string" calcext:value-type="string">
            <text:p>./archive_1/1744906665_460_Wide_Long1744906665_460_Wide_Long_angle_data.json</text:p>
          </table:table-cell>
          <table:table-cell/>
          <table:table-cell office:value-type="string" calcext:value-type="string">
            <text:p>./archive_1/1744906665_460_Wide_Long1744906665_460_Wide_Long_distance_data.json</text:p>
          </table:table-cell>
          <table:table-cell/>
          <table:table-cell office:value-type="string" calcext:value-type="string">
            <text:p>./archive_1/1744906665_460_Wide_Long1744906665_460_Wide_Long_sound.wav</text:p>
          </table:table-cell>
        </table:table-row>
        <table:table-row table:style-name="ro1">
          <table:table-cell office:value-type="string" calcext:value-type="string">
            <text:p>./archive_1/1744914153_780_Wide_Long1744914153_780_Wide_Long_angle_data.json</text:p>
          </table:table-cell>
          <table:table-cell/>
          <table:table-cell office:value-type="string" calcext:value-type="string">
            <text:p>./archive_1/1744914153_780_Wide_Long1744914153_780_Wide_Long_distance_data.json</text:p>
          </table:table-cell>
          <table:table-cell/>
          <table:table-cell office:value-type="string" calcext:value-type="string">
            <text:p>./archive_1/1744914153_780_Wide_Long1744914153_780_Wide_Long_sound.wav</text:p>
          </table:table-cell>
        </table:table-row>
        <table:table-row table:style-name="ro1">
          <table:table-cell office:value-type="string" calcext:value-type="string">
            <text:p>./archive_1/1745514184_90_Wide_Long1745514184_90_Wide_Long_angle_data.json</text:p>
          </table:table-cell>
          <table:table-cell/>
          <table:table-cell office:value-type="string" calcext:value-type="string">
            <text:p>./archive_1/1745514184_90_Wide_Long1745514184_90_Wide_Long_distance_data.json</text:p>
          </table:table-cell>
          <table:table-cell/>
          <table:table-cell office:value-type="string" calcext:value-type="string">
            <text:p>./archive_1/1745514184_90_Wide_Long1745514184_90_Wide_Long_sound.wav</text:p>
          </table:table-cell>
        </table:table-row>
        <table:table-row table:style-name="ro1">
          <table:table-cell office:value-type="string" calcext:value-type="string">
            <text:p>./archive_1/1745518607_399_Wide_Long1745518607_399_Wide_Long_angle_data.json</text:p>
          </table:table-cell>
          <table:table-cell/>
          <table:table-cell office:value-type="string" calcext:value-type="string">
            <text:p>./archive_1/1745518607_399_Wide_Long1745518607_399_Wide_Long_distance_data.json</text:p>
          </table:table-cell>
          <table:table-cell/>
          <table:table-cell office:value-type="string" calcext:value-type="string">
            <text:p>./archive_1/1745518607_399_Wide_Long1745518607_399_Wide_Long_sound.wav</text:p>
          </table:table-cell>
        </table:table-row>
        <table:table-row table:style-name="ro1">
          <table:table-cell office:value-type="string" calcext:value-type="string">
            <text:p>./archive_1/1745522030_711_Wide_Long1745522030_711_Wide_Long_angle_data.json</text:p>
          </table:table-cell>
          <table:table-cell/>
          <table:table-cell office:value-type="string" calcext:value-type="string">
            <text:p>./archive_1/1745522030_711_Wide_Long1745522030_711_Wide_Long_distance_data.json</text:p>
          </table:table-cell>
          <table:table-cell/>
          <table:table-cell office:value-type="string" calcext:value-type="string">
            <text:p>./archive_1/1745522030_711_Wide_Long1745522030_711_Wide_Long_sound.wav</text:p>
          </table:table-cell>
        </table:table-row>
        <table:table-row table:style-name="ro1">
          <table:table-cell office:value-type="string" calcext:value-type="string">
            <text:p>./archive_1/1745523895_1019_Wide_Long1745523895_1019_Wide_Long_angle_data.json</text:p>
          </table:table-cell>
          <table:table-cell/>
          <table:table-cell office:value-type="string" calcext:value-type="string">
            <text:p>./archive_1/1745523895_1019_Wide_Long1745523895_1019_Wide_Long_distance_data.json</text:p>
          </table:table-cell>
          <table:table-cell/>
          <table:table-cell office:value-type="string" calcext:value-type="string">
            <text:p>./archive_1/1745523895_1019_Wide_Long1745523895_1019_Wide_Long_sound.wav</text:p>
          </table:table-cell>
        </table:table-row>
        <table:table-row table:style-name="ro1">
          <table:table-cell office:value-type="string" calcext:value-type="string">
            <text:p>./archive_1/1745526144_1329_Wide_Long1745526144_1329_Wide_Long_angle_data.json</text:p>
          </table:table-cell>
          <table:table-cell/>
          <table:table-cell office:value-type="string" calcext:value-type="string">
            <text:p>./archive_1/1745526144_1329_Wide_Long1745526144_1329_Wide_Long_distance_data.json</text:p>
          </table:table-cell>
          <table:table-cell/>
          <table:table-cell office:value-type="string" calcext:value-type="string">
            <text:p>./archive_1/1745526144_1329_Wide_Long1745526144_1329_Wide_Long_sound.wav</text:p>
          </table:table-cell>
        </table:table-row>
        <table:table-row table:style-name="ro1">
          <table:table-cell office:value-type="string" calcext:value-type="string">
            <text:p>./archive_1/1744897830_142_Wide_Long1744897830_142_Wide_Long_angle_data.json</text:p>
          </table:table-cell>
          <table:table-cell/>
          <table:table-cell office:value-type="string" calcext:value-type="string">
            <text:p>./archive_1/1744897830_142_Wide_Long1744897830_142_Wide_Long_distance_data.json</text:p>
          </table:table-cell>
          <table:table-cell/>
          <table:table-cell office:value-type="string" calcext:value-type="string">
            <text:p>./archive_1/1744897830_142_Wide_Long1744897830_142_Wide_Long_sound.wav</text:p>
          </table:table-cell>
        </table:table-row>
        <table:table-row table:style-name="ro1">
          <table:table-cell office:value-type="string" calcext:value-type="string">
            <text:p>./archive_1/1744906685_461_Wide_Long1744906685_461_Wide_Long_angle_data.json</text:p>
          </table:table-cell>
          <table:table-cell/>
          <table:table-cell office:value-type="string" calcext:value-type="string">
            <text:p>./archive_1/1744906685_461_Wide_Long1744906685_461_Wide_Long_distance_data.json</text:p>
          </table:table-cell>
          <table:table-cell/>
          <table:table-cell office:value-type="string" calcext:value-type="string">
            <text:p>./archive_1/1744906685_461_Wide_Long1744906685_461_Wide_Long_sound.wav</text:p>
          </table:table-cell>
        </table:table-row>
        <table:table-row table:style-name="ro1">
          <table:table-cell office:value-type="string" calcext:value-type="string">
            <text:p>./archive_1/1744914172_781_Wide_Long1744914172_781_Wide_Long_angle_data.json</text:p>
          </table:table-cell>
          <table:table-cell/>
          <table:table-cell office:value-type="string" calcext:value-type="string">
            <text:p>./archive_1/1744914172_781_Wide_Long1744914172_781_Wide_Long_distance_data.json</text:p>
          </table:table-cell>
          <table:table-cell/>
          <table:table-cell office:value-type="string" calcext:value-type="string">
            <text:p>./archive_1/1744914172_781_Wide_Long1744914172_781_Wide_Long_sound.wav</text:p>
          </table:table-cell>
        </table:table-row>
        <table:table-row table:style-name="ro1">
          <table:table-cell office:value-type="string" calcext:value-type="string">
            <text:p>./archive_1/1745514190_91_Wide_Long1745514190_91_Wide_Long_angle_data.json</text:p>
          </table:table-cell>
          <table:table-cell/>
          <table:table-cell office:value-type="string" calcext:value-type="string">
            <text:p>./archive_1/1745514190_91_Wide_Long1745514190_91_Wide_Long_distance_data.json</text:p>
          </table:table-cell>
          <table:table-cell/>
          <table:table-cell office:value-type="string" calcext:value-type="string">
            <text:p>./archive_1/1745514190_91_Wide_Long1745514190_91_Wide_Long_sound.wav</text:p>
          </table:table-cell>
        </table:table-row>
        <table:table-row table:style-name="ro1">
          <table:table-cell office:value-type="string" calcext:value-type="string">
            <text:p>./archive_1/1745518611_400_Wide_Long1745518611_400_Wide_Long_angle_data.json</text:p>
          </table:table-cell>
          <table:table-cell/>
          <table:table-cell office:value-type="string" calcext:value-type="string">
            <text:p>./archive_1/1745518611_400_Wide_Long1745518611_400_Wide_Long_distance_data.json</text:p>
          </table:table-cell>
          <table:table-cell/>
          <table:table-cell office:value-type="string" calcext:value-type="string">
            <text:p>./archive_1/1745518611_400_Wide_Long1745518611_400_Wide_Long_sound.wav</text:p>
          </table:table-cell>
        </table:table-row>
        <table:table-row table:style-name="ro1">
          <table:table-cell office:value-type="string" calcext:value-type="string">
            <text:p>./archive_1/1745522035_712_Wide_Long1745522035_712_Wide_Long_angle_data.json</text:p>
          </table:table-cell>
          <table:table-cell/>
          <table:table-cell office:value-type="string" calcext:value-type="string">
            <text:p>./archive_1/1745522035_712_Wide_Long1745522035_712_Wide_Long_distance_data.json</text:p>
          </table:table-cell>
          <table:table-cell/>
          <table:table-cell office:value-type="string" calcext:value-type="string">
            <text:p>./archive_1/1745522035_712_Wide_Long1745522035_712_Wide_Long_sound.wav</text:p>
          </table:table-cell>
        </table:table-row>
        <table:table-row table:style-name="ro1">
          <table:table-cell office:value-type="string" calcext:value-type="string">
            <text:p>./archive_1/1745523899_1020_Wide_Long1745523899_1020_Wide_Long_angle_data.json</text:p>
          </table:table-cell>
          <table:table-cell/>
          <table:table-cell office:value-type="string" calcext:value-type="string">
            <text:p>./archive_1/1745523899_1020_Wide_Long1745523899_1020_Wide_Long_distance_data.json</text:p>
          </table:table-cell>
          <table:table-cell/>
          <table:table-cell office:value-type="string" calcext:value-type="string">
            <text:p>./archive_1/1745523899_1020_Wide_Long1745523899_1020_Wide_Long_sound.wav</text:p>
          </table:table-cell>
        </table:table-row>
        <table:table-row table:style-name="ro1">
          <table:table-cell office:value-type="string" calcext:value-type="string">
            <text:p>./archive_1/1745526149_1330_Wide_Long1745526149_1330_Wide_Long_angle_data.json</text:p>
          </table:table-cell>
          <table:table-cell/>
          <table:table-cell office:value-type="string" calcext:value-type="string">
            <text:p>./archive_1/1745526149_1330_Wide_Long1745526149_1330_Wide_Long_distance_data.json</text:p>
          </table:table-cell>
          <table:table-cell/>
          <table:table-cell office:value-type="string" calcext:value-type="string">
            <text:p>./archive_1/1745526149_1330_Wide_Long1745526149_1330_Wide_Long_sound.wav</text:p>
          </table:table-cell>
        </table:table-row>
        <table:table-row table:style-name="ro1">
          <table:table-cell office:value-type="string" calcext:value-type="string">
            <text:p>./archive_1/1744897849_143_Wide_Long1744897849_143_Wide_Long_angle_data.json</text:p>
          </table:table-cell>
          <table:table-cell/>
          <table:table-cell office:value-type="string" calcext:value-type="string">
            <text:p>./archive_1/1744897849_143_Wide_Long1744897849_143_Wide_Long_distance_data.json</text:p>
          </table:table-cell>
          <table:table-cell/>
          <table:table-cell office:value-type="string" calcext:value-type="string">
            <text:p>./archive_1/1744897849_143_Wide_Long1744897849_143_Wide_Long_sound.wav</text:p>
          </table:table-cell>
        </table:table-row>
        <table:table-row table:style-name="ro1">
          <table:table-cell office:value-type="string" calcext:value-type="string">
            <text:p>./archive_1/1744906706_462_Wide_Long1744906706_462_Wide_Long_angle_data.json</text:p>
          </table:table-cell>
          <table:table-cell/>
          <table:table-cell office:value-type="string" calcext:value-type="string">
            <text:p>./archive_1/1744906706_462_Wide_Long1744906706_462_Wide_Long_distance_data.json</text:p>
          </table:table-cell>
          <table:table-cell/>
          <table:table-cell office:value-type="string" calcext:value-type="string">
            <text:p>./archive_1/1744906706_462_Wide_Long1744906706_462_Wide_Long_sound.wav</text:p>
          </table:table-cell>
        </table:table-row>
        <table:table-row table:style-name="ro1">
          <table:table-cell office:value-type="string" calcext:value-type="string">
            <text:p>./archive_1/1744914192_782_Wide_Long1744914192_782_Wide_Long_angle_data.json</text:p>
          </table:table-cell>
          <table:table-cell/>
          <table:table-cell office:value-type="string" calcext:value-type="string">
            <text:p>./archive_1/1744914192_782_Wide_Long1744914192_782_Wide_Long_distance_data.json</text:p>
          </table:table-cell>
          <table:table-cell/>
          <table:table-cell office:value-type="string" calcext:value-type="string">
            <text:p>./archive_1/1744914192_782_Wide_Long1744914192_782_Wide_Long_sound.wav</text:p>
          </table:table-cell>
        </table:table-row>
        <table:table-row table:style-name="ro1">
          <table:table-cell office:value-type="string" calcext:value-type="string">
            <text:p>./archive_1/1745514196_92_Wide_Long1745514196_92_Wide_Long_angle_data.json</text:p>
          </table:table-cell>
          <table:table-cell/>
          <table:table-cell office:value-type="string" calcext:value-type="string">
            <text:p>./archive_1/1745514196_92_Wide_Long1745514196_92_Wide_Long_distance_data.json</text:p>
          </table:table-cell>
          <table:table-cell/>
          <table:table-cell office:value-type="string" calcext:value-type="string">
            <text:p>./archive_1/1745514196_92_Wide_Long1745514196_92_Wide_Long_sound.wav</text:p>
          </table:table-cell>
        </table:table-row>
        <table:table-row table:style-name="ro1">
          <table:table-cell office:value-type="string" calcext:value-type="string">
            <text:p>./archive_1/1745518671_401_Wide_Long1745518671_401_Wide_Long_angle_data.json</text:p>
          </table:table-cell>
          <table:table-cell/>
          <table:table-cell office:value-type="string" calcext:value-type="string">
            <text:p>./archive_1/1745518671_401_Wide_Long1745518671_401_Wide_Long_distance_data.json</text:p>
          </table:table-cell>
          <table:table-cell/>
          <table:table-cell office:value-type="string" calcext:value-type="string">
            <text:p>./archive_1/1745518671_401_Wide_Long1745518671_401_Wide_Long_sound.wav</text:p>
          </table:table-cell>
        </table:table-row>
        <table:table-row table:style-name="ro1">
          <table:table-cell office:value-type="string" calcext:value-type="string">
            <text:p>./archive_1/1745522039_713_Wide_Long1745522039_713_Wide_Long_angle_data.json</text:p>
          </table:table-cell>
          <table:table-cell/>
          <table:table-cell office:value-type="string" calcext:value-type="string">
            <text:p>./archive_1/1745522039_713_Wide_Long1745522039_713_Wide_Long_distance_data.json</text:p>
          </table:table-cell>
          <table:table-cell/>
          <table:table-cell office:value-type="string" calcext:value-type="string">
            <text:p>./archive_1/1745522039_713_Wide_Long1745522039_713_Wide_Long_sound.wav</text:p>
          </table:table-cell>
        </table:table-row>
        <table:table-row table:style-name="ro1">
          <table:table-cell office:value-type="string" calcext:value-type="string">
            <text:p>./archive_1/1745523904_1021_Wide_Long1745523904_1021_Wide_Long_angle_data.json</text:p>
          </table:table-cell>
          <table:table-cell/>
          <table:table-cell office:value-type="string" calcext:value-type="string">
            <text:p>./archive_1/1745523904_1021_Wide_Long1745523904_1021_Wide_Long_distance_data.json</text:p>
          </table:table-cell>
          <table:table-cell/>
          <table:table-cell office:value-type="string" calcext:value-type="string">
            <text:p>./archive_1/1745523904_1021_Wide_Long1745523904_1021_Wide_Long_sound.wav</text:p>
          </table:table-cell>
        </table:table-row>
        <table:table-row table:style-name="ro1">
          <table:table-cell office:value-type="string" calcext:value-type="string">
            <text:p>./archive_1/1745526155_1331_Wide_Long1745526155_1331_Wide_Long_angle_data.json</text:p>
          </table:table-cell>
          <table:table-cell/>
          <table:table-cell office:value-type="string" calcext:value-type="string">
            <text:p>./archive_1/1745526155_1331_Wide_Long1745526155_1331_Wide_Long_distance_data.json</text:p>
          </table:table-cell>
          <table:table-cell/>
          <table:table-cell office:value-type="string" calcext:value-type="string">
            <text:p>./archive_1/1745526155_1331_Wide_Long1745526155_1331_Wide_Long_sound.wav</text:p>
          </table:table-cell>
        </table:table-row>
        <table:table-row table:style-name="ro1">
          <table:table-cell office:value-type="string" calcext:value-type="string">
            <text:p>./archive_1/1744897867_144_Wide_Long1744897867_144_Wide_Long_angle_data.json</text:p>
          </table:table-cell>
          <table:table-cell/>
          <table:table-cell office:value-type="string" calcext:value-type="string">
            <text:p>./archive_1/1744897867_144_Wide_Long1744897867_144_Wide_Long_distance_data.json</text:p>
          </table:table-cell>
          <table:table-cell/>
          <table:table-cell office:value-type="string" calcext:value-type="string">
            <text:p>./archive_1/1744897867_144_Wide_Long1744897867_144_Wide_Long_sound.wav</text:p>
          </table:table-cell>
        </table:table-row>
        <table:table-row table:style-name="ro1">
          <table:table-cell office:value-type="string" calcext:value-type="string">
            <text:p>./archive_1/1744906725_463_Wide_Long1744906725_463_Wide_Long_angle_data.json</text:p>
          </table:table-cell>
          <table:table-cell/>
          <table:table-cell office:value-type="string" calcext:value-type="string">
            <text:p>./archive_1/1744906725_463_Wide_Long1744906725_463_Wide_Long_distance_data.json</text:p>
          </table:table-cell>
          <table:table-cell/>
          <table:table-cell office:value-type="string" calcext:value-type="string">
            <text:p>./archive_1/1744906725_463_Wide_Long1744906725_463_Wide_Long_sound.wav</text:p>
          </table:table-cell>
        </table:table-row>
        <table:table-row table:style-name="ro1">
          <table:table-cell office:value-type="string" calcext:value-type="string">
            <text:p>./archive_1/1744914212_783_Wide_Long1744914212_783_Wide_Long_angle_data.json</text:p>
          </table:table-cell>
          <table:table-cell/>
          <table:table-cell office:value-type="string" calcext:value-type="string">
            <text:p>./archive_1/1744914212_783_Wide_Long1744914212_783_Wide_Long_distance_data.json</text:p>
          </table:table-cell>
          <table:table-cell/>
          <table:table-cell office:value-type="string" calcext:value-type="string">
            <text:p>./archive_1/1744914212_783_Wide_Long1744914212_783_Wide_Long_sound.wav</text:p>
          </table:table-cell>
        </table:table-row>
        <table:table-row table:style-name="ro1">
          <table:table-cell office:value-type="string" calcext:value-type="string">
            <text:p>./archive_1/1745514208_93_Wide_Long1745514208_93_Wide_Long_angle_data.json</text:p>
          </table:table-cell>
          <table:table-cell/>
          <table:table-cell office:value-type="string" calcext:value-type="string">
            <text:p>./archive_1/1745514208_93_Wide_Long1745514208_93_Wide_Long_distance_data.json</text:p>
          </table:table-cell>
          <table:table-cell/>
          <table:table-cell office:value-type="string" calcext:value-type="string">
            <text:p>./archive_1/1745514208_93_Wide_Long1745514208_93_Wide_Long_sound.wav</text:p>
          </table:table-cell>
        </table:table-row>
        <table:table-row table:style-name="ro1">
          <table:table-cell office:value-type="string" calcext:value-type="string">
            <text:p>./archive_1/1745518677_402_Wide_Long1745518677_402_Wide_Long_angle_data.json</text:p>
          </table:table-cell>
          <table:table-cell/>
          <table:table-cell office:value-type="string" calcext:value-type="string">
            <text:p>./archive_1/1745518677_402_Wide_Long1745518677_402_Wide_Long_distance_data.json</text:p>
          </table:table-cell>
          <table:table-cell/>
          <table:table-cell office:value-type="string" calcext:value-type="string">
            <text:p>./archive_1/1745518677_402_Wide_Long1745518677_402_Wide_Long_sound.wav</text:p>
          </table:table-cell>
        </table:table-row>
        <table:table-row table:style-name="ro1">
          <table:table-cell office:value-type="string" calcext:value-type="string">
            <text:p>./archive_1/1745522044_714_Wide_Long1745522044_714_Wide_Long_angle_data.json</text:p>
          </table:table-cell>
          <table:table-cell/>
          <table:table-cell office:value-type="string" calcext:value-type="string">
            <text:p>./archive_1/1745522044_714_Wide_Long1745522044_714_Wide_Long_distance_data.json</text:p>
          </table:table-cell>
          <table:table-cell/>
          <table:table-cell office:value-type="string" calcext:value-type="string">
            <text:p>./archive_1/1745522044_714_Wide_Long1745522044_714_Wide_Long_sound.wav</text:p>
          </table:table-cell>
        </table:table-row>
        <table:table-row table:style-name="ro1">
          <table:table-cell office:value-type="string" calcext:value-type="string">
            <text:p>./archive_1/1745523909_1022_Wide_Long1745523909_1022_Wide_Long_angle_data.json</text:p>
          </table:table-cell>
          <table:table-cell/>
          <table:table-cell office:value-type="string" calcext:value-type="string">
            <text:p>./archive_1/1745523909_1022_Wide_Long1745523909_1022_Wide_Long_distance_data.json</text:p>
          </table:table-cell>
          <table:table-cell/>
          <table:table-cell office:value-type="string" calcext:value-type="string">
            <text:p>./archive_1/1745523909_1022_Wide_Long1745523909_1022_Wide_Long_sound.wav</text:p>
          </table:table-cell>
        </table:table-row>
        <table:table-row table:style-name="ro1">
          <table:table-cell office:value-type="string" calcext:value-type="string">
            <text:p>./archive_1/1745526172_1332_Wide_Long1745526172_1332_Wide_Long_angle_data.json</text:p>
          </table:table-cell>
          <table:table-cell/>
          <table:table-cell office:value-type="string" calcext:value-type="string">
            <text:p>./archive_1/1745526172_1332_Wide_Long1745526172_1332_Wide_Long_distance_data.json</text:p>
          </table:table-cell>
          <table:table-cell/>
          <table:table-cell office:value-type="string" calcext:value-type="string">
            <text:p>./archive_1/1745526172_1332_Wide_Long1745526172_1332_Wide_Long_sound.wav</text:p>
          </table:table-cell>
        </table:table-row>
        <table:table-row table:style-name="ro1">
          <table:table-cell office:value-type="string" calcext:value-type="string">
            <text:p>./archive_1/1744897886_145_Wide_Long1744897886_145_Wide_Long_angle_data.json</text:p>
          </table:table-cell>
          <table:table-cell/>
          <table:table-cell office:value-type="string" calcext:value-type="string">
            <text:p>./archive_1/1744897886_145_Wide_Long1744897886_145_Wide_Long_distance_data.json</text:p>
          </table:table-cell>
          <table:table-cell/>
          <table:table-cell office:value-type="string" calcext:value-type="string">
            <text:p>./archive_1/1744897886_145_Wide_Long1744897886_145_Wide_Long_sound.wav</text:p>
          </table:table-cell>
        </table:table-row>
        <table:table-row table:style-name="ro1">
          <table:table-cell office:value-type="string" calcext:value-type="string">
            <text:p>./archive_1/1744906745_464_Wide_Long1744906745_464_Wide_Long_angle_data.json</text:p>
          </table:table-cell>
          <table:table-cell/>
          <table:table-cell office:value-type="string" calcext:value-type="string">
            <text:p>./archive_1/1744906745_464_Wide_Long1744906745_464_Wide_Long_distance_data.json</text:p>
          </table:table-cell>
          <table:table-cell/>
          <table:table-cell office:value-type="string" calcext:value-type="string">
            <text:p>./archive_1/1744906745_464_Wide_Long1744906745_464_Wide_Long_sound.wav</text:p>
          </table:table-cell>
        </table:table-row>
        <table:table-row table:style-name="ro1">
          <table:table-cell office:value-type="string" calcext:value-type="string">
            <text:p>./archive_1/1744914231_784_Wide_Long1744914231_784_Wide_Long_angle_data.json</text:p>
          </table:table-cell>
          <table:table-cell/>
          <table:table-cell office:value-type="string" calcext:value-type="string">
            <text:p>./archive_1/1744914231_784_Wide_Long1744914231_784_Wide_Long_distance_data.json</text:p>
          </table:table-cell>
          <table:table-cell/>
          <table:table-cell office:value-type="string" calcext:value-type="string">
            <text:p>./archive_1/1744914231_784_Wide_Long1744914231_784_Wide_Long_sound.wav</text:p>
          </table:table-cell>
        </table:table-row>
        <table:table-row table:style-name="ro1">
          <table:table-cell office:value-type="string" calcext:value-type="string">
            <text:p>./archive_1/1745514224_94_Wide_Long1745514224_94_Wide_Long_angle_data.json</text:p>
          </table:table-cell>
          <table:table-cell/>
          <table:table-cell office:value-type="string" calcext:value-type="string">
            <text:p>./archive_1/1745514224_94_Wide_Long1745514224_94_Wide_Long_distance_data.json</text:p>
          </table:table-cell>
          <table:table-cell/>
          <table:table-cell office:value-type="string" calcext:value-type="string">
            <text:p>./archive_1/1745514224_94_Wide_Long1745514224_94_Wide_Long_sound.wav</text:p>
          </table:table-cell>
        </table:table-row>
        <table:table-row table:style-name="ro1">
          <table:table-cell office:value-type="string" calcext:value-type="string">
            <text:p>./archive_1/1745518682_403_Wide_Long1745518682_403_Wide_Long_angle_data.json</text:p>
          </table:table-cell>
          <table:table-cell/>
          <table:table-cell office:value-type="string" calcext:value-type="string">
            <text:p>./archive_1/1745518682_403_Wide_Long1745518682_403_Wide_Long_distance_data.json</text:p>
          </table:table-cell>
          <table:table-cell/>
          <table:table-cell office:value-type="string" calcext:value-type="string">
            <text:p>./archive_1/1745518682_403_Wide_Long1745518682_403_Wide_Long_sound.wav</text:p>
          </table:table-cell>
        </table:table-row>
        <table:table-row table:style-name="ro1">
          <table:table-cell office:value-type="string" calcext:value-type="string">
            <text:p>./archive_1/1745522048_715_Wide_Long1745522048_715_Wide_Long_angle_data.json</text:p>
          </table:table-cell>
          <table:table-cell/>
          <table:table-cell office:value-type="string" calcext:value-type="string">
            <text:p>./archive_1/1745522048_715_Wide_Long1745522048_715_Wide_Long_distance_data.json</text:p>
          </table:table-cell>
          <table:table-cell/>
          <table:table-cell office:value-type="string" calcext:value-type="string">
            <text:p>./archive_1/1745522048_715_Wide_Long1745522048_715_Wide_Long_sound.wav</text:p>
          </table:table-cell>
        </table:table-row>
        <table:table-row table:style-name="ro1">
          <table:table-cell office:value-type="string" calcext:value-type="string">
            <text:p>./archive_1/1745523914_1023_Wide_Long1745523914_1023_Wide_Long_angle_data.json</text:p>
          </table:table-cell>
          <table:table-cell/>
          <table:table-cell office:value-type="string" calcext:value-type="string">
            <text:p>./archive_1/1745523914_1023_Wide_Long1745523914_1023_Wide_Long_distance_data.json</text:p>
          </table:table-cell>
          <table:table-cell/>
          <table:table-cell office:value-type="string" calcext:value-type="string">
            <text:p>./archive_1/1745523914_1023_Wide_Long1745523914_1023_Wide_Long_sound.wav</text:p>
          </table:table-cell>
        </table:table-row>
        <table:table-row table:style-name="ro1">
          <table:table-cell office:value-type="string" calcext:value-type="string">
            <text:p>./archive_1/1745526177_1333_Wide_Long1745526177_1333_Wide_Long_angle_data.json</text:p>
          </table:table-cell>
          <table:table-cell/>
          <table:table-cell office:value-type="string" calcext:value-type="string">
            <text:p>./archive_1/1745526177_1333_Wide_Long1745526177_1333_Wide_Long_distance_data.json</text:p>
          </table:table-cell>
          <table:table-cell/>
          <table:table-cell office:value-type="string" calcext:value-type="string">
            <text:p>./archive_1/1745526177_1333_Wide_Long1745526177_1333_Wide_Long_sound.wav</text:p>
          </table:table-cell>
        </table:table-row>
        <table:table-row table:style-name="ro1">
          <table:table-cell office:value-type="string" calcext:value-type="string">
            <text:p>./archive_1/1744897905_146_Wide_Long1744897905_146_Wide_Long_angle_data.json</text:p>
          </table:table-cell>
          <table:table-cell/>
          <table:table-cell office:value-type="string" calcext:value-type="string">
            <text:p>./archive_1/1744897905_146_Wide_Long1744897905_146_Wide_Long_distance_data.json</text:p>
          </table:table-cell>
          <table:table-cell/>
          <table:table-cell office:value-type="string" calcext:value-type="string">
            <text:p>./archive_1/1744897905_146_Wide_Long1744897905_146_Wide_Long_sound.wav</text:p>
          </table:table-cell>
        </table:table-row>
        <table:table-row table:style-name="ro1">
          <table:table-cell office:value-type="string" calcext:value-type="string">
            <text:p>./archive_1/1744907207_466_Wide_Long1744907207_466_Wide_Long_angle_data.json</text:p>
          </table:table-cell>
          <table:table-cell/>
          <table:table-cell office:value-type="string" calcext:value-type="string">
            <text:p>./archive_1/1744907207_466_Wide_Long1744907207_466_Wide_Long_distance_data.json</text:p>
          </table:table-cell>
          <table:table-cell/>
          <table:table-cell office:value-type="string" calcext:value-type="string">
            <text:p>./archive_1/1744907207_466_Wide_Long1744907207_466_Wide_Long_sound.wav</text:p>
          </table:table-cell>
        </table:table-row>
        <table:table-row table:style-name="ro1">
          <table:table-cell office:value-type="string" calcext:value-type="string">
            <text:p>./archive_1/1744914251_785_Wide_Long1744914251_785_Wide_Long_angle_data.json</text:p>
          </table:table-cell>
          <table:table-cell/>
          <table:table-cell office:value-type="string" calcext:value-type="string">
            <text:p>./archive_1/1744914251_785_Wide_Long1744914251_785_Wide_Long_distance_data.json</text:p>
          </table:table-cell>
          <table:table-cell/>
          <table:table-cell office:value-type="string" calcext:value-type="string">
            <text:p>./archive_1/1744914251_785_Wide_Long1744914251_785_Wide_Long_sound.wav</text:p>
          </table:table-cell>
        </table:table-row>
        <table:table-row table:style-name="ro1">
          <table:table-cell office:value-type="string" calcext:value-type="string">
            <text:p>./archive_1/1745514230_95_Wide_Long1745514230_95_Wide_Long_angle_data.json</text:p>
          </table:table-cell>
          <table:table-cell/>
          <table:table-cell office:value-type="string" calcext:value-type="string">
            <text:p>./archive_1/1745514230_95_Wide_Long1745514230_95_Wide_Long_distance_data.json</text:p>
          </table:table-cell>
          <table:table-cell/>
          <table:table-cell office:value-type="string" calcext:value-type="string">
            <text:p>./archive_1/1745514230_95_Wide_Long1745514230_95_Wide_Long_sound.wav</text:p>
          </table:table-cell>
        </table:table-row>
        <table:table-row table:style-name="ro1">
          <table:table-cell office:value-type="string" calcext:value-type="string">
            <text:p>./archive_1/1745518688_404_Wide_Long1745518688_404_Wide_Long_angle_data.json</text:p>
          </table:table-cell>
          <table:table-cell/>
          <table:table-cell office:value-type="string" calcext:value-type="string">
            <text:p>./archive_1/1745518688_404_Wide_Long1745518688_404_Wide_Long_distance_data.json</text:p>
          </table:table-cell>
          <table:table-cell/>
          <table:table-cell office:value-type="string" calcext:value-type="string">
            <text:p>./archive_1/1745518688_404_Wide_Long1745518688_404_Wide_Long_sound.wav</text:p>
          </table:table-cell>
        </table:table-row>
        <table:table-row table:style-name="ro1">
          <table:table-cell office:value-type="string" calcext:value-type="string">
            <text:p>./archive_1/1745522053_716_Wide_Long1745522053_716_Wide_Long_angle_data.json</text:p>
          </table:table-cell>
          <table:table-cell/>
          <table:table-cell office:value-type="string" calcext:value-type="string">
            <text:p>./archive_1/1745522053_716_Wide_Long1745522053_716_Wide_Long_distance_data.json</text:p>
          </table:table-cell>
          <table:table-cell/>
          <table:table-cell office:value-type="string" calcext:value-type="string">
            <text:p>./archive_1/1745522053_716_Wide_Long1745522053_716_Wide_Long_sound.wav</text:p>
          </table:table-cell>
        </table:table-row>
        <table:table-row table:style-name="ro1">
          <table:table-cell office:value-type="string" calcext:value-type="string">
            <text:p>./archive_1/1745523918_1024_Wide_Long1745523918_1024_Wide_Long_angle_data.json</text:p>
          </table:table-cell>
          <table:table-cell/>
          <table:table-cell office:value-type="string" calcext:value-type="string">
            <text:p>./archive_1/1745523918_1024_Wide_Long1745523918_1024_Wide_Long_distance_data.json</text:p>
          </table:table-cell>
          <table:table-cell/>
          <table:table-cell office:value-type="string" calcext:value-type="string">
            <text:p>./archive_1/1745523918_1024_Wide_Long1745523918_1024_Wide_Long_sound.wav</text:p>
          </table:table-cell>
        </table:table-row>
        <table:table-row table:style-name="ro1">
          <table:table-cell office:value-type="string" calcext:value-type="string">
            <text:p>./archive_1/1745526181_1334_Wide_Long1745526181_1334_Wide_Long_angle_data.json</text:p>
          </table:table-cell>
          <table:table-cell/>
          <table:table-cell office:value-type="string" calcext:value-type="string">
            <text:p>./archive_1/1745526181_1334_Wide_Long1745526181_1334_Wide_Long_distance_data.json</text:p>
          </table:table-cell>
          <table:table-cell/>
          <table:table-cell office:value-type="string" calcext:value-type="string">
            <text:p>./archive_1/1745526181_1334_Wide_Long1745526181_1334_Wide_Long_sound.wav</text:p>
          </table:table-cell>
        </table:table-row>
        <table:table-row table:style-name="ro1">
          <table:table-cell office:value-type="string" calcext:value-type="string">
            <text:p>./archive_1/1744897924_147_Wide_Long1744897924_147_Wide_Long_angle_data.json</text:p>
          </table:table-cell>
          <table:table-cell/>
          <table:table-cell office:value-type="string" calcext:value-type="string">
            <text:p>./archive_1/1744897924_147_Wide_Long1744897924_147_Wide_Long_distance_data.json</text:p>
          </table:table-cell>
          <table:table-cell/>
          <table:table-cell office:value-type="string" calcext:value-type="string">
            <text:p>./archive_1/1744897924_147_Wide_Long1744897924_147_Wide_Long_sound.wav</text:p>
          </table:table-cell>
        </table:table-row>
        <table:table-row table:style-name="ro1">
          <table:table-cell office:value-type="string" calcext:value-type="string">
            <text:p>./archive_1/1744907228_467_Wide_Long1744907228_467_Wide_Long_angle_data.json</text:p>
          </table:table-cell>
          <table:table-cell/>
          <table:table-cell office:value-type="string" calcext:value-type="string">
            <text:p>./archive_1/1744907228_467_Wide_Long1744907228_467_Wide_Long_distance_data.json</text:p>
          </table:table-cell>
          <table:table-cell/>
          <table:table-cell office:value-type="string" calcext:value-type="string">
            <text:p>./archive_1/1744907228_467_Wide_Long1744907228_467_Wide_Long_sound.wav</text:p>
          </table:table-cell>
        </table:table-row>
        <table:table-row table:style-name="ro1">
          <table:table-cell office:value-type="string" calcext:value-type="string">
            <text:p>./archive_1/1744914271_786_Wide_Long1744914271_786_Wide_Long_angle_data.json</text:p>
          </table:table-cell>
          <table:table-cell/>
          <table:table-cell office:value-type="string" calcext:value-type="string">
            <text:p>./archive_1/1744914271_786_Wide_Long1744914271_786_Wide_Long_distance_data.json</text:p>
          </table:table-cell>
          <table:table-cell/>
          <table:table-cell office:value-type="string" calcext:value-type="string">
            <text:p>./archive_1/1744914271_786_Wide_Long1744914271_786_Wide_Long_sound.wav</text:p>
          </table:table-cell>
        </table:table-row>
        <table:table-row table:style-name="ro1">
          <table:table-cell office:value-type="string" calcext:value-type="string">
            <text:p>./archive_1/1745514236_96_Wide_Long1745514236_96_Wide_Long_angle_data.json</text:p>
          </table:table-cell>
          <table:table-cell/>
          <table:table-cell office:value-type="string" calcext:value-type="string">
            <text:p>./archive_1/1745514236_96_Wide_Long1745514236_96_Wide_Long_distance_data.json</text:p>
          </table:table-cell>
          <table:table-cell/>
          <table:table-cell office:value-type="string" calcext:value-type="string">
            <text:p>./archive_1/1745514236_96_Wide_Long1745514236_96_Wide_Long_sound.wav</text:p>
          </table:table-cell>
        </table:table-row>
        <table:table-row table:style-name="ro1">
          <table:table-cell office:value-type="string" calcext:value-type="string">
            <text:p>./archive_1/1745518694_405_Wide_Long1745518694_405_Wide_Long_angle_data.json</text:p>
          </table:table-cell>
          <table:table-cell/>
          <table:table-cell office:value-type="string" calcext:value-type="string">
            <text:p>./archive_1/1745518694_405_Wide_Long1745518694_405_Wide_Long_distance_data.json</text:p>
          </table:table-cell>
          <table:table-cell/>
          <table:table-cell office:value-type="string" calcext:value-type="string">
            <text:p>./archive_1/1745518694_405_Wide_Long1745518694_405_Wide_Long_sound.wav</text:p>
          </table:table-cell>
        </table:table-row>
        <table:table-row table:style-name="ro1">
          <table:table-cell office:value-type="string" calcext:value-type="string">
            <text:p>./archive_1/1745522057_717_Wide_Long1745522057_717_Wide_Long_angle_data.json</text:p>
          </table:table-cell>
          <table:table-cell/>
          <table:table-cell office:value-type="string" calcext:value-type="string">
            <text:p>./archive_1/1745522057_717_Wide_Long1745522057_717_Wide_Long_distance_data.json</text:p>
          </table:table-cell>
          <table:table-cell/>
          <table:table-cell office:value-type="string" calcext:value-type="string">
            <text:p>./archive_1/1745522057_717_Wide_Long1745522057_717_Wide_Long_sound.wav</text:p>
          </table:table-cell>
        </table:table-row>
        <table:table-row table:style-name="ro1">
          <table:table-cell office:value-type="string" calcext:value-type="string">
            <text:p>./archive_1/1745523924_1025_Wide_Long1745523924_1025_Wide_Long_angle_data.json</text:p>
          </table:table-cell>
          <table:table-cell/>
          <table:table-cell office:value-type="string" calcext:value-type="string">
            <text:p>./archive_1/1745523924_1025_Wide_Long1745523924_1025_Wide_Long_distance_data.json</text:p>
          </table:table-cell>
          <table:table-cell/>
          <table:table-cell office:value-type="string" calcext:value-type="string">
            <text:p>./archive_1/1745523924_1025_Wide_Long1745523924_1025_Wide_Long_sound.wav</text:p>
          </table:table-cell>
        </table:table-row>
        <table:table-row table:style-name="ro1">
          <table:table-cell office:value-type="string" calcext:value-type="string">
            <text:p>./archive_1/1745526186_1335_Wide_Long1745526186_1335_Wide_Long_angle_data.json</text:p>
          </table:table-cell>
          <table:table-cell/>
          <table:table-cell office:value-type="string" calcext:value-type="string">
            <text:p>./archive_1/1745526186_1335_Wide_Long1745526186_1335_Wide_Long_distance_data.json</text:p>
          </table:table-cell>
          <table:table-cell/>
          <table:table-cell office:value-type="string" calcext:value-type="string">
            <text:p>./archive_1/1745526186_1335_Wide_Long1745526186_1335_Wide_Long_sound.wav</text:p>
          </table:table-cell>
        </table:table-row>
        <table:table-row table:style-name="ro1">
          <table:table-cell office:value-type="string" calcext:value-type="string">
            <text:p>./archive_1/1744897942_148_Wide_Long1744897942_148_Wide_Long_angle_data.json</text:p>
          </table:table-cell>
          <table:table-cell/>
          <table:table-cell office:value-type="string" calcext:value-type="string">
            <text:p>./archive_1/1744897942_148_Wide_Long1744897942_148_Wide_Long_distance_data.json</text:p>
          </table:table-cell>
          <table:table-cell/>
          <table:table-cell office:value-type="string" calcext:value-type="string">
            <text:p>./archive_1/1744897942_148_Wide_Long1744897942_148_Wide_Long_sound.wav</text:p>
          </table:table-cell>
        </table:table-row>
        <table:table-row table:style-name="ro1">
          <table:table-cell office:value-type="string" calcext:value-type="string">
            <text:p>./archive_1/1744907249_468_Wide_Long1744907249_468_Wide_Long_angle_data.json</text:p>
          </table:table-cell>
          <table:table-cell/>
          <table:table-cell office:value-type="string" calcext:value-type="string">
            <text:p>./archive_1/1744907249_468_Wide_Long1744907249_468_Wide_Long_distance_data.json</text:p>
          </table:table-cell>
          <table:table-cell/>
          <table:table-cell office:value-type="string" calcext:value-type="string">
            <text:p>./archive_1/1744907249_468_Wide_Long1744907249_468_Wide_Long_sound.wav</text:p>
          </table:table-cell>
        </table:table-row>
        <table:table-row table:style-name="ro1">
          <table:table-cell office:value-type="string" calcext:value-type="string">
            <text:p>./archive_1/1744914290_787_Wide_Long1744914290_787_Wide_Long_angle_data.json</text:p>
          </table:table-cell>
          <table:table-cell/>
          <table:table-cell office:value-type="string" calcext:value-type="string">
            <text:p>./archive_1/1744914290_787_Wide_Long1744914290_787_Wide_Long_distance_data.json</text:p>
          </table:table-cell>
          <table:table-cell/>
          <table:table-cell office:value-type="string" calcext:value-type="string">
            <text:p>./archive_1/1744914290_787_Wide_Long1744914290_787_Wide_Long_sound.wav</text:p>
          </table:table-cell>
        </table:table-row>
        <table:table-row table:style-name="ro1">
          <table:table-cell office:value-type="string" calcext:value-type="string">
            <text:p>./archive_1/1745514243_97_Wide_Long1745514243_97_Wide_Long_angle_data.json</text:p>
          </table:table-cell>
          <table:table-cell/>
          <table:table-cell office:value-type="string" calcext:value-type="string">
            <text:p>./archive_1/1745514243_97_Wide_Long1745514243_97_Wide_Long_distance_data.json</text:p>
          </table:table-cell>
          <table:table-cell/>
          <table:table-cell office:value-type="string" calcext:value-type="string">
            <text:p>./archive_1/1745514243_97_Wide_Long1745514243_97_Wide_Long_sound.wav</text:p>
          </table:table-cell>
        </table:table-row>
        <table:table-row table:style-name="ro1">
          <table:table-cell office:value-type="string" calcext:value-type="string">
            <text:p>./archive_1/1745518814_406_Wide_Long1745518814_406_Wide_Long_angle_data.json</text:p>
          </table:table-cell>
          <table:table-cell/>
          <table:table-cell office:value-type="string" calcext:value-type="string">
            <text:p>./archive_1/1745518814_406_Wide_Long1745518814_406_Wide_Long_distance_data.json</text:p>
          </table:table-cell>
          <table:table-cell/>
          <table:table-cell office:value-type="string" calcext:value-type="string">
            <text:p>./archive_1/1745518814_406_Wide_Long1745518814_406_Wide_Long_sound.wav</text:p>
          </table:table-cell>
        </table:table-row>
        <table:table-row table:style-name="ro1">
          <table:table-cell office:value-type="string" calcext:value-type="string">
            <text:p>./archive_1/1745522062_718_Wide_Long1745522062_718_Wide_Long_angle_data.json</text:p>
          </table:table-cell>
          <table:table-cell/>
          <table:table-cell office:value-type="string" calcext:value-type="string">
            <text:p>./archive_1/1745522062_718_Wide_Long1745522062_718_Wide_Long_distance_data.json</text:p>
          </table:table-cell>
          <table:table-cell/>
          <table:table-cell office:value-type="string" calcext:value-type="string">
            <text:p>./archive_1/1745522062_718_Wide_Long1745522062_718_Wide_Long_sound.wav</text:p>
          </table:table-cell>
        </table:table-row>
        <table:table-row table:style-name="ro1">
          <table:table-cell office:value-type="string" calcext:value-type="string">
            <text:p>./archive_1/1745523930_1026_Wide_Long1745523930_1026_Wide_Long_angle_data.json</text:p>
          </table:table-cell>
          <table:table-cell/>
          <table:table-cell office:value-type="string" calcext:value-type="string">
            <text:p>./archive_1/1745523930_1026_Wide_Long1745523930_1026_Wide_Long_distance_data.json</text:p>
          </table:table-cell>
          <table:table-cell/>
          <table:table-cell office:value-type="string" calcext:value-type="string">
            <text:p>./archive_1/1745523930_1026_Wide_Long1745523930_1026_Wide_Long_sound.wav</text:p>
          </table:table-cell>
        </table:table-row>
        <table:table-row table:style-name="ro1">
          <table:table-cell office:value-type="string" calcext:value-type="string">
            <text:p>./archive_1/1745526191_1336_Wide_Long1745526191_1336_Wide_Long_angle_data.json</text:p>
          </table:table-cell>
          <table:table-cell/>
          <table:table-cell office:value-type="string" calcext:value-type="string">
            <text:p>./archive_1/1745526191_1336_Wide_Long1745526191_1336_Wide_Long_distance_data.json</text:p>
          </table:table-cell>
          <table:table-cell/>
          <table:table-cell office:value-type="string" calcext:value-type="string">
            <text:p>./archive_1/1745526191_1336_Wide_Long1745526191_1336_Wide_Long_sound.wav</text:p>
          </table:table-cell>
        </table:table-row>
        <table:table-row table:style-name="ro1">
          <table:table-cell office:value-type="string" calcext:value-type="string">
            <text:p>./archive_1/1744897997_150_Wide_Long1744897997_150_Wide_Long_angle_data.json</text:p>
          </table:table-cell>
          <table:table-cell/>
          <table:table-cell office:value-type="string" calcext:value-type="string">
            <text:p>./archive_1/1744897997_150_Wide_Long1744897997_150_Wide_Long_distance_data.json</text:p>
          </table:table-cell>
          <table:table-cell/>
          <table:table-cell office:value-type="string" calcext:value-type="string">
            <text:p>./archive_1/1744897997_150_Wide_Long1744897997_150_Wide_Long_sound.wav</text:p>
          </table:table-cell>
        </table:table-row>
        <table:table-row table:style-name="ro1">
          <table:table-cell office:value-type="string" calcext:value-type="string">
            <text:p>./archive_1/1744907268_469_Wide_Long1744907268_469_Wide_Long_angle_data.json</text:p>
          </table:table-cell>
          <table:table-cell/>
          <table:table-cell office:value-type="string" calcext:value-type="string">
            <text:p>./archive_1/1744907268_469_Wide_Long1744907268_469_Wide_Long_distance_data.json</text:p>
          </table:table-cell>
          <table:table-cell/>
          <table:table-cell office:value-type="string" calcext:value-type="string">
            <text:p>./archive_1/1744907268_469_Wide_Long1744907268_469_Wide_Long_sound.wav</text:p>
          </table:table-cell>
        </table:table-row>
        <table:table-row table:style-name="ro1">
          <table:table-cell office:value-type="string" calcext:value-type="string">
            <text:p>./archive_1/1744914310_788_Wide_Long1744914310_788_Wide_Long_angle_data.json</text:p>
          </table:table-cell>
          <table:table-cell/>
          <table:table-cell office:value-type="string" calcext:value-type="string">
            <text:p>./archive_1/1744914310_788_Wide_Long1744914310_788_Wide_Long_distance_data.json</text:p>
          </table:table-cell>
          <table:table-cell/>
          <table:table-cell office:value-type="string" calcext:value-type="string">
            <text:p>./archive_1/1744914310_788_Wide_Long1744914310_788_Wide_Long_sound.wav</text:p>
          </table:table-cell>
        </table:table-row>
        <table:table-row table:style-name="ro1">
          <table:table-cell office:value-type="string" calcext:value-type="string">
            <text:p>./archive_1/1745514249_98_Wide_Long1745514249_98_Wide_Long_angle_data.json</text:p>
          </table:table-cell>
          <table:table-cell/>
          <table:table-cell office:value-type="string" calcext:value-type="string">
            <text:p>./archive_1/1745514249_98_Wide_Long1745514249_98_Wide_Long_distance_data.json</text:p>
          </table:table-cell>
          <table:table-cell/>
          <table:table-cell office:value-type="string" calcext:value-type="string">
            <text:p>./archive_1/1745514249_98_Wide_Long1745514249_98_Wide_Long_sound.wav</text:p>
          </table:table-cell>
        </table:table-row>
        <table:table-row table:style-name="ro1">
          <table:table-cell office:value-type="string" calcext:value-type="string">
            <text:p>./archive_1/1745518818_407_Wide_Long1745518818_407_Wide_Long_angle_data.json</text:p>
          </table:table-cell>
          <table:table-cell/>
          <table:table-cell office:value-type="string" calcext:value-type="string">
            <text:p>./archive_1/1745518818_407_Wide_Long1745518818_407_Wide_Long_distance_data.json</text:p>
          </table:table-cell>
          <table:table-cell/>
          <table:table-cell office:value-type="string" calcext:value-type="string">
            <text:p>./archive_1/1745518818_407_Wide_Long1745518818_407_Wide_Long_sound.wav</text:p>
          </table:table-cell>
        </table:table-row>
        <table:table-row table:style-name="ro1">
          <table:table-cell office:value-type="string" calcext:value-type="string">
            <text:p>./archive_1/1745522066_719_Wide_Long1745522066_719_Wide_Long_angle_data.json</text:p>
          </table:table-cell>
          <table:table-cell/>
          <table:table-cell office:value-type="string" calcext:value-type="string">
            <text:p>./archive_1/1745522066_719_Wide_Long1745522066_719_Wide_Long_distance_data.json</text:p>
          </table:table-cell>
          <table:table-cell/>
          <table:table-cell office:value-type="string" calcext:value-type="string">
            <text:p>./archive_1/1745522066_719_Wide_Long1745522066_719_Wide_Long_sound.wav</text:p>
          </table:table-cell>
        </table:table-row>
        <table:table-row table:style-name="ro1">
          <table:table-cell office:value-type="string" calcext:value-type="string">
            <text:p>./archive_1/1745523947_1027_Wide_Long1745523947_1027_Wide_Long_angle_data.json</text:p>
          </table:table-cell>
          <table:table-cell/>
          <table:table-cell office:value-type="string" calcext:value-type="string">
            <text:p>./archive_1/1745523947_1027_Wide_Long1745523947_1027_Wide_Long_distance_data.json</text:p>
          </table:table-cell>
          <table:table-cell/>
          <table:table-cell office:value-type="string" calcext:value-type="string">
            <text:p>./archive_1/1745523947_1027_Wide_Long1745523947_1027_Wide_Long_sound.wav</text:p>
          </table:table-cell>
        </table:table-row>
        <table:table-row table:style-name="ro1">
          <table:table-cell office:value-type="string" calcext:value-type="string">
            <text:p>./archive_1/1745526195_1337_Wide_Long1745526195_1337_Wide_Long_angle_data.json</text:p>
          </table:table-cell>
          <table:table-cell/>
          <table:table-cell office:value-type="string" calcext:value-type="string">
            <text:p>./archive_1/1745526195_1337_Wide_Long1745526195_1337_Wide_Long_distance_data.json</text:p>
          </table:table-cell>
          <table:table-cell/>
          <table:table-cell office:value-type="string" calcext:value-type="string">
            <text:p>./archive_1/1745526195_1337_Wide_Long1745526195_1337_Wide_Long_sound.wav</text:p>
          </table:table-cell>
        </table:table-row>
        <table:table-row table:style-name="ro1">
          <table:table-cell office:value-type="string" calcext:value-type="string">
            <text:p>./archive_1/1744898016_151_Wide_Long1744898016_151_Wide_Long_angle_data.json</text:p>
          </table:table-cell>
          <table:table-cell/>
          <table:table-cell office:value-type="string" calcext:value-type="string">
            <text:p>./archive_1/1744898016_151_Wide_Long1744898016_151_Wide_Long_distance_data.json</text:p>
          </table:table-cell>
          <table:table-cell/>
          <table:table-cell office:value-type="string" calcext:value-type="string">
            <text:p>./archive_1/1744898016_151_Wide_Long1744898016_151_Wide_Long_sound.wav</text:p>
          </table:table-cell>
        </table:table-row>
        <table:table-row table:style-name="ro1">
          <table:table-cell office:value-type="string" calcext:value-type="string">
            <text:p>./archive_1/1744907288_470_Wide_Long1744907288_470_Wide_Long_angle_data.json</text:p>
          </table:table-cell>
          <table:table-cell/>
          <table:table-cell office:value-type="string" calcext:value-type="string">
            <text:p>./archive_1/1744907288_470_Wide_Long1744907288_470_Wide_Long_distance_data.json</text:p>
          </table:table-cell>
          <table:table-cell/>
          <table:table-cell office:value-type="string" calcext:value-type="string">
            <text:p>./archive_1/1744907288_470_Wide_Long1744907288_470_Wide_Long_sound.wav</text:p>
          </table:table-cell>
        </table:table-row>
        <table:table-row table:style-name="ro1">
          <table:table-cell office:value-type="string" calcext:value-type="string">
            <text:p>./archive_1/1744914331_789_Wide_Long1744914331_789_Wide_Long_angle_data.json</text:p>
          </table:table-cell>
          <table:table-cell/>
          <table:table-cell office:value-type="string" calcext:value-type="string">
            <text:p>./archive_1/1744914331_789_Wide_Long1744914331_789_Wide_Long_distance_data.json</text:p>
          </table:table-cell>
          <table:table-cell/>
          <table:table-cell office:value-type="string" calcext:value-type="string">
            <text:p>./archive_1/1744914331_789_Wide_Long1744914331_789_Wide_Long_sound.wav</text:p>
          </table:table-cell>
        </table:table-row>
        <table:table-row table:style-name="ro1">
          <table:table-cell office:value-type="string" calcext:value-type="string">
            <text:p>./archive_1/1745514256_99_Wide_Long1745514256_99_Wide_Long_angle_data.json</text:p>
          </table:table-cell>
          <table:table-cell/>
          <table:table-cell office:value-type="string" calcext:value-type="string">
            <text:p>./archive_1/1745514256_99_Wide_Long1745514256_99_Wide_Long_distance_data.json</text:p>
          </table:table-cell>
          <table:table-cell/>
          <table:table-cell office:value-type="string" calcext:value-type="string">
            <text:p>./archive_1/1745514256_99_Wide_Long1745514256_99_Wide_Long_sound.wav</text:p>
          </table:table-cell>
        </table:table-row>
        <table:table-row table:style-name="ro1">
          <table:table-cell office:value-type="string" calcext:value-type="string">
            <text:p>./archive_1/1745518823_408_Wide_Long1745518823_408_Wide_Long_angle_data.json</text:p>
          </table:table-cell>
          <table:table-cell/>
          <table:table-cell office:value-type="string" calcext:value-type="string">
            <text:p>./archive_1/1745518823_408_Wide_Long1745518823_408_Wide_Long_distance_data.json</text:p>
          </table:table-cell>
          <table:table-cell/>
          <table:table-cell office:value-type="string" calcext:value-type="string">
            <text:p>./archive_1/1745518823_408_Wide_Long1745518823_408_Wide_Long_sound.wav</text:p>
          </table:table-cell>
        </table:table-row>
        <table:table-row table:style-name="ro1">
          <table:table-cell office:value-type="string" calcext:value-type="string">
            <text:p>./archive_1/1745522098_720_Wide_Long1745522098_720_Wide_Long_angle_data.json</text:p>
          </table:table-cell>
          <table:table-cell/>
          <table:table-cell office:value-type="string" calcext:value-type="string">
            <text:p>./archive_1/1745522098_720_Wide_Long1745522098_720_Wide_Long_distance_data.json</text:p>
          </table:table-cell>
          <table:table-cell/>
          <table:table-cell office:value-type="string" calcext:value-type="string">
            <text:p>./archive_1/1745522098_720_Wide_Long1745522098_720_Wide_Long_sound.wav</text:p>
          </table:table-cell>
        </table:table-row>
        <table:table-row table:style-name="ro1">
          <table:table-cell office:value-type="string" calcext:value-type="string">
            <text:p>./archive_1/1745523952_1028_Wide_Long1745523952_1028_Wide_Long_angle_data.json</text:p>
          </table:table-cell>
          <table:table-cell/>
          <table:table-cell office:value-type="string" calcext:value-type="string">
            <text:p>./archive_1/1745523952_1028_Wide_Long1745523952_1028_Wide_Long_distance_data.json</text:p>
          </table:table-cell>
          <table:table-cell/>
          <table:table-cell office:value-type="string" calcext:value-type="string">
            <text:p>./archive_1/1745523952_1028_Wide_Long1745523952_1028_Wide_Long_sound.wav</text:p>
          </table:table-cell>
        </table:table-row>
        <table:table-row table:style-name="ro1">
          <table:table-cell office:value-type="string" calcext:value-type="string">
            <text:p>./archive_1/1745526200_1338_Wide_Long1745526200_1338_Wide_Long_angle_data.json</text:p>
          </table:table-cell>
          <table:table-cell/>
          <table:table-cell office:value-type="string" calcext:value-type="string">
            <text:p>./archive_1/1745526200_1338_Wide_Long1745526200_1338_Wide_Long_distance_data.json</text:p>
          </table:table-cell>
          <table:table-cell/>
          <table:table-cell office:value-type="string" calcext:value-type="string">
            <text:p>./archive_1/1745526200_1338_Wide_Long1745526200_1338_Wide_Long_sound.wav</text:p>
          </table:table-cell>
        </table:table-row>
        <table:table-row table:style-name="ro1">
          <table:table-cell office:value-type="string" calcext:value-type="string">
            <text:p>./archive_1/1744898035_152_Wide_Long1744898035_152_Wide_Long_angle_data.json</text:p>
          </table:table-cell>
          <table:table-cell/>
          <table:table-cell office:value-type="string" calcext:value-type="string">
            <text:p>./archive_1/1744898035_152_Wide_Long1744898035_152_Wide_Long_distance_data.json</text:p>
          </table:table-cell>
          <table:table-cell/>
          <table:table-cell office:value-type="string" calcext:value-type="string">
            <text:p>./archive_1/1744898035_152_Wide_Long1744898035_152_Wide_Long_sound.wav</text:p>
          </table:table-cell>
        </table:table-row>
        <table:table-row table:style-name="ro1">
          <table:table-cell office:value-type="string" calcext:value-type="string">
            <text:p>./archive_1/1744907307_471_Wide_Long1744907307_471_Wide_Long_angle_data.json</text:p>
          </table:table-cell>
          <table:table-cell/>
          <table:table-cell office:value-type="string" calcext:value-type="string">
            <text:p>./archive_1/1744907307_471_Wide_Long1744907307_471_Wide_Long_distance_data.json</text:p>
          </table:table-cell>
          <table:table-cell/>
          <table:table-cell office:value-type="string" calcext:value-type="string">
            <text:p>./archive_1/1744907307_471_Wide_Long1744907307_471_Wide_Long_sound.wav</text:p>
          </table:table-cell>
        </table:table-row>
        <table:table-row table:style-name="ro1">
          <table:table-cell office:value-type="string" calcext:value-type="string">
            <text:p>./archive_1/1744914350_790_Wide_Long1744914350_790_Wide_Long_angle_data.json</text:p>
          </table:table-cell>
          <table:table-cell/>
          <table:table-cell office:value-type="string" calcext:value-type="string">
            <text:p>./archive_1/1744914350_790_Wide_Long1744914350_790_Wide_Long_distance_data.json</text:p>
          </table:table-cell>
          <table:table-cell/>
          <table:table-cell office:value-type="string" calcext:value-type="string">
            <text:p>./archive_1/1744914350_790_Wide_Long1744914350_790_Wide_Long_sound.wav</text:p>
          </table:table-cell>
        </table:table-row>
        <table:table-row table:style-name="ro1">
          <table:table-cell office:value-type="string" calcext:value-type="string">
            <text:p>./archive_1/1745514264_100_Wide_Long1745514264_100_Wide_Long_angle_data.json</text:p>
          </table:table-cell>
          <table:table-cell/>
          <table:table-cell office:value-type="string" calcext:value-type="string">
            <text:p>./archive_1/1745514264_100_Wide_Long1745514264_100_Wide_Long_distance_data.json</text:p>
          </table:table-cell>
          <table:table-cell/>
          <table:table-cell office:value-type="string" calcext:value-type="string">
            <text:p>./archive_1/1745514264_100_Wide_Long1745514264_100_Wide_Long_sound.wav</text:p>
          </table:table-cell>
        </table:table-row>
        <table:table-row table:style-name="ro1">
          <table:table-cell office:value-type="string" calcext:value-type="string">
            <text:p>./archive_1/1745518827_409_Wide_Long1745518827_409_Wide_Long_angle_data.json</text:p>
          </table:table-cell>
          <table:table-cell/>
          <table:table-cell office:value-type="string" calcext:value-type="string">
            <text:p>./archive_1/1745518827_409_Wide_Long1745518827_409_Wide_Long_distance_data.json</text:p>
          </table:table-cell>
          <table:table-cell/>
          <table:table-cell office:value-type="string" calcext:value-type="string">
            <text:p>./archive_1/1745518827_409_Wide_Long1745518827_409_Wide_Long_sound.wav</text:p>
          </table:table-cell>
        </table:table-row>
        <table:table-row table:style-name="ro1">
          <table:table-cell office:value-type="string" calcext:value-type="string">
            <text:p>./archive_1/1745522103_721_Wide_Long1745522103_721_Wide_Long_angle_data.json</text:p>
          </table:table-cell>
          <table:table-cell/>
          <table:table-cell office:value-type="string" calcext:value-type="string">
            <text:p>./archive_1/1745522103_721_Wide_Long1745522103_721_Wide_Long_distance_data.json</text:p>
          </table:table-cell>
          <table:table-cell/>
          <table:table-cell office:value-type="string" calcext:value-type="string">
            <text:p>./archive_1/1745522103_721_Wide_Long1745522103_721_Wide_Long_sound.wav</text:p>
          </table:table-cell>
        </table:table-row>
        <table:table-row table:style-name="ro1">
          <table:table-cell office:value-type="string" calcext:value-type="string">
            <text:p>./archive_1/1745523956_1029_Wide_Long1745523956_1029_Wide_Long_angle_data.json</text:p>
          </table:table-cell>
          <table:table-cell/>
          <table:table-cell office:value-type="string" calcext:value-type="string">
            <text:p>./archive_1/1745523956_1029_Wide_Long1745523956_1029_Wide_Long_distance_data.json</text:p>
          </table:table-cell>
          <table:table-cell/>
          <table:table-cell office:value-type="string" calcext:value-type="string">
            <text:p>./archive_1/1745523956_1029_Wide_Long1745523956_1029_Wide_Long_sound.wav</text:p>
          </table:table-cell>
        </table:table-row>
        <table:table-row table:style-name="ro1">
          <table:table-cell office:value-type="string" calcext:value-type="string">
            <text:p>./archive_1/1745526204_1339_Wide_Long1745526204_1339_Wide_Long_angle_data.json</text:p>
          </table:table-cell>
          <table:table-cell/>
          <table:table-cell office:value-type="string" calcext:value-type="string">
            <text:p>./archive_1/1745526204_1339_Wide_Long1745526204_1339_Wide_Long_distance_data.json</text:p>
          </table:table-cell>
          <table:table-cell/>
          <table:table-cell office:value-type="string" calcext:value-type="string">
            <text:p>./archive_1/1745526204_1339_Wide_Long1745526204_1339_Wide_Long_sound.wav</text:p>
          </table:table-cell>
        </table:table-row>
        <table:table-row table:style-name="ro1">
          <table:table-cell office:value-type="string" calcext:value-type="string">
            <text:p>./archive_1/1744898053_153_Wide_Long1744898053_153_Wide_Long_angle_data.json</text:p>
          </table:table-cell>
          <table:table-cell/>
          <table:table-cell office:value-type="string" calcext:value-type="string">
            <text:p>./archive_1/1744898053_153_Wide_Long1744898053_153_Wide_Long_distance_data.json</text:p>
          </table:table-cell>
          <table:table-cell/>
          <table:table-cell office:value-type="string" calcext:value-type="string">
            <text:p>./archive_1/1744898053_153_Wide_Long1744898053_153_Wide_Long_sound.wav</text:p>
          </table:table-cell>
        </table:table-row>
        <table:table-row table:style-name="ro1">
          <table:table-cell office:value-type="string" calcext:value-type="string">
            <text:p>./archive_1/1744907351_473_Wide_Long1744907351_473_Wide_Long_angle_data.json</text:p>
          </table:table-cell>
          <table:table-cell/>
          <table:table-cell office:value-type="string" calcext:value-type="string">
            <text:p>./archive_1/1744907351_473_Wide_Long1744907351_473_Wide_Long_distance_data.json</text:p>
          </table:table-cell>
          <table:table-cell/>
          <table:table-cell office:value-type="string" calcext:value-type="string">
            <text:p>./archive_1/1744907351_473_Wide_Long1744907351_473_Wide_Long_sound.wav</text:p>
          </table:table-cell>
        </table:table-row>
        <table:table-row table:style-name="ro1">
          <table:table-cell office:value-type="string" calcext:value-type="string">
            <text:p>./archive_1/1744914370_791_Wide_Long1744914370_791_Wide_Long_angle_data.json</text:p>
          </table:table-cell>
          <table:table-cell/>
          <table:table-cell office:value-type="string" calcext:value-type="string">
            <text:p>./archive_1/1744914370_791_Wide_Long1744914370_791_Wide_Long_distance_data.json</text:p>
          </table:table-cell>
          <table:table-cell/>
          <table:table-cell office:value-type="string" calcext:value-type="string">
            <text:p>./archive_1/1744914370_791_Wide_Long1744914370_791_Wide_Long_sound.wav</text:p>
          </table:table-cell>
        </table:table-row>
        <table:table-row table:style-name="ro1">
          <table:table-cell office:value-type="string" calcext:value-type="string">
            <text:p>./archive_1/1745514274_101_Wide_Long1745514274_101_Wide_Long_angle_data.json</text:p>
          </table:table-cell>
          <table:table-cell/>
          <table:table-cell office:value-type="string" calcext:value-type="string">
            <text:p>./archive_1/1745514274_101_Wide_Long1745514274_101_Wide_Long_distance_data.json</text:p>
          </table:table-cell>
          <table:table-cell/>
          <table:table-cell office:value-type="string" calcext:value-type="string">
            <text:p>./archive_1/1745514274_101_Wide_Long1745514274_101_Wide_Long_sound.wav</text:p>
          </table:table-cell>
        </table:table-row>
        <table:table-row table:style-name="ro1">
          <table:table-cell office:value-type="string" calcext:value-type="string">
            <text:p>./archive_1/1745518832_410_Wide_Long1745518832_410_Wide_Long_angle_data.json</text:p>
          </table:table-cell>
          <table:table-cell/>
          <table:table-cell office:value-type="string" calcext:value-type="string">
            <text:p>./archive_1/1745518832_410_Wide_Long1745518832_410_Wide_Long_distance_data.json</text:p>
          </table:table-cell>
          <table:table-cell/>
          <table:table-cell office:value-type="string" calcext:value-type="string">
            <text:p>./archive_1/1745518832_410_Wide_Long1745518832_410_Wide_Long_sound.wav</text:p>
          </table:table-cell>
        </table:table-row>
        <table:table-row table:style-name="ro1">
          <table:table-cell office:value-type="string" calcext:value-type="string">
            <text:p>./archive_1/1745522107_722_Wide_Long1745522107_722_Wide_Long_angle_data.json</text:p>
          </table:table-cell>
          <table:table-cell/>
          <table:table-cell office:value-type="string" calcext:value-type="string">
            <text:p>./archive_1/1745522107_722_Wide_Long1745522107_722_Wide_Long_distance_data.json</text:p>
          </table:table-cell>
          <table:table-cell/>
          <table:table-cell office:value-type="string" calcext:value-type="string">
            <text:p>./archive_1/1745522107_722_Wide_Long1745522107_722_Wide_Long_sound.wav</text:p>
          </table:table-cell>
        </table:table-row>
        <table:table-row table:style-name="ro1">
          <table:table-cell office:value-type="string" calcext:value-type="string">
            <text:p>./archive_1/1745523961_1030_Wide_Long1745523961_1030_Wide_Long_angle_data.json</text:p>
          </table:table-cell>
          <table:table-cell/>
          <table:table-cell office:value-type="string" calcext:value-type="string">
            <text:p>./archive_1/1745523961_1030_Wide_Long1745523961_1030_Wide_Long_distance_data.json</text:p>
          </table:table-cell>
          <table:table-cell/>
          <table:table-cell office:value-type="string" calcext:value-type="string">
            <text:p>./archive_1/1745523961_1030_Wide_Long1745523961_1030_Wide_Long_sound.wav</text:p>
          </table:table-cell>
        </table:table-row>
        <table:table-row table:style-name="ro1">
          <table:table-cell office:value-type="string" calcext:value-type="string">
            <text:p>./archive_1/1745526209_1340_Wide_Long1745526209_1340_Wide_Long_angle_data.json</text:p>
          </table:table-cell>
          <table:table-cell/>
          <table:table-cell office:value-type="string" calcext:value-type="string">
            <text:p>./archive_1/1745526209_1340_Wide_Long1745526209_1340_Wide_Long_distance_data.json</text:p>
          </table:table-cell>
          <table:table-cell/>
          <table:table-cell office:value-type="string" calcext:value-type="string">
            <text:p>./archive_1/1745526209_1340_Wide_Long1745526209_1340_Wide_Long_sound.wav</text:p>
          </table:table-cell>
        </table:table-row>
        <table:table-row table:style-name="ro1">
          <table:table-cell office:value-type="string" calcext:value-type="string">
            <text:p>./archive_1/1744898073_154_Wide_Long1744898073_154_Wide_Long_angle_data.json</text:p>
          </table:table-cell>
          <table:table-cell/>
          <table:table-cell office:value-type="string" calcext:value-type="string">
            <text:p>./archive_1/1744898073_154_Wide_Long1744898073_154_Wide_Long_distance_data.json</text:p>
          </table:table-cell>
          <table:table-cell/>
          <table:table-cell office:value-type="string" calcext:value-type="string">
            <text:p>./archive_1/1744898073_154_Wide_Long1744898073_154_Wide_Long_sound.wav</text:p>
          </table:table-cell>
        </table:table-row>
        <table:table-row table:style-name="ro1">
          <table:table-cell office:value-type="string" calcext:value-type="string">
            <text:p>./archive_1/1744907372_474_Wide_Long1744907372_474_Wide_Long_angle_data.json</text:p>
          </table:table-cell>
          <table:table-cell/>
          <table:table-cell office:value-type="string" calcext:value-type="string">
            <text:p>./archive_1/1744907372_474_Wide_Long1744907372_474_Wide_Long_distance_data.json</text:p>
          </table:table-cell>
          <table:table-cell/>
          <table:table-cell office:value-type="string" calcext:value-type="string">
            <text:p>./archive_1/1744907372_474_Wide_Long1744907372_474_Wide_Long_sound.wav</text:p>
          </table:table-cell>
        </table:table-row>
        <table:table-row table:style-name="ro1">
          <table:table-cell office:value-type="string" calcext:value-type="string">
            <text:p>./archive_1/1744914390_792_Wide_Long1744914390_792_Wide_Long_angle_data.json</text:p>
          </table:table-cell>
          <table:table-cell/>
          <table:table-cell office:value-type="string" calcext:value-type="string">
            <text:p>./archive_1/1744914390_792_Wide_Long1744914390_792_Wide_Long_distance_data.json</text:p>
          </table:table-cell>
          <table:table-cell/>
          <table:table-cell office:value-type="string" calcext:value-type="string">
            <text:p>./archive_1/1744914390_792_Wide_Long1744914390_792_Wide_Long_sound.wav</text:p>
          </table:table-cell>
        </table:table-row>
        <table:table-row table:style-name="ro1">
          <table:table-cell office:value-type="string" calcext:value-type="string">
            <text:p>./archive_1/1745514300_102_Wide_Long1745514300_102_Wide_Long_angle_data.json</text:p>
          </table:table-cell>
          <table:table-cell/>
          <table:table-cell office:value-type="string" calcext:value-type="string">
            <text:p>./archive_1/1745514300_102_Wide_Long1745514300_102_Wide_Long_distance_data.json</text:p>
          </table:table-cell>
          <table:table-cell/>
          <table:table-cell office:value-type="string" calcext:value-type="string">
            <text:p>./archive_1/1745514300_102_Wide_Long1745514300_102_Wide_Long_sound.wav</text:p>
          </table:table-cell>
        </table:table-row>
        <table:table-row table:style-name="ro1">
          <table:table-cell office:value-type="string" calcext:value-type="string">
            <text:p>./archive_1/1745518836_411_Wide_Long1745518836_411_Wide_Long_angle_data.json</text:p>
          </table:table-cell>
          <table:table-cell/>
          <table:table-cell office:value-type="string" calcext:value-type="string">
            <text:p>./archive_1/1745518836_411_Wide_Long1745518836_411_Wide_Long_distance_data.json</text:p>
          </table:table-cell>
          <table:table-cell/>
          <table:table-cell office:value-type="string" calcext:value-type="string">
            <text:p>./archive_1/1745518836_411_Wide_Long1745518836_411_Wide_Long_sound.wav</text:p>
          </table:table-cell>
        </table:table-row>
        <table:table-row table:style-name="ro1">
          <table:table-cell office:value-type="string" calcext:value-type="string">
            <text:p>./archive_1/1745522112_723_Wide_Long1745522112_723_Wide_Long_angle_data.json</text:p>
          </table:table-cell>
          <table:table-cell/>
          <table:table-cell office:value-type="string" calcext:value-type="string">
            <text:p>./archive_1/1745522112_723_Wide_Long1745522112_723_Wide_Long_distance_data.json</text:p>
          </table:table-cell>
          <table:table-cell/>
          <table:table-cell office:value-type="string" calcext:value-type="string">
            <text:p>./archive_1/1745522112_723_Wide_Long1745522112_723_Wide_Long_sound.wav</text:p>
          </table:table-cell>
        </table:table-row>
        <table:table-row table:style-name="ro1">
          <table:table-cell office:value-type="string" calcext:value-type="string">
            <text:p>./archive_1/1745523978_1031_Wide_Long1745523978_1031_Wide_Long_angle_data.json</text:p>
          </table:table-cell>
          <table:table-cell/>
          <table:table-cell office:value-type="string" calcext:value-type="string">
            <text:p>./archive_1/1745523978_1031_Wide_Long1745523978_1031_Wide_Long_distance_data.json</text:p>
          </table:table-cell>
          <table:table-cell/>
          <table:table-cell office:value-type="string" calcext:value-type="string">
            <text:p>./archive_1/1745523978_1031_Wide_Long1745523978_1031_Wide_Long_sound.wav</text:p>
          </table:table-cell>
        </table:table-row>
        <table:table-row table:style-name="ro1">
          <table:table-cell office:value-type="string" calcext:value-type="string">
            <text:p>./archive_1/1745526214_1341_Wide_Long1745526214_1341_Wide_Long_angle_data.json</text:p>
          </table:table-cell>
          <table:table-cell/>
          <table:table-cell office:value-type="string" calcext:value-type="string">
            <text:p>./archive_1/1745526214_1341_Wide_Long1745526214_1341_Wide_Long_distance_data.json</text:p>
          </table:table-cell>
          <table:table-cell/>
          <table:table-cell office:value-type="string" calcext:value-type="string">
            <text:p>./archive_1/1745526214_1341_Wide_Long1745526214_1341_Wide_Long_sound.wav</text:p>
          </table:table-cell>
        </table:table-row>
        <table:table-row table:style-name="ro1">
          <table:table-cell office:value-type="string" calcext:value-type="string">
            <text:p>./archive_1/1744898095_155_Wide_Long1744898095_155_Wide_Long_angle_data.json</text:p>
          </table:table-cell>
          <table:table-cell/>
          <table:table-cell office:value-type="string" calcext:value-type="string">
            <text:p>./archive_1/1744898095_155_Wide_Long1744898095_155_Wide_Long_distance_data.json</text:p>
          </table:table-cell>
          <table:table-cell/>
          <table:table-cell office:value-type="string" calcext:value-type="string">
            <text:p>./archive_1/1744898095_155_Wide_Long1744898095_155_Wide_Long_sound.wav</text:p>
          </table:table-cell>
        </table:table-row>
        <table:table-row table:style-name="ro1">
          <table:table-cell office:value-type="string" calcext:value-type="string">
            <text:p>./archive_1/1744907394_475_Wide_Long1744907394_475_Wide_Long_angle_data.json</text:p>
          </table:table-cell>
          <table:table-cell/>
          <table:table-cell office:value-type="string" calcext:value-type="string">
            <text:p>./archive_1/1744907394_475_Wide_Long1744907394_475_Wide_Long_distance_data.json</text:p>
          </table:table-cell>
          <table:table-cell/>
          <table:table-cell office:value-type="string" calcext:value-type="string">
            <text:p>./archive_1/1744907394_475_Wide_Long1744907394_475_Wide_Long_sound.wav</text:p>
          </table:table-cell>
        </table:table-row>
        <table:table-row table:style-name="ro1">
          <table:table-cell office:value-type="string" calcext:value-type="string">
            <text:p>./archive_1/1744914410_793_Wide_Long1744914410_793_Wide_Long_angle_data.json</text:p>
          </table:table-cell>
          <table:table-cell/>
          <table:table-cell office:value-type="string" calcext:value-type="string">
            <text:p>./archive_1/1744914410_793_Wide_Long1744914410_793_Wide_Long_distance_data.json</text:p>
          </table:table-cell>
          <table:table-cell/>
          <table:table-cell office:value-type="string" calcext:value-type="string">
            <text:p>./archive_1/1744914410_793_Wide_Long1744914410_793_Wide_Long_sound.wav</text:p>
          </table:table-cell>
        </table:table-row>
        <table:table-row table:style-name="ro1">
          <table:table-cell office:value-type="string" calcext:value-type="string">
            <text:p>./archive_1/1745514306_103_Wide_Long1745514306_103_Wide_Long_angle_data.json</text:p>
          </table:table-cell>
          <table:table-cell/>
          <table:table-cell office:value-type="string" calcext:value-type="string">
            <text:p>./archive_1/1745514306_103_Wide_Long1745514306_103_Wide_Long_distance_data.json</text:p>
          </table:table-cell>
          <table:table-cell/>
          <table:table-cell office:value-type="string" calcext:value-type="string">
            <text:p>./archive_1/1745514306_103_Wide_Long1745514306_103_Wide_Long_sound.wav</text:p>
          </table:table-cell>
        </table:table-row>
        <table:table-row table:style-name="ro1">
          <table:table-cell office:value-type="string" calcext:value-type="string">
            <text:p>./archive_1/1745518841_412_Wide_Long1745518841_412_Wide_Long_angle_data.json</text:p>
          </table:table-cell>
          <table:table-cell/>
          <table:table-cell office:value-type="string" calcext:value-type="string">
            <text:p>./archive_1/1745518841_412_Wide_Long1745518841_412_Wide_Long_distance_data.json</text:p>
          </table:table-cell>
          <table:table-cell/>
          <table:table-cell office:value-type="string" calcext:value-type="string">
            <text:p>./archive_1/1745518841_412_Wide_Long1745518841_412_Wide_Long_sound.wav</text:p>
          </table:table-cell>
        </table:table-row>
        <table:table-row table:style-name="ro1">
          <table:table-cell office:value-type="string" calcext:value-type="string">
            <text:p>./archive_1/1745522119_724_Wide_Long1745522119_724_Wide_Long_angle_data.json</text:p>
          </table:table-cell>
          <table:table-cell/>
          <table:table-cell office:value-type="string" calcext:value-type="string">
            <text:p>./archive_1/1745522119_724_Wide_Long1745522119_724_Wide_Long_distance_data.json</text:p>
          </table:table-cell>
          <table:table-cell/>
          <table:table-cell office:value-type="string" calcext:value-type="string">
            <text:p>./archive_1/1745522119_724_Wide_Long1745522119_724_Wide_Long_sound.wav</text:p>
          </table:table-cell>
        </table:table-row>
        <table:table-row table:style-name="ro1">
          <table:table-cell office:value-type="string" calcext:value-type="string">
            <text:p>./archive_1/1745523983_1032_Wide_Long1745523983_1032_Wide_Long_angle_data.json</text:p>
          </table:table-cell>
          <table:table-cell/>
          <table:table-cell office:value-type="string" calcext:value-type="string">
            <text:p>./archive_1/1745523983_1032_Wide_Long1745523983_1032_Wide_Long_distance_data.json</text:p>
          </table:table-cell>
          <table:table-cell/>
          <table:table-cell office:value-type="string" calcext:value-type="string">
            <text:p>./archive_1/1745523983_1032_Wide_Long1745523983_1032_Wide_Long_sound.wav</text:p>
          </table:table-cell>
        </table:table-row>
        <table:table-row table:style-name="ro1">
          <table:table-cell office:value-type="string" calcext:value-type="string">
            <text:p>./archive_1/1745526218_1342_Wide_Long1745526218_1342_Wide_Long_angle_data.json</text:p>
          </table:table-cell>
          <table:table-cell/>
          <table:table-cell office:value-type="string" calcext:value-type="string">
            <text:p>./archive_1/1745526218_1342_Wide_Long1745526218_1342_Wide_Long_distance_data.json</text:p>
          </table:table-cell>
          <table:table-cell/>
          <table:table-cell office:value-type="string" calcext:value-type="string">
            <text:p>./archive_1/1745526218_1342_Wide_Long1745526218_1342_Wide_Long_sound.wav</text:p>
          </table:table-cell>
        </table:table-row>
        <table:table-row table:style-name="ro1">
          <table:table-cell office:value-type="string" calcext:value-type="string">
            <text:p>./archive_1/1744898113_156_Wide_Long1744898113_156_Wide_Long_angle_data.json</text:p>
          </table:table-cell>
          <table:table-cell/>
          <table:table-cell office:value-type="string" calcext:value-type="string">
            <text:p>./archive_1/1744898113_156_Wide_Long1744898113_156_Wide_Long_distance_data.json</text:p>
          </table:table-cell>
          <table:table-cell/>
          <table:table-cell office:value-type="string" calcext:value-type="string">
            <text:p>./archive_1/1744898113_156_Wide_Long1744898113_156_Wide_Long_sound.wav</text:p>
          </table:table-cell>
        </table:table-row>
        <table:table-row table:style-name="ro1">
          <table:table-cell office:value-type="string" calcext:value-type="string">
            <text:p>./archive_1/1744907414_476_Wide_Long1744907414_476_Wide_Long_angle_data.json</text:p>
          </table:table-cell>
          <table:table-cell/>
          <table:table-cell office:value-type="string" calcext:value-type="string">
            <text:p>./archive_1/1744907414_476_Wide_Long1744907414_476_Wide_Long_distance_data.json</text:p>
          </table:table-cell>
          <table:table-cell/>
          <table:table-cell office:value-type="string" calcext:value-type="string">
            <text:p>./archive_1/1744907414_476_Wide_Long1744907414_476_Wide_Long_sound.wav</text:p>
          </table:table-cell>
        </table:table-row>
        <table:table-row table:style-name="ro1">
          <table:table-cell office:value-type="string" calcext:value-type="string">
            <text:p>./archive_1/1744914430_794_Wide_Long1744914430_794_Wide_Long_angle_data.json</text:p>
          </table:table-cell>
          <table:table-cell/>
          <table:table-cell office:value-type="string" calcext:value-type="string">
            <text:p>./archive_1/1744914430_794_Wide_Long1744914430_794_Wide_Long_distance_data.json</text:p>
          </table:table-cell>
          <table:table-cell/>
          <table:table-cell office:value-type="string" calcext:value-type="string">
            <text:p>./archive_1/1744914430_794_Wide_Long1744914430_794_Wide_Long_sound.wav</text:p>
          </table:table-cell>
        </table:table-row>
        <table:table-row table:style-name="ro1">
          <table:table-cell office:value-type="string" calcext:value-type="string">
            <text:p>./archive_1/1745514313_104_Wide_Long1745514313_104_Wide_Long_angle_data.json</text:p>
          </table:table-cell>
          <table:table-cell/>
          <table:table-cell office:value-type="string" calcext:value-type="string">
            <text:p>./archive_1/1745514313_104_Wide_Long1745514313_104_Wide_Long_distance_data.json</text:p>
          </table:table-cell>
          <table:table-cell/>
          <table:table-cell office:value-type="string" calcext:value-type="string">
            <text:p>./archive_1/1745514313_104_Wide_Long1745514313_104_Wide_Long_sound.wav</text:p>
          </table:table-cell>
        </table:table-row>
        <table:table-row table:style-name="ro1">
          <table:table-cell office:value-type="string" calcext:value-type="string">
            <text:p>./archive_1/1745518854_413_Wide_Long1745518854_413_Wide_Long_angle_data.json</text:p>
          </table:table-cell>
          <table:table-cell/>
          <table:table-cell office:value-type="string" calcext:value-type="string">
            <text:p>./archive_1/1745518854_413_Wide_Long1745518854_413_Wide_Long_distance_data.json</text:p>
          </table:table-cell>
          <table:table-cell/>
          <table:table-cell office:value-type="string" calcext:value-type="string">
            <text:p>./archive_1/1745518854_413_Wide_Long1745518854_413_Wide_Long_sound.wav</text:p>
          </table:table-cell>
        </table:table-row>
        <table:table-row table:style-name="ro1">
          <table:table-cell office:value-type="string" calcext:value-type="string">
            <text:p>./archive_1/1745522131_725_Wide_Long1745522131_725_Wide_Long_angle_data.json</text:p>
          </table:table-cell>
          <table:table-cell/>
          <table:table-cell office:value-type="string" calcext:value-type="string">
            <text:p>./archive_1/1745522131_725_Wide_Long1745522131_725_Wide_Long_distance_data.json</text:p>
          </table:table-cell>
          <table:table-cell/>
          <table:table-cell office:value-type="string" calcext:value-type="string">
            <text:p>./archive_1/1745522131_725_Wide_Long1745522131_725_Wide_Long_sound.wav</text:p>
          </table:table-cell>
        </table:table-row>
        <table:table-row table:style-name="ro1">
          <table:table-cell office:value-type="string" calcext:value-type="string">
            <text:p>./archive_1/1745523987_1033_Wide_Long1745523987_1033_Wide_Long_angle_data.json</text:p>
          </table:table-cell>
          <table:table-cell/>
          <table:table-cell office:value-type="string" calcext:value-type="string">
            <text:p>./archive_1/1745523987_1033_Wide_Long1745523987_1033_Wide_Long_distance_data.json</text:p>
          </table:table-cell>
          <table:table-cell/>
          <table:table-cell office:value-type="string" calcext:value-type="string">
            <text:p>./archive_1/1745523987_1033_Wide_Long1745523987_1033_Wide_Long_sound.wav</text:p>
          </table:table-cell>
        </table:table-row>
        <table:table-row table:style-name="ro1">
          <table:table-cell office:value-type="string" calcext:value-type="string">
            <text:p>./archive_1/1745526222_1343_Wide_Long1745526222_1343_Wide_Long_angle_data.json</text:p>
          </table:table-cell>
          <table:table-cell/>
          <table:table-cell office:value-type="string" calcext:value-type="string">
            <text:p>./archive_1/1745526222_1343_Wide_Long1745526222_1343_Wide_Long_distance_data.json</text:p>
          </table:table-cell>
          <table:table-cell/>
          <table:table-cell office:value-type="string" calcext:value-type="string">
            <text:p>./archive_1/1745526222_1343_Wide_Long1745526222_1343_Wide_Long_sound.wav</text:p>
          </table:table-cell>
        </table:table-row>
        <table:table-row table:style-name="ro1">
          <table:table-cell office:value-type="string" calcext:value-type="string">
            <text:p>./archive_1/1744898157_158_Wide_Long1744898157_158_Wide_Long_angle_data.json</text:p>
          </table:table-cell>
          <table:table-cell/>
          <table:table-cell office:value-type="string" calcext:value-type="string">
            <text:p>./archive_1/1744898157_158_Wide_Long1744898157_158_Wide_Long_distance_data.json</text:p>
          </table:table-cell>
          <table:table-cell/>
          <table:table-cell office:value-type="string" calcext:value-type="string">
            <text:p>./archive_1/1744898157_158_Wide_Long1744898157_158_Wide_Long_sound.wav</text:p>
          </table:table-cell>
        </table:table-row>
        <table:table-row table:style-name="ro1">
          <table:table-cell office:value-type="string" calcext:value-type="string">
            <text:p>./archive_1/1744907462_478_Wide_Long1744907462_478_Wide_Long_angle_data.json</text:p>
          </table:table-cell>
          <table:table-cell/>
          <table:table-cell office:value-type="string" calcext:value-type="string">
            <text:p>./archive_1/1744907462_478_Wide_Long1744907462_478_Wide_Long_distance_data.json</text:p>
          </table:table-cell>
          <table:table-cell/>
          <table:table-cell office:value-type="string" calcext:value-type="string">
            <text:p>./archive_1/1744907462_478_Wide_Long1744907462_478_Wide_Long_sound.wav</text:p>
          </table:table-cell>
        </table:table-row>
        <table:table-row table:style-name="ro1">
          <table:table-cell office:value-type="string" calcext:value-type="string">
            <text:p>./archive_1/1744914455_795_Wide_Long1744914455_795_Wide_Long_angle_data.json</text:p>
          </table:table-cell>
          <table:table-cell/>
          <table:table-cell office:value-type="string" calcext:value-type="string">
            <text:p>./archive_1/1744914455_795_Wide_Long1744914455_795_Wide_Long_distance_data.json</text:p>
          </table:table-cell>
          <table:table-cell/>
          <table:table-cell office:value-type="string" calcext:value-type="string">
            <text:p>./archive_1/1744914455_795_Wide_Long1744914455_795_Wide_Long_sound.wav</text:p>
          </table:table-cell>
        </table:table-row>
        <table:table-row table:style-name="ro1">
          <table:table-cell office:value-type="string" calcext:value-type="string">
            <text:p>./archive_1/1745514320_105_Wide_Long1745514320_105_Wide_Long_angle_data.json</text:p>
          </table:table-cell>
          <table:table-cell/>
          <table:table-cell office:value-type="string" calcext:value-type="string">
            <text:p>./archive_1/1745514320_105_Wide_Long1745514320_105_Wide_Long_distance_data.json</text:p>
          </table:table-cell>
          <table:table-cell/>
          <table:table-cell office:value-type="string" calcext:value-type="string">
            <text:p>./archive_1/1745514320_105_Wide_Long1745514320_105_Wide_Long_sound.wav</text:p>
          </table:table-cell>
        </table:table-row>
        <table:table-row table:style-name="ro1">
          <table:table-cell office:value-type="string" calcext:value-type="string">
            <text:p>./archive_1/1745518893_414_Wide_Long1745518893_414_Wide_Long_angle_data.json</text:p>
          </table:table-cell>
          <table:table-cell/>
          <table:table-cell office:value-type="string" calcext:value-type="string">
            <text:p>./archive_1/1745518893_414_Wide_Long1745518893_414_Wide_Long_distance_data.json</text:p>
          </table:table-cell>
          <table:table-cell/>
          <table:table-cell office:value-type="string" calcext:value-type="string">
            <text:p>./archive_1/1745518893_414_Wide_Long1745518893_414_Wide_Long_sound.wav</text:p>
          </table:table-cell>
        </table:table-row>
        <table:table-row table:style-name="ro1">
          <table:table-cell office:value-type="string" calcext:value-type="string">
            <text:p>./archive_1/1745522136_726_Wide_Long1745522136_726_Wide_Long_angle_data.json</text:p>
          </table:table-cell>
          <table:table-cell/>
          <table:table-cell office:value-type="string" calcext:value-type="string">
            <text:p>./archive_1/1745522136_726_Wide_Long1745522136_726_Wide_Long_distance_data.json</text:p>
          </table:table-cell>
          <table:table-cell/>
          <table:table-cell office:value-type="string" calcext:value-type="string">
            <text:p>./archive_1/1745522136_726_Wide_Long1745522136_726_Wide_Long_sound.wav</text:p>
          </table:table-cell>
        </table:table-row>
        <table:table-row table:style-name="ro1">
          <table:table-cell office:value-type="string" calcext:value-type="string">
            <text:p>./archive_1/1745523992_1034_Wide_Long1745523992_1034_Wide_Long_angle_data.json</text:p>
          </table:table-cell>
          <table:table-cell/>
          <table:table-cell office:value-type="string" calcext:value-type="string">
            <text:p>./archive_1/1745523992_1034_Wide_Long1745523992_1034_Wide_Long_distance_data.json</text:p>
          </table:table-cell>
          <table:table-cell/>
          <table:table-cell office:value-type="string" calcext:value-type="string">
            <text:p>./archive_1/1745523992_1034_Wide_Long1745523992_1034_Wide_Long_sound.wav</text:p>
          </table:table-cell>
        </table:table-row>
        <table:table-row table:style-name="ro1">
          <table:table-cell office:value-type="string" calcext:value-type="string">
            <text:p>./archive_1/1745526238_1344_Wide_Long1745526238_1344_Wide_Long_angle_data.json</text:p>
          </table:table-cell>
          <table:table-cell/>
          <table:table-cell office:value-type="string" calcext:value-type="string">
            <text:p>./archive_1/1745526238_1344_Wide_Long1745526238_1344_Wide_Long_distance_data.json</text:p>
          </table:table-cell>
          <table:table-cell/>
          <table:table-cell office:value-type="string" calcext:value-type="string">
            <text:p>./archive_1/1745526238_1344_Wide_Long1745526238_1344_Wide_Long_sound.wav</text:p>
          </table:table-cell>
        </table:table-row>
        <table:table-row table:style-name="ro1">
          <table:table-cell office:value-type="string" calcext:value-type="string">
            <text:p>./archive_1/1744898176_159_Wide_Long1744898176_159_Wide_Long_angle_data.json</text:p>
          </table:table-cell>
          <table:table-cell/>
          <table:table-cell office:value-type="string" calcext:value-type="string">
            <text:p>./archive_1/1744898176_159_Wide_Long1744898176_159_Wide_Long_distance_data.json</text:p>
          </table:table-cell>
          <table:table-cell/>
          <table:table-cell office:value-type="string" calcext:value-type="string">
            <text:p>./archive_1/1744898176_159_Wide_Long1744898176_159_Wide_Long_sound.wav</text:p>
          </table:table-cell>
        </table:table-row>
        <table:table-row table:style-name="ro1">
          <table:table-cell office:value-type="string" calcext:value-type="string">
            <text:p>./archive_1/1744907482_479_Wide_Long1744907482_479_Wide_Long_angle_data.json</text:p>
          </table:table-cell>
          <table:table-cell/>
          <table:table-cell office:value-type="string" calcext:value-type="string">
            <text:p>./archive_1/1744907482_479_Wide_Long1744907482_479_Wide_Long_distance_data.json</text:p>
          </table:table-cell>
          <table:table-cell/>
          <table:table-cell office:value-type="string" calcext:value-type="string">
            <text:p>./archive_1/1744907482_479_Wide_Long1744907482_479_Wide_Long_sound.wav</text:p>
          </table:table-cell>
        </table:table-row>
        <table:table-row table:style-name="ro1">
          <table:table-cell office:value-type="string" calcext:value-type="string">
            <text:p>./archive_1/1744914475_796_Wide_Long1744914475_796_Wide_Long_angle_data.json</text:p>
          </table:table-cell>
          <table:table-cell/>
          <table:table-cell office:value-type="string" calcext:value-type="string">
            <text:p>./archive_1/1744914475_796_Wide_Long1744914475_796_Wide_Long_distance_data.json</text:p>
          </table:table-cell>
          <table:table-cell/>
          <table:table-cell office:value-type="string" calcext:value-type="string">
            <text:p>./archive_1/1744914475_796_Wide_Long1744914475_796_Wide_Long_sound.wav</text:p>
          </table:table-cell>
        </table:table-row>
        <table:table-row table:style-name="ro1">
          <table:table-cell office:value-type="string" calcext:value-type="string">
            <text:p>./archive_1/1745514327_106_Wide_Long1745514327_106_Wide_Long_angle_data.json</text:p>
          </table:table-cell>
          <table:table-cell/>
          <table:table-cell office:value-type="string" calcext:value-type="string">
            <text:p>./archive_1/1745514327_106_Wide_Long1745514327_106_Wide_Long_distance_data.json</text:p>
          </table:table-cell>
          <table:table-cell/>
          <table:table-cell office:value-type="string" calcext:value-type="string">
            <text:p>./archive_1/1745514327_106_Wide_Long1745514327_106_Wide_Long_sound.wav</text:p>
          </table:table-cell>
        </table:table-row>
        <table:table-row table:style-name="ro1">
          <table:table-cell office:value-type="string" calcext:value-type="string">
            <text:p>./archive_1/1745518898_415_Wide_Long1745518898_415_Wide_Long_angle_data.json</text:p>
          </table:table-cell>
          <table:table-cell/>
          <table:table-cell office:value-type="string" calcext:value-type="string">
            <text:p>./archive_1/1745518898_415_Wide_Long1745518898_415_Wide_Long_distance_data.json</text:p>
          </table:table-cell>
          <table:table-cell/>
          <table:table-cell office:value-type="string" calcext:value-type="string">
            <text:p>./archive_1/1745518898_415_Wide_Long1745518898_415_Wide_Long_sound.wav</text:p>
          </table:table-cell>
        </table:table-row>
        <table:table-row table:style-name="ro1">
          <table:table-cell office:value-type="string" calcext:value-type="string">
            <text:p>./archive_1/1745522141_727_Wide_Long1745522141_727_Wide_Long_angle_data.json</text:p>
          </table:table-cell>
          <table:table-cell/>
          <table:table-cell office:value-type="string" calcext:value-type="string">
            <text:p>./archive_1/1745522141_727_Wide_Long1745522141_727_Wide_Long_distance_data.json</text:p>
          </table:table-cell>
          <table:table-cell/>
          <table:table-cell office:value-type="string" calcext:value-type="string">
            <text:p>./archive_1/1745522141_727_Wide_Long1745522141_727_Wide_Long_sound.wav</text:p>
          </table:table-cell>
        </table:table-row>
        <table:table-row table:style-name="ro1">
          <table:table-cell office:value-type="string" calcext:value-type="string">
            <text:p>./archive_1/1745523996_1035_Wide_Long1745523996_1035_Wide_Long_angle_data.json</text:p>
          </table:table-cell>
          <table:table-cell/>
          <table:table-cell office:value-type="string" calcext:value-type="string">
            <text:p>./archive_1/1745523996_1035_Wide_Long1745523996_1035_Wide_Long_distance_data.json</text:p>
          </table:table-cell>
          <table:table-cell/>
          <table:table-cell office:value-type="string" calcext:value-type="string">
            <text:p>./archive_1/1745523996_1035_Wide_Long1745523996_1035_Wide_Long_sound.wav</text:p>
          </table:table-cell>
        </table:table-row>
        <table:table-row table:style-name="ro1">
          <table:table-cell office:value-type="string" calcext:value-type="string">
            <text:p>./archive_1/1745526243_1345_Wide_Long1745526243_1345_Wide_Long_angle_data.json</text:p>
          </table:table-cell>
          <table:table-cell/>
          <table:table-cell office:value-type="string" calcext:value-type="string">
            <text:p>./archive_1/1745526243_1345_Wide_Long1745526243_1345_Wide_Long_distance_data.json</text:p>
          </table:table-cell>
          <table:table-cell/>
          <table:table-cell office:value-type="string" calcext:value-type="string">
            <text:p>./archive_1/1745526243_1345_Wide_Long1745526243_1345_Wide_Long_sound.wav</text:p>
          </table:table-cell>
        </table:table-row>
        <table:table-row table:style-name="ro1">
          <table:table-cell office:value-type="string" calcext:value-type="string">
            <text:p>./archive_1/1744898195_160_Wide_Long1744898195_160_Wide_Long_angle_data.json</text:p>
          </table:table-cell>
          <table:table-cell/>
          <table:table-cell office:value-type="string" calcext:value-type="string">
            <text:p>./archive_1/1744898195_160_Wide_Long1744898195_160_Wide_Long_distance_data.json</text:p>
          </table:table-cell>
          <table:table-cell/>
          <table:table-cell office:value-type="string" calcext:value-type="string">
            <text:p>./archive_1/1744898195_160_Wide_Long1744898195_160_Wide_Long_sound.wav</text:p>
          </table:table-cell>
        </table:table-row>
        <table:table-row table:style-name="ro1">
          <table:table-cell office:value-type="string" calcext:value-type="string">
            <text:p>./archive_1/1744907501_480_Wide_Long1744907501_480_Wide_Long_angle_data.json</text:p>
          </table:table-cell>
          <table:table-cell/>
          <table:table-cell office:value-type="string" calcext:value-type="string">
            <text:p>./archive_1/1744907501_480_Wide_Long1744907501_480_Wide_Long_distance_data.json</text:p>
          </table:table-cell>
          <table:table-cell/>
          <table:table-cell office:value-type="string" calcext:value-type="string">
            <text:p>./archive_1/1744907501_480_Wide_Long1744907501_480_Wide_Long_sound.wav</text:p>
          </table:table-cell>
        </table:table-row>
        <table:table-row table:style-name="ro1">
          <table:table-cell office:value-type="string" calcext:value-type="string">
            <text:p>./archive_1/1744914495_797_Wide_Long1744914495_797_Wide_Long_angle_data.json</text:p>
          </table:table-cell>
          <table:table-cell/>
          <table:table-cell office:value-type="string" calcext:value-type="string">
            <text:p>./archive_1/1744914495_797_Wide_Long1744914495_797_Wide_Long_distance_data.json</text:p>
          </table:table-cell>
          <table:table-cell/>
          <table:table-cell office:value-type="string" calcext:value-type="string">
            <text:p>./archive_1/1744914495_797_Wide_Long1744914495_797_Wide_Long_sound.wav</text:p>
          </table:table-cell>
        </table:table-row>
        <table:table-row table:style-name="ro1">
          <table:table-cell office:value-type="string" calcext:value-type="string">
            <text:p>./archive_1/1745514339_107_Wide_Long1745514339_107_Wide_Long_angle_data.json</text:p>
          </table:table-cell>
          <table:table-cell/>
          <table:table-cell office:value-type="string" calcext:value-type="string">
            <text:p>./archive_1/1745514339_107_Wide_Long1745514339_107_Wide_Long_distance_data.json</text:p>
          </table:table-cell>
          <table:table-cell/>
          <table:table-cell office:value-type="string" calcext:value-type="string">
            <text:p>./archive_1/1745514339_107_Wide_Long1745514339_107_Wide_Long_sound.wav</text:p>
          </table:table-cell>
        </table:table-row>
        <table:table-row table:style-name="ro1">
          <table:table-cell office:value-type="string" calcext:value-type="string">
            <text:p>./archive_1/1745518903_416_Wide_Long1745518903_416_Wide_Long_angle_data.json</text:p>
          </table:table-cell>
          <table:table-cell/>
          <table:table-cell office:value-type="string" calcext:value-type="string">
            <text:p>./archive_1/1745518903_416_Wide_Long1745518903_416_Wide_Long_distance_data.json</text:p>
          </table:table-cell>
          <table:table-cell/>
          <table:table-cell office:value-type="string" calcext:value-type="string">
            <text:p>./archive_1/1745518903_416_Wide_Long1745518903_416_Wide_Long_sound.wav</text:p>
          </table:table-cell>
        </table:table-row>
        <table:table-row table:style-name="ro1">
          <table:table-cell office:value-type="string" calcext:value-type="string">
            <text:p>./archive_1/1745522145_728_Wide_Long1745522145_728_Wide_Long_angle_data.json</text:p>
          </table:table-cell>
          <table:table-cell/>
          <table:table-cell office:value-type="string" calcext:value-type="string">
            <text:p>./archive_1/1745522145_728_Wide_Long1745522145_728_Wide_Long_distance_data.json</text:p>
          </table:table-cell>
          <table:table-cell/>
          <table:table-cell office:value-type="string" calcext:value-type="string">
            <text:p>./archive_1/1745522145_728_Wide_Long1745522145_728_Wide_Long_sound.wav</text:p>
          </table:table-cell>
        </table:table-row>
        <table:table-row table:style-name="ro1">
          <table:table-cell office:value-type="string" calcext:value-type="string">
            <text:p>./archive_1/1745524002_1036_Wide_Long1745524002_1036_Wide_Long_angle_data.json</text:p>
          </table:table-cell>
          <table:table-cell/>
          <table:table-cell office:value-type="string" calcext:value-type="string">
            <text:p>./archive_1/1745524002_1036_Wide_Long1745524002_1036_Wide_Long_distance_data.json</text:p>
          </table:table-cell>
          <table:table-cell/>
          <table:table-cell office:value-type="string" calcext:value-type="string">
            <text:p>./archive_1/1745524002_1036_Wide_Long1745524002_1036_Wide_Long_sound.wav</text:p>
          </table:table-cell>
        </table:table-row>
        <table:table-row table:style-name="ro1">
          <table:table-cell office:value-type="string" calcext:value-type="string">
            <text:p>./archive_1/1745526248_1346_Wide_Long1745526248_1346_Wide_Long_angle_data.json</text:p>
          </table:table-cell>
          <table:table-cell/>
          <table:table-cell office:value-type="string" calcext:value-type="string">
            <text:p>./archive_1/1745526248_1346_Wide_Long1745526248_1346_Wide_Long_distance_data.json</text:p>
          </table:table-cell>
          <table:table-cell/>
          <table:table-cell office:value-type="string" calcext:value-type="string">
            <text:p>./archive_1/1745526248_1346_Wide_Long1745526248_1346_Wide_Long_sound.wav</text:p>
          </table:table-cell>
        </table:table-row>
        <table:table-row table:style-name="ro1">
          <table:table-cell office:value-type="string" calcext:value-type="string">
            <text:p>./archive_1/1744898213_161_Wide_Long1744898213_161_Wide_Long_angle_data.json</text:p>
          </table:table-cell>
          <table:table-cell/>
          <table:table-cell office:value-type="string" calcext:value-type="string">
            <text:p>./archive_1/1744898213_161_Wide_Long1744898213_161_Wide_Long_distance_data.json</text:p>
          </table:table-cell>
          <table:table-cell/>
          <table:table-cell office:value-type="string" calcext:value-type="string">
            <text:p>./archive_1/1744898213_161_Wide_Long1744898213_161_Wide_Long_sound.wav</text:p>
          </table:table-cell>
        </table:table-row>
        <table:table-row table:style-name="ro1">
          <table:table-cell office:value-type="string" calcext:value-type="string">
            <text:p>./archive_1/1744907521_481_Wide_Long1744907521_481_Wide_Long_angle_data.json</text:p>
          </table:table-cell>
          <table:table-cell/>
          <table:table-cell office:value-type="string" calcext:value-type="string">
            <text:p>./archive_1/1744907521_481_Wide_Long1744907521_481_Wide_Long_distance_data.json</text:p>
          </table:table-cell>
          <table:table-cell/>
          <table:table-cell office:value-type="string" calcext:value-type="string">
            <text:p>./archive_1/1744907521_481_Wide_Long1744907521_481_Wide_Long_sound.wav</text:p>
          </table:table-cell>
        </table:table-row>
        <table:table-row table:style-name="ro1">
          <table:table-cell office:value-type="string" calcext:value-type="string">
            <text:p>./archive_1/1744914515_798_Wide_Long1744914515_798_Wide_Long_angle_data.json</text:p>
          </table:table-cell>
          <table:table-cell/>
          <table:table-cell office:value-type="string" calcext:value-type="string">
            <text:p>./archive_1/1744914515_798_Wide_Long1744914515_798_Wide_Long_distance_data.json</text:p>
          </table:table-cell>
          <table:table-cell/>
          <table:table-cell office:value-type="string" calcext:value-type="string">
            <text:p>./archive_1/1744914515_798_Wide_Long1744914515_798_Wide_Long_sound.wav</text:p>
          </table:table-cell>
        </table:table-row>
        <table:table-row table:style-name="ro1">
          <table:table-cell office:value-type="string" calcext:value-type="string">
            <text:p>./archive_1/1745514351_108_Wide_Long1745514351_108_Wide_Long_angle_data.json</text:p>
          </table:table-cell>
          <table:table-cell/>
          <table:table-cell office:value-type="string" calcext:value-type="string">
            <text:p>./archive_1/1745514351_108_Wide_Long1745514351_108_Wide_Long_distance_data.json</text:p>
          </table:table-cell>
          <table:table-cell/>
          <table:table-cell office:value-type="string" calcext:value-type="string">
            <text:p>./archive_1/1745514351_108_Wide_Long1745514351_108_Wide_Long_sound.wav</text:p>
          </table:table-cell>
        </table:table-row>
        <table:table-row table:style-name="ro1">
          <table:table-cell office:value-type="string" calcext:value-type="string">
            <text:p>./archive_1/1745518907_417_Wide_Long1745518907_417_Wide_Long_angle_data.json</text:p>
          </table:table-cell>
          <table:table-cell/>
          <table:table-cell office:value-type="string" calcext:value-type="string">
            <text:p>./archive_1/1745518907_417_Wide_Long1745518907_417_Wide_Long_distance_data.json</text:p>
          </table:table-cell>
          <table:table-cell/>
          <table:table-cell office:value-type="string" calcext:value-type="string">
            <text:p>./archive_1/1745518907_417_Wide_Long1745518907_417_Wide_Long_sound.wav</text:p>
          </table:table-cell>
        </table:table-row>
        <table:table-row table:style-name="ro1">
          <table:table-cell office:value-type="string" calcext:value-type="string">
            <text:p>./archive_1/1745522149_729_Wide_Long1745522149_729_Wide_Long_angle_data.json</text:p>
          </table:table-cell>
          <table:table-cell/>
          <table:table-cell office:value-type="string" calcext:value-type="string">
            <text:p>./archive_1/1745522149_729_Wide_Long1745522149_729_Wide_Long_distance_data.json</text:p>
          </table:table-cell>
          <table:table-cell/>
          <table:table-cell office:value-type="string" calcext:value-type="string">
            <text:p>./archive_1/1745522149_729_Wide_Long1745522149_729_Wide_Long_sound.wav</text:p>
          </table:table-cell>
        </table:table-row>
        <table:table-row table:style-name="ro1">
          <table:table-cell office:value-type="string" calcext:value-type="string">
            <text:p>./archive_1/1745524007_1037_Wide_Long1745524007_1037_Wide_Long_angle_data.json</text:p>
          </table:table-cell>
          <table:table-cell/>
          <table:table-cell office:value-type="string" calcext:value-type="string">
            <text:p>./archive_1/1745524007_1037_Wide_Long1745524007_1037_Wide_Long_distance_data.json</text:p>
          </table:table-cell>
          <table:table-cell/>
          <table:table-cell office:value-type="string" calcext:value-type="string">
            <text:p>./archive_1/1745524007_1037_Wide_Long1745524007_1037_Wide_Long_sound.wav</text:p>
          </table:table-cell>
        </table:table-row>
        <table:table-row table:style-name="ro1">
          <table:table-cell office:value-type="string" calcext:value-type="string">
            <text:p>./archive_1/1745526253_1347_Wide_Long1745526253_1347_Wide_Long_angle_data.json</text:p>
          </table:table-cell>
          <table:table-cell/>
          <table:table-cell office:value-type="string" calcext:value-type="string">
            <text:p>./archive_1/1745526253_1347_Wide_Long1745526253_1347_Wide_Long_distance_data.json</text:p>
          </table:table-cell>
          <table:table-cell/>
          <table:table-cell office:value-type="string" calcext:value-type="string">
            <text:p>./archive_1/1745526253_1347_Wide_Long1745526253_1347_Wide_Long_sound.wav</text:p>
          </table:table-cell>
        </table:table-row>
        <table:table-row table:style-name="ro1">
          <table:table-cell office:value-type="string" calcext:value-type="string">
            <text:p>./archive_1/1744898232_162_Wide_Long1744898232_162_Wide_Long_angle_data.json</text:p>
          </table:table-cell>
          <table:table-cell/>
          <table:table-cell office:value-type="string" calcext:value-type="string">
            <text:p>./archive_1/1744898232_162_Wide_Long1744898232_162_Wide_Long_distance_data.json</text:p>
          </table:table-cell>
          <table:table-cell/>
          <table:table-cell office:value-type="string" calcext:value-type="string">
            <text:p>./archive_1/1744898232_162_Wide_Long1744898232_162_Wide_Long_sound.wav</text:p>
          </table:table-cell>
        </table:table-row>
        <table:table-row table:style-name="ro1">
          <table:table-cell office:value-type="string" calcext:value-type="string">
            <text:p>./archive_1/1744907541_482_Wide_Long1744907541_482_Wide_Long_angle_data.json</text:p>
          </table:table-cell>
          <table:table-cell/>
          <table:table-cell office:value-type="string" calcext:value-type="string">
            <text:p>./archive_1/1744907541_482_Wide_Long1744907541_482_Wide_Long_distance_data.json</text:p>
          </table:table-cell>
          <table:table-cell/>
          <table:table-cell office:value-type="string" calcext:value-type="string">
            <text:p>./archive_1/1744907541_482_Wide_Long1744907541_482_Wide_Long_sound.wav</text:p>
          </table:table-cell>
        </table:table-row>
        <table:table-row table:style-name="ro1">
          <table:table-cell office:value-type="string" calcext:value-type="string">
            <text:p>./archive_1/1744914535_799_Wide_Long1744914535_799_Wide_Long_angle_data.json</text:p>
          </table:table-cell>
          <table:table-cell/>
          <table:table-cell office:value-type="string" calcext:value-type="string">
            <text:p>./archive_1/1744914535_799_Wide_Long1744914535_799_Wide_Long_distance_data.json</text:p>
          </table:table-cell>
          <table:table-cell/>
          <table:table-cell office:value-type="string" calcext:value-type="string">
            <text:p>./archive_1/1744914535_799_Wide_Long1744914535_799_Wide_Long_sound.wav</text:p>
          </table:table-cell>
        </table:table-row>
        <table:table-row table:style-name="ro1">
          <table:table-cell office:value-type="string" calcext:value-type="string">
            <text:p>./archive_1/1745514362_109_Wide_Long1745514362_109_Wide_Long_angle_data.json</text:p>
          </table:table-cell>
          <table:table-cell/>
          <table:table-cell office:value-type="string" calcext:value-type="string">
            <text:p>./archive_1/1745514362_109_Wide_Long1745514362_109_Wide_Long_distance_data.json</text:p>
          </table:table-cell>
          <table:table-cell/>
          <table:table-cell office:value-type="string" calcext:value-type="string">
            <text:p>./archive_1/1745514362_109_Wide_Long1745514362_109_Wide_Long_sound.wav</text:p>
          </table:table-cell>
        </table:table-row>
        <table:table-row table:style-name="ro1">
          <table:table-cell office:value-type="string" calcext:value-type="string">
            <text:p>./archive_1/1745518911_418_Wide_Long1745518911_418_Wide_Long_angle_data.json</text:p>
          </table:table-cell>
          <table:table-cell/>
          <table:table-cell office:value-type="string" calcext:value-type="string">
            <text:p>./archive_1/1745518911_418_Wide_Long1745518911_418_Wide_Long_distance_data.json</text:p>
          </table:table-cell>
          <table:table-cell/>
          <table:table-cell office:value-type="string" calcext:value-type="string">
            <text:p>./archive_1/1745518911_418_Wide_Long1745518911_418_Wide_Long_sound.wav</text:p>
          </table:table-cell>
        </table:table-row>
        <table:table-row table:style-name="ro1">
          <table:table-cell office:value-type="string" calcext:value-type="string">
            <text:p>./archive_1/1745522155_730_Wide_Long1745522155_730_Wide_Long_angle_data.json</text:p>
          </table:table-cell>
          <table:table-cell/>
          <table:table-cell office:value-type="string" calcext:value-type="string">
            <text:p>./archive_1/1745522155_730_Wide_Long1745522155_730_Wide_Long_distance_data.json</text:p>
          </table:table-cell>
          <table:table-cell/>
          <table:table-cell office:value-type="string" calcext:value-type="string">
            <text:p>./archive_1/1745522155_730_Wide_Long1745522155_730_Wide_Long_sound.wav</text:p>
          </table:table-cell>
        </table:table-row>
        <table:table-row table:style-name="ro1">
          <table:table-cell office:value-type="string" calcext:value-type="string">
            <text:p>./archive_1/1745524011_1038_Wide_Long1745524011_1038_Wide_Long_angle_data.json</text:p>
          </table:table-cell>
          <table:table-cell/>
          <table:table-cell office:value-type="string" calcext:value-type="string">
            <text:p>./archive_1/1745524011_1038_Wide_Long1745524011_1038_Wide_Long_distance_data.json</text:p>
          </table:table-cell>
          <table:table-cell/>
          <table:table-cell office:value-type="string" calcext:value-type="string">
            <text:p>./archive_1/1745524011_1038_Wide_Long1745524011_1038_Wide_Long_sound.wav</text:p>
          </table:table-cell>
        </table:table-row>
        <table:table-row table:style-name="ro1">
          <table:table-cell office:value-type="string" calcext:value-type="string">
            <text:p>./archive_1/1745526257_1348_Wide_Long1745526257_1348_Wide_Long_angle_data.json</text:p>
          </table:table-cell>
          <table:table-cell/>
          <table:table-cell office:value-type="string" calcext:value-type="string">
            <text:p>./archive_1/1745526257_1348_Wide_Long1745526257_1348_Wide_Long_distance_data.json</text:p>
          </table:table-cell>
          <table:table-cell/>
          <table:table-cell office:value-type="string" calcext:value-type="string">
            <text:p>./archive_1/1745526257_1348_Wide_Long1745526257_1348_Wide_Long_sound.wav</text:p>
          </table:table-cell>
        </table:table-row>
        <table:table-row table:style-name="ro1">
          <table:table-cell office:value-type="string" calcext:value-type="string">
            <text:p>./archive_1/1744898251_163_Wide_Long1744898251_163_Wide_Long_angle_data.json</text:p>
          </table:table-cell>
          <table:table-cell/>
          <table:table-cell office:value-type="string" calcext:value-type="string">
            <text:p>./archive_1/1744898251_163_Wide_Long1744898251_163_Wide_Long_distance_data.json</text:p>
          </table:table-cell>
          <table:table-cell/>
          <table:table-cell office:value-type="string" calcext:value-type="string">
            <text:p>./archive_1/1744898251_163_Wide_Long1744898251_163_Wide_Long_sound.wav</text:p>
          </table:table-cell>
        </table:table-row>
        <table:table-row table:style-name="ro1">
          <table:table-cell office:value-type="string" calcext:value-type="string">
            <text:p>./archive_1/1744907561_483_Wide_Long1744907561_483_Wide_Long_angle_data.json</text:p>
          </table:table-cell>
          <table:table-cell/>
          <table:table-cell office:value-type="string" calcext:value-type="string">
            <text:p>./archive_1/1744907561_483_Wide_Long1744907561_483_Wide_Long_distance_data.json</text:p>
          </table:table-cell>
          <table:table-cell/>
          <table:table-cell office:value-type="string" calcext:value-type="string">
            <text:p>./archive_1/1744907561_483_Wide_Long1744907561_483_Wide_Long_sound.wav</text:p>
          </table:table-cell>
        </table:table-row>
        <table:table-row table:style-name="ro1">
          <table:table-cell office:value-type="string" calcext:value-type="string">
            <text:p>./archive_1/1744914555_800_Wide_Long1744914555_800_Wide_Long_angle_data.json</text:p>
          </table:table-cell>
          <table:table-cell/>
          <table:table-cell office:value-type="string" calcext:value-type="string">
            <text:p>./archive_1/1744914555_800_Wide_Long1744914555_800_Wide_Long_distance_data.json</text:p>
          </table:table-cell>
          <table:table-cell/>
          <table:table-cell office:value-type="string" calcext:value-type="string">
            <text:p>./archive_1/1744914555_800_Wide_Long1744914555_800_Wide_Long_sound.wav</text:p>
          </table:table-cell>
        </table:table-row>
        <table:table-row table:style-name="ro1">
          <table:table-cell office:value-type="string" calcext:value-type="string">
            <text:p>./archive_1/1745514374_110_Wide_Long1745514374_110_Wide_Long_angle_data.json</text:p>
          </table:table-cell>
          <table:table-cell/>
          <table:table-cell office:value-type="string" calcext:value-type="string">
            <text:p>./archive_1/1745514374_110_Wide_Long1745514374_110_Wide_Long_distance_data.json</text:p>
          </table:table-cell>
          <table:table-cell/>
          <table:table-cell office:value-type="string" calcext:value-type="string">
            <text:p>./archive_1/1745514374_110_Wide_Long1745514374_110_Wide_Long_sound.wav</text:p>
          </table:table-cell>
        </table:table-row>
        <table:table-row table:style-name="ro1">
          <table:table-cell office:value-type="string" calcext:value-type="string">
            <text:p>./archive_1/1745518915_419_Wide_Long1745518915_419_Wide_Long_angle_data.json</text:p>
          </table:table-cell>
          <table:table-cell/>
          <table:table-cell office:value-type="string" calcext:value-type="string">
            <text:p>./archive_1/1745518915_419_Wide_Long1745518915_419_Wide_Long_distance_data.json</text:p>
          </table:table-cell>
          <table:table-cell/>
          <table:table-cell office:value-type="string" calcext:value-type="string">
            <text:p>./archive_1/1745518915_419_Wide_Long1745518915_419_Wide_Long_sound.wav</text:p>
          </table:table-cell>
        </table:table-row>
        <table:table-row table:style-name="ro1">
          <table:table-cell office:value-type="string" calcext:value-type="string">
            <text:p>./archive_1/1745522160_731_Wide_Long1745522160_731_Wide_Long_angle_data.json</text:p>
          </table:table-cell>
          <table:table-cell/>
          <table:table-cell office:value-type="string" calcext:value-type="string">
            <text:p>./archive_1/1745522160_731_Wide_Long1745522160_731_Wide_Long_distance_data.json</text:p>
          </table:table-cell>
          <table:table-cell/>
          <table:table-cell office:value-type="string" calcext:value-type="string">
            <text:p>./archive_1/1745522160_731_Wide_Long1745522160_731_Wide_Long_sound.wav</text:p>
          </table:table-cell>
        </table:table-row>
        <table:table-row table:style-name="ro1">
          <table:table-cell office:value-type="string" calcext:value-type="string">
            <text:p>./archive_1/1745524016_1039_Wide_Long1745524016_1039_Wide_Long_angle_data.json</text:p>
          </table:table-cell>
          <table:table-cell/>
          <table:table-cell office:value-type="string" calcext:value-type="string">
            <text:p>./archive_1/1745524016_1039_Wide_Long1745524016_1039_Wide_Long_distance_data.json</text:p>
          </table:table-cell>
          <table:table-cell/>
          <table:table-cell office:value-type="string" calcext:value-type="string">
            <text:p>./archive_1/1745524016_1039_Wide_Long1745524016_1039_Wide_Long_sound.wav</text:p>
          </table:table-cell>
        </table:table-row>
        <table:table-row table:style-name="ro1">
          <table:table-cell office:value-type="string" calcext:value-type="string">
            <text:p>./archive_1/1745526262_1349_Wide_Long1745526262_1349_Wide_Long_angle_data.json</text:p>
          </table:table-cell>
          <table:table-cell/>
          <table:table-cell office:value-type="string" calcext:value-type="string">
            <text:p>./archive_1/1745526262_1349_Wide_Long1745526262_1349_Wide_Long_distance_data.json</text:p>
          </table:table-cell>
          <table:table-cell/>
          <table:table-cell office:value-type="string" calcext:value-type="string">
            <text:p>./archive_1/1745526262_1349_Wide_Long1745526262_1349_Wide_Long_sound.wav</text:p>
          </table:table-cell>
        </table:table-row>
        <table:table-row table:style-name="ro1">
          <table:table-cell office:value-type="string" calcext:value-type="string">
            <text:p>./archive_1/1744898270_164_Wide_Long1744898270_164_Wide_Long_angle_data.json</text:p>
          </table:table-cell>
          <table:table-cell/>
          <table:table-cell office:value-type="string" calcext:value-type="string">
            <text:p>./archive_1/1744898270_164_Wide_Long1744898270_164_Wide_Long_distance_data.json</text:p>
          </table:table-cell>
          <table:table-cell/>
          <table:table-cell office:value-type="string" calcext:value-type="string">
            <text:p>./archive_1/1744898270_164_Wide_Long1744898270_164_Wide_Long_sound.wav</text:p>
          </table:table-cell>
        </table:table-row>
        <table:table-row table:style-name="ro1">
          <table:table-cell office:value-type="string" calcext:value-type="string">
            <text:p>./archive_1/1744907581_484_Wide_Long1744907581_484_Wide_Long_angle_data.json</text:p>
          </table:table-cell>
          <table:table-cell/>
          <table:table-cell office:value-type="string" calcext:value-type="string">
            <text:p>./archive_1/1744907581_484_Wide_Long1744907581_484_Wide_Long_distance_data.json</text:p>
          </table:table-cell>
          <table:table-cell/>
          <table:table-cell office:value-type="string" calcext:value-type="string">
            <text:p>./archive_1/1744907581_484_Wide_Long1744907581_484_Wide_Long_sound.wav</text:p>
          </table:table-cell>
        </table:table-row>
        <table:table-row table:style-name="ro1">
          <table:table-cell office:value-type="string" calcext:value-type="string">
            <text:p>./archive_1/1744914574_801_Wide_Long1744914574_801_Wide_Long_angle_data.json</text:p>
          </table:table-cell>
          <table:table-cell/>
          <table:table-cell office:value-type="string" calcext:value-type="string">
            <text:p>./archive_1/1744914574_801_Wide_Long1744914574_801_Wide_Long_distance_data.json</text:p>
          </table:table-cell>
          <table:table-cell/>
          <table:table-cell office:value-type="string" calcext:value-type="string">
            <text:p>./archive_1/1744914574_801_Wide_Long1744914574_801_Wide_Long_sound.wav</text:p>
          </table:table-cell>
        </table:table-row>
        <table:table-row table:style-name="ro1">
          <table:table-cell office:value-type="string" calcext:value-type="string">
            <text:p>./archive_1/1745514385_111_Wide_Long1745514385_111_Wide_Long_angle_data.json</text:p>
          </table:table-cell>
          <table:table-cell/>
          <table:table-cell office:value-type="string" calcext:value-type="string">
            <text:p>./archive_1/1745514385_111_Wide_Long1745514385_111_Wide_Long_distance_data.json</text:p>
          </table:table-cell>
          <table:table-cell/>
          <table:table-cell office:value-type="string" calcext:value-type="string">
            <text:p>./archive_1/1745514385_111_Wide_Long1745514385_111_Wide_Long_sound.wav</text:p>
          </table:table-cell>
        </table:table-row>
        <table:table-row table:style-name="ro1">
          <table:table-cell office:value-type="string" calcext:value-type="string">
            <text:p>./archive_1/1745518920_420_Wide_Long1745518920_420_Wide_Long_angle_data.json</text:p>
          </table:table-cell>
          <table:table-cell/>
          <table:table-cell office:value-type="string" calcext:value-type="string">
            <text:p>./archive_1/1745518920_420_Wide_Long1745518920_420_Wide_Long_distance_data.json</text:p>
          </table:table-cell>
          <table:table-cell/>
          <table:table-cell office:value-type="string" calcext:value-type="string">
            <text:p>./archive_1/1745518920_420_Wide_Long1745518920_420_Wide_Long_sound.wav</text:p>
          </table:table-cell>
        </table:table-row>
        <table:table-row table:style-name="ro1">
          <table:table-cell office:value-type="string" calcext:value-type="string">
            <text:p>./archive_1/1745522164_732_Wide_Long1745522164_732_Wide_Long_angle_data.json</text:p>
          </table:table-cell>
          <table:table-cell/>
          <table:table-cell office:value-type="string" calcext:value-type="string">
            <text:p>./archive_1/1745522164_732_Wide_Long1745522164_732_Wide_Long_distance_data.json</text:p>
          </table:table-cell>
          <table:table-cell/>
          <table:table-cell office:value-type="string" calcext:value-type="string">
            <text:p>./archive_1/1745522164_732_Wide_Long1745522164_732_Wide_Long_sound.wav</text:p>
          </table:table-cell>
        </table:table-row>
        <table:table-row table:style-name="ro1">
          <table:table-cell office:value-type="string" calcext:value-type="string">
            <text:p>./archive_1/1745524020_1040_Wide_Long1745524020_1040_Wide_Long_angle_data.json</text:p>
          </table:table-cell>
          <table:table-cell/>
          <table:table-cell office:value-type="string" calcext:value-type="string">
            <text:p>./archive_1/1745524020_1040_Wide_Long1745524020_1040_Wide_Long_distance_data.json</text:p>
          </table:table-cell>
          <table:table-cell/>
          <table:table-cell office:value-type="string" calcext:value-type="string">
            <text:p>./archive_1/1745524020_1040_Wide_Long1745524020_1040_Wide_Long_sound.wav</text:p>
          </table:table-cell>
        </table:table-row>
        <table:table-row table:style-name="ro1">
          <table:table-cell office:value-type="string" calcext:value-type="string">
            <text:p>./archive_1/1745526266_1350_Wide_Long1745526266_1350_Wide_Long_angle_data.json</text:p>
          </table:table-cell>
          <table:table-cell/>
          <table:table-cell office:value-type="string" calcext:value-type="string">
            <text:p>./archive_1/1745526266_1350_Wide_Long1745526266_1350_Wide_Long_distance_data.json</text:p>
          </table:table-cell>
          <table:table-cell/>
          <table:table-cell office:value-type="string" calcext:value-type="string">
            <text:p>./archive_1/1745526266_1350_Wide_Long1745526266_1350_Wide_Long_sound.wav</text:p>
          </table:table-cell>
        </table:table-row>
        <table:table-row table:style-name="ro1">
          <table:table-cell office:value-type="string" calcext:value-type="string">
            <text:p>./archive_1/1744898289_165_Wide_Long1744898289_165_Wide_Long_angle_data.json</text:p>
          </table:table-cell>
          <table:table-cell/>
          <table:table-cell office:value-type="string" calcext:value-type="string">
            <text:p>./archive_1/1744898289_165_Wide_Long1744898289_165_Wide_Long_distance_data.json</text:p>
          </table:table-cell>
          <table:table-cell/>
          <table:table-cell office:value-type="string" calcext:value-type="string">
            <text:p>./archive_1/1744898289_165_Wide_Long1744898289_165_Wide_Long_sound.wav</text:p>
          </table:table-cell>
        </table:table-row>
        <table:table-row table:style-name="ro1">
          <table:table-cell office:value-type="string" calcext:value-type="string">
            <text:p>./archive_1/1744907601_485_Wide_Long1744907601_485_Wide_Long_angle_data.json</text:p>
          </table:table-cell>
          <table:table-cell/>
          <table:table-cell office:value-type="string" calcext:value-type="string">
            <text:p>./archive_1/1744907601_485_Wide_Long1744907601_485_Wide_Long_distance_data.json</text:p>
          </table:table-cell>
          <table:table-cell/>
          <table:table-cell office:value-type="string" calcext:value-type="string">
            <text:p>./archive_1/1744907601_485_Wide_Long1744907601_485_Wide_Long_sound.wav</text:p>
          </table:table-cell>
        </table:table-row>
        <table:table-row table:style-name="ro1">
          <table:table-cell office:value-type="string" calcext:value-type="string">
            <text:p>./archive_1/1744914604_802_Wide_Long1744914604_802_Wide_Long_angle_data.json</text:p>
          </table:table-cell>
          <table:table-cell/>
          <table:table-cell office:value-type="string" calcext:value-type="string">
            <text:p>./archive_1/1744914604_802_Wide_Long1744914604_802_Wide_Long_distance_data.json</text:p>
          </table:table-cell>
          <table:table-cell/>
          <table:table-cell office:value-type="string" calcext:value-type="string">
            <text:p>./archive_1/1744914604_802_Wide_Long1744914604_802_Wide_Long_sound.wav</text:p>
          </table:table-cell>
        </table:table-row>
        <table:table-row table:style-name="ro1">
          <table:table-cell office:value-type="string" calcext:value-type="string">
            <text:p>./archive_1/1745514391_112_Wide_Long1745514391_112_Wide_Long_angle_data.json</text:p>
          </table:table-cell>
          <table:table-cell/>
          <table:table-cell office:value-type="string" calcext:value-type="string">
            <text:p>./archive_1/1745514391_112_Wide_Long1745514391_112_Wide_Long_distance_data.json</text:p>
          </table:table-cell>
          <table:table-cell/>
          <table:table-cell office:value-type="string" calcext:value-type="string">
            <text:p>./archive_1/1745514391_112_Wide_Long1745514391_112_Wide_Long_sound.wav</text:p>
          </table:table-cell>
        </table:table-row>
        <table:table-row table:style-name="ro1">
          <table:table-cell office:value-type="string" calcext:value-type="string">
            <text:p>./archive_1/1745518924_421_Wide_Long1745518924_421_Wide_Long_angle_data.json</text:p>
          </table:table-cell>
          <table:table-cell/>
          <table:table-cell office:value-type="string" calcext:value-type="string">
            <text:p>./archive_1/1745518924_421_Wide_Long1745518924_421_Wide_Long_distance_data.json</text:p>
          </table:table-cell>
          <table:table-cell/>
          <table:table-cell office:value-type="string" calcext:value-type="string">
            <text:p>./archive_1/1745518924_421_Wide_Long1745518924_421_Wide_Long_sound.wav</text:p>
          </table:table-cell>
        </table:table-row>
        <table:table-row table:style-name="ro1">
          <table:table-cell office:value-type="string" calcext:value-type="string">
            <text:p>./archive_1/1745522169_733_Wide_Long1745522169_733_Wide_Long_angle_data.json</text:p>
          </table:table-cell>
          <table:table-cell/>
          <table:table-cell office:value-type="string" calcext:value-type="string">
            <text:p>./archive_1/1745522169_733_Wide_Long1745522169_733_Wide_Long_distance_data.json</text:p>
          </table:table-cell>
          <table:table-cell/>
          <table:table-cell office:value-type="string" calcext:value-type="string">
            <text:p>./archive_1/1745522169_733_Wide_Long1745522169_733_Wide_Long_sound.wav</text:p>
          </table:table-cell>
        </table:table-row>
        <table:table-row table:style-name="ro1">
          <table:table-cell office:value-type="string" calcext:value-type="string">
            <text:p>./archive_1/1745524025_1041_Wide_Long1745524025_1041_Wide_Long_angle_data.json</text:p>
          </table:table-cell>
          <table:table-cell/>
          <table:table-cell office:value-type="string" calcext:value-type="string">
            <text:p>./archive_1/1745524025_1041_Wide_Long1745524025_1041_Wide_Long_distance_data.json</text:p>
          </table:table-cell>
          <table:table-cell/>
          <table:table-cell office:value-type="string" calcext:value-type="string">
            <text:p>./archive_1/1745524025_1041_Wide_Long1745524025_1041_Wide_Long_sound.wav</text:p>
          </table:table-cell>
        </table:table-row>
        <table:table-row table:style-name="ro1">
          <table:table-cell office:value-type="string" calcext:value-type="string">
            <text:p>./archive_1/1745526270_1351_Wide_Long1745526270_1351_Wide_Long_angle_data.json</text:p>
          </table:table-cell>
          <table:table-cell/>
          <table:table-cell office:value-type="string" calcext:value-type="string">
            <text:p>./archive_1/1745526270_1351_Wide_Long1745526270_1351_Wide_Long_distance_data.json</text:p>
          </table:table-cell>
          <table:table-cell/>
          <table:table-cell office:value-type="string" calcext:value-type="string">
            <text:p>./archive_1/1745526270_1351_Wide_Long1745526270_1351_Wide_Long_sound.wav</text:p>
          </table:table-cell>
        </table:table-row>
        <table:table-row table:style-name="ro1">
          <table:table-cell office:value-type="string" calcext:value-type="string">
            <text:p>./archive_1/1744898307_166_Wide_Long1744898307_166_Wide_Long_angle_data.json</text:p>
          </table:table-cell>
          <table:table-cell/>
          <table:table-cell office:value-type="string" calcext:value-type="string">
            <text:p>./archive_1/1744898307_166_Wide_Long1744898307_166_Wide_Long_distance_data.json</text:p>
          </table:table-cell>
          <table:table-cell/>
          <table:table-cell office:value-type="string" calcext:value-type="string">
            <text:p>./archive_1/1744898307_166_Wide_Long1744898307_166_Wide_Long_sound.wav</text:p>
          </table:table-cell>
        </table:table-row>
        <table:table-row table:style-name="ro1">
          <table:table-cell office:value-type="string" calcext:value-type="string">
            <text:p>./archive_1/1744907620_486_Wide_Long1744907620_486_Wide_Long_angle_data.json</text:p>
          </table:table-cell>
          <table:table-cell/>
          <table:table-cell office:value-type="string" calcext:value-type="string">
            <text:p>./archive_1/1744907620_486_Wide_Long1744907620_486_Wide_Long_distance_data.json</text:p>
          </table:table-cell>
          <table:table-cell/>
          <table:table-cell office:value-type="string" calcext:value-type="string">
            <text:p>./archive_1/1744907620_486_Wide_Long1744907620_486_Wide_Long_sound.wav</text:p>
          </table:table-cell>
        </table:table-row>
        <table:table-row table:style-name="ro1">
          <table:table-cell office:value-type="string" calcext:value-type="string">
            <text:p>./archive_1/1744914624_803_Wide_Long1744914624_803_Wide_Long_angle_data.json</text:p>
          </table:table-cell>
          <table:table-cell/>
          <table:table-cell office:value-type="string" calcext:value-type="string">
            <text:p>./archive_1/1744914624_803_Wide_Long1744914624_803_Wide_Long_distance_data.json</text:p>
          </table:table-cell>
          <table:table-cell/>
          <table:table-cell office:value-type="string" calcext:value-type="string">
            <text:p>./archive_1/1744914624_803_Wide_Long1744914624_803_Wide_Long_sound.wav</text:p>
          </table:table-cell>
        </table:table-row>
        <table:table-row table:style-name="ro1">
          <table:table-cell office:value-type="string" calcext:value-type="string">
            <text:p>./archive_1/1745514399_113_Wide_Long1745514399_113_Wide_Long_angle_data.json</text:p>
          </table:table-cell>
          <table:table-cell/>
          <table:table-cell office:value-type="string" calcext:value-type="string">
            <text:p>./archive_1/1745514399_113_Wide_Long1745514399_113_Wide_Long_distance_data.json</text:p>
          </table:table-cell>
          <table:table-cell/>
          <table:table-cell office:value-type="string" calcext:value-type="string">
            <text:p>./archive_1/1745514399_113_Wide_Long1745514399_113_Wide_Long_sound.wav</text:p>
          </table:table-cell>
        </table:table-row>
        <table:table-row table:style-name="ro1">
          <table:table-cell office:value-type="string" calcext:value-type="string">
            <text:p>./archive_1/1745518929_422_Wide_Long1745518929_422_Wide_Long_angle_data.json</text:p>
          </table:table-cell>
          <table:table-cell/>
          <table:table-cell office:value-type="string" calcext:value-type="string">
            <text:p>./archive_1/1745518929_422_Wide_Long1745518929_422_Wide_Long_distance_data.json</text:p>
          </table:table-cell>
          <table:table-cell/>
          <table:table-cell office:value-type="string" calcext:value-type="string">
            <text:p>./archive_1/1745518929_422_Wide_Long1745518929_422_Wide_Long_sound.wav</text:p>
          </table:table-cell>
        </table:table-row>
        <table:table-row table:style-name="ro1">
          <table:table-cell office:value-type="string" calcext:value-type="string">
            <text:p>./archive_1/1745522173_734_Wide_Long1745522173_734_Wide_Long_angle_data.json</text:p>
          </table:table-cell>
          <table:table-cell/>
          <table:table-cell office:value-type="string" calcext:value-type="string">
            <text:p>./archive_1/1745522173_734_Wide_Long1745522173_734_Wide_Long_distance_data.json</text:p>
          </table:table-cell>
          <table:table-cell/>
          <table:table-cell office:value-type="string" calcext:value-type="string">
            <text:p>./archive_1/1745522173_734_Wide_Long1745522173_734_Wide_Long_sound.wav</text:p>
          </table:table-cell>
        </table:table-row>
        <table:table-row table:style-name="ro1">
          <table:table-cell office:value-type="string" calcext:value-type="string">
            <text:p>./archive_1/1745524029_1042_Wide_Long1745524029_1042_Wide_Long_angle_data.json</text:p>
          </table:table-cell>
          <table:table-cell/>
          <table:table-cell office:value-type="string" calcext:value-type="string">
            <text:p>./archive_1/1745524029_1042_Wide_Long1745524029_1042_Wide_Long_distance_data.json</text:p>
          </table:table-cell>
          <table:table-cell/>
          <table:table-cell office:value-type="string" calcext:value-type="string">
            <text:p>./archive_1/1745524029_1042_Wide_Long1745524029_1042_Wide_Long_sound.wav</text:p>
          </table:table-cell>
        </table:table-row>
        <table:table-row table:style-name="ro1">
          <table:table-cell office:value-type="string" calcext:value-type="string">
            <text:p>./archive_1/1745526275_1352_Wide_Long1745526275_1352_Wide_Long_angle_data.json</text:p>
          </table:table-cell>
          <table:table-cell/>
          <table:table-cell office:value-type="string" calcext:value-type="string">
            <text:p>./archive_1/1745526275_1352_Wide_Long1745526275_1352_Wide_Long_distance_data.json</text:p>
          </table:table-cell>
          <table:table-cell/>
          <table:table-cell office:value-type="string" calcext:value-type="string">
            <text:p>./archive_1/1745526275_1352_Wide_Long1745526275_1352_Wide_Long_sound.wav</text:p>
          </table:table-cell>
        </table:table-row>
        <table:table-row table:style-name="ro1">
          <table:table-cell office:value-type="string" calcext:value-type="string">
            <text:p>./archive_1/1744898327_167_Wide_Long1744898327_167_Wide_Long_angle_data.json</text:p>
          </table:table-cell>
          <table:table-cell/>
          <table:table-cell office:value-type="string" calcext:value-type="string">
            <text:p>./archive_1/1744898327_167_Wide_Long1744898327_167_Wide_Long_distance_data.json</text:p>
          </table:table-cell>
          <table:table-cell/>
          <table:table-cell office:value-type="string" calcext:value-type="string">
            <text:p>./archive_1/1744898327_167_Wide_Long1744898327_167_Wide_Long_sound.wav</text:p>
          </table:table-cell>
        </table:table-row>
        <table:table-row table:style-name="ro1">
          <table:table-cell office:value-type="string" calcext:value-type="string">
            <text:p>./archive_1/1744907640_487_Wide_Long1744907640_487_Wide_Long_angle_data.json</text:p>
          </table:table-cell>
          <table:table-cell/>
          <table:table-cell office:value-type="string" calcext:value-type="string">
            <text:p>./archive_1/1744907640_487_Wide_Long1744907640_487_Wide_Long_distance_data.json</text:p>
          </table:table-cell>
          <table:table-cell/>
          <table:table-cell office:value-type="string" calcext:value-type="string">
            <text:p>./archive_1/1744907640_487_Wide_Long1744907640_487_Wide_Long_sound.wav</text:p>
          </table:table-cell>
        </table:table-row>
        <table:table-row table:style-name="ro1">
          <table:table-cell office:value-type="string" calcext:value-type="string">
            <text:p>./archive_1/1744914643_804_Wide_Long1744914643_804_Wide_Long_angle_data.json</text:p>
          </table:table-cell>
          <table:table-cell/>
          <table:table-cell office:value-type="string" calcext:value-type="string">
            <text:p>./archive_1/1744914643_804_Wide_Long1744914643_804_Wide_Long_distance_data.json</text:p>
          </table:table-cell>
          <table:table-cell/>
          <table:table-cell office:value-type="string" calcext:value-type="string">
            <text:p>./archive_1/1744914643_804_Wide_Long1744914643_804_Wide_Long_sound.wav</text:p>
          </table:table-cell>
        </table:table-row>
        <table:table-row table:style-name="ro1">
          <table:table-cell office:value-type="string" calcext:value-type="string">
            <text:p>./archive_1/1745514410_114_Wide_Long1745514410_114_Wide_Long_angle_data.json</text:p>
          </table:table-cell>
          <table:table-cell/>
          <table:table-cell office:value-type="string" calcext:value-type="string">
            <text:p>./archive_1/1745514410_114_Wide_Long1745514410_114_Wide_Long_distance_data.json</text:p>
          </table:table-cell>
          <table:table-cell/>
          <table:table-cell office:value-type="string" calcext:value-type="string">
            <text:p>./archive_1/1745514410_114_Wide_Long1745514410_114_Wide_Long_sound.wav</text:p>
          </table:table-cell>
        </table:table-row>
        <table:table-row table:style-name="ro1">
          <table:table-cell office:value-type="string" calcext:value-type="string">
            <text:p>./archive_1/1745518969_423_Wide_Long1745518969_423_Wide_Long_angle_data.json</text:p>
          </table:table-cell>
          <table:table-cell/>
          <table:table-cell office:value-type="string" calcext:value-type="string">
            <text:p>./archive_1/1745518969_423_Wide_Long1745518969_423_Wide_Long_distance_data.json</text:p>
          </table:table-cell>
          <table:table-cell/>
          <table:table-cell office:value-type="string" calcext:value-type="string">
            <text:p>./archive_1/1745518969_423_Wide_Long1745518969_423_Wide_Long_sound.wav</text:p>
          </table:table-cell>
        </table:table-row>
        <table:table-row table:style-name="ro1">
          <table:table-cell office:value-type="string" calcext:value-type="string">
            <text:p>./archive_1/1745522178_735_Wide_Long1745522178_735_Wide_Long_angle_data.json</text:p>
          </table:table-cell>
          <table:table-cell/>
          <table:table-cell office:value-type="string" calcext:value-type="string">
            <text:p>./archive_1/1745522178_735_Wide_Long1745522178_735_Wide_Long_distance_data.json</text:p>
          </table:table-cell>
          <table:table-cell/>
          <table:table-cell office:value-type="string" calcext:value-type="string">
            <text:p>./archive_1/1745522178_735_Wide_Long1745522178_735_Wide_Long_sound.wav</text:p>
          </table:table-cell>
        </table:table-row>
        <table:table-row table:style-name="ro1">
          <table:table-cell office:value-type="string" calcext:value-type="string">
            <text:p>./archive_1/1745524034_1043_Wide_Long1745524034_1043_Wide_Long_angle_data.json</text:p>
          </table:table-cell>
          <table:table-cell/>
          <table:table-cell office:value-type="string" calcext:value-type="string">
            <text:p>./archive_1/1745524034_1043_Wide_Long1745524034_1043_Wide_Long_distance_data.json</text:p>
          </table:table-cell>
          <table:table-cell/>
          <table:table-cell office:value-type="string" calcext:value-type="string">
            <text:p>./archive_1/1745524034_1043_Wide_Long1745524034_1043_Wide_Long_sound.wav</text:p>
          </table:table-cell>
        </table:table-row>
        <table:table-row table:style-name="ro1">
          <table:table-cell office:value-type="string" calcext:value-type="string">
            <text:p>./archive_1/1745526279_1353_Wide_Long1745526279_1353_Wide_Long_angle_data.json</text:p>
          </table:table-cell>
          <table:table-cell/>
          <table:table-cell office:value-type="string" calcext:value-type="string">
            <text:p>./archive_1/1745526279_1353_Wide_Long1745526279_1353_Wide_Long_distance_data.json</text:p>
          </table:table-cell>
          <table:table-cell/>
          <table:table-cell office:value-type="string" calcext:value-type="string">
            <text:p>./archive_1/1745526279_1353_Wide_Long1745526279_1353_Wide_Long_sound.wav</text:p>
          </table:table-cell>
        </table:table-row>
        <table:table-row table:style-name="ro1">
          <table:table-cell office:value-type="string" calcext:value-type="string">
            <text:p>./archive_1/1744898345_168_Wide_Long1744898345_168_Wide_Long_angle_data.json</text:p>
          </table:table-cell>
          <table:table-cell/>
          <table:table-cell office:value-type="string" calcext:value-type="string">
            <text:p>./archive_1/1744898345_168_Wide_Long1744898345_168_Wide_Long_distance_data.json</text:p>
          </table:table-cell>
          <table:table-cell/>
          <table:table-cell office:value-type="string" calcext:value-type="string">
            <text:p>./archive_1/1744898345_168_Wide_Long1744898345_168_Wide_Long_sound.wav</text:p>
          </table:table-cell>
        </table:table-row>
        <table:table-row table:style-name="ro1">
          <table:table-cell office:value-type="string" calcext:value-type="string">
            <text:p>./archive_1/1744907668_488_Wide_Long1744907668_488_Wide_Long_angle_data.json</text:p>
          </table:table-cell>
          <table:table-cell/>
          <table:table-cell office:value-type="string" calcext:value-type="string">
            <text:p>./archive_1/1744907668_488_Wide_Long1744907668_488_Wide_Long_distance_data.json</text:p>
          </table:table-cell>
          <table:table-cell/>
          <table:table-cell office:value-type="string" calcext:value-type="string">
            <text:p>./archive_1/1744907668_488_Wide_Long1744907668_488_Wide_Long_sound.wav</text:p>
          </table:table-cell>
        </table:table-row>
        <table:table-row table:style-name="ro1">
          <table:table-cell office:value-type="string" calcext:value-type="string">
            <text:p>./archive_1/1744914663_805_Wide_Long1744914663_805_Wide_Long_angle_data.json</text:p>
          </table:table-cell>
          <table:table-cell/>
          <table:table-cell office:value-type="string" calcext:value-type="string">
            <text:p>./archive_1/1744914663_805_Wide_Long1744914663_805_Wide_Long_distance_data.json</text:p>
          </table:table-cell>
          <table:table-cell/>
          <table:table-cell office:value-type="string" calcext:value-type="string">
            <text:p>./archive_1/1744914663_805_Wide_Long1744914663_805_Wide_Long_sound.wav</text:p>
          </table:table-cell>
        </table:table-row>
        <table:table-row table:style-name="ro1">
          <table:table-cell office:value-type="string" calcext:value-type="string">
            <text:p>./archive_1/1745514491_115_Wide_Long1745514491_115_Wide_Long_angle_data.json</text:p>
          </table:table-cell>
          <table:table-cell/>
          <table:table-cell office:value-type="string" calcext:value-type="string">
            <text:p>./archive_1/1745514491_115_Wide_Long1745514491_115_Wide_Long_distance_data.json</text:p>
          </table:table-cell>
          <table:table-cell/>
          <table:table-cell office:value-type="string" calcext:value-type="string">
            <text:p>./archive_1/1745514491_115_Wide_Long1745514491_115_Wide_Long_sound.wav</text:p>
          </table:table-cell>
        </table:table-row>
        <table:table-row table:style-name="ro1">
          <table:table-cell office:value-type="string" calcext:value-type="string">
            <text:p>./archive_1/1745518973_424_Wide_Long1745518973_424_Wide_Long_angle_data.json</text:p>
          </table:table-cell>
          <table:table-cell/>
          <table:table-cell office:value-type="string" calcext:value-type="string">
            <text:p>./archive_1/1745518973_424_Wide_Long1745518973_424_Wide_Long_distance_data.json</text:p>
          </table:table-cell>
          <table:table-cell/>
          <table:table-cell office:value-type="string" calcext:value-type="string">
            <text:p>./archive_1/1745518973_424_Wide_Long1745518973_424_Wide_Long_sound.wav</text:p>
          </table:table-cell>
        </table:table-row>
        <table:table-row table:style-name="ro1">
          <table:table-cell office:value-type="string" calcext:value-type="string">
            <text:p>./archive_1/1745522182_736_Wide_Long1745522182_736_Wide_Long_angle_data.json</text:p>
          </table:table-cell>
          <table:table-cell/>
          <table:table-cell office:value-type="string" calcext:value-type="string">
            <text:p>./archive_1/1745522182_736_Wide_Long1745522182_736_Wide_Long_distance_data.json</text:p>
          </table:table-cell>
          <table:table-cell/>
          <table:table-cell office:value-type="string" calcext:value-type="string">
            <text:p>./archive_1/1745522182_736_Wide_Long1745522182_736_Wide_Long_sound.wav</text:p>
          </table:table-cell>
        </table:table-row>
        <table:table-row table:style-name="ro1">
          <table:table-cell office:value-type="string" calcext:value-type="string">
            <text:p>./archive_1/1745524043_1044_Wide_Long1745524043_1044_Wide_Long_angle_data.json</text:p>
          </table:table-cell>
          <table:table-cell/>
          <table:table-cell office:value-type="string" calcext:value-type="string">
            <text:p>./archive_1/1745524043_1044_Wide_Long1745524043_1044_Wide_Long_distance_data.json</text:p>
          </table:table-cell>
          <table:table-cell/>
          <table:table-cell office:value-type="string" calcext:value-type="string">
            <text:p>./archive_1/1745524043_1044_Wide_Long1745524043_1044_Wide_Long_sound.wav</text:p>
          </table:table-cell>
        </table:table-row>
        <table:table-row table:style-name="ro1">
          <table:table-cell office:value-type="string" calcext:value-type="string">
            <text:p>./archive_1/1745526284_1354_Wide_Long1745526284_1354_Wide_Long_angle_data.json</text:p>
          </table:table-cell>
          <table:table-cell/>
          <table:table-cell office:value-type="string" calcext:value-type="string">
            <text:p>./archive_1/1745526284_1354_Wide_Long1745526284_1354_Wide_Long_distance_data.json</text:p>
          </table:table-cell>
          <table:table-cell/>
          <table:table-cell office:value-type="string" calcext:value-type="string">
            <text:p>./archive_1/1745526284_1354_Wide_Long1745526284_1354_Wide_Long_sound.wav</text:p>
          </table:table-cell>
        </table:table-row>
        <table:table-row table:style-name="ro1">
          <table:table-cell office:value-type="string" calcext:value-type="string">
            <text:p>./archive_1/1744898363_169_Wide_Long1744898363_169_Wide_Long_angle_data.json</text:p>
          </table:table-cell>
          <table:table-cell/>
          <table:table-cell office:value-type="string" calcext:value-type="string">
            <text:p>./archive_1/1744898363_169_Wide_Long1744898363_169_Wide_Long_distance_data.json</text:p>
          </table:table-cell>
          <table:table-cell/>
          <table:table-cell office:value-type="string" calcext:value-type="string">
            <text:p>./archive_1/1744898363_169_Wide_Long1744898363_169_Wide_Long_sound.wav</text:p>
          </table:table-cell>
        </table:table-row>
        <table:table-row table:style-name="ro1">
          <table:table-cell office:value-type="string" calcext:value-type="string">
            <text:p>./archive_1/1744907688_489_Wide_Long1744907688_489_Wide_Long_angle_data.json</text:p>
          </table:table-cell>
          <table:table-cell/>
          <table:table-cell office:value-type="string" calcext:value-type="string">
            <text:p>./archive_1/1744907688_489_Wide_Long1744907688_489_Wide_Long_distance_data.json</text:p>
          </table:table-cell>
          <table:table-cell/>
          <table:table-cell office:value-type="string" calcext:value-type="string">
            <text:p>./archive_1/1744907688_489_Wide_Long1744907688_489_Wide_Long_sound.wav</text:p>
          </table:table-cell>
        </table:table-row>
        <table:table-row table:style-name="ro1">
          <table:table-cell office:value-type="string" calcext:value-type="string">
            <text:p>./archive_1/1744914683_806_Wide_Long1744914683_806_Wide_Long_angle_data.json</text:p>
          </table:table-cell>
          <table:table-cell/>
          <table:table-cell office:value-type="string" calcext:value-type="string">
            <text:p>./archive_1/1744914683_806_Wide_Long1744914683_806_Wide_Long_distance_data.json</text:p>
          </table:table-cell>
          <table:table-cell/>
          <table:table-cell office:value-type="string" calcext:value-type="string">
            <text:p>./archive_1/1744914683_806_Wide_Long1744914683_806_Wide_Long_sound.wav</text:p>
          </table:table-cell>
        </table:table-row>
        <table:table-row table:style-name="ro1">
          <table:table-cell office:value-type="string" calcext:value-type="string">
            <text:p>./archive_1/1745514498_116_Wide_Long1745514498_116_Wide_Long_angle_data.json</text:p>
          </table:table-cell>
          <table:table-cell/>
          <table:table-cell office:value-type="string" calcext:value-type="string">
            <text:p>./archive_1/1745514498_116_Wide_Long1745514498_116_Wide_Long_distance_data.json</text:p>
          </table:table-cell>
          <table:table-cell/>
          <table:table-cell office:value-type="string" calcext:value-type="string">
            <text:p>./archive_1/1745514498_116_Wide_Long1745514498_116_Wide_Long_sound.wav</text:p>
          </table:table-cell>
        </table:table-row>
        <table:table-row table:style-name="ro1">
          <table:table-cell office:value-type="string" calcext:value-type="string">
            <text:p>./archive_1/1745518980_425_Wide_Long1745518980_425_Wide_Long_angle_data.json</text:p>
          </table:table-cell>
          <table:table-cell/>
          <table:table-cell office:value-type="string" calcext:value-type="string">
            <text:p>./archive_1/1745518980_425_Wide_Long1745518980_425_Wide_Long_distance_data.json</text:p>
          </table:table-cell>
          <table:table-cell/>
          <table:table-cell office:value-type="string" calcext:value-type="string">
            <text:p>./archive_1/1745518980_425_Wide_Long1745518980_425_Wide_Long_sound.wav</text:p>
          </table:table-cell>
        </table:table-row>
        <table:table-row table:style-name="ro1">
          <table:table-cell office:value-type="string" calcext:value-type="string">
            <text:p>./archive_1/1745522190_737_Wide_Long1745522190_737_Wide_Long_angle_data.json</text:p>
          </table:table-cell>
          <table:table-cell/>
          <table:table-cell office:value-type="string" calcext:value-type="string">
            <text:p>./archive_1/1745522190_737_Wide_Long1745522190_737_Wide_Long_distance_data.json</text:p>
          </table:table-cell>
          <table:table-cell/>
          <table:table-cell office:value-type="string" calcext:value-type="string">
            <text:p>./archive_1/1745522190_737_Wide_Long1745522190_737_Wide_Long_sound.wav</text:p>
          </table:table-cell>
        </table:table-row>
        <table:table-row table:style-name="ro1">
          <table:table-cell office:value-type="string" calcext:value-type="string">
            <text:p>./archive_1/1745524047_1045_Wide_Long1745524047_1045_Wide_Long_angle_data.json</text:p>
          </table:table-cell>
          <table:table-cell/>
          <table:table-cell office:value-type="string" calcext:value-type="string">
            <text:p>./archive_1/1745524047_1045_Wide_Long1745524047_1045_Wide_Long_distance_data.json</text:p>
          </table:table-cell>
          <table:table-cell/>
          <table:table-cell office:value-type="string" calcext:value-type="string">
            <text:p>./archive_1/1745524047_1045_Wide_Long1745524047_1045_Wide_Long_sound.wav</text:p>
          </table:table-cell>
        </table:table-row>
        <table:table-row table:style-name="ro1">
          <table:table-cell office:value-type="string" calcext:value-type="string">
            <text:p>./archive_1/1745526290_1355_Wide_Long1745526290_1355_Wide_Long_angle_data.json</text:p>
          </table:table-cell>
          <table:table-cell/>
          <table:table-cell office:value-type="string" calcext:value-type="string">
            <text:p>./archive_1/1745526290_1355_Wide_Long1745526290_1355_Wide_Long_distance_data.json</text:p>
          </table:table-cell>
          <table:table-cell/>
          <table:table-cell office:value-type="string" calcext:value-type="string">
            <text:p>./archive_1/1745526290_1355_Wide_Long1745526290_1355_Wide_Long_sound.wav</text:p>
          </table:table-cell>
        </table:table-row>
        <table:table-row table:style-name="ro1">
          <table:table-cell office:value-type="string" calcext:value-type="string">
            <text:p>./archive_1/1744898382_170_Wide_Long1744898382_170_Wide_Long_angle_data.json</text:p>
          </table:table-cell>
          <table:table-cell/>
          <table:table-cell office:value-type="string" calcext:value-type="string">
            <text:p>./archive_1/1744898382_170_Wide_Long1744898382_170_Wide_Long_distance_data.json</text:p>
          </table:table-cell>
          <table:table-cell/>
          <table:table-cell office:value-type="string" calcext:value-type="string">
            <text:p>./archive_1/1744898382_170_Wide_Long1744898382_170_Wide_Long_sound.wav</text:p>
          </table:table-cell>
        </table:table-row>
        <table:table-row table:style-name="ro1">
          <table:table-cell office:value-type="string" calcext:value-type="string">
            <text:p>./archive_1/1744907707_490_Wide_Long1744907707_490_Wide_Long_angle_data.json</text:p>
          </table:table-cell>
          <table:table-cell/>
          <table:table-cell office:value-type="string" calcext:value-type="string">
            <text:p>./archive_1/1744907707_490_Wide_Long1744907707_490_Wide_Long_distance_data.json</text:p>
          </table:table-cell>
          <table:table-cell/>
          <table:table-cell office:value-type="string" calcext:value-type="string">
            <text:p>./archive_1/1744907707_490_Wide_Long1744907707_490_Wide_Long_sound.wav</text:p>
          </table:table-cell>
        </table:table-row>
        <table:table-row table:style-name="ro1">
          <table:table-cell office:value-type="string" calcext:value-type="string">
            <text:p>./archive_1/1744914703_807_Wide_Long1744914703_807_Wide_Long_angle_data.json</text:p>
          </table:table-cell>
          <table:table-cell/>
          <table:table-cell office:value-type="string" calcext:value-type="string">
            <text:p>./archive_1/1744914703_807_Wide_Long1744914703_807_Wide_Long_distance_data.json</text:p>
          </table:table-cell>
          <table:table-cell/>
          <table:table-cell office:value-type="string" calcext:value-type="string">
            <text:p>./archive_1/1744914703_807_Wide_Long1744914703_807_Wide_Long_sound.wav</text:p>
          </table:table-cell>
        </table:table-row>
        <table:table-row table:style-name="ro1">
          <table:table-cell office:value-type="string" calcext:value-type="string">
            <text:p>./archive_1/1745514505_117_Wide_Long1745514505_117_Wide_Long_angle_data.json</text:p>
          </table:table-cell>
          <table:table-cell/>
          <table:table-cell office:value-type="string" calcext:value-type="string">
            <text:p>./archive_1/1745514505_117_Wide_Long1745514505_117_Wide_Long_distance_data.json</text:p>
          </table:table-cell>
          <table:table-cell/>
          <table:table-cell office:value-type="string" calcext:value-type="string">
            <text:p>./archive_1/1745514505_117_Wide_Long1745514505_117_Wide_Long_sound.wav</text:p>
          </table:table-cell>
        </table:table-row>
        <table:table-row table:style-name="ro1">
          <table:table-cell office:value-type="string" calcext:value-type="string">
            <text:p>./archive_1/1745518984_426_Wide_Long1745518984_426_Wide_Long_angle_data.json</text:p>
          </table:table-cell>
          <table:table-cell/>
          <table:table-cell office:value-type="string" calcext:value-type="string">
            <text:p>./archive_1/1745518984_426_Wide_Long1745518984_426_Wide_Long_distance_data.json</text:p>
          </table:table-cell>
          <table:table-cell/>
          <table:table-cell office:value-type="string" calcext:value-type="string">
            <text:p>./archive_1/1745518984_426_Wide_Long1745518984_426_Wide_Long_sound.wav</text:p>
          </table:table-cell>
        </table:table-row>
        <table:table-row table:style-name="ro1">
          <table:table-cell office:value-type="string" calcext:value-type="string">
            <text:p>./archive_1/1745522195_738_Wide_Long1745522195_738_Wide_Long_angle_data.json</text:p>
          </table:table-cell>
          <table:table-cell/>
          <table:table-cell office:value-type="string" calcext:value-type="string">
            <text:p>./archive_1/1745522195_738_Wide_Long1745522195_738_Wide_Long_distance_data.json</text:p>
          </table:table-cell>
          <table:table-cell/>
          <table:table-cell office:value-type="string" calcext:value-type="string">
            <text:p>./archive_1/1745522195_738_Wide_Long1745522195_738_Wide_Long_sound.wav</text:p>
          </table:table-cell>
        </table:table-row>
        <table:table-row table:style-name="ro1">
          <table:table-cell office:value-type="string" calcext:value-type="string">
            <text:p>./archive_1/1745524051_1046_Wide_Long1745524051_1046_Wide_Long_angle_data.json</text:p>
          </table:table-cell>
          <table:table-cell/>
          <table:table-cell office:value-type="string" calcext:value-type="string">
            <text:p>./archive_1/1745524051_1046_Wide_Long1745524051_1046_Wide_Long_distance_data.json</text:p>
          </table:table-cell>
          <table:table-cell/>
          <table:table-cell office:value-type="string" calcext:value-type="string">
            <text:p>./archive_1/1745524051_1046_Wide_Long1745524051_1046_Wide_Long_sound.wav</text:p>
          </table:table-cell>
        </table:table-row>
        <table:table-row table:style-name="ro1">
          <table:table-cell office:value-type="string" calcext:value-type="string">
            <text:p>./archive_1/1745526394_1356_Wide_Long1745526394_1356_Wide_Long_angle_data.json</text:p>
          </table:table-cell>
          <table:table-cell/>
          <table:table-cell office:value-type="string" calcext:value-type="string">
            <text:p>./archive_1/1745526394_1356_Wide_Long1745526394_1356_Wide_Long_distance_data.json</text:p>
          </table:table-cell>
          <table:table-cell/>
          <table:table-cell office:value-type="string" calcext:value-type="string">
            <text:p>./archive_1/1745526394_1356_Wide_Long1745526394_1356_Wide_Long_sound.wav</text:p>
          </table:table-cell>
        </table:table-row>
        <table:table-row table:style-name="ro1">
          <table:table-cell office:value-type="string" calcext:value-type="string">
            <text:p>./archive_1/1744898400_171_Wide_Long1744898400_171_Wide_Long_angle_data.json</text:p>
          </table:table-cell>
          <table:table-cell/>
          <table:table-cell office:value-type="string" calcext:value-type="string">
            <text:p>./archive_1/1744898400_171_Wide_Long1744898400_171_Wide_Long_distance_data.json</text:p>
          </table:table-cell>
          <table:table-cell/>
          <table:table-cell office:value-type="string" calcext:value-type="string">
            <text:p>./archive_1/1744898400_171_Wide_Long1744898400_171_Wide_Long_sound.wav</text:p>
          </table:table-cell>
        </table:table-row>
        <table:table-row table:style-name="ro1">
          <table:table-cell office:value-type="string" calcext:value-type="string">
            <text:p>./archive_1/1744907727_491_Wide_Long1744907727_491_Wide_Long_angle_data.json</text:p>
          </table:table-cell>
          <table:table-cell/>
          <table:table-cell office:value-type="string" calcext:value-type="string">
            <text:p>./archive_1/1744907727_491_Wide_Long1744907727_491_Wide_Long_distance_data.json</text:p>
          </table:table-cell>
          <table:table-cell/>
          <table:table-cell office:value-type="string" calcext:value-type="string">
            <text:p>./archive_1/1744907727_491_Wide_Long1744907727_491_Wide_Long_sound.wav</text:p>
          </table:table-cell>
        </table:table-row>
        <table:table-row table:style-name="ro1">
          <table:table-cell office:value-type="string" calcext:value-type="string">
            <text:p>./archive_1/1744914725_808_Wide_Long1744914725_808_Wide_Long_angle_data.json</text:p>
          </table:table-cell>
          <table:table-cell/>
          <table:table-cell office:value-type="string" calcext:value-type="string">
            <text:p>./archive_1/1744914725_808_Wide_Long1744914725_808_Wide_Long_distance_data.json</text:p>
          </table:table-cell>
          <table:table-cell/>
          <table:table-cell office:value-type="string" calcext:value-type="string">
            <text:p>./archive_1/1744914725_808_Wide_Long1744914725_808_Wide_Long_sound.wav</text:p>
          </table:table-cell>
        </table:table-row>
        <table:table-row table:style-name="ro1">
          <table:table-cell office:value-type="string" calcext:value-type="string">
            <text:p>./archive_1/1745514512_118_Wide_Long1745514512_118_Wide_Long_angle_data.json</text:p>
          </table:table-cell>
          <table:table-cell/>
          <table:table-cell office:value-type="string" calcext:value-type="string">
            <text:p>./archive_1/1745514512_118_Wide_Long1745514512_118_Wide_Long_distance_data.json</text:p>
          </table:table-cell>
          <table:table-cell/>
          <table:table-cell office:value-type="string" calcext:value-type="string">
            <text:p>./archive_1/1745514512_118_Wide_Long1745514512_118_Wide_Long_sound.wav</text:p>
          </table:table-cell>
        </table:table-row>
        <table:table-row table:style-name="ro1">
          <table:table-cell office:value-type="string" calcext:value-type="string">
            <text:p>./archive_1/1745519521_427_Wide_Long1745519521_427_Wide_Long_angle_data.json</text:p>
          </table:table-cell>
          <table:table-cell/>
          <table:table-cell office:value-type="string" calcext:value-type="string">
            <text:p>./archive_1/1745519521_427_Wide_Long1745519521_427_Wide_Long_distance_data.json</text:p>
          </table:table-cell>
          <table:table-cell/>
          <table:table-cell office:value-type="string" calcext:value-type="string">
            <text:p>./archive_1/1745519521_427_Wide_Long1745519521_427_Wide_Long_sound.wav</text:p>
          </table:table-cell>
        </table:table-row>
        <table:table-row table:style-name="ro1">
          <table:table-cell office:value-type="string" calcext:value-type="string">
            <text:p>./archive_1/1745522200_739_Wide_Long1745522200_739_Wide_Long_angle_data.json</text:p>
          </table:table-cell>
          <table:table-cell/>
          <table:table-cell office:value-type="string" calcext:value-type="string">
            <text:p>./archive_1/1745522200_739_Wide_Long1745522200_739_Wide_Long_distance_data.json</text:p>
          </table:table-cell>
          <table:table-cell/>
          <table:table-cell office:value-type="string" calcext:value-type="string">
            <text:p>./archive_1/1745522200_739_Wide_Long1745522200_739_Wide_Long_sound.wav</text:p>
          </table:table-cell>
        </table:table-row>
        <table:table-row table:style-name="ro1">
          <table:table-cell office:value-type="string" calcext:value-type="string">
            <text:p>./archive_1/1745524056_1047_Wide_Long1745524056_1047_Wide_Long_angle_data.json</text:p>
          </table:table-cell>
          <table:table-cell/>
          <table:table-cell office:value-type="string" calcext:value-type="string">
            <text:p>./archive_1/1745524056_1047_Wide_Long1745524056_1047_Wide_Long_distance_data.json</text:p>
          </table:table-cell>
          <table:table-cell/>
          <table:table-cell office:value-type="string" calcext:value-type="string">
            <text:p>./archive_1/1745524056_1047_Wide_Long1745524056_1047_Wide_Long_sound.wav</text:p>
          </table:table-cell>
        </table:table-row>
        <table:table-row table:style-name="ro1">
          <table:table-cell office:value-type="string" calcext:value-type="string">
            <text:p>./archive_1/1745526399_1357_Wide_Long1745526399_1357_Wide_Long_angle_data.json</text:p>
          </table:table-cell>
          <table:table-cell/>
          <table:table-cell office:value-type="string" calcext:value-type="string">
            <text:p>./archive_1/1745526399_1357_Wide_Long1745526399_1357_Wide_Long_distance_data.json</text:p>
          </table:table-cell>
          <table:table-cell/>
          <table:table-cell office:value-type="string" calcext:value-type="string">
            <text:p>./archive_1/1745526399_1357_Wide_Long1745526399_1357_Wide_Long_sound.wav</text:p>
          </table:table-cell>
        </table:table-row>
        <table:table-row table:style-name="ro1">
          <table:table-cell office:value-type="string" calcext:value-type="string">
            <text:p>./archive_1/1744898419_172_Wide_Long1744898419_172_Wide_Long_angle_data.json</text:p>
          </table:table-cell>
          <table:table-cell/>
          <table:table-cell office:value-type="string" calcext:value-type="string">
            <text:p>./archive_1/1744898419_172_Wide_Long1744898419_172_Wide_Long_distance_data.json</text:p>
          </table:table-cell>
          <table:table-cell/>
          <table:table-cell office:value-type="string" calcext:value-type="string">
            <text:p>./archive_1/1744898419_172_Wide_Long1744898419_172_Wide_Long_sound.wav</text:p>
          </table:table-cell>
        </table:table-row>
        <table:table-row table:style-name="ro1">
          <table:table-cell office:value-type="string" calcext:value-type="string">
            <text:p>./archive_1/1744907747_492_Wide_Long1744907747_492_Wide_Long_angle_data.json</text:p>
          </table:table-cell>
          <table:table-cell/>
          <table:table-cell office:value-type="string" calcext:value-type="string">
            <text:p>./archive_1/1744907747_492_Wide_Long1744907747_492_Wide_Long_distance_data.json</text:p>
          </table:table-cell>
          <table:table-cell/>
          <table:table-cell office:value-type="string" calcext:value-type="string">
            <text:p>./archive_1/1744907747_492_Wide_Long1744907747_492_Wide_Long_sound.wav</text:p>
          </table:table-cell>
        </table:table-row>
        <table:table-row table:style-name="ro1">
          <table:table-cell office:value-type="string" calcext:value-type="string">
            <text:p>./archive_1/1744914745_809_Wide_Long1744914745_809_Wide_Long_angle_data.json</text:p>
          </table:table-cell>
          <table:table-cell/>
          <table:table-cell office:value-type="string" calcext:value-type="string">
            <text:p>./archive_1/1744914745_809_Wide_Long1744914745_809_Wide_Long_distance_data.json</text:p>
          </table:table-cell>
          <table:table-cell/>
          <table:table-cell office:value-type="string" calcext:value-type="string">
            <text:p>./archive_1/1744914745_809_Wide_Long1744914745_809_Wide_Long_sound.wav</text:p>
          </table:table-cell>
        </table:table-row>
        <table:table-row table:style-name="ro1">
          <table:table-cell office:value-type="string" calcext:value-type="string">
            <text:p>./archive_1/1745514634_119_Wide_Long1745514634_119_Wide_Long_angle_data.json</text:p>
          </table:table-cell>
          <table:table-cell/>
          <table:table-cell office:value-type="string" calcext:value-type="string">
            <text:p>./archive_1/1745514634_119_Wide_Long1745514634_119_Wide_Long_distance_data.json</text:p>
          </table:table-cell>
          <table:table-cell/>
          <table:table-cell office:value-type="string" calcext:value-type="string">
            <text:p>./archive_1/1745514634_119_Wide_Long1745514634_119_Wide_Long_sound.wav</text:p>
          </table:table-cell>
        </table:table-row>
        <table:table-row table:style-name="ro1">
          <table:table-cell office:value-type="string" calcext:value-type="string">
            <text:p>./archive_1/1745519542_428_Wide_Long1745519542_428_Wide_Long_angle_data.json</text:p>
          </table:table-cell>
          <table:table-cell/>
          <table:table-cell office:value-type="string" calcext:value-type="string">
            <text:p>./archive_1/1745519542_428_Wide_Long1745519542_428_Wide_Long_distance_data.json</text:p>
          </table:table-cell>
          <table:table-cell/>
          <table:table-cell office:value-type="string" calcext:value-type="string">
            <text:p>./archive_1/1745519542_428_Wide_Long1745519542_428_Wide_Long_sound.wav</text:p>
          </table:table-cell>
        </table:table-row>
        <table:table-row table:style-name="ro1">
          <table:table-cell office:value-type="string" calcext:value-type="string">
            <text:p>./archive_1/1745522205_740_Wide_Long1745522205_740_Wide_Long_angle_data.json</text:p>
          </table:table-cell>
          <table:table-cell/>
          <table:table-cell office:value-type="string" calcext:value-type="string">
            <text:p>./archive_1/1745522205_740_Wide_Long1745522205_740_Wide_Long_distance_data.json</text:p>
          </table:table-cell>
          <table:table-cell/>
          <table:table-cell office:value-type="string" calcext:value-type="string">
            <text:p>./archive_1/1745522205_740_Wide_Long1745522205_740_Wide_Long_sound.wav</text:p>
          </table:table-cell>
        </table:table-row>
        <table:table-row table:style-name="ro1">
          <table:table-cell office:value-type="string" calcext:value-type="string">
            <text:p>./archive_1/1745524060_1048_Wide_Long1745524060_1048_Wide_Long_angle_data.json</text:p>
          </table:table-cell>
          <table:table-cell/>
          <table:table-cell office:value-type="string" calcext:value-type="string">
            <text:p>./archive_1/1745524060_1048_Wide_Long1745524060_1048_Wide_Long_distance_data.json</text:p>
          </table:table-cell>
          <table:table-cell/>
          <table:table-cell office:value-type="string" calcext:value-type="string">
            <text:p>./archive_1/1745524060_1048_Wide_Long1745524060_1048_Wide_Long_sound.wav</text:p>
          </table:table-cell>
        </table:table-row>
        <table:table-row table:style-name="ro1">
          <table:table-cell office:value-type="string" calcext:value-type="string">
            <text:p>./archive_1/1745526403_1358_Wide_Long1745526403_1358_Wide_Long_angle_data.json</text:p>
          </table:table-cell>
          <table:table-cell/>
          <table:table-cell office:value-type="string" calcext:value-type="string">
            <text:p>./archive_1/1745526403_1358_Wide_Long1745526403_1358_Wide_Long_distance_data.json</text:p>
          </table:table-cell>
          <table:table-cell/>
          <table:table-cell office:value-type="string" calcext:value-type="string">
            <text:p>./archive_1/1745526403_1358_Wide_Long1745526403_1358_Wide_Long_sound.wav</text:p>
          </table:table-cell>
        </table:table-row>
        <table:table-row table:style-name="ro1">
          <table:table-cell office:value-type="string" calcext:value-type="string">
            <text:p>./archive_1/1744898438_173_Wide_Long1744898438_173_Wide_Long_angle_data.json</text:p>
          </table:table-cell>
          <table:table-cell/>
          <table:table-cell office:value-type="string" calcext:value-type="string">
            <text:p>./archive_1/1744898438_173_Wide_Long1744898438_173_Wide_Long_distance_data.json</text:p>
          </table:table-cell>
          <table:table-cell/>
          <table:table-cell office:value-type="string" calcext:value-type="string">
            <text:p>./archive_1/1744898438_173_Wide_Long1744898438_173_Wide_Long_sound.wav</text:p>
          </table:table-cell>
        </table:table-row>
        <table:table-row table:style-name="ro1">
          <table:table-cell office:value-type="string" calcext:value-type="string">
            <text:p>./archive_1/1744907767_493_Wide_Long1744907767_493_Wide_Long_angle_data.json</text:p>
          </table:table-cell>
          <table:table-cell/>
          <table:table-cell office:value-type="string" calcext:value-type="string">
            <text:p>./archive_1/1744907767_493_Wide_Long1744907767_493_Wide_Long_distance_data.json</text:p>
          </table:table-cell>
          <table:table-cell/>
          <table:table-cell office:value-type="string" calcext:value-type="string">
            <text:p>./archive_1/1744907767_493_Wide_Long1744907767_493_Wide_Long_sound.wav</text:p>
          </table:table-cell>
        </table:table-row>
        <table:table-row table:style-name="ro1">
          <table:table-cell office:value-type="string" calcext:value-type="string">
            <text:p>./archive_1/1744914765_810_Wide_Long1744914765_810_Wide_Long_angle_data.json</text:p>
          </table:table-cell>
          <table:table-cell/>
          <table:table-cell office:value-type="string" calcext:value-type="string">
            <text:p>./archive_1/1744914765_810_Wide_Long1744914765_810_Wide_Long_distance_data.json</text:p>
          </table:table-cell>
          <table:table-cell/>
          <table:table-cell office:value-type="string" calcext:value-type="string">
            <text:p>./archive_1/1744914765_810_Wide_Long1744914765_810_Wide_Long_sound.wav</text:p>
          </table:table-cell>
        </table:table-row>
        <table:table-row table:style-name="ro1">
          <table:table-cell office:value-type="string" calcext:value-type="string">
            <text:p>./archive_1/1745514644_120_Wide_Long1745514644_120_Wide_Long_angle_data.json</text:p>
          </table:table-cell>
          <table:table-cell/>
          <table:table-cell office:value-type="string" calcext:value-type="string">
            <text:p>./archive_1/1745514644_120_Wide_Long1745514644_120_Wide_Long_distance_data.json</text:p>
          </table:table-cell>
          <table:table-cell/>
          <table:table-cell office:value-type="string" calcext:value-type="string">
            <text:p>./archive_1/1745514644_120_Wide_Long1745514644_120_Wide_Long_sound.wav</text:p>
          </table:table-cell>
        </table:table-row>
        <table:table-row table:style-name="ro1">
          <table:table-cell office:value-type="string" calcext:value-type="string">
            <text:p>./archive_1/1745519547_429_Wide_Long1745519547_429_Wide_Long_angle_data.json</text:p>
          </table:table-cell>
          <table:table-cell/>
          <table:table-cell office:value-type="string" calcext:value-type="string">
            <text:p>./archive_1/1745519547_429_Wide_Long1745519547_429_Wide_Long_distance_data.json</text:p>
          </table:table-cell>
          <table:table-cell/>
          <table:table-cell office:value-type="string" calcext:value-type="string">
            <text:p>./archive_1/1745519547_429_Wide_Long1745519547_429_Wide_Long_sound.wav</text:p>
          </table:table-cell>
        </table:table-row>
        <table:table-row table:style-name="ro1">
          <table:table-cell office:value-type="string" calcext:value-type="string">
            <text:p>./archive_1/1745522209_741_Wide_Long1745522209_741_Wide_Long_angle_data.json</text:p>
          </table:table-cell>
          <table:table-cell/>
          <table:table-cell office:value-type="string" calcext:value-type="string">
            <text:p>./archive_1/1745522209_741_Wide_Long1745522209_741_Wide_Long_distance_data.json</text:p>
          </table:table-cell>
          <table:table-cell/>
          <table:table-cell office:value-type="string" calcext:value-type="string">
            <text:p>./archive_1/1745522209_741_Wide_Long1745522209_741_Wide_Long_sound.wav</text:p>
          </table:table-cell>
        </table:table-row>
        <table:table-row table:style-name="ro1">
          <table:table-cell office:value-type="string" calcext:value-type="string">
            <text:p>./archive_1/1745524064_1049_Wide_Long1745524064_1049_Wide_Long_angle_data.json</text:p>
          </table:table-cell>
          <table:table-cell/>
          <table:table-cell office:value-type="string" calcext:value-type="string">
            <text:p>./archive_1/1745524064_1049_Wide_Long1745524064_1049_Wide_Long_distance_data.json</text:p>
          </table:table-cell>
          <table:table-cell/>
          <table:table-cell office:value-type="string" calcext:value-type="string">
            <text:p>./archive_1/1745524064_1049_Wide_Long1745524064_1049_Wide_Long_sound.wav</text:p>
          </table:table-cell>
        </table:table-row>
        <table:table-row table:style-name="ro1">
          <table:table-cell office:value-type="string" calcext:value-type="string">
            <text:p>./archive_1/1745526408_1359_Wide_Long1745526408_1359_Wide_Long_angle_data.json</text:p>
          </table:table-cell>
          <table:table-cell/>
          <table:table-cell office:value-type="string" calcext:value-type="string">
            <text:p>./archive_1/1745526408_1359_Wide_Long1745526408_1359_Wide_Long_distance_data.json</text:p>
          </table:table-cell>
          <table:table-cell/>
          <table:table-cell office:value-type="string" calcext:value-type="string">
            <text:p>./archive_1/1745526408_1359_Wide_Long1745526408_1359_Wide_Long_sound.wav</text:p>
          </table:table-cell>
        </table:table-row>
        <table:table-row table:style-name="ro1">
          <table:table-cell office:value-type="string" calcext:value-type="string">
            <text:p>./archive_1/1744898456_174_Wide_Long1744898456_174_Wide_Long_angle_data.json</text:p>
          </table:table-cell>
          <table:table-cell/>
          <table:table-cell office:value-type="string" calcext:value-type="string">
            <text:p>./archive_1/1744898456_174_Wide_Long1744898456_174_Wide_Long_distance_data.json</text:p>
          </table:table-cell>
          <table:table-cell/>
          <table:table-cell office:value-type="string" calcext:value-type="string">
            <text:p>./archive_1/1744898456_174_Wide_Long1744898456_174_Wide_Long_sound.wav</text:p>
          </table:table-cell>
        </table:table-row>
        <table:table-row table:style-name="ro1">
          <table:table-cell office:value-type="string" calcext:value-type="string">
            <text:p>./archive_1/1744907787_494_Wide_Long1744907787_494_Wide_Long_angle_data.json</text:p>
          </table:table-cell>
          <table:table-cell/>
          <table:table-cell office:value-type="string" calcext:value-type="string">
            <text:p>./archive_1/1744907787_494_Wide_Long1744907787_494_Wide_Long_distance_data.json</text:p>
          </table:table-cell>
          <table:table-cell/>
          <table:table-cell office:value-type="string" calcext:value-type="string">
            <text:p>./archive_1/1744907787_494_Wide_Long1744907787_494_Wide_Long_sound.wav</text:p>
          </table:table-cell>
        </table:table-row>
        <table:table-row table:style-name="ro1">
          <table:table-cell office:value-type="string" calcext:value-type="string">
            <text:p>./archive_1/1744914785_811_Wide_Long1744914785_811_Wide_Long_angle_data.json</text:p>
          </table:table-cell>
          <table:table-cell/>
          <table:table-cell office:value-type="string" calcext:value-type="string">
            <text:p>./archive_1/1744914785_811_Wide_Long1744914785_811_Wide_Long_distance_data.json</text:p>
          </table:table-cell>
          <table:table-cell/>
          <table:table-cell office:value-type="string" calcext:value-type="string">
            <text:p>./archive_1/1744914785_811_Wide_Long1744914785_811_Wide_Long_sound.wav</text:p>
          </table:table-cell>
        </table:table-row>
        <table:table-row table:style-name="ro1">
          <table:table-cell office:value-type="string" calcext:value-type="string">
            <text:p>./archive_1/1745514649_121_Wide_Long1745514649_121_Wide_Long_angle_data.json</text:p>
          </table:table-cell>
          <table:table-cell/>
          <table:table-cell office:value-type="string" calcext:value-type="string">
            <text:p>./archive_1/1745514649_121_Wide_Long1745514649_121_Wide_Long_distance_data.json</text:p>
          </table:table-cell>
          <table:table-cell/>
          <table:table-cell office:value-type="string" calcext:value-type="string">
            <text:p>./archive_1/1745514649_121_Wide_Long1745514649_121_Wide_Long_sound.wav</text:p>
          </table:table-cell>
        </table:table-row>
        <table:table-row table:style-name="ro1">
          <table:table-cell office:value-type="string" calcext:value-type="string">
            <text:p>./archive_1/1745519552_430_Wide_Long1745519552_430_Wide_Long_angle_data.json</text:p>
          </table:table-cell>
          <table:table-cell/>
          <table:table-cell office:value-type="string" calcext:value-type="string">
            <text:p>./archive_1/1745519552_430_Wide_Long1745519552_430_Wide_Long_distance_data.json</text:p>
          </table:table-cell>
          <table:table-cell/>
          <table:table-cell office:value-type="string" calcext:value-type="string">
            <text:p>./archive_1/1745519552_430_Wide_Long1745519552_430_Wide_Long_sound.wav</text:p>
          </table:table-cell>
        </table:table-row>
        <table:table-row table:style-name="ro1">
          <table:table-cell office:value-type="string" calcext:value-type="string">
            <text:p>./archive_1/1745522214_742_Wide_Long1745522214_742_Wide_Long_angle_data.json</text:p>
          </table:table-cell>
          <table:table-cell/>
          <table:table-cell office:value-type="string" calcext:value-type="string">
            <text:p>./archive_1/1745522214_742_Wide_Long1745522214_742_Wide_Long_distance_data.json</text:p>
          </table:table-cell>
          <table:table-cell/>
          <table:table-cell office:value-type="string" calcext:value-type="string">
            <text:p>./archive_1/1745522214_742_Wide_Long1745522214_742_Wide_Long_sound.wav</text:p>
          </table:table-cell>
        </table:table-row>
        <table:table-row table:style-name="ro1">
          <table:table-cell office:value-type="string" calcext:value-type="string">
            <text:p>./archive_1/1745524069_1050_Wide_Long1745524069_1050_Wide_Long_angle_data.json</text:p>
          </table:table-cell>
          <table:table-cell/>
          <table:table-cell office:value-type="string" calcext:value-type="string">
            <text:p>./archive_1/1745524069_1050_Wide_Long1745524069_1050_Wide_Long_distance_data.json</text:p>
          </table:table-cell>
          <table:table-cell/>
          <table:table-cell office:value-type="string" calcext:value-type="string">
            <text:p>./archive_1/1745524069_1050_Wide_Long1745524069_1050_Wide_Long_sound.wav</text:p>
          </table:table-cell>
        </table:table-row>
        <table:table-row table:style-name="ro1">
          <table:table-cell office:value-type="string" calcext:value-type="string">
            <text:p>./archive_1/1745526413_1360_Wide_Long1745526413_1360_Wide_Long_angle_data.json</text:p>
          </table:table-cell>
          <table:table-cell/>
          <table:table-cell office:value-type="string" calcext:value-type="string">
            <text:p>./archive_1/1745526413_1360_Wide_Long1745526413_1360_Wide_Long_distance_data.json</text:p>
          </table:table-cell>
          <table:table-cell/>
          <table:table-cell office:value-type="string" calcext:value-type="string">
            <text:p>./archive_1/1745526413_1360_Wide_Long1745526413_1360_Wide_Long_sound.wav</text:p>
          </table:table-cell>
        </table:table-row>
        <table:table-row table:style-name="ro1">
          <table:table-cell office:value-type="string" calcext:value-type="string">
            <text:p>./archive_1/1744898475_175_Wide_Long1744898475_175_Wide_Long_angle_data.json</text:p>
          </table:table-cell>
          <table:table-cell/>
          <table:table-cell office:value-type="string" calcext:value-type="string">
            <text:p>./archive_1/1744898475_175_Wide_Long1744898475_175_Wide_Long_distance_data.json</text:p>
          </table:table-cell>
          <table:table-cell/>
          <table:table-cell office:value-type="string" calcext:value-type="string">
            <text:p>./archive_1/1744898475_175_Wide_Long1744898475_175_Wide_Long_sound.wav</text:p>
          </table:table-cell>
        </table:table-row>
        <table:table-row table:style-name="ro1">
          <table:table-cell office:value-type="string" calcext:value-type="string">
            <text:p>./archive_1/1744907806_495_Wide_Long1744907806_495_Wide_Long_angle_data.json</text:p>
          </table:table-cell>
          <table:table-cell/>
          <table:table-cell office:value-type="string" calcext:value-type="string">
            <text:p>./archive_1/1744907806_495_Wide_Long1744907806_495_Wide_Long_distance_data.json</text:p>
          </table:table-cell>
          <table:table-cell/>
          <table:table-cell office:value-type="string" calcext:value-type="string">
            <text:p>./archive_1/1744907806_495_Wide_Long1744907806_495_Wide_Long_sound.wav</text:p>
          </table:table-cell>
        </table:table-row>
        <table:table-row table:style-name="ro1">
          <table:table-cell office:value-type="string" calcext:value-type="string">
            <text:p>./archive_1/1744914809_812_Wide_Long1744914809_812_Wide_Long_angle_data.json</text:p>
          </table:table-cell>
          <table:table-cell/>
          <table:table-cell office:value-type="string" calcext:value-type="string">
            <text:p>./archive_1/1744914809_812_Wide_Long1744914809_812_Wide_Long_distance_data.json</text:p>
          </table:table-cell>
          <table:table-cell/>
          <table:table-cell office:value-type="string" calcext:value-type="string">
            <text:p>./archive_1/1744914809_812_Wide_Long1744914809_812_Wide_Long_sound.wav</text:p>
          </table:table-cell>
        </table:table-row>
        <table:table-row table:style-name="ro1">
          <table:table-cell office:value-type="string" calcext:value-type="string">
            <text:p>./archive_1/1745514653_122_Wide_Long1745514653_122_Wide_Long_angle_data.json</text:p>
          </table:table-cell>
          <table:table-cell/>
          <table:table-cell office:value-type="string" calcext:value-type="string">
            <text:p>./archive_1/1745514653_122_Wide_Long1745514653_122_Wide_Long_distance_data.json</text:p>
          </table:table-cell>
          <table:table-cell/>
          <table:table-cell office:value-type="string" calcext:value-type="string">
            <text:p>./archive_1/1745514653_122_Wide_Long1745514653_122_Wide_Long_sound.wav</text:p>
          </table:table-cell>
        </table:table-row>
        <table:table-row table:style-name="ro1">
          <table:table-cell office:value-type="string" calcext:value-type="string">
            <text:p>./archive_1/1745519556_431_Wide_Long1745519556_431_Wide_Long_angle_data.json</text:p>
          </table:table-cell>
          <table:table-cell/>
          <table:table-cell office:value-type="string" calcext:value-type="string">
            <text:p>./archive_1/1745519556_431_Wide_Long1745519556_431_Wide_Long_distance_data.json</text:p>
          </table:table-cell>
          <table:table-cell/>
          <table:table-cell office:value-type="string" calcext:value-type="string">
            <text:p>./archive_1/1745519556_431_Wide_Long1745519556_431_Wide_Long_sound.wav</text:p>
          </table:table-cell>
        </table:table-row>
        <table:table-row table:style-name="ro1">
          <table:table-cell office:value-type="string" calcext:value-type="string">
            <text:p>./archive_1/1745522218_743_Wide_Long1745522218_743_Wide_Long_angle_data.json</text:p>
          </table:table-cell>
          <table:table-cell/>
          <table:table-cell office:value-type="string" calcext:value-type="string">
            <text:p>./archive_1/1745522218_743_Wide_Long1745522218_743_Wide_Long_distance_data.json</text:p>
          </table:table-cell>
          <table:table-cell/>
          <table:table-cell office:value-type="string" calcext:value-type="string">
            <text:p>./archive_1/1745522218_743_Wide_Long1745522218_743_Wide_Long_sound.wav</text:p>
          </table:table-cell>
        </table:table-row>
        <table:table-row table:style-name="ro1">
          <table:table-cell office:value-type="string" calcext:value-type="string">
            <text:p>./archive_1/1745524073_1051_Wide_Long1745524073_1051_Wide_Long_angle_data.json</text:p>
          </table:table-cell>
          <table:table-cell/>
          <table:table-cell office:value-type="string" calcext:value-type="string">
            <text:p>./archive_1/1745524073_1051_Wide_Long1745524073_1051_Wide_Long_distance_data.json</text:p>
          </table:table-cell>
          <table:table-cell/>
          <table:table-cell office:value-type="string" calcext:value-type="string">
            <text:p>./archive_1/1745524073_1051_Wide_Long1745524073_1051_Wide_Long_sound.wav</text:p>
          </table:table-cell>
        </table:table-row>
        <table:table-row table:style-name="ro1">
          <table:table-cell office:value-type="string" calcext:value-type="string">
            <text:p>./archive_1/1745526417_1361_Wide_Long1745526417_1361_Wide_Long_angle_data.json</text:p>
          </table:table-cell>
          <table:table-cell/>
          <table:table-cell office:value-type="string" calcext:value-type="string">
            <text:p>./archive_1/1745526417_1361_Wide_Long1745526417_1361_Wide_Long_distance_data.json</text:p>
          </table:table-cell>
          <table:table-cell/>
          <table:table-cell office:value-type="string" calcext:value-type="string">
            <text:p>./archive_1/1745526417_1361_Wide_Long1745526417_1361_Wide_Long_sound.wav</text:p>
          </table:table-cell>
        </table:table-row>
        <table:table-row table:style-name="ro1">
          <table:table-cell office:value-type="string" calcext:value-type="string">
            <text:p>./archive_1/1744898493_176_Wide_Long1744898493_176_Wide_Long_angle_data.json</text:p>
          </table:table-cell>
          <table:table-cell/>
          <table:table-cell office:value-type="string" calcext:value-type="string">
            <text:p>./archive_1/1744898493_176_Wide_Long1744898493_176_Wide_Long_distance_data.json</text:p>
          </table:table-cell>
          <table:table-cell/>
          <table:table-cell office:value-type="string" calcext:value-type="string">
            <text:p>./archive_1/1744898493_176_Wide_Long1744898493_176_Wide_Long_sound.wav</text:p>
          </table:table-cell>
        </table:table-row>
        <table:table-row table:style-name="ro1">
          <table:table-cell office:value-type="string" calcext:value-type="string">
            <text:p>./archive_1/1744907827_496_Wide_Long1744907827_496_Wide_Long_angle_data.json</text:p>
          </table:table-cell>
          <table:table-cell/>
          <table:table-cell office:value-type="string" calcext:value-type="string">
            <text:p>./archive_1/1744907827_496_Wide_Long1744907827_496_Wide_Long_distance_data.json</text:p>
          </table:table-cell>
          <table:table-cell/>
          <table:table-cell office:value-type="string" calcext:value-type="string">
            <text:p>./archive_1/1744907827_496_Wide_Long1744907827_496_Wide_Long_sound.wav</text:p>
          </table:table-cell>
        </table:table-row>
        <table:table-row table:style-name="ro1">
          <table:table-cell office:value-type="string" calcext:value-type="string">
            <text:p>./archive_1/1744914831_813_Wide_Long1744914831_813_Wide_Long_angle_data.json</text:p>
          </table:table-cell>
          <table:table-cell/>
          <table:table-cell office:value-type="string" calcext:value-type="string">
            <text:p>./archive_1/1744914831_813_Wide_Long1744914831_813_Wide_Long_distance_data.json</text:p>
          </table:table-cell>
          <table:table-cell/>
          <table:table-cell office:value-type="string" calcext:value-type="string">
            <text:p>./archive_1/1744914831_813_Wide_Long1744914831_813_Wide_Long_sound.wav</text:p>
          </table:table-cell>
        </table:table-row>
        <table:table-row table:style-name="ro1">
          <table:table-cell office:value-type="string" calcext:value-type="string">
            <text:p>./archive_1/1745514658_123_Wide_Long1745514658_123_Wide_Long_angle_data.json</text:p>
          </table:table-cell>
          <table:table-cell/>
          <table:table-cell office:value-type="string" calcext:value-type="string">
            <text:p>./archive_1/1745514658_123_Wide_Long1745514658_123_Wide_Long_distance_data.json</text:p>
          </table:table-cell>
          <table:table-cell/>
          <table:table-cell office:value-type="string" calcext:value-type="string">
            <text:p>./archive_1/1745514658_123_Wide_Long1745514658_123_Wide_Long_sound.wav</text:p>
          </table:table-cell>
        </table:table-row>
        <table:table-row table:style-name="ro1">
          <table:table-cell office:value-type="string" calcext:value-type="string">
            <text:p>./archive_1/1745519561_432_Wide_Long1745519561_432_Wide_Long_angle_data.json</text:p>
          </table:table-cell>
          <table:table-cell/>
          <table:table-cell office:value-type="string" calcext:value-type="string">
            <text:p>./archive_1/1745519561_432_Wide_Long1745519561_432_Wide_Long_distance_data.json</text:p>
          </table:table-cell>
          <table:table-cell/>
          <table:table-cell office:value-type="string" calcext:value-type="string">
            <text:p>./archive_1/1745519561_432_Wide_Long1745519561_432_Wide_Long_sound.wav</text:p>
          </table:table-cell>
        </table:table-row>
        <table:table-row table:style-name="ro1">
          <table:table-cell office:value-type="string" calcext:value-type="string">
            <text:p>./archive_1/1745522222_744_Wide_Long1745522222_744_Wide_Long_angle_data.json</text:p>
          </table:table-cell>
          <table:table-cell/>
          <table:table-cell office:value-type="string" calcext:value-type="string">
            <text:p>./archive_1/1745522222_744_Wide_Long1745522222_744_Wide_Long_distance_data.json</text:p>
          </table:table-cell>
          <table:table-cell/>
          <table:table-cell office:value-type="string" calcext:value-type="string">
            <text:p>./archive_1/1745522222_744_Wide_Long1745522222_744_Wide_Long_sound.wav</text:p>
          </table:table-cell>
        </table:table-row>
        <table:table-row table:style-name="ro1">
          <table:table-cell office:value-type="string" calcext:value-type="string">
            <text:p>./archive_1/1745524077_1052_Wide_Long1745524077_1052_Wide_Long_angle_data.json</text:p>
          </table:table-cell>
          <table:table-cell/>
          <table:table-cell office:value-type="string" calcext:value-type="string">
            <text:p>./archive_1/1745524077_1052_Wide_Long1745524077_1052_Wide_Long_distance_data.json</text:p>
          </table:table-cell>
          <table:table-cell/>
          <table:table-cell office:value-type="string" calcext:value-type="string">
            <text:p>./archive_1/1745524077_1052_Wide_Long1745524077_1052_Wide_Long_sound.wav</text:p>
          </table:table-cell>
        </table:table-row>
        <table:table-row table:style-name="ro1">
          <table:table-cell office:value-type="string" calcext:value-type="string">
            <text:p>./archive_1/1745526422_1362_Wide_Long1745526422_1362_Wide_Long_angle_data.json</text:p>
          </table:table-cell>
          <table:table-cell/>
          <table:table-cell office:value-type="string" calcext:value-type="string">
            <text:p>./archive_1/1745526422_1362_Wide_Long1745526422_1362_Wide_Long_distance_data.json</text:p>
          </table:table-cell>
          <table:table-cell/>
          <table:table-cell office:value-type="string" calcext:value-type="string">
            <text:p>./archive_1/1745526422_1362_Wide_Long1745526422_1362_Wide_Long_sound.wav</text:p>
          </table:table-cell>
        </table:table-row>
        <table:table-row table:style-name="ro1">
          <table:table-cell office:value-type="string" calcext:value-type="string">
            <text:p>./archive_1/1744898511_177_Wide_Long1744898511_177_Wide_Long_angle_data.json</text:p>
          </table:table-cell>
          <table:table-cell/>
          <table:table-cell office:value-type="string" calcext:value-type="string">
            <text:p>./archive_1/1744898511_177_Wide_Long1744898511_177_Wide_Long_distance_data.json</text:p>
          </table:table-cell>
          <table:table-cell/>
          <table:table-cell office:value-type="string" calcext:value-type="string">
            <text:p>./archive_1/1744898511_177_Wide_Long1744898511_177_Wide_Long_sound.wav</text:p>
          </table:table-cell>
        </table:table-row>
        <table:table-row table:style-name="ro1">
          <table:table-cell office:value-type="string" calcext:value-type="string">
            <text:p>./archive_1/1744907847_497_Wide_Long1744907847_497_Wide_Long_angle_data.json</text:p>
          </table:table-cell>
          <table:table-cell/>
          <table:table-cell office:value-type="string" calcext:value-type="string">
            <text:p>./archive_1/1744907847_497_Wide_Long1744907847_497_Wide_Long_distance_data.json</text:p>
          </table:table-cell>
          <table:table-cell/>
          <table:table-cell office:value-type="string" calcext:value-type="string">
            <text:p>./archive_1/1744907847_497_Wide_Long1744907847_497_Wide_Long_sound.wav</text:p>
          </table:table-cell>
        </table:table-row>
        <table:table-row table:style-name="ro1">
          <table:table-cell office:value-type="string" calcext:value-type="string">
            <text:p>./archive_1/1744914852_814_Wide_Long1744914852_814_Wide_Long_angle_data.json</text:p>
          </table:table-cell>
          <table:table-cell/>
          <table:table-cell office:value-type="string" calcext:value-type="string">
            <text:p>./archive_1/1744914852_814_Wide_Long1744914852_814_Wide_Long_distance_data.json</text:p>
          </table:table-cell>
          <table:table-cell/>
          <table:table-cell office:value-type="string" calcext:value-type="string">
            <text:p>./archive_1/1744914852_814_Wide_Long1744914852_814_Wide_Long_sound.wav</text:p>
          </table:table-cell>
        </table:table-row>
        <table:table-row table:style-name="ro1">
          <table:table-cell office:value-type="string" calcext:value-type="string">
            <text:p>./archive_1/1745514665_124_Wide_Long1745514665_124_Wide_Long_angle_data.json</text:p>
          </table:table-cell>
          <table:table-cell/>
          <table:table-cell office:value-type="string" calcext:value-type="string">
            <text:p>./archive_1/1745514665_124_Wide_Long1745514665_124_Wide_Long_distance_data.json</text:p>
          </table:table-cell>
          <table:table-cell/>
          <table:table-cell office:value-type="string" calcext:value-type="string">
            <text:p>./archive_1/1745514665_124_Wide_Long1745514665_124_Wide_Long_sound.wav</text:p>
          </table:table-cell>
        </table:table-row>
        <table:table-row table:style-name="ro1">
          <table:table-cell office:value-type="string" calcext:value-type="string">
            <text:p>./archive_1/1745519569_433_Wide_Long1745519569_433_Wide_Long_angle_data.json</text:p>
          </table:table-cell>
          <table:table-cell/>
          <table:table-cell office:value-type="string" calcext:value-type="string">
            <text:p>./archive_1/1745519569_433_Wide_Long1745519569_433_Wide_Long_distance_data.json</text:p>
          </table:table-cell>
          <table:table-cell/>
          <table:table-cell office:value-type="string" calcext:value-type="string">
            <text:p>./archive_1/1745519569_433_Wide_Long1745519569_433_Wide_Long_sound.wav</text:p>
          </table:table-cell>
        </table:table-row>
        <table:table-row table:style-name="ro1">
          <table:table-cell office:value-type="string" calcext:value-type="string">
            <text:p>./archive_1/1745522227_745_Wide_Long1745522227_745_Wide_Long_angle_data.json</text:p>
          </table:table-cell>
          <table:table-cell/>
          <table:table-cell office:value-type="string" calcext:value-type="string">
            <text:p>./archive_1/1745522227_745_Wide_Long1745522227_745_Wide_Long_distance_data.json</text:p>
          </table:table-cell>
          <table:table-cell/>
          <table:table-cell office:value-type="string" calcext:value-type="string">
            <text:p>./archive_1/1745522227_745_Wide_Long1745522227_745_Wide_Long_sound.wav</text:p>
          </table:table-cell>
        </table:table-row>
        <table:table-row table:style-name="ro1">
          <table:table-cell office:value-type="string" calcext:value-type="string">
            <text:p>./archive_1/1745524081_1053_Wide_Long1745524081_1053_Wide_Long_angle_data.json</text:p>
          </table:table-cell>
          <table:table-cell/>
          <table:table-cell office:value-type="string" calcext:value-type="string">
            <text:p>./archive_1/1745524081_1053_Wide_Long1745524081_1053_Wide_Long_distance_data.json</text:p>
          </table:table-cell>
          <table:table-cell/>
          <table:table-cell office:value-type="string" calcext:value-type="string">
            <text:p>./archive_1/1745524081_1053_Wide_Long1745524081_1053_Wide_Long_sound.wav</text:p>
          </table:table-cell>
        </table:table-row>
        <table:table-row table:style-name="ro1">
          <table:table-cell office:value-type="string" calcext:value-type="string">
            <text:p>./archive_1/1745526428_1363_Wide_Long1745526428_1363_Wide_Long_angle_data.json</text:p>
          </table:table-cell>
          <table:table-cell/>
          <table:table-cell office:value-type="string" calcext:value-type="string">
            <text:p>./archive_1/1745526428_1363_Wide_Long1745526428_1363_Wide_Long_distance_data.json</text:p>
          </table:table-cell>
          <table:table-cell/>
          <table:table-cell office:value-type="string" calcext:value-type="string">
            <text:p>./archive_1/1745526428_1363_Wide_Long1745526428_1363_Wide_Long_sound.wav</text:p>
          </table:table-cell>
        </table:table-row>
        <table:table-row table:style-name="ro1">
          <table:table-cell office:value-type="string" calcext:value-type="string">
            <text:p>./archive_1/1744898532_178_Wide_Long1744898532_178_Wide_Long_angle_data.json</text:p>
          </table:table-cell>
          <table:table-cell/>
          <table:table-cell office:value-type="string" calcext:value-type="string">
            <text:p>./archive_1/1744898532_178_Wide_Long1744898532_178_Wide_Long_distance_data.json</text:p>
          </table:table-cell>
          <table:table-cell/>
          <table:table-cell office:value-type="string" calcext:value-type="string">
            <text:p>./archive_1/1744898532_178_Wide_Long1744898532_178_Wide_Long_sound.wav</text:p>
          </table:table-cell>
        </table:table-row>
        <table:table-row table:style-name="ro1">
          <table:table-cell office:value-type="string" calcext:value-type="string">
            <text:p>./archive_1/1744907866_498_Wide_Long1744907866_498_Wide_Long_angle_data.json</text:p>
          </table:table-cell>
          <table:table-cell/>
          <table:table-cell office:value-type="string" calcext:value-type="string">
            <text:p>./archive_1/1744907866_498_Wide_Long1744907866_498_Wide_Long_distance_data.json</text:p>
          </table:table-cell>
          <table:table-cell/>
          <table:table-cell office:value-type="string" calcext:value-type="string">
            <text:p>./archive_1/1744907866_498_Wide_Long1744907866_498_Wide_Long_sound.wav</text:p>
          </table:table-cell>
        </table:table-row>
        <table:table-row table:style-name="ro1">
          <table:table-cell office:value-type="string" calcext:value-type="string">
            <text:p>./archive_1/1744914873_815_Wide_Long1744914873_815_Wide_Long_angle_data.json</text:p>
          </table:table-cell>
          <table:table-cell/>
          <table:table-cell office:value-type="string" calcext:value-type="string">
            <text:p>./archive_1/1744914873_815_Wide_Long1744914873_815_Wide_Long_distance_data.json</text:p>
          </table:table-cell>
          <table:table-cell/>
          <table:table-cell office:value-type="string" calcext:value-type="string">
            <text:p>./archive_1/1744914873_815_Wide_Long1744914873_815_Wide_Long_sound.wav</text:p>
          </table:table-cell>
        </table:table-row>
        <table:table-row table:style-name="ro1">
          <table:table-cell office:value-type="string" calcext:value-type="string">
            <text:p>./archive_1/1745514670_125_Wide_Long1745514670_125_Wide_Long_angle_data.json</text:p>
          </table:table-cell>
          <table:table-cell/>
          <table:table-cell office:value-type="string" calcext:value-type="string">
            <text:p>./archive_1/1745514670_125_Wide_Long1745514670_125_Wide_Long_distance_data.json</text:p>
          </table:table-cell>
          <table:table-cell/>
          <table:table-cell office:value-type="string" calcext:value-type="string">
            <text:p>./archive_1/1745514670_125_Wide_Long1745514670_125_Wide_Long_sound.wav</text:p>
          </table:table-cell>
        </table:table-row>
        <table:table-row table:style-name="ro1">
          <table:table-cell office:value-type="string" calcext:value-type="string">
            <text:p>./archive_1/1745519574_434_Wide_Long1745519574_434_Wide_Long_angle_data.json</text:p>
          </table:table-cell>
          <table:table-cell/>
          <table:table-cell office:value-type="string" calcext:value-type="string">
            <text:p>./archive_1/1745519574_434_Wide_Long1745519574_434_Wide_Long_distance_data.json</text:p>
          </table:table-cell>
          <table:table-cell/>
          <table:table-cell office:value-type="string" calcext:value-type="string">
            <text:p>./archive_1/1745519574_434_Wide_Long1745519574_434_Wide_Long_sound.wav</text:p>
          </table:table-cell>
        </table:table-row>
        <table:table-row table:style-name="ro1">
          <table:table-cell office:value-type="string" calcext:value-type="string">
            <text:p>./archive_1/1745522232_746_Wide_Long1745522232_746_Wide_Long_angle_data.json</text:p>
          </table:table-cell>
          <table:table-cell/>
          <table:table-cell office:value-type="string" calcext:value-type="string">
            <text:p>./archive_1/1745522232_746_Wide_Long1745522232_746_Wide_Long_distance_data.json</text:p>
          </table:table-cell>
          <table:table-cell/>
          <table:table-cell office:value-type="string" calcext:value-type="string">
            <text:p>./archive_1/1745522232_746_Wide_Long1745522232_746_Wide_Long_sound.wav</text:p>
          </table:table-cell>
        </table:table-row>
        <table:table-row table:style-name="ro1">
          <table:table-cell office:value-type="string" calcext:value-type="string">
            <text:p>./archive_1/1745524085_1054_Wide_Long1745524085_1054_Wide_Long_angle_data.json</text:p>
          </table:table-cell>
          <table:table-cell/>
          <table:table-cell office:value-type="string" calcext:value-type="string">
            <text:p>./archive_1/1745524085_1054_Wide_Long1745524085_1054_Wide_Long_distance_data.json</text:p>
          </table:table-cell>
          <table:table-cell/>
          <table:table-cell office:value-type="string" calcext:value-type="string">
            <text:p>./archive_1/1745524085_1054_Wide_Long1745524085_1054_Wide_Long_sound.wav</text:p>
          </table:table-cell>
        </table:table-row>
        <table:table-row table:style-name="ro1">
          <table:table-cell office:value-type="string" calcext:value-type="string">
            <text:p>./archive_1/1745526432_1364_Wide_Long1745526432_1364_Wide_Long_angle_data.json</text:p>
          </table:table-cell>
          <table:table-cell/>
          <table:table-cell office:value-type="string" calcext:value-type="string">
            <text:p>./archive_1/1745526432_1364_Wide_Long1745526432_1364_Wide_Long_distance_data.json</text:p>
          </table:table-cell>
          <table:table-cell/>
          <table:table-cell office:value-type="string" calcext:value-type="string">
            <text:p>./archive_1/1745526432_1364_Wide_Long1745526432_1364_Wide_Long_sound.wav</text:p>
          </table:table-cell>
        </table:table-row>
        <table:table-row table:style-name="ro1">
          <table:table-cell office:value-type="string" calcext:value-type="string">
            <text:p>./archive_1/1744898554_179_Wide_Long1744898554_179_Wide_Long_angle_data.json</text:p>
          </table:table-cell>
          <table:table-cell/>
          <table:table-cell office:value-type="string" calcext:value-type="string">
            <text:p>./archive_1/1744898554_179_Wide_Long1744898554_179_Wide_Long_distance_data.json</text:p>
          </table:table-cell>
          <table:table-cell/>
          <table:table-cell office:value-type="string" calcext:value-type="string">
            <text:p>./archive_1/1744898554_179_Wide_Long1744898554_179_Wide_Long_sound.wav</text:p>
          </table:table-cell>
        </table:table-row>
        <table:table-row table:style-name="ro1">
          <table:table-cell office:value-type="string" calcext:value-type="string">
            <text:p>./archive_1/1744907886_499_Wide_Long1744907886_499_Wide_Long_angle_data.json</text:p>
          </table:table-cell>
          <table:table-cell/>
          <table:table-cell office:value-type="string" calcext:value-type="string">
            <text:p>./archive_1/1744907886_499_Wide_Long1744907886_499_Wide_Long_distance_data.json</text:p>
          </table:table-cell>
          <table:table-cell/>
          <table:table-cell office:value-type="string" calcext:value-type="string">
            <text:p>./archive_1/1744907886_499_Wide_Long1744907886_499_Wide_Long_sound.wav</text:p>
          </table:table-cell>
        </table:table-row>
        <table:table-row table:style-name="ro1">
          <table:table-cell office:value-type="string" calcext:value-type="string">
            <text:p>./archive_1/1744914893_816_Wide_Long1744914893_816_Wide_Long_angle_data.json</text:p>
          </table:table-cell>
          <table:table-cell/>
          <table:table-cell office:value-type="string" calcext:value-type="string">
            <text:p>./archive_1/1744914893_816_Wide_Long1744914893_816_Wide_Long_distance_data.json</text:p>
          </table:table-cell>
          <table:table-cell/>
          <table:table-cell office:value-type="string" calcext:value-type="string">
            <text:p>./archive_1/1744914893_816_Wide_Long1744914893_816_Wide_Long_sound.wav</text:p>
          </table:table-cell>
        </table:table-row>
        <table:table-row table:style-name="ro1">
          <table:table-cell office:value-type="string" calcext:value-type="string">
            <text:p>./archive_1/1745514674_126_Wide_Long1745514674_126_Wide_Long_angle_data.json</text:p>
          </table:table-cell>
          <table:table-cell/>
          <table:table-cell office:value-type="string" calcext:value-type="string">
            <text:p>./archive_1/1745514674_126_Wide_Long1745514674_126_Wide_Long_distance_data.json</text:p>
          </table:table-cell>
          <table:table-cell/>
          <table:table-cell office:value-type="string" calcext:value-type="string">
            <text:p>./archive_1/1745514674_126_Wide_Long1745514674_126_Wide_Long_sound.wav</text:p>
          </table:table-cell>
        </table:table-row>
        <table:table-row table:style-name="ro1">
          <table:table-cell office:value-type="string" calcext:value-type="string">
            <text:p>./archive_1/1745519579_435_Wide_Long1745519579_435_Wide_Long_angle_data.json</text:p>
          </table:table-cell>
          <table:table-cell/>
          <table:table-cell office:value-type="string" calcext:value-type="string">
            <text:p>./archive_1/1745519579_435_Wide_Long1745519579_435_Wide_Long_distance_data.json</text:p>
          </table:table-cell>
          <table:table-cell/>
          <table:table-cell office:value-type="string" calcext:value-type="string">
            <text:p>./archive_1/1745519579_435_Wide_Long1745519579_435_Wide_Long_sound.wav</text:p>
          </table:table-cell>
        </table:table-row>
        <table:table-row table:style-name="ro1">
          <table:table-cell office:value-type="string" calcext:value-type="string">
            <text:p>./archive_1/1745522236_747_Wide_Long1745522236_747_Wide_Long_angle_data.json</text:p>
          </table:table-cell>
          <table:table-cell/>
          <table:table-cell office:value-type="string" calcext:value-type="string">
            <text:p>./archive_1/1745522236_747_Wide_Long1745522236_747_Wide_Long_distance_data.json</text:p>
          </table:table-cell>
          <table:table-cell/>
          <table:table-cell office:value-type="string" calcext:value-type="string">
            <text:p>./archive_1/1745522236_747_Wide_Long1745522236_747_Wide_Long_sound.wav</text:p>
          </table:table-cell>
        </table:table-row>
        <table:table-row table:style-name="ro1">
          <table:table-cell office:value-type="string" calcext:value-type="string">
            <text:p>./archive_1/1745524090_1055_Wide_Long1745524090_1055_Wide_Long_angle_data.json</text:p>
          </table:table-cell>
          <table:table-cell/>
          <table:table-cell office:value-type="string" calcext:value-type="string">
            <text:p>./archive_1/1745524090_1055_Wide_Long1745524090_1055_Wide_Long_distance_data.json</text:p>
          </table:table-cell>
          <table:table-cell/>
          <table:table-cell office:value-type="string" calcext:value-type="string">
            <text:p>./archive_1/1745524090_1055_Wide_Long1745524090_1055_Wide_Long_sound.wav</text:p>
          </table:table-cell>
        </table:table-row>
        <table:table-row table:style-name="ro1">
          <table:table-cell office:value-type="string" calcext:value-type="string">
            <text:p>./archive_1/1745526437_1365_Wide_Long1745526437_1365_Wide_Long_angle_data.json</text:p>
          </table:table-cell>
          <table:table-cell/>
          <table:table-cell office:value-type="string" calcext:value-type="string">
            <text:p>./archive_1/1745526437_1365_Wide_Long1745526437_1365_Wide_Long_distance_data.json</text:p>
          </table:table-cell>
          <table:table-cell/>
          <table:table-cell office:value-type="string" calcext:value-type="string">
            <text:p>./archive_1/1745526437_1365_Wide_Long1745526437_1365_Wide_Long_sound.wav</text:p>
          </table:table-cell>
        </table:table-row>
        <table:table-row table:style-name="ro1">
          <table:table-cell office:value-type="string" calcext:value-type="string">
            <text:p>./archive_1/1744898573_180_Wide_Long1744898573_180_Wide_Long_angle_data.json</text:p>
          </table:table-cell>
          <table:table-cell/>
          <table:table-cell office:value-type="string" calcext:value-type="string">
            <text:p>./archive_1/1744898573_180_Wide_Long1744898573_180_Wide_Long_distance_data.json</text:p>
          </table:table-cell>
          <table:table-cell/>
          <table:table-cell office:value-type="string" calcext:value-type="string">
            <text:p>./archive_1/1744898573_180_Wide_Long1744898573_180_Wide_Long_sound.wav</text:p>
          </table:table-cell>
        </table:table-row>
        <table:table-row table:style-name="ro1">
          <table:table-cell office:value-type="string" calcext:value-type="string">
            <text:p>./archive_1/1744907906_500_Wide_Long1744907906_500_Wide_Long_angle_data.json</text:p>
          </table:table-cell>
          <table:table-cell/>
          <table:table-cell office:value-type="string" calcext:value-type="string">
            <text:p>./archive_1/1744907906_500_Wide_Long1744907906_500_Wide_Long_distance_data.json</text:p>
          </table:table-cell>
          <table:table-cell/>
          <table:table-cell office:value-type="string" calcext:value-type="string">
            <text:p>./archive_1/1744907906_500_Wide_Long1744907906_500_Wide_Long_sound.wav</text:p>
          </table:table-cell>
        </table:table-row>
        <table:table-row table:style-name="ro1">
          <table:table-cell office:value-type="string" calcext:value-type="string">
            <text:p>./archive_1/1744914913_817_Wide_Long1744914913_817_Wide_Long_angle_data.json</text:p>
          </table:table-cell>
          <table:table-cell/>
          <table:table-cell office:value-type="string" calcext:value-type="string">
            <text:p>./archive_1/1744914913_817_Wide_Long1744914913_817_Wide_Long_distance_data.json</text:p>
          </table:table-cell>
          <table:table-cell/>
          <table:table-cell office:value-type="string" calcext:value-type="string">
            <text:p>./archive_1/1744914913_817_Wide_Long1744914913_817_Wide_Long_sound.wav</text:p>
          </table:table-cell>
        </table:table-row>
        <table:table-row table:style-name="ro1">
          <table:table-cell office:value-type="string" calcext:value-type="string">
            <text:p>./archive_1/1745514678_127_Wide_Long1745514678_127_Wide_Long_angle_data.json</text:p>
          </table:table-cell>
          <table:table-cell/>
          <table:table-cell office:value-type="string" calcext:value-type="string">
            <text:p>./archive_1/1745514678_127_Wide_Long1745514678_127_Wide_Long_distance_data.json</text:p>
          </table:table-cell>
          <table:table-cell/>
          <table:table-cell office:value-type="string" calcext:value-type="string">
            <text:p>./archive_1/1745514678_127_Wide_Long1745514678_127_Wide_Long_sound.wav</text:p>
          </table:table-cell>
        </table:table-row>
        <table:table-row table:style-name="ro1">
          <table:table-cell office:value-type="string" calcext:value-type="string">
            <text:p>./archive_1/1745519584_436_Wide_Long1745519584_436_Wide_Long_angle_data.json</text:p>
          </table:table-cell>
          <table:table-cell/>
          <table:table-cell office:value-type="string" calcext:value-type="string">
            <text:p>./archive_1/1745519584_436_Wide_Long1745519584_436_Wide_Long_distance_data.json</text:p>
          </table:table-cell>
          <table:table-cell/>
          <table:table-cell office:value-type="string" calcext:value-type="string">
            <text:p>./archive_1/1745519584_436_Wide_Long1745519584_436_Wide_Long_sound.wav</text:p>
          </table:table-cell>
        </table:table-row>
        <table:table-row table:style-name="ro1">
          <table:table-cell office:value-type="string" calcext:value-type="string">
            <text:p>./archive_1/1745522241_748_Wide_Long1745522241_748_Wide_Long_angle_data.json</text:p>
          </table:table-cell>
          <table:table-cell/>
          <table:table-cell office:value-type="string" calcext:value-type="string">
            <text:p>./archive_1/1745522241_748_Wide_Long1745522241_748_Wide_Long_distance_data.json</text:p>
          </table:table-cell>
          <table:table-cell/>
          <table:table-cell office:value-type="string" calcext:value-type="string">
            <text:p>./archive_1/1745522241_748_Wide_Long1745522241_748_Wide_Long_sound.wav</text:p>
          </table:table-cell>
        </table:table-row>
        <table:table-row table:style-name="ro1">
          <table:table-cell office:value-type="string" calcext:value-type="string">
            <text:p>./archive_1/1745524103_1056_Wide_Long1745524103_1056_Wide_Long_angle_data.json</text:p>
          </table:table-cell>
          <table:table-cell/>
          <table:table-cell office:value-type="string" calcext:value-type="string">
            <text:p>./archive_1/1745524103_1056_Wide_Long1745524103_1056_Wide_Long_distance_data.json</text:p>
          </table:table-cell>
          <table:table-cell/>
          <table:table-cell office:value-type="string" calcext:value-type="string">
            <text:p>./archive_1/1745524103_1056_Wide_Long1745524103_1056_Wide_Long_sound.wav</text:p>
          </table:table-cell>
        </table:table-row>
        <table:table-row table:style-name="ro1">
          <table:table-cell office:value-type="string" calcext:value-type="string">
            <text:p>./archive_1/1745526454_1366_Wide_Long1745526454_1366_Wide_Long_angle_data.json</text:p>
          </table:table-cell>
          <table:table-cell/>
          <table:table-cell office:value-type="string" calcext:value-type="string">
            <text:p>./archive_1/1745526454_1366_Wide_Long1745526454_1366_Wide_Long_distance_data.json</text:p>
          </table:table-cell>
          <table:table-cell/>
          <table:table-cell office:value-type="string" calcext:value-type="string">
            <text:p>./archive_1/1745526454_1366_Wide_Long1745526454_1366_Wide_Long_sound.wav</text:p>
          </table:table-cell>
        </table:table-row>
        <table:table-row table:style-name="ro1">
          <table:table-cell office:value-type="string" calcext:value-type="string">
            <text:p>./archive_1/1744898624_182_Wide_Long1744898624_182_Wide_Long_angle_data.json</text:p>
          </table:table-cell>
          <table:table-cell/>
          <table:table-cell office:value-type="string" calcext:value-type="string">
            <text:p>./archive_1/1744898624_182_Wide_Long1744898624_182_Wide_Long_distance_data.json</text:p>
          </table:table-cell>
          <table:table-cell/>
          <table:table-cell office:value-type="string" calcext:value-type="string">
            <text:p>./archive_1/1744898624_182_Wide_Long1744898624_182_Wide_Long_sound.wav</text:p>
          </table:table-cell>
        </table:table-row>
        <table:table-row table:style-name="ro1">
          <table:table-cell office:value-type="string" calcext:value-type="string">
            <text:p>./archive_1/1744907930_501_Wide_Long1744907930_501_Wide_Long_angle_data.json</text:p>
          </table:table-cell>
          <table:table-cell/>
          <table:table-cell office:value-type="string" calcext:value-type="string">
            <text:p>./archive_1/1744907930_501_Wide_Long1744907930_501_Wide_Long_distance_data.json</text:p>
          </table:table-cell>
          <table:table-cell/>
          <table:table-cell office:value-type="string" calcext:value-type="string">
            <text:p>./archive_1/1744907930_501_Wide_Long1744907930_501_Wide_Long_sound.wav</text:p>
          </table:table-cell>
        </table:table-row>
        <table:table-row table:style-name="ro1">
          <table:table-cell office:value-type="string" calcext:value-type="string">
            <text:p>./archive_1/1744914932_818_Wide_Long1744914932_818_Wide_Long_angle_data.json</text:p>
          </table:table-cell>
          <table:table-cell/>
          <table:table-cell office:value-type="string" calcext:value-type="string">
            <text:p>./archive_1/1744914932_818_Wide_Long1744914932_818_Wide_Long_distance_data.json</text:p>
          </table:table-cell>
          <table:table-cell/>
          <table:table-cell office:value-type="string" calcext:value-type="string">
            <text:p>./archive_1/1744914932_818_Wide_Long1744914932_818_Wide_Long_sound.wav</text:p>
          </table:table-cell>
        </table:table-row>
        <table:table-row table:style-name="ro1">
          <table:table-cell office:value-type="string" calcext:value-type="string">
            <text:p>./archive_1/1745514684_128_Wide_Long1745514684_128_Wide_Long_angle_data.json</text:p>
          </table:table-cell>
          <table:table-cell/>
          <table:table-cell office:value-type="string" calcext:value-type="string">
            <text:p>./archive_1/1745514684_128_Wide_Long1745514684_128_Wide_Long_distance_data.json</text:p>
          </table:table-cell>
          <table:table-cell/>
          <table:table-cell office:value-type="string" calcext:value-type="string">
            <text:p>./archive_1/1745514684_128_Wide_Long1745514684_128_Wide_Long_sound.wav</text:p>
          </table:table-cell>
        </table:table-row>
        <table:table-row table:style-name="ro1">
          <table:table-cell office:value-type="string" calcext:value-type="string">
            <text:p>./archive_1/1745519589_437_Wide_Long1745519589_437_Wide_Long_angle_data.json</text:p>
          </table:table-cell>
          <table:table-cell/>
          <table:table-cell office:value-type="string" calcext:value-type="string">
            <text:p>./archive_1/1745519589_437_Wide_Long1745519589_437_Wide_Long_distance_data.json</text:p>
          </table:table-cell>
          <table:table-cell/>
          <table:table-cell office:value-type="string" calcext:value-type="string">
            <text:p>./archive_1/1745519589_437_Wide_Long1745519589_437_Wide_Long_sound.wav</text:p>
          </table:table-cell>
        </table:table-row>
        <table:table-row table:style-name="ro1">
          <table:table-cell office:value-type="string" calcext:value-type="string">
            <text:p>./archive_1/1745522245_749_Wide_Long1745522245_749_Wide_Long_angle_data.json</text:p>
          </table:table-cell>
          <table:table-cell/>
          <table:table-cell office:value-type="string" calcext:value-type="string">
            <text:p>./archive_1/1745522245_749_Wide_Long1745522245_749_Wide_Long_distance_data.json</text:p>
          </table:table-cell>
          <table:table-cell/>
          <table:table-cell office:value-type="string" calcext:value-type="string">
            <text:p>./archive_1/1745522245_749_Wide_Long1745522245_749_Wide_Long_sound.wav</text:p>
          </table:table-cell>
        </table:table-row>
        <table:table-row table:style-name="ro1">
          <table:table-cell office:value-type="string" calcext:value-type="string">
            <text:p>./archive_1/1745524109_1057_Wide_Long1745524109_1057_Wide_Long_angle_data.json</text:p>
          </table:table-cell>
          <table:table-cell/>
          <table:table-cell office:value-type="string" calcext:value-type="string">
            <text:p>./archive_1/1745524109_1057_Wide_Long1745524109_1057_Wide_Long_distance_data.json</text:p>
          </table:table-cell>
          <table:table-cell/>
          <table:table-cell office:value-type="string" calcext:value-type="string">
            <text:p>./archive_1/1745524109_1057_Wide_Long1745524109_1057_Wide_Long_sound.wav</text:p>
          </table:table-cell>
        </table:table-row>
        <table:table-row table:style-name="ro1">
          <table:table-cell office:value-type="string" calcext:value-type="string">
            <text:p>./archive_1/1745526461_1367_Wide_Long1745526461_1367_Wide_Long_angle_data.json</text:p>
          </table:table-cell>
          <table:table-cell/>
          <table:table-cell office:value-type="string" calcext:value-type="string">
            <text:p>./archive_1/1745526461_1367_Wide_Long1745526461_1367_Wide_Long_distance_data.json</text:p>
          </table:table-cell>
          <table:table-cell/>
          <table:table-cell office:value-type="string" calcext:value-type="string">
            <text:p>./archive_1/1745526461_1367_Wide_Long1745526461_1367_Wide_Long_sound.wav</text:p>
          </table:table-cell>
        </table:table-row>
        <table:table-row table:style-name="ro1">
          <table:table-cell office:value-type="string" calcext:value-type="string">
            <text:p>./archive_1/1744898646_183_Wide_Long1744898646_183_Wide_Long_angle_data.json</text:p>
          </table:table-cell>
          <table:table-cell/>
          <table:table-cell office:value-type="string" calcext:value-type="string">
            <text:p>./archive_1/1744898646_183_Wide_Long1744898646_183_Wide_Long_distance_data.json</text:p>
          </table:table-cell>
          <table:table-cell/>
          <table:table-cell office:value-type="string" calcext:value-type="string">
            <text:p>./archive_1/1744898646_183_Wide_Long1744898646_183_Wide_Long_sound.wav</text:p>
          </table:table-cell>
        </table:table-row>
        <table:table-row table:style-name="ro1">
          <table:table-cell office:value-type="string" calcext:value-type="string">
            <text:p>./archive_1/1744907974_503_Wide_Long1744907974_503_Wide_Long_angle_data.json</text:p>
          </table:table-cell>
          <table:table-cell/>
          <table:table-cell office:value-type="string" calcext:value-type="string">
            <text:p>./archive_1/1744907974_503_Wide_Long1744907974_503_Wide_Long_distance_data.json</text:p>
          </table:table-cell>
          <table:table-cell/>
          <table:table-cell office:value-type="string" calcext:value-type="string">
            <text:p>./archive_1/1744907974_503_Wide_Long1744907974_503_Wide_Long_sound.wav</text:p>
          </table:table-cell>
        </table:table-row>
        <table:table-row table:style-name="ro1">
          <table:table-cell office:value-type="string" calcext:value-type="string">
            <text:p>./archive_1/1744914952_819_Wide_Long1744914952_819_Wide_Long_angle_data.json</text:p>
          </table:table-cell>
          <table:table-cell/>
          <table:table-cell office:value-type="string" calcext:value-type="string">
            <text:p>./archive_1/1744914952_819_Wide_Long1744914952_819_Wide_Long_distance_data.json</text:p>
          </table:table-cell>
          <table:table-cell/>
          <table:table-cell office:value-type="string" calcext:value-type="string">
            <text:p>./archive_1/1744914952_819_Wide_Long1744914952_819_Wide_Long_sound.wav</text:p>
          </table:table-cell>
        </table:table-row>
        <table:table-row table:style-name="ro1">
          <table:table-cell office:value-type="string" calcext:value-type="string">
            <text:p>./archive_1/1745514692_129_Wide_Long1745514692_129_Wide_Long_angle_data.json</text:p>
          </table:table-cell>
          <table:table-cell/>
          <table:table-cell office:value-type="string" calcext:value-type="string">
            <text:p>./archive_1/1745514692_129_Wide_Long1745514692_129_Wide_Long_distance_data.json</text:p>
          </table:table-cell>
          <table:table-cell/>
          <table:table-cell office:value-type="string" calcext:value-type="string">
            <text:p>./archive_1/1745514692_129_Wide_Long1745514692_129_Wide_Long_sound.wav</text:p>
          </table:table-cell>
        </table:table-row>
        <table:table-row table:style-name="ro1">
          <table:table-cell office:value-type="string" calcext:value-type="string">
            <text:p>./archive_1/1745519593_438_Wide_Long1745519593_438_Wide_Long_angle_data.json</text:p>
          </table:table-cell>
          <table:table-cell/>
          <table:table-cell office:value-type="string" calcext:value-type="string">
            <text:p>./archive_1/1745519593_438_Wide_Long1745519593_438_Wide_Long_distance_data.json</text:p>
          </table:table-cell>
          <table:table-cell/>
          <table:table-cell office:value-type="string" calcext:value-type="string">
            <text:p>./archive_1/1745519593_438_Wide_Long1745519593_438_Wide_Long_sound.wav</text:p>
          </table:table-cell>
        </table:table-row>
        <table:table-row table:style-name="ro1">
          <table:table-cell office:value-type="string" calcext:value-type="string">
            <text:p>./archive_1/1745522249_750_Wide_Long1745522249_750_Wide_Long_angle_data.json</text:p>
          </table:table-cell>
          <table:table-cell/>
          <table:table-cell office:value-type="string" calcext:value-type="string">
            <text:p>./archive_1/1745522249_750_Wide_Long1745522249_750_Wide_Long_distance_data.json</text:p>
          </table:table-cell>
          <table:table-cell/>
          <table:table-cell office:value-type="string" calcext:value-type="string">
            <text:p>./archive_1/1745522249_750_Wide_Long1745522249_750_Wide_Long_sound.wav</text:p>
          </table:table-cell>
        </table:table-row>
        <table:table-row table:style-name="ro1">
          <table:table-cell office:value-type="string" calcext:value-type="string">
            <text:p>./archive_1/1745524115_1058_Wide_Long1745524115_1058_Wide_Long_angle_data.json</text:p>
          </table:table-cell>
          <table:table-cell/>
          <table:table-cell office:value-type="string" calcext:value-type="string">
            <text:p>./archive_1/1745524115_1058_Wide_Long1745524115_1058_Wide_Long_distance_data.json</text:p>
          </table:table-cell>
          <table:table-cell/>
          <table:table-cell office:value-type="string" calcext:value-type="string">
            <text:p>./archive_1/1745524115_1058_Wide_Long1745524115_1058_Wide_Long_sound.wav</text:p>
          </table:table-cell>
        </table:table-row>
        <table:table-row table:style-name="ro1">
          <table:table-cell office:value-type="string" calcext:value-type="string">
            <text:p>./archive_1/1745526466_1368_Wide_Long1745526466_1368_Wide_Long_angle_data.json</text:p>
          </table:table-cell>
          <table:table-cell/>
          <table:table-cell office:value-type="string" calcext:value-type="string">
            <text:p>./archive_1/1745526466_1368_Wide_Long1745526466_1368_Wide_Long_distance_data.json</text:p>
          </table:table-cell>
          <table:table-cell/>
          <table:table-cell office:value-type="string" calcext:value-type="string">
            <text:p>./archive_1/1745526466_1368_Wide_Long1745526466_1368_Wide_Long_sound.wav</text:p>
          </table:table-cell>
        </table:table-row>
        <table:table-row table:style-name="ro1">
          <table:table-cell office:value-type="string" calcext:value-type="string">
            <text:p>./archive_1/1744898667_184_Wide_Long1744898667_184_Wide_Long_angle_data.json</text:p>
          </table:table-cell>
          <table:table-cell/>
          <table:table-cell office:value-type="string" calcext:value-type="string">
            <text:p>./archive_1/1744898667_184_Wide_Long1744898667_184_Wide_Long_distance_data.json</text:p>
          </table:table-cell>
          <table:table-cell/>
          <table:table-cell office:value-type="string" calcext:value-type="string">
            <text:p>./archive_1/1744898667_184_Wide_Long1744898667_184_Wide_Long_sound.wav</text:p>
          </table:table-cell>
        </table:table-row>
        <table:table-row table:style-name="ro1">
          <table:table-cell office:value-type="string" calcext:value-type="string">
            <text:p>./archive_1/1744907993_504_Wide_Long1744907993_504_Wide_Long_angle_data.json</text:p>
          </table:table-cell>
          <table:table-cell/>
          <table:table-cell office:value-type="string" calcext:value-type="string">
            <text:p>./archive_1/1744907993_504_Wide_Long1744907993_504_Wide_Long_distance_data.json</text:p>
          </table:table-cell>
          <table:table-cell/>
          <table:table-cell office:value-type="string" calcext:value-type="string">
            <text:p>./archive_1/1744907993_504_Wide_Long1744907993_504_Wide_Long_sound.wav</text:p>
          </table:table-cell>
        </table:table-row>
        <table:table-row table:style-name="ro1">
          <table:table-cell office:value-type="string" calcext:value-type="string">
            <text:p>./archive_1/1744914976_820_Wide_Long1744914976_820_Wide_Long_angle_data.json</text:p>
          </table:table-cell>
          <table:table-cell/>
          <table:table-cell office:value-type="string" calcext:value-type="string">
            <text:p>./archive_1/1744914976_820_Wide_Long1744914976_820_Wide_Long_distance_data.json</text:p>
          </table:table-cell>
          <table:table-cell/>
          <table:table-cell office:value-type="string" calcext:value-type="string">
            <text:p>./archive_1/1744914976_820_Wide_Long1744914976_820_Wide_Long_sound.wav</text:p>
          </table:table-cell>
        </table:table-row>
        <table:table-row table:style-name="ro1">
          <table:table-cell office:value-type="string" calcext:value-type="string">
            <text:p>./archive_1/1745514709_130_Wide_Long1745514709_130_Wide_Long_angle_data.json</text:p>
          </table:table-cell>
          <table:table-cell/>
          <table:table-cell office:value-type="string" calcext:value-type="string">
            <text:p>./archive_1/1745514709_130_Wide_Long1745514709_130_Wide_Long_distance_data.json</text:p>
          </table:table-cell>
          <table:table-cell/>
          <table:table-cell office:value-type="string" calcext:value-type="string">
            <text:p>./archive_1/1745514709_130_Wide_Long1745514709_130_Wide_Long_sound.wav</text:p>
          </table:table-cell>
        </table:table-row>
        <table:table-row table:style-name="ro1">
          <table:table-cell office:value-type="string" calcext:value-type="string">
            <text:p>./archive_1/1745519598_439_Wide_Long1745519598_439_Wide_Long_angle_data.json</text:p>
          </table:table-cell>
          <table:table-cell/>
          <table:table-cell office:value-type="string" calcext:value-type="string">
            <text:p>./archive_1/1745519598_439_Wide_Long1745519598_439_Wide_Long_distance_data.json</text:p>
          </table:table-cell>
          <table:table-cell/>
          <table:table-cell office:value-type="string" calcext:value-type="string">
            <text:p>./archive_1/1745519598_439_Wide_Long1745519598_439_Wide_Long_sound.wav</text:p>
          </table:table-cell>
        </table:table-row>
        <table:table-row table:style-name="ro1">
          <table:table-cell office:value-type="string" calcext:value-type="string">
            <text:p>./archive_1/1745522254_751_Wide_Long1745522254_751_Wide_Long_angle_data.json</text:p>
          </table:table-cell>
          <table:table-cell/>
          <table:table-cell office:value-type="string" calcext:value-type="string">
            <text:p>./archive_1/1745522254_751_Wide_Long1745522254_751_Wide_Long_distance_data.json</text:p>
          </table:table-cell>
          <table:table-cell/>
          <table:table-cell office:value-type="string" calcext:value-type="string">
            <text:p>./archive_1/1745522254_751_Wide_Long1745522254_751_Wide_Long_sound.wav</text:p>
          </table:table-cell>
        </table:table-row>
        <table:table-row table:style-name="ro1">
          <table:table-cell office:value-type="string" calcext:value-type="string">
            <text:p>./archive_1/1745524119_1059_Wide_Long1745524119_1059_Wide_Long_angle_data.json</text:p>
          </table:table-cell>
          <table:table-cell/>
          <table:table-cell office:value-type="string" calcext:value-type="string">
            <text:p>./archive_1/1745524119_1059_Wide_Long1745524119_1059_Wide_Long_distance_data.json</text:p>
          </table:table-cell>
          <table:table-cell/>
          <table:table-cell office:value-type="string" calcext:value-type="string">
            <text:p>./archive_1/1745524119_1059_Wide_Long1745524119_1059_Wide_Long_sound.wav</text:p>
          </table:table-cell>
        </table:table-row>
        <table:table-row table:style-name="ro1">
          <table:table-cell office:value-type="string" calcext:value-type="string">
            <text:p>./archive_1/1745526471_1369_Wide_Long1745526471_1369_Wide_Long_angle_data.json</text:p>
          </table:table-cell>
          <table:table-cell/>
          <table:table-cell office:value-type="string" calcext:value-type="string">
            <text:p>./archive_1/1745526471_1369_Wide_Long1745526471_1369_Wide_Long_distance_data.json</text:p>
          </table:table-cell>
          <table:table-cell/>
          <table:table-cell office:value-type="string" calcext:value-type="string">
            <text:p>./archive_1/1745526471_1369_Wide_Long1745526471_1369_Wide_Long_sound.wav</text:p>
          </table:table-cell>
        </table:table-row>
        <table:table-row table:style-name="ro1">
          <table:table-cell office:value-type="string" calcext:value-type="string">
            <text:p>./archive_1/1744898685_185_Wide_Long1744898685_185_Wide_Long_angle_data.json</text:p>
          </table:table-cell>
          <table:table-cell/>
          <table:table-cell office:value-type="string" calcext:value-type="string">
            <text:p>./archive_1/1744898685_185_Wide_Long1744898685_185_Wide_Long_distance_data.json</text:p>
          </table:table-cell>
          <table:table-cell/>
          <table:table-cell office:value-type="string" calcext:value-type="string">
            <text:p>./archive_1/1744898685_185_Wide_Long1744898685_185_Wide_Long_sound.wav</text:p>
          </table:table-cell>
        </table:table-row>
        <table:table-row table:style-name="ro1">
          <table:table-cell office:value-type="string" calcext:value-type="string">
            <text:p>./archive_1/1744908011_505_Wide_Long1744908011_505_Wide_Long_angle_data.json</text:p>
          </table:table-cell>
          <table:table-cell/>
          <table:table-cell office:value-type="string" calcext:value-type="string">
            <text:p>./archive_1/1744908011_505_Wide_Long1744908011_505_Wide_Long_distance_data.json</text:p>
          </table:table-cell>
          <table:table-cell/>
          <table:table-cell office:value-type="string" calcext:value-type="string">
            <text:p>./archive_1/1744908011_505_Wide_Long1744908011_505_Wide_Long_sound.wav</text:p>
          </table:table-cell>
        </table:table-row>
        <table:table-row table:style-name="ro1">
          <table:table-cell office:value-type="string" calcext:value-type="string">
            <text:p>./archive_1/1744914997_821_Wide_Long1744914997_821_Wide_Long_angle_data.json</text:p>
          </table:table-cell>
          <table:table-cell/>
          <table:table-cell office:value-type="string" calcext:value-type="string">
            <text:p>./archive_1/1744914997_821_Wide_Long1744914997_821_Wide_Long_distance_data.json</text:p>
          </table:table-cell>
          <table:table-cell/>
          <table:table-cell office:value-type="string" calcext:value-type="string">
            <text:p>./archive_1/1744914997_821_Wide_Long1744914997_821_Wide_Long_sound.wav</text:p>
          </table:table-cell>
        </table:table-row>
        <table:table-row table:style-name="ro1">
          <table:table-cell office:value-type="string" calcext:value-type="string">
            <text:p>./archive_1/1745514716_131_Wide_Long1745514716_131_Wide_Long_angle_data.json</text:p>
          </table:table-cell>
          <table:table-cell/>
          <table:table-cell office:value-type="string" calcext:value-type="string">
            <text:p>./archive_1/1745514716_131_Wide_Long1745514716_131_Wide_Long_distance_data.json</text:p>
          </table:table-cell>
          <table:table-cell/>
          <table:table-cell office:value-type="string" calcext:value-type="string">
            <text:p>./archive_1/1745514716_131_Wide_Long1745514716_131_Wide_Long_sound.wav</text:p>
          </table:table-cell>
        </table:table-row>
        <table:table-row table:style-name="ro1">
          <table:table-cell office:value-type="string" calcext:value-type="string">
            <text:p>./archive_1/1745519602_440_Wide_Long1745519602_440_Wide_Long_angle_data.json</text:p>
          </table:table-cell>
          <table:table-cell/>
          <table:table-cell office:value-type="string" calcext:value-type="string">
            <text:p>./archive_1/1745519602_440_Wide_Long1745519602_440_Wide_Long_distance_data.json</text:p>
          </table:table-cell>
          <table:table-cell/>
          <table:table-cell office:value-type="string" calcext:value-type="string">
            <text:p>./archive_1/1745519602_440_Wide_Long1745519602_440_Wide_Long_sound.wav</text:p>
          </table:table-cell>
        </table:table-row>
        <table:table-row table:style-name="ro1">
          <table:table-cell office:value-type="string" calcext:value-type="string">
            <text:p>./archive_1/1745522261_752_Wide_Long1745522261_752_Wide_Long_angle_data.json</text:p>
          </table:table-cell>
          <table:table-cell/>
          <table:table-cell office:value-type="string" calcext:value-type="string">
            <text:p>./archive_1/1745522261_752_Wide_Long1745522261_752_Wide_Long_distance_data.json</text:p>
          </table:table-cell>
          <table:table-cell/>
          <table:table-cell office:value-type="string" calcext:value-type="string">
            <text:p>./archive_1/1745522261_752_Wide_Long1745522261_752_Wide_Long_sound.wav</text:p>
          </table:table-cell>
        </table:table-row>
        <table:table-row table:style-name="ro1">
          <table:table-cell office:value-type="string" calcext:value-type="string">
            <text:p>./archive_1/1745524124_1060_Wide_Long1745524124_1060_Wide_Long_angle_data.json</text:p>
          </table:table-cell>
          <table:table-cell/>
          <table:table-cell office:value-type="string" calcext:value-type="string">
            <text:p>./archive_1/1745524124_1060_Wide_Long1745524124_1060_Wide_Long_distance_data.json</text:p>
          </table:table-cell>
          <table:table-cell/>
          <table:table-cell office:value-type="string" calcext:value-type="string">
            <text:p>./archive_1/1745524124_1060_Wide_Long1745524124_1060_Wide_Long_sound.wav</text:p>
          </table:table-cell>
        </table:table-row>
        <table:table-row table:style-name="ro1">
          <table:table-cell office:value-type="string" calcext:value-type="string">
            <text:p>./archive_1/1745526475_1370_Wide_Long1745526475_1370_Wide_Long_angle_data.json</text:p>
          </table:table-cell>
          <table:table-cell/>
          <table:table-cell office:value-type="string" calcext:value-type="string">
            <text:p>./archive_1/1745526475_1370_Wide_Long1745526475_1370_Wide_Long_distance_data.json</text:p>
          </table:table-cell>
          <table:table-cell/>
          <table:table-cell office:value-type="string" calcext:value-type="string">
            <text:p>./archive_1/1745526475_1370_Wide_Long1745526475_1370_Wide_Long_sound.wav</text:p>
          </table:table-cell>
        </table:table-row>
        <table:table-row table:style-name="ro1">
          <table:table-cell office:value-type="string" calcext:value-type="string">
            <text:p>./archive_1/1744898704_186_Wide_Long1744898704_186_Wide_Long_angle_data.json</text:p>
          </table:table-cell>
          <table:table-cell/>
          <table:table-cell office:value-type="string" calcext:value-type="string">
            <text:p>./archive_1/1744898704_186_Wide_Long1744898704_186_Wide_Long_distance_data.json</text:p>
          </table:table-cell>
          <table:table-cell/>
          <table:table-cell office:value-type="string" calcext:value-type="string">
            <text:p>./archive_1/1744898704_186_Wide_Long1744898704_186_Wide_Long_sound.wav</text:p>
          </table:table-cell>
        </table:table-row>
        <table:table-row table:style-name="ro1">
          <table:table-cell office:value-type="string" calcext:value-type="string">
            <text:p>./archive_1/1744908031_506_Wide_Long1744908031_506_Wide_Long_angle_data.json</text:p>
          </table:table-cell>
          <table:table-cell/>
          <table:table-cell office:value-type="string" calcext:value-type="string">
            <text:p>./archive_1/1744908031_506_Wide_Long1744908031_506_Wide_Long_distance_data.json</text:p>
          </table:table-cell>
          <table:table-cell/>
          <table:table-cell office:value-type="string" calcext:value-type="string">
            <text:p>./archive_1/1744908031_506_Wide_Long1744908031_506_Wide_Long_sound.wav</text:p>
          </table:table-cell>
        </table:table-row>
        <table:table-row table:style-name="ro1">
          <table:table-cell office:value-type="string" calcext:value-type="string">
            <text:p>./archive_1/1744915017_822_Wide_Long1744915017_822_Wide_Long_angle_data.json</text:p>
          </table:table-cell>
          <table:table-cell/>
          <table:table-cell office:value-type="string" calcext:value-type="string">
            <text:p>./archive_1/1744915017_822_Wide_Long1744915017_822_Wide_Long_distance_data.json</text:p>
          </table:table-cell>
          <table:table-cell/>
          <table:table-cell office:value-type="string" calcext:value-type="string">
            <text:p>./archive_1/1744915017_822_Wide_Long1744915017_822_Wide_Long_sound.wav</text:p>
          </table:table-cell>
        </table:table-row>
        <table:table-row table:style-name="ro1">
          <table:table-cell office:value-type="string" calcext:value-type="string">
            <text:p>./archive_1/1745514747_132_Wide_Long1745514747_132_Wide_Long_angle_data.json</text:p>
          </table:table-cell>
          <table:table-cell/>
          <table:table-cell office:value-type="string" calcext:value-type="string">
            <text:p>./archive_1/1745514747_132_Wide_Long1745514747_132_Wide_Long_distance_data.json</text:p>
          </table:table-cell>
          <table:table-cell/>
          <table:table-cell office:value-type="string" calcext:value-type="string">
            <text:p>./archive_1/1745514747_132_Wide_Long1745514747_132_Wide_Long_sound.wav</text:p>
          </table:table-cell>
        </table:table-row>
        <table:table-row table:style-name="ro1">
          <table:table-cell office:value-type="string" calcext:value-type="string">
            <text:p>./archive_1/1745519607_441_Wide_Long1745519607_441_Wide_Long_angle_data.json</text:p>
          </table:table-cell>
          <table:table-cell/>
          <table:table-cell office:value-type="string" calcext:value-type="string">
            <text:p>./archive_1/1745519607_441_Wide_Long1745519607_441_Wide_Long_distance_data.json</text:p>
          </table:table-cell>
          <table:table-cell/>
          <table:table-cell office:value-type="string" calcext:value-type="string">
            <text:p>./archive_1/1745519607_441_Wide_Long1745519607_441_Wide_Long_sound.wav</text:p>
          </table:table-cell>
        </table:table-row>
        <table:table-row table:style-name="ro1">
          <table:table-cell office:value-type="string" calcext:value-type="string">
            <text:p>./archive_1/1745522265_753_Wide_Long1745522265_753_Wide_Long_angle_data.json</text:p>
          </table:table-cell>
          <table:table-cell/>
          <table:table-cell office:value-type="string" calcext:value-type="string">
            <text:p>./archive_1/1745522265_753_Wide_Long1745522265_753_Wide_Long_distance_data.json</text:p>
          </table:table-cell>
          <table:table-cell/>
          <table:table-cell office:value-type="string" calcext:value-type="string">
            <text:p>./archive_1/1745522265_753_Wide_Long1745522265_753_Wide_Long_sound.wav</text:p>
          </table:table-cell>
        </table:table-row>
        <table:table-row table:style-name="ro1">
          <table:table-cell office:value-type="string" calcext:value-type="string">
            <text:p>./archive_1/1745524128_1061_Wide_Long1745524128_1061_Wide_Long_angle_data.json</text:p>
          </table:table-cell>
          <table:table-cell/>
          <table:table-cell office:value-type="string" calcext:value-type="string">
            <text:p>./archive_1/1745524128_1061_Wide_Long1745524128_1061_Wide_Long_distance_data.json</text:p>
          </table:table-cell>
          <table:table-cell/>
          <table:table-cell office:value-type="string" calcext:value-type="string">
            <text:p>./archive_1/1745524128_1061_Wide_Long1745524128_1061_Wide_Long_sound.wav</text:p>
          </table:table-cell>
        </table:table-row>
        <table:table-row table:style-name="ro1">
          <table:table-cell office:value-type="string" calcext:value-type="string">
            <text:p>./archive_1/1745526479_1371_Wide_Long1745526479_1371_Wide_Long_angle_data.json</text:p>
          </table:table-cell>
          <table:table-cell/>
          <table:table-cell office:value-type="string" calcext:value-type="string">
            <text:p>./archive_1/1745526479_1371_Wide_Long1745526479_1371_Wide_Long_distance_data.json</text:p>
          </table:table-cell>
          <table:table-cell/>
          <table:table-cell office:value-type="string" calcext:value-type="string">
            <text:p>./archive_1/1745526479_1371_Wide_Long1745526479_1371_Wide_Long_sound.wav</text:p>
          </table:table-cell>
        </table:table-row>
        <table:table-row table:style-name="ro1">
          <table:table-cell office:value-type="string" calcext:value-type="string">
            <text:p>./archive_1/1744898722_187_Wide_Long1744898722_187_Wide_Long_angle_data.json</text:p>
          </table:table-cell>
          <table:table-cell/>
          <table:table-cell office:value-type="string" calcext:value-type="string">
            <text:p>./archive_1/1744898722_187_Wide_Long1744898722_187_Wide_Long_distance_data.json</text:p>
          </table:table-cell>
          <table:table-cell/>
          <table:table-cell office:value-type="string" calcext:value-type="string">
            <text:p>./archive_1/1744898722_187_Wide_Long1744898722_187_Wide_Long_sound.wav</text:p>
          </table:table-cell>
        </table:table-row>
        <table:table-row table:style-name="ro1">
          <table:table-cell office:value-type="string" calcext:value-type="string">
            <text:p>./archive_1/1744908050_507_Wide_Long1744908050_507_Wide_Long_angle_data.json</text:p>
          </table:table-cell>
          <table:table-cell/>
          <table:table-cell office:value-type="string" calcext:value-type="string">
            <text:p>./archive_1/1744908050_507_Wide_Long1744908050_507_Wide_Long_distance_data.json</text:p>
          </table:table-cell>
          <table:table-cell/>
          <table:table-cell office:value-type="string" calcext:value-type="string">
            <text:p>./archive_1/1744908050_507_Wide_Long1744908050_507_Wide_Long_sound.wav</text:p>
          </table:table-cell>
        </table:table-row>
        <table:table-row table:style-name="ro1">
          <table:table-cell office:value-type="string" calcext:value-type="string">
            <text:p>./archive_1/1744915036_823_Wide_Long1744915036_823_Wide_Long_angle_data.json</text:p>
          </table:table-cell>
          <table:table-cell/>
          <table:table-cell office:value-type="string" calcext:value-type="string">
            <text:p>./archive_1/1744915036_823_Wide_Long1744915036_823_Wide_Long_distance_data.json</text:p>
          </table:table-cell>
          <table:table-cell/>
          <table:table-cell office:value-type="string" calcext:value-type="string">
            <text:p>./archive_1/1744915036_823_Wide_Long1744915036_823_Wide_Long_sound.wav</text:p>
          </table:table-cell>
        </table:table-row>
        <table:table-row table:style-name="ro1">
          <table:table-cell office:value-type="string" calcext:value-type="string">
            <text:p>./archive_1/1745514871_133_Wide_Long1745514871_133_Wide_Long_angle_data.json</text:p>
          </table:table-cell>
          <table:table-cell/>
          <table:table-cell office:value-type="string" calcext:value-type="string">
            <text:p>./archive_1/1745514871_133_Wide_Long1745514871_133_Wide_Long_distance_data.json</text:p>
          </table:table-cell>
          <table:table-cell/>
          <table:table-cell office:value-type="string" calcext:value-type="string">
            <text:p>./archive_1/1745514871_133_Wide_Long1745514871_133_Wide_Long_sound.wav</text:p>
          </table:table-cell>
        </table:table-row>
        <table:table-row table:style-name="ro1">
          <table:table-cell office:value-type="string" calcext:value-type="string">
            <text:p>./archive_1/1745519611_442_Wide_Long1745519611_442_Wide_Long_angle_data.json</text:p>
          </table:table-cell>
          <table:table-cell/>
          <table:table-cell office:value-type="string" calcext:value-type="string">
            <text:p>./archive_1/1745519611_442_Wide_Long1745519611_442_Wide_Long_distance_data.json</text:p>
          </table:table-cell>
          <table:table-cell/>
          <table:table-cell office:value-type="string" calcext:value-type="string">
            <text:p>./archive_1/1745519611_442_Wide_Long1745519611_442_Wide_Long_sound.wav</text:p>
          </table:table-cell>
        </table:table-row>
        <table:table-row table:style-name="ro1">
          <table:table-cell office:value-type="string" calcext:value-type="string">
            <text:p>./archive_1/1745522270_754_Wide_Long1745522270_754_Wide_Long_angle_data.json</text:p>
          </table:table-cell>
          <table:table-cell/>
          <table:table-cell office:value-type="string" calcext:value-type="string">
            <text:p>./archive_1/1745522270_754_Wide_Long1745522270_754_Wide_Long_distance_data.json</text:p>
          </table:table-cell>
          <table:table-cell/>
          <table:table-cell office:value-type="string" calcext:value-type="string">
            <text:p>./archive_1/1745522270_754_Wide_Long1745522270_754_Wide_Long_sound.wav</text:p>
          </table:table-cell>
        </table:table-row>
        <table:table-row table:style-name="ro1">
          <table:table-cell office:value-type="string" calcext:value-type="string">
            <text:p>./archive_1/1745524133_1062_Wide_Long1745524133_1062_Wide_Long_angle_data.json</text:p>
          </table:table-cell>
          <table:table-cell/>
          <table:table-cell office:value-type="string" calcext:value-type="string">
            <text:p>./archive_1/1745524133_1062_Wide_Long1745524133_1062_Wide_Long_distance_data.json</text:p>
          </table:table-cell>
          <table:table-cell/>
          <table:table-cell office:value-type="string" calcext:value-type="string">
            <text:p>./archive_1/1745524133_1062_Wide_Long1745524133_1062_Wide_Long_sound.wav</text:p>
          </table:table-cell>
        </table:table-row>
        <table:table-row table:style-name="ro1">
          <table:table-cell office:value-type="string" calcext:value-type="string">
            <text:p>./archive_1/1745526484_1372_Wide_Long1745526484_1372_Wide_Long_angle_data.json</text:p>
          </table:table-cell>
          <table:table-cell/>
          <table:table-cell office:value-type="string" calcext:value-type="string">
            <text:p>./archive_1/1745526484_1372_Wide_Long1745526484_1372_Wide_Long_distance_data.json</text:p>
          </table:table-cell>
          <table:table-cell/>
          <table:table-cell office:value-type="string" calcext:value-type="string">
            <text:p>./archive_1/1745526484_1372_Wide_Long1745526484_1372_Wide_Long_sound.wav</text:p>
          </table:table-cell>
        </table:table-row>
        <table:table-row table:style-name="ro1">
          <table:table-cell office:value-type="string" calcext:value-type="string">
            <text:p>./archive_1/1744898741_188_Wide_Long1744898741_188_Wide_Long_angle_data.json</text:p>
          </table:table-cell>
          <table:table-cell/>
          <table:table-cell office:value-type="string" calcext:value-type="string">
            <text:p>./archive_1/1744898741_188_Wide_Long1744898741_188_Wide_Long_distance_data.json</text:p>
          </table:table-cell>
          <table:table-cell/>
          <table:table-cell office:value-type="string" calcext:value-type="string">
            <text:p>./archive_1/1744898741_188_Wide_Long1744898741_188_Wide_Long_sound.wav</text:p>
          </table:table-cell>
        </table:table-row>
        <table:table-row table:style-name="ro1">
          <table:table-cell office:value-type="string" calcext:value-type="string">
            <text:p>./archive_1/1744908069_508_Wide_Long1744908069_508_Wide_Long_angle_data.json</text:p>
          </table:table-cell>
          <table:table-cell/>
          <table:table-cell office:value-type="string" calcext:value-type="string">
            <text:p>./archive_1/1744908069_508_Wide_Long1744908069_508_Wide_Long_distance_data.json</text:p>
          </table:table-cell>
          <table:table-cell/>
          <table:table-cell office:value-type="string" calcext:value-type="string">
            <text:p>./archive_1/1744908069_508_Wide_Long1744908069_508_Wide_Long_sound.wav</text:p>
          </table:table-cell>
        </table:table-row>
        <table:table-row table:style-name="ro1">
          <table:table-cell office:value-type="string" calcext:value-type="string">
            <text:p>./archive_1/1744915057_824_Wide_Long1744915057_824_Wide_Long_angle_data.json</text:p>
          </table:table-cell>
          <table:table-cell/>
          <table:table-cell office:value-type="string" calcext:value-type="string">
            <text:p>./archive_1/1744915057_824_Wide_Long1744915057_824_Wide_Long_distance_data.json</text:p>
          </table:table-cell>
          <table:table-cell/>
          <table:table-cell office:value-type="string" calcext:value-type="string">
            <text:p>./archive_1/1744915057_824_Wide_Long1744915057_824_Wide_Long_sound.wav</text:p>
          </table:table-cell>
        </table:table-row>
        <table:table-row table:style-name="ro1">
          <table:table-cell office:value-type="string" calcext:value-type="string">
            <text:p>./archive_1/1745514902_134_Wide_Long1745514902_134_Wide_Long_angle_data.json</text:p>
          </table:table-cell>
          <table:table-cell/>
          <table:table-cell office:value-type="string" calcext:value-type="string">
            <text:p>./archive_1/1745514902_134_Wide_Long1745514902_134_Wide_Long_distance_data.json</text:p>
          </table:table-cell>
          <table:table-cell/>
          <table:table-cell office:value-type="string" calcext:value-type="string">
            <text:p>./archive_1/1745514902_134_Wide_Long1745514902_134_Wide_Long_sound.wav</text:p>
          </table:table-cell>
        </table:table-row>
        <table:table-row table:style-name="ro1">
          <table:table-cell office:value-type="string" calcext:value-type="string">
            <text:p>./archive_1/1745519639_443_Wide_Long1745519639_443_Wide_Long_angle_data.json</text:p>
          </table:table-cell>
          <table:table-cell/>
          <table:table-cell office:value-type="string" calcext:value-type="string">
            <text:p>./archive_1/1745519639_443_Wide_Long1745519639_443_Wide_Long_distance_data.json</text:p>
          </table:table-cell>
          <table:table-cell/>
          <table:table-cell office:value-type="string" calcext:value-type="string">
            <text:p>./archive_1/1745519639_443_Wide_Long1745519639_443_Wide_Long_sound.wav</text:p>
          </table:table-cell>
        </table:table-row>
        <table:table-row table:style-name="ro1">
          <table:table-cell office:value-type="string" calcext:value-type="string">
            <text:p>./archive_1/1745522275_755_Wide_Long1745522275_755_Wide_Long_angle_data.json</text:p>
          </table:table-cell>
          <table:table-cell/>
          <table:table-cell office:value-type="string" calcext:value-type="string">
            <text:p>./archive_1/1745522275_755_Wide_Long1745522275_755_Wide_Long_distance_data.json</text:p>
          </table:table-cell>
          <table:table-cell/>
          <table:table-cell office:value-type="string" calcext:value-type="string">
            <text:p>./archive_1/1745522275_755_Wide_Long1745522275_755_Wide_Long_sound.wav</text:p>
          </table:table-cell>
        </table:table-row>
        <table:table-row table:style-name="ro1">
          <table:table-cell office:value-type="string" calcext:value-type="string">
            <text:p>./archive_1/1745524138_1063_Wide_Long1745524138_1063_Wide_Long_angle_data.json</text:p>
          </table:table-cell>
          <table:table-cell/>
          <table:table-cell office:value-type="string" calcext:value-type="string">
            <text:p>./archive_1/1745524138_1063_Wide_Long1745524138_1063_Wide_Long_distance_data.json</text:p>
          </table:table-cell>
          <table:table-cell/>
          <table:table-cell office:value-type="string" calcext:value-type="string">
            <text:p>./archive_1/1745524138_1063_Wide_Long1745524138_1063_Wide_Long_sound.wav</text:p>
          </table:table-cell>
        </table:table-row>
        <table:table-row table:style-name="ro1">
          <table:table-cell office:value-type="string" calcext:value-type="string">
            <text:p>./archive_1/1745526488_1373_Wide_Long1745526488_1373_Wide_Long_angle_data.json</text:p>
          </table:table-cell>
          <table:table-cell/>
          <table:table-cell office:value-type="string" calcext:value-type="string">
            <text:p>./archive_1/1745526488_1373_Wide_Long1745526488_1373_Wide_Long_distance_data.json</text:p>
          </table:table-cell>
          <table:table-cell/>
          <table:table-cell office:value-type="string" calcext:value-type="string">
            <text:p>./archive_1/1745526488_1373_Wide_Long1745526488_1373_Wide_Long_sound.wav</text:p>
          </table:table-cell>
        </table:table-row>
        <table:table-row table:style-name="ro1">
          <table:table-cell office:value-type="string" calcext:value-type="string">
            <text:p>./archive_1/1744898760_189_Wide_Long1744898760_189_Wide_Long_angle_data.json</text:p>
          </table:table-cell>
          <table:table-cell/>
          <table:table-cell office:value-type="string" calcext:value-type="string">
            <text:p>./archive_1/1744898760_189_Wide_Long1744898760_189_Wide_Long_distance_data.json</text:p>
          </table:table-cell>
          <table:table-cell/>
          <table:table-cell office:value-type="string" calcext:value-type="string">
            <text:p>./archive_1/1744898760_189_Wide_Long1744898760_189_Wide_Long_sound.wav</text:p>
          </table:table-cell>
        </table:table-row>
        <table:table-row table:style-name="ro1">
          <table:table-cell office:value-type="string" calcext:value-type="string">
            <text:p>./archive_1/1744908089_509_Wide_Long1744908089_509_Wide_Long_angle_data.json</text:p>
          </table:table-cell>
          <table:table-cell/>
          <table:table-cell office:value-type="string" calcext:value-type="string">
            <text:p>./archive_1/1744908089_509_Wide_Long1744908089_509_Wide_Long_distance_data.json</text:p>
          </table:table-cell>
          <table:table-cell/>
          <table:table-cell office:value-type="string" calcext:value-type="string">
            <text:p>./archive_1/1744908089_509_Wide_Long1744908089_509_Wide_Long_sound.wav</text:p>
          </table:table-cell>
        </table:table-row>
        <table:table-row table:style-name="ro1">
          <table:table-cell office:value-type="string" calcext:value-type="string">
            <text:p>./archive_1/1744915077_825_Wide_Long1744915077_825_Wide_Long_angle_data.json</text:p>
          </table:table-cell>
          <table:table-cell/>
          <table:table-cell office:value-type="string" calcext:value-type="string">
            <text:p>./archive_1/1744915077_825_Wide_Long1744915077_825_Wide_Long_distance_data.json</text:p>
          </table:table-cell>
          <table:table-cell/>
          <table:table-cell office:value-type="string" calcext:value-type="string">
            <text:p>./archive_1/1744915077_825_Wide_Long1744915077_825_Wide_Long_sound.wav</text:p>
          </table:table-cell>
        </table:table-row>
        <table:table-row table:style-name="ro1">
          <table:table-cell office:value-type="string" calcext:value-type="string">
            <text:p>./archive_1/1745514907_135_Wide_Long1745514907_135_Wide_Long_angle_data.json</text:p>
          </table:table-cell>
          <table:table-cell/>
          <table:table-cell office:value-type="string" calcext:value-type="string">
            <text:p>./archive_1/1745514907_135_Wide_Long1745514907_135_Wide_Long_distance_data.json</text:p>
          </table:table-cell>
          <table:table-cell/>
          <table:table-cell office:value-type="string" calcext:value-type="string">
            <text:p>./archive_1/1745514907_135_Wide_Long1745514907_135_Wide_Long_sound.wav</text:p>
          </table:table-cell>
        </table:table-row>
        <table:table-row table:style-name="ro1">
          <table:table-cell office:value-type="string" calcext:value-type="string">
            <text:p>./archive_1/1745519645_444_Wide_Long1745519645_444_Wide_Long_angle_data.json</text:p>
          </table:table-cell>
          <table:table-cell/>
          <table:table-cell office:value-type="string" calcext:value-type="string">
            <text:p>./archive_1/1745519645_444_Wide_Long1745519645_444_Wide_Long_distance_data.json</text:p>
          </table:table-cell>
          <table:table-cell/>
          <table:table-cell office:value-type="string" calcext:value-type="string">
            <text:p>./archive_1/1745519645_444_Wide_Long1745519645_444_Wide_Long_sound.wav</text:p>
          </table:table-cell>
        </table:table-row>
        <table:table-row table:style-name="ro1">
          <table:table-cell office:value-type="string" calcext:value-type="string">
            <text:p>./archive_1/1745522279_756_Wide_Long1745522279_756_Wide_Long_angle_data.json</text:p>
          </table:table-cell>
          <table:table-cell/>
          <table:table-cell office:value-type="string" calcext:value-type="string">
            <text:p>./archive_1/1745522279_756_Wide_Long1745522279_756_Wide_Long_distance_data.json</text:p>
          </table:table-cell>
          <table:table-cell/>
          <table:table-cell office:value-type="string" calcext:value-type="string">
            <text:p>./archive_1/1745522279_756_Wide_Long1745522279_756_Wide_Long_sound.wav</text:p>
          </table:table-cell>
        </table:table-row>
        <table:table-row table:style-name="ro1">
          <table:table-cell office:value-type="string" calcext:value-type="string">
            <text:p>./archive_1/1745524143_1064_Wide_Long1745524143_1064_Wide_Long_angle_data.json</text:p>
          </table:table-cell>
          <table:table-cell/>
          <table:table-cell office:value-type="string" calcext:value-type="string">
            <text:p>./archive_1/1745524143_1064_Wide_Long1745524143_1064_Wide_Long_distance_data.json</text:p>
          </table:table-cell>
          <table:table-cell/>
          <table:table-cell office:value-type="string" calcext:value-type="string">
            <text:p>./archive_1/1745524143_1064_Wide_Long1745524143_1064_Wide_Long_sound.wav</text:p>
          </table:table-cell>
        </table:table-row>
        <table:table-row table:style-name="ro1">
          <table:table-cell office:value-type="string" calcext:value-type="string">
            <text:p>./archive_1/1745526493_1374_Wide_Long1745526493_1374_Wide_Long_angle_data.json</text:p>
          </table:table-cell>
          <table:table-cell/>
          <table:table-cell office:value-type="string" calcext:value-type="string">
            <text:p>./archive_1/1745526493_1374_Wide_Long1745526493_1374_Wide_Long_distance_data.json</text:p>
          </table:table-cell>
          <table:table-cell/>
          <table:table-cell office:value-type="string" calcext:value-type="string">
            <text:p>./archive_1/1745526493_1374_Wide_Long1745526493_1374_Wide_Long_sound.wav</text:p>
          </table:table-cell>
        </table:table-row>
        <table:table-row table:style-name="ro1">
          <table:table-cell office:value-type="string" calcext:value-type="string">
            <text:p>./archive_1/1744898779_190_Wide_Long1744898779_190_Wide_Long_angle_data.json</text:p>
          </table:table-cell>
          <table:table-cell/>
          <table:table-cell office:value-type="string" calcext:value-type="string">
            <text:p>./archive_1/1744898779_190_Wide_Long1744898779_190_Wide_Long_distance_data.json</text:p>
          </table:table-cell>
          <table:table-cell/>
          <table:table-cell office:value-type="string" calcext:value-type="string">
            <text:p>./archive_1/1744898779_190_Wide_Long1744898779_190_Wide_Long_sound.wav</text:p>
          </table:table-cell>
        </table:table-row>
        <table:table-row table:style-name="ro1">
          <table:table-cell office:value-type="string" calcext:value-type="string">
            <text:p>./archive_1/1744908109_510_Wide_Long1744908109_510_Wide_Long_angle_data.json</text:p>
          </table:table-cell>
          <table:table-cell/>
          <table:table-cell office:value-type="string" calcext:value-type="string">
            <text:p>./archive_1/1744908109_510_Wide_Long1744908109_510_Wide_Long_distance_data.json</text:p>
          </table:table-cell>
          <table:table-cell/>
          <table:table-cell office:value-type="string" calcext:value-type="string">
            <text:p>./archive_1/1744908109_510_Wide_Long1744908109_510_Wide_Long_sound.wav</text:p>
          </table:table-cell>
        </table:table-row>
        <table:table-row table:style-name="ro1">
          <table:table-cell office:value-type="string" calcext:value-type="string">
            <text:p>./archive_1/1744915097_826_Wide_Long1744915097_826_Wide_Long_angle_data.json</text:p>
          </table:table-cell>
          <table:table-cell/>
          <table:table-cell office:value-type="string" calcext:value-type="string">
            <text:p>./archive_1/1744915097_826_Wide_Long1744915097_826_Wide_Long_distance_data.json</text:p>
          </table:table-cell>
          <table:table-cell/>
          <table:table-cell office:value-type="string" calcext:value-type="string">
            <text:p>./archive_1/1744915097_826_Wide_Long1744915097_826_Wide_Long_sound.wav</text:p>
          </table:table-cell>
        </table:table-row>
        <table:table-row table:style-name="ro1">
          <table:table-cell office:value-type="string" calcext:value-type="string">
            <text:p>./archive_1/1745514911_136_Wide_Long1745514911_136_Wide_Long_angle_data.json</text:p>
          </table:table-cell>
          <table:table-cell/>
          <table:table-cell office:value-type="string" calcext:value-type="string">
            <text:p>./archive_1/1745514911_136_Wide_Long1745514911_136_Wide_Long_distance_data.json</text:p>
          </table:table-cell>
          <table:table-cell/>
          <table:table-cell office:value-type="string" calcext:value-type="string">
            <text:p>./archive_1/1745514911_136_Wide_Long1745514911_136_Wide_Long_sound.wav</text:p>
          </table:table-cell>
        </table:table-row>
        <table:table-row table:style-name="ro1">
          <table:table-cell office:value-type="string" calcext:value-type="string">
            <text:p>./archive_1/1745519650_445_Wide_Long1745519650_445_Wide_Long_angle_data.json</text:p>
          </table:table-cell>
          <table:table-cell/>
          <table:table-cell office:value-type="string" calcext:value-type="string">
            <text:p>./archive_1/1745519650_445_Wide_Long1745519650_445_Wide_Long_distance_data.json</text:p>
          </table:table-cell>
          <table:table-cell/>
          <table:table-cell office:value-type="string" calcext:value-type="string">
            <text:p>./archive_1/1745519650_445_Wide_Long1745519650_445_Wide_Long_sound.wav</text:p>
          </table:table-cell>
        </table:table-row>
        <table:table-row table:style-name="ro1">
          <table:table-cell office:value-type="string" calcext:value-type="string">
            <text:p>./archive_1/1745522284_757_Wide_Long1745522284_757_Wide_Long_angle_data.json</text:p>
          </table:table-cell>
          <table:table-cell/>
          <table:table-cell office:value-type="string" calcext:value-type="string">
            <text:p>./archive_1/1745522284_757_Wide_Long1745522284_757_Wide_Long_distance_data.json</text:p>
          </table:table-cell>
          <table:table-cell/>
          <table:table-cell office:value-type="string" calcext:value-type="string">
            <text:p>./archive_1/1745522284_757_Wide_Long1745522284_757_Wide_Long_sound.wav</text:p>
          </table:table-cell>
        </table:table-row>
        <table:table-row table:style-name="ro1">
          <table:table-cell office:value-type="string" calcext:value-type="string">
            <text:p>./archive_1/1745524147_1065_Wide_Long1745524147_1065_Wide_Long_angle_data.json</text:p>
          </table:table-cell>
          <table:table-cell/>
          <table:table-cell office:value-type="string" calcext:value-type="string">
            <text:p>./archive_1/1745524147_1065_Wide_Long1745524147_1065_Wide_Long_distance_data.json</text:p>
          </table:table-cell>
          <table:table-cell/>
          <table:table-cell office:value-type="string" calcext:value-type="string">
            <text:p>./archive_1/1745524147_1065_Wide_Long1745524147_1065_Wide_Long_sound.wav</text:p>
          </table:table-cell>
        </table:table-row>
        <table:table-row table:style-name="ro1">
          <table:table-cell office:value-type="string" calcext:value-type="string">
            <text:p>./archive_1/1745526498_1375_Wide_Long1745526498_1375_Wide_Long_angle_data.json</text:p>
          </table:table-cell>
          <table:table-cell/>
          <table:table-cell office:value-type="string" calcext:value-type="string">
            <text:p>./archive_1/1745526498_1375_Wide_Long1745526498_1375_Wide_Long_distance_data.json</text:p>
          </table:table-cell>
          <table:table-cell/>
          <table:table-cell office:value-type="string" calcext:value-type="string">
            <text:p>./archive_1/1745526498_1375_Wide_Long1745526498_1375_Wide_Long_sound.wav</text:p>
          </table:table-cell>
        </table:table-row>
        <table:table-row table:style-name="ro1">
          <table:table-cell office:value-type="string" calcext:value-type="string">
            <text:p>./archive_1/1744898798_191_Wide_Long1744898798_191_Wide_Long_angle_data.json</text:p>
          </table:table-cell>
          <table:table-cell/>
          <table:table-cell office:value-type="string" calcext:value-type="string">
            <text:p>./archive_1/1744898798_191_Wide_Long1744898798_191_Wide_Long_distance_data.json</text:p>
          </table:table-cell>
          <table:table-cell/>
          <table:table-cell office:value-type="string" calcext:value-type="string">
            <text:p>./archive_1/1744898798_191_Wide_Long1744898798_191_Wide_Long_sound.wav</text:p>
          </table:table-cell>
        </table:table-row>
        <table:table-row table:style-name="ro1">
          <table:table-cell office:value-type="string" calcext:value-type="string">
            <text:p>./archive_1/1744908128_511_Wide_Long1744908128_511_Wide_Long_angle_data.json</text:p>
          </table:table-cell>
          <table:table-cell/>
          <table:table-cell office:value-type="string" calcext:value-type="string">
            <text:p>./archive_1/1744908128_511_Wide_Long1744908128_511_Wide_Long_distance_data.json</text:p>
          </table:table-cell>
          <table:table-cell/>
          <table:table-cell office:value-type="string" calcext:value-type="string">
            <text:p>./archive_1/1744908128_511_Wide_Long1744908128_511_Wide_Long_sound.wav</text:p>
          </table:table-cell>
        </table:table-row>
        <table:table-row table:style-name="ro1">
          <table:table-cell office:value-type="string" calcext:value-type="string">
            <text:p>./archive_1/1744915117_827_Wide_Long1744915117_827_Wide_Long_angle_data.json</text:p>
          </table:table-cell>
          <table:table-cell/>
          <table:table-cell office:value-type="string" calcext:value-type="string">
            <text:p>./archive_1/1744915117_827_Wide_Long1744915117_827_Wide_Long_distance_data.json</text:p>
          </table:table-cell>
          <table:table-cell/>
          <table:table-cell office:value-type="string" calcext:value-type="string">
            <text:p>./archive_1/1744915117_827_Wide_Long1744915117_827_Wide_Long_sound.wav</text:p>
          </table:table-cell>
        </table:table-row>
        <table:table-row table:style-name="ro1">
          <table:table-cell office:value-type="string" calcext:value-type="string">
            <text:p>./archive_1/1745514916_137_Wide_Long1745514916_137_Wide_Long_angle_data.json</text:p>
          </table:table-cell>
          <table:table-cell/>
          <table:table-cell office:value-type="string" calcext:value-type="string">
            <text:p>./archive_1/1745514916_137_Wide_Long1745514916_137_Wide_Long_distance_data.json</text:p>
          </table:table-cell>
          <table:table-cell/>
          <table:table-cell office:value-type="string" calcext:value-type="string">
            <text:p>./archive_1/1745514916_137_Wide_Long1745514916_137_Wide_Long_sound.wav</text:p>
          </table:table-cell>
        </table:table-row>
        <table:table-row table:style-name="ro1">
          <table:table-cell office:value-type="string" calcext:value-type="string">
            <text:p>./archive_1/1745519654_446_Wide_Long1745519654_446_Wide_Long_angle_data.json</text:p>
          </table:table-cell>
          <table:table-cell/>
          <table:table-cell office:value-type="string" calcext:value-type="string">
            <text:p>./archive_1/1745519654_446_Wide_Long1745519654_446_Wide_Long_distance_data.json</text:p>
          </table:table-cell>
          <table:table-cell/>
          <table:table-cell office:value-type="string" calcext:value-type="string">
            <text:p>./archive_1/1745519654_446_Wide_Long1745519654_446_Wide_Long_sound.wav</text:p>
          </table:table-cell>
        </table:table-row>
        <table:table-row table:style-name="ro1">
          <table:table-cell office:value-type="string" calcext:value-type="string">
            <text:p>./archive_1/1745522296_758_Wide_Long1745522296_758_Wide_Long_angle_data.json</text:p>
          </table:table-cell>
          <table:table-cell/>
          <table:table-cell office:value-type="string" calcext:value-type="string">
            <text:p>./archive_1/1745522296_758_Wide_Long1745522296_758_Wide_Long_distance_data.json</text:p>
          </table:table-cell>
          <table:table-cell/>
          <table:table-cell office:value-type="string" calcext:value-type="string">
            <text:p>./archive_1/1745522296_758_Wide_Long1745522296_758_Wide_Long_sound.wav</text:p>
          </table:table-cell>
        </table:table-row>
        <table:table-row table:style-name="ro1">
          <table:table-cell office:value-type="string" calcext:value-type="string">
            <text:p>./archive_1/1745524152_1066_Wide_Long1745524152_1066_Wide_Long_angle_data.json</text:p>
          </table:table-cell>
          <table:table-cell/>
          <table:table-cell office:value-type="string" calcext:value-type="string">
            <text:p>./archive_1/1745524152_1066_Wide_Long1745524152_1066_Wide_Long_distance_data.json</text:p>
          </table:table-cell>
          <table:table-cell/>
          <table:table-cell office:value-type="string" calcext:value-type="string">
            <text:p>./archive_1/1745524152_1066_Wide_Long1745524152_1066_Wide_Long_sound.wav</text:p>
          </table:table-cell>
        </table:table-row>
        <table:table-row table:style-name="ro1">
          <table:table-cell office:value-type="string" calcext:value-type="string">
            <text:p>./archive_1/1745526509_1376_Wide_Long1745526509_1376_Wide_Long_angle_data.json</text:p>
          </table:table-cell>
          <table:table-cell/>
          <table:table-cell office:value-type="string" calcext:value-type="string">
            <text:p>./archive_1/1745526509_1376_Wide_Long1745526509_1376_Wide_Long_distance_data.json</text:p>
          </table:table-cell>
          <table:table-cell/>
          <table:table-cell office:value-type="string" calcext:value-type="string">
            <text:p>./archive_1/1745526509_1376_Wide_Long1745526509_1376_Wide_Long_sound.wav</text:p>
          </table:table-cell>
        </table:table-row>
        <table:table-row table:style-name="ro1">
          <table:table-cell office:value-type="string" calcext:value-type="string">
            <text:p>./archive_1/1744898816_192_Wide_Long1744898816_192_Wide_Long_angle_data.json</text:p>
          </table:table-cell>
          <table:table-cell/>
          <table:table-cell office:value-type="string" calcext:value-type="string">
            <text:p>./archive_1/1744898816_192_Wide_Long1744898816_192_Wide_Long_distance_data.json</text:p>
          </table:table-cell>
          <table:table-cell/>
          <table:table-cell office:value-type="string" calcext:value-type="string">
            <text:p>./archive_1/1744898816_192_Wide_Long1744898816_192_Wide_Long_sound.wav</text:p>
          </table:table-cell>
        </table:table-row>
        <table:table-row table:style-name="ro1">
          <table:table-cell office:value-type="string" calcext:value-type="string">
            <text:p>./archive_1/1744908147_512_Wide_Long1744908147_512_Wide_Long_angle_data.json</text:p>
          </table:table-cell>
          <table:table-cell/>
          <table:table-cell office:value-type="string" calcext:value-type="string">
            <text:p>./archive_1/1744908147_512_Wide_Long1744908147_512_Wide_Long_distance_data.json</text:p>
          </table:table-cell>
          <table:table-cell/>
          <table:table-cell office:value-type="string" calcext:value-type="string">
            <text:p>./archive_1/1744908147_512_Wide_Long1744908147_512_Wide_Long_sound.wav</text:p>
          </table:table-cell>
        </table:table-row>
        <table:table-row table:style-name="ro1">
          <table:table-cell office:value-type="string" calcext:value-type="string">
            <text:p>./archive_1/1744915137_828_Wide_Long1744915137_828_Wide_Long_angle_data.json</text:p>
          </table:table-cell>
          <table:table-cell/>
          <table:table-cell office:value-type="string" calcext:value-type="string">
            <text:p>./archive_1/1744915137_828_Wide_Long1744915137_828_Wide_Long_distance_data.json</text:p>
          </table:table-cell>
          <table:table-cell/>
          <table:table-cell office:value-type="string" calcext:value-type="string">
            <text:p>./archive_1/1744915137_828_Wide_Long1744915137_828_Wide_Long_sound.wav</text:p>
          </table:table-cell>
        </table:table-row>
        <table:table-row table:style-name="ro1">
          <table:table-cell office:value-type="string" calcext:value-type="string">
            <text:p>./archive_1/1745514921_138_Wide_Long1745514921_138_Wide_Long_angle_data.json</text:p>
          </table:table-cell>
          <table:table-cell/>
          <table:table-cell office:value-type="string" calcext:value-type="string">
            <text:p>./archive_1/1745514921_138_Wide_Long1745514921_138_Wide_Long_distance_data.json</text:p>
          </table:table-cell>
          <table:table-cell/>
          <table:table-cell office:value-type="string" calcext:value-type="string">
            <text:p>./archive_1/1745514921_138_Wide_Long1745514921_138_Wide_Long_sound.wav</text:p>
          </table:table-cell>
        </table:table-row>
        <table:table-row table:style-name="ro1">
          <table:table-cell office:value-type="string" calcext:value-type="string">
            <text:p>./archive_1/1745519659_447_Wide_Long1745519659_447_Wide_Long_angle_data.json</text:p>
          </table:table-cell>
          <table:table-cell/>
          <table:table-cell office:value-type="string" calcext:value-type="string">
            <text:p>./archive_1/1745519659_447_Wide_Long1745519659_447_Wide_Long_distance_data.json</text:p>
          </table:table-cell>
          <table:table-cell/>
          <table:table-cell office:value-type="string" calcext:value-type="string">
            <text:p>./archive_1/1745519659_447_Wide_Long1745519659_447_Wide_Long_sound.wav</text:p>
          </table:table-cell>
        </table:table-row>
        <table:table-row table:style-name="ro1">
          <table:table-cell office:value-type="string" calcext:value-type="string">
            <text:p>./archive_1/1745522301_759_Wide_Long1745522301_759_Wide_Long_angle_data.json</text:p>
          </table:table-cell>
          <table:table-cell/>
          <table:table-cell office:value-type="string" calcext:value-type="string">
            <text:p>./archive_1/1745522301_759_Wide_Long1745522301_759_Wide_Long_distance_data.json</text:p>
          </table:table-cell>
          <table:table-cell/>
          <table:table-cell office:value-type="string" calcext:value-type="string">
            <text:p>./archive_1/1745522301_759_Wide_Long1745522301_759_Wide_Long_sound.wav</text:p>
          </table:table-cell>
        </table:table-row>
        <table:table-row table:style-name="ro1">
          <table:table-cell office:value-type="string" calcext:value-type="string">
            <text:p>./archive_1/1745524156_1067_Wide_Long1745524156_1067_Wide_Long_angle_data.json</text:p>
          </table:table-cell>
          <table:table-cell/>
          <table:table-cell office:value-type="string" calcext:value-type="string">
            <text:p>./archive_1/1745524156_1067_Wide_Long1745524156_1067_Wide_Long_distance_data.json</text:p>
          </table:table-cell>
          <table:table-cell/>
          <table:table-cell office:value-type="string" calcext:value-type="string">
            <text:p>./archive_1/1745524156_1067_Wide_Long1745524156_1067_Wide_Long_sound.wav</text:p>
          </table:table-cell>
        </table:table-row>
        <table:table-row table:style-name="ro1">
          <table:table-cell office:value-type="string" calcext:value-type="string">
            <text:p>./archive_1/1745526513_1377_Wide_Long1745526513_1377_Wide_Long_angle_data.json</text:p>
          </table:table-cell>
          <table:table-cell/>
          <table:table-cell office:value-type="string" calcext:value-type="string">
            <text:p>./archive_1/1745526513_1377_Wide_Long1745526513_1377_Wide_Long_distance_data.json</text:p>
          </table:table-cell>
          <table:table-cell/>
          <table:table-cell office:value-type="string" calcext:value-type="string">
            <text:p>./archive_1/1745526513_1377_Wide_Long1745526513_1377_Wide_Long_sound.wav</text:p>
          </table:table-cell>
        </table:table-row>
        <table:table-row table:style-name="ro1">
          <table:table-cell office:value-type="string" calcext:value-type="string">
            <text:p>./archive_1/1744898835_193_Wide_Long1744898835_193_Wide_Long_angle_data.json</text:p>
          </table:table-cell>
          <table:table-cell/>
          <table:table-cell office:value-type="string" calcext:value-type="string">
            <text:p>./archive_1/1744898835_193_Wide_Long1744898835_193_Wide_Long_distance_data.json</text:p>
          </table:table-cell>
          <table:table-cell/>
          <table:table-cell office:value-type="string" calcext:value-type="string">
            <text:p>./archive_1/1744898835_193_Wide_Long1744898835_193_Wide_Long_sound.wav</text:p>
          </table:table-cell>
        </table:table-row>
        <table:table-row table:style-name="ro1">
          <table:table-cell office:value-type="string" calcext:value-type="string">
            <text:p>./archive_1/1744908166_513_Wide_Long1744908166_513_Wide_Long_angle_data.json</text:p>
          </table:table-cell>
          <table:table-cell/>
          <table:table-cell office:value-type="string" calcext:value-type="string">
            <text:p>./archive_1/1744908166_513_Wide_Long1744908166_513_Wide_Long_distance_data.json</text:p>
          </table:table-cell>
          <table:table-cell/>
          <table:table-cell office:value-type="string" calcext:value-type="string">
            <text:p>./archive_1/1744908166_513_Wide_Long1744908166_513_Wide_Long_sound.wav</text:p>
          </table:table-cell>
        </table:table-row>
        <table:table-row table:style-name="ro1">
          <table:table-cell office:value-type="string" calcext:value-type="string">
            <text:p>./archive_1/1744915158_829_Wide_Long1744915158_829_Wide_Long_angle_data.json</text:p>
          </table:table-cell>
          <table:table-cell/>
          <table:table-cell office:value-type="string" calcext:value-type="string">
            <text:p>./archive_1/1744915158_829_Wide_Long1744915158_829_Wide_Long_distance_data.json</text:p>
          </table:table-cell>
          <table:table-cell/>
          <table:table-cell office:value-type="string" calcext:value-type="string">
            <text:p>./archive_1/1744915158_829_Wide_Long1744915158_829_Wide_Long_sound.wav</text:p>
          </table:table-cell>
        </table:table-row>
        <table:table-row table:style-name="ro1">
          <table:table-cell office:value-type="string" calcext:value-type="string">
            <text:p>./archive_1/1745514925_139_Wide_Long1745514925_139_Wide_Long_angle_data.json</text:p>
          </table:table-cell>
          <table:table-cell/>
          <table:table-cell office:value-type="string" calcext:value-type="string">
            <text:p>./archive_1/1745514925_139_Wide_Long1745514925_139_Wide_Long_distance_data.json</text:p>
          </table:table-cell>
          <table:table-cell/>
          <table:table-cell office:value-type="string" calcext:value-type="string">
            <text:p>./archive_1/1745514925_139_Wide_Long1745514925_139_Wide_Long_sound.wav</text:p>
          </table:table-cell>
        </table:table-row>
        <table:table-row table:style-name="ro1">
          <table:table-cell office:value-type="string" calcext:value-type="string">
            <text:p>./archive_1/1745519664_448_Wide_Long1745519664_448_Wide_Long_angle_data.json</text:p>
          </table:table-cell>
          <table:table-cell/>
          <table:table-cell office:value-type="string" calcext:value-type="string">
            <text:p>./archive_1/1745519664_448_Wide_Long1745519664_448_Wide_Long_distance_data.json</text:p>
          </table:table-cell>
          <table:table-cell/>
          <table:table-cell office:value-type="string" calcext:value-type="string">
            <text:p>./archive_1/1745519664_448_Wide_Long1745519664_448_Wide_Long_sound.wav</text:p>
          </table:table-cell>
        </table:table-row>
        <table:table-row table:style-name="ro1">
          <table:table-cell office:value-type="string" calcext:value-type="string">
            <text:p>./archive_1/1745522305_760_Wide_Long1745522305_760_Wide_Long_angle_data.json</text:p>
          </table:table-cell>
          <table:table-cell/>
          <table:table-cell office:value-type="string" calcext:value-type="string">
            <text:p>./archive_1/1745522305_760_Wide_Long1745522305_760_Wide_Long_distance_data.json</text:p>
          </table:table-cell>
          <table:table-cell/>
          <table:table-cell office:value-type="string" calcext:value-type="string">
            <text:p>./archive_1/1745522305_760_Wide_Long1745522305_760_Wide_Long_sound.wav</text:p>
          </table:table-cell>
        </table:table-row>
        <table:table-row table:style-name="ro1">
          <table:table-cell office:value-type="string" calcext:value-type="string">
            <text:p>./archive_1/1745524160_1068_Wide_Long1745524160_1068_Wide_Long_angle_data.json</text:p>
          </table:table-cell>
          <table:table-cell/>
          <table:table-cell office:value-type="string" calcext:value-type="string">
            <text:p>./archive_1/1745524160_1068_Wide_Long1745524160_1068_Wide_Long_distance_data.json</text:p>
          </table:table-cell>
          <table:table-cell/>
          <table:table-cell office:value-type="string" calcext:value-type="string">
            <text:p>./archive_1/1745524160_1068_Wide_Long1745524160_1068_Wide_Long_sound.wav</text:p>
          </table:table-cell>
        </table:table-row>
        <table:table-row table:style-name="ro1">
          <table:table-cell office:value-type="string" calcext:value-type="string">
            <text:p>./archive_1/1745526519_1378_Wide_Long1745526519_1378_Wide_Long_angle_data.json</text:p>
          </table:table-cell>
          <table:table-cell/>
          <table:table-cell office:value-type="string" calcext:value-type="string">
            <text:p>./archive_1/1745526519_1378_Wide_Long1745526519_1378_Wide_Long_distance_data.json</text:p>
          </table:table-cell>
          <table:table-cell/>
          <table:table-cell office:value-type="string" calcext:value-type="string">
            <text:p>./archive_1/1745526519_1378_Wide_Long1745526519_1378_Wide_Long_sound.wav</text:p>
          </table:table-cell>
        </table:table-row>
        <table:table-row table:style-name="ro1">
          <table:table-cell office:value-type="string" calcext:value-type="string">
            <text:p>./archive_1/1744898854_194_Wide_Long1744898854_194_Wide_Long_angle_data.json</text:p>
          </table:table-cell>
          <table:table-cell/>
          <table:table-cell office:value-type="string" calcext:value-type="string">
            <text:p>./archive_1/1744898854_194_Wide_Long1744898854_194_Wide_Long_distance_data.json</text:p>
          </table:table-cell>
          <table:table-cell/>
          <table:table-cell office:value-type="string" calcext:value-type="string">
            <text:p>./archive_1/1744898854_194_Wide_Long1744898854_194_Wide_Long_sound.wav</text:p>
          </table:table-cell>
        </table:table-row>
        <table:table-row table:style-name="ro1">
          <table:table-cell office:value-type="string" calcext:value-type="string">
            <text:p>./archive_1/1744908186_514_Wide_Long1744908186_514_Wide_Long_angle_data.json</text:p>
          </table:table-cell>
          <table:table-cell/>
          <table:table-cell office:value-type="string" calcext:value-type="string">
            <text:p>./archive_1/1744908186_514_Wide_Long1744908186_514_Wide_Long_distance_data.json</text:p>
          </table:table-cell>
          <table:table-cell/>
          <table:table-cell office:value-type="string" calcext:value-type="string">
            <text:p>./archive_1/1744908186_514_Wide_Long1744908186_514_Wide_Long_sound.wav</text:p>
          </table:table-cell>
        </table:table-row>
        <table:table-row table:style-name="ro1">
          <table:table-cell office:value-type="string" calcext:value-type="string">
            <text:p>./archive_1/1744915177_830_Wide_Long1744915177_830_Wide_Long_angle_data.json</text:p>
          </table:table-cell>
          <table:table-cell/>
          <table:table-cell office:value-type="string" calcext:value-type="string">
            <text:p>./archive_1/1744915177_830_Wide_Long1744915177_830_Wide_Long_distance_data.json</text:p>
          </table:table-cell>
          <table:table-cell/>
          <table:table-cell office:value-type="string" calcext:value-type="string">
            <text:p>./archive_1/1744915177_830_Wide_Long1744915177_830_Wide_Long_sound.wav</text:p>
          </table:table-cell>
        </table:table-row>
        <table:table-row table:style-name="ro1">
          <table:table-cell office:value-type="string" calcext:value-type="string">
            <text:p>./archive_1/1745514931_140_Wide_Long1745514931_140_Wide_Long_angle_data.json</text:p>
          </table:table-cell>
          <table:table-cell/>
          <table:table-cell office:value-type="string" calcext:value-type="string">
            <text:p>./archive_1/1745514931_140_Wide_Long1745514931_140_Wide_Long_distance_data.json</text:p>
          </table:table-cell>
          <table:table-cell/>
          <table:table-cell office:value-type="string" calcext:value-type="string">
            <text:p>./archive_1/1745514931_140_Wide_Long1745514931_140_Wide_Long_sound.wav</text:p>
          </table:table-cell>
        </table:table-row>
        <table:table-row table:style-name="ro1">
          <table:table-cell office:value-type="string" calcext:value-type="string">
            <text:p>./archive_1/1745519689_449_Wide_Long1745519689_449_Wide_Long_angle_data.json</text:p>
          </table:table-cell>
          <table:table-cell/>
          <table:table-cell office:value-type="string" calcext:value-type="string">
            <text:p>./archive_1/1745519689_449_Wide_Long1745519689_449_Wide_Long_distance_data.json</text:p>
          </table:table-cell>
          <table:table-cell/>
          <table:table-cell office:value-type="string" calcext:value-type="string">
            <text:p>./archive_1/1745519689_449_Wide_Long1745519689_449_Wide_Long_sound.wav</text:p>
          </table:table-cell>
        </table:table-row>
        <table:table-row table:style-name="ro1">
          <table:table-cell office:value-type="string" calcext:value-type="string">
            <text:p>./archive_1/1745522310_761_Wide_Long1745522310_761_Wide_Long_angle_data.json</text:p>
          </table:table-cell>
          <table:table-cell/>
          <table:table-cell office:value-type="string" calcext:value-type="string">
            <text:p>./archive_1/1745522310_761_Wide_Long1745522310_761_Wide_Long_distance_data.json</text:p>
          </table:table-cell>
          <table:table-cell/>
          <table:table-cell office:value-type="string" calcext:value-type="string">
            <text:p>./archive_1/1745522310_761_Wide_Long1745522310_761_Wide_Long_sound.wav</text:p>
          </table:table-cell>
        </table:table-row>
        <table:table-row table:style-name="ro1">
          <table:table-cell office:value-type="string" calcext:value-type="string">
            <text:p>./archive_1/1745524165_1069_Wide_Long1745524165_1069_Wide_Long_angle_data.json</text:p>
          </table:table-cell>
          <table:table-cell/>
          <table:table-cell office:value-type="string" calcext:value-type="string">
            <text:p>./archive_1/1745524165_1069_Wide_Long1745524165_1069_Wide_Long_distance_data.json</text:p>
          </table:table-cell>
          <table:table-cell/>
          <table:table-cell office:value-type="string" calcext:value-type="string">
            <text:p>./archive_1/1745524165_1069_Wide_Long1745524165_1069_Wide_Long_sound.wav</text:p>
          </table:table-cell>
        </table:table-row>
        <table:table-row table:style-name="ro1">
          <table:table-cell office:value-type="string" calcext:value-type="string">
            <text:p>./archive_1/1745526523_1379_Wide_Long1745526523_1379_Wide_Long_angle_data.json</text:p>
          </table:table-cell>
          <table:table-cell/>
          <table:table-cell office:value-type="string" calcext:value-type="string">
            <text:p>./archive_1/1745526523_1379_Wide_Long1745526523_1379_Wide_Long_distance_data.json</text:p>
          </table:table-cell>
          <table:table-cell/>
          <table:table-cell office:value-type="string" calcext:value-type="string">
            <text:p>./archive_1/1745526523_1379_Wide_Long1745526523_1379_Wide_Long_sound.wav</text:p>
          </table:table-cell>
        </table:table-row>
        <table:table-row table:style-name="ro1">
          <table:table-cell office:value-type="string" calcext:value-type="string">
            <text:p>./archive_1/1744898872_195_Wide_Long1744898872_195_Wide_Long_angle_data.json</text:p>
          </table:table-cell>
          <table:table-cell/>
          <table:table-cell office:value-type="string" calcext:value-type="string">
            <text:p>./archive_1/1744898872_195_Wide_Long1744898872_195_Wide_Long_distance_data.json</text:p>
          </table:table-cell>
          <table:table-cell/>
          <table:table-cell office:value-type="string" calcext:value-type="string">
            <text:p>./archive_1/1744898872_195_Wide_Long1744898872_195_Wide_Long_sound.wav</text:p>
          </table:table-cell>
        </table:table-row>
        <table:table-row table:style-name="ro1">
          <table:table-cell office:value-type="string" calcext:value-type="string">
            <text:p>./archive_1/1744908205_515_Wide_Long1744908205_515_Wide_Long_angle_data.json</text:p>
          </table:table-cell>
          <table:table-cell/>
          <table:table-cell office:value-type="string" calcext:value-type="string">
            <text:p>./archive_1/1744908205_515_Wide_Long1744908205_515_Wide_Long_distance_data.json</text:p>
          </table:table-cell>
          <table:table-cell/>
          <table:table-cell office:value-type="string" calcext:value-type="string">
            <text:p>./archive_1/1744908205_515_Wide_Long1744908205_515_Wide_Long_sound.wav</text:p>
          </table:table-cell>
        </table:table-row>
        <table:table-row table:style-name="ro1">
          <table:table-cell office:value-type="string" calcext:value-type="string">
            <text:p>./archive_1/1744915197_831_Wide_Long1744915197_831_Wide_Long_angle_data.json</text:p>
          </table:table-cell>
          <table:table-cell/>
          <table:table-cell office:value-type="string" calcext:value-type="string">
            <text:p>./archive_1/1744915197_831_Wide_Long1744915197_831_Wide_Long_distance_data.json</text:p>
          </table:table-cell>
          <table:table-cell/>
          <table:table-cell office:value-type="string" calcext:value-type="string">
            <text:p>./archive_1/1744915197_831_Wide_Long1744915197_831_Wide_Long_sound.wav</text:p>
          </table:table-cell>
        </table:table-row>
        <table:table-row table:style-name="ro1">
          <table:table-cell office:value-type="string" calcext:value-type="string">
            <text:p>./archive_1/1745514937_141_Wide_Long1745514937_141_Wide_Long_angle_data.json</text:p>
          </table:table-cell>
          <table:table-cell/>
          <table:table-cell office:value-type="string" calcext:value-type="string">
            <text:p>./archive_1/1745514937_141_Wide_Long1745514937_141_Wide_Long_distance_data.json</text:p>
          </table:table-cell>
          <table:table-cell/>
          <table:table-cell office:value-type="string" calcext:value-type="string">
            <text:p>./archive_1/1745514937_141_Wide_Long1745514937_141_Wide_Long_sound.wav</text:p>
          </table:table-cell>
        </table:table-row>
        <table:table-row table:style-name="ro1">
          <table:table-cell office:value-type="string" calcext:value-type="string">
            <text:p>./archive_1/1745519694_450_Wide_Long1745519694_450_Wide_Long_angle_data.json</text:p>
          </table:table-cell>
          <table:table-cell/>
          <table:table-cell office:value-type="string" calcext:value-type="string">
            <text:p>./archive_1/1745519694_450_Wide_Long1745519694_450_Wide_Long_distance_data.json</text:p>
          </table:table-cell>
          <table:table-cell/>
          <table:table-cell office:value-type="string" calcext:value-type="string">
            <text:p>./archive_1/1745519694_450_Wide_Long1745519694_450_Wide_Long_sound.wav</text:p>
          </table:table-cell>
        </table:table-row>
        <table:table-row table:style-name="ro1">
          <table:table-cell office:value-type="string" calcext:value-type="string">
            <text:p>./archive_1/1745522314_762_Wide_Long1745522314_762_Wide_Long_angle_data.json</text:p>
          </table:table-cell>
          <table:table-cell/>
          <table:table-cell office:value-type="string" calcext:value-type="string">
            <text:p>./archive_1/1745522314_762_Wide_Long1745522314_762_Wide_Long_distance_data.json</text:p>
          </table:table-cell>
          <table:table-cell/>
          <table:table-cell office:value-type="string" calcext:value-type="string">
            <text:p>./archive_1/1745522314_762_Wide_Long1745522314_762_Wide_Long_sound.wav</text:p>
          </table:table-cell>
        </table:table-row>
        <table:table-row table:style-name="ro1">
          <table:table-cell office:value-type="string" calcext:value-type="string">
            <text:p>./archive_1/1745524170_1070_Wide_Long1745524170_1070_Wide_Long_angle_data.json</text:p>
          </table:table-cell>
          <table:table-cell/>
          <table:table-cell office:value-type="string" calcext:value-type="string">
            <text:p>./archive_1/1745524170_1070_Wide_Long1745524170_1070_Wide_Long_distance_data.json</text:p>
          </table:table-cell>
          <table:table-cell/>
          <table:table-cell office:value-type="string" calcext:value-type="string">
            <text:p>./archive_1/1745524170_1070_Wide_Long1745524170_1070_Wide_Long_sound.wav</text:p>
          </table:table-cell>
        </table:table-row>
        <table:table-row table:style-name="ro1">
          <table:table-cell office:value-type="string" calcext:value-type="string">
            <text:p>./archive_1/1745526528_1380_Wide_Long1745526528_1380_Wide_Long_angle_data.json</text:p>
          </table:table-cell>
          <table:table-cell/>
          <table:table-cell office:value-type="string" calcext:value-type="string">
            <text:p>./archive_1/1745526528_1380_Wide_Long1745526528_1380_Wide_Long_distance_data.json</text:p>
          </table:table-cell>
          <table:table-cell/>
          <table:table-cell office:value-type="string" calcext:value-type="string">
            <text:p>./archive_1/1745526528_1380_Wide_Long1745526528_1380_Wide_Long_sound.wav</text:p>
          </table:table-cell>
        </table:table-row>
        <table:table-row table:style-name="ro1">
          <table:table-cell office:value-type="string" calcext:value-type="string">
            <text:p>./archive_1/1744898893_196_Wide_Long1744898893_196_Wide_Long_angle_data.json</text:p>
          </table:table-cell>
          <table:table-cell/>
          <table:table-cell office:value-type="string" calcext:value-type="string">
            <text:p>./archive_1/1744898893_196_Wide_Long1744898893_196_Wide_Long_distance_data.json</text:p>
          </table:table-cell>
          <table:table-cell/>
          <table:table-cell office:value-type="string" calcext:value-type="string">
            <text:p>./archive_1/1744898893_196_Wide_Long1744898893_196_Wide_Long_sound.wav</text:p>
          </table:table-cell>
        </table:table-row>
        <table:table-row table:style-name="ro1">
          <table:table-cell office:value-type="string" calcext:value-type="string">
            <text:p>./archive_1/1744908224_516_Wide_Long1744908224_516_Wide_Long_angle_data.json</text:p>
          </table:table-cell>
          <table:table-cell/>
          <table:table-cell office:value-type="string" calcext:value-type="string">
            <text:p>./archive_1/1744908224_516_Wide_Long1744908224_516_Wide_Long_distance_data.json</text:p>
          </table:table-cell>
          <table:table-cell/>
          <table:table-cell office:value-type="string" calcext:value-type="string">
            <text:p>./archive_1/1744908224_516_Wide_Long1744908224_516_Wide_Long_sound.wav</text:p>
          </table:table-cell>
        </table:table-row>
        <table:table-row table:style-name="ro1">
          <table:table-cell office:value-type="string" calcext:value-type="string">
            <text:p>./archive_1/1744915229_832_Wide_Long1744915229_832_Wide_Long_angle_data.json</text:p>
          </table:table-cell>
          <table:table-cell/>
          <table:table-cell office:value-type="string" calcext:value-type="string">
            <text:p>./archive_1/1744915229_832_Wide_Long1744915229_832_Wide_Long_distance_data.json</text:p>
          </table:table-cell>
          <table:table-cell/>
          <table:table-cell office:value-type="string" calcext:value-type="string">
            <text:p>./archive_1/1744915229_832_Wide_Long1744915229_832_Wide_Long_sound.wav</text:p>
          </table:table-cell>
        </table:table-row>
        <table:table-row table:style-name="ro1">
          <table:table-cell office:value-type="string" calcext:value-type="string">
            <text:p>./archive_1/1745514943_142_Wide_Long1745514943_142_Wide_Long_angle_data.json</text:p>
          </table:table-cell>
          <table:table-cell/>
          <table:table-cell office:value-type="string" calcext:value-type="string">
            <text:p>./archive_1/1745514943_142_Wide_Long1745514943_142_Wide_Long_distance_data.json</text:p>
          </table:table-cell>
          <table:table-cell/>
          <table:table-cell office:value-type="string" calcext:value-type="string">
            <text:p>./archive_1/1745514943_142_Wide_Long1745514943_142_Wide_Long_sound.wav</text:p>
          </table:table-cell>
        </table:table-row>
        <table:table-row table:style-name="ro1">
          <table:table-cell office:value-type="string" calcext:value-type="string">
            <text:p>./archive_1/1745519699_451_Wide_Long1745519699_451_Wide_Long_angle_data.json</text:p>
          </table:table-cell>
          <table:table-cell/>
          <table:table-cell office:value-type="string" calcext:value-type="string">
            <text:p>./archive_1/1745519699_451_Wide_Long1745519699_451_Wide_Long_distance_data.json</text:p>
          </table:table-cell>
          <table:table-cell/>
          <table:table-cell office:value-type="string" calcext:value-type="string">
            <text:p>./archive_1/1745519699_451_Wide_Long1745519699_451_Wide_Long_sound.wav</text:p>
          </table:table-cell>
        </table:table-row>
        <table:table-row table:style-name="ro1">
          <table:table-cell office:value-type="string" calcext:value-type="string">
            <text:p>./archive_1/1745522319_763_Wide_Long1745522319_763_Wide_Long_angle_data.json</text:p>
          </table:table-cell>
          <table:table-cell/>
          <table:table-cell office:value-type="string" calcext:value-type="string">
            <text:p>./archive_1/1745522319_763_Wide_Long1745522319_763_Wide_Long_distance_data.json</text:p>
          </table:table-cell>
          <table:table-cell/>
          <table:table-cell office:value-type="string" calcext:value-type="string">
            <text:p>./archive_1/1745522319_763_Wide_Long1745522319_763_Wide_Long_sound.wav</text:p>
          </table:table-cell>
        </table:table-row>
        <table:table-row table:style-name="ro1">
          <table:table-cell office:value-type="string" calcext:value-type="string">
            <text:p>./archive_1/1745524183_1071_Wide_Long1745524183_1071_Wide_Long_angle_data.json</text:p>
          </table:table-cell>
          <table:table-cell/>
          <table:table-cell office:value-type="string" calcext:value-type="string">
            <text:p>./archive_1/1745524183_1071_Wide_Long1745524183_1071_Wide_Long_distance_data.json</text:p>
          </table:table-cell>
          <table:table-cell/>
          <table:table-cell office:value-type="string" calcext:value-type="string">
            <text:p>./archive_1/1745524183_1071_Wide_Long1745524183_1071_Wide_Long_sound.wav</text:p>
          </table:table-cell>
        </table:table-row>
        <table:table-row table:style-name="ro1">
          <table:table-cell office:value-type="string" calcext:value-type="string">
            <text:p>./archive_1/1745526532_1381_Wide_Long1745526532_1381_Wide_Long_angle_data.json</text:p>
          </table:table-cell>
          <table:table-cell/>
          <table:table-cell office:value-type="string" calcext:value-type="string">
            <text:p>./archive_1/1745526532_1381_Wide_Long1745526532_1381_Wide_Long_distance_data.json</text:p>
          </table:table-cell>
          <table:table-cell/>
          <table:table-cell office:value-type="string" calcext:value-type="string">
            <text:p>./archive_1/1745526532_1381_Wide_Long1745526532_1381_Wide_Long_sound.wav</text:p>
          </table:table-cell>
        </table:table-row>
        <table:table-row table:style-name="ro1">
          <table:table-cell office:value-type="string" calcext:value-type="string">
            <text:p>./archive_1/1744898913_197_Wide_Long1744898913_197_Wide_Long_angle_data.json</text:p>
          </table:table-cell>
          <table:table-cell/>
          <table:table-cell office:value-type="string" calcext:value-type="string">
            <text:p>./archive_1/1744898913_197_Wide_Long1744898913_197_Wide_Long_distance_data.json</text:p>
          </table:table-cell>
          <table:table-cell/>
          <table:table-cell office:value-type="string" calcext:value-type="string">
            <text:p>./archive_1/1744898913_197_Wide_Long1744898913_197_Wide_Long_sound.wav</text:p>
          </table:table-cell>
        </table:table-row>
        <table:table-row table:style-name="ro1">
          <table:table-cell office:value-type="string" calcext:value-type="string">
            <text:p>./archive_1/1744908243_517_Wide_Long1744908243_517_Wide_Long_angle_data.json</text:p>
          </table:table-cell>
          <table:table-cell/>
          <table:table-cell office:value-type="string" calcext:value-type="string">
            <text:p>./archive_1/1744908243_517_Wide_Long1744908243_517_Wide_Long_distance_data.json</text:p>
          </table:table-cell>
          <table:table-cell/>
          <table:table-cell office:value-type="string" calcext:value-type="string">
            <text:p>./archive_1/1744908243_517_Wide_Long1744908243_517_Wide_Long_sound.wav</text:p>
          </table:table-cell>
        </table:table-row>
        <table:table-row table:style-name="ro1">
          <table:table-cell office:value-type="string" calcext:value-type="string">
            <text:p>./archive_1/1744915249_833_Wide_Long1744915249_833_Wide_Long_angle_data.json</text:p>
          </table:table-cell>
          <table:table-cell/>
          <table:table-cell office:value-type="string" calcext:value-type="string">
            <text:p>./archive_1/1744915249_833_Wide_Long1744915249_833_Wide_Long_distance_data.json</text:p>
          </table:table-cell>
          <table:table-cell/>
          <table:table-cell office:value-type="string" calcext:value-type="string">
            <text:p>./archive_1/1744915249_833_Wide_Long1744915249_833_Wide_Long_sound.wav</text:p>
          </table:table-cell>
        </table:table-row>
        <table:table-row table:style-name="ro1">
          <table:table-cell office:value-type="string" calcext:value-type="string">
            <text:p>./archive_1/1745514954_143_Wide_Long1745514954_143_Wide_Long_angle_data.json</text:p>
          </table:table-cell>
          <table:table-cell/>
          <table:table-cell office:value-type="string" calcext:value-type="string">
            <text:p>./archive_1/1745514954_143_Wide_Long1745514954_143_Wide_Long_distance_data.json</text:p>
          </table:table-cell>
          <table:table-cell/>
          <table:table-cell office:value-type="string" calcext:value-type="string">
            <text:p>./archive_1/1745514954_143_Wide_Long1745514954_143_Wide_Long_sound.wav</text:p>
          </table:table-cell>
        </table:table-row>
        <table:table-row table:style-name="ro1">
          <table:table-cell office:value-type="string" calcext:value-type="string">
            <text:p>./archive_1/1745519704_452_Wide_Long1745519704_452_Wide_Long_angle_data.json</text:p>
          </table:table-cell>
          <table:table-cell/>
          <table:table-cell office:value-type="string" calcext:value-type="string">
            <text:p>./archive_1/1745519704_452_Wide_Long1745519704_452_Wide_Long_distance_data.json</text:p>
          </table:table-cell>
          <table:table-cell/>
          <table:table-cell office:value-type="string" calcext:value-type="string">
            <text:p>./archive_1/1745519704_452_Wide_Long1745519704_452_Wide_Long_sound.wav</text:p>
          </table:table-cell>
        </table:table-row>
        <table:table-row table:style-name="ro1">
          <table:table-cell office:value-type="string" calcext:value-type="string">
            <text:p>./archive_1/1745522324_764_Wide_Long1745522324_764_Wide_Long_angle_data.json</text:p>
          </table:table-cell>
          <table:table-cell/>
          <table:table-cell office:value-type="string" calcext:value-type="string">
            <text:p>./archive_1/1745522324_764_Wide_Long1745522324_764_Wide_Long_distance_data.json</text:p>
          </table:table-cell>
          <table:table-cell/>
          <table:table-cell office:value-type="string" calcext:value-type="string">
            <text:p>./archive_1/1745522324_764_Wide_Long1745522324_764_Wide_Long_sound.wav</text:p>
          </table:table-cell>
        </table:table-row>
        <table:table-row table:style-name="ro1">
          <table:table-cell office:value-type="string" calcext:value-type="string">
            <text:p>./archive_1/1745524215_1072_Wide_Long1745524215_1072_Wide_Long_angle_data.json</text:p>
          </table:table-cell>
          <table:table-cell/>
          <table:table-cell office:value-type="string" calcext:value-type="string">
            <text:p>./archive_1/1745524215_1072_Wide_Long1745524215_1072_Wide_Long_distance_data.json</text:p>
          </table:table-cell>
          <table:table-cell/>
          <table:table-cell office:value-type="string" calcext:value-type="string">
            <text:p>./archive_1/1745524215_1072_Wide_Long1745524215_1072_Wide_Long_sound.wav</text:p>
          </table:table-cell>
        </table:table-row>
        <table:table-row table:style-name="ro1">
          <table:table-cell office:value-type="string" calcext:value-type="string">
            <text:p>./archive_1/1745526537_1382_Wide_Long1745526537_1382_Wide_Long_angle_data.json</text:p>
          </table:table-cell>
          <table:table-cell/>
          <table:table-cell office:value-type="string" calcext:value-type="string">
            <text:p>./archive_1/1745526537_1382_Wide_Long1745526537_1382_Wide_Long_distance_data.json</text:p>
          </table:table-cell>
          <table:table-cell/>
          <table:table-cell office:value-type="string" calcext:value-type="string">
            <text:p>./archive_1/1745526537_1382_Wide_Long1745526537_1382_Wide_Long_sound.wav</text:p>
          </table:table-cell>
        </table:table-row>
        <table:table-row table:style-name="ro1">
          <table:table-cell office:value-type="string" calcext:value-type="string">
            <text:p>./archive_1/1744898932_198_Wide_Long1744898932_198_Wide_Long_angle_data.json</text:p>
          </table:table-cell>
          <table:table-cell/>
          <table:table-cell office:value-type="string" calcext:value-type="string">
            <text:p>./archive_1/1744898932_198_Wide_Long1744898932_198_Wide_Long_distance_data.json</text:p>
          </table:table-cell>
          <table:table-cell/>
          <table:table-cell office:value-type="string" calcext:value-type="string">
            <text:p>./archive_1/1744898932_198_Wide_Long1744898932_198_Wide_Long_sound.wav</text:p>
          </table:table-cell>
        </table:table-row>
        <table:table-row table:style-name="ro1">
          <table:table-cell office:value-type="string" calcext:value-type="string">
            <text:p>./archive_1/1744908262_518_Wide_Long1744908262_518_Wide_Long_angle_data.json</text:p>
          </table:table-cell>
          <table:table-cell/>
          <table:table-cell office:value-type="string" calcext:value-type="string">
            <text:p>./archive_1/1744908262_518_Wide_Long1744908262_518_Wide_Long_distance_data.json</text:p>
          </table:table-cell>
          <table:table-cell/>
          <table:table-cell office:value-type="string" calcext:value-type="string">
            <text:p>./archive_1/1744908262_518_Wide_Long1744908262_518_Wide_Long_sound.wav</text:p>
          </table:table-cell>
        </table:table-row>
        <table:table-row table:style-name="ro1">
          <table:table-cell office:value-type="string" calcext:value-type="string">
            <text:p>./archive_1/1744915268_834_Wide_Long1744915268_834_Wide_Long_angle_data.json</text:p>
          </table:table-cell>
          <table:table-cell/>
          <table:table-cell office:value-type="string" calcext:value-type="string">
            <text:p>./archive_1/1744915268_834_Wide_Long1744915268_834_Wide_Long_distance_data.json</text:p>
          </table:table-cell>
          <table:table-cell/>
          <table:table-cell office:value-type="string" calcext:value-type="string">
            <text:p>./archive_1/1744915268_834_Wide_Long1744915268_834_Wide_Long_sound.wav</text:p>
          </table:table-cell>
        </table:table-row>
        <table:table-row table:style-name="ro1">
          <table:table-cell office:value-type="string" calcext:value-type="string">
            <text:p>./archive_1/1745514959_144_Wide_Long1745514959_144_Wide_Long_angle_data.json</text:p>
          </table:table-cell>
          <table:table-cell/>
          <table:table-cell office:value-type="string" calcext:value-type="string">
            <text:p>./archive_1/1745514959_144_Wide_Long1745514959_144_Wide_Long_distance_data.json</text:p>
          </table:table-cell>
          <table:table-cell/>
          <table:table-cell office:value-type="string" calcext:value-type="string">
            <text:p>./archive_1/1745514959_144_Wide_Long1745514959_144_Wide_Long_sound.wav</text:p>
          </table:table-cell>
        </table:table-row>
        <table:table-row table:style-name="ro1">
          <table:table-cell office:value-type="string" calcext:value-type="string">
            <text:p>./archive_1/1745519709_453_Wide_Long1745519709_453_Wide_Long_angle_data.json</text:p>
          </table:table-cell>
          <table:table-cell/>
          <table:table-cell office:value-type="string" calcext:value-type="string">
            <text:p>./archive_1/1745519709_453_Wide_Long1745519709_453_Wide_Long_distance_data.json</text:p>
          </table:table-cell>
          <table:table-cell/>
          <table:table-cell office:value-type="string" calcext:value-type="string">
            <text:p>./archive_1/1745519709_453_Wide_Long1745519709_453_Wide_Long_sound.wav</text:p>
          </table:table-cell>
        </table:table-row>
        <table:table-row table:style-name="ro1">
          <table:table-cell office:value-type="string" calcext:value-type="string">
            <text:p>./archive_1/1745522334_765_Wide_Long1745522334_765_Wide_Long_angle_data.json</text:p>
          </table:table-cell>
          <table:table-cell/>
          <table:table-cell office:value-type="string" calcext:value-type="string">
            <text:p>./archive_1/1745522334_765_Wide_Long1745522334_765_Wide_Long_distance_data.json</text:p>
          </table:table-cell>
          <table:table-cell/>
          <table:table-cell office:value-type="string" calcext:value-type="string">
            <text:p>./archive_1/1745522334_765_Wide_Long1745522334_765_Wide_Long_sound.wav</text:p>
          </table:table-cell>
        </table:table-row>
        <table:table-row table:style-name="ro1">
          <table:table-cell office:value-type="string" calcext:value-type="string">
            <text:p>./archive_1/1745524223_1073_Wide_Long1745524223_1073_Wide_Long_angle_data.json</text:p>
          </table:table-cell>
          <table:table-cell/>
          <table:table-cell office:value-type="string" calcext:value-type="string">
            <text:p>./archive_1/1745524223_1073_Wide_Long1745524223_1073_Wide_Long_distance_data.json</text:p>
          </table:table-cell>
          <table:table-cell/>
          <table:table-cell office:value-type="string" calcext:value-type="string">
            <text:p>./archive_1/1745524223_1073_Wide_Long1745524223_1073_Wide_Long_sound.wav</text:p>
          </table:table-cell>
        </table:table-row>
        <table:table-row table:style-name="ro1">
          <table:table-cell office:value-type="string" calcext:value-type="string">
            <text:p>./archive_1/1745526541_1383_Wide_Long1745526541_1383_Wide_Long_angle_data.json</text:p>
          </table:table-cell>
          <table:table-cell/>
          <table:table-cell office:value-type="string" calcext:value-type="string">
            <text:p>./archive_1/1745526541_1383_Wide_Long1745526541_1383_Wide_Long_distance_data.json</text:p>
          </table:table-cell>
          <table:table-cell/>
          <table:table-cell office:value-type="string" calcext:value-type="string">
            <text:p>./archive_1/1745526541_1383_Wide_Long1745526541_1383_Wide_Long_sound.wav</text:p>
          </table:table-cell>
        </table:table-row>
        <table:table-row table:style-name="ro1">
          <table:table-cell office:value-type="string" calcext:value-type="string">
            <text:p>./archive_1/1744900084_201_Wide_Long1744900084_201_Wide_Long_angle_data.json</text:p>
          </table:table-cell>
          <table:table-cell/>
          <table:table-cell office:value-type="string" calcext:value-type="string">
            <text:p>./archive_1/1744900084_201_Wide_Long1744900084_201_Wide_Long_distance_data.json</text:p>
          </table:table-cell>
          <table:table-cell/>
          <table:table-cell office:value-type="string" calcext:value-type="string">
            <text:p>./archive_1/1744900084_201_Wide_Long1744900084_201_Wide_Long_sound.wav</text:p>
          </table:table-cell>
        </table:table-row>
        <table:table-row table:style-name="ro1">
          <table:table-cell office:value-type="string" calcext:value-type="string">
            <text:p>./archive_1/1744908282_519_Wide_Long1744908282_519_Wide_Long_angle_data.json</text:p>
          </table:table-cell>
          <table:table-cell/>
          <table:table-cell office:value-type="string" calcext:value-type="string">
            <text:p>./archive_1/1744908282_519_Wide_Long1744908282_519_Wide_Long_distance_data.json</text:p>
          </table:table-cell>
          <table:table-cell/>
          <table:table-cell office:value-type="string" calcext:value-type="string">
            <text:p>./archive_1/1744908282_519_Wide_Long1744908282_519_Wide_Long_sound.wav</text:p>
          </table:table-cell>
        </table:table-row>
        <table:table-row table:style-name="ro1">
          <table:table-cell office:value-type="string" calcext:value-type="string">
            <text:p>./archive_1/1744915288_835_Wide_Long1744915288_835_Wide_Long_angle_data.json</text:p>
          </table:table-cell>
          <table:table-cell/>
          <table:table-cell office:value-type="string" calcext:value-type="string">
            <text:p>./archive_1/1744915288_835_Wide_Long1744915288_835_Wide_Long_distance_data.json</text:p>
          </table:table-cell>
          <table:table-cell/>
          <table:table-cell office:value-type="string" calcext:value-type="string">
            <text:p>./archive_1/1744915288_835_Wide_Long1744915288_835_Wide_Long_sound.wav</text:p>
          </table:table-cell>
        </table:table-row>
        <table:table-row table:style-name="ro1">
          <table:table-cell office:value-type="string" calcext:value-type="string">
            <text:p>./archive_1/1745514963_145_Wide_Long1745514963_145_Wide_Long_angle_data.json</text:p>
          </table:table-cell>
          <table:table-cell/>
          <table:table-cell office:value-type="string" calcext:value-type="string">
            <text:p>./archive_1/1745514963_145_Wide_Long1745514963_145_Wide_Long_distance_data.json</text:p>
          </table:table-cell>
          <table:table-cell/>
          <table:table-cell office:value-type="string" calcext:value-type="string">
            <text:p>./archive_1/1745514963_145_Wide_Long1745514963_145_Wide_Long_sound.wav</text:p>
          </table:table-cell>
        </table:table-row>
        <table:table-row table:style-name="ro1">
          <table:table-cell office:value-type="string" calcext:value-type="string">
            <text:p>./archive_1/1745519713_454_Wide_Long1745519713_454_Wide_Long_angle_data.json</text:p>
          </table:table-cell>
          <table:table-cell/>
          <table:table-cell office:value-type="string" calcext:value-type="string">
            <text:p>./archive_1/1745519713_454_Wide_Long1745519713_454_Wide_Long_distance_data.json</text:p>
          </table:table-cell>
          <table:table-cell/>
          <table:table-cell office:value-type="string" calcext:value-type="string">
            <text:p>./archive_1/1745519713_454_Wide_Long1745519713_454_Wide_Long_sound.wav</text:p>
          </table:table-cell>
        </table:table-row>
        <table:table-row table:style-name="ro1">
          <table:table-cell office:value-type="string" calcext:value-type="string">
            <text:p>./archive_1/1745522339_766_Wide_Long1745522339_766_Wide_Long_angle_data.json</text:p>
          </table:table-cell>
          <table:table-cell/>
          <table:table-cell office:value-type="string" calcext:value-type="string">
            <text:p>./archive_1/1745522339_766_Wide_Long1745522339_766_Wide_Long_distance_data.json</text:p>
          </table:table-cell>
          <table:table-cell/>
          <table:table-cell office:value-type="string" calcext:value-type="string">
            <text:p>./archive_1/1745522339_766_Wide_Long1745522339_766_Wide_Long_sound.wav</text:p>
          </table:table-cell>
        </table:table-row>
        <table:table-row table:style-name="ro1">
          <table:table-cell office:value-type="string" calcext:value-type="string">
            <text:p>./archive_1/1745524228_1074_Wide_Long1745524228_1074_Wide_Long_angle_data.json</text:p>
          </table:table-cell>
          <table:table-cell/>
          <table:table-cell office:value-type="string" calcext:value-type="string">
            <text:p>./archive_1/1745524228_1074_Wide_Long1745524228_1074_Wide_Long_distance_data.json</text:p>
          </table:table-cell>
          <table:table-cell/>
          <table:table-cell office:value-type="string" calcext:value-type="string">
            <text:p>./archive_1/1745524228_1074_Wide_Long1745524228_1074_Wide_Long_sound.wav</text:p>
          </table:table-cell>
        </table:table-row>
        <table:table-row table:style-name="ro1">
          <table:table-cell office:value-type="string" calcext:value-type="string">
            <text:p>./archive_1/1745526546_1384_Wide_Long1745526546_1384_Wide_Long_angle_data.json</text:p>
          </table:table-cell>
          <table:table-cell/>
          <table:table-cell office:value-type="string" calcext:value-type="string">
            <text:p>./archive_1/1745526546_1384_Wide_Long1745526546_1384_Wide_Long_distance_data.json</text:p>
          </table:table-cell>
          <table:table-cell/>
          <table:table-cell office:value-type="string" calcext:value-type="string">
            <text:p>./archive_1/1745526546_1384_Wide_Long1745526546_1384_Wide_Long_sound.wav</text:p>
          </table:table-cell>
        </table:table-row>
        <table:table-row table:style-name="ro1">
          <table:table-cell office:value-type="string" calcext:value-type="string">
            <text:p>./archive_1/1744900105_202_Wide_Long1744900105_202_Wide_Long_angle_data.json</text:p>
          </table:table-cell>
          <table:table-cell/>
          <table:table-cell office:value-type="string" calcext:value-type="string">
            <text:p>./archive_1/1744900105_202_Wide_Long1744900105_202_Wide_Long_distance_data.json</text:p>
          </table:table-cell>
          <table:table-cell/>
          <table:table-cell office:value-type="string" calcext:value-type="string">
            <text:p>./archive_1/1744900105_202_Wide_Long1744900105_202_Wide_Long_sound.wav</text:p>
          </table:table-cell>
        </table:table-row>
        <table:table-row table:style-name="ro1">
          <table:table-cell office:value-type="string" calcext:value-type="string">
            <text:p>./archive_1/1744908301_520_Wide_Long1744908301_520_Wide_Long_angle_data.json</text:p>
          </table:table-cell>
          <table:table-cell/>
          <table:table-cell office:value-type="string" calcext:value-type="string">
            <text:p>./archive_1/1744908301_520_Wide_Long1744908301_520_Wide_Long_distance_data.json</text:p>
          </table:table-cell>
          <table:table-cell/>
          <table:table-cell office:value-type="string" calcext:value-type="string">
            <text:p>./archive_1/1744908301_520_Wide_Long1744908301_520_Wide_Long_sound.wav</text:p>
          </table:table-cell>
        </table:table-row>
        <table:table-row table:style-name="ro1">
          <table:table-cell office:value-type="string" calcext:value-type="string">
            <text:p>./archive_1/1744915307_836_Wide_Long1744915307_836_Wide_Long_angle_data.json</text:p>
          </table:table-cell>
          <table:table-cell/>
          <table:table-cell office:value-type="string" calcext:value-type="string">
            <text:p>./archive_1/1744915307_836_Wide_Long1744915307_836_Wide_Long_distance_data.json</text:p>
          </table:table-cell>
          <table:table-cell/>
          <table:table-cell office:value-type="string" calcext:value-type="string">
            <text:p>./archive_1/1744915307_836_Wide_Long1744915307_836_Wide_Long_sound.wav</text:p>
          </table:table-cell>
        </table:table-row>
        <table:table-row table:style-name="ro1">
          <table:table-cell office:value-type="string" calcext:value-type="string">
            <text:p>./archive_1/1745514967_146_Wide_Long1745514967_146_Wide_Long_angle_data.json</text:p>
          </table:table-cell>
          <table:table-cell/>
          <table:table-cell office:value-type="string" calcext:value-type="string">
            <text:p>./archive_1/1745514967_146_Wide_Long1745514967_146_Wide_Long_distance_data.json</text:p>
          </table:table-cell>
          <table:table-cell/>
          <table:table-cell office:value-type="string" calcext:value-type="string">
            <text:p>./archive_1/1745514967_146_Wide_Long1745514967_146_Wide_Long_sound.wav</text:p>
          </table:table-cell>
        </table:table-row>
        <table:table-row table:style-name="ro1">
          <table:table-cell office:value-type="string" calcext:value-type="string">
            <text:p>./archive_1/1745519720_455_Wide_Long1745519720_455_Wide_Long_angle_data.json</text:p>
          </table:table-cell>
          <table:table-cell/>
          <table:table-cell office:value-type="string" calcext:value-type="string">
            <text:p>./archive_1/1745519720_455_Wide_Long1745519720_455_Wide_Long_distance_data.json</text:p>
          </table:table-cell>
          <table:table-cell/>
          <table:table-cell office:value-type="string" calcext:value-type="string">
            <text:p>./archive_1/1745519720_455_Wide_Long1745519720_455_Wide_Long_sound.wav</text:p>
          </table:table-cell>
        </table:table-row>
        <table:table-row table:style-name="ro1">
          <table:table-cell office:value-type="string" calcext:value-type="string">
            <text:p>./archive_1/1745522343_767_Wide_Long1745522343_767_Wide_Long_angle_data.json</text:p>
          </table:table-cell>
          <table:table-cell/>
          <table:table-cell office:value-type="string" calcext:value-type="string">
            <text:p>./archive_1/1745522343_767_Wide_Long1745522343_767_Wide_Long_distance_data.json</text:p>
          </table:table-cell>
          <table:table-cell/>
          <table:table-cell office:value-type="string" calcext:value-type="string">
            <text:p>./archive_1/1745522343_767_Wide_Long1745522343_767_Wide_Long_sound.wav</text:p>
          </table:table-cell>
        </table:table-row>
        <table:table-row table:style-name="ro1">
          <table:table-cell office:value-type="string" calcext:value-type="string">
            <text:p>./archive_1/1745524232_1075_Wide_Long1745524232_1075_Wide_Long_angle_data.json</text:p>
          </table:table-cell>
          <table:table-cell/>
          <table:table-cell office:value-type="string" calcext:value-type="string">
            <text:p>./archive_1/1745524232_1075_Wide_Long1745524232_1075_Wide_Long_distance_data.json</text:p>
          </table:table-cell>
          <table:table-cell/>
          <table:table-cell office:value-type="string" calcext:value-type="string">
            <text:p>./archive_1/1745524232_1075_Wide_Long1745524232_1075_Wide_Long_sound.wav</text:p>
          </table:table-cell>
        </table:table-row>
        <table:table-row table:style-name="ro1">
          <table:table-cell office:value-type="string" calcext:value-type="string">
            <text:p>./archive_1/1745526551_1385_Wide_Long1745526551_1385_Wide_Long_angle_data.json</text:p>
          </table:table-cell>
          <table:table-cell/>
          <table:table-cell office:value-type="string" calcext:value-type="string">
            <text:p>./archive_1/1745526551_1385_Wide_Long1745526551_1385_Wide_Long_distance_data.json</text:p>
          </table:table-cell>
          <table:table-cell/>
          <table:table-cell office:value-type="string" calcext:value-type="string">
            <text:p>./archive_1/1745526551_1385_Wide_Long1745526551_1385_Wide_Long_sound.wav</text:p>
          </table:table-cell>
        </table:table-row>
        <table:table-row table:style-name="ro1">
          <table:table-cell office:value-type="string" calcext:value-type="string">
            <text:p>./archive_1/1744900123_203_Wide_Long1744900123_203_Wide_Long_angle_data.json</text:p>
          </table:table-cell>
          <table:table-cell/>
          <table:table-cell office:value-type="string" calcext:value-type="string">
            <text:p>./archive_1/1744900123_203_Wide_Long1744900123_203_Wide_Long_distance_data.json</text:p>
          </table:table-cell>
          <table:table-cell/>
          <table:table-cell office:value-type="string" calcext:value-type="string">
            <text:p>./archive_1/1744900123_203_Wide_Long1744900123_203_Wide_Long_sound.wav</text:p>
          </table:table-cell>
        </table:table-row>
        <table:table-row table:style-name="ro1">
          <table:table-cell office:value-type="string" calcext:value-type="string">
            <text:p>./archive_1/1744908320_521_Wide_Long1744908320_521_Wide_Long_angle_data.json</text:p>
          </table:table-cell>
          <table:table-cell/>
          <table:table-cell office:value-type="string" calcext:value-type="string">
            <text:p>./archive_1/1744908320_521_Wide_Long1744908320_521_Wide_Long_distance_data.json</text:p>
          </table:table-cell>
          <table:table-cell/>
          <table:table-cell office:value-type="string" calcext:value-type="string">
            <text:p>./archive_1/1744908320_521_Wide_Long1744908320_521_Wide_Long_sound.wav</text:p>
          </table:table-cell>
        </table:table-row>
        <table:table-row table:style-name="ro1">
          <table:table-cell office:value-type="string" calcext:value-type="string">
            <text:p>./archive_1/1744915327_837_Wide_Long1744915327_837_Wide_Long_angle_data.json</text:p>
          </table:table-cell>
          <table:table-cell/>
          <table:table-cell office:value-type="string" calcext:value-type="string">
            <text:p>./archive_1/1744915327_837_Wide_Long1744915327_837_Wide_Long_distance_data.json</text:p>
          </table:table-cell>
          <table:table-cell/>
          <table:table-cell office:value-type="string" calcext:value-type="string">
            <text:p>./archive_1/1744915327_837_Wide_Long1744915327_837_Wide_Long_sound.wav</text:p>
          </table:table-cell>
        </table:table-row>
        <table:table-row table:style-name="ro1">
          <table:table-cell office:value-type="string" calcext:value-type="string">
            <text:p>./archive_1/1745514972_147_Wide_Long1745514972_147_Wide_Long_angle_data.json</text:p>
          </table:table-cell>
          <table:table-cell/>
          <table:table-cell office:value-type="string" calcext:value-type="string">
            <text:p>./archive_1/1745514972_147_Wide_Long1745514972_147_Wide_Long_distance_data.json</text:p>
          </table:table-cell>
          <table:table-cell/>
          <table:table-cell office:value-type="string" calcext:value-type="string">
            <text:p>./archive_1/1745514972_147_Wide_Long1745514972_147_Wide_Long_sound.wav</text:p>
          </table:table-cell>
        </table:table-row>
        <table:table-row table:style-name="ro1">
          <table:table-cell office:value-type="string" calcext:value-type="string">
            <text:p>./archive_1/1745519725_456_Wide_Long1745519725_456_Wide_Long_angle_data.json</text:p>
          </table:table-cell>
          <table:table-cell/>
          <table:table-cell office:value-type="string" calcext:value-type="string">
            <text:p>./archive_1/1745519725_456_Wide_Long1745519725_456_Wide_Long_distance_data.json</text:p>
          </table:table-cell>
          <table:table-cell/>
          <table:table-cell office:value-type="string" calcext:value-type="string">
            <text:p>./archive_1/1745519725_456_Wide_Long1745519725_456_Wide_Long_sound.wav</text:p>
          </table:table-cell>
        </table:table-row>
        <table:table-row table:style-name="ro1">
          <table:table-cell office:value-type="string" calcext:value-type="string">
            <text:p>./archive_1/1745522348_768_Wide_Long1745522348_768_Wide_Long_angle_data.json</text:p>
          </table:table-cell>
          <table:table-cell/>
          <table:table-cell office:value-type="string" calcext:value-type="string">
            <text:p>./archive_1/1745522348_768_Wide_Long1745522348_768_Wide_Long_distance_data.json</text:p>
          </table:table-cell>
          <table:table-cell/>
          <table:table-cell office:value-type="string" calcext:value-type="string">
            <text:p>./archive_1/1745522348_768_Wide_Long1745522348_768_Wide_Long_sound.wav</text:p>
          </table:table-cell>
        </table:table-row>
        <table:table-row table:style-name="ro1">
          <table:table-cell office:value-type="string" calcext:value-type="string">
            <text:p>./archive_1/1745524237_1076_Wide_Long1745524237_1076_Wide_Long_angle_data.json</text:p>
          </table:table-cell>
          <table:table-cell/>
          <table:table-cell office:value-type="string" calcext:value-type="string">
            <text:p>./archive_1/1745524237_1076_Wide_Long1745524237_1076_Wide_Long_distance_data.json</text:p>
          </table:table-cell>
          <table:table-cell/>
          <table:table-cell office:value-type="string" calcext:value-type="string">
            <text:p>./archive_1/1745524237_1076_Wide_Long1745524237_1076_Wide_Long_sound.wav</text:p>
          </table:table-cell>
        </table:table-row>
        <table:table-row table:style-name="ro1">
          <table:table-cell office:value-type="string" calcext:value-type="string">
            <text:p>./archive_1/1745526556_1386_Wide_Long1745526556_1386_Wide_Long_angle_data.json</text:p>
          </table:table-cell>
          <table:table-cell/>
          <table:table-cell office:value-type="string" calcext:value-type="string">
            <text:p>./archive_1/1745526556_1386_Wide_Long1745526556_1386_Wide_Long_distance_data.json</text:p>
          </table:table-cell>
          <table:table-cell/>
          <table:table-cell office:value-type="string" calcext:value-type="string">
            <text:p>./archive_1/1745526556_1386_Wide_Long1745526556_1386_Wide_Long_sound.wav</text:p>
          </table:table-cell>
        </table:table-row>
        <table:table-row table:style-name="ro1">
          <table:table-cell office:value-type="string" calcext:value-type="string">
            <text:p>./archive_1/1744900142_204_Wide_Long1744900142_204_Wide_Long_angle_data.json</text:p>
          </table:table-cell>
          <table:table-cell/>
          <table:table-cell office:value-type="string" calcext:value-type="string">
            <text:p>./archive_1/1744900142_204_Wide_Long1744900142_204_Wide_Long_distance_data.json</text:p>
          </table:table-cell>
          <table:table-cell/>
          <table:table-cell office:value-type="string" calcext:value-type="string">
            <text:p>./archive_1/1744900142_204_Wide_Long1744900142_204_Wide_Long_sound.wav</text:p>
          </table:table-cell>
        </table:table-row>
        <table:table-row table:style-name="ro1">
          <table:table-cell office:value-type="string" calcext:value-type="string">
            <text:p>./archive_1/1744908359_523_Wide_Long1744908359_523_Wide_Long_angle_data.json</text:p>
          </table:table-cell>
          <table:table-cell/>
          <table:table-cell office:value-type="string" calcext:value-type="string">
            <text:p>./archive_1/1744908359_523_Wide_Long1744908359_523_Wide_Long_distance_data.json</text:p>
          </table:table-cell>
          <table:table-cell/>
          <table:table-cell office:value-type="string" calcext:value-type="string">
            <text:p>./archive_1/1744908359_523_Wide_Long1744908359_523_Wide_Long_sound.wav</text:p>
          </table:table-cell>
        </table:table-row>
        <table:table-row table:style-name="ro1">
          <table:table-cell office:value-type="string" calcext:value-type="string">
            <text:p>./archive_1/1744915347_838_Wide_Long1744915347_838_Wide_Long_angle_data.json</text:p>
          </table:table-cell>
          <table:table-cell/>
          <table:table-cell office:value-type="string" calcext:value-type="string">
            <text:p>./archive_1/1744915347_838_Wide_Long1744915347_838_Wide_Long_distance_data.json</text:p>
          </table:table-cell>
          <table:table-cell/>
          <table:table-cell office:value-type="string" calcext:value-type="string">
            <text:p>./archive_1/1744915347_838_Wide_Long1744915347_838_Wide_Long_sound.wav</text:p>
          </table:table-cell>
        </table:table-row>
        <table:table-row table:style-name="ro1">
          <table:table-cell office:value-type="string" calcext:value-type="string">
            <text:p>./archive_1/1745514977_148_Wide_Long1745514977_148_Wide_Long_angle_data.json</text:p>
          </table:table-cell>
          <table:table-cell/>
          <table:table-cell office:value-type="string" calcext:value-type="string">
            <text:p>./archive_1/1745514977_148_Wide_Long1745514977_148_Wide_Long_distance_data.json</text:p>
          </table:table-cell>
          <table:table-cell/>
          <table:table-cell office:value-type="string" calcext:value-type="string">
            <text:p>./archive_1/1745514977_148_Wide_Long1745514977_148_Wide_Long_sound.wav</text:p>
          </table:table-cell>
        </table:table-row>
        <table:table-row table:style-name="ro1">
          <table:table-cell office:value-type="string" calcext:value-type="string">
            <text:p>./archive_1/1745519730_457_Wide_Long1745519730_457_Wide_Long_angle_data.json</text:p>
          </table:table-cell>
          <table:table-cell/>
          <table:table-cell office:value-type="string" calcext:value-type="string">
            <text:p>./archive_1/1745519730_457_Wide_Long1745519730_457_Wide_Long_distance_data.json</text:p>
          </table:table-cell>
          <table:table-cell/>
          <table:table-cell office:value-type="string" calcext:value-type="string">
            <text:p>./archive_1/1745519730_457_Wide_Long1745519730_457_Wide_Long_sound.wav</text:p>
          </table:table-cell>
        </table:table-row>
        <table:table-row table:style-name="ro1">
          <table:table-cell office:value-type="string" calcext:value-type="string">
            <text:p>./archive_1/1745522353_769_Wide_Long1745522353_769_Wide_Long_angle_data.json</text:p>
          </table:table-cell>
          <table:table-cell/>
          <table:table-cell office:value-type="string" calcext:value-type="string">
            <text:p>./archive_1/1745522353_769_Wide_Long1745522353_769_Wide_Long_distance_data.json</text:p>
          </table:table-cell>
          <table:table-cell/>
          <table:table-cell office:value-type="string" calcext:value-type="string">
            <text:p>./archive_1/1745522353_769_Wide_Long1745522353_769_Wide_Long_sound.wav</text:p>
          </table:table-cell>
        </table:table-row>
        <table:table-row table:style-name="ro1">
          <table:table-cell office:value-type="string" calcext:value-type="string">
            <text:p>./archive_1/1745524241_1077_Wide_Long1745524241_1077_Wide_Long_angle_data.json</text:p>
          </table:table-cell>
          <table:table-cell/>
          <table:table-cell office:value-type="string" calcext:value-type="string">
            <text:p>./archive_1/1745524241_1077_Wide_Long1745524241_1077_Wide_Long_distance_data.json</text:p>
          </table:table-cell>
          <table:table-cell/>
          <table:table-cell office:value-type="string" calcext:value-type="string">
            <text:p>./archive_1/1745524241_1077_Wide_Long1745524241_1077_Wide_Long_sound.wav</text:p>
          </table:table-cell>
        </table:table-row>
        <table:table-row table:style-name="ro1">
          <table:table-cell office:value-type="string" calcext:value-type="string">
            <text:p>./archive_1/1745526560_1387_Wide_Long1745526560_1387_Wide_Long_angle_data.json</text:p>
          </table:table-cell>
          <table:table-cell/>
          <table:table-cell office:value-type="string" calcext:value-type="string">
            <text:p>./archive_1/1745526560_1387_Wide_Long1745526560_1387_Wide_Long_distance_data.json</text:p>
          </table:table-cell>
          <table:table-cell/>
          <table:table-cell office:value-type="string" calcext:value-type="string">
            <text:p>./archive_1/1745526560_1387_Wide_Long1745526560_1387_Wide_Long_sound.wav</text:p>
          </table:table-cell>
        </table:table-row>
        <table:table-row table:style-name="ro1">
          <table:table-cell office:value-type="string" calcext:value-type="string">
            <text:p>./archive_1/1744900161_205_Wide_Long1744900161_205_Wide_Long_angle_data.json</text:p>
          </table:table-cell>
          <table:table-cell/>
          <table:table-cell office:value-type="string" calcext:value-type="string">
            <text:p>./archive_1/1744900161_205_Wide_Long1744900161_205_Wide_Long_distance_data.json</text:p>
          </table:table-cell>
          <table:table-cell/>
          <table:table-cell office:value-type="string" calcext:value-type="string">
            <text:p>./archive_1/1744900161_205_Wide_Long1744900161_205_Wide_Long_sound.wav</text:p>
          </table:table-cell>
        </table:table-row>
        <table:table-row table:style-name="ro1">
          <table:table-cell office:value-type="string" calcext:value-type="string">
            <text:p>./archive_1/1744908383_524_Wide_Long1744908383_524_Wide_Long_angle_data.json</text:p>
          </table:table-cell>
          <table:table-cell/>
          <table:table-cell office:value-type="string" calcext:value-type="string">
            <text:p>./archive_1/1744908383_524_Wide_Long1744908383_524_Wide_Long_distance_data.json</text:p>
          </table:table-cell>
          <table:table-cell/>
          <table:table-cell office:value-type="string" calcext:value-type="string">
            <text:p>./archive_1/1744908383_524_Wide_Long1744908383_524_Wide_Long_sound.wav</text:p>
          </table:table-cell>
        </table:table-row>
        <table:table-row table:style-name="ro1">
          <table:table-cell office:value-type="string" calcext:value-type="string">
            <text:p>./archive_1/1744915367_839_Wide_Long1744915367_839_Wide_Long_angle_data.json</text:p>
          </table:table-cell>
          <table:table-cell/>
          <table:table-cell office:value-type="string" calcext:value-type="string">
            <text:p>./archive_1/1744915367_839_Wide_Long1744915367_839_Wide_Long_distance_data.json</text:p>
          </table:table-cell>
          <table:table-cell/>
          <table:table-cell office:value-type="string" calcext:value-type="string">
            <text:p>./archive_1/1744915367_839_Wide_Long1744915367_839_Wide_Long_sound.wav</text:p>
          </table:table-cell>
        </table:table-row>
        <table:table-row table:style-name="ro1">
          <table:table-cell office:value-type="string" calcext:value-type="string">
            <text:p>./archive_1/1745514982_149_Wide_Long1745514982_149_Wide_Long_angle_data.json</text:p>
          </table:table-cell>
          <table:table-cell/>
          <table:table-cell office:value-type="string" calcext:value-type="string">
            <text:p>./archive_1/1745514982_149_Wide_Long1745514982_149_Wide_Long_distance_data.json</text:p>
          </table:table-cell>
          <table:table-cell/>
          <table:table-cell office:value-type="string" calcext:value-type="string">
            <text:p>./archive_1/1745514982_149_Wide_Long1745514982_149_Wide_Long_sound.wav</text:p>
          </table:table-cell>
        </table:table-row>
        <table:table-row table:style-name="ro1">
          <table:table-cell office:value-type="string" calcext:value-type="string">
            <text:p>./archive_1/1745519735_458_Wide_Long1745519735_458_Wide_Long_angle_data.json</text:p>
          </table:table-cell>
          <table:table-cell/>
          <table:table-cell office:value-type="string" calcext:value-type="string">
            <text:p>./archive_1/1745519735_458_Wide_Long1745519735_458_Wide_Long_distance_data.json</text:p>
          </table:table-cell>
          <table:table-cell/>
          <table:table-cell office:value-type="string" calcext:value-type="string">
            <text:p>./archive_1/1745519735_458_Wide_Long1745519735_458_Wide_Long_sound.wav</text:p>
          </table:table-cell>
        </table:table-row>
        <table:table-row table:style-name="ro1">
          <table:table-cell office:value-type="string" calcext:value-type="string">
            <text:p>./archive_1/1745522357_770_Wide_Long1745522357_770_Wide_Long_angle_data.json</text:p>
          </table:table-cell>
          <table:table-cell/>
          <table:table-cell office:value-type="string" calcext:value-type="string">
            <text:p>./archive_1/1745522357_770_Wide_Long1745522357_770_Wide_Long_distance_data.json</text:p>
          </table:table-cell>
          <table:table-cell/>
          <table:table-cell office:value-type="string" calcext:value-type="string">
            <text:p>./archive_1/1745522357_770_Wide_Long1745522357_770_Wide_Long_sound.wav</text:p>
          </table:table-cell>
        </table:table-row>
        <table:table-row table:style-name="ro1">
          <table:table-cell office:value-type="string" calcext:value-type="string">
            <text:p>./archive_1/1745524245_1078_Wide_Long1745524245_1078_Wide_Long_angle_data.json</text:p>
          </table:table-cell>
          <table:table-cell/>
          <table:table-cell office:value-type="string" calcext:value-type="string">
            <text:p>./archive_1/1745524245_1078_Wide_Long1745524245_1078_Wide_Long_distance_data.json</text:p>
          </table:table-cell>
          <table:table-cell/>
          <table:table-cell office:value-type="string" calcext:value-type="string">
            <text:p>./archive_1/1745524245_1078_Wide_Long1745524245_1078_Wide_Long_sound.wav</text:p>
          </table:table-cell>
        </table:table-row>
        <table:table-row table:style-name="ro1">
          <table:table-cell office:value-type="string" calcext:value-type="string">
            <text:p>./archive_1/1745526565_1388_Wide_Long1745526565_1388_Wide_Long_angle_data.json</text:p>
          </table:table-cell>
          <table:table-cell/>
          <table:table-cell office:value-type="string" calcext:value-type="string">
            <text:p>./archive_1/1745526565_1388_Wide_Long1745526565_1388_Wide_Long_distance_data.json</text:p>
          </table:table-cell>
          <table:table-cell/>
          <table:table-cell office:value-type="string" calcext:value-type="string">
            <text:p>./archive_1/1745526565_1388_Wide_Long1745526565_1388_Wide_Long_sound.wav</text:p>
          </table:table-cell>
        </table:table-row>
        <table:table-row table:style-name="ro1">
          <table:table-cell office:value-type="string" calcext:value-type="string">
            <text:p>./archive_1/1744900182_206_Wide_Long1744900182_206_Wide_Long_angle_data.json</text:p>
          </table:table-cell>
          <table:table-cell/>
          <table:table-cell office:value-type="string" calcext:value-type="string">
            <text:p>./archive_1/1744900182_206_Wide_Long1744900182_206_Wide_Long_distance_data.json</text:p>
          </table:table-cell>
          <table:table-cell/>
          <table:table-cell office:value-type="string" calcext:value-type="string">
            <text:p>./archive_1/1744900182_206_Wide_Long1744900182_206_Wide_Long_sound.wav</text:p>
          </table:table-cell>
        </table:table-row>
        <table:table-row table:style-name="ro1">
          <table:table-cell office:value-type="string" calcext:value-type="string">
            <text:p>./archive_1/1744908403_525_Wide_Long1744908403_525_Wide_Long_angle_data.json</text:p>
          </table:table-cell>
          <table:table-cell/>
          <table:table-cell office:value-type="string" calcext:value-type="string">
            <text:p>./archive_1/1744908403_525_Wide_Long1744908403_525_Wide_Long_distance_data.json</text:p>
          </table:table-cell>
          <table:table-cell/>
          <table:table-cell office:value-type="string" calcext:value-type="string">
            <text:p>./archive_1/1744908403_525_Wide_Long1744908403_525_Wide_Long_sound.wav</text:p>
          </table:table-cell>
        </table:table-row>
        <table:table-row table:style-name="ro1">
          <table:table-cell office:value-type="string" calcext:value-type="string">
            <text:p>./archive_1/1744915386_840_Wide_Long1744915386_840_Wide_Long_angle_data.json</text:p>
          </table:table-cell>
          <table:table-cell/>
          <table:table-cell office:value-type="string" calcext:value-type="string">
            <text:p>./archive_1/1744915386_840_Wide_Long1744915386_840_Wide_Long_distance_data.json</text:p>
          </table:table-cell>
          <table:table-cell/>
          <table:table-cell office:value-type="string" calcext:value-type="string">
            <text:p>./archive_1/1744915386_840_Wide_Long1744915386_840_Wide_Long_sound.wav</text:p>
          </table:table-cell>
        </table:table-row>
        <table:table-row table:style-name="ro1">
          <table:table-cell office:value-type="string" calcext:value-type="string">
            <text:p>./archive_1/1745514989_150_Wide_Long1745514989_150_Wide_Long_angle_data.json</text:p>
          </table:table-cell>
          <table:table-cell/>
          <table:table-cell office:value-type="string" calcext:value-type="string">
            <text:p>./archive_1/1745514989_150_Wide_Long1745514989_150_Wide_Long_distance_data.json</text:p>
          </table:table-cell>
          <table:table-cell/>
          <table:table-cell office:value-type="string" calcext:value-type="string">
            <text:p>./archive_1/1745514989_150_Wide_Long1745514989_150_Wide_Long_sound.wav</text:p>
          </table:table-cell>
        </table:table-row>
        <table:table-row table:style-name="ro1">
          <table:table-cell office:value-type="string" calcext:value-type="string">
            <text:p>./archive_1/1745519739_459_Wide_Long1745519739_459_Wide_Long_angle_data.json</text:p>
          </table:table-cell>
          <table:table-cell/>
          <table:table-cell office:value-type="string" calcext:value-type="string">
            <text:p>./archive_1/1745519739_459_Wide_Long1745519739_459_Wide_Long_distance_data.json</text:p>
          </table:table-cell>
          <table:table-cell/>
          <table:table-cell office:value-type="string" calcext:value-type="string">
            <text:p>./archive_1/1745519739_459_Wide_Long1745519739_459_Wide_Long_sound.wav</text:p>
          </table:table-cell>
        </table:table-row>
        <table:table-row table:style-name="ro1">
          <table:table-cell office:value-type="string" calcext:value-type="string">
            <text:p>./archive_1/1745522362_771_Wide_Long1745522362_771_Wide_Long_angle_data.json</text:p>
          </table:table-cell>
          <table:table-cell/>
          <table:table-cell office:value-type="string" calcext:value-type="string">
            <text:p>./archive_1/1745522362_771_Wide_Long1745522362_771_Wide_Long_distance_data.json</text:p>
          </table:table-cell>
          <table:table-cell/>
          <table:table-cell office:value-type="string" calcext:value-type="string">
            <text:p>./archive_1/1745522362_771_Wide_Long1745522362_771_Wide_Long_sound.wav</text:p>
          </table:table-cell>
        </table:table-row>
        <table:table-row table:style-name="ro1">
          <table:table-cell office:value-type="string" calcext:value-type="string">
            <text:p>./archive_1/1745524250_1079_Wide_Long1745524250_1079_Wide_Long_angle_data.json</text:p>
          </table:table-cell>
          <table:table-cell/>
          <table:table-cell office:value-type="string" calcext:value-type="string">
            <text:p>./archive_1/1745524250_1079_Wide_Long1745524250_1079_Wide_Long_distance_data.json</text:p>
          </table:table-cell>
          <table:table-cell/>
          <table:table-cell office:value-type="string" calcext:value-type="string">
            <text:p>./archive_1/1745524250_1079_Wide_Long1745524250_1079_Wide_Long_sound.wav</text:p>
          </table:table-cell>
        </table:table-row>
        <table:table-row table:style-name="ro1">
          <table:table-cell office:value-type="string" calcext:value-type="string">
            <text:p>./archive_1/1745526578_1389_Wide_Long1745526578_1389_Wide_Long_angle_data.json</text:p>
          </table:table-cell>
          <table:table-cell/>
          <table:table-cell office:value-type="string" calcext:value-type="string">
            <text:p>./archive_1/1745526578_1389_Wide_Long1745526578_1389_Wide_Long_distance_data.json</text:p>
          </table:table-cell>
          <table:table-cell/>
          <table:table-cell office:value-type="string" calcext:value-type="string">
            <text:p>./archive_1/1745526578_1389_Wide_Long1745526578_1389_Wide_Long_sound.wav</text:p>
          </table:table-cell>
        </table:table-row>
        <table:table-row table:style-name="ro1">
          <table:table-cell office:value-type="string" calcext:value-type="string">
            <text:p>./archive_1/1744900202_207_Wide_Long1744900202_207_Wide_Long_angle_data.json</text:p>
          </table:table-cell>
          <table:table-cell/>
          <table:table-cell office:value-type="string" calcext:value-type="string">
            <text:p>./archive_1/1744900202_207_Wide_Long1744900202_207_Wide_Long_distance_data.json</text:p>
          </table:table-cell>
          <table:table-cell/>
          <table:table-cell office:value-type="string" calcext:value-type="string">
            <text:p>./archive_1/1744900202_207_Wide_Long1744900202_207_Wide_Long_sound.wav</text:p>
          </table:table-cell>
        </table:table-row>
        <table:table-row table:style-name="ro1">
          <table:table-cell office:value-type="string" calcext:value-type="string">
            <text:p>./archive_1/1744908422_526_Wide_Long1744908422_526_Wide_Long_angle_data.json</text:p>
          </table:table-cell>
          <table:table-cell/>
          <table:table-cell office:value-type="string" calcext:value-type="string">
            <text:p>./archive_1/1744908422_526_Wide_Long1744908422_526_Wide_Long_distance_data.json</text:p>
          </table:table-cell>
          <table:table-cell/>
          <table:table-cell office:value-type="string" calcext:value-type="string">
            <text:p>./archive_1/1744908422_526_Wide_Long1744908422_526_Wide_Long_sound.wav</text:p>
          </table:table-cell>
        </table:table-row>
        <table:table-row table:style-name="ro1">
          <table:table-cell office:value-type="string" calcext:value-type="string">
            <text:p>./archive_1/1744915406_841_Wide_Long1744915406_841_Wide_Long_angle_data.json</text:p>
          </table:table-cell>
          <table:table-cell/>
          <table:table-cell office:value-type="string" calcext:value-type="string">
            <text:p>./archive_1/1744915406_841_Wide_Long1744915406_841_Wide_Long_distance_data.json</text:p>
          </table:table-cell>
          <table:table-cell/>
          <table:table-cell office:value-type="string" calcext:value-type="string">
            <text:p>./archive_1/1744915406_841_Wide_Long1744915406_841_Wide_Long_sound.wav</text:p>
          </table:table-cell>
        </table:table-row>
        <table:table-row table:style-name="ro1">
          <table:table-cell office:value-type="string" calcext:value-type="string">
            <text:p>./archive_1/1745515033_151_Wide_Long1745515033_151_Wide_Long_angle_data.json</text:p>
          </table:table-cell>
          <table:table-cell/>
          <table:table-cell office:value-type="string" calcext:value-type="string">
            <text:p>./archive_1/1745515033_151_Wide_Long1745515033_151_Wide_Long_distance_data.json</text:p>
          </table:table-cell>
          <table:table-cell/>
          <table:table-cell office:value-type="string" calcext:value-type="string">
            <text:p>./archive_1/1745515033_151_Wide_Long1745515033_151_Wide_Long_sound.wav</text:p>
          </table:table-cell>
        </table:table-row>
        <table:table-row table:style-name="ro1">
          <table:table-cell office:value-type="string" calcext:value-type="string">
            <text:p>./archive_1/1745519744_460_Wide_Long1745519744_460_Wide_Long_angle_data.json</text:p>
          </table:table-cell>
          <table:table-cell/>
          <table:table-cell office:value-type="string" calcext:value-type="string">
            <text:p>./archive_1/1745519744_460_Wide_Long1745519744_460_Wide_Long_distance_data.json</text:p>
          </table:table-cell>
          <table:table-cell/>
          <table:table-cell office:value-type="string" calcext:value-type="string">
            <text:p>./archive_1/1745519744_460_Wide_Long1745519744_460_Wide_Long_sound.wav</text:p>
          </table:table-cell>
        </table:table-row>
        <table:table-row table:style-name="ro1">
          <table:table-cell office:value-type="string" calcext:value-type="string">
            <text:p>./archive_1/1745522366_772_Wide_Long1745522366_772_Wide_Long_angle_data.json</text:p>
          </table:table-cell>
          <table:table-cell/>
          <table:table-cell office:value-type="string" calcext:value-type="string">
            <text:p>./archive_1/1745522366_772_Wide_Long1745522366_772_Wide_Long_distance_data.json</text:p>
          </table:table-cell>
          <table:table-cell/>
          <table:table-cell office:value-type="string" calcext:value-type="string">
            <text:p>./archive_1/1745522366_772_Wide_Long1745522366_772_Wide_Long_sound.wav</text:p>
          </table:table-cell>
        </table:table-row>
        <table:table-row table:style-name="ro1">
          <table:table-cell office:value-type="string" calcext:value-type="string">
            <text:p>./archive_1/1745524255_1080_Wide_Long1745524255_1080_Wide_Long_angle_data.json</text:p>
          </table:table-cell>
          <table:table-cell/>
          <table:table-cell office:value-type="string" calcext:value-type="string">
            <text:p>./archive_1/1745524255_1080_Wide_Long1745524255_1080_Wide_Long_distance_data.json</text:p>
          </table:table-cell>
          <table:table-cell/>
          <table:table-cell office:value-type="string" calcext:value-type="string">
            <text:p>./archive_1/1745524255_1080_Wide_Long1745524255_1080_Wide_Long_sound.wav</text:p>
          </table:table-cell>
        </table:table-row>
        <table:table-row table:style-name="ro1">
          <table:table-cell office:value-type="string" calcext:value-type="string">
            <text:p>./archive_1/1745526583_1390_Wide_Long1745526583_1390_Wide_Long_angle_data.json</text:p>
          </table:table-cell>
          <table:table-cell/>
          <table:table-cell office:value-type="string" calcext:value-type="string">
            <text:p>./archive_1/1745526583_1390_Wide_Long1745526583_1390_Wide_Long_distance_data.json</text:p>
          </table:table-cell>
          <table:table-cell/>
          <table:table-cell office:value-type="string" calcext:value-type="string">
            <text:p>./archive_1/1745526583_1390_Wide_Long1745526583_1390_Wide_Long_sound.wav</text:p>
          </table:table-cell>
        </table:table-row>
        <table:table-row table:style-name="ro1">
          <table:table-cell office:value-type="string" calcext:value-type="string">
            <text:p>./archive_1/1744900220_208_Wide_Long1744900220_208_Wide_Long_angle_data.json</text:p>
          </table:table-cell>
          <table:table-cell/>
          <table:table-cell office:value-type="string" calcext:value-type="string">
            <text:p>./archive_1/1744900220_208_Wide_Long1744900220_208_Wide_Long_distance_data.json</text:p>
          </table:table-cell>
          <table:table-cell/>
          <table:table-cell office:value-type="string" calcext:value-type="string">
            <text:p>./archive_1/1744900220_208_Wide_Long1744900220_208_Wide_Long_sound.wav</text:p>
          </table:table-cell>
        </table:table-row>
        <table:table-row table:style-name="ro1">
          <table:table-cell office:value-type="string" calcext:value-type="string">
            <text:p>./archive_1/1744908468_528_Wide_Long1744908468_528_Wide_Long_angle_data.json</text:p>
          </table:table-cell>
          <table:table-cell/>
          <table:table-cell office:value-type="string" calcext:value-type="string">
            <text:p>./archive_1/1744908468_528_Wide_Long1744908468_528_Wide_Long_distance_data.json</text:p>
          </table:table-cell>
          <table:table-cell/>
          <table:table-cell office:value-type="string" calcext:value-type="string">
            <text:p>./archive_1/1744908468_528_Wide_Long1744908468_528_Wide_Long_sound.wav</text:p>
          </table:table-cell>
        </table:table-row>
        <table:table-row table:style-name="ro1">
          <table:table-cell office:value-type="string" calcext:value-type="string">
            <text:p>./archive_1/1744915427_842_Wide_Long1744915427_842_Wide_Long_angle_data.json</text:p>
          </table:table-cell>
          <table:table-cell/>
          <table:table-cell office:value-type="string" calcext:value-type="string">
            <text:p>./archive_1/1744915427_842_Wide_Long1744915427_842_Wide_Long_distance_data.json</text:p>
          </table:table-cell>
          <table:table-cell/>
          <table:table-cell office:value-type="string" calcext:value-type="string">
            <text:p>./archive_1/1744915427_842_Wide_Long1744915427_842_Wide_Long_sound.wav</text:p>
          </table:table-cell>
        </table:table-row>
        <table:table-row table:style-name="ro1">
          <table:table-cell office:value-type="string" calcext:value-type="string">
            <text:p>./archive_1/1745515043_152_Wide_Long1745515043_152_Wide_Long_angle_data.json</text:p>
          </table:table-cell>
          <table:table-cell/>
          <table:table-cell office:value-type="string" calcext:value-type="string">
            <text:p>./archive_1/1745515043_152_Wide_Long1745515043_152_Wide_Long_distance_data.json</text:p>
          </table:table-cell>
          <table:table-cell/>
          <table:table-cell office:value-type="string" calcext:value-type="string">
            <text:p>./archive_1/1745515043_152_Wide_Long1745515043_152_Wide_Long_sound.wav</text:p>
          </table:table-cell>
        </table:table-row>
        <table:table-row table:style-name="ro1">
          <table:table-cell office:value-type="string" calcext:value-type="string">
            <text:p>./archive_1/1745519749_461_Wide_Long1745519749_461_Wide_Long_angle_data.json</text:p>
          </table:table-cell>
          <table:table-cell/>
          <table:table-cell office:value-type="string" calcext:value-type="string">
            <text:p>./archive_1/1745519749_461_Wide_Long1745519749_461_Wide_Long_distance_data.json</text:p>
          </table:table-cell>
          <table:table-cell/>
          <table:table-cell office:value-type="string" calcext:value-type="string">
            <text:p>./archive_1/1745519749_461_Wide_Long1745519749_461_Wide_Long_sound.wav</text:p>
          </table:table-cell>
        </table:table-row>
        <table:table-row table:style-name="ro1">
          <table:table-cell office:value-type="string" calcext:value-type="string">
            <text:p>./archive_1/1745522370_773_Wide_Long1745522370_773_Wide_Long_angle_data.json</text:p>
          </table:table-cell>
          <table:table-cell/>
          <table:table-cell office:value-type="string" calcext:value-type="string">
            <text:p>./archive_1/1745522370_773_Wide_Long1745522370_773_Wide_Long_distance_data.json</text:p>
          </table:table-cell>
          <table:table-cell/>
          <table:table-cell office:value-type="string" calcext:value-type="string">
            <text:p>./archive_1/1745522370_773_Wide_Long1745522370_773_Wide_Long_sound.wav</text:p>
          </table:table-cell>
        </table:table-row>
        <table:table-row table:style-name="ro1">
          <table:table-cell office:value-type="string" calcext:value-type="string">
            <text:p>./archive_1/1745524259_1081_Wide_Long1745524259_1081_Wide_Long_angle_data.json</text:p>
          </table:table-cell>
          <table:table-cell/>
          <table:table-cell office:value-type="string" calcext:value-type="string">
            <text:p>./archive_1/1745524259_1081_Wide_Long1745524259_1081_Wide_Long_distance_data.json</text:p>
          </table:table-cell>
          <table:table-cell/>
          <table:table-cell office:value-type="string" calcext:value-type="string">
            <text:p>./archive_1/1745524259_1081_Wide_Long1745524259_1081_Wide_Long_sound.wav</text:p>
          </table:table-cell>
        </table:table-row>
        <table:table-row table:style-name="ro1">
          <table:table-cell office:value-type="string" calcext:value-type="string">
            <text:p>./archive_1/1745526587_1391_Wide_Long1745526587_1391_Wide_Long_angle_data.json</text:p>
          </table:table-cell>
          <table:table-cell/>
          <table:table-cell office:value-type="string" calcext:value-type="string">
            <text:p>./archive_1/1745526587_1391_Wide_Long1745526587_1391_Wide_Long_distance_data.json</text:p>
          </table:table-cell>
          <table:table-cell/>
          <table:table-cell office:value-type="string" calcext:value-type="string">
            <text:p>./archive_1/1745526587_1391_Wide_Long1745526587_1391_Wide_Long_sound.wav</text:p>
          </table:table-cell>
        </table:table-row>
        <table:table-row table:style-name="ro1">
          <table:table-cell office:value-type="string" calcext:value-type="string">
            <text:p>./archive_1/1744900239_209_Wide_Long1744900239_209_Wide_Long_angle_data.json</text:p>
          </table:table-cell>
          <table:table-cell/>
          <table:table-cell office:value-type="string" calcext:value-type="string">
            <text:p>./archive_1/1744900239_209_Wide_Long1744900239_209_Wide_Long_distance_data.json</text:p>
          </table:table-cell>
          <table:table-cell/>
          <table:table-cell office:value-type="string" calcext:value-type="string">
            <text:p>./archive_1/1744900239_209_Wide_Long1744900239_209_Wide_Long_sound.wav</text:p>
          </table:table-cell>
        </table:table-row>
        <table:table-row table:style-name="ro1">
          <table:table-cell office:value-type="string" calcext:value-type="string">
            <text:p>./archive_1/1744908491_529_Wide_Long1744908491_529_Wide_Long_angle_data.json</text:p>
          </table:table-cell>
          <table:table-cell/>
          <table:table-cell office:value-type="string" calcext:value-type="string">
            <text:p>./archive_1/1744908491_529_Wide_Long1744908491_529_Wide_Long_distance_data.json</text:p>
          </table:table-cell>
          <table:table-cell/>
          <table:table-cell office:value-type="string" calcext:value-type="string">
            <text:p>./archive_1/1744908491_529_Wide_Long1744908491_529_Wide_Long_sound.wav</text:p>
          </table:table-cell>
        </table:table-row>
        <table:table-row table:style-name="ro1">
          <table:table-cell office:value-type="string" calcext:value-type="string">
            <text:p>./archive_1/1744915446_843_Wide_Long1744915446_843_Wide_Long_angle_data.json</text:p>
          </table:table-cell>
          <table:table-cell/>
          <table:table-cell office:value-type="string" calcext:value-type="string">
            <text:p>./archive_1/1744915446_843_Wide_Long1744915446_843_Wide_Long_distance_data.json</text:p>
          </table:table-cell>
          <table:table-cell/>
          <table:table-cell office:value-type="string" calcext:value-type="string">
            <text:p>./archive_1/1744915446_843_Wide_Long1744915446_843_Wide_Long_sound.wav</text:p>
          </table:table-cell>
        </table:table-row>
        <table:table-row table:style-name="ro1">
          <table:table-cell office:value-type="string" calcext:value-type="string">
            <text:p>./archive_1/1745515051_153_Wide_Long1745515051_153_Wide_Long_angle_data.json</text:p>
          </table:table-cell>
          <table:table-cell/>
          <table:table-cell office:value-type="string" calcext:value-type="string">
            <text:p>./archive_1/1745515051_153_Wide_Long1745515051_153_Wide_Long_distance_data.json</text:p>
          </table:table-cell>
          <table:table-cell/>
          <table:table-cell office:value-type="string" calcext:value-type="string">
            <text:p>./archive_1/1745515051_153_Wide_Long1745515051_153_Wide_Long_sound.wav</text:p>
          </table:table-cell>
        </table:table-row>
        <table:table-row table:style-name="ro1">
          <table:table-cell office:value-type="string" calcext:value-type="string">
            <text:p>./archive_1/1745519754_462_Wide_Long1745519754_462_Wide_Long_angle_data.json</text:p>
          </table:table-cell>
          <table:table-cell/>
          <table:table-cell office:value-type="string" calcext:value-type="string">
            <text:p>./archive_1/1745519754_462_Wide_Long1745519754_462_Wide_Long_distance_data.json</text:p>
          </table:table-cell>
          <table:table-cell/>
          <table:table-cell office:value-type="string" calcext:value-type="string">
            <text:p>./archive_1/1745519754_462_Wide_Long1745519754_462_Wide_Long_sound.wav</text:p>
          </table:table-cell>
        </table:table-row>
        <table:table-row table:style-name="ro1">
          <table:table-cell office:value-type="string" calcext:value-type="string">
            <text:p>./archive_1/1745522375_774_Wide_Long1745522375_774_Wide_Long_angle_data.json</text:p>
          </table:table-cell>
          <table:table-cell/>
          <table:table-cell office:value-type="string" calcext:value-type="string">
            <text:p>./archive_1/1745522375_774_Wide_Long1745522375_774_Wide_Long_distance_data.json</text:p>
          </table:table-cell>
          <table:table-cell/>
          <table:table-cell office:value-type="string" calcext:value-type="string">
            <text:p>./archive_1/1745522375_774_Wide_Long1745522375_774_Wide_Long_sound.wav</text:p>
          </table:table-cell>
        </table:table-row>
        <table:table-row table:style-name="ro1">
          <table:table-cell office:value-type="string" calcext:value-type="string">
            <text:p>./archive_1/1745524264_1082_Wide_Long1745524264_1082_Wide_Long_angle_data.json</text:p>
          </table:table-cell>
          <table:table-cell/>
          <table:table-cell office:value-type="string" calcext:value-type="string">
            <text:p>./archive_1/1745524264_1082_Wide_Long1745524264_1082_Wide_Long_distance_data.json</text:p>
          </table:table-cell>
          <table:table-cell/>
          <table:table-cell office:value-type="string" calcext:value-type="string">
            <text:p>./archive_1/1745524264_1082_Wide_Long1745524264_1082_Wide_Long_sound.wav</text:p>
          </table:table-cell>
        </table:table-row>
        <table:table-row table:style-name="ro1">
          <table:table-cell office:value-type="string" calcext:value-type="string">
            <text:p>./archive_1/1745526591_1392_Wide_Long1745526591_1392_Wide_Long_angle_data.json</text:p>
          </table:table-cell>
          <table:table-cell/>
          <table:table-cell office:value-type="string" calcext:value-type="string">
            <text:p>./archive_1/1745526591_1392_Wide_Long1745526591_1392_Wide_Long_distance_data.json</text:p>
          </table:table-cell>
          <table:table-cell/>
          <table:table-cell office:value-type="string" calcext:value-type="string">
            <text:p>./archive_1/1745526591_1392_Wide_Long1745526591_1392_Wide_Long_sound.wav</text:p>
          </table:table-cell>
        </table:table-row>
        <table:table-row table:style-name="ro1">
          <table:table-cell office:value-type="string" calcext:value-type="string">
            <text:p>./archive_1/1744900258_210_Wide_Long1744900258_210_Wide_Long_angle_data.json</text:p>
          </table:table-cell>
          <table:table-cell/>
          <table:table-cell office:value-type="string" calcext:value-type="string">
            <text:p>./archive_1/1744900258_210_Wide_Long1744900258_210_Wide_Long_distance_data.json</text:p>
          </table:table-cell>
          <table:table-cell/>
          <table:table-cell office:value-type="string" calcext:value-type="string">
            <text:p>./archive_1/1744900258_210_Wide_Long1744900258_210_Wide_Long_sound.wav</text:p>
          </table:table-cell>
        </table:table-row>
        <table:table-row table:style-name="ro1">
          <table:table-cell office:value-type="string" calcext:value-type="string">
            <text:p>./archive_1/1744908511_530_Wide_Long1744908511_530_Wide_Long_angle_data.json</text:p>
          </table:table-cell>
          <table:table-cell/>
          <table:table-cell office:value-type="string" calcext:value-type="string">
            <text:p>./archive_1/1744908511_530_Wide_Long1744908511_530_Wide_Long_distance_data.json</text:p>
          </table:table-cell>
          <table:table-cell/>
          <table:table-cell office:value-type="string" calcext:value-type="string">
            <text:p>./archive_1/1744908511_530_Wide_Long1744908511_530_Wide_Long_sound.wav</text:p>
          </table:table-cell>
        </table:table-row>
        <table:table-row table:style-name="ro1">
          <table:table-cell office:value-type="string" calcext:value-type="string">
            <text:p>./archive_1/1744915466_844_Wide_Long1744915466_844_Wide_Long_angle_data.json</text:p>
          </table:table-cell>
          <table:table-cell/>
          <table:table-cell office:value-type="string" calcext:value-type="string">
            <text:p>./archive_1/1744915466_844_Wide_Long1744915466_844_Wide_Long_distance_data.json</text:p>
          </table:table-cell>
          <table:table-cell/>
          <table:table-cell office:value-type="string" calcext:value-type="string">
            <text:p>./archive_1/1744915466_844_Wide_Long1744915466_844_Wide_Long_sound.wav</text:p>
          </table:table-cell>
        </table:table-row>
        <table:table-row table:style-name="ro1">
          <table:table-cell office:value-type="string" calcext:value-type="string">
            <text:p>./archive_1/1745515061_154_Wide_Long1745515061_154_Wide_Long_angle_data.json</text:p>
          </table:table-cell>
          <table:table-cell/>
          <table:table-cell office:value-type="string" calcext:value-type="string">
            <text:p>./archive_1/1745515061_154_Wide_Long1745515061_154_Wide_Long_distance_data.json</text:p>
          </table:table-cell>
          <table:table-cell/>
          <table:table-cell office:value-type="string" calcext:value-type="string">
            <text:p>./archive_1/1745515061_154_Wide_Long1745515061_154_Wide_Long_sound.wav</text:p>
          </table:table-cell>
        </table:table-row>
        <table:table-row table:style-name="ro1">
          <table:table-cell office:value-type="string" calcext:value-type="string">
            <text:p>./archive_1/1745519758_463_Wide_Long1745519758_463_Wide_Long_angle_data.json</text:p>
          </table:table-cell>
          <table:table-cell/>
          <table:table-cell office:value-type="string" calcext:value-type="string">
            <text:p>./archive_1/1745519758_463_Wide_Long1745519758_463_Wide_Long_distance_data.json</text:p>
          </table:table-cell>
          <table:table-cell/>
          <table:table-cell office:value-type="string" calcext:value-type="string">
            <text:p>./archive_1/1745519758_463_Wide_Long1745519758_463_Wide_Long_sound.wav</text:p>
          </table:table-cell>
        </table:table-row>
        <table:table-row table:style-name="ro1">
          <table:table-cell office:value-type="string" calcext:value-type="string">
            <text:p>./archive_1/1745522380_775_Wide_Long1745522380_775_Wide_Long_angle_data.json</text:p>
          </table:table-cell>
          <table:table-cell/>
          <table:table-cell office:value-type="string" calcext:value-type="string">
            <text:p>./archive_1/1745522380_775_Wide_Long1745522380_775_Wide_Long_distance_data.json</text:p>
          </table:table-cell>
          <table:table-cell/>
          <table:table-cell office:value-type="string" calcext:value-type="string">
            <text:p>./archive_1/1745522380_775_Wide_Long1745522380_775_Wide_Long_sound.wav</text:p>
          </table:table-cell>
        </table:table-row>
        <table:table-row table:style-name="ro1">
          <table:table-cell office:value-type="string" calcext:value-type="string">
            <text:p>./archive_1/1745524268_1083_Wide_Long1745524268_1083_Wide_Long_angle_data.json</text:p>
          </table:table-cell>
          <table:table-cell/>
          <table:table-cell office:value-type="string" calcext:value-type="string">
            <text:p>./archive_1/1745524268_1083_Wide_Long1745524268_1083_Wide_Long_distance_data.json</text:p>
          </table:table-cell>
          <table:table-cell/>
          <table:table-cell office:value-type="string" calcext:value-type="string">
            <text:p>./archive_1/1745524268_1083_Wide_Long1745524268_1083_Wide_Long_sound.wav</text:p>
          </table:table-cell>
        </table:table-row>
        <table:table-row table:style-name="ro1">
          <table:table-cell office:value-type="string" calcext:value-type="string">
            <text:p>./archive_1/1745526600_1393_Wide_Long1745526600_1393_Wide_Long_angle_data.json</text:p>
          </table:table-cell>
          <table:table-cell/>
          <table:table-cell office:value-type="string" calcext:value-type="string">
            <text:p>./archive_1/1745526600_1393_Wide_Long1745526600_1393_Wide_Long_distance_data.json</text:p>
          </table:table-cell>
          <table:table-cell/>
          <table:table-cell office:value-type="string" calcext:value-type="string">
            <text:p>./archive_1/1745526600_1393_Wide_Long1745526600_1393_Wide_Long_sound.wav</text:p>
          </table:table-cell>
        </table:table-row>
        <table:table-row table:style-name="ro1">
          <table:table-cell office:value-type="string" calcext:value-type="string">
            <text:p>./archive_1/1744900277_211_Wide_Long1744900277_211_Wide_Long_angle_data.json</text:p>
          </table:table-cell>
          <table:table-cell/>
          <table:table-cell office:value-type="string" calcext:value-type="string">
            <text:p>./archive_1/1744900277_211_Wide_Long1744900277_211_Wide_Long_distance_data.json</text:p>
          </table:table-cell>
          <table:table-cell/>
          <table:table-cell office:value-type="string" calcext:value-type="string">
            <text:p>./archive_1/1744900277_211_Wide_Long1744900277_211_Wide_Long_sound.wav</text:p>
          </table:table-cell>
        </table:table-row>
        <table:table-row table:style-name="ro1">
          <table:table-cell office:value-type="string" calcext:value-type="string">
            <text:p>./archive_1/1744908530_531_Wide_Long1744908530_531_Wide_Long_angle_data.json</text:p>
          </table:table-cell>
          <table:table-cell/>
          <table:table-cell office:value-type="string" calcext:value-type="string">
            <text:p>./archive_1/1744908530_531_Wide_Long1744908530_531_Wide_Long_distance_data.json</text:p>
          </table:table-cell>
          <table:table-cell/>
          <table:table-cell office:value-type="string" calcext:value-type="string">
            <text:p>./archive_1/1744908530_531_Wide_Long1744908530_531_Wide_Long_sound.wav</text:p>
          </table:table-cell>
        </table:table-row>
        <table:table-row table:style-name="ro1">
          <table:table-cell office:value-type="string" calcext:value-type="string">
            <text:p>./archive_1/1744915486_845_Wide_Long1744915486_845_Wide_Long_angle_data.json</text:p>
          </table:table-cell>
          <table:table-cell/>
          <table:table-cell office:value-type="string" calcext:value-type="string">
            <text:p>./archive_1/1744915486_845_Wide_Long1744915486_845_Wide_Long_distance_data.json</text:p>
          </table:table-cell>
          <table:table-cell/>
          <table:table-cell office:value-type="string" calcext:value-type="string">
            <text:p>./archive_1/1744915486_845_Wide_Long1744915486_845_Wide_Long_sound.wav</text:p>
          </table:table-cell>
        </table:table-row>
        <table:table-row table:style-name="ro1">
          <table:table-cell office:value-type="string" calcext:value-type="string">
            <text:p>./archive_1/1745515068_155_Wide_Long1745515068_155_Wide_Long_angle_data.json</text:p>
          </table:table-cell>
          <table:table-cell/>
          <table:table-cell office:value-type="string" calcext:value-type="string">
            <text:p>./archive_1/1745515068_155_Wide_Long1745515068_155_Wide_Long_distance_data.json</text:p>
          </table:table-cell>
          <table:table-cell/>
          <table:table-cell office:value-type="string" calcext:value-type="string">
            <text:p>./archive_1/1745515068_155_Wide_Long1745515068_155_Wide_Long_sound.wav</text:p>
          </table:table-cell>
        </table:table-row>
        <table:table-row table:style-name="ro1">
          <table:table-cell office:value-type="string" calcext:value-type="string">
            <text:p>./archive_1/1745519764_464_Wide_Long1745519764_464_Wide_Long_angle_data.json</text:p>
          </table:table-cell>
          <table:table-cell/>
          <table:table-cell office:value-type="string" calcext:value-type="string">
            <text:p>./archive_1/1745519764_464_Wide_Long1745519764_464_Wide_Long_distance_data.json</text:p>
          </table:table-cell>
          <table:table-cell/>
          <table:table-cell office:value-type="string" calcext:value-type="string">
            <text:p>./archive_1/1745519764_464_Wide_Long1745519764_464_Wide_Long_sound.wav</text:p>
          </table:table-cell>
        </table:table-row>
        <table:table-row table:style-name="ro1">
          <table:table-cell office:value-type="string" calcext:value-type="string">
            <text:p>./archive_1/1745522384_776_Wide_Long1745522384_776_Wide_Long_angle_data.json</text:p>
          </table:table-cell>
          <table:table-cell/>
          <table:table-cell office:value-type="string" calcext:value-type="string">
            <text:p>./archive_1/1745522384_776_Wide_Long1745522384_776_Wide_Long_distance_data.json</text:p>
          </table:table-cell>
          <table:table-cell/>
          <table:table-cell office:value-type="string" calcext:value-type="string">
            <text:p>./archive_1/1745522384_776_Wide_Long1745522384_776_Wide_Long_sound.wav</text:p>
          </table:table-cell>
        </table:table-row>
        <table:table-row table:style-name="ro1">
          <table:table-cell office:value-type="string" calcext:value-type="string">
            <text:p>./archive_1/1745524273_1084_Wide_Long1745524273_1084_Wide_Long_angle_data.json</text:p>
          </table:table-cell>
          <table:table-cell/>
          <table:table-cell office:value-type="string" calcext:value-type="string">
            <text:p>./archive_1/1745524273_1084_Wide_Long1745524273_1084_Wide_Long_distance_data.json</text:p>
          </table:table-cell>
          <table:table-cell/>
          <table:table-cell office:value-type="string" calcext:value-type="string">
            <text:p>./archive_1/1745524273_1084_Wide_Long1745524273_1084_Wide_Long_sound.wav</text:p>
          </table:table-cell>
        </table:table-row>
        <table:table-row table:style-name="ro1">
          <table:table-cell office:value-type="string" calcext:value-type="string">
            <text:p>./archive_1/1745526605_1394_Wide_Long1745526605_1394_Wide_Long_angle_data.json</text:p>
          </table:table-cell>
          <table:table-cell/>
          <table:table-cell office:value-type="string" calcext:value-type="string">
            <text:p>./archive_1/1745526605_1394_Wide_Long1745526605_1394_Wide_Long_distance_data.json</text:p>
          </table:table-cell>
          <table:table-cell/>
          <table:table-cell office:value-type="string" calcext:value-type="string">
            <text:p>./archive_1/1745526605_1394_Wide_Long1745526605_1394_Wide_Long_sound.wav</text:p>
          </table:table-cell>
        </table:table-row>
        <table:table-row table:style-name="ro1">
          <table:table-cell office:value-type="string" calcext:value-type="string">
            <text:p>./archive_1/1744900299_212_Wide_Long1744900299_212_Wide_Long_angle_data.json</text:p>
          </table:table-cell>
          <table:table-cell/>
          <table:table-cell office:value-type="string" calcext:value-type="string">
            <text:p>./archive_1/1744900299_212_Wide_Long1744900299_212_Wide_Long_distance_data.json</text:p>
          </table:table-cell>
          <table:table-cell/>
          <table:table-cell office:value-type="string" calcext:value-type="string">
            <text:p>./archive_1/1744900299_212_Wide_Long1744900299_212_Wide_Long_sound.wav</text:p>
          </table:table-cell>
        </table:table-row>
        <table:table-row table:style-name="ro1">
          <table:table-cell office:value-type="string" calcext:value-type="string">
            <text:p>./archive_1/1744908571_532_Wide_Long1744908571_532_Wide_Long_angle_data.json</text:p>
          </table:table-cell>
          <table:table-cell/>
          <table:table-cell office:value-type="string" calcext:value-type="string">
            <text:p>./archive_1/1744908571_532_Wide_Long1744908571_532_Wide_Long_distance_data.json</text:p>
          </table:table-cell>
          <table:table-cell/>
          <table:table-cell office:value-type="string" calcext:value-type="string">
            <text:p>./archive_1/1744908571_532_Wide_Long1744908571_532_Wide_Long_sound.wav</text:p>
          </table:table-cell>
        </table:table-row>
        <table:table-row table:style-name="ro1">
          <table:table-cell office:value-type="string" calcext:value-type="string">
            <text:p>./archive_1/1744915505_846_Wide_Long1744915505_846_Wide_Long_angle_data.json</text:p>
          </table:table-cell>
          <table:table-cell/>
          <table:table-cell office:value-type="string" calcext:value-type="string">
            <text:p>./archive_1/1744915505_846_Wide_Long1744915505_846_Wide_Long_distance_data.json</text:p>
          </table:table-cell>
          <table:table-cell/>
          <table:table-cell office:value-type="string" calcext:value-type="string">
            <text:p>./archive_1/1744915505_846_Wide_Long1744915505_846_Wide_Long_sound.wav</text:p>
          </table:table-cell>
        </table:table-row>
        <table:table-row table:style-name="ro1">
          <table:table-cell office:value-type="string" calcext:value-type="string">
            <text:p>./archive_1/1745515078_156_Wide_Long1745515078_156_Wide_Long_angle_data.json</text:p>
          </table:table-cell>
          <table:table-cell/>
          <table:table-cell office:value-type="string" calcext:value-type="string">
            <text:p>./archive_1/1745515078_156_Wide_Long1745515078_156_Wide_Long_distance_data.json</text:p>
          </table:table-cell>
          <table:table-cell/>
          <table:table-cell office:value-type="string" calcext:value-type="string">
            <text:p>./archive_1/1745515078_156_Wide_Long1745515078_156_Wide_Long_sound.wav</text:p>
          </table:table-cell>
        </table:table-row>
        <table:table-row table:style-name="ro1">
          <table:table-cell office:value-type="string" calcext:value-type="string">
            <text:p>./archive_1/1745519773_465_Wide_Long1745519773_465_Wide_Long_angle_data.json</text:p>
          </table:table-cell>
          <table:table-cell/>
          <table:table-cell office:value-type="string" calcext:value-type="string">
            <text:p>./archive_1/1745519773_465_Wide_Long1745519773_465_Wide_Long_distance_data.json</text:p>
          </table:table-cell>
          <table:table-cell/>
          <table:table-cell office:value-type="string" calcext:value-type="string">
            <text:p>./archive_1/1745519773_465_Wide_Long1745519773_465_Wide_Long_sound.wav</text:p>
          </table:table-cell>
        </table:table-row>
        <table:table-row table:style-name="ro1">
          <table:table-cell office:value-type="string" calcext:value-type="string">
            <text:p>./archive_1/1745522389_777_Wide_Long1745522389_777_Wide_Long_angle_data.json</text:p>
          </table:table-cell>
          <table:table-cell/>
          <table:table-cell office:value-type="string" calcext:value-type="string">
            <text:p>./archive_1/1745522389_777_Wide_Long1745522389_777_Wide_Long_distance_data.json</text:p>
          </table:table-cell>
          <table:table-cell/>
          <table:table-cell office:value-type="string" calcext:value-type="string">
            <text:p>./archive_1/1745522389_777_Wide_Long1745522389_777_Wide_Long_sound.wav</text:p>
          </table:table-cell>
        </table:table-row>
        <table:table-row table:style-name="ro1">
          <table:table-cell office:value-type="string" calcext:value-type="string">
            <text:p>./archive_1/1745524278_1085_Wide_Long1745524278_1085_Wide_Long_angle_data.json</text:p>
          </table:table-cell>
          <table:table-cell/>
          <table:table-cell office:value-type="string" calcext:value-type="string">
            <text:p>./archive_1/1745524278_1085_Wide_Long1745524278_1085_Wide_Long_distance_data.json</text:p>
          </table:table-cell>
          <table:table-cell/>
          <table:table-cell office:value-type="string" calcext:value-type="string">
            <text:p>./archive_1/1745524278_1085_Wide_Long1745524278_1085_Wide_Long_sound.wav</text:p>
          </table:table-cell>
        </table:table-row>
        <table:table-row table:style-name="ro1">
          <table:table-cell office:value-type="string" calcext:value-type="string">
            <text:p>./archive_1/1745526610_1395_Wide_Long1745526610_1395_Wide_Long_angle_data.json</text:p>
          </table:table-cell>
          <table:table-cell/>
          <table:table-cell office:value-type="string" calcext:value-type="string">
            <text:p>./archive_1/1745526610_1395_Wide_Long1745526610_1395_Wide_Long_distance_data.json</text:p>
          </table:table-cell>
          <table:table-cell/>
          <table:table-cell office:value-type="string" calcext:value-type="string">
            <text:p>./archive_1/1745526610_1395_Wide_Long1745526610_1395_Wide_Long_sound.wav</text:p>
          </table:table-cell>
        </table:table-row>
        <table:table-row table:style-name="ro1">
          <table:table-cell office:value-type="string" calcext:value-type="string">
            <text:p>./archive_1/1744900319_213_Wide_Long1744900319_213_Wide_Long_angle_data.json</text:p>
          </table:table-cell>
          <table:table-cell/>
          <table:table-cell office:value-type="string" calcext:value-type="string">
            <text:p>./archive_1/1744900319_213_Wide_Long1744900319_213_Wide_Long_distance_data.json</text:p>
          </table:table-cell>
          <table:table-cell/>
          <table:table-cell office:value-type="string" calcext:value-type="string">
            <text:p>./archive_1/1744900319_213_Wide_Long1744900319_213_Wide_Long_sound.wav</text:p>
          </table:table-cell>
        </table:table-row>
        <table:table-row table:style-name="ro1">
          <table:table-cell office:value-type="string" calcext:value-type="string">
            <text:p>./archive_1/1744908590_533_Wide_Long1744908590_533_Wide_Long_angle_data.json</text:p>
          </table:table-cell>
          <table:table-cell/>
          <table:table-cell office:value-type="string" calcext:value-type="string">
            <text:p>./archive_1/1744908590_533_Wide_Long1744908590_533_Wide_Long_distance_data.json</text:p>
          </table:table-cell>
          <table:table-cell/>
          <table:table-cell office:value-type="string" calcext:value-type="string">
            <text:p>./archive_1/1744908590_533_Wide_Long1744908590_533_Wide_Long_sound.wav</text:p>
          </table:table-cell>
        </table:table-row>
        <table:table-row table:style-name="ro1">
          <table:table-cell office:value-type="string" calcext:value-type="string">
            <text:p>./archive_1/1744915525_847_Wide_Long1744915525_847_Wide_Long_angle_data.json</text:p>
          </table:table-cell>
          <table:table-cell/>
          <table:table-cell office:value-type="string" calcext:value-type="string">
            <text:p>./archive_1/1744915525_847_Wide_Long1744915525_847_Wide_Long_distance_data.json</text:p>
          </table:table-cell>
          <table:table-cell/>
          <table:table-cell office:value-type="string" calcext:value-type="string">
            <text:p>./archive_1/1744915525_847_Wide_Long1744915525_847_Wide_Long_sound.wav</text:p>
          </table:table-cell>
        </table:table-row>
        <table:table-row table:style-name="ro1">
          <table:table-cell office:value-type="string" calcext:value-type="string">
            <text:p>./archive_1/1745515105_157_Wide_Long1745515105_157_Wide_Long_angle_data.json</text:p>
          </table:table-cell>
          <table:table-cell/>
          <table:table-cell office:value-type="string" calcext:value-type="string">
            <text:p>./archive_1/1745515105_157_Wide_Long1745515105_157_Wide_Long_distance_data.json</text:p>
          </table:table-cell>
          <table:table-cell/>
          <table:table-cell office:value-type="string" calcext:value-type="string">
            <text:p>./archive_1/1745515105_157_Wide_Long1745515105_157_Wide_Long_sound.wav</text:p>
          </table:table-cell>
        </table:table-row>
        <table:table-row table:style-name="ro1">
          <table:table-cell office:value-type="string" calcext:value-type="string">
            <text:p>./archive_1/1745519777_466_Wide_Long1745519777_466_Wide_Long_angle_data.json</text:p>
          </table:table-cell>
          <table:table-cell/>
          <table:table-cell office:value-type="string" calcext:value-type="string">
            <text:p>./archive_1/1745519777_466_Wide_Long1745519777_466_Wide_Long_distance_data.json</text:p>
          </table:table-cell>
          <table:table-cell/>
          <table:table-cell office:value-type="string" calcext:value-type="string">
            <text:p>./archive_1/1745519777_466_Wide_Long1745519777_466_Wide_Long_sound.wav</text:p>
          </table:table-cell>
        </table:table-row>
        <table:table-row table:style-name="ro1">
          <table:table-cell office:value-type="string" calcext:value-type="string">
            <text:p>./archive_1/1745522393_778_Wide_Long1745522393_778_Wide_Long_angle_data.json</text:p>
          </table:table-cell>
          <table:table-cell/>
          <table:table-cell office:value-type="string" calcext:value-type="string">
            <text:p>./archive_1/1745522393_778_Wide_Long1745522393_778_Wide_Long_distance_data.json</text:p>
          </table:table-cell>
          <table:table-cell/>
          <table:table-cell office:value-type="string" calcext:value-type="string">
            <text:p>./archive_1/1745522393_778_Wide_Long1745522393_778_Wide_Long_sound.wav</text:p>
          </table:table-cell>
        </table:table-row>
        <table:table-row table:style-name="ro1">
          <table:table-cell office:value-type="string" calcext:value-type="string">
            <text:p>./archive_1/1745524282_1086_Wide_Long1745524282_1086_Wide_Long_angle_data.json</text:p>
          </table:table-cell>
          <table:table-cell/>
          <table:table-cell office:value-type="string" calcext:value-type="string">
            <text:p>./archive_1/1745524282_1086_Wide_Long1745524282_1086_Wide_Long_distance_data.json</text:p>
          </table:table-cell>
          <table:table-cell/>
          <table:table-cell office:value-type="string" calcext:value-type="string">
            <text:p>./archive_1/1745524282_1086_Wide_Long1745524282_1086_Wide_Long_sound.wav</text:p>
          </table:table-cell>
        </table:table-row>
        <table:table-row table:style-name="ro1">
          <table:table-cell office:value-type="string" calcext:value-type="string">
            <text:p>./archive_1/1745526614_1396_Wide_Long1745526614_1396_Wide_Long_angle_data.json</text:p>
          </table:table-cell>
          <table:table-cell/>
          <table:table-cell office:value-type="string" calcext:value-type="string">
            <text:p>./archive_1/1745526614_1396_Wide_Long1745526614_1396_Wide_Long_distance_data.json</text:p>
          </table:table-cell>
          <table:table-cell/>
          <table:table-cell office:value-type="string" calcext:value-type="string">
            <text:p>./archive_1/1745526614_1396_Wide_Long1745526614_1396_Wide_Long_sound.wav</text:p>
          </table:table-cell>
        </table:table-row>
        <table:table-row table:style-name="ro1">
          <table:table-cell office:value-type="string" calcext:value-type="string">
            <text:p>./archive_1/1744900337_214_Wide_Long1744900337_214_Wide_Long_angle_data.json</text:p>
          </table:table-cell>
          <table:table-cell/>
          <table:table-cell office:value-type="string" calcext:value-type="string">
            <text:p>./archive_1/1744900337_214_Wide_Long1744900337_214_Wide_Long_distance_data.json</text:p>
          </table:table-cell>
          <table:table-cell/>
          <table:table-cell office:value-type="string" calcext:value-type="string">
            <text:p>./archive_1/1744900337_214_Wide_Long1744900337_214_Wide_Long_sound.wav</text:p>
          </table:table-cell>
        </table:table-row>
        <table:table-row table:style-name="ro1">
          <table:table-cell office:value-type="string" calcext:value-type="string">
            <text:p>./archive_1/1744908609_534_Wide_Long1744908609_534_Wide_Long_angle_data.json</text:p>
          </table:table-cell>
          <table:table-cell/>
          <table:table-cell office:value-type="string" calcext:value-type="string">
            <text:p>./archive_1/1744908609_534_Wide_Long1744908609_534_Wide_Long_distance_data.json</text:p>
          </table:table-cell>
          <table:table-cell/>
          <table:table-cell office:value-type="string" calcext:value-type="string">
            <text:p>./archive_1/1744908609_534_Wide_Long1744908609_534_Wide_Long_sound.wav</text:p>
          </table:table-cell>
        </table:table-row>
        <table:table-row table:style-name="ro1">
          <table:table-cell office:value-type="string" calcext:value-type="string">
            <text:p>./archive_1/1744915560_848_Wide_Long1744915560_848_Wide_Long_angle_data.json</text:p>
          </table:table-cell>
          <table:table-cell/>
          <table:table-cell office:value-type="string" calcext:value-type="string">
            <text:p>./archive_1/1744915560_848_Wide_Long1744915560_848_Wide_Long_distance_data.json</text:p>
          </table:table-cell>
          <table:table-cell/>
          <table:table-cell office:value-type="string" calcext:value-type="string">
            <text:p>./archive_1/1744915560_848_Wide_Long1744915560_848_Wide_Long_sound.wav</text:p>
          </table:table-cell>
        </table:table-row>
        <table:table-row table:style-name="ro1">
          <table:table-cell office:value-type="string" calcext:value-type="string">
            <text:p>./archive_1/1745515131_158_Wide_Long1745515131_158_Wide_Long_angle_data.json</text:p>
          </table:table-cell>
          <table:table-cell/>
          <table:table-cell office:value-type="string" calcext:value-type="string">
            <text:p>./archive_1/1745515131_158_Wide_Long1745515131_158_Wide_Long_distance_data.json</text:p>
          </table:table-cell>
          <table:table-cell/>
          <table:table-cell office:value-type="string" calcext:value-type="string">
            <text:p>./archive_1/1745515131_158_Wide_Long1745515131_158_Wide_Long_sound.wav</text:p>
          </table:table-cell>
        </table:table-row>
        <table:table-row table:style-name="ro1">
          <table:table-cell office:value-type="string" calcext:value-type="string">
            <text:p>./archive_1/1745519782_467_Wide_Long1745519782_467_Wide_Long_angle_data.json</text:p>
          </table:table-cell>
          <table:table-cell/>
          <table:table-cell office:value-type="string" calcext:value-type="string">
            <text:p>./archive_1/1745519782_467_Wide_Long1745519782_467_Wide_Long_distance_data.json</text:p>
          </table:table-cell>
          <table:table-cell/>
          <table:table-cell office:value-type="string" calcext:value-type="string">
            <text:p>./archive_1/1745519782_467_Wide_Long1745519782_467_Wide_Long_sound.wav</text:p>
          </table:table-cell>
        </table:table-row>
        <table:table-row table:style-name="ro1">
          <table:table-cell office:value-type="string" calcext:value-type="string">
            <text:p>./archive_1/1745522401_779_Wide_Long1745522401_779_Wide_Long_angle_data.json</text:p>
          </table:table-cell>
          <table:table-cell/>
          <table:table-cell office:value-type="string" calcext:value-type="string">
            <text:p>./archive_1/1745522401_779_Wide_Long1745522401_779_Wide_Long_distance_data.json</text:p>
          </table:table-cell>
          <table:table-cell/>
          <table:table-cell office:value-type="string" calcext:value-type="string">
            <text:p>./archive_1/1745522401_779_Wide_Long1745522401_779_Wide_Long_sound.wav</text:p>
          </table:table-cell>
        </table:table-row>
        <table:table-row table:style-name="ro1">
          <table:table-cell office:value-type="string" calcext:value-type="string">
            <text:p>./archive_1/1745524287_1087_Wide_Long1745524287_1087_Wide_Long_angle_data.json</text:p>
          </table:table-cell>
          <table:table-cell/>
          <table:table-cell office:value-type="string" calcext:value-type="string">
            <text:p>./archive_1/1745524287_1087_Wide_Long1745524287_1087_Wide_Long_distance_data.json</text:p>
          </table:table-cell>
          <table:table-cell/>
          <table:table-cell office:value-type="string" calcext:value-type="string">
            <text:p>./archive_1/1745524287_1087_Wide_Long1745524287_1087_Wide_Long_sound.wav</text:p>
          </table:table-cell>
        </table:table-row>
        <table:table-row table:style-name="ro1">
          <table:table-cell office:value-type="string" calcext:value-type="string">
            <text:p>./archive_1/1745526618_1397_Wide_Long1745526618_1397_Wide_Long_angle_data.json</text:p>
          </table:table-cell>
          <table:table-cell/>
          <table:table-cell office:value-type="string" calcext:value-type="string">
            <text:p>./archive_1/1745526618_1397_Wide_Long1745526618_1397_Wide_Long_distance_data.json</text:p>
          </table:table-cell>
          <table:table-cell/>
          <table:table-cell office:value-type="string" calcext:value-type="string">
            <text:p>./archive_1/1745526618_1397_Wide_Long1745526618_1397_Wide_Long_sound.wav</text:p>
          </table:table-cell>
        </table:table-row>
        <table:table-row table:style-name="ro1">
          <table:table-cell office:value-type="string" calcext:value-type="string">
            <text:p>./archive_1/1744900356_215_Wide_Long1744900356_215_Wide_Long_angle_data.json</text:p>
          </table:table-cell>
          <table:table-cell/>
          <table:table-cell office:value-type="string" calcext:value-type="string">
            <text:p>./archive_1/1744900356_215_Wide_Long1744900356_215_Wide_Long_distance_data.json</text:p>
          </table:table-cell>
          <table:table-cell/>
          <table:table-cell office:value-type="string" calcext:value-type="string">
            <text:p>./archive_1/1744900356_215_Wide_Long1744900356_215_Wide_Long_sound.wav</text:p>
          </table:table-cell>
        </table:table-row>
        <table:table-row table:style-name="ro1">
          <table:table-cell office:value-type="string" calcext:value-type="string">
            <text:p>./archive_1/1744908628_535_Wide_Long1744908628_535_Wide_Long_angle_data.json</text:p>
          </table:table-cell>
          <table:table-cell/>
          <table:table-cell office:value-type="string" calcext:value-type="string">
            <text:p>./archive_1/1744908628_535_Wide_Long1744908628_535_Wide_Long_distance_data.json</text:p>
          </table:table-cell>
          <table:table-cell/>
          <table:table-cell office:value-type="string" calcext:value-type="string">
            <text:p>./archive_1/1744908628_535_Wide_Long1744908628_535_Wide_Long_sound.wav</text:p>
          </table:table-cell>
        </table:table-row>
        <table:table-row table:style-name="ro1">
          <table:table-cell office:value-type="string" calcext:value-type="string">
            <text:p>./archive_1/1744915580_849_Wide_Long1744915580_849_Wide_Long_angle_data.json</text:p>
          </table:table-cell>
          <table:table-cell/>
          <table:table-cell office:value-type="string" calcext:value-type="string">
            <text:p>./archive_1/1744915580_849_Wide_Long1744915580_849_Wide_Long_distance_data.json</text:p>
          </table:table-cell>
          <table:table-cell/>
          <table:table-cell office:value-type="string" calcext:value-type="string">
            <text:p>./archive_1/1744915580_849_Wide_Long1744915580_849_Wide_Long_sound.wav</text:p>
          </table:table-cell>
        </table:table-row>
        <table:table-row table:style-name="ro1">
          <table:table-cell office:value-type="string" calcext:value-type="string">
            <text:p>./archive_1/1745515139_159_Wide_Long1745515139_159_Wide_Long_angle_data.json</text:p>
          </table:table-cell>
          <table:table-cell/>
          <table:table-cell office:value-type="string" calcext:value-type="string">
            <text:p>./archive_1/1745515139_159_Wide_Long1745515139_159_Wide_Long_distance_data.json</text:p>
          </table:table-cell>
          <table:table-cell/>
          <table:table-cell office:value-type="string" calcext:value-type="string">
            <text:p>./archive_1/1745515139_159_Wide_Long1745515139_159_Wide_Long_sound.wav</text:p>
          </table:table-cell>
        </table:table-row>
        <table:table-row table:style-name="ro1">
          <table:table-cell office:value-type="string" calcext:value-type="string">
            <text:p>./archive_1/1745519786_468_Wide_Long1745519786_468_Wide_Long_angle_data.json</text:p>
          </table:table-cell>
          <table:table-cell/>
          <table:table-cell office:value-type="string" calcext:value-type="string">
            <text:p>./archive_1/1745519786_468_Wide_Long1745519786_468_Wide_Long_distance_data.json</text:p>
          </table:table-cell>
          <table:table-cell/>
          <table:table-cell office:value-type="string" calcext:value-type="string">
            <text:p>./archive_1/1745519786_468_Wide_Long1745519786_468_Wide_Long_sound.wav</text:p>
          </table:table-cell>
        </table:table-row>
        <table:table-row table:style-name="ro1">
          <table:table-cell office:value-type="string" calcext:value-type="string">
            <text:p>./archive_1/1745522405_780_Wide_Long1745522405_780_Wide_Long_angle_data.json</text:p>
          </table:table-cell>
          <table:table-cell/>
          <table:table-cell office:value-type="string" calcext:value-type="string">
            <text:p>./archive_1/1745522405_780_Wide_Long1745522405_780_Wide_Long_distance_data.json</text:p>
          </table:table-cell>
          <table:table-cell/>
          <table:table-cell office:value-type="string" calcext:value-type="string">
            <text:p>./archive_1/1745522405_780_Wide_Long1745522405_780_Wide_Long_sound.wav</text:p>
          </table:table-cell>
        </table:table-row>
        <table:table-row table:style-name="ro1">
          <table:table-cell office:value-type="string" calcext:value-type="string">
            <text:p>./archive_1/1745524302_1088_Wide_Long1745524302_1088_Wide_Long_angle_data.json</text:p>
          </table:table-cell>
          <table:table-cell/>
          <table:table-cell office:value-type="string" calcext:value-type="string">
            <text:p>./archive_1/1745524302_1088_Wide_Long1745524302_1088_Wide_Long_distance_data.json</text:p>
          </table:table-cell>
          <table:table-cell/>
          <table:table-cell office:value-type="string" calcext:value-type="string">
            <text:p>./archive_1/1745524302_1088_Wide_Long1745524302_1088_Wide_Long_sound.wav</text:p>
          </table:table-cell>
        </table:table-row>
        <table:table-row table:style-name="ro1">
          <table:table-cell office:value-type="string" calcext:value-type="string">
            <text:p>./archive_1/1745526623_1398_Wide_Long1745526623_1398_Wide_Long_angle_data.json</text:p>
          </table:table-cell>
          <table:table-cell/>
          <table:table-cell office:value-type="string" calcext:value-type="string">
            <text:p>./archive_1/1745526623_1398_Wide_Long1745526623_1398_Wide_Long_distance_data.json</text:p>
          </table:table-cell>
          <table:table-cell/>
          <table:table-cell office:value-type="string" calcext:value-type="string">
            <text:p>./archive_1/1745526623_1398_Wide_Long1745526623_1398_Wide_Long_sound.wav</text:p>
          </table:table-cell>
        </table:table-row>
        <table:table-row table:style-name="ro1">
          <table:table-cell office:value-type="string" calcext:value-type="string">
            <text:p>./archive_1/1744900375_216_Wide_Long1744900375_216_Wide_Long_angle_data.json</text:p>
          </table:table-cell>
          <table:table-cell/>
          <table:table-cell office:value-type="string" calcext:value-type="string">
            <text:p>./archive_1/1744900375_216_Wide_Long1744900375_216_Wide_Long_distance_data.json</text:p>
          </table:table-cell>
          <table:table-cell/>
          <table:table-cell office:value-type="string" calcext:value-type="string">
            <text:p>./archive_1/1744900375_216_Wide_Long1744900375_216_Wide_Long_sound.wav</text:p>
          </table:table-cell>
        </table:table-row>
        <table:table-row table:style-name="ro1">
          <table:table-cell office:value-type="string" calcext:value-type="string">
            <text:p>./archive_1/1744908647_536_Wide_Long1744908647_536_Wide_Long_angle_data.json</text:p>
          </table:table-cell>
          <table:table-cell/>
          <table:table-cell office:value-type="string" calcext:value-type="string">
            <text:p>./archive_1/1744908647_536_Wide_Long1744908647_536_Wide_Long_distance_data.json</text:p>
          </table:table-cell>
          <table:table-cell/>
          <table:table-cell office:value-type="string" calcext:value-type="string">
            <text:p>./archive_1/1744908647_536_Wide_Long1744908647_536_Wide_Long_sound.wav</text:p>
          </table:table-cell>
        </table:table-row>
        <table:table-row table:style-name="ro1">
          <table:table-cell office:value-type="string" calcext:value-type="string">
            <text:p>./archive_1/1744915600_850_Wide_Long1744915600_850_Wide_Long_angle_data.json</text:p>
          </table:table-cell>
          <table:table-cell/>
          <table:table-cell office:value-type="string" calcext:value-type="string">
            <text:p>./archive_1/1744915600_850_Wide_Long1744915600_850_Wide_Long_distance_data.json</text:p>
          </table:table-cell>
          <table:table-cell/>
          <table:table-cell office:value-type="string" calcext:value-type="string">
            <text:p>./archive_1/1744915600_850_Wide_Long1744915600_850_Wide_Long_sound.wav</text:p>
          </table:table-cell>
        </table:table-row>
        <table:table-row table:style-name="ro1">
          <table:table-cell office:value-type="string" calcext:value-type="string">
            <text:p>./archive_1/1745515149_160_Wide_Long1745515149_160_Wide_Long_angle_data.json</text:p>
          </table:table-cell>
          <table:table-cell/>
          <table:table-cell office:value-type="string" calcext:value-type="string">
            <text:p>./archive_1/1745515149_160_Wide_Long1745515149_160_Wide_Long_distance_data.json</text:p>
          </table:table-cell>
          <table:table-cell/>
          <table:table-cell office:value-type="string" calcext:value-type="string">
            <text:p>./archive_1/1745515149_160_Wide_Long1745515149_160_Wide_Long_sound.wav</text:p>
          </table:table-cell>
        </table:table-row>
        <table:table-row table:style-name="ro1">
          <table:table-cell office:value-type="string" calcext:value-type="string">
            <text:p>./archive_1/1745519791_469_Wide_Long1745519791_469_Wide_Long_angle_data.json</text:p>
          </table:table-cell>
          <table:table-cell/>
          <table:table-cell office:value-type="string" calcext:value-type="string">
            <text:p>./archive_1/1745519791_469_Wide_Long1745519791_469_Wide_Long_distance_data.json</text:p>
          </table:table-cell>
          <table:table-cell/>
          <table:table-cell office:value-type="string" calcext:value-type="string">
            <text:p>./archive_1/1745519791_469_Wide_Long1745519791_469_Wide_Long_sound.wav</text:p>
          </table:table-cell>
        </table:table-row>
        <table:table-row table:style-name="ro1">
          <table:table-cell office:value-type="string" calcext:value-type="string">
            <text:p>./archive_1/1745522410_781_Wide_Long1745522410_781_Wide_Long_angle_data.json</text:p>
          </table:table-cell>
          <table:table-cell/>
          <table:table-cell office:value-type="string" calcext:value-type="string">
            <text:p>./archive_1/1745522410_781_Wide_Long1745522410_781_Wide_Long_distance_data.json</text:p>
          </table:table-cell>
          <table:table-cell/>
          <table:table-cell office:value-type="string" calcext:value-type="string">
            <text:p>./archive_1/1745522410_781_Wide_Long1745522410_781_Wide_Long_sound.wav</text:p>
          </table:table-cell>
        </table:table-row>
        <table:table-row table:style-name="ro1">
          <table:table-cell office:value-type="string" calcext:value-type="string">
            <text:p>./archive_1/1745524316_1089_Wide_Long1745524316_1089_Wide_Long_angle_data.json</text:p>
          </table:table-cell>
          <table:table-cell/>
          <table:table-cell office:value-type="string" calcext:value-type="string">
            <text:p>./archive_1/1745524316_1089_Wide_Long1745524316_1089_Wide_Long_distance_data.json</text:p>
          </table:table-cell>
          <table:table-cell/>
          <table:table-cell office:value-type="string" calcext:value-type="string">
            <text:p>./archive_1/1745524316_1089_Wide_Long1745524316_1089_Wide_Long_sound.wav</text:p>
          </table:table-cell>
        </table:table-row>
        <table:table-row table:style-name="ro1">
          <table:table-cell office:value-type="string" calcext:value-type="string">
            <text:p>./archive_1/1745526627_1399_Wide_Long1745526627_1399_Wide_Long_angle_data.json</text:p>
          </table:table-cell>
          <table:table-cell/>
          <table:table-cell office:value-type="string" calcext:value-type="string">
            <text:p>./archive_1/1745526627_1399_Wide_Long1745526627_1399_Wide_Long_distance_data.json</text:p>
          </table:table-cell>
          <table:table-cell/>
          <table:table-cell office:value-type="string" calcext:value-type="string">
            <text:p>./archive_1/1745526627_1399_Wide_Long1745526627_1399_Wide_Long_sound.wav</text:p>
          </table:table-cell>
        </table:table-row>
        <table:table-row table:style-name="ro1">
          <table:table-cell office:value-type="string" calcext:value-type="string">
            <text:p>./archive_1/1744900394_217_Wide_Long1744900394_217_Wide_Long_angle_data.json</text:p>
          </table:table-cell>
          <table:table-cell/>
          <table:table-cell office:value-type="string" calcext:value-type="string">
            <text:p>./archive_1/1744900394_217_Wide_Long1744900394_217_Wide_Long_distance_data.json</text:p>
          </table:table-cell>
          <table:table-cell/>
          <table:table-cell office:value-type="string" calcext:value-type="string">
            <text:p>./archive_1/1744900394_217_Wide_Long1744900394_217_Wide_Long_sound.wav</text:p>
          </table:table-cell>
        </table:table-row>
        <table:table-row table:style-name="ro1">
          <table:table-cell office:value-type="string" calcext:value-type="string">
            <text:p>./archive_1/1744908666_537_Wide_Long1744908666_537_Wide_Long_angle_data.json</text:p>
          </table:table-cell>
          <table:table-cell/>
          <table:table-cell office:value-type="string" calcext:value-type="string">
            <text:p>./archive_1/1744908666_537_Wide_Long1744908666_537_Wide_Long_distance_data.json</text:p>
          </table:table-cell>
          <table:table-cell/>
          <table:table-cell office:value-type="string" calcext:value-type="string">
            <text:p>./archive_1/1744908666_537_Wide_Long1744908666_537_Wide_Long_sound.wav</text:p>
          </table:table-cell>
        </table:table-row>
        <table:table-row table:style-name="ro1">
          <table:table-cell office:value-type="string" calcext:value-type="string">
            <text:p>./archive_1/1744915620_851_Wide_Long1744915620_851_Wide_Long_angle_data.json</text:p>
          </table:table-cell>
          <table:table-cell/>
          <table:table-cell office:value-type="string" calcext:value-type="string">
            <text:p>./archive_1/1744915620_851_Wide_Long1744915620_851_Wide_Long_distance_data.json</text:p>
          </table:table-cell>
          <table:table-cell/>
          <table:table-cell office:value-type="string" calcext:value-type="string">
            <text:p>./archive_1/1744915620_851_Wide_Long1744915620_851_Wide_Long_sound.wav</text:p>
          </table:table-cell>
        </table:table-row>
        <table:table-row table:style-name="ro1">
          <table:table-cell office:value-type="string" calcext:value-type="string">
            <text:p>./archive_1/1745515157_161_Wide_Long1745515157_161_Wide_Long_angle_data.json</text:p>
          </table:table-cell>
          <table:table-cell/>
          <table:table-cell office:value-type="string" calcext:value-type="string">
            <text:p>./archive_1/1745515157_161_Wide_Long1745515157_161_Wide_Long_distance_data.json</text:p>
          </table:table-cell>
          <table:table-cell/>
          <table:table-cell office:value-type="string" calcext:value-type="string">
            <text:p>./archive_1/1745515157_161_Wide_Long1745515157_161_Wide_Long_sound.wav</text:p>
          </table:table-cell>
        </table:table-row>
        <table:table-row table:style-name="ro1">
          <table:table-cell office:value-type="string" calcext:value-type="string">
            <text:p>./archive_1/1745519797_470_Wide_Long1745519797_470_Wide_Long_angle_data.json</text:p>
          </table:table-cell>
          <table:table-cell/>
          <table:table-cell office:value-type="string" calcext:value-type="string">
            <text:p>./archive_1/1745519797_470_Wide_Long1745519797_470_Wide_Long_distance_data.json</text:p>
          </table:table-cell>
          <table:table-cell/>
          <table:table-cell office:value-type="string" calcext:value-type="string">
            <text:p>./archive_1/1745519797_470_Wide_Long1745519797_470_Wide_Long_sound.wav</text:p>
          </table:table-cell>
        </table:table-row>
        <table:table-row table:style-name="ro1">
          <table:table-cell office:value-type="string" calcext:value-type="string">
            <text:p>./archive_1/1745522414_782_Wide_Long1745522414_782_Wide_Long_angle_data.json</text:p>
          </table:table-cell>
          <table:table-cell/>
          <table:table-cell office:value-type="string" calcext:value-type="string">
            <text:p>./archive_1/1745522414_782_Wide_Long1745522414_782_Wide_Long_distance_data.json</text:p>
          </table:table-cell>
          <table:table-cell/>
          <table:table-cell office:value-type="string" calcext:value-type="string">
            <text:p>./archive_1/1745522414_782_Wide_Long1745522414_782_Wide_Long_sound.wav</text:p>
          </table:table-cell>
        </table:table-row>
        <table:table-row table:style-name="ro1">
          <table:table-cell office:value-type="string" calcext:value-type="string">
            <text:p>./archive_1/1745524320_1090_Wide_Long1745524320_1090_Wide_Long_angle_data.json</text:p>
          </table:table-cell>
          <table:table-cell/>
          <table:table-cell office:value-type="string" calcext:value-type="string">
            <text:p>./archive_1/1745524320_1090_Wide_Long1745524320_1090_Wide_Long_distance_data.json</text:p>
          </table:table-cell>
          <table:table-cell/>
          <table:table-cell office:value-type="string" calcext:value-type="string">
            <text:p>./archive_1/1745524320_1090_Wide_Long1745524320_1090_Wide_Long_sound.wav</text:p>
          </table:table-cell>
        </table:table-row>
        <table:table-row table:style-name="ro1">
          <table:table-cell office:value-type="string" calcext:value-type="string">
            <text:p>./archive_1/1745526632_1400_Wide_Long1745526632_1400_Wide_Long_angle_data.json</text:p>
          </table:table-cell>
          <table:table-cell/>
          <table:table-cell office:value-type="string" calcext:value-type="string">
            <text:p>./archive_1/1745526632_1400_Wide_Long1745526632_1400_Wide_Long_distance_data.json</text:p>
          </table:table-cell>
          <table:table-cell/>
          <table:table-cell office:value-type="string" calcext:value-type="string">
            <text:p>./archive_1/1745526632_1400_Wide_Long1745526632_1400_Wide_Long_sound.wav</text:p>
          </table:table-cell>
        </table:table-row>
        <table:table-row table:style-name="ro1">
          <table:table-cell office:value-type="string" calcext:value-type="string">
            <text:p>./archive_1/1744900413_218_Wide_Long1744900413_218_Wide_Long_angle_data.json</text:p>
          </table:table-cell>
          <table:table-cell/>
          <table:table-cell office:value-type="string" calcext:value-type="string">
            <text:p>./archive_1/1744900413_218_Wide_Long1744900413_218_Wide_Long_distance_data.json</text:p>
          </table:table-cell>
          <table:table-cell/>
          <table:table-cell office:value-type="string" calcext:value-type="string">
            <text:p>./archive_1/1744900413_218_Wide_Long1744900413_218_Wide_Long_sound.wav</text:p>
          </table:table-cell>
        </table:table-row>
        <table:table-row table:style-name="ro1">
          <table:table-cell office:value-type="string" calcext:value-type="string">
            <text:p>./archive_1/1744908711_539_Wide_Long1744908711_539_Wide_Long_angle_data.json</text:p>
          </table:table-cell>
          <table:table-cell/>
          <table:table-cell office:value-type="string" calcext:value-type="string">
            <text:p>./archive_1/1744908711_539_Wide_Long1744908711_539_Wide_Long_distance_data.json</text:p>
          </table:table-cell>
          <table:table-cell/>
          <table:table-cell office:value-type="string" calcext:value-type="string">
            <text:p>./archive_1/1744908711_539_Wide_Long1744908711_539_Wide_Long_sound.wav</text:p>
          </table:table-cell>
        </table:table-row>
        <table:table-row table:style-name="ro1">
          <table:table-cell office:value-type="string" calcext:value-type="string">
            <text:p>./archive_1/1744915640_852_Wide_Long1744915640_852_Wide_Long_angle_data.json</text:p>
          </table:table-cell>
          <table:table-cell/>
          <table:table-cell office:value-type="string" calcext:value-type="string">
            <text:p>./archive_1/1744915640_852_Wide_Long1744915640_852_Wide_Long_distance_data.json</text:p>
          </table:table-cell>
          <table:table-cell/>
          <table:table-cell office:value-type="string" calcext:value-type="string">
            <text:p>./archive_1/1744915640_852_Wide_Long1744915640_852_Wide_Long_sound.wav</text:p>
          </table:table-cell>
        </table:table-row>
        <table:table-row table:style-name="ro1">
          <table:table-cell office:value-type="string" calcext:value-type="string">
            <text:p>./archive_1/1745515168_162_Wide_Long1745515168_162_Wide_Long_angle_data.json</text:p>
          </table:table-cell>
          <table:table-cell/>
          <table:table-cell office:value-type="string" calcext:value-type="string">
            <text:p>./archive_1/1745515168_162_Wide_Long1745515168_162_Wide_Long_distance_data.json</text:p>
          </table:table-cell>
          <table:table-cell/>
          <table:table-cell office:value-type="string" calcext:value-type="string">
            <text:p>./archive_1/1745515168_162_Wide_Long1745515168_162_Wide_Long_sound.wav</text:p>
          </table:table-cell>
        </table:table-row>
        <table:table-row table:style-name="ro1">
          <table:table-cell office:value-type="string" calcext:value-type="string">
            <text:p>./archive_1/1745519802_471_Wide_Long1745519802_471_Wide_Long_angle_data.json</text:p>
          </table:table-cell>
          <table:table-cell/>
          <table:table-cell office:value-type="string" calcext:value-type="string">
            <text:p>./archive_1/1745519802_471_Wide_Long1745519802_471_Wide_Long_distance_data.json</text:p>
          </table:table-cell>
          <table:table-cell/>
          <table:table-cell office:value-type="string" calcext:value-type="string">
            <text:p>./archive_1/1745519802_471_Wide_Long1745519802_471_Wide_Long_sound.wav</text:p>
          </table:table-cell>
        </table:table-row>
        <table:table-row table:style-name="ro1">
          <table:table-cell office:value-type="string" calcext:value-type="string">
            <text:p>./archive_1/1745522419_783_Wide_Long1745522419_783_Wide_Long_angle_data.json</text:p>
          </table:table-cell>
          <table:table-cell/>
          <table:table-cell office:value-type="string" calcext:value-type="string">
            <text:p>./archive_1/1745522419_783_Wide_Long1745522419_783_Wide_Long_distance_data.json</text:p>
          </table:table-cell>
          <table:table-cell/>
          <table:table-cell office:value-type="string" calcext:value-type="string">
            <text:p>./archive_1/1745522419_783_Wide_Long1745522419_783_Wide_Long_sound.wav</text:p>
          </table:table-cell>
        </table:table-row>
        <table:table-row table:style-name="ro1">
          <table:table-cell office:value-type="string" calcext:value-type="string">
            <text:p>./archive_1/1745524325_1091_Wide_Long1745524325_1091_Wide_Long_angle_data.json</text:p>
          </table:table-cell>
          <table:table-cell/>
          <table:table-cell office:value-type="string" calcext:value-type="string">
            <text:p>./archive_1/1745524325_1091_Wide_Long1745524325_1091_Wide_Long_distance_data.json</text:p>
          </table:table-cell>
          <table:table-cell/>
          <table:table-cell office:value-type="string" calcext:value-type="string">
            <text:p>./archive_1/1745524325_1091_Wide_Long1745524325_1091_Wide_Long_sound.wav</text:p>
          </table:table-cell>
        </table:table-row>
        <table:table-row table:style-name="ro1">
          <table:table-cell office:value-type="string" calcext:value-type="string">
            <text:p>./archive_1/1745526649_1401_Wide_Long1745526649_1401_Wide_Long_angle_data.json</text:p>
          </table:table-cell>
          <table:table-cell/>
          <table:table-cell office:value-type="string" calcext:value-type="string">
            <text:p>./archive_1/1745526649_1401_Wide_Long1745526649_1401_Wide_Long_distance_data.json</text:p>
          </table:table-cell>
          <table:table-cell/>
          <table:table-cell office:value-type="string" calcext:value-type="string">
            <text:p>./archive_1/1745526649_1401_Wide_Long1745526649_1401_Wide_Long_sound.wav</text:p>
          </table:table-cell>
        </table:table-row>
        <table:table-row table:style-name="ro1">
          <table:table-cell office:value-type="string" calcext:value-type="string">
            <text:p>./archive_1/1744900431_219_Wide_Long1744900431_219_Wide_Long_angle_data.json</text:p>
          </table:table-cell>
          <table:table-cell/>
          <table:table-cell office:value-type="string" calcext:value-type="string">
            <text:p>./archive_1/1744900431_219_Wide_Long1744900431_219_Wide_Long_distance_data.json</text:p>
          </table:table-cell>
          <table:table-cell/>
          <table:table-cell office:value-type="string" calcext:value-type="string">
            <text:p>./archive_1/1744900431_219_Wide_Long1744900431_219_Wide_Long_sound.wav</text:p>
          </table:table-cell>
        </table:table-row>
        <table:table-row table:style-name="ro1">
          <table:table-cell office:value-type="string" calcext:value-type="string">
            <text:p>./archive_1/1744908733_540_Wide_Long1744908733_540_Wide_Long_angle_data.json</text:p>
          </table:table-cell>
          <table:table-cell/>
          <table:table-cell office:value-type="string" calcext:value-type="string">
            <text:p>./archive_1/1744908733_540_Wide_Long1744908733_540_Wide_Long_distance_data.json</text:p>
          </table:table-cell>
          <table:table-cell/>
          <table:table-cell office:value-type="string" calcext:value-type="string">
            <text:p>./archive_1/1744908733_540_Wide_Long1744908733_540_Wide_Long_sound.wav</text:p>
          </table:table-cell>
        </table:table-row>
        <table:table-row table:style-name="ro1">
          <table:table-cell office:value-type="string" calcext:value-type="string">
            <text:p>./archive_1/1744915660_853_Wide_Long1744915660_853_Wide_Long_angle_data.json</text:p>
          </table:table-cell>
          <table:table-cell/>
          <table:table-cell office:value-type="string" calcext:value-type="string">
            <text:p>./archive_1/1744915660_853_Wide_Long1744915660_853_Wide_Long_distance_data.json</text:p>
          </table:table-cell>
          <table:table-cell/>
          <table:table-cell office:value-type="string" calcext:value-type="string">
            <text:p>./archive_1/1744915660_853_Wide_Long1744915660_853_Wide_Long_sound.wav</text:p>
          </table:table-cell>
        </table:table-row>
        <table:table-row table:style-name="ro1">
          <table:table-cell office:value-type="string" calcext:value-type="string">
            <text:p>./archive_1/1745515211_163_Wide_Long1745515211_163_Wide_Long_angle_data.json</text:p>
          </table:table-cell>
          <table:table-cell/>
          <table:table-cell office:value-type="string" calcext:value-type="string">
            <text:p>./archive_1/1745515211_163_Wide_Long1745515211_163_Wide_Long_distance_data.json</text:p>
          </table:table-cell>
          <table:table-cell/>
          <table:table-cell office:value-type="string" calcext:value-type="string">
            <text:p>./archive_1/1745515211_163_Wide_Long1745515211_163_Wide_Long_sound.wav</text:p>
          </table:table-cell>
        </table:table-row>
        <table:table-row table:style-name="ro1">
          <table:table-cell office:value-type="string" calcext:value-type="string">
            <text:p>./archive_1/1745519806_472_Wide_Long1745519806_472_Wide_Long_angle_data.json</text:p>
          </table:table-cell>
          <table:table-cell/>
          <table:table-cell office:value-type="string" calcext:value-type="string">
            <text:p>./archive_1/1745519806_472_Wide_Long1745519806_472_Wide_Long_distance_data.json</text:p>
          </table:table-cell>
          <table:table-cell/>
          <table:table-cell office:value-type="string" calcext:value-type="string">
            <text:p>./archive_1/1745519806_472_Wide_Long1745519806_472_Wide_Long_sound.wav</text:p>
          </table:table-cell>
        </table:table-row>
        <table:table-row table:style-name="ro1">
          <table:table-cell office:value-type="string" calcext:value-type="string">
            <text:p>./archive_1/1745522423_784_Wide_Long1745522423_784_Wide_Long_angle_data.json</text:p>
          </table:table-cell>
          <table:table-cell/>
          <table:table-cell office:value-type="string" calcext:value-type="string">
            <text:p>./archive_1/1745522423_784_Wide_Long1745522423_784_Wide_Long_distance_data.json</text:p>
          </table:table-cell>
          <table:table-cell/>
          <table:table-cell office:value-type="string" calcext:value-type="string">
            <text:p>./archive_1/1745522423_784_Wide_Long1745522423_784_Wide_Long_sound.wav</text:p>
          </table:table-cell>
        </table:table-row>
        <table:table-row table:style-name="ro1">
          <table:table-cell office:value-type="string" calcext:value-type="string">
            <text:p>./archive_1/1745524329_1092_Wide_Long1745524329_1092_Wide_Long_angle_data.json</text:p>
          </table:table-cell>
          <table:table-cell/>
          <table:table-cell office:value-type="string" calcext:value-type="string">
            <text:p>./archive_1/1745524329_1092_Wide_Long1745524329_1092_Wide_Long_distance_data.json</text:p>
          </table:table-cell>
          <table:table-cell/>
          <table:table-cell office:value-type="string" calcext:value-type="string">
            <text:p>./archive_1/1745524329_1092_Wide_Long1745524329_1092_Wide_Long_sound.wav</text:p>
          </table:table-cell>
        </table:table-row>
        <table:table-row table:style-name="ro1">
          <table:table-cell office:value-type="string" calcext:value-type="string">
            <text:p>./archive_1/1745526654_1402_Wide_Long1745526654_1402_Wide_Long_angle_data.json</text:p>
          </table:table-cell>
          <table:table-cell/>
          <table:table-cell office:value-type="string" calcext:value-type="string">
            <text:p>./archive_1/1745526654_1402_Wide_Long1745526654_1402_Wide_Long_distance_data.json</text:p>
          </table:table-cell>
          <table:table-cell/>
          <table:table-cell office:value-type="string" calcext:value-type="string">
            <text:p>./archive_1/1745526654_1402_Wide_Long1745526654_1402_Wide_Long_sound.wav</text:p>
          </table:table-cell>
        </table:table-row>
        <table:table-row table:style-name="ro1">
          <table:table-cell office:value-type="string" calcext:value-type="string">
            <text:p>./archive_1/1744900450_220_Wide_Long1744900450_220_Wide_Long_angle_data.json</text:p>
          </table:table-cell>
          <table:table-cell/>
          <table:table-cell office:value-type="string" calcext:value-type="string">
            <text:p>./archive_1/1744900450_220_Wide_Long1744900450_220_Wide_Long_distance_data.json</text:p>
          </table:table-cell>
          <table:table-cell/>
          <table:table-cell office:value-type="string" calcext:value-type="string">
            <text:p>./archive_1/1744900450_220_Wide_Long1744900450_220_Wide_Long_sound.wav</text:p>
          </table:table-cell>
        </table:table-row>
        <table:table-row table:style-name="ro1">
          <table:table-cell office:value-type="string" calcext:value-type="string">
            <text:p>./archive_1/1744908753_541_Wide_Long1744908753_541_Wide_Long_angle_data.json</text:p>
          </table:table-cell>
          <table:table-cell/>
          <table:table-cell office:value-type="string" calcext:value-type="string">
            <text:p>./archive_1/1744908753_541_Wide_Long1744908753_541_Wide_Long_distance_data.json</text:p>
          </table:table-cell>
          <table:table-cell/>
          <table:table-cell office:value-type="string" calcext:value-type="string">
            <text:p>./archive_1/1744908753_541_Wide_Long1744908753_541_Wide_Long_sound.wav</text:p>
          </table:table-cell>
        </table:table-row>
        <table:table-row table:style-name="ro1">
          <table:table-cell office:value-type="string" calcext:value-type="string">
            <text:p>./archive_1/1744915680_854_Wide_Long1744915680_854_Wide_Long_angle_data.json</text:p>
          </table:table-cell>
          <table:table-cell/>
          <table:table-cell office:value-type="string" calcext:value-type="string">
            <text:p>./archive_1/1744915680_854_Wide_Long1744915680_854_Wide_Long_distance_data.json</text:p>
          </table:table-cell>
          <table:table-cell/>
          <table:table-cell office:value-type="string" calcext:value-type="string">
            <text:p>./archive_1/1744915680_854_Wide_Long1744915680_854_Wide_Long_sound.wav</text:p>
          </table:table-cell>
        </table:table-row>
        <table:table-row table:style-name="ro1">
          <table:table-cell office:value-type="string" calcext:value-type="string">
            <text:p>./archive_1/1745515219_164_Wide_Long1745515219_164_Wide_Long_angle_data.json</text:p>
          </table:table-cell>
          <table:table-cell/>
          <table:table-cell office:value-type="string" calcext:value-type="string">
            <text:p>./archive_1/1745515219_164_Wide_Long1745515219_164_Wide_Long_distance_data.json</text:p>
          </table:table-cell>
          <table:table-cell/>
          <table:table-cell office:value-type="string" calcext:value-type="string">
            <text:p>./archive_1/1745515219_164_Wide_Long1745515219_164_Wide_Long_sound.wav</text:p>
          </table:table-cell>
        </table:table-row>
        <table:table-row table:style-name="ro1">
          <table:table-cell office:value-type="string" calcext:value-type="string">
            <text:p>./archive_1/1745519811_473_Wide_Long1745519811_473_Wide_Long_angle_data.json</text:p>
          </table:table-cell>
          <table:table-cell/>
          <table:table-cell office:value-type="string" calcext:value-type="string">
            <text:p>./archive_1/1745519811_473_Wide_Long1745519811_473_Wide_Long_distance_data.json</text:p>
          </table:table-cell>
          <table:table-cell/>
          <table:table-cell office:value-type="string" calcext:value-type="string">
            <text:p>./archive_1/1745519811_473_Wide_Long1745519811_473_Wide_Long_sound.wav</text:p>
          </table:table-cell>
        </table:table-row>
        <table:table-row table:style-name="ro1">
          <table:table-cell office:value-type="string" calcext:value-type="string">
            <text:p>./archive_1/1745522427_785_Wide_Long1745522427_785_Wide_Long_angle_data.json</text:p>
          </table:table-cell>
          <table:table-cell/>
          <table:table-cell office:value-type="string" calcext:value-type="string">
            <text:p>./archive_1/1745522427_785_Wide_Long1745522427_785_Wide_Long_distance_data.json</text:p>
          </table:table-cell>
          <table:table-cell/>
          <table:table-cell office:value-type="string" calcext:value-type="string">
            <text:p>./archive_1/1745522427_785_Wide_Long1745522427_785_Wide_Long_sound.wav</text:p>
          </table:table-cell>
        </table:table-row>
        <table:table-row table:style-name="ro1">
          <table:table-cell office:value-type="string" calcext:value-type="string">
            <text:p>./archive_1/1745524335_1093_Wide_Long1745524335_1093_Wide_Long_angle_data.json</text:p>
          </table:table-cell>
          <table:table-cell/>
          <table:table-cell office:value-type="string" calcext:value-type="string">
            <text:p>./archive_1/1745524335_1093_Wide_Long1745524335_1093_Wide_Long_distance_data.json</text:p>
          </table:table-cell>
          <table:table-cell/>
          <table:table-cell office:value-type="string" calcext:value-type="string">
            <text:p>./archive_1/1745524335_1093_Wide_Long1745524335_1093_Wide_Long_sound.wav</text:p>
          </table:table-cell>
        </table:table-row>
        <table:table-row table:style-name="ro1">
          <table:table-cell office:value-type="string" calcext:value-type="string">
            <text:p>./archive_1/1745526658_1403_Wide_Long1745526658_1403_Wide_Long_angle_data.json</text:p>
          </table:table-cell>
          <table:table-cell/>
          <table:table-cell office:value-type="string" calcext:value-type="string">
            <text:p>./archive_1/1745526658_1403_Wide_Long1745526658_1403_Wide_Long_distance_data.json</text:p>
          </table:table-cell>
          <table:table-cell/>
          <table:table-cell office:value-type="string" calcext:value-type="string">
            <text:p>./archive_1/1745526658_1403_Wide_Long1745526658_1403_Wide_Long_sound.wav</text:p>
          </table:table-cell>
        </table:table-row>
        <table:table-row table:style-name="ro1">
          <table:table-cell office:value-type="string" calcext:value-type="string">
            <text:p>./archive_1/1744900468_221_Wide_Long1744900468_221_Wide_Long_angle_data.json</text:p>
          </table:table-cell>
          <table:table-cell/>
          <table:table-cell office:value-type="string" calcext:value-type="string">
            <text:p>./archive_1/1744900468_221_Wide_Long1744900468_221_Wide_Long_distance_data.json</text:p>
          </table:table-cell>
          <table:table-cell/>
          <table:table-cell office:value-type="string" calcext:value-type="string">
            <text:p>./archive_1/1744900468_221_Wide_Long1744900468_221_Wide_Long_sound.wav</text:p>
          </table:table-cell>
        </table:table-row>
        <table:table-row table:style-name="ro1">
          <table:table-cell office:value-type="string" calcext:value-type="string">
            <text:p>./archive_1/1744908772_542_Wide_Long1744908772_542_Wide_Long_angle_data.json</text:p>
          </table:table-cell>
          <table:table-cell/>
          <table:table-cell office:value-type="string" calcext:value-type="string">
            <text:p>./archive_1/1744908772_542_Wide_Long1744908772_542_Wide_Long_distance_data.json</text:p>
          </table:table-cell>
          <table:table-cell/>
          <table:table-cell office:value-type="string" calcext:value-type="string">
            <text:p>./archive_1/1744908772_542_Wide_Long1744908772_542_Wide_Long_sound.wav</text:p>
          </table:table-cell>
        </table:table-row>
        <table:table-row table:style-name="ro1">
          <table:table-cell office:value-type="string" calcext:value-type="string">
            <text:p>./archive_1/1744915700_855_Wide_Long1744915700_855_Wide_Long_angle_data.json</text:p>
          </table:table-cell>
          <table:table-cell/>
          <table:table-cell office:value-type="string" calcext:value-type="string">
            <text:p>./archive_1/1744915700_855_Wide_Long1744915700_855_Wide_Long_distance_data.json</text:p>
          </table:table-cell>
          <table:table-cell/>
          <table:table-cell office:value-type="string" calcext:value-type="string">
            <text:p>./archive_1/1744915700_855_Wide_Long1744915700_855_Wide_Long_sound.wav</text:p>
          </table:table-cell>
        </table:table-row>
        <table:table-row table:style-name="ro1">
          <table:table-cell office:value-type="string" calcext:value-type="string">
            <text:p>./archive_1/1745515234_165_Wide_Long1745515234_165_Wide_Long_angle_data.json</text:p>
          </table:table-cell>
          <table:table-cell/>
          <table:table-cell office:value-type="string" calcext:value-type="string">
            <text:p>./archive_1/1745515234_165_Wide_Long1745515234_165_Wide_Long_distance_data.json</text:p>
          </table:table-cell>
          <table:table-cell/>
          <table:table-cell office:value-type="string" calcext:value-type="string">
            <text:p>./archive_1/1745515234_165_Wide_Long1745515234_165_Wide_Long_sound.wav</text:p>
          </table:table-cell>
        </table:table-row>
        <table:table-row table:style-name="ro1">
          <table:table-cell office:value-type="string" calcext:value-type="string">
            <text:p>./archive_1/1745519816_474_Wide_Long1745519816_474_Wide_Long_angle_data.json</text:p>
          </table:table-cell>
          <table:table-cell/>
          <table:table-cell office:value-type="string" calcext:value-type="string">
            <text:p>./archive_1/1745519816_474_Wide_Long1745519816_474_Wide_Long_distance_data.json</text:p>
          </table:table-cell>
          <table:table-cell/>
          <table:table-cell office:value-type="string" calcext:value-type="string">
            <text:p>./archive_1/1745519816_474_Wide_Long1745519816_474_Wide_Long_sound.wav</text:p>
          </table:table-cell>
        </table:table-row>
        <table:table-row table:style-name="ro1">
          <table:table-cell office:value-type="string" calcext:value-type="string">
            <text:p>./archive_1/1745522432_786_Wide_Long1745522432_786_Wide_Long_angle_data.json</text:p>
          </table:table-cell>
          <table:table-cell/>
          <table:table-cell office:value-type="string" calcext:value-type="string">
            <text:p>./archive_1/1745522432_786_Wide_Long1745522432_786_Wide_Long_distance_data.json</text:p>
          </table:table-cell>
          <table:table-cell/>
          <table:table-cell office:value-type="string" calcext:value-type="string">
            <text:p>./archive_1/1745522432_786_Wide_Long1745522432_786_Wide_Long_sound.wav</text:p>
          </table:table-cell>
        </table:table-row>
        <table:table-row table:style-name="ro1">
          <table:table-cell office:value-type="string" calcext:value-type="string">
            <text:p>./archive_1/1745524339_1094_Wide_Long1745524339_1094_Wide_Long_angle_data.json</text:p>
          </table:table-cell>
          <table:table-cell/>
          <table:table-cell office:value-type="string" calcext:value-type="string">
            <text:p>./archive_1/1745524339_1094_Wide_Long1745524339_1094_Wide_Long_distance_data.json</text:p>
          </table:table-cell>
          <table:table-cell/>
          <table:table-cell office:value-type="string" calcext:value-type="string">
            <text:p>./archive_1/1745524339_1094_Wide_Long1745524339_1094_Wide_Long_sound.wav</text:p>
          </table:table-cell>
        </table:table-row>
        <table:table-row table:style-name="ro1">
          <table:table-cell office:value-type="string" calcext:value-type="string">
            <text:p>./archive_1/1745526662_1404_Wide_Long1745526662_1404_Wide_Long_angle_data.json</text:p>
          </table:table-cell>
          <table:table-cell/>
          <table:table-cell office:value-type="string" calcext:value-type="string">
            <text:p>./archive_1/1745526662_1404_Wide_Long1745526662_1404_Wide_Long_distance_data.json</text:p>
          </table:table-cell>
          <table:table-cell/>
          <table:table-cell office:value-type="string" calcext:value-type="string">
            <text:p>./archive_1/1745526662_1404_Wide_Long1745526662_1404_Wide_Long_sound.wav</text:p>
          </table:table-cell>
        </table:table-row>
        <table:table-row table:style-name="ro1">
          <table:table-cell office:value-type="string" calcext:value-type="string">
            <text:p>./archive_1/1744900487_222_Wide_Long1744900487_222_Wide_Long_angle_data.json</text:p>
          </table:table-cell>
          <table:table-cell/>
          <table:table-cell office:value-type="string" calcext:value-type="string">
            <text:p>./archive_1/1744900487_222_Wide_Long1744900487_222_Wide_Long_distance_data.json</text:p>
          </table:table-cell>
          <table:table-cell/>
          <table:table-cell office:value-type="string" calcext:value-type="string">
            <text:p>./archive_1/1744900487_222_Wide_Long1744900487_222_Wide_Long_sound.wav</text:p>
          </table:table-cell>
        </table:table-row>
        <table:table-row table:style-name="ro1">
          <table:table-cell office:value-type="string" calcext:value-type="string">
            <text:p>./archive_1/1744908792_543_Wide_Long1744908792_543_Wide_Long_angle_data.json</text:p>
          </table:table-cell>
          <table:table-cell/>
          <table:table-cell office:value-type="string" calcext:value-type="string">
            <text:p>./archive_1/1744908792_543_Wide_Long1744908792_543_Wide_Long_distance_data.json</text:p>
          </table:table-cell>
          <table:table-cell/>
          <table:table-cell office:value-type="string" calcext:value-type="string">
            <text:p>./archive_1/1744908792_543_Wide_Long1744908792_543_Wide_Long_sound.wav</text:p>
          </table:table-cell>
        </table:table-row>
        <table:table-row table:style-name="ro1">
          <table:table-cell office:value-type="string" calcext:value-type="string">
            <text:p>./archive_1/1744915719_856_Wide_Long1744915719_856_Wide_Long_angle_data.json</text:p>
          </table:table-cell>
          <table:table-cell/>
          <table:table-cell office:value-type="string" calcext:value-type="string">
            <text:p>./archive_1/1744915719_856_Wide_Long1744915719_856_Wide_Long_distance_data.json</text:p>
          </table:table-cell>
          <table:table-cell/>
          <table:table-cell office:value-type="string" calcext:value-type="string">
            <text:p>./archive_1/1744915719_856_Wide_Long1744915719_856_Wide_Long_sound.wav</text:p>
          </table:table-cell>
        </table:table-row>
        <table:table-row table:style-name="ro1">
          <table:table-cell office:value-type="string" calcext:value-type="string">
            <text:p>./archive_1/1745515240_166_Wide_Long1745515240_166_Wide_Long_angle_data.json</text:p>
          </table:table-cell>
          <table:table-cell/>
          <table:table-cell office:value-type="string" calcext:value-type="string">
            <text:p>./archive_1/1745515240_166_Wide_Long1745515240_166_Wide_Long_distance_data.json</text:p>
          </table:table-cell>
          <table:table-cell/>
          <table:table-cell office:value-type="string" calcext:value-type="string">
            <text:p>./archive_1/1745515240_166_Wide_Long1745515240_166_Wide_Long_sound.wav</text:p>
          </table:table-cell>
        </table:table-row>
        <table:table-row table:style-name="ro1">
          <table:table-cell office:value-type="string" calcext:value-type="string">
            <text:p>./archive_1/1745519825_475_Wide_Long1745519825_475_Wide_Long_angle_data.json</text:p>
          </table:table-cell>
          <table:table-cell/>
          <table:table-cell office:value-type="string" calcext:value-type="string">
            <text:p>./archive_1/1745519825_475_Wide_Long1745519825_475_Wide_Long_distance_data.json</text:p>
          </table:table-cell>
          <table:table-cell/>
          <table:table-cell office:value-type="string" calcext:value-type="string">
            <text:p>./archive_1/1745519825_475_Wide_Long1745519825_475_Wide_Long_sound.wav</text:p>
          </table:table-cell>
        </table:table-row>
        <table:table-row table:style-name="ro1">
          <table:table-cell office:value-type="string" calcext:value-type="string">
            <text:p>./archive_1/1745522436_787_Wide_Long1745522436_787_Wide_Long_angle_data.json</text:p>
          </table:table-cell>
          <table:table-cell/>
          <table:table-cell office:value-type="string" calcext:value-type="string">
            <text:p>./archive_1/1745522436_787_Wide_Long1745522436_787_Wide_Long_distance_data.json</text:p>
          </table:table-cell>
          <table:table-cell/>
          <table:table-cell office:value-type="string" calcext:value-type="string">
            <text:p>./archive_1/1745522436_787_Wide_Long1745522436_787_Wide_Long_sound.wav</text:p>
          </table:table-cell>
        </table:table-row>
        <table:table-row table:style-name="ro1">
          <table:table-cell office:value-type="string" calcext:value-type="string">
            <text:p>./archive_1/1745524344_1095_Wide_Long1745524344_1095_Wide_Long_angle_data.json</text:p>
          </table:table-cell>
          <table:table-cell/>
          <table:table-cell office:value-type="string" calcext:value-type="string">
            <text:p>./archive_1/1745524344_1095_Wide_Long1745524344_1095_Wide_Long_distance_data.json</text:p>
          </table:table-cell>
          <table:table-cell/>
          <table:table-cell office:value-type="string" calcext:value-type="string">
            <text:p>./archive_1/1745524344_1095_Wide_Long1745524344_1095_Wide_Long_sound.wav</text:p>
          </table:table-cell>
        </table:table-row>
        <table:table-row table:style-name="ro1">
          <table:table-cell office:value-type="string" calcext:value-type="string">
            <text:p>./archive_1/1745526666_1405_Wide_Long1745526666_1405_Wide_Long_angle_data.json</text:p>
          </table:table-cell>
          <table:table-cell/>
          <table:table-cell office:value-type="string" calcext:value-type="string">
            <text:p>./archive_1/1745526666_1405_Wide_Long1745526666_1405_Wide_Long_distance_data.json</text:p>
          </table:table-cell>
          <table:table-cell/>
          <table:table-cell office:value-type="string" calcext:value-type="string">
            <text:p>./archive_1/1745526666_1405_Wide_Long1745526666_1405_Wide_Long_sound.wav</text:p>
          </table:table-cell>
        </table:table-row>
        <table:table-row table:style-name="ro1">
          <table:table-cell office:value-type="string" calcext:value-type="string">
            <text:p>./archive_1/1744900507_223_Wide_Long1744900507_223_Wide_Long_angle_data.json</text:p>
          </table:table-cell>
          <table:table-cell/>
          <table:table-cell office:value-type="string" calcext:value-type="string">
            <text:p>./archive_1/1744900507_223_Wide_Long1744900507_223_Wide_Long_distance_data.json</text:p>
          </table:table-cell>
          <table:table-cell/>
          <table:table-cell office:value-type="string" calcext:value-type="string">
            <text:p>./archive_1/1744900507_223_Wide_Long1744900507_223_Wide_Long_sound.wav</text:p>
          </table:table-cell>
        </table:table-row>
        <table:table-row table:style-name="ro1">
          <table:table-cell office:value-type="string" calcext:value-type="string">
            <text:p>./archive_1/1744908811_544_Wide_Long1744908811_544_Wide_Long_angle_data.json</text:p>
          </table:table-cell>
          <table:table-cell/>
          <table:table-cell office:value-type="string" calcext:value-type="string">
            <text:p>./archive_1/1744908811_544_Wide_Long1744908811_544_Wide_Long_distance_data.json</text:p>
          </table:table-cell>
          <table:table-cell/>
          <table:table-cell office:value-type="string" calcext:value-type="string">
            <text:p>./archive_1/1744908811_544_Wide_Long1744908811_544_Wide_Long_sound.wav</text:p>
          </table:table-cell>
        </table:table-row>
        <table:table-row table:style-name="ro1">
          <table:table-cell office:value-type="string" calcext:value-type="string">
            <text:p>./archive_1/1744915739_857_Wide_Long1744915739_857_Wide_Long_angle_data.json</text:p>
          </table:table-cell>
          <table:table-cell/>
          <table:table-cell office:value-type="string" calcext:value-type="string">
            <text:p>./archive_1/1744915739_857_Wide_Long1744915739_857_Wide_Long_distance_data.json</text:p>
          </table:table-cell>
          <table:table-cell/>
          <table:table-cell office:value-type="string" calcext:value-type="string">
            <text:p>./archive_1/1744915739_857_Wide_Long1744915739_857_Wide_Long_sound.wav</text:p>
          </table:table-cell>
        </table:table-row>
        <table:table-row table:style-name="ro1">
          <table:table-cell office:value-type="string" calcext:value-type="string">
            <text:p>./archive_1/1745515247_167_Wide_Long1745515247_167_Wide_Long_angle_data.json</text:p>
          </table:table-cell>
          <table:table-cell/>
          <table:table-cell office:value-type="string" calcext:value-type="string">
            <text:p>./archive_1/1745515247_167_Wide_Long1745515247_167_Wide_Long_distance_data.json</text:p>
          </table:table-cell>
          <table:table-cell/>
          <table:table-cell office:value-type="string" calcext:value-type="string">
            <text:p>./archive_1/1745515247_167_Wide_Long1745515247_167_Wide_Long_sound.wav</text:p>
          </table:table-cell>
        </table:table-row>
        <table:table-row table:style-name="ro1">
          <table:table-cell office:value-type="string" calcext:value-type="string">
            <text:p>./archive_1/1745519831_476_Wide_Long1745519831_476_Wide_Long_angle_data.json</text:p>
          </table:table-cell>
          <table:table-cell/>
          <table:table-cell office:value-type="string" calcext:value-type="string">
            <text:p>./archive_1/1745519831_476_Wide_Long1745519831_476_Wide_Long_distance_data.json</text:p>
          </table:table-cell>
          <table:table-cell/>
          <table:table-cell office:value-type="string" calcext:value-type="string">
            <text:p>./archive_1/1745519831_476_Wide_Long1745519831_476_Wide_Long_sound.wav</text:p>
          </table:table-cell>
        </table:table-row>
        <table:table-row table:style-name="ro1">
          <table:table-cell office:value-type="string" calcext:value-type="string">
            <text:p>./archive_1/1745522441_788_Wide_Long1745522441_788_Wide_Long_angle_data.json</text:p>
          </table:table-cell>
          <table:table-cell/>
          <table:table-cell office:value-type="string" calcext:value-type="string">
            <text:p>./archive_1/1745522441_788_Wide_Long1745522441_788_Wide_Long_distance_data.json</text:p>
          </table:table-cell>
          <table:table-cell/>
          <table:table-cell office:value-type="string" calcext:value-type="string">
            <text:p>./archive_1/1745522441_788_Wide_Long1745522441_788_Wide_Long_sound.wav</text:p>
          </table:table-cell>
        </table:table-row>
        <table:table-row table:style-name="ro1">
          <table:table-cell office:value-type="string" calcext:value-type="string">
            <text:p>./archive_1/1745524348_1096_Wide_Long1745524348_1096_Wide_Long_angle_data.json</text:p>
          </table:table-cell>
          <table:table-cell/>
          <table:table-cell office:value-type="string" calcext:value-type="string">
            <text:p>./archive_1/1745524348_1096_Wide_Long1745524348_1096_Wide_Long_distance_data.json</text:p>
          </table:table-cell>
          <table:table-cell/>
          <table:table-cell office:value-type="string" calcext:value-type="string">
            <text:p>./archive_1/1745524348_1096_Wide_Long1745524348_1096_Wide_Long_sound.wav</text:p>
          </table:table-cell>
        </table:table-row>
        <table:table-row table:style-name="ro1">
          <table:table-cell office:value-type="string" calcext:value-type="string">
            <text:p>./archive_1/1745526671_1406_Wide_Long1745526671_1406_Wide_Long_angle_data.json</text:p>
          </table:table-cell>
          <table:table-cell/>
          <table:table-cell office:value-type="string" calcext:value-type="string">
            <text:p>./archive_1/1745526671_1406_Wide_Long1745526671_1406_Wide_Long_distance_data.json</text:p>
          </table:table-cell>
          <table:table-cell/>
          <table:table-cell office:value-type="string" calcext:value-type="string">
            <text:p>./archive_1/1745526671_1406_Wide_Long1745526671_1406_Wide_Long_sound.wav</text:p>
          </table:table-cell>
        </table:table-row>
        <table:table-row table:style-name="ro1">
          <table:table-cell office:value-type="string" calcext:value-type="string">
            <text:p>./archive_1/1744900526_224_Wide_Long1744900526_224_Wide_Long_angle_data.json</text:p>
          </table:table-cell>
          <table:table-cell/>
          <table:table-cell office:value-type="string" calcext:value-type="string">
            <text:p>./archive_1/1744900526_224_Wide_Long1744900526_224_Wide_Long_distance_data.json</text:p>
          </table:table-cell>
          <table:table-cell/>
          <table:table-cell office:value-type="string" calcext:value-type="string">
            <text:p>./archive_1/1744900526_224_Wide_Long1744900526_224_Wide_Long_sound.wav</text:p>
          </table:table-cell>
        </table:table-row>
        <table:table-row table:style-name="ro1">
          <table:table-cell office:value-type="string" calcext:value-type="string">
            <text:p>./archive_1/1744908830_545_Wide_Long1744908830_545_Wide_Long_angle_data.json</text:p>
          </table:table-cell>
          <table:table-cell/>
          <table:table-cell office:value-type="string" calcext:value-type="string">
            <text:p>./archive_1/1744908830_545_Wide_Long1744908830_545_Wide_Long_distance_data.json</text:p>
          </table:table-cell>
          <table:table-cell/>
          <table:table-cell office:value-type="string" calcext:value-type="string">
            <text:p>./archive_1/1744908830_545_Wide_Long1744908830_545_Wide_Long_sound.wav</text:p>
          </table:table-cell>
        </table:table-row>
        <table:table-row table:style-name="ro1">
          <table:table-cell office:value-type="string" calcext:value-type="string">
            <text:p>./archive_1/1744915759_858_Wide_Long1744915759_858_Wide_Long_angle_data.json</text:p>
          </table:table-cell>
          <table:table-cell/>
          <table:table-cell office:value-type="string" calcext:value-type="string">
            <text:p>./archive_1/1744915759_858_Wide_Long1744915759_858_Wide_Long_distance_data.json</text:p>
          </table:table-cell>
          <table:table-cell/>
          <table:table-cell office:value-type="string" calcext:value-type="string">
            <text:p>./archive_1/1744915759_858_Wide_Long1744915759_858_Wide_Long_sound.wav</text:p>
          </table:table-cell>
        </table:table-row>
        <table:table-row table:style-name="ro1">
          <table:table-cell office:value-type="string" calcext:value-type="string">
            <text:p>./archive_1/1745515253_168_Wide_Long1745515253_168_Wide_Long_angle_data.json</text:p>
          </table:table-cell>
          <table:table-cell/>
          <table:table-cell office:value-type="string" calcext:value-type="string">
            <text:p>./archive_1/1745515253_168_Wide_Long1745515253_168_Wide_Long_distance_data.json</text:p>
          </table:table-cell>
          <table:table-cell/>
          <table:table-cell office:value-type="string" calcext:value-type="string">
            <text:p>./archive_1/1745515253_168_Wide_Long1745515253_168_Wide_Long_sound.wav</text:p>
          </table:table-cell>
        </table:table-row>
        <table:table-row table:style-name="ro1">
          <table:table-cell office:value-type="string" calcext:value-type="string">
            <text:p>./archive_1/1745519835_477_Wide_Long1745519835_477_Wide_Long_angle_data.json</text:p>
          </table:table-cell>
          <table:table-cell/>
          <table:table-cell office:value-type="string" calcext:value-type="string">
            <text:p>./archive_1/1745519835_477_Wide_Long1745519835_477_Wide_Long_distance_data.json</text:p>
          </table:table-cell>
          <table:table-cell/>
          <table:table-cell office:value-type="string" calcext:value-type="string">
            <text:p>./archive_1/1745519835_477_Wide_Long1745519835_477_Wide_Long_sound.wav</text:p>
          </table:table-cell>
        </table:table-row>
        <table:table-row table:style-name="ro1">
          <table:table-cell office:value-type="string" calcext:value-type="string">
            <text:p>./archive_1/1745522445_789_Wide_Long1745522445_789_Wide_Long_angle_data.json</text:p>
          </table:table-cell>
          <table:table-cell/>
          <table:table-cell office:value-type="string" calcext:value-type="string">
            <text:p>./archive_1/1745522445_789_Wide_Long1745522445_789_Wide_Long_distance_data.json</text:p>
          </table:table-cell>
          <table:table-cell/>
          <table:table-cell office:value-type="string" calcext:value-type="string">
            <text:p>./archive_1/1745522445_789_Wide_Long1745522445_789_Wide_Long_sound.wav</text:p>
          </table:table-cell>
        </table:table-row>
        <table:table-row table:style-name="ro1">
          <table:table-cell office:value-type="string" calcext:value-type="string">
            <text:p>./archive_1/1745524353_1097_Wide_Long1745524353_1097_Wide_Long_angle_data.json</text:p>
          </table:table-cell>
          <table:table-cell/>
          <table:table-cell office:value-type="string" calcext:value-type="string">
            <text:p>./archive_1/1745524353_1097_Wide_Long1745524353_1097_Wide_Long_distance_data.json</text:p>
          </table:table-cell>
          <table:table-cell/>
          <table:table-cell office:value-type="string" calcext:value-type="string">
            <text:p>./archive_1/1745524353_1097_Wide_Long1745524353_1097_Wide_Long_sound.wav</text:p>
          </table:table-cell>
        </table:table-row>
        <table:table-row table:style-name="ro1">
          <table:table-cell office:value-type="string" calcext:value-type="string">
            <text:p>./archive_1/1745526675_1407_Wide_Long1745526675_1407_Wide_Long_angle_data.json</text:p>
          </table:table-cell>
          <table:table-cell/>
          <table:table-cell office:value-type="string" calcext:value-type="string">
            <text:p>./archive_1/1745526675_1407_Wide_Long1745526675_1407_Wide_Long_distance_data.json</text:p>
          </table:table-cell>
          <table:table-cell/>
          <table:table-cell office:value-type="string" calcext:value-type="string">
            <text:p>./archive_1/1745526675_1407_Wide_Long1745526675_1407_Wide_Long_sound.wav</text:p>
          </table:table-cell>
        </table:table-row>
        <table:table-row table:style-name="ro1">
          <table:table-cell office:value-type="string" calcext:value-type="string">
            <text:p>./archive_1/1744900544_225_Wide_Long1744900544_225_Wide_Long_angle_data.json</text:p>
          </table:table-cell>
          <table:table-cell/>
          <table:table-cell office:value-type="string" calcext:value-type="string">
            <text:p>./archive_1/1744900544_225_Wide_Long1744900544_225_Wide_Long_distance_data.json</text:p>
          </table:table-cell>
          <table:table-cell/>
          <table:table-cell office:value-type="string" calcext:value-type="string">
            <text:p>./archive_1/1744900544_225_Wide_Long1744900544_225_Wide_Long_sound.wav</text:p>
          </table:table-cell>
        </table:table-row>
        <table:table-row table:style-name="ro1">
          <table:table-cell office:value-type="string" calcext:value-type="string">
            <text:p>./archive_1/1744908849_546_Wide_Long1744908849_546_Wide_Long_angle_data.json</text:p>
          </table:table-cell>
          <table:table-cell/>
          <table:table-cell office:value-type="string" calcext:value-type="string">
            <text:p>./archive_1/1744908849_546_Wide_Long1744908849_546_Wide_Long_distance_data.json</text:p>
          </table:table-cell>
          <table:table-cell/>
          <table:table-cell office:value-type="string" calcext:value-type="string">
            <text:p>./archive_1/1744908849_546_Wide_Long1744908849_546_Wide_Long_sound.wav</text:p>
          </table:table-cell>
        </table:table-row>
        <table:table-row table:style-name="ro1">
          <table:table-cell office:value-type="string" calcext:value-type="string">
            <text:p>./archive_1/1744915780_859_Wide_Long1744915780_859_Wide_Long_angle_data.json</text:p>
          </table:table-cell>
          <table:table-cell/>
          <table:table-cell office:value-type="string" calcext:value-type="string">
            <text:p>./archive_1/1744915780_859_Wide_Long1744915780_859_Wide_Long_distance_data.json</text:p>
          </table:table-cell>
          <table:table-cell/>
          <table:table-cell office:value-type="string" calcext:value-type="string">
            <text:p>./archive_1/1744915780_859_Wide_Long1744915780_859_Wide_Long_sound.wav</text:p>
          </table:table-cell>
        </table:table-row>
        <table:table-row table:style-name="ro1">
          <table:table-cell office:value-type="string" calcext:value-type="string">
            <text:p>./archive_1/1745515258_169_Wide_Long1745515258_169_Wide_Long_angle_data.json</text:p>
          </table:table-cell>
          <table:table-cell/>
          <table:table-cell office:value-type="string" calcext:value-type="string">
            <text:p>./archive_1/1745515258_169_Wide_Long1745515258_169_Wide_Long_distance_data.json</text:p>
          </table:table-cell>
          <table:table-cell/>
          <table:table-cell office:value-type="string" calcext:value-type="string">
            <text:p>./archive_1/1745515258_169_Wide_Long1745515258_169_Wide_Long_sound.wav</text:p>
          </table:table-cell>
        </table:table-row>
        <table:table-row table:style-name="ro1">
          <table:table-cell office:value-type="string" calcext:value-type="string">
            <text:p>./archive_1/1745519840_478_Wide_Long1745519840_478_Wide_Long_angle_data.json</text:p>
          </table:table-cell>
          <table:table-cell/>
          <table:table-cell office:value-type="string" calcext:value-type="string">
            <text:p>./archive_1/1745519840_478_Wide_Long1745519840_478_Wide_Long_distance_data.json</text:p>
          </table:table-cell>
          <table:table-cell/>
          <table:table-cell office:value-type="string" calcext:value-type="string">
            <text:p>./archive_1/1745519840_478_Wide_Long1745519840_478_Wide_Long_sound.wav</text:p>
          </table:table-cell>
        </table:table-row>
        <table:table-row table:style-name="ro1">
          <table:table-cell office:value-type="string" calcext:value-type="string">
            <text:p>./archive_1/1745522452_790_Wide_Long1745522452_790_Wide_Long_angle_data.json</text:p>
          </table:table-cell>
          <table:table-cell/>
          <table:table-cell office:value-type="string" calcext:value-type="string">
            <text:p>./archive_1/1745522452_790_Wide_Long1745522452_790_Wide_Long_distance_data.json</text:p>
          </table:table-cell>
          <table:table-cell/>
          <table:table-cell office:value-type="string" calcext:value-type="string">
            <text:p>./archive_1/1745522452_790_Wide_Long1745522452_790_Wide_Long_sound.wav</text:p>
          </table:table-cell>
        </table:table-row>
        <table:table-row table:style-name="ro1">
          <table:table-cell office:value-type="string" calcext:value-type="string">
            <text:p>./archive_1/1745524358_1098_Wide_Long1745524358_1098_Wide_Long_angle_data.json</text:p>
          </table:table-cell>
          <table:table-cell/>
          <table:table-cell office:value-type="string" calcext:value-type="string">
            <text:p>./archive_1/1745524358_1098_Wide_Long1745524358_1098_Wide_Long_distance_data.json</text:p>
          </table:table-cell>
          <table:table-cell/>
          <table:table-cell office:value-type="string" calcext:value-type="string">
            <text:p>./archive_1/1745524358_1098_Wide_Long1745524358_1098_Wide_Long_sound.wav</text:p>
          </table:table-cell>
        </table:table-row>
        <table:table-row table:style-name="ro1">
          <table:table-cell office:value-type="string" calcext:value-type="string">
            <text:p>./archive_1/1745526680_1408_Wide_Long1745526680_1408_Wide_Long_angle_data.json</text:p>
          </table:table-cell>
          <table:table-cell/>
          <table:table-cell office:value-type="string" calcext:value-type="string">
            <text:p>./archive_1/1745526680_1408_Wide_Long1745526680_1408_Wide_Long_distance_data.json</text:p>
          </table:table-cell>
          <table:table-cell/>
          <table:table-cell office:value-type="string" calcext:value-type="string">
            <text:p>./archive_1/1745526680_1408_Wide_Long1745526680_1408_Wide_Long_sound.wav</text:p>
          </table:table-cell>
        </table:table-row>
        <table:table-row table:style-name="ro1">
          <table:table-cell office:value-type="string" calcext:value-type="string">
            <text:p>./archive_1/1744900563_226_Wide_Long1744900563_226_Wide_Long_angle_data.json</text:p>
          </table:table-cell>
          <table:table-cell/>
          <table:table-cell office:value-type="string" calcext:value-type="string">
            <text:p>./archive_1/1744900563_226_Wide_Long1744900563_226_Wide_Long_distance_data.json</text:p>
          </table:table-cell>
          <table:table-cell/>
          <table:table-cell office:value-type="string" calcext:value-type="string">
            <text:p>./archive_1/1744900563_226_Wide_Long1744900563_226_Wide_Long_sound.wav</text:p>
          </table:table-cell>
        </table:table-row>
        <table:table-row table:style-name="ro1">
          <table:table-cell office:value-type="string" calcext:value-type="string">
            <text:p>./archive_1/1744908868_547_Wide_Long1744908868_547_Wide_Long_angle_data.json</text:p>
          </table:table-cell>
          <table:table-cell/>
          <table:table-cell office:value-type="string" calcext:value-type="string">
            <text:p>./archive_1/1744908868_547_Wide_Long1744908868_547_Wide_Long_distance_data.json</text:p>
          </table:table-cell>
          <table:table-cell/>
          <table:table-cell office:value-type="string" calcext:value-type="string">
            <text:p>./archive_1/1744908868_547_Wide_Long1744908868_547_Wide_Long_sound.wav</text:p>
          </table:table-cell>
        </table:table-row>
        <table:table-row table:style-name="ro1">
          <table:table-cell office:value-type="string" calcext:value-type="string">
            <text:p>./archive_1/1744915800_860_Wide_Long1744915800_860_Wide_Long_angle_data.json</text:p>
          </table:table-cell>
          <table:table-cell/>
          <table:table-cell office:value-type="string" calcext:value-type="string">
            <text:p>./archive_1/1744915800_860_Wide_Long1744915800_860_Wide_Long_distance_data.json</text:p>
          </table:table-cell>
          <table:table-cell/>
          <table:table-cell office:value-type="string" calcext:value-type="string">
            <text:p>./archive_1/1744915800_860_Wide_Long1744915800_860_Wide_Long_sound.wav</text:p>
          </table:table-cell>
        </table:table-row>
        <table:table-row table:style-name="ro1">
          <table:table-cell office:value-type="string" calcext:value-type="string">
            <text:p>./archive_1/1745515268_170_Wide_Long1745515268_170_Wide_Long_angle_data.json</text:p>
          </table:table-cell>
          <table:table-cell/>
          <table:table-cell office:value-type="string" calcext:value-type="string">
            <text:p>./archive_1/1745515268_170_Wide_Long1745515268_170_Wide_Long_distance_data.json</text:p>
          </table:table-cell>
          <table:table-cell/>
          <table:table-cell office:value-type="string" calcext:value-type="string">
            <text:p>./archive_1/1745515268_170_Wide_Long1745515268_170_Wide_Long_sound.wav</text:p>
          </table:table-cell>
        </table:table-row>
        <table:table-row table:style-name="ro1">
          <table:table-cell office:value-type="string" calcext:value-type="string">
            <text:p>./archive_1/1745519845_479_Wide_Long1745519845_479_Wide_Long_angle_data.json</text:p>
          </table:table-cell>
          <table:table-cell/>
          <table:table-cell office:value-type="string" calcext:value-type="string">
            <text:p>./archive_1/1745519845_479_Wide_Long1745519845_479_Wide_Long_distance_data.json</text:p>
          </table:table-cell>
          <table:table-cell/>
          <table:table-cell office:value-type="string" calcext:value-type="string">
            <text:p>./archive_1/1745519845_479_Wide_Long1745519845_479_Wide_Long_sound.wav</text:p>
          </table:table-cell>
        </table:table-row>
        <table:table-row table:style-name="ro1">
          <table:table-cell office:value-type="string" calcext:value-type="string">
            <text:p>./archive_1/1745522457_791_Wide_Long1745522457_791_Wide_Long_angle_data.json</text:p>
          </table:table-cell>
          <table:table-cell/>
          <table:table-cell office:value-type="string" calcext:value-type="string">
            <text:p>./archive_1/1745522457_791_Wide_Long1745522457_791_Wide_Long_distance_data.json</text:p>
          </table:table-cell>
          <table:table-cell/>
          <table:table-cell office:value-type="string" calcext:value-type="string">
            <text:p>./archive_1/1745522457_791_Wide_Long1745522457_791_Wide_Long_sound.wav</text:p>
          </table:table-cell>
        </table:table-row>
        <table:table-row table:style-name="ro1">
          <table:table-cell office:value-type="string" calcext:value-type="string">
            <text:p>./archive_1/1745524363_1099_Wide_Long1745524363_1099_Wide_Long_angle_data.json</text:p>
          </table:table-cell>
          <table:table-cell/>
          <table:table-cell office:value-type="string" calcext:value-type="string">
            <text:p>./archive_1/1745524363_1099_Wide_Long1745524363_1099_Wide_Long_distance_data.json</text:p>
          </table:table-cell>
          <table:table-cell/>
          <table:table-cell office:value-type="string" calcext:value-type="string">
            <text:p>./archive_1/1745524363_1099_Wide_Long1745524363_1099_Wide_Long_sound.wav</text:p>
          </table:table-cell>
        </table:table-row>
        <table:table-row table:style-name="ro1">
          <table:table-cell office:value-type="string" calcext:value-type="string">
            <text:p>./archive_1/1745526684_1409_Wide_Long1745526684_1409_Wide_Long_angle_data.json</text:p>
          </table:table-cell>
          <table:table-cell/>
          <table:table-cell office:value-type="string" calcext:value-type="string">
            <text:p>./archive_1/1745526684_1409_Wide_Long1745526684_1409_Wide_Long_distance_data.json</text:p>
          </table:table-cell>
          <table:table-cell/>
          <table:table-cell office:value-type="string" calcext:value-type="string">
            <text:p>./archive_1/1745526684_1409_Wide_Long1745526684_1409_Wide_Long_sound.wav</text:p>
          </table:table-cell>
        </table:table-row>
        <table:table-row table:style-name="ro1">
          <table:table-cell office:value-type="string" calcext:value-type="string">
            <text:p>./archive_1/1744900583_227_Wide_Long1744900583_227_Wide_Long_angle_data.json</text:p>
          </table:table-cell>
          <table:table-cell/>
          <table:table-cell office:value-type="string" calcext:value-type="string">
            <text:p>./archive_1/1744900583_227_Wide_Long1744900583_227_Wide_Long_distance_data.json</text:p>
          </table:table-cell>
          <table:table-cell/>
          <table:table-cell office:value-type="string" calcext:value-type="string">
            <text:p>./archive_1/1744900583_227_Wide_Long1744900583_227_Wide_Long_sound.wav</text:p>
          </table:table-cell>
        </table:table-row>
        <table:table-row table:style-name="ro1">
          <table:table-cell office:value-type="string" calcext:value-type="string">
            <text:p>./archive_1/1744908887_548_Wide_Long1744908887_548_Wide_Long_angle_data.json</text:p>
          </table:table-cell>
          <table:table-cell/>
          <table:table-cell office:value-type="string" calcext:value-type="string">
            <text:p>./archive_1/1744908887_548_Wide_Long1744908887_548_Wide_Long_distance_data.json</text:p>
          </table:table-cell>
          <table:table-cell/>
          <table:table-cell office:value-type="string" calcext:value-type="string">
            <text:p>./archive_1/1744908887_548_Wide_Long1744908887_548_Wide_Long_sound.wav</text:p>
          </table:table-cell>
        </table:table-row>
        <table:table-row table:style-name="ro1">
          <table:table-cell office:value-type="string" calcext:value-type="string">
            <text:p>./archive_1/1744915820_861_Wide_Long1744915820_861_Wide_Long_angle_data.json</text:p>
          </table:table-cell>
          <table:table-cell/>
          <table:table-cell office:value-type="string" calcext:value-type="string">
            <text:p>./archive_1/1744915820_861_Wide_Long1744915820_861_Wide_Long_distance_data.json</text:p>
          </table:table-cell>
          <table:table-cell/>
          <table:table-cell office:value-type="string" calcext:value-type="string">
            <text:p>./archive_1/1744915820_861_Wide_Long1744915820_861_Wide_Long_sound.wav</text:p>
          </table:table-cell>
        </table:table-row>
        <table:table-row table:style-name="ro1">
          <table:table-cell office:value-type="string" calcext:value-type="string">
            <text:p>./archive_1/1745515294_171_Wide_Long1745515294_171_Wide_Long_angle_data.json</text:p>
          </table:table-cell>
          <table:table-cell/>
          <table:table-cell office:value-type="string" calcext:value-type="string">
            <text:p>./archive_1/1745515294_171_Wide_Long1745515294_171_Wide_Long_distance_data.json</text:p>
          </table:table-cell>
          <table:table-cell/>
          <table:table-cell office:value-type="string" calcext:value-type="string">
            <text:p>./archive_1/1745515294_171_Wide_Long1745515294_171_Wide_Long_sound.wav</text:p>
          </table:table-cell>
        </table:table-row>
        <table:table-row table:style-name="ro1">
          <table:table-cell office:value-type="string" calcext:value-type="string">
            <text:p>./archive_1/1745519849_480_Wide_Long1745519849_480_Wide_Long_angle_data.json</text:p>
          </table:table-cell>
          <table:table-cell/>
          <table:table-cell office:value-type="string" calcext:value-type="string">
            <text:p>./archive_1/1745519849_480_Wide_Long1745519849_480_Wide_Long_distance_data.json</text:p>
          </table:table-cell>
          <table:table-cell/>
          <table:table-cell office:value-type="string" calcext:value-type="string">
            <text:p>./archive_1/1745519849_480_Wide_Long1745519849_480_Wide_Long_sound.wav</text:p>
          </table:table-cell>
        </table:table-row>
        <table:table-row table:style-name="ro1">
          <table:table-cell office:value-type="string" calcext:value-type="string">
            <text:p>./archive_1/1745522461_792_Wide_Long1745522461_792_Wide_Long_angle_data.json</text:p>
          </table:table-cell>
          <table:table-cell/>
          <table:table-cell office:value-type="string" calcext:value-type="string">
            <text:p>./archive_1/1745522461_792_Wide_Long1745522461_792_Wide_Long_distance_data.json</text:p>
          </table:table-cell>
          <table:table-cell/>
          <table:table-cell office:value-type="string" calcext:value-type="string">
            <text:p>./archive_1/1745522461_792_Wide_Long1745522461_792_Wide_Long_sound.wav</text:p>
          </table:table-cell>
        </table:table-row>
        <table:table-row table:style-name="ro1">
          <table:table-cell office:value-type="string" calcext:value-type="string">
            <text:p>./archive_1/1745524367_1100_Wide_Long1745524367_1100_Wide_Long_angle_data.json</text:p>
          </table:table-cell>
          <table:table-cell/>
          <table:table-cell office:value-type="string" calcext:value-type="string">
            <text:p>./archive_1/1745524367_1100_Wide_Long1745524367_1100_Wide_Long_distance_data.json</text:p>
          </table:table-cell>
          <table:table-cell/>
          <table:table-cell office:value-type="string" calcext:value-type="string">
            <text:p>./archive_1/1745524367_1100_Wide_Long1745524367_1100_Wide_Long_sound.wav</text:p>
          </table:table-cell>
        </table:table-row>
        <table:table-row table:style-name="ro1">
          <table:table-cell office:value-type="string" calcext:value-type="string">
            <text:p>./archive_1/1745526688_1410_Wide_Long1745526688_1410_Wide_Long_angle_data.json</text:p>
          </table:table-cell>
          <table:table-cell/>
          <table:table-cell office:value-type="string" calcext:value-type="string">
            <text:p>./archive_1/1745526688_1410_Wide_Long1745526688_1410_Wide_Long_distance_data.json</text:p>
          </table:table-cell>
          <table:table-cell/>
          <table:table-cell office:value-type="string" calcext:value-type="string">
            <text:p>./archive_1/1745526688_1410_Wide_Long1745526688_1410_Wide_Long_sound.wav</text:p>
          </table:table-cell>
        </table:table-row>
        <table:table-row table:style-name="ro1">
          <table:table-cell office:value-type="string" calcext:value-type="string">
            <text:p>./archive_1/1744900605_228_Wide_Long1744900605_228_Wide_Long_angle_data.json</text:p>
          </table:table-cell>
          <table:table-cell/>
          <table:table-cell office:value-type="string" calcext:value-type="string">
            <text:p>./archive_1/1744900605_228_Wide_Long1744900605_228_Wide_Long_distance_data.json</text:p>
          </table:table-cell>
          <table:table-cell/>
          <table:table-cell office:value-type="string" calcext:value-type="string">
            <text:p>./archive_1/1744900605_228_Wide_Long1744900605_228_Wide_Long_sound.wav</text:p>
          </table:table-cell>
        </table:table-row>
        <table:table-row table:style-name="ro1">
          <table:table-cell office:value-type="string" calcext:value-type="string">
            <text:p>./archive_1/1744908906_549_Wide_Long1744908906_549_Wide_Long_angle_data.json</text:p>
          </table:table-cell>
          <table:table-cell/>
          <table:table-cell office:value-type="string" calcext:value-type="string">
            <text:p>./archive_1/1744908906_549_Wide_Long1744908906_549_Wide_Long_distance_data.json</text:p>
          </table:table-cell>
          <table:table-cell/>
          <table:table-cell office:value-type="string" calcext:value-type="string">
            <text:p>./archive_1/1744908906_549_Wide_Long1744908906_549_Wide_Long_sound.wav</text:p>
          </table:table-cell>
        </table:table-row>
        <table:table-row table:style-name="ro1">
          <table:table-cell office:value-type="string" calcext:value-type="string">
            <text:p>./archive_1/1744915842_862_Wide_Long1744915842_862_Wide_Long_angle_data.json</text:p>
          </table:table-cell>
          <table:table-cell/>
          <table:table-cell office:value-type="string" calcext:value-type="string">
            <text:p>./archive_1/1744915842_862_Wide_Long1744915842_862_Wide_Long_distance_data.json</text:p>
          </table:table-cell>
          <table:table-cell/>
          <table:table-cell office:value-type="string" calcext:value-type="string">
            <text:p>./archive_1/1744915842_862_Wide_Long1744915842_862_Wide_Long_sound.wav</text:p>
          </table:table-cell>
        </table:table-row>
        <table:table-row table:style-name="ro1">
          <table:table-cell office:value-type="string" calcext:value-type="string">
            <text:p>./archive_1/1745515335_172_Wide_Long1745515335_172_Wide_Long_angle_data.json</text:p>
          </table:table-cell>
          <table:table-cell/>
          <table:table-cell office:value-type="string" calcext:value-type="string">
            <text:p>./archive_1/1745515335_172_Wide_Long1745515335_172_Wide_Long_distance_data.json</text:p>
          </table:table-cell>
          <table:table-cell/>
          <table:table-cell office:value-type="string" calcext:value-type="string">
            <text:p>./archive_1/1745515335_172_Wide_Long1745515335_172_Wide_Long_sound.wav</text:p>
          </table:table-cell>
        </table:table-row>
        <table:table-row table:style-name="ro1">
          <table:table-cell office:value-type="string" calcext:value-type="string">
            <text:p>./archive_1/1745519854_481_Wide_Long1745519854_481_Wide_Long_angle_data.json</text:p>
          </table:table-cell>
          <table:table-cell/>
          <table:table-cell office:value-type="string" calcext:value-type="string">
            <text:p>./archive_1/1745519854_481_Wide_Long1745519854_481_Wide_Long_distance_data.json</text:p>
          </table:table-cell>
          <table:table-cell/>
          <table:table-cell office:value-type="string" calcext:value-type="string">
            <text:p>./archive_1/1745519854_481_Wide_Long1745519854_481_Wide_Long_sound.wav</text:p>
          </table:table-cell>
        </table:table-row>
        <table:table-row table:style-name="ro1">
          <table:table-cell office:value-type="string" calcext:value-type="string">
            <text:p>./archive_1/1745522466_793_Wide_Long1745522466_793_Wide_Long_angle_data.json</text:p>
          </table:table-cell>
          <table:table-cell/>
          <table:table-cell office:value-type="string" calcext:value-type="string">
            <text:p>./archive_1/1745522466_793_Wide_Long1745522466_793_Wide_Long_distance_data.json</text:p>
          </table:table-cell>
          <table:table-cell/>
          <table:table-cell office:value-type="string" calcext:value-type="string">
            <text:p>./archive_1/1745522466_793_Wide_Long1745522466_793_Wide_Long_sound.wav</text:p>
          </table:table-cell>
        </table:table-row>
        <table:table-row table:style-name="ro1">
          <table:table-cell office:value-type="string" calcext:value-type="string">
            <text:p>./archive_1/1745524392_1101_Wide_Long1745524392_1101_Wide_Long_angle_data.json</text:p>
          </table:table-cell>
          <table:table-cell/>
          <table:table-cell office:value-type="string" calcext:value-type="string">
            <text:p>./archive_1/1745524392_1101_Wide_Long1745524392_1101_Wide_Long_distance_data.json</text:p>
          </table:table-cell>
          <table:table-cell/>
          <table:table-cell office:value-type="string" calcext:value-type="string">
            <text:p>./archive_1/1745524392_1101_Wide_Long1745524392_1101_Wide_Long_sound.wav</text:p>
          </table:table-cell>
        </table:table-row>
        <table:table-row table:style-name="ro1">
          <table:table-cell office:value-type="string" calcext:value-type="string">
            <text:p>./archive_1/1745526693_1411_Wide_Long1745526693_1411_Wide_Long_angle_data.json</text:p>
          </table:table-cell>
          <table:table-cell/>
          <table:table-cell office:value-type="string" calcext:value-type="string">
            <text:p>./archive_1/1745526693_1411_Wide_Long1745526693_1411_Wide_Long_distance_data.json</text:p>
          </table:table-cell>
          <table:table-cell/>
          <table:table-cell office:value-type="string" calcext:value-type="string">
            <text:p>./archive_1/1745526693_1411_Wide_Long1745526693_1411_Wide_Long_sound.wav</text:p>
          </table:table-cell>
        </table:table-row>
        <table:table-row table:style-name="ro1">
          <table:table-cell office:value-type="string" calcext:value-type="string">
            <text:p>./archive_1/1744900625_229_Wide_Long1744900625_229_Wide_Long_angle_data.json</text:p>
          </table:table-cell>
          <table:table-cell/>
          <table:table-cell office:value-type="string" calcext:value-type="string">
            <text:p>./archive_1/1744900625_229_Wide_Long1744900625_229_Wide_Long_distance_data.json</text:p>
          </table:table-cell>
          <table:table-cell/>
          <table:table-cell office:value-type="string" calcext:value-type="string">
            <text:p>./archive_1/1744900625_229_Wide_Long1744900625_229_Wide_Long_sound.wav</text:p>
          </table:table-cell>
        </table:table-row>
        <table:table-row table:style-name="ro1">
          <table:table-cell office:value-type="string" calcext:value-type="string">
            <text:p>./archive_1/1744908929_550_Wide_Long1744908929_550_Wide_Long_angle_data.json</text:p>
          </table:table-cell>
          <table:table-cell/>
          <table:table-cell office:value-type="string" calcext:value-type="string">
            <text:p>./archive_1/1744908929_550_Wide_Long1744908929_550_Wide_Long_distance_data.json</text:p>
          </table:table-cell>
          <table:table-cell/>
          <table:table-cell office:value-type="string" calcext:value-type="string">
            <text:p>./archive_1/1744908929_550_Wide_Long1744908929_550_Wide_Long_sound.wav</text:p>
          </table:table-cell>
        </table:table-row>
        <table:table-row table:style-name="ro1">
          <table:table-cell office:value-type="string" calcext:value-type="string">
            <text:p>./archive_1/1744915863_863_Wide_Long1744915863_863_Wide_Long_angle_data.json</text:p>
          </table:table-cell>
          <table:table-cell/>
          <table:table-cell office:value-type="string" calcext:value-type="string">
            <text:p>./archive_1/1744915863_863_Wide_Long1744915863_863_Wide_Long_distance_data.json</text:p>
          </table:table-cell>
          <table:table-cell/>
          <table:table-cell office:value-type="string" calcext:value-type="string">
            <text:p>./archive_1/1744915863_863_Wide_Long1744915863_863_Wide_Long_sound.wav</text:p>
          </table:table-cell>
        </table:table-row>
        <table:table-row table:style-name="ro1">
          <table:table-cell office:value-type="string" calcext:value-type="string">
            <text:p>./archive_1/1745515349_173_Wide_Long1745515349_173_Wide_Long_angle_data.json</text:p>
          </table:table-cell>
          <table:table-cell/>
          <table:table-cell office:value-type="string" calcext:value-type="string">
            <text:p>./archive_1/1745515349_173_Wide_Long1745515349_173_Wide_Long_distance_data.json</text:p>
          </table:table-cell>
          <table:table-cell/>
          <table:table-cell office:value-type="string" calcext:value-type="string">
            <text:p>./archive_1/1745515349_173_Wide_Long1745515349_173_Wide_Long_sound.wav</text:p>
          </table:table-cell>
        </table:table-row>
        <table:table-row table:style-name="ro1">
          <table:table-cell office:value-type="string" calcext:value-type="string">
            <text:p>./archive_1/1745519858_482_Wide_Long1745519858_482_Wide_Long_angle_data.json</text:p>
          </table:table-cell>
          <table:table-cell/>
          <table:table-cell office:value-type="string" calcext:value-type="string">
            <text:p>./archive_1/1745519858_482_Wide_Long1745519858_482_Wide_Long_distance_data.json</text:p>
          </table:table-cell>
          <table:table-cell/>
          <table:table-cell office:value-type="string" calcext:value-type="string">
            <text:p>./archive_1/1745519858_482_Wide_Long1745519858_482_Wide_Long_sound.wav</text:p>
          </table:table-cell>
        </table:table-row>
        <table:table-row table:style-name="ro1">
          <table:table-cell office:value-type="string" calcext:value-type="string">
            <text:p>./archive_1/1745522470_794_Wide_Long1745522470_794_Wide_Long_angle_data.json</text:p>
          </table:table-cell>
          <table:table-cell/>
          <table:table-cell office:value-type="string" calcext:value-type="string">
            <text:p>./archive_1/1745522470_794_Wide_Long1745522470_794_Wide_Long_distance_data.json</text:p>
          </table:table-cell>
          <table:table-cell/>
          <table:table-cell office:value-type="string" calcext:value-type="string">
            <text:p>./archive_1/1745522470_794_Wide_Long1745522470_794_Wide_Long_sound.wav</text:p>
          </table:table-cell>
        </table:table-row>
        <table:table-row table:style-name="ro1">
          <table:table-cell office:value-type="string" calcext:value-type="string">
            <text:p>./archive_1/1745524397_1102_Wide_Long1745524397_1102_Wide_Long_angle_data.json</text:p>
          </table:table-cell>
          <table:table-cell/>
          <table:table-cell office:value-type="string" calcext:value-type="string">
            <text:p>./archive_1/1745524397_1102_Wide_Long1745524397_1102_Wide_Long_distance_data.json</text:p>
          </table:table-cell>
          <table:table-cell/>
          <table:table-cell office:value-type="string" calcext:value-type="string">
            <text:p>./archive_1/1745524397_1102_Wide_Long1745524397_1102_Wide_Long_sound.wav</text:p>
          </table:table-cell>
        </table:table-row>
        <table:table-row table:style-name="ro1">
          <table:table-cell office:value-type="string" calcext:value-type="string">
            <text:p>./archive_1/1745526698_1412_Wide_Long1745526698_1412_Wide_Long_angle_data.json</text:p>
          </table:table-cell>
          <table:table-cell/>
          <table:table-cell office:value-type="string" calcext:value-type="string">
            <text:p>./archive_1/1745526698_1412_Wide_Long1745526698_1412_Wide_Long_distance_data.json</text:p>
          </table:table-cell>
          <table:table-cell/>
          <table:table-cell office:value-type="string" calcext:value-type="string">
            <text:p>./archive_1/1745526698_1412_Wide_Long1745526698_1412_Wide_Long_sound.wav</text:p>
          </table:table-cell>
        </table:table-row>
        <table:table-row table:style-name="ro1">
          <table:table-cell office:value-type="string" calcext:value-type="string">
            <text:p>./archive_1/1744900644_230_Wide_Long1744900644_230_Wide_Long_angle_data.json</text:p>
          </table:table-cell>
          <table:table-cell/>
          <table:table-cell office:value-type="string" calcext:value-type="string">
            <text:p>./archive_1/1744900644_230_Wide_Long1744900644_230_Wide_Long_distance_data.json</text:p>
          </table:table-cell>
          <table:table-cell/>
          <table:table-cell office:value-type="string" calcext:value-type="string">
            <text:p>./archive_1/1744900644_230_Wide_Long1744900644_230_Wide_Long_sound.wav</text:p>
          </table:table-cell>
        </table:table-row>
        <table:table-row table:style-name="ro1">
          <table:table-cell office:value-type="string" calcext:value-type="string">
            <text:p>./archive_1/1744908953_551_Wide_Long1744908953_551_Wide_Long_angle_data.json</text:p>
          </table:table-cell>
          <table:table-cell/>
          <table:table-cell office:value-type="string" calcext:value-type="string">
            <text:p>./archive_1/1744908953_551_Wide_Long1744908953_551_Wide_Long_distance_data.json</text:p>
          </table:table-cell>
          <table:table-cell/>
          <table:table-cell office:value-type="string" calcext:value-type="string">
            <text:p>./archive_1/1744908953_551_Wide_Long1744908953_551_Wide_Long_sound.wav</text:p>
          </table:table-cell>
        </table:table-row>
        <table:table-row table:style-name="ro1">
          <table:table-cell office:value-type="string" calcext:value-type="string">
            <text:p>./archive_1/1744915883_864_Wide_Long1744915883_864_Wide_Long_angle_data.json</text:p>
          </table:table-cell>
          <table:table-cell/>
          <table:table-cell office:value-type="string" calcext:value-type="string">
            <text:p>./archive_1/1744915883_864_Wide_Long1744915883_864_Wide_Long_distance_data.json</text:p>
          </table:table-cell>
          <table:table-cell/>
          <table:table-cell office:value-type="string" calcext:value-type="string">
            <text:p>./archive_1/1744915883_864_Wide_Long1744915883_864_Wide_Long_sound.wav</text:p>
          </table:table-cell>
        </table:table-row>
        <table:table-row table:style-name="ro1">
          <table:table-cell office:value-type="string" calcext:value-type="string">
            <text:p>./archive_1/1745515356_174_Wide_Long1745515356_174_Wide_Long_angle_data.json</text:p>
          </table:table-cell>
          <table:table-cell/>
          <table:table-cell office:value-type="string" calcext:value-type="string">
            <text:p>./archive_1/1745515356_174_Wide_Long1745515356_174_Wide_Long_distance_data.json</text:p>
          </table:table-cell>
          <table:table-cell/>
          <table:table-cell office:value-type="string" calcext:value-type="string">
            <text:p>./archive_1/1745515356_174_Wide_Long1745515356_174_Wide_Long_sound.wav</text:p>
          </table:table-cell>
        </table:table-row>
        <table:table-row table:style-name="ro1">
          <table:table-cell office:value-type="string" calcext:value-type="string">
            <text:p>./archive_1/1745519864_483_Wide_Long1745519864_483_Wide_Long_angle_data.json</text:p>
          </table:table-cell>
          <table:table-cell/>
          <table:table-cell office:value-type="string" calcext:value-type="string">
            <text:p>./archive_1/1745519864_483_Wide_Long1745519864_483_Wide_Long_distance_data.json</text:p>
          </table:table-cell>
          <table:table-cell/>
          <table:table-cell office:value-type="string" calcext:value-type="string">
            <text:p>./archive_1/1745519864_483_Wide_Long1745519864_483_Wide_Long_sound.wav</text:p>
          </table:table-cell>
        </table:table-row>
        <table:table-row table:style-name="ro1">
          <table:table-cell office:value-type="string" calcext:value-type="string">
            <text:p>./archive_1/1745522475_795_Wide_Long1745522475_795_Wide_Long_angle_data.json</text:p>
          </table:table-cell>
          <table:table-cell/>
          <table:table-cell office:value-type="string" calcext:value-type="string">
            <text:p>./archive_1/1745522475_795_Wide_Long1745522475_795_Wide_Long_distance_data.json</text:p>
          </table:table-cell>
          <table:table-cell/>
          <table:table-cell office:value-type="string" calcext:value-type="string">
            <text:p>./archive_1/1745522475_795_Wide_Long1745522475_795_Wide_Long_sound.wav</text:p>
          </table:table-cell>
        </table:table-row>
        <table:table-row table:style-name="ro1">
          <table:table-cell office:value-type="string" calcext:value-type="string">
            <text:p>./archive_1/1745524402_1103_Wide_Long1745524402_1103_Wide_Long_angle_data.json</text:p>
          </table:table-cell>
          <table:table-cell/>
          <table:table-cell office:value-type="string" calcext:value-type="string">
            <text:p>./archive_1/1745524402_1103_Wide_Long1745524402_1103_Wide_Long_distance_data.json</text:p>
          </table:table-cell>
          <table:table-cell/>
          <table:table-cell office:value-type="string" calcext:value-type="string">
            <text:p>./archive_1/1745524402_1103_Wide_Long1745524402_1103_Wide_Long_sound.wav</text:p>
          </table:table-cell>
        </table:table-row>
        <table:table-row table:style-name="ro1">
          <table:table-cell office:value-type="string" calcext:value-type="string">
            <text:p>./archive_1/1745526702_1413_Wide_Long1745526702_1413_Wide_Long_angle_data.json</text:p>
          </table:table-cell>
          <table:table-cell/>
          <table:table-cell office:value-type="string" calcext:value-type="string">
            <text:p>./archive_1/1745526702_1413_Wide_Long1745526702_1413_Wide_Long_distance_data.json</text:p>
          </table:table-cell>
          <table:table-cell/>
          <table:table-cell office:value-type="string" calcext:value-type="string">
            <text:p>./archive_1/1745526702_1413_Wide_Long1745526702_1413_Wide_Long_sound.wav</text:p>
          </table:table-cell>
        </table:table-row>
        <table:table-row table:style-name="ro1">
          <table:table-cell office:value-type="string" calcext:value-type="string">
            <text:p>./archive_1/1744900663_231_Wide_Long1744900663_231_Wide_Long_angle_data.json</text:p>
          </table:table-cell>
          <table:table-cell/>
          <table:table-cell office:value-type="string" calcext:value-type="string">
            <text:p>./archive_1/1744900663_231_Wide_Long1744900663_231_Wide_Long_distance_data.json</text:p>
          </table:table-cell>
          <table:table-cell/>
          <table:table-cell office:value-type="string" calcext:value-type="string">
            <text:p>./archive_1/1744900663_231_Wide_Long1744900663_231_Wide_Long_sound.wav</text:p>
          </table:table-cell>
        </table:table-row>
        <table:table-row table:style-name="ro1">
          <table:table-cell office:value-type="string" calcext:value-type="string">
            <text:p>./archive_1/1744908973_552_Wide_Long1744908973_552_Wide_Long_angle_data.json</text:p>
          </table:table-cell>
          <table:table-cell/>
          <table:table-cell office:value-type="string" calcext:value-type="string">
            <text:p>./archive_1/1744908973_552_Wide_Long1744908973_552_Wide_Long_distance_data.json</text:p>
          </table:table-cell>
          <table:table-cell/>
          <table:table-cell office:value-type="string" calcext:value-type="string">
            <text:p>./archive_1/1744908973_552_Wide_Long1744908973_552_Wide_Long_sound.wav</text:p>
          </table:table-cell>
        </table:table-row>
        <table:table-row table:style-name="ro1">
          <table:table-cell office:value-type="string" calcext:value-type="string">
            <text:p>./archive_1/1744915903_865_Wide_Long1744915903_865_Wide_Long_angle_data.json</text:p>
          </table:table-cell>
          <table:table-cell/>
          <table:table-cell office:value-type="string" calcext:value-type="string">
            <text:p>./archive_1/1744915903_865_Wide_Long1744915903_865_Wide_Long_distance_data.json</text:p>
          </table:table-cell>
          <table:table-cell/>
          <table:table-cell office:value-type="string" calcext:value-type="string">
            <text:p>./archive_1/1744915903_865_Wide_Long1744915903_865_Wide_Long_sound.wav</text:p>
          </table:table-cell>
        </table:table-row>
        <table:table-row table:style-name="ro1">
          <table:table-cell office:value-type="string" calcext:value-type="string">
            <text:p>./archive_1/1745515361_175_Wide_Long1745515361_175_Wide_Long_angle_data.json</text:p>
          </table:table-cell>
          <table:table-cell/>
          <table:table-cell office:value-type="string" calcext:value-type="string">
            <text:p>./archive_1/1745515361_175_Wide_Long1745515361_175_Wide_Long_distance_data.json</text:p>
          </table:table-cell>
          <table:table-cell/>
          <table:table-cell office:value-type="string" calcext:value-type="string">
            <text:p>./archive_1/1745515361_175_Wide_Long1745515361_175_Wide_Long_sound.wav</text:p>
          </table:table-cell>
        </table:table-row>
        <table:table-row table:style-name="ro1">
          <table:table-cell office:value-type="string" calcext:value-type="string">
            <text:p>./archive_1/1745519872_484_Wide_Long1745519872_484_Wide_Long_angle_data.json</text:p>
          </table:table-cell>
          <table:table-cell/>
          <table:table-cell office:value-type="string" calcext:value-type="string">
            <text:p>./archive_1/1745519872_484_Wide_Long1745519872_484_Wide_Long_distance_data.json</text:p>
          </table:table-cell>
          <table:table-cell/>
          <table:table-cell office:value-type="string" calcext:value-type="string">
            <text:p>./archive_1/1745519872_484_Wide_Long1745519872_484_Wide_Long_sound.wav</text:p>
          </table:table-cell>
        </table:table-row>
        <table:table-row table:style-name="ro1">
          <table:table-cell office:value-type="string" calcext:value-type="string">
            <text:p>./archive_1/1745522479_796_Wide_Long1745522479_796_Wide_Long_angle_data.json</text:p>
          </table:table-cell>
          <table:table-cell/>
          <table:table-cell office:value-type="string" calcext:value-type="string">
            <text:p>./archive_1/1745522479_796_Wide_Long1745522479_796_Wide_Long_distance_data.json</text:p>
          </table:table-cell>
          <table:table-cell/>
          <table:table-cell office:value-type="string" calcext:value-type="string">
            <text:p>./archive_1/1745522479_796_Wide_Long1745522479_796_Wide_Long_sound.wav</text:p>
          </table:table-cell>
        </table:table-row>
        <table:table-row table:style-name="ro1">
          <table:table-cell office:value-type="string" calcext:value-type="string">
            <text:p>./archive_1/1745524406_1104_Wide_Long1745524406_1104_Wide_Long_angle_data.json</text:p>
          </table:table-cell>
          <table:table-cell/>
          <table:table-cell office:value-type="string" calcext:value-type="string">
            <text:p>./archive_1/1745524406_1104_Wide_Long1745524406_1104_Wide_Long_distance_data.json</text:p>
          </table:table-cell>
          <table:table-cell/>
          <table:table-cell office:value-type="string" calcext:value-type="string">
            <text:p>./archive_1/1745524406_1104_Wide_Long1745524406_1104_Wide_Long_sound.wav</text:p>
          </table:table-cell>
        </table:table-row>
        <table:table-row table:style-name="ro1">
          <table:table-cell office:value-type="string" calcext:value-type="string">
            <text:p>./archive_1/1745526707_1414_Wide_Long1745526707_1414_Wide_Long_angle_data.json</text:p>
          </table:table-cell>
          <table:table-cell/>
          <table:table-cell office:value-type="string" calcext:value-type="string">
            <text:p>./archive_1/1745526707_1414_Wide_Long1745526707_1414_Wide_Long_distance_data.json</text:p>
          </table:table-cell>
          <table:table-cell/>
          <table:table-cell office:value-type="string" calcext:value-type="string">
            <text:p>./archive_1/1745526707_1414_Wide_Long1745526707_1414_Wide_Long_sound.wav</text:p>
          </table:table-cell>
        </table:table-row>
        <table:table-row table:style-name="ro1">
          <table:table-cell office:value-type="string" calcext:value-type="string">
            <text:p>./archive_1/1744900681_232_Wide_Long1744900681_232_Wide_Long_angle_data.json</text:p>
          </table:table-cell>
          <table:table-cell/>
          <table:table-cell office:value-type="string" calcext:value-type="string">
            <text:p>./archive_1/1744900681_232_Wide_Long1744900681_232_Wide_Long_distance_data.json</text:p>
          </table:table-cell>
          <table:table-cell/>
          <table:table-cell office:value-type="string" calcext:value-type="string">
            <text:p>./archive_1/1744900681_232_Wide_Long1744900681_232_Wide_Long_sound.wav</text:p>
          </table:table-cell>
        </table:table-row>
        <table:table-row table:style-name="ro1">
          <table:table-cell office:value-type="string" calcext:value-type="string">
            <text:p>./archive_1/1744908993_553_Wide_Long1744908993_553_Wide_Long_angle_data.json</text:p>
          </table:table-cell>
          <table:table-cell/>
          <table:table-cell office:value-type="string" calcext:value-type="string">
            <text:p>./archive_1/1744908993_553_Wide_Long1744908993_553_Wide_Long_distance_data.json</text:p>
          </table:table-cell>
          <table:table-cell/>
          <table:table-cell office:value-type="string" calcext:value-type="string">
            <text:p>./archive_1/1744908993_553_Wide_Long1744908993_553_Wide_Long_sound.wav</text:p>
          </table:table-cell>
        </table:table-row>
        <table:table-row table:style-name="ro1">
          <table:table-cell office:value-type="string" calcext:value-type="string">
            <text:p>./archive_1/1744915924_866_Wide_Long1744915924_866_Wide_Long_angle_data.json</text:p>
          </table:table-cell>
          <table:table-cell/>
          <table:table-cell office:value-type="string" calcext:value-type="string">
            <text:p>./archive_1/1744915924_866_Wide_Long1744915924_866_Wide_Long_distance_data.json</text:p>
          </table:table-cell>
          <table:table-cell/>
          <table:table-cell office:value-type="string" calcext:value-type="string">
            <text:p>./archive_1/1744915924_866_Wide_Long1744915924_866_Wide_Long_sound.wav</text:p>
          </table:table-cell>
        </table:table-row>
        <table:table-row table:style-name="ro1">
          <table:table-cell office:value-type="string" calcext:value-type="string">
            <text:p>./archive_1/1745515366_176_Wide_Long1745515366_176_Wide_Long_angle_data.json</text:p>
          </table:table-cell>
          <table:table-cell/>
          <table:table-cell office:value-type="string" calcext:value-type="string">
            <text:p>./archive_1/1745515366_176_Wide_Long1745515366_176_Wide_Long_distance_data.json</text:p>
          </table:table-cell>
          <table:table-cell/>
          <table:table-cell office:value-type="string" calcext:value-type="string">
            <text:p>./archive_1/1745515366_176_Wide_Long1745515366_176_Wide_Long_sound.wav</text:p>
          </table:table-cell>
        </table:table-row>
        <table:table-row table:style-name="ro1">
          <table:table-cell office:value-type="string" calcext:value-type="string">
            <text:p>./archive_1/1745519878_485_Wide_Long1745519878_485_Wide_Long_angle_data.json</text:p>
          </table:table-cell>
          <table:table-cell/>
          <table:table-cell office:value-type="string" calcext:value-type="string">
            <text:p>./archive_1/1745519878_485_Wide_Long1745519878_485_Wide_Long_distance_data.json</text:p>
          </table:table-cell>
          <table:table-cell/>
          <table:table-cell office:value-type="string" calcext:value-type="string">
            <text:p>./archive_1/1745519878_485_Wide_Long1745519878_485_Wide_Long_sound.wav</text:p>
          </table:table-cell>
        </table:table-row>
        <table:table-row table:style-name="ro1">
          <table:table-cell office:value-type="string" calcext:value-type="string">
            <text:p>./archive_1/1745522484_797_Wide_Long1745522484_797_Wide_Long_angle_data.json</text:p>
          </table:table-cell>
          <table:table-cell/>
          <table:table-cell office:value-type="string" calcext:value-type="string">
            <text:p>./archive_1/1745522484_797_Wide_Long1745522484_797_Wide_Long_distance_data.json</text:p>
          </table:table-cell>
          <table:table-cell/>
          <table:table-cell office:value-type="string" calcext:value-type="string">
            <text:p>./archive_1/1745522484_797_Wide_Long1745522484_797_Wide_Long_sound.wav</text:p>
          </table:table-cell>
        </table:table-row>
        <table:table-row table:style-name="ro1">
          <table:table-cell office:value-type="string" calcext:value-type="string">
            <text:p>./archive_1/1745524410_1105_Wide_Long1745524410_1105_Wide_Long_angle_data.json</text:p>
          </table:table-cell>
          <table:table-cell/>
          <table:table-cell office:value-type="string" calcext:value-type="string">
            <text:p>./archive_1/1745524410_1105_Wide_Long1745524410_1105_Wide_Long_distance_data.json</text:p>
          </table:table-cell>
          <table:table-cell/>
          <table:table-cell office:value-type="string" calcext:value-type="string">
            <text:p>./archive_1/1745524410_1105_Wide_Long1745524410_1105_Wide_Long_sound.wav</text:p>
          </table:table-cell>
        </table:table-row>
        <table:table-row table:style-name="ro1">
          <table:table-cell office:value-type="string" calcext:value-type="string">
            <text:p>./archive_1/1745526712_1415_Wide_Long1745526712_1415_Wide_Long_angle_data.json</text:p>
          </table:table-cell>
          <table:table-cell/>
          <table:table-cell office:value-type="string" calcext:value-type="string">
            <text:p>./archive_1/1745526712_1415_Wide_Long1745526712_1415_Wide_Long_distance_data.json</text:p>
          </table:table-cell>
          <table:table-cell/>
          <table:table-cell office:value-type="string" calcext:value-type="string">
            <text:p>./archive_1/1745526712_1415_Wide_Long1745526712_1415_Wide_Long_sound.wav</text:p>
          </table:table-cell>
        </table:table-row>
        <table:table-row table:style-name="ro1">
          <table:table-cell office:value-type="string" calcext:value-type="string">
            <text:p>./archive_1/1744900700_233_Wide_Long1744900700_233_Wide_Long_angle_data.json</text:p>
          </table:table-cell>
          <table:table-cell/>
          <table:table-cell office:value-type="string" calcext:value-type="string">
            <text:p>./archive_1/1744900700_233_Wide_Long1744900700_233_Wide_Long_distance_data.json</text:p>
          </table:table-cell>
          <table:table-cell/>
          <table:table-cell office:value-type="string" calcext:value-type="string">
            <text:p>./archive_1/1744900700_233_Wide_Long1744900700_233_Wide_Long_sound.wav</text:p>
          </table:table-cell>
        </table:table-row>
        <table:table-row table:style-name="ro1">
          <table:table-cell office:value-type="string" calcext:value-type="string">
            <text:p>./archive_1/1744909014_554_Wide_Long1744909014_554_Wide_Long_angle_data.json</text:p>
          </table:table-cell>
          <table:table-cell/>
          <table:table-cell office:value-type="string" calcext:value-type="string">
            <text:p>./archive_1/1744909014_554_Wide_Long1744909014_554_Wide_Long_distance_data.json</text:p>
          </table:table-cell>
          <table:table-cell/>
          <table:table-cell office:value-type="string" calcext:value-type="string">
            <text:p>./archive_1/1744909014_554_Wide_Long1744909014_554_Wide_Long_sound.wav</text:p>
          </table:table-cell>
        </table:table-row>
        <table:table-row table:style-name="ro1">
          <table:table-cell office:value-type="string" calcext:value-type="string">
            <text:p>./archive_1/1744915943_867_Wide_Long1744915943_867_Wide_Long_angle_data.json</text:p>
          </table:table-cell>
          <table:table-cell/>
          <table:table-cell office:value-type="string" calcext:value-type="string">
            <text:p>./archive_1/1744915943_867_Wide_Long1744915943_867_Wide_Long_distance_data.json</text:p>
          </table:table-cell>
          <table:table-cell/>
          <table:table-cell office:value-type="string" calcext:value-type="string">
            <text:p>./archive_1/1744915943_867_Wide_Long1744915943_867_Wide_Long_sound.wav</text:p>
          </table:table-cell>
        </table:table-row>
        <table:table-row table:style-name="ro1">
          <table:table-cell office:value-type="string" calcext:value-type="string">
            <text:p>./archive_1/1745515371_177_Wide_Long1745515371_177_Wide_Long_angle_data.json</text:p>
          </table:table-cell>
          <table:table-cell/>
          <table:table-cell office:value-type="string" calcext:value-type="string">
            <text:p>./archive_1/1745515371_177_Wide_Long1745515371_177_Wide_Long_distance_data.json</text:p>
          </table:table-cell>
          <table:table-cell/>
          <table:table-cell office:value-type="string" calcext:value-type="string">
            <text:p>./archive_1/1745515371_177_Wide_Long1745515371_177_Wide_Long_sound.wav</text:p>
          </table:table-cell>
        </table:table-row>
        <table:table-row table:style-name="ro1">
          <table:table-cell office:value-type="string" calcext:value-type="string">
            <text:p>./archive_1/1745519883_486_Wide_Long1745519883_486_Wide_Long_angle_data.json</text:p>
          </table:table-cell>
          <table:table-cell/>
          <table:table-cell office:value-type="string" calcext:value-type="string">
            <text:p>./archive_1/1745519883_486_Wide_Long1745519883_486_Wide_Long_distance_data.json</text:p>
          </table:table-cell>
          <table:table-cell/>
          <table:table-cell office:value-type="string" calcext:value-type="string">
            <text:p>./archive_1/1745519883_486_Wide_Long1745519883_486_Wide_Long_sound.wav</text:p>
          </table:table-cell>
        </table:table-row>
        <table:table-row table:style-name="ro1">
          <table:table-cell office:value-type="string" calcext:value-type="string">
            <text:p>./archive_1/1745522488_798_Wide_Long1745522488_798_Wide_Long_angle_data.json</text:p>
          </table:table-cell>
          <table:table-cell/>
          <table:table-cell office:value-type="string" calcext:value-type="string">
            <text:p>./archive_1/1745522488_798_Wide_Long1745522488_798_Wide_Long_distance_data.json</text:p>
          </table:table-cell>
          <table:table-cell/>
          <table:table-cell office:value-type="string" calcext:value-type="string">
            <text:p>./archive_1/1745522488_798_Wide_Long1745522488_798_Wide_Long_sound.wav</text:p>
          </table:table-cell>
        </table:table-row>
        <table:table-row table:style-name="ro1">
          <table:table-cell office:value-type="string" calcext:value-type="string">
            <text:p>./archive_1/1745524415_1106_Wide_Long1745524415_1106_Wide_Long_angle_data.json</text:p>
          </table:table-cell>
          <table:table-cell/>
          <table:table-cell office:value-type="string" calcext:value-type="string">
            <text:p>./archive_1/1745524415_1106_Wide_Long1745524415_1106_Wide_Long_distance_data.json</text:p>
          </table:table-cell>
          <table:table-cell/>
          <table:table-cell office:value-type="string" calcext:value-type="string">
            <text:p>./archive_1/1745524415_1106_Wide_Long1745524415_1106_Wide_Long_sound.wav</text:p>
          </table:table-cell>
        </table:table-row>
        <table:table-row table:style-name="ro1">
          <table:table-cell office:value-type="string" calcext:value-type="string">
            <text:p>./archive_1/1745526717_1416_Wide_Long1745526717_1416_Wide_Long_angle_data.json</text:p>
          </table:table-cell>
          <table:table-cell/>
          <table:table-cell office:value-type="string" calcext:value-type="string">
            <text:p>./archive_1/1745526717_1416_Wide_Long1745526717_1416_Wide_Long_distance_data.json</text:p>
          </table:table-cell>
          <table:table-cell/>
          <table:table-cell office:value-type="string" calcext:value-type="string">
            <text:p>./archive_1/1745526717_1416_Wide_Long1745526717_1416_Wide_Long_sound.wav</text:p>
          </table:table-cell>
        </table:table-row>
        <table:table-row table:style-name="ro1">
          <table:table-cell office:value-type="string" calcext:value-type="string">
            <text:p>./archive_1/1744900747_235_Wide_Long1744900747_235_Wide_Long_angle_data.json</text:p>
          </table:table-cell>
          <table:table-cell/>
          <table:table-cell office:value-type="string" calcext:value-type="string">
            <text:p>./archive_1/1744900747_235_Wide_Long1744900747_235_Wide_Long_distance_data.json</text:p>
          </table:table-cell>
          <table:table-cell/>
          <table:table-cell office:value-type="string" calcext:value-type="string">
            <text:p>./archive_1/1744900747_235_Wide_Long1744900747_235_Wide_Long_sound.wav</text:p>
          </table:table-cell>
        </table:table-row>
        <table:table-row table:style-name="ro1">
          <table:table-cell office:value-type="string" calcext:value-type="string">
            <text:p>./archive_1/1744909033_555_Wide_Long1744909033_555_Wide_Long_angle_data.json</text:p>
          </table:table-cell>
          <table:table-cell/>
          <table:table-cell office:value-type="string" calcext:value-type="string">
            <text:p>./archive_1/1744909033_555_Wide_Long1744909033_555_Wide_Long_distance_data.json</text:p>
          </table:table-cell>
          <table:table-cell/>
          <table:table-cell office:value-type="string" calcext:value-type="string">
            <text:p>./archive_1/1744909033_555_Wide_Long1744909033_555_Wide_Long_sound.wav</text:p>
          </table:table-cell>
        </table:table-row>
        <table:table-row table:style-name="ro1">
          <table:table-cell office:value-type="string" calcext:value-type="string">
            <text:p>./archive_1/1744915963_868_Wide_Long1744915963_868_Wide_Long_angle_data.json</text:p>
          </table:table-cell>
          <table:table-cell/>
          <table:table-cell office:value-type="string" calcext:value-type="string">
            <text:p>./archive_1/1744915963_868_Wide_Long1744915963_868_Wide_Long_distance_data.json</text:p>
          </table:table-cell>
          <table:table-cell/>
          <table:table-cell office:value-type="string" calcext:value-type="string">
            <text:p>./archive_1/1744915963_868_Wide_Long1744915963_868_Wide_Long_sound.wav</text:p>
          </table:table-cell>
        </table:table-row>
        <table:table-row table:style-name="ro1">
          <table:table-cell office:value-type="string" calcext:value-type="string">
            <text:p>./archive_1/1745515377_178_Wide_Long1745515377_178_Wide_Long_angle_data.json</text:p>
          </table:table-cell>
          <table:table-cell/>
          <table:table-cell office:value-type="string" calcext:value-type="string">
            <text:p>./archive_1/1745515377_178_Wide_Long1745515377_178_Wide_Long_distance_data.json</text:p>
          </table:table-cell>
          <table:table-cell/>
          <table:table-cell office:value-type="string" calcext:value-type="string">
            <text:p>./archive_1/1745515377_178_Wide_Long1745515377_178_Wide_Long_sound.wav</text:p>
          </table:table-cell>
        </table:table-row>
        <table:table-row table:style-name="ro1">
          <table:table-cell office:value-type="string" calcext:value-type="string">
            <text:p>./archive_1/1745519888_487_Wide_Long1745519888_487_Wide_Long_angle_data.json</text:p>
          </table:table-cell>
          <table:table-cell/>
          <table:table-cell office:value-type="string" calcext:value-type="string">
            <text:p>./archive_1/1745519888_487_Wide_Long1745519888_487_Wide_Long_distance_data.json</text:p>
          </table:table-cell>
          <table:table-cell/>
          <table:table-cell office:value-type="string" calcext:value-type="string">
            <text:p>./archive_1/1745519888_487_Wide_Long1745519888_487_Wide_Long_sound.wav</text:p>
          </table:table-cell>
        </table:table-row>
        <table:table-row table:style-name="ro1">
          <table:table-cell office:value-type="string" calcext:value-type="string">
            <text:p>./archive_1/1745522493_799_Wide_Long1745522493_799_Wide_Long_angle_data.json</text:p>
          </table:table-cell>
          <table:table-cell/>
          <table:table-cell office:value-type="string" calcext:value-type="string">
            <text:p>./archive_1/1745522493_799_Wide_Long1745522493_799_Wide_Long_distance_data.json</text:p>
          </table:table-cell>
          <table:table-cell/>
          <table:table-cell office:value-type="string" calcext:value-type="string">
            <text:p>./archive_1/1745522493_799_Wide_Long1745522493_799_Wide_Long_sound.wav</text:p>
          </table:table-cell>
        </table:table-row>
        <table:table-row table:style-name="ro1">
          <table:table-cell office:value-type="string" calcext:value-type="string">
            <text:p>./archive_1/1745524419_1107_Wide_Long1745524419_1107_Wide_Long_angle_data.json</text:p>
          </table:table-cell>
          <table:table-cell/>
          <table:table-cell office:value-type="string" calcext:value-type="string">
            <text:p>./archive_1/1745524419_1107_Wide_Long1745524419_1107_Wide_Long_distance_data.json</text:p>
          </table:table-cell>
          <table:table-cell/>
          <table:table-cell office:value-type="string" calcext:value-type="string">
            <text:p>./archive_1/1745524419_1107_Wide_Long1745524419_1107_Wide_Long_sound.wav</text:p>
          </table:table-cell>
        </table:table-row>
        <table:table-row table:style-name="ro1">
          <table:table-cell office:value-type="string" calcext:value-type="string">
            <text:p>./archive_1/1745526721_1417_Wide_Long1745526721_1417_Wide_Long_angle_data.json</text:p>
          </table:table-cell>
          <table:table-cell/>
          <table:table-cell office:value-type="string" calcext:value-type="string">
            <text:p>./archive_1/1745526721_1417_Wide_Long1745526721_1417_Wide_Long_distance_data.json</text:p>
          </table:table-cell>
          <table:table-cell/>
          <table:table-cell office:value-type="string" calcext:value-type="string">
            <text:p>./archive_1/1745526721_1417_Wide_Long1745526721_1417_Wide_Long_sound.wav</text:p>
          </table:table-cell>
        </table:table-row>
        <table:table-row table:style-name="ro1">
          <table:table-cell office:value-type="string" calcext:value-type="string">
            <text:p>./archive_1/1744900770_236_Wide_Long1744900770_236_Wide_Long_angle_data.json</text:p>
          </table:table-cell>
          <table:table-cell/>
          <table:table-cell office:value-type="string" calcext:value-type="string">
            <text:p>./archive_1/1744900770_236_Wide_Long1744900770_236_Wide_Long_distance_data.json</text:p>
          </table:table-cell>
          <table:table-cell/>
          <table:table-cell office:value-type="string" calcext:value-type="string">
            <text:p>./archive_1/1744900770_236_Wide_Long1744900770_236_Wide_Long_sound.wav</text:p>
          </table:table-cell>
        </table:table-row>
        <table:table-row table:style-name="ro1">
          <table:table-cell office:value-type="string" calcext:value-type="string">
            <text:p>./archive_1/1744909052_556_Wide_Long1744909052_556_Wide_Long_angle_data.json</text:p>
          </table:table-cell>
          <table:table-cell/>
          <table:table-cell office:value-type="string" calcext:value-type="string">
            <text:p>./archive_1/1744909052_556_Wide_Long1744909052_556_Wide_Long_distance_data.json</text:p>
          </table:table-cell>
          <table:table-cell/>
          <table:table-cell office:value-type="string" calcext:value-type="string">
            <text:p>./archive_1/1744909052_556_Wide_Long1744909052_556_Wide_Long_sound.wav</text:p>
          </table:table-cell>
        </table:table-row>
        <table:table-row table:style-name="ro1">
          <table:table-cell office:value-type="string" calcext:value-type="string">
            <text:p>./archive_1/1744915984_869_Wide_Long1744915984_869_Wide_Long_angle_data.json</text:p>
          </table:table-cell>
          <table:table-cell/>
          <table:table-cell office:value-type="string" calcext:value-type="string">
            <text:p>./archive_1/1744915984_869_Wide_Long1744915984_869_Wide_Long_distance_data.json</text:p>
          </table:table-cell>
          <table:table-cell/>
          <table:table-cell office:value-type="string" calcext:value-type="string">
            <text:p>./archive_1/1744915984_869_Wide_Long1744915984_869_Wide_Long_sound.wav</text:p>
          </table:table-cell>
        </table:table-row>
        <table:table-row table:style-name="ro1">
          <table:table-cell office:value-type="string" calcext:value-type="string">
            <text:p>./archive_1/1745515394_179_Wide_Long1745515394_179_Wide_Long_angle_data.json</text:p>
          </table:table-cell>
          <table:table-cell/>
          <table:table-cell office:value-type="string" calcext:value-type="string">
            <text:p>./archive_1/1745515394_179_Wide_Long1745515394_179_Wide_Long_distance_data.json</text:p>
          </table:table-cell>
          <table:table-cell/>
          <table:table-cell office:value-type="string" calcext:value-type="string">
            <text:p>./archive_1/1745515394_179_Wide_Long1745515394_179_Wide_Long_sound.wav</text:p>
          </table:table-cell>
        </table:table-row>
        <table:table-row table:style-name="ro1">
          <table:table-cell office:value-type="string" calcext:value-type="string">
            <text:p>./archive_1/1745519893_488_Wide_Long1745519893_488_Wide_Long_angle_data.json</text:p>
          </table:table-cell>
          <table:table-cell/>
          <table:table-cell office:value-type="string" calcext:value-type="string">
            <text:p>./archive_1/1745519893_488_Wide_Long1745519893_488_Wide_Long_distance_data.json</text:p>
          </table:table-cell>
          <table:table-cell/>
          <table:table-cell office:value-type="string" calcext:value-type="string">
            <text:p>./archive_1/1745519893_488_Wide_Long1745519893_488_Wide_Long_sound.wav</text:p>
          </table:table-cell>
        </table:table-row>
        <table:table-row table:style-name="ro1">
          <table:table-cell office:value-type="string" calcext:value-type="string">
            <text:p>./archive_1/1745522498_800_Wide_Long1745522498_800_Wide_Long_angle_data.json</text:p>
          </table:table-cell>
          <table:table-cell/>
          <table:table-cell office:value-type="string" calcext:value-type="string">
            <text:p>./archive_1/1745522498_800_Wide_Long1745522498_800_Wide_Long_distance_data.json</text:p>
          </table:table-cell>
          <table:table-cell/>
          <table:table-cell office:value-type="string" calcext:value-type="string">
            <text:p>./archive_1/1745522498_800_Wide_Long1745522498_800_Wide_Long_sound.wav</text:p>
          </table:table-cell>
        </table:table-row>
        <table:table-row table:style-name="ro1">
          <table:table-cell office:value-type="string" calcext:value-type="string">
            <text:p>./archive_1/1745524423_1108_Wide_Long1745524423_1108_Wide_Long_angle_data.json</text:p>
          </table:table-cell>
          <table:table-cell/>
          <table:table-cell office:value-type="string" calcext:value-type="string">
            <text:p>./archive_1/1745524423_1108_Wide_Long1745524423_1108_Wide_Long_distance_data.json</text:p>
          </table:table-cell>
          <table:table-cell/>
          <table:table-cell office:value-type="string" calcext:value-type="string">
            <text:p>./archive_1/1745524423_1108_Wide_Long1745524423_1108_Wide_Long_sound.wav</text:p>
          </table:table-cell>
        </table:table-row>
        <table:table-row table:style-name="ro1">
          <table:table-cell office:value-type="string" calcext:value-type="string">
            <text:p>./archive_1/1745526726_1418_Wide_Long1745526726_1418_Wide_Long_angle_data.json</text:p>
          </table:table-cell>
          <table:table-cell/>
          <table:table-cell office:value-type="string" calcext:value-type="string">
            <text:p>./archive_1/1745526726_1418_Wide_Long1745526726_1418_Wide_Long_distance_data.json</text:p>
          </table:table-cell>
          <table:table-cell/>
          <table:table-cell office:value-type="string" calcext:value-type="string">
            <text:p>./archive_1/1745526726_1418_Wide_Long1745526726_1418_Wide_Long_sound.wav</text:p>
          </table:table-cell>
        </table:table-row>
        <table:table-row table:style-name="ro1">
          <table:table-cell office:value-type="string" calcext:value-type="string">
            <text:p>./archive_1/1744900789_237_Wide_Long1744900789_237_Wide_Long_angle_data.json</text:p>
          </table:table-cell>
          <table:table-cell/>
          <table:table-cell office:value-type="string" calcext:value-type="string">
            <text:p>./archive_1/1744900789_237_Wide_Long1744900789_237_Wide_Long_distance_data.json</text:p>
          </table:table-cell>
          <table:table-cell/>
          <table:table-cell office:value-type="string" calcext:value-type="string">
            <text:p>./archive_1/1744900789_237_Wide_Long1744900789_237_Wide_Long_sound.wav</text:p>
          </table:table-cell>
        </table:table-row>
        <table:table-row table:style-name="ro1">
          <table:table-cell office:value-type="string" calcext:value-type="string">
            <text:p>./archive_1/1744909072_557_Wide_Long1744909072_557_Wide_Long_angle_data.json</text:p>
          </table:table-cell>
          <table:table-cell/>
          <table:table-cell office:value-type="string" calcext:value-type="string">
            <text:p>./archive_1/1744909072_557_Wide_Long1744909072_557_Wide_Long_distance_data.json</text:p>
          </table:table-cell>
          <table:table-cell/>
          <table:table-cell office:value-type="string" calcext:value-type="string">
            <text:p>./archive_1/1744909072_557_Wide_Long1744909072_557_Wide_Long_sound.wav</text:p>
          </table:table-cell>
        </table:table-row>
        <table:table-row table:style-name="ro1">
          <table:table-cell office:value-type="string" calcext:value-type="string">
            <text:p>./archive_1/1744916004_870_Wide_Long1744916004_870_Wide_Long_angle_data.json</text:p>
          </table:table-cell>
          <table:table-cell/>
          <table:table-cell office:value-type="string" calcext:value-type="string">
            <text:p>./archive_1/1744916004_870_Wide_Long1744916004_870_Wide_Long_distance_data.json</text:p>
          </table:table-cell>
          <table:table-cell/>
          <table:table-cell office:value-type="string" calcext:value-type="string">
            <text:p>./archive_1/1744916004_870_Wide_Long1744916004_870_Wide_Long_sound.wav</text:p>
          </table:table-cell>
        </table:table-row>
        <table:table-row table:style-name="ro1">
          <table:table-cell office:value-type="string" calcext:value-type="string">
            <text:p>./archive_1/1745515558_180_Wide_Long1745515558_180_Wide_Long_angle_data.json</text:p>
          </table:table-cell>
          <table:table-cell/>
          <table:table-cell office:value-type="string" calcext:value-type="string">
            <text:p>./archive_1/1745515558_180_Wide_Long1745515558_180_Wide_Long_distance_data.json</text:p>
          </table:table-cell>
          <table:table-cell/>
          <table:table-cell office:value-type="string" calcext:value-type="string">
            <text:p>./archive_1/1745515558_180_Wide_Long1745515558_180_Wide_Long_sound.wav</text:p>
          </table:table-cell>
        </table:table-row>
        <table:table-row table:style-name="ro1">
          <table:table-cell office:value-type="string" calcext:value-type="string">
            <text:p>./archive_1/1745519898_489_Wide_Long1745519898_489_Wide_Long_angle_data.json</text:p>
          </table:table-cell>
          <table:table-cell/>
          <table:table-cell office:value-type="string" calcext:value-type="string">
            <text:p>./archive_1/1745519898_489_Wide_Long1745519898_489_Wide_Long_distance_data.json</text:p>
          </table:table-cell>
          <table:table-cell/>
          <table:table-cell office:value-type="string" calcext:value-type="string">
            <text:p>./archive_1/1745519898_489_Wide_Long1745519898_489_Wide_Long_sound.wav</text:p>
          </table:table-cell>
        </table:table-row>
        <table:table-row table:style-name="ro1">
          <table:table-cell office:value-type="string" calcext:value-type="string">
            <text:p>./archive_1/1745522503_801_Wide_Long1745522503_801_Wide_Long_angle_data.json</text:p>
          </table:table-cell>
          <table:table-cell/>
          <table:table-cell office:value-type="string" calcext:value-type="string">
            <text:p>./archive_1/1745522503_801_Wide_Long1745522503_801_Wide_Long_distance_data.json</text:p>
          </table:table-cell>
          <table:table-cell/>
          <table:table-cell office:value-type="string" calcext:value-type="string">
            <text:p>./archive_1/1745522503_801_Wide_Long1745522503_801_Wide_Long_sound.wav</text:p>
          </table:table-cell>
        </table:table-row>
        <table:table-row table:style-name="ro1">
          <table:table-cell office:value-type="string" calcext:value-type="string">
            <text:p>./archive_1/1745524428_1109_Wide_Long1745524428_1109_Wide_Long_angle_data.json</text:p>
          </table:table-cell>
          <table:table-cell/>
          <table:table-cell office:value-type="string" calcext:value-type="string">
            <text:p>./archive_1/1745524428_1109_Wide_Long1745524428_1109_Wide_Long_distance_data.json</text:p>
          </table:table-cell>
          <table:table-cell/>
          <table:table-cell office:value-type="string" calcext:value-type="string">
            <text:p>./archive_1/1745524428_1109_Wide_Long1745524428_1109_Wide_Long_sound.wav</text:p>
          </table:table-cell>
        </table:table-row>
        <table:table-row table:style-name="ro1">
          <table:table-cell office:value-type="string" calcext:value-type="string">
            <text:p>./archive_1/1745526730_1419_Wide_Long1745526730_1419_Wide_Long_angle_data.json</text:p>
          </table:table-cell>
          <table:table-cell/>
          <table:table-cell office:value-type="string" calcext:value-type="string">
            <text:p>./archive_1/1745526730_1419_Wide_Long1745526730_1419_Wide_Long_distance_data.json</text:p>
          </table:table-cell>
          <table:table-cell/>
          <table:table-cell office:value-type="string" calcext:value-type="string">
            <text:p>./archive_1/1745526730_1419_Wide_Long1745526730_1419_Wide_Long_sound.wav</text:p>
          </table:table-cell>
        </table:table-row>
        <table:table-row table:style-name="ro1">
          <table:table-cell office:value-type="string" calcext:value-type="string">
            <text:p>./archive_1/1744900808_238_Wide_Long1744900808_238_Wide_Long_angle_data.json</text:p>
          </table:table-cell>
          <table:table-cell/>
          <table:table-cell office:value-type="string" calcext:value-type="string">
            <text:p>./archive_1/1744900808_238_Wide_Long1744900808_238_Wide_Long_distance_data.json</text:p>
          </table:table-cell>
          <table:table-cell/>
          <table:table-cell office:value-type="string" calcext:value-type="string">
            <text:p>./archive_1/1744900808_238_Wide_Long1744900808_238_Wide_Long_sound.wav</text:p>
          </table:table-cell>
        </table:table-row>
        <table:table-row table:style-name="ro1">
          <table:table-cell office:value-type="string" calcext:value-type="string">
            <text:p>./archive_1/1744909091_558_Wide_Long1744909091_558_Wide_Long_angle_data.json</text:p>
          </table:table-cell>
          <table:table-cell/>
          <table:table-cell office:value-type="string" calcext:value-type="string">
            <text:p>./archive_1/1744909091_558_Wide_Long1744909091_558_Wide_Long_distance_data.json</text:p>
          </table:table-cell>
          <table:table-cell/>
          <table:table-cell office:value-type="string" calcext:value-type="string">
            <text:p>./archive_1/1744909091_558_Wide_Long1744909091_558_Wide_Long_sound.wav</text:p>
          </table:table-cell>
        </table:table-row>
        <table:table-row table:style-name="ro1">
          <table:table-cell office:value-type="string" calcext:value-type="string">
            <text:p>./archive_1/1744916024_871_Wide_Long1744916024_871_Wide_Long_angle_data.json</text:p>
          </table:table-cell>
          <table:table-cell/>
          <table:table-cell office:value-type="string" calcext:value-type="string">
            <text:p>./archive_1/1744916024_871_Wide_Long1744916024_871_Wide_Long_distance_data.json</text:p>
          </table:table-cell>
          <table:table-cell/>
          <table:table-cell office:value-type="string" calcext:value-type="string">
            <text:p>./archive_1/1744916024_871_Wide_Long1744916024_871_Wide_Long_sound.wav</text:p>
          </table:table-cell>
        </table:table-row>
        <table:table-row table:style-name="ro1">
          <table:table-cell office:value-type="string" calcext:value-type="string">
            <text:p>./archive_1/1745515570_181_Wide_Long1745515570_181_Wide_Long_angle_data.json</text:p>
          </table:table-cell>
          <table:table-cell/>
          <table:table-cell office:value-type="string" calcext:value-type="string">
            <text:p>./archive_1/1745515570_181_Wide_Long1745515570_181_Wide_Long_distance_data.json</text:p>
          </table:table-cell>
          <table:table-cell/>
          <table:table-cell office:value-type="string" calcext:value-type="string">
            <text:p>./archive_1/1745515570_181_Wide_Long1745515570_181_Wide_Long_sound.wav</text:p>
          </table:table-cell>
        </table:table-row>
        <table:table-row table:style-name="ro1">
          <table:table-cell office:value-type="string" calcext:value-type="string">
            <text:p>./archive_1/1745519903_490_Wide_Long1745519903_490_Wide_Long_angle_data.json</text:p>
          </table:table-cell>
          <table:table-cell/>
          <table:table-cell office:value-type="string" calcext:value-type="string">
            <text:p>./archive_1/1745519903_490_Wide_Long1745519903_490_Wide_Long_distance_data.json</text:p>
          </table:table-cell>
          <table:table-cell/>
          <table:table-cell office:value-type="string" calcext:value-type="string">
            <text:p>./archive_1/1745519903_490_Wide_Long1745519903_490_Wide_Long_sound.wav</text:p>
          </table:table-cell>
        </table:table-row>
        <table:table-row table:style-name="ro1">
          <table:table-cell office:value-type="string" calcext:value-type="string">
            <text:p>./archive_1/1745522507_802_Wide_Long1745522507_802_Wide_Long_angle_data.json</text:p>
          </table:table-cell>
          <table:table-cell/>
          <table:table-cell office:value-type="string" calcext:value-type="string">
            <text:p>./archive_1/1745522507_802_Wide_Long1745522507_802_Wide_Long_distance_data.json</text:p>
          </table:table-cell>
          <table:table-cell/>
          <table:table-cell office:value-type="string" calcext:value-type="string">
            <text:p>./archive_1/1745522507_802_Wide_Long1745522507_802_Wide_Long_sound.wav</text:p>
          </table:table-cell>
        </table:table-row>
        <table:table-row table:style-name="ro1">
          <table:table-cell office:value-type="string" calcext:value-type="string">
            <text:p>./archive_1/1745524432_1110_Wide_Long1745524432_1110_Wide_Long_angle_data.json</text:p>
          </table:table-cell>
          <table:table-cell/>
          <table:table-cell office:value-type="string" calcext:value-type="string">
            <text:p>./archive_1/1745524432_1110_Wide_Long1745524432_1110_Wide_Long_distance_data.json</text:p>
          </table:table-cell>
          <table:table-cell/>
          <table:table-cell office:value-type="string" calcext:value-type="string">
            <text:p>./archive_1/1745524432_1110_Wide_Long1745524432_1110_Wide_Long_sound.wav</text:p>
          </table:table-cell>
        </table:table-row>
        <table:table-row table:style-name="ro1">
          <table:table-cell office:value-type="string" calcext:value-type="string">
            <text:p>./archive_1/1745526734_1420_Wide_Long1745526734_1420_Wide_Long_angle_data.json</text:p>
          </table:table-cell>
          <table:table-cell/>
          <table:table-cell office:value-type="string" calcext:value-type="string">
            <text:p>./archive_1/1745526734_1420_Wide_Long1745526734_1420_Wide_Long_distance_data.json</text:p>
          </table:table-cell>
          <table:table-cell/>
          <table:table-cell office:value-type="string" calcext:value-type="string">
            <text:p>./archive_1/1745526734_1420_Wide_Long1745526734_1420_Wide_Long_sound.wav</text:p>
          </table:table-cell>
        </table:table-row>
        <table:table-row table:style-name="ro1">
          <table:table-cell office:value-type="string" calcext:value-type="string">
            <text:p>./archive_1/1744900827_239_Wide_Long1744900827_239_Wide_Long_angle_data.json</text:p>
          </table:table-cell>
          <table:table-cell/>
          <table:table-cell office:value-type="string" calcext:value-type="string">
            <text:p>./archive_1/1744900827_239_Wide_Long1744900827_239_Wide_Long_distance_data.json</text:p>
          </table:table-cell>
          <table:table-cell/>
          <table:table-cell office:value-type="string" calcext:value-type="string">
            <text:p>./archive_1/1744900827_239_Wide_Long1744900827_239_Wide_Long_sound.wav</text:p>
          </table:table-cell>
        </table:table-row>
        <table:table-row table:style-name="ro1">
          <table:table-cell office:value-type="string" calcext:value-type="string">
            <text:p>./archive_1/1744909110_559_Wide_Long1744909110_559_Wide_Long_angle_data.json</text:p>
          </table:table-cell>
          <table:table-cell/>
          <table:table-cell office:value-type="string" calcext:value-type="string">
            <text:p>./archive_1/1744909110_559_Wide_Long1744909110_559_Wide_Long_distance_data.json</text:p>
          </table:table-cell>
          <table:table-cell/>
          <table:table-cell office:value-type="string" calcext:value-type="string">
            <text:p>./archive_1/1744909110_559_Wide_Long1744909110_559_Wide_Long_sound.wav</text:p>
          </table:table-cell>
        </table:table-row>
        <table:table-row table:style-name="ro1">
          <table:table-cell office:value-type="string" calcext:value-type="string">
            <text:p>./archive_1/1744916043_872_Wide_Long1744916043_872_Wide_Long_angle_data.json</text:p>
          </table:table-cell>
          <table:table-cell/>
          <table:table-cell office:value-type="string" calcext:value-type="string">
            <text:p>./archive_1/1744916043_872_Wide_Long1744916043_872_Wide_Long_distance_data.json</text:p>
          </table:table-cell>
          <table:table-cell/>
          <table:table-cell office:value-type="string" calcext:value-type="string">
            <text:p>./archive_1/1744916043_872_Wide_Long1744916043_872_Wide_Long_sound.wav</text:p>
          </table:table-cell>
        </table:table-row>
        <table:table-row table:style-name="ro1">
          <table:table-cell office:value-type="string" calcext:value-type="string">
            <text:p>./archive_1/1745515576_182_Wide_Long1745515576_182_Wide_Long_angle_data.json</text:p>
          </table:table-cell>
          <table:table-cell/>
          <table:table-cell office:value-type="string" calcext:value-type="string">
            <text:p>./archive_1/1745515576_182_Wide_Long1745515576_182_Wide_Long_distance_data.json</text:p>
          </table:table-cell>
          <table:table-cell/>
          <table:table-cell office:value-type="string" calcext:value-type="string">
            <text:p>./archive_1/1745515576_182_Wide_Long1745515576_182_Wide_Long_sound.wav</text:p>
          </table:table-cell>
        </table:table-row>
        <table:table-row table:style-name="ro1">
          <table:table-cell office:value-type="string" calcext:value-type="string">
            <text:p>./archive_1/1745519907_491_Wide_Long1745519907_491_Wide_Long_angle_data.json</text:p>
          </table:table-cell>
          <table:table-cell/>
          <table:table-cell office:value-type="string" calcext:value-type="string">
            <text:p>./archive_1/1745519907_491_Wide_Long1745519907_491_Wide_Long_distance_data.json</text:p>
          </table:table-cell>
          <table:table-cell/>
          <table:table-cell office:value-type="string" calcext:value-type="string">
            <text:p>./archive_1/1745519907_491_Wide_Long1745519907_491_Wide_Long_sound.wav</text:p>
          </table:table-cell>
        </table:table-row>
        <table:table-row table:style-name="ro1">
          <table:table-cell office:value-type="string" calcext:value-type="string">
            <text:p>./archive_1/1745522512_803_Wide_Long1745522512_803_Wide_Long_angle_data.json</text:p>
          </table:table-cell>
          <table:table-cell/>
          <table:table-cell office:value-type="string" calcext:value-type="string">
            <text:p>./archive_1/1745522512_803_Wide_Long1745522512_803_Wide_Long_distance_data.json</text:p>
          </table:table-cell>
          <table:table-cell/>
          <table:table-cell office:value-type="string" calcext:value-type="string">
            <text:p>./archive_1/1745522512_803_Wide_Long1745522512_803_Wide_Long_sound.wav</text:p>
          </table:table-cell>
        </table:table-row>
        <table:table-row table:style-name="ro1">
          <table:table-cell office:value-type="string" calcext:value-type="string">
            <text:p>./archive_1/1745524437_1111_Wide_Long1745524437_1111_Wide_Long_angle_data.json</text:p>
          </table:table-cell>
          <table:table-cell/>
          <table:table-cell office:value-type="string" calcext:value-type="string">
            <text:p>./archive_1/1745524437_1111_Wide_Long1745524437_1111_Wide_Long_distance_data.json</text:p>
          </table:table-cell>
          <table:table-cell/>
          <table:table-cell office:value-type="string" calcext:value-type="string">
            <text:p>./archive_1/1745524437_1111_Wide_Long1745524437_1111_Wide_Long_sound.wav</text:p>
          </table:table-cell>
        </table:table-row>
        <table:table-row table:style-name="ro1">
          <table:table-cell office:value-type="string" calcext:value-type="string">
            <text:p>./archive_1/1745526739_1421_Wide_Long1745526739_1421_Wide_Long_angle_data.json</text:p>
          </table:table-cell>
          <table:table-cell/>
          <table:table-cell office:value-type="string" calcext:value-type="string">
            <text:p>./archive_1/1745526739_1421_Wide_Long1745526739_1421_Wide_Long_distance_data.json</text:p>
          </table:table-cell>
          <table:table-cell/>
          <table:table-cell office:value-type="string" calcext:value-type="string">
            <text:p>./archive_1/1745526739_1421_Wide_Long1745526739_1421_Wide_Long_sound.wav</text:p>
          </table:table-cell>
        </table:table-row>
        <table:table-row table:style-name="ro1">
          <table:table-cell office:value-type="string" calcext:value-type="string">
            <text:p>./archive_1/1744900846_240_Wide_Long1744900846_240_Wide_Long_angle_data.json</text:p>
          </table:table-cell>
          <table:table-cell/>
          <table:table-cell office:value-type="string" calcext:value-type="string">
            <text:p>./archive_1/1744900846_240_Wide_Long1744900846_240_Wide_Long_distance_data.json</text:p>
          </table:table-cell>
          <table:table-cell/>
          <table:table-cell office:value-type="string" calcext:value-type="string">
            <text:p>./archive_1/1744900846_240_Wide_Long1744900846_240_Wide_Long_sound.wav</text:p>
          </table:table-cell>
        </table:table-row>
        <table:table-row table:style-name="ro1">
          <table:table-cell office:value-type="string" calcext:value-type="string">
            <text:p>./archive_1/1744909129_560_Wide_Long1744909129_560_Wide_Long_angle_data.json</text:p>
          </table:table-cell>
          <table:table-cell/>
          <table:table-cell office:value-type="string" calcext:value-type="string">
            <text:p>./archive_1/1744909129_560_Wide_Long1744909129_560_Wide_Long_distance_data.json</text:p>
          </table:table-cell>
          <table:table-cell/>
          <table:table-cell office:value-type="string" calcext:value-type="string">
            <text:p>./archive_1/1744909129_560_Wide_Long1744909129_560_Wide_Long_sound.wav</text:p>
          </table:table-cell>
        </table:table-row>
        <table:table-row table:style-name="ro1">
          <table:table-cell office:value-type="string" calcext:value-type="string">
            <text:p>./archive_1/1744916063_873_Wide_Long1744916063_873_Wide_Long_angle_data.json</text:p>
          </table:table-cell>
          <table:table-cell/>
          <table:table-cell office:value-type="string" calcext:value-type="string">
            <text:p>./archive_1/1744916063_873_Wide_Long1744916063_873_Wide_Long_distance_data.json</text:p>
          </table:table-cell>
          <table:table-cell/>
          <table:table-cell office:value-type="string" calcext:value-type="string">
            <text:p>./archive_1/1744916063_873_Wide_Long1744916063_873_Wide_Long_sound.wav</text:p>
          </table:table-cell>
        </table:table-row>
        <table:table-row table:style-name="ro1">
          <table:table-cell office:value-type="string" calcext:value-type="string">
            <text:p>./archive_1/1745515580_183_Wide_Long1745515580_183_Wide_Long_angle_data.json</text:p>
          </table:table-cell>
          <table:table-cell/>
          <table:table-cell office:value-type="string" calcext:value-type="string">
            <text:p>./archive_1/1745515580_183_Wide_Long1745515580_183_Wide_Long_distance_data.json</text:p>
          </table:table-cell>
          <table:table-cell/>
          <table:table-cell office:value-type="string" calcext:value-type="string">
            <text:p>./archive_1/1745515580_183_Wide_Long1745515580_183_Wide_Long_sound.wav</text:p>
          </table:table-cell>
        </table:table-row>
        <table:table-row table:style-name="ro1">
          <table:table-cell office:value-type="string" calcext:value-type="string">
            <text:p>./archive_1/1745519912_492_Wide_Long1745519912_492_Wide_Long_angle_data.json</text:p>
          </table:table-cell>
          <table:table-cell/>
          <table:table-cell office:value-type="string" calcext:value-type="string">
            <text:p>./archive_1/1745519912_492_Wide_Long1745519912_492_Wide_Long_distance_data.json</text:p>
          </table:table-cell>
          <table:table-cell/>
          <table:table-cell office:value-type="string" calcext:value-type="string">
            <text:p>./archive_1/1745519912_492_Wide_Long1745519912_492_Wide_Long_sound.wav</text:p>
          </table:table-cell>
        </table:table-row>
        <table:table-row table:style-name="ro1">
          <table:table-cell office:value-type="string" calcext:value-type="string">
            <text:p>./archive_1/1745522517_804_Wide_Long1745522517_804_Wide_Long_angle_data.json</text:p>
          </table:table-cell>
          <table:table-cell/>
          <table:table-cell office:value-type="string" calcext:value-type="string">
            <text:p>./archive_1/1745522517_804_Wide_Long1745522517_804_Wide_Long_distance_data.json</text:p>
          </table:table-cell>
          <table:table-cell/>
          <table:table-cell office:value-type="string" calcext:value-type="string">
            <text:p>./archive_1/1745522517_804_Wide_Long1745522517_804_Wide_Long_sound.wav</text:p>
          </table:table-cell>
        </table:table-row>
        <table:table-row table:style-name="ro1">
          <table:table-cell office:value-type="string" calcext:value-type="string">
            <text:p>./archive_1/1745524441_1112_Wide_Long1745524441_1112_Wide_Long_angle_data.json</text:p>
          </table:table-cell>
          <table:table-cell/>
          <table:table-cell office:value-type="string" calcext:value-type="string">
            <text:p>./archive_1/1745524441_1112_Wide_Long1745524441_1112_Wide_Long_distance_data.json</text:p>
          </table:table-cell>
          <table:table-cell/>
          <table:table-cell office:value-type="string" calcext:value-type="string">
            <text:p>./archive_1/1745524441_1112_Wide_Long1745524441_1112_Wide_Long_sound.wav</text:p>
          </table:table-cell>
        </table:table-row>
        <table:table-row table:style-name="ro1">
          <table:table-cell office:value-type="string" calcext:value-type="string">
            <text:p>./archive_1/1745526743_1422_Wide_Long1745526743_1422_Wide_Long_angle_data.json</text:p>
          </table:table-cell>
          <table:table-cell/>
          <table:table-cell office:value-type="string" calcext:value-type="string">
            <text:p>./archive_1/1745526743_1422_Wide_Long1745526743_1422_Wide_Long_distance_data.json</text:p>
          </table:table-cell>
          <table:table-cell/>
          <table:table-cell office:value-type="string" calcext:value-type="string">
            <text:p>./archive_1/1745526743_1422_Wide_Long1745526743_1422_Wide_Long_sound.wav</text:p>
          </table:table-cell>
        </table:table-row>
        <table:table-row table:style-name="ro1">
          <table:table-cell office:value-type="string" calcext:value-type="string">
            <text:p>./archive_1/1744900865_241_Wide_Long1744900865_241_Wide_Long_angle_data.json</text:p>
          </table:table-cell>
          <table:table-cell/>
          <table:table-cell office:value-type="string" calcext:value-type="string">
            <text:p>./archive_1/1744900865_241_Wide_Long1744900865_241_Wide_Long_distance_data.json</text:p>
          </table:table-cell>
          <table:table-cell/>
          <table:table-cell office:value-type="string" calcext:value-type="string">
            <text:p>./archive_1/1744900865_241_Wide_Long1744900865_241_Wide_Long_sound.wav</text:p>
          </table:table-cell>
        </table:table-row>
        <table:table-row table:style-name="ro1">
          <table:table-cell office:value-type="string" calcext:value-type="string">
            <text:p>./archive_1/1744909148_561_Wide_Long1744909148_561_Wide_Long_angle_data.json</text:p>
          </table:table-cell>
          <table:table-cell/>
          <table:table-cell office:value-type="string" calcext:value-type="string">
            <text:p>./archive_1/1744909148_561_Wide_Long1744909148_561_Wide_Long_distance_data.json</text:p>
          </table:table-cell>
          <table:table-cell/>
          <table:table-cell office:value-type="string" calcext:value-type="string">
            <text:p>./archive_1/1744909148_561_Wide_Long1744909148_561_Wide_Long_sound.wav</text:p>
          </table:table-cell>
        </table:table-row>
        <table:table-row table:style-name="ro1">
          <table:table-cell office:value-type="string" calcext:value-type="string">
            <text:p>./archive_1/1744916085_874_Wide_Long1744916085_874_Wide_Long_angle_data.json</text:p>
          </table:table-cell>
          <table:table-cell/>
          <table:table-cell office:value-type="string" calcext:value-type="string">
            <text:p>./archive_1/1744916085_874_Wide_Long1744916085_874_Wide_Long_distance_data.json</text:p>
          </table:table-cell>
          <table:table-cell/>
          <table:table-cell office:value-type="string" calcext:value-type="string">
            <text:p>./archive_1/1744916085_874_Wide_Long1744916085_874_Wide_Long_sound.wav</text:p>
          </table:table-cell>
        </table:table-row>
        <table:table-row table:style-name="ro1">
          <table:table-cell office:value-type="string" calcext:value-type="string">
            <text:p>./archive_1/1745515585_184_Wide_Long1745515585_184_Wide_Long_angle_data.json</text:p>
          </table:table-cell>
          <table:table-cell/>
          <table:table-cell office:value-type="string" calcext:value-type="string">
            <text:p>./archive_1/1745515585_184_Wide_Long1745515585_184_Wide_Long_distance_data.json</text:p>
          </table:table-cell>
          <table:table-cell/>
          <table:table-cell office:value-type="string" calcext:value-type="string">
            <text:p>./archive_1/1745515585_184_Wide_Long1745515585_184_Wide_Long_sound.wav</text:p>
          </table:table-cell>
        </table:table-row>
        <table:table-row table:style-name="ro1">
          <table:table-cell office:value-type="string" calcext:value-type="string">
            <text:p>./archive_1/1745519922_493_Wide_Long1745519922_493_Wide_Long_angle_data.json</text:p>
          </table:table-cell>
          <table:table-cell/>
          <table:table-cell office:value-type="string" calcext:value-type="string">
            <text:p>./archive_1/1745519922_493_Wide_Long1745519922_493_Wide_Long_distance_data.json</text:p>
          </table:table-cell>
          <table:table-cell/>
          <table:table-cell office:value-type="string" calcext:value-type="string">
            <text:p>./archive_1/1745519922_493_Wide_Long1745519922_493_Wide_Long_sound.wav</text:p>
          </table:table-cell>
        </table:table-row>
        <table:table-row table:style-name="ro1">
          <table:table-cell office:value-type="string" calcext:value-type="string">
            <text:p>./archive_1/1745522521_805_Wide_Long1745522521_805_Wide_Long_angle_data.json</text:p>
          </table:table-cell>
          <table:table-cell/>
          <table:table-cell office:value-type="string" calcext:value-type="string">
            <text:p>./archive_1/1745522521_805_Wide_Long1745522521_805_Wide_Long_distance_data.json</text:p>
          </table:table-cell>
          <table:table-cell/>
          <table:table-cell office:value-type="string" calcext:value-type="string">
            <text:p>./archive_1/1745522521_805_Wide_Long1745522521_805_Wide_Long_sound.wav</text:p>
          </table:table-cell>
        </table:table-row>
        <table:table-row table:style-name="ro1">
          <table:table-cell office:value-type="string" calcext:value-type="string">
            <text:p>./archive_1/1745524446_1113_Wide_Long1745524446_1113_Wide_Long_angle_data.json</text:p>
          </table:table-cell>
          <table:table-cell/>
          <table:table-cell office:value-type="string" calcext:value-type="string">
            <text:p>./archive_1/1745524446_1113_Wide_Long1745524446_1113_Wide_Long_distance_data.json</text:p>
          </table:table-cell>
          <table:table-cell/>
          <table:table-cell office:value-type="string" calcext:value-type="string">
            <text:p>./archive_1/1745524446_1113_Wide_Long1745524446_1113_Wide_Long_sound.wav</text:p>
          </table:table-cell>
        </table:table-row>
        <table:table-row table:style-name="ro1">
          <table:table-cell office:value-type="string" calcext:value-type="string">
            <text:p>./archive_1/1745526748_1423_Wide_Long1745526748_1423_Wide_Long_angle_data.json</text:p>
          </table:table-cell>
          <table:table-cell/>
          <table:table-cell office:value-type="string" calcext:value-type="string">
            <text:p>./archive_1/1745526748_1423_Wide_Long1745526748_1423_Wide_Long_distance_data.json</text:p>
          </table:table-cell>
          <table:table-cell/>
          <table:table-cell office:value-type="string" calcext:value-type="string">
            <text:p>./archive_1/1745526748_1423_Wide_Long1745526748_1423_Wide_Long_sound.wav</text:p>
          </table:table-cell>
        </table:table-row>
        <table:table-row table:style-name="ro1">
          <table:table-cell office:value-type="string" calcext:value-type="string">
            <text:p>./archive_1/1744900886_242_Wide_Long1744900886_242_Wide_Long_angle_data.json</text:p>
          </table:table-cell>
          <table:table-cell/>
          <table:table-cell office:value-type="string" calcext:value-type="string">
            <text:p>./archive_1/1744900886_242_Wide_Long1744900886_242_Wide_Long_distance_data.json</text:p>
          </table:table-cell>
          <table:table-cell/>
          <table:table-cell office:value-type="string" calcext:value-type="string">
            <text:p>./archive_1/1744900886_242_Wide_Long1744900886_242_Wide_Long_sound.wav</text:p>
          </table:table-cell>
        </table:table-row>
        <table:table-row table:style-name="ro1">
          <table:table-cell office:value-type="string" calcext:value-type="string">
            <text:p>./archive_1/1744909168_562_Wide_Long1744909168_562_Wide_Long_angle_data.json</text:p>
          </table:table-cell>
          <table:table-cell/>
          <table:table-cell office:value-type="string" calcext:value-type="string">
            <text:p>./archive_1/1744909168_562_Wide_Long1744909168_562_Wide_Long_distance_data.json</text:p>
          </table:table-cell>
          <table:table-cell/>
          <table:table-cell office:value-type="string" calcext:value-type="string">
            <text:p>./archive_1/1744909168_562_Wide_Long1744909168_562_Wide_Long_sound.wav</text:p>
          </table:table-cell>
        </table:table-row>
        <table:table-row table:style-name="ro1">
          <table:table-cell office:value-type="string" calcext:value-type="string">
            <text:p>./archive_1/1744916105_875_Wide_Long1744916105_875_Wide_Long_angle_data.json</text:p>
          </table:table-cell>
          <table:table-cell/>
          <table:table-cell office:value-type="string" calcext:value-type="string">
            <text:p>./archive_1/1744916105_875_Wide_Long1744916105_875_Wide_Long_distance_data.json</text:p>
          </table:table-cell>
          <table:table-cell/>
          <table:table-cell office:value-type="string" calcext:value-type="string">
            <text:p>./archive_1/1744916105_875_Wide_Long1744916105_875_Wide_Long_sound.wav</text:p>
          </table:table-cell>
        </table:table-row>
        <table:table-row table:style-name="ro1">
          <table:table-cell office:value-type="string" calcext:value-type="string">
            <text:p>./archive_1/1745515589_185_Wide_Long1745515589_185_Wide_Long_angle_data.json</text:p>
          </table:table-cell>
          <table:table-cell/>
          <table:table-cell office:value-type="string" calcext:value-type="string">
            <text:p>./archive_1/1745515589_185_Wide_Long1745515589_185_Wide_Long_distance_data.json</text:p>
          </table:table-cell>
          <table:table-cell/>
          <table:table-cell office:value-type="string" calcext:value-type="string">
            <text:p>./archive_1/1745515589_185_Wide_Long1745515589_185_Wide_Long_sound.wav</text:p>
          </table:table-cell>
        </table:table-row>
        <table:table-row table:style-name="ro1">
          <table:table-cell office:value-type="string" calcext:value-type="string">
            <text:p>./archive_1/1745519927_494_Wide_Long1745519927_494_Wide_Long_angle_data.json</text:p>
          </table:table-cell>
          <table:table-cell/>
          <table:table-cell office:value-type="string" calcext:value-type="string">
            <text:p>./archive_1/1745519927_494_Wide_Long1745519927_494_Wide_Long_distance_data.json</text:p>
          </table:table-cell>
          <table:table-cell/>
          <table:table-cell office:value-type="string" calcext:value-type="string">
            <text:p>./archive_1/1745519927_494_Wide_Long1745519927_494_Wide_Long_sound.wav</text:p>
          </table:table-cell>
        </table:table-row>
        <table:table-row table:style-name="ro1">
          <table:table-cell office:value-type="string" calcext:value-type="string">
            <text:p>./archive_1/1745522527_806_Wide_Long1745522527_806_Wide_Long_angle_data.json</text:p>
          </table:table-cell>
          <table:table-cell/>
          <table:table-cell office:value-type="string" calcext:value-type="string">
            <text:p>./archive_1/1745522527_806_Wide_Long1745522527_806_Wide_Long_distance_data.json</text:p>
          </table:table-cell>
          <table:table-cell/>
          <table:table-cell office:value-type="string" calcext:value-type="string">
            <text:p>./archive_1/1745522527_806_Wide_Long1745522527_806_Wide_Long_sound.wav</text:p>
          </table:table-cell>
        </table:table-row>
        <table:table-row table:style-name="ro1">
          <table:table-cell office:value-type="string" calcext:value-type="string">
            <text:p>./archive_1/1745524450_1114_Wide_Long1745524450_1114_Wide_Long_angle_data.json</text:p>
          </table:table-cell>
          <table:table-cell/>
          <table:table-cell office:value-type="string" calcext:value-type="string">
            <text:p>./archive_1/1745524450_1114_Wide_Long1745524450_1114_Wide_Long_distance_data.json</text:p>
          </table:table-cell>
          <table:table-cell/>
          <table:table-cell office:value-type="string" calcext:value-type="string">
            <text:p>./archive_1/1745524450_1114_Wide_Long1745524450_1114_Wide_Long_sound.wav</text:p>
          </table:table-cell>
        </table:table-row>
        <table:table-row table:style-name="ro1">
          <table:table-cell office:value-type="string" calcext:value-type="string">
            <text:p>./archive_1/1745526752_1424_Wide_Long1745526752_1424_Wide_Long_angle_data.json</text:p>
          </table:table-cell>
          <table:table-cell/>
          <table:table-cell office:value-type="string" calcext:value-type="string">
            <text:p>./archive_1/1745526752_1424_Wide_Long1745526752_1424_Wide_Long_distance_data.json</text:p>
          </table:table-cell>
          <table:table-cell/>
          <table:table-cell office:value-type="string" calcext:value-type="string">
            <text:p>./archive_1/1745526752_1424_Wide_Long1745526752_1424_Wide_Long_sound.wav</text:p>
          </table:table-cell>
        </table:table-row>
        <table:table-row table:style-name="ro1">
          <table:table-cell office:value-type="string" calcext:value-type="string">
            <text:p>./archive_1/1744900904_243_Wide_Long1744900904_243_Wide_Long_angle_data.json</text:p>
          </table:table-cell>
          <table:table-cell/>
          <table:table-cell office:value-type="string" calcext:value-type="string">
            <text:p>./archive_1/1744900904_243_Wide_Long1744900904_243_Wide_Long_distance_data.json</text:p>
          </table:table-cell>
          <table:table-cell/>
          <table:table-cell office:value-type="string" calcext:value-type="string">
            <text:p>./archive_1/1744900904_243_Wide_Long1744900904_243_Wide_Long_sound.wav</text:p>
          </table:table-cell>
        </table:table-row>
        <table:table-row table:style-name="ro1">
          <table:table-cell office:value-type="string" calcext:value-type="string">
            <text:p>./archive_1/1744909187_563_Wide_Long1744909187_563_Wide_Long_angle_data.json</text:p>
          </table:table-cell>
          <table:table-cell/>
          <table:table-cell office:value-type="string" calcext:value-type="string">
            <text:p>./archive_1/1744909187_563_Wide_Long1744909187_563_Wide_Long_distance_data.json</text:p>
          </table:table-cell>
          <table:table-cell/>
          <table:table-cell office:value-type="string" calcext:value-type="string">
            <text:p>./archive_1/1744909187_563_Wide_Long1744909187_563_Wide_Long_sound.wav</text:p>
          </table:table-cell>
        </table:table-row>
        <table:table-row table:style-name="ro1">
          <table:table-cell office:value-type="string" calcext:value-type="string">
            <text:p>./archive_1/1744916145_877_Wide_Long1744916145_877_Wide_Long_angle_data.json</text:p>
          </table:table-cell>
          <table:table-cell/>
          <table:table-cell office:value-type="string" calcext:value-type="string">
            <text:p>./archive_1/1744916145_877_Wide_Long1744916145_877_Wide_Long_distance_data.json</text:p>
          </table:table-cell>
          <table:table-cell/>
          <table:table-cell office:value-type="string" calcext:value-type="string">
            <text:p>./archive_1/1744916145_877_Wide_Long1744916145_877_Wide_Long_sound.wav</text:p>
          </table:table-cell>
        </table:table-row>
        <table:table-row table:style-name="ro1">
          <table:table-cell office:value-type="string" calcext:value-type="string">
            <text:p>./archive_1/1745515594_186_Wide_Long1745515594_186_Wide_Long_angle_data.json</text:p>
          </table:table-cell>
          <table:table-cell/>
          <table:table-cell office:value-type="string" calcext:value-type="string">
            <text:p>./archive_1/1745515594_186_Wide_Long1745515594_186_Wide_Long_distance_data.json</text:p>
          </table:table-cell>
          <table:table-cell/>
          <table:table-cell office:value-type="string" calcext:value-type="string">
            <text:p>./archive_1/1745515594_186_Wide_Long1745515594_186_Wide_Long_sound.wav</text:p>
          </table:table-cell>
        </table:table-row>
        <table:table-row table:style-name="ro1">
          <table:table-cell office:value-type="string" calcext:value-type="string">
            <text:p>./archive_1/1745520080_495_Wide_Long1745520080_495_Wide_Long_angle_data.json</text:p>
          </table:table-cell>
          <table:table-cell/>
          <table:table-cell office:value-type="string" calcext:value-type="string">
            <text:p>./archive_1/1745520080_495_Wide_Long1745520080_495_Wide_Long_distance_data.json</text:p>
          </table:table-cell>
          <table:table-cell/>
          <table:table-cell office:value-type="string" calcext:value-type="string">
            <text:p>./archive_1/1745520080_495_Wide_Long1745520080_495_Wide_Long_sound.wav</text:p>
          </table:table-cell>
        </table:table-row>
        <table:table-row table:style-name="ro1">
          <table:table-cell office:value-type="string" calcext:value-type="string">
            <text:p>./archive_1/1745522532_807_Wide_Long1745522532_807_Wide_Long_angle_data.json</text:p>
          </table:table-cell>
          <table:table-cell/>
          <table:table-cell office:value-type="string" calcext:value-type="string">
            <text:p>./archive_1/1745522532_807_Wide_Long1745522532_807_Wide_Long_distance_data.json</text:p>
          </table:table-cell>
          <table:table-cell/>
          <table:table-cell office:value-type="string" calcext:value-type="string">
            <text:p>./archive_1/1745522532_807_Wide_Long1745522532_807_Wide_Long_sound.wav</text:p>
          </table:table-cell>
        </table:table-row>
        <table:table-row table:style-name="ro1">
          <table:table-cell office:value-type="string" calcext:value-type="string">
            <text:p>./archive_1/1745524455_1115_Wide_Long1745524455_1115_Wide_Long_angle_data.json</text:p>
          </table:table-cell>
          <table:table-cell/>
          <table:table-cell office:value-type="string" calcext:value-type="string">
            <text:p>./archive_1/1745524455_1115_Wide_Long1745524455_1115_Wide_Long_distance_data.json</text:p>
          </table:table-cell>
          <table:table-cell/>
          <table:table-cell office:value-type="string" calcext:value-type="string">
            <text:p>./archive_1/1745524455_1115_Wide_Long1745524455_1115_Wide_Long_sound.wav</text:p>
          </table:table-cell>
        </table:table-row>
        <table:table-row table:style-name="ro1">
          <table:table-cell office:value-type="string" calcext:value-type="string">
            <text:p>./archive_1/1745526757_1425_Wide_Long1745526757_1425_Wide_Long_angle_data.json</text:p>
          </table:table-cell>
          <table:table-cell/>
          <table:table-cell office:value-type="string" calcext:value-type="string">
            <text:p>./archive_1/1745526757_1425_Wide_Long1745526757_1425_Wide_Long_distance_data.json</text:p>
          </table:table-cell>
          <table:table-cell/>
          <table:table-cell office:value-type="string" calcext:value-type="string">
            <text:p>./archive_1/1745526757_1425_Wide_Long1745526757_1425_Wide_Long_sound.wav</text:p>
          </table:table-cell>
        </table:table-row>
        <table:table-row table:style-name="ro1">
          <table:table-cell office:value-type="string" calcext:value-type="string">
            <text:p>./archive_1/1744900923_244_Wide_Long1744900923_244_Wide_Long_angle_data.json</text:p>
          </table:table-cell>
          <table:table-cell/>
          <table:table-cell office:value-type="string" calcext:value-type="string">
            <text:p>./archive_1/1744900923_244_Wide_Long1744900923_244_Wide_Long_distance_data.json</text:p>
          </table:table-cell>
          <table:table-cell/>
          <table:table-cell office:value-type="string" calcext:value-type="string">
            <text:p>./archive_1/1744900923_244_Wide_Long1744900923_244_Wide_Long_sound.wav</text:p>
          </table:table-cell>
        </table:table-row>
        <table:table-row table:style-name="ro1">
          <table:table-cell office:value-type="string" calcext:value-type="string">
            <text:p>./archive_1/1744909206_564_Wide_Long1744909206_564_Wide_Long_angle_data.json</text:p>
          </table:table-cell>
          <table:table-cell/>
          <table:table-cell office:value-type="string" calcext:value-type="string">
            <text:p>./archive_1/1744909206_564_Wide_Long1744909206_564_Wide_Long_distance_data.json</text:p>
          </table:table-cell>
          <table:table-cell/>
          <table:table-cell office:value-type="string" calcext:value-type="string">
            <text:p>./archive_1/1744909206_564_Wide_Long1744909206_564_Wide_Long_sound.wav</text:p>
          </table:table-cell>
        </table:table-row>
        <table:table-row table:style-name="ro1">
          <table:table-cell office:value-type="string" calcext:value-type="string">
            <text:p>./archive_1/1744916165_878_Wide_Long1744916165_878_Wide_Long_angle_data.json</text:p>
          </table:table-cell>
          <table:table-cell/>
          <table:table-cell office:value-type="string" calcext:value-type="string">
            <text:p>./archive_1/1744916165_878_Wide_Long1744916165_878_Wide_Long_distance_data.json</text:p>
          </table:table-cell>
          <table:table-cell/>
          <table:table-cell office:value-type="string" calcext:value-type="string">
            <text:p>./archive_1/1744916165_878_Wide_Long1744916165_878_Wide_Long_sound.wav</text:p>
          </table:table-cell>
        </table:table-row>
        <table:table-row table:style-name="ro1">
          <table:table-cell office:value-type="string" calcext:value-type="string">
            <text:p>./archive_1/1745515598_187_Wide_Long1745515598_187_Wide_Long_angle_data.json</text:p>
          </table:table-cell>
          <table:table-cell/>
          <table:table-cell office:value-type="string" calcext:value-type="string">
            <text:p>./archive_1/1745515598_187_Wide_Long1745515598_187_Wide_Long_distance_data.json</text:p>
          </table:table-cell>
          <table:table-cell/>
          <table:table-cell office:value-type="string" calcext:value-type="string">
            <text:p>./archive_1/1745515598_187_Wide_Long1745515598_187_Wide_Long_sound.wav</text:p>
          </table:table-cell>
        </table:table-row>
        <table:table-row table:style-name="ro1">
          <table:table-cell office:value-type="string" calcext:value-type="string">
            <text:p>./archive_1/1745520086_496_Wide_Long1745520086_496_Wide_Long_angle_data.json</text:p>
          </table:table-cell>
          <table:table-cell/>
          <table:table-cell office:value-type="string" calcext:value-type="string">
            <text:p>./archive_1/1745520086_496_Wide_Long1745520086_496_Wide_Long_distance_data.json</text:p>
          </table:table-cell>
          <table:table-cell/>
          <table:table-cell office:value-type="string" calcext:value-type="string">
            <text:p>./archive_1/1745520086_496_Wide_Long1745520086_496_Wide_Long_sound.wav</text:p>
          </table:table-cell>
        </table:table-row>
        <table:table-row table:style-name="ro1">
          <table:table-cell office:value-type="string" calcext:value-type="string">
            <text:p>./archive_1/1745522536_808_Wide_Long1745522536_808_Wide_Long_angle_data.json</text:p>
          </table:table-cell>
          <table:table-cell/>
          <table:table-cell office:value-type="string" calcext:value-type="string">
            <text:p>./archive_1/1745522536_808_Wide_Long1745522536_808_Wide_Long_distance_data.json</text:p>
          </table:table-cell>
          <table:table-cell/>
          <table:table-cell office:value-type="string" calcext:value-type="string">
            <text:p>./archive_1/1745522536_808_Wide_Long1745522536_808_Wide_Long_sound.wav</text:p>
          </table:table-cell>
        </table:table-row>
        <table:table-row table:style-name="ro1">
          <table:table-cell office:value-type="string" calcext:value-type="string">
            <text:p>./archive_1/1745524459_1116_Wide_Long1745524459_1116_Wide_Long_angle_data.json</text:p>
          </table:table-cell>
          <table:table-cell/>
          <table:table-cell office:value-type="string" calcext:value-type="string">
            <text:p>./archive_1/1745524459_1116_Wide_Long1745524459_1116_Wide_Long_distance_data.json</text:p>
          </table:table-cell>
          <table:table-cell/>
          <table:table-cell office:value-type="string" calcext:value-type="string">
            <text:p>./archive_1/1745524459_1116_Wide_Long1745524459_1116_Wide_Long_sound.wav</text:p>
          </table:table-cell>
        </table:table-row>
        <table:table-row table:style-name="ro1">
          <table:table-cell office:value-type="string" calcext:value-type="string">
            <text:p>./archive_1/1745526761_1426_Wide_Long1745526761_1426_Wide_Long_angle_data.json</text:p>
          </table:table-cell>
          <table:table-cell/>
          <table:table-cell office:value-type="string" calcext:value-type="string">
            <text:p>./archive_1/1745526761_1426_Wide_Long1745526761_1426_Wide_Long_distance_data.json</text:p>
          </table:table-cell>
          <table:table-cell/>
          <table:table-cell office:value-type="string" calcext:value-type="string">
            <text:p>./archive_1/1745526761_1426_Wide_Long1745526761_1426_Wide_Long_sound.wav</text:p>
          </table:table-cell>
        </table:table-row>
        <table:table-row table:style-name="ro1">
          <table:table-cell office:value-type="string" calcext:value-type="string">
            <text:p>./archive_1/1744900956_245_Wide_Long1744900956_245_Wide_Long_angle_data.json</text:p>
          </table:table-cell>
          <table:table-cell/>
          <table:table-cell office:value-type="string" calcext:value-type="string">
            <text:p>./archive_1/1744900956_245_Wide_Long1744900956_245_Wide_Long_distance_data.json</text:p>
          </table:table-cell>
          <table:table-cell/>
          <table:table-cell office:value-type="string" calcext:value-type="string">
            <text:p>./archive_1/1744900956_245_Wide_Long1744900956_245_Wide_Long_sound.wav</text:p>
          </table:table-cell>
        </table:table-row>
        <table:table-row table:style-name="ro1">
          <table:table-cell office:value-type="string" calcext:value-type="string">
            <text:p>./archive_1/1744909227_565_Wide_Long1744909227_565_Wide_Long_angle_data.json</text:p>
          </table:table-cell>
          <table:table-cell/>
          <table:table-cell office:value-type="string" calcext:value-type="string">
            <text:p>./archive_1/1744909227_565_Wide_Long1744909227_565_Wide_Long_distance_data.json</text:p>
          </table:table-cell>
          <table:table-cell/>
          <table:table-cell office:value-type="string" calcext:value-type="string">
            <text:p>./archive_1/1744909227_565_Wide_Long1744909227_565_Wide_Long_sound.wav</text:p>
          </table:table-cell>
        </table:table-row>
        <table:table-row table:style-name="ro1">
          <table:table-cell office:value-type="string" calcext:value-type="string">
            <text:p>./archive_1/1744916190_879_Wide_Long1744916190_879_Wide_Long_angle_data.json</text:p>
          </table:table-cell>
          <table:table-cell/>
          <table:table-cell office:value-type="string" calcext:value-type="string">
            <text:p>./archive_1/1744916190_879_Wide_Long1744916190_879_Wide_Long_distance_data.json</text:p>
          </table:table-cell>
          <table:table-cell/>
          <table:table-cell office:value-type="string" calcext:value-type="string">
            <text:p>./archive_1/1744916190_879_Wide_Long1744916190_879_Wide_Long_sound.wav</text:p>
          </table:table-cell>
        </table:table-row>
        <table:table-row table:style-name="ro1">
          <table:table-cell office:value-type="string" calcext:value-type="string">
            <text:p>./archive_1/1745515603_188_Wide_Long1745515603_188_Wide_Long_angle_data.json</text:p>
          </table:table-cell>
          <table:table-cell/>
          <table:table-cell office:value-type="string" calcext:value-type="string">
            <text:p>./archive_1/1745515603_188_Wide_Long1745515603_188_Wide_Long_distance_data.json</text:p>
          </table:table-cell>
          <table:table-cell/>
          <table:table-cell office:value-type="string" calcext:value-type="string">
            <text:p>./archive_1/1745515603_188_Wide_Long1745515603_188_Wide_Long_sound.wav</text:p>
          </table:table-cell>
        </table:table-row>
        <table:table-row table:style-name="ro1">
          <table:table-cell office:value-type="string" calcext:value-type="string">
            <text:p>./archive_1/1745520091_497_Wide_Long1745520091_497_Wide_Long_angle_data.json</text:p>
          </table:table-cell>
          <table:table-cell/>
          <table:table-cell office:value-type="string" calcext:value-type="string">
            <text:p>./archive_1/1745520091_497_Wide_Long1745520091_497_Wide_Long_distance_data.json</text:p>
          </table:table-cell>
          <table:table-cell/>
          <table:table-cell office:value-type="string" calcext:value-type="string">
            <text:p>./archive_1/1745520091_497_Wide_Long1745520091_497_Wide_Long_sound.wav</text:p>
          </table:table-cell>
        </table:table-row>
        <table:table-row table:style-name="ro1">
          <table:table-cell office:value-type="string" calcext:value-type="string">
            <text:p>./archive_1/1745522541_809_Wide_Long1745522541_809_Wide_Long_angle_data.json</text:p>
          </table:table-cell>
          <table:table-cell/>
          <table:table-cell office:value-type="string" calcext:value-type="string">
            <text:p>./archive_1/1745522541_809_Wide_Long1745522541_809_Wide_Long_distance_data.json</text:p>
          </table:table-cell>
          <table:table-cell/>
          <table:table-cell office:value-type="string" calcext:value-type="string">
            <text:p>./archive_1/1745522541_809_Wide_Long1745522541_809_Wide_Long_sound.wav</text:p>
          </table:table-cell>
        </table:table-row>
        <table:table-row table:style-name="ro1">
          <table:table-cell office:value-type="string" calcext:value-type="string">
            <text:p>./archive_1/1745524463_1117_Wide_Long1745524463_1117_Wide_Long_angle_data.json</text:p>
          </table:table-cell>
          <table:table-cell/>
          <table:table-cell office:value-type="string" calcext:value-type="string">
            <text:p>./archive_1/1745524463_1117_Wide_Long1745524463_1117_Wide_Long_distance_data.json</text:p>
          </table:table-cell>
          <table:table-cell/>
          <table:table-cell office:value-type="string" calcext:value-type="string">
            <text:p>./archive_1/1745524463_1117_Wide_Long1745524463_1117_Wide_Long_sound.wav</text:p>
          </table:table-cell>
        </table:table-row>
        <table:table-row table:style-name="ro1">
          <table:table-cell office:value-type="string" calcext:value-type="string">
            <text:p>./archive_1/1745526765_1427_Wide_Long1745526765_1427_Wide_Long_angle_data.json</text:p>
          </table:table-cell>
          <table:table-cell/>
          <table:table-cell office:value-type="string" calcext:value-type="string">
            <text:p>./archive_1/1745526765_1427_Wide_Long1745526765_1427_Wide_Long_distance_data.json</text:p>
          </table:table-cell>
          <table:table-cell/>
          <table:table-cell office:value-type="string" calcext:value-type="string">
            <text:p>./archive_1/1745526765_1427_Wide_Long1745526765_1427_Wide_Long_sound.wav</text:p>
          </table:table-cell>
        </table:table-row>
        <table:table-row table:style-name="ro1">
          <table:table-cell office:value-type="string" calcext:value-type="string">
            <text:p>./archive_1/1744900976_246_Wide_Long1744900976_246_Wide_Long_angle_data.json</text:p>
          </table:table-cell>
          <table:table-cell/>
          <table:table-cell office:value-type="string" calcext:value-type="string">
            <text:p>./archive_1/1744900976_246_Wide_Long1744900976_246_Wide_Long_distance_data.json</text:p>
          </table:table-cell>
          <table:table-cell/>
          <table:table-cell office:value-type="string" calcext:value-type="string">
            <text:p>./archive_1/1744900976_246_Wide_Long1744900976_246_Wide_Long_sound.wav</text:p>
          </table:table-cell>
        </table:table-row>
        <table:table-row table:style-name="ro1">
          <table:table-cell office:value-type="string" calcext:value-type="string">
            <text:p>./archive_1/1744909247_566_Wide_Long1744909247_566_Wide_Long_angle_data.json</text:p>
          </table:table-cell>
          <table:table-cell/>
          <table:table-cell office:value-type="string" calcext:value-type="string">
            <text:p>./archive_1/1744909247_566_Wide_Long1744909247_566_Wide_Long_distance_data.json</text:p>
          </table:table-cell>
          <table:table-cell/>
          <table:table-cell office:value-type="string" calcext:value-type="string">
            <text:p>./archive_1/1744909247_566_Wide_Long1744909247_566_Wide_Long_sound.wav</text:p>
          </table:table-cell>
        </table:table-row>
        <table:table-row table:style-name="ro1">
          <table:table-cell office:value-type="string" calcext:value-type="string">
            <text:p>./archive_1/1744916212_880_Wide_Long1744916212_880_Wide_Long_angle_data.json</text:p>
          </table:table-cell>
          <table:table-cell/>
          <table:table-cell office:value-type="string" calcext:value-type="string">
            <text:p>./archive_1/1744916212_880_Wide_Long1744916212_880_Wide_Long_distance_data.json</text:p>
          </table:table-cell>
          <table:table-cell/>
          <table:table-cell office:value-type="string" calcext:value-type="string">
            <text:p>./archive_1/1744916212_880_Wide_Long1744916212_880_Wide_Long_sound.wav</text:p>
          </table:table-cell>
        </table:table-row>
        <table:table-row table:style-name="ro1">
          <table:table-cell office:value-type="string" calcext:value-type="string">
            <text:p>./archive_1/1745515607_189_Wide_Long1745515607_189_Wide_Long_angle_data.json</text:p>
          </table:table-cell>
          <table:table-cell/>
          <table:table-cell office:value-type="string" calcext:value-type="string">
            <text:p>./archive_1/1745515607_189_Wide_Long1745515607_189_Wide_Long_distance_data.json</text:p>
          </table:table-cell>
          <table:table-cell/>
          <table:table-cell office:value-type="string" calcext:value-type="string">
            <text:p>./archive_1/1745515607_189_Wide_Long1745515607_189_Wide_Long_sound.wav</text:p>
          </table:table-cell>
        </table:table-row>
        <table:table-row table:style-name="ro1">
          <table:table-cell office:value-type="string" calcext:value-type="string">
            <text:p>./archive_1/1745520110_498_Wide_Long1745520110_498_Wide_Long_angle_data.json</text:p>
          </table:table-cell>
          <table:table-cell/>
          <table:table-cell office:value-type="string" calcext:value-type="string">
            <text:p>./archive_1/1745520110_498_Wide_Long1745520110_498_Wide_Long_distance_data.json</text:p>
          </table:table-cell>
          <table:table-cell/>
          <table:table-cell office:value-type="string" calcext:value-type="string">
            <text:p>./archive_1/1745520110_498_Wide_Long1745520110_498_Wide_Long_sound.wav</text:p>
          </table:table-cell>
        </table:table-row>
        <table:table-row table:style-name="ro1">
          <table:table-cell office:value-type="string" calcext:value-type="string">
            <text:p>./archive_1/1745522545_810_Wide_Long1745522545_810_Wide_Long_angle_data.json</text:p>
          </table:table-cell>
          <table:table-cell/>
          <table:table-cell office:value-type="string" calcext:value-type="string">
            <text:p>./archive_1/1745522545_810_Wide_Long1745522545_810_Wide_Long_distance_data.json</text:p>
          </table:table-cell>
          <table:table-cell/>
          <table:table-cell office:value-type="string" calcext:value-type="string">
            <text:p>./archive_1/1745522545_810_Wide_Long1745522545_810_Wide_Long_sound.wav</text:p>
          </table:table-cell>
        </table:table-row>
        <table:table-row table:style-name="ro1">
          <table:table-cell office:value-type="string" calcext:value-type="string">
            <text:p>./archive_1/1745524468_1118_Wide_Long1745524468_1118_Wide_Long_angle_data.json</text:p>
          </table:table-cell>
          <table:table-cell/>
          <table:table-cell office:value-type="string" calcext:value-type="string">
            <text:p>./archive_1/1745524468_1118_Wide_Long1745524468_1118_Wide_Long_distance_data.json</text:p>
          </table:table-cell>
          <table:table-cell/>
          <table:table-cell office:value-type="string" calcext:value-type="string">
            <text:p>./archive_1/1745524468_1118_Wide_Long1745524468_1118_Wide_Long_sound.wav</text:p>
          </table:table-cell>
        </table:table-row>
        <table:table-row table:style-name="ro1">
          <table:table-cell office:value-type="string" calcext:value-type="string">
            <text:p>./archive_1/1745526770_1428_Wide_Long1745526770_1428_Wide_Long_angle_data.json</text:p>
          </table:table-cell>
          <table:table-cell/>
          <table:table-cell office:value-type="string" calcext:value-type="string">
            <text:p>./archive_1/1745526770_1428_Wide_Long1745526770_1428_Wide_Long_distance_data.json</text:p>
          </table:table-cell>
          <table:table-cell/>
          <table:table-cell office:value-type="string" calcext:value-type="string">
            <text:p>./archive_1/1745526770_1428_Wide_Long1745526770_1428_Wide_Long_sound.wav</text:p>
          </table:table-cell>
        </table:table-row>
        <table:table-row table:style-name="ro1">
          <table:table-cell office:value-type="string" calcext:value-type="string">
            <text:p>./archive_1/1744900995_247_Wide_Long1744900995_247_Wide_Long_angle_data.json</text:p>
          </table:table-cell>
          <table:table-cell/>
          <table:table-cell office:value-type="string" calcext:value-type="string">
            <text:p>./archive_1/1744900995_247_Wide_Long1744900995_247_Wide_Long_distance_data.json</text:p>
          </table:table-cell>
          <table:table-cell/>
          <table:table-cell office:value-type="string" calcext:value-type="string">
            <text:p>./archive_1/1744900995_247_Wide_Long1744900995_247_Wide_Long_sound.wav</text:p>
          </table:table-cell>
        </table:table-row>
        <table:table-row table:style-name="ro1">
          <table:table-cell office:value-type="string" calcext:value-type="string">
            <text:p>./archive_1/1744909266_567_Wide_Long1744909266_567_Wide_Long_angle_data.json</text:p>
          </table:table-cell>
          <table:table-cell/>
          <table:table-cell office:value-type="string" calcext:value-type="string">
            <text:p>./archive_1/1744909266_567_Wide_Long1744909266_567_Wide_Long_distance_data.json</text:p>
          </table:table-cell>
          <table:table-cell/>
          <table:table-cell office:value-type="string" calcext:value-type="string">
            <text:p>./archive_1/1744909266_567_Wide_Long1744909266_567_Wide_Long_sound.wav</text:p>
          </table:table-cell>
        </table:table-row>
        <table:table-row table:style-name="ro1">
          <table:table-cell office:value-type="string" calcext:value-type="string">
            <text:p>./archive_1/1744916232_881_Wide_Long1744916232_881_Wide_Long_angle_data.json</text:p>
          </table:table-cell>
          <table:table-cell/>
          <table:table-cell office:value-type="string" calcext:value-type="string">
            <text:p>./archive_1/1744916232_881_Wide_Long1744916232_881_Wide_Long_distance_data.json</text:p>
          </table:table-cell>
          <table:table-cell/>
          <table:table-cell office:value-type="string" calcext:value-type="string">
            <text:p>./archive_1/1744916232_881_Wide_Long1744916232_881_Wide_Long_sound.wav</text:p>
          </table:table-cell>
        </table:table-row>
        <table:table-row table:style-name="ro1">
          <table:table-cell office:value-type="string" calcext:value-type="string">
            <text:p>./archive_1/1745515612_190_Wide_Long1745515612_190_Wide_Long_angle_data.json</text:p>
          </table:table-cell>
          <table:table-cell/>
          <table:table-cell office:value-type="string" calcext:value-type="string">
            <text:p>./archive_1/1745515612_190_Wide_Long1745515612_190_Wide_Long_distance_data.json</text:p>
          </table:table-cell>
          <table:table-cell/>
          <table:table-cell office:value-type="string" calcext:value-type="string">
            <text:p>./archive_1/1745515612_190_Wide_Long1745515612_190_Wide_Long_sound.wav</text:p>
          </table:table-cell>
        </table:table-row>
        <table:table-row table:style-name="ro1">
          <table:table-cell office:value-type="string" calcext:value-type="string">
            <text:p>./archive_1/1745520115_499_Wide_Long1745520115_499_Wide_Long_angle_data.json</text:p>
          </table:table-cell>
          <table:table-cell/>
          <table:table-cell office:value-type="string" calcext:value-type="string">
            <text:p>./archive_1/1745520115_499_Wide_Long1745520115_499_Wide_Long_distance_data.json</text:p>
          </table:table-cell>
          <table:table-cell/>
          <table:table-cell office:value-type="string" calcext:value-type="string">
            <text:p>./archive_1/1745520115_499_Wide_Long1745520115_499_Wide_Long_sound.wav</text:p>
          </table:table-cell>
        </table:table-row>
        <table:table-row table:style-name="ro1">
          <table:table-cell office:value-type="string" calcext:value-type="string">
            <text:p>./archive_1/1745522550_811_Wide_Long1745522550_811_Wide_Long_angle_data.json</text:p>
          </table:table-cell>
          <table:table-cell/>
          <table:table-cell office:value-type="string" calcext:value-type="string">
            <text:p>./archive_1/1745522550_811_Wide_Long1745522550_811_Wide_Long_distance_data.json</text:p>
          </table:table-cell>
          <table:table-cell/>
          <table:table-cell office:value-type="string" calcext:value-type="string">
            <text:p>./archive_1/1745522550_811_Wide_Long1745522550_811_Wide_Long_sound.wav</text:p>
          </table:table-cell>
        </table:table-row>
        <table:table-row table:style-name="ro1">
          <table:table-cell office:value-type="string" calcext:value-type="string">
            <text:p>./archive_1/1745524501_1119_Wide_Long1745524501_1119_Wide_Long_angle_data.json</text:p>
          </table:table-cell>
          <table:table-cell/>
          <table:table-cell office:value-type="string" calcext:value-type="string">
            <text:p>./archive_1/1745524501_1119_Wide_Long1745524501_1119_Wide_Long_distance_data.json</text:p>
          </table:table-cell>
          <table:table-cell/>
          <table:table-cell office:value-type="string" calcext:value-type="string">
            <text:p>./archive_1/1745524501_1119_Wide_Long1745524501_1119_Wide_Long_sound.wav</text:p>
          </table:table-cell>
        </table:table-row>
        <table:table-row table:style-name="ro1">
          <table:table-cell office:value-type="string" calcext:value-type="string">
            <text:p>./archive_1/1745526775_1429_Wide_Long1745526775_1429_Wide_Long_angle_data.json</text:p>
          </table:table-cell>
          <table:table-cell/>
          <table:table-cell office:value-type="string" calcext:value-type="string">
            <text:p>./archive_1/1745526775_1429_Wide_Long1745526775_1429_Wide_Long_distance_data.json</text:p>
          </table:table-cell>
          <table:table-cell/>
          <table:table-cell office:value-type="string" calcext:value-type="string">
            <text:p>./archive_1/1745526775_1429_Wide_Long1745526775_1429_Wide_Long_sound.wav</text:p>
          </table:table-cell>
        </table:table-row>
        <table:table-row table:style-name="ro1">
          <table:table-cell office:value-type="string" calcext:value-type="string">
            <text:p>./archive_1/1744901015_248_Wide_Long1744901015_248_Wide_Long_angle_data.json</text:p>
          </table:table-cell>
          <table:table-cell/>
          <table:table-cell office:value-type="string" calcext:value-type="string">
            <text:p>./archive_1/1744901015_248_Wide_Long1744901015_248_Wide_Long_distance_data.json</text:p>
          </table:table-cell>
          <table:table-cell/>
          <table:table-cell office:value-type="string" calcext:value-type="string">
            <text:p>./archive_1/1744901015_248_Wide_Long1744901015_248_Wide_Long_sound.wav</text:p>
          </table:table-cell>
        </table:table-row>
        <table:table-row table:style-name="ro1">
          <table:table-cell office:value-type="string" calcext:value-type="string">
            <text:p>./archive_1/1744909285_568_Wide_Long1744909285_568_Wide_Long_angle_data.json</text:p>
          </table:table-cell>
          <table:table-cell/>
          <table:table-cell office:value-type="string" calcext:value-type="string">
            <text:p>./archive_1/1744909285_568_Wide_Long1744909285_568_Wide_Long_distance_data.json</text:p>
          </table:table-cell>
          <table:table-cell/>
          <table:table-cell office:value-type="string" calcext:value-type="string">
            <text:p>./archive_1/1744909285_568_Wide_Long1744909285_568_Wide_Long_sound.wav</text:p>
          </table:table-cell>
        </table:table-row>
        <table:table-row table:style-name="ro1">
          <table:table-cell office:value-type="string" calcext:value-type="string">
            <text:p>./archive_1/1744916252_882_Wide_Long1744916252_882_Wide_Long_angle_data.json</text:p>
          </table:table-cell>
          <table:table-cell/>
          <table:table-cell office:value-type="string" calcext:value-type="string">
            <text:p>./archive_1/1744916252_882_Wide_Long1744916252_882_Wide_Long_distance_data.json</text:p>
          </table:table-cell>
          <table:table-cell/>
          <table:table-cell office:value-type="string" calcext:value-type="string">
            <text:p>./archive_1/1744916252_882_Wide_Long1744916252_882_Wide_Long_sound.wav</text:p>
          </table:table-cell>
        </table:table-row>
        <table:table-row table:style-name="ro1">
          <table:table-cell office:value-type="string" calcext:value-type="string">
            <text:p>./archive_1/1745515617_191_Wide_Long1745515617_191_Wide_Long_angle_data.json</text:p>
          </table:table-cell>
          <table:table-cell/>
          <table:table-cell office:value-type="string" calcext:value-type="string">
            <text:p>./archive_1/1745515617_191_Wide_Long1745515617_191_Wide_Long_distance_data.json</text:p>
          </table:table-cell>
          <table:table-cell/>
          <table:table-cell office:value-type="string" calcext:value-type="string">
            <text:p>./archive_1/1745515617_191_Wide_Long1745515617_191_Wide_Long_sound.wav</text:p>
          </table:table-cell>
        </table:table-row>
        <table:table-row table:style-name="ro1">
          <table:table-cell office:value-type="string" calcext:value-type="string">
            <text:p>./archive_1/1745520119_500_Wide_Long1745520119_500_Wide_Long_angle_data.json</text:p>
          </table:table-cell>
          <table:table-cell/>
          <table:table-cell office:value-type="string" calcext:value-type="string">
            <text:p>./archive_1/1745520119_500_Wide_Long1745520119_500_Wide_Long_distance_data.json</text:p>
          </table:table-cell>
          <table:table-cell/>
          <table:table-cell office:value-type="string" calcext:value-type="string">
            <text:p>./archive_1/1745520119_500_Wide_Long1745520119_500_Wide_Long_sound.wav</text:p>
          </table:table-cell>
        </table:table-row>
        <table:table-row table:style-name="ro1">
          <table:table-cell office:value-type="string" calcext:value-type="string">
            <text:p>./archive_1/1745522554_812_Wide_Long1745522554_812_Wide_Long_angle_data.json</text:p>
          </table:table-cell>
          <table:table-cell/>
          <table:table-cell office:value-type="string" calcext:value-type="string">
            <text:p>./archive_1/1745522554_812_Wide_Long1745522554_812_Wide_Long_distance_data.json</text:p>
          </table:table-cell>
          <table:table-cell/>
          <table:table-cell office:value-type="string" calcext:value-type="string">
            <text:p>./archive_1/1745522554_812_Wide_Long1745522554_812_Wide_Long_sound.wav</text:p>
          </table:table-cell>
        </table:table-row>
        <table:table-row table:style-name="ro1">
          <table:table-cell office:value-type="string" calcext:value-type="string">
            <text:p>./archive_1/1745524506_1120_Wide_Long1745524506_1120_Wide_Long_angle_data.json</text:p>
          </table:table-cell>
          <table:table-cell/>
          <table:table-cell office:value-type="string" calcext:value-type="string">
            <text:p>./archive_1/1745524506_1120_Wide_Long1745524506_1120_Wide_Long_distance_data.json</text:p>
          </table:table-cell>
          <table:table-cell/>
          <table:table-cell office:value-type="string" calcext:value-type="string">
            <text:p>./archive_1/1745524506_1120_Wide_Long1745524506_1120_Wide_Long_sound.wav</text:p>
          </table:table-cell>
        </table:table-row>
        <table:table-row table:style-name="ro1">
          <table:table-cell office:value-type="string" calcext:value-type="string">
            <text:p>./archive_1/1745526784_1430_Wide_Long1745526784_1430_Wide_Long_angle_data.json</text:p>
          </table:table-cell>
          <table:table-cell/>
          <table:table-cell office:value-type="string" calcext:value-type="string">
            <text:p>./archive_1/1745526784_1430_Wide_Long1745526784_1430_Wide_Long_distance_data.json</text:p>
          </table:table-cell>
          <table:table-cell/>
          <table:table-cell office:value-type="string" calcext:value-type="string">
            <text:p>./archive_1/1745526784_1430_Wide_Long1745526784_1430_Wide_Long_sound.wav</text:p>
          </table:table-cell>
        </table:table-row>
        <table:table-row table:style-name="ro1">
          <table:table-cell office:value-type="string" calcext:value-type="string">
            <text:p>./archive_1/1744901035_249_Wide_Long1744901035_249_Wide_Long_angle_data.json</text:p>
          </table:table-cell>
          <table:table-cell/>
          <table:table-cell office:value-type="string" calcext:value-type="string">
            <text:p>./archive_1/1744901035_249_Wide_Long1744901035_249_Wide_Long_distance_data.json</text:p>
          </table:table-cell>
          <table:table-cell/>
          <table:table-cell office:value-type="string" calcext:value-type="string">
            <text:p>./archive_1/1744901035_249_Wide_Long1744901035_249_Wide_Long_sound.wav</text:p>
          </table:table-cell>
        </table:table-row>
        <table:table-row table:style-name="ro1">
          <table:table-cell office:value-type="string" calcext:value-type="string">
            <text:p>./archive_1/1744909307_569_Wide_Long1744909307_569_Wide_Long_angle_data.json</text:p>
          </table:table-cell>
          <table:table-cell/>
          <table:table-cell office:value-type="string" calcext:value-type="string">
            <text:p>./archive_1/1744909307_569_Wide_Long1744909307_569_Wide_Long_distance_data.json</text:p>
          </table:table-cell>
          <table:table-cell/>
          <table:table-cell office:value-type="string" calcext:value-type="string">
            <text:p>./archive_1/1744909307_569_Wide_Long1744909307_569_Wide_Long_sound.wav</text:p>
          </table:table-cell>
        </table:table-row>
        <table:table-row table:style-name="ro1">
          <table:table-cell office:value-type="string" calcext:value-type="string">
            <text:p>./archive_1/1744916271_883_Wide_Long1744916271_883_Wide_Long_angle_data.json</text:p>
          </table:table-cell>
          <table:table-cell/>
          <table:table-cell office:value-type="string" calcext:value-type="string">
            <text:p>./archive_1/1744916271_883_Wide_Long1744916271_883_Wide_Long_distance_data.json</text:p>
          </table:table-cell>
          <table:table-cell/>
          <table:table-cell office:value-type="string" calcext:value-type="string">
            <text:p>./archive_1/1744916271_883_Wide_Long1744916271_883_Wide_Long_sound.wav</text:p>
          </table:table-cell>
        </table:table-row>
        <table:table-row table:style-name="ro1">
          <table:table-cell office:value-type="string" calcext:value-type="string">
            <text:p>./archive_1/1745515629_192_Wide_Long1745515629_192_Wide_Long_angle_data.json</text:p>
          </table:table-cell>
          <table:table-cell/>
          <table:table-cell office:value-type="string" calcext:value-type="string">
            <text:p>./archive_1/1745515629_192_Wide_Long1745515629_192_Wide_Long_distance_data.json</text:p>
          </table:table-cell>
          <table:table-cell/>
          <table:table-cell office:value-type="string" calcext:value-type="string">
            <text:p>./archive_1/1745515629_192_Wide_Long1745515629_192_Wide_Long_sound.wav</text:p>
          </table:table-cell>
        </table:table-row>
        <table:table-row table:style-name="ro1">
          <table:table-cell office:value-type="string" calcext:value-type="string">
            <text:p>./archive_1/1745520124_501_Wide_Long1745520124_501_Wide_Long_angle_data.json</text:p>
          </table:table-cell>
          <table:table-cell/>
          <table:table-cell office:value-type="string" calcext:value-type="string">
            <text:p>./archive_1/1745520124_501_Wide_Long1745520124_501_Wide_Long_distance_data.json</text:p>
          </table:table-cell>
          <table:table-cell/>
          <table:table-cell office:value-type="string" calcext:value-type="string">
            <text:p>./archive_1/1745520124_501_Wide_Long1745520124_501_Wide_Long_sound.wav</text:p>
          </table:table-cell>
        </table:table-row>
        <table:table-row table:style-name="ro1">
          <table:table-cell office:value-type="string" calcext:value-type="string">
            <text:p>./archive_1/1745522559_813_Wide_Long1745522559_813_Wide_Long_angle_data.json</text:p>
          </table:table-cell>
          <table:table-cell/>
          <table:table-cell office:value-type="string" calcext:value-type="string">
            <text:p>./archive_1/1745522559_813_Wide_Long1745522559_813_Wide_Long_distance_data.json</text:p>
          </table:table-cell>
          <table:table-cell/>
          <table:table-cell office:value-type="string" calcext:value-type="string">
            <text:p>./archive_1/1745522559_813_Wide_Long1745522559_813_Wide_Long_sound.wav</text:p>
          </table:table-cell>
        </table:table-row>
        <table:table-row table:style-name="ro1">
          <table:table-cell office:value-type="string" calcext:value-type="string">
            <text:p>./archive_1/1745524510_1121_Wide_Long1745524510_1121_Wide_Long_angle_data.json</text:p>
          </table:table-cell>
          <table:table-cell/>
          <table:table-cell office:value-type="string" calcext:value-type="string">
            <text:p>./archive_1/1745524510_1121_Wide_Long1745524510_1121_Wide_Long_distance_data.json</text:p>
          </table:table-cell>
          <table:table-cell/>
          <table:table-cell office:value-type="string" calcext:value-type="string">
            <text:p>./archive_1/1745524510_1121_Wide_Long1745524510_1121_Wide_Long_sound.wav</text:p>
          </table:table-cell>
        </table:table-row>
        <table:table-row table:style-name="ro1">
          <table:table-cell office:value-type="string" calcext:value-type="string">
            <text:p>./archive_1/1745526789_1431_Wide_Long1745526789_1431_Wide_Long_angle_data.json</text:p>
          </table:table-cell>
          <table:table-cell/>
          <table:table-cell office:value-type="string" calcext:value-type="string">
            <text:p>./archive_1/1745526789_1431_Wide_Long1745526789_1431_Wide_Long_distance_data.json</text:p>
          </table:table-cell>
          <table:table-cell/>
          <table:table-cell office:value-type="string" calcext:value-type="string">
            <text:p>./archive_1/1745526789_1431_Wide_Long1745526789_1431_Wide_Long_sound.wav</text:p>
          </table:table-cell>
        </table:table-row>
        <table:table-row table:style-name="ro1">
          <table:table-cell office:value-type="string" calcext:value-type="string">
            <text:p>./archive_1/1744901082_251_Wide_Long1744901082_251_Wide_Long_angle_data.json</text:p>
          </table:table-cell>
          <table:table-cell/>
          <table:table-cell office:value-type="string" calcext:value-type="string">
            <text:p>./archive_1/1744901082_251_Wide_Long1744901082_251_Wide_Long_distance_data.json</text:p>
          </table:table-cell>
          <table:table-cell/>
          <table:table-cell office:value-type="string" calcext:value-type="string">
            <text:p>./archive_1/1744901082_251_Wide_Long1744901082_251_Wide_Long_sound.wav</text:p>
          </table:table-cell>
        </table:table-row>
        <table:table-row table:style-name="ro1">
          <table:table-cell office:value-type="string" calcext:value-type="string">
            <text:p>./archive_1/1744909326_570_Wide_Long1744909326_570_Wide_Long_angle_data.json</text:p>
          </table:table-cell>
          <table:table-cell/>
          <table:table-cell office:value-type="string" calcext:value-type="string">
            <text:p>./archive_1/1744909326_570_Wide_Long1744909326_570_Wide_Long_distance_data.json</text:p>
          </table:table-cell>
          <table:table-cell/>
          <table:table-cell office:value-type="string" calcext:value-type="string">
            <text:p>./archive_1/1744909326_570_Wide_Long1744909326_570_Wide_Long_sound.wav</text:p>
          </table:table-cell>
        </table:table-row>
        <table:table-row table:style-name="ro1">
          <table:table-cell office:value-type="string" calcext:value-type="string">
            <text:p>./archive_1/1744916291_884_Wide_Long1744916291_884_Wide_Long_angle_data.json</text:p>
          </table:table-cell>
          <table:table-cell/>
          <table:table-cell office:value-type="string" calcext:value-type="string">
            <text:p>./archive_1/1744916291_884_Wide_Long1744916291_884_Wide_Long_distance_data.json</text:p>
          </table:table-cell>
          <table:table-cell/>
          <table:table-cell office:value-type="string" calcext:value-type="string">
            <text:p>./archive_1/1744916291_884_Wide_Long1744916291_884_Wide_Long_sound.wav</text:p>
          </table:table-cell>
        </table:table-row>
        <table:table-row table:style-name="ro1">
          <table:table-cell office:value-type="string" calcext:value-type="string">
            <text:p>./archive_1/1745515634_193_Wide_Long1745515634_193_Wide_Long_angle_data.json</text:p>
          </table:table-cell>
          <table:table-cell/>
          <table:table-cell office:value-type="string" calcext:value-type="string">
            <text:p>./archive_1/1745515634_193_Wide_Long1745515634_193_Wide_Long_distance_data.json</text:p>
          </table:table-cell>
          <table:table-cell/>
          <table:table-cell office:value-type="string" calcext:value-type="string">
            <text:p>./archive_1/1745515634_193_Wide_Long1745515634_193_Wide_Long_sound.wav</text:p>
          </table:table-cell>
        </table:table-row>
        <table:table-row table:style-name="ro1">
          <table:table-cell office:value-type="string" calcext:value-type="string">
            <text:p>./archive_1/1745520128_502_Wide_Long1745520128_502_Wide_Long_angle_data.json</text:p>
          </table:table-cell>
          <table:table-cell/>
          <table:table-cell office:value-type="string" calcext:value-type="string">
            <text:p>./archive_1/1745520128_502_Wide_Long1745520128_502_Wide_Long_distance_data.json</text:p>
          </table:table-cell>
          <table:table-cell/>
          <table:table-cell office:value-type="string" calcext:value-type="string">
            <text:p>./archive_1/1745520128_502_Wide_Long1745520128_502_Wide_Long_sound.wav</text:p>
          </table:table-cell>
        </table:table-row>
        <table:table-row table:style-name="ro1">
          <table:table-cell office:value-type="string" calcext:value-type="string">
            <text:p>./archive_1/1745522563_814_Wide_Long1745522563_814_Wide_Long_angle_data.json</text:p>
          </table:table-cell>
          <table:table-cell/>
          <table:table-cell office:value-type="string" calcext:value-type="string">
            <text:p>./archive_1/1745522563_814_Wide_Long1745522563_814_Wide_Long_distance_data.json</text:p>
          </table:table-cell>
          <table:table-cell/>
          <table:table-cell office:value-type="string" calcext:value-type="string">
            <text:p>./archive_1/1745522563_814_Wide_Long1745522563_814_Wide_Long_sound.wav</text:p>
          </table:table-cell>
        </table:table-row>
        <table:table-row table:style-name="ro1">
          <table:table-cell office:value-type="string" calcext:value-type="string">
            <text:p>./archive_1/1745524515_1122_Wide_Long1745524515_1122_Wide_Long_angle_data.json</text:p>
          </table:table-cell>
          <table:table-cell/>
          <table:table-cell office:value-type="string" calcext:value-type="string">
            <text:p>./archive_1/1745524515_1122_Wide_Long1745524515_1122_Wide_Long_distance_data.json</text:p>
          </table:table-cell>
          <table:table-cell/>
          <table:table-cell office:value-type="string" calcext:value-type="string">
            <text:p>./archive_1/1745524515_1122_Wide_Long1745524515_1122_Wide_Long_sound.wav</text:p>
          </table:table-cell>
        </table:table-row>
        <table:table-row table:style-name="ro1">
          <table:table-cell office:value-type="string" calcext:value-type="string">
            <text:p>./archive_1/1745526793_1432_Wide_Long1745526793_1432_Wide_Long_angle_data.json</text:p>
          </table:table-cell>
          <table:table-cell/>
          <table:table-cell office:value-type="string" calcext:value-type="string">
            <text:p>./archive_1/1745526793_1432_Wide_Long1745526793_1432_Wide_Long_distance_data.json</text:p>
          </table:table-cell>
          <table:table-cell/>
          <table:table-cell office:value-type="string" calcext:value-type="string">
            <text:p>./archive_1/1745526793_1432_Wide_Long1745526793_1432_Wide_Long_sound.wav</text:p>
          </table:table-cell>
        </table:table-row>
        <table:table-row table:style-name="ro1">
          <table:table-cell office:value-type="string" calcext:value-type="string">
            <text:p>./archive_1/1744901111_252_Wide_Long1744901111_252_Wide_Long_angle_data.json</text:p>
          </table:table-cell>
          <table:table-cell/>
          <table:table-cell office:value-type="string" calcext:value-type="string">
            <text:p>./archive_1/1744901111_252_Wide_Long1744901111_252_Wide_Long_distance_data.json</text:p>
          </table:table-cell>
          <table:table-cell/>
          <table:table-cell office:value-type="string" calcext:value-type="string">
            <text:p>./archive_1/1744901111_252_Wide_Long1744901111_252_Wide_Long_sound.wav</text:p>
          </table:table-cell>
        </table:table-row>
        <table:table-row table:style-name="ro1">
          <table:table-cell office:value-type="string" calcext:value-type="string">
            <text:p>./archive_1/1744909346_571_Wide_Long1744909346_571_Wide_Long_angle_data.json</text:p>
          </table:table-cell>
          <table:table-cell/>
          <table:table-cell office:value-type="string" calcext:value-type="string">
            <text:p>./archive_1/1744909346_571_Wide_Long1744909346_571_Wide_Long_distance_data.json</text:p>
          </table:table-cell>
          <table:table-cell/>
          <table:table-cell office:value-type="string" calcext:value-type="string">
            <text:p>./archive_1/1744909346_571_Wide_Long1744909346_571_Wide_Long_sound.wav</text:p>
          </table:table-cell>
        </table:table-row>
        <table:table-row table:style-name="ro1">
          <table:table-cell office:value-type="string" calcext:value-type="string">
            <text:p>./archive_1/1744916311_885_Wide_Long1744916311_885_Wide_Long_angle_data.json</text:p>
          </table:table-cell>
          <table:table-cell/>
          <table:table-cell office:value-type="string" calcext:value-type="string">
            <text:p>./archive_1/1744916311_885_Wide_Long1744916311_885_Wide_Long_distance_data.json</text:p>
          </table:table-cell>
          <table:table-cell/>
          <table:table-cell office:value-type="string" calcext:value-type="string">
            <text:p>./archive_1/1744916311_885_Wide_Long1744916311_885_Wide_Long_sound.wav</text:p>
          </table:table-cell>
        </table:table-row>
        <table:table-row table:style-name="ro1">
          <table:table-cell office:value-type="string" calcext:value-type="string">
            <text:p>./archive_1/1745515640_194_Wide_Long1745515640_194_Wide_Long_angle_data.json</text:p>
          </table:table-cell>
          <table:table-cell/>
          <table:table-cell office:value-type="string" calcext:value-type="string">
            <text:p>./archive_1/1745515640_194_Wide_Long1745515640_194_Wide_Long_distance_data.json</text:p>
          </table:table-cell>
          <table:table-cell/>
          <table:table-cell office:value-type="string" calcext:value-type="string">
            <text:p>./archive_1/1745515640_194_Wide_Long1745515640_194_Wide_Long_sound.wav</text:p>
          </table:table-cell>
        </table:table-row>
        <table:table-row table:style-name="ro1">
          <table:table-cell office:value-type="string" calcext:value-type="string">
            <text:p>./archive_1/1745520150_503_Wide_Long1745520150_503_Wide_Long_angle_data.json</text:p>
          </table:table-cell>
          <table:table-cell/>
          <table:table-cell office:value-type="string" calcext:value-type="string">
            <text:p>./archive_1/1745520150_503_Wide_Long1745520150_503_Wide_Long_distance_data.json</text:p>
          </table:table-cell>
          <table:table-cell/>
          <table:table-cell office:value-type="string" calcext:value-type="string">
            <text:p>./archive_1/1745520150_503_Wide_Long1745520150_503_Wide_Long_sound.wav</text:p>
          </table:table-cell>
        </table:table-row>
        <table:table-row table:style-name="ro1">
          <table:table-cell office:value-type="string" calcext:value-type="string">
            <text:p>./archive_1/1745522568_815_Wide_Long1745522568_815_Wide_Long_angle_data.json</text:p>
          </table:table-cell>
          <table:table-cell/>
          <table:table-cell office:value-type="string" calcext:value-type="string">
            <text:p>./archive_1/1745522568_815_Wide_Long1745522568_815_Wide_Long_distance_data.json</text:p>
          </table:table-cell>
          <table:table-cell/>
          <table:table-cell office:value-type="string" calcext:value-type="string">
            <text:p>./archive_1/1745522568_815_Wide_Long1745522568_815_Wide_Long_sound.wav</text:p>
          </table:table-cell>
        </table:table-row>
        <table:table-row table:style-name="ro1">
          <table:table-cell office:value-type="string" calcext:value-type="string">
            <text:p>./archive_1/1745524519_1123_Wide_Long1745524519_1123_Wide_Long_angle_data.json</text:p>
          </table:table-cell>
          <table:table-cell/>
          <table:table-cell office:value-type="string" calcext:value-type="string">
            <text:p>./archive_1/1745524519_1123_Wide_Long1745524519_1123_Wide_Long_distance_data.json</text:p>
          </table:table-cell>
          <table:table-cell/>
          <table:table-cell office:value-type="string" calcext:value-type="string">
            <text:p>./archive_1/1745524519_1123_Wide_Long1745524519_1123_Wide_Long_sound.wav</text:p>
          </table:table-cell>
        </table:table-row>
        <table:table-row table:style-name="ro1">
          <table:table-cell office:value-type="string" calcext:value-type="string">
            <text:p>./archive_1/1745526798_1433_Wide_Long1745526798_1433_Wide_Long_angle_data.json</text:p>
          </table:table-cell>
          <table:table-cell/>
          <table:table-cell office:value-type="string" calcext:value-type="string">
            <text:p>./archive_1/1745526798_1433_Wide_Long1745526798_1433_Wide_Long_distance_data.json</text:p>
          </table:table-cell>
          <table:table-cell/>
          <table:table-cell office:value-type="string" calcext:value-type="string">
            <text:p>./archive_1/1745526798_1433_Wide_Long1745526798_1433_Wide_Long_sound.wav</text:p>
          </table:table-cell>
        </table:table-row>
        <table:table-row table:style-name="ro1">
          <table:table-cell office:value-type="string" calcext:value-type="string">
            <text:p>./archive_1/1744901133_253_Wide_Long1744901133_253_Wide_Long_angle_data.json</text:p>
          </table:table-cell>
          <table:table-cell/>
          <table:table-cell office:value-type="string" calcext:value-type="string">
            <text:p>./archive_1/1744901133_253_Wide_Long1744901133_253_Wide_Long_distance_data.json</text:p>
          </table:table-cell>
          <table:table-cell/>
          <table:table-cell office:value-type="string" calcext:value-type="string">
            <text:p>./archive_1/1744901133_253_Wide_Long1744901133_253_Wide_Long_sound.wav</text:p>
          </table:table-cell>
        </table:table-row>
        <table:table-row table:style-name="ro1">
          <table:table-cell office:value-type="string" calcext:value-type="string">
            <text:p>./archive_1/1744909365_572_Wide_Long1744909365_572_Wide_Long_angle_data.json</text:p>
          </table:table-cell>
          <table:table-cell/>
          <table:table-cell office:value-type="string" calcext:value-type="string">
            <text:p>./archive_1/1744909365_572_Wide_Long1744909365_572_Wide_Long_distance_data.json</text:p>
          </table:table-cell>
          <table:table-cell/>
          <table:table-cell office:value-type="string" calcext:value-type="string">
            <text:p>./archive_1/1744909365_572_Wide_Long1744909365_572_Wide_Long_sound.wav</text:p>
          </table:table-cell>
        </table:table-row>
        <table:table-row table:style-name="ro1">
          <table:table-cell office:value-type="string" calcext:value-type="string">
            <text:p>./archive_1/1744916331_886_Wide_Long1744916331_886_Wide_Long_angle_data.json</text:p>
          </table:table-cell>
          <table:table-cell/>
          <table:table-cell office:value-type="string" calcext:value-type="string">
            <text:p>./archive_1/1744916331_886_Wide_Long1744916331_886_Wide_Long_distance_data.json</text:p>
          </table:table-cell>
          <table:table-cell/>
          <table:table-cell office:value-type="string" calcext:value-type="string">
            <text:p>./archive_1/1744916331_886_Wide_Long1744916331_886_Wide_Long_sound.wav</text:p>
          </table:table-cell>
        </table:table-row>
        <table:table-row table:style-name="ro1">
          <table:table-cell office:value-type="string" calcext:value-type="string">
            <text:p>./archive_1/1745515668_195_Wide_Long1745515668_195_Wide_Long_angle_data.json</text:p>
          </table:table-cell>
          <table:table-cell/>
          <table:table-cell office:value-type="string" calcext:value-type="string">
            <text:p>./archive_1/1745515668_195_Wide_Long1745515668_195_Wide_Long_distance_data.json</text:p>
          </table:table-cell>
          <table:table-cell/>
          <table:table-cell office:value-type="string" calcext:value-type="string">
            <text:p>./archive_1/1745515668_195_Wide_Long1745515668_195_Wide_Long_sound.wav</text:p>
          </table:table-cell>
        </table:table-row>
        <table:table-row table:style-name="ro1">
          <table:table-cell office:value-type="string" calcext:value-type="string">
            <text:p>./archive_1/1745520158_504_Wide_Long1745520158_504_Wide_Long_angle_data.json</text:p>
          </table:table-cell>
          <table:table-cell/>
          <table:table-cell office:value-type="string" calcext:value-type="string">
            <text:p>./archive_1/1745520158_504_Wide_Long1745520158_504_Wide_Long_distance_data.json</text:p>
          </table:table-cell>
          <table:table-cell/>
          <table:table-cell office:value-type="string" calcext:value-type="string">
            <text:p>./archive_1/1745520158_504_Wide_Long1745520158_504_Wide_Long_sound.wav</text:p>
          </table:table-cell>
        </table:table-row>
        <table:table-row table:style-name="ro1">
          <table:table-cell office:value-type="string" calcext:value-type="string">
            <text:p>./archive_1/1745522573_816_Wide_Long1745522573_816_Wide_Long_angle_data.json</text:p>
          </table:table-cell>
          <table:table-cell/>
          <table:table-cell office:value-type="string" calcext:value-type="string">
            <text:p>./archive_1/1745522573_816_Wide_Long1745522573_816_Wide_Long_distance_data.json</text:p>
          </table:table-cell>
          <table:table-cell/>
          <table:table-cell office:value-type="string" calcext:value-type="string">
            <text:p>./archive_1/1745522573_816_Wide_Long1745522573_816_Wide_Long_sound.wav</text:p>
          </table:table-cell>
        </table:table-row>
        <table:table-row table:style-name="ro1">
          <table:table-cell office:value-type="string" calcext:value-type="string">
            <text:p>./archive_1/1745524524_1124_Wide_Long1745524524_1124_Wide_Long_angle_data.json</text:p>
          </table:table-cell>
          <table:table-cell/>
          <table:table-cell office:value-type="string" calcext:value-type="string">
            <text:p>./archive_1/1745524524_1124_Wide_Long1745524524_1124_Wide_Long_distance_data.json</text:p>
          </table:table-cell>
          <table:table-cell/>
          <table:table-cell office:value-type="string" calcext:value-type="string">
            <text:p>./archive_1/1745524524_1124_Wide_Long1745524524_1124_Wide_Long_sound.wav</text:p>
          </table:table-cell>
        </table:table-row>
        <table:table-row table:style-name="ro1">
          <table:table-cell office:value-type="string" calcext:value-type="string">
            <text:p>./archive_1/1745526802_1434_Wide_Long1745526802_1434_Wide_Long_angle_data.json</text:p>
          </table:table-cell>
          <table:table-cell/>
          <table:table-cell office:value-type="string" calcext:value-type="string">
            <text:p>./archive_1/1745526802_1434_Wide_Long1745526802_1434_Wide_Long_distance_data.json</text:p>
          </table:table-cell>
          <table:table-cell/>
          <table:table-cell office:value-type="string" calcext:value-type="string">
            <text:p>./archive_1/1745526802_1434_Wide_Long1745526802_1434_Wide_Long_sound.wav</text:p>
          </table:table-cell>
        </table:table-row>
        <table:table-row table:style-name="ro1">
          <table:table-cell office:value-type="string" calcext:value-type="string">
            <text:p>./archive_1/1744901177_254_Wide_Long1744901177_254_Wide_Long_angle_data.json</text:p>
          </table:table-cell>
          <table:table-cell/>
          <table:table-cell office:value-type="string" calcext:value-type="string">
            <text:p>./archive_1/1744901177_254_Wide_Long1744901177_254_Wide_Long_distance_data.json</text:p>
          </table:table-cell>
          <table:table-cell/>
          <table:table-cell office:value-type="string" calcext:value-type="string">
            <text:p>./archive_1/1744901177_254_Wide_Long1744901177_254_Wide_Long_sound.wav</text:p>
          </table:table-cell>
        </table:table-row>
        <table:table-row table:style-name="ro1">
          <table:table-cell office:value-type="string" calcext:value-type="string">
            <text:p>./archive_1/1744909385_573_Wide_Long1744909385_573_Wide_Long_angle_data.json</text:p>
          </table:table-cell>
          <table:table-cell/>
          <table:table-cell office:value-type="string" calcext:value-type="string">
            <text:p>./archive_1/1744909385_573_Wide_Long1744909385_573_Wide_Long_distance_data.json</text:p>
          </table:table-cell>
          <table:table-cell/>
          <table:table-cell office:value-type="string" calcext:value-type="string">
            <text:p>./archive_1/1744909385_573_Wide_Long1744909385_573_Wide_Long_sound.wav</text:p>
          </table:table-cell>
        </table:table-row>
        <table:table-row table:style-name="ro1">
          <table:table-cell office:value-type="string" calcext:value-type="string">
            <text:p>./archive_1/1744916350_887_Wide_Long1744916350_887_Wide_Long_angle_data.json</text:p>
          </table:table-cell>
          <table:table-cell/>
          <table:table-cell office:value-type="string" calcext:value-type="string">
            <text:p>./archive_1/1744916350_887_Wide_Long1744916350_887_Wide_Long_distance_data.json</text:p>
          </table:table-cell>
          <table:table-cell/>
          <table:table-cell office:value-type="string" calcext:value-type="string">
            <text:p>./archive_1/1744916350_887_Wide_Long1744916350_887_Wide_Long_sound.wav</text:p>
          </table:table-cell>
        </table:table-row>
        <table:table-row table:style-name="ro1">
          <table:table-cell office:value-type="string" calcext:value-type="string">
            <text:p>./archive_1/1745515697_196_Wide_Long1745515697_196_Wide_Long_angle_data.json</text:p>
          </table:table-cell>
          <table:table-cell/>
          <table:table-cell office:value-type="string" calcext:value-type="string">
            <text:p>./archive_1/1745515697_196_Wide_Long1745515697_196_Wide_Long_distance_data.json</text:p>
          </table:table-cell>
          <table:table-cell/>
          <table:table-cell office:value-type="string" calcext:value-type="string">
            <text:p>./archive_1/1745515697_196_Wide_Long1745515697_196_Wide_Long_sound.wav</text:p>
          </table:table-cell>
        </table:table-row>
        <table:table-row table:style-name="ro1">
          <table:table-cell office:value-type="string" calcext:value-type="string">
            <text:p>./archive_1/1745520163_505_Wide_Long1745520163_505_Wide_Long_angle_data.json</text:p>
          </table:table-cell>
          <table:table-cell/>
          <table:table-cell office:value-type="string" calcext:value-type="string">
            <text:p>./archive_1/1745520163_505_Wide_Long1745520163_505_Wide_Long_distance_data.json</text:p>
          </table:table-cell>
          <table:table-cell/>
          <table:table-cell office:value-type="string" calcext:value-type="string">
            <text:p>./archive_1/1745520163_505_Wide_Long1745520163_505_Wide_Long_sound.wav</text:p>
          </table:table-cell>
        </table:table-row>
        <table:table-row table:style-name="ro1">
          <table:table-cell office:value-type="string" calcext:value-type="string">
            <text:p>./archive_1/1745522577_817_Wide_Long1745522577_817_Wide_Long_angle_data.json</text:p>
          </table:table-cell>
          <table:table-cell/>
          <table:table-cell office:value-type="string" calcext:value-type="string">
            <text:p>./archive_1/1745522577_817_Wide_Long1745522577_817_Wide_Long_distance_data.json</text:p>
          </table:table-cell>
          <table:table-cell/>
          <table:table-cell office:value-type="string" calcext:value-type="string">
            <text:p>./archive_1/1745522577_817_Wide_Long1745522577_817_Wide_Long_sound.wav</text:p>
          </table:table-cell>
        </table:table-row>
        <table:table-row table:style-name="ro1">
          <table:table-cell office:value-type="string" calcext:value-type="string">
            <text:p>./archive_1/1745524529_1125_Wide_Long1745524529_1125_Wide_Long_angle_data.json</text:p>
          </table:table-cell>
          <table:table-cell/>
          <table:table-cell office:value-type="string" calcext:value-type="string">
            <text:p>./archive_1/1745524529_1125_Wide_Long1745524529_1125_Wide_Long_distance_data.json</text:p>
          </table:table-cell>
          <table:table-cell/>
          <table:table-cell office:value-type="string" calcext:value-type="string">
            <text:p>./archive_1/1745524529_1125_Wide_Long1745524529_1125_Wide_Long_sound.wav</text:p>
          </table:table-cell>
        </table:table-row>
        <table:table-row table:style-name="ro1">
          <table:table-cell office:value-type="string" calcext:value-type="string">
            <text:p>./archive_1/1745526806_1435_Wide_Long1745526806_1435_Wide_Long_angle_data.json</text:p>
          </table:table-cell>
          <table:table-cell/>
          <table:table-cell office:value-type="string" calcext:value-type="string">
            <text:p>./archive_1/1745526806_1435_Wide_Long1745526806_1435_Wide_Long_distance_data.json</text:p>
          </table:table-cell>
          <table:table-cell/>
          <table:table-cell office:value-type="string" calcext:value-type="string">
            <text:p>./archive_1/1745526806_1435_Wide_Long1745526806_1435_Wide_Long_sound.wav</text:p>
          </table:table-cell>
        </table:table-row>
        <table:table-row table:style-name="ro1">
          <table:table-cell office:value-type="string" calcext:value-type="string">
            <text:p>./archive_1/1744901197_255_Wide_Long1744901197_255_Wide_Long_angle_data.json</text:p>
          </table:table-cell>
          <table:table-cell/>
          <table:table-cell office:value-type="string" calcext:value-type="string">
            <text:p>./archive_1/1744901197_255_Wide_Long1744901197_255_Wide_Long_distance_data.json</text:p>
          </table:table-cell>
          <table:table-cell/>
          <table:table-cell office:value-type="string" calcext:value-type="string">
            <text:p>./archive_1/1744901197_255_Wide_Long1744901197_255_Wide_Long_sound.wav</text:p>
          </table:table-cell>
        </table:table-row>
        <table:table-row table:style-name="ro1">
          <table:table-cell office:value-type="string" calcext:value-type="string">
            <text:p>./archive_1/1744909404_574_Wide_Long1744909404_574_Wide_Long_angle_data.json</text:p>
          </table:table-cell>
          <table:table-cell/>
          <table:table-cell office:value-type="string" calcext:value-type="string">
            <text:p>./archive_1/1744909404_574_Wide_Long1744909404_574_Wide_Long_distance_data.json</text:p>
          </table:table-cell>
          <table:table-cell/>
          <table:table-cell office:value-type="string" calcext:value-type="string">
            <text:p>./archive_1/1744909404_574_Wide_Long1744909404_574_Wide_Long_sound.wav</text:p>
          </table:table-cell>
        </table:table-row>
        <table:table-row table:style-name="ro1">
          <table:table-cell office:value-type="string" calcext:value-type="string">
            <text:p>./archive_1/1744916375_888_Wide_Long1744916375_888_Wide_Long_angle_data.json</text:p>
          </table:table-cell>
          <table:table-cell/>
          <table:table-cell office:value-type="string" calcext:value-type="string">
            <text:p>./archive_1/1744916375_888_Wide_Long1744916375_888_Wide_Long_distance_data.json</text:p>
          </table:table-cell>
          <table:table-cell/>
          <table:table-cell office:value-type="string" calcext:value-type="string">
            <text:p>./archive_1/1744916375_888_Wide_Long1744916375_888_Wide_Long_sound.wav</text:p>
          </table:table-cell>
        </table:table-row>
        <table:table-row table:style-name="ro1">
          <table:table-cell office:value-type="string" calcext:value-type="string">
            <text:p>./archive_1/1745515701_197_Wide_Long1745515701_197_Wide_Long_angle_data.json</text:p>
          </table:table-cell>
          <table:table-cell/>
          <table:table-cell office:value-type="string" calcext:value-type="string">
            <text:p>./archive_1/1745515701_197_Wide_Long1745515701_197_Wide_Long_distance_data.json</text:p>
          </table:table-cell>
          <table:table-cell/>
          <table:table-cell office:value-type="string" calcext:value-type="string">
            <text:p>./archive_1/1745515701_197_Wide_Long1745515701_197_Wide_Long_sound.wav</text:p>
          </table:table-cell>
        </table:table-row>
        <table:table-row table:style-name="ro1">
          <table:table-cell office:value-type="string" calcext:value-type="string">
            <text:p>./archive_1/1745520168_506_Wide_Long1745520168_506_Wide_Long_angle_data.json</text:p>
          </table:table-cell>
          <table:table-cell/>
          <table:table-cell office:value-type="string" calcext:value-type="string">
            <text:p>./archive_1/1745520168_506_Wide_Long1745520168_506_Wide_Long_distance_data.json</text:p>
          </table:table-cell>
          <table:table-cell/>
          <table:table-cell office:value-type="string" calcext:value-type="string">
            <text:p>./archive_1/1745520168_506_Wide_Long1745520168_506_Wide_Long_sound.wav</text:p>
          </table:table-cell>
        </table:table-row>
        <table:table-row table:style-name="ro1">
          <table:table-cell office:value-type="string" calcext:value-type="string">
            <text:p>./archive_1/1745522582_818_Wide_Long1745522582_818_Wide_Long_angle_data.json</text:p>
          </table:table-cell>
          <table:table-cell/>
          <table:table-cell office:value-type="string" calcext:value-type="string">
            <text:p>./archive_1/1745522582_818_Wide_Long1745522582_818_Wide_Long_distance_data.json</text:p>
          </table:table-cell>
          <table:table-cell/>
          <table:table-cell office:value-type="string" calcext:value-type="string">
            <text:p>./archive_1/1745522582_818_Wide_Long1745522582_818_Wide_Long_sound.wav</text:p>
          </table:table-cell>
        </table:table-row>
        <table:table-row table:style-name="ro1">
          <table:table-cell office:value-type="string" calcext:value-type="string">
            <text:p>./archive_1/1745524533_1126_Wide_Long1745524533_1126_Wide_Long_angle_data.json</text:p>
          </table:table-cell>
          <table:table-cell/>
          <table:table-cell office:value-type="string" calcext:value-type="string">
            <text:p>./archive_1/1745524533_1126_Wide_Long1745524533_1126_Wide_Long_distance_data.json</text:p>
          </table:table-cell>
          <table:table-cell/>
          <table:table-cell office:value-type="string" calcext:value-type="string">
            <text:p>./archive_1/1745524533_1126_Wide_Long1745524533_1126_Wide_Long_sound.wav</text:p>
          </table:table-cell>
        </table:table-row>
        <table:table-row table:style-name="ro1">
          <table:table-cell office:value-type="string" calcext:value-type="string">
            <text:p>./archive_1/1745526811_1436_Wide_Long1745526811_1436_Wide_Long_angle_data.json</text:p>
          </table:table-cell>
          <table:table-cell/>
          <table:table-cell office:value-type="string" calcext:value-type="string">
            <text:p>./archive_1/1745526811_1436_Wide_Long1745526811_1436_Wide_Long_distance_data.json</text:p>
          </table:table-cell>
          <table:table-cell/>
          <table:table-cell office:value-type="string" calcext:value-type="string">
            <text:p>./archive_1/1745526811_1436_Wide_Long1745526811_1436_Wide_Long_sound.wav</text:p>
          </table:table-cell>
        </table:table-row>
        <table:table-row table:style-name="ro1">
          <table:table-cell office:value-type="string" calcext:value-type="string">
            <text:p>./archive_1/1744901216_256_Wide_Long1744901216_256_Wide_Long_angle_data.json</text:p>
          </table:table-cell>
          <table:table-cell/>
          <table:table-cell office:value-type="string" calcext:value-type="string">
            <text:p>./archive_1/1744901216_256_Wide_Long1744901216_256_Wide_Long_distance_data.json</text:p>
          </table:table-cell>
          <table:table-cell/>
          <table:table-cell office:value-type="string" calcext:value-type="string">
            <text:p>./archive_1/1744901216_256_Wide_Long1744901216_256_Wide_Long_sound.wav</text:p>
          </table:table-cell>
        </table:table-row>
        <table:table-row table:style-name="ro1">
          <table:table-cell office:value-type="string" calcext:value-type="string">
            <text:p>./archive_1/1744909424_575_Wide_Long1744909424_575_Wide_Long_angle_data.json</text:p>
          </table:table-cell>
          <table:table-cell/>
          <table:table-cell office:value-type="string" calcext:value-type="string">
            <text:p>./archive_1/1744909424_575_Wide_Long1744909424_575_Wide_Long_distance_data.json</text:p>
          </table:table-cell>
          <table:table-cell/>
          <table:table-cell office:value-type="string" calcext:value-type="string">
            <text:p>./archive_1/1744909424_575_Wide_Long1744909424_575_Wide_Long_sound.wav</text:p>
          </table:table-cell>
        </table:table-row>
        <table:table-row table:style-name="ro1">
          <table:table-cell office:value-type="string" calcext:value-type="string">
            <text:p>./archive_1/1744916395_889_Wide_Long1744916395_889_Wide_Long_angle_data.json</text:p>
          </table:table-cell>
          <table:table-cell/>
          <table:table-cell office:value-type="string" calcext:value-type="string">
            <text:p>./archive_1/1744916395_889_Wide_Long1744916395_889_Wide_Long_distance_data.json</text:p>
          </table:table-cell>
          <table:table-cell/>
          <table:table-cell office:value-type="string" calcext:value-type="string">
            <text:p>./archive_1/1744916395_889_Wide_Long1744916395_889_Wide_Long_sound.wav</text:p>
          </table:table-cell>
        </table:table-row>
        <table:table-row table:style-name="ro1">
          <table:table-cell office:value-type="string" calcext:value-type="string">
            <text:p>./archive_1/1745515707_198_Wide_Long1745515707_198_Wide_Long_angle_data.json</text:p>
          </table:table-cell>
          <table:table-cell/>
          <table:table-cell office:value-type="string" calcext:value-type="string">
            <text:p>./archive_1/1745515707_198_Wide_Long1745515707_198_Wide_Long_distance_data.json</text:p>
          </table:table-cell>
          <table:table-cell/>
          <table:table-cell office:value-type="string" calcext:value-type="string">
            <text:p>./archive_1/1745515707_198_Wide_Long1745515707_198_Wide_Long_sound.wav</text:p>
          </table:table-cell>
        </table:table-row>
        <table:table-row table:style-name="ro1">
          <table:table-cell office:value-type="string" calcext:value-type="string">
            <text:p>./archive_1/1745520173_507_Wide_Long1745520173_507_Wide_Long_angle_data.json</text:p>
          </table:table-cell>
          <table:table-cell/>
          <table:table-cell office:value-type="string" calcext:value-type="string">
            <text:p>./archive_1/1745520173_507_Wide_Long1745520173_507_Wide_Long_distance_data.json</text:p>
          </table:table-cell>
          <table:table-cell/>
          <table:table-cell office:value-type="string" calcext:value-type="string">
            <text:p>./archive_1/1745520173_507_Wide_Long1745520173_507_Wide_Long_sound.wav</text:p>
          </table:table-cell>
        </table:table-row>
        <table:table-row table:style-name="ro1">
          <table:table-cell office:value-type="string" calcext:value-type="string">
            <text:p>./archive_1/1745522588_819_Wide_Long1745522588_819_Wide_Long_angle_data.json</text:p>
          </table:table-cell>
          <table:table-cell/>
          <table:table-cell office:value-type="string" calcext:value-type="string">
            <text:p>./archive_1/1745522588_819_Wide_Long1745522588_819_Wide_Long_distance_data.json</text:p>
          </table:table-cell>
          <table:table-cell/>
          <table:table-cell office:value-type="string" calcext:value-type="string">
            <text:p>./archive_1/1745522588_819_Wide_Long1745522588_819_Wide_Long_sound.wav</text:p>
          </table:table-cell>
        </table:table-row>
        <table:table-row table:style-name="ro1">
          <table:table-cell office:value-type="string" calcext:value-type="string">
            <text:p>./archive_1/1745524538_1127_Wide_Long1745524538_1127_Wide_Long_angle_data.json</text:p>
          </table:table-cell>
          <table:table-cell/>
          <table:table-cell office:value-type="string" calcext:value-type="string">
            <text:p>./archive_1/1745524538_1127_Wide_Long1745524538_1127_Wide_Long_distance_data.json</text:p>
          </table:table-cell>
          <table:table-cell/>
          <table:table-cell office:value-type="string" calcext:value-type="string">
            <text:p>./archive_1/1745524538_1127_Wide_Long1745524538_1127_Wide_Long_sound.wav</text:p>
          </table:table-cell>
        </table:table-row>
        <table:table-row table:style-name="ro1">
          <table:table-cell office:value-type="string" calcext:value-type="string">
            <text:p>./archive_1/1745526816_1437_Wide_Long1745526816_1437_Wide_Long_angle_data.json</text:p>
          </table:table-cell>
          <table:table-cell/>
          <table:table-cell office:value-type="string" calcext:value-type="string">
            <text:p>./archive_1/1745526816_1437_Wide_Long1745526816_1437_Wide_Long_distance_data.json</text:p>
          </table:table-cell>
          <table:table-cell/>
          <table:table-cell office:value-type="string" calcext:value-type="string">
            <text:p>./archive_1/1745526816_1437_Wide_Long1745526816_1437_Wide_Long_sound.wav</text:p>
          </table:table-cell>
        </table:table-row>
        <table:table-row table:style-name="ro1">
          <table:table-cell office:value-type="string" calcext:value-type="string">
            <text:p>./archive_1/1744901236_257_Wide_Long1744901236_257_Wide_Long_angle_data.json</text:p>
          </table:table-cell>
          <table:table-cell/>
          <table:table-cell office:value-type="string" calcext:value-type="string">
            <text:p>./archive_1/1744901236_257_Wide_Long1744901236_257_Wide_Long_distance_data.json</text:p>
          </table:table-cell>
          <table:table-cell/>
          <table:table-cell office:value-type="string" calcext:value-type="string">
            <text:p>./archive_1/1744901236_257_Wide_Long1744901236_257_Wide_Long_sound.wav</text:p>
          </table:table-cell>
        </table:table-row>
        <table:table-row table:style-name="ro1">
          <table:table-cell office:value-type="string" calcext:value-type="string">
            <text:p>./archive_1/1744909443_576_Wide_Long1744909443_576_Wide_Long_angle_data.json</text:p>
          </table:table-cell>
          <table:table-cell/>
          <table:table-cell office:value-type="string" calcext:value-type="string">
            <text:p>./archive_1/1744909443_576_Wide_Long1744909443_576_Wide_Long_distance_data.json</text:p>
          </table:table-cell>
          <table:table-cell/>
          <table:table-cell office:value-type="string" calcext:value-type="string">
            <text:p>./archive_1/1744909443_576_Wide_Long1744909443_576_Wide_Long_sound.wav</text:p>
          </table:table-cell>
        </table:table-row>
        <table:table-row table:style-name="ro1">
          <table:table-cell office:value-type="string" calcext:value-type="string">
            <text:p>./archive_1/1744916415_890_Wide_Long1744916415_890_Wide_Long_angle_data.json</text:p>
          </table:table-cell>
          <table:table-cell/>
          <table:table-cell office:value-type="string" calcext:value-type="string">
            <text:p>./archive_1/1744916415_890_Wide_Long1744916415_890_Wide_Long_distance_data.json</text:p>
          </table:table-cell>
          <table:table-cell/>
          <table:table-cell office:value-type="string" calcext:value-type="string">
            <text:p>./archive_1/1744916415_890_Wide_Long1744916415_890_Wide_Long_sound.wav</text:p>
          </table:table-cell>
        </table:table-row>
        <table:table-row table:style-name="ro1">
          <table:table-cell office:value-type="string" calcext:value-type="string">
            <text:p>./archive_1/1745515749_199_Wide_Long1745515749_199_Wide_Long_angle_data.json</text:p>
          </table:table-cell>
          <table:table-cell/>
          <table:table-cell office:value-type="string" calcext:value-type="string">
            <text:p>./archive_1/1745515749_199_Wide_Long1745515749_199_Wide_Long_distance_data.json</text:p>
          </table:table-cell>
          <table:table-cell/>
          <table:table-cell office:value-type="string" calcext:value-type="string">
            <text:p>./archive_1/1745515749_199_Wide_Long1745515749_199_Wide_Long_sound.wav</text:p>
          </table:table-cell>
        </table:table-row>
        <table:table-row table:style-name="ro1">
          <table:table-cell office:value-type="string" calcext:value-type="string">
            <text:p>./archive_1/1745520178_508_Wide_Long1745520178_508_Wide_Long_angle_data.json</text:p>
          </table:table-cell>
          <table:table-cell/>
          <table:table-cell office:value-type="string" calcext:value-type="string">
            <text:p>./archive_1/1745520178_508_Wide_Long1745520178_508_Wide_Long_distance_data.json</text:p>
          </table:table-cell>
          <table:table-cell/>
          <table:table-cell office:value-type="string" calcext:value-type="string">
            <text:p>./archive_1/1745520178_508_Wide_Long1745520178_508_Wide_Long_sound.wav</text:p>
          </table:table-cell>
        </table:table-row>
        <table:table-row table:style-name="ro1">
          <table:table-cell office:value-type="string" calcext:value-type="string">
            <text:p>./archive_1/1745522592_820_Wide_Long1745522592_820_Wide_Long_angle_data.json</text:p>
          </table:table-cell>
          <table:table-cell/>
          <table:table-cell office:value-type="string" calcext:value-type="string">
            <text:p>./archive_1/1745522592_820_Wide_Long1745522592_820_Wide_Long_distance_data.json</text:p>
          </table:table-cell>
          <table:table-cell/>
          <table:table-cell office:value-type="string" calcext:value-type="string">
            <text:p>./archive_1/1745522592_820_Wide_Long1745522592_820_Wide_Long_sound.wav</text:p>
          </table:table-cell>
        </table:table-row>
        <table:table-row table:style-name="ro1">
          <table:table-cell office:value-type="string" calcext:value-type="string">
            <text:p>./archive_1/1745524543_1128_Wide_Long1745524543_1128_Wide_Long_angle_data.json</text:p>
          </table:table-cell>
          <table:table-cell/>
          <table:table-cell office:value-type="string" calcext:value-type="string">
            <text:p>./archive_1/1745524543_1128_Wide_Long1745524543_1128_Wide_Long_distance_data.json</text:p>
          </table:table-cell>
          <table:table-cell/>
          <table:table-cell office:value-type="string" calcext:value-type="string">
            <text:p>./archive_1/1745524543_1128_Wide_Long1745524543_1128_Wide_Long_sound.wav</text:p>
          </table:table-cell>
        </table:table-row>
        <table:table-row table:style-name="ro1">
          <table:table-cell office:value-type="string" calcext:value-type="string">
            <text:p>./archive_1/1745526821_1438_Wide_Long1745526821_1438_Wide_Long_angle_data.json</text:p>
          </table:table-cell>
          <table:table-cell/>
          <table:table-cell office:value-type="string" calcext:value-type="string">
            <text:p>./archive_1/1745526821_1438_Wide_Long1745526821_1438_Wide_Long_distance_data.json</text:p>
          </table:table-cell>
          <table:table-cell/>
          <table:table-cell office:value-type="string" calcext:value-type="string">
            <text:p>./archive_1/1745526821_1438_Wide_Long1745526821_1438_Wide_Long_sound.wav</text:p>
          </table:table-cell>
        </table:table-row>
        <table:table-row table:style-name="ro1">
          <table:table-cell office:value-type="string" calcext:value-type="string">
            <text:p>./archive_1/1744901256_258_Wide_Long1744901256_258_Wide_Long_angle_data.json</text:p>
          </table:table-cell>
          <table:table-cell/>
          <table:table-cell office:value-type="string" calcext:value-type="string">
            <text:p>./archive_1/1744901256_258_Wide_Long1744901256_258_Wide_Long_distance_data.json</text:p>
          </table:table-cell>
          <table:table-cell/>
          <table:table-cell office:value-type="string" calcext:value-type="string">
            <text:p>./archive_1/1744901256_258_Wide_Long1744901256_258_Wide_Long_sound.wav</text:p>
          </table:table-cell>
        </table:table-row>
        <table:table-row table:style-name="ro1">
          <table:table-cell office:value-type="string" calcext:value-type="string">
            <text:p>./archive_1/1744909463_577_Wide_Long1744909463_577_Wide_Long_angle_data.json</text:p>
          </table:table-cell>
          <table:table-cell/>
          <table:table-cell office:value-type="string" calcext:value-type="string">
            <text:p>./archive_1/1744909463_577_Wide_Long1744909463_577_Wide_Long_distance_data.json</text:p>
          </table:table-cell>
          <table:table-cell/>
          <table:table-cell office:value-type="string" calcext:value-type="string">
            <text:p>./archive_1/1744909463_577_Wide_Long1744909463_577_Wide_Long_sound.wav</text:p>
          </table:table-cell>
        </table:table-row>
        <table:table-row table:style-name="ro1">
          <table:table-cell office:value-type="string" calcext:value-type="string">
            <text:p>./archive_1/1744916434_891_Wide_Long1744916434_891_Wide_Long_angle_data.json</text:p>
          </table:table-cell>
          <table:table-cell/>
          <table:table-cell office:value-type="string" calcext:value-type="string">
            <text:p>./archive_1/1744916434_891_Wide_Long1744916434_891_Wide_Long_distance_data.json</text:p>
          </table:table-cell>
          <table:table-cell/>
          <table:table-cell office:value-type="string" calcext:value-type="string">
            <text:p>./archive_1/1744916434_891_Wide_Long1744916434_891_Wide_Long_sound.wav</text:p>
          </table:table-cell>
        </table:table-row>
        <table:table-row table:style-name="ro1">
          <table:table-cell office:value-type="string" calcext:value-type="string">
            <text:p>./archive_1/1745515754_200_Wide_Long1745515754_200_Wide_Long_angle_data.json</text:p>
          </table:table-cell>
          <table:table-cell/>
          <table:table-cell office:value-type="string" calcext:value-type="string">
            <text:p>./archive_1/1745515754_200_Wide_Long1745515754_200_Wide_Long_distance_data.json</text:p>
          </table:table-cell>
          <table:table-cell/>
          <table:table-cell office:value-type="string" calcext:value-type="string">
            <text:p>./archive_1/1745515754_200_Wide_Long1745515754_200_Wide_Long_sound.wav</text:p>
          </table:table-cell>
        </table:table-row>
        <table:table-row table:style-name="ro1">
          <table:table-cell office:value-type="string" calcext:value-type="string">
            <text:p>./archive_1/1745520182_509_Wide_Long1745520182_509_Wide_Long_angle_data.json</text:p>
          </table:table-cell>
          <table:table-cell/>
          <table:table-cell office:value-type="string" calcext:value-type="string">
            <text:p>./archive_1/1745520182_509_Wide_Long1745520182_509_Wide_Long_distance_data.json</text:p>
          </table:table-cell>
          <table:table-cell/>
          <table:table-cell office:value-type="string" calcext:value-type="string">
            <text:p>./archive_1/1745520182_509_Wide_Long1745520182_509_Wide_Long_sound.wav</text:p>
          </table:table-cell>
        </table:table-row>
        <table:table-row table:style-name="ro1">
          <table:table-cell office:value-type="string" calcext:value-type="string">
            <text:p>./archive_1/1745522597_821_Wide_Long1745522597_821_Wide_Long_angle_data.json</text:p>
          </table:table-cell>
          <table:table-cell/>
          <table:table-cell office:value-type="string" calcext:value-type="string">
            <text:p>./archive_1/1745522597_821_Wide_Long1745522597_821_Wide_Long_distance_data.json</text:p>
          </table:table-cell>
          <table:table-cell/>
          <table:table-cell office:value-type="string" calcext:value-type="string">
            <text:p>./archive_1/1745522597_821_Wide_Long1745522597_821_Wide_Long_sound.wav</text:p>
          </table:table-cell>
        </table:table-row>
        <table:table-row table:style-name="ro1">
          <table:table-cell office:value-type="string" calcext:value-type="string">
            <text:p>./archive_1/1745524547_1129_Wide_Long1745524547_1129_Wide_Long_angle_data.json</text:p>
          </table:table-cell>
          <table:table-cell/>
          <table:table-cell office:value-type="string" calcext:value-type="string">
            <text:p>./archive_1/1745524547_1129_Wide_Long1745524547_1129_Wide_Long_distance_data.json</text:p>
          </table:table-cell>
          <table:table-cell/>
          <table:table-cell office:value-type="string" calcext:value-type="string">
            <text:p>./archive_1/1745524547_1129_Wide_Long1745524547_1129_Wide_Long_sound.wav</text:p>
          </table:table-cell>
        </table:table-row>
        <table:table-row table:style-name="ro1">
          <table:table-cell office:value-type="string" calcext:value-type="string">
            <text:p>./archive_1/1745526826_1439_Wide_Long1745526826_1439_Wide_Long_angle_data.json</text:p>
          </table:table-cell>
          <table:table-cell/>
          <table:table-cell office:value-type="string" calcext:value-type="string">
            <text:p>./archive_1/1745526826_1439_Wide_Long1745526826_1439_Wide_Long_distance_data.json</text:p>
          </table:table-cell>
          <table:table-cell/>
          <table:table-cell office:value-type="string" calcext:value-type="string">
            <text:p>./archive_1/1745526826_1439_Wide_Long1745526826_1439_Wide_Long_sound.wav</text:p>
          </table:table-cell>
        </table:table-row>
        <table:table-row table:style-name="ro1">
          <table:table-cell office:value-type="string" calcext:value-type="string">
            <text:p>./archive_1/1744901275_259_Wide_Long1744901275_259_Wide_Long_angle_data.json</text:p>
          </table:table-cell>
          <table:table-cell/>
          <table:table-cell office:value-type="string" calcext:value-type="string">
            <text:p>./archive_1/1744901275_259_Wide_Long1744901275_259_Wide_Long_distance_data.json</text:p>
          </table:table-cell>
          <table:table-cell/>
          <table:table-cell office:value-type="string" calcext:value-type="string">
            <text:p>./archive_1/1744901275_259_Wide_Long1744901275_259_Wide_Long_sound.wav</text:p>
          </table:table-cell>
        </table:table-row>
        <table:table-row table:style-name="ro1">
          <table:table-cell office:value-type="string" calcext:value-type="string">
            <text:p>./archive_1/1744909482_578_Wide_Long1744909482_578_Wide_Long_angle_data.json</text:p>
          </table:table-cell>
          <table:table-cell/>
          <table:table-cell office:value-type="string" calcext:value-type="string">
            <text:p>./archive_1/1744909482_578_Wide_Long1744909482_578_Wide_Long_distance_data.json</text:p>
          </table:table-cell>
          <table:table-cell/>
          <table:table-cell office:value-type="string" calcext:value-type="string">
            <text:p>./archive_1/1744909482_578_Wide_Long1744909482_578_Wide_Long_sound.wav</text:p>
          </table:table-cell>
        </table:table-row>
        <table:table-row table:style-name="ro1">
          <table:table-cell office:value-type="string" calcext:value-type="string">
            <text:p>./archive_1/1744916454_892_Wide_Long1744916454_892_Wide_Long_angle_data.json</text:p>
          </table:table-cell>
          <table:table-cell/>
          <table:table-cell office:value-type="string" calcext:value-type="string">
            <text:p>./archive_1/1744916454_892_Wide_Long1744916454_892_Wide_Long_distance_data.json</text:p>
          </table:table-cell>
          <table:table-cell/>
          <table:table-cell office:value-type="string" calcext:value-type="string">
            <text:p>./archive_1/1744916454_892_Wide_Long1744916454_892_Wide_Long_sound.wav</text:p>
          </table:table-cell>
        </table:table-row>
        <table:table-row table:style-name="ro1">
          <table:table-cell office:value-type="string" calcext:value-type="string">
            <text:p>./archive_1/1745515758_201_Wide_Long1745515758_201_Wide_Long_angle_data.json</text:p>
          </table:table-cell>
          <table:table-cell/>
          <table:table-cell office:value-type="string" calcext:value-type="string">
            <text:p>./archive_1/1745515758_201_Wide_Long1745515758_201_Wide_Long_distance_data.json</text:p>
          </table:table-cell>
          <table:table-cell/>
          <table:table-cell office:value-type="string" calcext:value-type="string">
            <text:p>./archive_1/1745515758_201_Wide_Long1745515758_201_Wide_Long_sound.wav</text:p>
          </table:table-cell>
        </table:table-row>
        <table:table-row table:style-name="ro1">
          <table:table-cell office:value-type="string" calcext:value-type="string">
            <text:p>./archive_1/1745520190_510_Wide_Long1745520190_510_Wide_Long_angle_data.json</text:p>
          </table:table-cell>
          <table:table-cell/>
          <table:table-cell office:value-type="string" calcext:value-type="string">
            <text:p>./archive_1/1745520190_510_Wide_Long1745520190_510_Wide_Long_distance_data.json</text:p>
          </table:table-cell>
          <table:table-cell/>
          <table:table-cell office:value-type="string" calcext:value-type="string">
            <text:p>./archive_1/1745520190_510_Wide_Long1745520190_510_Wide_Long_sound.wav</text:p>
          </table:table-cell>
        </table:table-row>
        <table:table-row table:style-name="ro1">
          <table:table-cell office:value-type="string" calcext:value-type="string">
            <text:p>./archive_1/1745522608_822_Wide_Long1745522608_822_Wide_Long_angle_data.json</text:p>
          </table:table-cell>
          <table:table-cell/>
          <table:table-cell office:value-type="string" calcext:value-type="string">
            <text:p>./archive_1/1745522608_822_Wide_Long1745522608_822_Wide_Long_distance_data.json</text:p>
          </table:table-cell>
          <table:table-cell/>
          <table:table-cell office:value-type="string" calcext:value-type="string">
            <text:p>./archive_1/1745522608_822_Wide_Long1745522608_822_Wide_Long_sound.wav</text:p>
          </table:table-cell>
        </table:table-row>
        <table:table-row table:style-name="ro1">
          <table:table-cell office:value-type="string" calcext:value-type="string">
            <text:p>./archive_1/1745524551_1130_Wide_Long1745524551_1130_Wide_Long_angle_data.json</text:p>
          </table:table-cell>
          <table:table-cell/>
          <table:table-cell office:value-type="string" calcext:value-type="string">
            <text:p>./archive_1/1745524551_1130_Wide_Long1745524551_1130_Wide_Long_distance_data.json</text:p>
          </table:table-cell>
          <table:table-cell/>
          <table:table-cell office:value-type="string" calcext:value-type="string">
            <text:p>./archive_1/1745524551_1130_Wide_Long1745524551_1130_Wide_Long_sound.wav</text:p>
          </table:table-cell>
        </table:table-row>
        <table:table-row table:style-name="ro1">
          <table:table-cell office:value-type="string" calcext:value-type="string">
            <text:p>./archive_1/1745526832_1440_Wide_Long1745526832_1440_Wide_Long_angle_data.json</text:p>
          </table:table-cell>
          <table:table-cell/>
          <table:table-cell office:value-type="string" calcext:value-type="string">
            <text:p>./archive_1/1745526832_1440_Wide_Long1745526832_1440_Wide_Long_distance_data.json</text:p>
          </table:table-cell>
          <table:table-cell/>
          <table:table-cell office:value-type="string" calcext:value-type="string">
            <text:p>./archive_1/1745526832_1440_Wide_Long1745526832_1440_Wide_Long_sound.wav</text:p>
          </table:table-cell>
        </table:table-row>
        <table:table-row table:style-name="ro1">
          <table:table-cell office:value-type="string" calcext:value-type="string">
            <text:p>./archive_1/1744901294_260_Wide_Long1744901294_260_Wide_Long_angle_data.json</text:p>
          </table:table-cell>
          <table:table-cell/>
          <table:table-cell office:value-type="string" calcext:value-type="string">
            <text:p>./archive_1/1744901294_260_Wide_Long1744901294_260_Wide_Long_distance_data.json</text:p>
          </table:table-cell>
          <table:table-cell/>
          <table:table-cell office:value-type="string" calcext:value-type="string">
            <text:p>./archive_1/1744901294_260_Wide_Long1744901294_260_Wide_Long_sound.wav</text:p>
          </table:table-cell>
        </table:table-row>
        <table:table-row table:style-name="ro1">
          <table:table-cell office:value-type="string" calcext:value-type="string">
            <text:p>./archive_1/1744909504_579_Wide_Long1744909504_579_Wide_Long_angle_data.json</text:p>
          </table:table-cell>
          <table:table-cell/>
          <table:table-cell office:value-type="string" calcext:value-type="string">
            <text:p>./archive_1/1744909504_579_Wide_Long1744909504_579_Wide_Long_distance_data.json</text:p>
          </table:table-cell>
          <table:table-cell/>
          <table:table-cell office:value-type="string" calcext:value-type="string">
            <text:p>./archive_1/1744909504_579_Wide_Long1744909504_579_Wide_Long_sound.wav</text:p>
          </table:table-cell>
        </table:table-row>
        <table:table-row table:style-name="ro1">
          <table:table-cell office:value-type="string" calcext:value-type="string">
            <text:p>./archive_1/1744916474_893_Wide_Long1744916474_893_Wide_Long_angle_data.json</text:p>
          </table:table-cell>
          <table:table-cell/>
          <table:table-cell office:value-type="string" calcext:value-type="string">
            <text:p>./archive_1/1744916474_893_Wide_Long1744916474_893_Wide_Long_distance_data.json</text:p>
          </table:table-cell>
          <table:table-cell/>
          <table:table-cell office:value-type="string" calcext:value-type="string">
            <text:p>./archive_1/1744916474_893_Wide_Long1744916474_893_Wide_Long_sound.wav</text:p>
          </table:table-cell>
        </table:table-row>
        <table:table-row table:style-name="ro1">
          <table:table-cell office:value-type="string" calcext:value-type="string">
            <text:p>./archive_1/1745515763_202_Wide_Long1745515763_202_Wide_Long_angle_data.json</text:p>
          </table:table-cell>
          <table:table-cell/>
          <table:table-cell office:value-type="string" calcext:value-type="string">
            <text:p>./archive_1/1745515763_202_Wide_Long1745515763_202_Wide_Long_distance_data.json</text:p>
          </table:table-cell>
          <table:table-cell/>
          <table:table-cell office:value-type="string" calcext:value-type="string">
            <text:p>./archive_1/1745515763_202_Wide_Long1745515763_202_Wide_Long_sound.wav</text:p>
          </table:table-cell>
        </table:table-row>
        <table:table-row table:style-name="ro1">
          <table:table-cell office:value-type="string" calcext:value-type="string">
            <text:p>./archive_1/1745520195_511_Wide_Long1745520195_511_Wide_Long_angle_data.json</text:p>
          </table:table-cell>
          <table:table-cell/>
          <table:table-cell office:value-type="string" calcext:value-type="string">
            <text:p>./archive_1/1745520195_511_Wide_Long1745520195_511_Wide_Long_distance_data.json</text:p>
          </table:table-cell>
          <table:table-cell/>
          <table:table-cell office:value-type="string" calcext:value-type="string">
            <text:p>./archive_1/1745520195_511_Wide_Long1745520195_511_Wide_Long_sound.wav</text:p>
          </table:table-cell>
        </table:table-row>
        <table:table-row table:style-name="ro1">
          <table:table-cell office:value-type="string" calcext:value-type="string">
            <text:p>./archive_1/1745522613_823_Wide_Long1745522613_823_Wide_Long_angle_data.json</text:p>
          </table:table-cell>
          <table:table-cell/>
          <table:table-cell office:value-type="string" calcext:value-type="string">
            <text:p>./archive_1/1745522613_823_Wide_Long1745522613_823_Wide_Long_distance_data.json</text:p>
          </table:table-cell>
          <table:table-cell/>
          <table:table-cell office:value-type="string" calcext:value-type="string">
            <text:p>./archive_1/1745522613_823_Wide_Long1745522613_823_Wide_Long_sound.wav</text:p>
          </table:table-cell>
        </table:table-row>
        <table:table-row table:style-name="ro1">
          <table:table-cell office:value-type="string" calcext:value-type="string">
            <text:p>./archive_1/1745524556_1131_Wide_Long1745524556_1131_Wide_Long_angle_data.json</text:p>
          </table:table-cell>
          <table:table-cell/>
          <table:table-cell office:value-type="string" calcext:value-type="string">
            <text:p>./archive_1/1745524556_1131_Wide_Long1745524556_1131_Wide_Long_distance_data.json</text:p>
          </table:table-cell>
          <table:table-cell/>
          <table:table-cell office:value-type="string" calcext:value-type="string">
            <text:p>./archive_1/1745524556_1131_Wide_Long1745524556_1131_Wide_Long_sound.wav</text:p>
          </table:table-cell>
        </table:table-row>
        <table:table-row table:style-name="ro1">
          <table:table-cell office:value-type="string" calcext:value-type="string">
            <text:p>./archive_1/1745526842_1441_Wide_Long1745526842_1441_Wide_Long_angle_data.json</text:p>
          </table:table-cell>
          <table:table-cell/>
          <table:table-cell office:value-type="string" calcext:value-type="string">
            <text:p>./archive_1/1745526842_1441_Wide_Long1745526842_1441_Wide_Long_distance_data.json</text:p>
          </table:table-cell>
          <table:table-cell/>
          <table:table-cell office:value-type="string" calcext:value-type="string">
            <text:p>./archive_1/1745526842_1441_Wide_Long1745526842_1441_Wide_Long_sound.wav</text:p>
          </table:table-cell>
        </table:table-row>
        <table:table-row table:style-name="ro1">
          <table:table-cell office:value-type="string" calcext:value-type="string">
            <text:p>./archive_1/1744901313_261_Wide_Long1744901313_261_Wide_Long_angle_data.json</text:p>
          </table:table-cell>
          <table:table-cell/>
          <table:table-cell office:value-type="string" calcext:value-type="string">
            <text:p>./archive_1/1744901313_261_Wide_Long1744901313_261_Wide_Long_distance_data.json</text:p>
          </table:table-cell>
          <table:table-cell/>
          <table:table-cell office:value-type="string" calcext:value-type="string">
            <text:p>./archive_1/1744901313_261_Wide_Long1744901313_261_Wide_Long_sound.wav</text:p>
          </table:table-cell>
        </table:table-row>
        <table:table-row table:style-name="ro1">
          <table:table-cell office:value-type="string" calcext:value-type="string">
            <text:p>./archive_1/1744909524_580_Wide_Long1744909524_580_Wide_Long_angle_data.json</text:p>
          </table:table-cell>
          <table:table-cell/>
          <table:table-cell office:value-type="string" calcext:value-type="string">
            <text:p>./archive_1/1744909524_580_Wide_Long1744909524_580_Wide_Long_distance_data.json</text:p>
          </table:table-cell>
          <table:table-cell/>
          <table:table-cell office:value-type="string" calcext:value-type="string">
            <text:p>./archive_1/1744909524_580_Wide_Long1744909524_580_Wide_Long_sound.wav</text:p>
          </table:table-cell>
        </table:table-row>
        <table:table-row table:style-name="ro1">
          <table:table-cell office:value-type="string" calcext:value-type="string">
            <text:p>./archive_1/1744916494_894_Wide_Long1744916494_894_Wide_Long_angle_data.json</text:p>
          </table:table-cell>
          <table:table-cell/>
          <table:table-cell office:value-type="string" calcext:value-type="string">
            <text:p>./archive_1/1744916494_894_Wide_Long1744916494_894_Wide_Long_distance_data.json</text:p>
          </table:table-cell>
          <table:table-cell/>
          <table:table-cell office:value-type="string" calcext:value-type="string">
            <text:p>./archive_1/1744916494_894_Wide_Long1744916494_894_Wide_Long_sound.wav</text:p>
          </table:table-cell>
        </table:table-row>
        <table:table-row table:style-name="ro1">
          <table:table-cell office:value-type="string" calcext:value-type="string">
            <text:p>./archive_1/1745515846_204_Wide_Long1745515846_204_Wide_Long_angle_data.json</text:p>
          </table:table-cell>
          <table:table-cell/>
          <table:table-cell office:value-type="string" calcext:value-type="string">
            <text:p>./archive_1/1745515846_204_Wide_Long1745515846_204_Wide_Long_distance_data.json</text:p>
          </table:table-cell>
          <table:table-cell/>
          <table:table-cell office:value-type="string" calcext:value-type="string">
            <text:p>./archive_1/1745515846_204_Wide_Long1745515846_204_Wide_Long_sound.wav</text:p>
          </table:table-cell>
        </table:table-row>
        <table:table-row table:style-name="ro1">
          <table:table-cell office:value-type="string" calcext:value-type="string">
            <text:p>./archive_1/1745520199_512_Wide_Long1745520199_512_Wide_Long_angle_data.json</text:p>
          </table:table-cell>
          <table:table-cell/>
          <table:table-cell office:value-type="string" calcext:value-type="string">
            <text:p>./archive_1/1745520199_512_Wide_Long1745520199_512_Wide_Long_distance_data.json</text:p>
          </table:table-cell>
          <table:table-cell/>
          <table:table-cell office:value-type="string" calcext:value-type="string">
            <text:p>./archive_1/1745520199_512_Wide_Long1745520199_512_Wide_Long_sound.wav</text:p>
          </table:table-cell>
        </table:table-row>
        <table:table-row table:style-name="ro1">
          <table:table-cell office:value-type="string" calcext:value-type="string">
            <text:p>./archive_1/1745522618_824_Wide_Long1745522618_824_Wide_Long_angle_data.json</text:p>
          </table:table-cell>
          <table:table-cell/>
          <table:table-cell office:value-type="string" calcext:value-type="string">
            <text:p>./archive_1/1745522618_824_Wide_Long1745522618_824_Wide_Long_distance_data.json</text:p>
          </table:table-cell>
          <table:table-cell/>
          <table:table-cell office:value-type="string" calcext:value-type="string">
            <text:p>./archive_1/1745522618_824_Wide_Long1745522618_824_Wide_Long_sound.wav</text:p>
          </table:table-cell>
        </table:table-row>
        <table:table-row table:style-name="ro1">
          <table:table-cell office:value-type="string" calcext:value-type="string">
            <text:p>./archive_1/1745524561_1132_Wide_Long1745524561_1132_Wide_Long_angle_data.json</text:p>
          </table:table-cell>
          <table:table-cell/>
          <table:table-cell office:value-type="string" calcext:value-type="string">
            <text:p>./archive_1/1745524561_1132_Wide_Long1745524561_1132_Wide_Long_distance_data.json</text:p>
          </table:table-cell>
          <table:table-cell/>
          <table:table-cell office:value-type="string" calcext:value-type="string">
            <text:p>./archive_1/1745524561_1132_Wide_Long1745524561_1132_Wide_Long_sound.wav</text:p>
          </table:table-cell>
        </table:table-row>
        <table:table-row table:style-name="ro1">
          <table:table-cell office:value-type="string" calcext:value-type="string">
            <text:p>./archive_1/1745526847_1442_Wide_Long1745526847_1442_Wide_Long_angle_data.json</text:p>
          </table:table-cell>
          <table:table-cell/>
          <table:table-cell office:value-type="string" calcext:value-type="string">
            <text:p>./archive_1/1745526847_1442_Wide_Long1745526847_1442_Wide_Long_distance_data.json</text:p>
          </table:table-cell>
          <table:table-cell/>
          <table:table-cell office:value-type="string" calcext:value-type="string">
            <text:p>./archive_1/1745526847_1442_Wide_Long1745526847_1442_Wide_Long_sound.wav</text:p>
          </table:table-cell>
        </table:table-row>
        <table:table-row table:style-name="ro1">
          <table:table-cell office:value-type="string" calcext:value-type="string">
            <text:p>./archive_1/1744901332_262_Wide_Long1744901332_262_Wide_Long_angle_data.json</text:p>
          </table:table-cell>
          <table:table-cell/>
          <table:table-cell office:value-type="string" calcext:value-type="string">
            <text:p>./archive_1/1744901332_262_Wide_Long1744901332_262_Wide_Long_distance_data.json</text:p>
          </table:table-cell>
          <table:table-cell/>
          <table:table-cell office:value-type="string" calcext:value-type="string">
            <text:p>./archive_1/1744901332_262_Wide_Long1744901332_262_Wide_Long_sound.wav</text:p>
          </table:table-cell>
        </table:table-row>
        <table:table-row table:style-name="ro1">
          <table:table-cell office:value-type="string" calcext:value-type="string">
            <text:p>./archive_1/1744909544_581_Wide_Long1744909544_581_Wide_Long_angle_data.json</text:p>
          </table:table-cell>
          <table:table-cell/>
          <table:table-cell office:value-type="string" calcext:value-type="string">
            <text:p>./archive_1/1744909544_581_Wide_Long1744909544_581_Wide_Long_distance_data.json</text:p>
          </table:table-cell>
          <table:table-cell/>
          <table:table-cell office:value-type="string" calcext:value-type="string">
            <text:p>./archive_1/1744909544_581_Wide_Long1744909544_581_Wide_Long_sound.wav</text:p>
          </table:table-cell>
        </table:table-row>
        <table:table-row table:style-name="ro1">
          <table:table-cell office:value-type="string" calcext:value-type="string">
            <text:p>./archive_1/1744916514_895_Wide_Long1744916514_895_Wide_Long_angle_data.json</text:p>
          </table:table-cell>
          <table:table-cell/>
          <table:table-cell office:value-type="string" calcext:value-type="string">
            <text:p>./archive_1/1744916514_895_Wide_Long1744916514_895_Wide_Long_distance_data.json</text:p>
          </table:table-cell>
          <table:table-cell/>
          <table:table-cell office:value-type="string" calcext:value-type="string">
            <text:p>./archive_1/1744916514_895_Wide_Long1744916514_895_Wide_Long_sound.wav</text:p>
          </table:table-cell>
        </table:table-row>
        <table:table-row table:style-name="ro1">
          <table:table-cell office:value-type="string" calcext:value-type="string">
            <text:p>./archive_1/1745515854_205_Wide_Long1745515854_205_Wide_Long_angle_data.json</text:p>
          </table:table-cell>
          <table:table-cell/>
          <table:table-cell office:value-type="string" calcext:value-type="string">
            <text:p>./archive_1/1745515854_205_Wide_Long1745515854_205_Wide_Long_distance_data.json</text:p>
          </table:table-cell>
          <table:table-cell/>
          <table:table-cell office:value-type="string" calcext:value-type="string">
            <text:p>./archive_1/1745515854_205_Wide_Long1745515854_205_Wide_Long_sound.wav</text:p>
          </table:table-cell>
        </table:table-row>
        <table:table-row table:style-name="ro1">
          <table:table-cell office:value-type="string" calcext:value-type="string">
            <text:p>./archive_1/1745520204_513_Wide_Long1745520204_513_Wide_Long_angle_data.json</text:p>
          </table:table-cell>
          <table:table-cell/>
          <table:table-cell office:value-type="string" calcext:value-type="string">
            <text:p>./archive_1/1745520204_513_Wide_Long1745520204_513_Wide_Long_distance_data.json</text:p>
          </table:table-cell>
          <table:table-cell/>
          <table:table-cell office:value-type="string" calcext:value-type="string">
            <text:p>./archive_1/1745520204_513_Wide_Long1745520204_513_Wide_Long_sound.wav</text:p>
          </table:table-cell>
        </table:table-row>
        <table:table-row table:style-name="ro1">
          <table:table-cell office:value-type="string" calcext:value-type="string">
            <text:p>./archive_1/1745522623_825_Wide_Long1745522623_825_Wide_Long_angle_data.json</text:p>
          </table:table-cell>
          <table:table-cell/>
          <table:table-cell office:value-type="string" calcext:value-type="string">
            <text:p>./archive_1/1745522623_825_Wide_Long1745522623_825_Wide_Long_distance_data.json</text:p>
          </table:table-cell>
          <table:table-cell/>
          <table:table-cell office:value-type="string" calcext:value-type="string">
            <text:p>./archive_1/1745522623_825_Wide_Long1745522623_825_Wide_Long_sound.wav</text:p>
          </table:table-cell>
        </table:table-row>
        <table:table-row table:style-name="ro1">
          <table:table-cell office:value-type="string" calcext:value-type="string">
            <text:p>./archive_1/1745524565_1133_Wide_Long1745524565_1133_Wide_Long_angle_data.json</text:p>
          </table:table-cell>
          <table:table-cell/>
          <table:table-cell office:value-type="string" calcext:value-type="string">
            <text:p>./archive_1/1745524565_1133_Wide_Long1745524565_1133_Wide_Long_distance_data.json</text:p>
          </table:table-cell>
          <table:table-cell/>
          <table:table-cell office:value-type="string" calcext:value-type="string">
            <text:p>./archive_1/1745524565_1133_Wide_Long1745524565_1133_Wide_Long_sound.wav</text:p>
          </table:table-cell>
        </table:table-row>
        <table:table-row table:style-name="ro1">
          <table:table-cell office:value-type="string" calcext:value-type="string">
            <text:p>./archive_1/1745526852_1443_Wide_Long1745526852_1443_Wide_Long_angle_data.json</text:p>
          </table:table-cell>
          <table:table-cell/>
          <table:table-cell office:value-type="string" calcext:value-type="string">
            <text:p>./archive_1/1745526852_1443_Wide_Long1745526852_1443_Wide_Long_distance_data.json</text:p>
          </table:table-cell>
          <table:table-cell/>
          <table:table-cell office:value-type="string" calcext:value-type="string">
            <text:p>./archive_1/1745526852_1443_Wide_Long1745526852_1443_Wide_Long_sound.wav</text:p>
          </table:table-cell>
        </table:table-row>
        <table:table-row table:style-name="ro1">
          <table:table-cell office:value-type="string" calcext:value-type="string">
            <text:p>./archive_1/1744901375_264_Wide_Long1744901375_264_Wide_Long_angle_data.json</text:p>
          </table:table-cell>
          <table:table-cell/>
          <table:table-cell office:value-type="string" calcext:value-type="string">
            <text:p>./archive_1/1744901375_264_Wide_Long1744901375_264_Wide_Long_distance_data.json</text:p>
          </table:table-cell>
          <table:table-cell/>
          <table:table-cell office:value-type="string" calcext:value-type="string">
            <text:p>./archive_1/1744901375_264_Wide_Long1744901375_264_Wide_Long_sound.wav</text:p>
          </table:table-cell>
        </table:table-row>
        <table:table-row table:style-name="ro1">
          <table:table-cell office:value-type="string" calcext:value-type="string">
            <text:p>./archive_1/1744909564_582_Wide_Long1744909564_582_Wide_Long_angle_data.json</text:p>
          </table:table-cell>
          <table:table-cell/>
          <table:table-cell office:value-type="string" calcext:value-type="string">
            <text:p>./archive_1/1744909564_582_Wide_Long1744909564_582_Wide_Long_distance_data.json</text:p>
          </table:table-cell>
          <table:table-cell/>
          <table:table-cell office:value-type="string" calcext:value-type="string">
            <text:p>./archive_1/1744909564_582_Wide_Long1744909564_582_Wide_Long_sound.wav</text:p>
          </table:table-cell>
        </table:table-row>
        <table:table-row table:style-name="ro1">
          <table:table-cell office:value-type="string" calcext:value-type="string">
            <text:p>./archive_1/1744916534_896_Wide_Long1744916534_896_Wide_Long_angle_data.json</text:p>
          </table:table-cell>
          <table:table-cell/>
          <table:table-cell office:value-type="string" calcext:value-type="string">
            <text:p>./archive_1/1744916534_896_Wide_Long1744916534_896_Wide_Long_distance_data.json</text:p>
          </table:table-cell>
          <table:table-cell/>
          <table:table-cell office:value-type="string" calcext:value-type="string">
            <text:p>./archive_1/1744916534_896_Wide_Long1744916534_896_Wide_Long_sound.wav</text:p>
          </table:table-cell>
        </table:table-row>
        <table:table-row table:style-name="ro1">
          <table:table-cell office:value-type="string" calcext:value-type="string">
            <text:p>./archive_1/1745515859_206_Wide_Long1745515859_206_Wide_Long_angle_data.json</text:p>
          </table:table-cell>
          <table:table-cell/>
          <table:table-cell office:value-type="string" calcext:value-type="string">
            <text:p>./archive_1/1745515859_206_Wide_Long1745515859_206_Wide_Long_distance_data.json</text:p>
          </table:table-cell>
          <table:table-cell/>
          <table:table-cell office:value-type="string" calcext:value-type="string">
            <text:p>./archive_1/1745515859_206_Wide_Long1745515859_206_Wide_Long_sound.wav</text:p>
          </table:table-cell>
        </table:table-row>
        <table:table-row table:style-name="ro1">
          <table:table-cell office:value-type="string" calcext:value-type="string">
            <text:p>./archive_1/1745520208_514_Wide_Long1745520208_514_Wide_Long_angle_data.json</text:p>
          </table:table-cell>
          <table:table-cell/>
          <table:table-cell office:value-type="string" calcext:value-type="string">
            <text:p>./archive_1/1745520208_514_Wide_Long1745520208_514_Wide_Long_distance_data.json</text:p>
          </table:table-cell>
          <table:table-cell/>
          <table:table-cell office:value-type="string" calcext:value-type="string">
            <text:p>./archive_1/1745520208_514_Wide_Long1745520208_514_Wide_Long_sound.wav</text:p>
          </table:table-cell>
        </table:table-row>
        <table:table-row table:style-name="ro1">
          <table:table-cell office:value-type="string" calcext:value-type="string">
            <text:p>./archive_1/1745522628_826_Wide_Long1745522628_826_Wide_Long_angle_data.json</text:p>
          </table:table-cell>
          <table:table-cell/>
          <table:table-cell office:value-type="string" calcext:value-type="string">
            <text:p>./archive_1/1745522628_826_Wide_Long1745522628_826_Wide_Long_distance_data.json</text:p>
          </table:table-cell>
          <table:table-cell/>
          <table:table-cell office:value-type="string" calcext:value-type="string">
            <text:p>./archive_1/1745522628_826_Wide_Long1745522628_826_Wide_Long_sound.wav</text:p>
          </table:table-cell>
        </table:table-row>
        <table:table-row table:style-name="ro1">
          <table:table-cell office:value-type="string" calcext:value-type="string">
            <text:p>./archive_1/1745524898_1134_Wide_Long1745524898_1134_Wide_Long_angle_data.json</text:p>
          </table:table-cell>
          <table:table-cell/>
          <table:table-cell office:value-type="string" calcext:value-type="string">
            <text:p>./archive_1/1745524898_1134_Wide_Long1745524898_1134_Wide_Long_distance_data.json</text:p>
          </table:table-cell>
          <table:table-cell/>
          <table:table-cell office:value-type="string" calcext:value-type="string">
            <text:p>./archive_1/1745524898_1134_Wide_Long1745524898_1134_Wide_Long_sound.wav</text:p>
          </table:table-cell>
        </table:table-row>
        <table:table-row table:style-name="ro1">
          <table:table-cell office:value-type="string" calcext:value-type="string">
            <text:p>./archive_1/1745526857_1444_Wide_Long1745526857_1444_Wide_Long_angle_data.json</text:p>
          </table:table-cell>
          <table:table-cell/>
          <table:table-cell office:value-type="string" calcext:value-type="string">
            <text:p>./archive_1/1745526857_1444_Wide_Long1745526857_1444_Wide_Long_distance_data.json</text:p>
          </table:table-cell>
          <table:table-cell/>
          <table:table-cell office:value-type="string" calcext:value-type="string">
            <text:p>./archive_1/1745526857_1444_Wide_Long1745526857_1444_Wide_Long_sound.wav</text:p>
          </table:table-cell>
        </table:table-row>
        <table:table-row table:style-name="ro1">
          <table:table-cell office:value-type="string" calcext:value-type="string">
            <text:p>./archive_1/1744901397_265_Wide_Long1744901397_265_Wide_Long_angle_data.json</text:p>
          </table:table-cell>
          <table:table-cell/>
          <table:table-cell office:value-type="string" calcext:value-type="string">
            <text:p>./archive_1/1744901397_265_Wide_Long1744901397_265_Wide_Long_distance_data.json</text:p>
          </table:table-cell>
          <table:table-cell/>
          <table:table-cell office:value-type="string" calcext:value-type="string">
            <text:p>./archive_1/1744901397_265_Wide_Long1744901397_265_Wide_Long_sound.wav</text:p>
          </table:table-cell>
        </table:table-row>
        <table:table-row table:style-name="ro1">
          <table:table-cell office:value-type="string" calcext:value-type="string">
            <text:p>./archive_1/1744909583_583_Wide_Long1744909583_583_Wide_Long_angle_data.json</text:p>
          </table:table-cell>
          <table:table-cell/>
          <table:table-cell office:value-type="string" calcext:value-type="string">
            <text:p>./archive_1/1744909583_583_Wide_Long1744909583_583_Wide_Long_distance_data.json</text:p>
          </table:table-cell>
          <table:table-cell/>
          <table:table-cell office:value-type="string" calcext:value-type="string">
            <text:p>./archive_1/1744909583_583_Wide_Long1744909583_583_Wide_Long_sound.wav</text:p>
          </table:table-cell>
        </table:table-row>
        <table:table-row table:style-name="ro1">
          <table:table-cell office:value-type="string" calcext:value-type="string">
            <text:p>./archive_1/1744916553_897_Wide_Long1744916553_897_Wide_Long_angle_data.json</text:p>
          </table:table-cell>
          <table:table-cell/>
          <table:table-cell office:value-type="string" calcext:value-type="string">
            <text:p>./archive_1/1744916553_897_Wide_Long1744916553_897_Wide_Long_distance_data.json</text:p>
          </table:table-cell>
          <table:table-cell/>
          <table:table-cell office:value-type="string" calcext:value-type="string">
            <text:p>./archive_1/1744916553_897_Wide_Long1744916553_897_Wide_Long_sound.wav</text:p>
          </table:table-cell>
        </table:table-row>
        <table:table-row table:style-name="ro1">
          <table:table-cell office:value-type="string" calcext:value-type="string">
            <text:p>./archive_1/1745515863_207_Wide_Long1745515863_207_Wide_Long_angle_data.json</text:p>
          </table:table-cell>
          <table:table-cell/>
          <table:table-cell office:value-type="string" calcext:value-type="string">
            <text:p>./archive_1/1745515863_207_Wide_Long1745515863_207_Wide_Long_distance_data.json</text:p>
          </table:table-cell>
          <table:table-cell/>
          <table:table-cell office:value-type="string" calcext:value-type="string">
            <text:p>./archive_1/1745515863_207_Wide_Long1745515863_207_Wide_Long_sound.wav</text:p>
          </table:table-cell>
        </table:table-row>
        <table:table-row table:style-name="ro1">
          <table:table-cell office:value-type="string" calcext:value-type="string">
            <text:p>./archive_1/1745520213_515_Wide_Long1745520213_515_Wide_Long_angle_data.json</text:p>
          </table:table-cell>
          <table:table-cell/>
          <table:table-cell office:value-type="string" calcext:value-type="string">
            <text:p>./archive_1/1745520213_515_Wide_Long1745520213_515_Wide_Long_distance_data.json</text:p>
          </table:table-cell>
          <table:table-cell/>
          <table:table-cell office:value-type="string" calcext:value-type="string">
            <text:p>./archive_1/1745520213_515_Wide_Long1745520213_515_Wide_Long_sound.wav</text:p>
          </table:table-cell>
        </table:table-row>
        <table:table-row table:style-name="ro1">
          <table:table-cell office:value-type="string" calcext:value-type="string">
            <text:p>./archive_1/1745522632_827_Wide_Long1745522632_827_Wide_Long_angle_data.json</text:p>
          </table:table-cell>
          <table:table-cell/>
          <table:table-cell office:value-type="string" calcext:value-type="string">
            <text:p>./archive_1/1745522632_827_Wide_Long1745522632_827_Wide_Long_distance_data.json</text:p>
          </table:table-cell>
          <table:table-cell/>
          <table:table-cell office:value-type="string" calcext:value-type="string">
            <text:p>./archive_1/1745522632_827_Wide_Long1745522632_827_Wide_Long_sound.wav</text:p>
          </table:table-cell>
        </table:table-row>
        <table:table-row table:style-name="ro1">
          <table:table-cell office:value-type="string" calcext:value-type="string">
            <text:p>./archive_1/1745524902_1135_Wide_Long1745524902_1135_Wide_Long_angle_data.json</text:p>
          </table:table-cell>
          <table:table-cell/>
          <table:table-cell office:value-type="string" calcext:value-type="string">
            <text:p>./archive_1/1745524902_1135_Wide_Long1745524902_1135_Wide_Long_distance_data.json</text:p>
          </table:table-cell>
          <table:table-cell/>
          <table:table-cell office:value-type="string" calcext:value-type="string">
            <text:p>./archive_1/1745524902_1135_Wide_Long1745524902_1135_Wide_Long_sound.wav</text:p>
          </table:table-cell>
        </table:table-row>
        <table:table-row table:style-name="ro1">
          <table:table-cell office:value-type="string" calcext:value-type="string">
            <text:p>./archive_1/1745526864_1445_Wide_Long1745526864_1445_Wide_Long_angle_data.json</text:p>
          </table:table-cell>
          <table:table-cell/>
          <table:table-cell office:value-type="string" calcext:value-type="string">
            <text:p>./archive_1/1745526864_1445_Wide_Long1745526864_1445_Wide_Long_distance_data.json</text:p>
          </table:table-cell>
          <table:table-cell/>
          <table:table-cell office:value-type="string" calcext:value-type="string">
            <text:p>./archive_1/1745526864_1445_Wide_Long1745526864_1445_Wide_Long_sound.wav</text:p>
          </table:table-cell>
        </table:table-row>
        <table:table-row table:style-name="ro1">
          <table:table-cell office:value-type="string" calcext:value-type="string">
            <text:p>./archive_1/1744901417_266_Wide_Long1744901417_266_Wide_Long_angle_data.json</text:p>
          </table:table-cell>
          <table:table-cell/>
          <table:table-cell office:value-type="string" calcext:value-type="string">
            <text:p>./archive_1/1744901417_266_Wide_Long1744901417_266_Wide_Long_distance_data.json</text:p>
          </table:table-cell>
          <table:table-cell/>
          <table:table-cell office:value-type="string" calcext:value-type="string">
            <text:p>./archive_1/1744901417_266_Wide_Long1744901417_266_Wide_Long_sound.wav</text:p>
          </table:table-cell>
        </table:table-row>
        <table:table-row table:style-name="ro1">
          <table:table-cell office:value-type="string" calcext:value-type="string">
            <text:p>./archive_1/1744909603_584_Wide_Long1744909603_584_Wide_Long_angle_data.json</text:p>
          </table:table-cell>
          <table:table-cell/>
          <table:table-cell office:value-type="string" calcext:value-type="string">
            <text:p>./archive_1/1744909603_584_Wide_Long1744909603_584_Wide_Long_distance_data.json</text:p>
          </table:table-cell>
          <table:table-cell/>
          <table:table-cell office:value-type="string" calcext:value-type="string">
            <text:p>./archive_1/1744909603_584_Wide_Long1744909603_584_Wide_Long_sound.wav</text:p>
          </table:table-cell>
        </table:table-row>
        <table:table-row table:style-name="ro1">
          <table:table-cell office:value-type="string" calcext:value-type="string">
            <text:p>./archive_1/1744916573_898_Wide_Long1744916573_898_Wide_Long_angle_data.json</text:p>
          </table:table-cell>
          <table:table-cell/>
          <table:table-cell office:value-type="string" calcext:value-type="string">
            <text:p>./archive_1/1744916573_898_Wide_Long1744916573_898_Wide_Long_distance_data.json</text:p>
          </table:table-cell>
          <table:table-cell/>
          <table:table-cell office:value-type="string" calcext:value-type="string">
            <text:p>./archive_1/1744916573_898_Wide_Long1744916573_898_Wide_Long_sound.wav</text:p>
          </table:table-cell>
        </table:table-row>
        <table:table-row table:style-name="ro1">
          <table:table-cell office:value-type="string" calcext:value-type="string">
            <text:p>./archive_1/1745515867_208_Wide_Long1745515867_208_Wide_Long_angle_data.json</text:p>
          </table:table-cell>
          <table:table-cell/>
          <table:table-cell office:value-type="string" calcext:value-type="string">
            <text:p>./archive_1/1745515867_208_Wide_Long1745515867_208_Wide_Long_distance_data.json</text:p>
          </table:table-cell>
          <table:table-cell/>
          <table:table-cell office:value-type="string" calcext:value-type="string">
            <text:p>./archive_1/1745515867_208_Wide_Long1745515867_208_Wide_Long_sound.wav</text:p>
          </table:table-cell>
        </table:table-row>
        <table:table-row table:style-name="ro1">
          <table:table-cell office:value-type="string" calcext:value-type="string">
            <text:p>./archive_1/1745520217_516_Wide_Long1745520217_516_Wide_Long_angle_data.json</text:p>
          </table:table-cell>
          <table:table-cell/>
          <table:table-cell office:value-type="string" calcext:value-type="string">
            <text:p>./archive_1/1745520217_516_Wide_Long1745520217_516_Wide_Long_distance_data.json</text:p>
          </table:table-cell>
          <table:table-cell/>
          <table:table-cell office:value-type="string" calcext:value-type="string">
            <text:p>./archive_1/1745520217_516_Wide_Long1745520217_516_Wide_Long_sound.wav</text:p>
          </table:table-cell>
        </table:table-row>
        <table:table-row table:style-name="ro1">
          <table:table-cell office:value-type="string" calcext:value-type="string">
            <text:p>./archive_1/1745522637_828_Wide_Long1745522637_828_Wide_Long_angle_data.json</text:p>
          </table:table-cell>
          <table:table-cell/>
          <table:table-cell office:value-type="string" calcext:value-type="string">
            <text:p>./archive_1/1745522637_828_Wide_Long1745522637_828_Wide_Long_distance_data.json</text:p>
          </table:table-cell>
          <table:table-cell/>
          <table:table-cell office:value-type="string" calcext:value-type="string">
            <text:p>./archive_1/1745522637_828_Wide_Long1745522637_828_Wide_Long_sound.wav</text:p>
          </table:table-cell>
        </table:table-row>
        <table:table-row table:style-name="ro1">
          <table:table-cell office:value-type="string" calcext:value-type="string">
            <text:p>./archive_1/1745524908_1136_Wide_Long1745524908_1136_Wide_Long_angle_data.json</text:p>
          </table:table-cell>
          <table:table-cell/>
          <table:table-cell office:value-type="string" calcext:value-type="string">
            <text:p>./archive_1/1745524908_1136_Wide_Long1745524908_1136_Wide_Long_distance_data.json</text:p>
          </table:table-cell>
          <table:table-cell/>
          <table:table-cell office:value-type="string" calcext:value-type="string">
            <text:p>./archive_1/1745524908_1136_Wide_Long1745524908_1136_Wide_Long_sound.wav</text:p>
          </table:table-cell>
        </table:table-row>
        <table:table-row table:style-name="ro1">
          <table:table-cell office:value-type="string" calcext:value-type="string">
            <text:p>./archive_1/1745526870_1446_Wide_Long1745526870_1446_Wide_Long_angle_data.json</text:p>
          </table:table-cell>
          <table:table-cell/>
          <table:table-cell office:value-type="string" calcext:value-type="string">
            <text:p>./archive_1/1745526870_1446_Wide_Long1745526870_1446_Wide_Long_distance_data.json</text:p>
          </table:table-cell>
          <table:table-cell/>
          <table:table-cell office:value-type="string" calcext:value-type="string">
            <text:p>./archive_1/1745526870_1446_Wide_Long1745526870_1446_Wide_Long_sound.wav</text:p>
          </table:table-cell>
        </table:table-row>
        <table:table-row table:style-name="ro1">
          <table:table-cell office:value-type="string" calcext:value-type="string">
            <text:p>./archive_1/1744901436_267_Wide_Long1744901436_267_Wide_Long_angle_data.json</text:p>
          </table:table-cell>
          <table:table-cell/>
          <table:table-cell office:value-type="string" calcext:value-type="string">
            <text:p>./archive_1/1744901436_267_Wide_Long1744901436_267_Wide_Long_distance_data.json</text:p>
          </table:table-cell>
          <table:table-cell/>
          <table:table-cell office:value-type="string" calcext:value-type="string">
            <text:p>./archive_1/1744901436_267_Wide_Long1744901436_267_Wide_Long_sound.wav</text:p>
          </table:table-cell>
        </table:table-row>
        <table:table-row table:style-name="ro1">
          <table:table-cell office:value-type="string" calcext:value-type="string">
            <text:p>./archive_1/1744909623_585_Wide_Long1744909623_585_Wide_Long_angle_data.json</text:p>
          </table:table-cell>
          <table:table-cell/>
          <table:table-cell office:value-type="string" calcext:value-type="string">
            <text:p>./archive_1/1744909623_585_Wide_Long1744909623_585_Wide_Long_distance_data.json</text:p>
          </table:table-cell>
          <table:table-cell/>
          <table:table-cell office:value-type="string" calcext:value-type="string">
            <text:p>./archive_1/1744909623_585_Wide_Long1744909623_585_Wide_Long_sound.wav</text:p>
          </table:table-cell>
        </table:table-row>
        <table:table-row table:style-name="ro1">
          <table:table-cell office:value-type="string" calcext:value-type="string">
            <text:p>./archive_1/1744916593_899_Wide_Long1744916593_899_Wide_Long_angle_data.json</text:p>
          </table:table-cell>
          <table:table-cell/>
          <table:table-cell office:value-type="string" calcext:value-type="string">
            <text:p>./archive_1/1744916593_899_Wide_Long1744916593_899_Wide_Long_distance_data.json</text:p>
          </table:table-cell>
          <table:table-cell/>
          <table:table-cell office:value-type="string" calcext:value-type="string">
            <text:p>./archive_1/1744916593_899_Wide_Long1744916593_899_Wide_Long_sound.wav</text:p>
          </table:table-cell>
        </table:table-row>
        <table:table-row table:style-name="ro1">
          <table:table-cell office:value-type="string" calcext:value-type="string">
            <text:p>./archive_1/1745515872_209_Wide_Long1745515872_209_Wide_Long_angle_data.json</text:p>
          </table:table-cell>
          <table:table-cell/>
          <table:table-cell office:value-type="string" calcext:value-type="string">
            <text:p>./archive_1/1745515872_209_Wide_Long1745515872_209_Wide_Long_distance_data.json</text:p>
          </table:table-cell>
          <table:table-cell/>
          <table:table-cell office:value-type="string" calcext:value-type="string">
            <text:p>./archive_1/1745515872_209_Wide_Long1745515872_209_Wide_Long_sound.wav</text:p>
          </table:table-cell>
        </table:table-row>
        <table:table-row table:style-name="ro1">
          <table:table-cell office:value-type="string" calcext:value-type="string">
            <text:p>./archive_1/1745520222_517_Wide_Long1745520222_517_Wide_Long_angle_data.json</text:p>
          </table:table-cell>
          <table:table-cell/>
          <table:table-cell office:value-type="string" calcext:value-type="string">
            <text:p>./archive_1/1745520222_517_Wide_Long1745520222_517_Wide_Long_distance_data.json</text:p>
          </table:table-cell>
          <table:table-cell/>
          <table:table-cell office:value-type="string" calcext:value-type="string">
            <text:p>./archive_1/1745520222_517_Wide_Long1745520222_517_Wide_Long_sound.wav</text:p>
          </table:table-cell>
        </table:table-row>
        <table:table-row table:style-name="ro1">
          <table:table-cell office:value-type="string" calcext:value-type="string">
            <text:p>./archive_1/1745522641_829_Wide_Long1745522641_829_Wide_Long_angle_data.json</text:p>
          </table:table-cell>
          <table:table-cell/>
          <table:table-cell office:value-type="string" calcext:value-type="string">
            <text:p>./archive_1/1745522641_829_Wide_Long1745522641_829_Wide_Long_distance_data.json</text:p>
          </table:table-cell>
          <table:table-cell/>
          <table:table-cell office:value-type="string" calcext:value-type="string">
            <text:p>./archive_1/1745522641_829_Wide_Long1745522641_829_Wide_Long_sound.wav</text:p>
          </table:table-cell>
        </table:table-row>
        <table:table-row table:style-name="ro1">
          <table:table-cell office:value-type="string" calcext:value-type="string">
            <text:p>./archive_1/1745524913_1137_Wide_Long1745524913_1137_Wide_Long_angle_data.json</text:p>
          </table:table-cell>
          <table:table-cell/>
          <table:table-cell office:value-type="string" calcext:value-type="string">
            <text:p>./archive_1/1745524913_1137_Wide_Long1745524913_1137_Wide_Long_distance_data.json</text:p>
          </table:table-cell>
          <table:table-cell/>
          <table:table-cell office:value-type="string" calcext:value-type="string">
            <text:p>./archive_1/1745524913_1137_Wide_Long1745524913_1137_Wide_Long_sound.wav</text:p>
          </table:table-cell>
        </table:table-row>
        <table:table-row table:style-name="ro1">
          <table:table-cell office:value-type="string" calcext:value-type="string">
            <text:p>./archive_1/1745526874_1447_Wide_Long1745526874_1447_Wide_Long_angle_data.json</text:p>
          </table:table-cell>
          <table:table-cell/>
          <table:table-cell office:value-type="string" calcext:value-type="string">
            <text:p>./archive_1/1745526874_1447_Wide_Long1745526874_1447_Wide_Long_distance_data.json</text:p>
          </table:table-cell>
          <table:table-cell/>
          <table:table-cell office:value-type="string" calcext:value-type="string">
            <text:p>./archive_1/1745526874_1447_Wide_Long1745526874_1447_Wide_Long_sound.wav</text:p>
          </table:table-cell>
        </table:table-row>
        <table:table-row table:style-name="ro1">
          <table:table-cell office:value-type="string" calcext:value-type="string">
            <text:p>./archive_1/1744901456_268_Wide_Long1744901456_268_Wide_Long_angle_data.json</text:p>
          </table:table-cell>
          <table:table-cell/>
          <table:table-cell office:value-type="string" calcext:value-type="string">
            <text:p>./archive_1/1744901456_268_Wide_Long1744901456_268_Wide_Long_distance_data.json</text:p>
          </table:table-cell>
          <table:table-cell/>
          <table:table-cell office:value-type="string" calcext:value-type="string">
            <text:p>./archive_1/1744901456_268_Wide_Long1744901456_268_Wide_Long_sound.wav</text:p>
          </table:table-cell>
        </table:table-row>
        <table:table-row table:style-name="ro1">
          <table:table-cell office:value-type="string" calcext:value-type="string">
            <text:p>./archive_1/1744909642_586_Wide_Long1744909642_586_Wide_Long_angle_data.json</text:p>
          </table:table-cell>
          <table:table-cell/>
          <table:table-cell office:value-type="string" calcext:value-type="string">
            <text:p>./archive_1/1744909642_586_Wide_Long1744909642_586_Wide_Long_distance_data.json</text:p>
          </table:table-cell>
          <table:table-cell/>
          <table:table-cell office:value-type="string" calcext:value-type="string">
            <text:p>./archive_1/1744909642_586_Wide_Long1744909642_586_Wide_Long_sound.wav</text:p>
          </table:table-cell>
        </table:table-row>
        <table:table-row table:style-name="ro1">
          <table:table-cell office:value-type="string" calcext:value-type="string">
            <text:p>./archive_1/1744916613_900_Wide_Long1744916613_900_Wide_Long_angle_data.json</text:p>
          </table:table-cell>
          <table:table-cell/>
          <table:table-cell office:value-type="string" calcext:value-type="string">
            <text:p>./archive_1/1744916613_900_Wide_Long1744916613_900_Wide_Long_distance_data.json</text:p>
          </table:table-cell>
          <table:table-cell/>
          <table:table-cell office:value-type="string" calcext:value-type="string">
            <text:p>./archive_1/1744916613_900_Wide_Long1744916613_900_Wide_Long_sound.wav</text:p>
          </table:table-cell>
        </table:table-row>
        <table:table-row table:style-name="ro1">
          <table:table-cell office:value-type="string" calcext:value-type="string">
            <text:p>./archive_1/1745515876_210_Wide_Long1745515876_210_Wide_Long_angle_data.json</text:p>
          </table:table-cell>
          <table:table-cell/>
          <table:table-cell office:value-type="string" calcext:value-type="string">
            <text:p>./archive_1/1745515876_210_Wide_Long1745515876_210_Wide_Long_distance_data.json</text:p>
          </table:table-cell>
          <table:table-cell/>
          <table:table-cell office:value-type="string" calcext:value-type="string">
            <text:p>./archive_1/1745515876_210_Wide_Long1745515876_210_Wide_Long_sound.wav</text:p>
          </table:table-cell>
        </table:table-row>
        <table:table-row table:style-name="ro1">
          <table:table-cell office:value-type="string" calcext:value-type="string">
            <text:p>./archive_1/1745520227_518_Wide_Long1745520227_518_Wide_Long_angle_data.json</text:p>
          </table:table-cell>
          <table:table-cell/>
          <table:table-cell office:value-type="string" calcext:value-type="string">
            <text:p>./archive_1/1745520227_518_Wide_Long1745520227_518_Wide_Long_distance_data.json</text:p>
          </table:table-cell>
          <table:table-cell/>
          <table:table-cell office:value-type="string" calcext:value-type="string">
            <text:p>./archive_1/1745520227_518_Wide_Long1745520227_518_Wide_Long_sound.wav</text:p>
          </table:table-cell>
        </table:table-row>
        <table:table-row table:style-name="ro1">
          <table:table-cell office:value-type="string" calcext:value-type="string">
            <text:p>./archive_1/1745522646_830_Wide_Long1745522646_830_Wide_Long_angle_data.json</text:p>
          </table:table-cell>
          <table:table-cell/>
          <table:table-cell office:value-type="string" calcext:value-type="string">
            <text:p>./archive_1/1745522646_830_Wide_Long1745522646_830_Wide_Long_distance_data.json</text:p>
          </table:table-cell>
          <table:table-cell/>
          <table:table-cell office:value-type="string" calcext:value-type="string">
            <text:p>./archive_1/1745522646_830_Wide_Long1745522646_830_Wide_Long_sound.wav</text:p>
          </table:table-cell>
        </table:table-row>
        <table:table-row table:style-name="ro1">
          <table:table-cell office:value-type="string" calcext:value-type="string">
            <text:p>./archive_1/1745524917_1138_Wide_Long1745524917_1138_Wide_Long_angle_data.json</text:p>
          </table:table-cell>
          <table:table-cell/>
          <table:table-cell office:value-type="string" calcext:value-type="string">
            <text:p>./archive_1/1745524917_1138_Wide_Long1745524917_1138_Wide_Long_distance_data.json</text:p>
          </table:table-cell>
          <table:table-cell/>
          <table:table-cell office:value-type="string" calcext:value-type="string">
            <text:p>./archive_1/1745524917_1138_Wide_Long1745524917_1138_Wide_Long_sound.wav</text:p>
          </table:table-cell>
        </table:table-row>
        <table:table-row table:style-name="ro1">
          <table:table-cell office:value-type="string" calcext:value-type="string">
            <text:p>./archive_1/1745526878_1448_Wide_Long1745526878_1448_Wide_Long_angle_data.json</text:p>
          </table:table-cell>
          <table:table-cell/>
          <table:table-cell office:value-type="string" calcext:value-type="string">
            <text:p>./archive_1/1745526878_1448_Wide_Long1745526878_1448_Wide_Long_distance_data.json</text:p>
          </table:table-cell>
          <table:table-cell/>
          <table:table-cell office:value-type="string" calcext:value-type="string">
            <text:p>./archive_1/1745526878_1448_Wide_Long1745526878_1448_Wide_Long_sound.wav</text:p>
          </table:table-cell>
        </table:table-row>
        <table:table-row table:style-name="ro1">
          <table:table-cell office:value-type="string" calcext:value-type="string">
            <text:p>./archive_1/1744901477_269_Wide_Long1744901477_269_Wide_Long_angle_data.json</text:p>
          </table:table-cell>
          <table:table-cell/>
          <table:table-cell office:value-type="string" calcext:value-type="string">
            <text:p>./archive_1/1744901477_269_Wide_Long1744901477_269_Wide_Long_distance_data.json</text:p>
          </table:table-cell>
          <table:table-cell/>
          <table:table-cell office:value-type="string" calcext:value-type="string">
            <text:p>./archive_1/1744901477_269_Wide_Long1744901477_269_Wide_Long_sound.wav</text:p>
          </table:table-cell>
        </table:table-row>
        <table:table-row table:style-name="ro1">
          <table:table-cell office:value-type="string" calcext:value-type="string">
            <text:p>./archive_1/1744909662_587_Wide_Long1744909662_587_Wide_Long_angle_data.json</text:p>
          </table:table-cell>
          <table:table-cell/>
          <table:table-cell office:value-type="string" calcext:value-type="string">
            <text:p>./archive_1/1744909662_587_Wide_Long1744909662_587_Wide_Long_distance_data.json</text:p>
          </table:table-cell>
          <table:table-cell/>
          <table:table-cell office:value-type="string" calcext:value-type="string">
            <text:p>./archive_1/1744909662_587_Wide_Long1744909662_587_Wide_Long_sound.wav</text:p>
          </table:table-cell>
        </table:table-row>
        <table:table-row table:style-name="ro1">
          <table:table-cell office:value-type="string" calcext:value-type="string">
            <text:p>./archive_1/1744916633_901_Wide_Long1744916633_901_Wide_Long_angle_data.json</text:p>
          </table:table-cell>
          <table:table-cell/>
          <table:table-cell office:value-type="string" calcext:value-type="string">
            <text:p>./archive_1/1744916633_901_Wide_Long1744916633_901_Wide_Long_distance_data.json</text:p>
          </table:table-cell>
          <table:table-cell/>
          <table:table-cell office:value-type="string" calcext:value-type="string">
            <text:p>./archive_1/1744916633_901_Wide_Long1744916633_901_Wide_Long_sound.wav</text:p>
          </table:table-cell>
        </table:table-row>
        <table:table-row table:style-name="ro1">
          <table:table-cell office:value-type="string" calcext:value-type="string">
            <text:p>./archive_1/1745515881_211_Wide_Long1745515881_211_Wide_Long_angle_data.json</text:p>
          </table:table-cell>
          <table:table-cell/>
          <table:table-cell office:value-type="string" calcext:value-type="string">
            <text:p>./archive_1/1745515881_211_Wide_Long1745515881_211_Wide_Long_distance_data.json</text:p>
          </table:table-cell>
          <table:table-cell/>
          <table:table-cell office:value-type="string" calcext:value-type="string">
            <text:p>./archive_1/1745515881_211_Wide_Long1745515881_211_Wide_Long_sound.wav</text:p>
          </table:table-cell>
        </table:table-row>
        <table:table-row table:style-name="ro1">
          <table:table-cell office:value-type="string" calcext:value-type="string">
            <text:p>./archive_1/1745520231_519_Wide_Long1745520231_519_Wide_Long_angle_data.json</text:p>
          </table:table-cell>
          <table:table-cell/>
          <table:table-cell office:value-type="string" calcext:value-type="string">
            <text:p>./archive_1/1745520231_519_Wide_Long1745520231_519_Wide_Long_distance_data.json</text:p>
          </table:table-cell>
          <table:table-cell/>
          <table:table-cell office:value-type="string" calcext:value-type="string">
            <text:p>./archive_1/1745520231_519_Wide_Long1745520231_519_Wide_Long_sound.wav</text:p>
          </table:table-cell>
        </table:table-row>
        <table:table-row table:style-name="ro1">
          <table:table-cell office:value-type="string" calcext:value-type="string">
            <text:p>./archive_1/1745522650_831_Wide_Long1745522650_831_Wide_Long_angle_data.json</text:p>
          </table:table-cell>
          <table:table-cell/>
          <table:table-cell office:value-type="string" calcext:value-type="string">
            <text:p>./archive_1/1745522650_831_Wide_Long1745522650_831_Wide_Long_distance_data.json</text:p>
          </table:table-cell>
          <table:table-cell/>
          <table:table-cell office:value-type="string" calcext:value-type="string">
            <text:p>./archive_1/1745522650_831_Wide_Long1745522650_831_Wide_Long_sound.wav</text:p>
          </table:table-cell>
        </table:table-row>
        <table:table-row table:style-name="ro1">
          <table:table-cell office:value-type="string" calcext:value-type="string">
            <text:p>./archive_1/1745524921_1139_Wide_Long1745524921_1139_Wide_Long_angle_data.json</text:p>
          </table:table-cell>
          <table:table-cell/>
          <table:table-cell office:value-type="string" calcext:value-type="string">
            <text:p>./archive_1/1745524921_1139_Wide_Long1745524921_1139_Wide_Long_distance_data.json</text:p>
          </table:table-cell>
          <table:table-cell/>
          <table:table-cell office:value-type="string" calcext:value-type="string">
            <text:p>./archive_1/1745524921_1139_Wide_Long1745524921_1139_Wide_Long_sound.wav</text:p>
          </table:table-cell>
        </table:table-row>
        <table:table-row table:style-name="ro1">
          <table:table-cell office:value-type="string" calcext:value-type="string">
            <text:p>./archive_1/1745526883_1449_Wide_Long1745526883_1449_Wide_Long_angle_data.json</text:p>
          </table:table-cell>
          <table:table-cell/>
          <table:table-cell office:value-type="string" calcext:value-type="string">
            <text:p>./archive_1/1745526883_1449_Wide_Long1745526883_1449_Wide_Long_distance_data.json</text:p>
          </table:table-cell>
          <table:table-cell/>
          <table:table-cell office:value-type="string" calcext:value-type="string">
            <text:p>./archive_1/1745526883_1449_Wide_Long1745526883_1449_Wide_Long_sound.wav</text:p>
          </table:table-cell>
        </table:table-row>
        <table:table-row table:style-name="ro1">
          <table:table-cell office:value-type="string" calcext:value-type="string">
            <text:p>./archive_1/1744901498_270_Wide_Long1744901498_270_Wide_Long_angle_data.json</text:p>
          </table:table-cell>
          <table:table-cell/>
          <table:table-cell office:value-type="string" calcext:value-type="string">
            <text:p>./archive_1/1744901498_270_Wide_Long1744901498_270_Wide_Long_distance_data.json</text:p>
          </table:table-cell>
          <table:table-cell/>
          <table:table-cell office:value-type="string" calcext:value-type="string">
            <text:p>./archive_1/1744901498_270_Wide_Long1744901498_270_Wide_Long_sound.wav</text:p>
          </table:table-cell>
        </table:table-row>
        <table:table-row table:style-name="ro1">
          <table:table-cell office:value-type="string" calcext:value-type="string">
            <text:p>./archive_1/1744909681_588_Wide_Long1744909681_588_Wide_Long_angle_data.json</text:p>
          </table:table-cell>
          <table:table-cell/>
          <table:table-cell office:value-type="string" calcext:value-type="string">
            <text:p>./archive_1/1744909681_588_Wide_Long1744909681_588_Wide_Long_distance_data.json</text:p>
          </table:table-cell>
          <table:table-cell/>
          <table:table-cell office:value-type="string" calcext:value-type="string">
            <text:p>./archive_1/1744909681_588_Wide_Long1744909681_588_Wide_Long_sound.wav</text:p>
          </table:table-cell>
        </table:table-row>
        <table:table-row table:style-name="ro1">
          <table:table-cell office:value-type="string" calcext:value-type="string">
            <text:p>./archive_1/1744916655_902_Wide_Long1744916655_902_Wide_Long_angle_data.json</text:p>
          </table:table-cell>
          <table:table-cell/>
          <table:table-cell office:value-type="string" calcext:value-type="string">
            <text:p>./archive_1/1744916655_902_Wide_Long1744916655_902_Wide_Long_distance_data.json</text:p>
          </table:table-cell>
          <table:table-cell/>
          <table:table-cell office:value-type="string" calcext:value-type="string">
            <text:p>./archive_1/1744916655_902_Wide_Long1744916655_902_Wide_Long_sound.wav</text:p>
          </table:table-cell>
        </table:table-row>
        <table:table-row table:style-name="ro1">
          <table:table-cell office:value-type="string" calcext:value-type="string">
            <text:p>./archive_1/1745515885_212_Wide_Long1745515885_212_Wide_Long_angle_data.json</text:p>
          </table:table-cell>
          <table:table-cell/>
          <table:table-cell office:value-type="string" calcext:value-type="string">
            <text:p>./archive_1/1745515885_212_Wide_Long1745515885_212_Wide_Long_distance_data.json</text:p>
          </table:table-cell>
          <table:table-cell/>
          <table:table-cell office:value-type="string" calcext:value-type="string">
            <text:p>./archive_1/1745515885_212_Wide_Long1745515885_212_Wide_Long_sound.wav</text:p>
          </table:table-cell>
        </table:table-row>
        <table:table-row table:style-name="ro1">
          <table:table-cell office:value-type="string" calcext:value-type="string">
            <text:p>./archive_1/1745520237_520_Wide_Long1745520237_520_Wide_Long_angle_data.json</text:p>
          </table:table-cell>
          <table:table-cell/>
          <table:table-cell office:value-type="string" calcext:value-type="string">
            <text:p>./archive_1/1745520237_520_Wide_Long1745520237_520_Wide_Long_distance_data.json</text:p>
          </table:table-cell>
          <table:table-cell/>
          <table:table-cell office:value-type="string" calcext:value-type="string">
            <text:p>./archive_1/1745520237_520_Wide_Long1745520237_520_Wide_Long_sound.wav</text:p>
          </table:table-cell>
        </table:table-row>
        <table:table-row table:style-name="ro1">
          <table:table-cell office:value-type="string" calcext:value-type="string">
            <text:p>./archive_1/1745522656_832_Wide_Long1745522656_832_Wide_Long_angle_data.json</text:p>
          </table:table-cell>
          <table:table-cell/>
          <table:table-cell office:value-type="string" calcext:value-type="string">
            <text:p>./archive_1/1745522656_832_Wide_Long1745522656_832_Wide_Long_distance_data.json</text:p>
          </table:table-cell>
          <table:table-cell/>
          <table:table-cell office:value-type="string" calcext:value-type="string">
            <text:p>./archive_1/1745522656_832_Wide_Long1745522656_832_Wide_Long_sound.wav</text:p>
          </table:table-cell>
        </table:table-row>
        <table:table-row table:style-name="ro1">
          <table:table-cell office:value-type="string" calcext:value-type="string">
            <text:p>./archive_1/1745524925_1140_Wide_Long1745524925_1140_Wide_Long_angle_data.json</text:p>
          </table:table-cell>
          <table:table-cell/>
          <table:table-cell office:value-type="string" calcext:value-type="string">
            <text:p>./archive_1/1745524925_1140_Wide_Long1745524925_1140_Wide_Long_distance_data.json</text:p>
          </table:table-cell>
          <table:table-cell/>
          <table:table-cell office:value-type="string" calcext:value-type="string">
            <text:p>./archive_1/1745524925_1140_Wide_Long1745524925_1140_Wide_Long_sound.wav</text:p>
          </table:table-cell>
        </table:table-row>
        <table:table-row table:style-name="ro1">
          <table:table-cell office:value-type="string" calcext:value-type="string">
            <text:p>./archive_1/1745526887_1450_Wide_Long1745526887_1450_Wide_Long_angle_data.json</text:p>
          </table:table-cell>
          <table:table-cell/>
          <table:table-cell office:value-type="string" calcext:value-type="string">
            <text:p>./archive_1/1745526887_1450_Wide_Long1745526887_1450_Wide_Long_distance_data.json</text:p>
          </table:table-cell>
          <table:table-cell/>
          <table:table-cell office:value-type="string" calcext:value-type="string">
            <text:p>./archive_1/1745526887_1450_Wide_Long1745526887_1450_Wide_Long_sound.wav</text:p>
          </table:table-cell>
        </table:table-row>
        <table:table-row table:style-name="ro1">
          <table:table-cell office:value-type="string" calcext:value-type="string">
            <text:p>./archive_1/1744901516_271_Wide_Long1744901516_271_Wide_Long_angle_data.json</text:p>
          </table:table-cell>
          <table:table-cell/>
          <table:table-cell office:value-type="string" calcext:value-type="string">
            <text:p>./archive_1/1744901516_271_Wide_Long1744901516_271_Wide_Long_distance_data.json</text:p>
          </table:table-cell>
          <table:table-cell/>
          <table:table-cell office:value-type="string" calcext:value-type="string">
            <text:p>./archive_1/1744901516_271_Wide_Long1744901516_271_Wide_Long_sound.wav</text:p>
          </table:table-cell>
        </table:table-row>
        <table:table-row table:style-name="ro1">
          <table:table-cell office:value-type="string" calcext:value-type="string">
            <text:p>./archive_1/1744909700_589_Wide_Long1744909700_589_Wide_Long_angle_data.json</text:p>
          </table:table-cell>
          <table:table-cell/>
          <table:table-cell office:value-type="string" calcext:value-type="string">
            <text:p>./archive_1/1744909700_589_Wide_Long1744909700_589_Wide_Long_distance_data.json</text:p>
          </table:table-cell>
          <table:table-cell/>
          <table:table-cell office:value-type="string" calcext:value-type="string">
            <text:p>./archive_1/1744909700_589_Wide_Long1744909700_589_Wide_Long_sound.wav</text:p>
          </table:table-cell>
        </table:table-row>
        <table:table-row table:style-name="ro1">
          <table:table-cell office:value-type="string" calcext:value-type="string">
            <text:p>./archive_1/1744916675_903_Wide_Long1744916675_903_Wide_Long_angle_data.json</text:p>
          </table:table-cell>
          <table:table-cell/>
          <table:table-cell office:value-type="string" calcext:value-type="string">
            <text:p>./archive_1/1744916675_903_Wide_Long1744916675_903_Wide_Long_distance_data.json</text:p>
          </table:table-cell>
          <table:table-cell/>
          <table:table-cell office:value-type="string" calcext:value-type="string">
            <text:p>./archive_1/1744916675_903_Wide_Long1744916675_903_Wide_Long_sound.wav</text:p>
          </table:table-cell>
        </table:table-row>
        <table:table-row table:style-name="ro1">
          <table:table-cell office:value-type="string" calcext:value-type="string">
            <text:p>./archive_1/1745515890_213_Wide_Long1745515890_213_Wide_Long_angle_data.json</text:p>
          </table:table-cell>
          <table:table-cell/>
          <table:table-cell office:value-type="string" calcext:value-type="string">
            <text:p>./archive_1/1745515890_213_Wide_Long1745515890_213_Wide_Long_distance_data.json</text:p>
          </table:table-cell>
          <table:table-cell/>
          <table:table-cell office:value-type="string" calcext:value-type="string">
            <text:p>./archive_1/1745515890_213_Wide_Long1745515890_213_Wide_Long_sound.wav</text:p>
          </table:table-cell>
        </table:table-row>
        <table:table-row table:style-name="ro1">
          <table:table-cell office:value-type="string" calcext:value-type="string">
            <text:p>./archive_1/1745520289_521_Wide_Long1745520289_521_Wide_Long_angle_data.json</text:p>
          </table:table-cell>
          <table:table-cell/>
          <table:table-cell office:value-type="string" calcext:value-type="string">
            <text:p>./archive_1/1745520289_521_Wide_Long1745520289_521_Wide_Long_distance_data.json</text:p>
          </table:table-cell>
          <table:table-cell/>
          <table:table-cell office:value-type="string" calcext:value-type="string">
            <text:p>./archive_1/1745520289_521_Wide_Long1745520289_521_Wide_Long_sound.wav</text:p>
          </table:table-cell>
        </table:table-row>
        <table:table-row table:style-name="ro1">
          <table:table-cell office:value-type="string" calcext:value-type="string">
            <text:p>./archive_1/1745522675_833_Wide_Long1745522675_833_Wide_Long_angle_data.json</text:p>
          </table:table-cell>
          <table:table-cell/>
          <table:table-cell office:value-type="string" calcext:value-type="string">
            <text:p>./archive_1/1745522675_833_Wide_Long1745522675_833_Wide_Long_distance_data.json</text:p>
          </table:table-cell>
          <table:table-cell/>
          <table:table-cell office:value-type="string" calcext:value-type="string">
            <text:p>./archive_1/1745522675_833_Wide_Long1745522675_833_Wide_Long_sound.wav</text:p>
          </table:table-cell>
        </table:table-row>
        <table:table-row table:style-name="ro1">
          <table:table-cell office:value-type="string" calcext:value-type="string">
            <text:p>./archive_1/1745524930_1141_Wide_Long1745524930_1141_Wide_Long_angle_data.json</text:p>
          </table:table-cell>
          <table:table-cell/>
          <table:table-cell office:value-type="string" calcext:value-type="string">
            <text:p>./archive_1/1745524930_1141_Wide_Long1745524930_1141_Wide_Long_distance_data.json</text:p>
          </table:table-cell>
          <table:table-cell/>
          <table:table-cell office:value-type="string" calcext:value-type="string">
            <text:p>./archive_1/1745524930_1141_Wide_Long1745524930_1141_Wide_Long_sound.wav</text:p>
          </table:table-cell>
        </table:table-row>
        <table:table-row table:style-name="ro1">
          <table:table-cell office:value-type="string" calcext:value-type="string">
            <text:p>./archive_1/1745526891_1451_Wide_Long1745526891_1451_Wide_Long_angle_data.json</text:p>
          </table:table-cell>
          <table:table-cell/>
          <table:table-cell office:value-type="string" calcext:value-type="string">
            <text:p>./archive_1/1745526891_1451_Wide_Long1745526891_1451_Wide_Long_distance_data.json</text:p>
          </table:table-cell>
          <table:table-cell/>
          <table:table-cell office:value-type="string" calcext:value-type="string">
            <text:p>./archive_1/1745526891_1451_Wide_Long1745526891_1451_Wide_Long_sound.wav</text:p>
          </table:table-cell>
        </table:table-row>
        <table:table-row table:style-name="ro1">
          <table:table-cell office:value-type="string" calcext:value-type="string">
            <text:p>./archive_1/1744901536_272_Wide_Long1744901536_272_Wide_Long_angle_data.json</text:p>
          </table:table-cell>
          <table:table-cell/>
          <table:table-cell office:value-type="string" calcext:value-type="string">
            <text:p>./archive_1/1744901536_272_Wide_Long1744901536_272_Wide_Long_distance_data.json</text:p>
          </table:table-cell>
          <table:table-cell/>
          <table:table-cell office:value-type="string" calcext:value-type="string">
            <text:p>./archive_1/1744901536_272_Wide_Long1744901536_272_Wide_Long_sound.wav</text:p>
          </table:table-cell>
        </table:table-row>
        <table:table-row table:style-name="ro1">
          <table:table-cell office:value-type="string" calcext:value-type="string">
            <text:p>./archive_1/1744909719_590_Wide_Long1744909719_590_Wide_Long_angle_data.json</text:p>
          </table:table-cell>
          <table:table-cell/>
          <table:table-cell office:value-type="string" calcext:value-type="string">
            <text:p>./archive_1/1744909719_590_Wide_Long1744909719_590_Wide_Long_distance_data.json</text:p>
          </table:table-cell>
          <table:table-cell/>
          <table:table-cell office:value-type="string" calcext:value-type="string">
            <text:p>./archive_1/1744909719_590_Wide_Long1744909719_590_Wide_Long_sound.wav</text:p>
          </table:table-cell>
        </table:table-row>
        <table:table-row table:style-name="ro1">
          <table:table-cell office:value-type="string" calcext:value-type="string">
            <text:p>./archive_1/1744916694_904_Wide_Long1744916694_904_Wide_Long_angle_data.json</text:p>
          </table:table-cell>
          <table:table-cell/>
          <table:table-cell office:value-type="string" calcext:value-type="string">
            <text:p>./archive_1/1744916694_904_Wide_Long1744916694_904_Wide_Long_distance_data.json</text:p>
          </table:table-cell>
          <table:table-cell/>
          <table:table-cell office:value-type="string" calcext:value-type="string">
            <text:p>./archive_1/1744916694_904_Wide_Long1744916694_904_Wide_Long_sound.wav</text:p>
          </table:table-cell>
        </table:table-row>
        <table:table-row table:style-name="ro1">
          <table:table-cell office:value-type="string" calcext:value-type="string">
            <text:p>./archive_1/1745515901_214_Wide_Long1745515901_214_Wide_Long_angle_data.json</text:p>
          </table:table-cell>
          <table:table-cell/>
          <table:table-cell office:value-type="string" calcext:value-type="string">
            <text:p>./archive_1/1745515901_214_Wide_Long1745515901_214_Wide_Long_distance_data.json</text:p>
          </table:table-cell>
          <table:table-cell/>
          <table:table-cell office:value-type="string" calcext:value-type="string">
            <text:p>./archive_1/1745515901_214_Wide_Long1745515901_214_Wide_Long_sound.wav</text:p>
          </table:table-cell>
        </table:table-row>
        <table:table-row table:style-name="ro1">
          <table:table-cell office:value-type="string" calcext:value-type="string">
            <text:p>./archive_1/1745520293_522_Wide_Long1745520293_522_Wide_Long_angle_data.json</text:p>
          </table:table-cell>
          <table:table-cell/>
          <table:table-cell office:value-type="string" calcext:value-type="string">
            <text:p>./archive_1/1745520293_522_Wide_Long1745520293_522_Wide_Long_distance_data.json</text:p>
          </table:table-cell>
          <table:table-cell/>
          <table:table-cell office:value-type="string" calcext:value-type="string">
            <text:p>./archive_1/1745520293_522_Wide_Long1745520293_522_Wide_Long_sound.wav</text:p>
          </table:table-cell>
        </table:table-row>
        <table:table-row table:style-name="ro1">
          <table:table-cell office:value-type="string" calcext:value-type="string">
            <text:p>./archive_1/1745522680_834_Wide_Long1745522680_834_Wide_Long_angle_data.json</text:p>
          </table:table-cell>
          <table:table-cell/>
          <table:table-cell office:value-type="string" calcext:value-type="string">
            <text:p>./archive_1/1745522680_834_Wide_Long1745522680_834_Wide_Long_distance_data.json</text:p>
          </table:table-cell>
          <table:table-cell/>
          <table:table-cell office:value-type="string" calcext:value-type="string">
            <text:p>./archive_1/1745522680_834_Wide_Long1745522680_834_Wide_Long_sound.wav</text:p>
          </table:table-cell>
        </table:table-row>
        <table:table-row table:style-name="ro1">
          <table:table-cell office:value-type="string" calcext:value-type="string">
            <text:p>./archive_1/1745524934_1142_Wide_Long1745524934_1142_Wide_Long_angle_data.json</text:p>
          </table:table-cell>
          <table:table-cell/>
          <table:table-cell office:value-type="string" calcext:value-type="string">
            <text:p>./archive_1/1745524934_1142_Wide_Long1745524934_1142_Wide_Long_distance_data.json</text:p>
          </table:table-cell>
          <table:table-cell/>
          <table:table-cell office:value-type="string" calcext:value-type="string">
            <text:p>./archive_1/1745524934_1142_Wide_Long1745524934_1142_Wide_Long_sound.wav</text:p>
          </table:table-cell>
        </table:table-row>
        <table:table-row table:style-name="ro1">
          <table:table-cell office:value-type="string" calcext:value-type="string">
            <text:p>./archive_1/1745526895_1452_Wide_Long1745526895_1452_Wide_Long_angle_data.json</text:p>
          </table:table-cell>
          <table:table-cell/>
          <table:table-cell office:value-type="string" calcext:value-type="string">
            <text:p>./archive_1/1745526895_1452_Wide_Long1745526895_1452_Wide_Long_distance_data.json</text:p>
          </table:table-cell>
          <table:table-cell/>
          <table:table-cell office:value-type="string" calcext:value-type="string">
            <text:p>./archive_1/1745526895_1452_Wide_Long1745526895_1452_Wide_Long_sound.wav</text:p>
          </table:table-cell>
        </table:table-row>
        <table:table-row table:style-name="ro1">
          <table:table-cell office:value-type="string" calcext:value-type="string">
            <text:p>./archive_1/1744901554_273_Wide_Long1744901554_273_Wide_Long_angle_data.json</text:p>
          </table:table-cell>
          <table:table-cell/>
          <table:table-cell office:value-type="string" calcext:value-type="string">
            <text:p>./archive_1/1744901554_273_Wide_Long1744901554_273_Wide_Long_distance_data.json</text:p>
          </table:table-cell>
          <table:table-cell/>
          <table:table-cell office:value-type="string" calcext:value-type="string">
            <text:p>./archive_1/1744901554_273_Wide_Long1744901554_273_Wide_Long_sound.wav</text:p>
          </table:table-cell>
        </table:table-row>
        <table:table-row table:style-name="ro1">
          <table:table-cell office:value-type="string" calcext:value-type="string">
            <text:p>./archive_1/1744909738_591_Wide_Long1744909738_591_Wide_Long_angle_data.json</text:p>
          </table:table-cell>
          <table:table-cell/>
          <table:table-cell office:value-type="string" calcext:value-type="string">
            <text:p>./archive_1/1744909738_591_Wide_Long1744909738_591_Wide_Long_distance_data.json</text:p>
          </table:table-cell>
          <table:table-cell/>
          <table:table-cell office:value-type="string" calcext:value-type="string">
            <text:p>./archive_1/1744909738_591_Wide_Long1744909738_591_Wide_Long_sound.wav</text:p>
          </table:table-cell>
        </table:table-row>
        <table:table-row table:style-name="ro1">
          <table:table-cell office:value-type="string" calcext:value-type="string">
            <text:p>./archive_1/1744916714_905_Wide_Long1744916714_905_Wide_Long_angle_data.json</text:p>
          </table:table-cell>
          <table:table-cell/>
          <table:table-cell office:value-type="string" calcext:value-type="string">
            <text:p>./archive_1/1744916714_905_Wide_Long1744916714_905_Wide_Long_distance_data.json</text:p>
          </table:table-cell>
          <table:table-cell/>
          <table:table-cell office:value-type="string" calcext:value-type="string">
            <text:p>./archive_1/1744916714_905_Wide_Long1744916714_905_Wide_Long_sound.wav</text:p>
          </table:table-cell>
        </table:table-row>
        <table:table-row table:style-name="ro1">
          <table:table-cell office:value-type="string" calcext:value-type="string">
            <text:p>./archive_1/1745515927_215_Wide_Long1745515927_215_Wide_Long_angle_data.json</text:p>
          </table:table-cell>
          <table:table-cell/>
          <table:table-cell office:value-type="string" calcext:value-type="string">
            <text:p>./archive_1/1745515927_215_Wide_Long1745515927_215_Wide_Long_distance_data.json</text:p>
          </table:table-cell>
          <table:table-cell/>
          <table:table-cell office:value-type="string" calcext:value-type="string">
            <text:p>./archive_1/1745515927_215_Wide_Long1745515927_215_Wide_Long_sound.wav</text:p>
          </table:table-cell>
        </table:table-row>
        <table:table-row table:style-name="ro1">
          <table:table-cell office:value-type="string" calcext:value-type="string">
            <text:p>./archive_1/1745520298_523_Wide_Long1745520298_523_Wide_Long_angle_data.json</text:p>
          </table:table-cell>
          <table:table-cell/>
          <table:table-cell office:value-type="string" calcext:value-type="string">
            <text:p>./archive_1/1745520298_523_Wide_Long1745520298_523_Wide_Long_distance_data.json</text:p>
          </table:table-cell>
          <table:table-cell/>
          <table:table-cell office:value-type="string" calcext:value-type="string">
            <text:p>./archive_1/1745520298_523_Wide_Long1745520298_523_Wide_Long_sound.wav</text:p>
          </table:table-cell>
        </table:table-row>
        <table:table-row table:style-name="ro1">
          <table:table-cell office:value-type="string" calcext:value-type="string">
            <text:p>./archive_1/1745522685_835_Wide_Long1745522685_835_Wide_Long_angle_data.json</text:p>
          </table:table-cell>
          <table:table-cell/>
          <table:table-cell office:value-type="string" calcext:value-type="string">
            <text:p>./archive_1/1745522685_835_Wide_Long1745522685_835_Wide_Long_distance_data.json</text:p>
          </table:table-cell>
          <table:table-cell/>
          <table:table-cell office:value-type="string" calcext:value-type="string">
            <text:p>./archive_1/1745522685_835_Wide_Long1745522685_835_Wide_Long_sound.wav</text:p>
          </table:table-cell>
        </table:table-row>
        <table:table-row table:style-name="ro1">
          <table:table-cell office:value-type="string" calcext:value-type="string">
            <text:p>./archive_1/1745524938_1143_Wide_Long1745524938_1143_Wide_Long_angle_data.json</text:p>
          </table:table-cell>
          <table:table-cell/>
          <table:table-cell office:value-type="string" calcext:value-type="string">
            <text:p>./archive_1/1745524938_1143_Wide_Long1745524938_1143_Wide_Long_distance_data.json</text:p>
          </table:table-cell>
          <table:table-cell/>
          <table:table-cell office:value-type="string" calcext:value-type="string">
            <text:p>./archive_1/1745524938_1143_Wide_Long1745524938_1143_Wide_Long_sound.wav</text:p>
          </table:table-cell>
        </table:table-row>
        <table:table-row table:style-name="ro1">
          <table:table-cell office:value-type="string" calcext:value-type="string">
            <text:p>./archive_1/1745526899_1453_Wide_Long1745526899_1453_Wide_Long_angle_data.json</text:p>
          </table:table-cell>
          <table:table-cell/>
          <table:table-cell office:value-type="string" calcext:value-type="string">
            <text:p>./archive_1/1745526899_1453_Wide_Long1745526899_1453_Wide_Long_distance_data.json</text:p>
          </table:table-cell>
          <table:table-cell/>
          <table:table-cell office:value-type="string" calcext:value-type="string">
            <text:p>./archive_1/1745526899_1453_Wide_Long1745526899_1453_Wide_Long_sound.wav</text:p>
          </table:table-cell>
        </table:table-row>
        <table:table-row table:style-name="ro1">
          <table:table-cell office:value-type="string" calcext:value-type="string">
            <text:p>./archive_1/1744901573_274_Wide_Long1744901573_274_Wide_Long_angle_data.json</text:p>
          </table:table-cell>
          <table:table-cell/>
          <table:table-cell office:value-type="string" calcext:value-type="string">
            <text:p>./archive_1/1744901573_274_Wide_Long1744901573_274_Wide_Long_distance_data.json</text:p>
          </table:table-cell>
          <table:table-cell/>
          <table:table-cell office:value-type="string" calcext:value-type="string">
            <text:p>./archive_1/1744901573_274_Wide_Long1744901573_274_Wide_Long_sound.wav</text:p>
          </table:table-cell>
        </table:table-row>
        <table:table-row table:style-name="ro1">
          <table:table-cell office:value-type="string" calcext:value-type="string">
            <text:p>./archive_1/1744909761_592_Wide_Long1744909761_592_Wide_Long_angle_data.json</text:p>
          </table:table-cell>
          <table:table-cell/>
          <table:table-cell office:value-type="string" calcext:value-type="string">
            <text:p>./archive_1/1744909761_592_Wide_Long1744909761_592_Wide_Long_distance_data.json</text:p>
          </table:table-cell>
          <table:table-cell/>
          <table:table-cell office:value-type="string" calcext:value-type="string">
            <text:p>./archive_1/1744909761_592_Wide_Long1744909761_592_Wide_Long_sound.wav</text:p>
          </table:table-cell>
        </table:table-row>
        <table:table-row table:style-name="ro1">
          <table:table-cell office:value-type="string" calcext:value-type="string">
            <text:p>./archive_1/1744916736_906_Wide_Long1744916736_906_Wide_Long_angle_data.json</text:p>
          </table:table-cell>
          <table:table-cell/>
          <table:table-cell office:value-type="string" calcext:value-type="string">
            <text:p>./archive_1/1744916736_906_Wide_Long1744916736_906_Wide_Long_distance_data.json</text:p>
          </table:table-cell>
          <table:table-cell/>
          <table:table-cell office:value-type="string" calcext:value-type="string">
            <text:p>./archive_1/1744916736_906_Wide_Long1744916736_906_Wide_Long_sound.wav</text:p>
          </table:table-cell>
        </table:table-row>
        <table:table-row table:style-name="ro1">
          <table:table-cell office:value-type="string" calcext:value-type="string">
            <text:p>./archive_1/1745515967_216_Wide_Long1745515967_216_Wide_Long_angle_data.json</text:p>
          </table:table-cell>
          <table:table-cell/>
          <table:table-cell office:value-type="string" calcext:value-type="string">
            <text:p>./archive_1/1745515967_216_Wide_Long1745515967_216_Wide_Long_distance_data.json</text:p>
          </table:table-cell>
          <table:table-cell/>
          <table:table-cell office:value-type="string" calcext:value-type="string">
            <text:p>./archive_1/1745515967_216_Wide_Long1745515967_216_Wide_Long_sound.wav</text:p>
          </table:table-cell>
        </table:table-row>
        <table:table-row table:style-name="ro1">
          <table:table-cell office:value-type="string" calcext:value-type="string">
            <text:p>./archive_1/1745520303_524_Wide_Long1745520303_524_Wide_Long_angle_data.json</text:p>
          </table:table-cell>
          <table:table-cell/>
          <table:table-cell office:value-type="string" calcext:value-type="string">
            <text:p>./archive_1/1745520303_524_Wide_Long1745520303_524_Wide_Long_distance_data.json</text:p>
          </table:table-cell>
          <table:table-cell/>
          <table:table-cell office:value-type="string" calcext:value-type="string">
            <text:p>./archive_1/1745520303_524_Wide_Long1745520303_524_Wide_Long_sound.wav</text:p>
          </table:table-cell>
        </table:table-row>
        <table:table-row table:style-name="ro1">
          <table:table-cell office:value-type="string" calcext:value-type="string">
            <text:p>./archive_1/1745522689_836_Wide_Long1745522689_836_Wide_Long_angle_data.json</text:p>
          </table:table-cell>
          <table:table-cell/>
          <table:table-cell office:value-type="string" calcext:value-type="string">
            <text:p>./archive_1/1745522689_836_Wide_Long1745522689_836_Wide_Long_distance_data.json</text:p>
          </table:table-cell>
          <table:table-cell/>
          <table:table-cell office:value-type="string" calcext:value-type="string">
            <text:p>./archive_1/1745522689_836_Wide_Long1745522689_836_Wide_Long_sound.wav</text:p>
          </table:table-cell>
        </table:table-row>
        <table:table-row table:style-name="ro1">
          <table:table-cell office:value-type="string" calcext:value-type="string">
            <text:p>./archive_1/1745524943_1144_Wide_Long1745524943_1144_Wide_Long_angle_data.json</text:p>
          </table:table-cell>
          <table:table-cell/>
          <table:table-cell office:value-type="string" calcext:value-type="string">
            <text:p>./archive_1/1745524943_1144_Wide_Long1745524943_1144_Wide_Long_distance_data.json</text:p>
          </table:table-cell>
          <table:table-cell/>
          <table:table-cell office:value-type="string" calcext:value-type="string">
            <text:p>./archive_1/1745524943_1144_Wide_Long1745524943_1144_Wide_Long_sound.wav</text:p>
          </table:table-cell>
        </table:table-row>
        <table:table-row table:style-name="ro1">
          <table:table-cell office:value-type="string" calcext:value-type="string">
            <text:p>./archive_1/1745526904_1454_Wide_Long1745526904_1454_Wide_Long_angle_data.json</text:p>
          </table:table-cell>
          <table:table-cell/>
          <table:table-cell office:value-type="string" calcext:value-type="string">
            <text:p>./archive_1/1745526904_1454_Wide_Long1745526904_1454_Wide_Long_distance_data.json</text:p>
          </table:table-cell>
          <table:table-cell/>
          <table:table-cell office:value-type="string" calcext:value-type="string">
            <text:p>./archive_1/1745526904_1454_Wide_Long1745526904_1454_Wide_Long_sound.wav</text:p>
          </table:table-cell>
        </table:table-row>
        <table:table-row table:style-name="ro1">
          <table:table-cell office:value-type="string" calcext:value-type="string">
            <text:p>./archive_1/1744901592_275_Wide_Long1744901592_275_Wide_Long_angle_data.json</text:p>
          </table:table-cell>
          <table:table-cell/>
          <table:table-cell office:value-type="string" calcext:value-type="string">
            <text:p>./archive_1/1744901592_275_Wide_Long1744901592_275_Wide_Long_distance_data.json</text:p>
          </table:table-cell>
          <table:table-cell/>
          <table:table-cell office:value-type="string" calcext:value-type="string">
            <text:p>./archive_1/1744901592_275_Wide_Long1744901592_275_Wide_Long_sound.wav</text:p>
          </table:table-cell>
        </table:table-row>
        <table:table-row table:style-name="ro1">
          <table:table-cell office:value-type="string" calcext:value-type="string">
            <text:p>./archive_1/1744909781_593_Wide_Long1744909781_593_Wide_Long_angle_data.json</text:p>
          </table:table-cell>
          <table:table-cell/>
          <table:table-cell office:value-type="string" calcext:value-type="string">
            <text:p>./archive_1/1744909781_593_Wide_Long1744909781_593_Wide_Long_distance_data.json</text:p>
          </table:table-cell>
          <table:table-cell/>
          <table:table-cell office:value-type="string" calcext:value-type="string">
            <text:p>./archive_1/1744909781_593_Wide_Long1744909781_593_Wide_Long_sound.wav</text:p>
          </table:table-cell>
        </table:table-row>
        <table:table-row table:style-name="ro1">
          <table:table-cell office:value-type="string" calcext:value-type="string">
            <text:p>./archive_1/1744916756_907_Wide_Long1744916756_907_Wide_Long_angle_data.json</text:p>
          </table:table-cell>
          <table:table-cell/>
          <table:table-cell office:value-type="string" calcext:value-type="string">
            <text:p>./archive_1/1744916756_907_Wide_Long1744916756_907_Wide_Long_distance_data.json</text:p>
          </table:table-cell>
          <table:table-cell/>
          <table:table-cell office:value-type="string" calcext:value-type="string">
            <text:p>./archive_1/1744916756_907_Wide_Long1744916756_907_Wide_Long_sound.wav</text:p>
          </table:table-cell>
        </table:table-row>
        <table:table-row table:style-name="ro1">
          <table:table-cell office:value-type="string" calcext:value-type="string">
            <text:p>./archive_1/1745515976_217_Wide_Long1745515976_217_Wide_Long_angle_data.json</text:p>
          </table:table-cell>
          <table:table-cell/>
          <table:table-cell office:value-type="string" calcext:value-type="string">
            <text:p>./archive_1/1745515976_217_Wide_Long1745515976_217_Wide_Long_distance_data.json</text:p>
          </table:table-cell>
          <table:table-cell/>
          <table:table-cell office:value-type="string" calcext:value-type="string">
            <text:p>./archive_1/1745515976_217_Wide_Long1745515976_217_Wide_Long_sound.wav</text:p>
          </table:table-cell>
        </table:table-row>
        <table:table-row table:style-name="ro1">
          <table:table-cell office:value-type="string" calcext:value-type="string">
            <text:p>./archive_1/1745520308_525_Wide_Long1745520308_525_Wide_Long_angle_data.json</text:p>
          </table:table-cell>
          <table:table-cell/>
          <table:table-cell office:value-type="string" calcext:value-type="string">
            <text:p>./archive_1/1745520308_525_Wide_Long1745520308_525_Wide_Long_distance_data.json</text:p>
          </table:table-cell>
          <table:table-cell/>
          <table:table-cell office:value-type="string" calcext:value-type="string">
            <text:p>./archive_1/1745520308_525_Wide_Long1745520308_525_Wide_Long_sound.wav</text:p>
          </table:table-cell>
        </table:table-row>
        <table:table-row table:style-name="ro1">
          <table:table-cell office:value-type="string" calcext:value-type="string">
            <text:p>./archive_1/1745522693_837_Wide_Long1745522693_837_Wide_Long_angle_data.json</text:p>
          </table:table-cell>
          <table:table-cell/>
          <table:table-cell office:value-type="string" calcext:value-type="string">
            <text:p>./archive_1/1745522693_837_Wide_Long1745522693_837_Wide_Long_distance_data.json</text:p>
          </table:table-cell>
          <table:table-cell/>
          <table:table-cell office:value-type="string" calcext:value-type="string">
            <text:p>./archive_1/1745522693_837_Wide_Long1745522693_837_Wide_Long_sound.wav</text:p>
          </table:table-cell>
        </table:table-row>
        <table:table-row table:style-name="ro1">
          <table:table-cell office:value-type="string" calcext:value-type="string">
            <text:p>./archive_1/1745524947_1145_Wide_Long1745524947_1145_Wide_Long_angle_data.json</text:p>
          </table:table-cell>
          <table:table-cell/>
          <table:table-cell office:value-type="string" calcext:value-type="string">
            <text:p>./archive_1/1745524947_1145_Wide_Long1745524947_1145_Wide_Long_distance_data.json</text:p>
          </table:table-cell>
          <table:table-cell/>
          <table:table-cell office:value-type="string" calcext:value-type="string">
            <text:p>./archive_1/1745524947_1145_Wide_Long1745524947_1145_Wide_Long_sound.wav</text:p>
          </table:table-cell>
        </table:table-row>
        <table:table-row table:style-name="ro1">
          <table:table-cell office:value-type="string" calcext:value-type="string">
            <text:p>./archive_1/1745526908_1455_Wide_Long1745526908_1455_Wide_Long_angle_data.json</text:p>
          </table:table-cell>
          <table:table-cell/>
          <table:table-cell office:value-type="string" calcext:value-type="string">
            <text:p>./archive_1/1745526908_1455_Wide_Long1745526908_1455_Wide_Long_distance_data.json</text:p>
          </table:table-cell>
          <table:table-cell/>
          <table:table-cell office:value-type="string" calcext:value-type="string">
            <text:p>./archive_1/1745526908_1455_Wide_Long1745526908_1455_Wide_Long_sound.wav</text:p>
          </table:table-cell>
        </table:table-row>
        <table:table-row table:style-name="ro1">
          <table:table-cell office:value-type="string" calcext:value-type="string">
            <text:p>./archive_1/1744901611_276_Wide_Long1744901611_276_Wide_Long_angle_data.json</text:p>
          </table:table-cell>
          <table:table-cell/>
          <table:table-cell office:value-type="string" calcext:value-type="string">
            <text:p>./archive_1/1744901611_276_Wide_Long1744901611_276_Wide_Long_distance_data.json</text:p>
          </table:table-cell>
          <table:table-cell/>
          <table:table-cell office:value-type="string" calcext:value-type="string">
            <text:p>./archive_1/1744901611_276_Wide_Long1744901611_276_Wide_Long_sound.wav</text:p>
          </table:table-cell>
        </table:table-row>
        <table:table-row table:style-name="ro1">
          <table:table-cell office:value-type="string" calcext:value-type="string">
            <text:p>./archive_1/1744909800_594_Wide_Long1744909800_594_Wide_Long_angle_data.json</text:p>
          </table:table-cell>
          <table:table-cell/>
          <table:table-cell office:value-type="string" calcext:value-type="string">
            <text:p>./archive_1/1744909800_594_Wide_Long1744909800_594_Wide_Long_distance_data.json</text:p>
          </table:table-cell>
          <table:table-cell/>
          <table:table-cell office:value-type="string" calcext:value-type="string">
            <text:p>./archive_1/1744909800_594_Wide_Long1744909800_594_Wide_Long_sound.wav</text:p>
          </table:table-cell>
        </table:table-row>
        <table:table-row table:style-name="ro1">
          <table:table-cell office:value-type="string" calcext:value-type="string">
            <text:p>./archive_1/1744916776_908_Wide_Long1744916776_908_Wide_Long_angle_data.json</text:p>
          </table:table-cell>
          <table:table-cell/>
          <table:table-cell office:value-type="string" calcext:value-type="string">
            <text:p>./archive_1/1744916776_908_Wide_Long1744916776_908_Wide_Long_distance_data.json</text:p>
          </table:table-cell>
          <table:table-cell/>
          <table:table-cell office:value-type="string" calcext:value-type="string">
            <text:p>./archive_1/1744916776_908_Wide_Long1744916776_908_Wide_Long_sound.wav</text:p>
          </table:table-cell>
        </table:table-row>
        <table:table-row table:style-name="ro1">
          <table:table-cell office:value-type="string" calcext:value-type="string">
            <text:p>./archive_1/1745516005_218_Wide_Long1745516005_218_Wide_Long_angle_data.json</text:p>
          </table:table-cell>
          <table:table-cell/>
          <table:table-cell office:value-type="string" calcext:value-type="string">
            <text:p>./archive_1/1745516005_218_Wide_Long1745516005_218_Wide_Long_distance_data.json</text:p>
          </table:table-cell>
          <table:table-cell/>
          <table:table-cell office:value-type="string" calcext:value-type="string">
            <text:p>./archive_1/1745516005_218_Wide_Long1745516005_218_Wide_Long_sound.wav</text:p>
          </table:table-cell>
        </table:table-row>
        <table:table-row table:style-name="ro1">
          <table:table-cell office:value-type="string" calcext:value-type="string">
            <text:p>./archive_1/1745520312_526_Wide_Long1745520312_526_Wide_Long_angle_data.json</text:p>
          </table:table-cell>
          <table:table-cell/>
          <table:table-cell office:value-type="string" calcext:value-type="string">
            <text:p>./archive_1/1745520312_526_Wide_Long1745520312_526_Wide_Long_distance_data.json</text:p>
          </table:table-cell>
          <table:table-cell/>
          <table:table-cell office:value-type="string" calcext:value-type="string">
            <text:p>./archive_1/1745520312_526_Wide_Long1745520312_526_Wide_Long_sound.wav</text:p>
          </table:table-cell>
        </table:table-row>
        <table:table-row table:style-name="ro1">
          <table:table-cell office:value-type="string" calcext:value-type="string">
            <text:p>./archive_1/1745522699_838_Wide_Long1745522699_838_Wide_Long_angle_data.json</text:p>
          </table:table-cell>
          <table:table-cell/>
          <table:table-cell office:value-type="string" calcext:value-type="string">
            <text:p>./archive_1/1745522699_838_Wide_Long1745522699_838_Wide_Long_distance_data.json</text:p>
          </table:table-cell>
          <table:table-cell/>
          <table:table-cell office:value-type="string" calcext:value-type="string">
            <text:p>./archive_1/1745522699_838_Wide_Long1745522699_838_Wide_Long_sound.wav</text:p>
          </table:table-cell>
        </table:table-row>
        <table:table-row table:style-name="ro1">
          <table:table-cell office:value-type="string" calcext:value-type="string">
            <text:p>./archive_1/1745524953_1146_Wide_Long1745524953_1146_Wide_Long_angle_data.json</text:p>
          </table:table-cell>
          <table:table-cell/>
          <table:table-cell office:value-type="string" calcext:value-type="string">
            <text:p>./archive_1/1745524953_1146_Wide_Long1745524953_1146_Wide_Long_distance_data.json</text:p>
          </table:table-cell>
          <table:table-cell/>
          <table:table-cell office:value-type="string" calcext:value-type="string">
            <text:p>./archive_1/1745524953_1146_Wide_Long1745524953_1146_Wide_Long_sound.wav</text:p>
          </table:table-cell>
        </table:table-row>
        <table:table-row table:style-name="ro1">
          <table:table-cell office:value-type="string" calcext:value-type="string">
            <text:p>./archive_1/1745526912_1456_Wide_Long1745526912_1456_Wide_Long_angle_data.json</text:p>
          </table:table-cell>
          <table:table-cell/>
          <table:table-cell office:value-type="string" calcext:value-type="string">
            <text:p>./archive_1/1745526912_1456_Wide_Long1745526912_1456_Wide_Long_distance_data.json</text:p>
          </table:table-cell>
          <table:table-cell/>
          <table:table-cell office:value-type="string" calcext:value-type="string">
            <text:p>./archive_1/1745526912_1456_Wide_Long1745526912_1456_Wide_Long_sound.wav</text:p>
          </table:table-cell>
        </table:table-row>
        <table:table-row table:style-name="ro1">
          <table:table-cell office:value-type="string" calcext:value-type="string">
            <text:p>./archive_1/1744901631_277_Wide_Long1744901631_277_Wide_Long_angle_data.json</text:p>
          </table:table-cell>
          <table:table-cell/>
          <table:table-cell office:value-type="string" calcext:value-type="string">
            <text:p>./archive_1/1744901631_277_Wide_Long1744901631_277_Wide_Long_distance_data.json</text:p>
          </table:table-cell>
          <table:table-cell/>
          <table:table-cell office:value-type="string" calcext:value-type="string">
            <text:p>./archive_1/1744901631_277_Wide_Long1744901631_277_Wide_Long_sound.wav</text:p>
          </table:table-cell>
        </table:table-row>
        <table:table-row table:style-name="ro1">
          <table:table-cell office:value-type="string" calcext:value-type="string">
            <text:p>./archive_1/1744909819_595_Wide_Long1744909819_595_Wide_Long_angle_data.json</text:p>
          </table:table-cell>
          <table:table-cell/>
          <table:table-cell office:value-type="string" calcext:value-type="string">
            <text:p>./archive_1/1744909819_595_Wide_Long1744909819_595_Wide_Long_distance_data.json</text:p>
          </table:table-cell>
          <table:table-cell/>
          <table:table-cell office:value-type="string" calcext:value-type="string">
            <text:p>./archive_1/1744909819_595_Wide_Long1744909819_595_Wide_Long_sound.wav</text:p>
          </table:table-cell>
        </table:table-row>
        <table:table-row table:style-name="ro1">
          <table:table-cell office:value-type="string" calcext:value-type="string">
            <text:p>./archive_1/1744916796_909_Wide_Long1744916796_909_Wide_Long_angle_data.json</text:p>
          </table:table-cell>
          <table:table-cell/>
          <table:table-cell office:value-type="string" calcext:value-type="string">
            <text:p>./archive_1/1744916796_909_Wide_Long1744916796_909_Wide_Long_distance_data.json</text:p>
          </table:table-cell>
          <table:table-cell/>
          <table:table-cell office:value-type="string" calcext:value-type="string">
            <text:p>./archive_1/1744916796_909_Wide_Long1744916796_909_Wide_Long_sound.wav</text:p>
          </table:table-cell>
        </table:table-row>
        <table:table-row table:style-name="ro1">
          <table:table-cell office:value-type="string" calcext:value-type="string">
            <text:p>./archive_1/1745516011_219_Wide_Long1745516011_219_Wide_Long_angle_data.json</text:p>
          </table:table-cell>
          <table:table-cell/>
          <table:table-cell office:value-type="string" calcext:value-type="string">
            <text:p>./archive_1/1745516011_219_Wide_Long1745516011_219_Wide_Long_distance_data.json</text:p>
          </table:table-cell>
          <table:table-cell/>
          <table:table-cell office:value-type="string" calcext:value-type="string">
            <text:p>./archive_1/1745516011_219_Wide_Long1745516011_219_Wide_Long_sound.wav</text:p>
          </table:table-cell>
        </table:table-row>
        <table:table-row table:style-name="ro1">
          <table:table-cell office:value-type="string" calcext:value-type="string">
            <text:p>./archive_1/1745520317_527_Wide_Long1745520317_527_Wide_Long_angle_data.json</text:p>
          </table:table-cell>
          <table:table-cell/>
          <table:table-cell office:value-type="string" calcext:value-type="string">
            <text:p>./archive_1/1745520317_527_Wide_Long1745520317_527_Wide_Long_distance_data.json</text:p>
          </table:table-cell>
          <table:table-cell/>
          <table:table-cell office:value-type="string" calcext:value-type="string">
            <text:p>./archive_1/1745520317_527_Wide_Long1745520317_527_Wide_Long_sound.wav</text:p>
          </table:table-cell>
        </table:table-row>
        <table:table-row table:style-name="ro1">
          <table:table-cell office:value-type="string" calcext:value-type="string">
            <text:p>./archive_1/1745522726_839_Wide_Long1745522726_839_Wide_Long_angle_data.json</text:p>
          </table:table-cell>
          <table:table-cell/>
          <table:table-cell office:value-type="string" calcext:value-type="string">
            <text:p>./archive_1/1745522726_839_Wide_Long1745522726_839_Wide_Long_distance_data.json</text:p>
          </table:table-cell>
          <table:table-cell/>
          <table:table-cell office:value-type="string" calcext:value-type="string">
            <text:p>./archive_1/1745522726_839_Wide_Long1745522726_839_Wide_Long_sound.wav</text:p>
          </table:table-cell>
        </table:table-row>
        <table:table-row table:style-name="ro1">
          <table:table-cell office:value-type="string" calcext:value-type="string">
            <text:p>./archive_1/1745525096_1147_Wide_Long1745525096_1147_Wide_Long_angle_data.json</text:p>
          </table:table-cell>
          <table:table-cell/>
          <table:table-cell office:value-type="string" calcext:value-type="string">
            <text:p>./archive_1/1745525096_1147_Wide_Long1745525096_1147_Wide_Long_distance_data.json</text:p>
          </table:table-cell>
          <table:table-cell/>
          <table:table-cell office:value-type="string" calcext:value-type="string">
            <text:p>./archive_1/1745525096_1147_Wide_Long1745525096_1147_Wide_Long_sound.wav</text:p>
          </table:table-cell>
        </table:table-row>
        <table:table-row table:style-name="ro1">
          <table:table-cell office:value-type="string" calcext:value-type="string">
            <text:p>./archive_1/1745526923_1457_Wide_Long1745526923_1457_Wide_Long_angle_data.json</text:p>
          </table:table-cell>
          <table:table-cell/>
          <table:table-cell office:value-type="string" calcext:value-type="string">
            <text:p>./archive_1/1745526923_1457_Wide_Long1745526923_1457_Wide_Long_distance_data.json</text:p>
          </table:table-cell>
          <table:table-cell/>
          <table:table-cell office:value-type="string" calcext:value-type="string">
            <text:p>./archive_1/1745526923_1457_Wide_Long1745526923_1457_Wide_Long_sound.wav</text:p>
          </table:table-cell>
        </table:table-row>
        <table:table-row table:style-name="ro1">
          <table:table-cell office:value-type="string" calcext:value-type="string">
            <text:p>./archive_1/1744901649_278_Wide_Long1744901649_278_Wide_Long_angle_data.json</text:p>
          </table:table-cell>
          <table:table-cell/>
          <table:table-cell office:value-type="string" calcext:value-type="string">
            <text:p>./archive_1/1744901649_278_Wide_Long1744901649_278_Wide_Long_distance_data.json</text:p>
          </table:table-cell>
          <table:table-cell/>
          <table:table-cell office:value-type="string" calcext:value-type="string">
            <text:p>./archive_1/1744901649_278_Wide_Long1744901649_278_Wide_Long_sound.wav</text:p>
          </table:table-cell>
        </table:table-row>
        <table:table-row table:style-name="ro1">
          <table:table-cell office:value-type="string" calcext:value-type="string">
            <text:p>./archive_1/1744909839_596_Wide_Long1744909839_596_Wide_Long_angle_data.json</text:p>
          </table:table-cell>
          <table:table-cell/>
          <table:table-cell office:value-type="string" calcext:value-type="string">
            <text:p>./archive_1/1744909839_596_Wide_Long1744909839_596_Wide_Long_distance_data.json</text:p>
          </table:table-cell>
          <table:table-cell/>
          <table:table-cell office:value-type="string" calcext:value-type="string">
            <text:p>./archive_1/1744909839_596_Wide_Long1744909839_596_Wide_Long_sound.wav</text:p>
          </table:table-cell>
        </table:table-row>
        <table:table-row table:style-name="ro1">
          <table:table-cell office:value-type="string" calcext:value-type="string">
            <text:p>./archive_1/1744916816_910_Wide_Long1744916816_910_Wide_Long_angle_data.json</text:p>
          </table:table-cell>
          <table:table-cell/>
          <table:table-cell office:value-type="string" calcext:value-type="string">
            <text:p>./archive_1/1744916816_910_Wide_Long1744916816_910_Wide_Long_distance_data.json</text:p>
          </table:table-cell>
          <table:table-cell/>
          <table:table-cell office:value-type="string" calcext:value-type="string">
            <text:p>./archive_1/1744916816_910_Wide_Long1744916816_910_Wide_Long_sound.wav</text:p>
          </table:table-cell>
        </table:table-row>
        <table:table-row table:style-name="ro1">
          <table:table-cell office:value-type="string" calcext:value-type="string">
            <text:p>./archive_1/1745516015_220_Wide_Long1745516015_220_Wide_Long_angle_data.json</text:p>
          </table:table-cell>
          <table:table-cell/>
          <table:table-cell office:value-type="string" calcext:value-type="string">
            <text:p>./archive_1/1745516015_220_Wide_Long1745516015_220_Wide_Long_distance_data.json</text:p>
          </table:table-cell>
          <table:table-cell/>
          <table:table-cell office:value-type="string" calcext:value-type="string">
            <text:p>./archive_1/1745516015_220_Wide_Long1745516015_220_Wide_Long_sound.wav</text:p>
          </table:table-cell>
        </table:table-row>
        <table:table-row table:style-name="ro1">
          <table:table-cell office:value-type="string" calcext:value-type="string">
            <text:p>./archive_1/1745520321_528_Wide_Long1745520321_528_Wide_Long_angle_data.json</text:p>
          </table:table-cell>
          <table:table-cell/>
          <table:table-cell office:value-type="string" calcext:value-type="string">
            <text:p>./archive_1/1745520321_528_Wide_Long1745520321_528_Wide_Long_distance_data.json</text:p>
          </table:table-cell>
          <table:table-cell/>
          <table:table-cell office:value-type="string" calcext:value-type="string">
            <text:p>./archive_1/1745520321_528_Wide_Long1745520321_528_Wide_Long_sound.wav</text:p>
          </table:table-cell>
        </table:table-row>
        <table:table-row table:style-name="ro1">
          <table:table-cell office:value-type="string" calcext:value-type="string">
            <text:p>./archive_1/1745522732_840_Wide_Long1745522732_840_Wide_Long_angle_data.json</text:p>
          </table:table-cell>
          <table:table-cell/>
          <table:table-cell office:value-type="string" calcext:value-type="string">
            <text:p>./archive_1/1745522732_840_Wide_Long1745522732_840_Wide_Long_distance_data.json</text:p>
          </table:table-cell>
          <table:table-cell/>
          <table:table-cell office:value-type="string" calcext:value-type="string">
            <text:p>./archive_1/1745522732_840_Wide_Long1745522732_840_Wide_Long_sound.wav</text:p>
          </table:table-cell>
        </table:table-row>
        <table:table-row table:style-name="ro1">
          <table:table-cell office:value-type="string" calcext:value-type="string">
            <text:p>./archive_1/1745525101_1148_Wide_Long1745525101_1148_Wide_Long_angle_data.json</text:p>
          </table:table-cell>
          <table:table-cell/>
          <table:table-cell office:value-type="string" calcext:value-type="string">
            <text:p>./archive_1/1745525101_1148_Wide_Long1745525101_1148_Wide_Long_distance_data.json</text:p>
          </table:table-cell>
          <table:table-cell/>
          <table:table-cell office:value-type="string" calcext:value-type="string">
            <text:p>./archive_1/1745525101_1148_Wide_Long1745525101_1148_Wide_Long_sound.wav</text:p>
          </table:table-cell>
        </table:table-row>
        <table:table-row table:style-name="ro1">
          <table:table-cell office:value-type="string" calcext:value-type="string">
            <text:p>./archive_1/1745526927_1458_Wide_Long1745526927_1458_Wide_Long_angle_data.json</text:p>
          </table:table-cell>
          <table:table-cell/>
          <table:table-cell office:value-type="string" calcext:value-type="string">
            <text:p>./archive_1/1745526927_1458_Wide_Long1745526927_1458_Wide_Long_distance_data.json</text:p>
          </table:table-cell>
          <table:table-cell/>
          <table:table-cell office:value-type="string" calcext:value-type="string">
            <text:p>./archive_1/1745526927_1458_Wide_Long1745526927_1458_Wide_Long_sound.wav</text:p>
          </table:table-cell>
        </table:table-row>
        <table:table-row table:style-name="ro1">
          <table:table-cell office:value-type="string" calcext:value-type="string">
            <text:p>./archive_1/1744901669_279_Wide_Long1744901669_279_Wide_Long_angle_data.json</text:p>
          </table:table-cell>
          <table:table-cell/>
          <table:table-cell office:value-type="string" calcext:value-type="string">
            <text:p>./archive_1/1744901669_279_Wide_Long1744901669_279_Wide_Long_distance_data.json</text:p>
          </table:table-cell>
          <table:table-cell/>
          <table:table-cell office:value-type="string" calcext:value-type="string">
            <text:p>./archive_1/1744901669_279_Wide_Long1744901669_279_Wide_Long_sound.wav</text:p>
          </table:table-cell>
        </table:table-row>
        <table:table-row table:style-name="ro1">
          <table:table-cell office:value-type="string" calcext:value-type="string">
            <text:p>./archive_1/1744909859_597_Wide_Long1744909859_597_Wide_Long_angle_data.json</text:p>
          </table:table-cell>
          <table:table-cell/>
          <table:table-cell office:value-type="string" calcext:value-type="string">
            <text:p>./archive_1/1744909859_597_Wide_Long1744909859_597_Wide_Long_distance_data.json</text:p>
          </table:table-cell>
          <table:table-cell/>
          <table:table-cell office:value-type="string" calcext:value-type="string">
            <text:p>./archive_1/1744909859_597_Wide_Long1744909859_597_Wide_Long_sound.wav</text:p>
          </table:table-cell>
        </table:table-row>
        <table:table-row table:style-name="ro1">
          <table:table-cell office:value-type="string" calcext:value-type="string">
            <text:p>./archive_1/1744916836_911_Wide_Long1744916836_911_Wide_Long_angle_data.json</text:p>
          </table:table-cell>
          <table:table-cell/>
          <table:table-cell office:value-type="string" calcext:value-type="string">
            <text:p>./archive_1/1744916836_911_Wide_Long1744916836_911_Wide_Long_distance_data.json</text:p>
          </table:table-cell>
          <table:table-cell/>
          <table:table-cell office:value-type="string" calcext:value-type="string">
            <text:p>./archive_1/1744916836_911_Wide_Long1744916836_911_Wide_Long_sound.wav</text:p>
          </table:table-cell>
        </table:table-row>
        <table:table-row table:style-name="ro1">
          <table:table-cell office:value-type="string" calcext:value-type="string">
            <text:p>./archive_1/1745516021_221_Wide_Long1745516021_221_Wide_Long_angle_data.json</text:p>
          </table:table-cell>
          <table:table-cell/>
          <table:table-cell office:value-type="string" calcext:value-type="string">
            <text:p>./archive_1/1745516021_221_Wide_Long1745516021_221_Wide_Long_distance_data.json</text:p>
          </table:table-cell>
          <table:table-cell/>
          <table:table-cell office:value-type="string" calcext:value-type="string">
            <text:p>./archive_1/1745516021_221_Wide_Long1745516021_221_Wide_Long_sound.wav</text:p>
          </table:table-cell>
        </table:table-row>
        <table:table-row table:style-name="ro1">
          <table:table-cell office:value-type="string" calcext:value-type="string">
            <text:p>./archive_1/1745520326_529_Wide_Long1745520326_529_Wide_Long_angle_data.json</text:p>
          </table:table-cell>
          <table:table-cell/>
          <table:table-cell office:value-type="string" calcext:value-type="string">
            <text:p>./archive_1/1745520326_529_Wide_Long1745520326_529_Wide_Long_distance_data.json</text:p>
          </table:table-cell>
          <table:table-cell/>
          <table:table-cell office:value-type="string" calcext:value-type="string">
            <text:p>./archive_1/1745520326_529_Wide_Long1745520326_529_Wide_Long_sound.wav</text:p>
          </table:table-cell>
        </table:table-row>
        <table:table-row table:style-name="ro1">
          <table:table-cell office:value-type="string" calcext:value-type="string">
            <text:p>./archive_1/1745522737_841_Wide_Long1745522737_841_Wide_Long_angle_data.json</text:p>
          </table:table-cell>
          <table:table-cell/>
          <table:table-cell office:value-type="string" calcext:value-type="string">
            <text:p>./archive_1/1745522737_841_Wide_Long1745522737_841_Wide_Long_distance_data.json</text:p>
          </table:table-cell>
          <table:table-cell/>
          <table:table-cell office:value-type="string" calcext:value-type="string">
            <text:p>./archive_1/1745522737_841_Wide_Long1745522737_841_Wide_Long_sound.wav</text:p>
          </table:table-cell>
        </table:table-row>
        <table:table-row table:style-name="ro1">
          <table:table-cell office:value-type="string" calcext:value-type="string">
            <text:p>./archive_1/1745525106_1149_Wide_Long1745525106_1149_Wide_Long_angle_data.json</text:p>
          </table:table-cell>
          <table:table-cell/>
          <table:table-cell office:value-type="string" calcext:value-type="string">
            <text:p>./archive_1/1745525106_1149_Wide_Long1745525106_1149_Wide_Long_distance_data.json</text:p>
          </table:table-cell>
          <table:table-cell/>
          <table:table-cell office:value-type="string" calcext:value-type="string">
            <text:p>./archive_1/1745525106_1149_Wide_Long1745525106_1149_Wide_Long_sound.wav</text:p>
          </table:table-cell>
        </table:table-row>
        <table:table-row table:style-name="ro1">
          <table:table-cell office:value-type="string" calcext:value-type="string">
            <text:p>./archive_1/1745526932_1459_Wide_Long1745526932_1459_Wide_Long_angle_data.json</text:p>
          </table:table-cell>
          <table:table-cell/>
          <table:table-cell office:value-type="string" calcext:value-type="string">
            <text:p>./archive_1/1745526932_1459_Wide_Long1745526932_1459_Wide_Long_distance_data.json</text:p>
          </table:table-cell>
          <table:table-cell/>
          <table:table-cell office:value-type="string" calcext:value-type="string">
            <text:p>./archive_1/1745526932_1459_Wide_Long1745526932_1459_Wide_Long_sound.wav</text:p>
          </table:table-cell>
        </table:table-row>
        <table:table-row table:style-name="ro1">
          <table:table-cell office:value-type="string" calcext:value-type="string">
            <text:p>./archive_1/1744901688_280_Wide_Long1744901688_280_Wide_Long_angle_data.json</text:p>
          </table:table-cell>
          <table:table-cell/>
          <table:table-cell office:value-type="string" calcext:value-type="string">
            <text:p>./archive_1/1744901688_280_Wide_Long1744901688_280_Wide_Long_distance_data.json</text:p>
          </table:table-cell>
          <table:table-cell/>
          <table:table-cell office:value-type="string" calcext:value-type="string">
            <text:p>./archive_1/1744901688_280_Wide_Long1744901688_280_Wide_Long_sound.wav</text:p>
          </table:table-cell>
        </table:table-row>
        <table:table-row table:style-name="ro1">
          <table:table-cell office:value-type="string" calcext:value-type="string">
            <text:p>./archive_1/1744909879_598_Wide_Long1744909879_598_Wide_Long_angle_data.json</text:p>
          </table:table-cell>
          <table:table-cell/>
          <table:table-cell office:value-type="string" calcext:value-type="string">
            <text:p>./archive_1/1744909879_598_Wide_Long1744909879_598_Wide_Long_distance_data.json</text:p>
          </table:table-cell>
          <table:table-cell/>
          <table:table-cell office:value-type="string" calcext:value-type="string">
            <text:p>./archive_1/1744909879_598_Wide_Long1744909879_598_Wide_Long_sound.wav</text:p>
          </table:table-cell>
        </table:table-row>
        <table:table-row table:style-name="ro1">
          <table:table-cell office:value-type="string" calcext:value-type="string">
            <text:p>./archive_1/1744916856_912_Wide_Long1744916856_912_Wide_Long_angle_data.json</text:p>
          </table:table-cell>
          <table:table-cell/>
          <table:table-cell office:value-type="string" calcext:value-type="string">
            <text:p>./archive_1/1744916856_912_Wide_Long1744916856_912_Wide_Long_distance_data.json</text:p>
          </table:table-cell>
          <table:table-cell/>
          <table:table-cell office:value-type="string" calcext:value-type="string">
            <text:p>./archive_1/1744916856_912_Wide_Long1744916856_912_Wide_Long_sound.wav</text:p>
          </table:table-cell>
        </table:table-row>
        <table:table-row table:style-name="ro1">
          <table:table-cell office:value-type="string" calcext:value-type="string">
            <text:p>./archive_1/1745516029_222_Wide_Long1745516029_222_Wide_Long_angle_data.json</text:p>
          </table:table-cell>
          <table:table-cell/>
          <table:table-cell office:value-type="string" calcext:value-type="string">
            <text:p>./archive_1/1745516029_222_Wide_Long1745516029_222_Wide_Long_distance_data.json</text:p>
          </table:table-cell>
          <table:table-cell/>
          <table:table-cell office:value-type="string" calcext:value-type="string">
            <text:p>./archive_1/1745516029_222_Wide_Long1745516029_222_Wide_Long_sound.wav</text:p>
          </table:table-cell>
        </table:table-row>
        <table:table-row table:style-name="ro1">
          <table:table-cell office:value-type="string" calcext:value-type="string">
            <text:p>./archive_1/1745520330_530_Wide_Long1745520330_530_Wide_Long_angle_data.json</text:p>
          </table:table-cell>
          <table:table-cell/>
          <table:table-cell office:value-type="string" calcext:value-type="string">
            <text:p>./archive_1/1745520330_530_Wide_Long1745520330_530_Wide_Long_distance_data.json</text:p>
          </table:table-cell>
          <table:table-cell/>
          <table:table-cell office:value-type="string" calcext:value-type="string">
            <text:p>./archive_1/1745520330_530_Wide_Long1745520330_530_Wide_Long_sound.wav</text:p>
          </table:table-cell>
        </table:table-row>
        <table:table-row table:style-name="ro1">
          <table:table-cell office:value-type="string" calcext:value-type="string">
            <text:p>./archive_1/1745522741_842_Wide_Long1745522741_842_Wide_Long_angle_data.json</text:p>
          </table:table-cell>
          <table:table-cell/>
          <table:table-cell office:value-type="string" calcext:value-type="string">
            <text:p>./archive_1/1745522741_842_Wide_Long1745522741_842_Wide_Long_distance_data.json</text:p>
          </table:table-cell>
          <table:table-cell/>
          <table:table-cell office:value-type="string" calcext:value-type="string">
            <text:p>./archive_1/1745522741_842_Wide_Long1745522741_842_Wide_Long_sound.wav</text:p>
          </table:table-cell>
        </table:table-row>
        <table:table-row table:style-name="ro1">
          <table:table-cell office:value-type="string" calcext:value-type="string">
            <text:p>./archive_1/1745525110_1150_Wide_Long1745525110_1150_Wide_Long_angle_data.json</text:p>
          </table:table-cell>
          <table:table-cell/>
          <table:table-cell office:value-type="string" calcext:value-type="string">
            <text:p>./archive_1/1745525110_1150_Wide_Long1745525110_1150_Wide_Long_distance_data.json</text:p>
          </table:table-cell>
          <table:table-cell/>
          <table:table-cell office:value-type="string" calcext:value-type="string">
            <text:p>./archive_1/1745525110_1150_Wide_Long1745525110_1150_Wide_Long_sound.wav</text:p>
          </table:table-cell>
        </table:table-row>
        <table:table-row table:style-name="ro1">
          <table:table-cell office:value-type="string" calcext:value-type="string">
            <text:p>./archive_1/1745526936_1460_Wide_Long1745526936_1460_Wide_Long_angle_data.json</text:p>
          </table:table-cell>
          <table:table-cell/>
          <table:table-cell office:value-type="string" calcext:value-type="string">
            <text:p>./archive_1/1745526936_1460_Wide_Long1745526936_1460_Wide_Long_distance_data.json</text:p>
          </table:table-cell>
          <table:table-cell/>
          <table:table-cell office:value-type="string" calcext:value-type="string">
            <text:p>./archive_1/1745526936_1460_Wide_Long1745526936_1460_Wide_Long_sound.wav</text:p>
          </table:table-cell>
        </table:table-row>
        <table:table-row table:style-name="ro1">
          <table:table-cell office:value-type="string" calcext:value-type="string">
            <text:p>./archive_1/1744901707_281_Wide_Long1744901707_281_Wide_Long_angle_data.json</text:p>
          </table:table-cell>
          <table:table-cell/>
          <table:table-cell office:value-type="string" calcext:value-type="string">
            <text:p>./archive_1/1744901707_281_Wide_Long1744901707_281_Wide_Long_distance_data.json</text:p>
          </table:table-cell>
          <table:table-cell/>
          <table:table-cell office:value-type="string" calcext:value-type="string">
            <text:p>./archive_1/1744901707_281_Wide_Long1744901707_281_Wide_Long_sound.wav</text:p>
          </table:table-cell>
        </table:table-row>
        <table:table-row table:style-name="ro1">
          <table:table-cell office:value-type="string" calcext:value-type="string">
            <text:p>./archive_1/1744909899_599_Wide_Long1744909899_599_Wide_Long_angle_data.json</text:p>
          </table:table-cell>
          <table:table-cell/>
          <table:table-cell office:value-type="string" calcext:value-type="string">
            <text:p>./archive_1/1744909899_599_Wide_Long1744909899_599_Wide_Long_distance_data.json</text:p>
          </table:table-cell>
          <table:table-cell/>
          <table:table-cell office:value-type="string" calcext:value-type="string">
            <text:p>./archive_1/1744909899_599_Wide_Long1744909899_599_Wide_Long_sound.wav</text:p>
          </table:table-cell>
        </table:table-row>
        <table:table-row table:style-name="ro1">
          <table:table-cell office:value-type="string" calcext:value-type="string">
            <text:p>./archive_1/1744916876_913_Wide_Long1744916876_913_Wide_Long_angle_data.json</text:p>
          </table:table-cell>
          <table:table-cell/>
          <table:table-cell office:value-type="string" calcext:value-type="string">
            <text:p>./archive_1/1744916876_913_Wide_Long1744916876_913_Wide_Long_distance_data.json</text:p>
          </table:table-cell>
          <table:table-cell/>
          <table:table-cell office:value-type="string" calcext:value-type="string">
            <text:p>./archive_1/1744916876_913_Wide_Long1744916876_913_Wide_Long_sound.wav</text:p>
          </table:table-cell>
        </table:table-row>
        <table:table-row table:style-name="ro1">
          <table:table-cell office:value-type="string" calcext:value-type="string">
            <text:p>./archive_1/1745516089_223_Wide_Long1745516089_223_Wide_Long_angle_data.json</text:p>
          </table:table-cell>
          <table:table-cell/>
          <table:table-cell office:value-type="string" calcext:value-type="string">
            <text:p>./archive_1/1745516089_223_Wide_Long1745516089_223_Wide_Long_distance_data.json</text:p>
          </table:table-cell>
          <table:table-cell/>
          <table:table-cell office:value-type="string" calcext:value-type="string">
            <text:p>./archive_1/1745516089_223_Wide_Long1745516089_223_Wide_Long_sound.wav</text:p>
          </table:table-cell>
        </table:table-row>
        <table:table-row table:style-name="ro1">
          <table:table-cell office:value-type="string" calcext:value-type="string">
            <text:p>./archive_1/1745520336_531_Wide_Long1745520336_531_Wide_Long_angle_data.json</text:p>
          </table:table-cell>
          <table:table-cell/>
          <table:table-cell office:value-type="string" calcext:value-type="string">
            <text:p>./archive_1/1745520336_531_Wide_Long1745520336_531_Wide_Long_distance_data.json</text:p>
          </table:table-cell>
          <table:table-cell/>
          <table:table-cell office:value-type="string" calcext:value-type="string">
            <text:p>./archive_1/1745520336_531_Wide_Long1745520336_531_Wide_Long_sound.wav</text:p>
          </table:table-cell>
        </table:table-row>
        <table:table-row table:style-name="ro1">
          <table:table-cell office:value-type="string" calcext:value-type="string">
            <text:p>./archive_1/1745522747_843_Wide_Long1745522747_843_Wide_Long_angle_data.json</text:p>
          </table:table-cell>
          <table:table-cell/>
          <table:table-cell office:value-type="string" calcext:value-type="string">
            <text:p>./archive_1/1745522747_843_Wide_Long1745522747_843_Wide_Long_distance_data.json</text:p>
          </table:table-cell>
          <table:table-cell/>
          <table:table-cell office:value-type="string" calcext:value-type="string">
            <text:p>./archive_1/1745522747_843_Wide_Long1745522747_843_Wide_Long_sound.wav</text:p>
          </table:table-cell>
        </table:table-row>
        <table:table-row table:style-name="ro1">
          <table:table-cell office:value-type="string" calcext:value-type="string">
            <text:p>./archive_1/1745525114_1151_Wide_Long1745525114_1151_Wide_Long_angle_data.json</text:p>
          </table:table-cell>
          <table:table-cell/>
          <table:table-cell office:value-type="string" calcext:value-type="string">
            <text:p>./archive_1/1745525114_1151_Wide_Long1745525114_1151_Wide_Long_distance_data.json</text:p>
          </table:table-cell>
          <table:table-cell/>
          <table:table-cell office:value-type="string" calcext:value-type="string">
            <text:p>./archive_1/1745525114_1151_Wide_Long1745525114_1151_Wide_Long_sound.wav</text:p>
          </table:table-cell>
        </table:table-row>
        <table:table-row table:style-name="ro1">
          <table:table-cell office:value-type="string" calcext:value-type="string">
            <text:p>./archive_1/1745526941_1461_Wide_Long1745526941_1461_Wide_Long_angle_data.json</text:p>
          </table:table-cell>
          <table:table-cell/>
          <table:table-cell office:value-type="string" calcext:value-type="string">
            <text:p>./archive_1/1745526941_1461_Wide_Long1745526941_1461_Wide_Long_distance_data.json</text:p>
          </table:table-cell>
          <table:table-cell/>
          <table:table-cell office:value-type="string" calcext:value-type="string">
            <text:p>./archive_1/1745526941_1461_Wide_Long1745526941_1461_Wide_Long_sound.wav</text:p>
          </table:table-cell>
        </table:table-row>
        <table:table-row table:style-name="ro1">
          <table:table-cell office:value-type="string" calcext:value-type="string">
            <text:p>./archive_1/1744901727_282_Wide_Long1744901727_282_Wide_Long_angle_data.json</text:p>
          </table:table-cell>
          <table:table-cell/>
          <table:table-cell office:value-type="string" calcext:value-type="string">
            <text:p>./archive_1/1744901727_282_Wide_Long1744901727_282_Wide_Long_distance_data.json</text:p>
          </table:table-cell>
          <table:table-cell/>
          <table:table-cell office:value-type="string" calcext:value-type="string">
            <text:p>./archive_1/1744901727_282_Wide_Long1744901727_282_Wide_Long_sound.wav</text:p>
          </table:table-cell>
        </table:table-row>
        <table:table-row table:style-name="ro1">
          <table:table-cell office:value-type="string" calcext:value-type="string">
            <text:p>./archive_1/1744909919_600_Wide_Long1744909919_600_Wide_Long_angle_data.json</text:p>
          </table:table-cell>
          <table:table-cell/>
          <table:table-cell office:value-type="string" calcext:value-type="string">
            <text:p>./archive_1/1744909919_600_Wide_Long1744909919_600_Wide_Long_distance_data.json</text:p>
          </table:table-cell>
          <table:table-cell/>
          <table:table-cell office:value-type="string" calcext:value-type="string">
            <text:p>./archive_1/1744909919_600_Wide_Long1744909919_600_Wide_Long_sound.wav</text:p>
          </table:table-cell>
        </table:table-row>
        <table:table-row table:style-name="ro1">
          <table:table-cell office:value-type="string" calcext:value-type="string">
            <text:p>./archive_1/1744916895_914_Wide_Long1744916895_914_Wide_Long_angle_data.json</text:p>
          </table:table-cell>
          <table:table-cell/>
          <table:table-cell office:value-type="string" calcext:value-type="string">
            <text:p>./archive_1/1744916895_914_Wide_Long1744916895_914_Wide_Long_distance_data.json</text:p>
          </table:table-cell>
          <table:table-cell/>
          <table:table-cell office:value-type="string" calcext:value-type="string">
            <text:p>./archive_1/1744916895_914_Wide_Long1744916895_914_Wide_Long_sound.wav</text:p>
          </table:table-cell>
        </table:table-row>
        <table:table-row table:style-name="ro1">
          <table:table-cell office:value-type="string" calcext:value-type="string">
            <text:p>./archive_1/1745516094_224_Wide_Long1745516094_224_Wide_Long_angle_data.json</text:p>
          </table:table-cell>
          <table:table-cell/>
          <table:table-cell office:value-type="string" calcext:value-type="string">
            <text:p>./archive_1/1745516094_224_Wide_Long1745516094_224_Wide_Long_distance_data.json</text:p>
          </table:table-cell>
          <table:table-cell/>
          <table:table-cell office:value-type="string" calcext:value-type="string">
            <text:p>./archive_1/1745516094_224_Wide_Long1745516094_224_Wide_Long_sound.wav</text:p>
          </table:table-cell>
        </table:table-row>
        <table:table-row table:style-name="ro1">
          <table:table-cell office:value-type="string" calcext:value-type="string">
            <text:p>./archive_1/1745520343_532_Wide_Long1745520343_532_Wide_Long_angle_data.json</text:p>
          </table:table-cell>
          <table:table-cell/>
          <table:table-cell office:value-type="string" calcext:value-type="string">
            <text:p>./archive_1/1745520343_532_Wide_Long1745520343_532_Wide_Long_distance_data.json</text:p>
          </table:table-cell>
          <table:table-cell/>
          <table:table-cell office:value-type="string" calcext:value-type="string">
            <text:p>./archive_1/1745520343_532_Wide_Long1745520343_532_Wide_Long_sound.wav</text:p>
          </table:table-cell>
        </table:table-row>
        <table:table-row table:style-name="ro1">
          <table:table-cell office:value-type="string" calcext:value-type="string">
            <text:p>./archive_1/1745522751_844_Wide_Long1745522751_844_Wide_Long_angle_data.json</text:p>
          </table:table-cell>
          <table:table-cell/>
          <table:table-cell office:value-type="string" calcext:value-type="string">
            <text:p>./archive_1/1745522751_844_Wide_Long1745522751_844_Wide_Long_distance_data.json</text:p>
          </table:table-cell>
          <table:table-cell/>
          <table:table-cell office:value-type="string" calcext:value-type="string">
            <text:p>./archive_1/1745522751_844_Wide_Long1745522751_844_Wide_Long_sound.wav</text:p>
          </table:table-cell>
        </table:table-row>
        <table:table-row table:style-name="ro1">
          <table:table-cell office:value-type="string" calcext:value-type="string">
            <text:p>./archive_1/1745525119_1152_Wide_Long1745525119_1152_Wide_Long_angle_data.json</text:p>
          </table:table-cell>
          <table:table-cell/>
          <table:table-cell office:value-type="string" calcext:value-type="string">
            <text:p>./archive_1/1745525119_1152_Wide_Long1745525119_1152_Wide_Long_distance_data.json</text:p>
          </table:table-cell>
          <table:table-cell/>
          <table:table-cell office:value-type="string" calcext:value-type="string">
            <text:p>./archive_1/1745525119_1152_Wide_Long1745525119_1152_Wide_Long_sound.wav</text:p>
          </table:table-cell>
        </table:table-row>
        <table:table-row table:style-name="ro1">
          <table:table-cell office:value-type="string" calcext:value-type="string">
            <text:p>./archive_1/1745526945_1462_Wide_Long1745526945_1462_Wide_Long_angle_data.json</text:p>
          </table:table-cell>
          <table:table-cell/>
          <table:table-cell office:value-type="string" calcext:value-type="string">
            <text:p>./archive_1/1745526945_1462_Wide_Long1745526945_1462_Wide_Long_distance_data.json</text:p>
          </table:table-cell>
          <table:table-cell/>
          <table:table-cell office:value-type="string" calcext:value-type="string">
            <text:p>./archive_1/1745526945_1462_Wide_Long1745526945_1462_Wide_Long_sound.wav</text:p>
          </table:table-cell>
        </table:table-row>
        <table:table-row table:style-name="ro1">
          <table:table-cell office:value-type="string" calcext:value-type="string">
            <text:p>./archive_1/1744901772_284_Wide_Long1744901772_284_Wide_Long_angle_data.json</text:p>
          </table:table-cell>
          <table:table-cell/>
          <table:table-cell office:value-type="string" calcext:value-type="string">
            <text:p>./archive_1/1744901772_284_Wide_Long1744901772_284_Wide_Long_distance_data.json</text:p>
          </table:table-cell>
          <table:table-cell/>
          <table:table-cell office:value-type="string" calcext:value-type="string">
            <text:p>./archive_1/1744901772_284_Wide_Long1744901772_284_Wide_Long_sound.wav</text:p>
          </table:table-cell>
        </table:table-row>
        <table:table-row table:style-name="ro1">
          <table:table-cell office:value-type="string" calcext:value-type="string">
            <text:p>./archive_1/1744910122_601_Wide_Long1744910122_601_Wide_Long_angle_data.json</text:p>
          </table:table-cell>
          <table:table-cell/>
          <table:table-cell office:value-type="string" calcext:value-type="string">
            <text:p>./archive_1/1744910122_601_Wide_Long1744910122_601_Wide_Long_distance_data.json</text:p>
          </table:table-cell>
          <table:table-cell/>
          <table:table-cell office:value-type="string" calcext:value-type="string">
            <text:p>./archive_1/1744910122_601_Wide_Long1744910122_601_Wide_Long_sound.wav</text:p>
          </table:table-cell>
        </table:table-row>
        <table:table-row table:style-name="ro1">
          <table:table-cell office:value-type="string" calcext:value-type="string">
            <text:p>./archive_1/1744916916_915_Wide_Long1744916916_915_Wide_Long_angle_data.json</text:p>
          </table:table-cell>
          <table:table-cell/>
          <table:table-cell office:value-type="string" calcext:value-type="string">
            <text:p>./archive_1/1744916916_915_Wide_Long1744916916_915_Wide_Long_distance_data.json</text:p>
          </table:table-cell>
          <table:table-cell/>
          <table:table-cell office:value-type="string" calcext:value-type="string">
            <text:p>./archive_1/1744916916_915_Wide_Long1744916916_915_Wide_Long_sound.wav</text:p>
          </table:table-cell>
        </table:table-row>
        <table:table-row table:style-name="ro1">
          <table:table-cell office:value-type="string" calcext:value-type="string">
            <text:p>./archive_1/1745516099_225_Wide_Long1745516099_225_Wide_Long_angle_data.json</text:p>
          </table:table-cell>
          <table:table-cell/>
          <table:table-cell office:value-type="string" calcext:value-type="string">
            <text:p>./archive_1/1745516099_225_Wide_Long1745516099_225_Wide_Long_distance_data.json</text:p>
          </table:table-cell>
          <table:table-cell/>
          <table:table-cell office:value-type="string" calcext:value-type="string">
            <text:p>./archive_1/1745516099_225_Wide_Long1745516099_225_Wide_Long_sound.wav</text:p>
          </table:table-cell>
        </table:table-row>
        <table:table-row table:style-name="ro1">
          <table:table-cell office:value-type="string" calcext:value-type="string">
            <text:p>./archive_1/1745520348_533_Wide_Long1745520348_533_Wide_Long_angle_data.json</text:p>
          </table:table-cell>
          <table:table-cell/>
          <table:table-cell office:value-type="string" calcext:value-type="string">
            <text:p>./archive_1/1745520348_533_Wide_Long1745520348_533_Wide_Long_distance_data.json</text:p>
          </table:table-cell>
          <table:table-cell/>
          <table:table-cell office:value-type="string" calcext:value-type="string">
            <text:p>./archive_1/1745520348_533_Wide_Long1745520348_533_Wide_Long_sound.wav</text:p>
          </table:table-cell>
        </table:table-row>
        <table:table-row table:style-name="ro1">
          <table:table-cell office:value-type="string" calcext:value-type="string">
            <text:p>./archive_1/1745522755_845_Wide_Long1745522755_845_Wide_Long_angle_data.json</text:p>
          </table:table-cell>
          <table:table-cell/>
          <table:table-cell office:value-type="string" calcext:value-type="string">
            <text:p>./archive_1/1745522755_845_Wide_Long1745522755_845_Wide_Long_distance_data.json</text:p>
          </table:table-cell>
          <table:table-cell/>
          <table:table-cell office:value-type="string" calcext:value-type="string">
            <text:p>./archive_1/1745522755_845_Wide_Long1745522755_845_Wide_Long_sound.wav</text:p>
          </table:table-cell>
        </table:table-row>
        <table:table-row table:style-name="ro1">
          <table:table-cell office:value-type="string" calcext:value-type="string">
            <text:p>./archive_1/1745525123_1153_Wide_Long1745525123_1153_Wide_Long_angle_data.json</text:p>
          </table:table-cell>
          <table:table-cell/>
          <table:table-cell office:value-type="string" calcext:value-type="string">
            <text:p>./archive_1/1745525123_1153_Wide_Long1745525123_1153_Wide_Long_distance_data.json</text:p>
          </table:table-cell>
          <table:table-cell/>
          <table:table-cell office:value-type="string" calcext:value-type="string">
            <text:p>./archive_1/1745525123_1153_Wide_Long1745525123_1153_Wide_Long_sound.wav</text:p>
          </table:table-cell>
        </table:table-row>
        <table:table-row table:style-name="ro1">
          <table:table-cell office:value-type="string" calcext:value-type="string">
            <text:p>./archive_1/1745526950_1463_Wide_Long1745526950_1463_Wide_Long_angle_data.json</text:p>
          </table:table-cell>
          <table:table-cell/>
          <table:table-cell office:value-type="string" calcext:value-type="string">
            <text:p>./archive_1/1745526950_1463_Wide_Long1745526950_1463_Wide_Long_distance_data.json</text:p>
          </table:table-cell>
          <table:table-cell/>
          <table:table-cell office:value-type="string" calcext:value-type="string">
            <text:p>./archive_1/1745526950_1463_Wide_Long1745526950_1463_Wide_Long_sound.wav</text:p>
          </table:table-cell>
        </table:table-row>
        <table:table-row table:style-name="ro1">
          <table:table-cell office:value-type="string" calcext:value-type="string">
            <text:p>./archive_1/1744901793_285_Wide_Long1744901793_285_Wide_Long_angle_data.json</text:p>
          </table:table-cell>
          <table:table-cell/>
          <table:table-cell office:value-type="string" calcext:value-type="string">
            <text:p>./archive_1/1744901793_285_Wide_Long1744901793_285_Wide_Long_distance_data.json</text:p>
          </table:table-cell>
          <table:table-cell/>
          <table:table-cell office:value-type="string" calcext:value-type="string">
            <text:p>./archive_1/1744901793_285_Wide_Long1744901793_285_Wide_Long_sound.wav</text:p>
          </table:table-cell>
        </table:table-row>
        <table:table-row table:style-name="ro1">
          <table:table-cell office:value-type="string" calcext:value-type="string">
            <text:p>./archive_1/1744910141_602_Wide_Long1744910141_602_Wide_Long_angle_data.json</text:p>
          </table:table-cell>
          <table:table-cell/>
          <table:table-cell office:value-type="string" calcext:value-type="string">
            <text:p>./archive_1/1744910141_602_Wide_Long1744910141_602_Wide_Long_distance_data.json</text:p>
          </table:table-cell>
          <table:table-cell/>
          <table:table-cell office:value-type="string" calcext:value-type="string">
            <text:p>./archive_1/1744910141_602_Wide_Long1744910141_602_Wide_Long_sound.wav</text:p>
          </table:table-cell>
        </table:table-row>
        <table:table-row table:style-name="ro1">
          <table:table-cell office:value-type="string" calcext:value-type="string">
            <text:p>./archive_1/1744916936_916_Wide_Long1744916936_916_Wide_Long_angle_data.json</text:p>
          </table:table-cell>
          <table:table-cell/>
          <table:table-cell office:value-type="string" calcext:value-type="string">
            <text:p>./archive_1/1744916936_916_Wide_Long1744916936_916_Wide_Long_distance_data.json</text:p>
          </table:table-cell>
          <table:table-cell/>
          <table:table-cell office:value-type="string" calcext:value-type="string">
            <text:p>./archive_1/1744916936_916_Wide_Long1744916936_916_Wide_Long_sound.wav</text:p>
          </table:table-cell>
        </table:table-row>
        <table:table-row table:style-name="ro1">
          <table:table-cell office:value-type="string" calcext:value-type="string">
            <text:p>./archive_1/1745516110_226_Wide_Long1745516110_226_Wide_Long_angle_data.json</text:p>
          </table:table-cell>
          <table:table-cell/>
          <table:table-cell office:value-type="string" calcext:value-type="string">
            <text:p>./archive_1/1745516110_226_Wide_Long1745516110_226_Wide_Long_distance_data.json</text:p>
          </table:table-cell>
          <table:table-cell/>
          <table:table-cell office:value-type="string" calcext:value-type="string">
            <text:p>./archive_1/1745516110_226_Wide_Long1745516110_226_Wide_Long_sound.wav</text:p>
          </table:table-cell>
        </table:table-row>
        <table:table-row table:style-name="ro1">
          <table:table-cell office:value-type="string" calcext:value-type="string">
            <text:p>./archive_1/1745520352_534_Wide_Long1745520352_534_Wide_Long_angle_data.json</text:p>
          </table:table-cell>
          <table:table-cell/>
          <table:table-cell office:value-type="string" calcext:value-type="string">
            <text:p>./archive_1/1745520352_534_Wide_Long1745520352_534_Wide_Long_distance_data.json</text:p>
          </table:table-cell>
          <table:table-cell/>
          <table:table-cell office:value-type="string" calcext:value-type="string">
            <text:p>./archive_1/1745520352_534_Wide_Long1745520352_534_Wide_Long_sound.wav</text:p>
          </table:table-cell>
        </table:table-row>
        <table:table-row table:style-name="ro1">
          <table:table-cell office:value-type="string" calcext:value-type="string">
            <text:p>./archive_1/1745522760_846_Wide_Long1745522760_846_Wide_Long_angle_data.json</text:p>
          </table:table-cell>
          <table:table-cell/>
          <table:table-cell office:value-type="string" calcext:value-type="string">
            <text:p>./archive_1/1745522760_846_Wide_Long1745522760_846_Wide_Long_distance_data.json</text:p>
          </table:table-cell>
          <table:table-cell/>
          <table:table-cell office:value-type="string" calcext:value-type="string">
            <text:p>./archive_1/1745522760_846_Wide_Long1745522760_846_Wide_Long_sound.wav</text:p>
          </table:table-cell>
        </table:table-row>
        <table:table-row table:style-name="ro1">
          <table:table-cell office:value-type="string" calcext:value-type="string">
            <text:p>./archive_1/1745525128_1154_Wide_Long1745525128_1154_Wide_Long_angle_data.json</text:p>
          </table:table-cell>
          <table:table-cell/>
          <table:table-cell office:value-type="string" calcext:value-type="string">
            <text:p>./archive_1/1745525128_1154_Wide_Long1745525128_1154_Wide_Long_distance_data.json</text:p>
          </table:table-cell>
          <table:table-cell/>
          <table:table-cell office:value-type="string" calcext:value-type="string">
            <text:p>./archive_1/1745525128_1154_Wide_Long1745525128_1154_Wide_Long_sound.wav</text:p>
          </table:table-cell>
        </table:table-row>
        <table:table-row table:style-name="ro1">
          <table:table-cell office:value-type="string" calcext:value-type="string">
            <text:p>./archive_1/1745526954_1464_Wide_Long1745526954_1464_Wide_Long_angle_data.json</text:p>
          </table:table-cell>
          <table:table-cell/>
          <table:table-cell office:value-type="string" calcext:value-type="string">
            <text:p>./archive_1/1745526954_1464_Wide_Long1745526954_1464_Wide_Long_distance_data.json</text:p>
          </table:table-cell>
          <table:table-cell/>
          <table:table-cell office:value-type="string" calcext:value-type="string">
            <text:p>./archive_1/1745526954_1464_Wide_Long1745526954_1464_Wide_Long_sound.wav</text:p>
          </table:table-cell>
        </table:table-row>
        <table:table-row table:style-name="ro1">
          <table:table-cell office:value-type="string" calcext:value-type="string">
            <text:p>./archive_1/1744901812_286_Wide_Long1744901812_286_Wide_Long_angle_data.json</text:p>
          </table:table-cell>
          <table:table-cell/>
          <table:table-cell office:value-type="string" calcext:value-type="string">
            <text:p>./archive_1/1744901812_286_Wide_Long1744901812_286_Wide_Long_distance_data.json</text:p>
          </table:table-cell>
          <table:table-cell/>
          <table:table-cell office:value-type="string" calcext:value-type="string">
            <text:p>./archive_1/1744901812_286_Wide_Long1744901812_286_Wide_Long_sound.wav</text:p>
          </table:table-cell>
        </table:table-row>
        <table:table-row table:style-name="ro1">
          <table:table-cell office:value-type="string" calcext:value-type="string">
            <text:p>./archive_1/1744910161_603_Wide_Long1744910161_603_Wide_Long_angle_data.json</text:p>
          </table:table-cell>
          <table:table-cell/>
          <table:table-cell office:value-type="string" calcext:value-type="string">
            <text:p>./archive_1/1744910161_603_Wide_Long1744910161_603_Wide_Long_distance_data.json</text:p>
          </table:table-cell>
          <table:table-cell/>
          <table:table-cell office:value-type="string" calcext:value-type="string">
            <text:p>./archive_1/1744910161_603_Wide_Long1744910161_603_Wide_Long_sound.wav</text:p>
          </table:table-cell>
        </table:table-row>
        <table:table-row table:style-name="ro1">
          <table:table-cell office:value-type="string" calcext:value-type="string">
            <text:p>./archive_1/1744916958_917_Wide_Long1744916958_917_Wide_Long_angle_data.json</text:p>
          </table:table-cell>
          <table:table-cell/>
          <table:table-cell office:value-type="string" calcext:value-type="string">
            <text:p>./archive_1/1744916958_917_Wide_Long1744916958_917_Wide_Long_distance_data.json</text:p>
          </table:table-cell>
          <table:table-cell/>
          <table:table-cell office:value-type="string" calcext:value-type="string">
            <text:p>./archive_1/1744916958_917_Wide_Long1744916958_917_Wide_Long_sound.wav</text:p>
          </table:table-cell>
        </table:table-row>
        <table:table-row table:style-name="ro1">
          <table:table-cell office:value-type="string" calcext:value-type="string">
            <text:p>./archive_1/1745516116_227_Wide_Long1745516116_227_Wide_Long_angle_data.json</text:p>
          </table:table-cell>
          <table:table-cell/>
          <table:table-cell office:value-type="string" calcext:value-type="string">
            <text:p>./archive_1/1745516116_227_Wide_Long1745516116_227_Wide_Long_distance_data.json</text:p>
          </table:table-cell>
          <table:table-cell/>
          <table:table-cell office:value-type="string" calcext:value-type="string">
            <text:p>./archive_1/1745516116_227_Wide_Long1745516116_227_Wide_Long_sound.wav</text:p>
          </table:table-cell>
        </table:table-row>
        <table:table-row table:style-name="ro1">
          <table:table-cell office:value-type="string" calcext:value-type="string">
            <text:p>./archive_1/1745520357_535_Wide_Long1745520357_535_Wide_Long_angle_data.json</text:p>
          </table:table-cell>
          <table:table-cell/>
          <table:table-cell office:value-type="string" calcext:value-type="string">
            <text:p>./archive_1/1745520357_535_Wide_Long1745520357_535_Wide_Long_distance_data.json</text:p>
          </table:table-cell>
          <table:table-cell/>
          <table:table-cell office:value-type="string" calcext:value-type="string">
            <text:p>./archive_1/1745520357_535_Wide_Long1745520357_535_Wide_Long_sound.wav</text:p>
          </table:table-cell>
        </table:table-row>
        <table:table-row table:style-name="ro1">
          <table:table-cell office:value-type="string" calcext:value-type="string">
            <text:p>./archive_1/1745522765_847_Wide_Long1745522765_847_Wide_Long_angle_data.json</text:p>
          </table:table-cell>
          <table:table-cell/>
          <table:table-cell office:value-type="string" calcext:value-type="string">
            <text:p>./archive_1/1745522765_847_Wide_Long1745522765_847_Wide_Long_distance_data.json</text:p>
          </table:table-cell>
          <table:table-cell/>
          <table:table-cell office:value-type="string" calcext:value-type="string">
            <text:p>./archive_1/1745522765_847_Wide_Long1745522765_847_Wide_Long_sound.wav</text:p>
          </table:table-cell>
        </table:table-row>
        <table:table-row table:style-name="ro1">
          <table:table-cell office:value-type="string" calcext:value-type="string">
            <text:p>./archive_1/1745525133_1155_Wide_Long1745525133_1155_Wide_Long_angle_data.json</text:p>
          </table:table-cell>
          <table:table-cell/>
          <table:table-cell office:value-type="string" calcext:value-type="string">
            <text:p>./archive_1/1745525133_1155_Wide_Long1745525133_1155_Wide_Long_distance_data.json</text:p>
          </table:table-cell>
          <table:table-cell/>
          <table:table-cell office:value-type="string" calcext:value-type="string">
            <text:p>./archive_1/1745525133_1155_Wide_Long1745525133_1155_Wide_Long_sound.wav</text:p>
          </table:table-cell>
        </table:table-row>
        <table:table-row table:style-name="ro1">
          <table:table-cell office:value-type="string" calcext:value-type="string">
            <text:p>./archive_1/1745526958_1465_Wide_Long1745526958_1465_Wide_Long_angle_data.json</text:p>
          </table:table-cell>
          <table:table-cell/>
          <table:table-cell office:value-type="string" calcext:value-type="string">
            <text:p>./archive_1/1745526958_1465_Wide_Long1745526958_1465_Wide_Long_distance_data.json</text:p>
          </table:table-cell>
          <table:table-cell/>
          <table:table-cell office:value-type="string" calcext:value-type="string">
            <text:p>./archive_1/1745526958_1465_Wide_Long1745526958_1465_Wide_Long_sound.wav</text:p>
          </table:table-cell>
        </table:table-row>
        <table:table-row table:style-name="ro1">
          <table:table-cell office:value-type="string" calcext:value-type="string">
            <text:p>./archive_1/1744901831_287_Wide_Long1744901831_287_Wide_Long_angle_data.json</text:p>
          </table:table-cell>
          <table:table-cell/>
          <table:table-cell office:value-type="string" calcext:value-type="string">
            <text:p>./archive_1/1744901831_287_Wide_Long1744901831_287_Wide_Long_distance_data.json</text:p>
          </table:table-cell>
          <table:table-cell/>
          <table:table-cell office:value-type="string" calcext:value-type="string">
            <text:p>./archive_1/1744901831_287_Wide_Long1744901831_287_Wide_Long_sound.wav</text:p>
          </table:table-cell>
        </table:table-row>
        <table:table-row table:style-name="ro1">
          <table:table-cell office:value-type="string" calcext:value-type="string">
            <text:p>./archive_1/1744910180_604_Wide_Long1744910180_604_Wide_Long_angle_data.json</text:p>
          </table:table-cell>
          <table:table-cell/>
          <table:table-cell office:value-type="string" calcext:value-type="string">
            <text:p>./archive_1/1744910180_604_Wide_Long1744910180_604_Wide_Long_distance_data.json</text:p>
          </table:table-cell>
          <table:table-cell/>
          <table:table-cell office:value-type="string" calcext:value-type="string">
            <text:p>./archive_1/1744910180_604_Wide_Long1744910180_604_Wide_Long_sound.wav</text:p>
          </table:table-cell>
        </table:table-row>
        <table:table-row table:style-name="ro1">
          <table:table-cell office:value-type="string" calcext:value-type="string">
            <text:p>./archive_1/1744916979_918_Wide_Long1744916979_918_Wide_Long_angle_data.json</text:p>
          </table:table-cell>
          <table:table-cell/>
          <table:table-cell office:value-type="string" calcext:value-type="string">
            <text:p>./archive_1/1744916979_918_Wide_Long1744916979_918_Wide_Long_distance_data.json</text:p>
          </table:table-cell>
          <table:table-cell/>
          <table:table-cell office:value-type="string" calcext:value-type="string">
            <text:p>./archive_1/1744916979_918_Wide_Long1744916979_918_Wide_Long_sound.wav</text:p>
          </table:table-cell>
        </table:table-row>
        <table:table-row table:style-name="ro1">
          <table:table-cell office:value-type="string" calcext:value-type="string">
            <text:p>./archive_1/1745516121_228_Wide_Long1745516121_228_Wide_Long_angle_data.json</text:p>
          </table:table-cell>
          <table:table-cell/>
          <table:table-cell office:value-type="string" calcext:value-type="string">
            <text:p>./archive_1/1745516121_228_Wide_Long1745516121_228_Wide_Long_distance_data.json</text:p>
          </table:table-cell>
          <table:table-cell/>
          <table:table-cell office:value-type="string" calcext:value-type="string">
            <text:p>./archive_1/1745516121_228_Wide_Long1745516121_228_Wide_Long_sound.wav</text:p>
          </table:table-cell>
        </table:table-row>
        <table:table-row table:style-name="ro1">
          <table:table-cell office:value-type="string" calcext:value-type="string">
            <text:p>./archive_1/1745520361_536_Wide_Long1745520361_536_Wide_Long_angle_data.json</text:p>
          </table:table-cell>
          <table:table-cell/>
          <table:table-cell office:value-type="string" calcext:value-type="string">
            <text:p>./archive_1/1745520361_536_Wide_Long1745520361_536_Wide_Long_distance_data.json</text:p>
          </table:table-cell>
          <table:table-cell/>
          <table:table-cell office:value-type="string" calcext:value-type="string">
            <text:p>./archive_1/1745520361_536_Wide_Long1745520361_536_Wide_Long_sound.wav</text:p>
          </table:table-cell>
        </table:table-row>
        <table:table-row table:style-name="ro1">
          <table:table-cell office:value-type="string" calcext:value-type="string">
            <text:p>./archive_1/1745522770_848_Wide_Long1745522770_848_Wide_Long_angle_data.json</text:p>
          </table:table-cell>
          <table:table-cell/>
          <table:table-cell office:value-type="string" calcext:value-type="string">
            <text:p>./archive_1/1745522770_848_Wide_Long1745522770_848_Wide_Long_distance_data.json</text:p>
          </table:table-cell>
          <table:table-cell/>
          <table:table-cell office:value-type="string" calcext:value-type="string">
            <text:p>./archive_1/1745522770_848_Wide_Long1745522770_848_Wide_Long_sound.wav</text:p>
          </table:table-cell>
        </table:table-row>
        <table:table-row table:style-name="ro1">
          <table:table-cell office:value-type="string" calcext:value-type="string">
            <text:p>./archive_1/1745525138_1156_Wide_Long1745525138_1156_Wide_Long_angle_data.json</text:p>
          </table:table-cell>
          <table:table-cell/>
          <table:table-cell office:value-type="string" calcext:value-type="string">
            <text:p>./archive_1/1745525138_1156_Wide_Long1745525138_1156_Wide_Long_distance_data.json</text:p>
          </table:table-cell>
          <table:table-cell/>
          <table:table-cell office:value-type="string" calcext:value-type="string">
            <text:p>./archive_1/1745525138_1156_Wide_Long1745525138_1156_Wide_Long_sound.wav</text:p>
          </table:table-cell>
        </table:table-row>
        <table:table-row table:style-name="ro1">
          <table:table-cell office:value-type="string" calcext:value-type="string">
            <text:p>./archive_1/1745526963_1466_Wide_Long1745526963_1466_Wide_Long_angle_data.json</text:p>
          </table:table-cell>
          <table:table-cell/>
          <table:table-cell office:value-type="string" calcext:value-type="string">
            <text:p>./archive_1/1745526963_1466_Wide_Long1745526963_1466_Wide_Long_distance_data.json</text:p>
          </table:table-cell>
          <table:table-cell/>
          <table:table-cell office:value-type="string" calcext:value-type="string">
            <text:p>./archive_1/1745526963_1466_Wide_Long1745526963_1466_Wide_Long_sound.wav</text:p>
          </table:table-cell>
        </table:table-row>
        <table:table-row table:style-name="ro1">
          <table:table-cell office:value-type="string" calcext:value-type="string">
            <text:p>./archive_1/1744901852_288_Wide_Long1744901852_288_Wide_Long_angle_data.json</text:p>
          </table:table-cell>
          <table:table-cell/>
          <table:table-cell office:value-type="string" calcext:value-type="string">
            <text:p>./archive_1/1744901852_288_Wide_Long1744901852_288_Wide_Long_distance_data.json</text:p>
          </table:table-cell>
          <table:table-cell/>
          <table:table-cell office:value-type="string" calcext:value-type="string">
            <text:p>./archive_1/1744901852_288_Wide_Long1744901852_288_Wide_Long_sound.wav</text:p>
          </table:table-cell>
        </table:table-row>
        <table:table-row table:style-name="ro1">
          <table:table-cell office:value-type="string" calcext:value-type="string">
            <text:p>./archive_1/1744910199_605_Wide_Long1744910199_605_Wide_Long_angle_data.json</text:p>
          </table:table-cell>
          <table:table-cell/>
          <table:table-cell office:value-type="string" calcext:value-type="string">
            <text:p>./archive_1/1744910199_605_Wide_Long1744910199_605_Wide_Long_distance_data.json</text:p>
          </table:table-cell>
          <table:table-cell/>
          <table:table-cell office:value-type="string" calcext:value-type="string">
            <text:p>./archive_1/1744910199_605_Wide_Long1744910199_605_Wide_Long_sound.wav</text:p>
          </table:table-cell>
        </table:table-row>
        <table:table-row table:style-name="ro1">
          <table:table-cell office:value-type="string" calcext:value-type="string">
            <text:p>./archive_1/1744916998_919_Wide_Long1744916998_919_Wide_Long_angle_data.json</text:p>
          </table:table-cell>
          <table:table-cell/>
          <table:table-cell office:value-type="string" calcext:value-type="string">
            <text:p>./archive_1/1744916998_919_Wide_Long1744916998_919_Wide_Long_distance_data.json</text:p>
          </table:table-cell>
          <table:table-cell/>
          <table:table-cell office:value-type="string" calcext:value-type="string">
            <text:p>./archive_1/1744916998_919_Wide_Long1744916998_919_Wide_Long_sound.wav</text:p>
          </table:table-cell>
        </table:table-row>
        <table:table-row table:style-name="ro1">
          <table:table-cell office:value-type="string" calcext:value-type="string">
            <text:p>./archive_1/1745516135_229_Wide_Long1745516135_229_Wide_Long_angle_data.json</text:p>
          </table:table-cell>
          <table:table-cell/>
          <table:table-cell office:value-type="string" calcext:value-type="string">
            <text:p>./archive_1/1745516135_229_Wide_Long1745516135_229_Wide_Long_distance_data.json</text:p>
          </table:table-cell>
          <table:table-cell/>
          <table:table-cell office:value-type="string" calcext:value-type="string">
            <text:p>./archive_1/1745516135_229_Wide_Long1745516135_229_Wide_Long_sound.wav</text:p>
          </table:table-cell>
        </table:table-row>
        <table:table-row table:style-name="ro1">
          <table:table-cell office:value-type="string" calcext:value-type="string">
            <text:p>./archive_1/1745520366_537_Wide_Long1745520366_537_Wide_Long_angle_data.json</text:p>
          </table:table-cell>
          <table:table-cell/>
          <table:table-cell office:value-type="string" calcext:value-type="string">
            <text:p>./archive_1/1745520366_537_Wide_Long1745520366_537_Wide_Long_distance_data.json</text:p>
          </table:table-cell>
          <table:table-cell/>
          <table:table-cell office:value-type="string" calcext:value-type="string">
            <text:p>./archive_1/1745520366_537_Wide_Long1745520366_537_Wide_Long_sound.wav</text:p>
          </table:table-cell>
        </table:table-row>
        <table:table-row table:style-name="ro1">
          <table:table-cell office:value-type="string" calcext:value-type="string">
            <text:p>./archive_1/1745522775_849_Wide_Long1745522775_849_Wide_Long_angle_data.json</text:p>
          </table:table-cell>
          <table:table-cell/>
          <table:table-cell office:value-type="string" calcext:value-type="string">
            <text:p>./archive_1/1745522775_849_Wide_Long1745522775_849_Wide_Long_distance_data.json</text:p>
          </table:table-cell>
          <table:table-cell/>
          <table:table-cell office:value-type="string" calcext:value-type="string">
            <text:p>./archive_1/1745522775_849_Wide_Long1745522775_849_Wide_Long_sound.wav</text:p>
          </table:table-cell>
        </table:table-row>
        <table:table-row table:style-name="ro1">
          <table:table-cell office:value-type="string" calcext:value-type="string">
            <text:p>./archive_1/1745525142_1157_Wide_Long1745525142_1157_Wide_Long_angle_data.json</text:p>
          </table:table-cell>
          <table:table-cell/>
          <table:table-cell office:value-type="string" calcext:value-type="string">
            <text:p>./archive_1/1745525142_1157_Wide_Long1745525142_1157_Wide_Long_distance_data.json</text:p>
          </table:table-cell>
          <table:table-cell/>
          <table:table-cell office:value-type="string" calcext:value-type="string">
            <text:p>./archive_1/1745525142_1157_Wide_Long1745525142_1157_Wide_Long_sound.wav</text:p>
          </table:table-cell>
        </table:table-row>
        <table:table-row table:style-name="ro1">
          <table:table-cell office:value-type="string" calcext:value-type="string">
            <text:p>./archive_1/1745526968_1467_Wide_Long1745526968_1467_Wide_Long_angle_data.json</text:p>
          </table:table-cell>
          <table:table-cell/>
          <table:table-cell office:value-type="string" calcext:value-type="string">
            <text:p>./archive_1/1745526968_1467_Wide_Long1745526968_1467_Wide_Long_distance_data.json</text:p>
          </table:table-cell>
          <table:table-cell/>
          <table:table-cell office:value-type="string" calcext:value-type="string">
            <text:p>./archive_1/1745526968_1467_Wide_Long1745526968_1467_Wide_Long_sound.wav</text:p>
          </table:table-cell>
        </table:table-row>
        <table:table-row table:style-name="ro1">
          <table:table-cell office:value-type="string" calcext:value-type="string">
            <text:p>./archive_1/1744901873_289_Wide_Long1744901873_289_Wide_Long_angle_data.json</text:p>
          </table:table-cell>
          <table:table-cell/>
          <table:table-cell office:value-type="string" calcext:value-type="string">
            <text:p>./archive_1/1744901873_289_Wide_Long1744901873_289_Wide_Long_distance_data.json</text:p>
          </table:table-cell>
          <table:table-cell/>
          <table:table-cell office:value-type="string" calcext:value-type="string">
            <text:p>./archive_1/1744901873_289_Wide_Long1744901873_289_Wide_Long_sound.wav</text:p>
          </table:table-cell>
        </table:table-row>
        <table:table-row table:style-name="ro1">
          <table:table-cell office:value-type="string" calcext:value-type="string">
            <text:p>./archive_1/1744910219_606_Wide_Long1744910219_606_Wide_Long_angle_data.json</text:p>
          </table:table-cell>
          <table:table-cell/>
          <table:table-cell office:value-type="string" calcext:value-type="string">
            <text:p>./archive_1/1744910219_606_Wide_Long1744910219_606_Wide_Long_distance_data.json</text:p>
          </table:table-cell>
          <table:table-cell/>
          <table:table-cell office:value-type="string" calcext:value-type="string">
            <text:p>./archive_1/1744910219_606_Wide_Long1744910219_606_Wide_Long_sound.wav</text:p>
          </table:table-cell>
        </table:table-row>
        <table:table-row table:style-name="ro1">
          <table:table-cell office:value-type="string" calcext:value-type="string">
            <text:p>./archive_1/1744917019_920_Wide_Long1744917019_920_Wide_Long_angle_data.json</text:p>
          </table:table-cell>
          <table:table-cell/>
          <table:table-cell office:value-type="string" calcext:value-type="string">
            <text:p>./archive_1/1744917019_920_Wide_Long1744917019_920_Wide_Long_distance_data.json</text:p>
          </table:table-cell>
          <table:table-cell/>
          <table:table-cell office:value-type="string" calcext:value-type="string">
            <text:p>./archive_1/1744917019_920_Wide_Long1744917019_920_Wide_Long_sound.wav</text:p>
          </table:table-cell>
        </table:table-row>
        <table:table-row table:style-name="ro1">
          <table:table-cell office:value-type="string" calcext:value-type="string">
            <text:p>./archive_1/1745516170_230_Wide_Long1745516170_230_Wide_Long_angle_data.json</text:p>
          </table:table-cell>
          <table:table-cell/>
          <table:table-cell office:value-type="string" calcext:value-type="string">
            <text:p>./archive_1/1745516170_230_Wide_Long1745516170_230_Wide_Long_distance_data.json</text:p>
          </table:table-cell>
          <table:table-cell/>
          <table:table-cell office:value-type="string" calcext:value-type="string">
            <text:p>./archive_1/1745516170_230_Wide_Long1745516170_230_Wide_Long_sound.wav</text:p>
          </table:table-cell>
        </table:table-row>
        <table:table-row table:style-name="ro1">
          <table:table-cell office:value-type="string" calcext:value-type="string">
            <text:p>./archive_1/1745520371_538_Wide_Long1745520371_538_Wide_Long_angle_data.json</text:p>
          </table:table-cell>
          <table:table-cell/>
          <table:table-cell office:value-type="string" calcext:value-type="string">
            <text:p>./archive_1/1745520371_538_Wide_Long1745520371_538_Wide_Long_distance_data.json</text:p>
          </table:table-cell>
          <table:table-cell/>
          <table:table-cell office:value-type="string" calcext:value-type="string">
            <text:p>./archive_1/1745520371_538_Wide_Long1745520371_538_Wide_Long_sound.wav</text:p>
          </table:table-cell>
        </table:table-row>
        <table:table-row table:style-name="ro1">
          <table:table-cell office:value-type="string" calcext:value-type="string">
            <text:p>./archive_1/1745522783_850_Wide_Long1745522783_850_Wide_Long_angle_data.json</text:p>
          </table:table-cell>
          <table:table-cell/>
          <table:table-cell office:value-type="string" calcext:value-type="string">
            <text:p>./archive_1/1745522783_850_Wide_Long1745522783_850_Wide_Long_distance_data.json</text:p>
          </table:table-cell>
          <table:table-cell/>
          <table:table-cell office:value-type="string" calcext:value-type="string">
            <text:p>./archive_1/1745522783_850_Wide_Long1745522783_850_Wide_Long_sound.wav</text:p>
          </table:table-cell>
        </table:table-row>
        <table:table-row table:style-name="ro1">
          <table:table-cell office:value-type="string" calcext:value-type="string">
            <text:p>./archive_1/1745525147_1158_Wide_Long1745525147_1158_Wide_Long_angle_data.json</text:p>
          </table:table-cell>
          <table:table-cell/>
          <table:table-cell office:value-type="string" calcext:value-type="string">
            <text:p>./archive_1/1745525147_1158_Wide_Long1745525147_1158_Wide_Long_distance_data.json</text:p>
          </table:table-cell>
          <table:table-cell/>
          <table:table-cell office:value-type="string" calcext:value-type="string">
            <text:p>./archive_1/1745525147_1158_Wide_Long1745525147_1158_Wide_Long_sound.wav</text:p>
          </table:table-cell>
        </table:table-row>
        <table:table-row table:style-name="ro1">
          <table:table-cell office:value-type="string" calcext:value-type="string">
            <text:p>./archive_1/1745526973_1468_Wide_Long1745526973_1468_Wide_Long_angle_data.json</text:p>
          </table:table-cell>
          <table:table-cell/>
          <table:table-cell office:value-type="string" calcext:value-type="string">
            <text:p>./archive_1/1745526973_1468_Wide_Long1745526973_1468_Wide_Long_distance_data.json</text:p>
          </table:table-cell>
          <table:table-cell/>
          <table:table-cell office:value-type="string" calcext:value-type="string">
            <text:p>./archive_1/1745526973_1468_Wide_Long1745526973_1468_Wide_Long_sound.wav</text:p>
          </table:table-cell>
        </table:table-row>
        <table:table-row table:style-name="ro1">
          <table:table-cell office:value-type="string" calcext:value-type="string">
            <text:p>./archive_1/1744901894_290_Wide_Long1744901894_290_Wide_Long_angle_data.json</text:p>
          </table:table-cell>
          <table:table-cell/>
          <table:table-cell office:value-type="string" calcext:value-type="string">
            <text:p>./archive_1/1744901894_290_Wide_Long1744901894_290_Wide_Long_distance_data.json</text:p>
          </table:table-cell>
          <table:table-cell/>
          <table:table-cell office:value-type="string" calcext:value-type="string">
            <text:p>./archive_1/1744901894_290_Wide_Long1744901894_290_Wide_Long_sound.wav</text:p>
          </table:table-cell>
        </table:table-row>
        <table:table-row table:style-name="ro1">
          <table:table-cell office:value-type="string" calcext:value-type="string">
            <text:p>./archive_1/1744910240_607_Wide_Long1744910240_607_Wide_Long_angle_data.json</text:p>
          </table:table-cell>
          <table:table-cell/>
          <table:table-cell office:value-type="string" calcext:value-type="string">
            <text:p>./archive_1/1744910240_607_Wide_Long1744910240_607_Wide_Long_distance_data.json</text:p>
          </table:table-cell>
          <table:table-cell/>
          <table:table-cell office:value-type="string" calcext:value-type="string">
            <text:p>./archive_1/1744910240_607_Wide_Long1744910240_607_Wide_Long_sound.wav</text:p>
          </table:table-cell>
        </table:table-row>
        <table:table-row table:style-name="ro1">
          <table:table-cell office:value-type="string" calcext:value-type="string">
            <text:p>./archive_1/1744917039_921_Wide_Long1744917039_921_Wide_Long_angle_data.json</text:p>
          </table:table-cell>
          <table:table-cell/>
          <table:table-cell office:value-type="string" calcext:value-type="string">
            <text:p>./archive_1/1744917039_921_Wide_Long1744917039_921_Wide_Long_distance_data.json</text:p>
          </table:table-cell>
          <table:table-cell/>
          <table:table-cell office:value-type="string" calcext:value-type="string">
            <text:p>./archive_1/1744917039_921_Wide_Long1744917039_921_Wide_Long_sound.wav</text:p>
          </table:table-cell>
        </table:table-row>
        <table:table-row table:style-name="ro1">
          <table:table-cell office:value-type="string" calcext:value-type="string">
            <text:p>./archive_1/1745516181_231_Wide_Long1745516181_231_Wide_Long_angle_data.json</text:p>
          </table:table-cell>
          <table:table-cell/>
          <table:table-cell office:value-type="string" calcext:value-type="string">
            <text:p>./archive_1/1745516181_231_Wide_Long1745516181_231_Wide_Long_distance_data.json</text:p>
          </table:table-cell>
          <table:table-cell/>
          <table:table-cell office:value-type="string" calcext:value-type="string">
            <text:p>./archive_1/1745516181_231_Wide_Long1745516181_231_Wide_Long_sound.wav</text:p>
          </table:table-cell>
        </table:table-row>
        <table:table-row table:style-name="ro1">
          <table:table-cell office:value-type="string" calcext:value-type="string">
            <text:p>./archive_1/1745520375_539_Wide_Long1745520375_539_Wide_Long_angle_data.json</text:p>
          </table:table-cell>
          <table:table-cell/>
          <table:table-cell office:value-type="string" calcext:value-type="string">
            <text:p>./archive_1/1745520375_539_Wide_Long1745520375_539_Wide_Long_distance_data.json</text:p>
          </table:table-cell>
          <table:table-cell/>
          <table:table-cell office:value-type="string" calcext:value-type="string">
            <text:p>./archive_1/1745520375_539_Wide_Long1745520375_539_Wide_Long_sound.wav</text:p>
          </table:table-cell>
        </table:table-row>
        <table:table-row table:style-name="ro1">
          <table:table-cell office:value-type="string" calcext:value-type="string">
            <text:p>./archive_1/1745522787_851_Wide_Long1745522787_851_Wide_Long_angle_data.json</text:p>
          </table:table-cell>
          <table:table-cell/>
          <table:table-cell office:value-type="string" calcext:value-type="string">
            <text:p>./archive_1/1745522787_851_Wide_Long1745522787_851_Wide_Long_distance_data.json</text:p>
          </table:table-cell>
          <table:table-cell/>
          <table:table-cell office:value-type="string" calcext:value-type="string">
            <text:p>./archive_1/1745522787_851_Wide_Long1745522787_851_Wide_Long_sound.wav</text:p>
          </table:table-cell>
        </table:table-row>
        <table:table-row table:style-name="ro1">
          <table:table-cell office:value-type="string" calcext:value-type="string">
            <text:p>./archive_1/1745525153_1159_Wide_Long1745525153_1159_Wide_Long_angle_data.json</text:p>
          </table:table-cell>
          <table:table-cell/>
          <table:table-cell office:value-type="string" calcext:value-type="string">
            <text:p>./archive_1/1745525153_1159_Wide_Long1745525153_1159_Wide_Long_distance_data.json</text:p>
          </table:table-cell>
          <table:table-cell/>
          <table:table-cell office:value-type="string" calcext:value-type="string">
            <text:p>./archive_1/1745525153_1159_Wide_Long1745525153_1159_Wide_Long_sound.wav</text:p>
          </table:table-cell>
        </table:table-row>
        <table:table-row table:style-name="ro1">
          <table:table-cell office:value-type="string" calcext:value-type="string">
            <text:p>./archive_1/1745526979_1469_Wide_Long1745526979_1469_Wide_Long_angle_data.json</text:p>
          </table:table-cell>
          <table:table-cell/>
          <table:table-cell office:value-type="string" calcext:value-type="string">
            <text:p>./archive_1/1745526979_1469_Wide_Long1745526979_1469_Wide_Long_distance_data.json</text:p>
          </table:table-cell>
          <table:table-cell/>
          <table:table-cell office:value-type="string" calcext:value-type="string">
            <text:p>./archive_1/1745526979_1469_Wide_Long1745526979_1469_Wide_Long_sound.wav</text:p>
          </table:table-cell>
        </table:table-row>
        <table:table-row table:style-name="ro1">
          <table:table-cell office:value-type="string" calcext:value-type="string">
            <text:p>./archive_1/1744901914_291_Wide_Long1744901914_291_Wide_Long_angle_data.json</text:p>
          </table:table-cell>
          <table:table-cell/>
          <table:table-cell office:value-type="string" calcext:value-type="string">
            <text:p>./archive_1/1744901914_291_Wide_Long1744901914_291_Wide_Long_distance_data.json</text:p>
          </table:table-cell>
          <table:table-cell/>
          <table:table-cell office:value-type="string" calcext:value-type="string">
            <text:p>./archive_1/1744901914_291_Wide_Long1744901914_291_Wide_Long_sound.wav</text:p>
          </table:table-cell>
        </table:table-row>
        <table:table-row table:style-name="ro1">
          <table:table-cell office:value-type="string" calcext:value-type="string">
            <text:p>./archive_1/1744910260_608_Wide_Long1744910260_608_Wide_Long_angle_data.json</text:p>
          </table:table-cell>
          <table:table-cell/>
          <table:table-cell office:value-type="string" calcext:value-type="string">
            <text:p>./archive_1/1744910260_608_Wide_Long1744910260_608_Wide_Long_distance_data.json</text:p>
          </table:table-cell>
          <table:table-cell/>
          <table:table-cell office:value-type="string" calcext:value-type="string">
            <text:p>./archive_1/1744910260_608_Wide_Long1744910260_608_Wide_Long_sound.wav</text:p>
          </table:table-cell>
        </table:table-row>
        <table:table-row table:style-name="ro1">
          <table:table-cell office:value-type="string" calcext:value-type="string">
            <text:p>./archive_1/1744917059_922_Wide_Long1744917059_922_Wide_Long_angle_data.json</text:p>
          </table:table-cell>
          <table:table-cell/>
          <table:table-cell office:value-type="string" calcext:value-type="string">
            <text:p>./archive_1/1744917059_922_Wide_Long1744917059_922_Wide_Long_distance_data.json</text:p>
          </table:table-cell>
          <table:table-cell/>
          <table:table-cell office:value-type="string" calcext:value-type="string">
            <text:p>./archive_1/1744917059_922_Wide_Long1744917059_922_Wide_Long_sound.wav</text:p>
          </table:table-cell>
        </table:table-row>
        <table:table-row table:style-name="ro1">
          <table:table-cell office:value-type="string" calcext:value-type="string">
            <text:p>./archive_1/1745516194_232_Wide_Long1745516194_232_Wide_Long_angle_data.json</text:p>
          </table:table-cell>
          <table:table-cell/>
          <table:table-cell office:value-type="string" calcext:value-type="string">
            <text:p>./archive_1/1745516194_232_Wide_Long1745516194_232_Wide_Long_distance_data.json</text:p>
          </table:table-cell>
          <table:table-cell/>
          <table:table-cell office:value-type="string" calcext:value-type="string">
            <text:p>./archive_1/1745516194_232_Wide_Long1745516194_232_Wide_Long_sound.wav</text:p>
          </table:table-cell>
        </table:table-row>
        <table:table-row table:style-name="ro1">
          <table:table-cell office:value-type="string" calcext:value-type="string">
            <text:p>./archive_1/1745520380_540_Wide_Long1745520380_540_Wide_Long_angle_data.json</text:p>
          </table:table-cell>
          <table:table-cell/>
          <table:table-cell office:value-type="string" calcext:value-type="string">
            <text:p>./archive_1/1745520380_540_Wide_Long1745520380_540_Wide_Long_distance_data.json</text:p>
          </table:table-cell>
          <table:table-cell/>
          <table:table-cell office:value-type="string" calcext:value-type="string">
            <text:p>./archive_1/1745520380_540_Wide_Long1745520380_540_Wide_Long_sound.wav</text:p>
          </table:table-cell>
        </table:table-row>
        <table:table-row table:style-name="ro1">
          <table:table-cell office:value-type="string" calcext:value-type="string">
            <text:p>./archive_1/1745522792_852_Wide_Long1745522792_852_Wide_Long_angle_data.json</text:p>
          </table:table-cell>
          <table:table-cell/>
          <table:table-cell office:value-type="string" calcext:value-type="string">
            <text:p>./archive_1/1745522792_852_Wide_Long1745522792_852_Wide_Long_distance_data.json</text:p>
          </table:table-cell>
          <table:table-cell/>
          <table:table-cell office:value-type="string" calcext:value-type="string">
            <text:p>./archive_1/1745522792_852_Wide_Long1745522792_852_Wide_Long_sound.wav</text:p>
          </table:table-cell>
        </table:table-row>
        <table:table-row table:style-name="ro1">
          <table:table-cell office:value-type="string" calcext:value-type="string">
            <text:p>./archive_1/1745525166_1160_Wide_Long1745525166_1160_Wide_Long_angle_data.json</text:p>
          </table:table-cell>
          <table:table-cell/>
          <table:table-cell office:value-type="string" calcext:value-type="string">
            <text:p>./archive_1/1745525166_1160_Wide_Long1745525166_1160_Wide_Long_distance_data.json</text:p>
          </table:table-cell>
          <table:table-cell/>
          <table:table-cell office:value-type="string" calcext:value-type="string">
            <text:p>./archive_1/1745525166_1160_Wide_Long1745525166_1160_Wide_Long_sound.wav</text:p>
          </table:table-cell>
        </table:table-row>
        <table:table-row table:style-name="ro1">
          <table:table-cell office:value-type="string" calcext:value-type="string">
            <text:p>./archive_1/1745526983_1470_Wide_Long1745526983_1470_Wide_Long_angle_data.json</text:p>
          </table:table-cell>
          <table:table-cell/>
          <table:table-cell office:value-type="string" calcext:value-type="string">
            <text:p>./archive_1/1745526983_1470_Wide_Long1745526983_1470_Wide_Long_distance_data.json</text:p>
          </table:table-cell>
          <table:table-cell/>
          <table:table-cell office:value-type="string" calcext:value-type="string">
            <text:p>./archive_1/1745526983_1470_Wide_Long1745526983_1470_Wide_Long_sound.wav</text:p>
          </table:table-cell>
        </table:table-row>
        <table:table-row table:style-name="ro1">
          <table:table-cell office:value-type="string" calcext:value-type="string">
            <text:p>./archive_1/1744901934_292_Wide_Long1744901934_292_Wide_Long_angle_data.json</text:p>
          </table:table-cell>
          <table:table-cell/>
          <table:table-cell office:value-type="string" calcext:value-type="string">
            <text:p>./archive_1/1744901934_292_Wide_Long1744901934_292_Wide_Long_distance_data.json</text:p>
          </table:table-cell>
          <table:table-cell/>
          <table:table-cell office:value-type="string" calcext:value-type="string">
            <text:p>./archive_1/1744901934_292_Wide_Long1744901934_292_Wide_Long_sound.wav</text:p>
          </table:table-cell>
        </table:table-row>
        <table:table-row table:style-name="ro1">
          <table:table-cell office:value-type="string" calcext:value-type="string">
            <text:p>./archive_1/1744910279_609_Wide_Long1744910279_609_Wide_Long_angle_data.json</text:p>
          </table:table-cell>
          <table:table-cell/>
          <table:table-cell office:value-type="string" calcext:value-type="string">
            <text:p>./archive_1/1744910279_609_Wide_Long1744910279_609_Wide_Long_distance_data.json</text:p>
          </table:table-cell>
          <table:table-cell/>
          <table:table-cell office:value-type="string" calcext:value-type="string">
            <text:p>./archive_1/1744910279_609_Wide_Long1744910279_609_Wide_Long_sound.wav</text:p>
          </table:table-cell>
        </table:table-row>
        <table:table-row table:style-name="ro1">
          <table:table-cell office:value-type="string" calcext:value-type="string">
            <text:p>./archive_1/1744917079_923_Wide_Long1744917079_923_Wide_Long_angle_data.json</text:p>
          </table:table-cell>
          <table:table-cell/>
          <table:table-cell office:value-type="string" calcext:value-type="string">
            <text:p>./archive_1/1744917079_923_Wide_Long1744917079_923_Wide_Long_distance_data.json</text:p>
          </table:table-cell>
          <table:table-cell/>
          <table:table-cell office:value-type="string" calcext:value-type="string">
            <text:p>./archive_1/1744917079_923_Wide_Long1744917079_923_Wide_Long_sound.wav</text:p>
          </table:table-cell>
        </table:table-row>
        <table:table-row table:style-name="ro1">
          <table:table-cell office:value-type="string" calcext:value-type="string">
            <text:p>./archive_1/1745516200_233_Wide_Long1745516200_233_Wide_Long_angle_data.json</text:p>
          </table:table-cell>
          <table:table-cell/>
          <table:table-cell office:value-type="string" calcext:value-type="string">
            <text:p>./archive_1/1745516200_233_Wide_Long1745516200_233_Wide_Long_distance_data.json</text:p>
          </table:table-cell>
          <table:table-cell/>
          <table:table-cell office:value-type="string" calcext:value-type="string">
            <text:p>./archive_1/1745516200_233_Wide_Long1745516200_233_Wide_Long_sound.wav</text:p>
          </table:table-cell>
        </table:table-row>
        <table:table-row table:style-name="ro1">
          <table:table-cell office:value-type="string" calcext:value-type="string">
            <text:p>./archive_1/1745520384_541_Wide_Long1745520384_541_Wide_Long_angle_data.json</text:p>
          </table:table-cell>
          <table:table-cell/>
          <table:table-cell office:value-type="string" calcext:value-type="string">
            <text:p>./archive_1/1745520384_541_Wide_Long1745520384_541_Wide_Long_distance_data.json</text:p>
          </table:table-cell>
          <table:table-cell/>
          <table:table-cell office:value-type="string" calcext:value-type="string">
            <text:p>./archive_1/1745520384_541_Wide_Long1745520384_541_Wide_Long_sound.wav</text:p>
          </table:table-cell>
        </table:table-row>
        <table:table-row table:style-name="ro1">
          <table:table-cell office:value-type="string" calcext:value-type="string">
            <text:p>./archive_1/1745522796_853_Wide_Long1745522796_853_Wide_Long_angle_data.json</text:p>
          </table:table-cell>
          <table:table-cell/>
          <table:table-cell office:value-type="string" calcext:value-type="string">
            <text:p>./archive_1/1745522796_853_Wide_Long1745522796_853_Wide_Long_distance_data.json</text:p>
          </table:table-cell>
          <table:table-cell/>
          <table:table-cell office:value-type="string" calcext:value-type="string">
            <text:p>./archive_1/1745522796_853_Wide_Long1745522796_853_Wide_Long_sound.wav</text:p>
          </table:table-cell>
        </table:table-row>
        <table:table-row table:style-name="ro1">
          <table:table-cell office:value-type="string" calcext:value-type="string">
            <text:p>./archive_1/1745525171_1161_Wide_Long1745525171_1161_Wide_Long_angle_data.json</text:p>
          </table:table-cell>
          <table:table-cell/>
          <table:table-cell office:value-type="string" calcext:value-type="string">
            <text:p>./archive_1/1745525171_1161_Wide_Long1745525171_1161_Wide_Long_distance_data.json</text:p>
          </table:table-cell>
          <table:table-cell/>
          <table:table-cell office:value-type="string" calcext:value-type="string">
            <text:p>./archive_1/1745525171_1161_Wide_Long1745525171_1161_Wide_Long_sound.wav</text:p>
          </table:table-cell>
        </table:table-row>
        <table:table-row table:style-name="ro1">
          <table:table-cell office:value-type="string" calcext:value-type="string">
            <text:p>./archive_1/1745526987_1471_Wide_Long1745526987_1471_Wide_Long_angle_data.json</text:p>
          </table:table-cell>
          <table:table-cell/>
          <table:table-cell office:value-type="string" calcext:value-type="string">
            <text:p>./archive_1/1745526987_1471_Wide_Long1745526987_1471_Wide_Long_distance_data.json</text:p>
          </table:table-cell>
          <table:table-cell/>
          <table:table-cell office:value-type="string" calcext:value-type="string">
            <text:p>./archive_1/1745526987_1471_Wide_Long1745526987_1471_Wide_Long_sound.wav</text:p>
          </table:table-cell>
        </table:table-row>
        <table:table-row table:style-name="ro1">
          <table:table-cell office:value-type="string" calcext:value-type="string">
            <text:p>./archive_1/1744901953_293_Wide_Long1744901953_293_Wide_Long_angle_data.json</text:p>
          </table:table-cell>
          <table:table-cell/>
          <table:table-cell office:value-type="string" calcext:value-type="string">
            <text:p>./archive_1/1744901953_293_Wide_Long1744901953_293_Wide_Long_distance_data.json</text:p>
          </table:table-cell>
          <table:table-cell/>
          <table:table-cell office:value-type="string" calcext:value-type="string">
            <text:p>./archive_1/1744901953_293_Wide_Long1744901953_293_Wide_Long_sound.wav</text:p>
          </table:table-cell>
        </table:table-row>
        <table:table-row table:style-name="ro1">
          <table:table-cell office:value-type="string" calcext:value-type="string">
            <text:p>./archive_1/1744910299_610_Wide_Long1744910299_610_Wide_Long_angle_data.json</text:p>
          </table:table-cell>
          <table:table-cell/>
          <table:table-cell office:value-type="string" calcext:value-type="string">
            <text:p>./archive_1/1744910299_610_Wide_Long1744910299_610_Wide_Long_distance_data.json</text:p>
          </table:table-cell>
          <table:table-cell/>
          <table:table-cell office:value-type="string" calcext:value-type="string">
            <text:p>./archive_1/1744910299_610_Wide_Long1744910299_610_Wide_Long_sound.wav</text:p>
          </table:table-cell>
        </table:table-row>
        <table:table-row table:style-name="ro1">
          <table:table-cell office:value-type="string" calcext:value-type="string">
            <text:p>./archive_1/1744917099_924_Wide_Long1744917099_924_Wide_Long_angle_data.json</text:p>
          </table:table-cell>
          <table:table-cell/>
          <table:table-cell office:value-type="string" calcext:value-type="string">
            <text:p>./archive_1/1744917099_924_Wide_Long1744917099_924_Wide_Long_distance_data.json</text:p>
          </table:table-cell>
          <table:table-cell/>
          <table:table-cell office:value-type="string" calcext:value-type="string">
            <text:p>./archive_1/1744917099_924_Wide_Long1744917099_924_Wide_Long_sound.wav</text:p>
          </table:table-cell>
        </table:table-row>
        <table:table-row table:style-name="ro1">
          <table:table-cell office:value-type="string" calcext:value-type="string">
            <text:p>./archive_1/1745516204_234_Wide_Long1745516204_234_Wide_Long_angle_data.json</text:p>
          </table:table-cell>
          <table:table-cell/>
          <table:table-cell office:value-type="string" calcext:value-type="string">
            <text:p>./archive_1/1745516204_234_Wide_Long1745516204_234_Wide_Long_distance_data.json</text:p>
          </table:table-cell>
          <table:table-cell/>
          <table:table-cell office:value-type="string" calcext:value-type="string">
            <text:p>./archive_1/1745516204_234_Wide_Long1745516204_234_Wide_Long_sound.wav</text:p>
          </table:table-cell>
        </table:table-row>
        <table:table-row table:style-name="ro1">
          <table:table-cell office:value-type="string" calcext:value-type="string">
            <text:p>./archive_1/1745520389_542_Wide_Long1745520389_542_Wide_Long_angle_data.json</text:p>
          </table:table-cell>
          <table:table-cell/>
          <table:table-cell office:value-type="string" calcext:value-type="string">
            <text:p>./archive_1/1745520389_542_Wide_Long1745520389_542_Wide_Long_distance_data.json</text:p>
          </table:table-cell>
          <table:table-cell/>
          <table:table-cell office:value-type="string" calcext:value-type="string">
            <text:p>./archive_1/1745520389_542_Wide_Long1745520389_542_Wide_Long_sound.wav</text:p>
          </table:table-cell>
        </table:table-row>
        <table:table-row table:style-name="ro1">
          <table:table-cell office:value-type="string" calcext:value-type="string">
            <text:p>./archive_1/1745522800_854_Wide_Long1745522800_854_Wide_Long_angle_data.json</text:p>
          </table:table-cell>
          <table:table-cell/>
          <table:table-cell office:value-type="string" calcext:value-type="string">
            <text:p>./archive_1/1745522800_854_Wide_Long1745522800_854_Wide_Long_distance_data.json</text:p>
          </table:table-cell>
          <table:table-cell/>
          <table:table-cell office:value-type="string" calcext:value-type="string">
            <text:p>./archive_1/1745522800_854_Wide_Long1745522800_854_Wide_Long_sound.wav</text:p>
          </table:table-cell>
        </table:table-row>
        <table:table-row table:style-name="ro1">
          <table:table-cell office:value-type="string" calcext:value-type="string">
            <text:p>./archive_1/1745525176_1162_Wide_Long1745525176_1162_Wide_Long_angle_data.json</text:p>
          </table:table-cell>
          <table:table-cell/>
          <table:table-cell office:value-type="string" calcext:value-type="string">
            <text:p>./archive_1/1745525176_1162_Wide_Long1745525176_1162_Wide_Long_distance_data.json</text:p>
          </table:table-cell>
          <table:table-cell/>
          <table:table-cell office:value-type="string" calcext:value-type="string">
            <text:p>./archive_1/1745525176_1162_Wide_Long1745525176_1162_Wide_Long_sound.wav</text:p>
          </table:table-cell>
        </table:table-row>
        <table:table-row table:style-name="ro1">
          <table:table-cell office:value-type="string" calcext:value-type="string">
            <text:p>./archive_1/1745526992_1472_Wide_Long1745526992_1472_Wide_Long_angle_data.json</text:p>
          </table:table-cell>
          <table:table-cell/>
          <table:table-cell office:value-type="string" calcext:value-type="string">
            <text:p>./archive_1/1745526992_1472_Wide_Long1745526992_1472_Wide_Long_distance_data.json</text:p>
          </table:table-cell>
          <table:table-cell/>
          <table:table-cell office:value-type="string" calcext:value-type="string">
            <text:p>./archive_1/1745526992_1472_Wide_Long1745526992_1472_Wide_Long_sound.wav</text:p>
          </table:table-cell>
        </table:table-row>
        <table:table-row table:style-name="ro1">
          <table:table-cell office:value-type="string" calcext:value-type="string">
            <text:p>./archive_1/1744901973_294_Wide_Long1744901973_294_Wide_Long_angle_data.json</text:p>
          </table:table-cell>
          <table:table-cell/>
          <table:table-cell office:value-type="string" calcext:value-type="string">
            <text:p>./archive_1/1744901973_294_Wide_Long1744901973_294_Wide_Long_distance_data.json</text:p>
          </table:table-cell>
          <table:table-cell/>
          <table:table-cell office:value-type="string" calcext:value-type="string">
            <text:p>./archive_1/1744901973_294_Wide_Long1744901973_294_Wide_Long_sound.wav</text:p>
          </table:table-cell>
        </table:table-row>
        <table:table-row table:style-name="ro1">
          <table:table-cell office:value-type="string" calcext:value-type="string">
            <text:p>./archive_1/1744910319_611_Wide_Long1744910319_611_Wide_Long_angle_data.json</text:p>
          </table:table-cell>
          <table:table-cell/>
          <table:table-cell office:value-type="string" calcext:value-type="string">
            <text:p>./archive_1/1744910319_611_Wide_Long1744910319_611_Wide_Long_distance_data.json</text:p>
          </table:table-cell>
          <table:table-cell/>
          <table:table-cell office:value-type="string" calcext:value-type="string">
            <text:p>./archive_1/1744910319_611_Wide_Long1744910319_611_Wide_Long_sound.wav</text:p>
          </table:table-cell>
        </table:table-row>
        <table:table-row table:style-name="ro1">
          <table:table-cell office:value-type="string" calcext:value-type="string">
            <text:p>./archive_1/1744917118_925_Wide_Long1744917118_925_Wide_Long_angle_data.json</text:p>
          </table:table-cell>
          <table:table-cell/>
          <table:table-cell office:value-type="string" calcext:value-type="string">
            <text:p>./archive_1/1744917118_925_Wide_Long1744917118_925_Wide_Long_distance_data.json</text:p>
          </table:table-cell>
          <table:table-cell/>
          <table:table-cell office:value-type="string" calcext:value-type="string">
            <text:p>./archive_1/1744917118_925_Wide_Long1744917118_925_Wide_Long_sound.wav</text:p>
          </table:table-cell>
        </table:table-row>
        <table:table-row table:style-name="ro1">
          <table:table-cell office:value-type="string" calcext:value-type="string">
            <text:p>./archive_1/1745516209_235_Wide_Long1745516209_235_Wide_Long_angle_data.json</text:p>
          </table:table-cell>
          <table:table-cell/>
          <table:table-cell office:value-type="string" calcext:value-type="string">
            <text:p>./archive_1/1745516209_235_Wide_Long1745516209_235_Wide_Long_distance_data.json</text:p>
          </table:table-cell>
          <table:table-cell/>
          <table:table-cell office:value-type="string" calcext:value-type="string">
            <text:p>./archive_1/1745516209_235_Wide_Long1745516209_235_Wide_Long_sound.wav</text:p>
          </table:table-cell>
        </table:table-row>
        <table:table-row table:style-name="ro1">
          <table:table-cell office:value-type="string" calcext:value-type="string">
            <text:p>./archive_1/1745520394_543_Wide_Long1745520394_543_Wide_Long_angle_data.json</text:p>
          </table:table-cell>
          <table:table-cell/>
          <table:table-cell office:value-type="string" calcext:value-type="string">
            <text:p>./archive_1/1745520394_543_Wide_Long1745520394_543_Wide_Long_distance_data.json</text:p>
          </table:table-cell>
          <table:table-cell/>
          <table:table-cell office:value-type="string" calcext:value-type="string">
            <text:p>./archive_1/1745520394_543_Wide_Long1745520394_543_Wide_Long_sound.wav</text:p>
          </table:table-cell>
        </table:table-row>
        <table:table-row table:style-name="ro1">
          <table:table-cell office:value-type="string" calcext:value-type="string">
            <text:p>./archive_1/1745522805_855_Wide_Long1745522805_855_Wide_Long_angle_data.json</text:p>
          </table:table-cell>
          <table:table-cell/>
          <table:table-cell office:value-type="string" calcext:value-type="string">
            <text:p>./archive_1/1745522805_855_Wide_Long1745522805_855_Wide_Long_distance_data.json</text:p>
          </table:table-cell>
          <table:table-cell/>
          <table:table-cell office:value-type="string" calcext:value-type="string">
            <text:p>./archive_1/1745522805_855_Wide_Long1745522805_855_Wide_Long_sound.wav</text:p>
          </table:table-cell>
        </table:table-row>
        <table:table-row table:style-name="ro1">
          <table:table-cell office:value-type="string" calcext:value-type="string">
            <text:p>./archive_1/1745525180_1163_Wide_Long1745525180_1163_Wide_Long_angle_data.json</text:p>
          </table:table-cell>
          <table:table-cell/>
          <table:table-cell office:value-type="string" calcext:value-type="string">
            <text:p>./archive_1/1745525180_1163_Wide_Long1745525180_1163_Wide_Long_distance_data.json</text:p>
          </table:table-cell>
          <table:table-cell/>
          <table:table-cell office:value-type="string" calcext:value-type="string">
            <text:p>./archive_1/1745525180_1163_Wide_Long1745525180_1163_Wide_Long_sound.wav</text:p>
          </table:table-cell>
        </table:table-row>
        <table:table-row table:style-name="ro1">
          <table:table-cell office:value-type="string" calcext:value-type="string">
            <text:p>./archive_1/1745526996_1473_Wide_Long1745526996_1473_Wide_Long_angle_data.json</text:p>
          </table:table-cell>
          <table:table-cell/>
          <table:table-cell office:value-type="string" calcext:value-type="string">
            <text:p>./archive_1/1745526996_1473_Wide_Long1745526996_1473_Wide_Long_distance_data.json</text:p>
          </table:table-cell>
          <table:table-cell/>
          <table:table-cell office:value-type="string" calcext:value-type="string">
            <text:p>./archive_1/1745526996_1473_Wide_Long1745526996_1473_Wide_Long_sound.wav</text:p>
          </table:table-cell>
        </table:table-row>
        <table:table-row table:style-name="ro1">
          <table:table-cell office:value-type="string" calcext:value-type="string">
            <text:p>./archive_1/1744901992_295_Wide_Long1744901992_295_Wide_Long_angle_data.json</text:p>
          </table:table-cell>
          <table:table-cell/>
          <table:table-cell office:value-type="string" calcext:value-type="string">
            <text:p>./archive_1/1744901992_295_Wide_Long1744901992_295_Wide_Long_distance_data.json</text:p>
          </table:table-cell>
          <table:table-cell/>
          <table:table-cell office:value-type="string" calcext:value-type="string">
            <text:p>./archive_1/1744901992_295_Wide_Long1744901992_295_Wide_Long_sound.wav</text:p>
          </table:table-cell>
        </table:table-row>
        <table:table-row table:style-name="ro1">
          <table:table-cell office:value-type="string" calcext:value-type="string">
            <text:p>./archive_1/1744910338_612_Wide_Long1744910338_612_Wide_Long_angle_data.json</text:p>
          </table:table-cell>
          <table:table-cell/>
          <table:table-cell office:value-type="string" calcext:value-type="string">
            <text:p>./archive_1/1744910338_612_Wide_Long1744910338_612_Wide_Long_distance_data.json</text:p>
          </table:table-cell>
          <table:table-cell/>
          <table:table-cell office:value-type="string" calcext:value-type="string">
            <text:p>./archive_1/1744910338_612_Wide_Long1744910338_612_Wide_Long_sound.wav</text:p>
          </table:table-cell>
        </table:table-row>
        <table:table-row table:style-name="ro1">
          <table:table-cell office:value-type="string" calcext:value-type="string">
            <text:p>./archive_1/1744917138_926_Wide_Long1744917138_926_Wide_Long_angle_data.json</text:p>
          </table:table-cell>
          <table:table-cell/>
          <table:table-cell office:value-type="string" calcext:value-type="string">
            <text:p>./archive_1/1744917138_926_Wide_Long1744917138_926_Wide_Long_distance_data.json</text:p>
          </table:table-cell>
          <table:table-cell/>
          <table:table-cell office:value-type="string" calcext:value-type="string">
            <text:p>./archive_1/1744917138_926_Wide_Long1744917138_926_Wide_Long_sound.wav</text:p>
          </table:table-cell>
        </table:table-row>
        <table:table-row table:style-name="ro1">
          <table:table-cell office:value-type="string" calcext:value-type="string">
            <text:p>./archive_1/1745516218_236_Wide_Long1745516218_236_Wide_Long_angle_data.json</text:p>
          </table:table-cell>
          <table:table-cell/>
          <table:table-cell office:value-type="string" calcext:value-type="string">
            <text:p>./archive_1/1745516218_236_Wide_Long1745516218_236_Wide_Long_distance_data.json</text:p>
          </table:table-cell>
          <table:table-cell/>
          <table:table-cell office:value-type="string" calcext:value-type="string">
            <text:p>./archive_1/1745516218_236_Wide_Long1745516218_236_Wide_Long_sound.wav</text:p>
          </table:table-cell>
        </table:table-row>
        <table:table-row table:style-name="ro1">
          <table:table-cell office:value-type="string" calcext:value-type="string">
            <text:p>./archive_1/1745520407_544_Wide_Long1745520407_544_Wide_Long_angle_data.json</text:p>
          </table:table-cell>
          <table:table-cell/>
          <table:table-cell office:value-type="string" calcext:value-type="string">
            <text:p>./archive_1/1745520407_544_Wide_Long1745520407_544_Wide_Long_distance_data.json</text:p>
          </table:table-cell>
          <table:table-cell/>
          <table:table-cell office:value-type="string" calcext:value-type="string">
            <text:p>./archive_1/1745520407_544_Wide_Long1745520407_544_Wide_Long_sound.wav</text:p>
          </table:table-cell>
        </table:table-row>
        <table:table-row table:style-name="ro1">
          <table:table-cell office:value-type="string" calcext:value-type="string">
            <text:p>./archive_1/1745522809_856_Wide_Long1745522809_856_Wide_Long_angle_data.json</text:p>
          </table:table-cell>
          <table:table-cell/>
          <table:table-cell office:value-type="string" calcext:value-type="string">
            <text:p>./archive_1/1745522809_856_Wide_Long1745522809_856_Wide_Long_distance_data.json</text:p>
          </table:table-cell>
          <table:table-cell/>
          <table:table-cell office:value-type="string" calcext:value-type="string">
            <text:p>./archive_1/1745522809_856_Wide_Long1745522809_856_Wide_Long_sound.wav</text:p>
          </table:table-cell>
        </table:table-row>
        <table:table-row table:style-name="ro1">
          <table:table-cell office:value-type="string" calcext:value-type="string">
            <text:p>./archive_1/1745525185_1164_Wide_Long1745525185_1164_Wide_Long_angle_data.json</text:p>
          </table:table-cell>
          <table:table-cell/>
          <table:table-cell office:value-type="string" calcext:value-type="string">
            <text:p>./archive_1/1745525185_1164_Wide_Long1745525185_1164_Wide_Long_distance_data.json</text:p>
          </table:table-cell>
          <table:table-cell/>
          <table:table-cell office:value-type="string" calcext:value-type="string">
            <text:p>./archive_1/1745525185_1164_Wide_Long1745525185_1164_Wide_Long_sound.wav</text:p>
          </table:table-cell>
        </table:table-row>
        <table:table-row table:style-name="ro1">
          <table:table-cell office:value-type="string" calcext:value-type="string">
            <text:p>./archive_1/1745527001_1474_Wide_Long1745527001_1474_Wide_Long_angle_data.json</text:p>
          </table:table-cell>
          <table:table-cell/>
          <table:table-cell office:value-type="string" calcext:value-type="string">
            <text:p>./archive_1/1745527001_1474_Wide_Long1745527001_1474_Wide_Long_distance_data.json</text:p>
          </table:table-cell>
          <table:table-cell/>
          <table:table-cell office:value-type="string" calcext:value-type="string">
            <text:p>./archive_1/1745527001_1474_Wide_Long1745527001_1474_Wide_Long_sound.wav</text:p>
          </table:table-cell>
        </table:table-row>
        <table:table-row table:style-name="ro1">
          <table:table-cell office:value-type="string" calcext:value-type="string">
            <text:p>./archive_1/1744902012_296_Wide_Long1744902012_296_Wide_Long_angle_data.json</text:p>
          </table:table-cell>
          <table:table-cell/>
          <table:table-cell office:value-type="string" calcext:value-type="string">
            <text:p>./archive_1/1744902012_296_Wide_Long1744902012_296_Wide_Long_distance_data.json</text:p>
          </table:table-cell>
          <table:table-cell/>
          <table:table-cell office:value-type="string" calcext:value-type="string">
            <text:p>./archive_1/1744902012_296_Wide_Long1744902012_296_Wide_Long_sound.wav</text:p>
          </table:table-cell>
        </table:table-row>
        <table:table-row table:style-name="ro1">
          <table:table-cell office:value-type="string" calcext:value-type="string">
            <text:p>./archive_1/1744910357_613_Wide_Long1744910357_613_Wide_Long_angle_data.json</text:p>
          </table:table-cell>
          <table:table-cell/>
          <table:table-cell office:value-type="string" calcext:value-type="string">
            <text:p>./archive_1/1744910357_613_Wide_Long1744910357_613_Wide_Long_distance_data.json</text:p>
          </table:table-cell>
          <table:table-cell/>
          <table:table-cell office:value-type="string" calcext:value-type="string">
            <text:p>./archive_1/1744910357_613_Wide_Long1744910357_613_Wide_Long_sound.wav</text:p>
          </table:table-cell>
        </table:table-row>
        <table:table-row table:style-name="ro1">
          <table:table-cell office:value-type="string" calcext:value-type="string">
            <text:p>./archive_1/1744917172_927_Wide_Long1744917172_927_Wide_Long_angle_data.json</text:p>
          </table:table-cell>
          <table:table-cell/>
          <table:table-cell office:value-type="string" calcext:value-type="string">
            <text:p>./archive_1/1744917172_927_Wide_Long1744917172_927_Wide_Long_distance_data.json</text:p>
          </table:table-cell>
          <table:table-cell/>
          <table:table-cell office:value-type="string" calcext:value-type="string">
            <text:p>./archive_1/1744917172_927_Wide_Long1744917172_927_Wide_Long_sound.wav</text:p>
          </table:table-cell>
        </table:table-row>
        <table:table-row table:style-name="ro1">
          <table:table-cell office:value-type="string" calcext:value-type="string">
            <text:p>./archive_1/1745516249_237_Wide_Long1745516249_237_Wide_Long_angle_data.json</text:p>
          </table:table-cell>
          <table:table-cell/>
          <table:table-cell office:value-type="string" calcext:value-type="string">
            <text:p>./archive_1/1745516249_237_Wide_Long1745516249_237_Wide_Long_distance_data.json</text:p>
          </table:table-cell>
          <table:table-cell/>
          <table:table-cell office:value-type="string" calcext:value-type="string">
            <text:p>./archive_1/1745516249_237_Wide_Long1745516249_237_Wide_Long_sound.wav</text:p>
          </table:table-cell>
        </table:table-row>
        <table:table-row table:style-name="ro1">
          <table:table-cell office:value-type="string" calcext:value-type="string">
            <text:p>./archive_1/1745520413_545_Wide_Long1745520413_545_Wide_Long_angle_data.json</text:p>
          </table:table-cell>
          <table:table-cell/>
          <table:table-cell office:value-type="string" calcext:value-type="string">
            <text:p>./archive_1/1745520413_545_Wide_Long1745520413_545_Wide_Long_distance_data.json</text:p>
          </table:table-cell>
          <table:table-cell/>
          <table:table-cell office:value-type="string" calcext:value-type="string">
            <text:p>./archive_1/1745520413_545_Wide_Long1745520413_545_Wide_Long_sound.wav</text:p>
          </table:table-cell>
        </table:table-row>
        <table:table-row table:style-name="ro1">
          <table:table-cell office:value-type="string" calcext:value-type="string">
            <text:p>./archive_1/1745522813_857_Wide_Long1745522813_857_Wide_Long_angle_data.json</text:p>
          </table:table-cell>
          <table:table-cell/>
          <table:table-cell office:value-type="string" calcext:value-type="string">
            <text:p>./archive_1/1745522813_857_Wide_Long1745522813_857_Wide_Long_distance_data.json</text:p>
          </table:table-cell>
          <table:table-cell/>
          <table:table-cell office:value-type="string" calcext:value-type="string">
            <text:p>./archive_1/1745522813_857_Wide_Long1745522813_857_Wide_Long_sound.wav</text:p>
          </table:table-cell>
        </table:table-row>
        <table:table-row table:style-name="ro1">
          <table:table-cell office:value-type="string" calcext:value-type="string">
            <text:p>./archive_1/1745525190_1165_Wide_Long1745525190_1165_Wide_Long_angle_data.json</text:p>
          </table:table-cell>
          <table:table-cell/>
          <table:table-cell office:value-type="string" calcext:value-type="string">
            <text:p>./archive_1/1745525190_1165_Wide_Long1745525190_1165_Wide_Long_distance_data.json</text:p>
          </table:table-cell>
          <table:table-cell/>
          <table:table-cell office:value-type="string" calcext:value-type="string">
            <text:p>./archive_1/1745525190_1165_Wide_Long1745525190_1165_Wide_Long_sound.wav</text:p>
          </table:table-cell>
        </table:table-row>
        <table:table-row table:style-name="ro1">
          <table:table-cell office:value-type="string" calcext:value-type="string">
            <text:p>./archive_1/1745527005_1475_Wide_Long1745527005_1475_Wide_Long_angle_data.json</text:p>
          </table:table-cell>
          <table:table-cell/>
          <table:table-cell office:value-type="string" calcext:value-type="string">
            <text:p>./archive_1/1745527005_1475_Wide_Long1745527005_1475_Wide_Long_distance_data.json</text:p>
          </table:table-cell>
          <table:table-cell/>
          <table:table-cell office:value-type="string" calcext:value-type="string">
            <text:p>./archive_1/1745527005_1475_Wide_Long1745527005_1475_Wide_Long_sound.wav</text:p>
          </table:table-cell>
        </table:table-row>
        <table:table-row table:style-name="ro1">
          <table:table-cell office:value-type="string" calcext:value-type="string">
            <text:p>./archive_1/1744902031_297_Wide_Long1744902031_297_Wide_Long_angle_data.json</text:p>
          </table:table-cell>
          <table:table-cell/>
          <table:table-cell office:value-type="string" calcext:value-type="string">
            <text:p>./archive_1/1744902031_297_Wide_Long1744902031_297_Wide_Long_distance_data.json</text:p>
          </table:table-cell>
          <table:table-cell/>
          <table:table-cell office:value-type="string" calcext:value-type="string">
            <text:p>./archive_1/1744902031_297_Wide_Long1744902031_297_Wide_Long_sound.wav</text:p>
          </table:table-cell>
        </table:table-row>
        <table:table-row table:style-name="ro1">
          <table:table-cell office:value-type="string" calcext:value-type="string">
            <text:p>./archive_1/1744910376_614_Wide_Long1744910376_614_Wide_Long_angle_data.json</text:p>
          </table:table-cell>
          <table:table-cell/>
          <table:table-cell office:value-type="string" calcext:value-type="string">
            <text:p>./archive_1/1744910376_614_Wide_Long1744910376_614_Wide_Long_distance_data.json</text:p>
          </table:table-cell>
          <table:table-cell/>
          <table:table-cell office:value-type="string" calcext:value-type="string">
            <text:p>./archive_1/1744910376_614_Wide_Long1744910376_614_Wide_Long_sound.wav</text:p>
          </table:table-cell>
        </table:table-row>
        <table:table-row table:style-name="ro1">
          <table:table-cell office:value-type="string" calcext:value-type="string">
            <text:p>./archive_1/1744917194_928_Wide_Long1744917194_928_Wide_Long_angle_data.json</text:p>
          </table:table-cell>
          <table:table-cell/>
          <table:table-cell office:value-type="string" calcext:value-type="string">
            <text:p>./archive_1/1744917194_928_Wide_Long1744917194_928_Wide_Long_distance_data.json</text:p>
          </table:table-cell>
          <table:table-cell/>
          <table:table-cell office:value-type="string" calcext:value-type="string">
            <text:p>./archive_1/1744917194_928_Wide_Long1744917194_928_Wide_Long_sound.wav</text:p>
          </table:table-cell>
        </table:table-row>
        <table:table-row table:style-name="ro1">
          <table:table-cell office:value-type="string" calcext:value-type="string">
            <text:p>./archive_1/1745516351_238_Wide_Long1745516351_238_Wide_Long_angle_data.json</text:p>
          </table:table-cell>
          <table:table-cell/>
          <table:table-cell office:value-type="string" calcext:value-type="string">
            <text:p>./archive_1/1745516351_238_Wide_Long1745516351_238_Wide_Long_distance_data.json</text:p>
          </table:table-cell>
          <table:table-cell/>
          <table:table-cell office:value-type="string" calcext:value-type="string">
            <text:p>./archive_1/1745516351_238_Wide_Long1745516351_238_Wide_Long_sound.wav</text:p>
          </table:table-cell>
        </table:table-row>
        <table:table-row table:style-name="ro1">
          <table:table-cell office:value-type="string" calcext:value-type="string">
            <text:p>./archive_1/1745520418_546_Wide_Long1745520418_546_Wide_Long_angle_data.json</text:p>
          </table:table-cell>
          <table:table-cell/>
          <table:table-cell office:value-type="string" calcext:value-type="string">
            <text:p>./archive_1/1745520418_546_Wide_Long1745520418_546_Wide_Long_distance_data.json</text:p>
          </table:table-cell>
          <table:table-cell/>
          <table:table-cell office:value-type="string" calcext:value-type="string">
            <text:p>./archive_1/1745520418_546_Wide_Long1745520418_546_Wide_Long_sound.wav</text:p>
          </table:table-cell>
        </table:table-row>
        <table:table-row table:style-name="ro1">
          <table:table-cell office:value-type="string" calcext:value-type="string">
            <text:p>./archive_1/1745522818_858_Wide_Long1745522818_858_Wide_Long_angle_data.json</text:p>
          </table:table-cell>
          <table:table-cell/>
          <table:table-cell office:value-type="string" calcext:value-type="string">
            <text:p>./archive_1/1745522818_858_Wide_Long1745522818_858_Wide_Long_distance_data.json</text:p>
          </table:table-cell>
          <table:table-cell/>
          <table:table-cell office:value-type="string" calcext:value-type="string">
            <text:p>./archive_1/1745522818_858_Wide_Long1745522818_858_Wide_Long_sound.wav</text:p>
          </table:table-cell>
        </table:table-row>
        <table:table-row table:style-name="ro1">
          <table:table-cell office:value-type="string" calcext:value-type="string">
            <text:p>./archive_1/1745525195_1166_Wide_Long1745525195_1166_Wide_Long_angle_data.json</text:p>
          </table:table-cell>
          <table:table-cell/>
          <table:table-cell office:value-type="string" calcext:value-type="string">
            <text:p>./archive_1/1745525195_1166_Wide_Long1745525195_1166_Wide_Long_distance_data.json</text:p>
          </table:table-cell>
          <table:table-cell/>
          <table:table-cell office:value-type="string" calcext:value-type="string">
            <text:p>./archive_1/1745525195_1166_Wide_Long1745525195_1166_Wide_Long_sound.wav</text:p>
          </table:table-cell>
        </table:table-row>
        <table:table-row table:style-name="ro1">
          <table:table-cell office:value-type="string" calcext:value-type="string">
            <text:p>./archive_1/1745527010_1476_Wide_Long1745527010_1476_Wide_Long_angle_data.json</text:p>
          </table:table-cell>
          <table:table-cell/>
          <table:table-cell office:value-type="string" calcext:value-type="string">
            <text:p>./archive_1/1745527010_1476_Wide_Long1745527010_1476_Wide_Long_distance_data.json</text:p>
          </table:table-cell>
          <table:table-cell/>
          <table:table-cell office:value-type="string" calcext:value-type="string">
            <text:p>./archive_1/1745527010_1476_Wide_Long1745527010_1476_Wide_Long_sound.wav</text:p>
          </table:table-cell>
        </table:table-row>
        <table:table-row table:style-name="ro1">
          <table:table-cell office:value-type="string" calcext:value-type="string">
            <text:p>./archive_1/1744902050_298_Wide_Long1744902050_298_Wide_Long_angle_data.json</text:p>
          </table:table-cell>
          <table:table-cell/>
          <table:table-cell office:value-type="string" calcext:value-type="string">
            <text:p>./archive_1/1744902050_298_Wide_Long1744902050_298_Wide_Long_distance_data.json</text:p>
          </table:table-cell>
          <table:table-cell/>
          <table:table-cell office:value-type="string" calcext:value-type="string">
            <text:p>./archive_1/1744902050_298_Wide_Long1744902050_298_Wide_Long_sound.wav</text:p>
          </table:table-cell>
        </table:table-row>
        <table:table-row table:style-name="ro1">
          <table:table-cell office:value-type="string" calcext:value-type="string">
            <text:p>./archive_1/1744910395_615_Wide_Long1744910395_615_Wide_Long_angle_data.json</text:p>
          </table:table-cell>
          <table:table-cell/>
          <table:table-cell office:value-type="string" calcext:value-type="string">
            <text:p>./archive_1/1744910395_615_Wide_Long1744910395_615_Wide_Long_distance_data.json</text:p>
          </table:table-cell>
          <table:table-cell/>
          <table:table-cell office:value-type="string" calcext:value-type="string">
            <text:p>./archive_1/1744910395_615_Wide_Long1744910395_615_Wide_Long_sound.wav</text:p>
          </table:table-cell>
        </table:table-row>
        <table:table-row table:style-name="ro1">
          <table:table-cell office:value-type="string" calcext:value-type="string">
            <text:p>./archive_1/1744917214_929_Wide_Long1744917214_929_Wide_Long_angle_data.json</text:p>
          </table:table-cell>
          <table:table-cell/>
          <table:table-cell office:value-type="string" calcext:value-type="string">
            <text:p>./archive_1/1744917214_929_Wide_Long1744917214_929_Wide_Long_distance_data.json</text:p>
          </table:table-cell>
          <table:table-cell/>
          <table:table-cell office:value-type="string" calcext:value-type="string">
            <text:p>./archive_1/1744917214_929_Wide_Long1744917214_929_Wide_Long_sound.wav</text:p>
          </table:table-cell>
        </table:table-row>
        <table:table-row table:style-name="ro1">
          <table:table-cell office:value-type="string" calcext:value-type="string">
            <text:p>./archive_1/1745516356_239_Wide_Long1745516356_239_Wide_Long_angle_data.json</text:p>
          </table:table-cell>
          <table:table-cell/>
          <table:table-cell office:value-type="string" calcext:value-type="string">
            <text:p>./archive_1/1745516356_239_Wide_Long1745516356_239_Wide_Long_distance_data.json</text:p>
          </table:table-cell>
          <table:table-cell/>
          <table:table-cell office:value-type="string" calcext:value-type="string">
            <text:p>./archive_1/1745516356_239_Wide_Long1745516356_239_Wide_Long_sound.wav</text:p>
          </table:table-cell>
        </table:table-row>
        <table:table-row table:style-name="ro1">
          <table:table-cell office:value-type="string" calcext:value-type="string">
            <text:p>./archive_1/1745520422_547_Wide_Long1745520422_547_Wide_Long_angle_data.json</text:p>
          </table:table-cell>
          <table:table-cell/>
          <table:table-cell office:value-type="string" calcext:value-type="string">
            <text:p>./archive_1/1745520422_547_Wide_Long1745520422_547_Wide_Long_distance_data.json</text:p>
          </table:table-cell>
          <table:table-cell/>
          <table:table-cell office:value-type="string" calcext:value-type="string">
            <text:p>./archive_1/1745520422_547_Wide_Long1745520422_547_Wide_Long_sound.wav</text:p>
          </table:table-cell>
        </table:table-row>
        <table:table-row table:style-name="ro1">
          <table:table-cell office:value-type="string" calcext:value-type="string">
            <text:p>./archive_1/1745522822_859_Wide_Long1745522822_859_Wide_Long_angle_data.json</text:p>
          </table:table-cell>
          <table:table-cell/>
          <table:table-cell office:value-type="string" calcext:value-type="string">
            <text:p>./archive_1/1745522822_859_Wide_Long1745522822_859_Wide_Long_distance_data.json</text:p>
          </table:table-cell>
          <table:table-cell/>
          <table:table-cell office:value-type="string" calcext:value-type="string">
            <text:p>./archive_1/1745522822_859_Wide_Long1745522822_859_Wide_Long_sound.wav</text:p>
          </table:table-cell>
        </table:table-row>
        <table:table-row table:style-name="ro1">
          <table:table-cell office:value-type="string" calcext:value-type="string">
            <text:p>./archive_1/1745525200_1167_Wide_Long1745525200_1167_Wide_Long_angle_data.json</text:p>
          </table:table-cell>
          <table:table-cell/>
          <table:table-cell office:value-type="string" calcext:value-type="string">
            <text:p>./archive_1/1745525200_1167_Wide_Long1745525200_1167_Wide_Long_distance_data.json</text:p>
          </table:table-cell>
          <table:table-cell/>
          <table:table-cell office:value-type="string" calcext:value-type="string">
            <text:p>./archive_1/1745525200_1167_Wide_Long1745525200_1167_Wide_Long_sound.wav</text:p>
          </table:table-cell>
        </table:table-row>
        <table:table-row table:style-name="ro1">
          <table:table-cell office:value-type="string" calcext:value-type="string">
            <text:p>./archive_1/1745527015_1477_Wide_Long1745527015_1477_Wide_Long_angle_data.json</text:p>
          </table:table-cell>
          <table:table-cell/>
          <table:table-cell office:value-type="string" calcext:value-type="string">
            <text:p>./archive_1/1745527015_1477_Wide_Long1745527015_1477_Wide_Long_distance_data.json</text:p>
          </table:table-cell>
          <table:table-cell/>
          <table:table-cell office:value-type="string" calcext:value-type="string">
            <text:p>./archive_1/1745527015_1477_Wide_Long1745527015_1477_Wide_Long_sound.wav</text:p>
          </table:table-cell>
        </table:table-row>
        <table:table-row table:style-name="ro1">
          <table:table-cell office:value-type="string" calcext:value-type="string">
            <text:p>./archive_1/1744902069_299_Wide_Long1744902069_299_Wide_Long_angle_data.json</text:p>
          </table:table-cell>
          <table:table-cell/>
          <table:table-cell office:value-type="string" calcext:value-type="string">
            <text:p>./archive_1/1744902069_299_Wide_Long1744902069_299_Wide_Long_distance_data.json</text:p>
          </table:table-cell>
          <table:table-cell/>
          <table:table-cell office:value-type="string" calcext:value-type="string">
            <text:p>./archive_1/1744902069_299_Wide_Long1744902069_299_Wide_Long_sound.wav</text:p>
          </table:table-cell>
        </table:table-row>
        <table:table-row table:style-name="ro1">
          <table:table-cell office:value-type="string" calcext:value-type="string">
            <text:p>./archive_1/1744910421_616_Wide_Long1744910421_616_Wide_Long_angle_data.json</text:p>
          </table:table-cell>
          <table:table-cell/>
          <table:table-cell office:value-type="string" calcext:value-type="string">
            <text:p>./archive_1/1744910421_616_Wide_Long1744910421_616_Wide_Long_distance_data.json</text:p>
          </table:table-cell>
          <table:table-cell/>
          <table:table-cell office:value-type="string" calcext:value-type="string">
            <text:p>./archive_1/1744910421_616_Wide_Long1744910421_616_Wide_Long_sound.wav</text:p>
          </table:table-cell>
        </table:table-row>
        <table:table-row table:style-name="ro1">
          <table:table-cell office:value-type="string" calcext:value-type="string">
            <text:p>./archive_1/1744917234_930_Wide_Long1744917234_930_Wide_Long_angle_data.json</text:p>
          </table:table-cell>
          <table:table-cell/>
          <table:table-cell office:value-type="string" calcext:value-type="string">
            <text:p>./archive_1/1744917234_930_Wide_Long1744917234_930_Wide_Long_distance_data.json</text:p>
          </table:table-cell>
          <table:table-cell/>
          <table:table-cell office:value-type="string" calcext:value-type="string">
            <text:p>./archive_1/1744917234_930_Wide_Long1744917234_930_Wide_Long_sound.wav</text:p>
          </table:table-cell>
        </table:table-row>
        <table:table-row table:style-name="ro1">
          <table:table-cell office:value-type="string" calcext:value-type="string">
            <text:p>./archive_1/1745516361_240_Wide_Long1745516361_240_Wide_Long_angle_data.json</text:p>
          </table:table-cell>
          <table:table-cell/>
          <table:table-cell office:value-type="string" calcext:value-type="string">
            <text:p>./archive_1/1745516361_240_Wide_Long1745516361_240_Wide_Long_distance_data.json</text:p>
          </table:table-cell>
          <table:table-cell/>
          <table:table-cell office:value-type="string" calcext:value-type="string">
            <text:p>./archive_1/1745516361_240_Wide_Long1745516361_240_Wide_Long_sound.wav</text:p>
          </table:table-cell>
        </table:table-row>
        <table:table-row table:style-name="ro1">
          <table:table-cell office:value-type="string" calcext:value-type="string">
            <text:p>./archive_1/1745520427_548_Wide_Long1745520427_548_Wide_Long_angle_data.json</text:p>
          </table:table-cell>
          <table:table-cell/>
          <table:table-cell office:value-type="string" calcext:value-type="string">
            <text:p>./archive_1/1745520427_548_Wide_Long1745520427_548_Wide_Long_distance_data.json</text:p>
          </table:table-cell>
          <table:table-cell/>
          <table:table-cell office:value-type="string" calcext:value-type="string">
            <text:p>./archive_1/1745520427_548_Wide_Long1745520427_548_Wide_Long_sound.wav</text:p>
          </table:table-cell>
        </table:table-row>
        <table:table-row table:style-name="ro1">
          <table:table-cell office:value-type="string" calcext:value-type="string">
            <text:p>./archive_1/1745522827_860_Wide_Long1745522827_860_Wide_Long_angle_data.json</text:p>
          </table:table-cell>
          <table:table-cell/>
          <table:table-cell office:value-type="string" calcext:value-type="string">
            <text:p>./archive_1/1745522827_860_Wide_Long1745522827_860_Wide_Long_distance_data.json</text:p>
          </table:table-cell>
          <table:table-cell/>
          <table:table-cell office:value-type="string" calcext:value-type="string">
            <text:p>./archive_1/1745522827_860_Wide_Long1745522827_860_Wide_Long_sound.wav</text:p>
          </table:table-cell>
        </table:table-row>
        <table:table-row table:style-name="ro1">
          <table:table-cell office:value-type="string" calcext:value-type="string">
            <text:p>./archive_1/1745525205_1168_Wide_Long1745525205_1168_Wide_Long_angle_data.json</text:p>
          </table:table-cell>
          <table:table-cell/>
          <table:table-cell office:value-type="string" calcext:value-type="string">
            <text:p>./archive_1/1745525205_1168_Wide_Long1745525205_1168_Wide_Long_distance_data.json</text:p>
          </table:table-cell>
          <table:table-cell/>
          <table:table-cell office:value-type="string" calcext:value-type="string">
            <text:p>./archive_1/1745525205_1168_Wide_Long1745525205_1168_Wide_Long_sound.wav</text:p>
          </table:table-cell>
        </table:table-row>
        <table:table-row table:style-name="ro1">
          <table:table-cell office:value-type="string" calcext:value-type="string">
            <text:p>./archive_1/1745527020_1478_Wide_Long1745527020_1478_Wide_Long_angle_data.json</text:p>
          </table:table-cell>
          <table:table-cell/>
          <table:table-cell office:value-type="string" calcext:value-type="string">
            <text:p>./archive_1/1745527020_1478_Wide_Long1745527020_1478_Wide_Long_distance_data.json</text:p>
          </table:table-cell>
          <table:table-cell/>
          <table:table-cell office:value-type="string" calcext:value-type="string">
            <text:p>./archive_1/1745527020_1478_Wide_Long1745527020_1478_Wide_Long_sound.wav</text:p>
          </table:table-cell>
        </table:table-row>
        <table:table-row table:style-name="ro1">
          <table:table-cell office:value-type="string" calcext:value-type="string">
            <text:p>./archive_1/1744902089_300_Wide_Long1744902089_300_Wide_Long_angle_data.json</text:p>
          </table:table-cell>
          <table:table-cell/>
          <table:table-cell office:value-type="string" calcext:value-type="string">
            <text:p>./archive_1/1744902089_300_Wide_Long1744902089_300_Wide_Long_distance_data.json</text:p>
          </table:table-cell>
          <table:table-cell/>
          <table:table-cell office:value-type="string" calcext:value-type="string">
            <text:p>./archive_1/1744902089_300_Wide_Long1744902089_300_Wide_Long_sound.wav</text:p>
          </table:table-cell>
        </table:table-row>
        <table:table-row table:style-name="ro1">
          <table:table-cell office:value-type="string" calcext:value-type="string">
            <text:p>./archive_1/1744910440_617_Wide_Long1744910440_617_Wide_Long_angle_data.json</text:p>
          </table:table-cell>
          <table:table-cell/>
          <table:table-cell office:value-type="string" calcext:value-type="string">
            <text:p>./archive_1/1744910440_617_Wide_Long1744910440_617_Wide_Long_distance_data.json</text:p>
          </table:table-cell>
          <table:table-cell/>
          <table:table-cell office:value-type="string" calcext:value-type="string">
            <text:p>./archive_1/1744910440_617_Wide_Long1744910440_617_Wide_Long_sound.wav</text:p>
          </table:table-cell>
        </table:table-row>
        <table:table-row table:style-name="ro1">
          <table:table-cell office:value-type="string" calcext:value-type="string">
            <text:p>./archive_1/1744917254_931_Wide_Long1744917254_931_Wide_Long_angle_data.json</text:p>
          </table:table-cell>
          <table:table-cell/>
          <table:table-cell office:value-type="string" calcext:value-type="string">
            <text:p>./archive_1/1744917254_931_Wide_Long1744917254_931_Wide_Long_distance_data.json</text:p>
          </table:table-cell>
          <table:table-cell/>
          <table:table-cell office:value-type="string" calcext:value-type="string">
            <text:p>./archive_1/1744917254_931_Wide_Long1744917254_931_Wide_Long_sound.wav</text:p>
          </table:table-cell>
        </table:table-row>
        <table:table-row table:style-name="ro1">
          <table:table-cell office:value-type="string" calcext:value-type="string">
            <text:p>./archive_1/1745516365_241_Wide_Long1745516365_241_Wide_Long_angle_data.json</text:p>
          </table:table-cell>
          <table:table-cell/>
          <table:table-cell office:value-type="string" calcext:value-type="string">
            <text:p>./archive_1/1745516365_241_Wide_Long1745516365_241_Wide_Long_distance_data.json</text:p>
          </table:table-cell>
          <table:table-cell/>
          <table:table-cell office:value-type="string" calcext:value-type="string">
            <text:p>./archive_1/1745516365_241_Wide_Long1745516365_241_Wide_Long_sound.wav</text:p>
          </table:table-cell>
        </table:table-row>
        <table:table-row table:style-name="ro1">
          <table:table-cell office:value-type="string" calcext:value-type="string">
            <text:p>./archive_1/1745520431_549_Wide_Long1745520431_549_Wide_Long_angle_data.json</text:p>
          </table:table-cell>
          <table:table-cell/>
          <table:table-cell office:value-type="string" calcext:value-type="string">
            <text:p>./archive_1/1745520431_549_Wide_Long1745520431_549_Wide_Long_distance_data.json</text:p>
          </table:table-cell>
          <table:table-cell/>
          <table:table-cell office:value-type="string" calcext:value-type="string">
            <text:p>./archive_1/1745520431_549_Wide_Long1745520431_549_Wide_Long_sound.wav</text:p>
          </table:table-cell>
        </table:table-row>
        <table:table-row table:style-name="ro1">
          <table:table-cell office:value-type="string" calcext:value-type="string">
            <text:p>./archive_1/1745522832_861_Wide_Long1745522832_861_Wide_Long_angle_data.json</text:p>
          </table:table-cell>
          <table:table-cell/>
          <table:table-cell office:value-type="string" calcext:value-type="string">
            <text:p>./archive_1/1745522832_861_Wide_Long1745522832_861_Wide_Long_distance_data.json</text:p>
          </table:table-cell>
          <table:table-cell/>
          <table:table-cell office:value-type="string" calcext:value-type="string">
            <text:p>./archive_1/1745522832_861_Wide_Long1745522832_861_Wide_Long_sound.wav</text:p>
          </table:table-cell>
        </table:table-row>
        <table:table-row table:style-name="ro1">
          <table:table-cell office:value-type="string" calcext:value-type="string">
            <text:p>./archive_1/1745525210_1169_Wide_Long1745525210_1169_Wide_Long_angle_data.json</text:p>
          </table:table-cell>
          <table:table-cell/>
          <table:table-cell office:value-type="string" calcext:value-type="string">
            <text:p>./archive_1/1745525210_1169_Wide_Long1745525210_1169_Wide_Long_distance_data.json</text:p>
          </table:table-cell>
          <table:table-cell/>
          <table:table-cell office:value-type="string" calcext:value-type="string">
            <text:p>./archive_1/1745525210_1169_Wide_Long1745525210_1169_Wide_Long_sound.wav</text:p>
          </table:table-cell>
        </table:table-row>
        <table:table-row table:style-name="ro1">
          <table:table-cell office:value-type="string" calcext:value-type="string">
            <text:p>./archive_1/1745527025_1479_Wide_Long1745527025_1479_Wide_Long_angle_data.json</text:p>
          </table:table-cell>
          <table:table-cell/>
          <table:table-cell office:value-type="string" calcext:value-type="string">
            <text:p>./archive_1/1745527025_1479_Wide_Long1745527025_1479_Wide_Long_distance_data.json</text:p>
          </table:table-cell>
          <table:table-cell/>
          <table:table-cell office:value-type="string" calcext:value-type="string">
            <text:p>./archive_1/1745527025_1479_Wide_Long1745527025_1479_Wide_Long_sound.wav</text:p>
          </table:table-cell>
        </table:table-row>
        <table:table-row table:style-name="ro1">
          <table:table-cell office:value-type="string" calcext:value-type="string">
            <text:p>./archive_1/1744902108_301_Wide_Long1744902108_301_Wide_Long_angle_data.json</text:p>
          </table:table-cell>
          <table:table-cell/>
          <table:table-cell office:value-type="string" calcext:value-type="string">
            <text:p>./archive_1/1744902108_301_Wide_Long1744902108_301_Wide_Long_distance_data.json</text:p>
          </table:table-cell>
          <table:table-cell/>
          <table:table-cell office:value-type="string" calcext:value-type="string">
            <text:p>./archive_1/1744902108_301_Wide_Long1744902108_301_Wide_Long_sound.wav</text:p>
          </table:table-cell>
        </table:table-row>
        <table:table-row table:style-name="ro1">
          <table:table-cell office:value-type="string" calcext:value-type="string">
            <text:p>./archive_1/1744910459_618_Wide_Long1744910459_618_Wide_Long_angle_data.json</text:p>
          </table:table-cell>
          <table:table-cell/>
          <table:table-cell office:value-type="string" calcext:value-type="string">
            <text:p>./archive_1/1744910459_618_Wide_Long1744910459_618_Wide_Long_distance_data.json</text:p>
          </table:table-cell>
          <table:table-cell/>
          <table:table-cell office:value-type="string" calcext:value-type="string">
            <text:p>./archive_1/1744910459_618_Wide_Long1744910459_618_Wide_Long_sound.wav</text:p>
          </table:table-cell>
        </table:table-row>
        <table:table-row table:style-name="ro1">
          <table:table-cell office:value-type="string" calcext:value-type="string">
            <text:p>./archive_1/1744917278_932_Wide_Long1744917278_932_Wide_Long_angle_data.json</text:p>
          </table:table-cell>
          <table:table-cell/>
          <table:table-cell office:value-type="string" calcext:value-type="string">
            <text:p>./archive_1/1744917278_932_Wide_Long1744917278_932_Wide_Long_distance_data.json</text:p>
          </table:table-cell>
          <table:table-cell/>
          <table:table-cell office:value-type="string" calcext:value-type="string">
            <text:p>./archive_1/1744917278_932_Wide_Long1744917278_932_Wide_Long_sound.wav</text:p>
          </table:table-cell>
        </table:table-row>
        <table:table-row table:style-name="ro1">
          <table:table-cell office:value-type="string" calcext:value-type="string">
            <text:p>./archive_1/1745516370_242_Wide_Long1745516370_242_Wide_Long_angle_data.json</text:p>
          </table:table-cell>
          <table:table-cell/>
          <table:table-cell office:value-type="string" calcext:value-type="string">
            <text:p>./archive_1/1745516370_242_Wide_Long1745516370_242_Wide_Long_distance_data.json</text:p>
          </table:table-cell>
          <table:table-cell/>
          <table:table-cell office:value-type="string" calcext:value-type="string">
            <text:p>./archive_1/1745516370_242_Wide_Long1745516370_242_Wide_Long_sound.wav</text:p>
          </table:table-cell>
        </table:table-row>
        <table:table-row table:style-name="ro1">
          <table:table-cell office:value-type="string" calcext:value-type="string">
            <text:p>./archive_1/1745520442_550_Wide_Long1745520442_550_Wide_Long_angle_data.json</text:p>
          </table:table-cell>
          <table:table-cell/>
          <table:table-cell office:value-type="string" calcext:value-type="string">
            <text:p>./archive_1/1745520442_550_Wide_Long1745520442_550_Wide_Long_distance_data.json</text:p>
          </table:table-cell>
          <table:table-cell/>
          <table:table-cell office:value-type="string" calcext:value-type="string">
            <text:p>./archive_1/1745520442_550_Wide_Long1745520442_550_Wide_Long_sound.wav</text:p>
          </table:table-cell>
        </table:table-row>
        <table:table-row table:style-name="ro1">
          <table:table-cell office:value-type="string" calcext:value-type="string">
            <text:p>./archive_1/1745522837_862_Wide_Long1745522837_862_Wide_Long_angle_data.json</text:p>
          </table:table-cell>
          <table:table-cell/>
          <table:table-cell office:value-type="string" calcext:value-type="string">
            <text:p>./archive_1/1745522837_862_Wide_Long1745522837_862_Wide_Long_distance_data.json</text:p>
          </table:table-cell>
          <table:table-cell/>
          <table:table-cell office:value-type="string" calcext:value-type="string">
            <text:p>./archive_1/1745522837_862_Wide_Long1745522837_862_Wide_Long_sound.wav</text:p>
          </table:table-cell>
        </table:table-row>
        <table:table-row table:style-name="ro1">
          <table:table-cell office:value-type="string" calcext:value-type="string">
            <text:p>./archive_1/1745525215_1170_Wide_Long1745525215_1170_Wide_Long_angle_data.json</text:p>
          </table:table-cell>
          <table:table-cell/>
          <table:table-cell office:value-type="string" calcext:value-type="string">
            <text:p>./archive_1/1745525215_1170_Wide_Long1745525215_1170_Wide_Long_distance_data.json</text:p>
          </table:table-cell>
          <table:table-cell/>
          <table:table-cell office:value-type="string" calcext:value-type="string">
            <text:p>./archive_1/1745525215_1170_Wide_Long1745525215_1170_Wide_Long_sound.wav</text:p>
          </table:table-cell>
        </table:table-row>
        <table:table-row table:style-name="ro1">
          <table:table-cell office:value-type="string" calcext:value-type="string">
            <text:p>./archive_1/1745527030_1480_Wide_Long1745527030_1480_Wide_Long_angle_data.json</text:p>
          </table:table-cell>
          <table:table-cell/>
          <table:table-cell office:value-type="string" calcext:value-type="string">
            <text:p>./archive_1/1745527030_1480_Wide_Long1745527030_1480_Wide_Long_distance_data.json</text:p>
          </table:table-cell>
          <table:table-cell/>
          <table:table-cell office:value-type="string" calcext:value-type="string">
            <text:p>./archive_1/1745527030_1480_Wide_Long1745527030_1480_Wide_Long_sound.wav</text:p>
          </table:table-cell>
        </table:table-row>
        <table:table-row table:style-name="ro1">
          <table:table-cell office:value-type="string" calcext:value-type="string">
            <text:p>./archive_1/1744902127_302_Wide_Long1744902127_302_Wide_Long_angle_data.json</text:p>
          </table:table-cell>
          <table:table-cell/>
          <table:table-cell office:value-type="string" calcext:value-type="string">
            <text:p>./archive_1/1744902127_302_Wide_Long1744902127_302_Wide_Long_distance_data.json</text:p>
          </table:table-cell>
          <table:table-cell/>
          <table:table-cell office:value-type="string" calcext:value-type="string">
            <text:p>./archive_1/1744902127_302_Wide_Long1744902127_302_Wide_Long_sound.wav</text:p>
          </table:table-cell>
        </table:table-row>
        <table:table-row table:style-name="ro1">
          <table:table-cell office:value-type="string" calcext:value-type="string">
            <text:p>./archive_1/1744910478_619_Wide_Long1744910478_619_Wide_Long_angle_data.json</text:p>
          </table:table-cell>
          <table:table-cell/>
          <table:table-cell office:value-type="string" calcext:value-type="string">
            <text:p>./archive_1/1744910478_619_Wide_Long1744910478_619_Wide_Long_distance_data.json</text:p>
          </table:table-cell>
          <table:table-cell/>
          <table:table-cell office:value-type="string" calcext:value-type="string">
            <text:p>./archive_1/1744910478_619_Wide_Long1744910478_619_Wide_Long_sound.wav</text:p>
          </table:table-cell>
        </table:table-row>
        <table:table-row table:style-name="ro1">
          <table:table-cell office:value-type="string" calcext:value-type="string">
            <text:p>./archive_1/1744917298_933_Wide_Long1744917298_933_Wide_Long_angle_data.json</text:p>
          </table:table-cell>
          <table:table-cell/>
          <table:table-cell office:value-type="string" calcext:value-type="string">
            <text:p>./archive_1/1744917298_933_Wide_Long1744917298_933_Wide_Long_distance_data.json</text:p>
          </table:table-cell>
          <table:table-cell/>
          <table:table-cell office:value-type="string" calcext:value-type="string">
            <text:p>./archive_1/1744917298_933_Wide_Long1744917298_933_Wide_Long_sound.wav</text:p>
          </table:table-cell>
        </table:table-row>
        <table:table-row table:style-name="ro1">
          <table:table-cell office:value-type="string" calcext:value-type="string">
            <text:p>./archive_1/1745516374_243_Wide_Long1745516374_243_Wide_Long_angle_data.json</text:p>
          </table:table-cell>
          <table:table-cell/>
          <table:table-cell office:value-type="string" calcext:value-type="string">
            <text:p>./archive_1/1745516374_243_Wide_Long1745516374_243_Wide_Long_distance_data.json</text:p>
          </table:table-cell>
          <table:table-cell/>
          <table:table-cell office:value-type="string" calcext:value-type="string">
            <text:p>./archive_1/1745516374_243_Wide_Long1745516374_243_Wide_Long_sound.wav</text:p>
          </table:table-cell>
        </table:table-row>
        <table:table-row table:style-name="ro1">
          <table:table-cell office:value-type="string" calcext:value-type="string">
            <text:p>./archive_1/1745520448_551_Wide_Long1745520448_551_Wide_Long_angle_data.json</text:p>
          </table:table-cell>
          <table:table-cell/>
          <table:table-cell office:value-type="string" calcext:value-type="string">
            <text:p>./archive_1/1745520448_551_Wide_Long1745520448_551_Wide_Long_distance_data.json</text:p>
          </table:table-cell>
          <table:table-cell/>
          <table:table-cell office:value-type="string" calcext:value-type="string">
            <text:p>./archive_1/1745520448_551_Wide_Long1745520448_551_Wide_Long_sound.wav</text:p>
          </table:table-cell>
        </table:table-row>
        <table:table-row table:style-name="ro1">
          <table:table-cell office:value-type="string" calcext:value-type="string">
            <text:p>./archive_1/1745522842_863_Wide_Long1745522842_863_Wide_Long_angle_data.json</text:p>
          </table:table-cell>
          <table:table-cell/>
          <table:table-cell office:value-type="string" calcext:value-type="string">
            <text:p>./archive_1/1745522842_863_Wide_Long1745522842_863_Wide_Long_distance_data.json</text:p>
          </table:table-cell>
          <table:table-cell/>
          <table:table-cell office:value-type="string" calcext:value-type="string">
            <text:p>./archive_1/1745522842_863_Wide_Long1745522842_863_Wide_Long_sound.wav</text:p>
          </table:table-cell>
        </table:table-row>
        <table:table-row table:style-name="ro1">
          <table:table-cell office:value-type="string" calcext:value-type="string">
            <text:p>./archive_1/1745525222_1171_Wide_Long1745525222_1171_Wide_Long_angle_data.json</text:p>
          </table:table-cell>
          <table:table-cell/>
          <table:table-cell office:value-type="string" calcext:value-type="string">
            <text:p>./archive_1/1745525222_1171_Wide_Long1745525222_1171_Wide_Long_distance_data.json</text:p>
          </table:table-cell>
          <table:table-cell/>
          <table:table-cell office:value-type="string" calcext:value-type="string">
            <text:p>./archive_1/1745525222_1171_Wide_Long1745525222_1171_Wide_Long_sound.wav</text:p>
          </table:table-cell>
        </table:table-row>
        <table:table-row table:style-name="ro1">
          <table:table-cell office:value-type="string" calcext:value-type="string">
            <text:p>./archive_1/1745527036_1481_Wide_Long1745527036_1481_Wide_Long_angle_data.json</text:p>
          </table:table-cell>
          <table:table-cell/>
          <table:table-cell office:value-type="string" calcext:value-type="string">
            <text:p>./archive_1/1745527036_1481_Wide_Long1745527036_1481_Wide_Long_distance_data.json</text:p>
          </table:table-cell>
          <table:table-cell/>
          <table:table-cell office:value-type="string" calcext:value-type="string">
            <text:p>./archive_1/1745527036_1481_Wide_Long1745527036_1481_Wide_Long_sound.wav</text:p>
          </table:table-cell>
        </table:table-row>
        <table:table-row table:style-name="ro1">
          <table:table-cell office:value-type="string" calcext:value-type="string">
            <text:p>./archive_1/1744902148_303_Wide_Long1744902148_303_Wide_Long_angle_data.json</text:p>
          </table:table-cell>
          <table:table-cell/>
          <table:table-cell office:value-type="string" calcext:value-type="string">
            <text:p>./archive_1/1744902148_303_Wide_Long1744902148_303_Wide_Long_distance_data.json</text:p>
          </table:table-cell>
          <table:table-cell/>
          <table:table-cell office:value-type="string" calcext:value-type="string">
            <text:p>./archive_1/1744902148_303_Wide_Long1744902148_303_Wide_Long_sound.wav</text:p>
          </table:table-cell>
        </table:table-row>
        <table:table-row table:style-name="ro1">
          <table:table-cell office:value-type="string" calcext:value-type="string">
            <text:p>./archive_1/1744910498_620_Wide_Long1744910498_620_Wide_Long_angle_data.json</text:p>
          </table:table-cell>
          <table:table-cell/>
          <table:table-cell office:value-type="string" calcext:value-type="string">
            <text:p>./archive_1/1744910498_620_Wide_Long1744910498_620_Wide_Long_distance_data.json</text:p>
          </table:table-cell>
          <table:table-cell/>
          <table:table-cell office:value-type="string" calcext:value-type="string">
            <text:p>./archive_1/1744910498_620_Wide_Long1744910498_620_Wide_Long_sound.wav</text:p>
          </table:table-cell>
        </table:table-row>
        <table:table-row table:style-name="ro1">
          <table:table-cell office:value-type="string" calcext:value-type="string">
            <text:p>./archive_1/1744917318_934_Wide_Long1744917318_934_Wide_Long_angle_data.json</text:p>
          </table:table-cell>
          <table:table-cell/>
          <table:table-cell office:value-type="string" calcext:value-type="string">
            <text:p>./archive_1/1744917318_934_Wide_Long1744917318_934_Wide_Long_distance_data.json</text:p>
          </table:table-cell>
          <table:table-cell/>
          <table:table-cell office:value-type="string" calcext:value-type="string">
            <text:p>./archive_1/1744917318_934_Wide_Long1744917318_934_Wide_Long_sound.wav</text:p>
          </table:table-cell>
        </table:table-row>
        <table:table-row table:style-name="ro1">
          <table:table-cell office:value-type="string" calcext:value-type="string">
            <text:p>./archive_1/1745516379_244_Wide_Long1745516379_244_Wide_Long_angle_data.json</text:p>
          </table:table-cell>
          <table:table-cell/>
          <table:table-cell office:value-type="string" calcext:value-type="string">
            <text:p>./archive_1/1745516379_244_Wide_Long1745516379_244_Wide_Long_distance_data.json</text:p>
          </table:table-cell>
          <table:table-cell/>
          <table:table-cell office:value-type="string" calcext:value-type="string">
            <text:p>./archive_1/1745516379_244_Wide_Long1745516379_244_Wide_Long_sound.wav</text:p>
          </table:table-cell>
        </table:table-row>
        <table:table-row table:style-name="ro1">
          <table:table-cell office:value-type="string" calcext:value-type="string">
            <text:p>./archive_1/1745520452_552_Wide_Long1745520452_552_Wide_Long_angle_data.json</text:p>
          </table:table-cell>
          <table:table-cell/>
          <table:table-cell office:value-type="string" calcext:value-type="string">
            <text:p>./archive_1/1745520452_552_Wide_Long1745520452_552_Wide_Long_distance_data.json</text:p>
          </table:table-cell>
          <table:table-cell/>
          <table:table-cell office:value-type="string" calcext:value-type="string">
            <text:p>./archive_1/1745520452_552_Wide_Long1745520452_552_Wide_Long_sound.wav</text:p>
          </table:table-cell>
        </table:table-row>
        <table:table-row table:style-name="ro1">
          <table:table-cell office:value-type="string" calcext:value-type="string">
            <text:p>./archive_1/1745522847_864_Wide_Long1745522847_864_Wide_Long_angle_data.json</text:p>
          </table:table-cell>
          <table:table-cell/>
          <table:table-cell office:value-type="string" calcext:value-type="string">
            <text:p>./archive_1/1745522847_864_Wide_Long1745522847_864_Wide_Long_distance_data.json</text:p>
          </table:table-cell>
          <table:table-cell/>
          <table:table-cell office:value-type="string" calcext:value-type="string">
            <text:p>./archive_1/1745522847_864_Wide_Long1745522847_864_Wide_Long_sound.wav</text:p>
          </table:table-cell>
        </table:table-row>
        <table:table-row table:style-name="ro1">
          <table:table-cell office:value-type="string" calcext:value-type="string">
            <text:p>./archive_1/1745525226_1172_Wide_Long1745525226_1172_Wide_Long_angle_data.json</text:p>
          </table:table-cell>
          <table:table-cell/>
          <table:table-cell office:value-type="string" calcext:value-type="string">
            <text:p>./archive_1/1745525226_1172_Wide_Long1745525226_1172_Wide_Long_distance_data.json</text:p>
          </table:table-cell>
          <table:table-cell/>
          <table:table-cell office:value-type="string" calcext:value-type="string">
            <text:p>./archive_1/1745525226_1172_Wide_Long1745525226_1172_Wide_Long_sound.wav</text:p>
          </table:table-cell>
        </table:table-row>
        <table:table-row table:style-name="ro1">
          <table:table-cell office:value-type="string" calcext:value-type="string">
            <text:p>./archive_1/1745527041_1482_Wide_Long1745527041_1482_Wide_Long_angle_data.json</text:p>
          </table:table-cell>
          <table:table-cell/>
          <table:table-cell office:value-type="string" calcext:value-type="string">
            <text:p>./archive_1/1745527041_1482_Wide_Long1745527041_1482_Wide_Long_distance_data.json</text:p>
          </table:table-cell>
          <table:table-cell/>
          <table:table-cell office:value-type="string" calcext:value-type="string">
            <text:p>./archive_1/1745527041_1482_Wide_Long1745527041_1482_Wide_Long_sound.wav</text:p>
          </table:table-cell>
        </table:table-row>
        <table:table-row table:style-name="ro1">
          <table:table-cell office:value-type="string" calcext:value-type="string">
            <text:p>./archive_1/1744902168_304_Wide_Long1744902168_304_Wide_Long_angle_data.json</text:p>
          </table:table-cell>
          <table:table-cell/>
          <table:table-cell office:value-type="string" calcext:value-type="string">
            <text:p>./archive_1/1744902168_304_Wide_Long1744902168_304_Wide_Long_distance_data.json</text:p>
          </table:table-cell>
          <table:table-cell/>
          <table:table-cell office:value-type="string" calcext:value-type="string">
            <text:p>./archive_1/1744902168_304_Wide_Long1744902168_304_Wide_Long_sound.wav</text:p>
          </table:table-cell>
        </table:table-row>
        <table:table-row table:style-name="ro1">
          <table:table-cell office:value-type="string" calcext:value-type="string">
            <text:p>./archive_1/1744910517_621_Wide_Long1744910517_621_Wide_Long_angle_data.json</text:p>
          </table:table-cell>
          <table:table-cell/>
          <table:table-cell office:value-type="string" calcext:value-type="string">
            <text:p>./archive_1/1744910517_621_Wide_Long1744910517_621_Wide_Long_distance_data.json</text:p>
          </table:table-cell>
          <table:table-cell/>
          <table:table-cell office:value-type="string" calcext:value-type="string">
            <text:p>./archive_1/1744910517_621_Wide_Long1744910517_621_Wide_Long_sound.wav</text:p>
          </table:table-cell>
        </table:table-row>
        <table:table-row table:style-name="ro1">
          <table:table-cell office:value-type="string" calcext:value-type="string">
            <text:p>./archive_1/1744917338_935_Wide_Long1744917338_935_Wide_Long_angle_data.json</text:p>
          </table:table-cell>
          <table:table-cell/>
          <table:table-cell office:value-type="string" calcext:value-type="string">
            <text:p>./archive_1/1744917338_935_Wide_Long1744917338_935_Wide_Long_distance_data.json</text:p>
          </table:table-cell>
          <table:table-cell/>
          <table:table-cell office:value-type="string" calcext:value-type="string">
            <text:p>./archive_1/1744917338_935_Wide_Long1744917338_935_Wide_Long_sound.wav</text:p>
          </table:table-cell>
        </table:table-row>
        <table:table-row table:style-name="ro1">
          <table:table-cell office:value-type="string" calcext:value-type="string">
            <text:p>./archive_1/1745516384_245_Wide_Long1745516384_245_Wide_Long_angle_data.json</text:p>
          </table:table-cell>
          <table:table-cell/>
          <table:table-cell office:value-type="string" calcext:value-type="string">
            <text:p>./archive_1/1745516384_245_Wide_Long1745516384_245_Wide_Long_distance_data.json</text:p>
          </table:table-cell>
          <table:table-cell/>
          <table:table-cell office:value-type="string" calcext:value-type="string">
            <text:p>./archive_1/1745516384_245_Wide_Long1745516384_245_Wide_Long_sound.wav</text:p>
          </table:table-cell>
        </table:table-row>
        <table:table-row table:style-name="ro1">
          <table:table-cell office:value-type="string" calcext:value-type="string">
            <text:p>./archive_1/1745520456_553_Wide_Long1745520456_553_Wide_Long_angle_data.json</text:p>
          </table:table-cell>
          <table:table-cell/>
          <table:table-cell office:value-type="string" calcext:value-type="string">
            <text:p>./archive_1/1745520456_553_Wide_Long1745520456_553_Wide_Long_distance_data.json</text:p>
          </table:table-cell>
          <table:table-cell/>
          <table:table-cell office:value-type="string" calcext:value-type="string">
            <text:p>./archive_1/1745520456_553_Wide_Long1745520456_553_Wide_Long_sound.wav</text:p>
          </table:table-cell>
        </table:table-row>
        <table:table-row table:style-name="ro1">
          <table:table-cell office:value-type="string" calcext:value-type="string">
            <text:p>./archive_1/1745522852_865_Wide_Long1745522852_865_Wide_Long_angle_data.json</text:p>
          </table:table-cell>
          <table:table-cell/>
          <table:table-cell office:value-type="string" calcext:value-type="string">
            <text:p>./archive_1/1745522852_865_Wide_Long1745522852_865_Wide_Long_distance_data.json</text:p>
          </table:table-cell>
          <table:table-cell/>
          <table:table-cell office:value-type="string" calcext:value-type="string">
            <text:p>./archive_1/1745522852_865_Wide_Long1745522852_865_Wide_Long_sound.wav</text:p>
          </table:table-cell>
        </table:table-row>
        <table:table-row table:style-name="ro1">
          <table:table-cell office:value-type="string" calcext:value-type="string">
            <text:p>./archive_1/1745525230_1173_Wide_Long1745525230_1173_Wide_Long_angle_data.json</text:p>
          </table:table-cell>
          <table:table-cell/>
          <table:table-cell office:value-type="string" calcext:value-type="string">
            <text:p>./archive_1/1745525230_1173_Wide_Long1745525230_1173_Wide_Long_distance_data.json</text:p>
          </table:table-cell>
          <table:table-cell/>
          <table:table-cell office:value-type="string" calcext:value-type="string">
            <text:p>./archive_1/1745525230_1173_Wide_Long1745525230_1173_Wide_Long_sound.wav</text:p>
          </table:table-cell>
        </table:table-row>
        <table:table-row table:style-name="ro1">
          <table:table-cell office:value-type="string" calcext:value-type="string">
            <text:p>./archive_1/1745527045_1483_Wide_Long1745527045_1483_Wide_Long_angle_data.json</text:p>
          </table:table-cell>
          <table:table-cell/>
          <table:table-cell office:value-type="string" calcext:value-type="string">
            <text:p>./archive_1/1745527045_1483_Wide_Long1745527045_1483_Wide_Long_distance_data.json</text:p>
          </table:table-cell>
          <table:table-cell/>
          <table:table-cell office:value-type="string" calcext:value-type="string">
            <text:p>./archive_1/1745527045_1483_Wide_Long1745527045_1483_Wide_Long_sound.wav</text:p>
          </table:table-cell>
        </table:table-row>
        <table:table-row table:style-name="ro1">
          <table:table-cell office:value-type="string" calcext:value-type="string">
            <text:p>./archive_1/1744902188_305_Wide_Long1744902188_305_Wide_Long_angle_data.json</text:p>
          </table:table-cell>
          <table:table-cell/>
          <table:table-cell office:value-type="string" calcext:value-type="string">
            <text:p>./archive_1/1744902188_305_Wide_Long1744902188_305_Wide_Long_distance_data.json</text:p>
          </table:table-cell>
          <table:table-cell/>
          <table:table-cell office:value-type="string" calcext:value-type="string">
            <text:p>./archive_1/1744902188_305_Wide_Long1744902188_305_Wide_Long_sound.wav</text:p>
          </table:table-cell>
        </table:table-row>
        <table:table-row table:style-name="ro1">
          <table:table-cell office:value-type="string" calcext:value-type="string">
            <text:p>./archive_1/1744910537_622_Wide_Long1744910537_622_Wide_Long_angle_data.json</text:p>
          </table:table-cell>
          <table:table-cell/>
          <table:table-cell office:value-type="string" calcext:value-type="string">
            <text:p>./archive_1/1744910537_622_Wide_Long1744910537_622_Wide_Long_distance_data.json</text:p>
          </table:table-cell>
          <table:table-cell/>
          <table:table-cell office:value-type="string" calcext:value-type="string">
            <text:p>./archive_1/1744910537_622_Wide_Long1744910537_622_Wide_Long_sound.wav</text:p>
          </table:table-cell>
        </table:table-row>
        <table:table-row table:style-name="ro1">
          <table:table-cell office:value-type="string" calcext:value-type="string">
            <text:p>./archive_1/1744917358_936_Wide_Long1744917358_936_Wide_Long_angle_data.json</text:p>
          </table:table-cell>
          <table:table-cell/>
          <table:table-cell office:value-type="string" calcext:value-type="string">
            <text:p>./archive_1/1744917358_936_Wide_Long1744917358_936_Wide_Long_distance_data.json</text:p>
          </table:table-cell>
          <table:table-cell/>
          <table:table-cell office:value-type="string" calcext:value-type="string">
            <text:p>./archive_1/1744917358_936_Wide_Long1744917358_936_Wide_Long_sound.wav</text:p>
          </table:table-cell>
        </table:table-row>
        <table:table-row table:style-name="ro1">
          <table:table-cell office:value-type="string" calcext:value-type="string">
            <text:p>./archive_1/1745516388_246_Wide_Long1745516388_246_Wide_Long_angle_data.json</text:p>
          </table:table-cell>
          <table:table-cell/>
          <table:table-cell office:value-type="string" calcext:value-type="string">
            <text:p>./archive_1/1745516388_246_Wide_Long1745516388_246_Wide_Long_distance_data.json</text:p>
          </table:table-cell>
          <table:table-cell/>
          <table:table-cell office:value-type="string" calcext:value-type="string">
            <text:p>./archive_1/1745516388_246_Wide_Long1745516388_246_Wide_Long_sound.wav</text:p>
          </table:table-cell>
        </table:table-row>
        <table:table-row table:style-name="ro1">
          <table:table-cell office:value-type="string" calcext:value-type="string">
            <text:p>./archive_1/1745520461_554_Wide_Long1745520461_554_Wide_Long_angle_data.json</text:p>
          </table:table-cell>
          <table:table-cell/>
          <table:table-cell office:value-type="string" calcext:value-type="string">
            <text:p>./archive_1/1745520461_554_Wide_Long1745520461_554_Wide_Long_distance_data.json</text:p>
          </table:table-cell>
          <table:table-cell/>
          <table:table-cell office:value-type="string" calcext:value-type="string">
            <text:p>./archive_1/1745520461_554_Wide_Long1745520461_554_Wide_Long_sound.wav</text:p>
          </table:table-cell>
        </table:table-row>
        <table:table-row table:style-name="ro1">
          <table:table-cell office:value-type="string" calcext:value-type="string">
            <text:p>./archive_1/1745522859_866_Wide_Long1745522859_866_Wide_Long_angle_data.json</text:p>
          </table:table-cell>
          <table:table-cell/>
          <table:table-cell office:value-type="string" calcext:value-type="string">
            <text:p>./archive_1/1745522859_866_Wide_Long1745522859_866_Wide_Long_distance_data.json</text:p>
          </table:table-cell>
          <table:table-cell/>
          <table:table-cell office:value-type="string" calcext:value-type="string">
            <text:p>./archive_1/1745522859_866_Wide_Long1745522859_866_Wide_Long_sound.wav</text:p>
          </table:table-cell>
        </table:table-row>
        <table:table-row table:style-name="ro1">
          <table:table-cell office:value-type="string" calcext:value-type="string">
            <text:p>./archive_1/1745525235_1174_Wide_Long1745525235_1174_Wide_Long_angle_data.json</text:p>
          </table:table-cell>
          <table:table-cell/>
          <table:table-cell office:value-type="string" calcext:value-type="string">
            <text:p>./archive_1/1745525235_1174_Wide_Long1745525235_1174_Wide_Long_distance_data.json</text:p>
          </table:table-cell>
          <table:table-cell/>
          <table:table-cell office:value-type="string" calcext:value-type="string">
            <text:p>./archive_1/1745525235_1174_Wide_Long1745525235_1174_Wide_Long_sound.wav</text:p>
          </table:table-cell>
        </table:table-row>
        <table:table-row table:style-name="ro1">
          <table:table-cell office:value-type="string" calcext:value-type="string">
            <text:p>./archive_1/1745527050_1484_Wide_Long1745527050_1484_Wide_Long_angle_data.json</text:p>
          </table:table-cell>
          <table:table-cell/>
          <table:table-cell office:value-type="string" calcext:value-type="string">
            <text:p>./archive_1/1745527050_1484_Wide_Long1745527050_1484_Wide_Long_distance_data.json</text:p>
          </table:table-cell>
          <table:table-cell/>
          <table:table-cell office:value-type="string" calcext:value-type="string">
            <text:p>./archive_1/1745527050_1484_Wide_Long1745527050_1484_Wide_Long_sound.wav</text:p>
          </table:table-cell>
        </table:table-row>
        <table:table-row table:style-name="ro1">
          <table:table-cell office:value-type="string" calcext:value-type="string">
            <text:p>./archive_1/1744902207_306_Wide_Long1744902207_306_Wide_Long_angle_data.json</text:p>
          </table:table-cell>
          <table:table-cell/>
          <table:table-cell office:value-type="string" calcext:value-type="string">
            <text:p>./archive_1/1744902207_306_Wide_Long1744902207_306_Wide_Long_distance_data.json</text:p>
          </table:table-cell>
          <table:table-cell/>
          <table:table-cell office:value-type="string" calcext:value-type="string">
            <text:p>./archive_1/1744902207_306_Wide_Long1744902207_306_Wide_Long_sound.wav</text:p>
          </table:table-cell>
        </table:table-row>
        <table:table-row table:style-name="ro1">
          <table:table-cell office:value-type="string" calcext:value-type="string">
            <text:p>./archive_1/1744910556_623_Wide_Long1744910556_623_Wide_Long_angle_data.json</text:p>
          </table:table-cell>
          <table:table-cell/>
          <table:table-cell office:value-type="string" calcext:value-type="string">
            <text:p>./archive_1/1744910556_623_Wide_Long1744910556_623_Wide_Long_distance_data.json</text:p>
          </table:table-cell>
          <table:table-cell/>
          <table:table-cell office:value-type="string" calcext:value-type="string">
            <text:p>./archive_1/1744910556_623_Wide_Long1744910556_623_Wide_Long_sound.wav</text:p>
          </table:table-cell>
        </table:table-row>
        <table:table-row table:style-name="ro1">
          <table:table-cell office:value-type="string" calcext:value-type="string">
            <text:p>./archive_1/1744917378_937_Wide_Long1744917378_937_Wide_Long_angle_data.json</text:p>
          </table:table-cell>
          <table:table-cell/>
          <table:table-cell office:value-type="string" calcext:value-type="string">
            <text:p>./archive_1/1744917378_937_Wide_Long1744917378_937_Wide_Long_distance_data.json</text:p>
          </table:table-cell>
          <table:table-cell/>
          <table:table-cell office:value-type="string" calcext:value-type="string">
            <text:p>./archive_1/1744917378_937_Wide_Long1744917378_937_Wide_Long_sound.wav</text:p>
          </table:table-cell>
        </table:table-row>
        <table:table-row table:style-name="ro1">
          <table:table-cell office:value-type="string" calcext:value-type="string">
            <text:p>./archive_1/1745516393_247_Wide_Long1745516393_247_Wide_Long_angle_data.json</text:p>
          </table:table-cell>
          <table:table-cell/>
          <table:table-cell office:value-type="string" calcext:value-type="string">
            <text:p>./archive_1/1745516393_247_Wide_Long1745516393_247_Wide_Long_distance_data.json</text:p>
          </table:table-cell>
          <table:table-cell/>
          <table:table-cell office:value-type="string" calcext:value-type="string">
            <text:p>./archive_1/1745516393_247_Wide_Long1745516393_247_Wide_Long_sound.wav</text:p>
          </table:table-cell>
        </table:table-row>
        <table:table-row table:style-name="ro1">
          <table:table-cell office:value-type="string" calcext:value-type="string">
            <text:p>./archive_1/1745520465_555_Wide_Long1745520465_555_Wide_Long_angle_data.json</text:p>
          </table:table-cell>
          <table:table-cell/>
          <table:table-cell office:value-type="string" calcext:value-type="string">
            <text:p>./archive_1/1745520465_555_Wide_Long1745520465_555_Wide_Long_distance_data.json</text:p>
          </table:table-cell>
          <table:table-cell/>
          <table:table-cell office:value-type="string" calcext:value-type="string">
            <text:p>./archive_1/1745520465_555_Wide_Long1745520465_555_Wide_Long_sound.wav</text:p>
          </table:table-cell>
        </table:table-row>
        <table:table-row table:style-name="ro1">
          <table:table-cell office:value-type="string" calcext:value-type="string">
            <text:p>./archive_1/1745522863_867_Wide_Long1745522863_867_Wide_Long_angle_data.json</text:p>
          </table:table-cell>
          <table:table-cell/>
          <table:table-cell office:value-type="string" calcext:value-type="string">
            <text:p>./archive_1/1745522863_867_Wide_Long1745522863_867_Wide_Long_distance_data.json</text:p>
          </table:table-cell>
          <table:table-cell/>
          <table:table-cell office:value-type="string" calcext:value-type="string">
            <text:p>./archive_1/1745522863_867_Wide_Long1745522863_867_Wide_Long_sound.wav</text:p>
          </table:table-cell>
        </table:table-row>
        <table:table-row table:style-name="ro1">
          <table:table-cell office:value-type="string" calcext:value-type="string">
            <text:p>./archive_1/1745525239_1175_Wide_Long1745525239_1175_Wide_Long_angle_data.json</text:p>
          </table:table-cell>
          <table:table-cell/>
          <table:table-cell office:value-type="string" calcext:value-type="string">
            <text:p>./archive_1/1745525239_1175_Wide_Long1745525239_1175_Wide_Long_distance_data.json</text:p>
          </table:table-cell>
          <table:table-cell/>
          <table:table-cell office:value-type="string" calcext:value-type="string">
            <text:p>./archive_1/1745525239_1175_Wide_Long1745525239_1175_Wide_Long_sound.wav</text:p>
          </table:table-cell>
        </table:table-row>
        <table:table-row table:style-name="ro1">
          <table:table-cell office:value-type="string" calcext:value-type="string">
            <text:p>./archive_1/1745527055_1485_Wide_Long1745527055_1485_Wide_Long_angle_data.json</text:p>
          </table:table-cell>
          <table:table-cell/>
          <table:table-cell office:value-type="string" calcext:value-type="string">
            <text:p>./archive_1/1745527055_1485_Wide_Long1745527055_1485_Wide_Long_distance_data.json</text:p>
          </table:table-cell>
          <table:table-cell/>
          <table:table-cell office:value-type="string" calcext:value-type="string">
            <text:p>./archive_1/1745527055_1485_Wide_Long1745527055_1485_Wide_Long_sound.wav</text:p>
          </table:table-cell>
        </table:table-row>
        <table:table-row table:style-name="ro1">
          <table:table-cell office:value-type="string" calcext:value-type="string">
            <text:p>./archive_1/1744902227_307_Wide_Long1744902227_307_Wide_Long_angle_data.json</text:p>
          </table:table-cell>
          <table:table-cell/>
          <table:table-cell office:value-type="string" calcext:value-type="string">
            <text:p>./archive_1/1744902227_307_Wide_Long1744902227_307_Wide_Long_distance_data.json</text:p>
          </table:table-cell>
          <table:table-cell/>
          <table:table-cell office:value-type="string" calcext:value-type="string">
            <text:p>./archive_1/1744902227_307_Wide_Long1744902227_307_Wide_Long_sound.wav</text:p>
          </table:table-cell>
        </table:table-row>
        <table:table-row table:style-name="ro1">
          <table:table-cell office:value-type="string" calcext:value-type="string">
            <text:p>./archive_1/1744910576_624_Wide_Long1744910576_624_Wide_Long_angle_data.json</text:p>
          </table:table-cell>
          <table:table-cell/>
          <table:table-cell office:value-type="string" calcext:value-type="string">
            <text:p>./archive_1/1744910576_624_Wide_Long1744910576_624_Wide_Long_distance_data.json</text:p>
          </table:table-cell>
          <table:table-cell/>
          <table:table-cell office:value-type="string" calcext:value-type="string">
            <text:p>./archive_1/1744910576_624_Wide_Long1744910576_624_Wide_Long_sound.wav</text:p>
          </table:table-cell>
        </table:table-row>
        <table:table-row table:style-name="ro1">
          <table:table-cell office:value-type="string" calcext:value-type="string">
            <text:p>./archive_1/1744917398_938_Wide_Long1744917398_938_Wide_Long_angle_data.json</text:p>
          </table:table-cell>
          <table:table-cell/>
          <table:table-cell office:value-type="string" calcext:value-type="string">
            <text:p>./archive_1/1744917398_938_Wide_Long1744917398_938_Wide_Long_distance_data.json</text:p>
          </table:table-cell>
          <table:table-cell/>
          <table:table-cell office:value-type="string" calcext:value-type="string">
            <text:p>./archive_1/1744917398_938_Wide_Long1744917398_938_Wide_Long_sound.wav</text:p>
          </table:table-cell>
        </table:table-row>
        <table:table-row table:style-name="ro1">
          <table:table-cell office:value-type="string" calcext:value-type="string">
            <text:p>./archive_1/1745516398_248_Wide_Long1745516398_248_Wide_Long_angle_data.json</text:p>
          </table:table-cell>
          <table:table-cell/>
          <table:table-cell office:value-type="string" calcext:value-type="string">
            <text:p>./archive_1/1745516398_248_Wide_Long1745516398_248_Wide_Long_distance_data.json</text:p>
          </table:table-cell>
          <table:table-cell/>
          <table:table-cell office:value-type="string" calcext:value-type="string">
            <text:p>./archive_1/1745516398_248_Wide_Long1745516398_248_Wide_Long_sound.wav</text:p>
          </table:table-cell>
        </table:table-row>
        <table:table-row table:style-name="ro1">
          <table:table-cell office:value-type="string" calcext:value-type="string">
            <text:p>./archive_1/1745520471_556_Wide_Long1745520471_556_Wide_Long_angle_data.json</text:p>
          </table:table-cell>
          <table:table-cell/>
          <table:table-cell office:value-type="string" calcext:value-type="string">
            <text:p>./archive_1/1745520471_556_Wide_Long1745520471_556_Wide_Long_distance_data.json</text:p>
          </table:table-cell>
          <table:table-cell/>
          <table:table-cell office:value-type="string" calcext:value-type="string">
            <text:p>./archive_1/1745520471_556_Wide_Long1745520471_556_Wide_Long_sound.wav</text:p>
          </table:table-cell>
        </table:table-row>
        <table:table-row table:style-name="ro1">
          <table:table-cell office:value-type="string" calcext:value-type="string">
            <text:p>./archive_1/1745522867_868_Wide_Long1745522867_868_Wide_Long_angle_data.json</text:p>
          </table:table-cell>
          <table:table-cell/>
          <table:table-cell office:value-type="string" calcext:value-type="string">
            <text:p>./archive_1/1745522867_868_Wide_Long1745522867_868_Wide_Long_distance_data.json</text:p>
          </table:table-cell>
          <table:table-cell/>
          <table:table-cell office:value-type="string" calcext:value-type="string">
            <text:p>./archive_1/1745522867_868_Wide_Long1745522867_868_Wide_Long_sound.wav</text:p>
          </table:table-cell>
        </table:table-row>
        <table:table-row table:style-name="ro1">
          <table:table-cell office:value-type="string" calcext:value-type="string">
            <text:p>./archive_1/1745525244_1176_Wide_Long1745525244_1176_Wide_Long_angle_data.json</text:p>
          </table:table-cell>
          <table:table-cell/>
          <table:table-cell office:value-type="string" calcext:value-type="string">
            <text:p>./archive_1/1745525244_1176_Wide_Long1745525244_1176_Wide_Long_distance_data.json</text:p>
          </table:table-cell>
          <table:table-cell/>
          <table:table-cell office:value-type="string" calcext:value-type="string">
            <text:p>./archive_1/1745525244_1176_Wide_Long1745525244_1176_Wide_Long_sound.wav</text:p>
          </table:table-cell>
        </table:table-row>
        <table:table-row table:style-name="ro1">
          <table:table-cell office:value-type="string" calcext:value-type="string">
            <text:p>./archive_1/1745527060_1486_Wide_Long1745527060_1486_Wide_Long_angle_data.json</text:p>
          </table:table-cell>
          <table:table-cell/>
          <table:table-cell office:value-type="string" calcext:value-type="string">
            <text:p>./archive_1/1745527060_1486_Wide_Long1745527060_1486_Wide_Long_distance_data.json</text:p>
          </table:table-cell>
          <table:table-cell/>
          <table:table-cell office:value-type="string" calcext:value-type="string">
            <text:p>./archive_1/1745527060_1486_Wide_Long1745527060_1486_Wide_Long_sound.wav</text:p>
          </table:table-cell>
        </table:table-row>
        <table:table-row table:style-name="ro1">
          <table:table-cell office:value-type="string" calcext:value-type="string">
            <text:p>./archive_1/1744902246_308_Wide_Long1744902246_308_Wide_Long_angle_data.json</text:p>
          </table:table-cell>
          <table:table-cell/>
          <table:table-cell office:value-type="string" calcext:value-type="string">
            <text:p>./archive_1/1744902246_308_Wide_Long1744902246_308_Wide_Long_distance_data.json</text:p>
          </table:table-cell>
          <table:table-cell/>
          <table:table-cell office:value-type="string" calcext:value-type="string">
            <text:p>./archive_1/1744902246_308_Wide_Long1744902246_308_Wide_Long_sound.wav</text:p>
          </table:table-cell>
        </table:table-row>
        <table:table-row table:style-name="ro1">
          <table:table-cell office:value-type="string" calcext:value-type="string">
            <text:p>./archive_1/1744910595_625_Wide_Long1744910595_625_Wide_Long_angle_data.json</text:p>
          </table:table-cell>
          <table:table-cell/>
          <table:table-cell office:value-type="string" calcext:value-type="string">
            <text:p>./archive_1/1744910595_625_Wide_Long1744910595_625_Wide_Long_distance_data.json</text:p>
          </table:table-cell>
          <table:table-cell/>
          <table:table-cell office:value-type="string" calcext:value-type="string">
            <text:p>./archive_1/1744910595_625_Wide_Long1744910595_625_Wide_Long_sound.wav</text:p>
          </table:table-cell>
        </table:table-row>
        <table:table-row table:style-name="ro1">
          <table:table-cell office:value-type="string" calcext:value-type="string">
            <text:p>./archive_1/1744917428_939_Wide_Long1744917428_939_Wide_Long_angle_data.json</text:p>
          </table:table-cell>
          <table:table-cell/>
          <table:table-cell office:value-type="string" calcext:value-type="string">
            <text:p>./archive_1/1744917428_939_Wide_Long1744917428_939_Wide_Long_distance_data.json</text:p>
          </table:table-cell>
          <table:table-cell/>
          <table:table-cell office:value-type="string" calcext:value-type="string">
            <text:p>./archive_1/1744917428_939_Wide_Long1744917428_939_Wide_Long_sound.wav</text:p>
          </table:table-cell>
        </table:table-row>
        <table:table-row table:style-name="ro1">
          <table:table-cell office:value-type="string" calcext:value-type="string">
            <text:p>./archive_1/1745516402_249_Wide_Long1745516402_249_Wide_Long_angle_data.json</text:p>
          </table:table-cell>
          <table:table-cell/>
          <table:table-cell office:value-type="string" calcext:value-type="string">
            <text:p>./archive_1/1745516402_249_Wide_Long1745516402_249_Wide_Long_distance_data.json</text:p>
          </table:table-cell>
          <table:table-cell/>
          <table:table-cell office:value-type="string" calcext:value-type="string">
            <text:p>./archive_1/1745516402_249_Wide_Long1745516402_249_Wide_Long_sound.wav</text:p>
          </table:table-cell>
        </table:table-row>
        <table:table-row table:style-name="ro1">
          <table:table-cell office:value-type="string" calcext:value-type="string">
            <text:p>./archive_1/1745520476_557_Wide_Long1745520476_557_Wide_Long_angle_data.json</text:p>
          </table:table-cell>
          <table:table-cell/>
          <table:table-cell office:value-type="string" calcext:value-type="string">
            <text:p>./archive_1/1745520476_557_Wide_Long1745520476_557_Wide_Long_distance_data.json</text:p>
          </table:table-cell>
          <table:table-cell/>
          <table:table-cell office:value-type="string" calcext:value-type="string">
            <text:p>./archive_1/1745520476_557_Wide_Long1745520476_557_Wide_Long_sound.wav</text:p>
          </table:table-cell>
        </table:table-row>
        <table:table-row table:style-name="ro1">
          <table:table-cell office:value-type="string" calcext:value-type="string">
            <text:p>./archive_1/1745522872_869_Wide_Long1745522872_869_Wide_Long_angle_data.json</text:p>
          </table:table-cell>
          <table:table-cell/>
          <table:table-cell office:value-type="string" calcext:value-type="string">
            <text:p>./archive_1/1745522872_869_Wide_Long1745522872_869_Wide_Long_distance_data.json</text:p>
          </table:table-cell>
          <table:table-cell/>
          <table:table-cell office:value-type="string" calcext:value-type="string">
            <text:p>./archive_1/1745522872_869_Wide_Long1745522872_869_Wide_Long_sound.wav</text:p>
          </table:table-cell>
        </table:table-row>
        <table:table-row table:style-name="ro1">
          <table:table-cell office:value-type="string" calcext:value-type="string">
            <text:p>./archive_1/1745525248_1177_Wide_Long1745525248_1177_Wide_Long_angle_data.json</text:p>
          </table:table-cell>
          <table:table-cell/>
          <table:table-cell office:value-type="string" calcext:value-type="string">
            <text:p>./archive_1/1745525248_1177_Wide_Long1745525248_1177_Wide_Long_distance_data.json</text:p>
          </table:table-cell>
          <table:table-cell/>
          <table:table-cell office:value-type="string" calcext:value-type="string">
            <text:p>./archive_1/1745525248_1177_Wide_Long1745525248_1177_Wide_Long_sound.wav</text:p>
          </table:table-cell>
        </table:table-row>
        <table:table-row table:style-name="ro1">
          <table:table-cell office:value-type="string" calcext:value-type="string">
            <text:p>./archive_1/1745527065_1487_Wide_Long1745527065_1487_Wide_Long_angle_data.json</text:p>
          </table:table-cell>
          <table:table-cell/>
          <table:table-cell office:value-type="string" calcext:value-type="string">
            <text:p>./archive_1/1745527065_1487_Wide_Long1745527065_1487_Wide_Long_distance_data.json</text:p>
          </table:table-cell>
          <table:table-cell/>
          <table:table-cell office:value-type="string" calcext:value-type="string">
            <text:p>./archive_1/1745527065_1487_Wide_Long1745527065_1487_Wide_Long_sound.wav</text:p>
          </table:table-cell>
        </table:table-row>
        <table:table-row table:style-name="ro1">
          <table:table-cell office:value-type="string" calcext:value-type="string">
            <text:p>./archive_1/1744902266_309_Wide_Long1744902266_309_Wide_Long_angle_data.json</text:p>
          </table:table-cell>
          <table:table-cell/>
          <table:table-cell office:value-type="string" calcext:value-type="string">
            <text:p>./archive_1/1744902266_309_Wide_Long1744902266_309_Wide_Long_distance_data.json</text:p>
          </table:table-cell>
          <table:table-cell/>
          <table:table-cell office:value-type="string" calcext:value-type="string">
            <text:p>./archive_1/1744902266_309_Wide_Long1744902266_309_Wide_Long_sound.wav</text:p>
          </table:table-cell>
        </table:table-row>
        <table:table-row table:style-name="ro1">
          <table:table-cell office:value-type="string" calcext:value-type="string">
            <text:p>./archive_1/1744910614_626_Wide_Long1744910614_626_Wide_Long_angle_data.json</text:p>
          </table:table-cell>
          <table:table-cell/>
          <table:table-cell office:value-type="string" calcext:value-type="string">
            <text:p>./archive_1/1744910614_626_Wide_Long1744910614_626_Wide_Long_distance_data.json</text:p>
          </table:table-cell>
          <table:table-cell/>
          <table:table-cell office:value-type="string" calcext:value-type="string">
            <text:p>./archive_1/1744910614_626_Wide_Long1744910614_626_Wide_Long_sound.wav</text:p>
          </table:table-cell>
        </table:table-row>
        <table:table-row table:style-name="ro1">
          <table:table-cell office:value-type="string" calcext:value-type="string">
            <text:p>./archive_1/1744917449_940_Wide_Long1744917449_940_Wide_Long_angle_data.json</text:p>
          </table:table-cell>
          <table:table-cell/>
          <table:table-cell office:value-type="string" calcext:value-type="string">
            <text:p>./archive_1/1744917449_940_Wide_Long1744917449_940_Wide_Long_distance_data.json</text:p>
          </table:table-cell>
          <table:table-cell/>
          <table:table-cell office:value-type="string" calcext:value-type="string">
            <text:p>./archive_1/1744917449_940_Wide_Long1744917449_940_Wide_Long_sound.wav</text:p>
          </table:table-cell>
        </table:table-row>
        <table:table-row table:style-name="ro1">
          <table:table-cell office:value-type="string" calcext:value-type="string">
            <text:p>./archive_1/1745516409_250_Wide_Long1745516409_250_Wide_Long_angle_data.json</text:p>
          </table:table-cell>
          <table:table-cell/>
          <table:table-cell office:value-type="string" calcext:value-type="string">
            <text:p>./archive_1/1745516409_250_Wide_Long1745516409_250_Wide_Long_distance_data.json</text:p>
          </table:table-cell>
          <table:table-cell/>
          <table:table-cell office:value-type="string" calcext:value-type="string">
            <text:p>./archive_1/1745516409_250_Wide_Long1745516409_250_Wide_Long_sound.wav</text:p>
          </table:table-cell>
        </table:table-row>
        <table:table-row table:style-name="ro1">
          <table:table-cell office:value-type="string" calcext:value-type="string">
            <text:p>./archive_1/1745520481_558_Wide_Long1745520481_558_Wide_Long_angle_data.json</text:p>
          </table:table-cell>
          <table:table-cell/>
          <table:table-cell office:value-type="string" calcext:value-type="string">
            <text:p>./archive_1/1745520481_558_Wide_Long1745520481_558_Wide_Long_distance_data.json</text:p>
          </table:table-cell>
          <table:table-cell/>
          <table:table-cell office:value-type="string" calcext:value-type="string">
            <text:p>./archive_1/1745520481_558_Wide_Long1745520481_558_Wide_Long_sound.wav</text:p>
          </table:table-cell>
        </table:table-row>
        <table:table-row table:style-name="ro1">
          <table:table-cell office:value-type="string" calcext:value-type="string">
            <text:p>./archive_1/1745522877_870_Wide_Long1745522877_870_Wide_Long_angle_data.json</text:p>
          </table:table-cell>
          <table:table-cell/>
          <table:table-cell office:value-type="string" calcext:value-type="string">
            <text:p>./archive_1/1745522877_870_Wide_Long1745522877_870_Wide_Long_distance_data.json</text:p>
          </table:table-cell>
          <table:table-cell/>
          <table:table-cell office:value-type="string" calcext:value-type="string">
            <text:p>./archive_1/1745522877_870_Wide_Long1745522877_870_Wide_Long_sound.wav</text:p>
          </table:table-cell>
        </table:table-row>
        <table:table-row table:style-name="ro1">
          <table:table-cell office:value-type="string" calcext:value-type="string">
            <text:p>./archive_1/1745525253_1178_Wide_Long1745525253_1178_Wide_Long_angle_data.json</text:p>
          </table:table-cell>
          <table:table-cell/>
          <table:table-cell office:value-type="string" calcext:value-type="string">
            <text:p>./archive_1/1745525253_1178_Wide_Long1745525253_1178_Wide_Long_distance_data.json</text:p>
          </table:table-cell>
          <table:table-cell/>
          <table:table-cell office:value-type="string" calcext:value-type="string">
            <text:p>./archive_1/1745525253_1178_Wide_Long1745525253_1178_Wide_Long_sound.wav</text:p>
          </table:table-cell>
        </table:table-row>
        <table:table-row table:style-name="ro1">
          <table:table-cell office:value-type="string" calcext:value-type="string">
            <text:p>./archive_1/1745527070_1488_Wide_Long1745527070_1488_Wide_Long_angle_data.json</text:p>
          </table:table-cell>
          <table:table-cell/>
          <table:table-cell office:value-type="string" calcext:value-type="string">
            <text:p>./archive_1/1745527070_1488_Wide_Long1745527070_1488_Wide_Long_distance_data.json</text:p>
          </table:table-cell>
          <table:table-cell/>
          <table:table-cell office:value-type="string" calcext:value-type="string">
            <text:p>./archive_1/1745527070_1488_Wide_Long1745527070_1488_Wide_Long_sound.wav</text:p>
          </table:table-cell>
        </table:table-row>
        <table:table-row table:style-name="ro1">
          <table:table-cell office:value-type="string" calcext:value-type="string">
            <text:p>./archive_1/1744902285_310_Wide_Long1744902285_310_Wide_Long_angle_data.json</text:p>
          </table:table-cell>
          <table:table-cell/>
          <table:table-cell office:value-type="string" calcext:value-type="string">
            <text:p>./archive_1/1744902285_310_Wide_Long1744902285_310_Wide_Long_distance_data.json</text:p>
          </table:table-cell>
          <table:table-cell/>
          <table:table-cell office:value-type="string" calcext:value-type="string">
            <text:p>./archive_1/1744902285_310_Wide_Long1744902285_310_Wide_Long_sound.wav</text:p>
          </table:table-cell>
        </table:table-row>
        <table:table-row table:style-name="ro1">
          <table:table-cell office:value-type="string" calcext:value-type="string">
            <text:p>./archive_1/1744910634_627_Wide_Long1744910634_627_Wide_Long_angle_data.json</text:p>
          </table:table-cell>
          <table:table-cell/>
          <table:table-cell office:value-type="string" calcext:value-type="string">
            <text:p>./archive_1/1744910634_627_Wide_Long1744910634_627_Wide_Long_distance_data.json</text:p>
          </table:table-cell>
          <table:table-cell/>
          <table:table-cell office:value-type="string" calcext:value-type="string">
            <text:p>./archive_1/1744910634_627_Wide_Long1744910634_627_Wide_Long_sound.wav</text:p>
          </table:table-cell>
        </table:table-row>
        <table:table-row table:style-name="ro1">
          <table:table-cell office:value-type="string" calcext:value-type="string">
            <text:p>./archive_1/1744917469_941_Wide_Long1744917469_941_Wide_Long_angle_data.json</text:p>
          </table:table-cell>
          <table:table-cell/>
          <table:table-cell office:value-type="string" calcext:value-type="string">
            <text:p>./archive_1/1744917469_941_Wide_Long1744917469_941_Wide_Long_distance_data.json</text:p>
          </table:table-cell>
          <table:table-cell/>
          <table:table-cell office:value-type="string" calcext:value-type="string">
            <text:p>./archive_1/1744917469_941_Wide_Long1744917469_941_Wide_Long_sound.wav</text:p>
          </table:table-cell>
        </table:table-row>
        <table:table-row table:style-name="ro1">
          <table:table-cell office:value-type="string" calcext:value-type="string">
            <text:p>./archive_1/1745516424_251_Wide_Long1745516424_251_Wide_Long_angle_data.json</text:p>
          </table:table-cell>
          <table:table-cell/>
          <table:table-cell office:value-type="string" calcext:value-type="string">
            <text:p>./archive_1/1745516424_251_Wide_Long1745516424_251_Wide_Long_distance_data.json</text:p>
          </table:table-cell>
          <table:table-cell/>
          <table:table-cell office:value-type="string" calcext:value-type="string">
            <text:p>./archive_1/1745516424_251_Wide_Long1745516424_251_Wide_Long_sound.wav</text:p>
          </table:table-cell>
        </table:table-row>
        <table:table-row table:style-name="ro1">
          <table:table-cell office:value-type="string" calcext:value-type="string">
            <text:p>./archive_1/1745520486_559_Wide_Long1745520486_559_Wide_Long_angle_data.json</text:p>
          </table:table-cell>
          <table:table-cell/>
          <table:table-cell office:value-type="string" calcext:value-type="string">
            <text:p>./archive_1/1745520486_559_Wide_Long1745520486_559_Wide_Long_distance_data.json</text:p>
          </table:table-cell>
          <table:table-cell/>
          <table:table-cell office:value-type="string" calcext:value-type="string">
            <text:p>./archive_1/1745520486_559_Wide_Long1745520486_559_Wide_Long_sound.wav</text:p>
          </table:table-cell>
        </table:table-row>
        <table:table-row table:style-name="ro1">
          <table:table-cell office:value-type="string" calcext:value-type="string">
            <text:p>./archive_1/1745522881_871_Wide_Long1745522881_871_Wide_Long_angle_data.json</text:p>
          </table:table-cell>
          <table:table-cell/>
          <table:table-cell office:value-type="string" calcext:value-type="string">
            <text:p>./archive_1/1745522881_871_Wide_Long1745522881_871_Wide_Long_distance_data.json</text:p>
          </table:table-cell>
          <table:table-cell/>
          <table:table-cell office:value-type="string" calcext:value-type="string">
            <text:p>./archive_1/1745522881_871_Wide_Long1745522881_871_Wide_Long_sound.wav</text:p>
          </table:table-cell>
        </table:table-row>
        <table:table-row table:style-name="ro1">
          <table:table-cell office:value-type="string" calcext:value-type="string">
            <text:p>./archive_1/1745525257_1179_Wide_Long1745525257_1179_Wide_Long_angle_data.json</text:p>
          </table:table-cell>
          <table:table-cell/>
          <table:table-cell office:value-type="string" calcext:value-type="string">
            <text:p>./archive_1/1745525257_1179_Wide_Long1745525257_1179_Wide_Long_distance_data.json</text:p>
          </table:table-cell>
          <table:table-cell/>
          <table:table-cell office:value-type="string" calcext:value-type="string">
            <text:p>./archive_1/1745525257_1179_Wide_Long1745525257_1179_Wide_Long_sound.wav</text:p>
          </table:table-cell>
        </table:table-row>
        <table:table-row table:style-name="ro1">
          <table:table-cell office:value-type="string" calcext:value-type="string">
            <text:p>./archive_1/1745527075_1489_Wide_Long1745527075_1489_Wide_Long_angle_data.json</text:p>
          </table:table-cell>
          <table:table-cell/>
          <table:table-cell office:value-type="string" calcext:value-type="string">
            <text:p>./archive_1/1745527075_1489_Wide_Long1745527075_1489_Wide_Long_distance_data.json</text:p>
          </table:table-cell>
          <table:table-cell/>
          <table:table-cell office:value-type="string" calcext:value-type="string">
            <text:p>./archive_1/1745527075_1489_Wide_Long1745527075_1489_Wide_Long_sound.wav</text:p>
          </table:table-cell>
        </table:table-row>
        <table:table-row table:style-name="ro1">
          <table:table-cell office:value-type="string" calcext:value-type="string">
            <text:p>./archive_1/1744902304_311_Wide_Long1744902304_311_Wide_Long_angle_data.json</text:p>
          </table:table-cell>
          <table:table-cell/>
          <table:table-cell office:value-type="string" calcext:value-type="string">
            <text:p>./archive_1/1744902304_311_Wide_Long1744902304_311_Wide_Long_distance_data.json</text:p>
          </table:table-cell>
          <table:table-cell/>
          <table:table-cell office:value-type="string" calcext:value-type="string">
            <text:p>./archive_1/1744902304_311_Wide_Long1744902304_311_Wide_Long_sound.wav</text:p>
          </table:table-cell>
        </table:table-row>
        <table:table-row table:style-name="ro1">
          <table:table-cell office:value-type="string" calcext:value-type="string">
            <text:p>./archive_1/1744910654_628_Wide_Long1744910654_628_Wide_Long_angle_data.json</text:p>
          </table:table-cell>
          <table:table-cell/>
          <table:table-cell office:value-type="string" calcext:value-type="string">
            <text:p>./archive_1/1744910654_628_Wide_Long1744910654_628_Wide_Long_distance_data.json</text:p>
          </table:table-cell>
          <table:table-cell/>
          <table:table-cell office:value-type="string" calcext:value-type="string">
            <text:p>./archive_1/1744910654_628_Wide_Long1744910654_628_Wide_Long_sound.wav</text:p>
          </table:table-cell>
        </table:table-row>
        <table:table-row table:style-name="ro1">
          <table:table-cell office:value-type="string" calcext:value-type="string">
            <text:p>./archive_1/1744917489_942_Wide_Long1744917489_942_Wide_Long_angle_data.json</text:p>
          </table:table-cell>
          <table:table-cell/>
          <table:table-cell office:value-type="string" calcext:value-type="string">
            <text:p>./archive_1/1744917489_942_Wide_Long1744917489_942_Wide_Long_distance_data.json</text:p>
          </table:table-cell>
          <table:table-cell/>
          <table:table-cell office:value-type="string" calcext:value-type="string">
            <text:p>./archive_1/1744917489_942_Wide_Long1744917489_942_Wide_Long_sound.wav</text:p>
          </table:table-cell>
        </table:table-row>
        <table:table-row table:style-name="ro1">
          <table:table-cell office:value-type="string" calcext:value-type="string">
            <text:p>./archive_1/1745516472_252_Wide_Long1745516472_252_Wide_Long_angle_data.json</text:p>
          </table:table-cell>
          <table:table-cell/>
          <table:table-cell office:value-type="string" calcext:value-type="string">
            <text:p>./archive_1/1745516472_252_Wide_Long1745516472_252_Wide_Long_distance_data.json</text:p>
          </table:table-cell>
          <table:table-cell/>
          <table:table-cell office:value-type="string" calcext:value-type="string">
            <text:p>./archive_1/1745516472_252_Wide_Long1745516472_252_Wide_Long_sound.wav</text:p>
          </table:table-cell>
        </table:table-row>
        <table:table-row table:style-name="ro1">
          <table:table-cell office:value-type="string" calcext:value-type="string">
            <text:p>./archive_1/1745520506_560_Wide_Long1745520506_560_Wide_Long_angle_data.json</text:p>
          </table:table-cell>
          <table:table-cell/>
          <table:table-cell office:value-type="string" calcext:value-type="string">
            <text:p>./archive_1/1745520506_560_Wide_Long1745520506_560_Wide_Long_distance_data.json</text:p>
          </table:table-cell>
          <table:table-cell/>
          <table:table-cell office:value-type="string" calcext:value-type="string">
            <text:p>./archive_1/1745520506_560_Wide_Long1745520506_560_Wide_Long_sound.wav</text:p>
          </table:table-cell>
        </table:table-row>
        <table:table-row table:style-name="ro1">
          <table:table-cell office:value-type="string" calcext:value-type="string">
            <text:p>./archive_1/1745522886_872_Wide_Long1745522886_872_Wide_Long_angle_data.json</text:p>
          </table:table-cell>
          <table:table-cell/>
          <table:table-cell office:value-type="string" calcext:value-type="string">
            <text:p>./archive_1/1745522886_872_Wide_Long1745522886_872_Wide_Long_distance_data.json</text:p>
          </table:table-cell>
          <table:table-cell/>
          <table:table-cell office:value-type="string" calcext:value-type="string">
            <text:p>./archive_1/1745522886_872_Wide_Long1745522886_872_Wide_Long_sound.wav</text:p>
          </table:table-cell>
        </table:table-row>
        <table:table-row table:style-name="ro1">
          <table:table-cell office:value-type="string" calcext:value-type="string">
            <text:p>./archive_1/1745525262_1180_Wide_Long1745525262_1180_Wide_Long_angle_data.json</text:p>
          </table:table-cell>
          <table:table-cell/>
          <table:table-cell office:value-type="string" calcext:value-type="string">
            <text:p>./archive_1/1745525262_1180_Wide_Long1745525262_1180_Wide_Long_distance_data.json</text:p>
          </table:table-cell>
          <table:table-cell/>
          <table:table-cell office:value-type="string" calcext:value-type="string">
            <text:p>./archive_1/1745525262_1180_Wide_Long1745525262_1180_Wide_Long_sound.wav</text:p>
          </table:table-cell>
        </table:table-row>
        <table:table-row table:style-name="ro1">
          <table:table-cell office:value-type="string" calcext:value-type="string">
            <text:p>./archive_1/1745527080_1490_Wide_Long1745527080_1490_Wide_Long_angle_data.json</text:p>
          </table:table-cell>
          <table:table-cell/>
          <table:table-cell office:value-type="string" calcext:value-type="string">
            <text:p>./archive_1/1745527080_1490_Wide_Long1745527080_1490_Wide_Long_distance_data.json</text:p>
          </table:table-cell>
          <table:table-cell/>
          <table:table-cell office:value-type="string" calcext:value-type="string">
            <text:p>./archive_1/1745527080_1490_Wide_Long1745527080_1490_Wide_Long_sound.wav</text:p>
          </table:table-cell>
        </table:table-row>
        <table:table-row table:style-name="ro1">
          <table:table-cell office:value-type="string" calcext:value-type="string">
            <text:p>./archive_1/1744902324_312_Wide_Long1744902324_312_Wide_Long_angle_data.json</text:p>
          </table:table-cell>
          <table:table-cell/>
          <table:table-cell office:value-type="string" calcext:value-type="string">
            <text:p>./archive_1/1744902324_312_Wide_Long1744902324_312_Wide_Long_distance_data.json</text:p>
          </table:table-cell>
          <table:table-cell/>
          <table:table-cell office:value-type="string" calcext:value-type="string">
            <text:p>./archive_1/1744902324_312_Wide_Long1744902324_312_Wide_Long_sound.wav</text:p>
          </table:table-cell>
        </table:table-row>
        <table:table-row table:style-name="ro1">
          <table:table-cell office:value-type="string" calcext:value-type="string">
            <text:p>./archive_1/1744910673_629_Wide_Long1744910673_629_Wide_Long_angle_data.json</text:p>
          </table:table-cell>
          <table:table-cell/>
          <table:table-cell office:value-type="string" calcext:value-type="string">
            <text:p>./archive_1/1744910673_629_Wide_Long1744910673_629_Wide_Long_distance_data.json</text:p>
          </table:table-cell>
          <table:table-cell/>
          <table:table-cell office:value-type="string" calcext:value-type="string">
            <text:p>./archive_1/1744910673_629_Wide_Long1744910673_629_Wide_Long_sound.wav</text:p>
          </table:table-cell>
        </table:table-row>
        <table:table-row table:style-name="ro1">
          <table:table-cell office:value-type="string" calcext:value-type="string">
            <text:p>./archive_1/1744917509_943_Wide_Long1744917509_943_Wide_Long_angle_data.json</text:p>
          </table:table-cell>
          <table:table-cell/>
          <table:table-cell office:value-type="string" calcext:value-type="string">
            <text:p>./archive_1/1744917509_943_Wide_Long1744917509_943_Wide_Long_distance_data.json</text:p>
          </table:table-cell>
          <table:table-cell/>
          <table:table-cell office:value-type="string" calcext:value-type="string">
            <text:p>./archive_1/1744917509_943_Wide_Long1744917509_943_Wide_Long_sound.wav</text:p>
          </table:table-cell>
        </table:table-row>
        <table:table-row table:style-name="ro1">
          <table:table-cell office:value-type="string" calcext:value-type="string">
            <text:p>./archive_1/1745516480_253_Wide_Long1745516480_253_Wide_Long_angle_data.json</text:p>
          </table:table-cell>
          <table:table-cell/>
          <table:table-cell office:value-type="string" calcext:value-type="string">
            <text:p>./archive_1/1745516480_253_Wide_Long1745516480_253_Wide_Long_distance_data.json</text:p>
          </table:table-cell>
          <table:table-cell/>
          <table:table-cell office:value-type="string" calcext:value-type="string">
            <text:p>./archive_1/1745516480_253_Wide_Long1745516480_253_Wide_Long_sound.wav</text:p>
          </table:table-cell>
        </table:table-row>
        <table:table-row table:style-name="ro1">
          <table:table-cell office:value-type="string" calcext:value-type="string">
            <text:p>./archive_1/1745520513_561_Wide_Long1745520513_561_Wide_Long_angle_data.json</text:p>
          </table:table-cell>
          <table:table-cell/>
          <table:table-cell office:value-type="string" calcext:value-type="string">
            <text:p>./archive_1/1745520513_561_Wide_Long1745520513_561_Wide_Long_distance_data.json</text:p>
          </table:table-cell>
          <table:table-cell/>
          <table:table-cell office:value-type="string" calcext:value-type="string">
            <text:p>./archive_1/1745520513_561_Wide_Long1745520513_561_Wide_Long_sound.wav</text:p>
          </table:table-cell>
        </table:table-row>
        <table:table-row table:style-name="ro1">
          <table:table-cell office:value-type="string" calcext:value-type="string">
            <text:p>./archive_1/1745522890_873_Wide_Long1745522890_873_Wide_Long_angle_data.json</text:p>
          </table:table-cell>
          <table:table-cell/>
          <table:table-cell office:value-type="string" calcext:value-type="string">
            <text:p>./archive_1/1745522890_873_Wide_Long1745522890_873_Wide_Long_distance_data.json</text:p>
          </table:table-cell>
          <table:table-cell/>
          <table:table-cell office:value-type="string" calcext:value-type="string">
            <text:p>./archive_1/1745522890_873_Wide_Long1745522890_873_Wide_Long_sound.wav</text:p>
          </table:table-cell>
        </table:table-row>
        <table:table-row table:style-name="ro1">
          <table:table-cell office:value-type="string" calcext:value-type="string">
            <text:p>./archive_1/1745525268_1181_Wide_Long1745525268_1181_Wide_Long_angle_data.json</text:p>
          </table:table-cell>
          <table:table-cell/>
          <table:table-cell office:value-type="string" calcext:value-type="string">
            <text:p>./archive_1/1745525268_1181_Wide_Long1745525268_1181_Wide_Long_distance_data.json</text:p>
          </table:table-cell>
          <table:table-cell/>
          <table:table-cell office:value-type="string" calcext:value-type="string">
            <text:p>./archive_1/1745525268_1181_Wide_Long1745525268_1181_Wide_Long_sound.wav</text:p>
          </table:table-cell>
        </table:table-row>
        <table:table-row table:style-name="ro1">
          <table:table-cell office:value-type="string" calcext:value-type="string">
            <text:p>./archive_1/1745527084_1491_Wide_Long1745527084_1491_Wide_Long_angle_data.json</text:p>
          </table:table-cell>
          <table:table-cell/>
          <table:table-cell office:value-type="string" calcext:value-type="string">
            <text:p>./archive_1/1745527084_1491_Wide_Long1745527084_1491_Wide_Long_distance_data.json</text:p>
          </table:table-cell>
          <table:table-cell/>
          <table:table-cell office:value-type="string" calcext:value-type="string">
            <text:p>./archive_1/1745527084_1491_Wide_Long1745527084_1491_Wide_Long_sound.wav</text:p>
          </table:table-cell>
        </table:table-row>
        <table:table-row table:style-name="ro1">
          <table:table-cell office:value-type="string" calcext:value-type="string">
            <text:p>./archive_1/1744902343_313_Wide_Long1744902343_313_Wide_Long_angle_data.json</text:p>
          </table:table-cell>
          <table:table-cell/>
          <table:table-cell office:value-type="string" calcext:value-type="string">
            <text:p>./archive_1/1744902343_313_Wide_Long1744902343_313_Wide_Long_distance_data.json</text:p>
          </table:table-cell>
          <table:table-cell/>
          <table:table-cell office:value-type="string" calcext:value-type="string">
            <text:p>./archive_1/1744902343_313_Wide_Long1744902343_313_Wide_Long_sound.wav</text:p>
          </table:table-cell>
        </table:table-row>
        <table:table-row table:style-name="ro1">
          <table:table-cell office:value-type="string" calcext:value-type="string">
            <text:p>./archive_1/1744910692_630_Wide_Long1744910692_630_Wide_Long_angle_data.json</text:p>
          </table:table-cell>
          <table:table-cell/>
          <table:table-cell office:value-type="string" calcext:value-type="string">
            <text:p>./archive_1/1744910692_630_Wide_Long1744910692_630_Wide_Long_distance_data.json</text:p>
          </table:table-cell>
          <table:table-cell/>
          <table:table-cell office:value-type="string" calcext:value-type="string">
            <text:p>./archive_1/1744910692_630_Wide_Long1744910692_630_Wide_Long_sound.wav</text:p>
          </table:table-cell>
        </table:table-row>
        <table:table-row table:style-name="ro1">
          <table:table-cell office:value-type="string" calcext:value-type="string">
            <text:p>./archive_1/1744917530_944_Wide_Long1744917530_944_Wide_Long_angle_data.json</text:p>
          </table:table-cell>
          <table:table-cell/>
          <table:table-cell office:value-type="string" calcext:value-type="string">
            <text:p>./archive_1/1744917530_944_Wide_Long1744917530_944_Wide_Long_distance_data.json</text:p>
          </table:table-cell>
          <table:table-cell/>
          <table:table-cell office:value-type="string" calcext:value-type="string">
            <text:p>./archive_1/1744917530_944_Wide_Long1744917530_944_Wide_Long_sound.wav</text:p>
          </table:table-cell>
        </table:table-row>
        <table:table-row table:style-name="ro1">
          <table:table-cell office:value-type="string" calcext:value-type="string">
            <text:p>./archive_1/1745516501_254_Wide_Long1745516501_254_Wide_Long_angle_data.json</text:p>
          </table:table-cell>
          <table:table-cell/>
          <table:table-cell office:value-type="string" calcext:value-type="string">
            <text:p>./archive_1/1745516501_254_Wide_Long1745516501_254_Wide_Long_distance_data.json</text:p>
          </table:table-cell>
          <table:table-cell/>
          <table:table-cell office:value-type="string" calcext:value-type="string">
            <text:p>./archive_1/1745516501_254_Wide_Long1745516501_254_Wide_Long_sound.wav</text:p>
          </table:table-cell>
        </table:table-row>
        <table:table-row table:style-name="ro1">
          <table:table-cell office:value-type="string" calcext:value-type="string">
            <text:p>./archive_1/1745520519_562_Wide_Long1745520519_562_Wide_Long_angle_data.json</text:p>
          </table:table-cell>
          <table:table-cell/>
          <table:table-cell office:value-type="string" calcext:value-type="string">
            <text:p>./archive_1/1745520519_562_Wide_Long1745520519_562_Wide_Long_distance_data.json</text:p>
          </table:table-cell>
          <table:table-cell/>
          <table:table-cell office:value-type="string" calcext:value-type="string">
            <text:p>./archive_1/1745520519_562_Wide_Long1745520519_562_Wide_Long_sound.wav</text:p>
          </table:table-cell>
        </table:table-row>
        <table:table-row table:style-name="ro1">
          <table:table-cell office:value-type="string" calcext:value-type="string">
            <text:p>./archive_1/1745522896_874_Wide_Long1745522896_874_Wide_Long_angle_data.json</text:p>
          </table:table-cell>
          <table:table-cell/>
          <table:table-cell office:value-type="string" calcext:value-type="string">
            <text:p>./archive_1/1745522896_874_Wide_Long1745522896_874_Wide_Long_distance_data.json</text:p>
          </table:table-cell>
          <table:table-cell/>
          <table:table-cell office:value-type="string" calcext:value-type="string">
            <text:p>./archive_1/1745522896_874_Wide_Long1745522896_874_Wide_Long_sound.wav</text:p>
          </table:table-cell>
        </table:table-row>
        <table:table-row table:style-name="ro1">
          <table:table-cell office:value-type="string" calcext:value-type="string">
            <text:p>./archive_1/1745525272_1182_Wide_Long1745525272_1182_Wide_Long_angle_data.json</text:p>
          </table:table-cell>
          <table:table-cell/>
          <table:table-cell office:value-type="string" calcext:value-type="string">
            <text:p>./archive_1/1745525272_1182_Wide_Long1745525272_1182_Wide_Long_distance_data.json</text:p>
          </table:table-cell>
          <table:table-cell/>
          <table:table-cell office:value-type="string" calcext:value-type="string">
            <text:p>./archive_1/1745525272_1182_Wide_Long1745525272_1182_Wide_Long_sound.wav</text:p>
          </table:table-cell>
        </table:table-row>
        <table:table-row table:style-name="ro1">
          <table:table-cell office:value-type="string" calcext:value-type="string">
            <text:p>./archive_1/1745527089_1492_Wide_Long1745527089_1492_Wide_Long_angle_data.json</text:p>
          </table:table-cell>
          <table:table-cell/>
          <table:table-cell office:value-type="string" calcext:value-type="string">
            <text:p>./archive_1/1745527089_1492_Wide_Long1745527089_1492_Wide_Long_distance_data.json</text:p>
          </table:table-cell>
          <table:table-cell/>
          <table:table-cell office:value-type="string" calcext:value-type="string">
            <text:p>./archive_1/1745527089_1492_Wide_Long1745527089_1492_Wide_Long_sound.wav</text:p>
          </table:table-cell>
        </table:table-row>
        <table:table-row table:style-name="ro1">
          <table:table-cell office:value-type="string" calcext:value-type="string">
            <text:p>./archive_1/1744902362_314_Wide_Long1744902362_314_Wide_Long_angle_data.json</text:p>
          </table:table-cell>
          <table:table-cell/>
          <table:table-cell office:value-type="string" calcext:value-type="string">
            <text:p>./archive_1/1744902362_314_Wide_Long1744902362_314_Wide_Long_distance_data.json</text:p>
          </table:table-cell>
          <table:table-cell/>
          <table:table-cell office:value-type="string" calcext:value-type="string">
            <text:p>./archive_1/1744902362_314_Wide_Long1744902362_314_Wide_Long_sound.wav</text:p>
          </table:table-cell>
        </table:table-row>
        <table:table-row table:style-name="ro1">
          <table:table-cell office:value-type="string" calcext:value-type="string">
            <text:p>./archive_1/1744910711_631_Wide_Long1744910711_631_Wide_Long_angle_data.json</text:p>
          </table:table-cell>
          <table:table-cell/>
          <table:table-cell office:value-type="string" calcext:value-type="string">
            <text:p>./archive_1/1744910711_631_Wide_Long1744910711_631_Wide_Long_distance_data.json</text:p>
          </table:table-cell>
          <table:table-cell/>
          <table:table-cell office:value-type="string" calcext:value-type="string">
            <text:p>./archive_1/1744910711_631_Wide_Long1744910711_631_Wide_Long_sound.wav</text:p>
          </table:table-cell>
        </table:table-row>
        <table:table-row table:style-name="ro1">
          <table:table-cell office:value-type="string" calcext:value-type="string">
            <text:p>./archive_1/1744917550_945_Wide_Long1744917550_945_Wide_Long_angle_data.json</text:p>
          </table:table-cell>
          <table:table-cell/>
          <table:table-cell office:value-type="string" calcext:value-type="string">
            <text:p>./archive_1/1744917550_945_Wide_Long1744917550_945_Wide_Long_distance_data.json</text:p>
          </table:table-cell>
          <table:table-cell/>
          <table:table-cell office:value-type="string" calcext:value-type="string">
            <text:p>./archive_1/1744917550_945_Wide_Long1744917550_945_Wide_Long_sound.wav</text:p>
          </table:table-cell>
        </table:table-row>
        <table:table-row table:style-name="ro1">
          <table:table-cell office:value-type="string" calcext:value-type="string">
            <text:p>./archive_1/1745516507_255_Wide_Long1745516507_255_Wide_Long_angle_data.json</text:p>
          </table:table-cell>
          <table:table-cell/>
          <table:table-cell office:value-type="string" calcext:value-type="string">
            <text:p>./archive_1/1745516507_255_Wide_Long1745516507_255_Wide_Long_distance_data.json</text:p>
          </table:table-cell>
          <table:table-cell/>
          <table:table-cell office:value-type="string" calcext:value-type="string">
            <text:p>./archive_1/1745516507_255_Wide_Long1745516507_255_Wide_Long_sound.wav</text:p>
          </table:table-cell>
        </table:table-row>
        <table:table-row table:style-name="ro1">
          <table:table-cell office:value-type="string" calcext:value-type="string">
            <text:p>./archive_1/1745520524_563_Wide_Long1745520524_563_Wide_Long_angle_data.json</text:p>
          </table:table-cell>
          <table:table-cell/>
          <table:table-cell office:value-type="string" calcext:value-type="string">
            <text:p>./archive_1/1745520524_563_Wide_Long1745520524_563_Wide_Long_distance_data.json</text:p>
          </table:table-cell>
          <table:table-cell/>
          <table:table-cell office:value-type="string" calcext:value-type="string">
            <text:p>./archive_1/1745520524_563_Wide_Long1745520524_563_Wide_Long_sound.wav</text:p>
          </table:table-cell>
        </table:table-row>
        <table:table-row table:style-name="ro1">
          <table:table-cell office:value-type="string" calcext:value-type="string">
            <text:p>./archive_1/1745522900_875_Wide_Long1745522900_875_Wide_Long_angle_data.json</text:p>
          </table:table-cell>
          <table:table-cell/>
          <table:table-cell office:value-type="string" calcext:value-type="string">
            <text:p>./archive_1/1745522900_875_Wide_Long1745522900_875_Wide_Long_distance_data.json</text:p>
          </table:table-cell>
          <table:table-cell/>
          <table:table-cell office:value-type="string" calcext:value-type="string">
            <text:p>./archive_1/1745522900_875_Wide_Long1745522900_875_Wide_Long_sound.wav</text:p>
          </table:table-cell>
        </table:table-row>
        <table:table-row table:style-name="ro1">
          <table:table-cell office:value-type="string" calcext:value-type="string">
            <text:p>./archive_1/1745525277_1183_Wide_Long1745525277_1183_Wide_Long_angle_data.json</text:p>
          </table:table-cell>
          <table:table-cell/>
          <table:table-cell office:value-type="string" calcext:value-type="string">
            <text:p>./archive_1/1745525277_1183_Wide_Long1745525277_1183_Wide_Long_distance_data.json</text:p>
          </table:table-cell>
          <table:table-cell/>
          <table:table-cell office:value-type="string" calcext:value-type="string">
            <text:p>./archive_1/1745525277_1183_Wide_Long1745525277_1183_Wide_Long_sound.wav</text:p>
          </table:table-cell>
        </table:table-row>
        <table:table-row table:style-name="ro1">
          <table:table-cell office:value-type="string" calcext:value-type="string">
            <text:p>./archive_1/1745527094_1493_Wide_Long1745527094_1493_Wide_Long_angle_data.json</text:p>
          </table:table-cell>
          <table:table-cell/>
          <table:table-cell office:value-type="string" calcext:value-type="string">
            <text:p>./archive_1/1745527094_1493_Wide_Long1745527094_1493_Wide_Long_distance_data.json</text:p>
          </table:table-cell>
          <table:table-cell/>
          <table:table-cell office:value-type="string" calcext:value-type="string">
            <text:p>./archive_1/1745527094_1493_Wide_Long1745527094_1493_Wide_Long_sound.wav</text:p>
          </table:table-cell>
        </table:table-row>
        <table:table-row table:style-name="ro1">
          <table:table-cell office:value-type="string" calcext:value-type="string">
            <text:p>./archive_1/1744902389_315_Wide_Long1744902389_315_Wide_Long_angle_data.json</text:p>
          </table:table-cell>
          <table:table-cell/>
          <table:table-cell office:value-type="string" calcext:value-type="string">
            <text:p>./archive_1/1744902389_315_Wide_Long1744902389_315_Wide_Long_distance_data.json</text:p>
          </table:table-cell>
          <table:table-cell/>
          <table:table-cell office:value-type="string" calcext:value-type="string">
            <text:p>./archive_1/1744902389_315_Wide_Long1744902389_315_Wide_Long_sound.wav</text:p>
          </table:table-cell>
        </table:table-row>
        <table:table-row table:style-name="ro1">
          <table:table-cell office:value-type="string" calcext:value-type="string">
            <text:p>./archive_1/1744910731_632_Wide_Long1744910731_632_Wide_Long_angle_data.json</text:p>
          </table:table-cell>
          <table:table-cell/>
          <table:table-cell office:value-type="string" calcext:value-type="string">
            <text:p>./archive_1/1744910731_632_Wide_Long1744910731_632_Wide_Long_distance_data.json</text:p>
          </table:table-cell>
          <table:table-cell/>
          <table:table-cell office:value-type="string" calcext:value-type="string">
            <text:p>./archive_1/1744910731_632_Wide_Long1744910731_632_Wide_Long_sound.wav</text:p>
          </table:table-cell>
        </table:table-row>
        <table:table-row table:style-name="ro1">
          <table:table-cell office:value-type="string" calcext:value-type="string">
            <text:p>./archive_1/1744917570_946_Wide_Long1744917570_946_Wide_Long_angle_data.json</text:p>
          </table:table-cell>
          <table:table-cell/>
          <table:table-cell office:value-type="string" calcext:value-type="string">
            <text:p>./archive_1/1744917570_946_Wide_Long1744917570_946_Wide_Long_distance_data.json</text:p>
          </table:table-cell>
          <table:table-cell/>
          <table:table-cell office:value-type="string" calcext:value-type="string">
            <text:p>./archive_1/1744917570_946_Wide_Long1744917570_946_Wide_Long_sound.wav</text:p>
          </table:table-cell>
        </table:table-row>
        <table:table-row table:style-name="ro1">
          <table:table-cell office:value-type="string" calcext:value-type="string">
            <text:p>./archive_1/1745516514_256_Wide_Long1745516514_256_Wide_Long_angle_data.json</text:p>
          </table:table-cell>
          <table:table-cell/>
          <table:table-cell office:value-type="string" calcext:value-type="string">
            <text:p>./archive_1/1745516514_256_Wide_Long1745516514_256_Wide_Long_distance_data.json</text:p>
          </table:table-cell>
          <table:table-cell/>
          <table:table-cell office:value-type="string" calcext:value-type="string">
            <text:p>./archive_1/1745516514_256_Wide_Long1745516514_256_Wide_Long_sound.wav</text:p>
          </table:table-cell>
        </table:table-row>
        <table:table-row table:style-name="ro1">
          <table:table-cell office:value-type="string" calcext:value-type="string">
            <text:p>./archive_1/1745520578_564_Wide_Long1745520578_564_Wide_Long_angle_data.json</text:p>
          </table:table-cell>
          <table:table-cell/>
          <table:table-cell office:value-type="string" calcext:value-type="string">
            <text:p>./archive_1/1745520578_564_Wide_Long1745520578_564_Wide_Long_distance_data.json</text:p>
          </table:table-cell>
          <table:table-cell/>
          <table:table-cell office:value-type="string" calcext:value-type="string">
            <text:p>./archive_1/1745520578_564_Wide_Long1745520578_564_Wide_Long_sound.wav</text:p>
          </table:table-cell>
        </table:table-row>
        <table:table-row table:style-name="ro1">
          <table:table-cell office:value-type="string" calcext:value-type="string">
            <text:p>./archive_1/1745522905_876_Wide_Long1745522905_876_Wide_Long_angle_data.json</text:p>
          </table:table-cell>
          <table:table-cell/>
          <table:table-cell office:value-type="string" calcext:value-type="string">
            <text:p>./archive_1/1745522905_876_Wide_Long1745522905_876_Wide_Long_distance_data.json</text:p>
          </table:table-cell>
          <table:table-cell/>
          <table:table-cell office:value-type="string" calcext:value-type="string">
            <text:p>./archive_1/1745522905_876_Wide_Long1745522905_876_Wide_Long_sound.wav</text:p>
          </table:table-cell>
        </table:table-row>
        <table:table-row table:style-name="ro1">
          <table:table-cell office:value-type="string" calcext:value-type="string">
            <text:p>./archive_1/1745525281_1184_Wide_Long1745525281_1184_Wide_Long_angle_data.json</text:p>
          </table:table-cell>
          <table:table-cell/>
          <table:table-cell office:value-type="string" calcext:value-type="string">
            <text:p>./archive_1/1745525281_1184_Wide_Long1745525281_1184_Wide_Long_distance_data.json</text:p>
          </table:table-cell>
          <table:table-cell/>
          <table:table-cell office:value-type="string" calcext:value-type="string">
            <text:p>./archive_1/1745525281_1184_Wide_Long1745525281_1184_Wide_Long_sound.wav</text:p>
          </table:table-cell>
        </table:table-row>
        <table:table-row table:style-name="ro1">
          <table:table-cell office:value-type="string" calcext:value-type="string">
            <text:p>./archive_1/1745527099_1494_Wide_Long1745527099_1494_Wide_Long_angle_data.json</text:p>
          </table:table-cell>
          <table:table-cell/>
          <table:table-cell office:value-type="string" calcext:value-type="string">
            <text:p>./archive_1/1745527099_1494_Wide_Long1745527099_1494_Wide_Long_distance_data.json</text:p>
          </table:table-cell>
          <table:table-cell/>
          <table:table-cell office:value-type="string" calcext:value-type="string">
            <text:p>./archive_1/1745527099_1494_Wide_Long1745527099_1494_Wide_Long_sound.wav</text:p>
          </table:table-cell>
        </table:table-row>
        <table:table-row table:style-name="ro1">
          <table:table-cell office:value-type="string" calcext:value-type="string">
            <text:p>./archive_1/1744902408_316_Wide_Long1744902408_316_Wide_Long_angle_data.json</text:p>
          </table:table-cell>
          <table:table-cell/>
          <table:table-cell office:value-type="string" calcext:value-type="string">
            <text:p>./archive_1/1744902408_316_Wide_Long1744902408_316_Wide_Long_distance_data.json</text:p>
          </table:table-cell>
          <table:table-cell/>
          <table:table-cell office:value-type="string" calcext:value-type="string">
            <text:p>./archive_1/1744902408_316_Wide_Long1744902408_316_Wide_Long_sound.wav</text:p>
          </table:table-cell>
        </table:table-row>
        <table:table-row table:style-name="ro1">
          <table:table-cell office:value-type="string" calcext:value-type="string">
            <text:p>./archive_1/1744910750_633_Wide_Long1744910750_633_Wide_Long_angle_data.json</text:p>
          </table:table-cell>
          <table:table-cell/>
          <table:table-cell office:value-type="string" calcext:value-type="string">
            <text:p>./archive_1/1744910750_633_Wide_Long1744910750_633_Wide_Long_distance_data.json</text:p>
          </table:table-cell>
          <table:table-cell/>
          <table:table-cell office:value-type="string" calcext:value-type="string">
            <text:p>./archive_1/1744910750_633_Wide_Long1744910750_633_Wide_Long_sound.wav</text:p>
          </table:table-cell>
        </table:table-row>
        <table:table-row table:style-name="ro1">
          <table:table-cell office:value-type="string" calcext:value-type="string">
            <text:p>./archive_1/1744917591_947_Wide_Long1744917591_947_Wide_Long_angle_data.json</text:p>
          </table:table-cell>
          <table:table-cell/>
          <table:table-cell office:value-type="string" calcext:value-type="string">
            <text:p>./archive_1/1744917591_947_Wide_Long1744917591_947_Wide_Long_distance_data.json</text:p>
          </table:table-cell>
          <table:table-cell/>
          <table:table-cell office:value-type="string" calcext:value-type="string">
            <text:p>./archive_1/1744917591_947_Wide_Long1744917591_947_Wide_Long_sound.wav</text:p>
          </table:table-cell>
        </table:table-row>
        <table:table-row table:style-name="ro1">
          <table:table-cell office:value-type="string" calcext:value-type="string">
            <text:p>./archive_1/1745516529_257_Wide_Long1745516529_257_Wide_Long_angle_data.json</text:p>
          </table:table-cell>
          <table:table-cell/>
          <table:table-cell office:value-type="string" calcext:value-type="string">
            <text:p>./archive_1/1745516529_257_Wide_Long1745516529_257_Wide_Long_distance_data.json</text:p>
          </table:table-cell>
          <table:table-cell/>
          <table:table-cell office:value-type="string" calcext:value-type="string">
            <text:p>./archive_1/1745516529_257_Wide_Long1745516529_257_Wide_Long_sound.wav</text:p>
          </table:table-cell>
        </table:table-row>
        <table:table-row table:style-name="ro1">
          <table:table-cell office:value-type="string" calcext:value-type="string">
            <text:p>./archive_1/1745520584_565_Wide_Long1745520584_565_Wide_Long_angle_data.json</text:p>
          </table:table-cell>
          <table:table-cell/>
          <table:table-cell office:value-type="string" calcext:value-type="string">
            <text:p>./archive_1/1745520584_565_Wide_Long1745520584_565_Wide_Long_distance_data.json</text:p>
          </table:table-cell>
          <table:table-cell/>
          <table:table-cell office:value-type="string" calcext:value-type="string">
            <text:p>./archive_1/1745520584_565_Wide_Long1745520584_565_Wide_Long_sound.wav</text:p>
          </table:table-cell>
        </table:table-row>
        <table:table-row table:style-name="ro1">
          <table:table-cell office:value-type="string" calcext:value-type="string">
            <text:p>./archive_1/1745522910_877_Wide_Long1745522910_877_Wide_Long_angle_data.json</text:p>
          </table:table-cell>
          <table:table-cell/>
          <table:table-cell office:value-type="string" calcext:value-type="string">
            <text:p>./archive_1/1745522910_877_Wide_Long1745522910_877_Wide_Long_distance_data.json</text:p>
          </table:table-cell>
          <table:table-cell/>
          <table:table-cell office:value-type="string" calcext:value-type="string">
            <text:p>./archive_1/1745522910_877_Wide_Long1745522910_877_Wide_Long_sound.wav</text:p>
          </table:table-cell>
        </table:table-row>
        <table:table-row table:style-name="ro1">
          <table:table-cell office:value-type="string" calcext:value-type="string">
            <text:p>./archive_1/1745525285_1185_Wide_Long1745525285_1185_Wide_Long_angle_data.json</text:p>
          </table:table-cell>
          <table:table-cell/>
          <table:table-cell office:value-type="string" calcext:value-type="string">
            <text:p>./archive_1/1745525285_1185_Wide_Long1745525285_1185_Wide_Long_distance_data.json</text:p>
          </table:table-cell>
          <table:table-cell/>
          <table:table-cell office:value-type="string" calcext:value-type="string">
            <text:p>./archive_1/1745525285_1185_Wide_Long1745525285_1185_Wide_Long_sound.wav</text:p>
          </table:table-cell>
        </table:table-row>
        <table:table-row table:style-name="ro1">
          <table:table-cell office:value-type="string" calcext:value-type="string">
            <text:p>./archive_1/1745527104_1495_Wide_Long1745527104_1495_Wide_Long_angle_data.json</text:p>
          </table:table-cell>
          <table:table-cell/>
          <table:table-cell office:value-type="string" calcext:value-type="string">
            <text:p>./archive_1/1745527104_1495_Wide_Long1745527104_1495_Wide_Long_distance_data.json</text:p>
          </table:table-cell>
          <table:table-cell/>
          <table:table-cell office:value-type="string" calcext:value-type="string">
            <text:p>./archive_1/1745527104_1495_Wide_Long1745527104_1495_Wide_Long_sound.wav</text:p>
          </table:table-cell>
        </table:table-row>
        <table:table-row table:style-name="ro1">
          <table:table-cell office:value-type="string" calcext:value-type="string">
            <text:p>./archive_1/1744902427_317_Wide_Long1744902427_317_Wide_Long_angle_data.json</text:p>
          </table:table-cell>
          <table:table-cell/>
          <table:table-cell office:value-type="string" calcext:value-type="string">
            <text:p>./archive_1/1744902427_317_Wide_Long1744902427_317_Wide_Long_distance_data.json</text:p>
          </table:table-cell>
          <table:table-cell/>
          <table:table-cell office:value-type="string" calcext:value-type="string">
            <text:p>./archive_1/1744902427_317_Wide_Long1744902427_317_Wide_Long_sound.wav</text:p>
          </table:table-cell>
        </table:table-row>
        <table:table-row table:style-name="ro1">
          <table:table-cell office:value-type="string" calcext:value-type="string">
            <text:p>./archive_1/1744910772_634_Wide_Long1744910772_634_Wide_Long_angle_data.json</text:p>
          </table:table-cell>
          <table:table-cell/>
          <table:table-cell office:value-type="string" calcext:value-type="string">
            <text:p>./archive_1/1744910772_634_Wide_Long1744910772_634_Wide_Long_distance_data.json</text:p>
          </table:table-cell>
          <table:table-cell/>
          <table:table-cell office:value-type="string" calcext:value-type="string">
            <text:p>./archive_1/1744910772_634_Wide_Long1744910772_634_Wide_Long_sound.wav</text:p>
          </table:table-cell>
        </table:table-row>
        <table:table-row table:style-name="ro1">
          <table:table-cell office:value-type="string" calcext:value-type="string">
            <text:p>./archive_1/1744917610_948_Wide_Long1744917610_948_Wide_Long_angle_data.json</text:p>
          </table:table-cell>
          <table:table-cell/>
          <table:table-cell office:value-type="string" calcext:value-type="string">
            <text:p>./archive_1/1744917610_948_Wide_Long1744917610_948_Wide_Long_distance_data.json</text:p>
          </table:table-cell>
          <table:table-cell/>
          <table:table-cell office:value-type="string" calcext:value-type="string">
            <text:p>./archive_1/1744917610_948_Wide_Long1744917610_948_Wide_Long_sound.wav</text:p>
          </table:table-cell>
        </table:table-row>
        <table:table-row table:style-name="ro1">
          <table:table-cell office:value-type="string" calcext:value-type="string">
            <text:p>./archive_1/1745516555_258_Wide_Long1745516555_258_Wide_Long_angle_data.json</text:p>
          </table:table-cell>
          <table:table-cell/>
          <table:table-cell office:value-type="string" calcext:value-type="string">
            <text:p>./archive_1/1745516555_258_Wide_Long1745516555_258_Wide_Long_distance_data.json</text:p>
          </table:table-cell>
          <table:table-cell/>
          <table:table-cell office:value-type="string" calcext:value-type="string">
            <text:p>./archive_1/1745516555_258_Wide_Long1745516555_258_Wide_Long_sound.wav</text:p>
          </table:table-cell>
        </table:table-row>
        <table:table-row table:style-name="ro1">
          <table:table-cell office:value-type="string" calcext:value-type="string">
            <text:p>./archive_1/1745520589_566_Wide_Long1745520589_566_Wide_Long_angle_data.json</text:p>
          </table:table-cell>
          <table:table-cell/>
          <table:table-cell office:value-type="string" calcext:value-type="string">
            <text:p>./archive_1/1745520589_566_Wide_Long1745520589_566_Wide_Long_distance_data.json</text:p>
          </table:table-cell>
          <table:table-cell/>
          <table:table-cell office:value-type="string" calcext:value-type="string">
            <text:p>./archive_1/1745520589_566_Wide_Long1745520589_566_Wide_Long_sound.wav</text:p>
          </table:table-cell>
        </table:table-row>
        <table:table-row table:style-name="ro1">
          <table:table-cell office:value-type="string" calcext:value-type="string">
            <text:p>./archive_1/1745522914_878_Wide_Long1745522914_878_Wide_Long_angle_data.json</text:p>
          </table:table-cell>
          <table:table-cell/>
          <table:table-cell office:value-type="string" calcext:value-type="string">
            <text:p>./archive_1/1745522914_878_Wide_Long1745522914_878_Wide_Long_distance_data.json</text:p>
          </table:table-cell>
          <table:table-cell/>
          <table:table-cell office:value-type="string" calcext:value-type="string">
            <text:p>./archive_1/1745522914_878_Wide_Long1745522914_878_Wide_Long_sound.wav</text:p>
          </table:table-cell>
        </table:table-row>
        <table:table-row table:style-name="ro1">
          <table:table-cell office:value-type="string" calcext:value-type="string">
            <text:p>./archive_1/1745525289_1186_Wide_Long1745525289_1186_Wide_Long_angle_data.json</text:p>
          </table:table-cell>
          <table:table-cell/>
          <table:table-cell office:value-type="string" calcext:value-type="string">
            <text:p>./archive_1/1745525289_1186_Wide_Long1745525289_1186_Wide_Long_distance_data.json</text:p>
          </table:table-cell>
          <table:table-cell/>
          <table:table-cell office:value-type="string" calcext:value-type="string">
            <text:p>./archive_1/1745525289_1186_Wide_Long1745525289_1186_Wide_Long_sound.wav</text:p>
          </table:table-cell>
        </table:table-row>
        <table:table-row table:style-name="ro1">
          <table:table-cell office:value-type="string" calcext:value-type="string">
            <text:p>./archive_1/1745527108_1496_Wide_Long1745527108_1496_Wide_Long_angle_data.json</text:p>
          </table:table-cell>
          <table:table-cell/>
          <table:table-cell office:value-type="string" calcext:value-type="string">
            <text:p>./archive_1/1745527108_1496_Wide_Long1745527108_1496_Wide_Long_distance_data.json</text:p>
          </table:table-cell>
          <table:table-cell/>
          <table:table-cell office:value-type="string" calcext:value-type="string">
            <text:p>./archive_1/1745527108_1496_Wide_Long1745527108_1496_Wide_Long_sound.wav</text:p>
          </table:table-cell>
        </table:table-row>
        <table:table-row table:style-name="ro1">
          <table:table-cell office:value-type="string" calcext:value-type="string">
            <text:p>./archive_1/1744902447_318_Wide_Long1744902447_318_Wide_Long_angle_data.json</text:p>
          </table:table-cell>
          <table:table-cell/>
          <table:table-cell office:value-type="string" calcext:value-type="string">
            <text:p>./archive_1/1744902447_318_Wide_Long1744902447_318_Wide_Long_distance_data.json</text:p>
          </table:table-cell>
          <table:table-cell/>
          <table:table-cell office:value-type="string" calcext:value-type="string">
            <text:p>./archive_1/1744902447_318_Wide_Long1744902447_318_Wide_Long_sound.wav</text:p>
          </table:table-cell>
        </table:table-row>
        <table:table-row table:style-name="ro1">
          <table:table-cell office:value-type="string" calcext:value-type="string">
            <text:p>./archive_1/1744910792_635_Wide_Long1744910792_635_Wide_Long_angle_data.json</text:p>
          </table:table-cell>
          <table:table-cell/>
          <table:table-cell office:value-type="string" calcext:value-type="string">
            <text:p>./archive_1/1744910792_635_Wide_Long1744910792_635_Wide_Long_distance_data.json</text:p>
          </table:table-cell>
          <table:table-cell/>
          <table:table-cell office:value-type="string" calcext:value-type="string">
            <text:p>./archive_1/1744910792_635_Wide_Long1744910792_635_Wide_Long_sound.wav</text:p>
          </table:table-cell>
        </table:table-row>
        <table:table-row table:style-name="ro1">
          <table:table-cell office:value-type="string" calcext:value-type="string">
            <text:p>./archive_1/1744917630_949_Wide_Long1744917630_949_Wide_Long_angle_data.json</text:p>
          </table:table-cell>
          <table:table-cell/>
          <table:table-cell office:value-type="string" calcext:value-type="string">
            <text:p>./archive_1/1744917630_949_Wide_Long1744917630_949_Wide_Long_distance_data.json</text:p>
          </table:table-cell>
          <table:table-cell/>
          <table:table-cell office:value-type="string" calcext:value-type="string">
            <text:p>./archive_1/1744917630_949_Wide_Long1744917630_949_Wide_Long_sound.wav</text:p>
          </table:table-cell>
        </table:table-row>
        <table:table-row table:style-name="ro1">
          <table:table-cell office:value-type="string" calcext:value-type="string">
            <text:p>./archive_1/1745516562_259_Wide_Long1745516562_259_Wide_Long_angle_data.json</text:p>
          </table:table-cell>
          <table:table-cell/>
          <table:table-cell office:value-type="string" calcext:value-type="string">
            <text:p>./archive_1/1745516562_259_Wide_Long1745516562_259_Wide_Long_distance_data.json</text:p>
          </table:table-cell>
          <table:table-cell/>
          <table:table-cell office:value-type="string" calcext:value-type="string">
            <text:p>./archive_1/1745516562_259_Wide_Long1745516562_259_Wide_Long_sound.wav</text:p>
          </table:table-cell>
        </table:table-row>
        <table:table-row table:style-name="ro1">
          <table:table-cell office:value-type="string" calcext:value-type="string">
            <text:p>./archive_1/1745520593_567_Wide_Long1745520593_567_Wide_Long_angle_data.json</text:p>
          </table:table-cell>
          <table:table-cell/>
          <table:table-cell office:value-type="string" calcext:value-type="string">
            <text:p>./archive_1/1745520593_567_Wide_Long1745520593_567_Wide_Long_distance_data.json</text:p>
          </table:table-cell>
          <table:table-cell/>
          <table:table-cell office:value-type="string" calcext:value-type="string">
            <text:p>./archive_1/1745520593_567_Wide_Long1745520593_567_Wide_Long_sound.wav</text:p>
          </table:table-cell>
        </table:table-row>
        <table:table-row table:style-name="ro1">
          <table:table-cell office:value-type="string" calcext:value-type="string">
            <text:p>./archive_1/1745522942_879_Wide_Long1745522942_879_Wide_Long_angle_data.json</text:p>
          </table:table-cell>
          <table:table-cell/>
          <table:table-cell office:value-type="string" calcext:value-type="string">
            <text:p>./archive_1/1745522942_879_Wide_Long1745522942_879_Wide_Long_distance_data.json</text:p>
          </table:table-cell>
          <table:table-cell/>
          <table:table-cell office:value-type="string" calcext:value-type="string">
            <text:p>./archive_1/1745522942_879_Wide_Long1745522942_879_Wide_Long_sound.wav</text:p>
          </table:table-cell>
        </table:table-row>
        <table:table-row table:style-name="ro1">
          <table:table-cell office:value-type="string" calcext:value-type="string">
            <text:p>./archive_1/1745525294_1187_Wide_Long1745525294_1187_Wide_Long_angle_data.json</text:p>
          </table:table-cell>
          <table:table-cell/>
          <table:table-cell office:value-type="string" calcext:value-type="string">
            <text:p>./archive_1/1745525294_1187_Wide_Long1745525294_1187_Wide_Long_distance_data.json</text:p>
          </table:table-cell>
          <table:table-cell/>
          <table:table-cell office:value-type="string" calcext:value-type="string">
            <text:p>./archive_1/1745525294_1187_Wide_Long1745525294_1187_Wide_Long_sound.wav</text:p>
          </table:table-cell>
        </table:table-row>
        <table:table-row table:style-name="ro1">
          <table:table-cell office:value-type="string" calcext:value-type="string">
            <text:p>./archive_1/1745527112_1497_Wide_Long1745527112_1497_Wide_Long_angle_data.json</text:p>
          </table:table-cell>
          <table:table-cell/>
          <table:table-cell office:value-type="string" calcext:value-type="string">
            <text:p>./archive_1/1745527112_1497_Wide_Long1745527112_1497_Wide_Long_distance_data.json</text:p>
          </table:table-cell>
          <table:table-cell/>
          <table:table-cell office:value-type="string" calcext:value-type="string">
            <text:p>./archive_1/1745527112_1497_Wide_Long1745527112_1497_Wide_Long_sound.wav</text:p>
          </table:table-cell>
        </table:table-row>
        <table:table-row table:style-name="ro1">
          <table:table-cell office:value-type="string" calcext:value-type="string">
            <text:p>./archive_1/1744902467_319_Wide_Long1744902467_319_Wide_Long_angle_data.json</text:p>
          </table:table-cell>
          <table:table-cell/>
          <table:table-cell office:value-type="string" calcext:value-type="string">
            <text:p>./archive_1/1744902467_319_Wide_Long1744902467_319_Wide_Long_distance_data.json</text:p>
          </table:table-cell>
          <table:table-cell/>
          <table:table-cell office:value-type="string" calcext:value-type="string">
            <text:p>./archive_1/1744902467_319_Wide_Long1744902467_319_Wide_Long_sound.wav</text:p>
          </table:table-cell>
        </table:table-row>
        <table:table-row table:style-name="ro1">
          <table:table-cell office:value-type="string" calcext:value-type="string">
            <text:p>./archive_1/1744910811_636_Wide_Long1744910811_636_Wide_Long_angle_data.json</text:p>
          </table:table-cell>
          <table:table-cell/>
          <table:table-cell office:value-type="string" calcext:value-type="string">
            <text:p>./archive_1/1744910811_636_Wide_Long1744910811_636_Wide_Long_distance_data.json</text:p>
          </table:table-cell>
          <table:table-cell/>
          <table:table-cell office:value-type="string" calcext:value-type="string">
            <text:p>./archive_1/1744910811_636_Wide_Long1744910811_636_Wide_Long_sound.wav</text:p>
          </table:table-cell>
        </table:table-row>
        <table:table-row table:style-name="ro1">
          <table:table-cell office:value-type="string" calcext:value-type="string">
            <text:p>./archive_1/1744917650_950_Wide_Long1744917650_950_Wide_Long_angle_data.json</text:p>
          </table:table-cell>
          <table:table-cell/>
          <table:table-cell office:value-type="string" calcext:value-type="string">
            <text:p>./archive_1/1744917650_950_Wide_Long1744917650_950_Wide_Long_distance_data.json</text:p>
          </table:table-cell>
          <table:table-cell/>
          <table:table-cell office:value-type="string" calcext:value-type="string">
            <text:p>./archive_1/1744917650_950_Wide_Long1744917650_950_Wide_Long_sound.wav</text:p>
          </table:table-cell>
        </table:table-row>
        <table:table-row table:style-name="ro1">
          <table:table-cell office:value-type="string" calcext:value-type="string">
            <text:p>./archive_1/1745516568_260_Wide_Long1745516568_260_Wide_Long_angle_data.json</text:p>
          </table:table-cell>
          <table:table-cell/>
          <table:table-cell office:value-type="string" calcext:value-type="string">
            <text:p>./archive_1/1745516568_260_Wide_Long1745516568_260_Wide_Long_distance_data.json</text:p>
          </table:table-cell>
          <table:table-cell/>
          <table:table-cell office:value-type="string" calcext:value-type="string">
            <text:p>./archive_1/1745516568_260_Wide_Long1745516568_260_Wide_Long_sound.wav</text:p>
          </table:table-cell>
        </table:table-row>
        <table:table-row table:style-name="ro1">
          <table:table-cell office:value-type="string" calcext:value-type="string">
            <text:p>./archive_1/1745520598_568_Wide_Long1745520598_568_Wide_Long_angle_data.json</text:p>
          </table:table-cell>
          <table:table-cell/>
          <table:table-cell office:value-type="string" calcext:value-type="string">
            <text:p>./archive_1/1745520598_568_Wide_Long1745520598_568_Wide_Long_distance_data.json</text:p>
          </table:table-cell>
          <table:table-cell/>
          <table:table-cell office:value-type="string" calcext:value-type="string">
            <text:p>./archive_1/1745520598_568_Wide_Long1745520598_568_Wide_Long_sound.wav</text:p>
          </table:table-cell>
        </table:table-row>
        <table:table-row table:style-name="ro1">
          <table:table-cell office:value-type="string" calcext:value-type="string">
            <text:p>./archive_1/1745522947_880_Wide_Long1745522947_880_Wide_Long_angle_data.json</text:p>
          </table:table-cell>
          <table:table-cell/>
          <table:table-cell office:value-type="string" calcext:value-type="string">
            <text:p>./archive_1/1745522947_880_Wide_Long1745522947_880_Wide_Long_distance_data.json</text:p>
          </table:table-cell>
          <table:table-cell/>
          <table:table-cell office:value-type="string" calcext:value-type="string">
            <text:p>./archive_1/1745522947_880_Wide_Long1745522947_880_Wide_Long_sound.wav</text:p>
          </table:table-cell>
        </table:table-row>
        <table:table-row table:style-name="ro1">
          <table:table-cell office:value-type="string" calcext:value-type="string">
            <text:p>./archive_1/1745525298_1188_Wide_Long1745525298_1188_Wide_Long_angle_data.json</text:p>
          </table:table-cell>
          <table:table-cell/>
          <table:table-cell office:value-type="string" calcext:value-type="string">
            <text:p>./archive_1/1745525298_1188_Wide_Long1745525298_1188_Wide_Long_distance_data.json</text:p>
          </table:table-cell>
          <table:table-cell/>
          <table:table-cell office:value-type="string" calcext:value-type="string">
            <text:p>./archive_1/1745525298_1188_Wide_Long1745525298_1188_Wide_Long_sound.wav</text:p>
          </table:table-cell>
        </table:table-row>
        <table:table-row table:style-name="ro1">
          <table:table-cell office:value-type="string" calcext:value-type="string">
            <text:p>./archive_1/1745527116_1498_Wide_Long1745527116_1498_Wide_Long_angle_data.json</text:p>
          </table:table-cell>
          <table:table-cell/>
          <table:table-cell office:value-type="string" calcext:value-type="string">
            <text:p>./archive_1/1745527116_1498_Wide_Long1745527116_1498_Wide_Long_distance_data.json</text:p>
          </table:table-cell>
          <table:table-cell/>
          <table:table-cell office:value-type="string" calcext:value-type="string">
            <text:p>./archive_1/1745527116_1498_Wide_Long1745527116_1498_Wide_Long_sound.wav</text:p>
          </table:table-cell>
        </table:table-row>
        <table:table-row table:style-name="ro1">
          <table:table-cell office:value-type="string" calcext:value-type="string">
            <text:p>./archive_1/1744902487_320_Wide_Long1744902487_320_Wide_Long_angle_data.json</text:p>
          </table:table-cell>
          <table:table-cell/>
          <table:table-cell office:value-type="string" calcext:value-type="string">
            <text:p>./archive_1/1744902487_320_Wide_Long1744902487_320_Wide_Long_distance_data.json</text:p>
          </table:table-cell>
          <table:table-cell/>
          <table:table-cell office:value-type="string" calcext:value-type="string">
            <text:p>./archive_1/1744902487_320_Wide_Long1744902487_320_Wide_Long_sound.wav</text:p>
          </table:table-cell>
        </table:table-row>
        <table:table-row table:style-name="ro1">
          <table:table-cell office:value-type="string" calcext:value-type="string">
            <text:p>./archive_1/1744910831_637_Wide_Long1744910831_637_Wide_Long_angle_data.json</text:p>
          </table:table-cell>
          <table:table-cell/>
          <table:table-cell office:value-type="string" calcext:value-type="string">
            <text:p>./archive_1/1744910831_637_Wide_Long1744910831_637_Wide_Long_distance_data.json</text:p>
          </table:table-cell>
          <table:table-cell/>
          <table:table-cell office:value-type="string" calcext:value-type="string">
            <text:p>./archive_1/1744910831_637_Wide_Long1744910831_637_Wide_Long_sound.wav</text:p>
          </table:table-cell>
        </table:table-row>
        <table:table-row table:style-name="ro1">
          <table:table-cell office:value-type="string" calcext:value-type="string">
            <text:p>./archive_1/1744917673_951_Wide_Long1744917673_951_Wide_Long_angle_data.json</text:p>
          </table:table-cell>
          <table:table-cell/>
          <table:table-cell office:value-type="string" calcext:value-type="string">
            <text:p>./archive_1/1744917673_951_Wide_Long1744917673_951_Wide_Long_distance_data.json</text:p>
          </table:table-cell>
          <table:table-cell/>
          <table:table-cell office:value-type="string" calcext:value-type="string">
            <text:p>./archive_1/1744917673_951_Wide_Long1744917673_951_Wide_Long_sound.wav</text:p>
          </table:table-cell>
        </table:table-row>
        <table:table-row table:style-name="ro1">
          <table:table-cell office:value-type="string" calcext:value-type="string">
            <text:p>./archive_1/1745516573_261_Wide_Long1745516573_261_Wide_Long_angle_data.json</text:p>
          </table:table-cell>
          <table:table-cell/>
          <table:table-cell office:value-type="string" calcext:value-type="string">
            <text:p>./archive_1/1745516573_261_Wide_Long1745516573_261_Wide_Long_distance_data.json</text:p>
          </table:table-cell>
          <table:table-cell/>
          <table:table-cell office:value-type="string" calcext:value-type="string">
            <text:p>./archive_1/1745516573_261_Wide_Long1745516573_261_Wide_Long_sound.wav</text:p>
          </table:table-cell>
        </table:table-row>
        <table:table-row table:style-name="ro1">
          <table:table-cell office:value-type="string" calcext:value-type="string">
            <text:p>./archive_1/1745520602_569_Wide_Long1745520602_569_Wide_Long_angle_data.json</text:p>
          </table:table-cell>
          <table:table-cell/>
          <table:table-cell office:value-type="string" calcext:value-type="string">
            <text:p>./archive_1/1745520602_569_Wide_Long1745520602_569_Wide_Long_distance_data.json</text:p>
          </table:table-cell>
          <table:table-cell/>
          <table:table-cell office:value-type="string" calcext:value-type="string">
            <text:p>./archive_1/1745520602_569_Wide_Long1745520602_569_Wide_Long_sound.wav</text:p>
          </table:table-cell>
        </table:table-row>
        <table:table-row table:style-name="ro1">
          <table:table-cell office:value-type="string" calcext:value-type="string">
            <text:p>./archive_1/1745522952_881_Wide_Long1745522952_881_Wide_Long_angle_data.json</text:p>
          </table:table-cell>
          <table:table-cell/>
          <table:table-cell office:value-type="string" calcext:value-type="string">
            <text:p>./archive_1/1745522952_881_Wide_Long1745522952_881_Wide_Long_distance_data.json</text:p>
          </table:table-cell>
          <table:table-cell/>
          <table:table-cell office:value-type="string" calcext:value-type="string">
            <text:p>./archive_1/1745522952_881_Wide_Long1745522952_881_Wide_Long_sound.wav</text:p>
          </table:table-cell>
        </table:table-row>
        <table:table-row table:style-name="ro1">
          <table:table-cell office:value-type="string" calcext:value-type="string">
            <text:p>./archive_1/1745525303_1189_Wide_Long1745525303_1189_Wide_Long_angle_data.json</text:p>
          </table:table-cell>
          <table:table-cell/>
          <table:table-cell office:value-type="string" calcext:value-type="string">
            <text:p>./archive_1/1745525303_1189_Wide_Long1745525303_1189_Wide_Long_distance_data.json</text:p>
          </table:table-cell>
          <table:table-cell/>
          <table:table-cell office:value-type="string" calcext:value-type="string">
            <text:p>./archive_1/1745525303_1189_Wide_Long1745525303_1189_Wide_Long_sound.wav</text:p>
          </table:table-cell>
        </table:table-row>
        <table:table-row table:style-name="ro1">
          <table:table-cell office:value-type="string" calcext:value-type="string">
            <text:p>./archive_1/1745527121_1499_Wide_Long1745527121_1499_Wide_Long_angle_data.json</text:p>
          </table:table-cell>
          <table:table-cell/>
          <table:table-cell office:value-type="string" calcext:value-type="string">
            <text:p>./archive_1/1745527121_1499_Wide_Long1745527121_1499_Wide_Long_distance_data.json</text:p>
          </table:table-cell>
          <table:table-cell/>
          <table:table-cell office:value-type="string" calcext:value-type="string">
            <text:p>./archive_1/1745527121_1499_Wide_Long1745527121_1499_Wide_Long_sound.wav</text:p>
          </table:table-cell>
        </table:table-row>
        <table:table-row table:style-name="ro1">
          <table:table-cell office:value-type="string" calcext:value-type="string">
            <text:p>./archive_1/1744902507_321_Wide_Long1744902507_321_Wide_Long_angle_data.json</text:p>
          </table:table-cell>
          <table:table-cell/>
          <table:table-cell office:value-type="string" calcext:value-type="string">
            <text:p>./archive_1/1744902507_321_Wide_Long1744902507_321_Wide_Long_distance_data.json</text:p>
          </table:table-cell>
          <table:table-cell/>
          <table:table-cell office:value-type="string" calcext:value-type="string">
            <text:p>./archive_1/1744902507_321_Wide_Long1744902507_321_Wide_Long_sound.wav</text:p>
          </table:table-cell>
        </table:table-row>
        <table:table-row table:style-name="ro1">
          <table:table-cell office:value-type="string" calcext:value-type="string">
            <text:p>./archive_1/1744910850_638_Wide_Long1744910850_638_Wide_Long_angle_data.json</text:p>
          </table:table-cell>
          <table:table-cell/>
          <table:table-cell office:value-type="string" calcext:value-type="string">
            <text:p>./archive_1/1744910850_638_Wide_Long1744910850_638_Wide_Long_distance_data.json</text:p>
          </table:table-cell>
          <table:table-cell/>
          <table:table-cell office:value-type="string" calcext:value-type="string">
            <text:p>./archive_1/1744910850_638_Wide_Long1744910850_638_Wide_Long_sound.wav</text:p>
          </table:table-cell>
        </table:table-row>
        <table:table-row table:style-name="ro1">
          <table:table-cell office:value-type="string" calcext:value-type="string">
            <text:p>./archive_1/1744917693_952_Wide_Long1744917693_952_Wide_Long_angle_data.json</text:p>
          </table:table-cell>
          <table:table-cell/>
          <table:table-cell office:value-type="string" calcext:value-type="string">
            <text:p>./archive_1/1744917693_952_Wide_Long1744917693_952_Wide_Long_distance_data.json</text:p>
          </table:table-cell>
          <table:table-cell/>
          <table:table-cell office:value-type="string" calcext:value-type="string">
            <text:p>./archive_1/1744917693_952_Wide_Long1744917693_952_Wide_Long_sound.wav</text:p>
          </table:table-cell>
        </table:table-row>
        <table:table-row table:style-name="ro1">
          <table:table-cell office:value-type="string" calcext:value-type="string">
            <text:p>./archive_1/1745516579_262_Wide_Long1745516579_262_Wide_Long_angle_data.json</text:p>
          </table:table-cell>
          <table:table-cell/>
          <table:table-cell office:value-type="string" calcext:value-type="string">
            <text:p>./archive_1/1745516579_262_Wide_Long1745516579_262_Wide_Long_distance_data.json</text:p>
          </table:table-cell>
          <table:table-cell/>
          <table:table-cell office:value-type="string" calcext:value-type="string">
            <text:p>./archive_1/1745516579_262_Wide_Long1745516579_262_Wide_Long_sound.wav</text:p>
          </table:table-cell>
        </table:table-row>
        <table:table-row table:style-name="ro1">
          <table:table-cell office:value-type="string" calcext:value-type="string">
            <text:p>./archive_1/1745520607_570_Wide_Long1745520607_570_Wide_Long_angle_data.json</text:p>
          </table:table-cell>
          <table:table-cell/>
          <table:table-cell office:value-type="string" calcext:value-type="string">
            <text:p>./archive_1/1745520607_570_Wide_Long1745520607_570_Wide_Long_distance_data.json</text:p>
          </table:table-cell>
          <table:table-cell/>
          <table:table-cell office:value-type="string" calcext:value-type="string">
            <text:p>./archive_1/1745520607_570_Wide_Long1745520607_570_Wide_Long_sound.wav</text:p>
          </table:table-cell>
        </table:table-row>
        <table:table-row table:style-name="ro1">
          <table:table-cell office:value-type="string" calcext:value-type="string">
            <text:p>./archive_1/1745522956_882_Wide_Long1745522956_882_Wide_Long_angle_data.json</text:p>
          </table:table-cell>
          <table:table-cell/>
          <table:table-cell office:value-type="string" calcext:value-type="string">
            <text:p>./archive_1/1745522956_882_Wide_Long1745522956_882_Wide_Long_distance_data.json</text:p>
          </table:table-cell>
          <table:table-cell/>
          <table:table-cell office:value-type="string" calcext:value-type="string">
            <text:p>./archive_1/1745522956_882_Wide_Long1745522956_882_Wide_Long_sound.wav</text:p>
          </table:table-cell>
        </table:table-row>
        <table:table-row table:style-name="ro1">
          <table:table-cell office:value-type="string" calcext:value-type="string">
            <text:p>./archive_1/1745525307_1190_Wide_Long1745525307_1190_Wide_Long_angle_data.json</text:p>
          </table:table-cell>
          <table:table-cell/>
          <table:table-cell office:value-type="string" calcext:value-type="string">
            <text:p>./archive_1/1745525307_1190_Wide_Long1745525307_1190_Wide_Long_distance_data.json</text:p>
          </table:table-cell>
          <table:table-cell/>
          <table:table-cell office:value-type="string" calcext:value-type="string">
            <text:p>./archive_1/1745525307_1190_Wide_Long1745525307_1190_Wide_Long_sound.wav</text:p>
          </table:table-cell>
        </table:table-row>
        <table:table-row table:style-name="ro1">
          <table:table-cell office:value-type="string" calcext:value-type="string">
            <text:p>./archive_1/1745527125_1500_Wide_Long1745527125_1500_Wide_Long_angle_data.json</text:p>
          </table:table-cell>
          <table:table-cell/>
          <table:table-cell office:value-type="string" calcext:value-type="string">
            <text:p>./archive_1/1745527125_1500_Wide_Long1745527125_1500_Wide_Long_distance_data.json</text:p>
          </table:table-cell>
          <table:table-cell/>
          <table:table-cell office:value-type="string" calcext:value-type="string">
            <text:p>./archive_1/1745527125_1500_Wide_Long1745527125_1500_Wide_Long_sound.wav</text:p>
          </table:table-cell>
        </table:table-row>
        <table:table-row table:style-name="ro1">
          <table:table-cell office:value-type="string" calcext:value-type="string">
            <text:p>./archive_1/1744902527_322_Wide_Long1744902527_322_Wide_Long_angle_data.json</text:p>
          </table:table-cell>
          <table:table-cell/>
          <table:table-cell office:value-type="string" calcext:value-type="string">
            <text:p>./archive_1/1744902527_322_Wide_Long1744902527_322_Wide_Long_distance_data.json</text:p>
          </table:table-cell>
          <table:table-cell/>
          <table:table-cell office:value-type="string" calcext:value-type="string">
            <text:p>./archive_1/1744902527_322_Wide_Long1744902527_322_Wide_Long_sound.wav</text:p>
          </table:table-cell>
        </table:table-row>
        <table:table-row table:style-name="ro1">
          <table:table-cell office:value-type="string" calcext:value-type="string">
            <text:p>./archive_1/1744910870_639_Wide_Long1744910870_639_Wide_Long_angle_data.json</text:p>
          </table:table-cell>
          <table:table-cell/>
          <table:table-cell office:value-type="string" calcext:value-type="string">
            <text:p>./archive_1/1744910870_639_Wide_Long1744910870_639_Wide_Long_distance_data.json</text:p>
          </table:table-cell>
          <table:table-cell/>
          <table:table-cell office:value-type="string" calcext:value-type="string">
            <text:p>./archive_1/1744910870_639_Wide_Long1744910870_639_Wide_Long_sound.wav</text:p>
          </table:table-cell>
        </table:table-row>
        <table:table-row table:style-name="ro1">
          <table:table-cell office:value-type="string" calcext:value-type="string">
            <text:p>./archive_1/1744917713_953_Wide_Long1744917713_953_Wide_Long_angle_data.json</text:p>
          </table:table-cell>
          <table:table-cell/>
          <table:table-cell office:value-type="string" calcext:value-type="string">
            <text:p>./archive_1/1744917713_953_Wide_Long1744917713_953_Wide_Long_distance_data.json</text:p>
          </table:table-cell>
          <table:table-cell/>
          <table:table-cell office:value-type="string" calcext:value-type="string">
            <text:p>./archive_1/1744917713_953_Wide_Long1744917713_953_Wide_Long_sound.wav</text:p>
          </table:table-cell>
        </table:table-row>
        <table:table-row table:style-name="ro1">
          <table:table-cell office:value-type="string" calcext:value-type="string">
            <text:p>./archive_1/1745516587_263_Wide_Long1745516587_263_Wide_Long_angle_data.json</text:p>
          </table:table-cell>
          <table:table-cell/>
          <table:table-cell office:value-type="string" calcext:value-type="string">
            <text:p>./archive_1/1745516587_263_Wide_Long1745516587_263_Wide_Long_distance_data.json</text:p>
          </table:table-cell>
          <table:table-cell/>
          <table:table-cell office:value-type="string" calcext:value-type="string">
            <text:p>./archive_1/1745516587_263_Wide_Long1745516587_263_Wide_Long_sound.wav</text:p>
          </table:table-cell>
        </table:table-row>
        <table:table-row table:style-name="ro1">
          <table:table-cell office:value-type="string" calcext:value-type="string">
            <text:p>./archive_1/1745520613_571_Wide_Long1745520613_571_Wide_Long_angle_data.json</text:p>
          </table:table-cell>
          <table:table-cell/>
          <table:table-cell office:value-type="string" calcext:value-type="string">
            <text:p>./archive_1/1745520613_571_Wide_Long1745520613_571_Wide_Long_distance_data.json</text:p>
          </table:table-cell>
          <table:table-cell/>
          <table:table-cell office:value-type="string" calcext:value-type="string">
            <text:p>./archive_1/1745520613_571_Wide_Long1745520613_571_Wide_Long_sound.wav</text:p>
          </table:table-cell>
        </table:table-row>
        <table:table-row table:style-name="ro1">
          <table:table-cell office:value-type="string" calcext:value-type="string">
            <text:p>./archive_1/1745522960_883_Wide_Long1745522960_883_Wide_Long_angle_data.json</text:p>
          </table:table-cell>
          <table:table-cell/>
          <table:table-cell office:value-type="string" calcext:value-type="string">
            <text:p>./archive_1/1745522960_883_Wide_Long1745522960_883_Wide_Long_distance_data.json</text:p>
          </table:table-cell>
          <table:table-cell/>
          <table:table-cell office:value-type="string" calcext:value-type="string">
            <text:p>./archive_1/1745522960_883_Wide_Long1745522960_883_Wide_Long_sound.wav</text:p>
          </table:table-cell>
        </table:table-row>
        <table:table-row table:style-name="ro1">
          <table:table-cell office:value-type="string" calcext:value-type="string">
            <text:p>./archive_1/1745525311_1191_Wide_Long1745525311_1191_Wide_Long_angle_data.json</text:p>
          </table:table-cell>
          <table:table-cell/>
          <table:table-cell office:value-type="string" calcext:value-type="string">
            <text:p>./archive_1/1745525311_1191_Wide_Long1745525311_1191_Wide_Long_distance_data.json</text:p>
          </table:table-cell>
          <table:table-cell/>
          <table:table-cell office:value-type="string" calcext:value-type="string">
            <text:p>./archive_1/1745525311_1191_Wide_Long1745525311_1191_Wide_Long_sound.wav</text:p>
          </table:table-cell>
        </table:table-row>
        <table:table-row table:style-name="ro1">
          <table:table-cell office:value-type="string" calcext:value-type="string">
            <text:p>./archive_1/1744902546_323_Wide_Long1744902546_323_Wide_Long_angle_data.json</text:p>
          </table:table-cell>
          <table:table-cell/>
          <table:table-cell office:value-type="string" calcext:value-type="string">
            <text:p>./archive_1/1744902546_323_Wide_Long1744902546_323_Wide_Long_distance_data.json</text:p>
          </table:table-cell>
          <table:table-cell/>
          <table:table-cell office:value-type="string" calcext:value-type="string">
            <text:p>./archive_1/1744902546_323_Wide_Long1744902546_323_Wide_Long_sound.wav</text:p>
          </table:table-cell>
        </table:table-row>
        <table:table-row table:style-name="ro1">
          <table:table-cell office:value-type="string" calcext:value-type="string">
            <text:p>./archive_1/1744910889_640_Wide_Long1744910889_640_Wide_Long_angle_data.json</text:p>
          </table:table-cell>
          <table:table-cell/>
          <table:table-cell office:value-type="string" calcext:value-type="string">
            <text:p>./archive_1/1744910889_640_Wide_Long1744910889_640_Wide_Long_distance_data.json</text:p>
          </table:table-cell>
          <table:table-cell/>
          <table:table-cell office:value-type="string" calcext:value-type="string">
            <text:p>./archive_1/1744910889_640_Wide_Long1744910889_640_Wide_Long_sound.wav</text:p>
          </table:table-cell>
        </table:table-row>
        <table:table-row table:style-name="ro1">
          <table:table-cell office:value-type="string" calcext:value-type="string">
            <text:p>./archive_1/1744917734_954_Wide_Long1744917734_954_Wide_Long_angle_data.json</text:p>
          </table:table-cell>
          <table:table-cell/>
          <table:table-cell office:value-type="string" calcext:value-type="string">
            <text:p>./archive_1/1744917734_954_Wide_Long1744917734_954_Wide_Long_distance_data.json</text:p>
          </table:table-cell>
          <table:table-cell/>
          <table:table-cell office:value-type="string" calcext:value-type="string">
            <text:p>./archive_1/1744917734_954_Wide_Long1744917734_954_Wide_Long_sound.wav</text:p>
          </table:table-cell>
        </table:table-row>
        <table:table-row table:style-name="ro1">
          <table:table-cell office:value-type="string" calcext:value-type="string">
            <text:p>./archive_1/1745516594_264_Wide_Long1745516594_264_Wide_Long_angle_data.json</text:p>
          </table:table-cell>
          <table:table-cell/>
          <table:table-cell office:value-type="string" calcext:value-type="string">
            <text:p>./archive_1/1745516594_264_Wide_Long1745516594_264_Wide_Long_distance_data.json</text:p>
          </table:table-cell>
          <table:table-cell/>
          <table:table-cell office:value-type="string" calcext:value-type="string">
            <text:p>./archive_1/1745516594_264_Wide_Long1745516594_264_Wide_Long_sound.wav</text:p>
          </table:table-cell>
        </table:table-row>
        <table:table-row table:style-name="ro1">
          <table:table-cell office:value-type="string" calcext:value-type="string">
            <text:p>./archive_1/1745520618_572_Wide_Long1745520618_572_Wide_Long_angle_data.json</text:p>
          </table:table-cell>
          <table:table-cell/>
          <table:table-cell office:value-type="string" calcext:value-type="string">
            <text:p>./archive_1/1745520618_572_Wide_Long1745520618_572_Wide_Long_distance_data.json</text:p>
          </table:table-cell>
          <table:table-cell/>
          <table:table-cell office:value-type="string" calcext:value-type="string">
            <text:p>./archive_1/1745520618_572_Wide_Long1745520618_572_Wide_Long_sound.wav</text:p>
          </table:table-cell>
        </table:table-row>
        <table:table-row table:style-name="ro1">
          <table:table-cell office:value-type="string" calcext:value-type="string">
            <text:p>./archive_1/1745522965_884_Wide_Long1745522965_884_Wide_Long_angle_data.json</text:p>
          </table:table-cell>
          <table:table-cell/>
          <table:table-cell office:value-type="string" calcext:value-type="string">
            <text:p>./archive_1/1745522965_884_Wide_Long1745522965_884_Wide_Long_distance_data.json</text:p>
          </table:table-cell>
          <table:table-cell/>
          <table:table-cell office:value-type="string" calcext:value-type="string">
            <text:p>./archive_1/1745522965_884_Wide_Long1745522965_884_Wide_Long_sound.wav</text:p>
          </table:table-cell>
        </table:table-row>
        <table:table-row table:style-name="ro1">
          <table:table-cell office:value-type="string" calcext:value-type="string">
            <text:p>./archive_1/1745525316_1192_Wide_Long1745525316_1192_Wide_Long_angle_data.json</text:p>
          </table:table-cell>
          <table:table-cell/>
          <table:table-cell office:value-type="string" calcext:value-type="string">
            <text:p>./archive_1/1745525316_1192_Wide_Long1745525316_1192_Wide_Long_distance_data.json</text:p>
          </table:table-cell>
          <table:table-cell/>
          <table:table-cell office:value-type="string" calcext:value-type="string">
            <text:p>./archive_1/1745525316_1192_Wide_Long1745525316_1192_Wide_Long_sound.wav</text:p>
          </table:table-cell>
        </table:table-row>
        <table:table-row table:style-name="ro1">
          <table:table-cell office:value-type="string" calcext:value-type="string">
            <text:p>./archive_1/1744902565_324_Wide_Long1744902565_324_Wide_Long_angle_data.json</text:p>
          </table:table-cell>
          <table:table-cell/>
          <table:table-cell office:value-type="string" calcext:value-type="string">
            <text:p>./archive_1/1744902565_324_Wide_Long1744902565_324_Wide_Long_distance_data.json</text:p>
          </table:table-cell>
          <table:table-cell/>
          <table:table-cell office:value-type="string" calcext:value-type="string">
            <text:p>./archive_1/1744902565_324_Wide_Long1744902565_324_Wide_Long_sound.wav</text:p>
          </table:table-cell>
        </table:table-row>
        <table:table-row table:style-name="ro1">
          <table:table-cell office:value-type="string" calcext:value-type="string">
            <text:p>./archive_1/1744910908_641_Wide_Long1744910908_641_Wide_Long_angle_data.json</text:p>
          </table:table-cell>
          <table:table-cell/>
          <table:table-cell office:value-type="string" calcext:value-type="string">
            <text:p>./archive_1/1744910908_641_Wide_Long1744910908_641_Wide_Long_distance_data.json</text:p>
          </table:table-cell>
          <table:table-cell/>
          <table:table-cell office:value-type="string" calcext:value-type="string">
            <text:p>./archive_1/1744910908_641_Wide_Long1744910908_641_Wide_Long_sound.wav</text:p>
          </table:table-cell>
        </table:table-row>
        <table:table-row table:style-name="ro1">
          <table:table-cell office:value-type="string" calcext:value-type="string">
            <text:p>./archive_1/1744917755_955_Wide_Long1744917755_955_Wide_Long_angle_data.json</text:p>
          </table:table-cell>
          <table:table-cell/>
          <table:table-cell office:value-type="string" calcext:value-type="string">
            <text:p>./archive_1/1744917755_955_Wide_Long1744917755_955_Wide_Long_distance_data.json</text:p>
          </table:table-cell>
          <table:table-cell/>
          <table:table-cell office:value-type="string" calcext:value-type="string">
            <text:p>./archive_1/1744917755_955_Wide_Long1744917755_955_Wide_Long_sound.wav</text:p>
          </table:table-cell>
        </table:table-row>
        <table:table-row table:style-name="ro1">
          <table:table-cell office:value-type="string" calcext:value-type="string">
            <text:p>./archive_1/1745516600_265_Wide_Long1745516600_265_Wide_Long_angle_data.json</text:p>
          </table:table-cell>
          <table:table-cell/>
          <table:table-cell office:value-type="string" calcext:value-type="string">
            <text:p>./archive_1/1745516600_265_Wide_Long1745516600_265_Wide_Long_distance_data.json</text:p>
          </table:table-cell>
          <table:table-cell/>
          <table:table-cell office:value-type="string" calcext:value-type="string">
            <text:p>./archive_1/1745516600_265_Wide_Long1745516600_265_Wide_Long_sound.wav</text:p>
          </table:table-cell>
        </table:table-row>
        <table:table-row table:style-name="ro1">
          <table:table-cell office:value-type="string" calcext:value-type="string">
            <text:p>./archive_1/1745520662_573_Wide_Long1745520662_573_Wide_Long_angle_data.json</text:p>
          </table:table-cell>
          <table:table-cell/>
          <table:table-cell office:value-type="string" calcext:value-type="string">
            <text:p>./archive_1/1745520662_573_Wide_Long1745520662_573_Wide_Long_distance_data.json</text:p>
          </table:table-cell>
          <table:table-cell/>
          <table:table-cell office:value-type="string" calcext:value-type="string">
            <text:p>./archive_1/1745520662_573_Wide_Long1745520662_573_Wide_Long_sound.wav</text:p>
          </table:table-cell>
        </table:table-row>
        <table:table-row table:style-name="ro1">
          <table:table-cell office:value-type="string" calcext:value-type="string">
            <text:p>./archive_1/1745522969_885_Wide_Long1745522969_885_Wide_Long_angle_data.json</text:p>
          </table:table-cell>
          <table:table-cell/>
          <table:table-cell office:value-type="string" calcext:value-type="string">
            <text:p>./archive_1/1745522969_885_Wide_Long1745522969_885_Wide_Long_distance_data.json</text:p>
          </table:table-cell>
          <table:table-cell/>
          <table:table-cell office:value-type="string" calcext:value-type="string">
            <text:p>./archive_1/1745522969_885_Wide_Long1745522969_885_Wide_Long_sound.wav</text:p>
          </table:table-cell>
        </table:table-row>
        <table:table-row table:style-name="ro1">
          <table:table-cell office:value-type="string" calcext:value-type="string">
            <text:p>./archive_1/1745525321_1193_Wide_Long1745525321_1193_Wide_Long_angle_data.json</text:p>
          </table:table-cell>
          <table:table-cell/>
          <table:table-cell office:value-type="string" calcext:value-type="string">
            <text:p>./archive_1/1745525321_1193_Wide_Long1745525321_1193_Wide_Long_distance_data.json</text:p>
          </table:table-cell>
          <table:table-cell/>
          <table:table-cell office:value-type="string" calcext:value-type="string">
            <text:p>./archive_1/1745525321_1193_Wide_Long1745525321_1193_Wide_Long_sound.wav</text:p>
          </table:table-cell>
        </table:table-row>
        <table:table-row table:style-name="ro1">
          <table:table-cell office:value-type="string" calcext:value-type="string">
            <text:p>./archive_1/1744902585_325_Wide_Long1744902585_325_Wide_Long_angle_data.json</text:p>
          </table:table-cell>
          <table:table-cell/>
          <table:table-cell office:value-type="string" calcext:value-type="string">
            <text:p>./archive_1/1744902585_325_Wide_Long1744902585_325_Wide_Long_distance_data.json</text:p>
          </table:table-cell>
          <table:table-cell/>
          <table:table-cell office:value-type="string" calcext:value-type="string">
            <text:p>./archive_1/1744902585_325_Wide_Long1744902585_325_Wide_Long_sound.wav</text:p>
          </table:table-cell>
        </table:table-row>
        <table:table-row table:style-name="ro1">
          <table:table-cell office:value-type="string" calcext:value-type="string">
            <text:p>./archive_1/1744910928_642_Wide_Long1744910928_642_Wide_Long_angle_data.json</text:p>
          </table:table-cell>
          <table:table-cell/>
          <table:table-cell office:value-type="string" calcext:value-type="string">
            <text:p>./archive_1/1744910928_642_Wide_Long1744910928_642_Wide_Long_distance_data.json</text:p>
          </table:table-cell>
          <table:table-cell/>
          <table:table-cell office:value-type="string" calcext:value-type="string">
            <text:p>./archive_1/1744910928_642_Wide_Long1744910928_642_Wide_Long_sound.wav</text:p>
          </table:table-cell>
        </table:table-row>
        <table:table-row table:style-name="ro1">
          <table:table-cell office:value-type="string" calcext:value-type="string">
            <text:p>./archive_1/1744917776_956_Wide_Long1744917776_956_Wide_Long_angle_data.json</text:p>
          </table:table-cell>
          <table:table-cell/>
          <table:table-cell office:value-type="string" calcext:value-type="string">
            <text:p>./archive_1/1744917776_956_Wide_Long1744917776_956_Wide_Long_distance_data.json</text:p>
          </table:table-cell>
          <table:table-cell/>
          <table:table-cell office:value-type="string" calcext:value-type="string">
            <text:p>./archive_1/1744917776_956_Wide_Long1744917776_956_Wide_Long_sound.wav</text:p>
          </table:table-cell>
        </table:table-row>
        <table:table-row table:style-name="ro1">
          <table:table-cell office:value-type="string" calcext:value-type="string">
            <text:p>./archive_1/1745516632_266_Wide_Long1745516632_266_Wide_Long_angle_data.json</text:p>
          </table:table-cell>
          <table:table-cell/>
          <table:table-cell office:value-type="string" calcext:value-type="string">
            <text:p>./archive_1/1745516632_266_Wide_Long1745516632_266_Wide_Long_distance_data.json</text:p>
          </table:table-cell>
          <table:table-cell/>
          <table:table-cell office:value-type="string" calcext:value-type="string">
            <text:p>./archive_1/1745516632_266_Wide_Long1745516632_266_Wide_Long_sound.wav</text:p>
          </table:table-cell>
        </table:table-row>
        <table:table-row table:style-name="ro1">
          <table:table-cell office:value-type="string" calcext:value-type="string">
            <text:p>./archive_1/1745520667_574_Wide_Long1745520667_574_Wide_Long_angle_data.json</text:p>
          </table:table-cell>
          <table:table-cell/>
          <table:table-cell office:value-type="string" calcext:value-type="string">
            <text:p>./archive_1/1745520667_574_Wide_Long1745520667_574_Wide_Long_distance_data.json</text:p>
          </table:table-cell>
          <table:table-cell/>
          <table:table-cell office:value-type="string" calcext:value-type="string">
            <text:p>./archive_1/1745520667_574_Wide_Long1745520667_574_Wide_Long_sound.wav</text:p>
          </table:table-cell>
        </table:table-row>
        <table:table-row table:style-name="ro1">
          <table:table-cell office:value-type="string" calcext:value-type="string">
            <text:p>./archive_1/1745522974_886_Wide_Long1745522974_886_Wide_Long_angle_data.json</text:p>
          </table:table-cell>
          <table:table-cell/>
          <table:table-cell office:value-type="string" calcext:value-type="string">
            <text:p>./archive_1/1745522974_886_Wide_Long1745522974_886_Wide_Long_distance_data.json</text:p>
          </table:table-cell>
          <table:table-cell/>
          <table:table-cell office:value-type="string" calcext:value-type="string">
            <text:p>./archive_1/1745522974_886_Wide_Long1745522974_886_Wide_Long_sound.wav</text:p>
          </table:table-cell>
        </table:table-row>
        <table:table-row table:style-name="ro1">
          <table:table-cell office:value-type="string" calcext:value-type="string">
            <text:p>./archive_1/1745525326_1194_Wide_Long1745525326_1194_Wide_Long_angle_data.json</text:p>
          </table:table-cell>
          <table:table-cell/>
          <table:table-cell office:value-type="string" calcext:value-type="string">
            <text:p>./archive_1/1745525326_1194_Wide_Long1745525326_1194_Wide_Long_distance_data.json</text:p>
          </table:table-cell>
          <table:table-cell/>
          <table:table-cell office:value-type="string" calcext:value-type="string">
            <text:p>./archive_1/1745525326_1194_Wide_Long1745525326_1194_Wide_Long_sound.wav</text:p>
          </table:table-cell>
        </table:table-row>
        <table:table-row table:style-name="ro1">
          <table:table-cell office:value-type="string" calcext:value-type="string">
            <text:p>./archive_1/1744902604_326_Wide_Long1744902604_326_Wide_Long_angle_data.json</text:p>
          </table:table-cell>
          <table:table-cell/>
          <table:table-cell office:value-type="string" calcext:value-type="string">
            <text:p>./archive_1/1744902604_326_Wide_Long1744902604_326_Wide_Long_distance_data.json</text:p>
          </table:table-cell>
          <table:table-cell/>
          <table:table-cell office:value-type="string" calcext:value-type="string">
            <text:p>./archive_1/1744902604_326_Wide_Long1744902604_326_Wide_Long_sound.wav</text:p>
          </table:table-cell>
        </table:table-row>
        <table:table-row table:style-name="ro1">
          <table:table-cell office:value-type="string" calcext:value-type="string">
            <text:p>./archive_1/1744910947_643_Wide_Long1744910947_643_Wide_Long_angle_data.json</text:p>
          </table:table-cell>
          <table:table-cell/>
          <table:table-cell office:value-type="string" calcext:value-type="string">
            <text:p>./archive_1/1744910947_643_Wide_Long1744910947_643_Wide_Long_distance_data.json</text:p>
          </table:table-cell>
          <table:table-cell/>
          <table:table-cell office:value-type="string" calcext:value-type="string">
            <text:p>./archive_1/1744910947_643_Wide_Long1744910947_643_Wide_Long_sound.wav</text:p>
          </table:table-cell>
        </table:table-row>
        <table:table-row table:style-name="ro1">
          <table:table-cell office:value-type="string" calcext:value-type="string">
            <text:p>./archive_1/1744917796_957_Wide_Long1744917796_957_Wide_Long_angle_data.json</text:p>
          </table:table-cell>
          <table:table-cell/>
          <table:table-cell office:value-type="string" calcext:value-type="string">
            <text:p>./archive_1/1744917796_957_Wide_Long1744917796_957_Wide_Long_distance_data.json</text:p>
          </table:table-cell>
          <table:table-cell/>
          <table:table-cell office:value-type="string" calcext:value-type="string">
            <text:p>./archive_1/1744917796_957_Wide_Long1744917796_957_Wide_Long_sound.wav</text:p>
          </table:table-cell>
        </table:table-row>
        <table:table-row table:style-name="ro1">
          <table:table-cell office:value-type="string" calcext:value-type="string">
            <text:p>./archive_1/1745516662_267_Wide_Long1745516662_267_Wide_Long_angle_data.json</text:p>
          </table:table-cell>
          <table:table-cell/>
          <table:table-cell office:value-type="string" calcext:value-type="string">
            <text:p>./archive_1/1745516662_267_Wide_Long1745516662_267_Wide_Long_distance_data.json</text:p>
          </table:table-cell>
          <table:table-cell/>
          <table:table-cell office:value-type="string" calcext:value-type="string">
            <text:p>./archive_1/1745516662_267_Wide_Long1745516662_267_Wide_Long_sound.wav</text:p>
          </table:table-cell>
        </table:table-row>
        <table:table-row table:style-name="ro1">
          <table:table-cell office:value-type="string" calcext:value-type="string">
            <text:p>./archive_1/1745520671_575_Wide_Long1745520671_575_Wide_Long_angle_data.json</text:p>
          </table:table-cell>
          <table:table-cell/>
          <table:table-cell office:value-type="string" calcext:value-type="string">
            <text:p>./archive_1/1745520671_575_Wide_Long1745520671_575_Wide_Long_distance_data.json</text:p>
          </table:table-cell>
          <table:table-cell/>
          <table:table-cell office:value-type="string" calcext:value-type="string">
            <text:p>./archive_1/1745520671_575_Wide_Long1745520671_575_Wide_Long_sound.wav</text:p>
          </table:table-cell>
        </table:table-row>
        <table:table-row table:style-name="ro1">
          <table:table-cell office:value-type="string" calcext:value-type="string">
            <text:p>./archive_1/1745522979_887_Wide_Long1745522979_887_Wide_Long_angle_data.json</text:p>
          </table:table-cell>
          <table:table-cell/>
          <table:table-cell office:value-type="string" calcext:value-type="string">
            <text:p>./archive_1/1745522979_887_Wide_Long1745522979_887_Wide_Long_distance_data.json</text:p>
          </table:table-cell>
          <table:table-cell/>
          <table:table-cell office:value-type="string" calcext:value-type="string">
            <text:p>./archive_1/1745522979_887_Wide_Long1745522979_887_Wide_Long_sound.wav</text:p>
          </table:table-cell>
        </table:table-row>
        <table:table-row table:style-name="ro1">
          <table:table-cell office:value-type="string" calcext:value-type="string">
            <text:p>./archive_1/1745525334_1195_Wide_Long1745525334_1195_Wide_Long_angle_data.json</text:p>
          </table:table-cell>
          <table:table-cell/>
          <table:table-cell office:value-type="string" calcext:value-type="string">
            <text:p>./archive_1/1745525334_1195_Wide_Long1745525334_1195_Wide_Long_distance_data.json</text:p>
          </table:table-cell>
          <table:table-cell/>
          <table:table-cell office:value-type="string" calcext:value-type="string">
            <text:p>./archive_1/1745525334_1195_Wide_Long1745525334_1195_Wide_Long_sound.wav</text:p>
          </table:table-cell>
        </table:table-row>
        <table:table-row table:style-name="ro1">
          <table:table-cell office:value-type="string" calcext:value-type="string">
            <text:p>./archive_1/1744902623_327_Wide_Long1744902623_327_Wide_Long_angle_data.json</text:p>
          </table:table-cell>
          <table:table-cell/>
          <table:table-cell office:value-type="string" calcext:value-type="string">
            <text:p>./archive_1/1744902623_327_Wide_Long1744902623_327_Wide_Long_distance_data.json</text:p>
          </table:table-cell>
          <table:table-cell/>
          <table:table-cell office:value-type="string" calcext:value-type="string">
            <text:p>./archive_1/1744902623_327_Wide_Long1744902623_327_Wide_Long_sound.wav</text:p>
          </table:table-cell>
        </table:table-row>
        <table:table-row table:style-name="ro1">
          <table:table-cell office:value-type="string" calcext:value-type="string">
            <text:p>./archive_1/1744910966_644_Wide_Long1744910966_644_Wide_Long_angle_data.json</text:p>
          </table:table-cell>
          <table:table-cell/>
          <table:table-cell office:value-type="string" calcext:value-type="string">
            <text:p>./archive_1/1744910966_644_Wide_Long1744910966_644_Wide_Long_distance_data.json</text:p>
          </table:table-cell>
          <table:table-cell/>
          <table:table-cell office:value-type="string" calcext:value-type="string">
            <text:p>./archive_1/1744910966_644_Wide_Long1744910966_644_Wide_Long_sound.wav</text:p>
          </table:table-cell>
        </table:table-row>
        <table:table-row table:style-name="ro1">
          <table:table-cell office:value-type="string" calcext:value-type="string">
            <text:p>./archive_1/1744917817_958_Wide_Long1744917817_958_Wide_Long_angle_data.json</text:p>
          </table:table-cell>
          <table:table-cell/>
          <table:table-cell office:value-type="string" calcext:value-type="string">
            <text:p>./archive_1/1744917817_958_Wide_Long1744917817_958_Wide_Long_distance_data.json</text:p>
          </table:table-cell>
          <table:table-cell/>
          <table:table-cell office:value-type="string" calcext:value-type="string">
            <text:p>./archive_1/1744917817_958_Wide_Long1744917817_958_Wide_Long_sound.wav</text:p>
          </table:table-cell>
        </table:table-row>
        <table:table-row table:style-name="ro1">
          <table:table-cell office:value-type="string" calcext:value-type="string">
            <text:p>./archive_1/1745516684_268_Wide_Long1745516684_268_Wide_Long_angle_data.json</text:p>
          </table:table-cell>
          <table:table-cell/>
          <table:table-cell office:value-type="string" calcext:value-type="string">
            <text:p>./archive_1/1745516684_268_Wide_Long1745516684_268_Wide_Long_distance_data.json</text:p>
          </table:table-cell>
          <table:table-cell/>
          <table:table-cell office:value-type="string" calcext:value-type="string">
            <text:p>./archive_1/1745516684_268_Wide_Long1745516684_268_Wide_Long_sound.wav</text:p>
          </table:table-cell>
        </table:table-row>
        <table:table-row table:style-name="ro1">
          <table:table-cell office:value-type="string" calcext:value-type="string">
            <text:p>./archive_1/1745520677_576_Wide_Long1745520677_576_Wide_Long_angle_data.json</text:p>
          </table:table-cell>
          <table:table-cell/>
          <table:table-cell office:value-type="string" calcext:value-type="string">
            <text:p>./archive_1/1745520677_576_Wide_Long1745520677_576_Wide_Long_distance_data.json</text:p>
          </table:table-cell>
          <table:table-cell/>
          <table:table-cell office:value-type="string" calcext:value-type="string">
            <text:p>./archive_1/1745520677_576_Wide_Long1745520677_576_Wide_Long_sound.wav</text:p>
          </table:table-cell>
        </table:table-row>
        <table:table-row table:style-name="ro1">
          <table:table-cell office:value-type="string" calcext:value-type="string">
            <text:p>./archive_1/1745522984_888_Wide_Long1745522984_888_Wide_Long_angle_data.json</text:p>
          </table:table-cell>
          <table:table-cell/>
          <table:table-cell office:value-type="string" calcext:value-type="string">
            <text:p>./archive_1/1745522984_888_Wide_Long1745522984_888_Wide_Long_distance_data.json</text:p>
          </table:table-cell>
          <table:table-cell/>
          <table:table-cell office:value-type="string" calcext:value-type="string">
            <text:p>./archive_1/1745522984_888_Wide_Long1745522984_888_Wide_Long_sound.wav</text:p>
          </table:table-cell>
        </table:table-row>
        <table:table-row table:style-name="ro1">
          <table:table-cell office:value-type="string" calcext:value-type="string">
            <text:p>./archive_1/1745525360_1197_Wide_Long1745525360_1197_Wide_Long</text:p>
          </table:table-cell>
          <table:table-cell/>
          <table:table-cell office:value-type="string" calcext:value-type="string">
            <text:p>./archive_1/1745525360_1197_Wide_Long1745525360_1197_Wide_Long</text:p>
          </table:table-cell>
          <table:table-cell/>
          <table:table-cell office:value-type="string" calcext:value-type="string">
            <text:p>./archive_1/1745525360_1197_Wide_Long1745525360_1197_Wide_Lo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a" fo:country="D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lespidser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lespidser_20_1" draw:display-name="Pilespidser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-00-0000</text:date>, <text:time>00:00:00</text:time></text:p>
        </style:region-right>
      </style:header>
      <style:header-left style:display="false"/>
      <style:header-first style:display="false"/>
      <style:footer>
        <text:p>Sid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3T15:33:40.722867600</meta:creation-date>
    <dc:date>2026-02-03T15:40:50.727099883</dc:date>
    <meta:editing-duration>PT7M11S</meta:editing-duration>
    <meta:editing-cycles>1</meta:editing-cycles>
    <meta:document-statistic meta:table-count="1" meta:cell-count="14751" meta:object-count="0"/>
    <meta:generator>LibreOffice/24.2.7.2$Linux_X86_64 LibreOffice_project/420$Build-2</meta:generator>
  </office:meta>
</office:document-meta>
</file>